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 style:data-style-name="N1"/>
    <style:style style:name="ce4" style:family="table-cell" style:parent-style-name="Default" style:data-style-name="N117"/>
    <style:style style:name="ce5" style:family="table-cell" style:parent-style-name="Default" style:data-style-name="N60"/>
    <style:style style:name="ce6" style:family="table-cell" style:parent-style-name="Default" style:data-style-name="N118"/>
    <style:style style:name="ce7" style:family="table-cell" style:parent-style-name="Default" style:data-style-name="N60">
      <style:text-properties style:font-name="Liberation Sans" style:font-name-asian="DejaVu Sans" style:font-name-complex="DejaVu Sans"/>
    </style:style>
    <style:style style:name="ce8" style:family="table-cell" style:parent-style-name="Default" style:data-style-name="N12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number-columns-repeated="2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3"/>
        <table:table-column table:style-name="co5" table:number-columns-repeated="2" table:default-cell-style-name="ce3"/>
        <table:table-column table:style-name="co1" table:default-cell-style-name="ce3"/>
        <table:table-row table:style-name="ro1">
          <table:table-cell table:number-columns-repeated="4"/>
          <table:table-cell table:style-name="ce2"/>
          <table:table-cell table:style-name="ce4"/>
          <table:table-cell table:style-name="ce5" office:value-type="float" office:value="15647.4729924294">
            <text:p>1.56E+004</text:p>
          </table:table-cell>
          <table:table-cell table:style-name="ce8" table:formula="of:=[.G1]" office:value-type="float" office:value="15647.4729924294">
            <text:p>15647.472992</text:p>
          </table:table-cell>
          <table:table-cell table:formula="of:=INT([.G1]+0.5)" office:value-type="float" office:value="15647">
            <text:p>15647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</table:table-row>
        <table:table-row table:style-name="ro1">
          <table:table-cell table:style-name="ce1" office:value-type="date" office:date-value="2011-11-06">
            <text:p>11/06/11</text:p>
          </table:table-cell>
          <table:table-cell table:number-columns-repeated="3"/>
          <table:table-cell table:style-name="ce2"/>
          <table:table-cell table:style-name="ce4"/>
          <table:table-cell table:style-name="ce6" office:value-type="float" office:value="-10.6077108858594">
            <text:p>-1.0607711E+001</text:p>
          </table:table-cell>
          <table:table-cell table:style-name="ce8" table:formula="of:=[.G2]" office:value-type="float" office:value="-10.6077108858594">
            <text:p>-10.607711</text:p>
          </table:table-cell>
          <table:table-cell table:formula="of:=INT([.J2]*[.G2]+0.5)" office:value-type="float" office:value="-5561496">
            <text:p>-5561496</text:p>
          </table:table-cell>
          <table:table-cell table:style-name="Default" table:formula="of:=2^19" office:value-type="float" office:value="524288">
            <text:p>524288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ppm v temp run</text:p>
          </table:table-cell>
          <table:table-cell table:number-columns-repeated="3"/>
          <table:table-cell table:style-name="ce2"/>
          <table:table-cell table:style-name="ce4"/>
          <table:table-cell table:style-name="ce6" office:value-type="float" office:value="0.00250198312239445">
            <text:p>2.5019831E-003</text:p>
          </table:table-cell>
          <table:table-cell table:style-name="ce8" table:formula="of:=[.G3]" office:value-type="float" office:value="0.00250198312239445">
            <text:p>0.002502</text:p>
          </table:table-cell>
          <table:table-cell table:formula="of:=INT([.J3]*[.G3]+0.5)" office:value-type="float" office:value="171934971">
            <text:p>171934971</text:p>
          </table:table-cell>
          <table:table-cell table:style-name="ce5" table:formula="of:=2^36" office:value-type="float" office:value="68719476736">
            <text:p>6.87E+010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2"/>
          <table:table-cell table:style-name="ce4"/>
          <table:table-cell table:style-name="ce7" office:value-type="float" office:value="0.0000000671">
            <text:p>6.71E-008</text:p>
          </table:table-cell>
          <table:table-cell table:style-name="ce8" table:formula="of:=[.G4]" office:value-type="float" office:value="0.0000000671">
            <text:p>0.000000</text:p>
          </table:table-cell>
          <table:table-cell table:formula="of:=INT([.J4]*[.G4]+0.5)" office:value-type="float" office:value="73777">
            <text:p>73777</text:p>
          </table:table-cell>
          <table:table-cell table:style-name="ce5" table:formula="of:=2^40" office:value-type="float" office:value="1099511627776">
            <text:p>1.10E+012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>
            <text:p>Deg C *100</text:p>
          </table:table-cell>
          <table:table-cell office:value-type="string">
            <text:p>PPB</text:p>
          </table:table-cell>
          <table:table-cell office:value-type="string">
            <text:p>#case in ave</text:p>
          </table:table-cell>
          <table:table-cell table:style-name="ce2"/>
          <table:table-cell table:style-name="ce4"/>
          <table:table-cell table:style-name="Default"/>
          <table:table-cell table:style-name="Default" office:value-type="string">
            <text:p>Difference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<text:s text:c="5"/>1</text:p>
          </table:table-cell>
          <table:table-cell office:value-type="string">
            <text:p><text:s text:c="4"/>538</text:p>
          </table:table-cell>
          <table:table-cell office:value-type="string">
            <text:p><text:s text:c="2"/>10567</text:p>
          </table:table-cell>
          <table:table-cell office:value-type="string">
            <text:p><text:s text:c="4"/>168</text:p>
          </table:table-cell>
          <table:table-cell table:formula="of:=[.B6]/1" office:value-type="float" office:value="538">
            <text:p>538</text:p>
          </table:table-cell>
          <table:table-cell table:formula="of:=[.C6]/1" office:value-type="float" office:value="10567">
            <text:p>10567</text:p>
          </table:table-cell>
          <table:table-cell table:formula="of:=[.G$1]+[.E6]*([.G$2]+[.E6]*([.G$3]+[.G$4]*[.E6]))" office:value-type="float" office:value="10675.1574092266">
            <text:p>10675.157</text:p>
          </table:table-cell>
          <table:table-cell table:formula="of:=[.F6]-[.G6]" office:value-type="float" office:value="-108.157409226584">
            <text:p>-108.157</text:p>
          </table:table-cell>
          <table:table-cell table:formula="of:=INT([.I$4]*[.E6]*([.J$3]/[.J$4])+[.I$3])" office:value-type="float" office:value="174415722">
            <text:p>174415722</text:p>
          </table:table-cell>
          <table:table-cell table:formula="of:=INT([.I6]*[.E6]*([.J$2]/[.J$3]))+[.I$2]" office:value-type="float" office:value="-4845587">
            <text:p>-4845587</text:p>
          </table:table-cell>
          <table:table-cell table:formula="of:=[.J6]*[.E6]*(1/[.J$2])+[.I$1]" office:value-type="float" office:value="10674.6836280823">
            <text:p>10675</text:p>
          </table:table-cell>
          <table:table-cell table:formula="of:=[.F6]-[.K6]" office:value-type="float" office:value="-107.683628082275">
            <text:p>-108</text:p>
          </table:table-cell>
        </table:table-row>
        <table:table-row table:style-name="ro1">
          <table:table-cell office:value-type="string">
            <text:p><text:s text:c="5"/>2</text:p>
          </table:table-cell>
          <table:table-cell office:value-type="string">
            <text:p><text:s text:c="4"/>541</text:p>
          </table:table-cell>
          <table:table-cell office:value-type="string">
            <text:p><text:s text:c="2"/>10545</text:p>
          </table:table-cell>
          <table:table-cell office:value-type="string">
            <text:p><text:s text:c="4"/>113</text:p>
          </table:table-cell>
          <table:table-cell table:formula="of:=[.B7]/1" office:value-type="float" office:value="541">
            <text:p>541</text:p>
          </table:table-cell>
          <table:table-cell table:formula="of:=[.C7]/1" office:value-type="float" office:value="10545">
            <text:p>10545</text:p>
          </table:table-cell>
          <table:table-cell table:formula="of:=[.G$1]+[.E7]*([.G$2]+[.E7]*([.G$3]+[.G$4]*[.E7]))" office:value-type="float" office:value="10651.6089676741">
            <text:p>10651.609</text:p>
          </table:table-cell>
          <table:table-cell table:formula="of:=[.F7]-[.G7]" office:value-type="float" office:value="-106.608967674096">
            <text:p>-106.609</text:p>
          </table:table-cell>
          <table:table-cell table:formula="of:=INT([.I$4]*[.E7]*([.J$3]/[.J$4])+[.I$3])" office:value-type="float" office:value="174429555">
            <text:p>174429555</text:p>
          </table:table-cell>
          <table:table-cell table:formula="of:=INT([.I7]*[.E7]*([.J$2]/[.J$3]))+[.I$2]" office:value-type="float" office:value="-4841538">
            <text:p>-4841538</text:p>
          </table:table-cell>
          <table:table-cell table:formula="of:=[.J7]*[.E7]*(1/[.J$2])+[.I$1]" office:value-type="float" office:value="10651.1350212097">
            <text:p>10651</text:p>
          </table:table-cell>
          <table:table-cell table:formula="of:=[.F7]-[.K7]" office:value-type="float" office:value="-106.135021209717">
            <text:p>-106</text:p>
          </table:table-cell>
        </table:table-row>
        <table:table-row table:style-name="ro1">
          <table:table-cell office:value-type="string">
            <text:p><text:s text:c="5"/>3</text:p>
          </table:table-cell>
          <table:table-cell office:value-type="string">
            <text:p><text:s text:c="4"/>545</text:p>
          </table:table-cell>
          <table:table-cell office:value-type="string">
            <text:p><text:s text:c="2"/>10523</text:p>
          </table:table-cell>
          <table:table-cell office:value-type="string">
            <text:p><text:s text:c="5"/>78</text:p>
          </table:table-cell>
          <table:table-cell table:formula="of:=[.B8]/1" office:value-type="float" office:value="545">
            <text:p>545</text:p>
          </table:table-cell>
          <table:table-cell table:formula="of:=[.C8]/1" office:value-type="float" office:value="10523">
            <text:p>10523</text:p>
          </table:table-cell>
          <table:table-cell table:formula="of:=[.G$1]+[.E8]*([.G$2]+[.E8]*([.G$3]+[.G$4]*[.E8]))" office:value-type="float" office:value="10620.2841523027">
            <text:p>10620.284</text:p>
          </table:table-cell>
          <table:table-cell table:formula="of:=[.F8]-[.G8]" office:value-type="float" office:value="-97.2841523027382">
            <text:p>-97.284</text:p>
          </table:table-cell>
          <table:table-cell table:formula="of:=INT([.I$4]*[.E8]*([.J$3]/[.J$4])+[.I$3])" office:value-type="float" office:value="174448000">
            <text:p>174448000</text:p>
          </table:table-cell>
          <table:table-cell table:formula="of:=INT([.I8]*[.E8]*([.J$2]/[.J$3]))+[.I$2]" office:value-type="float" office:value="-4836138">
            <text:p>-4836138</text:p>
          </table:table-cell>
          <table:table-cell table:formula="of:=[.J8]*[.E8]*(1/[.J$2])+[.I$1]" office:value-type="float" office:value="10619.810344696">
            <text:p>10620</text:p>
          </table:table-cell>
          <table:table-cell table:formula="of:=[.F8]-[.K8]" office:value-type="float" office:value="-96.8103446960449">
            <text:p>-97</text:p>
          </table:table-cell>
        </table:table-row>
        <table:table-row table:style-name="ro1">
          <table:table-cell office:value-type="string">
            <text:p><text:s text:c="5"/>4</text:p>
          </table:table-cell>
          <table:table-cell office:value-type="string">
            <text:p><text:s text:c="4"/>548</text:p>
          </table:table-cell>
          <table:table-cell office:value-type="string">
            <text:p><text:s text:c="2"/>10501</text:p>
          </table:table-cell>
          <table:table-cell office:value-type="string">
            <text:p><text:s text:c="5"/>74</text:p>
          </table:table-cell>
          <table:table-cell table:formula="of:=[.B9]/1" office:value-type="float" office:value="548">
            <text:p>548</text:p>
          </table:table-cell>
          <table:table-cell table:formula="of:=[.C9]/1" office:value-type="float" office:value="10501">
            <text:p>10501</text:p>
          </table:table-cell>
          <table:table-cell table:formula="of:=[.G$1]+[.E9]*([.G$2]+[.E9]*([.G$3]+[.G$4]*[.E9]))" office:value-type="float" office:value="10596.8453848892">
            <text:p>10596.845</text:p>
          </table:table-cell>
          <table:table-cell table:formula="of:=[.F9]-[.G9]" office:value-type="float" office:value="-95.8453848891932">
            <text:p>-95.845</text:p>
          </table:table-cell>
          <table:table-cell table:formula="of:=INT([.I$4]*[.E9]*([.J$3]/[.J$4])+[.I$3])" office:value-type="float" office:value="174461833">
            <text:p>174461833</text:p>
          </table:table-cell>
          <table:table-cell table:formula="of:=INT([.I9]*[.E9]*([.J$2]/[.J$3]))+[.I$2]" office:value-type="float" office:value="-4832088">
            <text:p>-4832088</text:p>
          </table:table-cell>
          <table:table-cell table:formula="of:=[.J9]*[.E9]*(1/[.J$2])+[.I$1]" office:value-type="float" office:value="10596.3709106445">
            <text:p>10596</text:p>
          </table:table-cell>
          <table:table-cell table:formula="of:=[.F9]-[.K9]" office:value-type="float" office:value="-95.3709106445313">
            <text:p>-95</text:p>
          </table:table-cell>
        </table:table-row>
        <table:table-row table:style-name="ro1">
          <table:table-cell office:value-type="string">
            <text:p><text:s text:c="5"/>5</text:p>
          </table:table-cell>
          <table:table-cell office:value-type="string">
            <text:p><text:s text:c="4"/>550</text:p>
          </table:table-cell>
          <table:table-cell office:value-type="string">
            <text:p><text:s text:c="2"/>10477</text:p>
          </table:table-cell>
          <table:table-cell office:value-type="string">
            <text:p><text:s text:c="5"/>61</text:p>
          </table:table-cell>
          <table:table-cell table:formula="of:=[.B10]/1" office:value-type="float" office:value="550">
            <text:p>550</text:p>
          </table:table-cell>
          <table:table-cell table:formula="of:=[.C10]/1" office:value-type="float" office:value="10477">
            <text:p>10477</text:p>
          </table:table-cell>
          <table:table-cell table:formula="of:=[.G$1]+[.E10]*([.G$2]+[.E10]*([.G$3]+[.G$4]*[.E10]))" office:value-type="float" office:value="10581.2456622311">
            <text:p>10581.246</text:p>
          </table:table-cell>
          <table:table-cell table:formula="of:=[.F10]-[.G10]" office:value-type="float" office:value="-104.245662231053">
            <text:p>-104.246</text:p>
          </table:table-cell>
          <table:table-cell table:formula="of:=INT([.I$4]*[.E10]*([.J$3]/[.J$4])+[.I$3])" office:value-type="float" office:value="174471055">
            <text:p>174471055</text:p>
          </table:table-cell>
          <table:table-cell table:formula="of:=INT([.I10]*[.E10]*([.J$2]/[.J$3]))+[.I$2]" office:value-type="float" office:value="-4829387">
            <text:p>-4829387</text:p>
          </table:table-cell>
          <table:table-cell table:formula="of:=[.J10]*[.E10]*(1/[.J$2])+[.I$1]" office:value-type="float" office:value="10580.7714195251">
            <text:p>10581</text:p>
          </table:table-cell>
          <table:table-cell table:formula="of:=[.F10]-[.K10]" office:value-type="float" office:value="-103.771419525146">
            <text:p>-104</text:p>
          </table:table-cell>
        </table:table-row>
        <table:table-row table:style-name="ro1">
          <table:table-cell office:value-type="string">
            <text:p><text:s text:c="5"/>6</text:p>
          </table:table-cell>
          <table:table-cell office:value-type="string">
            <text:p><text:s text:c="4"/>554</text:p>
          </table:table-cell>
          <table:table-cell office:value-type="string">
            <text:p><text:s text:c="2"/>10456</text:p>
          </table:table-cell>
          <table:table-cell office:value-type="string">
            <text:p><text:s text:c="5"/>58</text:p>
          </table:table-cell>
          <table:table-cell table:formula="of:=[.B11]/1" office:value-type="float" office:value="554">
            <text:p>554</text:p>
          </table:table-cell>
          <table:table-cell table:formula="of:=[.C11]/1" office:value-type="float" office:value="10456">
            <text:p>10456</text:p>
          </table:table-cell>
          <table:table-cell table:formula="of:=[.G$1]+[.E11]*([.G$2]+[.E11]*([.G$3]+[.G$4]*[.E11]))" office:value-type="float" office:value="10550.1089248905">
            <text:p>10550.109</text:p>
          </table:table-cell>
          <table:table-cell table:formula="of:=[.F11]-[.G11]" office:value-type="float" office:value="-94.1089248905082">
            <text:p>-94.109</text:p>
          </table:table-cell>
          <table:table-cell table:formula="of:=INT([.I$4]*[.E11]*([.J$3]/[.J$4])+[.I$3])" office:value-type="float" office:value="174489499">
            <text:p>174489499</text:p>
          </table:table-cell>
          <table:table-cell table:formula="of:=INT([.I11]*[.E11]*([.J$2]/[.J$3]))+[.I$2]" office:value-type="float" office:value="-4823984">
            <text:p>-4823984</text:p>
          </table:table-cell>
          <table:table-cell table:formula="of:=[.J11]*[.E11]*(1/[.J$2])+[.I$1]" office:value-type="float" office:value="10549.6353149414">
            <text:p>10550</text:p>
          </table:table-cell>
          <table:table-cell table:formula="of:=[.F11]-[.K11]" office:value-type="float" office:value="-93.6353149414063">
            <text:p>-94</text:p>
          </table:table-cell>
        </table:table-row>
        <table:table-row table:style-name="ro1">
          <table:table-cell office:value-type="string">
            <text:p><text:s text:c="5"/>7</text:p>
          </table:table-cell>
          <table:table-cell office:value-type="string">
            <text:p><text:s text:c="4"/>557</text:p>
          </table:table-cell>
          <table:table-cell office:value-type="string">
            <text:p><text:s text:c="2"/>10433</text:p>
          </table:table-cell>
          <table:table-cell office:value-type="string">
            <text:p><text:s text:c="5"/>52</text:p>
          </table:table-cell>
          <table:table-cell table:formula="of:=[.B12]/1" office:value-type="float" office:value="557">
            <text:p>557</text:p>
          </table:table-cell>
          <table:table-cell table:formula="of:=[.C12]/1" office:value-type="float" office:value="10433">
            <text:p>10433</text:p>
          </table:table-cell>
          <table:table-cell table:formula="of:=[.G$1]+[.E12]*([.G$2]+[.E12]*([.G$3]+[.G$4]*[.E12]))" office:value-type="float" office:value="10526.8112540458">
            <text:p>10526.811</text:p>
          </table:table-cell>
          <table:table-cell table:formula="of:=[.F12]-[.G12]" office:value-type="float" office:value="-93.8112540457714">
            <text:p>-93.811</text:p>
          </table:table-cell>
          <table:table-cell table:formula="of:=INT([.I$4]*[.E12]*([.J$3]/[.J$4])+[.I$3])" office:value-type="float" office:value="174503332">
            <text:p>174503332</text:p>
          </table:table-cell>
          <table:table-cell table:formula="of:=INT([.I12]*[.E12]*([.J$2]/[.J$3]))+[.I$2]" office:value-type="float" office:value="-4819932">
            <text:p>-4819932</text:p>
          </table:table-cell>
          <table:table-cell table:formula="of:=[.J12]*[.E12]*(1/[.J$2])+[.I$1]" office:value-type="float" office:value="10526.3370742798">
            <text:p>10526</text:p>
          </table:table-cell>
          <table:table-cell table:formula="of:=[.F12]-[.K12]" office:value-type="float" office:value="-93.3370742797852">
            <text:p>-93</text:p>
          </table:table-cell>
        </table:table-row>
        <table:table-row table:style-name="ro1">
          <table:table-cell office:value-type="string">
            <text:p><text:s text:c="5"/>8</text:p>
          </table:table-cell>
          <table:table-cell office:value-type="string">
            <text:p><text:s text:c="4"/>559</text:p>
          </table:table-cell>
          <table:table-cell office:value-type="string">
            <text:p><text:s text:c="2"/>10411</text:p>
          </table:table-cell>
          <table:table-cell office:value-type="string">
            <text:p><text:s text:c="5"/>52</text:p>
          </table:table-cell>
          <table:table-cell table:formula="of:=[.B13]/1" office:value-type="float" office:value="559">
            <text:p>559</text:p>
          </table:table-cell>
          <table:table-cell table:formula="of:=[.C13]/1" office:value-type="float" office:value="10411">
            <text:p>10411</text:p>
          </table:table-cell>
          <table:table-cell table:formula="of:=[.G$1]+[.E13]*([.G$2]+[.E13]*([.G$3]+[.G$4]*[.E13]))" office:value-type="float" office:value="10511.3056138838">
            <text:p>10511.306</text:p>
          </table:table-cell>
          <table:table-cell table:formula="of:=[.F13]-[.G13]" office:value-type="float" office:value="-100.305613883836">
            <text:p>-100.306</text:p>
          </table:table-cell>
          <table:table-cell table:formula="of:=INT([.I$4]*[.E13]*([.J$3]/[.J$4])+[.I$3])" office:value-type="float" office:value="174512554">
            <text:p>174512554</text:p>
          </table:table-cell>
          <table:table-cell table:formula="of:=INT([.I13]*[.E13]*([.J$2]/[.J$3]))+[.I$2]" office:value-type="float" office:value="-4817230">
            <text:p>-4817230</text:p>
          </table:table-cell>
          <table:table-cell table:formula="of:=[.J13]*[.E13]*(1/[.J$2])+[.I$1]" office:value-type="float" office:value="10510.8313865662">
            <text:p>10511</text:p>
          </table:table-cell>
          <table:table-cell table:formula="of:=[.F13]-[.K13]" office:value-type="float" office:value="-99.8313865661621">
            <text:p>-100</text:p>
          </table:table-cell>
        </table:table-row>
        <table:table-row table:style-name="ro1">
          <table:table-cell office:value-type="string">
            <text:p><text:s text:c="5"/>9</text:p>
          </table:table-cell>
          <table:table-cell office:value-type="string">
            <text:p><text:s text:c="4"/>562</text:p>
          </table:table-cell>
          <table:table-cell office:value-type="string">
            <text:p><text:s text:c="2"/>10390</text:p>
          </table:table-cell>
          <table:table-cell office:value-type="string">
            <text:p><text:s text:c="5"/>44</text:p>
          </table:table-cell>
          <table:table-cell table:formula="of:=[.B14]/1" office:value-type="float" office:value="562">
            <text:p>562</text:p>
          </table:table-cell>
          <table:table-cell table:formula="of:=[.C14]/1" office:value-type="float" office:value="10390">
            <text:p>10390</text:p>
          </table:table-cell>
          <table:table-cell table:formula="of:=[.G$1]+[.E14]*([.G$2]+[.E14]*([.G$3]+[.G$4]*[.E14]))" office:value-type="float" office:value="10488.0863722948">
            <text:p>10488.086</text:p>
          </table:table-cell>
          <table:table-cell table:formula="of:=[.F14]-[.G14]" office:value-type="float" office:value="-98.0863722947706">
            <text:p>-98.086</text:p>
          </table:table-cell>
          <table:table-cell table:formula="of:=INT([.I$4]*[.E14]*([.J$3]/[.J$4])+[.I$3])" office:value-type="float" office:value="174526388">
            <text:p>174526388</text:p>
          </table:table-cell>
          <table:table-cell table:formula="of:=INT([.I14]*[.E14]*([.J$2]/[.J$3]))+[.I$2]" office:value-type="float" office:value="-4813176">
            <text:p>-4813176</text:p>
          </table:table-cell>
          <table:table-cell table:formula="of:=[.J14]*[.E14]*(1/[.J$2])+[.I$1]" office:value-type="float" office:value="10487.6125793457">
            <text:p>10488</text:p>
          </table:table-cell>
          <table:table-cell table:formula="of:=[.F14]-[.K14]" office:value-type="float" office:value="-97.6125793457031">
            <text:p>-98</text:p>
          </table:table-cell>
        </table:table-row>
        <table:table-row table:style-name="ro1">
          <table:table-cell office:value-type="string">
            <text:p><text:s text:c="4"/>10</text:p>
          </table:table-cell>
          <table:table-cell office:value-type="string">
            <text:p><text:s text:c="4"/>565</text:p>
          </table:table-cell>
          <table:table-cell office:value-type="string">
            <text:p><text:s text:c="2"/>10369</text:p>
          </table:table-cell>
          <table:table-cell office:value-type="string">
            <text:p><text:s text:c="5"/>48</text:p>
          </table:table-cell>
          <table:table-cell table:formula="of:=[.B15]/1" office:value-type="float" office:value="565">
            <text:p>565</text:p>
          </table:table-cell>
          <table:table-cell table:formula="of:=[.C15]/1" office:value-type="float" office:value="10369">
            <text:p>10369</text:p>
          </table:table-cell>
          <table:table-cell table:formula="of:=[.G$1]+[.E15]*([.G$2]+[.E15]*([.G$3]+[.G$4]*[.E15]))" office:value-type="float" office:value="10464.9142027527">
            <text:p>10464.914</text:p>
          </table:table-cell>
          <table:table-cell table:formula="of:=[.F15]-[.G15]" office:value-type="float" office:value="-95.9142027527087">
            <text:p>-95.914</text:p>
          </table:table-cell>
          <table:table-cell table:formula="of:=INT([.I$4]*[.E15]*([.J$3]/[.J$4])+[.I$3])" office:value-type="float" office:value="174540221">
            <text:p>174540221</text:p>
          </table:table-cell>
          <table:table-cell table:formula="of:=INT([.I15]*[.E15]*([.J$2]/[.J$3]))+[.I$2]" office:value-type="float" office:value="-4809122">
            <text:p>-4809122</text:p>
          </table:table-cell>
          <table:table-cell table:formula="of:=[.J15]*[.E15]*(1/[.J$2])+[.I$1]" office:value-type="float" office:value="10464.4401664734">
            <text:p>10464</text:p>
          </table:table-cell>
          <table:table-cell table:formula="of:=[.F15]-[.K15]" office:value-type="float" office:value="-95.4401664733887">
            <text:p>-95</text:p>
          </table:table-cell>
        </table:table-row>
        <table:table-row table:style-name="ro1">
          <table:table-cell office:value-type="string">
            <text:p><text:s text:c="4"/>11</text:p>
          </table:table-cell>
          <table:table-cell office:value-type="string">
            <text:p><text:s text:c="4"/>567</text:p>
          </table:table-cell>
          <table:table-cell office:value-type="string">
            <text:p><text:s text:c="2"/>10349</text:p>
          </table:table-cell>
          <table:table-cell office:value-type="string">
            <text:p><text:s text:c="5"/>46</text:p>
          </table:table-cell>
          <table:table-cell table:formula="of:=[.B16]/1" office:value-type="float" office:value="567">
            <text:p>567</text:p>
          </table:table-cell>
          <table:table-cell table:formula="of:=[.C16]/1" office:value-type="float" office:value="10349">
            <text:p>10349</text:p>
          </table:table-cell>
          <table:table-cell table:formula="of:=[.G$1]+[.E16]*([.G$2]+[.E16]*([.G$3]+[.G$4]*[.E16]))" office:value-type="float" office:value="10449.4922462299">
            <text:p>10449.492</text:p>
          </table:table-cell>
          <table:table-cell table:formula="of:=[.F16]-[.G16]" office:value-type="float" office:value="-100.492246229891">
            <text:p>-100.492</text:p>
          </table:table-cell>
          <table:table-cell table:formula="of:=INT([.I$4]*[.E16]*([.J$3]/[.J$4])+[.I$3])" office:value-type="float" office:value="174549443">
            <text:p>174549443</text:p>
          </table:table-cell>
          <table:table-cell table:formula="of:=INT([.I16]*[.E16]*([.J$2]/[.J$3]))+[.I$2]" office:value-type="float" office:value="-4806419">
            <text:p>-4806419</text:p>
          </table:table-cell>
          <table:table-cell table:formula="of:=[.J16]*[.E16]*(1/[.J$2])+[.I$1]" office:value-type="float" office:value="10449.0180263519">
            <text:p>10449</text:p>
          </table:table-cell>
          <table:table-cell table:formula="of:=[.F16]-[.K16]" office:value-type="float" office:value="-100.018026351929">
            <text:p>-100</text:p>
          </table:table-cell>
        </table:table-row>
        <table:table-row table:style-name="ro1">
          <table:table-cell office:value-type="string">
            <text:p><text:s text:c="4"/>12</text:p>
          </table:table-cell>
          <table:table-cell office:value-type="string">
            <text:p><text:s text:c="4"/>570</text:p>
          </table:table-cell>
          <table:table-cell office:value-type="string">
            <text:p><text:s text:c="2"/>10329</text:p>
          </table:table-cell>
          <table:table-cell office:value-type="string">
            <text:p><text:s text:c="5"/>42</text:p>
          </table:table-cell>
          <table:table-cell table:formula="of:=[.B17]/1" office:value-type="float" office:value="570">
            <text:p>570</text:p>
          </table:table-cell>
          <table:table-cell table:formula="of:=[.C17]/1" office:value-type="float" office:value="10329">
            <text:p>10329</text:p>
          </table:table-cell>
          <table:table-cell table:formula="of:=[.G$1]+[.E17]*([.G$2]+[.E17]*([.G$3]+[.G$4]*[.E17]))" office:value-type="float" office:value="10426.3985542555">
            <text:p>10426.399</text:p>
          </table:table-cell>
          <table:table-cell table:formula="of:=[.F17]-[.G17]" office:value-type="float" office:value="-97.3985542555001">
            <text:p>-97.399</text:p>
          </table:table-cell>
          <table:table-cell table:formula="of:=INT([.I$4]*[.E17]*([.J$3]/[.J$4])+[.I$3])" office:value-type="float" office:value="174563276">
            <text:p>174563276</text:p>
          </table:table-cell>
          <table:table-cell table:formula="of:=INT([.I17]*[.E17]*([.J$2]/[.J$3]))+[.I$2]" office:value-type="float" office:value="-4802364">
            <text:p>-4802364</text:p>
          </table:table-cell>
          <table:table-cell table:formula="of:=[.J17]*[.E17]*(1/[.J$2])+[.I$1]" office:value-type="float" office:value="10425.9240264893">
            <text:p>10426</text:p>
          </table:table-cell>
          <table:table-cell table:formula="of:=[.F17]-[.K17]" office:value-type="float" office:value="-96.9240264892578">
            <text:p>-97</text:p>
          </table:table-cell>
        </table:table-row>
        <table:table-row table:style-name="ro1">
          <table:table-cell office:value-type="string">
            <text:p><text:s text:c="4"/>13</text:p>
          </table:table-cell>
          <table:table-cell office:value-type="string">
            <text:p><text:s text:c="4"/>574</text:p>
          </table:table-cell>
          <table:table-cell office:value-type="string">
            <text:p><text:s text:c="2"/>10308</text:p>
          </table:table-cell>
          <table:table-cell office:value-type="string">
            <text:p><text:s text:c="5"/>42</text:p>
          </table:table-cell>
          <table:table-cell table:formula="of:=[.B18]/1" office:value-type="float" office:value="574">
            <text:p>574</text:p>
          </table:table-cell>
          <table:table-cell table:formula="of:=[.C18]/1" office:value-type="float" office:value="10308">
            <text:p>10308</text:p>
          </table:table-cell>
          <table:table-cell table:formula="of:=[.G$1]+[.E18]*([.G$2]+[.E18]*([.G$3]+[.G$4]*[.E18]))" office:value-type="float" office:value="10395.6802351105">
            <text:p>10395.680</text:p>
          </table:table-cell>
          <table:table-cell table:formula="of:=[.F18]-[.G18]" office:value-type="float" office:value="-87.6802351105398">
            <text:p>-87.680</text:p>
          </table:table-cell>
          <table:table-cell table:formula="of:=INT([.I$4]*[.E18]*([.J$3]/[.J$4])+[.I$3])" office:value-type="float" office:value="174581720">
            <text:p>174581720</text:p>
          </table:table-cell>
          <table:table-cell table:formula="of:=INT([.I18]*[.E18]*([.J$2]/[.J$3]))+[.I$2]" office:value-type="float" office:value="-4796956">
            <text:p>-4796956</text:p>
          </table:table-cell>
          <table:table-cell table:formula="of:=[.J18]*[.E18]*(1/[.J$2])+[.I$1]" office:value-type="float" office:value="10395.2056732178">
            <text:p>10395</text:p>
          </table:table-cell>
          <table:table-cell table:formula="of:=[.F18]-[.K18]" office:value-type="float" office:value="-87.2056732177734">
            <text:p>-87</text:p>
          </table:table-cell>
        </table:table-row>
        <table:table-row table:style-name="ro1">
          <table:table-cell office:value-type="string">
            <text:p><text:s text:c="4"/>14</text:p>
          </table:table-cell>
          <table:table-cell office:value-type="string">
            <text:p><text:s text:c="4"/>576</text:p>
          </table:table-cell>
          <table:table-cell office:value-type="string">
            <text:p><text:s text:c="2"/>10287</text:p>
          </table:table-cell>
          <table:table-cell office:value-type="string">
            <text:p><text:s text:c="5"/>44</text:p>
          </table:table-cell>
          <table:table-cell table:formula="of:=[.B19]/1" office:value-type="float" office:value="576">
            <text:p>576</text:p>
          </table:table-cell>
          <table:table-cell table:formula="of:=[.C19]/1" office:value-type="float" office:value="10287">
            <text:p>10287</text:p>
          </table:table-cell>
          <table:table-cell table:formula="of:=[.G$1]+[.E19]*([.G$2]+[.E19]*([.G$3]+[.G$4]*[.E19]))" office:value-type="float" office:value="10380.3524842795">
            <text:p>10380.352</text:p>
          </table:table-cell>
          <table:table-cell table:formula="of:=[.F19]-[.G19]" office:value-type="float" office:value="-93.3524842795268">
            <text:p>-93.352</text:p>
          </table:table-cell>
          <table:table-cell table:formula="of:=INT([.I$4]*[.E19]*([.J$3]/[.J$4])+[.I$3])" office:value-type="float" office:value="174590943">
            <text:p>174590943</text:p>
          </table:table-cell>
          <table:table-cell table:formula="of:=INT([.I19]*[.E19]*([.J$2]/[.J$3]))+[.I$2]" office:value-type="float" office:value="-4794251">
            <text:p>-4794251</text:p>
          </table:table-cell>
          <table:table-cell table:formula="of:=[.J19]*[.E19]*(1/[.J$2])+[.I$1]" office:value-type="float" office:value="10379.8785400391">
            <text:p>10380</text:p>
          </table:table-cell>
          <table:table-cell table:formula="of:=[.F19]-[.K19]" office:value-type="float" office:value="-92.8785400390625">
            <text:p>-93</text:p>
          </table:table-cell>
        </table:table-row>
        <table:table-row table:style-name="ro1">
          <table:table-cell office:value-type="string">
            <text:p><text:s text:c="4"/>15</text:p>
          </table:table-cell>
          <table:table-cell office:value-type="string">
            <text:p><text:s text:c="4"/>579</text:p>
          </table:table-cell>
          <table:table-cell office:value-type="string">
            <text:p><text:s text:c="2"/>10266</text:p>
          </table:table-cell>
          <table:table-cell office:value-type="string">
            <text:p><text:s text:c="5"/>42</text:p>
          </table:table-cell>
          <table:table-cell table:formula="of:=[.B20]/1" office:value-type="float" office:value="579">
            <text:p>579</text:p>
          </table:table-cell>
          <table:table-cell table:formula="of:=[.C20]/1" office:value-type="float" office:value="10266">
            <text:p>10266</text:p>
          </table:table-cell>
          <table:table-cell table:formula="of:=[.G$1]+[.E20]*([.G$2]+[.E20]*([.G$3]+[.G$4]*[.E20]))" office:value-type="float" office:value="10357.4001280183">
            <text:p>10357.400</text:p>
          </table:table-cell>
          <table:table-cell table:formula="of:=[.F20]-[.G20]" office:value-type="float" office:value="-91.4001280183475">
            <text:p>-91.400</text:p>
          </table:table-cell>
          <table:table-cell table:formula="of:=INT([.I$4]*[.E20]*([.J$3]/[.J$4])+[.I$3])" office:value-type="float" office:value="174604776">
            <text:p>174604776</text:p>
          </table:table-cell>
          <table:table-cell table:formula="of:=INT([.I20]*[.E20]*([.J$2]/[.J$3]))+[.I$2]" office:value-type="float" office:value="-4790194">
            <text:p>-4790194</text:p>
          </table:table-cell>
          <table:table-cell table:formula="of:=[.J20]*[.E20]*(1/[.J$2])+[.I$1]" office:value-type="float" office:value="10356.925983429">
            <text:p>10357</text:p>
          </table:table-cell>
          <table:table-cell table:formula="of:=[.F20]-[.K20]" office:value-type="float" office:value="-90.9259834289551">
            <text:p>-91</text:p>
          </table:table-cell>
        </table:table-row>
        <table:table-row table:style-name="ro1">
          <table:table-cell office:value-type="string">
            <text:p><text:s text:c="4"/>16</text:p>
          </table:table-cell>
          <table:table-cell office:value-type="string">
            <text:p><text:s text:c="4"/>583</text:p>
          </table:table-cell>
          <table:table-cell office:value-type="string">
            <text:p><text:s text:c="2"/>10243</text:p>
          </table:table-cell>
          <table:table-cell office:value-type="string">
            <text:p><text:s text:c="5"/>39</text:p>
          </table:table-cell>
          <table:table-cell table:formula="of:=[.B21]/1" office:value-type="float" office:value="583">
            <text:p>583</text:p>
          </table:table-cell>
          <table:table-cell table:formula="of:=[.C21]/1" office:value-type="float" office:value="10243">
            <text:p>10243</text:p>
          </table:table-cell>
          <table:table-cell table:formula="of:=[.G$1]+[.E21]*([.G$2]+[.E21]*([.G$3]+[.G$4]*[.E21]))" office:value-type="float" office:value="10326.8703072186">
            <text:p>10326.870</text:p>
          </table:table-cell>
          <table:table-cell table:formula="of:=[.F21]-[.G21]" office:value-type="float" office:value="-83.8703072185981">
            <text:p>-83.870</text:p>
          </table:table-cell>
          <table:table-cell table:formula="of:=INT([.I$4]*[.E21]*([.J$3]/[.J$4])+[.I$3])" office:value-type="float" office:value="174623220">
            <text:p>174623220</text:p>
          </table:table-cell>
          <table:table-cell table:formula="of:=INT([.I21]*[.E21]*([.J$2]/[.J$3]))+[.I$2]" office:value-type="float" office:value="-4784783">
            <text:p>-4784783</text:p>
          </table:table-cell>
          <table:table-cell table:formula="of:=[.J21]*[.E21]*(1/[.J$2])+[.I$1]" office:value-type="float" office:value="10326.3966503143">
            <text:p>10326</text:p>
          </table:table-cell>
          <table:table-cell table:formula="of:=[.F21]-[.K21]" office:value-type="float" office:value="-83.3966503143311">
            <text:p>-83</text:p>
          </table:table-cell>
        </table:table-row>
        <table:table-row table:style-name="ro1">
          <table:table-cell office:value-type="string">
            <text:p><text:s text:c="4"/>17</text:p>
          </table:table-cell>
          <table:table-cell office:value-type="string">
            <text:p><text:s text:c="4"/>584</text:p>
          </table:table-cell>
          <table:table-cell office:value-type="string">
            <text:p><text:s text:c="2"/>10224</text:p>
          </table:table-cell>
          <table:table-cell office:value-type="string">
            <text:p><text:s text:c="5"/>36</text:p>
          </table:table-cell>
          <table:table-cell table:formula="of:=[.B22]/1" office:value-type="float" office:value="584">
            <text:p>584</text:p>
          </table:table-cell>
          <table:table-cell table:formula="of:=[.C22]/1" office:value-type="float" office:value="10224">
            <text:p>10224</text:p>
          </table:table-cell>
          <table:table-cell table:formula="of:=[.G$1]+[.E22]*([.G$2]+[.E22]*([.G$3]+[.G$4]*[.E22]))" office:value-type="float" office:value="10319.2509477173">
            <text:p>10319.251</text:p>
          </table:table-cell>
          <table:table-cell table:formula="of:=[.F22]-[.G22]" office:value-type="float" office:value="-95.2509477172716">
            <text:p>-95.251</text:p>
          </table:table-cell>
          <table:table-cell table:formula="of:=INT([.I$4]*[.E22]*([.J$3]/[.J$4])+[.I$3])" office:value-type="float" office:value="174627831">
            <text:p>174627831</text:p>
          </table:table-cell>
          <table:table-cell table:formula="of:=INT([.I22]*[.E22]*([.J$2]/[.J$3]))+[.I$2]" office:value-type="float" office:value="-4783431">
            <text:p>-4783431</text:p>
          </table:table-cell>
          <table:table-cell table:formula="of:=[.J22]*[.E22]*(1/[.J$2])+[.I$1]" office:value-type="float" office:value="10318.7763824463">
            <text:p>10319</text:p>
          </table:table-cell>
          <table:table-cell table:formula="of:=[.F22]-[.K22]" office:value-type="float" office:value="-94.7763824462891">
            <text:p>-95</text:p>
          </table:table-cell>
        </table:table-row>
        <table:table-row table:style-name="ro1">
          <table:table-cell office:value-type="string">
            <text:p><text:s text:c="4"/>18</text:p>
          </table:table-cell>
          <table:table-cell office:value-type="string">
            <text:p><text:s text:c="4"/>587</text:p>
          </table:table-cell>
          <table:table-cell office:value-type="string">
            <text:p><text:s text:c="2"/>10203</text:p>
          </table:table-cell>
          <table:table-cell office:value-type="string">
            <text:p><text:s text:c="5"/>41</text:p>
          </table:table-cell>
          <table:table-cell table:formula="of:=[.B23]/1" office:value-type="float" office:value="587">
            <text:p>587</text:p>
          </table:table-cell>
          <table:table-cell table:formula="of:=[.C23]/1" office:value-type="float" office:value="10203">
            <text:p>10203</text:p>
          </table:table-cell>
          <table:table-cell table:formula="of:=[.G$1]+[.E23]*([.G$2]+[.E23]*([.G$3]+[.G$4]*[.E23]))" office:value-type="float" office:value="10296.4243053316">
            <text:p>10296.424</text:p>
          </table:table-cell>
          <table:table-cell table:formula="of:=[.F23]-[.G23]" office:value-type="float" office:value="-93.4243053315658">
            <text:p>-93.424</text:p>
          </table:table-cell>
          <table:table-cell table:formula="of:=INT([.I$4]*[.E23]*([.J$3]/[.J$4])+[.I$3])" office:value-type="float" office:value="174641664">
            <text:p>174641664</text:p>
          </table:table-cell>
          <table:table-cell table:formula="of:=INT([.I23]*[.E23]*([.J$2]/[.J$3]))+[.I$2]" office:value-type="float" office:value="-4779372">
            <text:p>-4779372</text:p>
          </table:table-cell>
          <table:table-cell table:formula="of:=[.J23]*[.E23]*(1/[.J$2])+[.I$1]" office:value-type="float" office:value="10295.9498825073">
            <text:p>10296</text:p>
          </table:table-cell>
          <table:table-cell table:formula="of:=[.F23]-[.K23]" office:value-type="float" office:value="-92.9498825073242">
            <text:p>-93</text:p>
          </table:table-cell>
        </table:table-row>
        <table:table-row table:style-name="ro1">
          <table:table-cell office:value-type="string">
            <text:p><text:s text:c="4"/>19</text:p>
          </table:table-cell>
          <table:table-cell office:value-type="string">
            <text:p><text:s text:c="4"/>591</text:p>
          </table:table-cell>
          <table:table-cell office:value-type="string">
            <text:p><text:s text:c="2"/>10179</text:p>
          </table:table-cell>
          <table:table-cell office:value-type="string">
            <text:p><text:s text:c="5"/>38</text:p>
          </table:table-cell>
          <table:table-cell table:formula="of:=[.B24]/1" office:value-type="float" office:value="591">
            <text:p>591</text:p>
          </table:table-cell>
          <table:table-cell table:formula="of:=[.C24]/1" office:value-type="float" office:value="10179">
            <text:p>10179</text:p>
          </table:table-cell>
          <table:table-cell table:formula="of:=[.G$1]+[.E24]*([.G$2]+[.E24]*([.G$3]+[.G$4]*[.E24]))" office:value-type="float" office:value="10266.0621481237">
            <text:p>10266.062</text:p>
          </table:table-cell>
          <table:table-cell table:formula="of:=[.F24]-[.G24]" office:value-type="float" office:value="-87.0621481236521">
            <text:p>-87.062</text:p>
          </table:table-cell>
          <table:table-cell table:formula="of:=INT([.I$4]*[.E24]*([.J$3]/[.J$4])+[.I$3])" office:value-type="float" office:value="174660108">
            <text:p>174660108</text:p>
          </table:table-cell>
          <table:table-cell table:formula="of:=INT([.I24]*[.E24]*([.J$2]/[.J$3]))+[.I$2]" office:value-type="float" office:value="-4773959">
            <text:p>-4773959</text:p>
          </table:table-cell>
          <table:table-cell table:formula="of:=[.J24]*[.E24]*(1/[.J$2])+[.I$1]" office:value-type="float" office:value="10265.587934494">
            <text:p>10266</text:p>
          </table:table-cell>
          <table:table-cell table:formula="of:=[.F24]-[.K24]" office:value-type="float" office:value="-86.5879344940186">
            <text:p>-87</text:p>
          </table:table-cell>
        </table:table-row>
        <table:table-row table:style-name="ro1">
          <table:table-cell office:value-type="string">
            <text:p><text:s text:c="4"/>20</text:p>
          </table:table-cell>
          <table:table-cell office:value-type="string">
            <text:p><text:s text:c="4"/>594</text:p>
          </table:table-cell>
          <table:table-cell office:value-type="string">
            <text:p><text:s text:c="2"/>10160</text:p>
          </table:table-cell>
          <table:table-cell office:value-type="string">
            <text:p><text:s text:c="5"/>35</text:p>
          </table:table-cell>
          <table:table-cell table:formula="of:=[.B25]/1" office:value-type="float" office:value="594">
            <text:p>594</text:p>
          </table:table-cell>
          <table:table-cell table:formula="of:=[.C25]/1" office:value-type="float" office:value="10160">
            <text:p>10160</text:p>
          </table:table-cell>
          <table:table-cell table:formula="of:=[.G$1]+[.E25]*([.G$2]+[.E25]*([.G$3]+[.G$4]*[.E25]))" office:value-type="float" office:value="10243.3455687885">
            <text:p>10243.346</text:p>
          </table:table-cell>
          <table:table-cell table:formula="of:=[.F25]-[.G25]" office:value-type="float" office:value="-83.3455687884853">
            <text:p>-83.346</text:p>
          </table:table-cell>
          <table:table-cell table:formula="of:=INT([.I$4]*[.E25]*([.J$3]/[.J$4])+[.I$3])" office:value-type="float" office:value="174673942">
            <text:p>174673942</text:p>
          </table:table-cell>
          <table:table-cell table:formula="of:=INT([.I25]*[.E25]*([.J$2]/[.J$3]))+[.I$2]" office:value-type="float" office:value="-4769899">
            <text:p>-4769899</text:p>
          </table:table-cell>
          <table:table-cell table:formula="of:=[.J25]*[.E25]*(1/[.J$2])+[.I$1]" office:value-type="float" office:value="10242.8709602356">
            <text:p>10243</text:p>
          </table:table-cell>
          <table:table-cell table:formula="of:=[.F25]-[.K25]" office:value-type="float" office:value="-82.8709602355957">
            <text:p>-83</text:p>
          </table:table-cell>
        </table:table-row>
        <table:table-row table:style-name="ro1">
          <table:table-cell office:value-type="string">
            <text:p><text:s text:c="4"/>21</text:p>
          </table:table-cell>
          <table:table-cell office:value-type="string">
            <text:p><text:s text:c="4"/>596</text:p>
          </table:table-cell>
          <table:table-cell office:value-type="string">
            <text:p><text:s text:c="2"/>10138</text:p>
          </table:table-cell>
          <table:table-cell office:value-type="string">
            <text:p><text:s text:c="5"/>36</text:p>
          </table:table-cell>
          <table:table-cell table:formula="of:=[.B26]/1" office:value-type="float" office:value="596">
            <text:p>596</text:p>
          </table:table-cell>
          <table:table-cell table:formula="of:=[.C26]/1" office:value-type="float" office:value="10138">
            <text:p>10138</text:p>
          </table:table-cell>
          <table:table-cell table:formula="of:=[.G$1]+[.E26]*([.G$2]+[.E26]*([.G$3]+[.G$4]*[.E26]))" office:value-type="float" office:value="10228.2273974473">
            <text:p>10228.227</text:p>
          </table:table-cell>
          <table:table-cell table:formula="of:=[.F26]-[.G26]" office:value-type="float" office:value="-90.2273974472664">
            <text:p>-90.227</text:p>
          </table:table-cell>
          <table:table-cell table:formula="of:=INT([.I$4]*[.E26]*([.J$3]/[.J$4])+[.I$3])" office:value-type="float" office:value="174683164">
            <text:p>174683164</text:p>
          </table:table-cell>
          <table:table-cell table:formula="of:=INT([.I26]*[.E26]*([.J$2]/[.J$3]))+[.I$2]" office:value-type="float" office:value="-4767191">
            <text:p>-4767191</text:p>
          </table:table-cell>
          <table:table-cell table:formula="of:=[.J26]*[.E26]*(1/[.J$2])+[.I$1]" office:value-type="float" office:value="10227.7536392212">
            <text:p>10228</text:p>
          </table:table-cell>
          <table:table-cell table:formula="of:=[.F26]-[.K26]" office:value-type="float" office:value="-89.7536392211914">
            <text:p>-90</text:p>
          </table:table-cell>
        </table:table-row>
        <table:table-row table:style-name="ro1">
          <table:table-cell office:value-type="string">
            <text:p><text:s text:c="4"/>22</text:p>
          </table:table-cell>
          <table:table-cell office:value-type="string">
            <text:p><text:s text:c="4"/>600</text:p>
          </table:table-cell>
          <table:table-cell office:value-type="string">
            <text:p><text:s text:c="2"/>10118</text:p>
          </table:table-cell>
          <table:table-cell office:value-type="string">
            <text:p><text:s text:c="5"/>34</text:p>
          </table:table-cell>
          <table:table-cell table:formula="of:=[.B27]/1" office:value-type="float" office:value="600">
            <text:p>600</text:p>
          </table:table-cell>
          <table:table-cell table:formula="of:=[.C27]/1" office:value-type="float" office:value="10118">
            <text:p>10118</text:p>
          </table:table-cell>
          <table:table-cell table:formula="of:=[.G$1]+[.E27]*([.G$2]+[.E27]*([.G$3]+[.G$4]*[.E27]))" office:value-type="float" office:value="10198.0539849758">
            <text:p>10198.054</text:p>
          </table:table-cell>
          <table:table-cell table:formula="of:=[.F27]-[.G27]" office:value-type="float" office:value="-80.0539849757624">
            <text:p>-80.054</text:p>
          </table:table-cell>
          <table:table-cell table:formula="of:=INT([.I$4]*[.E27]*([.J$3]/[.J$4])+[.I$3])" office:value-type="float" office:value="174701608">
            <text:p>174701608</text:p>
          </table:table-cell>
          <table:table-cell table:formula="of:=INT([.I27]*[.E27]*([.J$2]/[.J$3]))+[.I$2]" office:value-type="float" office:value="-4761776">
            <text:p>-4761776</text:p>
          </table:table-cell>
          <table:table-cell table:formula="of:=[.J27]*[.E27]*(1/[.J$2])+[.I$1]" office:value-type="float" office:value="10197.5798339844">
            <text:p>10198</text:p>
          </table:table-cell>
          <table:table-cell table:formula="of:=[.F27]-[.K27]" office:value-type="float" office:value="-79.579833984375">
            <text:p>-80</text:p>
          </table:table-cell>
        </table:table-row>
        <table:table-row table:style-name="ro1">
          <table:table-cell office:value-type="string">
            <text:p><text:s text:c="4"/>23</text:p>
          </table:table-cell>
          <table:table-cell office:value-type="string">
            <text:p><text:s text:c="4"/>603</text:p>
          </table:table-cell>
          <table:table-cell office:value-type="string">
            <text:p><text:s text:c="2"/>10097</text:p>
          </table:table-cell>
          <table:table-cell office:value-type="string">
            <text:p><text:s text:c="5"/>34</text:p>
          </table:table-cell>
          <table:table-cell table:formula="of:=[.B28]/1" office:value-type="float" office:value="603">
            <text:p>603</text:p>
          </table:table-cell>
          <table:table-cell table:formula="of:=[.C28]/1" office:value-type="float" office:value="10097">
            <text:p>10097</text:p>
          </table:table-cell>
          <table:table-cell table:formula="of:=[.G$1]+[.E28]*([.G$2]+[.E28]*([.G$3]+[.G$4]*[.E28]))" office:value-type="float" office:value="10175.4790022386">
            <text:p>10175.479</text:p>
          </table:table-cell>
          <table:table-cell table:formula="of:=[.F28]-[.G28]" office:value-type="float" office:value="-78.4790022386078">
            <text:p>-78.479</text:p>
          </table:table-cell>
          <table:table-cell table:formula="of:=INT([.I$4]*[.E28]*([.J$3]/[.J$4])+[.I$3])" office:value-type="float" office:value="174715441">
            <text:p>174715441</text:p>
          </table:table-cell>
          <table:table-cell table:formula="of:=INT([.I28]*[.E28]*([.J$2]/[.J$3]))+[.I$2]" office:value-type="float" office:value="-4757714">
            <text:p>-4757714</text:p>
          </table:table-cell>
          <table:table-cell table:formula="of:=[.J28]*[.E28]*(1/[.J$2])+[.I$1]" office:value-type="float" office:value="10175.0045661926">
            <text:p>10175</text:p>
          </table:table-cell>
          <table:table-cell table:formula="of:=[.F28]-[.K28]" office:value-type="float" office:value="-78.004566192627">
            <text:p>-78</text:p>
          </table:table-cell>
        </table:table-row>
        <table:table-row table:style-name="ro1">
          <table:table-cell office:value-type="string">
            <text:p><text:s text:c="4"/>24</text:p>
          </table:table-cell>
          <table:table-cell office:value-type="string">
            <text:p><text:s text:c="4"/>605</text:p>
          </table:table-cell>
          <table:table-cell office:value-type="string">
            <text:p><text:s text:c="2"/>10074</text:p>
          </table:table-cell>
          <table:table-cell office:value-type="string">
            <text:p><text:s text:c="5"/>31</text:p>
          </table:table-cell>
          <table:table-cell table:formula="of:=[.B29]/1" office:value-type="float" office:value="605">
            <text:p>605</text:p>
          </table:table-cell>
          <table:table-cell table:formula="of:=[.C29]/1" office:value-type="float" office:value="10074">
            <text:p>10074</text:p>
          </table:table-cell>
          <table:table-cell table:formula="of:=[.G$1]+[.E29]*([.G$2]+[.E29]*([.G$3]+[.G$4]*[.E29]))" office:value-type="float" office:value="10160.4552467464">
            <text:p>10160.455</text:p>
          </table:table-cell>
          <table:table-cell table:formula="of:=[.F29]-[.G29]" office:value-type="float" office:value="-86.4552467463946">
            <text:p>-86.455</text:p>
          </table:table-cell>
          <table:table-cell table:formula="of:=INT([.I$4]*[.E29]*([.J$3]/[.J$4])+[.I$3])" office:value-type="float" office:value="174724663">
            <text:p>174724663</text:p>
          </table:table-cell>
          <table:table-cell table:formula="of:=INT([.I29]*[.E29]*([.J$2]/[.J$3]))+[.I$2]" office:value-type="float" office:value="-4755005">
            <text:p>-4755005</text:p>
          </table:table-cell>
          <table:table-cell table:formula="of:=[.J29]*[.E29]*(1/[.J$2])+[.I$1]" office:value-type="float" office:value="10159.9813671112">
            <text:p>10160</text:p>
          </table:table-cell>
          <table:table-cell table:formula="of:=[.F29]-[.K29]" office:value-type="float" office:value="-85.9813671112061">
            <text:p>-86</text:p>
          </table:table-cell>
        </table:table-row>
        <table:table-row table:style-name="ro1">
          <table:table-cell office:value-type="string">
            <text:p><text:s text:c="4"/>25</text:p>
          </table:table-cell>
          <table:table-cell office:value-type="string">
            <text:p><text:s text:c="4"/>608</text:p>
          </table:table-cell>
          <table:table-cell office:value-type="string">
            <text:p><text:s text:c="2"/>10057</text:p>
          </table:table-cell>
          <table:table-cell office:value-type="string">
            <text:p><text:s text:c="5"/>34</text:p>
          </table:table-cell>
          <table:table-cell table:formula="of:=[.B30]/1" office:value-type="float" office:value="608">
            <text:p>608</text:p>
          </table:table-cell>
          <table:table-cell table:formula="of:=[.C30]/1" office:value-type="float" office:value="10057">
            <text:p>10057</text:p>
          </table:table-cell>
          <table:table-cell table:formula="of:=[.G$1]+[.E30]*([.G$2]+[.E30]*([.G$3]+[.G$4]*[.E30]))" office:value-type="float" office:value="10137.9589710589">
            <text:p>10137.959</text:p>
          </table:table-cell>
          <table:table-cell table:formula="of:=[.F30]-[.G30]" office:value-type="float" office:value="-80.958971058908">
            <text:p>-80.959</text:p>
          </table:table-cell>
          <table:table-cell table:formula="of:=INT([.I$4]*[.E30]*([.J$3]/[.J$4])+[.I$3])" office:value-type="float" office:value="174738497">
            <text:p>174738497</text:p>
          </table:table-cell>
          <table:table-cell table:formula="of:=INT([.I30]*[.E30]*([.J$2]/[.J$3]))+[.I$2]" office:value-type="float" office:value="-4750942">
            <text:p>-4750942</text:p>
          </table:table-cell>
          <table:table-cell table:formula="of:=[.J30]*[.E30]*(1/[.J$2])+[.I$1]" office:value-type="float" office:value="10137.4847412109">
            <text:p>10137</text:p>
          </table:table-cell>
          <table:table-cell table:formula="of:=[.F30]-[.K30]" office:value-type="float" office:value="-80.4847412109375">
            <text:p>-80</text:p>
          </table:table-cell>
        </table:table-row>
        <table:table-row table:style-name="ro1">
          <table:table-cell office:value-type="string">
            <text:p><text:s text:c="4"/>26</text:p>
          </table:table-cell>
          <table:table-cell office:value-type="string">
            <text:p><text:s text:c="4"/>611</text:p>
          </table:table-cell>
          <table:table-cell office:value-type="string">
            <text:p><text:s text:c="2"/>10031</text:p>
          </table:table-cell>
          <table:table-cell office:value-type="string">
            <text:p><text:s text:c="5"/>32</text:p>
          </table:table-cell>
          <table:table-cell table:formula="of:=[.B31]/1" office:value-type="float" office:value="611">
            <text:p>611</text:p>
          </table:table-cell>
          <table:table-cell table:formula="of:=[.C31]/1" office:value-type="float" office:value="10031">
            <text:p>10031</text:p>
          </table:table-cell>
          <table:table-cell table:formula="of:=[.G$1]+[.E31]*([.G$2]+[.E31]*([.G$3]+[.G$4]*[.E31]))" office:value-type="float" office:value="10115.5099340948">
            <text:p>10115.510</text:p>
          </table:table-cell>
          <table:table-cell table:formula="of:=[.F31]-[.G31]" office:value-type="float" office:value="-84.5099340948254">
            <text:p>-84.510</text:p>
          </table:table-cell>
          <table:table-cell table:formula="of:=INT([.I$4]*[.E31]*([.J$3]/[.J$4])+[.I$3])" office:value-type="float" office:value="174752330">
            <text:p>174752330</text:p>
          </table:table-cell>
          <table:table-cell table:formula="of:=INT([.I31]*[.E31]*([.J$2]/[.J$3]))+[.I$2]" office:value-type="float" office:value="-4746878">
            <text:p>-4746878</text:p>
          </table:table-cell>
          <table:table-cell table:formula="of:=[.J31]*[.E31]*(1/[.J$2])+[.I$1]" office:value-type="float" office:value="10115.0357780457">
            <text:p>10115</text:p>
          </table:table-cell>
          <table:table-cell table:formula="of:=[.F31]-[.K31]" office:value-type="float" office:value="-84.0357780456543">
            <text:p>-84</text:p>
          </table:table-cell>
        </table:table-row>
        <table:table-row table:style-name="ro1">
          <table:table-cell office:value-type="string">
            <text:p><text:s text:c="4"/>27</text:p>
          </table:table-cell>
          <table:table-cell office:value-type="string">
            <text:p><text:s text:c="4"/>613</text:p>
          </table:table-cell>
          <table:table-cell office:value-type="string">
            <text:p><text:s text:c="2"/>10016</text:p>
          </table:table-cell>
          <table:table-cell office:value-type="string">
            <text:p><text:s text:c="5"/>29</text:p>
          </table:table-cell>
          <table:table-cell table:formula="of:=[.B32]/1" office:value-type="float" office:value="613">
            <text:p>613</text:p>
          </table:table-cell>
          <table:table-cell table:formula="of:=[.C32]/1" office:value-type="float" office:value="10016">
            <text:p>10016</text:p>
          </table:table-cell>
          <table:table-cell table:formula="of:=[.G$1]+[.E32]*([.G$2]+[.E32]*([.G$3]+[.G$4]*[.E32]))" office:value-type="float" office:value="10100.5701585553">
            <text:p>10100.570</text:p>
          </table:table-cell>
          <table:table-cell table:formula="of:=[.F32]-[.G32]" office:value-type="float" office:value="-84.5701585553288">
            <text:p>-84.570</text:p>
          </table:table-cell>
          <table:table-cell table:formula="of:=INT([.I$4]*[.E32]*([.J$3]/[.J$4])+[.I$3])" office:value-type="float" office:value="174761552">
            <text:p>174761552</text:p>
          </table:table-cell>
          <table:table-cell table:formula="of:=INT([.I32]*[.E32]*([.J$2]/[.J$3]))+[.I$2]" office:value-type="float" office:value="-4744168">
            <text:p>-4744168</text:p>
          </table:table-cell>
          <table:table-cell table:formula="of:=[.J32]*[.E32]*(1/[.J$2])+[.I$1]" office:value-type="float" office:value="10100.0964202881">
            <text:p>10100</text:p>
          </table:table-cell>
          <table:table-cell table:formula="of:=[.F32]-[.K32]" office:value-type="float" office:value="-84.0964202880859">
            <text:p>-84</text:p>
          </table:table-cell>
        </table:table-row>
        <table:table-row table:style-name="ro1">
          <table:table-cell office:value-type="string">
            <text:p><text:s text:c="4"/>28</text:p>
          </table:table-cell>
          <table:table-cell office:value-type="string">
            <text:p><text:s text:c="4"/>616</text:p>
          </table:table-cell>
          <table:table-cell office:value-type="string">
            <text:p><text:s text:c="3"/>9997</text:p>
          </table:table-cell>
          <table:table-cell office:value-type="string">
            <text:p><text:s text:c="5"/>30</text:p>
          </table:table-cell>
          <table:table-cell table:formula="of:=[.B33]/1" office:value-type="float" office:value="616">
            <text:p>616</text:p>
          </table:table-cell>
          <table:table-cell table:formula="of:=[.C33]/1" office:value-type="float" office:value="9997">
            <text:p>9997</text:p>
          </table:table-cell>
          <table:table-cell table:formula="of:=[.G$1]+[.E33]*([.G$2]+[.E33]*([.G$3]+[.G$4]*[.E33]))" office:value-type="float" office:value="10078.1998769529">
            <text:p>10078.200</text:p>
          </table:table-cell>
          <table:table-cell table:formula="of:=[.F33]-[.G33]" office:value-type="float" office:value="-81.19987695292">
            <text:p>-81.200</text:p>
          </table:table-cell>
          <table:table-cell table:formula="of:=INT([.I$4]*[.E33]*([.J$3]/[.J$4])+[.I$3])" office:value-type="float" office:value="174775385">
            <text:p>174775385</text:p>
          </table:table-cell>
          <table:table-cell table:formula="of:=INT([.I33]*[.E33]*([.J$2]/[.J$3]))+[.I$2]" office:value-type="float" office:value="-4740103">
            <text:p>-4740103</text:p>
          </table:table-cell>
          <table:table-cell table:formula="of:=[.J33]*[.E33]*(1/[.J$2])+[.I$1]" office:value-type="float" office:value="10077.7261505127">
            <text:p>10078</text:p>
          </table:table-cell>
          <table:table-cell table:formula="of:=[.F33]-[.K33]" office:value-type="float" office:value="-80.7261505126953">
            <text:p>-81</text:p>
          </table:table-cell>
        </table:table-row>
        <table:table-row table:style-name="ro1">
          <table:table-cell office:value-type="string">
            <text:p><text:s text:c="4"/>29</text:p>
          </table:table-cell>
          <table:table-cell office:value-type="string">
            <text:p><text:s text:c="4"/>620</text:p>
          </table:table-cell>
          <table:table-cell office:value-type="string">
            <text:p><text:s text:c="3"/>9971</text:p>
          </table:table-cell>
          <table:table-cell office:value-type="string">
            <text:p><text:s text:c="5"/>29</text:p>
          </table:table-cell>
          <table:table-cell table:formula="of:=[.B34]/1" office:value-type="float" office:value="620">
            <text:p>620</text:p>
          </table:table-cell>
          <table:table-cell table:formula="of:=[.C34]/1" office:value-type="float" office:value="9971">
            <text:p>9971</text:p>
          </table:table-cell>
          <table:table-cell table:formula="of:=[.G$1]+[.E34]*([.G$2]+[.E34]*([.G$3]+[.G$4]*[.E34]))" office:value-type="float" office:value="10048.446364245">
            <text:p>10048.446</text:p>
          </table:table-cell>
          <table:table-cell table:formula="of:=[.F34]-[.G34]" office:value-type="float" office:value="-77.4463642449991">
            <text:p>-77.446</text:p>
          </table:table-cell>
          <table:table-cell table:formula="of:=INT([.I$4]*[.E34]*([.J$3]/[.J$4])+[.I$3])" office:value-type="float" office:value="174793829">
            <text:p>174793829</text:p>
          </table:table-cell>
          <table:table-cell table:formula="of:=INT([.I34]*[.E34]*([.J$2]/[.J$3]))+[.I$2]" office:value-type="float" office:value="-4734682">
            <text:p>-4734682</text:p>
          </table:table-cell>
          <table:table-cell table:formula="of:=[.J34]*[.E34]*(1/[.J$2])+[.I$1]" office:value-type="float" office:value="10047.9726715088">
            <text:p>10048</text:p>
          </table:table-cell>
          <table:table-cell table:formula="of:=[.F34]-[.K34]" office:value-type="float" office:value="-76.9726715087891">
            <text:p>-77</text:p>
          </table:table-cell>
        </table:table-row>
        <table:table-row table:style-name="ro1">
          <table:table-cell office:value-type="string">
            <text:p><text:s text:c="4"/>30</text:p>
          </table:table-cell>
          <table:table-cell office:value-type="string">
            <text:p><text:s text:c="4"/>623</text:p>
          </table:table-cell>
          <table:table-cell office:value-type="string">
            <text:p><text:s text:c="3"/>9957</text:p>
          </table:table-cell>
          <table:table-cell office:value-type="string">
            <text:p><text:s text:c="5"/>33</text:p>
          </table:table-cell>
          <table:table-cell table:formula="of:=[.B35]/1" office:value-type="float" office:value="623">
            <text:p>623</text:p>
          </table:table-cell>
          <table:table-cell table:formula="of:=[.C35]/1" office:value-type="float" office:value="9957">
            <text:p>9957</text:p>
          </table:table-cell>
          <table:table-cell table:formula="of:=[.G$1]+[.E35]*([.G$2]+[.E35]*([.G$3]+[.G$4]*[.E35]))" office:value-type="float" office:value="10026.1863908765">
            <text:p>10026.186</text:p>
          </table:table-cell>
          <table:table-cell table:formula="of:=[.F35]-[.G35]" office:value-type="float" office:value="-69.1863908765299">
            <text:p>-69.186</text:p>
          </table:table-cell>
          <table:table-cell table:formula="of:=INT([.I$4]*[.E35]*([.J$3]/[.J$4])+[.I$3])" office:value-type="float" office:value="174807662">
            <text:p>174807662</text:p>
          </table:table-cell>
          <table:table-cell table:formula="of:=INT([.I35]*[.E35]*([.J$2]/[.J$3]))+[.I$2]" office:value-type="float" office:value="-4730616">
            <text:p>-4730616</text:p>
          </table:table-cell>
          <table:table-cell table:formula="of:=[.J35]*[.E35]*(1/[.J$2])+[.I$1]" office:value-type="float" office:value="10025.7121429443">
            <text:p>10026</text:p>
          </table:table-cell>
          <table:table-cell table:formula="of:=[.F35]-[.K35]" office:value-type="float" office:value="-68.7121429443359">
            <text:p>-69</text:p>
          </table:table-cell>
        </table:table-row>
        <table:table-row table:style-name="ro1">
          <table:table-cell office:value-type="string">
            <text:p><text:s text:c="4"/>31</text:p>
          </table:table-cell>
          <table:table-cell office:value-type="string">
            <text:p><text:s text:c="4"/>625</text:p>
          </table:table-cell>
          <table:table-cell office:value-type="string">
            <text:p><text:s text:c="3"/>9931</text:p>
          </table:table-cell>
          <table:table-cell office:value-type="string">
            <text:p><text:s text:c="5"/>31</text:p>
          </table:table-cell>
          <table:table-cell table:formula="of:=[.B36]/1" office:value-type="float" office:value="625">
            <text:p>625</text:p>
          </table:table-cell>
          <table:table-cell table:formula="of:=[.C36]/1" office:value-type="float" office:value="9931">
            <text:p>9931</text:p>
          </table:table-cell>
          <table:table-cell table:formula="of:=[.G$1]+[.E36]*([.G$2]+[.E36]*([.G$3]+[.G$4]*[.E36]))" office:value-type="float" office:value="10011.3726818901">
            <text:p>10011.373</text:p>
          </table:table-cell>
          <table:table-cell table:formula="of:=[.F36]-[.G36]" office:value-type="float" office:value="-80.3726818901087">
            <text:p>-80.373</text:p>
          </table:table-cell>
          <table:table-cell table:formula="of:=INT([.I$4]*[.E36]*([.J$3]/[.J$4])+[.I$3])" office:value-type="float" office:value="174816885">
            <text:p>174816885</text:p>
          </table:table-cell>
          <table:table-cell table:formula="of:=INT([.I36]*[.E36]*([.J$2]/[.J$3]))+[.I$2]" office:value-type="float" office:value="-4727905">
            <text:p>-4727905</text:p>
          </table:table-cell>
          <table:table-cell table:formula="of:=[.J36]*[.E36]*(1/[.J$2])+[.I$1]" office:value-type="float" office:value="10010.8980388641">
            <text:p>10011</text:p>
          </table:table-cell>
          <table:table-cell table:formula="of:=[.F36]-[.K36]" office:value-type="float" office:value="-79.8980388641357">
            <text:p>-80</text:p>
          </table:table-cell>
        </table:table-row>
        <table:table-row table:style-name="ro1">
          <table:table-cell office:value-type="string">
            <text:p><text:s text:c="4"/>32</text:p>
          </table:table-cell>
          <table:table-cell office:value-type="string">
            <text:p><text:s text:c="4"/>628</text:p>
          </table:table-cell>
          <table:table-cell office:value-type="string">
            <text:p><text:s text:c="3"/>9912</text:p>
          </table:table-cell>
          <table:table-cell office:value-type="string">
            <text:p><text:s text:c="5"/>28</text:p>
          </table:table-cell>
          <table:table-cell table:formula="of:=[.B37]/1" office:value-type="float" office:value="628">
            <text:p>628</text:p>
          </table:table-cell>
          <table:table-cell table:formula="of:=[.C37]/1" office:value-type="float" office:value="9912">
            <text:p>9912</text:p>
          </table:table-cell>
          <table:table-cell table:formula="of:=[.G$1]+[.E37]*([.G$2]+[.E37]*([.G$3]+[.G$4]*[.E37]))" office:value-type="float" office:value="9989.19153635131">
            <text:p>9989.192</text:p>
          </table:table-cell>
          <table:table-cell table:formula="of:=[.F37]-[.G37]" office:value-type="float" office:value="-77.1915363513108">
            <text:p>-77.192</text:p>
          </table:table-cell>
          <table:table-cell table:formula="of:=INT([.I$4]*[.E37]*([.J$3]/[.J$4])+[.I$3])" office:value-type="float" office:value="174830718">
            <text:p>174830718</text:p>
          </table:table-cell>
          <table:table-cell table:formula="of:=INT([.I37]*[.E37]*([.J$2]/[.J$3]))+[.I$2]" office:value-type="float" office:value="-4723837">
            <text:p>-4723837</text:p>
          </table:table-cell>
          <table:table-cell table:formula="of:=[.J37]*[.E37]*(1/[.J$2])+[.I$1]" office:value-type="float" office:value="9988.71746063232">
            <text:p>9989</text:p>
          </table:table-cell>
          <table:table-cell table:formula="of:=[.F37]-[.K37]" office:value-type="float" office:value="-76.7174606323242">
            <text:p>-77</text:p>
          </table:table-cell>
        </table:table-row>
        <table:table-row table:style-name="ro1">
          <table:table-cell office:value-type="string">
            <text:p><text:s text:c="4"/>33</text:p>
          </table:table-cell>
          <table:table-cell office:value-type="string">
            <text:p><text:s text:c="4"/>630</text:p>
          </table:table-cell>
          <table:table-cell office:value-type="string">
            <text:p><text:s text:c="3"/>9892</text:p>
          </table:table-cell>
          <table:table-cell office:value-type="string">
            <text:p><text:s text:c="5"/>30</text:p>
          </table:table-cell>
          <table:table-cell table:formula="of:=[.B38]/1" office:value-type="float" office:value="630">
            <text:p>630</text:p>
          </table:table-cell>
          <table:table-cell table:formula="of:=[.C38]/1" office:value-type="float" office:value="9892">
            <text:p>9892</text:p>
          </table:table-cell>
          <table:table-cell table:formula="of:=[.G$1]+[.E38]*([.G$2]+[.E38]*([.G$3]+[.G$4]*[.E38]))" office:value-type="float" office:value="9974.43038931634">
            <text:p>9974.430</text:p>
          </table:table-cell>
          <table:table-cell table:formula="of:=[.F38]-[.G38]" office:value-type="float" office:value="-82.430389316336">
            <text:p>-82.430</text:p>
          </table:table-cell>
          <table:table-cell table:formula="of:=INT([.I$4]*[.E38]*([.J$3]/[.J$4])+[.I$3])" office:value-type="float" office:value="174839940">
            <text:p>174839940</text:p>
          </table:table-cell>
          <table:table-cell table:formula="of:=INT([.I38]*[.E38]*([.J$2]/[.J$3]))+[.I$2]" office:value-type="float" office:value="-4721125">
            <text:p>-4721125</text:p>
          </table:table-cell>
          <table:table-cell table:formula="of:=[.J38]*[.E38]*(1/[.J$2])+[.I$1]" office:value-type="float" office:value="9973.95627212524">
            <text:p>9974</text:p>
          </table:table-cell>
          <table:table-cell table:formula="of:=[.F38]-[.K38]" office:value-type="float" office:value="-81.9562721252441">
            <text:p>-82</text:p>
          </table:table-cell>
        </table:table-row>
        <table:table-row table:style-name="ro1">
          <table:table-cell office:value-type="string">
            <text:p><text:s text:c="4"/>34</text:p>
          </table:table-cell>
          <table:table-cell office:value-type="string">
            <text:p><text:s text:c="4"/>633</text:p>
          </table:table-cell>
          <table:table-cell office:value-type="string">
            <text:p><text:s text:c="3"/>9874</text:p>
          </table:table-cell>
          <table:table-cell office:value-type="string">
            <text:p><text:s text:c="5"/>32</text:p>
          </table:table-cell>
          <table:table-cell table:formula="of:=[.B39]/1" office:value-type="float" office:value="633">
            <text:p>633</text:p>
          </table:table-cell>
          <table:table-cell table:formula="of:=[.C39]/1" office:value-type="float" office:value="9874">
            <text:p>9874</text:p>
          </table:table-cell>
          <table:table-cell table:formula="of:=[.G$1]+[.E39]*([.G$2]+[.E39]*([.G$3]+[.G$4]*[.E39]))" office:value-type="float" office:value="9952.32810180221">
            <text:p>9952.328</text:p>
          </table:table-cell>
          <table:table-cell table:formula="of:=[.F39]-[.G39]" office:value-type="float" office:value="-78.3281018022099">
            <text:p>-78.328</text:p>
          </table:table-cell>
          <table:table-cell table:formula="of:=INT([.I$4]*[.E39]*([.J$3]/[.J$4])+[.I$3])" office:value-type="float" office:value="174853773">
            <text:p>174853773</text:p>
          </table:table-cell>
          <table:table-cell table:formula="of:=INT([.I39]*[.E39]*([.J$2]/[.J$3]))+[.I$2]" office:value-type="float" office:value="-4717057">
            <text:p>-4717057</text:p>
          </table:table-cell>
          <table:table-cell table:formula="of:=[.J39]*[.E39]*(1/[.J$2])+[.I$1]" office:value-type="float" office:value="9951.85328483582">
            <text:p>9952</text:p>
          </table:table-cell>
          <table:table-cell table:formula="of:=[.F39]-[.K39]" office:value-type="float" office:value="-77.8532848358154">
            <text:p>-78</text:p>
          </table:table-cell>
        </table:table-row>
        <table:table-row table:style-name="ro1">
          <table:table-cell office:value-type="string">
            <text:p><text:s text:c="4"/>35</text:p>
          </table:table-cell>
          <table:table-cell office:value-type="string">
            <text:p><text:s text:c="4"/>637</text:p>
          </table:table-cell>
          <table:table-cell office:value-type="string">
            <text:p><text:s text:c="3"/>9848</text:p>
          </table:table-cell>
          <table:table-cell office:value-type="string">
            <text:p><text:s text:c="5"/>27</text:p>
          </table:table-cell>
          <table:table-cell table:formula="of:=[.B40]/1" office:value-type="float" office:value="637">
            <text:p>637</text:p>
          </table:table-cell>
          <table:table-cell table:formula="of:=[.C40]/1" office:value-type="float" office:value="9848">
            <text:p>9848</text:p>
          </table:table-cell>
          <table:table-cell table:formula="of:=[.G$1]+[.E40]*([.G$2]+[.E40]*([.G$3]+[.G$4]*[.E40]))" office:value-type="float" office:value="9922.93201036414">
            <text:p>9922.932</text:p>
          </table:table-cell>
          <table:table-cell table:formula="of:=[.F40]-[.G40]" office:value-type="float" office:value="-74.9320103641367">
            <text:p>-74.932</text:p>
          </table:table-cell>
          <table:table-cell table:formula="of:=INT([.I$4]*[.E40]*([.J$3]/[.J$4])+[.I$3])" office:value-type="float" office:value="174872217">
            <text:p>174872217</text:p>
          </table:table-cell>
          <table:table-cell table:formula="of:=INT([.I40]*[.E40]*([.J$2]/[.J$3]))+[.I$2]" office:value-type="float" office:value="-4711631">
            <text:p>-4711631</text:p>
          </table:table-cell>
          <table:table-cell table:formula="of:=[.J40]*[.E40]*(1/[.J$2])+[.I$1]" office:value-type="float" office:value="9922.45748329163">
            <text:p>9922</text:p>
          </table:table-cell>
          <table:table-cell table:formula="of:=[.F40]-[.K40]" office:value-type="float" office:value="-74.457483291626">
            <text:p>-74</text:p>
          </table:table-cell>
        </table:table-row>
        <table:table-row table:style-name="ro1">
          <table:table-cell office:value-type="string">
            <text:p><text:s text:c="4"/>36</text:p>
          </table:table-cell>
          <table:table-cell office:value-type="string">
            <text:p><text:s text:c="4"/>640</text:p>
          </table:table-cell>
          <table:table-cell office:value-type="string">
            <text:p><text:s text:c="3"/>9832</text:p>
          </table:table-cell>
          <table:table-cell office:value-type="string">
            <text:p><text:s text:c="5"/>28</text:p>
          </table:table-cell>
          <table:table-cell table:formula="of:=[.B41]/1" office:value-type="float" office:value="640">
            <text:p>640</text:p>
          </table:table-cell>
          <table:table-cell table:formula="of:=[.C41]/1" office:value-type="float" office:value="9832">
            <text:p>9832</text:p>
          </table:table-cell>
          <table:table-cell table:formula="of:=[.G$1]+[.E41]*([.G$2]+[.E41]*([.G$3]+[.G$4]*[.E41]))" office:value-type="float" office:value="9900.94017481215">
            <text:p>9900.940</text:p>
          </table:table-cell>
          <table:table-cell table:formula="of:=[.F41]-[.G41]" office:value-type="float" office:value="-68.9401748121527">
            <text:p>-68.940</text:p>
          </table:table-cell>
          <table:table-cell table:formula="of:=INT([.I$4]*[.E41]*([.J$3]/[.J$4])+[.I$3])" office:value-type="float" office:value="174886051">
            <text:p>174886051</text:p>
          </table:table-cell>
          <table:table-cell table:formula="of:=INT([.I41]*[.E41]*([.J$2]/[.J$3]))+[.I$2]" office:value-type="float" office:value="-4707561">
            <text:p>-4707561</text:p>
          </table:table-cell>
          <table:table-cell table:formula="of:=[.J41]*[.E41]*(1/[.J$2])+[.I$1]" office:value-type="float" office:value="9900.46557617188">
            <text:p>9900</text:p>
          </table:table-cell>
          <table:table-cell table:formula="of:=[.F41]-[.K41]" office:value-type="float" office:value="-68.465576171875">
            <text:p>-68</text:p>
          </table:table-cell>
        </table:table-row>
        <table:table-row table:style-name="ro1">
          <table:table-cell office:value-type="string">
            <text:p><text:s text:c="4"/>37</text:p>
          </table:table-cell>
          <table:table-cell office:value-type="string">
            <text:p><text:s text:c="4"/>642</text:p>
          </table:table-cell>
          <table:table-cell office:value-type="string">
            <text:p><text:s text:c="3"/>9812</text:p>
          </table:table-cell>
          <table:table-cell office:value-type="string">
            <text:p><text:s text:c="5"/>29</text:p>
          </table:table-cell>
          <table:table-cell table:formula="of:=[.B42]/1" office:value-type="float" office:value="642">
            <text:p>642</text:p>
          </table:table-cell>
          <table:table-cell table:formula="of:=[.C42]/1" office:value-type="float" office:value="9812">
            <text:p>9812</text:p>
          </table:table-cell>
          <table:table-cell table:formula="of:=[.G$1]+[.E42]*([.G$2]+[.E42]*([.G$3]+[.G$4]*[.E42]))" office:value-type="float" office:value="9886.30525859105">
            <text:p>9886.305</text:p>
          </table:table-cell>
          <table:table-cell table:formula="of:=[.F42]-[.G42]" office:value-type="float" office:value="-74.3052585910518">
            <text:p>-74.305</text:p>
          </table:table-cell>
          <table:table-cell table:formula="of:=INT([.I$4]*[.E42]*([.J$3]/[.J$4])+[.I$3])" office:value-type="float" office:value="174895273">
            <text:p>174895273</text:p>
          </table:table-cell>
          <table:table-cell table:formula="of:=INT([.I42]*[.E42]*([.J$2]/[.J$3]))+[.I$2]" office:value-type="float" office:value="-4704847">
            <text:p>-4704847</text:p>
          </table:table-cell>
          <table:table-cell table:formula="of:=[.J42]*[.E42]*(1/[.J$2])+[.I$1]" office:value-type="float" office:value="9885.83099746704">
            <text:p>9886</text:p>
          </table:table-cell>
          <table:table-cell table:formula="of:=[.F42]-[.K42]" office:value-type="float" office:value="-73.830997467041">
            <text:p>-74</text:p>
          </table:table-cell>
        </table:table-row>
        <table:table-row table:style-name="ro1">
          <table:table-cell office:value-type="string">
            <text:p><text:s text:c="4"/>38</text:p>
          </table:table-cell>
          <table:table-cell office:value-type="string">
            <text:p><text:s text:c="4"/>645</text:p>
          </table:table-cell>
          <table:table-cell office:value-type="string">
            <text:p><text:s text:c="3"/>9790</text:p>
          </table:table-cell>
          <table:table-cell office:value-type="string">
            <text:p><text:s text:c="5"/>28</text:p>
          </table:table-cell>
          <table:table-cell table:formula="of:=[.B43]/1" office:value-type="float" office:value="645">
            <text:p>645</text:p>
          </table:table-cell>
          <table:table-cell table:formula="of:=[.C43]/1" office:value-type="float" office:value="9790">
            <text:p>9790</text:p>
          </table:table-cell>
          <table:table-cell table:formula="of:=[.G$1]+[.E43]*([.G$2]+[.E43]*([.G$3]+[.G$4]*[.E43]))" office:value-type="float" office:value="9864.39235353174">
            <text:p>9864.392</text:p>
          </table:table-cell>
          <table:table-cell table:formula="of:=[.F43]-[.G43]" office:value-type="float" office:value="-74.3923535317408">
            <text:p>-74.392</text:p>
          </table:table-cell>
          <table:table-cell table:formula="of:=INT([.I$4]*[.E43]*([.J$3]/[.J$4])+[.I$3])" office:value-type="float" office:value="174909106">
            <text:p>174909106</text:p>
          </table:table-cell>
          <table:table-cell table:formula="of:=INT([.I43]*[.E43]*([.J$2]/[.J$3]))+[.I$2]" office:value-type="float" office:value="-4700776">
            <text:p>-4700776</text:p>
          </table:table-cell>
          <table:table-cell table:formula="of:=[.J43]*[.E43]*(1/[.J$2])+[.I$1]" office:value-type="float" office:value="9863.91795349121">
            <text:p>9864</text:p>
          </table:table-cell>
          <table:table-cell table:formula="of:=[.F43]-[.K43]" office:value-type="float" office:value="-73.9179534912109">
            <text:p>-74</text:p>
          </table:table-cell>
        </table:table-row>
        <table:table-row table:style-name="ro1">
          <table:table-cell office:value-type="string">
            <text:p><text:s text:c="4"/>39</text:p>
          </table:table-cell>
          <table:table-cell office:value-type="string">
            <text:p><text:s text:c="4"/>648</text:p>
          </table:table-cell>
          <table:table-cell office:value-type="string">
            <text:p><text:s text:c="3"/>9768</text:p>
          </table:table-cell>
          <table:table-cell office:value-type="string">
            <text:p><text:s text:c="5"/>28</text:p>
          </table:table-cell>
          <table:table-cell table:formula="of:=[.B44]/1" office:value-type="float" office:value="648">
            <text:p>648</text:p>
          </table:table-cell>
          <table:table-cell table:formula="of:=[.C44]/1" office:value-type="float" office:value="9768">
            <text:p>9768</text:p>
          </table:table-cell>
          <table:table-cell table:formula="of:=[.G$1]+[.E44]*([.G$2]+[.E44]*([.G$3]+[.G$4]*[.E44]))" office:value-type="float" office:value="9842.52682126163">
            <text:p>9842.527</text:p>
          </table:table-cell>
          <table:table-cell table:formula="of:=[.F44]-[.G44]" office:value-type="float" office:value="-74.5268212616284">
            <text:p>-74.527</text:p>
          </table:table-cell>
          <table:table-cell table:formula="of:=INT([.I$4]*[.E44]*([.J$3]/[.J$4])+[.I$3])" office:value-type="float" office:value="174922939">
            <text:p>174922939</text:p>
          </table:table-cell>
          <table:table-cell table:formula="of:=INT([.I44]*[.E44]*([.J$2]/[.J$3]))+[.I$2]" office:value-type="float" office:value="-4696704">
            <text:p>-4696704</text:p>
          </table:table-cell>
          <table:table-cell table:formula="of:=[.J44]*[.E44]*(1/[.J$2])+[.I$1]" office:value-type="float" office:value="9842.052734375">
            <text:p>9842</text:p>
          </table:table-cell>
          <table:table-cell table:formula="of:=[.F44]-[.K44]" office:value-type="float" office:value="-74.052734375">
            <text:p>-74</text:p>
          </table:table-cell>
        </table:table-row>
        <table:table-row table:style-name="ro1">
          <table:table-cell office:value-type="string">
            <text:p><text:s text:c="4"/>40</text:p>
          </table:table-cell>
          <table:table-cell office:value-type="string">
            <text:p><text:s text:c="4"/>650</text:p>
          </table:table-cell>
          <table:table-cell office:value-type="string">
            <text:p><text:s text:c="3"/>9749</text:p>
          </table:table-cell>
          <table:table-cell office:value-type="string">
            <text:p><text:s text:c="5"/>25</text:p>
          </table:table-cell>
          <table:table-cell table:formula="of:=[.B45]/1" office:value-type="float" office:value="650">
            <text:p>650</text:p>
          </table:table-cell>
          <table:table-cell table:formula="of:=[.C45]/1" office:value-type="float" office:value="9749">
            <text:p>9749</text:p>
          </table:table-cell>
          <table:table-cell table:formula="of:=[.G$1]+[.E45]*([.G$2]+[.E45]*([.G$3]+[.G$4]*[.E45]))" office:value-type="float" office:value="9827.97612333245">
            <text:p>9827.976</text:p>
          </table:table-cell>
          <table:table-cell table:formula="of:=[.F45]-[.G45]" office:value-type="float" office:value="-78.9761233324461">
            <text:p>-78.976</text:p>
          </table:table-cell>
          <table:table-cell table:formula="of:=INT([.I$4]*[.E45]*([.J$3]/[.J$4])+[.I$3])" office:value-type="float" office:value="174932161">
            <text:p>174932161</text:p>
          </table:table-cell>
          <table:table-cell table:formula="of:=INT([.I45]*[.E45]*([.J$2]/[.J$3]))+[.I$2]" office:value-type="float" office:value="-4693989">
            <text:p>-4693989</text:p>
          </table:table-cell>
          <table:table-cell table:formula="of:=[.J45]*[.E45]*(1/[.J$2])+[.I$1]" office:value-type="float" office:value="9827.50222396851">
            <text:p>9828</text:p>
          </table:table-cell>
          <table:table-cell table:formula="of:=[.F45]-[.K45]" office:value-type="float" office:value="-78.5022239685059">
            <text:p>-79</text:p>
          </table:table-cell>
        </table:table-row>
        <table:table-row table:style-name="ro1">
          <table:table-cell office:value-type="string">
            <text:p><text:s text:c="4"/>41</text:p>
          </table:table-cell>
          <table:table-cell office:value-type="string">
            <text:p><text:s text:c="4"/>654</text:p>
          </table:table-cell>
          <table:table-cell office:value-type="string">
            <text:p><text:s text:c="3"/>9732</text:p>
          </table:table-cell>
          <table:table-cell office:value-type="string">
            <text:p><text:s text:c="5"/>26</text:p>
          </table:table-cell>
          <table:table-cell table:formula="of:=[.B46]/1" office:value-type="float" office:value="654">
            <text:p>654</text:p>
          </table:table-cell>
          <table:table-cell table:formula="of:=[.C46]/1" office:value-type="float" office:value="9732">
            <text:p>9732</text:p>
          </table:table-cell>
          <table:table-cell table:formula="of:=[.G$1]+[.E46]*([.G$2]+[.E46]*([.G$3]+[.G$4]*[.E46]))" office:value-type="float" office:value="9798.93791856982">
            <text:p>9798.938</text:p>
          </table:table-cell>
          <table:table-cell table:formula="of:=[.F46]-[.G46]" office:value-type="float" office:value="-66.9379185698181">
            <text:p>-66.938</text:p>
          </table:table-cell>
          <table:table-cell table:formula="of:=INT([.I$4]*[.E46]*([.J$3]/[.J$4])+[.I$3])" office:value-type="float" office:value="174950605">
            <text:p>174950605</text:p>
          </table:table-cell>
          <table:table-cell table:formula="of:=INT([.I46]*[.E46]*([.J$2]/[.J$3]))+[.I$2]" office:value-type="float" office:value="-4688559">
            <text:p>-4688559</text:p>
          </table:table-cell>
          <table:table-cell table:formula="of:=[.J46]*[.E46]*(1/[.J$2])+[.I$1]" office:value-type="float" office:value="9798.46334457397">
            <text:p>9798</text:p>
          </table:table-cell>
          <table:table-cell table:formula="of:=[.F46]-[.K46]" office:value-type="float" office:value="-66.4633445739746">
            <text:p>-66</text:p>
          </table:table-cell>
        </table:table-row>
        <table:table-row table:style-name="ro1">
          <table:table-cell office:value-type="string">
            <text:p><text:s text:c="4"/>42</text:p>
          </table:table-cell>
          <table:table-cell office:value-type="string">
            <text:p><text:s text:c="4"/>657</text:p>
          </table:table-cell>
          <table:table-cell office:value-type="string">
            <text:p><text:s text:c="3"/>9708</text:p>
          </table:table-cell>
          <table:table-cell office:value-type="string">
            <text:p><text:s text:c="5"/>24</text:p>
          </table:table-cell>
          <table:table-cell table:formula="of:=[.B47]/1" office:value-type="float" office:value="657">
            <text:p>657</text:p>
          </table:table-cell>
          <table:table-cell table:formula="of:=[.C47]/1" office:value-type="float" office:value="9708">
            <text:p>9708</text:p>
          </table:table-cell>
          <table:table-cell table:formula="of:=[.G$1]+[.E47]*([.G$2]+[.E47]*([.G$3]+[.G$4]*[.E47]))" office:value-type="float" office:value="9777.21456988852">
            <text:p>9777.215</text:p>
          </table:table-cell>
          <table:table-cell table:formula="of:=[.F47]-[.G47]" office:value-type="float" office:value="-69.2145698885179">
            <text:p>-69.215</text:p>
          </table:table-cell>
          <table:table-cell table:formula="of:=INT([.I$4]*[.E47]*([.J$3]/[.J$4])+[.I$3])" office:value-type="float" office:value="174964439">
            <text:p>174964439</text:p>
          </table:table-cell>
          <table:table-cell table:formula="of:=INT([.I47]*[.E47]*([.J$2]/[.J$3]))+[.I$2]" office:value-type="float" office:value="-4684485">
            <text:p>-4684485</text:p>
          </table:table-cell>
          <table:table-cell table:formula="of:=[.J47]*[.E47]*(1/[.J$2])+[.I$1]" office:value-type="float" office:value="9776.7404384613">
            <text:p>9777</text:p>
          </table:table-cell>
          <table:table-cell table:formula="of:=[.F47]-[.K47]" office:value-type="float" office:value="-68.7404384613037">
            <text:p>-69</text:p>
          </table:table-cell>
        </table:table-row>
        <table:table-row table:style-name="ro1">
          <table:table-cell office:value-type="string">
            <text:p><text:s text:c="4"/>43</text:p>
          </table:table-cell>
          <table:table-cell office:value-type="string">
            <text:p><text:s text:c="4"/>659</text:p>
          </table:table-cell>
          <table:table-cell office:value-type="string">
            <text:p><text:s text:c="3"/>9689</text:p>
          </table:table-cell>
          <table:table-cell office:value-type="string">
            <text:p><text:s text:c="5"/>22</text:p>
          </table:table-cell>
          <table:table-cell table:formula="of:=[.B48]/1" office:value-type="float" office:value="659">
            <text:p>659</text:p>
          </table:table-cell>
          <table:table-cell table:formula="of:=[.C48]/1" office:value-type="float" office:value="9689">
            <text:p>9689</text:p>
          </table:table-cell>
          <table:table-cell table:formula="of:=[.G$1]+[.E48]*([.G$2]+[.E48]*([.G$3]+[.G$4]*[.E48]))" office:value-type="float" office:value="9762.75867913554">
            <text:p>9762.759</text:p>
          </table:table-cell>
          <table:table-cell table:formula="of:=[.F48]-[.G48]" office:value-type="float" office:value="-73.7586791355407">
            <text:p>-73.759</text:p>
          </table:table-cell>
          <table:table-cell table:formula="of:=INT([.I$4]*[.E48]*([.J$3]/[.J$4])+[.I$3])" office:value-type="float" office:value="174973661">
            <text:p>174973661</text:p>
          </table:table-cell>
          <table:table-cell table:formula="of:=INT([.I48]*[.E48]*([.J$2]/[.J$3]))+[.I$2]" office:value-type="float" office:value="-4681769">
            <text:p>-4681769</text:p>
          </table:table-cell>
          <table:table-cell table:formula="of:=[.J48]*[.E48]*(1/[.J$2])+[.I$1]" office:value-type="float" office:value="9762.28440284729">
            <text:p>9762</text:p>
          </table:table-cell>
          <table:table-cell table:formula="of:=[.F48]-[.K48]" office:value-type="float" office:value="-73.28440284729">
            <text:p>-73</text:p>
          </table:table-cell>
        </table:table-row>
        <table:table-row table:style-name="ro1">
          <table:table-cell office:value-type="string">
            <text:p><text:s text:c="4"/>44</text:p>
          </table:table-cell>
          <table:table-cell office:value-type="string">
            <text:p><text:s text:c="4"/>662</text:p>
          </table:table-cell>
          <table:table-cell office:value-type="string">
            <text:p><text:s text:c="3"/>9670</text:p>
          </table:table-cell>
          <table:table-cell office:value-type="string">
            <text:p><text:s text:c="5"/>21</text:p>
          </table:table-cell>
          <table:table-cell table:formula="of:=[.B49]/1" office:value-type="float" office:value="662">
            <text:p>662</text:p>
          </table:table-cell>
          <table:table-cell table:formula="of:=[.C49]/1" office:value-type="float" office:value="9670">
            <text:p>9670</text:p>
          </table:table-cell>
          <table:table-cell table:formula="of:=[.G$1]+[.E49]*([.G$2]+[.E49]*([.G$3]+[.G$4]*[.E49]))" office:value-type="float" office:value="9741.11436360991">
            <text:p>9741.114</text:p>
          </table:table-cell>
          <table:table-cell table:formula="of:=[.F49]-[.G49]" office:value-type="float" office:value="-71.1143636099114">
            <text:p>-71.114</text:p>
          </table:table-cell>
          <table:table-cell table:formula="of:=INT([.I$4]*[.E49]*([.J$3]/[.J$4])+[.I$3])" office:value-type="float" office:value="174987494">
            <text:p>174987494</text:p>
          </table:table-cell>
          <table:table-cell table:formula="of:=INT([.I49]*[.E49]*([.J$2]/[.J$3]))+[.I$2]" office:value-type="float" office:value="-4677694">
            <text:p>-4677694</text:p>
          </table:table-cell>
          <table:table-cell table:formula="of:=[.J49]*[.E49]*(1/[.J$2])+[.I$1]" office:value-type="float" office:value="9740.64046478271">
            <text:p>9741</text:p>
          </table:table-cell>
          <table:table-cell table:formula="of:=[.F49]-[.K49]" office:value-type="float" office:value="-70.6404647827148">
            <text:p>-71</text:p>
          </table:table-cell>
        </table:table-row>
        <table:table-row table:style-name="ro1">
          <table:table-cell office:value-type="string">
            <text:p><text:s text:c="4"/>45</text:p>
          </table:table-cell>
          <table:table-cell office:value-type="string">
            <text:p><text:s text:c="4"/>666</text:p>
          </table:table-cell>
          <table:table-cell office:value-type="string">
            <text:p><text:s text:c="3"/>9650</text:p>
          </table:table-cell>
          <table:table-cell office:value-type="string">
            <text:p><text:s text:c="5"/>24</text:p>
          </table:table-cell>
          <table:table-cell table:formula="of:=[.B50]/1" office:value-type="float" office:value="666">
            <text:p>666</text:p>
          </table:table-cell>
          <table:table-cell table:formula="of:=[.C50]/1" office:value-type="float" office:value="9650">
            <text:p>9650</text:p>
          </table:table-cell>
          <table:table-cell table:formula="of:=[.G$1]+[.E50]*([.G$2]+[.E50]*([.G$3]+[.G$4]*[.E50]))" office:value-type="float" office:value="9712.32906494543">
            <text:p>9712.329</text:p>
          </table:table-cell>
          <table:table-cell table:formula="of:=[.F50]-[.G50]" office:value-type="float" office:value="-62.3290649454339">
            <text:p>-62.329</text:p>
          </table:table-cell>
          <table:table-cell table:formula="of:=INT([.I$4]*[.E50]*([.J$3]/[.J$4])+[.I$3])" office:value-type="float" office:value="175005938">
            <text:p>175005938</text:p>
          </table:table-cell>
          <table:table-cell table:formula="of:=INT([.I50]*[.E50]*([.J$2]/[.J$3]))+[.I$2]" office:value-type="float" office:value="-4672260">
            <text:p>-4672260</text:p>
          </table:table-cell>
          <table:table-cell table:formula="of:=[.J50]*[.E50]*(1/[.J$2])+[.I$1]" office:value-type="float" office:value="9711.85527038574">
            <text:p>9712</text:p>
          </table:table-cell>
          <table:table-cell table:formula="of:=[.F50]-[.K50]" office:value-type="float" office:value="-61.8552703857422">
            <text:p>-62</text:p>
          </table:table-cell>
        </table:table-row>
        <table:table-row table:style-name="ro1">
          <table:table-cell office:value-type="string">
            <text:p><text:s text:c="4"/>46</text:p>
          </table:table-cell>
          <table:table-cell office:value-type="string">
            <text:p><text:s text:c="4"/>667</text:p>
          </table:table-cell>
          <table:table-cell office:value-type="string">
            <text:p><text:s text:c="3"/>9630</text:p>
          </table:table-cell>
          <table:table-cell office:value-type="string">
            <text:p><text:s text:c="5"/>24</text:p>
          </table:table-cell>
          <table:table-cell table:formula="of:=[.B51]/1" office:value-type="float" office:value="667">
            <text:p>667</text:p>
          </table:table-cell>
          <table:table-cell table:formula="of:=[.C51]/1" office:value-type="float" office:value="9630">
            <text:p>9630</text:p>
          </table:table-cell>
          <table:table-cell table:formula="of:=[.G$1]+[.E51]*([.G$2]+[.E51]*([.G$3]+[.G$4]*[.E51]))" office:value-type="float" office:value="9705.14591951742">
            <text:p>9705.146</text:p>
          </table:table-cell>
          <table:table-cell table:formula="of:=[.F51]-[.G51]" office:value-type="float" office:value="-75.1459195174248">
            <text:p>-75.146</text:p>
          </table:table-cell>
          <table:table-cell table:formula="of:=INT([.I$4]*[.E51]*([.J$3]/[.J$4])+[.I$3])" office:value-type="float" office:value="175010549">
            <text:p>175010549</text:p>
          </table:table-cell>
          <table:table-cell table:formula="of:=INT([.I51]*[.E51]*([.J$2]/[.J$3]))+[.I$2]" office:value-type="float" office:value="-4670902">
            <text:p>-4670902</text:p>
          </table:table-cell>
          <table:table-cell table:formula="of:=[.J51]*[.E51]*(1/[.J$2])+[.I$1]" office:value-type="float" office:value="9704.67129135132">
            <text:p>9705</text:p>
          </table:table-cell>
          <table:table-cell table:formula="of:=[.F51]-[.K51]" office:value-type="float" office:value="-74.6712913513184">
            <text:p>-75</text:p>
          </table:table-cell>
        </table:table-row>
        <table:table-row table:style-name="ro1">
          <table:table-cell office:value-type="string">
            <text:p><text:s text:c="4"/>47</text:p>
          </table:table-cell>
          <table:table-cell office:value-type="string">
            <text:p><text:s text:c="4"/>670</text:p>
          </table:table-cell>
          <table:table-cell office:value-type="string">
            <text:p><text:s text:c="3"/>9610</text:p>
          </table:table-cell>
          <table:table-cell office:value-type="string">
            <text:p><text:s text:c="5"/>27</text:p>
          </table:table-cell>
          <table:table-cell table:formula="of:=[.B52]/1" office:value-type="float" office:value="670">
            <text:p>670</text:p>
          </table:table-cell>
          <table:table-cell table:formula="of:=[.C52]/1" office:value-type="float" office:value="9610">
            <text:p>9610</text:p>
          </table:table-cell>
          <table:table-cell table:formula="of:=[.G$1]+[.E52]*([.G$2]+[.E52]*([.G$3]+[.G$4]*[.E52]))" office:value-type="float" office:value="9683.62811984647">
            <text:p>9683.628</text:p>
          </table:table-cell>
          <table:table-cell table:formula="of:=[.F52]-[.G52]" office:value-type="float" office:value="-73.6281198464712">
            <text:p>-73.628</text:p>
          </table:table-cell>
          <table:table-cell table:formula="of:=INT([.I$4]*[.E52]*([.J$3]/[.J$4])+[.I$3])" office:value-type="float" office:value="175024382">
            <text:p>175024382</text:p>
          </table:table-cell>
          <table:table-cell table:formula="of:=INT([.I52]*[.E52]*([.J$2]/[.J$3]))+[.I$2]" office:value-type="float" office:value="-4666825">
            <text:p>-4666825</text:p>
          </table:table-cell>
          <table:table-cell table:formula="of:=[.J52]*[.E52]*(1/[.J$2])+[.I$1]" office:value-type="float" office:value="9683.15427017212">
            <text:p>9683</text:p>
          </table:table-cell>
          <table:table-cell table:formula="of:=[.F52]-[.K52]" office:value-type="float" office:value="-73.1542701721191">
            <text:p>-73</text:p>
          </table:table-cell>
        </table:table-row>
        <table:table-row table:style-name="ro1">
          <table:table-cell office:value-type="string">
            <text:p><text:s text:c="4"/>48</text:p>
          </table:table-cell>
          <table:table-cell office:value-type="string">
            <text:p><text:s text:c="4"/>674</text:p>
          </table:table-cell>
          <table:table-cell office:value-type="string">
            <text:p><text:s text:c="3"/>9596</text:p>
          </table:table-cell>
          <table:table-cell office:value-type="string">
            <text:p><text:s text:c="5"/>27</text:p>
          </table:table-cell>
          <table:table-cell table:formula="of:=[.B53]/1" office:value-type="float" office:value="674">
            <text:p>674</text:p>
          </table:table-cell>
          <table:table-cell table:formula="of:=[.C53]/1" office:value-type="float" office:value="9596">
            <text:p>9596</text:p>
          </table:table-cell>
          <table:table-cell table:formula="of:=[.G$1]+[.E53]*([.G$2]+[.E53]*([.G$3]+[.G$4]*[.E53]))" office:value-type="float" office:value="9655.01155407943">
            <text:p>9655.012</text:p>
          </table:table-cell>
          <table:table-cell table:formula="of:=[.F53]-[.G53]" office:value-type="float" office:value="-59.0115540794268">
            <text:p>-59.012</text:p>
          </table:table-cell>
          <table:table-cell table:formula="of:=INT([.I$4]*[.E53]*([.J$3]/[.J$4])+[.I$3])" office:value-type="float" office:value="175042827">
            <text:p>175042827</text:p>
          </table:table-cell>
          <table:table-cell table:formula="of:=INT([.I53]*[.E53]*([.J$2]/[.J$3]))+[.I$2]" office:value-type="float" office:value="-4661389">
            <text:p>-4661389</text:p>
          </table:table-cell>
          <table:table-cell table:formula="of:=[.J53]*[.E53]*(1/[.J$2])+[.I$1]" office:value-type="float" office:value="9654.53748703003">
            <text:p>9655</text:p>
          </table:table-cell>
          <table:table-cell table:formula="of:=[.F53]-[.K53]" office:value-type="float" office:value="-58.5374870300293">
            <text:p>-59</text:p>
          </table:table-cell>
        </table:table-row>
        <table:table-row table:style-name="ro1">
          <table:table-cell office:value-type="string">
            <text:p><text:s text:c="4"/>49</text:p>
          </table:table-cell>
          <table:table-cell office:value-type="string">
            <text:p><text:s text:c="4"/>676</text:p>
          </table:table-cell>
          <table:table-cell office:value-type="string">
            <text:p><text:s text:c="3"/>9567</text:p>
          </table:table-cell>
          <table:table-cell office:value-type="string">
            <text:p><text:s text:c="5"/>26</text:p>
          </table:table-cell>
          <table:table-cell table:formula="of:=[.B54]/1" office:value-type="float" office:value="676">
            <text:p>676</text:p>
          </table:table-cell>
          <table:table-cell table:formula="of:=[.C54]/1" office:value-type="float" office:value="9567">
            <text:p>9567</text:p>
          </table:table-cell>
          <table:table-cell table:formula="of:=[.G$1]+[.E54]*([.G$2]+[.E54]*([.G$3]+[.G$4]*[.E54]))" office:value-type="float" office:value="9640.73492149737">
            <text:p>9640.735</text:p>
          </table:table-cell>
          <table:table-cell table:formula="of:=[.F54]-[.G54]" office:value-type="float" office:value="-73.7349214973729">
            <text:p>-73.735</text:p>
          </table:table-cell>
          <table:table-cell table:formula="of:=INT([.I$4]*[.E54]*([.J$3]/[.J$4])+[.I$3])" office:value-type="float" office:value="175052049">
            <text:p>175052049</text:p>
          </table:table-cell>
          <table:table-cell table:formula="of:=INT([.I54]*[.E54]*([.J$2]/[.J$3]))+[.I$2]" office:value-type="float" office:value="-4658671">
            <text:p>-4658671</text:p>
          </table:table-cell>
          <table:table-cell table:formula="of:=[.J54]*[.E54]*(1/[.J$2])+[.I$1]" office:value-type="float" office:value="9640.26020050049">
            <text:p>9640</text:p>
          </table:table-cell>
          <table:table-cell table:formula="of:=[.F54]-[.K54]" office:value-type="float" office:value="-73.2602005004883">
            <text:p>-73</text:p>
          </table:table-cell>
        </table:table-row>
        <table:table-row table:style-name="ro1">
          <table:table-cell office:value-type="string">
            <text:p><text:s text:c="4"/>50</text:p>
          </table:table-cell>
          <table:table-cell office:value-type="string">
            <text:p><text:s text:c="4"/>679</text:p>
          </table:table-cell>
          <table:table-cell office:value-type="string">
            <text:p><text:s text:c="3"/>9548</text:p>
          </table:table-cell>
          <table:table-cell office:value-type="string">
            <text:p><text:s text:c="5"/>26</text:p>
          </table:table-cell>
          <table:table-cell table:formula="of:=[.B55]/1" office:value-type="float" office:value="679">
            <text:p>679</text:p>
          </table:table-cell>
          <table:table-cell table:formula="of:=[.C55]/1" office:value-type="float" office:value="9548">
            <text:p>9548</text:p>
          </table:table-cell>
          <table:table-cell table:formula="of:=[.G$1]+[.E55]*([.G$2]+[.E55]*([.G$3]+[.G$4]*[.E55]))" office:value-type="float" office:value="9619.35954455963">
            <text:p>9619.360</text:p>
          </table:table-cell>
          <table:table-cell table:formula="of:=[.F55]-[.G55]" office:value-type="float" office:value="-71.3595445596293">
            <text:p>-71.360</text:p>
          </table:table-cell>
          <table:table-cell table:formula="of:=INT([.I$4]*[.E55]*([.J$3]/[.J$4])+[.I$3])" office:value-type="float" office:value="175065882">
            <text:p>175065882</text:p>
          </table:table-cell>
          <table:table-cell table:formula="of:=INT([.I55]*[.E55]*([.J$2]/[.J$3]))+[.I$2]" office:value-type="float" office:value="-4654592">
            <text:p>-4654592</text:p>
          </table:table-cell>
          <table:table-cell table:formula="of:=[.J55]*[.E55]*(1/[.J$2])+[.I$1]" office:value-type="float" office:value="9618.8857421875">
            <text:p>9619</text:p>
          </table:table-cell>
          <table:table-cell table:formula="of:=[.F55]-[.K55]" office:value-type="float" office:value="-70.8857421875">
            <text:p>-71</text:p>
          </table:table-cell>
        </table:table-row>
        <table:table-row table:style-name="ro1">
          <table:table-cell office:value-type="string">
            <text:p><text:s text:c="4"/>51</text:p>
          </table:table-cell>
          <table:table-cell office:value-type="string">
            <text:p><text:s text:c="4"/>683</text:p>
          </table:table-cell>
          <table:table-cell office:value-type="string">
            <text:p><text:s text:c="3"/>9529</text:p>
          </table:table-cell>
          <table:table-cell office:value-type="string">
            <text:p><text:s text:c="5"/>26</text:p>
          </table:table-cell>
          <table:table-cell table:formula="of:=[.B56]/1" office:value-type="float" office:value="683">
            <text:p>683</text:p>
          </table:table-cell>
          <table:table-cell table:formula="of:=[.C56]/1" office:value-type="float" office:value="9529">
            <text:p>9529</text:p>
          </table:table-cell>
          <table:table-cell table:formula="of:=[.G$1]+[.E56]*([.G$2]+[.E56]*([.G$3]+[.G$4]*[.E56]))" office:value-type="float" office:value="9590.9329264978">
            <text:p>9590.933</text:p>
          </table:table-cell>
          <table:table-cell table:formula="of:=[.F56]-[.G56]" office:value-type="float" office:value="-61.9329264977969">
            <text:p>-61.933</text:p>
          </table:table-cell>
          <table:table-cell table:formula="of:=INT([.I$4]*[.E56]*([.J$3]/[.J$4])+[.I$3])" office:value-type="float" office:value="175084326">
            <text:p>175084326</text:p>
          </table:table-cell>
          <table:table-cell table:formula="of:=INT([.I56]*[.E56]*([.J$2]/[.J$3]))+[.I$2]" office:value-type="float" office:value="-4649154">
            <text:p>-4649154</text:p>
          </table:table-cell>
          <table:table-cell table:formula="of:=[.J56]*[.E56]*(1/[.J$2])+[.I$1]" office:value-type="float" office:value="9590.45820999146">
            <text:p>9590</text:p>
          </table:table-cell>
          <table:table-cell table:formula="of:=[.F56]-[.K56]" office:value-type="float" office:value="-61.4582099914551">
            <text:p>-61</text:p>
          </table:table-cell>
        </table:table-row>
        <table:table-row table:style-name="ro1">
          <table:table-cell office:value-type="string">
            <text:p><text:s text:c="4"/>52</text:p>
          </table:table-cell>
          <table:table-cell office:value-type="string">
            <text:p><text:s text:c="4"/>684</text:p>
          </table:table-cell>
          <table:table-cell office:value-type="string">
            <text:p><text:s text:c="3"/>9509</text:p>
          </table:table-cell>
          <table:table-cell office:value-type="string">
            <text:p><text:s text:c="5"/>25</text:p>
          </table:table-cell>
          <table:table-cell table:formula="of:=[.B57]/1" office:value-type="float" office:value="684">
            <text:p>684</text:p>
          </table:table-cell>
          <table:table-cell table:formula="of:=[.C57]/1" office:value-type="float" office:value="9509">
            <text:p>9509</text:p>
          </table:table-cell>
          <table:table-cell table:formula="of:=[.G$1]+[.E57]*([.G$2]+[.E57]*([.G$3]+[.G$4]*[.E57]))" office:value-type="float" office:value="9583.83946833095">
            <text:p>9583.839</text:p>
          </table:table-cell>
          <table:table-cell table:formula="of:=[.F57]-[.G57]" office:value-type="float" office:value="-74.8394683309489">
            <text:p>-74.839</text:p>
          </table:table-cell>
          <table:table-cell table:formula="of:=INT([.I$4]*[.E57]*([.J$3]/[.J$4])+[.I$3])" office:value-type="float" office:value="175088937">
            <text:p>175088937</text:p>
          </table:table-cell>
          <table:table-cell table:formula="of:=INT([.I57]*[.E57]*([.J$2]/[.J$3]))+[.I$2]" office:value-type="float" office:value="-4647794">
            <text:p>-4647794</text:p>
          </table:table-cell>
          <table:table-cell table:formula="of:=[.J57]*[.E57]*(1/[.J$2])+[.I$1]" office:value-type="float" office:value="9583.36494445801">
            <text:p>9583</text:p>
          </table:table-cell>
          <table:table-cell table:formula="of:=[.F57]-[.K57]" office:value-type="float" office:value="-74.3649444580078">
            <text:p>-74</text:p>
          </table:table-cell>
        </table:table-row>
        <table:table-row table:style-name="ro1">
          <table:table-cell office:value-type="string">
            <text:p><text:s text:c="4"/>53</text:p>
          </table:table-cell>
          <table:table-cell office:value-type="string">
            <text:p><text:s text:c="4"/>687</text:p>
          </table:table-cell>
          <table:table-cell office:value-type="string">
            <text:p><text:s text:c="3"/>9490</text:p>
          </table:table-cell>
          <table:table-cell office:value-type="string">
            <text:p><text:s text:c="5"/>24</text:p>
          </table:table-cell>
          <table:table-cell table:formula="of:=[.B58]/1" office:value-type="float" office:value="687">
            <text:p>687</text:p>
          </table:table-cell>
          <table:table-cell table:formula="of:=[.C58]/1" office:value-type="float" office:value="9490">
            <text:p>9490</text:p>
          </table:table-cell>
          <table:table-cell table:formula="of:=[.G$1]+[.E58]*([.G$2]+[.E58]*([.G$3]+[.G$4]*[.E58]))" office:value-type="float" office:value="9562.59077150868">
            <text:p>9562.591</text:p>
          </table:table-cell>
          <table:table-cell table:formula="of:=[.F58]-[.G58]" office:value-type="float" office:value="-72.5907715086796">
            <text:p>-72.591</text:p>
          </table:table-cell>
          <table:table-cell table:formula="of:=INT([.I$4]*[.E58]*([.J$3]/[.J$4])+[.I$3])" office:value-type="float" office:value="175102770">
            <text:p>175102770</text:p>
          </table:table-cell>
          <table:table-cell table:formula="of:=INT([.I58]*[.E58]*([.J$2]/[.J$3]))+[.I$2]" office:value-type="float" office:value="-4643714">
            <text:p>-4643714</text:p>
          </table:table-cell>
          <table:table-cell table:formula="of:=[.J58]*[.E58]*(1/[.J$2])+[.I$1]" office:value-type="float" office:value="9562.11627578735">
            <text:p>9562</text:p>
          </table:table-cell>
          <table:table-cell table:formula="of:=[.F58]-[.K58]" office:value-type="float" office:value="-72.1162757873535">
            <text:p>-72</text:p>
          </table:table-cell>
        </table:table-row>
        <table:table-row table:style-name="ro1">
          <table:table-cell office:value-type="string">
            <text:p><text:s text:c="4"/>54</text:p>
          </table:table-cell>
          <table:table-cell office:value-type="string">
            <text:p><text:s text:c="4"/>691</text:p>
          </table:table-cell>
          <table:table-cell office:value-type="string">
            <text:p><text:s text:c="3"/>9469</text:p>
          </table:table-cell>
          <table:table-cell office:value-type="string">
            <text:p><text:s text:c="5"/>25</text:p>
          </table:table-cell>
          <table:table-cell table:formula="of:=[.B59]/1" office:value-type="float" office:value="691">
            <text:p>691</text:p>
          </table:table-cell>
          <table:table-cell table:formula="of:=[.C59]/1" office:value-type="float" office:value="9469">
            <text:p>9469</text:p>
          </table:table-cell>
          <table:table-cell table:formula="of:=[.G$1]+[.E59]*([.G$2]+[.E59]*([.G$3]+[.G$4]*[.E59]))" office:value-type="float" office:value="9534.33310535868">
            <text:p>9534.333</text:p>
          </table:table-cell>
          <table:table-cell table:formula="of:=[.F59]-[.G59]" office:value-type="float" office:value="-65.3331053586808">
            <text:p>-65.333</text:p>
          </table:table-cell>
          <table:table-cell table:formula="of:=INT([.I$4]*[.E59]*([.J$3]/[.J$4])+[.I$3])" office:value-type="float" office:value="175121215">
            <text:p>175121215</text:p>
          </table:table-cell>
          <table:table-cell table:formula="of:=INT([.I59]*[.E59]*([.J$2]/[.J$3]))+[.I$2]" office:value-type="float" office:value="-4638273">
            <text:p>-4638273</text:p>
          </table:table-cell>
          <table:table-cell table:formula="of:=[.J59]*[.E59]*(1/[.J$2])+[.I$1]" office:value-type="float" office:value="9533.85866737366">
            <text:p>9534</text:p>
          </table:table-cell>
          <table:table-cell table:formula="of:=[.F59]-[.K59]" office:value-type="float" office:value="-64.8586673736572">
            <text:p>-65</text:p>
          </table:table-cell>
        </table:table-row>
        <table:table-row table:style-name="ro1">
          <table:table-cell office:value-type="string">
            <text:p><text:s text:c="4"/>55</text:p>
          </table:table-cell>
          <table:table-cell office:value-type="string">
            <text:p><text:s text:c="4"/>694</text:p>
          </table:table-cell>
          <table:table-cell office:value-type="string">
            <text:p><text:s text:c="3"/>9455</text:p>
          </table:table-cell>
          <table:table-cell office:value-type="string">
            <text:p><text:s text:c="5"/>24</text:p>
          </table:table-cell>
          <table:table-cell table:formula="of:=[.B60]/1" office:value-type="float" office:value="694">
            <text:p>694</text:p>
          </table:table-cell>
          <table:table-cell table:formula="of:=[.C60]/1" office:value-type="float" office:value="9455">
            <text:p>9455</text:p>
          </table:table-cell>
          <table:table-cell table:formula="of:=[.G$1]+[.E60]*([.G$2]+[.E60]*([.G$3]+[.G$4]*[.E60]))" office:value-type="float" office:value="9513.19531704695">
            <text:p>9513.195</text:p>
          </table:table-cell>
          <table:table-cell table:formula="of:=[.F60]-[.G60]" office:value-type="float" office:value="-58.1953170469496">
            <text:p>-58.195</text:p>
          </table:table-cell>
          <table:table-cell table:formula="of:=INT([.I$4]*[.E60]*([.J$3]/[.J$4])+[.I$3])" office:value-type="float" office:value="175135048">
            <text:p>175135048</text:p>
          </table:table-cell>
          <table:table-cell table:formula="of:=INT([.I60]*[.E60]*([.J$2]/[.J$3]))+[.I$2]" office:value-type="float" office:value="-4634191">
            <text:p>-4634191</text:p>
          </table:table-cell>
          <table:table-cell table:formula="of:=[.J60]*[.E60]*(1/[.J$2])+[.I$1]" office:value-type="float" office:value="9512.72159957886">
            <text:p>9513</text:p>
          </table:table-cell>
          <table:table-cell table:formula="of:=[.F60]-[.K60]" office:value-type="float" office:value="-57.7215995788574">
            <text:p>-58</text:p>
          </table:table-cell>
        </table:table-row>
        <table:table-row table:style-name="ro1">
          <table:table-cell office:value-type="string">
            <text:p><text:s text:c="4"/>56</text:p>
          </table:table-cell>
          <table:table-cell office:value-type="string">
            <text:p><text:s text:c="4"/>696</text:p>
          </table:table-cell>
          <table:table-cell office:value-type="string">
            <text:p><text:s text:c="3"/>9431</text:p>
          </table:table-cell>
          <table:table-cell office:value-type="string">
            <text:p><text:s text:c="5"/>23</text:p>
          </table:table-cell>
          <table:table-cell table:formula="of:=[.B61]/1" office:value-type="float" office:value="696">
            <text:p>696</text:p>
          </table:table-cell>
          <table:table-cell table:formula="of:=[.C61]/1" office:value-type="float" office:value="9431">
            <text:p>9431</text:p>
          </table:table-cell>
          <table:table-cell table:formula="of:=[.G$1]+[.E61]*([.G$2]+[.E61]*([.G$3]+[.G$4]*[.E61]))" office:value-type="float" office:value="9499.12987435469">
            <text:p>9499.130</text:p>
          </table:table-cell>
          <table:table-cell table:formula="of:=[.F61]-[.G61]" office:value-type="float" office:value="-68.1298743546886">
            <text:p>-68.130</text:p>
          </table:table-cell>
          <table:table-cell table:formula="of:=INT([.I$4]*[.E61]*([.J$3]/[.J$4])+[.I$3])" office:value-type="float" office:value="175144270">
            <text:p>175144270</text:p>
          </table:table-cell>
          <table:table-cell table:formula="of:=INT([.I61]*[.E61]*([.J$2]/[.J$3]))+[.I$2]" office:value-type="float" office:value="-4631470">
            <text:p>-4631470</text:p>
          </table:table-cell>
          <table:table-cell table:formula="of:=[.J61]*[.E61]*(1/[.J$2])+[.I$1]" office:value-type="float" office:value="9498.65573120117">
            <text:p>9499</text:p>
          </table:table-cell>
          <table:table-cell table:formula="of:=[.F61]-[.K61]" office:value-type="float" office:value="-67.6557312011719">
            <text:p>-68</text:p>
          </table:table-cell>
        </table:table-row>
        <table:table-row table:style-name="ro1">
          <table:table-cell office:value-type="string">
            <text:p><text:s text:c="4"/>57</text:p>
          </table:table-cell>
          <table:table-cell office:value-type="string">
            <text:p><text:s text:c="4"/>700</text:p>
          </table:table-cell>
          <table:table-cell office:value-type="string">
            <text:p><text:s text:c="3"/>9412</text:p>
          </table:table-cell>
          <table:table-cell office:value-type="string">
            <text:p><text:s text:c="5"/>23</text:p>
          </table:table-cell>
          <table:table-cell table:formula="of:=[.B62]/1" office:value-type="float" office:value="700">
            <text:p>700</text:p>
          </table:table-cell>
          <table:table-cell table:formula="of:=[.C62]/1" office:value-type="float" office:value="9412">
            <text:p>9412</text:p>
          </table:table-cell>
          <table:table-cell table:formula="of:=[.G$1]+[.E62]*([.G$2]+[.E62]*([.G$3]+[.G$4]*[.E62]))" office:value-type="float" office:value="9471.0624023011">
            <text:p>9471.062</text:p>
          </table:table-cell>
          <table:table-cell table:formula="of:=[.F62]-[.G62]" office:value-type="float" office:value="-59.0624023011005">
            <text:p>-59.062</text:p>
          </table:table-cell>
          <table:table-cell table:formula="of:=INT([.I$4]*[.E62]*([.J$3]/[.J$4])+[.I$3])" office:value-type="float" office:value="175162714">
            <text:p>175162714</text:p>
          </table:table-cell>
          <table:table-cell table:formula="of:=INT([.I62]*[.E62]*([.J$2]/[.J$3]))+[.I$2]" office:value-type="float" office:value="-4626027">
            <text:p>-4626027</text:p>
          </table:table-cell>
          <table:table-cell table:formula="of:=[.J62]*[.E62]*(1/[.J$2])+[.I$1]" office:value-type="float" office:value="9470.5876083374">
            <text:p>9471</text:p>
          </table:table-cell>
          <table:table-cell table:formula="of:=[.F62]-[.K62]" office:value-type="float" office:value="-58.5876083374023">
            <text:p>-59</text:p>
          </table:table-cell>
        </table:table-row>
        <table:table-row table:style-name="ro1">
          <table:table-cell office:value-type="string">
            <text:p><text:s text:c="4"/>58</text:p>
          </table:table-cell>
          <table:table-cell office:value-type="string">
            <text:p><text:s text:c="4"/>701</text:p>
          </table:table-cell>
          <table:table-cell office:value-type="string">
            <text:p><text:s text:c="3"/>9395</text:p>
          </table:table-cell>
          <table:table-cell office:value-type="string">
            <text:p><text:s text:c="5"/>22</text:p>
          </table:table-cell>
          <table:table-cell table:formula="of:=[.B63]/1" office:value-type="float" office:value="701">
            <text:p>701</text:p>
          </table:table-cell>
          <table:table-cell table:formula="of:=[.C63]/1" office:value-type="float" office:value="9395">
            <text:p>9395</text:p>
          </table:table-cell>
          <table:table-cell table:formula="of:=[.G$1]+[.E63]*([.G$2]+[.E63]*([.G$3]+[.G$4]*[.E63]))" office:value-type="float" office:value="9464.05874774682">
            <text:p>9464.059</text:p>
          </table:table-cell>
          <table:table-cell table:formula="of:=[.F63]-[.G63]" office:value-type="float" office:value="-69.0587477468162">
            <text:p>-69.059</text:p>
          </table:table-cell>
          <table:table-cell table:formula="of:=INT([.I$4]*[.E63]*([.J$3]/[.J$4])+[.I$3])" office:value-type="float" office:value="175167325">
            <text:p>175167325</text:p>
          </table:table-cell>
          <table:table-cell table:formula="of:=INT([.I63]*[.E63]*([.J$2]/[.J$3]))+[.I$2]" office:value-type="float" office:value="-4624666">
            <text:p>-4624666</text:p>
          </table:table-cell>
          <table:table-cell table:formula="of:=[.J63]*[.E63]*(1/[.J$2])+[.I$1]" office:value-type="float" office:value="9463.58388900757">
            <text:p>9464</text:p>
          </table:table-cell>
          <table:table-cell table:formula="of:=[.F63]-[.K63]" office:value-type="float" office:value="-68.5838890075684">
            <text:p>-69</text:p>
          </table:table-cell>
        </table:table-row>
        <table:table-row table:style-name="ro1">
          <table:table-cell office:value-type="string">
            <text:p><text:s text:c="4"/>59</text:p>
          </table:table-cell>
          <table:table-cell office:value-type="string">
            <text:p><text:s text:c="4"/>704</text:p>
          </table:table-cell>
          <table:table-cell office:value-type="string">
            <text:p><text:s text:c="3"/>9374</text:p>
          </table:table-cell>
          <table:table-cell office:value-type="string">
            <text:p><text:s text:c="5"/>24</text:p>
          </table:table-cell>
          <table:table-cell table:formula="of:=[.B64]/1" office:value-type="float" office:value="704">
            <text:p>704</text:p>
          </table:table-cell>
          <table:table-cell table:formula="of:=[.C64]/1" office:value-type="float" office:value="9374">
            <text:p>9374</text:p>
          </table:table-cell>
          <table:table-cell table:formula="of:=[.G$1]+[.E64]*([.G$2]+[.E64]*([.G$3]+[.G$4]*[.E64]))" office:value-type="float" office:value="9443.07950282743">
            <text:p>9443.080</text:p>
          </table:table-cell>
          <table:table-cell table:formula="of:=[.F64]-[.G64]" office:value-type="float" office:value="-69.0795028274297">
            <text:p>-69.080</text:p>
          </table:table-cell>
          <table:table-cell table:formula="of:=INT([.I$4]*[.E64]*([.J$3]/[.J$4])+[.I$3])" office:value-type="float" office:value="175181159">
            <text:p>175181159</text:p>
          </table:table-cell>
          <table:table-cell table:formula="of:=INT([.I64]*[.E64]*([.J$2]/[.J$3]))+[.I$2]" office:value-type="float" office:value="-4620582">
            <text:p>-4620582</text:p>
          </table:table-cell>
          <table:table-cell table:formula="of:=[.J64]*[.E64]*(1/[.J$2])+[.I$1]" office:value-type="float" office:value="9442.60522460938">
            <text:p>9443</text:p>
          </table:table-cell>
          <table:table-cell table:formula="of:=[.F64]-[.K64]" office:value-type="float" office:value="-68.605224609375">
            <text:p>-69</text:p>
          </table:table-cell>
        </table:table-row>
        <table:table-row table:style-name="ro1">
          <table:table-cell office:value-type="string">
            <text:p><text:s text:c="4"/>60</text:p>
          </table:table-cell>
          <table:table-cell office:value-type="string">
            <text:p><text:s text:c="4"/>708</text:p>
          </table:table-cell>
          <table:table-cell office:value-type="string">
            <text:p><text:s text:c="3"/>9359</text:p>
          </table:table-cell>
          <table:table-cell office:value-type="string">
            <text:p><text:s text:c="5"/>20</text:p>
          </table:table-cell>
          <table:table-cell table:formula="of:=[.B65]/1" office:value-type="float" office:value="708">
            <text:p>708</text:p>
          </table:table-cell>
          <table:table-cell table:formula="of:=[.C65]/1" office:value-type="float" office:value="9359">
            <text:p>9359</text:p>
          </table:table-cell>
          <table:table-cell table:formula="of:=[.G$1]+[.E65]*([.G$2]+[.E65]*([.G$3]+[.G$4]*[.E65]))" office:value-type="float" office:value="9415.18120170008">
            <text:p>9415.181</text:p>
          </table:table-cell>
          <table:table-cell table:formula="of:=[.F65]-[.G65]" office:value-type="float" office:value="-56.1812017000775">
            <text:p>-56.181</text:p>
          </table:table-cell>
          <table:table-cell table:formula="of:=INT([.I$4]*[.E65]*([.J$3]/[.J$4])+[.I$3])" office:value-type="float" office:value="175199603">
            <text:p>175199603</text:p>
          </table:table-cell>
          <table:table-cell table:formula="of:=INT([.I65]*[.E65]*([.J$2]/[.J$3]))+[.I$2]" office:value-type="float" office:value="-4615136">
            <text:p>-4615136</text:p>
          </table:table-cell>
          <table:table-cell table:formula="of:=[.J65]*[.E65]*(1/[.J$2])+[.I$1]" office:value-type="float" office:value="9414.70727539063">
            <text:p>9415</text:p>
          </table:table-cell>
          <table:table-cell table:formula="of:=[.F65]-[.K65]" office:value-type="float" office:value="-55.707275390625">
            <text:p>-56</text:p>
          </table:table-cell>
        </table:table-row>
        <table:table-row table:style-name="ro1">
          <table:table-cell office:value-type="string">
            <text:p><text:s text:c="4"/>61</text:p>
          </table:table-cell>
          <table:table-cell office:value-type="string">
            <text:p><text:s text:c="4"/>711</text:p>
          </table:table-cell>
          <table:table-cell office:value-type="string">
            <text:p><text:s text:c="3"/>9338</text:p>
          </table:table-cell>
          <table:table-cell office:value-type="string">
            <text:p><text:s text:c="5"/>23</text:p>
          </table:table-cell>
          <table:table-cell table:formula="of:=[.B66]/1" office:value-type="float" office:value="711">
            <text:p>711</text:p>
          </table:table-cell>
          <table:table-cell table:formula="of:=[.C66]/1" office:value-type="float" office:value="9338">
            <text:p>9338</text:p>
          </table:table-cell>
          <table:table-cell table:formula="of:=[.G$1]+[.E66]*([.G$2]+[.E66]*([.G$3]+[.G$4]*[.E66]))" office:value-type="float" office:value="9394.31300901943">
            <text:p>9394.313</text:p>
          </table:table-cell>
          <table:table-cell table:formula="of:=[.F66]-[.G66]" office:value-type="float" office:value="-56.3130090194318">
            <text:p>-56.313</text:p>
          </table:table-cell>
          <table:table-cell table:formula="of:=INT([.I$4]*[.E66]*([.J$3]/[.J$4])+[.I$3])" office:value-type="float" office:value="175213436">
            <text:p>175213436</text:p>
          </table:table-cell>
          <table:table-cell table:formula="of:=INT([.I66]*[.E66]*([.J$2]/[.J$3]))+[.I$2]" office:value-type="float" office:value="-4611051">
            <text:p>-4611051</text:p>
          </table:table-cell>
          <table:table-cell table:formula="of:=[.J66]*[.E66]*(1/[.J$2])+[.I$1]" office:value-type="float" office:value="9393.83902549744">
            <text:p>9394</text:p>
          </table:table-cell>
          <table:table-cell table:formula="of:=[.F66]-[.K66]" office:value-type="float" office:value="-55.8390254974365">
            <text:p>-56</text:p>
          </table:table-cell>
        </table:table-row>
        <table:table-row table:style-name="ro1">
          <table:table-cell office:value-type="string">
            <text:p><text:s text:c="4"/>62</text:p>
          </table:table-cell>
          <table:table-cell office:value-type="string">
            <text:p><text:s text:c="4"/>713</text:p>
          </table:table-cell>
          <table:table-cell office:value-type="string">
            <text:p><text:s text:c="3"/>9318</text:p>
          </table:table-cell>
          <table:table-cell office:value-type="string">
            <text:p><text:s text:c="5"/>22</text:p>
          </table:table-cell>
          <table:table-cell table:formula="of:=[.B67]/1" office:value-type="float" office:value="713">
            <text:p>713</text:p>
          </table:table-cell>
          <table:table-cell table:formula="of:=[.C67]/1" office:value-type="float" office:value="9318">
            <text:p>9318</text:p>
          </table:table-cell>
          <table:table-cell table:formula="of:=[.G$1]+[.E67]*([.G$2]+[.E67]*([.G$3]+[.G$4]*[.E67]))" office:value-type="float" office:value="9380.42733096889">
            <text:p>9380.427</text:p>
          </table:table-cell>
          <table:table-cell table:formula="of:=[.F67]-[.G67]" office:value-type="float" office:value="-62.4273309688942">
            <text:p>-62.427</text:p>
          </table:table-cell>
          <table:table-cell table:formula="of:=INT([.I$4]*[.E67]*([.J$3]/[.J$4])+[.I$3])" office:value-type="float" office:value="175222658">
            <text:p>175222658</text:p>
          </table:table-cell>
          <table:table-cell table:formula="of:=INT([.I67]*[.E67]*([.J$2]/[.J$3]))+[.I$2]" office:value-type="float" office:value="-4608328">
            <text:p>-4608328</text:p>
          </table:table-cell>
          <table:table-cell table:formula="of:=[.J67]*[.E67]*(1/[.J$2])+[.I$1]" office:value-type="float" office:value="9379.95237731934">
            <text:p>9380</text:p>
          </table:table-cell>
          <table:table-cell table:formula="of:=[.F67]-[.K67]" office:value-type="float" office:value="-61.9523773193359">
            <text:p>-62</text:p>
          </table:table-cell>
        </table:table-row>
        <table:table-row table:style-name="ro1">
          <table:table-cell office:value-type="string">
            <text:p><text:s text:c="4"/>63</text:p>
          </table:table-cell>
          <table:table-cell office:value-type="string">
            <text:p><text:s text:c="4"/>716</text:p>
          </table:table-cell>
          <table:table-cell office:value-type="string">
            <text:p><text:s text:c="3"/>9301</text:p>
          </table:table-cell>
          <table:table-cell office:value-type="string">
            <text:p><text:s text:c="5"/>22</text:p>
          </table:table-cell>
          <table:table-cell table:formula="of:=[.B68]/1" office:value-type="float" office:value="716">
            <text:p>716</text:p>
          </table:table-cell>
          <table:table-cell table:formula="of:=[.C68]/1" office:value-type="float" office:value="9301">
            <text:p>9301</text:p>
          </table:table-cell>
          <table:table-cell table:formula="of:=[.G$1]+[.E68]*([.G$2]+[.E68]*([.G$3]+[.G$4]*[.E68]))" office:value-type="float" office:value="9359.63849754992">
            <text:p>9359.638</text:p>
          </table:table-cell>
          <table:table-cell table:formula="of:=[.F68]-[.G68]" office:value-type="float" office:value="-58.6384975499204">
            <text:p>-58.638</text:p>
          </table:table-cell>
          <table:table-cell table:formula="of:=INT([.I$4]*[.E68]*([.J$3]/[.J$4])+[.I$3])" office:value-type="float" office:value="175236491">
            <text:p>175236491</text:p>
          </table:table-cell>
          <table:table-cell table:formula="of:=INT([.I68]*[.E68]*([.J$2]/[.J$3]))+[.I$2]" office:value-type="float" office:value="-4604241">
            <text:p>-4604241</text:p>
          </table:table-cell>
          <table:table-cell table:formula="of:=[.J68]*[.E68]*(1/[.J$2])+[.I$1]" office:value-type="float" office:value="9359.16477203369">
            <text:p>9359</text:p>
          </table:table-cell>
          <table:table-cell table:formula="of:=[.F68]-[.K68]" office:value-type="float" office:value="-58.1647720336914">
            <text:p>-58</text:p>
          </table:table-cell>
        </table:table-row>
        <table:table-row table:style-name="ro1">
          <table:table-cell office:value-type="string">
            <text:p><text:s text:c="4"/>64</text:p>
          </table:table-cell>
          <table:table-cell office:value-type="string">
            <text:p><text:s text:c="4"/>719</text:p>
          </table:table-cell>
          <table:table-cell office:value-type="string">
            <text:p><text:s text:c="3"/>9282</text:p>
          </table:table-cell>
          <table:table-cell office:value-type="string">
            <text:p><text:s text:c="5"/>19</text:p>
          </table:table-cell>
          <table:table-cell table:formula="of:=[.B69]/1" office:value-type="float" office:value="719">
            <text:p>719</text:p>
          </table:table-cell>
          <table:table-cell table:formula="of:=[.C69]/1" office:value-type="float" office:value="9282">
            <text:p>9282</text:p>
          </table:table-cell>
          <table:table-cell table:formula="of:=[.G$1]+[.E69]*([.G$2]+[.E69]*([.G$3]+[.G$4]*[.E69]))" office:value-type="float" office:value="9338.89729418155">
            <text:p>9338.897</text:p>
          </table:table-cell>
          <table:table-cell table:formula="of:=[.F69]-[.G69]" office:value-type="float" office:value="-56.89729418155">
            <text:p>-56.897</text:p>
          </table:table-cell>
          <table:table-cell table:formula="of:=INT([.I$4]*[.E69]*([.J$3]/[.J$4])+[.I$3])" office:value-type="float" office:value="175250324">
            <text:p>175250324</text:p>
          </table:table-cell>
          <table:table-cell table:formula="of:=INT([.I69]*[.E69]*([.J$2]/[.J$3]))+[.I$2]" office:value-type="float" office:value="-4600155">
            <text:p>-4600155</text:p>
          </table:table-cell>
          <table:table-cell table:formula="of:=[.J69]*[.E69]*(1/[.J$2])+[.I$1]" office:value-type="float" office:value="9338.42256736755">
            <text:p>9338</text:p>
          </table:table-cell>
          <table:table-cell table:formula="of:=[.F69]-[.K69]" office:value-type="float" office:value="-56.4225673675537">
            <text:p>-56</text:p>
          </table:table-cell>
        </table:table-row>
        <table:table-row table:style-name="ro1">
          <table:table-cell office:value-type="string">
            <text:p><text:s text:c="4"/>65</text:p>
          </table:table-cell>
          <table:table-cell office:value-type="string">
            <text:p><text:s text:c="4"/>721</text:p>
          </table:table-cell>
          <table:table-cell office:value-type="string">
            <text:p><text:s text:c="3"/>9265</text:p>
          </table:table-cell>
          <table:table-cell office:value-type="string">
            <text:p><text:s text:c="5"/>20</text:p>
          </table:table-cell>
          <table:table-cell table:formula="of:=[.B70]/1" office:value-type="float" office:value="721">
            <text:p>721</text:p>
          </table:table-cell>
          <table:table-cell table:formula="of:=[.C70]/1" office:value-type="float" office:value="9265">
            <text:p>9265</text:p>
          </table:table-cell>
          <table:table-cell table:formula="of:=[.G$1]+[.E70]*([.G$2]+[.E70]*([.G$3]+[.G$4]*[.E70]))" office:value-type="float" office:value="9325.09629177653">
            <text:p>9325.096</text:p>
          </table:table-cell>
          <table:table-cell table:formula="of:=[.F70]-[.G70]" office:value-type="float" office:value="-60.0962917765282">
            <text:p>-60.096</text:p>
          </table:table-cell>
          <table:table-cell table:formula="of:=INT([.I$4]*[.E70]*([.J$3]/[.J$4])+[.I$3])" office:value-type="float" office:value="175259547">
            <text:p>175259547</text:p>
          </table:table-cell>
          <table:table-cell table:formula="of:=INT([.I70]*[.E70]*([.J$2]/[.J$3]))+[.I$2]" office:value-type="float" office:value="-4597430">
            <text:p>-4597430</text:p>
          </table:table-cell>
          <table:table-cell table:formula="of:=[.J70]*[.E70]*(1/[.J$2])+[.I$1]" office:value-type="float" office:value="9324.62178421021">
            <text:p>9325</text:p>
          </table:table-cell>
          <table:table-cell table:formula="of:=[.F70]-[.K70]" office:value-type="float" office:value="-59.6217842102051">
            <text:p>-60</text:p>
          </table:table-cell>
        </table:table-row>
        <table:table-row table:style-name="ro1">
          <table:table-cell office:value-type="string">
            <text:p><text:s text:c="4"/>66</text:p>
          </table:table-cell>
          <table:table-cell office:value-type="string">
            <text:p><text:s text:c="4"/>725</text:p>
          </table:table-cell>
          <table:table-cell office:value-type="string">
            <text:p><text:s text:c="3"/>9241</text:p>
          </table:table-cell>
          <table:table-cell office:value-type="string">
            <text:p><text:s text:c="5"/>23</text:p>
          </table:table-cell>
          <table:table-cell table:formula="of:=[.B71]/1" office:value-type="float" office:value="725">
            <text:p>725</text:p>
          </table:table-cell>
          <table:table-cell table:formula="of:=[.C71]/1" office:value-type="float" office:value="9241">
            <text:p>9241</text:p>
          </table:table-cell>
          <table:table-cell table:formula="of:=[.G$1]+[.E71]*([.G$2]+[.E71]*([.G$3]+[.G$4]*[.E71]))" office:value-type="float" office:value="9297.55782107742">
            <text:p>9297.558</text:p>
          </table:table-cell>
          <table:table-cell table:formula="of:=[.F71]-[.G71]" office:value-type="float" office:value="-56.5578210774183">
            <text:p>-56.558</text:p>
          </table:table-cell>
          <table:table-cell table:formula="of:=INT([.I$4]*[.E71]*([.J$3]/[.J$4])+[.I$3])" office:value-type="float" office:value="175277991">
            <text:p>175277991</text:p>
          </table:table-cell>
          <table:table-cell table:formula="of:=INT([.I71]*[.E71]*([.J$2]/[.J$3]))+[.I$2]" office:value-type="float" office:value="-4591979">
            <text:p>-4591979</text:p>
          </table:table-cell>
          <table:table-cell table:formula="of:=[.J71]*[.E71]*(1/[.J$2])+[.I$1]" office:value-type="float" office:value="9297.08397102356">
            <text:p>9297</text:p>
          </table:table-cell>
          <table:table-cell table:formula="of:=[.F71]-[.K71]" office:value-type="float" office:value="-56.0839710235596">
            <text:p>-56</text:p>
          </table:table-cell>
        </table:table-row>
        <table:table-row table:style-name="ro1">
          <table:table-cell office:value-type="string">
            <text:p><text:s text:c="4"/>67</text:p>
          </table:table-cell>
          <table:table-cell office:value-type="string">
            <text:p><text:s text:c="4"/>728</text:p>
          </table:table-cell>
          <table:table-cell office:value-type="string">
            <text:p><text:s text:c="3"/>9230</text:p>
          </table:table-cell>
          <table:table-cell office:value-type="string">
            <text:p><text:s text:c="5"/>18</text:p>
          </table:table-cell>
          <table:table-cell table:formula="of:=[.B72]/1" office:value-type="float" office:value="728">
            <text:p>728</text:p>
          </table:table-cell>
          <table:table-cell table:formula="of:=[.C72]/1" office:value-type="float" office:value="9230">
            <text:p>9230</text:p>
          </table:table-cell>
          <table:table-cell table:formula="of:=[.G$1]+[.E72]*([.G$2]+[.E72]*([.G$3]+[.G$4]*[.E72]))" office:value-type="float" office:value="9276.95957308206">
            <text:p>9276.960</text:p>
          </table:table-cell>
          <table:table-cell table:formula="of:=[.F72]-[.G72]" office:value-type="float" office:value="-46.9595730820583">
            <text:p>-46.960</text:p>
          </table:table-cell>
          <table:table-cell table:formula="of:=INT([.I$4]*[.E72]*([.J$3]/[.J$4])+[.I$3])" office:value-type="float" office:value="175291824">
            <text:p>175291824</text:p>
          </table:table-cell>
          <table:table-cell table:formula="of:=INT([.I72]*[.E72]*([.J$2]/[.J$3]))+[.I$2]" office:value-type="float" office:value="-4587891">
            <text:p>-4587891</text:p>
          </table:table-cell>
          <table:table-cell table:formula="of:=[.J72]*[.E72]*(1/[.J$2])+[.I$1]" office:value-type="float" office:value="9276.48484802246">
            <text:p>9276</text:p>
          </table:table-cell>
          <table:table-cell table:formula="of:=[.F72]-[.K72]" office:value-type="float" office:value="-46.4848480224609">
            <text:p>-46</text:p>
          </table:table-cell>
        </table:table-row>
        <table:table-row table:style-name="ro1">
          <table:table-cell office:value-type="string">
            <text:p><text:s text:c="4"/>68</text:p>
          </table:table-cell>
          <table:table-cell office:value-type="string">
            <text:p><text:s text:c="4"/>730</text:p>
          </table:table-cell>
          <table:table-cell office:value-type="string">
            <text:p><text:s text:c="3"/>9206</text:p>
          </table:table-cell>
          <table:table-cell office:value-type="string">
            <text:p><text:s text:c="5"/>18</text:p>
          </table:table-cell>
          <table:table-cell table:formula="of:=[.B73]/1" office:value-type="float" office:value="730">
            <text:p>730</text:p>
          </table:table-cell>
          <table:table-cell table:formula="of:=[.C73]/1" office:value-type="float" office:value="9206">
            <text:p>9206</text:p>
          </table:table-cell>
          <table:table-cell table:formula="of:=[.G$1]+[.E73]*([.G$2]+[.E73]*([.G$3]+[.G$4]*[.E73]))" office:value-type="float" office:value="9263.25389237604">
            <text:p>9263.254</text:p>
          </table:table-cell>
          <table:table-cell table:formula="of:=[.F73]-[.G73]" office:value-type="float" office:value="-57.2538923760403">
            <text:p>-57.254</text:p>
          </table:table-cell>
          <table:table-cell table:formula="of:=INT([.I$4]*[.E73]*([.J$3]/[.J$4])+[.I$3])" office:value-type="float" office:value="175301046">
            <text:p>175301046</text:p>
          </table:table-cell>
          <table:table-cell table:formula="of:=INT([.I73]*[.E73]*([.J$2]/[.J$3]))+[.I$2]" office:value-type="float" office:value="-4585165">
            <text:p>-4585165</text:p>
          </table:table-cell>
          <table:table-cell table:formula="of:=[.J73]*[.E73]*(1/[.J$2])+[.I$1]" office:value-type="float" office:value="9262.7790184021">
            <text:p>9263</text:p>
          </table:table-cell>
          <table:table-cell table:formula="of:=[.F73]-[.K73]" office:value-type="float" office:value="-56.7790184020996">
            <text:p>-57</text:p>
          </table:table-cell>
        </table:table-row>
        <table:table-row table:style-name="ro1">
          <table:table-cell office:value-type="string">
            <text:p><text:s text:c="4"/>69</text:p>
          </table:table-cell>
          <table:table-cell office:value-type="string">
            <text:p><text:s text:c="4"/>733</text:p>
          </table:table-cell>
          <table:table-cell office:value-type="string">
            <text:p><text:s text:c="3"/>9193</text:p>
          </table:table-cell>
          <table:table-cell office:value-type="string">
            <text:p><text:s text:c="5"/>21</text:p>
          </table:table-cell>
          <table:table-cell table:formula="of:=[.B74]/1" office:value-type="float" office:value="733">
            <text:p>733</text:p>
          </table:table-cell>
          <table:table-cell table:formula="of:=[.C74]/1" office:value-type="float" office:value="9193">
            <text:p>9193</text:p>
          </table:table-cell>
          <table:table-cell table:formula="of:=[.G$1]+[.E74]*([.G$2]+[.E74]*([.G$3]+[.G$4]*[.E74]))" office:value-type="float" office:value="9242.73510630535">
            <text:p>9242.735</text:p>
          </table:table-cell>
          <table:table-cell table:formula="of:=[.F74]-[.G74]" office:value-type="float" office:value="-49.735106305352">
            <text:p>-49.735</text:p>
          </table:table-cell>
          <table:table-cell table:formula="of:=INT([.I$4]*[.E74]*([.J$3]/[.J$4])+[.I$3])" office:value-type="float" office:value="175314879">
            <text:p>175314879</text:p>
          </table:table-cell>
          <table:table-cell table:formula="of:=INT([.I74]*[.E74]*([.J$2]/[.J$3]))+[.I$2]" office:value-type="float" office:value="-4581075">
            <text:p>-4581075</text:p>
          </table:table-cell>
          <table:table-cell table:formula="of:=[.J74]*[.E74]*(1/[.J$2])+[.I$1]" office:value-type="float" office:value="9242.2606678009">
            <text:p>9242</text:p>
          </table:table-cell>
          <table:table-cell table:formula="of:=[.F74]-[.K74]" office:value-type="float" office:value="-49.2606678009033">
            <text:p>-49</text:p>
          </table:table-cell>
        </table:table-row>
        <table:table-row table:style-name="ro1">
          <table:table-cell office:value-type="string">
            <text:p><text:s text:c="4"/>70</text:p>
          </table:table-cell>
          <table:table-cell office:value-type="string">
            <text:p><text:s text:c="4"/>736</text:p>
          </table:table-cell>
          <table:table-cell office:value-type="string">
            <text:p><text:s text:c="3"/>9168</text:p>
          </table:table-cell>
          <table:table-cell office:value-type="string">
            <text:p><text:s text:c="5"/>17</text:p>
          </table:table-cell>
          <table:table-cell table:formula="of:=[.B75]/1" office:value-type="float" office:value="736">
            <text:p>736</text:p>
          </table:table-cell>
          <table:table-cell table:formula="of:=[.C75]/1" office:value-type="float" office:value="9168">
            <text:p>9168</text:p>
          </table:table-cell>
          <table:table-cell table:formula="of:=[.G$1]+[.E75]*([.G$2]+[.E75]*([.G$3]+[.G$4]*[.E75]))" office:value-type="float" office:value="9222.26401188307">
            <text:p>9222.264</text:p>
          </table:table-cell>
          <table:table-cell table:formula="of:=[.F75]-[.G75]" office:value-type="float" office:value="-54.2640118830677">
            <text:p>-54.264</text:p>
          </table:table-cell>
          <table:table-cell table:formula="of:=INT([.I$4]*[.E75]*([.J$3]/[.J$4])+[.I$3])" office:value-type="float" office:value="175328713">
            <text:p>175328713</text:p>
          </table:table-cell>
          <table:table-cell table:formula="of:=INT([.I75]*[.E75]*([.J$2]/[.J$3]))+[.I$2]" office:value-type="float" office:value="-4576985">
            <text:p>-4576985</text:p>
          </table:table-cell>
          <table:table-cell table:formula="of:=[.J75]*[.E75]*(1/[.J$2])+[.I$1]" office:value-type="float" office:value="9221.78912353516">
            <text:p>9222</text:p>
          </table:table-cell>
          <table:table-cell table:formula="of:=[.F75]-[.K75]" office:value-type="float" office:value="-53.7891235351563">
            <text:p>-54</text:p>
          </table:table-cell>
        </table:table-row>
        <table:table-row table:style-name="ro1">
          <table:table-cell office:value-type="string">
            <text:p><text:s text:c="4"/>71</text:p>
          </table:table-cell>
          <table:table-cell office:value-type="string">
            <text:p><text:s text:c="4"/>738</text:p>
          </table:table-cell>
          <table:table-cell office:value-type="string">
            <text:p><text:s text:c="3"/>9158</text:p>
          </table:table-cell>
          <table:table-cell office:value-type="string">
            <text:p><text:s text:c="5"/>22</text:p>
          </table:table-cell>
          <table:table-cell table:formula="of:=[.B76]/1" office:value-type="float" office:value="738">
            <text:p>738</text:p>
          </table:table-cell>
          <table:table-cell table:formula="of:=[.C76]/1" office:value-type="float" office:value="9158">
            <text:p>9158</text:p>
          </table:table-cell>
          <table:table-cell table:formula="of:=[.G$1]+[.E76]*([.G$2]+[.E76]*([.G$3]+[.G$4]*[.E76]))" office:value-type="float" office:value="9208.64311632977">
            <text:p>9208.643</text:p>
          </table:table-cell>
          <table:table-cell table:formula="of:=[.F76]-[.G76]" office:value-type="float" office:value="-50.6431163297675">
            <text:p>-50.643</text:p>
          </table:table-cell>
          <table:table-cell table:formula="of:=INT([.I$4]*[.E76]*([.J$3]/[.J$4])+[.I$3])" office:value-type="float" office:value="175337935">
            <text:p>175337935</text:p>
          </table:table-cell>
          <table:table-cell table:formula="of:=INT([.I76]*[.E76]*([.J$2]/[.J$3]))+[.I$2]" office:value-type="float" office:value="-4574257">
            <text:p>-4574257</text:p>
          </table:table-cell>
          <table:table-cell table:formula="of:=[.J76]*[.E76]*(1/[.J$2])+[.I$1]" office:value-type="float" office:value="9208.16930770874">
            <text:p>9208</text:p>
          </table:table-cell>
          <table:table-cell table:formula="of:=[.F76]-[.K76]" office:value-type="float" office:value="-50.1693077087402">
            <text:p>-50</text:p>
          </table:table-cell>
        </table:table-row>
        <table:table-row table:style-name="ro1">
          <table:table-cell office:value-type="string">
            <text:p><text:s text:c="4"/>72</text:p>
          </table:table-cell>
          <table:table-cell office:value-type="string">
            <text:p><text:s text:c="4"/>741</text:p>
          </table:table-cell>
          <table:table-cell office:value-type="string">
            <text:p><text:s text:c="3"/>9133</text:p>
          </table:table-cell>
          <table:table-cell office:value-type="string">
            <text:p><text:s text:c="5"/>18</text:p>
          </table:table-cell>
          <table:table-cell table:formula="of:=[.B77]/1" office:value-type="float" office:value="741">
            <text:p>741</text:p>
          </table:table-cell>
          <table:table-cell table:formula="of:=[.C77]/1" office:value-type="float" office:value="9133">
            <text:p>9133</text:p>
          </table:table-cell>
          <table:table-cell table:formula="of:=[.G$1]+[.E77]*([.G$2]+[.E77]*([.G$3]+[.G$4]*[.E77]))" office:value-type="float" office:value="9188.25153214415">
            <text:p>9188.252</text:p>
          </table:table-cell>
          <table:table-cell table:formula="of:=[.F77]-[.G77]" office:value-type="float" office:value="-55.2515321441533">
            <text:p>-55.252</text:p>
          </table:table-cell>
          <table:table-cell table:formula="of:=INT([.I$4]*[.E77]*([.J$3]/[.J$4])+[.I$3])" office:value-type="float" office:value="175351768">
            <text:p>175351768</text:p>
          </table:table-cell>
          <table:table-cell table:formula="of:=INT([.I77]*[.E77]*([.J$2]/[.J$3]))+[.I$2]" office:value-type="float" office:value="-4570166">
            <text:p>-4570166</text:p>
          </table:table-cell>
          <table:table-cell table:formula="of:=[.J77]*[.E77]*(1/[.J$2])+[.I$1]" office:value-type="float" office:value="9187.77719497681">
            <text:p>9188</text:p>
          </table:table-cell>
          <table:table-cell table:formula="of:=[.F77]-[.K77]" office:value-type="float" office:value="-54.7771949768066">
            <text:p>-55</text:p>
          </table:table-cell>
        </table:table-row>
        <table:table-row table:style-name="ro1">
          <table:table-cell office:value-type="string">
            <text:p><text:s text:c="4"/>73</text:p>
          </table:table-cell>
          <table:table-cell office:value-type="string">
            <text:p><text:s text:c="4"/>745</text:p>
          </table:table-cell>
          <table:table-cell office:value-type="string">
            <text:p><text:s text:c="3"/>9119</text:p>
          </table:table-cell>
          <table:table-cell office:value-type="string">
            <text:p><text:s text:c="5"/>18</text:p>
          </table:table-cell>
          <table:table-cell table:formula="of:=[.B78]/1" office:value-type="float" office:value="745">
            <text:p>745</text:p>
          </table:table-cell>
          <table:table-cell table:formula="of:=[.C78]/1" office:value-type="float" office:value="9119">
            <text:p>9119</text:p>
          </table:table-cell>
          <table:table-cell table:formula="of:=[.G$1]+[.E78]*([.G$2]+[.E78]*([.G$3]+[.G$4]*[.E78]))" office:value-type="float" office:value="9161.13698720863">
            <text:p>9161.137</text:p>
          </table:table-cell>
          <table:table-cell table:formula="of:=[.F78]-[.G78]" office:value-type="float" office:value="-42.1369872086289">
            <text:p>-42.137</text:p>
          </table:table-cell>
          <table:table-cell table:formula="of:=INT([.I$4]*[.E78]*([.J$3]/[.J$4])+[.I$3])" office:value-type="float" office:value="175370212">
            <text:p>175370212</text:p>
          </table:table-cell>
          <table:table-cell table:formula="of:=INT([.I78]*[.E78]*([.J$2]/[.J$3]))+[.I$2]" office:value-type="float" office:value="-4564710">
            <text:p>-4564710</text:p>
          </table:table-cell>
          <table:table-cell table:formula="of:=[.J78]*[.E78]*(1/[.J$2])+[.I$1]" office:value-type="float" office:value="9160.66243362427">
            <text:p>9161</text:p>
          </table:table-cell>
          <table:table-cell table:formula="of:=[.F78]-[.K78]" office:value-type="float" office:value="-41.6624336242676">
            <text:p>-42</text:p>
          </table:table-cell>
        </table:table-row>
        <table:table-row table:style-name="ro1">
          <table:table-cell office:value-type="string">
            <text:p><text:s text:c="4"/>74</text:p>
          </table:table-cell>
          <table:table-cell office:value-type="string">
            <text:p><text:s text:c="4"/>748</text:p>
          </table:table-cell>
          <table:table-cell office:value-type="string">
            <text:p><text:s text:c="3"/>9097</text:p>
          </table:table-cell>
          <table:table-cell office:value-type="string">
            <text:p><text:s text:c="5"/>19</text:p>
          </table:table-cell>
          <table:table-cell table:formula="of:=[.B79]/1" office:value-type="float" office:value="748">
            <text:p>748</text:p>
          </table:table-cell>
          <table:table-cell table:formula="of:=[.C79]/1" office:value-type="float" office:value="9097">
            <text:p>9097</text:p>
          </table:table-cell>
          <table:table-cell table:formula="of:=[.G$1]+[.E79]*([.G$2]+[.E79]*([.G$3]+[.G$4]*[.E79]))" office:value-type="float" office:value="9140.85676808196">
            <text:p>9140.857</text:p>
          </table:table-cell>
          <table:table-cell table:formula="of:=[.F79]-[.G79]" office:value-type="float" office:value="-43.8567680819542">
            <text:p>-43.857</text:p>
          </table:table-cell>
          <table:table-cell table:formula="of:=INT([.I$4]*[.E79]*([.J$3]/[.J$4])+[.I$3])" office:value-type="float" office:value="175384045">
            <text:p>175384045</text:p>
          </table:table-cell>
          <table:table-cell table:formula="of:=INT([.I79]*[.E79]*([.J$2]/[.J$3]))+[.I$2]" office:value-type="float" office:value="-4560617">
            <text:p>-4560617</text:p>
          </table:table-cell>
          <table:table-cell table:formula="of:=[.J79]*[.E79]*(1/[.J$2])+[.I$1]" office:value-type="float" office:value="9140.38242340088">
            <text:p>9140</text:p>
          </table:table-cell>
          <table:table-cell table:formula="of:=[.F79]-[.K79]" office:value-type="float" office:value="-43.3824234008789">
            <text:p>-43</text:p>
          </table:table-cell>
        </table:table-row>
        <table:table-row table:style-name="ro1">
          <table:table-cell office:value-type="string">
            <text:p><text:s text:c="4"/>75</text:p>
          </table:table-cell>
          <table:table-cell office:value-type="string">
            <text:p><text:s text:c="4"/>750</text:p>
          </table:table-cell>
          <table:table-cell office:value-type="string">
            <text:p><text:s text:c="3"/>9083</text:p>
          </table:table-cell>
          <table:table-cell office:value-type="string">
            <text:p><text:s text:c="5"/>18</text:p>
          </table:table-cell>
          <table:table-cell table:formula="of:=[.B80]/1" office:value-type="float" office:value="750">
            <text:p>750</text:p>
          </table:table-cell>
          <table:table-cell table:formula="of:=[.C80]/1" office:value-type="float" office:value="9083">
            <text:p>9083</text:p>
          </table:table-cell>
          <table:table-cell table:formula="of:=[.G$1]+[.E80]*([.G$2]+[.E80]*([.G$3]+[.G$4]*[.E80]))" office:value-type="float" office:value="9127.36314688173">
            <text:p>9127.363</text:p>
          </table:table-cell>
          <table:table-cell table:formula="of:=[.F80]-[.G80]" office:value-type="float" office:value="-44.3631468817293">
            <text:p>-44.363</text:p>
          </table:table-cell>
          <table:table-cell table:formula="of:=INT([.I$4]*[.E80]*([.J$3]/[.J$4])+[.I$3])" office:value-type="float" office:value="175393267">
            <text:p>175393267</text:p>
          </table:table-cell>
          <table:table-cell table:formula="of:=INT([.I80]*[.E80]*([.J$2]/[.J$3]))+[.I$2]" office:value-type="float" office:value="-4557888">
            <text:p>-4557888</text:p>
          </table:table-cell>
          <table:table-cell table:formula="of:=[.J80]*[.E80]*(1/[.J$2])+[.I$1]" office:value-type="float" office:value="9126.88891601563">
            <text:p>9127</text:p>
          </table:table-cell>
          <table:table-cell table:formula="of:=[.F80]-[.K80]" office:value-type="float" office:value="-43.888916015625">
            <text:p>-44</text:p>
          </table:table-cell>
        </table:table-row>
        <table:table-row table:style-name="ro1">
          <table:table-cell office:value-type="string">
            <text:p><text:s text:c="4"/>76</text:p>
          </table:table-cell>
          <table:table-cell office:value-type="string">
            <text:p><text:s text:c="4"/>753</text:p>
          </table:table-cell>
          <table:table-cell office:value-type="string">
            <text:p><text:s text:c="3"/>9063</text:p>
          </table:table-cell>
          <table:table-cell office:value-type="string">
            <text:p><text:s text:c="5"/>18</text:p>
          </table:table-cell>
          <table:table-cell table:formula="of:=[.B81]/1" office:value-type="float" office:value="753">
            <text:p>753</text:p>
          </table:table-cell>
          <table:table-cell table:formula="of:=[.C81]/1" office:value-type="float" office:value="9063">
            <text:p>9063</text:p>
          </table:table-cell>
          <table:table-cell table:formula="of:=[.G$1]+[.E81]*([.G$2]+[.E81]*([.G$3]+[.G$4]*[.E81]))" office:value-type="float" office:value="9107.16251045973">
            <text:p>9107.163</text:p>
          </table:table-cell>
          <table:table-cell table:formula="of:=[.F81]-[.G81]" office:value-type="float" office:value="-44.1625104597279">
            <text:p>-44.163</text:p>
          </table:table-cell>
          <table:table-cell table:formula="of:=INT([.I$4]*[.E81]*([.J$3]/[.J$4])+[.I$3])" office:value-type="float" office:value="175407101">
            <text:p>175407101</text:p>
          </table:table-cell>
          <table:table-cell table:formula="of:=INT([.I81]*[.E81]*([.J$2]/[.J$3]))+[.I$2]" office:value-type="float" office:value="-4553794">
            <text:p>-4553794</text:p>
          </table:table-cell>
          <table:table-cell table:formula="of:=[.J81]*[.E81]*(1/[.J$2])+[.I$1]" office:value-type="float" office:value="9106.68841171265">
            <text:p>9107</text:p>
          </table:table-cell>
          <table:table-cell table:formula="of:=[.F81]-[.K81]" office:value-type="float" office:value="-43.6884117126465">
            <text:p>-44</text:p>
          </table:table-cell>
        </table:table-row>
        <table:table-row table:style-name="ro1">
          <table:table-cell office:value-type="string">
            <text:p><text:s text:c="4"/>77</text:p>
          </table:table-cell>
          <table:table-cell office:value-type="string">
            <text:p><text:s text:c="4"/>755</text:p>
          </table:table-cell>
          <table:table-cell office:value-type="string">
            <text:p><text:s text:c="3"/>9042</text:p>
          </table:table-cell>
          <table:table-cell office:value-type="string">
            <text:p><text:s text:c="5"/>17</text:p>
          </table:table-cell>
          <table:table-cell table:formula="of:=[.B82]/1" office:value-type="float" office:value="755">
            <text:p>755</text:p>
          </table:table-cell>
          <table:table-cell table:formula="of:=[.C82]/1" office:value-type="float" office:value="9042">
            <text:p>9042</text:p>
          </table:table-cell>
          <table:table-cell table:formula="of:=[.G$1]+[.E82]*([.G$2]+[.E82]*([.G$3]+[.G$4]*[.E82]))" office:value-type="float" office:value="9093.72195446095">
            <text:p>9093.722</text:p>
          </table:table-cell>
          <table:table-cell table:formula="of:=[.F82]-[.G82]" office:value-type="float" office:value="-51.7219544609507">
            <text:p>-51.722</text:p>
          </table:table-cell>
          <table:table-cell table:formula="of:=INT([.I$4]*[.E82]*([.J$3]/[.J$4])+[.I$3])" office:value-type="float" office:value="175416323">
            <text:p>175416323</text:p>
          </table:table-cell>
          <table:table-cell table:formula="of:=INT([.I82]*[.E82]*([.J$2]/[.J$3]))+[.I$2]" office:value-type="float" office:value="-4551065">
            <text:p>-4551065</text:p>
          </table:table-cell>
          <table:table-cell table:formula="of:=[.J82]*[.E82]*(1/[.J$2])+[.I$1]" office:value-type="float" office:value="9093.24695777893">
            <text:p>9093</text:p>
          </table:table-cell>
          <table:table-cell table:formula="of:=[.F82]-[.K82]" office:value-type="float" office:value="-51.2469577789307">
            <text:p>-51</text:p>
          </table:table-cell>
        </table:table-row>
        <table:table-row table:style-name="ro1">
          <table:table-cell office:value-type="string">
            <text:p><text:s text:c="4"/>78</text:p>
          </table:table-cell>
          <table:table-cell office:value-type="string">
            <text:p><text:s text:c="4"/>758</text:p>
          </table:table-cell>
          <table:table-cell office:value-type="string">
            <text:p><text:s text:c="3"/>9027</text:p>
          </table:table-cell>
          <table:table-cell office:value-type="string">
            <text:p><text:s text:c="5"/>17</text:p>
          </table:table-cell>
          <table:table-cell table:formula="of:=[.B83]/1" office:value-type="float" office:value="758">
            <text:p>758</text:p>
          </table:table-cell>
          <table:table-cell table:formula="of:=[.C83]/1" office:value-type="float" office:value="9027">
            <text:p>9027</text:p>
          </table:table-cell>
          <table:table-cell table:formula="of:=[.G$1]+[.E83]*([.G$2]+[.E83]*([.G$3]+[.G$4]*[.E83]))" office:value-type="float" office:value="9073.60093093862">
            <text:p>9073.601</text:p>
          </table:table-cell>
          <table:table-cell table:formula="of:=[.F83]-[.G83]" office:value-type="float" office:value="-46.6009309386209">
            <text:p>-46.601</text:p>
          </table:table-cell>
          <table:table-cell table:formula="of:=INT([.I$4]*[.E83]*([.J$3]/[.J$4])+[.I$3])" office:value-type="float" office:value="175430156">
            <text:p>175430156</text:p>
          </table:table-cell>
          <table:table-cell table:formula="of:=INT([.I83]*[.E83]*([.J$2]/[.J$3]))+[.I$2]" office:value-type="float" office:value="-4546970">
            <text:p>-4546970</text:p>
          </table:table-cell>
          <table:table-cell table:formula="of:=[.J83]*[.E83]*(1/[.J$2])+[.I$1]" office:value-type="float" office:value="9073.1259841919">
            <text:p>9073</text:p>
          </table:table-cell>
          <table:table-cell table:formula="of:=[.F83]-[.K83]" office:value-type="float" office:value="-46.1259841918945">
            <text:p>-46</text:p>
          </table:table-cell>
        </table:table-row>
        <table:table-row table:style-name="ro1">
          <table:table-cell office:value-type="string">
            <text:p><text:s text:c="4"/>79</text:p>
          </table:table-cell>
          <table:table-cell office:value-type="string">
            <text:p><text:s text:c="4"/>762</text:p>
          </table:table-cell>
          <table:table-cell office:value-type="string">
            <text:p><text:s text:c="3"/>9010</text:p>
          </table:table-cell>
          <table:table-cell office:value-type="string">
            <text:p><text:s text:c="5"/>18</text:p>
          </table:table-cell>
          <table:table-cell table:formula="of:=[.B84]/1" office:value-type="float" office:value="762">
            <text:p>762</text:p>
          </table:table-cell>
          <table:table-cell table:formula="of:=[.C84]/1" office:value-type="float" office:value="9010">
            <text:p>9010</text:p>
          </table:table-cell>
          <table:table-cell table:formula="of:=[.G$1]+[.E84]*([.G$2]+[.E84]*([.G$3]+[.G$4]*[.E84]))" office:value-type="float" office:value="9046.84722937294">
            <text:p>9046.847</text:p>
          </table:table-cell>
          <table:table-cell table:formula="of:=[.F84]-[.G84]" office:value-type="float" office:value="-36.8472293729428">
            <text:p>-36.847</text:p>
          </table:table-cell>
          <table:table-cell table:formula="of:=INT([.I$4]*[.E84]*([.J$3]/[.J$4])+[.I$3])" office:value-type="float" office:value="175448600">
            <text:p>175448600</text:p>
          </table:table-cell>
          <table:table-cell table:formula="of:=INT([.I84]*[.E84]*([.J$2]/[.J$3]))+[.I$2]" office:value-type="float" office:value="-4541509">
            <text:p>-4541509</text:p>
          </table:table-cell>
          <table:table-cell table:formula="of:=[.J84]*[.E84]*(1/[.J$2])+[.I$1]" office:value-type="float" office:value="9046.37237167358">
            <text:p>9046</text:p>
          </table:table-cell>
          <table:table-cell table:formula="of:=[.F84]-[.K84]" office:value-type="float" office:value="-36.372371673584">
            <text:p>-36</text:p>
          </table:table-cell>
        </table:table-row>
        <table:table-row table:style-name="ro1">
          <table:table-cell office:value-type="string">
            <text:p><text:s text:c="4"/>80</text:p>
          </table:table-cell>
          <table:table-cell office:value-type="string">
            <text:p><text:s text:c="4"/>765</text:p>
          </table:table-cell>
          <table:table-cell office:value-type="string">
            <text:p><text:s text:c="3"/>8992</text:p>
          </table:table-cell>
          <table:table-cell office:value-type="string">
            <text:p><text:s text:c="5"/>19</text:p>
          </table:table-cell>
          <table:table-cell table:formula="of:=[.B85]/1" office:value-type="float" office:value="765">
            <text:p>765</text:p>
          </table:table-cell>
          <table:table-cell table:formula="of:=[.C85]/1" office:value-type="float" office:value="8992">
            <text:p>8992</text:p>
          </table:table-cell>
          <table:table-cell table:formula="of:=[.G$1]+[.E85]*([.G$2]+[.E85]*([.G$3]+[.G$4]*[.E85]))" office:value-type="float" office:value="9026.83771463775">
            <text:p>9026.838</text:p>
          </table:table-cell>
          <table:table-cell table:formula="of:=[.F85]-[.G85]" office:value-type="float" office:value="-34.8377146377534">
            <text:p>-34.838</text:p>
          </table:table-cell>
          <table:table-cell table:formula="of:=INT([.I$4]*[.E85]*([.J$3]/[.J$4])+[.I$3])" office:value-type="float" office:value="175462433">
            <text:p>175462433</text:p>
          </table:table-cell>
          <table:table-cell table:formula="of:=INT([.I85]*[.E85]*([.J$2]/[.J$3]))+[.I$2]" office:value-type="float" office:value="-4537412">
            <text:p>-4537412</text:p>
          </table:table-cell>
          <table:table-cell table:formula="of:=[.J85]*[.E85]*(1/[.J$2])+[.I$1]" office:value-type="float" office:value="9026.36367034912">
            <text:p>9026</text:p>
          </table:table-cell>
          <table:table-cell table:formula="of:=[.F85]-[.K85]" office:value-type="float" office:value="-34.3636703491211">
            <text:p>-34</text:p>
          </table:table-cell>
        </table:table-row>
        <table:table-row table:style-name="ro1">
          <table:table-cell office:value-type="string">
            <text:p><text:s text:c="4"/>81</text:p>
          </table:table-cell>
          <table:table-cell office:value-type="string">
            <text:p><text:s text:c="4"/>766</text:p>
          </table:table-cell>
          <table:table-cell office:value-type="string">
            <text:p><text:s text:c="3"/>8970</text:p>
          </table:table-cell>
          <table:table-cell office:value-type="string">
            <text:p><text:s text:c="5"/>17</text:p>
          </table:table-cell>
          <table:table-cell table:formula="of:=[.B86]/1" office:value-type="float" office:value="766">
            <text:p>766</text:p>
          </table:table-cell>
          <table:table-cell table:formula="of:=[.C86]/1" office:value-type="float" office:value="8970">
            <text:p>8970</text:p>
          </table:table-cell>
          <table:table-cell table:formula="of:=[.G$1]+[.E86]*([.G$2]+[.E86]*([.G$3]+[.G$4]*[.E86]))" office:value-type="float" office:value="9020.17849976638">
            <text:p>9020.178</text:p>
          </table:table-cell>
          <table:table-cell table:formula="of:=[.F86]-[.G86]" office:value-type="float" office:value="-50.1784997663781">
            <text:p>-50.178</text:p>
          </table:table-cell>
          <table:table-cell table:formula="of:=INT([.I$4]*[.E86]*([.J$3]/[.J$4])+[.I$3])" office:value-type="float" office:value="175467044">
            <text:p>175467044</text:p>
          </table:table-cell>
          <table:table-cell table:formula="of:=INT([.I86]*[.E86]*([.J$2]/[.J$3]))+[.I$2]" office:value-type="float" office:value="-4536047">
            <text:p>-4536047</text:p>
          </table:table-cell>
          <table:table-cell table:formula="of:=[.J86]*[.E86]*(1/[.J$2])+[.I$1]" office:value-type="float" office:value="9019.7035484314">
            <text:p>9020</text:p>
          </table:table-cell>
          <table:table-cell table:formula="of:=[.F86]-[.K86]" office:value-type="float" office:value="-49.7035484313965">
            <text:p>-50</text:p>
          </table:table-cell>
        </table:table-row>
        <table:table-row table:style-name="ro1">
          <table:table-cell office:value-type="string">
            <text:p><text:s text:c="4"/>82</text:p>
          </table:table-cell>
          <table:table-cell office:value-type="string">
            <text:p><text:s text:c="4"/>770</text:p>
          </table:table-cell>
          <table:table-cell office:value-type="string">
            <text:p><text:s text:c="3"/>8954</text:p>
          </table:table-cell>
          <table:table-cell office:value-type="string">
            <text:p><text:s text:c="5"/>17</text:p>
          </table:table-cell>
          <table:table-cell table:formula="of:=[.B87]/1" office:value-type="float" office:value="770">
            <text:p>770</text:p>
          </table:table-cell>
          <table:table-cell table:formula="of:=[.C87]/1" office:value-type="float" office:value="8954">
            <text:p>8954</text:p>
          </table:table-cell>
          <table:table-cell table:formula="of:=[.G$1]+[.E87]*([.G$2]+[.E87]*([.G$3]+[.G$4]*[.E87]))" office:value-type="float" office:value="8993.59476788533">
            <text:p>8993.595</text:p>
          </table:table-cell>
          <table:table-cell table:formula="of:=[.F87]-[.G87]" office:value-type="float" office:value="-39.5947678853336">
            <text:p>-39.595</text:p>
          </table:table-cell>
          <table:table-cell table:formula="of:=INT([.I$4]*[.E87]*([.J$3]/[.J$4])+[.I$3])" office:value-type="float" office:value="175485489">
            <text:p>175485489</text:p>
          </table:table-cell>
          <table:table-cell table:formula="of:=INT([.I87]*[.E87]*([.J$2]/[.J$3]))+[.I$2]" office:value-type="float" office:value="-4530584">
            <text:p>-4530584</text:p>
          </table:table-cell>
          <table:table-cell table:formula="of:=[.J87]*[.E87]*(1/[.J$2])+[.I$1]" office:value-type="float" office:value="8993.11953735352">
            <text:p>8993</text:p>
          </table:table-cell>
          <table:table-cell table:formula="of:=[.F87]-[.K87]" office:value-type="float" office:value="-39.1195373535156">
            <text:p>-39</text:p>
          </table:table-cell>
        </table:table-row>
        <table:table-row table:style-name="ro1">
          <table:table-cell office:value-type="string">
            <text:p><text:s text:c="4"/>83</text:p>
          </table:table-cell>
          <table:table-cell office:value-type="string">
            <text:p><text:s text:c="4"/>773</text:p>
          </table:table-cell>
          <table:table-cell office:value-type="string">
            <text:p><text:s text:c="3"/>8933</text:p>
          </table:table-cell>
          <table:table-cell office:value-type="string">
            <text:p><text:s text:c="5"/>17</text:p>
          </table:table-cell>
          <table:table-cell table:formula="of:=[.B88]/1" office:value-type="float" office:value="773">
            <text:p>773</text:p>
          </table:table-cell>
          <table:table-cell table:formula="of:=[.C88]/1" office:value-type="float" office:value="8933">
            <text:p>8933</text:p>
          </table:table-cell>
          <table:table-cell table:formula="of:=[.G$1]+[.E88]*([.G$2]+[.E88]*([.G$3]+[.G$4]*[.E88]))" office:value-type="float" office:value="8973.71276423202">
            <text:p>8973.713</text:p>
          </table:table-cell>
          <table:table-cell table:formula="of:=[.F88]-[.G88]" office:value-type="float" office:value="-40.7127642320193">
            <text:p>-40.713</text:p>
          </table:table-cell>
          <table:table-cell table:formula="of:=INT([.I$4]*[.E88]*([.J$3]/[.J$4])+[.I$3])" office:value-type="float" office:value="175499322">
            <text:p>175499322</text:p>
          </table:table-cell>
          <table:table-cell table:formula="of:=INT([.I88]*[.E88]*([.J$2]/[.J$3]))+[.I$2]" office:value-type="float" office:value="-4526485">
            <text:p>-4526485</text:p>
          </table:table-cell>
          <table:table-cell table:formula="of:=[.J88]*[.E88]*(1/[.J$2])+[.I$1]" office:value-type="float" office:value="8973.23881340027">
            <text:p>8973</text:p>
          </table:table-cell>
          <table:table-cell table:formula="of:=[.F88]-[.K88]" office:value-type="float" office:value="-40.2388134002686">
            <text:p>-40</text:p>
          </table:table-cell>
        </table:table-row>
        <table:table-row table:style-name="ro1">
          <table:table-cell office:value-type="string">
            <text:p><text:s text:c="4"/>84</text:p>
          </table:table-cell>
          <table:table-cell office:value-type="string">
            <text:p><text:s text:c="4"/>775</text:p>
          </table:table-cell>
          <table:table-cell office:value-type="string">
            <text:p><text:s text:c="3"/>8918</text:p>
          </table:table-cell>
          <table:table-cell office:value-type="string">
            <text:p><text:s text:c="5"/>16</text:p>
          </table:table-cell>
          <table:table-cell table:formula="of:=[.B89]/1" office:value-type="float" office:value="775">
            <text:p>775</text:p>
          </table:table-cell>
          <table:table-cell table:formula="of:=[.C89]/1" office:value-type="float" office:value="8918">
            <text:p>8918</text:p>
          </table:table-cell>
          <table:table-cell table:formula="of:=[.G$1]+[.E89]*([.G$2]+[.E89]*([.G$3]+[.G$4]*[.E89]))" office:value-type="float" office:value="8960.48467033903">
            <text:p>8960.485</text:p>
          </table:table-cell>
          <table:table-cell table:formula="of:=[.F89]-[.G89]" office:value-type="float" office:value="-42.4846703390322">
            <text:p>-42.485</text:p>
          </table:table-cell>
          <table:table-cell table:formula="of:=INT([.I$4]*[.E89]*([.J$3]/[.J$4])+[.I$3])" office:value-type="float" office:value="175508544">
            <text:p>175508544</text:p>
          </table:table-cell>
          <table:table-cell table:formula="of:=INT([.I89]*[.E89]*([.J$2]/[.J$3]))+[.I$2]" office:value-type="float" office:value="-4523753">
            <text:p>-4523753</text:p>
          </table:table-cell>
          <table:table-cell table:formula="of:=[.J89]*[.E89]*(1/[.J$2])+[.I$1]" office:value-type="float" office:value="8960.01007270813">
            <text:p>8960</text:p>
          </table:table-cell>
          <table:table-cell table:formula="of:=[.F89]-[.K89]" office:value-type="float" office:value="-42.0100727081299">
            <text:p>-42</text:p>
          </table:table-cell>
        </table:table-row>
        <table:table-row table:style-name="ro1">
          <table:table-cell office:value-type="string">
            <text:p><text:s text:c="4"/>85</text:p>
          </table:table-cell>
          <table:table-cell office:value-type="string">
            <text:p><text:s text:c="4"/>779</text:p>
          </table:table-cell>
          <table:table-cell office:value-type="string">
            <text:p><text:s text:c="3"/>8903</text:p>
          </table:table-cell>
          <table:table-cell office:value-type="string">
            <text:p><text:s text:c="5"/>17</text:p>
          </table:table-cell>
          <table:table-cell table:formula="of:=[.B90]/1" office:value-type="float" office:value="779">
            <text:p>779</text:p>
          </table:table-cell>
          <table:table-cell table:formula="of:=[.C90]/1" office:value-type="float" office:value="8903">
            <text:p>8903</text:p>
          </table:table-cell>
          <table:table-cell table:formula="of:=[.G$1]+[.E90]*([.G$2]+[.E90]*([.G$3]+[.G$4]*[.E90]))" office:value-type="float" office:value="8934.0922775488">
            <text:p>8934.092</text:p>
          </table:table-cell>
          <table:table-cell table:formula="of:=[.F90]-[.G90]" office:value-type="float" office:value="-31.0922775487998">
            <text:p>-31.092</text:p>
          </table:table-cell>
          <table:table-cell table:formula="of:=INT([.I$4]*[.E90]*([.J$3]/[.J$4])+[.I$3])" office:value-type="float" office:value="175526988">
            <text:p>175526988</text:p>
          </table:table-cell>
          <table:table-cell table:formula="of:=INT([.I90]*[.E90]*([.J$2]/[.J$3]))+[.I$2]" office:value-type="float" office:value="-4518287">
            <text:p>-4518287</text:p>
          </table:table-cell>
          <table:table-cell table:formula="of:=[.J90]*[.E90]*(1/[.J$2])+[.I$1]" office:value-type="float" office:value="8933.6180934906">
            <text:p>8934</text:p>
          </table:table-cell>
          <table:table-cell table:formula="of:=[.F90]-[.K90]" office:value-type="float" office:value="-30.6180934906006">
            <text:p>-31</text:p>
          </table:table-cell>
        </table:table-row>
        <table:table-row table:style-name="ro1">
          <table:table-cell office:value-type="string">
            <text:p><text:s text:c="4"/>86</text:p>
          </table:table-cell>
          <table:table-cell office:value-type="string">
            <text:p><text:s text:c="4"/>780</text:p>
          </table:table-cell>
          <table:table-cell office:value-type="string">
            <text:p><text:s text:c="3"/>8884</text:p>
          </table:table-cell>
          <table:table-cell office:value-type="string">
            <text:p><text:s text:c="5"/>17</text:p>
          </table:table-cell>
          <table:table-cell table:formula="of:=[.B91]/1" office:value-type="float" office:value="780">
            <text:p>780</text:p>
          </table:table-cell>
          <table:table-cell table:formula="of:=[.C91]/1" office:value-type="float" office:value="8884">
            <text:p>8884</text:p>
          </table:table-cell>
          <table:table-cell table:formula="of:=[.G$1]+[.E91]*([.G$2]+[.E91]*([.G$3]+[.G$4]*[.E91]))" office:value-type="float" office:value="8927.50747232385">
            <text:p>8927.507</text:p>
          </table:table-cell>
          <table:table-cell table:formula="of:=[.F91]-[.G91]" office:value-type="float" office:value="-43.507472323854">
            <text:p>-43.507</text:p>
          </table:table-cell>
          <table:table-cell table:formula="of:=INT([.I$4]*[.E91]*([.J$3]/[.J$4])+[.I$3])" office:value-type="float" office:value="175531599">
            <text:p>175531599</text:p>
          </table:table-cell>
          <table:table-cell table:formula="of:=INT([.I91]*[.E91]*([.J$2]/[.J$3]))+[.I$2]" office:value-type="float" office:value="-4516921">
            <text:p>-4516921</text:p>
          </table:table-cell>
          <table:table-cell table:formula="of:=[.J91]*[.E91]*(1/[.J$2])+[.I$1]" office:value-type="float" office:value="8927.03238677979">
            <text:p>8927</text:p>
          </table:table-cell>
          <table:table-cell table:formula="of:=[.F91]-[.K91]" office:value-type="float" office:value="-43.0323867797852">
            <text:p>-43</text:p>
          </table:table-cell>
        </table:table-row>
        <table:table-row table:style-name="ro1">
          <table:table-cell office:value-type="string">
            <text:p><text:s text:c="4"/>87</text:p>
          </table:table-cell>
          <table:table-cell office:value-type="string">
            <text:p><text:s text:c="4"/>783</text:p>
          </table:table-cell>
          <table:table-cell office:value-type="string">
            <text:p><text:s text:c="3"/>8864</text:p>
          </table:table-cell>
          <table:table-cell office:value-type="string">
            <text:p><text:s text:c="5"/>16</text:p>
          </table:table-cell>
          <table:table-cell table:formula="of:=[.B92]/1" office:value-type="float" office:value="783">
            <text:p>783</text:p>
          </table:table-cell>
          <table:table-cell table:formula="of:=[.C92]/1" office:value-type="float" office:value="8864">
            <text:p>8864</text:p>
          </table:table-cell>
          <table:table-cell table:formula="of:=[.G$1]+[.E92]*([.G$2]+[.E92]*([.G$3]+[.G$4]*[.E92]))" office:value-type="float" office:value="8907.78496622488">
            <text:p>8907.785</text:p>
          </table:table-cell>
          <table:table-cell table:formula="of:=[.F92]-[.G92]" office:value-type="float" office:value="-43.7849662248809">
            <text:p>-43.785</text:p>
          </table:table-cell>
          <table:table-cell table:formula="of:=INT([.I$4]*[.E92]*([.J$3]/[.J$4])+[.I$3])" office:value-type="float" office:value="175545432">
            <text:p>175545432</text:p>
          </table:table-cell>
          <table:table-cell table:formula="of:=INT([.I92]*[.E92]*([.J$2]/[.J$3]))+[.I$2]" office:value-type="float" office:value="-4512820">
            <text:p>-4512820</text:p>
          </table:table-cell>
          <table:table-cell table:formula="of:=[.J92]*[.E92]*(1/[.J$2])+[.I$1]" office:value-type="float" office:value="8907.31101226807">
            <text:p>8907</text:p>
          </table:table-cell>
          <table:table-cell table:formula="of:=[.F92]-[.K92]" office:value-type="float" office:value="-43.3110122680664">
            <text:p>-43</text:p>
          </table:table-cell>
        </table:table-row>
        <table:table-row table:style-name="ro1">
          <table:table-cell office:value-type="string">
            <text:p><text:s text:c="4"/>88</text:p>
          </table:table-cell>
          <table:table-cell office:value-type="string">
            <text:p><text:s text:c="4"/>787</text:p>
          </table:table-cell>
          <table:table-cell office:value-type="string">
            <text:p><text:s text:c="3"/>8848</text:p>
          </table:table-cell>
          <table:table-cell office:value-type="string">
            <text:p><text:s text:c="5"/>16</text:p>
          </table:table-cell>
          <table:table-cell table:formula="of:=[.B93]/1" office:value-type="float" office:value="787">
            <text:p>787</text:p>
          </table:table-cell>
          <table:table-cell table:formula="of:=[.C93]/1" office:value-type="float" office:value="8848">
            <text:p>8848</text:p>
          </table:table-cell>
          <table:table-cell table:formula="of:=[.G$1]+[.E93]*([.G$2]+[.E93]*([.G$3]+[.G$4]*[.E93]))" office:value-type="float" office:value="8881.56276213368">
            <text:p>8881.563</text:p>
          </table:table-cell>
          <table:table-cell table:formula="of:=[.F93]-[.G93]" office:value-type="float" office:value="-33.5627621336826">
            <text:p>-33.563</text:p>
          </table:table-cell>
          <table:table-cell table:formula="of:=INT([.I$4]*[.E93]*([.J$3]/[.J$4])+[.I$3])" office:value-type="float" office:value="175563877">
            <text:p>175563877</text:p>
          </table:table-cell>
          <table:table-cell table:formula="of:=INT([.I93]*[.E93]*([.J$2]/[.J$3]))+[.I$2]" office:value-type="float" office:value="-4507352">
            <text:p>-4507352</text:p>
          </table:table-cell>
          <table:table-cell table:formula="of:=[.J93]*[.E93]*(1/[.J$2])+[.I$1]" office:value-type="float" office:value="8881.08885192871">
            <text:p>8881</text:p>
          </table:table-cell>
          <table:table-cell table:formula="of:=[.F93]-[.K93]" office:value-type="float" office:value="-33.0888519287109">
            <text:p>-33</text:p>
          </table:table-cell>
        </table:table-row>
        <table:table-row table:style-name="ro1">
          <table:table-cell office:value-type="string">
            <text:p><text:s text:c="4"/>89</text:p>
          </table:table-cell>
          <table:table-cell office:value-type="string">
            <text:p><text:s text:c="4"/>790</text:p>
          </table:table-cell>
          <table:table-cell office:value-type="string">
            <text:p><text:s text:c="3"/>8833</text:p>
          </table:table-cell>
          <table:table-cell office:value-type="string">
            <text:p><text:s text:c="5"/>15</text:p>
          </table:table-cell>
          <table:table-cell table:formula="of:=[.B94]/1" office:value-type="float" office:value="790">
            <text:p>790</text:p>
          </table:table-cell>
          <table:table-cell table:formula="of:=[.C94]/1" office:value-type="float" office:value="8833">
            <text:p>8833</text:p>
          </table:table-cell>
          <table:table-cell table:formula="of:=[.G$1]+[.E94]*([.G$2]+[.E94]*([.G$3]+[.G$4]*[.E94]))" office:value-type="float" office:value="8861.95197618685">
            <text:p>8861.952</text:p>
          </table:table-cell>
          <table:table-cell table:formula="of:=[.F94]-[.G94]" office:value-type="float" office:value="-28.9519761868505">
            <text:p>-28.952</text:p>
          </table:table-cell>
          <table:table-cell table:formula="of:=INT([.I$4]*[.E94]*([.J$3]/[.J$4])+[.I$3])" office:value-type="float" office:value="175577710">
            <text:p>175577710</text:p>
          </table:table-cell>
          <table:table-cell table:formula="of:=INT([.I94]*[.E94]*([.J$2]/[.J$3]))+[.I$2]" office:value-type="float" office:value="-4503251">
            <text:p>-4503251</text:p>
          </table:table-cell>
          <table:table-cell table:formula="of:=[.J94]*[.E94]*(1/[.J$2])+[.I$1]" office:value-type="float" office:value="8861.4769859314">
            <text:p>8861</text:p>
          </table:table-cell>
          <table:table-cell table:formula="of:=[.F94]-[.K94]" office:value-type="float" office:value="-28.4769859313965">
            <text:p>-28</text:p>
          </table:table-cell>
        </table:table-row>
        <table:table-row table:style-name="ro1">
          <table:table-cell office:value-type="string">
            <text:p><text:s text:c="4"/>90</text:p>
          </table:table-cell>
          <table:table-cell office:value-type="string">
            <text:p><text:s text:c="4"/>792</text:p>
          </table:table-cell>
          <table:table-cell office:value-type="string">
            <text:p><text:s text:c="3"/>8820</text:p>
          </table:table-cell>
          <table:table-cell office:value-type="string">
            <text:p><text:s text:c="5"/>17</text:p>
          </table:table-cell>
          <table:table-cell table:formula="of:=[.B95]/1" office:value-type="float" office:value="792">
            <text:p>792</text:p>
          </table:table-cell>
          <table:table-cell table:formula="of:=[.C95]/1" office:value-type="float" office:value="8820">
            <text:p>8820</text:p>
          </table:table-cell>
          <table:table-cell table:formula="of:=[.G$1]+[.E95]*([.G$2]+[.E95]*([.G$3]+[.G$4]*[.E95]))" office:value-type="float" office:value="8848.90472831919">
            <text:p>8848.905</text:p>
          </table:table-cell>
          <table:table-cell table:formula="of:=[.F95]-[.G95]" office:value-type="float" office:value="-28.9047283191885">
            <text:p>-28.905</text:p>
          </table:table-cell>
          <table:table-cell table:formula="of:=INT([.I$4]*[.E95]*([.J$3]/[.J$4])+[.I$3])" office:value-type="float" office:value="175586932">
            <text:p>175586932</text:p>
          </table:table-cell>
          <table:table-cell table:formula="of:=INT([.I95]*[.E95]*([.J$2]/[.J$3]))+[.I$2]" office:value-type="float" office:value="-4500516">
            <text:p>-4500516</text:p>
          </table:table-cell>
          <table:table-cell table:formula="of:=[.J95]*[.E95]*(1/[.J$2])+[.I$1]" office:value-type="float" office:value="8848.42999267578">
            <text:p>8848</text:p>
          </table:table-cell>
          <table:table-cell table:formula="of:=[.F95]-[.K95]" office:value-type="float" office:value="-28.4299926757812">
            <text:p>-28</text:p>
          </table:table-cell>
        </table:table-row>
        <table:table-row table:style-name="ro1">
          <table:table-cell office:value-type="string">
            <text:p><text:s text:c="4"/>91</text:p>
          </table:table-cell>
          <table:table-cell office:value-type="string">
            <text:p><text:s text:c="4"/>795</text:p>
          </table:table-cell>
          <table:table-cell office:value-type="string">
            <text:p><text:s text:c="3"/>8792</text:p>
          </table:table-cell>
          <table:table-cell office:value-type="string">
            <text:p><text:s text:c="5"/>15</text:p>
          </table:table-cell>
          <table:table-cell table:formula="of:=[.B96]/1" office:value-type="float" office:value="795">
            <text:p>795</text:p>
          </table:table-cell>
          <table:table-cell table:formula="of:=[.C96]/1" office:value-type="float" office:value="8792">
            <text:p>8792</text:p>
          </table:table-cell>
          <table:table-cell table:formula="of:=[.G$1]+[.E96]*([.G$2]+[.E96]*([.G$3]+[.G$4]*[.E96]))" office:value-type="float" office:value="8829.37377871503">
            <text:p>8829.374</text:p>
          </table:table-cell>
          <table:table-cell table:formula="of:=[.F96]-[.G96]" office:value-type="float" office:value="-37.3737787150312">
            <text:p>-37.374</text:p>
          </table:table-cell>
          <table:table-cell table:formula="of:=INT([.I$4]*[.E96]*([.J$3]/[.J$4])+[.I$3])" office:value-type="float" office:value="175600765">
            <text:p>175600765</text:p>
          </table:table-cell>
          <table:table-cell table:formula="of:=INT([.I96]*[.E96]*([.J$2]/[.J$3]))+[.I$2]" office:value-type="float" office:value="-4496413">
            <text:p>-4496413</text:p>
          </table:table-cell>
          <table:table-cell table:formula="of:=[.J96]*[.E96]*(1/[.J$2])+[.I$1]" office:value-type="float" office:value="8828.89938545227">
            <text:p>8829</text:p>
          </table:table-cell>
          <table:table-cell table:formula="of:=[.F96]-[.K96]" office:value-type="float" office:value="-36.8993854522705">
            <text:p>-37</text:p>
          </table:table-cell>
        </table:table-row>
        <table:table-row table:style-name="ro1">
          <table:table-cell office:value-type="string">
            <text:p><text:s text:c="4"/>92</text:p>
          </table:table-cell>
          <table:table-cell office:value-type="string">
            <text:p><text:s text:c="4"/>798</text:p>
          </table:table-cell>
          <table:table-cell office:value-type="string">
            <text:p><text:s text:c="3"/>8780</text:p>
          </table:table-cell>
          <table:table-cell office:value-type="string">
            <text:p><text:s text:c="5"/>15</text:p>
          </table:table-cell>
          <table:table-cell table:formula="of:=[.B97]/1" office:value-type="float" office:value="798">
            <text:p>798</text:p>
          </table:table-cell>
          <table:table-cell table:formula="of:=[.C97]/1" office:value-type="float" office:value="8780">
            <text:p>8780</text:p>
          </table:table-cell>
          <table:table-cell table:formula="of:=[.G$1]+[.E97]*([.G$2]+[.E97]*([.G$3]+[.G$4]*[.E97]))" office:value-type="float" office:value="8809.89074541008">
            <text:p>8809.891</text:p>
          </table:table-cell>
          <table:table-cell table:formula="of:=[.F97]-[.G97]" office:value-type="float" office:value="-29.8907454100772">
            <text:p>-29.891</text:p>
          </table:table-cell>
          <table:table-cell table:formula="of:=INT([.I$4]*[.E97]*([.J$3]/[.J$4])+[.I$3])" office:value-type="float" office:value="175614598">
            <text:p>175614598</text:p>
          </table:table-cell>
          <table:table-cell table:formula="of:=INT([.I97]*[.E97]*([.J$2]/[.J$3]))+[.I$2]" office:value-type="float" office:value="-4492310">
            <text:p>-4492310</text:p>
          </table:table-cell>
          <table:table-cell table:formula="of:=[.J97]*[.E97]*(1/[.J$2])+[.I$1]" office:value-type="float" office:value="8809.4157333374">
            <text:p>8809</text:p>
          </table:table-cell>
          <table:table-cell table:formula="of:=[.F97]-[.K97]" office:value-type="float" office:value="-29.4157333374023">
            <text:p>-29</text:p>
          </table:table-cell>
        </table:table-row>
        <table:table-row table:style-name="ro1">
          <table:table-cell office:value-type="string">
            <text:p><text:s text:c="4"/>93</text:p>
          </table:table-cell>
          <table:table-cell office:value-type="string">
            <text:p><text:s text:c="4"/>800</text:p>
          </table:table-cell>
          <table:table-cell office:value-type="string">
            <text:p><text:s text:c="3"/>8761</text:p>
          </table:table-cell>
          <table:table-cell office:value-type="string">
            <text:p><text:s text:c="5"/>13</text:p>
          </table:table-cell>
          <table:table-cell table:formula="of:=[.B98]/1" office:value-type="float" office:value="800">
            <text:p>800</text:p>
          </table:table-cell>
          <table:table-cell table:formula="of:=[.C98]/1" office:value-type="float" office:value="8761">
            <text:p>8761</text:p>
          </table:table-cell>
          <table:table-cell table:formula="of:=[.G$1]+[.E98]*([.G$2]+[.E98]*([.G$3]+[.G$4]*[.E98]))" office:value-type="float" office:value="8796.92868207433">
            <text:p>8796.929</text:p>
          </table:table-cell>
          <table:table-cell table:formula="of:=[.F98]-[.G98]" office:value-type="float" office:value="-35.9286820743291">
            <text:p>-35.929</text:p>
          </table:table-cell>
          <table:table-cell table:formula="of:=INT([.I$4]*[.E98]*([.J$3]/[.J$4])+[.I$3])" office:value-type="float" office:value="175623821">
            <text:p>175623821</text:p>
          </table:table-cell>
          <table:table-cell table:formula="of:=INT([.I98]*[.E98]*([.J$2]/[.J$3]))+[.I$2]" office:value-type="float" office:value="-4489574">
            <text:p>-4489574</text:p>
          </table:table-cell>
          <table:table-cell table:formula="of:=[.J98]*[.E98]*(1/[.J$2])+[.I$1]" office:value-type="float" office:value="8796.45373535156">
            <text:p>8796</text:p>
          </table:table-cell>
          <table:table-cell table:formula="of:=[.F98]-[.K98]" office:value-type="float" office:value="-35.4537353515625">
            <text:p>-35</text:p>
          </table:table-cell>
        </table:table-row>
        <table:table-row table:style-name="ro1">
          <table:table-cell office:value-type="string">
            <text:p><text:s text:c="4"/>94</text:p>
          </table:table-cell>
          <table:table-cell office:value-type="string">
            <text:p><text:s text:c="4"/>803</text:p>
          </table:table-cell>
          <table:table-cell office:value-type="string">
            <text:p><text:s text:c="3"/>8749</text:p>
          </table:table-cell>
          <table:table-cell office:value-type="string">
            <text:p><text:s text:c="5"/>17</text:p>
          </table:table-cell>
          <table:table-cell table:formula="of:=[.B99]/1" office:value-type="float" office:value="803">
            <text:p>803</text:p>
          </table:table-cell>
          <table:table-cell table:formula="of:=[.C99]/1" office:value-type="float" office:value="8749">
            <text:p>8749</text:p>
          </table:table-cell>
          <table:table-cell table:formula="of:=[.G$1]+[.E99]*([.G$2]+[.E99]*([.G$3]+[.G$4]*[.E99]))" office:value-type="float" office:value="8777.52553342405">
            <text:p>8777.526</text:p>
          </table:table-cell>
          <table:table-cell table:formula="of:=[.F99]-[.G99]" office:value-type="float" office:value="-28.5255334240464">
            <text:p>-28.526</text:p>
          </table:table-cell>
          <table:table-cell table:formula="of:=INT([.I$4]*[.E99]*([.J$3]/[.J$4])+[.I$3])" office:value-type="float" office:value="175637654">
            <text:p>175637654</text:p>
          </table:table-cell>
          <table:table-cell table:formula="of:=INT([.I99]*[.E99]*([.J$2]/[.J$3]))+[.I$2]" office:value-type="float" office:value="-4485469">
            <text:p>-4485469</text:p>
          </table:table-cell>
          <table:table-cell table:formula="of:=[.J99]*[.E99]*(1/[.J$2])+[.I$1]" office:value-type="float" office:value="8777.0514087677">
            <text:p>8777</text:p>
          </table:table-cell>
          <table:table-cell table:formula="of:=[.F99]-[.K99]" office:value-type="float" office:value="-28.0514087677002">
            <text:p>-28</text:p>
          </table:table-cell>
        </table:table-row>
        <table:table-row table:style-name="ro1">
          <table:table-cell office:value-type="string">
            <text:p><text:s text:c="4"/>95</text:p>
          </table:table-cell>
          <table:table-cell office:value-type="string">
            <text:p><text:s text:c="4"/>807</text:p>
          </table:table-cell>
          <table:table-cell office:value-type="string">
            <text:p><text:s text:c="3"/>8725</text:p>
          </table:table-cell>
          <table:table-cell office:value-type="string">
            <text:p><text:s text:c="5"/>14</text:p>
          </table:table-cell>
          <table:table-cell table:formula="of:=[.B100]/1" office:value-type="float" office:value="807">
            <text:p>807</text:p>
          </table:table-cell>
          <table:table-cell table:formula="of:=[.C100]/1" office:value-type="float" office:value="8725">
            <text:p>8725</text:p>
          </table:table-cell>
          <table:table-cell table:formula="of:=[.G$1]+[.E100]*([.G$2]+[.E100]*([.G$3]+[.G$4]*[.E100]))" office:value-type="float" office:value="8751.72925199243">
            <text:p>8751.729</text:p>
          </table:table-cell>
          <table:table-cell table:formula="of:=[.F100]-[.G100]" office:value-type="float" office:value="-26.7292519924267">
            <text:p>-26.729</text:p>
          </table:table-cell>
          <table:table-cell table:formula="of:=INT([.I$4]*[.E100]*([.J$3]/[.J$4])+[.I$3])" office:value-type="float" office:value="175656098">
            <text:p>175656098</text:p>
          </table:table-cell>
          <table:table-cell table:formula="of:=INT([.I100]*[.E100]*([.J$2]/[.J$3]))+[.I$2]" office:value-type="float" office:value="-4479996">
            <text:p>-4479996</text:p>
          </table:table-cell>
          <table:table-cell table:formula="of:=[.J100]*[.E100]*(1/[.J$2])+[.I$1]" office:value-type="float" office:value="8751.25420379639">
            <text:p>8751</text:p>
          </table:table-cell>
          <table:table-cell table:formula="of:=[.F100]-[.K100]" office:value-type="float" office:value="-26.2542037963867">
            <text:p>-26</text:p>
          </table:table-cell>
        </table:table-row>
        <table:table-row table:style-name="ro1">
          <table:table-cell office:value-type="string">
            <text:p><text:s text:c="4"/>96</text:p>
          </table:table-cell>
          <table:table-cell office:value-type="string">
            <text:p><text:s text:c="4"/>809</text:p>
          </table:table-cell>
          <table:table-cell office:value-type="string">
            <text:p><text:s text:c="3"/>8713</text:p>
          </table:table-cell>
          <table:table-cell office:value-type="string">
            <text:p><text:s text:c="5"/>15</text:p>
          </table:table-cell>
          <table:table-cell table:formula="of:=[.B101]/1" office:value-type="float" office:value="809">
            <text:p>809</text:p>
          </table:table-cell>
          <table:table-cell table:formula="of:=[.C101]/1" office:value-type="float" office:value="8713">
            <text:p>8713</text:p>
          </table:table-cell>
          <table:table-cell table:formula="of:=[.G$1]+[.E101]*([.G$2]+[.E101]*([.G$3]+[.G$4]*[.E101]))" office:value-type="float" office:value="8738.86308285289">
            <text:p>8738.863</text:p>
          </table:table-cell>
          <table:table-cell table:formula="of:=[.F101]-[.G101]" office:value-type="float" office:value="-25.8630828528894">
            <text:p>-25.863</text:p>
          </table:table-cell>
          <table:table-cell table:formula="of:=INT([.I$4]*[.E101]*([.J$3]/[.J$4])+[.I$3])" office:value-type="float" office:value="175665320">
            <text:p>175665320</text:p>
          </table:table-cell>
          <table:table-cell table:formula="of:=INT([.I101]*[.E101]*([.J$2]/[.J$3]))+[.I$2]" office:value-type="float" office:value="-4477258">
            <text:p>-4477258</text:p>
          </table:table-cell>
          <table:table-cell table:formula="of:=[.J101]*[.E101]*(1/[.J$2])+[.I$1]" office:value-type="float" office:value="8738.3892326355">
            <text:p>8738</text:p>
          </table:table-cell>
          <table:table-cell table:formula="of:=[.F101]-[.K101]" office:value-type="float" office:value="-25.389232635498">
            <text:p>-25</text:p>
          </table:table-cell>
        </table:table-row>
        <table:table-row table:style-name="ro1">
          <table:table-cell office:value-type="string">
            <text:p><text:s text:c="4"/>97</text:p>
          </table:table-cell>
          <table:table-cell office:value-type="string">
            <text:p><text:s text:c="4"/>811</text:p>
          </table:table-cell>
          <table:table-cell office:value-type="string">
            <text:p><text:s text:c="3"/>8700</text:p>
          </table:table-cell>
          <table:table-cell office:value-type="string">
            <text:p><text:s text:c="5"/>16</text:p>
          </table:table-cell>
          <table:table-cell table:formula="of:=[.B102]/1" office:value-type="float" office:value="811">
            <text:p>811</text:p>
          </table:table-cell>
          <table:table-cell table:formula="of:=[.C102]/1" office:value-type="float" office:value="8700">
            <text:p>8700</text:p>
          </table:table-cell>
          <table:table-cell table:formula="of:=[.G$1]+[.E102]*([.G$2]+[.E102]*([.G$3]+[.G$4]*[.E102]))" office:value-type="float" office:value="8726.01823239193">
            <text:p>8726.018</text:p>
          </table:table-cell>
          <table:table-cell table:formula="of:=[.F102]-[.G102]" office:value-type="float" office:value="-26.0182323919289">
            <text:p>-26.018</text:p>
          </table:table-cell>
          <table:table-cell table:formula="of:=INT([.I$4]*[.E102]*([.J$3]/[.J$4])+[.I$3])" office:value-type="float" office:value="175674542">
            <text:p>175674542</text:p>
          </table:table-cell>
          <table:table-cell table:formula="of:=INT([.I102]*[.E102]*([.J$2]/[.J$3]))+[.I$2]" office:value-type="float" office:value="-4474521">
            <text:p>-4474521</text:p>
          </table:table-cell>
          <table:table-cell table:formula="of:=[.J102]*[.E102]*(1/[.J$2])+[.I$1]" office:value-type="float" office:value="8725.54360389709">
            <text:p>8726</text:p>
          </table:table-cell>
          <table:table-cell table:formula="of:=[.F102]-[.K102]" office:value-type="float" office:value="-25.5436038970947">
            <text:p>-26</text:p>
          </table:table-cell>
        </table:table-row>
        <table:table-row table:style-name="ro1">
          <table:table-cell office:value-type="string">
            <text:p><text:s text:c="4"/>98</text:p>
          </table:table-cell>
          <table:table-cell office:value-type="string">
            <text:p><text:s text:c="4"/>815</text:p>
          </table:table-cell>
          <table:table-cell office:value-type="string">
            <text:p><text:s text:c="3"/>8679</text:p>
          </table:table-cell>
          <table:table-cell office:value-type="string">
            <text:p><text:s text:c="5"/>16</text:p>
          </table:table-cell>
          <table:table-cell table:formula="of:=[.B103]/1" office:value-type="float" office:value="815">
            <text:p>815</text:p>
          </table:table-cell>
          <table:table-cell table:formula="of:=[.C103]/1" office:value-type="float" office:value="8679">
            <text:p>8679</text:p>
          </table:table-cell>
          <table:table-cell table:formula="of:=[.G$1]+[.E103]*([.G$2]+[.E103]*([.G$3]+[.G$4]*[.E103]))" office:value-type="float" office:value="8700.39250038895">
            <text:p>8700.393</text:p>
          </table:table-cell>
          <table:table-cell table:formula="of:=[.F103]-[.G103]" office:value-type="float" office:value="-21.3925003889453">
            <text:p>-21.393</text:p>
          </table:table-cell>
          <table:table-cell table:formula="of:=INT([.I$4]*[.E103]*([.J$3]/[.J$4])+[.I$3])" office:value-type="float" office:value="175692986">
            <text:p>175692986</text:p>
          </table:table-cell>
          <table:table-cell table:formula="of:=INT([.I103]*[.E103]*([.J$2]/[.J$3]))+[.I$2]" office:value-type="float" office:value="-4469045">
            <text:p>-4469045</text:p>
          </table:table-cell>
          <table:table-cell table:formula="of:=[.J103]*[.E103]*(1/[.J$2])+[.I$1]" office:value-type="float" office:value="8699.91810035706">
            <text:p>8700</text:p>
          </table:table-cell>
          <table:table-cell table:formula="of:=[.F103]-[.K103]" office:value-type="float" office:value="-20.9181003570557">
            <text:p>-21</text:p>
          </table:table-cell>
        </table:table-row>
        <table:table-row table:style-name="ro1">
          <table:table-cell office:value-type="string">
            <text:p><text:s text:c="4"/>99</text:p>
          </table:table-cell>
          <table:table-cell office:value-type="string">
            <text:p><text:s text:c="4"/>817</text:p>
          </table:table-cell>
          <table:table-cell office:value-type="string">
            <text:p><text:s text:c="3"/>8654</text:p>
          </table:table-cell>
          <table:table-cell office:value-type="string">
            <text:p><text:s text:c="5"/>14</text:p>
          </table:table-cell>
          <table:table-cell table:formula="of:=[.B104]/1" office:value-type="float" office:value="817">
            <text:p>817</text:p>
          </table:table-cell>
          <table:table-cell table:formula="of:=[.C104]/1" office:value-type="float" office:value="8654">
            <text:p>8654</text:p>
          </table:table-cell>
          <table:table-cell table:formula="of:=[.G$1]+[.E104]*([.G$2]+[.E104]*([.G$3]+[.G$4]*[.E104]))" office:value-type="float" office:value="8687.61162528852">
            <text:p>8687.612</text:p>
          </table:table-cell>
          <table:table-cell table:formula="of:=[.F104]-[.G104]" office:value-type="float" office:value="-33.6116252885204">
            <text:p>-33.612</text:p>
          </table:table-cell>
          <table:table-cell table:formula="of:=INT([.I$4]*[.E104]*([.J$3]/[.J$4])+[.I$3])" office:value-type="float" office:value="175702209">
            <text:p>175702209</text:p>
          </table:table-cell>
          <table:table-cell table:formula="of:=INT([.I104]*[.E104]*([.J$2]/[.J$3]))+[.I$2]" office:value-type="float" office:value="-4466307">
            <text:p>-4466307</text:p>
          </table:table-cell>
          <table:table-cell table:formula="of:=[.J104]*[.E104]*(1/[.J$2])+[.I$1]" office:value-type="float" office:value="8687.13668251038">
            <text:p>8687</text:p>
          </table:table-cell>
          <table:table-cell table:formula="of:=[.F104]-[.K104]" office:value-type="float" office:value="-33.136682510376">
            <text:p>-33</text:p>
          </table:table-cell>
        </table:table-row>
        <table:table-row table:style-name="ro1">
          <table:table-cell office:value-type="string">
            <text:p><text:s text:c="3"/>100</text:p>
          </table:table-cell>
          <table:table-cell office:value-type="string">
            <text:p><text:s text:c="4"/>821</text:p>
          </table:table-cell>
          <table:table-cell office:value-type="string">
            <text:p><text:s text:c="3"/>8648</text:p>
          </table:table-cell>
          <table:table-cell office:value-type="string">
            <text:p><text:s text:c="5"/>13</text:p>
          </table:table-cell>
          <table:table-cell table:formula="of:=[.B105]/1" office:value-type="float" office:value="821">
            <text:p>821</text:p>
          </table:table-cell>
          <table:table-cell table:formula="of:=[.C105]/1" office:value-type="float" office:value="8648">
            <text:p>8648</text:p>
          </table:table-cell>
          <table:table-cell table:formula="of:=[.G$1]+[.E105]*([.G$2]+[.E105]*([.G$3]+[.G$4]*[.E105]))" office:value-type="float" office:value="8662.11387299381">
            <text:p>8662.114</text:p>
          </table:table-cell>
          <table:table-cell table:formula="of:=[.F105]-[.G105]" office:value-type="float" office:value="-14.113872993812">
            <text:p>-14.114</text:p>
          </table:table-cell>
          <table:table-cell table:formula="of:=INT([.I$4]*[.E105]*([.J$3]/[.J$4])+[.I$3])" office:value-type="float" office:value="175720653">
            <text:p>175720653</text:p>
          </table:table-cell>
          <table:table-cell table:formula="of:=INT([.I105]*[.E105]*([.J$2]/[.J$3]))+[.I$2]" office:value-type="float" office:value="-4460829">
            <text:p>-4460829</text:p>
          </table:table-cell>
          <table:table-cell table:formula="of:=[.J105]*[.E105]*(1/[.J$2])+[.I$1]" office:value-type="float" office:value="8661.63964653015">
            <text:p>8662</text:p>
          </table:table-cell>
          <table:table-cell table:formula="of:=[.F105]-[.K105]" office:value-type="float" office:value="-13.6396465301514">
            <text:p>-14</text:p>
          </table:table-cell>
        </table:table-row>
        <table:table-row table:style-name="ro1">
          <table:table-cell office:value-type="string">
            <text:p><text:s text:c="3"/>101</text:p>
          </table:table-cell>
          <table:table-cell office:value-type="string">
            <text:p><text:s text:c="4"/>824</text:p>
          </table:table-cell>
          <table:table-cell office:value-type="string">
            <text:p><text:s text:c="3"/>8624</text:p>
          </table:table-cell>
          <table:table-cell office:value-type="string">
            <text:p><text:s text:c="5"/>16</text:p>
          </table:table-cell>
          <table:table-cell table:formula="of:=[.B106]/1" office:value-type="float" office:value="824">
            <text:p>824</text:p>
          </table:table-cell>
          <table:table-cell table:formula="of:=[.C106]/1" office:value-type="float" office:value="8624">
            <text:p>8624</text:p>
          </table:table-cell>
          <table:table-cell table:formula="of:=[.G$1]+[.E106]*([.G$2]+[.E106]*([.G$3]+[.G$4]*[.E106]))" office:value-type="float" office:value="8643.04656962255">
            <text:p>8643.047</text:p>
          </table:table-cell>
          <table:table-cell table:formula="of:=[.F106]-[.G106]" office:value-type="float" office:value="-19.046569622551">
            <text:p>-19.047</text:p>
          </table:table-cell>
          <table:table-cell table:formula="of:=INT([.I$4]*[.E106]*([.J$3]/[.J$4])+[.I$3])" office:value-type="float" office:value="175734486">
            <text:p>175734486</text:p>
          </table:table-cell>
          <table:table-cell table:formula="of:=INT([.I106]*[.E106]*([.J$2]/[.J$3]))+[.I$2]" office:value-type="float" office:value="-4456720">
            <text:p>-4456720</text:p>
          </table:table-cell>
          <table:table-cell table:formula="of:=[.J106]*[.E106]*(1/[.J$2])+[.I$1]" office:value-type="float" office:value="8642.57250976563">
            <text:p>8643</text:p>
          </table:table-cell>
          <table:table-cell table:formula="of:=[.F106]-[.K106]" office:value-type="float" office:value="-18.572509765625">
            <text:p>-19</text:p>
          </table:table-cell>
        </table:table-row>
        <table:table-row table:style-name="ro1">
          <table:table-cell office:value-type="string">
            <text:p><text:s text:c="3"/>102</text:p>
          </table:table-cell>
          <table:table-cell office:value-type="string">
            <text:p><text:s text:c="4"/>825</text:p>
          </table:table-cell>
          <table:table-cell office:value-type="string">
            <text:p><text:s text:c="3"/>8609</text:p>
          </table:table-cell>
          <table:table-cell office:value-type="string">
            <text:p><text:s text:c="5"/>15</text:p>
          </table:table-cell>
          <table:table-cell table:formula="of:=[.B107]/1" office:value-type="float" office:value="825">
            <text:p>825</text:p>
          </table:table-cell>
          <table:table-cell table:formula="of:=[.C107]/1" office:value-type="float" office:value="8609">
            <text:p>8609</text:p>
          </table:table-cell>
          <table:table-cell table:formula="of:=[.G$1]+[.E107]*([.G$2]+[.E107]*([.G$3]+[.G$4]*[.E107]))" office:value-type="float" office:value="8636.70147271262">
            <text:p>8636.701</text:p>
          </table:table-cell>
          <table:table-cell table:formula="of:=[.F107]-[.G107]" office:value-type="float" office:value="-27.7014727126188">
            <text:p>-27.701</text:p>
          </table:table-cell>
          <table:table-cell table:formula="of:=INT([.I$4]*[.E107]*([.J$3]/[.J$4])+[.I$3])" office:value-type="float" office:value="175739097">
            <text:p>175739097</text:p>
          </table:table-cell>
          <table:table-cell table:formula="of:=INT([.I107]*[.E107]*([.J$2]/[.J$3]))+[.I$2]" office:value-type="float" office:value="-4455351">
            <text:p>-4455351</text:p>
          </table:table-cell>
          <table:table-cell table:formula="of:=[.J107]*[.E107]*(1/[.J$2])+[.I$1]" office:value-type="float" office:value="8636.22619819641">
            <text:p>8636</text:p>
          </table:table-cell>
          <table:table-cell table:formula="of:=[.F107]-[.K107]" office:value-type="float" office:value="-27.2261981964111">
            <text:p>-27</text:p>
          </table:table-cell>
        </table:table-row>
        <table:table-row table:style-name="ro1">
          <table:table-cell office:value-type="string">
            <text:p><text:s text:c="3"/>103</text:p>
          </table:table-cell>
          <table:table-cell office:value-type="string">
            <text:p><text:s text:c="4"/>828</text:p>
          </table:table-cell>
          <table:table-cell office:value-type="string">
            <text:p><text:s text:c="3"/>8594</text:p>
          </table:table-cell>
          <table:table-cell office:value-type="string">
            <text:p><text:s text:c="5"/>14</text:p>
          </table:table-cell>
          <table:table-cell table:formula="of:=[.B108]/1" office:value-type="float" office:value="828">
            <text:p>828</text:p>
          </table:table-cell>
          <table:table-cell table:formula="of:=[.C108]/1" office:value-type="float" office:value="8594">
            <text:p>8594</text:p>
          </table:table-cell>
          <table:table-cell table:formula="of:=[.G$1]+[.E108]*([.G$2]+[.E108]*([.G$3]+[.G$4]*[.E108]))" office:value-type="float" office:value="8617.69820026069">
            <text:p>8617.698</text:p>
          </table:table-cell>
          <table:table-cell table:formula="of:=[.F108]-[.G108]" office:value-type="float" office:value="-23.6982002606946">
            <text:p>-23.698</text:p>
          </table:table-cell>
          <table:table-cell table:formula="of:=INT([.I$4]*[.E108]*([.J$3]/[.J$4])+[.I$3])" office:value-type="float" office:value="175752930">
            <text:p>175752930</text:p>
          </table:table-cell>
          <table:table-cell table:formula="of:=INT([.I108]*[.E108]*([.J$2]/[.J$3]))+[.I$2]" office:value-type="float" office:value="-4451241">
            <text:p>-4451241</text:p>
          </table:table-cell>
          <table:table-cell table:formula="of:=[.J108]*[.E108]*(1/[.J$2])+[.I$1]" office:value-type="float" office:value="8617.22333526611">
            <text:p>8617</text:p>
          </table:table-cell>
          <table:table-cell table:formula="of:=[.F108]-[.K108]" office:value-type="float" office:value="-23.2233352661133">
            <text:p>-23</text:p>
          </table:table-cell>
        </table:table-row>
        <table:table-row table:style-name="ro1">
          <table:table-cell office:value-type="string">
            <text:p><text:s text:c="3"/>104</text:p>
          </table:table-cell>
          <table:table-cell office:value-type="string">
            <text:p><text:s text:c="4"/>832</text:p>
          </table:table-cell>
          <table:table-cell office:value-type="string">
            <text:p><text:s text:c="3"/>8581</text:p>
          </table:table-cell>
          <table:table-cell office:value-type="string">
            <text:p><text:s text:c="5"/>13</text:p>
          </table:table-cell>
          <table:table-cell table:formula="of:=[.B109]/1" office:value-type="float" office:value="832">
            <text:p>832</text:p>
          </table:table-cell>
          <table:table-cell table:formula="of:=[.C109]/1" office:value-type="float" office:value="8581">
            <text:p>8581</text:p>
          </table:table-cell>
          <table:table-cell table:formula="of:=[.G$1]+[.E109]*([.G$2]+[.E109]*([.G$3]+[.G$4]*[.E109]))" office:value-type="float" office:value="8592.43522800356">
            <text:p>8592.435</text:p>
          </table:table-cell>
          <table:table-cell table:formula="of:=[.F109]-[.G109]" office:value-type="float" office:value="-11.4352280035564">
            <text:p>-11.435</text:p>
          </table:table-cell>
          <table:table-cell table:formula="of:=INT([.I$4]*[.E109]*([.J$3]/[.J$4])+[.I$3])" office:value-type="float" office:value="175771375">
            <text:p>175771375</text:p>
          </table:table-cell>
          <table:table-cell table:formula="of:=INT([.I109]*[.E109]*([.J$2]/[.J$3]))+[.I$2]" office:value-type="float" office:value="-4445760">
            <text:p>-4445760</text:p>
          </table:table-cell>
          <table:table-cell table:formula="of:=[.J109]*[.E109]*(1/[.J$2])+[.I$1]" office:value-type="float" office:value="8591.9609375">
            <text:p>8592</text:p>
          </table:table-cell>
          <table:table-cell table:formula="of:=[.F109]-[.K109]" office:value-type="float" office:value="-10.9609375">
            <text:p>-11</text:p>
          </table:table-cell>
        </table:table-row>
        <table:table-row table:style-name="ro1">
          <table:table-cell office:value-type="string">
            <text:p><text:s text:c="3"/>105</text:p>
          </table:table-cell>
          <table:table-cell office:value-type="string">
            <text:p><text:s text:c="4"/>834</text:p>
          </table:table-cell>
          <table:table-cell office:value-type="string">
            <text:p><text:s text:c="3"/>8559</text:p>
          </table:table-cell>
          <table:table-cell office:value-type="string">
            <text:p><text:s text:c="5"/>13</text:p>
          </table:table-cell>
          <table:table-cell table:formula="of:=[.B110]/1" office:value-type="float" office:value="834">
            <text:p>834</text:p>
          </table:table-cell>
          <table:table-cell table:formula="of:=[.C110]/1" office:value-type="float" office:value="8559">
            <text:p>8559</text:p>
          </table:table-cell>
          <table:table-cell table:formula="of:=[.G$1]+[.E110]*([.G$2]+[.E110]*([.G$3]+[.G$4]*[.E110]))" office:value-type="float" office:value="8579.83577384126">
            <text:p>8579.836</text:p>
          </table:table-cell>
          <table:table-cell table:formula="of:=[.F110]-[.G110]" office:value-type="float" office:value="-20.835773841256">
            <text:p>-20.836</text:p>
          </table:table-cell>
          <table:table-cell table:formula="of:=INT([.I$4]*[.E110]*([.J$3]/[.J$4])+[.I$3])" office:value-type="float" office:value="175780597">
            <text:p>175780597</text:p>
          </table:table-cell>
          <table:table-cell table:formula="of:=INT([.I110]*[.E110]*([.J$2]/[.J$3]))+[.I$2]" office:value-type="float" office:value="-4443019">
            <text:p>-4443019</text:p>
          </table:table-cell>
          <table:table-cell table:formula="of:=[.J110]*[.E110]*(1/[.J$2])+[.I$1]" office:value-type="float" office:value="8579.36189651489">
            <text:p>8579</text:p>
          </table:table-cell>
          <table:table-cell table:formula="of:=[.F110]-[.K110]" office:value-type="float" office:value="-20.3618965148926">
            <text:p>-20</text:p>
          </table:table-cell>
        </table:table-row>
        <table:table-row table:style-name="ro1">
          <table:table-cell office:value-type="string">
            <text:p><text:s text:c="3"/>106</text:p>
          </table:table-cell>
          <table:table-cell office:value-type="string">
            <text:p><text:s text:c="4"/>838</text:p>
          </table:table-cell>
          <table:table-cell office:value-type="string">
            <text:p><text:s text:c="3"/>8540</text:p>
          </table:table-cell>
          <table:table-cell office:value-type="string">
            <text:p><text:s text:c="5"/>16</text:p>
          </table:table-cell>
          <table:table-cell table:formula="of:=[.B111]/1" office:value-type="float" office:value="838">
            <text:p>838</text:p>
          </table:table-cell>
          <table:table-cell table:formula="of:=[.C111]/1" office:value-type="float" office:value="8540">
            <text:p>8540</text:p>
          </table:table-cell>
          <table:table-cell table:formula="of:=[.G$1]+[.E111]*([.G$2]+[.E111]*([.G$3]+[.G$4]*[.E111]))" office:value-type="float" office:value="8554.70094555319">
            <text:p>8554.701</text:p>
          </table:table-cell>
          <table:table-cell table:formula="of:=[.F111]-[.G111]" office:value-type="float" office:value="-14.7009455531916">
            <text:p>-14.701</text:p>
          </table:table-cell>
          <table:table-cell table:formula="of:=INT([.I$4]*[.E111]*([.J$3]/[.J$4])+[.I$3])" office:value-type="float" office:value="175799041">
            <text:p>175799041</text:p>
          </table:table-cell>
          <table:table-cell table:formula="of:=INT([.I111]*[.E111]*([.J$2]/[.J$3]))+[.I$2]" office:value-type="float" office:value="-4437537">
            <text:p>-4437537</text:p>
          </table:table-cell>
          <table:table-cell table:formula="of:=[.J111]*[.E111]*(1/[.J$2])+[.I$1]" office:value-type="float" office:value="8554.22655105591">
            <text:p>8554</text:p>
          </table:table-cell>
          <table:table-cell table:formula="of:=[.F111]-[.K111]" office:value-type="float" office:value="-14.2265510559082">
            <text:p>-14</text:p>
          </table:table-cell>
        </table:table-row>
        <table:table-row table:style-name="ro1">
          <table:table-cell office:value-type="string">
            <text:p><text:s text:c="3"/>107</text:p>
          </table:table-cell>
          <table:table-cell office:value-type="string">
            <text:p><text:s text:c="4"/>840</text:p>
          </table:table-cell>
          <table:table-cell office:value-type="string">
            <text:p><text:s text:c="3"/>8530</text:p>
          </table:table-cell>
          <table:table-cell office:value-type="string">
            <text:p><text:s text:c="5"/>13</text:p>
          </table:table-cell>
          <table:table-cell table:formula="of:=[.B112]/1" office:value-type="float" office:value="840">
            <text:p>840</text:p>
          </table:table-cell>
          <table:table-cell table:formula="of:=[.C112]/1" office:value-type="float" office:value="8530">
            <text:p>8530</text:p>
          </table:table-cell>
          <table:table-cell table:formula="of:=[.G$1]+[.E112]*([.G$2]+[.E112]*([.G$3]+[.G$4]*[.E112]))" office:value-type="float" office:value="8542.16557786903">
            <text:p>8542.166</text:p>
          </table:table-cell>
          <table:table-cell table:formula="of:=[.F112]-[.G112]" office:value-type="float" office:value="-12.1655778690292">
            <text:p>-12.166</text:p>
          </table:table-cell>
          <table:table-cell table:formula="of:=INT([.I$4]*[.E112]*([.J$3]/[.J$4])+[.I$3])" office:value-type="float" office:value="175808263">
            <text:p>175808263</text:p>
          </table:table-cell>
          <table:table-cell table:formula="of:=INT([.I112]*[.E112]*([.J$2]/[.J$3]))+[.I$2]" office:value-type="float" office:value="-4434796">
            <text:p>-4434796</text:p>
          </table:table-cell>
          <table:table-cell table:formula="of:=[.J112]*[.E112]*(1/[.J$2])+[.I$1]" office:value-type="float" office:value="8541.69024658203">
            <text:p>8542</text:p>
          </table:table-cell>
          <table:table-cell table:formula="of:=[.F112]-[.K112]" office:value-type="float" office:value="-11.6902465820313">
            <text:p>-12</text:p>
          </table:table-cell>
        </table:table-row>
        <table:table-row table:style-name="ro1">
          <table:table-cell office:value-type="string">
            <text:p><text:s text:c="3"/>108</text:p>
          </table:table-cell>
          <table:table-cell office:value-type="string">
            <text:p><text:s text:c="4"/>842</text:p>
          </table:table-cell>
          <table:table-cell office:value-type="string">
            <text:p><text:s text:c="3"/>8515</text:p>
          </table:table-cell>
          <table:table-cell office:value-type="string">
            <text:p><text:s text:c="5"/>13</text:p>
          </table:table-cell>
          <table:table-cell table:formula="of:=[.B113]/1" office:value-type="float" office:value="842">
            <text:p>842</text:p>
          </table:table-cell>
          <table:table-cell table:formula="of:=[.C113]/1" office:value-type="float" office:value="8515">
            <text:p>8515</text:p>
          </table:table-cell>
          <table:table-cell table:formula="of:=[.G$1]+[.E113]*([.G$2]+[.E113]*([.G$3]+[.G$4]*[.E113]))" office:value-type="float" office:value="8529.65157878585">
            <text:p>8529.652</text:p>
          </table:table-cell>
          <table:table-cell table:formula="of:=[.F113]-[.G113]" office:value-type="float" office:value="-14.6515787858461">
            <text:p>-14.652</text:p>
          </table:table-cell>
          <table:table-cell table:formula="of:=INT([.I$4]*[.E113]*([.J$3]/[.J$4])+[.I$3])" office:value-type="float" office:value="175817485">
            <text:p>175817485</text:p>
          </table:table-cell>
          <table:table-cell table:formula="of:=INT([.I113]*[.E113]*([.J$2]/[.J$3]))+[.I$2]" office:value-type="float" office:value="-4432054">
            <text:p>-4432054</text:p>
          </table:table-cell>
          <table:table-cell table:formula="of:=[.J113]*[.E113]*(1/[.J$2])+[.I$1]" office:value-type="float" office:value="8529.17646026611">
            <text:p>8529</text:p>
          </table:table-cell>
          <table:table-cell table:formula="of:=[.F113]-[.K113]" office:value-type="float" office:value="-14.1764602661133">
            <text:p>-14</text:p>
          </table:table-cell>
        </table:table-row>
        <table:table-row table:style-name="ro1">
          <table:table-cell office:value-type="string">
            <text:p><text:s text:c="3"/>109</text:p>
          </table:table-cell>
          <table:table-cell office:value-type="string">
            <text:p><text:s text:c="4"/>846</text:p>
          </table:table-cell>
          <table:table-cell office:value-type="string">
            <text:p><text:s text:c="3"/>8495</text:p>
          </table:table-cell>
          <table:table-cell office:value-type="string">
            <text:p><text:s text:c="5"/>13</text:p>
          </table:table-cell>
          <table:table-cell table:formula="of:=[.B114]/1" office:value-type="float" office:value="846">
            <text:p>846</text:p>
          </table:table-cell>
          <table:table-cell table:formula="of:=[.C114]/1" office:value-type="float" office:value="8495">
            <text:p>8495</text:p>
          </table:table-cell>
          <table:table-cell table:formula="of:=[.G$1]+[.E114]*([.G$2]+[.E114]*([.G$3]+[.G$4]*[.E114]))" office:value-type="float" office:value="8504.68769930561">
            <text:p>8504.688</text:p>
          </table:table-cell>
          <table:table-cell table:formula="of:=[.F114]-[.G114]" office:value-type="float" office:value="-9.68769930561393">
            <text:p>-9.688</text:p>
          </table:table-cell>
          <table:table-cell table:formula="of:=INT([.I$4]*[.E114]*([.J$3]/[.J$4])+[.I$3])" office:value-type="float" office:value="175835929">
            <text:p>175835929</text:p>
          </table:table-cell>
          <table:table-cell table:formula="of:=INT([.I114]*[.E114]*([.J$2]/[.J$3]))+[.I$2]" office:value-type="float" office:value="-4426569">
            <text:p>-4426569</text:p>
          </table:table-cell>
          <table:table-cell table:formula="of:=[.J114]*[.E114]*(1/[.J$2])+[.I$1]" office:value-type="float" office:value="8504.21326065064">
            <text:p>8504</text:p>
          </table:table-cell>
          <table:table-cell table:formula="of:=[.F114]-[.K114]" office:value-type="float" office:value="-9.21326065063477">
            <text:p>-9</text:p>
          </table:table-cell>
        </table:table-row>
        <table:table-row table:style-name="ro1">
          <table:table-cell office:value-type="string">
            <text:p><text:s text:c="3"/>110</text:p>
          </table:table-cell>
          <table:table-cell office:value-type="string">
            <text:p><text:s text:c="4"/>849</text:p>
          </table:table-cell>
          <table:table-cell office:value-type="string">
            <text:p><text:s text:c="3"/>8480</text:p>
          </table:table-cell>
          <table:table-cell office:value-type="string">
            <text:p><text:s text:c="5"/>14</text:p>
          </table:table-cell>
          <table:table-cell table:formula="of:=[.B115]/1" office:value-type="float" office:value="849">
            <text:p>849</text:p>
          </table:table-cell>
          <table:table-cell table:formula="of:=[.C115]/1" office:value-type="float" office:value="8480">
            <text:p>8480</text:p>
          </table:table-cell>
          <table:table-cell table:formula="of:=[.G$1]+[.E115]*([.G$2]+[.E115]*([.G$3]+[.G$4]*[.E115]))" office:value-type="float" office:value="8486.02090622771">
            <text:p>8486.021</text:p>
          </table:table-cell>
          <table:table-cell table:formula="of:=[.F115]-[.G115]" office:value-type="float" office:value="-6.02090622771357">
            <text:p>-6.021</text:p>
          </table:table-cell>
          <table:table-cell table:formula="of:=INT([.I$4]*[.E115]*([.J$3]/[.J$4])+[.I$3])" office:value-type="float" office:value="175849763">
            <text:p>175849763</text:p>
          </table:table-cell>
          <table:table-cell table:formula="of:=INT([.I115]*[.E115]*([.J$2]/[.J$3]))+[.I$2]" office:value-type="float" office:value="-4422455">
            <text:p>-4422455</text:p>
          </table:table-cell>
          <table:table-cell table:formula="of:=[.J115]*[.E115]*(1/[.J$2])+[.I$1]" office:value-type="float" office:value="8485.54619026184">
            <text:p>8486</text:p>
          </table:table-cell>
          <table:table-cell table:formula="of:=[.F115]-[.K115]" office:value-type="float" office:value="-5.54619026184082">
            <text:p>-6</text:p>
          </table:table-cell>
        </table:table-row>
        <table:table-row table:style-name="ro1">
          <table:table-cell office:value-type="string">
            <text:p><text:s text:c="3"/>111</text:p>
          </table:table-cell>
          <table:table-cell office:value-type="string">
            <text:p><text:s text:c="4"/>851</text:p>
          </table:table-cell>
          <table:table-cell office:value-type="string">
            <text:p><text:s text:c="3"/>8462</text:p>
          </table:table-cell>
          <table:table-cell office:value-type="string">
            <text:p><text:s text:c="5"/>15</text:p>
          </table:table-cell>
          <table:table-cell table:formula="of:=[.B116]/1" office:value-type="float" office:value="851">
            <text:p>851</text:p>
          </table:table-cell>
          <table:table-cell table:formula="of:=[.C116]/1" office:value-type="float" office:value="8462">
            <text:p>8462</text:p>
          </table:table-cell>
          <table:table-cell table:formula="of:=[.G$1]+[.E116]*([.G$2]+[.E116]*([.G$3]+[.G$4]*[.E116]))" office:value-type="float" office:value="8473.60310570633">
            <text:p>8473.603</text:p>
          </table:table-cell>
          <table:table-cell table:formula="of:=[.F116]-[.G116]" office:value-type="float" office:value="-11.6031057063337">
            <text:p>-11.603</text:p>
          </table:table-cell>
          <table:table-cell table:formula="of:=INT([.I$4]*[.E116]*([.J$3]/[.J$4])+[.I$3])" office:value-type="float" office:value="175858985">
            <text:p>175858985</text:p>
          </table:table-cell>
          <table:table-cell table:formula="of:=INT([.I116]*[.E116]*([.J$2]/[.J$3]))+[.I$2]" office:value-type="float" office:value="-4419712">
            <text:p>-4419712</text:p>
          </table:table-cell>
          <table:table-cell table:formula="of:=[.J116]*[.E116]*(1/[.J$2])+[.I$1]" office:value-type="float" office:value="8473.12817382812">
            <text:p>8473</text:p>
          </table:table-cell>
          <table:table-cell table:formula="of:=[.F116]-[.K116]" office:value-type="float" office:value="-11.128173828125">
            <text:p>-11</text:p>
          </table:table-cell>
        </table:table-row>
        <table:table-row table:style-name="ro1">
          <table:table-cell office:value-type="string">
            <text:p><text:s text:c="3"/>112</text:p>
          </table:table-cell>
          <table:table-cell office:value-type="string">
            <text:p><text:s text:c="4"/>853</text:p>
          </table:table-cell>
          <table:table-cell office:value-type="string">
            <text:p><text:s text:c="3"/>8445</text:p>
          </table:table-cell>
          <table:table-cell office:value-type="string">
            <text:p><text:s text:c="5"/>13</text:p>
          </table:table-cell>
          <table:table-cell table:formula="of:=[.B117]/1" office:value-type="float" office:value="853">
            <text:p>853</text:p>
          </table:table-cell>
          <table:table-cell table:formula="of:=[.C117]/1" office:value-type="float" office:value="8445">
            <text:p>8445</text:p>
          </table:table-cell>
          <table:table-cell table:formula="of:=[.G$1]+[.E117]*([.G$2]+[.E117]*([.G$3]+[.G$4]*[.E117]))" office:value-type="float" office:value="8461.20669150034">
            <text:p>8461.207</text:p>
          </table:table-cell>
          <table:table-cell table:formula="of:=[.F117]-[.G117]" office:value-type="float" office:value="-16.2066915003361">
            <text:p>-16.207</text:p>
          </table:table-cell>
          <table:table-cell table:formula="of:=INT([.I$4]*[.E117]*([.J$3]/[.J$4])+[.I$3])" office:value-type="float" office:value="175868207">
            <text:p>175868207</text:p>
          </table:table-cell>
          <table:table-cell table:formula="of:=INT([.I117]*[.E117]*([.J$2]/[.J$3]))+[.I$2]" office:value-type="float" office:value="-4416968">
            <text:p>-4416968</text:p>
          </table:table-cell>
          <table:table-cell table:formula="of:=[.J117]*[.E117]*(1/[.J$2])+[.I$1]" office:value-type="float" office:value="8460.73271179199">
            <text:p>8461</text:p>
          </table:table-cell>
          <table:table-cell table:formula="of:=[.F117]-[.K117]" office:value-type="float" office:value="-15.7327117919922">
            <text:p>-16</text:p>
          </table:table-cell>
        </table:table-row>
        <table:table-row table:style-name="ro1">
          <table:table-cell office:value-type="string">
            <text:p><text:s text:c="3"/>113</text:p>
          </table:table-cell>
          <table:table-cell office:value-type="string">
            <text:p><text:s text:c="4"/>857</text:p>
          </table:table-cell>
          <table:table-cell office:value-type="string">
            <text:p><text:s text:c="3"/>8427</text:p>
          </table:table-cell>
          <table:table-cell office:value-type="string">
            <text:p><text:s text:c="5"/>13</text:p>
          </table:table-cell>
          <table:table-cell table:formula="of:=[.B118]/1" office:value-type="float" office:value="857">
            <text:p>857</text:p>
          </table:table-cell>
          <table:table-cell table:formula="of:=[.C118]/1" office:value-type="float" office:value="8427">
            <text:p>8427</text:p>
          </table:table-cell>
          <table:table-cell table:formula="of:=[.G$1]+[.E118]*([.G$2]+[.E118]*([.G$3]+[.G$4]*[.E118]))" office:value-type="float" office:value="8436.47803491768">
            <text:p>8436.478</text:p>
          </table:table-cell>
          <table:table-cell table:formula="of:=[.F118]-[.G118]" office:value-type="float" office:value="-9.47803491767627">
            <text:p>-9.478</text:p>
          </table:table-cell>
          <table:table-cell table:formula="of:=INT([.I$4]*[.E118]*([.J$3]/[.J$4])+[.I$3])" office:value-type="float" office:value="175886651">
            <text:p>175886651</text:p>
          </table:table-cell>
          <table:table-cell table:formula="of:=INT([.I118]*[.E118]*([.J$2]/[.J$3]))+[.I$2]" office:value-type="float" office:value="-4411481">
            <text:p>-4411481</text:p>
          </table:table-cell>
          <table:table-cell table:formula="of:=[.J118]*[.E118]*(1/[.J$2])+[.I$1]" office:value-type="float" office:value="8436.00295829773">
            <text:p>8436</text:p>
          </table:table-cell>
          <table:table-cell table:formula="of:=[.F118]-[.K118]" office:value-type="float" office:value="-9.00295829772949">
            <text:p>-9</text:p>
          </table:table-cell>
        </table:table-row>
        <table:table-row table:style-name="ro1">
          <table:table-cell office:value-type="string">
            <text:p><text:s text:c="3"/>114</text:p>
          </table:table-cell>
          <table:table-cell office:value-type="string">
            <text:p><text:s text:c="4"/>859</text:p>
          </table:table-cell>
          <table:table-cell office:value-type="string">
            <text:p><text:s text:c="3"/>8417</text:p>
          </table:table-cell>
          <table:table-cell office:value-type="string">
            <text:p><text:s text:c="5"/>13</text:p>
          </table:table-cell>
          <table:table-cell table:formula="of:=[.B119]/1" office:value-type="float" office:value="859">
            <text:p>859</text:p>
          </table:table-cell>
          <table:table-cell table:formula="of:=[.C119]/1" office:value-type="float" office:value="8417">
            <text:p>8417</text:p>
          </table:table-cell>
          <table:table-cell table:formula="of:=[.G$1]+[.E119]*([.G$2]+[.E119]*([.G$3]+[.G$4]*[.E119]))" office:value-type="float" office:value="8424.14579898262">
            <text:p>8424.146</text:p>
          </table:table-cell>
          <table:table-cell table:formula="of:=[.F119]-[.G119]" office:value-type="float" office:value="-7.14579898261582">
            <text:p>-7.146</text:p>
          </table:table-cell>
          <table:table-cell table:formula="of:=INT([.I$4]*[.E119]*([.J$3]/[.J$4])+[.I$3])" office:value-type="float" office:value="175895873">
            <text:p>175895873</text:p>
          </table:table-cell>
          <table:table-cell table:formula="of:=INT([.I119]*[.E119]*([.J$2]/[.J$3]))+[.I$2]" office:value-type="float" office:value="-4408737">
            <text:p>-4408737</text:p>
          </table:table-cell>
          <table:table-cell table:formula="of:=[.J119]*[.E119]*(1/[.J$2])+[.I$1]" office:value-type="float" office:value="8423.67029762268">
            <text:p>8424</text:p>
          </table:table-cell>
          <table:table-cell table:formula="of:=[.F119]-[.K119]" office:value-type="float" office:value="-6.67029762268066">
            <text:p>-7</text:p>
          </table:table-cell>
        </table:table-row>
        <table:table-row table:style-name="ro1">
          <table:table-cell office:value-type="string">
            <text:p><text:s text:c="3"/>115</text:p>
          </table:table-cell>
          <table:table-cell office:value-type="string">
            <text:p><text:s text:c="4"/>863</text:p>
          </table:table-cell>
          <table:table-cell office:value-type="string">
            <text:p><text:s text:c="3"/>8395</text:p>
          </table:table-cell>
          <table:table-cell office:value-type="string">
            <text:p><text:s text:c="5"/>12</text:p>
          </table:table-cell>
          <table:table-cell table:formula="of:=[.B120]/1" office:value-type="float" office:value="863">
            <text:p>863</text:p>
          </table:table-cell>
          <table:table-cell table:formula="of:=[.C120]/1" office:value-type="float" office:value="8395">
            <text:p>8395</text:p>
          </table:table-cell>
          <table:table-cell table:formula="of:=[.G$1]+[.E120]*([.G$2]+[.E120]*([.G$3]+[.G$4]*[.E120]))" office:value-type="float" office:value="8399.54552792903">
            <text:p>8399.546</text:p>
          </table:table-cell>
          <table:table-cell table:formula="of:=[.F120]-[.G120]" office:value-type="float" office:value="-4.54552792903269">
            <text:p>-4.546</text:p>
          </table:table-cell>
          <table:table-cell table:formula="of:=INT([.I$4]*[.E120]*([.J$3]/[.J$4])+[.I$3])" office:value-type="float" office:value="175914317">
            <text:p>175914317</text:p>
          </table:table-cell>
          <table:table-cell table:formula="of:=INT([.I120]*[.E120]*([.J$2]/[.J$3]))+[.I$2]" office:value-type="float" office:value="-4403247">
            <text:p>-4403247</text:p>
          </table:table-cell>
          <table:table-cell table:formula="of:=[.J120]*[.E120]*(1/[.J$2])+[.I$1]" office:value-type="float" office:value="8399.0710735321">
            <text:p>8399</text:p>
          </table:table-cell>
          <table:table-cell table:formula="of:=[.F120]-[.K120]" office:value-type="float" office:value="-4.07107353210449">
            <text:p>-4</text:p>
          </table:table-cell>
        </table:table-row>
        <table:table-row table:style-name="ro1">
          <table:table-cell office:value-type="string">
            <text:p><text:s text:c="3"/>116</text:p>
          </table:table-cell>
          <table:table-cell office:value-type="string">
            <text:p><text:s text:c="4"/>865</text:p>
          </table:table-cell>
          <table:table-cell office:value-type="string">
            <text:p><text:s text:c="3"/>8383</text:p>
          </table:table-cell>
          <table:table-cell office:value-type="string">
            <text:p><text:s text:c="5"/>12</text:p>
          </table:table-cell>
          <table:table-cell table:formula="of:=[.B121]/1" office:value-type="float" office:value="865">
            <text:p>865</text:p>
          </table:table-cell>
          <table:table-cell table:formula="of:=[.C121]/1" office:value-type="float" office:value="8383">
            <text:p>8383</text:p>
          </table:table-cell>
          <table:table-cell table:formula="of:=[.G$1]+[.E121]*([.G$2]+[.E121]*([.G$3]+[.G$4]*[.E121]))" office:value-type="float" office:value="8387.27749925211">
            <text:p>8387.277</text:p>
          </table:table-cell>
          <table:table-cell table:formula="of:=[.F121]-[.G121]" office:value-type="float" office:value="-4.2774992521081">
            <text:p>-4.277</text:p>
          </table:table-cell>
          <table:table-cell table:formula="of:=INT([.I$4]*[.E121]*([.J$3]/[.J$4])+[.I$3])" office:value-type="float" office:value="175923540">
            <text:p>175923540</text:p>
          </table:table-cell>
          <table:table-cell table:formula="of:=INT([.I121]*[.E121]*([.J$2]/[.J$3]))+[.I$2]" office:value-type="float" office:value="-4400502">
            <text:p>-4400502</text:p>
          </table:table-cell>
          <table:table-cell table:formula="of:=[.J121]*[.E121]*(1/[.J$2])+[.I$1]" office:value-type="float" office:value="8386.8028755188">
            <text:p>8387</text:p>
          </table:table-cell>
          <table:table-cell table:formula="of:=[.F121]-[.K121]" office:value-type="float" office:value="-3.80287551879883">
            <text:p>-4</text:p>
          </table:table-cell>
        </table:table-row>
        <table:table-row table:style-name="ro1">
          <table:table-cell office:value-type="string">
            <text:p><text:s text:c="3"/>117</text:p>
          </table:table-cell>
          <table:table-cell office:value-type="string">
            <text:p><text:s text:c="4"/>867</text:p>
          </table:table-cell>
          <table:table-cell office:value-type="string">
            <text:p><text:s text:c="3"/>8360</text:p>
          </table:table-cell>
          <table:table-cell office:value-type="string">
            <text:p><text:s text:c="5"/>12</text:p>
          </table:table-cell>
          <table:table-cell table:formula="of:=[.B122]/1" office:value-type="float" office:value="867">
            <text:p>867</text:p>
          </table:table-cell>
          <table:table-cell table:formula="of:=[.C122]/1" office:value-type="float" office:value="8360">
            <text:p>8360</text:p>
          </table:table-cell>
          <table:table-cell table:formula="of:=[.G$1]+[.E122]*([.G$2]+[.E122]*([.G$3]+[.G$4]*[.E122]))" office:value-type="float" office:value="8375.03087943616">
            <text:p>8375.031</text:p>
          </table:table-cell>
          <table:table-cell table:formula="of:=[.F122]-[.G122]" office:value-type="float" office:value="-15.0308794361627">
            <text:p>-15.031</text:p>
          </table:table-cell>
          <table:table-cell table:formula="of:=INT([.I$4]*[.E122]*([.J$3]/[.J$4])+[.I$3])" office:value-type="float" office:value="175932762">
            <text:p>175932762</text:p>
          </table:table-cell>
          <table:table-cell table:formula="of:=INT([.I122]*[.E122]*([.J$2]/[.J$3]))+[.I$2]" office:value-type="float" office:value="-4397757">
            <text:p>-4397757</text:p>
          </table:table-cell>
          <table:table-cell table:formula="of:=[.J122]*[.E122]*(1/[.J$2])+[.I$1]" office:value-type="float" office:value="8374.55562019348">
            <text:p>8375</text:p>
          </table:table-cell>
          <table:table-cell table:formula="of:=[.F122]-[.K122]" office:value-type="float" office:value="-14.5556201934814">
            <text:p>-15</text:p>
          </table:table-cell>
        </table:table-row>
        <table:table-row table:style-name="ro1">
          <table:table-cell office:value-type="string">
            <text:p><text:s text:c="3"/>118</text:p>
          </table:table-cell>
          <table:table-cell office:value-type="string">
            <text:p><text:s text:c="4"/>871</text:p>
          </table:table-cell>
          <table:table-cell office:value-type="string">
            <text:p><text:s text:c="3"/>8350</text:p>
          </table:table-cell>
          <table:table-cell office:value-type="string">
            <text:p><text:s text:c="5"/>12</text:p>
          </table:table-cell>
          <table:table-cell table:formula="of:=[.B123]/1" office:value-type="float" office:value="871">
            <text:p>871</text:p>
          </table:table-cell>
          <table:table-cell table:formula="of:=[.C123]/1" office:value-type="float" office:value="8350">
            <text:p>8350</text:p>
          </table:table-cell>
          <table:table-cell table:formula="of:=[.G$1]+[.E123]*([.G$2]+[.E123]*([.G$3]+[.G$4]*[.E123]))" office:value-type="float" office:value="8350.60187927041">
            <text:p>8350.602</text:p>
          </table:table-cell>
          <table:table-cell table:formula="of:=[.F123]-[.G123]" office:value-type="float" office:value="-0.60187927041261">
            <text:p>-0.602</text:p>
          </table:table-cell>
          <table:table-cell table:formula="of:=INT([.I$4]*[.E123]*([.J$3]/[.J$4])+[.I$3])" office:value-type="float" office:value="175951206">
            <text:p>175951206</text:p>
          </table:table-cell>
          <table:table-cell table:formula="of:=INT([.I123]*[.E123]*([.J$2]/[.J$3]))+[.I$2]" office:value-type="float" office:value="-4392265">
            <text:p>-4392265</text:p>
          </table:table-cell>
          <table:table-cell table:formula="of:=[.J123]*[.E123]*(1/[.J$2])+[.I$1]" office:value-type="float" office:value="8350.12726020813">
            <text:p>8350</text:p>
          </table:table-cell>
          <table:table-cell table:formula="of:=[.F123]-[.K123]" office:value-type="float" office:value="-0.127260208129883">
            <text:p>0</text:p>
          </table:table-cell>
        </table:table-row>
        <table:table-row table:style-name="ro1">
          <table:table-cell office:value-type="string">
            <text:p><text:s text:c="3"/>119</text:p>
          </table:table-cell>
          <table:table-cell office:value-type="string">
            <text:p><text:s text:c="4"/>874</text:p>
          </table:table-cell>
          <table:table-cell office:value-type="string">
            <text:p><text:s text:c="3"/>8329</text:p>
          </table:table-cell>
          <table:table-cell office:value-type="string">
            <text:p><text:s text:c="5"/>12</text:p>
          </table:table-cell>
          <table:table-cell table:formula="of:=[.B124]/1" office:value-type="float" office:value="874">
            <text:p>874</text:p>
          </table:table-cell>
          <table:table-cell table:formula="of:=[.C124]/1" office:value-type="float" office:value="8329">
            <text:p>8329</text:p>
          </table:table-cell>
          <table:table-cell table:formula="of:=[.G$1]+[.E124]*([.G$2]+[.E124]*([.G$3]+[.G$4]*[.E124]))" office:value-type="float" office:value="8332.33635136087">
            <text:p>8332.336</text:p>
          </table:table-cell>
          <table:table-cell table:formula="of:=[.F124]-[.G124]" office:value-type="float" office:value="-3.33635136086923">
            <text:p>-3.336</text:p>
          </table:table-cell>
          <table:table-cell table:formula="of:=INT([.I$4]*[.E124]*([.J$3]/[.J$4])+[.I$3])" office:value-type="float" office:value="175965039">
            <text:p>175965039</text:p>
          </table:table-cell>
          <table:table-cell table:formula="of:=INT([.I124]*[.E124]*([.J$2]/[.J$3]))+[.I$2]" office:value-type="float" office:value="-4388146">
            <text:p>-4388146</text:p>
          </table:table-cell>
          <table:table-cell table:formula="of:=[.J124]*[.E124]*(1/[.J$2])+[.I$1]" office:value-type="float" office:value="8331.86098480225">
            <text:p>8332</text:p>
          </table:table-cell>
          <table:table-cell table:formula="of:=[.F124]-[.K124]" office:value-type="float" office:value="-2.86098480224609">
            <text:p>-3</text:p>
          </table:table-cell>
        </table:table-row>
        <table:table-row table:style-name="ro1">
          <table:table-cell office:value-type="string">
            <text:p><text:s text:c="3"/>120</text:p>
          </table:table-cell>
          <table:table-cell office:value-type="string">
            <text:p><text:s text:c="4"/>876</text:p>
          </table:table-cell>
          <table:table-cell office:value-type="string">
            <text:p><text:s text:c="3"/>8315</text:p>
          </table:table-cell>
          <table:table-cell office:value-type="string">
            <text:p><text:s text:c="5"/>12</text:p>
          </table:table-cell>
          <table:table-cell table:formula="of:=[.B125]/1" office:value-type="float" office:value="876">
            <text:p>876</text:p>
          </table:table-cell>
          <table:table-cell table:formula="of:=[.C125]/1" office:value-type="float" office:value="8315">
            <text:p>8315</text:p>
          </table:table-cell>
          <table:table-cell table:formula="of:=[.G$1]+[.E125]*([.G$2]+[.E125]*([.G$3]+[.G$4]*[.E125]))" office:value-type="float" office:value="8320.18611127673">
            <text:p>8320.186</text:p>
          </table:table-cell>
          <table:table-cell table:formula="of:=[.F125]-[.G125]" office:value-type="float" office:value="-5.18611127672921">
            <text:p>-5.186</text:p>
          </table:table-cell>
          <table:table-cell table:formula="of:=INT([.I$4]*[.E125]*([.J$3]/[.J$4])+[.I$3])" office:value-type="float" office:value="175974261">
            <text:p>175974261</text:p>
          </table:table-cell>
          <table:table-cell table:formula="of:=INT([.I125]*[.E125]*([.J$2]/[.J$3]))+[.I$2]" office:value-type="float" office:value="-4385399">
            <text:p>-4385399</text:p>
          </table:table-cell>
          <table:table-cell table:formula="of:=[.J125]*[.E125]*(1/[.J$2])+[.I$1]" office:value-type="float" office:value="8319.71132659912">
            <text:p>8320</text:p>
          </table:table-cell>
          <table:table-cell table:formula="of:=[.F125]-[.K125]" office:value-type="float" office:value="-4.71132659912109">
            <text:p>-5</text:p>
          </table:table-cell>
        </table:table-row>
        <table:table-row table:style-name="ro1">
          <table:table-cell office:value-type="string">
            <text:p><text:s text:c="3"/>121</text:p>
          </table:table-cell>
          <table:table-cell office:value-type="string">
            <text:p><text:s text:c="4"/>878</text:p>
          </table:table-cell>
          <table:table-cell office:value-type="string">
            <text:p><text:s text:c="3"/>8296</text:p>
          </table:table-cell>
          <table:table-cell office:value-type="string">
            <text:p><text:s text:c="5"/>12</text:p>
          </table:table-cell>
          <table:table-cell table:formula="of:=[.B126]/1" office:value-type="float" office:value="878">
            <text:p>878</text:p>
          </table:table-cell>
          <table:table-cell table:formula="of:=[.C126]/1" office:value-type="float" office:value="8296">
            <text:p>8296</text:p>
          </table:table-cell>
          <table:table-cell table:formula="of:=[.G$1]+[.E126]*([.G$2]+[.E126]*([.G$3]+[.G$4]*[.E126]))" office:value-type="float" office:value="8308.05729776797">
            <text:p>8308.057</text:p>
          </table:table-cell>
          <table:table-cell table:formula="of:=[.F126]-[.G126]" office:value-type="float" office:value="-12.0572977679713">
            <text:p>-12.057</text:p>
          </table:table-cell>
          <table:table-cell table:formula="of:=INT([.I$4]*[.E126]*([.J$3]/[.J$4])+[.I$3])" office:value-type="float" office:value="175983483">
            <text:p>175983483</text:p>
          </table:table-cell>
          <table:table-cell table:formula="of:=INT([.I126]*[.E126]*([.J$2]/[.J$3]))+[.I$2]" office:value-type="float" office:value="-4382652">
            <text:p>-4382652</text:p>
          </table:table-cell>
          <table:table-cell table:formula="of:=[.J126]*[.E126]*(1/[.J$2])+[.I$1]" office:value-type="float" office:value="8307.58262634277">
            <text:p>8308</text:p>
          </table:table-cell>
          <table:table-cell table:formula="of:=[.F126]-[.K126]" office:value-type="float" office:value="-11.5826263427734">
            <text:p>-12</text:p>
          </table:table-cell>
        </table:table-row>
        <table:table-row table:style-name="ro1">
          <table:table-cell office:value-type="string">
            <text:p><text:s text:c="3"/>122</text:p>
          </table:table-cell>
          <table:table-cell office:value-type="string">
            <text:p><text:s text:c="4"/>882</text:p>
          </table:table-cell>
          <table:table-cell office:value-type="string">
            <text:p><text:s text:c="3"/>8286</text:p>
          </table:table-cell>
          <table:table-cell office:value-type="string">
            <text:p><text:s text:c="5"/>13</text:p>
          </table:table-cell>
          <table:table-cell table:formula="of:=[.B127]/1" office:value-type="float" office:value="882">
            <text:p>882</text:p>
          </table:table-cell>
          <table:table-cell table:formula="of:=[.C127]/1" office:value-type="float" office:value="8286">
            <text:p>8286</text:p>
          </table:table-cell>
          <table:table-cell table:formula="of:=[.G$1]+[.E127]*([.G$2]+[.E127]*([.G$3]+[.G$4]*[.E127]))" office:value-type="float" office:value="8283.86396335979">
            <text:p>8283.864</text:p>
          </table:table-cell>
          <table:table-cell table:formula="of:=[.F127]-[.G127]" office:value-type="float" office:value="2.13603664020957">
            <text:p>2.136</text:p>
          </table:table-cell>
          <table:table-cell table:formula="of:=INT([.I$4]*[.E127]*([.J$3]/[.J$4])+[.I$3])" office:value-type="float" office:value="176001928">
            <text:p>176001928</text:p>
          </table:table-cell>
          <table:table-cell table:formula="of:=INT([.I127]*[.E127]*([.J$2]/[.J$3]))+[.I$2]" office:value-type="float" office:value="-4377157">
            <text:p>-4377157</text:p>
          </table:table-cell>
          <table:table-cell table:formula="of:=[.J127]*[.E127]*(1/[.J$2])+[.I$1]" office:value-type="float" office:value="8283.3897819519">
            <text:p>8283</text:p>
          </table:table-cell>
          <table:table-cell table:formula="of:=[.F127]-[.K127]" office:value-type="float" office:value="2.6102180480957">
            <text:p>3</text:p>
          </table:table-cell>
        </table:table-row>
        <table:table-row table:style-name="ro1">
          <table:table-cell office:value-type="string">
            <text:p><text:s text:c="3"/>123</text:p>
          </table:table-cell>
          <table:table-cell office:value-type="string">
            <text:p><text:s text:c="4"/>884</text:p>
          </table:table-cell>
          <table:table-cell office:value-type="string">
            <text:p><text:s text:c="3"/>8259</text:p>
          </table:table-cell>
          <table:table-cell office:value-type="string">
            <text:p><text:s text:c="5"/>13</text:p>
          </table:table-cell>
          <table:table-cell table:formula="of:=[.B128]/1" office:value-type="float" office:value="884">
            <text:p>884</text:p>
          </table:table-cell>
          <table:table-cell table:formula="of:=[.C128]/1" office:value-type="float" office:value="8259">
            <text:p>8259</text:p>
          </table:table-cell>
          <table:table-cell table:formula="of:=[.G$1]+[.E128]*([.G$2]+[.E128]*([.G$3]+[.G$4]*[.E128]))" office:value-type="float" office:value="8271.79944890197">
            <text:p>8271.799</text:p>
          </table:table-cell>
          <table:table-cell table:formula="of:=[.F128]-[.G128]" office:value-type="float" office:value="-12.7994489019693">
            <text:p>-12.799</text:p>
          </table:table-cell>
          <table:table-cell table:formula="of:=INT([.I$4]*[.E128]*([.J$3]/[.J$4])+[.I$3])" office:value-type="float" office:value="176011150">
            <text:p>176011150</text:p>
          </table:table-cell>
          <table:table-cell table:formula="of:=INT([.I128]*[.E128]*([.J$2]/[.J$3]))+[.I$2]" office:value-type="float" office:value="-4374410">
            <text:p>-4374410</text:p>
          </table:table-cell>
          <table:table-cell table:formula="of:=[.J128]*[.E128]*(1/[.J$2])+[.I$1]" office:value-type="float" office:value="8271.32395935059">
            <text:p>8271</text:p>
          </table:table-cell>
          <table:table-cell table:formula="of:=[.F128]-[.K128]" office:value-type="float" office:value="-12.3239593505859">
            <text:p>-12</text:p>
          </table:table-cell>
        </table:table-row>
        <table:table-row table:style-name="ro1">
          <table:table-cell office:value-type="string">
            <text:p><text:s text:c="3"/>124</text:p>
          </table:table-cell>
          <table:table-cell office:value-type="string">
            <text:p><text:s text:c="4"/>888</text:p>
          </table:table-cell>
          <table:table-cell office:value-type="string">
            <text:p><text:s text:c="3"/>8254</text:p>
          </table:table-cell>
          <table:table-cell office:value-type="string">
            <text:p><text:s text:c="5"/>13</text:p>
          </table:table-cell>
          <table:table-cell table:formula="of:=[.B129]/1" office:value-type="float" office:value="888">
            <text:p>888</text:p>
          </table:table-cell>
          <table:table-cell table:formula="of:=[.C129]/1" office:value-type="float" office:value="8254">
            <text:p>8254</text:p>
          </table:table-cell>
          <table:table-cell table:formula="of:=[.G$1]+[.E129]*([.G$2]+[.E129]*([.G$3]+[.G$4]*[.E129]))" office:value-type="float" office:value="8247.73474158286">
            <text:p>8247.735</text:p>
          </table:table-cell>
          <table:table-cell table:formula="of:=[.F129]-[.G129]" office:value-type="float" office:value="6.26525841713556">
            <text:p>6.265</text:p>
          </table:table-cell>
          <table:table-cell table:formula="of:=INT([.I$4]*[.E129]*([.J$3]/[.J$4])+[.I$3])" office:value-type="float" office:value="176029594">
            <text:p>176029594</text:p>
          </table:table-cell>
          <table:table-cell table:formula="of:=INT([.I129]*[.E129]*([.J$2]/[.J$3]))+[.I$2]" office:value-type="float" office:value="-4368913">
            <text:p>-4368913</text:p>
          </table:table-cell>
          <table:table-cell table:formula="of:=[.J129]*[.E129]*(1/[.J$2])+[.I$1]" office:value-type="float" office:value="8247.26026916504">
            <text:p>8247</text:p>
          </table:table-cell>
          <table:table-cell table:formula="of:=[.F129]-[.K129]" office:value-type="float" office:value="6.73973083496094">
            <text:p>7</text:p>
          </table:table-cell>
        </table:table-row>
        <table:table-row table:style-name="ro1">
          <table:table-cell office:value-type="string">
            <text:p><text:s text:c="3"/>125</text:p>
          </table:table-cell>
          <table:table-cell office:value-type="string">
            <text:p><text:s text:c="4"/>891</text:p>
          </table:table-cell>
          <table:table-cell office:value-type="string">
            <text:p><text:s text:c="3"/>8232</text:p>
          </table:table-cell>
          <table:table-cell office:value-type="string">
            <text:p><text:s text:c="5"/>13</text:p>
          </table:table-cell>
          <table:table-cell table:formula="of:=[.B130]/1" office:value-type="float" office:value="891">
            <text:p>891</text:p>
          </table:table-cell>
          <table:table-cell table:formula="of:=[.C130]/1" office:value-type="float" office:value="8232">
            <text:p>8232</text:p>
          </table:table-cell>
          <table:table-cell table:formula="of:=[.G$1]+[.E130]*([.G$2]+[.E130]*([.G$3]+[.G$4]*[.E130]))" office:value-type="float" office:value="8229.74250517241">
            <text:p>8229.743</text:p>
          </table:table-cell>
          <table:table-cell table:formula="of:=[.F130]-[.G130]" office:value-type="float" office:value="2.2574948275942">
            <text:p>2.257</text:p>
          </table:table-cell>
          <table:table-cell table:formula="of:=INT([.I$4]*[.E130]*([.J$3]/[.J$4])+[.I$3])" office:value-type="float" office:value="176043427">
            <text:p>176043427</text:p>
          </table:table-cell>
          <table:table-cell table:formula="of:=INT([.I130]*[.E130]*([.J$2]/[.J$3]))+[.I$2]" office:value-type="float" office:value="-4364790">
            <text:p>-4364790</text:p>
          </table:table-cell>
          <table:table-cell table:formula="of:=[.J130]*[.E130]*(1/[.J$2])+[.I$1]" office:value-type="float" office:value="8229.26797103882">
            <text:p>8229</text:p>
          </table:table-cell>
          <table:table-cell table:formula="of:=[.F130]-[.K130]" office:value-type="float" office:value="2.73202896118164">
            <text:p>3</text:p>
          </table:table-cell>
        </table:table-row>
        <table:table-row table:style-name="ro1">
          <table:table-cell office:value-type="string">
            <text:p><text:s text:c="3"/>126</text:p>
          </table:table-cell>
          <table:table-cell office:value-type="string">
            <text:p><text:s text:c="4"/>892</text:p>
          </table:table-cell>
          <table:table-cell office:value-type="string">
            <text:p><text:s text:c="3"/>8212</text:p>
          </table:table-cell>
          <table:table-cell office:value-type="string">
            <text:p><text:s text:c="5"/>14</text:p>
          </table:table-cell>
          <table:table-cell table:formula="of:=[.B131]/1" office:value-type="float" office:value="892">
            <text:p>892</text:p>
          </table:table-cell>
          <table:table-cell table:formula="of:=[.C131]/1" office:value-type="float" office:value="8212">
            <text:p>8212</text:p>
          </table:table-cell>
          <table:table-cell table:formula="of:=[.G$1]+[.E131]*([.G$2]+[.E131]*([.G$3]+[.G$4]*[.E131]))" office:value-type="float" office:value="8223.75581786447">
            <text:p>8223.756</text:p>
          </table:table-cell>
          <table:table-cell table:formula="of:=[.F131]-[.G131]" office:value-type="float" office:value="-11.755817864474">
            <text:p>-11.756</text:p>
          </table:table-cell>
          <table:table-cell table:formula="of:=INT([.I$4]*[.E131]*([.J$3]/[.J$4])+[.I$3])" office:value-type="float" office:value="176048038">
            <text:p>176048038</text:p>
          </table:table-cell>
          <table:table-cell table:formula="of:=INT([.I131]*[.E131]*([.J$2]/[.J$3]))+[.I$2]" office:value-type="float" office:value="-4363416">
            <text:p>-4363416</text:p>
          </table:table-cell>
          <table:table-cell table:formula="of:=[.J131]*[.E131]*(1/[.J$2])+[.I$1]" office:value-type="float" office:value="8223.28045654297">
            <text:p>8223</text:p>
          </table:table-cell>
          <table:table-cell table:formula="of:=[.F131]-[.K131]" office:value-type="float" office:value="-11.2804565429688">
            <text:p>-11</text:p>
          </table:table-cell>
        </table:table-row>
        <table:table-row table:style-name="ro1">
          <table:table-cell office:value-type="string">
            <text:p><text:s text:c="3"/>127</text:p>
          </table:table-cell>
          <table:table-cell office:value-type="string">
            <text:p><text:s text:c="4"/>896</text:p>
          </table:table-cell>
          <table:table-cell office:value-type="string">
            <text:p><text:s text:c="3"/>8196</text:p>
          </table:table-cell>
          <table:table-cell office:value-type="string">
            <text:p><text:s text:c="5"/>14</text:p>
          </table:table-cell>
          <table:table-cell table:formula="of:=[.B132]/1" office:value-type="float" office:value="896">
            <text:p>896</text:p>
          </table:table-cell>
          <table:table-cell table:formula="of:=[.C132]/1" office:value-type="float" office:value="8196">
            <text:p>8196</text:p>
          </table:table-cell>
          <table:table-cell table:formula="of:=[.G$1]+[.E132]*([.G$2]+[.E132]*([.G$3]+[.G$4]*[.E132]))" office:value-type="float" office:value="8199.8627035132">
            <text:p>8199.863</text:p>
          </table:table-cell>
          <table:table-cell table:formula="of:=[.F132]-[.G132]" office:value-type="float" office:value="-3.86270351320127">
            <text:p>-3.863</text:p>
          </table:table-cell>
          <table:table-cell table:formula="of:=INT([.I$4]*[.E132]*([.J$3]/[.J$4])+[.I$3])" office:value-type="float" office:value="176066483">
            <text:p>176066483</text:p>
          </table:table-cell>
          <table:table-cell table:formula="of:=INT([.I132]*[.E132]*([.J$2]/[.J$3]))+[.I$2]" office:value-type="float" office:value="-4357917">
            <text:p>-4357917</text:p>
          </table:table-cell>
          <table:table-cell table:formula="of:=[.J132]*[.E132]*(1/[.J$2])+[.I$1]" office:value-type="float" office:value="8199.38793945313">
            <text:p>8199</text:p>
          </table:table-cell>
          <table:table-cell table:formula="of:=[.F132]-[.K132]" office:value-type="float" office:value="-3.387939453125">
            <text:p>-3</text:p>
          </table:table-cell>
        </table:table-row>
        <table:table-row table:style-name="ro1">
          <table:table-cell office:value-type="string">
            <text:p><text:s text:c="3"/>128</text:p>
          </table:table-cell>
          <table:table-cell office:value-type="string">
            <text:p><text:s text:c="4"/>899</text:p>
          </table:table-cell>
          <table:table-cell office:value-type="string">
            <text:p><text:s text:c="3"/>8182</text:p>
          </table:table-cell>
          <table:table-cell office:value-type="string">
            <text:p><text:s text:c="5"/>13</text:p>
          </table:table-cell>
          <table:table-cell table:formula="of:=[.B133]/1" office:value-type="float" office:value="899">
            <text:p>899</text:p>
          </table:table-cell>
          <table:table-cell table:formula="of:=[.C133]/1" office:value-type="float" office:value="8182">
            <text:p>8182</text:p>
          </table:table-cell>
          <table:table-cell table:formula="of:=[.G$1]+[.E133]*([.G$2]+[.E133]*([.G$3]+[.G$4]*[.E133]))" office:value-type="float" office:value="8181.99919564702">
            <text:p>8181.999</text:p>
          </table:table-cell>
          <table:table-cell table:formula="of:=[.F133]-[.G133]" office:value-type="float" office:value="0.000804352981504053">
            <text:p>0.001</text:p>
          </table:table-cell>
          <table:table-cell table:formula="of:=INT([.I$4]*[.E133]*([.J$3]/[.J$4])+[.I$3])" office:value-type="float" office:value="176080316">
            <text:p>176080316</text:p>
          </table:table-cell>
          <table:table-cell table:formula="of:=INT([.I133]*[.E133]*([.J$2]/[.J$3]))+[.I$2]" office:value-type="float" office:value="-4353792">
            <text:p>-4353792</text:p>
          </table:table-cell>
          <table:table-cell table:formula="of:=[.J133]*[.E133]*(1/[.J$2])+[.I$1]" office:value-type="float" office:value="8181.52490234375">
            <text:p>8182</text:p>
          </table:table-cell>
          <table:table-cell table:formula="of:=[.F133]-[.K133]" office:value-type="float" office:value="0.47509765625">
            <text:p>0</text:p>
          </table:table-cell>
        </table:table-row>
        <table:table-row table:style-name="ro1">
          <table:table-cell office:value-type="string">
            <text:p><text:s text:c="3"/>129</text:p>
          </table:table-cell>
          <table:table-cell office:value-type="string">
            <text:p><text:s text:c="4"/>901</text:p>
          </table:table-cell>
          <table:table-cell office:value-type="string">
            <text:p><text:s text:c="3"/>8160</text:p>
          </table:table-cell>
          <table:table-cell office:value-type="string">
            <text:p><text:s text:c="5"/>13</text:p>
          </table:table-cell>
          <table:table-cell table:formula="of:=[.B134]/1" office:value-type="float" office:value="901">
            <text:p>901</text:p>
          </table:table-cell>
          <table:table-cell table:formula="of:=[.C134]/1" office:value-type="float" office:value="8160">
            <text:p>8160</text:p>
          </table:table-cell>
          <table:table-cell table:formula="of:=[.G$1]+[.E134]*([.G$2]+[.E134]*([.G$3]+[.G$4]*[.E134]))" office:value-type="float" office:value="8170.11701925012">
            <text:p>8170.117</text:p>
          </table:table-cell>
          <table:table-cell table:formula="of:=[.F134]-[.G134]" office:value-type="float" office:value="-10.1170192501195">
            <text:p>-10.117</text:p>
          </table:table-cell>
          <table:table-cell table:formula="of:=INT([.I$4]*[.E134]*([.J$3]/[.J$4])+[.I$3])" office:value-type="float" office:value="176089538">
            <text:p>176089538</text:p>
          </table:table-cell>
          <table:table-cell table:formula="of:=INT([.I134]*[.E134]*([.J$2]/[.J$3]))+[.I$2]" office:value-type="float" office:value="-4351042">
            <text:p>-4351042</text:p>
          </table:table-cell>
          <table:table-cell table:formula="of:=[.J134]*[.E134]*(1/[.J$2])+[.I$1]" office:value-type="float" office:value="8169.6424369812">
            <text:p>8170</text:p>
          </table:table-cell>
          <table:table-cell table:formula="of:=[.F134]-[.K134]" office:value-type="float" office:value="-9.64243698120117">
            <text:p>-10</text:p>
          </table:table-cell>
        </table:table-row>
        <table:table-row table:style-name="ro1">
          <table:table-cell office:value-type="string">
            <text:p><text:s text:c="3"/>130</text:p>
          </table:table-cell>
          <table:table-cell office:value-type="string">
            <text:p><text:s text:c="4"/>903</text:p>
          </table:table-cell>
          <table:table-cell office:value-type="string">
            <text:p><text:s text:c="3"/>8151</text:p>
          </table:table-cell>
          <table:table-cell office:value-type="string">
            <text:p><text:s text:c="5"/>14</text:p>
          </table:table-cell>
          <table:table-cell table:formula="of:=[.B135]/1" office:value-type="float" office:value="903">
            <text:p>903</text:p>
          </table:table-cell>
          <table:table-cell table:formula="of:=[.C135]/1" office:value-type="float" office:value="8151">
            <text:p>8151</text:p>
          </table:table-cell>
          <table:table-cell table:formula="of:=[.G$1]+[.E135]*([.G$2]+[.E135]*([.G$3]+[.G$4]*[.E135]))" office:value-type="float" office:value="8158.2563096886">
            <text:p>8158.256</text:p>
          </table:table-cell>
          <table:table-cell table:formula="of:=[.F135]-[.G135]" office:value-type="float" office:value="-7.25630968859969">
            <text:p>-7.256</text:p>
          </table:table-cell>
          <table:table-cell table:formula="of:=INT([.I$4]*[.E135]*([.J$3]/[.J$4])+[.I$3])" office:value-type="float" office:value="176098760">
            <text:p>176098760</text:p>
          </table:table-cell>
          <table:table-cell table:formula="of:=INT([.I135]*[.E135]*([.J$2]/[.J$3]))+[.I$2]" office:value-type="float" office:value="-4348292">
            <text:p>-4348292</text:p>
          </table:table-cell>
          <table:table-cell table:formula="of:=[.J135]*[.E135]*(1/[.J$2])+[.I$1]" office:value-type="float" office:value="8157.78095245361">
            <text:p>8158</text:p>
          </table:table-cell>
          <table:table-cell table:formula="of:=[.F135]-[.K135]" office:value-type="float" office:value="-6.78095245361328">
            <text:p>-7</text:p>
          </table:table-cell>
        </table:table-row>
        <table:table-row table:style-name="ro1">
          <table:table-cell office:value-type="string">
            <text:p><text:s text:c="3"/>131</text:p>
          </table:table-cell>
          <table:table-cell office:value-type="string">
            <text:p><text:s text:c="4"/>907</text:p>
          </table:table-cell>
          <table:table-cell office:value-type="string">
            <text:p><text:s text:c="3"/>8131</text:p>
          </table:table-cell>
          <table:table-cell office:value-type="string">
            <text:p><text:s text:c="5"/>13</text:p>
          </table:table-cell>
          <table:table-cell table:formula="of:=[.B136]/1" office:value-type="float" office:value="907">
            <text:p>907</text:p>
          </table:table-cell>
          <table:table-cell table:formula="of:=[.C136]/1" office:value-type="float" office:value="8131">
            <text:p>8131</text:p>
          </table:table-cell>
          <table:table-cell table:formula="of:=[.G$1]+[.E136]*([.G$2]+[.E136]*([.G$3]+[.G$4]*[.E136]))" office:value-type="float" office:value="8134.5993039549">
            <text:p>8134.599</text:p>
          </table:table-cell>
          <table:table-cell table:formula="of:=[.F136]-[.G136]" office:value-type="float" office:value="-3.59930395489755">
            <text:p>-3.599</text:p>
          </table:table-cell>
          <table:table-cell table:formula="of:=INT([.I$4]*[.E136]*([.J$3]/[.J$4])+[.I$3])" office:value-type="float" office:value="176117204">
            <text:p>176117204</text:p>
          </table:table-cell>
          <table:table-cell table:formula="of:=INT([.I136]*[.E136]*([.J$2]/[.J$3]))+[.I$2]" office:value-type="float" office:value="-4342790">
            <text:p>-4342790</text:p>
          </table:table-cell>
          <table:table-cell table:formula="of:=[.J136]*[.E136]*(1/[.J$2])+[.I$1]" office:value-type="float" office:value="8134.12438583374">
            <text:p>8134</text:p>
          </table:table-cell>
          <table:table-cell table:formula="of:=[.F136]-[.K136]" office:value-type="float" office:value="-3.12438583374023">
            <text:p>-3</text:p>
          </table:table-cell>
        </table:table-row>
        <table:table-row table:style-name="ro1">
          <table:table-cell office:value-type="string">
            <text:p><text:s text:c="3"/>132</text:p>
          </table:table-cell>
          <table:table-cell office:value-type="string">
            <text:p><text:s text:c="4"/>909</text:p>
          </table:table-cell>
          <table:table-cell office:value-type="string">
            <text:p><text:s text:c="3"/>8116</text:p>
          </table:table-cell>
          <table:table-cell office:value-type="string">
            <text:p><text:s text:c="5"/>13</text:p>
          </table:table-cell>
          <table:table-cell table:formula="of:=[.B137]/1" office:value-type="float" office:value="909">
            <text:p>909</text:p>
          </table:table-cell>
          <table:table-cell table:formula="of:=[.C137]/1" office:value-type="float" office:value="8116">
            <text:p>8116</text:p>
          </table:table-cell>
          <table:table-cell table:formula="of:=[.G$1]+[.E137]*([.G$2]+[.E137]*([.G$3]+[.G$4]*[.E137]))" office:value-type="float" office:value="8122.80301422432">
            <text:p>8122.803</text:p>
          </table:table-cell>
          <table:table-cell table:formula="of:=[.F137]-[.G137]" office:value-type="float" office:value="-6.80301422431512">
            <text:p>-6.803</text:p>
          </table:table-cell>
          <table:table-cell table:formula="of:=INT([.I$4]*[.E137]*([.J$3]/[.J$4])+[.I$3])" office:value-type="float" office:value="176126426">
            <text:p>176126426</text:p>
          </table:table-cell>
          <table:table-cell table:formula="of:=INT([.I137]*[.E137]*([.J$2]/[.J$3]))+[.I$2]" office:value-type="float" office:value="-4340039">
            <text:p>-4340039</text:p>
          </table:table-cell>
          <table:table-cell table:formula="of:=[.J137]*[.E137]*(1/[.J$2])+[.I$1]" office:value-type="float" office:value="8122.32758522034">
            <text:p>8122</text:p>
          </table:table-cell>
          <table:table-cell table:formula="of:=[.F137]-[.K137]" office:value-type="float" office:value="-6.32758522033691">
            <text:p>-6</text:p>
          </table:table-cell>
        </table:table-row>
        <table:table-row table:style-name="ro1">
          <table:table-cell office:value-type="string">
            <text:p><text:s text:c="3"/>133</text:p>
          </table:table-cell>
          <table:table-cell office:value-type="string">
            <text:p><text:s text:c="4"/>913</text:p>
          </table:table-cell>
          <table:table-cell office:value-type="string">
            <text:p><text:s text:c="3"/>8100</text:p>
          </table:table-cell>
          <table:table-cell office:value-type="string">
            <text:p><text:s text:c="5"/>14</text:p>
          </table:table-cell>
          <table:table-cell table:formula="of:=[.B138]/1" office:value-type="float" office:value="913">
            <text:p>913</text:p>
          </table:table-cell>
          <table:table-cell table:formula="of:=[.C138]/1" office:value-type="float" office:value="8100">
            <text:p>8100</text:p>
          </table:table-cell>
          <table:table-cell table:formula="of:=[.G$1]+[.E138]*([.G$2]+[.E138]*([.G$3]+[.G$4]*[.E138]))" office:value-type="float" office:value="8099.27487713969">
            <text:p>8099.275</text:p>
          </table:table-cell>
          <table:table-cell table:formula="of:=[.F138]-[.G138]" office:value-type="float" office:value="0.725122860310876">
            <text:p>0.725</text:p>
          </table:table-cell>
          <table:table-cell table:formula="of:=INT([.I$4]*[.E138]*([.J$3]/[.J$4])+[.I$3])" office:value-type="float" office:value="176144871">
            <text:p>176144871</text:p>
          </table:table-cell>
          <table:table-cell table:formula="of:=INT([.I138]*[.E138]*([.J$2]/[.J$3]))+[.I$2]" office:value-type="float" office:value="-4334535">
            <text:p>-4334535</text:p>
          </table:table-cell>
          <table:table-cell table:formula="of:=[.J138]*[.E138]*(1/[.J$2])+[.I$1]" office:value-type="float" office:value="8098.8004322052">
            <text:p>8099</text:p>
          </table:table-cell>
          <table:table-cell table:formula="of:=[.F138]-[.K138]" office:value-type="float" office:value="1.1995677947998">
            <text:p>1</text:p>
          </table:table-cell>
        </table:table-row>
        <table:table-row table:style-name="ro1">
          <table:table-cell office:value-type="string">
            <text:p><text:s text:c="3"/>134</text:p>
          </table:table-cell>
          <table:table-cell office:value-type="string">
            <text:p><text:s text:c="4"/>916</text:p>
          </table:table-cell>
          <table:table-cell office:value-type="string">
            <text:p><text:s text:c="3"/>8087</text:p>
          </table:table-cell>
          <table:table-cell office:value-type="string">
            <text:p><text:s text:c="5"/>14</text:p>
          </table:table-cell>
          <table:table-cell table:formula="of:=[.B139]/1" office:value-type="float" office:value="916">
            <text:p>916</text:p>
          </table:table-cell>
          <table:table-cell table:formula="of:=[.C139]/1" office:value-type="float" office:value="8087">
            <text:p>8087</text:p>
          </table:table-cell>
          <table:table-cell table:formula="of:=[.G$1]+[.E139]*([.G$2]+[.E139]*([.G$3]+[.G$4]*[.E139]))" office:value-type="float" office:value="8081.68517408759">
            <text:p>8081.685</text:p>
          </table:table-cell>
          <table:table-cell table:formula="of:=[.F139]-[.G139]" office:value-type="float" office:value="5.31482591241183">
            <text:p>5.315</text:p>
          </table:table-cell>
          <table:table-cell table:formula="of:=INT([.I$4]*[.E139]*([.J$3]/[.J$4])+[.I$3])" office:value-type="float" office:value="176158704">
            <text:p>176158704</text:p>
          </table:table-cell>
          <table:table-cell table:formula="of:=INT([.I139]*[.E139]*([.J$2]/[.J$3]))+[.I$2]" office:value-type="float" office:value="-4330407">
            <text:p>-4330407</text:p>
          </table:table-cell>
          <table:table-cell table:formula="of:=[.J139]*[.E139]*(1/[.J$2])+[.I$1]" office:value-type="float" office:value="8081.21018218994">
            <text:p>8081</text:p>
          </table:table-cell>
          <table:table-cell table:formula="of:=[.F139]-[.K139]" office:value-type="float" office:value="5.78981781005859">
            <text:p>6</text:p>
          </table:table-cell>
        </table:table-row>
        <table:table-row table:style-name="ro1">
          <table:table-cell office:value-type="string">
            <text:p><text:s text:c="3"/>135</text:p>
          </table:table-cell>
          <table:table-cell office:value-type="string">
            <text:p><text:s text:c="4"/>917</text:p>
          </table:table-cell>
          <table:table-cell office:value-type="string">
            <text:p><text:s text:c="3"/>8072</text:p>
          </table:table-cell>
          <table:table-cell office:value-type="string">
            <text:p><text:s text:c="5"/>12</text:p>
          </table:table-cell>
          <table:table-cell table:formula="of:=[.B140]/1" office:value-type="float" office:value="917">
            <text:p>917</text:p>
          </table:table-cell>
          <table:table-cell table:formula="of:=[.C140]/1" office:value-type="float" office:value="8072">
            <text:p>8072</text:p>
          </table:table-cell>
          <table:table-cell table:formula="of:=[.G$1]+[.E140]*([.G$2]+[.E140]*([.G$3]+[.G$4]*[.E140]))" office:value-type="float" office:value="8075.83268469578">
            <text:p>8075.833</text:p>
          </table:table-cell>
          <table:table-cell table:formula="of:=[.F140]-[.G140]" office:value-type="float" office:value="-3.83268469577797">
            <text:p>-3.833</text:p>
          </table:table-cell>
          <table:table-cell table:formula="of:=INT([.I$4]*[.E140]*([.J$3]/[.J$4])+[.I$3])" office:value-type="float" office:value="176163315">
            <text:p>176163315</text:p>
          </table:table-cell>
          <table:table-cell table:formula="of:=INT([.I140]*[.E140]*([.J$2]/[.J$3]))+[.I$2]" office:value-type="float" office:value="-4329031">
            <text:p>-4329031</text:p>
          </table:table-cell>
          <table:table-cell table:formula="of:=[.J140]*[.E140]*(1/[.J$2])+[.I$1]" office:value-type="float" office:value="8075.35726356506">
            <text:p>8075</text:p>
          </table:table-cell>
          <table:table-cell table:formula="of:=[.F140]-[.K140]" office:value-type="float" office:value="-3.35726356506348">
            <text:p>-3</text:p>
          </table:table-cell>
        </table:table-row>
        <table:table-row table:style-name="ro1">
          <table:table-cell office:value-type="string">
            <text:p><text:s text:c="3"/>136</text:p>
          </table:table-cell>
          <table:table-cell office:value-type="string">
            <text:p><text:s text:c="4"/>921</text:p>
          </table:table-cell>
          <table:table-cell office:value-type="string">
            <text:p><text:s text:c="3"/>8051</text:p>
          </table:table-cell>
          <table:table-cell office:value-type="string">
            <text:p><text:s text:c="5"/>13</text:p>
          </table:table-cell>
          <table:table-cell table:formula="of:=[.B141]/1" office:value-type="float" office:value="921">
            <text:p>921</text:p>
          </table:table-cell>
          <table:table-cell table:formula="of:=[.C141]/1" office:value-type="float" office:value="8051">
            <text:p>8051</text:p>
          </table:table-cell>
          <table:table-cell table:formula="of:=[.G$1]+[.E141]*([.G$2]+[.E141]*([.G$3]+[.G$4]*[.E141]))" office:value-type="float" office:value="8052.47646265898">
            <text:p>8052.476</text:p>
          </table:table-cell>
          <table:table-cell table:formula="of:=[.F141]-[.G141]" office:value-type="float" office:value="-1.47646265898402">
            <text:p>-1.476</text:p>
          </table:table-cell>
          <table:table-cell table:formula="of:=INT([.I$4]*[.E141]*([.J$3]/[.J$4])+[.I$3])" office:value-type="float" office:value="176181759">
            <text:p>176181759</text:p>
          </table:table-cell>
          <table:table-cell table:formula="of:=INT([.I141]*[.E141]*([.J$2]/[.J$3]))+[.I$2]" office:value-type="float" office:value="-4323525">
            <text:p>-4323525</text:p>
          </table:table-cell>
          <table:table-cell table:formula="of:=[.J141]*[.E141]*(1/[.J$2])+[.I$1]" office:value-type="float" office:value="8052.00159263611">
            <text:p>8052</text:p>
          </table:table-cell>
          <table:table-cell table:formula="of:=[.F141]-[.K141]" office:value-type="float" office:value="-1.0015926361084">
            <text:p>-1</text:p>
          </table:table-cell>
        </table:table-row>
        <table:table-row table:style-name="ro1">
          <table:table-cell office:value-type="string">
            <text:p><text:s text:c="3"/>137</text:p>
          </table:table-cell>
          <table:table-cell office:value-type="string">
            <text:p><text:s text:c="4"/>924</text:p>
          </table:table-cell>
          <table:table-cell office:value-type="string">
            <text:p><text:s text:c="3"/>8043</text:p>
          </table:table-cell>
          <table:table-cell office:value-type="string">
            <text:p><text:s text:c="5"/>13</text:p>
          </table:table-cell>
          <table:table-cell table:formula="of:=[.B142]/1" office:value-type="float" office:value="924">
            <text:p>924</text:p>
          </table:table-cell>
          <table:table-cell table:formula="of:=[.C142]/1" office:value-type="float" office:value="8043">
            <text:p>8043</text:p>
          </table:table-cell>
          <table:table-cell table:formula="of:=[.G$1]+[.E142]*([.G$2]+[.E142]*([.G$3]+[.G$4]*[.E142]))" office:value-type="float" office:value="8035.01572971116">
            <text:p>8035.016</text:p>
          </table:table-cell>
          <table:table-cell table:formula="of:=[.F142]-[.G142]" office:value-type="float" office:value="7.98427028883998">
            <text:p>7.984</text:p>
          </table:table-cell>
          <table:table-cell table:formula="of:=INT([.I$4]*[.E142]*([.J$3]/[.J$4])+[.I$3])" office:value-type="float" office:value="176195592">
            <text:p>176195592</text:p>
          </table:table-cell>
          <table:table-cell table:formula="of:=INT([.I142]*[.E142]*([.J$2]/[.J$3]))+[.I$2]" office:value-type="float" office:value="-4319395">
            <text:p>-4319395</text:p>
          </table:table-cell>
          <table:table-cell table:formula="of:=[.J142]*[.E142]*(1/[.J$2])+[.I$1]" office:value-type="float" office:value="8034.54085540771">
            <text:p>8035</text:p>
          </table:table-cell>
          <table:table-cell table:formula="of:=[.F142]-[.K142]" office:value-type="float" office:value="8.45914459228516">
            <text:p>8</text:p>
          </table:table-cell>
        </table:table-row>
        <table:table-row table:style-name="ro1">
          <table:table-cell office:value-type="string">
            <text:p><text:s text:c="3"/>138</text:p>
          </table:table-cell>
          <table:table-cell office:value-type="string">
            <text:p><text:s text:c="4"/>926</text:p>
          </table:table-cell>
          <table:table-cell office:value-type="string">
            <text:p><text:s text:c="3"/>8026</text:p>
          </table:table-cell>
          <table:table-cell office:value-type="string">
            <text:p><text:s text:c="5"/>13</text:p>
          </table:table-cell>
          <table:table-cell table:formula="of:=[.B143]/1" office:value-type="float" office:value="926">
            <text:p>926</text:p>
          </table:table-cell>
          <table:table-cell table:formula="of:=[.C143]/1" office:value-type="float" office:value="8026">
            <text:p>8026</text:p>
          </table:table-cell>
          <table:table-cell table:formula="of:=[.G$1]+[.E143]*([.G$2]+[.E143]*([.G$3]+[.G$4]*[.E143]))" office:value-type="float" office:value="8023.4021202515">
            <text:p>8023.402</text:p>
          </table:table-cell>
          <table:table-cell table:formula="of:=[.F143]-[.G143]" office:value-type="float" office:value="2.59787974850042">
            <text:p>2.598</text:p>
          </table:table-cell>
          <table:table-cell table:formula="of:=INT([.I$4]*[.E143]*([.J$3]/[.J$4])+[.I$3])" office:value-type="float" office:value="176204814">
            <text:p>176204814</text:p>
          </table:table-cell>
          <table:table-cell table:formula="of:=INT([.I143]*[.E143]*([.J$2]/[.J$3]))+[.I$2]" office:value-type="float" office:value="-4316641">
            <text:p>-4316641</text:p>
          </table:table-cell>
          <table:table-cell table:formula="of:=[.J143]*[.E143]*(1/[.J$2])+[.I$1]" office:value-type="float" office:value="8022.92779922485">
            <text:p>8023</text:p>
          </table:table-cell>
          <table:table-cell table:formula="of:=[.F143]-[.K143]" office:value-type="float" office:value="3.07220077514648">
            <text:p>3</text:p>
          </table:table-cell>
        </table:table-row>
        <table:table-row table:style-name="ro1">
          <table:table-cell office:value-type="string">
            <text:p><text:s text:c="3"/>139</text:p>
          </table:table-cell>
          <table:table-cell office:value-type="string">
            <text:p><text:s text:c="4"/>928</text:p>
          </table:table-cell>
          <table:table-cell office:value-type="string">
            <text:p><text:s text:c="3"/>8003</text:p>
          </table:table-cell>
          <table:table-cell office:value-type="string">
            <text:p><text:s text:c="5"/>13</text:p>
          </table:table-cell>
          <table:table-cell table:formula="of:=[.B144]/1" office:value-type="float" office:value="928">
            <text:p>928</text:p>
          </table:table-cell>
          <table:table-cell table:formula="of:=[.C144]/1" office:value-type="float" office:value="8003">
            <text:p>8003</text:p>
          </table:table-cell>
          <table:table-cell table:formula="of:=[.G$1]+[.E144]*([.G$2]+[.E144]*([.G$3]+[.G$4]*[.E144]))" office:value-type="float" office:value="8011.81001788722">
            <text:p>8011.810</text:p>
          </table:table-cell>
          <table:table-cell table:formula="of:=[.F144]-[.G144]" office:value-type="float" office:value="-8.81001788722006">
            <text:p>-8.810</text:p>
          </table:table-cell>
          <table:table-cell table:formula="of:=INT([.I$4]*[.E144]*([.J$3]/[.J$4])+[.I$3])" office:value-type="float" office:value="176214037">
            <text:p>176214037</text:p>
          </table:table-cell>
          <table:table-cell table:formula="of:=INT([.I144]*[.E144]*([.J$2]/[.J$3]))+[.I$2]" office:value-type="float" office:value="-4313887">
            <text:p>-4313887</text:p>
          </table:table-cell>
          <table:table-cell table:formula="of:=[.J144]*[.E144]*(1/[.J$2])+[.I$1]" office:value-type="float" office:value="8011.33575439453">
            <text:p>8011</text:p>
          </table:table-cell>
          <table:table-cell table:formula="of:=[.F144]-[.K144]" office:value-type="float" office:value="-8.33575439453125">
            <text:p>-8</text:p>
          </table:table-cell>
        </table:table-row>
        <table:table-row table:style-name="ro1">
          <table:table-cell office:value-type="string">
            <text:p><text:s text:c="3"/>140</text:p>
          </table:table-cell>
          <table:table-cell office:value-type="string">
            <text:p><text:s text:c="4"/>932</text:p>
          </table:table-cell>
          <table:table-cell office:value-type="string">
            <text:p><text:s text:c="3"/>7999</text:p>
          </table:table-cell>
          <table:table-cell office:value-type="string">
            <text:p><text:s text:c="5"/>13</text:p>
          </table:table-cell>
          <table:table-cell table:formula="of:=[.B145]/1" office:value-type="float" office:value="932">
            <text:p>932</text:p>
          </table:table-cell>
          <table:table-cell table:formula="of:=[.C145]/1" office:value-type="float" office:value="7999">
            <text:p>7999</text:p>
          </table:table-cell>
          <table:table-cell table:formula="of:=[.G$1]+[.E145]*([.G$2]+[.E145]*([.G$3]+[.G$4]*[.E145]))" office:value-type="float" office:value="7988.690347328">
            <text:p>7988.690</text:p>
          </table:table-cell>
          <table:table-cell table:formula="of:=[.F145]-[.G145]" office:value-type="float" office:value="10.3096526720028">
            <text:p>10.310</text:p>
          </table:table-cell>
          <table:table-cell table:formula="of:=INT([.I$4]*[.E145]*([.J$3]/[.J$4])+[.I$3])" office:value-type="float" office:value="176232481">
            <text:p>176232481</text:p>
          </table:table-cell>
          <table:table-cell table:formula="of:=INT([.I145]*[.E145]*([.J$2]/[.J$3]))+[.I$2]" office:value-type="float" office:value="-4308379">
            <text:p>-4308379</text:p>
          </table:table-cell>
          <table:table-cell table:formula="of:=[.J145]*[.E145]*(1/[.J$2])+[.I$1]" office:value-type="float" office:value="7988.2146987915">
            <text:p>7988</text:p>
          </table:table-cell>
          <table:table-cell table:formula="of:=[.F145]-[.K145]" office:value-type="float" office:value="10.7853012084961">
            <text:p>11</text:p>
          </table:table-cell>
        </table:table-row>
        <table:table-row table:style-name="ro1">
          <table:table-cell office:value-type="string">
            <text:p><text:s text:c="3"/>141</text:p>
          </table:table-cell>
          <table:table-cell office:value-type="string">
            <text:p><text:s text:c="4"/>934</text:p>
          </table:table-cell>
          <table:table-cell office:value-type="string">
            <text:p><text:s text:c="3"/>7975</text:p>
          </table:table-cell>
          <table:table-cell office:value-type="string">
            <text:p><text:s text:c="5"/>11</text:p>
          </table:table-cell>
          <table:table-cell table:formula="of:=[.B146]/1" office:value-type="float" office:value="934">
            <text:p>934</text:p>
          </table:table-cell>
          <table:table-cell table:formula="of:=[.C146]/1" office:value-type="float" office:value="7975">
            <text:p>7975</text:p>
          </table:table-cell>
          <table:table-cell table:formula="of:=[.G$1]+[.E146]*([.G$2]+[.E146]*([.G$3]+[.G$4]*[.E146]))" office:value-type="float" office:value="7977.16278557466">
            <text:p>7977.163</text:p>
          </table:table-cell>
          <table:table-cell table:formula="of:=[.F146]-[.G146]" office:value-type="float" office:value="-2.16278557465466">
            <text:p>-2.163</text:p>
          </table:table-cell>
          <table:table-cell table:formula="of:=INT([.I$4]*[.E146]*([.J$3]/[.J$4])+[.I$3])" office:value-type="float" office:value="176241703">
            <text:p>176241703</text:p>
          </table:table-cell>
          <table:table-cell table:formula="of:=INT([.I146]*[.E146]*([.J$2]/[.J$3]))+[.I$2]" office:value-type="float" office:value="-4305624">
            <text:p>-4305624</text:p>
          </table:table-cell>
          <table:table-cell table:formula="of:=[.J146]*[.E146]*(1/[.J$2])+[.I$1]" office:value-type="float" office:value="7976.68746948242">
            <text:p>7977</text:p>
          </table:table-cell>
          <table:table-cell table:formula="of:=[.F146]-[.K146]" office:value-type="float" office:value="-1.68746948242188">
            <text:p>-2</text:p>
          </table:table-cell>
        </table:table-row>
        <table:table-row table:style-name="ro1">
          <table:table-cell office:value-type="string">
            <text:p><text:s text:c="3"/>142</text:p>
          </table:table-cell>
          <table:table-cell office:value-type="string">
            <text:p><text:s text:c="4"/>938</text:p>
          </table:table-cell>
          <table:table-cell office:value-type="string">
            <text:p><text:s text:c="3"/>7964</text:p>
          </table:table-cell>
          <table:table-cell office:value-type="string">
            <text:p><text:s text:c="5"/>13</text:p>
          </table:table-cell>
          <table:table-cell table:formula="of:=[.B147]/1" office:value-type="float" office:value="938">
            <text:p>938</text:p>
          </table:table-cell>
          <table:table-cell table:formula="of:=[.C147]/1" office:value-type="float" office:value="7964">
            <text:p>7964</text:p>
          </table:table-cell>
          <table:table-cell table:formula="of:=[.G$1]+[.E147]*([.G$2]+[.E147]*([.G$3]+[.G$4]*[.E147]))" office:value-type="float" office:value="7954.17222522451">
            <text:p>7954.172</text:p>
          </table:table-cell>
          <table:table-cell table:formula="of:=[.F147]-[.G147]" office:value-type="float" office:value="9.82777477549371">
            <text:p>9.828</text:p>
          </table:table-cell>
          <table:table-cell table:formula="of:=INT([.I$4]*[.E147]*([.J$3]/[.J$4])+[.I$3])" office:value-type="float" office:value="176260147">
            <text:p>176260147</text:p>
          </table:table-cell>
          <table:table-cell table:formula="of:=INT([.I147]*[.E147]*([.J$2]/[.J$3]))+[.I$2]" office:value-type="float" office:value="-4300113">
            <text:p>-4300113</text:p>
          </table:table-cell>
          <table:table-cell table:formula="of:=[.J147]*[.E147]*(1/[.J$2])+[.I$1]" office:value-type="float" office:value="7953.69785690308">
            <text:p>7954</text:p>
          </table:table-cell>
          <table:table-cell table:formula="of:=[.F147]-[.K147]" office:value-type="float" office:value="10.3021430969238">
            <text:p>10</text:p>
          </table:table-cell>
        </table:table-row>
        <table:table-row table:style-name="ro1">
          <table:table-cell office:value-type="string">
            <text:p><text:s text:c="3"/>143</text:p>
          </table:table-cell>
          <table:table-cell office:value-type="string">
            <text:p><text:s text:c="4"/>940</text:p>
          </table:table-cell>
          <table:table-cell office:value-type="string">
            <text:p><text:s text:c="3"/>7949</text:p>
          </table:table-cell>
          <table:table-cell office:value-type="string">
            <text:p><text:s text:c="5"/>14</text:p>
          </table:table-cell>
          <table:table-cell table:formula="of:=[.B148]/1" office:value-type="float" office:value="940">
            <text:p>940</text:p>
          </table:table-cell>
          <table:table-cell table:formula="of:=[.C148]/1" office:value-type="float" office:value="7949">
            <text:p>7949</text:p>
          </table:table-cell>
          <table:table-cell table:formula="of:=[.G$1]+[.E148]*([.G$2]+[.E148]*([.G$3]+[.G$4]*[.E148]))" office:value-type="float" office:value="7942.7092330693">
            <text:p>7942.709</text:p>
          </table:table-cell>
          <table:table-cell table:formula="of:=[.F148]-[.G148]" office:value-type="float" office:value="6.29076693069783">
            <text:p>6.291</text:p>
          </table:table-cell>
          <table:table-cell table:formula="of:=INT([.I$4]*[.E148]*([.J$3]/[.J$4])+[.I$3])" office:value-type="float" office:value="176269369">
            <text:p>176269369</text:p>
          </table:table-cell>
          <table:table-cell table:formula="of:=INT([.I148]*[.E148]*([.J$2]/[.J$3]))+[.I$2]" office:value-type="float" office:value="-4297358">
            <text:p>-4297358</text:p>
          </table:table-cell>
          <table:table-cell table:formula="of:=[.J148]*[.E148]*(1/[.J$2])+[.I$1]" office:value-type="float" office:value="7942.23368835449">
            <text:p>7942</text:p>
          </table:table-cell>
          <table:table-cell table:formula="of:=[.F148]-[.K148]" office:value-type="float" office:value="6.76631164550781">
            <text:p>7</text:p>
          </table:table-cell>
        </table:table-row>
        <table:table-row table:style-name="ro1">
          <table:table-cell office:value-type="string">
            <text:p><text:s text:c="3"/>144</text:p>
          </table:table-cell>
          <table:table-cell office:value-type="string">
            <text:p><text:s text:c="4"/>942</text:p>
          </table:table-cell>
          <table:table-cell office:value-type="string">
            <text:p><text:s text:c="3"/>7935</text:p>
          </table:table-cell>
          <table:table-cell office:value-type="string">
            <text:p><text:s text:c="5"/>11</text:p>
          </table:table-cell>
          <table:table-cell table:formula="of:=[.B149]/1" office:value-type="float" office:value="942">
            <text:p>942</text:p>
          </table:table-cell>
          <table:table-cell table:formula="of:=[.C149]/1" office:value-type="float" office:value="7935">
            <text:p>7935</text:p>
          </table:table-cell>
          <table:table-cell table:formula="of:=[.G$1]+[.E149]*([.G$2]+[.E149]*([.G$3]+[.G$4]*[.E149]))" office:value-type="float" office:value="7931.26777055508">
            <text:p>7931.268</text:p>
          </table:table-cell>
          <table:table-cell table:formula="of:=[.F149]-[.G149]" office:value-type="float" office:value="3.732229444925">
            <text:p>3.732</text:p>
          </table:table-cell>
          <table:table-cell table:formula="of:=INT([.I$4]*[.E149]*([.J$3]/[.J$4])+[.I$3])" office:value-type="float" office:value="176278591">
            <text:p>176278591</text:p>
          </table:table-cell>
          <table:table-cell table:formula="of:=INT([.I149]*[.E149]*([.J$2]/[.J$3]))+[.I$2]" office:value-type="float" office:value="-4294602">
            <text:p>-4294602</text:p>
          </table:table-cell>
          <table:table-cell table:formula="of:=[.J149]*[.E149]*(1/[.J$2])+[.I$1]" office:value-type="float" office:value="7930.79233551025">
            <text:p>7931</text:p>
          </table:table-cell>
          <table:table-cell table:formula="of:=[.F149]-[.K149]" office:value-type="float" office:value="4.20766448974609">
            <text:p>4</text:p>
          </table:table-cell>
        </table:table-row>
        <table:table-row table:style-name="ro1">
          <table:table-cell office:value-type="string">
            <text:p><text:s text:c="3"/>145</text:p>
          </table:table-cell>
          <table:table-cell office:value-type="string">
            <text:p><text:s text:c="4"/>946</text:p>
          </table:table-cell>
          <table:table-cell office:value-type="string">
            <text:p><text:s text:c="3"/>7911</text:p>
          </table:table-cell>
          <table:table-cell office:value-type="string">
            <text:p><text:s text:c="5"/>13</text:p>
          </table:table-cell>
          <table:table-cell table:formula="of:=[.B150]/1" office:value-type="float" office:value="946">
            <text:p>946</text:p>
          </table:table-cell>
          <table:table-cell table:formula="of:=[.C150]/1" office:value-type="float" office:value="7911">
            <text:p>7911</text:p>
          </table:table-cell>
          <table:table-cell table:formula="of:=[.G$1]+[.E150]*([.G$2]+[.E150]*([.G$3]+[.G$4]*[.E150]))" office:value-type="float" office:value="7908.44944733276">
            <text:p>7908.449</text:p>
          </table:table-cell>
          <table:table-cell table:formula="of:=[.F150]-[.G150]" office:value-type="float" office:value="2.55055266723866">
            <text:p>2.551</text:p>
          </table:table-cell>
          <table:table-cell table:formula="of:=INT([.I$4]*[.E150]*([.J$3]/[.J$4])+[.I$3])" office:value-type="float" office:value="176297036">
            <text:p>176297036</text:p>
          </table:table-cell>
          <table:table-cell table:formula="of:=INT([.I150]*[.E150]*([.J$2]/[.J$3]))+[.I$2]" office:value-type="float" office:value="-4289089">
            <text:p>-4289089</text:p>
          </table:table-cell>
          <table:table-cell table:formula="of:=[.J150]*[.E150]*(1/[.J$2])+[.I$1]" office:value-type="float" office:value="7907.97451400757">
            <text:p>7908</text:p>
          </table:table-cell>
          <table:table-cell table:formula="of:=[.F150]-[.K150]" office:value-type="float" office:value="3.02548599243164">
            <text:p>3</text:p>
          </table:table-cell>
        </table:table-row>
        <table:table-row table:style-name="ro1">
          <table:table-cell office:value-type="string">
            <text:p><text:s text:c="3"/>146</text:p>
          </table:table-cell>
          <table:table-cell office:value-type="string">
            <text:p><text:s text:c="4"/>949</text:p>
          </table:table-cell>
          <table:table-cell office:value-type="string">
            <text:p><text:s text:c="3"/>7903</text:p>
          </table:table-cell>
          <table:table-cell office:value-type="string">
            <text:p><text:s text:c="5"/>13</text:p>
          </table:table-cell>
          <table:table-cell table:formula="of:=[.B151]/1" office:value-type="float" office:value="949">
            <text:p>949</text:p>
          </table:table-cell>
          <table:table-cell table:formula="of:=[.C151]/1" office:value-type="float" office:value="7903">
            <text:p>7903</text:p>
          </table:table-cell>
          <table:table-cell table:formula="of:=[.G$1]+[.E151]*([.G$2]+[.E151]*([.G$3]+[.G$4]*[.E151]))" office:value-type="float" office:value="7891.3922441783">
            <text:p>7891.392</text:p>
          </table:table-cell>
          <table:table-cell table:formula="of:=[.F151]-[.G151]" office:value-type="float" office:value="11.6077558217048">
            <text:p>11.608</text:p>
          </table:table-cell>
          <table:table-cell table:formula="of:=INT([.I$4]*[.E151]*([.J$3]/[.J$4])+[.I$3])" office:value-type="float" office:value="176310869">
            <text:p>176310869</text:p>
          </table:table-cell>
          <table:table-cell table:formula="of:=INT([.I151]*[.E151]*([.J$2]/[.J$3]))+[.I$2]" office:value-type="float" office:value="-4284954">
            <text:p>-4284954</text:p>
          </table:table-cell>
          <table:table-cell table:formula="of:=[.J151]*[.E151]*(1/[.J$2])+[.I$1]" office:value-type="float" office:value="7890.91680526733">
            <text:p>7891</text:p>
          </table:table-cell>
          <table:table-cell table:formula="of:=[.F151]-[.K151]" office:value-type="float" office:value="12.083194732666">
            <text:p>12</text:p>
          </table:table-cell>
        </table:table-row>
        <table:table-row table:style-name="ro1">
          <table:table-cell office:value-type="string">
            <text:p><text:s text:c="3"/>147</text:p>
          </table:table-cell>
          <table:table-cell office:value-type="string">
            <text:p><text:s text:c="4"/>951</text:p>
          </table:table-cell>
          <table:table-cell office:value-type="string">
            <text:p><text:s text:c="3"/>7887</text:p>
          </table:table-cell>
          <table:table-cell office:value-type="string">
            <text:p><text:s text:c="5"/>12</text:p>
          </table:table-cell>
          <table:table-cell table:formula="of:=[.B152]/1" office:value-type="float" office:value="951">
            <text:p>951</text:p>
          </table:table-cell>
          <table:table-cell table:formula="of:=[.C152]/1" office:value-type="float" office:value="7887">
            <text:p>7887</text:p>
          </table:table-cell>
          <table:table-cell table:formula="of:=[.G$1]+[.E152]*([.G$2]+[.E152]*([.G$3]+[.G$4]*[.E152]))" office:value-type="float" office:value="7880.04770490587">
            <text:p>7880.048</text:p>
          </table:table-cell>
          <table:table-cell table:formula="of:=[.F152]-[.G152]" office:value-type="float" office:value="6.95229509412548">
            <text:p>6.952</text:p>
          </table:table-cell>
          <table:table-cell table:formula="of:=INT([.I$4]*[.E152]*([.J$3]/[.J$4])+[.I$3])" office:value-type="float" office:value="176320091">
            <text:p>176320091</text:p>
          </table:table-cell>
          <table:table-cell table:formula="of:=INT([.I152]*[.E152]*([.J$2]/[.J$3]))+[.I$2]" office:value-type="float" office:value="-4282197">
            <text:p>-4282197</text:p>
          </table:table-cell>
          <table:table-cell table:formula="of:=[.J152]*[.E152]*(1/[.J$2])+[.I$1]" office:value-type="float" office:value="7879.57189369202">
            <text:p>7880</text:p>
          </table:table-cell>
          <table:table-cell table:formula="of:=[.F152]-[.K152]" office:value-type="float" office:value="7.4281063079834">
            <text:p>7</text:p>
          </table:table-cell>
        </table:table-row>
        <table:table-row table:style-name="ro1">
          <table:table-cell office:value-type="string">
            <text:p><text:s text:c="3"/>148</text:p>
          </table:table-cell>
          <table:table-cell office:value-type="string">
            <text:p><text:s text:c="4"/>953</text:p>
          </table:table-cell>
          <table:table-cell office:value-type="string">
            <text:p><text:s text:c="3"/>7872</text:p>
          </table:table-cell>
          <table:table-cell office:value-type="string">
            <text:p><text:s text:c="5"/>11</text:p>
          </table:table-cell>
          <table:table-cell table:formula="of:=[.B153]/1" office:value-type="float" office:value="953">
            <text:p>953</text:p>
          </table:table-cell>
          <table:table-cell table:formula="of:=[.C153]/1" office:value-type="float" office:value="7872">
            <text:p>7872</text:p>
          </table:table-cell>
          <table:table-cell table:formula="of:=[.G$1]+[.E153]*([.G$2]+[.E153]*([.G$3]+[.G$4]*[.E153]))" office:value-type="float" office:value="7868.72471298883">
            <text:p>7868.725</text:p>
          </table:table-cell>
          <table:table-cell table:formula="of:=[.F153]-[.G153]" office:value-type="float" office:value="3.27528701116626">
            <text:p>3.275</text:p>
          </table:table-cell>
          <table:table-cell table:formula="of:=INT([.I$4]*[.E153]*([.J$3]/[.J$4])+[.I$3])" office:value-type="float" office:value="176329313">
            <text:p>176329313</text:p>
          </table:table-cell>
          <table:table-cell table:formula="of:=INT([.I153]*[.E153]*([.J$2]/[.J$3]))+[.I$2]" office:value-type="float" office:value="-4279439">
            <text:p>-4279439</text:p>
          </table:table-cell>
          <table:table-cell table:formula="of:=[.J153]*[.E153]*(1/[.J$2])+[.I$1]" office:value-type="float" office:value="7868.24983406067">
            <text:p>7868</text:p>
          </table:table-cell>
          <table:table-cell table:formula="of:=[.F153]-[.K153]" office:value-type="float" office:value="3.75016593933105">
            <text:p>4</text:p>
          </table:table-cell>
        </table:table-row>
        <table:table-row table:style-name="ro1">
          <table:table-cell office:value-type="string">
            <text:p><text:s text:c="3"/>149</text:p>
          </table:table-cell>
          <table:table-cell office:value-type="string">
            <text:p><text:s text:c="4"/>957</text:p>
          </table:table-cell>
          <table:table-cell office:value-type="string">
            <text:p><text:s text:c="3"/>7865</text:p>
          </table:table-cell>
          <table:table-cell office:value-type="string">
            <text:p><text:s text:c="5"/>11</text:p>
          </table:table-cell>
          <table:table-cell table:formula="of:=[.B154]/1" office:value-type="float" office:value="957">
            <text:p>957</text:p>
          </table:table-cell>
          <table:table-cell table:formula="of:=[.C154]/1" office:value-type="float" office:value="7865">
            <text:p>7865</text:p>
          </table:table-cell>
          <table:table-cell table:formula="of:=[.G$1]+[.E154]*([.G$2]+[.E154]*([.G$3]+[.G$4]*[.E154]))" office:value-type="float" office:value="7846.14338410409">
            <text:p>7846.143</text:p>
          </table:table-cell>
          <table:table-cell table:formula="of:=[.F154]-[.G154]" office:value-type="float" office:value="18.8566158959084">
            <text:p>18.857</text:p>
          </table:table-cell>
          <table:table-cell table:formula="of:=INT([.I$4]*[.E154]*([.J$3]/[.J$4])+[.I$3])" office:value-type="float" office:value="176347757">
            <text:p>176347757</text:p>
          </table:table-cell>
          <table:table-cell table:formula="of:=INT([.I154]*[.E154]*([.J$2]/[.J$3]))+[.I$2]" office:value-type="float" office:value="-4273923">
            <text:p>-4273923</text:p>
          </table:table-cell>
          <table:table-cell table:formula="of:=[.J154]*[.E154]*(1/[.J$2])+[.I$1]" office:value-type="float" office:value="7845.66884040833">
            <text:p>7846</text:p>
          </table:table-cell>
          <table:table-cell table:formula="of:=[.F154]-[.K154]" office:value-type="float" office:value="19.3311595916748">
            <text:p>19</text:p>
          </table:table-cell>
        </table:table-row>
        <table:table-row table:style-name="ro1">
          <table:table-cell office:value-type="string">
            <text:p><text:s text:c="3"/>150</text:p>
          </table:table-cell>
          <table:table-cell office:value-type="string">
            <text:p><text:s text:c="4"/>959</text:p>
          </table:table-cell>
          <table:table-cell office:value-type="string">
            <text:p><text:s text:c="3"/>7840</text:p>
          </table:table-cell>
          <table:table-cell office:value-type="string">
            <text:p><text:s text:c="5"/>13</text:p>
          </table:table-cell>
          <table:table-cell table:formula="of:=[.B155]/1" office:value-type="float" office:value="959">
            <text:p>959</text:p>
          </table:table-cell>
          <table:table-cell table:formula="of:=[.C155]/1" office:value-type="float" office:value="7840">
            <text:p>7840</text:p>
          </table:table-cell>
          <table:table-cell table:formula="of:=[.G$1]+[.E155]*([.G$2]+[.E155]*([.G$3]+[.G$4]*[.E155]))" office:value-type="float" office:value="7834.88505357799">
            <text:p>7834.885</text:p>
          </table:table-cell>
          <table:table-cell table:formula="of:=[.F155]-[.G155]" office:value-type="float" office:value="5.11494642201342">
            <text:p>5.115</text:p>
          </table:table-cell>
          <table:table-cell table:formula="of:=INT([.I$4]*[.E155]*([.J$3]/[.J$4])+[.I$3])" office:value-type="float" office:value="176356979">
            <text:p>176356979</text:p>
          </table:table-cell>
          <table:table-cell table:formula="of:=INT([.I155]*[.E155]*([.J$2]/[.J$3]))+[.I$2]" office:value-type="float" office:value="-4271165">
            <text:p>-4271165</text:p>
          </table:table-cell>
          <table:table-cell table:formula="of:=[.J155]*[.E155]*(1/[.J$2])+[.I$1]" office:value-type="float" office:value="7834.40990638733">
            <text:p>7834</text:p>
          </table:table-cell>
          <table:table-cell table:formula="of:=[.F155]-[.K155]" office:value-type="float" office:value="5.5900936126709">
            <text:p>6</text:p>
          </table:table-cell>
        </table:table-row>
        <table:table-row table:style-name="ro1">
          <table:table-cell office:value-type="string">
            <text:p><text:s text:c="3"/>151</text:p>
          </table:table-cell>
          <table:table-cell office:value-type="string">
            <text:p><text:s text:c="4"/>963</text:p>
          </table:table-cell>
          <table:table-cell office:value-type="string">
            <text:p><text:s text:c="3"/>7831</text:p>
          </table:table-cell>
          <table:table-cell office:value-type="string">
            <text:p><text:s text:c="5"/>12</text:p>
          </table:table-cell>
          <table:table-cell table:formula="of:=[.B156]/1" office:value-type="float" office:value="963">
            <text:p>963</text:p>
          </table:table-cell>
          <table:table-cell table:formula="of:=[.C156]/1" office:value-type="float" office:value="7831">
            <text:p>7831</text:p>
          </table:table-cell>
          <table:table-cell table:formula="of:=[.G$1]+[.E156]*([.G$2]+[.E156]*([.G$3]+[.G$4]*[.E156]))" office:value-type="float" office:value="7812.43307646232">
            <text:p>7812.433</text:p>
          </table:table-cell>
          <table:table-cell table:formula="of:=[.F156]-[.G156]" office:value-type="float" office:value="18.5669235376809">
            <text:p>18.567</text:p>
          </table:table-cell>
          <table:table-cell table:formula="of:=INT([.I$4]*[.E156]*([.J$3]/[.J$4])+[.I$3])" office:value-type="float" office:value="176375424">
            <text:p>176375424</text:p>
          </table:table-cell>
          <table:table-cell table:formula="of:=INT([.I156]*[.E156]*([.J$2]/[.J$3]))+[.I$2]" office:value-type="float" office:value="-4265647">
            <text:p>-4265647</text:p>
          </table:table-cell>
          <table:table-cell table:formula="of:=[.J156]*[.E156]*(1/[.J$2])+[.I$1]" office:value-type="float" office:value="7811.95883750916">
            <text:p>7812</text:p>
          </table:table-cell>
          <table:table-cell table:formula="of:=[.F156]-[.K156]" office:value-type="float" office:value="19.0411624908447">
            <text:p>19</text:p>
          </table:table-cell>
        </table:table-row>
        <table:table-row table:style-name="ro1">
          <table:table-cell office:value-type="string">
            <text:p><text:s text:c="3"/>152</text:p>
          </table:table-cell>
          <table:table-cell office:value-type="string">
            <text:p><text:s text:c="4"/>965</text:p>
          </table:table-cell>
          <table:table-cell office:value-type="string">
            <text:p><text:s text:c="3"/>7813</text:p>
          </table:table-cell>
          <table:table-cell office:value-type="string">
            <text:p><text:s text:c="5"/>12</text:p>
          </table:table-cell>
          <table:table-cell table:formula="of:=[.B157]/1" office:value-type="float" office:value="965">
            <text:p>965</text:p>
          </table:table-cell>
          <table:table-cell table:formula="of:=[.C157]/1" office:value-type="float" office:value="7813">
            <text:p>7813</text:p>
          </table:table-cell>
          <table:table-cell table:formula="of:=[.G$1]+[.E157]*([.G$2]+[.E157]*([.G$3]+[.G$4]*[.E157]))" office:value-type="float" office:value="7801.23943631435">
            <text:p>7801.239</text:p>
          </table:table-cell>
          <table:table-cell table:formula="of:=[.F157]-[.G157]" office:value-type="float" office:value="11.760563685647">
            <text:p>11.761</text:p>
          </table:table-cell>
          <table:table-cell table:formula="of:=INT([.I$4]*[.E157]*([.J$3]/[.J$4])+[.I$3])" office:value-type="float" office:value="176384646">
            <text:p>176384646</text:p>
          </table:table-cell>
          <table:table-cell table:formula="of:=INT([.I157]*[.E157]*([.J$2]/[.J$3]))+[.I$2]" office:value-type="float" office:value="-4262888">
            <text:p>-4262888</text:p>
          </table:table-cell>
          <table:table-cell table:formula="of:=[.J157]*[.E157]*(1/[.J$2])+[.I$1]" office:value-type="float" office:value="7800.76487731934">
            <text:p>7801</text:p>
          </table:table-cell>
          <table:table-cell table:formula="of:=[.F157]-[.K157]" office:value-type="float" office:value="12.2351226806641">
            <text:p>12</text:p>
          </table:table-cell>
        </table:table-row>
        <table:table-row table:style-name="ro1">
          <table:table-cell office:value-type="string">
            <text:p><text:s text:c="3"/>153</text:p>
          </table:table-cell>
          <table:table-cell office:value-type="string">
            <text:p><text:s text:c="4"/>967</text:p>
          </table:table-cell>
          <table:table-cell office:value-type="string">
            <text:p><text:s text:c="3"/>7798</text:p>
          </table:table-cell>
          <table:table-cell office:value-type="string">
            <text:p><text:s text:c="5"/>11</text:p>
          </table:table-cell>
          <table:table-cell table:formula="of:=[.B158]/1" office:value-type="float" office:value="967">
            <text:p>967</text:p>
          </table:table-cell>
          <table:table-cell table:formula="of:=[.C158]/1" office:value-type="float" office:value="7798">
            <text:p>7798</text:p>
          </table:table-cell>
          <table:table-cell table:formula="of:=[.G$1]+[.E158]*([.G$2]+[.E158]*([.G$3]+[.G$4]*[.E158]))" office:value-type="float" office:value="7790.06736606737">
            <text:p>7790.067</text:p>
          </table:table-cell>
          <table:table-cell table:formula="of:=[.F158]-[.G158]" office:value-type="float" office:value="7.93263393263351">
            <text:p>7.933</text:p>
          </table:table-cell>
          <table:table-cell table:formula="of:=INT([.I$4]*[.E158]*([.J$3]/[.J$4])+[.I$3])" office:value-type="float" office:value="176393868">
            <text:p>176393868</text:p>
          </table:table-cell>
          <table:table-cell table:formula="of:=INT([.I158]*[.E158]*([.J$2]/[.J$3]))+[.I$2]" office:value-type="float" office:value="-4260129">
            <text:p>-4260129</text:p>
          </table:table-cell>
          <table:table-cell table:formula="of:=[.J158]*[.E158]*(1/[.J$2])+[.I$1]" office:value-type="float" office:value="7789.59196662903">
            <text:p>7790</text:p>
          </table:table-cell>
          <table:table-cell table:formula="of:=[.F158]-[.K158]" office:value-type="float" office:value="8.40803337097168">
            <text:p>8</text:p>
          </table:table-cell>
        </table:table-row>
        <table:table-row table:style-name="ro1">
          <table:table-cell office:value-type="string">
            <text:p><text:s text:c="3"/>154</text:p>
          </table:table-cell>
          <table:table-cell office:value-type="string">
            <text:p><text:s text:c="4"/>971</text:p>
          </table:table-cell>
          <table:table-cell office:value-type="string">
            <text:p><text:s text:c="3"/>7789</text:p>
          </table:table-cell>
          <table:table-cell office:value-type="string">
            <text:p><text:s text:c="5"/>12</text:p>
          </table:table-cell>
          <table:table-cell table:formula="of:=[.B159]/1" office:value-type="float" office:value="971">
            <text:p>971</text:p>
          </table:table-cell>
          <table:table-cell table:formula="of:=[.C159]/1" office:value-type="float" office:value="7789">
            <text:p>7789</text:p>
          </table:table-cell>
          <table:table-cell table:formula="of:=[.G$1]+[.E159]*([.G$2]+[.E159]*([.G$3]+[.G$4]*[.E159]))" office:value-type="float" office:value="7767.78794815953">
            <text:p>7767.788</text:p>
          </table:table-cell>
          <table:table-cell table:formula="of:=[.F159]-[.G159]" office:value-type="float" office:value="21.2120518404699">
            <text:p>21.212</text:p>
          </table:table-cell>
          <table:table-cell table:formula="of:=INT([.I$4]*[.E159]*([.J$3]/[.J$4])+[.I$3])" office:value-type="float" office:value="176412312">
            <text:p>176412312</text:p>
          </table:table-cell>
          <table:table-cell table:formula="of:=INT([.I159]*[.E159]*([.J$2]/[.J$3]))+[.I$2]" office:value-type="float" office:value="-4254609">
            <text:p>-4254609</text:p>
          </table:table-cell>
          <table:table-cell table:formula="of:=[.J159]*[.E159]*(1/[.J$2])+[.I$1]" office:value-type="float" office:value="7767.31299781799">
            <text:p>7767</text:p>
          </table:table-cell>
          <table:table-cell table:formula="of:=[.F159]-[.K159]" office:value-type="float" office:value="21.6870021820068">
            <text:p>22</text:p>
          </table:table-cell>
        </table:table-row>
        <table:table-row table:style-name="ro1">
          <table:table-cell office:value-type="string">
            <text:p><text:s text:c="3"/>155</text:p>
          </table:table-cell>
          <table:table-cell office:value-type="string">
            <text:p><text:s text:c="4"/>974</text:p>
          </table:table-cell>
          <table:table-cell office:value-type="string">
            <text:p><text:s text:c="3"/>7768</text:p>
          </table:table-cell>
          <table:table-cell office:value-type="string">
            <text:p><text:s text:c="5"/>12</text:p>
          </table:table-cell>
          <table:table-cell table:formula="of:=[.B160]/1" office:value-type="float" office:value="974">
            <text:p>974</text:p>
          </table:table-cell>
          <table:table-cell table:formula="of:=[.C160]/1" office:value-type="float" office:value="7768">
            <text:p>7768</text:p>
          </table:table-cell>
          <table:table-cell table:formula="of:=[.G$1]+[.E160]*([.G$2]+[.E160]*([.G$3]+[.G$4]*[.E160]))" office:value-type="float" office:value="7751.13502967342">
            <text:p>7751.135</text:p>
          </table:table-cell>
          <table:table-cell table:formula="of:=[.F160]-[.G160]" office:value-type="float" office:value="16.8649703265764">
            <text:p>16.865</text:p>
          </table:table-cell>
          <table:table-cell table:formula="of:=INT([.I$4]*[.E160]*([.J$3]/[.J$4])+[.I$3])" office:value-type="float" office:value="176426145">
            <text:p>176426145</text:p>
          </table:table-cell>
          <table:table-cell table:formula="of:=INT([.I160]*[.E160]*([.J$2]/[.J$3]))+[.I$2]" office:value-type="float" office:value="-4250468">
            <text:p>-4250468</text:p>
          </table:table-cell>
          <table:table-cell table:formula="of:=[.J160]*[.E160]*(1/[.J$2])+[.I$1]" office:value-type="float" office:value="7750.66090393066">
            <text:p>7751</text:p>
          </table:table-cell>
          <table:table-cell table:formula="of:=[.F160]-[.K160]" office:value-type="float" office:value="17.3390960693359">
            <text:p>17</text:p>
          </table:table-cell>
        </table:table-row>
        <table:table-row table:style-name="ro1">
          <table:table-cell office:value-type="string">
            <text:p><text:s text:c="3"/>156</text:p>
          </table:table-cell>
          <table:table-cell office:value-type="string">
            <text:p><text:s text:c="4"/>975</text:p>
          </table:table-cell>
          <table:table-cell office:value-type="string">
            <text:p><text:s text:c="3"/>7760</text:p>
          </table:table-cell>
          <table:table-cell office:value-type="string">
            <text:p><text:s text:c="5"/>10</text:p>
          </table:table-cell>
          <table:table-cell table:formula="of:=[.B161]/1" office:value-type="float" office:value="975">
            <text:p>975</text:p>
          </table:table-cell>
          <table:table-cell table:formula="of:=[.C161]/1" office:value-type="float" office:value="7760">
            <text:p>7760</text:p>
          </table:table-cell>
          <table:table-cell table:formula="of:=[.G$1]+[.E161]*([.G$2]+[.E161]*([.G$3]+[.G$4]*[.E161]))" office:value-type="float" office:value="7745.59484850521">
            <text:p>7745.595</text:p>
          </table:table-cell>
          <table:table-cell table:formula="of:=[.F161]-[.G161]" office:value-type="float" office:value="14.4051514947896">
            <text:p>14.405</text:p>
          </table:table-cell>
          <table:table-cell table:formula="of:=INT([.I$4]*[.E161]*([.J$3]/[.J$4])+[.I$3])" office:value-type="float" office:value="176430756">
            <text:p>176430756</text:p>
          </table:table-cell>
          <table:table-cell table:formula="of:=INT([.I161]*[.E161]*([.J$2]/[.J$3]))+[.I$2]" office:value-type="float" office:value="-4249088">
            <text:p>-4249088</text:p>
          </table:table-cell>
          <table:table-cell table:formula="of:=[.J161]*[.E161]*(1/[.J$2])+[.I$1]" office:value-type="float" office:value="7745.1201171875">
            <text:p>7745</text:p>
          </table:table-cell>
          <table:table-cell table:formula="of:=[.F161]-[.K161]" office:value-type="float" office:value="14.8798828125">
            <text:p>15</text:p>
          </table:table-cell>
        </table:table-row>
        <table:table-row table:style-name="ro1">
          <table:table-cell office:value-type="string">
            <text:p><text:s text:c="3"/>157</text:p>
          </table:table-cell>
          <table:table-cell office:value-type="string">
            <text:p><text:s text:c="4"/>978</text:p>
          </table:table-cell>
          <table:table-cell office:value-type="string">
            <text:p><text:s text:c="3"/>7748</text:p>
          </table:table-cell>
          <table:table-cell office:value-type="string">
            <text:p><text:s text:c="5"/>11</text:p>
          </table:table-cell>
          <table:table-cell table:formula="of:=[.B162]/1" office:value-type="float" office:value="978">
            <text:p>978</text:p>
          </table:table-cell>
          <table:table-cell table:formula="of:=[.C162]/1" office:value-type="float" office:value="7748">
            <text:p>7748</text:p>
          </table:table-cell>
          <table:table-cell table:formula="of:=[.G$1]+[.E162]*([.G$2]+[.E162]*([.G$3]+[.G$4]*[.E162]))" office:value-type="float" office:value="7729.00668561844">
            <text:p>7729.007</text:p>
          </table:table-cell>
          <table:table-cell table:formula="of:=[.F162]-[.G162]" office:value-type="float" office:value="18.9933143815579">
            <text:p>18.993</text:p>
          </table:table-cell>
          <table:table-cell table:formula="of:=INT([.I$4]*[.E162]*([.J$3]/[.J$4])+[.I$3])" office:value-type="float" office:value="176444590">
            <text:p>176444590</text:p>
          </table:table-cell>
          <table:table-cell table:formula="of:=INT([.I162]*[.E162]*([.J$2]/[.J$3]))+[.I$2]" office:value-type="float" office:value="-4244947">
            <text:p>-4244947</text:p>
          </table:table-cell>
          <table:table-cell table:formula="of:=[.J162]*[.E162]*(1/[.J$2])+[.I$1]" office:value-type="float" office:value="7728.53120803833">
            <text:p>7729</text:p>
          </table:table-cell>
          <table:table-cell table:formula="of:=[.F162]-[.K162]" office:value-type="float" office:value="19.4687919616699">
            <text:p>19</text:p>
          </table:table-cell>
        </table:table-row>
        <table:table-row table:style-name="ro1">
          <table:table-cell office:value-type="string">
            <text:p><text:s text:c="3"/>158</text:p>
          </table:table-cell>
          <table:table-cell office:value-type="string">
            <text:p><text:s text:c="4"/>982</text:p>
          </table:table-cell>
          <table:table-cell office:value-type="string">
            <text:p><text:s text:c="3"/>7736</text:p>
          </table:table-cell>
          <table:table-cell office:value-type="string">
            <text:p><text:s text:c="5"/>13</text:p>
          </table:table-cell>
          <table:table-cell table:formula="of:=[.B163]/1" office:value-type="float" office:value="982">
            <text:p>982</text:p>
          </table:table-cell>
          <table:table-cell table:formula="of:=[.C163]/1" office:value-type="float" office:value="7736">
            <text:p>7736</text:p>
          </table:table-cell>
          <table:table-cell table:formula="of:=[.G$1]+[.E163]*([.G$2]+[.E163]*([.G$3]+[.G$4]*[.E163]))" office:value-type="float" office:value="7706.96470490818">
            <text:p>7706.965</text:p>
          </table:table-cell>
          <table:table-cell table:formula="of:=[.F163]-[.G163]" office:value-type="float" office:value="29.0352950918232">
            <text:p>29.035</text:p>
          </table:table-cell>
          <table:table-cell table:formula="of:=INT([.I$4]*[.E163]*([.J$3]/[.J$4])+[.I$3])" office:value-type="float" office:value="176463034">
            <text:p>176463034</text:p>
          </table:table-cell>
          <table:table-cell table:formula="of:=INT([.I163]*[.E163]*([.J$2]/[.J$3]))+[.I$2]" office:value-type="float" office:value="-4239424">
            <text:p>-4239424</text:p>
          </table:table-cell>
          <table:table-cell table:formula="of:=[.J163]*[.E163]*(1/[.J$2])+[.I$1]" office:value-type="float" office:value="7706.48950195313">
            <text:p>7706</text:p>
          </table:table-cell>
          <table:table-cell table:formula="of:=[.F163]-[.K163]" office:value-type="float" office:value="29.510498046875">
            <text:p>30</text:p>
          </table:table-cell>
        </table:table-row>
        <table:table-row table:style-name="ro1">
          <table:table-cell office:value-type="string">
            <text:p><text:s text:c="3"/>159</text:p>
          </table:table-cell>
          <table:table-cell office:value-type="string">
            <text:p><text:s text:c="4"/>984</text:p>
          </table:table-cell>
          <table:table-cell office:value-type="string">
            <text:p><text:s text:c="3"/>7714</text:p>
          </table:table-cell>
          <table:table-cell office:value-type="string">
            <text:p><text:s text:c="5"/>12</text:p>
          </table:table-cell>
          <table:table-cell table:formula="of:=[.B164]/1" office:value-type="float" office:value="984">
            <text:p>984</text:p>
          </table:table-cell>
          <table:table-cell table:formula="of:=[.C164]/1" office:value-type="float" office:value="7714">
            <text:p>7714</text:p>
          </table:table-cell>
          <table:table-cell table:formula="of:=[.G$1]+[.E164]*([.G$2]+[.E164]*([.G$3]+[.G$4]*[.E164]))" office:value-type="float" office:value="7695.97610885931">
            <text:p>7695.976</text:p>
          </table:table-cell>
          <table:table-cell table:formula="of:=[.F164]-[.G164]" office:value-type="float" office:value="18.0238911406877">
            <text:p>18.024</text:p>
          </table:table-cell>
          <table:table-cell table:formula="of:=INT([.I$4]*[.E164]*([.J$3]/[.J$4])+[.I$3])" office:value-type="float" office:value="176472256">
            <text:p>176472256</text:p>
          </table:table-cell>
          <table:table-cell table:formula="of:=INT([.I164]*[.E164]*([.J$2]/[.J$3]))+[.I$2]" office:value-type="float" office:value="-4236662">
            <text:p>-4236662</text:p>
          </table:table-cell>
          <table:table-cell table:formula="of:=[.J164]*[.E164]*(1/[.J$2])+[.I$1]" office:value-type="float" office:value="7695.50119018555">
            <text:p>7696</text:p>
          </table:table-cell>
          <table:table-cell table:formula="of:=[.F164]-[.K164]" office:value-type="float" office:value="18.4988098144531">
            <text:p>18</text:p>
          </table:table-cell>
        </table:table-row>
        <table:table-row table:style-name="ro1">
          <table:table-cell office:value-type="string">
            <text:p><text:s text:c="3"/>160</text:p>
          </table:table-cell>
          <table:table-cell office:value-type="string">
            <text:p><text:s text:c="4"/>988</text:p>
          </table:table-cell>
          <table:table-cell office:value-type="string">
            <text:p><text:s text:c="3"/>7704</text:p>
          </table:table-cell>
          <table:table-cell office:value-type="string">
            <text:p><text:s text:c="5"/>11</text:p>
          </table:table-cell>
          <table:table-cell table:formula="of:=[.B165]/1" office:value-type="float" office:value="988">
            <text:p>988</text:p>
          </table:table-cell>
          <table:table-cell table:formula="of:=[.C165]/1" office:value-type="float" office:value="7704">
            <text:p>7704</text:p>
          </table:table-cell>
          <table:table-cell table:formula="of:=[.G$1]+[.E165]*([.G$2]+[.E165]*([.G$3]+[.G$4]*[.E165]))" office:value-type="float" office:value="7674.06372147812">
            <text:p>7674.064</text:p>
          </table:table-cell>
          <table:table-cell table:formula="of:=[.F165]-[.G165]" office:value-type="float" office:value="29.9362785218764">
            <text:p>29.936</text:p>
          </table:table-cell>
          <table:table-cell table:formula="of:=INT([.I$4]*[.E165]*([.J$3]/[.J$4])+[.I$3])" office:value-type="float" office:value="176490700">
            <text:p>176490700</text:p>
          </table:table-cell>
          <table:table-cell table:formula="of:=INT([.I165]*[.E165]*([.J$2]/[.J$3]))+[.I$2]" office:value-type="float" office:value="-4231138">
            <text:p>-4231138</text:p>
          </table:table-cell>
          <table:table-cell table:formula="of:=[.J165]*[.E165]*(1/[.J$2])+[.I$1]" office:value-type="float" office:value="7673.58778381348">
            <text:p>7674</text:p>
          </table:table-cell>
          <table:table-cell table:formula="of:=[.F165]-[.K165]" office:value-type="float" office:value="30.4122161865234">
            <text:p>30</text:p>
          </table:table-cell>
        </table:table-row>
        <table:table-row table:style-name="ro1">
          <table:table-cell office:value-type="string">
            <text:p><text:s text:c="3"/>161</text:p>
          </table:table-cell>
          <table:table-cell office:value-type="string">
            <text:p><text:s text:c="4"/>990</text:p>
          </table:table-cell>
          <table:table-cell office:value-type="string">
            <text:p><text:s text:c="3"/>7687</text:p>
          </table:table-cell>
          <table:table-cell office:value-type="string">
            <text:p><text:s text:c="5"/>12</text:p>
          </table:table-cell>
          <table:table-cell table:formula="of:=[.B166]/1" office:value-type="float" office:value="990">
            <text:p>990</text:p>
          </table:table-cell>
          <table:table-cell table:formula="of:=[.C166]/1" office:value-type="float" office:value="7687">
            <text:p>7687</text:p>
          </table:table-cell>
          <table:table-cell table:formula="of:=[.G$1]+[.E166]*([.G$2]+[.E166]*([.G$3]+[.G$4]*[.E166]))" office:value-type="float" office:value="7663.1399365874">
            <text:p>7663.140</text:p>
          </table:table-cell>
          <table:table-cell table:formula="of:=[.F166]-[.G166]" office:value-type="float" office:value="23.8600634126042">
            <text:p>23.860</text:p>
          </table:table-cell>
          <table:table-cell table:formula="of:=INT([.I$4]*[.E166]*([.J$3]/[.J$4])+[.I$3])" office:value-type="float" office:value="176499922">
            <text:p>176499922</text:p>
          </table:table-cell>
          <table:table-cell table:formula="of:=INT([.I166]*[.E166]*([.J$2]/[.J$3]))+[.I$2]" office:value-type="float" office:value="-4228375">
            <text:p>-4228375</text:p>
          </table:table-cell>
          <table:table-cell table:formula="of:=[.J166]*[.E166]*(1/[.J$2])+[.I$1]" office:value-type="float" office:value="7662.66457748413">
            <text:p>7663</text:p>
          </table:table-cell>
          <table:table-cell table:formula="of:=[.F166]-[.K166]" office:value-type="float" office:value="24.3354225158691">
            <text:p>24</text:p>
          </table:table-cell>
        </table:table-row>
        <table:table-row table:style-name="ro1">
          <table:table-cell office:value-type="string">
            <text:p><text:s text:c="3"/>162</text:p>
          </table:table-cell>
          <table:table-cell office:value-type="string">
            <text:p><text:s text:c="4"/>992</text:p>
          </table:table-cell>
          <table:table-cell office:value-type="string">
            <text:p><text:s text:c="3"/>7675</text:p>
          </table:table-cell>
          <table:table-cell office:value-type="string">
            <text:p><text:s text:c="5"/>12</text:p>
          </table:table-cell>
          <table:table-cell table:formula="of:=[.B167]/1" office:value-type="float" office:value="992">
            <text:p>992</text:p>
          </table:table-cell>
          <table:table-cell table:formula="of:=[.C167]/1" office:value-type="float" office:value="7675">
            <text:p>7675</text:p>
          </table:table-cell>
          <table:table-cell table:formula="of:=[.G$1]+[.E167]*([.G$2]+[.E167]*([.G$3]+[.G$4]*[.E167]))" office:value-type="float" office:value="7652.23776185765">
            <text:p>7652.238</text:p>
          </table:table-cell>
          <table:table-cell table:formula="of:=[.F167]-[.G167]" office:value-type="float" office:value="22.7622381423498">
            <text:p>22.762</text:p>
          </table:table-cell>
          <table:table-cell table:formula="of:=INT([.I$4]*[.E167]*([.J$3]/[.J$4])+[.I$3])" office:value-type="float" office:value="176509145">
            <text:p>176509145</text:p>
          </table:table-cell>
          <table:table-cell table:formula="of:=INT([.I167]*[.E167]*([.J$2]/[.J$3]))+[.I$2]" office:value-type="float" office:value="-4225612">
            <text:p>-4225612</text:p>
          </table:table-cell>
          <table:table-cell table:formula="of:=[.J167]*[.E167]*(1/[.J$2])+[.I$1]" office:value-type="float" office:value="7651.76245117188">
            <text:p>7652</text:p>
          </table:table-cell>
          <table:table-cell table:formula="of:=[.F167]-[.K167]" office:value-type="float" office:value="23.237548828125">
            <text:p>23</text:p>
          </table:table-cell>
        </table:table-row>
        <table:table-row table:style-name="ro1">
          <table:table-cell office:value-type="string">
            <text:p><text:s text:c="3"/>163</text:p>
          </table:table-cell>
          <table:table-cell office:value-type="string">
            <text:p><text:s text:c="4"/>996</text:p>
          </table:table-cell>
          <table:table-cell office:value-type="string">
            <text:p><text:s text:c="3"/>7658</text:p>
          </table:table-cell>
          <table:table-cell office:value-type="string">
            <text:p><text:s text:c="5"/>10</text:p>
          </table:table-cell>
          <table:table-cell table:formula="of:=[.B168]/1" office:value-type="float" office:value="996">
            <text:p>996</text:p>
          </table:table-cell>
          <table:table-cell table:formula="of:=[.C168]/1" office:value-type="float" office:value="7658">
            <text:p>7658</text:p>
          </table:table-cell>
          <table:table-cell table:formula="of:=[.G$1]+[.E168]*([.G$2]+[.E168]*([.G$3]+[.G$4]*[.E168]))" office:value-type="float" office:value="7630.49825576429">
            <text:p>7630.498</text:p>
          </table:table-cell>
          <table:table-cell table:formula="of:=[.F168]-[.G168]" office:value-type="float" office:value="27.5017442357075">
            <text:p>27.502</text:p>
          </table:table-cell>
          <table:table-cell table:formula="of:=INT([.I$4]*[.E168]*([.J$3]/[.J$4])+[.I$3])" office:value-type="float" office:value="176527589">
            <text:p>176527589</text:p>
          </table:table-cell>
          <table:table-cell table:formula="of:=INT([.I168]*[.E168]*([.J$2]/[.J$3]))+[.I$2]" office:value-type="float" office:value="-4220085">
            <text:p>-4220085</text:p>
          </table:table-cell>
          <table:table-cell table:formula="of:=[.J168]*[.E168]*(1/[.J$2])+[.I$1]" office:value-type="float" office:value="7630.02333831787">
            <text:p>7630</text:p>
          </table:table-cell>
          <table:table-cell table:formula="of:=[.F168]-[.K168]" office:value-type="float" office:value="27.9766616821289">
            <text:p>28</text:p>
          </table:table-cell>
        </table:table-row>
        <table:table-row table:style-name="ro1">
          <table:table-cell office:value-type="string">
            <text:p><text:s text:c="3"/>164</text:p>
          </table:table-cell>
          <table:table-cell office:value-type="string">
            <text:p><text:s text:c="4"/>999</text:p>
          </table:table-cell>
          <table:table-cell office:value-type="string">
            <text:p><text:s text:c="3"/>7645</text:p>
          </table:table-cell>
          <table:table-cell office:value-type="string">
            <text:p><text:s text:c="5"/>12</text:p>
          </table:table-cell>
          <table:table-cell table:formula="of:=[.B169]/1" office:value-type="float" office:value="999">
            <text:p>999</text:p>
          </table:table-cell>
          <table:table-cell table:formula="of:=[.C169]/1" office:value-type="float" office:value="7645">
            <text:p>7645</text:p>
          </table:table-cell>
          <table:table-cell table:formula="of:=[.G$1]+[.E169]*([.G$2]+[.E169]*([.G$3]+[.G$4]*[.E169]))" office:value-type="float" office:value="7614.25037682155">
            <text:p>7614.250</text:p>
          </table:table-cell>
          <table:table-cell table:formula="of:=[.F169]-[.G169]" office:value-type="float" office:value="30.7496231784544">
            <text:p>30.750</text:p>
          </table:table-cell>
          <table:table-cell table:formula="of:=INT([.I$4]*[.E169]*([.J$3]/[.J$4])+[.I$3])" office:value-type="float" office:value="176541422">
            <text:p>176541422</text:p>
          </table:table-cell>
          <table:table-cell table:formula="of:=INT([.I169]*[.E169]*([.J$2]/[.J$3]))+[.I$2]" office:value-type="float" office:value="-4215939">
            <text:p>-4215939</text:p>
          </table:table-cell>
          <table:table-cell table:formula="of:=[.J169]*[.E169]*(1/[.J$2])+[.I$1]" office:value-type="float" office:value="7613.77577781677">
            <text:p>7614</text:p>
          </table:table-cell>
          <table:table-cell table:formula="of:=[.F169]-[.K169]" office:value-type="float" office:value="31.2242221832275">
            <text:p>31</text:p>
          </table:table-cell>
        </table:table-row>
        <table:table-row table:style-name="ro1">
          <table:table-cell office:value-type="string">
            <text:p><text:s text:c="3"/>165</text:p>
          </table:table-cell>
          <table:table-cell office:value-type="string">
            <text:p><text:s text:c="3"/>1000</text:p>
          </table:table-cell>
          <table:table-cell office:value-type="string">
            <text:p><text:s text:c="3"/>7631</text:p>
          </table:table-cell>
          <table:table-cell office:value-type="string">
            <text:p><text:s text:c="5"/>12</text:p>
          </table:table-cell>
          <table:table-cell table:formula="of:=[.B170]/1" office:value-type="float" office:value="1000">
            <text:p>1000</text:p>
          </table:table-cell>
          <table:table-cell table:formula="of:=[.C170]/1" office:value-type="float" office:value="7631">
            <text:p>7631</text:p>
          </table:table-cell>
          <table:table-cell table:formula="of:=[.G$1]+[.E170]*([.G$2]+[.E170]*([.G$3]+[.G$4]*[.E170]))" office:value-type="float" office:value="7608.84522896445">
            <text:p>7608.845</text:p>
          </table:table-cell>
          <table:table-cell table:formula="of:=[.F170]-[.G170]" office:value-type="float" office:value="22.1547710355471">
            <text:p>22.155</text:p>
          </table:table-cell>
          <table:table-cell table:formula="of:=INT([.I$4]*[.E170]*([.J$3]/[.J$4])+[.I$3])" office:value-type="float" office:value="176546033">
            <text:p>176546033</text:p>
          </table:table-cell>
          <table:table-cell table:formula="of:=INT([.I170]*[.E170]*([.J$2]/[.J$3]))+[.I$2]" office:value-type="float" office:value="-4214557">
            <text:p>-4214557</text:p>
          </table:table-cell>
          <table:table-cell table:formula="of:=[.J170]*[.E170]*(1/[.J$2])+[.I$1]" office:value-type="float" office:value="7608.37046813965">
            <text:p>7608</text:p>
          </table:table-cell>
          <table:table-cell table:formula="of:=[.F170]-[.K170]" office:value-type="float" office:value="22.6295318603516">
            <text:p>23</text:p>
          </table:table-cell>
        </table:table-row>
        <table:table-row table:style-name="ro1">
          <table:table-cell office:value-type="string">
            <text:p><text:s text:c="3"/>166</text:p>
          </table:table-cell>
          <table:table-cell office:value-type="string">
            <text:p><text:s text:c="3"/>1003</text:p>
          </table:table-cell>
          <table:table-cell office:value-type="string">
            <text:p><text:s text:c="3"/>7619</text:p>
          </table:table-cell>
          <table:table-cell office:value-type="string">
            <text:p><text:s text:c="5"/>11</text:p>
          </table:table-cell>
          <table:table-cell table:formula="of:=[.B171]/1" office:value-type="float" office:value="1003">
            <text:p>1003</text:p>
          </table:table-cell>
          <table:table-cell table:formula="of:=[.C171]/1" office:value-type="float" office:value="7619">
            <text:p>7619</text:p>
          </table:table-cell>
          <table:table-cell table:formula="of:=[.G$1]+[.E171]*([.G$2]+[.E171]*([.G$3]+[.G$4]*[.E171]))" office:value-type="float" office:value="7592.66222640104">
            <text:p>7592.662</text:p>
          </table:table-cell>
          <table:table-cell table:formula="of:=[.F171]-[.G171]" office:value-type="float" office:value="26.3377735989588">
            <text:p>26.338</text:p>
          </table:table-cell>
          <table:table-cell table:formula="of:=INT([.I$4]*[.E171]*([.J$3]/[.J$4])+[.I$3])" office:value-type="float" office:value="176559866">
            <text:p>176559866</text:p>
          </table:table-cell>
          <table:table-cell table:formula="of:=INT([.I171]*[.E171]*([.J$2]/[.J$3]))+[.I$2]" office:value-type="float" office:value="-4210410">
            <text:p>-4210410</text:p>
          </table:table-cell>
          <table:table-cell table:formula="of:=[.J171]*[.E171]*(1/[.J$2])+[.I$1]" office:value-type="float" office:value="7592.18808364868">
            <text:p>7592</text:p>
          </table:table-cell>
          <table:table-cell table:formula="of:=[.F171]-[.K171]" office:value-type="float" office:value="26.8119163513184">
            <text:p>27</text:p>
          </table:table-cell>
        </table:table-row>
        <table:table-row table:style-name="ro1">
          <table:table-cell office:value-type="string">
            <text:p><text:s text:c="3"/>167</text:p>
          </table:table-cell>
          <table:table-cell office:value-type="string">
            <text:p><text:s text:c="3"/>1007</text:p>
          </table:table-cell>
          <table:table-cell office:value-type="string">
            <text:p><text:s text:c="3"/>7600</text:p>
          </table:table-cell>
          <table:table-cell office:value-type="string">
            <text:p><text:s text:c="5"/>12</text:p>
          </table:table-cell>
          <table:table-cell table:formula="of:=[.B172]/1" office:value-type="float" office:value="1007">
            <text:p>1007</text:p>
          </table:table-cell>
          <table:table-cell table:formula="of:=[.C172]/1" office:value-type="float" office:value="7600">
            <text:p>7600</text:p>
          </table:table-cell>
          <table:table-cell table:formula="of:=[.G$1]+[.E172]*([.G$2]+[.E172]*([.G$3]+[.G$4]*[.E172]))" office:value-type="float" office:value="7571.16060036526">
            <text:p>7571.161</text:p>
          </table:table-cell>
          <table:table-cell table:formula="of:=[.F172]-[.G172]" office:value-type="float" office:value="28.8393996347431">
            <text:p>28.839</text:p>
          </table:table-cell>
          <table:table-cell table:formula="of:=INT([.I$4]*[.E172]*([.J$3]/[.J$4])+[.I$3])" office:value-type="float" office:value="176578310">
            <text:p>176578310</text:p>
          </table:table-cell>
          <table:table-cell table:formula="of:=INT([.I172]*[.E172]*([.J$2]/[.J$3]))+[.I$2]" office:value-type="float" office:value="-4204881">
            <text:p>-4204881</text:p>
          </table:table-cell>
          <table:table-cell table:formula="of:=[.J172]*[.E172]*(1/[.J$2])+[.I$1]" office:value-type="float" office:value="7570.68475532532">
            <text:p>7571</text:p>
          </table:table-cell>
          <table:table-cell table:formula="of:=[.F172]-[.K172]" office:value-type="float" office:value="29.3152446746826">
            <text:p>29</text:p>
          </table:table-cell>
        </table:table-row>
        <table:table-row table:style-name="ro1">
          <table:table-cell office:value-type="string">
            <text:p><text:s text:c="3"/>168</text:p>
          </table:table-cell>
          <table:table-cell office:value-type="string">
            <text:p><text:s text:c="3"/>1009</text:p>
          </table:table-cell>
          <table:table-cell office:value-type="string">
            <text:p><text:s text:c="3"/>7587</text:p>
          </table:table-cell>
          <table:table-cell office:value-type="string">
            <text:p><text:s text:c="5"/>10</text:p>
          </table:table-cell>
          <table:table-cell table:formula="of:=[.B173]/1" office:value-type="float" office:value="1009">
            <text:p>1009</text:p>
          </table:table-cell>
          <table:table-cell table:formula="of:=[.C173]/1" office:value-type="float" office:value="7587">
            <text:p>7587</text:p>
          </table:table-cell>
          <table:table-cell table:formula="of:=[.G$1]+[.E173]*([.G$2]+[.E173]*([.G$3]+[.G$4]*[.E173]))" office:value-type="float" office:value="7560.44224204363">
            <text:p>7560.442</text:p>
          </table:table-cell>
          <table:table-cell table:formula="of:=[.F173]-[.G173]" office:value-type="float" office:value="26.5577579563678">
            <text:p>26.558</text:p>
          </table:table-cell>
          <table:table-cell table:formula="of:=INT([.I$4]*[.E173]*([.J$3]/[.J$4])+[.I$3])" office:value-type="float" office:value="176587533">
            <text:p>176587533</text:p>
          </table:table-cell>
          <table:table-cell table:formula="of:=INT([.I173]*[.E173]*([.J$2]/[.J$3]))+[.I$2]" office:value-type="float" office:value="-4202115">
            <text:p>-4202115</text:p>
          </table:table-cell>
          <table:table-cell table:formula="of:=[.J173]*[.E173]*(1/[.J$2])+[.I$1]" office:value-type="float" office:value="7559.96761512756">
            <text:p>7560</text:p>
          </table:table-cell>
          <table:table-cell table:formula="of:=[.F173]-[.K173]" office:value-type="float" office:value="27.0323848724365">
            <text:p>27</text:p>
          </table:table-cell>
        </table:table-row>
        <table:table-row table:style-name="ro1">
          <table:table-cell office:value-type="string">
            <text:p><text:s text:c="3"/>169</text:p>
          </table:table-cell>
          <table:table-cell office:value-type="string">
            <text:p><text:s text:c="3"/>1011</text:p>
          </table:table-cell>
          <table:table-cell office:value-type="string">
            <text:p><text:s text:c="3"/>7581</text:p>
          </table:table-cell>
          <table:table-cell office:value-type="string">
            <text:p><text:s text:c="5"/>12</text:p>
          </table:table-cell>
          <table:table-cell table:formula="of:=[.B174]/1" office:value-type="float" office:value="1011">
            <text:p>1011</text:p>
          </table:table-cell>
          <table:table-cell table:formula="of:=[.C174]/1" office:value-type="float" office:value="7581">
            <text:p>7581</text:p>
          </table:table-cell>
          <table:table-cell table:formula="of:=[.G$1]+[.E174]*([.G$2]+[.E174]*([.G$3]+[.G$4]*[.E174]))" office:value-type="float" office:value="7549.74552448059">
            <text:p>7549.746</text:p>
          </table:table-cell>
          <table:table-cell table:formula="of:=[.F174]-[.G174]" office:value-type="float" office:value="31.2544755194149">
            <text:p>31.254</text:p>
          </table:table-cell>
          <table:table-cell table:formula="of:=INT([.I$4]*[.E174]*([.J$3]/[.J$4])+[.I$3])" office:value-type="float" office:value="176596755">
            <text:p>176596755</text:p>
          </table:table-cell>
          <table:table-cell table:formula="of:=INT([.I174]*[.E174]*([.J$2]/[.J$3]))+[.I$2]" office:value-type="float" office:value="-4199350">
            <text:p>-4199350</text:p>
          </table:table-cell>
          <table:table-cell table:formula="of:=[.J174]*[.E174]*(1/[.J$2])+[.I$1]" office:value-type="float" office:value="7549.26964950562">
            <text:p>7549</text:p>
          </table:table-cell>
          <table:table-cell table:formula="of:=[.F174]-[.K174]" office:value-type="float" office:value="31.7303504943848">
            <text:p>32</text:p>
          </table:table-cell>
        </table:table-row>
        <table:table-row table:style-name="ro1">
          <table:table-cell office:value-type="string">
            <text:p><text:s text:c="3"/>170</text:p>
          </table:table-cell>
          <table:table-cell office:value-type="string">
            <text:p><text:s text:c="3"/>1015</text:p>
          </table:table-cell>
          <table:table-cell office:value-type="string">
            <text:p><text:s text:c="3"/>7556</text:p>
          </table:table-cell>
          <table:table-cell office:value-type="string">
            <text:p><text:s text:c="5"/>11</text:p>
          </table:table-cell>
          <table:table-cell table:formula="of:=[.B175]/1" office:value-type="float" office:value="1015">
            <text:p>1015</text:p>
          </table:table-cell>
          <table:table-cell table:formula="of:=[.C175]/1" office:value-type="float" office:value="7556">
            <text:p>7556</text:p>
          </table:table-cell>
          <table:table-cell table:formula="of:=[.G$1]+[.E175]*([.G$2]+[.E175]*([.G$3]+[.G$4]*[.E175]))" office:value-type="float" office:value="7528.41702451343">
            <text:p>7528.417</text:p>
          </table:table-cell>
          <table:table-cell table:formula="of:=[.F175]-[.G175]" office:value-type="float" office:value="27.5829754865681">
            <text:p>27.583</text:p>
          </table:table-cell>
          <table:table-cell table:formula="of:=INT([.I$4]*[.E175]*([.J$3]/[.J$4])+[.I$3])" office:value-type="float" office:value="176615199">
            <text:p>176615199</text:p>
          </table:table-cell>
          <table:table-cell table:formula="of:=INT([.I175]*[.E175]*([.J$2]/[.J$3]))+[.I$2]" office:value-type="float" office:value="-4193817">
            <text:p>-4193817</text:p>
          </table:table-cell>
          <table:table-cell table:formula="of:=[.J175]*[.E175]*(1/[.J$2])+[.I$1]" office:value-type="float" office:value="7527.94281196594">
            <text:p>7528</text:p>
          </table:table-cell>
          <table:table-cell table:formula="of:=[.F175]-[.K175]" office:value-type="float" office:value="28.0571880340576">
            <text:p>28</text:p>
          </table:table-cell>
        </table:table-row>
        <table:table-row table:style-name="ro1">
          <table:table-cell office:value-type="string">
            <text:p><text:s text:c="3"/>171</text:p>
          </table:table-cell>
          <table:table-cell office:value-type="string">
            <text:p><text:s text:c="3"/>1017</text:p>
          </table:table-cell>
          <table:table-cell office:value-type="string">
            <text:p><text:s text:c="3"/>7549</text:p>
          </table:table-cell>
          <table:table-cell office:value-type="string">
            <text:p><text:s text:c="5"/>11</text:p>
          </table:table-cell>
          <table:table-cell table:formula="of:=[.B176]/1" office:value-type="float" office:value="1017">
            <text:p>1017</text:p>
          </table:table-cell>
          <table:table-cell table:formula="of:=[.C176]/1" office:value-type="float" office:value="7549">
            <text:p>7549</text:p>
          </table:table-cell>
          <table:table-cell table:formula="of:=[.G$1]+[.E176]*([.G$2]+[.E176]*([.G$3]+[.G$4]*[.E176]))" office:value-type="float" office:value="7517.78524855093">
            <text:p>7517.785</text:p>
          </table:table-cell>
          <table:table-cell table:formula="of:=[.F176]-[.G176]" office:value-type="float" office:value="31.2147514490744">
            <text:p>31.215</text:p>
          </table:table-cell>
          <table:table-cell table:formula="of:=INT([.I$4]*[.E176]*([.J$3]/[.J$4])+[.I$3])" office:value-type="float" office:value="176624421">
            <text:p>176624421</text:p>
          </table:table-cell>
          <table:table-cell table:formula="of:=INT([.I176]*[.E176]*([.J$2]/[.J$3]))+[.I$2]" office:value-type="float" office:value="-4191051">
            <text:p>-4191051</text:p>
          </table:table-cell>
          <table:table-cell table:formula="of:=[.J176]*[.E176]*(1/[.J$2])+[.I$1]" office:value-type="float" office:value="7517.31008338928">
            <text:p>7517</text:p>
          </table:table-cell>
          <table:table-cell table:formula="of:=[.F176]-[.K176]" office:value-type="float" office:value="31.6899166107178">
            <text:p>32</text:p>
          </table:table-cell>
        </table:table-row>
        <table:table-row table:style-name="ro1">
          <table:table-cell office:value-type="string">
            <text:p><text:s text:c="3"/>172</text:p>
          </table:table-cell>
          <table:table-cell office:value-type="string">
            <text:p><text:s text:c="3"/>1021</text:p>
          </table:table-cell>
          <table:table-cell office:value-type="string">
            <text:p><text:s text:c="3"/>7533</text:p>
          </table:table-cell>
          <table:table-cell office:value-type="string">
            <text:p><text:s text:c="5"/>10</text:p>
          </table:table-cell>
          <table:table-cell table:formula="of:=[.B177]/1" office:value-type="float" office:value="1021">
            <text:p>1021</text:p>
          </table:table-cell>
          <table:table-cell table:formula="of:=[.C177]/1" office:value-type="float" office:value="7533">
            <text:p>7533</text:p>
          </table:table-cell>
          <table:table-cell table:formula="of:=[.G$1]+[.E177]*([.G$2]+[.E177]*([.G$3]+[.G$4]*[.E177]))" office:value-type="float" office:value="7496.58666077205">
            <text:p>7496.587</text:p>
          </table:table-cell>
          <table:table-cell table:formula="of:=[.F177]-[.G177]" office:value-type="float" office:value="36.4133392279537">
            <text:p>36.413</text:p>
          </table:table-cell>
          <table:table-cell table:formula="of:=INT([.I$4]*[.E177]*([.J$3]/[.J$4])+[.I$3])" office:value-type="float" office:value="176642865">
            <text:p>176642865</text:p>
          </table:table-cell>
          <table:table-cell table:formula="of:=INT([.I177]*[.E177]*([.J$2]/[.J$3]))+[.I$2]" office:value-type="float" office:value="-4185517">
            <text:p>-4185517</text:p>
          </table:table-cell>
          <table:table-cell table:formula="of:=[.J177]*[.E177]*(1/[.J$2])+[.I$1]" office:value-type="float" office:value="7496.11182975769">
            <text:p>7496</text:p>
          </table:table-cell>
          <table:table-cell table:formula="of:=[.F177]-[.K177]" office:value-type="float" office:value="36.8881702423096">
            <text:p>37</text:p>
          </table:table-cell>
        </table:table-row>
        <table:table-row table:style-name="ro1">
          <table:table-cell office:value-type="string">
            <text:p><text:s text:c="3"/>173</text:p>
          </table:table-cell>
          <table:table-cell office:value-type="string">
            <text:p><text:s text:c="3"/>1023</text:p>
          </table:table-cell>
          <table:table-cell office:value-type="string">
            <text:p><text:s text:c="3"/>7519</text:p>
          </table:table-cell>
          <table:table-cell office:value-type="string">
            <text:p><text:s text:c="5"/>12</text:p>
          </table:table-cell>
          <table:table-cell table:formula="of:=[.B178]/1" office:value-type="float" office:value="1023">
            <text:p>1023</text:p>
          </table:table-cell>
          <table:table-cell table:formula="of:=[.C178]/1" office:value-type="float" office:value="7519">
            <text:p>7519</text:p>
          </table:table-cell>
          <table:table-cell table:formula="of:=[.G$1]+[.E178]*([.G$2]+[.E178]*([.G$3]+[.G$4]*[.E178]))" office:value-type="float" office:value="7486.01985539728">
            <text:p>7486.020</text:p>
          </table:table-cell>
          <table:table-cell table:formula="of:=[.F178]-[.G178]" office:value-type="float" office:value="32.9801446027241">
            <text:p>32.980</text:p>
          </table:table-cell>
          <table:table-cell table:formula="of:=INT([.I$4]*[.E178]*([.J$3]/[.J$4])+[.I$3])" office:value-type="float" office:value="176652087">
            <text:p>176652087</text:p>
          </table:table-cell>
          <table:table-cell table:formula="of:=INT([.I178]*[.E178]*([.J$2]/[.J$3]))+[.I$2]" office:value-type="float" office:value="-4182750">
            <text:p>-4182750</text:p>
          </table:table-cell>
          <table:table-cell table:formula="of:=[.J178]*[.E178]*(1/[.J$2])+[.I$1]" office:value-type="float" office:value="7485.5443687439">
            <text:p>7486</text:p>
          </table:table-cell>
          <table:table-cell table:formula="of:=[.F178]-[.K178]" office:value-type="float" office:value="33.4556312561035">
            <text:p>33</text:p>
          </table:table-cell>
        </table:table-row>
        <table:table-row table:style-name="ro1">
          <table:table-cell office:value-type="string">
            <text:p><text:s text:c="3"/>174</text:p>
          </table:table-cell>
          <table:table-cell office:value-type="string">
            <text:p><text:s text:c="3"/>1025</text:p>
          </table:table-cell>
          <table:table-cell office:value-type="string">
            <text:p><text:s text:c="3"/>7509</text:p>
          </table:table-cell>
          <table:table-cell office:value-type="string">
            <text:p><text:s text:c="5"/>11</text:p>
          </table:table-cell>
          <table:table-cell table:formula="of:=[.B179]/1" office:value-type="float" office:value="1025">
            <text:p>1025</text:p>
          </table:table-cell>
          <table:table-cell table:formula="of:=[.C179]/1" office:value-type="float" office:value="7509">
            <text:p>7509</text:p>
          </table:table-cell>
          <table:table-cell table:formula="of:=[.G$1]+[.E179]*([.G$2]+[.E179]*([.G$3]+[.G$4]*[.E179]))" office:value-type="float" office:value="7475.47471332669">
            <text:p>7475.475</text:p>
          </table:table-cell>
          <table:table-cell table:formula="of:=[.F179]-[.G179]" office:value-type="float" office:value="33.5252866733144">
            <text:p>33.525</text:p>
          </table:table-cell>
          <table:table-cell table:formula="of:=INT([.I$4]*[.E179]*([.J$3]/[.J$4])+[.I$3])" office:value-type="float" office:value="176661310">
            <text:p>176661310</text:p>
          </table:table-cell>
          <table:table-cell table:formula="of:=INT([.I179]*[.E179]*([.J$2]/[.J$3]))+[.I$2]" office:value-type="float" office:value="-4179982">
            <text:p>-4179982</text:p>
          </table:table-cell>
          <table:table-cell table:formula="of:=[.J179]*[.E179]*(1/[.J$2])+[.I$1]" office:value-type="float" office:value="7474.99997329712">
            <text:p>7475</text:p>
          </table:table-cell>
          <table:table-cell table:formula="of:=[.F179]-[.K179]" office:value-type="float" office:value="34.0000267028809">
            <text:p>34</text:p>
          </table:table-cell>
        </table:table-row>
        <table:table-row table:style-name="ro1">
          <table:table-cell office:value-type="string">
            <text:p><text:s text:c="3"/>175</text:p>
          </table:table-cell>
          <table:table-cell office:value-type="string">
            <text:p><text:s text:c="3"/>1028</text:p>
          </table:table-cell>
          <table:table-cell office:value-type="string">
            <text:p><text:s text:c="3"/>7488</text:p>
          </table:table-cell>
          <table:table-cell office:value-type="string">
            <text:p><text:s text:c="5"/>11</text:p>
          </table:table-cell>
          <table:table-cell table:formula="of:=[.B180]/1" office:value-type="float" office:value="1028">
            <text:p>1028</text:p>
          </table:table-cell>
          <table:table-cell table:formula="of:=[.C180]/1" office:value-type="float" office:value="7488">
            <text:p>7488</text:p>
          </table:table-cell>
          <table:table-cell table:formula="of:=[.G$1]+[.E180]*([.G$2]+[.E180]*([.G$3]+[.G$4]*[.E180]))" office:value-type="float" office:value="7459.69762596164">
            <text:p>7459.698</text:p>
          </table:table-cell>
          <table:table-cell table:formula="of:=[.F180]-[.G180]" office:value-type="float" office:value="28.3023740383651">
            <text:p>28.302</text:p>
          </table:table-cell>
          <table:table-cell table:formula="of:=INT([.I$4]*[.E180]*([.J$3]/[.J$4])+[.I$3])" office:value-type="float" office:value="176675143">
            <text:p>176675143</text:p>
          </table:table-cell>
          <table:table-cell table:formula="of:=INT([.I180]*[.E180]*([.J$2]/[.J$3]))+[.I$2]" office:value-type="float" office:value="-4175830">
            <text:p>-4175830</text:p>
          </table:table-cell>
          <table:table-cell table:formula="of:=[.J180]*[.E180]*(1/[.J$2])+[.I$1]" office:value-type="float" office:value="7459.22297668457">
            <text:p>7459</text:p>
          </table:table-cell>
          <table:table-cell table:formula="of:=[.F180]-[.K180]" office:value-type="float" office:value="28.7770233154297">
            <text:p>29</text:p>
          </table:table-cell>
        </table:table-row>
        <table:table-row table:style-name="ro1">
          <table:table-cell office:value-type="string">
            <text:p><text:s text:c="3"/>176</text:p>
          </table:table-cell>
          <table:table-cell office:value-type="string">
            <text:p><text:s text:c="3"/>1032</text:p>
          </table:table-cell>
          <table:table-cell office:value-type="string">
            <text:p><text:s text:c="3"/>7480</text:p>
          </table:table-cell>
          <table:table-cell office:value-type="string">
            <text:p><text:s text:c="5"/>11</text:p>
          </table:table-cell>
          <table:table-cell table:formula="of:=[.B181]/1" office:value-type="float" office:value="1032">
            <text:p>1032</text:p>
          </table:table-cell>
          <table:table-cell table:formula="of:=[.C181]/1" office:value-type="float" office:value="7480">
            <text:p>7480</text:p>
          </table:table-cell>
          <table:table-cell table:formula="of:=[.G$1]+[.E181]*([.G$2]+[.E181]*([.G$3]+[.G$4]*[.E181]))" office:value-type="float" office:value="7438.73736110033">
            <text:p>7438.737</text:p>
          </table:table-cell>
          <table:table-cell table:formula="of:=[.F181]-[.G181]" office:value-type="float" office:value="41.2626388996723">
            <text:p>41.263</text:p>
          </table:table-cell>
          <table:table-cell table:formula="of:=INT([.I$4]*[.E181]*([.J$3]/[.J$4])+[.I$3])" office:value-type="float" office:value="176693587">
            <text:p>176693587</text:p>
          </table:table-cell>
          <table:table-cell table:formula="of:=INT([.I181]*[.E181]*([.J$2]/[.J$3]))+[.I$2]" office:value-type="float" office:value="-4170293">
            <text:p>-4170293</text:p>
          </table:table-cell>
          <table:table-cell table:formula="of:=[.J181]*[.E181]*(1/[.J$2])+[.I$1]" office:value-type="float" office:value="7438.26286315918">
            <text:p>7438</text:p>
          </table:table-cell>
          <table:table-cell table:formula="of:=[.F181]-[.K181]" office:value-type="float" office:value="41.7371368408203">
            <text:p>42</text:p>
          </table:table-cell>
        </table:table-row>
        <table:table-row table:style-name="ro1">
          <table:table-cell office:value-type="string">
            <text:p><text:s text:c="3"/>177</text:p>
          </table:table-cell>
          <table:table-cell office:value-type="string">
            <text:p><text:s text:c="3"/>1033</text:p>
          </table:table-cell>
          <table:table-cell office:value-type="string">
            <text:p><text:s text:c="3"/>7469</text:p>
          </table:table-cell>
          <table:table-cell office:value-type="string">
            <text:p><text:s text:c="5"/>11</text:p>
          </table:table-cell>
          <table:table-cell table:formula="of:=[.B182]/1" office:value-type="float" office:value="1033">
            <text:p>1033</text:p>
          </table:table-cell>
          <table:table-cell table:formula="of:=[.C182]/1" office:value-type="float" office:value="7469">
            <text:p>7469</text:p>
          </table:table-cell>
          <table:table-cell table:formula="of:=[.G$1]+[.E182]*([.G$2]+[.E182]*([.G$3]+[.G$4]*[.E182]))" office:value-type="float" office:value="7433.51084250211">
            <text:p>7433.511</text:p>
          </table:table-cell>
          <table:table-cell table:formula="of:=[.F182]-[.G182]" office:value-type="float" office:value="35.4891574978883">
            <text:p>35.489</text:p>
          </table:table-cell>
          <table:table-cell table:formula="of:=INT([.I$4]*[.E182]*([.J$3]/[.J$4])+[.I$3])" office:value-type="float" office:value="176698198">
            <text:p>176698198</text:p>
          </table:table-cell>
          <table:table-cell table:formula="of:=INT([.I182]*[.E182]*([.J$2]/[.J$3]))+[.I$2]" office:value-type="float" office:value="-4168909">
            <text:p>-4168909</text:p>
          </table:table-cell>
          <table:table-cell table:formula="of:=[.J182]*[.E182]*(1/[.J$2])+[.I$1]" office:value-type="float" office:value="7433.03554344177">
            <text:p>7433</text:p>
          </table:table-cell>
          <table:table-cell table:formula="of:=[.F182]-[.K182]" office:value-type="float" office:value="35.9644565582275">
            <text:p>36</text:p>
          </table:table-cell>
        </table:table-row>
        <table:table-row table:style-name="ro1">
          <table:table-cell office:value-type="string">
            <text:p><text:s text:c="3"/>178</text:p>
          </table:table-cell>
          <table:table-cell office:value-type="string">
            <text:p><text:s text:c="3"/>1036</text:p>
          </table:table-cell>
          <table:table-cell office:value-type="string">
            <text:p><text:s text:c="3"/>7453</text:p>
          </table:table-cell>
          <table:table-cell office:value-type="string">
            <text:p><text:s text:c="5"/>10</text:p>
          </table:table-cell>
          <table:table-cell table:formula="of:=[.B183]/1" office:value-type="float" office:value="1036">
            <text:p>1036</text:p>
          </table:table-cell>
          <table:table-cell table:formula="of:=[.C183]/1" office:value-type="float" office:value="7453">
            <text:p>7453</text:p>
          </table:table-cell>
          <table:table-cell table:formula="of:=[.G$1]+[.E183]*([.G$2]+[.E183]*([.G$3]+[.G$4]*[.E183]))" office:value-type="float" office:value="7417.86380743014">
            <text:p>7417.864</text:p>
          </table:table-cell>
          <table:table-cell table:formula="of:=[.F183]-[.G183]" office:value-type="float" office:value="35.1361925698639">
            <text:p>35.136</text:p>
          </table:table-cell>
          <table:table-cell table:formula="of:=INT([.I$4]*[.E183]*([.J$3]/[.J$4])+[.I$3])" office:value-type="float" office:value="176712031">
            <text:p>176712031</text:p>
          </table:table-cell>
          <table:table-cell table:formula="of:=INT([.I183]*[.E183]*([.J$2]/[.J$3]))+[.I$2]" office:value-type="float" office:value="-4164755">
            <text:p>-4164755</text:p>
          </table:table-cell>
          <table:table-cell table:formula="of:=[.J183]*[.E183]*(1/[.J$2])+[.I$1]" office:value-type="float" office:value="7417.38921356201">
            <text:p>7417</text:p>
          </table:table-cell>
          <table:table-cell table:formula="of:=[.F183]-[.K183]" office:value-type="float" office:value="35.6107864379883">
            <text:p>36</text:p>
          </table:table-cell>
        </table:table-row>
        <table:table-row table:style-name="ro1">
          <table:table-cell office:value-type="string">
            <text:p><text:s text:c="3"/>179</text:p>
          </table:table-cell>
          <table:table-cell office:value-type="string">
            <text:p><text:s text:c="3"/>1040</text:p>
          </table:table-cell>
          <table:table-cell office:value-type="string">
            <text:p><text:s text:c="3"/>7440</text:p>
          </table:table-cell>
          <table:table-cell office:value-type="string">
            <text:p><text:s text:c="5"/>11</text:p>
          </table:table-cell>
          <table:table-cell table:formula="of:=[.B184]/1" office:value-type="float" office:value="1040">
            <text:p>1040</text:p>
          </table:table-cell>
          <table:table-cell table:formula="of:=[.C184]/1" office:value-type="float" office:value="7440">
            <text:p>7440</text:p>
          </table:table-cell>
          <table:table-cell table:formula="of:=[.G$1]+[.E184]*([.G$2]+[.E184]*([.G$3]+[.G$4]*[.E184]))" office:value-type="float" office:value="7397.07699071746">
            <text:p>7397.077</text:p>
          </table:table-cell>
          <table:table-cell table:formula="of:=[.F184]-[.G184]" office:value-type="float" office:value="42.9230092825364">
            <text:p>42.923</text:p>
          </table:table-cell>
          <table:table-cell table:formula="of:=INT([.I$4]*[.E184]*([.J$3]/[.J$4])+[.I$3])" office:value-type="float" office:value="176730476">
            <text:p>176730476</text:p>
          </table:table-cell>
          <table:table-cell table:formula="of:=INT([.I184]*[.E184]*([.J$2]/[.J$3]))+[.I$2]" office:value-type="float" office:value="-4159216">
            <text:p>-4159216</text:p>
          </table:table-cell>
          <table:table-cell table:formula="of:=[.J184]*[.E184]*(1/[.J$2])+[.I$1]" office:value-type="float" office:value="7396.60205078125">
            <text:p>7397</text:p>
          </table:table-cell>
          <table:table-cell table:formula="of:=[.F184]-[.K184]" office:value-type="float" office:value="43.39794921875">
            <text:p>43</text:p>
          </table:table-cell>
        </table:table-row>
        <table:table-row table:style-name="ro1">
          <table:table-cell office:value-type="string">
            <text:p><text:s text:c="3"/>180</text:p>
          </table:table-cell>
          <table:table-cell office:value-type="string">
            <text:p><text:s text:c="3"/>1042</text:p>
          </table:table-cell>
          <table:table-cell office:value-type="string">
            <text:p><text:s text:c="3"/>7426</text:p>
          </table:table-cell>
          <table:table-cell office:value-type="string">
            <text:p><text:s text:c="5"/>10</text:p>
          </table:table-cell>
          <table:table-cell table:formula="of:=[.B185]/1" office:value-type="float" office:value="1042">
            <text:p>1042</text:p>
          </table:table-cell>
          <table:table-cell table:formula="of:=[.C185]/1" office:value-type="float" office:value="7426">
            <text:p>7426</text:p>
          </table:table-cell>
          <table:table-cell table:formula="of:=[.G$1]+[.E185]*([.G$2]+[.E185]*([.G$3]+[.G$4]*[.E185]))" office:value-type="float" office:value="7386.7161167722">
            <text:p>7386.716</text:p>
          </table:table-cell>
          <table:table-cell table:formula="of:=[.F185]-[.G185]" office:value-type="float" office:value="39.2838832278048">
            <text:p>39.284</text:p>
          </table:table-cell>
          <table:table-cell table:formula="of:=INT([.I$4]*[.E185]*([.J$3]/[.J$4])+[.I$3])" office:value-type="float" office:value="176739698">
            <text:p>176739698</text:p>
          </table:table-cell>
          <table:table-cell table:formula="of:=INT([.I185]*[.E185]*([.J$2]/[.J$3]))+[.I$2]" office:value-type="float" office:value="-4156446">
            <text:p>-4156446</text:p>
          </table:table-cell>
          <table:table-cell table:formula="of:=[.J185]*[.E185]*(1/[.J$2])+[.I$1]" office:value-type="float" office:value="7386.24115753174">
            <text:p>7386</text:p>
          </table:table-cell>
          <table:table-cell table:formula="of:=[.F185]-[.K185]" office:value-type="float" office:value="39.7588424682617">
            <text:p>40</text:p>
          </table:table-cell>
        </table:table-row>
        <table:table-row table:style-name="ro1">
          <table:table-cell office:value-type="string">
            <text:p><text:s text:c="3"/>181</text:p>
          </table:table-cell>
          <table:table-cell office:value-type="string">
            <text:p><text:s text:c="3"/>1044</text:p>
          </table:table-cell>
          <table:table-cell office:value-type="string">
            <text:p><text:s text:c="3"/>7408</text:p>
          </table:table-cell>
          <table:table-cell office:value-type="string">
            <text:p><text:s text:c="5"/>10</text:p>
          </table:table-cell>
          <table:table-cell table:formula="of:=[.B186]/1" office:value-type="float" office:value="1044">
            <text:p>1044</text:p>
          </table:table-cell>
          <table:table-cell table:formula="of:=[.C186]/1" office:value-type="float" office:value="7408">
            <text:p>7408</text:p>
          </table:table-cell>
          <table:table-cell table:formula="of:=[.G$1]+[.E186]*([.G$2]+[.E186]*([.G$3]+[.G$4]*[.E186]))" office:value-type="float" office:value="7376.37693672871">
            <text:p>7376.377</text:p>
          </table:table-cell>
          <table:table-cell table:formula="of:=[.F186]-[.G186]" office:value-type="float" office:value="31.6230632712941">
            <text:p>31.623</text:p>
          </table:table-cell>
          <table:table-cell table:formula="of:=INT([.I$4]*[.E186]*([.J$3]/[.J$4])+[.I$3])" office:value-type="float" office:value="176748920">
            <text:p>176748920</text:p>
          </table:table-cell>
          <table:table-cell table:formula="of:=INT([.I186]*[.E186]*([.J$2]/[.J$3]))+[.I$2]" office:value-type="float" office:value="-4153676">
            <text:p>-4153676</text:p>
          </table:table-cell>
          <table:table-cell table:formula="of:=[.J186]*[.E186]*(1/[.J$2])+[.I$1]" office:value-type="float" office:value="7375.90139770508">
            <text:p>7376</text:p>
          </table:table-cell>
          <table:table-cell table:formula="of:=[.F186]-[.K186]" office:value-type="float" office:value="32.0986022949219">
            <text:p>32</text:p>
          </table:table-cell>
        </table:table-row>
        <table:table-row table:style-name="ro1">
          <table:table-cell office:value-type="string">
            <text:p><text:s text:c="3"/>182</text:p>
          </table:table-cell>
          <table:table-cell office:value-type="string">
            <text:p><text:s text:c="3"/>1048</text:p>
          </table:table-cell>
          <table:table-cell office:value-type="string">
            <text:p><text:s text:c="3"/>7399</text:p>
          </table:table-cell>
          <table:table-cell office:value-type="string">
            <text:p><text:s text:c="5"/>12</text:p>
          </table:table-cell>
          <table:table-cell table:formula="of:=[.B187]/1" office:value-type="float" office:value="1048">
            <text:p>1048</text:p>
          </table:table-cell>
          <table:table-cell table:formula="of:=[.C187]/1" office:value-type="float" office:value="7399">
            <text:p>7399</text:p>
          </table:table-cell>
          <table:table-cell table:formula="of:=[.G$1]+[.E187]*([.G$2]+[.E187]*([.G$3]+[.G$4]*[.E187]))" office:value-type="float" office:value="7355.76367123027">
            <text:p>7355.764</text:p>
          </table:table-cell>
          <table:table-cell table:formula="of:=[.F187]-[.G187]" office:value-type="float" office:value="43.2363287697353">
            <text:p>43.236</text:p>
          </table:table-cell>
          <table:table-cell table:formula="of:=INT([.I$4]*[.E187]*([.J$3]/[.J$4])+[.I$3])" office:value-type="float" office:value="176767364">
            <text:p>176767364</text:p>
          </table:table-cell>
          <table:table-cell table:formula="of:=INT([.I187]*[.E187]*([.J$2]/[.J$3]))+[.I$2]" office:value-type="float" office:value="-4148134">
            <text:p>-4148134</text:p>
          </table:table-cell>
          <table:table-cell table:formula="of:=[.J187]*[.E187]*(1/[.J$2])+[.I$1]" office:value-type="float" office:value="7355.28927612305">
            <text:p>7355</text:p>
          </table:table-cell>
          <table:table-cell table:formula="of:=[.F187]-[.K187]" office:value-type="float" office:value="43.7107238769531">
            <text:p>44</text:p>
          </table:table-cell>
        </table:table-row>
        <table:table-row table:style-name="ro1">
          <table:table-cell office:value-type="string">
            <text:p><text:s text:c="3"/>183</text:p>
          </table:table-cell>
          <table:table-cell office:value-type="string">
            <text:p><text:s text:c="3"/>1050</text:p>
          </table:table-cell>
          <table:table-cell office:value-type="string">
            <text:p><text:s text:c="3"/>7391</text:p>
          </table:table-cell>
          <table:table-cell office:value-type="string">
            <text:p><text:s text:c="5"/>11</text:p>
          </table:table-cell>
          <table:table-cell table:formula="of:=[.B188]/1" office:value-type="float" office:value="1050">
            <text:p>1050</text:p>
          </table:table-cell>
          <table:table-cell table:formula="of:=[.C188]/1" office:value-type="float" office:value="7391">
            <text:p>7391</text:p>
          </table:table-cell>
          <table:table-cell table:formula="of:=[.G$1]+[.E188]*([.G$2]+[.E188]*([.G$3]+[.G$4]*[.E188]))" office:value-type="float" office:value="7345.48959221691">
            <text:p>7345.490</text:p>
          </table:table-cell>
          <table:table-cell table:formula="of:=[.F188]-[.G188]" office:value-type="float" office:value="45.5104077830874">
            <text:p>45.510</text:p>
          </table:table-cell>
          <table:table-cell table:formula="of:=INT([.I$4]*[.E188]*([.J$3]/[.J$4])+[.I$3])" office:value-type="float" office:value="176776586">
            <text:p>176776586</text:p>
          </table:table-cell>
          <table:table-cell table:formula="of:=INT([.I188]*[.E188]*([.J$2]/[.J$3]))+[.I$2]" office:value-type="float" office:value="-4145363">
            <text:p>-4145363</text:p>
          </table:table-cell>
          <table:table-cell table:formula="of:=[.J188]*[.E188]*(1/[.J$2])+[.I$1]" office:value-type="float" office:value="7345.0149269104">
            <text:p>7345</text:p>
          </table:table-cell>
          <table:table-cell table:formula="of:=[.F188]-[.K188]" office:value-type="float" office:value="45.9850730895996">
            <text:p>46</text:p>
          </table:table-cell>
        </table:table-row>
        <table:table-row table:style-name="ro1">
          <table:table-cell office:value-type="string">
            <text:p><text:s text:c="3"/>184</text:p>
          </table:table-cell>
          <table:table-cell office:value-type="string">
            <text:p><text:s text:c="3"/>1053</text:p>
          </table:table-cell>
          <table:table-cell office:value-type="string">
            <text:p><text:s text:c="3"/>7369</text:p>
          </table:table-cell>
          <table:table-cell office:value-type="string">
            <text:p><text:s text:c="5"/>11</text:p>
          </table:table-cell>
          <table:table-cell table:formula="of:=[.B189]/1" office:value-type="float" office:value="1053">
            <text:p>1053</text:p>
          </table:table-cell>
          <table:table-cell table:formula="of:=[.C189]/1" office:value-type="float" office:value="7369">
            <text:p>7369</text:p>
          </table:table-cell>
          <table:table-cell table:formula="of:=[.G$1]+[.E189]*([.G$2]+[.E189]*([.G$3]+[.G$4]*[.E189]))" office:value-type="float" office:value="7330.11917492522">
            <text:p>7330.119</text:p>
          </table:table-cell>
          <table:table-cell table:formula="of:=[.F189]-[.G189]" office:value-type="float" office:value="38.8808250747788">
            <text:p>38.881</text:p>
          </table:table-cell>
          <table:table-cell table:formula="of:=INT([.I$4]*[.E189]*([.J$3]/[.J$4])+[.I$3])" office:value-type="float" office:value="176790419">
            <text:p>176790419</text:p>
          </table:table-cell>
          <table:table-cell table:formula="of:=INT([.I189]*[.E189]*([.J$2]/[.J$3]))+[.I$2]" office:value-type="float" office:value="-4141206">
            <text:p>-4141206</text:p>
          </table:table-cell>
          <table:table-cell table:formula="of:=[.J189]*[.E189]*(1/[.J$2])+[.I$1]" office:value-type="float" office:value="7329.64404678345">
            <text:p>7330</text:p>
          </table:table-cell>
          <table:table-cell table:formula="of:=[.F189]-[.K189]" office:value-type="float" office:value="39.3559532165527">
            <text:p>39</text:p>
          </table:table-cell>
        </table:table-row>
        <table:table-row table:style-name="ro1">
          <table:table-cell office:value-type="string">
            <text:p><text:s text:c="3"/>185</text:p>
          </table:table-cell>
          <table:table-cell office:value-type="string">
            <text:p><text:s text:c="3"/>1056</text:p>
          </table:table-cell>
          <table:table-cell office:value-type="string">
            <text:p><text:s text:c="3"/>7358</text:p>
          </table:table-cell>
          <table:table-cell office:value-type="string">
            <text:p><text:s text:c="5"/>10</text:p>
          </table:table-cell>
          <table:table-cell table:formula="of:=[.B190]/1" office:value-type="float" office:value="1056">
            <text:p>1056</text:p>
          </table:table-cell>
          <table:table-cell table:formula="of:=[.C190]/1" office:value-type="float" office:value="7358">
            <text:p>7358</text:p>
          </table:table-cell>
          <table:table-cell table:formula="of:=[.G$1]+[.E190]*([.G$2]+[.E190]*([.G$3]+[.G$4]*[.E190]))" office:value-type="float" office:value="7314.79760876993">
            <text:p>7314.798</text:p>
          </table:table-cell>
          <table:table-cell table:formula="of:=[.F190]-[.G190]" office:value-type="float" office:value="43.2023912300665">
            <text:p>43.202</text:p>
          </table:table-cell>
          <table:table-cell table:formula="of:=INT([.I$4]*[.E190]*([.J$3]/[.J$4])+[.I$3])" office:value-type="float" office:value="176804253">
            <text:p>176804253</text:p>
          </table:table-cell>
          <table:table-cell table:formula="of:=INT([.I190]*[.E190]*([.J$2]/[.J$3]))+[.I$2]" office:value-type="float" office:value="-4137048">
            <text:p>-4137048</text:p>
          </table:table-cell>
          <table:table-cell table:formula="of:=[.J190]*[.E190]*(1/[.J$2])+[.I$1]" office:value-type="float" office:value="7314.32275390625">
            <text:p>7314</text:p>
          </table:table-cell>
          <table:table-cell table:formula="of:=[.F190]-[.K190]" office:value-type="float" office:value="43.67724609375">
            <text:p>44</text:p>
          </table:table-cell>
        </table:table-row>
        <table:table-row table:style-name="ro1">
          <table:table-cell office:value-type="string">
            <text:p><text:s text:c="3"/>186</text:p>
          </table:table-cell>
          <table:table-cell office:value-type="string">
            <text:p><text:s text:c="3"/>1058</text:p>
          </table:table-cell>
          <table:table-cell office:value-type="string">
            <text:p><text:s text:c="3"/>7346</text:p>
          </table:table-cell>
          <table:table-cell office:value-type="string">
            <text:p><text:s text:c="5"/>11</text:p>
          </table:table-cell>
          <table:table-cell table:formula="of:=[.B191]/1" office:value-type="float" office:value="1058">
            <text:p>1058</text:p>
          </table:table-cell>
          <table:table-cell table:formula="of:=[.C191]/1" office:value-type="float" office:value="7346">
            <text:p>7346</text:p>
          </table:table-cell>
          <table:table-cell table:formula="of:=[.G$1]+[.E191]*([.G$2]+[.E191]*([.G$3]+[.G$4]*[.E191]))" office:value-type="float" office:value="7304.6103762213">
            <text:p>7304.610</text:p>
          </table:table-cell>
          <table:table-cell table:formula="of:=[.F191]-[.G191]" office:value-type="float" office:value="41.3896237787012">
            <text:p>41.390</text:p>
          </table:table-cell>
          <table:table-cell table:formula="of:=INT([.I$4]*[.E191]*([.J$3]/[.J$4])+[.I$3])" office:value-type="float" office:value="176813475">
            <text:p>176813475</text:p>
          </table:table-cell>
          <table:table-cell table:formula="of:=INT([.I191]*[.E191]*([.J$2]/[.J$3]))+[.I$2]" office:value-type="float" office:value="-4134276">
            <text:p>-4134276</text:p>
          </table:table-cell>
          <table:table-cell table:formula="of:=[.J191]*[.E191]*(1/[.J$2])+[.I$1]" office:value-type="float" office:value="7304.13499450684">
            <text:p>7304</text:p>
          </table:table-cell>
          <table:table-cell table:formula="of:=[.F191]-[.K191]" office:value-type="float" office:value="41.8650054931641">
            <text:p>42</text:p>
          </table:table-cell>
        </table:table-row>
        <table:table-row table:style-name="ro1">
          <table:table-cell office:value-type="string">
            <text:p><text:s text:c="3"/>187</text:p>
          </table:table-cell>
          <table:table-cell office:value-type="string">
            <text:p><text:s text:c="3"/>1061</text:p>
          </table:table-cell>
          <table:table-cell office:value-type="string">
            <text:p><text:s text:c="3"/>7335</text:p>
          </table:table-cell>
          <table:table-cell office:value-type="string">
            <text:p><text:s text:c="5"/>10</text:p>
          </table:table-cell>
          <table:table-cell table:formula="of:=[.B192]/1" office:value-type="float" office:value="1061">
            <text:p>1061</text:p>
          </table:table-cell>
          <table:table-cell table:formula="of:=[.C192]/1" office:value-type="float" office:value="7335">
            <text:p>7335</text:p>
          </table:table-cell>
          <table:table-cell table:formula="of:=[.G$1]+[.E192]*([.G$2]+[.E192]*([.G$3]+[.G$4]*[.E192]))" office:value-type="float" office:value="7289.37025278268">
            <text:p>7289.370</text:p>
          </table:table-cell>
          <table:table-cell table:formula="of:=[.F192]-[.G192]" office:value-type="float" office:value="45.6297472173192">
            <text:p>45.630</text:p>
          </table:table-cell>
          <table:table-cell table:formula="of:=INT([.I$4]*[.E192]*([.J$3]/[.J$4])+[.I$3])" office:value-type="float" office:value="176827308">
            <text:p>176827308</text:p>
          </table:table-cell>
          <table:table-cell table:formula="of:=INT([.I192]*[.E192]*([.J$2]/[.J$3]))+[.I$2]" office:value-type="float" office:value="-4130117">
            <text:p>-4130117</text:p>
          </table:table-cell>
          <table:table-cell table:formula="of:=[.J192]*[.E192]*(1/[.J$2])+[.I$1]" office:value-type="float" office:value="7288.89503288269">
            <text:p>7289</text:p>
          </table:table-cell>
          <table:table-cell table:formula="of:=[.F192]-[.K192]" office:value-type="float" office:value="46.1049671173096">
            <text:p>46</text:p>
          </table:table-cell>
        </table:table-row>
        <table:table-row table:style-name="ro1">
          <table:table-cell office:value-type="string">
            <text:p><text:s text:c="3"/>188</text:p>
          </table:table-cell>
          <table:table-cell office:value-type="string">
            <text:p><text:s text:c="3"/>1065</text:p>
          </table:table-cell>
          <table:table-cell office:value-type="string">
            <text:p><text:s text:c="3"/>7319</text:p>
          </table:table-cell>
          <table:table-cell office:value-type="string">
            <text:p><text:s text:c="6"/>9</text:p>
          </table:table-cell>
          <table:table-cell table:formula="of:=[.B193]/1" office:value-type="float" office:value="1065">
            <text:p>1065</text:p>
          </table:table-cell>
          <table:table-cell table:formula="of:=[.C193]/1" office:value-type="float" office:value="7319">
            <text:p>7319</text:p>
          </table:table-cell>
          <table:table-cell table:formula="of:=[.G$1]+[.E193]*([.G$2]+[.E193]*([.G$3]+[.G$4]*[.E193]))" office:value-type="float" office:value="7269.12612582449">
            <text:p>7269.126</text:p>
          </table:table-cell>
          <table:table-cell table:formula="of:=[.F193]-[.G193]" office:value-type="float" office:value="49.8738741755133">
            <text:p>49.874</text:p>
          </table:table-cell>
          <table:table-cell table:formula="of:=INT([.I$4]*[.E193]*([.J$3]/[.J$4])+[.I$3])" office:value-type="float" office:value="176845752">
            <text:p>176845752</text:p>
          </table:table-cell>
          <table:table-cell table:formula="of:=INT([.I193]*[.E193]*([.J$2]/[.J$3]))+[.I$2]" office:value-type="float" office:value="-4124571">
            <text:p>-4124571</text:p>
          </table:table-cell>
          <table:table-cell table:formula="of:=[.J193]*[.E193]*(1/[.J$2])+[.I$1]" office:value-type="float" office:value="7268.65047645569">
            <text:p>7269</text:p>
          </table:table-cell>
          <table:table-cell table:formula="of:=[.F193]-[.K193]" office:value-type="float" office:value="50.3495235443115">
            <text:p>50</text:p>
          </table:table-cell>
        </table:table-row>
        <table:table-row table:style-name="ro1">
          <table:table-cell office:value-type="string">
            <text:p><text:s text:c="3"/>189</text:p>
          </table:table-cell>
          <table:table-cell office:value-type="string">
            <text:p><text:s text:c="3"/>1066</text:p>
          </table:table-cell>
          <table:table-cell office:value-type="string">
            <text:p><text:s text:c="3"/>7308</text:p>
          </table:table-cell>
          <table:table-cell office:value-type="string">
            <text:p><text:s text:c="5"/>12</text:p>
          </table:table-cell>
          <table:table-cell table:formula="of:=[.B194]/1" office:value-type="float" office:value="1066">
            <text:p>1066</text:p>
          </table:table-cell>
          <table:table-cell table:formula="of:=[.C194]/1" office:value-type="float" office:value="7308">
            <text:p>7308</text:p>
          </table:table-cell>
          <table:table-cell table:formula="of:=[.G$1]+[.E194]*([.G$2]+[.E194]*([.G$3]+[.G$4]*[.E194]))" office:value-type="float" office:value="7264.07867491655">
            <text:p>7264.079</text:p>
          </table:table-cell>
          <table:table-cell table:formula="of:=[.F194]-[.G194]" office:value-type="float" office:value="43.9213250834509">
            <text:p>43.921</text:p>
          </table:table-cell>
          <table:table-cell table:formula="of:=INT([.I$4]*[.E194]*([.J$3]/[.J$4])+[.I$3])" office:value-type="float" office:value="176850363">
            <text:p>176850363</text:p>
          </table:table-cell>
          <table:table-cell table:formula="of:=INT([.I194]*[.E194]*([.J$2]/[.J$3]))+[.I$2]" office:value-type="float" office:value="-4123184">
            <text:p>-4123184</text:p>
          </table:table-cell>
          <table:table-cell table:formula="of:=[.J194]*[.E194]*(1/[.J$2])+[.I$1]" office:value-type="float" office:value="7263.60357666016">
            <text:p>7264</text:p>
          </table:table-cell>
          <table:table-cell table:formula="of:=[.F194]-[.K194]" office:value-type="float" office:value="44.3964233398438">
            <text:p>44</text:p>
          </table:table-cell>
        </table:table-row>
        <table:table-row table:style-name="ro1">
          <table:table-cell office:value-type="string">
            <text:p><text:s text:c="3"/>190</text:p>
          </table:table-cell>
          <table:table-cell office:value-type="string">
            <text:p><text:s text:c="3"/>1069</text:p>
          </table:table-cell>
          <table:table-cell office:value-type="string">
            <text:p><text:s text:c="3"/>7293</text:p>
          </table:table-cell>
          <table:table-cell office:value-type="string">
            <text:p><text:s text:c="5"/>10</text:p>
          </table:table-cell>
          <table:table-cell table:formula="of:=[.B195]/1" office:value-type="float" office:value="1069">
            <text:p>1069</text:p>
          </table:table-cell>
          <table:table-cell table:formula="of:=[.C195]/1" office:value-type="float" office:value="7293">
            <text:p>7293</text:p>
          </table:table-cell>
          <table:table-cell table:formula="of:=[.G$1]+[.E195]*([.G$2]+[.E195]*([.G$3]+[.G$4]*[.E195]))" office:value-type="float" office:value="7248.96892263021">
            <text:p>7248.969</text:p>
          </table:table-cell>
          <table:table-cell table:formula="of:=[.F195]-[.G195]" office:value-type="float" office:value="44.0310773697929">
            <text:p>44.031</text:p>
          </table:table-cell>
          <table:table-cell table:formula="of:=INT([.I$4]*[.E195]*([.J$3]/[.J$4])+[.I$3])" office:value-type="float" office:value="176864196">
            <text:p>176864196</text:p>
          </table:table-cell>
          <table:table-cell table:formula="of:=INT([.I195]*[.E195]*([.J$2]/[.J$3]))+[.I$2]" office:value-type="float" office:value="-4119023">
            <text:p>-4119023</text:p>
          </table:table-cell>
          <table:table-cell table:formula="of:=[.J195]*[.E195]*(1/[.J$2])+[.I$1]" office:value-type="float" office:value="7248.4946231842">
            <text:p>7248</text:p>
          </table:table-cell>
          <table:table-cell table:formula="of:=[.F195]-[.K195]" office:value-type="float" office:value="44.5053768157959">
            <text:p>45</text:p>
          </table:table-cell>
        </table:table-row>
        <table:table-row table:style-name="ro1">
          <table:table-cell office:value-type="string">
            <text:p><text:s text:c="3"/>191</text:p>
          </table:table-cell>
          <table:table-cell office:value-type="string">
            <text:p><text:s text:c="3"/>1073</text:p>
          </table:table-cell>
          <table:table-cell office:value-type="string">
            <text:p><text:s text:c="3"/>7274</text:p>
          </table:table-cell>
          <table:table-cell office:value-type="string">
            <text:p><text:s text:c="5"/>10</text:p>
          </table:table-cell>
          <table:table-cell table:formula="of:=[.B196]/1" office:value-type="float" office:value="1073">
            <text:p>1073</text:p>
          </table:table-cell>
          <table:table-cell table:formula="of:=[.C196]/1" office:value-type="float" office:value="7274">
            <text:p>7274</text:p>
          </table:table-cell>
          <table:table-cell table:formula="of:=[.G$1]+[.E196]*([.G$2]+[.E196]*([.G$3]+[.G$4]*[.E196]))" office:value-type="float" office:value="7228.89866896625">
            <text:p>7228.899</text:p>
          </table:table-cell>
          <table:table-cell table:formula="of:=[.F196]-[.G196]" office:value-type="float" office:value="45.1013310337548">
            <text:p>45.101</text:p>
          </table:table-cell>
          <table:table-cell table:formula="of:=INT([.I$4]*[.E196]*([.J$3]/[.J$4])+[.I$3])" office:value-type="float" office:value="176882641">
            <text:p>176882641</text:p>
          </table:table-cell>
          <table:table-cell table:formula="of:=INT([.I196]*[.E196]*([.J$2]/[.J$3]))+[.I$2]" office:value-type="float" office:value="-4113475">
            <text:p>-4113475</text:p>
          </table:table-cell>
          <table:table-cell table:formula="of:=[.J196]*[.E196]*(1/[.J$2])+[.I$1]" office:value-type="float" office:value="7228.42342567444">
            <text:p>7228</text:p>
          </table:table-cell>
          <table:table-cell table:formula="of:=[.F196]-[.K196]" office:value-type="float" office:value="45.5765743255615">
            <text:p>46</text:p>
          </table:table-cell>
        </table:table-row>
        <table:table-row table:style-name="ro1">
          <table:table-cell office:value-type="string">
            <text:p><text:s text:c="3"/>192</text:p>
          </table:table-cell>
          <table:table-cell office:value-type="string">
            <text:p><text:s text:c="3"/>1075</text:p>
          </table:table-cell>
          <table:table-cell office:value-type="string">
            <text:p><text:s text:c="3"/>7266</text:p>
          </table:table-cell>
          <table:table-cell office:value-type="string">
            <text:p><text:s text:c="5"/>10</text:p>
          </table:table-cell>
          <table:table-cell table:formula="of:=[.B197]/1" office:value-type="float" office:value="1075">
            <text:p>1075</text:p>
          </table:table-cell>
          <table:table-cell table:formula="of:=[.C197]/1" office:value-type="float" office:value="7266">
            <text:p>7266</text:p>
          </table:table-cell>
          <table:table-cell table:formula="of:=[.G$1]+[.E197]*([.G$2]+[.E197]*([.G$3]+[.G$4]*[.E197]))" office:value-type="float" office:value="7218.89615626013">
            <text:p>7218.896</text:p>
          </table:table-cell>
          <table:table-cell table:formula="of:=[.F197]-[.G197]" office:value-type="float" office:value="47.1038437398674">
            <text:p>47.104</text:p>
          </table:table-cell>
          <table:table-cell table:formula="of:=INT([.I$4]*[.E197]*([.J$3]/[.J$4])+[.I$3])" office:value-type="float" office:value="176891863">
            <text:p>176891863</text:p>
          </table:table-cell>
          <table:table-cell table:formula="of:=INT([.I197]*[.E197]*([.J$2]/[.J$3]))+[.I$2]" office:value-type="float" office:value="-4110700">
            <text:p>-4110700</text:p>
          </table:table-cell>
          <table:table-cell table:formula="of:=[.J197]*[.E197]*(1/[.J$2])+[.I$1]" office:value-type="float" office:value="7218.42162322998">
            <text:p>7218</text:p>
          </table:table-cell>
          <table:table-cell table:formula="of:=[.F197]-[.K197]" office:value-type="float" office:value="47.5783767700195">
            <text:p>48</text:p>
          </table:table-cell>
        </table:table-row>
        <table:table-row table:style-name="ro1">
          <table:table-cell office:value-type="string">
            <text:p><text:s text:c="3"/>193</text:p>
          </table:table-cell>
          <table:table-cell office:value-type="string">
            <text:p><text:s text:c="3"/>1077</text:p>
          </table:table-cell>
          <table:table-cell office:value-type="string">
            <text:p><text:s text:c="3"/>7254</text:p>
          </table:table-cell>
          <table:table-cell office:value-type="string">
            <text:p><text:s text:c="6"/>9</text:p>
          </table:table-cell>
          <table:table-cell table:formula="of:=[.B198]/1" office:value-type="float" office:value="1077">
            <text:p>1077</text:p>
          </table:table-cell>
          <table:table-cell table:formula="of:=[.C198]/1" office:value-type="float" office:value="7254">
            <text:p>7254</text:p>
          </table:table-cell>
          <table:table-cell table:formula="of:=[.G$1]+[.E198]*([.G$2]+[.E198]*([.G$3]+[.G$4]*[.E198]))" office:value-type="float" office:value="7208.915390599">
            <text:p>7208.915</text:p>
          </table:table-cell>
          <table:table-cell table:formula="of:=[.F198]-[.G198]" office:value-type="float" office:value="45.0846094010012">
            <text:p>45.085</text:p>
          </table:table-cell>
          <table:table-cell table:formula="of:=INT([.I$4]*[.E198]*([.J$3]/[.J$4])+[.I$3])" office:value-type="float" office:value="176901085">
            <text:p>176901085</text:p>
          </table:table-cell>
          <table:table-cell table:formula="of:=INT([.I198]*[.E198]*([.J$2]/[.J$3]))+[.I$2]" office:value-type="float" office:value="-4107925">
            <text:p>-4107925</text:p>
          </table:table-cell>
          <table:table-cell table:formula="of:=[.J198]*[.E198]*(1/[.J$2])+[.I$1]" office:value-type="float" office:value="7208.44099235535">
            <text:p>7208</text:p>
          </table:table-cell>
          <table:table-cell table:formula="of:=[.F198]-[.K198]" office:value-type="float" office:value="45.5590076446533">
            <text:p>46</text:p>
          </table:table-cell>
        </table:table-row>
        <table:table-row table:style-name="ro1">
          <table:table-cell office:value-type="string">
            <text:p><text:s text:c="3"/>194</text:p>
          </table:table-cell>
          <table:table-cell office:value-type="string">
            <text:p><text:s text:c="3"/>1081</text:p>
          </table:table-cell>
          <table:table-cell office:value-type="string">
            <text:p><text:s text:c="3"/>7239</text:p>
          </table:table-cell>
          <table:table-cell office:value-type="string">
            <text:p><text:s text:c="5"/>10</text:p>
          </table:table-cell>
          <table:table-cell table:formula="of:=[.B199]/1" office:value-type="float" office:value="1081">
            <text:p>1081</text:p>
          </table:table-cell>
          <table:table-cell table:formula="of:=[.C199]/1" office:value-type="float" office:value="7239">
            <text:p>7239</text:p>
          </table:table-cell>
          <table:table-cell table:formula="of:=[.G$1]+[.E199]*([.G$2]+[.E199]*([.G$3]+[.G$4]*[.E199]))" office:value-type="float" office:value="7189.01911329487">
            <text:p>7189.019</text:p>
          </table:table-cell>
          <table:table-cell table:formula="of:=[.F199]-[.G199]" office:value-type="float" office:value="49.9808867051288">
            <text:p>49.981</text:p>
          </table:table-cell>
          <table:table-cell table:formula="of:=INT([.I$4]*[.E199]*([.J$3]/[.J$4])+[.I$3])" office:value-type="float" office:value="176919529">
            <text:p>176919529</text:p>
          </table:table-cell>
          <table:table-cell table:formula="of:=INT([.I199]*[.E199]*([.J$2]/[.J$3]))+[.I$2]" office:value-type="float" office:value="-4102375">
            <text:p>-4102375</text:p>
          </table:table-cell>
          <table:table-cell table:formula="of:=[.J199]*[.E199]*(1/[.J$2])+[.I$1]" office:value-type="float" office:value="7188.54324531555">
            <text:p>7189</text:p>
          </table:table-cell>
          <table:table-cell table:formula="of:=[.F199]-[.K199]" office:value-type="float" office:value="50.4567546844482">
            <text:p>50</text:p>
          </table:table-cell>
        </table:table-row>
        <table:table-row table:style-name="ro1">
          <table:table-cell office:value-type="string">
            <text:p><text:s text:c="3"/>195</text:p>
          </table:table-cell>
          <table:table-cell office:value-type="string">
            <text:p><text:s text:c="3"/>1083</text:p>
          </table:table-cell>
          <table:table-cell office:value-type="string">
            <text:p><text:s text:c="3"/>7224</text:p>
          </table:table-cell>
          <table:table-cell office:value-type="string">
            <text:p><text:s text:c="5"/>10</text:p>
          </table:table-cell>
          <table:table-cell table:formula="of:=[.B200]/1" office:value-type="float" office:value="1083">
            <text:p>1083</text:p>
          </table:table-cell>
          <table:table-cell table:formula="of:=[.C200]/1" office:value-type="float" office:value="7224">
            <text:p>7224</text:p>
          </table:table-cell>
          <table:table-cell table:formula="of:=[.G$1]+[.E200]*([.G$2]+[.E200]*([.G$3]+[.G$4]*[.E200]))" office:value-type="float" office:value="7179.10360809348">
            <text:p>7179.104</text:p>
          </table:table-cell>
          <table:table-cell table:formula="of:=[.F200]-[.G200]" office:value-type="float" office:value="44.8963919065245">
            <text:p>44.896</text:p>
          </table:table-cell>
          <table:table-cell table:formula="of:=INT([.I$4]*[.E200]*([.J$3]/[.J$4])+[.I$3])" office:value-type="float" office:value="176928751">
            <text:p>176928751</text:p>
          </table:table-cell>
          <table:table-cell table:formula="of:=INT([.I200]*[.E200]*([.J$2]/[.J$3]))+[.I$2]" office:value-type="float" office:value="-4099599">
            <text:p>-4099599</text:p>
          </table:table-cell>
          <table:table-cell table:formula="of:=[.J200]*[.E200]*(1/[.J$2])+[.I$1]" office:value-type="float" office:value="7178.62819480896">
            <text:p>7179</text:p>
          </table:table-cell>
          <table:table-cell table:formula="of:=[.F200]-[.K200]" office:value-type="float" office:value="45.37180519104">
            <text:p>45</text:p>
          </table:table-cell>
        </table:table-row>
        <table:table-row table:style-name="ro1">
          <table:table-cell office:value-type="string">
            <text:p><text:s text:c="3"/>196</text:p>
          </table:table-cell>
          <table:table-cell office:value-type="string">
            <text:p><text:s text:c="3"/>1085</text:p>
          </table:table-cell>
          <table:table-cell office:value-type="string">
            <text:p><text:s text:c="3"/>7217</text:p>
          </table:table-cell>
          <table:table-cell office:value-type="string">
            <text:p><text:s text:c="6"/>9</text:p>
          </table:table-cell>
          <table:table-cell table:formula="of:=[.B201]/1" office:value-type="float" office:value="1085">
            <text:p>1085</text:p>
          </table:table-cell>
          <table:table-cell table:formula="of:=[.C201]/1" office:value-type="float" office:value="7217">
            <text:p>7217</text:p>
          </table:table-cell>
          <table:table-cell table:formula="of:=[.G$1]+[.E201]*([.G$2]+[.E201]*([.G$3]+[.G$4]*[.E201]))" office:value-type="float" office:value="7169.20986282026">
            <text:p>7169.210</text:p>
          </table:table-cell>
          <table:table-cell table:formula="of:=[.F201]-[.G201]" office:value-type="float" office:value="47.7901371797398">
            <text:p>47.790</text:p>
          </table:table-cell>
          <table:table-cell table:formula="of:=INT([.I$4]*[.E201]*([.J$3]/[.J$4])+[.I$3])" office:value-type="float" office:value="176937973">
            <text:p>176937973</text:p>
          </table:table-cell>
          <table:table-cell table:formula="of:=INT([.I201]*[.E201]*([.J$2]/[.J$3]))+[.I$2]" office:value-type="float" office:value="-4096823">
            <text:p>-4096823</text:p>
          </table:table-cell>
          <table:table-cell table:formula="of:=[.J201]*[.E201]*(1/[.J$2])+[.I$1]" office:value-type="float" office:value="7168.73432350159">
            <text:p>7169</text:p>
          </table:table-cell>
          <table:table-cell table:formula="of:=[.F201]-[.K201]" office:value-type="float" office:value="48.2656764984131">
            <text:p>48</text:p>
          </table:table-cell>
        </table:table-row>
        <table:table-row table:style-name="ro1">
          <table:table-cell office:value-type="string">
            <text:p><text:s text:c="3"/>197</text:p>
          </table:table-cell>
          <table:table-cell office:value-type="string">
            <text:p><text:s text:c="3"/>1089</text:p>
          </table:table-cell>
          <table:table-cell office:value-type="string">
            <text:p><text:s text:c="3"/>7201</text:p>
          </table:table-cell>
          <table:table-cell office:value-type="string">
            <text:p><text:s text:c="6"/>9</text:p>
          </table:table-cell>
          <table:table-cell table:formula="of:=[.B202]/1" office:value-type="float" office:value="1089">
            <text:p>1089</text:p>
          </table:table-cell>
          <table:table-cell table:formula="of:=[.C202]/1" office:value-type="float" office:value="7201">
            <text:p>7201</text:p>
          </table:table-cell>
          <table:table-cell table:formula="of:=[.G$1]+[.E202]*([.G$2]+[.E202]*([.G$3]+[.G$4]*[.E202]))" office:value-type="float" office:value="7149.48766494156">
            <text:p>7149.488</text:p>
          </table:table-cell>
          <table:table-cell table:formula="of:=[.F202]-[.G202]" office:value-type="float" office:value="51.5123350584363">
            <text:p>51.512</text:p>
          </table:table-cell>
          <table:table-cell table:formula="of:=INT([.I$4]*[.E202]*([.J$3]/[.J$4])+[.I$3])" office:value-type="float" office:value="176956418">
            <text:p>176956418</text:p>
          </table:table-cell>
          <table:table-cell table:formula="of:=INT([.I202]*[.E202]*([.J$2]/[.J$3]))+[.I$2]" office:value-type="float" office:value="-4091270">
            <text:p>-4091270</text:p>
          </table:table-cell>
          <table:table-cell table:formula="of:=[.J202]*[.E202]*(1/[.J$2])+[.I$1]" office:value-type="float" office:value="7149.01219558716">
            <text:p>7149</text:p>
          </table:table-cell>
          <table:table-cell table:formula="of:=[.F202]-[.K202]" office:value-type="float" office:value="51.9878044128418">
            <text:p>52</text:p>
          </table:table-cell>
        </table:table-row>
        <table:table-row table:style-name="ro1">
          <table:table-cell office:value-type="string">
            <text:p><text:s text:c="3"/>198</text:p>
          </table:table-cell>
          <table:table-cell office:value-type="string">
            <text:p><text:s text:c="3"/>1091</text:p>
          </table:table-cell>
          <table:table-cell office:value-type="string">
            <text:p><text:s text:c="3"/>7178</text:p>
          </table:table-cell>
          <table:table-cell office:value-type="string">
            <text:p><text:s text:c="6"/>9</text:p>
          </table:table-cell>
          <table:table-cell table:formula="of:=[.B203]/1" office:value-type="float" office:value="1091">
            <text:p>1091</text:p>
          </table:table-cell>
          <table:table-cell table:formula="of:=[.C203]/1" office:value-type="float" office:value="7178">
            <text:p>7178</text:p>
          </table:table-cell>
          <table:table-cell table:formula="of:=[.G$1]+[.E203]*([.G$2]+[.E203]*([.G$3]+[.G$4]*[.E203]))" office:value-type="float" office:value="7139.65921877768">
            <text:p>7139.659</text:p>
          </table:table-cell>
          <table:table-cell table:formula="of:=[.F203]-[.G203]" office:value-type="float" office:value="38.3407812223159">
            <text:p>38.341</text:p>
          </table:table-cell>
          <table:table-cell table:formula="of:=INT([.I$4]*[.E203]*([.J$3]/[.J$4])+[.I$3])" office:value-type="float" office:value="176965640">
            <text:p>176965640</text:p>
          </table:table-cell>
          <table:table-cell table:formula="of:=INT([.I203]*[.E203]*([.J$2]/[.J$3]))+[.I$2]" office:value-type="float" office:value="-4088493">
            <text:p>-4088493</text:p>
          </table:table-cell>
          <table:table-cell table:formula="of:=[.J203]*[.E203]*(1/[.J$2])+[.I$1]" office:value-type="float" office:value="7139.1839466095">
            <text:p>7139</text:p>
          </table:table-cell>
          <table:table-cell table:formula="of:=[.F203]-[.K203]" office:value-type="float" office:value="38.8160533905029">
            <text:p>39</text:p>
          </table:table-cell>
        </table:table-row>
        <table:table-row table:style-name="ro1">
          <table:table-cell office:value-type="string">
            <text:p><text:s text:c="3"/>199</text:p>
          </table:table-cell>
          <table:table-cell office:value-type="string">
            <text:p><text:s text:c="3"/>1094</text:p>
          </table:table-cell>
          <table:table-cell office:value-type="string">
            <text:p><text:s text:c="3"/>7175</text:p>
          </table:table-cell>
          <table:table-cell office:value-type="string">
            <text:p><text:s text:c="6"/>9</text:p>
          </table:table-cell>
          <table:table-cell table:formula="of:=[.B204]/1" office:value-type="float" office:value="1094">
            <text:p>1094</text:p>
          </table:table-cell>
          <table:table-cell table:formula="of:=[.C204]/1" office:value-type="float" office:value="7175">
            <text:p>7175</text:p>
          </table:table-cell>
          <table:table-cell table:formula="of:=[.G$1]+[.E204]*([.G$2]+[.E204]*([.G$3]+[.G$4]*[.E204]))" office:value-type="float" office:value="7124.9573745597">
            <text:p>7124.957</text:p>
          </table:table-cell>
          <table:table-cell table:formula="of:=[.F204]-[.G204]" office:value-type="float" office:value="50.0426254402973">
            <text:p>50.043</text:p>
          </table:table-cell>
          <table:table-cell table:formula="of:=INT([.I$4]*[.E204]*([.J$3]/[.J$4])+[.I$3])" office:value-type="float" office:value="176979473">
            <text:p>176979473</text:p>
          </table:table-cell>
          <table:table-cell table:formula="of:=INT([.I204]*[.E204]*([.J$2]/[.J$3]))+[.I$2]" office:value-type="float" office:value="-4084327">
            <text:p>-4084327</text:p>
          </table:table-cell>
          <table:table-cell table:formula="of:=[.J204]*[.E204]*(1/[.J$2])+[.I$1]" office:value-type="float" office:value="7124.48234176636">
            <text:p>7124</text:p>
          </table:table-cell>
          <table:table-cell table:formula="of:=[.F204]-[.K204]" office:value-type="float" office:value="50.5176582336426">
            <text:p>51</text:p>
          </table:table-cell>
        </table:table-row>
        <table:table-row table:style-name="ro1">
          <table:table-cell office:value-type="string">
            <text:p><text:s text:c="3"/>200</text:p>
          </table:table-cell>
          <table:table-cell office:value-type="string">
            <text:p><text:s text:c="3"/>1097</text:p>
          </table:table-cell>
          <table:table-cell office:value-type="string">
            <text:p><text:s text:c="3"/>7161</text:p>
          </table:table-cell>
          <table:table-cell office:value-type="string">
            <text:p><text:s text:c="6"/>9</text:p>
          </table:table-cell>
          <table:table-cell table:formula="of:=[.B205]/1" office:value-type="float" office:value="1097">
            <text:p>1097</text:p>
          </table:table-cell>
          <table:table-cell table:formula="of:=[.C205]/1" office:value-type="float" office:value="7161">
            <text:p>7161</text:p>
          </table:table-cell>
          <table:table-cell table:formula="of:=[.G$1]+[.E205]*([.G$2]+[.E205]*([.G$3]+[.G$4]*[.E205]))" office:value-type="float" office:value="7110.30453003752">
            <text:p>7110.305</text:p>
          </table:table-cell>
          <table:table-cell table:formula="of:=[.F205]-[.G205]" office:value-type="float" office:value="50.6954699624766">
            <text:p>50.695</text:p>
          </table:table-cell>
          <table:table-cell table:formula="of:=INT([.I$4]*[.E205]*([.J$3]/[.J$4])+[.I$3])" office:value-type="float" office:value="176993306">
            <text:p>176993306</text:p>
          </table:table-cell>
          <table:table-cell table:formula="of:=INT([.I205]*[.E205]*([.J$2]/[.J$3]))+[.I$2]" office:value-type="float" office:value="-4080161">
            <text:p>-4080161</text:p>
          </table:table-cell>
          <table:table-cell table:formula="of:=[.J205]*[.E205]*(1/[.J$2])+[.I$1]" office:value-type="float" office:value="7109.82841300964">
            <text:p>7110</text:p>
          </table:table-cell>
          <table:table-cell table:formula="of:=[.F205]-[.K205]" office:value-type="float" office:value="51.1715869903564">
            <text:p>51</text:p>
          </table:table-cell>
        </table:table-row>
        <table:table-row table:style-name="ro1">
          <table:table-cell office:value-type="string">
            <text:p><text:s text:c="3"/>201</text:p>
          </table:table-cell>
          <table:table-cell office:value-type="string">
            <text:p><text:s text:c="3"/>1100</text:p>
          </table:table-cell>
          <table:table-cell office:value-type="string">
            <text:p><text:s text:c="3"/>7148</text:p>
          </table:table-cell>
          <table:table-cell office:value-type="string">
            <text:p><text:s text:c="6"/>7</text:p>
          </table:table-cell>
          <table:table-cell table:formula="of:=[.B206]/1" office:value-type="float" office:value="1100">
            <text:p>1100</text:p>
          </table:table-cell>
          <table:table-cell table:formula="of:=[.C206]/1" office:value-type="float" office:value="7148">
            <text:p>7148</text:p>
          </table:table-cell>
          <table:table-cell table:formula="of:=[.G$1]+[.E206]*([.G$2]+[.E206]*([.G$3]+[.G$4]*[.E206]))" office:value-type="float" office:value="7095.70069608135">
            <text:p>7095.701</text:p>
          </table:table-cell>
          <table:table-cell table:formula="of:=[.F206]-[.G206]" office:value-type="float" office:value="52.2993039186531">
            <text:p>52.299</text:p>
          </table:table-cell>
          <table:table-cell table:formula="of:=INT([.I$4]*[.E206]*([.J$3]/[.J$4])+[.I$3])" office:value-type="float" office:value="177007139">
            <text:p>177007139</text:p>
          </table:table-cell>
          <table:table-cell table:formula="of:=INT([.I206]*[.E206]*([.J$2]/[.J$3]))+[.I$2]" office:value-type="float" office:value="-4075993">
            <text:p>-4075993</text:p>
          </table:table-cell>
          <table:table-cell table:formula="of:=[.J206]*[.E206]*(1/[.J$2])+[.I$1]" office:value-type="float" office:value="7095.22635650635">
            <text:p>7095</text:p>
          </table:table-cell>
          <table:table-cell table:formula="of:=[.F206]-[.K206]" office:value-type="float" office:value="52.7736434936523">
            <text:p>53</text:p>
          </table:table-cell>
        </table:table-row>
        <table:table-row table:style-name="ro1">
          <table:table-cell office:value-type="string">
            <text:p><text:s text:c="3"/>202</text:p>
          </table:table-cell>
          <table:table-cell office:value-type="string">
            <text:p><text:s text:c="3"/>1102</text:p>
          </table:table-cell>
          <table:table-cell office:value-type="string">
            <text:p><text:s text:c="3"/>7134</text:p>
          </table:table-cell>
          <table:table-cell office:value-type="string">
            <text:p><text:s text:c="6"/>9</text:p>
          </table:table-cell>
          <table:table-cell table:formula="of:=[.B207]/1" office:value-type="float" office:value="1102">
            <text:p>1102</text:p>
          </table:table-cell>
          <table:table-cell table:formula="of:=[.C207]/1" office:value-type="float" office:value="7134">
            <text:p>7134</text:p>
          </table:table-cell>
          <table:table-cell table:formula="of:=[.G$1]+[.E207]*([.G$2]+[.E207]*([.G$3]+[.G$4]*[.E207]))" office:value-type="float" office:value="7085.99204023745">
            <text:p>7085.992</text:p>
          </table:table-cell>
          <table:table-cell table:formula="of:=[.F207]-[.G207]" office:value-type="float" office:value="48.0079597625481">
            <text:p>48.008</text:p>
          </table:table-cell>
          <table:table-cell table:formula="of:=INT([.I$4]*[.E207]*([.J$3]/[.J$4])+[.I$3])" office:value-type="float" office:value="177016361">
            <text:p>177016361</text:p>
          </table:table-cell>
          <table:table-cell table:formula="of:=INT([.I207]*[.E207]*([.J$2]/[.J$3]))+[.I$2]" office:value-type="float" office:value="-4073215">
            <text:p>-4073215</text:p>
          </table:table-cell>
          <table:table-cell table:formula="of:=[.J207]*[.E207]*(1/[.J$2])+[.I$1]" office:value-type="float" office:value="7085.51675033569">
            <text:p>7086</text:p>
          </table:table-cell>
          <table:table-cell table:formula="of:=[.F207]-[.K207]" office:value-type="float" office:value="48.4832496643066">
            <text:p>48</text:p>
          </table:table-cell>
        </table:table-row>
        <table:table-row table:style-name="ro1">
          <table:table-cell office:value-type="string">
            <text:p><text:s text:c="3"/>203</text:p>
          </table:table-cell>
          <table:table-cell office:value-type="string">
            <text:p><text:s text:c="3"/>1106</text:p>
          </table:table-cell>
          <table:table-cell office:value-type="string">
            <text:p><text:s text:c="3"/>7120</text:p>
          </table:table-cell>
          <table:table-cell office:value-type="string">
            <text:p><text:s text:c="6"/>9</text:p>
          </table:table-cell>
          <table:table-cell table:formula="of:=[.B208]/1" office:value-type="float" office:value="1106">
            <text:p>1106</text:p>
          </table:table-cell>
          <table:table-cell table:formula="of:=[.C208]/1" office:value-type="float" office:value="7120">
            <text:p>7120</text:p>
          </table:table-cell>
          <table:table-cell table:formula="of:=[.G$1]+[.E208]*([.G$2]+[.E208]*([.G$3]+[.G$4]*[.E208]))" office:value-type="float" office:value="7066.6401033478">
            <text:p>7066.640</text:p>
          </table:table-cell>
          <table:table-cell table:formula="of:=[.F208]-[.G208]" office:value-type="float" office:value="53.3598966521968">
            <text:p>53.360</text:p>
          </table:table-cell>
          <table:table-cell table:formula="of:=INT([.I$4]*[.E208]*([.J$3]/[.J$4])+[.I$3])" office:value-type="float" office:value="177034806">
            <text:p>177034806</text:p>
          </table:table-cell>
          <table:table-cell table:formula="of:=INT([.I208]*[.E208]*([.J$2]/[.J$3]))+[.I$2]" office:value-type="float" office:value="-4067657">
            <text:p>-4067657</text:p>
          </table:table-cell>
          <table:table-cell table:formula="of:=[.J208]*[.E208]*(1/[.J$2])+[.I$1]" office:value-type="float" office:value="7066.16534042358">
            <text:p>7066</text:p>
          </table:table-cell>
          <table:table-cell table:formula="of:=[.F208]-[.K208]" office:value-type="float" office:value="53.834659576416">
            <text:p>54</text:p>
          </table:table-cell>
        </table:table-row>
        <table:table-row table:style-name="ro1">
          <table:table-cell office:value-type="string">
            <text:p><text:s text:c="3"/>204</text:p>
          </table:table-cell>
          <table:table-cell office:value-type="string">
            <text:p><text:s text:c="3"/>1108</text:p>
          </table:table-cell>
          <table:table-cell office:value-type="string">
            <text:p><text:s text:c="3"/>7106</text:p>
          </table:table-cell>
          <table:table-cell office:value-type="string">
            <text:p><text:s text:c="6"/>8</text:p>
          </table:table-cell>
          <table:table-cell table:formula="of:=[.B209]/1" office:value-type="float" office:value="1108">
            <text:p>1108</text:p>
          </table:table-cell>
          <table:table-cell table:formula="of:=[.C209]/1" office:value-type="float" office:value="7106">
            <text:p>7106</text:p>
          </table:table-cell>
          <table:table-cell table:formula="of:=[.G$1]+[.E209]*([.G$2]+[.E209]*([.G$3]+[.G$4]*[.E209]))" office:value-type="float" office:value="7056.99682874365">
            <text:p>7056.997</text:p>
          </table:table-cell>
          <table:table-cell table:formula="of:=[.F209]-[.G209]" office:value-type="float" office:value="49.0031712563541">
            <text:p>49.003</text:p>
          </table:table-cell>
          <table:table-cell table:formula="of:=INT([.I$4]*[.E209]*([.J$3]/[.J$4])+[.I$3])" office:value-type="float" office:value="177044028">
            <text:p>177044028</text:p>
          </table:table-cell>
          <table:table-cell table:formula="of:=INT([.I209]*[.E209]*([.J$2]/[.J$3]))+[.I$2]" office:value-type="float" office:value="-4064878">
            <text:p>-4064878</text:p>
          </table:table-cell>
          <table:table-cell table:formula="of:=[.J209]*[.E209]*(1/[.J$2])+[.I$1]" office:value-type="float" office:value="7056.52143859863">
            <text:p>7057</text:p>
          </table:table-cell>
          <table:table-cell table:formula="of:=[.F209]-[.K209]" office:value-type="float" office:value="49.4785614013672">
            <text:p>49</text:p>
          </table:table-cell>
        </table:table-row>
        <table:table-row table:style-name="ro1">
          <table:table-cell office:value-type="string">
            <text:p><text:s text:c="3"/>205</text:p>
          </table:table-cell>
          <table:table-cell office:value-type="string">
            <text:p><text:s text:c="3"/>1110</text:p>
          </table:table-cell>
          <table:table-cell office:value-type="string">
            <text:p><text:s text:c="3"/>7098</text:p>
          </table:table-cell>
          <table:table-cell office:value-type="string">
            <text:p><text:s text:c="6"/>8</text:p>
          </table:table-cell>
          <table:table-cell table:formula="of:=[.B210]/1" office:value-type="float" office:value="1110">
            <text:p>1110</text:p>
          </table:table-cell>
          <table:table-cell table:formula="of:=[.C210]/1" office:value-type="float" office:value="7098">
            <text:p>7098</text:p>
          </table:table-cell>
          <table:table-cell table:formula="of:=[.G$1]+[.E210]*([.G$2]+[.E210]*([.G$3]+[.G$4]*[.E210]))" office:value-type="float" office:value="7047.37535432767">
            <text:p>7047.375</text:p>
          </table:table-cell>
          <table:table-cell table:formula="of:=[.F210]-[.G210]" office:value-type="float" office:value="50.6246456723311">
            <text:p>50.625</text:p>
          </table:table-cell>
          <table:table-cell table:formula="of:=INT([.I$4]*[.E210]*([.J$3]/[.J$4])+[.I$3])" office:value-type="float" office:value="177053250">
            <text:p>177053250</text:p>
          </table:table-cell>
          <table:table-cell table:formula="of:=INT([.I210]*[.E210]*([.J$2]/[.J$3]))+[.I$2]" office:value-type="float" office:value="-4062098">
            <text:p>-4062098</text:p>
          </table:table-cell>
          <table:table-cell table:formula="of:=[.J210]*[.E210]*(1/[.J$2])+[.I$1]" office:value-type="float" office:value="7046.90085601807">
            <text:p>7047</text:p>
          </table:table-cell>
          <table:table-cell table:formula="of:=[.F210]-[.K210]" office:value-type="float" office:value="51.0991439819336">
            <text:p>51</text:p>
          </table:table-cell>
        </table:table-row>
        <table:table-row table:style-name="ro1">
          <table:table-cell office:value-type="string">
            <text:p><text:s text:c="3"/>206</text:p>
          </table:table-cell>
          <table:table-cell office:value-type="string">
            <text:p><text:s text:c="3"/>1114</text:p>
          </table:table-cell>
          <table:table-cell office:value-type="string">
            <text:p><text:s text:c="3"/>7085</text:p>
          </table:table-cell>
          <table:table-cell office:value-type="string">
            <text:p><text:s text:c="5"/>10</text:p>
          </table:table-cell>
          <table:table-cell table:formula="of:=[.B211]/1" office:value-type="float" office:value="1114">
            <text:p>1114</text:p>
          </table:table-cell>
          <table:table-cell table:formula="of:=[.C211]/1" office:value-type="float" office:value="7085">
            <text:p>7085</text:p>
          </table:table-cell>
          <table:table-cell table:formula="of:=[.G$1]+[.E211]*([.G$2]+[.E211]*([.G$3]+[.G$4]*[.E211]))" office:value-type="float" office:value="7028.19781894345">
            <text:p>7028.198</text:p>
          </table:table-cell>
          <table:table-cell table:formula="of:=[.F211]-[.G211]" office:value-type="float" office:value="56.802181056546">
            <text:p>56.802</text:p>
          </table:table-cell>
          <table:table-cell table:formula="of:=INT([.I$4]*[.E211]*([.J$3]/[.J$4])+[.I$3])" office:value-type="float" office:value="177071694">
            <text:p>177071694</text:p>
          </table:table-cell>
          <table:table-cell table:formula="of:=INT([.I211]*[.E211]*([.J$2]/[.J$3]))+[.I$2]" office:value-type="float" office:value="-4056538">
            <text:p>-4056538</text:p>
          </table:table-cell>
          <table:table-cell table:formula="of:=[.J211]*[.E211]*(1/[.J$2])+[.I$1]" office:value-type="float" office:value="7027.72332000732">
            <text:p>7028</text:p>
          </table:table-cell>
          <table:table-cell table:formula="of:=[.F211]-[.K211]" office:value-type="float" office:value="57.2766799926758">
            <text:p>57</text:p>
          </table:table-cell>
        </table:table-row>
        <table:table-row table:style-name="ro1">
          <table:table-cell office:value-type="string">
            <text:p><text:s text:c="3"/>207</text:p>
          </table:table-cell>
          <table:table-cell office:value-type="string">
            <text:p><text:s text:c="3"/>1116</text:p>
          </table:table-cell>
          <table:table-cell office:value-type="string">
            <text:p><text:s text:c="3"/>7064</text:p>
          </table:table-cell>
          <table:table-cell office:value-type="string">
            <text:p><text:s text:c="5"/>10</text:p>
          </table:table-cell>
          <table:table-cell table:formula="of:=[.B212]/1" office:value-type="float" office:value="1116">
            <text:p>1116</text:p>
          </table:table-cell>
          <table:table-cell table:formula="of:=[.C212]/1" office:value-type="float" office:value="7064">
            <text:p>7064</text:p>
          </table:table-cell>
          <table:table-cell table:formula="of:=[.G$1]+[.E212]*([.G$2]+[.E212]*([.G$3]+[.G$4]*[.E212]))" office:value-type="float" office:value="7018.64176441681">
            <text:p>7018.642</text:p>
          </table:table-cell>
          <table:table-cell table:formula="of:=[.F212]-[.G212]" office:value-type="float" office:value="45.3582355831859">
            <text:p>45.358</text:p>
          </table:table-cell>
          <table:table-cell table:formula="of:=INT([.I$4]*[.E212]*([.J$3]/[.J$4])+[.I$3])" office:value-type="float" office:value="177080916">
            <text:p>177080916</text:p>
          </table:table-cell>
          <table:table-cell table:formula="of:=INT([.I212]*[.E212]*([.J$2]/[.J$3]))+[.I$2]" office:value-type="float" office:value="-4053758">
            <text:p>-4053758</text:p>
          </table:table-cell>
          <table:table-cell table:formula="of:=[.J212]*[.E212]*(1/[.J$2])+[.I$1]" office:value-type="float" office:value="7018.16636657715">
            <text:p>7018</text:p>
          </table:table-cell>
          <table:table-cell table:formula="of:=[.F212]-[.K212]" office:value-type="float" office:value="45.8336334228516">
            <text:p>46</text:p>
          </table:table-cell>
        </table:table-row>
        <table:table-row table:style-name="ro1">
          <table:table-cell office:value-type="string">
            <text:p><text:s text:c="3"/>208</text:p>
          </table:table-cell>
          <table:table-cell office:value-type="string">
            <text:p><text:s text:c="3"/>1118</text:p>
          </table:table-cell>
          <table:table-cell office:value-type="string">
            <text:p><text:s text:c="3"/>6916</text:p>
          </table:table-cell>
          <table:table-cell office:value-type="string">
            <text:p><text:s text:c="6"/>9</text:p>
          </table:table-cell>
          <table:table-cell table:formula="of:=[.B213]/1" office:value-type="float" office:value="1118">
            <text:p>1118</text:p>
          </table:table-cell>
          <table:table-cell table:formula="of:=[.C213]/1" office:value-type="float" office:value="6916">
            <text:p>6916</text:p>
          </table:table-cell>
          <table:table-cell table:formula="of:=[.G$1]+[.E213]*([.G$2]+[.E213]*([.G$3]+[.G$4]*[.E213]))" office:value-type="float" office:value="7009.10752296155">
            <text:p>7009.108</text:p>
          </table:table-cell>
          <table:table-cell table:formula="of:=[.F213]-[.G213]" office:value-type="float" office:value="-93.1075229615526">
            <text:p>-93.108</text:p>
          </table:table-cell>
          <table:table-cell table:formula="of:=INT([.I$4]*[.E213]*([.J$3]/[.J$4])+[.I$3])" office:value-type="float" office:value="177090138">
            <text:p>177090138</text:p>
          </table:table-cell>
          <table:table-cell table:formula="of:=INT([.I213]*[.E213]*([.J$2]/[.J$3]))+[.I$2]" office:value-type="float" office:value="-4050977">
            <text:p>-4050977</text:p>
          </table:table-cell>
          <table:table-cell table:formula="of:=[.J213]*[.E213]*(1/[.J$2])+[.I$1]" office:value-type="float" office:value="7008.63275527954">
            <text:p>7009</text:p>
          </table:table-cell>
          <table:table-cell table:formula="of:=[.F213]-[.K213]" office:value-type="float" office:value="-92.632755279541">
            <text:p>-93</text:p>
          </table:table-cell>
        </table:table-row>
        <table:table-row table:style-name="ro1">
          <table:table-cell office:value-type="string">
            <text:p><text:s text:c="3"/>209</text:p>
          </table:table-cell>
          <table:table-cell office:value-type="string">
            <text:p><text:s text:c="3"/>1122</text:p>
          </table:table-cell>
          <table:table-cell office:value-type="string">
            <text:p><text:s text:c="3"/>7174</text:p>
          </table:table-cell>
          <table:table-cell office:value-type="string">
            <text:p><text:s text:c="5"/>10</text:p>
          </table:table-cell>
          <table:table-cell table:formula="of:=[.B214]/1" office:value-type="float" office:value="1122">
            <text:p>1122</text:p>
          </table:table-cell>
          <table:table-cell table:formula="of:=[.C214]/1" office:value-type="float" office:value="7174">
            <text:p>7174</text:p>
          </table:table-cell>
          <table:table-cell table:formula="of:=[.G$1]+[.E214]*([.G$2]+[.E214]*([.G$3]+[.G$4]*[.E214]))" office:value-type="float" office:value="6990.10449214837">
            <text:p>6990.104</text:p>
          </table:table-cell>
          <table:table-cell table:formula="of:=[.F214]-[.G214]" office:value-type="float" office:value="183.89550785163">
            <text:p>183.896</text:p>
          </table:table-cell>
          <table:table-cell table:formula="of:=INT([.I$4]*[.E214]*([.J$3]/[.J$4])+[.I$3])" office:value-type="float" office:value="177108583">
            <text:p>177108583</text:p>
          </table:table-cell>
          <table:table-cell table:formula="of:=INT([.I214]*[.E214]*([.J$2]/[.J$3]))+[.I$2]" office:value-type="float" office:value="-4045415">
            <text:p>-4045415</text:p>
          </table:table-cell>
          <table:table-cell table:formula="of:=[.J214]*[.E214]*(1/[.J$2])+[.I$1]" office:value-type="float" office:value="6989.6291847229">
            <text:p>6990</text:p>
          </table:table-cell>
          <table:table-cell table:formula="of:=[.F214]-[.K214]" office:value-type="float" office:value="184.3708152771">
            <text:p>184</text:p>
          </table:table-cell>
        </table:table-row>
        <table:table-row table:style-name="ro1">
          <table:table-cell office:value-type="string">
            <text:p><text:s text:c="3"/>210</text:p>
          </table:table-cell>
          <table:table-cell office:value-type="string">
            <text:p><text:s text:c="3"/>1125</text:p>
          </table:table-cell>
          <table:table-cell office:value-type="string">
            <text:p><text:s text:c="3"/>7029</text:p>
          </table:table-cell>
          <table:table-cell office:value-type="string">
            <text:p><text:s text:c="5"/>10</text:p>
          </table:table-cell>
          <table:table-cell table:formula="of:=[.B215]/1" office:value-type="float" office:value="1125">
            <text:p>1125</text:p>
          </table:table-cell>
          <table:table-cell table:formula="of:=[.C215]/1" office:value-type="float" office:value="7029">
            <text:p>7029</text:p>
          </table:table-cell>
          <table:table-cell table:formula="of:=[.G$1]+[.E215]*([.G$2]+[.E215]*([.G$3]+[.G$4]*[.E215]))" office:value-type="float" office:value="6975.90950230555">
            <text:p>6975.910</text:p>
          </table:table-cell>
          <table:table-cell table:formula="of:=[.F215]-[.G215]" office:value-type="float" office:value="53.0904976944476">
            <text:p>53.090</text:p>
          </table:table-cell>
          <table:table-cell table:formula="of:=INT([.I$4]*[.E215]*([.J$3]/[.J$4])+[.I$3])" office:value-type="float" office:value="177122416">
            <text:p>177122416</text:p>
          </table:table-cell>
          <table:table-cell table:formula="of:=INT([.I215]*[.E215]*([.J$2]/[.J$3]))+[.I$2]" office:value-type="float" office:value="-4041243">
            <text:p>-4041243</text:p>
          </table:table-cell>
          <table:table-cell table:formula="of:=[.J215]*[.E215]*(1/[.J$2])+[.I$1]" office:value-type="float" office:value="6975.43327522278">
            <text:p>6975</text:p>
          </table:table-cell>
          <table:table-cell table:formula="of:=[.F215]-[.K215]" office:value-type="float" office:value="53.5667247772217">
            <text:p>54</text:p>
          </table:table-cell>
        </table:table-row>
        <table:table-row table:style-name="ro1">
          <table:table-cell office:value-type="string">
            <text:p><text:s text:c="3"/>211</text:p>
          </table:table-cell>
          <table:table-cell office:value-type="string">
            <text:p><text:s text:c="3"/>1126</text:p>
          </table:table-cell>
          <table:table-cell office:value-type="string">
            <text:p><text:s text:c="3"/>7008</text:p>
          </table:table-cell>
          <table:table-cell office:value-type="string">
            <text:p><text:s text:c="5"/>10</text:p>
          </table:table-cell>
          <table:table-cell table:formula="of:=[.B216]/1" office:value-type="float" office:value="1126">
            <text:p>1126</text:p>
          </table:table-cell>
          <table:table-cell table:formula="of:=[.C216]/1" office:value-type="float" office:value="7008">
            <text:p>7008</text:p>
          </table:table-cell>
          <table:table-cell table:formula="of:=[.G$1]+[.E216]*([.G$2]+[.E216]*([.G$3]+[.G$4]*[.E216]))" office:value-type="float" office:value="6971.1887522703">
            <text:p>6971.189</text:p>
          </table:table-cell>
          <table:table-cell table:formula="of:=[.F216]-[.G216]" office:value-type="float" office:value="36.8112477296963">
            <text:p>36.811</text:p>
          </table:table-cell>
          <table:table-cell table:formula="of:=INT([.I$4]*[.E216]*([.J$3]/[.J$4])+[.I$3])" office:value-type="float" office:value="177127027">
            <text:p>177127027</text:p>
          </table:table-cell>
          <table:table-cell table:formula="of:=INT([.I216]*[.E216]*([.J$2]/[.J$3]))+[.I$2]" office:value-type="float" office:value="-4039852">
            <text:p>-4039852</text:p>
          </table:table-cell>
          <table:table-cell table:formula="of:=[.J216]*[.E216]*(1/[.J$2])+[.I$1]" office:value-type="float" office:value="6970.71263122559">
            <text:p>6971</text:p>
          </table:table-cell>
          <table:table-cell table:formula="of:=[.F216]-[.K216]" office:value-type="float" office:value="37.2873687744141">
            <text:p>37</text:p>
          </table:table-cell>
        </table:table-row>
        <table:table-row table:style-name="ro1">
          <table:table-cell office:value-type="string">
            <text:p><text:s text:c="3"/>212</text:p>
          </table:table-cell>
          <table:table-cell office:value-type="string">
            <text:p><text:s text:c="3"/>1130</text:p>
          </table:table-cell>
          <table:table-cell office:value-type="string">
            <text:p><text:s text:c="3"/>7004</text:p>
          </table:table-cell>
          <table:table-cell office:value-type="string">
            <text:p><text:s text:c="5"/>10</text:p>
          </table:table-cell>
          <table:table-cell table:formula="of:=[.B217]/1" office:value-type="float" office:value="1130">
            <text:p>1130</text:p>
          </table:table-cell>
          <table:table-cell table:formula="of:=[.C217]/1" office:value-type="float" office:value="7004">
            <text:p>7004</text:p>
          </table:table-cell>
          <table:table-cell table:formula="of:=[.G$1]+[.E217]*([.G$2]+[.E217]*([.G$3]+[.G$4]*[.E217]))" office:value-type="float" office:value="6952.36032909375">
            <text:p>6952.360</text:p>
          </table:table-cell>
          <table:table-cell table:formula="of:=[.F217]-[.G217]" office:value-type="float" office:value="51.6396709062465">
            <text:p>51.640</text:p>
          </table:table-cell>
          <table:table-cell table:formula="of:=INT([.I$4]*[.E217]*([.J$3]/[.J$4])+[.I$3])" office:value-type="float" office:value="177145471">
            <text:p>177145471</text:p>
          </table:table-cell>
          <table:table-cell table:formula="of:=INT([.I217]*[.E217]*([.J$2]/[.J$3]))+[.I$2]" office:value-type="float" office:value="-4034287">
            <text:p>-4034287</text:p>
          </table:table-cell>
          <table:table-cell table:formula="of:=[.J217]*[.E217]*(1/[.J$2])+[.I$1]" office:value-type="float" office:value="6951.88527297974">
            <text:p>6952</text:p>
          </table:table-cell>
          <table:table-cell table:formula="of:=[.F217]-[.K217]" office:value-type="float" office:value="52.1147270202637">
            <text:p>52</text:p>
          </table:table-cell>
        </table:table-row>
        <table:table-row table:style-name="ro1">
          <table:table-cell office:value-type="string">
            <text:p><text:s text:c="3"/>213</text:p>
          </table:table-cell>
          <table:table-cell office:value-type="string">
            <text:p><text:s text:c="3"/>1133</text:p>
          </table:table-cell>
          <table:table-cell office:value-type="string">
            <text:p><text:s text:c="3"/>6991</text:p>
          </table:table-cell>
          <table:table-cell office:value-type="string">
            <text:p><text:s text:c="5"/>10</text:p>
          </table:table-cell>
          <table:table-cell table:formula="of:=[.B218]/1" office:value-type="float" office:value="1133">
            <text:p>1133</text:p>
          </table:table-cell>
          <table:table-cell table:formula="of:=[.C218]/1" office:value-type="float" office:value="6991">
            <text:p>6991</text:p>
          </table:table-cell>
          <table:table-cell table:formula="of:=[.G$1]+[.E218]*([.G$2]+[.E218]*([.G$3]+[.G$4]*[.E218]))" office:value-type="float" office:value="6938.29632879681">
            <text:p>6938.296</text:p>
          </table:table-cell>
          <table:table-cell table:formula="of:=[.F218]-[.G218]" office:value-type="float" office:value="52.7036712031895">
            <text:p>52.704</text:p>
          </table:table-cell>
          <table:table-cell table:formula="of:=INT([.I$4]*[.E218]*([.J$3]/[.J$4])+[.I$3])" office:value-type="float" office:value="177159304">
            <text:p>177159304</text:p>
          </table:table-cell>
          <table:table-cell table:formula="of:=INT([.I218]*[.E218]*([.J$2]/[.J$3]))+[.I$2]" office:value-type="float" office:value="-4030113">
            <text:p>-4030113</text:p>
          </table:table-cell>
          <table:table-cell table:formula="of:=[.J218]*[.E218]*(1/[.J$2])+[.I$1]" office:value-type="float" office:value="6937.82102012634">
            <text:p>6938</text:p>
          </table:table-cell>
          <table:table-cell table:formula="of:=[.F218]-[.K218]" office:value-type="float" office:value="53.1789798736572">
            <text:p>53</text:p>
          </table:table-cell>
        </table:table-row>
        <table:table-row table:style-name="ro1">
          <table:table-cell office:value-type="string">
            <text:p><text:s text:c="3"/>214</text:p>
          </table:table-cell>
          <table:table-cell office:value-type="string">
            <text:p><text:s text:c="3"/>1135</text:p>
          </table:table-cell>
          <table:table-cell office:value-type="string">
            <text:p><text:s text:c="3"/>6976</text:p>
          </table:table-cell>
          <table:table-cell office:value-type="string">
            <text:p><text:s text:c="5"/>10</text:p>
          </table:table-cell>
          <table:table-cell table:formula="of:=[.B219]/1" office:value-type="float" office:value="1135">
            <text:p>1135</text:p>
          </table:table-cell>
          <table:table-cell table:formula="of:=[.C219]/1" office:value-type="float" office:value="6976">
            <text:p>6976</text:p>
          </table:table-cell>
          <table:table-cell table:formula="of:=[.G$1]+[.E219]*([.G$2]+[.E219]*([.G$3]+[.G$4]*[.E219]))" office:value-type="float" office:value="6928.94762848807">
            <text:p>6928.948</text:p>
          </table:table-cell>
          <table:table-cell table:formula="of:=[.F219]-[.G219]" office:value-type="float" office:value="47.0523715119271">
            <text:p>47.052</text:p>
          </table:table-cell>
          <table:table-cell table:formula="of:=INT([.I$4]*[.E219]*([.J$3]/[.J$4])+[.I$3])" office:value-type="float" office:value="177168526">
            <text:p>177168526</text:p>
          </table:table-cell>
          <table:table-cell table:formula="of:=INT([.I219]*[.E219]*([.J$2]/[.J$3]))+[.I$2]" office:value-type="float" office:value="-4027330">
            <text:p>-4027330</text:p>
          </table:table-cell>
          <table:table-cell table:formula="of:=[.J219]*[.E219]*(1/[.J$2])+[.I$1]" office:value-type="float" office:value="6928.47211074829">
            <text:p>6928</text:p>
          </table:table-cell>
          <table:table-cell table:formula="of:=[.F219]-[.K219]" office:value-type="float" office:value="47.527889251709">
            <text:p>48</text:p>
          </table:table-cell>
        </table:table-row>
        <table:table-row table:style-name="ro1">
          <table:table-cell office:value-type="string">
            <text:p><text:s text:c="3"/>215</text:p>
          </table:table-cell>
          <table:table-cell office:value-type="string">
            <text:p><text:s text:c="3"/>1138</text:p>
          </table:table-cell>
          <table:table-cell office:value-type="string">
            <text:p><text:s text:c="3"/>6958</text:p>
          </table:table-cell>
          <table:table-cell office:value-type="string">
            <text:p><text:s text:c="5"/>10</text:p>
          </table:table-cell>
          <table:table-cell table:formula="of:=[.B220]/1" office:value-type="float" office:value="1138">
            <text:p>1138</text:p>
          </table:table-cell>
          <table:table-cell table:formula="of:=[.C220]/1" office:value-type="float" office:value="6958">
            <text:p>6958</text:p>
          </table:table-cell>
          <table:table-cell table:formula="of:=[.G$1]+[.E220]*([.G$2]+[.E220]*([.G$3]+[.G$4]*[.E220]))" office:value-type="float" office:value="6914.9655359108">
            <text:p>6914.966</text:p>
          </table:table-cell>
          <table:table-cell table:formula="of:=[.F220]-[.G220]" office:value-type="float" office:value="43.0344640891981">
            <text:p>43.034</text:p>
          </table:table-cell>
          <table:table-cell table:formula="of:=INT([.I$4]*[.E220]*([.J$3]/[.J$4])+[.I$3])" office:value-type="float" office:value="177182360">
            <text:p>177182360</text:p>
          </table:table-cell>
          <table:table-cell table:formula="of:=INT([.I220]*[.E220]*([.J$2]/[.J$3]))+[.I$2]" office:value-type="float" office:value="-4023155">
            <text:p>-4023155</text:p>
          </table:table-cell>
          <table:table-cell table:formula="of:=[.J220]*[.E220]*(1/[.J$2])+[.I$1]" office:value-type="float" office:value="6914.48964309692">
            <text:p>6914</text:p>
          </table:table-cell>
          <table:table-cell table:formula="of:=[.F220]-[.K220]" office:value-type="float" office:value="43.5103569030762">
            <text:p>44</text:p>
          </table:table-cell>
        </table:table-row>
        <table:table-row table:style-name="ro1">
          <table:table-cell office:value-type="string">
            <text:p><text:s text:c="3"/>216</text:p>
          </table:table-cell>
          <table:table-cell office:value-type="string">
            <text:p><text:s text:c="3"/>1141</text:p>
          </table:table-cell>
          <table:table-cell office:value-type="string">
            <text:p><text:s text:c="3"/>6956</text:p>
          </table:table-cell>
          <table:table-cell office:value-type="string">
            <text:p><text:s text:c="5"/>10</text:p>
          </table:table-cell>
          <table:table-cell table:formula="of:=[.B221]/1" office:value-type="float" office:value="1141">
            <text:p>1141</text:p>
          </table:table-cell>
          <table:table-cell table:formula="of:=[.C221]/1" office:value-type="float" office:value="6956">
            <text:p>6956</text:p>
          </table:table-cell>
          <table:table-cell table:formula="of:=[.G$1]+[.E221]*([.G$2]+[.E221]*([.G$3]+[.G$4]*[.E221]))" office:value-type="float" office:value="6901.03260245894">
            <text:p>6901.033</text:p>
          </table:table-cell>
          <table:table-cell table:formula="of:=[.F221]-[.G221]" office:value-type="float" office:value="54.9673975410642">
            <text:p>54.967</text:p>
          </table:table-cell>
          <table:table-cell table:formula="of:=INT([.I$4]*[.E221]*([.J$3]/[.J$4])+[.I$3])" office:value-type="float" office:value="177196193">
            <text:p>177196193</text:p>
          </table:table-cell>
          <table:table-cell table:formula="of:=INT([.I221]*[.E221]*([.J$2]/[.J$3]))+[.I$2]" office:value-type="float" office:value="-4018979">
            <text:p>-4018979</text:p>
          </table:table-cell>
          <table:table-cell table:formula="of:=[.J221]*[.E221]*(1/[.J$2])+[.I$1]" office:value-type="float" office:value="6900.5571308136">
            <text:p>6901</text:p>
          </table:table-cell>
          <table:table-cell table:formula="of:=[.F221]-[.K221]" office:value-type="float" office:value="55.4428691864014">
            <text:p>55</text:p>
          </table:table-cell>
        </table:table-row>
        <table:table-row table:style-name="ro1">
          <table:table-cell office:value-type="string">
            <text:p><text:s text:c="3"/>217</text:p>
          </table:table-cell>
          <table:table-cell office:value-type="string">
            <text:p><text:s text:c="3"/>1143</text:p>
          </table:table-cell>
          <table:table-cell office:value-type="string">
            <text:p><text:s text:c="3"/>6932</text:p>
          </table:table-cell>
          <table:table-cell office:value-type="string">
            <text:p><text:s text:c="6"/>9</text:p>
          </table:table-cell>
          <table:table-cell table:formula="of:=[.B222]/1" office:value-type="float" office:value="1143">
            <text:p>1143</text:p>
          </table:table-cell>
          <table:table-cell table:formula="of:=[.C222]/1" office:value-type="float" office:value="6932">
            <text:p>6932</text:p>
          </table:table-cell>
          <table:table-cell table:formula="of:=[.G$1]+[.E222]*([.G$2]+[.E222]*([.G$3]+[.G$4]*[.E222]))" office:value-type="float" office:value="6891.77129615091">
            <text:p>6891.771</text:p>
          </table:table-cell>
          <table:table-cell table:formula="of:=[.F222]-[.G222]" office:value-type="float" office:value="40.2287038490867">
            <text:p>40.229</text:p>
          </table:table-cell>
          <table:table-cell table:formula="of:=INT([.I$4]*[.E222]*([.J$3]/[.J$4])+[.I$3])" office:value-type="float" office:value="177205415">
            <text:p>177205415</text:p>
          </table:table-cell>
          <table:table-cell table:formula="of:=INT([.I222]*[.E222]*([.J$2]/[.J$3]))+[.I$2]" office:value-type="float" office:value="-4016195">
            <text:p>-4016195</text:p>
          </table:table-cell>
          <table:table-cell table:formula="of:=[.J222]*[.E222]*(1/[.J$2])+[.I$1]" office:value-type="float" office:value="6891.29533958435">
            <text:p>6891</text:p>
          </table:table-cell>
          <table:table-cell table:formula="of:=[.F222]-[.K222]" office:value-type="float" office:value="40.7046604156494">
            <text:p>41</text:p>
          </table:table-cell>
        </table:table-row>
        <table:table-row table:style-name="ro1">
          <table:table-cell office:value-type="string">
            <text:p><text:s text:c="3"/>218</text:p>
          </table:table-cell>
          <table:table-cell office:value-type="string">
            <text:p><text:s text:c="3"/>1146</text:p>
          </table:table-cell>
          <table:table-cell office:value-type="string">
            <text:p><text:s text:c="3"/>6923</text:p>
          </table:table-cell>
          <table:table-cell office:value-type="string">
            <text:p><text:s text:c="5"/>11</text:p>
          </table:table-cell>
          <table:table-cell table:formula="of:=[.B223]/1" office:value-type="float" office:value="1146">
            <text:p>1146</text:p>
          </table:table-cell>
          <table:table-cell table:formula="of:=[.C223]/1" office:value-type="float" office:value="6923">
            <text:p>6923</text:p>
          </table:table-cell>
          <table:table-cell table:formula="of:=[.G$1]+[.E223]*([.G$2]+[.E223]*([.G$3]+[.G$4]*[.E223]))" office:value-type="float" office:value="6877.92031873072">
            <text:p>6877.920</text:p>
          </table:table-cell>
          <table:table-cell table:formula="of:=[.F223]-[.G223]" office:value-type="float" office:value="45.0796812692806">
            <text:p>45.080</text:p>
          </table:table-cell>
          <table:table-cell table:formula="of:=INT([.I$4]*[.E223]*([.J$3]/[.J$4])+[.I$3])" office:value-type="float" office:value="177219248">
            <text:p>177219248</text:p>
          </table:table-cell>
          <table:table-cell table:formula="of:=INT([.I223]*[.E223]*([.J$2]/[.J$3]))+[.I$2]" office:value-type="float" office:value="-4012018">
            <text:p>-4012018</text:p>
          </table:table-cell>
          <table:table-cell table:formula="of:=[.J223]*[.E223]*(1/[.J$2])+[.I$1]" office:value-type="float" office:value="6877.44466400147">
            <text:p>6877</text:p>
          </table:table-cell>
          <table:table-cell table:formula="of:=[.F223]-[.K223]" office:value-type="float" office:value="45.5553359985352">
            <text:p>46</text:p>
          </table:table-cell>
        </table:table-row>
        <table:table-row table:style-name="ro1">
          <table:table-cell office:value-type="string">
            <text:p><text:s text:c="3"/>219</text:p>
          </table:table-cell>
          <table:table-cell office:value-type="string">
            <text:p><text:s text:c="3"/>1149</text:p>
          </table:table-cell>
          <table:table-cell office:value-type="string">
            <text:p><text:s text:c="3"/>6911</text:p>
          </table:table-cell>
          <table:table-cell office:value-type="string">
            <text:p><text:s text:c="6"/>8</text:p>
          </table:table-cell>
          <table:table-cell table:formula="of:=[.B224]/1" office:value-type="float" office:value="1149">
            <text:p>1149</text:p>
          </table:table-cell>
          <table:table-cell table:formula="of:=[.C224]/1" office:value-type="float" office:value="6911">
            <text:p>6911</text:p>
          </table:table-cell>
          <table:table-cell table:formula="of:=[.G$1]+[.E224]*([.G$2]+[.E224]*([.G$3]+[.G$4]*[.E224]))" office:value-type="float" office:value="6864.11852942313">
            <text:p>6864.119</text:p>
          </table:table-cell>
          <table:table-cell table:formula="of:=[.F224]-[.G224]" office:value-type="float" office:value="46.8814705768727">
            <text:p>46.881</text:p>
          </table:table-cell>
          <table:table-cell table:formula="of:=INT([.I$4]*[.E224]*([.J$3]/[.J$4])+[.I$3])" office:value-type="float" office:value="177233081">
            <text:p>177233081</text:p>
          </table:table-cell>
          <table:table-cell table:formula="of:=INT([.I224]*[.E224]*([.J$2]/[.J$3]))+[.I$2]" office:value-type="float" office:value="-4007840">
            <text:p>-4007840</text:p>
          </table:table-cell>
          <table:table-cell table:formula="of:=[.J224]*[.E224]*(1/[.J$2])+[.I$1]" office:value-type="float" office:value="6863.64398193359">
            <text:p>6864</text:p>
          </table:table-cell>
          <table:table-cell table:formula="of:=[.F224]-[.K224]" office:value-type="float" office:value="47.3560180664063">
            <text:p>47</text:p>
          </table:table-cell>
        </table:table-row>
        <table:table-row table:style-name="ro1">
          <table:table-cell office:value-type="string">
            <text:p><text:s text:c="3"/>220</text:p>
          </table:table-cell>
          <table:table-cell office:value-type="string">
            <text:p><text:s text:c="3"/>1151</text:p>
          </table:table-cell>
          <table:table-cell office:value-type="string">
            <text:p><text:s text:c="3"/>6908</text:p>
          </table:table-cell>
          <table:table-cell office:value-type="string">
            <text:p><text:s text:c="5"/>10</text:p>
          </table:table-cell>
          <table:table-cell table:formula="of:=[.B225]/1" office:value-type="float" office:value="1151">
            <text:p>1151</text:p>
          </table:table-cell>
          <table:table-cell table:formula="of:=[.C225]/1" office:value-type="float" office:value="6908">
            <text:p>6908</text:p>
          </table:table-cell>
          <table:table-cell table:formula="of:=[.G$1]+[.E225]*([.G$2]+[.E225]*([.G$3]+[.G$4]*[.E225]))" office:value-type="float" office:value="6854.94466864862">
            <text:p>6854.945</text:p>
          </table:table-cell>
          <table:table-cell table:formula="of:=[.F225]-[.G225]" office:value-type="float" office:value="53.0553313513792">
            <text:p>53.055</text:p>
          </table:table-cell>
          <table:table-cell table:formula="of:=INT([.I$4]*[.E225]*([.J$3]/[.J$4])+[.I$3])" office:value-type="float" office:value="177242303">
            <text:p>177242303</text:p>
          </table:table-cell>
          <table:table-cell table:formula="of:=INT([.I225]*[.E225]*([.J$2]/[.J$3]))+[.I$2]" office:value-type="float" office:value="-4005055">
            <text:p>-4005055</text:p>
          </table:table-cell>
          <table:table-cell table:formula="of:=[.J225]*[.E225]*(1/[.J$2])+[.I$1]" office:value-type="float" office:value="6854.46935844421">
            <text:p>6854</text:p>
          </table:table-cell>
          <table:table-cell table:formula="of:=[.F225]-[.K225]" office:value-type="float" office:value="53.5306415557861">
            <text:p>54</text:p>
          </table:table-cell>
        </table:table-row>
        <table:table-row table:style-name="ro1">
          <table:table-cell office:value-type="string">
            <text:p><text:s text:c="3"/>221</text:p>
          </table:table-cell>
          <table:table-cell office:value-type="string">
            <text:p><text:s text:c="3"/>1155</text:p>
          </table:table-cell>
          <table:table-cell office:value-type="string">
            <text:p><text:s text:c="3"/>6889</text:p>
          </table:table-cell>
          <table:table-cell office:value-type="string">
            <text:p><text:s text:c="5"/>10</text:p>
          </table:table-cell>
          <table:table-cell table:formula="of:=[.B226]/1" office:value-type="float" office:value="1155">
            <text:p>1155</text:p>
          </table:table-cell>
          <table:table-cell table:formula="of:=[.C226]/1" office:value-type="float" office:value="6889">
            <text:p>6889</text:p>
          </table:table-cell>
          <table:table-cell table:formula="of:=[.G$1]+[.E226]*([.G$2]+[.E226]*([.G$3]+[.G$4]*[.E226]))" office:value-type="float" office:value="6836.66255862655">
            <text:p>6836.663</text:p>
          </table:table-cell>
          <table:table-cell table:formula="of:=[.F226]-[.G226]" office:value-type="float" office:value="52.3374413734491">
            <text:p>52.337</text:p>
          </table:table-cell>
          <table:table-cell table:formula="of:=INT([.I$4]*[.E226]*([.J$3]/[.J$4])+[.I$3])" office:value-type="float" office:value="177260748">
            <text:p>177260748</text:p>
          </table:table-cell>
          <table:table-cell table:formula="of:=INT([.I226]*[.E226]*([.J$2]/[.J$3]))+[.I$2]" office:value-type="float" office:value="-3999484">
            <text:p>-3999484</text:p>
          </table:table-cell>
          <table:table-cell table:formula="of:=[.J226]*[.E226]*(1/[.J$2])+[.I$1]" office:value-type="float" office:value="6836.18605804443">
            <text:p>6836</text:p>
          </table:table-cell>
          <table:table-cell table:formula="of:=[.F226]-[.K226]" office:value-type="float" office:value="52.8139419555664">
            <text:p>53</text:p>
          </table:table-cell>
        </table:table-row>
        <table:table-row table:style-name="ro1">
          <table:table-cell office:value-type="string">
            <text:p><text:s text:c="3"/>222</text:p>
          </table:table-cell>
          <table:table-cell office:value-type="string">
            <text:p><text:s text:c="3"/>1157</text:p>
          </table:table-cell>
          <table:table-cell office:value-type="string">
            <text:p><text:s text:c="3"/>6876</text:p>
          </table:table-cell>
          <table:table-cell office:value-type="string">
            <text:p><text:s text:c="5"/>10</text:p>
          </table:table-cell>
          <table:table-cell table:formula="of:=[.B227]/1" office:value-type="float" office:value="1157">
            <text:p>1157</text:p>
          </table:table-cell>
          <table:table-cell table:formula="of:=[.C227]/1" office:value-type="float" office:value="6876">
            <text:p>6876</text:p>
          </table:table-cell>
          <table:table-cell table:formula="of:=[.G$1]+[.E227]*([.G$2]+[.E227]*([.G$3]+[.G$4]*[.E227]))" office:value-type="float" office:value="6827.55431582058">
            <text:p>6827.554</text:p>
          </table:table-cell>
          <table:table-cell table:formula="of:=[.F227]-[.G227]" office:value-type="float" office:value="48.4456841794163">
            <text:p>48.446</text:p>
          </table:table-cell>
          <table:table-cell table:formula="of:=INT([.I$4]*[.E227]*([.J$3]/[.J$4])+[.I$3])" office:value-type="float" office:value="177269970">
            <text:p>177269970</text:p>
          </table:table-cell>
          <table:table-cell table:formula="of:=INT([.I227]*[.E227]*([.J$2]/[.J$3]))+[.I$2]" office:value-type="float" office:value="-3996697">
            <text:p>-3996697</text:p>
          </table:table-cell>
          <table:table-cell table:formula="of:=[.J227]*[.E227]*(1/[.J$2])+[.I$1]" office:value-type="float" office:value="6827.0795955658">
            <text:p>6827</text:p>
          </table:table-cell>
          <table:table-cell table:formula="of:=[.F227]-[.K227]" office:value-type="float" office:value="48.9204044342041">
            <text:p>49</text:p>
          </table:table-cell>
        </table:table-row>
        <table:table-row table:style-name="ro1">
          <table:table-cell office:value-type="string">
            <text:p><text:s text:c="3"/>223</text:p>
          </table:table-cell>
          <table:table-cell office:value-type="string">
            <text:p><text:s text:c="3"/>1159</text:p>
          </table:table-cell>
          <table:table-cell office:value-type="string">
            <text:p><text:s text:c="3"/>6866</text:p>
          </table:table-cell>
          <table:table-cell office:value-type="string">
            <text:p><text:s text:c="5"/>10</text:p>
          </table:table-cell>
          <table:table-cell table:formula="of:=[.B228]/1" office:value-type="float" office:value="1159">
            <text:p>1159</text:p>
          </table:table-cell>
          <table:table-cell table:formula="of:=[.C228]/1" office:value-type="float" office:value="6866">
            <text:p>6866</text:p>
          </table:table-cell>
          <table:table-cell table:formula="of:=[.G$1]+[.E228]*([.G$2]+[.E228]*([.G$3]+[.G$4]*[.E228]))" office:value-type="float" office:value="6818.4679521124">
            <text:p>6818.468</text:p>
          </table:table-cell>
          <table:table-cell table:formula="of:=[.F228]-[.G228]" office:value-type="float" office:value="47.5320478876038">
            <text:p>47.532</text:p>
          </table:table-cell>
          <table:table-cell table:formula="of:=INT([.I$4]*[.E228]*([.J$3]/[.J$4])+[.I$3])" office:value-type="float" office:value="177279192">
            <text:p>177279192</text:p>
          </table:table-cell>
          <table:table-cell table:formula="of:=INT([.I228]*[.E228]*([.J$2]/[.J$3]))+[.I$2]" office:value-type="float" office:value="-3993911">
            <text:p>-3993911</text:p>
          </table:table-cell>
          <table:table-cell table:formula="of:=[.J228]*[.E228]*(1/[.J$2])+[.I$1]" office:value-type="float" office:value="6817.99218559265">
            <text:p>6818</text:p>
          </table:table-cell>
          <table:table-cell table:formula="of:=[.F228]-[.K228]" office:value-type="float" office:value="48.0078144073486">
            <text:p>48</text:p>
          </table:table-cell>
        </table:table-row>
        <table:table-row table:style-name="ro1">
          <table:table-cell office:value-type="string">
            <text:p><text:s text:c="3"/>224</text:p>
          </table:table-cell>
          <table:table-cell office:value-type="string">
            <text:p><text:s text:c="3"/>1163</text:p>
          </table:table-cell>
          <table:table-cell office:value-type="string">
            <text:p><text:s text:c="3"/>6851</text:p>
          </table:table-cell>
          <table:table-cell office:value-type="string">
            <text:p><text:s text:c="6"/>9</text:p>
          </table:table-cell>
          <table:table-cell table:formula="of:=[.B229]/1" office:value-type="float" office:value="1163">
            <text:p>1163</text:p>
          </table:table-cell>
          <table:table-cell table:formula="of:=[.C229]/1" office:value-type="float" office:value="6851">
            <text:p>6851</text:p>
          </table:table-cell>
          <table:table-cell table:formula="of:=[.G$1]+[.E229]*([.G$2]+[.E229]*([.G$3]+[.G$4]*[.E229]))" office:value-type="float" office:value="6800.36087487256">
            <text:p>6800.361</text:p>
          </table:table-cell>
          <table:table-cell table:formula="of:=[.F229]-[.G229]" office:value-type="float" office:value="50.6391251274417">
            <text:p>50.639</text:p>
          </table:table-cell>
          <table:table-cell table:formula="of:=INT([.I$4]*[.E229]*([.J$3]/[.J$4])+[.I$3])" office:value-type="float" office:value="177297636">
            <text:p>177297636</text:p>
          </table:table-cell>
          <table:table-cell table:formula="of:=INT([.I229]*[.E229]*([.J$2]/[.J$3]))+[.I$2]" office:value-type="float" office:value="-3988337">
            <text:p>-3988337</text:p>
          </table:table-cell>
          <table:table-cell table:formula="of:=[.J229]*[.E229]*(1/[.J$2])+[.I$1]" office:value-type="float" office:value="6799.88556861877">
            <text:p>6800</text:p>
          </table:table-cell>
          <table:table-cell table:formula="of:=[.F229]-[.K229]" office:value-type="float" office:value="51.1144313812256">
            <text:p>51</text:p>
          </table:table-cell>
        </table:table-row>
        <table:table-row table:style-name="ro1">
          <table:table-cell office:value-type="string">
            <text:p><text:s text:c="3"/>225</text:p>
          </table:table-cell>
          <table:table-cell office:value-type="string">
            <text:p><text:s text:c="3"/>1166</text:p>
          </table:table-cell>
          <table:table-cell office:value-type="string">
            <text:p><text:s text:c="3"/>6837</text:p>
          </table:table-cell>
          <table:table-cell office:value-type="string">
            <text:p><text:s text:c="6"/>9</text:p>
          </table:table-cell>
          <table:table-cell table:formula="of:=[.B230]/1" office:value-type="float" office:value="1166">
            <text:p>1166</text:p>
          </table:table-cell>
          <table:table-cell table:formula="of:=[.C230]/1" office:value-type="float" office:value="6837">
            <text:p>6837</text:p>
          </table:table-cell>
          <table:table-cell table:formula="of:=[.G$1]+[.E230]*([.G$2]+[.E230]*([.G$3]+[.G$4]*[.E230]))" office:value-type="float" office:value="6786.83802352905">
            <text:p>6786.838</text:p>
          </table:table-cell>
          <table:table-cell table:formula="of:=[.F230]-[.G230]" office:value-type="float" office:value="50.1619764709503">
            <text:p>50.162</text:p>
          </table:table-cell>
          <table:table-cell table:formula="of:=INT([.I$4]*[.E230]*([.J$3]/[.J$4])+[.I$3])" office:value-type="float" office:value="177311469">
            <text:p>177311469</text:p>
          </table:table-cell>
          <table:table-cell table:formula="of:=INT([.I230]*[.E230]*([.J$2]/[.J$3]))+[.I$2]" office:value-type="float" office:value="-3984156">
            <text:p>-3984156</text:p>
          </table:table-cell>
          <table:table-cell table:formula="of:=[.J230]*[.E230]*(1/[.J$2])+[.I$1]" office:value-type="float" office:value="6786.36253356934">
            <text:p>6786</text:p>
          </table:table-cell>
          <table:table-cell table:formula="of:=[.F230]-[.K230]" office:value-type="float" office:value="50.6374664306641">
            <text:p>51</text:p>
          </table:table-cell>
        </table:table-row>
        <table:table-row table:style-name="ro1">
          <table:table-cell office:value-type="string">
            <text:p><text:s text:c="3"/>226</text:p>
          </table:table-cell>
          <table:table-cell office:value-type="string">
            <text:p><text:s text:c="3"/>1167</text:p>
          </table:table-cell>
          <table:table-cell office:value-type="string">
            <text:p><text:s text:c="3"/>6835</text:p>
          </table:table-cell>
          <table:table-cell office:value-type="string">
            <text:p><text:s text:c="5"/>10</text:p>
          </table:table-cell>
          <table:table-cell table:formula="of:=[.B231]/1" office:value-type="float" office:value="1167">
            <text:p>1167</text:p>
          </table:table-cell>
          <table:table-cell table:formula="of:=[.C231]/1" office:value-type="float" office:value="6835">
            <text:p>6835</text:p>
          </table:table-cell>
          <table:table-cell table:formula="of:=[.G$1]+[.E231]*([.G$2]+[.E231]*([.G$3]+[.G$4]*[.E231]))" office:value-type="float" office:value="6782.34135267344">
            <text:p>6782.341</text:p>
          </table:table-cell>
          <table:table-cell table:formula="of:=[.F231]-[.G231]" office:value-type="float" office:value="52.6586473265634">
            <text:p>52.659</text:p>
          </table:table-cell>
          <table:table-cell table:formula="of:=INT([.I$4]*[.E231]*([.J$3]/[.J$4])+[.I$3])" office:value-type="float" office:value="177316080">
            <text:p>177316080</text:p>
          </table:table-cell>
          <table:table-cell table:formula="of:=INT([.I231]*[.E231]*([.J$2]/[.J$3]))+[.I$2]" office:value-type="float" office:value="-3982762">
            <text:p>-3982762</text:p>
          </table:table-cell>
          <table:table-cell table:formula="of:=[.J231]*[.E231]*(1/[.J$2])+[.I$1]" office:value-type="float" office:value="6781.86623001099">
            <text:p>6782</text:p>
          </table:table-cell>
          <table:table-cell table:formula="of:=[.F231]-[.K231]" office:value-type="float" office:value="53.1337699890137">
            <text:p>53</text:p>
          </table:table-cell>
        </table:table-row>
        <table:table-row table:style-name="ro1">
          <table:table-cell office:value-type="string">
            <text:p><text:s text:c="3"/>227</text:p>
          </table:table-cell>
          <table:table-cell office:value-type="string">
            <text:p><text:s text:c="3"/>1171</text:p>
          </table:table-cell>
          <table:table-cell office:value-type="string">
            <text:p><text:s text:c="3"/>6816</text:p>
          </table:table-cell>
          <table:table-cell office:value-type="string">
            <text:p><text:s text:c="6"/>9</text:p>
          </table:table-cell>
          <table:table-cell table:formula="of:=[.B232]/1" office:value-type="float" office:value="1171">
            <text:p>1171</text:p>
          </table:table-cell>
          <table:table-cell table:formula="of:=[.C232]/1" office:value-type="float" office:value="6816">
            <text:p>6816</text:p>
          </table:table-cell>
          <table:table-cell table:formula="of:=[.G$1]+[.E232]*([.G$2]+[.E232]*([.G$3]+[.G$4]*[.E232]))" office:value-type="float" office:value="6764.40941128143">
            <text:p>6764.409</text:p>
          </table:table-cell>
          <table:table-cell table:formula="of:=[.F232]-[.G232]" office:value-type="float" office:value="51.5905887185672">
            <text:p>51.591</text:p>
          </table:table-cell>
          <table:table-cell table:formula="of:=INT([.I$4]*[.E232]*([.J$3]/[.J$4])+[.I$3])" office:value-type="float" office:value="177334525">
            <text:p>177334525</text:p>
          </table:table-cell>
          <table:table-cell table:formula="of:=INT([.I232]*[.E232]*([.J$2]/[.J$3]))+[.I$2]" office:value-type="float" office:value="-3977186">
            <text:p>-3977186</text:p>
          </table:table-cell>
          <table:table-cell table:formula="of:=[.J232]*[.E232]*(1/[.J$2])+[.I$1]" office:value-type="float" office:value="6763.93419265747">
            <text:p>6764</text:p>
          </table:table-cell>
          <table:table-cell table:formula="of:=[.F232]-[.K232]" office:value-type="float" office:value="52.0658073425293">
            <text:p>52</text:p>
          </table:table-cell>
        </table:table-row>
        <table:table-row table:style-name="ro1">
          <table:table-cell office:value-type="string">
            <text:p><text:s text:c="3"/>228</text:p>
          </table:table-cell>
          <table:table-cell office:value-type="string">
            <text:p><text:s text:c="3"/>1174</text:p>
          </table:table-cell>
          <table:table-cell office:value-type="string">
            <text:p><text:s text:c="3"/>6812</text:p>
          </table:table-cell>
          <table:table-cell office:value-type="string">
            <text:p><text:s text:c="6"/>9</text:p>
          </table:table-cell>
          <table:table-cell table:formula="of:=[.B233]/1" office:value-type="float" office:value="1174">
            <text:p>1174</text:p>
          </table:table-cell>
          <table:table-cell table:formula="of:=[.C233]/1" office:value-type="float" office:value="6812">
            <text:p>6812</text:p>
          </table:table-cell>
          <table:table-cell table:formula="of:=[.G$1]+[.E233]*([.G$2]+[.E233]*([.G$3]+[.G$4]*[.E233]))" office:value-type="float" office:value="6751.0179456422">
            <text:p>6751.018</text:p>
          </table:table-cell>
          <table:table-cell table:formula="of:=[.F233]-[.G233]" office:value-type="float" office:value="60.9820543578007">
            <text:p>60.982</text:p>
          </table:table-cell>
          <table:table-cell table:formula="of:=INT([.I$4]*[.E233]*([.J$3]/[.J$4])+[.I$3])" office:value-type="float" office:value="177348358">
            <text:p>177348358</text:p>
          </table:table-cell>
          <table:table-cell table:formula="of:=INT([.I233]*[.E233]*([.J$2]/[.J$3]))+[.I$2]" office:value-type="float" office:value="-3973003">
            <text:p>-3973003</text:p>
          </table:table-cell>
          <table:table-cell table:formula="of:=[.J233]*[.E233]*(1/[.J$2])+[.I$1]" office:value-type="float" office:value="6750.54323959351">
            <text:p>6751</text:p>
          </table:table-cell>
          <table:table-cell table:formula="of:=[.F233]-[.K233]" office:value-type="float" office:value="61.4567604064941">
            <text:p>61</text:p>
          </table:table-cell>
        </table:table-row>
        <table:table-row table:style-name="ro1">
          <table:table-cell office:value-type="string">
            <text:p><text:s text:c="3"/>229</text:p>
          </table:table-cell>
          <table:table-cell office:value-type="string">
            <text:p><text:s text:c="3"/>1175</text:p>
          </table:table-cell>
          <table:table-cell office:value-type="string">
            <text:p><text:s text:c="3"/>6791</text:p>
          </table:table-cell>
          <table:table-cell office:value-type="string">
            <text:p><text:s text:c="5"/>10</text:p>
          </table:table-cell>
          <table:table-cell table:formula="of:=[.B234]/1" office:value-type="float" office:value="1175">
            <text:p>1175</text:p>
          </table:table-cell>
          <table:table-cell table:formula="of:=[.C234]/1" office:value-type="float" office:value="6791">
            <text:p>6791</text:p>
          </table:table-cell>
          <table:table-cell table:formula="of:=[.G$1]+[.E234]*([.G$2]+[.E234]*([.G$3]+[.G$4]*[.E234]))" office:value-type="float" office:value="6746.56507646295">
            <text:p>6746.565</text:p>
          </table:table-cell>
          <table:table-cell table:formula="of:=[.F234]-[.G234]" office:value-type="float" office:value="44.4349235370555">
            <text:p>44.435</text:p>
          </table:table-cell>
          <table:table-cell table:formula="of:=INT([.I$4]*[.E234]*([.J$3]/[.J$4])+[.I$3])" office:value-type="float" office:value="177352969">
            <text:p>177352969</text:p>
          </table:table-cell>
          <table:table-cell table:formula="of:=INT([.I234]*[.E234]*([.J$2]/[.J$3]))+[.I$2]" office:value-type="float" office:value="-3971609">
            <text:p>-3971609</text:p>
          </table:table-cell>
          <table:table-cell table:formula="of:=[.J234]*[.E234]*(1/[.J$2])+[.I$1]" office:value-type="float" office:value="6746.08947944641">
            <text:p>6746</text:p>
          </table:table-cell>
          <table:table-cell table:formula="of:=[.F234]-[.K234]" office:value-type="float" office:value="44.9105205535889">
            <text:p>45</text:p>
          </table:table-cell>
        </table:table-row>
        <table:table-row table:style-name="ro1">
          <table:table-cell office:value-type="string">
            <text:p><text:s text:c="3"/>230</text:p>
          </table:table-cell>
          <table:table-cell office:value-type="string">
            <text:p><text:s text:c="3"/>1178</text:p>
          </table:table-cell>
          <table:table-cell office:value-type="string">
            <text:p><text:s text:c="3"/>6785</text:p>
          </table:table-cell>
          <table:table-cell office:value-type="string">
            <text:p><text:s text:c="5"/>10</text:p>
          </table:table-cell>
          <table:table-cell table:formula="of:=[.B235]/1" office:value-type="float" office:value="1178">
            <text:p>1178</text:p>
          </table:table-cell>
          <table:table-cell table:formula="of:=[.C235]/1" office:value-type="float" office:value="6785">
            <text:p>6785</text:p>
          </table:table-cell>
          <table:table-cell table:formula="of:=[.G$1]+[.E235]*([.G$2]+[.E235]*([.G$3]+[.G$4]*[.E235]))" office:value-type="float" office:value="6733.23933266305">
            <text:p>6733.239</text:p>
          </table:table-cell>
          <table:table-cell table:formula="of:=[.F235]-[.G235]" office:value-type="float" office:value="51.7606673369519">
            <text:p>51.761</text:p>
          </table:table-cell>
          <table:table-cell table:formula="of:=INT([.I$4]*[.E235]*([.J$3]/[.J$4])+[.I$3])" office:value-type="float" office:value="177366802">
            <text:p>177366802</text:p>
          </table:table-cell>
          <table:table-cell table:formula="of:=INT([.I235]*[.E235]*([.J$2]/[.J$3]))+[.I$2]" office:value-type="float" office:value="-3967425">
            <text:p>-3967425</text:p>
          </table:table-cell>
          <table:table-cell table:formula="of:=[.J235]*[.E235]*(1/[.J$2])+[.I$1]" office:value-type="float" office:value="6732.76459884644">
            <text:p>6733</text:p>
          </table:table-cell>
          <table:table-cell table:formula="of:=[.F235]-[.K235]" office:value-type="float" office:value="52.2354011535645">
            <text:p>52</text:p>
          </table:table-cell>
        </table:table-row>
        <table:table-row table:style-name="ro1">
          <table:table-cell office:value-type="string">
            <text:p><text:s text:c="3"/>231</text:p>
          </table:table-cell>
          <table:table-cell office:value-type="string">
            <text:p><text:s text:c="3"/>1182</text:p>
          </table:table-cell>
          <table:table-cell office:value-type="string">
            <text:p><text:s text:c="3"/>6773</text:p>
          </table:table-cell>
          <table:table-cell office:value-type="string">
            <text:p><text:s text:c="6"/>8</text:p>
          </table:table-cell>
          <table:table-cell table:formula="of:=[.B236]/1" office:value-type="float" office:value="1182">
            <text:p>1182</text:p>
          </table:table-cell>
          <table:table-cell table:formula="of:=[.C236]/1" office:value-type="float" office:value="6773">
            <text:p>6773</text:p>
          </table:table-cell>
          <table:table-cell table:formula="of:=[.G$1]+[.E236]*([.G$2]+[.E236]*([.G$3]+[.G$4]*[.E236]))" office:value-type="float" office:value="6715.54837134861">
            <text:p>6715.548</text:p>
          </table:table-cell>
          <table:table-cell table:formula="of:=[.F236]-[.G236]" office:value-type="float" office:value="57.4516286513863">
            <text:p>57.452</text:p>
          </table:table-cell>
          <table:table-cell table:formula="of:=INT([.I$4]*[.E236]*([.J$3]/[.J$4])+[.I$3])" office:value-type="float" office:value="177385246">
            <text:p>177385246</text:p>
          </table:table-cell>
          <table:table-cell table:formula="of:=INT([.I236]*[.E236]*([.J$2]/[.J$3]))+[.I$2]" office:value-type="float" office:value="-3961846">
            <text:p>-3961846</text:p>
          </table:table-cell>
          <table:table-cell table:formula="of:=[.J236]*[.E236]*(1/[.J$2])+[.I$1]" office:value-type="float" office:value="6715.07332611084">
            <text:p>6715</text:p>
          </table:table-cell>
          <table:table-cell table:formula="of:=[.F236]-[.K236]" office:value-type="float" office:value="57.9266738891602">
            <text:p>58</text:p>
          </table:table-cell>
        </table:table-row>
        <table:table-row table:style-name="ro1">
          <table:table-cell office:value-type="string">
            <text:p><text:s text:c="3"/>232</text:p>
          </table:table-cell>
          <table:table-cell office:value-type="string">
            <text:p><text:s text:c="3"/>1184</text:p>
          </table:table-cell>
          <table:table-cell office:value-type="string">
            <text:p><text:s text:c="3"/>6763</text:p>
          </table:table-cell>
          <table:table-cell office:value-type="string">
            <text:p><text:s text:c="6"/>9</text:p>
          </table:table-cell>
          <table:table-cell table:formula="of:=[.B237]/1" office:value-type="float" office:value="1184">
            <text:p>1184</text:p>
          </table:table-cell>
          <table:table-cell table:formula="of:=[.C237]/1" office:value-type="float" office:value="6763">
            <text:p>6763</text:p>
          </table:table-cell>
          <table:table-cell table:formula="of:=[.G$1]+[.E237]*([.G$2]+[.E237]*([.G$3]+[.G$4]*[.E237]))" office:value-type="float" office:value="6706.73576811767">
            <text:p>6706.736</text:p>
          </table:table-cell>
          <table:table-cell table:formula="of:=[.F237]-[.G237]" office:value-type="float" office:value="56.2642318823328">
            <text:p>56.264</text:p>
          </table:table-cell>
          <table:table-cell table:formula="of:=INT([.I$4]*[.E237]*([.J$3]/[.J$4])+[.I$3])" office:value-type="float" office:value="177394469">
            <text:p>177394469</text:p>
          </table:table-cell>
          <table:table-cell table:formula="of:=INT([.I237]*[.E237]*([.J$2]/[.J$3]))+[.I$2]" office:value-type="float" office:value="-3959056">
            <text:p>-3959056</text:p>
          </table:table-cell>
          <table:table-cell table:formula="of:=[.J237]*[.E237]*(1/[.J$2])+[.I$1]" office:value-type="float" office:value="6706.2607421875">
            <text:p>6706</text:p>
          </table:table-cell>
          <table:table-cell table:formula="of:=[.F237]-[.K237]" office:value-type="float" office:value="56.7392578125">
            <text:p>57</text:p>
          </table:table-cell>
        </table:table-row>
        <table:table-row table:style-name="ro1">
          <table:table-cell office:value-type="string">
            <text:p><text:s text:c="3"/>233</text:p>
          </table:table-cell>
          <table:table-cell office:value-type="string">
            <text:p><text:s text:c="3"/>1186</text:p>
          </table:table-cell>
          <table:table-cell office:value-type="string">
            <text:p><text:s text:c="3"/>6747</text:p>
          </table:table-cell>
          <table:table-cell office:value-type="string">
            <text:p><text:s text:c="5"/>10</text:p>
          </table:table-cell>
          <table:table-cell table:formula="of:=[.B238]/1" office:value-type="float" office:value="1186">
            <text:p>1186</text:p>
          </table:table-cell>
          <table:table-cell table:formula="of:=[.C238]/1" office:value-type="float" office:value="6747">
            <text:p>6747</text:p>
          </table:table-cell>
          <table:table-cell table:formula="of:=[.G$1]+[.E238]*([.G$2]+[.E238]*([.G$3]+[.G$4]*[.E238]))" office:value-type="float" office:value="6697.9450874653">
            <text:p>6697.945</text:p>
          </table:table-cell>
          <table:table-cell table:formula="of:=[.F238]-[.G238]" office:value-type="float" office:value="49.0549125347025">
            <text:p>49.055</text:p>
          </table:table-cell>
          <table:table-cell table:formula="of:=INT([.I$4]*[.E238]*([.J$3]/[.J$4])+[.I$3])" office:value-type="float" office:value="177403691">
            <text:p>177403691</text:p>
          </table:table-cell>
          <table:table-cell table:formula="of:=INT([.I238]*[.E238]*([.J$2]/[.J$3]))+[.I$2]" office:value-type="float" office:value="-3956266">
            <text:p>-3956266</text:p>
          </table:table-cell>
          <table:table-cell table:formula="of:=[.J238]*[.E238]*(1/[.J$2])+[.I$1]" office:value-type="float" office:value="6697.4694442749">
            <text:p>6697</text:p>
          </table:table-cell>
          <table:table-cell table:formula="of:=[.F238]-[.K238]" office:value-type="float" office:value="49.5305557250977">
            <text:p>50</text:p>
          </table:table-cell>
        </table:table-row>
        <table:table-row table:style-name="ro1">
          <table:table-cell office:value-type="string">
            <text:p><text:s text:c="3"/>234</text:p>
          </table:table-cell>
          <table:table-cell office:value-type="string">
            <text:p><text:s text:c="3"/>1190</text:p>
          </table:table-cell>
          <table:table-cell office:value-type="string">
            <text:p><text:s text:c="3"/>6738</text:p>
          </table:table-cell>
          <table:table-cell office:value-type="string">
            <text:p><text:s text:c="6"/>9</text:p>
          </table:table-cell>
          <table:table-cell table:formula="of:=[.B239]/1" office:value-type="float" office:value="1190">
            <text:p>1190</text:p>
          </table:table-cell>
          <table:table-cell table:formula="of:=[.C239]/1" office:value-type="float" office:value="6738">
            <text:p>6738</text:p>
          </table:table-cell>
          <table:table-cell table:formula="of:=[.G$1]+[.E239]*([.G$2]+[.E239]*([.G$3]+[.G$4]*[.E239]))" office:value-type="float" office:value="6680.4295067795">
            <text:p>6680.430</text:p>
          </table:table-cell>
          <table:table-cell table:formula="of:=[.F239]-[.G239]" office:value-type="float" office:value="57.5704932205044">
            <text:p>57.570</text:p>
          </table:table-cell>
          <table:table-cell table:formula="of:=INT([.I$4]*[.E239]*([.J$3]/[.J$4])+[.I$3])" office:value-type="float" office:value="177422135">
            <text:p>177422135</text:p>
          </table:table-cell>
          <table:table-cell table:formula="of:=INT([.I239]*[.E239]*([.J$2]/[.J$3]))+[.I$2]" office:value-type="float" office:value="-3950685">
            <text:p>-3950685</text:p>
          </table:table-cell>
          <table:table-cell table:formula="of:=[.J239]*[.E239]*(1/[.J$2])+[.I$1]" office:value-type="float" office:value="6679.95297622681">
            <text:p>6680</text:p>
          </table:table-cell>
          <table:table-cell table:formula="of:=[.F239]-[.K239]" office:value-type="float" office:value="58.0470237731934">
            <text:p>58</text:p>
          </table:table-cell>
        </table:table-row>
        <table:table-row table:style-name="ro1">
          <table:table-cell office:value-type="string">
            <text:p><text:s text:c="3"/>235</text:p>
          </table:table-cell>
          <table:table-cell office:value-type="string">
            <text:p><text:s text:c="3"/>1192</text:p>
          </table:table-cell>
          <table:table-cell office:value-type="string">
            <text:p><text:s text:c="3"/>6724</text:p>
          </table:table-cell>
          <table:table-cell office:value-type="string">
            <text:p><text:s text:c="6"/>9</text:p>
          </table:table-cell>
          <table:table-cell table:formula="of:=[.B240]/1" office:value-type="float" office:value="1192">
            <text:p>1192</text:p>
          </table:table-cell>
          <table:table-cell table:formula="of:=[.C240]/1" office:value-type="float" office:value="6724">
            <text:p>6724</text:p>
          </table:table-cell>
          <table:table-cell table:formula="of:=[.G$1]+[.E240]*([.G$2]+[.E240]*([.G$3]+[.G$4]*[.E240]))" office:value-type="float" office:value="6671.70461318767">
            <text:p>6671.705</text:p>
          </table:table-cell>
          <table:table-cell table:formula="of:=[.F240]-[.G240]" office:value-type="float" office:value="52.295386812335">
            <text:p>52.295</text:p>
          </table:table-cell>
          <table:table-cell table:formula="of:=INT([.I$4]*[.E240]*([.J$3]/[.J$4])+[.I$3])" office:value-type="float" office:value="177431357">
            <text:p>177431357</text:p>
          </table:table-cell>
          <table:table-cell table:formula="of:=INT([.I240]*[.E240]*([.J$2]/[.J$3]))+[.I$2]" office:value-type="float" office:value="-3947893">
            <text:p>-3947893</text:p>
          </table:table-cell>
          <table:table-cell table:formula="of:=[.J240]*[.E240]*(1/[.J$2])+[.I$1]" office:value-type="float" office:value="6671.23008728027">
            <text:p>6671</text:p>
          </table:table-cell>
          <table:table-cell table:formula="of:=[.F240]-[.K240]" office:value-type="float" office:value="52.7699127197266">
            <text:p>53</text:p>
          </table:table-cell>
        </table:table-row>
        <table:table-row table:style-name="ro1">
          <table:table-cell office:value-type="string">
            <text:p><text:s text:c="3"/>236</text:p>
          </table:table-cell>
          <table:table-cell office:value-type="string">
            <text:p><text:s text:c="3"/>1194</text:p>
          </table:table-cell>
          <table:table-cell office:value-type="string">
            <text:p><text:s text:c="3"/>6710</text:p>
          </table:table-cell>
          <table:table-cell office:value-type="string">
            <text:p><text:s text:c="6"/>8</text:p>
          </table:table-cell>
          <table:table-cell table:formula="of:=[.B241]/1" office:value-type="float" office:value="1194">
            <text:p>1194</text:p>
          </table:table-cell>
          <table:table-cell table:formula="of:=[.C241]/1" office:value-type="float" office:value="6710">
            <text:p>6710</text:p>
          </table:table-cell>
          <table:table-cell table:formula="of:=[.G$1]+[.E241]*([.G$2]+[.E241]*([.G$3]+[.G$4]*[.E241]))" office:value-type="float" office:value="6663.00165505761">
            <text:p>6663.002</text:p>
          </table:table-cell>
          <table:table-cell table:formula="of:=[.F241]-[.G241]" office:value-type="float" office:value="46.9983449423871">
            <text:p>46.998</text:p>
          </table:table-cell>
          <table:table-cell table:formula="of:=INT([.I$4]*[.E241]*([.J$3]/[.J$4])+[.I$3])" office:value-type="float" office:value="177440579">
            <text:p>177440579</text:p>
          </table:table-cell>
          <table:table-cell table:formula="of:=INT([.I241]*[.E241]*([.J$2]/[.J$3]))+[.I$2]" office:value-type="float" office:value="-3945102">
            <text:p>-3945102</text:p>
          </table:table-cell>
          <table:table-cell table:formula="of:=[.J241]*[.E241]*(1/[.J$2])+[.I$1]" office:value-type="float" office:value="6662.526222229">
            <text:p>6663</text:p>
          </table:table-cell>
          <table:table-cell table:formula="of:=[.F241]-[.K241]" office:value-type="float" office:value="47.4737777709961">
            <text:p>47</text:p>
          </table:table-cell>
        </table:table-row>
        <table:table-row table:style-name="ro1">
          <table:table-cell office:value-type="string">
            <text:p><text:s text:c="3"/>237</text:p>
          </table:table-cell>
          <table:table-cell office:value-type="string">
            <text:p><text:s text:c="3"/>1198</text:p>
          </table:table-cell>
          <table:table-cell office:value-type="string">
            <text:p><text:s text:c="3"/>6703</text:p>
          </table:table-cell>
          <table:table-cell office:value-type="string">
            <text:p><text:s text:c="6"/>9</text:p>
          </table:table-cell>
          <table:table-cell table:formula="of:=[.B242]/1" office:value-type="float" office:value="1198">
            <text:p>1198</text:p>
          </table:table-cell>
          <table:table-cell table:formula="of:=[.C242]/1" office:value-type="float" office:value="6703">
            <text:p>6703</text:p>
          </table:table-cell>
          <table:table-cell table:formula="of:=[.G$1]+[.E242]*([.G$2]+[.E242]*([.G$3]+[.G$4]*[.E242]))" office:value-type="float" office:value="6645.66155806605">
            <text:p>6645.662</text:p>
          </table:table-cell>
          <table:table-cell table:formula="of:=[.F242]-[.G242]" office:value-type="float" office:value="57.3384419339545">
            <text:p>57.338</text:p>
          </table:table-cell>
          <table:table-cell table:formula="of:=INT([.I$4]*[.E242]*([.J$3]/[.J$4])+[.I$3])" office:value-type="float" office:value="177459023">
            <text:p>177459023</text:p>
          </table:table-cell>
          <table:table-cell table:formula="of:=INT([.I242]*[.E242]*([.J$2]/[.J$3]))+[.I$2]" office:value-type="float" office:value="-3939518">
            <text:p>-3939518</text:p>
          </table:table-cell>
          <table:table-cell table:formula="of:=[.J242]*[.E242]*(1/[.J$2])+[.I$1]" office:value-type="float" office:value="6645.1869430542">
            <text:p>6645</text:p>
          </table:table-cell>
          <table:table-cell table:formula="of:=[.F242]-[.K242]" office:value-type="float" office:value="57.8130569458008">
            <text:p>58</text:p>
          </table:table-cell>
        </table:table-row>
        <table:table-row table:style-name="ro1">
          <table:table-cell office:value-type="string">
            <text:p><text:s text:c="3"/>238</text:p>
          </table:table-cell>
          <table:table-cell office:value-type="string">
            <text:p><text:s text:c="3"/>1200</text:p>
          </table:table-cell>
          <table:table-cell office:value-type="string">
            <text:p><text:s text:c="3"/>6699</text:p>
          </table:table-cell>
          <table:table-cell office:value-type="string">
            <text:p><text:s text:c="5"/>10</text:p>
          </table:table-cell>
          <table:table-cell table:formula="of:=[.B243]/1" office:value-type="float" office:value="1200">
            <text:p>1200</text:p>
          </table:table-cell>
          <table:table-cell table:formula="of:=[.C243]/1" office:value-type="float" office:value="6699">
            <text:p>6699</text:p>
          </table:table-cell>
          <table:table-cell table:formula="of:=[.G$1]+[.E243]*([.G$2]+[.E243]*([.G$3]+[.G$4]*[.E243]))" office:value-type="float" office:value="6637.02442564613">
            <text:p>6637.024</text:p>
          </table:table-cell>
          <table:table-cell table:formula="of:=[.F243]-[.G243]" office:value-type="float" office:value="61.9755743538699">
            <text:p>61.976</text:p>
          </table:table-cell>
          <table:table-cell table:formula="of:=INT([.I$4]*[.E243]*([.J$3]/[.J$4])+[.I$3])" office:value-type="float" office:value="177468246">
            <text:p>177468246</text:p>
          </table:table-cell>
          <table:table-cell table:formula="of:=INT([.I243]*[.E243]*([.J$2]/[.J$3]))+[.I$2]" office:value-type="float" office:value="-3936726">
            <text:p>-3936726</text:p>
          </table:table-cell>
          <table:table-cell table:formula="of:=[.J243]*[.E243]*(1/[.J$2])+[.I$1]" office:value-type="float" office:value="6636.54925537109">
            <text:p>6637</text:p>
          </table:table-cell>
          <table:table-cell table:formula="of:=[.F243]-[.K243]" office:value-type="float" office:value="62.4507446289063">
            <text:p>62</text:p>
          </table:table-cell>
        </table:table-row>
        <table:table-row table:style-name="ro1">
          <table:table-cell office:value-type="string">
            <text:p><text:s text:c="3"/>239</text:p>
          </table:table-cell>
          <table:table-cell office:value-type="string">
            <text:p><text:s text:c="3"/>1203</text:p>
          </table:table-cell>
          <table:table-cell office:value-type="string">
            <text:p><text:s text:c="3"/>6675</text:p>
          </table:table-cell>
          <table:table-cell office:value-type="string">
            <text:p><text:s text:c="6"/>9</text:p>
          </table:table-cell>
          <table:table-cell table:formula="of:=[.B244]/1" office:value-type="float" office:value="1203">
            <text:p>1203</text:p>
          </table:table-cell>
          <table:table-cell table:formula="of:=[.C244]/1" office:value-type="float" office:value="6675">
            <text:p>6675</text:p>
          </table:table-cell>
          <table:table-cell table:formula="of:=[.G$1]+[.E244]*([.G$2]+[.E244]*([.G$3]+[.G$4]*[.E244]))" office:value-type="float" office:value="6624.10988116959">
            <text:p>6624.110</text:p>
          </table:table-cell>
          <table:table-cell table:formula="of:=[.F244]-[.G244]" office:value-type="float" office:value="50.8901188304062">
            <text:p>50.890</text:p>
          </table:table-cell>
          <table:table-cell table:formula="of:=INT([.I$4]*[.E244]*([.J$3]/[.J$4])+[.I$3])" office:value-type="float" office:value="177482079">
            <text:p>177482079</text:p>
          </table:table-cell>
          <table:table-cell table:formula="of:=INT([.I244]*[.E244]*([.J$2]/[.J$3]))+[.I$2]" office:value-type="float" office:value="-3932537">
            <text:p>-3932537</text:p>
          </table:table-cell>
          <table:table-cell table:formula="of:=[.J244]*[.E244]*(1/[.J$2])+[.I$1]" office:value-type="float" office:value="6623.63495826721">
            <text:p>6624</text:p>
          </table:table-cell>
          <table:table-cell table:formula="of:=[.F244]-[.K244]" office:value-type="float" office:value="51.3650417327881">
            <text:p>51</text:p>
          </table:table-cell>
        </table:table-row>
        <table:table-row table:style-name="ro1">
          <table:table-cell office:value-type="string">
            <text:p><text:s text:c="3"/>240</text:p>
          </table:table-cell>
          <table:table-cell office:value-type="string">
            <text:p><text:s text:c="3"/>1206</text:p>
          </table:table-cell>
          <table:table-cell office:value-type="string">
            <text:p><text:s text:c="3"/>6670</text:p>
          </table:table-cell>
          <table:table-cell office:value-type="string">
            <text:p><text:s text:c="6"/>9</text:p>
          </table:table-cell>
          <table:table-cell table:formula="of:=[.B245]/1" office:value-type="float" office:value="1206">
            <text:p>1206</text:p>
          </table:table-cell>
          <table:table-cell table:formula="of:=[.C245]/1" office:value-type="float" office:value="6670">
            <text:p>6670</text:p>
          </table:table-cell>
          <table:table-cell table:formula="of:=[.G$1]+[.E245]*([.G$2]+[.E245]*([.G$3]+[.G$4]*[.E245]))" office:value-type="float" office:value="6611.24473133946">
            <text:p>6611.245</text:p>
          </table:table-cell>
          <table:table-cell table:formula="of:=[.F245]-[.G245]" office:value-type="float" office:value="58.7552686605395">
            <text:p>58.755</text:p>
          </table:table-cell>
          <table:table-cell table:formula="of:=INT([.I$4]*[.E245]*([.J$3]/[.J$4])+[.I$3])" office:value-type="float" office:value="177495912">
            <text:p>177495912</text:p>
          </table:table-cell>
          <table:table-cell table:formula="of:=INT([.I245]*[.E245]*([.J$2]/[.J$3]))+[.I$2]" office:value-type="float" office:value="-3928348">
            <text:p>-3928348</text:p>
          </table:table-cell>
          <table:table-cell table:formula="of:=[.J245]*[.E245]*(1/[.J$2])+[.I$1]" office:value-type="float" office:value="6610.76860046387">
            <text:p>6611</text:p>
          </table:table-cell>
          <table:table-cell table:formula="of:=[.F245]-[.K245]" office:value-type="float" office:value="59.2313995361328">
            <text:p>59</text:p>
          </table:table-cell>
        </table:table-row>
        <table:table-row table:style-name="ro1">
          <table:table-cell office:value-type="string">
            <text:p><text:s text:c="3"/>241</text:p>
          </table:table-cell>
          <table:table-cell office:value-type="string">
            <text:p><text:s text:c="3"/>1208</text:p>
          </table:table-cell>
          <table:table-cell office:value-type="string">
            <text:p><text:s text:c="3"/>6664</text:p>
          </table:table-cell>
          <table:table-cell office:value-type="string">
            <text:p><text:s text:c="6"/>9</text:p>
          </table:table-cell>
          <table:table-cell table:formula="of:=[.B246]/1" office:value-type="float" office:value="1208">
            <text:p>1208</text:p>
          </table:table-cell>
          <table:table-cell table:formula="of:=[.C246]/1" office:value-type="float" office:value="6664">
            <text:p>6664</text:p>
          </table:table-cell>
          <table:table-cell table:formula="of:=[.G$1]+[.E246]*([.G$2]+[.E246]*([.G$3]+[.G$4]*[.E246]))" office:value-type="float" office:value="6602.69541162426">
            <text:p>6602.695</text:p>
          </table:table-cell>
          <table:table-cell table:formula="of:=[.F246]-[.G246]" office:value-type="float" office:value="61.3045883757386">
            <text:p>61.305</text:p>
          </table:table-cell>
          <table:table-cell table:formula="of:=INT([.I$4]*[.E246]*([.J$3]/[.J$4])+[.I$3])" office:value-type="float" office:value="177505134">
            <text:p>177505134</text:p>
          </table:table-cell>
          <table:table-cell table:formula="of:=INT([.I246]*[.E246]*([.J$2]/[.J$3]))+[.I$2]" office:value-type="float" office:value="-3925554">
            <text:p>-3925554</text:p>
          </table:table-cell>
          <table:table-cell table:formula="of:=[.J246]*[.E246]*(1/[.J$2])+[.I$1]" office:value-type="float" office:value="6602.22073364258">
            <text:p>6602</text:p>
          </table:table-cell>
          <table:table-cell table:formula="of:=[.F246]-[.K246]" office:value-type="float" office:value="61.7792663574219">
            <text:p>62</text:p>
          </table:table-cell>
        </table:table-row>
        <table:table-row table:style-name="ro1">
          <table:table-cell office:value-type="string">
            <text:p><text:s text:c="3"/>242</text:p>
          </table:table-cell>
          <table:table-cell office:value-type="string">
            <text:p><text:s text:c="3"/>1211</text:p>
          </table:table-cell>
          <table:table-cell office:value-type="string">
            <text:p><text:s text:c="3"/>6648</text:p>
          </table:table-cell>
          <table:table-cell office:value-type="string">
            <text:p><text:s text:c="6"/>9</text:p>
          </table:table-cell>
          <table:table-cell table:formula="of:=[.B247]/1" office:value-type="float" office:value="1211">
            <text:p>1211</text:p>
          </table:table-cell>
          <table:table-cell table:formula="of:=[.C247]/1" office:value-type="float" office:value="6648">
            <text:p>6648</text:p>
          </table:table-cell>
          <table:table-cell table:formula="of:=[.G$1]+[.E247]*([.G$2]+[.E247]*([.G$3]+[.G$4]*[.E247]))" office:value-type="float" office:value="6589.9126103608">
            <text:p>6589.913</text:p>
          </table:table-cell>
          <table:table-cell table:formula="of:=[.F247]-[.G247]" office:value-type="float" office:value="58.0873896392004">
            <text:p>58.087</text:p>
          </table:table-cell>
          <table:table-cell table:formula="of:=INT([.I$4]*[.E247]*([.J$3]/[.J$4])+[.I$3])" office:value-type="float" office:value="177518967">
            <text:p>177518967</text:p>
          </table:table-cell>
          <table:table-cell table:formula="of:=INT([.I247]*[.E247]*([.J$2]/[.J$3]))+[.I$2]" office:value-type="float" office:value="-3921364">
            <text:p>-3921364</text:p>
          </table:table-cell>
          <table:table-cell table:formula="of:=[.J247]*[.E247]*(1/[.J$2])+[.I$1]" office:value-type="float" office:value="6589.43659210205">
            <text:p>6589</text:p>
          </table:table-cell>
          <table:table-cell table:formula="of:=[.F247]-[.K247]" office:value-type="float" office:value="58.5634078979492">
            <text:p>59</text:p>
          </table:table-cell>
        </table:table-row>
        <table:table-row table:style-name="ro1">
          <table:table-cell office:value-type="string">
            <text:p><text:s text:c="3"/>243</text:p>
          </table:table-cell>
          <table:table-cell office:value-type="string">
            <text:p><text:s text:c="3"/>1214</text:p>
          </table:table-cell>
          <table:table-cell office:value-type="string">
            <text:p><text:s text:c="3"/>6641</text:p>
          </table:table-cell>
          <table:table-cell office:value-type="string">
            <text:p><text:s text:c="6"/>9</text:p>
          </table:table-cell>
          <table:table-cell table:formula="of:=[.B248]/1" office:value-type="float" office:value="1214">
            <text:p>1214</text:p>
          </table:table-cell>
          <table:table-cell table:formula="of:=[.C248]/1" office:value-type="float" office:value="6641">
            <text:p>6641</text:p>
          </table:table-cell>
          <table:table-cell table:formula="of:=[.G$1]+[.E248]*([.G$2]+[.E248]*([.G$3]+[.G$4]*[.E248]))" office:value-type="float" office:value="6577.17923273094">
            <text:p>6577.179</text:p>
          </table:table-cell>
          <table:table-cell table:formula="of:=[.F248]-[.G248]" office:value-type="float" office:value="63.8207672690587">
            <text:p>63.821</text:p>
          </table:table-cell>
          <table:table-cell table:formula="of:=INT([.I$4]*[.E248]*([.J$3]/[.J$4])+[.I$3])" office:value-type="float" office:value="177532800">
            <text:p>177532800</text:p>
          </table:table-cell>
          <table:table-cell table:formula="of:=INT([.I248]*[.E248]*([.J$2]/[.J$3]))+[.I$2]" office:value-type="float" office:value="-3917173">
            <text:p>-3917173</text:p>
          </table:table-cell>
          <table:table-cell table:formula="of:=[.J248]*[.E248]*(1/[.J$2])+[.I$1]" office:value-type="float" office:value="6576.70271682739">
            <text:p>6577</text:p>
          </table:table-cell>
          <table:table-cell table:formula="of:=[.F248]-[.K248]" office:value-type="float" office:value="64.2972831726074">
            <text:p>64</text:p>
          </table:table-cell>
        </table:table-row>
        <table:table-row table:style-name="ro1">
          <table:table-cell office:value-type="string">
            <text:p><text:s text:c="3"/>244</text:p>
          </table:table-cell>
          <table:table-cell office:value-type="string">
            <text:p><text:s text:c="3"/>1216</text:p>
          </table:table-cell>
          <table:table-cell office:value-type="string">
            <text:p><text:s text:c="3"/>6627</text:p>
          </table:table-cell>
          <table:table-cell office:value-type="string">
            <text:p><text:s text:c="6"/>9</text:p>
          </table:table-cell>
          <table:table-cell table:formula="of:=[.B249]/1" office:value-type="float" office:value="1216">
            <text:p>1216</text:p>
          </table:table-cell>
          <table:table-cell table:formula="of:=[.C249]/1" office:value-type="float" office:value="6627">
            <text:p>6627</text:p>
          </table:table-cell>
          <table:table-cell table:formula="of:=[.G$1]+[.E249]*([.G$2]+[.E249]*([.G$3]+[.G$4]*[.E249]))" office:value-type="float" office:value="6568.71777725326">
            <text:p>6568.718</text:p>
          </table:table-cell>
          <table:table-cell table:formula="of:=[.F249]-[.G249]" office:value-type="float" office:value="58.2822227467423">
            <text:p>58.282</text:p>
          </table:table-cell>
          <table:table-cell table:formula="of:=INT([.I$4]*[.E249]*([.J$3]/[.J$4])+[.I$3])" office:value-type="float" office:value="177542023">
            <text:p>177542023</text:p>
          </table:table-cell>
          <table:table-cell table:formula="of:=INT([.I249]*[.E249]*([.J$2]/[.J$3]))+[.I$2]" office:value-type="float" office:value="-3914378">
            <text:p>-3914378</text:p>
          </table:table-cell>
          <table:table-cell table:formula="of:=[.J249]*[.E249]*(1/[.J$2])+[.I$1]" office:value-type="float" office:value="6568.24243164063">
            <text:p>6568</text:p>
          </table:table-cell>
          <table:table-cell table:formula="of:=[.F249]-[.K249]" office:value-type="float" office:value="58.757568359375">
            <text:p>59</text:p>
          </table:table-cell>
        </table:table-row>
        <table:table-row table:style-name="ro1">
          <table:table-cell office:value-type="string">
            <text:p><text:s text:c="3"/>245</text:p>
          </table:table-cell>
          <table:table-cell office:value-type="string">
            <text:p><text:s text:c="3"/>1219</text:p>
          </table:table-cell>
          <table:table-cell office:value-type="string">
            <text:p><text:s text:c="3"/>6616</text:p>
          </table:table-cell>
          <table:table-cell office:value-type="string">
            <text:p><text:s text:c="6"/>8</text:p>
          </table:table-cell>
          <table:table-cell table:formula="of:=[.B250]/1" office:value-type="float" office:value="1219">
            <text:p>1219</text:p>
          </table:table-cell>
          <table:table-cell table:formula="of:=[.C250]/1" office:value-type="float" office:value="6616">
            <text:p>6616</text:p>
          </table:table-cell>
          <table:table-cell table:formula="of:=[.G$1]+[.E250]*([.G$2]+[.E250]*([.G$3]+[.G$4]*[.E250]))" office:value-type="float" office:value="6556.06679650207">
            <text:p>6556.067</text:p>
          </table:table-cell>
          <table:table-cell table:formula="of:=[.F250]-[.G250]" office:value-type="float" office:value="59.933203497927">
            <text:p>59.933</text:p>
          </table:table-cell>
          <table:table-cell table:formula="of:=INT([.I$4]*[.E250]*([.J$3]/[.J$4])+[.I$3])" office:value-type="float" office:value="177555856">
            <text:p>177555856</text:p>
          </table:table-cell>
          <table:table-cell table:formula="of:=INT([.I250]*[.E250]*([.J$2]/[.J$3]))+[.I$2]" office:value-type="float" office:value="-3910186">
            <text:p>-3910186</text:p>
          </table:table-cell>
          <table:table-cell table:formula="of:=[.J250]*[.E250]*(1/[.J$2])+[.I$1]" office:value-type="float" office:value="6555.5908241272">
            <text:p>6556</text:p>
          </table:table-cell>
          <table:table-cell table:formula="of:=[.F250]-[.K250]" office:value-type="float" office:value="60.4091758728027">
            <text:p>60</text:p>
          </table:table-cell>
        </table:table-row>
        <table:table-row table:style-name="ro1">
          <table:table-cell office:value-type="string">
            <text:p><text:s text:c="3"/>246</text:p>
          </table:table-cell>
          <table:table-cell office:value-type="string">
            <text:p><text:s text:c="3"/>1223</text:p>
          </table:table-cell>
          <table:table-cell office:value-type="string">
            <text:p><text:s text:c="3"/>6599</text:p>
          </table:table-cell>
          <table:table-cell office:value-type="string">
            <text:p><text:s text:c="5"/>10</text:p>
          </table:table-cell>
          <table:table-cell table:formula="of:=[.B251]/1" office:value-type="float" office:value="1223">
            <text:p>1223</text:p>
          </table:table-cell>
          <table:table-cell table:formula="of:=[.C251]/1" office:value-type="float" office:value="6599">
            <text:p>6599</text:p>
          </table:table-cell>
          <table:table-cell table:formula="of:=[.G$1]+[.E251]*([.G$2]+[.E251]*([.G$3]+[.G$4]*[.E251]))" office:value-type="float" office:value="6539.27575034499">
            <text:p>6539.276</text:p>
          </table:table-cell>
          <table:table-cell table:formula="of:=[.F251]-[.G251]" office:value-type="float" office:value="59.7242496550152">
            <text:p>59.724</text:p>
          </table:table-cell>
          <table:table-cell table:formula="of:=INT([.I$4]*[.E251]*([.J$3]/[.J$4])+[.I$3])" office:value-type="float" office:value="177574300">
            <text:p>177574300</text:p>
          </table:table-cell>
          <table:table-cell table:formula="of:=INT([.I251]*[.E251]*([.J$2]/[.J$3]))+[.I$2]" office:value-type="float" office:value="-3904595">
            <text:p>-3904595</text:p>
          </table:table-cell>
          <table:table-cell table:formula="of:=[.J251]*[.E251]*(1/[.J$2])+[.I$1]" office:value-type="float" office:value="6538.80052757263">
            <text:p>6539</text:p>
          </table:table-cell>
          <table:table-cell table:formula="of:=[.F251]-[.K251]" office:value-type="float" office:value="60.1994724273682">
            <text:p>60</text:p>
          </table:table-cell>
        </table:table-row>
        <table:table-row table:style-name="ro1">
          <table:table-cell office:value-type="string">
            <text:p><text:s text:c="3"/>247</text:p>
          </table:table-cell>
          <table:table-cell office:value-type="string">
            <text:p><text:s text:c="3"/>1225</text:p>
          </table:table-cell>
          <table:table-cell office:value-type="string">
            <text:p><text:s text:c="3"/>6598</text:p>
          </table:table-cell>
          <table:table-cell office:value-type="string">
            <text:p><text:s text:c="6"/>8</text:p>
          </table:table-cell>
          <table:table-cell table:formula="of:=[.B252]/1" office:value-type="float" office:value="1225">
            <text:p>1225</text:p>
          </table:table-cell>
          <table:table-cell table:formula="of:=[.C252]/1" office:value-type="float" office:value="6598">
            <text:p>6598</text:p>
          </table:table-cell>
          <table:table-cell table:formula="of:=[.G$1]+[.E252]*([.G$2]+[.E252]*([.G$3]+[.G$4]*[.E252]))" office:value-type="float" office:value="6530.91320373231">
            <text:p>6530.913</text:p>
          </table:table-cell>
          <table:table-cell table:formula="of:=[.F252]-[.G252]" office:value-type="float" office:value="67.0867962676912">
            <text:p>67.087</text:p>
          </table:table-cell>
          <table:table-cell table:formula="of:=INT([.I$4]*[.E252]*([.J$3]/[.J$4])+[.I$3])" office:value-type="float" office:value="177583522">
            <text:p>177583522</text:p>
          </table:table-cell>
          <table:table-cell table:formula="of:=INT([.I252]*[.E252]*([.J$2]/[.J$3]))+[.I$2]" office:value-type="float" office:value="-3901799">
            <text:p>-3901799</text:p>
          </table:table-cell>
          <table:table-cell table:formula="of:=[.J252]*[.E252]*(1/[.J$2])+[.I$1]" office:value-type="float" office:value="6530.43853950501">
            <text:p>6530</text:p>
          </table:table-cell>
          <table:table-cell table:formula="of:=[.F252]-[.K252]" office:value-type="float" office:value="67.5614604949951">
            <text:p>68</text:p>
          </table:table-cell>
        </table:table-row>
        <table:table-row table:style-name="ro1">
          <table:table-cell office:value-type="string">
            <text:p><text:s text:c="3"/>248</text:p>
          </table:table-cell>
          <table:table-cell office:value-type="string">
            <text:p><text:s text:c="3"/>1227</text:p>
          </table:table-cell>
          <table:table-cell office:value-type="string">
            <text:p><text:s text:c="3"/>6585</text:p>
          </table:table-cell>
          <table:table-cell office:value-type="string">
            <text:p><text:s text:c="6"/>9</text:p>
          </table:table-cell>
          <table:table-cell table:formula="of:=[.B253]/1" office:value-type="float" office:value="1227">
            <text:p>1227</text:p>
          </table:table-cell>
          <table:table-cell table:formula="of:=[.C253]/1" office:value-type="float" office:value="6585">
            <text:p>6585</text:p>
          </table:table-cell>
          <table:table-cell table:formula="of:=[.G$1]+[.E253]*([.G$2]+[.E253]*([.G$3]+[.G$4]*[.E253]))" office:value-type="float" office:value="6522.57264572461">
            <text:p>6522.573</text:p>
          </table:table-cell>
          <table:table-cell table:formula="of:=[.F253]-[.G253]" office:value-type="float" office:value="62.427354275389">
            <text:p>62.427</text:p>
          </table:table-cell>
          <table:table-cell table:formula="of:=INT([.I$4]*[.E253]*([.J$3]/[.J$4])+[.I$3])" office:value-type="float" office:value="177592744">
            <text:p>177592744</text:p>
          </table:table-cell>
          <table:table-cell table:formula="of:=INT([.I253]*[.E253]*([.J$2]/[.J$3]))+[.I$2]" office:value-type="float" office:value="-3899003">
            <text:p>-3899003</text:p>
          </table:table-cell>
          <table:table-cell table:formula="of:=[.J253]*[.E253]*(1/[.J$2])+[.I$1]" office:value-type="float" office:value="6522.09788322449">
            <text:p>6522</text:p>
          </table:table-cell>
          <table:table-cell table:formula="of:=[.F253]-[.K253]" office:value-type="float" office:value="62.9021167755127">
            <text:p>63</text:p>
          </table:table-cell>
        </table:table-row>
        <table:table-row table:style-name="ro1">
          <table:table-cell office:value-type="string">
            <text:p><text:s text:c="3"/>249</text:p>
          </table:table-cell>
          <table:table-cell office:value-type="string">
            <text:p><text:s text:c="3"/>1231</text:p>
          </table:table-cell>
          <table:table-cell office:value-type="string">
            <text:p><text:s text:c="3"/>6567</text:p>
          </table:table-cell>
          <table:table-cell office:value-type="string">
            <text:p><text:s text:c="6"/>8</text:p>
          </table:table-cell>
          <table:table-cell table:formula="of:=[.B254]/1" office:value-type="float" office:value="1231">
            <text:p>1231</text:p>
          </table:table-cell>
          <table:table-cell table:formula="of:=[.C254]/1" office:value-type="float" office:value="6567">
            <text:p>6567</text:p>
          </table:table-cell>
          <table:table-cell table:formula="of:=[.G$1]+[.E254]*([.G$2]+[.E254]*([.G$3]+[.G$4]*[.E254]))" office:value-type="float" office:value="6505.95750840736">
            <text:p>6505.958</text:p>
          </table:table-cell>
          <table:table-cell table:formula="of:=[.F254]-[.G254]" office:value-type="float" office:value="61.0424915926433">
            <text:p>61.042</text:p>
          </table:table-cell>
          <table:table-cell table:formula="of:=INT([.I$4]*[.E254]*([.J$3]/[.J$4])+[.I$3])" office:value-type="float" office:value="177611188">
            <text:p>177611188</text:p>
          </table:table-cell>
          <table:table-cell table:formula="of:=INT([.I254]*[.E254]*([.J$2]/[.J$3]))+[.I$2]" office:value-type="float" office:value="-3893410">
            <text:p>-3893410</text:p>
          </table:table-cell>
          <table:table-cell table:formula="of:=[.J254]*[.E254]*(1/[.J$2])+[.I$1]" office:value-type="float" office:value="6505.48291397095">
            <text:p>6505</text:p>
          </table:table-cell>
          <table:table-cell table:formula="of:=[.F254]-[.K254]" office:value-type="float" office:value="61.5170860290527">
            <text:p>62</text:p>
          </table:table-cell>
        </table:table-row>
        <table:table-row table:style-name="ro1">
          <table:table-cell office:value-type="string">
            <text:p><text:s text:c="3"/>250</text:p>
          </table:table-cell>
          <table:table-cell office:value-type="string">
            <text:p><text:s text:c="3"/>1233</text:p>
          </table:table-cell>
          <table:table-cell office:value-type="string">
            <text:p><text:s text:c="3"/>6564</text:p>
          </table:table-cell>
          <table:table-cell office:value-type="string">
            <text:p><text:s text:c="6"/>9</text:p>
          </table:table-cell>
          <table:table-cell table:formula="of:=[.B255]/1" office:value-type="float" office:value="1233">
            <text:p>1233</text:p>
          </table:table-cell>
          <table:table-cell table:formula="of:=[.C255]/1" office:value-type="float" office:value="6564">
            <text:p>6564</text:p>
          </table:table-cell>
          <table:table-cell table:formula="of:=[.G$1]+[.E255]*([.G$2]+[.E255]*([.G$3]+[.G$4]*[.E255]))" office:value-type="float" office:value="6497.6829355394">
            <text:p>6497.683</text:p>
          </table:table-cell>
          <table:table-cell table:formula="of:=[.F255]-[.G255]" office:value-type="float" office:value="66.3170644606016">
            <text:p>66.317</text:p>
          </table:table-cell>
          <table:table-cell table:formula="of:=INT([.I$4]*[.E255]*([.J$3]/[.J$4])+[.I$3])" office:value-type="float" office:value="177620411">
            <text:p>177620411</text:p>
          </table:table-cell>
          <table:table-cell table:formula="of:=INT([.I255]*[.E255]*([.J$2]/[.J$3]))+[.I$2]" office:value-type="float" office:value="-3890614">
            <text:p>-3890614</text:p>
          </table:table-cell>
          <table:table-cell table:formula="of:=[.J255]*[.E255]*(1/[.J$2])+[.I$1]" office:value-type="float" office:value="6497.20625686646">
            <text:p>6497</text:p>
          </table:table-cell>
          <table:table-cell table:formula="of:=[.F255]-[.K255]" office:value-type="float" office:value="66.7937431335449">
            <text:p>67</text:p>
          </table:table-cell>
        </table:table-row>
        <table:table-row table:style-name="ro1">
          <table:table-cell office:value-type="string">
            <text:p><text:s text:c="3"/>251</text:p>
          </table:table-cell>
          <table:table-cell office:value-type="string">
            <text:p><text:s text:c="3"/>1235</text:p>
          </table:table-cell>
          <table:table-cell office:value-type="string">
            <text:p><text:s text:c="3"/>6554</text:p>
          </table:table-cell>
          <table:table-cell office:value-type="string">
            <text:p><text:s text:c="6"/>8</text:p>
          </table:table-cell>
          <table:table-cell table:formula="of:=[.B256]/1" office:value-type="float" office:value="1235">
            <text:p>1235</text:p>
          </table:table-cell>
          <table:table-cell table:formula="of:=[.C256]/1" office:value-type="float" office:value="6554">
            <text:p>6554</text:p>
          </table:table-cell>
          <table:table-cell table:formula="of:=[.G$1]+[.E256]*([.G$2]+[.E256]*([.G$3]+[.G$4]*[.E256]))" office:value-type="float" office:value="6489.43036415962">
            <text:p>6489.430</text:p>
          </table:table-cell>
          <table:table-cell table:formula="of:=[.F256]-[.G256]" office:value-type="float" office:value="64.569635840382">
            <text:p>64.570</text:p>
          </table:table-cell>
          <table:table-cell table:formula="of:=INT([.I$4]*[.E256]*([.J$3]/[.J$4])+[.I$3])" office:value-type="float" office:value="177629633">
            <text:p>177629633</text:p>
          </table:table-cell>
          <table:table-cell table:formula="of:=INT([.I256]*[.E256]*([.J$2]/[.J$3]))+[.I$2]" office:value-type="float" office:value="-3887816">
            <text:p>-3887816</text:p>
          </table:table-cell>
          <table:table-cell table:formula="of:=[.J256]*[.E256]*(1/[.J$2])+[.I$1]" office:value-type="float" office:value="6488.9556427002">
            <text:p>6489</text:p>
          </table:table-cell>
          <table:table-cell table:formula="of:=[.F256]-[.K256]" office:value-type="float" office:value="65.0443572998047">
            <text:p>65</text:p>
          </table:table-cell>
        </table:table-row>
        <table:table-row table:style-name="ro1">
          <table:table-cell office:value-type="string">
            <text:p><text:s text:c="3"/>252</text:p>
          </table:table-cell>
          <table:table-cell office:value-type="string">
            <text:p><text:s text:c="3"/>1239</text:p>
          </table:table-cell>
          <table:table-cell office:value-type="string">
            <text:p><text:s text:c="3"/>6543</text:p>
          </table:table-cell>
          <table:table-cell office:value-type="string">
            <text:p><text:s text:c="6"/>9</text:p>
          </table:table-cell>
          <table:table-cell table:formula="of:=[.B257]/1" office:value-type="float" office:value="1239">
            <text:p>1239</text:p>
          </table:table-cell>
          <table:table-cell table:formula="of:=[.C257]/1" office:value-type="float" office:value="6543">
            <text:p>6543</text:p>
          </table:table-cell>
          <table:table-cell table:formula="of:=[.G$1]+[.E257]*([.G$2]+[.E257]*([.G$3]+[.G$4]*[.E257]))" office:value-type="float" office:value="6472.9912387478">
            <text:p>6472.991</text:p>
          </table:table-cell>
          <table:table-cell table:formula="of:=[.F257]-[.G257]" office:value-type="float" office:value="70.0087612522038">
            <text:p>70.009</text:p>
          </table:table-cell>
          <table:table-cell table:formula="of:=INT([.I$4]*[.E257]*([.J$3]/[.J$4])+[.I$3])" office:value-type="float" office:value="177648077">
            <text:p>177648077</text:p>
          </table:table-cell>
          <table:table-cell table:formula="of:=INT([.I257]*[.E257]*([.J$2]/[.J$3]))+[.I$2]" office:value-type="float" office:value="-3882221">
            <text:p>-3882221</text:p>
          </table:table-cell>
          <table:table-cell table:formula="of:=[.J257]*[.E257]*(1/[.J$2])+[.I$1]" office:value-type="float" office:value="6472.51609230042">
            <text:p>6473</text:p>
          </table:table-cell>
          <table:table-cell table:formula="of:=[.F257]-[.K257]" office:value-type="float" office:value="70.483907699585">
            <text:p>70</text:p>
          </table:table-cell>
        </table:table-row>
        <table:table-row table:style-name="ro1">
          <table:table-cell office:value-type="string">
            <text:p><text:s text:c="3"/>253</text:p>
          </table:table-cell>
          <table:table-cell office:value-type="string">
            <text:p><text:s text:c="3"/>1241</text:p>
          </table:table-cell>
          <table:table-cell office:value-type="string">
            <text:p><text:s text:c="3"/>6531</text:p>
          </table:table-cell>
          <table:table-cell office:value-type="string">
            <text:p><text:s text:c="6"/>8</text:p>
          </table:table-cell>
          <table:table-cell table:formula="of:=[.B258]/1" office:value-type="float" office:value="1241">
            <text:p>1241</text:p>
          </table:table-cell>
          <table:table-cell table:formula="of:=[.C258]/1" office:value-type="float" office:value="6531">
            <text:p>6531</text:p>
          </table:table-cell>
          <table:table-cell table:formula="of:=[.G$1]+[.E258]*([.G$2]+[.E258]*([.G$3]+[.G$4]*[.E258]))" office:value-type="float" office:value="6464.80469115735">
            <text:p>6464.805</text:p>
          </table:table-cell>
          <table:table-cell table:formula="of:=[.F258]-[.G258]" office:value-type="float" office:value="66.1953088426471">
            <text:p>66.195</text:p>
          </table:table-cell>
          <table:table-cell table:formula="of:=INT([.I$4]*[.E258]*([.J$3]/[.J$4])+[.I$3])" office:value-type="float" office:value="177657299">
            <text:p>177657299</text:p>
          </table:table-cell>
          <table:table-cell table:formula="of:=INT([.I258]*[.E258]*([.J$2]/[.J$3]))+[.I$2]" office:value-type="float" office:value="-3879423">
            <text:p>-3879423</text:p>
          </table:table-cell>
          <table:table-cell table:formula="of:=[.J258]*[.E258]*(1/[.J$2])+[.I$1]" office:value-type="float" office:value="6464.32951545715">
            <text:p>6464</text:p>
          </table:table-cell>
          <table:table-cell table:formula="of:=[.F258]-[.K258]" office:value-type="float" office:value="66.6704845428467">
            <text:p>67</text:p>
          </table:table-cell>
        </table:table-row>
        <table:table-row table:style-name="ro1">
          <table:table-cell office:value-type="string">
            <text:p><text:s text:c="3"/>254</text:p>
          </table:table-cell>
          <table:table-cell office:value-type="string">
            <text:p><text:s text:c="3"/>1243</text:p>
          </table:table-cell>
          <table:table-cell office:value-type="string">
            <text:p><text:s text:c="3"/>6520</text:p>
          </table:table-cell>
          <table:table-cell office:value-type="string">
            <text:p><text:s text:c="6"/>9</text:p>
          </table:table-cell>
          <table:table-cell table:formula="of:=[.B259]/1" office:value-type="float" office:value="1243">
            <text:p>1243</text:p>
          </table:table-cell>
          <table:table-cell table:formula="of:=[.C259]/1" office:value-type="float" office:value="6520">
            <text:p>6520</text:p>
          </table:table-cell>
          <table:table-cell table:formula="of:=[.G$1]+[.E259]*([.G$2]+[.E259]*([.G$3]+[.G$4]*[.E259]))" office:value-type="float" office:value="6456.64015793829">
            <text:p>6456.640</text:p>
          </table:table-cell>
          <table:table-cell table:formula="of:=[.F259]-[.G259]" office:value-type="float" office:value="63.3598420617091">
            <text:p>63.360</text:p>
          </table:table-cell>
          <table:table-cell table:formula="of:=INT([.I$4]*[.E259]*([.J$3]/[.J$4])+[.I$3])" office:value-type="float" office:value="177666521">
            <text:p>177666521</text:p>
          </table:table-cell>
          <table:table-cell table:formula="of:=INT([.I259]*[.E259]*([.J$2]/[.J$3]))+[.I$2]" office:value-type="float" office:value="-3876625">
            <text:p>-3876625</text:p>
          </table:table-cell>
          <table:table-cell table:formula="of:=[.J259]*[.E259]*(1/[.J$2])+[.I$1]" office:value-type="float" office:value="6456.16428565979">
            <text:p>6456</text:p>
          </table:table-cell>
          <table:table-cell table:formula="of:=[.F259]-[.K259]" office:value-type="float" office:value="63.83571434021">
            <text:p>64</text:p>
          </table:table-cell>
        </table:table-row>
        <table:table-row table:style-name="ro1">
          <table:table-cell office:value-type="string">
            <text:p><text:s text:c="3"/>255</text:p>
          </table:table-cell>
          <table:table-cell office:value-type="string">
            <text:p><text:s text:c="3"/>1247</text:p>
          </table:table-cell>
          <table:table-cell office:value-type="string">
            <text:p><text:s text:c="3"/>6516</text:p>
          </table:table-cell>
          <table:table-cell office:value-type="string">
            <text:p><text:s text:c="6"/>9</text:p>
          </table:table-cell>
          <table:table-cell table:formula="of:=[.B260]/1" office:value-type="float" office:value="1247">
            <text:p>1247</text:p>
          </table:table-cell>
          <table:table-cell table:formula="of:=[.C260]/1" office:value-type="float" office:value="6516">
            <text:p>6516</text:p>
          </table:table-cell>
          <table:table-cell table:formula="of:=[.G$1]+[.E260]*([.G$2]+[.E260]*([.G$3]+[.G$4]*[.E260]))" office:value-type="float" office:value="6440.3771474975">
            <text:p>6440.377</text:p>
          </table:table-cell>
          <table:table-cell table:formula="of:=[.F260]-[.G260]" office:value-type="float" office:value="75.6228525024999">
            <text:p>75.623</text:p>
          </table:table-cell>
          <table:table-cell table:formula="of:=INT([.I$4]*[.E260]*([.J$3]/[.J$4])+[.I$3])" office:value-type="float" office:value="177684965">
            <text:p>177684965</text:p>
          </table:table-cell>
          <table:table-cell table:formula="of:=INT([.I260]*[.E260]*([.J$2]/[.J$3]))+[.I$2]" office:value-type="float" office:value="-3871028">
            <text:p>-3871028</text:p>
          </table:table-cell>
          <table:table-cell table:formula="of:=[.J260]*[.E260]*(1/[.J$2])+[.I$1]" office:value-type="float" office:value="6439.9002456665">
            <text:p>6440</text:p>
          </table:table-cell>
          <table:table-cell table:formula="of:=[.F260]-[.K260]" office:value-type="float" office:value="76.0997543334961">
            <text:p>76</text:p>
          </table:table-cell>
        </table:table-row>
        <table:table-row table:style-name="ro1">
          <table:table-cell office:value-type="string">
            <text:p><text:s text:c="3"/>256</text:p>
          </table:table-cell>
          <table:table-cell office:value-type="string">
            <text:p><text:s text:c="3"/>1250</text:p>
          </table:table-cell>
          <table:table-cell office:value-type="string">
            <text:p><text:s text:c="3"/>6499</text:p>
          </table:table-cell>
          <table:table-cell office:value-type="string">
            <text:p><text:s text:c="6"/>8</text:p>
          </table:table-cell>
          <table:table-cell table:formula="of:=[.B261]/1" office:value-type="float" office:value="1250">
            <text:p>1250</text:p>
          </table:table-cell>
          <table:table-cell table:formula="of:=[.C261]/1" office:value-type="float" office:value="6499">
            <text:p>6499</text:p>
          </table:table-cell>
          <table:table-cell table:formula="of:=[.G$1]+[.E261]*([.G$2]+[.E261]*([.G$3]+[.G$4]*[.E261]))" office:value-type="float" office:value="6428.23770134648">
            <text:p>6428.238</text:p>
          </table:table-cell>
          <table:table-cell table:formula="of:=[.F261]-[.G261]" office:value-type="float" office:value="70.7622986535189">
            <text:p>70.762</text:p>
          </table:table-cell>
          <table:table-cell table:formula="of:=INT([.I$4]*[.E261]*([.J$3]/[.J$4])+[.I$3])" office:value-type="float" office:value="177698799">
            <text:p>177698799</text:p>
          </table:table-cell>
          <table:table-cell table:formula="of:=INT([.I261]*[.E261]*([.J$2]/[.J$3]))+[.I$2]" office:value-type="float" office:value="-3866829">
            <text:p>-3866829</text:p>
          </table:table-cell>
          <table:table-cell table:formula="of:=[.J261]*[.E261]*(1/[.J$2])+[.I$1]" office:value-type="float" office:value="6427.76124191284">
            <text:p>6428</text:p>
          </table:table-cell>
          <table:table-cell table:formula="of:=[.F261]-[.K261]" office:value-type="float" office:value="71.2387580871582">
            <text:p>71</text:p>
          </table:table-cell>
        </table:table-row>
        <table:table-row table:style-name="ro1">
          <table:table-cell office:value-type="string">
            <text:p><text:s text:c="3"/>257</text:p>
          </table:table-cell>
          <table:table-cell office:value-type="string">
            <text:p><text:s text:c="3"/>1251</text:p>
          </table:table-cell>
          <table:table-cell office:value-type="string">
            <text:p><text:s text:c="3"/>6492</text:p>
          </table:table-cell>
          <table:table-cell office:value-type="string">
            <text:p><text:s text:c="6"/>9</text:p>
          </table:table-cell>
          <table:table-cell table:formula="of:=[.B262]/1" office:value-type="float" office:value="1251">
            <text:p>1251</text:p>
          </table:table-cell>
          <table:table-cell table:formula="of:=[.C262]/1" office:value-type="float" office:value="6492">
            <text:p>6492</text:p>
          </table:table-cell>
          <table:table-cell table:formula="of:=[.G$1]+[.E262]*([.G$2]+[.E262]*([.G$3]+[.G$4]*[.E262]))" office:value-type="float" office:value="6424.20223319183">
            <text:p>6424.202</text:p>
          </table:table-cell>
          <table:table-cell table:formula="of:=[.F262]-[.G262]" office:value-type="float" office:value="67.7977668081712">
            <text:p>67.798</text:p>
          </table:table-cell>
          <table:table-cell table:formula="of:=INT([.I$4]*[.E262]*([.J$3]/[.J$4])+[.I$3])" office:value-type="float" office:value="177703410">
            <text:p>177703410</text:p>
          </table:table-cell>
          <table:table-cell table:formula="of:=INT([.I262]*[.E262]*([.J$2]/[.J$3]))+[.I$2]" office:value-type="float" office:value="-3865429">
            <text:p>-3865429</text:p>
          </table:table-cell>
          <table:table-cell table:formula="of:=[.J262]*[.E262]*(1/[.J$2])+[.I$1]" office:value-type="float" office:value="6423.72638130188">
            <text:p>6424</text:p>
          </table:table-cell>
          <table:table-cell table:formula="of:=[.F262]-[.K262]" office:value-type="float" office:value="68.2736186981201">
            <text:p>68</text:p>
          </table:table-cell>
        </table:table-row>
        <table:table-row table:style-name="ro1">
          <table:table-cell office:value-type="string">
            <text:p><text:s text:c="3"/>258</text:p>
          </table:table-cell>
          <table:table-cell office:value-type="string">
            <text:p><text:s text:c="3"/>1255</text:p>
          </table:table-cell>
          <table:table-cell office:value-type="string">
            <text:p><text:s text:c="3"/>6481</text:p>
          </table:table-cell>
          <table:table-cell office:value-type="string">
            <text:p><text:s text:c="6"/>8</text:p>
          </table:table-cell>
          <table:table-cell table:formula="of:=[.B263]/1" office:value-type="float" office:value="1255">
            <text:p>1255</text:p>
          </table:table-cell>
          <table:table-cell table:formula="of:=[.C263]/1" office:value-type="float" office:value="6481">
            <text:p>6481</text:p>
          </table:table-cell>
          <table:table-cell table:formula="of:=[.G$1]+[.E263]*([.G$2]+[.E263]*([.G$3]+[.G$4]*[.E263]))" office:value-type="float" office:value="6408.11544078767">
            <text:p>6408.115</text:p>
          </table:table-cell>
          <table:table-cell table:formula="of:=[.F263]-[.G263]" office:value-type="float" office:value="72.8845592123253">
            <text:p>72.885</text:p>
          </table:table-cell>
          <table:table-cell table:formula="of:=INT([.I$4]*[.E263]*([.J$3]/[.J$4])+[.I$3])" office:value-type="float" office:value="177721854">
            <text:p>177721854</text:p>
          </table:table-cell>
          <table:table-cell table:formula="of:=INT([.I263]*[.E263]*([.J$2]/[.J$3]))+[.I$2]" office:value-type="float" office:value="-3859829">
            <text:p>-3859829</text:p>
          </table:table-cell>
          <table:table-cell table:formula="of:=[.J263]*[.E263]*(1/[.J$2])+[.I$1]" office:value-type="float" office:value="6407.64034461975">
            <text:p>6408</text:p>
          </table:table-cell>
          <table:table-cell table:formula="of:=[.F263]-[.K263]" office:value-type="float" office:value="73.359655380249">
            <text:p>73</text:p>
          </table:table-cell>
        </table:table-row>
        <table:table-row table:style-name="ro1">
          <table:table-cell office:value-type="string">
            <text:p><text:s text:c="3"/>259</text:p>
          </table:table-cell>
          <table:table-cell office:value-type="string">
            <text:p><text:s text:c="3"/>1258</text:p>
          </table:table-cell>
          <table:table-cell office:value-type="string">
            <text:p><text:s text:c="3"/>6469</text:p>
          </table:table-cell>
          <table:table-cell office:value-type="string">
            <text:p><text:s text:c="6"/>9</text:p>
          </table:table-cell>
          <table:table-cell table:formula="of:=[.B264]/1" office:value-type="float" office:value="1258">
            <text:p>1258</text:p>
          </table:table-cell>
          <table:table-cell table:formula="of:=[.C264]/1" office:value-type="float" office:value="6469">
            <text:p>6469</text:p>
          </table:table-cell>
          <table:table-cell table:formula="of:=[.G$1]+[.E264]*([.G$2]+[.E264]*([.G$3]+[.G$4]*[.E264]))" office:value-type="float" office:value="6396.10819198253">
            <text:p>6396.108</text:p>
          </table:table-cell>
          <table:table-cell table:formula="of:=[.F264]-[.G264]" office:value-type="float" office:value="72.8918080174717">
            <text:p>72.892</text:p>
          </table:table-cell>
          <table:table-cell table:formula="of:=INT([.I$4]*[.E264]*([.J$3]/[.J$4])+[.I$3])" office:value-type="float" office:value="177735687">
            <text:p>177735687</text:p>
          </table:table-cell>
          <table:table-cell table:formula="of:=INT([.I264]*[.E264]*([.J$2]/[.J$3]))+[.I$2]" office:value-type="float" office:value="-3855629">
            <text:p>-3855629</text:p>
          </table:table-cell>
          <table:table-cell table:formula="of:=[.J264]*[.E264]*(1/[.J$2])+[.I$1]" office:value-type="float" office:value="6395.63189315796">
            <text:p>6396</text:p>
          </table:table-cell>
          <table:table-cell table:formula="of:=[.F264]-[.K264]" office:value-type="float" office:value="73.368106842041">
            <text:p>73</text:p>
          </table:table-cell>
        </table:table-row>
        <table:table-row table:style-name="ro1">
          <table:table-cell office:value-type="string">
            <text:p><text:s text:c="3"/>260</text:p>
          </table:table-cell>
          <table:table-cell office:value-type="string">
            <text:p><text:s text:c="3"/>1260</text:p>
          </table:table-cell>
          <table:table-cell office:value-type="string">
            <text:p><text:s text:c="3"/>6450</text:p>
          </table:table-cell>
          <table:table-cell office:value-type="string">
            <text:p><text:s text:c="6"/>8</text:p>
          </table:table-cell>
          <table:table-cell table:formula="of:=[.B265]/1" office:value-type="float" office:value="1260">
            <text:p>1260</text:p>
          </table:table-cell>
          <table:table-cell table:formula="of:=[.C265]/1" office:value-type="float" office:value="6450">
            <text:p>6450</text:p>
          </table:table-cell>
          <table:table-cell table:formula="of:=[.G$1]+[.E265]*([.G$2]+[.E265]*([.G$3]+[.G$4]*[.E265]))" office:value-type="float" office:value="6388.13091095999">
            <text:p>6388.131</text:p>
          </table:table-cell>
          <table:table-cell table:formula="of:=[.F265]-[.G265]" office:value-type="float" office:value="61.8690890400121">
            <text:p>61.869</text:p>
          </table:table-cell>
          <table:table-cell table:formula="of:=INT([.I$4]*[.E265]*([.J$3]/[.J$4])+[.I$3])" office:value-type="float" office:value="177744909">
            <text:p>177744909</text:p>
          </table:table-cell>
          <table:table-cell table:formula="of:=INT([.I265]*[.E265]*([.J$2]/[.J$3]))+[.I$2]" office:value-type="float" office:value="-3852828">
            <text:p>-3852828</text:p>
          </table:table-cell>
          <table:table-cell table:formula="of:=[.J265]*[.E265]*(1/[.J$2])+[.I$1]" office:value-type="float" office:value="6387.65536499023">
            <text:p>6388</text:p>
          </table:table-cell>
          <table:table-cell table:formula="of:=[.F265]-[.K265]" office:value-type="float" office:value="62.3446350097656">
            <text:p>62</text:p>
          </table:table-cell>
        </table:table-row>
        <table:table-row table:style-name="ro1">
          <table:table-cell office:value-type="string">
            <text:p><text:s text:c="3"/>261</text:p>
          </table:table-cell>
          <table:table-cell office:value-type="string">
            <text:p><text:s text:c="3"/>1263</text:p>
          </table:table-cell>
          <table:table-cell office:value-type="string">
            <text:p><text:s text:c="3"/>6451</text:p>
          </table:table-cell>
          <table:table-cell office:value-type="string">
            <text:p><text:s text:c="6"/>9</text:p>
          </table:table-cell>
          <table:table-cell table:formula="of:=[.B266]/1" office:value-type="float" office:value="1263">
            <text:p>1263</text:p>
          </table:table-cell>
          <table:table-cell table:formula="of:=[.C266]/1" office:value-type="float" office:value="6451">
            <text:p>6451</text:p>
          </table:table-cell>
          <table:table-cell table:formula="of:=[.G$1]+[.E266]*([.G$2]+[.E266]*([.G$3]+[.G$4]*[.E266]))" office:value-type="float" office:value="6376.20632474951">
            <text:p>6376.206</text:p>
          </table:table-cell>
          <table:table-cell table:formula="of:=[.F266]-[.G266]" office:value-type="float" office:value="74.7936752504884">
            <text:p>74.794</text:p>
          </table:table-cell>
          <table:table-cell table:formula="of:=INT([.I$4]*[.E266]*([.J$3]/[.J$4])+[.I$3])" office:value-type="float" office:value="177758742">
            <text:p>177758742</text:p>
          </table:table-cell>
          <table:table-cell table:formula="of:=INT([.I266]*[.E266]*([.J$2]/[.J$3]))+[.I$2]" office:value-type="float" office:value="-3848627">
            <text:p>-3848627</text:p>
          </table:table-cell>
          <table:table-cell table:formula="of:=[.J266]*[.E266]*(1/[.J$2])+[.I$1]" office:value-type="float" office:value="6375.72943687439">
            <text:p>6376</text:p>
          </table:table-cell>
          <table:table-cell table:formula="of:=[.F266]-[.K266]" office:value-type="float" office:value="75.2705631256104">
            <text:p>75</text:p>
          </table:table-cell>
        </table:table-row>
        <table:table-row table:style-name="ro1">
          <table:table-cell office:value-type="string">
            <text:p><text:s text:c="3"/>262</text:p>
          </table:table-cell>
          <table:table-cell office:value-type="string">
            <text:p><text:s text:c="3"/>1266</text:p>
          </table:table-cell>
          <table:table-cell office:value-type="string">
            <text:p><text:s text:c="3"/>6439</text:p>
          </table:table-cell>
          <table:table-cell office:value-type="string">
            <text:p><text:s text:c="6"/>8</text:p>
          </table:table-cell>
          <table:table-cell table:formula="of:=[.B267]/1" office:value-type="float" office:value="1266">
            <text:p>1266</text:p>
          </table:table-cell>
          <table:table-cell table:formula="of:=[.C267]/1" office:value-type="float" office:value="6439">
            <text:p>6439</text:p>
          </table:table-cell>
          <table:table-cell table:formula="of:=[.G$1]+[.E267]*([.G$2]+[.E267]*([.G$3]+[.G$4]*[.E267]))" office:value-type="float" office:value="6364.33135058944">
            <text:p>6364.331</text:p>
          </table:table-cell>
          <table:table-cell table:formula="of:=[.F267]-[.G267]" office:value-type="float" office:value="74.6686494105597">
            <text:p>74.669</text:p>
          </table:table-cell>
          <table:table-cell table:formula="of:=INT([.I$4]*[.E267]*([.J$3]/[.J$4])+[.I$3])" office:value-type="float" office:value="177772576">
            <text:p>177772576</text:p>
          </table:table-cell>
          <table:table-cell table:formula="of:=INT([.I267]*[.E267]*([.J$2]/[.J$3]))+[.I$2]" office:value-type="float" office:value="-3844424">
            <text:p>-3844424</text:p>
          </table:table-cell>
          <table:table-cell table:formula="of:=[.J267]*[.E267]*(1/[.J$2])+[.I$1]" office:value-type="float" office:value="6363.85641479492">
            <text:p>6364</text:p>
          </table:table-cell>
          <table:table-cell table:formula="of:=[.F267]-[.K267]" office:value-type="float" office:value="75.1435852050781">
            <text:p>75</text:p>
          </table:table-cell>
        </table:table-row>
        <table:table-row table:style-name="ro1">
          <table:table-cell office:value-type="string">
            <text:p><text:s text:c="3"/>263</text:p>
          </table:table-cell>
          <table:table-cell office:value-type="string">
            <text:p><text:s text:c="3"/>1268</text:p>
          </table:table-cell>
          <table:table-cell office:value-type="string">
            <text:p><text:s text:c="3"/>6426</text:p>
          </table:table-cell>
          <table:table-cell office:value-type="string">
            <text:p><text:s text:c="6"/>8</text:p>
          </table:table-cell>
          <table:table-cell table:formula="of:=[.B268]/1" office:value-type="float" office:value="1268">
            <text:p>1268</text:p>
          </table:table-cell>
          <table:table-cell table:formula="of:=[.C268]/1" office:value-type="float" office:value="6426">
            <text:p>6426</text:p>
          </table:table-cell>
          <table:table-cell table:formula="of:=[.G$1]+[.E268]*([.G$2]+[.E268]*([.G$3]+[.G$4]*[.E268]))" office:value-type="float" office:value="6356.44226876762">
            <text:p>6356.442</text:p>
          </table:table-cell>
          <table:table-cell table:formula="of:=[.F268]-[.G268]" office:value-type="float" office:value="69.5577312323821">
            <text:p>69.558</text:p>
          </table:table-cell>
          <table:table-cell table:formula="of:=INT([.I$4]*[.E268]*([.J$3]/[.J$4])+[.I$3])" office:value-type="float" office:value="177781798">
            <text:p>177781798</text:p>
          </table:table-cell>
          <table:table-cell table:formula="of:=INT([.I268]*[.E268]*([.J$2]/[.J$3]))+[.I$2]" office:value-type="float" office:value="-3841623">
            <text:p>-3841623</text:p>
          </table:table-cell>
          <table:table-cell table:formula="of:=[.J268]*[.E268]*(1/[.J$2])+[.I$1]" office:value-type="float" office:value="6355.96537017822">
            <text:p>6356</text:p>
          </table:table-cell>
          <table:table-cell table:formula="of:=[.F268]-[.K268]" office:value-type="float" office:value="70.0346298217773">
            <text:p>70</text:p>
          </table:table-cell>
        </table:table-row>
        <table:table-row table:style-name="ro1">
          <table:table-cell office:value-type="string">
            <text:p><text:s text:c="3"/>264</text:p>
          </table:table-cell>
          <table:table-cell office:value-type="string">
            <text:p><text:s text:c="3"/>1271</text:p>
          </table:table-cell>
          <table:table-cell office:value-type="string">
            <text:p><text:s text:c="3"/>6416</text:p>
          </table:table-cell>
          <table:table-cell office:value-type="string">
            <text:p><text:s text:c="6"/>8</text:p>
          </table:table-cell>
          <table:table-cell table:formula="of:=[.B269]/1" office:value-type="float" office:value="1271">
            <text:p>1271</text:p>
          </table:table-cell>
          <table:table-cell table:formula="of:=[.C269]/1" office:value-type="float" office:value="6416">
            <text:p>6416</text:p>
          </table:table-cell>
          <table:table-cell table:formula="of:=[.G$1]+[.E269]*([.G$2]+[.E269]*([.G$3]+[.G$4]*[.E269]))" office:value-type="float" office:value="6344.65000551422">
            <text:p>6344.650</text:p>
          </table:table-cell>
          <table:table-cell table:formula="of:=[.F269]-[.G269]" office:value-type="float" office:value="71.3499944857831">
            <text:p>71.350</text:p>
          </table:table-cell>
          <table:table-cell table:formula="of:=INT([.I$4]*[.E269]*([.J$3]/[.J$4])+[.I$3])" office:value-type="float" office:value="177795631">
            <text:p>177795631</text:p>
          </table:table-cell>
          <table:table-cell table:formula="of:=INT([.I269]*[.E269]*([.J$2]/[.J$3]))+[.I$2]" office:value-type="float" office:value="-3837419">
            <text:p>-3837419</text:p>
          </table:table-cell>
          <table:table-cell table:formula="of:=[.J269]*[.E269]*(1/[.J$2])+[.I$1]" office:value-type="float" office:value="6344.17493247986">
            <text:p>6344</text:p>
          </table:table-cell>
          <table:table-cell table:formula="of:=[.F269]-[.K269]" office:value-type="float" office:value="71.8250675201416">
            <text:p>72</text:p>
          </table:table-cell>
        </table:table-row>
        <table:table-row table:style-name="ro1">
          <table:table-cell office:value-type="string">
            <text:p><text:s text:c="3"/>265</text:p>
          </table:table-cell>
          <table:table-cell office:value-type="string">
            <text:p><text:s text:c="3"/>1274</text:p>
          </table:table-cell>
          <table:table-cell office:value-type="string">
            <text:p><text:s text:c="3"/>6407</text:p>
          </table:table-cell>
          <table:table-cell office:value-type="string">
            <text:p><text:s text:c="6"/>9</text:p>
          </table:table-cell>
          <table:table-cell table:formula="of:=[.B270]/1" office:value-type="float" office:value="1274">
            <text:p>1274</text:p>
          </table:table-cell>
          <table:table-cell table:formula="of:=[.C270]/1" office:value-type="float" office:value="6407">
            <text:p>6407</text:p>
          </table:table-cell>
          <table:table-cell table:formula="of:=[.G$1]+[.E270]*([.G$2]+[.E270]*([.G$3]+[.G$4]*[.E270]))" office:value-type="float" office:value="6332.90738329842">
            <text:p>6332.907</text:p>
          </table:table-cell>
          <table:table-cell table:formula="of:=[.F270]-[.G270]" office:value-type="float" office:value="74.0926167015787">
            <text:p>74.093</text:p>
          </table:table-cell>
          <table:table-cell table:formula="of:=INT([.I$4]*[.E270]*([.J$3]/[.J$4])+[.I$3])" office:value-type="float" office:value="177809464">
            <text:p>177809464</text:p>
          </table:table-cell>
          <table:table-cell table:formula="of:=INT([.I270]*[.E270]*([.J$2]/[.J$3]))+[.I$2]" office:value-type="float" office:value="-3833215">
            <text:p>-3833215</text:p>
          </table:table-cell>
          <table:table-cell table:formula="of:=[.J270]*[.E270]*(1/[.J$2])+[.I$1]" office:value-type="float" office:value="6332.43260574341">
            <text:p>6332</text:p>
          </table:table-cell>
          <table:table-cell table:formula="of:=[.F270]-[.K270]" office:value-type="float" office:value="74.5673942565918">
            <text:p>75</text:p>
          </table:table-cell>
        </table:table-row>
        <table:table-row table:style-name="ro1">
          <table:table-cell office:value-type="string">
            <text:p><text:s text:c="3"/>266</text:p>
          </table:table-cell>
          <table:table-cell office:value-type="string">
            <text:p><text:s text:c="3"/>1276</text:p>
          </table:table-cell>
          <table:table-cell office:value-type="string">
            <text:p><text:s text:c="3"/>6398</text:p>
          </table:table-cell>
          <table:table-cell office:value-type="string">
            <text:p><text:s text:c="6"/>8</text:p>
          </table:table-cell>
          <table:table-cell table:formula="of:=[.B271]/1" office:value-type="float" office:value="1276">
            <text:p>1276</text:p>
          </table:table-cell>
          <table:table-cell table:formula="of:=[.C271]/1" office:value-type="float" office:value="6398">
            <text:p>6398</text:p>
          </table:table-cell>
          <table:table-cell table:formula="of:=[.G$1]+[.E271]*([.G$2]+[.E271]*([.G$3]+[.G$4]*[.E271]))" office:value-type="float" office:value="6325.10655221011">
            <text:p>6325.107</text:p>
          </table:table-cell>
          <table:table-cell table:formula="of:=[.F271]-[.G271]" office:value-type="float" office:value="72.8934477898856">
            <text:p>72.893</text:p>
          </table:table-cell>
          <table:table-cell table:formula="of:=INT([.I$4]*[.E271]*([.J$3]/[.J$4])+[.I$3])" office:value-type="float" office:value="177818686">
            <text:p>177818686</text:p>
          </table:table-cell>
          <table:table-cell table:formula="of:=INT([.I271]*[.E271]*([.J$2]/[.J$3]))+[.I$2]" office:value-type="float" office:value="-3830412">
            <text:p>-3830412</text:p>
          </table:table-cell>
          <table:table-cell table:formula="of:=[.J271]*[.E271]*(1/[.J$2])+[.I$1]" office:value-type="float" office:value="6324.63192749023">
            <text:p>6325</text:p>
          </table:table-cell>
          <table:table-cell table:formula="of:=[.F271]-[.K271]" office:value-type="float" office:value="73.3680725097656">
            <text:p>73</text:p>
          </table:table-cell>
        </table:table-row>
        <table:table-row table:style-name="ro1">
          <table:table-cell office:value-type="string">
            <text:p><text:s text:c="3"/>267</text:p>
          </table:table-cell>
          <table:table-cell office:value-type="string">
            <text:p><text:s text:c="3"/>1278</text:p>
          </table:table-cell>
          <table:table-cell office:value-type="string">
            <text:p><text:s text:c="3"/>6387</text:p>
          </table:table-cell>
          <table:table-cell office:value-type="string">
            <text:p><text:s text:c="6"/>8</text:p>
          </table:table-cell>
          <table:table-cell table:formula="of:=[.B272]/1" office:value-type="float" office:value="1278">
            <text:p>1278</text:p>
          </table:table-cell>
          <table:table-cell table:formula="of:=[.C272]/1" office:value-type="float" office:value="6387">
            <text:p>6387</text:p>
          </table:table-cell>
          <table:table-cell table:formula="of:=[.G$1]+[.E272]*([.G$2]+[.E272]*([.G$3]+[.G$4]*[.E272]))" office:value-type="float" office:value="6317.32779185719">
            <text:p>6317.328</text:p>
          </table:table-cell>
          <table:table-cell table:formula="of:=[.F272]-[.G272]" office:value-type="float" office:value="69.6722081428143">
            <text:p>69.672</text:p>
          </table:table-cell>
          <table:table-cell table:formula="of:=INT([.I$4]*[.E272]*([.J$3]/[.J$4])+[.I$3])" office:value-type="float" office:value="177827908">
            <text:p>177827908</text:p>
          </table:table-cell>
          <table:table-cell table:formula="of:=INT([.I272]*[.E272]*([.J$2]/[.J$3]))+[.I$2]" office:value-type="float" office:value="-3827609">
            <text:p>-3827609</text:p>
          </table:table-cell>
          <table:table-cell table:formula="of:=[.J272]*[.E272]*(1/[.J$2])+[.I$1]" office:value-type="float" office:value="6316.85263442993">
            <text:p>6317</text:p>
          </table:table-cell>
          <table:table-cell table:formula="of:=[.F272]-[.K272]" office:value-type="float" office:value="70.1473655700684">
            <text:p>70</text:p>
          </table:table-cell>
        </table:table-row>
        <table:table-row table:style-name="ro1">
          <table:table-cell office:value-type="string">
            <text:p><text:s text:c="3"/>268</text:p>
          </table:table-cell>
          <table:table-cell office:value-type="string">
            <text:p><text:s text:c="3"/>1282</text:p>
          </table:table-cell>
          <table:table-cell office:value-type="string">
            <text:p><text:s text:c="3"/>6369</text:p>
          </table:table-cell>
          <table:table-cell office:value-type="string">
            <text:p><text:s text:c="6"/>8</text:p>
          </table:table-cell>
          <table:table-cell table:formula="of:=[.B273]/1" office:value-type="float" office:value="1282">
            <text:p>1282</text:p>
          </table:table-cell>
          <table:table-cell table:formula="of:=[.C273]/1" office:value-type="float" office:value="6369">
            <text:p>6369</text:p>
          </table:table-cell>
          <table:table-cell table:formula="of:=[.G$1]+[.E273]*([.G$2]+[.E273]*([.G$3]+[.G$4]*[.E273]))" office:value-type="float" office:value="6301.83649624067">
            <text:p>6301.836</text:p>
          </table:table-cell>
          <table:table-cell table:formula="of:=[.F273]-[.G273]" office:value-type="float" office:value="67.1635037593333">
            <text:p>67.164</text:p>
          </table:table-cell>
          <table:table-cell table:formula="of:=INT([.I$4]*[.E273]*([.J$3]/[.J$4])+[.I$3])" office:value-type="float" office:value="177846353">
            <text:p>177846353</text:p>
          </table:table-cell>
          <table:table-cell table:formula="of:=INT([.I273]*[.E273]*([.J$2]/[.J$3]))+[.I$2]" office:value-type="float" office:value="-3822002">
            <text:p>-3822002</text:p>
          </table:table-cell>
          <table:table-cell table:formula="of:=[.J273]*[.E273]*(1/[.J$2])+[.I$1]" office:value-type="float" office:value="6301.36064910889">
            <text:p>6301</text:p>
          </table:table-cell>
          <table:table-cell table:formula="of:=[.F273]-[.K273]" office:value-type="float" office:value="67.6393508911133">
            <text:p>68</text:p>
          </table:table-cell>
        </table:table-row>
        <table:table-row table:style-name="ro1">
          <table:table-cell office:value-type="string">
            <text:p><text:s text:c="3"/>269</text:p>
          </table:table-cell>
          <table:table-cell office:value-type="string">
            <text:p><text:s text:c="3"/>1284</text:p>
          </table:table-cell>
          <table:table-cell office:value-type="string">
            <text:p><text:s text:c="3"/>6369</text:p>
          </table:table-cell>
          <table:table-cell office:value-type="string">
            <text:p><text:s text:c="6"/>8</text:p>
          </table:table-cell>
          <table:table-cell table:formula="of:=[.B274]/1" office:value-type="float" office:value="1284">
            <text:p>1284</text:p>
          </table:table-cell>
          <table:table-cell table:formula="of:=[.C274]/1" office:value-type="float" office:value="6369">
            <text:p>6369</text:p>
          </table:table-cell>
          <table:table-cell table:formula="of:=[.G$1]+[.E274]*([.G$2]+[.E274]*([.G$3]+[.G$4]*[.E274]))" office:value-type="float" office:value="6294.12396741868">
            <text:p>6294.124</text:p>
          </table:table-cell>
          <table:table-cell table:formula="of:=[.F274]-[.G274]" office:value-type="float" office:value="74.8760325813237">
            <text:p>74.876</text:p>
          </table:table-cell>
          <table:table-cell table:formula="of:=INT([.I$4]*[.E274]*([.J$3]/[.J$4])+[.I$3])" office:value-type="float" office:value="177855575">
            <text:p>177855575</text:p>
          </table:table-cell>
          <table:table-cell table:formula="of:=INT([.I274]*[.E274]*([.J$2]/[.J$3]))+[.I$2]" office:value-type="float" office:value="-3819198">
            <text:p>-3819198</text:p>
          </table:table-cell>
          <table:table-cell table:formula="of:=[.J274]*[.E274]*(1/[.J$2])+[.I$1]" office:value-type="float" office:value="6293.64796447754">
            <text:p>6294</text:p>
          </table:table-cell>
          <table:table-cell table:formula="of:=[.F274]-[.K274]" office:value-type="float" office:value="75.3520355224609">
            <text:p>75</text:p>
          </table:table-cell>
        </table:table-row>
        <table:table-row table:style-name="ro1">
          <table:table-cell office:value-type="string">
            <text:p><text:s text:c="3"/>270</text:p>
          </table:table-cell>
          <table:table-cell office:value-type="string">
            <text:p><text:s text:c="3"/>1288</text:p>
          </table:table-cell>
          <table:table-cell office:value-type="string">
            <text:p><text:s text:c="3"/>6364</text:p>
          </table:table-cell>
          <table:table-cell office:value-type="string">
            <text:p><text:s text:c="6"/>8</text:p>
          </table:table-cell>
          <table:table-cell table:formula="of:=[.B275]/1" office:value-type="float" office:value="1288">
            <text:p>1288</text:p>
          </table:table-cell>
          <table:table-cell table:formula="of:=[.C275]/1" office:value-type="float" office:value="6364">
            <text:p>6364</text:p>
          </table:table-cell>
          <table:table-cell table:formula="of:=[.G$1]+[.E275]*([.G$2]+[.E275]*([.G$3]+[.G$4]*[.E275]))" office:value-type="float" office:value="6278.76516385123">
            <text:p>6278.765</text:p>
          </table:table-cell>
          <table:table-cell table:formula="of:=[.F275]-[.G275]" office:value-type="float" office:value="85.2348361487675">
            <text:p>85.235</text:p>
          </table:table-cell>
          <table:table-cell table:formula="of:=INT([.I$4]*[.E275]*([.J$3]/[.J$4])+[.I$3])" office:value-type="float" office:value="177874019">
            <text:p>177874019</text:p>
          </table:table-cell>
          <table:table-cell table:formula="of:=INT([.I275]*[.E275]*([.J$2]/[.J$3]))+[.I$2]" office:value-type="float" office:value="-3813589">
            <text:p>-3813589</text:p>
          </table:table-cell>
          <table:table-cell table:formula="of:=[.J275]*[.E275]*(1/[.J$2])+[.I$1]" office:value-type="float" office:value="6278.28923034668">
            <text:p>6278</text:p>
          </table:table-cell>
          <table:table-cell table:formula="of:=[.F275]-[.K275]" office:value-type="float" office:value="85.7107696533203">
            <text:p>86</text:p>
          </table:table-cell>
        </table:table-row>
        <table:table-row table:style-name="ro1">
          <table:table-cell office:value-type="string">
            <text:p><text:s text:c="3"/>271</text:p>
          </table:table-cell>
          <table:table-cell office:value-type="string">
            <text:p><text:s text:c="3"/>1290</text:p>
          </table:table-cell>
          <table:table-cell office:value-type="string">
            <text:p><text:s text:c="3"/>6335</text:p>
          </table:table-cell>
          <table:table-cell office:value-type="string">
            <text:p><text:s text:c="6"/>8</text:p>
          </table:table-cell>
          <table:table-cell table:formula="of:=[.B276]/1" office:value-type="float" office:value="1290">
            <text:p>1290</text:p>
          </table:table-cell>
          <table:table-cell table:formula="of:=[.C276]/1" office:value-type="float" office:value="6335">
            <text:p>6335</text:p>
          </table:table-cell>
          <table:table-cell table:formula="of:=[.G$1]+[.E276]*([.G$2]+[.E276]*([.G$3]+[.G$4]*[.E276]))" office:value-type="float" office:value="6271.11889554738">
            <text:p>6271.119</text:p>
          </table:table-cell>
          <table:table-cell table:formula="of:=[.F276]-[.G276]" office:value-type="float" office:value="63.881104452621">
            <text:p>63.881</text:p>
          </table:table-cell>
          <table:table-cell table:formula="of:=INT([.I$4]*[.E276]*([.J$3]/[.J$4])+[.I$3])" office:value-type="float" office:value="177883241">
            <text:p>177883241</text:p>
          </table:table-cell>
          <table:table-cell table:formula="of:=INT([.I276]*[.E276]*([.J$2]/[.J$3]))+[.I$2]" office:value-type="float" office:value="-3810784">
            <text:p>-3810784</text:p>
          </table:table-cell>
          <table:table-cell table:formula="of:=[.J276]*[.E276]*(1/[.J$2])+[.I$1]" office:value-type="float" office:value="6270.64318847656">
            <text:p>6271</text:p>
          </table:table-cell>
          <table:table-cell table:formula="of:=[.F276]-[.K276]" office:value-type="float" office:value="64.3568115234375">
            <text:p>64</text:p>
          </table:table-cell>
        </table:table-row>
        <table:table-row table:style-name="ro1">
          <table:table-cell office:value-type="string">
            <text:p><text:s text:c="3"/>272</text:p>
          </table:table-cell>
          <table:table-cell office:value-type="string">
            <text:p><text:s text:c="3"/>1292</text:p>
          </table:table-cell>
          <table:table-cell office:value-type="string">
            <text:p><text:s text:c="3"/>6348</text:p>
          </table:table-cell>
          <table:table-cell office:value-type="string">
            <text:p><text:s text:c="6"/>8</text:p>
          </table:table-cell>
          <table:table-cell table:formula="of:=[.B277]/1" office:value-type="float" office:value="1292">
            <text:p>1292</text:p>
          </table:table-cell>
          <table:table-cell table:formula="of:=[.C277]/1" office:value-type="float" office:value="6348">
            <text:p>6348</text:p>
          </table:table-cell>
          <table:table-cell table:formula="of:=[.G$1]+[.E277]*([.G$2]+[.E277]*([.G$3]+[.G$4]*[.E277]))" office:value-type="float" office:value="6263.49472052451">
            <text:p>6263.495</text:p>
          </table:table-cell>
          <table:table-cell table:formula="of:=[.F277]-[.G277]" office:value-type="float" office:value="84.5052794754938">
            <text:p>84.505</text:p>
          </table:table-cell>
          <table:table-cell table:formula="of:=INT([.I$4]*[.E277]*([.J$3]/[.J$4])+[.I$3])" office:value-type="float" office:value="177892463">
            <text:p>177892463</text:p>
          </table:table-cell>
          <table:table-cell table:formula="of:=INT([.I277]*[.E277]*([.J$2]/[.J$3]))+[.I$2]" office:value-type="float" office:value="-3807979">
            <text:p>-3807979</text:p>
          </table:table-cell>
          <table:table-cell table:formula="of:=[.J277]*[.E277]*(1/[.J$2])+[.I$1]" office:value-type="float" office:value="6263.01854705811">
            <text:p>6263</text:p>
          </table:table-cell>
          <table:table-cell table:formula="of:=[.F277]-[.K277]" office:value-type="float" office:value="84.9814529418945">
            <text:p>85</text:p>
          </table:table-cell>
        </table:table-row>
        <table:table-row table:style-name="ro1">
          <table:table-cell office:value-type="string">
            <text:p><text:s text:c="3"/>273</text:p>
          </table:table-cell>
          <table:table-cell office:value-type="string">
            <text:p><text:s text:c="3"/>1296</text:p>
          </table:table-cell>
          <table:table-cell office:value-type="string">
            <text:p><text:s text:c="3"/>6328</text:p>
          </table:table-cell>
          <table:table-cell office:value-type="string">
            <text:p><text:s text:c="6"/>8</text:p>
          </table:table-cell>
          <table:table-cell table:formula="of:=[.B278]/1" office:value-type="float" office:value="1296">
            <text:p>1296</text:p>
          </table:table-cell>
          <table:table-cell table:formula="of:=[.C278]/1" office:value-type="float" office:value="6328">
            <text:p>6328</text:p>
          </table:table-cell>
          <table:table-cell table:formula="of:=[.G$1]+[.E278]*([.G$2]+[.E278]*([.G$3]+[.G$4]*[.E278]))" office:value-type="float" office:value="6248.3126632049">
            <text:p>6248.313</text:p>
          </table:table-cell>
          <table:table-cell table:formula="of:=[.F278]-[.G278]" office:value-type="float" office:value="79.6873367951048">
            <text:p>79.687</text:p>
          </table:table-cell>
          <table:table-cell table:formula="of:=INT([.I$4]*[.E278]*([.J$3]/[.J$4])+[.I$3])" office:value-type="float" office:value="177910908">
            <text:p>177910908</text:p>
          </table:table-cell>
          <table:table-cell table:formula="of:=INT([.I278]*[.E278]*([.J$2]/[.J$3]))+[.I$2]" office:value-type="float" office:value="-3802368">
            <text:p>-3802368</text:p>
          </table:table-cell>
          <table:table-cell table:formula="of:=[.J278]*[.E278]*(1/[.J$2])+[.I$1]" office:value-type="float" office:value="6247.8359375">
            <text:p>6248</text:p>
          </table:table-cell>
          <table:table-cell table:formula="of:=[.F278]-[.K278]" office:value-type="float" office:value="80.1640625">
            <text:p>80</text:p>
          </table:table-cell>
        </table:table-row>
        <table:table-row table:style-name="ro1">
          <table:table-cell office:value-type="string">
            <text:p><text:s text:c="3"/>274</text:p>
          </table:table-cell>
          <table:table-cell office:value-type="string">
            <text:p><text:s text:c="3"/>1298</text:p>
          </table:table-cell>
          <table:table-cell office:value-type="string">
            <text:p><text:s text:c="3"/>6322</text:p>
          </table:table-cell>
          <table:table-cell office:value-type="string">
            <text:p><text:s text:c="6"/>8</text:p>
          </table:table-cell>
          <table:table-cell table:formula="of:=[.B279]/1" office:value-type="float" office:value="1298">
            <text:p>1298</text:p>
          </table:table-cell>
          <table:table-cell table:formula="of:=[.C279]/1" office:value-type="float" office:value="6322">
            <text:p>6322</text:p>
          </table:table-cell>
          <table:table-cell table:formula="of:=[.G$1]+[.E279]*([.G$2]+[.E279]*([.G$3]+[.G$4]*[.E279]))" office:value-type="float" office:value="6240.75478734976">
            <text:p>6240.755</text:p>
          </table:table-cell>
          <table:table-cell table:formula="of:=[.F279]-[.G279]" office:value-type="float" office:value="81.2452126502412">
            <text:p>81.245</text:p>
          </table:table-cell>
          <table:table-cell table:formula="of:=INT([.I$4]*[.E279]*([.J$3]/[.J$4])+[.I$3])" office:value-type="float" office:value="177920130">
            <text:p>177920130</text:p>
          </table:table-cell>
          <table:table-cell table:formula="of:=INT([.I279]*[.E279]*([.J$2]/[.J$3]))+[.I$2]" office:value-type="float" office:value="-3799562">
            <text:p>-3799562</text:p>
          </table:table-cell>
          <table:table-cell table:formula="of:=[.J279]*[.E279]*(1/[.J$2])+[.I$1]" office:value-type="float" office:value="6240.27797698975">
            <text:p>6240</text:p>
          </table:table-cell>
          <table:table-cell table:formula="of:=[.F279]-[.K279]" office:value-type="float" office:value="81.7220230102539">
            <text:p>82</text:p>
          </table:table-cell>
        </table:table-row>
        <table:table-row table:style-name="ro1">
          <table:table-cell office:value-type="string">
            <text:p><text:s text:c="3"/>275</text:p>
          </table:table-cell>
          <table:table-cell office:value-type="string">
            <text:p><text:s text:c="3"/>1300</text:p>
          </table:table-cell>
          <table:table-cell office:value-type="string">
            <text:p><text:s text:c="3"/>6307</text:p>
          </table:table-cell>
          <table:table-cell office:value-type="string">
            <text:p><text:s text:c="6"/>8</text:p>
          </table:table-cell>
          <table:table-cell table:formula="of:=[.B280]/1" office:value-type="float" office:value="1300">
            <text:p>1300</text:p>
          </table:table-cell>
          <table:table-cell table:formula="of:=[.C280]/1" office:value-type="float" office:value="6307">
            <text:p>6307</text:p>
          </table:table-cell>
          <table:table-cell table:formula="of:=[.G$1]+[.E280]*([.G$2]+[.E280]*([.G$3]+[.G$4]*[.E280]))" office:value-type="float" office:value="6233.2190176588">
            <text:p>6233.219</text:p>
          </table:table-cell>
          <table:table-cell table:formula="of:=[.F280]-[.G280]" office:value-type="float" office:value="73.7809823411972">
            <text:p>73.781</text:p>
          </table:table-cell>
          <table:table-cell table:formula="of:=INT([.I$4]*[.E280]*([.J$3]/[.J$4])+[.I$3])" office:value-type="float" office:value="177929352">
            <text:p>177929352</text:p>
          </table:table-cell>
          <table:table-cell table:formula="of:=INT([.I280]*[.E280]*([.J$2]/[.J$3]))+[.I$2]" office:value-type="float" office:value="-3796755">
            <text:p>-3796755</text:p>
          </table:table-cell>
          <table:table-cell table:formula="of:=[.J280]*[.E280]*(1/[.J$2])+[.I$1]" office:value-type="float" office:value="6232.74390411377">
            <text:p>6233</text:p>
          </table:table-cell>
          <table:table-cell table:formula="of:=[.F280]-[.K280]" office:value-type="float" office:value="74.2560958862305">
            <text:p>74</text:p>
          </table:table-cell>
        </table:table-row>
        <table:table-row table:style-name="ro1">
          <table:table-cell office:value-type="string">
            <text:p><text:s text:c="3"/>276</text:p>
          </table:table-cell>
          <table:table-cell office:value-type="string">
            <text:p><text:s text:c="3"/>1303</text:p>
          </table:table-cell>
          <table:table-cell office:value-type="string">
            <text:p><text:s text:c="3"/>6299</text:p>
          </table:table-cell>
          <table:table-cell office:value-type="string">
            <text:p><text:s text:c="6"/>8</text:p>
          </table:table-cell>
          <table:table-cell table:formula="of:=[.B281]/1" office:value-type="float" office:value="1303">
            <text:p>1303</text:p>
          </table:table-cell>
          <table:table-cell table:formula="of:=[.C281]/1" office:value-type="float" office:value="6299">
            <text:p>6299</text:p>
          </table:table-cell>
          <table:table-cell table:formula="of:=[.G$1]+[.E281]*([.G$2]+[.E281]*([.G$3]+[.G$4]*[.E281]))" office:value-type="float" office:value="6221.9568192257">
            <text:p>6221.957</text:p>
          </table:table-cell>
          <table:table-cell table:formula="of:=[.F281]-[.G281]" office:value-type="float" office:value="77.0431807742989">
            <text:p>77.043</text:p>
          </table:table-cell>
          <table:table-cell table:formula="of:=INT([.I$4]*[.E281]*([.J$3]/[.J$4])+[.I$3])" office:value-type="float" office:value="177943185">
            <text:p>177943185</text:p>
          </table:table-cell>
          <table:table-cell table:formula="of:=INT([.I281]*[.E281]*([.J$2]/[.J$3]))+[.I$2]" office:value-type="float" office:value="-3792545">
            <text:p>-3792545</text:p>
          </table:table-cell>
          <table:table-cell table:formula="of:=[.J281]*[.E281]*(1/[.J$2])+[.I$1]" office:value-type="float" office:value="6221.48170661926">
            <text:p>6221</text:p>
          </table:table-cell>
          <table:table-cell table:formula="of:=[.F281]-[.K281]" office:value-type="float" office:value="77.5182933807373">
            <text:p>78</text:p>
          </table:table-cell>
        </table:table-row>
        <table:table-row table:style-name="ro1">
          <table:table-cell office:value-type="string">
            <text:p><text:s text:c="3"/>277</text:p>
          </table:table-cell>
          <table:table-cell office:value-type="string">
            <text:p><text:s text:c="3"/>1306</text:p>
          </table:table-cell>
          <table:table-cell office:value-type="string">
            <text:p><text:s text:c="3"/>6297</text:p>
          </table:table-cell>
          <table:table-cell office:value-type="string">
            <text:p><text:s text:c="6"/>7</text:p>
          </table:table-cell>
          <table:table-cell table:formula="of:=[.B282]/1" office:value-type="float" office:value="1306">
            <text:p>1306</text:p>
          </table:table-cell>
          <table:table-cell table:formula="of:=[.C282]/1" office:value-type="float" office:value="6297">
            <text:p>6297</text:p>
          </table:table-cell>
          <table:table-cell table:formula="of:=[.G$1]+[.E282]*([.G$2]+[.E282]*([.G$3]+[.G$4]*[.E282]))" office:value-type="float" office:value="6210.744377779">
            <text:p>6210.744</text:p>
          </table:table-cell>
          <table:table-cell table:formula="of:=[.F282]-[.G282]" office:value-type="float" office:value="86.2556222209951">
            <text:p>86.256</text:p>
          </table:table-cell>
          <table:table-cell table:formula="of:=INT([.I$4]*[.E282]*([.J$3]/[.J$4])+[.I$3])" office:value-type="float" office:value="177957018">
            <text:p>177957018</text:p>
          </table:table-cell>
          <table:table-cell table:formula="of:=INT([.I282]*[.E282]*([.J$2]/[.J$3]))+[.I$2]" office:value-type="float" office:value="-3788335">
            <text:p>-3788335</text:p>
          </table:table-cell>
          <table:table-cell table:formula="of:=[.J282]*[.E282]*(1/[.J$2])+[.I$1]" office:value-type="float" office:value="6210.26768875122">
            <text:p>6210</text:p>
          </table:table-cell>
          <table:table-cell table:formula="of:=[.F282]-[.K282]" office:value-type="float" office:value="86.7323112487793">
            <text:p>87</text:p>
          </table:table-cell>
        </table:table-row>
        <table:table-row table:style-name="ro1">
          <table:table-cell office:value-type="string">
            <text:p><text:s text:c="3"/>278</text:p>
          </table:table-cell>
          <table:table-cell office:value-type="string">
            <text:p><text:s text:c="3"/>1308</text:p>
          </table:table-cell>
          <table:table-cell office:value-type="string">
            <text:p><text:s text:c="3"/>6276</text:p>
          </table:table-cell>
          <table:table-cell office:value-type="string">
            <text:p><text:s text:c="6"/>8</text:p>
          </table:table-cell>
          <table:table-cell table:formula="of:=[.B283]/1" office:value-type="float" office:value="1308">
            <text:p>1308</text:p>
          </table:table-cell>
          <table:table-cell table:formula="of:=[.C283]/1" office:value-type="float" office:value="6276">
            <text:p>6276</text:p>
          </table:table-cell>
          <table:table-cell table:formula="of:=[.G$1]+[.E283]*([.G$2]+[.E283]*([.G$3]+[.G$4]*[.E283]))" office:value-type="float" office:value="6203.29706495277">
            <text:p>6203.297</text:p>
          </table:table-cell>
          <table:table-cell table:formula="of:=[.F283]-[.G283]" office:value-type="float" office:value="72.7029350472349">
            <text:p>72.703</text:p>
          </table:table-cell>
          <table:table-cell table:formula="of:=INT([.I$4]*[.E283]*([.J$3]/[.J$4])+[.I$3])" office:value-type="float" office:value="177966240">
            <text:p>177966240</text:p>
          </table:table-cell>
          <table:table-cell table:formula="of:=INT([.I283]*[.E283]*([.J$2]/[.J$3]))+[.I$2]" office:value-type="float" office:value="-3785527">
            <text:p>-3785527</text:p>
          </table:table-cell>
          <table:table-cell table:formula="of:=[.J283]*[.E283]*(1/[.J$2])+[.I$1]" office:value-type="float" office:value="6202.82176971436">
            <text:p>6203</text:p>
          </table:table-cell>
          <table:table-cell table:formula="of:=[.F283]-[.K283]" office:value-type="float" office:value="73.1782302856445">
            <text:p>73</text:p>
          </table:table-cell>
        </table:table-row>
        <table:table-row table:style-name="ro1">
          <table:table-cell office:value-type="string">
            <text:p><text:s text:c="3"/>279</text:p>
          </table:table-cell>
          <table:table-cell office:value-type="string">
            <text:p><text:s text:c="3"/>1311</text:p>
          </table:table-cell>
          <table:table-cell office:value-type="string">
            <text:p><text:s text:c="3"/>6276</text:p>
          </table:table-cell>
          <table:table-cell office:value-type="string">
            <text:p><text:s text:c="6"/>8</text:p>
          </table:table-cell>
          <table:table-cell table:formula="of:=[.B284]/1" office:value-type="float" office:value="1311">
            <text:p>1311</text:p>
          </table:table-cell>
          <table:table-cell table:formula="of:=[.C284]/1" office:value-type="float" office:value="6276">
            <text:p>6276</text:p>
          </table:table-cell>
          <table:table-cell table:formula="of:=[.G$1]+[.E284]*([.G$2]+[.E284]*([.G$3]+[.G$4]*[.E284]))" office:value-type="float" office:value="6192.16757597274">
            <text:p>6192.168</text:p>
          </table:table-cell>
          <table:table-cell table:formula="of:=[.F284]-[.G284]" office:value-type="float" office:value="83.8324240272596">
            <text:p>83.832</text:p>
          </table:table-cell>
          <table:table-cell table:formula="of:=INT([.I$4]*[.E284]*([.J$3]/[.J$4])+[.I$3])" office:value-type="float" office:value="177980073">
            <text:p>177980073</text:p>
          </table:table-cell>
          <table:table-cell table:formula="of:=INT([.I284]*[.E284]*([.J$2]/[.J$3]))+[.I$2]" office:value-type="float" office:value="-3781316">
            <text:p>-3781316</text:p>
          </table:table-cell>
          <table:table-cell table:formula="of:=[.J284]*[.E284]*(1/[.J$2])+[.I$1]" office:value-type="float" office:value="6191.69055938721">
            <text:p>6192</text:p>
          </table:table-cell>
          <table:table-cell table:formula="of:=[.F284]-[.K284]" office:value-type="float" office:value="84.309440612793">
            <text:p>84</text:p>
          </table:table-cell>
        </table:table-row>
        <table:table-row table:style-name="ro1">
          <table:table-cell office:value-type="string">
            <text:p><text:s text:c="3"/>280</text:p>
          </table:table-cell>
          <table:table-cell office:value-type="string">
            <text:p><text:s text:c="3"/>1315</text:p>
          </table:table-cell>
          <table:table-cell office:value-type="string">
            <text:p><text:s text:c="3"/>6267</text:p>
          </table:table-cell>
          <table:table-cell office:value-type="string">
            <text:p><text:s text:c="6"/>7</text:p>
          </table:table-cell>
          <table:table-cell table:formula="of:=[.B285]/1" office:value-type="float" office:value="1315">
            <text:p>1315</text:p>
          </table:table-cell>
          <table:table-cell table:formula="of:=[.C285]/1" office:value-type="float" office:value="6267">
            <text:p>6267</text:p>
          </table:table-cell>
          <table:table-cell table:formula="of:=[.G$1]+[.E285]*([.G$2]+[.E285]*([.G$3]+[.G$4]*[.E285]))" office:value-type="float" office:value="6177.40570405933">
            <text:p>6177.406</text:p>
          </table:table-cell>
          <table:table-cell table:formula="of:=[.F285]-[.G285]" office:value-type="float" office:value="89.5942959406657">
            <text:p>89.594</text:p>
          </table:table-cell>
          <table:table-cell table:formula="of:=INT([.I$4]*[.E285]*([.J$3]/[.J$4])+[.I$3])" office:value-type="float" office:value="177998518">
            <text:p>177998518</text:p>
          </table:table-cell>
          <table:table-cell table:formula="of:=INT([.I285]*[.E285]*([.J$2]/[.J$3]))+[.I$2]" office:value-type="float" office:value="-3775699">
            <text:p>-3775699</text:p>
          </table:table-cell>
          <table:table-cell table:formula="of:=[.J285]*[.E285]*(1/[.J$2])+[.I$1]" office:value-type="float" office:value="6176.9297618866">
            <text:p>6177</text:p>
          </table:table-cell>
          <table:table-cell table:formula="of:=[.F285]-[.K285]" office:value-type="float" office:value="90.0702381134033">
            <text:p>90</text:p>
          </table:table-cell>
        </table:table-row>
        <table:table-row table:style-name="ro1">
          <table:table-cell office:value-type="string">
            <text:p><text:s text:c="3"/>281</text:p>
          </table:table-cell>
          <table:table-cell office:value-type="string">
            <text:p><text:s text:c="3"/>1316</text:p>
          </table:table-cell>
          <table:table-cell office:value-type="string">
            <text:p><text:s text:c="3"/>6252</text:p>
          </table:table-cell>
          <table:table-cell office:value-type="string">
            <text:p><text:s text:c="6"/>7</text:p>
          </table:table-cell>
          <table:table-cell table:formula="of:=[.B286]/1" office:value-type="float" office:value="1316">
            <text:p>1316</text:p>
          </table:table-cell>
          <table:table-cell table:formula="of:=[.C286]/1" office:value-type="float" office:value="6252">
            <text:p>6252</text:p>
          </table:table-cell>
          <table:table-cell table:formula="of:=[.G$1]+[.E286]*([.G$2]+[.E286]*([.G$3]+[.G$4]*[.E286]))" office:value-type="float" office:value="6173.72906853759">
            <text:p>6173.729</text:p>
          </table:table-cell>
          <table:table-cell table:formula="of:=[.F286]-[.G286]" office:value-type="float" office:value="78.2709314624062">
            <text:p>78.271</text:p>
          </table:table-cell>
          <table:table-cell table:formula="of:=INT([.I$4]*[.E286]*([.J$3]/[.J$4])+[.I$3])" office:value-type="float" office:value="178003129">
            <text:p>178003129</text:p>
          </table:table-cell>
          <table:table-cell table:formula="of:=INT([.I286]*[.E286]*([.J$2]/[.J$3]))+[.I$2]" office:value-type="float" office:value="-3774295">
            <text:p>-3774295</text:p>
          </table:table-cell>
          <table:table-cell table:formula="of:=[.J286]*[.E286]*(1/[.J$2])+[.I$1]" office:value-type="float" office:value="6173.25232696533">
            <text:p>6173</text:p>
          </table:table-cell>
          <table:table-cell table:formula="of:=[.F286]-[.K286]" office:value-type="float" office:value="78.747673034668">
            <text:p>79</text:p>
          </table:table-cell>
        </table:table-row>
        <table:table-row table:style-name="ro1">
          <table:table-cell office:value-type="string">
            <text:p><text:s text:c="3"/>282</text:p>
          </table:table-cell>
          <table:table-cell office:value-type="string">
            <text:p><text:s text:c="3"/>1319</text:p>
          </table:table-cell>
          <table:table-cell office:value-type="string">
            <text:p><text:s text:c="3"/>6249</text:p>
          </table:table-cell>
          <table:table-cell office:value-type="string">
            <text:p><text:s text:c="6"/>7</text:p>
          </table:table-cell>
          <table:table-cell table:formula="of:=[.B287]/1" office:value-type="float" office:value="1319">
            <text:p>1319</text:p>
          </table:table-cell>
          <table:table-cell table:formula="of:=[.C287]/1" office:value-type="float" office:value="6249">
            <text:p>6249</text:p>
          </table:table-cell>
          <table:table-cell table:formula="of:=[.G$1]+[.E287]*([.G$2]+[.E287]*([.G$3]+[.G$4]*[.E287]))" office:value-type="float" office:value="6162.73236630984">
            <text:p>6162.732</text:p>
          </table:table-cell>
          <table:table-cell table:formula="of:=[.F287]-[.G287]" office:value-type="float" office:value="86.2676336901568">
            <text:p>86.268</text:p>
          </table:table-cell>
          <table:table-cell table:formula="of:=INT([.I$4]*[.E287]*([.J$3]/[.J$4])+[.I$3])" office:value-type="float" office:value="178016962">
            <text:p>178016962</text:p>
          </table:table-cell>
          <table:table-cell table:formula="of:=INT([.I287]*[.E287]*([.J$2]/[.J$3]))+[.I$2]" office:value-type="float" office:value="-3770081">
            <text:p>-3770081</text:p>
          </table:table-cell>
          <table:table-cell table:formula="of:=[.J287]*[.E287]*(1/[.J$2])+[.I$1]" office:value-type="float" office:value="6162.257188797">
            <text:p>6162</text:p>
          </table:table-cell>
          <table:table-cell table:formula="of:=[.F287]-[.K287]" office:value-type="float" office:value="86.7428112030029">
            <text:p>87</text:p>
          </table:table-cell>
        </table:table-row>
        <table:table-row table:style-name="ro1">
          <table:table-cell office:value-type="string">
            <text:p><text:s text:c="3"/>283</text:p>
          </table:table-cell>
          <table:table-cell office:value-type="string">
            <text:p><text:s text:c="3"/>1323</text:p>
          </table:table-cell>
          <table:table-cell office:value-type="string">
            <text:p><text:s text:c="3"/>6228</text:p>
          </table:table-cell>
          <table:table-cell office:value-type="string">
            <text:p><text:s text:c="6"/>8</text:p>
          </table:table-cell>
          <table:table-cell table:formula="of:=[.B288]/1" office:value-type="float" office:value="1323">
            <text:p>1323</text:p>
          </table:table-cell>
          <table:table-cell table:formula="of:=[.C288]/1" office:value-type="float" office:value="6228">
            <text:p>6228</text:p>
          </table:table-cell>
          <table:table-cell table:formula="of:=[.G$1]+[.E288]*([.G$2]+[.E288]*([.G$3]+[.G$4]*[.E288]))" office:value-type="float" office:value="6148.14758849067">
            <text:p>6148.148</text:p>
          </table:table-cell>
          <table:table-cell table:formula="of:=[.F288]-[.G288]" office:value-type="float" office:value="79.8524115093296">
            <text:p>79.852</text:p>
          </table:table-cell>
          <table:table-cell table:formula="of:=INT([.I$4]*[.E288]*([.J$3]/[.J$4])+[.I$3])" office:value-type="float" office:value="178035406">
            <text:p>178035406</text:p>
          </table:table-cell>
          <table:table-cell table:formula="of:=INT([.I288]*[.E288]*([.J$2]/[.J$3]))+[.I$2]" office:value-type="float" office:value="-3764462">
            <text:p>-3764462</text:p>
          </table:table-cell>
          <table:table-cell table:formula="of:=[.J288]*[.E288]*(1/[.J$2])+[.I$1]" office:value-type="float" office:value="6147.67286300659">
            <text:p>6148</text:p>
          </table:table-cell>
          <table:table-cell table:formula="of:=[.F288]-[.K288]" office:value-type="float" office:value="80.3271369934082">
            <text:p>80</text:p>
          </table:table-cell>
        </table:table-row>
        <table:table-row table:style-name="ro1">
          <table:table-cell office:value-type="string">
            <text:p><text:s text:c="3"/>284</text:p>
          </table:table-cell>
          <table:table-cell office:value-type="string">
            <text:p><text:s text:c="3"/>1325</text:p>
          </table:table-cell>
          <table:table-cell office:value-type="string">
            <text:p><text:s text:c="3"/>6229</text:p>
          </table:table-cell>
          <table:table-cell office:value-type="string">
            <text:p><text:s text:c="6"/>7</text:p>
          </table:table-cell>
          <table:table-cell table:formula="of:=[.B289]/1" office:value-type="float" office:value="1325">
            <text:p>1325</text:p>
          </table:table-cell>
          <table:table-cell table:formula="of:=[.C289]/1" office:value-type="float" office:value="6229">
            <text:p>6229</text:p>
          </table:table-cell>
          <table:table-cell table:formula="of:=[.G$1]+[.E289]*([.G$2]+[.E289]*([.G$3]+[.G$4]*[.E289]))" office:value-type="float" office:value="6140.88841760696">
            <text:p>6140.888</text:p>
          </table:table-cell>
          <table:table-cell table:formula="of:=[.F289]-[.G289]" office:value-type="float" office:value="88.111582393045">
            <text:p>88.112</text:p>
          </table:table-cell>
          <table:table-cell table:formula="of:=INT([.I$4]*[.E289]*([.J$3]/[.J$4])+[.I$3])" office:value-type="float" office:value="178044628">
            <text:p>178044628</text:p>
          </table:table-cell>
          <table:table-cell table:formula="of:=INT([.I289]*[.E289]*([.J$2]/[.J$3]))+[.I$2]" office:value-type="float" office:value="-3761653">
            <text:p>-3761653</text:p>
          </table:table-cell>
          <table:table-cell table:formula="of:=[.J289]*[.E289]*(1/[.J$2])+[.I$1]" office:value-type="float" office:value="6140.41158866882">
            <text:p>6140</text:p>
          </table:table-cell>
          <table:table-cell table:formula="of:=[.F289]-[.K289]" office:value-type="float" office:value="88.5884113311768">
            <text:p>89</text:p>
          </table:table-cell>
        </table:table-row>
        <table:table-row table:style-name="ro1">
          <table:table-cell office:value-type="string">
            <text:p><text:s text:c="3"/>285</text:p>
          </table:table-cell>
          <table:table-cell office:value-type="string">
            <text:p><text:s text:c="3"/>1327</text:p>
          </table:table-cell>
          <table:table-cell office:value-type="string">
            <text:p><text:s text:c="3"/>6208</text:p>
          </table:table-cell>
          <table:table-cell office:value-type="string">
            <text:p><text:s text:c="6"/>7</text:p>
          </table:table-cell>
          <table:table-cell table:formula="of:=[.B290]/1" office:value-type="float" office:value="1327">
            <text:p>1327</text:p>
          </table:table-cell>
          <table:table-cell table:formula="of:=[.C290]/1" office:value-type="float" office:value="6208">
            <text:p>6208</text:p>
          </table:table-cell>
          <table:table-cell table:formula="of:=[.G$1]+[.E290]*([.G$2]+[.E290]*([.G$3]+[.G$4]*[.E290]))" office:value-type="float" office:value="6133.65139636822">
            <text:p>6133.651</text:p>
          </table:table-cell>
          <table:table-cell table:formula="of:=[.F290]-[.G290]" office:value-type="float" office:value="74.3486036317845">
            <text:p>74.349</text:p>
          </table:table-cell>
          <table:table-cell table:formula="of:=INT([.I$4]*[.E290]*([.J$3]/[.J$4])+[.I$3])" office:value-type="float" office:value="178053850">
            <text:p>178053850</text:p>
          </table:table-cell>
          <table:table-cell table:formula="of:=INT([.I290]*[.E290]*([.J$2]/[.J$3]))+[.I$2]" office:value-type="float" office:value="-3758843">
            <text:p>-3758843</text:p>
          </table:table-cell>
          <table:table-cell table:formula="of:=[.J290]*[.E290]*(1/[.J$2])+[.I$1]" office:value-type="float" office:value="6133.17427635193">
            <text:p>6133</text:p>
          </table:table-cell>
          <table:table-cell table:formula="of:=[.F290]-[.K290]" office:value-type="float" office:value="74.8257236480713">
            <text:p>75</text:p>
          </table:table-cell>
        </table:table-row>
        <table:table-row table:style-name="ro1">
          <table:table-cell office:value-type="string">
            <text:p><text:s text:c="3"/>286</text:p>
          </table:table-cell>
          <table:table-cell office:value-type="string">
            <text:p><text:s text:c="3"/>1331</text:p>
          </table:table-cell>
          <table:table-cell office:value-type="string">
            <text:p><text:s text:c="3"/>6217</text:p>
          </table:table-cell>
          <table:table-cell office:value-type="string">
            <text:p><text:s text:c="6"/>7</text:p>
          </table:table-cell>
          <table:table-cell table:formula="of:=[.B291]/1" office:value-type="float" office:value="1331">
            <text:p>1331</text:p>
          </table:table-cell>
          <table:table-cell table:formula="of:=[.C291]/1" office:value-type="float" office:value="6217">
            <text:p>6217</text:p>
          </table:table-cell>
          <table:table-cell table:formula="of:=[.G$1]+[.E291]*([.G$2]+[.E291]*([.G$3]+[.G$4]*[.E291]))" office:value-type="float" office:value="6119.24381570887">
            <text:p>6119.244</text:p>
          </table:table-cell>
          <table:table-cell table:formula="of:=[.F291]-[.G291]" office:value-type="float" office:value="97.7561842911255">
            <text:p>97.756</text:p>
          </table:table-cell>
          <table:table-cell table:formula="of:=INT([.I$4]*[.E291]*([.J$3]/[.J$4])+[.I$3])" office:value-type="float" office:value="178072295">
            <text:p>178072295</text:p>
          </table:table-cell>
          <table:table-cell table:formula="of:=INT([.I291]*[.E291]*([.J$2]/[.J$3]))+[.I$2]" office:value-type="float" office:value="-3753221">
            <text:p>-3753221</text:p>
          </table:table-cell>
          <table:table-cell table:formula="of:=[.J291]*[.E291]*(1/[.J$2])+[.I$1]" office:value-type="float" office:value="6118.7690448761">
            <text:p>6119</text:p>
          </table:table-cell>
          <table:table-cell table:formula="of:=[.F291]-[.K291]" office:value-type="float" office:value="98.2309551239014">
            <text:p>98</text:p>
          </table:table-cell>
        </table:table-row>
        <table:table-row table:style-name="ro1">
          <table:table-cell office:value-type="string">
            <text:p><text:s text:c="3"/>287</text:p>
          </table:table-cell>
          <table:table-cell office:value-type="string">
            <text:p><text:s text:c="3"/>1333</text:p>
          </table:table-cell>
          <table:table-cell office:value-type="string">
            <text:p><text:s text:c="3"/>6197</text:p>
          </table:table-cell>
          <table:table-cell office:value-type="string">
            <text:p><text:s text:c="6"/>8</text:p>
          </table:table-cell>
          <table:table-cell table:formula="of:=[.B292]/1" office:value-type="float" office:value="1333">
            <text:p>1333</text:p>
          </table:table-cell>
          <table:table-cell table:formula="of:=[.C292]/1" office:value-type="float" office:value="6197">
            <text:p>6197</text:p>
          </table:table-cell>
          <table:table-cell table:formula="of:=[.G$1]+[.E292]*([.G$2]+[.E292]*([.G$3]+[.G$4]*[.E292]))" office:value-type="float" office:value="6112.07326272987">
            <text:p>6112.073</text:p>
          </table:table-cell>
          <table:table-cell table:formula="of:=[.F292]-[.G292]" office:value-type="float" office:value="84.926737270127">
            <text:p>84.927</text:p>
          </table:table-cell>
          <table:table-cell table:formula="of:=INT([.I$4]*[.E292]*([.J$3]/[.J$4])+[.I$3])" office:value-type="float" office:value="178081517">
            <text:p>178081517</text:p>
          </table:table-cell>
          <table:table-cell table:formula="of:=INT([.I292]*[.E292]*([.J$2]/[.J$3]))+[.I$2]" office:value-type="float" office:value="-3750411">
            <text:p>-3750411</text:p>
          </table:table-cell>
          <table:table-cell table:formula="of:=[.J292]*[.E292]*(1/[.J$2])+[.I$1]" office:value-type="float" office:value="6111.5960559845">
            <text:p>6112</text:p>
          </table:table-cell>
          <table:table-cell table:formula="of:=[.F292]-[.K292]" office:value-type="float" office:value="85.4039440155029">
            <text:p>85</text:p>
          </table:table-cell>
        </table:table-row>
        <table:table-row table:style-name="ro1">
          <table:table-cell office:value-type="string">
            <text:p><text:s text:c="3"/>288</text:p>
          </table:table-cell>
          <table:table-cell office:value-type="string">
            <text:p><text:s text:c="3"/>1335</text:p>
          </table:table-cell>
          <table:table-cell office:value-type="string">
            <text:p><text:s text:c="3"/>6183</text:p>
          </table:table-cell>
          <table:table-cell office:value-type="string">
            <text:p><text:s text:c="6"/>6</text:p>
          </table:table-cell>
          <table:table-cell table:formula="of:=[.B293]/1" office:value-type="float" office:value="1335">
            <text:p>1335</text:p>
          </table:table-cell>
          <table:table-cell table:formula="of:=[.C293]/1" office:value-type="float" office:value="6183">
            <text:p>6183</text:p>
          </table:table-cell>
          <table:table-cell table:formula="of:=[.G$1]+[.E293]*([.G$2]+[.E293]*([.G$3]+[.G$4]*[.E293]))" office:value-type="float" office:value="6104.92487227905">
            <text:p>6104.925</text:p>
          </table:table-cell>
          <table:table-cell table:formula="of:=[.F293]-[.G293]" office:value-type="float" office:value="78.0751277209474">
            <text:p>78.075</text:p>
          </table:table-cell>
          <table:table-cell table:formula="of:=INT([.I$4]*[.E293]*([.J$3]/[.J$4])+[.I$3])" office:value-type="float" office:value="178090739">
            <text:p>178090739</text:p>
          </table:table-cell>
          <table:table-cell table:formula="of:=INT([.I293]*[.E293]*([.J$2]/[.J$3]))+[.I$2]" office:value-type="float" office:value="-3747599">
            <text:p>-3747599</text:p>
          </table:table-cell>
          <table:table-cell table:formula="of:=[.J293]*[.E293]*(1/[.J$2])+[.I$1]" office:value-type="float" office:value="6104.44959831238">
            <text:p>6104</text:p>
          </table:table-cell>
          <table:table-cell table:formula="of:=[.F293]-[.K293]" office:value-type="float" office:value="78.5504016876221">
            <text:p>79</text:p>
          </table:table-cell>
        </table:table-row>
        <table:table-row table:style-name="ro1">
          <table:table-cell office:value-type="string">
            <text:p><text:s text:c="3"/>289</text:p>
          </table:table-cell>
          <table:table-cell office:value-type="string">
            <text:p><text:s text:c="3"/>1339</text:p>
          </table:table-cell>
          <table:table-cell office:value-type="string">
            <text:p><text:s text:c="3"/>6182</text:p>
          </table:table-cell>
          <table:table-cell office:value-type="string">
            <text:p><text:s text:c="6"/>8</text:p>
          </table:table-cell>
          <table:table-cell table:formula="of:=[.B294]/1" office:value-type="float" office:value="1339">
            <text:p>1339</text:p>
          </table:table-cell>
          <table:table-cell table:formula="of:=[.C294]/1" office:value-type="float" office:value="6182">
            <text:p>6182</text:p>
          </table:table-cell>
          <table:table-cell table:formula="of:=[.G$1]+[.E294]*([.G$2]+[.E294]*([.G$3]+[.G$4]*[.E294]))" office:value-type="float" office:value="6090.69459184515">
            <text:p>6090.695</text:p>
          </table:table-cell>
          <table:table-cell table:formula="of:=[.F294]-[.G294]" office:value-type="float" office:value="91.3054081548544">
            <text:p>91.305</text:p>
          </table:table-cell>
          <table:table-cell table:formula="of:=INT([.I$4]*[.E294]*([.J$3]/[.J$4])+[.I$3])" office:value-type="float" office:value="178109183">
            <text:p>178109183</text:p>
          </table:table-cell>
          <table:table-cell table:formula="of:=INT([.I294]*[.E294]*([.J$2]/[.J$3]))+[.I$2]" office:value-type="float" office:value="-3741976">
            <text:p>-3741976</text:p>
          </table:table-cell>
          <table:table-cell table:formula="of:=[.J294]*[.E294]*(1/[.J$2])+[.I$1]" office:value-type="float" office:value="6090.21849060059">
            <text:p>6090</text:p>
          </table:table-cell>
          <table:table-cell table:formula="of:=[.F294]-[.K294]" office:value-type="float" office:value="91.7815093994141">
            <text:p>92</text:p>
          </table:table-cell>
        </table:table-row>
        <table:table-row table:style-name="ro1">
          <table:table-cell office:value-type="string">
            <text:p><text:s text:c="3"/>290</text:p>
          </table:table-cell>
          <table:table-cell office:value-type="string">
            <text:p><text:s text:c="3"/>1341</text:p>
          </table:table-cell>
          <table:table-cell office:value-type="string">
            <text:p><text:s text:c="3"/>6163</text:p>
          </table:table-cell>
          <table:table-cell office:value-type="string">
            <text:p><text:s text:c="6"/>7</text:p>
          </table:table-cell>
          <table:table-cell table:formula="of:=[.B295]/1" office:value-type="float" office:value="1341">
            <text:p>1341</text:p>
          </table:table-cell>
          <table:table-cell table:formula="of:=[.C295]/1" office:value-type="float" office:value="6163">
            <text:p>6163</text:p>
          </table:table-cell>
          <table:table-cell table:formula="of:=[.G$1]+[.E295]*([.G$2]+[.E295]*([.G$3]+[.G$4]*[.E295]))" office:value-type="float" office:value="6083.61270830366">
            <text:p>6083.613</text:p>
          </table:table-cell>
          <table:table-cell table:formula="of:=[.F295]-[.G295]" office:value-type="float" office:value="79.3872916963392">
            <text:p>79.387</text:p>
          </table:table-cell>
          <table:table-cell table:formula="of:=INT([.I$4]*[.E295]*([.J$3]/[.J$4])+[.I$3])" office:value-type="float" office:value="178118405">
            <text:p>178118405</text:p>
          </table:table-cell>
          <table:table-cell table:formula="of:=INT([.I295]*[.E295]*([.J$2]/[.J$3]))+[.I$2]" office:value-type="float" office:value="-3739164">
            <text:p>-3739164</text:p>
          </table:table-cell>
          <table:table-cell table:formula="of:=[.J295]*[.E295]*(1/[.J$2])+[.I$1]" office:value-type="float" office:value="6083.13639068604">
            <text:p>6083</text:p>
          </table:table-cell>
          <table:table-cell table:formula="of:=[.F295]-[.K295]" office:value-type="float" office:value="79.8636093139649">
            <text:p>80</text:p>
          </table:table-cell>
        </table:table-row>
        <table:table-row table:style-name="ro1">
          <table:table-cell office:value-type="string">
            <text:p><text:s text:c="3"/>291</text:p>
          </table:table-cell>
          <table:table-cell office:value-type="string">
            <text:p><text:s text:c="3"/>1343</text:p>
          </table:table-cell>
          <table:table-cell office:value-type="string">
            <text:p><text:s text:c="3"/>6172</text:p>
          </table:table-cell>
          <table:table-cell office:value-type="string">
            <text:p><text:s text:c="6"/>7</text:p>
          </table:table-cell>
          <table:table-cell table:formula="of:=[.B296]/1" office:value-type="float" office:value="1343">
            <text:p>1343</text:p>
          </table:table-cell>
          <table:table-cell table:formula="of:=[.C296]/1" office:value-type="float" office:value="6172">
            <text:p>6172</text:p>
          </table:table-cell>
          <table:table-cell table:formula="of:=[.G$1]+[.E296]*([.G$2]+[.E296]*([.G$3]+[.G$4]*[.E296]))" office:value-type="float" office:value="6076.55300017356">
            <text:p>6076.553</text:p>
          </table:table-cell>
          <table:table-cell table:formula="of:=[.F296]-[.G296]" office:value-type="float" office:value="95.4469998264449">
            <text:p>95.447</text:p>
          </table:table-cell>
          <table:table-cell table:formula="of:=INT([.I$4]*[.E296]*([.J$3]/[.J$4])+[.I$3])" office:value-type="float" office:value="178127627">
            <text:p>178127627</text:p>
          </table:table-cell>
          <table:table-cell table:formula="of:=INT([.I296]*[.E296]*([.J$2]/[.J$3]))+[.I$2]" office:value-type="float" office:value="-3736352">
            <text:p>-3736352</text:p>
          </table:table-cell>
          <table:table-cell table:formula="of:=[.J296]*[.E296]*(1/[.J$2])+[.I$1]" office:value-type="float" office:value="6076.07574462891">
            <text:p>6076</text:p>
          </table:table-cell>
          <table:table-cell table:formula="of:=[.F296]-[.K296]" office:value-type="float" office:value="95.9242553710937">
            <text:p>96</text:p>
          </table:table-cell>
        </table:table-row>
        <table:table-row table:style-name="ro1">
          <table:table-cell office:value-type="string">
            <text:p><text:s text:c="3"/>292</text:p>
          </table:table-cell>
          <table:table-cell office:value-type="string">
            <text:p><text:s text:c="3"/>1347</text:p>
          </table:table-cell>
          <table:table-cell office:value-type="string">
            <text:p><text:s text:c="3"/>6140</text:p>
          </table:table-cell>
          <table:table-cell office:value-type="string">
            <text:p><text:s text:c="6"/>8</text:p>
          </table:table-cell>
          <table:table-cell table:formula="of:=[.B297]/1" office:value-type="float" office:value="1347">
            <text:p>1347</text:p>
          </table:table-cell>
          <table:table-cell table:formula="of:=[.C297]/1" office:value-type="float" office:value="6140">
            <text:p>6140</text:p>
          </table:table-cell>
          <table:table-cell table:formula="of:=[.G$1]+[.E297]*([.G$2]+[.E297]*([.G$3]+[.G$4]*[.E297]))" office:value-type="float" office:value="6062.50012303068">
            <text:p>6062.500</text:p>
          </table:table-cell>
          <table:table-cell table:formula="of:=[.F297]-[.G297]" office:value-type="float" office:value="77.4998769693193">
            <text:p>77.500</text:p>
          </table:table-cell>
          <table:table-cell table:formula="of:=INT([.I$4]*[.E297]*([.J$3]/[.J$4])+[.I$3])" office:value-type="float" office:value="178146072">
            <text:p>178146072</text:p>
          </table:table-cell>
          <table:table-cell table:formula="of:=INT([.I297]*[.E297]*([.J$2]/[.J$3]))+[.I$2]" office:value-type="float" office:value="-3730726">
            <text:p>-3730726</text:p>
          </table:table-cell>
          <table:table-cell table:formula="of:=[.J297]*[.E297]*(1/[.J$2])+[.I$1]" office:value-type="float" office:value="6062.02395248413">
            <text:p>6062</text:p>
          </table:table-cell>
          <table:table-cell table:formula="of:=[.F297]-[.K297]" office:value-type="float" office:value="77.9760475158691">
            <text:p>78</text:p>
          </table:table-cell>
        </table:table-row>
        <table:table-row table:style-name="ro1">
          <table:table-cell office:value-type="string">
            <text:p><text:s text:c="3"/>293</text:p>
          </table:table-cell>
          <table:table-cell office:value-type="string">
            <text:p><text:s text:c="3"/>1350</text:p>
          </table:table-cell>
          <table:table-cell office:value-type="string">
            <text:p><text:s text:c="3"/>6140</text:p>
          </table:table-cell>
          <table:table-cell office:value-type="string">
            <text:p><text:s text:c="6"/>8</text:p>
          </table:table-cell>
          <table:table-cell table:formula="of:=[.B298]/1" office:value-type="float" office:value="1350">
            <text:p>1350</text:p>
          </table:table-cell>
          <table:table-cell table:formula="of:=[.C298]/1" office:value-type="float" office:value="6140">
            <text:p>6140</text:p>
          </table:table-cell>
          <table:table-cell table:formula="of:=[.G$1]+[.E298]*([.G$2]+[.E298]*([.G$3]+[.G$4]*[.E298]))" office:value-type="float" office:value="6052.0186995831">
            <text:p>6052.019</text:p>
          </table:table-cell>
          <table:table-cell table:formula="of:=[.F298]-[.G298]" office:value-type="float" office:value="87.9813004169028">
            <text:p>87.981</text:p>
          </table:table-cell>
          <table:table-cell table:formula="of:=INT([.I$4]*[.E298]*([.J$3]/[.J$4])+[.I$3])" office:value-type="float" office:value="178159905">
            <text:p>178159905</text:p>
          </table:table-cell>
          <table:table-cell table:formula="of:=INT([.I298]*[.E298]*([.J$2]/[.J$3]))+[.I$2]" office:value-type="float" office:value="-3726506">
            <text:p>-3726506</text:p>
          </table:table-cell>
          <table:table-cell table:formula="of:=[.J298]*[.E298]*(1/[.J$2])+[.I$1]" office:value-type="float" office:value="6051.54273223877">
            <text:p>6052</text:p>
          </table:table-cell>
          <table:table-cell table:formula="of:=[.F298]-[.K298]" office:value-type="float" office:value="88.4572677612305">
            <text:p>88</text:p>
          </table:table-cell>
        </table:table-row>
        <table:table-row table:style-name="ro1">
          <table:table-cell office:value-type="string">
            <text:p><text:s text:c="3"/>294</text:p>
          </table:table-cell>
          <table:table-cell office:value-type="string">
            <text:p><text:s text:c="3"/>1351</text:p>
          </table:table-cell>
          <table:table-cell office:value-type="string">
            <text:p><text:s text:c="3"/>6133</text:p>
          </table:table-cell>
          <table:table-cell office:value-type="string">
            <text:p><text:s text:c="6"/>7</text:p>
          </table:table-cell>
          <table:table-cell table:formula="of:=[.B299]/1" office:value-type="float" office:value="1351">
            <text:p>1351</text:p>
          </table:table-cell>
          <table:table-cell table:formula="of:=[.C299]/1" office:value-type="float" office:value="6133">
            <text:p>6133</text:p>
          </table:table-cell>
          <table:table-cell table:formula="of:=[.G$1]+[.E299]*([.G$2]+[.E299]*([.G$3]+[.G$4]*[.E299]))" office:value-type="float" office:value="6048.53598618293">
            <text:p>6048.536</text:p>
          </table:table-cell>
          <table:table-cell table:formula="of:=[.F299]-[.G299]" office:value-type="float" office:value="84.4640138170744">
            <text:p>84.464</text:p>
          </table:table-cell>
          <table:table-cell table:formula="of:=INT([.I$4]*[.E299]*([.J$3]/[.J$4])+[.I$3])" office:value-type="float" office:value="178164516">
            <text:p>178164516</text:p>
          </table:table-cell>
          <table:table-cell table:formula="of:=INT([.I299]*[.E299]*([.J$2]/[.J$3]))+[.I$2]" office:value-type="float" office:value="-3725099">
            <text:p>-3725099</text:p>
          </table:table-cell>
          <table:table-cell table:formula="of:=[.J299]*[.E299]*(1/[.J$2])+[.I$1]" office:value-type="float" office:value="6048.06058311462">
            <text:p>6048</text:p>
          </table:table-cell>
          <table:table-cell table:formula="of:=[.F299]-[.K299]" office:value-type="float" office:value="84.939416885376">
            <text:p>85</text:p>
          </table:table-cell>
        </table:table-row>
        <table:table-row table:style-name="ro1">
          <table:table-cell office:value-type="string">
            <text:p><text:s text:c="3"/>295</text:p>
          </table:table-cell>
          <table:table-cell office:value-type="string">
            <text:p><text:s text:c="3"/>1355</text:p>
          </table:table-cell>
          <table:table-cell office:value-type="string">
            <text:p><text:s text:c="3"/>6155</text:p>
          </table:table-cell>
          <table:table-cell office:value-type="string">
            <text:p><text:s text:c="6"/>9</text:p>
          </table:table-cell>
          <table:table-cell table:formula="of:=[.B300]/1" office:value-type="float" office:value="1355">
            <text:p>1355</text:p>
          </table:table-cell>
          <table:table-cell table:formula="of:=[.C300]/1" office:value-type="float" office:value="6155">
            <text:p>6155</text:p>
          </table:table-cell>
          <table:table-cell table:formula="of:=[.G$1]+[.E300]*([.G$2]+[.E300]*([.G$3]+[.G$4]*[.E300]))" office:value-type="float" office:value="6034.66061539669">
            <text:p>6034.661</text:p>
          </table:table-cell>
          <table:table-cell table:formula="of:=[.F300]-[.G300]" office:value-type="float" office:value="120.339384603314">
            <text:p>120.339</text:p>
          </table:table-cell>
          <table:table-cell table:formula="of:=INT([.I$4]*[.E300]*([.J$3]/[.J$4])+[.I$3])" office:value-type="float" office:value="178182960">
            <text:p>178182960</text:p>
          </table:table-cell>
          <table:table-cell table:formula="of:=INT([.I300]*[.E300]*([.J$2]/[.J$3]))+[.I$2]" office:value-type="float" office:value="-3719471">
            <text:p>-3719471</text:p>
          </table:table-cell>
          <table:table-cell table:formula="of:=[.J300]*[.E300]*(1/[.J$2])+[.I$1]" office:value-type="float" office:value="6034.18565940857">
            <text:p>6034</text:p>
          </table:table-cell>
          <table:table-cell table:formula="of:=[.F300]-[.K300]" office:value-type="float" office:value="120.814340591431">
            <text:p>121</text:p>
          </table:table-cell>
        </table:table-row>
        <table:table-row table:style-name="ro1">
          <table:table-cell office:value-type="string">
            <text:p><text:s text:c="3"/>296</text:p>
          </table:table-cell>
          <table:table-cell office:value-type="string">
            <text:p><text:s text:c="3"/>1358</text:p>
          </table:table-cell>
          <table:table-cell office:value-type="string">
            <text:p><text:s text:c="3"/>6106</text:p>
          </table:table-cell>
          <table:table-cell office:value-type="string">
            <text:p><text:s text:c="6"/>8</text:p>
          </table:table-cell>
          <table:table-cell table:formula="of:=[.B301]/1" office:value-type="float" office:value="1358">
            <text:p>1358</text:p>
          </table:table-cell>
          <table:table-cell table:formula="of:=[.C301]/1" office:value-type="float" office:value="6106">
            <text:p>6106</text:p>
          </table:table-cell>
          <table:table-cell table:formula="of:=[.G$1]+[.E301]*([.G$2]+[.E301]*([.G$3]+[.G$4]*[.E301]))" office:value-type="float" office:value="6024.31235553498">
            <text:p>6024.312</text:p>
          </table:table-cell>
          <table:table-cell table:formula="of:=[.F301]-[.G301]" office:value-type="float" office:value="81.6876444650243">
            <text:p>81.688</text:p>
          </table:table-cell>
          <table:table-cell table:formula="of:=INT([.I$4]*[.E301]*([.J$3]/[.J$4])+[.I$3])" office:value-type="float" office:value="178196793">
            <text:p>178196793</text:p>
          </table:table-cell>
          <table:table-cell table:formula="of:=INT([.I301]*[.E301]*([.J$2]/[.J$3]))+[.I$2]" office:value-type="float" office:value="-3715250">
            <text:p>-3715250</text:p>
          </table:table-cell>
          <table:table-cell table:formula="of:=[.J301]*[.E301]*(1/[.J$2])+[.I$1]" office:value-type="float" office:value="6023.83582305908">
            <text:p>6024</text:p>
          </table:table-cell>
          <table:table-cell table:formula="of:=[.F301]-[.K301]" office:value-type="float" office:value="82.164176940918">
            <text:p>82</text:p>
          </table:table-cell>
        </table:table-row>
        <table:table-row table:style-name="ro1">
          <table:table-cell office:value-type="string">
            <text:p><text:s text:c="3"/>297</text:p>
          </table:table-cell>
          <table:table-cell office:value-type="string">
            <text:p><text:s text:c="3"/>1359</text:p>
          </table:table-cell>
          <table:table-cell office:value-type="string">
            <text:p><text:s text:c="3"/>6104</text:p>
          </table:table-cell>
          <table:table-cell office:value-type="string">
            <text:p><text:s text:c="6"/>8</text:p>
          </table:table-cell>
          <table:table-cell table:formula="of:=[.B302]/1" office:value-type="float" office:value="1359">
            <text:p>1359</text:p>
          </table:table-cell>
          <table:table-cell table:formula="of:=[.C302]/1" office:value-type="float" office:value="6104">
            <text:p>6104</text:p>
          </table:table-cell>
          <table:table-cell table:formula="of:=[.G$1]+[.E302]*([.G$2]+[.E302]*([.G$3]+[.G$4]*[.E302]))" office:value-type="float" office:value="6020.87403643836">
            <text:p>6020.874</text:p>
          </table:table-cell>
          <table:table-cell table:formula="of:=[.F302]-[.G302]" office:value-type="float" office:value="83.125963561637">
            <text:p>83.126</text:p>
          </table:table-cell>
          <table:table-cell table:formula="of:=INT([.I$4]*[.E302]*([.J$3]/[.J$4])+[.I$3])" office:value-type="float" office:value="178201404">
            <text:p>178201404</text:p>
          </table:table-cell>
          <table:table-cell table:formula="of:=INT([.I302]*[.E302]*([.J$2]/[.J$3]))+[.I$2]" office:value-type="float" office:value="-3713842">
            <text:p>-3713842</text:p>
          </table:table-cell>
          <table:table-cell table:formula="of:=[.J302]*[.E302]*(1/[.J$2])+[.I$1]" office:value-type="float" office:value="6020.39920425415">
            <text:p>6020</text:p>
          </table:table-cell>
          <table:table-cell table:formula="of:=[.F302]-[.K302]" office:value-type="float" office:value="83.6007957458496">
            <text:p>84</text:p>
          </table:table-cell>
        </table:table-row>
        <table:table-row table:style-name="ro1">
          <table:table-cell office:value-type="string">
            <text:p><text:s text:c="3"/>298</text:p>
          </table:table-cell>
          <table:table-cell office:value-type="string">
            <text:p><text:s text:c="3"/>1363</text:p>
          </table:table-cell>
          <table:table-cell office:value-type="string">
            <text:p><text:s text:c="3"/>6092</text:p>
          </table:table-cell>
          <table:table-cell office:value-type="string">
            <text:p><text:s text:c="6"/>9</text:p>
          </table:table-cell>
          <table:table-cell table:formula="of:=[.B303]/1" office:value-type="float" office:value="1363">
            <text:p>1363</text:p>
          </table:table-cell>
          <table:table-cell table:formula="of:=[.C303]/1" office:value-type="float" office:value="6092">
            <text:p>6092</text:p>
          </table:table-cell>
          <table:table-cell table:formula="of:=[.G$1]+[.E303]*([.G$2]+[.E303]*([.G$3]+[.G$4]*[.E303]))" office:value-type="float" office:value="6007.17627507436">
            <text:p>6007.176</text:p>
          </table:table-cell>
          <table:table-cell table:formula="of:=[.F303]-[.G303]" office:value-type="float" office:value="84.8237249256454">
            <text:p>84.824</text:p>
          </table:table-cell>
          <table:table-cell table:formula="of:=INT([.I$4]*[.E303]*([.J$3]/[.J$4])+[.I$3])" office:value-type="float" office:value="178219849">
            <text:p>178219849</text:p>
          </table:table-cell>
          <table:table-cell table:formula="of:=INT([.I303]*[.E303]*([.J$2]/[.J$3]))+[.I$2]" office:value-type="float" office:value="-3708212">
            <text:p>-3708212</text:p>
          </table:table-cell>
          <table:table-cell table:formula="of:=[.J303]*[.E303]*(1/[.J$2])+[.I$1]" office:value-type="float" office:value="6006.70124053955">
            <text:p>6007</text:p>
          </table:table-cell>
          <table:table-cell table:formula="of:=[.F303]-[.K303]" office:value-type="float" office:value="85.2987594604492">
            <text:p>85</text:p>
          </table:table-cell>
        </table:table-row>
        <table:table-row table:style-name="ro1">
          <table:table-cell office:value-type="string">
            <text:p><text:s text:c="3"/>299</text:p>
          </table:table-cell>
          <table:table-cell office:value-type="string">
            <text:p><text:s text:c="3"/>1366</text:p>
          </table:table-cell>
          <table:table-cell office:value-type="string">
            <text:p><text:s text:c="3"/>6077</text:p>
          </table:table-cell>
          <table:table-cell office:value-type="string">
            <text:p><text:s text:c="6"/>7</text:p>
          </table:table-cell>
          <table:table-cell table:formula="of:=[.B304]/1" office:value-type="float" office:value="1366">
            <text:p>1366</text:p>
          </table:table-cell>
          <table:table-cell table:formula="of:=[.C304]/1" office:value-type="float" office:value="6077">
            <text:p>6077</text:p>
          </table:table-cell>
          <table:table-cell table:formula="of:=[.G$1]+[.E304]*([.G$2]+[.E304]*([.G$3]+[.G$4]*[.E304]))" office:value-type="float" office:value="5996.96125609772">
            <text:p>5996.961</text:p>
          </table:table-cell>
          <table:table-cell table:formula="of:=[.F304]-[.G304]" office:value-type="float" office:value="80.0387439022797">
            <text:p>80.039</text:p>
          </table:table-cell>
          <table:table-cell table:formula="of:=INT([.I$4]*[.E304]*([.J$3]/[.J$4])+[.I$3])" office:value-type="float" office:value="178233682">
            <text:p>178233682</text:p>
          </table:table-cell>
          <table:table-cell table:formula="of:=INT([.I304]*[.E304]*([.J$2]/[.J$3]))+[.I$2]" office:value-type="float" office:value="-3703989">
            <text:p>-3703989</text:p>
          </table:table-cell>
          <table:table-cell table:formula="of:=[.J304]*[.E304]*(1/[.J$2])+[.I$1]" office:value-type="float" office:value="5996.48544692993">
            <text:p>5996</text:p>
          </table:table-cell>
          <table:table-cell table:formula="of:=[.F304]-[.K304]" office:value-type="float" office:value="80.5145530700684">
            <text:p>81</text:p>
          </table:table-cell>
        </table:table-row>
        <table:table-row table:style-name="ro1">
          <table:table-cell office:value-type="string">
            <text:p><text:s text:c="3"/>300</text:p>
          </table:table-cell>
          <table:table-cell office:value-type="string">
            <text:p><text:s text:c="3"/>1367</text:p>
          </table:table-cell>
          <table:table-cell office:value-type="string">
            <text:p><text:s text:c="3"/>6072</text:p>
          </table:table-cell>
          <table:table-cell office:value-type="string">
            <text:p><text:s text:c="6"/>8</text:p>
          </table:table-cell>
          <table:table-cell table:formula="of:=[.B305]/1" office:value-type="float" office:value="1367">
            <text:p>1367</text:p>
          </table:table-cell>
          <table:table-cell table:formula="of:=[.C305]/1" office:value-type="float" office:value="6072">
            <text:p>6072</text:p>
          </table:table-cell>
          <table:table-cell table:formula="of:=[.G$1]+[.E305]*([.G$2]+[.E305]*([.G$3]+[.G$4]*[.E305]))" office:value-type="float" office:value="5993.56735707106">
            <text:p>5993.567</text:p>
          </table:table-cell>
          <table:table-cell table:formula="of:=[.F305]-[.G305]" office:value-type="float" office:value="78.4326429289358">
            <text:p>78.433</text:p>
          </table:table-cell>
          <table:table-cell table:formula="of:=INT([.I$4]*[.E305]*([.J$3]/[.J$4])+[.I$3])" office:value-type="float" office:value="178238293">
            <text:p>178238293</text:p>
          </table:table-cell>
          <table:table-cell table:formula="of:=INT([.I305]*[.E305]*([.J$2]/[.J$3]))+[.I$2]" office:value-type="float" office:value="-3702581">
            <text:p>-3702581</text:p>
          </table:table-cell>
          <table:table-cell table:formula="of:=[.J305]*[.E305]*(1/[.J$2])+[.I$1]" office:value-type="float" office:value="5993.09179115295">
            <text:p>5993</text:p>
          </table:table-cell>
          <table:table-cell table:formula="of:=[.F305]-[.K305]" office:value-type="float" office:value="78.9082088470459">
            <text:p>79</text:p>
          </table:table-cell>
        </table:table-row>
        <table:table-row table:style-name="ro1">
          <table:table-cell office:value-type="string">
            <text:p><text:s text:c="3"/>301</text:p>
          </table:table-cell>
          <table:table-cell office:value-type="string">
            <text:p><text:s text:c="3"/>1371</text:p>
          </table:table-cell>
          <table:table-cell office:value-type="string">
            <text:p><text:s text:c="3"/>6080</text:p>
          </table:table-cell>
          <table:table-cell office:value-type="string">
            <text:p><text:s text:c="6"/>7</text:p>
          </table:table-cell>
          <table:table-cell table:formula="of:=[.B306]/1" office:value-type="float" office:value="1371">
            <text:p>1371</text:p>
          </table:table-cell>
          <table:table-cell table:formula="of:=[.C306]/1" office:value-type="float" office:value="6080">
            <text:p>6080</text:p>
          </table:table-cell>
          <table:table-cell table:formula="of:=[.G$1]+[.E306]*([.G$2]+[.E306]*([.G$3]+[.G$4]*[.E306]))" office:value-type="float" office:value="5980.04730819489">
            <text:p>5980.047</text:p>
          </table:table-cell>
          <table:table-cell table:formula="of:=[.F306]-[.G306]" office:value-type="float" office:value="99.9526918051088">
            <text:p>99.953</text:p>
          </table:table-cell>
          <table:table-cell table:formula="of:=INT([.I$4]*[.E306]*([.J$3]/[.J$4])+[.I$3])" office:value-type="float" office:value="178256737">
            <text:p>178256737</text:p>
          </table:table-cell>
          <table:table-cell table:formula="of:=INT([.I306]*[.E306]*([.J$2]/[.J$3]))+[.I$2]" office:value-type="float" office:value="-3696949">
            <text:p>-3696949</text:p>
          </table:table-cell>
          <table:table-cell table:formula="of:=[.J306]*[.E306]*(1/[.J$2])+[.I$1]" office:value-type="float" office:value="5979.57087898254">
            <text:p>5980</text:p>
          </table:table-cell>
          <table:table-cell table:formula="of:=[.F306]-[.K306]" office:value-type="float" office:value="100.429121017456">
            <text:p>100</text:p>
          </table:table-cell>
        </table:table-row>
        <table:table-row table:style-name="ro1">
          <table:table-cell office:value-type="string">
            <text:p><text:s text:c="3"/>302</text:p>
          </table:table-cell>
          <table:table-cell office:value-type="string">
            <text:p><text:s text:c="3"/>1374</text:p>
          </table:table-cell>
          <table:table-cell office:value-type="string">
            <text:p><text:s text:c="3"/>6058</text:p>
          </table:table-cell>
          <table:table-cell office:value-type="string">
            <text:p><text:s text:c="6"/>9</text:p>
          </table:table-cell>
          <table:table-cell table:formula="of:=[.B307]/1" office:value-type="float" office:value="1374">
            <text:p>1374</text:p>
          </table:table-cell>
          <table:table-cell table:formula="of:=[.C307]/1" office:value-type="float" office:value="6058">
            <text:p>6058</text:p>
          </table:table-cell>
          <table:table-cell table:formula="of:=[.G$1]+[.E307]*([.G$2]+[.E307]*([.G$3]+[.G$4]*[.E307]))" office:value-type="float" office:value="5969.96560740253">
            <text:p>5969.966</text:p>
          </table:table-cell>
          <table:table-cell table:formula="of:=[.F307]-[.G307]" office:value-type="float" office:value="88.0343925974685">
            <text:p>88.034</text:p>
          </table:table-cell>
          <table:table-cell table:formula="of:=INT([.I$4]*[.E307]*([.J$3]/[.J$4])+[.I$3])" office:value-type="float" office:value="178270570">
            <text:p>178270570</text:p>
          </table:table-cell>
          <table:table-cell table:formula="of:=INT([.I307]*[.E307]*([.J$2]/[.J$3]))+[.I$2]" office:value-type="float" office:value="-3692724">
            <text:p>-3692724</text:p>
          </table:table-cell>
          <table:table-cell table:formula="of:=[.J307]*[.E307]*(1/[.J$2])+[.I$1]" office:value-type="float" office:value="5969.48921203613">
            <text:p>5969</text:p>
          </table:table-cell>
          <table:table-cell table:formula="of:=[.F307]-[.K307]" office:value-type="float" office:value="88.5107879638672">
            <text:p>89</text:p>
          </table:table-cell>
        </table:table-row>
        <table:table-row table:style-name="ro1">
          <table:table-cell office:value-type="string">
            <text:p><text:s text:c="3"/>303</text:p>
          </table:table-cell>
          <table:table-cell office:value-type="string">
            <text:p><text:s text:c="3"/>1375</text:p>
          </table:table-cell>
          <table:table-cell office:value-type="string">
            <text:p><text:s text:c="3"/>6054</text:p>
          </table:table-cell>
          <table:table-cell office:value-type="string">
            <text:p><text:s text:c="6"/>8</text:p>
          </table:table-cell>
          <table:table-cell table:formula="of:=[.B308]/1" office:value-type="float" office:value="1375">
            <text:p>1375</text:p>
          </table:table-cell>
          <table:table-cell table:formula="of:=[.C308]/1" office:value-type="float" office:value="6054">
            <text:p>6054</text:p>
          </table:table-cell>
          <table:table-cell table:formula="of:=[.G$1]+[.E308]*([.G$2]+[.E308]*([.G$3]+[.G$4]*[.E308]))" office:value-type="float" office:value="5966.61615421223">
            <text:p>5966.616</text:p>
          </table:table-cell>
          <table:table-cell table:formula="of:=[.F308]-[.G308]" office:value-type="float" office:value="87.3838457877664">
            <text:p>87.384</text:p>
          </table:table-cell>
          <table:table-cell table:formula="of:=INT([.I$4]*[.E308]*([.J$3]/[.J$4])+[.I$3])" office:value-type="float" office:value="178275181">
            <text:p>178275181</text:p>
          </table:table-cell>
          <table:table-cell table:formula="of:=INT([.I308]*[.E308]*([.J$2]/[.J$3]))+[.I$2]" office:value-type="float" office:value="-3691315">
            <text:p>-3691315</text:p>
          </table:table-cell>
          <table:table-cell table:formula="of:=[.J308]*[.E308]*(1/[.J$2])+[.I$1]" office:value-type="float" office:value="5966.14114952087">
            <text:p>5966</text:p>
          </table:table-cell>
          <table:table-cell table:formula="of:=[.F308]-[.K308]" office:value-type="float" office:value="87.858850479126">
            <text:p>88</text:p>
          </table:table-cell>
        </table:table-row>
        <table:table-row table:style-name="ro1">
          <table:table-cell office:value-type="string">
            <text:p><text:s text:c="3"/>304</text:p>
          </table:table-cell>
          <table:table-cell office:value-type="string">
            <text:p><text:s text:c="3"/>1378</text:p>
          </table:table-cell>
          <table:table-cell office:value-type="string">
            <text:p><text:s text:c="3"/>6041</text:p>
          </table:table-cell>
          <table:table-cell office:value-type="string">
            <text:p><text:s text:c="6"/>8</text:p>
          </table:table-cell>
          <table:table-cell table:formula="of:=[.B309]/1" office:value-type="float" office:value="1378">
            <text:p>1378</text:p>
          </table:table-cell>
          <table:table-cell table:formula="of:=[.C309]/1" office:value-type="float" office:value="6041">
            <text:p>6041</text:p>
          </table:table-cell>
          <table:table-cell table:formula="of:=[.G$1]+[.E309]*([.G$2]+[.E309]*([.G$3]+[.G$4]*[.E309]))" office:value-type="float" office:value="5956.60114149921">
            <text:p>5956.601</text:p>
          </table:table-cell>
          <table:table-cell table:formula="of:=[.F309]-[.G309]" office:value-type="float" office:value="84.3988585007883">
            <text:p>84.399</text:p>
          </table:table-cell>
          <table:table-cell table:formula="of:=INT([.I$4]*[.E309]*([.J$3]/[.J$4])+[.I$3])" office:value-type="float" office:value="178289015">
            <text:p>178289015</text:p>
          </table:table-cell>
          <table:table-cell table:formula="of:=INT([.I309]*[.E309]*([.J$2]/[.J$3]))+[.I$2]" office:value-type="float" office:value="-3687090">
            <text:p>-3687090</text:p>
          </table:table-cell>
          <table:table-cell table:formula="of:=[.J309]*[.E309]*(1/[.J$2])+[.I$1]" office:value-type="float" office:value="5956.12395477295">
            <text:p>5956</text:p>
          </table:table-cell>
          <table:table-cell table:formula="of:=[.F309]-[.K309]" office:value-type="float" office:value="84.8760452270508">
            <text:p>85</text:p>
          </table:table-cell>
        </table:table-row>
        <table:table-row table:style-name="ro1">
          <table:table-cell office:value-type="string">
            <text:p><text:s text:c="3"/>305</text:p>
          </table:table-cell>
          <table:table-cell office:value-type="string">
            <text:p><text:s text:c="3"/>1382</text:p>
          </table:table-cell>
          <table:table-cell office:value-type="string">
            <text:p><text:s text:c="3"/>6033</text:p>
          </table:table-cell>
          <table:table-cell office:value-type="string">
            <text:p><text:s text:c="6"/>8</text:p>
          </table:table-cell>
          <table:table-cell table:formula="of:=[.B310]/1" office:value-type="float" office:value="1382">
            <text:p>1382</text:p>
          </table:table-cell>
          <table:table-cell table:formula="of:=[.C310]/1" office:value-type="float" office:value="6033">
            <text:p>6033</text:p>
          </table:table-cell>
          <table:table-cell table:formula="of:=[.G$1]+[.E310]*([.G$2]+[.E310]*([.G$3]+[.G$4]*[.E310]))" office:value-type="float" office:value="5943.32561558061">
            <text:p>5943.326</text:p>
          </table:table-cell>
          <table:table-cell table:formula="of:=[.F310]-[.G310]" office:value-type="float" office:value="89.6743844193916">
            <text:p>89.674</text:p>
          </table:table-cell>
          <table:table-cell table:formula="of:=INT([.I$4]*[.E310]*([.J$3]/[.J$4])+[.I$3])" office:value-type="float" office:value="178307459">
            <text:p>178307459</text:p>
          </table:table-cell>
          <table:table-cell table:formula="of:=INT([.I310]*[.E310]*([.J$2]/[.J$3]))+[.I$2]" office:value-type="float" office:value="-3681454">
            <text:p>-3681454</text:p>
          </table:table-cell>
          <table:table-cell table:formula="of:=[.J310]*[.E310]*(1/[.J$2])+[.I$1]" office:value-type="float" office:value="5942.84993743896">
            <text:p>5943</text:p>
          </table:table-cell>
          <table:table-cell table:formula="of:=[.F310]-[.K310]" office:value-type="float" office:value="90.1500625610352">
            <text:p>90</text:p>
          </table:table-cell>
        </table:table-row>
        <table:table-row table:style-name="ro1">
          <table:table-cell office:value-type="string">
            <text:p><text:s text:c="3"/>306</text:p>
          </table:table-cell>
          <table:table-cell office:value-type="string">
            <text:p><text:s text:c="3"/>1383</text:p>
          </table:table-cell>
          <table:table-cell office:value-type="string">
            <text:p><text:s text:c="3"/>6021</text:p>
          </table:table-cell>
          <table:table-cell office:value-type="string">
            <text:p><text:s text:c="6"/>8</text:p>
          </table:table-cell>
          <table:table-cell table:formula="of:=[.B311]/1" office:value-type="float" office:value="1383">
            <text:p>1383</text:p>
          </table:table-cell>
          <table:table-cell table:formula="of:=[.C311]/1" office:value-type="float" office:value="6021">
            <text:p>6021</text:p>
          </table:table-cell>
          <table:table-cell table:formula="of:=[.G$1]+[.E311]*([.G$2]+[.E311]*([.G$3]+[.G$4]*[.E311]))" office:value-type="float" office:value="5940.02063399307">
            <text:p>5940.021</text:p>
          </table:table-cell>
          <table:table-cell table:formula="of:=[.F311]-[.G311]" office:value-type="float" office:value="80.9793660069299">
            <text:p>80.979</text:p>
          </table:table-cell>
          <table:table-cell table:formula="of:=INT([.I$4]*[.E311]*([.J$3]/[.J$4])+[.I$3])" office:value-type="float" office:value="178312070">
            <text:p>178312070</text:p>
          </table:table-cell>
          <table:table-cell table:formula="of:=INT([.I311]*[.E311]*([.J$2]/[.J$3]))+[.I$2]" office:value-type="float" office:value="-3680045">
            <text:p>-3680045</text:p>
          </table:table-cell>
          <table:table-cell table:formula="of:=[.J311]*[.E311]*(1/[.J$2])+[.I$1]" office:value-type="float" office:value="5939.54487037659">
            <text:p>5940</text:p>
          </table:table-cell>
          <table:table-cell table:formula="of:=[.F311]-[.K311]" office:value-type="float" office:value="81.4551296234131">
            <text:p>81</text:p>
          </table:table-cell>
        </table:table-row>
        <table:table-row table:style-name="ro1">
          <table:table-cell office:value-type="string">
            <text:p><text:s text:c="3"/>307</text:p>
          </table:table-cell>
          <table:table-cell office:value-type="string">
            <text:p><text:s text:c="3"/>1386</text:p>
          </table:table-cell>
          <table:table-cell office:value-type="string">
            <text:p><text:s text:c="3"/>6018</text:p>
          </table:table-cell>
          <table:table-cell office:value-type="string">
            <text:p><text:s text:c="6"/>8</text:p>
          </table:table-cell>
          <table:table-cell table:formula="of:=[.B312]/1" office:value-type="float" office:value="1386">
            <text:p>1386</text:p>
          </table:table-cell>
          <table:table-cell table:formula="of:=[.C312]/1" office:value-type="float" office:value="6018">
            <text:p>6018</text:p>
          </table:table-cell>
          <table:table-cell table:formula="of:=[.G$1]+[.E312]*([.G$2]+[.E312]*([.G$3]+[.G$4]*[.E312]))" office:value-type="float" office:value="5930.13905541312">
            <text:p>5930.139</text:p>
          </table:table-cell>
          <table:table-cell table:formula="of:=[.F312]-[.G312]" office:value-type="float" office:value="87.8609445868769">
            <text:p>87.861</text:p>
          </table:table-cell>
          <table:table-cell table:formula="of:=INT([.I$4]*[.E312]*([.J$3]/[.J$4])+[.I$3])" office:value-type="float" office:value="178325903">
            <text:p>178325903</text:p>
          </table:table-cell>
          <table:table-cell table:formula="of:=INT([.I312]*[.E312]*([.J$2]/[.J$3]))+[.I$2]" office:value-type="float" office:value="-3675818">
            <text:p>-3675818</text:p>
          </table:table-cell>
          <table:table-cell table:formula="of:=[.J312]*[.E312]*(1/[.J$2])+[.I$1]" office:value-type="float" office:value="5929.66191864014">
            <text:p>5930</text:p>
          </table:table-cell>
          <table:table-cell table:formula="of:=[.F312]-[.K312]" office:value-type="float" office:value="88.3380813598633">
            <text:p>88</text:p>
          </table:table-cell>
        </table:table-row>
        <table:table-row table:style-name="ro1">
          <table:table-cell office:value-type="string">
            <text:p><text:s text:c="3"/>308</text:p>
          </table:table-cell>
          <table:table-cell office:value-type="string">
            <text:p><text:s text:c="3"/>1390</text:p>
          </table:table-cell>
          <table:table-cell office:value-type="string">
            <text:p><text:s text:c="3"/>6013</text:p>
          </table:table-cell>
          <table:table-cell office:value-type="string">
            <text:p><text:s text:c="6"/>8</text:p>
          </table:table-cell>
          <table:table-cell table:formula="of:=[.B313]/1" office:value-type="float" office:value="1390">
            <text:p>1390</text:p>
          </table:table-cell>
          <table:table-cell table:formula="of:=[.C313]/1" office:value-type="float" office:value="6013">
            <text:p>6013</text:p>
          </table:table-cell>
          <table:table-cell table:formula="of:=[.G$1]+[.E313]*([.G$2]+[.E313]*([.G$3]+[.G$4]*[.E313]))" office:value-type="float" office:value="5917.04148676315">
            <text:p>5917.041</text:p>
          </table:table-cell>
          <table:table-cell table:formula="of:=[.F313]-[.G313]" office:value-type="float" office:value="95.9585132368466">
            <text:p>95.959</text:p>
          </table:table-cell>
          <table:table-cell table:formula="of:=INT([.I$4]*[.E313]*([.J$3]/[.J$4])+[.I$3])" office:value-type="float" office:value="178344347">
            <text:p>178344347</text:p>
          </table:table-cell>
          <table:table-cell table:formula="of:=INT([.I313]*[.E313]*([.J$2]/[.J$3]))+[.I$2]" office:value-type="float" office:value="-3670180">
            <text:p>-3670180</text:p>
          </table:table-cell>
          <table:table-cell table:formula="of:=[.J313]*[.E313]*(1/[.J$2])+[.I$1]" office:value-type="float" office:value="5916.56520080566">
            <text:p>5917</text:p>
          </table:table-cell>
          <table:table-cell table:formula="of:=[.F313]-[.K313]" office:value-type="float" office:value="96.4347991943359">
            <text:p>96</text:p>
          </table:table-cell>
        </table:table-row>
        <table:table-row table:style-name="ro1">
          <table:table-cell office:value-type="string">
            <text:p><text:s text:c="3"/>309</text:p>
          </table:table-cell>
          <table:table-cell office:value-type="string">
            <text:p><text:s text:c="3"/>1392</text:p>
          </table:table-cell>
          <table:table-cell office:value-type="string">
            <text:p><text:s text:c="3"/>6006</text:p>
          </table:table-cell>
          <table:table-cell office:value-type="string">
            <text:p><text:s text:c="6"/>7</text:p>
          </table:table-cell>
          <table:table-cell table:formula="of:=[.B314]/1" office:value-type="float" office:value="1392">
            <text:p>1392</text:p>
          </table:table-cell>
          <table:table-cell table:formula="of:=[.C314]/1" office:value-type="float" office:value="6006">
            <text:p>6006</text:p>
          </table:table-cell>
          <table:table-cell table:formula="of:=[.G$1]+[.E314]*([.G$2]+[.E314]*([.G$3]+[.G$4]*[.E314]))" office:value-type="float" office:value="5910.52608230924">
            <text:p>5910.526</text:p>
          </table:table-cell>
          <table:table-cell table:formula="of:=[.F314]-[.G314]" office:value-type="float" office:value="95.4739176907624">
            <text:p>95.474</text:p>
          </table:table-cell>
          <table:table-cell table:formula="of:=INT([.I$4]*[.E314]*([.J$3]/[.J$4])+[.I$3])" office:value-type="float" office:value="178353570">
            <text:p>178353570</text:p>
          </table:table-cell>
          <table:table-cell table:formula="of:=INT([.I314]*[.E314]*([.J$2]/[.J$3]))+[.I$2]" office:value-type="float" office:value="-3667361">
            <text:p>-3667361</text:p>
          </table:table-cell>
          <table:table-cell table:formula="of:=[.J314]*[.E314]*(1/[.J$2])+[.I$1]" office:value-type="float" office:value="5910.0491027832">
            <text:p>5910</text:p>
          </table:table-cell>
          <table:table-cell table:formula="of:=[.F314]-[.K314]" office:value-type="float" office:value="95.9508972167969">
            <text:p>96</text:p>
          </table:table-cell>
        </table:table-row>
        <table:table-row table:style-name="ro1">
          <table:table-cell office:value-type="string">
            <text:p><text:s text:c="3"/>310</text:p>
          </table:table-cell>
          <table:table-cell office:value-type="string">
            <text:p><text:s text:c="3"/>1394</text:p>
          </table:table-cell>
          <table:table-cell office:value-type="string">
            <text:p><text:s text:c="3"/>5984</text:p>
          </table:table-cell>
          <table:table-cell office:value-type="string">
            <text:p><text:s text:c="6"/>8</text:p>
          </table:table-cell>
          <table:table-cell table:formula="of:=[.B315]/1" office:value-type="float" office:value="1394">
            <text:p>1394</text:p>
          </table:table-cell>
          <table:table-cell table:formula="of:=[.C315]/1" office:value-type="float" office:value="5984">
            <text:p>5984</text:p>
          </table:table-cell>
          <table:table-cell table:formula="of:=[.G$1]+[.E315]*([.G$2]+[.E315]*([.G$3]+[.G$4]*[.E315]))" office:value-type="float" office:value="5904.0329353971">
            <text:p>5904.033</text:p>
          </table:table-cell>
          <table:table-cell table:formula="of:=[.F315]-[.G315]" office:value-type="float" office:value="79.9670646029008">
            <text:p>79.967</text:p>
          </table:table-cell>
          <table:table-cell table:formula="of:=INT([.I$4]*[.E315]*([.J$3]/[.J$4])+[.I$3])" office:value-type="float" office:value="178362792">
            <text:p>178362792</text:p>
          </table:table-cell>
          <table:table-cell table:formula="of:=INT([.I315]*[.E315]*([.J$2]/[.J$3]))+[.I$2]" office:value-type="float" office:value="-3664541">
            <text:p>-3664541</text:p>
          </table:table-cell>
          <table:table-cell table:formula="of:=[.J315]*[.E315]*(1/[.J$2])+[.I$1]" office:value-type="float" office:value="5903.55717086792">
            <text:p>5904</text:p>
          </table:table-cell>
          <table:table-cell table:formula="of:=[.F315]-[.K315]" office:value-type="float" office:value="80.4428291320801">
            <text:p>80</text:p>
          </table:table-cell>
        </table:table-row>
        <table:table-row table:style-name="ro1">
          <table:table-cell office:value-type="string">
            <text:p><text:s text:c="3"/>311</text:p>
          </table:table-cell>
          <table:table-cell office:value-type="string">
            <text:p><text:s text:c="3"/>1398</text:p>
          </table:table-cell>
          <table:table-cell office:value-type="string">
            <text:p><text:s text:c="3"/>5989</text:p>
          </table:table-cell>
          <table:table-cell office:value-type="string">
            <text:p><text:s text:c="6"/>8</text:p>
          </table:table-cell>
          <table:table-cell table:formula="of:=[.B316]/1" office:value-type="float" office:value="1398">
            <text:p>1398</text:p>
          </table:table-cell>
          <table:table-cell table:formula="of:=[.C316]/1" office:value-type="float" office:value="5989">
            <text:p>5989</text:p>
          </table:table-cell>
          <table:table-cell table:formula="of:=[.G$1]+[.E316]*([.G$2]+[.E316]*([.G$3]+[.G$4]*[.E316]))" office:value-type="float" office:value="5891.11342708136">
            <text:p>5891.113</text:p>
          </table:table-cell>
          <table:table-cell table:formula="of:=[.F316]-[.G316]" office:value-type="float" office:value="97.8865729186364">
            <text:p>97.887</text:p>
          </table:table-cell>
          <table:table-cell table:formula="of:=INT([.I$4]*[.E316]*([.J$3]/[.J$4])+[.I$3])" office:value-type="float" office:value="178381236">
            <text:p>178381236</text:p>
          </table:table-cell>
          <table:table-cell table:formula="of:=INT([.I316]*[.E316]*([.J$2]/[.J$3]))+[.I$2]" office:value-type="float" office:value="-3658901">
            <text:p>-3658901</text:p>
          </table:table-cell>
          <table:table-cell table:formula="of:=[.J316]*[.E316]*(1/[.J$2])+[.I$1]" office:value-type="float" office:value="5890.63785171509">
            <text:p>5891</text:p>
          </table:table-cell>
          <table:table-cell table:formula="of:=[.F316]-[.K316]" office:value-type="float" office:value="98.3621482849121">
            <text:p>98</text:p>
          </table:table-cell>
        </table:table-row>
        <table:table-row table:style-name="ro1">
          <table:table-cell office:value-type="string">
            <text:p><text:s text:c="3"/>312</text:p>
          </table:table-cell>
          <table:table-cell office:value-type="string">
            <text:p><text:s text:c="3"/>1400</text:p>
          </table:table-cell>
          <table:table-cell office:value-type="string">
            <text:p><text:s text:c="3"/>5984</text:p>
          </table:table-cell>
          <table:table-cell office:value-type="string">
            <text:p><text:s text:c="6"/>8</text:p>
          </table:table-cell>
          <table:table-cell table:formula="of:=[.B317]/1" office:value-type="float" office:value="1400">
            <text:p>1400</text:p>
          </table:table-cell>
          <table:table-cell table:formula="of:=[.C317]/1" office:value-type="float" office:value="5984">
            <text:p>5984</text:p>
          </table:table-cell>
          <table:table-cell table:formula="of:=[.G$1]+[.E317]*([.G$2]+[.E317]*([.G$3]+[.G$4]*[.E317]))" office:value-type="float" office:value="5884.68707211936">
            <text:p>5884.687</text:p>
          </table:table-cell>
          <table:table-cell table:formula="of:=[.F317]-[.G317]" office:value-type="float" office:value="99.3129278806355">
            <text:p>99.313</text:p>
          </table:table-cell>
          <table:table-cell table:formula="of:=INT([.I$4]*[.E317]*([.J$3]/[.J$4])+[.I$3])" office:value-type="float" office:value="178390458">
            <text:p>178390458</text:p>
          </table:table-cell>
          <table:table-cell table:formula="of:=INT([.I317]*[.E317]*([.J$2]/[.J$3]))+[.I$2]" office:value-type="float" office:value="-3656081">
            <text:p>-3656081</text:p>
          </table:table-cell>
          <table:table-cell table:formula="of:=[.J317]*[.E317]*(1/[.J$2])+[.I$1]" office:value-type="float" office:value="5884.21046447754">
            <text:p>5884</text:p>
          </table:table-cell>
          <table:table-cell table:formula="of:=[.F317]-[.K317]" office:value-type="float" office:value="99.7895355224609">
            <text:p>100</text:p>
          </table:table-cell>
        </table:table-row>
        <table:table-row table:style-name="ro1">
          <table:table-cell office:value-type="string">
            <text:p><text:s text:c="3"/>313</text:p>
          </table:table-cell>
          <table:table-cell office:value-type="string">
            <text:p><text:s text:c="3"/>1402</text:p>
          </table:table-cell>
          <table:table-cell office:value-type="string">
            <text:p><text:s text:c="3"/>5958</text:p>
          </table:table-cell>
          <table:table-cell office:value-type="string">
            <text:p><text:s text:c="6"/>7</text:p>
          </table:table-cell>
          <table:table-cell table:formula="of:=[.B318]/1" office:value-type="float" office:value="1402">
            <text:p>1402</text:p>
          </table:table-cell>
          <table:table-cell table:formula="of:=[.C318]/1" office:value-type="float" office:value="5958">
            <text:p>5958</text:p>
          </table:table-cell>
          <table:table-cell table:formula="of:=[.G$1]+[.E318]*([.G$2]+[.E318]*([.G$3]+[.G$4]*[.E318]))" office:value-type="float" office:value="5878.28298758234">
            <text:p>5878.283</text:p>
          </table:table-cell>
          <table:table-cell table:formula="of:=[.F318]-[.G318]" office:value-type="float" office:value="79.7170124176555">
            <text:p>79.717</text:p>
          </table:table-cell>
          <table:table-cell table:formula="of:=INT([.I$4]*[.E318]*([.J$3]/[.J$4])+[.I$3])" office:value-type="float" office:value="178399680">
            <text:p>178399680</text:p>
          </table:table-cell>
          <table:table-cell table:formula="of:=INT([.I318]*[.E318]*([.J$2]/[.J$3]))+[.I$2]" office:value-type="float" office:value="-3653260">
            <text:p>-3653260</text:p>
          </table:table-cell>
          <table:table-cell table:formula="of:=[.J318]*[.E318]*(1/[.J$2])+[.I$1]" office:value-type="float" office:value="5877.80726623535">
            <text:p>5878</text:p>
          </table:table-cell>
          <table:table-cell table:formula="of:=[.F318]-[.K318]" office:value-type="float" office:value="80.1927337646484">
            <text:p>80</text:p>
          </table:table-cell>
        </table:table-row>
        <table:table-row table:style-name="ro1">
          <table:table-cell office:value-type="string">
            <text:p><text:s text:c="3"/>314</text:p>
          </table:table-cell>
          <table:table-cell office:value-type="string">
            <text:p><text:s text:c="3"/>1406</text:p>
          </table:table-cell>
          <table:table-cell office:value-type="string">
            <text:p><text:s text:c="3"/>5961</text:p>
          </table:table-cell>
          <table:table-cell office:value-type="string">
            <text:p><text:s text:c="6"/>8</text:p>
          </table:table-cell>
          <table:table-cell table:formula="of:=[.B319]/1" office:value-type="float" office:value="1406">
            <text:p>1406</text:p>
          </table:table-cell>
          <table:table-cell table:formula="of:=[.C319]/1" office:value-type="float" office:value="5961">
            <text:p>5961</text:p>
          </table:table-cell>
          <table:table-cell table:formula="of:=[.G$1]+[.E319]*([.G$2]+[.E319]*([.G$3]+[.G$4]*[.E319]))" office:value-type="float" office:value="5865.54164266644">
            <text:p>5865.542</text:p>
          </table:table-cell>
          <table:table-cell table:formula="of:=[.F319]-[.G319]" office:value-type="float" office:value="95.4583573335585">
            <text:p>95.458</text:p>
          </table:table-cell>
          <table:table-cell table:formula="of:=INT([.I$4]*[.E319]*([.J$3]/[.J$4])+[.I$3])" office:value-type="float" office:value="178418124">
            <text:p>178418124</text:p>
          </table:table-cell>
          <table:table-cell table:formula="of:=INT([.I319]*[.E319]*([.J$2]/[.J$3]))+[.I$2]" office:value-type="float" office:value="-3647618">
            <text:p>-3647618</text:p>
          </table:table-cell>
          <table:table-cell table:formula="of:=[.J319]*[.E319]*(1/[.J$2])+[.I$1]" office:value-type="float" office:value="5865.06543731689">
            <text:p>5865</text:p>
          </table:table-cell>
          <table:table-cell table:formula="of:=[.F319]-[.K319]" office:value-type="float" office:value="95.9345626831055">
            <text:p>96</text:p>
          </table:table-cell>
        </table:table-row>
        <table:table-row table:style-name="ro1">
          <table:table-cell office:value-type="string">
            <text:p><text:s text:c="3"/>315</text:p>
          </table:table-cell>
          <table:table-cell office:value-type="string">
            <text:p><text:s text:c="3"/>1408</text:p>
          </table:table-cell>
          <table:table-cell office:value-type="string">
            <text:p><text:s text:c="3"/>5952</text:p>
          </table:table-cell>
          <table:table-cell office:value-type="string">
            <text:p><text:s text:c="6"/>8</text:p>
          </table:table-cell>
          <table:table-cell table:formula="of:=[.B320]/1" office:value-type="float" office:value="1408">
            <text:p>1408</text:p>
          </table:table-cell>
          <table:table-cell table:formula="of:=[.C320]/1" office:value-type="float" office:value="5952">
            <text:p>5952</text:p>
          </table:table-cell>
          <table:table-cell table:formula="of:=[.G$1]+[.E320]*([.G$2]+[.E320]*([.G$3]+[.G$4]*[.E320]))" office:value-type="float" office:value="5859.20438872916">
            <text:p>5859.204</text:p>
          </table:table-cell>
          <table:table-cell table:formula="of:=[.F320]-[.G320]" office:value-type="float" office:value="92.7956112708416">
            <text:p>92.796</text:p>
          </table:table-cell>
          <table:table-cell table:formula="of:=INT([.I$4]*[.E320]*([.J$3]/[.J$4])+[.I$3])" office:value-type="float" office:value="178427347">
            <text:p>178427347</text:p>
          </table:table-cell>
          <table:table-cell table:formula="of:=INT([.I320]*[.E320]*([.J$2]/[.J$3]))+[.I$2]" office:value-type="float" office:value="-3644796">
            <text:p>-3644796</text:p>
          </table:table-cell>
          <table:table-cell table:formula="of:=[.J320]*[.E320]*(1/[.J$2])+[.I$1]" office:value-type="float" office:value="5858.7294921875">
            <text:p>5859</text:p>
          </table:table-cell>
          <table:table-cell table:formula="of:=[.F320]-[.K320]" office:value-type="float" office:value="93.2705078125">
            <text:p>93</text:p>
          </table:table-cell>
        </table:table-row>
        <table:table-row table:style-name="ro1">
          <table:table-cell office:value-type="string">
            <text:p><text:s text:c="3"/>316</text:p>
          </table:table-cell>
          <table:table-cell office:value-type="string">
            <text:p><text:s text:c="3"/>1410</text:p>
          </table:table-cell>
          <table:table-cell office:value-type="string">
            <text:p><text:s text:c="3"/>5947</text:p>
          </table:table-cell>
          <table:table-cell office:value-type="string">
            <text:p><text:s text:c="6"/>8</text:p>
          </table:table-cell>
          <table:table-cell table:formula="of:=[.B321]/1" office:value-type="float" office:value="1410">
            <text:p>1410</text:p>
          </table:table-cell>
          <table:table-cell table:formula="of:=[.C321]/1" office:value-type="float" office:value="5947">
            <text:p>5947</text:p>
          </table:table-cell>
          <table:table-cell table:formula="of:=[.G$1]+[.E321]*([.G$2]+[.E321]*([.G$3]+[.G$4]*[.E321]))" office:value-type="float" office:value="5852.88941810006">
            <text:p>5852.889</text:p>
          </table:table-cell>
          <table:table-cell table:formula="of:=[.F321]-[.G321]" office:value-type="float" office:value="94.110581899944">
            <text:p>94.111</text:p>
          </table:table-cell>
          <table:table-cell table:formula="of:=INT([.I$4]*[.E321]*([.J$3]/[.J$4])+[.I$3])" office:value-type="float" office:value="178436569">
            <text:p>178436569</text:p>
          </table:table-cell>
          <table:table-cell table:formula="of:=INT([.I321]*[.E321]*([.J$2]/[.J$3]))+[.I$2]" office:value-type="float" office:value="-3641975">
            <text:p>-3641975</text:p>
          </table:table-cell>
          <table:table-cell table:formula="of:=[.J321]*[.E321]*(1/[.J$2])+[.I$1]" office:value-type="float" office:value="5852.4123878479">
            <text:p>5852</text:p>
          </table:table-cell>
          <table:table-cell table:formula="of:=[.F321]-[.K321]" office:value-type="float" office:value="94.5876121520996">
            <text:p>95</text:p>
          </table:table-cell>
        </table:table-row>
        <table:table-row table:style-name="ro1">
          <table:table-cell office:value-type="string">
            <text:p><text:s text:c="3"/>317</text:p>
          </table:table-cell>
          <table:table-cell office:value-type="string">
            <text:p><text:s text:c="3"/>1414</text:p>
          </table:table-cell>
          <table:table-cell office:value-type="string">
            <text:p><text:s text:c="3"/>5939</text:p>
          </table:table-cell>
          <table:table-cell office:value-type="string">
            <text:p><text:s text:c="6"/>8</text:p>
          </table:table-cell>
          <table:table-cell table:formula="of:=[.B322]/1" office:value-type="float" office:value="1414">
            <text:p>1414</text:p>
          </table:table-cell>
          <table:table-cell table:formula="of:=[.C322]/1" office:value-type="float" office:value="5939">
            <text:p>5939</text:p>
          </table:table-cell>
          <table:table-cell table:formula="of:=[.G$1]+[.E322]*([.G$2]+[.E322]*([.G$3]+[.G$4]*[.E322]))" office:value-type="float" office:value="5840.32633964958">
            <text:p>5840.326</text:p>
          </table:table-cell>
          <table:table-cell table:formula="of:=[.F322]-[.G322]" office:value-type="float" office:value="98.673660350416">
            <text:p>98.674</text:p>
          </table:table-cell>
          <table:table-cell table:formula="of:=INT([.I$4]*[.E322]*([.J$3]/[.J$4])+[.I$3])" office:value-type="float" office:value="178455013">
            <text:p>178455013</text:p>
          </table:table-cell>
          <table:table-cell table:formula="of:=INT([.I322]*[.E322]*([.J$2]/[.J$3]))+[.I$2]" office:value-type="float" office:value="-3636330">
            <text:p>-3636330</text:p>
          </table:table-cell>
          <table:table-cell table:formula="of:=[.J322]*[.E322]*(1/[.J$2])+[.I$1]" office:value-type="float" office:value="5839.85083770752">
            <text:p>5840</text:p>
          </table:table-cell>
          <table:table-cell table:formula="of:=[.F322]-[.K322]" office:value-type="float" office:value="99.1491622924805">
            <text:p>99</text:p>
          </table:table-cell>
        </table:table-row>
        <table:table-row table:style-name="ro1">
          <table:table-cell office:value-type="string">
            <text:p><text:s text:c="3"/>318</text:p>
          </table:table-cell>
          <table:table-cell office:value-type="string">
            <text:p><text:s text:c="3"/>1416</text:p>
          </table:table-cell>
          <table:table-cell office:value-type="string">
            <text:p><text:s text:c="3"/>5924</text:p>
          </table:table-cell>
          <table:table-cell office:value-type="string">
            <text:p><text:s text:c="6"/>8</text:p>
          </table:table-cell>
          <table:table-cell table:formula="of:=[.B323]/1" office:value-type="float" office:value="1416">
            <text:p>1416</text:p>
          </table:table-cell>
          <table:table-cell table:formula="of:=[.C323]/1" office:value-type="float" office:value="5924">
            <text:p>5924</text:p>
          </table:table-cell>
          <table:table-cell table:formula="of:=[.G$1]+[.E323]*([.G$2]+[.E323]*([.G$3]+[.G$4]*[.E323]))" office:value-type="float" office:value="5834.07823826982">
            <text:p>5834.078</text:p>
          </table:table-cell>
          <table:table-cell table:formula="of:=[.F323]-[.G323]" office:value-type="float" office:value="89.921761730182">
            <text:p>89.922</text:p>
          </table:table-cell>
          <table:table-cell table:formula="of:=INT([.I$4]*[.E323]*([.J$3]/[.J$4])+[.I$3])" office:value-type="float" office:value="178464235">
            <text:p>178464235</text:p>
          </table:table-cell>
          <table:table-cell table:formula="of:=INT([.I323]*[.E323]*([.J$2]/[.J$3]))+[.I$2]" office:value-type="float" office:value="-3633508">
            <text:p>-3633508</text:p>
          </table:table-cell>
          <table:table-cell table:formula="of:=[.J323]*[.E323]*(1/[.J$2])+[.I$1]" office:value-type="float" office:value="5833.60101318359">
            <text:p>5834</text:p>
          </table:table-cell>
          <table:table-cell table:formula="of:=[.F323]-[.K323]" office:value-type="float" office:value="90.3989868164063">
            <text:p>90</text:p>
          </table:table-cell>
        </table:table-row>
        <table:table-row table:style-name="ro1">
          <table:table-cell office:value-type="string">
            <text:p><text:s text:c="3"/>319</text:p>
          </table:table-cell>
          <table:table-cell office:value-type="string">
            <text:p><text:s text:c="3"/>1418</text:p>
          </table:table-cell>
          <table:table-cell office:value-type="string">
            <text:p><text:s text:c="3"/>5925</text:p>
          </table:table-cell>
          <table:table-cell office:value-type="string">
            <text:p><text:s text:c="6"/>7</text:p>
          </table:table-cell>
          <table:table-cell table:formula="of:=[.B324]/1" office:value-type="float" office:value="1418">
            <text:p>1418</text:p>
          </table:table-cell>
          <table:table-cell table:formula="of:=[.C324]/1" office:value-type="float" office:value="5925">
            <text:p>5925</text:p>
          </table:table-cell>
          <table:table-cell table:formula="of:=[.G$1]+[.E324]*([.G$2]+[.E324]*([.G$3]+[.G$4]*[.E324]))" office:value-type="float" office:value="5827.85243308143">
            <text:p>5827.852</text:p>
          </table:table-cell>
          <table:table-cell table:formula="of:=[.F324]-[.G324]" office:value-type="float" office:value="97.1475669185693">
            <text:p>97.148</text:p>
          </table:table-cell>
          <table:table-cell table:formula="of:=INT([.I$4]*[.E324]*([.J$3]/[.J$4])+[.I$3])" office:value-type="float" office:value="178473457">
            <text:p>178473457</text:p>
          </table:table-cell>
          <table:table-cell table:formula="of:=INT([.I324]*[.E324]*([.J$2]/[.J$3]))+[.I$2]" office:value-type="float" office:value="-3630685">
            <text:p>-3630685</text:p>
          </table:table-cell>
          <table:table-cell table:formula="of:=[.J324]*[.E324]*(1/[.J$2])+[.I$1]" office:value-type="float" office:value="5827.3754234314">
            <text:p>5827</text:p>
          </table:table-cell>
          <table:table-cell table:formula="of:=[.F324]-[.K324]" office:value-type="float" office:value="97.6245765686035">
            <text:p>98</text:p>
          </table:table-cell>
        </table:table-row>
        <table:table-row table:style-name="ro1">
          <table:table-cell office:value-type="string">
            <text:p><text:s text:c="3"/>320</text:p>
          </table:table-cell>
          <table:table-cell office:value-type="string">
            <text:p><text:s text:c="3"/>1422</text:p>
          </table:table-cell>
          <table:table-cell office:value-type="string">
            <text:p><text:s text:c="3"/>5911</text:p>
          </table:table-cell>
          <table:table-cell office:value-type="string">
            <text:p><text:s text:c="6"/>8</text:p>
          </table:table-cell>
          <table:table-cell table:formula="of:=[.B325]/1" office:value-type="float" office:value="1422">
            <text:p>1422</text:p>
          </table:table-cell>
          <table:table-cell table:formula="of:=[.C325]/1" office:value-type="float" office:value="5911">
            <text:p>5911</text:p>
          </table:table-cell>
          <table:table-cell table:formula="of:=[.G$1]+[.E325]*([.G$2]+[.E325]*([.G$3]+[.G$4]*[.E325]))" office:value-type="float" office:value="5815.467724162">
            <text:p>5815.468</text:p>
          </table:table-cell>
          <table:table-cell table:formula="of:=[.F325]-[.G325]" office:value-type="float" office:value="95.5322758380044">
            <text:p>95.532</text:p>
          </table:table-cell>
          <table:table-cell table:formula="of:=INT([.I$4]*[.E325]*([.J$3]/[.J$4])+[.I$3])" office:value-type="float" office:value="178491901">
            <text:p>178491901</text:p>
          </table:table-cell>
          <table:table-cell table:formula="of:=INT([.I325]*[.E325]*([.J$2]/[.J$3]))+[.I$2]" office:value-type="float" office:value="-3625038">
            <text:p>-3625038</text:p>
          </table:table-cell>
          <table:table-cell table:formula="of:=[.J325]*[.E325]*(1/[.J$2])+[.I$1]" office:value-type="float" office:value="5814.99156951904">
            <text:p>5815</text:p>
          </table:table-cell>
          <table:table-cell table:formula="of:=[.F325]-[.K325]" office:value-type="float" office:value="96.008430480957">
            <text:p>96</text:p>
          </table:table-cell>
        </table:table-row>
        <table:table-row table:style-name="ro1">
          <table:table-cell office:value-type="string">
            <text:p><text:s text:c="3"/>321</text:p>
          </table:table-cell>
          <table:table-cell office:value-type="string">
            <text:p><text:s text:c="3"/>1425</text:p>
          </table:table-cell>
          <table:table-cell office:value-type="string">
            <text:p><text:s text:c="3"/>5911</text:p>
          </table:table-cell>
          <table:table-cell office:value-type="string">
            <text:p><text:s text:c="6"/>8</text:p>
          </table:table-cell>
          <table:table-cell table:formula="of:=[.B326]/1" office:value-type="float" office:value="1425">
            <text:p>1425</text:p>
          </table:table-cell>
          <table:table-cell table:formula="of:=[.C326]/1" office:value-type="float" office:value="5911">
            <text:p>5911</text:p>
          </table:table-cell>
          <table:table-cell table:formula="of:=[.G$1]+[.E326]*([.G$2]+[.E326]*([.G$3]+[.G$4]*[.E326]))" office:value-type="float" office:value="5806.23774392949">
            <text:p>5806.238</text:p>
          </table:table-cell>
          <table:table-cell table:formula="of:=[.F326]-[.G326]" office:value-type="float" office:value="104.762256070513">
            <text:p>104.762</text:p>
          </table:table-cell>
          <table:table-cell table:formula="of:=INT([.I$4]*[.E326]*([.J$3]/[.J$4])+[.I$3])" office:value-type="float" office:value="178505735">
            <text:p>178505735</text:p>
          </table:table-cell>
          <table:table-cell table:formula="of:=INT([.I326]*[.E326]*([.J$2]/[.J$3]))+[.I$2]" office:value-type="float" office:value="-3620802">
            <text:p>-3620802</text:p>
          </table:table-cell>
          <table:table-cell table:formula="of:=[.J326]*[.E326]*(1/[.J$2])+[.I$1]" office:value-type="float" office:value="5805.76226425171">
            <text:p>5806</text:p>
          </table:table-cell>
          <table:table-cell table:formula="of:=[.F326]-[.K326]" office:value-type="float" office:value="105.237735748291">
            <text:p>105</text:p>
          </table:table-cell>
        </table:table-row>
        <table:table-row table:style-name="ro1">
          <table:table-cell office:value-type="string">
            <text:p><text:s text:c="3"/>322</text:p>
          </table:table-cell>
          <table:table-cell office:value-type="string">
            <text:p><text:s text:c="3"/>1426</text:p>
          </table:table-cell>
          <table:table-cell office:value-type="string">
            <text:p><text:s text:c="3"/>5898</text:p>
          </table:table-cell>
          <table:table-cell office:value-type="string">
            <text:p><text:s text:c="6"/>8</text:p>
          </table:table-cell>
          <table:table-cell table:formula="of:=[.B327]/1" office:value-type="float" office:value="1426">
            <text:p>1426</text:p>
          </table:table-cell>
          <table:table-cell table:formula="of:=[.C327]/1" office:value-type="float" office:value="5898">
            <text:p>5898</text:p>
          </table:table-cell>
          <table:table-cell table:formula="of:=[.G$1]+[.E327]*([.G$2]+[.E327]*([.G$3]+[.G$4]*[.E327]))" office:value-type="float" office:value="5803.17223865768">
            <text:p>5803.172</text:p>
          </table:table-cell>
          <table:table-cell table:formula="of:=[.F327]-[.G327]" office:value-type="float" office:value="94.8277613423252">
            <text:p>94.828</text:p>
          </table:table-cell>
          <table:table-cell table:formula="of:=INT([.I$4]*[.E327]*([.J$3]/[.J$4])+[.I$3])" office:value-type="float" office:value="178510346">
            <text:p>178510346</text:p>
          </table:table-cell>
          <table:table-cell table:formula="of:=INT([.I327]*[.E327]*([.J$2]/[.J$3]))+[.I$2]" office:value-type="float" office:value="-3619390">
            <text:p>-3619390</text:p>
          </table:table-cell>
          <table:table-cell table:formula="of:=[.J327]*[.E327]*(1/[.J$2])+[.I$1]" office:value-type="float" office:value="5802.69660186768">
            <text:p>5803</text:p>
          </table:table-cell>
          <table:table-cell table:formula="of:=[.F327]-[.K327]" office:value-type="float" office:value="95.3033981323242">
            <text:p>95</text:p>
          </table:table-cell>
        </table:table-row>
        <table:table-row table:style-name="ro1">
          <table:table-cell office:value-type="string">
            <text:p><text:s text:c="3"/>323</text:p>
          </table:table-cell>
          <table:table-cell office:value-type="string">
            <text:p><text:s text:c="3"/>1430</text:p>
          </table:table-cell>
          <table:table-cell office:value-type="string">
            <text:p><text:s text:c="3"/>5884</text:p>
          </table:table-cell>
          <table:table-cell office:value-type="string">
            <text:p><text:s text:c="6"/>7</text:p>
          </table:table-cell>
          <table:table-cell table:formula="of:=[.B328]/1" office:value-type="float" office:value="1430">
            <text:p>1430</text:p>
          </table:table-cell>
          <table:table-cell table:formula="of:=[.C328]/1" office:value-type="float" office:value="5884">
            <text:p>5884</text:p>
          </table:table-cell>
          <table:table-cell table:formula="of:=[.G$1]+[.E328]*([.G$2]+[.E328]*([.G$3]+[.G$4]*[.E328]))" office:value-type="float" office:value="5790.96600233487">
            <text:p>5790.966</text:p>
          </table:table-cell>
          <table:table-cell table:formula="of:=[.F328]-[.G328]" office:value-type="float" office:value="93.0339976651285">
            <text:p>93.034</text:p>
          </table:table-cell>
          <table:table-cell table:formula="of:=INT([.I$4]*[.E328]*([.J$3]/[.J$4])+[.I$3])" office:value-type="float" office:value="178528790">
            <text:p>178528790</text:p>
          </table:table-cell>
          <table:table-cell table:formula="of:=INT([.I328]*[.E328]*([.J$2]/[.J$3]))+[.I$2]" office:value-type="float" office:value="-3613741">
            <text:p>-3613741</text:p>
          </table:table-cell>
          <table:table-cell table:formula="of:=[.J328]*[.E328]*(1/[.J$2])+[.I$1]" office:value-type="float" office:value="5790.49054336548">
            <text:p>5790</text:p>
          </table:table-cell>
          <table:table-cell table:formula="of:=[.F328]-[.K328]" office:value-type="float" office:value="93.5094566345215">
            <text:p>94</text:p>
          </table:table-cell>
        </table:table-row>
        <table:table-row table:style-name="ro1">
          <table:table-cell office:value-type="string">
            <text:p><text:s text:c="3"/>324</text:p>
          </table:table-cell>
          <table:table-cell office:value-type="string">
            <text:p><text:s text:c="3"/>1433</text:p>
          </table:table-cell>
          <table:table-cell office:value-type="string">
            <text:p><text:s text:c="3"/>5886</text:p>
          </table:table-cell>
          <table:table-cell office:value-type="string">
            <text:p><text:s text:c="6"/>7</text:p>
          </table:table-cell>
          <table:table-cell table:formula="of:=[.B329]/1" office:value-type="float" office:value="1433">
            <text:p>1433</text:p>
          </table:table-cell>
          <table:table-cell table:formula="of:=[.C329]/1" office:value-type="float" office:value="5886">
            <text:p>5886</text:p>
          </table:table-cell>
          <table:table-cell table:formula="of:=[.G$1]+[.E329]*([.G$2]+[.E329]*([.G$3]+[.G$4]*[.E329]))" office:value-type="float" office:value="5781.86991036824">
            <text:p>5781.870</text:p>
          </table:table-cell>
          <table:table-cell table:formula="of:=[.F329]-[.G329]" office:value-type="float" office:value="104.130089631761">
            <text:p>104.130</text:p>
          </table:table-cell>
          <table:table-cell table:formula="of:=INT([.I$4]*[.E329]*([.J$3]/[.J$4])+[.I$3])" office:value-type="float" office:value="178542623">
            <text:p>178542623</text:p>
          </table:table-cell>
          <table:table-cell table:formula="of:=INT([.I329]*[.E329]*([.J$2]/[.J$3]))+[.I$2]" office:value-type="float" office:value="-3609504">
            <text:p>-3609504</text:p>
          </table:table-cell>
          <table:table-cell table:formula="of:=[.J329]*[.E329]*(1/[.J$2])+[.I$1]" office:value-type="float" office:value="5781.39324951172">
            <text:p>5781</text:p>
          </table:table-cell>
          <table:table-cell table:formula="of:=[.F329]-[.K329]" office:value-type="float" office:value="104.606750488281">
            <text:p>105</text:p>
          </table:table-cell>
        </table:table-row>
        <table:table-row table:style-name="ro1">
          <table:table-cell office:value-type="string">
            <text:p><text:s text:c="3"/>325</text:p>
          </table:table-cell>
          <table:table-cell office:value-type="string">
            <text:p><text:s text:c="3"/>1434</text:p>
          </table:table-cell>
          <table:table-cell office:value-type="string">
            <text:p><text:s text:c="3"/>5877</text:p>
          </table:table-cell>
          <table:table-cell office:value-type="string">
            <text:p><text:s text:c="6"/>8</text:p>
          </table:table-cell>
          <table:table-cell table:formula="of:=[.B330]/1" office:value-type="float" office:value="1434">
            <text:p>1434</text:p>
          </table:table-cell>
          <table:table-cell table:formula="of:=[.C330]/1" office:value-type="float" office:value="5877">
            <text:p>5877</text:p>
          </table:table-cell>
          <table:table-cell table:formula="of:=[.G$1]+[.E330]*([.G$2]+[.E330]*([.G$3]+[.G$4]*[.E330]))" office:value-type="float" office:value="5778.84904095998">
            <text:p>5778.849</text:p>
          </table:table-cell>
          <table:table-cell table:formula="of:=[.F330]-[.G330]" office:value-type="float" office:value="98.1509590400165">
            <text:p>98.151</text:p>
          </table:table-cell>
          <table:table-cell table:formula="of:=INT([.I$4]*[.E330]*([.J$3]/[.J$4])+[.I$3])" office:value-type="float" office:value="178547234">
            <text:p>178547234</text:p>
          </table:table-cell>
          <table:table-cell table:formula="of:=INT([.I330]*[.E330]*([.J$2]/[.J$3]))+[.I$2]" office:value-type="float" office:value="-3608091">
            <text:p>-3608091</text:p>
          </table:table-cell>
          <table:table-cell table:formula="of:=[.J330]*[.E330]*(1/[.J$2])+[.I$1]" office:value-type="float" office:value="5778.37341690064">
            <text:p>5778</text:p>
          </table:table-cell>
          <table:table-cell table:formula="of:=[.F330]-[.K330]" office:value-type="float" office:value="98.6265830993652">
            <text:p>99</text:p>
          </table:table-cell>
        </table:table-row>
        <table:table-row table:style-name="ro1">
          <table:table-cell office:value-type="string">
            <text:p><text:s text:c="3"/>326</text:p>
          </table:table-cell>
          <table:table-cell office:value-type="string">
            <text:p><text:s text:c="3"/>1438</text:p>
          </table:table-cell>
          <table:table-cell office:value-type="string">
            <text:p><text:s text:c="3"/>5864</text:p>
          </table:table-cell>
          <table:table-cell office:value-type="string">
            <text:p><text:s text:c="6"/>8</text:p>
          </table:table-cell>
          <table:table-cell table:formula="of:=[.B331]/1" office:value-type="float" office:value="1438">
            <text:p>1438</text:p>
          </table:table-cell>
          <table:table-cell table:formula="of:=[.C331]/1" office:value-type="float" office:value="5864">
            <text:p>5864</text:p>
          </table:table-cell>
          <table:table-cell table:formula="of:=[.G$1]+[.E331]*([.G$2]+[.E331]*([.G$3]+[.G$4]*[.E331]))" office:value-type="float" office:value="5766.82138029941">
            <text:p>5766.821</text:p>
          </table:table-cell>
          <table:table-cell table:formula="of:=[.F331]-[.G331]" office:value-type="float" office:value="97.1786197005858">
            <text:p>97.179</text:p>
          </table:table-cell>
          <table:table-cell table:formula="of:=INT([.I$4]*[.E331]*([.J$3]/[.J$4])+[.I$3])" office:value-type="float" office:value="178565678">
            <text:p>178565678</text:p>
          </table:table-cell>
          <table:table-cell table:formula="of:=INT([.I331]*[.E331]*([.J$2]/[.J$3]))+[.I$2]" office:value-type="float" office:value="-3602440">
            <text:p>-3602440</text:p>
          </table:table-cell>
          <table:table-cell table:formula="of:=[.J331]*[.E331]*(1/[.J$2])+[.I$1]" office:value-type="float" office:value="5766.34524536133">
            <text:p>5766</text:p>
          </table:table-cell>
          <table:table-cell table:formula="of:=[.F331]-[.K331]" office:value-type="float" office:value="97.6547546386719">
            <text:p>98</text:p>
          </table:table-cell>
        </table:table-row>
        <table:table-row table:style-name="ro1">
          <table:table-cell office:value-type="string">
            <text:p><text:s text:c="3"/>327</text:p>
          </table:table-cell>
          <table:table-cell office:value-type="string">
            <text:p><text:s text:c="3"/>1441</text:p>
          </table:table-cell>
          <table:table-cell office:value-type="string">
            <text:p><text:s text:c="3"/>5867</text:p>
          </table:table-cell>
          <table:table-cell office:value-type="string">
            <text:p><text:s text:c="6"/>8</text:p>
          </table:table-cell>
          <table:table-cell table:formula="of:=[.B332]/1" office:value-type="float" office:value="1441">
            <text:p>1441</text:p>
          </table:table-cell>
          <table:table-cell table:formula="of:=[.C332]/1" office:value-type="float" office:value="5867">
            <text:p>5867</text:p>
          </table:table-cell>
          <table:table-cell table:formula="of:=[.G$1]+[.E332]*([.G$2]+[.E332]*([.G$3]+[.G$4]*[.E332]))" office:value-type="float" office:value="5757.85925389786">
            <text:p>5757.859</text:p>
          </table:table-cell>
          <table:table-cell table:formula="of:=[.F332]-[.G332]" office:value-type="float" office:value="109.140746102143">
            <text:p>109.141</text:p>
          </table:table-cell>
          <table:table-cell table:formula="of:=INT([.I$4]*[.E332]*([.J$3]/[.J$4])+[.I$3])" office:value-type="float" office:value="178579512">
            <text:p>178579512</text:p>
          </table:table-cell>
          <table:table-cell table:formula="of:=INT([.I332]*[.E332]*([.J$2]/[.J$3]))+[.I$2]" office:value-type="float" office:value="-3598201">
            <text:p>-3598201</text:p>
          </table:table-cell>
          <table:table-cell table:formula="of:=[.J332]*[.E332]*(1/[.J$2])+[.I$1]" office:value-type="float" office:value="5757.38276481628">
            <text:p>5757</text:p>
          </table:table-cell>
          <table:table-cell table:formula="of:=[.F332]-[.K332]" office:value-type="float" office:value="109.617235183716">
            <text:p>110</text:p>
          </table:table-cell>
        </table:table-row>
        <table:table-row table:style-name="ro1">
          <table:table-cell office:value-type="string">
            <text:p><text:s text:c="3"/>328</text:p>
          </table:table-cell>
          <table:table-cell office:value-type="string">
            <text:p><text:s text:c="3"/>1442</text:p>
          </table:table-cell>
          <table:table-cell office:value-type="string">
            <text:p><text:s text:c="3"/>5848</text:p>
          </table:table-cell>
          <table:table-cell office:value-type="string">
            <text:p><text:s text:c="6"/>7</text:p>
          </table:table-cell>
          <table:table-cell table:formula="of:=[.B333]/1" office:value-type="float" office:value="1442">
            <text:p>1442</text:p>
          </table:table-cell>
          <table:table-cell table:formula="of:=[.C333]/1" office:value-type="float" office:value="5848">
            <text:p>5848</text:p>
          </table:table-cell>
          <table:table-cell table:formula="of:=[.G$1]+[.E333]*([.G$2]+[.E333]*([.G$3]+[.G$4]*[.E333]))" office:value-type="float" office:value="5754.88304611956">
            <text:p>5754.883</text:p>
          </table:table-cell>
          <table:table-cell table:formula="of:=[.F333]-[.G333]" office:value-type="float" office:value="93.1169538804388">
            <text:p>93.117</text:p>
          </table:table-cell>
          <table:table-cell table:formula="of:=INT([.I$4]*[.E333]*([.J$3]/[.J$4])+[.I$3])" office:value-type="float" office:value="178584123">
            <text:p>178584123</text:p>
          </table:table-cell>
          <table:table-cell table:formula="of:=INT([.I333]*[.E333]*([.J$2]/[.J$3]))+[.I$2]" office:value-type="float" office:value="-3596788">
            <text:p>-3596788</text:p>
          </table:table-cell>
          <table:table-cell table:formula="of:=[.J333]*[.E333]*(1/[.J$2])+[.I$1]" office:value-type="float" office:value="5754.40605163574">
            <text:p>5754</text:p>
          </table:table-cell>
          <table:table-cell table:formula="of:=[.F333]-[.K333]" office:value-type="float" office:value="93.5939483642578">
            <text:p>94</text:p>
          </table:table-cell>
        </table:table-row>
        <table:table-row table:style-name="ro1">
          <table:table-cell office:value-type="string">
            <text:p><text:s text:c="3"/>329</text:p>
          </table:table-cell>
          <table:table-cell office:value-type="string">
            <text:p><text:s text:c="3"/>1446</text:p>
          </table:table-cell>
          <table:table-cell office:value-type="string">
            <text:p><text:s text:c="3"/>5851</text:p>
          </table:table-cell>
          <table:table-cell office:value-type="string">
            <text:p><text:s text:c="6"/>7</text:p>
          </table:table-cell>
          <table:table-cell table:formula="of:=[.B334]/1" office:value-type="float" office:value="1446">
            <text:p>1446</text:p>
          </table:table-cell>
          <table:table-cell table:formula="of:=[.C334]/1" office:value-type="float" office:value="5851">
            <text:p>5851</text:p>
          </table:table-cell>
          <table:table-cell table:formula="of:=[.G$1]+[.E334]*([.G$2]+[.E334]*([.G$3]+[.G$4]*[.E334]))" office:value-type="float" office:value="5743.03406418682">
            <text:p>5743.034</text:p>
          </table:table-cell>
          <table:table-cell table:formula="of:=[.F334]-[.G334]" office:value-type="float" office:value="107.965935813176">
            <text:p>107.966</text:p>
          </table:table-cell>
          <table:table-cell table:formula="of:=INT([.I$4]*[.E334]*([.J$3]/[.J$4])+[.I$3])" office:value-type="float" office:value="178602567">
            <text:p>178602567</text:p>
          </table:table-cell>
          <table:table-cell table:formula="of:=INT([.I334]*[.E334]*([.J$2]/[.J$3]))+[.I$2]" office:value-type="float" office:value="-3591134">
            <text:p>-3591134</text:p>
          </table:table-cell>
          <table:table-cell table:formula="of:=[.J334]*[.E334]*(1/[.J$2])+[.I$1]" office:value-type="float" office:value="5742.55861663818">
            <text:p>5743</text:p>
          </table:table-cell>
          <table:table-cell table:formula="of:=[.F334]-[.K334]" office:value-type="float" office:value="108.441383361816">
            <text:p>108</text:p>
          </table:table-cell>
        </table:table-row>
        <table:table-row table:style-name="ro1">
          <table:table-cell office:value-type="string">
            <text:p><text:s text:c="3"/>330</text:p>
          </table:table-cell>
          <table:table-cell office:value-type="string">
            <text:p><text:s text:c="3"/>1449</text:p>
          </table:table-cell>
          <table:table-cell office:value-type="string">
            <text:p><text:s text:c="3"/>5830</text:p>
          </table:table-cell>
          <table:table-cell office:value-type="string">
            <text:p><text:s text:c="6"/>8</text:p>
          </table:table-cell>
          <table:table-cell table:formula="of:=[.B335]/1" office:value-type="float" office:value="1449">
            <text:p>1449</text:p>
          </table:table-cell>
          <table:table-cell table:formula="of:=[.C335]/1" office:value-type="float" office:value="5830">
            <text:p>5830</text:p>
          </table:table-cell>
          <table:table-cell table:formula="of:=[.G$1]+[.E335]*([.G$2]+[.E335]*([.G$3]+[.G$4]*[.E335]))" office:value-type="float" office:value="5734.20598064954">
            <text:p>5734.206</text:p>
          </table:table-cell>
          <table:table-cell table:formula="of:=[.F335]-[.G335]" office:value-type="float" office:value="95.7940193504583">
            <text:p>95.794</text:p>
          </table:table-cell>
          <table:table-cell table:formula="of:=INT([.I$4]*[.E335]*([.J$3]/[.J$4])+[.I$3])" office:value-type="float" office:value="178616400">
            <text:p>178616400</text:p>
          </table:table-cell>
          <table:table-cell table:formula="of:=INT([.I335]*[.E335]*([.J$2]/[.J$3]))+[.I$2]" office:value-type="float" office:value="-3586894">
            <text:p>-3586894</text:p>
          </table:table-cell>
          <table:table-cell table:formula="of:=[.J335]*[.E335]*(1/[.J$2])+[.I$1]" office:value-type="float" office:value="5733.72827529907">
            <text:p>5734</text:p>
          </table:table-cell>
          <table:table-cell table:formula="of:=[.F335]-[.K335]" office:value-type="float" office:value="96.2717247009277">
            <text:p>96</text:p>
          </table:table-cell>
        </table:table-row>
        <table:table-row table:style-name="ro1">
          <table:table-cell office:value-type="string">
            <text:p><text:s text:c="3"/>331</text:p>
          </table:table-cell>
          <table:table-cell office:value-type="string">
            <text:p><text:s text:c="3"/>1451</text:p>
          </table:table-cell>
          <table:table-cell office:value-type="string">
            <text:p><text:s text:c="3"/>5835</text:p>
          </table:table-cell>
          <table:table-cell office:value-type="string">
            <text:p><text:s text:c="6"/>8</text:p>
          </table:table-cell>
          <table:table-cell table:formula="of:=[.B336]/1" office:value-type="float" office:value="1451">
            <text:p>1451</text:p>
          </table:table-cell>
          <table:table-cell table:formula="of:=[.C336]/1" office:value-type="float" office:value="5835">
            <text:p>5835</text:p>
          </table:table-cell>
          <table:table-cell table:formula="of:=[.G$1]+[.E336]*([.G$2]+[.E336]*([.G$3]+[.G$4]*[.E336]))" office:value-type="float" office:value="5728.34852762191">
            <text:p>5728.349</text:p>
          </table:table-cell>
          <table:table-cell table:formula="of:=[.F336]-[.G336]" office:value-type="float" office:value="106.651472378089">
            <text:p>106.651</text:p>
          </table:table-cell>
          <table:table-cell table:formula="of:=INT([.I$4]*[.E336]*([.J$3]/[.J$4])+[.I$3])" office:value-type="float" office:value="178625622">
            <text:p>178625622</text:p>
          </table:table-cell>
          <table:table-cell table:formula="of:=INT([.I336]*[.E336]*([.J$2]/[.J$3]))+[.I$2]" office:value-type="float" office:value="-3584066">
            <text:p>-3584066</text:p>
          </table:table-cell>
          <table:table-cell table:formula="of:=[.J336]*[.E336]*(1/[.J$2])+[.I$1]" office:value-type="float" office:value="5727.87202835083">
            <text:p>5728</text:p>
          </table:table-cell>
          <table:table-cell table:formula="of:=[.F336]-[.K336]" office:value-type="float" office:value="107.12797164917">
            <text:p>107</text:p>
          </table:table-cell>
        </table:table-row>
        <table:table-row table:style-name="ro1">
          <table:table-cell office:value-type="string">
            <text:p><text:s text:c="3"/>332</text:p>
          </table:table-cell>
          <table:table-cell office:value-type="string">
            <text:p><text:s text:c="3"/>1453</text:p>
          </table:table-cell>
          <table:table-cell office:value-type="string">
            <text:p><text:s text:c="3"/>5815</text:p>
          </table:table-cell>
          <table:table-cell office:value-type="string">
            <text:p><text:s text:c="6"/>7</text:p>
          </table:table-cell>
          <table:table-cell table:formula="of:=[.B337]/1" office:value-type="float" office:value="1453">
            <text:p>1453</text:p>
          </table:table-cell>
          <table:table-cell table:formula="of:=[.C337]/1" office:value-type="float" office:value="5815">
            <text:p>5815</text:p>
          </table:table-cell>
          <table:table-cell table:formula="of:=[.G$1]+[.E337]*([.G$2]+[.E337]*([.G$3]+[.G$4]*[.E337]))" office:value-type="float" office:value="5722.51342714966">
            <text:p>5722.513</text:p>
          </table:table-cell>
          <table:table-cell table:formula="of:=[.F337]-[.G337]" office:value-type="float" office:value="92.4865728503428">
            <text:p>92.487</text:p>
          </table:table-cell>
          <table:table-cell table:formula="of:=INT([.I$4]*[.E337]*([.J$3]/[.J$4])+[.I$3])" office:value-type="float" office:value="178634844">
            <text:p>178634844</text:p>
          </table:table-cell>
          <table:table-cell table:formula="of:=INT([.I337]*[.E337]*([.J$2]/[.J$3]))+[.I$2]" office:value-type="float" office:value="-3581238">
            <text:p>-3581238</text:p>
          </table:table-cell>
          <table:table-cell table:formula="of:=[.J337]*[.E337]*(1/[.J$2])+[.I$1]" office:value-type="float" office:value="5722.03735733032">
            <text:p>5722</text:p>
          </table:table-cell>
          <table:table-cell table:formula="of:=[.F337]-[.K337]" office:value-type="float" office:value="92.9626426696777">
            <text:p>93</text:p>
          </table:table-cell>
        </table:table-row>
        <table:table-row table:style-name="ro1">
          <table:table-cell office:value-type="string">
            <text:p><text:s text:c="3"/>333</text:p>
          </table:table-cell>
          <table:table-cell office:value-type="string">
            <text:p><text:s text:c="3"/>1457</text:p>
          </table:table-cell>
          <table:table-cell office:value-type="string">
            <text:p><text:s text:c="3"/>5821</text:p>
          </table:table-cell>
          <table:table-cell office:value-type="string">
            <text:p><text:s text:c="6"/>7</text:p>
          </table:table-cell>
          <table:table-cell table:formula="of:=[.B338]/1" office:value-type="float" office:value="1457">
            <text:p>1457</text:p>
          </table:table-cell>
          <table:table-cell table:formula="of:=[.C338]/1" office:value-type="float" office:value="5821">
            <text:p>5821</text:p>
          </table:table-cell>
          <table:table-cell table:formula="of:=[.G$1]+[.E338]*([.G$2]+[.E338]*([.G$3]+[.G$4]*[.E338]))" office:value-type="float" office:value="5710.91029675449">
            <text:p>5710.910</text:p>
          </table:table-cell>
          <table:table-cell table:formula="of:=[.F338]-[.G338]" office:value-type="float" office:value="110.089703245507">
            <text:p>110.090</text:p>
          </table:table-cell>
          <table:table-cell table:formula="of:=INT([.I$4]*[.E338]*([.J$3]/[.J$4])+[.I$3])" office:value-type="float" office:value="178653289">
            <text:p>178653289</text:p>
          </table:table-cell>
          <table:table-cell table:formula="of:=INT([.I338]*[.E338]*([.J$2]/[.J$3]))+[.I$2]" office:value-type="float" office:value="-3575582">
            <text:p>-3575582</text:p>
          </table:table-cell>
          <table:table-cell table:formula="of:=[.J338]*[.E338]*(1/[.J$2])+[.I$1]" office:value-type="float" office:value="5710.43274307251">
            <text:p>5710</text:p>
          </table:table-cell>
          <table:table-cell table:formula="of:=[.F338]-[.K338]" office:value-type="float" office:value="110.56725692749">
            <text:p>111</text:p>
          </table:table-cell>
        </table:table-row>
        <table:table-row table:style-name="ro1">
          <table:table-cell office:value-type="string">
            <text:p><text:s text:c="3"/>334</text:p>
          </table:table-cell>
          <table:table-cell office:value-type="string">
            <text:p><text:s text:c="3"/>1458</text:p>
          </table:table-cell>
          <table:table-cell office:value-type="string">
            <text:p><text:s text:c="3"/>5809</text:p>
          </table:table-cell>
          <table:table-cell office:value-type="string">
            <text:p><text:s text:c="6"/>7</text:p>
          </table:table-cell>
          <table:table-cell table:formula="of:=[.B339]/1" office:value-type="float" office:value="1458">
            <text:p>1458</text:p>
          </table:table-cell>
          <table:table-cell table:formula="of:=[.C339]/1" office:value-type="float" office:value="5809">
            <text:p>5809</text:p>
          </table:table-cell>
          <table:table-cell table:formula="of:=[.G$1]+[.E339]*([.G$2]+[.E339]*([.G$3]+[.G$4]*[.E339]))" office:value-type="float" office:value="5708.02348953531">
            <text:p>5708.023</text:p>
          </table:table-cell>
          <table:table-cell table:formula="of:=[.F339]-[.G339]" office:value-type="float" office:value="100.976510464687">
            <text:p>100.977</text:p>
          </table:table-cell>
          <table:table-cell table:formula="of:=INT([.I$4]*[.E339]*([.J$3]/[.J$4])+[.I$3])" office:value-type="float" office:value="178657900">
            <text:p>178657900</text:p>
          </table:table-cell>
          <table:table-cell table:formula="of:=INT([.I339]*[.E339]*([.J$2]/[.J$3]))+[.I$2]" office:value-type="float" office:value="-3574167">
            <text:p>-3574167</text:p>
          </table:table-cell>
          <table:table-cell table:formula="of:=[.J339]*[.E339]*(1/[.J$2])+[.I$1]" office:value-type="float" office:value="5707.5478553772">
            <text:p>5708</text:p>
          </table:table-cell>
          <table:table-cell table:formula="of:=[.F339]-[.K339]" office:value-type="float" office:value="101.452144622803">
            <text:p>101</text:p>
          </table:table-cell>
        </table:table-row>
        <table:table-row table:style-name="ro1">
          <table:table-cell office:value-type="string">
            <text:p><text:s text:c="3"/>335</text:p>
          </table:table-cell>
          <table:table-cell office:value-type="string">
            <text:p><text:s text:c="3"/>1461</text:p>
          </table:table-cell>
          <table:table-cell office:value-type="string">
            <text:p><text:s text:c="3"/>5799</text:p>
          </table:table-cell>
          <table:table-cell office:value-type="string">
            <text:p><text:s text:c="6"/>8</text:p>
          </table:table-cell>
          <table:table-cell table:formula="of:=[.B340]/1" office:value-type="float" office:value="1461">
            <text:p>1461</text:p>
          </table:table-cell>
          <table:table-cell table:formula="of:=[.C340]/1" office:value-type="float" office:value="5799">
            <text:p>5799</text:p>
          </table:table-cell>
          <table:table-cell table:formula="of:=[.G$1]+[.E340]*([.G$2]+[.E340]*([.G$3]+[.G$4]*[.E340]))" office:value-type="float" office:value="5699.39661523044">
            <text:p>5699.397</text:p>
          </table:table-cell>
          <table:table-cell table:formula="of:=[.F340]-[.G340]" office:value-type="float" office:value="99.603384769558">
            <text:p>99.603</text:p>
          </table:table-cell>
          <table:table-cell table:formula="of:=INT([.I$4]*[.E340]*([.J$3]/[.J$4])+[.I$3])" office:value-type="float" office:value="178671733">
            <text:p>178671733</text:p>
          </table:table-cell>
          <table:table-cell table:formula="of:=INT([.I340]*[.E340]*([.J$2]/[.J$3]))+[.I$2]" office:value-type="float" office:value="-3569924">
            <text:p>-3569924</text:p>
          </table:table-cell>
          <table:table-cell table:formula="of:=[.J340]*[.E340]*(1/[.J$2])+[.I$1]" office:value-type="float" office:value="5698.92000579834">
            <text:p>5699</text:p>
          </table:table-cell>
          <table:table-cell table:formula="of:=[.F340]-[.K340]" office:value-type="float" office:value="100.07999420166">
            <text:p>100</text:p>
          </table:table-cell>
        </table:table-row>
        <table:table-row table:style-name="ro1">
          <table:table-cell office:value-type="string">
            <text:p><text:s text:c="3"/>336</text:p>
          </table:table-cell>
          <table:table-cell office:value-type="string">
            <text:p><text:s text:c="3"/>1465</text:p>
          </table:table-cell>
          <table:table-cell office:value-type="string">
            <text:p><text:s text:c="3"/>5801</text:p>
          </table:table-cell>
          <table:table-cell office:value-type="string">
            <text:p><text:s text:c="6"/>8</text:p>
          </table:table-cell>
          <table:table-cell table:formula="of:=[.B341]/1" office:value-type="float" office:value="1465">
            <text:p>1465</text:p>
          </table:table-cell>
          <table:table-cell table:formula="of:=[.C341]/1" office:value-type="float" office:value="5801">
            <text:p>5801</text:p>
          </table:table-cell>
          <table:table-cell table:formula="of:=[.G$1]+[.E341]*([.G$2]+[.E341]*([.G$3]+[.G$4]*[.E341]))" office:value-type="float" office:value="5687.97240834391">
            <text:p>5687.972</text:p>
          </table:table-cell>
          <table:table-cell table:formula="of:=[.F341]-[.G341]" office:value-type="float" office:value="113.027591656091">
            <text:p>113.028</text:p>
          </table:table-cell>
          <table:table-cell table:formula="of:=INT([.I$4]*[.E341]*([.J$3]/[.J$4])+[.I$3])" office:value-type="float" office:value="178690177">
            <text:p>178690177</text:p>
          </table:table-cell>
          <table:table-cell table:formula="of:=INT([.I341]*[.E341]*([.J$2]/[.J$3]))+[.I$2]" office:value-type="float" office:value="-3564265">
            <text:p>-3564265</text:p>
          </table:table-cell>
          <table:table-cell table:formula="of:=[.J341]*[.E341]*(1/[.J$2])+[.I$1]" office:value-type="float" office:value="5687.49639701843">
            <text:p>5687</text:p>
          </table:table-cell>
          <table:table-cell table:formula="of:=[.F341]-[.K341]" office:value-type="float" office:value="113.503602981567">
            <text:p>114</text:p>
          </table:table-cell>
        </table:table-row>
        <table:table-row table:style-name="ro1">
          <table:table-cell office:value-type="string">
            <text:p><text:s text:c="3"/>337</text:p>
          </table:table-cell>
          <table:table-cell office:value-type="string">
            <text:p><text:s text:c="3"/>1467</text:p>
          </table:table-cell>
          <table:table-cell office:value-type="string">
            <text:p><text:s text:c="3"/>5784</text:p>
          </table:table-cell>
          <table:table-cell office:value-type="string">
            <text:p><text:s text:c="6"/>6</text:p>
          </table:table-cell>
          <table:table-cell table:formula="of:=[.B342]/1" office:value-type="float" office:value="1467">
            <text:p>1467</text:p>
          </table:table-cell>
          <table:table-cell table:formula="of:=[.C342]/1" office:value-type="float" office:value="5784">
            <text:p>5784</text:p>
          </table:table-cell>
          <table:table-cell table:formula="of:=[.G$1]+[.E342]*([.G$2]+[.E342]*([.G$3]+[.G$4]*[.E342]))" office:value-type="float" office:value="5682.29386594171">
            <text:p>5682.294</text:p>
          </table:table-cell>
          <table:table-cell table:formula="of:=[.F342]-[.G342]" office:value-type="float" office:value="101.706134058288">
            <text:p>101.706</text:p>
          </table:table-cell>
          <table:table-cell table:formula="of:=INT([.I$4]*[.E342]*([.J$3]/[.J$4])+[.I$3])" office:value-type="float" office:value="178699399">
            <text:p>178699399</text:p>
          </table:table-cell>
          <table:table-cell table:formula="of:=INT([.I342]*[.E342]*([.J$2]/[.J$3]))+[.I$2]" office:value-type="float" office:value="-3561435">
            <text:p>-3561435</text:p>
          </table:table-cell>
          <table:table-cell table:formula="of:=[.J342]*[.E342]*(1/[.J$2])+[.I$1]" office:value-type="float" office:value="5681.81837272644">
            <text:p>5682</text:p>
          </table:table-cell>
          <table:table-cell table:formula="of:=[.F342]-[.K342]" office:value-type="float" office:value="102.18162727356">
            <text:p>102</text:p>
          </table:table-cell>
        </table:table-row>
        <table:table-row table:style-name="ro1">
          <table:table-cell office:value-type="string">
            <text:p><text:s text:c="3"/>338</text:p>
          </table:table-cell>
          <table:table-cell office:value-type="string">
            <text:p><text:s text:c="3"/>1469</text:p>
          </table:table-cell>
          <table:table-cell office:value-type="string">
            <text:p><text:s text:c="3"/>5773</text:p>
          </table:table-cell>
          <table:table-cell office:value-type="string">
            <text:p><text:s text:c="6"/>8</text:p>
          </table:table-cell>
          <table:table-cell table:formula="of:=[.B343]/1" office:value-type="float" office:value="1469">
            <text:p>1469</text:p>
          </table:table-cell>
          <table:table-cell table:formula="of:=[.C343]/1" office:value-type="float" office:value="5773">
            <text:p>5773</text:p>
          </table:table-cell>
          <table:table-cell table:formula="of:=[.G$1]+[.E343]*([.G$2]+[.E343]*([.G$3]+[.G$4]*[.E343]))" office:value-type="float" office:value="5676.63770186129">
            <text:p>5676.638</text:p>
          </table:table-cell>
          <table:table-cell table:formula="of:=[.F343]-[.G343]" office:value-type="float" office:value="96.362298138707">
            <text:p>96.362</text:p>
          </table:table-cell>
          <table:table-cell table:formula="of:=INT([.I$4]*[.E343]*([.J$3]/[.J$4])+[.I$3])" office:value-type="float" office:value="178708621">
            <text:p>178708621</text:p>
          </table:table-cell>
          <table:table-cell table:formula="of:=INT([.I343]*[.E343]*([.J$2]/[.J$3]))+[.I$2]" office:value-type="float" office:value="-3558605">
            <text:p>-3558605</text:p>
          </table:table-cell>
          <table:table-cell table:formula="of:=[.J343]*[.E343]*(1/[.J$2])+[.I$1]" office:value-type="float" office:value="5676.16193962097">
            <text:p>5676</text:p>
          </table:table-cell>
          <table:table-cell table:formula="of:=[.F343]-[.K343]" office:value-type="float" office:value="96.8380603790283">
            <text:p>97</text:p>
          </table:table-cell>
        </table:table-row>
        <table:table-row table:style-name="ro1">
          <table:table-cell office:value-type="string">
            <text:p><text:s text:c="3"/>339</text:p>
          </table:table-cell>
          <table:table-cell office:value-type="string">
            <text:p><text:s text:c="3"/>1473</text:p>
          </table:table-cell>
          <table:table-cell office:value-type="string">
            <text:p><text:s text:c="3"/>5770</text:p>
          </table:table-cell>
          <table:table-cell office:value-type="string">
            <text:p><text:s text:c="6"/>8</text:p>
          </table:table-cell>
          <table:table-cell table:formula="of:=[.B344]/1" office:value-type="float" office:value="1473">
            <text:p>1473</text:p>
          </table:table-cell>
          <table:table-cell table:formula="of:=[.C344]/1" office:value-type="float" office:value="5770">
            <text:p>5770</text:p>
          </table:table-cell>
          <table:table-cell table:formula="of:=[.G$1]+[.E344]*([.G$2]+[.E344]*([.G$3]+[.G$4]*[.E344]))" office:value-type="float" office:value="5665.39252154899">
            <text:p>5665.393</text:p>
          </table:table-cell>
          <table:table-cell table:formula="of:=[.F344]-[.G344]" office:value-type="float" office:value="104.607478451006">
            <text:p>104.607</text:p>
          </table:table-cell>
          <table:table-cell table:formula="of:=INT([.I$4]*[.E344]*([.J$3]/[.J$4])+[.I$3])" office:value-type="float" office:value="178727066">
            <text:p>178727066</text:p>
          </table:table-cell>
          <table:table-cell table:formula="of:=INT([.I344]*[.E344]*([.J$2]/[.J$3]))+[.I$2]" office:value-type="float" office:value="-3552944">
            <text:p>-3552944</text:p>
          </table:table-cell>
          <table:table-cell table:formula="of:=[.J344]*[.E344]*(1/[.J$2])+[.I$1]" office:value-type="float" office:value="5664.91665649414">
            <text:p>5665</text:p>
          </table:table-cell>
          <table:table-cell table:formula="of:=[.F344]-[.K344]" office:value-type="float" office:value="105.083343505859">
            <text:p>105</text:p>
          </table:table-cell>
        </table:table-row>
        <table:table-row table:style-name="ro1">
          <table:table-cell office:value-type="string">
            <text:p><text:s text:c="3"/>340</text:p>
          </table:table-cell>
          <table:table-cell office:value-type="string">
            <text:p><text:s text:c="3"/>1475</text:p>
          </table:table-cell>
          <table:table-cell office:value-type="string">
            <text:p><text:s text:c="3"/>5773</text:p>
          </table:table-cell>
          <table:table-cell office:value-type="string">
            <text:p><text:s text:c="6"/>7</text:p>
          </table:table-cell>
          <table:table-cell table:formula="of:=[.B345]/1" office:value-type="float" office:value="1475">
            <text:p>1475</text:p>
          </table:table-cell>
          <table:table-cell table:formula="of:=[.C345]/1" office:value-type="float" office:value="5773">
            <text:p>5773</text:p>
          </table:table-cell>
          <table:table-cell table:formula="of:=[.G$1]+[.E345]*([.G$2]+[.E345]*([.G$3]+[.G$4]*[.E345]))" office:value-type="float" office:value="5659.80351175871">
            <text:p>5659.804</text:p>
          </table:table-cell>
          <table:table-cell table:formula="of:=[.F345]-[.G345]" office:value-type="float" office:value="113.196488241287">
            <text:p>113.196</text:p>
          </table:table-cell>
          <table:table-cell table:formula="of:=INT([.I$4]*[.E345]*([.J$3]/[.J$4])+[.I$3])" office:value-type="float" office:value="178736288">
            <text:p>178736288</text:p>
          </table:table-cell>
          <table:table-cell table:formula="of:=INT([.I345]*[.E345]*([.J$2]/[.J$3]))+[.I$2]" office:value-type="float" office:value="-3550113">
            <text:p>-3550113</text:p>
          </table:table-cell>
          <table:table-cell table:formula="of:=[.J345]*[.E345]*(1/[.J$2])+[.I$1]" office:value-type="float" office:value="5659.32781410217">
            <text:p>5659</text:p>
          </table:table-cell>
          <table:table-cell table:formula="of:=[.F345]-[.K345]" office:value-type="float" office:value="113.672185897827">
            <text:p>114</text:p>
          </table:table-cell>
        </table:table-row>
        <table:table-row table:style-name="ro1">
          <table:table-cell office:value-type="string">
            <text:p><text:s text:c="3"/>341</text:p>
          </table:table-cell>
          <table:table-cell office:value-type="string">
            <text:p><text:s text:c="3"/>1477</text:p>
          </table:table-cell>
          <table:table-cell office:value-type="string">
            <text:p><text:s text:c="3"/>5752</text:p>
          </table:table-cell>
          <table:table-cell office:value-type="string">
            <text:p><text:s text:c="6"/>8</text:p>
          </table:table-cell>
          <table:table-cell table:formula="of:=[.B346]/1" office:value-type="float" office:value="1477">
            <text:p>1477</text:p>
          </table:table-cell>
          <table:table-cell table:formula="of:=[.C346]/1" office:value-type="float" office:value="5752">
            <text:p>5752</text:p>
          </table:table-cell>
          <table:table-cell table:formula="of:=[.G$1]+[.E346]*([.G$2]+[.E346]*([.G$3]+[.G$4]*[.E346]))" office:value-type="float" office:value="5654.23689317341">
            <text:p>5654.237</text:p>
          </table:table-cell>
          <table:table-cell table:formula="of:=[.F346]-[.G346]" office:value-type="float" office:value="97.7631068265891">
            <text:p>97.763</text:p>
          </table:table-cell>
          <table:table-cell table:formula="of:=INT([.I$4]*[.E346]*([.J$3]/[.J$4])+[.I$3])" office:value-type="float" office:value="178745510">
            <text:p>178745510</text:p>
          </table:table-cell>
          <table:table-cell table:formula="of:=INT([.I346]*[.E346]*([.J$2]/[.J$3]))+[.I$2]" office:value-type="float" office:value="-3547282">
            <text:p>-3547282</text:p>
          </table:table-cell>
          <table:table-cell table:formula="of:=[.J346]*[.E346]*(1/[.J$2])+[.I$1]" office:value-type="float" office:value="5653.76057052612">
            <text:p>5654</text:p>
          </table:table-cell>
          <table:table-cell table:formula="of:=[.F346]-[.K346]" office:value-type="float" office:value="98.239429473877">
            <text:p>98</text:p>
          </table:table-cell>
        </table:table-row>
        <table:table-row table:style-name="ro1">
          <table:table-cell office:value-type="string">
            <text:p><text:s text:c="3"/>342</text:p>
          </table:table-cell>
          <table:table-cell office:value-type="string">
            <text:p><text:s text:c="3"/>1481</text:p>
          </table:table-cell>
          <table:table-cell office:value-type="string">
            <text:p><text:s text:c="3"/>5759</text:p>
          </table:table-cell>
          <table:table-cell office:value-type="string">
            <text:p><text:s text:c="6"/>7</text:p>
          </table:table-cell>
          <table:table-cell table:formula="of:=[.B347]/1" office:value-type="float" office:value="1481">
            <text:p>1481</text:p>
          </table:table-cell>
          <table:table-cell table:formula="of:=[.C347]/1" office:value-type="float" office:value="5759">
            <text:p>5759</text:p>
          </table:table-cell>
          <table:table-cell table:formula="of:=[.G$1]+[.E347]*([.G$2]+[.E347]*([.G$3]+[.G$4]*[.E347]))" office:value-type="float" office:value="5643.17084250094">
            <text:p>5643.171</text:p>
          </table:table-cell>
          <table:table-cell table:formula="of:=[.F347]-[.G347]" office:value-type="float" office:value="115.829157499056">
            <text:p>115.829</text:p>
          </table:table-cell>
          <table:table-cell table:formula="of:=INT([.I$4]*[.E347]*([.J$3]/[.J$4])+[.I$3])" office:value-type="float" office:value="178763954">
            <text:p>178763954</text:p>
          </table:table-cell>
          <table:table-cell table:formula="of:=INT([.I347]*[.E347]*([.J$2]/[.J$3]))+[.I$2]" office:value-type="float" office:value="-3541619">
            <text:p>-3541619</text:p>
          </table:table-cell>
          <table:table-cell table:formula="of:=[.J347]*[.E347]*(1/[.J$2])+[.I$1]" office:value-type="float" office:value="5642.6937046051">
            <text:p>5643</text:p>
          </table:table-cell>
          <table:table-cell table:formula="of:=[.F347]-[.K347]" office:value-type="float" office:value="116.306295394897">
            <text:p>116</text:p>
          </table:table-cell>
        </table:table-row>
        <table:table-row table:style-name="ro1">
          <table:table-cell office:value-type="string">
            <text:p><text:s text:c="3"/>343</text:p>
          </table:table-cell>
          <table:table-cell office:value-type="string">
            <text:p><text:s text:c="3"/>1483</text:p>
          </table:table-cell>
          <table:table-cell office:value-type="string">
            <text:p><text:s text:c="3"/>5744</text:p>
          </table:table-cell>
          <table:table-cell office:value-type="string">
            <text:p><text:s text:c="6"/>8</text:p>
          </table:table-cell>
          <table:table-cell table:formula="of:=[.B348]/1" office:value-type="float" office:value="1483">
            <text:p>1483</text:p>
          </table:table-cell>
          <table:table-cell table:formula="of:=[.C348]/1" office:value-type="float" office:value="5744">
            <text:p>5744</text:p>
          </table:table-cell>
          <table:table-cell table:formula="of:=[.G$1]+[.E348]*([.G$2]+[.E348]*([.G$3]+[.G$4]*[.E348]))" office:value-type="float" office:value="5637.67141685538">
            <text:p>5637.671</text:p>
          </table:table-cell>
          <table:table-cell table:formula="of:=[.F348]-[.G348]" office:value-type="float" office:value="106.328583144621">
            <text:p>106.329</text:p>
          </table:table-cell>
          <table:table-cell table:formula="of:=INT([.I$4]*[.E348]*([.J$3]/[.J$4])+[.I$3])" office:value-type="float" office:value="178773176">
            <text:p>178773176</text:p>
          </table:table-cell>
          <table:table-cell table:formula="of:=INT([.I348]*[.E348]*([.J$2]/[.J$3]))+[.I$2]" office:value-type="float" office:value="-3538787">
            <text:p>-3538787</text:p>
          </table:table-cell>
          <table:table-cell table:formula="of:=[.J348]*[.E348]*(1/[.J$2])+[.I$1]" office:value-type="float" office:value="5637.19408988953">
            <text:p>5637</text:p>
          </table:table-cell>
          <table:table-cell table:formula="of:=[.F348]-[.K348]" office:value-type="float" office:value="106.805910110474">
            <text:p>107</text:p>
          </table:table-cell>
        </table:table-row>
        <table:table-row table:style-name="ro1">
          <table:table-cell office:value-type="string">
            <text:p><text:s text:c="3"/>344</text:p>
          </table:table-cell>
          <table:table-cell office:value-type="string">
            <text:p><text:s text:c="3"/>1485</text:p>
          </table:table-cell>
          <table:table-cell office:value-type="string">
            <text:p><text:s text:c="3"/>5735</text:p>
          </table:table-cell>
          <table:table-cell office:value-type="string">
            <text:p><text:s text:c="6"/>7</text:p>
          </table:table-cell>
          <table:table-cell table:formula="of:=[.B349]/1" office:value-type="float" office:value="1485">
            <text:p>1485</text:p>
          </table:table-cell>
          <table:table-cell table:formula="of:=[.C349]/1" office:value-type="float" office:value="5735">
            <text:p>5735</text:p>
          </table:table-cell>
          <table:table-cell table:formula="of:=[.G$1]+[.E349]*([.G$2]+[.E349]*([.G$3]+[.G$4]*[.E349]))" office:value-type="float" office:value="5632.19439529799">
            <text:p>5632.194</text:p>
          </table:table-cell>
          <table:table-cell table:formula="of:=[.F349]-[.G349]" office:value-type="float" office:value="102.805604702005">
            <text:p>102.806</text:p>
          </table:table-cell>
          <table:table-cell table:formula="of:=INT([.I$4]*[.E349]*([.J$3]/[.J$4])+[.I$3])" office:value-type="float" office:value="178782398">
            <text:p>178782398</text:p>
          </table:table-cell>
          <table:table-cell table:formula="of:=INT([.I349]*[.E349]*([.J$2]/[.J$3]))+[.I$2]" office:value-type="float" office:value="-3535954">
            <text:p>-3535954</text:p>
          </table:table-cell>
          <table:table-cell table:formula="of:=[.J349]*[.E349]*(1/[.J$2])+[.I$1]" office:value-type="float" office:value="5631.71891403198">
            <text:p>5632</text:p>
          </table:table-cell>
          <table:table-cell table:formula="of:=[.F349]-[.K349]" office:value-type="float" office:value="103.281085968018">
            <text:p>103</text:p>
          </table:table-cell>
        </table:table-row>
        <table:table-row table:style-name="ro1">
          <table:table-cell office:value-type="string">
            <text:p><text:s text:c="3"/>345</text:p>
          </table:table-cell>
          <table:table-cell office:value-type="string">
            <text:p><text:s text:c="3"/>1489</text:p>
          </table:table-cell>
          <table:table-cell office:value-type="string">
            <text:p><text:s text:c="3"/>5738</text:p>
          </table:table-cell>
          <table:table-cell office:value-type="string">
            <text:p><text:s text:c="6"/>7</text:p>
          </table:table-cell>
          <table:table-cell table:formula="of:=[.B350]/1" office:value-type="float" office:value="1489">
            <text:p>1489</text:p>
          </table:table-cell>
          <table:table-cell table:formula="of:=[.C350]/1" office:value-type="float" office:value="5738">
            <text:p>5738</text:p>
          </table:table-cell>
          <table:table-cell table:formula="of:=[.G$1]+[.E350]*([.G$2]+[.E350]*([.G$3]+[.G$4]*[.E350]))" office:value-type="float" office:value="5621.30757733096">
            <text:p>5621.308</text:p>
          </table:table-cell>
          <table:table-cell table:formula="of:=[.F350]-[.G350]" office:value-type="float" office:value="116.692422669039">
            <text:p>116.692</text:p>
          </table:table-cell>
          <table:table-cell table:formula="of:=INT([.I$4]*[.E350]*([.J$3]/[.J$4])+[.I$3])" office:value-type="float" office:value="178800843">
            <text:p>178800843</text:p>
          </table:table-cell>
          <table:table-cell table:formula="of:=INT([.I350]*[.E350]*([.J$2]/[.J$3]))+[.I$2]" office:value-type="float" office:value="-3530289">
            <text:p>-3530289</text:p>
          </table:table-cell>
          <table:table-cell table:formula="of:=[.J350]*[.E350]*(1/[.J$2])+[.I$1]" office:value-type="float" office:value="5620.8305644989">
            <text:p>5621</text:p>
          </table:table-cell>
          <table:table-cell table:formula="of:=[.F350]-[.K350]" office:value-type="float" office:value="117.169435501099">
            <text:p>117</text:p>
          </table:table-cell>
        </table:table-row>
        <table:table-row table:style-name="ro1">
          <table:table-cell office:value-type="string">
            <text:p><text:s text:c="3"/>346</text:p>
          </table:table-cell>
          <table:table-cell office:value-type="string">
            <text:p><text:s text:c="3"/>1491</text:p>
          </table:table-cell>
          <table:table-cell office:value-type="string">
            <text:p><text:s text:c="3"/>5722</text:p>
          </table:table-cell>
          <table:table-cell office:value-type="string">
            <text:p><text:s text:c="6"/>7</text:p>
          </table:table-cell>
          <table:table-cell table:formula="of:=[.B351]/1" office:value-type="float" office:value="1491">
            <text:p>1491</text:p>
          </table:table-cell>
          <table:table-cell table:formula="of:=[.C351]/1" office:value-type="float" office:value="5722">
            <text:p>5722</text:p>
          </table:table-cell>
          <table:table-cell table:formula="of:=[.G$1]+[.E351]*([.G$2]+[.E351]*([.G$3]+[.G$4]*[.E351]))" office:value-type="float" office:value="5615.89778736291">
            <text:p>5615.898</text:p>
          </table:table-cell>
          <table:table-cell table:formula="of:=[.F351]-[.G351]" office:value-type="float" office:value="106.102212637086">
            <text:p>106.102</text:p>
          </table:table-cell>
          <table:table-cell table:formula="of:=INT([.I$4]*[.E351]*([.J$3]/[.J$4])+[.I$3])" office:value-type="float" office:value="178810065">
            <text:p>178810065</text:p>
          </table:table-cell>
          <table:table-cell table:formula="of:=INT([.I351]*[.E351]*([.J$2]/[.J$3]))+[.I$2]" office:value-type="float" office:value="-3527456">
            <text:p>-3527456</text:p>
          </table:table-cell>
          <table:table-cell table:formula="of:=[.J351]*[.E351]*(1/[.J$2])+[.I$1]" office:value-type="float" office:value="5615.42022705078">
            <text:p>5615</text:p>
          </table:table-cell>
          <table:table-cell table:formula="of:=[.F351]-[.K351]" office:value-type="float" office:value="106.579772949219">
            <text:p>107</text:p>
          </table:table-cell>
        </table:table-row>
        <table:table-row table:style-name="ro1">
          <table:table-cell office:value-type="string">
            <text:p><text:s text:c="3"/>347</text:p>
          </table:table-cell>
          <table:table-cell office:value-type="string">
            <text:p><text:s text:c="3"/>1493</text:p>
          </table:table-cell>
          <table:table-cell office:value-type="string">
            <text:p><text:s text:c="3"/>5715</text:p>
          </table:table-cell>
          <table:table-cell office:value-type="string">
            <text:p><text:s text:c="6"/>8</text:p>
          </table:table-cell>
          <table:table-cell table:formula="of:=[.B352]/1" office:value-type="float" office:value="1493">
            <text:p>1493</text:p>
          </table:table-cell>
          <table:table-cell table:formula="of:=[.C352]/1" office:value-type="float" office:value="5715">
            <text:p>5715</text:p>
          </table:table-cell>
          <table:table-cell table:formula="of:=[.G$1]+[.E352]*([.G$2]+[.E352]*([.G$3]+[.G$4]*[.E352]))" office:value-type="float" office:value="5610.51041436625">
            <text:p>5610.510</text:p>
          </table:table-cell>
          <table:table-cell table:formula="of:=[.F352]-[.G352]" office:value-type="float" office:value="104.489585633755">
            <text:p>104.490</text:p>
          </table:table-cell>
          <table:table-cell table:formula="of:=INT([.I$4]*[.E352]*([.J$3]/[.J$4])+[.I$3])" office:value-type="float" office:value="178819287">
            <text:p>178819287</text:p>
          </table:table-cell>
          <table:table-cell table:formula="of:=INT([.I352]*[.E352]*([.J$2]/[.J$3]))+[.I$2]" office:value-type="float" office:value="-3524622">
            <text:p>-3524622</text:p>
          </table:table-cell>
          <table:table-cell table:formula="of:=[.J352]*[.E352]*(1/[.J$2])+[.I$1]" office:value-type="float" office:value="5610.03435134888">
            <text:p>5610</text:p>
          </table:table-cell>
          <table:table-cell table:formula="of:=[.F352]-[.K352]" office:value-type="float" office:value="104.965648651123">
            <text:p>105</text:p>
          </table:table-cell>
        </table:table-row>
        <table:table-row table:style-name="ro1">
          <table:table-cell office:value-type="string">
            <text:p><text:s text:c="3"/>348</text:p>
          </table:table-cell>
          <table:table-cell office:value-type="string">
            <text:p><text:s text:c="3"/>1497</text:p>
          </table:table-cell>
          <table:table-cell office:value-type="string">
            <text:p><text:s text:c="3"/>5711</text:p>
          </table:table-cell>
          <table:table-cell office:value-type="string">
            <text:p><text:s text:c="6"/>7</text:p>
          </table:table-cell>
          <table:table-cell table:formula="of:=[.B353]/1" office:value-type="float" office:value="1497">
            <text:p>1497</text:p>
          </table:table-cell>
          <table:table-cell table:formula="of:=[.C353]/1" office:value-type="float" office:value="5711">
            <text:p>5711</text:p>
          </table:table-cell>
          <table:table-cell table:formula="of:=[.G$1]+[.E353]*([.G$2]+[.E353]*([.G$3]+[.G$4]*[.E353]))" office:value-type="float" office:value="5599.80293217025">
            <text:p>5599.803</text:p>
          </table:table-cell>
          <table:table-cell table:formula="of:=[.F353]-[.G353]" office:value-type="float" office:value="111.197067829755">
            <text:p>111.197</text:p>
          </table:table-cell>
          <table:table-cell table:formula="of:=INT([.I$4]*[.E353]*([.J$3]/[.J$4])+[.I$3])" office:value-type="float" office:value="178837731">
            <text:p>178837731</text:p>
          </table:table-cell>
          <table:table-cell table:formula="of:=INT([.I353]*[.E353]*([.J$2]/[.J$3]))+[.I$2]" office:value-type="float" office:value="-3518954">
            <text:p>-3518954</text:p>
          </table:table-cell>
          <table:table-cell table:formula="of:=[.J353]*[.E353]*(1/[.J$2])+[.I$1]" office:value-type="float" office:value="5599.32746505737">
            <text:p>5599</text:p>
          </table:table-cell>
          <table:table-cell table:formula="of:=[.F353]-[.K353]" office:value-type="float" office:value="111.672534942627">
            <text:p>112</text:p>
          </table:table-cell>
        </table:table-row>
        <table:table-row table:style-name="ro1">
          <table:table-cell office:value-type="string">
            <text:p><text:s text:c="3"/>349</text:p>
          </table:table-cell>
          <table:table-cell office:value-type="string">
            <text:p><text:s text:c="3"/>1500</text:p>
          </table:table-cell>
          <table:table-cell office:value-type="string">
            <text:p><text:s text:c="3"/>5703</text:p>
          </table:table-cell>
          <table:table-cell office:value-type="string">
            <text:p><text:s text:c="6"/>8</text:p>
          </table:table-cell>
          <table:table-cell table:formula="of:=[.B354]/1" office:value-type="float" office:value="1500">
            <text:p>1500</text:p>
          </table:table-cell>
          <table:table-cell table:formula="of:=[.C354]/1" office:value-type="float" office:value="5703">
            <text:p>5703</text:p>
          </table:table-cell>
          <table:table-cell table:formula="of:=[.G$1]+[.E354]*([.G$2]+[.E354]*([.G$3]+[.G$4]*[.E354]))" office:value-type="float" office:value="5591.83118902782">
            <text:p>5591.831</text:p>
          </table:table-cell>
          <table:table-cell table:formula="of:=[.F354]-[.G354]" office:value-type="float" office:value="111.168810972185">
            <text:p>111.169</text:p>
          </table:table-cell>
          <table:table-cell table:formula="of:=INT([.I$4]*[.E354]*([.J$3]/[.J$4])+[.I$3])" office:value-type="float" office:value="178851564">
            <text:p>178851564</text:p>
          </table:table-cell>
          <table:table-cell table:formula="of:=INT([.I354]*[.E354]*([.J$2]/[.J$3]))+[.I$2]" office:value-type="float" office:value="-3514703">
            <text:p>-3514703</text:p>
          </table:table-cell>
          <table:table-cell table:formula="of:=[.J354]*[.E354]*(1/[.J$2])+[.I$1]" office:value-type="float" office:value="5591.35405731201">
            <text:p>5591</text:p>
          </table:table-cell>
          <table:table-cell table:formula="of:=[.F354]-[.K354]" office:value-type="float" office:value="111.645942687988">
            <text:p>112</text:p>
          </table:table-cell>
        </table:table-row>
        <table:table-row table:style-name="ro1">
          <table:table-cell office:value-type="string">
            <text:p><text:s text:c="3"/>350</text:p>
          </table:table-cell>
          <table:table-cell office:value-type="string">
            <text:p><text:s text:c="3"/>1501</text:p>
          </table:table-cell>
          <table:table-cell office:value-type="string">
            <text:p><text:s text:c="3"/>5705</text:p>
          </table:table-cell>
          <table:table-cell office:value-type="string">
            <text:p><text:s text:c="6"/>7</text:p>
          </table:table-cell>
          <table:table-cell table:formula="of:=[.B355]/1" office:value-type="float" office:value="1501">
            <text:p>1501</text:p>
          </table:table-cell>
          <table:table-cell table:formula="of:=[.C355]/1" office:value-type="float" office:value="5705">
            <text:p>5705</text:p>
          </table:table-cell>
          <table:table-cell table:formula="of:=[.G$1]+[.E355]*([.G$2]+[.E355]*([.G$3]+[.G$4]*[.E355]))" office:value-type="float" office:value="5589.18515650936">
            <text:p>5589.185</text:p>
          </table:table-cell>
          <table:table-cell table:formula="of:=[.F355]-[.G355]" office:value-type="float" office:value="115.814843490638">
            <text:p>115.815</text:p>
          </table:table-cell>
          <table:table-cell table:formula="of:=INT([.I$4]*[.E355]*([.J$3]/[.J$4])+[.I$3])" office:value-type="float" office:value="178856175">
            <text:p>178856175</text:p>
          </table:table-cell>
          <table:table-cell table:formula="of:=INT([.I355]*[.E355]*([.J$2]/[.J$3]))+[.I$2]" office:value-type="float" office:value="-3513285">
            <text:p>-3513285</text:p>
          </table:table-cell>
          <table:table-cell table:formula="of:=[.J355]*[.E355]*(1/[.J$2])+[.I$1]" office:value-type="float" office:value="5588.70992851257">
            <text:p>5589</text:p>
          </table:table-cell>
          <table:table-cell table:formula="of:=[.F355]-[.K355]" office:value-type="float" office:value="116.290071487427">
            <text:p>116</text:p>
          </table:table-cell>
        </table:table-row>
        <table:table-row table:style-name="ro1">
          <table:table-cell office:value-type="string">
            <text:p><text:s text:c="3"/>351</text:p>
          </table:table-cell>
          <table:table-cell office:value-type="string">
            <text:p><text:s text:c="3"/>1505</text:p>
          </table:table-cell>
          <table:table-cell office:value-type="string">
            <text:p><text:s text:c="3"/>5681</text:p>
          </table:table-cell>
          <table:table-cell office:value-type="string">
            <text:p><text:s text:c="6"/>7</text:p>
          </table:table-cell>
          <table:table-cell table:formula="of:=[.B356]/1" office:value-type="float" office:value="1505">
            <text:p>1505</text:p>
          </table:table-cell>
          <table:table-cell table:formula="of:=[.C356]/1" office:value-type="float" office:value="5681">
            <text:p>5681</text:p>
          </table:table-cell>
          <table:table-cell table:formula="of:=[.G$1]+[.E356]*([.G$2]+[.E356]*([.G$3]+[.G$4]*[.E356]))" office:value-type="float" office:value="5578.65711315">
            <text:p>5578.657</text:p>
          </table:table-cell>
          <table:table-cell table:formula="of:=[.F356]-[.G356]" office:value-type="float" office:value="102.342886850005">
            <text:p>102.343</text:p>
          </table:table-cell>
          <table:table-cell table:formula="of:=INT([.I$4]*[.E356]*([.J$3]/[.J$4])+[.I$3])" office:value-type="float" office:value="178874620">
            <text:p>178874620</text:p>
          </table:table-cell>
          <table:table-cell table:formula="of:=INT([.I356]*[.E356]*([.J$2]/[.J$3]))+[.I$2]" office:value-type="float" office:value="-3507615">
            <text:p>-3507615</text:p>
          </table:table-cell>
          <table:table-cell table:formula="of:=[.J356]*[.E356]*(1/[.J$2])+[.I$1]" office:value-type="float" office:value="5578.18176460266">
            <text:p>5578</text:p>
          </table:table-cell>
          <table:table-cell table:formula="of:=[.F356]-[.K356]" office:value-type="float" office:value="102.818235397339">
            <text:p>103</text:p>
          </table:table-cell>
        </table:table-row>
        <table:table-row table:style-name="ro1">
          <table:table-cell office:value-type="string">
            <text:p><text:s text:c="3"/>352</text:p>
          </table:table-cell>
          <table:table-cell office:value-type="string">
            <text:p><text:s text:c="3"/>1508</text:p>
          </table:table-cell>
          <table:table-cell office:value-type="string">
            <text:p><text:s text:c="3"/>5687</text:p>
          </table:table-cell>
          <table:table-cell office:value-type="string">
            <text:p><text:s text:c="6"/>8</text:p>
          </table:table-cell>
          <table:table-cell table:formula="of:=[.B357]/1" office:value-type="float" office:value="1508">
            <text:p>1508</text:p>
          </table:table-cell>
          <table:table-cell table:formula="of:=[.C357]/1" office:value-type="float" office:value="5687">
            <text:p>5687</text:p>
          </table:table-cell>
          <table:table-cell table:formula="of:=[.G$1]+[.E357]*([.G$2]+[.E357]*([.G$3]+[.G$4]*[.E357]))" office:value-type="float" office:value="5570.81998295344">
            <text:p>5570.820</text:p>
          </table:table-cell>
          <table:table-cell table:formula="of:=[.F357]-[.G357]" office:value-type="float" office:value="116.180017046559">
            <text:p>116.180</text:p>
          </table:table-cell>
          <table:table-cell table:formula="of:=INT([.I$4]*[.E357]*([.J$3]/[.J$4])+[.I$3])" office:value-type="float" office:value="178888453">
            <text:p>178888453</text:p>
          </table:table-cell>
          <table:table-cell table:formula="of:=INT([.I357]*[.E357]*([.J$2]/[.J$3]))+[.I$2]" office:value-type="float" office:value="-3503362">
            <text:p>-3503362</text:p>
          </table:table-cell>
          <table:table-cell table:formula="of:=[.J357]*[.E357]*(1/[.J$2])+[.I$1]" office:value-type="float" office:value="5570.34385681152">
            <text:p>5570</text:p>
          </table:table-cell>
          <table:table-cell table:formula="of:=[.F357]-[.K357]" office:value-type="float" office:value="116.656143188477">
            <text:p>117</text:p>
          </table:table-cell>
        </table:table-row>
        <table:table-row table:style-name="ro1">
          <table:table-cell office:value-type="string">
            <text:p><text:s text:c="3"/>353</text:p>
          </table:table-cell>
          <table:table-cell office:value-type="string">
            <text:p><text:s text:c="3"/>1509</text:p>
          </table:table-cell>
          <table:table-cell office:value-type="string">
            <text:p><text:s text:c="3"/>5672</text:p>
          </table:table-cell>
          <table:table-cell office:value-type="string">
            <text:p><text:s text:c="6"/>7</text:p>
          </table:table-cell>
          <table:table-cell table:formula="of:=[.B358]/1" office:value-type="float" office:value="1509">
            <text:p>1509</text:p>
          </table:table-cell>
          <table:table-cell table:formula="of:=[.C358]/1" office:value-type="float" office:value="5672">
            <text:p>5672</text:p>
          </table:table-cell>
          <table:table-cell table:formula="of:=[.G$1]+[.E358]*([.G$2]+[.E358]*([.G$3]+[.G$4]*[.E358]))" office:value-type="float" office:value="5568.21882785854">
            <text:p>5568.219</text:p>
          </table:table-cell>
          <table:table-cell table:formula="of:=[.F358]-[.G358]" office:value-type="float" office:value="103.781172141456">
            <text:p>103.781</text:p>
          </table:table-cell>
          <table:table-cell table:formula="of:=INT([.I$4]*[.E358]*([.J$3]/[.J$4])+[.I$3])" office:value-type="float" office:value="178893064">
            <text:p>178893064</text:p>
          </table:table-cell>
          <table:table-cell table:formula="of:=INT([.I358]*[.E358]*([.J$2]/[.J$3]))+[.I$2]" office:value-type="float" office:value="-3501944">
            <text:p>-3501944</text:p>
          </table:table-cell>
          <table:table-cell table:formula="of:=[.J358]*[.E358]*(1/[.J$2])+[.I$1]" office:value-type="float" office:value="5567.74299621582">
            <text:p>5568</text:p>
          </table:table-cell>
          <table:table-cell table:formula="of:=[.F358]-[.K358]" office:value-type="float" office:value="104.25700378418">
            <text:p>104</text:p>
          </table:table-cell>
        </table:table-row>
        <table:table-row table:style-name="ro1">
          <table:table-cell office:value-type="string">
            <text:p><text:s text:c="3"/>354</text:p>
          </table:table-cell>
          <table:table-cell office:value-type="string">
            <text:p><text:s text:c="3"/>1513</text:p>
          </table:table-cell>
          <table:table-cell office:value-type="string">
            <text:p><text:s text:c="3"/>5674</text:p>
          </table:table-cell>
          <table:table-cell office:value-type="string">
            <text:p><text:s text:c="6"/>8</text:p>
          </table:table-cell>
          <table:table-cell table:formula="of:=[.B359]/1" office:value-type="float" office:value="1513">
            <text:p>1513</text:p>
          </table:table-cell>
          <table:table-cell table:formula="of:=[.C359]/1" office:value-type="float" office:value="5674">
            <text:p>5674</text:p>
          </table:table-cell>
          <table:table-cell table:formula="of:=[.G$1]+[.E359]*([.G$2]+[.E359]*([.G$3]+[.G$4]*[.E359]))" office:value-type="float" office:value="5557.87032640141">
            <text:p>5557.870</text:p>
          </table:table-cell>
          <table:table-cell table:formula="of:=[.F359]-[.G359]" office:value-type="float" office:value="116.129673598589">
            <text:p>116.130</text:p>
          </table:table-cell>
          <table:table-cell table:formula="of:=INT([.I$4]*[.E359]*([.J$3]/[.J$4])+[.I$3])" office:value-type="float" office:value="178911508">
            <text:p>178911508</text:p>
          </table:table-cell>
          <table:table-cell table:formula="of:=INT([.I359]*[.E359]*([.J$2]/[.J$3]))+[.I$2]" office:value-type="float" office:value="-3496272">
            <text:p>-3496272</text:p>
          </table:table-cell>
          <table:table-cell table:formula="of:=[.J359]*[.E359]*(1/[.J$2])+[.I$1]" office:value-type="float" office:value="5557.39364624023">
            <text:p>5557</text:p>
          </table:table-cell>
          <table:table-cell table:formula="of:=[.F359]-[.K359]" office:value-type="float" office:value="116.606353759766">
            <text:p>117</text:p>
          </table:table-cell>
        </table:table-row>
        <table:table-row table:style-name="ro1">
          <table:table-cell office:value-type="string">
            <text:p><text:s text:c="3"/>355</text:p>
          </table:table-cell>
          <table:table-cell office:value-type="string">
            <text:p><text:s text:c="3"/>1516</text:p>
          </table:table-cell>
          <table:table-cell office:value-type="string">
            <text:p><text:s text:c="3"/>5672</text:p>
          </table:table-cell>
          <table:table-cell office:value-type="string">
            <text:p><text:s text:c="6"/>7</text:p>
          </table:table-cell>
          <table:table-cell table:formula="of:=[.B360]/1" office:value-type="float" office:value="1516">
            <text:p>1516</text:p>
          </table:table-cell>
          <table:table-cell table:formula="of:=[.C360]/1" office:value-type="float" office:value="5672">
            <text:p>5672</text:p>
          </table:table-cell>
          <table:table-cell table:formula="of:=[.G$1]+[.E360]*([.G$2]+[.E360]*([.G$3]+[.G$4]*[.E360]))" office:value-type="float" office:value="5550.16788644993">
            <text:p>5550.168</text:p>
          </table:table-cell>
          <table:table-cell table:formula="of:=[.F360]-[.G360]" office:value-type="float" office:value="121.83211355007">
            <text:p>121.832</text:p>
          </table:table-cell>
          <table:table-cell table:formula="of:=INT([.I$4]*[.E360]*([.J$3]/[.J$4])+[.I$3])" office:value-type="float" office:value="178925341">
            <text:p>178925341</text:p>
          </table:table-cell>
          <table:table-cell table:formula="of:=INT([.I360]*[.E360]*([.J$2]/[.J$3]))+[.I$2]" office:value-type="float" office:value="-3492017">
            <text:p>-3492017</text:p>
          </table:table-cell>
          <table:table-cell table:formula="of:=[.J360]*[.E360]*(1/[.J$2])+[.I$1]" office:value-type="float" office:value="5549.69132232666">
            <text:p>5550</text:p>
          </table:table-cell>
          <table:table-cell table:formula="of:=[.F360]-[.K360]" office:value-type="float" office:value="122.30867767334">
            <text:p>122</text:p>
          </table:table-cell>
        </table:table-row>
        <table:table-row table:style-name="ro1">
          <table:table-cell office:value-type="string">
            <text:p><text:s text:c="3"/>356</text:p>
          </table:table-cell>
          <table:table-cell office:value-type="string">
            <text:p><text:s text:c="3"/>1517</text:p>
          </table:table-cell>
          <table:table-cell office:value-type="string">
            <text:p><text:s text:c="3"/>5651</text:p>
          </table:table-cell>
          <table:table-cell office:value-type="string">
            <text:p><text:s text:c="6"/>7</text:p>
          </table:table-cell>
          <table:table-cell table:formula="of:=[.B361]/1" office:value-type="float" office:value="1517">
            <text:p>1517</text:p>
          </table:table-cell>
          <table:table-cell table:formula="of:=[.C361]/1" office:value-type="float" office:value="5651">
            <text:p>5651</text:p>
          </table:table-cell>
          <table:table-cell table:formula="of:=[.G$1]+[.E361]*([.G$2]+[.E361]*([.G$3]+[.G$4]*[.E361]))" office:value-type="float" office:value="5547.61163454499">
            <text:p>5547.612</text:p>
          </table:table-cell>
          <table:table-cell table:formula="of:=[.F361]-[.G361]" office:value-type="float" office:value="103.388365455006">
            <text:p>103.388</text:p>
          </table:table-cell>
          <table:table-cell table:formula="of:=INT([.I$4]*[.E361]*([.J$3]/[.J$4])+[.I$3])" office:value-type="float" office:value="178929952">
            <text:p>178929952</text:p>
          </table:table-cell>
          <table:table-cell table:formula="of:=INT([.I361]*[.E361]*([.J$2]/[.J$3]))+[.I$2]" office:value-type="float" office:value="-3490599">
            <text:p>-3490599</text:p>
          </table:table-cell>
          <table:table-cell table:formula="of:=[.J361]*[.E361]*(1/[.J$2])+[.I$1]" office:value-type="float" office:value="5547.13373756409">
            <text:p>5547</text:p>
          </table:table-cell>
          <table:table-cell table:formula="of:=[.F361]-[.K361]" office:value-type="float" office:value="103.866262435913">
            <text:p>104</text:p>
          </table:table-cell>
        </table:table-row>
        <table:table-row table:style-name="ro1">
          <table:table-cell office:value-type="string">
            <text:p><text:s text:c="3"/>357</text:p>
          </table:table-cell>
          <table:table-cell office:value-type="string">
            <text:p><text:s text:c="3"/>1521</text:p>
          </table:table-cell>
          <table:table-cell office:value-type="string">
            <text:p><text:s text:c="3"/>5642</text:p>
          </table:table-cell>
          <table:table-cell office:value-type="string">
            <text:p><text:s text:c="6"/>7</text:p>
          </table:table-cell>
          <table:table-cell table:formula="of:=[.B362]/1" office:value-type="float" office:value="1521">
            <text:p>1521</text:p>
          </table:table-cell>
          <table:table-cell table:formula="of:=[.C362]/1" office:value-type="float" office:value="5642">
            <text:p>5642</text:p>
          </table:table-cell>
          <table:table-cell table:formula="of:=[.G$1]+[.E362]*([.G$2]+[.E362]*([.G$3]+[.G$4]*[.E362]))" office:value-type="float" office:value="5537.44277805569">
            <text:p>5537.443</text:p>
          </table:table-cell>
          <table:table-cell table:formula="of:=[.F362]-[.G362]" office:value-type="float" office:value="104.557221944306">
            <text:p>104.557</text:p>
          </table:table-cell>
          <table:table-cell table:formula="of:=INT([.I$4]*[.E362]*([.J$3]/[.J$4])+[.I$3])" office:value-type="float" office:value="178948397">
            <text:p>178948397</text:p>
          </table:table-cell>
          <table:table-cell table:formula="of:=INT([.I362]*[.E362]*([.J$2]/[.J$3]))+[.I$2]" office:value-type="float" office:value="-3484924">
            <text:p>-3484924</text:p>
          </table:table-cell>
          <table:table-cell table:formula="of:=[.J362]*[.E362]*(1/[.J$2])+[.I$1]" office:value-type="float" office:value="5536.96619415283">
            <text:p>5537</text:p>
          </table:table-cell>
          <table:table-cell table:formula="of:=[.F362]-[.K362]" office:value-type="float" office:value="105.033805847168">
            <text:p>105</text:p>
          </table:table-cell>
        </table:table-row>
        <table:table-row table:style-name="ro1">
          <table:table-cell office:value-type="string">
            <text:p><text:s text:c="3"/>358</text:p>
          </table:table-cell>
          <table:table-cell office:value-type="string">
            <text:p><text:s text:c="3"/>1524</text:p>
          </table:table-cell>
          <table:table-cell office:value-type="string">
            <text:p><text:s text:c="3"/>5651</text:p>
          </table:table-cell>
          <table:table-cell office:value-type="string">
            <text:p><text:s text:c="6"/>7</text:p>
          </table:table-cell>
          <table:table-cell table:formula="of:=[.B363]/1" office:value-type="float" office:value="1524">
            <text:p>1524</text:p>
          </table:table-cell>
          <table:table-cell table:formula="of:=[.C363]/1" office:value-type="float" office:value="5651">
            <text:p>5651</text:p>
          </table:table-cell>
          <table:table-cell table:formula="of:=[.G$1]+[.E363]*([.G$2]+[.E363]*([.G$3]+[.G$4]*[.E363]))" office:value-type="float" office:value="5529.87510564849">
            <text:p>5529.875</text:p>
          </table:table-cell>
          <table:table-cell table:formula="of:=[.F363]-[.G363]" office:value-type="float" office:value="121.124894351511">
            <text:p>121.125</text:p>
          </table:table-cell>
          <table:table-cell table:formula="of:=INT([.I$4]*[.E363]*([.J$3]/[.J$4])+[.I$3])" office:value-type="float" office:value="178962230">
            <text:p>178962230</text:p>
          </table:table-cell>
          <table:table-cell table:formula="of:=INT([.I363]*[.E363]*([.J$2]/[.J$3]))+[.I$2]" office:value-type="float" office:value="-3480667">
            <text:p>-3480667</text:p>
          </table:table-cell>
          <table:table-cell table:formula="of:=[.J363]*[.E363]*(1/[.J$2])+[.I$1]" office:value-type="float" office:value="5529.39954376221">
            <text:p>5529</text:p>
          </table:table-cell>
          <table:table-cell table:formula="of:=[.F363]-[.K363]" office:value-type="float" office:value="121.600456237793">
            <text:p>122</text:p>
          </table:table-cell>
        </table:table-row>
        <table:table-row table:style-name="ro1">
          <table:table-cell office:value-type="string">
            <text:p><text:s text:c="3"/>359</text:p>
          </table:table-cell>
          <table:table-cell office:value-type="string">
            <text:p><text:s text:c="3"/>1525</text:p>
          </table:table-cell>
          <table:table-cell office:value-type="string">
            <text:p><text:s text:c="3"/>5627</text:p>
          </table:table-cell>
          <table:table-cell office:value-type="string">
            <text:p><text:s text:c="6"/>7</text:p>
          </table:table-cell>
          <table:table-cell table:formula="of:=[.B364]/1" office:value-type="float" office:value="1525">
            <text:p>1525</text:p>
          </table:table-cell>
          <table:table-cell table:formula="of:=[.C364]/1" office:value-type="float" office:value="5627">
            <text:p>5627</text:p>
          </table:table-cell>
          <table:table-cell table:formula="of:=[.G$1]+[.E364]*([.G$2]+[.E364]*([.G$3]+[.G$4]*[.E364]))" office:value-type="float" office:value="5527.36378269991">
            <text:p>5527.364</text:p>
          </table:table-cell>
          <table:table-cell table:formula="of:=[.F364]-[.G364]" office:value-type="float" office:value="99.6362173000907">
            <text:p>99.636</text:p>
          </table:table-cell>
          <table:table-cell table:formula="of:=INT([.I$4]*[.E364]*([.J$3]/[.J$4])+[.I$3])" office:value-type="float" office:value="178966841">
            <text:p>178966841</text:p>
          </table:table-cell>
          <table:table-cell table:formula="of:=INT([.I364]*[.E364]*([.J$2]/[.J$3]))+[.I$2]" office:value-type="float" office:value="-3479248">
            <text:p>-3479248</text:p>
          </table:table-cell>
          <table:table-cell table:formula="of:=[.J364]*[.E364]*(1/[.J$2])+[.I$1]" office:value-type="float" office:value="5526.88815307617">
            <text:p>5527</text:p>
          </table:table-cell>
          <table:table-cell table:formula="of:=[.F364]-[.K364]" office:value-type="float" office:value="100.111846923828">
            <text:p>100</text:p>
          </table:table-cell>
        </table:table-row>
        <table:table-row table:style-name="ro1">
          <table:table-cell office:value-type="string">
            <text:p><text:s text:c="3"/>360</text:p>
          </table:table-cell>
          <table:table-cell office:value-type="string">
            <text:p><text:s text:c="3"/>1528</text:p>
          </table:table-cell>
          <table:table-cell office:value-type="string">
            <text:p><text:s text:c="3"/>5639</text:p>
          </table:table-cell>
          <table:table-cell office:value-type="string">
            <text:p><text:s text:c="6"/>7</text:p>
          </table:table-cell>
          <table:table-cell table:formula="of:=[.B365]/1" office:value-type="float" office:value="1528">
            <text:p>1528</text:p>
          </table:table-cell>
          <table:table-cell table:formula="of:=[.C365]/1" office:value-type="float" office:value="5639">
            <text:p>5639</text:p>
          </table:table-cell>
          <table:table-cell table:formula="of:=[.G$1]+[.E365]*([.G$2]+[.E365]*([.G$3]+[.G$4]*[.E365]))" office:value-type="float" office:value="5519.86352305204">
            <text:p>5519.864</text:p>
          </table:table-cell>
          <table:table-cell table:formula="of:=[.F365]-[.G365]" office:value-type="float" office:value="119.136476947957">
            <text:p>119.136</text:p>
          </table:table-cell>
          <table:table-cell table:formula="of:=INT([.I$4]*[.E365]*([.J$3]/[.J$4])+[.I$3])" office:value-type="float" office:value="178980674">
            <text:p>178980674</text:p>
          </table:table-cell>
          <table:table-cell table:formula="of:=INT([.I365]*[.E365]*([.J$2]/[.J$3]))+[.I$2]" office:value-type="float" office:value="-3474991">
            <text:p>-3474991</text:p>
          </table:table-cell>
          <table:table-cell table:formula="of:=[.J365]*[.E365]*(1/[.J$2])+[.I$1]" office:value-type="float" office:value="5519.38645935059">
            <text:p>5519</text:p>
          </table:table-cell>
          <table:table-cell table:formula="of:=[.F365]-[.K365]" office:value-type="float" office:value="119.613540649414">
            <text:p>120</text:p>
          </table:table-cell>
        </table:table-row>
        <table:table-row table:style-name="ro1">
          <table:table-cell office:value-type="string">
            <text:p><text:s text:c="3"/>361</text:p>
          </table:table-cell>
          <table:table-cell office:value-type="string">
            <text:p><text:s text:c="3"/>1532</text:p>
          </table:table-cell>
          <table:table-cell office:value-type="string">
            <text:p><text:s text:c="3"/>5618</text:p>
          </table:table-cell>
          <table:table-cell office:value-type="string">
            <text:p><text:s text:c="6"/>7</text:p>
          </table:table-cell>
          <table:table-cell table:formula="of:=[.B366]/1" office:value-type="float" office:value="1532">
            <text:p>1532</text:p>
          </table:table-cell>
          <table:table-cell table:formula="of:=[.C366]/1" office:value-type="float" office:value="5618">
            <text:p>5618</text:p>
          </table:table-cell>
          <table:table-cell table:formula="of:=[.G$1]+[.E366]*([.G$2]+[.E366]*([.G$3]+[.G$4]*[.E366]))" office:value-type="float" office:value="5509.94184668031">
            <text:p>5509.942</text:p>
          </table:table-cell>
          <table:table-cell table:formula="of:=[.F366]-[.G366]" office:value-type="float" office:value="108.058153319687">
            <text:p>108.058</text:p>
          </table:table-cell>
          <table:table-cell table:formula="of:=INT([.I$4]*[.E366]*([.J$3]/[.J$4])+[.I$3])" office:value-type="float" office:value="178999118">
            <text:p>178999118</text:p>
          </table:table-cell>
          <table:table-cell table:formula="of:=INT([.I366]*[.E366]*([.J$2]/[.J$3]))+[.I$2]" office:value-type="float" office:value="-3469313">
            <text:p>-3469313</text:p>
          </table:table-cell>
          <table:table-cell table:formula="of:=[.J366]*[.E366]*(1/[.J$2])+[.I$1]" office:value-type="float" office:value="5509.46582794189">
            <text:p>5509</text:p>
          </table:table-cell>
          <table:table-cell table:formula="of:=[.F366]-[.K366]" office:value-type="float" office:value="108.534172058105">
            <text:p>109</text:p>
          </table:table-cell>
        </table:table-row>
        <table:table-row table:style-name="ro1">
          <table:table-cell office:value-type="string">
            <text:p><text:s text:c="3"/>362</text:p>
          </table:table-cell>
          <table:table-cell office:value-type="string">
            <text:p><text:s text:c="3"/>1533</text:p>
          </table:table-cell>
          <table:table-cell office:value-type="string">
            <text:p><text:s text:c="3"/>5622</text:p>
          </table:table-cell>
          <table:table-cell office:value-type="string">
            <text:p><text:s text:c="6"/>8</text:p>
          </table:table-cell>
          <table:table-cell table:formula="of:=[.B367]/1" office:value-type="float" office:value="1533">
            <text:p>1533</text:p>
          </table:table-cell>
          <table:table-cell table:formula="of:=[.C367]/1" office:value-type="float" office:value="5622">
            <text:p>5622</text:p>
          </table:table-cell>
          <table:table-cell table:formula="of:=[.G$1]+[.E367]*([.G$2]+[.E367]*([.G$3]+[.G$4]*[.E367]))" office:value-type="float" office:value="5507.47547845449">
            <text:p>5507.475</text:p>
          </table:table-cell>
          <table:table-cell table:formula="of:=[.F367]-[.G367]" office:value-type="float" office:value="114.524521545507">
            <text:p>114.525</text:p>
          </table:table-cell>
          <table:table-cell table:formula="of:=INT([.I$4]*[.E367]*([.J$3]/[.J$4])+[.I$3])" office:value-type="float" office:value="179003729">
            <text:p>179003729</text:p>
          </table:table-cell>
          <table:table-cell table:formula="of:=INT([.I367]*[.E367]*([.J$2]/[.J$3]))+[.I$2]" office:value-type="float" office:value="-3467894">
            <text:p>-3467894</text:p>
          </table:table-cell>
          <table:table-cell table:formula="of:=[.J367]*[.E367]*(1/[.J$2])+[.I$1]" office:value-type="float" office:value="5506.99774551392">
            <text:p>5507</text:p>
          </table:table-cell>
          <table:table-cell table:formula="of:=[.F367]-[.K367]" office:value-type="float" office:value="115.002254486084">
            <text:p>115</text:p>
          </table:table-cell>
        </table:table-row>
        <table:table-row table:style-name="ro1">
          <table:table-cell office:value-type="string">
            <text:p><text:s text:c="3"/>363</text:p>
          </table:table-cell>
          <table:table-cell office:value-type="string">
            <text:p><text:s text:c="3"/>1536</text:p>
          </table:table-cell>
          <table:table-cell office:value-type="string">
            <text:p><text:s text:c="3"/>5610</text:p>
          </table:table-cell>
          <table:table-cell office:value-type="string">
            <text:p><text:s text:c="6"/>7</text:p>
          </table:table-cell>
          <table:table-cell table:formula="of:=[.B368]/1" office:value-type="float" office:value="1536">
            <text:p>1536</text:p>
          </table:table-cell>
          <table:table-cell table:formula="of:=[.C368]/1" office:value-type="float" office:value="5610">
            <text:p>5610</text:p>
          </table:table-cell>
          <table:table-cell table:formula="of:=[.G$1]+[.E368]*([.G$2]+[.E368]*([.G$3]+[.G$4]*[.E368]))" office:value-type="float" office:value="5500.1101022997">
            <text:p>5500.110</text:p>
          </table:table-cell>
          <table:table-cell table:formula="of:=[.F368]-[.G368]" office:value-type="float" office:value="109.889897700299">
            <text:p>109.890</text:p>
          </table:table-cell>
          <table:table-cell table:formula="of:=INT([.I$4]*[.E368]*([.J$3]/[.J$4])+[.I$3])" office:value-type="float" office:value="179017563">
            <text:p>179017563</text:p>
          </table:table-cell>
          <table:table-cell table:formula="of:=INT([.I368]*[.E368]*([.J$2]/[.J$3]))+[.I$2]" office:value-type="float" office:value="-3463634">
            <text:p>-3463634</text:p>
          </table:table-cell>
          <table:table-cell table:formula="of:=[.J368]*[.E368]*(1/[.J$2])+[.I$1]" office:value-type="float" office:value="5499.634765625">
            <text:p>5500</text:p>
          </table:table-cell>
          <table:table-cell table:formula="of:=[.F368]-[.K368]" office:value-type="float" office:value="110.365234375">
            <text:p>110</text:p>
          </table:table-cell>
        </table:table-row>
        <table:table-row table:style-name="ro1">
          <table:table-cell office:value-type="string">
            <text:p><text:s text:c="3"/>364</text:p>
          </table:table-cell>
          <table:table-cell office:value-type="string">
            <text:p><text:s text:c="3"/>1540</text:p>
          </table:table-cell>
          <table:table-cell office:value-type="string">
            <text:p><text:s text:c="3"/>5611</text:p>
          </table:table-cell>
          <table:table-cell office:value-type="string">
            <text:p><text:s text:c="6"/>6</text:p>
          </table:table-cell>
          <table:table-cell table:formula="of:=[.B369]/1" office:value-type="float" office:value="1540">
            <text:p>1540</text:p>
          </table:table-cell>
          <table:table-cell table:formula="of:=[.C369]/1" office:value-type="float" office:value="5611">
            <text:p>5611</text:p>
          </table:table-cell>
          <table:table-cell table:formula="of:=[.G$1]+[.E369]*([.G$2]+[.E369]*([.G$3]+[.G$4]*[.E369]))" office:value-type="float" office:value="5490.3683156766">
            <text:p>5490.368</text:p>
          </table:table-cell>
          <table:table-cell table:formula="of:=[.F369]-[.G369]" office:value-type="float" office:value="120.631684323396">
            <text:p>120.632</text:p>
          </table:table-cell>
          <table:table-cell table:formula="of:=INT([.I$4]*[.E369]*([.J$3]/[.J$4])+[.I$3])" office:value-type="float" office:value="179036007">
            <text:p>179036007</text:p>
          </table:table-cell>
          <table:table-cell table:formula="of:=INT([.I369]*[.E369]*([.J$2]/[.J$3]))+[.I$2]" office:value-type="float" office:value="-3457955">
            <text:p>-3457955</text:p>
          </table:table-cell>
          <table:table-cell table:formula="of:=[.J369]*[.E369]*(1/[.J$2])+[.I$1]" office:value-type="float" office:value="5489.89035797119">
            <text:p>5490</text:p>
          </table:table-cell>
          <table:table-cell table:formula="of:=[.F369]-[.K369]" office:value-type="float" office:value="121.109642028809">
            <text:p>121</text:p>
          </table:table-cell>
        </table:table-row>
        <table:table-row table:style-name="ro1">
          <table:table-cell office:value-type="string">
            <text:p><text:s text:c="3"/>365</text:p>
          </table:table-cell>
          <table:table-cell office:value-type="string">
            <text:p><text:s text:c="3"/>1541</text:p>
          </table:table-cell>
          <table:table-cell office:value-type="string">
            <text:p><text:s text:c="3"/>5595</text:p>
          </table:table-cell>
          <table:table-cell office:value-type="string">
            <text:p><text:s text:c="6"/>7</text:p>
          </table:table-cell>
          <table:table-cell table:formula="of:=[.B370]/1" office:value-type="float" office:value="1541">
            <text:p>1541</text:p>
          </table:table-cell>
          <table:table-cell table:formula="of:=[.C370]/1" office:value-type="float" office:value="5595">
            <text:p>5595</text:p>
          </table:table-cell>
          <table:table-cell table:formula="of:=[.G$1]+[.E370]*([.G$2]+[.E370]*([.G$3]+[.G$4]*[.E370]))" office:value-type="float" office:value="5487.94692793994">
            <text:p>5487.947</text:p>
          </table:table-cell>
          <table:table-cell table:formula="of:=[.F370]-[.G370]" office:value-type="float" office:value="107.053072060058">
            <text:p>107.053</text:p>
          </table:table-cell>
          <table:table-cell table:formula="of:=INT([.I$4]*[.E370]*([.J$3]/[.J$4])+[.I$3])" office:value-type="float" office:value="179040618">
            <text:p>179040618</text:p>
          </table:table-cell>
          <table:table-cell table:formula="of:=INT([.I370]*[.E370]*([.J$2]/[.J$3]))+[.I$2]" office:value-type="float" office:value="-3456534">
            <text:p>-3456534</text:p>
          </table:table-cell>
          <table:table-cell table:formula="of:=[.J370]*[.E370]*(1/[.J$2])+[.I$1]" office:value-type="float" office:value="5487.47146987915">
            <text:p>5487</text:p>
          </table:table-cell>
          <table:table-cell table:formula="of:=[.F370]-[.K370]" office:value-type="float" office:value="107.52853012085">
            <text:p>108</text:p>
          </table:table-cell>
        </table:table-row>
        <table:table-row table:style-name="ro1">
          <table:table-cell office:value-type="string">
            <text:p><text:s text:c="3"/>366</text:p>
          </table:table-cell>
          <table:table-cell office:value-type="string">
            <text:p><text:s text:c="3"/>1544</text:p>
          </table:table-cell>
          <table:table-cell office:value-type="string">
            <text:p><text:s text:c="3"/>5595</text:p>
          </table:table-cell>
          <table:table-cell office:value-type="string">
            <text:p><text:s text:c="6"/>7</text:p>
          </table:table-cell>
          <table:table-cell table:formula="of:=[.B371]/1" office:value-type="float" office:value="1544">
            <text:p>1544</text:p>
          </table:table-cell>
          <table:table-cell table:formula="of:=[.C371]/1" office:value-type="float" office:value="5595">
            <text:p>5595</text:p>
          </table:table-cell>
          <table:table-cell table:formula="of:=[.G$1]+[.E371]*([.G$2]+[.E371]*([.G$3]+[.G$4]*[.E371]))" office:value-type="float" office:value="5480.71651257742">
            <text:p>5480.717</text:p>
          </table:table-cell>
          <table:table-cell table:formula="of:=[.F371]-[.G371]" office:value-type="float" office:value="114.283487422575">
            <text:p>114.283</text:p>
          </table:table-cell>
          <table:table-cell table:formula="of:=INT([.I$4]*[.E371]*([.J$3]/[.J$4])+[.I$3])" office:value-type="float" office:value="179054451">
            <text:p>179054451</text:p>
          </table:table-cell>
          <table:table-cell table:formula="of:=INT([.I371]*[.E371]*([.J$2]/[.J$3]))+[.I$2]" office:value-type="float" office:value="-3452274">
            <text:p>-3452274</text:p>
          </table:table-cell>
          <table:table-cell table:formula="of:=[.J371]*[.E371]*(1/[.J$2])+[.I$1]" office:value-type="float" office:value="5480.23849487305">
            <text:p>5480</text:p>
          </table:table-cell>
          <table:table-cell table:formula="of:=[.F371]-[.K371]" office:value-type="float" office:value="114.761505126953">
            <text:p>115</text:p>
          </table:table-cell>
        </table:table-row>
        <table:table-row table:style-name="ro1">
          <table:table-cell office:value-type="string">
            <text:p><text:s text:c="3"/>367</text:p>
          </table:table-cell>
          <table:table-cell office:value-type="string">
            <text:p><text:s text:c="3"/>1548</text:p>
          </table:table-cell>
          <table:table-cell office:value-type="string">
            <text:p><text:s text:c="3"/>5580</text:p>
          </table:table-cell>
          <table:table-cell office:value-type="string">
            <text:p><text:s text:c="6"/>7</text:p>
          </table:table-cell>
          <table:table-cell table:formula="of:=[.B372]/1" office:value-type="float" office:value="1548">
            <text:p>1548</text:p>
          </table:table-cell>
          <table:table-cell table:formula="of:=[.C372]/1" office:value-type="float" office:value="5580">
            <text:p>5580</text:p>
          </table:table-cell>
          <table:table-cell table:formula="of:=[.G$1]+[.E372]*([.G$2]+[.E372]*([.G$3]+[.G$4]*[.E372]))" office:value-type="float" office:value="5471.15471876856">
            <text:p>5471.155</text:p>
          </table:table-cell>
          <table:table-cell table:formula="of:=[.F372]-[.G372]" office:value-type="float" office:value="108.845281231439">
            <text:p>108.845</text:p>
          </table:table-cell>
          <table:table-cell table:formula="of:=INT([.I$4]*[.E372]*([.J$3]/[.J$4])+[.I$3])" office:value-type="float" office:value="179072895">
            <text:p>179072895</text:p>
          </table:table-cell>
          <table:table-cell table:formula="of:=INT([.I372]*[.E372]*([.J$2]/[.J$3]))+[.I$2]" office:value-type="float" office:value="-3446591">
            <text:p>-3446591</text:p>
          </table:table-cell>
          <table:table-cell table:formula="of:=[.J372]*[.E372]*(1/[.J$2])+[.I$1]" office:value-type="float" office:value="5470.67922210693">
            <text:p>5471</text:p>
          </table:table-cell>
          <table:table-cell table:formula="of:=[.F372]-[.K372]" office:value-type="float" office:value="109.320777893066">
            <text:p>109</text:p>
          </table:table-cell>
        </table:table-row>
        <table:table-row table:style-name="ro1">
          <table:table-cell office:value-type="string">
            <text:p><text:s text:c="3"/>368</text:p>
          </table:table-cell>
          <table:table-cell office:value-type="string">
            <text:p><text:s text:c="3"/>1550</text:p>
          </table:table-cell>
          <table:table-cell office:value-type="string">
            <text:p><text:s text:c="3"/>5574</text:p>
          </table:table-cell>
          <table:table-cell office:value-type="string">
            <text:p><text:s text:c="6"/>7</text:p>
          </table:table-cell>
          <table:table-cell table:formula="of:=[.B373]/1" office:value-type="float" office:value="1550">
            <text:p>1550</text:p>
          </table:table-cell>
          <table:table-cell table:formula="of:=[.C373]/1" office:value-type="float" office:value="5574">
            <text:p>5574</text:p>
          </table:table-cell>
          <table:table-cell table:formula="of:=[.G$1]+[.E373]*([.G$2]+[.E373]*([.G$3]+[.G$4]*[.E373]))" office:value-type="float" office:value="5466.4075834">
            <text:p>5466.408</text:p>
          </table:table-cell>
          <table:table-cell table:formula="of:=[.F373]-[.G373]" office:value-type="float" office:value="107.592416600002">
            <text:p>107.592</text:p>
          </table:table-cell>
          <table:table-cell table:formula="of:=INT([.I$4]*[.E373]*([.J$3]/[.J$4])+[.I$3])" office:value-type="float" office:value="179082117">
            <text:p>179082117</text:p>
          </table:table-cell>
          <table:table-cell table:formula="of:=INT([.I373]*[.E373]*([.J$2]/[.J$3]))+[.I$2]" office:value-type="float" office:value="-3443750">
            <text:p>-3443750</text:p>
          </table:table-cell>
          <table:table-cell table:formula="of:=[.J373]*[.E373]*(1/[.J$2])+[.I$1]" office:value-type="float" office:value="5465.93062591553">
            <text:p>5466</text:p>
          </table:table-cell>
          <table:table-cell table:formula="of:=[.F373]-[.K373]" office:value-type="float" office:value="108.069374084473">
            <text:p>108</text:p>
          </table:table-cell>
        </table:table-row>
        <table:table-row table:style-name="ro1">
          <table:table-cell office:value-type="string">
            <text:p><text:s text:c="3"/>369</text:p>
          </table:table-cell>
          <table:table-cell office:value-type="string">
            <text:p><text:s text:c="3"/>1552</text:p>
          </table:table-cell>
          <table:table-cell office:value-type="string">
            <text:p><text:s text:c="3"/>5580</text:p>
          </table:table-cell>
          <table:table-cell office:value-type="string">
            <text:p><text:s text:c="6"/>7</text:p>
          </table:table-cell>
          <table:table-cell table:formula="of:=[.B374]/1" office:value-type="float" office:value="1552">
            <text:p>1552</text:p>
          </table:table-cell>
          <table:table-cell table:formula="of:=[.C374]/1" office:value-type="float" office:value="5580">
            <text:p>5580</text:p>
          </table:table-cell>
          <table:table-cell table:formula="of:=[.G$1]+[.E374]*([.G$2]+[.E374]*([.G$3]+[.G$4]*[.E374]))" office:value-type="float" office:value="5461.68296001641">
            <text:p>5461.683</text:p>
          </table:table-cell>
          <table:table-cell table:formula="of:=[.F374]-[.G374]" office:value-type="float" office:value="118.317039983585">
            <text:p>118.317</text:p>
          </table:table-cell>
          <table:table-cell table:formula="of:=INT([.I$4]*[.E374]*([.J$3]/[.J$4])+[.I$3])" office:value-type="float" office:value="179091340">
            <text:p>179091340</text:p>
          </table:table-cell>
          <table:table-cell table:formula="of:=INT([.I374]*[.E374]*([.J$2]/[.J$3]))+[.I$2]" office:value-type="float" office:value="-3440908">
            <text:p>-3440908</text:p>
          </table:table-cell>
          <table:table-cell table:formula="of:=[.J374]*[.E374]*(1/[.J$2])+[.I$1]" office:value-type="float" office:value="5461.20666503906">
            <text:p>5461</text:p>
          </table:table-cell>
          <table:table-cell table:formula="of:=[.F374]-[.K374]" office:value-type="float" office:value="118.793334960938">
            <text:p>119</text:p>
          </table:table-cell>
        </table:table-row>
        <table:table-row table:style-name="ro1">
          <table:table-cell office:value-type="string">
            <text:p><text:s text:c="3"/>370</text:p>
          </table:table-cell>
          <table:table-cell office:value-type="string">
            <text:p><text:s text:c="3"/>1556</text:p>
          </table:table-cell>
          <table:table-cell office:value-type="string">
            <text:p><text:s text:c="3"/>5568</text:p>
          </table:table-cell>
          <table:table-cell office:value-type="string">
            <text:p><text:s text:c="6"/>7</text:p>
          </table:table-cell>
          <table:table-cell table:formula="of:=[.B375]/1" office:value-type="float" office:value="1556">
            <text:p>1556</text:p>
          </table:table-cell>
          <table:table-cell table:formula="of:=[.C375]/1" office:value-type="float" office:value="5568">
            <text:p>5568</text:p>
          </table:table-cell>
          <table:table-cell table:formula="of:=[.G$1]+[.E375]*([.G$2]+[.E375]*([.G$3]+[.G$4]*[.E375]))" office:value-type="float" office:value="5452.30126208739">
            <text:p>5452.301</text:p>
          </table:table-cell>
          <table:table-cell table:formula="of:=[.F375]-[.G375]" office:value-type="float" office:value="115.698737912613">
            <text:p>115.699</text:p>
          </table:table-cell>
          <table:table-cell table:formula="of:=INT([.I$4]*[.E375]*([.J$3]/[.J$4])+[.I$3])" office:value-type="float" office:value="179109784">
            <text:p>179109784</text:p>
          </table:table-cell>
          <table:table-cell table:formula="of:=INT([.I375]*[.E375]*([.J$2]/[.J$3]))+[.I$2]" office:value-type="float" office:value="-3435224">
            <text:p>-3435224</text:p>
          </table:table-cell>
          <table:table-cell table:formula="of:=[.J375]*[.E375]*(1/[.J$2])+[.I$1]" office:value-type="float" office:value="5451.82379150391">
            <text:p>5452</text:p>
          </table:table-cell>
          <table:table-cell table:formula="of:=[.F375]-[.K375]" office:value-type="float" office:value="116.176208496094">
            <text:p>116</text:p>
          </table:table-cell>
        </table:table-row>
        <table:table-row table:style-name="ro1">
          <table:table-cell office:value-type="string">
            <text:p><text:s text:c="3"/>371</text:p>
          </table:table-cell>
          <table:table-cell office:value-type="string">
            <text:p><text:s text:c="3"/>1558</text:p>
          </table:table-cell>
          <table:table-cell office:value-type="string">
            <text:p><text:s text:c="3"/>5568</text:p>
          </table:table-cell>
          <table:table-cell office:value-type="string">
            <text:p><text:s text:c="6"/>7</text:p>
          </table:table-cell>
          <table:table-cell table:formula="of:=[.B376]/1" office:value-type="float" office:value="1558">
            <text:p>1558</text:p>
          </table:table-cell>
          <table:table-cell table:formula="of:=[.C376]/1" office:value-type="float" office:value="5568">
            <text:p>5568</text:p>
          </table:table-cell>
          <table:table-cell table:formula="of:=[.G$1]+[.E376]*([.G$2]+[.E376]*([.G$3]+[.G$4]*[.E376]))" office:value-type="float" office:value="5447.64419398354">
            <text:p>5447.644</text:p>
          </table:table-cell>
          <table:table-cell table:formula="of:=[.F376]-[.G376]" office:value-type="float" office:value="120.355806016461">
            <text:p>120.356</text:p>
          </table:table-cell>
          <table:table-cell table:formula="of:=INT([.I$4]*[.E376]*([.J$3]/[.J$4])+[.I$3])" office:value-type="float" office:value="179119006">
            <text:p>179119006</text:p>
          </table:table-cell>
          <table:table-cell table:formula="of:=INT([.I376]*[.E376]*([.J$2]/[.J$3]))+[.I$2]" office:value-type="float" office:value="-3432381">
            <text:p>-3432381</text:p>
          </table:table-cell>
          <table:table-cell table:formula="of:=[.J376]*[.E376]*(1/[.J$2])+[.I$1]" office:value-type="float" office:value="5447.16785049438">
            <text:p>5447</text:p>
          </table:table-cell>
          <table:table-cell table:formula="of:=[.F376]-[.K376]" office:value-type="float" office:value="120.832149505615">
            <text:p>121</text:p>
          </table:table-cell>
        </table:table-row>
        <table:table-row table:style-name="ro1">
          <table:table-cell office:value-type="string">
            <text:p><text:s text:c="3"/>372</text:p>
          </table:table-cell>
          <table:table-cell office:value-type="string">
            <text:p><text:s text:c="3"/>1560</text:p>
          </table:table-cell>
          <table:table-cell office:value-type="string">
            <text:p><text:s text:c="3"/>5548</text:p>
          </table:table-cell>
          <table:table-cell office:value-type="string">
            <text:p><text:s text:c="6"/>6</text:p>
          </table:table-cell>
          <table:table-cell table:formula="of:=[.B377]/1" office:value-type="float" office:value="1560">
            <text:p>1560</text:p>
          </table:table-cell>
          <table:table-cell table:formula="of:=[.C377]/1" office:value-type="float" office:value="5548">
            <text:p>5548</text:p>
          </table:table-cell>
          <table:table-cell table:formula="of:=[.G$1]+[.E377]*([.G$2]+[.E377]*([.G$3]+[.G$4]*[.E377]))" office:value-type="float" office:value="5443.00965074787">
            <text:p>5443.010</text:p>
          </table:table-cell>
          <table:table-cell table:formula="of:=[.F377]-[.G377]" office:value-type="float" office:value="104.990349252128">
            <text:p>104.990</text:p>
          </table:table-cell>
          <table:table-cell table:formula="of:=INT([.I$4]*[.E377]*([.J$3]/[.J$4])+[.I$3])" office:value-type="float" office:value="179128228">
            <text:p>179128228</text:p>
          </table:table-cell>
          <table:table-cell table:formula="of:=INT([.I377]*[.E377]*([.J$2]/[.J$3]))+[.I$2]" office:value-type="float" office:value="-3429538">
            <text:p>-3429538</text:p>
          </table:table-cell>
          <table:table-cell table:formula="of:=[.J377]*[.E377]*(1/[.J$2])+[.I$1]" office:value-type="float" office:value="5442.53359985352">
            <text:p>5443</text:p>
          </table:table-cell>
          <table:table-cell table:formula="of:=[.F377]-[.K377]" office:value-type="float" office:value="105.466400146484">
            <text:p>105</text:p>
          </table:table-cell>
        </table:table-row>
        <table:table-row table:style-name="ro1">
          <table:table-cell office:value-type="string">
            <text:p><text:s text:c="3"/>373</text:p>
          </table:table-cell>
          <table:table-cell office:value-type="string">
            <text:p><text:s text:c="3"/>1564</text:p>
          </table:table-cell>
          <table:table-cell office:value-type="string">
            <text:p><text:s text:c="3"/>5547</text:p>
          </table:table-cell>
          <table:table-cell office:value-type="string">
            <text:p><text:s text:c="6"/>7</text:p>
          </table:table-cell>
          <table:table-cell table:formula="of:=[.B378]/1" office:value-type="float" office:value="1564">
            <text:p>1564</text:p>
          </table:table-cell>
          <table:table-cell table:formula="of:=[.C378]/1" office:value-type="float" office:value="5547">
            <text:p>5547</text:p>
          </table:table-cell>
          <table:table-cell table:formula="of:=[.G$1]+[.E378]*([.G$2]+[.E378]*([.G$3]+[.G$4]*[.E378]))" office:value-type="float" office:value="5433.80815176428">
            <text:p>5433.808</text:p>
          </table:table-cell>
          <table:table-cell table:formula="of:=[.F378]-[.G378]" office:value-type="float" office:value="113.191848235725">
            <text:p>113.192</text:p>
          </table:table-cell>
          <table:table-cell table:formula="of:=INT([.I$4]*[.E378]*([.J$3]/[.J$4])+[.I$3])" office:value-type="float" office:value="179146672">
            <text:p>179146672</text:p>
          </table:table-cell>
          <table:table-cell table:formula="of:=INT([.I378]*[.E378]*([.J$2]/[.J$3]))+[.I$2]" office:value-type="float" office:value="-3423852">
            <text:p>-3423852</text:p>
          </table:table-cell>
          <table:table-cell table:formula="of:=[.J378]*[.E378]*(1/[.J$2])+[.I$1]" office:value-type="float" office:value="5433.33016967774">
            <text:p>5433</text:p>
          </table:table-cell>
          <table:table-cell table:formula="of:=[.F378]-[.K378]" office:value-type="float" office:value="113.669830322266">
            <text:p>114</text:p>
          </table:table-cell>
        </table:table-row>
        <table:table-row table:style-name="ro1">
          <table:table-cell office:value-type="string">
            <text:p><text:s text:c="3"/>374</text:p>
          </table:table-cell>
          <table:table-cell office:value-type="string">
            <text:p><text:s text:c="3"/>1566</text:p>
          </table:table-cell>
          <table:table-cell office:value-type="string">
            <text:p><text:s text:c="3"/>5550</text:p>
          </table:table-cell>
          <table:table-cell office:value-type="string">
            <text:p><text:s text:c="6"/>7</text:p>
          </table:table-cell>
          <table:table-cell table:formula="of:=[.B379]/1" office:value-type="float" office:value="1566">
            <text:p>1566</text:p>
          </table:table-cell>
          <table:table-cell table:formula="of:=[.C379]/1" office:value-type="float" office:value="5550">
            <text:p>5550</text:p>
          </table:table-cell>
          <table:table-cell table:formula="of:=[.G$1]+[.E379]*([.G$2]+[.E379]*([.G$3]+[.G$4]*[.E379]))" office:value-type="float" office:value="5429.24120245795">
            <text:p>5429.241</text:p>
          </table:table-cell>
          <table:table-cell table:formula="of:=[.F379]-[.G379]" office:value-type="float" office:value="120.758797542054">
            <text:p>120.759</text:p>
          </table:table-cell>
          <table:table-cell table:formula="of:=INT([.I$4]*[.E379]*([.J$3]/[.J$4])+[.I$3])" office:value-type="float" office:value="179155894">
            <text:p>179155894</text:p>
          </table:table-cell>
          <table:table-cell table:formula="of:=INT([.I379]*[.E379]*([.J$2]/[.J$3]))+[.I$2]" office:value-type="float" office:value="-3421008">
            <text:p>-3421008</text:p>
          </table:table-cell>
          <table:table-cell table:formula="of:=[.J379]*[.E379]*(1/[.J$2])+[.I$1]" office:value-type="float" office:value="5428.76397705078">
            <text:p>5429</text:p>
          </table:table-cell>
          <table:table-cell table:formula="of:=[.F379]-[.K379]" office:value-type="float" office:value="121.236022949219">
            <text:p>121</text:p>
          </table:table-cell>
        </table:table-row>
        <table:table-row table:style-name="ro1">
          <table:table-cell office:value-type="string">
            <text:p><text:s text:c="3"/>375</text:p>
          </table:table-cell>
          <table:table-cell office:value-type="string">
            <text:p><text:s text:c="3"/>1568</text:p>
          </table:table-cell>
          <table:table-cell office:value-type="string">
            <text:p><text:s text:c="3"/>5538</text:p>
          </table:table-cell>
          <table:table-cell office:value-type="string">
            <text:p><text:s text:c="6"/>7</text:p>
          </table:table-cell>
          <table:table-cell table:formula="of:=[.B380]/1" office:value-type="float" office:value="1568">
            <text:p>1568</text:p>
          </table:table-cell>
          <table:table-cell table:formula="of:=[.C380]/1" office:value-type="float" office:value="5538">
            <text:p>5538</text:p>
          </table:table-cell>
          <table:table-cell table:formula="of:=[.G$1]+[.E380]*([.G$2]+[.E380]*([.G$3]+[.G$4]*[.E380]))" office:value-type="float" office:value="5424.696790903">
            <text:p>5424.697</text:p>
          </table:table-cell>
          <table:table-cell table:formula="of:=[.F380]-[.G380]" office:value-type="float" office:value="113.303209097005">
            <text:p>113.303</text:p>
          </table:table-cell>
          <table:table-cell table:formula="of:=INT([.I$4]*[.E380]*([.J$3]/[.J$4])+[.I$3])" office:value-type="float" office:value="179165117">
            <text:p>179165117</text:p>
          </table:table-cell>
          <table:table-cell table:formula="of:=INT([.I380]*[.E380]*([.J$2]/[.J$3]))+[.I$2]" office:value-type="float" office:value="-3418164">
            <text:p>-3418164</text:p>
          </table:table-cell>
          <table:table-cell table:formula="of:=[.J380]*[.E380]*(1/[.J$2])+[.I$1]" office:value-type="float" office:value="5424.21948242188">
            <text:p>5424</text:p>
          </table:table-cell>
          <table:table-cell table:formula="of:=[.F380]-[.K380]" office:value-type="float" office:value="113.780517578125">
            <text:p>114</text:p>
          </table:table-cell>
        </table:table-row>
        <table:table-row table:style-name="ro1">
          <table:table-cell office:value-type="string">
            <text:p><text:s text:c="3"/>376</text:p>
          </table:table-cell>
          <table:table-cell office:value-type="string">
            <text:p><text:s text:c="3"/>1572</text:p>
          </table:table-cell>
          <table:table-cell office:value-type="string">
            <text:p><text:s text:c="3"/>5535</text:p>
          </table:table-cell>
          <table:table-cell office:value-type="string">
            <text:p><text:s text:c="6"/>7</text:p>
          </table:table-cell>
          <table:table-cell table:formula="of:=[.B381]/1" office:value-type="float" office:value="1572">
            <text:p>1572</text:p>
          </table:table-cell>
          <table:table-cell table:formula="of:=[.C381]/1" office:value-type="float" office:value="5535">
            <text:p>5535</text:p>
          </table:table-cell>
          <table:table-cell table:formula="of:=[.G$1]+[.E381]*([.G$2]+[.E381]*([.G$3]+[.G$4]*[.E381]))" office:value-type="float" office:value="5415.67559393043">
            <text:p>5415.676</text:p>
          </table:table-cell>
          <table:table-cell table:formula="of:=[.F381]-[.G381]" office:value-type="float" office:value="119.324406069567">
            <text:p>119.324</text:p>
          </table:table-cell>
          <table:table-cell table:formula="of:=INT([.I$4]*[.E381]*([.J$3]/[.J$4])+[.I$3])" office:value-type="float" office:value="179183561">
            <text:p>179183561</text:p>
          </table:table-cell>
          <table:table-cell table:formula="of:=INT([.I381]*[.E381]*([.J$2]/[.J$3]))+[.I$2]" office:value-type="float" office:value="-3412475">
            <text:p>-3412475</text:p>
          </table:table-cell>
          <table:table-cell table:formula="of:=[.J381]*[.E381]*(1/[.J$2])+[.I$1]" office:value-type="float" office:value="5415.19858551025">
            <text:p>5415</text:p>
          </table:table-cell>
          <table:table-cell table:formula="of:=[.F381]-[.K381]" office:value-type="float" office:value="119.801414489746">
            <text:p>120</text:p>
          </table:table-cell>
        </table:table-row>
        <table:table-row table:style-name="ro1">
          <table:table-cell office:value-type="string">
            <text:p><text:s text:c="3"/>377</text:p>
          </table:table-cell>
          <table:table-cell office:value-type="string">
            <text:p><text:s text:c="3"/>1574</text:p>
          </table:table-cell>
          <table:table-cell office:value-type="string">
            <text:p><text:s text:c="3"/>5538</text:p>
          </table:table-cell>
          <table:table-cell office:value-type="string">
            <text:p><text:s text:c="6"/>6</text:p>
          </table:table-cell>
          <table:table-cell table:formula="of:=[.B382]/1" office:value-type="float" office:value="1574">
            <text:p>1574</text:p>
          </table:table-cell>
          <table:table-cell table:formula="of:=[.C382]/1" office:value-type="float" office:value="5538">
            <text:p>5538</text:p>
          </table:table-cell>
          <table:table-cell table:formula="of:=[.G$1]+[.E382]*([.G$2]+[.E382]*([.G$3]+[.G$4]*[.E382]))" office:value-type="float" office:value="5411.19881495442">
            <text:p>5411.199</text:p>
          </table:table-cell>
          <table:table-cell table:formula="of:=[.F382]-[.G382]" office:value-type="float" office:value="126.80118504558">
            <text:p>126.801</text:p>
          </table:table-cell>
          <table:table-cell table:formula="of:=INT([.I$4]*[.E382]*([.J$3]/[.J$4])+[.I$3])" office:value-type="float" office:value="179192783">
            <text:p>179192783</text:p>
          </table:table-cell>
          <table:table-cell table:formula="of:=INT([.I382]*[.E382]*([.J$2]/[.J$3]))+[.I$2]" office:value-type="float" office:value="-3409630">
            <text:p>-3409630</text:p>
          </table:table-cell>
          <table:table-cell table:formula="of:=[.J382]*[.E382]*(1/[.J$2])+[.I$1]" office:value-type="float" office:value="5410.72219085693">
            <text:p>5411</text:p>
          </table:table-cell>
          <table:table-cell table:formula="of:=[.F382]-[.K382]" office:value-type="float" office:value="127.277809143066">
            <text:p>127</text:p>
          </table:table-cell>
        </table:table-row>
        <table:table-row table:style-name="ro1">
          <table:table-cell office:value-type="string">
            <text:p><text:s text:c="3"/>378</text:p>
          </table:table-cell>
          <table:table-cell office:value-type="string">
            <text:p><text:s text:c="3"/>1576</text:p>
          </table:table-cell>
          <table:table-cell office:value-type="string">
            <text:p><text:s text:c="3"/>5517</text:p>
          </table:table-cell>
          <table:table-cell office:value-type="string">
            <text:p><text:s text:c="6"/>7</text:p>
          </table:table-cell>
          <table:table-cell table:formula="of:=[.B383]/1" office:value-type="float" office:value="1576">
            <text:p>1576</text:p>
          </table:table-cell>
          <table:table-cell table:formula="of:=[.C383]/1" office:value-type="float" office:value="5517">
            <text:p>5517</text:p>
          </table:table-cell>
          <table:table-cell table:formula="of:=[.G$1]+[.E383]*([.G$2]+[.E383]*([.G$3]+[.G$4]*[.E383]))" office:value-type="float" office:value="5406.74458661299">
            <text:p>5406.745</text:p>
          </table:table-cell>
          <table:table-cell table:formula="of:=[.F383]-[.G383]" office:value-type="float" office:value="110.255413387014">
            <text:p>110.255</text:p>
          </table:table-cell>
          <table:table-cell table:formula="of:=INT([.I$4]*[.E383]*([.J$3]/[.J$4])+[.I$3])" office:value-type="float" office:value="179202005">
            <text:p>179202005</text:p>
          </table:table-cell>
          <table:table-cell table:formula="of:=INT([.I383]*[.E383]*([.J$2]/[.J$3]))+[.I$2]" office:value-type="float" office:value="-3406785">
            <text:p>-3406785</text:p>
          </table:table-cell>
          <table:table-cell table:formula="of:=[.J383]*[.E383]*(1/[.J$2])+[.I$1]" office:value-type="float" office:value="5406.26750183105">
            <text:p>5406</text:p>
          </table:table-cell>
          <table:table-cell table:formula="of:=[.F383]-[.K383]" office:value-type="float" office:value="110.732498168945">
            <text:p>111</text:p>
          </table:table-cell>
        </table:table-row>
        <table:table-row table:style-name="ro1">
          <table:table-cell office:value-type="string">
            <text:p><text:s text:c="3"/>379</text:p>
          </table:table-cell>
          <table:table-cell office:value-type="string">
            <text:p><text:s text:c="3"/>1580</text:p>
          </table:table-cell>
          <table:table-cell office:value-type="string">
            <text:p><text:s text:c="3"/>5508</text:p>
          </table:table-cell>
          <table:table-cell office:value-type="string">
            <text:p><text:s text:c="6"/>7</text:p>
          </table:table-cell>
          <table:table-cell table:formula="of:=[.B384]/1" office:value-type="float" office:value="1580">
            <text:p>1580</text:p>
          </table:table-cell>
          <table:table-cell table:formula="of:=[.C384]/1" office:value-type="float" office:value="5508">
            <text:p>5508</text:p>
          </table:table-cell>
          <table:table-cell table:formula="of:=[.G$1]+[.E384]*([.G$2]+[.E384]*([.G$3]+[.G$4]*[.E384]))" office:value-type="float" office:value="5397.90379471705">
            <text:p>5397.904</text:p>
          </table:table-cell>
          <table:table-cell table:formula="of:=[.F384]-[.G384]" office:value-type="float" office:value="110.096205282945">
            <text:p>110.096</text:p>
          </table:table-cell>
          <table:table-cell table:formula="of:=INT([.I$4]*[.E384]*([.J$3]/[.J$4])+[.I$3])" office:value-type="float" office:value="179220449">
            <text:p>179220449</text:p>
          </table:table-cell>
          <table:table-cell table:formula="of:=INT([.I384]*[.E384]*([.J$2]/[.J$3]))+[.I$2]" office:value-type="float" office:value="-3401094">
            <text:p>-3401094</text:p>
          </table:table-cell>
          <table:table-cell table:formula="of:=[.J384]*[.E384]*(1/[.J$2])+[.I$1]" office:value-type="float" office:value="5397.42625427246">
            <text:p>5397</text:p>
          </table:table-cell>
          <table:table-cell table:formula="of:=[.F384]-[.K384]" office:value-type="float" office:value="110.573745727539">
            <text:p>111</text:p>
          </table:table-cell>
        </table:table-row>
        <table:table-row table:style-name="ro1">
          <table:table-cell office:value-type="string">
            <text:p><text:s text:c="3"/>380</text:p>
          </table:table-cell>
          <table:table-cell office:value-type="string">
            <text:p><text:s text:c="3"/>1582</text:p>
          </table:table-cell>
          <table:table-cell office:value-type="string">
            <text:p><text:s text:c="3"/>5520</text:p>
          </table:table-cell>
          <table:table-cell office:value-type="string">
            <text:p><text:s text:c="6"/>6</text:p>
          </table:table-cell>
          <table:table-cell table:formula="of:=[.B385]/1" office:value-type="float" office:value="1582">
            <text:p>1582</text:p>
          </table:table-cell>
          <table:table-cell table:formula="of:=[.C385]/1" office:value-type="float" office:value="5520">
            <text:p>5520</text:p>
          </table:table-cell>
          <table:table-cell table:formula="of:=[.G$1]+[.E385]*([.G$2]+[.E385]*([.G$3]+[.G$4]*[.E385]))" office:value-type="float" office:value="5393.51723760416">
            <text:p>5393.517</text:p>
          </table:table-cell>
          <table:table-cell table:formula="of:=[.F385]-[.G385]" office:value-type="float" office:value="126.482762395841">
            <text:p>126.483</text:p>
          </table:table-cell>
          <table:table-cell table:formula="of:=INT([.I$4]*[.E385]*([.J$3]/[.J$4])+[.I$3])" office:value-type="float" office:value="179229671">
            <text:p>179229671</text:p>
          </table:table-cell>
          <table:table-cell table:formula="of:=INT([.I385]*[.E385]*([.J$2]/[.J$3]))+[.I$2]" office:value-type="float" office:value="-3398248">
            <text:p>-3398248</text:p>
          </table:table-cell>
          <table:table-cell table:formula="of:=[.J385]*[.E385]*(1/[.J$2])+[.I$1]" office:value-type="float" office:value="5393.03970336914">
            <text:p>5393</text:p>
          </table:table-cell>
          <table:table-cell table:formula="of:=[.F385]-[.K385]" office:value-type="float" office:value="126.960296630859">
            <text:p>127</text:p>
          </table:table-cell>
        </table:table-row>
        <table:table-row table:style-name="ro1">
          <table:table-cell office:value-type="string">
            <text:p><text:s text:c="3"/>381</text:p>
          </table:table-cell>
          <table:table-cell office:value-type="string">
            <text:p><text:s text:c="3"/>1584</text:p>
          </table:table-cell>
          <table:table-cell office:value-type="string">
            <text:p><text:s text:c="3"/>5503</text:p>
          </table:table-cell>
          <table:table-cell office:value-type="string">
            <text:p><text:s text:c="6"/>7</text:p>
          </table:table-cell>
          <table:table-cell table:formula="of:=[.B386]/1" office:value-type="float" office:value="1584">
            <text:p>1584</text:p>
          </table:table-cell>
          <table:table-cell table:formula="of:=[.C386]/1" office:value-type="float" office:value="5503">
            <text:p>5503</text:p>
          </table:table-cell>
          <table:table-cell table:formula="of:=[.G$1]+[.E386]*([.G$2]+[.E386]*([.G$3]+[.G$4]*[.E386]))" office:value-type="float" office:value="5389.15324400904">
            <text:p>5389.153</text:p>
          </table:table-cell>
          <table:table-cell table:formula="of:=[.F386]-[.G386]" office:value-type="float" office:value="113.846755990959">
            <text:p>113.847</text:p>
          </table:table-cell>
          <table:table-cell table:formula="of:=INT([.I$4]*[.E386]*([.J$3]/[.J$4])+[.I$3])" office:value-type="float" office:value="179238894">
            <text:p>179238894</text:p>
          </table:table-cell>
          <table:table-cell table:formula="of:=INT([.I386]*[.E386]*([.J$2]/[.J$3]))+[.I$2]" office:value-type="float" office:value="-3395401">
            <text:p>-3395401</text:p>
          </table:table-cell>
          <table:table-cell table:formula="of:=[.J386]*[.E386]*(1/[.J$2])+[.I$1]" office:value-type="float" office:value="5388.67788696289">
            <text:p>5389</text:p>
          </table:table-cell>
          <table:table-cell table:formula="of:=[.F386]-[.K386]" office:value-type="float" office:value="114.322113037109">
            <text:p>114</text:p>
          </table:table-cell>
        </table:table-row>
        <table:table-row table:style-name="ro1">
          <table:table-cell office:value-type="string">
            <text:p><text:s text:c="3"/>382</text:p>
          </table:table-cell>
          <table:table-cell office:value-type="string">
            <text:p><text:s text:c="3"/>1588</text:p>
          </table:table-cell>
          <table:table-cell office:value-type="string">
            <text:p><text:s text:c="3"/>5493</text:p>
          </table:table-cell>
          <table:table-cell office:value-type="string">
            <text:p><text:s text:c="6"/>7</text:p>
          </table:table-cell>
          <table:table-cell table:formula="of:=[.B387]/1" office:value-type="float" office:value="1588">
            <text:p>1588</text:p>
          </table:table-cell>
          <table:table-cell table:formula="of:=[.C387]/1" office:value-type="float" office:value="5493">
            <text:p>5493</text:p>
          </table:table-cell>
          <table:table-cell table:formula="of:=[.G$1]+[.E387]*([.G$2]+[.E387]*([.G$3]+[.G$4]*[.E387]))" office:value-type="float" office:value="5380.49296025535">
            <text:p>5380.493</text:p>
          </table:table-cell>
          <table:table-cell table:formula="of:=[.F387]-[.G387]" office:value-type="float" office:value="112.507039744654">
            <text:p>112.507</text:p>
          </table:table-cell>
          <table:table-cell table:formula="of:=INT([.I$4]*[.E387]*([.J$3]/[.J$4])+[.I$3])" office:value-type="float" office:value="179257338">
            <text:p>179257338</text:p>
          </table:table-cell>
          <table:table-cell table:formula="of:=INT([.I387]*[.E387]*([.J$2]/[.J$3]))+[.I$2]" office:value-type="float" office:value="-3389708">
            <text:p>-3389708</text:p>
          </table:table-cell>
          <table:table-cell table:formula="of:=[.J387]*[.E387]*(1/[.J$2])+[.I$1]" office:value-type="float" office:value="5380.01638793945">
            <text:p>5380</text:p>
          </table:table-cell>
          <table:table-cell table:formula="of:=[.F387]-[.K387]" office:value-type="float" office:value="112.983612060547">
            <text:p>113</text:p>
          </table:table-cell>
        </table:table-row>
        <table:table-row table:style-name="ro1">
          <table:table-cell office:value-type="string">
            <text:p><text:s text:c="3"/>383</text:p>
          </table:table-cell>
          <table:table-cell office:value-type="string">
            <text:p><text:s text:c="3"/>1590</text:p>
          </table:table-cell>
          <table:table-cell office:value-type="string">
            <text:p><text:s text:c="3"/>5503</text:p>
          </table:table-cell>
          <table:table-cell office:value-type="string">
            <text:p><text:s text:c="6"/>7</text:p>
          </table:table-cell>
          <table:table-cell table:formula="of:=[.B388]/1" office:value-type="float" office:value="1590">
            <text:p>1590</text:p>
          </table:table-cell>
          <table:table-cell table:formula="of:=[.C388]/1" office:value-type="float" office:value="5503">
            <text:p>5503</text:p>
          </table:table-cell>
          <table:table-cell table:formula="of:=[.G$1]+[.E388]*([.G$2]+[.E388]*([.G$3]+[.G$4]*[.E388]))" office:value-type="float" office:value="5376.19667653837">
            <text:p>5376.197</text:p>
          </table:table-cell>
          <table:table-cell table:formula="of:=[.F388]-[.G388]" office:value-type="float" office:value="126.803323461634">
            <text:p>126.803</text:p>
          </table:table-cell>
          <table:table-cell table:formula="of:=INT([.I$4]*[.E388]*([.J$3]/[.J$4])+[.I$3])" office:value-type="float" office:value="179266560">
            <text:p>179266560</text:p>
          </table:table-cell>
          <table:table-cell table:formula="of:=INT([.I388]*[.E388]*([.J$2]/[.J$3]))+[.I$2]" office:value-type="float" office:value="-3386861">
            <text:p>-3386861</text:p>
          </table:table-cell>
          <table:table-cell table:formula="of:=[.J388]*[.E388]*(1/[.J$2])+[.I$1]" office:value-type="float" office:value="5375.7197303772">
            <text:p>5376</text:p>
          </table:table-cell>
          <table:table-cell table:formula="of:=[.F388]-[.K388]" office:value-type="float" office:value="127.280269622803">
            <text:p>127</text:p>
          </table:table-cell>
        </table:table-row>
        <table:table-row table:style-name="ro1">
          <table:table-cell office:value-type="string">
            <text:p><text:s text:c="3"/>384</text:p>
          </table:table-cell>
          <table:table-cell office:value-type="string">
            <text:p><text:s text:c="3"/>1592</text:p>
          </table:table-cell>
          <table:table-cell office:value-type="string">
            <text:p><text:s text:c="3"/>5482</text:p>
          </table:table-cell>
          <table:table-cell office:value-type="string">
            <text:p><text:s text:c="6"/>6</text:p>
          </table:table-cell>
          <table:table-cell table:formula="of:=[.B389]/1" office:value-type="float" office:value="1592">
            <text:p>1592</text:p>
          </table:table-cell>
          <table:table-cell table:formula="of:=[.C389]/1" office:value-type="float" office:value="5482">
            <text:p>5482</text:p>
          </table:table-cell>
          <table:table-cell table:formula="of:=[.G$1]+[.E389]*([.G$2]+[.E389]*([.G$3]+[.G$4]*[.E389]))" office:value-type="float" office:value="5371.92296922237">
            <text:p>5371.923</text:p>
          </table:table-cell>
          <table:table-cell table:formula="of:=[.F389]-[.G389]" office:value-type="float" office:value="110.077030777635">
            <text:p>110.077</text:p>
          </table:table-cell>
          <table:table-cell table:formula="of:=INT([.I$4]*[.E389]*([.J$3]/[.J$4])+[.I$3])" office:value-type="float" office:value="179275782">
            <text:p>179275782</text:p>
          </table:table-cell>
          <table:table-cell table:formula="of:=INT([.I389]*[.E389]*([.J$2]/[.J$3]))+[.I$2]" office:value-type="float" office:value="-3384014">
            <text:p>-3384014</text:p>
          </table:table-cell>
          <table:table-cell table:formula="of:=[.J389]*[.E389]*(1/[.J$2])+[.I$1]" office:value-type="float" office:value="5371.44479370117">
            <text:p>5371</text:p>
          </table:table-cell>
          <table:table-cell table:formula="of:=[.F389]-[.K389]" office:value-type="float" office:value="110.555206298828">
            <text:p>111</text:p>
          </table:table-cell>
        </table:table-row>
        <table:table-row table:style-name="ro1">
          <table:table-cell office:value-type="string">
            <text:p><text:s text:c="3"/>385</text:p>
          </table:table-cell>
          <table:table-cell office:value-type="string">
            <text:p><text:s text:c="3"/>1596</text:p>
          </table:table-cell>
          <table:table-cell office:value-type="string">
            <text:p><text:s text:c="3"/>5488</text:p>
          </table:table-cell>
          <table:table-cell office:value-type="string">
            <text:p><text:s text:c="6"/>7</text:p>
          </table:table-cell>
          <table:table-cell table:formula="of:=[.B390]/1" office:value-type="float" office:value="1596">
            <text:p>1596</text:p>
          </table:table-cell>
          <table:table-cell table:formula="of:=[.C390]/1" office:value-type="float" office:value="5488">
            <text:p>5488</text:p>
          </table:table-cell>
          <table:table-cell table:formula="of:=[.G$1]+[.E390]*([.G$2]+[.E390]*([.G$3]+[.G$4]*[.E390]))" office:value-type="float" office:value="5363.4432966765">
            <text:p>5363.443</text:p>
          </table:table-cell>
          <table:table-cell table:formula="of:=[.F390]-[.G390]" office:value-type="float" office:value="124.556703323498">
            <text:p>124.557</text:p>
          </table:table-cell>
          <table:table-cell table:formula="of:=INT([.I$4]*[.E390]*([.J$3]/[.J$4])+[.I$3])" office:value-type="float" office:value="179294226">
            <text:p>179294226</text:p>
          </table:table-cell>
          <table:table-cell table:formula="of:=INT([.I390]*[.E390]*([.J$2]/[.J$3]))+[.I$2]" office:value-type="float" office:value="-3378318">
            <text:p>-3378318</text:p>
          </table:table-cell>
          <table:table-cell table:formula="of:=[.J390]*[.E390]*(1/[.J$2])+[.I$1]" office:value-type="float" office:value="5362.96617126465">
            <text:p>5363</text:p>
          </table:table-cell>
          <table:table-cell table:formula="of:=[.F390]-[.K390]" office:value-type="float" office:value="125.033828735352">
            <text:p>125</text:p>
          </table:table-cell>
        </table:table-row>
        <table:table-row table:style-name="ro1">
          <table:table-cell office:value-type="string">
            <text:p><text:s text:c="3"/>386</text:p>
          </table:table-cell>
          <table:table-cell office:value-type="string">
            <text:p><text:s text:c="3"/>1598</text:p>
          </table:table-cell>
          <table:table-cell office:value-type="string">
            <text:p><text:s text:c="3"/>5476</text:p>
          </table:table-cell>
          <table:table-cell office:value-type="string">
            <text:p><text:s text:c="6"/>7</text:p>
          </table:table-cell>
          <table:table-cell table:formula="of:=[.B391]/1" office:value-type="float" office:value="1598">
            <text:p>1598</text:p>
          </table:table-cell>
          <table:table-cell table:formula="of:=[.C391]/1" office:value-type="float" office:value="5476">
            <text:p>5476</text:p>
          </table:table-cell>
          <table:table-cell table:formula="of:=[.G$1]+[.E391]*([.G$2]+[.E391]*([.G$3]+[.G$4]*[.E391]))" office:value-type="float" office:value="5359.23733788824">
            <text:p>5359.237</text:p>
          </table:table-cell>
          <table:table-cell table:formula="of:=[.F391]-[.G391]" office:value-type="float" office:value="116.762662111762">
            <text:p>116.763</text:p>
          </table:table-cell>
          <table:table-cell table:formula="of:=INT([.I$4]*[.E391]*([.J$3]/[.J$4])+[.I$3])" office:value-type="float" office:value="179303448">
            <text:p>179303448</text:p>
          </table:table-cell>
          <table:table-cell table:formula="of:=INT([.I391]*[.E391]*([.J$2]/[.J$3]))+[.I$2]" office:value-type="float" office:value="-3375470">
            <text:p>-3375470</text:p>
          </table:table-cell>
          <table:table-cell table:formula="of:=[.J391]*[.E391]*(1/[.J$2])+[.I$1]" office:value-type="float" office:value="5358.75945281982">
            <text:p>5359</text:p>
          </table:table-cell>
          <table:table-cell table:formula="of:=[.F391]-[.K391]" office:value-type="float" office:value="117.240547180176">
            <text:p>117</text:p>
          </table:table-cell>
        </table:table-row>
        <table:table-row table:style-name="ro1">
          <table:table-cell office:value-type="string">
            <text:p><text:s text:c="3"/>387</text:p>
          </table:table-cell>
          <table:table-cell office:value-type="string">
            <text:p><text:s text:c="3"/>1601</text:p>
          </table:table-cell>
          <table:table-cell office:value-type="string">
            <text:p><text:s text:c="3"/>5465</text:p>
          </table:table-cell>
          <table:table-cell office:value-type="string">
            <text:p><text:s text:c="6"/>6</text:p>
          </table:table-cell>
          <table:table-cell table:formula="of:=[.B392]/1" office:value-type="float" office:value="1601">
            <text:p>1601</text:p>
          </table:table-cell>
          <table:table-cell table:formula="of:=[.C392]/1" office:value-type="float" office:value="5465">
            <text:p>5465</text:p>
          </table:table-cell>
          <table:table-cell table:formula="of:=[.G$1]+[.E392]*([.G$2]+[.E392]*([.G$3]+[.G$4]*[.E392]))" office:value-type="float" office:value="5352.97075562018">
            <text:p>5352.971</text:p>
          </table:table-cell>
          <table:table-cell table:formula="of:=[.F392]-[.G392]" office:value-type="float" office:value="112.029244379821">
            <text:p>112.029</text:p>
          </table:table-cell>
          <table:table-cell table:formula="of:=INT([.I$4]*[.E392]*([.J$3]/[.J$4])+[.I$3])" office:value-type="float" office:value="179317282">
            <text:p>179317282</text:p>
          </table:table-cell>
          <table:table-cell table:formula="of:=INT([.I392]*[.E392]*([.J$2]/[.J$3]))+[.I$2]" office:value-type="float" office:value="-3371197">
            <text:p>-3371197</text:p>
          </table:table-cell>
          <table:table-cell table:formula="of:=[.J392]*[.E392]*(1/[.J$2])+[.I$1]" office:value-type="float" office:value="5352.49316978455">
            <text:p>5352</text:p>
          </table:table-cell>
          <table:table-cell table:formula="of:=[.F392]-[.K392]" office:value-type="float" office:value="112.506830215454">
            <text:p>113</text:p>
          </table:table-cell>
        </table:table-row>
        <table:table-row table:style-name="ro1">
          <table:table-cell office:value-type="string">
            <text:p><text:s text:c="3"/>388</text:p>
          </table:table-cell>
          <table:table-cell office:value-type="string">
            <text:p><text:s text:c="3"/>1603</text:p>
          </table:table-cell>
          <table:table-cell office:value-type="string">
            <text:p><text:s text:c="3"/>5475</text:p>
          </table:table-cell>
          <table:table-cell office:value-type="string">
            <text:p><text:s text:c="6"/>6</text:p>
          </table:table-cell>
          <table:table-cell table:formula="of:=[.B393]/1" office:value-type="float" office:value="1603">
            <text:p>1603</text:p>
          </table:table-cell>
          <table:table-cell table:formula="of:=[.C393]/1" office:value-type="float" office:value="5475">
            <text:p>5475</text:p>
          </table:table-cell>
          <table:table-cell table:formula="of:=[.G$1]+[.E393]*([.G$2]+[.E393]*([.G$3]+[.G$4]*[.E393]))" office:value-type="float" office:value="5348.82127608137">
            <text:p>5348.821</text:p>
          </table:table-cell>
          <table:table-cell table:formula="of:=[.F393]-[.G393]" office:value-type="float" office:value="126.178723918634">
            <text:p>126.179</text:p>
          </table:table-cell>
          <table:table-cell table:formula="of:=INT([.I$4]*[.E393]*([.J$3]/[.J$4])+[.I$3])" office:value-type="float" office:value="179326504">
            <text:p>179326504</text:p>
          </table:table-cell>
          <table:table-cell table:formula="of:=INT([.I393]*[.E393]*([.J$2]/[.J$3]))+[.I$2]" office:value-type="float" office:value="-3368348">
            <text:p>-3368348</text:p>
          </table:table-cell>
          <table:table-cell table:formula="of:=[.J393]*[.E393]*(1/[.J$2])+[.I$1]" office:value-type="float" office:value="5348.34383392334">
            <text:p>5348</text:p>
          </table:table-cell>
          <table:table-cell table:formula="of:=[.F393]-[.K393]" office:value-type="float" office:value="126.65616607666">
            <text:p>127</text:p>
          </table:table-cell>
        </table:table-row>
        <table:table-row table:style-name="ro1">
          <table:table-cell office:value-type="string">
            <text:p><text:s text:c="3"/>389</text:p>
          </table:table-cell>
          <table:table-cell office:value-type="string">
            <text:p><text:s text:c="3"/>1605</text:p>
          </table:table-cell>
          <table:table-cell office:value-type="string">
            <text:p><text:s text:c="3"/>5455</text:p>
          </table:table-cell>
          <table:table-cell office:value-type="string">
            <text:p><text:s text:c="6"/>8</text:p>
          </table:table-cell>
          <table:table-cell table:formula="of:=[.B394]/1" office:value-type="float" office:value="1605">
            <text:p>1605</text:p>
          </table:table-cell>
          <table:table-cell table:formula="of:=[.C394]/1" office:value-type="float" office:value="5455">
            <text:p>5455</text:p>
          </table:table-cell>
          <table:table-cell table:formula="of:=[.G$1]+[.E394]*([.G$2]+[.E394]*([.G$3]+[.G$4]*[.E394]))" office:value-type="float" office:value="5344.69439387873">
            <text:p>5344.694</text:p>
          </table:table-cell>
          <table:table-cell table:formula="of:=[.F394]-[.G394]" office:value-type="float" office:value="110.305606121272">
            <text:p>110.306</text:p>
          </table:table-cell>
          <table:table-cell table:formula="of:=INT([.I$4]*[.E394]*([.J$3]/[.J$4])+[.I$3])" office:value-type="float" office:value="179335726">
            <text:p>179335726</text:p>
          </table:table-cell>
          <table:table-cell table:formula="of:=INT([.I394]*[.E394]*([.J$2]/[.J$3]))+[.I$2]" office:value-type="float" office:value="-3365499">
            <text:p>-3365499</text:p>
          </table:table-cell>
          <table:table-cell table:formula="of:=[.J394]*[.E394]*(1/[.J$2])+[.I$1]" office:value-type="float" office:value="5344.21623420715">
            <text:p>5344</text:p>
          </table:table-cell>
          <table:table-cell table:formula="of:=[.F394]-[.K394]" office:value-type="float" office:value="110.783765792847">
            <text:p>111</text:p>
          </table:table-cell>
        </table:table-row>
        <table:table-row table:style-name="ro1">
          <table:table-cell office:value-type="string">
            <text:p><text:s text:c="3"/>390</text:p>
          </table:table-cell>
          <table:table-cell office:value-type="string">
            <text:p><text:s text:c="3"/>1608</text:p>
          </table:table-cell>
          <table:table-cell office:value-type="string">
            <text:p><text:s text:c="3"/>5467</text:p>
          </table:table-cell>
          <table:table-cell office:value-type="string">
            <text:p><text:s text:c="6"/>7</text:p>
          </table:table-cell>
          <table:table-cell table:formula="of:=[.B395]/1" office:value-type="float" office:value="1608">
            <text:p>1608</text:p>
          </table:table-cell>
          <table:table-cell table:formula="of:=[.C395]/1" office:value-type="float" office:value="5467">
            <text:p>5467</text:p>
          </table:table-cell>
          <table:table-cell table:formula="of:=[.G$1]+[.E395]*([.G$2]+[.E395]*([.G$3]+[.G$4]*[.E395]))" office:value-type="float" office:value="5338.54644762561">
            <text:p>5338.546</text:p>
          </table:table-cell>
          <table:table-cell table:formula="of:=[.F395]-[.G395]" office:value-type="float" office:value="128.453552374389">
            <text:p>128.454</text:p>
          </table:table-cell>
          <table:table-cell table:formula="of:=INT([.I$4]*[.E395]*([.J$3]/[.J$4])+[.I$3])" office:value-type="float" office:value="179349559">
            <text:p>179349559</text:p>
          </table:table-cell>
          <table:table-cell table:formula="of:=INT([.I395]*[.E395]*([.J$2]/[.J$3]))+[.I$2]" office:value-type="float" office:value="-3361224">
            <text:p>-3361224</text:p>
          </table:table-cell>
          <table:table-cell table:formula="of:=[.J395]*[.E395]*(1/[.J$2])+[.I$1]" office:value-type="float" office:value="5338.07019042969">
            <text:p>5338</text:p>
          </table:table-cell>
          <table:table-cell table:formula="of:=[.F395]-[.K395]" office:value-type="float" office:value="128.929809570313">
            <text:p>129</text:p>
          </table:table-cell>
        </table:table-row>
        <table:table-row table:style-name="ro1">
          <table:table-cell office:value-type="string">
            <text:p><text:s text:c="3"/>391</text:p>
          </table:table-cell>
          <table:table-cell office:value-type="string">
            <text:p><text:s text:c="3"/>1612</text:p>
          </table:table-cell>
          <table:table-cell office:value-type="string">
            <text:p><text:s text:c="3"/>5405</text:p>
          </table:table-cell>
          <table:table-cell office:value-type="string">
            <text:p><text:s text:c="5"/>79</text:p>
          </table:table-cell>
          <table:table-cell table:formula="of:=[.B396]/1" office:value-type="float" office:value="1612">
            <text:p>1612</text:p>
          </table:table-cell>
          <table:table-cell table:formula="of:=[.C396]/1" office:value-type="float" office:value="5405">
            <text:p>5405</text:p>
          </table:table-cell>
          <table:table-cell table:formula="of:=[.G$1]+[.E396]*([.G$2]+[.E396]*([.G$3]+[.G$4]*[.E396]))" office:value-type="float" office:value="5330.42830669221">
            <text:p>5330.428</text:p>
          </table:table-cell>
          <table:table-cell table:formula="of:=[.F396]-[.G396]" office:value-type="float" office:value="74.5716933077856">
            <text:p>74.572</text:p>
          </table:table-cell>
          <table:table-cell table:formula="of:=INT([.I$4]*[.E396]*([.J$3]/[.J$4])+[.I$3])" office:value-type="float" office:value="179368003">
            <text:p>179368003</text:p>
          </table:table-cell>
          <table:table-cell table:formula="of:=INT([.I396]*[.E396]*([.J$2]/[.J$3]))+[.I$2]" office:value-type="float" office:value="-3355524">
            <text:p>-3355524</text:p>
          </table:table-cell>
          <table:table-cell table:formula="of:=[.J396]*[.E396]*(1/[.J$2])+[.I$1]" office:value-type="float" office:value="5329.95156860352">
            <text:p>5330</text:p>
          </table:table-cell>
          <table:table-cell table:formula="of:=[.F396]-[.K396]" office:value-type="float" office:value="75.0484313964844">
            <text:p>75</text:p>
          </table:table-cell>
        </table:table-row>
        <table:table-row table:style-name="ro1">
          <table:table-cell office:value-type="string">
            <text:p><text:s text:c="3"/>392</text:p>
          </table:table-cell>
          <table:table-cell office:value-type="string">
            <text:p><text:s text:c="3"/>1614</text:p>
          </table:table-cell>
          <table:table-cell office:value-type="string">
            <text:p><text:s text:c="3"/>5419</text:p>
          </table:table-cell>
          <table:table-cell office:value-type="string">
            <text:p><text:s text:c="5"/>25</text:p>
          </table:table-cell>
          <table:table-cell table:formula="of:=[.B397]/1" office:value-type="float" office:value="1614">
            <text:p>1614</text:p>
          </table:table-cell>
          <table:table-cell table:formula="of:=[.C397]/1" office:value-type="float" office:value="5419">
            <text:p>5419</text:p>
          </table:table-cell>
          <table:table-cell table:formula="of:=[.G$1]+[.E397]*([.G$2]+[.E397]*([.G$3]+[.G$4]*[.E397]))" office:value-type="float" office:value="5326.40315235978">
            <text:p>5326.403</text:p>
          </table:table-cell>
          <table:table-cell table:formula="of:=[.F397]-[.G397]" office:value-type="float" office:value="92.5968476402159">
            <text:p>92.597</text:p>
          </table:table-cell>
          <table:table-cell table:formula="of:=INT([.I$4]*[.E397]*([.J$3]/[.J$4])+[.I$3])" office:value-type="float" office:value="179377225">
            <text:p>179377225</text:p>
          </table:table-cell>
          <table:table-cell table:formula="of:=INT([.I397]*[.E397]*([.J$2]/[.J$3]))+[.I$2]" office:value-type="float" office:value="-3352674">
            <text:p>-3352674</text:p>
          </table:table-cell>
          <table:table-cell table:formula="of:=[.J397]*[.E397]*(1/[.J$2])+[.I$1]" office:value-type="float" office:value="5325.92487335205">
            <text:p>5326</text:p>
          </table:table-cell>
          <table:table-cell table:formula="of:=[.F397]-[.K397]" office:value-type="float" office:value="93.0751266479492">
            <text:p>93</text:p>
          </table:table-cell>
        </table:table-row>
        <table:table-row table:style-name="ro1">
          <table:table-cell office:value-type="string">
            <text:p><text:s text:c="3"/>393</text:p>
          </table:table-cell>
          <table:table-cell office:value-type="string">
            <text:p><text:s text:c="3"/>1617</text:p>
          </table:table-cell>
          <table:table-cell office:value-type="string">
            <text:p><text:s text:c="3"/>5415</text:p>
          </table:table-cell>
          <table:table-cell office:value-type="string">
            <text:p><text:s text:c="5"/>20</text:p>
          </table:table-cell>
          <table:table-cell table:formula="of:=[.B398]/1" office:value-type="float" office:value="1617">
            <text:p>1617</text:p>
          </table:table-cell>
          <table:table-cell table:formula="of:=[.C398]/1" office:value-type="float" office:value="5415">
            <text:p>5415</text:p>
          </table:table-cell>
          <table:table-cell table:formula="of:=[.G$1]+[.E398]*([.G$2]+[.E398]*([.G$3]+[.G$4]*[.E398]))" office:value-type="float" office:value="5320.40782508748">
            <text:p>5320.408</text:p>
          </table:table-cell>
          <table:table-cell table:formula="of:=[.F398]-[.G398]" office:value-type="float" office:value="94.5921749125246">
            <text:p>94.592</text:p>
          </table:table-cell>
          <table:table-cell table:formula="of:=INT([.I$4]*[.E398]*([.J$3]/[.J$4])+[.I$3])" office:value-type="float" office:value="179391059">
            <text:p>179391059</text:p>
          </table:table-cell>
          <table:table-cell table:formula="of:=INT([.I398]*[.E398]*([.J$2]/[.J$3]))+[.I$2]" office:value-type="float" office:value="-3348397">
            <text:p>-3348397</text:p>
          </table:table-cell>
          <table:table-cell table:formula="of:=[.J398]*[.E398]*(1/[.J$2])+[.I$1]" office:value-type="float" office:value="5319.93176841736">
            <text:p>5320</text:p>
          </table:table-cell>
          <table:table-cell table:formula="of:=[.F398]-[.K398]" office:value-type="float" office:value="95.0682315826416">
            <text:p>95</text:p>
          </table:table-cell>
        </table:table-row>
        <table:table-row table:style-name="ro1">
          <table:table-cell office:value-type="string">
            <text:p><text:s text:c="3"/>394</text:p>
          </table:table-cell>
          <table:table-cell office:value-type="string">
            <text:p><text:s text:c="3"/>1619</text:p>
          </table:table-cell>
          <table:table-cell office:value-type="string">
            <text:p><text:s text:c="3"/>5410</text:p>
          </table:table-cell>
          <table:table-cell office:value-type="string">
            <text:p><text:s text:c="5"/>25</text:p>
          </table:table-cell>
          <table:table-cell table:formula="of:=[.B399]/1" office:value-type="float" office:value="1619">
            <text:p>1619</text:p>
          </table:table-cell>
          <table:table-cell table:formula="of:=[.C399]/1" office:value-type="float" office:value="5410">
            <text:p>5410</text:p>
          </table:table-cell>
          <table:table-cell table:formula="of:=[.G$1]+[.E399]*([.G$2]+[.E399]*([.G$3]+[.G$4]*[.E399]))" office:value-type="float" office:value="5316.43921442049">
            <text:p>5316.439</text:p>
          </table:table-cell>
          <table:table-cell table:formula="of:=[.F399]-[.G399]" office:value-type="float" office:value="93.5607855795079">
            <text:p>93.561</text:p>
          </table:table-cell>
          <table:table-cell table:formula="of:=INT([.I$4]*[.E399]*([.J$3]/[.J$4])+[.I$3])" office:value-type="float" office:value="179400281">
            <text:p>179400281</text:p>
          </table:table-cell>
          <table:table-cell table:formula="of:=INT([.I399]*[.E399]*([.J$2]/[.J$3]))+[.I$2]" office:value-type="float" office:value="-3345546">
            <text:p>-3345546</text:p>
          </table:table-cell>
          <table:table-cell table:formula="of:=[.J399]*[.E399]*(1/[.J$2])+[.I$1]" office:value-type="float" office:value="5315.96252822876">
            <text:p>5316</text:p>
          </table:table-cell>
          <table:table-cell table:formula="of:=[.F399]-[.K399]" office:value-type="float" office:value="94.0374717712402">
            <text:p>94</text:p>
          </table:table-cell>
        </table:table-row>
        <table:table-row table:style-name="ro1">
          <table:table-cell office:value-type="string">
            <text:p><text:s text:c="3"/>395</text:p>
          </table:table-cell>
          <table:table-cell office:value-type="string">
            <text:p><text:s text:c="3"/>1621</text:p>
          </table:table-cell>
          <table:table-cell office:value-type="string">
            <text:p><text:s text:c="3"/>5410</text:p>
          </table:table-cell>
          <table:table-cell office:value-type="string">
            <text:p><text:s text:c="5"/>29</text:p>
          </table:table-cell>
          <table:table-cell table:formula="of:=[.B400]/1" office:value-type="float" office:value="1621">
            <text:p>1621</text:p>
          </table:table-cell>
          <table:table-cell table:formula="of:=[.C400]/1" office:value-type="float" office:value="5410">
            <text:p>5410</text:p>
          </table:table-cell>
          <table:table-cell table:formula="of:=[.G$1]+[.E400]*([.G$2]+[.E400]*([.G$3]+[.G$4]*[.E400]))" office:value-type="float" office:value="5312.49322685609">
            <text:p>5312.493</text:p>
          </table:table-cell>
          <table:table-cell table:formula="of:=[.F400]-[.G400]" office:value-type="float" office:value="97.5067731439103">
            <text:p>97.507</text:p>
          </table:table-cell>
          <table:table-cell table:formula="of:=INT([.I$4]*[.E400]*([.J$3]/[.J$4])+[.I$3])" office:value-type="float" office:value="179409503">
            <text:p>179409503</text:p>
          </table:table-cell>
          <table:table-cell table:formula="of:=INT([.I400]*[.E400]*([.J$2]/[.J$3]))+[.I$2]" office:value-type="float" office:value="-3342695">
            <text:p>-3342695</text:p>
          </table:table-cell>
          <table:table-cell table:formula="of:=[.J400]*[.E400]*(1/[.J$2])+[.I$1]" office:value-type="float" office:value="5312.01503944397">
            <text:p>5312</text:p>
          </table:table-cell>
          <table:table-cell table:formula="of:=[.F400]-[.K400]" office:value-type="float" office:value="97.9849605560303">
            <text:p>98</text:p>
          </table:table-cell>
        </table:table-row>
        <table:table-row table:style-name="ro1">
          <table:table-cell office:value-type="string">
            <text:p><text:s text:c="3"/>396</text:p>
          </table:table-cell>
          <table:table-cell office:value-type="string">
            <text:p><text:s text:c="3"/>1625</text:p>
          </table:table-cell>
          <table:table-cell office:value-type="string">
            <text:p><text:s text:c="3"/>5409</text:p>
          </table:table-cell>
          <table:table-cell office:value-type="string">
            <text:p><text:s text:c="5"/>40</text:p>
          </table:table-cell>
          <table:table-cell table:formula="of:=[.B401]/1" office:value-type="float" office:value="1625">
            <text:p>1625</text:p>
          </table:table-cell>
          <table:table-cell table:formula="of:=[.C401]/1" office:value-type="float" office:value="5409">
            <text:p>5409</text:p>
          </table:table-cell>
          <table:table-cell table:formula="of:=[.G$1]+[.E401]*([.G$2]+[.E401]*([.G$3]+[.G$4]*[.E401]))" office:value-type="float" office:value="5304.66913391822">
            <text:p>5304.669</text:p>
          </table:table-cell>
          <table:table-cell table:formula="of:=[.F401]-[.G401]" office:value-type="float" office:value="104.330866081777">
            <text:p>104.331</text:p>
          </table:table-cell>
          <table:table-cell table:formula="of:=INT([.I$4]*[.E401]*([.J$3]/[.J$4])+[.I$3])" office:value-type="float" office:value="179427947">
            <text:p>179427947</text:p>
          </table:table-cell>
          <table:table-cell table:formula="of:=INT([.I401]*[.E401]*([.J$2]/[.J$3]))+[.I$2]" office:value-type="float" office:value="-3336991">
            <text:p>-3336991</text:p>
          </table:table-cell>
          <table:table-cell table:formula="of:=[.J401]*[.E401]*(1/[.J$2])+[.I$1]" office:value-type="float" office:value="5304.19151496887">
            <text:p>5304</text:p>
          </table:table-cell>
          <table:table-cell table:formula="of:=[.F401]-[.K401]" office:value-type="float" office:value="104.808485031128">
            <text:p>105</text:p>
          </table:table-cell>
        </table:table-row>
        <table:table-row table:style-name="ro1">
          <table:table-cell office:value-type="string">
            <text:p><text:s text:c="3"/>397</text:p>
          </table:table-cell>
          <table:table-cell office:value-type="string">
            <text:p><text:s text:c="3"/>1626</text:p>
          </table:table-cell>
          <table:table-cell office:value-type="string">
            <text:p><text:s text:c="3"/>5404</text:p>
          </table:table-cell>
          <table:table-cell office:value-type="string">
            <text:p><text:s text:c="5"/>32</text:p>
          </table:table-cell>
          <table:table-cell table:formula="of:=[.B402]/1" office:value-type="float" office:value="1626">
            <text:p>1626</text:p>
          </table:table-cell>
          <table:table-cell table:formula="of:=[.C402]/1" office:value-type="float" office:value="5404">
            <text:p>5404</text:p>
          </table:table-cell>
          <table:table-cell table:formula="of:=[.G$1]+[.E402]*([.G$2]+[.E402]*([.G$3]+[.G$4]*[.E402]))" office:value-type="float" office:value="5302.72725515537">
            <text:p>5302.727</text:p>
          </table:table-cell>
          <table:table-cell table:formula="of:=[.F402]-[.G402]" office:value-type="float" office:value="101.272744844633">
            <text:p>101.273</text:p>
          </table:table-cell>
          <table:table-cell table:formula="of:=INT([.I$4]*[.E402]*([.J$3]/[.J$4])+[.I$3])" office:value-type="float" office:value="179432558">
            <text:p>179432558</text:p>
          </table:table-cell>
          <table:table-cell table:formula="of:=INT([.I402]*[.E402]*([.J$2]/[.J$3]))+[.I$2]" office:value-type="float" office:value="-3335565">
            <text:p>-3335565</text:p>
          </table:table-cell>
          <table:table-cell table:formula="of:=[.J402]*[.E402]*(1/[.J$2])+[.I$1]" office:value-type="float" office:value="5302.24923324585">
            <text:p>5302</text:p>
          </table:table-cell>
          <table:table-cell table:formula="of:=[.F402]-[.K402]" office:value-type="float" office:value="101.75076675415">
            <text:p>102</text:p>
          </table:table-cell>
        </table:table-row>
        <table:table-row table:style-name="ro1">
          <table:table-cell office:value-type="string">
            <text:p><text:s text:c="3"/>398</text:p>
          </table:table-cell>
          <table:table-cell office:value-type="string">
            <text:p><text:s text:c="3"/>1630</text:p>
          </table:table-cell>
          <table:table-cell office:value-type="string">
            <text:p><text:s text:c="3"/>5239</text:p>
          </table:table-cell>
          <table:table-cell office:value-type="string">
            <text:p><text:s text:c="6"/>2</text:p>
          </table:table-cell>
          <table:table-cell table:formula="of:=[.B403]/1" office:value-type="float" office:value="1630">
            <text:p>1630</text:p>
          </table:table-cell>
          <table:table-cell table:formula="of:=[.C403]/1" office:value-type="float" office:value="5239">
            <text:p>5239</text:p>
          </table:table-cell>
          <table:table-cell table:formula="of:=[.G$1]+[.E403]*([.G$2]+[.E403]*([.G$3]+[.G$4]*[.E403]))" office:value-type="float" office:value="5295.01633006839">
            <text:p>5295.016</text:p>
          </table:table-cell>
          <table:table-cell table:formula="of:=[.F403]-[.G403]" office:value-type="float" office:value="-56.0163300683944">
            <text:p>-56.016</text:p>
          </table:table-cell>
          <table:table-cell table:formula="of:=INT([.I$4]*[.E403]*([.J$3]/[.J$4])+[.I$3])" office:value-type="float" office:value="179451002">
            <text:p>179451002</text:p>
          </table:table-cell>
          <table:table-cell table:formula="of:=INT([.I403]*[.E403]*([.J$2]/[.J$3]))+[.I$2]" office:value-type="float" office:value="-3329859">
            <text:p>-3329859</text:p>
          </table:table-cell>
          <table:table-cell table:formula="of:=[.J403]*[.E403]*(1/[.J$2])+[.I$1]" office:value-type="float" office:value="5294.54072189331">
            <text:p>5295</text:p>
          </table:table-cell>
          <table:table-cell table:formula="of:=[.F403]-[.K403]" office:value-type="float" office:value="-55.5407218933105">
            <text:p>-56</text:p>
          </table:table-cell>
        </table:table-row>
        <table:table-row table:style-name="ro1">
          <table:table-cell office:value-type="string">
            <text:p><text:s text:c="3"/>399</text:p>
          </table:table-cell>
          <table:table-cell office:value-type="string">
            <text:p><text:s text:c="3"/>1632</text:p>
          </table:table-cell>
          <table:table-cell office:value-type="string">
            <text:p><text:s text:c="3"/>5229</text:p>
          </table:table-cell>
          <table:table-cell office:value-type="string">
            <text:p><text:s text:c="6"/>1</text:p>
          </table:table-cell>
          <table:table-cell table:formula="of:=[.B404]/1" office:value-type="float" office:value="1632">
            <text:p>1632</text:p>
          </table:table-cell>
          <table:table-cell table:formula="of:=[.C404]/1" office:value-type="float" office:value="5229">
            <text:p>5229</text:p>
          </table:table-cell>
          <table:table-cell table:formula="of:=[.G$1]+[.E404]*([.G$2]+[.E404]*([.G$3]+[.G$4]*[.E404]))" office:value-type="float" office:value="5291.19482713998">
            <text:p>5291.195</text:p>
          </table:table-cell>
          <table:table-cell table:formula="of:=[.F404]-[.G404]" office:value-type="float" office:value="-62.1948271399779">
            <text:p>-62.195</text:p>
          </table:table-cell>
          <table:table-cell table:formula="of:=INT([.I$4]*[.E404]*([.J$3]/[.J$4])+[.I$3])" office:value-type="float" office:value="179460225">
            <text:p>179460225</text:p>
          </table:table-cell>
          <table:table-cell table:formula="of:=INT([.I404]*[.E404]*([.J$2]/[.J$3]))+[.I$2]" office:value-type="float" office:value="-3327006">
            <text:p>-3327006</text:p>
          </table:table-cell>
          <table:table-cell table:formula="of:=[.J404]*[.E404]*(1/[.J$2])+[.I$1]" office:value-type="float" office:value="5290.71911621094">
            <text:p>5291</text:p>
          </table:table-cell>
          <table:table-cell table:formula="of:=[.F404]-[.K404]" office:value-type="float" office:value="-61.7191162109375">
            <text:p>-62</text:p>
          </table:table-cell>
        </table:table-row>
        <table:table-row table:style-name="ro1">
          <table:table-cell office:value-type="string">
            <text:p><text:s text:c="3"/>400</text:p>
          </table:table-cell>
          <table:table-cell office:value-type="string">
            <text:p><text:s text:c="3"/>1635</text:p>
          </table:table-cell>
          <table:table-cell office:value-type="string">
            <text:p><text:s text:c="3"/>5260</text:p>
          </table:table-cell>
          <table:table-cell office:value-type="string">
            <text:p><text:s text:c="6"/>2</text:p>
          </table:table-cell>
          <table:table-cell table:formula="of:=[.B405]/1" office:value-type="float" office:value="1635">
            <text:p>1635</text:p>
          </table:table-cell>
          <table:table-cell table:formula="of:=[.C405]/1" office:value-type="float" office:value="5260">
            <text:p>5260</text:p>
          </table:table-cell>
          <table:table-cell table:formula="of:=[.G$1]+[.E405]*([.G$2]+[.E405]*([.G$3]+[.G$4]*[.E405]))" office:value-type="float" office:value="5285.50503132469">
            <text:p>5285.505</text:p>
          </table:table-cell>
          <table:table-cell table:formula="of:=[.F405]-[.G405]" office:value-type="float" office:value="-25.5050313246866">
            <text:p>-25.505</text:p>
          </table:table-cell>
          <table:table-cell table:formula="of:=INT([.I$4]*[.E405]*([.J$3]/[.J$4])+[.I$3])" office:value-type="float" office:value="179474058">
            <text:p>179474058</text:p>
          </table:table-cell>
          <table:table-cell table:formula="of:=INT([.I405]*[.E405]*([.J$2]/[.J$3]))+[.I$2]" office:value-type="float" office:value="-3322726">
            <text:p>-3322726</text:p>
          </table:table-cell>
          <table:table-cell table:formula="of:=[.J405]*[.E405]*(1/[.J$2])+[.I$1]" office:value-type="float" office:value="5285.02907943726">
            <text:p>5285</text:p>
          </table:table-cell>
          <table:table-cell table:formula="of:=[.F405]-[.K405]" office:value-type="float" office:value="-25.0290794372559">
            <text:p>-25</text:p>
          </table:table-cell>
        </table:table-row>
        <table:table-row table:style-name="ro1">
          <table:table-cell office:value-type="string">
            <text:p><text:s text:c="3"/>401</text:p>
          </table:table-cell>
          <table:table-cell office:value-type="string">
            <text:p><text:s text:c="3"/>1637</text:p>
          </table:table-cell>
          <table:table-cell office:value-type="string">
            <text:p><text:s text:c="3"/>5208</text:p>
          </table:table-cell>
          <table:table-cell office:value-type="string">
            <text:p><text:s text:c="6"/>1</text:p>
          </table:table-cell>
          <table:table-cell table:formula="of:=[.B406]/1" office:value-type="float" office:value="1637">
            <text:p>1637</text:p>
          </table:table-cell>
          <table:table-cell table:formula="of:=[.C406]/1" office:value-type="float" office:value="5208">
            <text:p>5208</text:p>
          </table:table-cell>
          <table:table-cell table:formula="of:=[.G$1]+[.E406]*([.G$2]+[.E406]*([.G$3]+[.G$4]*[.E406]))" office:value-type="float" office:value="5281.74014452972">
            <text:p>5281.740</text:p>
          </table:table-cell>
          <table:table-cell table:formula="of:=[.F406]-[.G406]" office:value-type="float" office:value="-73.7401445297182">
            <text:p>-73.740</text:p>
          </table:table-cell>
          <table:table-cell table:formula="of:=INT([.I$4]*[.E406]*([.J$3]/[.J$4])+[.I$3])" office:value-type="float" office:value="179483280">
            <text:p>179483280</text:p>
          </table:table-cell>
          <table:table-cell table:formula="of:=INT([.I406]*[.E406]*([.J$2]/[.J$3]))+[.I$2]" office:value-type="float" office:value="-3319873">
            <text:p>-3319873</text:p>
          </table:table-cell>
          <table:table-cell table:formula="of:=[.J406]*[.E406]*(1/[.J$2])+[.I$1]" office:value-type="float" office:value="5281.26189231873">
            <text:p>5281</text:p>
          </table:table-cell>
          <table:table-cell table:formula="of:=[.F406]-[.K406]" office:value-type="float" office:value="-73.2618923187256">
            <text:p>-73</text:p>
          </table:table-cell>
        </table:table-row>
        <table:table-row table:style-name="ro1">
          <table:table-cell office:value-type="string">
            <text:p><text:s text:c="3"/>402</text:p>
          </table:table-cell>
          <table:table-cell office:value-type="string">
            <text:p><text:s text:c="3"/>1641</text:p>
          </table:table-cell>
          <table:table-cell office:value-type="string">
            <text:p><text:s text:c="3"/>5229</text:p>
          </table:table-cell>
          <table:table-cell office:value-type="string">
            <text:p><text:s text:c="6"/>1</text:p>
          </table:table-cell>
          <table:table-cell table:formula="of:=[.B407]/1" office:value-type="float" office:value="1641">
            <text:p>1641</text:p>
          </table:table-cell>
          <table:table-cell table:formula="of:=[.C407]/1" office:value-type="float" office:value="5229">
            <text:p>5229</text:p>
          </table:table-cell>
          <table:table-cell table:formula="of:=[.G$1]+[.E407]*([.G$2]+[.E407]*([.G$3]+[.G$4]*[.E407]))" office:value-type="float" office:value="5274.27833042992">
            <text:p>5274.278</text:p>
          </table:table-cell>
          <table:table-cell table:formula="of:=[.F407]-[.G407]" office:value-type="float" office:value="-45.2783304299155">
            <text:p>-45.278</text:p>
          </table:table-cell>
          <table:table-cell table:formula="of:=INT([.I$4]*[.E407]*([.J$3]/[.J$4])+[.I$3])" office:value-type="float" office:value="179501724">
            <text:p>179501724</text:p>
          </table:table-cell>
          <table:table-cell table:formula="of:=INT([.I407]*[.E407]*([.J$2]/[.J$3]))+[.I$2]" office:value-type="float" office:value="-3314164">
            <text:p>-3314164</text:p>
          </table:table-cell>
          <table:table-cell table:formula="of:=[.J407]*[.E407]*(1/[.J$2])+[.I$1]" office:value-type="float" office:value="5273.80220794678">
            <text:p>5274</text:p>
          </table:table-cell>
          <table:table-cell table:formula="of:=[.F407]-[.K407]" office:value-type="float" office:value="-44.8022079467773">
            <text:p>-45</text:p>
          </table:table-cell>
        </table:table-row>
        <table:table-row table:style-name="ro1">
          <table:table-cell office:value-type="string">
            <text:p><text:s text:c="3"/>403</text:p>
          </table:table-cell>
          <table:table-cell office:value-type="string">
            <text:p><text:s text:c="3"/>1642</text:p>
          </table:table-cell>
          <table:table-cell office:value-type="string">
            <text:p><text:s text:c="3"/>5177</text:p>
          </table:table-cell>
          <table:table-cell office:value-type="string">
            <text:p><text:s text:c="6"/>2</text:p>
          </table:table-cell>
          <table:table-cell table:formula="of:=[.B408]/1" office:value-type="float" office:value="1642">
            <text:p>1642</text:p>
          </table:table-cell>
          <table:table-cell table:formula="of:=[.C408]/1" office:value-type="float" office:value="5177">
            <text:p>5177</text:p>
          </table:table-cell>
          <table:table-cell table:formula="of:=[.G$1]+[.E408]*([.G$2]+[.E408]*([.G$3]+[.G$4]*[.E408]))" office:value-type="float" office:value="5272.42703748058">
            <text:p>5272.427</text:p>
          </table:table-cell>
          <table:table-cell table:formula="of:=[.F408]-[.G408]" office:value-type="float" office:value="-95.4270374805765">
            <text:p>-95.427</text:p>
          </table:table-cell>
          <table:table-cell table:formula="of:=INT([.I$4]*[.E408]*([.J$3]/[.J$4])+[.I$3])" office:value-type="float" office:value="179506335">
            <text:p>179506335</text:p>
          </table:table-cell>
          <table:table-cell table:formula="of:=INT([.I408]*[.E408]*([.J$2]/[.J$3]))+[.I$2]" office:value-type="float" office:value="-3312737">
            <text:p>-3312737</text:p>
          </table:table-cell>
          <table:table-cell table:formula="of:=[.J408]*[.E408]*(1/[.J$2])+[.I$1]" office:value-type="float" office:value="5271.95011520386">
            <text:p>5272</text:p>
          </table:table-cell>
          <table:table-cell table:formula="of:=[.F408]-[.K408]" office:value-type="float" office:value="-94.9501152038574">
            <text:p>-95</text:p>
          </table:table-cell>
        </table:table-row>
        <table:table-row table:style-name="ro1">
          <table:table-cell office:value-type="string">
            <text:p><text:s text:c="3"/>404</text:p>
          </table:table-cell>
          <table:table-cell office:value-type="string">
            <text:p><text:s text:c="3"/>1646</text:p>
          </table:table-cell>
          <table:table-cell office:value-type="string">
            <text:p><text:s text:c="3"/>5250</text:p>
          </table:table-cell>
          <table:table-cell office:value-type="string">
            <text:p><text:s text:c="6"/>1</text:p>
          </table:table-cell>
          <table:table-cell table:formula="of:=[.B409]/1" office:value-type="float" office:value="1646">
            <text:p>1646</text:p>
          </table:table-cell>
          <table:table-cell table:formula="of:=[.C409]/1" office:value-type="float" office:value="5250">
            <text:p>5250</text:p>
          </table:table-cell>
          <table:table-cell table:formula="of:=[.G$1]+[.E409]*([.G$2]+[.E409]*([.G$3]+[.G$4]*[.E409]))" office:value-type="float" office:value="5265.07852006367">
            <text:p>5265.079</text:p>
          </table:table-cell>
          <table:table-cell table:formula="of:=[.F409]-[.G409]" office:value-type="float" office:value="-15.078520063671">
            <text:p>-15.079</text:p>
          </table:table-cell>
          <table:table-cell table:formula="of:=INT([.I$4]*[.E409]*([.J$3]/[.J$4])+[.I$3])" office:value-type="float" office:value="179524779">
            <text:p>179524779</text:p>
          </table:table-cell>
          <table:table-cell table:formula="of:=INT([.I409]*[.E409]*([.J$2]/[.J$3]))+[.I$2]" office:value-type="float" office:value="-3307027">
            <text:p>-3307027</text:p>
          </table:table-cell>
          <table:table-cell table:formula="of:=[.J409]*[.E409]*(1/[.J$2])+[.I$1]" office:value-type="float" office:value="5264.60245895386">
            <text:p>5265</text:p>
          </table:table-cell>
          <table:table-cell table:formula="of:=[.F409]-[.K409]" office:value-type="float" office:value="-14.6024589538574">
            <text:p>-15</text:p>
          </table:table-cell>
        </table:table-row>
        <table:table-row table:style-name="ro1">
          <table:table-cell office:value-type="string">
            <text:p><text:s text:c="3"/>405</text:p>
          </table:table-cell>
          <table:table-cell office:value-type="string">
            <text:p><text:s text:c="3"/>1648</text:p>
          </table:table-cell>
          <table:table-cell office:value-type="string">
            <text:p><text:s text:c="3"/>5167</text:p>
          </table:table-cell>
          <table:table-cell office:value-type="string">
            <text:p><text:s text:c="6"/>1</text:p>
          </table:table-cell>
          <table:table-cell table:formula="of:=[.B410]/1" office:value-type="float" office:value="1648">
            <text:p>1648</text:p>
          </table:table-cell>
          <table:table-cell table:formula="of:=[.C410]/1" office:value-type="float" office:value="5167">
            <text:p>5167</text:p>
          </table:table-cell>
          <table:table-cell table:formula="of:=[.G$1]+[.E410]*([.G$2]+[.E410]*([.G$3]+[.G$4]*[.E410]))" office:value-type="float" office:value="5261.43825961989">
            <text:p>5261.438</text:p>
          </table:table-cell>
          <table:table-cell table:formula="of:=[.F410]-[.G410]" office:value-type="float" office:value="-94.4382596198884">
            <text:p>-94.438</text:p>
          </table:table-cell>
          <table:table-cell table:formula="of:=INT([.I$4]*[.E410]*([.J$3]/[.J$4])+[.I$3])" office:value-type="float" office:value="179534002">
            <text:p>179534002</text:p>
          </table:table-cell>
          <table:table-cell table:formula="of:=INT([.I410]*[.E410]*([.J$2]/[.J$3]))+[.I$2]" office:value-type="float" office:value="-3304172">
            <text:p>-3304172</text:p>
          </table:table-cell>
          <table:table-cell table:formula="of:=[.J410]*[.E410]*(1/[.J$2])+[.I$1]" office:value-type="float" office:value="5260.96130371094">
            <text:p>5261</text:p>
          </table:table-cell>
          <table:table-cell table:formula="of:=[.F410]-[.K410]" office:value-type="float" office:value="-93.9613037109375">
            <text:p>-94</text:p>
          </table:table-cell>
        </table:table-row>
        <table:table-row table:style-name="ro1">
          <table:table-cell office:value-type="string">
            <text:p><text:s text:c="3"/>406</text:p>
          </table:table-cell>
          <table:table-cell office:value-type="string">
            <text:p><text:s text:c="3"/>1651</text:p>
          </table:table-cell>
          <table:table-cell office:value-type="string">
            <text:p><text:s text:c="3"/>5187</text:p>
          </table:table-cell>
          <table:table-cell office:value-type="string">
            <text:p><text:s text:c="6"/>2</text:p>
          </table:table-cell>
          <table:table-cell table:formula="of:=[.B411]/1" office:value-type="float" office:value="1651">
            <text:p>1651</text:p>
          </table:table-cell>
          <table:table-cell table:formula="of:=[.C411]/1" office:value-type="float" office:value="5187">
            <text:p>5187</text:p>
          </table:table-cell>
          <table:table-cell table:formula="of:=[.G$1]+[.E411]*([.G$2]+[.E411]*([.G$3]+[.G$4]*[.E411]))" office:value-type="float" office:value="5256.02037584355">
            <text:p>5256.020</text:p>
          </table:table-cell>
          <table:table-cell table:formula="of:=[.F411]-[.G411]" office:value-type="float" office:value="-69.0203758435473">
            <text:p>-69.020</text:p>
          </table:table-cell>
          <table:table-cell table:formula="of:=INT([.I$4]*[.E411]*([.J$3]/[.J$4])+[.I$3])" office:value-type="float" office:value="179547835">
            <text:p>179547835</text:p>
          </table:table-cell>
          <table:table-cell table:formula="of:=INT([.I411]*[.E411]*([.J$2]/[.J$3]))+[.I$2]" office:value-type="float" office:value="-3299889">
            <text:p>-3299889</text:p>
          </table:table-cell>
          <table:table-cell table:formula="of:=[.J411]*[.E411]*(1/[.J$2])+[.I$1]" office:value-type="float" office:value="5255.54198646545">
            <text:p>5256</text:p>
          </table:table-cell>
          <table:table-cell table:formula="of:=[.F411]-[.K411]" office:value-type="float" office:value="-68.5419864654541">
            <text:p>-69</text:p>
          </table:table-cell>
        </table:table-row>
        <table:table-row table:style-name="ro1">
          <table:table-cell office:value-type="string">
            <text:p><text:s text:c="3"/>407</text:p>
          </table:table-cell>
          <table:table-cell office:value-type="string">
            <text:p><text:s text:c="3"/>1653</text:p>
          </table:table-cell>
          <table:table-cell office:value-type="string">
            <text:p><text:s text:c="3"/>5187</text:p>
          </table:table-cell>
          <table:table-cell office:value-type="string">
            <text:p><text:s text:c="6"/>1</text:p>
          </table:table-cell>
          <table:table-cell table:formula="of:=[.B412]/1" office:value-type="float" office:value="1653">
            <text:p>1653</text:p>
          </table:table-cell>
          <table:table-cell table:formula="of:=[.C412]/1" office:value-type="float" office:value="5187">
            <text:p>5187</text:p>
          </table:table-cell>
          <table:table-cell table:formula="of:=[.G$1]+[.E412]*([.G$2]+[.E412]*([.G$3]+[.G$4]*[.E412]))" office:value-type="float" office:value="5252.43679594921">
            <text:p>5252.437</text:p>
          </table:table-cell>
          <table:table-cell table:formula="of:=[.F412]-[.G412]" office:value-type="float" office:value="-65.4367959492101">
            <text:p>-65.437</text:p>
          </table:table-cell>
          <table:table-cell table:formula="of:=INT([.I$4]*[.E412]*([.J$3]/[.J$4])+[.I$3])" office:value-type="float" office:value="179557057">
            <text:p>179557057</text:p>
          </table:table-cell>
          <table:table-cell table:formula="of:=INT([.I412]*[.E412]*([.J$2]/[.J$3]))+[.I$2]" office:value-type="float" office:value="-3297033">
            <text:p>-3297033</text:p>
          </table:table-cell>
          <table:table-cell table:formula="of:=[.J412]*[.E412]*(1/[.J$2])+[.I$1]" office:value-type="float" office:value="5251.95844078064">
            <text:p>5252</text:p>
          </table:table-cell>
          <table:table-cell table:formula="of:=[.F412]-[.K412]" office:value-type="float" office:value="-64.9584407806397">
            <text:p>-65</text:p>
          </table:table-cell>
        </table:table-row>
        <table:table-row table:style-name="ro1">
          <table:table-cell office:value-type="string">
            <text:p><text:s text:c="3"/>408</text:p>
          </table:table-cell>
          <table:table-cell office:value-type="string">
            <text:p><text:s text:c="3"/>1657</text:p>
          </table:table-cell>
          <table:table-cell office:value-type="string">
            <text:p><text:s text:c="3"/>5250</text:p>
          </table:table-cell>
          <table:table-cell office:value-type="string">
            <text:p><text:s text:c="6"/>1</text:p>
          </table:table-cell>
          <table:table-cell table:formula="of:=[.B413]/1" office:value-type="float" office:value="1657">
            <text:p>1657</text:p>
          </table:table-cell>
          <table:table-cell table:formula="of:=[.C413]/1" office:value-type="float" office:value="5250">
            <text:p>5250</text:p>
          </table:table-cell>
          <table:table-cell table:formula="of:=[.G$1]+[.E413]*([.G$2]+[.E413]*([.G$3]+[.G$4]*[.E413]))" office:value-type="float" office:value="5245.33767294988">
            <text:p>5245.338</text:p>
          </table:table-cell>
          <table:table-cell table:formula="of:=[.F413]-[.G413]" office:value-type="float" office:value="4.66232705012408">
            <text:p>4.662</text:p>
          </table:table-cell>
          <table:table-cell table:formula="of:=INT([.I$4]*[.E413]*([.J$3]/[.J$4])+[.I$3])" office:value-type="float" office:value="179575501">
            <text:p>179575501</text:p>
          </table:table-cell>
          <table:table-cell table:formula="of:=INT([.I413]*[.E413]*([.J$2]/[.J$3]))+[.I$2]" office:value-type="float" office:value="-3291320">
            <text:p>-3291320</text:p>
          </table:table-cell>
          <table:table-cell table:formula="of:=[.J413]*[.E413]*(1/[.J$2])+[.I$1]" office:value-type="float" office:value="5244.85987854004">
            <text:p>5245</text:p>
          </table:table-cell>
          <table:table-cell table:formula="of:=[.F413]-[.K413]" office:value-type="float" office:value="5.14012145996094">
            <text:p>5</text:p>
          </table:table-cell>
        </table:table-row>
        <table:table-row table:style-name="ro1">
          <table:table-cell office:value-type="string">
            <text:p><text:s text:c="3"/>409</text:p>
          </table:table-cell>
          <table:table-cell office:value-type="string">
            <text:p><text:s text:c="3"/>1658</text:p>
          </table:table-cell>
          <table:table-cell office:value-type="string">
            <text:p><text:s text:c="3"/>5187</text:p>
          </table:table-cell>
          <table:table-cell office:value-type="string">
            <text:p><text:s text:c="6"/>2</text:p>
          </table:table-cell>
          <table:table-cell table:formula="of:=[.B414]/1" office:value-type="float" office:value="1658">
            <text:p>1658</text:p>
          </table:table-cell>
          <table:table-cell table:formula="of:=[.C414]/1" office:value-type="float" office:value="5187">
            <text:p>5187</text:p>
          </table:table-cell>
          <table:table-cell table:formula="of:=[.G$1]+[.E414]*([.G$2]+[.E414]*([.G$3]+[.G$4]*[.E414]))" office:value-type="float" office:value="5243.57706887966">
            <text:p>5243.577</text:p>
          </table:table-cell>
          <table:table-cell table:formula="of:=[.F414]-[.G414]" office:value-type="float" office:value="-56.5770688796547">
            <text:p>-56.577</text:p>
          </table:table-cell>
          <table:table-cell table:formula="of:=INT([.I$4]*[.E414]*([.J$3]/[.J$4])+[.I$3])" office:value-type="float" office:value="179580112">
            <text:p>179580112</text:p>
          </table:table-cell>
          <table:table-cell table:formula="of:=INT([.I414]*[.E414]*([.J$2]/[.J$3]))+[.I$2]" office:value-type="float" office:value="-3289891">
            <text:p>-3289891</text:p>
          </table:table-cell>
          <table:table-cell table:formula="of:=[.J414]*[.E414]*(1/[.J$2])+[.I$1]" office:value-type="float" office:value="5243.10123062134">
            <text:p>5243</text:p>
          </table:table-cell>
          <table:table-cell table:formula="of:=[.F414]-[.K414]" office:value-type="float" office:value="-56.1012306213379">
            <text:p>-56</text:p>
          </table:table-cell>
        </table:table-row>
        <table:table-row table:style-name="ro1">
          <table:table-cell office:value-type="string">
            <text:p><text:s text:c="3"/>410</text:p>
          </table:table-cell>
          <table:table-cell office:value-type="string">
            <text:p><text:s text:c="3"/>1662</text:p>
          </table:table-cell>
          <table:table-cell office:value-type="string">
            <text:p><text:s text:c="3"/>5187</text:p>
          </table:table-cell>
          <table:table-cell office:value-type="string">
            <text:p><text:s text:c="6"/>1</text:p>
          </table:table-cell>
          <table:table-cell table:formula="of:=[.B415]/1" office:value-type="float" office:value="1662">
            <text:p>1662</text:p>
          </table:table-cell>
          <table:table-cell table:formula="of:=[.C415]/1" office:value-type="float" office:value="5187">
            <text:p>5187</text:p>
          </table:table-cell>
          <table:table-cell table:formula="of:=[.G$1]+[.E415]*([.G$2]+[.E415]*([.G$3]+[.G$4]*[.E415]))" office:value-type="float" office:value="5236.59137139521">
            <text:p>5236.591</text:p>
          </table:table-cell>
          <table:table-cell table:formula="of:=[.F415]-[.G415]" office:value-type="float" office:value="-49.5913713952141">
            <text:p>-49.591</text:p>
          </table:table-cell>
          <table:table-cell table:formula="of:=INT([.I$4]*[.E415]*([.J$3]/[.J$4])+[.I$3])" office:value-type="float" office:value="179598556">
            <text:p>179598556</text:p>
          </table:table-cell>
          <table:table-cell table:formula="of:=INT([.I415]*[.E415]*([.J$2]/[.J$3]))+[.I$2]" office:value-type="float" office:value="-3284177">
            <text:p>-3284177</text:p>
          </table:table-cell>
          <table:table-cell table:formula="of:=[.J415]*[.E415]*(1/[.J$2])+[.I$1]" office:value-type="float" office:value="5236.1148109436">
            <text:p>5236</text:p>
          </table:table-cell>
          <table:table-cell table:formula="of:=[.F415]-[.K415]" office:value-type="float" office:value="-49.1148109436035">
            <text:p>-49</text:p>
          </table:table-cell>
        </table:table-row>
        <table:table-row table:style-name="ro1">
          <table:table-cell office:value-type="string">
            <text:p><text:s text:c="3"/>411</text:p>
          </table:table-cell>
          <table:table-cell office:value-type="string">
            <text:p><text:s text:c="3"/>1664</text:p>
          </table:table-cell>
          <table:table-cell office:value-type="string">
            <text:p><text:s text:c="3"/>5239</text:p>
          </table:table-cell>
          <table:table-cell office:value-type="string">
            <text:p><text:s text:c="6"/>2</text:p>
          </table:table-cell>
          <table:table-cell table:formula="of:=[.B416]/1" office:value-type="float" office:value="1664">
            <text:p>1664</text:p>
          </table:table-cell>
          <table:table-cell table:formula="of:=[.C416]/1" office:value-type="float" office:value="5239">
            <text:p>5239</text:p>
          </table:table-cell>
          <table:table-cell table:formula="of:=[.G$1]+[.E416]*([.G$2]+[.E416]*([.G$3]+[.G$4]*[.E416]))" office:value-type="float" office:value="5233.13255956726">
            <text:p>5233.133</text:p>
          </table:table-cell>
          <table:table-cell table:formula="of:=[.F416]-[.G416]" office:value-type="float" office:value="5.86744043273575">
            <text:p>5.867</text:p>
          </table:table-cell>
          <table:table-cell table:formula="of:=INT([.I$4]*[.E416]*([.J$3]/[.J$4])+[.I$3])" office:value-type="float" office:value="179607779">
            <text:p>179607779</text:p>
          </table:table-cell>
          <table:table-cell table:formula="of:=INT([.I416]*[.E416]*([.J$2]/[.J$3]))+[.I$2]" office:value-type="float" office:value="-3281320">
            <text:p>-3281320</text:p>
          </table:table-cell>
          <table:table-cell table:formula="of:=[.J416]*[.E416]*(1/[.J$2])+[.I$1]" office:value-type="float" office:value="5232.654296875">
            <text:p>5233</text:p>
          </table:table-cell>
          <table:table-cell table:formula="of:=[.F416]-[.K416]" office:value-type="float" office:value="6.345703125">
            <text:p>6</text:p>
          </table:table-cell>
        </table:table-row>
        <table:table-row table:style-name="ro1">
          <table:table-cell office:value-type="string">
            <text:p><text:s text:c="3"/>412</text:p>
          </table:table-cell>
          <table:table-cell office:value-type="string">
            <text:p><text:s text:c="3"/>1667</text:p>
          </table:table-cell>
          <table:table-cell office:value-type="string">
            <text:p><text:s text:c="3"/>5218</text:p>
          </table:table-cell>
          <table:table-cell office:value-type="string">
            <text:p><text:s text:c="6"/>2</text:p>
          </table:table-cell>
          <table:table-cell table:formula="of:=[.B417]/1" office:value-type="float" office:value="1667">
            <text:p>1667</text:p>
          </table:table-cell>
          <table:table-cell table:formula="of:=[.C417]/1" office:value-type="float" office:value="5218">
            <text:p>5218</text:p>
          </table:table-cell>
          <table:table-cell table:formula="of:=[.G$1]+[.E417]*([.G$2]+[.E417]*([.G$3]+[.G$4]*[.E417]))" office:value-type="float" office:value="5227.98689702667">
            <text:p>5227.987</text:p>
          </table:table-cell>
          <table:table-cell table:formula="of:=[.F417]-[.G417]" office:value-type="float" office:value="-9.98689702667252">
            <text:p>-9.987</text:p>
          </table:table-cell>
          <table:table-cell table:formula="of:=INT([.I$4]*[.E417]*([.J$3]/[.J$4])+[.I$3])" office:value-type="float" office:value="179621612">
            <text:p>179621612</text:p>
          </table:table-cell>
          <table:table-cell table:formula="of:=INT([.I417]*[.E417]*([.J$2]/[.J$3]))+[.I$2]" office:value-type="float" office:value="-3277033">
            <text:p>-3277033</text:p>
          </table:table-cell>
          <table:table-cell table:formula="of:=[.J417]*[.E417]*(1/[.J$2])+[.I$1]" office:value-type="float" office:value="5227.50916481018">
            <text:p>5228</text:p>
          </table:table-cell>
          <table:table-cell table:formula="of:=[.F417]-[.K417]" office:value-type="float" office:value="-9.50916481018066">
            <text:p>-10</text:p>
          </table:table-cell>
        </table:table-row>
        <table:table-row table:style-name="ro1">
          <table:table-cell office:value-type="string">
            <text:p><text:s text:c="3"/>413</text:p>
          </table:table-cell>
          <table:table-cell office:value-type="string">
            <text:p><text:s text:c="3"/>1669</text:p>
          </table:table-cell>
          <table:table-cell office:value-type="string">
            <text:p><text:s text:c="3"/>5198</text:p>
          </table:table-cell>
          <table:table-cell office:value-type="string">
            <text:p><text:s text:c="6"/>2</text:p>
          </table:table-cell>
          <table:table-cell table:formula="of:=[.B418]/1" office:value-type="float" office:value="1669">
            <text:p>1669</text:p>
          </table:table-cell>
          <table:table-cell table:formula="of:=[.C418]/1" office:value-type="float" office:value="5198">
            <text:p>5198</text:p>
          </table:table-cell>
          <table:table-cell table:formula="of:=[.G$1]+[.E418]*([.G$2]+[.E418]*([.G$3]+[.G$4]*[.E418]))" office:value-type="float" office:value="5224.58483016417">
            <text:p>5224.585</text:p>
          </table:table-cell>
          <table:table-cell table:formula="of:=[.F418]-[.G418]" office:value-type="float" office:value="-26.5848301641709">
            <text:p>-26.585</text:p>
          </table:table-cell>
          <table:table-cell table:formula="of:=INT([.I$4]*[.E418]*([.J$3]/[.J$4])+[.I$3])" office:value-type="float" office:value="179630834">
            <text:p>179630834</text:p>
          </table:table-cell>
          <table:table-cell table:formula="of:=INT([.I418]*[.E418]*([.J$2]/[.J$3]))+[.I$2]" office:value-type="float" office:value="-3274175">
            <text:p>-3274175</text:p>
          </table:table-cell>
          <table:table-cell table:formula="of:=[.J418]*[.E418]*(1/[.J$2])+[.I$1]" office:value-type="float" office:value="5224.10633277893">
            <text:p>5224</text:p>
          </table:table-cell>
          <table:table-cell table:formula="of:=[.F418]-[.K418]" office:value-type="float" office:value="-26.1063327789307">
            <text:p>-26</text:p>
          </table:table-cell>
        </table:table-row>
        <table:table-row table:style-name="ro1">
          <table:table-cell office:value-type="string">
            <text:p><text:s text:c="3"/>414</text:p>
          </table:table-cell>
          <table:table-cell office:value-type="string">
            <text:p><text:s text:c="3"/>1673</text:p>
          </table:table-cell>
          <table:table-cell office:value-type="string">
            <text:p><text:s text:c="3"/>5229</text:p>
          </table:table-cell>
          <table:table-cell office:value-type="string">
            <text:p><text:s text:c="6"/>3</text:p>
          </table:table-cell>
          <table:table-cell table:formula="of:=[.B419]/1" office:value-type="float" office:value="1673">
            <text:p>1673</text:p>
          </table:table-cell>
          <table:table-cell table:formula="of:=[.C419]/1" office:value-type="float" office:value="5229">
            <text:p>5229</text:p>
          </table:table-cell>
          <table:table-cell table:formula="of:=[.G$1]+[.E419]*([.G$2]+[.E419]*([.G$3]+[.G$4]*[.E419]))" office:value-type="float" office:value="5217.8488105277">
            <text:p>5217.849</text:p>
          </table:table-cell>
          <table:table-cell table:formula="of:=[.F419]-[.G419]" office:value-type="float" office:value="11.1511894722971">
            <text:p>11.151</text:p>
          </table:table-cell>
          <table:table-cell table:formula="of:=INT([.I$4]*[.E419]*([.J$3]/[.J$4])+[.I$3])" office:value-type="float" office:value="179649278">
            <text:p>179649278</text:p>
          </table:table-cell>
          <table:table-cell table:formula="of:=INT([.I419]*[.E419]*([.J$2]/[.J$3]))+[.I$2]" office:value-type="float" office:value="-3268457">
            <text:p>-3268457</text:p>
          </table:table-cell>
          <table:table-cell table:formula="of:=[.J419]*[.E419]*(1/[.J$2])+[.I$1]" office:value-type="float" office:value="5217.37246513367">
            <text:p>5217</text:p>
          </table:table-cell>
          <table:table-cell table:formula="of:=[.F419]-[.K419]" office:value-type="float" office:value="11.627534866333">
            <text:p>12</text:p>
          </table:table-cell>
        </table:table-row>
        <table:table-row table:style-name="ro1">
          <table:table-cell office:value-type="string">
            <text:p><text:s text:c="3"/>415</text:p>
          </table:table-cell>
          <table:table-cell office:value-type="string">
            <text:p><text:s text:c="3"/>1675</text:p>
          </table:table-cell>
          <table:table-cell office:value-type="string">
            <text:p><text:s text:c="3"/>5234</text:p>
          </table:table-cell>
          <table:table-cell office:value-type="string">
            <text:p><text:s text:c="6"/>4</text:p>
          </table:table-cell>
          <table:table-cell table:formula="of:=[.B420]/1" office:value-type="float" office:value="1675">
            <text:p>1675</text:p>
          </table:table-cell>
          <table:table-cell table:formula="of:=[.C420]/1" office:value-type="float" office:value="5234">
            <text:p>5234</text:p>
          </table:table-cell>
          <table:table-cell table:formula="of:=[.G$1]+[.E420]*([.G$2]+[.E420]*([.G$3]+[.G$4]*[.E420]))" office:value-type="float" office:value="5214.51486419534">
            <text:p>5214.515</text:p>
          </table:table-cell>
          <table:table-cell table:formula="of:=[.F420]-[.G420]" office:value-type="float" office:value="19.4851358046635">
            <text:p>19.485</text:p>
          </table:table-cell>
          <table:table-cell table:formula="of:=INT([.I$4]*[.E420]*([.J$3]/[.J$4])+[.I$3])" office:value-type="float" office:value="179658500">
            <text:p>179658500</text:p>
          </table:table-cell>
          <table:table-cell table:formula="of:=INT([.I420]*[.E420]*([.J$2]/[.J$3]))+[.I$2]" office:value-type="float" office:value="-3265598">
            <text:p>-3265598</text:p>
          </table:table-cell>
          <table:table-cell table:formula="of:=[.J420]*[.E420]*(1/[.J$2])+[.I$1]" office:value-type="float" office:value="5214.03824996948">
            <text:p>5214</text:p>
          </table:table-cell>
          <table:table-cell table:formula="of:=[.F420]-[.K420]" office:value-type="float" office:value="19.9617500305176">
            <text:p>20</text:p>
          </table:table-cell>
        </table:table-row>
        <table:table-row table:style-name="ro1">
          <table:table-cell office:value-type="string">
            <text:p><text:s text:c="3"/>416</text:p>
          </table:table-cell>
          <table:table-cell office:value-type="string">
            <text:p><text:s text:c="3"/>1678</text:p>
          </table:table-cell>
          <table:table-cell office:value-type="string">
            <text:p><text:s text:c="3"/>5234</text:p>
          </table:table-cell>
          <table:table-cell office:value-type="string">
            <text:p><text:s text:c="6"/>4</text:p>
          </table:table-cell>
          <table:table-cell table:formula="of:=[.B421]/1" office:value-type="float" office:value="1678">
            <text:p>1678</text:p>
          </table:table-cell>
          <table:table-cell table:formula="of:=[.C421]/1" office:value-type="float" office:value="5234">
            <text:p>5234</text:p>
          </table:table-cell>
          <table:table-cell table:formula="of:=[.G$1]+[.E421]*([.G$2]+[.E421]*([.G$3]+[.G$4]*[.E421]))" office:value-type="float" office:value="5209.55653311262">
            <text:p>5209.557</text:p>
          </table:table-cell>
          <table:table-cell table:formula="of:=[.F421]-[.G421]" office:value-type="float" office:value="24.4434668873764">
            <text:p>24.443</text:p>
          </table:table-cell>
          <table:table-cell table:formula="of:=INT([.I$4]*[.E421]*([.J$3]/[.J$4])+[.I$3])" office:value-type="float" office:value="179672333">
            <text:p>179672333</text:p>
          </table:table-cell>
          <table:table-cell table:formula="of:=INT([.I421]*[.E421]*([.J$2]/[.J$3]))+[.I$2]" office:value-type="float" office:value="-3261309">
            <text:p>-3261309</text:p>
          </table:table-cell>
          <table:table-cell table:formula="of:=[.J421]*[.E421]*(1/[.J$2])+[.I$1]" office:value-type="float" office:value="5209.07942581177">
            <text:p>5209</text:p>
          </table:table-cell>
          <table:table-cell table:formula="of:=[.F421]-[.K421]" office:value-type="float" office:value="24.9205741882324">
            <text:p>25</text:p>
          </table:table-cell>
        </table:table-row>
        <table:table-row table:style-name="ro1">
          <table:table-cell office:value-type="string">
            <text:p><text:s text:c="3"/>417</text:p>
          </table:table-cell>
          <table:table-cell office:value-type="string">
            <text:p><text:s text:c="3"/>1680</text:p>
          </table:table-cell>
          <table:table-cell office:value-type="string">
            <text:p><text:s text:c="3"/>5223</text:p>
          </table:table-cell>
          <table:table-cell office:value-type="string">
            <text:p><text:s text:c="6"/>4</text:p>
          </table:table-cell>
          <table:table-cell table:formula="of:=[.B422]/1" office:value-type="float" office:value="1680">
            <text:p>1680</text:p>
          </table:table-cell>
          <table:table-cell table:formula="of:=[.C422]/1" office:value-type="float" office:value="5223">
            <text:p>5223</text:p>
          </table:table-cell>
          <table:table-cell table:formula="of:=[.G$1]+[.E422]*([.G$2]+[.E422]*([.G$3]+[.G$4]*[.E422]))" office:value-type="float" office:value="5206.27937603171">
            <text:p>5206.279</text:p>
          </table:table-cell>
          <table:table-cell table:formula="of:=[.F422]-[.G422]" office:value-type="float" office:value="16.7206239682946">
            <text:p>16.721</text:p>
          </table:table-cell>
          <table:table-cell table:formula="of:=INT([.I$4]*[.E422]*([.J$3]/[.J$4])+[.I$3])" office:value-type="float" office:value="179681556">
            <text:p>179681556</text:p>
          </table:table-cell>
          <table:table-cell table:formula="of:=INT([.I422]*[.E422]*([.J$2]/[.J$3]))+[.I$2]" office:value-type="float" office:value="-3258449">
            <text:p>-3258449</text:p>
          </table:table-cell>
          <table:table-cell table:formula="of:=[.J422]*[.E422]*(1/[.J$2])+[.I$1]" office:value-type="float" office:value="5205.80294799805">
            <text:p>5206</text:p>
          </table:table-cell>
          <table:table-cell table:formula="of:=[.F422]-[.K422]" office:value-type="float" office:value="17.1970520019531">
            <text:p>17</text:p>
          </table:table-cell>
        </table:table-row>
        <table:table-row table:style-name="ro1">
          <table:table-cell office:value-type="string">
            <text:p><text:s text:c="3"/>418</text:p>
          </table:table-cell>
          <table:table-cell office:value-type="string">
            <text:p><text:s text:c="3"/>1682</text:p>
          </table:table-cell>
          <table:table-cell office:value-type="string">
            <text:p><text:s text:c="3"/>5218</text:p>
          </table:table-cell>
          <table:table-cell office:value-type="string">
            <text:p><text:s text:c="6"/>6</text:p>
          </table:table-cell>
          <table:table-cell table:formula="of:=[.B423]/1" office:value-type="float" office:value="1682">
            <text:p>1682</text:p>
          </table:table-cell>
          <table:table-cell table:formula="of:=[.C423]/1" office:value-type="float" office:value="5218">
            <text:p>5218</text:p>
          </table:table-cell>
          <table:table-cell table:formula="of:=[.G$1]+[.E423]*([.G$2]+[.E423]*([.G$3]+[.G$4]*[.E423]))" office:value-type="float" office:value="5203.02494028777">
            <text:p>5203.025</text:p>
          </table:table-cell>
          <table:table-cell table:formula="of:=[.F423]-[.G423]" office:value-type="float" office:value="14.9750597122311">
            <text:p>14.975</text:p>
          </table:table-cell>
          <table:table-cell table:formula="of:=INT([.I$4]*[.E423]*([.J$3]/[.J$4])+[.I$3])" office:value-type="float" office:value="179690778">
            <text:p>179690778</text:p>
          </table:table-cell>
          <table:table-cell table:formula="of:=INT([.I423]*[.E423]*([.J$2]/[.J$3]))+[.I$2]" office:value-type="float" office:value="-3255589">
            <text:p>-3255589</text:p>
          </table:table-cell>
          <table:table-cell table:formula="of:=[.J423]*[.E423]*(1/[.J$2])+[.I$1]" office:value-type="float" office:value="5202.54829025269">
            <text:p>5203</text:p>
          </table:table-cell>
          <table:table-cell table:formula="of:=[.F423]-[.K423]" office:value-type="float" office:value="15.4517097473145">
            <text:p>15</text:p>
          </table:table-cell>
        </table:table-row>
        <table:table-row table:style-name="ro1">
          <table:table-cell office:value-type="string">
            <text:p><text:s text:c="3"/>419</text:p>
          </table:table-cell>
          <table:table-cell office:value-type="string">
            <text:p><text:s text:c="3"/>1685</text:p>
          </table:table-cell>
          <table:table-cell office:value-type="string">
            <text:p><text:s text:c="3"/>5208</text:p>
          </table:table-cell>
          <table:table-cell office:value-type="string">
            <text:p><text:s text:c="5"/>43</text:p>
          </table:table-cell>
          <table:table-cell table:formula="of:=[.B424]/1" office:value-type="float" office:value="1685">
            <text:p>1685</text:p>
          </table:table-cell>
          <table:table-cell table:formula="of:=[.C424]/1" office:value-type="float" office:value="5208">
            <text:p>5208</text:p>
          </table:table-cell>
          <table:table-cell table:formula="of:=[.G$1]+[.E424]*([.G$2]+[.E424]*([.G$3]+[.G$4]*[.E424]))" office:value-type="float" office:value="5198.1858962242">
            <text:p>5198.186</text:p>
          </table:table-cell>
          <table:table-cell table:formula="of:=[.F424]-[.G424]" office:value-type="float" office:value="9.81410377580505">
            <text:p>9.814</text:p>
          </table:table-cell>
          <table:table-cell table:formula="of:=INT([.I$4]*[.E424]*([.J$3]/[.J$4])+[.I$3])" office:value-type="float" office:value="179704611">
            <text:p>179704611</text:p>
          </table:table-cell>
          <table:table-cell table:formula="of:=INT([.I424]*[.E424]*([.J$2]/[.J$3]))+[.I$2]" office:value-type="float" office:value="-3251299">
            <text:p>-3251299</text:p>
          </table:table-cell>
          <table:table-cell table:formula="of:=[.J424]*[.E424]*(1/[.J$2])+[.I$1]" office:value-type="float" office:value="5197.70721626282">
            <text:p>5198</text:p>
          </table:table-cell>
          <table:table-cell table:formula="of:=[.F424]-[.K424]" office:value-type="float" office:value="10.2927837371826">
            <text:p>10</text:p>
          </table:table-cell>
        </table:table-row>
        <table:table-row table:style-name="ro1">
          <table:table-cell office:value-type="string">
            <text:p><text:s text:c="3"/>420</text:p>
          </table:table-cell>
          <table:table-cell office:value-type="string">
            <text:p><text:s text:c="3"/>1689</text:p>
          </table:table-cell>
          <table:table-cell office:value-type="string">
            <text:p><text:s text:c="3"/>5172</text:p>
          </table:table-cell>
          <table:table-cell office:value-type="string">
            <text:p><text:s text:c="5"/>11</text:p>
          </table:table-cell>
          <table:table-cell table:formula="of:=[.B425]/1" office:value-type="float" office:value="1689">
            <text:p>1689</text:p>
          </table:table-cell>
          <table:table-cell table:formula="of:=[.C425]/1" office:value-type="float" office:value="5172">
            <text:p>5172</text:p>
          </table:table-cell>
          <table:table-cell table:formula="of:=[.G$1]+[.E425]*([.G$2]+[.E425]*([.G$3]+[.G$4]*[.E425]))" office:value-type="float" office:value="5191.81339221299">
            <text:p>5191.813</text:p>
          </table:table-cell>
          <table:table-cell table:formula="of:=[.F425]-[.G425]" office:value-type="float" office:value="-19.8133922129946">
            <text:p>-19.813</text:p>
          </table:table-cell>
          <table:table-cell table:formula="of:=INT([.I$4]*[.E425]*([.J$3]/[.J$4])+[.I$3])" office:value-type="float" office:value="179723055">
            <text:p>179723055</text:p>
          </table:table-cell>
          <table:table-cell table:formula="of:=INT([.I425]*[.E425]*([.J$2]/[.J$3]))+[.I$2]" office:value-type="float" office:value="-3245577">
            <text:p>-3245577</text:p>
          </table:table-cell>
          <table:table-cell table:formula="of:=[.J425]*[.E425]*(1/[.J$2])+[.I$1]" office:value-type="float" office:value="5191.33526420593">
            <text:p>5191</text:p>
          </table:table-cell>
          <table:table-cell table:formula="of:=[.F425]-[.K425]" office:value-type="float" office:value="-19.3352642059326">
            <text:p>-19</text:p>
          </table:table-cell>
        </table:table-row>
        <table:table-row table:style-name="ro1">
          <table:table-cell office:value-type="string">
            <text:p><text:s text:c="3"/>421</text:p>
          </table:table-cell>
          <table:table-cell office:value-type="string">
            <text:p><text:s text:c="3"/>1691</text:p>
          </table:table-cell>
          <table:table-cell office:value-type="string">
            <text:p><text:s text:c="3"/>5166</text:p>
          </table:table-cell>
          <table:table-cell office:value-type="string">
            <text:p><text:s text:c="6"/>4</text:p>
          </table:table-cell>
          <table:table-cell table:formula="of:=[.B426]/1" office:value-type="float" office:value="1691">
            <text:p>1691</text:p>
          </table:table-cell>
          <table:table-cell table:formula="of:=[.C426]/1" office:value-type="float" office:value="5166">
            <text:p>5166</text:p>
          </table:table-cell>
          <table:table-cell table:formula="of:=[.G$1]+[.E426]*([.G$2]+[.E426]*([.G$3]+[.G$4]*[.E426]))" office:value-type="float" office:value="5188.66124234286">
            <text:p>5188.661</text:p>
          </table:table-cell>
          <table:table-cell table:formula="of:=[.F426]-[.G426]" office:value-type="float" office:value="-22.6612423428614">
            <text:p>-22.661</text:p>
          </table:table-cell>
          <table:table-cell table:formula="of:=INT([.I$4]*[.E426]*([.J$3]/[.J$4])+[.I$3])" office:value-type="float" office:value="179732277">
            <text:p>179732277</text:p>
          </table:table-cell>
          <table:table-cell table:formula="of:=INT([.I426]*[.E426]*([.J$2]/[.J$3]))+[.I$2]" office:value-type="float" office:value="-3242715">
            <text:p>-3242715</text:p>
          </table:table-cell>
          <table:table-cell table:formula="of:=[.J426]*[.E426]*(1/[.J$2])+[.I$1]" office:value-type="float" office:value="5188.18525505066">
            <text:p>5188</text:p>
          </table:table-cell>
          <table:table-cell table:formula="of:=[.F426]-[.K426]" office:value-type="float" office:value="-22.1852550506592">
            <text:p>-22</text:p>
          </table:table-cell>
        </table:table-row>
        <table:table-row table:style-name="ro1">
          <table:table-cell office:value-type="string">
            <text:p><text:s text:c="3"/>422</text:p>
          </table:table-cell>
          <table:table-cell office:value-type="string">
            <text:p><text:s text:c="3"/>1694</text:p>
          </table:table-cell>
          <table:table-cell office:value-type="string">
            <text:p><text:s text:c="3"/>5173</text:p>
          </table:table-cell>
          <table:table-cell office:value-type="string">
            <text:p><text:s text:c="6"/>3</text:p>
          </table:table-cell>
          <table:table-cell table:formula="of:=[.B427]/1" office:value-type="float" office:value="1694">
            <text:p>1694</text:p>
          </table:table-cell>
          <table:table-cell table:formula="of:=[.C427]/1" office:value-type="float" office:value="5173">
            <text:p>5173</text:p>
          </table:table-cell>
          <table:table-cell table:formula="of:=[.G$1]+[.E427]*([.G$2]+[.E427]*([.G$3]+[.G$4]*[.E427]))" office:value-type="float" office:value="5183.9756542655">
            <text:p>5183.976</text:p>
          </table:table-cell>
          <table:table-cell table:formula="of:=[.F427]-[.G427]" office:value-type="float" office:value="-10.9756542654995">
            <text:p>-10.976</text:p>
          </table:table-cell>
          <table:table-cell table:formula="of:=INT([.I$4]*[.E427]*([.J$3]/[.J$4])+[.I$3])" office:value-type="float" office:value="179746110">
            <text:p>179746110</text:p>
          </table:table-cell>
          <table:table-cell table:formula="of:=INT([.I427]*[.E427]*([.J$2]/[.J$3]))+[.I$2]" office:value-type="float" office:value="-3238423">
            <text:p>-3238423</text:p>
          </table:table-cell>
          <table:table-cell table:formula="of:=[.J427]*[.E427]*(1/[.J$2])+[.I$1]" office:value-type="float" office:value="5183.49795150757">
            <text:p>5183</text:p>
          </table:table-cell>
          <table:table-cell table:formula="of:=[.F427]-[.K427]" office:value-type="float" office:value="-10.4979515075684">
            <text:p>-10</text:p>
          </table:table-cell>
        </table:table-row>
        <table:table-row table:style-name="ro1">
          <table:table-cell office:value-type="string">
            <text:p><text:s text:c="3"/>423</text:p>
          </table:table-cell>
          <table:table-cell office:value-type="string">
            <text:p><text:s text:c="3"/>1696</text:p>
          </table:table-cell>
          <table:table-cell office:value-type="string">
            <text:p><text:s text:c="3"/>5135</text:p>
          </table:table-cell>
          <table:table-cell office:value-type="string">
            <text:p><text:s text:c="6"/>2</text:p>
          </table:table-cell>
          <table:table-cell table:formula="of:=[.B428]/1" office:value-type="float" office:value="1696">
            <text:p>1696</text:p>
          </table:table-cell>
          <table:table-cell table:formula="of:=[.C428]/1" office:value-type="float" office:value="5135">
            <text:p>5135</text:p>
          </table:table-cell>
          <table:table-cell table:formula="of:=[.G$1]+[.E428]*([.G$2]+[.E428]*([.G$3]+[.G$4]*[.E428]))" office:value-type="float" office:value="5180.88035806282">
            <text:p>5180.880</text:p>
          </table:table-cell>
          <table:table-cell table:formula="of:=[.F428]-[.G428]" office:value-type="float" office:value="-45.8803580628155">
            <text:p>-45.880</text:p>
          </table:table-cell>
          <table:table-cell table:formula="of:=INT([.I$4]*[.E428]*([.J$3]/[.J$4])+[.I$3])" office:value-type="float" office:value="179755333">
            <text:p>179755333</text:p>
          </table:table-cell>
          <table:table-cell table:formula="of:=INT([.I428]*[.E428]*([.J$2]/[.J$3]))+[.I$2]" office:value-type="float" office:value="-3235561">
            <text:p>-3235561</text:p>
          </table:table-cell>
          <table:table-cell table:formula="of:=[.J428]*[.E428]*(1/[.J$2])+[.I$1]" office:value-type="float" office:value="5180.40252685547">
            <text:p>5180</text:p>
          </table:table-cell>
          <table:table-cell table:formula="of:=[.F428]-[.K428]" office:value-type="float" office:value="-45.4025268554688">
            <text:p>-45</text:p>
          </table:table-cell>
        </table:table-row>
        <table:table-row table:style-name="ro1">
          <table:table-cell office:value-type="string">
            <text:p><text:s text:c="3"/>424</text:p>
          </table:table-cell>
          <table:table-cell office:value-type="string">
            <text:p><text:s text:c="3"/>1698</text:p>
          </table:table-cell>
          <table:table-cell office:value-type="string">
            <text:p><text:s text:c="3"/>5135</text:p>
          </table:table-cell>
          <table:table-cell office:value-type="string">
            <text:p><text:s text:c="6"/>2</text:p>
          </table:table-cell>
          <table:table-cell table:formula="of:=[.B429]/1" office:value-type="float" office:value="1698">
            <text:p>1698</text:p>
          </table:table-cell>
          <table:table-cell table:formula="of:=[.C429]/1" office:value-type="float" office:value="5135">
            <text:p>5135</text:p>
          </table:table-cell>
          <table:table-cell table:formula="of:=[.G$1]+[.E429]*([.G$2]+[.E429]*([.G$3]+[.G$4]*[.E429]))" office:value-type="float" office:value="5177.80780896351">
            <text:p>5177.808</text:p>
          </table:table-cell>
          <table:table-cell table:formula="of:=[.F429]-[.G429]" office:value-type="float" office:value="-42.8078089635092">
            <text:p>-42.808</text:p>
          </table:table-cell>
          <table:table-cell table:formula="of:=INT([.I$4]*[.E429]*([.J$3]/[.J$4])+[.I$3])" office:value-type="float" office:value="179764555">
            <text:p>179764555</text:p>
          </table:table-cell>
          <table:table-cell table:formula="of:=INT([.I429]*[.E429]*([.J$2]/[.J$3]))+[.I$2]" office:value-type="float" office:value="-3232698">
            <text:p>-3232698</text:p>
          </table:table-cell>
          <table:table-cell table:formula="of:=[.J429]*[.E429]*(1/[.J$2])+[.I$1]" office:value-type="float" office:value="5177.3321762085">
            <text:p>5177</text:p>
          </table:table-cell>
          <table:table-cell table:formula="of:=[.F429]-[.K429]" office:value-type="float" office:value="-42.3321762084961">
            <text:p>-42</text:p>
          </table:table-cell>
        </table:table-row>
        <table:table-row table:style-name="ro1">
          <table:table-cell office:value-type="string">
            <text:p><text:s text:c="3"/>425</text:p>
          </table:table-cell>
          <table:table-cell office:value-type="string">
            <text:p><text:s text:c="3"/>1701</text:p>
          </table:table-cell>
          <table:table-cell office:value-type="string">
            <text:p><text:s text:c="3"/>5208</text:p>
          </table:table-cell>
          <table:table-cell office:value-type="string">
            <text:p><text:s text:c="6"/>1</text:p>
          </table:table-cell>
          <table:table-cell table:formula="of:=[.B430]/1" office:value-type="float" office:value="1701">
            <text:p>1701</text:p>
          </table:table-cell>
          <table:table-cell table:formula="of:=[.C430]/1" office:value-type="float" office:value="5208">
            <text:p>5208</text:p>
          </table:table-cell>
          <table:table-cell table:formula="of:=[.G$1]+[.E430]*([.G$2]+[.E430]*([.G$3]+[.G$4]*[.E430]))" office:value-type="float" office:value="5173.24164317889">
            <text:p>5173.242</text:p>
          </table:table-cell>
          <table:table-cell table:formula="of:=[.F430]-[.G430]" office:value-type="float" office:value="34.7583568211139">
            <text:p>34.758</text:p>
          </table:table-cell>
          <table:table-cell table:formula="of:=INT([.I$4]*[.E430]*([.J$3]/[.J$4])+[.I$3])" office:value-type="float" office:value="179778388">
            <text:p>179778388</text:p>
          </table:table-cell>
          <table:table-cell table:formula="of:=INT([.I430]*[.E430]*([.J$2]/[.J$3]))+[.I$2]" office:value-type="float" office:value="-3228404">
            <text:p>-3228404</text:p>
          </table:table-cell>
          <table:table-cell table:formula="of:=[.J430]*[.E430]*(1/[.J$2])+[.I$1]" office:value-type="float" office:value="5172.76598358154">
            <text:p>5173</text:p>
          </table:table-cell>
          <table:table-cell table:formula="of:=[.F430]-[.K430]" office:value-type="float" office:value="35.234016418457">
            <text:p>35</text:p>
          </table:table-cell>
        </table:table-row>
        <table:table-row table:style-name="ro1">
          <table:table-cell office:value-type="string">
            <text:p><text:s text:c="3"/>426</text:p>
          </table:table-cell>
          <table:table-cell office:value-type="string">
            <text:p><text:s text:c="3"/>1703</text:p>
          </table:table-cell>
          <table:table-cell office:value-type="string">
            <text:p><text:s text:c="3"/>5125</text:p>
          </table:table-cell>
          <table:table-cell office:value-type="string">
            <text:p><text:s text:c="6"/>1</text:p>
          </table:table-cell>
          <table:table-cell table:formula="of:=[.B431]/1" office:value-type="float" office:value="1703">
            <text:p>1703</text:p>
          </table:table-cell>
          <table:table-cell table:formula="of:=[.C431]/1" office:value-type="float" office:value="5125">
            <text:p>5125</text:p>
          </table:table-cell>
          <table:table-cell table:formula="of:=[.G$1]+[.E431]*([.G$2]+[.E431]*([.G$3]+[.G$4]*[.E431]))" office:value-type="float" office:value="5170.22597592903">
            <text:p>5170.226</text:p>
          </table:table-cell>
          <table:table-cell table:formula="of:=[.F431]-[.G431]" office:value-type="float" office:value="-45.22597592903">
            <text:p>-45.226</text:p>
          </table:table-cell>
          <table:table-cell table:formula="of:=INT([.I$4]*[.E431]*([.J$3]/[.J$4])+[.I$3])" office:value-type="float" office:value="179787610">
            <text:p>179787610</text:p>
          </table:table-cell>
          <table:table-cell table:formula="of:=INT([.I431]*[.E431]*([.J$2]/[.J$3]))+[.I$2]" office:value-type="float" office:value="-3225541">
            <text:p>-3225541</text:p>
          </table:table-cell>
          <table:table-cell table:formula="of:=[.J431]*[.E431]*(1/[.J$2])+[.I$1]" office:value-type="float" office:value="5169.75023841858">
            <text:p>5170</text:p>
          </table:table-cell>
          <table:table-cell table:formula="of:=[.F431]-[.K431]" office:value-type="float" office:value="-44.7502384185791">
            <text:p>-45</text:p>
          </table:table-cell>
        </table:table-row>
        <table:table-row table:style-name="ro1">
          <table:table-cell office:value-type="string">
            <text:p><text:s text:c="3"/>427</text:p>
          </table:table-cell>
          <table:table-cell office:value-type="string">
            <text:p><text:s text:c="3"/>1707</text:p>
          </table:table-cell>
          <table:table-cell office:value-type="string">
            <text:p><text:s text:c="3"/>5093</text:p>
          </table:table-cell>
          <table:table-cell office:value-type="string">
            <text:p><text:s text:c="6"/>2</text:p>
          </table:table-cell>
          <table:table-cell table:formula="of:=[.B432]/1" office:value-type="float" office:value="1707">
            <text:p>1707</text:p>
          </table:table-cell>
          <table:table-cell table:formula="of:=[.C432]/1" office:value-type="float" office:value="5093">
            <text:p>5093</text:p>
          </table:table-cell>
          <table:table-cell table:formula="of:=[.G$1]+[.E432]*([.G$2]+[.E432]*([.G$3]+[.G$4]*[.E432]))" office:value-type="float" office:value="5164.26291977865">
            <text:p>5164.263</text:p>
          </table:table-cell>
          <table:table-cell table:formula="of:=[.F432]-[.G432]" office:value-type="float" office:value="-71.2629197786537">
            <text:p>-71.263</text:p>
          </table:table-cell>
          <table:table-cell table:formula="of:=INT([.I$4]*[.E432]*([.J$3]/[.J$4])+[.I$3])" office:value-type="float" office:value="179806054">
            <text:p>179806054</text:p>
          </table:table-cell>
          <table:table-cell table:formula="of:=INT([.I432]*[.E432]*([.J$2]/[.J$3]))+[.I$2]" office:value-type="float" office:value="-3219815">
            <text:p>-3219815</text:p>
          </table:table-cell>
          <table:table-cell table:formula="of:=[.J432]*[.E432]*(1/[.J$2])+[.I$1]" office:value-type="float" office:value="5163.78427696228">
            <text:p>5164</text:p>
          </table:table-cell>
          <table:table-cell table:formula="of:=[.F432]-[.K432]" office:value-type="float" office:value="-70.7842769622803">
            <text:p>-71</text:p>
          </table:table-cell>
        </table:table-row>
        <table:table-row table:style-name="ro1">
          <table:table-cell office:value-type="string">
            <text:p><text:s text:c="3"/>428</text:p>
          </table:table-cell>
          <table:table-cell office:value-type="string">
            <text:p><text:s text:c="3"/>1710</text:p>
          </table:table-cell>
          <table:table-cell office:value-type="string">
            <text:p><text:s text:c="3"/>5062</text:p>
          </table:table-cell>
          <table:table-cell office:value-type="string">
            <text:p><text:s text:c="6"/>1</text:p>
          </table:table-cell>
          <table:table-cell table:formula="of:=[.B433]/1" office:value-type="float" office:value="1710">
            <text:p>1710</text:p>
          </table:table-cell>
          <table:table-cell table:formula="of:=[.C433]/1" office:value-type="float" office:value="5062">
            <text:p>5062</text:p>
          </table:table-cell>
          <table:table-cell table:formula="of:=[.G$1]+[.E433]*([.G$2]+[.E433]*([.G$3]+[.G$4]*[.E433]))" office:value-type="float" office:value="5159.85038390344">
            <text:p>5159.850</text:p>
          </table:table-cell>
          <table:table-cell table:formula="of:=[.F433]-[.G433]" office:value-type="float" office:value="-97.8503839034402">
            <text:p>-97.850</text:p>
          </table:table-cell>
          <table:table-cell table:formula="of:=INT([.I$4]*[.E433]*([.J$3]/[.J$4])+[.I$3])" office:value-type="float" office:value="179819887">
            <text:p>179819887</text:p>
          </table:table-cell>
          <table:table-cell table:formula="of:=INT([.I433]*[.E433]*([.J$2]/[.J$3]))+[.I$2]" office:value-type="float" office:value="-3215519">
            <text:p>-3215519</text:p>
          </table:table-cell>
          <table:table-cell table:formula="of:=[.J433]*[.E433]*(1/[.J$2])+[.I$1]" office:value-type="float" office:value="5159.37203598022">
            <text:p>5159</text:p>
          </table:table-cell>
          <table:table-cell table:formula="of:=[.F433]-[.K433]" office:value-type="float" office:value="-97.3720359802246">
            <text:p>-97</text:p>
          </table:table-cell>
        </table:table-row>
        <table:table-row table:style-name="ro1">
          <table:table-cell office:value-type="string">
            <text:p><text:s text:c="3"/>429</text:p>
          </table:table-cell>
          <table:table-cell office:value-type="string">
            <text:p><text:s text:c="3"/>1712</text:p>
          </table:table-cell>
          <table:table-cell office:value-type="string">
            <text:p><text:s text:c="3"/>5167</text:p>
          </table:table-cell>
          <table:table-cell office:value-type="string">
            <text:p><text:s text:c="6"/>1</text:p>
          </table:table-cell>
          <table:table-cell table:formula="of:=[.B434]/1" office:value-type="float" office:value="1712">
            <text:p>1712</text:p>
          </table:table-cell>
          <table:table-cell table:formula="of:=[.C434]/1" office:value-type="float" office:value="5167">
            <text:p>5167</text:p>
          </table:table-cell>
          <table:table-cell table:formula="of:=[.G$1]+[.E434]*([.G$2]+[.E434]*([.G$3]+[.G$4]*[.E434]))" office:value-type="float" office:value="5156.93715471019">
            <text:p>5156.937</text:p>
          </table:table-cell>
          <table:table-cell table:formula="of:=[.F434]-[.G434]" office:value-type="float" office:value="10.0628452898109">
            <text:p>10.063</text:p>
          </table:table-cell>
          <table:table-cell table:formula="of:=INT([.I$4]*[.E434]*([.J$3]/[.J$4])+[.I$3])" office:value-type="float" office:value="179829110">
            <text:p>179829110</text:p>
          </table:table-cell>
          <table:table-cell table:formula="of:=INT([.I434]*[.E434]*([.J$2]/[.J$3]))+[.I$2]" office:value-type="float" office:value="-3212654">
            <text:p>-3212654</text:p>
          </table:table-cell>
          <table:table-cell table:formula="of:=[.J434]*[.E434]*(1/[.J$2])+[.I$1]" office:value-type="float" office:value="5156.46112060547">
            <text:p>5156</text:p>
          </table:table-cell>
          <table:table-cell table:formula="of:=[.F434]-[.K434]" office:value-type="float" office:value="10.5388793945313">
            <text:p>11</text:p>
          </table:table-cell>
        </table:table-row>
        <table:table-row table:style-name="ro1">
          <table:table-cell office:value-type="string">
            <text:p><text:s text:c="3"/>430</text:p>
          </table:table-cell>
          <table:table-cell office:value-type="string">
            <text:p><text:s text:c="3"/>1714</text:p>
          </table:table-cell>
          <table:table-cell office:value-type="string">
            <text:p><text:s text:c="3"/>5104</text:p>
          </table:table-cell>
          <table:table-cell office:value-type="string">
            <text:p><text:s text:c="6"/>1</text:p>
          </table:table-cell>
          <table:table-cell table:formula="of:=[.B435]/1" office:value-type="float" office:value="1714">
            <text:p>1714</text:p>
          </table:table-cell>
          <table:table-cell table:formula="of:=[.C435]/1" office:value-type="float" office:value="5104">
            <text:p>5104</text:p>
          </table:table-cell>
          <table:table-cell table:formula="of:=[.G$1]+[.E435]*([.G$2]+[.E435]*([.G$3]+[.G$4]*[.E435]))" office:value-type="float" office:value="5154.04669838672">
            <text:p>5154.047</text:p>
          </table:table-cell>
          <table:table-cell table:formula="of:=[.F435]-[.G435]" office:value-type="float" office:value="-50.0466983867173">
            <text:p>-50.047</text:p>
          </table:table-cell>
          <table:table-cell table:formula="of:=INT([.I$4]*[.E435]*([.J$3]/[.J$4])+[.I$3])" office:value-type="float" office:value="179838332">
            <text:p>179838332</text:p>
          </table:table-cell>
          <table:table-cell table:formula="of:=INT([.I435]*[.E435]*([.J$2]/[.J$3]))+[.I$2]" office:value-type="float" office:value="-3209790">
            <text:p>-3209790</text:p>
          </table:table-cell>
          <table:table-cell table:formula="of:=[.J435]*[.E435]*(1/[.J$2])+[.I$1]" office:value-type="float" office:value="5153.56879425049">
            <text:p>5154</text:p>
          </table:table-cell>
          <table:table-cell table:formula="of:=[.F435]-[.K435]" office:value-type="float" office:value="-49.5687942504883">
            <text:p>-50</text:p>
          </table:table-cell>
        </table:table-row>
        <table:table-row table:style-name="ro1">
          <table:table-cell office:value-type="string">
            <text:p><text:s text:c="3"/>431</text:p>
          </table:table-cell>
          <table:table-cell office:value-type="string">
            <text:p><text:s text:c="3"/>1717</text:p>
          </table:table-cell>
          <table:table-cell office:value-type="string">
            <text:p><text:s text:c="3"/>5062</text:p>
          </table:table-cell>
          <table:table-cell office:value-type="string">
            <text:p><text:s text:c="6"/>1</text:p>
          </table:table-cell>
          <table:table-cell table:formula="of:=[.B436]/1" office:value-type="float" office:value="1717">
            <text:p>1717</text:p>
          </table:table-cell>
          <table:table-cell table:formula="of:=[.C436]/1" office:value-type="float" office:value="5062">
            <text:p>5062</text:p>
          </table:table-cell>
          <table:table-cell table:formula="of:=[.G$1]+[.E436]*([.G$2]+[.E436]*([.G$3]+[.G$4]*[.E436]))" office:value-type="float" office:value="5149.75372007784">
            <text:p>5149.754</text:p>
          </table:table-cell>
          <table:table-cell table:formula="of:=[.F436]-[.G436]" office:value-type="float" office:value="-87.7537200778443">
            <text:p>-87.754</text:p>
          </table:table-cell>
          <table:table-cell table:formula="of:=INT([.I$4]*[.E436]*([.J$3]/[.J$4])+[.I$3])" office:value-type="float" office:value="179852165">
            <text:p>179852165</text:p>
          </table:table-cell>
          <table:table-cell table:formula="of:=INT([.I436]*[.E436]*([.J$2]/[.J$3]))+[.I$2]" office:value-type="float" office:value="-3205492">
            <text:p>-3205492</text:p>
          </table:table-cell>
          <table:table-cell table:formula="of:=[.J436]*[.E436]*(1/[.J$2])+[.I$1]" office:value-type="float" office:value="5149.27782440186">
            <text:p>5149</text:p>
          </table:table-cell>
          <table:table-cell table:formula="of:=[.F436]-[.K436]" office:value-type="float" office:value="-87.2778244018555">
            <text:p>-87</text:p>
          </table:table-cell>
        </table:table-row>
        <table:table-row table:style-name="ro1">
          <table:table-cell office:value-type="string">
            <text:p><text:s text:c="3"/>432</text:p>
          </table:table-cell>
          <table:table-cell office:value-type="string">
            <text:p><text:s text:c="3"/>1719</text:p>
          </table:table-cell>
          <table:table-cell office:value-type="string">
            <text:p><text:s text:c="3"/>5104</text:p>
          </table:table-cell>
          <table:table-cell office:value-type="string">
            <text:p><text:s text:c="6"/>1</text:p>
          </table:table-cell>
          <table:table-cell table:formula="of:=[.B437]/1" office:value-type="float" office:value="1719">
            <text:p>1719</text:p>
          </table:table-cell>
          <table:table-cell table:formula="of:=[.C437]/1" office:value-type="float" office:value="5104">
            <text:p>5104</text:p>
          </table:table-cell>
          <table:table-cell table:formula="of:=[.G$1]+[.E437]*([.G$2]+[.E437]*([.G$3]+[.G$4]*[.E437]))" office:value-type="float" office:value="5146.92021001982">
            <text:p>5146.920</text:p>
          </table:table-cell>
          <table:table-cell table:formula="of:=[.F437]-[.G437]" office:value-type="float" office:value="-42.9202100198199">
            <text:p>-42.920</text:p>
          </table:table-cell>
          <table:table-cell table:formula="of:=INT([.I$4]*[.E437]*([.J$3]/[.J$4])+[.I$3])" office:value-type="float" office:value="179861387">
            <text:p>179861387</text:p>
          </table:table-cell>
          <table:table-cell table:formula="of:=INT([.I437]*[.E437]*([.J$2]/[.J$3]))+[.I$2]" office:value-type="float" office:value="-3202627">
            <text:p>-3202627</text:p>
          </table:table-cell>
          <table:table-cell table:formula="of:=[.J437]*[.E437]*(1/[.J$2])+[.I$1]" office:value-type="float" office:value="5146.44341087341">
            <text:p>5146</text:p>
          </table:table-cell>
          <table:table-cell table:formula="of:=[.F437]-[.K437]" office:value-type="float" office:value="-42.4434108734131">
            <text:p>-42</text:p>
          </table:table-cell>
        </table:table-row>
        <table:table-row table:style-name="ro1">
          <table:table-cell office:value-type="string">
            <text:p><text:s text:c="3"/>433</text:p>
          </table:table-cell>
          <table:table-cell office:value-type="string">
            <text:p><text:s text:c="3"/>1723</text:p>
          </table:table-cell>
          <table:table-cell office:value-type="string">
            <text:p><text:s text:c="3"/>5083</text:p>
          </table:table-cell>
          <table:table-cell office:value-type="string">
            <text:p><text:s text:c="6"/>1</text:p>
          </table:table-cell>
          <table:table-cell table:formula="of:=[.B438]/1" office:value-type="float" office:value="1723">
            <text:p>1723</text:p>
          </table:table-cell>
          <table:table-cell table:formula="of:=[.C438]/1" office:value-type="float" office:value="5083">
            <text:p>5083</text:p>
          </table:table-cell>
          <table:table-cell table:formula="of:=[.G$1]+[.E438]*([.G$2]+[.E438]*([.G$3]+[.G$4]*[.E438]))" office:value-type="float" office:value="5141.32154555231">
            <text:p>5141.322</text:p>
          </table:table-cell>
          <table:table-cell table:formula="of:=[.F438]-[.G438]" office:value-type="float" office:value="-58.3215455523095">
            <text:p>-58.322</text:p>
          </table:table-cell>
          <table:table-cell table:formula="of:=INT([.I$4]*[.E438]*([.J$3]/[.J$4])+[.I$3])" office:value-type="float" office:value="179879831">
            <text:p>179879831</text:p>
          </table:table-cell>
          <table:table-cell table:formula="of:=INT([.I438]*[.E438]*([.J$2]/[.J$3]))+[.I$2]" office:value-type="float" office:value="-3196896">
            <text:p>-3196896</text:p>
          </table:table-cell>
          <table:table-cell table:formula="of:=[.J438]*[.E438]*(1/[.J$2])+[.I$1]" office:value-type="float" office:value="5140.84344482422">
            <text:p>5141</text:p>
          </table:table-cell>
          <table:table-cell table:formula="of:=[.F438]-[.K438]" office:value-type="float" office:value="-57.8434448242188">
            <text:p>-58</text:p>
          </table:table-cell>
        </table:table-row>
        <table:table-row table:style-name="ro1">
          <table:table-cell office:value-type="string">
            <text:p><text:s text:c="3"/>434</text:p>
          </table:table-cell>
          <table:table-cell office:value-type="string">
            <text:p><text:s text:c="3"/>1726</text:p>
          </table:table-cell>
          <table:table-cell office:value-type="string">
            <text:p><text:s text:c="3"/>5125</text:p>
          </table:table-cell>
          <table:table-cell office:value-type="string">
            <text:p><text:s text:c="6"/>1</text:p>
          </table:table-cell>
          <table:table-cell table:formula="of:=[.B439]/1" office:value-type="float" office:value="1726">
            <text:p>1726</text:p>
          </table:table-cell>
          <table:table-cell table:formula="of:=[.C439]/1" office:value-type="float" office:value="5125">
            <text:p>5125</text:p>
          </table:table-cell>
          <table:table-cell table:formula="of:=[.G$1]+[.E439]*([.G$2]+[.E439]*([.G$3]+[.G$4]*[.E439]))" office:value-type="float" office:value="5137.18237107605">
            <text:p>5137.182</text:p>
          </table:table-cell>
          <table:table-cell table:formula="of:=[.F439]-[.G439]" office:value-type="float" office:value="-12.1823710760455">
            <text:p>-12.182</text:p>
          </table:table-cell>
          <table:table-cell table:formula="of:=INT([.I$4]*[.E439]*([.J$3]/[.J$4])+[.I$3])" office:value-type="float" office:value="179893664">
            <text:p>179893664</text:p>
          </table:table-cell>
          <table:table-cell table:formula="of:=INT([.I439]*[.E439]*([.J$2]/[.J$3]))+[.I$2]" office:value-type="float" office:value="-3192596">
            <text:p>-3192596</text:p>
          </table:table-cell>
          <table:table-cell table:formula="of:=[.J439]*[.E439]*(1/[.J$2])+[.I$1]" office:value-type="float" office:value="5136.7066192627">
            <text:p>5137</text:p>
          </table:table-cell>
          <table:table-cell table:formula="of:=[.F439]-[.K439]" office:value-type="float" office:value="-11.7066192626953">
            <text:p>-12</text:p>
          </table:table-cell>
        </table:table-row>
        <table:table-row table:style-name="ro1">
          <table:table-cell office:value-type="string">
            <text:p><text:s text:c="3"/>435</text:p>
          </table:table-cell>
          <table:table-cell office:value-type="string">
            <text:p><text:s text:c="3"/>1728</text:p>
          </table:table-cell>
          <table:table-cell office:value-type="string">
            <text:p><text:s text:c="3"/>5062</text:p>
          </table:table-cell>
          <table:table-cell office:value-type="string">
            <text:p><text:s text:c="6"/>1</text:p>
          </table:table-cell>
          <table:table-cell table:formula="of:=[.B440]/1" office:value-type="float" office:value="1728">
            <text:p>1728</text:p>
          </table:table-cell>
          <table:table-cell table:formula="of:=[.C440]/1" office:value-type="float" office:value="5062">
            <text:p>5062</text:p>
          </table:table-cell>
          <table:table-cell table:formula="of:=[.G$1]+[.E440]*([.G$2]+[.E440]*([.G$3]+[.G$4]*[.E440]))" office:value-type="float" office:value="5134.45141502343">
            <text:p>5134.451</text:p>
          </table:table-cell>
          <table:table-cell table:formula="of:=[.F440]-[.G440]" office:value-type="float" office:value="-72.4514150234281">
            <text:p>-72.451</text:p>
          </table:table-cell>
          <table:table-cell table:formula="of:=INT([.I$4]*[.E440]*([.J$3]/[.J$4])+[.I$3])" office:value-type="float" office:value="179902887">
            <text:p>179902887</text:p>
          </table:table-cell>
          <table:table-cell table:formula="of:=INT([.I440]*[.E440]*([.J$2]/[.J$3]))+[.I$2]" office:value-type="float" office:value="-3189730">
            <text:p>-3189730</text:p>
          </table:table-cell>
          <table:table-cell table:formula="of:=[.J440]*[.E440]*(1/[.J$2])+[.I$1]" office:value-type="float" office:value="5133.97387695313">
            <text:p>5134</text:p>
          </table:table-cell>
          <table:table-cell table:formula="of:=[.F440]-[.K440]" office:value-type="float" office:value="-71.973876953125">
            <text:p>-72</text:p>
          </table:table-cell>
        </table:table-row>
        <table:table-row table:style-name="ro1">
          <table:table-cell office:value-type="string">
            <text:p><text:s text:c="3"/>436</text:p>
          </table:table-cell>
          <table:table-cell office:value-type="string">
            <text:p><text:s text:c="3"/>1730</text:p>
          </table:table-cell>
          <table:table-cell office:value-type="string">
            <text:p><text:s text:c="3"/>5083</text:p>
          </table:table-cell>
          <table:table-cell office:value-type="string">
            <text:p><text:s text:c="6"/>1</text:p>
          </table:table-cell>
          <table:table-cell table:formula="of:=[.B441]/1" office:value-type="float" office:value="1730">
            <text:p>1730</text:p>
          </table:table-cell>
          <table:table-cell table:formula="of:=[.C441]/1" office:value-type="float" office:value="5083">
            <text:p>5083</text:p>
          </table:table-cell>
          <table:table-cell table:formula="of:=[.G$1]+[.E441]*([.G$2]+[.E441]*([.G$3]+[.G$4]*[.E441]))" office:value-type="float" office:value="5131.74325760699">
            <text:p>5131.743</text:p>
          </table:table-cell>
          <table:table-cell table:formula="of:=[.F441]-[.G441]" office:value-type="float" office:value="-48.7432576069896">
            <text:p>-48.743</text:p>
          </table:table-cell>
          <table:table-cell table:formula="of:=INT([.I$4]*[.E441]*([.J$3]/[.J$4])+[.I$3])" office:value-type="float" office:value="179912109">
            <text:p>179912109</text:p>
          </table:table-cell>
          <table:table-cell table:formula="of:=INT([.I441]*[.E441]*([.J$2]/[.J$3]))+[.I$2]" office:value-type="float" office:value="-3186863">
            <text:p>-3186863</text:p>
          </table:table-cell>
          <table:table-cell table:formula="of:=[.J441]*[.E441]*(1/[.J$2])+[.I$1]" office:value-type="float" office:value="5131.26630020142">
            <text:p>5131</text:p>
          </table:table-cell>
          <table:table-cell table:formula="of:=[.F441]-[.K441]" office:value-type="float" office:value="-48.266300201416">
            <text:p>-48</text:p>
          </table:table-cell>
        </table:table-row>
        <table:table-row table:style-name="ro1">
          <table:table-cell office:value-type="string">
            <text:p><text:s text:c="3"/>437</text:p>
          </table:table-cell>
          <table:table-cell office:value-type="string">
            <text:p><text:s text:c="3"/>1733</text:p>
          </table:table-cell>
          <table:table-cell office:value-type="string">
            <text:p><text:s text:c="3"/>5062</text:p>
          </table:table-cell>
          <table:table-cell office:value-type="string">
            <text:p><text:s text:c="6"/>1</text:p>
          </table:table-cell>
          <table:table-cell table:formula="of:=[.B442]/1" office:value-type="float" office:value="1733">
            <text:p>1733</text:p>
          </table:table-cell>
          <table:table-cell table:formula="of:=[.C442]/1" office:value-type="float" office:value="5062">
            <text:p>5062</text:p>
          </table:table-cell>
          <table:table-cell table:formula="of:=[.G$1]+[.E442]*([.G$2]+[.E442]*([.G$3]+[.G$4]*[.E442]))" office:value-type="float" office:value="5127.72377597067">
            <text:p>5127.724</text:p>
          </table:table-cell>
          <table:table-cell table:formula="of:=[.F442]-[.G442]" office:value-type="float" office:value="-65.7237759706695">
            <text:p>-65.724</text:p>
          </table:table-cell>
          <table:table-cell table:formula="of:=INT([.I$4]*[.E442]*([.J$3]/[.J$4])+[.I$3])" office:value-type="float" office:value="179925942">
            <text:p>179925942</text:p>
          </table:table-cell>
          <table:table-cell table:formula="of:=INT([.I442]*[.E442]*([.J$2]/[.J$3]))+[.I$2]" office:value-type="float" office:value="-3182562">
            <text:p>-3182562</text:p>
          </table:table-cell>
          <table:table-cell table:formula="of:=[.J442]*[.E442]*(1/[.J$2])+[.I$1]" office:value-type="float" office:value="5127.24760055542">
            <text:p>5127</text:p>
          </table:table-cell>
          <table:table-cell table:formula="of:=[.F442]-[.K442]" office:value-type="float" office:value="-65.2476005554199">
            <text:p>-65</text:p>
          </table:table-cell>
        </table:table-row>
        <table:table-row table:style-name="ro1">
          <table:table-cell office:value-type="string">
            <text:p><text:s text:c="3"/>438</text:p>
          </table:table-cell>
          <table:table-cell office:value-type="string">
            <text:p><text:s text:c="3"/>1735</text:p>
          </table:table-cell>
          <table:table-cell office:value-type="string">
            <text:p><text:s text:c="3"/>5062</text:p>
          </table:table-cell>
          <table:table-cell office:value-type="string">
            <text:p><text:s text:c="6"/>1</text:p>
          </table:table-cell>
          <table:table-cell table:formula="of:=[.B443]/1" office:value-type="float" office:value="1735">
            <text:p>1735</text:p>
          </table:table-cell>
          <table:table-cell table:formula="of:=[.C443]/1" office:value-type="float" office:value="5062">
            <text:p>5062</text:p>
          </table:table-cell>
          <table:table-cell table:formula="of:=[.G$1]+[.E443]*([.G$2]+[.E443]*([.G$3]+[.G$4]*[.E443]))" office:value-type="float" office:value="5125.07262923568">
            <text:p>5125.073</text:p>
          </table:table-cell>
          <table:table-cell table:formula="of:=[.F443]-[.G443]" office:value-type="float" office:value="-63.0726292356776">
            <text:p>-63.073</text:p>
          </table:table-cell>
          <table:table-cell table:formula="of:=INT([.I$4]*[.E443]*([.J$3]/[.J$4])+[.I$3])" office:value-type="float" office:value="179935164">
            <text:p>179935164</text:p>
          </table:table-cell>
          <table:table-cell table:formula="of:=INT([.I443]*[.E443]*([.J$2]/[.J$3]))+[.I$2]" office:value-type="float" office:value="-3179695">
            <text:p>-3179695</text:p>
          </table:table-cell>
          <table:table-cell table:formula="of:=[.J443]*[.E443]*(1/[.J$2])+[.I$1]" office:value-type="float" office:value="5124.59470939636">
            <text:p>5125</text:p>
          </table:table-cell>
          <table:table-cell table:formula="of:=[.F443]-[.K443]" office:value-type="float" office:value="-62.5947093963623">
            <text:p>-63</text:p>
          </table:table-cell>
        </table:table-row>
        <table:table-row table:style-name="ro1">
          <table:table-cell office:value-type="string">
            <text:p><text:s text:c="3"/>439</text:p>
          </table:table-cell>
          <table:table-cell office:value-type="string">
            <text:p><text:s text:c="3"/>1739</text:p>
          </table:table-cell>
          <table:table-cell office:value-type="string">
            <text:p><text:s text:c="3"/>5125</text:p>
          </table:table-cell>
          <table:table-cell office:value-type="string">
            <text:p><text:s text:c="6"/>1</text:p>
          </table:table-cell>
          <table:table-cell table:formula="of:=[.B444]/1" office:value-type="float" office:value="1739">
            <text:p>1739</text:p>
          </table:table-cell>
          <table:table-cell table:formula="of:=[.C444]/1" office:value-type="float" office:value="5125">
            <text:p>5125</text:p>
          </table:table-cell>
          <table:table-cell table:formula="of:=[.G$1]+[.E444]*([.G$2]+[.E444]*([.G$3]+[.G$4]*[.E444]))" office:value-type="float" office:value="5119.83876871343">
            <text:p>5119.839</text:p>
          </table:table-cell>
          <table:table-cell table:formula="of:=[.F444]-[.G444]" office:value-type="float" office:value="5.16123128656727">
            <text:p>5.161</text:p>
          </table:table-cell>
          <table:table-cell table:formula="of:=INT([.I$4]*[.E444]*([.J$3]/[.J$4])+[.I$3])" office:value-type="float" office:value="179953608">
            <text:p>179953608</text:p>
          </table:table-cell>
          <table:table-cell table:formula="of:=INT([.I444]*[.E444]*([.J$2]/[.J$3]))+[.I$2]" office:value-type="float" office:value="-3173959">
            <text:p>-3173959</text:p>
          </table:table-cell>
          <table:table-cell table:formula="of:=[.J444]*[.E444]*(1/[.J$2])+[.I$1]" office:value-type="float" office:value="5119.36118125916">
            <text:p>5119</text:p>
          </table:table-cell>
          <table:table-cell table:formula="of:=[.F444]-[.K444]" office:value-type="float" office:value="5.63881874084473">
            <text:p>6</text:p>
          </table:table-cell>
        </table:table-row>
        <table:table-row table:style-name="ro1">
          <table:table-cell office:value-type="string">
            <text:p><text:s text:c="3"/>440</text:p>
          </table:table-cell>
          <table:table-cell office:value-type="string">
            <text:p><text:s text:c="3"/>1742</text:p>
          </table:table-cell>
          <table:table-cell office:value-type="string">
            <text:p><text:s text:c="3"/>5062</text:p>
          </table:table-cell>
          <table:table-cell office:value-type="string">
            <text:p><text:s text:c="6"/>1</text:p>
          </table:table-cell>
          <table:table-cell table:formula="of:=[.B445]/1" office:value-type="float" office:value="1742">
            <text:p>1742</text:p>
          </table:table-cell>
          <table:table-cell table:formula="of:=[.C445]/1" office:value-type="float" office:value="5062">
            <text:p>5062</text:p>
          </table:table-cell>
          <table:table-cell table:formula="of:=[.G$1]+[.E445]*([.G$2]+[.E445]*([.G$3]+[.G$4]*[.E445]))" office:value-type="float" office:value="5115.97326483292">
            <text:p>5115.973</text:p>
          </table:table-cell>
          <table:table-cell table:formula="of:=[.F445]-[.G445]" office:value-type="float" office:value="-53.9732648329191">
            <text:p>-53.973</text:p>
          </table:table-cell>
          <table:table-cell table:formula="of:=INT([.I$4]*[.E445]*([.J$3]/[.J$4])+[.I$3])" office:value-type="float" office:value="179967441">
            <text:p>179967441</text:p>
          </table:table-cell>
          <table:table-cell table:formula="of:=INT([.I445]*[.E445]*([.J$2]/[.J$3]))+[.I$2]" office:value-type="float" office:value="-3169656">
            <text:p>-3169656</text:p>
          </table:table-cell>
          <table:table-cell table:formula="of:=[.J445]*[.E445]*(1/[.J$2])+[.I$1]" office:value-type="float" office:value="5115.4967956543">
            <text:p>5115</text:p>
          </table:table-cell>
          <table:table-cell table:formula="of:=[.F445]-[.K445]" office:value-type="float" office:value="-53.4967956542969">
            <text:p>-53</text:p>
          </table:table-cell>
        </table:table-row>
        <table:table-row table:style-name="ro1">
          <table:table-cell office:value-type="string">
            <text:p><text:s text:c="3"/>441</text:p>
          </table:table-cell>
          <table:table-cell office:value-type="string">
            <text:p><text:s text:c="3"/>1744</text:p>
          </table:table-cell>
          <table:table-cell office:value-type="string">
            <text:p><text:s text:c="3"/>5042</text:p>
          </table:table-cell>
          <table:table-cell office:value-type="string">
            <text:p><text:s text:c="6"/>1</text:p>
          </table:table-cell>
          <table:table-cell table:formula="of:=[.B446]/1" office:value-type="float" office:value="1744">
            <text:p>1744</text:p>
          </table:table-cell>
          <table:table-cell table:formula="of:=[.C446]/1" office:value-type="float" office:value="5042">
            <text:p>5042</text:p>
          </table:table-cell>
          <table:table-cell table:formula="of:=[.G$1]+[.E446]*([.G$2]+[.E446]*([.G$3]+[.G$4]*[.E446]))" office:value-type="float" office:value="5113.42478805213">
            <text:p>5113.425</text:p>
          </table:table-cell>
          <table:table-cell table:formula="of:=[.F446]-[.G446]" office:value-type="float" office:value="-71.4247880521343">
            <text:p>-71.425</text:p>
          </table:table-cell>
          <table:table-cell table:formula="of:=INT([.I$4]*[.E446]*([.J$3]/[.J$4])+[.I$3])" office:value-type="float" office:value="179976664">
            <text:p>179976664</text:p>
          </table:table-cell>
          <table:table-cell table:formula="of:=INT([.I446]*[.E446]*([.J$2]/[.J$3]))+[.I$2]" office:value-type="float" office:value="-3166787">
            <text:p>-3166787</text:p>
          </table:table-cell>
          <table:table-cell table:formula="of:=[.J446]*[.E446]*(1/[.J$2])+[.I$1]" office:value-type="float" office:value="5112.94900512695">
            <text:p>5113</text:p>
          </table:table-cell>
          <table:table-cell table:formula="of:=[.F446]-[.K446]" office:value-type="float" office:value="-70.9490051269531">
            <text:p>-71</text:p>
          </table:table-cell>
        </table:table-row>
        <table:table-row table:style-name="ro1">
          <table:table-cell office:value-type="string">
            <text:p><text:s text:c="3"/>442</text:p>
          </table:table-cell>
          <table:table-cell office:value-type="string">
            <text:p><text:s text:c="3"/>1746</text:p>
          </table:table-cell>
          <table:table-cell office:value-type="string">
            <text:p><text:s text:c="3"/>5000</text:p>
          </table:table-cell>
          <table:table-cell office:value-type="string">
            <text:p><text:s text:c="6"/>1</text:p>
          </table:table-cell>
          <table:table-cell table:formula="of:=[.B447]/1" office:value-type="float" office:value="1746">
            <text:p>1746</text:p>
          </table:table-cell>
          <table:table-cell table:formula="of:=[.C447]/1" office:value-type="float" office:value="5000">
            <text:p>5000</text:p>
          </table:table-cell>
          <table:table-cell table:formula="of:=[.G$1]+[.E447]*([.G$2]+[.E447]*([.G$3]+[.G$4]*[.E447]))" office:value-type="float" office:value="5110.89913567393">
            <text:p>5110.899</text:p>
          </table:table-cell>
          <table:table-cell table:formula="of:=[.F447]-[.G447]" office:value-type="float" office:value="-110.89913567393">
            <text:p>-110.899</text:p>
          </table:table-cell>
          <table:table-cell table:formula="of:=INT([.I$4]*[.E447]*([.J$3]/[.J$4])+[.I$3])" office:value-type="float" office:value="179985886">
            <text:p>179985886</text:p>
          </table:table-cell>
          <table:table-cell table:formula="of:=INT([.I447]*[.E447]*([.J$2]/[.J$3]))+[.I$2]" office:value-type="float" office:value="-3163918">
            <text:p>-3163918</text:p>
          </table:table-cell>
          <table:table-cell table:formula="of:=[.J447]*[.E447]*(1/[.J$2])+[.I$1]" office:value-type="float" office:value="5110.42310333252">
            <text:p>5110</text:p>
          </table:table-cell>
          <table:table-cell table:formula="of:=[.F447]-[.K447]" office:value-type="float" office:value="-110.42310333252">
            <text:p>-110</text:p>
          </table:table-cell>
        </table:table-row>
        <table:table-row table:style-name="ro1">
          <table:table-cell office:value-type="string">
            <text:p><text:s text:c="3"/>443</text:p>
          </table:table-cell>
          <table:table-cell office:value-type="string">
            <text:p><text:s text:c="3"/>1750</text:p>
          </table:table-cell>
          <table:table-cell office:value-type="string">
            <text:p><text:s text:c="3"/>5062</text:p>
          </table:table-cell>
          <table:table-cell office:value-type="string">
            <text:p><text:s text:c="6"/>1</text:p>
          </table:table-cell>
          <table:table-cell table:formula="of:=[.B448]/1" office:value-type="float" office:value="1750">
            <text:p>1750</text:p>
          </table:table-cell>
          <table:table-cell table:formula="of:=[.C448]/1" office:value-type="float" office:value="5062">
            <text:p>5062</text:p>
          </table:table-cell>
          <table:table-cell table:formula="of:=[.G$1]+[.E448]*([.G$2]+[.E448]*([.G$3]+[.G$4]*[.E448]))" office:value-type="float" office:value="5105.91631700846">
            <text:p>5105.916</text:p>
          </table:table-cell>
          <table:table-cell table:formula="of:=[.F448]-[.G448]" office:value-type="float" office:value="-43.9163170084557">
            <text:p>-43.916</text:p>
          </table:table-cell>
          <table:table-cell table:formula="of:=INT([.I$4]*[.E448]*([.J$3]/[.J$4])+[.I$3])" office:value-type="float" office:value="180004330">
            <text:p>180004330</text:p>
          </table:table-cell>
          <table:table-cell table:formula="of:=INT([.I448]*[.E448]*([.J$2]/[.J$3]))+[.I$2]" office:value-type="float" office:value="-3158179">
            <text:p>-3158179</text:p>
          </table:table-cell>
          <table:table-cell table:formula="of:=[.J448]*[.E448]*(1/[.J$2])+[.I$1]" office:value-type="float" office:value="5105.44030380249">
            <text:p>5105</text:p>
          </table:table-cell>
          <table:table-cell table:formula="of:=[.F448]-[.K448]" office:value-type="float" office:value="-43.4403038024902">
            <text:p>-43</text:p>
          </table:table-cell>
        </table:table-row>
        <table:table-row table:style-name="ro1">
          <table:table-cell office:value-type="string">
            <text:p><text:s text:c="3"/>444</text:p>
          </table:table-cell>
          <table:table-cell office:value-type="string">
            <text:p><text:s text:c="3"/>1751</text:p>
          </table:table-cell>
          <table:table-cell office:value-type="string">
            <text:p><text:s text:c="3"/>5104</text:p>
          </table:table-cell>
          <table:table-cell office:value-type="string">
            <text:p><text:s text:c="6"/>1</text:p>
          </table:table-cell>
          <table:table-cell table:formula="of:=[.B449]/1" office:value-type="float" office:value="1751">
            <text:p>1751</text:p>
          </table:table-cell>
          <table:table-cell table:formula="of:=[.C449]/1" office:value-type="float" office:value="5104">
            <text:p>5104</text:p>
          </table:table-cell>
          <table:table-cell table:formula="of:=[.G$1]+[.E449]*([.G$2]+[.E449]*([.G$3]+[.G$4]*[.E449]))" office:value-type="float" office:value="5104.6848826262">
            <text:p>5104.685</text:p>
          </table:table-cell>
          <table:table-cell table:formula="of:=[.F449]-[.G449]" office:value-type="float" office:value="-0.684882626197577">
            <text:p>-0.685</text:p>
          </table:table-cell>
          <table:table-cell table:formula="of:=INT([.I$4]*[.E449]*([.J$3]/[.J$4])+[.I$3])" office:value-type="float" office:value="180008941">
            <text:p>180008941</text:p>
          </table:table-cell>
          <table:table-cell table:formula="of:=INT([.I449]*[.E449]*([.J$2]/[.J$3]))+[.I$2]" office:value-type="float" office:value="-3156744">
            <text:p>-3156744</text:p>
          </table:table-cell>
          <table:table-cell table:formula="of:=[.J449]*[.E449]*(1/[.J$2])+[.I$1]" office:value-type="float" office:value="5104.2091217041">
            <text:p>5104</text:p>
          </table:table-cell>
          <table:table-cell table:formula="of:=[.F449]-[.K449]" office:value-type="float" office:value="-0.209121704101562">
            <text:p>0</text:p>
          </table:table-cell>
        </table:table-row>
        <table:table-row table:style-name="ro1">
          <table:table-cell office:value-type="string">
            <text:p><text:s text:c="3"/>445</text:p>
          </table:table-cell>
          <table:table-cell office:value-type="string">
            <text:p><text:s text:c="3"/>1755</text:p>
          </table:table-cell>
          <table:table-cell office:value-type="string">
            <text:p><text:s text:c="3"/>5062</text:p>
          </table:table-cell>
          <table:table-cell office:value-type="string">
            <text:p><text:s text:c="6"/>1</text:p>
          </table:table-cell>
          <table:table-cell table:formula="of:=[.B450]/1" office:value-type="float" office:value="1755">
            <text:p>1755</text:p>
          </table:table-cell>
          <table:table-cell table:formula="of:=[.C450]/1" office:value-type="float" office:value="5062">
            <text:p>5062</text:p>
          </table:table-cell>
          <table:table-cell table:formula="of:=[.G$1]+[.E450]*([.G$2]+[.E450]*([.G$3]+[.G$4]*[.E450]))" office:value-type="float" office:value="5099.81623831162">
            <text:p>5099.816</text:p>
          </table:table-cell>
          <table:table-cell table:formula="of:=[.F450]-[.G450]" office:value-type="float" office:value="-37.8162383116214">
            <text:p>-37.816</text:p>
          </table:table-cell>
          <table:table-cell table:formula="of:=INT([.I$4]*[.E450]*([.J$3]/[.J$4])+[.I$3])" office:value-type="float" office:value="180027385">
            <text:p>180027385</text:p>
          </table:table-cell>
          <table:table-cell table:formula="of:=INT([.I450]*[.E450]*([.J$2]/[.J$3]))+[.I$2]" office:value-type="float" office:value="-3151004">
            <text:p>-3151004</text:p>
          </table:table-cell>
          <table:table-cell table:formula="of:=[.J450]*[.E450]*(1/[.J$2])+[.I$1]" office:value-type="float" office:value="5099.33913421631">
            <text:p>5099</text:p>
          </table:table-cell>
          <table:table-cell table:formula="of:=[.F450]-[.K450]" office:value-type="float" office:value="-37.3391342163086">
            <text:p>-37</text:p>
          </table:table-cell>
        </table:table-row>
        <table:table-row table:style-name="ro1">
          <table:table-cell office:value-type="string">
            <text:p><text:s text:c="3"/>446</text:p>
          </table:table-cell>
          <table:table-cell office:value-type="string">
            <text:p><text:s text:c="3"/>1757</text:p>
          </table:table-cell>
          <table:table-cell office:value-type="string">
            <text:p><text:s text:c="3"/>5042</text:p>
          </table:table-cell>
          <table:table-cell office:value-type="string">
            <text:p><text:s text:c="6"/>1</text:p>
          </table:table-cell>
          <table:table-cell table:formula="of:=[.B451]/1" office:value-type="float" office:value="1757">
            <text:p>1757</text:p>
          </table:table-cell>
          <table:table-cell table:formula="of:=[.C451]/1" office:value-type="float" office:value="5042">
            <text:p>5042</text:p>
          </table:table-cell>
          <table:table-cell table:formula="of:=[.G$1]+[.E451]*([.G$2]+[.E451]*([.G$3]+[.G$4]*[.E451]))" office:value-type="float" office:value="5097.4161777194">
            <text:p>5097.416</text:p>
          </table:table-cell>
          <table:table-cell table:formula="of:=[.F451]-[.G451]" office:value-type="float" office:value="-55.4161777194022">
            <text:p>-55.416</text:p>
          </table:table-cell>
          <table:table-cell table:formula="of:=INT([.I$4]*[.E451]*([.J$3]/[.J$4])+[.I$3])" office:value-type="float" office:value="180036607">
            <text:p>180036607</text:p>
          </table:table-cell>
          <table:table-cell table:formula="of:=INT([.I451]*[.E451]*([.J$2]/[.J$3]))+[.I$2]" office:value-type="float" office:value="-3148133">
            <text:p>-3148133</text:p>
          </table:table-cell>
          <table:table-cell table:formula="of:=[.J451]*[.E451]*(1/[.J$2])+[.I$1]" office:value-type="float" office:value="5096.94033622742">
            <text:p>5097</text:p>
          </table:table-cell>
          <table:table-cell table:formula="of:=[.F451]-[.K451]" office:value-type="float" office:value="-54.940336227417">
            <text:p>-55</text:p>
          </table:table-cell>
        </table:table-row>
        <table:table-row table:style-name="ro1">
          <table:table-cell office:value-type="string">
            <text:p><text:s text:c="3"/>447</text:p>
          </table:table-cell>
          <table:table-cell office:value-type="string">
            <text:p><text:s text:c="3"/>1760</text:p>
          </table:table-cell>
          <table:table-cell office:value-type="string">
            <text:p><text:s text:c="3"/>5021</text:p>
          </table:table-cell>
          <table:table-cell office:value-type="string">
            <text:p><text:s text:c="6"/>1</text:p>
          </table:table-cell>
          <table:table-cell table:formula="of:=[.B452]/1" office:value-type="float" office:value="1760">
            <text:p>1760</text:p>
          </table:table-cell>
          <table:table-cell table:formula="of:=[.C452]/1" office:value-type="float" office:value="5021">
            <text:p>5021</text:p>
          </table:table-cell>
          <table:table-cell table:formula="of:=[.G$1]+[.E452]*([.G$2]+[.E452]*([.G$3]+[.G$4]*[.E452]))" office:value-type="float" office:value="5093.85892284591">
            <text:p>5093.859</text:p>
          </table:table-cell>
          <table:table-cell table:formula="of:=[.F452]-[.G452]" office:value-type="float" office:value="-72.8589228459059">
            <text:p>-72.859</text:p>
          </table:table-cell>
          <table:table-cell table:formula="of:=INT([.I$4]*[.E452]*([.J$3]/[.J$4])+[.I$3])" office:value-type="float" office:value="180050441">
            <text:p>180050441</text:p>
          </table:table-cell>
          <table:table-cell table:formula="of:=INT([.I452]*[.E452]*([.J$2]/[.J$3]))+[.I$2]" office:value-type="float" office:value="-3143827">
            <text:p>-3143827</text:p>
          </table:table-cell>
          <table:table-cell table:formula="of:=[.J452]*[.E452]*(1/[.J$2])+[.I$1]" office:value-type="float" office:value="5093.38153076172">
            <text:p>5093</text:p>
          </table:table-cell>
          <table:table-cell table:formula="of:=[.F452]-[.K452]" office:value-type="float" office:value="-72.3815307617187">
            <text:p>-72</text:p>
          </table:table-cell>
        </table:table-row>
        <table:table-row table:style-name="ro1">
          <table:table-cell office:value-type="string">
            <text:p><text:s text:c="3"/>448</text:p>
          </table:table-cell>
          <table:table-cell office:value-type="string">
            <text:p><text:s text:c="3"/>1762</text:p>
          </table:table-cell>
          <table:table-cell office:value-type="string">
            <text:p><text:s text:c="3"/>5062</text:p>
          </table:table-cell>
          <table:table-cell office:value-type="string">
            <text:p><text:s text:c="6"/>1</text:p>
          </table:table-cell>
          <table:table-cell table:formula="of:=[.B453]/1" office:value-type="float" office:value="1762">
            <text:p>1762</text:p>
          </table:table-cell>
          <table:table-cell table:formula="of:=[.C453]/1" office:value-type="float" office:value="5062">
            <text:p>5062</text:p>
          </table:table-cell>
          <table:table-cell table:formula="of:=[.G$1]+[.E453]*([.G$2]+[.E453]*([.G$3]+[.G$4]*[.E453]))" office:value-type="float" office:value="5091.51598163714">
            <text:p>5091.516</text:p>
          </table:table-cell>
          <table:table-cell table:formula="of:=[.F453]-[.G453]" office:value-type="float" office:value="-29.5159816371361">
            <text:p>-29.516</text:p>
          </table:table-cell>
          <table:table-cell table:formula="of:=INT([.I$4]*[.E453]*([.J$3]/[.J$4])+[.I$3])" office:value-type="float" office:value="180059663">
            <text:p>180059663</text:p>
          </table:table-cell>
          <table:table-cell table:formula="of:=INT([.I453]*[.E453]*([.J$2]/[.J$3]))+[.I$2]" office:value-type="float" office:value="-3140956">
            <text:p>-3140956</text:p>
          </table:table-cell>
          <table:table-cell table:formula="of:=[.J453]*[.E453]*(1/[.J$2])+[.I$1]" office:value-type="float" office:value="5091.03749084473">
            <text:p>5091</text:p>
          </table:table-cell>
          <table:table-cell table:formula="of:=[.F453]-[.K453]" office:value-type="float" office:value="-29.0374908447266">
            <text:p>-29</text:p>
          </table:table-cell>
        </table:table-row>
        <table:table-row table:style-name="ro1">
          <table:table-cell office:value-type="string">
            <text:p><text:s text:c="3"/>449</text:p>
          </table:table-cell>
          <table:table-cell office:value-type="string">
            <text:p><text:s text:c="3"/>1764</text:p>
          </table:table-cell>
          <table:table-cell office:value-type="string">
            <text:p><text:s text:c="3"/>5125</text:p>
          </table:table-cell>
          <table:table-cell office:value-type="string">
            <text:p><text:s text:c="6"/>1</text:p>
          </table:table-cell>
          <table:table-cell table:formula="of:=[.B454]/1" office:value-type="float" office:value="1764">
            <text:p>1764</text:p>
          </table:table-cell>
          <table:table-cell table:formula="of:=[.C454]/1" office:value-type="float" office:value="5125">
            <text:p>5125</text:p>
          </table:table-cell>
          <table:table-cell table:formula="of:=[.G$1]+[.E454]*([.G$2]+[.E454]*([.G$3]+[.G$4]*[.E454]))" office:value-type="float" office:value="5089.19589381814">
            <text:p>5089.196</text:p>
          </table:table-cell>
          <table:table-cell table:formula="of:=[.F454]-[.G454]" office:value-type="float" office:value="35.8041061818585">
            <text:p>35.804</text:p>
          </table:table-cell>
          <table:table-cell table:formula="of:=INT([.I$4]*[.E454]*([.J$3]/[.J$4])+[.I$3])" office:value-type="float" office:value="180068885">
            <text:p>180068885</text:p>
          </table:table-cell>
          <table:table-cell table:formula="of:=INT([.I454]*[.E454]*([.J$2]/[.J$3]))+[.I$2]" office:value-type="float" office:value="-3138084">
            <text:p>-3138084</text:p>
          </table:table-cell>
          <table:table-cell table:formula="of:=[.J454]*[.E454]*(1/[.J$2])+[.I$1]" office:value-type="float" office:value="5088.71871948242">
            <text:p>5089</text:p>
          </table:table-cell>
          <table:table-cell table:formula="of:=[.F454]-[.K454]" office:value-type="float" office:value="36.2812805175781">
            <text:p>36</text:p>
          </table:table-cell>
        </table:table-row>
        <table:table-row table:style-name="ro1">
          <table:table-cell office:value-type="string">
            <text:p><text:s text:c="3"/>450</text:p>
          </table:table-cell>
          <table:table-cell office:value-type="string">
            <text:p><text:s text:c="3"/>1767</text:p>
          </table:table-cell>
          <table:table-cell office:value-type="string">
            <text:p><text:s text:c="3"/>5042</text:p>
          </table:table-cell>
          <table:table-cell office:value-type="string">
            <text:p><text:s text:c="6"/>2</text:p>
          </table:table-cell>
          <table:table-cell table:formula="of:=[.B455]/1" office:value-type="float" office:value="1767">
            <text:p>1767</text:p>
          </table:table-cell>
          <table:table-cell table:formula="of:=[.C455]/1" office:value-type="float" office:value="5042">
            <text:p>5042</text:p>
          </table:table-cell>
          <table:table-cell table:formula="of:=[.G$1]+[.E455]*([.G$2]+[.E455]*([.G$3]+[.G$4]*[.E455]))" office:value-type="float" office:value="5085.75861924099">
            <text:p>5085.759</text:p>
          </table:table-cell>
          <table:table-cell table:formula="of:=[.F455]-[.G455]" office:value-type="float" office:value="-43.7586192409872">
            <text:p>-43.759</text:p>
          </table:table-cell>
          <table:table-cell table:formula="of:=INT([.I$4]*[.E455]*([.J$3]/[.J$4])+[.I$3])" office:value-type="float" office:value="180082718">
            <text:p>180082718</text:p>
          </table:table-cell>
          <table:table-cell table:formula="of:=INT([.I455]*[.E455]*([.J$2]/[.J$3]))+[.I$2]" office:value-type="float" office:value="-3133776">
            <text:p>-3133776</text:p>
          </table:table-cell>
          <table:table-cell table:formula="of:=[.J455]*[.E455]*(1/[.J$2])+[.I$1]" office:value-type="float" office:value="5085.28164672852">
            <text:p>5085</text:p>
          </table:table-cell>
          <table:table-cell table:formula="of:=[.F455]-[.K455]" office:value-type="float" office:value="-43.2816467285156">
            <text:p>-43</text:p>
          </table:table-cell>
        </table:table-row>
        <table:table-row table:style-name="ro1">
          <table:table-cell office:value-type="string">
            <text:p><text:s text:c="3"/>451</text:p>
          </table:table-cell>
          <table:table-cell office:value-type="string">
            <text:p><text:s text:c="3"/>1771</text:p>
          </table:table-cell>
          <table:table-cell office:value-type="string">
            <text:p><text:s text:c="3"/>5042</text:p>
          </table:table-cell>
          <table:table-cell office:value-type="string">
            <text:p><text:s text:c="6"/>1</text:p>
          </table:table-cell>
          <table:table-cell table:formula="of:=[.B456]/1" office:value-type="float" office:value="1771">
            <text:p>1771</text:p>
          </table:table-cell>
          <table:table-cell table:formula="of:=[.C456]/1" office:value-type="float" office:value="5042">
            <text:p>5042</text:p>
          </table:table-cell>
          <table:table-cell table:formula="of:=[.G$1]+[.E456]*([.G$2]+[.E456]*([.G$3]+[.G$4]*[.E456]))" office:value-type="float" office:value="5081.25560339648">
            <text:p>5081.256</text:p>
          </table:table-cell>
          <table:table-cell table:formula="of:=[.F456]-[.G456]" office:value-type="float" office:value="-39.2556033964775">
            <text:p>-39.256</text:p>
          </table:table-cell>
          <table:table-cell table:formula="of:=INT([.I$4]*[.E456]*([.J$3]/[.J$4])+[.I$3])" office:value-type="float" office:value="180101162">
            <text:p>180101162</text:p>
          </table:table-cell>
          <table:table-cell table:formula="of:=INT([.I456]*[.E456]*([.J$2]/[.J$3]))+[.I$2]" office:value-type="float" office:value="-3128031">
            <text:p>-3128031</text:p>
          </table:table-cell>
          <table:table-cell table:formula="of:=[.J456]*[.E456]*(1/[.J$2])+[.I$1]" office:value-type="float" office:value="5080.7789516449">
            <text:p>5081</text:p>
          </table:table-cell>
          <table:table-cell table:formula="of:=[.F456]-[.K456]" office:value-type="float" office:value="-38.7789516448975">
            <text:p>-39</text:p>
          </table:table-cell>
        </table:table-row>
        <table:table-row table:style-name="ro1">
          <table:table-cell office:value-type="string">
            <text:p><text:s text:c="3"/>452</text:p>
          </table:table-cell>
          <table:table-cell office:value-type="string">
            <text:p><text:s text:c="3"/>1773</text:p>
          </table:table-cell>
          <table:table-cell office:value-type="string">
            <text:p><text:s text:c="3"/>5062</text:p>
          </table:table-cell>
          <table:table-cell office:value-type="string">
            <text:p><text:s text:c="6"/>2</text:p>
          </table:table-cell>
          <table:table-cell table:formula="of:=[.B457]/1" office:value-type="float" office:value="1773">
            <text:p>1773</text:p>
          </table:table-cell>
          <table:table-cell table:formula="of:=[.C457]/1" office:value-type="float" office:value="5062">
            <text:p>5062</text:p>
          </table:table-cell>
          <table:table-cell table:formula="of:=[.G$1]+[.E457]*([.G$2]+[.E457]*([.G$3]+[.G$4]*[.E457]))" office:value-type="float" office:value="5079.03839568889">
            <text:p>5079.038</text:p>
          </table:table-cell>
          <table:table-cell table:formula="of:=[.F457]-[.G457]" office:value-type="float" office:value="-17.0383956888891">
            <text:p>-17.038</text:p>
          </table:table-cell>
          <table:table-cell table:formula="of:=INT([.I$4]*[.E457]*([.J$3]/[.J$4])+[.I$3])" office:value-type="float" office:value="180110384">
            <text:p>180110384</text:p>
          </table:table-cell>
          <table:table-cell table:formula="of:=INT([.I457]*[.E457]*([.J$2]/[.J$3]))+[.I$2]" office:value-type="float" office:value="-3125158">
            <text:p>-3125158</text:p>
          </table:table-cell>
          <table:table-cell table:formula="of:=[.J457]*[.E457]*(1/[.J$2])+[.I$1]" office:value-type="float" office:value="5078.56216812134">
            <text:p>5079</text:p>
          </table:table-cell>
          <table:table-cell table:formula="of:=[.F457]-[.K457]" office:value-type="float" office:value="-16.5621681213379">
            <text:p>-17</text:p>
          </table:table-cell>
        </table:table-row>
        <table:table-row table:style-name="ro1">
          <table:table-cell office:value-type="string">
            <text:p><text:s text:c="3"/>453</text:p>
          </table:table-cell>
          <table:table-cell office:value-type="string">
            <text:p><text:s text:c="3"/>1776</text:p>
          </table:table-cell>
          <table:table-cell office:value-type="string">
            <text:p><text:s text:c="3"/>5042</text:p>
          </table:table-cell>
          <table:table-cell office:value-type="string">
            <text:p><text:s text:c="6"/>1</text:p>
          </table:table-cell>
          <table:table-cell table:formula="of:=[.B458]/1" office:value-type="float" office:value="1776">
            <text:p>1776</text:p>
          </table:table-cell>
          <table:table-cell table:formula="of:=[.C458]/1" office:value-type="float" office:value="5042">
            <text:p>5042</text:p>
          </table:table-cell>
          <table:table-cell table:formula="of:=[.G$1]+[.E458]*([.G$2]+[.E458]*([.G$3]+[.G$4]*[.E458]))" office:value-type="float" office:value="5075.75546845434">
            <text:p>5075.755</text:p>
          </table:table-cell>
          <table:table-cell table:formula="of:=[.F458]-[.G458]" office:value-type="float" office:value="-33.7554684543447">
            <text:p>-33.755</text:p>
          </table:table-cell>
          <table:table-cell table:formula="of:=INT([.I$4]*[.E458]*([.J$3]/[.J$4])+[.I$3])" office:value-type="float" office:value="180124218">
            <text:p>180124218</text:p>
          </table:table-cell>
          <table:table-cell table:formula="of:=INT([.I458]*[.E458]*([.J$2]/[.J$3]))+[.I$2]" office:value-type="float" office:value="-3120849">
            <text:p>-3120849</text:p>
          </table:table-cell>
          <table:table-cell table:formula="of:=[.J458]*[.E458]*(1/[.J$2])+[.I$1]" office:value-type="float" office:value="5075.27639770508">
            <text:p>5075</text:p>
          </table:table-cell>
          <table:table-cell table:formula="of:=[.F458]-[.K458]" office:value-type="float" office:value="-33.2763977050781">
            <text:p>-33</text:p>
          </table:table-cell>
        </table:table-row>
        <table:table-row table:style-name="ro1">
          <table:table-cell office:value-type="string">
            <text:p><text:s text:c="3"/>454</text:p>
          </table:table-cell>
          <table:table-cell office:value-type="string">
            <text:p><text:s text:c="3"/>1778</text:p>
          </table:table-cell>
          <table:table-cell office:value-type="string">
            <text:p><text:s text:c="3"/>5042</text:p>
          </table:table-cell>
          <table:table-cell office:value-type="string">
            <text:p><text:s text:c="6"/>2</text:p>
          </table:table-cell>
          <table:table-cell table:formula="of:=[.B459]/1" office:value-type="float" office:value="1778">
            <text:p>1778</text:p>
          </table:table-cell>
          <table:table-cell table:formula="of:=[.C459]/1" office:value-type="float" office:value="5042">
            <text:p>5042</text:p>
          </table:table-cell>
          <table:table-cell table:formula="of:=[.G$1]+[.E459]*([.G$2]+[.E459]*([.G$3]+[.G$4]*[.E459]))" office:value-type="float" office:value="5073.59544454621">
            <text:p>5073.595</text:p>
          </table:table-cell>
          <table:table-cell table:formula="of:=[.F459]-[.G459]" office:value-type="float" office:value="-31.5954445462066">
            <text:p>-31.595</text:p>
          </table:table-cell>
          <table:table-cell table:formula="of:=INT([.I$4]*[.E459]*([.J$3]/[.J$4])+[.I$3])" office:value-type="float" office:value="180133440">
            <text:p>180133440</text:p>
          </table:table-cell>
          <table:table-cell table:formula="of:=INT([.I459]*[.E459]*([.J$2]/[.J$3]))+[.I$2]" office:value-type="float" office:value="-3117975">
            <text:p>-3117975</text:p>
          </table:table-cell>
          <table:table-cell table:formula="of:=[.J459]*[.E459]*(1/[.J$2])+[.I$1]" office:value-type="float" office:value="5073.11780166626">
            <text:p>5073</text:p>
          </table:table-cell>
          <table:table-cell table:formula="of:=[.F459]-[.K459]" office:value-type="float" office:value="-31.1178016662598">
            <text:p>-31</text:p>
          </table:table-cell>
        </table:table-row>
        <table:table-row table:style-name="ro1">
          <table:table-cell office:value-type="string">
            <text:p><text:s text:c="3"/>455</text:p>
          </table:table-cell>
          <table:table-cell office:value-type="string">
            <text:p><text:s text:c="3"/>1780</text:p>
          </table:table-cell>
          <table:table-cell office:value-type="string">
            <text:p><text:s text:c="3"/>5072</text:p>
          </table:table-cell>
          <table:table-cell office:value-type="string">
            <text:p><text:s text:c="6"/>2</text:p>
          </table:table-cell>
          <table:table-cell table:formula="of:=[.B460]/1" office:value-type="float" office:value="1780">
            <text:p>1780</text:p>
          </table:table-cell>
          <table:table-cell table:formula="of:=[.C460]/1" office:value-type="float" office:value="5072">
            <text:p>5072</text:p>
          </table:table-cell>
          <table:table-cell table:formula="of:=[.G$1]+[.E460]*([.G$2]+[.E460]*([.G$3]+[.G$4]*[.E460]))" office:value-type="float" office:value="5071.45829979425">
            <text:p>5071.458</text:p>
          </table:table-cell>
          <table:table-cell table:formula="of:=[.F460]-[.G460]" office:value-type="float" office:value="0.541700205754751">
            <text:p>0.542</text:p>
          </table:table-cell>
          <table:table-cell table:formula="of:=INT([.I$4]*[.E460]*([.J$3]/[.J$4])+[.I$3])" office:value-type="float" office:value="180142662">
            <text:p>180142662</text:p>
          </table:table-cell>
          <table:table-cell table:formula="of:=INT([.I460]*[.E460]*([.J$2]/[.J$3]))+[.I$2]" office:value-type="float" office:value="-3115101">
            <text:p>-3115101</text:p>
          </table:table-cell>
          <table:table-cell table:formula="of:=[.J460]*[.E460]*(1/[.J$2])+[.I$1]" office:value-type="float" office:value="5070.98113250732">
            <text:p>5071</text:p>
          </table:table-cell>
          <table:table-cell table:formula="of:=[.F460]-[.K460]" office:value-type="float" office:value="1.01886749267578">
            <text:p>1</text:p>
          </table:table-cell>
        </table:table-row>
        <table:table-row table:style-name="ro1">
          <table:table-cell office:value-type="string">
            <text:p><text:s text:c="3"/>456</text:p>
          </table:table-cell>
          <table:table-cell office:value-type="string">
            <text:p><text:s text:c="3"/>1783</text:p>
          </table:table-cell>
          <table:table-cell office:value-type="string">
            <text:p><text:s text:c="3"/>5062</text:p>
          </table:table-cell>
          <table:table-cell office:value-type="string">
            <text:p><text:s text:c="6"/>1</text:p>
          </table:table-cell>
          <table:table-cell table:formula="of:=[.B461]/1" office:value-type="float" office:value="1783">
            <text:p>1783</text:p>
          </table:table-cell>
          <table:table-cell table:formula="of:=[.C461]/1" office:value-type="float" office:value="5062">
            <text:p>5062</text:p>
          </table:table-cell>
          <table:table-cell table:formula="of:=[.G$1]+[.E461]*([.G$2]+[.E461]*([.G$3]+[.G$4]*[.E461]))" office:value-type="float" office:value="5068.29548812964">
            <text:p>5068.295</text:p>
          </table:table-cell>
          <table:table-cell table:formula="of:=[.F461]-[.G461]" office:value-type="float" office:value="-6.29548812964276">
            <text:p>-6.295</text:p>
          </table:table-cell>
          <table:table-cell table:formula="of:=INT([.I$4]*[.E461]*([.J$3]/[.J$4])+[.I$3])" office:value-type="float" office:value="180156495">
            <text:p>180156495</text:p>
          </table:table-cell>
          <table:table-cell table:formula="of:=INT([.I461]*[.E461]*([.J$2]/[.J$3]))+[.I$2]" office:value-type="float" office:value="-3110790">
            <text:p>-3110790</text:p>
          </table:table-cell>
          <table:table-cell table:formula="of:=[.J461]*[.E461]*(1/[.J$2])+[.I$1]" office:value-type="float" office:value="5067.8172416687">
            <text:p>5068</text:p>
          </table:table-cell>
          <table:table-cell table:formula="of:=[.F461]-[.K461]" office:value-type="float" office:value="-5.81724166870117">
            <text:p>-6</text:p>
          </table:table-cell>
        </table:table-row>
        <table:table-row table:style-name="ro1">
          <table:table-cell office:value-type="string">
            <text:p><text:s text:c="3"/>457</text:p>
          </table:table-cell>
          <table:table-cell office:value-type="string">
            <text:p><text:s text:c="3"/>1787</text:p>
          </table:table-cell>
          <table:table-cell office:value-type="string">
            <text:p><text:s text:c="3"/>5041</text:p>
          </table:table-cell>
          <table:table-cell office:value-type="string">
            <text:p><text:s text:c="6"/>2</text:p>
          </table:table-cell>
          <table:table-cell table:formula="of:=[.B462]/1" office:value-type="float" office:value="1787">
            <text:p>1787</text:p>
          </table:table-cell>
          <table:table-cell table:formula="of:=[.C462]/1" office:value-type="float" office:value="5041">
            <text:p>5041</text:p>
          </table:table-cell>
          <table:table-cell table:formula="of:=[.G$1]+[.E462]*([.G$2]+[.E462]*([.G$3]+[.G$4]*[.E462]))" office:value-type="float" office:value="5064.1585130176">
            <text:p>5064.159</text:p>
          </table:table-cell>
          <table:table-cell table:formula="of:=[.F462]-[.G462]" office:value-type="float" office:value="-23.158513017599">
            <text:p>-23.159</text:p>
          </table:table-cell>
          <table:table-cell table:formula="of:=INT([.I$4]*[.E462]*([.J$3]/[.J$4])+[.I$3])" office:value-type="float" office:value="180174939">
            <text:p>180174939</text:p>
          </table:table-cell>
          <table:table-cell table:formula="of:=INT([.I462]*[.E462]*([.J$2]/[.J$3]))+[.I$2]" office:value-type="float" office:value="-3105040">
            <text:p>-3105040</text:p>
          </table:table-cell>
          <table:table-cell table:formula="of:=[.J462]*[.E462]*(1/[.J$2])+[.I$1]" office:value-type="float" office:value="5063.68228149414">
            <text:p>5064</text:p>
          </table:table-cell>
          <table:table-cell table:formula="of:=[.F462]-[.K462]" office:value-type="float" office:value="-22.6822814941406">
            <text:p>-23</text:p>
          </table:table-cell>
        </table:table-row>
        <table:table-row table:style-name="ro1">
          <table:table-cell office:value-type="string">
            <text:p><text:s text:c="3"/>458</text:p>
          </table:table-cell>
          <table:table-cell office:value-type="string">
            <text:p><text:s text:c="3"/>1789</text:p>
          </table:table-cell>
          <table:table-cell office:value-type="string">
            <text:p><text:s text:c="3"/>5071</text:p>
          </table:table-cell>
          <table:table-cell office:value-type="string">
            <text:p><text:s text:c="5"/>11</text:p>
          </table:table-cell>
          <table:table-cell table:formula="of:=[.B463]/1" office:value-type="float" office:value="1789">
            <text:p>1789</text:p>
          </table:table-cell>
          <table:table-cell table:formula="of:=[.C463]/1" office:value-type="float" office:value="5071">
            <text:p>5071</text:p>
          </table:table-cell>
          <table:table-cell table:formula="of:=[.G$1]+[.E463]*([.G$2]+[.E463]*([.G$3]+[.G$4]*[.E463]))" office:value-type="float" office:value="5062.12436432584">
            <text:p>5062.124</text:p>
          </table:table-cell>
          <table:table-cell table:formula="of:=[.F463]-[.G463]" office:value-type="float" office:value="8.87563567415782">
            <text:p>8.876</text:p>
          </table:table-cell>
          <table:table-cell table:formula="of:=INT([.I$4]*[.E463]*([.J$3]/[.J$4])+[.I$3])" office:value-type="float" office:value="180184161">
            <text:p>180184161</text:p>
          </table:table-cell>
          <table:table-cell table:formula="of:=INT([.I463]*[.E463]*([.J$2]/[.J$3]))+[.I$2]" office:value-type="float" office:value="-3102165">
            <text:p>-3102165</text:p>
          </table:table-cell>
          <table:table-cell table:formula="of:=[.J463]*[.E463]*(1/[.J$2])+[.I$1]" office:value-type="float" office:value="5061.64770317078">
            <text:p>5062</text:p>
          </table:table-cell>
          <table:table-cell table:formula="of:=[.F463]-[.K463]" office:value-type="float" office:value="9.35229682922363">
            <text:p>9</text:p>
          </table:table-cell>
        </table:table-row>
        <table:table-row table:style-name="ro1">
          <table:table-cell office:value-type="string">
            <text:p><text:s text:c="3"/>459</text:p>
          </table:table-cell>
          <table:table-cell office:value-type="string">
            <text:p><text:s text:c="3"/>1792</text:p>
          </table:table-cell>
          <table:table-cell office:value-type="string">
            <text:p><text:s text:c="3"/>5137</text:p>
          </table:table-cell>
          <table:table-cell office:value-type="string">
            <text:p><text:s text:c="4"/>520</text:p>
          </table:table-cell>
          <table:table-cell table:formula="of:=[.B464]/1" office:value-type="float" office:value="1792">
            <text:p>1792</text:p>
          </table:table-cell>
          <table:table-cell table:formula="of:=[.C464]/1" office:value-type="float" office:value="5137">
            <text:p>5137</text:p>
          </table:table-cell>
          <table:table-cell table:formula="of:=[.G$1]+[.E464]*([.G$2]+[.E464]*([.G$3]+[.G$4]*[.E464]))" office:value-type="float" office:value="5059.11607392705">
            <text:p>5059.116</text:p>
          </table:table-cell>
          <table:table-cell table:formula="of:=[.F464]-[.G464]" office:value-type="float" office:value="77.883926072951">
            <text:p>77.884</text:p>
          </table:table-cell>
          <table:table-cell table:formula="of:=INT([.I$4]*[.E464]*([.J$3]/[.J$4])+[.I$3])" office:value-type="float" office:value="180197995">
            <text:p>180197995</text:p>
          </table:table-cell>
          <table:table-cell table:formula="of:=INT([.I464]*[.E464]*([.J$2]/[.J$3]))+[.I$2]" office:value-type="float" office:value="-3097852">
            <text:p>-3097852</text:p>
          </table:table-cell>
          <table:table-cell table:formula="of:=[.J464]*[.E464]*(1/[.J$2])+[.I$1]" office:value-type="float" office:value="5058.638671875">
            <text:p>5059</text:p>
          </table:table-cell>
          <table:table-cell table:formula="of:=[.F464]-[.K464]" office:value-type="float" office:value="78.361328125">
            <text:p>78</text:p>
          </table:table-cell>
        </table:table-row>
        <table:table-row table:style-name="ro1">
          <table:table-cell office:value-type="string">
            <text:p><text:s text:c="3"/>460</text:p>
          </table:table-cell>
          <table:table-cell office:value-type="string">
            <text:p><text:s text:c="3"/>1794</text:p>
          </table:table-cell>
          <table:table-cell office:value-type="string">
            <text:p><text:s text:c="3"/>5124</text:p>
          </table:table-cell>
          <table:table-cell office:value-type="string">
            <text:p><text:s text:c="4"/>762</text:p>
          </table:table-cell>
          <table:table-cell table:formula="of:=[.B465]/1" office:value-type="float" office:value="1794">
            <text:p>1794</text:p>
          </table:table-cell>
          <table:table-cell table:formula="of:=[.C465]/1" office:value-type="float" office:value="5124">
            <text:p>5124</text:p>
          </table:table-cell>
          <table:table-cell table:formula="of:=[.G$1]+[.E465]*([.G$2]+[.E465]*([.G$3]+[.G$4]*[.E465]))" office:value-type="float" office:value="5057.13917345075">
            <text:p>5057.139</text:p>
          </table:table-cell>
          <table:table-cell table:formula="of:=[.F465]-[.G465]" office:value-type="float" office:value="66.8608265492549">
            <text:p>66.861</text:p>
          </table:table-cell>
          <table:table-cell table:formula="of:=INT([.I$4]*[.E465]*([.J$3]/[.J$4])+[.I$3])" office:value-type="float" office:value="180207217">
            <text:p>180207217</text:p>
          </table:table-cell>
          <table:table-cell table:formula="of:=INT([.I465]*[.E465]*([.J$2]/[.J$3]))+[.I$2]" office:value-type="float" office:value="-3094976">
            <text:p>-3094976</text:p>
          </table:table-cell>
          <table:table-cell table:formula="of:=[.J465]*[.E465]*(1/[.J$2])+[.I$1]" office:value-type="float" office:value="5056.66235351563">
            <text:p>5057</text:p>
          </table:table-cell>
          <table:table-cell table:formula="of:=[.F465]-[.K465]" office:value-type="float" office:value="67.337646484375">
            <text:p>67</text:p>
          </table:table-cell>
        </table:table-row>
        <table:table-row table:style-name="ro1">
          <table:table-cell office:value-type="string">
            <text:p><text:s text:c="3"/>461</text:p>
          </table:table-cell>
          <table:table-cell office:value-type="string">
            <text:p><text:s text:c="3"/>1796</text:p>
          </table:table-cell>
          <table:table-cell office:value-type="string">
            <text:p><text:s text:c="3"/>5109</text:p>
          </table:table-cell>
          <table:table-cell office:value-type="string">
            <text:p><text:s text:c="4"/>567</text:p>
          </table:table-cell>
          <table:table-cell table:formula="of:=[.B466]/1" office:value-type="float" office:value="1796">
            <text:p>1796</text:p>
          </table:table-cell>
          <table:table-cell table:formula="of:=[.C466]/1" office:value-type="float" office:value="5109">
            <text:p>5109</text:p>
          </table:table-cell>
          <table:table-cell table:formula="of:=[.G$1]+[.E466]*([.G$2]+[.E466]*([.G$3]+[.G$4]*[.E466]))" office:value-type="float" office:value="5055.18517789702">
            <text:p>5055.185</text:p>
          </table:table-cell>
          <table:table-cell table:formula="of:=[.F466]-[.G466]" office:value-type="float" office:value="53.8148221029842">
            <text:p>53.815</text:p>
          </table:table-cell>
          <table:table-cell table:formula="of:=INT([.I$4]*[.E466]*([.J$3]/[.J$4])+[.I$3])" office:value-type="float" office:value="180216439">
            <text:p>180216439</text:p>
          </table:table-cell>
          <table:table-cell table:formula="of:=INT([.I466]*[.E466]*([.J$2]/[.J$3]))+[.I$2]" office:value-type="float" office:value="-3092100">
            <text:p>-3092100</text:p>
          </table:table-cell>
          <table:table-cell table:formula="of:=[.J466]*[.E466]*(1/[.J$2])+[.I$1]" office:value-type="float" office:value="5054.70797729492">
            <text:p>5055</text:p>
          </table:table-cell>
          <table:table-cell table:formula="of:=[.F466]-[.K466]" office:value-type="float" office:value="54.2920227050781">
            <text:p>54</text:p>
          </table:table-cell>
        </table:table-row>
        <table:table-row table:style-name="ro1">
          <table:table-cell office:value-type="string">
            <text:p><text:s text:c="3"/>462</text:p>
          </table:table-cell>
          <table:table-cell office:value-type="string">
            <text:p><text:s text:c="3"/>1800</text:p>
          </table:table-cell>
          <table:table-cell office:value-type="string">
            <text:p><text:s text:c="3"/>5096</text:p>
          </table:table-cell>
          <table:table-cell office:value-type="string">
            <text:p><text:s text:c="4"/>575</text:p>
          </table:table-cell>
          <table:table-cell table:formula="of:=[.B467]/1" office:value-type="float" office:value="1800">
            <text:p>1800</text:p>
          </table:table-cell>
          <table:table-cell table:formula="of:=[.C467]/1" office:value-type="float" office:value="5096">
            <text:p>5096</text:p>
          </table:table-cell>
          <table:table-cell table:formula="of:=[.G$1]+[.E467]*([.G$2]+[.E467]*([.G$3]+[.G$4]*[.E467]))" office:value-type="float" office:value="5051.3459144405">
            <text:p>5051.346</text:p>
          </table:table-cell>
          <table:table-cell table:formula="of:=[.F467]-[.G467]" office:value-type="float" office:value="44.6540855594994">
            <text:p>44.654</text:p>
          </table:table-cell>
          <table:table-cell table:formula="of:=INT([.I$4]*[.E467]*([.J$3]/[.J$4])+[.I$3])" office:value-type="float" office:value="180234883">
            <text:p>180234883</text:p>
          </table:table-cell>
          <table:table-cell table:formula="of:=INT([.I467]*[.E467]*([.J$2]/[.J$3]))+[.I$2]" office:value-type="float" office:value="-3086347">
            <text:p>-3086347</text:p>
          </table:table-cell>
          <table:table-cell table:formula="of:=[.J467]*[.E467]*(1/[.J$2])+[.I$1]" office:value-type="float" office:value="5050.86848449707">
            <text:p>5051</text:p>
          </table:table-cell>
          <table:table-cell table:formula="of:=[.F467]-[.K467]" office:value-type="float" office:value="45.1315155029297">
            <text:p>45</text:p>
          </table:table-cell>
        </table:table-row>
        <table:table-row table:style-name="ro1">
          <table:table-cell office:value-type="string">
            <text:p><text:s text:c="3"/>463</text:p>
          </table:table-cell>
          <table:table-cell office:value-type="string">
            <text:p><text:s text:c="3"/>1801</text:p>
          </table:table-cell>
          <table:table-cell office:value-type="string">
            <text:p><text:s text:c="3"/>5086</text:p>
          </table:table-cell>
          <table:table-cell office:value-type="string">
            <text:p><text:s text:c="4"/>482</text:p>
          </table:table-cell>
          <table:table-cell table:formula="of:=[.B468]/1" office:value-type="float" office:value="1801">
            <text:p>1801</text:p>
          </table:table-cell>
          <table:table-cell table:formula="of:=[.C468]/1" office:value-type="float" office:value="5086">
            <text:p>5086</text:p>
          </table:table-cell>
          <table:table-cell table:formula="of:=[.G$1]+[.E468]*([.G$2]+[.E468]*([.G$3]+[.G$4]*[.E468]))" office:value-type="float" office:value="5050.40041918548">
            <text:p>5050.400</text:p>
          </table:table-cell>
          <table:table-cell table:formula="of:=[.F468]-[.G468]" office:value-type="float" office:value="35.5995808145162">
            <text:p>35.600</text:p>
          </table:table-cell>
          <table:table-cell table:formula="of:=INT([.I$4]*[.E468]*([.J$3]/[.J$4])+[.I$3])" office:value-type="float" office:value="180239494">
            <text:p>180239494</text:p>
          </table:table-cell>
          <table:table-cell table:formula="of:=INT([.I468]*[.E468]*([.J$2]/[.J$3]))+[.I$2]" office:value-type="float" office:value="-3084909">
            <text:p>-3084909</text:p>
          </table:table-cell>
          <table:table-cell table:formula="of:=[.J468]*[.E468]*(1/[.J$2])+[.I$1]" office:value-type="float" office:value="5049.92146873474">
            <text:p>5050</text:p>
          </table:table-cell>
          <table:table-cell table:formula="of:=[.F468]-[.K468]" office:value-type="float" office:value="36.0785312652588">
            <text:p>36</text:p>
          </table:table-cell>
        </table:table-row>
        <table:table-row table:style-name="ro1">
          <table:table-cell office:value-type="string">
            <text:p><text:s text:c="3"/>464</text:p>
          </table:table-cell>
          <table:table-cell office:value-type="string">
            <text:p><text:s text:c="3"/>1805</text:p>
          </table:table-cell>
          <table:table-cell office:value-type="string">
            <text:p><text:s text:c="3"/>5079</text:p>
          </table:table-cell>
          <table:table-cell office:value-type="string">
            <text:p><text:s text:c="4"/>460</text:p>
          </table:table-cell>
          <table:table-cell table:formula="of:=[.B469]/1" office:value-type="float" office:value="1805">
            <text:p>1805</text:p>
          </table:table-cell>
          <table:table-cell table:formula="of:=[.C469]/1" office:value-type="float" office:value="5079">
            <text:p>5079</text:p>
          </table:table-cell>
          <table:table-cell table:formula="of:=[.G$1]+[.E469]*([.G$2]+[.E469]*([.G$3]+[.G$4]*[.E469]))" office:value-type="float" office:value="5046.67573267986">
            <text:p>5046.676</text:p>
          </table:table-cell>
          <table:table-cell table:formula="of:=[.F469]-[.G469]" office:value-type="float" office:value="32.3242673201366">
            <text:p>32.324</text:p>
          </table:table-cell>
          <table:table-cell table:formula="of:=INT([.I$4]*[.E469]*([.J$3]/[.J$4])+[.I$3])" office:value-type="float" office:value="180257938">
            <text:p>180257938</text:p>
          </table:table-cell>
          <table:table-cell table:formula="of:=INT([.I469]*[.E469]*([.J$2]/[.J$3]))+[.I$2]" office:value-type="float" office:value="-3079154">
            <text:p>-3079154</text:p>
          </table:table-cell>
          <table:table-cell table:formula="of:=[.J469]*[.E469]*(1/[.J$2])+[.I$1]" office:value-type="float" office:value="5046.19858932495">
            <text:p>5046</text:p>
          </table:table-cell>
          <table:table-cell table:formula="of:=[.F469]-[.K469]" office:value-type="float" office:value="32.8014106750488">
            <text:p>33</text:p>
          </table:table-cell>
        </table:table-row>
        <table:table-row table:style-name="ro1">
          <table:table-cell office:value-type="string">
            <text:p><text:s text:c="3"/>465</text:p>
          </table:table-cell>
          <table:table-cell office:value-type="string">
            <text:p><text:s text:c="3"/>1807</text:p>
          </table:table-cell>
          <table:table-cell office:value-type="string">
            <text:p><text:s text:c="3"/>5070</text:p>
          </table:table-cell>
          <table:table-cell office:value-type="string">
            <text:p><text:s text:c="4"/>484</text:p>
          </table:table-cell>
          <table:table-cell table:formula="of:=[.B470]/1" office:value-type="float" office:value="1807">
            <text:p>1807</text:p>
          </table:table-cell>
          <table:table-cell table:formula="of:=[.C470]/1" office:value-type="float" office:value="5070">
            <text:p>5070</text:p>
          </table:table-cell>
          <table:table-cell table:formula="of:=[.G$1]+[.E470]*([.G$2]+[.E470]*([.G$3]+[.G$4]*[.E470]))" office:value-type="float" office:value="5044.84777177212">
            <text:p>5044.848</text:p>
          </table:table-cell>
          <table:table-cell table:formula="of:=[.F470]-[.G470]" office:value-type="float" office:value="25.1522282278765">
            <text:p>25.152</text:p>
          </table:table-cell>
          <table:table-cell table:formula="of:=INT([.I$4]*[.E470]*([.J$3]/[.J$4])+[.I$3])" office:value-type="float" office:value="180267160">
            <text:p>180267160</text:p>
          </table:table-cell>
          <table:table-cell table:formula="of:=INT([.I470]*[.E470]*([.J$2]/[.J$3]))+[.I$2]" office:value-type="float" office:value="-3076276">
            <text:p>-3076276</text:p>
          </table:table-cell>
          <table:table-cell table:formula="of:=[.J470]*[.E470]*(1/[.J$2])+[.I$1]" office:value-type="float" office:value="5044.37180328369">
            <text:p>5044</text:p>
          </table:table-cell>
          <table:table-cell table:formula="of:=[.F470]-[.K470]" office:value-type="float" office:value="25.6281967163086">
            <text:p>26</text:p>
          </table:table-cell>
        </table:table-row>
        <table:table-row table:style-name="ro1">
          <table:table-cell office:value-type="string">
            <text:p><text:s text:c="3"/>466</text:p>
          </table:table-cell>
          <table:table-cell office:value-type="string">
            <text:p><text:s text:c="3"/>1810</text:p>
          </table:table-cell>
          <table:table-cell office:value-type="string">
            <text:p><text:s text:c="3"/>5063</text:p>
          </table:table-cell>
          <table:table-cell office:value-type="string">
            <text:p><text:s text:c="4"/>428</text:p>
          </table:table-cell>
          <table:table-cell table:formula="of:=[.B471]/1" office:value-type="float" office:value="1810">
            <text:p>1810</text:p>
          </table:table-cell>
          <table:table-cell table:formula="of:=[.C471]/1" office:value-type="float" office:value="5063">
            <text:p>5063</text:p>
          </table:table-cell>
          <table:table-cell table:formula="of:=[.G$1]+[.E471]*([.G$2]+[.E471]*([.G$3]+[.G$4]*[.E471]))" office:value-type="float" office:value="5042.14881740035">
            <text:p>5042.149</text:p>
          </table:table-cell>
          <table:table-cell table:formula="of:=[.F471]-[.G471]" office:value-type="float" office:value="20.8511825996538">
            <text:p>20.851</text:p>
          </table:table-cell>
          <table:table-cell table:formula="of:=INT([.I$4]*[.E471]*([.J$3]/[.J$4])+[.I$3])" office:value-type="float" office:value="180280994">
            <text:p>180280994</text:p>
          </table:table-cell>
          <table:table-cell table:formula="of:=INT([.I471]*[.E471]*([.J$2]/[.J$3]))+[.I$2]" office:value-type="float" office:value="-3071959">
            <text:p>-3071959</text:p>
          </table:table-cell>
          <table:table-cell table:formula="of:=[.J471]*[.E471]*(1/[.J$2])+[.I$1]" office:value-type="float" office:value="5041.67279434204">
            <text:p>5042</text:p>
          </table:table-cell>
          <table:table-cell table:formula="of:=[.F471]-[.K471]" office:value-type="float" office:value="21.327205657959">
            <text:p>21</text:p>
          </table:table-cell>
        </table:table-row>
        <table:table-row table:style-name="ro1">
          <table:table-cell office:value-type="string">
            <text:p><text:s text:c="3"/>467</text:p>
          </table:table-cell>
          <table:table-cell office:value-type="string">
            <text:p><text:s text:c="3"/>1812</text:p>
          </table:table-cell>
          <table:table-cell office:value-type="string">
            <text:p><text:s text:c="3"/>5055</text:p>
          </table:table-cell>
          <table:table-cell office:value-type="string">
            <text:p><text:s text:c="4"/>426</text:p>
          </table:table-cell>
          <table:table-cell table:formula="of:=[.B472]/1" office:value-type="float" office:value="1812">
            <text:p>1812</text:p>
          </table:table-cell>
          <table:table-cell table:formula="of:=[.C472]/1" office:value-type="float" office:value="5055">
            <text:p>5055</text:p>
          </table:table-cell>
          <table:table-cell table:formula="of:=[.G$1]+[.E472]*([.G$2]+[.E472]*([.G$3]+[.G$4]*[.E472]))" office:value-type="float" office:value="5040.37817717605">
            <text:p>5040.378</text:p>
          </table:table-cell>
          <table:table-cell table:formula="of:=[.F472]-[.G472]" office:value-type="float" office:value="14.6218228239468">
            <text:p>14.622</text:p>
          </table:table-cell>
          <table:table-cell table:formula="of:=INT([.I$4]*[.E472]*([.J$3]/[.J$4])+[.I$3])" office:value-type="float" office:value="180290216">
            <text:p>180290216</text:p>
          </table:table-cell>
          <table:table-cell table:formula="of:=INT([.I472]*[.E472]*([.J$2]/[.J$3]))+[.I$2]" office:value-type="float" office:value="-3069081">
            <text:p>-3069081</text:p>
          </table:table-cell>
          <table:table-cell table:formula="of:=[.J472]*[.E472]*(1/[.J$2])+[.I$1]" office:value-type="float" office:value="5039.90090179443">
            <text:p>5040</text:p>
          </table:table-cell>
          <table:table-cell table:formula="of:=[.F472]-[.K472]" office:value-type="float" office:value="15.0990982055664">
            <text:p>15</text:p>
          </table:table-cell>
        </table:table-row>
        <table:table-row table:style-name="ro1">
          <table:table-cell office:value-type="string">
            <text:p><text:s text:c="3"/>468</text:p>
          </table:table-cell>
          <table:table-cell office:value-type="string">
            <text:p><text:s text:c="3"/>1816</text:p>
          </table:table-cell>
          <table:table-cell office:value-type="string">
            <text:p><text:s text:c="3"/>5050</text:p>
          </table:table-cell>
          <table:table-cell office:value-type="string">
            <text:p><text:s text:c="4"/>429</text:p>
          </table:table-cell>
          <table:table-cell table:formula="of:=[.B473]/1" office:value-type="float" office:value="1816">
            <text:p>1816</text:p>
          </table:table-cell>
          <table:table-cell table:formula="of:=[.C473]/1" office:value-type="float" office:value="5050">
            <text:p>5050</text:p>
          </table:table-cell>
          <table:table-cell table:formula="of:=[.G$1]+[.E473]*([.G$2]+[.E473]*([.G$3]+[.G$4]*[.E473]))" office:value-type="float" office:value="5036.9057016776">
            <text:p>5036.906</text:p>
          </table:table-cell>
          <table:table-cell table:formula="of:=[.F473]-[.G473]" office:value-type="float" office:value="13.0942983223958">
            <text:p>13.094</text:p>
          </table:table-cell>
          <table:table-cell table:formula="of:=INT([.I$4]*[.E473]*([.J$3]/[.J$4])+[.I$3])" office:value-type="float" office:value="180308660">
            <text:p>180308660</text:p>
          </table:table-cell>
          <table:table-cell table:formula="of:=INT([.I473]*[.E473]*([.J$2]/[.J$3]))+[.I$2]" office:value-type="float" office:value="-3063324">
            <text:p>-3063324</text:p>
          </table:table-cell>
          <table:table-cell table:formula="of:=[.J473]*[.E473]*(1/[.J$2])+[.I$1]" office:value-type="float" office:value="5036.42645263672">
            <text:p>5036</text:p>
          </table:table-cell>
          <table:table-cell table:formula="of:=[.F473]-[.K473]" office:value-type="float" office:value="13.5735473632813">
            <text:p>14</text:p>
          </table:table-cell>
        </table:table-row>
        <table:table-row table:style-name="ro1">
          <table:table-cell office:value-type="string">
            <text:p><text:s text:c="3"/>469</text:p>
          </table:table-cell>
          <table:table-cell office:value-type="string">
            <text:p><text:s text:c="3"/>1817</text:p>
          </table:table-cell>
          <table:table-cell office:value-type="string">
            <text:p><text:s text:c="3"/>5042</text:p>
          </table:table-cell>
          <table:table-cell office:value-type="string">
            <text:p><text:s text:c="4"/>412</text:p>
          </table:table-cell>
          <table:table-cell table:formula="of:=[.B474]/1" office:value-type="float" office:value="1817">
            <text:p>1817</text:p>
          </table:table-cell>
          <table:table-cell table:formula="of:=[.C474]/1" office:value-type="float" office:value="5042">
            <text:p>5042</text:p>
          </table:table-cell>
          <table:table-cell table:formula="of:=[.G$1]+[.E474]*([.G$2]+[.E474]*([.G$3]+[.G$4]*[.E474]))" office:value-type="float" office:value="5036.0519195161">
            <text:p>5036.052</text:p>
          </table:table-cell>
          <table:table-cell table:formula="of:=[.F474]-[.G474]" office:value-type="float" office:value="5.94808048389677">
            <text:p>5.948</text:p>
          </table:table-cell>
          <table:table-cell table:formula="of:=INT([.I$4]*[.E474]*([.J$3]/[.J$4])+[.I$3])" office:value-type="float" office:value="180313271">
            <text:p>180313271</text:p>
          </table:table-cell>
          <table:table-cell table:formula="of:=INT([.I474]*[.E474]*([.J$2]/[.J$3]))+[.I$2]" office:value-type="float" office:value="-3061884">
            <text:p>-3061884</text:p>
          </table:table-cell>
          <table:table-cell table:formula="of:=[.J474]*[.E474]*(1/[.J$2])+[.I$1]" office:value-type="float" office:value="5035.57416534424">
            <text:p>5036</text:p>
          </table:table-cell>
          <table:table-cell table:formula="of:=[.F474]-[.K474]" office:value-type="float" office:value="6.42583465576172">
            <text:p>6</text:p>
          </table:table-cell>
        </table:table-row>
        <table:table-row table:style-name="ro1">
          <table:table-cell office:value-type="string">
            <text:p><text:s text:c="3"/>470</text:p>
          </table:table-cell>
          <table:table-cell office:value-type="string">
            <text:p><text:s text:c="3"/>1821</text:p>
          </table:table-cell>
          <table:table-cell office:value-type="string">
            <text:p><text:s text:c="3"/>5036</text:p>
          </table:table-cell>
          <table:table-cell office:value-type="string">
            <text:p><text:s text:c="4"/>362</text:p>
          </table:table-cell>
          <table:table-cell table:formula="of:=[.B475]/1" office:value-type="float" office:value="1821">
            <text:p>1821</text:p>
          </table:table-cell>
          <table:table-cell table:formula="of:=[.C475]/1" office:value-type="float" office:value="5036">
            <text:p>5036</text:p>
          </table:table-cell>
          <table:table-cell table:formula="of:=[.G$1]+[.E475]*([.G$2]+[.E475]*([.G$3]+[.G$4]*[.E475]))" office:value-type="float" office:value="5032.69414980055">
            <text:p>5032.694</text:p>
          </table:table-cell>
          <table:table-cell table:formula="of:=[.F475]-[.G475]" office:value-type="float" office:value="3.3058501994492">
            <text:p>3.306</text:p>
          </table:table-cell>
          <table:table-cell table:formula="of:=INT([.I$4]*[.E475]*([.J$3]/[.J$4])+[.I$3])" office:value-type="float" office:value="180331715">
            <text:p>180331715</text:p>
          </table:table-cell>
          <table:table-cell table:formula="of:=INT([.I475]*[.E475]*([.J$2]/[.J$3]))+[.I$2]" office:value-type="float" office:value="-3056125">
            <text:p>-3056125</text:p>
          </table:table-cell>
          <table:table-cell table:formula="of:=[.J475]*[.E475]*(1/[.J$2])+[.I$1]" office:value-type="float" office:value="5032.21647453308">
            <text:p>5032</text:p>
          </table:table-cell>
          <table:table-cell table:formula="of:=[.F475]-[.K475]" office:value-type="float" office:value="3.78352546691895">
            <text:p>4</text:p>
          </table:table-cell>
        </table:table-row>
        <table:table-row table:style-name="ro1">
          <table:table-cell office:value-type="string">
            <text:p><text:s text:c="3"/>471</text:p>
          </table:table-cell>
          <table:table-cell office:value-type="string">
            <text:p><text:s text:c="3"/>1823</text:p>
          </table:table-cell>
          <table:table-cell office:value-type="string">
            <text:p><text:s text:c="3"/>5029</text:p>
          </table:table-cell>
          <table:table-cell office:value-type="string">
            <text:p><text:s text:c="4"/>369</text:p>
          </table:table-cell>
          <table:table-cell table:formula="of:=[.B476]/1" office:value-type="float" office:value="1823">
            <text:p>1823</text:p>
          </table:table-cell>
          <table:table-cell table:formula="of:=[.C476]/1" office:value-type="float" office:value="5029">
            <text:p>5029</text:p>
          </table:table-cell>
          <table:table-cell table:formula="of:=[.G$1]+[.E476]*([.G$2]+[.E476]*([.G$3]+[.G$4]*[.E476]))" office:value-type="float" office:value="5031.04968593744">
            <text:p>5031.050</text:p>
          </table:table-cell>
          <table:table-cell table:formula="of:=[.F476]-[.G476]" office:value-type="float" office:value="-2.04968593743979">
            <text:p>-2.050</text:p>
          </table:table-cell>
          <table:table-cell table:formula="of:=INT([.I$4]*[.E476]*([.J$3]/[.J$4])+[.I$3])" office:value-type="float" office:value="180340937">
            <text:p>180340937</text:p>
          </table:table-cell>
          <table:table-cell table:formula="of:=INT([.I476]*[.E476]*([.J$2]/[.J$3]))+[.I$2]" office:value-type="float" office:value="-3053245">
            <text:p>-3053245</text:p>
          </table:table-cell>
          <table:table-cell table:formula="of:=[.J476]*[.E476]*(1/[.J$2])+[.I$1]" office:value-type="float" office:value="5030.57232093811">
            <text:p>5031</text:p>
          </table:table-cell>
          <table:table-cell table:formula="of:=[.F476]-[.K476]" office:value-type="float" office:value="-1.57232093811035">
            <text:p>-2</text:p>
          </table:table-cell>
        </table:table-row>
        <table:table-row table:style-name="ro1">
          <table:table-cell office:value-type="string">
            <text:p><text:s text:c="3"/>472</text:p>
          </table:table-cell>
          <table:table-cell office:value-type="string">
            <text:p><text:s text:c="3"/>1826</text:p>
          </table:table-cell>
          <table:table-cell office:value-type="string">
            <text:p><text:s text:c="3"/>5023</text:p>
          </table:table-cell>
          <table:table-cell office:value-type="string">
            <text:p><text:s text:c="4"/>325</text:p>
          </table:table-cell>
          <table:table-cell table:formula="of:=[.B477]/1" office:value-type="float" office:value="1826">
            <text:p>1826</text:p>
          </table:table-cell>
          <table:table-cell table:formula="of:=[.C477]/1" office:value-type="float" office:value="5023">
            <text:p>5023</text:p>
          </table:table-cell>
          <table:table-cell table:formula="of:=[.G$1]+[.E477]*([.G$2]+[.E477]*([.G$3]+[.G$4]*[.E477]))" office:value-type="float" office:value="5028.62602544462">
            <text:p>5028.626</text:p>
          </table:table-cell>
          <table:table-cell table:formula="of:=[.F477]-[.G477]" office:value-type="float" office:value="-5.62602544461515">
            <text:p>-5.626</text:p>
          </table:table-cell>
          <table:table-cell table:formula="of:=INT([.I$4]*[.E477]*([.J$3]/[.J$4])+[.I$3])" office:value-type="float" office:value="180354771">
            <text:p>180354771</text:p>
          </table:table-cell>
          <table:table-cell table:formula="of:=INT([.I477]*[.E477]*([.J$2]/[.J$3]))+[.I$2]" office:value-type="float" office:value="-3048925">
            <text:p>-3048925</text:p>
          </table:table-cell>
          <table:table-cell table:formula="of:=[.J477]*[.E477]*(1/[.J$2])+[.I$1]" office:value-type="float" office:value="5028.14728927612">
            <text:p>5028</text:p>
          </table:table-cell>
          <table:table-cell table:formula="of:=[.F477]-[.K477]" office:value-type="float" office:value="-5.14728927612305">
            <text:p>-5</text:p>
          </table:table-cell>
        </table:table-row>
        <table:table-row table:style-name="ro1">
          <table:table-cell office:value-type="string">
            <text:p><text:s text:c="3"/>473</text:p>
          </table:table-cell>
          <table:table-cell office:value-type="string">
            <text:p><text:s text:c="3"/>1828</text:p>
          </table:table-cell>
          <table:table-cell office:value-type="string">
            <text:p><text:s text:c="3"/>5019</text:p>
          </table:table-cell>
          <table:table-cell office:value-type="string">
            <text:p><text:s text:c="4"/>341</text:p>
          </table:table-cell>
          <table:table-cell table:formula="of:=[.B478]/1" office:value-type="float" office:value="1828">
            <text:p>1828</text:p>
          </table:table-cell>
          <table:table-cell table:formula="of:=[.C478]/1" office:value-type="float" office:value="5019">
            <text:p>5019</text:p>
          </table:table-cell>
          <table:table-cell table:formula="of:=[.G$1]+[.E478]*([.G$2]+[.E478]*([.G$3]+[.G$4]*[.E478]))" office:value-type="float" office:value="5027.03894668096">
            <text:p>5027.039</text:p>
          </table:table-cell>
          <table:table-cell table:formula="of:=[.F478]-[.G478]" office:value-type="float" office:value="-8.03894668095563">
            <text:p>-8.039</text:p>
          </table:table-cell>
          <table:table-cell table:formula="of:=INT([.I$4]*[.E478]*([.J$3]/[.J$4])+[.I$3])" office:value-type="float" office:value="180363993">
            <text:p>180363993</text:p>
          </table:table-cell>
          <table:table-cell table:formula="of:=INT([.I478]*[.E478]*([.J$2]/[.J$3]))+[.I$2]" office:value-type="float" office:value="-3046044">
            <text:p>-3046044</text:p>
          </table:table-cell>
          <table:table-cell table:formula="of:=[.J478]*[.E478]*(1/[.J$2])+[.I$1]" office:value-type="float" office:value="5026.56155395508">
            <text:p>5027</text:p>
          </table:table-cell>
          <table:table-cell table:formula="of:=[.F478]-[.K478]" office:value-type="float" office:value="-7.56155395507813">
            <text:p>-8</text:p>
          </table:table-cell>
        </table:table-row>
        <table:table-row table:style-name="ro1">
          <table:table-cell office:value-type="string">
            <text:p><text:s text:c="3"/>474</text:p>
          </table:table-cell>
          <table:table-cell office:value-type="string">
            <text:p><text:s text:c="3"/>1832</text:p>
          </table:table-cell>
          <table:table-cell office:value-type="string">
            <text:p><text:s text:c="3"/>5012</text:p>
          </table:table-cell>
          <table:table-cell office:value-type="string">
            <text:p><text:s text:c="4"/>367</text:p>
          </table:table-cell>
          <table:table-cell table:formula="of:=[.B479]/1" office:value-type="float" office:value="1832">
            <text:p>1832</text:p>
          </table:table-cell>
          <table:table-cell table:formula="of:=[.C479]/1" office:value-type="float" office:value="5012">
            <text:p>5012</text:p>
          </table:table-cell>
          <table:table-cell table:formula="of:=[.G$1]+[.E479]*([.G$2]+[.E479]*([.G$3]+[.G$4]*[.E479]))" office:value-type="float" office:value="5023.93367140297">
            <text:p>5023.934</text:p>
          </table:table-cell>
          <table:table-cell table:formula="of:=[.F479]-[.G479]" office:value-type="float" office:value="-11.9336714029741">
            <text:p>-11.934</text:p>
          </table:table-cell>
          <table:table-cell table:formula="of:=INT([.I$4]*[.E479]*([.J$3]/[.J$4])+[.I$3])" office:value-type="float" office:value="180382437">
            <text:p>180382437</text:p>
          </table:table-cell>
          <table:table-cell table:formula="of:=INT([.I479]*[.E479]*([.J$2]/[.J$3]))+[.I$2]" office:value-type="float" office:value="-3040282">
            <text:p>-3040282</text:p>
          </table:table-cell>
          <table:table-cell table:formula="of:=[.J479]*[.E479]*(1/[.J$2])+[.I$1]" office:value-type="float" office:value="5023.45602416992">
            <text:p>5023</text:p>
          </table:table-cell>
          <table:table-cell table:formula="of:=[.F479]-[.K479]" office:value-type="float" office:value="-11.4560241699219">
            <text:p>-11</text:p>
          </table:table-cell>
        </table:table-row>
        <table:table-row table:style-name="ro1">
          <table:table-cell office:value-type="string">
            <text:p><text:s text:c="3"/>475</text:p>
          </table:table-cell>
          <table:table-cell office:value-type="string">
            <text:p><text:s text:c="3"/>1833</text:p>
          </table:table-cell>
          <table:table-cell office:value-type="string">
            <text:p><text:s text:c="3"/>5008</text:p>
          </table:table-cell>
          <table:table-cell office:value-type="string">
            <text:p><text:s text:c="4"/>288</text:p>
          </table:table-cell>
          <table:table-cell table:formula="of:=[.B480]/1" office:value-type="float" office:value="1833">
            <text:p>1833</text:p>
          </table:table-cell>
          <table:table-cell table:formula="of:=[.C480]/1" office:value-type="float" office:value="5008">
            <text:p>5008</text:p>
          </table:table-cell>
          <table:table-cell table:formula="of:=[.G$1]+[.E480]*([.G$2]+[.E480]*([.G$3]+[.G$4]*[.E480]))" office:value-type="float" office:value="5023.17170540059">
            <text:p>5023.172</text:p>
          </table:table-cell>
          <table:table-cell table:formula="of:=[.F480]-[.G480]" office:value-type="float" office:value="-15.1717054005894">
            <text:p>-15.172</text:p>
          </table:table-cell>
          <table:table-cell table:formula="of:=INT([.I$4]*[.E480]*([.J$3]/[.J$4])+[.I$3])" office:value-type="float" office:value="180387048">
            <text:p>180387048</text:p>
          </table:table-cell>
          <table:table-cell table:formula="of:=INT([.I480]*[.E480]*([.J$2]/[.J$3]))+[.I$2]" office:value-type="float" office:value="-3038841">
            <text:p>-3038841</text:p>
          </table:table-cell>
          <table:table-cell table:formula="of:=[.J480]*[.E480]*(1/[.J$2])+[.I$1]" office:value-type="float" office:value="5022.69512748718">
            <text:p>5023</text:p>
          </table:table-cell>
          <table:table-cell table:formula="of:=[.F480]-[.K480]" office:value-type="float" office:value="-14.6951274871826">
            <text:p>-15</text:p>
          </table:table-cell>
        </table:table-row>
        <table:table-row table:style-name="ro1">
          <table:table-cell office:value-type="string">
            <text:p><text:s text:c="3"/>476</text:p>
          </table:table-cell>
          <table:table-cell office:value-type="string">
            <text:p><text:s text:c="3"/>1837</text:p>
          </table:table-cell>
          <table:table-cell office:value-type="string">
            <text:p><text:s text:c="3"/>5004</text:p>
          </table:table-cell>
          <table:table-cell office:value-type="string">
            <text:p><text:s text:c="4"/>340</text:p>
          </table:table-cell>
          <table:table-cell table:formula="of:=[.B481]/1" office:value-type="float" office:value="1837">
            <text:p>1837</text:p>
          </table:table-cell>
          <table:table-cell table:formula="of:=[.C481]/1" office:value-type="float" office:value="5004">
            <text:p>5004</text:p>
          </table:table-cell>
          <table:table-cell table:formula="of:=[.G$1]+[.E481]*([.G$2]+[.E481]*([.G$3]+[.G$4]*[.E481]))" office:value-type="float" office:value="5020.1812647375">
            <text:p>5020.181</text:p>
          </table:table-cell>
          <table:table-cell table:formula="of:=[.F481]-[.G481]" office:value-type="float" office:value="-16.1812647375009">
            <text:p>-16.181</text:p>
          </table:table-cell>
          <table:table-cell table:formula="of:=INT([.I$4]*[.E481]*([.J$3]/[.J$4])+[.I$3])" office:value-type="float" office:value="180405492">
            <text:p>180405492</text:p>
          </table:table-cell>
          <table:table-cell table:formula="of:=INT([.I481]*[.E481]*([.J$2]/[.J$3]))+[.I$2]" office:value-type="float" office:value="-3033078">
            <text:p>-3033078</text:p>
          </table:table-cell>
          <table:table-cell table:formula="of:=[.J481]*[.E481]*(1/[.J$2])+[.I$1]" office:value-type="float" office:value="5019.70300674438">
            <text:p>5020</text:p>
          </table:table-cell>
          <table:table-cell table:formula="of:=[.F481]-[.K481]" office:value-type="float" office:value="-15.7030067443848">
            <text:p>-16</text:p>
          </table:table-cell>
        </table:table-row>
        <table:table-row table:style-name="ro1">
          <table:table-cell office:value-type="string">
            <text:p><text:s text:c="3"/>477</text:p>
          </table:table-cell>
          <table:table-cell office:value-type="string">
            <text:p><text:s text:c="3"/>1839</text:p>
          </table:table-cell>
          <table:table-cell office:value-type="string">
            <text:p><text:s text:c="3"/>4995</text:p>
          </table:table-cell>
          <table:table-cell office:value-type="string">
            <text:p><text:s text:c="4"/>409</text:p>
          </table:table-cell>
          <table:table-cell table:formula="of:=[.B482]/1" office:value-type="float" office:value="1839">
            <text:p>1839</text:p>
          </table:table-cell>
          <table:table-cell table:formula="of:=[.C482]/1" office:value-type="float" office:value="4995">
            <text:p>4995</text:p>
          </table:table-cell>
          <table:table-cell table:formula="of:=[.G$1]+[.E482]*([.G$2]+[.E482]*([.G$3]+[.G$4]*[.E482]))" office:value-type="float" office:value="5018.72050405023">
            <text:p>5018.721</text:p>
          </table:table-cell>
          <table:table-cell table:formula="of:=[.F482]-[.G482]" office:value-type="float" office:value="-23.7205040502267">
            <text:p>-23.721</text:p>
          </table:table-cell>
          <table:table-cell table:formula="of:=INT([.I$4]*[.E482]*([.J$3]/[.J$4])+[.I$3])" office:value-type="float" office:value="180414714">
            <text:p>180414714</text:p>
          </table:table-cell>
          <table:table-cell table:formula="of:=INT([.I482]*[.E482]*([.J$2]/[.J$3]))+[.I$2]" office:value-type="float" office:value="-3030196">
            <text:p>-3030196</text:p>
          </table:table-cell>
          <table:table-cell table:formula="of:=[.J482]*[.E482]*(1/[.J$2])+[.I$1]" office:value-type="float" office:value="5018.24167633057">
            <text:p>5018</text:p>
          </table:table-cell>
          <table:table-cell table:formula="of:=[.F482]-[.K482]" office:value-type="float" office:value="-23.2416763305664">
            <text:p>-23</text:p>
          </table:table-cell>
        </table:table-row>
        <table:table-row table:style-name="ro1">
          <table:table-cell office:value-type="string">
            <text:p><text:s text:c="3"/>478</text:p>
          </table:table-cell>
          <table:table-cell office:value-type="string">
            <text:p><text:s text:c="3"/>1842</text:p>
          </table:table-cell>
          <table:table-cell office:value-type="string">
            <text:p><text:s text:c="3"/>4988</text:p>
          </table:table-cell>
          <table:table-cell office:value-type="string">
            <text:p><text:s text:c="4"/>261</text:p>
          </table:table-cell>
          <table:table-cell table:formula="of:=[.B483]/1" office:value-type="float" office:value="1842">
            <text:p>1842</text:p>
          </table:table-cell>
          <table:table-cell table:formula="of:=[.C483]/1" office:value-type="float" office:value="4988">
            <text:p>4988</text:p>
          </table:table-cell>
          <table:table-cell table:formula="of:=[.G$1]+[.E483]*([.G$2]+[.E483]*([.G$3]+[.G$4]*[.E483]))" office:value-type="float" office:value="5016.57244663315">
            <text:p>5016.572</text:p>
          </table:table-cell>
          <table:table-cell table:formula="of:=[.F483]-[.G483]" office:value-type="float" office:value="-28.5724466331503">
            <text:p>-28.572</text:p>
          </table:table-cell>
          <table:table-cell table:formula="of:=INT([.I$4]*[.E483]*([.J$3]/[.J$4])+[.I$3])" office:value-type="float" office:value="180428548">
            <text:p>180428548</text:p>
          </table:table-cell>
          <table:table-cell table:formula="of:=INT([.I483]*[.E483]*([.J$2]/[.J$3]))+[.I$2]" office:value-type="float" office:value="-3025872">
            <text:p>-3025872</text:p>
          </table:table-cell>
          <table:table-cell table:formula="of:=[.J483]*[.E483]*(1/[.J$2])+[.I$1]" office:value-type="float" office:value="5016.09442138672">
            <text:p>5016</text:p>
          </table:table-cell>
          <table:table-cell table:formula="of:=[.F483]-[.K483]" office:value-type="float" office:value="-28.0944213867187">
            <text:p>-28</text:p>
          </table:table-cell>
        </table:table-row>
        <table:table-row table:style-name="ro1">
          <table:table-cell office:value-type="string">
            <text:p><text:s text:c="3"/>479</text:p>
          </table:table-cell>
          <table:table-cell office:value-type="string">
            <text:p><text:s text:c="3"/>1844</text:p>
          </table:table-cell>
          <table:table-cell office:value-type="string">
            <text:p><text:s text:c="3"/>4981</text:p>
          </table:table-cell>
          <table:table-cell office:value-type="string">
            <text:p><text:s text:c="4"/>333</text:p>
          </table:table-cell>
          <table:table-cell table:formula="of:=[.B484]/1" office:value-type="float" office:value="1844">
            <text:p>1844</text:p>
          </table:table-cell>
          <table:table-cell table:formula="of:=[.C484]/1" office:value-type="float" office:value="4981">
            <text:p>4981</text:p>
          </table:table-cell>
          <table:table-cell table:formula="of:=[.G$1]+[.E484]*([.G$2]+[.E484]*([.G$3]+[.G$4]*[.E484]))" office:value-type="float" office:value="5015.16913546132">
            <text:p>5015.169</text:p>
          </table:table-cell>
          <table:table-cell table:formula="of:=[.F484]-[.G484]" office:value-type="float" office:value="-34.1691354613231">
            <text:p>-34.169</text:p>
          </table:table-cell>
          <table:table-cell table:formula="of:=INT([.I$4]*[.E484]*([.J$3]/[.J$4])+[.I$3])" office:value-type="float" office:value="180437770">
            <text:p>180437770</text:p>
          </table:table-cell>
          <table:table-cell table:formula="of:=INT([.I484]*[.E484]*([.J$2]/[.J$3]))+[.I$2]" office:value-type="float" office:value="-3022989">
            <text:p>-3022989</text:p>
          </table:table-cell>
          <table:table-cell table:formula="of:=[.J484]*[.E484]*(1/[.J$2])+[.I$1]" office:value-type="float" office:value="5014.69158172607">
            <text:p>5015</text:p>
          </table:table-cell>
          <table:table-cell table:formula="of:=[.F484]-[.K484]" office:value-type="float" office:value="-33.6915817260742">
            <text:p>-34</text:p>
          </table:table-cell>
        </table:table-row>
        <table:table-row table:style-name="ro1">
          <table:table-cell office:value-type="string">
            <text:p><text:s text:c="3"/>480</text:p>
          </table:table-cell>
          <table:table-cell office:value-type="string">
            <text:p><text:s text:c="3"/>1846</text:p>
          </table:table-cell>
          <table:table-cell office:value-type="string">
            <text:p><text:s text:c="3"/>4976</text:p>
          </table:table-cell>
          <table:table-cell office:value-type="string">
            <text:p><text:s text:c="4"/>320</text:p>
          </table:table-cell>
          <table:table-cell table:formula="of:=[.B485]/1" office:value-type="float" office:value="1846">
            <text:p>1846</text:p>
          </table:table-cell>
          <table:table-cell table:formula="of:=[.C485]/1" office:value-type="float" office:value="4976">
            <text:p>4976</text:p>
          </table:table-cell>
          <table:table-cell table:formula="of:=[.G$1]+[.E485]*([.G$2]+[.E485]*([.G$3]+[.G$4]*[.E485]))" office:value-type="float" office:value="5013.78880973208">
            <text:p>5013.789</text:p>
          </table:table-cell>
          <table:table-cell table:formula="of:=[.F485]-[.G485]" office:value-type="float" office:value="-37.7888097320756">
            <text:p>-37.789</text:p>
          </table:table-cell>
          <table:table-cell table:formula="of:=INT([.I$4]*[.E485]*([.J$3]/[.J$4])+[.I$3])" office:value-type="float" office:value="180446992">
            <text:p>180446992</text:p>
          </table:table-cell>
          <table:table-cell table:formula="of:=INT([.I485]*[.E485]*([.J$2]/[.J$3]))+[.I$2]" office:value-type="float" office:value="-3020106">
            <text:p>-3020106</text:p>
          </table:table-cell>
          <table:table-cell table:formula="of:=[.J485]*[.E485]*(1/[.J$2])+[.I$1]" office:value-type="float" office:value="5013.31073760986">
            <text:p>5013</text:p>
          </table:table-cell>
          <table:table-cell table:formula="of:=[.F485]-[.K485]" office:value-type="float" office:value="-37.3107376098633">
            <text:p>-37</text:p>
          </table:table-cell>
        </table:table-row>
        <table:table-row table:style-name="ro1">
          <table:table-cell office:value-type="string">
            <text:p><text:s text:c="3"/>481</text:p>
          </table:table-cell>
          <table:table-cell office:value-type="string">
            <text:p><text:s text:c="3"/>1850</text:p>
          </table:table-cell>
          <table:table-cell office:value-type="string">
            <text:p><text:s text:c="3"/>4970</text:p>
          </table:table-cell>
          <table:table-cell office:value-type="string">
            <text:p><text:s text:c="4"/>281</text:p>
          </table:table-cell>
          <table:table-cell table:formula="of:=[.B486]/1" office:value-type="float" office:value="1850">
            <text:p>1850</text:p>
          </table:table-cell>
          <table:table-cell table:formula="of:=[.C486]/1" office:value-type="float" office:value="4970">
            <text:p>4970</text:p>
          </table:table-cell>
          <table:table-cell table:formula="of:=[.G$1]+[.E486]*([.G$2]+[.E486]*([.G$3]+[.G$4]*[.E486]))" office:value-type="float" office:value="5011.09712748452">
            <text:p>5011.097</text:p>
          </table:table-cell>
          <table:table-cell table:formula="of:=[.F486]-[.G486]" office:value-type="float" office:value="-41.0971274845197">
            <text:p>-41.097</text:p>
          </table:table-cell>
          <table:table-cell table:formula="of:=INT([.I$4]*[.E486]*([.J$3]/[.J$4])+[.I$3])" office:value-type="float" office:value="180465436">
            <text:p>180465436</text:p>
          </table:table-cell>
          <table:table-cell table:formula="of:=INT([.I486]*[.E486]*([.J$2]/[.J$3]))+[.I$2]" office:value-type="float" office:value="-3014339">
            <text:p>-3014339</text:p>
          </table:table-cell>
          <table:table-cell table:formula="of:=[.J486]*[.E486]*(1/[.J$2])+[.I$1]" office:value-type="float" office:value="5010.61856460571">
            <text:p>5011</text:p>
          </table:table-cell>
          <table:table-cell table:formula="of:=[.F486]-[.K486]" office:value-type="float" office:value="-40.6185646057129">
            <text:p>-41</text:p>
          </table:table-cell>
        </table:table-row>
        <table:table-row table:style-name="ro1">
          <table:table-cell office:value-type="string">
            <text:p><text:s text:c="3"/>482</text:p>
          </table:table-cell>
          <table:table-cell office:value-type="string">
            <text:p><text:s text:c="3"/>1853</text:p>
          </table:table-cell>
          <table:table-cell office:value-type="string">
            <text:p><text:s text:c="3"/>4966</text:p>
          </table:table-cell>
          <table:table-cell office:value-type="string">
            <text:p><text:s text:c="4"/>339</text:p>
          </table:table-cell>
          <table:table-cell table:formula="of:=[.B487]/1" office:value-type="float" office:value="1853">
            <text:p>1853</text:p>
          </table:table-cell>
          <table:table-cell table:formula="of:=[.C487]/1" office:value-type="float" office:value="4966">
            <text:p>4966</text:p>
          </table:table-cell>
          <table:table-cell table:formula="of:=[.G$1]+[.E487]*([.G$2]+[.E487]*([.G$3]+[.G$4]*[.E487]))" office:value-type="float" office:value="5009.13872654032">
            <text:p>5009.139</text:p>
          </table:table-cell>
          <table:table-cell table:formula="of:=[.F487]-[.G487]" office:value-type="float" office:value="-43.1387265403191">
            <text:p>-43.139</text:p>
          </table:table-cell>
          <table:table-cell table:formula="of:=INT([.I$4]*[.E487]*([.J$3]/[.J$4])+[.I$3])" office:value-type="float" office:value="180479269">
            <text:p>180479269</text:p>
          </table:table-cell>
          <table:table-cell table:formula="of:=INT([.I487]*[.E487]*([.J$2]/[.J$3]))+[.I$2]" office:value-type="float" office:value="-3010013">
            <text:p>-3010013</text:p>
          </table:table-cell>
          <table:table-cell table:formula="of:=[.J487]*[.E487]*(1/[.J$2])+[.I$1]" office:value-type="float" office:value="5008.65983390808">
            <text:p>5009</text:p>
          </table:table-cell>
          <table:table-cell table:formula="of:=[.F487]-[.K487]" office:value-type="float" office:value="-42.6598339080811">
            <text:p>-43</text:p>
          </table:table-cell>
        </table:table-row>
        <table:table-row table:style-name="ro1">
          <table:table-cell office:value-type="string">
            <text:p><text:s text:c="3"/>483</text:p>
          </table:table-cell>
          <table:table-cell office:value-type="string">
            <text:p><text:s text:c="3"/>1855</text:p>
          </table:table-cell>
          <table:table-cell office:value-type="string">
            <text:p><text:s text:c="3"/>4964</text:p>
          </table:table-cell>
          <table:table-cell office:value-type="string">
            <text:p><text:s text:c="4"/>300</text:p>
          </table:table-cell>
          <table:table-cell table:formula="of:=[.B488]/1" office:value-type="float" office:value="1855">
            <text:p>1855</text:p>
          </table:table-cell>
          <table:table-cell table:formula="of:=[.C488]/1" office:value-type="float" office:value="4964">
            <text:p>4964</text:p>
          </table:table-cell>
          <table:table-cell table:formula="of:=[.G$1]+[.E488]*([.G$2]+[.E488]*([.G$3]+[.G$4]*[.E488]))" office:value-type="float" office:value="5007.86187516008">
            <text:p>5007.862</text:p>
          </table:table-cell>
          <table:table-cell table:formula="of:=[.F488]-[.G488]" office:value-type="float" office:value="-43.8618751600789">
            <text:p>-43.862</text:p>
          </table:table-cell>
          <table:table-cell table:formula="of:=INT([.I$4]*[.E488]*([.J$3]/[.J$4])+[.I$3])" office:value-type="float" office:value="180488491">
            <text:p>180488491</text:p>
          </table:table-cell>
          <table:table-cell table:formula="of:=INT([.I488]*[.E488]*([.J$2]/[.J$3]))+[.I$2]" office:value-type="float" office:value="-3007128">
            <text:p>-3007128</text:p>
          </table:table-cell>
          <table:table-cell table:formula="of:=[.J488]*[.E488]*(1/[.J$2])+[.I$1]" office:value-type="float" office:value="5007.38505554199">
            <text:p>5007</text:p>
          </table:table-cell>
          <table:table-cell table:formula="of:=[.F488]-[.K488]" office:value-type="float" office:value="-43.3850555419922">
            <text:p>-43</text:p>
          </table:table-cell>
        </table:table-row>
        <table:table-row table:style-name="ro1">
          <table:table-cell office:value-type="string">
            <text:p><text:s text:c="3"/>484</text:p>
          </table:table-cell>
          <table:table-cell office:value-type="string">
            <text:p><text:s text:c="3"/>1857</text:p>
          </table:table-cell>
          <table:table-cell office:value-type="string">
            <text:p><text:s text:c="3"/>4962</text:p>
          </table:table-cell>
          <table:table-cell office:value-type="string">
            <text:p><text:s text:c="4"/>256</text:p>
          </table:table-cell>
          <table:table-cell table:formula="of:=[.B489]/1" office:value-type="float" office:value="1857">
            <text:p>1857</text:p>
          </table:table-cell>
          <table:table-cell table:formula="of:=[.C489]/1" office:value-type="float" office:value="4962">
            <text:p>4962</text:p>
          </table:table-cell>
          <table:table-cell table:formula="of:=[.G$1]+[.E489]*([.G$2]+[.E489]*([.G$3]+[.G$4]*[.E489]))" office:value-type="float" office:value="5006.60802693682">
            <text:p>5006.608</text:p>
          </table:table-cell>
          <table:table-cell table:formula="of:=[.F489]-[.G489]" office:value-type="float" office:value="-44.6080269368158">
            <text:p>-44.608</text:p>
          </table:table-cell>
          <table:table-cell table:formula="of:=INT([.I$4]*[.E489]*([.J$3]/[.J$4])+[.I$3])" office:value-type="float" office:value="180497714">
            <text:p>180497714</text:p>
          </table:table-cell>
          <table:table-cell table:formula="of:=INT([.I489]*[.E489]*([.J$2]/[.J$3]))+[.I$2]" office:value-type="float" office:value="-3004244">
            <text:p>-3004244</text:p>
          </table:table-cell>
          <table:table-cell table:formula="of:=[.J489]*[.E489]*(1/[.J$2])+[.I$1]" office:value-type="float" office:value="5006.12874603272">
            <text:p>5006</text:p>
          </table:table-cell>
          <table:table-cell table:formula="of:=[.F489]-[.K489]" office:value-type="float" office:value="-44.1287460327149">
            <text:p>-44</text:p>
          </table:table-cell>
        </table:table-row>
        <table:table-row table:style-name="ro1">
          <table:table-cell office:value-type="string">
            <text:p><text:s text:c="3"/>485</text:p>
          </table:table-cell>
          <table:table-cell office:value-type="string">
            <text:p><text:s text:c="3"/>1860</text:p>
          </table:table-cell>
          <table:table-cell office:value-type="string">
            <text:p><text:s text:c="3"/>4960</text:p>
          </table:table-cell>
          <table:table-cell office:value-type="string">
            <text:p><text:s text:c="4"/>279</text:p>
          </table:table-cell>
          <table:table-cell table:formula="of:=[.B490]/1" office:value-type="float" office:value="1860">
            <text:p>1860</text:p>
          </table:table-cell>
          <table:table-cell table:formula="of:=[.C490]/1" office:value-type="float" office:value="4960">
            <text:p>4960</text:p>
          </table:table-cell>
          <table:table-cell table:formula="of:=[.G$1]+[.E490]*([.G$2]+[.E490]*([.G$3]+[.G$4]*[.E490]))" office:value-type="float" office:value="5004.77039256676">
            <text:p>5004.770</text:p>
          </table:table-cell>
          <table:table-cell table:formula="of:=[.F490]-[.G490]" office:value-type="float" office:value="-44.7703925667574">
            <text:p>-44.770</text:p>
          </table:table-cell>
          <table:table-cell table:formula="of:=INT([.I$4]*[.E490]*([.J$3]/[.J$4])+[.I$3])" office:value-type="float" office:value="180511547">
            <text:p>180511547</text:p>
          </table:table-cell>
          <table:table-cell table:formula="of:=INT([.I490]*[.E490]*([.J$2]/[.J$3]))+[.I$2]" office:value-type="float" office:value="-2999916">
            <text:p>-2999916</text:p>
          </table:table-cell>
          <table:table-cell table:formula="of:=[.J490]*[.E490]*(1/[.J$2])+[.I$1]" office:value-type="float" office:value="5004.29263305664">
            <text:p>5004</text:p>
          </table:table-cell>
          <table:table-cell table:formula="of:=[.F490]-[.K490]" office:value-type="float" office:value="-44.2926330566406">
            <text:p>-44</text:p>
          </table:table-cell>
        </table:table-row>
        <table:table-row table:style-name="ro1">
          <table:table-cell office:value-type="string">
            <text:p><text:s text:c="3"/>486</text:p>
          </table:table-cell>
          <table:table-cell office:value-type="string">
            <text:p><text:s text:c="3"/>1862</text:p>
          </table:table-cell>
          <table:table-cell office:value-type="string">
            <text:p><text:s text:c="3"/>4959</text:p>
          </table:table-cell>
          <table:table-cell office:value-type="string">
            <text:p><text:s text:c="4"/>272</text:p>
          </table:table-cell>
          <table:table-cell table:formula="of:=[.B491]/1" office:value-type="float" office:value="1862">
            <text:p>1862</text:p>
          </table:table-cell>
          <table:table-cell table:formula="of:=[.C491]/1" office:value-type="float" office:value="4959">
            <text:p>4959</text:p>
          </table:table-cell>
          <table:table-cell table:formula="of:=[.G$1]+[.E491]*([.G$2]+[.E491]*([.G$3]+[.G$4]*[.E491]))" office:value-type="float" office:value="5003.57406632694">
            <text:p>5003.574</text:p>
          </table:table-cell>
          <table:table-cell table:formula="of:=[.F491]-[.G491]" office:value-type="float" office:value="-44.5740663269444">
            <text:p>-44.574</text:p>
          </table:table-cell>
          <table:table-cell table:formula="of:=INT([.I$4]*[.E491]*([.J$3]/[.J$4])+[.I$3])" office:value-type="float" office:value="180520769">
            <text:p>180520769</text:p>
          </table:table-cell>
          <table:table-cell table:formula="of:=INT([.I491]*[.E491]*([.J$2]/[.J$3]))+[.I$2]" office:value-type="float" office:value="-2997031">
            <text:p>-2997031</text:p>
          </table:table-cell>
          <table:table-cell table:formula="of:=[.J491]*[.E491]*(1/[.J$2])+[.I$1]" office:value-type="float" office:value="5003.09489059448">
            <text:p>5003</text:p>
          </table:table-cell>
          <table:table-cell table:formula="of:=[.F491]-[.K491]" office:value-type="float" office:value="-44.0948905944824">
            <text:p>-44</text:p>
          </table:table-cell>
        </table:table-row>
        <table:table-row table:style-name="ro1">
          <table:table-cell office:value-type="string">
            <text:p><text:s text:c="3"/>487</text:p>
          </table:table-cell>
          <table:table-cell office:value-type="string">
            <text:p><text:s text:c="3"/>1866</text:p>
          </table:table-cell>
          <table:table-cell office:value-type="string">
            <text:p><text:s text:c="3"/>4956</text:p>
          </table:table-cell>
          <table:table-cell office:value-type="string">
            <text:p><text:s text:c="4"/>322</text:p>
          </table:table-cell>
          <table:table-cell table:formula="of:=[.B492]/1" office:value-type="float" office:value="1866">
            <text:p>1866</text:p>
          </table:table-cell>
          <table:table-cell table:formula="of:=[.C492]/1" office:value-type="float" office:value="4956">
            <text:p>4956</text:p>
          </table:table-cell>
          <table:table-cell table:formula="of:=[.G$1]+[.E492]*([.G$2]+[.E492]*([.G$3]+[.G$4]*[.E492]))" office:value-type="float" office:value="5001.25046035745">
            <text:p>5001.250</text:p>
          </table:table-cell>
          <table:table-cell table:formula="of:=[.F492]-[.G492]" office:value-type="float" office:value="-45.2504603574525">
            <text:p>-45.250</text:p>
          </table:table-cell>
          <table:table-cell table:formula="of:=INT([.I$4]*[.E492]*([.J$3]/[.J$4])+[.I$3])" office:value-type="float" office:value="180539213">
            <text:p>180539213</text:p>
          </table:table-cell>
          <table:table-cell table:formula="of:=INT([.I492]*[.E492]*([.J$2]/[.J$3]))+[.I$2]" office:value-type="float" office:value="-2991259">
            <text:p>-2991259</text:p>
          </table:table-cell>
          <table:table-cell table:formula="of:=[.J492]*[.E492]*(1/[.J$2])+[.I$1]" office:value-type="float" office:value="5000.77255630493">
            <text:p>5001</text:p>
          </table:table-cell>
          <table:table-cell table:formula="of:=[.F492]-[.K492]" office:value-type="float" office:value="-44.7725563049316">
            <text:p>-45</text:p>
          </table:table-cell>
        </table:table-row>
        <table:table-row table:style-name="ro1">
          <table:table-cell office:value-type="string">
            <text:p><text:s text:c="3"/>488</text:p>
          </table:table-cell>
          <table:table-cell office:value-type="string">
            <text:p><text:s text:c="3"/>1869</text:p>
          </table:table-cell>
          <table:table-cell office:value-type="string">
            <text:p><text:s text:c="3"/>4955</text:p>
          </table:table-cell>
          <table:table-cell office:value-type="string">
            <text:p><text:s text:c="4"/>266</text:p>
          </table:table-cell>
          <table:table-cell table:formula="of:=[.B493]/1" office:value-type="float" office:value="1869">
            <text:p>1869</text:p>
          </table:table-cell>
          <table:table-cell table:formula="of:=[.C493]/1" office:value-type="float" office:value="4955">
            <text:p>4955</text:p>
          </table:table-cell>
          <table:table-cell table:formula="of:=[.G$1]+[.E493]*([.G$2]+[.E493]*([.G$3]+[.G$4]*[.E493]))" office:value-type="float" office:value="4999.5681842586">
            <text:p>4999.568</text:p>
          </table:table-cell>
          <table:table-cell table:formula="of:=[.F493]-[.G493]" office:value-type="float" office:value="-44.5681842586037">
            <text:p>-44.568</text:p>
          </table:table-cell>
          <table:table-cell table:formula="of:=INT([.I$4]*[.E493]*([.J$3]/[.J$4])+[.I$3])" office:value-type="float" office:value="180553046">
            <text:p>180553046</text:p>
          </table:table-cell>
          <table:table-cell table:formula="of:=INT([.I493]*[.E493]*([.J$2]/[.J$3]))+[.I$2]" office:value-type="float" office:value="-2986930">
            <text:p>-2986930</text:p>
          </table:table-cell>
          <table:table-cell table:formula="of:=[.J493]*[.E493]*(1/[.J$2])+[.I$1]" office:value-type="float" office:value="4999.08860397339">
            <text:p>4999</text:p>
          </table:table-cell>
          <table:table-cell table:formula="of:=[.F493]-[.K493]" office:value-type="float" office:value="-44.0886039733887">
            <text:p>-44</text:p>
          </table:table-cell>
        </table:table-row>
        <table:table-row table:style-name="ro1">
          <table:table-cell office:value-type="string">
            <text:p><text:s text:c="3"/>489</text:p>
          </table:table-cell>
          <table:table-cell office:value-type="string">
            <text:p><text:s text:c="3"/>1871</text:p>
          </table:table-cell>
          <table:table-cell office:value-type="string">
            <text:p><text:s text:c="3"/>4954</text:p>
          </table:table-cell>
          <table:table-cell office:value-type="string">
            <text:p><text:s text:c="4"/>254</text:p>
          </table:table-cell>
          <table:table-cell table:formula="of:=[.B494]/1" office:value-type="float" office:value="1871">
            <text:p>1871</text:p>
          </table:table-cell>
          <table:table-cell table:formula="of:=[.C494]/1" office:value-type="float" office:value="4954">
            <text:p>4954</text:p>
          </table:table-cell>
          <table:table-cell table:formula="of:=[.G$1]+[.E494]*([.G$2]+[.E494]*([.G$3]+[.G$4]*[.E494]))" office:value-type="float" office:value="4998.47544831659">
            <text:p>4998.475</text:p>
          </table:table-cell>
          <table:table-cell table:formula="of:=[.F494]-[.G494]" office:value-type="float" office:value="-44.4754483165943">
            <text:p>-44.475</text:p>
          </table:table-cell>
          <table:table-cell table:formula="of:=INT([.I$4]*[.E494]*([.J$3]/[.J$4])+[.I$3])" office:value-type="float" office:value="180562268">
            <text:p>180562268</text:p>
          </table:table-cell>
          <table:table-cell table:formula="of:=INT([.I494]*[.E494]*([.J$2]/[.J$3]))+[.I$2]" office:value-type="float" office:value="-2984043">
            <text:p>-2984043</text:p>
          </table:table-cell>
          <table:table-cell table:formula="of:=[.J494]*[.E494]*(1/[.J$2])+[.I$1]" office:value-type="float" office:value="4997.99706077576">
            <text:p>4998</text:p>
          </table:table-cell>
          <table:table-cell table:formula="of:=[.F494]-[.K494]" office:value-type="float" office:value="-43.9970607757568">
            <text:p>-44</text:p>
          </table:table-cell>
        </table:table-row>
        <table:table-row table:style-name="ro1">
          <table:table-cell office:value-type="string">
            <text:p><text:s text:c="3"/>490</text:p>
          </table:table-cell>
          <table:table-cell office:value-type="string">
            <text:p><text:s text:c="3"/>1873</text:p>
          </table:table-cell>
          <table:table-cell office:value-type="string">
            <text:p><text:s text:c="3"/>4953</text:p>
          </table:table-cell>
          <table:table-cell office:value-type="string">
            <text:p><text:s text:c="4"/>258</text:p>
          </table:table-cell>
          <table:table-cell table:formula="of:=[.B495]/1" office:value-type="float" office:value="1873">
            <text:p>1873</text:p>
          </table:table-cell>
          <table:table-cell table:formula="of:=[.C495]/1" office:value-type="float" office:value="4953">
            <text:p>4953</text:p>
          </table:table-cell>
          <table:table-cell table:formula="of:=[.G$1]+[.E495]*([.G$2]+[.E495]*([.G$3]+[.G$4]*[.E495]))" office:value-type="float" office:value="4997.40574129797">
            <text:p>4997.406</text:p>
          </table:table-cell>
          <table:table-cell table:formula="of:=[.F495]-[.G495]" office:value-type="float" office:value="-44.4057412979655">
            <text:p>-44.406</text:p>
          </table:table-cell>
          <table:table-cell table:formula="of:=INT([.I$4]*[.E495]*([.J$3]/[.J$4])+[.I$3])" office:value-type="float" office:value="180571491">
            <text:p>180571491</text:p>
          </table:table-cell>
          <table:table-cell table:formula="of:=INT([.I495]*[.E495]*([.J$2]/[.J$3]))+[.I$2]" office:value-type="float" office:value="-2981156">
            <text:p>-2981156</text:p>
          </table:table-cell>
          <table:table-cell table:formula="of:=[.J495]*[.E495]*(1/[.J$2])+[.I$1]" office:value-type="float" office:value="4996.92754364014">
            <text:p>4997</text:p>
          </table:table-cell>
          <table:table-cell table:formula="of:=[.F495]-[.K495]" office:value-type="float" office:value="-43.9275436401367">
            <text:p>-44</text:p>
          </table:table-cell>
        </table:table-row>
        <table:table-row table:style-name="ro1">
          <table:table-cell office:value-type="string">
            <text:p><text:s text:c="3"/>491</text:p>
          </table:table-cell>
          <table:table-cell office:value-type="string">
            <text:p><text:s text:c="3"/>1876</text:p>
          </table:table-cell>
          <table:table-cell office:value-type="string">
            <text:p><text:s text:c="3"/>4952</text:p>
          </table:table-cell>
          <table:table-cell office:value-type="string">
            <text:p><text:s text:c="4"/>240</text:p>
          </table:table-cell>
          <table:table-cell table:formula="of:=[.B496]/1" office:value-type="float" office:value="1876">
            <text:p>1876</text:p>
          </table:table-cell>
          <table:table-cell table:formula="of:=[.C496]/1" office:value-type="float" office:value="4952">
            <text:p>4952</text:p>
          </table:table-cell>
          <table:table-cell table:formula="of:=[.G$1]+[.E496]*([.G$2]+[.E496]*([.G$3]+[.G$4]*[.E496]))" office:value-type="float" office:value="4995.84436704686">
            <text:p>4995.844</text:p>
          </table:table-cell>
          <table:table-cell table:formula="of:=[.F496]-[.G496]" office:value-type="float" office:value="-43.8443670468587">
            <text:p>-43.844</text:p>
          </table:table-cell>
          <table:table-cell table:formula="of:=INT([.I$4]*[.E496]*([.J$3]/[.J$4])+[.I$3])" office:value-type="float" office:value="180585324">
            <text:p>180585324</text:p>
          </table:table-cell>
          <table:table-cell table:formula="of:=INT([.I496]*[.E496]*([.J$2]/[.J$3]))+[.I$2]" office:value-type="float" office:value="-2976825">
            <text:p>-2976825</text:p>
          </table:table-cell>
          <table:table-cell table:formula="of:=[.J496]*[.E496]*(1/[.J$2])+[.I$1]" office:value-type="float" office:value="4995.366355896">
            <text:p>4995</text:p>
          </table:table-cell>
          <table:table-cell table:formula="of:=[.F496]-[.K496]" office:value-type="float" office:value="-43.3663558959961">
            <text:p>-43</text:p>
          </table:table-cell>
        </table:table-row>
        <table:table-row table:style-name="ro1">
          <table:table-cell office:value-type="string">
            <text:p><text:s text:c="3"/>492</text:p>
          </table:table-cell>
          <table:table-cell office:value-type="string">
            <text:p><text:s text:c="3"/>1878</text:p>
          </table:table-cell>
          <table:table-cell office:value-type="string">
            <text:p><text:s text:c="3"/>4949</text:p>
          </table:table-cell>
          <table:table-cell office:value-type="string">
            <text:p><text:s text:c="4"/>242</text:p>
          </table:table-cell>
          <table:table-cell table:formula="of:=[.B497]/1" office:value-type="float" office:value="1878">
            <text:p>1878</text:p>
          </table:table-cell>
          <table:table-cell table:formula="of:=[.C497]/1" office:value-type="float" office:value="4949">
            <text:p>4949</text:p>
          </table:table-cell>
          <table:table-cell table:formula="of:=[.G$1]+[.E497]*([.G$2]+[.E497]*([.G$3]+[.G$4]*[.E497]))" office:value-type="float" office:value="4994.83224642768">
            <text:p>4994.832</text:p>
          </table:table-cell>
          <table:table-cell table:formula="of:=[.F497]-[.G497]" office:value-type="float" office:value="-45.8322464276789">
            <text:p>-45.832</text:p>
          </table:table-cell>
          <table:table-cell table:formula="of:=INT([.I$4]*[.E497]*([.J$3]/[.J$4])+[.I$3])" office:value-type="float" office:value="180594546">
            <text:p>180594546</text:p>
          </table:table-cell>
          <table:table-cell table:formula="of:=INT([.I497]*[.E497]*([.J$2]/[.J$3]))+[.I$2]" office:value-type="float" office:value="-2973937">
            <text:p>-2973937</text:p>
          </table:table-cell>
          <table:table-cell table:formula="of:=[.J497]*[.E497]*(1/[.J$2])+[.I$1]" office:value-type="float" office:value="4994.35548782349">
            <text:p>4994</text:p>
          </table:table-cell>
          <table:table-cell table:formula="of:=[.F497]-[.K497]" office:value-type="float" office:value="-45.3554878234863">
            <text:p>-45</text:p>
          </table:table-cell>
        </table:table-row>
        <table:table-row table:style-name="ro1">
          <table:table-cell office:value-type="string">
            <text:p><text:s text:c="3"/>493</text:p>
          </table:table-cell>
          <table:table-cell office:value-type="string">
            <text:p><text:s text:c="3"/>1882</text:p>
          </table:table-cell>
          <table:table-cell office:value-type="string">
            <text:p><text:s text:c="3"/>4949</text:p>
          </table:table-cell>
          <table:table-cell office:value-type="string">
            <text:p><text:s text:c="4"/>238</text:p>
          </table:table-cell>
          <table:table-cell table:formula="of:=[.B498]/1" office:value-type="float" office:value="1882">
            <text:p>1882</text:p>
          </table:table-cell>
          <table:table-cell table:formula="of:=[.C498]/1" office:value-type="float" office:value="4949">
            <text:p>4949</text:p>
          </table:table-cell>
          <table:table-cell table:formula="of:=[.G$1]+[.E498]*([.G$2]+[.E498]*([.G$3]+[.G$4]*[.E498]))" office:value-type="float" office:value="4992.87712899865">
            <text:p>4992.877</text:p>
          </table:table-cell>
          <table:table-cell table:formula="of:=[.F498]-[.G498]" office:value-type="float" office:value="-43.8771289986526">
            <text:p>-43.877</text:p>
          </table:table-cell>
          <table:table-cell table:formula="of:=INT([.I$4]*[.E498]*([.J$3]/[.J$4])+[.I$3])" office:value-type="float" office:value="180612990">
            <text:p>180612990</text:p>
          </table:table-cell>
          <table:table-cell table:formula="of:=INT([.I498]*[.E498]*([.J$2]/[.J$3]))+[.I$2]" office:value-type="float" office:value="-2968161">
            <text:p>-2968161</text:p>
          </table:table-cell>
          <table:table-cell table:formula="of:=[.J498]*[.E498]*(1/[.J$2])+[.I$1]" office:value-type="float" office:value="4992.39985275269">
            <text:p>4992</text:p>
          </table:table-cell>
          <table:table-cell table:formula="of:=[.F498]-[.K498]" office:value-type="float" office:value="-43.3998527526856">
            <text:p>-43</text:p>
          </table:table-cell>
        </table:table-row>
        <table:table-row table:style-name="ro1">
          <table:table-cell office:value-type="string">
            <text:p><text:s text:c="3"/>494</text:p>
          </table:table-cell>
          <table:table-cell office:value-type="string">
            <text:p><text:s text:c="3"/>1883</text:p>
          </table:table-cell>
          <table:table-cell office:value-type="string">
            <text:p><text:s text:c="3"/>4947</text:p>
          </table:table-cell>
          <table:table-cell office:value-type="string">
            <text:p><text:s text:c="4"/>270</text:p>
          </table:table-cell>
          <table:table-cell table:formula="of:=[.B499]/1" office:value-type="float" office:value="1883">
            <text:p>1883</text:p>
          </table:table-cell>
          <table:table-cell table:formula="of:=[.C499]/1" office:value-type="float" office:value="4947">
            <text:p>4947</text:p>
          </table:table-cell>
          <table:table-cell table:formula="of:=[.G$1]+[.E499]*([.G$2]+[.E499]*([.G$3]+[.G$4]*[.E499]))" office:value-type="float" office:value="4992.40275278351">
            <text:p>4992.403</text:p>
          </table:table-cell>
          <table:table-cell table:formula="of:=[.F499]-[.G499]" office:value-type="float" office:value="-45.4027527835096">
            <text:p>-45.403</text:p>
          </table:table-cell>
          <table:table-cell table:formula="of:=INT([.I$4]*[.E499]*([.J$3]/[.J$4])+[.I$3])" office:value-type="float" office:value="180617601">
            <text:p>180617601</text:p>
          </table:table-cell>
          <table:table-cell table:formula="of:=INT([.I499]*[.E499]*([.J$2]/[.J$3]))+[.I$2]" office:value-type="float" office:value="-2966717">
            <text:p>-2966717</text:p>
          </table:table-cell>
          <table:table-cell table:formula="of:=[.J499]*[.E499]*(1/[.J$2])+[.I$1]" office:value-type="float" office:value="4991.92471504211">
            <text:p>4992</text:p>
          </table:table-cell>
          <table:table-cell table:formula="of:=[.F499]-[.K499]" office:value-type="float" office:value="-44.9247150421143">
            <text:p>-45</text:p>
          </table:table-cell>
        </table:table-row>
        <table:table-row table:style-name="ro1">
          <table:table-cell office:value-type="string">
            <text:p><text:s text:c="3"/>495</text:p>
          </table:table-cell>
          <table:table-cell office:value-type="string">
            <text:p><text:s text:c="3"/>1887</text:p>
          </table:table-cell>
          <table:table-cell office:value-type="string">
            <text:p><text:s text:c="3"/>4946</text:p>
          </table:table-cell>
          <table:table-cell office:value-type="string">
            <text:p><text:s text:c="4"/>234</text:p>
          </table:table-cell>
          <table:table-cell table:formula="of:=[.B500]/1" office:value-type="float" office:value="1887">
            <text:p>1887</text:p>
          </table:table-cell>
          <table:table-cell table:formula="of:=[.C500]/1" office:value-type="float" office:value="4946">
            <text:p>4946</text:p>
          </table:table-cell>
          <table:table-cell table:formula="of:=[.G$1]+[.E500]*([.G$2]+[.E500]*([.G$3]+[.G$4]*[.E500]))" office:value-type="float" office:value="4990.56287256938">
            <text:p>4990.563</text:p>
          </table:table-cell>
          <table:table-cell table:formula="of:=[.F500]-[.G500]" office:value-type="float" office:value="-44.5628725693787">
            <text:p>-44.563</text:p>
          </table:table-cell>
          <table:table-cell table:formula="of:=INT([.I$4]*[.E500]*([.J$3]/[.J$4])+[.I$3])" office:value-type="float" office:value="180636045">
            <text:p>180636045</text:p>
          </table:table-cell>
          <table:table-cell table:formula="of:=INT([.I500]*[.E500]*([.J$2]/[.J$3]))+[.I$2]" office:value-type="float" office:value="-2960939">
            <text:p>-2960939</text:p>
          </table:table-cell>
          <table:table-cell table:formula="of:=[.J500]*[.E500]*(1/[.J$2])+[.I$1]" office:value-type="float" office:value="4990.08644676209">
            <text:p>4990</text:p>
          </table:table-cell>
          <table:table-cell table:formula="of:=[.F500]-[.K500]" office:value-type="float" office:value="-44.086446762085">
            <text:p>-44</text:p>
          </table:table-cell>
        </table:table-row>
        <table:table-row table:style-name="ro1">
          <table:table-cell office:value-type="string">
            <text:p><text:s text:c="3"/>496</text:p>
          </table:table-cell>
          <table:table-cell office:value-type="string">
            <text:p><text:s text:c="3"/>1889</text:p>
          </table:table-cell>
          <table:table-cell office:value-type="string">
            <text:p><text:s text:c="3"/>4945</text:p>
          </table:table-cell>
          <table:table-cell office:value-type="string">
            <text:p><text:s text:c="4"/>253</text:p>
          </table:table-cell>
          <table:table-cell table:formula="of:=[.B501]/1" office:value-type="float" office:value="1889">
            <text:p>1889</text:p>
          </table:table-cell>
          <table:table-cell table:formula="of:=[.C501]/1" office:value-type="float" office:value="4945">
            <text:p>4945</text:p>
          </table:table-cell>
          <table:table-cell table:formula="of:=[.G$1]+[.E501]*([.G$2]+[.E501]*([.G$3]+[.G$4]*[.E501]))" office:value-type="float" office:value="4989.67751288658">
            <text:p>4989.678</text:p>
          </table:table-cell>
          <table:table-cell table:formula="of:=[.F501]-[.G501]" office:value-type="float" office:value="-44.6775128865829">
            <text:p>-44.678</text:p>
          </table:table-cell>
          <table:table-cell table:formula="of:=INT([.I$4]*[.E501]*([.J$3]/[.J$4])+[.I$3])" office:value-type="float" office:value="180645268">
            <text:p>180645268</text:p>
          </table:table-cell>
          <table:table-cell table:formula="of:=INT([.I501]*[.E501]*([.J$2]/[.J$3]))+[.I$2]" office:value-type="float" office:value="-2958050">
            <text:p>-2958050</text:p>
          </table:table-cell>
          <table:table-cell table:formula="of:=[.J501]*[.E501]*(1/[.J$2])+[.I$1]" office:value-type="float" office:value="4989.20037460327">
            <text:p>4989</text:p>
          </table:table-cell>
          <table:table-cell table:formula="of:=[.F501]-[.K501]" office:value-type="float" office:value="-44.2003746032715">
            <text:p>-44</text:p>
          </table:table-cell>
        </table:table-row>
        <table:table-row table:style-name="ro1">
          <table:table-cell office:value-type="string">
            <text:p><text:s text:c="3"/>497</text:p>
          </table:table-cell>
          <table:table-cell office:value-type="string">
            <text:p><text:s text:c="3"/>1892</text:p>
          </table:table-cell>
          <table:table-cell office:value-type="string">
            <text:p><text:s text:c="3"/>4944</text:p>
          </table:table-cell>
          <table:table-cell office:value-type="string">
            <text:p><text:s text:c="4"/>212</text:p>
          </table:table-cell>
          <table:table-cell table:formula="of:=[.B502]/1" office:value-type="float" office:value="1892">
            <text:p>1892</text:p>
          </table:table-cell>
          <table:table-cell table:formula="of:=[.C502]/1" office:value-type="float" office:value="4944">
            <text:p>4944</text:p>
          </table:table-cell>
          <table:table-cell table:formula="of:=[.G$1]+[.E502]*([.G$2]+[.E502]*([.G$3]+[.G$4]*[.E502]))" office:value-type="float" office:value="4988.39270795123">
            <text:p>4988.393</text:p>
          </table:table-cell>
          <table:table-cell table:formula="of:=[.F502]-[.G502]" office:value-type="float" office:value="-44.392707951225">
            <text:p>-44.393</text:p>
          </table:table-cell>
          <table:table-cell table:formula="of:=INT([.I$4]*[.E502]*([.J$3]/[.J$4])+[.I$3])" office:value-type="float" office:value="180659101">
            <text:p>180659101</text:p>
          </table:table-cell>
          <table:table-cell table:formula="of:=INT([.I502]*[.E502]*([.J$2]/[.J$3]))+[.I$2]" office:value-type="float" office:value="-2953716">
            <text:p>-2953716</text:p>
          </table:table-cell>
          <table:table-cell table:formula="of:=[.J502]*[.E502]*(1/[.J$2])+[.I$1]" office:value-type="float" office:value="4987.91439819336">
            <text:p>4988</text:p>
          </table:table-cell>
          <table:table-cell table:formula="of:=[.F502]-[.K502]" office:value-type="float" office:value="-43.9143981933594">
            <text:p>-44</text:p>
          </table:table-cell>
        </table:table-row>
        <table:table-row table:style-name="ro1">
          <table:table-cell office:value-type="string">
            <text:p><text:s text:c="3"/>498</text:p>
          </table:table-cell>
          <table:table-cell office:value-type="string">
            <text:p><text:s text:c="3"/>1894</text:p>
          </table:table-cell>
          <table:table-cell office:value-type="string">
            <text:p><text:s text:c="3"/>4943</text:p>
          </table:table-cell>
          <table:table-cell office:value-type="string">
            <text:p><text:s text:c="4"/>225</text:p>
          </table:table-cell>
          <table:table-cell table:formula="of:=[.B503]/1" office:value-type="float" office:value="1894">
            <text:p>1894</text:p>
          </table:table-cell>
          <table:table-cell table:formula="of:=[.C503]/1" office:value-type="float" office:value="4943">
            <text:p>4943</text:p>
          </table:table-cell>
          <table:table-cell table:formula="of:=[.G$1]+[.E503]*([.G$2]+[.E503]*([.G$3]+[.G$4]*[.E503]))" office:value-type="float" office:value="4987.56499908388">
            <text:p>4987.565</text:p>
          </table:table-cell>
          <table:table-cell table:formula="of:=[.F503]-[.G503]" office:value-type="float" office:value="-44.5649990838774">
            <text:p>-44.565</text:p>
          </table:table-cell>
          <table:table-cell table:formula="of:=INT([.I$4]*[.E503]*([.J$3]/[.J$4])+[.I$3])" office:value-type="float" office:value="180668323">
            <text:p>180668323</text:p>
          </table:table-cell>
          <table:table-cell table:formula="of:=INT([.I503]*[.E503]*([.J$2]/[.J$3]))+[.I$2]" office:value-type="float" office:value="-2950826">
            <text:p>-2950826</text:p>
          </table:table-cell>
          <table:table-cell table:formula="of:=[.J503]*[.E503]*(1/[.J$2])+[.I$1]" office:value-type="float" office:value="4987.08704376221">
            <text:p>4987</text:p>
          </table:table-cell>
          <table:table-cell table:formula="of:=[.F503]-[.K503]" office:value-type="float" office:value="-44.087043762207">
            <text:p>-44</text:p>
          </table:table-cell>
        </table:table-row>
        <table:table-row table:style-name="ro1">
          <table:table-cell office:value-type="string">
            <text:p><text:s text:c="3"/>499</text:p>
          </table:table-cell>
          <table:table-cell office:value-type="string">
            <text:p><text:s text:c="3"/>1898</text:p>
          </table:table-cell>
          <table:table-cell office:value-type="string">
            <text:p><text:s text:c="3"/>4942</text:p>
          </table:table-cell>
          <table:table-cell office:value-type="string">
            <text:p><text:s text:c="4"/>236</text:p>
          </table:table-cell>
          <table:table-cell table:formula="of:=[.B504]/1" office:value-type="float" office:value="1898">
            <text:p>1898</text:p>
          </table:table-cell>
          <table:table-cell table:formula="of:=[.C504]/1" office:value-type="float" office:value="4942">
            <text:p>4942</text:p>
          </table:table-cell>
          <table:table-cell table:formula="of:=[.G$1]+[.E504]*([.G$2]+[.E504]*([.G$3]+[.G$4]*[.E504]))" office:value-type="float" office:value="4985.97878245772">
            <text:p>4985.979</text:p>
          </table:table-cell>
          <table:table-cell table:formula="of:=[.F504]-[.G504]" office:value-type="float" office:value="-43.9787824577161">
            <text:p>-43.979</text:p>
          </table:table-cell>
          <table:table-cell table:formula="of:=INT([.I$4]*[.E504]*([.J$3]/[.J$4])+[.I$3])" office:value-type="float" office:value="180686767">
            <text:p>180686767</text:p>
          </table:table-cell>
          <table:table-cell table:formula="of:=INT([.I504]*[.E504]*([.J$2]/[.J$3]))+[.I$2]" office:value-type="float" office:value="-2945045">
            <text:p>-2945045</text:p>
          </table:table-cell>
          <table:table-cell table:formula="of:=[.J504]*[.E504]*(1/[.J$2])+[.I$1]" office:value-type="float" office:value="4985.50210189819">
            <text:p>4986</text:p>
          </table:table-cell>
          <table:table-cell table:formula="of:=[.F504]-[.K504]" office:value-type="float" office:value="-43.5021018981934">
            <text:p>-44</text:p>
          </table:table-cell>
        </table:table-row>
        <table:table-row table:style-name="ro1">
          <table:table-cell office:value-type="string">
            <text:p><text:s text:c="3"/>500</text:p>
          </table:table-cell>
          <table:table-cell office:value-type="string">
            <text:p><text:s text:c="3"/>1900</text:p>
          </table:table-cell>
          <table:table-cell office:value-type="string">
            <text:p><text:s text:c="3"/>4941</text:p>
          </table:table-cell>
          <table:table-cell office:value-type="string">
            <text:p><text:s text:c="4"/>200</text:p>
          </table:table-cell>
          <table:table-cell table:formula="of:=[.B505]/1" office:value-type="float" office:value="1900">
            <text:p>1900</text:p>
          </table:table-cell>
          <table:table-cell table:formula="of:=[.C505]/1" office:value-type="float" office:value="4941">
            <text:p>4941</text:p>
          </table:table-cell>
          <table:table-cell table:formula="of:=[.G$1]+[.E505]*([.G$2]+[.E505]*([.G$3]+[.G$4]*[.E505]))" office:value-type="float" office:value="4985.22028114051">
            <text:p>4985.220</text:p>
          </table:table-cell>
          <table:table-cell table:formula="of:=[.F505]-[.G505]" office:value-type="float" office:value="-44.2202811405077">
            <text:p>-44.220</text:p>
          </table:table-cell>
          <table:table-cell table:formula="of:=INT([.I$4]*[.E505]*([.J$3]/[.J$4])+[.I$3])" office:value-type="float" office:value="180695989">
            <text:p>180695989</text:p>
          </table:table-cell>
          <table:table-cell table:formula="of:=INT([.I505]*[.E505]*([.J$2]/[.J$3]))+[.I$2]" office:value-type="float" office:value="-2942155">
            <text:p>-2942155</text:p>
          </table:table-cell>
          <table:table-cell table:formula="of:=[.J505]*[.E505]*(1/[.J$2])+[.I$1]" office:value-type="float" office:value="4984.74089813232">
            <text:p>4985</text:p>
          </table:table-cell>
          <table:table-cell table:formula="of:=[.F505]-[.K505]" office:value-type="float" office:value="-43.7408981323242">
            <text:p>-44</text:p>
          </table:table-cell>
        </table:table-row>
        <table:table-row table:style-name="ro1">
          <table:table-cell office:value-type="string">
            <text:p><text:s text:c="3"/>501</text:p>
          </table:table-cell>
          <table:table-cell office:value-type="string">
            <text:p><text:s text:c="3"/>1903</text:p>
          </table:table-cell>
          <table:table-cell office:value-type="string">
            <text:p><text:s text:c="3"/>4940</text:p>
          </table:table-cell>
          <table:table-cell office:value-type="string">
            <text:p><text:s text:c="4"/>232</text:p>
          </table:table-cell>
          <table:table-cell table:formula="of:=[.B506]/1" office:value-type="float" office:value="1903">
            <text:p>1903</text:p>
          </table:table-cell>
          <table:table-cell table:formula="of:=[.C506]/1" office:value-type="float" office:value="4940">
            <text:p>4940</text:p>
          </table:table-cell>
          <table:table-cell table:formula="of:=[.G$1]+[.E506]*([.G$2]+[.E506]*([.G$3]+[.G$4]*[.E506]))" office:value-type="float" office:value="4984.12579696803">
            <text:p>4984.126</text:p>
          </table:table-cell>
          <table:table-cell table:formula="of:=[.F506]-[.G506]" office:value-type="float" office:value="-44.1257969680282">
            <text:p>-44.126</text:p>
          </table:table-cell>
          <table:table-cell table:formula="of:=INT([.I$4]*[.E506]*([.J$3]/[.J$4])+[.I$3])" office:value-type="float" office:value="180709822">
            <text:p>180709822</text:p>
          </table:table-cell>
          <table:table-cell table:formula="of:=INT([.I506]*[.E506]*([.J$2]/[.J$3]))+[.I$2]" office:value-type="float" office:value="-2937818">
            <text:p>-2937818</text:p>
          </table:table-cell>
          <table:table-cell table:formula="of:=[.J506]*[.E506]*(1/[.J$2])+[.I$1]" office:value-type="float" office:value="4983.64769363403">
            <text:p>4984</text:p>
          </table:table-cell>
          <table:table-cell table:formula="of:=[.F506]-[.K506]" office:value-type="float" office:value="-43.6476936340332">
            <text:p>-44</text:p>
          </table:table-cell>
        </table:table-row>
        <table:table-row table:style-name="ro1">
          <table:table-cell office:value-type="string">
            <text:p><text:s text:c="3"/>502</text:p>
          </table:table-cell>
          <table:table-cell office:value-type="string">
            <text:p><text:s text:c="3"/>1905</text:p>
          </table:table-cell>
          <table:table-cell office:value-type="string">
            <text:p><text:s text:c="3"/>4940</text:p>
          </table:table-cell>
          <table:table-cell office:value-type="string">
            <text:p><text:s text:c="4"/>200</text:p>
          </table:table-cell>
          <table:table-cell table:formula="of:=[.B507]/1" office:value-type="float" office:value="1905">
            <text:p>1905</text:p>
          </table:table-cell>
          <table:table-cell table:formula="of:=[.C507]/1" office:value-type="float" office:value="4940">
            <text:p>4940</text:p>
          </table:table-cell>
          <table:table-cell table:formula="of:=[.G$1]+[.E507]*([.G$2]+[.E507]*([.G$3]+[.G$4]*[.E507]))" office:value-type="float" office:value="4983.42499075226">
            <text:p>4983.425</text:p>
          </table:table-cell>
          <table:table-cell table:formula="of:=[.F507]-[.G507]" office:value-type="float" office:value="-43.4249907522644">
            <text:p>-43.425</text:p>
          </table:table-cell>
          <table:table-cell table:formula="of:=INT([.I$4]*[.E507]*([.J$3]/[.J$4])+[.I$3])" office:value-type="float" office:value="180719045">
            <text:p>180719045</text:p>
          </table:table-cell>
          <table:table-cell table:formula="of:=INT([.I507]*[.E507]*([.J$2]/[.J$3]))+[.I$2]" office:value-type="float" office:value="-2934927">
            <text:p>-2934927</text:p>
          </table:table-cell>
          <table:table-cell table:formula="of:=[.J507]*[.E507]*(1/[.J$2])+[.I$1]" office:value-type="float" office:value="4982.94525337219">
            <text:p>4983</text:p>
          </table:table-cell>
          <table:table-cell table:formula="of:=[.F507]-[.K507]" office:value-type="float" office:value="-42.9452533721924">
            <text:p>-43</text:p>
          </table:table-cell>
        </table:table-row>
        <table:table-row table:style-name="ro1">
          <table:table-cell office:value-type="string">
            <text:p><text:s text:c="3"/>503</text:p>
          </table:table-cell>
          <table:table-cell office:value-type="string">
            <text:p><text:s text:c="3"/>1907</text:p>
          </table:table-cell>
          <table:table-cell office:value-type="string">
            <text:p><text:s text:c="3"/>4939</text:p>
          </table:table-cell>
          <table:table-cell office:value-type="string">
            <text:p><text:s text:c="4"/>242</text:p>
          </table:table-cell>
          <table:table-cell table:formula="of:=[.B508]/1" office:value-type="float" office:value="1907">
            <text:p>1907</text:p>
          </table:table-cell>
          <table:table-cell table:formula="of:=[.C508]/1" office:value-type="float" office:value="4939">
            <text:p>4939</text:p>
          </table:table-cell>
          <table:table-cell table:formula="of:=[.G$1]+[.E508]*([.G$2]+[.E508]*([.G$3]+[.G$4]*[.E508]))" office:value-type="float" office:value="4982.74726821348">
            <text:p>4982.747</text:p>
          </table:table-cell>
          <table:table-cell table:formula="of:=[.F508]-[.G508]" office:value-type="float" office:value="-43.7472682134794">
            <text:p>-43.747</text:p>
          </table:table-cell>
          <table:table-cell table:formula="of:=INT([.I$4]*[.E508]*([.J$3]/[.J$4])+[.I$3])" office:value-type="float" office:value="180728267">
            <text:p>180728267</text:p>
          </table:table-cell>
          <table:table-cell table:formula="of:=INT([.I508]*[.E508]*([.J$2]/[.J$3]))+[.I$2]" office:value-type="float" office:value="-2932035">
            <text:p>-2932035</text:p>
          </table:table-cell>
          <table:table-cell table:formula="of:=[.J508]*[.E508]*(1/[.J$2])+[.I$1]" office:value-type="float" office:value="4982.26850700378">
            <text:p>4982</text:p>
          </table:table-cell>
          <table:table-cell table:formula="of:=[.F508]-[.K508]" office:value-type="float" office:value="-43.2685070037842">
            <text:p>-43</text:p>
          </table:table-cell>
        </table:table-row>
        <table:table-row table:style-name="ro1">
          <table:table-cell office:value-type="string">
            <text:p><text:s text:c="3"/>504</text:p>
          </table:table-cell>
          <table:table-cell office:value-type="string">
            <text:p><text:s text:c="3"/>1910</text:p>
          </table:table-cell>
          <table:table-cell office:value-type="string">
            <text:p><text:s text:c="3"/>4938</text:p>
          </table:table-cell>
          <table:table-cell office:value-type="string">
            <text:p><text:s text:c="4"/>204</text:p>
          </table:table-cell>
          <table:table-cell table:formula="of:=[.B509]/1" office:value-type="float" office:value="1910">
            <text:p>1910</text:p>
          </table:table-cell>
          <table:table-cell table:formula="of:=[.C509]/1" office:value-type="float" office:value="4938">
            <text:p>4938</text:p>
          </table:table-cell>
          <table:table-cell table:formula="of:=[.G$1]+[.E509]*([.G$2]+[.E509]*([.G$3]+[.G$4]*[.E509]))" office:value-type="float" office:value="4981.77397334514">
            <text:p>4981.774</text:p>
          </table:table-cell>
          <table:table-cell table:formula="of:=[.F509]-[.G509]" office:value-type="float" office:value="-43.7739733451417">
            <text:p>-43.774</text:p>
          </table:table-cell>
          <table:table-cell table:formula="of:=INT([.I$4]*[.E509]*([.J$3]/[.J$4])+[.I$3])" office:value-type="float" office:value="180742100">
            <text:p>180742100</text:p>
          </table:table-cell>
          <table:table-cell table:formula="of:=INT([.I509]*[.E509]*([.J$2]/[.J$3]))+[.I$2]" office:value-type="float" office:value="-2927697">
            <text:p>-2927697</text:p>
          </table:table-cell>
          <table:table-cell table:formula="of:=[.J509]*[.E509]*(1/[.J$2])+[.I$1]" office:value-type="float" office:value="4981.29475784302">
            <text:p>4981</text:p>
          </table:table-cell>
          <table:table-cell table:formula="of:=[.F509]-[.K509]" office:value-type="float" office:value="-43.2947578430176">
            <text:p>-43</text:p>
          </table:table-cell>
        </table:table-row>
        <table:table-row table:style-name="ro1">
          <table:table-cell office:value-type="string">
            <text:p><text:s text:c="3"/>505</text:p>
          </table:table-cell>
          <table:table-cell office:value-type="string">
            <text:p><text:s text:c="3"/>1912</text:p>
          </table:table-cell>
          <table:table-cell office:value-type="string">
            <text:p><text:s text:c="3"/>4937</text:p>
          </table:table-cell>
          <table:table-cell office:value-type="string">
            <text:p><text:s text:c="4"/>195</text:p>
          </table:table-cell>
          <table:table-cell table:formula="of:=[.B510]/1" office:value-type="float" office:value="1912">
            <text:p>1912</text:p>
          </table:table-cell>
          <table:table-cell table:formula="of:=[.C510]/1" office:value-type="float" office:value="4937">
            <text:p>4937</text:p>
          </table:table-cell>
          <table:table-cell table:formula="of:=[.G$1]+[.E510]*([.G$2]+[.E510]*([.G$3]+[.G$4]*[.E510]))" office:value-type="float" office:value="4981.15397408981">
            <text:p>4981.154</text:p>
          </table:table-cell>
          <table:table-cell table:formula="of:=[.F510]-[.G510]" office:value-type="float" office:value="-44.1539740898061">
            <text:p>-44.154</text:p>
          </table:table-cell>
          <table:table-cell table:formula="of:=INT([.I$4]*[.E510]*([.J$3]/[.J$4])+[.I$3])" office:value-type="float" office:value="180751322">
            <text:p>180751322</text:p>
          </table:table-cell>
          <table:table-cell table:formula="of:=INT([.I510]*[.E510]*([.J$2]/[.J$3]))+[.I$2]" office:value-type="float" office:value="-2924804">
            <text:p>-2924804</text:p>
          </table:table-cell>
          <table:table-cell table:formula="of:=[.J510]*[.E510]*(1/[.J$2])+[.I$1]" office:value-type="float" office:value="4980.67681884766">
            <text:p>4981</text:p>
          </table:table-cell>
          <table:table-cell table:formula="of:=[.F510]-[.K510]" office:value-type="float" office:value="-43.6768188476563">
            <text:p>-44</text:p>
          </table:table-cell>
        </table:table-row>
        <table:table-row table:style-name="ro1">
          <table:table-cell office:value-type="string">
            <text:p><text:s text:c="3"/>506</text:p>
          </table:table-cell>
          <table:table-cell office:value-type="string">
            <text:p><text:s text:c="3"/>1916</text:p>
          </table:table-cell>
          <table:table-cell office:value-type="string">
            <text:p><text:s text:c="3"/>4936</text:p>
          </table:table-cell>
          <table:table-cell office:value-type="string">
            <text:p><text:s text:c="4"/>207</text:p>
          </table:table-cell>
          <table:table-cell table:formula="of:=[.B511]/1" office:value-type="float" office:value="1916">
            <text:p>1916</text:p>
          </table:table-cell>
          <table:table-cell table:formula="of:=[.C511]/1" office:value-type="float" office:value="4936">
            <text:p>4936</text:p>
          </table:table-cell>
          <table:table-cell table:formula="of:=[.G$1]+[.E511]*([.G$2]+[.E511]*([.G$3]+[.G$4]*[.E511]))" office:value-type="float" office:value="4979.98326364927">
            <text:p>4979.983</text:p>
          </table:table-cell>
          <table:table-cell table:formula="of:=[.F511]-[.G511]" office:value-type="float" office:value="-43.983263649272">
            <text:p>-43.983</text:p>
          </table:table-cell>
          <table:table-cell table:formula="of:=INT([.I$4]*[.E511]*([.J$3]/[.J$4])+[.I$3])" office:value-type="float" office:value="180769766">
            <text:p>180769766</text:p>
          </table:table-cell>
          <table:table-cell table:formula="of:=INT([.I511]*[.E511]*([.J$2]/[.J$3]))+[.I$2]" office:value-type="float" office:value="-2919019">
            <text:p>-2919019</text:p>
          </table:table-cell>
          <table:table-cell table:formula="of:=[.J511]*[.E511]*(1/[.J$2])+[.I$1]" office:value-type="float" office:value="4979.50350189209">
            <text:p>4980</text:p>
          </table:table-cell>
          <table:table-cell table:formula="of:=[.F511]-[.K511]" office:value-type="float" office:value="-43.5035018920898">
            <text:p>-44</text:p>
          </table:table-cell>
        </table:table-row>
        <table:table-row table:style-name="ro1">
          <table:table-cell office:value-type="string">
            <text:p><text:s text:c="3"/>507</text:p>
          </table:table-cell>
          <table:table-cell office:value-type="string">
            <text:p><text:s text:c="3"/>1919</text:p>
          </table:table-cell>
          <table:table-cell office:value-type="string">
            <text:p><text:s text:c="3"/>4937</text:p>
          </table:table-cell>
          <table:table-cell office:value-type="string">
            <text:p><text:s text:c="4"/>186</text:p>
          </table:table-cell>
          <table:table-cell table:formula="of:=[.B512]/1" office:value-type="float" office:value="1919">
            <text:p>1919</text:p>
          </table:table-cell>
          <table:table-cell table:formula="of:=[.C512]/1" office:value-type="float" office:value="4937">
            <text:p>4937</text:p>
          </table:table-cell>
          <table:table-cell table:formula="of:=[.G$1]+[.E512]*([.G$2]+[.E512]*([.G$3]+[.G$4]*[.E512]))" office:value-type="float" office:value="4979.16587056214">
            <text:p>4979.166</text:p>
          </table:table-cell>
          <table:table-cell table:formula="of:=[.F512]-[.G512]" office:value-type="float" office:value="-42.165870562143">
            <text:p>-42.166</text:p>
          </table:table-cell>
          <table:table-cell table:formula="of:=INT([.I$4]*[.E512]*([.J$3]/[.J$4])+[.I$3])" office:value-type="float" office:value="180783599">
            <text:p>180783599</text:p>
          </table:table-cell>
          <table:table-cell table:formula="of:=INT([.I512]*[.E512]*([.J$2]/[.J$3]))+[.I$2]" office:value-type="float" office:value="-2914679">
            <text:p>-2914679</text:p>
          </table:table-cell>
          <table:table-cell table:formula="of:=[.J512]*[.E512]*(1/[.J$2])+[.I$1]" office:value-type="float" office:value="4978.68601799011">
            <text:p>4979</text:p>
          </table:table-cell>
          <table:table-cell table:formula="of:=[.F512]-[.K512]" office:value-type="float" office:value="-41.6860179901123">
            <text:p>-42</text:p>
          </table:table-cell>
        </table:table-row>
        <table:table-row table:style-name="ro1">
          <table:table-cell office:value-type="string">
            <text:p><text:s text:c="3"/>508</text:p>
          </table:table-cell>
          <table:table-cell office:value-type="string">
            <text:p><text:s text:c="3"/>1921</text:p>
          </table:table-cell>
          <table:table-cell office:value-type="string">
            <text:p><text:s text:c="3"/>4937</text:p>
          </table:table-cell>
          <table:table-cell office:value-type="string">
            <text:p><text:s text:c="4"/>194</text:p>
          </table:table-cell>
          <table:table-cell table:formula="of:=[.B513]/1" office:value-type="float" office:value="1921">
            <text:p>1921</text:p>
          </table:table-cell>
          <table:table-cell table:formula="of:=[.C513]/1" office:value-type="float" office:value="4937">
            <text:p>4937</text:p>
          </table:table-cell>
          <table:table-cell table:formula="of:=[.G$1]+[.E513]*([.G$2]+[.E513]*([.G$3]+[.G$4]*[.E513]))" office:value-type="float" office:value="4978.64982394461">
            <text:p>4978.650</text:p>
          </table:table-cell>
          <table:table-cell table:formula="of:=[.F513]-[.G513]" office:value-type="float" office:value="-41.6498239446137">
            <text:p>-41.650</text:p>
          </table:table-cell>
          <table:table-cell table:formula="of:=INT([.I$4]*[.E513]*([.J$3]/[.J$4])+[.I$3])" office:value-type="float" office:value="180792822">
            <text:p>180792822</text:p>
          </table:table-cell>
          <table:table-cell table:formula="of:=INT([.I513]*[.E513]*([.J$2]/[.J$3]))+[.I$2]" office:value-type="float" office:value="-2911785">
            <text:p>-2911785</text:p>
          </table:table-cell>
          <table:table-cell table:formula="of:=[.J513]*[.E513]*(1/[.J$2])+[.I$1]" office:value-type="float" office:value="4978.17106437683">
            <text:p>4978</text:p>
          </table:table-cell>
          <table:table-cell table:formula="of:=[.F513]-[.K513]" office:value-type="float" office:value="-41.1710643768311">
            <text:p>-41</text:p>
          </table:table-cell>
        </table:table-row>
        <table:table-row table:style-name="ro1">
          <table:table-cell office:value-type="string">
            <text:p><text:s text:c="3"/>509</text:p>
          </table:table-cell>
          <table:table-cell office:value-type="string">
            <text:p><text:s text:c="3"/>1923</text:p>
          </table:table-cell>
          <table:table-cell office:value-type="string">
            <text:p><text:s text:c="3"/>4936</text:p>
          </table:table-cell>
          <table:table-cell office:value-type="string">
            <text:p><text:s text:c="4"/>202</text:p>
          </table:table-cell>
          <table:table-cell table:formula="of:=[.B514]/1" office:value-type="float" office:value="1923">
            <text:p>1923</text:p>
          </table:table-cell>
          <table:table-cell table:formula="of:=[.C514]/1" office:value-type="float" office:value="4936">
            <text:p>4936</text:p>
          </table:table-cell>
          <table:table-cell table:formula="of:=[.G$1]+[.E514]*([.G$2]+[.E514]*([.G$3]+[.G$4]*[.E514]))" office:value-type="float" office:value="4978.15688677046">
            <text:p>4978.157</text:p>
          </table:table-cell>
          <table:table-cell table:formula="of:=[.F514]-[.G514]" office:value-type="float" office:value="-42.1568867704609">
            <text:p>-42.157</text:p>
          </table:table-cell>
          <table:table-cell table:formula="of:=INT([.I$4]*[.E514]*([.J$3]/[.J$4])+[.I$3])" office:value-type="float" office:value="180802044">
            <text:p>180802044</text:p>
          </table:table-cell>
          <table:table-cell table:formula="of:=INT([.I514]*[.E514]*([.J$2]/[.J$3]))+[.I$2]" office:value-type="float" office:value="-2908891">
            <text:p>-2908891</text:p>
          </table:table-cell>
          <table:table-cell table:formula="of:=[.J514]*[.E514]*(1/[.J$2])+[.I$1]" office:value-type="float" office:value="4977.67819023132">
            <text:p>4978</text:p>
          </table:table-cell>
          <table:table-cell table:formula="of:=[.F514]-[.K514]" office:value-type="float" office:value="-41.6781902313232">
            <text:p>-42</text:p>
          </table:table-cell>
        </table:table-row>
        <table:table-row table:style-name="ro1">
          <table:table-cell office:value-type="string">
            <text:p><text:s text:c="3"/>510</text:p>
          </table:table-cell>
          <table:table-cell office:value-type="string">
            <text:p><text:s text:c="3"/>1926</text:p>
          </table:table-cell>
          <table:table-cell office:value-type="string">
            <text:p><text:s text:c="3"/>4935</text:p>
          </table:table-cell>
          <table:table-cell office:value-type="string">
            <text:p><text:s text:c="4"/>178</text:p>
          </table:table-cell>
          <table:table-cell table:formula="of:=[.B515]/1" office:value-type="float" office:value="1926">
            <text:p>1926</text:p>
          </table:table-cell>
          <table:table-cell table:formula="of:=[.C515]/1" office:value-type="float" office:value="4935">
            <text:p>4935</text:p>
          </table:table-cell>
          <table:table-cell table:formula="of:=[.G$1]+[.E515]*([.G$2]+[.E515]*([.G$3]+[.G$4]*[.E515]))" office:value-type="float" office:value="4977.46081826107">
            <text:p>4977.461</text:p>
          </table:table-cell>
          <table:table-cell table:formula="of:=[.F515]-[.G515]" office:value-type="float" office:value="-42.4608182610737">
            <text:p>-42.461</text:p>
          </table:table-cell>
          <table:table-cell table:formula="of:=INT([.I$4]*[.E515]*([.J$3]/[.J$4])+[.I$3])" office:value-type="float" office:value="180815877">
            <text:p>180815877</text:p>
          </table:table-cell>
          <table:table-cell table:formula="of:=INT([.I515]*[.E515]*([.J$2]/[.J$3]))+[.I$2]" office:value-type="float" office:value="-2904549">
            <text:p>-2904549</text:p>
          </table:table-cell>
          <table:table-cell table:formula="of:=[.J515]*[.E515]*(1/[.J$2])+[.I$1]" office:value-type="float" office:value="4976.9839515686">
            <text:p>4977</text:p>
          </table:table-cell>
          <table:table-cell table:formula="of:=[.F515]-[.K515]" office:value-type="float" office:value="-41.9839515686035">
            <text:p>-42</text:p>
          </table:table-cell>
        </table:table-row>
        <table:table-row table:style-name="ro1">
          <table:table-cell office:value-type="string">
            <text:p><text:s text:c="3"/>511</text:p>
          </table:table-cell>
          <table:table-cell office:value-type="string">
            <text:p><text:s text:c="3"/>1928</text:p>
          </table:table-cell>
          <table:table-cell office:value-type="string">
            <text:p><text:s text:c="3"/>4933</text:p>
          </table:table-cell>
          <table:table-cell office:value-type="string">
            <text:p><text:s text:c="4"/>210</text:p>
          </table:table-cell>
          <table:table-cell table:formula="of:=[.B516]/1" office:value-type="float" office:value="1928">
            <text:p>1928</text:p>
          </table:table-cell>
          <table:table-cell table:formula="of:=[.C516]/1" office:value-type="float" office:value="4933">
            <text:p>4933</text:p>
          </table:table-cell>
          <table:table-cell table:formula="of:=[.G$1]+[.E516]*([.G$2]+[.E516]*([.G$3]+[.G$4]*[.E516]))" office:value-type="float" office:value="4977.02566878637">
            <text:p>4977.026</text:p>
          </table:table-cell>
          <table:table-cell table:formula="of:=[.F516]-[.G516]" office:value-type="float" office:value="-44.0256687863712">
            <text:p>-44.026</text:p>
          </table:table-cell>
          <table:table-cell table:formula="of:=INT([.I$4]*[.E516]*([.J$3]/[.J$4])+[.I$3])" office:value-type="float" office:value="180825099">
            <text:p>180825099</text:p>
          </table:table-cell>
          <table:table-cell table:formula="of:=INT([.I516]*[.E516]*([.J$2]/[.J$3]))+[.I$2]" office:value-type="float" office:value="-2901655">
            <text:p>-2901655</text:p>
          </table:table-cell>
          <table:table-cell table:formula="of:=[.J516]*[.E516]*(1/[.J$2])+[.I$1]" office:value-type="float" office:value="4976.54627990723">
            <text:p>4977</text:p>
          </table:table-cell>
          <table:table-cell table:formula="of:=[.F516]-[.K516]" office:value-type="float" office:value="-43.5462799072266">
            <text:p>-44</text:p>
          </table:table-cell>
        </table:table-row>
        <table:table-row table:style-name="ro1">
          <table:table-cell office:value-type="string">
            <text:p><text:s text:c="3"/>512</text:p>
          </table:table-cell>
          <table:table-cell office:value-type="string">
            <text:p><text:s text:c="3"/>1932</text:p>
          </table:table-cell>
          <table:table-cell office:value-type="string">
            <text:p><text:s text:c="3"/>4934</text:p>
          </table:table-cell>
          <table:table-cell office:value-type="string">
            <text:p><text:s text:c="4"/>187</text:p>
          </table:table-cell>
          <table:table-cell table:formula="of:=[.B517]/1" office:value-type="float" office:value="1932">
            <text:p>1932</text:p>
          </table:table-cell>
          <table:table-cell table:formula="of:=[.C517]/1" office:value-type="float" office:value="4934">
            <text:p>4934</text:p>
          </table:table-cell>
          <table:table-cell table:formula="of:=[.G$1]+[.E517]*([.G$2]+[.E517]*([.G$3]+[.G$4]*[.E517]))" office:value-type="float" office:value="4976.2247352063">
            <text:p>4976.225</text:p>
          </table:table-cell>
          <table:table-cell table:formula="of:=[.F517]-[.G517]" office:value-type="float" office:value="-42.2247352063023">
            <text:p>-42.225</text:p>
          </table:table-cell>
          <table:table-cell table:formula="of:=INT([.I$4]*[.E517]*([.J$3]/[.J$4])+[.I$3])" office:value-type="float" office:value="180843543">
            <text:p>180843543</text:p>
          </table:table-cell>
          <table:table-cell table:formula="of:=INT([.I517]*[.E517]*([.J$2]/[.J$3]))+[.I$2]" office:value-type="float" office:value="-2895864">
            <text:p>-2895864</text:p>
          </table:table-cell>
          <table:table-cell table:formula="of:=[.J517]*[.E517]*(1/[.J$2])+[.I$1]" office:value-type="float" office:value="4975.74822998047">
            <text:p>4976</text:p>
          </table:table-cell>
          <table:table-cell table:formula="of:=[.F517]-[.K517]" office:value-type="float" office:value="-41.7482299804688">
            <text:p>-42</text:p>
          </table:table-cell>
        </table:table-row>
        <table:table-row table:style-name="ro1">
          <table:table-cell office:value-type="string">
            <text:p><text:s text:c="3"/>513</text:p>
          </table:table-cell>
          <table:table-cell office:value-type="string">
            <text:p><text:s text:c="3"/>1935</text:p>
          </table:table-cell>
          <table:table-cell office:value-type="string">
            <text:p><text:s text:c="3"/>4934</text:p>
          </table:table-cell>
          <table:table-cell office:value-type="string">
            <text:p><text:s text:c="4"/>166</text:p>
          </table:table-cell>
          <table:table-cell table:formula="of:=[.B518]/1" office:value-type="float" office:value="1935">
            <text:p>1935</text:p>
          </table:table-cell>
          <table:table-cell table:formula="of:=[.C518]/1" office:value-type="float" office:value="4934">
            <text:p>4934</text:p>
          </table:table-cell>
          <table:table-cell table:formula="of:=[.G$1]+[.E518]*([.G$2]+[.E518]*([.G$3]+[.G$4]*[.E518]))" office:value-type="float" office:value="4975.68474240132">
            <text:p>4975.685</text:p>
          </table:table-cell>
          <table:table-cell table:formula="of:=[.F518]-[.G518]" office:value-type="float" office:value="-41.6847424013231">
            <text:p>-41.685</text:p>
          </table:table-cell>
          <table:table-cell table:formula="of:=INT([.I$4]*[.E518]*([.J$3]/[.J$4])+[.I$3])" office:value-type="float" office:value="180857376">
            <text:p>180857376</text:p>
          </table:table-cell>
          <table:table-cell table:formula="of:=INT([.I518]*[.E518]*([.J$2]/[.J$3]))+[.I$2]" office:value-type="float" office:value="-2891521">
            <text:p>-2891521</text:p>
          </table:table-cell>
          <table:table-cell table:formula="of:=[.J518]*[.E518]*(1/[.J$2])+[.I$1]" office:value-type="float" office:value="4975.20675849915">
            <text:p>4975</text:p>
          </table:table-cell>
          <table:table-cell table:formula="of:=[.F518]-[.K518]" office:value-type="float" office:value="-41.2067584991455">
            <text:p>-41</text:p>
          </table:table-cell>
        </table:table-row>
        <table:table-row table:style-name="ro1">
          <table:table-cell office:value-type="string">
            <text:p><text:s text:c="3"/>514</text:p>
          </table:table-cell>
          <table:table-cell office:value-type="string">
            <text:p><text:s text:c="3"/>1937</text:p>
          </table:table-cell>
          <table:table-cell office:value-type="string">
            <text:p><text:s text:c="3"/>4934</text:p>
          </table:table-cell>
          <table:table-cell office:value-type="string">
            <text:p><text:s text:c="4"/>185</text:p>
          </table:table-cell>
          <table:table-cell table:formula="of:=[.B519]/1" office:value-type="float" office:value="1937">
            <text:p>1937</text:p>
          </table:table-cell>
          <table:table-cell table:formula="of:=[.C519]/1" office:value-type="float" office:value="4934">
            <text:p>4934</text:p>
          </table:table-cell>
          <table:table-cell table:formula="of:=[.G$1]+[.E519]*([.G$2]+[.E519]*([.G$3]+[.G$4]*[.E519]))" office:value-type="float" office:value="4975.35366151323">
            <text:p>4975.354</text:p>
          </table:table-cell>
          <table:table-cell table:formula="of:=[.F519]-[.G519]" office:value-type="float" office:value="-41.3536615132289">
            <text:p>-41.354</text:p>
          </table:table-cell>
          <table:table-cell table:formula="of:=INT([.I$4]*[.E519]*([.J$3]/[.J$4])+[.I$3])" office:value-type="float" office:value="180866599">
            <text:p>180866599</text:p>
          </table:table-cell>
          <table:table-cell table:formula="of:=INT([.I519]*[.E519]*([.J$2]/[.J$3]))+[.I$2]" office:value-type="float" office:value="-2888625">
            <text:p>-2888625</text:p>
          </table:table-cell>
          <table:table-cell table:formula="of:=[.J519]*[.E519]*(1/[.J$2])+[.I$1]" office:value-type="float" office:value="4974.87585258484">
            <text:p>4975</text:p>
          </table:table-cell>
          <table:table-cell table:formula="of:=[.F519]-[.K519]" office:value-type="float" office:value="-40.8758525848389">
            <text:p>-41</text:p>
          </table:table-cell>
        </table:table-row>
        <table:table-row table:style-name="ro1">
          <table:table-cell office:value-type="string">
            <text:p><text:s text:c="3"/>515</text:p>
          </table:table-cell>
          <table:table-cell office:value-type="string">
            <text:p><text:s text:c="3"/>1939</text:p>
          </table:table-cell>
          <table:table-cell office:value-type="string">
            <text:p><text:s text:c="3"/>4935</text:p>
          </table:table-cell>
          <table:table-cell office:value-type="string">
            <text:p><text:s text:c="4"/>169</text:p>
          </table:table-cell>
          <table:table-cell table:formula="of:=[.B520]/1" office:value-type="float" office:value="1939">
            <text:p>1939</text:p>
          </table:table-cell>
          <table:table-cell table:formula="of:=[.C520]/1" office:value-type="float" office:value="4935">
            <text:p>4935</text:p>
          </table:table-cell>
          <table:table-cell table:formula="of:=[.G$1]+[.E520]*([.G$2]+[.E520]*([.G$3]+[.G$4]*[.E520]))" office:value-type="float" office:value="4975.04571583491">
            <text:p>4975.046</text:p>
          </table:table-cell>
          <table:table-cell table:formula="of:=[.F520]-[.G520]" office:value-type="float" office:value="-40.0457158349109">
            <text:p>-40.046</text:p>
          </table:table-cell>
          <table:table-cell table:formula="of:=INT([.I$4]*[.E520]*([.J$3]/[.J$4])+[.I$3])" office:value-type="float" office:value="180875821">
            <text:p>180875821</text:p>
          </table:table-cell>
          <table:table-cell table:formula="of:=INT([.I520]*[.E520]*([.J$2]/[.J$3]))+[.I$2]" office:value-type="float" office:value="-2885729">
            <text:p>-2885729</text:p>
          </table:table-cell>
          <table:table-cell table:formula="of:=[.J520]*[.E520]*(1/[.J$2])+[.I$1]" office:value-type="float" office:value="4974.5670413971">
            <text:p>4975</text:p>
          </table:table-cell>
          <table:table-cell table:formula="of:=[.F520]-[.K520]" office:value-type="float" office:value="-39.5670413970947">
            <text:p>-40</text:p>
          </table:table-cell>
        </table:table-row>
        <table:table-row table:style-name="ro1">
          <table:table-cell office:value-type="string">
            <text:p><text:s text:c="3"/>516</text:p>
          </table:table-cell>
          <table:table-cell office:value-type="string">
            <text:p><text:s text:c="3"/>1942</text:p>
          </table:table-cell>
          <table:table-cell office:value-type="string">
            <text:p><text:s text:c="3"/>4933</text:p>
          </table:table-cell>
          <table:table-cell office:value-type="string">
            <text:p><text:s text:c="4"/>164</text:p>
          </table:table-cell>
          <table:table-cell table:formula="of:=[.B521]/1" office:value-type="float" office:value="1942">
            <text:p>1942</text:p>
          </table:table-cell>
          <table:table-cell table:formula="of:=[.C521]/1" office:value-type="float" office:value="4933">
            <text:p>4933</text:p>
          </table:table-cell>
          <table:table-cell table:formula="of:=[.G$1]+[.E521]*([.G$2]+[.E521]*([.G$3]+[.G$4]*[.E521]))" office:value-type="float" office:value="4974.62718288127">
            <text:p>4974.627</text:p>
          </table:table-cell>
          <table:table-cell table:formula="of:=[.F521]-[.G521]" office:value-type="float" office:value="-41.6271828812714">
            <text:p>-41.627</text:p>
          </table:table-cell>
          <table:table-cell table:formula="of:=INT([.I$4]*[.E521]*([.J$3]/[.J$4])+[.I$3])" office:value-type="float" office:value="180889654">
            <text:p>180889654</text:p>
          </table:table-cell>
          <table:table-cell table:formula="of:=INT([.I521]*[.E521]*([.J$2]/[.J$3]))+[.I$2]" office:value-type="float" office:value="-2881384">
            <text:p>-2881384</text:p>
          </table:table-cell>
          <table:table-cell table:formula="of:=[.J521]*[.E521]*(1/[.J$2])+[.I$1]" office:value-type="float" office:value="4974.14895629883">
            <text:p>4974</text:p>
          </table:table-cell>
          <table:table-cell table:formula="of:=[.F521]-[.K521]" office:value-type="float" office:value="-41.1489562988281">
            <text:p>-41</text:p>
          </table:table-cell>
        </table:table-row>
        <table:table-row table:style-name="ro1">
          <table:table-cell office:value-type="string">
            <text:p><text:s text:c="3"/>517</text:p>
          </table:table-cell>
          <table:table-cell office:value-type="string">
            <text:p><text:s text:c="3"/>1944</text:p>
          </table:table-cell>
          <table:table-cell office:value-type="string">
            <text:p><text:s text:c="3"/>4934</text:p>
          </table:table-cell>
          <table:table-cell office:value-type="string">
            <text:p><text:s text:c="4"/>185</text:p>
          </table:table-cell>
          <table:table-cell table:formula="of:=[.B522]/1" office:value-type="float" office:value="1944">
            <text:p>1944</text:p>
          </table:table-cell>
          <table:table-cell table:formula="of:=[.C522]/1" office:value-type="float" office:value="4934">
            <text:p>4934</text:p>
          </table:table-cell>
          <table:table-cell table:formula="of:=[.G$1]+[.E522]*([.G$2]+[.E522]*([.G$3]+[.G$4]*[.E522]))" office:value-type="float" office:value="4974.3770893184">
            <text:p>4974.377</text:p>
          </table:table-cell>
          <table:table-cell table:formula="of:=[.F522]-[.G522]" office:value-type="float" office:value="-40.377089318401">
            <text:p>-40.377</text:p>
          </table:table-cell>
          <table:table-cell table:formula="of:=INT([.I$4]*[.E522]*([.J$3]/[.J$4])+[.I$3])" office:value-type="float" office:value="180898876">
            <text:p>180898876</text:p>
          </table:table-cell>
          <table:table-cell table:formula="of:=INT([.I522]*[.E522]*([.J$2]/[.J$3]))+[.I$2]" office:value-type="float" office:value="-2878487">
            <text:p>-2878487</text:p>
          </table:table-cell>
          <table:table-cell table:formula="of:=[.J522]*[.E522]*(1/[.J$2])+[.I$1]" office:value-type="float" office:value="4973.89909362793">
            <text:p>4974</text:p>
          </table:table-cell>
          <table:table-cell table:formula="of:=[.F522]-[.K522]" office:value-type="float" office:value="-39.8990936279297">
            <text:p>-40</text:p>
          </table:table-cell>
        </table:table-row>
        <table:table-row table:style-name="ro1">
          <table:table-cell office:value-type="string">
            <text:p><text:s text:c="3"/>518</text:p>
          </table:table-cell>
          <table:table-cell office:value-type="string">
            <text:p><text:s text:c="3"/>1948</text:p>
          </table:table-cell>
          <table:table-cell office:value-type="string">
            <text:p><text:s text:c="3"/>4932</text:p>
          </table:table-cell>
          <table:table-cell office:value-type="string">
            <text:p><text:s text:c="4"/>164</text:p>
          </table:table-cell>
          <table:table-cell table:formula="of:=[.B523]/1" office:value-type="float" office:value="1948">
            <text:p>1948</text:p>
          </table:table-cell>
          <table:table-cell table:formula="of:=[.C523]/1" office:value-type="float" office:value="4932">
            <text:p>4932</text:p>
          </table:table-cell>
          <table:table-cell table:formula="of:=[.G$1]+[.E523]*([.G$2]+[.E523]*([.G$3]+[.G$4]*[.E523]))" office:value-type="float" office:value="4973.9463448612">
            <text:p>4973.946</text:p>
          </table:table-cell>
          <table:table-cell table:formula="of:=[.F523]-[.G523]" office:value-type="float" office:value="-41.9463448612005">
            <text:p>-41.946</text:p>
          </table:table-cell>
          <table:table-cell table:formula="of:=INT([.I$4]*[.E523]*([.J$3]/[.J$4])+[.I$3])" office:value-type="float" office:value="180917320">
            <text:p>180917320</text:p>
          </table:table-cell>
          <table:table-cell table:formula="of:=INT([.I523]*[.E523]*([.J$2]/[.J$3]))+[.I$2]" office:value-type="float" office:value="-2872692">
            <text:p>-2872692</text:p>
          </table:table-cell>
          <table:table-cell table:formula="of:=[.J523]*[.E523]*(1/[.J$2])+[.I$1]" office:value-type="float" office:value="4973.46939086914">
            <text:p>4973</text:p>
          </table:table-cell>
          <table:table-cell table:formula="of:=[.F523]-[.K523]" office:value-type="float" office:value="-41.4693908691406">
            <text:p>-41</text:p>
          </table:table-cell>
        </table:table-row>
        <table:table-row table:style-name="ro1">
          <table:table-cell office:value-type="string">
            <text:p><text:s text:c="3"/>519</text:p>
          </table:table-cell>
          <table:table-cell office:value-type="string">
            <text:p><text:s text:c="3"/>1950</text:p>
          </table:table-cell>
          <table:table-cell office:value-type="string">
            <text:p><text:s text:c="3"/>4933</text:p>
          </table:table-cell>
          <table:table-cell office:value-type="string">
            <text:p><text:s text:c="4"/>155</text:p>
          </table:table-cell>
          <table:table-cell table:formula="of:=[.B524]/1" office:value-type="float" office:value="1950">
            <text:p>1950</text:p>
          </table:table-cell>
          <table:table-cell table:formula="of:=[.C524]/1" office:value-type="float" office:value="4933">
            <text:p>4933</text:p>
          </table:table-cell>
          <table:table-cell table:formula="of:=[.G$1]+[.E524]*([.G$2]+[.E524]*([.G$3]+[.G$4]*[.E524]))" office:value-type="float" office:value="4973.76570040847">
            <text:p>4973.766</text:p>
          </table:table-cell>
          <table:table-cell table:formula="of:=[.F524]-[.G524]" office:value-type="float" office:value="-40.7657004084704">
            <text:p>-40.766</text:p>
          </table:table-cell>
          <table:table-cell table:formula="of:=INT([.I$4]*[.E524]*([.J$3]/[.J$4])+[.I$3])" office:value-type="float" office:value="180926542">
            <text:p>180926542</text:p>
          </table:table-cell>
          <table:table-cell table:formula="of:=INT([.I524]*[.E524]*([.J$2]/[.J$3]))+[.I$2]" office:value-type="float" office:value="-2869795">
            <text:p>-2869795</text:p>
          </table:table-cell>
          <table:table-cell table:formula="of:=[.J524]*[.E524]*(1/[.J$2])+[.I$1]" office:value-type="float" office:value="4973.28583908081">
            <text:p>4973</text:p>
          </table:table-cell>
          <table:table-cell table:formula="of:=[.F524]-[.K524]" office:value-type="float" office:value="-40.2858390808106">
            <text:p>-40</text:p>
          </table:table-cell>
        </table:table-row>
        <table:table-row table:style-name="ro1">
          <table:table-cell office:value-type="string">
            <text:p><text:s text:c="3"/>520</text:p>
          </table:table-cell>
          <table:table-cell office:value-type="string">
            <text:p><text:s text:c="3"/>1953</text:p>
          </table:table-cell>
          <table:table-cell office:value-type="string">
            <text:p><text:s text:c="3"/>4932</text:p>
          </table:table-cell>
          <table:table-cell office:value-type="string">
            <text:p><text:s text:c="4"/>163</text:p>
          </table:table-cell>
          <table:table-cell table:formula="of:=[.B525]/1" office:value-type="float" office:value="1953">
            <text:p>1953</text:p>
          </table:table-cell>
          <table:table-cell table:formula="of:=[.C525]/1" office:value-type="float" office:value="4932">
            <text:p>4932</text:p>
          </table:table-cell>
          <table:table-cell table:formula="of:=[.G$1]+[.E525]*([.G$2]+[.E525]*([.G$3]+[.G$4]*[.E525]))" office:value-type="float" office:value="4973.53815250771">
            <text:p>4973.538</text:p>
          </table:table-cell>
          <table:table-cell table:formula="of:=[.F525]-[.G525]" office:value-type="float" office:value="-41.5381525077082">
            <text:p>-41.538</text:p>
          </table:table-cell>
          <table:table-cell table:formula="of:=INT([.I$4]*[.E525]*([.J$3]/[.J$4])+[.I$3])" office:value-type="float" office:value="180940376">
            <text:p>180940376</text:p>
          </table:table-cell>
          <table:table-cell table:formula="of:=INT([.I525]*[.E525]*([.J$2]/[.J$3]))+[.I$2]" office:value-type="float" office:value="-2865447">
            <text:p>-2865447</text:p>
          </table:table-cell>
          <table:table-cell table:formula="of:=[.J525]*[.E525]*(1/[.J$2])+[.I$1]" office:value-type="float" office:value="4973.06126594544">
            <text:p>4973</text:p>
          </table:table-cell>
          <table:table-cell table:formula="of:=[.F525]-[.K525]" office:value-type="float" office:value="-41.0612659454346">
            <text:p>-41</text:p>
          </table:table-cell>
        </table:table-row>
        <table:table-row table:style-name="ro1">
          <table:table-cell office:value-type="string">
            <text:p><text:s text:c="3"/>521</text:p>
          </table:table-cell>
          <table:table-cell office:value-type="string">
            <text:p><text:s text:c="3"/>1955</text:p>
          </table:table-cell>
          <table:table-cell office:value-type="string">
            <text:p><text:s text:c="3"/>4932</text:p>
          </table:table-cell>
          <table:table-cell office:value-type="string">
            <text:p><text:s text:c="4"/>184</text:p>
          </table:table-cell>
          <table:table-cell table:formula="of:=[.B526]/1" office:value-type="float" office:value="1955">
            <text:p>1955</text:p>
          </table:table-cell>
          <table:table-cell table:formula="of:=[.C526]/1" office:value-type="float" office:value="4932">
            <text:p>4932</text:p>
          </table:table-cell>
          <table:table-cell table:formula="of:=[.G$1]+[.E526]*([.G$2]+[.E526]*([.G$3]+[.G$4]*[.E526]))" office:value-type="float" office:value="4973.41540445642">
            <text:p>4973.415</text:p>
          </table:table-cell>
          <table:table-cell table:formula="of:=[.F526]-[.G526]" office:value-type="float" office:value="-41.4154044564239">
            <text:p>-41.415</text:p>
          </table:table-cell>
          <table:table-cell table:formula="of:=INT([.I$4]*[.E526]*([.J$3]/[.J$4])+[.I$3])" office:value-type="float" office:value="180949598">
            <text:p>180949598</text:p>
          </table:table-cell>
          <table:table-cell table:formula="of:=INT([.I526]*[.E526]*([.J$2]/[.J$3]))+[.I$2]" office:value-type="float" office:value="-2862549">
            <text:p>-2862549</text:p>
          </table:table-cell>
          <table:table-cell table:formula="of:=[.J526]*[.E526]*(1/[.J$2])+[.I$1]" office:value-type="float" office:value="4972.93670845032">
            <text:p>4973</text:p>
          </table:table-cell>
          <table:table-cell table:formula="of:=[.F526]-[.K526]" office:value-type="float" office:value="-40.9367084503174">
            <text:p>-41</text:p>
          </table:table-cell>
        </table:table-row>
        <table:table-row table:style-name="ro1">
          <table:table-cell office:value-type="string">
            <text:p><text:s text:c="3"/>522</text:p>
          </table:table-cell>
          <table:table-cell office:value-type="string">
            <text:p><text:s text:c="3"/>1957</text:p>
          </table:table-cell>
          <table:table-cell office:value-type="string">
            <text:p><text:s text:c="3"/>4932</text:p>
          </table:table-cell>
          <table:table-cell office:value-type="string">
            <text:p><text:s text:c="4"/>160</text:p>
          </table:table-cell>
          <table:table-cell table:formula="of:=[.B527]/1" office:value-type="float" office:value="1957">
            <text:p>1957</text:p>
          </table:table-cell>
          <table:table-cell table:formula="of:=[.C527]/1" office:value-type="float" office:value="4932">
            <text:p>4932</text:p>
          </table:table-cell>
          <table:table-cell table:formula="of:=[.G$1]+[.E527]*([.G$2]+[.E527]*([.G$3]+[.G$4]*[.E527]))" office:value-type="float" office:value="4973.31582060212">
            <text:p>4973.316</text:p>
          </table:table-cell>
          <table:table-cell table:formula="of:=[.F527]-[.G527]" office:value-type="float" office:value="-41.3158206021199">
            <text:p>-41.316</text:p>
          </table:table-cell>
          <table:table-cell table:formula="of:=INT([.I$4]*[.E527]*([.J$3]/[.J$4])+[.I$3])" office:value-type="float" office:value="180958820">
            <text:p>180958820</text:p>
          </table:table-cell>
          <table:table-cell table:formula="of:=INT([.I527]*[.E527]*([.J$2]/[.J$3]))+[.I$2]" office:value-type="float" office:value="-2859650">
            <text:p>-2859650</text:p>
          </table:table-cell>
          <table:table-cell table:formula="of:=[.J527]*[.E527]*(1/[.J$2])+[.I$1]" office:value-type="float" office:value="4972.83799362183">
            <text:p>4973</text:p>
          </table:table-cell>
          <table:table-cell table:formula="of:=[.F527]-[.K527]" office:value-type="float" office:value="-40.8379936218262">
            <text:p>-41</text:p>
          </table:table-cell>
        </table:table-row>
        <table:table-row table:style-name="ro1">
          <table:table-cell office:value-type="string">
            <text:p><text:s text:c="3"/>523</text:p>
          </table:table-cell>
          <table:table-cell office:value-type="string">
            <text:p><text:s text:c="3"/>1960</text:p>
          </table:table-cell>
          <table:table-cell office:value-type="string">
            <text:p><text:s text:c="3"/>4932</text:p>
          </table:table-cell>
          <table:table-cell office:value-type="string">
            <text:p><text:s text:c="4"/>159</text:p>
          </table:table-cell>
          <table:table-cell table:formula="of:=[.B528]/1" office:value-type="float" office:value="1960">
            <text:p>1960</text:p>
          </table:table-cell>
          <table:table-cell table:formula="of:=[.C528]/1" office:value-type="float" office:value="4932">
            <text:p>4932</text:p>
          </table:table-cell>
          <table:table-cell table:formula="of:=[.G$1]+[.E528]*([.G$2]+[.E528]*([.G$3]+[.G$4]*[.E528]))" office:value-type="float" office:value="4973.2098847355">
            <text:p>4973.210</text:p>
          </table:table-cell>
          <table:table-cell table:formula="of:=[.F528]-[.G528]" office:value-type="float" office:value="-41.2098847354973">
            <text:p>-41.210</text:p>
          </table:table-cell>
          <table:table-cell table:formula="of:=INT([.I$4]*[.E528]*([.J$3]/[.J$4])+[.I$3])" office:value-type="float" office:value="180972653">
            <text:p>180972653</text:p>
          </table:table-cell>
          <table:table-cell table:formula="of:=INT([.I528]*[.E528]*([.J$2]/[.J$3]))+[.I$2]" office:value-type="float" office:value="-2855301">
            <text:p>-2855301</text:p>
          </table:table-cell>
          <table:table-cell table:formula="of:=[.J528]*[.E528]*(1/[.J$2])+[.I$1]" office:value-type="float" office:value="4972.7332611084">
            <text:p>4973</text:p>
          </table:table-cell>
          <table:table-cell table:formula="of:=[.F528]-[.K528]" office:value-type="float" office:value="-40.7332611083984">
            <text:p>-41</text:p>
          </table:table-cell>
        </table:table-row>
        <table:table-row table:style-name="ro1">
          <table:table-cell office:value-type="string">
            <text:p><text:s text:c="3"/>524</text:p>
          </table:table-cell>
          <table:table-cell office:value-type="string">
            <text:p><text:s text:c="3"/>1964</text:p>
          </table:table-cell>
          <table:table-cell office:value-type="string">
            <text:p><text:s text:c="3"/>4932</text:p>
          </table:table-cell>
          <table:table-cell office:value-type="string">
            <text:p><text:s text:c="4"/>134</text:p>
          </table:table-cell>
          <table:table-cell table:formula="of:=[.B529]/1" office:value-type="float" office:value="1964">
            <text:p>1964</text:p>
          </table:table-cell>
          <table:table-cell table:formula="of:=[.C529]/1" office:value-type="float" office:value="4932">
            <text:p>4932</text:p>
          </table:table-cell>
          <table:table-cell table:formula="of:=[.G$1]+[.E529]*([.G$2]+[.E529]*([.G$3]+[.G$4]*[.E529]))" office:value-type="float" office:value="4973.14974166356">
            <text:p>4973.150</text:p>
          </table:table-cell>
          <table:table-cell table:formula="of:=[.F529]-[.G529]" office:value-type="float" office:value="-41.1497416635648">
            <text:p>-41.150</text:p>
          </table:table-cell>
          <table:table-cell table:formula="of:=INT([.I$4]*[.E529]*([.J$3]/[.J$4])+[.I$3])" office:value-type="float" office:value="180991097">
            <text:p>180991097</text:p>
          </table:table-cell>
          <table:table-cell table:formula="of:=INT([.I529]*[.E529]*([.J$2]/[.J$3]))+[.I$2]" office:value-type="float" office:value="-2849502">
            <text:p>-2849502</text:p>
          </table:table-cell>
          <table:table-cell table:formula="of:=[.J529]*[.E529]*(1/[.J$2])+[.I$1]" office:value-type="float" office:value="4972.6722869873">
            <text:p>4973</text:p>
          </table:table-cell>
          <table:table-cell table:formula="of:=[.F529]-[.K529]" office:value-type="float" office:value="-40.6722869873047">
            <text:p>-41</text:p>
          </table:table-cell>
        </table:table-row>
        <table:table-row table:style-name="ro1">
          <table:table-cell office:value-type="string">
            <text:p><text:s text:c="3"/>525</text:p>
          </table:table-cell>
          <table:table-cell office:value-type="string">
            <text:p><text:s text:c="3"/>1966</text:p>
          </table:table-cell>
          <table:table-cell office:value-type="string">
            <text:p><text:s text:c="3"/>4932</text:p>
          </table:table-cell>
          <table:table-cell office:value-type="string">
            <text:p><text:s text:c="4"/>148</text:p>
          </table:table-cell>
          <table:table-cell table:formula="of:=[.B530]/1" office:value-type="float" office:value="1966">
            <text:p>1966</text:p>
          </table:table-cell>
          <table:table-cell table:formula="of:=[.C530]/1" office:value-type="float" office:value="4932">
            <text:p>4932</text:p>
          </table:table-cell>
          <table:table-cell table:formula="of:=[.G$1]+[.E530]*([.G$2]+[.E530]*([.G$3]+[.G$4]*[.E530]))" office:value-type="float" office:value="4973.15443655307">
            <text:p>4973.154</text:p>
          </table:table-cell>
          <table:table-cell table:formula="of:=[.F530]-[.G530]" office:value-type="float" office:value="-41.1544365530663">
            <text:p>-41.154</text:p>
          </table:table-cell>
          <table:table-cell table:formula="of:=INT([.I$4]*[.E530]*([.J$3]/[.J$4])+[.I$3])" office:value-type="float" office:value="181000319">
            <text:p>181000319</text:p>
          </table:table-cell>
          <table:table-cell table:formula="of:=INT([.I530]*[.E530]*([.J$2]/[.J$3]))+[.I$2]" office:value-type="float" office:value="-2846602">
            <text:p>-2846602</text:p>
          </table:table-cell>
          <table:table-cell table:formula="of:=[.J530]*[.E530]*(1/[.J$2])+[.I$1]" office:value-type="float" office:value="4972.67685699463">
            <text:p>4973</text:p>
          </table:table-cell>
          <table:table-cell table:formula="of:=[.F530]-[.K530]" office:value-type="float" office:value="-40.6768569946289">
            <text:p>-41</text:p>
          </table:table-cell>
        </table:table-row>
        <table:table-row table:style-name="ro1">
          <table:table-cell office:value-type="string">
            <text:p><text:s text:c="3"/>526</text:p>
          </table:table-cell>
          <table:table-cell office:value-type="string">
            <text:p><text:s text:c="3"/>1969</text:p>
          </table:table-cell>
          <table:table-cell office:value-type="string">
            <text:p><text:s text:c="3"/>4932</text:p>
          </table:table-cell>
          <table:table-cell office:value-type="string">
            <text:p><text:s text:c="4"/>154</text:p>
          </table:table-cell>
          <table:table-cell table:formula="of:=[.B531]/1" office:value-type="float" office:value="1969">
            <text:p>1969</text:p>
          </table:table-cell>
          <table:table-cell table:formula="of:=[.C531]/1" office:value-type="float" office:value="4932">
            <text:p>4932</text:p>
          </table:table-cell>
          <table:table-cell table:formula="of:=[.G$1]+[.E531]*([.G$2]+[.E531]*([.G$3]+[.G$4]*[.E531]))" office:value-type="float" office:value="4973.20494597765">
            <text:p>4973.205</text:p>
          </table:table-cell>
          <table:table-cell table:formula="of:=[.F531]-[.G531]" office:value-type="float" office:value="-41.2049459776536">
            <text:p>-41.205</text:p>
          </table:table-cell>
          <table:table-cell table:formula="of:=INT([.I$4]*[.E531]*([.J$3]/[.J$4])+[.I$3])" office:value-type="float" office:value="181014153">
            <text:p>181014153</text:p>
          </table:table-cell>
          <table:table-cell table:formula="of:=INT([.I531]*[.E531]*([.J$2]/[.J$3]))+[.I$2]" office:value-type="float" office:value="-2842252">
            <text:p>-2842252</text:p>
          </table:table-cell>
          <table:table-cell table:formula="of:=[.J531]*[.E531]*(1/[.J$2])+[.I$1]" office:value-type="float" office:value="4972.72519683838">
            <text:p>4973</text:p>
          </table:table-cell>
          <table:table-cell table:formula="of:=[.F531]-[.K531]" office:value-type="float" office:value="-40.7251968383789">
            <text:p>-41</text:p>
          </table:table-cell>
        </table:table-row>
        <table:table-row table:style-name="ro1">
          <table:table-cell office:value-type="string">
            <text:p><text:s text:c="3"/>527</text:p>
          </table:table-cell>
          <table:table-cell office:value-type="string">
            <text:p><text:s text:c="3"/>1971</text:p>
          </table:table-cell>
          <table:table-cell office:value-type="string">
            <text:p><text:s text:c="3"/>4932</text:p>
          </table:table-cell>
          <table:table-cell office:value-type="string">
            <text:p><text:s text:c="4"/>155</text:p>
          </table:table-cell>
          <table:table-cell table:formula="of:=[.B532]/1" office:value-type="float" office:value="1971">
            <text:p>1971</text:p>
          </table:table-cell>
          <table:table-cell table:formula="of:=[.C532]/1" office:value-type="float" office:value="4932">
            <text:p>4932</text:p>
          </table:table-cell>
          <table:table-cell table:formula="of:=[.G$1]+[.E532]*([.G$2]+[.E532]*([.G$3]+[.G$4]*[.E532]))" office:value-type="float" office:value="4973.2676016846">
            <text:p>4973.268</text:p>
          </table:table-cell>
          <table:table-cell table:formula="of:=[.F532]-[.G532]" office:value-type="float" office:value="-41.2676016846035">
            <text:p>-41.268</text:p>
          </table:table-cell>
          <table:table-cell table:formula="of:=INT([.I$4]*[.E532]*([.J$3]/[.J$4])+[.I$3])" office:value-type="float" office:value="181023375">
            <text:p>181023375</text:p>
          </table:table-cell>
          <table:table-cell table:formula="of:=INT([.I532]*[.E532]*([.J$2]/[.J$3]))+[.I$2]" office:value-type="float" office:value="-2839351">
            <text:p>-2839351</text:p>
          </table:table-cell>
          <table:table-cell table:formula="of:=[.J532]*[.E532]*(1/[.J$2])+[.I$1]" office:value-type="float" office:value="4972.78883934021">
            <text:p>4973</text:p>
          </table:table-cell>
          <table:table-cell table:formula="of:=[.F532]-[.K532]" office:value-type="float" office:value="-40.78883934021">
            <text:p>-41</text:p>
          </table:table-cell>
        </table:table-row>
        <table:table-row table:style-name="ro1">
          <table:table-cell office:value-type="string">
            <text:p><text:s text:c="3"/>528</text:p>
          </table:table-cell>
          <table:table-cell office:value-type="string">
            <text:p><text:s text:c="3"/>1973</text:p>
          </table:table-cell>
          <table:table-cell office:value-type="string">
            <text:p><text:s text:c="3"/>4933</text:p>
          </table:table-cell>
          <table:table-cell office:value-type="string">
            <text:p><text:s text:c="4"/>149</text:p>
          </table:table-cell>
          <table:table-cell table:formula="of:=[.B533]/1" office:value-type="float" office:value="1973">
            <text:p>1973</text:p>
          </table:table-cell>
          <table:table-cell table:formula="of:=[.C533]/1" office:value-type="float" office:value="4933">
            <text:p>4933</text:p>
          </table:table-cell>
          <table:table-cell table:formula="of:=[.G$1]+[.E533]*([.G$2]+[.E533]*([.G$3]+[.G$4]*[.E533]))" office:value-type="float" office:value="4973.35344735493">
            <text:p>4973.353</text:p>
          </table:table-cell>
          <table:table-cell table:formula="of:=[.F533]-[.G533]" office:value-type="float" office:value="-40.3534473549316">
            <text:p>-40.353</text:p>
          </table:table-cell>
          <table:table-cell table:formula="of:=INT([.I$4]*[.E533]*([.J$3]/[.J$4])+[.I$3])" office:value-type="float" office:value="181032597">
            <text:p>181032597</text:p>
          </table:table-cell>
          <table:table-cell table:formula="of:=INT([.I533]*[.E533]*([.J$2]/[.J$3]))+[.I$2]" office:value-type="float" office:value="-2836450">
            <text:p>-2836450</text:p>
          </table:table-cell>
          <table:table-cell table:formula="of:=[.J533]*[.E533]*(1/[.J$2])+[.I$1]" office:value-type="float" office:value="4972.87461471558">
            <text:p>4973</text:p>
          </table:table-cell>
          <table:table-cell table:formula="of:=[.F533]-[.K533]" office:value-type="float" office:value="-39.8746147155762">
            <text:p>-40</text:p>
          </table:table-cell>
        </table:table-row>
        <table:table-row table:style-name="ro1">
          <table:table-cell office:value-type="string">
            <text:p><text:s text:c="3"/>529</text:p>
          </table:table-cell>
          <table:table-cell office:value-type="string">
            <text:p><text:s text:c="3"/>1976</text:p>
          </table:table-cell>
          <table:table-cell office:value-type="string">
            <text:p><text:s text:c="3"/>4933</text:p>
          </table:table-cell>
          <table:table-cell office:value-type="string">
            <text:p><text:s text:c="4"/>161</text:p>
          </table:table-cell>
          <table:table-cell table:formula="of:=[.B534]/1" office:value-type="float" office:value="1976">
            <text:p>1976</text:p>
          </table:table-cell>
          <table:table-cell table:formula="of:=[.C534]/1" office:value-type="float" office:value="4933">
            <text:p>4933</text:p>
          </table:table-cell>
          <table:table-cell table:formula="of:=[.G$1]+[.E534]*([.G$2]+[.E534]*([.G$3]+[.G$4]*[.E534]))" office:value-type="float" office:value="4973.52570408726">
            <text:p>4973.526</text:p>
          </table:table-cell>
          <table:table-cell table:formula="of:=[.F534]-[.G534]" office:value-type="float" office:value="-40.5257040872602">
            <text:p>-40.526</text:p>
          </table:table-cell>
          <table:table-cell table:formula="of:=INT([.I$4]*[.E534]*([.J$3]/[.J$4])+[.I$3])" office:value-type="float" office:value="181046430">
            <text:p>181046430</text:p>
          </table:table-cell>
          <table:table-cell table:formula="of:=INT([.I534]*[.E534]*([.J$2]/[.J$3]))+[.I$2]" office:value-type="float" office:value="-2832098">
            <text:p>-2832098</text:p>
          </table:table-cell>
          <table:table-cell table:formula="of:=[.J534]*[.E534]*(1/[.J$2])+[.I$1]" office:value-type="float" office:value="4973.04666137695">
            <text:p>4973</text:p>
          </table:table-cell>
          <table:table-cell table:formula="of:=[.F534]-[.K534]" office:value-type="float" office:value="-40.0466613769531">
            <text:p>-40</text:p>
          </table:table-cell>
        </table:table-row>
        <table:table-row table:style-name="ro1">
          <table:table-cell office:value-type="string">
            <text:p><text:s text:c="3"/>530</text:p>
          </table:table-cell>
          <table:table-cell office:value-type="string">
            <text:p><text:s text:c="3"/>1978</text:p>
          </table:table-cell>
          <table:table-cell office:value-type="string">
            <text:p><text:s text:c="3"/>4934</text:p>
          </table:table-cell>
          <table:table-cell office:value-type="string">
            <text:p><text:s text:c="4"/>146</text:p>
          </table:table-cell>
          <table:table-cell table:formula="of:=[.B535]/1" office:value-type="float" office:value="1978">
            <text:p>1978</text:p>
          </table:table-cell>
          <table:table-cell table:formula="of:=[.C535]/1" office:value-type="float" office:value="4934">
            <text:p>4934</text:p>
          </table:table-cell>
          <table:table-cell table:formula="of:=[.G$1]+[.E535]*([.G$2]+[.E535]*([.G$3]+[.G$4]*[.E535]))" office:value-type="float" office:value="4973.66953875704">
            <text:p>4973.670</text:p>
          </table:table-cell>
          <table:table-cell table:formula="of:=[.F535]-[.G535]" office:value-type="float" office:value="-39.6695387570362">
            <text:p>-39.670</text:p>
          </table:table-cell>
          <table:table-cell table:formula="of:=INT([.I$4]*[.E535]*([.J$3]/[.J$4])+[.I$3])" office:value-type="float" office:value="181055652">
            <text:p>181055652</text:p>
          </table:table-cell>
          <table:table-cell table:formula="of:=INT([.I535]*[.E535]*([.J$2]/[.J$3]))+[.I$2]" office:value-type="float" office:value="-2829196">
            <text:p>-2829196</text:p>
          </table:table-cell>
          <table:table-cell table:formula="of:=[.J535]*[.E535]*(1/[.J$2])+[.I$1]" office:value-type="float" office:value="4973.1915435791">
            <text:p>4973</text:p>
          </table:table-cell>
          <table:table-cell table:formula="of:=[.F535]-[.K535]" office:value-type="float" office:value="-39.1915435791016">
            <text:p>-39</text:p>
          </table:table-cell>
        </table:table-row>
        <table:table-row table:style-name="ro1">
          <table:table-cell office:value-type="string">
            <text:p><text:s text:c="3"/>531</text:p>
          </table:table-cell>
          <table:table-cell office:value-type="string">
            <text:p><text:s text:c="3"/>1982</text:p>
          </table:table-cell>
          <table:table-cell office:value-type="string">
            <text:p><text:s text:c="3"/>4934</text:p>
          </table:table-cell>
          <table:table-cell office:value-type="string">
            <text:p><text:s text:c="4"/>152</text:p>
          </table:table-cell>
          <table:table-cell table:formula="of:=[.B536]/1" office:value-type="float" office:value="1982">
            <text:p>1982</text:p>
          </table:table-cell>
          <table:table-cell table:formula="of:=[.C536]/1" office:value-type="float" office:value="4934">
            <text:p>4934</text:p>
          </table:table-cell>
          <table:table-cell table:formula="of:=[.G$1]+[.E536]*([.G$2]+[.E536]*([.G$3]+[.G$4]*[.E536]))" office:value-type="float" office:value="4974.02681502593">
            <text:p>4974.027</text:p>
          </table:table-cell>
          <table:table-cell table:formula="of:=[.F536]-[.G536]" office:value-type="float" office:value="-40.0268150259271">
            <text:p>-40.027</text:p>
          </table:table-cell>
          <table:table-cell table:formula="of:=INT([.I$4]*[.E536]*([.J$3]/[.J$4])+[.I$3])" office:value-type="float" office:value="181074096">
            <text:p>181074096</text:p>
          </table:table-cell>
          <table:table-cell table:formula="of:=INT([.I536]*[.E536]*([.J$2]/[.J$3]))+[.I$2]" office:value-type="float" office:value="-2823392">
            <text:p>-2823392</text:p>
          </table:table-cell>
          <table:table-cell table:formula="of:=[.J536]*[.E536]*(1/[.J$2])+[.I$1]" office:value-type="float" office:value="4973.54772949219">
            <text:p>4974</text:p>
          </table:table-cell>
          <table:table-cell table:formula="of:=[.F536]-[.K536]" office:value-type="float" office:value="-39.5477294921875">
            <text:p>-40</text:p>
          </table:table-cell>
        </table:table-row>
        <table:table-row table:style-name="ro1">
          <table:table-cell office:value-type="string">
            <text:p><text:s text:c="3"/>532</text:p>
          </table:table-cell>
          <table:table-cell office:value-type="string">
            <text:p><text:s text:c="3"/>1985</text:p>
          </table:table-cell>
          <table:table-cell office:value-type="string">
            <text:p><text:s text:c="3"/>4933</text:p>
          </table:table-cell>
          <table:table-cell office:value-type="string">
            <text:p><text:s text:c="4"/>141</text:p>
          </table:table-cell>
          <table:table-cell table:formula="of:=[.B537]/1" office:value-type="float" office:value="1985">
            <text:p>1985</text:p>
          </table:table-cell>
          <table:table-cell table:formula="of:=[.C537]/1" office:value-type="float" office:value="4933">
            <text:p>4933</text:p>
          </table:table-cell>
          <table:table-cell table:formula="of:=[.G$1]+[.E537]*([.G$2]+[.E537]*([.G$3]+[.G$4]*[.E537]))" office:value-type="float" office:value="4974.35569097267">
            <text:p>4974.356</text:p>
          </table:table-cell>
          <table:table-cell table:formula="of:=[.F537]-[.G537]" office:value-type="float" office:value="-41.3556909726649">
            <text:p>-41.356</text:p>
          </table:table-cell>
          <table:table-cell table:formula="of:=INT([.I$4]*[.E537]*([.J$3]/[.J$4])+[.I$3])" office:value-type="float" office:value="181087930">
            <text:p>181087930</text:p>
          </table:table-cell>
          <table:table-cell table:formula="of:=INT([.I537]*[.E537]*([.J$2]/[.J$3]))+[.I$2]" office:value-type="float" office:value="-2819038">
            <text:p>-2819038</text:p>
          </table:table-cell>
          <table:table-cell table:formula="of:=[.J537]*[.E537]*(1/[.J$2])+[.I$1]" office:value-type="float" office:value="4973.87677383423">
            <text:p>4974</text:p>
          </table:table-cell>
          <table:table-cell table:formula="of:=[.F537]-[.K537]" office:value-type="float" office:value="-40.8767738342285">
            <text:p>-41</text:p>
          </table:table-cell>
        </table:table-row>
        <table:table-row table:style-name="ro1">
          <table:table-cell office:value-type="string">
            <text:p><text:s text:c="3"/>533</text:p>
          </table:table-cell>
          <table:table-cell office:value-type="string">
            <text:p><text:s text:c="3"/>1987</text:p>
          </table:table-cell>
          <table:table-cell office:value-type="string">
            <text:p><text:s text:c="3"/>4935</text:p>
          </table:table-cell>
          <table:table-cell office:value-type="string">
            <text:p><text:s text:c="4"/>139</text:p>
          </table:table-cell>
          <table:table-cell table:formula="of:=[.B538]/1" office:value-type="float" office:value="1987">
            <text:p>1987</text:p>
          </table:table-cell>
          <table:table-cell table:formula="of:=[.C538]/1" office:value-type="float" office:value="4935">
            <text:p>4935</text:p>
          </table:table-cell>
          <table:table-cell table:formula="of:=[.G$1]+[.E538]*([.G$2]+[.E538]*([.G$3]+[.G$4]*[.E538]))" office:value-type="float" office:value="4974.60395656905">
            <text:p>4974.604</text:p>
          </table:table-cell>
          <table:table-cell table:formula="of:=[.F538]-[.G538]" office:value-type="float" office:value="-39.603956569048">
            <text:p>-39.604</text:p>
          </table:table-cell>
          <table:table-cell table:formula="of:=INT([.I$4]*[.E538]*([.J$3]/[.J$4])+[.I$3])" office:value-type="float" office:value="181097152">
            <text:p>181097152</text:p>
          </table:table-cell>
          <table:table-cell table:formula="of:=INT([.I538]*[.E538]*([.J$2]/[.J$3]))+[.I$2]" office:value-type="float" office:value="-2816135">
            <text:p>-2816135</text:p>
          </table:table-cell>
          <table:table-cell table:formula="of:=[.J538]*[.E538]*(1/[.J$2])+[.I$1]" office:value-type="float" office:value="4974.12508201599">
            <text:p>4974</text:p>
          </table:table-cell>
          <table:table-cell table:formula="of:=[.F538]-[.K538]" office:value-type="float" office:value="-39.1250820159912">
            <text:p>-39</text:p>
          </table:table-cell>
        </table:table-row>
        <table:table-row table:style-name="ro1">
          <table:table-cell office:value-type="string">
            <text:p><text:s text:c="3"/>534</text:p>
          </table:table-cell>
          <table:table-cell office:value-type="string">
            <text:p><text:s text:c="3"/>1989</text:p>
          </table:table-cell>
          <table:table-cell office:value-type="string">
            <text:p><text:s text:c="3"/>4935</text:p>
          </table:table-cell>
          <table:table-cell office:value-type="string">
            <text:p><text:s text:c="4"/>138</text:p>
          </table:table-cell>
          <table:table-cell table:formula="of:=[.B539]/1" office:value-type="float" office:value="1989">
            <text:p>1989</text:p>
          </table:table-cell>
          <table:table-cell table:formula="of:=[.C539]/1" office:value-type="float" office:value="4935">
            <text:p>4935</text:p>
          </table:table-cell>
          <table:table-cell table:formula="of:=[.G$1]+[.E539]*([.G$2]+[.E539]*([.G$3]+[.G$4]*[.E539]))" office:value-type="float" office:value="4974.87543789521">
            <text:p>4974.875</text:p>
          </table:table-cell>
          <table:table-cell table:formula="of:=[.F539]-[.G539]" office:value-type="float" office:value="-39.8754378952108">
            <text:p>-39.875</text:p>
          </table:table-cell>
          <table:table-cell table:formula="of:=INT([.I$4]*[.E539]*([.J$3]/[.J$4])+[.I$3])" office:value-type="float" office:value="181106374">
            <text:p>181106374</text:p>
          </table:table-cell>
          <table:table-cell table:formula="of:=INT([.I539]*[.E539]*([.J$2]/[.J$3]))+[.I$2]" office:value-type="float" office:value="-2813232">
            <text:p>-2813232</text:p>
          </table:table-cell>
          <table:table-cell table:formula="of:=[.J539]*[.E539]*(1/[.J$2])+[.I$1]" office:value-type="float" office:value="4974.39553833008">
            <text:p>4974</text:p>
          </table:table-cell>
          <table:table-cell table:formula="of:=[.F539]-[.K539]" office:value-type="float" office:value="-39.3955383300781">
            <text:p>-39</text:p>
          </table:table-cell>
        </table:table-row>
        <table:table-row table:style-name="ro1">
          <table:table-cell office:value-type="string">
            <text:p><text:s text:c="3"/>535</text:p>
          </table:table-cell>
          <table:table-cell office:value-type="string">
            <text:p><text:s text:c="3"/>1992</text:p>
          </table:table-cell>
          <table:table-cell office:value-type="string">
            <text:p><text:s text:c="3"/>4934</text:p>
          </table:table-cell>
          <table:table-cell office:value-type="string">
            <text:p><text:s text:c="4"/>137</text:p>
          </table:table-cell>
          <table:table-cell table:formula="of:=[.B540]/1" office:value-type="float" office:value="1992">
            <text:p>1992</text:p>
          </table:table-cell>
          <table:table-cell table:formula="of:=[.C540]/1" office:value-type="float" office:value="4934">
            <text:p>4934</text:p>
          </table:table-cell>
          <table:table-cell table:formula="of:=[.G$1]+[.E540]*([.G$2]+[.E540]*([.G$3]+[.G$4]*[.E540]))" office:value-type="float" office:value="4975.32619642329">
            <text:p>4975.326</text:p>
          </table:table-cell>
          <table:table-cell table:formula="of:=[.F540]-[.G540]" office:value-type="float" office:value="-41.3261964232897">
            <text:p>-41.326</text:p>
          </table:table-cell>
          <table:table-cell table:formula="of:=INT([.I$4]*[.E540]*([.J$3]/[.J$4])+[.I$3])" office:value-type="float" office:value="181120207">
            <text:p>181120207</text:p>
          </table:table-cell>
          <table:table-cell table:formula="of:=INT([.I540]*[.E540]*([.J$2]/[.J$3]))+[.I$2]" office:value-type="float" office:value="-2808876">
            <text:p>-2808876</text:p>
          </table:table-cell>
          <table:table-cell table:formula="of:=[.J540]*[.E540]*(1/[.J$2])+[.I$1]" office:value-type="float" office:value="4974.84844970703">
            <text:p>4975</text:p>
          </table:table-cell>
          <table:table-cell table:formula="of:=[.F540]-[.K540]" office:value-type="float" office:value="-40.8484497070313">
            <text:p>-41</text:p>
          </table:table-cell>
        </table:table-row>
        <table:table-row table:style-name="ro1">
          <table:table-cell office:value-type="string">
            <text:p><text:s text:c="3"/>536</text:p>
          </table:table-cell>
          <table:table-cell office:value-type="string">
            <text:p><text:s text:c="3"/>1994</text:p>
          </table:table-cell>
          <table:table-cell office:value-type="string">
            <text:p><text:s text:c="3"/>4936</text:p>
          </table:table-cell>
          <table:table-cell office:value-type="string">
            <text:p><text:s text:c="4"/>125</text:p>
          </table:table-cell>
          <table:table-cell table:formula="of:=[.B541]/1" office:value-type="float" office:value="1994">
            <text:p>1994</text:p>
          </table:table-cell>
          <table:table-cell table:formula="of:=[.C541]/1" office:value-type="float" office:value="4936">
            <text:p>4936</text:p>
          </table:table-cell>
          <table:table-cell table:formula="of:=[.G$1]+[.E541]*([.G$2]+[.E541]*([.G$3]+[.G$4]*[.E541]))" office:value-type="float" office:value="4975.6557311649">
            <text:p>4975.656</text:p>
          </table:table-cell>
          <table:table-cell table:formula="of:=[.F541]-[.G541]" office:value-type="float" office:value="-39.6557311648976">
            <text:p>-39.656</text:p>
          </table:table-cell>
          <table:table-cell table:formula="of:=INT([.I$4]*[.E541]*([.J$3]/[.J$4])+[.I$3])" office:value-type="float" office:value="181129429">
            <text:p>181129429</text:p>
          </table:table-cell>
          <table:table-cell table:formula="of:=INT([.I541]*[.E541]*([.J$2]/[.J$3]))+[.I$2]" office:value-type="float" office:value="-2805972">
            <text:p>-2805972</text:p>
          </table:table-cell>
          <table:table-cell table:formula="of:=[.J541]*[.E541]*(1/[.J$2])+[.I$1]" office:value-type="float" office:value="4975.17808532715">
            <text:p>4975</text:p>
          </table:table-cell>
          <table:table-cell table:formula="of:=[.F541]-[.K541]" office:value-type="float" office:value="-39.1780853271484">
            <text:p>-39</text:p>
          </table:table-cell>
        </table:table-row>
        <table:table-row table:style-name="ro1">
          <table:table-cell office:value-type="string">
            <text:p><text:s text:c="3"/>537</text:p>
          </table:table-cell>
          <table:table-cell office:value-type="string">
            <text:p><text:s text:c="3"/>1998</text:p>
          </table:table-cell>
          <table:table-cell office:value-type="string">
            <text:p><text:s text:c="3"/>4937</text:p>
          </table:table-cell>
          <table:table-cell office:value-type="string">
            <text:p><text:s text:c="4"/>130</text:p>
          </table:table-cell>
          <table:table-cell table:formula="of:=[.B542]/1" office:value-type="float" office:value="1998">
            <text:p>1998</text:p>
          </table:table-cell>
          <table:table-cell table:formula="of:=[.C542]/1" office:value-type="float" office:value="4937">
            <text:p>4937</text:p>
          </table:table-cell>
          <table:table-cell table:formula="of:=[.G$1]+[.E542]*([.G$2]+[.E542]*([.G$3]+[.G$4]*[.E542]))" office:value-type="float" office:value="4976.38448487666">
            <text:p>4976.384</text:p>
          </table:table-cell>
          <table:table-cell table:formula="of:=[.F542]-[.G542]" office:value-type="float" office:value="-39.3844848766548">
            <text:p>-39.384</text:p>
          </table:table-cell>
          <table:table-cell table:formula="of:=INT([.I$4]*[.E542]*([.J$3]/[.J$4])+[.I$3])" office:value-type="float" office:value="181147873">
            <text:p>181147873</text:p>
          </table:table-cell>
          <table:table-cell table:formula="of:=INT([.I542]*[.E542]*([.J$2]/[.J$3]))+[.I$2]" office:value-type="float" office:value="-2800163">
            <text:p>-2800163</text:p>
          </table:table-cell>
          <table:table-cell table:formula="of:=[.J542]*[.E542]*(1/[.J$2])+[.I$1]" office:value-type="float" office:value="4975.90763473511">
            <text:p>4976</text:p>
          </table:table-cell>
          <table:table-cell table:formula="of:=[.F542]-[.K542]" office:value-type="float" office:value="-38.9076347351074">
            <text:p>-39</text:p>
          </table:table-cell>
        </table:table-row>
        <table:table-row table:style-name="ro1">
          <table:table-cell office:value-type="string">
            <text:p><text:s text:c="3"/>538</text:p>
          </table:table-cell>
          <table:table-cell office:value-type="string">
            <text:p><text:s text:c="3"/>2001</text:p>
          </table:table-cell>
          <table:table-cell office:value-type="string">
            <text:p><text:s text:c="3"/>4937</text:p>
          </table:table-cell>
          <table:table-cell office:value-type="string">
            <text:p><text:s text:c="4"/>129</text:p>
          </table:table-cell>
          <table:table-cell table:formula="of:=[.B543]/1" office:value-type="float" office:value="2001">
            <text:p>2001</text:p>
          </table:table-cell>
          <table:table-cell table:formula="of:=[.C543]/1" office:value-type="float" office:value="4937">
            <text:p>4937</text:p>
          </table:table-cell>
          <table:table-cell table:formula="of:=[.G$1]+[.E543]*([.G$2]+[.E543]*([.G$3]+[.G$4]*[.E543]))" office:value-type="float" office:value="4976.99203654234">
            <text:p>4976.992</text:p>
          </table:table-cell>
          <table:table-cell table:formula="of:=[.F543]-[.G543]" office:value-type="float" office:value="-39.9920365423441">
            <text:p>-39.992</text:p>
          </table:table-cell>
          <table:table-cell table:formula="of:=INT([.I$4]*[.E543]*([.J$3]/[.J$4])+[.I$3])" office:value-type="float" office:value="181161707">
            <text:p>181161707</text:p>
          </table:table-cell>
          <table:table-cell table:formula="of:=INT([.I543]*[.E543]*([.J$2]/[.J$3]))+[.I$2]" office:value-type="float" office:value="-2795806">
            <text:p>-2795806</text:p>
          </table:table-cell>
          <table:table-cell table:formula="of:=[.J543]*[.E543]*(1/[.J$2])+[.I$1]" office:value-type="float" office:value="4976.51391983032">
            <text:p>4977</text:p>
          </table:table-cell>
          <table:table-cell table:formula="of:=[.F543]-[.K543]" office:value-type="float" office:value="-39.5139198303223">
            <text:p>-40</text:p>
          </table:table-cell>
        </table:table-row>
        <table:table-row table:style-name="ro1">
          <table:table-cell office:value-type="string">
            <text:p><text:s text:c="3"/>539</text:p>
          </table:table-cell>
          <table:table-cell office:value-type="string">
            <text:p><text:s text:c="3"/>2003</text:p>
          </table:table-cell>
          <table:table-cell office:value-type="string">
            <text:p><text:s text:c="3"/>4938</text:p>
          </table:table-cell>
          <table:table-cell office:value-type="string">
            <text:p><text:s text:c="4"/>127</text:p>
          </table:table-cell>
          <table:table-cell table:formula="of:=[.B544]/1" office:value-type="float" office:value="2003">
            <text:p>2003</text:p>
          </table:table-cell>
          <table:table-cell table:formula="of:=[.C544]/1" office:value-type="float" office:value="4938">
            <text:p>4938</text:p>
          </table:table-cell>
          <table:table-cell table:formula="of:=[.G$1]+[.E544]*([.G$2]+[.E544]*([.G$3]+[.G$4]*[.E544]))" office:value-type="float" office:value="4977.42611815936">
            <text:p>4977.426</text:p>
          </table:table-cell>
          <table:table-cell table:formula="of:=[.F544]-[.G544]" office:value-type="float" office:value="-39.4261181593574">
            <text:p>-39.426</text:p>
          </table:table-cell>
          <table:table-cell table:formula="of:=INT([.I$4]*[.E544]*([.J$3]/[.J$4])+[.I$3])" office:value-type="float" office:value="181170929">
            <text:p>181170929</text:p>
          </table:table-cell>
          <table:table-cell table:formula="of:=INT([.I544]*[.E544]*([.J$2]/[.J$3]))+[.I$2]" office:value-type="float" office:value="-2792901">
            <text:p>-2792901</text:p>
          </table:table-cell>
          <table:table-cell table:formula="of:=[.J544]*[.E544]*(1/[.J$2])+[.I$1]" office:value-type="float" office:value="4976.94708442688">
            <text:p>4977</text:p>
          </table:table-cell>
          <table:table-cell table:formula="of:=[.F544]-[.K544]" office:value-type="float" office:value="-38.9470844268799">
            <text:p>-39</text:p>
          </table:table-cell>
        </table:table-row>
        <table:table-row table:style-name="ro1">
          <table:table-cell office:value-type="string">
            <text:p><text:s text:c="3"/>540</text:p>
          </table:table-cell>
          <table:table-cell office:value-type="string">
            <text:p><text:s text:c="3"/>2005</text:p>
          </table:table-cell>
          <table:table-cell office:value-type="string">
            <text:p><text:s text:c="3"/>4939</text:p>
          </table:table-cell>
          <table:table-cell office:value-type="string">
            <text:p><text:s text:c="4"/>132</text:p>
          </table:table-cell>
          <table:table-cell table:formula="of:=[.B545]/1" office:value-type="float" office:value="2005">
            <text:p>2005</text:p>
          </table:table-cell>
          <table:table-cell table:formula="of:=[.C545]/1" office:value-type="float" office:value="4939">
            <text:p>4939</text:p>
          </table:table-cell>
          <table:table-cell table:formula="of:=[.G$1]+[.E545]*([.G$2]+[.E545]*([.G$3]+[.G$4]*[.E545]))" office:value-type="float" office:value="4977.88344127256">
            <text:p>4977.883</text:p>
          </table:table-cell>
          <table:table-cell table:formula="of:=[.F545]-[.G545]" office:value-type="float" office:value="-38.8834412725555">
            <text:p>-38.883</text:p>
          </table:table-cell>
          <table:table-cell table:formula="of:=INT([.I$4]*[.E545]*([.J$3]/[.J$4])+[.I$3])" office:value-type="float" office:value="181180151">
            <text:p>181180151</text:p>
          </table:table-cell>
          <table:table-cell table:formula="of:=INT([.I545]*[.E545]*([.J$2]/[.J$3]))+[.I$2]" office:value-type="float" office:value="-2789995">
            <text:p>-2789995</text:p>
          </table:table-cell>
          <table:table-cell table:formula="of:=[.J545]*[.E545]*(1/[.J$2])+[.I$1]" office:value-type="float" office:value="4977.40623664856">
            <text:p>4977</text:p>
          </table:table-cell>
          <table:table-cell table:formula="of:=[.F545]-[.K545]" office:value-type="float" office:value="-38.4062366485596">
            <text:p>-38</text:p>
          </table:table-cell>
        </table:table-row>
        <table:table-row table:style-name="ro1">
          <table:table-cell office:value-type="string">
            <text:p><text:s text:c="3"/>541</text:p>
          </table:table-cell>
          <table:table-cell office:value-type="string">
            <text:p><text:s text:c="3"/>2008</text:p>
          </table:table-cell>
          <table:table-cell office:value-type="string">
            <text:p><text:s text:c="3"/>4940</text:p>
          </table:table-cell>
          <table:table-cell office:value-type="string">
            <text:p><text:s text:c="4"/>128</text:p>
          </table:table-cell>
          <table:table-cell table:formula="of:=[.B546]/1" office:value-type="float" office:value="2008">
            <text:p>2008</text:p>
          </table:table-cell>
          <table:table-cell table:formula="of:=[.C546]/1" office:value-type="float" office:value="4940">
            <text:p>4940</text:p>
          </table:table-cell>
          <table:table-cell table:formula="of:=[.G$1]+[.E546]*([.G$2]+[.E546]*([.G$3]+[.G$4]*[.E546]))" office:value-type="float" office:value="4978.61301079318">
            <text:p>4978.613</text:p>
          </table:table-cell>
          <table:table-cell table:formula="of:=[.F546]-[.G546]" office:value-type="float" office:value="-38.613010793184">
            <text:p>-38.613</text:p>
          </table:table-cell>
          <table:table-cell table:formula="of:=INT([.I$4]*[.E546]*([.J$3]/[.J$4])+[.I$3])" office:value-type="float" office:value="181193984">
            <text:p>181193984</text:p>
          </table:table-cell>
          <table:table-cell table:formula="of:=INT([.I546]*[.E546]*([.J$2]/[.J$3]))+[.I$2]" office:value-type="float" office:value="-2785637">
            <text:p>-2785637</text:p>
          </table:table-cell>
          <table:table-cell table:formula="of:=[.J546]*[.E546]*(1/[.J$2])+[.I$1]" office:value-type="float" office:value="4978.13270568848">
            <text:p>4978</text:p>
          </table:table-cell>
          <table:table-cell table:formula="of:=[.F546]-[.K546]" office:value-type="float" office:value="-38.1327056884766">
            <text:p>-38</text:p>
          </table:table-cell>
        </table:table-row>
        <table:table-row table:style-name="ro1">
          <table:table-cell office:value-type="string">
            <text:p><text:s text:c="3"/>542</text:p>
          </table:table-cell>
          <table:table-cell office:value-type="string">
            <text:p><text:s text:c="3"/>2010</text:p>
          </table:table-cell>
          <table:table-cell office:value-type="string">
            <text:p><text:s text:c="3"/>4940</text:p>
          </table:table-cell>
          <table:table-cell office:value-type="string">
            <text:p><text:s text:c="4"/>142</text:p>
          </table:table-cell>
          <table:table-cell table:formula="of:=[.B547]/1" office:value-type="float" office:value="2010">
            <text:p>2010</text:p>
          </table:table-cell>
          <table:table-cell table:formula="of:=[.C547]/1" office:value-type="float" office:value="4940">
            <text:p>4940</text:p>
          </table:table-cell>
          <table:table-cell table:formula="of:=[.G$1]+[.E547]*([.G$2]+[.E547]*([.G$3]+[.G$4]*[.E547]))" office:value-type="float" office:value="4979.12845173783">
            <text:p>4979.128</text:p>
          </table:table-cell>
          <table:table-cell table:formula="of:=[.F547]-[.G547]" office:value-type="float" office:value="-39.1284517378263">
            <text:p>-39.128</text:p>
          </table:table-cell>
          <table:table-cell table:formula="of:=INT([.I$4]*[.E547]*([.J$3]/[.J$4])+[.I$3])" office:value-type="float" office:value="181203206">
            <text:p>181203206</text:p>
          </table:table-cell>
          <table:table-cell table:formula="of:=INT([.I547]*[.E547]*([.J$2]/[.J$3]))+[.I$2]" office:value-type="float" office:value="-2782730">
            <text:p>-2782730</text:p>
          </table:table-cell>
          <table:table-cell table:formula="of:=[.J547]*[.E547]*(1/[.J$2])+[.I$1]" office:value-type="float" office:value="4978.65111541748">
            <text:p>4979</text:p>
          </table:table-cell>
          <table:table-cell table:formula="of:=[.F547]-[.K547]" office:value-type="float" office:value="-38.6511154174805">
            <text:p>-39</text:p>
          </table:table-cell>
        </table:table-row>
        <table:table-row table:style-name="ro1">
          <table:table-cell office:value-type="string">
            <text:p><text:s text:c="3"/>543</text:p>
          </table:table-cell>
          <table:table-cell office:value-type="string">
            <text:p><text:s text:c="3"/>2014</text:p>
          </table:table-cell>
          <table:table-cell office:value-type="string">
            <text:p><text:s text:c="3"/>4941</text:p>
          </table:table-cell>
          <table:table-cell office:value-type="string">
            <text:p><text:s text:c="4"/>121</text:p>
          </table:table-cell>
          <table:table-cell table:formula="of:=[.B548]/1" office:value-type="float" office:value="2014">
            <text:p>2014</text:p>
          </table:table-cell>
          <table:table-cell table:formula="of:=[.C548]/1" office:value-type="float" office:value="4941">
            <text:p>4941</text:p>
          </table:table-cell>
          <table:table-cell table:formula="of:=[.G$1]+[.E548]*([.G$2]+[.E548]*([.G$3]+[.G$4]*[.E548]))" office:value-type="float" office:value="4980.22909515485">
            <text:p>4980.229</text:p>
          </table:table-cell>
          <table:table-cell table:formula="of:=[.F548]-[.G548]" office:value-type="float" office:value="-39.2290951548493">
            <text:p>-39.229</text:p>
          </table:table-cell>
          <table:table-cell table:formula="of:=INT([.I$4]*[.E548]*([.J$3]/[.J$4])+[.I$3])" office:value-type="float" office:value="181221650">
            <text:p>181221650</text:p>
          </table:table-cell>
          <table:table-cell table:formula="of:=INT([.I548]*[.E548]*([.J$2]/[.J$3]))+[.I$2]" office:value-type="float" office:value="-2776917">
            <text:p>-2776917</text:p>
          </table:table-cell>
          <table:table-cell table:formula="of:=[.J548]*[.E548]*(1/[.J$2])+[.I$1]" office:value-type="float" office:value="4979.75062942505">
            <text:p>4980</text:p>
          </table:table-cell>
          <table:table-cell table:formula="of:=[.F548]-[.K548]" office:value-type="float" office:value="-38.7506294250488">
            <text:p>-39</text:p>
          </table:table-cell>
        </table:table-row>
        <table:table-row table:style-name="ro1">
          <table:table-cell office:value-type="string">
            <text:p><text:s text:c="3"/>544</text:p>
          </table:table-cell>
          <table:table-cell office:value-type="string">
            <text:p><text:s text:c="3"/>2016</text:p>
          </table:table-cell>
          <table:table-cell office:value-type="string">
            <text:p><text:s text:c="3"/>4942</text:p>
          </table:table-cell>
          <table:table-cell office:value-type="string">
            <text:p><text:s text:c="4"/>123</text:p>
          </table:table-cell>
          <table:table-cell table:formula="of:=[.B549]/1" office:value-type="float" office:value="2016">
            <text:p>2016</text:p>
          </table:table-cell>
          <table:table-cell table:formula="of:=[.C549]/1" office:value-type="float" office:value="4942">
            <text:p>4942</text:p>
          </table:table-cell>
          <table:table-cell table:formula="of:=[.G$1]+[.E549]*([.G$2]+[.E549]*([.G$3]+[.G$4]*[.E549]))" office:value-type="float" office:value="4980.81430406883">
            <text:p>4980.814</text:p>
          </table:table-cell>
          <table:table-cell table:formula="of:=[.F549]-[.G549]" office:value-type="float" office:value="-38.8143040688319">
            <text:p>-38.814</text:p>
          </table:table-cell>
          <table:table-cell table:formula="of:=INT([.I$4]*[.E549]*([.J$3]/[.J$4])+[.I$3])" office:value-type="float" office:value="181230873">
            <text:p>181230873</text:p>
          </table:table-cell>
          <table:table-cell table:formula="of:=INT([.I549]*[.E549]*([.J$2]/[.J$3]))+[.I$2]" office:value-type="float" office:value="-2774010">
            <text:p>-2774010</text:p>
          </table:table-cell>
          <table:table-cell table:formula="of:=[.J549]*[.E549]*(1/[.J$2])+[.I$1]" office:value-type="float" office:value="4980.33557128906">
            <text:p>4980</text:p>
          </table:table-cell>
          <table:table-cell table:formula="of:=[.F549]-[.K549]" office:value-type="float" office:value="-38.3355712890625">
            <text:p>-38</text:p>
          </table:table-cell>
        </table:table-row>
        <table:table-row table:style-name="ro1">
          <table:table-cell office:value-type="string">
            <text:p><text:s text:c="3"/>545</text:p>
          </table:table-cell>
          <table:table-cell office:value-type="string">
            <text:p><text:s text:c="3"/>2019</text:p>
          </table:table-cell>
          <table:table-cell office:value-type="string">
            <text:p><text:s text:c="3"/>4943</text:p>
          </table:table-cell>
          <table:table-cell office:value-type="string">
            <text:p><text:s text:c="4"/>132</text:p>
          </table:table-cell>
          <table:table-cell table:formula="of:=[.B550]/1" office:value-type="float" office:value="2019">
            <text:p>2019</text:p>
          </table:table-cell>
          <table:table-cell table:formula="of:=[.C550]/1" office:value-type="float" office:value="4943">
            <text:p>4943</text:p>
          </table:table-cell>
          <table:table-cell table:formula="of:=[.G$1]+[.E550]*([.G$2]+[.E550]*([.G$3]+[.G$4]*[.E550]))" office:value-type="float" office:value="4981.73573550514">
            <text:p>4981.736</text:p>
          </table:table-cell>
          <table:table-cell table:formula="of:=[.F550]-[.G550]" office:value-type="float" office:value="-38.7357355051372">
            <text:p>-38.736</text:p>
          </table:table-cell>
          <table:table-cell table:formula="of:=INT([.I$4]*[.E550]*([.J$3]/[.J$4])+[.I$3])" office:value-type="float" office:value="181244706">
            <text:p>181244706</text:p>
          </table:table-cell>
          <table:table-cell table:formula="of:=INT([.I550]*[.E550]*([.J$2]/[.J$3]))+[.I$2]" office:value-type="float" office:value="-2769649">
            <text:p>-2769649</text:p>
          </table:table-cell>
          <table:table-cell table:formula="of:=[.J550]*[.E550]*(1/[.J$2])+[.I$1]" office:value-type="float" office:value="4981.25649452209">
            <text:p>4981</text:p>
          </table:table-cell>
          <table:table-cell table:formula="of:=[.F550]-[.K550]" office:value-type="float" office:value="-38.2564945220947">
            <text:p>-38</text:p>
          </table:table-cell>
        </table:table-row>
        <table:table-row table:style-name="ro1">
          <table:table-cell office:value-type="string">
            <text:p><text:s text:c="3"/>546</text:p>
          </table:table-cell>
          <table:table-cell office:value-type="string">
            <text:p><text:s text:c="3"/>2021</text:p>
          </table:table-cell>
          <table:table-cell office:value-type="string">
            <text:p><text:s text:c="3"/>4942</text:p>
          </table:table-cell>
          <table:table-cell office:value-type="string">
            <text:p><text:s text:c="4"/>111</text:p>
          </table:table-cell>
          <table:table-cell table:formula="of:=[.B551]/1" office:value-type="float" office:value="2021">
            <text:p>2021</text:p>
          </table:table-cell>
          <table:table-cell table:formula="of:=[.C551]/1" office:value-type="float" office:value="4942">
            <text:p>4942</text:p>
          </table:table-cell>
          <table:table-cell table:formula="of:=[.G$1]+[.E551]*([.G$2]+[.E551]*([.G$3]+[.G$4]*[.E551]))" office:value-type="float" office:value="4982.37910653657">
            <text:p>4982.379</text:p>
          </table:table-cell>
          <table:table-cell table:formula="of:=[.F551]-[.G551]" office:value-type="float" office:value="-40.3791065365658">
            <text:p>-40.379</text:p>
          </table:table-cell>
          <table:table-cell table:formula="of:=INT([.I$4]*[.E551]*([.J$3]/[.J$4])+[.I$3])" office:value-type="float" office:value="181253928">
            <text:p>181253928</text:p>
          </table:table-cell>
          <table:table-cell table:formula="of:=INT([.I551]*[.E551]*([.J$2]/[.J$3]))+[.I$2]" office:value-type="float" office:value="-2766741">
            <text:p>-2766741</text:p>
          </table:table-cell>
          <table:table-cell table:formula="of:=[.J551]*[.E551]*(1/[.J$2])+[.I$1]" office:value-type="float" office:value="4981.9007396698">
            <text:p>4982</text:p>
          </table:table-cell>
          <table:table-cell table:formula="of:=[.F551]-[.K551]" office:value-type="float" office:value="-39.9007396697998">
            <text:p>-40</text:p>
          </table:table-cell>
        </table:table-row>
        <table:table-row table:style-name="ro1">
          <table:table-cell office:value-type="string">
            <text:p><text:s text:c="3"/>547</text:p>
          </table:table-cell>
          <table:table-cell office:value-type="string">
            <text:p><text:s text:c="3"/>2023</text:p>
          </table:table-cell>
          <table:table-cell office:value-type="string">
            <text:p><text:s text:c="3"/>4945</text:p>
          </table:table-cell>
          <table:table-cell office:value-type="string">
            <text:p><text:s text:c="4"/>115</text:p>
          </table:table-cell>
          <table:table-cell table:formula="of:=[.B552]/1" office:value-type="float" office:value="2023">
            <text:p>2023</text:p>
          </table:table-cell>
          <table:table-cell table:formula="of:=[.C552]/1" office:value-type="float" office:value="4945">
            <text:p>4945</text:p>
          </table:table-cell>
          <table:table-cell table:formula="of:=[.G$1]+[.E552]*([.G$2]+[.E552]*([.G$3]+[.G$4]*[.E552]))" office:value-type="float" office:value="4983.04574805137">
            <text:p>4983.046</text:p>
          </table:table-cell>
          <table:table-cell table:formula="of:=[.F552]-[.G552]" office:value-type="float" office:value="-38.0457480513724">
            <text:p>-38.046</text:p>
          </table:table-cell>
          <table:table-cell table:formula="of:=INT([.I$4]*[.E552]*([.J$3]/[.J$4])+[.I$3])" office:value-type="float" office:value="181263150">
            <text:p>181263150</text:p>
          </table:table-cell>
          <table:table-cell table:formula="of:=INT([.I552]*[.E552]*([.J$2]/[.J$3]))+[.I$2]" office:value-type="float" office:value="-2763833">
            <text:p>-2763833</text:p>
          </table:table-cell>
          <table:table-cell table:formula="of:=[.J552]*[.E552]*(1/[.J$2])+[.I$1]" office:value-type="float" office:value="4982.5671710968">
            <text:p>4983</text:p>
          </table:table-cell>
          <table:table-cell table:formula="of:=[.F552]-[.K552]" office:value-type="float" office:value="-37.5671710968018">
            <text:p>-38</text:p>
          </table:table-cell>
        </table:table-row>
        <table:table-row table:style-name="ro1">
          <table:table-cell office:value-type="string">
            <text:p><text:s text:c="3"/>548</text:p>
          </table:table-cell>
          <table:table-cell office:value-type="string">
            <text:p><text:s text:c="3"/>2026</text:p>
          </table:table-cell>
          <table:table-cell office:value-type="string">
            <text:p><text:s text:c="3"/>4946</text:p>
          </table:table-cell>
          <table:table-cell office:value-type="string">
            <text:p><text:s text:c="4"/>118</text:p>
          </table:table-cell>
          <table:table-cell table:formula="of:=[.B553]/1" office:value-type="float" office:value="2026">
            <text:p>2026</text:p>
          </table:table-cell>
          <table:table-cell table:formula="of:=[.C553]/1" office:value-type="float" office:value="4946">
            <text:p>4946</text:p>
          </table:table-cell>
          <table:table-cell table:formula="of:=[.G$1]+[.E553]*([.G$2]+[.E553]*([.G$3]+[.G$4]*[.E553]))" office:value-type="float" office:value="4984.08934952542">
            <text:p>4984.089</text:p>
          </table:table-cell>
          <table:table-cell table:formula="of:=[.F553]-[.G553]" office:value-type="float" office:value="-38.0893495254204">
            <text:p>-38.089</text:p>
          </table:table-cell>
          <table:table-cell table:formula="of:=INT([.I$4]*[.E553]*([.J$3]/[.J$4])+[.I$3])" office:value-type="float" office:value="181276983">
            <text:p>181276983</text:p>
          </table:table-cell>
          <table:table-cell table:formula="of:=INT([.I553]*[.E553]*([.J$2]/[.J$3]))+[.I$2]" office:value-type="float" office:value="-2759470">
            <text:p>-2759470</text:p>
          </table:table-cell>
          <table:table-cell table:formula="of:=[.J553]*[.E553]*(1/[.J$2])+[.I$1]" office:value-type="float" office:value="4983.61228179932">
            <text:p>4984</text:p>
          </table:table-cell>
          <table:table-cell table:formula="of:=[.F553]-[.K553]" office:value-type="float" office:value="-37.6122817993164">
            <text:p>-38</text:p>
          </table:table-cell>
        </table:table-row>
        <table:table-row table:style-name="ro1">
          <table:table-cell office:value-type="string">
            <text:p><text:s text:c="3"/>549</text:p>
          </table:table-cell>
          <table:table-cell office:value-type="string">
            <text:p><text:s text:c="3"/>2030</text:p>
          </table:table-cell>
          <table:table-cell office:value-type="string">
            <text:p><text:s text:c="3"/>4947</text:p>
          </table:table-cell>
          <table:table-cell office:value-type="string">
            <text:p><text:s text:c="4"/>103</text:p>
          </table:table-cell>
          <table:table-cell table:formula="of:=[.B554]/1" office:value-type="float" office:value="2030">
            <text:p>2030</text:p>
          </table:table-cell>
          <table:table-cell table:formula="of:=[.C554]/1" office:value-type="float" office:value="4947">
            <text:p>4947</text:p>
          </table:table-cell>
          <table:table-cell table:formula="of:=[.G$1]+[.E554]*([.G$2]+[.E554]*([.G$3]+[.G$4]*[.E554]))" office:value-type="float" office:value="4985.56229491011">
            <text:p>4985.562</text:p>
          </table:table-cell>
          <table:table-cell table:formula="of:=[.F554]-[.G554]" office:value-type="float" office:value="-38.5622949101107">
            <text:p>-38.562</text:p>
          </table:table-cell>
          <table:table-cell table:formula="of:=INT([.I$4]*[.E554]*([.J$3]/[.J$4])+[.I$3])" office:value-type="float" office:value="181295427">
            <text:p>181295427</text:p>
          </table:table-cell>
          <table:table-cell table:formula="of:=INT([.I554]*[.E554]*([.J$2]/[.J$3]))+[.I$2]" office:value-type="float" office:value="-2753653">
            <text:p>-2753653</text:p>
          </table:table-cell>
          <table:table-cell table:formula="of:=[.J554]*[.E554]*(1/[.J$2])+[.I$1]" office:value-type="float" office:value="4985.08214187622">
            <text:p>4985</text:p>
          </table:table-cell>
          <table:table-cell table:formula="of:=[.F554]-[.K554]" office:value-type="float" office:value="-38.0821418762207">
            <text:p>-38</text:p>
          </table:table-cell>
        </table:table-row>
        <table:table-row table:style-name="ro1">
          <table:table-cell office:value-type="string">
            <text:p><text:s text:c="3"/>550</text:p>
          </table:table-cell>
          <table:table-cell office:value-type="string">
            <text:p><text:s text:c="3"/>2032</text:p>
          </table:table-cell>
          <table:table-cell office:value-type="string">
            <text:p><text:s text:c="3"/>4948</text:p>
          </table:table-cell>
          <table:table-cell office:value-type="string">
            <text:p><text:s text:c="4"/>126</text:p>
          </table:table-cell>
          <table:table-cell table:formula="of:=[.B555]/1" office:value-type="float" office:value="2032">
            <text:p>2032</text:p>
          </table:table-cell>
          <table:table-cell table:formula="of:=[.C555]/1" office:value-type="float" office:value="4948">
            <text:p>4948</text:p>
          </table:table-cell>
          <table:table-cell table:formula="of:=[.G$1]+[.E555]*([.G$2]+[.E555]*([.G$3]+[.G$4]*[.E555]))" office:value-type="float" office:value="4986.33369345752">
            <text:p>4986.334</text:p>
          </table:table-cell>
          <table:table-cell table:formula="of:=[.F555]-[.G555]" office:value-type="float" office:value="-38.3336934575236">
            <text:p>-38.334</text:p>
          </table:table-cell>
          <table:table-cell table:formula="of:=INT([.I$4]*[.E555]*([.J$3]/[.J$4])+[.I$3])" office:value-type="float" office:value="181304650">
            <text:p>181304650</text:p>
          </table:table-cell>
          <table:table-cell table:formula="of:=INT([.I555]*[.E555]*([.J$2]/[.J$3]))+[.I$2]" office:value-type="float" office:value="-2750743">
            <text:p>-2750743</text:p>
          </table:table-cell>
          <table:table-cell table:formula="of:=[.J555]*[.E555]*(1/[.J$2])+[.I$1]" office:value-type="float" office:value="4985.8561706543">
            <text:p>4986</text:p>
          </table:table-cell>
          <table:table-cell table:formula="of:=[.F555]-[.K555]" office:value-type="float" office:value="-37.8561706542969">
            <text:p>-38</text:p>
          </table:table-cell>
        </table:table-row>
        <table:table-row table:style-name="ro1">
          <table:table-cell office:value-type="string">
            <text:p><text:s text:c="3"/>551</text:p>
          </table:table-cell>
          <table:table-cell office:value-type="string">
            <text:p><text:s text:c="3"/>2035</text:p>
          </table:table-cell>
          <table:table-cell office:value-type="string">
            <text:p><text:s text:c="3"/>4949</text:p>
          </table:table-cell>
          <table:table-cell office:value-type="string">
            <text:p><text:s text:c="4"/>115</text:p>
          </table:table-cell>
          <table:table-cell table:formula="of:=[.B556]/1" office:value-type="float" office:value="2035">
            <text:p>2035</text:p>
          </table:table-cell>
          <table:table-cell table:formula="of:=[.C556]/1" office:value-type="float" office:value="4949">
            <text:p>4949</text:p>
          </table:table-cell>
          <table:table-cell table:formula="of:=[.G$1]+[.E556]*([.G$2]+[.E556]*([.G$3]+[.G$4]*[.E556]))" office:value-type="float" office:value="4987.53445765598">
            <text:p>4987.534</text:p>
          </table:table-cell>
          <table:table-cell table:formula="of:=[.F556]-[.G556]" office:value-type="float" office:value="-38.5344576559801">
            <text:p>-38.534</text:p>
          </table:table-cell>
          <table:table-cell table:formula="of:=INT([.I$4]*[.E556]*([.J$3]/[.J$4])+[.I$3])" office:value-type="float" office:value="181318483">
            <text:p>181318483</text:p>
          </table:table-cell>
          <table:table-cell table:formula="of:=INT([.I556]*[.E556]*([.J$2]/[.J$3]))+[.I$2]" office:value-type="float" office:value="-2746379">
            <text:p>-2746379</text:p>
          </table:table-cell>
          <table:table-cell table:formula="of:=[.J556]*[.E556]*(1/[.J$2])+[.I$1]" office:value-type="float" office:value="4987.05496025085">
            <text:p>4987</text:p>
          </table:table-cell>
          <table:table-cell table:formula="of:=[.F556]-[.K556]" office:value-type="float" office:value="-38.0549602508545">
            <text:p>-38</text:p>
          </table:table-cell>
        </table:table-row>
        <table:table-row table:style-name="ro1">
          <table:table-cell office:value-type="string">
            <text:p><text:s text:c="3"/>552</text:p>
          </table:table-cell>
          <table:table-cell office:value-type="string">
            <text:p><text:s text:c="3"/>2037</text:p>
          </table:table-cell>
          <table:table-cell office:value-type="string">
            <text:p><text:s text:c="3"/>4950</text:p>
          </table:table-cell>
          <table:table-cell office:value-type="string">
            <text:p><text:s text:c="4"/>102</text:p>
          </table:table-cell>
          <table:table-cell table:formula="of:=[.B557]/1" office:value-type="float" office:value="2037">
            <text:p>2037</text:p>
          </table:table-cell>
          <table:table-cell table:formula="of:=[.C557]/1" office:value-type="float" office:value="4950">
            <text:p>4950</text:p>
          </table:table-cell>
          <table:table-cell table:formula="of:=[.G$1]+[.E557]*([.G$2]+[.E557]*([.G$3]+[.G$4]*[.E557]))" office:value-type="float" office:value="4988.36408273684">
            <text:p>4988.364</text:p>
          </table:table-cell>
          <table:table-cell table:formula="of:=[.F557]-[.G557]" office:value-type="float" office:value="-38.3640827368436">
            <text:p>-38.364</text:p>
          </table:table-cell>
          <table:table-cell table:formula="of:=INT([.I$4]*[.E557]*([.J$3]/[.J$4])+[.I$3])" office:value-type="float" office:value="181327705">
            <text:p>181327705</text:p>
          </table:table-cell>
          <table:table-cell table:formula="of:=INT([.I557]*[.E557]*([.J$2]/[.J$3]))+[.I$2]" office:value-type="float" office:value="-2743469">
            <text:p>-2743469</text:p>
          </table:table-cell>
          <table:table-cell table:formula="of:=[.J557]*[.E557]*(1/[.J$2])+[.I$1]" office:value-type="float" office:value="4987.88448905945">
            <text:p>4988</text:p>
          </table:table-cell>
          <table:table-cell table:formula="of:=[.F557]-[.K557]" office:value-type="float" office:value="-37.8844890594482">
            <text:p>-38</text:p>
          </table:table-cell>
        </table:table-row>
        <table:table-row table:style-name="ro1">
          <table:table-cell office:value-type="string">
            <text:p><text:s text:c="3"/>553</text:p>
          </table:table-cell>
          <table:table-cell office:value-type="string">
            <text:p><text:s text:c="3"/>2039</text:p>
          </table:table-cell>
          <table:table-cell office:value-type="string">
            <text:p><text:s text:c="3"/>4951</text:p>
          </table:table-cell>
          <table:table-cell office:value-type="string">
            <text:p><text:s text:c="4"/>104</text:p>
          </table:table-cell>
          <table:table-cell table:formula="of:=[.B558]/1" office:value-type="float" office:value="2039">
            <text:p>2039</text:p>
          </table:table-cell>
          <table:table-cell table:formula="of:=[.C558]/1" office:value-type="float" office:value="4951">
            <text:p>4951</text:p>
          </table:table-cell>
          <table:table-cell table:formula="of:=[.G$1]+[.E558]*([.G$2]+[.E558]*([.G$3]+[.G$4]*[.E558]))" office:value-type="float" office:value="4989.21700406748">
            <text:p>4989.217</text:p>
          </table:table-cell>
          <table:table-cell table:formula="of:=[.F558]-[.G558]" office:value-type="float" office:value="-38.2170040674828">
            <text:p>-38.217</text:p>
          </table:table-cell>
          <table:table-cell table:formula="of:=INT([.I$4]*[.E558]*([.J$3]/[.J$4])+[.I$3])" office:value-type="float" office:value="181336927">
            <text:p>181336927</text:p>
          </table:table-cell>
          <table:table-cell table:formula="of:=INT([.I558]*[.E558]*([.J$2]/[.J$3]))+[.I$2]" office:value-type="float" office:value="-2740558">
            <text:p>-2740558</text:p>
          </table:table-cell>
          <table:table-cell table:formula="of:=[.J558]*[.E558]*(1/[.J$2])+[.I$1]" office:value-type="float" office:value="4988.74010848999">
            <text:p>4989</text:p>
          </table:table-cell>
          <table:table-cell table:formula="of:=[.F558]-[.K558]" office:value-type="float" office:value="-37.7401084899902">
            <text:p>-38</text:p>
          </table:table-cell>
        </table:table-row>
        <table:table-row table:style-name="ro1">
          <table:table-cell office:value-type="string">
            <text:p><text:s text:c="3"/>554</text:p>
          </table:table-cell>
          <table:table-cell office:value-type="string">
            <text:p><text:s text:c="3"/>2042</text:p>
          </table:table-cell>
          <table:table-cell office:value-type="string">
            <text:p><text:s text:c="3"/>4952</text:p>
          </table:table-cell>
          <table:table-cell office:value-type="string">
            <text:p><text:s text:c="4"/>124</text:p>
          </table:table-cell>
          <table:table-cell table:formula="of:=[.B559]/1" office:value-type="float" office:value="2042">
            <text:p>2042</text:p>
          </table:table-cell>
          <table:table-cell table:formula="of:=[.C559]/1" office:value-type="float" office:value="4952">
            <text:p>4952</text:p>
          </table:table-cell>
          <table:table-cell table:formula="of:=[.G$1]+[.E559]*([.G$2]+[.E559]*([.G$3]+[.G$4]*[.E559]))" office:value-type="float" office:value="4990.54007357728">
            <text:p>4990.540</text:p>
          </table:table-cell>
          <table:table-cell table:formula="of:=[.F559]-[.G559]" office:value-type="float" office:value="-38.5400735772801">
            <text:p>-38.540</text:p>
          </table:table-cell>
          <table:table-cell table:formula="of:=INT([.I$4]*[.E559]*([.J$3]/[.J$4])+[.I$3])" office:value-type="float" office:value="181350760">
            <text:p>181350760</text:p>
          </table:table-cell>
          <table:table-cell table:formula="of:=INT([.I559]*[.E559]*([.J$2]/[.J$3]))+[.I$2]" office:value-type="float" office:value="-2736192">
            <text:p>-2736192</text:p>
          </table:table-cell>
          <table:table-cell table:formula="of:=[.J559]*[.E559]*(1/[.J$2])+[.I$1]" office:value-type="float" office:value="4990.06323242188">
            <text:p>4990</text:p>
          </table:table-cell>
          <table:table-cell table:formula="of:=[.F559]-[.K559]" office:value-type="float" office:value="-38.063232421875">
            <text:p>-38</text:p>
          </table:table-cell>
        </table:table-row>
        <table:table-row table:style-name="ro1">
          <table:table-cell office:value-type="string">
            <text:p><text:s text:c="3"/>555</text:p>
          </table:table-cell>
          <table:table-cell office:value-type="string">
            <text:p><text:s text:c="3"/>2044</text:p>
          </table:table-cell>
          <table:table-cell office:value-type="string">
            <text:p><text:s text:c="3"/>4954</text:p>
          </table:table-cell>
          <table:table-cell office:value-type="string">
            <text:p><text:s text:c="4"/>115</text:p>
          </table:table-cell>
          <table:table-cell table:formula="of:=[.B560]/1" office:value-type="float" office:value="2044">
            <text:p>2044</text:p>
          </table:table-cell>
          <table:table-cell table:formula="of:=[.C560]/1" office:value-type="float" office:value="4954">
            <text:p>4954</text:p>
          </table:table-cell>
          <table:table-cell table:formula="of:=[.G$1]+[.E560]*([.G$2]+[.E560]*([.G$3]+[.G$4]*[.E560]))" office:value-type="float" office:value="4991.45124962337">
            <text:p>4991.451</text:p>
          </table:table-cell>
          <table:table-cell table:formula="of:=[.F560]-[.G560]" office:value-type="float" office:value="-37.4512496233674">
            <text:p>-37.451</text:p>
          </table:table-cell>
          <table:table-cell table:formula="of:=INT([.I$4]*[.E560]*([.J$3]/[.J$4])+[.I$3])" office:value-type="float" office:value="181359982">
            <text:p>181359982</text:p>
          </table:table-cell>
          <table:table-cell table:formula="of:=INT([.I560]*[.E560]*([.J$2]/[.J$3]))+[.I$2]" office:value-type="float" office:value="-2733281">
            <text:p>-2733281</text:p>
          </table:table-cell>
          <table:table-cell table:formula="of:=[.J560]*[.E560]*(1/[.J$2])+[.I$1]" office:value-type="float" office:value="4990.97437286377">
            <text:p>4991</text:p>
          </table:table-cell>
          <table:table-cell table:formula="of:=[.F560]-[.K560]" office:value-type="float" office:value="-36.9743728637695">
            <text:p>-37</text:p>
          </table:table-cell>
        </table:table-row>
        <table:table-row table:style-name="ro1">
          <table:table-cell office:value-type="string">
            <text:p><text:s text:c="3"/>556</text:p>
          </table:table-cell>
          <table:table-cell office:value-type="string">
            <text:p><text:s text:c="3"/>2048</text:p>
          </table:table-cell>
          <table:table-cell office:value-type="string">
            <text:p><text:s text:c="3"/>4956</text:p>
          </table:table-cell>
          <table:table-cell office:value-type="string">
            <text:p><text:s text:c="4"/>102</text:p>
          </table:table-cell>
          <table:table-cell table:formula="of:=[.B561]/1" office:value-type="float" office:value="2048">
            <text:p>2048</text:p>
          </table:table-cell>
          <table:table-cell table:formula="of:=[.C561]/1" office:value-type="float" office:value="4956">
            <text:p>4956</text:p>
          </table:table-cell>
          <table:table-cell table:formula="of:=[.G$1]+[.E561]*([.G$2]+[.E561]*([.G$3]+[.G$4]*[.E561]))" office:value-type="float" office:value="4993.34352750408">
            <text:p>4993.344</text:p>
          </table:table-cell>
          <table:table-cell table:formula="of:=[.F561]-[.G561]" office:value-type="float" office:value="-37.3435275040829">
            <text:p>-37.344</text:p>
          </table:table-cell>
          <table:table-cell table:formula="of:=INT([.I$4]*[.E561]*([.J$3]/[.J$4])+[.I$3])" office:value-type="float" office:value="181378427">
            <text:p>181378427</text:p>
          </table:table-cell>
          <table:table-cell table:formula="of:=INT([.I561]*[.E561]*([.J$2]/[.J$3]))+[.I$2]" office:value-type="float" office:value="-2727459">
            <text:p>-2727459</text:p>
          </table:table-cell>
          <table:table-cell table:formula="of:=[.J561]*[.E561]*(1/[.J$2])+[.I$1]" office:value-type="float" office:value="4992.86328125">
            <text:p>4993</text:p>
          </table:table-cell>
          <table:table-cell table:formula="of:=[.F561]-[.K561]" office:value-type="float" office:value="-36.86328125">
            <text:p>-37</text:p>
          </table:table-cell>
        </table:table-row>
        <table:table-row table:style-name="ro1">
          <table:table-cell office:value-type="string">
            <text:p><text:s text:c="3"/>557</text:p>
          </table:table-cell>
          <table:table-cell office:value-type="string">
            <text:p><text:s text:c="3"/>2051</text:p>
          </table:table-cell>
          <table:table-cell office:value-type="string">
            <text:p><text:s text:c="3"/>4956</text:p>
          </table:table-cell>
          <table:table-cell office:value-type="string">
            <text:p><text:s text:c="4"/>104</text:p>
          </table:table-cell>
          <table:table-cell table:formula="of:=[.B562]/1" office:value-type="float" office:value="2051">
            <text:p>2051</text:p>
          </table:table-cell>
          <table:table-cell table:formula="of:=[.C562]/1" office:value-type="float" office:value="4956">
            <text:p>4956</text:p>
          </table:table-cell>
          <table:table-cell table:formula="of:=[.G$1]+[.E562]*([.G$2]+[.E562]*([.G$3]+[.G$4]*[.E562]))" office:value-type="float" office:value="4994.82393366149">
            <text:p>4994.824</text:p>
          </table:table-cell>
          <table:table-cell table:formula="of:=[.F562]-[.G562]" office:value-type="float" office:value="-38.8239336614897">
            <text:p>-38.824</text:p>
          </table:table-cell>
          <table:table-cell table:formula="of:=INT([.I$4]*[.E562]*([.J$3]/[.J$4])+[.I$3])" office:value-type="float" office:value="181392260">
            <text:p>181392260</text:p>
          </table:table-cell>
          <table:table-cell table:formula="of:=INT([.I562]*[.E562]*([.J$2]/[.J$3]))+[.I$2]" office:value-type="float" office:value="-2723091">
            <text:p>-2723091</text:p>
          </table:table-cell>
          <table:table-cell table:formula="of:=[.J562]*[.E562]*(1/[.J$2])+[.I$1]" office:value-type="float" office:value="4994.34412956238">
            <text:p>4994</text:p>
          </table:table-cell>
          <table:table-cell table:formula="of:=[.F562]-[.K562]" office:value-type="float" office:value="-38.3441295623779">
            <text:p>-38</text:p>
          </table:table-cell>
        </table:table-row>
        <table:table-row table:style-name="ro1">
          <table:table-cell office:value-type="string">
            <text:p><text:s text:c="3"/>558</text:p>
          </table:table-cell>
          <table:table-cell office:value-type="string">
            <text:p><text:s text:c="3"/>2053</text:p>
          </table:table-cell>
          <table:table-cell office:value-type="string">
            <text:p><text:s text:c="3"/>4958</text:p>
          </table:table-cell>
          <table:table-cell office:value-type="string">
            <text:p><text:s text:c="5"/>99</text:p>
          </table:table-cell>
          <table:table-cell table:formula="of:=[.B563]/1" office:value-type="float" office:value="2053">
            <text:p>2053</text:p>
          </table:table-cell>
          <table:table-cell table:formula="of:=[.C563]/1" office:value-type="float" office:value="4958">
            <text:p>4958</text:p>
          </table:table-cell>
          <table:table-cell table:formula="of:=[.G$1]+[.E563]*([.G$2]+[.E563]*([.G$3]+[.G$4]*[.E563]))" office:value-type="float" office:value="4995.84001892299">
            <text:p>4995.840</text:p>
          </table:table-cell>
          <table:table-cell table:formula="of:=[.F563]-[.G563]" office:value-type="float" office:value="-37.8400189229851">
            <text:p>-37.840</text:p>
          </table:table-cell>
          <table:table-cell table:formula="of:=INT([.I$4]*[.E563]*([.J$3]/[.J$4])+[.I$3])" office:value-type="float" office:value="181401482">
            <text:p>181401482</text:p>
          </table:table-cell>
          <table:table-cell table:formula="of:=INT([.I563]*[.E563]*([.J$2]/[.J$3]))+[.I$2]" office:value-type="float" office:value="-2720178">
            <text:p>-2720178</text:p>
          </table:table-cell>
          <table:table-cell table:formula="of:=[.J563]*[.E563]*(1/[.J$2])+[.I$1]" office:value-type="float" office:value="4995.36304855347">
            <text:p>4995</text:p>
          </table:table-cell>
          <table:table-cell table:formula="of:=[.F563]-[.K563]" office:value-type="float" office:value="-37.3630485534668">
            <text:p>-37</text:p>
          </table:table-cell>
        </table:table-row>
        <table:table-row table:style-name="ro1">
          <table:table-cell office:value-type="string">
            <text:p><text:s text:c="3"/>559</text:p>
          </table:table-cell>
          <table:table-cell office:value-type="string">
            <text:p><text:s text:c="3"/>2055</text:p>
          </table:table-cell>
          <table:table-cell office:value-type="string">
            <text:p><text:s text:c="3"/>4960</text:p>
          </table:table-cell>
          <table:table-cell office:value-type="string">
            <text:p><text:s text:c="5"/>96</text:p>
          </table:table-cell>
          <table:table-cell table:formula="of:=[.B564]/1" office:value-type="float" office:value="2055">
            <text:p>2055</text:p>
          </table:table-cell>
          <table:table-cell table:formula="of:=[.C564]/1" office:value-type="float" office:value="4960">
            <text:p>4960</text:p>
          </table:table-cell>
          <table:table-cell table:formula="of:=[.G$1]+[.E564]*([.G$2]+[.E564]*([.G$3]+[.G$4]*[.E564]))" office:value-type="float" office:value="4996.87942620066">
            <text:p>4996.879</text:p>
          </table:table-cell>
          <table:table-cell table:formula="of:=[.F564]-[.G564]" office:value-type="float" office:value="-36.8794262006577">
            <text:p>-36.879</text:p>
          </table:table-cell>
          <table:table-cell table:formula="of:=INT([.I$4]*[.E564]*([.J$3]/[.J$4])+[.I$3])" office:value-type="float" office:value="181410704">
            <text:p>181410704</text:p>
          </table:table-cell>
          <table:table-cell table:formula="of:=INT([.I564]*[.E564]*([.J$2]/[.J$3]))+[.I$2]" office:value-type="float" office:value="-2717266">
            <text:p>-2717266</text:p>
          </table:table-cell>
          <table:table-cell table:formula="of:=[.J564]*[.E564]*(1/[.J$2])+[.I$1]" office:value-type="float" office:value="4996.40027236938">
            <text:p>4996</text:p>
          </table:table-cell>
          <table:table-cell table:formula="of:=[.F564]-[.K564]" office:value-type="float" office:value="-36.4002723693848">
            <text:p>-36</text:p>
          </table:table-cell>
        </table:table-row>
        <table:table-row table:style-name="ro1">
          <table:table-cell office:value-type="string">
            <text:p><text:s text:c="3"/>560</text:p>
          </table:table-cell>
          <table:table-cell office:value-type="string">
            <text:p><text:s text:c="3"/>2058</text:p>
          </table:table-cell>
          <table:table-cell office:value-type="string">
            <text:p><text:s text:c="3"/>4962</text:p>
          </table:table-cell>
          <table:table-cell office:value-type="string">
            <text:p><text:s text:c="5"/>98</text:p>
          </table:table-cell>
          <table:table-cell table:formula="of:=[.B565]/1" office:value-type="float" office:value="2058">
            <text:p>2058</text:p>
          </table:table-cell>
          <table:table-cell table:formula="of:=[.C565]/1" office:value-type="float" office:value="4962">
            <text:p>4962</text:p>
          </table:table-cell>
          <table:table-cell table:formula="of:=[.G$1]+[.E565]*([.G$2]+[.E565]*([.G$3]+[.G$4]*[.E565]))" office:value-type="float" office:value="4998.48227294301">
            <text:p>4998.482</text:p>
          </table:table-cell>
          <table:table-cell table:formula="of:=[.F565]-[.G565]" office:value-type="float" office:value="-36.482272943007">
            <text:p>-36.482</text:p>
          </table:table-cell>
          <table:table-cell table:formula="of:=INT([.I$4]*[.E565]*([.J$3]/[.J$4])+[.I$3])" office:value-type="float" office:value="181424537">
            <text:p>181424537</text:p>
          </table:table-cell>
          <table:table-cell table:formula="of:=INT([.I565]*[.E565]*([.J$2]/[.J$3]))+[.I$2]" office:value-type="float" office:value="-2712897">
            <text:p>-2712897</text:p>
          </table:table-cell>
          <table:table-cell table:formula="of:=[.J565]*[.E565]*(1/[.J$2])+[.I$1]" office:value-type="float" office:value="4998.00168991089">
            <text:p>4998</text:p>
          </table:table-cell>
          <table:table-cell table:formula="of:=[.F565]-[.K565]" office:value-type="float" office:value="-36.0016899108887">
            <text:p>-36</text:p>
          </table:table-cell>
        </table:table-row>
        <table:table-row table:style-name="ro1">
          <table:table-cell office:value-type="string">
            <text:p><text:s text:c="3"/>561</text:p>
          </table:table-cell>
          <table:table-cell office:value-type="string">
            <text:p><text:s text:c="3"/>2060</text:p>
          </table:table-cell>
          <table:table-cell office:value-type="string">
            <text:p><text:s text:c="3"/>4963</text:p>
          </table:table-cell>
          <table:table-cell office:value-type="string">
            <text:p><text:s text:c="4"/>102</text:p>
          </table:table-cell>
          <table:table-cell table:formula="of:=[.B566]/1" office:value-type="float" office:value="2060">
            <text:p>2060</text:p>
          </table:table-cell>
          <table:table-cell table:formula="of:=[.C566]/1" office:value-type="float" office:value="4963">
            <text:p>4963</text:p>
          </table:table-cell>
          <table:table-cell table:formula="of:=[.G$1]+[.E566]*([.G$2]+[.E566]*([.G$3]+[.G$4]*[.E566]))" office:value-type="float" office:value="4999.57999935213">
            <text:p>4999.580</text:p>
          </table:table-cell>
          <table:table-cell table:formula="of:=[.F566]-[.G566]" office:value-type="float" office:value="-36.5799993521268">
            <text:p>-36.580</text:p>
          </table:table-cell>
          <table:table-cell table:formula="of:=INT([.I$4]*[.E566]*([.J$3]/[.J$4])+[.I$3])" office:value-type="float" office:value="181433759">
            <text:p>181433759</text:p>
          </table:table-cell>
          <table:table-cell table:formula="of:=INT([.I566]*[.E566]*([.J$2]/[.J$3]))+[.I$2]" office:value-type="float" office:value="-2709983">
            <text:p>-2709983</text:p>
          </table:table-cell>
          <table:table-cell table:formula="of:=[.J566]*[.E566]*(1/[.J$2])+[.I$1]" office:value-type="float" office:value="4999.10231781006">
            <text:p>4999</text:p>
          </table:table-cell>
          <table:table-cell table:formula="of:=[.F566]-[.K566]" office:value-type="float" office:value="-36.1023178100586">
            <text:p>-36</text:p>
          </table:table-cell>
        </table:table-row>
        <table:table-row table:style-name="ro1">
          <table:table-cell office:value-type="string">
            <text:p><text:s text:c="3"/>562</text:p>
          </table:table-cell>
          <table:table-cell office:value-type="string">
            <text:p><text:s text:c="3"/>2064</text:p>
          </table:table-cell>
          <table:table-cell office:value-type="string">
            <text:p><text:s text:c="3"/>4965</text:p>
          </table:table-cell>
          <table:table-cell office:value-type="string">
            <text:p><text:s text:c="4"/>103</text:p>
          </table:table-cell>
          <table:table-cell table:formula="of:=[.B567]/1" office:value-type="float" office:value="2064">
            <text:p>2064</text:p>
          </table:table-cell>
          <table:table-cell table:formula="of:=[.C567]/1" office:value-type="float" office:value="4965">
            <text:p>4965</text:p>
          </table:table-cell>
          <table:table-cell table:formula="of:=[.G$1]+[.E567]*([.G$2]+[.E567]*([.G$3]+[.G$4]*[.E567]))" office:value-type="float" office:value="5001.84545525811">
            <text:p>5001.845</text:p>
          </table:table-cell>
          <table:table-cell table:formula="of:=[.F567]-[.G567]" office:value-type="float" office:value="-36.8454552581079">
            <text:p>-36.845</text:p>
          </table:table-cell>
          <table:table-cell table:formula="of:=INT([.I$4]*[.E567]*([.J$3]/[.J$4])+[.I$3])" office:value-type="float" office:value="181452204">
            <text:p>181452204</text:p>
          </table:table-cell>
          <table:table-cell table:formula="of:=INT([.I567]*[.E567]*([.J$2]/[.J$3]))+[.I$2]" office:value-type="float" office:value="-2704156">
            <text:p>-2704156</text:p>
          </table:table-cell>
          <table:table-cell table:formula="of:=[.J567]*[.E567]*(1/[.J$2])+[.I$1]" office:value-type="float" office:value="5001.36633300781">
            <text:p>5001</text:p>
          </table:table-cell>
          <table:table-cell table:formula="of:=[.F567]-[.K567]" office:value-type="float" office:value="-36.3663330078125">
            <text:p>-36</text:p>
          </table:table-cell>
        </table:table-row>
        <table:table-row table:style-name="ro1">
          <table:table-cell office:value-type="string">
            <text:p><text:s text:c="3"/>563</text:p>
          </table:table-cell>
          <table:table-cell office:value-type="string">
            <text:p><text:s text:c="3"/>2067</text:p>
          </table:table-cell>
          <table:table-cell office:value-type="string">
            <text:p><text:s text:c="3"/>4966</text:p>
          </table:table-cell>
          <table:table-cell office:value-type="string">
            <text:p><text:s text:c="4"/>100</text:p>
          </table:table-cell>
          <table:table-cell table:formula="of:=[.B568]/1" office:value-type="float" office:value="2067">
            <text:p>2067</text:p>
          </table:table-cell>
          <table:table-cell table:formula="of:=[.C568]/1" office:value-type="float" office:value="4966">
            <text:p>4966</text:p>
          </table:table-cell>
          <table:table-cell table:formula="of:=[.G$1]+[.E568]*([.G$2]+[.E568]*([.G$3]+[.G$4]*[.E568]))" office:value-type="float" office:value="5003.60581257127">
            <text:p>5003.606</text:p>
          </table:table-cell>
          <table:table-cell table:formula="of:=[.F568]-[.G568]" office:value-type="float" office:value="-37.6058125712661">
            <text:p>-37.606</text:p>
          </table:table-cell>
          <table:table-cell table:formula="of:=INT([.I$4]*[.E568]*([.J$3]/[.J$4])+[.I$3])" office:value-type="float" office:value="181466037">
            <text:p>181466037</text:p>
          </table:table-cell>
          <table:table-cell table:formula="of:=INT([.I568]*[.E568]*([.J$2]/[.J$3]))+[.I$2]" office:value-type="float" office:value="-2699785">
            <text:p>-2699785</text:p>
          </table:table-cell>
          <table:table-cell table:formula="of:=[.J568]*[.E568]*(1/[.J$2])+[.I$1]" office:value-type="float" office:value="5003.12565040588">
            <text:p>5003</text:p>
          </table:table-cell>
          <table:table-cell table:formula="of:=[.F568]-[.K568]" office:value-type="float" office:value="-37.1256504058838">
            <text:p>-37</text:p>
          </table:table-cell>
        </table:table-row>
        <table:table-row table:style-name="ro1">
          <table:table-cell office:value-type="string">
            <text:p><text:s text:c="3"/>564</text:p>
          </table:table-cell>
          <table:table-cell office:value-type="string">
            <text:p><text:s text:c="3"/>2069</text:p>
          </table:table-cell>
          <table:table-cell office:value-type="string">
            <text:p><text:s text:c="3"/>4968</text:p>
          </table:table-cell>
          <table:table-cell office:value-type="string">
            <text:p><text:s text:c="5"/>96</text:p>
          </table:table-cell>
          <table:table-cell table:formula="of:=[.B569]/1" office:value-type="float" office:value="2069">
            <text:p>2069</text:p>
          </table:table-cell>
          <table:table-cell table:formula="of:=[.C569]/1" office:value-type="float" office:value="4968">
            <text:p>4968</text:p>
          </table:table-cell>
          <table:table-cell table:formula="of:=[.G$1]+[.E569]*([.G$2]+[.E569]*([.G$3]+[.G$4]*[.E569]))" office:value-type="float" office:value="5004.80856414459">
            <text:p>5004.809</text:p>
          </table:table-cell>
          <table:table-cell table:formula="of:=[.F569]-[.G569]" office:value-type="float" office:value="-36.8085641445923">
            <text:p>-36.809</text:p>
          </table:table-cell>
          <table:table-cell table:formula="of:=INT([.I$4]*[.E569]*([.J$3]/[.J$4])+[.I$3])" office:value-type="float" office:value="181475259">
            <text:p>181475259</text:p>
          </table:table-cell>
          <table:table-cell table:formula="of:=INT([.I569]*[.E569]*([.J$2]/[.J$3]))+[.I$2]" office:value-type="float" office:value="-2696870">
            <text:p>-2696870</text:p>
          </table:table-cell>
          <table:table-cell table:formula="of:=[.J569]*[.E569]*(1/[.J$2])+[.I$1]" office:value-type="float" office:value="5004.33026504517">
            <text:p>5004</text:p>
          </table:table-cell>
          <table:table-cell table:formula="of:=[.F569]-[.K569]" office:value-type="float" office:value="-36.330265045166">
            <text:p>-36</text:p>
          </table:table-cell>
        </table:table-row>
        <table:table-row table:style-name="ro1">
          <table:table-cell office:value-type="string">
            <text:p><text:s text:c="3"/>565</text:p>
          </table:table-cell>
          <table:table-cell office:value-type="string">
            <text:p><text:s text:c="3"/>2071</text:p>
          </table:table-cell>
          <table:table-cell office:value-type="string">
            <text:p><text:s text:c="3"/>4970</text:p>
          </table:table-cell>
          <table:table-cell office:value-type="string">
            <text:p><text:s text:c="5"/>84</text:p>
          </table:table-cell>
          <table:table-cell table:formula="of:=[.B570]/1" office:value-type="float" office:value="2071">
            <text:p>2071</text:p>
          </table:table-cell>
          <table:table-cell table:formula="of:=[.C570]/1" office:value-type="float" office:value="4970">
            <text:p>4970</text:p>
          </table:table-cell>
          <table:table-cell table:formula="of:=[.G$1]+[.E570]*([.G$2]+[.E570]*([.G$3]+[.G$4]*[.E570]))" office:value-type="float" office:value="5006.0346635005">
            <text:p>5006.035</text:p>
          </table:table-cell>
          <table:table-cell table:formula="of:=[.F570]-[.G570]" office:value-type="float" office:value="-36.0346635005008">
            <text:p>-36.035</text:p>
          </table:table-cell>
          <table:table-cell table:formula="of:=INT([.I$4]*[.E570]*([.J$3]/[.J$4])+[.I$3])" office:value-type="float" office:value="181484481">
            <text:p>181484481</text:p>
          </table:table-cell>
          <table:table-cell table:formula="of:=INT([.I570]*[.E570]*([.J$2]/[.J$3]))+[.I$2]" office:value-type="float" office:value="-2693955">
            <text:p>-2693955</text:p>
          </table:table-cell>
          <table:table-cell table:formula="of:=[.J570]*[.E570]*(1/[.J$2])+[.I$1]" office:value-type="float" office:value="5005.55711936951">
            <text:p>5006</text:p>
          </table:table-cell>
          <table:table-cell table:formula="of:=[.F570]-[.K570]" office:value-type="float" office:value="-35.5571193695068">
            <text:p>-36</text:p>
          </table:table-cell>
        </table:table-row>
        <table:table-row table:style-name="ro1">
          <table:table-cell office:value-type="string">
            <text:p><text:s text:c="3"/>566</text:p>
          </table:table-cell>
          <table:table-cell office:value-type="string">
            <text:p><text:s text:c="3"/>2075</text:p>
          </table:table-cell>
          <table:table-cell office:value-type="string">
            <text:p><text:s text:c="3"/>4972</text:p>
          </table:table-cell>
          <table:table-cell office:value-type="string">
            <text:p><text:s text:c="4"/>101</text:p>
          </table:table-cell>
          <table:table-cell table:formula="of:=[.B571]/1" office:value-type="float" office:value="2075">
            <text:p>2075</text:p>
          </table:table-cell>
          <table:table-cell table:formula="of:=[.C571]/1" office:value-type="float" office:value="4972">
            <text:p>4972</text:p>
          </table:table-cell>
          <table:table-cell table:formula="of:=[.G$1]+[.E571]*([.G$2]+[.E571]*([.G$3]+[.G$4]*[.E571]))" office:value-type="float" office:value="5008.55691844325">
            <text:p>5008.557</text:p>
          </table:table-cell>
          <table:table-cell table:formula="of:=[.F571]-[.G571]" office:value-type="float" office:value="-36.5569184432516">
            <text:p>-36.557</text:p>
          </table:table-cell>
          <table:table-cell table:formula="of:=INT([.I$4]*[.E571]*([.J$3]/[.J$4])+[.I$3])" office:value-type="float" office:value="181502925">
            <text:p>181502925</text:p>
          </table:table-cell>
          <table:table-cell table:formula="of:=INT([.I571]*[.E571]*([.J$2]/[.J$3]))+[.I$2]" office:value-type="float" office:value="-2688125">
            <text:p>-2688125</text:p>
          </table:table-cell>
          <table:table-cell table:formula="of:=[.J571]*[.E571]*(1/[.J$2])+[.I$1]" office:value-type="float" office:value="5008.07754707336">
            <text:p>5008</text:p>
          </table:table-cell>
          <table:table-cell table:formula="of:=[.F571]-[.K571]" office:value-type="float" office:value="-36.0775470733643">
            <text:p>-36</text:p>
          </table:table-cell>
        </table:table-row>
        <table:table-row table:style-name="ro1">
          <table:table-cell office:value-type="string">
            <text:p><text:s text:c="3"/>567</text:p>
          </table:table-cell>
          <table:table-cell office:value-type="string">
            <text:p><text:s text:c="3"/>2076</text:p>
          </table:table-cell>
          <table:table-cell office:value-type="string">
            <text:p><text:s text:c="3"/>4973</text:p>
          </table:table-cell>
          <table:table-cell office:value-type="string">
            <text:p><text:s text:c="4"/>100</text:p>
          </table:table-cell>
          <table:table-cell table:formula="of:=[.B572]/1" office:value-type="float" office:value="2076">
            <text:p>2076</text:p>
          </table:table-cell>
          <table:table-cell table:formula="of:=[.C572]/1" office:value-type="float" office:value="4973">
            <text:p>4973</text:p>
          </table:table-cell>
          <table:table-cell table:formula="of:=[.G$1]+[.E572]*([.G$2]+[.E572]*([.G$3]+[.G$4]*[.E572]))" office:value-type="float" office:value="5009.20207957555">
            <text:p>5009.202</text:p>
          </table:table-cell>
          <table:table-cell table:formula="of:=[.F572]-[.G572]" office:value-type="float" office:value="-36.2020795755507">
            <text:p>-36.202</text:p>
          </table:table-cell>
          <table:table-cell table:formula="of:=INT([.I$4]*[.E572]*([.J$3]/[.J$4])+[.I$3])" office:value-type="float" office:value="181507536">
            <text:p>181507536</text:p>
          </table:table-cell>
          <table:table-cell table:formula="of:=INT([.I572]*[.E572]*([.J$2]/[.J$3]))+[.I$2]" office:value-type="float" office:value="-2686667">
            <text:p>-2686667</text:p>
          </table:table-cell>
          <table:table-cell table:formula="of:=[.J572]*[.E572]*(1/[.J$2])+[.I$1]" office:value-type="float" office:value="5008.72353363037">
            <text:p>5009</text:p>
          </table:table-cell>
          <table:table-cell table:formula="of:=[.F572]-[.K572]" office:value-type="float" office:value="-35.7235336303711">
            <text:p>-36</text:p>
          </table:table-cell>
        </table:table-row>
        <table:table-row table:style-name="ro1">
          <table:table-cell office:value-type="string">
            <text:p><text:s text:c="3"/>568</text:p>
          </table:table-cell>
          <table:table-cell office:value-type="string">
            <text:p><text:s text:c="3"/>2080</text:p>
          </table:table-cell>
          <table:table-cell office:value-type="string">
            <text:p><text:s text:c="3"/>4976</text:p>
          </table:table-cell>
          <table:table-cell office:value-type="string">
            <text:p><text:s text:c="5"/>90</text:p>
          </table:table-cell>
          <table:table-cell table:formula="of:=[.B573]/1" office:value-type="float" office:value="2080">
            <text:p>2080</text:p>
          </table:table-cell>
          <table:table-cell table:formula="of:=[.C573]/1" office:value-type="float" office:value="4976">
            <text:p>4976</text:p>
          </table:table-cell>
          <table:table-cell table:formula="of:=[.G$1]+[.E573]*([.G$2]+[.E573]*([.G$3]+[.G$4]*[.E573]))" office:value-type="float" office:value="5011.8411257692">
            <text:p>5011.841</text:p>
          </table:table-cell>
          <table:table-cell table:formula="of:=[.F573]-[.G573]" office:value-type="float" office:value="-35.8411257692005">
            <text:p>-35.841</text:p>
          </table:table-cell>
          <table:table-cell table:formula="of:=INT([.I$4]*[.E573]*([.J$3]/[.J$4])+[.I$3])" office:value-type="float" office:value="181525981">
            <text:p>181525981</text:p>
          </table:table-cell>
          <table:table-cell table:formula="of:=INT([.I573]*[.E573]*([.J$2]/[.J$3]))+[.I$2]" office:value-type="float" office:value="-2680835">
            <text:p>-2680835</text:p>
          </table:table-cell>
          <table:table-cell table:formula="of:=[.J573]*[.E573]*(1/[.J$2])+[.I$1]" office:value-type="float" office:value="5011.36309814453">
            <text:p>5011</text:p>
          </table:table-cell>
          <table:table-cell table:formula="of:=[.F573]-[.K573]" office:value-type="float" office:value="-35.3630981445312">
            <text:p>-35</text:p>
          </table:table-cell>
        </table:table-row>
        <table:table-row table:style-name="ro1">
          <table:table-cell office:value-type="string">
            <text:p><text:s text:c="3"/>569</text:p>
          </table:table-cell>
          <table:table-cell office:value-type="string">
            <text:p><text:s text:c="3"/>2082</text:p>
          </table:table-cell>
          <table:table-cell office:value-type="string">
            <text:p><text:s text:c="3"/>4978</text:p>
          </table:table-cell>
          <table:table-cell office:value-type="string">
            <text:p><text:s text:c="4"/>103</text:p>
          </table:table-cell>
          <table:table-cell table:formula="of:=[.B574]/1" office:value-type="float" office:value="2082">
            <text:p>2082</text:p>
          </table:table-cell>
          <table:table-cell table:formula="of:=[.C574]/1" office:value-type="float" office:value="4978">
            <text:p>4978</text:p>
          </table:table-cell>
          <table:table-cell table:formula="of:=[.G$1]+[.E574]*([.G$2]+[.E574]*([.G$3]+[.G$4]*[.E574]))" office:value-type="float" office:value="5013.19569550109">
            <text:p>5013.196</text:p>
          </table:table-cell>
          <table:table-cell table:formula="of:=[.F574]-[.G574]" office:value-type="float" office:value="-35.1956955010919">
            <text:p>-35.196</text:p>
          </table:table-cell>
          <table:table-cell table:formula="of:=INT([.I$4]*[.E574]*([.J$3]/[.J$4])+[.I$3])" office:value-type="float" office:value="181535203">
            <text:p>181535203</text:p>
          </table:table-cell>
          <table:table-cell table:formula="of:=INT([.I574]*[.E574]*([.J$2]/[.J$3]))+[.I$2]" office:value-type="float" office:value="-2677919">
            <text:p>-2677919</text:p>
          </table:table-cell>
          <table:table-cell table:formula="of:=[.J574]*[.E574]*(1/[.J$2])+[.I$1]" office:value-type="float" office:value="5012.71625137329">
            <text:p>5013</text:p>
          </table:table-cell>
          <table:table-cell table:formula="of:=[.F574]-[.K574]" office:value-type="float" office:value="-34.716251373291">
            <text:p>-35</text:p>
          </table:table-cell>
        </table:table-row>
        <table:table-row table:style-name="ro1">
          <table:table-cell office:value-type="string">
            <text:p><text:s text:c="3"/>570</text:p>
          </table:table-cell>
          <table:table-cell office:value-type="string">
            <text:p><text:s text:c="3"/>2085</text:p>
          </table:table-cell>
          <table:table-cell office:value-type="string">
            <text:p><text:s text:c="3"/>4979</text:p>
          </table:table-cell>
          <table:table-cell office:value-type="string">
            <text:p><text:s text:c="5"/>80</text:p>
          </table:table-cell>
          <table:table-cell table:formula="of:=[.B575]/1" office:value-type="float" office:value="2085">
            <text:p>2085</text:p>
          </table:table-cell>
          <table:table-cell table:formula="of:=[.C575]/1" office:value-type="float" office:value="4979">
            <text:p>4979</text:p>
          </table:table-cell>
          <table:table-cell table:formula="of:=[.G$1]+[.E575]*([.G$2]+[.E575]*([.G$3]+[.G$4]*[.E575]))" office:value-type="float" office:value="5015.27136745127">
            <text:p>5015.271</text:p>
          </table:table-cell>
          <table:table-cell table:formula="of:=[.F575]-[.G575]" office:value-type="float" office:value="-36.271367451267">
            <text:p>-36.271</text:p>
          </table:table-cell>
          <table:table-cell table:formula="of:=INT([.I$4]*[.E575]*([.J$3]/[.J$4])+[.I$3])" office:value-type="float" office:value="181549036">
            <text:p>181549036</text:p>
          </table:table-cell>
          <table:table-cell table:formula="of:=INT([.I575]*[.E575]*([.J$2]/[.J$3]))+[.I$2]" office:value-type="float" office:value="-2673544">
            <text:p>-2673544</text:p>
          </table:table-cell>
          <table:table-cell table:formula="of:=[.J575]*[.E575]*(1/[.J$2])+[.I$1]" office:value-type="float" office:value="5014.79167175293">
            <text:p>5015</text:p>
          </table:table-cell>
          <table:table-cell table:formula="of:=[.F575]-[.K575]" office:value-type="float" office:value="-35.7916717529297">
            <text:p>-36</text:p>
          </table:table-cell>
        </table:table-row>
        <table:table-row table:style-name="ro1">
          <table:table-cell office:value-type="string">
            <text:p><text:s text:c="3"/>571</text:p>
          </table:table-cell>
          <table:table-cell office:value-type="string">
            <text:p><text:s text:c="3"/>2087</text:p>
          </table:table-cell>
          <table:table-cell office:value-type="string">
            <text:p><text:s text:c="3"/>4982</text:p>
          </table:table-cell>
          <table:table-cell office:value-type="string">
            <text:p><text:s text:c="5"/>94</text:p>
          </table:table-cell>
          <table:table-cell table:formula="of:=[.B576]/1" office:value-type="float" office:value="2087">
            <text:p>2087</text:p>
          </table:table-cell>
          <table:table-cell table:formula="of:=[.C576]/1" office:value-type="float" office:value="4982">
            <text:p>4982</text:p>
          </table:table-cell>
          <table:table-cell table:formula="of:=[.G$1]+[.E576]*([.G$2]+[.E576]*([.G$3]+[.G$4]*[.E576]))" office:value-type="float" office:value="5016.68436501661">
            <text:p>5016.684</text:p>
          </table:table-cell>
          <table:table-cell table:formula="of:=[.F576]-[.G576]" office:value-type="float" office:value="-34.6843650166084">
            <text:p>-34.684</text:p>
          </table:table-cell>
          <table:table-cell table:formula="of:=INT([.I$4]*[.E576]*([.J$3]/[.J$4])+[.I$3])" office:value-type="float" office:value="181558258">
            <text:p>181558258</text:p>
          </table:table-cell>
          <table:table-cell table:formula="of:=INT([.I576]*[.E576]*([.J$2]/[.J$3]))+[.I$2]" office:value-type="float" office:value="-2670627">
            <text:p>-2670627</text:p>
          </table:table-cell>
          <table:table-cell table:formula="of:=[.J576]*[.E576]*(1/[.J$2])+[.I$1]" office:value-type="float" office:value="5016.20442771912">
            <text:p>5016</text:p>
          </table:table-cell>
          <table:table-cell table:formula="of:=[.F576]-[.K576]" office:value-type="float" office:value="-34.2044277191162">
            <text:p>-34</text:p>
          </table:table-cell>
        </table:table-row>
        <table:table-row table:style-name="ro1">
          <table:table-cell office:value-type="string">
            <text:p><text:s text:c="3"/>572</text:p>
          </table:table-cell>
          <table:table-cell office:value-type="string">
            <text:p><text:s text:c="3"/>2089</text:p>
          </table:table-cell>
          <table:table-cell office:value-type="string">
            <text:p><text:s text:c="3"/>4982</text:p>
          </table:table-cell>
          <table:table-cell office:value-type="string">
            <text:p><text:s text:c="4"/>101</text:p>
          </table:table-cell>
          <table:table-cell table:formula="of:=[.B577]/1" office:value-type="float" office:value="2089">
            <text:p>2089</text:p>
          </table:table-cell>
          <table:table-cell table:formula="of:=[.C577]/1" office:value-type="float" office:value="4982">
            <text:p>4982</text:p>
          </table:table-cell>
          <table:table-cell table:formula="of:=[.G$1]+[.E577]*([.G$2]+[.E577]*([.G$3]+[.G$4]*[.E577]))" office:value-type="float" office:value="5018.12073935173">
            <text:p>5018.121</text:p>
          </table:table-cell>
          <table:table-cell table:formula="of:=[.F577]-[.G577]" office:value-type="float" office:value="-36.120739351727">
            <text:p>-36.121</text:p>
          </table:table-cell>
          <table:table-cell table:formula="of:=INT([.I$4]*[.E577]*([.J$3]/[.J$4])+[.I$3])" office:value-type="float" office:value="181567480">
            <text:p>181567480</text:p>
          </table:table-cell>
          <table:table-cell table:formula="of:=INT([.I577]*[.E577]*([.J$2]/[.J$3]))+[.I$2]" office:value-type="float" office:value="-2667709">
            <text:p>-2667709</text:p>
          </table:table-cell>
          <table:table-cell table:formula="of:=[.J577]*[.E577]*(1/[.J$2])+[.I$1]" office:value-type="float" office:value="5017.64342308044">
            <text:p>5018</text:p>
          </table:table-cell>
          <table:table-cell table:formula="of:=[.F577]-[.K577]" office:value-type="float" office:value="-35.6434230804443">
            <text:p>-36</text:p>
          </table:table-cell>
        </table:table-row>
        <table:table-row table:style-name="ro1">
          <table:table-cell office:value-type="string">
            <text:p><text:s text:c="3"/>573</text:p>
          </table:table-cell>
          <table:table-cell office:value-type="string">
            <text:p><text:s text:c="3"/>2092</text:p>
          </table:table-cell>
          <table:table-cell office:value-type="string">
            <text:p><text:s text:c="3"/>4985</text:p>
          </table:table-cell>
          <table:table-cell office:value-type="string">
            <text:p><text:s text:c="5"/>99</text:p>
          </table:table-cell>
          <table:table-cell table:formula="of:=[.B578]/1" office:value-type="float" office:value="2092">
            <text:p>2092</text:p>
          </table:table-cell>
          <table:table-cell table:formula="of:=[.C578]/1" office:value-type="float" office:value="4985">
            <text:p>4985</text:p>
          </table:table-cell>
          <table:table-cell table:formula="of:=[.G$1]+[.E578]*([.G$2]+[.E578]*([.G$3]+[.G$4]*[.E578]))" office:value-type="float" office:value="5020.31913934324">
            <text:p>5020.319</text:p>
          </table:table-cell>
          <table:table-cell table:formula="of:=[.F578]-[.G578]" office:value-type="float" office:value="-35.3191393432426">
            <text:p>-35.319</text:p>
          </table:table-cell>
          <table:table-cell table:formula="of:=INT([.I$4]*[.E578]*([.J$3]/[.J$4])+[.I$3])" office:value-type="float" office:value="181581313">
            <text:p>181581313</text:p>
          </table:table-cell>
          <table:table-cell table:formula="of:=INT([.I578]*[.E578]*([.J$2]/[.J$3]))+[.I$2]" office:value-type="float" office:value="-2663333">
            <text:p>-2663333</text:p>
          </table:table-cell>
          <table:table-cell table:formula="of:=[.J578]*[.E578]*(1/[.J$2])+[.I$1]" office:value-type="float" office:value="5019.83966827393">
            <text:p>5020</text:p>
          </table:table-cell>
          <table:table-cell table:formula="of:=[.F578]-[.K578]" office:value-type="float" office:value="-34.8396682739258">
            <text:p>-35</text:p>
          </table:table-cell>
        </table:table-row>
        <table:table-row table:style-name="ro1">
          <table:table-cell office:value-type="string">
            <text:p><text:s text:c="3"/>574</text:p>
          </table:table-cell>
          <table:table-cell office:value-type="string">
            <text:p><text:s text:c="3"/>2096</text:p>
          </table:table-cell>
          <table:table-cell office:value-type="string">
            <text:p><text:s text:c="3"/>4988</text:p>
          </table:table-cell>
          <table:table-cell office:value-type="string">
            <text:p><text:s text:c="5"/>88</text:p>
          </table:table-cell>
          <table:table-cell table:formula="of:=[.B579]/1" office:value-type="float" office:value="2096">
            <text:p>2096</text:p>
          </table:table-cell>
          <table:table-cell table:formula="of:=[.C579]/1" office:value-type="float" office:value="4988">
            <text:p>4988</text:p>
          </table:table-cell>
          <table:table-cell table:formula="of:=[.G$1]+[.E579]*([.G$2]+[.E579]*([.G$3]+[.G$4]*[.E579]))" office:value-type="float" office:value="5023.33218808696">
            <text:p>5023.332</text:p>
          </table:table-cell>
          <table:table-cell table:formula="of:=[.F579]-[.G579]" office:value-type="float" office:value="-35.3321880869571">
            <text:p>-35.332</text:p>
          </table:table-cell>
          <table:table-cell table:formula="of:=INT([.I$4]*[.E579]*([.J$3]/[.J$4])+[.I$3])" office:value-type="float" office:value="181599758">
            <text:p>181599758</text:p>
          </table:table-cell>
          <table:table-cell table:formula="of:=INT([.I579]*[.E579]*([.J$2]/[.J$3]))+[.I$2]" office:value-type="float" office:value="-2657496">
            <text:p>-2657496</text:p>
          </table:table-cell>
          <table:table-cell table:formula="of:=[.J579]*[.E579]*(1/[.J$2])+[.I$1]" office:value-type="float" office:value="5022.85522460938">
            <text:p>5023</text:p>
          </table:table-cell>
          <table:table-cell table:formula="of:=[.F579]-[.K579]" office:value-type="float" office:value="-34.855224609375">
            <text:p>-35</text:p>
          </table:table-cell>
        </table:table-row>
        <table:table-row table:style-name="ro1">
          <table:table-cell office:value-type="string">
            <text:p><text:s text:c="3"/>575</text:p>
          </table:table-cell>
          <table:table-cell office:value-type="string">
            <text:p><text:s text:c="3"/>2098</text:p>
          </table:table-cell>
          <table:table-cell office:value-type="string">
            <text:p><text:s text:c="3"/>4989</text:p>
          </table:table-cell>
          <table:table-cell office:value-type="string">
            <text:p><text:s text:c="5"/>81</text:p>
          </table:table-cell>
          <table:table-cell table:formula="of:=[.B580]/1" office:value-type="float" office:value="2098">
            <text:p>2098</text:p>
          </table:table-cell>
          <table:table-cell table:formula="of:=[.C580]/1" office:value-type="float" office:value="4989">
            <text:p>4989</text:p>
          </table:table-cell>
          <table:table-cell table:formula="of:=[.G$1]+[.E580]*([.G$2]+[.E580]*([.G$3]+[.G$4]*[.E580]))" office:value-type="float" office:value="5024.87379774348">
            <text:p>5024.874</text:p>
          </table:table-cell>
          <table:table-cell table:formula="of:=[.F580]-[.G580]" office:value-type="float" office:value="-35.8737977434812">
            <text:p>-35.874</text:p>
          </table:table-cell>
          <table:table-cell table:formula="of:=INT([.I$4]*[.E580]*([.J$3]/[.J$4])+[.I$3])" office:value-type="float" office:value="181608980">
            <text:p>181608980</text:p>
          </table:table-cell>
          <table:table-cell table:formula="of:=INT([.I580]*[.E580]*([.J$2]/[.J$3]))+[.I$2]" office:value-type="float" office:value="-2654578">
            <text:p>-2654578</text:p>
          </table:table-cell>
          <table:table-cell table:formula="of:=[.J580]*[.E580]*(1/[.J$2])+[.I$1]" office:value-type="float" office:value="5024.39440155029">
            <text:p>5024</text:p>
          </table:table-cell>
          <table:table-cell table:formula="of:=[.F580]-[.K580]" office:value-type="float" office:value="-35.394401550293">
            <text:p>-35</text:p>
          </table:table-cell>
        </table:table-row>
        <table:table-row table:style-name="ro1">
          <table:table-cell office:value-type="string">
            <text:p><text:s text:c="3"/>576</text:p>
          </table:table-cell>
          <table:table-cell office:value-type="string">
            <text:p><text:s text:c="3"/>2101</text:p>
          </table:table-cell>
          <table:table-cell office:value-type="string">
            <text:p><text:s text:c="3"/>4990</text:p>
          </table:table-cell>
          <table:table-cell office:value-type="string">
            <text:p><text:s text:c="5"/>95</text:p>
          </table:table-cell>
          <table:table-cell table:formula="of:=[.B581]/1" office:value-type="float" office:value="2101">
            <text:p>2101</text:p>
          </table:table-cell>
          <table:table-cell table:formula="of:=[.C581]/1" office:value-type="float" office:value="4990">
            <text:p>4990</text:p>
          </table:table-cell>
          <table:table-cell table:formula="of:=[.G$1]+[.E581]*([.G$2]+[.E581]*([.G$3]+[.G$4]*[.E581]))" office:value-type="float" office:value="5027.23007789261">
            <text:p>5027.230</text:p>
          </table:table-cell>
          <table:table-cell table:formula="of:=[.F581]-[.G581]" office:value-type="float" office:value="-37.2300778926092">
            <text:p>-37.230</text:p>
          </table:table-cell>
          <table:table-cell table:formula="of:=INT([.I$4]*[.E581]*([.J$3]/[.J$4])+[.I$3])" office:value-type="float" office:value="181622813">
            <text:p>181622813</text:p>
          </table:table-cell>
          <table:table-cell table:formula="of:=INT([.I581]*[.E581]*([.J$2]/[.J$3]))+[.I$2]" office:value-type="float" office:value="-2650199">
            <text:p>-2650199</text:p>
          </table:table-cell>
          <table:table-cell table:formula="of:=[.J581]*[.E581]*(1/[.J$2])+[.I$1]" office:value-type="float" office:value="5026.75292396545">
            <text:p>5027</text:p>
          </table:table-cell>
          <table:table-cell table:formula="of:=[.F581]-[.K581]" office:value-type="float" office:value="-36.7529239654541">
            <text:p>-37</text:p>
          </table:table-cell>
        </table:table-row>
        <table:table-row table:style-name="ro1">
          <table:table-cell office:value-type="string">
            <text:p><text:s text:c="3"/>577</text:p>
          </table:table-cell>
          <table:table-cell office:value-type="string">
            <text:p><text:s text:c="3"/>2103</text:p>
          </table:table-cell>
          <table:table-cell office:value-type="string">
            <text:p><text:s text:c="3"/>4995</text:p>
          </table:table-cell>
          <table:table-cell office:value-type="string">
            <text:p><text:s text:c="5"/>89</text:p>
          </table:table-cell>
          <table:table-cell table:formula="of:=[.B582]/1" office:value-type="float" office:value="2103">
            <text:p>2103</text:p>
          </table:table-cell>
          <table:table-cell table:formula="of:=[.C582]/1" office:value-type="float" office:value="4995">
            <text:p>4995</text:p>
          </table:table-cell>
          <table:table-cell table:formula="of:=[.G$1]+[.E582]*([.G$2]+[.E582]*([.G$3]+[.G$4]*[.E582]))" office:value-type="float" office:value="5028.83017979858">
            <text:p>5028.830</text:p>
          </table:table-cell>
          <table:table-cell table:formula="of:=[.F582]-[.G582]" office:value-type="float" office:value="-33.8301797985805">
            <text:p>-33.830</text:p>
          </table:table-cell>
          <table:table-cell table:formula="of:=INT([.I$4]*[.E582]*([.J$3]/[.J$4])+[.I$3])" office:value-type="float" office:value="181632035">
            <text:p>181632035</text:p>
          </table:table-cell>
          <table:table-cell table:formula="of:=INT([.I582]*[.E582]*([.J$2]/[.J$3]))+[.I$2]" office:value-type="float" office:value="-2647280">
            <text:p>-2647280</text:p>
          </table:table-cell>
          <table:table-cell table:formula="of:=[.J582]*[.E582]*(1/[.J$2])+[.I$1]" office:value-type="float" office:value="5028.35177612305">
            <text:p>5028</text:p>
          </table:table-cell>
          <table:table-cell table:formula="of:=[.F582]-[.K582]" office:value-type="float" office:value="-33.3517761230469">
            <text:p>-33</text:p>
          </table:table-cell>
        </table:table-row>
        <table:table-row table:style-name="ro1">
          <table:table-cell office:value-type="string">
            <text:p><text:s text:c="3"/>578</text:p>
          </table:table-cell>
          <table:table-cell office:value-type="string">
            <text:p><text:s text:c="3"/>2105</text:p>
          </table:table-cell>
          <table:table-cell office:value-type="string">
            <text:p><text:s text:c="3"/>4995</text:p>
          </table:table-cell>
          <table:table-cell office:value-type="string">
            <text:p><text:s text:c="4"/>101</text:p>
          </table:table-cell>
          <table:table-cell table:formula="of:=[.B583]/1" office:value-type="float" office:value="2105">
            <text:p>2105</text:p>
          </table:table-cell>
          <table:table-cell table:formula="of:=[.C583]/1" office:value-type="float" office:value="4995">
            <text:p>4995</text:p>
          </table:table-cell>
          <table:table-cell table:formula="of:=[.G$1]+[.E583]*([.G$2]+[.E583]*([.G$3]+[.G$4]*[.E583]))" office:value-type="float" office:value="5030.45368424073">
            <text:p>5030.454</text:p>
          </table:table-cell>
          <table:table-cell table:formula="of:=[.F583]-[.G583]" office:value-type="float" office:value="-35.4536842407342">
            <text:p>-35.454</text:p>
          </table:table-cell>
          <table:table-cell table:formula="of:=INT([.I$4]*[.E583]*([.J$3]/[.J$4])+[.I$3])" office:value-type="float" office:value="181641257">
            <text:p>181641257</text:p>
          </table:table-cell>
          <table:table-cell table:formula="of:=INT([.I583]*[.E583]*([.J$2]/[.J$3]))+[.I$2]" office:value-type="float" office:value="-2644361">
            <text:p>-2644361</text:p>
          </table:table-cell>
          <table:table-cell table:formula="of:=[.J583]*[.E583]*(1/[.J$2])+[.I$1]" office:value-type="float" office:value="5029.97289848328">
            <text:p>5030</text:p>
          </table:table-cell>
          <table:table-cell table:formula="of:=[.F583]-[.K583]" office:value-type="float" office:value="-34.9728984832764">
            <text:p>-35</text:p>
          </table:table-cell>
        </table:table-row>
        <table:table-row table:style-name="ro1">
          <table:table-cell office:value-type="string">
            <text:p><text:s text:c="3"/>579</text:p>
          </table:table-cell>
          <table:table-cell office:value-type="string">
            <text:p><text:s text:c="3"/>2108</text:p>
          </table:table-cell>
          <table:table-cell office:value-type="string">
            <text:p><text:s text:c="3"/>5000</text:p>
          </table:table-cell>
          <table:table-cell office:value-type="string">
            <text:p><text:s text:c="5"/>71</text:p>
          </table:table-cell>
          <table:table-cell table:formula="of:=[.B584]/1" office:value-type="float" office:value="2108">
            <text:p>2108</text:p>
          </table:table-cell>
          <table:table-cell table:formula="of:=[.C584]/1" office:value-type="float" office:value="5000">
            <text:p>5000</text:p>
          </table:table-cell>
          <table:table-cell table:formula="of:=[.G$1]+[.E584]*([.G$2]+[.E584]*([.G$3]+[.G$4]*[.E584]))" office:value-type="float" office:value="5032.9328277048">
            <text:p>5032.933</text:p>
          </table:table-cell>
          <table:table-cell table:formula="of:=[.F584]-[.G584]" office:value-type="float" office:value="-32.9328277047989">
            <text:p>-32.933</text:p>
          </table:table-cell>
          <table:table-cell table:formula="of:=INT([.I$4]*[.E584]*([.J$3]/[.J$4])+[.I$3])" office:value-type="float" office:value="181655090">
            <text:p>181655090</text:p>
          </table:table-cell>
          <table:table-cell table:formula="of:=INT([.I584]*[.E584]*([.J$2]/[.J$3]))+[.I$2]" office:value-type="float" office:value="-2639981">
            <text:p>-2639981</text:p>
          </table:table-cell>
          <table:table-cell table:formula="of:=[.J584]*[.E584]*(1/[.J$2])+[.I$1]" office:value-type="float" office:value="5032.45236968994">
            <text:p>5032</text:p>
          </table:table-cell>
          <table:table-cell table:formula="of:=[.F584]-[.K584]" office:value-type="float" office:value="-32.4523696899414">
            <text:p>-32</text:p>
          </table:table-cell>
        </table:table-row>
        <table:table-row table:style-name="ro1">
          <table:table-cell office:value-type="string">
            <text:p><text:s text:c="3"/>580</text:p>
          </table:table-cell>
          <table:table-cell office:value-type="string">
            <text:p><text:s text:c="3"/>2110</text:p>
          </table:table-cell>
          <table:table-cell office:value-type="string">
            <text:p><text:s text:c="3"/>4999</text:p>
          </table:table-cell>
          <table:table-cell office:value-type="string">
            <text:p><text:s text:c="5"/>89</text:p>
          </table:table-cell>
          <table:table-cell table:formula="of:=[.B585]/1" office:value-type="float" office:value="2110">
            <text:p>2110</text:p>
          </table:table-cell>
          <table:table-cell table:formula="of:=[.C585]/1" office:value-type="float" office:value="4999">
            <text:p>4999</text:p>
          </table:table-cell>
          <table:table-cell table:formula="of:=[.G$1]+[.E585]*([.G$2]+[.E585]*([.G$3]+[.G$4]*[.E585]))" office:value-type="float" office:value="5034.6148525784">
            <text:p>5034.615</text:p>
          </table:table-cell>
          <table:table-cell table:formula="of:=[.F585]-[.G585]" office:value-type="float" office:value="-35.614852578401">
            <text:p>-35.615</text:p>
          </table:table-cell>
          <table:table-cell table:formula="of:=INT([.I$4]*[.E585]*([.J$3]/[.J$4])+[.I$3])" office:value-type="float" office:value="181664312">
            <text:p>181664312</text:p>
          </table:table-cell>
          <table:table-cell table:formula="of:=INT([.I585]*[.E585]*([.J$2]/[.J$3]))+[.I$2]" office:value-type="float" office:value="-2637060">
            <text:p>-2637060</text:p>
          </table:table-cell>
          <table:table-cell table:formula="of:=[.J585]*[.E585]*(1/[.J$2])+[.I$1]" office:value-type="float" office:value="5034.13722229004">
            <text:p>5034</text:p>
          </table:table-cell>
          <table:table-cell table:formula="of:=[.F585]-[.K585]" office:value-type="float" office:value="-35.1372222900391">
            <text:p>-35</text:p>
          </table:table-cell>
        </table:table-row>
        <table:table-row table:style-name="ro1">
          <table:table-cell office:value-type="string">
            <text:p><text:s text:c="3"/>581</text:p>
          </table:table-cell>
          <table:table-cell office:value-type="string">
            <text:p><text:s text:c="3"/>2114</text:p>
          </table:table-cell>
          <table:table-cell office:value-type="string">
            <text:p><text:s text:c="3"/>5001</text:p>
          </table:table-cell>
          <table:table-cell office:value-type="string">
            <text:p><text:s text:c="5"/>89</text:p>
          </table:table-cell>
          <table:table-cell table:formula="of:=[.B586]/1" office:value-type="float" office:value="2114">
            <text:p>2114</text:p>
          </table:table-cell>
          <table:table-cell table:formula="of:=[.C586]/1" office:value-type="float" office:value="5001">
            <text:p>5001</text:p>
          </table:table-cell>
          <table:table-cell table:formula="of:=[.G$1]+[.E586]*([.G$2]+[.E586]*([.G$3]+[.G$4]*[.E586]))" office:value-type="float" office:value="5038.04914697334">
            <text:p>5038.049</text:p>
          </table:table-cell>
          <table:table-cell table:formula="of:=[.F586]-[.G586]" office:value-type="float" office:value="-37.0491469733388">
            <text:p>-37.049</text:p>
          </table:table-cell>
          <table:table-cell table:formula="of:=INT([.I$4]*[.E586]*([.J$3]/[.J$4])+[.I$3])" office:value-type="float" office:value="181682757">
            <text:p>181682757</text:p>
          </table:table-cell>
          <table:table-cell table:formula="of:=INT([.I586]*[.E586]*([.J$2]/[.J$3]))+[.I$2]" office:value-type="float" office:value="-2631219">
            <text:p>-2631219</text:p>
          </table:table-cell>
          <table:table-cell table:formula="of:=[.J586]*[.E586]*(1/[.J$2])+[.I$1]" office:value-type="float" office:value="5037.5697517395">
            <text:p>5038</text:p>
          </table:table-cell>
          <table:table-cell table:formula="of:=[.F586]-[.K586]" office:value-type="float" office:value="-36.569751739502">
            <text:p>-37</text:p>
          </table:table-cell>
        </table:table-row>
        <table:table-row table:style-name="ro1">
          <table:table-cell office:value-type="string">
            <text:p><text:s text:c="3"/>582</text:p>
          </table:table-cell>
          <table:table-cell office:value-type="string">
            <text:p><text:s text:c="3"/>2117</text:p>
          </table:table-cell>
          <table:table-cell office:value-type="string">
            <text:p><text:s text:c="3"/>5005</text:p>
          </table:table-cell>
          <table:table-cell office:value-type="string">
            <text:p><text:s text:c="5"/>70</text:p>
          </table:table-cell>
          <table:table-cell table:formula="of:=[.B587]/1" office:value-type="float" office:value="2117">
            <text:p>2117</text:p>
          </table:table-cell>
          <table:table-cell table:formula="of:=[.C587]/1" office:value-type="float" office:value="5005">
            <text:p>5005</text:p>
          </table:table-cell>
          <table:table-cell table:formula="of:=[.G$1]+[.E587]*([.G$2]+[.E587]*([.G$3]+[.G$4]*[.E587]))" office:value-type="float" office:value="5040.68634451821">
            <text:p>5040.686</text:p>
          </table:table-cell>
          <table:table-cell table:formula="of:=[.F587]-[.G587]" office:value-type="float" office:value="-35.6863445182134">
            <text:p>-35.686</text:p>
          </table:table-cell>
          <table:table-cell table:formula="of:=INT([.I$4]*[.E587]*([.J$3]/[.J$4])+[.I$3])" office:value-type="float" office:value="181696590">
            <text:p>181696590</text:p>
          </table:table-cell>
          <table:table-cell table:formula="of:=INT([.I587]*[.E587]*([.J$2]/[.J$3]))+[.I$2]" office:value-type="float" office:value="-2626837">
            <text:p>-2626837</text:p>
          </table:table-cell>
          <table:table-cell table:formula="of:=[.J587]*[.E587]*(1/[.J$2])+[.I$1]" office:value-type="float" office:value="5040.20768547058">
            <text:p>5040</text:p>
          </table:table-cell>
          <table:table-cell table:formula="of:=[.F587]-[.K587]" office:value-type="float" office:value="-35.2076854705811">
            <text:p>-35</text:p>
          </table:table-cell>
        </table:table-row>
        <table:table-row table:style-name="ro1">
          <table:table-cell office:value-type="string">
            <text:p><text:s text:c="3"/>583</text:p>
          </table:table-cell>
          <table:table-cell office:value-type="string">
            <text:p><text:s text:c="3"/>2119</text:p>
          </table:table-cell>
          <table:table-cell office:value-type="string">
            <text:p><text:s text:c="3"/>5007</text:p>
          </table:table-cell>
          <table:table-cell office:value-type="string">
            <text:p><text:s text:c="5"/>67</text:p>
          </table:table-cell>
          <table:table-cell table:formula="of:=[.B588]/1" office:value-type="float" office:value="2119">
            <text:p>2119</text:p>
          </table:table-cell>
          <table:table-cell table:formula="of:=[.C588]/1" office:value-type="float" office:value="5007">
            <text:p>5007</text:p>
          </table:table-cell>
          <table:table-cell table:formula="of:=[.G$1]+[.E588]*([.G$2]+[.E588]*([.G$3]+[.G$4]*[.E588]))" office:value-type="float" office:value="5042.47375689602">
            <text:p>5042.474</text:p>
          </table:table-cell>
          <table:table-cell table:formula="of:=[.F588]-[.G588]" office:value-type="float" office:value="-35.4737568960209">
            <text:p>-35.474</text:p>
          </table:table-cell>
          <table:table-cell table:formula="of:=INT([.I$4]*[.E588]*([.J$3]/[.J$4])+[.I$3])" office:value-type="float" office:value="181705812">
            <text:p>181705812</text:p>
          </table:table-cell>
          <table:table-cell table:formula="of:=INT([.I588]*[.E588]*([.J$2]/[.J$3]))+[.I$2]" office:value-type="float" office:value="-2623916">
            <text:p>-2623916</text:p>
          </table:table-cell>
          <table:table-cell table:formula="of:=[.J588]*[.E588]*(1/[.J$2])+[.I$1]" office:value-type="float" office:value="5041.99282073975">
            <text:p>5042</text:p>
          </table:table-cell>
          <table:table-cell table:formula="of:=[.F588]-[.K588]" office:value-type="float" office:value="-34.9928207397461">
            <text:p>-35</text:p>
          </table:table-cell>
        </table:table-row>
        <table:table-row table:style-name="ro1">
          <table:table-cell office:value-type="string">
            <text:p><text:s text:c="3"/>584</text:p>
          </table:table-cell>
          <table:table-cell office:value-type="string">
            <text:p><text:s text:c="3"/>2121</text:p>
          </table:table-cell>
          <table:table-cell office:value-type="string">
            <text:p><text:s text:c="3"/>5010</text:p>
          </table:table-cell>
          <table:table-cell office:value-type="string">
            <text:p><text:s text:c="5"/>85</text:p>
          </table:table-cell>
          <table:table-cell table:formula="of:=[.B589]/1" office:value-type="float" office:value="2121">
            <text:p>2121</text:p>
          </table:table-cell>
          <table:table-cell table:formula="of:=[.C589]/1" office:value-type="float" office:value="5010">
            <text:p>5010</text:p>
          </table:table-cell>
          <table:table-cell table:formula="of:=[.G$1]+[.E589]*([.G$2]+[.E589]*([.G$3]+[.G$4]*[.E589]))" office:value-type="float" office:value="5044.28459757641">
            <text:p>5044.285</text:p>
          </table:table-cell>
          <table:table-cell table:formula="of:=[.F589]-[.G589]" office:value-type="float" office:value="-34.2845975764085">
            <text:p>-34.285</text:p>
          </table:table-cell>
          <table:table-cell table:formula="of:=INT([.I$4]*[.E589]*([.J$3]/[.J$4])+[.I$3])" office:value-type="float" office:value="181715034">
            <text:p>181715034</text:p>
          </table:table-cell>
          <table:table-cell table:formula="of:=INT([.I589]*[.E589]*([.J$2]/[.J$3]))+[.I$2]" office:value-type="float" office:value="-2620994">
            <text:p>-2620994</text:p>
          </table:table-cell>
          <table:table-cell table:formula="of:=[.J589]*[.E589]*(1/[.J$2])+[.I$1]" office:value-type="float" office:value="5043.80428695679">
            <text:p>5044</text:p>
          </table:table-cell>
          <table:table-cell table:formula="of:=[.F589]-[.K589]" office:value-type="float" office:value="-33.8042869567871">
            <text:p>-34</text:p>
          </table:table-cell>
        </table:table-row>
        <table:table-row table:style-name="ro1">
          <table:table-cell office:value-type="string">
            <text:p><text:s text:c="3"/>585</text:p>
          </table:table-cell>
          <table:table-cell office:value-type="string">
            <text:p><text:s text:c="3"/>2125</text:p>
          </table:table-cell>
          <table:table-cell office:value-type="string">
            <text:p><text:s text:c="3"/>5014</text:p>
          </table:table-cell>
          <table:table-cell office:value-type="string">
            <text:p><text:s text:c="5"/>81</text:p>
          </table:table-cell>
          <table:table-cell table:formula="of:=[.B590]/1" office:value-type="float" office:value="2125">
            <text:p>2125</text:p>
          </table:table-cell>
          <table:table-cell table:formula="of:=[.C590]/1" office:value-type="float" office:value="5014">
            <text:p>5014</text:p>
          </table:table-cell>
          <table:table-cell table:formula="of:=[.G$1]+[.E590]*([.G$2]+[.E590]*([.G$3]+[.G$4]*[.E590]))" office:value-type="float" office:value="5047.97657672812">
            <text:p>5047.977</text:p>
          </table:table-cell>
          <table:table-cell table:formula="of:=[.F590]-[.G590]" office:value-type="float" office:value="-33.9765767281169">
            <text:p>-33.977</text:p>
          </table:table-cell>
          <table:table-cell table:formula="of:=INT([.I$4]*[.E590]*([.J$3]/[.J$4])+[.I$3])" office:value-type="float" office:value="181733478">
            <text:p>181733478</text:p>
          </table:table-cell>
          <table:table-cell table:formula="of:=INT([.I590]*[.E590]*([.J$2]/[.J$3]))+[.I$2]" office:value-type="float" office:value="-2615149">
            <text:p>-2615149</text:p>
          </table:table-cell>
          <table:table-cell table:formula="of:=[.J590]*[.E590]*(1/[.J$2])+[.I$1]" office:value-type="float" office:value="5047.49815177918">
            <text:p>5047</text:p>
          </table:table-cell>
          <table:table-cell table:formula="of:=[.F590]-[.K590]" office:value-type="float" office:value="-33.4981517791748">
            <text:p>-33</text:p>
          </table:table-cell>
        </table:table-row>
        <table:table-row table:style-name="ro1">
          <table:table-cell office:value-type="string">
            <text:p><text:s text:c="3"/>586</text:p>
          </table:table-cell>
          <table:table-cell office:value-type="string">
            <text:p><text:s text:c="3"/>2126</text:p>
          </table:table-cell>
          <table:table-cell office:value-type="string">
            <text:p><text:s text:c="3"/>5016</text:p>
          </table:table-cell>
          <table:table-cell office:value-type="string">
            <text:p><text:s text:c="5"/>85</text:p>
          </table:table-cell>
          <table:table-cell table:formula="of:=[.B591]/1" office:value-type="float" office:value="2126">
            <text:p>2126</text:p>
          </table:table-cell>
          <table:table-cell table:formula="of:=[.C591]/1" office:value-type="float" office:value="5016">
            <text:p>5016</text:p>
          </table:table-cell>
          <table:table-cell table:formula="of:=[.G$1]+[.E591]*([.G$2]+[.E591]*([.G$3]+[.G$4]*[.E591]))" office:value-type="float" office:value="5048.91421923766">
            <text:p>5048.914</text:p>
          </table:table-cell>
          <table:table-cell table:formula="of:=[.F591]-[.G591]" office:value-type="float" office:value="-32.9142192376567">
            <text:p>-32.914</text:p>
          </table:table-cell>
          <table:table-cell table:formula="of:=INT([.I$4]*[.E591]*([.J$3]/[.J$4])+[.I$3])" office:value-type="float" office:value="181738089">
            <text:p>181738089</text:p>
          </table:table-cell>
          <table:table-cell table:formula="of:=INT([.I591]*[.E591]*([.J$2]/[.J$3]))+[.I$2]" office:value-type="float" office:value="-2613688">
            <text:p>-2613688</text:p>
          </table:table-cell>
          <table:table-cell table:formula="of:=[.J591]*[.E591]*(1/[.J$2])+[.I$1]" office:value-type="float" office:value="5048.43453979492">
            <text:p>5048</text:p>
          </table:table-cell>
          <table:table-cell table:formula="of:=[.F591]-[.K591]" office:value-type="float" office:value="-32.4345397949219">
            <text:p>-32</text:p>
          </table:table-cell>
        </table:table-row>
        <table:table-row table:style-name="ro1">
          <table:table-cell office:value-type="string">
            <text:p><text:s text:c="3"/>587</text:p>
          </table:table-cell>
          <table:table-cell office:value-type="string">
            <text:p><text:s text:c="3"/>2130</text:p>
          </table:table-cell>
          <table:table-cell office:value-type="string">
            <text:p><text:s text:c="3"/>5019</text:p>
          </table:table-cell>
          <table:table-cell office:value-type="string">
            <text:p><text:s text:c="5"/>86</text:p>
          </table:table-cell>
          <table:table-cell table:formula="of:=[.B592]/1" office:value-type="float" office:value="2130">
            <text:p>2130</text:p>
          </table:table-cell>
          <table:table-cell table:formula="of:=[.C592]/1" office:value-type="float" office:value="5019">
            <text:p>5019</text:p>
          </table:table-cell>
          <table:table-cell table:formula="of:=[.G$1]+[.E592]*([.G$2]+[.E592]*([.G$3]+[.G$4]*[.E592]))" office:value-type="float" office:value="5052.72339224026">
            <text:p>5052.723</text:p>
          </table:table-cell>
          <table:table-cell table:formula="of:=[.F592]-[.G592]" office:value-type="float" office:value="-33.7233922402629">
            <text:p>-33.723</text:p>
          </table:table-cell>
          <table:table-cell table:formula="of:=INT([.I$4]*[.E592]*([.J$3]/[.J$4])+[.I$3])" office:value-type="float" office:value="181756534">
            <text:p>181756534</text:p>
          </table:table-cell>
          <table:table-cell table:formula="of:=INT([.I592]*[.E592]*([.J$2]/[.J$3]))+[.I$2]" office:value-type="float" office:value="-2607842">
            <text:p>-2607842</text:p>
          </table:table-cell>
          <table:table-cell table:formula="of:=[.J592]*[.E592]*(1/[.J$2])+[.I$1]" office:value-type="float" office:value="5052.24394989014">
            <text:p>5052</text:p>
          </table:table-cell>
          <table:table-cell table:formula="of:=[.F592]-[.K592]" office:value-type="float" office:value="-33.2439498901367">
            <text:p>-33</text:p>
          </table:table-cell>
        </table:table-row>
        <table:table-row table:style-name="ro1">
          <table:table-cell office:value-type="string">
            <text:p><text:s text:c="3"/>588</text:p>
          </table:table-cell>
          <table:table-cell office:value-type="string">
            <text:p><text:s text:c="3"/>2132</text:p>
          </table:table-cell>
          <table:table-cell office:value-type="string">
            <text:p><text:s text:c="3"/>5022</text:p>
          </table:table-cell>
          <table:table-cell office:value-type="string">
            <text:p><text:s text:c="5"/>77</text:p>
          </table:table-cell>
          <table:table-cell table:formula="of:=[.B593]/1" office:value-type="float" office:value="2132">
            <text:p>2132</text:p>
          </table:table-cell>
          <table:table-cell table:formula="of:=[.C593]/1" office:value-type="float" office:value="5022">
            <text:p>5022</text:p>
          </table:table-cell>
          <table:table-cell table:formula="of:=[.G$1]+[.E593]*([.G$2]+[.E593]*([.G$3]+[.G$4]*[.E593]))" office:value-type="float" office:value="5054.66314615663">
            <text:p>5054.663</text:p>
          </table:table-cell>
          <table:table-cell table:formula="of:=[.F593]-[.G593]" office:value-type="float" office:value="-32.6631461566321">
            <text:p>-32.663</text:p>
          </table:table-cell>
          <table:table-cell table:formula="of:=INT([.I$4]*[.E593]*([.J$3]/[.J$4])+[.I$3])" office:value-type="float" office:value="181765756">
            <text:p>181765756</text:p>
          </table:table-cell>
          <table:table-cell table:formula="of:=INT([.I593]*[.E593]*([.J$2]/[.J$3]))+[.I$2]" office:value-type="float" office:value="-2604918">
            <text:p>-2604918</text:p>
          </table:table-cell>
          <table:table-cell table:formula="of:=[.J593]*[.E593]*(1/[.J$2])+[.I$1]" office:value-type="float" office:value="5054.18617248535">
            <text:p>5054</text:p>
          </table:table-cell>
          <table:table-cell table:formula="of:=[.F593]-[.K593]" office:value-type="float" office:value="-32.1861724853516">
            <text:p>-32</text:p>
          </table:table-cell>
        </table:table-row>
        <table:table-row table:style-name="ro1">
          <table:table-cell office:value-type="string">
            <text:p><text:s text:c="3"/>589</text:p>
          </table:table-cell>
          <table:table-cell office:value-type="string">
            <text:p><text:s text:c="3"/>2135</text:p>
          </table:table-cell>
          <table:table-cell office:value-type="string">
            <text:p><text:s text:c="3"/>5024</text:p>
          </table:table-cell>
          <table:table-cell office:value-type="string">
            <text:p><text:s text:c="5"/>71</text:p>
          </table:table-cell>
          <table:table-cell table:formula="of:=[.B594]/1" office:value-type="float" office:value="2135">
            <text:p>2135</text:p>
          </table:table-cell>
          <table:table-cell table:formula="of:=[.C594]/1" office:value-type="float" office:value="5024">
            <text:p>5024</text:p>
          </table:table-cell>
          <table:table-cell table:formula="of:=[.G$1]+[.E594]*([.G$2]+[.E594]*([.G$3]+[.G$4]*[.E594]))" office:value-type="float" office:value="5057.61674535853">
            <text:p>5057.617</text:p>
          </table:table-cell>
          <table:table-cell table:formula="of:=[.F594]-[.G594]" office:value-type="float" office:value="-33.6167453585258">
            <text:p>-33.617</text:p>
          </table:table-cell>
          <table:table-cell table:formula="of:=INT([.I$4]*[.E594]*([.J$3]/[.J$4])+[.I$3])" office:value-type="float" office:value="181779589">
            <text:p>181779589</text:p>
          </table:table-cell>
          <table:table-cell table:formula="of:=INT([.I594]*[.E594]*([.J$2]/[.J$3]))+[.I$2]" office:value-type="float" office:value="-2600533">
            <text:p>-2600533</text:p>
          </table:table-cell>
          <table:table-cell table:formula="of:=[.J594]*[.E594]*(1/[.J$2])+[.I$1]" office:value-type="float" office:value="5057.13726234436">
            <text:p>5057</text:p>
          </table:table-cell>
          <table:table-cell table:formula="of:=[.F594]-[.K594]" office:value-type="float" office:value="-33.1372623443603">
            <text:p>-33</text:p>
          </table:table-cell>
        </table:table-row>
        <table:table-row table:style-name="ro1">
          <table:table-cell office:value-type="string">
            <text:p><text:s text:c="3"/>590</text:p>
          </table:table-cell>
          <table:table-cell office:value-type="string">
            <text:p><text:s text:c="3"/>2137</text:p>
          </table:table-cell>
          <table:table-cell office:value-type="string">
            <text:p><text:s text:c="3"/>5027</text:p>
          </table:table-cell>
          <table:table-cell office:value-type="string">
            <text:p><text:s text:c="5"/>76</text:p>
          </table:table-cell>
          <table:table-cell table:formula="of:=[.B595]/1" office:value-type="float" office:value="2137">
            <text:p>2137</text:p>
          </table:table-cell>
          <table:table-cell table:formula="of:=[.C595]/1" office:value-type="float" office:value="5027">
            <text:p>5027</text:p>
          </table:table-cell>
          <table:table-cell table:formula="of:=[.G$1]+[.E595]*([.G$2]+[.E595]*([.G$3]+[.G$4]*[.E595]))" office:value-type="float" office:value="5059.61512840834">
            <text:p>5059.615</text:p>
          </table:table-cell>
          <table:table-cell table:formula="of:=[.F595]-[.G595]" office:value-type="float" office:value="-32.6151284083444">
            <text:p>-32.615</text:p>
          </table:table-cell>
          <table:table-cell table:formula="of:=INT([.I$4]*[.E595]*([.J$3]/[.J$4])+[.I$3])" office:value-type="float" office:value="181788811">
            <text:p>181788811</text:p>
          </table:table-cell>
          <table:table-cell table:formula="of:=INT([.I595]*[.E595]*([.J$2]/[.J$3]))+[.I$2]" office:value-type="float" office:value="-2597609">
            <text:p>-2597609</text:p>
          </table:table-cell>
          <table:table-cell table:formula="of:=[.J595]*[.E595]*(1/[.J$2])+[.I$1]" office:value-type="float" office:value="5059.1352519989">
            <text:p>5059</text:p>
          </table:table-cell>
          <table:table-cell table:formula="of:=[.F595]-[.K595]" office:value-type="float" office:value="-32.1352519989014">
            <text:p>-32</text:p>
          </table:table-cell>
        </table:table-row>
        <table:table-row table:style-name="ro1">
          <table:table-cell office:value-type="string">
            <text:p><text:s text:c="3"/>591</text:p>
          </table:table-cell>
          <table:table-cell office:value-type="string">
            <text:p><text:s text:c="3"/>2139</text:p>
          </table:table-cell>
          <table:table-cell office:value-type="string">
            <text:p><text:s text:c="3"/>5029</text:p>
          </table:table-cell>
          <table:table-cell office:value-type="string">
            <text:p><text:s text:c="5"/>75</text:p>
          </table:table-cell>
          <table:table-cell table:formula="of:=[.B596]/1" office:value-type="float" office:value="2139">
            <text:p>2139</text:p>
          </table:table-cell>
          <table:table-cell table:formula="of:=[.C596]/1" office:value-type="float" office:value="5029">
            <text:p>5029</text:p>
          </table:table-cell>
          <table:table-cell table:formula="of:=[.G$1]+[.E596]*([.G$2]+[.E596]*([.G$3]+[.G$4]*[.E596]))" office:value-type="float" office:value="5061.63696874795">
            <text:p>5061.637</text:p>
          </table:table-cell>
          <table:table-cell table:formula="of:=[.F596]-[.G596]" office:value-type="float" office:value="-32.6369687479455">
            <text:p>-32.637</text:p>
          </table:table-cell>
          <table:table-cell table:formula="of:=INT([.I$4]*[.E596]*([.J$3]/[.J$4])+[.I$3])" office:value-type="float" office:value="181798033">
            <text:p>181798033</text:p>
          </table:table-cell>
          <table:table-cell table:formula="of:=INT([.I596]*[.E596]*([.J$2]/[.J$3]))+[.I$2]" office:value-type="float" office:value="-2594684">
            <text:p>-2594684</text:p>
          </table:table-cell>
          <table:table-cell table:formula="of:=[.J596]*[.E596]*(1/[.J$2])+[.I$1]" office:value-type="float" office:value="5061.15962982178">
            <text:p>5061</text:p>
          </table:table-cell>
          <table:table-cell table:formula="of:=[.F596]-[.K596]" office:value-type="float" office:value="-32.1596298217773">
            <text:p>-32</text:p>
          </table:table-cell>
        </table:table-row>
        <table:table-row table:style-name="ro1">
          <table:table-cell office:value-type="string">
            <text:p><text:s text:c="3"/>592</text:p>
          </table:table-cell>
          <table:table-cell office:value-type="string">
            <text:p><text:s text:c="3"/>2142</text:p>
          </table:table-cell>
          <table:table-cell office:value-type="string">
            <text:p><text:s text:c="3"/>5033</text:p>
          </table:table-cell>
          <table:table-cell office:value-type="string">
            <text:p><text:s text:c="5"/>74</text:p>
          </table:table-cell>
          <table:table-cell table:formula="of:=[.B597]/1" office:value-type="float" office:value="2142">
            <text:p>2142</text:p>
          </table:table-cell>
          <table:table-cell table:formula="of:=[.C597]/1" office:value-type="float" office:value="5033">
            <text:p>5033</text:p>
          </table:table-cell>
          <table:table-cell table:formula="of:=[.G$1]+[.E597]*([.G$2]+[.E597]*([.G$3]+[.G$4]*[.E597]))" office:value-type="float" office:value="5064.71371872118">
            <text:p>5064.714</text:p>
          </table:table-cell>
          <table:table-cell table:formula="of:=[.F597]-[.G597]" office:value-type="float" office:value="-31.7137187211774">
            <text:p>-31.714</text:p>
          </table:table-cell>
          <table:table-cell table:formula="of:=INT([.I$4]*[.E597]*([.J$3]/[.J$4])+[.I$3])" office:value-type="float" office:value="181811866">
            <text:p>181811866</text:p>
          </table:table-cell>
          <table:table-cell table:formula="of:=INT([.I597]*[.E597]*([.J$2]/[.J$3]))+[.I$2]" office:value-type="float" office:value="-2590297">
            <text:p>-2590297</text:p>
          </table:table-cell>
          <table:table-cell table:formula="of:=[.J597]*[.E597]*(1/[.J$2])+[.I$1]" office:value-type="float" office:value="5064.23599624634">
            <text:p>5064</text:p>
          </table:table-cell>
          <table:table-cell table:formula="of:=[.F597]-[.K597]" office:value-type="float" office:value="-31.2359962463379">
            <text:p>-31</text:p>
          </table:table-cell>
        </table:table-row>
        <table:table-row table:style-name="ro1">
          <table:table-cell office:value-type="string">
            <text:p><text:s text:c="3"/>593</text:p>
          </table:table-cell>
          <table:table-cell office:value-type="string">
            <text:p><text:s text:c="3"/>2146</text:p>
          </table:table-cell>
          <table:table-cell office:value-type="string">
            <text:p><text:s text:c="3"/>5035</text:p>
          </table:table-cell>
          <table:table-cell office:value-type="string">
            <text:p><text:s text:c="5"/>80</text:p>
          </table:table-cell>
          <table:table-cell table:formula="of:=[.B598]/1" office:value-type="float" office:value="2146">
            <text:p>2146</text:p>
          </table:table-cell>
          <table:table-cell table:formula="of:=[.C598]/1" office:value-type="float" office:value="5035">
            <text:p>5035</text:p>
          </table:table-cell>
          <table:table-cell table:formula="of:=[.G$1]+[.E598]*([.G$2]+[.E598]*([.G$3]+[.G$4]*[.E598]))" office:value-type="float" office:value="5068.89818259385">
            <text:p>5068.898</text:p>
          </table:table-cell>
          <table:table-cell table:formula="of:=[.F598]-[.G598]" office:value-type="float" office:value="-33.8981825938517">
            <text:p>-33.898</text:p>
          </table:table-cell>
          <table:table-cell table:formula="of:=INT([.I$4]*[.E598]*([.J$3]/[.J$4])+[.I$3])" office:value-type="float" office:value="181830311">
            <text:p>181830311</text:p>
          </table:table-cell>
          <table:table-cell table:formula="of:=INT([.I598]*[.E598]*([.J$2]/[.J$3]))+[.I$2]" office:value-type="float" office:value="-2584447">
            <text:p>-2584447</text:p>
          </table:table-cell>
          <table:table-cell table:formula="of:=[.J598]*[.E598]*(1/[.J$2])+[.I$1]" office:value-type="float" office:value="5068.41864395142">
            <text:p>5068</text:p>
          </table:table-cell>
          <table:table-cell table:formula="of:=[.F598]-[.K598]" office:value-type="float" office:value="-33.418643951416">
            <text:p>-33</text:p>
          </table:table-cell>
        </table:table-row>
        <table:table-row table:style-name="ro1">
          <table:table-cell office:value-type="string">
            <text:p><text:s text:c="3"/>594</text:p>
          </table:table-cell>
          <table:table-cell office:value-type="string">
            <text:p><text:s text:c="3"/>2148</text:p>
          </table:table-cell>
          <table:table-cell office:value-type="string">
            <text:p><text:s text:c="3"/>5036</text:p>
          </table:table-cell>
          <table:table-cell office:value-type="string">
            <text:p><text:s text:c="5"/>93</text:p>
          </table:table-cell>
          <table:table-cell table:formula="of:=[.B599]/1" office:value-type="float" office:value="2148">
            <text:p>2148</text:p>
          </table:table-cell>
          <table:table-cell table:formula="of:=[.C599]/1" office:value-type="float" office:value="5036">
            <text:p>5036</text:p>
          </table:table-cell>
          <table:table-cell table:formula="of:=[.G$1]+[.E599]*([.G$2]+[.E599]*([.G$3]+[.G$4]*[.E599]))" office:value-type="float" office:value="5071.02562059485">
            <text:p>5071.026</text:p>
          </table:table-cell>
          <table:table-cell table:formula="of:=[.F599]-[.G599]" office:value-type="float" office:value="-35.0256205948535">
            <text:p>-35.026</text:p>
          </table:table-cell>
          <table:table-cell table:formula="of:=INT([.I$4]*[.E599]*([.J$3]/[.J$4])+[.I$3])" office:value-type="float" office:value="181839533">
            <text:p>181839533</text:p>
          </table:table-cell>
          <table:table-cell table:formula="of:=INT([.I599]*[.E599]*([.J$2]/[.J$3]))+[.I$2]" office:value-type="float" office:value="-2581521">
            <text:p>-2581521</text:p>
          </table:table-cell>
          <table:table-cell table:formula="of:=[.J599]*[.E599]*(1/[.J$2])+[.I$1]" office:value-type="float" office:value="5070.54753875732">
            <text:p>5071</text:p>
          </table:table-cell>
          <table:table-cell table:formula="of:=[.F599]-[.K599]" office:value-type="float" office:value="-34.5475387573242">
            <text:p>-35</text:p>
          </table:table-cell>
        </table:table-row>
        <table:table-row table:style-name="ro1">
          <table:table-cell office:value-type="string">
            <text:p><text:s text:c="3"/>595</text:p>
          </table:table-cell>
          <table:table-cell office:value-type="string">
            <text:p><text:s text:c="3"/>2151</text:p>
          </table:table-cell>
          <table:table-cell office:value-type="string">
            <text:p><text:s text:c="3"/>5040</text:p>
          </table:table-cell>
          <table:table-cell office:value-type="string">
            <text:p><text:s text:c="5"/>90</text:p>
          </table:table-cell>
          <table:table-cell table:formula="of:=[.B600]/1" office:value-type="float" office:value="2151">
            <text:p>2151</text:p>
          </table:table-cell>
          <table:table-cell table:formula="of:=[.C600]/1" office:value-type="float" office:value="5040">
            <text:p>5040</text:p>
          </table:table-cell>
          <table:table-cell table:formula="of:=[.G$1]+[.E600]*([.G$2]+[.E600]*([.G$3]+[.G$4]*[.E600]))" office:value-type="float" office:value="5074.2607942357">
            <text:p>5074.261</text:p>
          </table:table-cell>
          <table:table-cell table:formula="of:=[.F600]-[.G600]" office:value-type="float" office:value="-34.2607942356972">
            <text:p>-34.261</text:p>
          </table:table-cell>
          <table:table-cell table:formula="of:=INT([.I$4]*[.E600]*([.J$3]/[.J$4])+[.I$3])" office:value-type="float" office:value="181853366">
            <text:p>181853366</text:p>
          </table:table-cell>
          <table:table-cell table:formula="of:=INT([.I600]*[.E600]*([.J$2]/[.J$3]))+[.I$2]" office:value-type="float" office:value="-2577132">
            <text:p>-2577132</text:p>
          </table:table-cell>
          <table:table-cell table:formula="of:=[.J600]*[.E600]*(1/[.J$2])+[.I$1]" office:value-type="float" office:value="5073.78273773193">
            <text:p>5074</text:p>
          </table:table-cell>
          <table:table-cell table:formula="of:=[.F600]-[.K600]" office:value-type="float" office:value="-33.7827377319336">
            <text:p>-34</text:p>
          </table:table-cell>
        </table:table-row>
        <table:table-row table:style-name="ro1">
          <table:table-cell office:value-type="string">
            <text:p><text:s text:c="3"/>596</text:p>
          </table:table-cell>
          <table:table-cell office:value-type="string">
            <text:p><text:s text:c="3"/>2153</text:p>
          </table:table-cell>
          <table:table-cell office:value-type="string">
            <text:p><text:s text:c="3"/>5044</text:p>
          </table:table-cell>
          <table:table-cell office:value-type="string">
            <text:p><text:s text:c="5"/>56</text:p>
          </table:table-cell>
          <table:table-cell table:formula="of:=[.B601]/1" office:value-type="float" office:value="2153">
            <text:p>2153</text:p>
          </table:table-cell>
          <table:table-cell table:formula="of:=[.C601]/1" office:value-type="float" office:value="5044">
            <text:p>5044</text:p>
          </table:table-cell>
          <table:table-cell table:formula="of:=[.G$1]+[.E601]*([.G$2]+[.E601]*([.G$3]+[.G$4]*[.E601]))" office:value-type="float" office:value="5076.44692578615">
            <text:p>5076.447</text:p>
          </table:table-cell>
          <table:table-cell table:formula="of:=[.F601]-[.G601]" office:value-type="float" office:value="-32.4469257861492">
            <text:p>-32.447</text:p>
          </table:table-cell>
          <table:table-cell table:formula="of:=INT([.I$4]*[.E601]*([.J$3]/[.J$4])+[.I$3])" office:value-type="float" office:value="181862588">
            <text:p>181862588</text:p>
          </table:table-cell>
          <table:table-cell table:formula="of:=INT([.I601]*[.E601]*([.J$2]/[.J$3]))+[.I$2]" office:value-type="float" office:value="-2574206">
            <text:p>-2574206</text:p>
          </table:table-cell>
          <table:table-cell table:formula="of:=[.J601]*[.E601]*(1/[.J$2])+[.I$1]" office:value-type="float" office:value="5075.96744155884">
            <text:p>5076</text:p>
          </table:table-cell>
          <table:table-cell table:formula="of:=[.F601]-[.K601]" office:value-type="float" office:value="-31.9674415588379">
            <text:p>-32</text:p>
          </table:table-cell>
        </table:table-row>
        <table:table-row table:style-name="ro1">
          <table:table-cell office:value-type="string">
            <text:p><text:s text:c="3"/>597</text:p>
          </table:table-cell>
          <table:table-cell office:value-type="string">
            <text:p><text:s text:c="3"/>2155</text:p>
          </table:table-cell>
          <table:table-cell office:value-type="string">
            <text:p><text:s text:c="3"/>5047</text:p>
          </table:table-cell>
          <table:table-cell office:value-type="string">
            <text:p><text:s text:c="5"/>56</text:p>
          </table:table-cell>
          <table:table-cell table:formula="of:=[.B602]/1" office:value-type="float" office:value="2155">
            <text:p>2155</text:p>
          </table:table-cell>
          <table:table-cell table:formula="of:=[.C602]/1" office:value-type="float" office:value="5047">
            <text:p>5047</text:p>
          </table:table-cell>
          <table:table-cell table:formula="of:=[.G$1]+[.E602]*([.G$2]+[.E602]*([.G$3]+[.G$4]*[.E602]))" office:value-type="float" office:value="5078.65654039278">
            <text:p>5078.657</text:p>
          </table:table-cell>
          <table:table-cell table:formula="of:=[.F602]-[.G602]" office:value-type="float" office:value="-31.6565403927816">
            <text:p>-31.657</text:p>
          </table:table-cell>
          <table:table-cell table:formula="of:=INT([.I$4]*[.E602]*([.J$3]/[.J$4])+[.I$3])" office:value-type="float" office:value="181871810">
            <text:p>181871810</text:p>
          </table:table-cell>
          <table:table-cell table:formula="of:=INT([.I602]*[.E602]*([.J$2]/[.J$3]))+[.I$2]" office:value-type="float" office:value="-2571279">
            <text:p>-2571279</text:p>
          </table:table-cell>
          <table:table-cell table:formula="of:=[.J602]*[.E602]*(1/[.J$2])+[.I$1]" office:value-type="float" office:value="5078.17857933044">
            <text:p>5078</text:p>
          </table:table-cell>
          <table:table-cell table:formula="of:=[.F602]-[.K602]" office:value-type="float" office:value="-31.1785793304443">
            <text:p>-31</text:p>
          </table:table-cell>
        </table:table-row>
        <table:table-row table:style-name="ro1">
          <table:table-cell office:value-type="string">
            <text:p><text:s text:c="3"/>598</text:p>
          </table:table-cell>
          <table:table-cell office:value-type="string">
            <text:p><text:s text:c="3"/>2158</text:p>
          </table:table-cell>
          <table:table-cell office:value-type="string">
            <text:p><text:s text:c="3"/>5049</text:p>
          </table:table-cell>
          <table:table-cell office:value-type="string">
            <text:p><text:s text:c="5"/>65</text:p>
          </table:table-cell>
          <table:table-cell table:formula="of:=[.B603]/1" office:value-type="float" office:value="2158">
            <text:p>2158</text:p>
          </table:table-cell>
          <table:table-cell table:formula="of:=[.C603]/1" office:value-type="float" office:value="5049">
            <text:p>5049</text:p>
          </table:table-cell>
          <table:table-cell table:formula="of:=[.G$1]+[.E603]*([.G$2]+[.E603]*([.G$3]+[.G$4]*[.E603]))" office:value-type="float" office:value="5082.01500007857">
            <text:p>5082.015</text:p>
          </table:table-cell>
          <table:table-cell table:formula="of:=[.F603]-[.G603]" office:value-type="float" office:value="-33.0150000785652">
            <text:p>-33.015</text:p>
          </table:table-cell>
          <table:table-cell table:formula="of:=INT([.I$4]*[.E603]*([.J$3]/[.J$4])+[.I$3])" office:value-type="float" office:value="181885643">
            <text:p>181885643</text:p>
          </table:table-cell>
          <table:table-cell table:formula="of:=INT([.I603]*[.E603]*([.J$2]/[.J$3]))+[.I$2]" office:value-type="float" office:value="-2566889">
            <text:p>-2566889</text:p>
          </table:table-cell>
          <table:table-cell table:formula="of:=[.J603]*[.E603]*(1/[.J$2])+[.I$1]" office:value-type="float" office:value="5081.53509902954">
            <text:p>5082</text:p>
          </table:table-cell>
          <table:table-cell table:formula="of:=[.F603]-[.K603]" office:value-type="float" office:value="-32.535099029541">
            <text:p>-33</text:p>
          </table:table-cell>
        </table:table-row>
        <table:table-row table:style-name="ro1">
          <table:table-cell office:value-type="string">
            <text:p><text:s text:c="3"/>599</text:p>
          </table:table-cell>
          <table:table-cell office:value-type="string">
            <text:p><text:s text:c="3"/>2162</text:p>
          </table:table-cell>
          <table:table-cell office:value-type="string">
            <text:p><text:s text:c="3"/>5053</text:p>
          </table:table-cell>
          <table:table-cell office:value-type="string">
            <text:p><text:s text:c="5"/>88</text:p>
          </table:table-cell>
          <table:table-cell table:formula="of:=[.B604]/1" office:value-type="float" office:value="2162">
            <text:p>2162</text:p>
          </table:table-cell>
          <table:table-cell table:formula="of:=[.C604]/1" office:value-type="float" office:value="5053">
            <text:p>5053</text:p>
          </table:table-cell>
          <table:table-cell table:formula="of:=[.G$1]+[.E604]*([.G$2]+[.E604]*([.G$3]+[.G$4]*[.E604]))" office:value-type="float" office:value="5086.5751670837">
            <text:p>5086.575</text:p>
          </table:table-cell>
          <table:table-cell table:formula="of:=[.F604]-[.G604]" office:value-type="float" office:value="-33.5751670837035">
            <text:p>-33.575</text:p>
          </table:table-cell>
          <table:table-cell table:formula="of:=INT([.I$4]*[.E604]*([.J$3]/[.J$4])+[.I$3])" office:value-type="float" office:value="181904088">
            <text:p>181904088</text:p>
          </table:table-cell>
          <table:table-cell table:formula="of:=INT([.I604]*[.E604]*([.J$2]/[.J$3]))+[.I$2]" office:value-type="float" office:value="-2561034">
            <text:p>-2561034</text:p>
          </table:table-cell>
          <table:table-cell table:formula="of:=[.J604]*[.E604]*(1/[.J$2])+[.I$1]" office:value-type="float" office:value="5086.09548187256">
            <text:p>5086</text:p>
          </table:table-cell>
          <table:table-cell table:formula="of:=[.F604]-[.K604]" office:value-type="float" office:value="-33.0954818725586">
            <text:p>-33</text:p>
          </table:table-cell>
        </table:table-row>
        <table:table-row table:style-name="ro1">
          <table:table-cell office:value-type="string">
            <text:p><text:s text:c="3"/>600</text:p>
          </table:table-cell>
          <table:table-cell office:value-type="string">
            <text:p><text:s text:c="3"/>2164</text:p>
          </table:table-cell>
          <table:table-cell office:value-type="string">
            <text:p><text:s text:c="3"/>5053</text:p>
          </table:table-cell>
          <table:table-cell office:value-type="string">
            <text:p><text:s text:c="5"/>67</text:p>
          </table:table-cell>
          <table:table-cell table:formula="of:=[.B605]/1" office:value-type="float" office:value="2164">
            <text:p>2164</text:p>
          </table:table-cell>
          <table:table-cell table:formula="of:=[.C605]/1" office:value-type="float" office:value="5053">
            <text:p>5053</text:p>
          </table:table-cell>
          <table:table-cell table:formula="of:=[.G$1]+[.E605]*([.G$2]+[.E605]*([.G$3]+[.G$4]*[.E605]))" office:value-type="float" office:value="5088.89049530054">
            <text:p>5088.890</text:p>
          </table:table-cell>
          <table:table-cell table:formula="of:=[.F605]-[.G605]" office:value-type="float" office:value="-35.8904953005422">
            <text:p>-35.890</text:p>
          </table:table-cell>
          <table:table-cell table:formula="of:=INT([.I$4]*[.E605]*([.J$3]/[.J$4])+[.I$3])" office:value-type="float" office:value="181913310">
            <text:p>181913310</text:p>
          </table:table-cell>
          <table:table-cell table:formula="of:=INT([.I605]*[.E605]*([.J$2]/[.J$3]))+[.I$2]" office:value-type="float" office:value="-2558106">
            <text:p>-2558106</text:p>
          </table:table-cell>
          <table:table-cell table:formula="of:=[.J605]*[.E605]*(1/[.J$2])+[.I$1]" office:value-type="float" office:value="5088.41123962402">
            <text:p>5088</text:p>
          </table:table-cell>
          <table:table-cell table:formula="of:=[.F605]-[.K605]" office:value-type="float" office:value="-35.4112396240234">
            <text:p>-35</text:p>
          </table:table-cell>
        </table:table-row>
        <table:table-row table:style-name="ro1">
          <table:table-cell office:value-type="string">
            <text:p><text:s text:c="3"/>601</text:p>
          </table:table-cell>
          <table:table-cell office:value-type="string">
            <text:p><text:s text:c="3"/>2167</text:p>
          </table:table-cell>
          <table:table-cell office:value-type="string">
            <text:p><text:s text:c="3"/>5059</text:p>
          </table:table-cell>
          <table:table-cell office:value-type="string">
            <text:p><text:s text:c="5"/>62</text:p>
          </table:table-cell>
          <table:table-cell table:formula="of:=[.B606]/1" office:value-type="float" office:value="2167">
            <text:p>2167</text:p>
          </table:table-cell>
          <table:table-cell table:formula="of:=[.C606]/1" office:value-type="float" office:value="5059">
            <text:p>5059</text:p>
          </table:table-cell>
          <table:table-cell table:formula="of:=[.G$1]+[.E606]*([.G$2]+[.E606]*([.G$3]+[.G$4]*[.E606]))" office:value-type="float" office:value="5092.40755257714">
            <text:p>5092.408</text:p>
          </table:table-cell>
          <table:table-cell table:formula="of:=[.F606]-[.G606]" office:value-type="float" office:value="-33.4075525771368">
            <text:p>-33.408</text:p>
          </table:table-cell>
          <table:table-cell table:formula="of:=INT([.I$4]*[.E606]*([.J$3]/[.J$4])+[.I$3])" office:value-type="float" office:value="181927143">
            <text:p>181927143</text:p>
          </table:table-cell>
          <table:table-cell table:formula="of:=INT([.I606]*[.E606]*([.J$2]/[.J$3]))+[.I$2]" office:value-type="float" office:value="-2553714">
            <text:p>-2553714</text:p>
          </table:table-cell>
          <table:table-cell table:formula="of:=[.J606]*[.E606]*(1/[.J$2])+[.I$1]" office:value-type="float" office:value="5091.9267616272">
            <text:p>5092</text:p>
          </table:table-cell>
          <table:table-cell table:formula="of:=[.F606]-[.K606]" office:value-type="float" office:value="-32.9267616271973">
            <text:p>-33</text:p>
          </table:table-cell>
        </table:table-row>
        <table:table-row table:style-name="ro1">
          <table:table-cell office:value-type="string">
            <text:p><text:s text:c="3"/>602</text:p>
          </table:table-cell>
          <table:table-cell office:value-type="string">
            <text:p><text:s text:c="3"/>2169</text:p>
          </table:table-cell>
          <table:table-cell office:value-type="string">
            <text:p><text:s text:c="3"/>5061</text:p>
          </table:table-cell>
          <table:table-cell office:value-type="string">
            <text:p><text:s text:c="5"/>68</text:p>
          </table:table-cell>
          <table:table-cell table:formula="of:=[.B607]/1" office:value-type="float" office:value="2169">
            <text:p>2169</text:p>
          </table:table-cell>
          <table:table-cell table:formula="of:=[.C607]/1" office:value-type="float" office:value="5061">
            <text:p>5061</text:p>
          </table:table-cell>
          <table:table-cell table:formula="of:=[.G$1]+[.E607]*([.G$2]+[.E607]*([.G$3]+[.G$4]*[.E607]))" office:value-type="float" office:value="5094.78163875942">
            <text:p>5094.782</text:p>
          </table:table-cell>
          <table:table-cell table:formula="of:=[.F607]-[.G607]" office:value-type="float" office:value="-33.7816387594194">
            <text:p>-33.782</text:p>
          </table:table-cell>
          <table:table-cell table:formula="of:=INT([.I$4]*[.E607]*([.J$3]/[.J$4])+[.I$3])" office:value-type="float" office:value="181936365">
            <text:p>181936365</text:p>
          </table:table-cell>
          <table:table-cell table:formula="of:=INT([.I607]*[.E607]*([.J$2]/[.J$3]))+[.I$2]" office:value-type="float" office:value="-2550785">
            <text:p>-2550785</text:p>
          </table:table-cell>
          <table:table-cell table:formula="of:=[.J607]*[.E607]*(1/[.J$2])+[.I$1]" office:value-type="float" office:value="5094.30250358582">
            <text:p>5094</text:p>
          </table:table-cell>
          <table:table-cell table:formula="of:=[.F607]-[.K607]" office:value-type="float" office:value="-33.3025035858154">
            <text:p>-33</text:p>
          </table:table-cell>
        </table:table-row>
        <table:table-row table:style-name="ro1">
          <table:table-cell office:value-type="string">
            <text:p><text:s text:c="3"/>603</text:p>
          </table:table-cell>
          <table:table-cell office:value-type="string">
            <text:p><text:s text:c="3"/>2171</text:p>
          </table:table-cell>
          <table:table-cell office:value-type="string">
            <text:p><text:s text:c="3"/>5064</text:p>
          </table:table-cell>
          <table:table-cell office:value-type="string">
            <text:p><text:s text:c="5"/>68</text:p>
          </table:table-cell>
          <table:table-cell table:formula="of:=[.B608]/1" office:value-type="float" office:value="2171">
            <text:p>2171</text:p>
          </table:table-cell>
          <table:table-cell table:formula="of:=[.C608]/1" office:value-type="float" office:value="5064">
            <text:p>5064</text:p>
          </table:table-cell>
          <table:table-cell table:formula="of:=[.G$1]+[.E608]*([.G$2]+[.E608]*([.G$3]+[.G$4]*[.E608]))" office:value-type="float" office:value="5097.17923376429">
            <text:p>5097.179</text:p>
          </table:table-cell>
          <table:table-cell table:formula="of:=[.F608]-[.G608]" office:value-type="float" office:value="-33.1792337642873">
            <text:p>-33.179</text:p>
          </table:table-cell>
          <table:table-cell table:formula="of:=INT([.I$4]*[.E608]*([.J$3]/[.J$4])+[.I$3])" office:value-type="float" office:value="181945587">
            <text:p>181945587</text:p>
          </table:table-cell>
          <table:table-cell table:formula="of:=INT([.I608]*[.E608]*([.J$2]/[.J$3]))+[.I$2]" office:value-type="float" office:value="-2547856">
            <text:p>-2547856</text:p>
          </table:table-cell>
          <table:table-cell table:formula="of:=[.J608]*[.E608]*(1/[.J$2])+[.I$1]" office:value-type="float" office:value="5096.70059204102">
            <text:p>5097</text:p>
          </table:table-cell>
          <table:table-cell table:formula="of:=[.F608]-[.K608]" office:value-type="float" office:value="-32.7005920410156">
            <text:p>-33</text:p>
          </table:table-cell>
        </table:table-row>
        <table:table-row table:style-name="ro1">
          <table:table-cell office:value-type="string">
            <text:p><text:s text:c="3"/>604</text:p>
          </table:table-cell>
          <table:table-cell office:value-type="string">
            <text:p><text:s text:c="3"/>2175</text:p>
          </table:table-cell>
          <table:table-cell office:value-type="string">
            <text:p><text:s text:c="3"/>5069</text:p>
          </table:table-cell>
          <table:table-cell office:value-type="string">
            <text:p><text:s text:c="5"/>58</text:p>
          </table:table-cell>
          <table:table-cell table:formula="of:=[.B609]/1" office:value-type="float" office:value="2175">
            <text:p>2175</text:p>
          </table:table-cell>
          <table:table-cell table:formula="of:=[.C609]/1" office:value-type="float" office:value="5069">
            <text:p>5069</text:p>
          </table:table-cell>
          <table:table-cell table:formula="of:=[.G$1]+[.E609]*([.G$2]+[.E609]*([.G$3]+[.G$4]*[.E609]))" office:value-type="float" office:value="5102.04496312495">
            <text:p>5102.045</text:p>
          </table:table-cell>
          <table:table-cell table:formula="of:=[.F609]-[.G609]" office:value-type="float" office:value="-33.0449631249521">
            <text:p>-33.045</text:p>
          </table:table-cell>
          <table:table-cell table:formula="of:=INT([.I$4]*[.E609]*([.J$3]/[.J$4])+[.I$3])" office:value-type="float" office:value="181964031">
            <text:p>181964031</text:p>
          </table:table-cell>
          <table:table-cell table:formula="of:=INT([.I609]*[.E609]*([.J$2]/[.J$3]))+[.I$2]" office:value-type="float" office:value="-2541998">
            <text:p>-2541998</text:p>
          </table:table-cell>
          <table:table-cell table:formula="of:=[.J609]*[.E609]*(1/[.J$2])+[.I$1]" office:value-type="float" office:value="5101.56380844116">
            <text:p>5102</text:p>
          </table:table-cell>
          <table:table-cell table:formula="of:=[.F609]-[.K609]" office:value-type="float" office:value="-32.5638084411621">
            <text:p>-33</text:p>
          </table:table-cell>
        </table:table-row>
        <table:table-row table:style-name="ro1">
          <table:table-cell office:value-type="string">
            <text:p><text:s text:c="3"/>605</text:p>
          </table:table-cell>
          <table:table-cell office:value-type="string">
            <text:p><text:s text:c="3"/>2176</text:p>
          </table:table-cell>
          <table:table-cell office:value-type="string">
            <text:p><text:s text:c="3"/>5073</text:p>
          </table:table-cell>
          <table:table-cell office:value-type="string">
            <text:p><text:s text:c="5"/>72</text:p>
          </table:table-cell>
          <table:table-cell table:formula="of:=[.B610]/1" office:value-type="float" office:value="2176">
            <text:p>2176</text:p>
          </table:table-cell>
          <table:table-cell table:formula="of:=[.C610]/1" office:value-type="float" office:value="5073">
            <text:p>5073</text:p>
          </table:table-cell>
          <table:table-cell table:formula="of:=[.G$1]+[.E610]*([.G$2]+[.E610]*([.G$3]+[.G$4]*[.E610]))" office:value-type="float" office:value="5103.27609351173">
            <text:p>5103.276</text:p>
          </table:table-cell>
          <table:table-cell table:formula="of:=[.F610]-[.G610]" office:value-type="float" office:value="-30.276093511733">
            <text:p>-30.276</text:p>
          </table:table-cell>
          <table:table-cell table:formula="of:=INT([.I$4]*[.E610]*([.J$3]/[.J$4])+[.I$3])" office:value-type="float" office:value="181968643">
            <text:p>181968643</text:p>
          </table:table-cell>
          <table:table-cell table:formula="of:=INT([.I610]*[.E610]*([.J$2]/[.J$3]))+[.I$2]" office:value-type="float" office:value="-2540533">
            <text:p>-2540533</text:p>
          </table:table-cell>
          <table:table-cell table:formula="of:=[.J610]*[.E610]*(1/[.J$2])+[.I$1]" office:value-type="float" office:value="5102.79565429688">
            <text:p>5103</text:p>
          </table:table-cell>
          <table:table-cell table:formula="of:=[.F610]-[.K610]" office:value-type="float" office:value="-29.795654296875">
            <text:p>-30</text:p>
          </table:table-cell>
        </table:table-row>
        <table:table-row table:style-name="ro1">
          <table:table-cell office:value-type="string">
            <text:p><text:s text:c="3"/>606</text:p>
          </table:table-cell>
          <table:table-cell office:value-type="string">
            <text:p><text:s text:c="3"/>2180</text:p>
          </table:table-cell>
          <table:table-cell office:value-type="string">
            <text:p><text:s text:c="3"/>5075</text:p>
          </table:table-cell>
          <table:table-cell office:value-type="string">
            <text:p><text:s text:c="5"/>69</text:p>
          </table:table-cell>
          <table:table-cell table:formula="of:=[.B611]/1" office:value-type="float" office:value="2180">
            <text:p>2180</text:p>
          </table:table-cell>
          <table:table-cell table:formula="of:=[.C611]/1" office:value-type="float" office:value="5075">
            <text:p>5075</text:p>
          </table:table-cell>
          <table:table-cell table:formula="of:=[.G$1]+[.E611]*([.G$2]+[.E611]*([.G$3]+[.G$4]*[.E611]))" office:value-type="float" office:value="5108.2594193233">
            <text:p>5108.259</text:p>
          </table:table-cell>
          <table:table-cell table:formula="of:=[.F611]-[.G611]" office:value-type="float" office:value="-33.2594193232962">
            <text:p>-33.259</text:p>
          </table:table-cell>
          <table:table-cell table:formula="of:=INT([.I$4]*[.E611]*([.J$3]/[.J$4])+[.I$3])" office:value-type="float" office:value="181987087">
            <text:p>181987087</text:p>
          </table:table-cell>
          <table:table-cell table:formula="of:=INT([.I611]*[.E611]*([.J$2]/[.J$3]))+[.I$2]" office:value-type="float" office:value="-2534673">
            <text:p>-2534673</text:p>
          </table:table-cell>
          <table:table-cell table:formula="of:=[.J611]*[.E611]*(1/[.J$2])+[.I$1]" office:value-type="float" office:value="5107.77892303467">
            <text:p>5108</text:p>
          </table:table-cell>
          <table:table-cell table:formula="of:=[.F611]-[.K611]" office:value-type="float" office:value="-32.778923034668">
            <text:p>-33</text:p>
          </table:table-cell>
        </table:table-row>
        <table:table-row table:style-name="ro1">
          <table:table-cell office:value-type="string">
            <text:p><text:s text:c="3"/>607</text:p>
          </table:table-cell>
          <table:table-cell office:value-type="string">
            <text:p><text:s text:c="3"/>2182</text:p>
          </table:table-cell>
          <table:table-cell office:value-type="string">
            <text:p><text:s text:c="3"/>5080</text:p>
          </table:table-cell>
          <table:table-cell office:value-type="string">
            <text:p><text:s text:c="5"/>72</text:p>
          </table:table-cell>
          <table:table-cell table:formula="of:=[.B612]/1" office:value-type="float" office:value="2182">
            <text:p>2182</text:p>
          </table:table-cell>
          <table:table-cell table:formula="of:=[.C612]/1" office:value-type="float" office:value="5080">
            <text:p>5080</text:p>
          </table:table-cell>
          <table:table-cell table:formula="of:=[.G$1]+[.E612]*([.G$2]+[.E612]*([.G$3]+[.G$4]*[.E612]))" office:value-type="float" office:value="5110.78637042415">
            <text:p>5110.786</text:p>
          </table:table-cell>
          <table:table-cell table:formula="of:=[.F612]-[.G612]" office:value-type="float" office:value="-30.7863704241445">
            <text:p>-30.786</text:p>
          </table:table-cell>
          <table:table-cell table:formula="of:=INT([.I$4]*[.E612]*([.J$3]/[.J$4])+[.I$3])" office:value-type="float" office:value="181996309">
            <text:p>181996309</text:p>
          </table:table-cell>
          <table:table-cell table:formula="of:=INT([.I612]*[.E612]*([.J$2]/[.J$3]))+[.I$2]" office:value-type="float" office:value="-2531742">
            <text:p>-2531742</text:p>
          </table:table-cell>
          <table:table-cell table:formula="of:=[.J612]*[.E612]*(1/[.J$2])+[.I$1]" office:value-type="float" office:value="5110.30825042725">
            <text:p>5110</text:p>
          </table:table-cell>
          <table:table-cell table:formula="of:=[.F612]-[.K612]" office:value-type="float" office:value="-30.3082504272461">
            <text:p>-30</text:p>
          </table:table-cell>
        </table:table-row>
        <table:table-row table:style-name="ro1">
          <table:table-cell office:value-type="string">
            <text:p><text:s text:c="3"/>608</text:p>
          </table:table-cell>
          <table:table-cell office:value-type="string">
            <text:p><text:s text:c="3"/>2185</text:p>
          </table:table-cell>
          <table:table-cell office:value-type="string">
            <text:p><text:s text:c="3"/>5083</text:p>
          </table:table-cell>
          <table:table-cell office:value-type="string">
            <text:p><text:s text:c="5"/>61</text:p>
          </table:table-cell>
          <table:table-cell table:formula="of:=[.B613]/1" office:value-type="float" office:value="2185">
            <text:p>2185</text:p>
          </table:table-cell>
          <table:table-cell table:formula="of:=[.C613]/1" office:value-type="float" office:value="5083">
            <text:p>5083</text:p>
          </table:table-cell>
          <table:table-cell table:formula="of:=[.G$1]+[.E613]*([.G$2]+[.E613]*([.G$3]+[.G$4]*[.E613]))" office:value-type="float" office:value="5114.62091637776">
            <text:p>5114.621</text:p>
          </table:table-cell>
          <table:table-cell table:formula="of:=[.F613]-[.G613]" office:value-type="float" office:value="-31.6209163777567">
            <text:p>-31.621</text:p>
          </table:table-cell>
          <table:table-cell table:formula="of:=INT([.I$4]*[.E613]*([.J$3]/[.J$4])+[.I$3])" office:value-type="float" office:value="182010142">
            <text:p>182010142</text:p>
          </table:table-cell>
          <table:table-cell table:formula="of:=INT([.I613]*[.E613]*([.J$2]/[.J$3]))+[.I$2]" office:value-type="float" office:value="-2527346">
            <text:p>-2527346</text:p>
          </table:table-cell>
          <table:table-cell table:formula="of:=[.J613]*[.E613]*(1/[.J$2])+[.I$1]" office:value-type="float" office:value="5114.14208602905">
            <text:p>5114</text:p>
          </table:table-cell>
          <table:table-cell table:formula="of:=[.F613]-[.K613]" office:value-type="float" office:value="-31.1420860290527">
            <text:p>-31</text:p>
          </table:table-cell>
        </table:table-row>
        <table:table-row table:style-name="ro1">
          <table:table-cell office:value-type="string">
            <text:p><text:s text:c="3"/>609</text:p>
          </table:table-cell>
          <table:table-cell office:value-type="string">
            <text:p><text:s text:c="3"/>2187</text:p>
          </table:table-cell>
          <table:table-cell office:value-type="string">
            <text:p><text:s text:c="3"/>5086</text:p>
          </table:table-cell>
          <table:table-cell office:value-type="string">
            <text:p><text:s text:c="5"/>60</text:p>
          </table:table-cell>
          <table:table-cell table:formula="of:=[.B614]/1" office:value-type="float" office:value="2187">
            <text:p>2187</text:p>
          </table:table-cell>
          <table:table-cell table:formula="of:=[.C614]/1" office:value-type="float" office:value="5086">
            <text:p>5086</text:p>
          </table:table-cell>
          <table:table-cell table:formula="of:=[.G$1]+[.E614]*([.G$2]+[.E614]*([.G$3]+[.G$4]*[.E614]))" office:value-type="float" office:value="5117.20669791206">
            <text:p>5117.207</text:p>
          </table:table-cell>
          <table:table-cell table:formula="of:=[.F614]-[.G614]" office:value-type="float" office:value="-31.2066979120555">
            <text:p>-31.207</text:p>
          </table:table-cell>
          <table:table-cell table:formula="of:=INT([.I$4]*[.E614]*([.J$3]/[.J$4])+[.I$3])" office:value-type="float" office:value="182019364">
            <text:p>182019364</text:p>
          </table:table-cell>
          <table:table-cell table:formula="of:=INT([.I614]*[.E614]*([.J$2]/[.J$3]))+[.I$2]" office:value-type="float" office:value="-2524415">
            <text:p>-2524415</text:p>
          </table:table-cell>
          <table:table-cell table:formula="of:=[.J614]*[.E614]*(1/[.J$2])+[.I$1]" office:value-type="float" office:value="5116.72731590271">
            <text:p>5117</text:p>
          </table:table-cell>
          <table:table-cell table:formula="of:=[.F614]-[.K614]" office:value-type="float" office:value="-30.72731590271">
            <text:p>-31</text:p>
          </table:table-cell>
        </table:table-row>
        <table:table-row table:style-name="ro1">
          <table:table-cell office:value-type="string">
            <text:p><text:s text:c="3"/>610</text:p>
          </table:table-cell>
          <table:table-cell office:value-type="string">
            <text:p><text:s text:c="3"/>2191</text:p>
          </table:table-cell>
          <table:table-cell office:value-type="string">
            <text:p><text:s text:c="3"/>5090</text:p>
          </table:table-cell>
          <table:table-cell office:value-type="string">
            <text:p><text:s text:c="5"/>67</text:p>
          </table:table-cell>
          <table:table-cell table:formula="of:=[.B615]/1" office:value-type="float" office:value="2191">
            <text:p>2191</text:p>
          </table:table-cell>
          <table:table-cell table:formula="of:=[.C615]/1" office:value-type="float" office:value="5090">
            <text:p>5090</text:p>
          </table:table-cell>
          <table:table-cell table:formula="of:=[.G$1]+[.E615]*([.G$2]+[.E615]*([.G$3]+[.G$4]*[.E615]))" office:value-type="float" office:value="5122.44887763079">
            <text:p>5122.449</text:p>
          </table:table-cell>
          <table:table-cell table:formula="of:=[.F615]-[.G615]" office:value-type="float" office:value="-32.4488776307899">
            <text:p>-32.449</text:p>
          </table:table-cell>
          <table:table-cell table:formula="of:=INT([.I$4]*[.E615]*([.J$3]/[.J$4])+[.I$3])" office:value-type="float" office:value="182037808">
            <text:p>182037808</text:p>
          </table:table-cell>
          <table:table-cell table:formula="of:=INT([.I615]*[.E615]*([.J$2]/[.J$3]))+[.I$2]" office:value-type="float" office:value="-2518552">
            <text:p>-2518552</text:p>
          </table:table-cell>
          <table:table-cell table:formula="of:=[.J615]*[.E615]*(1/[.J$2])+[.I$1]" office:value-type="float" office:value="5121.96903991699">
            <text:p>5122</text:p>
          </table:table-cell>
          <table:table-cell table:formula="of:=[.F615]-[.K615]" office:value-type="float" office:value="-31.9690399169922">
            <text:p>-32</text:p>
          </table:table-cell>
        </table:table-row>
        <table:table-row table:style-name="ro1">
          <table:table-cell office:value-type="string">
            <text:p><text:s text:c="3"/>611</text:p>
          </table:table-cell>
          <table:table-cell office:value-type="string">
            <text:p><text:s text:c="3"/>2192</text:p>
          </table:table-cell>
          <table:table-cell office:value-type="string">
            <text:p><text:s text:c="3"/>5095</text:p>
          </table:table-cell>
          <table:table-cell office:value-type="string">
            <text:p><text:s text:c="5"/>67</text:p>
          </table:table-cell>
          <table:table-cell table:formula="of:=[.B616]/1" office:value-type="float" office:value="2192">
            <text:p>2192</text:p>
          </table:table-cell>
          <table:table-cell table:formula="of:=[.C616]/1" office:value-type="float" office:value="5095">
            <text:p>5095</text:p>
          </table:table-cell>
          <table:table-cell table:formula="of:=[.G$1]+[.E616]*([.G$2]+[.E616]*([.G$3]+[.G$4]*[.E616]))" office:value-type="float" office:value="5123.77413671109">
            <text:p>5123.774</text:p>
          </table:table-cell>
          <table:table-cell table:formula="of:=[.F616]-[.G616]" office:value-type="float" office:value="-28.7741367110866">
            <text:p>-28.774</text:p>
          </table:table-cell>
          <table:table-cell table:formula="of:=INT([.I$4]*[.E616]*([.J$3]/[.J$4])+[.I$3])" office:value-type="float" office:value="182042420">
            <text:p>182042420</text:p>
          </table:table-cell>
          <table:table-cell table:formula="of:=INT([.I616]*[.E616]*([.J$2]/[.J$3]))+[.I$2]" office:value-type="float" office:value="-2517086">
            <text:p>-2517086</text:p>
          </table:table-cell>
          <table:table-cell table:formula="of:=[.J616]*[.E616]*(1/[.J$2])+[.I$1]" office:value-type="float" office:value="5123.29449462891">
            <text:p>5123</text:p>
          </table:table-cell>
          <table:table-cell table:formula="of:=[.F616]-[.K616]" office:value-type="float" office:value="-28.2944946289062">
            <text:p>-28</text:p>
          </table:table-cell>
        </table:table-row>
        <table:table-row table:style-name="ro1">
          <table:table-cell office:value-type="string">
            <text:p><text:s text:c="3"/>612</text:p>
          </table:table-cell>
          <table:table-cell office:value-type="string">
            <text:p><text:s text:c="3"/>2196</text:p>
          </table:table-cell>
          <table:table-cell office:value-type="string">
            <text:p><text:s text:c="3"/>5097</text:p>
          </table:table-cell>
          <table:table-cell office:value-type="string">
            <text:p><text:s text:c="5"/>74</text:p>
          </table:table-cell>
          <table:table-cell table:formula="of:=[.B617]/1" office:value-type="float" office:value="2196">
            <text:p>2196</text:p>
          </table:table-cell>
          <table:table-cell table:formula="of:=[.C617]/1" office:value-type="float" office:value="5097">
            <text:p>5097</text:p>
          </table:table-cell>
          <table:table-cell table:formula="of:=[.G$1]+[.E617]*([.G$2]+[.E617]*([.G$3]+[.G$4]*[.E617]))" office:value-type="float" office:value="5129.13404171272">
            <text:p>5129.134</text:p>
          </table:table-cell>
          <table:table-cell table:formula="of:=[.F617]-[.G617]" office:value-type="float" office:value="-32.1340417127158">
            <text:p>-32.134</text:p>
          </table:table-cell>
          <table:table-cell table:formula="of:=INT([.I$4]*[.E617]*([.J$3]/[.J$4])+[.I$3])" office:value-type="float" office:value="182060864">
            <text:p>182060864</text:p>
          </table:table-cell>
          <table:table-cell table:formula="of:=INT([.I617]*[.E617]*([.J$2]/[.J$3]))+[.I$2]" office:value-type="float" office:value="-2511221">
            <text:p>-2511221</text:p>
          </table:table-cell>
          <table:table-cell table:formula="of:=[.J617]*[.E617]*(1/[.J$2])+[.I$1]" office:value-type="float" office:value="5128.65642547607">
            <text:p>5129</text:p>
          </table:table-cell>
          <table:table-cell table:formula="of:=[.F617]-[.K617]" office:value-type="float" office:value="-31.6564254760742">
            <text:p>-32</text:p>
          </table:table-cell>
        </table:table-row>
        <table:table-row table:style-name="ro1">
          <table:table-cell office:value-type="string">
            <text:p><text:s text:c="3"/>613</text:p>
          </table:table-cell>
          <table:table-cell office:value-type="string">
            <text:p><text:s text:c="3"/>2198</text:p>
          </table:table-cell>
          <table:table-cell office:value-type="string">
            <text:p><text:s text:c="3"/>5101</text:p>
          </table:table-cell>
          <table:table-cell office:value-type="string">
            <text:p><text:s text:c="5"/>60</text:p>
          </table:table-cell>
          <table:table-cell table:formula="of:=[.B618]/1" office:value-type="float" office:value="2198">
            <text:p>2198</text:p>
          </table:table-cell>
          <table:table-cell table:formula="of:=[.C618]/1" office:value-type="float" office:value="5101">
            <text:p>5101</text:p>
          </table:table-cell>
          <table:table-cell table:formula="of:=[.G$1]+[.E618]*([.G$2]+[.E618]*([.G$3]+[.G$4]*[.E618]))" office:value-type="float" office:value="5131.8493210582">
            <text:p>5131.849</text:p>
          </table:table-cell>
          <table:table-cell table:formula="of:=[.F618]-[.G618]" office:value-type="float" office:value="-30.8493210581983">
            <text:p>-30.849</text:p>
          </table:table-cell>
          <table:table-cell table:formula="of:=INT([.I$4]*[.E618]*([.J$3]/[.J$4])+[.I$3])" office:value-type="float" office:value="182070086">
            <text:p>182070086</text:p>
          </table:table-cell>
          <table:table-cell table:formula="of:=INT([.I618]*[.E618]*([.J$2]/[.J$3]))+[.I$2]" office:value-type="float" office:value="-2508289">
            <text:p>-2508289</text:p>
          </table:table-cell>
          <table:table-cell table:formula="of:=[.J618]*[.E618]*(1/[.J$2])+[.I$1]" office:value-type="float" office:value="5131.36885452271">
            <text:p>5131</text:p>
          </table:table-cell>
          <table:table-cell table:formula="of:=[.F618]-[.K618]" office:value-type="float" office:value="-30.3688545227051">
            <text:p>-30</text:p>
          </table:table-cell>
        </table:table-row>
        <table:table-row table:style-name="ro1">
          <table:table-cell office:value-type="string">
            <text:p><text:s text:c="3"/>614</text:p>
          </table:table-cell>
          <table:table-cell office:value-type="string">
            <text:p><text:s text:c="3"/>2201</text:p>
          </table:table-cell>
          <table:table-cell office:value-type="string">
            <text:p><text:s text:c="3"/>5105</text:p>
          </table:table-cell>
          <table:table-cell office:value-type="string">
            <text:p><text:s text:c="5"/>59</text:p>
          </table:table-cell>
          <table:table-cell table:formula="of:=[.B619]/1" office:value-type="float" office:value="2201">
            <text:p>2201</text:p>
          </table:table-cell>
          <table:table-cell table:formula="of:=[.C619]/1" office:value-type="float" office:value="5105">
            <text:p>5105</text:p>
          </table:table-cell>
          <table:table-cell table:formula="of:=[.G$1]+[.E619]*([.G$2]+[.E619]*([.G$3]+[.G$4]*[.E619]))" office:value-type="float" office:value="5135.96640769076">
            <text:p>5135.966</text:p>
          </table:table-cell>
          <table:table-cell table:formula="of:=[.F619]-[.G619]" office:value-type="float" office:value="-30.9664076907611">
            <text:p>-30.966</text:p>
          </table:table-cell>
          <table:table-cell table:formula="of:=INT([.I$4]*[.E619]*([.J$3]/[.J$4])+[.I$3])" office:value-type="float" office:value="182083919">
            <text:p>182083919</text:p>
          </table:table-cell>
          <table:table-cell table:formula="of:=INT([.I619]*[.E619]*([.J$2]/[.J$3]))+[.I$2]" office:value-type="float" office:value="-2503889">
            <text:p>-2503889</text:p>
          </table:table-cell>
          <table:table-cell table:formula="of:=[.J619]*[.E619]*(1/[.J$2])+[.I$1]" office:value-type="float" office:value="5135.48783683777">
            <text:p>5135</text:p>
          </table:table-cell>
          <table:table-cell table:formula="of:=[.F619]-[.K619]" office:value-type="float" office:value="-30.4878368377686">
            <text:p>-30</text:p>
          </table:table-cell>
        </table:table-row>
        <table:table-row table:style-name="ro1">
          <table:table-cell office:value-type="string">
            <text:p><text:s text:c="3"/>615</text:p>
          </table:table-cell>
          <table:table-cell office:value-type="string">
            <text:p><text:s text:c="3"/>2203</text:p>
          </table:table-cell>
          <table:table-cell office:value-type="string">
            <text:p><text:s text:c="3"/>5110</text:p>
          </table:table-cell>
          <table:table-cell office:value-type="string">
            <text:p><text:s text:c="5"/>70</text:p>
          </table:table-cell>
          <table:table-cell table:formula="of:=[.B620]/1" office:value-type="float" office:value="2203">
            <text:p>2203</text:p>
          </table:table-cell>
          <table:table-cell table:formula="of:=[.C620]/1" office:value-type="float" office:value="5110">
            <text:p>5110</text:p>
          </table:table-cell>
          <table:table-cell table:formula="of:=[.G$1]+[.E620]*([.G$2]+[.E620]*([.G$3]+[.G$4]*[.E620]))" office:value-type="float" office:value="5138.74058188569">
            <text:p>5138.741</text:p>
          </table:table-cell>
          <table:table-cell table:formula="of:=[.F620]-[.G620]" office:value-type="float" office:value="-28.7405818856914">
            <text:p>-28.741</text:p>
          </table:table-cell>
          <table:table-cell table:formula="of:=INT([.I$4]*[.E620]*([.J$3]/[.J$4])+[.I$3])" office:value-type="float" office:value="182093141">
            <text:p>182093141</text:p>
          </table:table-cell>
          <table:table-cell table:formula="of:=INT([.I620]*[.E620]*([.J$2]/[.J$3]))+[.I$2]" office:value-type="float" office:value="-2500956">
            <text:p>-2500956</text:p>
          </table:table-cell>
          <table:table-cell table:formula="of:=[.J620]*[.E620]*(1/[.J$2])+[.I$1]" office:value-type="float" office:value="5138.26039886475">
            <text:p>5138</text:p>
          </table:table-cell>
          <table:table-cell table:formula="of:=[.F620]-[.K620]" office:value-type="float" office:value="-28.2603988647461">
            <text:p>-28</text:p>
          </table:table-cell>
        </table:table-row>
        <table:table-row table:style-name="ro1">
          <table:table-cell office:value-type="string">
            <text:p><text:s text:c="3"/>616</text:p>
          </table:table-cell>
          <table:table-cell office:value-type="string">
            <text:p><text:s text:c="3"/>2205</text:p>
          </table:table-cell>
          <table:table-cell office:value-type="string">
            <text:p><text:s text:c="3"/>5111</text:p>
          </table:table-cell>
          <table:table-cell office:value-type="string">
            <text:p><text:s text:c="5"/>68</text:p>
          </table:table-cell>
          <table:table-cell table:formula="of:=[.B621]/1" office:value-type="float" office:value="2205">
            <text:p>2205</text:p>
          </table:table-cell>
          <table:table-cell table:formula="of:=[.C621]/1" office:value-type="float" office:value="5111">
            <text:p>5111</text:p>
          </table:table-cell>
          <table:table-cell table:formula="of:=[.G$1]+[.E621]*([.G$2]+[.E621]*([.G$3]+[.G$4]*[.E621]))" office:value-type="float" office:value="5141.5383196568">
            <text:p>5141.538</text:p>
          </table:table-cell>
          <table:table-cell table:formula="of:=[.F621]-[.G621]" office:value-type="float" office:value="-30.5383196568037">
            <text:p>-30.538</text:p>
          </table:table-cell>
          <table:table-cell table:formula="of:=INT([.I$4]*[.E621]*([.J$3]/[.J$4])+[.I$3])" office:value-type="float" office:value="182102363">
            <text:p>182102363</text:p>
          </table:table-cell>
          <table:table-cell table:formula="of:=INT([.I621]*[.E621]*([.J$2]/[.J$3]))+[.I$2]" office:value-type="float" office:value="-2498022">
            <text:p>-2498022</text:p>
          </table:table-cell>
          <table:table-cell table:formula="of:=[.J621]*[.E621]*(1/[.J$2])+[.I$1]" office:value-type="float" office:value="5141.05954360962">
            <text:p>5141</text:p>
          </table:table-cell>
          <table:table-cell table:formula="of:=[.F621]-[.K621]" office:value-type="float" office:value="-30.0595436096191">
            <text:p>-30</text:p>
          </table:table-cell>
        </table:table-row>
        <table:table-row table:style-name="ro1">
          <table:table-cell office:value-type="string">
            <text:p><text:s text:c="3"/>617</text:p>
          </table:table-cell>
          <table:table-cell office:value-type="string">
            <text:p><text:s text:c="3"/>2208</text:p>
          </table:table-cell>
          <table:table-cell office:value-type="string">
            <text:p><text:s text:c="3"/>5114</text:p>
          </table:table-cell>
          <table:table-cell office:value-type="string">
            <text:p><text:s text:c="5"/>61</text:p>
          </table:table-cell>
          <table:table-cell table:formula="of:=[.B622]/1" office:value-type="float" office:value="2208">
            <text:p>2208</text:p>
          </table:table-cell>
          <table:table-cell table:formula="of:=[.C622]/1" office:value-type="float" office:value="5114">
            <text:p>5114</text:p>
          </table:table-cell>
          <table:table-cell table:formula="of:=[.G$1]+[.E622]*([.G$2]+[.E622]*([.G$3]+[.G$4]*[.E622]))" office:value-type="float" office:value="5145.7791150643">
            <text:p>5145.779</text:p>
          </table:table-cell>
          <table:table-cell table:formula="of:=[.F622]-[.G622]" office:value-type="float" office:value="-31.7791150643043">
            <text:p>-31.779</text:p>
          </table:table-cell>
          <table:table-cell table:formula="of:=INT([.I$4]*[.E622]*([.J$3]/[.J$4])+[.I$3])" office:value-type="float" office:value="182116197">
            <text:p>182116197</text:p>
          </table:table-cell>
          <table:table-cell table:formula="of:=INT([.I622]*[.E622]*([.J$2]/[.J$3]))+[.I$2]" office:value-type="float" office:value="-2493621">
            <text:p>-2493621</text:p>
          </table:table-cell>
          <table:table-cell table:formula="of:=[.J622]*[.E622]*(1/[.J$2])+[.I$1]" office:value-type="float" office:value="5145.30023193359">
            <text:p>5145</text:p>
          </table:table-cell>
          <table:table-cell table:formula="of:=[.F622]-[.K622]" office:value-type="float" office:value="-31.3002319335938">
            <text:p>-31</text:p>
          </table:table-cell>
        </table:table-row>
        <table:table-row table:style-name="ro1">
          <table:table-cell office:value-type="string">
            <text:p><text:s text:c="3"/>618</text:p>
          </table:table-cell>
          <table:table-cell office:value-type="string">
            <text:p><text:s text:c="3"/>2212</text:p>
          </table:table-cell>
          <table:table-cell office:value-type="string">
            <text:p><text:s text:c="3"/>5119</text:p>
          </table:table-cell>
          <table:table-cell office:value-type="string">
            <text:p><text:s text:c="5"/>59</text:p>
          </table:table-cell>
          <table:table-cell table:formula="of:=[.B623]/1" office:value-type="float" office:value="2212">
            <text:p>2212</text:p>
          </table:table-cell>
          <table:table-cell table:formula="of:=[.C623]/1" office:value-type="float" office:value="5119">
            <text:p>5119</text:p>
          </table:table-cell>
          <table:table-cell table:formula="of:=[.G$1]+[.E623]*([.G$2]+[.E623]*([.G$3]+[.G$4]*[.E623]))" office:value-type="float" office:value="5151.5160115184">
            <text:p>5151.516</text:p>
          </table:table-cell>
          <table:table-cell table:formula="of:=[.F623]-[.G623]" office:value-type="float" office:value="-32.5160115184008">
            <text:p>-32.516</text:p>
          </table:table-cell>
          <table:table-cell table:formula="of:=INT([.I$4]*[.E623]*([.J$3]/[.J$4])+[.I$3])" office:value-type="float" office:value="182134641">
            <text:p>182134641</text:p>
          </table:table-cell>
          <table:table-cell table:formula="of:=INT([.I623]*[.E623]*([.J$2]/[.J$3]))+[.I$2]" office:value-type="float" office:value="-2487752">
            <text:p>-2487752</text:p>
          </table:table-cell>
          <table:table-cell table:formula="of:=[.J623]*[.E623]*(1/[.J$2])+[.I$1]" office:value-type="float" office:value="5151.03704833984">
            <text:p>5151</text:p>
          </table:table-cell>
          <table:table-cell table:formula="of:=[.F623]-[.K623]" office:value-type="float" office:value="-32.0370483398437">
            <text:p>-32</text:p>
          </table:table-cell>
        </table:table-row>
        <table:table-row table:style-name="ro1">
          <table:table-cell office:value-type="string">
            <text:p><text:s text:c="3"/>619</text:p>
          </table:table-cell>
          <table:table-cell office:value-type="string">
            <text:p><text:s text:c="3"/>2214</text:p>
          </table:table-cell>
          <table:table-cell office:value-type="string">
            <text:p><text:s text:c="3"/>5123</text:p>
          </table:table-cell>
          <table:table-cell office:value-type="string">
            <text:p><text:s text:c="5"/>59</text:p>
          </table:table-cell>
          <table:table-cell table:formula="of:=[.B624]/1" office:value-type="float" office:value="2214">
            <text:p>2214</text:p>
          </table:table-cell>
          <table:table-cell table:formula="of:=[.C624]/1" office:value-type="float" office:value="5123">
            <text:p>5123</text:p>
          </table:table-cell>
          <table:table-cell table:formula="of:=[.G$1]+[.E624]*([.G$2]+[.E624]*([.G$3]+[.G$4]*[.E624]))" office:value-type="float" office:value="5154.41982523972">
            <text:p>5154.420</text:p>
          </table:table-cell>
          <table:table-cell table:formula="of:=[.F624]-[.G624]" office:value-type="float" office:value="-31.4198252397182">
            <text:p>-31.420</text:p>
          </table:table-cell>
          <table:table-cell table:formula="of:=INT([.I$4]*[.E624]*([.J$3]/[.J$4])+[.I$3])" office:value-type="float" office:value="182143863">
            <text:p>182143863</text:p>
          </table:table-cell>
          <table:table-cell table:formula="of:=INT([.I624]*[.E624]*([.J$2]/[.J$3]))+[.I$2]" office:value-type="float" office:value="-2484817">
            <text:p>-2484817</text:p>
          </table:table-cell>
          <table:table-cell table:formula="of:=[.J624]*[.E624]*(1/[.J$2])+[.I$1]" office:value-type="float" office:value="5153.94115066528">
            <text:p>5154</text:p>
          </table:table-cell>
          <table:table-cell table:formula="of:=[.F624]-[.K624]" office:value-type="float" office:value="-30.9411506652832">
            <text:p>-31</text:p>
          </table:table-cell>
        </table:table-row>
        <table:table-row table:style-name="ro1">
          <table:table-cell office:value-type="string">
            <text:p><text:s text:c="3"/>620</text:p>
          </table:table-cell>
          <table:table-cell office:value-type="string">
            <text:p><text:s text:c="3"/>2217</text:p>
          </table:table-cell>
          <table:table-cell office:value-type="string">
            <text:p><text:s text:c="3"/>5125</text:p>
          </table:table-cell>
          <table:table-cell office:value-type="string">
            <text:p><text:s text:c="5"/>69</text:p>
          </table:table-cell>
          <table:table-cell table:formula="of:=[.B625]/1" office:value-type="float" office:value="2217">
            <text:p>2217</text:p>
          </table:table-cell>
          <table:table-cell table:formula="of:=[.C625]/1" office:value-type="float" office:value="5125">
            <text:p>5125</text:p>
          </table:table-cell>
          <table:table-cell table:formula="of:=[.G$1]+[.E625]*([.G$2]+[.E625]*([.G$3]+[.G$4]*[.E625]))" office:value-type="float" office:value="5158.81976174803">
            <text:p>5158.820</text:p>
          </table:table-cell>
          <table:table-cell table:formula="of:=[.F625]-[.G625]" office:value-type="float" office:value="-33.8197617480291">
            <text:p>-33.820</text:p>
          </table:table-cell>
          <table:table-cell table:formula="of:=INT([.I$4]*[.E625]*([.J$3]/[.J$4])+[.I$3])" office:value-type="float" office:value="182157696">
            <text:p>182157696</text:p>
          </table:table-cell>
          <table:table-cell table:formula="of:=INT([.I625]*[.E625]*([.J$2]/[.J$3]))+[.I$2]" office:value-type="float" office:value="-2480414">
            <text:p>-2480414</text:p>
          </table:table-cell>
          <table:table-cell table:formula="of:=[.J625]*[.E625]*(1/[.J$2])+[.I$1]" office:value-type="float" office:value="5158.34140396118">
            <text:p>5158</text:p>
          </table:table-cell>
          <table:table-cell table:formula="of:=[.F625]-[.K625]" office:value-type="float" office:value="-33.3414039611816">
            <text:p>-33</text:p>
          </table:table-cell>
        </table:table-row>
        <table:table-row table:style-name="ro1">
          <table:table-cell office:value-type="string">
            <text:p><text:s text:c="3"/>621</text:p>
          </table:table-cell>
          <table:table-cell office:value-type="string">
            <text:p><text:s text:c="3"/>2219</text:p>
          </table:table-cell>
          <table:table-cell office:value-type="string">
            <text:p><text:s text:c="3"/>5131</text:p>
          </table:table-cell>
          <table:table-cell office:value-type="string">
            <text:p><text:s text:c="5"/>75</text:p>
          </table:table-cell>
          <table:table-cell table:formula="of:=[.B626]/1" office:value-type="float" office:value="2219">
            <text:p>2219</text:p>
          </table:table-cell>
          <table:table-cell table:formula="of:=[.C626]/1" office:value-type="float" office:value="5131">
            <text:p>5131</text:p>
          </table:table-cell>
          <table:table-cell table:formula="of:=[.G$1]+[.E626]*([.G$2]+[.E626]*([.G$3]+[.G$4]*[.E626]))" office:value-type="float" office:value="5161.78253473479">
            <text:p>5161.783</text:p>
          </table:table-cell>
          <table:table-cell table:formula="of:=[.F626]-[.G626]" office:value-type="float" office:value="-30.7825347347934">
            <text:p>-30.783</text:p>
          </table:table-cell>
          <table:table-cell table:formula="of:=INT([.I$4]*[.E626]*([.J$3]/[.J$4])+[.I$3])" office:value-type="float" office:value="182166918">
            <text:p>182166918</text:p>
          </table:table-cell>
          <table:table-cell table:formula="of:=INT([.I626]*[.E626]*([.J$2]/[.J$3]))+[.I$2]" office:value-type="float" office:value="-2477479">
            <text:p>-2477479</text:p>
          </table:table-cell>
          <table:table-cell table:formula="of:=[.J626]*[.E626]*(1/[.J$2])+[.I$1]" office:value-type="float" office:value="5161.30148887634">
            <text:p>5161</text:p>
          </table:table-cell>
          <table:table-cell table:formula="of:=[.F626]-[.K626]" office:value-type="float" office:value="-30.3014888763428">
            <text:p>-30</text:p>
          </table:table-cell>
        </table:table-row>
        <table:table-row table:style-name="ro1">
          <table:table-cell office:value-type="string">
            <text:p><text:s text:c="3"/>622</text:p>
          </table:table-cell>
          <table:table-cell office:value-type="string">
            <text:p><text:s text:c="3"/>2221</text:p>
          </table:table-cell>
          <table:table-cell office:value-type="string">
            <text:p><text:s text:c="3"/>5134</text:p>
          </table:table-cell>
          <table:table-cell office:value-type="string">
            <text:p><text:s text:c="5"/>85</text:p>
          </table:table-cell>
          <table:table-cell table:formula="of:=[.B627]/1" office:value-type="float" office:value="2221">
            <text:p>2221</text:p>
          </table:table-cell>
          <table:table-cell table:formula="of:=[.C627]/1" office:value-type="float" office:value="5134">
            <text:p>5134</text:p>
          </table:table-cell>
          <table:table-cell table:formula="of:=[.G$1]+[.E627]*([.G$2]+[.E627]*([.G$3]+[.G$4]*[.E627]))" office:value-type="float" office:value="5164.76889706414">
            <text:p>5164.769</text:p>
          </table:table-cell>
          <table:table-cell table:formula="of:=[.F627]-[.G627]" office:value-type="float" office:value="-30.7688970641375">
            <text:p>-30.769</text:p>
          </table:table-cell>
          <table:table-cell table:formula="of:=INT([.I$4]*[.E627]*([.J$3]/[.J$4])+[.I$3])" office:value-type="float" office:value="182176140">
            <text:p>182176140</text:p>
          </table:table-cell>
          <table:table-cell table:formula="of:=INT([.I627]*[.E627]*([.J$2]/[.J$3]))+[.I$2]" office:value-type="float" office:value="-2474543">
            <text:p>-2474543</text:p>
          </table:table-cell>
          <table:table-cell table:formula="of:=[.J627]*[.E627]*(1/[.J$2])+[.I$1]" office:value-type="float" office:value="5164.28820228577">
            <text:p>5164</text:p>
          </table:table-cell>
          <table:table-cell table:formula="of:=[.F627]-[.K627]" office:value-type="float" office:value="-30.2882022857666">
            <text:p>-30</text:p>
          </table:table-cell>
        </table:table-row>
        <table:table-row table:style-name="ro1">
          <table:table-cell office:value-type="string">
            <text:p><text:s text:c="3"/>623</text:p>
          </table:table-cell>
          <table:table-cell office:value-type="string">
            <text:p><text:s text:c="3"/>2225</text:p>
          </table:table-cell>
          <table:table-cell office:value-type="string">
            <text:p><text:s text:c="3"/>5138</text:p>
          </table:table-cell>
          <table:table-cell office:value-type="string">
            <text:p><text:s text:c="5"/>59</text:p>
          </table:table-cell>
          <table:table-cell table:formula="of:=[.B628]/1" office:value-type="float" office:value="2225">
            <text:p>2225</text:p>
          </table:table-cell>
          <table:table-cell table:formula="of:=[.C628]/1" office:value-type="float" office:value="5138">
            <text:p>5138</text:p>
          </table:table-cell>
          <table:table-cell table:formula="of:=[.G$1]+[.E628]*([.G$2]+[.E628]*([.G$3]+[.G$4]*[.E628]))" office:value-type="float" office:value="5170.81240263376">
            <text:p>5170.812</text:p>
          </table:table-cell>
          <table:table-cell table:formula="of:=[.F628]-[.G628]" office:value-type="float" office:value="-32.8124026337609">
            <text:p>-32.812</text:p>
          </table:table-cell>
          <table:table-cell table:formula="of:=INT([.I$4]*[.E628]*([.J$3]/[.J$4])+[.I$3])" office:value-type="float" office:value="182194585">
            <text:p>182194585</text:p>
          </table:table-cell>
          <table:table-cell table:formula="of:=INT([.I628]*[.E628]*([.J$2]/[.J$3]))+[.I$2]" office:value-type="float" office:value="-2468670">
            <text:p>-2468670</text:p>
          </table:table-cell>
          <table:table-cell table:formula="of:=[.J628]*[.E628]*(1/[.J$2])+[.I$1]" office:value-type="float" office:value="5170.33307266235">
            <text:p>5170</text:p>
          </table:table-cell>
          <table:table-cell table:formula="of:=[.F628]-[.K628]" office:value-type="float" office:value="-32.3330726623535">
            <text:p>-32</text:p>
          </table:table-cell>
        </table:table-row>
        <table:table-row table:style-name="ro1">
          <table:table-cell office:value-type="string">
            <text:p><text:s text:c="3"/>624</text:p>
          </table:table-cell>
          <table:table-cell office:value-type="string">
            <text:p><text:s text:c="3"/>2228</text:p>
          </table:table-cell>
          <table:table-cell office:value-type="string">
            <text:p><text:s text:c="3"/>5142</text:p>
          </table:table-cell>
          <table:table-cell office:value-type="string">
            <text:p><text:s text:c="5"/>40</text:p>
          </table:table-cell>
          <table:table-cell table:formula="of:=[.B629]/1" office:value-type="float" office:value="2228">
            <text:p>2228</text:p>
          </table:table-cell>
          <table:table-cell table:formula="of:=[.C629]/1" office:value-type="float" office:value="5142">
            <text:p>5142</text:p>
          </table:table-cell>
          <table:table-cell table:formula="of:=[.G$1]+[.E629]*([.G$2]+[.E629]*([.G$3]+[.G$4]*[.E629]))" office:value-type="float" office:value="5175.40697778995">
            <text:p>5175.407</text:p>
          </table:table-cell>
          <table:table-cell table:formula="of:=[.F629]-[.G629]" office:value-type="float" office:value="-33.4069777899513">
            <text:p>-33.407</text:p>
          </table:table-cell>
          <table:table-cell table:formula="of:=INT([.I$4]*[.E629]*([.J$3]/[.J$4])+[.I$3])" office:value-type="float" office:value="182208418">
            <text:p>182208418</text:p>
          </table:table-cell>
          <table:table-cell table:formula="of:=INT([.I629]*[.E629]*([.J$2]/[.J$3]))+[.I$2]" office:value-type="float" office:value="-2464265">
            <text:p>-2464265</text:p>
          </table:table-cell>
          <table:table-cell table:formula="of:=[.J629]*[.E629]*(1/[.J$2])+[.I$1]" office:value-type="float" office:value="5174.92659759522">
            <text:p>5175</text:p>
          </table:table-cell>
          <table:table-cell table:formula="of:=[.F629]-[.K629]" office:value-type="float" office:value="-32.9265975952148">
            <text:p>-33</text:p>
          </table:table-cell>
        </table:table-row>
        <table:table-row table:style-name="ro1">
          <table:table-cell office:value-type="string">
            <text:p><text:s text:c="3"/>625</text:p>
          </table:table-cell>
          <table:table-cell office:value-type="string">
            <text:p><text:s text:c="3"/>2230</text:p>
          </table:table-cell>
          <table:table-cell office:value-type="string">
            <text:p><text:s text:c="3"/>5146</text:p>
          </table:table-cell>
          <table:table-cell office:value-type="string">
            <text:p><text:s text:c="5"/>48</text:p>
          </table:table-cell>
          <table:table-cell table:formula="of:=[.B630]/1" office:value-type="float" office:value="2230">
            <text:p>2230</text:p>
          </table:table-cell>
          <table:table-cell table:formula="of:=[.C630]/1" office:value-type="float" office:value="5146">
            <text:p>5146</text:p>
          </table:table-cell>
          <table:table-cell table:formula="of:=[.G$1]+[.E630]*([.G$2]+[.E630]*([.G$3]+[.G$4]*[.E630]))" office:value-type="float" office:value="5178.4995320183">
            <text:p>5178.500</text:p>
          </table:table-cell>
          <table:table-cell table:formula="of:=[.F630]-[.G630]" office:value-type="float" office:value="-32.4995320183025">
            <text:p>-32.500</text:p>
          </table:table-cell>
          <table:table-cell table:formula="of:=INT([.I$4]*[.E630]*([.J$3]/[.J$4])+[.I$3])" office:value-type="float" office:value="182217640">
            <text:p>182217640</text:p>
          </table:table-cell>
          <table:table-cell table:formula="of:=INT([.I630]*[.E630]*([.J$2]/[.J$3]))+[.I$2]" office:value-type="float" office:value="-2461328">
            <text:p>-2461328</text:p>
          </table:table-cell>
          <table:table-cell table:formula="of:=[.J630]*[.E630]*(1/[.J$2])+[.I$1]" office:value-type="float" office:value="5178.01837158203">
            <text:p>5178</text:p>
          </table:table-cell>
          <table:table-cell table:formula="of:=[.F630]-[.K630]" office:value-type="float" office:value="-32.0183715820312">
            <text:p>-32</text:p>
          </table:table-cell>
        </table:table-row>
        <table:table-row table:style-name="ro1">
          <table:table-cell office:value-type="string">
            <text:p><text:s text:c="3"/>626</text:p>
          </table:table-cell>
          <table:table-cell office:value-type="string">
            <text:p><text:s text:c="3"/>2232</text:p>
          </table:table-cell>
          <table:table-cell office:value-type="string">
            <text:p><text:s text:c="3"/>5150</text:p>
          </table:table-cell>
          <table:table-cell office:value-type="string">
            <text:p><text:s text:c="5"/>49</text:p>
          </table:table-cell>
          <table:table-cell table:formula="of:=[.B631]/1" office:value-type="float" office:value="2232">
            <text:p>2232</text:p>
          </table:table-cell>
          <table:table-cell table:formula="of:=[.C631]/1" office:value-type="float" office:value="5150">
            <text:p>5150</text:p>
          </table:table-cell>
          <table:table-cell table:formula="of:=[.G$1]+[.E631]*([.G$2]+[.E631]*([.G$3]+[.G$4]*[.E631]))" office:value-type="float" office:value="5181.61569330363">
            <text:p>5181.616</text:p>
          </table:table-cell>
          <table:table-cell table:formula="of:=[.F631]-[.G631]" office:value-type="float" office:value="-31.6156933036309">
            <text:p>-31.616</text:p>
          </table:table-cell>
          <table:table-cell table:formula="of:=INT([.I$4]*[.E631]*([.J$3]/[.J$4])+[.I$3])" office:value-type="float" office:value="182226862">
            <text:p>182226862</text:p>
          </table:table-cell>
          <table:table-cell table:formula="of:=INT([.I631]*[.E631]*([.J$2]/[.J$3]))+[.I$2]" office:value-type="float" office:value="-2458390">
            <text:p>-2458390</text:p>
          </table:table-cell>
          <table:table-cell table:formula="of:=[.J631]*[.E631]*(1/[.J$2])+[.I$1]" office:value-type="float" office:value="5181.13681030273">
            <text:p>5181</text:p>
          </table:table-cell>
          <table:table-cell table:formula="of:=[.F631]-[.K631]" office:value-type="float" office:value="-31.1368103027344">
            <text:p>-31</text:p>
          </table:table-cell>
        </table:table-row>
        <table:table-row table:style-name="ro1">
          <table:table-cell office:value-type="string">
            <text:p><text:s text:c="3"/>627</text:p>
          </table:table-cell>
          <table:table-cell office:value-type="string">
            <text:p><text:s text:c="3"/>2235</text:p>
          </table:table-cell>
          <table:table-cell office:value-type="string">
            <text:p><text:s text:c="3"/>5154</text:p>
          </table:table-cell>
          <table:table-cell office:value-type="string">
            <text:p><text:s text:c="5"/>53</text:p>
          </table:table-cell>
          <table:table-cell table:formula="of:=[.B632]/1" office:value-type="float" office:value="2235">
            <text:p>2235</text:p>
          </table:table-cell>
          <table:table-cell table:formula="of:=[.C632]/1" office:value-type="float" office:value="5154">
            <text:p>5154</text:p>
          </table:table-cell>
          <table:table-cell table:formula="of:=[.G$1]+[.E632]*([.G$2]+[.E632]*([.G$3]+[.G$4]*[.E632]))" office:value-type="float" office:value="5186.33420550896">
            <text:p>5186.334</text:p>
          </table:table-cell>
          <table:table-cell table:formula="of:=[.F632]-[.G632]" office:value-type="float" office:value="-32.3342055089615">
            <text:p>-32.334</text:p>
          </table:table-cell>
          <table:table-cell table:formula="of:=INT([.I$4]*[.E632]*([.J$3]/[.J$4])+[.I$3])" office:value-type="float" office:value="182240695">
            <text:p>182240695</text:p>
          </table:table-cell>
          <table:table-cell table:formula="of:=INT([.I632]*[.E632]*([.J$2]/[.J$3]))+[.I$2]" office:value-type="float" office:value="-2453983">
            <text:p>-2453983</text:p>
          </table:table-cell>
          <table:table-cell table:formula="of:=[.J632]*[.E632]*(1/[.J$2])+[.I$1]" office:value-type="float" office:value="5185.85649681091">
            <text:p>5186</text:p>
          </table:table-cell>
          <table:table-cell table:formula="of:=[.F632]-[.K632]" office:value-type="float" office:value="-31.8564968109131">
            <text:p>-32</text:p>
          </table:table-cell>
        </table:table-row>
        <table:table-row table:style-name="ro1">
          <table:table-cell office:value-type="string">
            <text:p><text:s text:c="3"/>628</text:p>
          </table:table-cell>
          <table:table-cell office:value-type="string">
            <text:p><text:s text:c="3"/>2237</text:p>
          </table:table-cell>
          <table:table-cell office:value-type="string">
            <text:p><text:s text:c="3"/>5157</text:p>
          </table:table-cell>
          <table:table-cell office:value-type="string">
            <text:p><text:s text:c="5"/>54</text:p>
          </table:table-cell>
          <table:table-cell table:formula="of:=[.B633]/1" office:value-type="float" office:value="2237">
            <text:p>2237</text:p>
          </table:table-cell>
          <table:table-cell table:formula="of:=[.C633]/1" office:value-type="float" office:value="5157">
            <text:p>5157</text:p>
          </table:table-cell>
          <table:table-cell table:formula="of:=[.G$1]+[.E633]*([.G$2]+[.E633]*([.G$3]+[.G$4]*[.E633]))" office:value-type="float" office:value="5189.50939852774">
            <text:p>5189.509</text:p>
          </table:table-cell>
          <table:table-cell table:formula="of:=[.F633]-[.G633]" office:value-type="float" office:value="-32.5093985277381">
            <text:p>-32.509</text:p>
          </table:table-cell>
          <table:table-cell table:formula="of:=INT([.I$4]*[.E633]*([.J$3]/[.J$4])+[.I$3])" office:value-type="float" office:value="182249917">
            <text:p>182249917</text:p>
          </table:table-cell>
          <table:table-cell table:formula="of:=INT([.I633]*[.E633]*([.J$2]/[.J$3]))+[.I$2]" office:value-type="float" office:value="-2451045">
            <text:p>-2451045</text:p>
          </table:table-cell>
          <table:table-cell table:formula="of:=[.J633]*[.E633]*(1/[.J$2])+[.I$1]" office:value-type="float" office:value="5189.03097343445">
            <text:p>5189</text:p>
          </table:table-cell>
          <table:table-cell table:formula="of:=[.F633]-[.K633]" office:value-type="float" office:value="-32.0309734344482">
            <text:p>-32</text:p>
          </table:table-cell>
        </table:table-row>
        <table:table-row table:style-name="ro1">
          <table:table-cell office:value-type="string">
            <text:p><text:s text:c="3"/>629</text:p>
          </table:table-cell>
          <table:table-cell office:value-type="string">
            <text:p><text:s text:c="3"/>2241</text:p>
          </table:table-cell>
          <table:table-cell office:value-type="string">
            <text:p><text:s text:c="3"/>5165</text:p>
          </table:table-cell>
          <table:table-cell office:value-type="string">
            <text:p><text:s text:c="5"/>50</text:p>
          </table:table-cell>
          <table:table-cell table:formula="of:=[.B634]/1" office:value-type="float" office:value="2241">
            <text:p>2241</text:p>
          </table:table-cell>
          <table:table-cell table:formula="of:=[.C634]/1" office:value-type="float" office:value="5165">
            <text:p>5165</text:p>
          </table:table-cell>
          <table:table-cell table:formula="of:=[.G$1]+[.E634]*([.G$2]+[.E634]*([.G$3]+[.G$4]*[.E634]))" office:value-type="float" office:value="5195.93064277543">
            <text:p>5195.931</text:p>
          </table:table-cell>
          <table:table-cell table:formula="of:=[.F634]-[.G634]" office:value-type="float" office:value="-30.9306427754291">
            <text:p>-30.931</text:p>
          </table:table-cell>
          <table:table-cell table:formula="of:=INT([.I$4]*[.E634]*([.J$3]/[.J$4])+[.I$3])" office:value-type="float" office:value="182268362">
            <text:p>182268362</text:p>
          </table:table-cell>
          <table:table-cell table:formula="of:=INT([.I634]*[.E634]*([.J$2]/[.J$3]))+[.I$2]" office:value-type="float" office:value="-2445168">
            <text:p>-2445168</text:p>
          </table:table-cell>
          <table:table-cell table:formula="of:=[.J634]*[.E634]*(1/[.J$2])+[.I$1]" office:value-type="float" office:value="5195.4514465332">
            <text:p>5195</text:p>
          </table:table-cell>
          <table:table-cell table:formula="of:=[.F634]-[.K634]" office:value-type="float" office:value="-30.4514465332031">
            <text:p>-30</text:p>
          </table:table-cell>
        </table:table-row>
        <table:table-row table:style-name="ro1">
          <table:table-cell office:value-type="string">
            <text:p><text:s text:c="3"/>630</text:p>
          </table:table-cell>
          <table:table-cell office:value-type="string">
            <text:p><text:s text:c="3"/>2242</text:p>
          </table:table-cell>
          <table:table-cell office:value-type="string">
            <text:p><text:s text:c="3"/>5165</text:p>
          </table:table-cell>
          <table:table-cell office:value-type="string">
            <text:p><text:s text:c="5"/>60</text:p>
          </table:table-cell>
          <table:table-cell table:formula="of:=[.B635]/1" office:value-type="float" office:value="2242">
            <text:p>2242</text:p>
          </table:table-cell>
          <table:table-cell table:formula="of:=[.C635]/1" office:value-type="float" office:value="5165">
            <text:p>5165</text:p>
          </table:table-cell>
          <table:table-cell table:formula="of:=[.G$1]+[.E635]*([.G$2]+[.E635]*([.G$3]+[.G$4]*[.E635]))" office:value-type="float" office:value="5197.55071831296">
            <text:p>5197.551</text:p>
          </table:table-cell>
          <table:table-cell table:formula="of:=[.F635]-[.G635]" office:value-type="float" office:value="-32.550718312963">
            <text:p>-32.551</text:p>
          </table:table-cell>
          <table:table-cell table:formula="of:=INT([.I$4]*[.E635]*([.J$3]/[.J$4])+[.I$3])" office:value-type="float" office:value="182272973">
            <text:p>182272973</text:p>
          </table:table-cell>
          <table:table-cell table:formula="of:=INT([.I635]*[.E635]*([.J$2]/[.J$3]))+[.I$2]" office:value-type="float" office:value="-2443699">
            <text:p>-2443699</text:p>
          </table:table-cell>
          <table:table-cell table:formula="of:=[.J635]*[.E635]*(1/[.J$2])+[.I$1]" office:value-type="float" office:value="5197.06950759888">
            <text:p>5197</text:p>
          </table:table-cell>
          <table:table-cell table:formula="of:=[.F635]-[.K635]" office:value-type="float" office:value="-32.069507598877">
            <text:p>-32</text:p>
          </table:table-cell>
        </table:table-row>
        <table:table-row table:style-name="ro1">
          <table:table-cell office:value-type="string">
            <text:p><text:s text:c="3"/>631</text:p>
          </table:table-cell>
          <table:table-cell office:value-type="string">
            <text:p><text:s text:c="3"/>2246</text:p>
          </table:table-cell>
          <table:table-cell office:value-type="string">
            <text:p><text:s text:c="3"/>5173</text:p>
          </table:table-cell>
          <table:table-cell office:value-type="string">
            <text:p><text:s text:c="5"/>55</text:p>
          </table:table-cell>
          <table:table-cell table:formula="of:=[.B636]/1" office:value-type="float" office:value="2246">
            <text:p>2246</text:p>
          </table:table-cell>
          <table:table-cell table:formula="of:=[.C636]/1" office:value-type="float" office:value="5173">
            <text:p>5173</text:p>
          </table:table-cell>
          <table:table-cell table:formula="of:=[.G$1]+[.E636]*([.G$2]+[.E636]*([.G$3]+[.G$4]*[.E636]))" office:value-type="float" office:value="5204.09009044355">
            <text:p>5204.090</text:p>
          </table:table-cell>
          <table:table-cell table:formula="of:=[.F636]-[.G636]" office:value-type="float" office:value="-31.090090443553">
            <text:p>-31.090</text:p>
          </table:table-cell>
          <table:table-cell table:formula="of:=INT([.I$4]*[.E636]*([.J$3]/[.J$4])+[.I$3])" office:value-type="float" office:value="182291417">
            <text:p>182291417</text:p>
          </table:table-cell>
          <table:table-cell table:formula="of:=INT([.I636]*[.E636]*([.J$2]/[.J$3]))+[.I$2]" office:value-type="float" office:value="-2437820">
            <text:p>-2437820</text:p>
          </table:table-cell>
          <table:table-cell table:formula="of:=[.J636]*[.E636]*(1/[.J$2])+[.I$1]" office:value-type="float" office:value="5203.61064147949">
            <text:p>5204</text:p>
          </table:table-cell>
          <table:table-cell table:formula="of:=[.F636]-[.K636]" office:value-type="float" office:value="-30.6106414794922">
            <text:p>-31</text:p>
          </table:table-cell>
        </table:table-row>
        <table:table-row table:style-name="ro1">
          <table:table-cell office:value-type="string">
            <text:p><text:s text:c="3"/>632</text:p>
          </table:table-cell>
          <table:table-cell office:value-type="string">
            <text:p><text:s text:c="3"/>2248</text:p>
          </table:table-cell>
          <table:table-cell office:value-type="string">
            <text:p><text:s text:c="3"/>5176</text:p>
          </table:table-cell>
          <table:table-cell office:value-type="string">
            <text:p><text:s text:c="5"/>46</text:p>
          </table:table-cell>
          <table:table-cell table:formula="of:=[.B637]/1" office:value-type="float" office:value="2248">
            <text:p>2248</text:p>
          </table:table-cell>
          <table:table-cell table:formula="of:=[.C637]/1" office:value-type="float" office:value="5176">
            <text:p>5176</text:p>
          </table:table-cell>
          <table:table-cell table:formula="of:=[.G$1]+[.E637]*([.G$2]+[.E637]*([.G$3]+[.G$4]*[.E637]))" office:value-type="float" office:value="5207.39522413352">
            <text:p>5207.395</text:p>
          </table:table-cell>
          <table:table-cell table:formula="of:=[.F637]-[.G637]" office:value-type="float" office:value="-31.3952241335155">
            <text:p>-31.395</text:p>
          </table:table-cell>
          <table:table-cell table:formula="of:=INT([.I$4]*[.E637]*([.J$3]/[.J$4])+[.I$3])" office:value-type="float" office:value="182300639">
            <text:p>182300639</text:p>
          </table:table-cell>
          <table:table-cell table:formula="of:=INT([.I637]*[.E637]*([.J$2]/[.J$3]))+[.I$2]" office:value-type="float" office:value="-2434880">
            <text:p>-2434880</text:p>
          </table:table-cell>
          <table:table-cell table:formula="of:=[.J637]*[.E637]*(1/[.J$2])+[.I$1]" office:value-type="float" office:value="5206.9169921875">
            <text:p>5207</text:p>
          </table:table-cell>
          <table:table-cell table:formula="of:=[.F637]-[.K637]" office:value-type="float" office:value="-30.9169921875">
            <text:p>-31</text:p>
          </table:table-cell>
        </table:table-row>
        <table:table-row table:style-name="ro1">
          <table:table-cell office:value-type="string">
            <text:p><text:s text:c="3"/>633</text:p>
          </table:table-cell>
          <table:table-cell office:value-type="string">
            <text:p><text:s text:c="3"/>2251</text:p>
          </table:table-cell>
          <table:table-cell office:value-type="string">
            <text:p><text:s text:c="3"/>5182</text:p>
          </table:table-cell>
          <table:table-cell office:value-type="string">
            <text:p><text:s text:c="5"/>55</text:p>
          </table:table-cell>
          <table:table-cell table:formula="of:=[.B638]/1" office:value-type="float" office:value="2251">
            <text:p>2251</text:p>
          </table:table-cell>
          <table:table-cell table:formula="of:=[.C638]/1" office:value-type="float" office:value="5182">
            <text:p>5182</text:p>
          </table:table-cell>
          <table:table-cell table:formula="of:=[.G$1]+[.E638]*([.G$2]+[.E638]*([.G$3]+[.G$4]*[.E638]))" office:value-type="float" office:value="5212.3972432578">
            <text:p>5212.397</text:p>
          </table:table-cell>
          <table:table-cell table:formula="of:=[.F638]-[.G638]" office:value-type="float" office:value="-30.3972432577957">
            <text:p>-30.397</text:p>
          </table:table-cell>
          <table:table-cell table:formula="of:=INT([.I$4]*[.E638]*([.J$3]/[.J$4])+[.I$3])" office:value-type="float" office:value="182314472">
            <text:p>182314472</text:p>
          </table:table-cell>
          <table:table-cell table:formula="of:=INT([.I638]*[.E638]*([.J$2]/[.J$3]))+[.I$2]" office:value-type="float" office:value="-2430470">
            <text:p>-2430470</text:p>
          </table:table-cell>
          <table:table-cell table:formula="of:=[.J638]*[.E638]*(1/[.J$2])+[.I$1]" office:value-type="float" office:value="5211.91857528687">
            <text:p>5212</text:p>
          </table:table-cell>
          <table:table-cell table:formula="of:=[.F638]-[.K638]" office:value-type="float" office:value="-29.9185752868652">
            <text:p>-30</text:p>
          </table:table-cell>
        </table:table-row>
        <table:table-row table:style-name="ro1">
          <table:table-cell office:value-type="string">
            <text:p><text:s text:c="3"/>634</text:p>
          </table:table-cell>
          <table:table-cell office:value-type="string">
            <text:p><text:s text:c="3"/>2253</text:p>
          </table:table-cell>
          <table:table-cell office:value-type="string">
            <text:p><text:s text:c="3"/>5185</text:p>
          </table:table-cell>
          <table:table-cell office:value-type="string">
            <text:p><text:s text:c="5"/>65</text:p>
          </table:table-cell>
          <table:table-cell table:formula="of:=[.B639]/1" office:value-type="float" office:value="2253">
            <text:p>2253</text:p>
          </table:table-cell>
          <table:table-cell table:formula="of:=[.C639]/1" office:value-type="float" office:value="5185">
            <text:p>5185</text:p>
          </table:table-cell>
          <table:table-cell table:formula="of:=[.G$1]+[.E639]*([.G$2]+[.E639]*([.G$3]+[.G$4]*[.E639]))" office:value-type="float" office:value="5215.76147309721">
            <text:p>5215.761</text:p>
          </table:table-cell>
          <table:table-cell table:formula="of:=[.F639]-[.G639]" office:value-type="float" office:value="-30.7614730972055">
            <text:p>-30.761</text:p>
          </table:table-cell>
          <table:table-cell table:formula="of:=INT([.I$4]*[.E639]*([.J$3]/[.J$4])+[.I$3])" office:value-type="float" office:value="182323694">
            <text:p>182323694</text:p>
          </table:table-cell>
          <table:table-cell table:formula="of:=INT([.I639]*[.E639]*([.J$2]/[.J$3]))+[.I$2]" office:value-type="float" office:value="-2427530">
            <text:p>-2427530</text:p>
          </table:table-cell>
          <table:table-cell table:formula="of:=[.J639]*[.E639]*(1/[.J$2])+[.I$1]" office:value-type="float" office:value="5215.28100204468">
            <text:p>5215</text:p>
          </table:table-cell>
          <table:table-cell table:formula="of:=[.F639]-[.K639]" office:value-type="float" office:value="-30.2810020446777">
            <text:p>-30</text:p>
          </table:table-cell>
        </table:table-row>
        <table:table-row table:style-name="ro1">
          <table:table-cell office:value-type="string">
            <text:p><text:s text:c="3"/>635</text:p>
          </table:table-cell>
          <table:table-cell office:value-type="string">
            <text:p><text:s text:c="3"/>2257</text:p>
          </table:table-cell>
          <table:table-cell office:value-type="string">
            <text:p><text:s text:c="3"/>5190</text:p>
          </table:table-cell>
          <table:table-cell office:value-type="string">
            <text:p><text:s text:c="5"/>57</text:p>
          </table:table-cell>
          <table:table-cell table:formula="of:=[.B640]/1" office:value-type="float" office:value="2257">
            <text:p>2257</text:p>
          </table:table-cell>
          <table:table-cell table:formula="of:=[.C640]/1" office:value-type="float" office:value="5190">
            <text:p>5190</text:p>
          </table:table-cell>
          <table:table-cell table:formula="of:=[.G$1]+[.E640]*([.G$2]+[.E640]*([.G$3]+[.G$4]*[.E640]))" office:value-type="float" office:value="5222.56086828536">
            <text:p>5222.561</text:p>
          </table:table-cell>
          <table:table-cell table:formula="of:=[.F640]-[.G640]" office:value-type="float" office:value="-32.5608682853617">
            <text:p>-32.561</text:p>
          </table:table-cell>
          <table:table-cell table:formula="of:=INT([.I$4]*[.E640]*([.J$3]/[.J$4])+[.I$3])" office:value-type="float" office:value="182342139">
            <text:p>182342139</text:p>
          </table:table-cell>
          <table:table-cell table:formula="of:=INT([.I640]*[.E640]*([.J$2]/[.J$3]))+[.I$2]" office:value-type="float" office:value="-2421648">
            <text:p>-2421648</text:p>
          </table:table-cell>
          <table:table-cell table:formula="of:=[.J640]*[.E640]*(1/[.J$2])+[.I$1]" office:value-type="float" office:value="5222.0817565918">
            <text:p>5222</text:p>
          </table:table-cell>
          <table:table-cell table:formula="of:=[.F640]-[.K640]" office:value-type="float" office:value="-32.0817565917969">
            <text:p>-32</text:p>
          </table:table-cell>
        </table:table-row>
        <table:table-row table:style-name="ro1">
          <table:table-cell office:value-type="string">
            <text:p><text:s text:c="3"/>636</text:p>
          </table:table-cell>
          <table:table-cell office:value-type="string">
            <text:p><text:s text:c="3"/>2258</text:p>
          </table:table-cell>
          <table:table-cell office:value-type="string">
            <text:p><text:s text:c="3"/>5196</text:p>
          </table:table-cell>
          <table:table-cell office:value-type="string">
            <text:p><text:s text:c="5"/>51</text:p>
          </table:table-cell>
          <table:table-cell table:formula="of:=[.B641]/1" office:value-type="float" office:value="2258">
            <text:p>2258</text:p>
          </table:table-cell>
          <table:table-cell table:formula="of:=[.C641]/1" office:value-type="float" office:value="5196">
            <text:p>5196</text:p>
          </table:table-cell>
          <table:table-cell table:formula="of:=[.G$1]+[.E641]*([.G$2]+[.E641]*([.G$3]+[.G$4]*[.E641]))" office:value-type="float" office:value="5224.27549766201">
            <text:p>5224.275</text:p>
          </table:table-cell>
          <table:table-cell table:formula="of:=[.F641]-[.G641]" office:value-type="float" office:value="-28.2754976620145">
            <text:p>-28.275</text:p>
          </table:table-cell>
          <table:table-cell table:formula="of:=INT([.I$4]*[.E641]*([.J$3]/[.J$4])+[.I$3])" office:value-type="float" office:value="182346750">
            <text:p>182346750</text:p>
          </table:table-cell>
          <table:table-cell table:formula="of:=INT([.I641]*[.E641]*([.J$2]/[.J$3]))+[.I$2]" office:value-type="float" office:value="-2420178">
            <text:p>-2420178</text:p>
          </table:table-cell>
          <table:table-cell table:formula="of:=[.J641]*[.E641]*(1/[.J$2])+[.I$1]" office:value-type="float" office:value="5223.79381561279">
            <text:p>5224</text:p>
          </table:table-cell>
          <table:table-cell table:formula="of:=[.F641]-[.K641]" office:value-type="float" office:value="-27.793815612793">
            <text:p>-28</text:p>
          </table:table-cell>
        </table:table-row>
        <table:table-row table:style-name="ro1">
          <table:table-cell office:value-type="string">
            <text:p><text:s text:c="3"/>637</text:p>
          </table:table-cell>
          <table:table-cell office:value-type="string">
            <text:p><text:s text:c="3"/>2262</text:p>
          </table:table-cell>
          <table:table-cell office:value-type="string">
            <text:p><text:s text:c="3"/>5200</text:p>
          </table:table-cell>
          <table:table-cell office:value-type="string">
            <text:p><text:s text:c="5"/>46</text:p>
          </table:table-cell>
          <table:table-cell table:formula="of:=[.B642]/1" office:value-type="float" office:value="2262">
            <text:p>2262</text:p>
          </table:table-cell>
          <table:table-cell table:formula="of:=[.C642]/1" office:value-type="float" office:value="5200">
            <text:p>5200</text:p>
          </table:table-cell>
          <table:table-cell table:formula="of:=[.G$1]+[.E642]*([.G$2]+[.E642]*([.G$3]+[.G$4]*[.E642]))" office:value-type="float" office:value="5231.19314956507">
            <text:p>5231.193</text:p>
          </table:table-cell>
          <table:table-cell table:formula="of:=[.F642]-[.G642]" office:value-type="float" office:value="-31.1931495650697">
            <text:p>-31.193</text:p>
          </table:table-cell>
          <table:table-cell table:formula="of:=INT([.I$4]*[.E642]*([.J$3]/[.J$4])+[.I$3])" office:value-type="float" office:value="182365194">
            <text:p>182365194</text:p>
          </table:table-cell>
          <table:table-cell table:formula="of:=INT([.I642]*[.E642]*([.J$2]/[.J$3]))+[.I$2]" office:value-type="float" office:value="-2414294">
            <text:p>-2414294</text:p>
          </table:table-cell>
          <table:table-cell table:formula="of:=[.J642]*[.E642]*(1/[.J$2])+[.I$1]" office:value-type="float" office:value="5230.71538543701">
            <text:p>5231</text:p>
          </table:table-cell>
          <table:table-cell table:formula="of:=[.F642]-[.K642]" office:value-type="float" office:value="-30.7153854370117">
            <text:p>-31</text:p>
          </table:table-cell>
        </table:table-row>
        <table:table-row table:style-name="ro1">
          <table:table-cell office:value-type="string">
            <text:p><text:s text:c="3"/>638</text:p>
          </table:table-cell>
          <table:table-cell office:value-type="string">
            <text:p><text:s text:c="3"/>2264</text:p>
          </table:table-cell>
          <table:table-cell office:value-type="string">
            <text:p><text:s text:c="3"/>5204</text:p>
          </table:table-cell>
          <table:table-cell office:value-type="string">
            <text:p><text:s text:c="5"/>48</text:p>
          </table:table-cell>
          <table:table-cell table:formula="of:=[.B643]/1" office:value-type="float" office:value="2264">
            <text:p>2264</text:p>
          </table:table-cell>
          <table:table-cell table:formula="of:=[.C643]/1" office:value-type="float" office:value="5204">
            <text:p>5204</text:p>
          </table:table-cell>
          <table:table-cell table:formula="of:=[.G$1]+[.E643]*([.G$2]+[.E643]*([.G$3]+[.G$4]*[.E643]))" office:value-type="float" office:value="5234.68746179087">
            <text:p>5234.687</text:p>
          </table:table-cell>
          <table:table-cell table:formula="of:=[.F643]-[.G643]" office:value-type="float" office:value="-30.6874617908652">
            <text:p>-30.687</text:p>
          </table:table-cell>
          <table:table-cell table:formula="of:=INT([.I$4]*[.E643]*([.J$3]/[.J$4])+[.I$3])" office:value-type="float" office:value="182374416">
            <text:p>182374416</text:p>
          </table:table-cell>
          <table:table-cell table:formula="of:=INT([.I643]*[.E643]*([.J$2]/[.J$3]))+[.I$2]" office:value-type="float" office:value="-2411352">
            <text:p>-2411352</text:p>
          </table:table-cell>
          <table:table-cell table:formula="of:=[.J643]*[.E643]*(1/[.J$2])+[.I$1]" office:value-type="float" office:value="5234.20983886719">
            <text:p>5234</text:p>
          </table:table-cell>
          <table:table-cell table:formula="of:=[.F643]-[.K643]" office:value-type="float" office:value="-30.2098388671875">
            <text:p>-30</text:p>
          </table:table-cell>
        </table:table-row>
        <table:table-row table:style-name="ro1">
          <table:table-cell office:value-type="string">
            <text:p><text:s text:c="3"/>639</text:p>
          </table:table-cell>
          <table:table-cell office:value-type="string">
            <text:p><text:s text:c="3"/>2267</text:p>
          </table:table-cell>
          <table:table-cell office:value-type="string">
            <text:p><text:s text:c="3"/>5209</text:p>
          </table:table-cell>
          <table:table-cell office:value-type="string">
            <text:p><text:s text:c="5"/>54</text:p>
          </table:table-cell>
          <table:table-cell table:formula="of:=[.B644]/1" office:value-type="float" office:value="2267">
            <text:p>2267</text:p>
          </table:table-cell>
          <table:table-cell table:formula="of:=[.C644]/1" office:value-type="float" office:value="5209">
            <text:p>5209</text:p>
          </table:table-cell>
          <table:table-cell table:formula="of:=[.G$1]+[.E644]*([.G$2]+[.E644]*([.G$3]+[.G$4]*[.E644]))" office:value-type="float" office:value="5239.97329703089">
            <text:p>5239.973</text:p>
          </table:table-cell>
          <table:table-cell table:formula="of:=[.F644]-[.G644]" office:value-type="float" office:value="-30.9732970308924">
            <text:p>-30.973</text:p>
          </table:table-cell>
          <table:table-cell table:formula="of:=INT([.I$4]*[.E644]*([.J$3]/[.J$4])+[.I$3])" office:value-type="float" office:value="182388249">
            <text:p>182388249</text:p>
          </table:table-cell>
          <table:table-cell table:formula="of:=INT([.I644]*[.E644]*([.J$2]/[.J$3]))+[.I$2]" office:value-type="float" office:value="-2406939">
            <text:p>-2406939</text:p>
          </table:table-cell>
          <table:table-cell table:formula="of:=[.J644]*[.E644]*(1/[.J$2])+[.I$1]" office:value-type="float" office:value="5239.49360466003">
            <text:p>5239</text:p>
          </table:table-cell>
          <table:table-cell table:formula="of:=[.F644]-[.K644]" office:value-type="float" office:value="-30.4936046600342">
            <text:p>-30</text:p>
          </table:table-cell>
        </table:table-row>
        <table:table-row table:style-name="ro1">
          <table:table-cell office:value-type="string">
            <text:p><text:s text:c="3"/>640</text:p>
          </table:table-cell>
          <table:table-cell office:value-type="string">
            <text:p><text:s text:c="3"/>2269</text:p>
          </table:table-cell>
          <table:table-cell office:value-type="string">
            <text:p><text:s text:c="3"/>5215</text:p>
          </table:table-cell>
          <table:table-cell office:value-type="string">
            <text:p><text:s text:c="5"/>47</text:p>
          </table:table-cell>
          <table:table-cell table:formula="of:=[.B645]/1" office:value-type="float" office:value="2269">
            <text:p>2269</text:p>
          </table:table-cell>
          <table:table-cell table:formula="of:=[.C645]/1" office:value-type="float" office:value="5215">
            <text:p>5215</text:p>
          </table:table-cell>
          <table:table-cell table:formula="of:=[.G$1]+[.E645]*([.G$2]+[.E645]*([.G$3]+[.G$4]*[.E645]))" office:value-type="float" office:value="5243.52676982214">
            <text:p>5243.527</text:p>
          </table:table-cell>
          <table:table-cell table:formula="of:=[.F645]-[.G645]" office:value-type="float" office:value="-28.5267698221396">
            <text:p>-28.527</text:p>
          </table:table-cell>
          <table:table-cell table:formula="of:=INT([.I$4]*[.E645]*([.J$3]/[.J$4])+[.I$3])" office:value-type="float" office:value="182397471">
            <text:p>182397471</text:p>
          </table:table-cell>
          <table:table-cell table:formula="of:=INT([.I645]*[.E645]*([.J$2]/[.J$3]))+[.I$2]" office:value-type="float" office:value="-2403996">
            <text:p>-2403996</text:p>
          </table:table-cell>
          <table:table-cell table:formula="of:=[.J645]*[.E645]*(1/[.J$2])+[.I$1]" office:value-type="float" office:value="5243.04850006104">
            <text:p>5243</text:p>
          </table:table-cell>
          <table:table-cell table:formula="of:=[.F645]-[.K645]" office:value-type="float" office:value="-28.0485000610352">
            <text:p>-28</text:p>
          </table:table-cell>
        </table:table-row>
        <table:table-row table:style-name="ro1">
          <table:table-cell office:value-type="string">
            <text:p><text:s text:c="3"/>641</text:p>
          </table:table-cell>
          <table:table-cell office:value-type="string">
            <text:p><text:s text:c="3"/>2273</text:p>
          </table:table-cell>
          <table:table-cell office:value-type="string">
            <text:p><text:s text:c="3"/>5219</text:p>
          </table:table-cell>
          <table:table-cell office:value-type="string">
            <text:p><text:s text:c="5"/>60</text:p>
          </table:table-cell>
          <table:table-cell table:formula="of:=[.B646]/1" office:value-type="float" office:value="2273">
            <text:p>2273</text:p>
          </table:table-cell>
          <table:table-cell table:formula="of:=[.C646]/1" office:value-type="float" office:value="5219">
            <text:p>5219</text:p>
          </table:table-cell>
          <table:table-cell table:formula="of:=[.G$1]+[.E646]*([.G$2]+[.E646]*([.G$3]+[.G$4]*[.E646]))" office:value-type="float" office:value="5250.70472821316">
            <text:p>5250.705</text:p>
          </table:table-cell>
          <table:table-cell table:formula="of:=[.F646]-[.G646]" office:value-type="float" office:value="-31.7047282131625">
            <text:p>-31.705</text:p>
          </table:table-cell>
          <table:table-cell table:formula="of:=INT([.I$4]*[.E646]*([.J$3]/[.J$4])+[.I$3])" office:value-type="float" office:value="182415916">
            <text:p>182415916</text:p>
          </table:table-cell>
          <table:table-cell table:formula="of:=INT([.I646]*[.E646]*([.J$2]/[.J$3]))+[.I$2]" office:value-type="float" office:value="-2398110">
            <text:p>-2398110</text:p>
          </table:table-cell>
          <table:table-cell table:formula="of:=[.J646]*[.E646]*(1/[.J$2])+[.I$1]" office:value-type="float" office:value="5250.22565078735">
            <text:p>5250</text:p>
          </table:table-cell>
          <table:table-cell table:formula="of:=[.F646]-[.K646]" office:value-type="float" office:value="-31.2256507873535">
            <text:p>-31</text:p>
          </table:table-cell>
        </table:table-row>
        <table:table-row table:style-name="ro1">
          <table:table-cell office:value-type="string">
            <text:p><text:s text:c="3"/>642</text:p>
          </table:table-cell>
          <table:table-cell office:value-type="string">
            <text:p><text:s text:c="3"/>2275</text:p>
          </table:table-cell>
          <table:table-cell office:value-type="string">
            <text:p><text:s text:c="3"/>5224</text:p>
          </table:table-cell>
          <table:table-cell office:value-type="string">
            <text:p><text:s text:c="5"/>55</text:p>
          </table:table-cell>
          <table:table-cell table:formula="of:=[.B647]/1" office:value-type="float" office:value="2275">
            <text:p>2275</text:p>
          </table:table-cell>
          <table:table-cell table:formula="of:=[.C647]/1" office:value-type="float" office:value="5224">
            <text:p>5224</text:p>
          </table:table-cell>
          <table:table-cell table:formula="of:=[.G$1]+[.E647]*([.G$2]+[.E647]*([.G$3]+[.G$4]*[.E647]))" office:value-type="float" office:value="5254.32922025454">
            <text:p>5254.329</text:p>
          </table:table-cell>
          <table:table-cell table:formula="of:=[.F647]-[.G647]" office:value-type="float" office:value="-30.3292202545435">
            <text:p>-30.329</text:p>
          </table:table-cell>
          <table:table-cell table:formula="of:=INT([.I$4]*[.E647]*([.J$3]/[.J$4])+[.I$3])" office:value-type="float" office:value="182425138">
            <text:p>182425138</text:p>
          </table:table-cell>
          <table:table-cell table:formula="of:=INT([.I647]*[.E647]*([.J$2]/[.J$3]))+[.I$2]" office:value-type="float" office:value="-2395167">
            <text:p>-2395167</text:p>
          </table:table-cell>
          <table:table-cell table:formula="of:=[.J647]*[.E647]*(1/[.J$2])+[.I$1]" office:value-type="float" office:value="5253.84790611267">
            <text:p>5254</text:p>
          </table:table-cell>
          <table:table-cell table:formula="of:=[.F647]-[.K647]" office:value-type="float" office:value="-29.8479061126709">
            <text:p>-30</text:p>
          </table:table-cell>
        </table:table-row>
        <table:table-row table:style-name="ro1">
          <table:table-cell office:value-type="string">
            <text:p><text:s text:c="3"/>643</text:p>
          </table:table-cell>
          <table:table-cell office:value-type="string">
            <text:p><text:s text:c="3"/>2278</text:p>
          </table:table-cell>
          <table:table-cell office:value-type="string">
            <text:p><text:s text:c="3"/>5228</text:p>
          </table:table-cell>
          <table:table-cell office:value-type="string">
            <text:p><text:s text:c="5"/>59</text:p>
          </table:table-cell>
          <table:table-cell table:formula="of:=[.B648]/1" office:value-type="float" office:value="2278">
            <text:p>2278</text:p>
          </table:table-cell>
          <table:table-cell table:formula="of:=[.C648]/1" office:value-type="float" office:value="5228">
            <text:p>5228</text:p>
          </table:table-cell>
          <table:table-cell table:formula="of:=[.G$1]+[.E648]*([.G$2]+[.E648]*([.G$3]+[.G$4]*[.E648]))" office:value-type="float" office:value="5259.81035843245">
            <text:p>5259.810</text:p>
          </table:table-cell>
          <table:table-cell table:formula="of:=[.F648]-[.G648]" office:value-type="float" office:value="-31.8103584324508">
            <text:p>-31.810</text:p>
          </table:table-cell>
          <table:table-cell table:formula="of:=INT([.I$4]*[.E648]*([.J$3]/[.J$4])+[.I$3])" office:value-type="float" office:value="182438971">
            <text:p>182438971</text:p>
          </table:table-cell>
          <table:table-cell table:formula="of:=INT([.I648]*[.E648]*([.J$2]/[.J$3]))+[.I$2]" office:value-type="float" office:value="-2390751">
            <text:p>-2390751</text:p>
          </table:table-cell>
          <table:table-cell table:formula="of:=[.J648]*[.E648]*(1/[.J$2])+[.I$1]" office:value-type="float" office:value="5259.32990646362">
            <text:p>5259</text:p>
          </table:table-cell>
          <table:table-cell table:formula="of:=[.F648]-[.K648]" office:value-type="float" office:value="-31.329906463623">
            <text:p>-31</text:p>
          </table:table-cell>
        </table:table-row>
        <table:table-row table:style-name="ro1">
          <table:table-cell office:value-type="string">
            <text:p><text:s text:c="3"/>644</text:p>
          </table:table-cell>
          <table:table-cell office:value-type="string">
            <text:p><text:s text:c="3"/>2280</text:p>
          </table:table-cell>
          <table:table-cell office:value-type="string">
            <text:p><text:s text:c="3"/>5232</text:p>
          </table:table-cell>
          <table:table-cell office:value-type="string">
            <text:p><text:s text:c="5"/>61</text:p>
          </table:table-cell>
          <table:table-cell table:formula="of:=[.B649]/1" office:value-type="float" office:value="2280">
            <text:p>2280</text:p>
          </table:table-cell>
          <table:table-cell table:formula="of:=[.C649]/1" office:value-type="float" office:value="5232">
            <text:p>5232</text:p>
          </table:table-cell>
          <table:table-cell table:formula="of:=[.G$1]+[.E649]*([.G$2]+[.E649]*([.G$3]+[.G$4]*[.E649]))" office:value-type="float" office:value="5263.49405532528">
            <text:p>5263.494</text:p>
          </table:table-cell>
          <table:table-cell table:formula="of:=[.F649]-[.G649]" office:value-type="float" office:value="-31.49405532528">
            <text:p>-31.494</text:p>
          </table:table-cell>
          <table:table-cell table:formula="of:=INT([.I$4]*[.E649]*([.J$3]/[.J$4])+[.I$3])" office:value-type="float" office:value="182448193">
            <text:p>182448193</text:p>
          </table:table-cell>
          <table:table-cell table:formula="of:=INT([.I649]*[.E649]*([.J$2]/[.J$3]))+[.I$2]" office:value-type="float" office:value="-2387807">
            <text:p>-2387807</text:p>
          </table:table-cell>
          <table:table-cell table:formula="of:=[.J649]*[.E649]*(1/[.J$2])+[.I$1]" office:value-type="float" office:value="5263.01264953613">
            <text:p>5263</text:p>
          </table:table-cell>
          <table:table-cell table:formula="of:=[.F649]-[.K649]" office:value-type="float" office:value="-31.0126495361328">
            <text:p>-31</text:p>
          </table:table-cell>
        </table:table-row>
        <table:table-row table:style-name="ro1">
          <table:table-cell office:value-type="string">
            <text:p><text:s text:c="3"/>645</text:p>
          </table:table-cell>
          <table:table-cell office:value-type="string">
            <text:p><text:s text:c="3"/>2282</text:p>
          </table:table-cell>
          <table:table-cell office:value-type="string">
            <text:p><text:s text:c="3"/>5238</text:p>
          </table:table-cell>
          <table:table-cell office:value-type="string">
            <text:p><text:s text:c="5"/>62</text:p>
          </table:table-cell>
          <table:table-cell table:formula="of:=[.B650]/1" office:value-type="float" office:value="2282">
            <text:p>2282</text:p>
          </table:table-cell>
          <table:table-cell table:formula="of:=[.C650]/1" office:value-type="float" office:value="5238">
            <text:p>5238</text:p>
          </table:table-cell>
          <table:table-cell table:formula="of:=[.G$1]+[.E650]*([.G$2]+[.E650]*([.G$3]+[.G$4]*[.E650]))" office:value-type="float" office:value="5267.20143979509">
            <text:p>5267.201</text:p>
          </table:table-cell>
          <table:table-cell table:formula="of:=[.F650]-[.G650]" office:value-type="float" office:value="-29.2014397950879">
            <text:p>-29.201</text:p>
          </table:table-cell>
          <table:table-cell table:formula="of:=INT([.I$4]*[.E650]*([.J$3]/[.J$4])+[.I$3])" office:value-type="float" office:value="182457415">
            <text:p>182457415</text:p>
          </table:table-cell>
          <table:table-cell table:formula="of:=INT([.I650]*[.E650]*([.J$2]/[.J$3]))+[.I$2]" office:value-type="float" office:value="-2384862">
            <text:p>-2384862</text:p>
          </table:table-cell>
          <table:table-cell table:formula="of:=[.J650]*[.E650]*(1/[.J$2])+[.I$1]" office:value-type="float" office:value="5266.72220611572">
            <text:p>5267</text:p>
          </table:table-cell>
          <table:table-cell table:formula="of:=[.F650]-[.K650]" office:value-type="float" office:value="-28.7222061157227">
            <text:p>-29</text:p>
          </table:table-cell>
        </table:table-row>
        <table:table-row table:style-name="ro1">
          <table:table-cell office:value-type="string">
            <text:p><text:s text:c="3"/>646</text:p>
          </table:table-cell>
          <table:table-cell office:value-type="string">
            <text:p><text:s text:c="3"/>2285</text:p>
          </table:table-cell>
          <table:table-cell office:value-type="string">
            <text:p><text:s text:c="3"/>5243</text:p>
          </table:table-cell>
          <table:table-cell office:value-type="string">
            <text:p><text:s text:c="5"/>63</text:p>
          </table:table-cell>
          <table:table-cell table:formula="of:=[.B651]/1" office:value-type="float" office:value="2285">
            <text:p>2285</text:p>
          </table:table-cell>
          <table:table-cell table:formula="of:=[.C651]/1" office:value-type="float" office:value="5243">
            <text:p>5243</text:p>
          </table:table-cell>
          <table:table-cell table:formula="of:=[.G$1]+[.E651]*([.G$2]+[.E651]*([.G$3]+[.G$4]*[.E651]))" office:value-type="float" office:value="5272.80693775214">
            <text:p>5272.807</text:p>
          </table:table-cell>
          <table:table-cell table:formula="of:=[.F651]-[.G651]" office:value-type="float" office:value="-29.8069377521369">
            <text:p>-29.807</text:p>
          </table:table-cell>
          <table:table-cell table:formula="of:=INT([.I$4]*[.E651]*([.J$3]/[.J$4])+[.I$3])" office:value-type="float" office:value="182471248">
            <text:p>182471248</text:p>
          </table:table-cell>
          <table:table-cell table:formula="of:=INT([.I651]*[.E651]*([.J$2]/[.J$3]))+[.I$2]" office:value-type="float" office:value="-2380445">
            <text:p>-2380445</text:p>
          </table:table-cell>
          <table:table-cell table:formula="of:=[.J651]*[.E651]*(1/[.J$2])+[.I$1]" office:value-type="float" office:value="5272.32649040222">
            <text:p>5272</text:p>
          </table:table-cell>
          <table:table-cell table:formula="of:=[.F651]-[.K651]" office:value-type="float" office:value="-29.3264904022217">
            <text:p>-29</text:p>
          </table:table-cell>
        </table:table-row>
        <table:table-row table:style-name="ro1">
          <table:table-cell office:value-type="string">
            <text:p><text:s text:c="3"/>647</text:p>
          </table:table-cell>
          <table:table-cell office:value-type="string">
            <text:p><text:s text:c="3"/>2287</text:p>
          </table:table-cell>
          <table:table-cell office:value-type="string">
            <text:p><text:s text:c="3"/>5247</text:p>
          </table:table-cell>
          <table:table-cell office:value-type="string">
            <text:p><text:s text:c="5"/>47</text:p>
          </table:table-cell>
          <table:table-cell table:formula="of:=[.B652]/1" office:value-type="float" office:value="2287">
            <text:p>2287</text:p>
          </table:table-cell>
          <table:table-cell table:formula="of:=[.C652]/1" office:value-type="float" office:value="5247">
            <text:p>5247</text:p>
          </table:table-cell>
          <table:table-cell table:formula="of:=[.G$1]+[.E652]*([.G$2]+[.E652]*([.G$3]+[.G$4]*[.E652]))" office:value-type="float" office:value="5276.57355525539">
            <text:p>5276.574</text:p>
          </table:table-cell>
          <table:table-cell table:formula="of:=[.F652]-[.G652]" office:value-type="float" office:value="-29.5735552553924">
            <text:p>-29.574</text:p>
          </table:table-cell>
          <table:table-cell table:formula="of:=INT([.I$4]*[.E652]*([.J$3]/[.J$4])+[.I$3])" office:value-type="float" office:value="182480470">
            <text:p>182480470</text:p>
          </table:table-cell>
          <table:table-cell table:formula="of:=INT([.I652]*[.E652]*([.J$2]/[.J$3]))+[.I$2]" office:value-type="float" office:value="-2377500">
            <text:p>-2377500</text:p>
          </table:table-cell>
          <table:table-cell table:formula="of:=[.J652]*[.E652]*(1/[.J$2])+[.I$1]" office:value-type="float" office:value="5276.0922164917">
            <text:p>5276</text:p>
          </table:table-cell>
          <table:table-cell table:formula="of:=[.F652]-[.K652]" office:value-type="float" office:value="-29.0922164916992">
            <text:p>-29</text:p>
          </table:table-cell>
        </table:table-row>
        <table:table-row table:style-name="ro1">
          <table:table-cell office:value-type="string">
            <text:p><text:s text:c="3"/>648</text:p>
          </table:table-cell>
          <table:table-cell office:value-type="string">
            <text:p><text:s text:c="3"/>2291</text:p>
          </table:table-cell>
          <table:table-cell office:value-type="string">
            <text:p><text:s text:c="3"/>5253</text:p>
          </table:table-cell>
          <table:table-cell office:value-type="string">
            <text:p><text:s text:c="5"/>43</text:p>
          </table:table-cell>
          <table:table-cell table:formula="of:=[.B653]/1" office:value-type="float" office:value="2291">
            <text:p>2291</text:p>
          </table:table-cell>
          <table:table-cell table:formula="of:=[.C653]/1" office:value-type="float" office:value="5253">
            <text:p>5253</text:p>
          </table:table-cell>
          <table:table-cell table:formula="of:=[.G$1]+[.E653]*([.G$2]+[.E653]*([.G$3]+[.G$4]*[.E653]))" office:value-type="float" office:value="5284.17789003204">
            <text:p>5284.178</text:p>
          </table:table-cell>
          <table:table-cell table:formula="of:=[.F653]-[.G653]" office:value-type="float" office:value="-31.1778900320423">
            <text:p>-31.178</text:p>
          </table:table-cell>
          <table:table-cell table:formula="of:=INT([.I$4]*[.E653]*([.J$3]/[.J$4])+[.I$3])" office:value-type="float" office:value="182498915">
            <text:p>182498915</text:p>
          </table:table-cell>
          <table:table-cell table:formula="of:=INT([.I653]*[.E653]*([.J$2]/[.J$3]))+[.I$2]" office:value-type="float" office:value="-2371608">
            <text:p>-2371608</text:p>
          </table:table-cell>
          <table:table-cell table:formula="of:=[.J653]*[.E653]*(1/[.J$2])+[.I$1]" office:value-type="float" office:value="5283.69981384277">
            <text:p>5284</text:p>
          </table:table-cell>
          <table:table-cell table:formula="of:=[.F653]-[.K653]" office:value-type="float" office:value="-30.6998138427734">
            <text:p>-31</text:p>
          </table:table-cell>
        </table:table-row>
        <table:table-row table:style-name="ro1">
          <table:table-cell office:value-type="string">
            <text:p><text:s text:c="3"/>649</text:p>
          </table:table-cell>
          <table:table-cell office:value-type="string">
            <text:p><text:s text:c="3"/>2294</text:p>
          </table:table-cell>
          <table:table-cell office:value-type="string">
            <text:p><text:s text:c="3"/>5257</text:p>
          </table:table-cell>
          <table:table-cell office:value-type="string">
            <text:p><text:s text:c="5"/>43</text:p>
          </table:table-cell>
          <table:table-cell table:formula="of:=[.B654]/1" office:value-type="float" office:value="2294">
            <text:p>2294</text:p>
          </table:table-cell>
          <table:table-cell table:formula="of:=[.C654]/1" office:value-type="float" office:value="5257">
            <text:p>5257</text:p>
          </table:table-cell>
          <table:table-cell table:formula="of:=[.G$1]+[.E654]*([.G$2]+[.E654]*([.G$3]+[.G$4]*[.E654]))" office:value-type="float" office:value="5289.9433660953">
            <text:p>5289.943</text:p>
          </table:table-cell>
          <table:table-cell table:formula="of:=[.F654]-[.G654]" office:value-type="float" office:value="-32.9433660953">
            <text:p>-32.943</text:p>
          </table:table-cell>
          <table:table-cell table:formula="of:=INT([.I$4]*[.E654]*([.J$3]/[.J$4])+[.I$3])" office:value-type="float" office:value="182512748">
            <text:p>182512748</text:p>
          </table:table-cell>
          <table:table-cell table:formula="of:=INT([.I654]*[.E654]*([.J$2]/[.J$3]))+[.I$2]" office:value-type="float" office:value="-2367189">
            <text:p>-2367189</text:p>
          </table:table-cell>
          <table:table-cell table:formula="of:=[.J654]*[.E654]*(1/[.J$2])+[.I$1]" office:value-type="float" office:value="5289.46451187134">
            <text:p>5289</text:p>
          </table:table-cell>
          <table:table-cell table:formula="of:=[.F654]-[.K654]" office:value-type="float" office:value="-32.4645118713379">
            <text:p>-32</text:p>
          </table:table-cell>
        </table:table-row>
        <table:table-row table:style-name="ro1">
          <table:table-cell office:value-type="string">
            <text:p><text:s text:c="3"/>650</text:p>
          </table:table-cell>
          <table:table-cell office:value-type="string">
            <text:p><text:s text:c="3"/>2296</text:p>
          </table:table-cell>
          <table:table-cell office:value-type="string">
            <text:p><text:s text:c="3"/>5263</text:p>
          </table:table-cell>
          <table:table-cell office:value-type="string">
            <text:p><text:s text:c="5"/>55</text:p>
          </table:table-cell>
          <table:table-cell table:formula="of:=[.B655]/1" office:value-type="float" office:value="2296">
            <text:p>2296</text:p>
          </table:table-cell>
          <table:table-cell table:formula="of:=[.C655]/1" office:value-type="float" office:value="5263">
            <text:p>5263</text:p>
          </table:table-cell>
          <table:table-cell table:formula="of:=[.G$1]+[.E655]*([.G$2]+[.E655]*([.G$3]+[.G$4]*[.E655]))" office:value-type="float" office:value="5293.81665378636">
            <text:p>5293.817</text:p>
          </table:table-cell>
          <table:table-cell table:formula="of:=[.F655]-[.G655]" office:value-type="float" office:value="-30.8166537863617">
            <text:p>-30.817</text:p>
          </table:table-cell>
          <table:table-cell table:formula="of:=INT([.I$4]*[.E655]*([.J$3]/[.J$4])+[.I$3])" office:value-type="float" office:value="182521970">
            <text:p>182521970</text:p>
          </table:table-cell>
          <table:table-cell table:formula="of:=INT([.I655]*[.E655]*([.J$2]/[.J$3]))+[.I$2]" office:value-type="float" office:value="-2364243">
            <text:p>-2364243</text:p>
          </table:table-cell>
          <table:table-cell table:formula="of:=[.J655]*[.E655]*(1/[.J$2])+[.I$1]" office:value-type="float" office:value="5293.33573913574">
            <text:p>5293</text:p>
          </table:table-cell>
          <table:table-cell table:formula="of:=[.F655]-[.K655]" office:value-type="float" office:value="-30.3357391357422">
            <text:p>-30</text:p>
          </table:table-cell>
        </table:table-row>
        <table:table-row table:style-name="ro1">
          <table:table-cell office:value-type="string">
            <text:p><text:s text:c="3"/>651</text:p>
          </table:table-cell>
          <table:table-cell office:value-type="string">
            <text:p><text:s text:c="3"/>2298</text:p>
          </table:table-cell>
          <table:table-cell office:value-type="string">
            <text:p><text:s text:c="3"/>5268</text:p>
          </table:table-cell>
          <table:table-cell office:value-type="string">
            <text:p><text:s text:c="5"/>55</text:p>
          </table:table-cell>
          <table:table-cell table:formula="of:=[.B656]/1" office:value-type="float" office:value="2298">
            <text:p>2298</text:p>
          </table:table-cell>
          <table:table-cell table:formula="of:=[.C656]/1" office:value-type="float" office:value="5268">
            <text:p>5268</text:p>
          </table:table-cell>
          <table:table-cell table:formula="of:=[.G$1]+[.E656]*([.G$2]+[.E656]*([.G$3]+[.G$4]*[.E656]))" office:value-type="float" office:value="5297.7136548208">
            <text:p>5297.714</text:p>
          </table:table-cell>
          <table:table-cell table:formula="of:=[.F656]-[.G656]" office:value-type="float" office:value="-29.7136548208036">
            <text:p>-29.714</text:p>
          </table:table-cell>
          <table:table-cell table:formula="of:=INT([.I$4]*[.E656]*([.J$3]/[.J$4])+[.I$3])" office:value-type="float" office:value="182531192">
            <text:p>182531192</text:p>
          </table:table-cell>
          <table:table-cell table:formula="of:=INT([.I656]*[.E656]*([.J$2]/[.J$3]))+[.I$2]" office:value-type="float" office:value="-2361296">
            <text:p>-2361296</text:p>
          </table:table-cell>
          <table:table-cell table:formula="of:=[.J656]*[.E656]*(1/[.J$2])+[.I$1]" office:value-type="float" office:value="5297.23382568359">
            <text:p>5297</text:p>
          </table:table-cell>
          <table:table-cell table:formula="of:=[.F656]-[.K656]" office:value-type="float" office:value="-29.2338256835937">
            <text:p>-29</text:p>
          </table:table-cell>
        </table:table-row>
        <table:table-row table:style-name="ro1">
          <table:table-cell office:value-type="string">
            <text:p><text:s text:c="3"/>652</text:p>
          </table:table-cell>
          <table:table-cell office:value-type="string">
            <text:p><text:s text:c="3"/>2301</text:p>
          </table:table-cell>
          <table:table-cell office:value-type="string">
            <text:p><text:s text:c="3"/>5272</text:p>
          </table:table-cell>
          <table:table-cell office:value-type="string">
            <text:p><text:s text:c="5"/>43</text:p>
          </table:table-cell>
          <table:table-cell table:formula="of:=[.B657]/1" office:value-type="float" office:value="2301">
            <text:p>2301</text:p>
          </table:table-cell>
          <table:table-cell table:formula="of:=[.C657]/1" office:value-type="float" office:value="5272">
            <text:p>5272</text:p>
          </table:table-cell>
          <table:table-cell table:formula="of:=[.G$1]+[.E657]*([.G$2]+[.E657]*([.G$3]+[.G$4]*[.E657]))" office:value-type="float" office:value="5303.6036259368">
            <text:p>5303.604</text:p>
          </table:table-cell>
          <table:table-cell table:formula="of:=[.F657]-[.G657]" office:value-type="float" office:value="-31.6036259368029">
            <text:p>-31.604</text:p>
          </table:table-cell>
          <table:table-cell table:formula="of:=INT([.I$4]*[.E657]*([.J$3]/[.J$4])+[.I$3])" office:value-type="float" office:value="182545025">
            <text:p>182545025</text:p>
          </table:table-cell>
          <table:table-cell table:formula="of:=INT([.I657]*[.E657]*([.J$2]/[.J$3]))+[.I$2]" office:value-type="float" office:value="-2356875">
            <text:p>-2356875</text:p>
          </table:table-cell>
          <table:table-cell table:formula="of:=[.J657]*[.E657]*(1/[.J$2])+[.I$1]" office:value-type="float" office:value="5303.12530708313">
            <text:p>5303</text:p>
          </table:table-cell>
          <table:table-cell table:formula="of:=[.F657]-[.K657]" office:value-type="float" office:value="-31.1253070831299">
            <text:p>-31</text:p>
          </table:table-cell>
        </table:table-row>
        <table:table-row table:style-name="ro1">
          <table:table-cell office:value-type="string">
            <text:p><text:s text:c="3"/>653</text:p>
          </table:table-cell>
          <table:table-cell office:value-type="string">
            <text:p><text:s text:c="3"/>2303</text:p>
          </table:table-cell>
          <table:table-cell office:value-type="string">
            <text:p><text:s text:c="3"/>5279</text:p>
          </table:table-cell>
          <table:table-cell office:value-type="string">
            <text:p><text:s text:c="5"/>42</text:p>
          </table:table-cell>
          <table:table-cell table:formula="of:=[.B658]/1" office:value-type="float" office:value="2303">
            <text:p>2303</text:p>
          </table:table-cell>
          <table:table-cell table:formula="of:=[.C658]/1" office:value-type="float" office:value="5279">
            <text:p>5279</text:p>
          </table:table-cell>
          <table:table-cell table:formula="of:=[.G$1]+[.E658]*([.G$2]+[.E658]*([.G$3]+[.G$4]*[.E658]))" office:value-type="float" office:value="5307.55992442069">
            <text:p>5307.560</text:p>
          </table:table-cell>
          <table:table-cell table:formula="of:=[.F658]-[.G658]" office:value-type="float" office:value="-28.5599244206915">
            <text:p>-28.560</text:p>
          </table:table-cell>
          <table:table-cell table:formula="of:=INT([.I$4]*[.E658]*([.J$3]/[.J$4])+[.I$3])" office:value-type="float" office:value="182554247">
            <text:p>182554247</text:p>
          </table:table-cell>
          <table:table-cell table:formula="of:=INT([.I658]*[.E658]*([.J$2]/[.J$3]))+[.I$2]" office:value-type="float" office:value="-2353928">
            <text:p>-2353928</text:p>
          </table:table-cell>
          <table:table-cell table:formula="of:=[.J658]*[.E658]*(1/[.J$2])+[.I$1]" office:value-type="float" office:value="5307.07960510254">
            <text:p>5307</text:p>
          </table:table-cell>
          <table:table-cell table:formula="of:=[.F658]-[.K658]" office:value-type="float" office:value="-28.0796051025391">
            <text:p>-28</text:p>
          </table:table-cell>
        </table:table-row>
        <table:table-row table:style-name="ro1">
          <table:table-cell office:value-type="string">
            <text:p><text:s text:c="3"/>654</text:p>
          </table:table-cell>
          <table:table-cell office:value-type="string">
            <text:p><text:s text:c="3"/>2307</text:p>
          </table:table-cell>
          <table:table-cell office:value-type="string">
            <text:p><text:s text:c="3"/>5282</text:p>
          </table:table-cell>
          <table:table-cell office:value-type="string">
            <text:p><text:s text:c="5"/>51</text:p>
          </table:table-cell>
          <table:table-cell table:formula="of:=[.B659]/1" office:value-type="float" office:value="2307">
            <text:p>2307</text:p>
          </table:table-cell>
          <table:table-cell table:formula="of:=[.C659]/1" office:value-type="float" office:value="5282">
            <text:p>5282</text:p>
          </table:table-cell>
          <table:table-cell table:formula="of:=[.G$1]+[.E659]*([.G$2]+[.E659]*([.G$3]+[.G$4]*[.E659]))" office:value-type="float" office:value="5315.54369845781">
            <text:p>5315.544</text:p>
          </table:table-cell>
          <table:table-cell table:formula="of:=[.F659]-[.G659]" office:value-type="float" office:value="-33.5436984578082">
            <text:p>-33.544</text:p>
          </table:table-cell>
          <table:table-cell table:formula="of:=INT([.I$4]*[.E659]*([.J$3]/[.J$4])+[.I$3])" office:value-type="float" office:value="182572692">
            <text:p>182572692</text:p>
          </table:table-cell>
          <table:table-cell table:formula="of:=INT([.I659]*[.E659]*([.J$2]/[.J$3]))+[.I$2]" office:value-type="float" office:value="-2348032">
            <text:p>-2348032</text:p>
          </table:table-cell>
          <table:table-cell table:formula="of:=[.J659]*[.E659]*(1/[.J$2])+[.I$1]" office:value-type="float" office:value="5315.064453125">
            <text:p>5315</text:p>
          </table:table-cell>
          <table:table-cell table:formula="of:=[.F659]-[.K659]" office:value-type="float" office:value="-33.064453125">
            <text:p>-33</text:p>
          </table:table-cell>
        </table:table-row>
        <table:table-row table:style-name="ro1">
          <table:table-cell office:value-type="string">
            <text:p><text:s text:c="3"/>655</text:p>
          </table:table-cell>
          <table:table-cell office:value-type="string">
            <text:p><text:s text:c="3"/>2310</text:p>
          </table:table-cell>
          <table:table-cell office:value-type="string">
            <text:p><text:s text:c="3"/>5287</text:p>
          </table:table-cell>
          <table:table-cell office:value-type="string">
            <text:p><text:s text:c="5"/>56</text:p>
          </table:table-cell>
          <table:table-cell table:formula="of:=[.B660]/1" office:value-type="float" office:value="2310">
            <text:p>2310</text:p>
          </table:table-cell>
          <table:table-cell table:formula="of:=[.C660]/1" office:value-type="float" office:value="5287">
            <text:p>5287</text:p>
          </table:table-cell>
          <table:table-cell table:formula="of:=[.G$1]+[.E660]*([.G$2]+[.E660]*([.G$3]+[.G$4]*[.E660]))" office:value-type="float" office:value="5321.59382160322">
            <text:p>5321.594</text:p>
          </table:table-cell>
          <table:table-cell table:formula="of:=[.F660]-[.G660]" office:value-type="float" office:value="-34.5938216032155">
            <text:p>-34.594</text:p>
          </table:table-cell>
          <table:table-cell table:formula="of:=INT([.I$4]*[.E660]*([.J$3]/[.J$4])+[.I$3])" office:value-type="float" office:value="182586525">
            <text:p>182586525</text:p>
          </table:table-cell>
          <table:table-cell table:formula="of:=INT([.I660]*[.E660]*([.J$2]/[.J$3]))+[.I$2]" office:value-type="float" office:value="-2343610">
            <text:p>-2343610</text:p>
          </table:table-cell>
          <table:table-cell table:formula="of:=[.J660]*[.E660]*(1/[.J$2])+[.I$1]" office:value-type="float" office:value="5321.11212921143">
            <text:p>5321</text:p>
          </table:table-cell>
          <table:table-cell table:formula="of:=[.F660]-[.K660]" office:value-type="float" office:value="-34.1121292114258">
            <text:p>-34</text:p>
          </table:table-cell>
        </table:table-row>
        <table:table-row table:style-name="ro1">
          <table:table-cell office:value-type="string">
            <text:p><text:s text:c="3"/>656</text:p>
          </table:table-cell>
          <table:table-cell office:value-type="string">
            <text:p><text:s text:c="3"/>2312</text:p>
          </table:table-cell>
          <table:table-cell office:value-type="string">
            <text:p><text:s text:c="3"/>5295</text:p>
          </table:table-cell>
          <table:table-cell office:value-type="string">
            <text:p><text:s text:c="5"/>49</text:p>
          </table:table-cell>
          <table:table-cell table:formula="of:=[.B661]/1" office:value-type="float" office:value="2312">
            <text:p>2312</text:p>
          </table:table-cell>
          <table:table-cell table:formula="of:=[.C661]/1" office:value-type="float" office:value="5295">
            <text:p>5295</text:p>
          </table:table-cell>
          <table:table-cell table:formula="of:=[.G$1]+[.E661]*([.G$2]+[.E661]*([.G$3]+[.G$4]*[.E661]))" office:value-type="float" office:value="5325.65690622371">
            <text:p>5325.657</text:p>
          </table:table-cell>
          <table:table-cell table:formula="of:=[.F661]-[.G661]" office:value-type="float" office:value="-30.6569062237104">
            <text:p>-30.657</text:p>
          </table:table-cell>
          <table:table-cell table:formula="of:=INT([.I$4]*[.E661]*([.J$3]/[.J$4])+[.I$3])" office:value-type="float" office:value="182595747">
            <text:p>182595747</text:p>
          </table:table-cell>
          <table:table-cell table:formula="of:=INT([.I661]*[.E661]*([.J$2]/[.J$3]))+[.I$2]" office:value-type="float" office:value="-2340661">
            <text:p>-2340661</text:p>
          </table:table-cell>
          <table:table-cell table:formula="of:=[.J661]*[.E661]*(1/[.J$2])+[.I$1]" office:value-type="float" office:value="5325.17643737793">
            <text:p>5325</text:p>
          </table:table-cell>
          <table:table-cell table:formula="of:=[.F661]-[.K661]" office:value-type="float" office:value="-30.1764373779297">
            <text:p>-30</text:p>
          </table:table-cell>
        </table:table-row>
        <table:table-row table:style-name="ro1">
          <table:table-cell office:value-type="string">
            <text:p><text:s text:c="3"/>657</text:p>
          </table:table-cell>
          <table:table-cell office:value-type="string">
            <text:p><text:s text:c="3"/>2314</text:p>
          </table:table-cell>
          <table:table-cell office:value-type="string">
            <text:p><text:s text:c="3"/>5298</text:p>
          </table:table-cell>
          <table:table-cell office:value-type="string">
            <text:p><text:s text:c="5"/>42</text:p>
          </table:table-cell>
          <table:table-cell table:formula="of:=[.B662]/1" office:value-type="float" office:value="2314">
            <text:p>2314</text:p>
          </table:table-cell>
          <table:table-cell table:formula="of:=[.C662]/1" office:value-type="float" office:value="5298">
            <text:p>5298</text:p>
          </table:table-cell>
          <table:table-cell table:formula="of:=[.G$1]+[.E662]*([.G$2]+[.E662]*([.G$3]+[.G$4]*[.E662]))" office:value-type="float" office:value="5329.74372995399">
            <text:p>5329.744</text:p>
          </table:table-cell>
          <table:table-cell table:formula="of:=[.F662]-[.G662]" office:value-type="float" office:value="-31.7437299539852">
            <text:p>-31.744</text:p>
          </table:table-cell>
          <table:table-cell table:formula="of:=INT([.I$4]*[.E662]*([.J$3]/[.J$4])+[.I$3])" office:value-type="float" office:value="182604969">
            <text:p>182604969</text:p>
          </table:table-cell>
          <table:table-cell table:formula="of:=INT([.I662]*[.E662]*([.J$2]/[.J$3]))+[.I$2]" office:value-type="float" office:value="-2337712">
            <text:p>-2337712</text:p>
          </table:table-cell>
          <table:table-cell table:formula="of:=[.J662]*[.E662]*(1/[.J$2])+[.I$1]" office:value-type="float" office:value="5329.26324462891">
            <text:p>5329</text:p>
          </table:table-cell>
          <table:table-cell table:formula="of:=[.F662]-[.K662]" office:value-type="float" office:value="-31.2632446289062">
            <text:p>-31</text:p>
          </table:table-cell>
        </table:table-row>
        <table:table-row table:style-name="ro1">
          <table:table-cell office:value-type="string">
            <text:p><text:s text:c="3"/>658</text:p>
          </table:table-cell>
          <table:table-cell office:value-type="string">
            <text:p><text:s text:c="3"/>2317</text:p>
          </table:table-cell>
          <table:table-cell office:value-type="string">
            <text:p><text:s text:c="3"/>5304</text:p>
          </table:table-cell>
          <table:table-cell office:value-type="string">
            <text:p><text:s text:c="5"/>43</text:p>
          </table:table-cell>
          <table:table-cell table:formula="of:=[.B663]/1" office:value-type="float" office:value="2317">
            <text:p>2317</text:p>
          </table:table-cell>
          <table:table-cell table:formula="of:=[.C663]/1" office:value-type="float" office:value="5304">
            <text:p>5304</text:p>
          </table:table-cell>
          <table:table-cell table:formula="of:=[.G$1]+[.E663]*([.G$2]+[.E663]*([.G$3]+[.G$4]*[.E663]))" office:value-type="float" office:value="5335.91848342573">
            <text:p>5335.918</text:p>
          </table:table-cell>
          <table:table-cell table:formula="of:=[.F663]-[.G663]" office:value-type="float" office:value="-31.9184834257321">
            <text:p>-31.918</text:p>
          </table:table-cell>
          <table:table-cell table:formula="of:=INT([.I$4]*[.E663]*([.J$3]/[.J$4])+[.I$3])" office:value-type="float" office:value="182618802">
            <text:p>182618802</text:p>
          </table:table-cell>
          <table:table-cell table:formula="of:=INT([.I663]*[.E663]*([.J$2]/[.J$3]))+[.I$2]" office:value-type="float" office:value="-2333288">
            <text:p>-2333288</text:p>
          </table:table-cell>
          <table:table-cell table:formula="of:=[.J663]*[.E663]*(1/[.J$2])+[.I$1]" office:value-type="float" office:value="5335.43785095215">
            <text:p>5335</text:p>
          </table:table-cell>
          <table:table-cell table:formula="of:=[.F663]-[.K663]" office:value-type="float" office:value="-31.4378509521484">
            <text:p>-31</text:p>
          </table:table-cell>
        </table:table-row>
        <table:table-row table:style-name="ro1">
          <table:table-cell office:value-type="string">
            <text:p><text:s text:c="3"/>659</text:p>
          </table:table-cell>
          <table:table-cell office:value-type="string">
            <text:p><text:s text:c="3"/>2319</text:p>
          </table:table-cell>
          <table:table-cell office:value-type="string">
            <text:p><text:s text:c="3"/>5309</text:p>
          </table:table-cell>
          <table:table-cell office:value-type="string">
            <text:p><text:s text:c="5"/>53</text:p>
          </table:table-cell>
          <table:table-cell table:formula="of:=[.B664]/1" office:value-type="float" office:value="2319">
            <text:p>2319</text:p>
          </table:table-cell>
          <table:table-cell table:formula="of:=[.C664]/1" office:value-type="float" office:value="5309">
            <text:p>5309</text:p>
          </table:table-cell>
          <table:table-cell table:formula="of:=[.G$1]+[.E664]*([.G$2]+[.E664]*([.G$3]+[.G$4]*[.E664]))" office:value-type="float" office:value="5340.06466902146">
            <text:p>5340.065</text:p>
          </table:table-cell>
          <table:table-cell table:formula="of:=[.F664]-[.G664]" office:value-type="float" office:value="-31.0646690214562">
            <text:p>-31.065</text:p>
          </table:table-cell>
          <table:table-cell table:formula="of:=INT([.I$4]*[.E664]*([.J$3]/[.J$4])+[.I$3])" office:value-type="float" office:value="182628024">
            <text:p>182628024</text:p>
          </table:table-cell>
          <table:table-cell table:formula="of:=INT([.I664]*[.E664]*([.J$2]/[.J$3]))+[.I$2]" office:value-type="float" office:value="-2330338">
            <text:p>-2330338</text:p>
          </table:table-cell>
          <table:table-cell table:formula="of:=[.J664]*[.E664]*(1/[.J$2])+[.I$1]" office:value-type="float" office:value="5339.58533096314">
            <text:p>5340</text:p>
          </table:table-cell>
          <table:table-cell table:formula="of:=[.F664]-[.K664]" office:value-type="float" office:value="-30.5853309631348">
            <text:p>-31</text:p>
          </table:table-cell>
        </table:table-row>
        <table:table-row table:style-name="ro1">
          <table:table-cell office:value-type="string">
            <text:p><text:s text:c="3"/>660</text:p>
          </table:table-cell>
          <table:table-cell office:value-type="string">
            <text:p><text:s text:c="3"/>2323</text:p>
          </table:table-cell>
          <table:table-cell office:value-type="string">
            <text:p><text:s text:c="3"/>5316</text:p>
          </table:table-cell>
          <table:table-cell office:value-type="string">
            <text:p><text:s text:c="5"/>56</text:p>
          </table:table-cell>
          <table:table-cell table:formula="of:=[.B665]/1" office:value-type="float" office:value="2323">
            <text:p>2323</text:p>
          </table:table-cell>
          <table:table-cell table:formula="of:=[.C665]/1" office:value-type="float" office:value="5316">
            <text:p>5316</text:p>
          </table:table-cell>
          <table:table-cell table:formula="of:=[.G$1]+[.E665]*([.G$2]+[.E665]*([.G$3]+[.G$4]*[.E665]))" office:value-type="float" office:value="5348.42829458144">
            <text:p>5348.428</text:p>
          </table:table-cell>
          <table:table-cell table:formula="of:=[.F665]-[.G665]" office:value-type="float" office:value="-32.4282945814375">
            <text:p>-32.428</text:p>
          </table:table-cell>
          <table:table-cell table:formula="of:=INT([.I$4]*[.E665]*([.J$3]/[.J$4])+[.I$3])" office:value-type="float" office:value="182646469">
            <text:p>182646469</text:p>
          </table:table-cell>
          <table:table-cell table:formula="of:=INT([.I665]*[.E665]*([.J$2]/[.J$3]))+[.I$2]" office:value-type="float" office:value="-2324438">
            <text:p>-2324438</text:p>
          </table:table-cell>
          <table:table-cell table:formula="of:=[.J665]*[.E665]*(1/[.J$2])+[.I$1]" office:value-type="float" office:value="5347.94781112671">
            <text:p>5348</text:p>
          </table:table-cell>
          <table:table-cell table:formula="of:=[.F665]-[.K665]" office:value-type="float" office:value="-31.947811126709">
            <text:p>-32</text:p>
          </table:table-cell>
        </table:table-row>
        <table:table-row table:style-name="ro1">
          <table:table-cell office:value-type="string">
            <text:p><text:s text:c="3"/>661</text:p>
          </table:table-cell>
          <table:table-cell office:value-type="string">
            <text:p><text:s text:c="3"/>2325</text:p>
          </table:table-cell>
          <table:table-cell office:value-type="string">
            <text:p><text:s text:c="3"/>5322</text:p>
          </table:table-cell>
          <table:table-cell office:value-type="string">
            <text:p><text:s text:c="5"/>45</text:p>
          </table:table-cell>
          <table:table-cell table:formula="of:=[.B666]/1" office:value-type="float" office:value="2325">
            <text:p>2325</text:p>
          </table:table-cell>
          <table:table-cell table:formula="of:=[.C666]/1" office:value-type="float" office:value="5322">
            <text:p>5322</text:p>
          </table:table-cell>
          <table:table-cell table:formula="of:=[.G$1]+[.E666]*([.G$2]+[.E666]*([.G$3]+[.G$4]*[.E666]))" office:value-type="float" office:value="5352.6457409873">
            <text:p>5352.646</text:p>
          </table:table-cell>
          <table:table-cell table:formula="of:=[.F666]-[.G666]" office:value-type="float" office:value="-30.6457409872964">
            <text:p>-30.646</text:p>
          </table:table-cell>
          <table:table-cell table:formula="of:=INT([.I$4]*[.E666]*([.J$3]/[.J$4])+[.I$3])" office:value-type="float" office:value="182655691">
            <text:p>182655691</text:p>
          </table:table-cell>
          <table:table-cell table:formula="of:=INT([.I666]*[.E666]*([.J$2]/[.J$3]))+[.I$2]" office:value-type="float" office:value="-2321487">
            <text:p>-2321487</text:p>
          </table:table-cell>
          <table:table-cell table:formula="of:=[.J666]*[.E666]*(1/[.J$2])+[.I$1]" office:value-type="float" office:value="5352.16724586487">
            <text:p>5352</text:p>
          </table:table-cell>
          <table:table-cell table:formula="of:=[.F666]-[.K666]" office:value-type="float" office:value="-30.1672458648682">
            <text:p>-30</text:p>
          </table:table-cell>
        </table:table-row>
        <table:table-row table:style-name="ro1">
          <table:table-cell office:value-type="string">
            <text:p><text:s text:c="3"/>662</text:p>
          </table:table-cell>
          <table:table-cell office:value-type="string">
            <text:p><text:s text:c="3"/>2328</text:p>
          </table:table-cell>
          <table:table-cell office:value-type="string">
            <text:p><text:s text:c="3"/>5325</text:p>
          </table:table-cell>
          <table:table-cell office:value-type="string">
            <text:p><text:s text:c="5"/>28</text:p>
          </table:table-cell>
          <table:table-cell table:formula="of:=[.B667]/1" office:value-type="float" office:value="2328">
            <text:p>2328</text:p>
          </table:table-cell>
          <table:table-cell table:formula="of:=[.C667]/1" office:value-type="float" office:value="5325">
            <text:p>5325</text:p>
          </table:table-cell>
          <table:table-cell table:formula="of:=[.G$1]+[.E667]*([.G$2]+[.E667]*([.G$3]+[.G$4]*[.E667]))" office:value-type="float" office:value="5359.01646168692">
            <text:p>5359.016</text:p>
          </table:table-cell>
          <table:table-cell table:formula="of:=[.F667]-[.G667]" office:value-type="float" office:value="-34.0164616869242">
            <text:p>-34.016</text:p>
          </table:table-cell>
          <table:table-cell table:formula="of:=INT([.I$4]*[.E667]*([.J$3]/[.J$4])+[.I$3])" office:value-type="float" office:value="182669524">
            <text:p>182669524</text:p>
          </table:table-cell>
          <table:table-cell table:formula="of:=INT([.I667]*[.E667]*([.J$2]/[.J$3]))+[.I$2]" office:value-type="float" office:value="-2317061">
            <text:p>-2317061</text:p>
          </table:table-cell>
          <table:table-cell table:formula="of:=[.J667]*[.E667]*(1/[.J$2])+[.I$1]" office:value-type="float" office:value="5358.53639221191">
            <text:p>5359</text:p>
          </table:table-cell>
          <table:table-cell table:formula="of:=[.F667]-[.K667]" office:value-type="float" office:value="-33.5363922119141">
            <text:p>-34</text:p>
          </table:table-cell>
        </table:table-row>
        <table:table-row table:style-name="ro1">
          <table:table-cell office:value-type="string">
            <text:p><text:s text:c="3"/>663</text:p>
          </table:table-cell>
          <table:table-cell office:value-type="string">
            <text:p><text:s text:c="3"/>2330</text:p>
          </table:table-cell>
          <table:table-cell office:value-type="string">
            <text:p><text:s text:c="3"/>5333</text:p>
          </table:table-cell>
          <table:table-cell office:value-type="string">
            <text:p><text:s text:c="5"/>30</text:p>
          </table:table-cell>
          <table:table-cell table:formula="of:=[.B668]/1" office:value-type="float" office:value="2330">
            <text:p>2330</text:p>
          </table:table-cell>
          <table:table-cell table:formula="of:=[.C668]/1" office:value-type="float" office:value="5333">
            <text:p>5333</text:p>
          </table:table-cell>
          <table:table-cell table:formula="of:=[.G$1]+[.E668]*([.G$2]+[.E668]*([.G$3]+[.G$4]*[.E668]))" office:value-type="float" office:value="5363.29331424423">
            <text:p>5363.293</text:p>
          </table:table-cell>
          <table:table-cell table:formula="of:=[.F668]-[.G668]" office:value-type="float" office:value="-30.2933142442325">
            <text:p>-30.293</text:p>
          </table:table-cell>
          <table:table-cell table:formula="of:=INT([.I$4]*[.E668]*([.J$3]/[.J$4])+[.I$3])" office:value-type="float" office:value="182678746">
            <text:p>182678746</text:p>
          </table:table-cell>
          <table:table-cell table:formula="of:=INT([.I668]*[.E668]*([.J$2]/[.J$3]))+[.I$2]" office:value-type="float" office:value="-2314110">
            <text:p>-2314110</text:p>
          </table:table-cell>
          <table:table-cell table:formula="of:=[.J668]*[.E668]*(1/[.J$2])+[.I$1]" office:value-type="float" office:value="5362.81211090088">
            <text:p>5363</text:p>
          </table:table-cell>
          <table:table-cell table:formula="of:=[.F668]-[.K668]" office:value-type="float" office:value="-29.8121109008789">
            <text:p>-30</text:p>
          </table:table-cell>
        </table:table-row>
        <table:table-row table:style-name="ro1">
          <table:table-cell office:value-type="string">
            <text:p><text:s text:c="3"/>664</text:p>
          </table:table-cell>
          <table:table-cell office:value-type="string">
            <text:p><text:s text:c="3"/>2332</text:p>
          </table:table-cell>
          <table:table-cell office:value-type="string">
            <text:p><text:s text:c="3"/>5338</text:p>
          </table:table-cell>
          <table:table-cell office:value-type="string">
            <text:p><text:s text:c="5"/>34</text:p>
          </table:table-cell>
          <table:table-cell table:formula="of:=[.B669]/1" office:value-type="float" office:value="2332">
            <text:p>2332</text:p>
          </table:table-cell>
          <table:table-cell table:formula="of:=[.C669]/1" office:value-type="float" office:value="5338">
            <text:p>5338</text:p>
          </table:table-cell>
          <table:table-cell table:formula="of:=[.G$1]+[.E669]*([.G$2]+[.E669]*([.G$3]+[.G$4]*[.E669]))" office:value-type="float" office:value="5367.59393489852">
            <text:p>5367.594</text:p>
          </table:table-cell>
          <table:table-cell table:formula="of:=[.F669]-[.G669]" office:value-type="float" office:value="-29.5939348985194">
            <text:p>-29.594</text:p>
          </table:table-cell>
          <table:table-cell table:formula="of:=INT([.I$4]*[.E669]*([.J$3]/[.J$4])+[.I$3])" office:value-type="float" office:value="182687968">
            <text:p>182687968</text:p>
          </table:table-cell>
          <table:table-cell table:formula="of:=INT([.I669]*[.E669]*([.J$2]/[.J$3]))+[.I$2]" office:value-type="float" office:value="-2311158">
            <text:p>-2311158</text:p>
          </table:table-cell>
          <table:table-cell table:formula="of:=[.J669]*[.E669]*(1/[.J$2])+[.I$1]" office:value-type="float" office:value="5367.11479187012">
            <text:p>5367</text:p>
          </table:table-cell>
          <table:table-cell table:formula="of:=[.F669]-[.K669]" office:value-type="float" office:value="-29.1147918701172">
            <text:p>-29</text:p>
          </table:table-cell>
        </table:table-row>
        <table:table-row table:style-name="ro1">
          <table:table-cell office:value-type="string">
            <text:p><text:s text:c="3"/>665</text:p>
          </table:table-cell>
          <table:table-cell office:value-type="string">
            <text:p><text:s text:c="3"/>2335</text:p>
          </table:table-cell>
          <table:table-cell office:value-type="string">
            <text:p><text:s text:c="3"/>5344</text:p>
          </table:table-cell>
          <table:table-cell office:value-type="string">
            <text:p><text:s text:c="5"/>50</text:p>
          </table:table-cell>
          <table:table-cell table:formula="of:=[.B670]/1" office:value-type="float" office:value="2335">
            <text:p>2335</text:p>
          </table:table-cell>
          <table:table-cell table:formula="of:=[.C670]/1" office:value-type="float" office:value="5344">
            <text:p>5344</text:p>
          </table:table-cell>
          <table:table-cell table:formula="of:=[.G$1]+[.E670]*([.G$2]+[.E670]*([.G$3]+[.G$4]*[.E670]))" office:value-type="float" office:value="5374.08943810729">
            <text:p>5374.089</text:p>
          </table:table-cell>
          <table:table-cell table:formula="of:=[.F670]-[.G670]" office:value-type="float" office:value="-30.0894381072867">
            <text:p>-30.089</text:p>
          </table:table-cell>
          <table:table-cell table:formula="of:=INT([.I$4]*[.E670]*([.J$3]/[.J$4])+[.I$3])" office:value-type="float" office:value="182701801">
            <text:p>182701801</text:p>
          </table:table-cell>
          <table:table-cell table:formula="of:=INT([.I670]*[.E670]*([.J$2]/[.J$3]))+[.I$2]" office:value-type="float" office:value="-2306730">
            <text:p>-2306730</text:p>
          </table:table-cell>
          <table:table-cell table:formula="of:=[.J670]*[.E670]*(1/[.J$2])+[.I$1]" office:value-type="float" office:value="5373.61104202271">
            <text:p>5374</text:p>
          </table:table-cell>
          <table:table-cell table:formula="of:=[.F670]-[.K670]" office:value-type="float" office:value="-29.6110420227051">
            <text:p>-30</text:p>
          </table:table-cell>
        </table:table-row>
        <table:table-row table:style-name="ro1">
          <table:table-cell office:value-type="string">
            <text:p><text:s text:c="3"/>666</text:p>
          </table:table-cell>
          <table:table-cell office:value-type="string">
            <text:p><text:s text:c="3"/>2339</text:p>
          </table:table-cell>
          <table:table-cell office:value-type="string">
            <text:p><text:s text:c="3"/>5350</text:p>
          </table:table-cell>
          <table:table-cell office:value-type="string">
            <text:p><text:s text:c="5"/>49</text:p>
          </table:table-cell>
          <table:table-cell table:formula="of:=[.B671]/1" office:value-type="float" office:value="2339">
            <text:p>2339</text:p>
          </table:table-cell>
          <table:table-cell table:formula="of:=[.C671]/1" office:value-type="float" office:value="5350">
            <text:p>5350</text:p>
          </table:table-cell>
          <table:table-cell table:formula="of:=[.G$1]+[.E671]*([.G$2]+[.E671]*([.G$3]+[.G$4]*[.E671]))" office:value-type="float" office:value="5382.83332745254">
            <text:p>5382.833</text:p>
          </table:table-cell>
          <table:table-cell table:formula="of:=[.F671]-[.G671]" office:value-type="float" office:value="-32.8333274525357">
            <text:p>-32.833</text:p>
          </table:table-cell>
          <table:table-cell table:formula="of:=INT([.I$4]*[.E671]*([.J$3]/[.J$4])+[.I$3])" office:value-type="float" office:value="182720246">
            <text:p>182720246</text:p>
          </table:table-cell>
          <table:table-cell table:formula="of:=INT([.I671]*[.E671]*([.J$2]/[.J$3]))+[.I$2]" office:value-type="float" office:value="-2300826">
            <text:p>-2300826</text:p>
          </table:table-cell>
          <table:table-cell table:formula="of:=[.J671]*[.E671]*(1/[.J$2])+[.I$1]" office:value-type="float" office:value="5382.35153579712">
            <text:p>5382</text:p>
          </table:table-cell>
          <table:table-cell table:formula="of:=[.F671]-[.K671]" office:value-type="float" office:value="-32.3515357971191">
            <text:p>-32</text:p>
          </table:table-cell>
        </table:table-row>
        <table:table-row table:style-name="ro1">
          <table:table-cell office:value-type="string">
            <text:p><text:s text:c="3"/>667</text:p>
          </table:table-cell>
          <table:table-cell office:value-type="string">
            <text:p><text:s text:c="3"/>2341</text:p>
          </table:table-cell>
          <table:table-cell office:value-type="string">
            <text:p><text:s text:c="3"/>5357</text:p>
          </table:table-cell>
          <table:table-cell office:value-type="string">
            <text:p><text:s text:c="5"/>52</text:p>
          </table:table-cell>
          <table:table-cell table:formula="of:=[.B672]/1" office:value-type="float" office:value="2341">
            <text:p>2341</text:p>
          </table:table-cell>
          <table:table-cell table:formula="of:=[.C672]/1" office:value-type="float" office:value="5357">
            <text:p>5357</text:p>
          </table:table-cell>
          <table:table-cell table:formula="of:=[.G$1]+[.E672]*([.G$2]+[.E672]*([.G$3]+[.G$4]*[.E672]))" office:value-type="float" office:value="5387.24094440063">
            <text:p>5387.241</text:p>
          </table:table-cell>
          <table:table-cell table:formula="of:=[.F672]-[.G672]" office:value-type="float" office:value="-30.2409444006262">
            <text:p>-30.241</text:p>
          </table:table-cell>
          <table:table-cell table:formula="of:=INT([.I$4]*[.E672]*([.J$3]/[.J$4])+[.I$3])" office:value-type="float" office:value="182729468">
            <text:p>182729468</text:p>
          </table:table-cell>
          <table:table-cell table:formula="of:=INT([.I672]*[.E672]*([.J$2]/[.J$3]))+[.I$2]" office:value-type="float" office:value="-2297873">
            <text:p>-2297873</text:p>
          </table:table-cell>
          <table:table-cell table:formula="of:=[.J672]*[.E672]*(1/[.J$2])+[.I$1]" office:value-type="float" office:value="5386.76003074646">
            <text:p>5387</text:p>
          </table:table-cell>
          <table:table-cell table:formula="of:=[.F672]-[.K672]" office:value-type="float" office:value="-29.76003074646">
            <text:p>-30</text:p>
          </table:table-cell>
        </table:table-row>
        <table:table-row table:style-name="ro1">
          <table:table-cell office:value-type="string">
            <text:p><text:s text:c="3"/>668</text:p>
          </table:table-cell>
          <table:table-cell office:value-type="string">
            <text:p><text:s text:c="3"/>2344</text:p>
          </table:table-cell>
          <table:table-cell office:value-type="string">
            <text:p><text:s text:c="3"/>5363</text:p>
          </table:table-cell>
          <table:table-cell office:value-type="string">
            <text:p><text:s text:c="5"/>41</text:p>
          </table:table-cell>
          <table:table-cell table:formula="of:=[.B673]/1" office:value-type="float" office:value="2344">
            <text:p>2344</text:p>
          </table:table-cell>
          <table:table-cell table:formula="of:=[.C673]/1" office:value-type="float" office:value="5363">
            <text:p>5363</text:p>
          </table:table-cell>
          <table:table-cell table:formula="of:=[.G$1]+[.E673]*([.G$2]+[.E673]*([.G$3]+[.G$4]*[.E673]))" office:value-type="float" office:value="5393.8969692256">
            <text:p>5393.897</text:p>
          </table:table-cell>
          <table:table-cell table:formula="of:=[.F673]-[.G673]" office:value-type="float" office:value="-30.8969692256032">
            <text:p>-30.897</text:p>
          </table:table-cell>
          <table:table-cell table:formula="of:=INT([.I$4]*[.E673]*([.J$3]/[.J$4])+[.I$3])" office:value-type="float" office:value="182743301">
            <text:p>182743301</text:p>
          </table:table-cell>
          <table:table-cell table:formula="of:=INT([.I673]*[.E673]*([.J$2]/[.J$3]))+[.I$2]" office:value-type="float" office:value="-2293443">
            <text:p>-2293443</text:p>
          </table:table-cell>
          <table:table-cell table:formula="of:=[.J673]*[.E673]*(1/[.J$2])+[.I$1]" office:value-type="float" office:value="5393.41725158691">
            <text:p>5393</text:p>
          </table:table-cell>
          <table:table-cell table:formula="of:=[.F673]-[.K673]" office:value-type="float" office:value="-30.4172515869141">
            <text:p>-30</text:p>
          </table:table-cell>
        </table:table-row>
        <table:table-row table:style-name="ro1">
          <table:table-cell office:value-type="string">
            <text:p><text:s text:c="3"/>669</text:p>
          </table:table-cell>
          <table:table-cell office:value-type="string">
            <text:p><text:s text:c="3"/>2346</text:p>
          </table:table-cell>
          <table:table-cell office:value-type="string">
            <text:p><text:s text:c="3"/>5372</text:p>
          </table:table-cell>
          <table:table-cell office:value-type="string">
            <text:p><text:s text:c="5"/>36</text:p>
          </table:table-cell>
          <table:table-cell table:formula="of:=[.B674]/1" office:value-type="float" office:value="2346">
            <text:p>2346</text:p>
          </table:table-cell>
          <table:table-cell table:formula="of:=[.C674]/1" office:value-type="float" office:value="5372">
            <text:p>5372</text:p>
          </table:table-cell>
          <table:table-cell table:formula="of:=[.G$1]+[.E674]*([.G$2]+[.E674]*([.G$3]+[.G$4]*[.E674]))" office:value-type="float" office:value="5398.36405674114">
            <text:p>5398.364</text:p>
          </table:table-cell>
          <table:table-cell table:formula="of:=[.F674]-[.G674]" office:value-type="float" office:value="-26.3640567411439">
            <text:p>-26.364</text:p>
          </table:table-cell>
          <table:table-cell table:formula="of:=INT([.I$4]*[.E674]*([.J$3]/[.J$4])+[.I$3])" office:value-type="float" office:value="182752523">
            <text:p>182752523</text:p>
          </table:table-cell>
          <table:table-cell table:formula="of:=INT([.I674]*[.E674]*([.J$2]/[.J$3]))+[.I$2]" office:value-type="float" office:value="-2290490">
            <text:p>-2290490</text:p>
          </table:table-cell>
          <table:table-cell table:formula="of:=[.J674]*[.E674]*(1/[.J$2])+[.I$1]" office:value-type="float" office:value="5397.88207244873">
            <text:p>5398</text:p>
          </table:table-cell>
          <table:table-cell table:formula="of:=[.F674]-[.K674]" office:value-type="float" office:value="-25.8820724487305">
            <text:p>-26</text:p>
          </table:table-cell>
        </table:table-row>
        <table:table-row table:style-name="ro1">
          <table:table-cell office:value-type="string">
            <text:p><text:s text:c="3"/>670</text:p>
          </table:table-cell>
          <table:table-cell office:value-type="string">
            <text:p><text:s text:c="3"/>2348</text:p>
          </table:table-cell>
          <table:table-cell office:value-type="string">
            <text:p><text:s text:c="3"/>5373</text:p>
          </table:table-cell>
          <table:table-cell office:value-type="string">
            <text:p><text:s text:c="5"/>35</text:p>
          </table:table-cell>
          <table:table-cell table:formula="of:=[.B675]/1" office:value-type="float" office:value="2348">
            <text:p>2348</text:p>
          </table:table-cell>
          <table:table-cell table:formula="of:=[.C675]/1" office:value-type="float" office:value="5373">
            <text:p>5373</text:p>
          </table:table-cell>
          <table:table-cell table:formula="of:=[.G$1]+[.E675]*([.G$2]+[.E675]*([.G$3]+[.G$4]*[.E675]))" office:value-type="float" office:value="5402.85493812007">
            <text:p>5402.855</text:p>
          </table:table-cell>
          <table:table-cell table:formula="of:=[.F675]-[.G675]" office:value-type="float" office:value="-29.8549381200646">
            <text:p>-29.855</text:p>
          </table:table-cell>
          <table:table-cell table:formula="of:=INT([.I$4]*[.E675]*([.J$3]/[.J$4])+[.I$3])" office:value-type="float" office:value="182761745">
            <text:p>182761745</text:p>
          </table:table-cell>
          <table:table-cell table:formula="of:=INT([.I675]*[.E675]*([.J$2]/[.J$3]))+[.I$2]" office:value-type="float" office:value="-2287536">
            <text:p>-2287536</text:p>
          </table:table-cell>
          <table:table-cell table:formula="of:=[.J675]*[.E675]*(1/[.J$2])+[.I$1]" office:value-type="float" office:value="5402.37390136719">
            <text:p>5402</text:p>
          </table:table-cell>
          <table:table-cell table:formula="of:=[.F675]-[.K675]" office:value-type="float" office:value="-29.3739013671875">
            <text:p>-29</text:p>
          </table:table-cell>
        </table:table-row>
        <table:table-row table:style-name="ro1">
          <table:table-cell office:value-type="string">
            <text:p><text:s text:c="3"/>671</text:p>
          </table:table-cell>
          <table:table-cell office:value-type="string">
            <text:p><text:s text:c="3"/>2351</text:p>
          </table:table-cell>
          <table:table-cell office:value-type="string">
            <text:p><text:s text:c="3"/>5382</text:p>
          </table:table-cell>
          <table:table-cell office:value-type="string">
            <text:p><text:s text:c="5"/>46</text:p>
          </table:table-cell>
          <table:table-cell table:formula="of:=[.B676]/1" office:value-type="float" office:value="2351">
            <text:p>2351</text:p>
          </table:table-cell>
          <table:table-cell table:formula="of:=[.C676]/1" office:value-type="float" office:value="5382">
            <text:p>5382</text:p>
          </table:table-cell>
          <table:table-cell table:formula="of:=[.G$1]+[.E676]*([.G$2]+[.E676]*([.G$3]+[.G$4]*[.E676]))" office:value-type="float" office:value="5409.63588072778">
            <text:p>5409.636</text:p>
          </table:table-cell>
          <table:table-cell table:formula="of:=[.F676]-[.G676]" office:value-type="float" office:value="-27.6358807277811">
            <text:p>-27.636</text:p>
          </table:table-cell>
          <table:table-cell table:formula="of:=INT([.I$4]*[.E676]*([.J$3]/[.J$4])+[.I$3])" office:value-type="float" office:value="182775578">
            <text:p>182775578</text:p>
          </table:table-cell>
          <table:table-cell table:formula="of:=INT([.I676]*[.E676]*([.J$2]/[.J$3]))+[.I$2]" office:value-type="float" office:value="-2283105">
            <text:p>-2283105</text:p>
          </table:table-cell>
          <table:table-cell table:formula="of:=[.J676]*[.E676]*(1/[.J$2])+[.I$1]" office:value-type="float" office:value="5409.15390205383">
            <text:p>5409</text:p>
          </table:table-cell>
          <table:table-cell table:formula="of:=[.F676]-[.K676]" office:value-type="float" office:value="-27.153902053833">
            <text:p>-27</text:p>
          </table:table-cell>
        </table:table-row>
        <table:table-row table:style-name="ro1">
          <table:table-cell office:value-type="string">
            <text:p><text:s text:c="3"/>672</text:p>
          </table:table-cell>
          <table:table-cell office:value-type="string">
            <text:p><text:s text:c="3"/>2355</text:p>
          </table:table-cell>
          <table:table-cell office:value-type="string">
            <text:p><text:s text:c="3"/>5387</text:p>
          </table:table-cell>
          <table:table-cell office:value-type="string">
            <text:p><text:s text:c="5"/>46</text:p>
          </table:table-cell>
          <table:table-cell table:formula="of:=[.B677]/1" office:value-type="float" office:value="2355">
            <text:p>2355</text:p>
          </table:table-cell>
          <table:table-cell table:formula="of:=[.C677]/1" office:value-type="float" office:value="5387">
            <text:p>5387</text:p>
          </table:table-cell>
          <table:table-cell table:formula="of:=[.G$1]+[.E677]*([.G$2]+[.E677]*([.G$3]+[.G$4]*[.E677]))" office:value-type="float" office:value="5418.7604461207">
            <text:p>5418.760</text:p>
          </table:table-cell>
          <table:table-cell table:formula="of:=[.F677]-[.G677]" office:value-type="float" office:value="-31.7604461206975">
            <text:p>-31.760</text:p>
          </table:table-cell>
          <table:table-cell table:formula="of:=INT([.I$4]*[.E677]*([.J$3]/[.J$4])+[.I$3])" office:value-type="float" office:value="182794023">
            <text:p>182794023</text:p>
          </table:table-cell>
          <table:table-cell table:formula="of:=INT([.I677]*[.E677]*([.J$2]/[.J$3]))+[.I$2]" office:value-type="float" office:value="-2277195">
            <text:p>-2277195</text:p>
          </table:table-cell>
          <table:table-cell table:formula="of:=[.J677]*[.E677]*(1/[.J$2])+[.I$1]" office:value-type="float" office:value="5418.28176689148">
            <text:p>5418</text:p>
          </table:table-cell>
          <table:table-cell table:formula="of:=[.F677]-[.K677]" office:value-type="float" office:value="-31.2817668914795">
            <text:p>-31</text:p>
          </table:table-cell>
        </table:table-row>
        <table:table-row table:style-name="ro1">
          <table:table-cell office:value-type="string">
            <text:p><text:s text:c="3"/>673</text:p>
          </table:table-cell>
          <table:table-cell office:value-type="string">
            <text:p><text:s text:c="3"/>2357</text:p>
          </table:table-cell>
          <table:table-cell office:value-type="string">
            <text:p><text:s text:c="3"/>5392</text:p>
          </table:table-cell>
          <table:table-cell office:value-type="string">
            <text:p><text:s text:c="5"/>43</text:p>
          </table:table-cell>
          <table:table-cell table:formula="of:=[.B678]/1" office:value-type="float" office:value="2357">
            <text:p>2357</text:p>
          </table:table-cell>
          <table:table-cell table:formula="of:=[.C678]/1" office:value-type="float" office:value="5392">
            <text:p>5392</text:p>
          </table:table-cell>
          <table:table-cell table:formula="of:=[.G$1]+[.E678]*([.G$2]+[.E678]*([.G$3]+[.G$4]*[.E678]))" office:value-type="float" office:value="5423.35843974222">
            <text:p>5423.358</text:p>
          </table:table-cell>
          <table:table-cell table:formula="of:=[.F678]-[.G678]" office:value-type="float" office:value="-31.3584397422237">
            <text:p>-31.358</text:p>
          </table:table-cell>
          <table:table-cell table:formula="of:=INT([.I$4]*[.E678]*([.J$3]/[.J$4])+[.I$3])" office:value-type="float" office:value="182803245">
            <text:p>182803245</text:p>
          </table:table-cell>
          <table:table-cell table:formula="of:=INT([.I678]*[.E678]*([.J$2]/[.J$3]))+[.I$2]" office:value-type="float" office:value="-2274240">
            <text:p>-2274240</text:p>
          </table:table-cell>
          <table:table-cell table:formula="of:=[.J678]*[.E678]*(1/[.J$2])+[.I$1]" office:value-type="float" office:value="5422.87951660156">
            <text:p>5423</text:p>
          </table:table-cell>
          <table:table-cell table:formula="of:=[.F678]-[.K678]" office:value-type="float" office:value="-30.8795166015625">
            <text:p>-31</text:p>
          </table:table-cell>
        </table:table-row>
        <table:table-row table:style-name="ro1">
          <table:table-cell office:value-type="string">
            <text:p><text:s text:c="3"/>674</text:p>
          </table:table-cell>
          <table:table-cell office:value-type="string">
            <text:p><text:s text:c="3"/>2360</text:p>
          </table:table-cell>
          <table:table-cell office:value-type="string">
            <text:p><text:s text:c="3"/>5399</text:p>
          </table:table-cell>
          <table:table-cell office:value-type="string">
            <text:p><text:s text:c="5"/>41</text:p>
          </table:table-cell>
          <table:table-cell table:formula="of:=[.B679]/1" office:value-type="float" office:value="2360">
            <text:p>2360</text:p>
          </table:table-cell>
          <table:table-cell table:formula="of:=[.C679]/1" office:value-type="float" office:value="5399">
            <text:p>5399</text:p>
          </table:table-cell>
          <table:table-cell table:formula="of:=[.G$1]+[.E679]*([.G$2]+[.E679]*([.G$3]+[.G$4]*[.E679]))" office:value-type="float" office:value="5430.30007788935">
            <text:p>5430.300</text:p>
          </table:table-cell>
          <table:table-cell table:formula="of:=[.F679]-[.G679]" office:value-type="float" office:value="-31.3000778893493">
            <text:p>-31.300</text:p>
          </table:table-cell>
          <table:table-cell table:formula="of:=INT([.I$4]*[.E679]*([.J$3]/[.J$4])+[.I$3])" office:value-type="float" office:value="182817078">
            <text:p>182817078</text:p>
          </table:table-cell>
          <table:table-cell table:formula="of:=INT([.I679]*[.E679]*([.J$2]/[.J$3]))+[.I$2]" office:value-type="float" office:value="-2269807">
            <text:p>-2269807</text:p>
          </table:table-cell>
          <table:table-cell table:formula="of:=[.J679]*[.E679]*(1/[.J$2])+[.I$1]" office:value-type="float" office:value="5429.82066345215">
            <text:p>5430</text:p>
          </table:table-cell>
          <table:table-cell table:formula="of:=[.F679]-[.K679]" office:value-type="float" office:value="-30.8206634521484">
            <text:p>-31</text:p>
          </table:table-cell>
        </table:table-row>
        <table:table-row table:style-name="ro1">
          <table:table-cell office:value-type="string">
            <text:p><text:s text:c="3"/>675</text:p>
          </table:table-cell>
          <table:table-cell office:value-type="string">
            <text:p><text:s text:c="3"/>2362</text:p>
          </table:table-cell>
          <table:table-cell office:value-type="string">
            <text:p><text:s text:c="3"/>5406</text:p>
          </table:table-cell>
          <table:table-cell office:value-type="string">
            <text:p><text:s text:c="5"/>46</text:p>
          </table:table-cell>
          <table:table-cell table:formula="of:=[.B680]/1" office:value-type="float" office:value="2362">
            <text:p>2362</text:p>
          </table:table-cell>
          <table:table-cell table:formula="of:=[.C680]/1" office:value-type="float" office:value="5406">
            <text:p>5406</text:p>
          </table:table-cell>
          <table:table-cell table:formula="of:=[.G$1]+[.E680]*([.G$2]+[.E680]*([.G$3]+[.G$4]*[.E680]))" office:value-type="float" office:value="5434.95760649432">
            <text:p>5434.958</text:p>
          </table:table-cell>
          <table:table-cell table:formula="of:=[.F680]-[.G680]" office:value-type="float" office:value="-28.957606494323">
            <text:p>-28.958</text:p>
          </table:table-cell>
          <table:table-cell table:formula="of:=INT([.I$4]*[.E680]*([.J$3]/[.J$4])+[.I$3])" office:value-type="float" office:value="182826300">
            <text:p>182826300</text:p>
          </table:table-cell>
          <table:table-cell table:formula="of:=INT([.I680]*[.E680]*([.J$2]/[.J$3]))+[.I$2]" office:value-type="float" office:value="-2266851">
            <text:p>-2266851</text:p>
          </table:table-cell>
          <table:table-cell table:formula="of:=[.J680]*[.E680]*(1/[.J$2])+[.I$1]" office:value-type="float" office:value="5434.47928237915">
            <text:p>5434</text:p>
          </table:table-cell>
          <table:table-cell table:formula="of:=[.F680]-[.K680]" office:value-type="float" office:value="-28.4792823791504">
            <text:p>-28</text:p>
          </table:table-cell>
        </table:table-row>
        <table:table-row table:style-name="ro1">
          <table:table-cell office:value-type="string">
            <text:p><text:s text:c="3"/>676</text:p>
          </table:table-cell>
          <table:table-cell office:value-type="string">
            <text:p><text:s text:c="3"/>2364</text:p>
          </table:table-cell>
          <table:table-cell office:value-type="string">
            <text:p><text:s text:c="3"/>5412</text:p>
          </table:table-cell>
          <table:table-cell office:value-type="string">
            <text:p><text:s text:c="5"/>42</text:p>
          </table:table-cell>
          <table:table-cell table:formula="of:=[.B681]/1" office:value-type="float" office:value="2364">
            <text:p>2364</text:p>
          </table:table-cell>
          <table:table-cell table:formula="of:=[.C681]/1" office:value-type="float" office:value="5412">
            <text:p>5412</text:p>
          </table:table-cell>
          <table:table-cell table:formula="of:=[.G$1]+[.E681]*([.G$2]+[.E681]*([.G$3]+[.G$4]*[.E681]))" office:value-type="float" office:value="5439.63895472908">
            <text:p>5439.639</text:p>
          </table:table-cell>
          <table:table-cell table:formula="of:=[.F681]-[.G681]" office:value-type="float" office:value="-27.6389547290764">
            <text:p>-27.639</text:p>
          </table:table-cell>
          <table:table-cell table:formula="of:=INT([.I$4]*[.E681]*([.J$3]/[.J$4])+[.I$3])" office:value-type="float" office:value="182835522">
            <text:p>182835522</text:p>
          </table:table-cell>
          <table:table-cell table:formula="of:=INT([.I681]*[.E681]*([.J$2]/[.J$3]))+[.I$2]" office:value-type="float" office:value="-2263895">
            <text:p>-2263895</text:p>
          </table:table-cell>
          <table:table-cell table:formula="of:=[.J681]*[.E681]*(1/[.J$2])+[.I$1]" office:value-type="float" office:value="5439.16045379639">
            <text:p>5439</text:p>
          </table:table-cell>
          <table:table-cell table:formula="of:=[.F681]-[.K681]" office:value-type="float" office:value="-27.1604537963867">
            <text:p>-27</text:p>
          </table:table-cell>
        </table:table-row>
        <table:table-row table:style-name="ro1">
          <table:table-cell office:value-type="string">
            <text:p><text:s text:c="3"/>677</text:p>
          </table:table-cell>
          <table:table-cell office:value-type="string">
            <text:p><text:s text:c="3"/>2367</text:p>
          </table:table-cell>
          <table:table-cell office:value-type="string">
            <text:p><text:s text:c="3"/>5418</text:p>
          </table:table-cell>
          <table:table-cell office:value-type="string">
            <text:p><text:s text:c="5"/>48</text:p>
          </table:table-cell>
          <table:table-cell table:formula="of:=[.B682]/1" office:value-type="float" office:value="2367">
            <text:p>2367</text:p>
          </table:table-cell>
          <table:table-cell table:formula="of:=[.C682]/1" office:value-type="float" office:value="5418">
            <text:p>5418</text:p>
          </table:table-cell>
          <table:table-cell table:formula="of:=[.G$1]+[.E682]*([.G$2]+[.E682]*([.G$3]+[.G$4]*[.E682]))" office:value-type="float" office:value="5446.70564593254">
            <text:p>5446.706</text:p>
          </table:table-cell>
          <table:table-cell table:formula="of:=[.F682]-[.G682]" office:value-type="float" office:value="-28.7056459325413">
            <text:p>-28.706</text:p>
          </table:table-cell>
          <table:table-cell table:formula="of:=INT([.I$4]*[.E682]*([.J$3]/[.J$4])+[.I$3])" office:value-type="float" office:value="182849355">
            <text:p>182849355</text:p>
          </table:table-cell>
          <table:table-cell table:formula="of:=INT([.I682]*[.E682]*([.J$2]/[.J$3]))+[.I$2]" office:value-type="float" office:value="-2259461">
            <text:p>-2259461</text:p>
          </table:table-cell>
          <table:table-cell table:formula="of:=[.J682]*[.E682]*(1/[.J$2])+[.I$1]" office:value-type="float" office:value="5446.22449684143">
            <text:p>5446</text:p>
          </table:table-cell>
          <table:table-cell table:formula="of:=[.F682]-[.K682]" office:value-type="float" office:value="-28.2244968414307">
            <text:p>-28</text:p>
          </table:table-cell>
        </table:table-row>
        <table:table-row table:style-name="ro1">
          <table:table-cell office:value-type="string">
            <text:p><text:s text:c="3"/>678</text:p>
          </table:table-cell>
          <table:table-cell office:value-type="string">
            <text:p><text:s text:c="3"/>2369</text:p>
          </table:table-cell>
          <table:table-cell office:value-type="string">
            <text:p><text:s text:c="3"/>5424</text:p>
          </table:table-cell>
          <table:table-cell office:value-type="string">
            <text:p><text:s text:c="5"/>53</text:p>
          </table:table-cell>
          <table:table-cell table:formula="of:=[.B683]/1" office:value-type="float" office:value="2369">
            <text:p>2369</text:p>
          </table:table-cell>
          <table:table-cell table:formula="of:=[.C683]/1" office:value-type="float" office:value="5424">
            <text:p>5424</text:p>
          </table:table-cell>
          <table:table-cell table:formula="of:=[.G$1]+[.E683]*([.G$2]+[.E683]*([.G$3]+[.G$4]*[.E683]))" office:value-type="float" office:value="5451.44655733275">
            <text:p>5451.447</text:p>
          </table:table-cell>
          <table:table-cell table:formula="of:=[.F683]-[.G683]" office:value-type="float" office:value="-27.4465573327452">
            <text:p>-27.447</text:p>
          </table:table-cell>
          <table:table-cell table:formula="of:=INT([.I$4]*[.E683]*([.J$3]/[.J$4])+[.I$3])" office:value-type="float" office:value="182858578">
            <text:p>182858578</text:p>
          </table:table-cell>
          <table:table-cell table:formula="of:=INT([.I683]*[.E683]*([.J$2]/[.J$3]))+[.I$2]" office:value-type="float" office:value="-2256504">
            <text:p>-2256504</text:p>
          </table:table-cell>
          <table:table-cell table:formula="of:=[.J683]*[.E683]*(1/[.J$2])+[.I$1]" office:value-type="float" office:value="5450.96656799316">
            <text:p>5451</text:p>
          </table:table-cell>
          <table:table-cell table:formula="of:=[.F683]-[.K683]" office:value-type="float" office:value="-26.9665679931641">
            <text:p>-27</text:p>
          </table:table-cell>
        </table:table-row>
        <table:table-row table:style-name="ro1">
          <table:table-cell office:value-type="string">
            <text:p><text:s text:c="3"/>679</text:p>
          </table:table-cell>
          <table:table-cell office:value-type="string">
            <text:p><text:s text:c="3"/>2373</text:p>
          </table:table-cell>
          <table:table-cell office:value-type="string">
            <text:p><text:s text:c="3"/>5430</text:p>
          </table:table-cell>
          <table:table-cell office:value-type="string">
            <text:p><text:s text:c="5"/>42</text:p>
          </table:table-cell>
          <table:table-cell table:formula="of:=[.B684]/1" office:value-type="float" office:value="2373">
            <text:p>2373</text:p>
          </table:table-cell>
          <table:table-cell table:formula="of:=[.C684]/1" office:value-type="float" office:value="5430">
            <text:p>5430</text:p>
          </table:table-cell>
          <table:table-cell table:formula="of:=[.G$1]+[.E684]*([.G$2]+[.E684]*([.G$3]+[.G$4]*[.E684]))" office:value-type="float" office:value="5460.99987606169">
            <text:p>5461.000</text:p>
          </table:table-cell>
          <table:table-cell table:formula="of:=[.F684]-[.G684]" office:value-type="float" office:value="-30.9998760616854">
            <text:p>-31.000</text:p>
          </table:table-cell>
          <table:table-cell table:formula="of:=INT([.I$4]*[.E684]*([.J$3]/[.J$4])+[.I$3])" office:value-type="float" office:value="182877022">
            <text:p>182877022</text:p>
          </table:table-cell>
          <table:table-cell table:formula="of:=INT([.I684]*[.E684]*([.J$2]/[.J$3]))+[.I$2]" office:value-type="float" office:value="-2250590">
            <text:p>-2250590</text:p>
          </table:table-cell>
          <table:table-cell table:formula="of:=[.J684]*[.E684]*(1/[.J$2])+[.I$1]" office:value-type="float" office:value="5460.51839065552">
            <text:p>5461</text:p>
          </table:table-cell>
          <table:table-cell table:formula="of:=[.F684]-[.K684]" office:value-type="float" office:value="-30.5183906555176">
            <text:p>-31</text:p>
          </table:table-cell>
        </table:table-row>
        <table:table-row table:style-name="ro1">
          <table:table-cell office:value-type="string">
            <text:p><text:s text:c="3"/>680</text:p>
          </table:table-cell>
          <table:table-cell office:value-type="string">
            <text:p><text:s text:c="3"/>2376</text:p>
          </table:table-cell>
          <table:table-cell office:value-type="string">
            <text:p><text:s text:c="3"/>5435</text:p>
          </table:table-cell>
          <table:table-cell office:value-type="string">
            <text:p><text:s text:c="5"/>36</text:p>
          </table:table-cell>
          <table:table-cell table:formula="of:=[.B685]/1" office:value-type="float" office:value="2376">
            <text:p>2376</text:p>
          </table:table-cell>
          <table:table-cell table:formula="of:=[.C685]/1" office:value-type="float" office:value="5435">
            <text:p>5435</text:p>
          </table:table-cell>
          <table:table-cell table:formula="of:=[.G$1]+[.E685]*([.G$2]+[.E685]*([.G$3]+[.G$4]*[.E685]))" office:value-type="float" office:value="5468.22743672776">
            <text:p>5468.227</text:p>
          </table:table-cell>
          <table:table-cell table:formula="of:=[.F685]-[.G685]" office:value-type="float" office:value="-33.2274367277605">
            <text:p>-33.227</text:p>
          </table:table-cell>
          <table:table-cell table:formula="of:=INT([.I$4]*[.E685]*([.J$3]/[.J$4])+[.I$3])" office:value-type="float" office:value="182890855">
            <text:p>182890855</text:p>
          </table:table-cell>
          <table:table-cell table:formula="of:=INT([.I685]*[.E685]*([.J$2]/[.J$3]))+[.I$2]" office:value-type="float" office:value="-2246153">
            <text:p>-2246153</text:p>
          </table:table-cell>
          <table:table-cell table:formula="of:=[.J685]*[.E685]*(1/[.J$2])+[.I$1]" office:value-type="float" office:value="5467.74827575684">
            <text:p>5468</text:p>
          </table:table-cell>
          <table:table-cell table:formula="of:=[.F685]-[.K685]" office:value-type="float" office:value="-32.7482757568359">
            <text:p>-33</text:p>
          </table:table-cell>
        </table:table-row>
        <table:table-row table:style-name="ro1">
          <table:table-cell office:value-type="string">
            <text:p><text:s text:c="3"/>681</text:p>
          </table:table-cell>
          <table:table-cell office:value-type="string">
            <text:p><text:s text:c="3"/>2378</text:p>
          </table:table-cell>
          <table:table-cell office:value-type="string">
            <text:p><text:s text:c="3"/>5445</text:p>
          </table:table-cell>
          <table:table-cell office:value-type="string">
            <text:p><text:s text:c="5"/>45</text:p>
          </table:table-cell>
          <table:table-cell table:formula="of:=[.B686]/1" office:value-type="float" office:value="2378">
            <text:p>2378</text:p>
          </table:table-cell>
          <table:table-cell table:formula="of:=[.C686]/1" office:value-type="float" office:value="5445">
            <text:p>5445</text:p>
          </table:table-cell>
          <table:table-cell table:formula="of:=[.G$1]+[.E686]*([.G$2]+[.E686]*([.G$3]+[.G$4]*[.E686]))" office:value-type="float" office:value="5473.07561255337">
            <text:p>5473.076</text:p>
          </table:table-cell>
          <table:table-cell table:formula="of:=[.F686]-[.G686]" office:value-type="float" office:value="-28.075612553368">
            <text:p>-28.076</text:p>
          </table:table-cell>
          <table:table-cell table:formula="of:=INT([.I$4]*[.E686]*([.J$3]/[.J$4])+[.I$3])" office:value-type="float" office:value="182900077">
            <text:p>182900077</text:p>
          </table:table-cell>
          <table:table-cell table:formula="of:=INT([.I686]*[.E686]*([.J$2]/[.J$3]))+[.I$2]" office:value-type="float" office:value="-2243195">
            <text:p>-2243195</text:p>
          </table:table-cell>
          <table:table-cell table:formula="of:=[.J686]*[.E686]*(1/[.J$2])+[.I$1]" office:value-type="float" office:value="5472.59640884399">
            <text:p>5473</text:p>
          </table:table-cell>
          <table:table-cell table:formula="of:=[.F686]-[.K686]" office:value-type="float" office:value="-27.5964088439941">
            <text:p>-28</text:p>
          </table:table-cell>
        </table:table-row>
        <table:table-row table:style-name="ro1">
          <table:table-cell office:value-type="string">
            <text:p><text:s text:c="3"/>682</text:p>
          </table:table-cell>
          <table:table-cell office:value-type="string">
            <text:p><text:s text:c="3"/>2380</text:p>
          </table:table-cell>
          <table:table-cell office:value-type="string">
            <text:p><text:s text:c="3"/>5448</text:p>
          </table:table-cell>
          <table:table-cell office:value-type="string">
            <text:p><text:s text:c="5"/>48</text:p>
          </table:table-cell>
          <table:table-cell table:formula="of:=[.B687]/1" office:value-type="float" office:value="2380">
            <text:p>2380</text:p>
          </table:table-cell>
          <table:table-cell table:formula="of:=[.C687]/1" office:value-type="float" office:value="5448">
            <text:p>5448</text:p>
          </table:table-cell>
          <table:table-cell table:formula="of:=[.G$1]+[.E687]*([.G$2]+[.E687]*([.G$3]+[.G$4]*[.E687]))" office:value-type="float" office:value="5477.94763377516">
            <text:p>5477.948</text:p>
          </table:table-cell>
          <table:table-cell table:formula="of:=[.F687]-[.G687]" office:value-type="float" office:value="-29.9476337751566">
            <text:p>-29.948</text:p>
          </table:table-cell>
          <table:table-cell table:formula="of:=INT([.I$4]*[.E687]*([.J$3]/[.J$4])+[.I$3])" office:value-type="float" office:value="182909299">
            <text:p>182909299</text:p>
          </table:table-cell>
          <table:table-cell table:formula="of:=INT([.I687]*[.E687]*([.J$2]/[.J$3]))+[.I$2]" office:value-type="float" office:value="-2240237">
            <text:p>-2240237</text:p>
          </table:table-cell>
          <table:table-cell table:formula="of:=[.J687]*[.E687]*(1/[.J$2])+[.I$1]" office:value-type="float" office:value="5477.46710968018">
            <text:p>5477</text:p>
          </table:table-cell>
          <table:table-cell table:formula="of:=[.F687]-[.K687]" office:value-type="float" office:value="-29.4671096801758">
            <text:p>-29</text:p>
          </table:table-cell>
        </table:table-row>
        <table:table-row table:style-name="ro1">
          <table:table-cell office:value-type="string">
            <text:p><text:s text:c="3"/>683</text:p>
          </table:table-cell>
          <table:table-cell office:value-type="string">
            <text:p><text:s text:c="3"/>2383</text:p>
          </table:table-cell>
          <table:table-cell office:value-type="string">
            <text:p><text:s text:c="3"/>5455</text:p>
          </table:table-cell>
          <table:table-cell office:value-type="string">
            <text:p><text:s text:c="5"/>41</text:p>
          </table:table-cell>
          <table:table-cell table:formula="of:=[.B688]/1" office:value-type="float" office:value="2383">
            <text:p>2383</text:p>
          </table:table-cell>
          <table:table-cell table:formula="of:=[.C688]/1" office:value-type="float" office:value="5455">
            <text:p>5455</text:p>
          </table:table-cell>
          <table:table-cell table:formula="of:=[.G$1]+[.E688]*([.G$2]+[.E688]*([.G$3]+[.G$4]*[.E688]))" office:value-type="float" office:value="5485.30038277117">
            <text:p>5485.300</text:p>
          </table:table-cell>
          <table:table-cell table:formula="of:=[.F688]-[.G688]" office:value-type="float" office:value="-30.3003827711691">
            <text:p>-30.300</text:p>
          </table:table-cell>
          <table:table-cell table:formula="of:=INT([.I$4]*[.E688]*([.J$3]/[.J$4])+[.I$3])" office:value-type="float" office:value="182923132">
            <text:p>182923132</text:p>
          </table:table-cell>
          <table:table-cell table:formula="of:=INT([.I688]*[.E688]*([.J$2]/[.J$3]))+[.I$2]" office:value-type="float" office:value="-2235799">
            <text:p>-2235799</text:p>
          </table:table-cell>
          <table:table-cell table:formula="of:=[.J688]*[.E688]*(1/[.J$2])+[.I$1]" office:value-type="float" office:value="5484.82002067566">
            <text:p>5485</text:p>
          </table:table-cell>
          <table:table-cell table:formula="of:=[.F688]-[.K688]" office:value-type="float" office:value="-29.8200206756592">
            <text:p>-30</text:p>
          </table:table-cell>
        </table:table-row>
        <table:table-row table:style-name="ro1">
          <table:table-cell office:value-type="string">
            <text:p><text:s text:c="3"/>684</text:p>
          </table:table-cell>
          <table:table-cell office:value-type="string">
            <text:p><text:s text:c="3"/>2385</text:p>
          </table:table-cell>
          <table:table-cell office:value-type="string">
            <text:p><text:s text:c="3"/>5461</text:p>
          </table:table-cell>
          <table:table-cell office:value-type="string">
            <text:p><text:s text:c="5"/>41</text:p>
          </table:table-cell>
          <table:table-cell table:formula="of:=[.B689]/1" office:value-type="float" office:value="2385">
            <text:p>2385</text:p>
          </table:table-cell>
          <table:table-cell table:formula="of:=[.C689]/1" office:value-type="float" office:value="5461">
            <text:p>5461</text:p>
          </table:table-cell>
          <table:table-cell table:formula="of:=[.G$1]+[.E689]*([.G$2]+[.E689]*([.G$3]+[.G$4]*[.E689]))" office:value-type="float" office:value="5490.23203157441">
            <text:p>5490.232</text:p>
          </table:table-cell>
          <table:table-cell table:formula="of:=[.F689]-[.G689]" office:value-type="float" office:value="-29.2320315744055">
            <text:p>-29.232</text:p>
          </table:table-cell>
          <table:table-cell table:formula="of:=INT([.I$4]*[.E689]*([.J$3]/[.J$4])+[.I$3])" office:value-type="float" office:value="182932355">
            <text:p>182932355</text:p>
          </table:table-cell>
          <table:table-cell table:formula="of:=INT([.I689]*[.E689]*([.J$2]/[.J$3]))+[.I$2]" office:value-type="float" office:value="-2232840">
            <text:p>-2232840</text:p>
          </table:table-cell>
          <table:table-cell table:formula="of:=[.J689]*[.E689]*(1/[.J$2])+[.I$1]" office:value-type="float" office:value="5489.75169372559">
            <text:p>5490</text:p>
          </table:table-cell>
          <table:table-cell table:formula="of:=[.F689]-[.K689]" office:value-type="float" office:value="-28.7516937255859">
            <text:p>-29</text:p>
          </table:table-cell>
        </table:table-row>
        <table:table-row table:style-name="ro1">
          <table:table-cell office:value-type="string">
            <text:p><text:s text:c="3"/>685</text:p>
          </table:table-cell>
          <table:table-cell office:value-type="string">
            <text:p><text:s text:c="3"/>2389</text:p>
          </table:table-cell>
          <table:table-cell office:value-type="string">
            <text:p><text:s text:c="3"/>5469</text:p>
          </table:table-cell>
          <table:table-cell office:value-type="string">
            <text:p><text:s text:c="5"/>40</text:p>
          </table:table-cell>
          <table:table-cell table:formula="of:=[.B690]/1" office:value-type="float" office:value="2389">
            <text:p>2389</text:p>
          </table:table-cell>
          <table:table-cell table:formula="of:=[.C690]/1" office:value-type="float" office:value="5469">
            <text:p>5469</text:p>
          </table:table-cell>
          <table:table-cell table:formula="of:=[.G$1]+[.E690]*([.G$2]+[.E690]*([.G$3]+[.G$4]*[.E690]))" office:value-type="float" office:value="5500.16690240861">
            <text:p>5500.167</text:p>
          </table:table-cell>
          <table:table-cell table:formula="of:=[.F690]-[.G690]" office:value-type="float" office:value="-31.1669024086132">
            <text:p>-31.167</text:p>
          </table:table-cell>
          <table:table-cell table:formula="of:=INT([.I$4]*[.E690]*([.J$3]/[.J$4])+[.I$3])" office:value-type="float" office:value="182950799">
            <text:p>182950799</text:p>
          </table:table-cell>
          <table:table-cell table:formula="of:=INT([.I690]*[.E690]*([.J$2]/[.J$3]))+[.I$2]" office:value-type="float" office:value="-2226921">
            <text:p>-2226921</text:p>
          </table:table-cell>
          <table:table-cell table:formula="of:=[.J690]*[.E690]*(1/[.J$2])+[.I$1]" office:value-type="float" office:value="5499.68732261658">
            <text:p>5500</text:p>
          </table:table-cell>
          <table:table-cell table:formula="of:=[.F690]-[.K690]" office:value-type="float" office:value="-30.6873226165771">
            <text:p>-31</text:p>
          </table:table-cell>
        </table:table-row>
        <table:table-row table:style-name="ro1">
          <table:table-cell office:value-type="string">
            <text:p><text:s text:c="3"/>686</text:p>
          </table:table-cell>
          <table:table-cell office:value-type="string">
            <text:p><text:s text:c="3"/>2392</text:p>
          </table:table-cell>
          <table:table-cell office:value-type="string">
            <text:p><text:s text:c="3"/>5472</text:p>
          </table:table-cell>
          <table:table-cell office:value-type="string">
            <text:p><text:s text:c="5"/>38</text:p>
          </table:table-cell>
          <table:table-cell table:formula="of:=[.B691]/1" office:value-type="float" office:value="2392">
            <text:p>2392</text:p>
          </table:table-cell>
          <table:table-cell table:formula="of:=[.C691]/1" office:value-type="float" office:value="5472">
            <text:p>5472</text:p>
          </table:table-cell>
          <table:table-cell table:formula="of:=[.G$1]+[.E691]*([.G$2]+[.E691]*([.G$3]+[.G$4]*[.E691]))" office:value-type="float" office:value="5507.68069479044">
            <text:p>5507.681</text:p>
          </table:table-cell>
          <table:table-cell table:formula="of:=[.F691]-[.G691]" office:value-type="float" office:value="-35.680694790437">
            <text:p>-35.681</text:p>
          </table:table-cell>
          <table:table-cell table:formula="of:=INT([.I$4]*[.E691]*([.J$3]/[.J$4])+[.I$3])" office:value-type="float" office:value="182964632">
            <text:p>182964632</text:p>
          </table:table-cell>
          <table:table-cell table:formula="of:=INT([.I691]*[.E691]*([.J$2]/[.J$3]))+[.I$2]" office:value-type="float" office:value="-2222481">
            <text:p>-2222481</text:p>
          </table:table-cell>
          <table:table-cell table:formula="of:=[.J691]*[.E691]*(1/[.J$2])+[.I$1]" office:value-type="float" office:value="5507.2017364502">
            <text:p>5507</text:p>
          </table:table-cell>
          <table:table-cell table:formula="of:=[.F691]-[.K691]" office:value-type="float" office:value="-35.2017364501953">
            <text:p>-35</text:p>
          </table:table-cell>
        </table:table-row>
        <table:table-row table:style-name="ro1">
          <table:table-cell office:value-type="string">
            <text:p><text:s text:c="3"/>687</text:p>
          </table:table-cell>
          <table:table-cell office:value-type="string">
            <text:p><text:s text:c="3"/>2394</text:p>
          </table:table-cell>
          <table:table-cell office:value-type="string">
            <text:p><text:s text:c="3"/>5481</text:p>
          </table:table-cell>
          <table:table-cell office:value-type="string">
            <text:p><text:s text:c="5"/>34</text:p>
          </table:table-cell>
          <table:table-cell table:formula="of:=[.B692]/1" office:value-type="float" office:value="2394">
            <text:p>2394</text:p>
          </table:table-cell>
          <table:table-cell table:formula="of:=[.C692]/1" office:value-type="float" office:value="5481">
            <text:p>5481</text:p>
          </table:table-cell>
          <table:table-cell table:formula="of:=[.G$1]+[.E692]*([.G$2]+[.E692]*([.G$3]+[.G$4]*[.E692]))" office:value-type="float" office:value="5512.71972396788">
            <text:p>5512.720</text:p>
          </table:table-cell>
          <table:table-cell table:formula="of:=[.F692]-[.G692]" office:value-type="float" office:value="-31.719723967879">
            <text:p>-31.720</text:p>
          </table:table-cell>
          <table:table-cell table:formula="of:=INT([.I$4]*[.E692]*([.J$3]/[.J$4])+[.I$3])" office:value-type="float" office:value="182973854">
            <text:p>182973854</text:p>
          </table:table-cell>
          <table:table-cell table:formula="of:=INT([.I692]*[.E692]*([.J$2]/[.J$3]))+[.I$2]" office:value-type="float" office:value="-2219521">
            <text:p>-2219521</text:p>
          </table:table-cell>
          <table:table-cell table:formula="of:=[.J692]*[.E692]*(1/[.J$2])+[.I$1]" office:value-type="float" office:value="5512.23957443237">
            <text:p>5512</text:p>
          </table:table-cell>
          <table:table-cell table:formula="of:=[.F692]-[.K692]" office:value-type="float" office:value="-31.239574432373">
            <text:p>-31</text:p>
          </table:table-cell>
        </table:table-row>
        <table:table-row table:style-name="ro1">
          <table:table-cell office:value-type="string">
            <text:p><text:s text:c="3"/>688</text:p>
          </table:table-cell>
          <table:table-cell office:value-type="string">
            <text:p><text:s text:c="3"/>2396</text:p>
          </table:table-cell>
          <table:table-cell office:value-type="string">
            <text:p><text:s text:c="3"/>5488</text:p>
          </table:table-cell>
          <table:table-cell office:value-type="string">
            <text:p><text:s text:c="5"/>44</text:p>
          </table:table-cell>
          <table:table-cell table:formula="of:=[.B693]/1" office:value-type="float" office:value="2396">
            <text:p>2396</text:p>
          </table:table-cell>
          <table:table-cell table:formula="of:=[.C693]/1" office:value-type="float" office:value="5488">
            <text:p>5488</text:p>
          </table:table-cell>
          <table:table-cell table:formula="of:=[.G$1]+[.E693]*([.G$2]+[.E693]*([.G$3]+[.G$4]*[.E693]))" office:value-type="float" office:value="5517.7826243079">
            <text:p>5517.783</text:p>
          </table:table-cell>
          <table:table-cell table:formula="of:=[.F693]-[.G693]" office:value-type="float" office:value="-29.782624307898">
            <text:p>-29.783</text:p>
          </table:table-cell>
          <table:table-cell table:formula="of:=INT([.I$4]*[.E693]*([.J$3]/[.J$4])+[.I$3])" office:value-type="float" office:value="182983076">
            <text:p>182983076</text:p>
          </table:table-cell>
          <table:table-cell table:formula="of:=INT([.I693]*[.E693]*([.J$2]/[.J$3]))+[.I$2]" office:value-type="float" office:value="-2216561">
            <text:p>-2216561</text:p>
          </table:table-cell>
          <table:table-cell table:formula="of:=[.J693]*[.E693]*(1/[.J$2])+[.I$1]" office:value-type="float" office:value="5517.29999542236">
            <text:p>5517</text:p>
          </table:table-cell>
          <table:table-cell table:formula="of:=[.F693]-[.K693]" office:value-type="float" office:value="-29.2999954223633">
            <text:p>-29</text:p>
          </table:table-cell>
        </table:table-row>
        <table:table-row table:style-name="ro1">
          <table:table-cell office:value-type="string">
            <text:p><text:s text:c="3"/>689</text:p>
          </table:table-cell>
          <table:table-cell office:value-type="string">
            <text:p><text:s text:c="3"/>2400</text:p>
          </table:table-cell>
          <table:table-cell office:value-type="string">
            <text:p><text:s text:c="3"/>5492</text:p>
          </table:table-cell>
          <table:table-cell office:value-type="string">
            <text:p><text:s text:c="5"/>49</text:p>
          </table:table-cell>
          <table:table-cell table:formula="of:=[.B694]/1" office:value-type="float" office:value="2400">
            <text:p>2400</text:p>
          </table:table-cell>
          <table:table-cell table:formula="of:=[.C694]/1" office:value-type="float" office:value="5492">
            <text:p>5492</text:p>
          </table:table-cell>
          <table:table-cell table:formula="of:=[.G$1]+[.E694]*([.G$2]+[.E694]*([.G$3]+[.G$4]*[.E694]))" office:value-type="float" office:value="5527.98005135887">
            <text:p>5527.980</text:p>
          </table:table-cell>
          <table:table-cell table:formula="of:=[.F694]-[.G694]" office:value-type="float" office:value="-35.9800513588743">
            <text:p>-35.980</text:p>
          </table:table-cell>
          <table:table-cell table:formula="of:=INT([.I$4]*[.E694]*([.J$3]/[.J$4])+[.I$3])" office:value-type="float" office:value="183001521">
            <text:p>183001521</text:p>
          </table:table-cell>
          <table:table-cell table:formula="of:=INT([.I694]*[.E694]*([.J$2]/[.J$3]))+[.I$2]" office:value-type="float" office:value="-2210639">
            <text:p>-2210639</text:p>
          </table:table-cell>
          <table:table-cell table:formula="of:=[.J694]*[.E694]*(1/[.J$2])+[.I$1]" office:value-type="float" office:value="5527.49774169922">
            <text:p>5527</text:p>
          </table:table-cell>
          <table:table-cell table:formula="of:=[.F694]-[.K694]" office:value-type="float" office:value="-35.4977416992187">
            <text:p>-35</text:p>
          </table:table-cell>
        </table:table-row>
        <table:table-row table:style-name="ro1">
          <table:table-cell office:value-type="string">
            <text:p><text:s text:c="3"/>690</text:p>
          </table:table-cell>
          <table:table-cell office:value-type="string">
            <text:p><text:s text:c="3"/>2401</text:p>
          </table:table-cell>
          <table:table-cell office:value-type="string">
            <text:p><text:s text:c="3"/>5503</text:p>
          </table:table-cell>
          <table:table-cell office:value-type="string">
            <text:p><text:s text:c="5"/>40</text:p>
          </table:table-cell>
          <table:table-cell table:formula="of:=[.B695]/1" office:value-type="float" office:value="2401">
            <text:p>2401</text:p>
          </table:table-cell>
          <table:table-cell table:formula="of:=[.C695]/1" office:value-type="float" office:value="5503">
            <text:p>5503</text:p>
          </table:table-cell>
          <table:table-cell table:formula="of:=[.G$1]+[.E695]*([.G$2]+[.E695]*([.G$3]+[.G$4]*[.E695]))" office:value-type="float" office:value="5530.54433263073">
            <text:p>5530.544</text:p>
          </table:table-cell>
          <table:table-cell table:formula="of:=[.F695]-[.G695]" office:value-type="float" office:value="-27.5443326307304">
            <text:p>-27.544</text:p>
          </table:table-cell>
          <table:table-cell table:formula="of:=INT([.I$4]*[.E695]*([.J$3]/[.J$4])+[.I$3])" office:value-type="float" office:value="183006132">
            <text:p>183006132</text:p>
          </table:table-cell>
          <table:table-cell table:formula="of:=INT([.I695]*[.E695]*([.J$2]/[.J$3]))+[.I$2]" office:value-type="float" office:value="-2209158">
            <text:p>-2209158</text:p>
          </table:table-cell>
          <table:table-cell table:formula="of:=[.J695]*[.E695]*(1/[.J$2])+[.I$1]" office:value-type="float" office:value="5530.06358718872">
            <text:p>5530</text:p>
          </table:table-cell>
          <table:table-cell table:formula="of:=[.F695]-[.K695]" office:value-type="float" office:value="-27.0635871887207">
            <text:p>-27</text:p>
          </table:table-cell>
        </table:table-row>
        <table:table-row table:style-name="ro1">
          <table:table-cell office:value-type="string">
            <text:p><text:s text:c="3"/>691</text:p>
          </table:table-cell>
          <table:table-cell office:value-type="string">
            <text:p><text:s text:c="3"/>2405</text:p>
          </table:table-cell>
          <table:table-cell office:value-type="string">
            <text:p><text:s text:c="3"/>5508</text:p>
          </table:table-cell>
          <table:table-cell office:value-type="string">
            <text:p><text:s text:c="5"/>44</text:p>
          </table:table-cell>
          <table:table-cell table:formula="of:=[.B696]/1" office:value-type="float" office:value="2405">
            <text:p>2405</text:p>
          </table:table-cell>
          <table:table-cell table:formula="of:=[.C696]/1" office:value-type="float" office:value="5508">
            <text:p>5508</text:p>
          </table:table-cell>
          <table:table-cell table:formula="of:=[.G$1]+[.E696]*([.G$2]+[.E696]*([.G$3]+[.G$4]*[.E696]))" office:value-type="float" office:value="5540.86116783261">
            <text:p>5540.861</text:p>
          </table:table-cell>
          <table:table-cell table:formula="of:=[.F696]-[.G696]" office:value-type="float" office:value="-32.8611678326051">
            <text:p>-32.861</text:p>
          </table:table-cell>
          <table:table-cell table:formula="of:=INT([.I$4]*[.E696]*([.J$3]/[.J$4])+[.I$3])" office:value-type="float" office:value="183024576">
            <text:p>183024576</text:p>
          </table:table-cell>
          <table:table-cell table:formula="of:=INT([.I696]*[.E696]*([.J$2]/[.J$3]))+[.I$2]" office:value-type="float" office:value="-2203235">
            <text:p>-2203235</text:p>
          </table:table-cell>
          <table:table-cell table:formula="of:=[.J696]*[.E696]*(1/[.J$2])+[.I$1]" office:value-type="float" office:value="5540.37887763977">
            <text:p>5540</text:p>
          </table:table-cell>
          <table:table-cell table:formula="of:=[.F696]-[.K696]" office:value-type="float" office:value="-32.3788776397705">
            <text:p>-32</text:p>
          </table:table-cell>
        </table:table-row>
        <table:table-row table:style-name="ro1">
          <table:table-cell office:value-type="string">
            <text:p><text:s text:c="3"/>692</text:p>
          </table:table-cell>
          <table:table-cell office:value-type="string">
            <text:p><text:s text:c="3"/>2407</text:p>
          </table:table-cell>
          <table:table-cell office:value-type="string">
            <text:p><text:s text:c="3"/>5517</text:p>
          </table:table-cell>
          <table:table-cell office:value-type="string">
            <text:p><text:s text:c="5"/>36</text:p>
          </table:table-cell>
          <table:table-cell table:formula="of:=[.B697]/1" office:value-type="float" office:value="2407">
            <text:p>2407</text:p>
          </table:table-cell>
          <table:table-cell table:formula="of:=[.C697]/1" office:value-type="float" office:value="5517">
            <text:p>5517</text:p>
          </table:table-cell>
          <table:table-cell table:formula="of:=[.G$1]+[.E697]*([.G$2]+[.E697]*([.G$3]+[.G$4]*[.E697]))" office:value-type="float" office:value="5546.05541713861">
            <text:p>5546.055</text:p>
          </table:table-cell>
          <table:table-cell table:formula="of:=[.F697]-[.G697]" office:value-type="float" office:value="-29.0554171386102">
            <text:p>-29.055</text:p>
          </table:table-cell>
          <table:table-cell table:formula="of:=INT([.I$4]*[.E697]*([.J$3]/[.J$4])+[.I$3])" office:value-type="float" office:value="183033798">
            <text:p>183033798</text:p>
          </table:table-cell>
          <table:table-cell table:formula="of:=INT([.I697]*[.E697]*([.J$2]/[.J$3]))+[.I$2]" office:value-type="float" office:value="-2200273">
            <text:p>-2200273</text:p>
          </table:table-cell>
          <table:table-cell table:formula="of:=[.J697]*[.E697]*(1/[.J$2])+[.I$1]" office:value-type="float" office:value="5545.57271003723">
            <text:p>5546</text:p>
          </table:table-cell>
          <table:table-cell table:formula="of:=[.F697]-[.K697]" office:value-type="float" office:value="-28.5727100372314">
            <text:p>-29</text:p>
          </table:table-cell>
        </table:table-row>
        <table:table-row table:style-name="ro1">
          <table:table-cell office:value-type="string">
            <text:p><text:s text:c="3"/>693</text:p>
          </table:table-cell>
          <table:table-cell office:value-type="string">
            <text:p><text:s text:c="3"/>2410</text:p>
          </table:table-cell>
          <table:table-cell office:value-type="string">
            <text:p><text:s text:c="3"/>5521</text:p>
          </table:table-cell>
          <table:table-cell office:value-type="string">
            <text:p><text:s text:c="5"/>45</text:p>
          </table:table-cell>
          <table:table-cell table:formula="of:=[.B698]/1" office:value-type="float" office:value="2410">
            <text:p>2410</text:p>
          </table:table-cell>
          <table:table-cell table:formula="of:=[.C698]/1" office:value-type="float" office:value="5521">
            <text:p>5521</text:p>
          </table:table-cell>
          <table:table-cell table:formula="of:=[.G$1]+[.E698]*([.G$2]+[.E698]*([.G$3]+[.G$4]*[.E698]))" office:value-type="float" office:value="5553.89158978746">
            <text:p>5553.892</text:p>
          </table:table-cell>
          <table:table-cell table:formula="of:=[.F698]-[.G698]" office:value-type="float" office:value="-32.8915897874558">
            <text:p>-32.892</text:p>
          </table:table-cell>
          <table:table-cell table:formula="of:=INT([.I$4]*[.E698]*([.J$3]/[.J$4])+[.I$3])" office:value-type="float" office:value="183047631">
            <text:p>183047631</text:p>
          </table:table-cell>
          <table:table-cell table:formula="of:=INT([.I698]*[.E698]*([.J$2]/[.J$3]))+[.I$2]" office:value-type="float" office:value="-2195829">
            <text:p>-2195829</text:p>
          </table:table-cell>
          <table:table-cell table:formula="of:=[.J698]*[.E698]*(1/[.J$2])+[.I$1]" office:value-type="float" office:value="5553.41042709351">
            <text:p>5553</text:p>
          </table:table-cell>
          <table:table-cell table:formula="of:=[.F698]-[.K698]" office:value-type="float" office:value="-32.4104270935059">
            <text:p>-32</text:p>
          </table:table-cell>
        </table:table-row>
        <table:table-row table:style-name="ro1">
          <table:table-cell office:value-type="string">
            <text:p><text:s text:c="3"/>694</text:p>
          </table:table-cell>
          <table:table-cell office:value-type="string">
            <text:p><text:s text:c="3"/>2412</text:p>
          </table:table-cell>
          <table:table-cell office:value-type="string">
            <text:p><text:s text:c="3"/>5529</text:p>
          </table:table-cell>
          <table:table-cell office:value-type="string">
            <text:p><text:s text:c="5"/>56</text:p>
          </table:table-cell>
          <table:table-cell table:formula="of:=[.B699]/1" office:value-type="float" office:value="2412">
            <text:p>2412</text:p>
          </table:table-cell>
          <table:table-cell table:formula="of:=[.C699]/1" office:value-type="float" office:value="5529">
            <text:p>5529</text:p>
          </table:table-cell>
          <table:table-cell table:formula="of:=[.G$1]+[.E699]*([.G$2]+[.E699]*([.G$3]+[.G$4]*[.E699]))" office:value-type="float" office:value="5559.14557537691">
            <text:p>5559.146</text:p>
          </table:table-cell>
          <table:table-cell table:formula="of:=[.F699]-[.G699]" office:value-type="float" office:value="-30.1455753769078">
            <text:p>-30.146</text:p>
          </table:table-cell>
          <table:table-cell table:formula="of:=INT([.I$4]*[.E699]*([.J$3]/[.J$4])+[.I$3])" office:value-type="float" office:value="183056853">
            <text:p>183056853</text:p>
          </table:table-cell>
          <table:table-cell table:formula="of:=INT([.I699]*[.E699]*([.J$2]/[.J$3]))+[.I$2]" office:value-type="float" office:value="-2192866">
            <text:p>-2192866</text:p>
          </table:table-cell>
          <table:table-cell table:formula="of:=[.J699]*[.E699]*(1/[.J$2])+[.I$1]" office:value-type="float" office:value="5558.66535949707">
            <text:p>5559</text:p>
          </table:table-cell>
          <table:table-cell table:formula="of:=[.F699]-[.K699]" office:value-type="float" office:value="-29.6653594970703">
            <text:p>-30</text:p>
          </table:table-cell>
        </table:table-row>
        <table:table-row table:style-name="ro1">
          <table:table-cell office:value-type="string">
            <text:p><text:s text:c="3"/>695</text:p>
          </table:table-cell>
          <table:table-cell office:value-type="string">
            <text:p><text:s text:c="3"/>2414</text:p>
          </table:table-cell>
          <table:table-cell office:value-type="string">
            <text:p><text:s text:c="3"/>5538</text:p>
          </table:table-cell>
          <table:table-cell office:value-type="string">
            <text:p><text:s text:c="5"/>56</text:p>
          </table:table-cell>
          <table:table-cell table:formula="of:=[.B700]/1" office:value-type="float" office:value="2414">
            <text:p>2414</text:p>
          </table:table-cell>
          <table:table-cell table:formula="of:=[.C700]/1" office:value-type="float" office:value="5538">
            <text:p>5538</text:p>
          </table:table-cell>
          <table:table-cell table:formula="of:=[.G$1]+[.E700]*([.G$2]+[.E700]*([.G$3]+[.G$4]*[.E700]))" office:value-type="float" office:value="5564.42346111614">
            <text:p>5564.423</text:p>
          </table:table-cell>
          <table:table-cell table:formula="of:=[.F700]-[.G700]" office:value-type="float" office:value="-26.423461116141">
            <text:p>-26.423</text:p>
          </table:table-cell>
          <table:table-cell table:formula="of:=INT([.I$4]*[.E700]*([.J$3]/[.J$4])+[.I$3])" office:value-type="float" office:value="183066075">
            <text:p>183066075</text:p>
          </table:table-cell>
          <table:table-cell table:formula="of:=INT([.I700]*[.E700]*([.J$2]/[.J$3]))+[.I$2]" office:value-type="float" office:value="-2189903">
            <text:p>-2189903</text:p>
          </table:table-cell>
          <table:table-cell table:formula="of:=[.J700]*[.E700]*(1/[.J$2])+[.I$1]" office:value-type="float" office:value="5563.94289779663">
            <text:p>5564</text:p>
          </table:table-cell>
          <table:table-cell table:formula="of:=[.F700]-[.K700]" office:value-type="float" office:value="-25.9428977966309">
            <text:p>-26</text:p>
          </table:table-cell>
        </table:table-row>
        <table:table-row table:style-name="ro1">
          <table:table-cell office:value-type="string">
            <text:p><text:s text:c="3"/>696</text:p>
          </table:table-cell>
          <table:table-cell office:value-type="string">
            <text:p><text:s text:c="3"/>2417</text:p>
          </table:table-cell>
          <table:table-cell office:value-type="string">
            <text:p><text:s text:c="3"/>5542</text:p>
          </table:table-cell>
          <table:table-cell office:value-type="string">
            <text:p><text:s text:c="5"/>40</text:p>
          </table:table-cell>
          <table:table-cell table:formula="of:=[.B701]/1" office:value-type="float" office:value="2417">
            <text:p>2417</text:p>
          </table:table-cell>
          <table:table-cell table:formula="of:=[.C701]/1" office:value-type="float" office:value="5542">
            <text:p>5542</text:p>
          </table:table-cell>
          <table:table-cell table:formula="of:=[.G$1]+[.E701]*([.G$2]+[.E701]*([.G$3]+[.G$4]*[.E701]))" office:value-type="float" office:value="5572.38510955133">
            <text:p>5572.385</text:p>
          </table:table-cell>
          <table:table-cell table:formula="of:=[.F701]-[.G701]" office:value-type="float" office:value="-30.3851095513255">
            <text:p>-30.385</text:p>
          </table:table-cell>
          <table:table-cell table:formula="of:=INT([.I$4]*[.E701]*([.J$3]/[.J$4])+[.I$3])" office:value-type="float" office:value="183079909">
            <text:p>183079909</text:p>
          </table:table-cell>
          <table:table-cell table:formula="of:=INT([.I701]*[.E701]*([.J$2]/[.J$3]))+[.I$2]" office:value-type="float" office:value="-2185458">
            <text:p>-2185458</text:p>
          </table:table-cell>
          <table:table-cell table:formula="of:=[.J701]*[.E701]*(1/[.J$2])+[.I$1]" office:value-type="float" office:value="5571.90389633179">
            <text:p>5572</text:p>
          </table:table-cell>
          <table:table-cell table:formula="of:=[.F701]-[.K701]" office:value-type="float" office:value="-29.9038963317871">
            <text:p>-30</text:p>
          </table:table-cell>
        </table:table-row>
        <table:table-row table:style-name="ro1">
          <table:table-cell office:value-type="string">
            <text:p><text:s text:c="3"/>697</text:p>
          </table:table-cell>
          <table:table-cell office:value-type="string">
            <text:p><text:s text:c="3"/>2421</text:p>
          </table:table-cell>
          <table:table-cell office:value-type="string">
            <text:p><text:s text:c="3"/>5553</text:p>
          </table:table-cell>
          <table:table-cell office:value-type="string">
            <text:p><text:s text:c="5"/>44</text:p>
          </table:table-cell>
          <table:table-cell table:formula="of:=[.B702]/1" office:value-type="float" office:value="2421">
            <text:p>2421</text:p>
          </table:table-cell>
          <table:table-cell table:formula="of:=[.C702]/1" office:value-type="float" office:value="5553">
            <text:p>5553</text:p>
          </table:table-cell>
          <table:table-cell table:formula="of:=[.G$1]+[.E702]*([.G$2]+[.E702]*([.G$3]+[.G$4]*[.E702]))" office:value-type="float" office:value="5583.08432138327">
            <text:p>5583.084</text:p>
          </table:table-cell>
          <table:table-cell table:formula="of:=[.F702]-[.G702]" office:value-type="float" office:value="-30.084321383265">
            <text:p>-30.084</text:p>
          </table:table-cell>
          <table:table-cell table:formula="of:=INT([.I$4]*[.E702]*([.J$3]/[.J$4])+[.I$3])" office:value-type="float" office:value="183098353">
            <text:p>183098353</text:p>
          </table:table-cell>
          <table:table-cell table:formula="of:=INT([.I702]*[.E702]*([.J$2]/[.J$3]))+[.I$2]" office:value-type="float" office:value="-2179530">
            <text:p>-2179530</text:p>
          </table:table-cell>
          <table:table-cell table:formula="of:=[.J702]*[.E702]*(1/[.J$2])+[.I$1]" office:value-type="float" office:value="5582.60384750366">
            <text:p>5583</text:p>
          </table:table-cell>
          <table:table-cell table:formula="of:=[.F702]-[.K702]" office:value-type="float" office:value="-29.6038475036621">
            <text:p>-30</text:p>
          </table:table-cell>
        </table:table-row>
        <table:table-row table:style-name="ro1">
          <table:table-cell office:value-type="string">
            <text:p><text:s text:c="3"/>698</text:p>
          </table:table-cell>
          <table:table-cell office:value-type="string">
            <text:p><text:s text:c="3"/>2423</text:p>
          </table:table-cell>
          <table:table-cell office:value-type="string">
            <text:p><text:s text:c="3"/>5558</text:p>
          </table:table-cell>
          <table:table-cell office:value-type="string">
            <text:p><text:s text:c="5"/>37</text:p>
          </table:table-cell>
          <table:table-cell table:formula="of:=[.B703]/1" office:value-type="float" office:value="2423">
            <text:p>2423</text:p>
          </table:table-cell>
          <table:table-cell table:formula="of:=[.C703]/1" office:value-type="float" office:value="5558">
            <text:p>5558</text:p>
          </table:table-cell>
          <table:table-cell table:formula="of:=[.G$1]+[.E703]*([.G$2]+[.E703]*([.G$3]+[.G$4]*[.E703]))" office:value-type="float" office:value="5588.4697976539">
            <text:p>5588.470</text:p>
          </table:table-cell>
          <table:table-cell table:formula="of:=[.F703]-[.G703]" office:value-type="float" office:value="-30.4697976539046">
            <text:p>-30.470</text:p>
          </table:table-cell>
          <table:table-cell table:formula="of:=INT([.I$4]*[.E703]*([.J$3]/[.J$4])+[.I$3])" office:value-type="float" office:value="183107575">
            <text:p>183107575</text:p>
          </table:table-cell>
          <table:table-cell table:formula="of:=INT([.I703]*[.E703]*([.J$2]/[.J$3]))+[.I$2]" office:value-type="float" office:value="-2176566">
            <text:p>-2176566</text:p>
          </table:table-cell>
          <table:table-cell table:formula="of:=[.J703]*[.E703]*(1/[.J$2])+[.I$1]" office:value-type="float" office:value="5587.98774337769">
            <text:p>5588</text:p>
          </table:table-cell>
          <table:table-cell table:formula="of:=[.F703]-[.K703]" office:value-type="float" office:value="-29.9877433776855">
            <text:p>-30</text:p>
          </table:table-cell>
        </table:table-row>
        <table:table-row table:style-name="ro1">
          <table:table-cell office:value-type="string">
            <text:p><text:s text:c="3"/>699</text:p>
          </table:table-cell>
          <table:table-cell office:value-type="string">
            <text:p><text:s text:c="3"/>2426</text:p>
          </table:table-cell>
          <table:table-cell office:value-type="string">
            <text:p><text:s text:c="3"/>5565</text:p>
          </table:table-cell>
          <table:table-cell office:value-type="string">
            <text:p><text:s text:c="5"/>44</text:p>
          </table:table-cell>
          <table:table-cell table:formula="of:=[.B704]/1" office:value-type="float" office:value="2426">
            <text:p>2426</text:p>
          </table:table-cell>
          <table:table-cell table:formula="of:=[.C704]/1" office:value-type="float" office:value="5565">
            <text:p>5565</text:p>
          </table:table-cell>
          <table:table-cell table:formula="of:=[.G$1]+[.E704]*([.G$2]+[.E704]*([.G$3]+[.G$4]*[.E704]))" office:value-type="float" office:value="5596.5928590617">
            <text:p>5596.593</text:p>
          </table:table-cell>
          <table:table-cell table:formula="of:=[.F704]-[.G704]" office:value-type="float" office:value="-31.5928590616968">
            <text:p>-31.593</text:p>
          </table:table-cell>
          <table:table-cell table:formula="of:=INT([.I$4]*[.E704]*([.J$3]/[.J$4])+[.I$3])" office:value-type="float" office:value="183121408">
            <text:p>183121408</text:p>
          </table:table-cell>
          <table:table-cell table:formula="of:=INT([.I704]*[.E704]*([.J$2]/[.J$3]))+[.I$2]" office:value-type="float" office:value="-2172119">
            <text:p>-2172119</text:p>
          </table:table-cell>
          <table:table-cell table:formula="of:=[.J704]*[.E704]*(1/[.J$2])+[.I$1]" office:value-type="float" office:value="5596.11061477661">
            <text:p>5596</text:p>
          </table:table-cell>
          <table:table-cell table:formula="of:=[.F704]-[.K704]" office:value-type="float" office:value="-31.1106147766113">
            <text:p>-31</text:p>
          </table:table-cell>
        </table:table-row>
        <table:table-row table:style-name="ro1">
          <table:table-cell office:value-type="string">
            <text:p><text:s text:c="3"/>700</text:p>
          </table:table-cell>
          <table:table-cell office:value-type="string">
            <text:p><text:s text:c="3"/>2428</text:p>
          </table:table-cell>
          <table:table-cell office:value-type="string">
            <text:p><text:s text:c="3"/>5574</text:p>
          </table:table-cell>
          <table:table-cell office:value-type="string">
            <text:p><text:s text:c="5"/>39</text:p>
          </table:table-cell>
          <table:table-cell table:formula="of:=[.B705]/1" office:value-type="float" office:value="2428">
            <text:p>2428</text:p>
          </table:table-cell>
          <table:table-cell table:formula="of:=[.C705]/1" office:value-type="float" office:value="5574">
            <text:p>5574</text:p>
          </table:table-cell>
          <table:table-cell table:formula="of:=[.G$1]+[.E705]*([.G$2]+[.E705]*([.G$3]+[.G$4]*[.E705]))" office:value-type="float" office:value="5602.03813603178">
            <text:p>5602.038</text:p>
          </table:table-cell>
          <table:table-cell table:formula="of:=[.F705]-[.G705]" office:value-type="float" office:value="-28.0381360317842">
            <text:p>-28.038</text:p>
          </table:table-cell>
          <table:table-cell table:formula="of:=INT([.I$4]*[.E705]*([.J$3]/[.J$4])+[.I$3])" office:value-type="float" office:value="183130630">
            <text:p>183130630</text:p>
          </table:table-cell>
          <table:table-cell table:formula="of:=INT([.I705]*[.E705]*([.J$2]/[.J$3]))+[.I$2]" office:value-type="float" office:value="-2169154">
            <text:p>-2169154</text:p>
          </table:table-cell>
          <table:table-cell table:formula="of:=[.J705]*[.E705]*(1/[.J$2])+[.I$1]" office:value-type="float" office:value="5601.55567932129">
            <text:p>5602</text:p>
          </table:table-cell>
          <table:table-cell table:formula="of:=[.F705]-[.K705]" office:value-type="float" office:value="-27.5556793212891">
            <text:p>-28</text:p>
          </table:table-cell>
        </table:table-row>
        <table:table-row table:style-name="ro1">
          <table:table-cell office:value-type="string">
            <text:p><text:s text:c="3"/>701</text:p>
          </table:table-cell>
          <table:table-cell office:value-type="string">
            <text:p><text:s text:c="3"/>2430</text:p>
          </table:table-cell>
          <table:table-cell office:value-type="string">
            <text:p><text:s text:c="3"/>5581</text:p>
          </table:table-cell>
          <table:table-cell office:value-type="string">
            <text:p><text:s text:c="5"/>34</text:p>
          </table:table-cell>
          <table:table-cell table:formula="of:=[.B706]/1" office:value-type="float" office:value="2430">
            <text:p>2430</text:p>
          </table:table-cell>
          <table:table-cell table:formula="of:=[.C706]/1" office:value-type="float" office:value="5581">
            <text:p>5581</text:p>
          </table:table-cell>
          <table:table-cell table:formula="of:=[.G$1]+[.E706]*([.G$2]+[.E706]*([.G$3]+[.G$4]*[.E706]))" office:value-type="float" office:value="5607.50733891805">
            <text:p>5607.507</text:p>
          </table:table-cell>
          <table:table-cell table:formula="of:=[.F706]-[.G706]" office:value-type="float" office:value="-26.5073389180488">
            <text:p>-26.507</text:p>
          </table:table-cell>
          <table:table-cell table:formula="of:=INT([.I$4]*[.E706]*([.J$3]/[.J$4])+[.I$3])" office:value-type="float" office:value="183139852">
            <text:p>183139852</text:p>
          </table:table-cell>
          <table:table-cell table:formula="of:=INT([.I706]*[.E706]*([.J$2]/[.J$3]))+[.I$2]" office:value-type="float" office:value="-2166188">
            <text:p>-2166188</text:p>
          </table:table-cell>
          <table:table-cell table:formula="of:=[.J706]*[.E706]*(1/[.J$2])+[.I$1]" office:value-type="float" office:value="5607.02799987793">
            <text:p>5607</text:p>
          </table:table-cell>
          <table:table-cell table:formula="of:=[.F706]-[.K706]" office:value-type="float" office:value="-26.0279998779297">
            <text:p>-26</text:p>
          </table:table-cell>
        </table:table-row>
        <table:table-row table:style-name="ro1">
          <table:table-cell office:value-type="string">
            <text:p><text:s text:c="3"/>702</text:p>
          </table:table-cell>
          <table:table-cell office:value-type="string">
            <text:p><text:s text:c="3"/>2433</text:p>
          </table:table-cell>
          <table:table-cell office:value-type="string">
            <text:p><text:s text:c="3"/>5587</text:p>
          </table:table-cell>
          <table:table-cell office:value-type="string">
            <text:p><text:s text:c="5"/>37</text:p>
          </table:table-cell>
          <table:table-cell table:formula="of:=[.B707]/1" office:value-type="float" office:value="2433">
            <text:p>2433</text:p>
          </table:table-cell>
          <table:table-cell table:formula="of:=[.C707]/1" office:value-type="float" office:value="5587">
            <text:p>5587</text:p>
          </table:table-cell>
          <table:table-cell table:formula="of:=[.G$1]+[.E707]*([.G$2]+[.E707]*([.G$3]+[.G$4]*[.E707]))" office:value-type="float" office:value="5615.75601138578">
            <text:p>5615.756</text:p>
          </table:table-cell>
          <table:table-cell table:formula="of:=[.F707]-[.G707]" office:value-type="float" office:value="-28.7560113857835">
            <text:p>-28.756</text:p>
          </table:table-cell>
          <table:table-cell table:formula="of:=INT([.I$4]*[.E707]*([.J$3]/[.J$4])+[.I$3])" office:value-type="float" office:value="183153686">
            <text:p>183153686</text:p>
          </table:table-cell>
          <table:table-cell table:formula="of:=INT([.I707]*[.E707]*([.J$2]/[.J$3]))+[.I$2]" office:value-type="float" office:value="-2161740">
            <text:p>-2161740</text:p>
          </table:table-cell>
          <table:table-cell table:formula="of:=[.J707]*[.E707]*(1/[.J$2])+[.I$1]" office:value-type="float" office:value="5615.274269104">
            <text:p>5615</text:p>
          </table:table-cell>
          <table:table-cell table:formula="of:=[.F707]-[.K707]" office:value-type="float" office:value="-28.2742691040039">
            <text:p>-28</text:p>
          </table:table-cell>
        </table:table-row>
        <table:table-row table:style-name="ro1">
          <table:table-cell office:value-type="string">
            <text:p><text:s text:c="3"/>703</text:p>
          </table:table-cell>
          <table:table-cell office:value-type="string">
            <text:p><text:s text:c="3"/>2437</text:p>
          </table:table-cell>
          <table:table-cell office:value-type="string">
            <text:p><text:s text:c="3"/>5597</text:p>
          </table:table-cell>
          <table:table-cell office:value-type="string">
            <text:p><text:s text:c="5"/>39</text:p>
          </table:table-cell>
          <table:table-cell table:formula="of:=[.B708]/1" office:value-type="float" office:value="2437">
            <text:p>2437</text:p>
          </table:table-cell>
          <table:table-cell table:formula="of:=[.C708]/1" office:value-type="float" office:value="5597">
            <text:p>5597</text:p>
          </table:table-cell>
          <table:table-cell table:formula="of:=[.G$1]+[.E708]*([.G$2]+[.E708]*([.G$3]+[.G$4]*[.E708]))" office:value-type="float" office:value="5626.83801211019">
            <text:p>5626.838</text:p>
          </table:table-cell>
          <table:table-cell table:formula="of:=[.F708]-[.G708]" office:value-type="float" office:value="-29.8380121101891">
            <text:p>-29.838</text:p>
          </table:table-cell>
          <table:table-cell table:formula="of:=INT([.I$4]*[.E708]*([.J$3]/[.J$4])+[.I$3])" office:value-type="float" office:value="183172130">
            <text:p>183172130</text:p>
          </table:table-cell>
          <table:table-cell table:formula="of:=INT([.I708]*[.E708]*([.J$2]/[.J$3]))+[.I$2]" office:value-type="float" office:value="-2155807">
            <text:p>-2155807</text:p>
          </table:table-cell>
          <table:table-cell table:formula="of:=[.J708]*[.E708]*(1/[.J$2])+[.I$1]" office:value-type="float" office:value="5626.35932350159">
            <text:p>5626</text:p>
          </table:table-cell>
          <table:table-cell table:formula="of:=[.F708]-[.K708]" office:value-type="float" office:value="-29.3593235015869">
            <text:p>-29</text:p>
          </table:table-cell>
        </table:table-row>
        <table:table-row table:style-name="ro1">
          <table:table-cell office:value-type="string">
            <text:p><text:s text:c="3"/>704</text:p>
          </table:table-cell>
          <table:table-cell office:value-type="string">
            <text:p><text:s text:c="3"/>2439</text:p>
          </table:table-cell>
          <table:table-cell office:value-type="string">
            <text:p><text:s text:c="3"/>5604</text:p>
          </table:table-cell>
          <table:table-cell office:value-type="string">
            <text:p><text:s text:c="5"/>35</text:p>
          </table:table-cell>
          <table:table-cell table:formula="of:=[.B709]/1" office:value-type="float" office:value="2439">
            <text:p>2439</text:p>
          </table:table-cell>
          <table:table-cell table:formula="of:=[.C709]/1" office:value-type="float" office:value="5604">
            <text:p>5604</text:p>
          </table:table-cell>
          <table:table-cell table:formula="of:=[.G$1]+[.E709]*([.G$2]+[.E709]*([.G$3]+[.G$4]*[.E709]))" office:value-type="float" office:value="5632.41492147666">
            <text:p>5632.415</text:p>
          </table:table-cell>
          <table:table-cell table:formula="of:=[.F709]-[.G709]" office:value-type="float" office:value="-28.4149214766639">
            <text:p>-28.415</text:p>
          </table:table-cell>
          <table:table-cell table:formula="of:=INT([.I$4]*[.E709]*([.J$3]/[.J$4])+[.I$3])" office:value-type="float" office:value="183181352">
            <text:p>183181352</text:p>
          </table:table-cell>
          <table:table-cell table:formula="of:=INT([.I709]*[.E709]*([.J$2]/[.J$3]))+[.I$2]" office:value-type="float" office:value="-2152841">
            <text:p>-2152841</text:p>
          </table:table-cell>
          <table:table-cell table:formula="of:=[.J709]*[.E709]*(1/[.J$2])+[.I$1]" office:value-type="float" office:value="5631.93347358704">
            <text:p>5632</text:p>
          </table:table-cell>
          <table:table-cell table:formula="of:=[.F709]-[.K709]" office:value-type="float" office:value="-27.9334735870361">
            <text:p>-28</text:p>
          </table:table-cell>
        </table:table-row>
        <table:table-row table:style-name="ro1">
          <table:table-cell office:value-type="string">
            <text:p><text:s text:c="3"/>705</text:p>
          </table:table-cell>
          <table:table-cell office:value-type="string">
            <text:p><text:s text:c="3"/>2442</text:p>
          </table:table-cell>
          <table:table-cell office:value-type="string">
            <text:p><text:s text:c="3"/>5610</text:p>
          </table:table-cell>
          <table:table-cell office:value-type="string">
            <text:p><text:s text:c="5"/>34</text:p>
          </table:table-cell>
          <table:table-cell table:formula="of:=[.B710]/1" office:value-type="float" office:value="2442">
            <text:p>2442</text:p>
          </table:table-cell>
          <table:table-cell table:formula="of:=[.C710]/1" office:value-type="float" office:value="5610">
            <text:p>5610</text:p>
          </table:table-cell>
          <table:table-cell table:formula="of:=[.G$1]+[.E710]*([.G$2]+[.E710]*([.G$3]+[.G$4]*[.E710]))" office:value-type="float" office:value="5640.82518084021">
            <text:p>5640.825</text:p>
          </table:table-cell>
          <table:table-cell table:formula="of:=[.F710]-[.G710]" office:value-type="float" office:value="-30.8251808402056">
            <text:p>-30.825</text:p>
          </table:table-cell>
          <table:table-cell table:formula="of:=INT([.I$4]*[.E710]*([.J$3]/[.J$4])+[.I$3])" office:value-type="float" office:value="183195185">
            <text:p>183195185</text:p>
          </table:table-cell>
          <table:table-cell table:formula="of:=INT([.I710]*[.E710]*([.J$2]/[.J$3]))+[.I$2]" office:value-type="float" office:value="-2148390">
            <text:p>-2148390</text:p>
          </table:table-cell>
          <table:table-cell table:formula="of:=[.J710]*[.E710]*(1/[.J$2])+[.I$1]" office:value-type="float" office:value="5640.34644317627">
            <text:p>5640</text:p>
          </table:table-cell>
          <table:table-cell table:formula="of:=[.F710]-[.K710]" office:value-type="float" office:value="-30.3464431762695">
            <text:p>-30</text:p>
          </table:table-cell>
        </table:table-row>
        <table:table-row table:style-name="ro1">
          <table:table-cell office:value-type="string">
            <text:p><text:s text:c="3"/>706</text:p>
          </table:table-cell>
          <table:table-cell office:value-type="string">
            <text:p><text:s text:c="3"/>2444</text:p>
          </table:table-cell>
          <table:table-cell office:value-type="string">
            <text:p><text:s text:c="3"/>5615</text:p>
          </table:table-cell>
          <table:table-cell office:value-type="string">
            <text:p><text:s text:c="5"/>30</text:p>
          </table:table-cell>
          <table:table-cell table:formula="of:=[.B711]/1" office:value-type="float" office:value="2444">
            <text:p>2444</text:p>
          </table:table-cell>
          <table:table-cell table:formula="of:=[.C711]/1" office:value-type="float" office:value="5615">
            <text:p>5615</text:p>
          </table:table-cell>
          <table:table-cell table:formula="of:=[.G$1]+[.E711]*([.G$2]+[.E711]*([.G$3]+[.G$4]*[.E711]))" office:value-type="float" office:value="5646.46195532213">
            <text:p>5646.462</text:p>
          </table:table-cell>
          <table:table-cell table:formula="of:=[.F711]-[.G711]" office:value-type="float" office:value="-31.4619553221255">
            <text:p>-31.462</text:p>
          </table:table-cell>
          <table:table-cell table:formula="of:=INT([.I$4]*[.E711]*([.J$3]/[.J$4])+[.I$3])" office:value-type="float" office:value="183204407">
            <text:p>183204407</text:p>
          </table:table-cell>
          <table:table-cell table:formula="of:=INT([.I711]*[.E711]*([.J$2]/[.J$3]))+[.I$2]" office:value-type="float" office:value="-2145423">
            <text:p>-2145423</text:p>
          </table:table-cell>
          <table:table-cell table:formula="of:=[.J711]*[.E711]*(1/[.J$2])+[.I$1]" office:value-type="float" office:value="5645.98183441162">
            <text:p>5646</text:p>
          </table:table-cell>
          <table:table-cell table:formula="of:=[.F711]-[.K711]" office:value-type="float" office:value="-30.9818344116211">
            <text:p>-31</text:p>
          </table:table-cell>
        </table:table-row>
        <table:table-row table:style-name="ro1">
          <table:table-cell office:value-type="string">
            <text:p><text:s text:c="3"/>707</text:p>
          </table:table-cell>
          <table:table-cell office:value-type="string">
            <text:p><text:s text:c="3"/>2446</text:p>
          </table:table-cell>
          <table:table-cell office:value-type="string">
            <text:p><text:s text:c="3"/>5628</text:p>
          </table:table-cell>
          <table:table-cell office:value-type="string">
            <text:p><text:s text:c="5"/>35</text:p>
          </table:table-cell>
          <table:table-cell table:formula="of:=[.B712]/1" office:value-type="float" office:value="2446">
            <text:p>2446</text:p>
          </table:table-cell>
          <table:table-cell table:formula="of:=[.C712]/1" office:value-type="float" office:value="5628">
            <text:p>5628</text:p>
          </table:table-cell>
          <table:table-cell table:formula="of:=[.G$1]+[.E712]*([.G$2]+[.E712]*([.G$3]+[.G$4]*[.E712]))" office:value-type="float" office:value="5652.12268148662">
            <text:p>5652.123</text:p>
          </table:table-cell>
          <table:table-cell table:formula="of:=[.F712]-[.G712]" office:value-type="float" office:value="-24.1226814866241">
            <text:p>-24.123</text:p>
          </table:table-cell>
          <table:table-cell table:formula="of:=INT([.I$4]*[.E712]*([.J$3]/[.J$4])+[.I$3])" office:value-type="float" office:value="183213629">
            <text:p>183213629</text:p>
          </table:table-cell>
          <table:table-cell table:formula="of:=INT([.I712]*[.E712]*([.J$2]/[.J$3]))+[.I$2]" office:value-type="float" office:value="-2142456">
            <text:p>-2142456</text:p>
          </table:table-cell>
          <table:table-cell table:formula="of:=[.J712]*[.E712]*(1/[.J$2])+[.I$1]" office:value-type="float" office:value="5651.63986206055">
            <text:p>5652</text:p>
          </table:table-cell>
          <table:table-cell table:formula="of:=[.F712]-[.K712]" office:value-type="float" office:value="-23.6398620605469">
            <text:p>-24</text:p>
          </table:table-cell>
        </table:table-row>
        <table:table-row table:style-name="ro1">
          <table:table-cell office:value-type="string">
            <text:p><text:s text:c="3"/>708</text:p>
          </table:table-cell>
          <table:table-cell office:value-type="string">
            <text:p><text:s text:c="3"/>2450</text:p>
          </table:table-cell>
          <table:table-cell office:value-type="string">
            <text:p><text:s text:c="3"/>5631</text:p>
          </table:table-cell>
          <table:table-cell office:value-type="string">
            <text:p><text:s text:c="5"/>44</text:p>
          </table:table-cell>
          <table:table-cell table:formula="of:=[.B713]/1" office:value-type="float" office:value="2450">
            <text:p>2450</text:p>
          </table:table-cell>
          <table:table-cell table:formula="of:=[.C713]/1" office:value-type="float" office:value="5631">
            <text:p>5631</text:p>
          </table:table-cell>
          <table:table-cell table:formula="of:=[.G$1]+[.E713]*([.G$2]+[.E713]*([.G$3]+[.G$4]*[.E713]))" office:value-type="float" office:value="5663.51600174656">
            <text:p>5663.516</text:p>
          </table:table-cell>
          <table:table-cell table:formula="of:=[.F713]-[.G713]" office:value-type="float" office:value="-32.5160017465587">
            <text:p>-32.516</text:p>
          </table:table-cell>
          <table:table-cell table:formula="of:=INT([.I$4]*[.E713]*([.J$3]/[.J$4])+[.I$3])" office:value-type="float" office:value="183232074">
            <text:p>183232074</text:p>
          </table:table-cell>
          <table:table-cell table:formula="of:=INT([.I713]*[.E713]*([.J$2]/[.J$3]))+[.I$2]" office:value-type="float" office:value="-2136520">
            <text:p>-2136520</text:p>
          </table:table-cell>
          <table:table-cell table:formula="of:=[.J713]*[.E713]*(1/[.J$2])+[.I$1]" office:value-type="float" office:value="5663.03317260742">
            <text:p>5663</text:p>
          </table:table-cell>
          <table:table-cell table:formula="of:=[.F713]-[.K713]" office:value-type="float" office:value="-32.0331726074219">
            <text:p>-32</text:p>
          </table:table-cell>
        </table:table-row>
        <table:table-row table:style-name="ro1">
          <table:table-cell office:value-type="string">
            <text:p><text:s text:c="3"/>709</text:p>
          </table:table-cell>
          <table:table-cell office:value-type="string">
            <text:p><text:s text:c="3"/>2453</text:p>
          </table:table-cell>
          <table:table-cell office:value-type="string">
            <text:p><text:s text:c="3"/>5644</text:p>
          </table:table-cell>
          <table:table-cell office:value-type="string">
            <text:p><text:s text:c="5"/>35</text:p>
          </table:table-cell>
          <table:table-cell table:formula="of:=[.B714]/1" office:value-type="float" office:value="2453">
            <text:p>2453</text:p>
          </table:table-cell>
          <table:table-cell table:formula="of:=[.C714]/1" office:value-type="float" office:value="5644">
            <text:p>5644</text:p>
          </table:table-cell>
          <table:table-cell table:formula="of:=[.G$1]+[.E714]*([.G$2]+[.E714]*([.G$3]+[.G$4]*[.E714]))" office:value-type="float" office:value="5672.12388906298">
            <text:p>5672.124</text:p>
          </table:table-cell>
          <table:table-cell table:formula="of:=[.F714]-[.G714]" office:value-type="float" office:value="-28.1238890629829">
            <text:p>-28.124</text:p>
          </table:table-cell>
          <table:table-cell table:formula="of:=INT([.I$4]*[.E714]*([.J$3]/[.J$4])+[.I$3])" office:value-type="float" office:value="183245907">
            <text:p>183245907</text:p>
          </table:table-cell>
          <table:table-cell table:formula="of:=INT([.I714]*[.E714]*([.J$2]/[.J$3]))+[.I$2]" office:value-type="float" office:value="-2132067">
            <text:p>-2132067</text:p>
          </table:table-cell>
          <table:table-cell table:formula="of:=[.J714]*[.E714]*(1/[.J$2])+[.I$1]" office:value-type="float" office:value="5671.64227485657">
            <text:p>5672</text:p>
          </table:table-cell>
          <table:table-cell table:formula="of:=[.F714]-[.K714]" office:value-type="float" office:value="-27.6422748565674">
            <text:p>-28</text:p>
          </table:table-cell>
        </table:table-row>
        <table:table-row table:style-name="ro1">
          <table:table-cell office:value-type="string">
            <text:p><text:s text:c="3"/>710</text:p>
          </table:table-cell>
          <table:table-cell office:value-type="string">
            <text:p><text:s text:c="3"/>2455</text:p>
          </table:table-cell>
          <table:table-cell office:value-type="string">
            <text:p><text:s text:c="3"/>5648</text:p>
          </table:table-cell>
          <table:table-cell office:value-type="string">
            <text:p><text:s text:c="5"/>29</text:p>
          </table:table-cell>
          <table:table-cell table:formula="of:=[.B715]/1" office:value-type="float" office:value="2455">
            <text:p>2455</text:p>
          </table:table-cell>
          <table:table-cell table:formula="of:=[.C715]/1" office:value-type="float" office:value="5648">
            <text:p>5648</text:p>
          </table:table-cell>
          <table:table-cell table:formula="of:=[.G$1]+[.E715]*([.G$2]+[.E715]*([.G$3]+[.G$4]*[.E715]))" office:value-type="float" office:value="5677.89243765649">
            <text:p>5677.892</text:p>
          </table:table-cell>
          <table:table-cell table:formula="of:=[.F715]-[.G715]" office:value-type="float" office:value="-29.8924376564864">
            <text:p>-29.892</text:p>
          </table:table-cell>
          <table:table-cell table:formula="of:=INT([.I$4]*[.E715]*([.J$3]/[.J$4])+[.I$3])" office:value-type="float" office:value="183255129">
            <text:p>183255129</text:p>
          </table:table-cell>
          <table:table-cell table:formula="of:=INT([.I715]*[.E715]*([.J$2]/[.J$3]))+[.I$2]" office:value-type="float" office:value="-2129098">
            <text:p>-2129098</text:p>
          </table:table-cell>
          <table:table-cell table:formula="of:=[.J715]*[.E715]*(1/[.J$2])+[.I$1]" office:value-type="float" office:value="5677.4115486145">
            <text:p>5677</text:p>
          </table:table-cell>
          <table:table-cell table:formula="of:=[.F715]-[.K715]" office:value-type="float" office:value="-29.411548614502">
            <text:p>-29</text:p>
          </table:table-cell>
        </table:table-row>
        <table:table-row table:style-name="ro1">
          <table:table-cell office:value-type="string">
            <text:p><text:s text:c="3"/>711</text:p>
          </table:table-cell>
          <table:table-cell office:value-type="string">
            <text:p><text:s text:c="3"/>2457</text:p>
          </table:table-cell>
          <table:table-cell office:value-type="string">
            <text:p><text:s text:c="3"/>5658</text:p>
          </table:table-cell>
          <table:table-cell office:value-type="string">
            <text:p><text:s text:c="5"/>32</text:p>
          </table:table-cell>
          <table:table-cell table:formula="of:=[.B716]/1" office:value-type="float" office:value="2457">
            <text:p>2457</text:p>
          </table:table-cell>
          <table:table-cell table:formula="of:=[.C716]/1" office:value-type="float" office:value="5658">
            <text:p>5658</text:p>
          </table:table-cell>
          <table:table-cell table:formula="of:=[.G$1]+[.E716]*([.G$2]+[.E716]*([.G$3]+[.G$4]*[.E716]))" office:value-type="float" office:value="5683.68495564697">
            <text:p>5683.685</text:p>
          </table:table-cell>
          <table:table-cell table:formula="of:=[.F716]-[.G716]" office:value-type="float" office:value="-25.6849556469715">
            <text:p>-25.685</text:p>
          </table:table-cell>
          <table:table-cell table:formula="of:=INT([.I$4]*[.E716]*([.J$3]/[.J$4])+[.I$3])" office:value-type="float" office:value="183264351">
            <text:p>183264351</text:p>
          </table:table-cell>
          <table:table-cell table:formula="of:=INT([.I716]*[.E716]*([.J$2]/[.J$3]))+[.I$2]" office:value-type="float" office:value="-2126129">
            <text:p>-2126129</text:p>
          </table:table-cell>
          <table:table-cell table:formula="of:=[.J716]*[.E716]*(1/[.J$2])+[.I$1]" office:value-type="float" office:value="5683.2034740448">
            <text:p>5683</text:p>
          </table:table-cell>
          <table:table-cell table:formula="of:=[.F716]-[.K716]" office:value-type="float" office:value="-25.2034740447998">
            <text:p>-25</text:p>
          </table:table-cell>
        </table:table-row>
        <table:table-row table:style-name="ro1">
          <table:table-cell office:value-type="string">
            <text:p><text:s text:c="3"/>712</text:p>
          </table:table-cell>
          <table:table-cell office:value-type="string">
            <text:p><text:s text:c="3"/>2460</text:p>
          </table:table-cell>
          <table:table-cell office:value-type="string">
            <text:p><text:s text:c="3"/>5662</text:p>
          </table:table-cell>
          <table:table-cell office:value-type="string">
            <text:p><text:s text:c="5"/>33</text:p>
          </table:table-cell>
          <table:table-cell table:formula="of:=[.B717]/1" office:value-type="float" office:value="2460">
            <text:p>2460</text:p>
          </table:table-cell>
          <table:table-cell table:formula="of:=[.C717]/1" office:value-type="float" office:value="5662">
            <text:p>5662</text:p>
          </table:table-cell>
          <table:table-cell table:formula="of:=[.G$1]+[.E717]*([.G$2]+[.E717]*([.G$3]+[.G$4]*[.E717]))" office:value-type="float" office:value="5692.41868229754">
            <text:p>5692.419</text:p>
          </table:table-cell>
          <table:table-cell table:formula="of:=[.F717]-[.G717]" office:value-type="float" office:value="-30.4186822975353">
            <text:p>-30.419</text:p>
          </table:table-cell>
          <table:table-cell table:formula="of:=INT([.I$4]*[.E717]*([.J$3]/[.J$4])+[.I$3])" office:value-type="float" office:value="183278184">
            <text:p>183278184</text:p>
          </table:table-cell>
          <table:table-cell table:formula="of:=INT([.I717]*[.E717]*([.J$2]/[.J$3]))+[.I$2]" office:value-type="float" office:value="-2121675">
            <text:p>-2121675</text:p>
          </table:table-cell>
          <table:table-cell table:formula="of:=[.J717]*[.E717]*(1/[.J$2])+[.I$1]" office:value-type="float" office:value="5691.93618011475">
            <text:p>5692</text:p>
          </table:table-cell>
          <table:table-cell table:formula="of:=[.F717]-[.K717]" office:value-type="float" office:value="-29.9361801147461">
            <text:p>-30</text:p>
          </table:table-cell>
        </table:table-row>
        <table:table-row table:style-name="ro1">
          <table:table-cell office:value-type="string">
            <text:p><text:s text:c="3"/>713</text:p>
          </table:table-cell>
          <table:table-cell office:value-type="string">
            <text:p><text:s text:c="3"/>2462</text:p>
          </table:table-cell>
          <table:table-cell office:value-type="string">
            <text:p><text:s text:c="3"/>5671</text:p>
          </table:table-cell>
          <table:table-cell office:value-type="string">
            <text:p><text:s text:c="5"/>33</text:p>
          </table:table-cell>
          <table:table-cell table:formula="of:=[.B718]/1" office:value-type="float" office:value="2462">
            <text:p>2462</text:p>
          </table:table-cell>
          <table:table-cell table:formula="of:=[.C718]/1" office:value-type="float" office:value="5671">
            <text:p>5671</text:p>
          </table:table-cell>
          <table:table-cell table:formula="of:=[.G$1]+[.E718]*([.G$2]+[.E718]*([.G$3]+[.G$4]*[.E718]))" office:value-type="float" office:value="5698.27113787146">
            <text:p>5698.271</text:p>
          </table:table-cell>
          <table:table-cell table:formula="of:=[.F718]-[.G718]" office:value-type="float" office:value="-27.2711378714648">
            <text:p>-27.271</text:p>
          </table:table-cell>
          <table:table-cell table:formula="of:=INT([.I$4]*[.E718]*([.J$3]/[.J$4])+[.I$3])" office:value-type="float" office:value="183287406">
            <text:p>183287406</text:p>
          </table:table-cell>
          <table:table-cell table:formula="of:=INT([.I718]*[.E718]*([.J$2]/[.J$3]))+[.I$2]" office:value-type="float" office:value="-2118705">
            <text:p>-2118705</text:p>
          </table:table-cell>
          <table:table-cell table:formula="of:=[.J718]*[.E718]*(1/[.J$2])+[.I$1]" office:value-type="float" office:value="5697.78943252564">
            <text:p>5698</text:p>
          </table:table-cell>
          <table:table-cell table:formula="of:=[.F718]-[.K718]" office:value-type="float" office:value="-26.7894325256348">
            <text:p>-27</text:p>
          </table:table-cell>
        </table:table-row>
        <table:table-row table:style-name="ro1">
          <table:table-cell office:value-type="string">
            <text:p><text:s text:c="3"/>714</text:p>
          </table:table-cell>
          <table:table-cell office:value-type="string">
            <text:p><text:s text:c="3"/>2466</text:p>
          </table:table-cell>
          <table:table-cell office:value-type="string">
            <text:p><text:s text:c="3"/>5678</text:p>
          </table:table-cell>
          <table:table-cell office:value-type="string">
            <text:p><text:s text:c="5"/>38</text:p>
          </table:table-cell>
          <table:table-cell table:formula="of:=[.B719]/1" office:value-type="float" office:value="2466">
            <text:p>2466</text:p>
          </table:table-cell>
          <table:table-cell table:formula="of:=[.C719]/1" office:value-type="float" office:value="5678">
            <text:p>5678</text:p>
          </table:table-cell>
          <table:table-cell table:formula="of:=[.G$1]+[.E719]*([.G$2]+[.E719]*([.G$3]+[.G$4]*[.E719]))" office:value-type="float" office:value="5710.04799424947">
            <text:p>5710.048</text:p>
          </table:table-cell>
          <table:table-cell table:formula="of:=[.F719]-[.G719]" office:value-type="float" office:value="-32.0479942494676">
            <text:p>-32.048</text:p>
          </table:table-cell>
          <table:table-cell table:formula="of:=INT([.I$4]*[.E719]*([.J$3]/[.J$4])+[.I$3])" office:value-type="float" office:value="183305851">
            <text:p>183305851</text:p>
          </table:table-cell>
          <table:table-cell table:formula="of:=INT([.I719]*[.E719]*([.J$2]/[.J$3]))+[.I$2]" office:value-type="float" office:value="-2112764">
            <text:p>-2112764</text:p>
          </table:table-cell>
          <table:table-cell table:formula="of:=[.J719]*[.E719]*(1/[.J$2])+[.I$1]" office:value-type="float" office:value="5709.56861877441">
            <text:p>5710</text:p>
          </table:table-cell>
          <table:table-cell table:formula="of:=[.F719]-[.K719]" office:value-type="float" office:value="-31.5686187744141">
            <text:p>-32</text:p>
          </table:table-cell>
        </table:table-row>
        <table:table-row table:style-name="ro1">
          <table:table-cell office:value-type="string">
            <text:p><text:s text:c="3"/>715</text:p>
          </table:table-cell>
          <table:table-cell office:value-type="string">
            <text:p><text:s text:c="3"/>2467</text:p>
          </table:table-cell>
          <table:table-cell office:value-type="string">
            <text:p><text:s text:c="3"/>5687</text:p>
          </table:table-cell>
          <table:table-cell office:value-type="string">
            <text:p><text:s text:c="5"/>45</text:p>
          </table:table-cell>
          <table:table-cell table:formula="of:=[.B720]/1" office:value-type="float" office:value="2467">
            <text:p>2467</text:p>
          </table:table-cell>
          <table:table-cell table:formula="of:=[.C720]/1" office:value-type="float" office:value="5687">
            <text:p>5687</text:p>
          </table:table-cell>
          <table:table-cell table:formula="of:=[.G$1]+[.E720]*([.G$2]+[.E720]*([.G$3]+[.G$4]*[.E720]))" office:value-type="float" office:value="5713.00719928208">
            <text:p>5713.007</text:p>
          </table:table-cell>
          <table:table-cell table:formula="of:=[.F720]-[.G720]" office:value-type="float" office:value="-26.0071992820795">
            <text:p>-26.007</text:p>
          </table:table-cell>
          <table:table-cell table:formula="of:=INT([.I$4]*[.E720]*([.J$3]/[.J$4])+[.I$3])" office:value-type="float" office:value="183310462">
            <text:p>183310462</text:p>
          </table:table-cell>
          <table:table-cell table:formula="of:=INT([.I720]*[.E720]*([.J$2]/[.J$3]))+[.I$2]" office:value-type="float" office:value="-2111279">
            <text:p>-2111279</text:p>
          </table:table-cell>
          <table:table-cell table:formula="of:=[.J720]*[.E720]*(1/[.J$2])+[.I$1]" office:value-type="float" office:value="5712.52640342712">
            <text:p>5713</text:p>
          </table:table-cell>
          <table:table-cell table:formula="of:=[.F720]-[.K720]" office:value-type="float" office:value="-25.526403427124">
            <text:p>-26</text:p>
          </table:table-cell>
        </table:table-row>
        <table:table-row table:style-name="ro1">
          <table:table-cell office:value-type="string">
            <text:p><text:s text:c="3"/>716</text:p>
          </table:table-cell>
          <table:table-cell office:value-type="string">
            <text:p><text:s text:c="3"/>2471</text:p>
          </table:table-cell>
          <table:table-cell office:value-type="string">
            <text:p><text:s text:c="3"/>5696</text:p>
          </table:table-cell>
          <table:table-cell office:value-type="string">
            <text:p><text:s text:c="5"/>37</text:p>
          </table:table-cell>
          <table:table-cell table:formula="of:=[.B721]/1" office:value-type="float" office:value="2471">
            <text:p>2471</text:p>
          </table:table-cell>
          <table:table-cell table:formula="of:=[.C721]/1" office:value-type="float" office:value="5696">
            <text:p>5696</text:p>
          </table:table-cell>
          <table:table-cell table:formula="of:=[.G$1]+[.E721]*([.G$2]+[.E721]*([.G$3]+[.G$4]*[.E721]))" office:value-type="float" office:value="5724.90399524298">
            <text:p>5724.904</text:p>
          </table:table-cell>
          <table:table-cell table:formula="of:=[.F721]-[.G721]" office:value-type="float" office:value="-28.9039952429757">
            <text:p>-28.904</text:p>
          </table:table-cell>
          <table:table-cell table:formula="of:=INT([.I$4]*[.E721]*([.J$3]/[.J$4])+[.I$3])" office:value-type="float" office:value="183328906">
            <text:p>183328906</text:p>
          </table:table-cell>
          <table:table-cell table:formula="of:=INT([.I721]*[.E721]*([.J$2]/[.J$3]))+[.I$2]" office:value-type="float" office:value="-2105337">
            <text:p>-2105337</text:p>
          </table:table-cell>
          <table:table-cell table:formula="of:=[.J721]*[.E721]*(1/[.J$2])+[.I$1]" office:value-type="float" office:value="5724.4236164093">
            <text:p>5724</text:p>
          </table:table-cell>
          <table:table-cell table:formula="of:=[.F721]-[.K721]" office:value-type="float" office:value="-28.4236164093018">
            <text:p>-28</text:p>
          </table:table-cell>
        </table:table-row>
        <table:table-row table:style-name="ro1">
          <table:table-cell office:value-type="string">
            <text:p><text:s text:c="3"/>717</text:p>
          </table:table-cell>
          <table:table-cell office:value-type="string">
            <text:p><text:s text:c="3"/>2473</text:p>
          </table:table-cell>
          <table:table-cell office:value-type="string">
            <text:p><text:s text:c="3"/>5702</text:p>
          </table:table-cell>
          <table:table-cell office:value-type="string">
            <text:p><text:s text:c="5"/>42</text:p>
          </table:table-cell>
          <table:table-cell table:formula="of:=[.B722]/1" office:value-type="float" office:value="2473">
            <text:p>2473</text:p>
          </table:table-cell>
          <table:table-cell table:formula="of:=[.C722]/1" office:value-type="float" office:value="5702">
            <text:p>5702</text:p>
          </table:table-cell>
          <table:table-cell table:formula="of:=[.G$1]+[.E722]*([.G$2]+[.E722]*([.G$3]+[.G$4]*[.E722]))" office:value-type="float" office:value="5730.8883843581">
            <text:p>5730.888</text:p>
          </table:table-cell>
          <table:table-cell table:formula="of:=[.F722]-[.G722]" office:value-type="float" office:value="-28.888384358097">
            <text:p>-28.888</text:p>
          </table:table-cell>
          <table:table-cell table:formula="of:=INT([.I$4]*[.E722]*([.J$3]/[.J$4])+[.I$3])" office:value-type="float" office:value="183338128">
            <text:p>183338128</text:p>
          </table:table-cell>
          <table:table-cell table:formula="of:=INT([.I722]*[.E722]*([.J$2]/[.J$3]))+[.I$2]" office:value-type="float" office:value="-2102366">
            <text:p>-2102366</text:p>
          </table:table-cell>
          <table:table-cell table:formula="of:=[.J722]*[.E722]*(1/[.J$2])+[.I$1]" office:value-type="float" office:value="5730.40622329712">
            <text:p>5730</text:p>
          </table:table-cell>
          <table:table-cell table:formula="of:=[.F722]-[.K722]" office:value-type="float" office:value="-28.4062232971191">
            <text:p>-28</text:p>
          </table:table-cell>
        </table:table-row>
        <table:table-row table:style-name="ro1">
          <table:table-cell office:value-type="string">
            <text:p><text:s text:c="3"/>718</text:p>
          </table:table-cell>
          <table:table-cell office:value-type="string">
            <text:p><text:s text:c="3"/>2476</text:p>
          </table:table-cell>
          <table:table-cell office:value-type="string">
            <text:p><text:s text:c="3"/>5711</text:p>
          </table:table-cell>
          <table:table-cell office:value-type="string">
            <text:p><text:s text:c="5"/>28</text:p>
          </table:table-cell>
          <table:table-cell table:formula="of:=[.B723]/1" office:value-type="float" office:value="2476">
            <text:p>2476</text:p>
          </table:table-cell>
          <table:table-cell table:formula="of:=[.C723]/1" office:value-type="float" office:value="5711">
            <text:p>5711</text:p>
          </table:table-cell>
          <table:table-cell table:formula="of:=[.G$1]+[.E723]*([.G$2]+[.E723]*([.G$3]+[.G$4]*[.E723]))" office:value-type="float" office:value="5739.90996600761">
            <text:p>5739.910</text:p>
          </table:table-cell>
          <table:table-cell table:formula="of:=[.F723]-[.G723]" office:value-type="float" office:value="-28.9099660076063">
            <text:p>-28.910</text:p>
          </table:table-cell>
          <table:table-cell table:formula="of:=INT([.I$4]*[.E723]*([.J$3]/[.J$4])+[.I$3])" office:value-type="float" office:value="183351961">
            <text:p>183351961</text:p>
          </table:table-cell>
          <table:table-cell table:formula="of:=INT([.I723]*[.E723]*([.J$2]/[.J$3]))+[.I$2]" office:value-type="float" office:value="-2097908">
            <text:p>-2097908</text:p>
          </table:table-cell>
          <table:table-cell table:formula="of:=[.J723]*[.E723]*(1/[.J$2])+[.I$1]" office:value-type="float" office:value="5739.42971801758">
            <text:p>5739</text:p>
          </table:table-cell>
          <table:table-cell table:formula="of:=[.F723]-[.K723]" office:value-type="float" office:value="-28.4297180175781">
            <text:p>-28</text:p>
          </table:table-cell>
        </table:table-row>
        <table:table-row table:style-name="ro1">
          <table:table-cell office:value-type="string">
            <text:p><text:s text:c="3"/>719</text:p>
          </table:table-cell>
          <table:table-cell office:value-type="string">
            <text:p><text:s text:c="3"/>2478</text:p>
          </table:table-cell>
          <table:table-cell office:value-type="string">
            <text:p><text:s text:c="3"/>5719</text:p>
          </table:table-cell>
          <table:table-cell office:value-type="string">
            <text:p><text:s text:c="5"/>34</text:p>
          </table:table-cell>
          <table:table-cell table:formula="of:=[.B724]/1" office:value-type="float" office:value="2478">
            <text:p>2478</text:p>
          </table:table-cell>
          <table:table-cell table:formula="of:=[.C724]/1" office:value-type="float" office:value="5719">
            <text:p>5719</text:p>
          </table:table-cell>
          <table:table-cell table:formula="of:=[.G$1]+[.E724]*([.G$2]+[.E724]*([.G$3]+[.G$4]*[.E724]))" office:value-type="float" office:value="5745.95435712217">
            <text:p>5745.954</text:p>
          </table:table-cell>
          <table:table-cell table:formula="of:=[.F724]-[.G724]" office:value-type="float" office:value="-26.954357122173">
            <text:p>-26.954</text:p>
          </table:table-cell>
          <table:table-cell table:formula="of:=INT([.I$4]*[.E724]*([.J$3]/[.J$4])+[.I$3])" office:value-type="float" office:value="183361183">
            <text:p>183361183</text:p>
          </table:table-cell>
          <table:table-cell table:formula="of:=INT([.I724]*[.E724]*([.J$2]/[.J$3]))+[.I$2]" office:value-type="float" office:value="-2094936">
            <text:p>-2094936</text:p>
          </table:table-cell>
          <table:table-cell table:formula="of:=[.J724]*[.E724]*(1/[.J$2])+[.I$1]" office:value-type="float" office:value="5745.47372436523">
            <text:p>5745</text:p>
          </table:table-cell>
          <table:table-cell table:formula="of:=[.F724]-[.K724]" office:value-type="float" office:value="-26.4737243652344">
            <text:p>-26</text:p>
          </table:table-cell>
        </table:table-row>
        <table:table-row table:style-name="ro1">
          <table:table-cell office:value-type="string">
            <text:p><text:s text:c="3"/>720</text:p>
          </table:table-cell>
          <table:table-cell office:value-type="string">
            <text:p><text:s text:c="3"/>2482</text:p>
          </table:table-cell>
          <table:table-cell office:value-type="string">
            <text:p><text:s text:c="3"/>5726</text:p>
          </table:table-cell>
          <table:table-cell office:value-type="string">
            <text:p><text:s text:c="5"/>23</text:p>
          </table:table-cell>
          <table:table-cell table:formula="of:=[.B725]/1" office:value-type="float" office:value="2482">
            <text:p>2482</text:p>
          </table:table-cell>
          <table:table-cell table:formula="of:=[.C725]/1" office:value-type="float" office:value="5726">
            <text:p>5726</text:p>
          </table:table-cell>
          <table:table-cell table:formula="of:=[.G$1]+[.E725]*([.G$2]+[.E725]*([.G$3]+[.G$4]*[.E725]))" office:value-type="float" office:value="5758.11516188064">
            <text:p>5758.115</text:p>
          </table:table-cell>
          <table:table-cell table:formula="of:=[.F725]-[.G725]" office:value-type="float" office:value="-32.1151618806416">
            <text:p>-32.115</text:p>
          </table:table-cell>
          <table:table-cell table:formula="of:=INT([.I$4]*[.E725]*([.J$3]/[.J$4])+[.I$3])" office:value-type="float" office:value="183379628">
            <text:p>183379628</text:p>
          </table:table-cell>
          <table:table-cell table:formula="of:=INT([.I725]*[.E725]*([.J$2]/[.J$3]))+[.I$2]" office:value-type="float" office:value="-2088991">
            <text:p>-2088991</text:p>
          </table:table-cell>
          <table:table-cell table:formula="of:=[.J725]*[.E725]*(1/[.J$2])+[.I$1]" office:value-type="float" office:value="5757.63449478149">
            <text:p>5758</text:p>
          </table:table-cell>
          <table:table-cell table:formula="of:=[.F725]-[.K725]" office:value-type="float" office:value="-31.6344947814941">
            <text:p>-32</text:p>
          </table:table-cell>
        </table:table-row>
        <table:table-row table:style-name="ro1">
          <table:table-cell office:value-type="string">
            <text:p><text:s text:c="3"/>721</text:p>
          </table:table-cell>
          <table:table-cell office:value-type="string">
            <text:p><text:s text:c="3"/>2483</text:p>
          </table:table-cell>
          <table:table-cell office:value-type="string">
            <text:p><text:s text:c="3"/>5735</text:p>
          </table:table-cell>
          <table:table-cell office:value-type="string">
            <text:p><text:s text:c="5"/>23</text:p>
          </table:table-cell>
          <table:table-cell table:formula="of:=[.B726]/1" office:value-type="float" office:value="2483">
            <text:p>2483</text:p>
          </table:table-cell>
          <table:table-cell table:formula="of:=[.C726]/1" office:value-type="float" office:value="5735">
            <text:p>5735</text:p>
          </table:table-cell>
          <table:table-cell table:formula="of:=[.G$1]+[.E726]*([.G$2]+[.E726]*([.G$3]+[.G$4]*[.E726]))" office:value-type="float" office:value="5761.17037011237">
            <text:p>5761.170</text:p>
          </table:table-cell>
          <table:table-cell table:formula="of:=[.F726]-[.G726]" office:value-type="float" office:value="-26.1703701123697">
            <text:p>-26.170</text:p>
          </table:table-cell>
          <table:table-cell table:formula="of:=INT([.I$4]*[.E726]*([.J$3]/[.J$4])+[.I$3])" office:value-type="float" office:value="183384239">
            <text:p>183384239</text:p>
          </table:table-cell>
          <table:table-cell table:formula="of:=INT([.I726]*[.E726]*([.J$2]/[.J$3]))+[.I$2]" office:value-type="float" office:value="-2087505">
            <text:p>-2087505</text:p>
          </table:table-cell>
          <table:table-cell table:formula="of:=[.J726]*[.E726]*(1/[.J$2])+[.I$1]" office:value-type="float" office:value="5760.68767738342">
            <text:p>5761</text:p>
          </table:table-cell>
          <table:table-cell table:formula="of:=[.F726]-[.K726]" office:value-type="float" office:value="-25.6876773834229">
            <text:p>-26</text:p>
          </table:table-cell>
        </table:table-row>
        <table:table-row table:style-name="ro1">
          <table:table-cell office:value-type="string">
            <text:p><text:s text:c="3"/>722</text:p>
          </table:table-cell>
          <table:table-cell office:value-type="string">
            <text:p><text:s text:c="3"/>2487</text:p>
          </table:table-cell>
          <table:table-cell office:value-type="string">
            <text:p><text:s text:c="3"/>5743</text:p>
          </table:table-cell>
          <table:table-cell office:value-type="string">
            <text:p><text:s text:c="5"/>22</text:p>
          </table:table-cell>
          <table:table-cell table:formula="of:=[.B727]/1" office:value-type="float" office:value="2487">
            <text:p>2487</text:p>
          </table:table-cell>
          <table:table-cell table:formula="of:=[.C727]/1" office:value-type="float" office:value="5743">
            <text:p>5743</text:p>
          </table:table-cell>
          <table:table-cell table:formula="of:=[.G$1]+[.E727]*([.G$2]+[.E727]*([.G$3]+[.G$4]*[.E727]))" office:value-type="float" office:value="5773.45124328573">
            <text:p>5773.451</text:p>
          </table:table-cell>
          <table:table-cell table:formula="of:=[.F727]-[.G727]" office:value-type="float" office:value="-30.4512432857337">
            <text:p>-30.451</text:p>
          </table:table-cell>
          <table:table-cell table:formula="of:=INT([.I$4]*[.E727]*([.J$3]/[.J$4])+[.I$3])" office:value-type="float" office:value="183402683">
            <text:p>183402683</text:p>
          </table:table-cell>
          <table:table-cell table:formula="of:=INT([.I727]*[.E727]*([.J$2]/[.J$3]))+[.I$2]" office:value-type="float" office:value="-2081558">
            <text:p>-2081558</text:p>
          </table:table-cell>
          <table:table-cell table:formula="of:=[.J727]*[.E727]*(1/[.J$2])+[.I$1]" office:value-type="float" office:value="5772.97132492065">
            <text:p>5773</text:p>
          </table:table-cell>
          <table:table-cell table:formula="of:=[.F727]-[.K727]" office:value-type="float" office:value="-29.9713249206543">
            <text:p>-30</text:p>
          </table:table-cell>
        </table:table-row>
        <table:table-row table:style-name="ro1">
          <table:table-cell office:value-type="string">
            <text:p><text:s text:c="3"/>723</text:p>
          </table:table-cell>
          <table:table-cell office:value-type="string">
            <text:p><text:s text:c="3"/>2489</text:p>
          </table:table-cell>
          <table:table-cell office:value-type="string">
            <text:p><text:s text:c="3"/>5751</text:p>
          </table:table-cell>
          <table:table-cell office:value-type="string">
            <text:p><text:s text:c="5"/>27</text:p>
          </table:table-cell>
          <table:table-cell table:formula="of:=[.B728]/1" office:value-type="float" office:value="2489">
            <text:p>2489</text:p>
          </table:table-cell>
          <table:table-cell table:formula="of:=[.C728]/1" office:value-type="float" office:value="5751">
            <text:p>5751</text:p>
          </table:table-cell>
          <table:table-cell table:formula="of:=[.G$1]+[.E728]*([.G$2]+[.E728]*([.G$3]+[.G$4]*[.E728]))" office:value-type="float" office:value="5779.62770965669">
            <text:p>5779.628</text:p>
          </table:table-cell>
          <table:table-cell table:formula="of:=[.F728]-[.G728]" office:value-type="float" office:value="-28.6277096566846">
            <text:p>-28.628</text:p>
          </table:table-cell>
          <table:table-cell table:formula="of:=INT([.I$4]*[.E728]*([.J$3]/[.J$4])+[.I$3])" office:value-type="float" office:value="183411905">
            <text:p>183411905</text:p>
          </table:table-cell>
          <table:table-cell table:formula="of:=INT([.I728]*[.E728]*([.J$2]/[.J$3]))+[.I$2]" office:value-type="float" office:value="-2078585">
            <text:p>-2078585</text:p>
          </table:table-cell>
          <table:table-cell table:formula="of:=[.J728]*[.E728]*(1/[.J$2])+[.I$1]" office:value-type="float" office:value="5779.14480400086">
            <text:p>5779</text:p>
          </table:table-cell>
          <table:table-cell table:formula="of:=[.F728]-[.K728]" office:value-type="float" office:value="-28.1448040008545">
            <text:p>-28</text:p>
          </table:table-cell>
        </table:table-row>
        <table:table-row table:style-name="ro1">
          <table:table-cell office:value-type="string">
            <text:p><text:s text:c="3"/>724</text:p>
          </table:table-cell>
          <table:table-cell office:value-type="string">
            <text:p><text:s text:c="3"/>2492</text:p>
          </table:table-cell>
          <table:table-cell office:value-type="string">
            <text:p><text:s text:c="3"/>5754</text:p>
          </table:table-cell>
          <table:table-cell office:value-type="string">
            <text:p><text:s text:c="5"/>25</text:p>
          </table:table-cell>
          <table:table-cell table:formula="of:=[.B729]/1" office:value-type="float" office:value="2492">
            <text:p>2492</text:p>
          </table:table-cell>
          <table:table-cell table:formula="of:=[.C729]/1" office:value-type="float" office:value="5754">
            <text:p>5754</text:p>
          </table:table-cell>
          <table:table-cell table:formula="of:=[.G$1]+[.E729]*([.G$2]+[.E729]*([.G$3]+[.G$4]*[.E729]))" office:value-type="float" office:value="5788.93745550195">
            <text:p>5788.937</text:p>
          </table:table-cell>
          <table:table-cell table:formula="of:=[.F729]-[.G729]" office:value-type="float" office:value="-34.9374555019458">
            <text:p>-34.937</text:p>
          </table:table-cell>
          <table:table-cell table:formula="of:=INT([.I$4]*[.E729]*([.J$3]/[.J$4])+[.I$3])" office:value-type="float" office:value="183425738">
            <text:p>183425738</text:p>
          </table:table-cell>
          <table:table-cell table:formula="of:=INT([.I729]*[.E729]*([.J$2]/[.J$3]))+[.I$2]" office:value-type="float" office:value="-2074124">
            <text:p>-2074124</text:p>
          </table:table-cell>
          <table:table-cell table:formula="of:=[.J729]*[.E729]*(1/[.J$2])+[.I$1]" office:value-type="float" office:value="5788.45468139649">
            <text:p>5788</text:p>
          </table:table-cell>
          <table:table-cell table:formula="of:=[.F729]-[.K729]" office:value-type="float" office:value="-34.4546813964844">
            <text:p>-34</text:p>
          </table:table-cell>
        </table:table-row>
        <table:table-row table:style-name="ro1">
          <table:table-cell office:value-type="string">
            <text:p><text:s text:c="3"/>725</text:p>
          </table:table-cell>
          <table:table-cell office:value-type="string">
            <text:p><text:s text:c="3"/>2494</text:p>
          </table:table-cell>
          <table:table-cell office:value-type="string">
            <text:p><text:s text:c="3"/>5767</text:p>
          </table:table-cell>
          <table:table-cell office:value-type="string">
            <text:p><text:s text:c="5"/>27</text:p>
          </table:table-cell>
          <table:table-cell table:formula="of:=[.B730]/1" office:value-type="float" office:value="2494">
            <text:p>2494</text:p>
          </table:table-cell>
          <table:table-cell table:formula="of:=[.C730]/1" office:value-type="float" office:value="5767">
            <text:p>5767</text:p>
          </table:table-cell>
          <table:table-cell table:formula="of:=[.G$1]+[.E730]*([.G$2]+[.E730]*([.G$3]+[.G$4]*[.E730]))" office:value-type="float" office:value="5795.17398828835">
            <text:p>5795.174</text:p>
          </table:table-cell>
          <table:table-cell table:formula="of:=[.F730]-[.G730]" office:value-type="float" office:value="-28.1739882883467">
            <text:p>-28.174</text:p>
          </table:table-cell>
          <table:table-cell table:formula="of:=INT([.I$4]*[.E730]*([.J$3]/[.J$4])+[.I$3])" office:value-type="float" office:value="183434960">
            <text:p>183434960</text:p>
          </table:table-cell>
          <table:table-cell table:formula="of:=INT([.I730]*[.E730]*([.J$2]/[.J$3]))+[.I$2]" office:value-type="float" office:value="-2071149">
            <text:p>-2071149</text:p>
          </table:table-cell>
          <table:table-cell table:formula="of:=[.J730]*[.E730]*(1/[.J$2])+[.I$1]" office:value-type="float" office:value="5794.69438552856">
            <text:p>5795</text:p>
          </table:table-cell>
          <table:table-cell table:formula="of:=[.F730]-[.K730]" office:value-type="float" office:value="-27.6943855285645">
            <text:p>-28</text:p>
          </table:table-cell>
        </table:table-row>
        <table:table-row table:style-name="ro1">
          <table:table-cell office:value-type="string">
            <text:p><text:s text:c="3"/>726</text:p>
          </table:table-cell>
          <table:table-cell office:value-type="string">
            <text:p><text:s text:c="3"/>2498</text:p>
          </table:table-cell>
          <table:table-cell office:value-type="string">
            <text:p><text:s text:c="3"/>5772</text:p>
          </table:table-cell>
          <table:table-cell office:value-type="string">
            <text:p><text:s text:c="5"/>33</text:p>
          </table:table-cell>
          <table:table-cell table:formula="of:=[.B731]/1" office:value-type="float" office:value="2498">
            <text:p>2498</text:p>
          </table:table-cell>
          <table:table-cell table:formula="of:=[.C731]/1" office:value-type="float" office:value="5772">
            <text:p>5772</text:p>
          </table:table-cell>
          <table:table-cell table:formula="of:=[.G$1]+[.E731]*([.G$2]+[.E731]*([.G$3]+[.G$4]*[.E731]))" office:value-type="float" office:value="5807.71915368968">
            <text:p>5807.719</text:p>
          </table:table-cell>
          <table:table-cell table:formula="of:=[.F731]-[.G731]" office:value-type="float" office:value="-35.7191536896808">
            <text:p>-35.719</text:p>
          </table:table-cell>
          <table:table-cell table:formula="of:=INT([.I$4]*[.E731]*([.J$3]/[.J$4])+[.I$3])" office:value-type="float" office:value="183453405">
            <text:p>183453405</text:p>
          </table:table-cell>
          <table:table-cell table:formula="of:=INT([.I731]*[.E731]*([.J$2]/[.J$3]))+[.I$2]" office:value-type="float" office:value="-2065200">
            <text:p>-2065200</text:p>
          </table:table-cell>
          <table:table-cell table:formula="of:=[.J731]*[.E731]*(1/[.J$2])+[.I$1]" office:value-type="float" office:value="5807.23712158203">
            <text:p>5807</text:p>
          </table:table-cell>
          <table:table-cell table:formula="of:=[.F731]-[.K731]" office:value-type="float" office:value="-35.2371215820312">
            <text:p>-35</text:p>
          </table:table-cell>
        </table:table-row>
        <table:table-row table:style-name="ro1">
          <table:table-cell office:value-type="string">
            <text:p><text:s text:c="3"/>727</text:p>
          </table:table-cell>
          <table:table-cell office:value-type="string">
            <text:p><text:s text:c="3"/>2500</text:p>
          </table:table-cell>
          <table:table-cell office:value-type="string">
            <text:p><text:s text:c="3"/>5782</text:p>
          </table:table-cell>
          <table:table-cell office:value-type="string">
            <text:p><text:s text:c="5"/>35</text:p>
          </table:table-cell>
          <table:table-cell table:formula="of:=[.B732]/1" office:value-type="float" office:value="2500">
            <text:p>2500</text:p>
          </table:table-cell>
          <table:table-cell table:formula="of:=[.C732]/1" office:value-type="float" office:value="5782">
            <text:p>5782</text:p>
          </table:table-cell>
          <table:table-cell table:formula="of:=[.G$1]+[.E732]*([.G$2]+[.E732]*([.G$3]+[.G$4]*[.E732]))" office:value-type="float" office:value="5814.02779274622">
            <text:p>5814.028</text:p>
          </table:table-cell>
          <table:table-cell table:formula="of:=[.F732]-[.G732]" office:value-type="float" office:value="-32.0277927462175">
            <text:p>-32.028</text:p>
          </table:table-cell>
          <table:table-cell table:formula="of:=INT([.I$4]*[.E732]*([.J$3]/[.J$4])+[.I$3])" office:value-type="float" office:value="183462627">
            <text:p>183462627</text:p>
          </table:table-cell>
          <table:table-cell table:formula="of:=INT([.I732]*[.E732]*([.J$2]/[.J$3]))+[.I$2]" office:value-type="float" office:value="-2062225">
            <text:p>-2062225</text:p>
          </table:table-cell>
          <table:table-cell table:formula="of:=[.J732]*[.E732]*(1/[.J$2])+[.I$1]" office:value-type="float" office:value="5813.54491424561">
            <text:p>5814</text:p>
          </table:table-cell>
          <table:table-cell table:formula="of:=[.F732]-[.K732]" office:value-type="float" office:value="-31.5449142456055">
            <text:p>-32</text:p>
          </table:table-cell>
        </table:table-row>
        <table:table-row table:style-name="ro1">
          <table:table-cell office:value-type="string">
            <text:p><text:s text:c="3"/>728</text:p>
          </table:table-cell>
          <table:table-cell office:value-type="string">
            <text:p><text:s text:c="3"/>2503</text:p>
          </table:table-cell>
          <table:table-cell office:value-type="string">
            <text:p><text:s text:c="3"/>5789</text:p>
          </table:table-cell>
          <table:table-cell office:value-type="string">
            <text:p><text:s text:c="5"/>33</text:p>
          </table:table-cell>
          <table:table-cell table:formula="of:=[.B733]/1" office:value-type="float" office:value="2503">
            <text:p>2503</text:p>
          </table:table-cell>
          <table:table-cell table:formula="of:=[.C733]/1" office:value-type="float" office:value="5789">
            <text:p>5789</text:p>
          </table:table-cell>
          <table:table-cell table:formula="of:=[.G$1]+[.E733]*([.G$2]+[.E733]*([.G$3]+[.G$4]*[.E733]))" office:value-type="float" office:value="5823.53583083436">
            <text:p>5823.536</text:p>
          </table:table-cell>
          <table:table-cell table:formula="of:=[.F733]-[.G733]" office:value-type="float" office:value="-34.5358308343566">
            <text:p>-34.536</text:p>
          </table:table-cell>
          <table:table-cell table:formula="of:=INT([.I$4]*[.E733]*([.J$3]/[.J$4])+[.I$3])" office:value-type="float" office:value="183476460">
            <text:p>183476460</text:p>
          </table:table-cell>
          <table:table-cell table:formula="of:=INT([.I733]*[.E733]*([.J$2]/[.J$3]))+[.I$2]" office:value-type="float" office:value="-2057761">
            <text:p>-2057761</text:p>
          </table:table-cell>
          <table:table-cell table:formula="of:=[.J733]*[.E733]*(1/[.J$2])+[.I$1]" office:value-type="float" office:value="5823.05632209778">
            <text:p>5823</text:p>
          </table:table-cell>
          <table:table-cell table:formula="of:=[.F733]-[.K733]" office:value-type="float" office:value="-34.0563220977783">
            <text:p>-34</text:p>
          </table:table-cell>
        </table:table-row>
        <table:table-row table:style-name="ro1">
          <table:table-cell office:value-type="string">
            <text:p><text:s text:c="3"/>729</text:p>
          </table:table-cell>
          <table:table-cell office:value-type="string">
            <text:p><text:s text:c="3"/>2505</text:p>
          </table:table-cell>
          <table:table-cell office:value-type="string">
            <text:p><text:s text:c="3"/>5798</text:p>
          </table:table-cell>
          <table:table-cell office:value-type="string">
            <text:p><text:s text:c="5"/>32</text:p>
          </table:table-cell>
          <table:table-cell table:formula="of:=[.B734]/1" office:value-type="float" office:value="2505">
            <text:p>2505</text:p>
          </table:table-cell>
          <table:table-cell table:formula="of:=[.C734]/1" office:value-type="float" office:value="5798">
            <text:p>5798</text:p>
          </table:table-cell>
          <table:table-cell table:formula="of:=[.G$1]+[.E734]*([.G$2]+[.E734]*([.G$3]+[.G$4]*[.E734]))" office:value-type="float" office:value="5829.90458059234">
            <text:p>5829.905</text:p>
          </table:table-cell>
          <table:table-cell table:formula="of:=[.F734]-[.G734]" office:value-type="float" office:value="-31.9045805923397">
            <text:p>-31.905</text:p>
          </table:table-cell>
          <table:table-cell table:formula="of:=INT([.I$4]*[.E734]*([.J$3]/[.J$4])+[.I$3])" office:value-type="float" office:value="183485682">
            <text:p>183485682</text:p>
          </table:table-cell>
          <table:table-cell table:formula="of:=INT([.I734]*[.E734]*([.J$2]/[.J$3]))+[.I$2]" office:value-type="float" office:value="-2054785">
            <text:p>-2054785</text:p>
          </table:table-cell>
          <table:table-cell table:formula="of:=[.J734]*[.E734]*(1/[.J$2])+[.I$1]" office:value-type="float" office:value="5829.42564201355">
            <text:p>5829</text:p>
          </table:table-cell>
          <table:table-cell table:formula="of:=[.F734]-[.K734]" office:value-type="float" office:value="-31.4256420135498">
            <text:p>-31</text:p>
          </table:table-cell>
        </table:table-row>
        <table:table-row table:style-name="ro1">
          <table:table-cell office:value-type="string">
            <text:p><text:s text:c="3"/>730</text:p>
          </table:table-cell>
          <table:table-cell office:value-type="string">
            <text:p><text:s text:c="3"/>2507</text:p>
          </table:table-cell>
          <table:table-cell office:value-type="string">
            <text:p><text:s text:c="3"/>5809</text:p>
          </table:table-cell>
          <table:table-cell office:value-type="string">
            <text:p><text:s text:c="5"/>48</text:p>
          </table:table-cell>
          <table:table-cell table:formula="of:=[.B735]/1" office:value-type="float" office:value="2507">
            <text:p>2507</text:p>
          </table:table-cell>
          <table:table-cell table:formula="of:=[.C735]/1" office:value-type="float" office:value="5809">
            <text:p>5809</text:p>
          </table:table-cell>
          <table:table-cell table:formula="of:=[.G$1]+[.E735]*([.G$2]+[.E735]*([.G$3]+[.G$4]*[.E735]))" office:value-type="float" office:value="5836.2973802673">
            <text:p>5836.297</text:p>
          </table:table-cell>
          <table:table-cell table:formula="of:=[.F735]-[.G735]" office:value-type="float" office:value="-27.2973802673041">
            <text:p>-27.297</text:p>
          </table:table-cell>
          <table:table-cell table:formula="of:=INT([.I$4]*[.E735]*([.J$3]/[.J$4])+[.I$3])" office:value-type="float" office:value="183494904">
            <text:p>183494904</text:p>
          </table:table-cell>
          <table:table-cell table:formula="of:=INT([.I735]*[.E735]*([.J$2]/[.J$3]))+[.I$2]" office:value-type="float" office:value="-2051809">
            <text:p>-2051809</text:p>
          </table:table-cell>
          <table:table-cell table:formula="of:=[.J735]*[.E735]*(1/[.J$2])+[.I$1]" office:value-type="float" office:value="5835.81766700745">
            <text:p>5836</text:p>
          </table:table-cell>
          <table:table-cell table:formula="of:=[.F735]-[.K735]" office:value-type="float" office:value="-26.8176670074463">
            <text:p>-27</text:p>
          </table:table-cell>
        </table:table-row>
        <table:table-row table:style-name="ro1">
          <table:table-cell office:value-type="string">
            <text:p><text:s text:c="3"/>731</text:p>
          </table:table-cell>
          <table:table-cell office:value-type="string">
            <text:p><text:s text:c="3"/>2510</text:p>
          </table:table-cell>
          <table:table-cell office:value-type="string">
            <text:p><text:s text:c="3"/>5815</text:p>
          </table:table-cell>
          <table:table-cell office:value-type="string">
            <text:p><text:s text:c="5"/>32</text:p>
          </table:table-cell>
          <table:table-cell table:formula="of:=[.B736]/1" office:value-type="float" office:value="2510">
            <text:p>2510</text:p>
          </table:table-cell>
          <table:table-cell table:formula="of:=[.C736]/1" office:value-type="float" office:value="5815">
            <text:p>5815</text:p>
          </table:table-cell>
          <table:table-cell table:formula="of:=[.G$1]+[.E736]*([.G$2]+[.E736]*([.G$3]+[.G$4]*[.E736]))" office:value-type="float" office:value="5845.93168041959">
            <text:p>5845.932</text:p>
          </table:table-cell>
          <table:table-cell table:formula="of:=[.F736]-[.G736]" office:value-type="float" office:value="-30.931680419586">
            <text:p>-30.932</text:p>
          </table:table-cell>
          <table:table-cell table:formula="of:=INT([.I$4]*[.E736]*([.J$3]/[.J$4])+[.I$3])" office:value-type="float" office:value="183508737">
            <text:p>183508737</text:p>
          </table:table-cell>
          <table:table-cell table:formula="of:=INT([.I736]*[.E736]*([.J$2]/[.J$3]))+[.I$2]" office:value-type="float" office:value="-2047345">
            <text:p>-2047345</text:p>
          </table:table-cell>
          <table:table-cell table:formula="of:=[.J736]*[.E736]*(1/[.J$2])+[.I$1]" office:value-type="float" office:value="5845.44827651978">
            <text:p>5845</text:p>
          </table:table-cell>
          <table:table-cell table:formula="of:=[.F736]-[.K736]" office:value-type="float" office:value="-30.4482765197754">
            <text:p>-30</text:p>
          </table:table-cell>
        </table:table-row>
        <table:table-row table:style-name="ro1">
          <table:table-cell office:value-type="string">
            <text:p><text:s text:c="3"/>732</text:p>
          </table:table-cell>
          <table:table-cell office:value-type="string">
            <text:p><text:s text:c="3"/>2514</text:p>
          </table:table-cell>
          <table:table-cell office:value-type="string">
            <text:p><text:s text:c="3"/>5823</text:p>
          </table:table-cell>
          <table:table-cell office:value-type="string">
            <text:p><text:s text:c="5"/>31</text:p>
          </table:table-cell>
          <table:table-cell table:formula="of:=[.B737]/1" office:value-type="float" office:value="2514">
            <text:p>2514</text:p>
          </table:table-cell>
          <table:table-cell table:formula="of:=[.C737]/1" office:value-type="float" office:value="5823">
            <text:p>5823</text:p>
          </table:table-cell>
          <table:table-cell table:formula="of:=[.G$1]+[.E737]*([.G$2]+[.E737]*([.G$3]+[.G$4]*[.E737]))" office:value-type="float" office:value="5858.86161872619">
            <text:p>5858.862</text:p>
          </table:table-cell>
          <table:table-cell table:formula="of:=[.F737]-[.G737]" office:value-type="float" office:value="-35.8616187261869">
            <text:p>-35.862</text:p>
          </table:table-cell>
          <table:table-cell table:formula="of:=INT([.I$4]*[.E737]*([.J$3]/[.J$4])+[.I$3])" office:value-type="float" office:value="183527182">
            <text:p>183527182</text:p>
          </table:table-cell>
          <table:table-cell table:formula="of:=INT([.I737]*[.E737]*([.J$2]/[.J$3]))+[.I$2]" office:value-type="float" office:value="-2041390">
            <text:p>-2041390</text:p>
          </table:table-cell>
          <table:table-cell table:formula="of:=[.J737]*[.E737]*(1/[.J$2])+[.I$1]" office:value-type="float" office:value="5858.38294219971">
            <text:p>5858</text:p>
          </table:table-cell>
          <table:table-cell table:formula="of:=[.F737]-[.K737]" office:value-type="float" office:value="-35.382942199707">
            <text:p>-35</text:p>
          </table:table-cell>
        </table:table-row>
        <table:table-row table:style-name="ro1">
          <table:table-cell office:value-type="string">
            <text:p><text:s text:c="3"/>733</text:p>
          </table:table-cell>
          <table:table-cell office:value-type="string">
            <text:p><text:s text:c="3"/>2516</text:p>
          </table:table-cell>
          <table:table-cell office:value-type="string">
            <text:p><text:s text:c="3"/>5832</text:p>
          </table:table-cell>
          <table:table-cell office:value-type="string">
            <text:p><text:s text:c="5"/>30</text:p>
          </table:table-cell>
          <table:table-cell table:formula="of:=[.B738]/1" office:value-type="float" office:value="2516">
            <text:p>2516</text:p>
          </table:table-cell>
          <table:table-cell table:formula="of:=[.C738]/1" office:value-type="float" office:value="5832">
            <text:p>5832</text:p>
          </table:table-cell>
          <table:table-cell table:formula="of:=[.G$1]+[.E738]*([.G$2]+[.E738]*([.G$3]+[.G$4]*[.E738]))" office:value-type="float" office:value="5865.36268288496">
            <text:p>5865.363</text:p>
          </table:table-cell>
          <table:table-cell table:formula="of:=[.F738]-[.G738]" office:value-type="float" office:value="-33.3626828849556">
            <text:p>-33.363</text:p>
          </table:table-cell>
          <table:table-cell table:formula="of:=INT([.I$4]*[.E738]*([.J$3]/[.J$4])+[.I$3])" office:value-type="float" office:value="183536404">
            <text:p>183536404</text:p>
          </table:table-cell>
          <table:table-cell table:formula="of:=INT([.I738]*[.E738]*([.J$2]/[.J$3]))+[.I$2]" office:value-type="float" office:value="-2038413">
            <text:p>-2038413</text:p>
          </table:table-cell>
          <table:table-cell table:formula="of:=[.J738]*[.E738]*(1/[.J$2])+[.I$1]" office:value-type="float" office:value="5864.88195037842">
            <text:p>5865</text:p>
          </table:table-cell>
          <table:table-cell table:formula="of:=[.F738]-[.K738]" office:value-type="float" office:value="-32.881950378418">
            <text:p>-33</text:p>
          </table:table-cell>
        </table:table-row>
        <table:table-row table:style-name="ro1">
          <table:table-cell office:value-type="string">
            <text:p><text:s text:c="3"/>734</text:p>
          </table:table-cell>
          <table:table-cell office:value-type="string">
            <text:p><text:s text:c="3"/>2519</text:p>
          </table:table-cell>
          <table:table-cell office:value-type="string">
            <text:p><text:s text:c="3"/>5840</text:p>
          </table:table-cell>
          <table:table-cell office:value-type="string">
            <text:p><text:s text:c="5"/>30</text:p>
          </table:table-cell>
          <table:table-cell table:formula="of:=[.B739]/1" office:value-type="float" office:value="2519">
            <text:p>2519</text:p>
          </table:table-cell>
          <table:table-cell table:formula="of:=[.C739]/1" office:value-type="float" office:value="5840">
            <text:p>5840</text:p>
          </table:table-cell>
          <table:table-cell table:formula="of:=[.G$1]+[.E739]*([.G$2]+[.E739]*([.G$3]+[.G$4]*[.E739]))" office:value-type="float" office:value="5875.15940693845">
            <text:p>5875.159</text:p>
          </table:table-cell>
          <table:table-cell table:formula="of:=[.F739]-[.G739]" office:value-type="float" office:value="-35.1594069384464">
            <text:p>-35.159</text:p>
          </table:table-cell>
          <table:table-cell table:formula="of:=INT([.I$4]*[.E739]*([.J$3]/[.J$4])+[.I$3])" office:value-type="float" office:value="183550237">
            <text:p>183550237</text:p>
          </table:table-cell>
          <table:table-cell table:formula="of:=INT([.I739]*[.E739]*([.J$2]/[.J$3]))+[.I$2]" office:value-type="float" office:value="-2033946">
            <text:p>-2033946</text:p>
          </table:table-cell>
          <table:table-cell table:formula="of:=[.J739]*[.E739]*(1/[.J$2])+[.I$1]" office:value-type="float" office:value="5874.68025588989">
            <text:p>5875</text:p>
          </table:table-cell>
          <table:table-cell table:formula="of:=[.F739]-[.K739]" office:value-type="float" office:value="-34.6802558898926">
            <text:p>-35</text:p>
          </table:table-cell>
        </table:table-row>
        <table:table-row table:style-name="ro1">
          <table:table-cell office:value-type="string">
            <text:p><text:s text:c="3"/>735</text:p>
          </table:table-cell>
          <table:table-cell office:value-type="string">
            <text:p><text:s text:c="3"/>2521</text:p>
          </table:table-cell>
          <table:table-cell office:value-type="string">
            <text:p><text:s text:c="3"/>5848</text:p>
          </table:table-cell>
          <table:table-cell office:value-type="string">
            <text:p><text:s text:c="5"/>33</text:p>
          </table:table-cell>
          <table:table-cell table:formula="of:=[.B740]/1" office:value-type="float" office:value="2521">
            <text:p>2521</text:p>
          </table:table-cell>
          <table:table-cell table:formula="of:=[.C740]/1" office:value-type="float" office:value="5848">
            <text:p>5848</text:p>
          </table:table-cell>
          <table:table-cell table:formula="of:=[.G$1]+[.E740]*([.G$2]+[.E740]*([.G$3]+[.G$4]*[.E740]))" office:value-type="float" office:value="5881.72064621466">
            <text:p>5881.721</text:p>
          </table:table-cell>
          <table:table-cell table:formula="of:=[.F740]-[.G740]" office:value-type="float" office:value="-33.7206462146623">
            <text:p>-33.721</text:p>
          </table:table-cell>
          <table:table-cell table:formula="of:=INT([.I$4]*[.E740]*([.J$3]/[.J$4])+[.I$3])" office:value-type="float" office:value="183559459">
            <text:p>183559459</text:p>
          </table:table-cell>
          <table:table-cell table:formula="of:=INT([.I740]*[.E740]*([.J$2]/[.J$3]))+[.I$2]" office:value-type="float" office:value="-2030968">
            <text:p>-2030968</text:p>
          </table:table-cell>
          <table:table-cell table:formula="of:=[.J740]*[.E740]*(1/[.J$2])+[.I$1]" office:value-type="float" office:value="5881.24085998535">
            <text:p>5881</text:p>
          </table:table-cell>
          <table:table-cell table:formula="of:=[.F740]-[.K740]" office:value-type="float" office:value="-33.2408599853516">
            <text:p>-33</text:p>
          </table:table-cell>
        </table:table-row>
        <table:table-row table:style-name="ro1">
          <table:table-cell office:value-type="string">
            <text:p><text:s text:c="3"/>736</text:p>
          </table:table-cell>
          <table:table-cell office:value-type="string">
            <text:p><text:s text:c="3"/>2523</text:p>
          </table:table-cell>
          <table:table-cell office:value-type="string">
            <text:p><text:s text:c="3"/>5859</text:p>
          </table:table-cell>
          <table:table-cell office:value-type="string">
            <text:p><text:s text:c="5"/>42</text:p>
          </table:table-cell>
          <table:table-cell table:formula="of:=[.B741]/1" office:value-type="float" office:value="2523">
            <text:p>2523</text:p>
          </table:table-cell>
          <table:table-cell table:formula="of:=[.C741]/1" office:value-type="float" office:value="5859">
            <text:p>5859</text:p>
          </table:table-cell>
          <table:table-cell table:formula="of:=[.G$1]+[.E741]*([.G$2]+[.E741]*([.G$3]+[.G$4]*[.E741]))" office:value-type="float" office:value="5888.30596117426">
            <text:p>5888.306</text:p>
          </table:table-cell>
          <table:table-cell table:formula="of:=[.F741]-[.G741]" office:value-type="float" office:value="-29.305961174261">
            <text:p>-29.306</text:p>
          </table:table-cell>
          <table:table-cell table:formula="of:=INT([.I$4]*[.E741]*([.J$3]/[.J$4])+[.I$3])" office:value-type="float" office:value="183568681">
            <text:p>183568681</text:p>
          </table:table-cell>
          <table:table-cell table:formula="of:=INT([.I741]*[.E741]*([.J$2]/[.J$3]))+[.I$2]" office:value-type="float" office:value="-2027990">
            <text:p>-2027990</text:p>
          </table:table-cell>
          <table:table-cell table:formula="of:=[.J741]*[.E741]*(1/[.J$2])+[.I$1]" office:value-type="float" office:value="5887.82418441773">
            <text:p>5888</text:p>
          </table:table-cell>
          <table:table-cell table:formula="of:=[.F741]-[.K741]" office:value-type="float" office:value="-28.8241844177246">
            <text:p>-29</text:p>
          </table:table-cell>
        </table:table-row>
        <table:table-row table:style-name="ro1">
          <table:table-cell office:value-type="string">
            <text:p><text:s text:c="3"/>737</text:p>
          </table:table-cell>
          <table:table-cell office:value-type="string">
            <text:p><text:s text:c="3"/>2526</text:p>
          </table:table-cell>
          <table:table-cell office:value-type="string">
            <text:p><text:s text:c="3"/>5867</text:p>
          </table:table-cell>
          <table:table-cell office:value-type="string">
            <text:p><text:s text:c="5"/>40</text:p>
          </table:table-cell>
          <table:table-cell table:formula="of:=[.B742]/1" office:value-type="float" office:value="2526">
            <text:p>2526</text:p>
          </table:table-cell>
          <table:table-cell table:formula="of:=[.C742]/1" office:value-type="float" office:value="5867">
            <text:p>5867</text:p>
          </table:table-cell>
          <table:table-cell table:formula="of:=[.G$1]+[.E742]*([.G$2]+[.E742]*([.G$3]+[.G$4]*[.E742]))" office:value-type="float" office:value="5898.22908256549">
            <text:p>5898.229</text:p>
          </table:table-cell>
          <table:table-cell table:formula="of:=[.F742]-[.G742]" office:value-type="float" office:value="-31.2290825654873">
            <text:p>-31.229</text:p>
          </table:table-cell>
          <table:table-cell table:formula="of:=INT([.I$4]*[.E742]*([.J$3]/[.J$4])+[.I$3])" office:value-type="float" office:value="183582514">
            <text:p>183582514</text:p>
          </table:table-cell>
          <table:table-cell table:formula="of:=INT([.I742]*[.E742]*([.J$2]/[.J$3]))+[.I$2]" office:value-type="float" office:value="-2023522">
            <text:p>-2023522</text:p>
          </table:table-cell>
          <table:table-cell table:formula="of:=[.J742]*[.E742]*(1/[.J$2])+[.I$1]" office:value-type="float" office:value="5897.74658966064">
            <text:p>5898</text:p>
          </table:table-cell>
          <table:table-cell table:formula="of:=[.F742]-[.K742]" office:value-type="float" office:value="-30.7465896606445">
            <text:p>-31</text:p>
          </table:table-cell>
        </table:table-row>
        <table:table-row table:style-name="ro1">
          <table:table-cell office:value-type="string">
            <text:p><text:s text:c="3"/>738</text:p>
          </table:table-cell>
          <table:table-cell office:value-type="string">
            <text:p><text:s text:c="3"/>2530</text:p>
          </table:table-cell>
          <table:table-cell office:value-type="string">
            <text:p><text:s text:c="3"/>5878</text:p>
          </table:table-cell>
          <table:table-cell office:value-type="string">
            <text:p><text:s text:c="5"/>38</text:p>
          </table:table-cell>
          <table:table-cell table:formula="of:=[.B743]/1" office:value-type="float" office:value="2530">
            <text:p>2530</text:p>
          </table:table-cell>
          <table:table-cell table:formula="of:=[.C743]/1" office:value-type="float" office:value="5878">
            <text:p>5878</text:p>
          </table:table-cell>
          <table:table-cell table:formula="of:=[.G$1]+[.E743]*([.G$2]+[.E743]*([.G$3]+[.G$4]*[.E743]))" office:value-type="float" office:value="5911.54420603976">
            <text:p>5911.544</text:p>
          </table:table-cell>
          <table:table-cell table:formula="of:=[.F743]-[.G743]" office:value-type="float" office:value="-33.5442060397563">
            <text:p>-33.544</text:p>
          </table:table-cell>
          <table:table-cell table:formula="of:=INT([.I$4]*[.E743]*([.J$3]/[.J$4])+[.I$3])" office:value-type="float" office:value="183600959">
            <text:p>183600959</text:p>
          </table:table-cell>
          <table:table-cell table:formula="of:=INT([.I743]*[.E743]*([.J$2]/[.J$3]))+[.I$2]" office:value-type="float" office:value="-2017563">
            <text:p>-2017563</text:p>
          </table:table-cell>
          <table:table-cell table:formula="of:=[.J743]*[.E743]*(1/[.J$2])+[.I$1]" office:value-type="float" office:value="5911.06404495239">
            <text:p>5911</text:p>
          </table:table-cell>
          <table:table-cell table:formula="of:=[.F743]-[.K743]" office:value-type="float" office:value="-33.0640449523926">
            <text:p>-33</text:p>
          </table:table-cell>
        </table:table-row>
        <table:table-row table:style-name="ro1">
          <table:table-cell office:value-type="string">
            <text:p><text:s text:c="3"/>739</text:p>
          </table:table-cell>
          <table:table-cell office:value-type="string">
            <text:p><text:s text:c="3"/>2532</text:p>
          </table:table-cell>
          <table:table-cell office:value-type="string">
            <text:p><text:s text:c="3"/>5886</text:p>
          </table:table-cell>
          <table:table-cell office:value-type="string">
            <text:p><text:s text:c="5"/>31</text:p>
          </table:table-cell>
          <table:table-cell table:formula="of:=[.B744]/1" office:value-type="float" office:value="2532">
            <text:p>2532</text:p>
          </table:table-cell>
          <table:table-cell table:formula="of:=[.C744]/1" office:value-type="float" office:value="5886">
            <text:p>5886</text:p>
          </table:table-cell>
          <table:table-cell table:formula="of:=[.G$1]+[.E744]*([.G$2]+[.E744]*([.G$3]+[.G$4]*[.E744]))" office:value-type="float" office:value="5918.23790143196">
            <text:p>5918.238</text:p>
          </table:table-cell>
          <table:table-cell table:formula="of:=[.F744]-[.G744]" office:value-type="float" office:value="-32.2379014319595">
            <text:p>-32.238</text:p>
          </table:table-cell>
          <table:table-cell table:formula="of:=INT([.I$4]*[.E744]*([.J$3]/[.J$4])+[.I$3])" office:value-type="float" office:value="183610181">
            <text:p>183610181</text:p>
          </table:table-cell>
          <table:table-cell table:formula="of:=INT([.I744]*[.E744]*([.J$2]/[.J$3]))+[.I$2]" office:value-type="float" office:value="-2014584">
            <text:p>-2014584</text:p>
          </table:table-cell>
          <table:table-cell table:formula="of:=[.J744]*[.E744]*(1/[.J$2])+[.I$1]" office:value-type="float" office:value="5917.75445556641">
            <text:p>5918</text:p>
          </table:table-cell>
          <table:table-cell table:formula="of:=[.F744]-[.K744]" office:value-type="float" office:value="-31.7544555664062">
            <text:p>-32</text:p>
          </table:table-cell>
        </table:table-row>
        <table:table-row table:style-name="ro1">
          <table:table-cell office:value-type="string">
            <text:p><text:s text:c="3"/>740</text:p>
          </table:table-cell>
          <table:table-cell office:value-type="string">
            <text:p><text:s text:c="3"/>2535</text:p>
          </table:table-cell>
          <table:table-cell office:value-type="string">
            <text:p><text:s text:c="3"/>5894</text:p>
          </table:table-cell>
          <table:table-cell office:value-type="string">
            <text:p><text:s text:c="5"/>34</text:p>
          </table:table-cell>
          <table:table-cell table:formula="of:=[.B745]/1" office:value-type="float" office:value="2535">
            <text:p>2535</text:p>
          </table:table-cell>
          <table:table-cell table:formula="of:=[.C745]/1" office:value-type="float" office:value="5894">
            <text:p>5894</text:p>
          </table:table-cell>
          <table:table-cell table:formula="of:=[.G$1]+[.E745]*([.G$2]+[.E745]*([.G$3]+[.G$4]*[.E745]))" office:value-type="float" office:value="5928.3236206476">
            <text:p>5928.324</text:p>
          </table:table-cell>
          <table:table-cell table:formula="of:=[.F745]-[.G745]" office:value-type="float" office:value="-34.3236206475976">
            <text:p>-34.324</text:p>
          </table:table-cell>
          <table:table-cell table:formula="of:=INT([.I$4]*[.E745]*([.J$3]/[.J$4])+[.I$3])" office:value-type="float" office:value="183624014">
            <text:p>183624014</text:p>
          </table:table-cell>
          <table:table-cell table:formula="of:=INT([.I745]*[.E745]*([.J$2]/[.J$3]))+[.I$2]" office:value-type="float" office:value="-2010113">
            <text:p>-2010113</text:p>
          </table:table-cell>
          <table:table-cell table:formula="of:=[.J745]*[.E745]*(1/[.J$2])+[.I$1]" office:value-type="float" office:value="5927.84477424622">
            <text:p>5928</text:p>
          </table:table-cell>
          <table:table-cell table:formula="of:=[.F745]-[.K745]" office:value-type="float" office:value="-33.8447742462158">
            <text:p>-34</text:p>
          </table:table-cell>
        </table:table-row>
        <table:table-row table:style-name="ro1">
          <table:table-cell office:value-type="string">
            <text:p><text:s text:c="3"/>741</text:p>
          </table:table-cell>
          <table:table-cell office:value-type="string">
            <text:p><text:s text:c="3"/>2537</text:p>
          </table:table-cell>
          <table:table-cell office:value-type="string">
            <text:p><text:s text:c="3"/>5905</text:p>
          </table:table-cell>
          <table:table-cell office:value-type="string">
            <text:p><text:s text:c="5"/>32</text:p>
          </table:table-cell>
          <table:table-cell table:formula="of:=[.B746]/1" office:value-type="float" office:value="2537">
            <text:p>2537</text:p>
          </table:table-cell>
          <table:table-cell table:formula="of:=[.C746]/1" office:value-type="float" office:value="5905">
            <text:p>5905</text:p>
          </table:table-cell>
          <table:table-cell table:formula="of:=[.G$1]+[.E746]*([.G$2]+[.E746]*([.G$3]+[.G$4]*[.E746]))" office:value-type="float" office:value="5935.07755557325">
            <text:p>5935.078</text:p>
          </table:table-cell>
          <table:table-cell table:formula="of:=[.F746]-[.G746]" office:value-type="float" office:value="-30.0775555732489">
            <text:p>-30.078</text:p>
          </table:table-cell>
          <table:table-cell table:formula="of:=INT([.I$4]*[.E746]*([.J$3]/[.J$4])+[.I$3])" office:value-type="float" office:value="183633236">
            <text:p>183633236</text:p>
          </table:table-cell>
          <table:table-cell table:formula="of:=INT([.I746]*[.E746]*([.J$2]/[.J$3]))+[.I$2]" office:value-type="float" office:value="-2007133">
            <text:p>-2007133</text:p>
          </table:table-cell>
          <table:table-cell table:formula="of:=[.J746]*[.E746]*(1/[.J$2])+[.I$1]" office:value-type="float" office:value="5934.59685325623">
            <text:p>5935</text:p>
          </table:table-cell>
          <table:table-cell table:formula="of:=[.F746]-[.K746]" office:value-type="float" office:value="-29.5968532562256">
            <text:p>-30</text:p>
          </table:table-cell>
        </table:table-row>
        <table:table-row table:style-name="ro1">
          <table:table-cell office:value-type="string">
            <text:p><text:s text:c="3"/>742</text:p>
          </table:table-cell>
          <table:table-cell office:value-type="string">
            <text:p><text:s text:c="3"/>2539</text:p>
          </table:table-cell>
          <table:table-cell office:value-type="string">
            <text:p><text:s text:c="3"/>5912</text:p>
          </table:table-cell>
          <table:table-cell office:value-type="string">
            <text:p><text:s text:c="5"/>35</text:p>
          </table:table-cell>
          <table:table-cell table:formula="of:=[.B747]/1" office:value-type="float" office:value="2539">
            <text:p>2539</text:p>
          </table:table-cell>
          <table:table-cell table:formula="of:=[.C747]/1" office:value-type="float" office:value="5912">
            <text:p>5912</text:p>
          </table:table-cell>
          <table:table-cell table:formula="of:=[.G$1]+[.E747]*([.G$2]+[.E747]*([.G$3]+[.G$4]*[.E747]))" office:value-type="float" office:value="5941.85559194868">
            <text:p>5941.856</text:p>
          </table:table-cell>
          <table:table-cell table:formula="of:=[.F747]-[.G747]" office:value-type="float" office:value="-29.8555919486789">
            <text:p>-29.856</text:p>
          </table:table-cell>
          <table:table-cell table:formula="of:=INT([.I$4]*[.E747]*([.J$3]/[.J$4])+[.I$3])" office:value-type="float" office:value="183642458">
            <text:p>183642458</text:p>
          </table:table-cell>
          <table:table-cell table:formula="of:=INT([.I747]*[.E747]*([.J$2]/[.J$3]))+[.I$2]" office:value-type="float" office:value="-2004152">
            <text:p>-2004152</text:p>
          </table:table-cell>
          <table:table-cell table:formula="of:=[.J747]*[.E747]*(1/[.J$2])+[.I$1]" office:value-type="float" office:value="5941.37651062012">
            <text:p>5941</text:p>
          </table:table-cell>
          <table:table-cell table:formula="of:=[.F747]-[.K747]" office:value-type="float" office:value="-29.3765106201172">
            <text:p>-29</text:p>
          </table:table-cell>
        </table:table-row>
        <table:table-row table:style-name="ro1">
          <table:table-cell office:value-type="string">
            <text:p><text:s text:c="3"/>743</text:p>
          </table:table-cell>
          <table:table-cell office:value-type="string">
            <text:p><text:s text:c="3"/>2542</text:p>
          </table:table-cell>
          <table:table-cell office:value-type="string">
            <text:p><text:s text:c="3"/>5921</text:p>
          </table:table-cell>
          <table:table-cell office:value-type="string">
            <text:p><text:s text:c="5"/>26</text:p>
          </table:table-cell>
          <table:table-cell table:formula="of:=[.B748]/1" office:value-type="float" office:value="2542">
            <text:p>2542</text:p>
          </table:table-cell>
          <table:table-cell table:formula="of:=[.C748]/1" office:value-type="float" office:value="5921">
            <text:p>5921</text:p>
          </table:table-cell>
          <table:table-cell table:formula="of:=[.G$1]+[.E748]*([.G$2]+[.E748]*([.G$3]+[.G$4]*[.E748]))" office:value-type="float" office:value="5952.06784377566">
            <text:p>5952.068</text:p>
          </table:table-cell>
          <table:table-cell table:formula="of:=[.F748]-[.G748]" office:value-type="float" office:value="-31.0678437756596">
            <text:p>-31.068</text:p>
          </table:table-cell>
          <table:table-cell table:formula="of:=INT([.I$4]*[.E748]*([.J$3]/[.J$4])+[.I$3])" office:value-type="float" office:value="183656291">
            <text:p>183656291</text:p>
          </table:table-cell>
          <table:table-cell table:formula="of:=INT([.I748]*[.E748]*([.J$2]/[.J$3]))+[.I$2]" office:value-type="float" office:value="-1999681">
            <text:p>-1999681</text:p>
          </table:table-cell>
          <table:table-cell table:formula="of:=[.J748]*[.E748]*(1/[.J$2])+[.I$1]" office:value-type="float" office:value="5951.5862159729">
            <text:p>5952</text:p>
          </table:table-cell>
          <table:table-cell table:formula="of:=[.F748]-[.K748]" office:value-type="float" office:value="-30.5862159729004">
            <text:p>-31</text:p>
          </table:table-cell>
        </table:table-row>
        <table:table-row table:style-name="ro1">
          <table:table-cell office:value-type="string">
            <text:p><text:s text:c="3"/>744</text:p>
          </table:table-cell>
          <table:table-cell office:value-type="string">
            <text:p><text:s text:c="3"/>2546</text:p>
          </table:table-cell>
          <table:table-cell office:value-type="string">
            <text:p><text:s text:c="3"/>5934</text:p>
          </table:table-cell>
          <table:table-cell office:value-type="string">
            <text:p><text:s text:c="5"/>25</text:p>
          </table:table-cell>
          <table:table-cell table:formula="of:=[.B749]/1" office:value-type="float" office:value="2546">
            <text:p>2546</text:p>
          </table:table-cell>
          <table:table-cell table:formula="of:=[.C749]/1" office:value-type="float" office:value="5934">
            <text:p>5934</text:p>
          </table:table-cell>
          <table:table-cell table:formula="of:=[.G$1]+[.E749]*([.G$2]+[.E749]*([.G$3]+[.G$4]*[.E749]))" office:value-type="float" office:value="5965.76856468">
            <text:p>5965.769</text:p>
          </table:table-cell>
          <table:table-cell table:formula="of:=[.F749]-[.G749]" office:value-type="float" office:value="-31.7685646799946">
            <text:p>-31.769</text:p>
          </table:table-cell>
          <table:table-cell table:formula="of:=INT([.I$4]*[.E749]*([.J$3]/[.J$4])+[.I$3])" office:value-type="float" office:value="183674736">
            <text:p>183674736</text:p>
          </table:table-cell>
          <table:table-cell table:formula="of:=INT([.I749]*[.E749]*([.J$2]/[.J$3]))+[.I$2]" office:value-type="float" office:value="-1993718">
            <text:p>-1993718</text:p>
          </table:table-cell>
          <table:table-cell table:formula="of:=[.J749]*[.E749]*(1/[.J$2])+[.I$1]" office:value-type="float" office:value="5965.28684234619">
            <text:p>5965</text:p>
          </table:table-cell>
          <table:table-cell table:formula="of:=[.F749]-[.K749]" office:value-type="float" office:value="-31.2868423461914">
            <text:p>-31</text:p>
          </table:table-cell>
        </table:table-row>
        <table:table-row table:style-name="ro1">
          <table:table-cell office:value-type="string">
            <text:p><text:s text:c="3"/>745</text:p>
          </table:table-cell>
          <table:table-cell office:value-type="string">
            <text:p><text:s text:c="3"/>2548</text:p>
          </table:table-cell>
          <table:table-cell office:value-type="string">
            <text:p><text:s text:c="3"/>5934</text:p>
          </table:table-cell>
          <table:table-cell office:value-type="string">
            <text:p><text:s text:c="5"/>24</text:p>
          </table:table-cell>
          <table:table-cell table:formula="of:=[.B750]/1" office:value-type="float" office:value="2548">
            <text:p>2548</text:p>
          </table:table-cell>
          <table:table-cell table:formula="of:=[.C750]/1" office:value-type="float" office:value="5934">
            <text:p>5934</text:p>
          </table:table-cell>
          <table:table-cell table:formula="of:=[.G$1]+[.E750]*([.G$2]+[.E750]*([.G$3]+[.G$4]*[.E750]))" office:value-type="float" office:value="5972.65509743683">
            <text:p>5972.655</text:p>
          </table:table-cell>
          <table:table-cell table:formula="of:=[.F750]-[.G750]" office:value-type="float" office:value="-38.6550974368311">
            <text:p>-38.655</text:p>
          </table:table-cell>
          <table:table-cell table:formula="of:=INT([.I$4]*[.E750]*([.J$3]/[.J$4])+[.I$3])" office:value-type="float" office:value="183683958">
            <text:p>183683958</text:p>
          </table:table-cell>
          <table:table-cell table:formula="of:=INT([.I750]*[.E750]*([.J$2]/[.J$3]))+[.I$2]" office:value-type="float" office:value="-1990736">
            <text:p>-1990736</text:p>
          </table:table-cell>
          <table:table-cell table:formula="of:=[.J750]*[.E750]*(1/[.J$2])+[.I$1]" office:value-type="float" office:value="5972.17370605469">
            <text:p>5972</text:p>
          </table:table-cell>
          <table:table-cell table:formula="of:=[.F750]-[.K750]" office:value-type="float" office:value="-38.1737060546875">
            <text:p>-38</text:p>
          </table:table-cell>
        </table:table-row>
        <table:table-row table:style-name="ro1">
          <table:table-cell office:value-type="string">
            <text:p><text:s text:c="3"/>746</text:p>
          </table:table-cell>
          <table:table-cell office:value-type="string">
            <text:p><text:s text:c="3"/>2551</text:p>
          </table:table-cell>
          <table:table-cell office:value-type="string">
            <text:p><text:s text:c="3"/>5952</text:p>
          </table:table-cell>
          <table:table-cell office:value-type="string">
            <text:p><text:s text:c="5"/>28</text:p>
          </table:table-cell>
          <table:table-cell table:formula="of:=[.B751]/1" office:value-type="float" office:value="2551">
            <text:p>2551</text:p>
          </table:table-cell>
          <table:table-cell table:formula="of:=[.C751]/1" office:value-type="float" office:value="5952">
            <text:p>5952</text:p>
          </table:table-cell>
          <table:table-cell table:formula="of:=[.G$1]+[.E751]*([.G$2]+[.E751]*([.G$3]+[.G$4]*[.E751]))" office:value-type="float" office:value="5983.03012101142">
            <text:p>5983.030</text:p>
          </table:table-cell>
          <table:table-cell table:formula="of:=[.F751]-[.G751]" office:value-type="float" office:value="-31.0301210114194">
            <text:p>-31.030</text:p>
          </table:table-cell>
          <table:table-cell table:formula="of:=INT([.I$4]*[.E751]*([.J$3]/[.J$4])+[.I$3])" office:value-type="float" office:value="183697791">
            <text:p>183697791</text:p>
          </table:table-cell>
          <table:table-cell table:formula="of:=INT([.I751]*[.E751]*([.J$2]/[.J$3]))+[.I$2]" office:value-type="float" office:value="-1986263">
            <text:p>-1986263</text:p>
          </table:table-cell>
          <table:table-cell table:formula="of:=[.J751]*[.E751]*(1/[.J$2])+[.I$1]" office:value-type="float" office:value="5982.5466594696">
            <text:p>5983</text:p>
          </table:table-cell>
          <table:table-cell table:formula="of:=[.F751]-[.K751]" office:value-type="float" office:value="-30.5466594696045">
            <text:p>-31</text:p>
          </table:table-cell>
        </table:table-row>
        <table:table-row table:style-name="ro1">
          <table:table-cell office:value-type="string">
            <text:p><text:s text:c="3"/>747</text:p>
          </table:table-cell>
          <table:table-cell office:value-type="string">
            <text:p><text:s text:c="3"/>2553</text:p>
          </table:table-cell>
          <table:table-cell office:value-type="string">
            <text:p><text:s text:c="3"/>5959</text:p>
          </table:table-cell>
          <table:table-cell office:value-type="string">
            <text:p><text:s text:c="5"/>25</text:p>
          </table:table-cell>
          <table:table-cell table:formula="of:=[.B752]/1" office:value-type="float" office:value="2553">
            <text:p>2553</text:p>
          </table:table-cell>
          <table:table-cell table:formula="of:=[.C752]/1" office:value-type="float" office:value="5959">
            <text:p>5959</text:p>
          </table:table-cell>
          <table:table-cell table:formula="of:=[.G$1]+[.E752]*([.G$2]+[.E752]*([.G$3]+[.G$4]*[.E752]))" office:value-type="float" office:value="5989.9769577177">
            <text:p>5989.977</text:p>
          </table:table-cell>
          <table:table-cell table:formula="of:=[.F752]-[.G752]" office:value-type="float" office:value="-30.976957717703">
            <text:p>-30.977</text:p>
          </table:table-cell>
          <table:table-cell table:formula="of:=INT([.I$4]*[.E752]*([.J$3]/[.J$4])+[.I$3])" office:value-type="float" office:value="183707013">
            <text:p>183707013</text:p>
          </table:table-cell>
          <table:table-cell table:formula="of:=INT([.I752]*[.E752]*([.J$2]/[.J$3]))+[.I$2]" office:value-type="float" office:value="-1983280">
            <text:p>-1983280</text:p>
          </table:table-cell>
          <table:table-cell table:formula="of:=[.J752]*[.E752]*(1/[.J$2])+[.I$1]" office:value-type="float" office:value="5989.49526977539">
            <text:p>5989</text:p>
          </table:table-cell>
          <table:table-cell table:formula="of:=[.F752]-[.K752]" office:value-type="float" office:value="-30.4952697753906">
            <text:p>-30</text:p>
          </table:table-cell>
        </table:table-row>
        <table:table-row table:style-name="ro1">
          <table:table-cell office:value-type="string">
            <text:p><text:s text:c="3"/>748</text:p>
          </table:table-cell>
          <table:table-cell office:value-type="string">
            <text:p><text:s text:c="3"/>2555</text:p>
          </table:table-cell>
          <table:table-cell office:value-type="string">
            <text:p><text:s text:c="3"/>5967</text:p>
          </table:table-cell>
          <table:table-cell office:value-type="string">
            <text:p><text:s text:c="5"/>25</text:p>
          </table:table-cell>
          <table:table-cell table:formula="of:=[.B753]/1" office:value-type="float" office:value="2555">
            <text:p>2555</text:p>
          </table:table-cell>
          <table:table-cell table:formula="of:=[.C753]/1" office:value-type="float" office:value="5967">
            <text:p>5967</text:p>
          </table:table-cell>
          <table:table-cell table:formula="of:=[.G$1]+[.E753]*([.G$2]+[.E753]*([.G$3]+[.G$4]*[.E753]))" office:value-type="float" office:value="5996.94792164016">
            <text:p>5996.948</text:p>
          </table:table-cell>
          <table:table-cell table:formula="of:=[.F753]-[.G753]" office:value-type="float" office:value="-29.9479216401651">
            <text:p>-29.948</text:p>
          </table:table-cell>
          <table:table-cell table:formula="of:=INT([.I$4]*[.E753]*([.J$3]/[.J$4])+[.I$3])" office:value-type="float" office:value="183716235">
            <text:p>183716235</text:p>
          </table:table-cell>
          <table:table-cell table:formula="of:=INT([.I753]*[.E753]*([.J$2]/[.J$3]))+[.I$2]" office:value-type="float" office:value="-1980297">
            <text:p>-1980297</text:p>
          </table:table-cell>
          <table:table-cell table:formula="of:=[.J753]*[.E753]*(1/[.J$2])+[.I$1]" office:value-type="float" office:value="5996.46663856506">
            <text:p>5996</text:p>
          </table:table-cell>
          <table:table-cell table:formula="of:=[.F753]-[.K753]" office:value-type="float" office:value="-29.4666385650635">
            <text:p>-29</text:p>
          </table:table-cell>
        </table:table-row>
        <table:table-row table:style-name="ro1">
          <table:table-cell office:value-type="string">
            <text:p><text:s text:c="3"/>749</text:p>
          </table:table-cell>
          <table:table-cell office:value-type="string">
            <text:p><text:s text:c="3"/>2558</text:p>
          </table:table-cell>
          <table:table-cell office:value-type="string">
            <text:p><text:s text:c="3"/>5976</text:p>
          </table:table-cell>
          <table:table-cell office:value-type="string">
            <text:p><text:s text:c="5"/>38</text:p>
          </table:table-cell>
          <table:table-cell table:formula="of:=[.B754]/1" office:value-type="float" office:value="2558">
            <text:p>2558</text:p>
          </table:table-cell>
          <table:table-cell table:formula="of:=[.C754]/1" office:value-type="float" office:value="5976">
            <text:p>5976</text:p>
          </table:table-cell>
          <table:table-cell table:formula="of:=[.G$1]+[.E754]*([.G$2]+[.E754]*([.G$3]+[.G$4]*[.E754]))" office:value-type="float" office:value="6007.4496130997">
            <text:p>6007.450</text:p>
          </table:table-cell>
          <table:table-cell table:formula="of:=[.F754]-[.G754]" office:value-type="float" office:value="-31.4496130996977">
            <text:p>-31.450</text:p>
          </table:table-cell>
          <table:table-cell table:formula="of:=INT([.I$4]*[.E754]*([.J$3]/[.J$4])+[.I$3])" office:value-type="float" office:value="183730068">
            <text:p>183730068</text:p>
          </table:table-cell>
          <table:table-cell table:formula="of:=INT([.I754]*[.E754]*([.J$2]/[.J$3]))+[.I$2]" office:value-type="float" office:value="-1975822">
            <text:p>-1975822</text:p>
          </table:table-cell>
          <table:table-cell table:formula="of:=[.J754]*[.E754]*(1/[.J$2])+[.I$1]" office:value-type="float" office:value="6006.96880340576">
            <text:p>6007</text:p>
          </table:table-cell>
          <table:table-cell table:formula="of:=[.F754]-[.K754]" office:value-type="float" office:value="-30.9688034057617">
            <text:p>-31</text:p>
          </table:table-cell>
        </table:table-row>
        <table:table-row table:style-name="ro1">
          <table:table-cell office:value-type="string">
            <text:p><text:s text:c="3"/>750</text:p>
          </table:table-cell>
          <table:table-cell office:value-type="string">
            <text:p><text:s text:c="3"/>2562</text:p>
          </table:table-cell>
          <table:table-cell office:value-type="string">
            <text:p><text:s text:c="3"/>5986</text:p>
          </table:table-cell>
          <table:table-cell office:value-type="string">
            <text:p><text:s text:c="5"/>38</text:p>
          </table:table-cell>
          <table:table-cell table:formula="of:=[.B755]/1" office:value-type="float" office:value="2562">
            <text:p>2562</text:p>
          </table:table-cell>
          <table:table-cell table:formula="of:=[.C755]/1" office:value-type="float" office:value="5986">
            <text:p>5986</text:p>
          </table:table-cell>
          <table:table-cell table:formula="of:=[.G$1]+[.E755]*([.G$2]+[.E755]*([.G$3]+[.G$4]*[.E755]))" office:value-type="float" office:value="6021.5363436965">
            <text:p>6021.536</text:p>
          </table:table-cell>
          <table:table-cell table:formula="of:=[.F755]-[.G755]" office:value-type="float" office:value="-35.5363436964963">
            <text:p>-35.536</text:p>
          </table:table-cell>
          <table:table-cell table:formula="of:=INT([.I$4]*[.E755]*([.J$3]/[.J$4])+[.I$3])" office:value-type="float" office:value="183748513">
            <text:p>183748513</text:p>
          </table:table-cell>
          <table:table-cell table:formula="of:=INT([.I755]*[.E755]*([.J$2]/[.J$3]))+[.I$2]" office:value-type="float" office:value="-1969855">
            <text:p>-1969855</text:p>
          </table:table-cell>
          <table:table-cell table:formula="of:=[.J755]*[.E755]*(1/[.J$2])+[.I$1]" office:value-type="float" office:value="6021.05298233032">
            <text:p>6021</text:p>
          </table:table-cell>
          <table:table-cell table:formula="of:=[.F755]-[.K755]" office:value-type="float" office:value="-35.0529823303223">
            <text:p>-35</text:p>
          </table:table-cell>
        </table:table-row>
        <table:table-row table:style-name="ro1">
          <table:table-cell office:value-type="string">
            <text:p><text:s text:c="3"/>751</text:p>
          </table:table-cell>
          <table:table-cell office:value-type="string">
            <text:p><text:s text:c="3"/>2564</text:p>
          </table:table-cell>
          <table:table-cell office:value-type="string">
            <text:p><text:s text:c="3"/>5996</text:p>
          </table:table-cell>
          <table:table-cell office:value-type="string">
            <text:p><text:s text:c="5"/>31</text:p>
          </table:table-cell>
          <table:table-cell table:formula="of:=[.B756]/1" office:value-type="float" office:value="2564">
            <text:p>2564</text:p>
          </table:table-cell>
          <table:table-cell table:formula="of:=[.C756]/1" office:value-type="float" office:value="5996">
            <text:p>5996</text:p>
          </table:table-cell>
          <table:table-cell table:formula="of:=[.G$1]+[.E756]*([.G$2]+[.E756]*([.G$3]+[.G$4]*[.E756]))" office:value-type="float" office:value="6028.61591994917">
            <text:p>6028.616</text:p>
          </table:table-cell>
          <table:table-cell table:formula="of:=[.F756]-[.G756]" office:value-type="float" office:value="-32.6159199491649">
            <text:p>-32.616</text:p>
          </table:table-cell>
          <table:table-cell table:formula="of:=INT([.I$4]*[.E756]*([.J$3]/[.J$4])+[.I$3])" office:value-type="float" office:value="183757735">
            <text:p>183757735</text:p>
          </table:table-cell>
          <table:table-cell table:formula="of:=INT([.I756]*[.E756]*([.J$2]/[.J$3]))+[.I$2]" office:value-type="float" office:value="-1966870">
            <text:p>-1966870</text:p>
          </table:table-cell>
          <table:table-cell table:formula="of:=[.J756]*[.E756]*(1/[.J$2])+[.I$1]" office:value-type="float" office:value="6028.13655090332">
            <text:p>6028</text:p>
          </table:table-cell>
          <table:table-cell table:formula="of:=[.F756]-[.K756]" office:value-type="float" office:value="-32.1365509033203">
            <text:p>-32</text:p>
          </table:table-cell>
        </table:table-row>
        <table:table-row table:style-name="ro1">
          <table:table-cell office:value-type="string">
            <text:p><text:s text:c="3"/>752</text:p>
          </table:table-cell>
          <table:table-cell office:value-type="string">
            <text:p><text:s text:c="3"/>2567</text:p>
          </table:table-cell>
          <table:table-cell office:value-type="string">
            <text:p><text:s text:c="3"/>6003</text:p>
          </table:table-cell>
          <table:table-cell office:value-type="string">
            <text:p><text:s text:c="5"/>29</text:p>
          </table:table-cell>
          <table:table-cell table:formula="of:=[.B757]/1" office:value-type="float" office:value="2567">
            <text:p>2567</text:p>
          </table:table-cell>
          <table:table-cell table:formula="of:=[.C757]/1" office:value-type="float" office:value="6003">
            <text:p>6003</text:p>
          </table:table-cell>
          <table:table-cell table:formula="of:=[.G$1]+[.E757]*([.G$2]+[.E757]*([.G$3]+[.G$4]*[.E757]))" office:value-type="float" office:value="6039.2805570795">
            <text:p>6039.281</text:p>
          </table:table-cell>
          <table:table-cell table:formula="of:=[.F757]-[.G757]" office:value-type="float" office:value="-36.2805570795044">
            <text:p>-36.281</text:p>
          </table:table-cell>
          <table:table-cell table:formula="of:=INT([.I$4]*[.E757]*([.J$3]/[.J$4])+[.I$3])" office:value-type="float" office:value="183771568">
            <text:p>183771568</text:p>
          </table:table-cell>
          <table:table-cell table:formula="of:=INT([.I757]*[.E757]*([.J$2]/[.J$3]))+[.I$2]" office:value-type="float" office:value="-1962394">
            <text:p>-1962394</text:p>
          </table:table-cell>
          <table:table-cell table:formula="of:=[.J757]*[.E757]*(1/[.J$2])+[.I$1]" office:value-type="float" office:value="6038.79726028442">
            <text:p>6039</text:p>
          </table:table-cell>
          <table:table-cell table:formula="of:=[.F757]-[.K757]" office:value-type="float" office:value="-35.7972602844238">
            <text:p>-36</text:p>
          </table:table-cell>
        </table:table-row>
        <table:table-row table:style-name="ro1">
          <table:table-cell office:value-type="string">
            <text:p><text:s text:c="3"/>753</text:p>
          </table:table-cell>
          <table:table-cell office:value-type="string">
            <text:p><text:s text:c="3"/>2569</text:p>
          </table:table-cell>
          <table:table-cell office:value-type="string">
            <text:p><text:s text:c="3"/>6014</text:p>
          </table:table-cell>
          <table:table-cell office:value-type="string">
            <text:p><text:s text:c="5"/>29</text:p>
          </table:table-cell>
          <table:table-cell table:formula="of:=[.B758]/1" office:value-type="float" office:value="2569">
            <text:p>2569</text:p>
          </table:table-cell>
          <table:table-cell table:formula="of:=[.C758]/1" office:value-type="float" office:value="6014">
            <text:p>6014</text:p>
          </table:table-cell>
          <table:table-cell table:formula="of:=[.G$1]+[.E758]*([.G$2]+[.E758]*([.G$3]+[.G$4]*[.E758]))" office:value-type="float" office:value="6046.42050169763">
            <text:p>6046.421</text:p>
          </table:table-cell>
          <table:table-cell table:formula="of:=[.F758]-[.G758]" office:value-type="float" office:value="-32.4205016976248">
            <text:p>-32.421</text:p>
          </table:table-cell>
          <table:table-cell table:formula="of:=INT([.I$4]*[.E758]*([.J$3]/[.J$4])+[.I$3])" office:value-type="float" office:value="183780790">
            <text:p>183780790</text:p>
          </table:table-cell>
          <table:table-cell table:formula="of:=INT([.I758]*[.E758]*([.J$2]/[.J$3]))+[.I$2]" office:value-type="float" office:value="-1959409">
            <text:p>-1959409</text:p>
          </table:table-cell>
          <table:table-cell table:formula="of:=[.J758]*[.E758]*(1/[.J$2])+[.I$1]" office:value-type="float" office:value="6045.93775749207">
            <text:p>6046</text:p>
          </table:table-cell>
          <table:table-cell table:formula="of:=[.F758]-[.K758]" office:value-type="float" office:value="-31.9377574920654">
            <text:p>-32</text:p>
          </table:table-cell>
        </table:table-row>
        <table:table-row table:style-name="ro1">
          <table:table-cell office:value-type="string">
            <text:p><text:s text:c="3"/>754</text:p>
          </table:table-cell>
          <table:table-cell office:value-type="string">
            <text:p><text:s text:c="3"/>2571</text:p>
          </table:table-cell>
          <table:table-cell office:value-type="string">
            <text:p><text:s text:c="3"/>6025</text:p>
          </table:table-cell>
          <table:table-cell office:value-type="string">
            <text:p><text:s text:c="5"/>28</text:p>
          </table:table-cell>
          <table:table-cell table:formula="of:=[.B759]/1" office:value-type="float" office:value="2571">
            <text:p>2571</text:p>
          </table:table-cell>
          <table:table-cell table:formula="of:=[.C759]/1" office:value-type="float" office:value="6025">
            <text:p>6025</text:p>
          </table:table-cell>
          <table:table-cell table:formula="of:=[.G$1]+[.E759]*([.G$2]+[.E759]*([.G$3]+[.G$4]*[.E759]))" office:value-type="float" office:value="6053.58459929832">
            <text:p>6053.585</text:p>
          </table:table-cell>
          <table:table-cell table:formula="of:=[.F759]-[.G759]" office:value-type="float" office:value="-28.5845992983195">
            <text:p>-28.585</text:p>
          </table:table-cell>
          <table:table-cell table:formula="of:=INT([.I$4]*[.E759]*([.J$3]/[.J$4])+[.I$3])" office:value-type="float" office:value="183790012">
            <text:p>183790012</text:p>
          </table:table-cell>
          <table:table-cell table:formula="of:=INT([.I759]*[.E759]*([.J$2]/[.J$3]))+[.I$2]" office:value-type="float" office:value="-1956424">
            <text:p>-1956424</text:p>
          </table:table-cell>
          <table:table-cell table:formula="of:=[.J759]*[.E759]*(1/[.J$2])+[.I$1]" office:value-type="float" office:value="6053.10102844238">
            <text:p>6053</text:p>
          </table:table-cell>
          <table:table-cell table:formula="of:=[.F759]-[.K759]" office:value-type="float" office:value="-28.1010284423828">
            <text:p>-28</text:p>
          </table:table-cell>
        </table:table-row>
        <table:table-row table:style-name="ro1">
          <table:table-cell office:value-type="string">
            <text:p><text:s text:c="3"/>755</text:p>
          </table:table-cell>
          <table:table-cell office:value-type="string">
            <text:p><text:s text:c="3"/>2575</text:p>
          </table:table-cell>
          <table:table-cell office:value-type="string">
            <text:p><text:s text:c="3"/>6035</text:p>
          </table:table-cell>
          <table:table-cell office:value-type="string">
            <text:p><text:s text:c="5"/>25</text:p>
          </table:table-cell>
          <table:table-cell table:formula="of:=[.B760]/1" office:value-type="float" office:value="2575">
            <text:p>2575</text:p>
          </table:table-cell>
          <table:table-cell table:formula="of:=[.C760]/1" office:value-type="float" office:value="6035">
            <text:p>6035</text:p>
          </table:table-cell>
          <table:table-cell table:formula="of:=[.G$1]+[.E760]*([.G$2]+[.E760]*([.G$3]+[.G$4]*[.E760]))" office:value-type="float" office:value="6067.98526633065">
            <text:p>6067.985</text:p>
          </table:table-cell>
          <table:table-cell table:formula="of:=[.F760]-[.G760]" office:value-type="float" office:value="-32.9852663306483">
            <text:p>-32.985</text:p>
          </table:table-cell>
          <table:table-cell table:formula="of:=INT([.I$4]*[.E760]*([.J$3]/[.J$4])+[.I$3])" office:value-type="float" office:value="183808456">
            <text:p>183808456</text:p>
          </table:table-cell>
          <table:table-cell table:formula="of:=INT([.I760]*[.E760]*([.J$2]/[.J$3]))+[.I$2]" office:value-type="float" office:value="-1950452">
            <text:p>-1950452</text:p>
          </table:table-cell>
          <table:table-cell table:formula="of:=[.J760]*[.E760]*(1/[.J$2])+[.I$1]" office:value-type="float" office:value="6067.5057144165">
            <text:p>6068</text:p>
          </table:table-cell>
          <table:table-cell table:formula="of:=[.F760]-[.K760]" office:value-type="float" office:value="-32.5057144165039">
            <text:p>-33</text:p>
          </table:table-cell>
        </table:table-row>
        <table:table-row table:style-name="ro1">
          <table:table-cell office:value-type="string">
            <text:p><text:s text:c="3"/>756</text:p>
          </table:table-cell>
          <table:table-cell office:value-type="string">
            <text:p><text:s text:c="3"/>2578</text:p>
          </table:table-cell>
          <table:table-cell office:value-type="string">
            <text:p><text:s text:c="3"/>6042</text:p>
          </table:table-cell>
          <table:table-cell office:value-type="string">
            <text:p><text:s text:c="5"/>31</text:p>
          </table:table-cell>
          <table:table-cell table:formula="of:=[.B761]/1" office:value-type="float" office:value="2578">
            <text:p>2578</text:p>
          </table:table-cell>
          <table:table-cell table:formula="of:=[.C761]/1" office:value-type="float" office:value="6042">
            <text:p>6042</text:p>
          </table:table-cell>
          <table:table-cell table:formula="of:=[.G$1]+[.E761]*([.G$2]+[.E761]*([.G$3]+[.G$4]*[.E761]))" office:value-type="float" office:value="6078.84919213887">
            <text:p>6078.849</text:p>
          </table:table-cell>
          <table:table-cell table:formula="of:=[.F761]-[.G761]" office:value-type="float" office:value="-36.8491921388668">
            <text:p>-36.849</text:p>
          </table:table-cell>
          <table:table-cell table:formula="of:=INT([.I$4]*[.E761]*([.J$3]/[.J$4])+[.I$3])" office:value-type="float" office:value="183822290">
            <text:p>183822290</text:p>
          </table:table-cell>
          <table:table-cell table:formula="of:=INT([.I761]*[.E761]*([.J$2]/[.J$3]))+[.I$2]" office:value-type="float" office:value="-1945973">
            <text:p>-1945973</text:p>
          </table:table-cell>
          <table:table-cell table:formula="of:=[.J761]*[.E761]*(1/[.J$2])+[.I$1]" office:value-type="float" office:value="6078.36902999878">
            <text:p>6078</text:p>
          </table:table-cell>
          <table:table-cell table:formula="of:=[.F761]-[.K761]" office:value-type="float" office:value="-36.3690299987793">
            <text:p>-36</text:p>
          </table:table-cell>
        </table:table-row>
        <table:table-row table:style-name="ro1">
          <table:table-cell office:value-type="string">
            <text:p><text:s text:c="3"/>757</text:p>
          </table:table-cell>
          <table:table-cell office:value-type="string">
            <text:p><text:s text:c="3"/>2580</text:p>
          </table:table-cell>
          <table:table-cell office:value-type="string">
            <text:p><text:s text:c="3"/>6055</text:p>
          </table:table-cell>
          <table:table-cell office:value-type="string">
            <text:p><text:s text:c="5"/>27</text:p>
          </table:table-cell>
          <table:table-cell table:formula="of:=[.B762]/1" office:value-type="float" office:value="2580">
            <text:p>2580</text:p>
          </table:table-cell>
          <table:table-cell table:formula="of:=[.C762]/1" office:value-type="float" office:value="6055">
            <text:p>6055</text:p>
          </table:table-cell>
          <table:table-cell table:formula="of:=[.G$1]+[.E762]*([.G$2]+[.E762]*([.G$3]+[.G$4]*[.E762]))" office:value-type="float" office:value="6086.12201801857">
            <text:p>6086.122</text:p>
          </table:table-cell>
          <table:table-cell table:formula="of:=[.F762]-[.G762]" office:value-type="float" office:value="-31.1220180185664">
            <text:p>-31.122</text:p>
          </table:table-cell>
          <table:table-cell table:formula="of:=INT([.I$4]*[.E762]*([.J$3]/[.J$4])+[.I$3])" office:value-type="float" office:value="183831512">
            <text:p>183831512</text:p>
          </table:table-cell>
          <table:table-cell table:formula="of:=INT([.I762]*[.E762]*([.J$2]/[.J$3]))+[.I$2]" office:value-type="float" office:value="-1942987">
            <text:p>-1942987</text:p>
          </table:table-cell>
          <table:table-cell table:formula="of:=[.J762]*[.E762]*(1/[.J$2])+[.I$1]" office:value-type="float" office:value="6085.63971710205">
            <text:p>6086</text:p>
          </table:table-cell>
          <table:table-cell table:formula="of:=[.F762]-[.K762]" office:value-type="float" office:value="-30.6397171020508">
            <text:p>-31</text:p>
          </table:table-cell>
        </table:table-row>
        <table:table-row table:style-name="ro1">
          <table:table-cell office:value-type="string">
            <text:p><text:s text:c="3"/>758</text:p>
          </table:table-cell>
          <table:table-cell office:value-type="string">
            <text:p><text:s text:c="3"/>2582</text:p>
          </table:table-cell>
          <table:table-cell office:value-type="string">
            <text:p><text:s text:c="3"/>6061</text:p>
          </table:table-cell>
          <table:table-cell office:value-type="string">
            <text:p><text:s text:c="5"/>22</text:p>
          </table:table-cell>
          <table:table-cell table:formula="of:=[.B763]/1" office:value-type="float" office:value="2582">
            <text:p>2582</text:p>
          </table:table-cell>
          <table:table-cell table:formula="of:=[.C763]/1" office:value-type="float" office:value="6061">
            <text:p>6061</text:p>
          </table:table-cell>
          <table:table-cell table:formula="of:=[.G$1]+[.E763]*([.G$2]+[.E763]*([.G$3]+[.G$4]*[.E763]))" office:value-type="float" office:value="6093.41901459525">
            <text:p>6093.419</text:p>
          </table:table-cell>
          <table:table-cell table:formula="of:=[.F763]-[.G763]" office:value-type="float" office:value="-32.4190145952525">
            <text:p>-32.419</text:p>
          </table:table-cell>
          <table:table-cell table:formula="of:=INT([.I$4]*[.E763]*([.J$3]/[.J$4])+[.I$3])" office:value-type="float" office:value="183840734">
            <text:p>183840734</text:p>
          </table:table-cell>
          <table:table-cell table:formula="of:=INT([.I763]*[.E763]*([.J$2]/[.J$3]))+[.I$2]" office:value-type="float" office:value="-1940000">
            <text:p>-1940000</text:p>
          </table:table-cell>
          <table:table-cell table:formula="of:=[.J763]*[.E763]*(1/[.J$2])+[.I$1]" office:value-type="float" office:value="6092.93811035156">
            <text:p>6093</text:p>
          </table:table-cell>
          <table:table-cell table:formula="of:=[.F763]-[.K763]" office:value-type="float" office:value="-31.9381103515625">
            <text:p>-32</text:p>
          </table:table-cell>
        </table:table-row>
        <table:table-row table:style-name="ro1">
          <table:table-cell office:value-type="string">
            <text:p><text:s text:c="3"/>759</text:p>
          </table:table-cell>
          <table:table-cell office:value-type="string">
            <text:p><text:s text:c="3"/>2585</text:p>
          </table:table-cell>
          <table:table-cell office:value-type="string">
            <text:p><text:s text:c="3"/>6071</text:p>
          </table:table-cell>
          <table:table-cell office:value-type="string">
            <text:p><text:s text:c="5"/>24</text:p>
          </table:table-cell>
          <table:table-cell table:formula="of:=[.B764]/1" office:value-type="float" office:value="2585">
            <text:p>2585</text:p>
          </table:table-cell>
          <table:table-cell table:formula="of:=[.C764]/1" office:value-type="float" office:value="6071">
            <text:p>6071</text:p>
          </table:table-cell>
          <table:table-cell table:formula="of:=[.G$1]+[.E764]*([.G$2]+[.E764]*([.G$3]+[.G$4]*[.E764]))" office:value-type="float" office:value="6104.40983656261">
            <text:p>6104.410</text:p>
          </table:table-cell>
          <table:table-cell table:formula="of:=[.F764]-[.G764]" office:value-type="float" office:value="-33.4098365626069">
            <text:p>-33.410</text:p>
          </table:table-cell>
          <table:table-cell table:formula="of:=INT([.I$4]*[.E764]*([.J$3]/[.J$4])+[.I$3])" office:value-type="float" office:value="183854567">
            <text:p>183854567</text:p>
          </table:table-cell>
          <table:table-cell table:formula="of:=INT([.I764]*[.E764]*([.J$2]/[.J$3]))+[.I$2]" office:value-type="float" office:value="-1935520">
            <text:p>-1935520</text:p>
          </table:table-cell>
          <table:table-cell table:formula="of:=[.J764]*[.E764]*(1/[.J$2])+[.I$1]" office:value-type="float" office:value="6103.92596435547">
            <text:p>6104</text:p>
          </table:table-cell>
          <table:table-cell table:formula="of:=[.F764]-[.K764]" office:value-type="float" office:value="-32.9259643554687">
            <text:p>-33</text:p>
          </table:table-cell>
        </table:table-row>
        <table:table-row table:style-name="ro1">
          <table:table-cell office:value-type="string">
            <text:p><text:s text:c="3"/>760</text:p>
          </table:table-cell>
          <table:table-cell office:value-type="string">
            <text:p><text:s text:c="3"/>2587</text:p>
          </table:table-cell>
          <table:table-cell office:value-type="string">
            <text:p><text:s text:c="3"/>6081</text:p>
          </table:table-cell>
          <table:table-cell office:value-type="string">
            <text:p><text:s text:c="5"/>36</text:p>
          </table:table-cell>
          <table:table-cell table:formula="of:=[.B765]/1" office:value-type="float" office:value="2587">
            <text:p>2587</text:p>
          </table:table-cell>
          <table:table-cell table:formula="of:=[.C765]/1" office:value-type="float" office:value="6081">
            <text:p>6081</text:p>
          </table:table-cell>
          <table:table-cell table:formula="of:=[.G$1]+[.E765]*([.G$2]+[.E765]*([.G$3]+[.G$4]*[.E765]))" office:value-type="float" office:value="6111.76727397274">
            <text:p>6111.767</text:p>
          </table:table-cell>
          <table:table-cell table:formula="of:=[.F765]-[.G765]" office:value-type="float" office:value="-30.7672739727386">
            <text:p>-30.767</text:p>
          </table:table-cell>
          <table:table-cell table:formula="of:=INT([.I$4]*[.E765]*([.J$3]/[.J$4])+[.I$3])" office:value-type="float" office:value="183863789">
            <text:p>183863789</text:p>
          </table:table-cell>
          <table:table-cell table:formula="of:=INT([.I765]*[.E765]*([.J$2]/[.J$3]))+[.I$2]" office:value-type="float" office:value="-1932532">
            <text:p>-1932532</text:p>
          </table:table-cell>
          <table:table-cell table:formula="of:=[.J765]*[.E765]*(1/[.J$2])+[.I$1]" office:value-type="float" office:value="6111.28626251221">
            <text:p>6111</text:p>
          </table:table-cell>
          <table:table-cell table:formula="of:=[.F765]-[.K765]" office:value-type="float" office:value="-30.286262512207">
            <text:p>-30</text:p>
          </table:table-cell>
        </table:table-row>
        <table:table-row table:style-name="ro1">
          <table:table-cell office:value-type="string">
            <text:p><text:s text:c="3"/>761</text:p>
          </table:table-cell>
          <table:table-cell office:value-type="string">
            <text:p><text:s text:c="3"/>2591</text:p>
          </table:table-cell>
          <table:table-cell office:value-type="string">
            <text:p><text:s text:c="3"/>6091</text:p>
          </table:table-cell>
          <table:table-cell office:value-type="string">
            <text:p><text:s text:c="5"/>31</text:p>
          </table:table-cell>
          <table:table-cell table:formula="of:=[.B766]/1" office:value-type="float" office:value="2591">
            <text:p>2591</text:p>
          </table:table-cell>
          <table:table-cell table:formula="of:=[.C766]/1" office:value-type="float" office:value="6091">
            <text:p>6091</text:p>
          </table:table-cell>
          <table:table-cell table:formula="of:=[.G$1]+[.E766]*([.G$2]+[.E766]*([.G$3]+[.G$4]*[.E766]))" office:value-type="float" office:value="6126.55469792314">
            <text:p>6126.555</text:p>
          </table:table-cell>
          <table:table-cell table:formula="of:=[.F766]-[.G766]" office:value-type="float" office:value="-35.5546979231349">
            <text:p>-35.555</text:p>
          </table:table-cell>
          <table:table-cell table:formula="of:=INT([.I$4]*[.E766]*([.J$3]/[.J$4])+[.I$3])" office:value-type="float" office:value="183882233">
            <text:p>183882233</text:p>
          </table:table-cell>
          <table:table-cell table:formula="of:=INT([.I766]*[.E766]*([.J$2]/[.J$3]))+[.I$2]" office:value-type="float" office:value="-1926556">
            <text:p>-1926556</text:p>
          </table:table-cell>
          <table:table-cell table:formula="of:=[.J766]*[.E766]*(1/[.J$2])+[.I$1]" office:value-type="float" office:value="6126.07524871826">
            <text:p>6126</text:p>
          </table:table-cell>
          <table:table-cell table:formula="of:=[.F766]-[.K766]" office:value-type="float" office:value="-35.0752487182617">
            <text:p>-35</text:p>
          </table:table-cell>
        </table:table-row>
        <table:table-row table:style-name="ro1">
          <table:table-cell office:value-type="string">
            <text:p><text:s text:c="3"/>762</text:p>
          </table:table-cell>
          <table:table-cell office:value-type="string">
            <text:p><text:s text:c="3"/>2592</text:p>
          </table:table-cell>
          <table:table-cell office:value-type="string">
            <text:p><text:s text:c="3"/>6104</text:p>
          </table:table-cell>
          <table:table-cell office:value-type="string">
            <text:p><text:s text:c="5"/>31</text:p>
          </table:table-cell>
          <table:table-cell table:formula="of:=[.B767]/1" office:value-type="float" office:value="2592">
            <text:p>2592</text:p>
          </table:table-cell>
          <table:table-cell table:formula="of:=[.C767]/1" office:value-type="float" office:value="6104">
            <text:p>6104</text:p>
          </table:table-cell>
          <table:table-cell table:formula="of:=[.G$1]+[.E767]*([.G$2]+[.E767]*([.G$3]+[.G$4]*[.E767]))" office:value-type="float" office:value="6130.26667066135">
            <text:p>6130.267</text:p>
          </table:table-cell>
          <table:table-cell table:formula="of:=[.F767]-[.G767]" office:value-type="float" office:value="-26.2666706613454">
            <text:p>-26.267</text:p>
          </table:table-cell>
          <table:table-cell table:formula="of:=INT([.I$4]*[.E767]*([.J$3]/[.J$4])+[.I$3])" office:value-type="float" office:value="183886845">
            <text:p>183886845</text:p>
          </table:table-cell>
          <table:table-cell table:formula="of:=INT([.I767]*[.E767]*([.J$2]/[.J$3]))+[.I$2]" office:value-type="float" office:value="-1925062">
            <text:p>-1925062</text:p>
          </table:table-cell>
          <table:table-cell table:formula="of:=[.J767]*[.E767]*(1/[.J$2])+[.I$1]" office:value-type="float" office:value="6129.78674316406">
            <text:p>6130</text:p>
          </table:table-cell>
          <table:table-cell table:formula="of:=[.F767]-[.K767]" office:value-type="float" office:value="-25.7867431640625">
            <text:p>-26</text:p>
          </table:table-cell>
        </table:table-row>
        <table:table-row table:style-name="ro1">
          <table:table-cell office:value-type="string">
            <text:p><text:s text:c="3"/>763</text:p>
          </table:table-cell>
          <table:table-cell office:value-type="string">
            <text:p><text:s text:c="3"/>2596</text:p>
          </table:table-cell>
          <table:table-cell office:value-type="string">
            <text:p><text:s text:c="3"/>6116</text:p>
          </table:table-cell>
          <table:table-cell office:value-type="string">
            <text:p><text:s text:c="5"/>29</text:p>
          </table:table-cell>
          <table:table-cell table:formula="of:=[.B768]/1" office:value-type="float" office:value="2596">
            <text:p>2596</text:p>
          </table:table-cell>
          <table:table-cell table:formula="of:=[.C768]/1" office:value-type="float" office:value="6116">
            <text:p>6116</text:p>
          </table:table-cell>
          <table:table-cell table:formula="of:=[.G$1]+[.E768]*([.G$2]+[.E768]*([.G$3]+[.G$4]*[.E768]))" office:value-type="float" office:value="6145.17504069464">
            <text:p>6145.175</text:p>
          </table:table-cell>
          <table:table-cell table:formula="of:=[.F768]-[.G768]" office:value-type="float" office:value="-29.1750406946376">
            <text:p>-29.175</text:p>
          </table:table-cell>
          <table:table-cell table:formula="of:=INT([.I$4]*[.E768]*([.J$3]/[.J$4])+[.I$3])" office:value-type="float" office:value="183905289">
            <text:p>183905289</text:p>
          </table:table-cell>
          <table:table-cell table:formula="of:=INT([.I768]*[.E768]*([.J$2]/[.J$3]))+[.I$2]" office:value-type="float" office:value="-1919085">
            <text:p>-1919085</text:p>
          </table:table-cell>
          <table:table-cell table:formula="of:=[.J768]*[.E768]*(1/[.J$2])+[.I$1]" office:value-type="float" office:value="6144.69466400147">
            <text:p>6145</text:p>
          </table:table-cell>
          <table:table-cell table:formula="of:=[.F768]-[.K768]" office:value-type="float" office:value="-28.6946640014648">
            <text:p>-29</text:p>
          </table:table-cell>
        </table:table-row>
        <table:table-row table:style-name="ro1">
          <table:table-cell office:value-type="string">
            <text:p><text:s text:c="3"/>764</text:p>
          </table:table-cell>
          <table:table-cell office:value-type="string">
            <text:p><text:s text:c="3"/>2598</text:p>
          </table:table-cell>
          <table:table-cell office:value-type="string">
            <text:p><text:s text:c="3"/>6123</text:p>
          </table:table-cell>
          <table:table-cell office:value-type="string">
            <text:p><text:s text:c="5"/>29</text:p>
          </table:table-cell>
          <table:table-cell table:formula="of:=[.B769]/1" office:value-type="float" office:value="2598">
            <text:p>2598</text:p>
          </table:table-cell>
          <table:table-cell table:formula="of:=[.C769]/1" office:value-type="float" office:value="6123">
            <text:p>6123</text:p>
          </table:table-cell>
          <table:table-cell table:formula="of:=[.G$1]+[.E769]*([.G$2]+[.E769]*([.G$3]+[.G$4]*[.E769]))" office:value-type="float" office:value="6152.66551879595">
            <text:p>6152.666</text:p>
          </table:table-cell>
          <table:table-cell table:formula="of:=[.F769]-[.G769]" office:value-type="float" office:value="-29.6655187959532">
            <text:p>-29.666</text:p>
          </table:table-cell>
          <table:table-cell table:formula="of:=INT([.I$4]*[.E769]*([.J$3]/[.J$4])+[.I$3])" office:value-type="float" office:value="183914511">
            <text:p>183914511</text:p>
          </table:table-cell>
          <table:table-cell table:formula="of:=INT([.I769]*[.E769]*([.J$2]/[.J$3]))+[.I$2]" office:value-type="float" office:value="-1916096">
            <text:p>-1916096</text:p>
          </table:table-cell>
          <table:table-cell table:formula="of:=[.J769]*[.E769]*(1/[.J$2])+[.I$1]" office:value-type="float" office:value="6152.18530273438">
            <text:p>6152</text:p>
          </table:table-cell>
          <table:table-cell table:formula="of:=[.F769]-[.K769]" office:value-type="float" office:value="-29.185302734375">
            <text:p>-29</text:p>
          </table:table-cell>
        </table:table-row>
        <table:table-row table:style-name="ro1">
          <table:table-cell office:value-type="string">
            <text:p><text:s text:c="3"/>765</text:p>
          </table:table-cell>
          <table:table-cell office:value-type="string">
            <text:p><text:s text:c="3"/>2601</text:p>
          </table:table-cell>
          <table:table-cell office:value-type="string">
            <text:p><text:s text:c="3"/>6135</text:p>
          </table:table-cell>
          <table:table-cell office:value-type="string">
            <text:p><text:s text:c="5"/>24</text:p>
          </table:table-cell>
          <table:table-cell table:formula="of:=[.B770]/1" office:value-type="float" office:value="2601">
            <text:p>2601</text:p>
          </table:table-cell>
          <table:table-cell table:formula="of:=[.C770]/1" office:value-type="float" office:value="6135">
            <text:p>6135</text:p>
          </table:table-cell>
          <table:table-cell table:formula="of:=[.G$1]+[.E770]*([.G$2]+[.E770]*([.G$3]+[.G$4]*[.E770]))" office:value-type="float" office:value="6163.94661136226">
            <text:p>6163.947</text:p>
          </table:table-cell>
          <table:table-cell table:formula="of:=[.F770]-[.G770]" office:value-type="float" office:value="-28.9466113622602">
            <text:p>-28.947</text:p>
          </table:table-cell>
          <table:table-cell table:formula="of:=INT([.I$4]*[.E770]*([.J$3]/[.J$4])+[.I$3])" office:value-type="float" office:value="183928344">
            <text:p>183928344</text:p>
          </table:table-cell>
          <table:table-cell table:formula="of:=INT([.I770]*[.E770]*([.J$2]/[.J$3]))+[.I$2]" office:value-type="float" office:value="-1911612">
            <text:p>-1911612</text:p>
          </table:table-cell>
          <table:table-cell table:formula="of:=[.J770]*[.E770]*(1/[.J$2])+[.I$1]" office:value-type="float" office:value="6163.46649932861">
            <text:p>6163</text:p>
          </table:table-cell>
          <table:table-cell table:formula="of:=[.F770]-[.K770]" office:value-type="float" office:value="-28.4664993286133">
            <text:p>-28</text:p>
          </table:table-cell>
        </table:table-row>
        <table:table-row table:style-name="ro1">
          <table:table-cell office:value-type="string">
            <text:p><text:s text:c="3"/>766</text:p>
          </table:table-cell>
          <table:table-cell office:value-type="string">
            <text:p><text:s text:c="3"/>2603</text:p>
          </table:table-cell>
          <table:table-cell office:value-type="string">
            <text:p><text:s text:c="3"/>6146</text:p>
          </table:table-cell>
          <table:table-cell office:value-type="string">
            <text:p><text:s text:c="5"/>22</text:p>
          </table:table-cell>
          <table:table-cell table:formula="of:=[.B771]/1" office:value-type="float" office:value="2603">
            <text:p>2603</text:p>
          </table:table-cell>
          <table:table-cell table:formula="of:=[.C771]/1" office:value-type="float" office:value="6146">
            <text:p>6146</text:p>
          </table:table-cell>
          <table:table-cell table:formula="of:=[.G$1]+[.E771]*([.G$2]+[.E771]*([.G$3]+[.G$4]*[.E771]))" office:value-type="float" office:value="6171.49759471302">
            <text:p>6171.498</text:p>
          </table:table-cell>
          <table:table-cell table:formula="of:=[.F771]-[.G771]" office:value-type="float" office:value="-25.4975947130242">
            <text:p>-25.498</text:p>
          </table:table-cell>
          <table:table-cell table:formula="of:=INT([.I$4]*[.E771]*([.J$3]/[.J$4])+[.I$3])" office:value-type="float" office:value="183937566">
            <text:p>183937566</text:p>
          </table:table-cell>
          <table:table-cell table:formula="of:=INT([.I771]*[.E771]*([.J$2]/[.J$3]))+[.I$2]" office:value-type="float" office:value="-1908623">
            <text:p>-1908623</text:p>
          </table:table-cell>
          <table:table-cell table:formula="of:=[.J771]*[.E771]*(1/[.J$2])+[.I$1]" office:value-type="float" office:value="6171.01415061951">
            <text:p>6171</text:p>
          </table:table-cell>
          <table:table-cell table:formula="of:=[.F771]-[.K771]" office:value-type="float" office:value="-25.0141506195068">
            <text:p>-25</text:p>
          </table:table-cell>
        </table:table-row>
        <table:table-row table:style-name="ro1">
          <table:table-cell office:value-type="string">
            <text:p><text:s text:c="3"/>767</text:p>
          </table:table-cell>
          <table:table-cell office:value-type="string">
            <text:p><text:s text:c="3"/>2607</text:p>
          </table:table-cell>
          <table:table-cell office:value-type="string">
            <text:p><text:s text:c="3"/>6155</text:p>
          </table:table-cell>
          <table:table-cell office:value-type="string">
            <text:p><text:s text:c="5"/>20</text:p>
          </table:table-cell>
          <table:table-cell table:formula="of:=[.B772]/1" office:value-type="float" office:value="2607">
            <text:p>2607</text:p>
          </table:table-cell>
          <table:table-cell table:formula="of:=[.C772]/1" office:value-type="float" office:value="6155">
            <text:p>6155</text:p>
          </table:table-cell>
          <table:table-cell table:formula="of:=[.G$1]+[.E772]*([.G$2]+[.E772]*([.G$3]+[.G$4]*[.E772]))" office:value-type="float" office:value="6186.67218784389">
            <text:p>6186.672</text:p>
          </table:table-cell>
          <table:table-cell table:formula="of:=[.F772]-[.G772]" office:value-type="float" office:value="-31.6721878438857">
            <text:p>-31.672</text:p>
          </table:table-cell>
          <table:table-cell table:formula="of:=INT([.I$4]*[.E772]*([.J$3]/[.J$4])+[.I$3])" office:value-type="float" office:value="183956010">
            <text:p>183956010</text:p>
          </table:table-cell>
          <table:table-cell table:formula="of:=INT([.I772]*[.E772]*([.J$2]/[.J$3]))+[.I$2]" office:value-type="float" office:value="-1902642">
            <text:p>-1902642</text:p>
          </table:table-cell>
          <table:table-cell table:formula="of:=[.J772]*[.E772]*(1/[.J$2])+[.I$1]" office:value-type="float" office:value="6186.19278335571">
            <text:p>6186</text:p>
          </table:table-cell>
          <table:table-cell table:formula="of:=[.F772]-[.K772]" office:value-type="float" office:value="-31.1927833557129">
            <text:p>-31</text:p>
          </table:table-cell>
        </table:table-row>
        <table:table-row table:style-name="ro1">
          <table:table-cell office:value-type="string">
            <text:p><text:s text:c="3"/>768</text:p>
          </table:table-cell>
          <table:table-cell office:value-type="string">
            <text:p><text:s text:c="3"/>2608</text:p>
          </table:table-cell>
          <table:table-cell office:value-type="string">
            <text:p><text:s text:c="3"/>6166</text:p>
          </table:table-cell>
          <table:table-cell office:value-type="string">
            <text:p><text:s text:c="5"/>20</text:p>
          </table:table-cell>
          <table:table-cell table:formula="of:=[.B773]/1" office:value-type="float" office:value="2608">
            <text:p>2608</text:p>
          </table:table-cell>
          <table:table-cell table:formula="of:=[.C773]/1" office:value-type="float" office:value="6166">
            <text:p>6166</text:p>
          </table:table-cell>
          <table:table-cell table:formula="of:=[.G$1]+[.E773]*([.G$2]+[.E773]*([.G$3]+[.G$4]*[.E773]))" office:value-type="float" office:value="6190.48096898121">
            <text:p>6190.481</text:p>
          </table:table-cell>
          <table:table-cell table:formula="of:=[.F773]-[.G773]" office:value-type="float" office:value="-24.4809689812118">
            <text:p>-24.481</text:p>
          </table:table-cell>
          <table:table-cell table:formula="of:=INT([.I$4]*[.E773]*([.J$3]/[.J$4])+[.I$3])" office:value-type="float" office:value="183960622">
            <text:p>183960622</text:p>
          </table:table-cell>
          <table:table-cell table:formula="of:=INT([.I773]*[.E773]*([.J$2]/[.J$3]))+[.I$2]" office:value-type="float" office:value="-1901147">
            <text:p>-1901147</text:p>
          </table:table-cell>
          <table:table-cell table:formula="of:=[.J773]*[.E773]*(1/[.J$2])+[.I$1]" office:value-type="float" office:value="6190.00045776367">
            <text:p>6190</text:p>
          </table:table-cell>
          <table:table-cell table:formula="of:=[.F773]-[.K773]" office:value-type="float" office:value="-24.0004577636719">
            <text:p>-24</text:p>
          </table:table-cell>
        </table:table-row>
        <table:table-row table:style-name="ro1">
          <table:table-cell office:value-type="string">
            <text:p><text:s text:c="3"/>769</text:p>
          </table:table-cell>
          <table:table-cell office:value-type="string">
            <text:p><text:s text:c="3"/>2612</text:p>
          </table:table-cell>
          <table:table-cell office:value-type="string">
            <text:p><text:s text:c="3"/>6172</text:p>
          </table:table-cell>
          <table:table-cell office:value-type="string">
            <text:p><text:s text:c="5"/>22</text:p>
          </table:table-cell>
          <table:table-cell table:formula="of:=[.B774]/1" office:value-type="float" office:value="2612">
            <text:p>2612</text:p>
          </table:table-cell>
          <table:table-cell table:formula="of:=[.C774]/1" office:value-type="float" office:value="6172">
            <text:p>6172</text:p>
          </table:table-cell>
          <table:table-cell table:formula="of:=[.G$1]+[.E774]*([.G$2]+[.E774]*([.G$3]+[.G$4]*[.E774]))" office:value-type="float" office:value="6205.77663702697">
            <text:p>6205.777</text:p>
          </table:table-cell>
          <table:table-cell table:formula="of:=[.F774]-[.G774]" office:value-type="float" office:value="-33.776637026971">
            <text:p>-33.777</text:p>
          </table:table-cell>
          <table:table-cell table:formula="of:=INT([.I$4]*[.E774]*([.J$3]/[.J$4])+[.I$3])" office:value-type="float" office:value="183979066">
            <text:p>183979066</text:p>
          </table:table-cell>
          <table:table-cell table:formula="of:=INT([.I774]*[.E774]*([.J$2]/[.J$3]))+[.I$2]" office:value-type="float" office:value="-1895166">
            <text:p>-1895166</text:p>
          </table:table-cell>
          <table:table-cell table:formula="of:=[.J774]*[.E774]*(1/[.J$2])+[.I$1]" office:value-type="float" office:value="6205.29316711426">
            <text:p>6205</text:p>
          </table:table-cell>
          <table:table-cell table:formula="of:=[.F774]-[.K774]" office:value-type="float" office:value="-33.2931671142578">
            <text:p>-33</text:p>
          </table:table-cell>
        </table:table-row>
        <table:table-row table:style-name="ro1">
          <table:table-cell office:value-type="string">
            <text:p><text:s text:c="3"/>770</text:p>
          </table:table-cell>
          <table:table-cell office:value-type="string">
            <text:p><text:s text:c="3"/>2614</text:p>
          </table:table-cell>
          <table:table-cell office:value-type="string">
            <text:p><text:s text:c="3"/>6185</text:p>
          </table:table-cell>
          <table:table-cell office:value-type="string">
            <text:p><text:s text:c="5"/>40</text:p>
          </table:table-cell>
          <table:table-cell table:formula="of:=[.B775]/1" office:value-type="float" office:value="2614">
            <text:p>2614</text:p>
          </table:table-cell>
          <table:table-cell table:formula="of:=[.C775]/1" office:value-type="float" office:value="6185">
            <text:p>6185</text:p>
          </table:table-cell>
          <table:table-cell table:formula="of:=[.G$1]+[.E775]*([.G$2]+[.E775]*([.G$3]+[.G$4]*[.E775]))" office:value-type="float" office:value="6213.46080278412">
            <text:p>6213.461</text:p>
          </table:table-cell>
          <table:table-cell table:formula="of:=[.F775]-[.G775]" office:value-type="float" office:value="-28.4608027841186">
            <text:p>-28.461</text:p>
          </table:table-cell>
          <table:table-cell table:formula="of:=INT([.I$4]*[.E775]*([.J$3]/[.J$4])+[.I$3])" office:value-type="float" office:value="183988288">
            <text:p>183988288</text:p>
          </table:table-cell>
          <table:table-cell table:formula="of:=INT([.I775]*[.E775]*([.J$2]/[.J$3]))+[.I$2]" office:value-type="float" office:value="-1892174">
            <text:p>-1892174</text:p>
          </table:table-cell>
          <table:table-cell table:formula="of:=[.J775]*[.E775]*(1/[.J$2])+[.I$1]" office:value-type="float" office:value="6212.98122406006">
            <text:p>6213</text:p>
          </table:table-cell>
          <table:table-cell table:formula="of:=[.F775]-[.K775]" office:value-type="float" office:value="-27.9812240600586">
            <text:p>-28</text:p>
          </table:table-cell>
        </table:table-row>
        <table:table-row table:style-name="ro1">
          <table:table-cell office:value-type="string">
            <text:p><text:s text:c="3"/>771</text:p>
          </table:table-cell>
          <table:table-cell office:value-type="string">
            <text:p><text:s text:c="3"/>2617</text:p>
          </table:table-cell>
          <table:table-cell office:value-type="string">
            <text:p><text:s text:c="3"/>6192</text:p>
          </table:table-cell>
          <table:table-cell office:value-type="string">
            <text:p><text:s text:c="5"/>28</text:p>
          </table:table-cell>
          <table:table-cell table:formula="of:=[.B776]/1" office:value-type="float" office:value="2617">
            <text:p>2617</text:p>
          </table:table-cell>
          <table:table-cell table:formula="of:=[.C776]/1" office:value-type="float" office:value="6192">
            <text:p>6192</text:p>
          </table:table-cell>
          <table:table-cell table:formula="of:=[.G$1]+[.E776]*([.G$2]+[.E776]*([.G$3]+[.G$4]*[.E776]))" office:value-type="float" office:value="6225.03247514618">
            <text:p>6225.032</text:p>
          </table:table-cell>
          <table:table-cell table:formula="of:=[.F776]-[.G776]" office:value-type="float" office:value="-33.0324751461776">
            <text:p>-33.032</text:p>
          </table:table-cell>
          <table:table-cell table:formula="of:=INT([.I$4]*[.E776]*([.J$3]/[.J$4])+[.I$3])" office:value-type="float" office:value="184002121">
            <text:p>184002121</text:p>
          </table:table-cell>
          <table:table-cell table:formula="of:=INT([.I776]*[.E776]*([.J$2]/[.J$3]))+[.I$2]" office:value-type="float" office:value="-1887687">
            <text:p>-1887687</text:p>
          </table:table-cell>
          <table:table-cell table:formula="of:=[.J776]*[.E776]*(1/[.J$2])+[.I$1]" office:value-type="float" office:value="6224.55111885071">
            <text:p>6225</text:p>
          </table:table-cell>
          <table:table-cell table:formula="of:=[.F776]-[.K776]" office:value-type="float" office:value="-32.551118850708">
            <text:p>-33</text:p>
          </table:table-cell>
        </table:table-row>
        <table:table-row table:style-name="ro1">
          <table:table-cell office:value-type="string">
            <text:p><text:s text:c="3"/>772</text:p>
          </table:table-cell>
          <table:table-cell office:value-type="string">
            <text:p><text:s text:c="3"/>2619</text:p>
          </table:table-cell>
          <table:table-cell office:value-type="string">
            <text:p><text:s text:c="3"/>6204</text:p>
          </table:table-cell>
          <table:table-cell office:value-type="string">
            <text:p><text:s text:c="5"/>27</text:p>
          </table:table-cell>
          <table:table-cell table:formula="of:=[.B777]/1" office:value-type="float" office:value="2619">
            <text:p>2619</text:p>
          </table:table-cell>
          <table:table-cell table:formula="of:=[.C777]/1" office:value-type="float" office:value="6204">
            <text:p>6204</text:p>
          </table:table-cell>
          <table:table-cell table:formula="of:=[.G$1]+[.E777]*([.G$2]+[.E777]*([.G$3]+[.G$4]*[.E777]))" office:value-type="float" office:value="6232.77721056877">
            <text:p>6232.777</text:p>
          </table:table-cell>
          <table:table-cell table:formula="of:=[.F777]-[.G777]" office:value-type="float" office:value="-28.7772105687745">
            <text:p>-28.777</text:p>
          </table:table-cell>
          <table:table-cell table:formula="of:=INT([.I$4]*[.E777]*([.J$3]/[.J$4])+[.I$3])" office:value-type="float" office:value="184011343">
            <text:p>184011343</text:p>
          </table:table-cell>
          <table:table-cell table:formula="of:=INT([.I777]*[.E777]*([.J$2]/[.J$3]))+[.I$2]" office:value-type="float" office:value="-1884695">
            <text:p>-1884695</text:p>
          </table:table-cell>
          <table:table-cell table:formula="of:=[.J777]*[.E777]*(1/[.J$2])+[.I$1]" office:value-type="float" office:value="6232.29623985291">
            <text:p>6232</text:p>
          </table:table-cell>
          <table:table-cell table:formula="of:=[.F777]-[.K777]" office:value-type="float" office:value="-28.2962398529053">
            <text:p>-28</text:p>
          </table:table-cell>
        </table:table-row>
        <table:table-row table:style-name="ro1">
          <table:table-cell office:value-type="string">
            <text:p><text:s text:c="3"/>773</text:p>
          </table:table-cell>
          <table:table-cell office:value-type="string">
            <text:p><text:s text:c="3"/>2623</text:p>
          </table:table-cell>
          <table:table-cell office:value-type="string">
            <text:p><text:s text:c="3"/>6212</text:p>
          </table:table-cell>
          <table:table-cell office:value-type="string">
            <text:p><text:s text:c="5"/>36</text:p>
          </table:table-cell>
          <table:table-cell table:formula="of:=[.B778]/1" office:value-type="float" office:value="2623">
            <text:p>2623</text:p>
          </table:table-cell>
          <table:table-cell table:formula="of:=[.C778]/1" office:value-type="float" office:value="6212">
            <text:p>6212</text:p>
          </table:table-cell>
          <table:table-cell table:formula="of:=[.G$1]+[.E778]*([.G$2]+[.E778]*([.G$3]+[.G$4]*[.E778]))" office:value-type="float" office:value="6248.3393851425">
            <text:p>6248.339</text:p>
          </table:table-cell>
          <table:table-cell table:formula="of:=[.F778]-[.G778]" office:value-type="float" office:value="-36.3393851425044">
            <text:p>-36.339</text:p>
          </table:table-cell>
          <table:table-cell table:formula="of:=INT([.I$4]*[.E778]*([.J$3]/[.J$4])+[.I$3])" office:value-type="float" office:value="184029787">
            <text:p>184029787</text:p>
          </table:table-cell>
          <table:table-cell table:formula="of:=INT([.I778]*[.E778]*([.J$2]/[.J$3]))+[.I$2]" office:value-type="float" office:value="-1878710">
            <text:p>-1878710</text:p>
          </table:table-cell>
          <table:table-cell table:formula="of:=[.J778]*[.E778]*(1/[.J$2])+[.I$1]" office:value-type="float" office:value="6247.85996627808">
            <text:p>6248</text:p>
          </table:table-cell>
          <table:table-cell table:formula="of:=[.F778]-[.K778]" office:value-type="float" office:value="-35.8599662780762">
            <text:p>-36</text:p>
          </table:table-cell>
        </table:table-row>
        <table:table-row table:style-name="ro1">
          <table:table-cell office:value-type="string">
            <text:p><text:s text:c="3"/>774</text:p>
          </table:table-cell>
          <table:table-cell office:value-type="string">
            <text:p><text:s text:c="3"/>2626</text:p>
          </table:table-cell>
          <table:table-cell office:value-type="string">
            <text:p><text:s text:c="3"/>6226</text:p>
          </table:table-cell>
          <table:table-cell office:value-type="string">
            <text:p><text:s text:c="5"/>34</text:p>
          </table:table-cell>
          <table:table-cell table:formula="of:=[.B779]/1" office:value-type="float" office:value="2626">
            <text:p>2626</text:p>
          </table:table-cell>
          <table:table-cell table:formula="of:=[.C779]/1" office:value-type="float" office:value="6226">
            <text:p>6226</text:p>
          </table:table-cell>
          <table:table-cell table:formula="of:=[.G$1]+[.E779]*([.G$2]+[.E779]*([.G$3]+[.G$4]*[.E779]))" office:value-type="float" office:value="6260.07464451717">
            <text:p>6260.075</text:p>
          </table:table-cell>
          <table:table-cell table:formula="of:=[.F779]-[.G779]" office:value-type="float" office:value="-34.0746445171699">
            <text:p>-34.075</text:p>
          </table:table-cell>
          <table:table-cell table:formula="of:=INT([.I$4]*[.E779]*([.J$3]/[.J$4])+[.I$3])" office:value-type="float" office:value="184043621">
            <text:p>184043621</text:p>
          </table:table-cell>
          <table:table-cell table:formula="of:=INT([.I779]*[.E779]*([.J$2]/[.J$3]))+[.I$2]" office:value-type="float" office:value="-1874221">
            <text:p>-1874221</text:p>
          </table:table-cell>
          <table:table-cell table:formula="of:=[.J779]*[.E779]*(1/[.J$2])+[.I$1]" office:value-type="float" office:value="6259.59394454956">
            <text:p>6260</text:p>
          </table:table-cell>
          <table:table-cell table:formula="of:=[.F779]-[.K779]" office:value-type="float" office:value="-33.5939445495605">
            <text:p>-34</text:p>
          </table:table-cell>
        </table:table-row>
        <table:table-row table:style-name="ro1">
          <table:table-cell office:value-type="string">
            <text:p><text:s text:c="3"/>775</text:p>
          </table:table-cell>
          <table:table-cell office:value-type="string">
            <text:p><text:s text:c="3"/>2628</text:p>
          </table:table-cell>
          <table:table-cell office:value-type="string">
            <text:p><text:s text:c="3"/>6237</text:p>
          </table:table-cell>
          <table:table-cell office:value-type="string">
            <text:p><text:s text:c="5"/>25</text:p>
          </table:table-cell>
          <table:table-cell table:formula="of:=[.B780]/1" office:value-type="float" office:value="2628">
            <text:p>2628</text:p>
          </table:table-cell>
          <table:table-cell table:formula="of:=[.C780]/1" office:value-type="float" office:value="6237">
            <text:p>6237</text:p>
          </table:table-cell>
          <table:table-cell table:formula="of:=[.G$1]+[.E780]*([.G$2]+[.E780]*([.G$3]+[.G$4]*[.E780]))" office:value-type="float" office:value="6267.92845606517">
            <text:p>6267.928</text:p>
          </table:table-cell>
          <table:table-cell table:formula="of:=[.F780]-[.G780]" office:value-type="float" office:value="-30.9284560651722">
            <text:p>-30.928</text:p>
          </table:table-cell>
          <table:table-cell table:formula="of:=INT([.I$4]*[.E780]*([.J$3]/[.J$4])+[.I$3])" office:value-type="float" office:value="184052843">
            <text:p>184052843</text:p>
          </table:table-cell>
          <table:table-cell table:formula="of:=INT([.I780]*[.E780]*([.J$2]/[.J$3]))+[.I$2]" office:value-type="float" office:value="-1871228">
            <text:p>-1871228</text:p>
          </table:table-cell>
          <table:table-cell table:formula="of:=[.J780]*[.E780]*(1/[.J$2])+[.I$1]" office:value-type="float" office:value="6267.44680786133">
            <text:p>6267</text:p>
          </table:table-cell>
          <table:table-cell table:formula="of:=[.F780]-[.K780]" office:value-type="float" office:value="-30.4468078613281">
            <text:p>-30</text:p>
          </table:table-cell>
        </table:table-row>
        <table:table-row table:style-name="ro1">
          <table:table-cell office:value-type="string">
            <text:p><text:s text:c="3"/>776</text:p>
          </table:table-cell>
          <table:table-cell office:value-type="string">
            <text:p><text:s text:c="3"/>2630</text:p>
          </table:table-cell>
          <table:table-cell office:value-type="string">
            <text:p><text:s text:c="3"/>6248</text:p>
          </table:table-cell>
          <table:table-cell office:value-type="string">
            <text:p><text:s text:c="5"/>25</text:p>
          </table:table-cell>
          <table:table-cell table:formula="of:=[.B781]/1" office:value-type="float" office:value="2630">
            <text:p>2630</text:p>
          </table:table-cell>
          <table:table-cell table:formula="of:=[.C781]/1" office:value-type="float" office:value="6248">
            <text:p>6248</text:p>
          </table:table-cell>
          <table:table-cell table:formula="of:=[.G$1]+[.E781]*([.G$2]+[.E781]*([.G$3]+[.G$4]*[.E781]))" office:value-type="float" office:value="6275.80651560935">
            <text:p>6275.807</text:p>
          </table:table-cell>
          <table:table-cell table:formula="of:=[.F781]-[.G781]" office:value-type="float" office:value="-27.8065156093526">
            <text:p>-27.807</text:p>
          </table:table-cell>
          <table:table-cell table:formula="of:=INT([.I$4]*[.E781]*([.J$3]/[.J$4])+[.I$3])" office:value-type="float" office:value="184062065">
            <text:p>184062065</text:p>
          </table:table-cell>
          <table:table-cell table:formula="of:=INT([.I781]*[.E781]*([.J$2]/[.J$3]))+[.I$2]" office:value-type="float" office:value="-1868235">
            <text:p>-1868235</text:p>
          </table:table-cell>
          <table:table-cell table:formula="of:=[.J781]*[.E781]*(1/[.J$2])+[.I$1]" office:value-type="float" office:value="6275.32250595093">
            <text:p>6275</text:p>
          </table:table-cell>
          <table:table-cell table:formula="of:=[.F781]-[.K781]" office:value-type="float" office:value="-27.3225059509277">
            <text:p>-27</text:p>
          </table:table-cell>
        </table:table-row>
        <table:table-row table:style-name="ro1">
          <table:table-cell office:value-type="string">
            <text:p><text:s text:c="3"/>777</text:p>
          </table:table-cell>
          <table:table-cell office:value-type="string">
            <text:p><text:s text:c="3"/>2632</text:p>
          </table:table-cell>
          <table:table-cell office:value-type="string">
            <text:p><text:s text:c="3"/>6258</text:p>
          </table:table-cell>
          <table:table-cell office:value-type="string">
            <text:p><text:s text:c="5"/>23</text:p>
          </table:table-cell>
          <table:table-cell table:formula="of:=[.B782]/1" office:value-type="float" office:value="2632">
            <text:p>2632</text:p>
          </table:table-cell>
          <table:table-cell table:formula="of:=[.C782]/1" office:value-type="float" office:value="6258">
            <text:p>6258</text:p>
          </table:table-cell>
          <table:table-cell table:formula="of:=[.G$1]+[.E782]*([.G$2]+[.E782]*([.G$3]+[.G$4]*[.E782]))" office:value-type="float" office:value="6283.70882637052">
            <text:p>6283.709</text:p>
          </table:table-cell>
          <table:table-cell table:formula="of:=[.F782]-[.G782]" office:value-type="float" office:value="-25.7088263705155">
            <text:p>-25.709</text:p>
          </table:table-cell>
          <table:table-cell table:formula="of:=INT([.I$4]*[.E782]*([.J$3]/[.J$4])+[.I$3])" office:value-type="float" office:value="184071287">
            <text:p>184071287</text:p>
          </table:table-cell>
          <table:table-cell table:formula="of:=INT([.I782]*[.E782]*([.J$2]/[.J$3]))+[.I$2]" office:value-type="float" office:value="-1865241">
            <text:p>-1865241</text:p>
          </table:table-cell>
          <table:table-cell table:formula="of:=[.J782]*[.E782]*(1/[.J$2])+[.I$1]" office:value-type="float" office:value="6283.22605895996">
            <text:p>6283</text:p>
          </table:table-cell>
          <table:table-cell table:formula="of:=[.F782]-[.K782]" office:value-type="float" office:value="-25.2260589599609">
            <text:p>-25</text:p>
          </table:table-cell>
        </table:table-row>
        <table:table-row table:style-name="ro1">
          <table:table-cell office:value-type="string">
            <text:p><text:s text:c="3"/>778</text:p>
          </table:table-cell>
          <table:table-cell office:value-type="string">
            <text:p><text:s text:c="3"/>2635</text:p>
          </table:table-cell>
          <table:table-cell office:value-type="string">
            <text:p><text:s text:c="3"/>6265</text:p>
          </table:table-cell>
          <table:table-cell office:value-type="string">
            <text:p><text:s text:c="5"/>30</text:p>
          </table:table-cell>
          <table:table-cell table:formula="of:=[.B783]/1" office:value-type="float" office:value="2635">
            <text:p>2635</text:p>
          </table:table-cell>
          <table:table-cell table:formula="of:=[.C783]/1" office:value-type="float" office:value="6265">
            <text:p>6265</text:p>
          </table:table-cell>
          <table:table-cell table:formula="of:=[.G$1]+[.E783]*([.G$2]+[.E783]*([.G$3]+[.G$4]*[.E783]))" office:value-type="float" office:value="6295.60777058959">
            <text:p>6295.608</text:p>
          </table:table-cell>
          <table:table-cell table:formula="of:=[.F783]-[.G783]" office:value-type="float" office:value="-30.6077705895877">
            <text:p>-30.608</text:p>
          </table:table-cell>
          <table:table-cell table:formula="of:=INT([.I$4]*[.E783]*([.J$3]/[.J$4])+[.I$3])" office:value-type="float" office:value="184085120">
            <text:p>184085120</text:p>
          </table:table-cell>
          <table:table-cell table:formula="of:=INT([.I783]*[.E783]*([.J$2]/[.J$3]))+[.I$2]" office:value-type="float" office:value="-1860750">
            <text:p>-1860750</text:p>
          </table:table-cell>
          <table:table-cell table:formula="of:=[.J783]*[.E783]*(1/[.J$2])+[.I$1]" office:value-type="float" office:value="6295.12421798706">
            <text:p>6295</text:p>
          </table:table-cell>
          <table:table-cell table:formula="of:=[.F783]-[.K783]" office:value-type="float" office:value="-30.1242179870605">
            <text:p>-30</text:p>
          </table:table-cell>
        </table:table-row>
        <table:table-row table:style-name="ro1">
          <table:table-cell office:value-type="string">
            <text:p><text:s text:c="3"/>779</text:p>
          </table:table-cell>
          <table:table-cell office:value-type="string">
            <text:p><text:s text:c="3"/>2639</text:p>
          </table:table-cell>
          <table:table-cell office:value-type="string">
            <text:p><text:s text:c="3"/>6281</text:p>
          </table:table-cell>
          <table:table-cell office:value-type="string">
            <text:p><text:s text:c="5"/>27</text:p>
          </table:table-cell>
          <table:table-cell table:formula="of:=[.B784]/1" office:value-type="float" office:value="2639">
            <text:p>2639</text:p>
          </table:table-cell>
          <table:table-cell table:formula="of:=[.C784]/1" office:value-type="float" office:value="6281">
            <text:p>6281</text:p>
          </table:table-cell>
          <table:table-cell table:formula="of:=[.G$1]+[.E784]*([.G$2]+[.E784]*([.G$3]+[.G$4]*[.E784]))" office:value-type="float" office:value="6311.55793886858">
            <text:p>6311.558</text:p>
          </table:table-cell>
          <table:table-cell table:formula="of:=[.F784]-[.G784]" office:value-type="float" office:value="-30.5579388685837">
            <text:p>-30.558</text:p>
          </table:table-cell>
          <table:table-cell table:formula="of:=INT([.I$4]*[.E784]*([.J$3]/[.J$4])+[.I$3])" office:value-type="float" office:value="184103564">
            <text:p>184103564</text:p>
          </table:table-cell>
          <table:table-cell table:formula="of:=INT([.I784]*[.E784]*([.J$2]/[.J$3]))+[.I$2]" office:value-type="float" office:value="-1854760">
            <text:p>-1854760</text:p>
          </table:table-cell>
          <table:table-cell table:formula="of:=[.J784]*[.E784]*(1/[.J$2])+[.I$1]" office:value-type="float" office:value="6311.07844543457">
            <text:p>6311</text:p>
          </table:table-cell>
          <table:table-cell table:formula="of:=[.F784]-[.K784]" office:value-type="float" office:value="-30.0784454345703">
            <text:p>-30</text:p>
          </table:table-cell>
        </table:table-row>
        <table:table-row table:style-name="ro1">
          <table:table-cell office:value-type="string">
            <text:p><text:s text:c="3"/>780</text:p>
          </table:table-cell>
          <table:table-cell office:value-type="string">
            <text:p><text:s text:c="3"/>2642</text:p>
          </table:table-cell>
          <table:table-cell office:value-type="string">
            <text:p><text:s text:c="3"/>6290</text:p>
          </table:table-cell>
          <table:table-cell office:value-type="string">
            <text:p><text:s text:c="5"/>19</text:p>
          </table:table-cell>
          <table:table-cell table:formula="of:=[.B785]/1" office:value-type="float" office:value="2642">
            <text:p>2642</text:p>
          </table:table-cell>
          <table:table-cell table:formula="of:=[.C785]/1" office:value-type="float" office:value="6290">
            <text:p>6290</text:p>
          </table:table-cell>
          <table:table-cell table:formula="of:=[.G$1]+[.E785]*([.G$2]+[.E785]*([.G$3]+[.G$4]*[.E785]))" office:value-type="float" office:value="6323.584261159">
            <text:p>6323.584</text:p>
          </table:table-cell>
          <table:table-cell table:formula="of:=[.F785]-[.G785]" office:value-type="float" office:value="-33.5842611590015">
            <text:p>-33.584</text:p>
          </table:table-cell>
          <table:table-cell table:formula="of:=INT([.I$4]*[.E785]*([.J$3]/[.J$4])+[.I$3])" office:value-type="float" office:value="184117398">
            <text:p>184117398</text:p>
          </table:table-cell>
          <table:table-cell table:formula="of:=INT([.I785]*[.E785]*([.J$2]/[.J$3]))+[.I$2]" office:value-type="float" office:value="-1850268">
            <text:p>-1850268</text:p>
          </table:table-cell>
          <table:table-cell table:formula="of:=[.J785]*[.E785]*(1/[.J$2])+[.I$1]" office:value-type="float" office:value="6323.10157775879">
            <text:p>6323</text:p>
          </table:table-cell>
          <table:table-cell table:formula="of:=[.F785]-[.K785]" office:value-type="float" office:value="-33.1015777587891">
            <text:p>-33</text:p>
          </table:table-cell>
        </table:table-row>
        <table:table-row table:style-name="ro1">
          <table:table-cell office:value-type="string">
            <text:p><text:s text:c="3"/>781</text:p>
          </table:table-cell>
          <table:table-cell office:value-type="string">
            <text:p><text:s text:c="3"/>2644</text:p>
          </table:table-cell>
          <table:table-cell office:value-type="string">
            <text:p><text:s text:c="3"/>6300</text:p>
          </table:table-cell>
          <table:table-cell office:value-type="string">
            <text:p><text:s text:c="5"/>27</text:p>
          </table:table-cell>
          <table:table-cell table:formula="of:=[.B786]/1" office:value-type="float" office:value="2644">
            <text:p>2644</text:p>
          </table:table-cell>
          <table:table-cell table:formula="of:=[.C786]/1" office:value-type="float" office:value="6300">
            <text:p>6300</text:p>
          </table:table-cell>
          <table:table-cell table:formula="of:=[.G$1]+[.E786]*([.G$2]+[.E786]*([.G$3]+[.G$4]*[.E786]))" office:value-type="float" office:value="6331.63214685884">
            <text:p>6331.632</text:p>
          </table:table-cell>
          <table:table-cell table:formula="of:=[.F786]-[.G786]" office:value-type="float" office:value="-31.6321468588412">
            <text:p>-31.632</text:p>
          </table:table-cell>
          <table:table-cell table:formula="of:=INT([.I$4]*[.E786]*([.J$3]/[.J$4])+[.I$3])" office:value-type="float" office:value="184126620">
            <text:p>184126620</text:p>
          </table:table-cell>
          <table:table-cell table:formula="of:=INT([.I786]*[.E786]*([.J$2]/[.J$3]))+[.I$2]" office:value-type="float" office:value="-1847272">
            <text:p>-1847272</text:p>
          </table:table-cell>
          <table:table-cell table:formula="of:=[.J786]*[.E786]*(1/[.J$2])+[.I$1]" office:value-type="float" office:value="6331.15228271484">
            <text:p>6331</text:p>
          </table:table-cell>
          <table:table-cell table:formula="of:=[.F786]-[.K786]" office:value-type="float" office:value="-31.1522827148437">
            <text:p>-31</text:p>
          </table:table-cell>
        </table:table-row>
        <table:table-row table:style-name="ro1">
          <table:table-cell office:value-type="string">
            <text:p><text:s text:c="3"/>782</text:p>
          </table:table-cell>
          <table:table-cell office:value-type="string">
            <text:p><text:s text:c="3"/>2646</text:p>
          </table:table-cell>
          <table:table-cell office:value-type="string">
            <text:p><text:s text:c="3"/>6310</text:p>
          </table:table-cell>
          <table:table-cell office:value-type="string">
            <text:p><text:s text:c="5"/>24</text:p>
          </table:table-cell>
          <table:table-cell table:formula="of:=[.B787]/1" office:value-type="float" office:value="2646">
            <text:p>2646</text:p>
          </table:table-cell>
          <table:table-cell table:formula="of:=[.C787]/1" office:value-type="float" office:value="6310">
            <text:p>6310</text:p>
          </table:table-cell>
          <table:table-cell table:formula="of:=[.G$1]+[.E787]*([.G$2]+[.E787]*([.G$3]+[.G$4]*[.E787]))" office:value-type="float" office:value="6339.70430632125">
            <text:p>6339.704</text:p>
          </table:table-cell>
          <table:table-cell table:formula="of:=[.F787]-[.G787]" office:value-type="float" office:value="-29.7043063212532">
            <text:p>-29.704</text:p>
          </table:table-cell>
          <table:table-cell table:formula="of:=INT([.I$4]*[.E787]*([.J$3]/[.J$4])+[.I$3])" office:value-type="float" office:value="184135842">
            <text:p>184135842</text:p>
          </table:table-cell>
          <table:table-cell table:formula="of:=INT([.I787]*[.E787]*([.J$2]/[.J$3]))+[.I$2]" office:value-type="float" office:value="-1844277">
            <text:p>-1844277</text:p>
          </table:table-cell>
          <table:table-cell table:formula="of:=[.J787]*[.E787]*(1/[.J$2])+[.I$1]" office:value-type="float" office:value="6339.22079849243">
            <text:p>6339</text:p>
          </table:table-cell>
          <table:table-cell table:formula="of:=[.F787]-[.K787]" office:value-type="float" office:value="-29.2207984924316">
            <text:p>-29</text:p>
          </table:table-cell>
        </table:table-row>
        <table:table-row table:style-name="ro1">
          <table:table-cell office:value-type="string">
            <text:p><text:s text:c="3"/>783</text:p>
          </table:table-cell>
          <table:table-cell office:value-type="string">
            <text:p><text:s text:c="3"/>2650</text:p>
          </table:table-cell>
          <table:table-cell office:value-type="string">
            <text:p><text:s text:c="3"/>6322</text:p>
          </table:table-cell>
          <table:table-cell office:value-type="string">
            <text:p><text:s text:c="5"/>19</text:p>
          </table:table-cell>
          <table:table-cell table:formula="of:=[.B788]/1" office:value-type="float" office:value="2650">
            <text:p>2650</text:p>
          </table:table-cell>
          <table:table-cell table:formula="of:=[.C788]/1" office:value-type="float" office:value="6322">
            <text:p>6322</text:p>
          </table:table-cell>
          <table:table-cell table:formula="of:=[.G$1]+[.E788]*([.G$2]+[.E788]*([.G$3]+[.G$4]*[.E788]))" office:value-type="float" office:value="6355.92145941702">
            <text:p>6355.921</text:p>
          </table:table-cell>
          <table:table-cell table:formula="of:=[.F788]-[.G788]" office:value-type="float" office:value="-33.9214594170189">
            <text:p>-33.921</text:p>
          </table:table-cell>
          <table:table-cell table:formula="of:=INT([.I$4]*[.E788]*([.J$3]/[.J$4])+[.I$3])" office:value-type="float" office:value="184154286">
            <text:p>184154286</text:p>
          </table:table-cell>
          <table:table-cell table:formula="of:=INT([.I788]*[.E788]*([.J$2]/[.J$3]))+[.I$2]" office:value-type="float" office:value="-1838284">
            <text:p>-1838284</text:p>
          </table:table-cell>
          <table:table-cell table:formula="of:=[.J788]*[.E788]*(1/[.J$2])+[.I$1]" office:value-type="float" office:value="6355.4415435791">
            <text:p>6355</text:p>
          </table:table-cell>
          <table:table-cell table:formula="of:=[.F788]-[.K788]" office:value-type="float" office:value="-33.4415435791016">
            <text:p>-33</text:p>
          </table:table-cell>
        </table:table-row>
        <table:table-row table:style-name="ro1">
          <table:table-cell office:value-type="string">
            <text:p><text:s text:c="3"/>784</text:p>
          </table:table-cell>
          <table:table-cell office:value-type="string">
            <text:p><text:s text:c="3"/>2651</text:p>
          </table:table-cell>
          <table:table-cell office:value-type="string">
            <text:p><text:s text:c="3"/>6331</text:p>
          </table:table-cell>
          <table:table-cell office:value-type="string">
            <text:p><text:s text:c="5"/>20</text:p>
          </table:table-cell>
          <table:table-cell table:formula="of:=[.B789]/1" office:value-type="float" office:value="2651">
            <text:p>2651</text:p>
          </table:table-cell>
          <table:table-cell table:formula="of:=[.C789]/1" office:value-type="float" office:value="6331">
            <text:p>6331</text:p>
          </table:table-cell>
          <table:table-cell table:formula="of:=[.G$1]+[.E789]*([.G$2]+[.E789]*([.G$3]+[.G$4]*[.E789]))" office:value-type="float" office:value="6359.99092382507">
            <text:p>6359.991</text:p>
          </table:table-cell>
          <table:table-cell table:formula="of:=[.F789]-[.G789]" office:value-type="float" office:value="-28.990923825073">
            <text:p>-28.991</text:p>
          </table:table-cell>
          <table:table-cell table:formula="of:=INT([.I$4]*[.E789]*([.J$3]/[.J$4])+[.I$3])" office:value-type="float" office:value="184158897">
            <text:p>184158897</text:p>
          </table:table-cell>
          <table:table-cell table:formula="of:=INT([.I789]*[.E789]*([.J$2]/[.J$3]))+[.I$2]" office:value-type="float" office:value="-1836786">
            <text:p>-1836786</text:p>
          </table:table-cell>
          <table:table-cell table:formula="of:=[.J789]*[.E789]*(1/[.J$2])+[.I$1]" office:value-type="float" office:value="6359.50975418091">
            <text:p>6360</text:p>
          </table:table-cell>
          <table:table-cell table:formula="of:=[.F789]-[.K789]" office:value-type="float" office:value="-28.5097541809082">
            <text:p>-29</text:p>
          </table:table-cell>
        </table:table-row>
        <table:table-row table:style-name="ro1">
          <table:table-cell office:value-type="string">
            <text:p><text:s text:c="3"/>785</text:p>
          </table:table-cell>
          <table:table-cell office:value-type="string">
            <text:p><text:s text:c="3"/>2655</text:p>
          </table:table-cell>
          <table:table-cell office:value-type="string">
            <text:p><text:s text:c="3"/>6338</text:p>
          </table:table-cell>
          <table:table-cell office:value-type="string">
            <text:p><text:s text:c="5"/>18</text:p>
          </table:table-cell>
          <table:table-cell table:formula="of:=[.B790]/1" office:value-type="float" office:value="2655">
            <text:p>2655</text:p>
          </table:table-cell>
          <table:table-cell table:formula="of:=[.C790]/1" office:value-type="float" office:value="6338">
            <text:p>6338</text:p>
          </table:table-cell>
          <table:table-cell table:formula="of:=[.G$1]+[.E790]*([.G$2]+[.E790]*([.G$3]+[.G$4]*[.E790]))" office:value-type="float" office:value="6376.32949807173">
            <text:p>6376.329</text:p>
          </table:table-cell>
          <table:table-cell table:formula="of:=[.F790]-[.G790]" office:value-type="float" office:value="-38.3294980717346">
            <text:p>-38.329</text:p>
          </table:table-cell>
          <table:table-cell table:formula="of:=INT([.I$4]*[.E790]*([.J$3]/[.J$4])+[.I$3])" office:value-type="float" office:value="184177341">
            <text:p>184177341</text:p>
          </table:table-cell>
          <table:table-cell table:formula="of:=INT([.I790]*[.E790]*([.J$2]/[.J$3]))+[.I$2]" office:value-type="float" office:value="-1830792">
            <text:p>-1830792</text:p>
          </table:table-cell>
          <table:table-cell table:formula="of:=[.J790]*[.E790]*(1/[.J$2])+[.I$1]" office:value-type="float" office:value="6375.84986877441">
            <text:p>6376</text:p>
          </table:table-cell>
          <table:table-cell table:formula="of:=[.F790]-[.K790]" office:value-type="float" office:value="-37.8498687744141">
            <text:p>-38</text:p>
          </table:table-cell>
        </table:table-row>
        <table:table-row table:style-name="ro1">
          <table:table-cell office:value-type="string">
            <text:p><text:s text:c="3"/>786</text:p>
          </table:table-cell>
          <table:table-cell office:value-type="string">
            <text:p><text:s text:c="3"/>2657</text:p>
          </table:table-cell>
          <table:table-cell office:value-type="string">
            <text:p><text:s text:c="3"/>6351</text:p>
          </table:table-cell>
          <table:table-cell office:value-type="string">
            <text:p><text:s text:c="5"/>21</text:p>
          </table:table-cell>
          <table:table-cell table:formula="of:=[.B791]/1" office:value-type="float" office:value="2657">
            <text:p>2657</text:p>
          </table:table-cell>
          <table:table-cell table:formula="of:=[.C791]/1" office:value-type="float" office:value="6351">
            <text:p>6351</text:p>
          </table:table-cell>
          <table:table-cell table:formula="of:=[.G$1]+[.E791]*([.G$2]+[.E791]*([.G$3]+[.G$4]*[.E791]))" office:value-type="float" office:value="6384.53522080014">
            <text:p>6384.535</text:p>
          </table:table-cell>
          <table:table-cell table:formula="of:=[.F791]-[.G791]" office:value-type="float" office:value="-33.535220800135">
            <text:p>-33.535</text:p>
          </table:table-cell>
          <table:table-cell table:formula="of:=INT([.I$4]*[.E791]*([.J$3]/[.J$4])+[.I$3])" office:value-type="float" office:value="184186564">
            <text:p>184186564</text:p>
          </table:table-cell>
          <table:table-cell table:formula="of:=INT([.I791]*[.E791]*([.J$2]/[.J$3]))+[.I$2]" office:value-type="float" office:value="-1827795">
            <text:p>-1827795</text:p>
          </table:table-cell>
          <table:table-cell table:formula="of:=[.J791]*[.E791]*(1/[.J$2])+[.I$1]" office:value-type="float" office:value="6384.05422401428">
            <text:p>6384</text:p>
          </table:table-cell>
          <table:table-cell table:formula="of:=[.F791]-[.K791]" office:value-type="float" office:value="-33.0542240142822">
            <text:p>-33</text:p>
          </table:table-cell>
        </table:table-row>
        <table:table-row table:style-name="ro1">
          <table:table-cell office:value-type="string">
            <text:p><text:s text:c="3"/>787</text:p>
          </table:table-cell>
          <table:table-cell office:value-type="string">
            <text:p><text:s text:c="3"/>2660</text:p>
          </table:table-cell>
          <table:table-cell office:value-type="string">
            <text:p><text:s text:c="3"/>6365</text:p>
          </table:table-cell>
          <table:table-cell office:value-type="string">
            <text:p><text:s text:c="5"/>25</text:p>
          </table:table-cell>
          <table:table-cell table:formula="of:=[.B792]/1" office:value-type="float" office:value="2660">
            <text:p>2660</text:p>
          </table:table-cell>
          <table:table-cell table:formula="of:=[.C792]/1" office:value-type="float" office:value="6365">
            <text:p>6365</text:p>
          </table:table-cell>
          <table:table-cell table:formula="of:=[.G$1]+[.E792]*([.G$2]+[.E792]*([.G$3]+[.G$4]*[.E792]))" office:value-type="float" office:value="6396.88935845757">
            <text:p>6396.889</text:p>
          </table:table-cell>
          <table:table-cell table:formula="of:=[.F792]-[.G792]" office:value-type="float" office:value="-31.889358457569">
            <text:p>-31.889</text:p>
          </table:table-cell>
          <table:table-cell table:formula="of:=INT([.I$4]*[.E792]*([.J$3]/[.J$4])+[.I$3])" office:value-type="float" office:value="184200397">
            <text:p>184200397</text:p>
          </table:table-cell>
          <table:table-cell table:formula="of:=INT([.I792]*[.E792]*([.J$2]/[.J$3]))+[.I$2]" office:value-type="float" office:value="-1823299">
            <text:p>-1823299</text:p>
          </table:table-cell>
          <table:table-cell table:formula="of:=[.J792]*[.E792]*(1/[.J$2])+[.I$1]" office:value-type="float" office:value="6396.40616607666">
            <text:p>6396</text:p>
          </table:table-cell>
          <table:table-cell table:formula="of:=[.F792]-[.K792]" office:value-type="float" office:value="-31.4061660766602">
            <text:p>-31</text:p>
          </table:table-cell>
        </table:table-row>
        <table:table-row table:style-name="ro1">
          <table:table-cell office:value-type="string">
            <text:p><text:s text:c="3"/>788</text:p>
          </table:table-cell>
          <table:table-cell office:value-type="string">
            <text:p><text:s text:c="3"/>2662</text:p>
          </table:table-cell>
          <table:table-cell office:value-type="string">
            <text:p><text:s text:c="3"/>6374</text:p>
          </table:table-cell>
          <table:table-cell office:value-type="string">
            <text:p><text:s text:c="5"/>24</text:p>
          </table:table-cell>
          <table:table-cell table:formula="of:=[.B793]/1" office:value-type="float" office:value="2662">
            <text:p>2662</text:p>
          </table:table-cell>
          <table:table-cell table:formula="of:=[.C793]/1" office:value-type="float" office:value="6374">
            <text:p>6374</text:p>
          </table:table-cell>
          <table:table-cell table:formula="of:=[.G$1]+[.E793]*([.G$2]+[.E793]*([.G$3]+[.G$4]*[.E793]))" office:value-type="float" office:value="6405.15582396942">
            <text:p>6405.156</text:p>
          </table:table-cell>
          <table:table-cell table:formula="of:=[.F793]-[.G793]" office:value-type="float" office:value="-31.1558239694186">
            <text:p>-31.156</text:p>
          </table:table-cell>
          <table:table-cell table:formula="of:=INT([.I$4]*[.E793]*([.J$3]/[.J$4])+[.I$3])" office:value-type="float" office:value="184209619">
            <text:p>184209619</text:p>
          </table:table-cell>
          <table:table-cell table:formula="of:=INT([.I793]*[.E793]*([.J$2]/[.J$3]))+[.I$2]" office:value-type="float" office:value="-1820301">
            <text:p>-1820301</text:p>
          </table:table-cell>
          <table:table-cell table:formula="of:=[.J793]*[.E793]*(1/[.J$2])+[.I$1]" office:value-type="float" office:value="6404.67276382446">
            <text:p>6405</text:p>
          </table:table-cell>
          <table:table-cell table:formula="of:=[.F793]-[.K793]" office:value-type="float" office:value="-30.6727638244629">
            <text:p>-31</text:p>
          </table:table-cell>
        </table:table-row>
        <table:table-row table:style-name="ro1">
          <table:table-cell office:value-type="string">
            <text:p><text:s text:c="3"/>789</text:p>
          </table:table-cell>
          <table:table-cell office:value-type="string">
            <text:p><text:s text:c="3"/>2666</text:p>
          </table:table-cell>
          <table:table-cell office:value-type="string">
            <text:p><text:s text:c="3"/>6387</text:p>
          </table:table-cell>
          <table:table-cell office:value-type="string">
            <text:p><text:s text:c="5"/>24</text:p>
          </table:table-cell>
          <table:table-cell table:formula="of:=[.B794]/1" office:value-type="float" office:value="2666">
            <text:p>2666</text:p>
          </table:table-cell>
          <table:table-cell table:formula="of:=[.C794]/1" office:value-type="float" office:value="6387">
            <text:p>6387</text:p>
          </table:table-cell>
          <table:table-cell table:formula="of:=[.G$1]+[.E794]*([.G$2]+[.E794]*([.G$3]+[.G$4]*[.E794]))" office:value-type="float" office:value="6421.76166646325">
            <text:p>6421.762</text:p>
          </table:table-cell>
          <table:table-cell table:formula="of:=[.F794]-[.G794]" office:value-type="float" office:value="-34.7616664632533">
            <text:p>-34.762</text:p>
          </table:table-cell>
          <table:table-cell table:formula="of:=INT([.I$4]*[.E794]*([.J$3]/[.J$4])+[.I$3])" office:value-type="float" office:value="184228063">
            <text:p>184228063</text:p>
          </table:table-cell>
          <table:table-cell table:formula="of:=INT([.I794]*[.E794]*([.J$2]/[.J$3]))+[.I$2]" office:value-type="float" office:value="-1814304">
            <text:p>-1814304</text:p>
          </table:table-cell>
          <table:table-cell table:formula="of:=[.J794]*[.E794]*(1/[.J$2])+[.I$1]" office:value-type="float" office:value="6421.27966308594">
            <text:p>6421</text:p>
          </table:table-cell>
          <table:table-cell table:formula="of:=[.F794]-[.K794]" office:value-type="float" office:value="-34.2796630859375">
            <text:p>-34</text:p>
          </table:table-cell>
        </table:table-row>
        <table:table-row table:style-name="ro1">
          <table:table-cell office:value-type="string">
            <text:p><text:s text:c="3"/>790</text:p>
          </table:table-cell>
          <table:table-cell office:value-type="string">
            <text:p><text:s text:c="3"/>2667</text:p>
          </table:table-cell>
          <table:table-cell office:value-type="string">
            <text:p><text:s text:c="3"/>6395</text:p>
          </table:table-cell>
          <table:table-cell office:value-type="string">
            <text:p><text:s text:c="5"/>29</text:p>
          </table:table-cell>
          <table:table-cell table:formula="of:=[.B795]/1" office:value-type="float" office:value="2667">
            <text:p>2667</text:p>
          </table:table-cell>
          <table:table-cell table:formula="of:=[.C795]/1" office:value-type="float" office:value="6395">
            <text:p>6395</text:p>
          </table:table-cell>
          <table:table-cell table:formula="of:=[.G$1]+[.E795]*([.G$2]+[.E795]*([.G$3]+[.G$4]*[.E795]))" office:value-type="float" office:value="6425.92831932482">
            <text:p>6425.928</text:p>
          </table:table-cell>
          <table:table-cell table:formula="of:=[.F795]-[.G795]" office:value-type="float" office:value="-30.9283193248211">
            <text:p>-30.928</text:p>
          </table:table-cell>
          <table:table-cell table:formula="of:=INT([.I$4]*[.E795]*([.J$3]/[.J$4])+[.I$3])" office:value-type="float" office:value="184232674">
            <text:p>184232674</text:p>
          </table:table-cell>
          <table:table-cell table:formula="of:=INT([.I795]*[.E795]*([.J$2]/[.J$3]))+[.I$2]" office:value-type="float" office:value="-1812805">
            <text:p>-1812805</text:p>
          </table:table-cell>
          <table:table-cell table:formula="of:=[.J795]*[.E795]*(1/[.J$2])+[.I$1]" office:value-type="float" office:value="6425.44441413879">
            <text:p>6425</text:p>
          </table:table-cell>
          <table:table-cell table:formula="of:=[.F795]-[.K795]" office:value-type="float" office:value="-30.4444141387939">
            <text:p>-30</text:p>
          </table:table-cell>
        </table:table-row>
        <table:table-row table:style-name="ro1">
          <table:table-cell office:value-type="string">
            <text:p><text:s text:c="3"/>791</text:p>
          </table:table-cell>
          <table:table-cell office:value-type="string">
            <text:p><text:s text:c="3"/>2671</text:p>
          </table:table-cell>
          <table:table-cell office:value-type="string">
            <text:p><text:s text:c="3"/>6408</text:p>
          </table:table-cell>
          <table:table-cell office:value-type="string">
            <text:p><text:s text:c="5"/>27</text:p>
          </table:table-cell>
          <table:table-cell table:formula="of:=[.B796]/1" office:value-type="float" office:value="2671">
            <text:p>2671</text:p>
          </table:table-cell>
          <table:table-cell table:formula="of:=[.C796]/1" office:value-type="float" office:value="6408">
            <text:p>6408</text:p>
          </table:table-cell>
          <table:table-cell table:formula="of:=[.G$1]+[.E796]*([.G$2]+[.E796]*([.G$3]+[.G$4]*[.E796]))" office:value-type="float" office:value="6442.65571180155">
            <text:p>6442.656</text:p>
          </table:table-cell>
          <table:table-cell table:formula="of:=[.F796]-[.G796]" office:value-type="float" office:value="-34.6557118015498">
            <text:p>-34.656</text:p>
          </table:table-cell>
          <table:table-cell table:formula="of:=INT([.I$4]*[.E796]*([.J$3]/[.J$4])+[.I$3])" office:value-type="float" office:value="184251118">
            <text:p>184251118</text:p>
          </table:table-cell>
          <table:table-cell table:formula="of:=INT([.I796]*[.E796]*([.J$2]/[.J$3]))+[.I$2]" office:value-type="float" office:value="-1806806">
            <text:p>-1806806</text:p>
          </table:table-cell>
          <table:table-cell table:formula="of:=[.J796]*[.E796]*(1/[.J$2])+[.I$1]" office:value-type="float" office:value="6442.17588424683">
            <text:p>6442</text:p>
          </table:table-cell>
          <table:table-cell table:formula="of:=[.F796]-[.K796]" office:value-type="float" office:value="-34.1758842468262">
            <text:p>-34</text:p>
          </table:table-cell>
        </table:table-row>
        <table:table-row table:style-name="ro1">
          <table:table-cell office:value-type="string">
            <text:p><text:s text:c="3"/>792</text:p>
          </table:table-cell>
          <table:table-cell office:value-type="string">
            <text:p><text:s text:c="3"/>2673</text:p>
          </table:table-cell>
          <table:table-cell office:value-type="string">
            <text:p><text:s text:c="3"/>6421</text:p>
          </table:table-cell>
          <table:table-cell office:value-type="string">
            <text:p><text:s text:c="5"/>22</text:p>
          </table:table-cell>
          <table:table-cell table:formula="of:=[.B797]/1" office:value-type="float" office:value="2673">
            <text:p>2673</text:p>
          </table:table-cell>
          <table:table-cell table:formula="of:=[.C797]/1" office:value-type="float" office:value="6421">
            <text:p>6421</text:p>
          </table:table-cell>
          <table:table-cell table:formula="of:=[.G$1]+[.E797]*([.G$2]+[.E797]*([.G$3]+[.G$4]*[.E797]))" office:value-type="float" office:value="6451.05588229459">
            <text:p>6451.056</text:p>
          </table:table-cell>
          <table:table-cell table:formula="of:=[.F797]-[.G797]" office:value-type="float" office:value="-30.0558822945859">
            <text:p>-30.056</text:p>
          </table:table-cell>
          <table:table-cell table:formula="of:=INT([.I$4]*[.E797]*([.J$3]/[.J$4])+[.I$3])" office:value-type="float" office:value="184260341">
            <text:p>184260341</text:p>
          </table:table-cell>
          <table:table-cell table:formula="of:=INT([.I797]*[.E797]*([.J$2]/[.J$3]))+[.I$2]" office:value-type="float" office:value="-1803807">
            <text:p>-1803807</text:p>
          </table:table-cell>
          <table:table-cell table:formula="of:=[.J797]*[.E797]*(1/[.J$2])+[.I$1]" office:value-type="float" office:value="6450.57339668274">
            <text:p>6451</text:p>
          </table:table-cell>
          <table:table-cell table:formula="of:=[.F797]-[.K797]" office:value-type="float" office:value="-29.5733966827393">
            <text:p>-30</text:p>
          </table:table-cell>
        </table:table-row>
        <table:table-row table:style-name="ro1">
          <table:table-cell office:value-type="string">
            <text:p><text:s text:c="3"/>793</text:p>
          </table:table-cell>
          <table:table-cell office:value-type="string">
            <text:p><text:s text:c="3"/>2676</text:p>
          </table:table-cell>
          <table:table-cell office:value-type="string">
            <text:p><text:s text:c="3"/>6432</text:p>
          </table:table-cell>
          <table:table-cell office:value-type="string">
            <text:p><text:s text:c="5"/>23</text:p>
          </table:table-cell>
          <table:table-cell table:formula="of:=[.B798]/1" office:value-type="float" office:value="2676">
            <text:p>2676</text:p>
          </table:table-cell>
          <table:table-cell table:formula="of:=[.C798]/1" office:value-type="float" office:value="6432">
            <text:p>6432</text:p>
          </table:table-cell>
          <table:table-cell table:formula="of:=[.G$1]+[.E798]*([.G$2]+[.E798]*([.G$3]+[.G$4]*[.E798]))" office:value-type="float" office:value="6463.70173991097">
            <text:p>6463.702</text:p>
          </table:table-cell>
          <table:table-cell table:formula="of:=[.F798]-[.G798]" office:value-type="float" office:value="-31.70173991097">
            <text:p>-31.702</text:p>
          </table:table-cell>
          <table:table-cell table:formula="of:=INT([.I$4]*[.E798]*([.J$3]/[.J$4])+[.I$3])" office:value-type="float" office:value="184274174">
            <text:p>184274174</text:p>
          </table:table-cell>
          <table:table-cell table:formula="of:=INT([.I798]*[.E798]*([.J$2]/[.J$3]))+[.I$2]" office:value-type="float" office:value="-1799307">
            <text:p>-1799307</text:p>
          </table:table-cell>
          <table:table-cell table:formula="of:=[.J798]*[.E798]*(1/[.J$2])+[.I$1]" office:value-type="float" office:value="6463.22022247314">
            <text:p>6463</text:p>
          </table:table-cell>
          <table:table-cell table:formula="of:=[.F798]-[.K798]" office:value-type="float" office:value="-31.2202224731445">
            <text:p>-31</text:p>
          </table:table-cell>
        </table:table-row>
        <table:table-row table:style-name="ro1">
          <table:table-cell office:value-type="string">
            <text:p><text:s text:c="3"/>794</text:p>
          </table:table-cell>
          <table:table-cell office:value-type="string">
            <text:p><text:s text:c="3"/>2678</text:p>
          </table:table-cell>
          <table:table-cell office:value-type="string">
            <text:p><text:s text:c="3"/>6440</text:p>
          </table:table-cell>
          <table:table-cell office:value-type="string">
            <text:p><text:s text:c="5"/>22</text:p>
          </table:table-cell>
          <table:table-cell table:formula="of:=[.B799]/1" office:value-type="float" office:value="2678">
            <text:p>2678</text:p>
          </table:table-cell>
          <table:table-cell table:formula="of:=[.C799]/1" office:value-type="float" office:value="6440">
            <text:p>6440</text:p>
          </table:table-cell>
          <table:table-cell table:formula="of:=[.G$1]+[.E799]*([.G$2]+[.E799]*([.G$3]+[.G$4]*[.E799]))" office:value-type="float" office:value="6472.16271760345">
            <text:p>6472.163</text:p>
          </table:table-cell>
          <table:table-cell table:formula="of:=[.F799]-[.G799]" office:value-type="float" office:value="-32.1627176034526">
            <text:p>-32.163</text:p>
          </table:table-cell>
          <table:table-cell table:formula="of:=INT([.I$4]*[.E799]*([.J$3]/[.J$4])+[.I$3])" office:value-type="float" office:value="184283396">
            <text:p>184283396</text:p>
          </table:table-cell>
          <table:table-cell table:formula="of:=INT([.I799]*[.E799]*([.J$2]/[.J$3]))+[.I$2]" office:value-type="float" office:value="-1796307">
            <text:p>-1796307</text:p>
          </table:table-cell>
          <table:table-cell table:formula="of:=[.J799]*[.E799]*(1/[.J$2])+[.I$1]" office:value-type="float" office:value="6471.68004989624">
            <text:p>6472</text:p>
          </table:table-cell>
          <table:table-cell table:formula="of:=[.F799]-[.K799]" office:value-type="float" office:value="-31.6800498962402">
            <text:p>-32</text:p>
          </table:table-cell>
        </table:table-row>
        <table:table-row table:style-name="ro1">
          <table:table-cell office:value-type="string">
            <text:p><text:s text:c="3"/>795</text:p>
          </table:table-cell>
          <table:table-cell office:value-type="string">
            <text:p><text:s text:c="3"/>2682</text:p>
          </table:table-cell>
          <table:table-cell office:value-type="string">
            <text:p><text:s text:c="3"/>6452</text:p>
          </table:table-cell>
          <table:table-cell office:value-type="string">
            <text:p><text:s text:c="5"/>27</text:p>
          </table:table-cell>
          <table:table-cell table:formula="of:=[.B800]/1" office:value-type="float" office:value="2682">
            <text:p>2682</text:p>
          </table:table-cell>
          <table:table-cell table:formula="of:=[.C800]/1" office:value-type="float" office:value="6452">
            <text:p>6452</text:p>
          </table:table-cell>
          <table:table-cell table:formula="of:=[.G$1]+[.E800]*([.G$2]+[.E800]*([.G$3]+[.G$4]*[.E800]))" office:value-type="float" office:value="6489.15766175775">
            <text:p>6489.158</text:p>
          </table:table-cell>
          <table:table-cell table:formula="of:=[.F800]-[.G800]" office:value-type="float" office:value="-37.1576617577502">
            <text:p>-37.158</text:p>
          </table:table-cell>
          <table:table-cell table:formula="of:=INT([.I$4]*[.E800]*([.J$3]/[.J$4])+[.I$3])" office:value-type="float" office:value="184301840">
            <text:p>184301840</text:p>
          </table:table-cell>
          <table:table-cell table:formula="of:=INT([.I800]*[.E800]*([.J$2]/[.J$3]))+[.I$2]" office:value-type="float" office:value="-1790306">
            <text:p>-1790306</text:p>
          </table:table-cell>
          <table:table-cell table:formula="of:=[.J800]*[.E800]*(1/[.J$2])+[.I$1]" office:value-type="float" office:value="6488.67348480225">
            <text:p>6489</text:p>
          </table:table-cell>
          <table:table-cell table:formula="of:=[.F800]-[.K800]" office:value-type="float" office:value="-36.6734848022461">
            <text:p>-37</text:p>
          </table:table-cell>
        </table:table-row>
        <table:table-row table:style-name="ro1">
          <table:table-cell office:value-type="string">
            <text:p><text:s text:c="3"/>796</text:p>
          </table:table-cell>
          <table:table-cell office:value-type="string">
            <text:p><text:s text:c="3"/>2683</text:p>
          </table:table-cell>
          <table:table-cell office:value-type="string">
            <text:p><text:s text:c="3"/>6462</text:p>
          </table:table-cell>
          <table:table-cell office:value-type="string">
            <text:p><text:s text:c="5"/>27</text:p>
          </table:table-cell>
          <table:table-cell table:formula="of:=[.B801]/1" office:value-type="float" office:value="2683">
            <text:p>2683</text:p>
          </table:table-cell>
          <table:table-cell table:formula="of:=[.C801]/1" office:value-type="float" office:value="6462">
            <text:p>6462</text:p>
          </table:table-cell>
          <table:table-cell table:formula="of:=[.G$1]+[.E801]*([.G$2]+[.E801]*([.G$3]+[.G$4]*[.E801]))" office:value-type="float" office:value="6493.42160613844">
            <text:p>6493.422</text:p>
          </table:table-cell>
          <table:table-cell table:formula="of:=[.F801]-[.G801]" office:value-type="float" office:value="-31.4216061384377">
            <text:p>-31.422</text:p>
          </table:table-cell>
          <table:table-cell table:formula="of:=INT([.I$4]*[.E801]*([.J$3]/[.J$4])+[.I$3])" office:value-type="float" office:value="184306451">
            <text:p>184306451</text:p>
          </table:table-cell>
          <table:table-cell table:formula="of:=INT([.I801]*[.E801]*([.J$2]/[.J$3]))+[.I$2]" office:value-type="float" office:value="-1788805">
            <text:p>-1788805</text:p>
          </table:table-cell>
          <table:table-cell table:formula="of:=[.J801]*[.E801]*(1/[.J$2])+[.I$1]" office:value-type="float" office:value="6492.93998908997">
            <text:p>6493</text:p>
          </table:table-cell>
          <table:table-cell table:formula="of:=[.F801]-[.K801]" office:value-type="float" office:value="-30.9399890899658">
            <text:p>-31</text:p>
          </table:table-cell>
        </table:table-row>
        <table:table-row table:style-name="ro1">
          <table:table-cell office:value-type="string">
            <text:p><text:s text:c="3"/>797</text:p>
          </table:table-cell>
          <table:table-cell office:value-type="string">
            <text:p><text:s text:c="3"/>2687</text:p>
          </table:table-cell>
          <table:table-cell office:value-type="string">
            <text:p><text:s text:c="3"/>6476</text:p>
          </table:table-cell>
          <table:table-cell office:value-type="string">
            <text:p><text:s text:c="5"/>22</text:p>
          </table:table-cell>
          <table:table-cell table:formula="of:=[.B802]/1" office:value-type="float" office:value="2687">
            <text:p>2687</text:p>
          </table:table-cell>
          <table:table-cell table:formula="of:=[.C802]/1" office:value-type="float" office:value="6476">
            <text:p>6476</text:p>
          </table:table-cell>
          <table:table-cell table:formula="of:=[.G$1]+[.E802]*([.G$2]+[.E802]*([.G$3]+[.G$4]*[.E802]))" office:value-type="float" office:value="6510.53822910763">
            <text:p>6510.538</text:p>
          </table:table-cell>
          <table:table-cell table:formula="of:=[.F802]-[.G802]" office:value-type="float" office:value="-34.5382291076312">
            <text:p>-34.538</text:p>
          </table:table-cell>
          <table:table-cell table:formula="of:=INT([.I$4]*[.E802]*([.J$3]/[.J$4])+[.I$3])" office:value-type="float" office:value="184324895">
            <text:p>184324895</text:p>
          </table:table-cell>
          <table:table-cell table:formula="of:=INT([.I802]*[.E802]*([.J$2]/[.J$3]))+[.I$2]" office:value-type="float" office:value="-1782802">
            <text:p>-1782802</text:p>
          </table:table-cell>
          <table:table-cell table:formula="of:=[.J802]*[.E802]*(1/[.J$2])+[.I$1]" office:value-type="float" office:value="6510.05813980103">
            <text:p>6510</text:p>
          </table:table-cell>
          <table:table-cell table:formula="of:=[.F802]-[.K802]" office:value-type="float" office:value="-34.0581398010254">
            <text:p>-34</text:p>
          </table:table-cell>
        </table:table-row>
        <table:table-row table:style-name="ro1">
          <table:table-cell office:value-type="string">
            <text:p><text:s text:c="3"/>798</text:p>
          </table:table-cell>
          <table:table-cell office:value-type="string">
            <text:p><text:s text:c="3"/>2689</text:p>
          </table:table-cell>
          <table:table-cell office:value-type="string">
            <text:p><text:s text:c="3"/>6485</text:p>
          </table:table-cell>
          <table:table-cell office:value-type="string">
            <text:p><text:s text:c="5"/>27</text:p>
          </table:table-cell>
          <table:table-cell table:formula="of:=[.B803]/1" office:value-type="float" office:value="2689">
            <text:p>2689</text:p>
          </table:table-cell>
          <table:table-cell table:formula="of:=[.C803]/1" office:value-type="float" office:value="6485">
            <text:p>6485</text:p>
          </table:table-cell>
          <table:table-cell table:formula="of:=[.G$1]+[.E803]*([.G$2]+[.E803]*([.G$3]+[.G$4]*[.E803]))" office:value-type="float" office:value="6519.1330534965">
            <text:p>6519.133</text:p>
          </table:table-cell>
          <table:table-cell table:formula="of:=[.F803]-[.G803]" office:value-type="float" office:value="-34.1330534964982">
            <text:p>-34.133</text:p>
          </table:table-cell>
          <table:table-cell table:formula="of:=INT([.I$4]*[.E803]*([.J$3]/[.J$4])+[.I$3])" office:value-type="float" office:value="184334118">
            <text:p>184334118</text:p>
          </table:table-cell>
          <table:table-cell table:formula="of:=INT([.I803]*[.E803]*([.J$2]/[.J$3]))+[.I$2]" office:value-type="float" office:value="-1779801">
            <text:p>-1779801</text:p>
          </table:table-cell>
          <table:table-cell table:formula="of:=[.J803]*[.E803]*(1/[.J$2])+[.I$1]" office:value-type="float" office:value="6518.64900016785">
            <text:p>6519</text:p>
          </table:table-cell>
          <table:table-cell table:formula="of:=[.F803]-[.K803]" office:value-type="float" office:value="-33.6490001678467">
            <text:p>-34</text:p>
          </table:table-cell>
        </table:table-row>
        <table:table-row table:style-name="ro1">
          <table:table-cell office:value-type="string">
            <text:p><text:s text:c="3"/>799</text:p>
          </table:table-cell>
          <table:table-cell office:value-type="string">
            <text:p><text:s text:c="3"/>2692</text:p>
          </table:table-cell>
          <table:table-cell office:value-type="string">
            <text:p><text:s text:c="3"/>6498</text:p>
          </table:table-cell>
          <table:table-cell office:value-type="string">
            <text:p><text:s text:c="5"/>27</text:p>
          </table:table-cell>
          <table:table-cell table:formula="of:=[.B804]/1" office:value-type="float" office:value="2692">
            <text:p>2692</text:p>
          </table:table-cell>
          <table:table-cell table:formula="of:=[.C804]/1" office:value-type="float" office:value="6498">
            <text:p>6498</text:p>
          </table:table-cell>
          <table:table-cell table:formula="of:=[.G$1]+[.E804]*([.G$2]+[.E804]*([.G$3]+[.G$4]*[.E804]))" office:value-type="float" office:value="6532.07094026863">
            <text:p>6532.071</text:p>
          </table:table-cell>
          <table:table-cell table:formula="of:=[.F804]-[.G804]" office:value-type="float" office:value="-34.0709402686334">
            <text:p>-34.071</text:p>
          </table:table-cell>
          <table:table-cell table:formula="of:=INT([.I$4]*[.E804]*([.J$3]/[.J$4])+[.I$3])" office:value-type="float" office:value="184347951">
            <text:p>184347951</text:p>
          </table:table-cell>
          <table:table-cell table:formula="of:=INT([.I804]*[.E804]*([.J$2]/[.J$3]))+[.I$2]" office:value-type="float" office:value="-1775297">
            <text:p>-1775297</text:p>
          </table:table-cell>
          <table:table-cell table:formula="of:=[.J804]*[.E804]*(1/[.J$2])+[.I$1]" office:value-type="float" office:value="6531.59105682373">
            <text:p>6532</text:p>
          </table:table-cell>
          <table:table-cell table:formula="of:=[.F804]-[.K804]" office:value-type="float" office:value="-33.5910568237305">
            <text:p>-34</text:p>
          </table:table-cell>
        </table:table-row>
        <table:table-row table:style-name="ro1">
          <table:table-cell office:value-type="string">
            <text:p><text:s text:c="3"/>800</text:p>
          </table:table-cell>
          <table:table-cell office:value-type="string">
            <text:p><text:s text:c="3"/>2694</text:p>
          </table:table-cell>
          <table:table-cell office:value-type="string">
            <text:p><text:s text:c="3"/>6510</text:p>
          </table:table-cell>
          <table:table-cell office:value-type="string">
            <text:p><text:s text:c="5"/>23</text:p>
          </table:table-cell>
          <table:table-cell table:formula="of:=[.B805]/1" office:value-type="float" office:value="2694">
            <text:p>2694</text:p>
          </table:table-cell>
          <table:table-cell table:formula="of:=[.C805]/1" office:value-type="float" office:value="6510">
            <text:p>6510</text:p>
          </table:table-cell>
          <table:table-cell table:formula="of:=[.G$1]+[.E805]*([.G$2]+[.E805]*([.G$3]+[.G$4]*[.E805]))" office:value-type="float" office:value="6540.72663627295">
            <text:p>6540.727</text:p>
          </table:table-cell>
          <table:table-cell table:formula="of:=[.F805]-[.G805]" office:value-type="float" office:value="-30.726636272946">
            <text:p>-30.727</text:p>
          </table:table-cell>
          <table:table-cell table:formula="of:=INT([.I$4]*[.E805]*([.J$3]/[.J$4])+[.I$3])" office:value-type="float" office:value="184357173">
            <text:p>184357173</text:p>
          </table:table-cell>
          <table:table-cell table:formula="of:=INT([.I805]*[.E805]*([.J$2]/[.J$3]))+[.I$2]" office:value-type="float" office:value="-1772295">
            <text:p>-1772295</text:p>
          </table:table-cell>
          <table:table-cell table:formula="of:=[.J805]*[.E805]*(1/[.J$2])+[.I$1]" office:value-type="float" office:value="6540.24430465698">
            <text:p>6540</text:p>
          </table:table-cell>
          <table:table-cell table:formula="of:=[.F805]-[.K805]" office:value-type="float" office:value="-30.2443046569824">
            <text:p>-30</text:p>
          </table:table-cell>
        </table:table-row>
        <table:table-row table:style-name="ro1">
          <table:table-cell office:value-type="string">
            <text:p><text:s text:c="3"/>801</text:p>
          </table:table-cell>
          <table:table-cell office:value-type="string">
            <text:p><text:s text:c="3"/>2698</text:p>
          </table:table-cell>
          <table:table-cell office:value-type="string">
            <text:p><text:s text:c="3"/>6523</text:p>
          </table:table-cell>
          <table:table-cell office:value-type="string">
            <text:p><text:s text:c="5"/>23</text:p>
          </table:table-cell>
          <table:table-cell table:formula="of:=[.B806]/1" office:value-type="float" office:value="2698">
            <text:p>2698</text:p>
          </table:table-cell>
          <table:table-cell table:formula="of:=[.C806]/1" office:value-type="float" office:value="6523">
            <text:p>6523</text:p>
          </table:table-cell>
          <table:table-cell table:formula="of:=[.G$1]+[.E806]*([.G$2]+[.E806]*([.G$3]+[.G$4]*[.E806]))" office:value-type="float" office:value="6558.11109435011">
            <text:p>6558.111</text:p>
          </table:table-cell>
          <table:table-cell table:formula="of:=[.F806]-[.G806]" office:value-type="float" office:value="-35.1110943501135">
            <text:p>-35.111</text:p>
          </table:table-cell>
          <table:table-cell table:formula="of:=INT([.I$4]*[.E806]*([.J$3]/[.J$4])+[.I$3])" office:value-type="float" office:value="184375617">
            <text:p>184375617</text:p>
          </table:table-cell>
          <table:table-cell table:formula="of:=INT([.I806]*[.E806]*([.J$2]/[.J$3]))+[.I$2]" office:value-type="float" office:value="-1766289">
            <text:p>-1766289</text:p>
          </table:table-cell>
          <table:table-cell table:formula="of:=[.J806]*[.E806]*(1/[.J$2])+[.I$1]" office:value-type="float" office:value="6557.62980270386">
            <text:p>6558</text:p>
          </table:table-cell>
          <table:table-cell table:formula="of:=[.F806]-[.K806]" office:value-type="float" office:value="-34.6298027038574">
            <text:p>-35</text:p>
          </table:table-cell>
        </table:table-row>
        <table:table-row table:style-name="ro1">
          <table:table-cell office:value-type="string">
            <text:p><text:s text:c="3"/>802</text:p>
          </table:table-cell>
          <table:table-cell office:value-type="string">
            <text:p><text:s text:c="3"/>2700</text:p>
          </table:table-cell>
          <table:table-cell office:value-type="string">
            <text:p><text:s text:c="3"/>6534</text:p>
          </table:table-cell>
          <table:table-cell office:value-type="string">
            <text:p><text:s text:c="5"/>21</text:p>
          </table:table-cell>
          <table:table-cell table:formula="of:=[.B807]/1" office:value-type="float" office:value="2700">
            <text:p>2700</text:p>
          </table:table-cell>
          <table:table-cell table:formula="of:=[.C807]/1" office:value-type="float" office:value="6534">
            <text:p>6534</text:p>
          </table:table-cell>
          <table:table-cell table:formula="of:=[.G$1]+[.E807]*([.G$2]+[.E807]*([.G$3]+[.G$4]*[.E807]))" office:value-type="float" office:value="6566.83986286457">
            <text:p>6566.840</text:p>
          </table:table-cell>
          <table:table-cell table:formula="of:=[.F807]-[.G807]" office:value-type="float" office:value="-32.8398628645664">
            <text:p>-32.840</text:p>
          </table:table-cell>
          <table:table-cell table:formula="of:=INT([.I$4]*[.E807]*([.J$3]/[.J$4])+[.I$3])" office:value-type="float" office:value="184384839">
            <text:p>184384839</text:p>
          </table:table-cell>
          <table:table-cell table:formula="of:=INT([.I807]*[.E807]*([.J$2]/[.J$3]))+[.I$2]" office:value-type="float" office:value="-1763286">
            <text:p>-1763286</text:p>
          </table:table-cell>
          <table:table-cell table:formula="of:=[.J807]*[.E807]*(1/[.J$2])+[.I$1]" office:value-type="float" office:value="6566.35691833496">
            <text:p>6566</text:p>
          </table:table-cell>
          <table:table-cell table:formula="of:=[.F807]-[.K807]" office:value-type="float" office:value="-32.3569183349609">
            <text:p>-32</text:p>
          </table:table-cell>
        </table:table-row>
        <table:table-row table:style-name="ro1">
          <table:table-cell office:value-type="string">
            <text:p><text:s text:c="3"/>803</text:p>
          </table:table-cell>
          <table:table-cell office:value-type="string">
            <text:p><text:s text:c="3"/>2703</text:p>
          </table:table-cell>
          <table:table-cell office:value-type="string">
            <text:p><text:s text:c="3"/>6547</text:p>
          </table:table-cell>
          <table:table-cell office:value-type="string">
            <text:p><text:s text:c="5"/>22</text:p>
          </table:table-cell>
          <table:table-cell table:formula="of:=[.B808]/1" office:value-type="float" office:value="2703">
            <text:p>2703</text:p>
          </table:table-cell>
          <table:table-cell table:formula="of:=[.C808]/1" office:value-type="float" office:value="6547">
            <text:p>6547</text:p>
          </table:table-cell>
          <table:table-cell table:formula="of:=[.G$1]+[.E808]*([.G$2]+[.E808]*([.G$3]+[.G$4]*[.E808]))" office:value-type="float" office:value="6579.97869903958">
            <text:p>6579.979</text:p>
          </table:table-cell>
          <table:table-cell table:formula="of:=[.F808]-[.G808]" office:value-type="float" office:value="-32.9786990395805">
            <text:p>-32.979</text:p>
          </table:table-cell>
          <table:table-cell table:formula="of:=INT([.I$4]*[.E808]*([.J$3]/[.J$4])+[.I$3])" office:value-type="float" office:value="184398672">
            <text:p>184398672</text:p>
          </table:table-cell>
          <table:table-cell table:formula="of:=INT([.I808]*[.E808]*([.J$2]/[.J$3]))+[.I$2]" office:value-type="float" office:value="-1758780">
            <text:p>-1758780</text:p>
          </table:table-cell>
          <table:table-cell table:formula="of:=[.J808]*[.E808]*(1/[.J$2])+[.I$1]" office:value-type="float" office:value="6579.49828338623">
            <text:p>6579</text:p>
          </table:table-cell>
          <table:table-cell table:formula="of:=[.F808]-[.K808]" office:value-type="float" office:value="-32.4982833862305">
            <text:p>-32</text:p>
          </table:table-cell>
        </table:table-row>
        <table:table-row table:style-name="ro1">
          <table:table-cell office:value-type="string">
            <text:p><text:s text:c="3"/>804</text:p>
          </table:table-cell>
          <table:table-cell office:value-type="string">
            <text:p><text:s text:c="3"/>2705</text:p>
          </table:table-cell>
          <table:table-cell office:value-type="string">
            <text:p><text:s text:c="3"/>6557</text:p>
          </table:table-cell>
          <table:table-cell office:value-type="string">
            <text:p><text:s text:c="5"/>24</text:p>
          </table:table-cell>
          <table:table-cell table:formula="of:=[.B809]/1" office:value-type="float" office:value="2705">
            <text:p>2705</text:p>
          </table:table-cell>
          <table:table-cell table:formula="of:=[.C809]/1" office:value-type="float" office:value="6557">
            <text:p>6557</text:p>
          </table:table-cell>
          <table:table-cell table:formula="of:=[.G$1]+[.E809]*([.G$2]+[.E809]*([.G$3]+[.G$4]*[.E809]))" office:value-type="float" office:value="6588.76838345548">
            <text:p>6588.768</text:p>
          </table:table-cell>
          <table:table-cell table:formula="of:=[.F809]-[.G809]" office:value-type="float" office:value="-31.7683834554773">
            <text:p>-31.768</text:p>
          </table:table-cell>
          <table:table-cell table:formula="of:=INT([.I$4]*[.E809]*([.J$3]/[.J$4])+[.I$3])" office:value-type="float" office:value="184407895">
            <text:p>184407895</text:p>
          </table:table-cell>
          <table:table-cell table:formula="of:=INT([.I809]*[.E809]*([.J$2]/[.J$3]))+[.I$2]" office:value-type="float" office:value="-1755776">
            <text:p>-1755776</text:p>
          </table:table-cell>
          <table:table-cell table:formula="of:=[.J809]*[.E809]*(1/[.J$2])+[.I$1]" office:value-type="float" office:value="6588.28784179688">
            <text:p>6588</text:p>
          </table:table-cell>
          <table:table-cell table:formula="of:=[.F809]-[.K809]" office:value-type="float" office:value="-31.287841796875">
            <text:p>-31</text:p>
          </table:table-cell>
        </table:table-row>
        <table:table-row table:style-name="ro1">
          <table:table-cell office:value-type="string">
            <text:p><text:s text:c="3"/>805</text:p>
          </table:table-cell>
          <table:table-cell office:value-type="string">
            <text:p><text:s text:c="3"/>2707</text:p>
          </table:table-cell>
          <table:table-cell office:value-type="string">
            <text:p><text:s text:c="3"/>6565</text:p>
          </table:table-cell>
          <table:table-cell office:value-type="string">
            <text:p><text:s text:c="5"/>23</text:p>
          </table:table-cell>
          <table:table-cell table:formula="of:=[.B810]/1" office:value-type="float" office:value="2707">
            <text:p>2707</text:p>
          </table:table-cell>
          <table:table-cell table:formula="of:=[.C810]/1" office:value-type="float" office:value="6565">
            <text:p>6565</text:p>
          </table:table-cell>
          <table:table-cell table:formula="of:=[.G$1]+[.E810]*([.G$2]+[.E810]*([.G$3]+[.G$4]*[.E810]))" office:value-type="float" office:value="6597.58243986836">
            <text:p>6597.582</text:p>
          </table:table-cell>
          <table:table-cell table:formula="of:=[.F810]-[.G810]" office:value-type="float" office:value="-32.5824398683581">
            <text:p>-32.582</text:p>
          </table:table-cell>
          <table:table-cell table:formula="of:=INT([.I$4]*[.E810]*([.J$3]/[.J$4])+[.I$3])" office:value-type="float" office:value="184417117">
            <text:p>184417117</text:p>
          </table:table-cell>
          <table:table-cell table:formula="of:=INT([.I810]*[.E810]*([.J$2]/[.J$3]))+[.I$2]" office:value-type="float" office:value="-1752772">
            <text:p>-1752772</text:p>
          </table:table-cell>
          <table:table-cell table:formula="of:=[.J810]*[.E810]*(1/[.J$2])+[.I$1]" office:value-type="float" office:value="6597.10031890869">
            <text:p>6597</text:p>
          </table:table-cell>
          <table:table-cell table:formula="of:=[.F810]-[.K810]" office:value-type="float" office:value="-32.1003189086914">
            <text:p>-32</text:p>
          </table:table-cell>
        </table:table-row>
        <table:table-row table:style-name="ro1">
          <table:table-cell office:value-type="string">
            <text:p><text:s text:c="3"/>806</text:p>
          </table:table-cell>
          <table:table-cell office:value-type="string">
            <text:p><text:s text:c="3"/>2710</text:p>
          </table:table-cell>
          <table:table-cell office:value-type="string">
            <text:p><text:s text:c="3"/>6580</text:p>
          </table:table-cell>
          <table:table-cell office:value-type="string">
            <text:p><text:s text:c="5"/>26</text:p>
          </table:table-cell>
          <table:table-cell table:formula="of:=[.B811]/1" office:value-type="float" office:value="2710">
            <text:p>2710</text:p>
          </table:table-cell>
          <table:table-cell table:formula="of:=[.C811]/1" office:value-type="float" office:value="6580">
            <text:p>6580</text:p>
          </table:table-cell>
          <table:table-cell table:formula="of:=[.G$1]+[.E811]*([.G$2]+[.E811]*([.G$3]+[.G$4]*[.E811]))" office:value-type="float" office:value="6610.84922902751">
            <text:p>6610.849</text:p>
          </table:table-cell>
          <table:table-cell table:formula="of:=[.F811]-[.G811]" office:value-type="float" office:value="-30.8492290275099">
            <text:p>-30.849</text:p>
          </table:table-cell>
          <table:table-cell table:formula="of:=INT([.I$4]*[.E811]*([.J$3]/[.J$4])+[.I$3])" office:value-type="float" office:value="184430950">
            <text:p>184430950</text:p>
          </table:table-cell>
          <table:table-cell table:formula="of:=INT([.I811]*[.E811]*([.J$2]/[.J$3]))+[.I$2]" office:value-type="float" office:value="-1748265">
            <text:p>-1748265</text:p>
          </table:table-cell>
          <table:table-cell table:formula="of:=[.J811]*[.E811]*(1/[.J$2])+[.I$1]" office:value-type="float" office:value="6610.36717605591">
            <text:p>6610</text:p>
          </table:table-cell>
          <table:table-cell table:formula="of:=[.F811]-[.K811]" office:value-type="float" office:value="-30.3671760559082">
            <text:p>-30</text:p>
          </table:table-cell>
        </table:table-row>
        <table:table-row table:style-name="ro1">
          <table:table-cell office:value-type="string">
            <text:p><text:s text:c="3"/>807</text:p>
          </table:table-cell>
          <table:table-cell office:value-type="string">
            <text:p><text:s text:c="3"/>2714</text:p>
          </table:table-cell>
          <table:table-cell office:value-type="string">
            <text:p><text:s text:c="3"/>6591</text:p>
          </table:table-cell>
          <table:table-cell office:value-type="string">
            <text:p><text:s text:c="5"/>31</text:p>
          </table:table-cell>
          <table:table-cell table:formula="of:=[.B812]/1" office:value-type="float" office:value="2714">
            <text:p>2714</text:p>
          </table:table-cell>
          <table:table-cell table:formula="of:=[.C812]/1" office:value-type="float" office:value="6591">
            <text:p>6591</text:p>
          </table:table-cell>
          <table:table-cell table:formula="of:=[.G$1]+[.E812]*([.G$2]+[.E812]*([.G$3]+[.G$4]*[.E812]))" office:value-type="float" office:value="6628.62361328994">
            <text:p>6628.624</text:p>
          </table:table-cell>
          <table:table-cell table:formula="of:=[.F812]-[.G812]" office:value-type="float" office:value="-37.6236132899412">
            <text:p>-37.624</text:p>
          </table:table-cell>
          <table:table-cell table:formula="of:=INT([.I$4]*[.E812]*([.J$3]/[.J$4])+[.I$3])" office:value-type="float" office:value="184449394">
            <text:p>184449394</text:p>
          </table:table-cell>
          <table:table-cell table:formula="of:=INT([.I812]*[.E812]*([.J$2]/[.J$3]))+[.I$2]" office:value-type="float" office:value="-1742255">
            <text:p>-1742255</text:p>
          </table:table-cell>
          <table:table-cell table:formula="of:=[.J812]*[.E812]*(1/[.J$2])+[.I$1]" office:value-type="float" office:value="6628.14000320435">
            <text:p>6628</text:p>
          </table:table-cell>
          <table:table-cell table:formula="of:=[.F812]-[.K812]" office:value-type="float" office:value="-37.1400032043457">
            <text:p>-37</text:p>
          </table:table-cell>
        </table:table-row>
        <table:table-row table:style-name="ro1">
          <table:table-cell office:value-type="string">
            <text:p><text:s text:c="3"/>808</text:p>
          </table:table-cell>
          <table:table-cell office:value-type="string">
            <text:p><text:s text:c="3"/>2716</text:p>
          </table:table-cell>
          <table:table-cell office:value-type="string">
            <text:p><text:s text:c="3"/>6604</text:p>
          </table:table-cell>
          <table:table-cell office:value-type="string">
            <text:p><text:s text:c="5"/>26</text:p>
          </table:table-cell>
          <table:table-cell table:formula="of:=[.B813]/1" office:value-type="float" office:value="2716">
            <text:p>2716</text:p>
          </table:table-cell>
          <table:table-cell table:formula="of:=[.C813]/1" office:value-type="float" office:value="6604">
            <text:p>6604</text:p>
          </table:table-cell>
          <table:table-cell table:formula="of:=[.G$1]+[.E813]*([.G$2]+[.E813]*([.G$3]+[.G$4]*[.E813]))" office:value-type="float" office:value="6637.54738354663">
            <text:p>6637.547</text:p>
          </table:table-cell>
          <table:table-cell table:formula="of:=[.F813]-[.G813]" office:value-type="float" office:value="-33.5473835466291">
            <text:p>-33.547</text:p>
          </table:table-cell>
          <table:table-cell table:formula="of:=INT([.I$4]*[.E813]*([.J$3]/[.J$4])+[.I$3])" office:value-type="float" office:value="184458616">
            <text:p>184458616</text:p>
          </table:table-cell>
          <table:table-cell table:formula="of:=INT([.I813]*[.E813]*([.J$2]/[.J$3]))+[.I$2]" office:value-type="float" office:value="-1739249">
            <text:p>-1739249</text:p>
          </table:table-cell>
          <table:table-cell table:formula="of:=[.J813]*[.E813]*(1/[.J$2])+[.I$1]" office:value-type="float" office:value="6637.0659866333">
            <text:p>6637</text:p>
          </table:table-cell>
          <table:table-cell table:formula="of:=[.F813]-[.K813]" office:value-type="float" office:value="-33.0659866333008">
            <text:p>-33</text:p>
          </table:table-cell>
        </table:table-row>
        <table:table-row table:style-name="ro1">
          <table:table-cell office:value-type="string">
            <text:p><text:s text:c="3"/>809</text:p>
          </table:table-cell>
          <table:table-cell office:value-type="string">
            <text:p><text:s text:c="3"/>2719</text:p>
          </table:table-cell>
          <table:table-cell office:value-type="string">
            <text:p><text:s text:c="3"/>6620</text:p>
          </table:table-cell>
          <table:table-cell office:value-type="string">
            <text:p><text:s text:c="5"/>22</text:p>
          </table:table-cell>
          <table:table-cell table:formula="of:=[.B814]/1" office:value-type="float" office:value="2719">
            <text:p>2719</text:p>
          </table:table-cell>
          <table:table-cell table:formula="of:=[.C814]/1" office:value-type="float" office:value="6620">
            <text:p>6620</text:p>
          </table:table-cell>
          <table:table-cell table:formula="of:=[.G$1]+[.E814]*([.G$2]+[.E814]*([.G$3]+[.G$4]*[.E814]))" office:value-type="float" office:value="6650.97877064699">
            <text:p>6650.979</text:p>
          </table:table-cell>
          <table:table-cell table:formula="of:=[.F814]-[.G814]" office:value-type="float" office:value="-30.9787706469906">
            <text:p>-30.979</text:p>
          </table:table-cell>
          <table:table-cell table:formula="of:=INT([.I$4]*[.E814]*([.J$3]/[.J$4])+[.I$3])" office:value-type="float" office:value="184472449">
            <text:p>184472449</text:p>
          </table:table-cell>
          <table:table-cell table:formula="of:=INT([.I814]*[.E814]*([.J$2]/[.J$3]))+[.I$2]" office:value-type="float" office:value="-1734740">
            <text:p>-1734740</text:p>
          </table:table-cell>
          <table:table-cell table:formula="of:=[.J814]*[.E814]*(1/[.J$2])+[.I$1]" office:value-type="float" office:value="6650.49796295166">
            <text:p>6650</text:p>
          </table:table-cell>
          <table:table-cell table:formula="of:=[.F814]-[.K814]" office:value-type="float" office:value="-30.4979629516602">
            <text:p>-30</text:p>
          </table:table-cell>
        </table:table-row>
        <table:table-row table:style-name="ro1">
          <table:table-cell office:value-type="string">
            <text:p><text:s text:c="3"/>810</text:p>
          </table:table-cell>
          <table:table-cell office:value-type="string">
            <text:p><text:s text:c="3"/>2721</text:p>
          </table:table-cell>
          <table:table-cell office:value-type="string">
            <text:p><text:s text:c="3"/>6627</text:p>
          </table:table-cell>
          <table:table-cell office:value-type="string">
            <text:p><text:s text:c="5"/>23</text:p>
          </table:table-cell>
          <table:table-cell table:formula="of:=[.B815]/1" office:value-type="float" office:value="2721">
            <text:p>2721</text:p>
          </table:table-cell>
          <table:table-cell table:formula="of:=[.C815]/1" office:value-type="float" office:value="6627">
            <text:p>6627</text:p>
          </table:table-cell>
          <table:table-cell table:formula="of:=[.G$1]+[.E815]*([.G$2]+[.E815]*([.G$3]+[.G$4]*[.E815]))" office:value-type="float" office:value="6659.96352122113">
            <text:p>6659.964</text:p>
          </table:table-cell>
          <table:table-cell table:formula="of:=[.F815]-[.G815]" office:value-type="float" office:value="-32.9635212211251">
            <text:p>-32.964</text:p>
          </table:table-cell>
          <table:table-cell table:formula="of:=INT([.I$4]*[.E815]*([.J$3]/[.J$4])+[.I$3])" office:value-type="float" office:value="184481672">
            <text:p>184481672</text:p>
          </table:table-cell>
          <table:table-cell table:formula="of:=INT([.I815]*[.E815]*([.J$2]/[.J$3]))+[.I$2]" office:value-type="float" office:value="-1731734">
            <text:p>-1731734</text:p>
          </table:table-cell>
          <table:table-cell table:formula="of:=[.J815]*[.E815]*(1/[.J$2])+[.I$1]" office:value-type="float" office:value="6659.48128128052">
            <text:p>6659</text:p>
          </table:table-cell>
          <table:table-cell table:formula="of:=[.F815]-[.K815]" office:value-type="float" office:value="-32.4812812805176">
            <text:p>-32</text:p>
          </table:table-cell>
        </table:table-row>
        <table:table-row table:style-name="ro1">
          <table:table-cell office:value-type="string">
            <text:p><text:s text:c="3"/>811</text:p>
          </table:table-cell>
          <table:table-cell office:value-type="string">
            <text:p><text:s text:c="3"/>2723</text:p>
          </table:table-cell>
          <table:table-cell office:value-type="string">
            <text:p><text:s text:c="3"/>6640</text:p>
          </table:table-cell>
          <table:table-cell office:value-type="string">
            <text:p><text:s text:c="5"/>24</text:p>
          </table:table-cell>
          <table:table-cell table:formula="of:=[.B816]/1" office:value-type="float" office:value="2723">
            <text:p>2723</text:p>
          </table:table-cell>
          <table:table-cell table:formula="of:=[.C816]/1" office:value-type="float" office:value="6640">
            <text:p>6640</text:p>
          </table:table-cell>
          <table:table-cell table:formula="of:=[.G$1]+[.E816]*([.G$2]+[.E816]*([.G$3]+[.G$4]*[.E816]))" office:value-type="float" office:value="6668.97266955863">
            <text:p>6668.973</text:p>
          </table:table-cell>
          <table:table-cell table:formula="of:=[.F816]-[.G816]" office:value-type="float" office:value="-28.9726695586342">
            <text:p>-28.973</text:p>
          </table:table-cell>
          <table:table-cell table:formula="of:=INT([.I$4]*[.E816]*([.J$3]/[.J$4])+[.I$3])" office:value-type="float" office:value="184490894">
            <text:p>184490894</text:p>
          </table:table-cell>
          <table:table-cell table:formula="of:=INT([.I816]*[.E816]*([.J$2]/[.J$3]))+[.I$2]" office:value-type="float" office:value="-1728727">
            <text:p>-1728727</text:p>
          </table:table-cell>
          <table:table-cell table:formula="of:=[.J816]*[.E816]*(1/[.J$2])+[.I$1]" office:value-type="float" office:value="6668.49272727966">
            <text:p>6668</text:p>
          </table:table-cell>
          <table:table-cell table:formula="of:=[.F816]-[.K816]" office:value-type="float" office:value="-28.4927272796631">
            <text:p>-28</text:p>
          </table:table-cell>
        </table:table-row>
        <table:table-row table:style-name="ro1">
          <table:table-cell office:value-type="string">
            <text:p><text:s text:c="3"/>812</text:p>
          </table:table-cell>
          <table:table-cell office:value-type="string">
            <text:p><text:s text:c="3"/>2726</text:p>
          </table:table-cell>
          <table:table-cell office:value-type="string">
            <text:p><text:s text:c="3"/>6651</text:p>
          </table:table-cell>
          <table:table-cell office:value-type="string">
            <text:p><text:s text:c="5"/>30</text:p>
          </table:table-cell>
          <table:table-cell table:formula="of:=[.B817]/1" office:value-type="float" office:value="2726">
            <text:p>2726</text:p>
          </table:table-cell>
          <table:table-cell table:formula="of:=[.C817]/1" office:value-type="float" office:value="6651">
            <text:p>6651</text:p>
          </table:table-cell>
          <table:table-cell table:formula="of:=[.G$1]+[.E817]*([.G$2]+[.E817]*([.G$3]+[.G$4]*[.E817]))" office:value-type="float" office:value="6682.53214491674">
            <text:p>6682.532</text:p>
          </table:table-cell>
          <table:table-cell table:formula="of:=[.F817]-[.G817]" office:value-type="float" office:value="-31.5321449167404">
            <text:p>-31.532</text:p>
          </table:table-cell>
          <table:table-cell table:formula="of:=INT([.I$4]*[.E817]*([.J$3]/[.J$4])+[.I$3])" office:value-type="float" office:value="184504727">
            <text:p>184504727</text:p>
          </table:table-cell>
          <table:table-cell table:formula="of:=INT([.I817]*[.E817]*([.J$2]/[.J$3]))+[.I$2]" office:value-type="float" office:value="-1724217">
            <text:p>-1724217</text:p>
          </table:table-cell>
          <table:table-cell table:formula="of:=[.J817]*[.E817]*(1/[.J$2])+[.I$1]" office:value-type="float" office:value="6682.05031204224">
            <text:p>6682</text:p>
          </table:table-cell>
          <table:table-cell table:formula="of:=[.F817]-[.K817]" office:value-type="float" office:value="-31.0503120422363">
            <text:p>-31</text:p>
          </table:table-cell>
        </table:table-row>
        <table:table-row table:style-name="ro1">
          <table:table-cell office:value-type="string">
            <text:p><text:s text:c="3"/>813</text:p>
          </table:table-cell>
          <table:table-cell office:value-type="string">
            <text:p><text:s text:c="3"/>2730</text:p>
          </table:table-cell>
          <table:table-cell office:value-type="string">
            <text:p><text:s text:c="3"/>6663</text:p>
          </table:table-cell>
          <table:table-cell office:value-type="string">
            <text:p><text:s text:c="5"/>23</text:p>
          </table:table-cell>
          <table:table-cell table:formula="of:=[.B818]/1" office:value-type="float" office:value="2730">
            <text:p>2730</text:p>
          </table:table-cell>
          <table:table-cell table:formula="of:=[.C818]/1" office:value-type="float" office:value="6663">
            <text:p>6663</text:p>
          </table:table-cell>
          <table:table-cell table:formula="of:=[.G$1]+[.E818]*([.G$2]+[.E818]*([.G$3]+[.G$4]*[.E818]))" office:value-type="float" office:value="6700.69686762684">
            <text:p>6700.697</text:p>
          </table:table-cell>
          <table:table-cell table:formula="of:=[.F818]-[.G818]" office:value-type="float" office:value="-37.6968676268389">
            <text:p>-37.697</text:p>
          </table:table-cell>
          <table:table-cell table:formula="of:=INT([.I$4]*[.E818]*([.J$3]/[.J$4])+[.I$3])" office:value-type="float" office:value="184523171">
            <text:p>184523171</text:p>
          </table:table-cell>
          <table:table-cell table:formula="of:=INT([.I818]*[.E818]*([.J$2]/[.J$3]))+[.I$2]" office:value-type="float" office:value="-1718202">
            <text:p>-1718202</text:p>
          </table:table-cell>
          <table:table-cell table:formula="of:=[.J818]*[.E818]*(1/[.J$2])+[.I$1]" office:value-type="float" office:value="6700.21605682373">
            <text:p>6700</text:p>
          </table:table-cell>
          <table:table-cell table:formula="of:=[.F818]-[.K818]" office:value-type="float" office:value="-37.2160568237305">
            <text:p>-37</text:p>
          </table:table-cell>
        </table:table-row>
        <table:table-row table:style-name="ro1">
          <table:table-cell office:value-type="string">
            <text:p><text:s text:c="3"/>814</text:p>
          </table:table-cell>
          <table:table-cell office:value-type="string">
            <text:p><text:s text:c="3"/>2732</text:p>
          </table:table-cell>
          <table:table-cell office:value-type="string">
            <text:p><text:s text:c="3"/>6677</text:p>
          </table:table-cell>
          <table:table-cell office:value-type="string">
            <text:p><text:s text:c="5"/>26</text:p>
          </table:table-cell>
          <table:table-cell table:formula="of:=[.B819]/1" office:value-type="float" office:value="2732">
            <text:p>2732</text:p>
          </table:table-cell>
          <table:table-cell table:formula="of:=[.C819]/1" office:value-type="float" office:value="6677">
            <text:p>6677</text:p>
          </table:table-cell>
          <table:table-cell table:formula="of:=[.G$1]+[.E819]*([.G$2]+[.E819]*([.G$3]+[.G$4]*[.E819]))" office:value-type="float" office:value="6709.81584575696">
            <text:p>6709.816</text:p>
          </table:table-cell>
          <table:table-cell table:formula="of:=[.F819]-[.G819]" office:value-type="float" office:value="-32.8158457569589">
            <text:p>-32.816</text:p>
          </table:table-cell>
          <table:table-cell table:formula="of:=INT([.I$4]*[.E819]*([.J$3]/[.J$4])+[.I$3])" office:value-type="float" office:value="184532393">
            <text:p>184532393</text:p>
          </table:table-cell>
          <table:table-cell table:formula="of:=INT([.I819]*[.E819]*([.J$2]/[.J$3]))+[.I$2]" office:value-type="float" office:value="-1715194">
            <text:p>-1715194</text:p>
          </table:table-cell>
          <table:table-cell table:formula="of:=[.J819]*[.E819]*(1/[.J$2])+[.I$1]" office:value-type="float" office:value="6709.33595275879">
            <text:p>6709</text:p>
          </table:table-cell>
          <table:table-cell table:formula="of:=[.F819]-[.K819]" office:value-type="float" office:value="-32.3359527587891">
            <text:p>-32</text:p>
          </table:table-cell>
        </table:table-row>
        <table:table-row table:style-name="ro1">
          <table:table-cell office:value-type="string">
            <text:p><text:s text:c="3"/>815</text:p>
          </table:table-cell>
          <table:table-cell office:value-type="string">
            <text:p><text:s text:c="3"/>2735</text:p>
          </table:table-cell>
          <table:table-cell office:value-type="string">
            <text:p><text:s text:c="3"/>6690</text:p>
          </table:table-cell>
          <table:table-cell office:value-type="string">
            <text:p><text:s text:c="5"/>24</text:p>
          </table:table-cell>
          <table:table-cell table:formula="of:=[.B820]/1" office:value-type="float" office:value="2735">
            <text:p>2735</text:p>
          </table:table-cell>
          <table:table-cell table:formula="of:=[.C820]/1" office:value-type="float" office:value="6690">
            <text:p>6690</text:p>
          </table:table-cell>
          <table:table-cell table:formula="of:=[.G$1]+[.E820]*([.G$2]+[.E820]*([.G$3]+[.G$4]*[.E820]))" office:value-type="float" office:value="6723.54009297947">
            <text:p>6723.540</text:p>
          </table:table-cell>
          <table:table-cell table:formula="of:=[.F820]-[.G820]" office:value-type="float" office:value="-33.5400929794705">
            <text:p>-33.540</text:p>
          </table:table-cell>
          <table:table-cell table:formula="of:=INT([.I$4]*[.E820]*([.J$3]/[.J$4])+[.I$3])" office:value-type="float" office:value="184546226">
            <text:p>184546226</text:p>
          </table:table-cell>
          <table:table-cell table:formula="of:=INT([.I820]*[.E820]*([.J$2]/[.J$3]))+[.I$2]" office:value-type="float" office:value="-1710682">
            <text:p>-1710682</text:p>
          </table:table-cell>
          <table:table-cell table:formula="of:=[.J820]*[.E820]*(1/[.J$2])+[.I$1]" office:value-type="float" office:value="6723.05882644653">
            <text:p>6723</text:p>
          </table:table-cell>
          <table:table-cell table:formula="of:=[.F820]-[.K820]" office:value-type="float" office:value="-33.0588264465332">
            <text:p>-33</text:p>
          </table:table-cell>
        </table:table-row>
        <table:table-row table:style-name="ro1">
          <table:table-cell office:value-type="string">
            <text:p><text:s text:c="3"/>816</text:p>
          </table:table-cell>
          <table:table-cell office:value-type="string">
            <text:p><text:s text:c="3"/>2737</text:p>
          </table:table-cell>
          <table:table-cell office:value-type="string">
            <text:p><text:s text:c="3"/>6700</text:p>
          </table:table-cell>
          <table:table-cell office:value-type="string">
            <text:p><text:s text:c="5"/>22</text:p>
          </table:table-cell>
          <table:table-cell table:formula="of:=[.B821]/1" office:value-type="float" office:value="2737">
            <text:p>2737</text:p>
          </table:table-cell>
          <table:table-cell table:formula="of:=[.C821]/1" office:value-type="float" office:value="6700">
            <text:p>6700</text:p>
          </table:table-cell>
          <table:table-cell table:formula="of:=[.G$1]+[.E821]*([.G$2]+[.E821]*([.G$3]+[.G$4]*[.E821]))" office:value-type="float" office:value="6732.72011584304">
            <text:p>6732.720</text:p>
          </table:table-cell>
          <table:table-cell table:formula="of:=[.F821]-[.G821]" office:value-type="float" office:value="-32.7201158430362">
            <text:p>-32.720</text:p>
          </table:table-cell>
          <table:table-cell table:formula="of:=INT([.I$4]*[.E821]*([.J$3]/[.J$4])+[.I$3])" office:value-type="float" office:value="184555449">
            <text:p>184555449</text:p>
          </table:table-cell>
          <table:table-cell table:formula="of:=INT([.I821]*[.E821]*([.J$2]/[.J$3]))+[.I$2]" office:value-type="float" office:value="-1707674">
            <text:p>-1707674</text:p>
          </table:table-cell>
          <table:table-cell table:formula="of:=[.J821]*[.E821]*(1/[.J$2])+[.I$1]" office:value-type="float" office:value="6732.23609542847">
            <text:p>6732</text:p>
          </table:table-cell>
          <table:table-cell table:formula="of:=[.F821]-[.K821]" office:value-type="float" office:value="-32.2360954284668">
            <text:p>-32</text:p>
          </table:table-cell>
        </table:table-row>
        <table:table-row table:style-name="ro1">
          <table:table-cell office:value-type="string">
            <text:p><text:s text:c="3"/>817</text:p>
          </table:table-cell>
          <table:table-cell office:value-type="string">
            <text:p><text:s text:c="3"/>2741</text:p>
          </table:table-cell>
          <table:table-cell office:value-type="string">
            <text:p><text:s text:c="3"/>6715</text:p>
          </table:table-cell>
          <table:table-cell office:value-type="string">
            <text:p><text:s text:c="5"/>23</text:p>
          </table:table-cell>
          <table:table-cell table:formula="of:=[.B822]/1" office:value-type="float" office:value="2741">
            <text:p>2741</text:p>
          </table:table-cell>
          <table:table-cell table:formula="of:=[.C822]/1" office:value-type="float" office:value="6715">
            <text:p>6715</text:p>
          </table:table-cell>
          <table:table-cell table:formula="of:=[.G$1]+[.E822]*([.G$2]+[.E822]*([.G$3]+[.G$4]*[.E822]))" office:value-type="float" office:value="6751.15343538031">
            <text:p>6751.153</text:p>
          </table:table-cell>
          <table:table-cell table:formula="of:=[.F822]-[.G822]" office:value-type="float" office:value="-36.1534353803072">
            <text:p>-36.153</text:p>
          </table:table-cell>
          <table:table-cell table:formula="of:=INT([.I$4]*[.E822]*([.J$3]/[.J$4])+[.I$3])" office:value-type="float" office:value="184573893">
            <text:p>184573893</text:p>
          </table:table-cell>
          <table:table-cell table:formula="of:=INT([.I822]*[.E822]*([.J$2]/[.J$3]))+[.I$2]" office:value-type="float" office:value="-1701656">
            <text:p>-1701656</text:p>
          </table:table-cell>
          <table:table-cell table:formula="of:=[.J822]*[.E822]*(1/[.J$2])+[.I$1]" office:value-type="float" office:value="6750.66993713379">
            <text:p>6751</text:p>
          </table:table-cell>
          <table:table-cell table:formula="of:=[.F822]-[.K822]" office:value-type="float" office:value="-35.6699371337891">
            <text:p>-36</text:p>
          </table:table-cell>
        </table:table-row>
        <table:table-row table:style-name="ro1">
          <table:table-cell office:value-type="string">
            <text:p><text:s text:c="3"/>818</text:p>
          </table:table-cell>
          <table:table-cell office:value-type="string">
            <text:p><text:s text:c="3"/>2742</text:p>
          </table:table-cell>
          <table:table-cell office:value-type="string">
            <text:p><text:s text:c="3"/>6728</text:p>
          </table:table-cell>
          <table:table-cell office:value-type="string">
            <text:p><text:s text:c="5"/>21</text:p>
          </table:table-cell>
          <table:table-cell table:formula="of:=[.B823]/1" office:value-type="float" office:value="2742">
            <text:p>2742</text:p>
          </table:table-cell>
          <table:table-cell table:formula="of:=[.C823]/1" office:value-type="float" office:value="6728">
            <text:p>6728</text:p>
          </table:table-cell>
          <table:table-cell table:formula="of:=[.G$1]+[.E823]*([.G$2]+[.E823]*([.G$3]+[.G$4]*[.E823]))" office:value-type="float" office:value="6755.77703299024">
            <text:p>6755.777</text:p>
          </table:table-cell>
          <table:table-cell table:formula="of:=[.F823]-[.G823]" office:value-type="float" office:value="-27.777032990236">
            <text:p>-27.777</text:p>
          </table:table-cell>
          <table:table-cell table:formula="of:=INT([.I$4]*[.E823]*([.J$3]/[.J$4])+[.I$3])" office:value-type="float" office:value="184578504">
            <text:p>184578504</text:p>
          </table:table-cell>
          <table:table-cell table:formula="of:=INT([.I823]*[.E823]*([.J$2]/[.J$3]))+[.I$2]" office:value-type="float" office:value="-1700151">
            <text:p>-1700151</text:p>
          </table:table-cell>
          <table:table-cell table:formula="of:=[.J823]*[.E823]*(1/[.J$2])+[.I$1]" office:value-type="float" office:value="6755.29536056519">
            <text:p>6755</text:p>
          </table:table-cell>
          <table:table-cell table:formula="of:=[.F823]-[.K823]" office:value-type="float" office:value="-27.2953605651855">
            <text:p>-27</text:p>
          </table:table-cell>
        </table:table-row>
        <table:table-row table:style-name="ro1">
          <table:table-cell office:value-type="string">
            <text:p><text:s text:c="3"/>819</text:p>
          </table:table-cell>
          <table:table-cell office:value-type="string">
            <text:p><text:s text:c="3"/>2746</text:p>
          </table:table-cell>
          <table:table-cell office:value-type="string">
            <text:p><text:s text:c="3"/>6738</text:p>
          </table:table-cell>
          <table:table-cell office:value-type="string">
            <text:p><text:s text:c="5"/>23</text:p>
          </table:table-cell>
          <table:table-cell table:formula="of:=[.B824]/1" office:value-type="float" office:value="2746">
            <text:p>2746</text:p>
          </table:table-cell>
          <table:table-cell table:formula="of:=[.C824]/1" office:value-type="float" office:value="6738">
            <text:p>6738</text:p>
          </table:table-cell>
          <table:table-cell table:formula="of:=[.G$1]+[.E824]*([.G$2]+[.E824]*([.G$3]+[.G$4]*[.E824]))" office:value-type="float" office:value="6774.3325064104">
            <text:p>6774.333</text:p>
          </table:table-cell>
          <table:table-cell table:formula="of:=[.F824]-[.G824]" office:value-type="float" office:value="-36.332506410401">
            <text:p>-36.333</text:p>
          </table:table-cell>
          <table:table-cell table:formula="of:=INT([.I$4]*[.E824]*([.J$3]/[.J$4])+[.I$3])" office:value-type="float" office:value="184596948">
            <text:p>184596948</text:p>
          </table:table-cell>
          <table:table-cell table:formula="of:=INT([.I824]*[.E824]*([.J$2]/[.J$3]))+[.I$2]" office:value-type="float" office:value="-1694132">
            <text:p>-1694132</text:p>
          </table:table-cell>
          <table:table-cell table:formula="of:=[.J824]*[.E824]*(1/[.J$2])+[.I$1]" office:value-type="float" office:value="6773.84922790527">
            <text:p>6774</text:p>
          </table:table-cell>
          <table:table-cell table:formula="of:=[.F824]-[.K824]" office:value-type="float" office:value="-35.8492279052734">
            <text:p>-36</text:p>
          </table:table-cell>
        </table:table-row>
        <table:table-row table:style-name="ro1">
          <table:table-cell office:value-type="string">
            <text:p><text:s text:c="3"/>820</text:p>
          </table:table-cell>
          <table:table-cell office:value-type="string">
            <text:p><text:s text:c="3"/>2748</text:p>
          </table:table-cell>
          <table:table-cell office:value-type="string">
            <text:p><text:s text:c="3"/>6753</text:p>
          </table:table-cell>
          <table:table-cell office:value-type="string">
            <text:p><text:s text:c="5"/>24</text:p>
          </table:table-cell>
          <table:table-cell table:formula="of:=[.B825]/1" office:value-type="float" office:value="2748">
            <text:p>2748</text:p>
          </table:table-cell>
          <table:table-cell table:formula="of:=[.C825]/1" office:value-type="float" office:value="6753">
            <text:p>6753</text:p>
          </table:table-cell>
          <table:table-cell table:formula="of:=[.G$1]+[.E825]*([.G$2]+[.E825]*([.G$3]+[.G$4]*[.E825]))" office:value-type="float" office:value="6783.64689854515">
            <text:p>6783.647</text:p>
          </table:table-cell>
          <table:table-cell table:formula="of:=[.F825]-[.G825]" office:value-type="float" office:value="-30.6468985451502">
            <text:p>-30.647</text:p>
          </table:table-cell>
          <table:table-cell table:formula="of:=INT([.I$4]*[.E825]*([.J$3]/[.J$4])+[.I$3])" office:value-type="float" office:value="184606170">
            <text:p>184606170</text:p>
          </table:table-cell>
          <table:table-cell table:formula="of:=INT([.I825]*[.E825]*([.J$2]/[.J$3]))+[.I$2]" office:value-type="float" office:value="-1691122">
            <text:p>-1691122</text:p>
          </table:table-cell>
          <table:table-cell table:formula="of:=[.J825]*[.E825]*(1/[.J$2])+[.I$1]" office:value-type="float" office:value="6783.1632232666">
            <text:p>6783</text:p>
          </table:table-cell>
          <table:table-cell table:formula="of:=[.F825]-[.K825]" office:value-type="float" office:value="-30.1632232666016">
            <text:p>-30</text:p>
          </table:table-cell>
        </table:table-row>
        <table:table-row table:style-name="ro1">
          <table:table-cell office:value-type="string">
            <text:p><text:s text:c="3"/>821</text:p>
          </table:table-cell>
          <table:table-cell office:value-type="string">
            <text:p><text:s text:c="3"/>2751</text:p>
          </table:table-cell>
          <table:table-cell office:value-type="string">
            <text:p><text:s text:c="3"/>6765</text:p>
          </table:table-cell>
          <table:table-cell office:value-type="string">
            <text:p><text:s text:c="5"/>23</text:p>
          </table:table-cell>
          <table:table-cell table:formula="of:=[.B826]/1" office:value-type="float" office:value="2751">
            <text:p>2751</text:p>
          </table:table-cell>
          <table:table-cell table:formula="of:=[.C826]/1" office:value-type="float" office:value="6765">
            <text:p>6765</text:p>
          </table:table-cell>
          <table:table-cell table:formula="of:=[.G$1]+[.E826]*([.G$2]+[.E826]*([.G$3]+[.G$4]*[.E826]))" office:value-type="float" office:value="6797.66431508662">
            <text:p>6797.664</text:p>
          </table:table-cell>
          <table:table-cell table:formula="of:=[.F826]-[.G826]" office:value-type="float" office:value="-32.6643150866148">
            <text:p>-32.664</text:p>
          </table:table-cell>
          <table:table-cell table:formula="of:=INT([.I$4]*[.E826]*([.J$3]/[.J$4])+[.I$3])" office:value-type="float" office:value="184620003">
            <text:p>184620003</text:p>
          </table:table-cell>
          <table:table-cell table:formula="of:=INT([.I826]*[.E826]*([.J$2]/[.J$3]))+[.I$2]" office:value-type="float" office:value="-1686606">
            <text:p>-1686606</text:p>
          </table:table-cell>
          <table:table-cell table:formula="of:=[.J826]*[.E826]*(1/[.J$2])+[.I$1]" office:value-type="float" office:value="6797.18252182007">
            <text:p>6797</text:p>
          </table:table-cell>
          <table:table-cell table:formula="of:=[.F826]-[.K826]" office:value-type="float" office:value="-32.1825218200684">
            <text:p>-32</text:p>
          </table:table-cell>
        </table:table-row>
        <table:table-row table:style-name="ro1">
          <table:table-cell office:value-type="string">
            <text:p><text:s text:c="3"/>822</text:p>
          </table:table-cell>
          <table:table-cell office:value-type="string">
            <text:p><text:s text:c="3"/>2753</text:p>
          </table:table-cell>
          <table:table-cell office:value-type="string">
            <text:p><text:s text:c="3"/>6778</text:p>
          </table:table-cell>
          <table:table-cell office:value-type="string">
            <text:p><text:s text:c="5"/>19</text:p>
          </table:table-cell>
          <table:table-cell table:formula="of:=[.B827]/1" office:value-type="float" office:value="2753">
            <text:p>2753</text:p>
          </table:table-cell>
          <table:table-cell table:formula="of:=[.C827]/1" office:value-type="float" office:value="6778">
            <text:p>6778</text:p>
          </table:table-cell>
          <table:table-cell table:formula="of:=[.G$1]+[.E827]*([.G$2]+[.E827]*([.G$3]+[.G$4]*[.E827]))" office:value-type="float" office:value="6807.03981637082">
            <text:p>6807.040</text:p>
          </table:table-cell>
          <table:table-cell table:formula="of:=[.F827]-[.G827]" office:value-type="float" office:value="-29.039816370816">
            <text:p>-29.040</text:p>
          </table:table-cell>
          <table:table-cell table:formula="of:=INT([.I$4]*[.E827]*([.J$3]/[.J$4])+[.I$3])" office:value-type="float" office:value="184629226">
            <text:p>184629226</text:p>
          </table:table-cell>
          <table:table-cell table:formula="of:=INT([.I827]*[.E827]*([.J$2]/[.J$3]))+[.I$2]" office:value-type="float" office:value="-1683595">
            <text:p>-1683595</text:p>
          </table:table-cell>
          <table:table-cell table:formula="of:=[.J827]*[.E827]*(1/[.J$2])+[.I$1]" office:value-type="float" office:value="6806.55918312073">
            <text:p>6807</text:p>
          </table:table-cell>
          <table:table-cell table:formula="of:=[.F827]-[.K827]" office:value-type="float" office:value="-28.5591831207275">
            <text:p>-29</text:p>
          </table:table-cell>
        </table:table-row>
        <table:table-row table:style-name="ro1">
          <table:table-cell office:value-type="string">
            <text:p><text:s text:c="3"/>823</text:p>
          </table:table-cell>
          <table:table-cell office:value-type="string">
            <text:p><text:s text:c="3"/>2757</text:p>
          </table:table-cell>
          <table:table-cell office:value-type="string">
            <text:p><text:s text:c="3"/>6787</text:p>
          </table:table-cell>
          <table:table-cell office:value-type="string">
            <text:p><text:s text:c="5"/>21</text:p>
          </table:table-cell>
          <table:table-cell table:formula="of:=[.B828]/1" office:value-type="float" office:value="2757">
            <text:p>2757</text:p>
          </table:table-cell>
          <table:table-cell table:formula="of:=[.C828]/1" office:value-type="float" office:value="6787">
            <text:p>6787</text:p>
          </table:table-cell>
          <table:table-cell table:formula="of:=[.G$1]+[.E828]*([.G$2]+[.E828]*([.G$3]+[.G$4]*[.E828]))" office:value-type="float" office:value="6825.86417004855">
            <text:p>6825.864</text:p>
          </table:table-cell>
          <table:table-cell table:formula="of:=[.F828]-[.G828]" office:value-type="float" office:value="-38.8641700485532">
            <text:p>-38.864</text:p>
          </table:table-cell>
          <table:table-cell table:formula="of:=INT([.I$4]*[.E828]*([.J$3]/[.J$4])+[.I$3])" office:value-type="float" office:value="184647670">
            <text:p>184647670</text:p>
          </table:table-cell>
          <table:table-cell table:formula="of:=INT([.I828]*[.E828]*([.J$2]/[.J$3]))+[.I$2]" office:value-type="float" office:value="-1677573">
            <text:p>-1677573</text:p>
          </table:table-cell>
          <table:table-cell table:formula="of:=[.J828]*[.E828]*(1/[.J$2])+[.I$1]" office:value-type="float" office:value="6825.38142204285">
            <text:p>6825</text:p>
          </table:table-cell>
          <table:table-cell table:formula="of:=[.F828]-[.K828]" office:value-type="float" office:value="-38.3814220428467">
            <text:p>-38</text:p>
          </table:table-cell>
        </table:table-row>
        <table:table-row table:style-name="ro1">
          <table:table-cell office:value-type="string">
            <text:p><text:s text:c="3"/>824</text:p>
          </table:table-cell>
          <table:table-cell office:value-type="string">
            <text:p><text:s text:c="3"/>2758</text:p>
          </table:table-cell>
          <table:table-cell office:value-type="string">
            <text:p><text:s text:c="3"/>6799</text:p>
          </table:table-cell>
          <table:table-cell office:value-type="string">
            <text:p><text:s text:c="5"/>22</text:p>
          </table:table-cell>
          <table:table-cell table:formula="of:=[.B829]/1" office:value-type="float" office:value="2758">
            <text:p>2758</text:p>
          </table:table-cell>
          <table:table-cell table:formula="of:=[.C829]/1" office:value-type="float" office:value="6799">
            <text:p>6799</text:p>
          </table:table-cell>
          <table:table-cell table:formula="of:=[.G$1]+[.E829]*([.G$2]+[.E829]*([.G$3]+[.G$4]*[.E829]))" office:value-type="float" office:value="6830.5855422976">
            <text:p>6830.586</text:p>
          </table:table-cell>
          <table:table-cell table:formula="of:=[.F829]-[.G829]" office:value-type="float" office:value="-31.5855422975983">
            <text:p>-31.586</text:p>
          </table:table-cell>
          <table:table-cell table:formula="of:=INT([.I$4]*[.E829]*([.J$3]/[.J$4])+[.I$3])" office:value-type="float" office:value="184652281">
            <text:p>184652281</text:p>
          </table:table-cell>
          <table:table-cell table:formula="of:=INT([.I829]*[.E829]*([.J$2]/[.J$3]))+[.I$2]" office:value-type="float" office:value="-1676067">
            <text:p>-1676067</text:p>
          </table:table-cell>
          <table:table-cell table:formula="of:=[.J829]*[.E829]*(1/[.J$2])+[.I$1]" office:value-type="float" office:value="6830.10396957397">
            <text:p>6830</text:p>
          </table:table-cell>
          <table:table-cell table:formula="of:=[.F829]-[.K829]" office:value-type="float" office:value="-31.1039695739746">
            <text:p>-31</text:p>
          </table:table-cell>
        </table:table-row>
        <table:table-row table:style-name="ro1">
          <table:table-cell office:value-type="string">
            <text:p><text:s text:c="3"/>825</text:p>
          </table:table-cell>
          <table:table-cell office:value-type="string">
            <text:p><text:s text:c="3"/>2762</text:p>
          </table:table-cell>
          <table:table-cell office:value-type="string">
            <text:p><text:s text:c="3"/>6816</text:p>
          </table:table-cell>
          <table:table-cell office:value-type="string">
            <text:p><text:s text:c="5"/>28</text:p>
          </table:table-cell>
          <table:table-cell table:formula="of:=[.B830]/1" office:value-type="float" office:value="2762">
            <text:p>2762</text:p>
          </table:table-cell>
          <table:table-cell table:formula="of:=[.C830]/1" office:value-type="float" office:value="6816">
            <text:p>6816</text:p>
          </table:table-cell>
          <table:table-cell table:formula="of:=[.G$1]+[.E830]*([.G$2]+[.E830]*([.G$3]+[.G$4]*[.E830]))" office:value-type="float" office:value="6849.53217869023">
            <text:p>6849.532</text:p>
          </table:table-cell>
          <table:table-cell table:formula="of:=[.F830]-[.G830]" office:value-type="float" office:value="-33.5321786902296">
            <text:p>-33.532</text:p>
          </table:table-cell>
          <table:table-cell table:formula="of:=INT([.I$4]*[.E830]*([.J$3]/[.J$4])+[.I$3])" office:value-type="float" office:value="184670725">
            <text:p>184670725</text:p>
          </table:table-cell>
          <table:table-cell table:formula="of:=INT([.I830]*[.E830]*([.J$2]/[.J$3]))+[.I$2]" office:value-type="float" office:value="-1670043">
            <text:p>-1670043</text:p>
          </table:table-cell>
          <table:table-cell table:formula="of:=[.J830]*[.E830]*(1/[.J$2])+[.I$1]" office:value-type="float" office:value="6849.05160903931">
            <text:p>6849</text:p>
          </table:table-cell>
          <table:table-cell table:formula="of:=[.F830]-[.K830]" office:value-type="float" office:value="-33.0516090393066">
            <text:p>-33</text:p>
          </table:table-cell>
        </table:table-row>
        <table:table-row table:style-name="ro1">
          <table:table-cell office:value-type="string">
            <text:p><text:s text:c="3"/>826</text:p>
          </table:table-cell>
          <table:table-cell office:value-type="string">
            <text:p><text:s text:c="3"/>2764</text:p>
          </table:table-cell>
          <table:table-cell office:value-type="string">
            <text:p><text:s text:c="3"/>6828</text:p>
          </table:table-cell>
          <table:table-cell office:value-type="string">
            <text:p><text:s text:c="5"/>26</text:p>
          </table:table-cell>
          <table:table-cell table:formula="of:=[.B831]/1" office:value-type="float" office:value="2764">
            <text:p>2764</text:p>
          </table:table-cell>
          <table:table-cell table:formula="of:=[.C831]/1" office:value-type="float" office:value="6828">
            <text:p>6828</text:p>
          </table:table-cell>
          <table:table-cell table:formula="of:=[.G$1]+[.E831]*([.G$2]+[.E831]*([.G$3]+[.G$4]*[.E831]))" office:value-type="float" office:value="6859.04219096081">
            <text:p>6859.042</text:p>
          </table:table-cell>
          <table:table-cell table:formula="of:=[.F831]-[.G831]" office:value-type="float" office:value="-31.0421909608121">
            <text:p>-31.042</text:p>
          </table:table-cell>
          <table:table-cell table:formula="of:=INT([.I$4]*[.E831]*([.J$3]/[.J$4])+[.I$3])" office:value-type="float" office:value="184679947">
            <text:p>184679947</text:p>
          </table:table-cell>
          <table:table-cell table:formula="of:=INT([.I831]*[.E831]*([.J$2]/[.J$3]))+[.I$2]" office:value-type="float" office:value="-1667031">
            <text:p>-1667031</text:p>
          </table:table-cell>
          <table:table-cell table:formula="of:=[.J831]*[.E831]*(1/[.J$2])+[.I$1]" office:value-type="float" office:value="6858.55989837646">
            <text:p>6859</text:p>
          </table:table-cell>
          <table:table-cell table:formula="of:=[.F831]-[.K831]" office:value-type="float" office:value="-30.5598983764648">
            <text:p>-31</text:p>
          </table:table-cell>
        </table:table-row>
        <table:table-row table:style-name="ro1">
          <table:table-cell office:value-type="string">
            <text:p><text:s text:c="3"/>827</text:p>
          </table:table-cell>
          <table:table-cell office:value-type="string">
            <text:p><text:s text:c="3"/>2767</text:p>
          </table:table-cell>
          <table:table-cell office:value-type="string">
            <text:p><text:s text:c="3"/>6840</text:p>
          </table:table-cell>
          <table:table-cell office:value-type="string">
            <text:p><text:s text:c="5"/>23</text:p>
          </table:table-cell>
          <table:table-cell table:formula="of:=[.B832]/1" office:value-type="float" office:value="2767">
            <text:p>2767</text:p>
          </table:table-cell>
          <table:table-cell table:formula="of:=[.C832]/1" office:value-type="float" office:value="6840">
            <text:p>6840</text:p>
          </table:table-cell>
          <table:table-cell table:formula="of:=[.G$1]+[.E832]*([.G$2]+[.E832]*([.G$3]+[.G$4]*[.E832]))" office:value-type="float" office:value="6873.35308601803">
            <text:p>6873.353</text:p>
          </table:table-cell>
          <table:table-cell table:formula="of:=[.F832]-[.G832]" office:value-type="float" office:value="-33.3530860180254">
            <text:p>-33.353</text:p>
          </table:table-cell>
          <table:table-cell table:formula="of:=INT([.I$4]*[.E832]*([.J$3]/[.J$4])+[.I$3])" office:value-type="float" office:value="184693780">
            <text:p>184693780</text:p>
          </table:table-cell>
          <table:table-cell table:formula="of:=INT([.I832]*[.E832]*([.J$2]/[.J$3]))+[.I$2]" office:value-type="float" office:value="-1662512">
            <text:p>-1662512</text:p>
          </table:table-cell>
          <table:table-cell table:formula="of:=[.J832]*[.E832]*(1/[.J$2])+[.I$1]" office:value-type="float" office:value="6872.87069702149">
            <text:p>6873</text:p>
          </table:table-cell>
          <table:table-cell table:formula="of:=[.F832]-[.K832]" office:value-type="float" office:value="-32.8706970214844">
            <text:p>-33</text:p>
          </table:table-cell>
        </table:table-row>
        <table:table-row table:style-name="ro1">
          <table:table-cell office:value-type="string">
            <text:p><text:s text:c="3"/>828</text:p>
          </table:table-cell>
          <table:table-cell office:value-type="string">
            <text:p><text:s text:c="3"/>2769</text:p>
          </table:table-cell>
          <table:table-cell office:value-type="string">
            <text:p><text:s text:c="3"/>6856</text:p>
          </table:table-cell>
          <table:table-cell office:value-type="string">
            <text:p><text:s text:c="5"/>23</text:p>
          </table:table-cell>
          <table:table-cell table:formula="of:=[.B833]/1" office:value-type="float" office:value="2769">
            <text:p>2769</text:p>
          </table:table-cell>
          <table:table-cell table:formula="of:=[.C833]/1" office:value-type="float" office:value="6856">
            <text:p>6856</text:p>
          </table:table-cell>
          <table:table-cell table:formula="of:=[.G$1]+[.E833]*([.G$2]+[.E833]*([.G$3]+[.G$4]*[.E833]))" office:value-type="float" office:value="6882.92427185406">
            <text:p>6882.924</text:p>
          </table:table-cell>
          <table:table-cell table:formula="of:=[.F833]-[.G833]" office:value-type="float" office:value="-26.9242718540554">
            <text:p>-26.924</text:p>
          </table:table-cell>
          <table:table-cell table:formula="of:=INT([.I$4]*[.E833]*([.J$3]/[.J$4])+[.I$3])" office:value-type="float" office:value="184703003">
            <text:p>184703003</text:p>
          </table:table-cell>
          <table:table-cell table:formula="of:=INT([.I833]*[.E833]*([.J$2]/[.J$3]))+[.I$2]" office:value-type="float" office:value="-1659499">
            <text:p>-1659499</text:p>
          </table:table-cell>
          <table:table-cell table:formula="of:=[.J833]*[.E833]*(1/[.J$2])+[.I$1]" office:value-type="float" office:value="6882.44172096252">
            <text:p>6882</text:p>
          </table:table-cell>
          <table:table-cell table:formula="of:=[.F833]-[.K833]" office:value-type="float" office:value="-26.4417209625244">
            <text:p>-26</text:p>
          </table:table-cell>
        </table:table-row>
        <table:table-row table:style-name="ro1">
          <table:table-cell office:value-type="string">
            <text:p><text:s text:c="3"/>829</text:p>
          </table:table-cell>
          <table:table-cell office:value-type="string">
            <text:p><text:s text:c="3"/>2773</text:p>
          </table:table-cell>
          <table:table-cell office:value-type="string">
            <text:p><text:s text:c="3"/>6865</text:p>
          </table:table-cell>
          <table:table-cell office:value-type="string">
            <text:p><text:s text:c="5"/>24</text:p>
          </table:table-cell>
          <table:table-cell table:formula="of:=[.B834]/1" office:value-type="float" office:value="2773">
            <text:p>2773</text:p>
          </table:table-cell>
          <table:table-cell table:formula="of:=[.C834]/1" office:value-type="float" office:value="6865">
            <text:p>6865</text:p>
          </table:table-cell>
          <table:table-cell table:formula="of:=[.G$1]+[.E834]*([.G$2]+[.E834]*([.G$3]+[.G$4]*[.E834]))" office:value-type="float" office:value="6902.14007193466">
            <text:p>6902.140</text:p>
          </table:table-cell>
          <table:table-cell table:formula="of:=[.F834]-[.G834]" office:value-type="float" office:value="-37.1400719346584">
            <text:p>-37.140</text:p>
          </table:table-cell>
          <table:table-cell table:formula="of:=INT([.I$4]*[.E834]*([.J$3]/[.J$4])+[.I$3])" office:value-type="float" office:value="184721447">
            <text:p>184721447</text:p>
          </table:table-cell>
          <table:table-cell table:formula="of:=INT([.I834]*[.E834]*([.J$2]/[.J$3]))+[.I$2]" office:value-type="float" office:value="-1653472">
            <text:p>-1653472</text:p>
          </table:table-cell>
          <table:table-cell table:formula="of:=[.J834]*[.E834]*(1/[.J$2])+[.I$1]" office:value-type="float" office:value="6901.65802001953">
            <text:p>6902</text:p>
          </table:table-cell>
          <table:table-cell table:formula="of:=[.F834]-[.K834]" office:value-type="float" office:value="-36.6580200195312">
            <text:p>-37</text:p>
          </table:table-cell>
        </table:table-row>
        <table:table-row table:style-name="ro1">
          <table:table-cell office:value-type="string">
            <text:p><text:s text:c="3"/>830</text:p>
          </table:table-cell>
          <table:table-cell office:value-type="string">
            <text:p><text:s text:c="3"/>2775</text:p>
          </table:table-cell>
          <table:table-cell office:value-type="string">
            <text:p><text:s text:c="3"/>6879</text:p>
          </table:table-cell>
          <table:table-cell office:value-type="string">
            <text:p><text:s text:c="5"/>24</text:p>
          </table:table-cell>
          <table:table-cell table:formula="of:=[.B835]/1" office:value-type="float" office:value="2775">
            <text:p>2775</text:p>
          </table:table-cell>
          <table:table-cell table:formula="of:=[.C835]/1" office:value-type="float" office:value="6879">
            <text:p>6879</text:p>
          </table:table-cell>
          <table:table-cell table:formula="of:=[.G$1]+[.E835]*([.G$2]+[.E835]*([.G$3]+[.G$4]*[.E835]))" office:value-type="float" office:value="6911.78469262083">
            <text:p>6911.785</text:p>
          </table:table-cell>
          <table:table-cell table:formula="of:=[.F835]-[.G835]" office:value-type="float" office:value="-32.7846926208313">
            <text:p>-32.785</text:p>
          </table:table-cell>
          <table:table-cell table:formula="of:=INT([.I$4]*[.E835]*([.J$3]/[.J$4])+[.I$3])" office:value-type="float" office:value="184730669">
            <text:p>184730669</text:p>
          </table:table-cell>
          <table:table-cell table:formula="of:=INT([.I835]*[.E835]*([.J$2]/[.J$3]))+[.I$2]" office:value-type="float" office:value="-1650458">
            <text:p>-1650458</text:p>
          </table:table-cell>
          <table:table-cell table:formula="of:=[.J835]*[.E835]*(1/[.J$2])+[.I$1]" office:value-type="float" office:value="6911.30330276489">
            <text:p>6911</text:p>
          </table:table-cell>
          <table:table-cell table:formula="of:=[.F835]-[.K835]" office:value-type="float" office:value="-32.3033027648926">
            <text:p>-32</text:p>
          </table:table-cell>
        </table:table-row>
        <table:table-row table:style-name="ro1">
          <table:table-cell office:value-type="string">
            <text:p><text:s text:c="3"/>831</text:p>
          </table:table-cell>
          <table:table-cell office:value-type="string">
            <text:p><text:s text:c="3"/>2778</text:p>
          </table:table-cell>
          <table:table-cell office:value-type="string">
            <text:p><text:s text:c="3"/>6893</text:p>
          </table:table-cell>
          <table:table-cell office:value-type="string">
            <text:p><text:s text:c="5"/>22</text:p>
          </table:table-cell>
          <table:table-cell table:formula="of:=[.B836]/1" office:value-type="float" office:value="2778">
            <text:p>2778</text:p>
          </table:table-cell>
          <table:table-cell table:formula="of:=[.C836]/1" office:value-type="float" office:value="6893">
            <text:p>6893</text:p>
          </table:table-cell>
          <table:table-cell table:formula="of:=[.G$1]+[.E836]*([.G$2]+[.E836]*([.G$3]+[.G$4]*[.E836]))" office:value-type="float" office:value="6926.29753351592">
            <text:p>6926.298</text:p>
          </table:table-cell>
          <table:table-cell table:formula="of:=[.F836]-[.G836]" office:value-type="float" office:value="-33.2975335159226">
            <text:p>-33.298</text:p>
          </table:table-cell>
          <table:table-cell table:formula="of:=INT([.I$4]*[.E836]*([.J$3]/[.J$4])+[.I$3])" office:value-type="float" office:value="184744502">
            <text:p>184744502</text:p>
          </table:table-cell>
          <table:table-cell table:formula="of:=INT([.I836]*[.E836]*([.J$2]/[.J$3]))+[.I$2]" office:value-type="float" office:value="-1645937">
            <text:p>-1645937</text:p>
          </table:table-cell>
          <table:table-cell table:formula="of:=[.J836]*[.E836]*(1/[.J$2])+[.I$1]" office:value-type="float" office:value="6925.81434249878">
            <text:p>6926</text:p>
          </table:table-cell>
          <table:table-cell table:formula="of:=[.F836]-[.K836]" office:value-type="float" office:value="-32.8143424987793">
            <text:p>-33</text:p>
          </table:table-cell>
        </table:table-row>
        <table:table-row table:style-name="ro1">
          <table:table-cell office:value-type="string">
            <text:p><text:s text:c="3"/>832</text:p>
          </table:table-cell>
          <table:table-cell office:value-type="string">
            <text:p><text:s text:c="3"/>2780</text:p>
          </table:table-cell>
          <table:table-cell office:value-type="string">
            <text:p><text:s text:c="3"/>6907</text:p>
          </table:table-cell>
          <table:table-cell office:value-type="string">
            <text:p><text:s text:c="5"/>19</text:p>
          </table:table-cell>
          <table:table-cell table:formula="of:=[.B837]/1" office:value-type="float" office:value="2780">
            <text:p>2780</text:p>
          </table:table-cell>
          <table:table-cell table:formula="of:=[.C837]/1" office:value-type="float" office:value="6907">
            <text:p>6907</text:p>
          </table:table-cell>
          <table:table-cell table:formula="of:=[.G$1]+[.E837]*([.G$2]+[.E837]*([.G$3]+[.G$4]*[.E837]))" office:value-type="float" office:value="6936.00337205354">
            <text:p>6936.003</text:p>
          </table:table-cell>
          <table:table-cell table:formula="of:=[.F837]-[.G837]" office:value-type="float" office:value="-29.0033720535412">
            <text:p>-29.003</text:p>
          </table:table-cell>
          <table:table-cell table:formula="of:=INT([.I$4]*[.E837]*([.J$3]/[.J$4])+[.I$3])" office:value-type="float" office:value="184753724">
            <text:p>184753724</text:p>
          </table:table-cell>
          <table:table-cell table:formula="of:=INT([.I837]*[.E837]*([.J$2]/[.J$3]))+[.I$2]" office:value-type="float" office:value="-1642922">
            <text:p>-1642922</text:p>
          </table:table-cell>
          <table:table-cell table:formula="of:=[.J837]*[.E837]*(1/[.J$2])+[.I$1]" office:value-type="float" office:value="6935.52241516113">
            <text:p>6936</text:p>
          </table:table-cell>
          <table:table-cell table:formula="of:=[.F837]-[.K837]" office:value-type="float" office:value="-28.5224151611328">
            <text:p>-29</text:p>
          </table:table-cell>
        </table:table-row>
        <table:table-row table:style-name="ro1">
          <table:table-cell office:value-type="string">
            <text:p><text:s text:c="3"/>833</text:p>
          </table:table-cell>
          <table:table-cell office:value-type="string">
            <text:p><text:s text:c="3"/>2782</text:p>
          </table:table-cell>
          <table:table-cell office:value-type="string">
            <text:p><text:s text:c="3"/>6920</text:p>
          </table:table-cell>
          <table:table-cell office:value-type="string">
            <text:p><text:s text:c="5"/>24</text:p>
          </table:table-cell>
          <table:table-cell table:formula="of:=[.B838]/1" office:value-type="float" office:value="2782">
            <text:p>2782</text:p>
          </table:table-cell>
          <table:table-cell table:formula="of:=[.C838]/1" office:value-type="float" office:value="6920">
            <text:p>6920</text:p>
          </table:table-cell>
          <table:table-cell table:formula="of:=[.G$1]+[.E838]*([.G$2]+[.E838]*([.G$3]+[.G$4]*[.E838]))" office:value-type="float" office:value="6945.73370336814">
            <text:p>6945.734</text:p>
          </table:table-cell>
          <table:table-cell table:formula="of:=[.F838]-[.G838]" office:value-type="float" office:value="-25.7337033681379">
            <text:p>-25.734</text:p>
          </table:table-cell>
          <table:table-cell table:formula="of:=INT([.I$4]*[.E838]*([.J$3]/[.J$4])+[.I$3])" office:value-type="float" office:value="184762946">
            <text:p>184762946</text:p>
          </table:table-cell>
          <table:table-cell table:formula="of:=INT([.I838]*[.E838]*([.J$2]/[.J$3]))+[.I$2]" office:value-type="float" office:value="-1639907">
            <text:p>-1639907</text:p>
          </table:table-cell>
          <table:table-cell table:formula="of:=[.J838]*[.E838]*(1/[.J$2])+[.I$1]" office:value-type="float" office:value="6945.253490448">
            <text:p>6945</text:p>
          </table:table-cell>
          <table:table-cell table:formula="of:=[.F838]-[.K838]" office:value-type="float" office:value="-25.253490447998">
            <text:p>-25</text:p>
          </table:table-cell>
        </table:table-row>
        <table:table-row table:style-name="ro1">
          <table:table-cell office:value-type="string">
            <text:p><text:s text:c="3"/>834</text:p>
          </table:table-cell>
          <table:table-cell office:value-type="string">
            <text:p><text:s text:c="3"/>2785</text:p>
          </table:table-cell>
          <table:table-cell office:value-type="string">
            <text:p><text:s text:c="3"/>6935</text:p>
          </table:table-cell>
          <table:table-cell office:value-type="string">
            <text:p><text:s text:c="5"/>18</text:p>
          </table:table-cell>
          <table:table-cell table:formula="of:=[.B839]/1" office:value-type="float" office:value="2785">
            <text:p>2785</text:p>
          </table:table-cell>
          <table:table-cell table:formula="of:=[.C839]/1" office:value-type="float" office:value="6935">
            <text:p>6935</text:p>
          </table:table-cell>
          <table:table-cell table:formula="of:=[.G$1]+[.E839]*([.G$2]+[.E839]*([.G$3]+[.G$4]*[.E839]))" office:value-type="float" office:value="6960.37513134237">
            <text:p>6960.375</text:p>
          </table:table-cell>
          <table:table-cell table:formula="of:=[.F839]-[.G839]" office:value-type="float" office:value="-25.3751313423672">
            <text:p>-25.375</text:p>
          </table:table-cell>
          <table:table-cell table:formula="of:=INT([.I$4]*[.E839]*([.J$3]/[.J$4])+[.I$3])" office:value-type="float" office:value="184776780">
            <text:p>184776780</text:p>
          </table:table-cell>
          <table:table-cell table:formula="of:=INT([.I839]*[.E839]*([.J$2]/[.J$3]))+[.I$2]" office:value-type="float" office:value="-1635385">
            <text:p>-1635385</text:p>
          </table:table-cell>
          <table:table-cell table:formula="of:=[.J839]*[.E839]*(1/[.J$2])+[.I$1]" office:value-type="float" office:value="6959.89057731628">
            <text:p>6960</text:p>
          </table:table-cell>
          <table:table-cell table:formula="of:=[.F839]-[.K839]" office:value-type="float" office:value="-24.8905773162842">
            <text:p>-25</text:p>
          </table:table-cell>
        </table:table-row>
        <table:table-row table:style-name="ro1">
          <table:table-cell office:value-type="string">
            <text:p><text:s text:c="3"/>835</text:p>
          </table:table-cell>
          <table:table-cell office:value-type="string">
            <text:p><text:s text:c="3"/>2789</text:p>
          </table:table-cell>
          <table:table-cell office:value-type="string">
            <text:p><text:s text:c="3"/>6944</text:p>
          </table:table-cell>
          <table:table-cell office:value-type="string">
            <text:p><text:s text:c="5"/>21</text:p>
          </table:table-cell>
          <table:table-cell table:formula="of:=[.B840]/1" office:value-type="float" office:value="2789">
            <text:p>2789</text:p>
          </table:table-cell>
          <table:table-cell table:formula="of:=[.C840]/1" office:value-type="float" office:value="6944">
            <text:p>6944</text:p>
          </table:table-cell>
          <table:table-cell table:formula="of:=[.G$1]+[.E840]*([.G$2]+[.E840]*([.G$3]+[.G$4]*[.E840]))" office:value-type="float" office:value="6979.98279008824">
            <text:p>6979.983</text:p>
          </table:table-cell>
          <table:table-cell table:formula="of:=[.F840]-[.G840]" office:value-type="float" office:value="-35.9827900882374">
            <text:p>-35.983</text:p>
          </table:table-cell>
          <table:table-cell table:formula="of:=INT([.I$4]*[.E840]*([.J$3]/[.J$4])+[.I$3])" office:value-type="float" office:value="184795224">
            <text:p>184795224</text:p>
          </table:table-cell>
          <table:table-cell table:formula="of:=INT([.I840]*[.E840]*([.J$2]/[.J$3]))+[.I$2]" office:value-type="float" office:value="-1629353">
            <text:p>-1629353</text:p>
          </table:table-cell>
          <table:table-cell table:formula="of:=[.J840]*[.E840]*(1/[.J$2])+[.I$1]" office:value-type="float" office:value="6979.50137901306">
            <text:p>6980</text:p>
          </table:table-cell>
          <table:table-cell table:formula="of:=[.F840]-[.K840]" office:value-type="float" office:value="-35.5013790130615">
            <text:p>-36</text:p>
          </table:table-cell>
        </table:table-row>
        <table:table-row table:style-name="ro1">
          <table:table-cell office:value-type="string">
            <text:p><text:s text:c="3"/>836</text:p>
          </table:table-cell>
          <table:table-cell office:value-type="string">
            <text:p><text:s text:c="3"/>2792</text:p>
          </table:table-cell>
          <table:table-cell office:value-type="string">
            <text:p><text:s text:c="3"/>6959</text:p>
          </table:table-cell>
          <table:table-cell office:value-type="string">
            <text:p><text:s text:c="5"/>23</text:p>
          </table:table-cell>
          <table:table-cell table:formula="of:=[.B841]/1" office:value-type="float" office:value="2792">
            <text:p>2792</text:p>
          </table:table-cell>
          <table:table-cell table:formula="of:=[.C841]/1" office:value-type="float" office:value="6959">
            <text:p>6959</text:p>
          </table:table-cell>
          <table:table-cell table:formula="of:=[.G$1]+[.E841]*([.G$2]+[.E841]*([.G$3]+[.G$4]*[.E841]))" office:value-type="float" office:value="6994.75286432381">
            <text:p>6994.753</text:p>
          </table:table-cell>
          <table:table-cell table:formula="of:=[.F841]-[.G841]" office:value-type="float" office:value="-35.7528643238093">
            <text:p>-35.753</text:p>
          </table:table-cell>
          <table:table-cell table:formula="of:=INT([.I$4]*[.E841]*([.J$3]/[.J$4])+[.I$3])" office:value-type="float" office:value="184809057">
            <text:p>184809057</text:p>
          </table:table-cell>
          <table:table-cell table:formula="of:=INT([.I841]*[.E841]*([.J$2]/[.J$3]))+[.I$2]" office:value-type="float" office:value="-1624829">
            <text:p>-1624829</text:p>
          </table:table-cell>
          <table:table-cell table:formula="of:=[.J841]*[.E841]*(1/[.J$2])+[.I$1]" office:value-type="float" office:value="6994.26988220215">
            <text:p>6994</text:p>
          </table:table-cell>
          <table:table-cell table:formula="of:=[.F841]-[.K841]" office:value-type="float" office:value="-35.2698822021484">
            <text:p>-35</text:p>
          </table:table-cell>
        </table:table-row>
        <table:table-row table:style-name="ro1">
          <table:table-cell office:value-type="string">
            <text:p><text:s text:c="3"/>837</text:p>
          </table:table-cell>
          <table:table-cell office:value-type="string">
            <text:p><text:s text:c="3"/>2794</text:p>
          </table:table-cell>
          <table:table-cell office:value-type="string">
            <text:p><text:s text:c="3"/>6974</text:p>
          </table:table-cell>
          <table:table-cell office:value-type="string">
            <text:p><text:s text:c="5"/>22</text:p>
          </table:table-cell>
          <table:table-cell table:formula="of:=[.B842]/1" office:value-type="float" office:value="2794">
            <text:p>2794</text:p>
          </table:table-cell>
          <table:table-cell table:formula="of:=[.C842]/1" office:value-type="float" office:value="6974">
            <text:p>6974</text:p>
          </table:table-cell>
          <table:table-cell table:formula="of:=[.G$1]+[.E842]*([.G$2]+[.E842]*([.G$3]+[.G$4]*[.E842]))" office:value-type="float" office:value="7004.63021993708">
            <text:p>7004.630</text:p>
          </table:table-cell>
          <table:table-cell table:formula="of:=[.F842]-[.G842]" office:value-type="float" office:value="-30.6302199370803">
            <text:p>-30.630</text:p>
          </table:table-cell>
          <table:table-cell table:formula="of:=INT([.I$4]*[.E842]*([.J$3]/[.J$4])+[.I$3])" office:value-type="float" office:value="184818279">
            <text:p>184818279</text:p>
          </table:table-cell>
          <table:table-cell table:formula="of:=INT([.I842]*[.E842]*([.J$2]/[.J$3]))+[.I$2]" office:value-type="float" office:value="-1621812">
            <text:p>-1621812</text:p>
          </table:table-cell>
          <table:table-cell table:formula="of:=[.J842]*[.E842]*(1/[.J$2])+[.I$1]" office:value-type="float" office:value="7004.14964294434">
            <text:p>7004</text:p>
          </table:table-cell>
          <table:table-cell table:formula="of:=[.F842]-[.K842]" office:value-type="float" office:value="-30.1496429443359">
            <text:p>-30</text:p>
          </table:table-cell>
        </table:table-row>
        <table:table-row table:style-name="ro1">
          <table:table-cell office:value-type="string">
            <text:p><text:s text:c="3"/>838</text:p>
          </table:table-cell>
          <table:table-cell office:value-type="string">
            <text:p><text:s text:c="3"/>2796</text:p>
          </table:table-cell>
          <table:table-cell office:value-type="string">
            <text:p><text:s text:c="3"/>6988</text:p>
          </table:table-cell>
          <table:table-cell office:value-type="string">
            <text:p><text:s text:c="5"/>20</text:p>
          </table:table-cell>
          <table:table-cell table:formula="of:=[.B843]/1" office:value-type="float" office:value="2796">
            <text:p>2796</text:p>
          </table:table-cell>
          <table:table-cell table:formula="of:=[.C843]/1" office:value-type="float" office:value="6988">
            <text:p>6988</text:p>
          </table:table-cell>
          <table:table-cell table:formula="of:=[.G$1]+[.E843]*([.G$2]+[.E843]*([.G$3]+[.G$4]*[.E843]))" office:value-type="float" office:value="7014.53209087293">
            <text:p>7014.532</text:p>
          </table:table-cell>
          <table:table-cell table:formula="of:=[.F843]-[.G843]" office:value-type="float" office:value="-26.5320908729336">
            <text:p>-26.532</text:p>
          </table:table-cell>
          <table:table-cell table:formula="of:=INT([.I$4]*[.E843]*([.J$3]/[.J$4])+[.I$3])" office:value-type="float" office:value="184827501">
            <text:p>184827501</text:p>
          </table:table-cell>
          <table:table-cell table:formula="of:=INT([.I843]*[.E843]*([.J$2]/[.J$3]))+[.I$2]" office:value-type="float" office:value="-1618796">
            <text:p>-1618796</text:p>
          </table:table-cell>
          <table:table-cell table:formula="of:=[.J843]*[.E843]*(1/[.J$2])+[.I$1]" office:value-type="float" office:value="7014.04708862305">
            <text:p>7014</text:p>
          </table:table-cell>
          <table:table-cell table:formula="of:=[.F843]-[.K843]" office:value-type="float" office:value="-26.0470886230469">
            <text:p>-26</text:p>
          </table:table-cell>
        </table:table-row>
        <table:table-row table:style-name="ro1">
          <table:table-cell office:value-type="string">
            <text:p><text:s text:c="3"/>839</text:p>
          </table:table-cell>
          <table:table-cell office:value-type="string">
            <text:p><text:s text:c="3"/>2800</text:p>
          </table:table-cell>
          <table:table-cell office:value-type="string">
            <text:p><text:s text:c="3"/>7002</text:p>
          </table:table-cell>
          <table:table-cell office:value-type="string">
            <text:p><text:s text:c="5"/>18</text:p>
          </table:table-cell>
          <table:table-cell table:formula="of:=[.B844]/1" office:value-type="float" office:value="2800">
            <text:p>2800</text:p>
          </table:table-cell>
          <table:table-cell table:formula="of:=[.C844]/1" office:value-type="float" office:value="7002">
            <text:p>7002</text:p>
          </table:table-cell>
          <table:table-cell table:formula="of:=[.G$1]+[.E844]*([.G$2]+[.E844]*([.G$3]+[.G$4]*[.E844]))" office:value-type="float" office:value="7034.40939159558">
            <text:p>7034.409</text:p>
          </table:table-cell>
          <table:table-cell table:formula="of:=[.F844]-[.G844]" office:value-type="float" office:value="-32.4093915955746">
            <text:p>-32.409</text:p>
          </table:table-cell>
          <table:table-cell table:formula="of:=INT([.I$4]*[.E844]*([.J$3]/[.J$4])+[.I$3])" office:value-type="float" office:value="184845946">
            <text:p>184845946</text:p>
          </table:table-cell>
          <table:table-cell table:formula="of:=INT([.I844]*[.E844]*([.J$2]/[.J$3]))+[.I$2]" office:value-type="float" office:value="-1612761">
            <text:p>-1612761</text:p>
          </table:table-cell>
          <table:table-cell table:formula="of:=[.J844]*[.E844]*(1/[.J$2])+[.I$1]" office:value-type="float" office:value="7033.9270324707">
            <text:p>7034</text:p>
          </table:table-cell>
          <table:table-cell table:formula="of:=[.F844]-[.K844]" office:value-type="float" office:value="-31.9270324707031">
            <text:p>-32</text:p>
          </table:table-cell>
        </table:table-row>
        <table:table-row table:style-name="ro1">
          <table:table-cell office:value-type="string">
            <text:p><text:s text:c="3"/>840</text:p>
          </table:table-cell>
          <table:table-cell office:value-type="string">
            <text:p><text:s text:c="3"/>2801</text:p>
          </table:table-cell>
          <table:table-cell office:value-type="string">
            <text:p><text:s text:c="3"/>7009</text:p>
          </table:table-cell>
          <table:table-cell office:value-type="string">
            <text:p><text:s text:c="5"/>19</text:p>
          </table:table-cell>
          <table:table-cell table:formula="of:=[.B845]/1" office:value-type="float" office:value="2801">
            <text:p>2801</text:p>
          </table:table-cell>
          <table:table-cell table:formula="of:=[.C845]/1" office:value-type="float" office:value="7009">
            <text:p>7009</text:p>
          </table:table-cell>
          <table:table-cell table:formula="of:=[.G$1]+[.E845]*([.G$2]+[.E845]*([.G$3]+[.G$4]*[.E845]))" office:value-type="float" office:value="7039.39404388534">
            <text:p>7039.394</text:p>
          </table:table-cell>
          <table:table-cell table:formula="of:=[.F845]-[.G845]" office:value-type="float" office:value="-30.3940438853442">
            <text:p>-30.394</text:p>
          </table:table-cell>
          <table:table-cell table:formula="of:=INT([.I$4]*[.E845]*([.J$3]/[.J$4])+[.I$3])" office:value-type="float" office:value="184850557">
            <text:p>184850557</text:p>
          </table:table-cell>
          <table:table-cell table:formula="of:=INT([.I845]*[.E845]*([.J$2]/[.J$3]))+[.I$2]" office:value-type="float" office:value="-1611252">
            <text:p>-1611252</text:p>
          </table:table-cell>
          <table:table-cell table:formula="of:=[.J845]*[.E845]*(1/[.J$2])+[.I$1]" office:value-type="float" office:value="7038.91274261475">
            <text:p>7039</text:p>
          </table:table-cell>
          <table:table-cell table:formula="of:=[.F845]-[.K845]" office:value-type="float" office:value="-29.9127426147461">
            <text:p>-30</text:p>
          </table:table-cell>
        </table:table-row>
        <table:table-row table:style-name="ro1">
          <table:table-cell office:value-type="string">
            <text:p><text:s text:c="3"/>841</text:p>
          </table:table-cell>
          <table:table-cell office:value-type="string">
            <text:p><text:s text:c="3"/>2805</text:p>
          </table:table-cell>
          <table:table-cell office:value-type="string">
            <text:p><text:s text:c="3"/>7026</text:p>
          </table:table-cell>
          <table:table-cell office:value-type="string">
            <text:p><text:s text:c="5"/>25</text:p>
          </table:table-cell>
          <table:table-cell table:formula="of:=[.B846]/1" office:value-type="float" office:value="2805">
            <text:p>2805</text:p>
          </table:table-cell>
          <table:table-cell table:formula="of:=[.C846]/1" office:value-type="float" office:value="7026">
            <text:p>7026</text:p>
          </table:table-cell>
          <table:table-cell table:formula="of:=[.G$1]+[.E846]*([.G$2]+[.E846]*([.G$3]+[.G$4]*[.E846]))" office:value-type="float" office:value="7059.39397355888">
            <text:p>7059.394</text:p>
          </table:table-cell>
          <table:table-cell table:formula="of:=[.F846]-[.G846]" office:value-type="float" office:value="-33.393973558881">
            <text:p>-33.394</text:p>
          </table:table-cell>
          <table:table-cell table:formula="of:=INT([.I$4]*[.E846]*([.J$3]/[.J$4])+[.I$3])" office:value-type="float" office:value="184869001">
            <text:p>184869001</text:p>
          </table:table-cell>
          <table:table-cell table:formula="of:=INT([.I846]*[.E846]*([.J$2]/[.J$3]))+[.I$2]" office:value-type="float" office:value="-1605216">
            <text:p>-1605216</text:p>
          </table:table-cell>
          <table:table-cell table:formula="of:=[.J846]*[.E846]*(1/[.J$2])+[.I$1]" office:value-type="float" office:value="7058.91314697266">
            <text:p>7059</text:p>
          </table:table-cell>
          <table:table-cell table:formula="of:=[.F846]-[.K846]" office:value-type="float" office:value="-32.9131469726562">
            <text:p>-33</text:p>
          </table:table-cell>
        </table:table-row>
        <table:table-row table:style-name="ro1">
          <table:table-cell office:value-type="string">
            <text:p><text:s text:c="3"/>842</text:p>
          </table:table-cell>
          <table:table-cell office:value-type="string">
            <text:p><text:s text:c="3"/>2807</text:p>
          </table:table-cell>
          <table:table-cell office:value-type="string">
            <text:p><text:s text:c="3"/>7042</text:p>
          </table:table-cell>
          <table:table-cell office:value-type="string">
            <text:p><text:s text:c="5"/>22</text:p>
          </table:table-cell>
          <table:table-cell table:formula="of:=[.B847]/1" office:value-type="float" office:value="2807">
            <text:p>2807</text:p>
          </table:table-cell>
          <table:table-cell table:formula="of:=[.C847]/1" office:value-type="float" office:value="7042">
            <text:p>7042</text:p>
          </table:table-cell>
          <table:table-cell table:formula="of:=[.G$1]+[.E847]*([.G$2]+[.E847]*([.G$3]+[.G$4]*[.E847]))" office:value-type="float" office:value="7069.43073634072">
            <text:p>7069.431</text:p>
          </table:table-cell>
          <table:table-cell table:formula="of:=[.F847]-[.G847]" office:value-type="float" office:value="-27.4307363407188">
            <text:p>-27.431</text:p>
          </table:table-cell>
          <table:table-cell table:formula="of:=INT([.I$4]*[.E847]*([.J$3]/[.J$4])+[.I$3])" office:value-type="float" office:value="184878223">
            <text:p>184878223</text:p>
          </table:table-cell>
          <table:table-cell table:formula="of:=INT([.I847]*[.E847]*([.J$2]/[.J$3]))+[.I$2]" office:value-type="float" office:value="-1602198">
            <text:p>-1602198</text:p>
          </table:table-cell>
          <table:table-cell table:formula="of:=[.J847]*[.E847]*(1/[.J$2])+[.I$1]" office:value-type="float" office:value="7068.94788742065">
            <text:p>7069</text:p>
          </table:table-cell>
          <table:table-cell table:formula="of:=[.F847]-[.K847]" office:value-type="float" office:value="-26.9478874206543">
            <text:p>-27</text:p>
          </table:table-cell>
        </table:table-row>
        <table:table-row table:style-name="ro1">
          <table:table-cell office:value-type="string">
            <text:p><text:s text:c="3"/>843</text:p>
          </table:table-cell>
          <table:table-cell office:value-type="string">
            <text:p><text:s text:c="3"/>2810</text:p>
          </table:table-cell>
          <table:table-cell office:value-type="string">
            <text:p><text:s text:c="3"/>7056</text:p>
          </table:table-cell>
          <table:table-cell office:value-type="string">
            <text:p><text:s text:c="5"/>20</text:p>
          </table:table-cell>
          <table:table-cell table:formula="of:=[.B848]/1" office:value-type="float" office:value="2810">
            <text:p>2810</text:p>
          </table:table-cell>
          <table:table-cell table:formula="of:=[.C848]/1" office:value-type="float" office:value="7056">
            <text:p>7056</text:p>
          </table:table-cell>
          <table:table-cell table:formula="of:=[.G$1]+[.E848]*([.G$2]+[.E848]*([.G$3]+[.G$4]*[.E848]))" office:value-type="float" office:value="7084.53188700331">
            <text:p>7084.532</text:p>
          </table:table-cell>
          <table:table-cell table:formula="of:=[.F848]-[.G848]" office:value-type="float" office:value="-28.5318870033061">
            <text:p>-28.532</text:p>
          </table:table-cell>
          <table:table-cell table:formula="of:=INT([.I$4]*[.E848]*([.J$3]/[.J$4])+[.I$3])" office:value-type="float" office:value="184892056">
            <text:p>184892056</text:p>
          </table:table-cell>
          <table:table-cell table:formula="of:=INT([.I848]*[.E848]*([.J$2]/[.J$3]))+[.I$2]" office:value-type="float" office:value="-1597670">
            <text:p>-1597670</text:p>
          </table:table-cell>
          <table:table-cell table:formula="of:=[.J848]*[.E848]*(1/[.J$2])+[.I$1]" office:value-type="float" office:value="7084.04853057861">
            <text:p>7084</text:p>
          </table:table-cell>
          <table:table-cell table:formula="of:=[.F848]-[.K848]" office:value-type="float" office:value="-28.0485305786133">
            <text:p>-28</text:p>
          </table:table-cell>
        </table:table-row>
        <table:table-row table:style-name="ro1">
          <table:table-cell office:value-type="string">
            <text:p><text:s text:c="3"/>844</text:p>
          </table:table-cell>
          <table:table-cell office:value-type="string">
            <text:p><text:s text:c="3"/>2812</text:p>
          </table:table-cell>
          <table:table-cell office:value-type="string">
            <text:p><text:s text:c="3"/>7063</text:p>
          </table:table-cell>
          <table:table-cell office:value-type="string">
            <text:p><text:s text:c="5"/>15</text:p>
          </table:table-cell>
          <table:table-cell table:formula="of:=[.B849]/1" office:value-type="float" office:value="2812">
            <text:p>2812</text:p>
          </table:table-cell>
          <table:table-cell table:formula="of:=[.C849]/1" office:value-type="float" office:value="7063">
            <text:p>7063</text:p>
          </table:table-cell>
          <table:table-cell table:formula="of:=[.G$1]+[.E849]*([.G$2]+[.E849]*([.G$3]+[.G$4]*[.E849]))" office:value-type="float" office:value="7094.62999646859">
            <text:p>7094.630</text:p>
          </table:table-cell>
          <table:table-cell table:formula="of:=[.F849]-[.G849]" office:value-type="float" office:value="-31.6299964685932">
            <text:p>-31.630</text:p>
          </table:table-cell>
          <table:table-cell table:formula="of:=INT([.I$4]*[.E849]*([.J$3]/[.J$4])+[.I$3])" office:value-type="float" office:value="184901278">
            <text:p>184901278</text:p>
          </table:table-cell>
          <table:table-cell table:formula="of:=INT([.I849]*[.E849]*([.J$2]/[.J$3]))+[.I$2]" office:value-type="float" office:value="-1594651">
            <text:p>-1594651</text:p>
          </table:table-cell>
          <table:table-cell table:formula="of:=[.J849]*[.E849]*(1/[.J$2])+[.I$1]" office:value-type="float" office:value="7094.1462020874">
            <text:p>7094</text:p>
          </table:table-cell>
          <table:table-cell table:formula="of:=[.F849]-[.K849]" office:value-type="float" office:value="-31.1462020874023">
            <text:p>-31</text:p>
          </table:table-cell>
        </table:table-row>
        <table:table-row table:style-name="ro1">
          <table:table-cell office:value-type="string">
            <text:p><text:s text:c="3"/>845</text:p>
          </table:table-cell>
          <table:table-cell office:value-type="string">
            <text:p><text:s text:c="3"/>2816</text:p>
          </table:table-cell>
          <table:table-cell office:value-type="string">
            <text:p><text:s text:c="3"/>7079</text:p>
          </table:table-cell>
          <table:table-cell office:value-type="string">
            <text:p><text:s text:c="5"/>17</text:p>
          </table:table-cell>
          <table:table-cell table:formula="of:=[.B850]/1" office:value-type="float" office:value="2816">
            <text:p>2816</text:p>
          </table:table-cell>
          <table:table-cell table:formula="of:=[.C850]/1" office:value-type="float" office:value="7079">
            <text:p>7079</text:p>
          </table:table-cell>
          <table:table-cell table:formula="of:=[.G$1]+[.E850]*([.G$2]+[.E850]*([.G$3]+[.G$4]*[.E850]))" office:value-type="float" office:value="7114.8998515493">
            <text:p>7114.900</text:p>
          </table:table-cell>
          <table:table-cell table:formula="of:=[.F850]-[.G850]" office:value-type="float" office:value="-35.8998515492985">
            <text:p>-35.900</text:p>
          </table:table-cell>
          <table:table-cell table:formula="of:=INT([.I$4]*[.E850]*([.J$3]/[.J$4])+[.I$3])" office:value-type="float" office:value="184919723">
            <text:p>184919723</text:p>
          </table:table-cell>
          <table:table-cell table:formula="of:=INT([.I850]*[.E850]*([.J$2]/[.J$3]))+[.I$2]" office:value-type="float" office:value="-1588612">
            <text:p>-1588612</text:p>
          </table:table-cell>
          <table:table-cell table:formula="of:=[.J850]*[.E850]*(1/[.J$2])+[.I$1]" office:value-type="float" office:value="7114.416015625">
            <text:p>7114</text:p>
          </table:table-cell>
          <table:table-cell table:formula="of:=[.F850]-[.K850]" office:value-type="float" office:value="-35.416015625">
            <text:p>-35</text:p>
          </table:table-cell>
        </table:table-row>
        <table:table-row table:style-name="ro1">
          <table:table-cell office:value-type="string">
            <text:p><text:s text:c="3"/>846</text:p>
          </table:table-cell>
          <table:table-cell office:value-type="string">
            <text:p><text:s text:c="3"/>2817</text:p>
          </table:table-cell>
          <table:table-cell office:value-type="string">
            <text:p><text:s text:c="3"/>7091</text:p>
          </table:table-cell>
          <table:table-cell office:value-type="string">
            <text:p><text:s text:c="5"/>19</text:p>
          </table:table-cell>
          <table:table-cell table:formula="of:=[.B851]/1" office:value-type="float" office:value="2817">
            <text:p>2817</text:p>
          </table:table-cell>
          <table:table-cell table:formula="of:=[.C851]/1" office:value-type="float" office:value="7091">
            <text:p>7091</text:p>
          </table:table-cell>
          <table:table-cell table:formula="of:=[.G$1]+[.E851]*([.G$2]+[.E851]*([.G$3]+[.G$4]*[.E851]))" office:value-type="float" office:value="7119.98265853259">
            <text:p>7119.983</text:p>
          </table:table-cell>
          <table:table-cell table:formula="of:=[.F851]-[.G851]" office:value-type="float" office:value="-28.9826585325882">
            <text:p>-28.983</text:p>
          </table:table-cell>
          <table:table-cell table:formula="of:=INT([.I$4]*[.E851]*([.J$3]/[.J$4])+[.I$3])" office:value-type="float" office:value="184924334">
            <text:p>184924334</text:p>
          </table:table-cell>
          <table:table-cell table:formula="of:=INT([.I851]*[.E851]*([.J$2]/[.J$3]))+[.I$2]" office:value-type="float" office:value="-1587102">
            <text:p>-1587102</text:p>
          </table:table-cell>
          <table:table-cell table:formula="of:=[.J851]*[.E851]*(1/[.J$2])+[.I$1]" office:value-type="float" office:value="7119.49921035767">
            <text:p>7119</text:p>
          </table:table-cell>
          <table:table-cell table:formula="of:=[.F851]-[.K851]" office:value-type="float" office:value="-28.499210357666">
            <text:p>-28</text:p>
          </table:table-cell>
        </table:table-row>
        <table:table-row table:style-name="ro1">
          <table:table-cell office:value-type="string">
            <text:p><text:s text:c="3"/>847</text:p>
          </table:table-cell>
          <table:table-cell office:value-type="string">
            <text:p><text:s text:c="3"/>2821</text:p>
          </table:table-cell>
          <table:table-cell office:value-type="string">
            <text:p><text:s text:c="3"/>7104</text:p>
          </table:table-cell>
          <table:table-cell office:value-type="string">
            <text:p><text:s text:c="5"/>24</text:p>
          </table:table-cell>
          <table:table-cell table:formula="of:=[.B852]/1" office:value-type="float" office:value="2821">
            <text:p>2821</text:p>
          </table:table-cell>
          <table:table-cell table:formula="of:=[.C852]/1" office:value-type="float" office:value="7104">
            <text:p>7104</text:p>
          </table:table-cell>
          <table:table-cell table:formula="of:=[.G$1]+[.E852]*([.G$2]+[.E852]*([.G$3]+[.G$4]*[.E852]))" office:value-type="float" office:value="7140.37527139619">
            <text:p>7140.375</text:p>
          </table:table-cell>
          <table:table-cell table:formula="of:=[.F852]-[.G852]" office:value-type="float" office:value="-36.3752713961894">
            <text:p>-36.375</text:p>
          </table:table-cell>
          <table:table-cell table:formula="of:=INT([.I$4]*[.E852]*([.J$3]/[.J$4])+[.I$3])" office:value-type="float" office:value="184942778">
            <text:p>184942778</text:p>
          </table:table-cell>
          <table:table-cell table:formula="of:=INT([.I852]*[.E852]*([.J$2]/[.J$3]))+[.I$2]" office:value-type="float" office:value="-1581061">
            <text:p>-1581061</text:p>
          </table:table-cell>
          <table:table-cell table:formula="of:=[.J852]*[.E852]*(1/[.J$2])+[.I$1]" office:value-type="float" office:value="7139.89497184753">
            <text:p>7140</text:p>
          </table:table-cell>
          <table:table-cell table:formula="of:=[.F852]-[.K852]" office:value-type="float" office:value="-35.8949718475342">
            <text:p>-36</text:p>
          </table:table-cell>
        </table:table-row>
        <table:table-row table:style-name="ro1">
          <table:table-cell office:value-type="string">
            <text:p><text:s text:c="3"/>848</text:p>
          </table:table-cell>
          <table:table-cell office:value-type="string">
            <text:p><text:s text:c="3"/>2823</text:p>
          </table:table-cell>
          <table:table-cell office:value-type="string">
            <text:p><text:s text:c="3"/>7123</text:p>
          </table:table-cell>
          <table:table-cell office:value-type="string">
            <text:p><text:s text:c="5"/>22</text:p>
          </table:table-cell>
          <table:table-cell table:formula="of:=[.B853]/1" office:value-type="float" office:value="2823">
            <text:p>2823</text:p>
          </table:table-cell>
          <table:table-cell table:formula="of:=[.C853]/1" office:value-type="float" office:value="7123">
            <text:p>7123</text:p>
          </table:table-cell>
          <table:table-cell table:formula="of:=[.G$1]+[.E853]*([.G$2]+[.E853]*([.G$3]+[.G$4]*[.E853]))" office:value-type="float" office:value="7150.60841442266">
            <text:p>7150.608</text:p>
          </table:table-cell>
          <table:table-cell table:formula="of:=[.F853]-[.G853]" office:value-type="float" office:value="-27.608414422657">
            <text:p>-27.608</text:p>
          </table:table-cell>
          <table:table-cell table:formula="of:=INT([.I$4]*[.E853]*([.J$3]/[.J$4])+[.I$3])" office:value-type="float" office:value="184952000">
            <text:p>184952000</text:p>
          </table:table-cell>
          <table:table-cell table:formula="of:=INT([.I853]*[.E853]*([.J$2]/[.J$3]))+[.I$2]" office:value-type="float" office:value="-1578041">
            <text:p>-1578041</text:p>
          </table:table-cell>
          <table:table-cell table:formula="of:=[.J853]*[.E853]*(1/[.J$2])+[.I$1]" office:value-type="float" office:value="7150.12472724915">
            <text:p>7150</text:p>
          </table:table-cell>
          <table:table-cell table:formula="of:=[.F853]-[.K853]" office:value-type="float" office:value="-27.1247272491455">
            <text:p>-27</text:p>
          </table:table-cell>
        </table:table-row>
        <table:table-row table:style-name="ro1">
          <table:table-cell office:value-type="string">
            <text:p><text:s text:c="3"/>849</text:p>
          </table:table-cell>
          <table:table-cell office:value-type="string">
            <text:p><text:s text:c="3"/>2826</text:p>
          </table:table-cell>
          <table:table-cell office:value-type="string">
            <text:p><text:s text:c="3"/>7138</text:p>
          </table:table-cell>
          <table:table-cell office:value-type="string">
            <text:p><text:s text:c="5"/>20</text:p>
          </table:table-cell>
          <table:table-cell table:formula="of:=[.B854]/1" office:value-type="float" office:value="2826">
            <text:p>2826</text:p>
          </table:table-cell>
          <table:table-cell table:formula="of:=[.C854]/1" office:value-type="float" office:value="7138">
            <text:p>7138</text:p>
          </table:table-cell>
          <table:table-cell table:formula="of:=[.G$1]+[.E854]*([.G$2]+[.E854]*([.G$3]+[.G$4]*[.E854]))" office:value-type="float" office:value="7166.0041837642">
            <text:p>7166.004</text:p>
          </table:table-cell>
          <table:table-cell table:formula="of:=[.F854]-[.G854]" office:value-type="float" office:value="-28.0041837641984">
            <text:p>-28.004</text:p>
          </table:table-cell>
          <table:table-cell table:formula="of:=INT([.I$4]*[.E854]*([.J$3]/[.J$4])+[.I$3])" office:value-type="float" office:value="184965833">
            <text:p>184965833</text:p>
          </table:table-cell>
          <table:table-cell table:formula="of:=INT([.I854]*[.E854]*([.J$2]/[.J$3]))+[.I$2]" office:value-type="float" office:value="-1573509">
            <text:p>-1573509</text:p>
          </table:table-cell>
          <table:table-cell table:formula="of:=[.J854]*[.E854]*(1/[.J$2])+[.I$1]" office:value-type="float" office:value="7165.52334213257">
            <text:p>7166</text:p>
          </table:table-cell>
          <table:table-cell table:formula="of:=[.F854]-[.K854]" office:value-type="float" office:value="-27.5233421325684">
            <text:p>-28</text:p>
          </table:table-cell>
        </table:table-row>
        <table:table-row table:style-name="ro1">
          <table:table-cell office:value-type="string">
            <text:p><text:s text:c="3"/>850</text:p>
          </table:table-cell>
          <table:table-cell office:value-type="string">
            <text:p><text:s text:c="3"/>2828</text:p>
          </table:table-cell>
          <table:table-cell office:value-type="string">
            <text:p><text:s text:c="3"/>7148</text:p>
          </table:table-cell>
          <table:table-cell office:value-type="string">
            <text:p><text:s text:c="5"/>24</text:p>
          </table:table-cell>
          <table:table-cell table:formula="of:=[.B855]/1" office:value-type="float" office:value="2828">
            <text:p>2828</text:p>
          </table:table-cell>
          <table:table-cell table:formula="of:=[.C855]/1" office:value-type="float" office:value="7148">
            <text:p>7148</text:p>
          </table:table-cell>
          <table:table-cell table:formula="of:=[.G$1]+[.E855]*([.G$2]+[.E855]*([.G$3]+[.G$4]*[.E855]))" office:value-type="float" office:value="7176.29873789012">
            <text:p>7176.299</text:p>
          </table:table-cell>
          <table:table-cell table:formula="of:=[.F855]-[.G855]" office:value-type="float" office:value="-28.2987378901162">
            <text:p>-28.299</text:p>
          </table:table-cell>
          <table:table-cell table:formula="of:=INT([.I$4]*[.E855]*([.J$3]/[.J$4])+[.I$3])" office:value-type="float" office:value="184975055">
            <text:p>184975055</text:p>
          </table:table-cell>
          <table:table-cell table:formula="of:=INT([.I855]*[.E855]*([.J$2]/[.J$3]))+[.I$2]" office:value-type="float" office:value="-1570488">
            <text:p>-1570488</text:p>
          </table:table-cell>
          <table:table-cell table:formula="of:=[.J855]*[.E855]*(1/[.J$2])+[.I$1]" office:value-type="float" office:value="7175.81610107422">
            <text:p>7176</text:p>
          </table:table-cell>
          <table:table-cell table:formula="of:=[.F855]-[.K855]" office:value-type="float" office:value="-27.8161010742187">
            <text:p>-28</text:p>
          </table:table-cell>
        </table:table-row>
        <table:table-row table:style-name="ro1">
          <table:table-cell office:value-type="string">
            <text:p><text:s text:c="3"/>851</text:p>
          </table:table-cell>
          <table:table-cell office:value-type="string">
            <text:p><text:s text:c="3"/>2832</text:p>
          </table:table-cell>
          <table:table-cell office:value-type="string">
            <text:p><text:s text:c="3"/>7166</text:p>
          </table:table-cell>
          <table:table-cell office:value-type="string">
            <text:p><text:s text:c="5"/>23</text:p>
          </table:table-cell>
          <table:table-cell table:formula="of:=[.B856]/1" office:value-type="float" office:value="2832">
            <text:p>2832</text:p>
          </table:table-cell>
          <table:table-cell table:formula="of:=[.C856]/1" office:value-type="float" office:value="7166">
            <text:p>7166</text:p>
          </table:table-cell>
          <table:table-cell table:formula="of:=[.G$1]+[.E856]*([.G$2]+[.E856]*([.G$3]+[.G$4]*[.E856]))" office:value-type="float" office:value="7196.96155959129">
            <text:p>7196.962</text:p>
          </table:table-cell>
          <table:table-cell table:formula="of:=[.F856]-[.G856]" office:value-type="float" office:value="-30.9615595912874">
            <text:p>-30.962</text:p>
          </table:table-cell>
          <table:table-cell table:formula="of:=INT([.I$4]*[.E856]*([.J$3]/[.J$4])+[.I$3])" office:value-type="float" office:value="184993500">
            <text:p>184993500</text:p>
          </table:table-cell>
          <table:table-cell table:formula="of:=INT([.I856]*[.E856]*([.J$2]/[.J$3]))+[.I$2]" office:value-type="float" office:value="-1564445">
            <text:p>-1564445</text:p>
          </table:table-cell>
          <table:table-cell table:formula="of:=[.J856]*[.E856]*(1/[.J$2])+[.I$1]" office:value-type="float" office:value="7196.47616577148">
            <text:p>7196</text:p>
          </table:table-cell>
          <table:table-cell table:formula="of:=[.F856]-[.K856]" office:value-type="float" office:value="-30.4761657714844">
            <text:p>-30</text:p>
          </table:table-cell>
        </table:table-row>
        <table:table-row table:style-name="ro1">
          <table:table-cell office:value-type="string">
            <text:p><text:s text:c="3"/>852</text:p>
          </table:table-cell>
          <table:table-cell office:value-type="string">
            <text:p><text:s text:c="3"/>2835</text:p>
          </table:table-cell>
          <table:table-cell office:value-type="string">
            <text:p><text:s text:c="3"/>7178</text:p>
          </table:table-cell>
          <table:table-cell office:value-type="string">
            <text:p><text:s text:c="5"/>19</text:p>
          </table:table-cell>
          <table:table-cell table:formula="of:=[.B857]/1" office:value-type="float" office:value="2835">
            <text:p>2835</text:p>
          </table:table-cell>
          <table:table-cell table:formula="of:=[.C857]/1" office:value-type="float" office:value="7178">
            <text:p>7178</text:p>
          </table:table-cell>
          <table:table-cell table:formula="of:=[.G$1]+[.E857]*([.G$2]+[.E857]*([.G$3]+[.G$4]*[.E857]))" office:value-type="float" office:value="7212.52318781724">
            <text:p>7212.523</text:p>
          </table:table-cell>
          <table:table-cell table:formula="of:=[.F857]-[.G857]" office:value-type="float" office:value="-34.5231878172399">
            <text:p>-34.523</text:p>
          </table:table-cell>
          <table:table-cell table:formula="of:=INT([.I$4]*[.E857]*([.J$3]/[.J$4])+[.I$3])" office:value-type="float" office:value="185007333">
            <text:p>185007333</text:p>
          </table:table-cell>
          <table:table-cell table:formula="of:=INT([.I857]*[.E857]*([.J$2]/[.J$3]))+[.I$2]" office:value-type="float" office:value="-1559911">
            <text:p>-1559911</text:p>
          </table:table-cell>
          <table:table-cell table:formula="of:=[.J857]*[.E857]*(1/[.J$2])+[.I$1]" office:value-type="float" office:value="7212.04118919373">
            <text:p>7212</text:p>
          </table:table-cell>
          <table:table-cell table:formula="of:=[.F857]-[.K857]" office:value-type="float" office:value="-34.0411891937256">
            <text:p>-34</text:p>
          </table:table-cell>
        </table:table-row>
        <table:table-row table:style-name="ro1">
          <table:table-cell office:value-type="string">
            <text:p><text:s text:c="3"/>853</text:p>
          </table:table-cell>
          <table:table-cell office:value-type="string">
            <text:p><text:s text:c="3"/>2837</text:p>
          </table:table-cell>
          <table:table-cell office:value-type="string">
            <text:p><text:s text:c="3"/>7196</text:p>
          </table:table-cell>
          <table:table-cell office:value-type="string">
            <text:p><text:s text:c="5"/>20</text:p>
          </table:table-cell>
          <table:table-cell table:formula="of:=[.B858]/1" office:value-type="float" office:value="2837">
            <text:p>2837</text:p>
          </table:table-cell>
          <table:table-cell table:formula="of:=[.C858]/1" office:value-type="float" office:value="7196">
            <text:p>7196</text:p>
          </table:table-cell>
          <table:table-cell table:formula="of:=[.G$1]+[.E858]*([.G$2]+[.E858]*([.G$3]+[.G$4]*[.E858]))" office:value-type="float" office:value="7222.92833264976">
            <text:p>7222.928</text:p>
          </table:table-cell>
          <table:table-cell table:formula="of:=[.F858]-[.G858]" office:value-type="float" office:value="-26.9283326497643">
            <text:p>-26.928</text:p>
          </table:table-cell>
          <table:table-cell table:formula="of:=INT([.I$4]*[.E858]*([.J$3]/[.J$4])+[.I$3])" office:value-type="float" office:value="185016555">
            <text:p>185016555</text:p>
          </table:table-cell>
          <table:table-cell table:formula="of:=INT([.I858]*[.E858]*([.J$2]/[.J$3]))+[.I$2]" office:value-type="float" office:value="-1556889">
            <text:p>-1556889</text:p>
          </table:table-cell>
          <table:table-cell table:formula="of:=[.J858]*[.E858]*(1/[.J$2])+[.I$1]" office:value-type="float" office:value="7222.44309043884">
            <text:p>7222</text:p>
          </table:table-cell>
          <table:table-cell table:formula="of:=[.F858]-[.K858]" office:value-type="float" office:value="-26.4430904388428">
            <text:p>-26</text:p>
          </table:table-cell>
        </table:table-row>
        <table:table-row table:style-name="ro1">
          <table:table-cell office:value-type="string">
            <text:p><text:s text:c="3"/>854</text:p>
          </table:table-cell>
          <table:table-cell office:value-type="string">
            <text:p><text:s text:c="3"/>2839</text:p>
          </table:table-cell>
          <table:table-cell office:value-type="string">
            <text:p><text:s text:c="3"/>7203</text:p>
          </table:table-cell>
          <table:table-cell office:value-type="string">
            <text:p><text:s text:c="5"/>19</text:p>
          </table:table-cell>
          <table:table-cell table:formula="of:=[.B859]/1" office:value-type="float" office:value="2839">
            <text:p>2839</text:p>
          </table:table-cell>
          <table:table-cell table:formula="of:=[.C859]/1" office:value-type="float" office:value="7203">
            <text:p>7203</text:p>
          </table:table-cell>
          <table:table-cell table:formula="of:=[.G$1]+[.E859]*([.G$2]+[.E859]*([.G$3]+[.G$4]*[.E859]))" office:value-type="float" office:value="7233.35806205206">
            <text:p>7233.358</text:p>
          </table:table-cell>
          <table:table-cell table:formula="of:=[.F859]-[.G859]" office:value-type="float" office:value="-30.3580620520643">
            <text:p>-30.358</text:p>
          </table:table-cell>
          <table:table-cell table:formula="of:=INT([.I$4]*[.E859]*([.J$3]/[.J$4])+[.I$3])" office:value-type="float" office:value="185025777">
            <text:p>185025777</text:p>
          </table:table-cell>
          <table:table-cell table:formula="of:=INT([.I859]*[.E859]*([.J$2]/[.J$3]))+[.I$2]" office:value-type="float" office:value="-1553866">
            <text:p>-1553866</text:p>
          </table:table-cell>
          <table:table-cell table:formula="of:=[.J859]*[.E859]*(1/[.J$2])+[.I$1]" office:value-type="float" office:value="7232.873462677">
            <text:p>7233</text:p>
          </table:table-cell>
          <table:table-cell table:formula="of:=[.F859]-[.K859]" office:value-type="float" office:value="-29.873462677002">
            <text:p>-30</text:p>
          </table:table-cell>
        </table:table-row>
        <table:table-row table:style-name="ro1">
          <table:table-cell office:value-type="string">
            <text:p><text:s text:c="3"/>855</text:p>
          </table:table-cell>
          <table:table-cell office:value-type="string">
            <text:p><text:s text:c="3"/>2842</text:p>
          </table:table-cell>
          <table:table-cell office:value-type="string">
            <text:p><text:s text:c="3"/>7224</text:p>
          </table:table-cell>
          <table:table-cell office:value-type="string">
            <text:p><text:s text:c="5"/>18</text:p>
          </table:table-cell>
          <table:table-cell table:formula="of:=[.B860]/1" office:value-type="float" office:value="2842">
            <text:p>2842</text:p>
          </table:table-cell>
          <table:table-cell table:formula="of:=[.C860]/1" office:value-type="float" office:value="7224">
            <text:p>7224</text:p>
          </table:table-cell>
          <table:table-cell table:formula="of:=[.G$1]+[.E860]*([.G$2]+[.E860]*([.G$3]+[.G$4]*[.E860]))" office:value-type="float" office:value="7249.04875926936">
            <text:p>7249.049</text:p>
          </table:table-cell>
          <table:table-cell table:formula="of:=[.F860]-[.G860]" office:value-type="float" office:value="-25.0487592693553">
            <text:p>-25.049</text:p>
          </table:table-cell>
          <table:table-cell table:formula="of:=INT([.I$4]*[.E860]*([.J$3]/[.J$4])+[.I$3])" office:value-type="float" office:value="185039610">
            <text:p>185039610</text:p>
          </table:table-cell>
          <table:table-cell table:formula="of:=INT([.I860]*[.E860]*([.J$2]/[.J$3]))+[.I$2]" office:value-type="float" office:value="-1549331">
            <text:p>-1549331</text:p>
          </table:table-cell>
          <table:table-cell table:formula="of:=[.J860]*[.E860]*(1/[.J$2])+[.I$1]" office:value-type="float" office:value="7248.56497573853">
            <text:p>7249</text:p>
          </table:table-cell>
          <table:table-cell table:formula="of:=[.F860]-[.K860]" office:value-type="float" office:value="-24.5649757385254">
            <text:p>-25</text:p>
          </table:table-cell>
        </table:table-row>
        <table:table-row table:style-name="ro1">
          <table:table-cell office:value-type="string">
            <text:p><text:s text:c="3"/>856</text:p>
          </table:table-cell>
          <table:table-cell office:value-type="string">
            <text:p><text:s text:c="3"/>2844</text:p>
          </table:table-cell>
          <table:table-cell office:value-type="string">
            <text:p><text:s text:c="3"/>7238</text:p>
          </table:table-cell>
          <table:table-cell office:value-type="string">
            <text:p><text:s text:c="5"/>17</text:p>
          </table:table-cell>
          <table:table-cell table:formula="of:=[.B861]/1" office:value-type="float" office:value="2844">
            <text:p>2844</text:p>
          </table:table-cell>
          <table:table-cell table:formula="of:=[.C861]/1" office:value-type="float" office:value="7238">
            <text:p>7238</text:p>
          </table:table-cell>
          <table:table-cell table:formula="of:=[.G$1]+[.E861]*([.G$2]+[.E861]*([.G$3]+[.G$4]*[.E861]))" office:value-type="float" office:value="7259.5399641871">
            <text:p>7259.540</text:p>
          </table:table-cell>
          <table:table-cell table:formula="of:=[.F861]-[.G861]" office:value-type="float" office:value="-21.5399641871045">
            <text:p>-21.540</text:p>
          </table:table-cell>
          <table:table-cell table:formula="of:=INT([.I$4]*[.E861]*([.J$3]/[.J$4])+[.I$3])" office:value-type="float" office:value="185048832">
            <text:p>185048832</text:p>
          </table:table-cell>
          <table:table-cell table:formula="of:=INT([.I861]*[.E861]*([.J$2]/[.J$3]))+[.I$2]" office:value-type="float" office:value="-1546307">
            <text:p>-1546307</text:p>
          </table:table-cell>
          <table:table-cell table:formula="of:=[.J861]*[.E861]*(1/[.J$2])+[.I$1]" office:value-type="float" office:value="7259.05843353272">
            <text:p>7259</text:p>
          </table:table-cell>
          <table:table-cell table:formula="of:=[.F861]-[.K861]" office:value-type="float" office:value="-21.0584335327148">
            <text:p>-21</text:p>
          </table:table-cell>
        </table:table-row>
        <table:table-row table:style-name="ro1">
          <table:table-cell office:value-type="string">
            <text:p><text:s text:c="3"/>857</text:p>
          </table:table-cell>
          <table:table-cell office:value-type="string">
            <text:p><text:s text:c="3"/>2848</text:p>
          </table:table-cell>
          <table:table-cell office:value-type="string">
            <text:p><text:s text:c="3"/>7248</text:p>
          </table:table-cell>
          <table:table-cell office:value-type="string">
            <text:p><text:s text:c="5"/>16</text:p>
          </table:table-cell>
          <table:table-cell table:formula="of:=[.B862]/1" office:value-type="float" office:value="2848">
            <text:p>2848</text:p>
          </table:table-cell>
          <table:table-cell table:formula="of:=[.C862]/1" office:value-type="float" office:value="7248">
            <text:p>7248</text:p>
          </table:table-cell>
          <table:table-cell table:formula="of:=[.G$1]+[.E862]*([.G$2]+[.E862]*([.G$3]+[.G$4]*[.E862]))" office:value-type="float" office:value="7280.59616477115">
            <text:p>7280.596</text:p>
          </table:table-cell>
          <table:table-cell table:formula="of:=[.F862]-[.G862]" office:value-type="float" office:value="-32.5961647711465">
            <text:p>-32.596</text:p>
          </table:table-cell>
          <table:table-cell table:formula="of:=INT([.I$4]*[.E862]*([.J$3]/[.J$4])+[.I$3])" office:value-type="float" office:value="185067277">
            <text:p>185067277</text:p>
          </table:table-cell>
          <table:table-cell table:formula="of:=INT([.I862]*[.E862]*([.J$2]/[.J$3]))+[.I$2]" office:value-type="float" office:value="-1540259">
            <text:p>-1540259</text:p>
          </table:table-cell>
          <table:table-cell table:formula="of:=[.J862]*[.E862]*(1/[.J$2])+[.I$1]" office:value-type="float" office:value="7280.11456298828">
            <text:p>7280</text:p>
          </table:table-cell>
          <table:table-cell table:formula="of:=[.F862]-[.K862]" office:value-type="float" office:value="-32.1145629882812">
            <text:p>-32</text:p>
          </table:table-cell>
        </table:table-row>
        <table:table-row table:style-name="ro1">
          <table:table-cell office:value-type="string">
            <text:p><text:s text:c="3"/>858</text:p>
          </table:table-cell>
          <table:table-cell office:value-type="string">
            <text:p><text:s text:c="3"/>2851</text:p>
          </table:table-cell>
          <table:table-cell office:value-type="string">
            <text:p><text:s text:c="3"/>7265</text:p>
          </table:table-cell>
          <table:table-cell office:value-type="string">
            <text:p><text:s text:c="5"/>20</text:p>
          </table:table-cell>
          <table:table-cell table:formula="of:=[.B863]/1" office:value-type="float" office:value="2851">
            <text:p>2851</text:p>
          </table:table-cell>
          <table:table-cell table:formula="of:=[.C863]/1" office:value-type="float" office:value="7265">
            <text:p>7265</text:p>
          </table:table-cell>
          <table:table-cell table:formula="of:=[.G$1]+[.E863]*([.G$2]+[.E863]*([.G$3]+[.G$4]*[.E863]))" office:value-type="float" office:value="7296.45289479605">
            <text:p>7296.453</text:p>
          </table:table-cell>
          <table:table-cell table:formula="of:=[.F863]-[.G863]" office:value-type="float" office:value="-31.4528947960443">
            <text:p>-31.453</text:p>
          </table:table-cell>
          <table:table-cell table:formula="of:=INT([.I$4]*[.E863]*([.J$3]/[.J$4])+[.I$3])" office:value-type="float" office:value="185081110">
            <text:p>185081110</text:p>
          </table:table-cell>
          <table:table-cell table:formula="of:=INT([.I863]*[.E863]*([.J$2]/[.J$3]))+[.I$2]" office:value-type="float" office:value="-1535723">
            <text:p>-1535723</text:p>
          </table:table-cell>
          <table:table-cell table:formula="of:=[.J863]*[.E863]*(1/[.J$2])+[.I$1]" office:value-type="float" office:value="7295.96722221375">
            <text:p>7296</text:p>
          </table:table-cell>
          <table:table-cell table:formula="of:=[.F863]-[.K863]" office:value-type="float" office:value="-30.9672222137451">
            <text:p>-31</text:p>
          </table:table-cell>
        </table:table-row>
        <table:table-row table:style-name="ro1">
          <table:table-cell office:value-type="string">
            <text:p><text:s text:c="3"/>859</text:p>
          </table:table-cell>
          <table:table-cell office:value-type="string">
            <text:p><text:s text:c="3"/>2853</text:p>
          </table:table-cell>
          <table:table-cell office:value-type="string">
            <text:p><text:s text:c="3"/>7280</text:p>
          </table:table-cell>
          <table:table-cell office:value-type="string">
            <text:p><text:s text:c="5"/>19</text:p>
          </table:table-cell>
          <table:table-cell table:formula="of:=[.B864]/1" office:value-type="float" office:value="2853">
            <text:p>2853</text:p>
          </table:table-cell>
          <table:table-cell table:formula="of:=[.C864]/1" office:value-type="float" office:value="7280">
            <text:p>7280</text:p>
          </table:table-cell>
          <table:table-cell table:formula="of:=[.G$1]+[.E864]*([.G$2]+[.E864]*([.G$3]+[.G$4]*[.E864]))" office:value-type="float" office:value="7307.0548063692">
            <text:p>7307.055</text:p>
          </table:table-cell>
          <table:table-cell table:formula="of:=[.F864]-[.G864]" office:value-type="float" office:value="-27.0548063692004">
            <text:p>-27.055</text:p>
          </table:table-cell>
          <table:table-cell table:formula="of:=INT([.I$4]*[.E864]*([.J$3]/[.J$4])+[.I$3])" office:value-type="float" office:value="185090332">
            <text:p>185090332</text:p>
          </table:table-cell>
          <table:table-cell table:formula="of:=INT([.I864]*[.E864]*([.J$2]/[.J$3]))+[.I$2]" office:value-type="float" office:value="-1532698">
            <text:p>-1532698</text:p>
          </table:table-cell>
          <table:table-cell table:formula="of:=[.J864]*[.E864]*(1/[.J$2])+[.I$1]" office:value-type="float" office:value="7306.56994247437">
            <text:p>7307</text:p>
          </table:table-cell>
          <table:table-cell table:formula="of:=[.F864]-[.K864]" office:value-type="float" office:value="-26.5699424743652">
            <text:p>-27</text:p>
          </table:table-cell>
        </table:table-row>
        <table:table-row table:style-name="ro1">
          <table:table-cell office:value-type="string">
            <text:p><text:s text:c="3"/>860</text:p>
          </table:table-cell>
          <table:table-cell office:value-type="string">
            <text:p><text:s text:c="3"/>2855</text:p>
          </table:table-cell>
          <table:table-cell office:value-type="string">
            <text:p><text:s text:c="3"/>7293</text:p>
          </table:table-cell>
          <table:table-cell office:value-type="string">
            <text:p><text:s text:c="5"/>18</text:p>
          </table:table-cell>
          <table:table-cell table:formula="of:=[.B865]/1" office:value-type="float" office:value="2855">
            <text:p>2855</text:p>
          </table:table-cell>
          <table:table-cell table:formula="of:=[.C865]/1" office:value-type="float" office:value="7293">
            <text:p>7293</text:p>
          </table:table-cell>
          <table:table-cell table:formula="of:=[.G$1]+[.E865]*([.G$2]+[.E865]*([.G$3]+[.G$4]*[.E865]))" office:value-type="float" office:value="7317.68132827854">
            <text:p>7317.681</text:p>
          </table:table-cell>
          <table:table-cell table:formula="of:=[.F865]-[.G865]" office:value-type="float" office:value="-24.6813282785406">
            <text:p>-24.681</text:p>
          </table:table-cell>
          <table:table-cell table:formula="of:=INT([.I$4]*[.E865]*([.J$3]/[.J$4])+[.I$3])" office:value-type="float" office:value="185099554">
            <text:p>185099554</text:p>
          </table:table-cell>
          <table:table-cell table:formula="of:=INT([.I865]*[.E865]*([.J$2]/[.J$3]))+[.I$2]" office:value-type="float" office:value="-1529673">
            <text:p>-1529673</text:p>
          </table:table-cell>
          <table:table-cell table:formula="of:=[.J865]*[.E865]*(1/[.J$2])+[.I$1]" office:value-type="float" office:value="7317.19574165344">
            <text:p>7317</text:p>
          </table:table-cell>
          <table:table-cell table:formula="of:=[.F865]-[.K865]" office:value-type="float" office:value="-24.1957416534424">
            <text:p>-24</text:p>
          </table:table-cell>
        </table:table-row>
        <table:table-row table:style-name="ro1">
          <table:table-cell office:value-type="string">
            <text:p><text:s text:c="3"/>861</text:p>
          </table:table-cell>
          <table:table-cell office:value-type="string">
            <text:p><text:s text:c="3"/>2858</text:p>
          </table:table-cell>
          <table:table-cell office:value-type="string">
            <text:p><text:s text:c="3"/>7306</text:p>
          </table:table-cell>
          <table:table-cell office:value-type="string">
            <text:p><text:s text:c="5"/>17</text:p>
          </table:table-cell>
          <table:table-cell table:formula="of:=[.B866]/1" office:value-type="float" office:value="2858">
            <text:p>2858</text:p>
          </table:table-cell>
          <table:table-cell table:formula="of:=[.C866]/1" office:value-type="float" office:value="7306">
            <text:p>7306</text:p>
          </table:table-cell>
          <table:table-cell table:formula="of:=[.G$1]+[.E866]*([.G$2]+[.E866]*([.G$3]+[.G$4]*[.E866]))" office:value-type="float" office:value="7333.66726256838">
            <text:p>7333.667</text:p>
          </table:table-cell>
          <table:table-cell table:formula="of:=[.F866]-[.G866]" office:value-type="float" office:value="-27.6672625683805">
            <text:p>-27.667</text:p>
          </table:table-cell>
          <table:table-cell table:formula="of:=INT([.I$4]*[.E866]*([.J$3]/[.J$4])+[.I$3])" office:value-type="float" office:value="185113387">
            <text:p>185113387</text:p>
          </table:table-cell>
          <table:table-cell table:formula="of:=INT([.I866]*[.E866]*([.J$2]/[.J$3]))+[.I$2]" office:value-type="float" office:value="-1525134">
            <text:p>-1525134</text:p>
          </table:table-cell>
          <table:table-cell table:formula="of:=[.J866]*[.E866]*(1/[.J$2])+[.I$1]" office:value-type="float" office:value="7333.18589019775">
            <text:p>7333</text:p>
          </table:table-cell>
          <table:table-cell table:formula="of:=[.F866]-[.K866]" office:value-type="float" office:value="-27.1858901977539">
            <text:p>-27</text:p>
          </table:table-cell>
        </table:table-row>
        <table:table-row table:style-name="ro1">
          <table:table-cell office:value-type="string">
            <text:p><text:s text:c="3"/>862</text:p>
          </table:table-cell>
          <table:table-cell office:value-type="string">
            <text:p><text:s text:c="3"/>2862</text:p>
          </table:table-cell>
          <table:table-cell office:value-type="string">
            <text:p><text:s text:c="3"/>7320</text:p>
          </table:table-cell>
          <table:table-cell office:value-type="string">
            <text:p><text:s text:c="5"/>20</text:p>
          </table:table-cell>
          <table:table-cell table:formula="of:=[.B867]/1" office:value-type="float" office:value="2862">
            <text:p>2862</text:p>
          </table:table-cell>
          <table:table-cell table:formula="of:=[.C867]/1" office:value-type="float" office:value="7320">
            <text:p>7320</text:p>
          </table:table-cell>
          <table:table-cell table:formula="of:=[.G$1]+[.E867]*([.G$2]+[.E867]*([.G$3]+[.G$4]*[.E867]))" office:value-type="float" office:value="7355.06800785893">
            <text:p>7355.068</text:p>
          </table:table-cell>
          <table:table-cell table:formula="of:=[.F867]-[.G867]" office:value-type="float" office:value="-35.0680078589285">
            <text:p>-35.068</text:p>
          </table:table-cell>
          <table:table-cell table:formula="of:=INT([.I$4]*[.E867]*([.J$3]/[.J$4])+[.I$3])" office:value-type="float" office:value="185131831">
            <text:p>185131831</text:p>
          </table:table-cell>
          <table:table-cell table:formula="of:=INT([.I867]*[.E867]*([.J$2]/[.J$3]))+[.I$2]" office:value-type="float" office:value="-1519082">
            <text:p>-1519082</text:p>
          </table:table-cell>
          <table:table-cell table:formula="of:=[.J867]*[.E867]*(1/[.J$2])+[.I$1]" office:value-type="float" office:value="7354.58689117432">
            <text:p>7355</text:p>
          </table:table-cell>
          <table:table-cell table:formula="of:=[.F867]-[.K867]" office:value-type="float" office:value="-34.5868911743164">
            <text:p>-35</text:p>
          </table:table-cell>
        </table:table-row>
        <table:table-row table:style-name="ro1">
          <table:table-cell office:value-type="string">
            <text:p><text:s text:c="3"/>863</text:p>
          </table:table-cell>
          <table:table-cell office:value-type="string">
            <text:p><text:s text:c="3"/>2864</text:p>
          </table:table-cell>
          <table:table-cell office:value-type="string">
            <text:p><text:s text:c="3"/>7334</text:p>
          </table:table-cell>
          <table:table-cell office:value-type="string">
            <text:p><text:s text:c="5"/>20</text:p>
          </table:table-cell>
          <table:table-cell table:formula="of:=[.B868]/1" office:value-type="float" office:value="2864">
            <text:p>2864</text:p>
          </table:table-cell>
          <table:table-cell table:formula="of:=[.C868]/1" office:value-type="float" office:value="7334">
            <text:p>7334</text:p>
          </table:table-cell>
          <table:table-cell table:formula="of:=[.G$1]+[.E868]*([.G$2]+[.E868]*([.G$3]+[.G$4]*[.E868]))" office:value-type="float" office:value="7365.80531613847">
            <text:p>7365.805</text:p>
          </table:table-cell>
          <table:table-cell table:formula="of:=[.F868]-[.G868]" office:value-type="float" office:value="-31.8053161384687">
            <text:p>-31.805</text:p>
          </table:table-cell>
          <table:table-cell table:formula="of:=INT([.I$4]*[.E868]*([.J$3]/[.J$4])+[.I$3])" office:value-type="float" office:value="185141054">
            <text:p>185141054</text:p>
          </table:table-cell>
          <table:table-cell table:formula="of:=INT([.I868]*[.E868]*([.J$2]/[.J$3]))+[.I$2]" office:value-type="float" office:value="-1516056">
            <text:p>-1516056</text:p>
          </table:table-cell>
          <table:table-cell table:formula="of:=[.J868]*[.E868]*(1/[.J$2])+[.I$1]" office:value-type="float" office:value="7365.32202148438">
            <text:p>7365</text:p>
          </table:table-cell>
          <table:table-cell table:formula="of:=[.F868]-[.K868]" office:value-type="float" office:value="-31.322021484375">
            <text:p>-31</text:p>
          </table:table-cell>
        </table:table-row>
        <table:table-row table:style-name="ro1">
          <table:table-cell office:value-type="string">
            <text:p><text:s text:c="3"/>864</text:p>
          </table:table-cell>
          <table:table-cell office:value-type="string">
            <text:p><text:s text:c="3"/>2867</text:p>
          </table:table-cell>
          <table:table-cell office:value-type="string">
            <text:p><text:s text:c="3"/>7355</text:p>
          </table:table-cell>
          <table:table-cell office:value-type="string">
            <text:p><text:s text:c="5"/>18</text:p>
          </table:table-cell>
          <table:table-cell table:formula="of:=[.B869]/1" office:value-type="float" office:value="2867">
            <text:p>2867</text:p>
          </table:table-cell>
          <table:table-cell table:formula="of:=[.C869]/1" office:value-type="float" office:value="7355">
            <text:p>7355</text:p>
          </table:table-cell>
          <table:table-cell table:formula="of:=[.G$1]+[.E869]*([.G$2]+[.E869]*([.G$3]+[.G$4]*[.E869]))" office:value-type="float" office:value="7381.95745715912">
            <text:p>7381.957</text:p>
          </table:table-cell>
          <table:table-cell table:formula="of:=[.F869]-[.G869]" office:value-type="float" office:value="-26.9574571591202">
            <text:p>-26.957</text:p>
          </table:table-cell>
          <table:table-cell table:formula="of:=INT([.I$4]*[.E869]*([.J$3]/[.J$4])+[.I$3])" office:value-type="float" office:value="185154887">
            <text:p>185154887</text:p>
          </table:table-cell>
          <table:table-cell table:formula="of:=INT([.I869]*[.E869]*([.J$2]/[.J$3]))+[.I$2]" office:value-type="float" office:value="-1511516">
            <text:p>-1511516</text:p>
          </table:table-cell>
          <table:table-cell table:formula="of:=[.J869]*[.E869]*(1/[.J$2])+[.I$1]" office:value-type="float" office:value="7381.47347259522">
            <text:p>7381</text:p>
          </table:table-cell>
          <table:table-cell table:formula="of:=[.F869]-[.K869]" office:value-type="float" office:value="-26.4734725952148">
            <text:p>-26</text:p>
          </table:table-cell>
        </table:table-row>
        <table:table-row table:style-name="ro1">
          <table:table-cell office:value-type="string">
            <text:p><text:s text:c="3"/>865</text:p>
          </table:table-cell>
          <table:table-cell office:value-type="string">
            <text:p><text:s text:c="3"/>2869</text:p>
          </table:table-cell>
          <table:table-cell office:value-type="string">
            <text:p><text:s text:c="3"/>7365</text:p>
          </table:table-cell>
          <table:table-cell office:value-type="string">
            <text:p><text:s text:c="5"/>19</text:p>
          </table:table-cell>
          <table:table-cell table:formula="of:=[.B870]/1" office:value-type="float" office:value="2869">
            <text:p>2869</text:p>
          </table:table-cell>
          <table:table-cell table:formula="of:=[.C870]/1" office:value-type="float" office:value="7365">
            <text:p>7365</text:p>
          </table:table-cell>
          <table:table-cell table:formula="of:=[.G$1]+[.E870]*([.G$2]+[.E870]*([.G$3]+[.G$4]*[.E870]))" office:value-type="float" office:value="7392.75634160411">
            <text:p>7392.756</text:p>
          </table:table-cell>
          <table:table-cell table:formula="of:=[.F870]-[.G870]" office:value-type="float" office:value="-27.7563416041103">
            <text:p>-27.756</text:p>
          </table:table-cell>
          <table:table-cell table:formula="of:=INT([.I$4]*[.E870]*([.J$3]/[.J$4])+[.I$3])" office:value-type="float" office:value="185164109">
            <text:p>185164109</text:p>
          </table:table-cell>
          <table:table-cell table:formula="of:=INT([.I870]*[.E870]*([.J$2]/[.J$3]))+[.I$2]" office:value-type="float" office:value="-1508489">
            <text:p>-1508489</text:p>
          </table:table-cell>
          <table:table-cell table:formula="of:=[.J870]*[.E870]*(1/[.J$2])+[.I$1]" office:value-type="float" office:value="7392.27179527283">
            <text:p>7392</text:p>
          </table:table-cell>
          <table:table-cell table:formula="of:=[.F870]-[.K870]" office:value-type="float" office:value="-27.2717952728271">
            <text:p>-27</text:p>
          </table:table-cell>
        </table:table-row>
        <table:table-row table:style-name="ro1">
          <table:table-cell office:value-type="string">
            <text:p><text:s text:c="3"/>866</text:p>
          </table:table-cell>
          <table:table-cell office:value-type="string">
            <text:p><text:s text:c="3"/>2871</text:p>
          </table:table-cell>
          <table:table-cell office:value-type="string">
            <text:p><text:s text:c="3"/>7379</text:p>
          </table:table-cell>
          <table:table-cell office:value-type="string">
            <text:p><text:s text:c="5"/>19</text:p>
          </table:table-cell>
          <table:table-cell table:formula="of:=[.B871]/1" office:value-type="float" office:value="2871">
            <text:p>2871</text:p>
          </table:table-cell>
          <table:table-cell table:formula="of:=[.C871]/1" office:value-type="float" office:value="7379">
            <text:p>7379</text:p>
          </table:table-cell>
          <table:table-cell table:formula="of:=[.G$1]+[.E871]*([.G$2]+[.E871]*([.G$3]+[.G$4]*[.E871]))" office:value-type="float" office:value="7403.57986215168">
            <text:p>7403.580</text:p>
          </table:table-cell>
          <table:table-cell table:formula="of:=[.F871]-[.G871]" office:value-type="float" office:value="-24.5798621516806">
            <text:p>-24.580</text:p>
          </table:table-cell>
          <table:table-cell table:formula="of:=INT([.I$4]*[.E871]*([.J$3]/[.J$4])+[.I$3])" office:value-type="float" office:value="185173331">
            <text:p>185173331</text:p>
          </table:table-cell>
          <table:table-cell table:formula="of:=INT([.I871]*[.E871]*([.J$2]/[.J$3]))+[.I$2]" office:value-type="float" office:value="-1505461">
            <text:p>-1505461</text:p>
          </table:table-cell>
          <table:table-cell table:formula="of:=[.J871]*[.E871]*(1/[.J$2])+[.I$1]" office:value-type="float" office:value="7403.09868812561">
            <text:p>7403</text:p>
          </table:table-cell>
          <table:table-cell table:formula="of:=[.F871]-[.K871]" office:value-type="float" office:value="-24.0986881256104">
            <text:p>-24</text:p>
          </table:table-cell>
        </table:table-row>
        <table:table-row table:style-name="ro1">
          <table:table-cell office:value-type="string">
            <text:p><text:s text:c="3"/>867</text:p>
          </table:table-cell>
          <table:table-cell office:value-type="string">
            <text:p><text:s text:c="3"/>2875</text:p>
          </table:table-cell>
          <table:table-cell office:value-type="string">
            <text:p><text:s text:c="3"/>7390</text:p>
          </table:table-cell>
          <table:table-cell office:value-type="string">
            <text:p><text:s text:c="5"/>17</text:p>
          </table:table-cell>
          <table:table-cell table:formula="of:=[.B872]/1" office:value-type="float" office:value="2875">
            <text:p>2875</text:p>
          </table:table-cell>
          <table:table-cell table:formula="of:=[.C872]/1" office:value-type="float" office:value="7390">
            <text:p>7390</text:p>
          </table:table-cell>
          <table:table-cell table:formula="of:=[.G$1]+[.E872]*([.G$2]+[.E872]*([.G$3]+[.G$4]*[.E872]))" office:value-type="float" office:value="7425.30082443776">
            <text:p>7425.301</text:p>
          </table:table-cell>
          <table:table-cell table:formula="of:=[.F872]-[.G872]" office:value-type="float" office:value="-35.3008244377561">
            <text:p>-35.301</text:p>
          </table:table-cell>
          <table:table-cell table:formula="of:=INT([.I$4]*[.E872]*([.J$3]/[.J$4])+[.I$3])" office:value-type="float" office:value="185191775">
            <text:p>185191775</text:p>
          </table:table-cell>
          <table:table-cell table:formula="of:=INT([.I872]*[.E872]*([.J$2]/[.J$3]))+[.I$2]" office:value-type="float" office:value="-1499406">
            <text:p>-1499406</text:p>
          </table:table-cell>
          <table:table-cell table:formula="of:=[.J872]*[.E872]*(1/[.J$2])+[.I$1]" office:value-type="float" office:value="7424.81629562378">
            <text:p>7425</text:p>
          </table:table-cell>
          <table:table-cell table:formula="of:=[.F872]-[.K872]" office:value-type="float" office:value="-34.8162956237793">
            <text:p>-35</text:p>
          </table:table-cell>
        </table:table-row>
        <table:table-row table:style-name="ro1">
          <table:table-cell office:value-type="string">
            <text:p><text:s text:c="3"/>868</text:p>
          </table:table-cell>
          <table:table-cell office:value-type="string">
            <text:p><text:s text:c="3"/>2878</text:p>
          </table:table-cell>
          <table:table-cell office:value-type="string">
            <text:p><text:s text:c="3"/>7411</text:p>
          </table:table-cell>
          <table:table-cell office:value-type="string">
            <text:p><text:s text:c="5"/>18</text:p>
          </table:table-cell>
          <table:table-cell table:formula="of:=[.B873]/1" office:value-type="float" office:value="2878">
            <text:p>2878</text:p>
          </table:table-cell>
          <table:table-cell table:formula="of:=[.C873]/1" office:value-type="float" office:value="7411">
            <text:p>7411</text:p>
          </table:table-cell>
          <table:table-cell table:formula="of:=[.G$1]+[.E873]*([.G$2]+[.E873]*([.G$3]+[.G$4]*[.E873]))" office:value-type="float" office:value="7441.65623987628">
            <text:p>7441.656</text:p>
          </table:table-cell>
          <table:table-cell table:formula="of:=[.F873]-[.G873]" office:value-type="float" office:value="-30.6562398762817">
            <text:p>-30.656</text:p>
          </table:table-cell>
          <table:table-cell table:formula="of:=INT([.I$4]*[.E873]*([.J$3]/[.J$4])+[.I$3])" office:value-type="float" office:value="185205608">
            <text:p>185205608</text:p>
          </table:table-cell>
          <table:table-cell table:formula="of:=INT([.I873]*[.E873]*([.J$2]/[.J$3]))+[.I$2]" office:value-type="float" office:value="-1494863">
            <text:p>-1494863</text:p>
          </table:table-cell>
          <table:table-cell table:formula="of:=[.J873]*[.E873]*(1/[.J$2])+[.I$1]" office:value-type="float" office:value="7441.17473983765">
            <text:p>7441</text:p>
          </table:table-cell>
          <table:table-cell table:formula="of:=[.F873]-[.K873]" office:value-type="float" office:value="-30.1747398376465">
            <text:p>-30</text:p>
          </table:table-cell>
        </table:table-row>
        <table:table-row table:style-name="ro1">
          <table:table-cell office:value-type="string">
            <text:p><text:s text:c="3"/>869</text:p>
          </table:table-cell>
          <table:table-cell office:value-type="string">
            <text:p><text:s text:c="3"/>2880</text:p>
          </table:table-cell>
          <table:table-cell office:value-type="string">
            <text:p><text:s text:c="3"/>7426</text:p>
          </table:table-cell>
          <table:table-cell office:value-type="string">
            <text:p><text:s text:c="5"/>16</text:p>
          </table:table-cell>
          <table:table-cell table:formula="of:=[.B874]/1" office:value-type="float" office:value="2880">
            <text:p>2880</text:p>
          </table:table-cell>
          <table:table-cell table:formula="of:=[.C874]/1" office:value-type="float" office:value="7426">
            <text:p>7426</text:p>
          </table:table-cell>
          <table:table-cell table:formula="of:=[.G$1]+[.E874]*([.G$2]+[.E874]*([.G$3]+[.G$4]*[.E874]))" office:value-type="float" office:value="7452.59066274286">
            <text:p>7452.591</text:p>
          </table:table-cell>
          <table:table-cell table:formula="of:=[.F874]-[.G874]" office:value-type="float" office:value="-26.5906627428594">
            <text:p>-26.591</text:p>
          </table:table-cell>
          <table:table-cell table:formula="of:=INT([.I$4]*[.E874]*([.J$3]/[.J$4])+[.I$3])" office:value-type="float" office:value="185214831">
            <text:p>185214831</text:p>
          </table:table-cell>
          <table:table-cell table:formula="of:=INT([.I874]*[.E874]*([.J$2]/[.J$3]))+[.I$2]" office:value-type="float" office:value="-1491835">
            <text:p>-1491835</text:p>
          </table:table-cell>
          <table:table-cell table:formula="of:=[.J874]*[.E874]*(1/[.J$2])+[.I$1]" office:value-type="float" office:value="7452.10559082031">
            <text:p>7452</text:p>
          </table:table-cell>
          <table:table-cell table:formula="of:=[.F874]-[.K874]" office:value-type="float" office:value="-26.1055908203125">
            <text:p>-26</text:p>
          </table:table-cell>
        </table:table-row>
        <table:table-row table:style-name="ro1">
          <table:table-cell office:value-type="string">
            <text:p><text:s text:c="3"/>870</text:p>
          </table:table-cell>
          <table:table-cell office:value-type="string">
            <text:p><text:s text:c="3"/>2882</text:p>
          </table:table-cell>
          <table:table-cell office:value-type="string">
            <text:p><text:s text:c="3"/>7442</text:p>
          </table:table-cell>
          <table:table-cell office:value-type="string">
            <text:p><text:s text:c="5"/>17</text:p>
          </table:table-cell>
          <table:table-cell table:formula="of:=[.B875]/1" office:value-type="float" office:value="2882">
            <text:p>2882</text:p>
          </table:table-cell>
          <table:table-cell table:formula="of:=[.C875]/1" office:value-type="float" office:value="7442">
            <text:p>7442</text:p>
          </table:table-cell>
          <table:table-cell table:formula="of:=[.G$1]+[.E875]*([.G$2]+[.E875]*([.G$3]+[.G$4]*[.E875]))" office:value-type="float" office:value="7463.54973942641">
            <text:p>7463.550</text:p>
          </table:table-cell>
          <table:table-cell table:formula="of:=[.F875]-[.G875]" office:value-type="float" office:value="-21.5497394264121">
            <text:p>-21.550</text:p>
          </table:table-cell>
          <table:table-cell table:formula="of:=INT([.I$4]*[.E875]*([.J$3]/[.J$4])+[.I$3])" office:value-type="float" office:value="185224053">
            <text:p>185224053</text:p>
          </table:table-cell>
          <table:table-cell table:formula="of:=INT([.I875]*[.E875]*([.J$2]/[.J$3]))+[.I$2]" office:value-type="float" office:value="-1488806">
            <text:p>-1488806</text:p>
          </table:table-cell>
          <table:table-cell table:formula="of:=[.J875]*[.E875]*(1/[.J$2])+[.I$1]" office:value-type="float" office:value="7463.06504058838">
            <text:p>7463</text:p>
          </table:table-cell>
          <table:table-cell table:formula="of:=[.F875]-[.K875]" office:value-type="float" office:value="-21.0650405883789">
            <text:p>-21</text:p>
          </table:table-cell>
        </table:table-row>
        <table:table-row table:style-name="ro1">
          <table:table-cell office:value-type="string">
            <text:p><text:s text:c="3"/>871</text:p>
          </table:table-cell>
          <table:table-cell office:value-type="string">
            <text:p><text:s text:c="3"/>2885</text:p>
          </table:table-cell>
          <table:table-cell office:value-type="string">
            <text:p><text:s text:c="3"/>7451</text:p>
          </table:table-cell>
          <table:table-cell office:value-type="string">
            <text:p><text:s text:c="5"/>15</text:p>
          </table:table-cell>
          <table:table-cell table:formula="of:=[.B876]/1" office:value-type="float" office:value="2885">
            <text:p>2885</text:p>
          </table:table-cell>
          <table:table-cell table:formula="of:=[.C876]/1" office:value-type="float" office:value="7451">
            <text:p>7451</text:p>
          </table:table-cell>
          <table:table-cell table:formula="of:=[.G$1]+[.E876]*([.G$2]+[.E876]*([.G$3]+[.G$4]*[.E876]))" office:value-type="float" office:value="7480.03458740408">
            <text:p>7480.035</text:p>
          </table:table-cell>
          <table:table-cell table:formula="of:=[.F876]-[.G876]" office:value-type="float" office:value="-29.0345874040804">
            <text:p>-29.035</text:p>
          </table:table-cell>
          <table:table-cell table:formula="of:=INT([.I$4]*[.E876]*([.J$3]/[.J$4])+[.I$3])" office:value-type="float" office:value="185237886">
            <text:p>185237886</text:p>
          </table:table-cell>
          <table:table-cell table:formula="of:=INT([.I876]*[.E876]*([.J$2]/[.J$3]))+[.I$2]" office:value-type="float" office:value="-1484262">
            <text:p>-1484262</text:p>
          </table:table-cell>
          <table:table-cell table:formula="of:=[.J876]*[.E876]*(1/[.J$2])+[.I$1]" office:value-type="float" office:value="7479.55029678345">
            <text:p>7480</text:p>
          </table:table-cell>
          <table:table-cell table:formula="of:=[.F876]-[.K876]" office:value-type="float" office:value="-28.5502967834473">
            <text:p>-29</text:p>
          </table:table-cell>
        </table:table-row>
        <table:table-row table:style-name="ro1">
          <table:table-cell office:value-type="string">
            <text:p><text:s text:c="3"/>872</text:p>
          </table:table-cell>
          <table:table-cell office:value-type="string">
            <text:p><text:s text:c="3"/>2889</text:p>
          </table:table-cell>
          <table:table-cell office:value-type="string">
            <text:p><text:s text:c="3"/>7469</text:p>
          </table:table-cell>
          <table:table-cell office:value-type="string">
            <text:p><text:s text:c="5"/>17</text:p>
          </table:table-cell>
          <table:table-cell table:formula="of:=[.B877]/1" office:value-type="float" office:value="2889">
            <text:p>2889</text:p>
          </table:table-cell>
          <table:table-cell table:formula="of:=[.C877]/1" office:value-type="float" office:value="7469">
            <text:p>7469</text:p>
          </table:table-cell>
          <table:table-cell table:formula="of:=[.G$1]+[.E877]*([.G$2]+[.E877]*([.G$3]+[.G$4]*[.E877]))" office:value-type="float" office:value="7502.10070312787">
            <text:p>7502.101</text:p>
          </table:table-cell>
          <table:table-cell table:formula="of:=[.F877]-[.G877]" office:value-type="float" office:value="-33.100703127865">
            <text:p>-33.101</text:p>
          </table:table-cell>
          <table:table-cell table:formula="of:=INT([.I$4]*[.E877]*([.J$3]/[.J$4])+[.I$3])" office:value-type="float" office:value="185256330">
            <text:p>185256330</text:p>
          </table:table-cell>
          <table:table-cell table:formula="of:=INT([.I877]*[.E877]*([.J$2]/[.J$3]))+[.I$2]" office:value-type="float" office:value="-1478202">
            <text:p>-1478202</text:p>
          </table:table-cell>
          <table:table-cell table:formula="of:=[.J877]*[.E877]*(1/[.J$2])+[.I$1]" office:value-type="float" office:value="7501.61887741089">
            <text:p>7502</text:p>
          </table:table-cell>
          <table:table-cell table:formula="of:=[.F877]-[.K877]" office:value-type="float" office:value="-32.6188774108887">
            <text:p>-33</text:p>
          </table:table-cell>
        </table:table-row>
        <table:table-row table:style-name="ro1">
          <table:table-cell office:value-type="string">
            <text:p><text:s text:c="3"/>873</text:p>
          </table:table-cell>
          <table:table-cell office:value-type="string">
            <text:p><text:s text:c="3"/>2891</text:p>
          </table:table-cell>
          <table:table-cell office:value-type="string">
            <text:p><text:s text:c="3"/>7482</text:p>
          </table:table-cell>
          <table:table-cell office:value-type="string">
            <text:p><text:s text:c="5"/>19</text:p>
          </table:table-cell>
          <table:table-cell table:formula="of:=[.B878]/1" office:value-type="float" office:value="2891">
            <text:p>2891</text:p>
          </table:table-cell>
          <table:table-cell table:formula="of:=[.C878]/1" office:value-type="float" office:value="7482">
            <text:p>7482</text:p>
          </table:table-cell>
          <table:table-cell table:formula="of:=[.G$1]+[.E878]*([.G$2]+[.E878]*([.G$3]+[.G$4]*[.E878]))" office:value-type="float" office:value="7513.17076184523">
            <text:p>7513.171</text:p>
          </table:table-cell>
          <table:table-cell table:formula="of:=[.F878]-[.G878]" office:value-type="float" office:value="-31.1707618452301">
            <text:p>-31.171</text:p>
          </table:table-cell>
          <table:table-cell table:formula="of:=INT([.I$4]*[.E878]*([.J$3]/[.J$4])+[.I$3])" office:value-type="float" office:value="185265552">
            <text:p>185265552</text:p>
          </table:table-cell>
          <table:table-cell table:formula="of:=INT([.I878]*[.E878]*([.J$2]/[.J$3]))+[.I$2]" office:value-type="float" office:value="-1475172">
            <text:p>-1475172</text:p>
          </table:table-cell>
          <table:table-cell table:formula="of:=[.J878]*[.E878]*(1/[.J$2])+[.I$1]" office:value-type="float" office:value="7512.68784332275">
            <text:p>7513</text:p>
          </table:table-cell>
          <table:table-cell table:formula="of:=[.F878]-[.K878]" office:value-type="float" office:value="-30.6878433227539">
            <text:p>-31</text:p>
          </table:table-cell>
        </table:table-row>
        <table:table-row table:style-name="ro1">
          <table:table-cell office:value-type="string">
            <text:p><text:s text:c="3"/>874</text:p>
          </table:table-cell>
          <table:table-cell office:value-type="string">
            <text:p><text:s text:c="3"/>2894</text:p>
          </table:table-cell>
          <table:table-cell office:value-type="string">
            <text:p><text:s text:c="3"/>7499</text:p>
          </table:table-cell>
          <table:table-cell office:value-type="string">
            <text:p><text:s text:c="5"/>19</text:p>
          </table:table-cell>
          <table:table-cell table:formula="of:=[.B879]/1" office:value-type="float" office:value="2894">
            <text:p>2894</text:p>
          </table:table-cell>
          <table:table-cell table:formula="of:=[.C879]/1" office:value-type="float" office:value="7499">
            <text:p>7499</text:p>
          </table:table-cell>
          <table:table-cell table:formula="of:=[.G$1]+[.E879]*([.G$2]+[.E879]*([.G$3]+[.G$4]*[.E879]))" office:value-type="float" office:value="7529.8221100491">
            <text:p>7529.822</text:p>
          </table:table-cell>
          <table:table-cell table:formula="of:=[.F879]-[.G879]" office:value-type="float" office:value="-30.8221100491037">
            <text:p>-30.822</text:p>
          </table:table-cell>
          <table:table-cell table:formula="of:=INT([.I$4]*[.E879]*([.J$3]/[.J$4])+[.I$3])" office:value-type="float" office:value="185279385">
            <text:p>185279385</text:p>
          </table:table-cell>
          <table:table-cell table:formula="of:=INT([.I879]*[.E879]*([.J$2]/[.J$3]))+[.I$2]" office:value-type="float" office:value="-1470626">
            <text:p>-1470626</text:p>
          </table:table-cell>
          <table:table-cell table:formula="of:=[.J879]*[.E879]*(1/[.J$2])+[.I$1]" office:value-type="float" office:value="7529.34015655518">
            <text:p>7529</text:p>
          </table:table-cell>
          <table:table-cell table:formula="of:=[.F879]-[.K879]" office:value-type="float" office:value="-30.3401565551758">
            <text:p>-30</text:p>
          </table:table-cell>
        </table:table-row>
        <table:table-row table:style-name="ro1">
          <table:table-cell office:value-type="string">
            <text:p><text:s text:c="3"/>875</text:p>
          </table:table-cell>
          <table:table-cell office:value-type="string">
            <text:p><text:s text:c="3"/>2896</text:p>
          </table:table-cell>
          <table:table-cell office:value-type="string">
            <text:p><text:s text:c="3"/>7515</text:p>
          </table:table-cell>
          <table:table-cell office:value-type="string">
            <text:p><text:s text:c="5"/>18</text:p>
          </table:table-cell>
          <table:table-cell table:formula="of:=[.B880]/1" office:value-type="float" office:value="2896">
            <text:p>2896</text:p>
          </table:table-cell>
          <table:table-cell table:formula="of:=[.C880]/1" office:value-type="float" office:value="7515">
            <text:p>7515</text:p>
          </table:table-cell>
          <table:table-cell table:formula="of:=[.G$1]+[.E880]*([.G$2]+[.E880]*([.G$3]+[.G$4]*[.E880]))" office:value-type="float" office:value="7540.95385363391">
            <text:p>7540.954</text:p>
          </table:table-cell>
          <table:table-cell table:formula="of:=[.F880]-[.G880]" office:value-type="float" office:value="-25.9538536339132">
            <text:p>-25.954</text:p>
          </table:table-cell>
          <table:table-cell table:formula="of:=INT([.I$4]*[.E880]*([.J$3]/[.J$4])+[.I$3])" office:value-type="float" office:value="185288608">
            <text:p>185288608</text:p>
          </table:table-cell>
          <table:table-cell table:formula="of:=INT([.I880]*[.E880]*([.J$2]/[.J$3]))+[.I$2]" office:value-type="float" office:value="-1467595">
            <text:p>-1467595</text:p>
          </table:table-cell>
          <table:table-cell table:formula="of:=[.J880]*[.E880]*(1/[.J$2])+[.I$1]" office:value-type="float" office:value="7540.47244262695">
            <text:p>7540</text:p>
          </table:table-cell>
          <table:table-cell table:formula="of:=[.F880]-[.K880]" office:value-type="float" office:value="-25.4724426269531">
            <text:p>-25</text:p>
          </table:table-cell>
        </table:table-row>
        <table:table-row table:style-name="ro1">
          <table:table-cell office:value-type="string">
            <text:p><text:s text:c="3"/>876</text:p>
          </table:table-cell>
          <table:table-cell office:value-type="string">
            <text:p><text:s text:c="3"/>2898</text:p>
          </table:table-cell>
          <table:table-cell office:value-type="string">
            <text:p><text:s text:c="3"/>7526</text:p>
          </table:table-cell>
          <table:table-cell office:value-type="string">
            <text:p><text:s text:c="5"/>15</text:p>
          </table:table-cell>
          <table:table-cell table:formula="of:=[.B881]/1" office:value-type="float" office:value="2898">
            <text:p>2898</text:p>
          </table:table-cell>
          <table:table-cell table:formula="of:=[.C881]/1" office:value-type="float" office:value="7526">
            <text:p>7526</text:p>
          </table:table-cell>
          <table:table-cell table:formula="of:=[.G$1]+[.E881]*([.G$2]+[.E881]*([.G$3]+[.G$4]*[.E881]))" office:value-type="float" office:value="7552.1102768021">
            <text:p>7552.110</text:p>
          </table:table-cell>
          <table:table-cell table:formula="of:=[.F881]-[.G881]" office:value-type="float" office:value="-26.1102768021001">
            <text:p>-26.110</text:p>
          </table:table-cell>
          <table:table-cell table:formula="of:=INT([.I$4]*[.E881]*([.J$3]/[.J$4])+[.I$3])" office:value-type="float" office:value="185297830">
            <text:p>185297830</text:p>
          </table:table-cell>
          <table:table-cell table:formula="of:=INT([.I881]*[.E881]*([.J$2]/[.J$3]))+[.I$2]" office:value-type="float" office:value="-1464564">
            <text:p>-1464564</text:p>
          </table:table-cell>
          <table:table-cell table:formula="of:=[.J881]*[.E881]*(1/[.J$2])+[.I$1]" office:value-type="float" office:value="7551.62785339356">
            <text:p>7552</text:p>
          </table:table-cell>
          <table:table-cell table:formula="of:=[.F881]-[.K881]" office:value-type="float" office:value="-25.6278533935547">
            <text:p>-26</text:p>
          </table:table-cell>
        </table:table-row>
        <table:table-row table:style-name="ro1">
          <table:table-cell office:value-type="string">
            <text:p><text:s text:c="3"/>877</text:p>
          </table:table-cell>
          <table:table-cell office:value-type="string">
            <text:p><text:s text:c="3"/>2901</text:p>
          </table:table-cell>
          <table:table-cell office:value-type="string">
            <text:p><text:s text:c="3"/>7547</text:p>
          </table:table-cell>
          <table:table-cell office:value-type="string">
            <text:p><text:s text:c="5"/>16</text:p>
          </table:table-cell>
          <table:table-cell table:formula="of:=[.B882]/1" office:value-type="float" office:value="2901">
            <text:p>2901</text:p>
          </table:table-cell>
          <table:table-cell table:formula="of:=[.C882]/1" office:value-type="float" office:value="7547">
            <text:p>7547</text:p>
          </table:table-cell>
          <table:table-cell table:formula="of:=[.G$1]+[.E882]*([.G$2]+[.E882]*([.G$3]+[.G$4]*[.E882]))" office:value-type="float" office:value="7568.89119281872">
            <text:p>7568.891</text:p>
          </table:table-cell>
          <table:table-cell table:formula="of:=[.F882]-[.G882]" office:value-type="float" office:value="-21.8911928187208">
            <text:p>-21.891</text:p>
          </table:table-cell>
          <table:table-cell table:formula="of:=INT([.I$4]*[.E882]*([.J$3]/[.J$4])+[.I$3])" office:value-type="float" office:value="185311663">
            <text:p>185311663</text:p>
          </table:table-cell>
          <table:table-cell table:formula="of:=INT([.I882]*[.E882]*([.J$2]/[.J$3]))+[.I$2]" office:value-type="float" office:value="-1460017">
            <text:p>-1460017</text:p>
          </table:table-cell>
          <table:table-cell table:formula="of:=[.J882]*[.E882]*(1/[.J$2])+[.I$1]" office:value-type="float" office:value="7568.40709495544">
            <text:p>7568</text:p>
          </table:table-cell>
          <table:table-cell table:formula="of:=[.F882]-[.K882]" office:value-type="float" office:value="-21.4070949554443">
            <text:p>-21</text:p>
          </table:table-cell>
        </table:table-row>
        <table:table-row table:style-name="ro1">
          <table:table-cell office:value-type="string">
            <text:p><text:s text:c="3"/>878</text:p>
          </table:table-cell>
          <table:table-cell office:value-type="string">
            <text:p><text:s text:c="3"/>2905</text:p>
          </table:table-cell>
          <table:table-cell office:value-type="string">
            <text:p><text:s text:c="3"/>7556</text:p>
          </table:table-cell>
          <table:table-cell office:value-type="string">
            <text:p><text:s text:c="5"/>15</text:p>
          </table:table-cell>
          <table:table-cell table:formula="of:=[.B883]/1" office:value-type="float" office:value="2905">
            <text:p>2905</text:p>
          </table:table-cell>
          <table:table-cell table:formula="of:=[.C883]/1" office:value-type="float" office:value="7556">
            <text:p>7556</text:p>
          </table:table-cell>
          <table:table-cell table:formula="of:=[.G$1]+[.E883]*([.G$2]+[.E883]*([.G$3]+[.G$4]*[.E883]))" office:value-type="float" office:value="7591.35215611017">
            <text:p>7591.352</text:p>
          </table:table-cell>
          <table:table-cell table:formula="of:=[.F883]-[.G883]" office:value-type="float" office:value="-35.3521561101725">
            <text:p>-35.352</text:p>
          </table:table-cell>
          <table:table-cell table:formula="of:=INT([.I$4]*[.E883]*([.J$3]/[.J$4])+[.I$3])" office:value-type="float" office:value="185330107">
            <text:p>185330107</text:p>
          </table:table-cell>
          <table:table-cell table:formula="of:=INT([.I883]*[.E883]*([.J$2]/[.J$3]))+[.I$2]" office:value-type="float" office:value="-1453953">
            <text:p>-1453953</text:p>
          </table:table-cell>
          <table:table-cell table:formula="of:=[.J883]*[.E883]*(1/[.J$2])+[.I$1]" office:value-type="float" office:value="7590.86775016785">
            <text:p>7591</text:p>
          </table:table-cell>
          <table:table-cell table:formula="of:=[.F883]-[.K883]" office:value-type="float" office:value="-34.8677501678467">
            <text:p>-35</text:p>
          </table:table-cell>
        </table:table-row>
        <table:table-row table:style-name="ro1">
          <table:table-cell office:value-type="string">
            <text:p><text:s text:c="3"/>879</text:p>
          </table:table-cell>
          <table:table-cell office:value-type="string">
            <text:p><text:s text:c="3"/>2907</text:p>
          </table:table-cell>
          <table:table-cell office:value-type="string">
            <text:p><text:s text:c="3"/>7569</text:p>
          </table:table-cell>
          <table:table-cell office:value-type="string">
            <text:p><text:s text:c="5"/>23</text:p>
          </table:table-cell>
          <table:table-cell table:formula="of:=[.B884]/1" office:value-type="float" office:value="2907">
            <text:p>2907</text:p>
          </table:table-cell>
          <table:table-cell table:formula="of:=[.C884]/1" office:value-type="float" office:value="7569">
            <text:p>7569</text:p>
          </table:table-cell>
          <table:table-cell table:formula="of:=[.G$1]+[.E884]*([.G$2]+[.E884]*([.G$3]+[.G$4]*[.E884]))" office:value-type="float" office:value="7602.61967726096">
            <text:p>7602.620</text:p>
          </table:table-cell>
          <table:table-cell table:formula="of:=[.F884]-[.G884]" office:value-type="float" office:value="-33.6196772609628">
            <text:p>-33.620</text:p>
          </table:table-cell>
          <table:table-cell table:formula="of:=INT([.I$4]*[.E884]*([.J$3]/[.J$4])+[.I$3])" office:value-type="float" office:value="185339329">
            <text:p>185339329</text:p>
          </table:table-cell>
          <table:table-cell table:formula="of:=INT([.I884]*[.E884]*([.J$2]/[.J$3]))+[.I$2]" office:value-type="float" office:value="-1450920">
            <text:p>-1450920</text:p>
          </table:table-cell>
          <table:table-cell table:formula="of:=[.J884]*[.E884]*(1/[.J$2])+[.I$1]" office:value-type="float" office:value="7602.13832092285">
            <text:p>7602</text:p>
          </table:table-cell>
          <table:table-cell table:formula="of:=[.F884]-[.K884]" office:value-type="float" office:value="-33.1383209228516">
            <text:p>-33</text:p>
          </table:table-cell>
        </table:table-row>
        <table:table-row table:style-name="ro1">
          <table:table-cell office:value-type="string">
            <text:p><text:s text:c="3"/>880</text:p>
          </table:table-cell>
          <table:table-cell office:value-type="string">
            <text:p><text:s text:c="3"/>2910</text:p>
          </table:table-cell>
          <table:table-cell office:value-type="string">
            <text:p><text:s text:c="3"/>7588</text:p>
          </table:table-cell>
          <table:table-cell office:value-type="string">
            <text:p><text:s text:c="5"/>25</text:p>
          </table:table-cell>
          <table:table-cell table:formula="of:=[.B885]/1" office:value-type="float" office:value="2910">
            <text:p>2910</text:p>
          </table:table-cell>
          <table:table-cell table:formula="of:=[.C885]/1" office:value-type="float" office:value="7588">
            <text:p>7588</text:p>
          </table:table-cell>
          <table:table-cell table:formula="of:=[.G$1]+[.E885]*([.G$2]+[.E885]*([.G$3]+[.G$4]*[.E885]))" office:value-type="float" office:value="7619.56726742699">
            <text:p>7619.567</text:p>
          </table:table-cell>
          <table:table-cell table:formula="of:=[.F885]-[.G885]" office:value-type="float" office:value="-31.5672674269917">
            <text:p>-31.567</text:p>
          </table:table-cell>
          <table:table-cell table:formula="of:=INT([.I$4]*[.E885]*([.J$3]/[.J$4])+[.I$3])" office:value-type="float" office:value="185353162">
            <text:p>185353162</text:p>
          </table:table-cell>
          <table:table-cell table:formula="of:=INT([.I885]*[.E885]*([.J$2]/[.J$3]))+[.I$2]" office:value-type="float" office:value="-1446371">
            <text:p>-1446371</text:p>
          </table:table-cell>
          <table:table-cell table:formula="of:=[.J885]*[.E885]*(1/[.J$2])+[.I$1]" office:value-type="float" office:value="7619.08478927612">
            <text:p>7619</text:p>
          </table:table-cell>
          <table:table-cell table:formula="of:=[.F885]-[.K885]" office:value-type="float" office:value="-31.084789276123">
            <text:p>-31</text:p>
          </table:table-cell>
        </table:table-row>
        <table:table-row table:style-name="ro1">
          <table:table-cell office:value-type="string">
            <text:p><text:s text:c="3"/>881</text:p>
          </table:table-cell>
          <table:table-cell office:value-type="string">
            <text:p><text:s text:c="3"/>2912</text:p>
          </table:table-cell>
          <table:table-cell office:value-type="string">
            <text:p><text:s text:c="3"/>7605</text:p>
          </table:table-cell>
          <table:table-cell office:value-type="string">
            <text:p><text:s text:c="5"/>21</text:p>
          </table:table-cell>
          <table:table-cell table:formula="of:=[.B886]/1" office:value-type="float" office:value="2912">
            <text:p>2912</text:p>
          </table:table-cell>
          <table:table-cell table:formula="of:=[.C886]/1" office:value-type="float" office:value="7605">
            <text:p>7605</text:p>
          </table:table-cell>
          <table:table-cell table:formula="of:=[.G$1]+[.E886]*([.G$2]+[.E886]*([.G$3]+[.G$4]*[.E886]))" office:value-type="float" office:value="7630.89653786124">
            <text:p>7630.897</text:p>
          </table:table-cell>
          <table:table-cell table:formula="of:=[.F886]-[.G886]" office:value-type="float" office:value="-25.8965378612356">
            <text:p>-25.897</text:p>
          </table:table-cell>
          <table:table-cell table:formula="of:=INT([.I$4]*[.E886]*([.J$3]/[.J$4])+[.I$3])" office:value-type="float" office:value="185362385">
            <text:p>185362385</text:p>
          </table:table-cell>
          <table:table-cell table:formula="of:=INT([.I886]*[.E886]*([.J$2]/[.J$3]))+[.I$2]" office:value-type="float" office:value="-1443338">
            <text:p>-1443338</text:p>
          </table:table-cell>
          <table:table-cell table:formula="of:=[.J886]*[.E886]*(1/[.J$2])+[.I$1]" office:value-type="float" office:value="7630.41320800781">
            <text:p>7630</text:p>
          </table:table-cell>
          <table:table-cell table:formula="of:=[.F886]-[.K886]" office:value-type="float" office:value="-25.4132080078125">
            <text:p>-25</text:p>
          </table:table-cell>
        </table:table-row>
        <table:table-row table:style-name="ro1">
          <table:table-cell office:value-type="string">
            <text:p><text:s text:c="3"/>882</text:p>
          </table:table-cell>
          <table:table-cell office:value-type="string">
            <text:p><text:s text:c="3"/>2916</text:p>
          </table:table-cell>
          <table:table-cell office:value-type="string">
            <text:p><text:s text:c="3"/>7623</text:p>
          </table:table-cell>
          <table:table-cell office:value-type="string">
            <text:p><text:s text:c="5"/>18</text:p>
          </table:table-cell>
          <table:table-cell table:formula="of:=[.B887]/1" office:value-type="float" office:value="2916">
            <text:p>2916</text:p>
          </table:table-cell>
          <table:table-cell table:formula="of:=[.C887]/1" office:value-type="float" office:value="7623">
            <text:p>7623</text:p>
          </table:table-cell>
          <table:table-cell table:formula="of:=[.G$1]+[.E887]*([.G$2]+[.E887]*([.G$3]+[.G$4]*[.E887]))" office:value-type="float" office:value="7653.62919799986">
            <text:p>7653.629</text:p>
          </table:table-cell>
          <table:table-cell table:formula="of:=[.F887]-[.G887]" office:value-type="float" office:value="-30.6291979998578">
            <text:p>-30.629</text:p>
          </table:table-cell>
          <table:table-cell table:formula="of:=INT([.I$4]*[.E887]*([.J$3]/[.J$4])+[.I$3])" office:value-type="float" office:value="185380829">
            <text:p>185380829</text:p>
          </table:table-cell>
          <table:table-cell table:formula="of:=INT([.I887]*[.E887]*([.J$2]/[.J$3]))+[.I$2]" office:value-type="float" office:value="-1437271">
            <text:p>-1437271</text:p>
          </table:table-cell>
          <table:table-cell table:formula="of:=[.J887]*[.E887]*(1/[.J$2])+[.I$1]" office:value-type="float" office:value="7653.14502716065">
            <text:p>7653</text:p>
          </table:table-cell>
          <table:table-cell table:formula="of:=[.F887]-[.K887]" office:value-type="float" office:value="-30.1450271606445">
            <text:p>-30</text:p>
          </table:table-cell>
        </table:table-row>
        <table:table-row table:style-name="ro1">
          <table:table-cell office:value-type="string">
            <text:p><text:s text:c="3"/>883</text:p>
          </table:table-cell>
          <table:table-cell office:value-type="string">
            <text:p><text:s text:c="3"/>2917</text:p>
          </table:table-cell>
          <table:table-cell office:value-type="string">
            <text:p><text:s text:c="3"/>7638</text:p>
          </table:table-cell>
          <table:table-cell office:value-type="string">
            <text:p><text:s text:c="5"/>17</text:p>
          </table:table-cell>
          <table:table-cell table:formula="of:=[.B888]/1" office:value-type="float" office:value="2917">
            <text:p>2917</text:p>
          </table:table-cell>
          <table:table-cell table:formula="of:=[.C888]/1" office:value-type="float" office:value="7638">
            <text:p>7638</text:p>
          </table:table-cell>
          <table:table-cell table:formula="of:=[.G$1]+[.E888]*([.G$2]+[.E888]*([.G$3]+[.G$4]*[.E888]))" office:value-type="float" office:value="7659.32780689763">
            <text:p>7659.328</text:p>
          </table:table-cell>
          <table:table-cell table:formula="of:=[.F888]-[.G888]" office:value-type="float" office:value="-21.327806897626">
            <text:p>-21.328</text:p>
          </table:table-cell>
          <table:table-cell table:formula="of:=INT([.I$4]*[.E888]*([.J$3]/[.J$4])+[.I$3])" office:value-type="float" office:value="185385440">
            <text:p>185385440</text:p>
          </table:table-cell>
          <table:table-cell table:formula="of:=INT([.I888]*[.E888]*([.J$2]/[.J$3]))+[.I$2]" office:value-type="float" office:value="-1435754">
            <text:p>-1435754</text:p>
          </table:table-cell>
          <table:table-cell table:formula="of:=[.J888]*[.E888]*(1/[.J$2])+[.I$1]" office:value-type="float" office:value="7658.84383773804">
            <text:p>7659</text:p>
          </table:table-cell>
          <table:table-cell table:formula="of:=[.F888]-[.K888]" office:value-type="float" office:value="-20.8438377380371">
            <text:p>-21</text:p>
          </table:table-cell>
        </table:table-row>
        <table:table-row table:style-name="ro1">
          <table:table-cell office:value-type="string">
            <text:p><text:s text:c="3"/>884</text:p>
          </table:table-cell>
          <table:table-cell office:value-type="string">
            <text:p><text:s text:c="3"/>2921</text:p>
          </table:table-cell>
          <table:table-cell office:value-type="string">
            <text:p><text:s text:c="3"/>7650</text:p>
          </table:table-cell>
          <table:table-cell office:value-type="string">
            <text:p><text:s text:c="5"/>15</text:p>
          </table:table-cell>
          <table:table-cell table:formula="of:=[.B889]/1" office:value-type="float" office:value="2921">
            <text:p>2921</text:p>
          </table:table-cell>
          <table:table-cell table:formula="of:=[.C889]/1" office:value-type="float" office:value="7650">
            <text:p>7650</text:p>
          </table:table-cell>
          <table:table-cell table:formula="of:=[.G$1]+[.E889]*([.G$2]+[.E889]*([.G$3]+[.G$4]*[.E889]))" office:value-type="float" office:value="7682.18403001914">
            <text:p>7682.184</text:p>
          </table:table-cell>
          <table:table-cell table:formula="of:=[.F889]-[.G889]" office:value-type="float" office:value="-32.1840300191416">
            <text:p>-32.184</text:p>
          </table:table-cell>
          <table:table-cell table:formula="of:=INT([.I$4]*[.E889]*([.J$3]/[.J$4])+[.I$3])" office:value-type="float" office:value="185403884">
            <text:p>185403884</text:p>
          </table:table-cell>
          <table:table-cell table:formula="of:=INT([.I889]*[.E889]*([.J$2]/[.J$3]))+[.I$2]" office:value-type="float" office:value="-1429685">
            <text:p>-1429685</text:p>
          </table:table-cell>
          <table:table-cell table:formula="of:=[.J889]*[.E889]*(1/[.J$2])+[.I$1]" office:value-type="float" office:value="7681.70252037048">
            <text:p>7682</text:p>
          </table:table-cell>
          <table:table-cell table:formula="of:=[.F889]-[.K889]" office:value-type="float" office:value="-31.7025203704834">
            <text:p>-32</text:p>
          </table:table-cell>
        </table:table-row>
        <table:table-row table:style-name="ro1">
          <table:table-cell office:value-type="string">
            <text:p><text:s text:c="3"/>885</text:p>
          </table:table-cell>
          <table:table-cell office:value-type="string">
            <text:p><text:s text:c="3"/>2923</text:p>
          </table:table-cell>
          <table:table-cell office:value-type="string">
            <text:p><text:s text:c="3"/>7664</text:p>
          </table:table-cell>
          <table:table-cell office:value-type="string">
            <text:p><text:s text:c="5"/>18</text:p>
          </table:table-cell>
          <table:table-cell table:formula="of:=[.B890]/1" office:value-type="float" office:value="2923">
            <text:p>2923</text:p>
          </table:table-cell>
          <table:table-cell table:formula="of:=[.C890]/1" office:value-type="float" office:value="7664">
            <text:p>7664</text:p>
          </table:table-cell>
          <table:table-cell table:formula="of:=[.G$1]+[.E890]*([.G$2]+[.E890]*([.G$3]+[.G$4]*[.E890]))" office:value-type="float" office:value="7693.64921973457">
            <text:p>7693.649</text:p>
          </table:table-cell>
          <table:table-cell table:formula="of:=[.F890]-[.G890]" office:value-type="float" office:value="-29.6492197345678">
            <text:p>-29.649</text:p>
          </table:table-cell>
          <table:table-cell table:formula="of:=INT([.I$4]*[.E890]*([.J$3]/[.J$4])+[.I$3])" office:value-type="float" office:value="185413106">
            <text:p>185413106</text:p>
          </table:table-cell>
          <table:table-cell table:formula="of:=INT([.I890]*[.E890]*([.J$2]/[.J$3]))+[.I$2]" office:value-type="float" office:value="-1426651">
            <text:p>-1426651</text:p>
          </table:table-cell>
          <table:table-cell table:formula="of:=[.J890]*[.E890]*(1/[.J$2])+[.I$1]" office:value-type="float" office:value="7693.16380119324">
            <text:p>7693</text:p>
          </table:table-cell>
          <table:table-cell table:formula="of:=[.F890]-[.K890]" office:value-type="float" office:value="-29.1638011932373">
            <text:p>-29</text:p>
          </table:table-cell>
        </table:table-row>
        <table:table-row table:style-name="ro1">
          <table:table-cell office:value-type="string">
            <text:p><text:s text:c="3"/>886</text:p>
          </table:table-cell>
          <table:table-cell office:value-type="string">
            <text:p><text:s text:c="3"/>2926</text:p>
          </table:table-cell>
          <table:table-cell office:value-type="string">
            <text:p><text:s text:c="3"/>7679</text:p>
          </table:table-cell>
          <table:table-cell office:value-type="string">
            <text:p><text:s text:c="5"/>19</text:p>
          </table:table-cell>
          <table:table-cell table:formula="of:=[.B891]/1" office:value-type="float" office:value="2926">
            <text:p>2926</text:p>
          </table:table-cell>
          <table:table-cell table:formula="of:=[.C891]/1" office:value-type="float" office:value="7679">
            <text:p>7679</text:p>
          </table:table-cell>
          <table:table-cell table:formula="of:=[.G$1]+[.E891]*([.G$2]+[.E891]*([.G$3]+[.G$4]*[.E891]))" office:value-type="float" office:value="7710.89336105955">
            <text:p>7710.893</text:p>
          </table:table-cell>
          <table:table-cell table:formula="of:=[.F891]-[.G891]" office:value-type="float" office:value="-31.8933610595468">
            <text:p>-31.893</text:p>
          </table:table-cell>
          <table:table-cell table:formula="of:=INT([.I$4]*[.E891]*([.J$3]/[.J$4])+[.I$3])" office:value-type="float" office:value="185426939">
            <text:p>185426939</text:p>
          </table:table-cell>
          <table:table-cell table:formula="of:=INT([.I891]*[.E891]*([.J$2]/[.J$3]))+[.I$2]" office:value-type="float" office:value="-1422098">
            <text:p>-1422098</text:p>
          </table:table-cell>
          <table:table-cell table:formula="of:=[.J891]*[.E891]*(1/[.J$2])+[.I$1]" office:value-type="float" office:value="7710.41028594971">
            <text:p>7710</text:p>
          </table:table-cell>
          <table:table-cell table:formula="of:=[.F891]-[.K891]" office:value-type="float" office:value="-31.410285949707">
            <text:p>-31</text:p>
          </table:table-cell>
        </table:table-row>
        <table:table-row table:style-name="ro1">
          <table:table-cell office:value-type="string">
            <text:p><text:s text:c="3"/>887</text:p>
          </table:table-cell>
          <table:table-cell office:value-type="string">
            <text:p><text:s text:c="3"/>2928</text:p>
          </table:table-cell>
          <table:table-cell office:value-type="string">
            <text:p><text:s text:c="3"/>7698</text:p>
          </table:table-cell>
          <table:table-cell office:value-type="string">
            <text:p><text:s text:c="5"/>19</text:p>
          </table:table-cell>
          <table:table-cell table:formula="of:=[.B892]/1" office:value-type="float" office:value="2928">
            <text:p>2928</text:p>
          </table:table-cell>
          <table:table-cell table:formula="of:=[.C892]/1" office:value-type="float" office:value="7698">
            <text:p>7698</text:p>
          </table:table-cell>
          <table:table-cell table:formula="of:=[.G$1]+[.E892]*([.G$2]+[.E892]*([.G$3]+[.G$4]*[.E892]))" office:value-type="float" office:value="7722.42036447442">
            <text:p>7722.420</text:p>
          </table:table-cell>
          <table:table-cell table:formula="of:=[.F892]-[.G892]" office:value-type="float" office:value="-24.4203644744211">
            <text:p>-24.420</text:p>
          </table:table-cell>
          <table:table-cell table:formula="of:=INT([.I$4]*[.E892]*([.J$3]/[.J$4])+[.I$3])" office:value-type="float" office:value="185436162">
            <text:p>185436162</text:p>
          </table:table-cell>
          <table:table-cell table:formula="of:=INT([.I892]*[.E892]*([.J$2]/[.J$3]))+[.I$2]" office:value-type="float" office:value="-1419063">
            <text:p>-1419063</text:p>
          </table:table-cell>
          <table:table-cell table:formula="of:=[.J892]*[.E892]*(1/[.J$2])+[.I$1]" office:value-type="float" office:value="7721.93502807617">
            <text:p>7722</text:p>
          </table:table-cell>
          <table:table-cell table:formula="of:=[.F892]-[.K892]" office:value-type="float" office:value="-23.9350280761719">
            <text:p>-24</text:p>
          </table:table-cell>
        </table:table-row>
        <table:table-row table:style-name="ro1">
          <table:table-cell office:value-type="string">
            <text:p><text:s text:c="3"/>888</text:p>
          </table:table-cell>
          <table:table-cell office:value-type="string">
            <text:p><text:s text:c="3"/>2932</text:p>
          </table:table-cell>
          <table:table-cell office:value-type="string">
            <text:p><text:s text:c="3"/>7713</text:p>
          </table:table-cell>
          <table:table-cell office:value-type="string">
            <text:p><text:s text:c="5"/>21</text:p>
          </table:table-cell>
          <table:table-cell table:formula="of:=[.B893]/1" office:value-type="float" office:value="2932">
            <text:p>2932</text:p>
          </table:table-cell>
          <table:table-cell table:formula="of:=[.C893]/1" office:value-type="float" office:value="7713">
            <text:p>7713</text:p>
          </table:table-cell>
          <table:table-cell table:formula="of:=[.G$1]+[.E893]*([.G$2]+[.E893]*([.G$3]+[.G$4]*[.E893]))" office:value-type="float" office:value="7745.54856787351">
            <text:p>7745.549</text:p>
          </table:table-cell>
          <table:table-cell table:formula="of:=[.F893]-[.G893]" office:value-type="float" office:value="-32.5485678735076">
            <text:p>-32.549</text:p>
          </table:table-cell>
          <table:table-cell table:formula="of:=INT([.I$4]*[.E893]*([.J$3]/[.J$4])+[.I$3])" office:value-type="float" office:value="185454606">
            <text:p>185454606</text:p>
          </table:table-cell>
          <table:table-cell table:formula="of:=INT([.I893]*[.E893]*([.J$2]/[.J$3]))+[.I$2]" office:value-type="float" office:value="-1412991">
            <text:p>-1412991</text:p>
          </table:table-cell>
          <table:table-cell table:formula="of:=[.J893]*[.E893]*(1/[.J$2])+[.I$1]" office:value-type="float" office:value="7745.06516265869">
            <text:p>7745</text:p>
          </table:table-cell>
          <table:table-cell table:formula="of:=[.F893]-[.K893]" office:value-type="float" office:value="-32.0651626586914">
            <text:p>-32</text:p>
          </table:table-cell>
        </table:table-row>
        <table:table-row table:style-name="ro1">
          <table:table-cell office:value-type="string">
            <text:p><text:s text:c="3"/>889</text:p>
          </table:table-cell>
          <table:table-cell office:value-type="string">
            <text:p><text:s text:c="3"/>2935</text:p>
          </table:table-cell>
          <table:table-cell office:value-type="string">
            <text:p><text:s text:c="3"/>7727</text:p>
          </table:table-cell>
          <table:table-cell office:value-type="string">
            <text:p><text:s text:c="5"/>22</text:p>
          </table:table-cell>
          <table:table-cell table:formula="of:=[.B894]/1" office:value-type="float" office:value="2935">
            <text:p>2935</text:p>
          </table:table-cell>
          <table:table-cell table:formula="of:=[.C894]/1" office:value-type="float" office:value="7727">
            <text:p>7727</text:p>
          </table:table-cell>
          <table:table-cell table:formula="of:=[.G$1]+[.E894]*([.G$2]+[.E894]*([.G$3]+[.G$4]*[.E894]))" office:value-type="float" office:value="7762.9596551029">
            <text:p>7762.960</text:p>
          </table:table-cell>
          <table:table-cell table:formula="of:=[.F894]-[.G894]" office:value-type="float" office:value="-35.9596551028972">
            <text:p>-35.960</text:p>
          </table:table-cell>
          <table:table-cell table:formula="of:=INT([.I$4]*[.E894]*([.J$3]/[.J$4])+[.I$3])" office:value-type="float" office:value="185468439">
            <text:p>185468439</text:p>
          </table:table-cell>
          <table:table-cell table:formula="of:=INT([.I894]*[.E894]*([.J$2]/[.J$3]))+[.I$2]" office:value-type="float" office:value="-1408437">
            <text:p>-1408437</text:p>
          </table:table-cell>
          <table:table-cell table:formula="of:=[.J894]*[.E894]*(1/[.J$2])+[.I$1]" office:value-type="float" office:value="7762.4735660553">
            <text:p>7762</text:p>
          </table:table-cell>
          <table:table-cell table:formula="of:=[.F894]-[.K894]" office:value-type="float" office:value="-35.4735660552979">
            <text:p>-35</text:p>
          </table:table-cell>
        </table:table-row>
        <table:table-row table:style-name="ro1">
          <table:table-cell office:value-type="string">
            <text:p><text:s text:c="3"/>890</text:p>
          </table:table-cell>
          <table:table-cell office:value-type="string">
            <text:p><text:s text:c="3"/>2937</text:p>
          </table:table-cell>
          <table:table-cell office:value-type="string">
            <text:p><text:s text:c="3"/>7744</text:p>
          </table:table-cell>
          <table:table-cell office:value-type="string">
            <text:p><text:s text:c="5"/>21</text:p>
          </table:table-cell>
          <table:table-cell table:formula="of:=[.B895]/1" office:value-type="float" office:value="2937">
            <text:p>2937</text:p>
          </table:table-cell>
          <table:table-cell table:formula="of:=[.C895]/1" office:value-type="float" office:value="7744">
            <text:p>7744</text:p>
          </table:table-cell>
          <table:table-cell table:formula="of:=[.G$1]+[.E895]*([.G$2]+[.E895]*([.G$3]+[.G$4]*[.E895]))" office:value-type="float" office:value="7774.59797390438">
            <text:p>7774.598</text:p>
          </table:table-cell>
          <table:table-cell table:formula="of:=[.F895]-[.G895]" office:value-type="float" office:value="-30.5979739043805">
            <text:p>-30.598</text:p>
          </table:table-cell>
          <table:table-cell table:formula="of:=INT([.I$4]*[.E895]*([.J$3]/[.J$4])+[.I$3])" office:value-type="float" office:value="185477661">
            <text:p>185477661</text:p>
          </table:table-cell>
          <table:table-cell table:formula="of:=INT([.I895]*[.E895]*([.J$2]/[.J$3]))+[.I$2]" office:value-type="float" office:value="-1405400">
            <text:p>-1405400</text:p>
          </table:table-cell>
          <table:table-cell table:formula="of:=[.J895]*[.E895]*(1/[.J$2])+[.I$1]" office:value-type="float" office:value="7774.11372375488">
            <text:p>7774</text:p>
          </table:table-cell>
          <table:table-cell table:formula="of:=[.F895]-[.K895]" office:value-type="float" office:value="-30.1137237548828">
            <text:p>-30</text:p>
          </table:table-cell>
        </table:table-row>
        <table:table-row table:style-name="ro1">
          <table:table-cell office:value-type="string">
            <text:p><text:s text:c="3"/>891</text:p>
          </table:table-cell>
          <table:table-cell office:value-type="string">
            <text:p><text:s text:c="3"/>2939</text:p>
          </table:table-cell>
          <table:table-cell office:value-type="string">
            <text:p><text:s text:c="3"/>7762</text:p>
          </table:table-cell>
          <table:table-cell office:value-type="string">
            <text:p><text:s text:c="5"/>20</text:p>
          </table:table-cell>
          <table:table-cell table:formula="of:=[.B896]/1" office:value-type="float" office:value="2939">
            <text:p>2939</text:p>
          </table:table-cell>
          <table:table-cell table:formula="of:=[.C896]/1" office:value-type="float" office:value="7762">
            <text:p>7762</text:p>
          </table:table-cell>
          <table:table-cell table:formula="of:=[.G$1]+[.E896]*([.G$2]+[.E896]*([.G$3]+[.G$4]*[.E896]))" office:value-type="float" office:value="7786.26103831564">
            <text:p>7786.261</text:p>
          </table:table-cell>
          <table:table-cell table:formula="of:=[.F896]-[.G896]" office:value-type="float" office:value="-24.261038315638">
            <text:p>-24.261</text:p>
          </table:table-cell>
          <table:table-cell table:formula="of:=INT([.I$4]*[.E896]*([.J$3]/[.J$4])+[.I$3])" office:value-type="float" office:value="185486883">
            <text:p>185486883</text:p>
          </table:table-cell>
          <table:table-cell table:formula="of:=INT([.I896]*[.E896]*([.J$2]/[.J$3]))+[.I$2]" office:value-type="float" office:value="-1402363">
            <text:p>-1402363</text:p>
          </table:table-cell>
          <table:table-cell table:formula="of:=[.J896]*[.E896]*(1/[.J$2])+[.I$1]" office:value-type="float" office:value="7785.77705192566">
            <text:p>7786</text:p>
          </table:table-cell>
          <table:table-cell table:formula="of:=[.F896]-[.K896]" office:value-type="float" office:value="-23.7770519256592">
            <text:p>-24</text:p>
          </table:table-cell>
        </table:table-row>
        <table:table-row table:style-name="ro1">
          <table:table-cell office:value-type="string">
            <text:p><text:s text:c="3"/>892</text:p>
          </table:table-cell>
          <table:table-cell office:value-type="string">
            <text:p><text:s text:c="3"/>2942</text:p>
          </table:table-cell>
          <table:table-cell office:value-type="string">
            <text:p><text:s text:c="3"/>7775</text:p>
          </table:table-cell>
          <table:table-cell office:value-type="string">
            <text:p><text:s text:c="5"/>17</text:p>
          </table:table-cell>
          <table:table-cell table:formula="of:=[.B897]/1" office:value-type="float" office:value="2942">
            <text:p>2942</text:p>
          </table:table-cell>
          <table:table-cell table:formula="of:=[.C897]/1" office:value-type="float" office:value="7775">
            <text:p>7775</text:p>
          </table:table-cell>
          <table:table-cell table:formula="of:=[.G$1]+[.E897]*([.G$2]+[.E897]*([.G$3]+[.G$4]*[.E897]))" office:value-type="float" office:value="7803.80203999637">
            <text:p>7803.802</text:p>
          </table:table-cell>
          <table:table-cell table:formula="of:=[.F897]-[.G897]" office:value-type="float" office:value="-28.8020399963671">
            <text:p>-28.802</text:p>
          </table:table-cell>
          <table:table-cell table:formula="of:=INT([.I$4]*[.E897]*([.J$3]/[.J$4])+[.I$3])" office:value-type="float" office:value="185500716">
            <text:p>185500716</text:p>
          </table:table-cell>
          <table:table-cell table:formula="of:=INT([.I897]*[.E897]*([.J$2]/[.J$3]))+[.I$2]" office:value-type="float" office:value="-1397807">
            <text:p>-1397807</text:p>
          </table:table-cell>
          <table:table-cell table:formula="of:=[.J897]*[.E897]*(1/[.J$2])+[.I$1]" office:value-type="float" office:value="7803.31829452515">
            <text:p>7803</text:p>
          </table:table-cell>
          <table:table-cell table:formula="of:=[.F897]-[.K897]" office:value-type="float" office:value="-28.3182945251465">
            <text:p>-28</text:p>
          </table:table-cell>
        </table:table-row>
        <table:table-row table:style-name="ro1">
          <table:table-cell office:value-type="string">
            <text:p><text:s text:c="3"/>893</text:p>
          </table:table-cell>
          <table:table-cell office:value-type="string">
            <text:p><text:s text:c="3"/>2944</text:p>
          </table:table-cell>
          <table:table-cell office:value-type="string">
            <text:p><text:s text:c="3"/>7792</text:p>
          </table:table-cell>
          <table:table-cell office:value-type="string">
            <text:p><text:s text:c="5"/>15</text:p>
          </table:table-cell>
          <table:table-cell table:formula="of:=[.B898]/1" office:value-type="float" office:value="2944">
            <text:p>2944</text:p>
          </table:table-cell>
          <table:table-cell table:formula="of:=[.C898]/1" office:value-type="float" office:value="7792">
            <text:p>7792</text:p>
          </table:table-cell>
          <table:table-cell table:formula="of:=[.G$1]+[.E898]*([.G$2]+[.E898]*([.G$3]+[.G$4]*[.E898]))" office:value-type="float" office:value="7815.52698252308">
            <text:p>7815.527</text:p>
          </table:table-cell>
          <table:table-cell table:formula="of:=[.F898]-[.G898]" office:value-type="float" office:value="-23.5269825230753">
            <text:p>-23.527</text:p>
          </table:table-cell>
          <table:table-cell table:formula="of:=INT([.I$4]*[.E898]*([.J$3]/[.J$4])+[.I$3])" office:value-type="float" office:value="185509939">
            <text:p>185509939</text:p>
          </table:table-cell>
          <table:table-cell table:formula="of:=INT([.I898]*[.E898]*([.J$2]/[.J$3]))+[.I$2]" office:value-type="float" office:value="-1394769">
            <text:p>-1394769</text:p>
          </table:table-cell>
          <table:table-cell table:formula="of:=[.J898]*[.E898]*(1/[.J$2])+[.I$1]" office:value-type="float" office:value="7815.04516601563">
            <text:p>7815</text:p>
          </table:table-cell>
          <table:table-cell table:formula="of:=[.F898]-[.K898]" office:value-type="float" office:value="-23.045166015625">
            <text:p>-23</text:p>
          </table:table-cell>
        </table:table-row>
        <table:table-row table:style-name="ro1">
          <table:table-cell office:value-type="string">
            <text:p><text:s text:c="3"/>894</text:p>
          </table:table-cell>
          <table:table-cell office:value-type="string">
            <text:p><text:s text:c="3"/>2948</text:p>
          </table:table-cell>
          <table:table-cell office:value-type="string">
            <text:p><text:s text:c="3"/>7810</text:p>
          </table:table-cell>
          <table:table-cell office:value-type="string">
            <text:p><text:s text:c="5"/>15</text:p>
          </table:table-cell>
          <table:table-cell table:formula="of:=[.B899]/1" office:value-type="float" office:value="2948">
            <text:p>2948</text:p>
          </table:table-cell>
          <table:table-cell table:formula="of:=[.C899]/1" office:value-type="float" office:value="7810">
            <text:p>7810</text:p>
          </table:table-cell>
          <table:table-cell table:formula="of:=[.G$1]+[.E899]*([.G$2]+[.E899]*([.G$3]+[.G$4]*[.E899]))" office:value-type="float" office:value="7839.05114144503">
            <text:p>7839.051</text:p>
          </table:table-cell>
          <table:table-cell table:formula="of:=[.F899]-[.G899]" office:value-type="float" office:value="-29.0511414450284">
            <text:p>-29.051</text:p>
          </table:table-cell>
          <table:table-cell table:formula="of:=INT([.I$4]*[.E899]*([.J$3]/[.J$4])+[.I$3])" office:value-type="float" office:value="185528383">
            <text:p>185528383</text:p>
          </table:table-cell>
          <table:table-cell table:formula="of:=INT([.I899]*[.E899]*([.J$2]/[.J$3]))+[.I$2]" office:value-type="float" office:value="-1388693">
            <text:p>-1388693</text:p>
          </table:table-cell>
          <table:table-cell table:formula="of:=[.J899]*[.E899]*(1/[.J$2])+[.I$1]" office:value-type="float" office:value="7838.56844329834">
            <text:p>7839</text:p>
          </table:table-cell>
          <table:table-cell table:formula="of:=[.F899]-[.K899]" office:value-type="float" office:value="-28.5684432983398">
            <text:p>-29</text:p>
          </table:table-cell>
        </table:table-row>
        <table:table-row table:style-name="ro1">
          <table:table-cell office:value-type="string">
            <text:p><text:s text:c="3"/>895</text:p>
          </table:table-cell>
          <table:table-cell office:value-type="string">
            <text:p><text:s text:c="3"/>2951</text:p>
          </table:table-cell>
          <table:table-cell office:value-type="string">
            <text:p><text:s text:c="3"/>7830</text:p>
          </table:table-cell>
          <table:table-cell office:value-type="string">
            <text:p><text:s text:c="5"/>14</text:p>
          </table:table-cell>
          <table:table-cell table:formula="of:=[.B900]/1" office:value-type="float" office:value="2951">
            <text:p>2951</text:p>
          </table:table-cell>
          <table:table-cell table:formula="of:=[.C900]/1" office:value-type="float" office:value="7830">
            <text:p>7830</text:p>
          </table:table-cell>
          <table:table-cell table:formula="of:=[.G$1]+[.E900]*([.G$2]+[.E900]*([.G$3]+[.G$4]*[.E900]))" office:value-type="float" office:value="7856.75926295337">
            <text:p>7856.759</text:p>
          </table:table-cell>
          <table:table-cell table:formula="of:=[.F900]-[.G900]" office:value-type="float" office:value="-26.7592629533674">
            <text:p>-26.759</text:p>
          </table:table-cell>
          <table:table-cell table:formula="of:=INT([.I$4]*[.E900]*([.J$3]/[.J$4])+[.I$3])" office:value-type="float" office:value="185542216">
            <text:p>185542216</text:p>
          </table:table-cell>
          <table:table-cell table:formula="of:=INT([.I900]*[.E900]*([.J$2]/[.J$3]))+[.I$2]" office:value-type="float" office:value="-1384135">
            <text:p>-1384135</text:p>
          </table:table-cell>
          <table:table-cell table:formula="of:=[.J900]*[.E900]*(1/[.J$2])+[.I$1]" office:value-type="float" office:value="7856.27737236023">
            <text:p>7856</text:p>
          </table:table-cell>
          <table:table-cell table:formula="of:=[.F900]-[.K900]" office:value-type="float" office:value="-26.2773723602295">
            <text:p>-26</text:p>
          </table:table-cell>
        </table:table-row>
        <table:table-row table:style-name="ro1">
          <table:table-cell office:value-type="string">
            <text:p><text:s text:c="3"/>896</text:p>
          </table:table-cell>
          <table:table-cell office:value-type="string">
            <text:p><text:s text:c="3"/>2953</text:p>
          </table:table-cell>
          <table:table-cell office:value-type="string">
            <text:p><text:s text:c="3"/>7839</text:p>
          </table:table-cell>
          <table:table-cell office:value-type="string">
            <text:p><text:s text:c="5"/>15</text:p>
          </table:table-cell>
          <table:table-cell table:formula="of:=[.B901]/1" office:value-type="float" office:value="2953">
            <text:p>2953</text:p>
          </table:table-cell>
          <table:table-cell table:formula="of:=[.C901]/1" office:value-type="float" office:value="7839">
            <text:p>7839</text:p>
          </table:table-cell>
          <table:table-cell table:formula="of:=[.G$1]+[.E901]*([.G$2]+[.E901]*([.G$3]+[.G$4]*[.E901]))" office:value-type="float" office:value="7868.59563681548">
            <text:p>7868.596</text:p>
          </table:table-cell>
          <table:table-cell table:formula="of:=[.F901]-[.G901]" office:value-type="float" office:value="-29.5956368154793">
            <text:p>-29.596</text:p>
          </table:table-cell>
          <table:table-cell table:formula="of:=INT([.I$4]*[.E901]*([.J$3]/[.J$4])+[.I$3])" office:value-type="float" office:value="185551438">
            <text:p>185551438</text:p>
          </table:table-cell>
          <table:table-cell table:formula="of:=INT([.I901]*[.E901]*([.J$2]/[.J$3]))+[.I$2]" office:value-type="float" office:value="-1381096">
            <text:p>-1381096</text:p>
          </table:table-cell>
          <table:table-cell table:formula="of:=[.J901]*[.E901]*(1/[.J$2])+[.I$1]" office:value-type="float" office:value="7868.11418151856">
            <text:p>7868</text:p>
          </table:table-cell>
          <table:table-cell table:formula="of:=[.F901]-[.K901]" office:value-type="float" office:value="-29.1141815185547">
            <text:p>-29</text:p>
          </table:table-cell>
        </table:table-row>
        <table:table-row table:style-name="ro1">
          <table:table-cell office:value-type="string">
            <text:p><text:s text:c="3"/>897</text:p>
          </table:table-cell>
          <table:table-cell office:value-type="string">
            <text:p><text:s text:c="3"/>2955</text:p>
          </table:table-cell>
          <table:table-cell office:value-type="string">
            <text:p><text:s text:c="3"/>7855</text:p>
          </table:table-cell>
          <table:table-cell office:value-type="string">
            <text:p><text:s text:c="5"/>21</text:p>
          </table:table-cell>
          <table:table-cell table:formula="of:=[.B902]/1" office:value-type="float" office:value="2955">
            <text:p>2955</text:p>
          </table:table-cell>
          <table:table-cell table:formula="of:=[.C902]/1" office:value-type="float" office:value="7855">
            <text:p>7855</text:p>
          </table:table-cell>
          <table:table-cell table:formula="of:=[.G$1]+[.E902]*([.G$2]+[.E902]*([.G$3]+[.G$4]*[.E902]))" office:value-type="float" office:value="7880.45678205378">
            <text:p>7880.457</text:p>
          </table:table-cell>
          <table:table-cell table:formula="of:=[.F902]-[.G902]" office:value-type="float" office:value="-25.456782053775">
            <text:p>-25.457</text:p>
          </table:table-cell>
          <table:table-cell table:formula="of:=INT([.I$4]*[.E902]*([.J$3]/[.J$4])+[.I$3])" office:value-type="float" office:value="185560660">
            <text:p>185560660</text:p>
          </table:table-cell>
          <table:table-cell table:formula="of:=INT([.I902]*[.E902]*([.J$2]/[.J$3]))+[.I$2]" office:value-type="float" office:value="-1378057">
            <text:p>-1378057</text:p>
          </table:table-cell>
          <table:table-cell table:formula="of:=[.J902]*[.E902]*(1/[.J$2])+[.I$1]" office:value-type="float" office:value="7879.97417640686">
            <text:p>7880</text:p>
          </table:table-cell>
          <table:table-cell table:formula="of:=[.F902]-[.K902]" office:value-type="float" office:value="-24.9741764068604">
            <text:p>-25</text:p>
          </table:table-cell>
        </table:table-row>
        <table:table-row table:style-name="ro1">
          <table:table-cell office:value-type="string">
            <text:p><text:s text:c="3"/>898</text:p>
          </table:table-cell>
          <table:table-cell office:value-type="string">
            <text:p><text:s text:c="3"/>2958</text:p>
          </table:table-cell>
          <table:table-cell office:value-type="string">
            <text:p><text:s text:c="3"/>7870</text:p>
          </table:table-cell>
          <table:table-cell office:value-type="string">
            <text:p><text:s text:c="5"/>20</text:p>
          </table:table-cell>
          <table:table-cell table:formula="of:=[.B903]/1" office:value-type="float" office:value="2958">
            <text:p>2958</text:p>
          </table:table-cell>
          <table:table-cell table:formula="of:=[.C903]/1" office:value-type="float" office:value="7870">
            <text:p>7870</text:p>
          </table:table-cell>
          <table:table-cell table:formula="of:=[.G$1]+[.E903]*([.G$2]+[.E903]*([.G$3]+[.G$4]*[.E903]))" office:value-type="float" office:value="7898.29495328705">
            <text:p>7898.295</text:p>
          </table:table-cell>
          <table:table-cell table:formula="of:=[.F903]-[.G903]" office:value-type="float" office:value="-28.2949532870543">
            <text:p>-28.295</text:p>
          </table:table-cell>
          <table:table-cell table:formula="of:=INT([.I$4]*[.E903]*([.J$3]/[.J$4])+[.I$3])" office:value-type="float" office:value="185574493">
            <text:p>185574493</text:p>
          </table:table-cell>
          <table:table-cell table:formula="of:=INT([.I903]*[.E903]*([.J$2]/[.J$3]))+[.I$2]" office:value-type="float" office:value="-1373498">
            <text:p>-1373498</text:p>
          </table:table-cell>
          <table:table-cell table:formula="of:=[.J903]*[.E903]*(1/[.J$2])+[.I$1]" office:value-type="float" office:value="7897.81046295166">
            <text:p>7898</text:p>
          </table:table-cell>
          <table:table-cell table:formula="of:=[.F903]-[.K903]" office:value-type="float" office:value="-27.8104629516602">
            <text:p>-28</text:p>
          </table:table-cell>
        </table:table-row>
        <table:table-row table:style-name="ro1">
          <table:table-cell office:value-type="string">
            <text:p><text:s text:c="3"/>899</text:p>
          </table:table-cell>
          <table:table-cell office:value-type="string">
            <text:p><text:s text:c="3"/>2962</text:p>
          </table:table-cell>
          <table:table-cell office:value-type="string">
            <text:p><text:s text:c="3"/>7891</text:p>
          </table:table-cell>
          <table:table-cell office:value-type="string">
            <text:p><text:s text:c="5"/>24</text:p>
          </table:table-cell>
          <table:table-cell table:formula="of:=[.B904]/1" office:value-type="float" office:value="2962">
            <text:p>2962</text:p>
          </table:table-cell>
          <table:table-cell table:formula="of:=[.C904]/1" office:value-type="float" office:value="7891">
            <text:p>7891</text:p>
          </table:table-cell>
          <table:table-cell table:formula="of:=[.G$1]+[.E904]*([.G$2]+[.E904]*([.G$3]+[.G$4]*[.E904]))" office:value-type="float" office:value="7922.16591147551">
            <text:p>7922.166</text:p>
          </table:table-cell>
          <table:table-cell table:formula="of:=[.F904]-[.G904]" office:value-type="float" office:value="-31.165911475513">
            <text:p>-31.166</text:p>
          </table:table-cell>
          <table:table-cell table:formula="of:=INT([.I$4]*[.E904]*([.J$3]/[.J$4])+[.I$3])" office:value-type="float" office:value="185592938">
            <text:p>185592938</text:p>
          </table:table-cell>
          <table:table-cell table:formula="of:=INT([.I904]*[.E904]*([.J$2]/[.J$3]))+[.I$2]" office:value-type="float" office:value="-1367418">
            <text:p>-1367418</text:p>
          </table:table-cell>
          <table:table-cell table:formula="of:=[.J904]*[.E904]*(1/[.J$2])+[.I$1]" office:value-type="float" office:value="7921.68087005615">
            <text:p>7922</text:p>
          </table:table-cell>
          <table:table-cell table:formula="of:=[.F904]-[.K904]" office:value-type="float" office:value="-30.6808700561523">
            <text:p>-31</text:p>
          </table:table-cell>
        </table:table-row>
        <table:table-row table:style-name="ro1">
          <table:table-cell office:value-type="string">
            <text:p><text:s text:c="3"/>900</text:p>
          </table:table-cell>
          <table:table-cell office:value-type="string">
            <text:p><text:s text:c="3"/>2964</text:p>
          </table:table-cell>
          <table:table-cell office:value-type="string">
            <text:p><text:s text:c="3"/>7905</text:p>
          </table:table-cell>
          <table:table-cell office:value-type="string">
            <text:p><text:s text:c="5"/>22</text:p>
          </table:table-cell>
          <table:table-cell table:formula="of:=[.B905]/1" office:value-type="float" office:value="2964">
            <text:p>2964</text:p>
          </table:table-cell>
          <table:table-cell table:formula="of:=[.C905]/1" office:value-type="float" office:value="7905">
            <text:p>7905</text:p>
          </table:table-cell>
          <table:table-cell table:formula="of:=[.G$1]+[.E905]*([.G$2]+[.E905]*([.G$3]+[.G$4]*[.E905]))" office:value-type="float" office:value="7934.13856776402">
            <text:p>7934.139</text:p>
          </table:table-cell>
          <table:table-cell table:formula="of:=[.F905]-[.G905]" office:value-type="float" office:value="-29.1385677640155">
            <text:p>-29.139</text:p>
          </table:table-cell>
          <table:table-cell table:formula="of:=INT([.I$4]*[.E905]*([.J$3]/[.J$4])+[.I$3])" office:value-type="float" office:value="185602160">
            <text:p>185602160</text:p>
          </table:table-cell>
          <table:table-cell table:formula="of:=INT([.I905]*[.E905]*([.J$2]/[.J$3]))+[.I$2]" office:value-type="float" office:value="-1364377">
            <text:p>-1364377</text:p>
          </table:table-cell>
          <table:table-cell table:formula="of:=[.J905]*[.E905]*(1/[.J$2])+[.I$1]" office:value-type="float" office:value="7933.65651702881">
            <text:p>7934</text:p>
          </table:table-cell>
          <table:table-cell table:formula="of:=[.F905]-[.K905]" office:value-type="float" office:value="-28.6565170288086">
            <text:p>-29</text:p>
          </table:table-cell>
        </table:table-row>
        <table:table-row table:style-name="ro1">
          <table:table-cell office:value-type="string">
            <text:p><text:s text:c="3"/>901</text:p>
          </table:table-cell>
          <table:table-cell office:value-type="string">
            <text:p><text:s text:c="3"/>2967</text:p>
          </table:table-cell>
          <table:table-cell office:value-type="string">
            <text:p><text:s text:c="3"/>7927</text:p>
          </table:table-cell>
          <table:table-cell office:value-type="string">
            <text:p><text:s text:c="5"/>15</text:p>
          </table:table-cell>
          <table:table-cell table:formula="of:=[.B906]/1" office:value-type="float" office:value="2967">
            <text:p>2967</text:p>
          </table:table-cell>
          <table:table-cell table:formula="of:=[.C906]/1" office:value-type="float" office:value="7927">
            <text:p>7927</text:p>
          </table:table-cell>
          <table:table-cell table:formula="of:=[.G$1]+[.E906]*([.G$2]+[.E906]*([.G$3]+[.G$4]*[.E906]))" office:value-type="float" office:value="7952.1440327481">
            <text:p>7952.144</text:p>
          </table:table-cell>
          <table:table-cell table:formula="of:=[.F906]-[.G906]" office:value-type="float" office:value="-25.1440327481023">
            <text:p>-25.144</text:p>
          </table:table-cell>
          <table:table-cell table:formula="of:=INT([.I$4]*[.E906]*([.J$3]/[.J$4])+[.I$3])" office:value-type="float" office:value="185615993">
            <text:p>185615993</text:p>
          </table:table-cell>
          <table:table-cell table:formula="of:=INT([.I906]*[.E906]*([.J$2]/[.J$3]))+[.I$2]" office:value-type="float" office:value="-1359816">
            <text:p>-1359816</text:p>
          </table:table-cell>
          <table:table-cell table:formula="of:=[.J906]*[.E906]*(1/[.J$2])+[.I$1]" office:value-type="float" office:value="7951.66065979004">
            <text:p>7952</text:p>
          </table:table-cell>
          <table:table-cell table:formula="of:=[.F906]-[.K906]" office:value-type="float" office:value="-24.6606597900391">
            <text:p>-25</text:p>
          </table:table-cell>
        </table:table-row>
        <table:table-row table:style-name="ro1">
          <table:table-cell office:value-type="string">
            <text:p><text:s text:c="3"/>902</text:p>
          </table:table-cell>
          <table:table-cell office:value-type="string">
            <text:p><text:s text:c="3"/>2969</text:p>
          </table:table-cell>
          <table:table-cell office:value-type="string">
            <text:p><text:s text:c="3"/>7939</text:p>
          </table:table-cell>
          <table:table-cell office:value-type="string">
            <text:p><text:s text:c="5"/>15</text:p>
          </table:table-cell>
          <table:table-cell table:formula="of:=[.B907]/1" office:value-type="float" office:value="2969">
            <text:p>2969</text:p>
          </table:table-cell>
          <table:table-cell table:formula="of:=[.C907]/1" office:value-type="float" office:value="7939">
            <text:p>7939</text:p>
          </table:table-cell>
          <table:table-cell table:formula="of:=[.G$1]+[.E907]*([.G$2]+[.E907]*([.G$3]+[.G$4]*[.E907]))" office:value-type="float" office:value="7964.17866780205">
            <text:p>7964.179</text:p>
          </table:table-cell>
          <table:table-cell table:formula="of:=[.F907]-[.G907]" office:value-type="float" office:value="-25.1786678020471">
            <text:p>-25.179</text:p>
          </table:table-cell>
          <table:table-cell table:formula="of:=INT([.I$4]*[.E907]*([.J$3]/[.J$4])+[.I$3])" office:value-type="float" office:value="185625215">
            <text:p>185625215</text:p>
          </table:table-cell>
          <table:table-cell table:formula="of:=INT([.I907]*[.E907]*([.J$2]/[.J$3]))+[.I$2]" office:value-type="float" office:value="-1356775">
            <text:p>-1356775</text:p>
          </table:table-cell>
          <table:table-cell table:formula="of:=[.J907]*[.E907]*(1/[.J$2])+[.I$1]" office:value-type="float" office:value="7963.69430732727">
            <text:p>7964</text:p>
          </table:table-cell>
          <table:table-cell table:formula="of:=[.F907]-[.K907]" office:value-type="float" office:value="-24.6943073272705">
            <text:p>-25</text:p>
          </table:table-cell>
        </table:table-row>
        <table:table-row table:style-name="ro1">
          <table:table-cell office:value-type="string">
            <text:p><text:s text:c="3"/>903</text:p>
          </table:table-cell>
          <table:table-cell office:value-type="string">
            <text:p><text:s text:c="3"/>2971</text:p>
          </table:table-cell>
          <table:table-cell office:value-type="string">
            <text:p><text:s text:c="3"/>7952</text:p>
          </table:table-cell>
          <table:table-cell office:value-type="string">
            <text:p><text:s text:c="5"/>18</text:p>
          </table:table-cell>
          <table:table-cell table:formula="of:=[.B908]/1" office:value-type="float" office:value="2971">
            <text:p>2971</text:p>
          </table:table-cell>
          <table:table-cell table:formula="of:=[.C908]/1" office:value-type="float" office:value="7952">
            <text:p>7952</text:p>
          </table:table-cell>
          <table:table-cell table:formula="of:=[.G$1]+[.E908]*([.G$2]+[.E908]*([.G$3]+[.G$4]*[.E908]))" office:value-type="float" office:value="7976.23809999858">
            <text:p>7976.238</text:p>
          </table:table-cell>
          <table:table-cell table:formula="of:=[.F908]-[.G908]" office:value-type="float" office:value="-24.2380999985762">
            <text:p>-24.238</text:p>
          </table:table-cell>
          <table:table-cell table:formula="of:=INT([.I$4]*[.E908]*([.J$3]/[.J$4])+[.I$3])" office:value-type="float" office:value="185634437">
            <text:p>185634437</text:p>
          </table:table-cell>
          <table:table-cell table:formula="of:=INT([.I908]*[.E908]*([.J$2]/[.J$3]))+[.I$2]" office:value-type="float" office:value="-1353733">
            <text:p>-1353733</text:p>
          </table:table-cell>
          <table:table-cell table:formula="of:=[.J908]*[.E908]*(1/[.J$2])+[.I$1]" office:value-type="float" office:value="7975.75682258606">
            <text:p>7976</text:p>
          </table:table-cell>
          <table:table-cell table:formula="of:=[.F908]-[.K908]" office:value-type="float" office:value="-23.7568225860596">
            <text:p>-24</text:p>
          </table:table-cell>
        </table:table-row>
        <table:table-row table:style-name="ro1">
          <table:table-cell office:value-type="string">
            <text:p><text:s text:c="3"/>904</text:p>
          </table:table-cell>
          <table:table-cell office:value-type="string">
            <text:p><text:s text:c="3"/>2975</text:p>
          </table:table-cell>
          <table:table-cell office:value-type="string">
            <text:p><text:s text:c="3"/>7976</text:p>
          </table:table-cell>
          <table:table-cell office:value-type="string">
            <text:p><text:s text:c="5"/>17</text:p>
          </table:table-cell>
          <table:table-cell table:formula="of:=[.B909]/1" office:value-type="float" office:value="2975">
            <text:p>2975</text:p>
          </table:table-cell>
          <table:table-cell table:formula="of:=[.C909]/1" office:value-type="float" office:value="7976">
            <text:p>7976</text:p>
          </table:table-cell>
          <table:table-cell table:formula="of:=[.G$1]+[.E909]*([.G$2]+[.E909]*([.G$3]+[.G$4]*[.E909]))" office:value-type="float" office:value="8000.43136870257">
            <text:p>8000.431</text:p>
          </table:table-cell>
          <table:table-cell table:formula="of:=[.F909]-[.G909]" office:value-type="float" office:value="-24.4313687025724">
            <text:p>-24.431</text:p>
          </table:table-cell>
          <table:table-cell table:formula="of:=INT([.I$4]*[.E909]*([.J$3]/[.J$4])+[.I$3])" office:value-type="float" office:value="185652881">
            <text:p>185652881</text:p>
          </table:table-cell>
          <table:table-cell table:formula="of:=INT([.I909]*[.E909]*([.J$2]/[.J$3]))+[.I$2]" office:value-type="float" office:value="-1347650">
            <text:p>-1347650</text:p>
          </table:table-cell>
          <table:table-cell table:formula="of:=[.J909]*[.E909]*(1/[.J$2])+[.I$1]" office:value-type="float" office:value="7999.94580459595">
            <text:p>8000</text:p>
          </table:table-cell>
          <table:table-cell table:formula="of:=[.F909]-[.K909]" office:value-type="float" office:value="-23.9458045959473">
            <text:p>-24</text:p>
          </table:table-cell>
        </table:table-row>
        <table:table-row table:style-name="ro1">
          <table:table-cell office:value-type="string">
            <text:p><text:s text:c="3"/>905</text:p>
          </table:table-cell>
          <table:table-cell office:value-type="string">
            <text:p><text:s text:c="3"/>2978</text:p>
          </table:table-cell>
          <table:table-cell office:value-type="string">
            <text:p><text:s text:c="3"/>7989</text:p>
          </table:table-cell>
          <table:table-cell office:value-type="string">
            <text:p><text:s text:c="5"/>18</text:p>
          </table:table-cell>
          <table:table-cell table:formula="of:=[.B910]/1" office:value-type="float" office:value="2978">
            <text:p>2978</text:p>
          </table:table-cell>
          <table:table-cell table:formula="of:=[.C910]/1" office:value-type="float" office:value="7989">
            <text:p>7989</text:p>
          </table:table-cell>
          <table:table-cell table:formula="of:=[.G$1]+[.E910]*([.G$2]+[.E910]*([.G$3]+[.G$4]*[.E910]))" office:value-type="float" office:value="8018.64143668453">
            <text:p>8018.641</text:p>
          </table:table-cell>
          <table:table-cell table:formula="of:=[.F910]-[.G910]" office:value-type="float" office:value="-29.6414366845338">
            <text:p>-29.641</text:p>
          </table:table-cell>
          <table:table-cell table:formula="of:=INT([.I$4]*[.E910]*([.J$3]/[.J$4])+[.I$3])" office:value-type="float" office:value="185666715">
            <text:p>185666715</text:p>
          </table:table-cell>
          <table:table-cell table:formula="of:=INT([.I910]*[.E910]*([.J$2]/[.J$3]))+[.I$2]" office:value-type="float" office:value="-1343086">
            <text:p>-1343086</text:p>
          </table:table-cell>
          <table:table-cell table:formula="of:=[.J910]*[.E910]*(1/[.J$2])+[.I$1]" office:value-type="float" office:value="8018.15839385986">
            <text:p>8018</text:p>
          </table:table-cell>
          <table:table-cell table:formula="of:=[.F910]-[.K910]" office:value-type="float" office:value="-29.1583938598633">
            <text:p>-29</text:p>
          </table:table-cell>
        </table:table-row>
        <table:table-row table:style-name="ro1">
          <table:table-cell office:value-type="string">
            <text:p><text:s text:c="3"/>906</text:p>
          </table:table-cell>
          <table:table-cell office:value-type="string">
            <text:p><text:s text:c="3"/>2980</text:p>
          </table:table-cell>
          <table:table-cell office:value-type="string">
            <text:p><text:s text:c="3"/>8006</text:p>
          </table:table-cell>
          <table:table-cell office:value-type="string">
            <text:p><text:s text:c="5"/>17</text:p>
          </table:table-cell>
          <table:table-cell table:formula="of:=[.B911]/1" office:value-type="float" office:value="2980">
            <text:p>2980</text:p>
          </table:table-cell>
          <table:table-cell table:formula="of:=[.C911]/1" office:value-type="float" office:value="8006">
            <text:p>8006</text:p>
          </table:table-cell>
          <table:table-cell table:formula="of:=[.G$1]+[.E911]*([.G$2]+[.E911]*([.G$3]+[.G$4]*[.E911]))" office:value-type="float" office:value="8030.81249588007">
            <text:p>8030.812</text:p>
          </table:table-cell>
          <table:table-cell table:formula="of:=[.F911]-[.G911]" office:value-type="float" office:value="-24.8124958800672">
            <text:p>-24.812</text:p>
          </table:table-cell>
          <table:table-cell table:formula="of:=INT([.I$4]*[.E911]*([.J$3]/[.J$4])+[.I$3])" office:value-type="float" office:value="185675937">
            <text:p>185675937</text:p>
          </table:table-cell>
          <table:table-cell table:formula="of:=INT([.I911]*[.E911]*([.J$2]/[.J$3]))+[.I$2]" office:value-type="float" office:value="-1340043">
            <text:p>-1340043</text:p>
          </table:table-cell>
          <table:table-cell table:formula="of:=[.J911]*[.E911]*(1/[.J$2])+[.I$1]" office:value-type="float" office:value="8030.33103179932">
            <text:p>8030</text:p>
          </table:table-cell>
          <table:table-cell table:formula="of:=[.F911]-[.K911]" office:value-type="float" office:value="-24.3310317993164">
            <text:p>-24</text:p>
          </table:table-cell>
        </table:table-row>
        <table:table-row table:style-name="ro1">
          <table:table-cell office:value-type="string">
            <text:p><text:s text:c="3"/>907</text:p>
          </table:table-cell>
          <table:table-cell office:value-type="string">
            <text:p><text:s text:c="3"/>2982</text:p>
          </table:table-cell>
          <table:table-cell office:value-type="string">
            <text:p><text:s text:c="3"/>8028</text:p>
          </table:table-cell>
          <table:table-cell office:value-type="string">
            <text:p><text:s text:c="5"/>17</text:p>
          </table:table-cell>
          <table:table-cell table:formula="of:=[.B912]/1" office:value-type="float" office:value="2982">
            <text:p>2982</text:p>
          </table:table-cell>
          <table:table-cell table:formula="of:=[.C912]/1" office:value-type="float" office:value="8028">
            <text:p>8028</text:p>
          </table:table-cell>
          <table:table-cell table:formula="of:=[.G$1]+[.E912]*([.G$2]+[.E912]*([.G$3]+[.G$4]*[.E912]))" office:value-type="float" office:value="8043.00836993258">
            <text:p>8043.008</text:p>
          </table:table-cell>
          <table:table-cell table:formula="of:=[.F912]-[.G912]" office:value-type="float" office:value="-15.0083699325787">
            <text:p>-15.008</text:p>
          </table:table-cell>
          <table:table-cell table:formula="of:=INT([.I$4]*[.E912]*([.J$3]/[.J$4])+[.I$3])" office:value-type="float" office:value="185685159">
            <text:p>185685159</text:p>
          </table:table-cell>
          <table:table-cell table:formula="of:=INT([.I912]*[.E912]*([.J$2]/[.J$3]))+[.I$2]" office:value-type="float" office:value="-1337000">
            <text:p>-1337000</text:p>
          </table:table-cell>
          <table:table-cell table:formula="of:=[.J912]*[.E912]*(1/[.J$2])+[.I$1]" office:value-type="float" office:value="8042.52688598633">
            <text:p>8043</text:p>
          </table:table-cell>
          <table:table-cell table:formula="of:=[.F912]-[.K912]" office:value-type="float" office:value="-14.5268859863281">
            <text:p>-15</text:p>
          </table:table-cell>
        </table:table-row>
        <table:table-row table:style-name="ro1">
          <table:table-cell office:value-type="string">
            <text:p><text:s text:c="3"/>908</text:p>
          </table:table-cell>
          <table:table-cell office:value-type="string">
            <text:p><text:s text:c="3"/>2985</text:p>
          </table:table-cell>
          <table:table-cell office:value-type="string">
            <text:p><text:s text:c="3"/>8039</text:p>
          </table:table-cell>
          <table:table-cell office:value-type="string">
            <text:p><text:s text:c="5"/>14</text:p>
          </table:table-cell>
          <table:table-cell table:formula="of:=[.B913]/1" office:value-type="float" office:value="2985">
            <text:p>2985</text:p>
          </table:table-cell>
          <table:table-cell table:formula="of:=[.C913]/1" office:value-type="float" office:value="8039">
            <text:p>8039</text:p>
          </table:table-cell>
          <table:table-cell table:formula="of:=[.G$1]+[.E913]*([.G$2]+[.E913]*([.G$3]+[.G$4]*[.E913]))" office:value-type="float" office:value="8061.34871591368">
            <text:p>8061.349</text:p>
          </table:table-cell>
          <table:table-cell table:formula="of:=[.F913]-[.G913]" office:value-type="float" office:value="-22.3487159136821">
            <text:p>-22.349</text:p>
          </table:table-cell>
          <table:table-cell table:formula="of:=INT([.I$4]*[.E913]*([.J$3]/[.J$4])+[.I$3])" office:value-type="float" office:value="185698992">
            <text:p>185698992</text:p>
          </table:table-cell>
          <table:table-cell table:formula="of:=INT([.I913]*[.E913]*([.J$2]/[.J$3]))+[.I$2]" office:value-type="float" office:value="-1332435">
            <text:p>-1332435</text:p>
          </table:table-cell>
          <table:table-cell table:formula="of:=[.J913]*[.E913]*(1/[.J$2])+[.I$1]" office:value-type="float" office:value="8060.86704444885">
            <text:p>8061</text:p>
          </table:table-cell>
          <table:table-cell table:formula="of:=[.F913]-[.K913]" office:value-type="float" office:value="-21.8670444488525">
            <text:p>-22</text:p>
          </table:table-cell>
        </table:table-row>
        <table:table-row table:style-name="ro1">
          <table:table-cell office:value-type="string">
            <text:p><text:s text:c="3"/>909</text:p>
          </table:table-cell>
          <table:table-cell office:value-type="string">
            <text:p><text:s text:c="3"/>2989</text:p>
          </table:table-cell>
          <table:table-cell office:value-type="string">
            <text:p><text:s text:c="3"/>8058</text:p>
          </table:table-cell>
          <table:table-cell office:value-type="string">
            <text:p><text:s text:c="5"/>12</text:p>
          </table:table-cell>
          <table:table-cell table:formula="of:=[.B914]/1" office:value-type="float" office:value="2989">
            <text:p>2989</text:p>
          </table:table-cell>
          <table:table-cell table:formula="of:=[.C914]/1" office:value-type="float" office:value="8058">
            <text:p>8058</text:p>
          </table:table-cell>
          <table:table-cell table:formula="of:=[.G$1]+[.E914]*([.G$2]+[.E914]*([.G$3]+[.G$4]*[.E914]))" office:value-type="float" office:value="8085.88939261539">
            <text:p>8085.889</text:p>
          </table:table-cell>
          <table:table-cell table:formula="of:=[.F914]-[.G914]" office:value-type="float" office:value="-27.8893926153869">
            <text:p>-27.889</text:p>
          </table:table-cell>
          <table:table-cell table:formula="of:=INT([.I$4]*[.E914]*([.J$3]/[.J$4])+[.I$3])" office:value-type="float" office:value="185717436">
            <text:p>185717436</text:p>
          </table:table-cell>
          <table:table-cell table:formula="of:=INT([.I914]*[.E914]*([.J$2]/[.J$3]))+[.I$2]" office:value-type="float" office:value="-1326348">
            <text:p>-1326348</text:p>
          </table:table-cell>
          <table:table-cell table:formula="of:=[.J914]*[.E914]*(1/[.J$2])+[.I$1]" office:value-type="float" office:value="8085.40375518799">
            <text:p>8085</text:p>
          </table:table-cell>
          <table:table-cell table:formula="of:=[.F914]-[.K914]" office:value-type="float" office:value="-27.4037551879883">
            <text:p>-27</text:p>
          </table:table-cell>
        </table:table-row>
        <table:table-row table:style-name="ro1">
          <table:table-cell office:value-type="string">
            <text:p><text:s text:c="3"/>910</text:p>
          </table:table-cell>
          <table:table-cell office:value-type="string">
            <text:p><text:s text:c="3"/>2992</text:p>
          </table:table-cell>
          <table:table-cell office:value-type="string">
            <text:p><text:s text:c="3"/>8073</text:p>
          </table:table-cell>
          <table:table-cell office:value-type="string">
            <text:p><text:s text:c="5"/>19</text:p>
          </table:table-cell>
          <table:table-cell table:formula="of:=[.B915]/1" office:value-type="float" office:value="2992">
            <text:p>2992</text:p>
          </table:table-cell>
          <table:table-cell table:formula="of:=[.C915]/1" office:value-type="float" office:value="8073">
            <text:p>8073</text:p>
          </table:table-cell>
          <table:table-cell table:formula="of:=[.G$1]+[.E915]*([.G$2]+[.E915]*([.G$3]+[.G$4]*[.E915]))" office:value-type="float" office:value="8104.36007577783">
            <text:p>8104.360</text:p>
          </table:table-cell>
          <table:table-cell table:formula="of:=[.F915]-[.G915]" office:value-type="float" office:value="-31.3600757778322">
            <text:p>-31.360</text:p>
          </table:table-cell>
          <table:table-cell table:formula="of:=INT([.I$4]*[.E915]*([.J$3]/[.J$4])+[.I$3])" office:value-type="float" office:value="185731270">
            <text:p>185731270</text:p>
          </table:table-cell>
          <table:table-cell table:formula="of:=INT([.I915]*[.E915]*([.J$2]/[.J$3]))+[.I$2]" office:value-type="float" office:value="-1321781">
            <text:p>-1321781</text:p>
          </table:table-cell>
          <table:table-cell table:formula="of:=[.J915]*[.E915]*(1/[.J$2])+[.I$1]" office:value-type="float" office:value="8103.8772277832">
            <text:p>8104</text:p>
          </table:table-cell>
          <table:table-cell table:formula="of:=[.F915]-[.K915]" office:value-type="float" office:value="-30.8772277832031">
            <text:p>-31</text:p>
          </table:table-cell>
        </table:table-row>
        <table:table-row table:style-name="ro1">
          <table:table-cell office:value-type="string">
            <text:p><text:s text:c="3"/>911</text:p>
          </table:table-cell>
          <table:table-cell office:value-type="string">
            <text:p><text:s text:c="3"/>2994</text:p>
          </table:table-cell>
          <table:table-cell office:value-type="string">
            <text:p><text:s text:c="3"/>8090</text:p>
          </table:table-cell>
          <table:table-cell office:value-type="string">
            <text:p><text:s text:c="5"/>16</text:p>
          </table:table-cell>
          <table:table-cell table:formula="of:=[.B916]/1" office:value-type="float" office:value="2994">
            <text:p>2994</text:p>
          </table:table-cell>
          <table:table-cell table:formula="of:=[.C916]/1" office:value-type="float" office:value="8090">
            <text:p>8090</text:p>
          </table:table-cell>
          <table:table-cell table:formula="of:=[.G$1]+[.E916]*([.G$2]+[.E916]*([.G$3]+[.G$4]*[.E916]))" office:value-type="float" office:value="8116.70490660901">
            <text:p>8116.705</text:p>
          </table:table-cell>
          <table:table-cell table:formula="of:=[.F916]-[.G916]" office:value-type="float" office:value="-26.704906609014">
            <text:p>-26.705</text:p>
          </table:table-cell>
          <table:table-cell table:formula="of:=INT([.I$4]*[.E916]*([.J$3]/[.J$4])+[.I$3])" office:value-type="float" office:value="185740492">
            <text:p>185740492</text:p>
          </table:table-cell>
          <table:table-cell table:formula="of:=INT([.I916]*[.E916]*([.J$2]/[.J$3]))+[.I$2]" office:value-type="float" office:value="-1318737">
            <text:p>-1318737</text:p>
          </table:table-cell>
          <table:table-cell table:formula="of:=[.J916]*[.E916]*(1/[.J$2])+[.I$1]" office:value-type="float" office:value="8116.21810531616">
            <text:p>8116</text:p>
          </table:table-cell>
          <table:table-cell table:formula="of:=[.F916]-[.K916]" office:value-type="float" office:value="-26.2181053161621">
            <text:p>-26</text:p>
          </table:table-cell>
        </table:table-row>
        <table:table-row table:style-name="ro1">
          <table:table-cell office:value-type="string">
            <text:p><text:s text:c="3"/>912</text:p>
          </table:table-cell>
          <table:table-cell office:value-type="string">
            <text:p><text:s text:c="3"/>2996</text:p>
          </table:table-cell>
          <table:table-cell office:value-type="string">
            <text:p><text:s text:c="3"/>8109</text:p>
          </table:table-cell>
          <table:table-cell office:value-type="string">
            <text:p><text:s text:c="5"/>14</text:p>
          </table:table-cell>
          <table:table-cell table:formula="of:=[.B917]/1" office:value-type="float" office:value="2996">
            <text:p>2996</text:p>
          </table:table-cell>
          <table:table-cell table:formula="of:=[.C917]/1" office:value-type="float" office:value="8109">
            <text:p>8109</text:p>
          </table:table-cell>
          <table:table-cell table:formula="of:=[.G$1]+[.E917]*([.G$2]+[.E917]*([.G$3]+[.G$4]*[.E917]))" office:value-type="float" office:value="8129.07457484279">
            <text:p>8129.075</text:p>
          </table:table-cell>
          <table:table-cell table:formula="of:=[.F917]-[.G917]" office:value-type="float" office:value="-20.0745748427862">
            <text:p>-20.075</text:p>
          </table:table-cell>
          <table:table-cell table:formula="of:=INT([.I$4]*[.E917]*([.J$3]/[.J$4])+[.I$3])" office:value-type="float" office:value="185749714">
            <text:p>185749714</text:p>
          </table:table-cell>
          <table:table-cell table:formula="of:=INT([.I917]*[.E917]*([.J$2]/[.J$3]))+[.I$2]" office:value-type="float" office:value="-1315692">
            <text:p>-1315692</text:p>
          </table:table-cell>
          <table:table-cell table:formula="of:=[.J917]*[.E917]*(1/[.J$2])+[.I$1]" office:value-type="float" office:value="8128.58792114258">
            <text:p>8129</text:p>
          </table:table-cell>
          <table:table-cell table:formula="of:=[.F917]-[.K917]" office:value-type="float" office:value="-19.5879211425781">
            <text:p>-20</text:p>
          </table:table-cell>
        </table:table-row>
        <table:table-row table:style-name="ro1">
          <table:table-cell office:value-type="string">
            <text:p><text:s text:c="3"/>913</text:p>
          </table:table-cell>
          <table:table-cell office:value-type="string">
            <text:p><text:s text:c="3"/>3000</text:p>
          </table:table-cell>
          <table:table-cell office:value-type="string">
            <text:p><text:s text:c="3"/>8119</text:p>
          </table:table-cell>
          <table:table-cell office:value-type="string">
            <text:p><text:s text:c="5"/>15</text:p>
          </table:table-cell>
          <table:table-cell table:formula="of:=[.B918]/1" office:value-type="float" office:value="3000">
            <text:p>3000</text:p>
          </table:table-cell>
          <table:table-cell table:formula="of:=[.C918]/1" office:value-type="float" office:value="8119">
            <text:p>8119</text:p>
          </table:table-cell>
          <table:table-cell table:formula="of:=[.G$1]+[.E918]*([.G$2]+[.E918]*([.G$3]+[.G$4]*[.E918]))" office:value-type="float" office:value="8153.88843640126">
            <text:p>8153.888</text:p>
          </table:table-cell>
          <table:table-cell table:formula="of:=[.F918]-[.G918]" office:value-type="float" office:value="-34.8884364012556">
            <text:p>-34.888</text:p>
          </table:table-cell>
          <table:table-cell table:formula="of:=INT([.I$4]*[.E918]*([.J$3]/[.J$4])+[.I$3])" office:value-type="float" office:value="185768158">
            <text:p>185768158</text:p>
          </table:table-cell>
          <table:table-cell table:formula="of:=INT([.I918]*[.E918]*([.J$2]/[.J$3]))+[.I$2]" office:value-type="float" office:value="-1309601">
            <text:p>-1309601</text:p>
          </table:table-cell>
          <table:table-cell table:formula="of:=[.J918]*[.E918]*(1/[.J$2])+[.I$1]" office:value-type="float" office:value="8153.40296936035">
            <text:p>8153</text:p>
          </table:table-cell>
          <table:table-cell table:formula="of:=[.F918]-[.K918]" office:value-type="float" office:value="-34.4029693603516">
            <text:p>-34</text:p>
          </table:table-cell>
        </table:table-row>
        <table:table-row table:style-name="ro1">
          <table:table-cell office:value-type="string">
            <text:p><text:s text:c="3"/>914</text:p>
          </table:table-cell>
          <table:table-cell office:value-type="string">
            <text:p><text:s text:c="3"/>3001</text:p>
          </table:table-cell>
          <table:table-cell office:value-type="string">
            <text:p><text:s text:c="3"/>8139</text:p>
          </table:table-cell>
          <table:table-cell office:value-type="string">
            <text:p><text:s text:c="5"/>16</text:p>
          </table:table-cell>
          <table:table-cell table:formula="of:=[.B919]/1" office:value-type="float" office:value="3001">
            <text:p>3001</text:p>
          </table:table-cell>
          <table:table-cell table:formula="of:=[.C919]/1" office:value-type="float" office:value="8139">
            <text:p>8139</text:p>
          </table:table-cell>
          <table:table-cell table:formula="of:=[.G$1]+[.E919]*([.G$2]+[.E919]*([.G$3]+[.G$4]*[.E919]))" office:value-type="float" office:value="8160.10743019999">
            <text:p>8160.107</text:p>
          </table:table-cell>
          <table:table-cell table:formula="of:=[.F919]-[.G919]" office:value-type="float" office:value="-21.1074301999852">
            <text:p>-21.107</text:p>
          </table:table-cell>
          <table:table-cell table:formula="of:=INT([.I$4]*[.E919]*([.J$3]/[.J$4])+[.I$3])" office:value-type="float" office:value="185772769">
            <text:p>185772769</text:p>
          </table:table-cell>
          <table:table-cell table:formula="of:=INT([.I919]*[.E919]*([.J$2]/[.J$3]))+[.I$2]" office:value-type="float" office:value="-1308078">
            <text:p>-1308078</text:p>
          </table:table-cell>
          <table:table-cell table:formula="of:=[.J919]*[.E919]*(1/[.J$2])+[.I$1]" office:value-type="float" office:value="8159.62268447876">
            <text:p>8160</text:p>
          </table:table-cell>
          <table:table-cell table:formula="of:=[.F919]-[.K919]" office:value-type="float" office:value="-20.6226844787598">
            <text:p>-21</text:p>
          </table:table-cell>
        </table:table-row>
        <table:table-row table:style-name="ro1">
          <table:table-cell office:value-type="string">
            <text:p><text:s text:c="3"/>915</text:p>
          </table:table-cell>
          <table:table-cell office:value-type="string">
            <text:p><text:s text:c="3"/>3005</text:p>
          </table:table-cell>
          <table:table-cell office:value-type="string">
            <text:p><text:s text:c="3"/>8162</text:p>
          </table:table-cell>
          <table:table-cell office:value-type="string">
            <text:p><text:s text:c="5"/>15</text:p>
          </table:table-cell>
          <table:table-cell table:formula="of:=[.B920]/1" office:value-type="float" office:value="3005">
            <text:p>3005</text:p>
          </table:table-cell>
          <table:table-cell table:formula="of:=[.C920]/1" office:value-type="float" office:value="8162">
            <text:p>8162</text:p>
          </table:table-cell>
          <table:table-cell table:formula="of:=[.G$1]+[.E920]*([.G$2]+[.E920]*([.G$3]+[.G$4]*[.E920]))" office:value-type="float" office:value="8185.04553110935">
            <text:p>8185.046</text:p>
          </table:table-cell>
          <table:table-cell table:formula="of:=[.F920]-[.G920]" office:value-type="float" office:value="-23.045531109351">
            <text:p>-23.046</text:p>
          </table:table-cell>
          <table:table-cell table:formula="of:=INT([.I$4]*[.E920]*([.J$3]/[.J$4])+[.I$3])" office:value-type="float" office:value="185791213">
            <text:p>185791213</text:p>
          </table:table-cell>
          <table:table-cell table:formula="of:=INT([.I920]*[.E920]*([.J$2]/[.J$3]))+[.I$2]" office:value-type="float" office:value="-1301986">
            <text:p>-1301986</text:p>
          </table:table-cell>
          <table:table-cell table:formula="of:=[.J920]*[.E920]*(1/[.J$2])+[.I$1]" office:value-type="float" office:value="8184.55964279175">
            <text:p>8185</text:p>
          </table:table-cell>
          <table:table-cell table:formula="of:=[.F920]-[.K920]" office:value-type="float" office:value="-22.559642791748">
            <text:p>-23</text:p>
          </table:table-cell>
        </table:table-row>
        <table:table-row table:style-name="ro1">
          <table:table-cell office:value-type="string">
            <text:p><text:s text:c="3"/>916</text:p>
          </table:table-cell>
          <table:table-cell office:value-type="string">
            <text:p><text:s text:c="3"/>3007</text:p>
          </table:table-cell>
          <table:table-cell office:value-type="string">
            <text:p><text:s text:c="3"/>8170</text:p>
          </table:table-cell>
          <table:table-cell office:value-type="string">
            <text:p><text:s text:c="5"/>14</text:p>
          </table:table-cell>
          <table:table-cell table:formula="of:=[.B921]/1" office:value-type="float" office:value="3007">
            <text:p>3007</text:p>
          </table:table-cell>
          <table:table-cell table:formula="of:=[.C921]/1" office:value-type="float" office:value="8170">
            <text:p>8170</text:p>
          </table:table-cell>
          <table:table-cell table:formula="of:=[.G$1]+[.E921]*([.G$2]+[.E921]*([.G$3]+[.G$4]*[.E921]))" office:value-type="float" office:value="8197.5518626291">
            <text:p>8197.552</text:p>
          </table:table-cell>
          <table:table-cell table:formula="of:=[.F921]-[.G921]" office:value-type="float" office:value="-27.5518626290996">
            <text:p>-27.552</text:p>
          </table:table-cell>
          <table:table-cell table:formula="of:=INT([.I$4]*[.E921]*([.J$3]/[.J$4])+[.I$3])" office:value-type="float" office:value="185800435">
            <text:p>185800435</text:p>
          </table:table-cell>
          <table:table-cell table:formula="of:=INT([.I921]*[.E921]*([.J$2]/[.J$3]))+[.I$2]" office:value-type="float" office:value="-1298939">
            <text:p>-1298939</text:p>
          </table:table-cell>
          <table:table-cell table:formula="of:=[.J921]*[.E921]*(1/[.J$2])+[.I$1]" office:value-type="float" office:value="8197.0687160492">
            <text:p>8197</text:p>
          </table:table-cell>
          <table:table-cell table:formula="of:=[.F921]-[.K921]" office:value-type="float" office:value="-27.0687160491943">
            <text:p>-27</text:p>
          </table:table-cell>
        </table:table-row>
        <table:table-row table:style-name="ro1">
          <table:table-cell office:value-type="string">
            <text:p><text:s text:c="3"/>917</text:p>
          </table:table-cell>
          <table:table-cell office:value-type="string">
            <text:p><text:s text:c="3"/>3010</text:p>
          </table:table-cell>
          <table:table-cell office:value-type="string">
            <text:p><text:s text:c="3"/>8191</text:p>
          </table:table-cell>
          <table:table-cell office:value-type="string">
            <text:p><text:s text:c="5"/>20</text:p>
          </table:table-cell>
          <table:table-cell table:formula="of:=[.B922]/1" office:value-type="float" office:value="3010">
            <text:p>3010</text:p>
          </table:table-cell>
          <table:table-cell table:formula="of:=[.C922]/1" office:value-type="float" office:value="8191">
            <text:p>8191</text:p>
          </table:table-cell>
          <table:table-cell table:formula="of:=[.G$1]+[.E922]*([.G$2]+[.E922]*([.G$3]+[.G$4]*[.E922]))" office:value-type="float" office:value="8216.35797029857">
            <text:p>8216.358</text:p>
          </table:table-cell>
          <table:table-cell table:formula="of:=[.F922]-[.G922]" office:value-type="float" office:value="-25.3579702985662">
            <text:p>-25.358</text:p>
          </table:table-cell>
          <table:table-cell table:formula="of:=INT([.I$4]*[.E922]*([.J$3]/[.J$4])+[.I$3])" office:value-type="float" office:value="185814269">
            <text:p>185814269</text:p>
          </table:table-cell>
          <table:table-cell table:formula="of:=INT([.I922]*[.E922]*([.J$2]/[.J$3]))+[.I$2]" office:value-type="float" office:value="-1294369">
            <text:p>-1294369</text:p>
          </table:table-cell>
          <table:table-cell table:formula="of:=[.J922]*[.E922]*(1/[.J$2])+[.I$1]" office:value-type="float" office:value="8215.8730430603">
            <text:p>8216</text:p>
          </table:table-cell>
          <table:table-cell table:formula="of:=[.F922]-[.K922]" office:value-type="float" office:value="-24.8730430603027">
            <text:p>-25</text:p>
          </table:table-cell>
        </table:table-row>
        <table:table-row table:style-name="ro1">
          <table:table-cell office:value-type="string">
            <text:p><text:s text:c="3"/>918</text:p>
          </table:table-cell>
          <table:table-cell office:value-type="string">
            <text:p><text:s text:c="3"/>3012</text:p>
          </table:table-cell>
          <table:table-cell office:value-type="string">
            <text:p><text:s text:c="3"/>8206</text:p>
          </table:table-cell>
          <table:table-cell office:value-type="string">
            <text:p><text:s text:c="5"/>17</text:p>
          </table:table-cell>
          <table:table-cell table:formula="of:=[.B923]/1" office:value-type="float" office:value="3012">
            <text:p>3012</text:p>
          </table:table-cell>
          <table:table-cell table:formula="of:=[.C923]/1" office:value-type="float" office:value="8206">
            <text:p>8206</text:p>
          </table:table-cell>
          <table:table-cell table:formula="of:=[.G$1]+[.E923]*([.G$2]+[.E923]*([.G$3]+[.G$4]*[.E923]))" office:value-type="float" office:value="8228.92645370177">
            <text:p>8228.926</text:p>
          </table:table-cell>
          <table:table-cell table:formula="of:=[.F923]-[.G923]" office:value-type="float" office:value="-22.9264537017661">
            <text:p>-22.926</text:p>
          </table:table-cell>
          <table:table-cell table:formula="of:=INT([.I$4]*[.E923]*([.J$3]/[.J$4])+[.I$3])" office:value-type="float" office:value="185823491">
            <text:p>185823491</text:p>
          </table:table-cell>
          <table:table-cell table:formula="of:=INT([.I923]*[.E923]*([.J$2]/[.J$3]))+[.I$2]" office:value-type="float" office:value="-1291322">
            <text:p>-1291322</text:p>
          </table:table-cell>
          <table:table-cell table:formula="of:=[.J923]*[.E923]*(1/[.J$2])+[.I$1]" office:value-type="float" office:value="8228.44023132324">
            <text:p>8228</text:p>
          </table:table-cell>
          <table:table-cell table:formula="of:=[.F923]-[.K923]" office:value-type="float" office:value="-22.4402313232422">
            <text:p>-22</text:p>
          </table:table-cell>
        </table:table-row>
        <table:table-row table:style-name="ro1">
          <table:table-cell office:value-type="string">
            <text:p><text:s text:c="3"/>919</text:p>
          </table:table-cell>
          <table:table-cell office:value-type="string">
            <text:p><text:s text:c="3"/>3016</text:p>
          </table:table-cell>
          <table:table-cell office:value-type="string">
            <text:p><text:s text:c="3"/>8230</text:p>
          </table:table-cell>
          <table:table-cell office:value-type="string">
            <text:p><text:s text:c="5"/>18</text:p>
          </table:table-cell>
          <table:table-cell table:formula="of:=[.B924]/1" office:value-type="float" office:value="3016">
            <text:p>3016</text:p>
          </table:table-cell>
          <table:table-cell table:formula="of:=[.C924]/1" office:value-type="float" office:value="8230">
            <text:p>8230</text:p>
          </table:table-cell>
          <table:table-cell table:formula="of:=[.G$1]+[.E924]*([.G$2]+[.E924]*([.G$3]+[.G$4]*[.E924]))" office:value-type="float" office:value="8254.1380228983">
            <text:p>8254.138</text:p>
          </table:table-cell>
          <table:table-cell table:formula="of:=[.F924]-[.G924]" office:value-type="float" office:value="-24.1380228983035">
            <text:p>-24.138</text:p>
          </table:table-cell>
          <table:table-cell table:formula="of:=INT([.I$4]*[.E924]*([.J$3]/[.J$4])+[.I$3])" office:value-type="float" office:value="185841935">
            <text:p>185841935</text:p>
          </table:table-cell>
          <table:table-cell table:formula="of:=INT([.I924]*[.E924]*([.J$2]/[.J$3]))+[.I$2]" office:value-type="float" office:value="-1285226">
            <text:p>-1285226</text:p>
          </table:table-cell>
          <table:table-cell table:formula="of:=[.J924]*[.E924]*(1/[.J$2])+[.I$1]" office:value-type="float" office:value="8253.65585327148">
            <text:p>8254</text:p>
          </table:table-cell>
          <table:table-cell table:formula="of:=[.F924]-[.K924]" office:value-type="float" office:value="-23.6558532714844">
            <text:p>-24</text:p>
          </table:table-cell>
        </table:table-row>
        <table:table-row table:style-name="ro1">
          <table:table-cell office:value-type="string">
            <text:p><text:s text:c="3"/>920</text:p>
          </table:table-cell>
          <table:table-cell office:value-type="string">
            <text:p><text:s text:c="3"/>3019</text:p>
          </table:table-cell>
          <table:table-cell office:value-type="string">
            <text:p><text:s text:c="3"/>8239</text:p>
          </table:table-cell>
          <table:table-cell office:value-type="string">
            <text:p><text:s text:c="5"/>17</text:p>
          </table:table-cell>
          <table:table-cell table:formula="of:=[.B925]/1" office:value-type="float" office:value="3019">
            <text:p>3019</text:p>
          </table:table-cell>
          <table:table-cell table:formula="of:=[.C925]/1" office:value-type="float" office:value="8239">
            <text:p>8239</text:p>
          </table:table-cell>
          <table:table-cell table:formula="of:=[.G$1]+[.E925]*([.G$2]+[.E925]*([.G$3]+[.G$4]*[.E925]))" office:value-type="float" office:value="8273.11198956898">
            <text:p>8273.112</text:p>
          </table:table-cell>
          <table:table-cell table:formula="of:=[.F925]-[.G925]" office:value-type="float" office:value="-34.1119895689771">
            <text:p>-34.112</text:p>
          </table:table-cell>
          <table:table-cell table:formula="of:=INT([.I$4]*[.E925]*([.J$3]/[.J$4])+[.I$3])" office:value-type="float" office:value="185855768">
            <text:p>185855768</text:p>
          </table:table-cell>
          <table:table-cell table:formula="of:=INT([.I925]*[.E925]*([.J$2]/[.J$3]))+[.I$2]" office:value-type="float" office:value="-1280654">
            <text:p>-1280654</text:p>
          </table:table-cell>
          <table:table-cell table:formula="of:=[.J925]*[.E925]*(1/[.J$2])+[.I$1]" office:value-type="float" office:value="8272.62861251831">
            <text:p>8273</text:p>
          </table:table-cell>
          <table:table-cell table:formula="of:=[.F925]-[.K925]" office:value-type="float" office:value="-33.6286125183105">
            <text:p>-34</text:p>
          </table:table-cell>
        </table:table-row>
        <table:table-row table:style-name="ro1">
          <table:table-cell office:value-type="string">
            <text:p><text:s text:c="3"/>921</text:p>
          </table:table-cell>
          <table:table-cell office:value-type="string">
            <text:p><text:s text:c="3"/>3021</text:p>
          </table:table-cell>
          <table:table-cell office:value-type="string">
            <text:p><text:s text:c="3"/>8256</text:p>
          </table:table-cell>
          <table:table-cell office:value-type="string">
            <text:p><text:s text:c="5"/>18</text:p>
          </table:table-cell>
          <table:table-cell table:formula="of:=[.B926]/1" office:value-type="float" office:value="3021">
            <text:p>3021</text:p>
          </table:table-cell>
          <table:table-cell table:formula="of:=[.C926]/1" office:value-type="float" office:value="8256">
            <text:p>8256</text:p>
          </table:table-cell>
          <table:table-cell table:formula="of:=[.G$1]+[.E926]*([.G$2]+[.E926]*([.G$3]+[.G$4]*[.E926]))" office:value-type="float" office:value="8285.79239708999">
            <text:p>8285.792</text:p>
          </table:table-cell>
          <table:table-cell table:formula="of:=[.F926]-[.G926]" office:value-type="float" office:value="-29.7923970899865">
            <text:p>-29.792</text:p>
          </table:table-cell>
          <table:table-cell table:formula="of:=INT([.I$4]*[.E926]*([.J$3]/[.J$4])+[.I$3])" office:value-type="float" office:value="185864990">
            <text:p>185864990</text:p>
          </table:table-cell>
          <table:table-cell table:formula="of:=INT([.I926]*[.E926]*([.J$2]/[.J$3]))+[.I$2]" office:value-type="float" office:value="-1277606">
            <text:p>-1277606</text:p>
          </table:table-cell>
          <table:table-cell table:formula="of:=[.J926]*[.E926]*(1/[.J$2])+[.I$1]" office:value-type="float" office:value="8285.30618667603">
            <text:p>8285</text:p>
          </table:table-cell>
          <table:table-cell table:formula="of:=[.F926]-[.K926]" office:value-type="float" office:value="-29.3061866760254">
            <text:p>-29</text:p>
          </table:table-cell>
        </table:table-row>
        <table:table-row table:style-name="ro1">
          <table:table-cell office:value-type="string">
            <text:p><text:s text:c="3"/>922</text:p>
          </table:table-cell>
          <table:table-cell office:value-type="string">
            <text:p><text:s text:c="3"/>3023</text:p>
          </table:table-cell>
          <table:table-cell office:value-type="string">
            <text:p><text:s text:c="3"/>8282</text:p>
          </table:table-cell>
          <table:table-cell office:value-type="string">
            <text:p><text:s text:c="5"/>17</text:p>
          </table:table-cell>
          <table:table-cell table:formula="of:=[.B927]/1" office:value-type="float" office:value="3023">
            <text:p>3023</text:p>
          </table:table-cell>
          <table:table-cell table:formula="of:=[.C927]/1" office:value-type="float" office:value="8282">
            <text:p>8282</text:p>
          </table:table-cell>
          <table:table-cell table:formula="of:=[.G$1]+[.E927]*([.G$2]+[.E927]*([.G$3]+[.G$4]*[.E927]))" office:value-type="float" office:value="8298.49768549437">
            <text:p>8298.498</text:p>
          </table:table-cell>
          <table:table-cell table:formula="of:=[.F927]-[.G927]" office:value-type="float" office:value="-16.4976854943707">
            <text:p>-16.498</text:p>
          </table:table-cell>
          <table:table-cell table:formula="of:=INT([.I$4]*[.E927]*([.J$3]/[.J$4])+[.I$3])" office:value-type="float" office:value="185874212">
            <text:p>185874212</text:p>
          </table:table-cell>
          <table:table-cell table:formula="of:=INT([.I927]*[.E927]*([.J$2]/[.J$3]))+[.I$2]" office:value-type="float" office:value="-1274557">
            <text:p>-1274557</text:p>
          </table:table-cell>
          <table:table-cell table:formula="of:=[.J927]*[.E927]*(1/[.J$2])+[.I$1]" office:value-type="float" office:value="8298.01278114319">
            <text:p>8298</text:p>
          </table:table-cell>
          <table:table-cell table:formula="of:=[.F927]-[.K927]" office:value-type="float" office:value="-16.0127811431885">
            <text:p>-16</text:p>
          </table:table-cell>
        </table:table-row>
        <table:table-row table:style-name="ro1">
          <table:table-cell office:value-type="string">
            <text:p><text:s text:c="3"/>923</text:p>
          </table:table-cell>
          <table:table-cell office:value-type="string">
            <text:p><text:s text:c="3"/>3026</text:p>
          </table:table-cell>
          <table:table-cell office:value-type="string">
            <text:p><text:s text:c="3"/>8295</text:p>
          </table:table-cell>
          <table:table-cell office:value-type="string">
            <text:p><text:s text:c="5"/>15</text:p>
          </table:table-cell>
          <table:table-cell table:formula="of:=[.B928]/1" office:value-type="float" office:value="3026">
            <text:p>3026</text:p>
          </table:table-cell>
          <table:table-cell table:formula="of:=[.C928]/1" office:value-type="float" office:value="8295">
            <text:p>8295</text:p>
          </table:table-cell>
          <table:table-cell table:formula="of:=[.G$1]+[.E928]*([.G$2]+[.E928]*([.G$3]+[.G$4]*[.E928]))" office:value-type="float" office:value="8317.60227680279">
            <text:p>8317.602</text:p>
          </table:table-cell>
          <table:table-cell table:formula="of:=[.F928]-[.G928]" office:value-type="float" office:value="-22.6022768027869">
            <text:p>-22.602</text:p>
          </table:table-cell>
          <table:table-cell table:formula="of:=INT([.I$4]*[.E928]*([.J$3]/[.J$4])+[.I$3])" office:value-type="float" office:value="185888046">
            <text:p>185888046</text:p>
          </table:table-cell>
          <table:table-cell table:formula="of:=INT([.I928]*[.E928]*([.J$2]/[.J$3]))+[.I$2]" office:value-type="float" office:value="-1269983">
            <text:p>-1269983</text:p>
          </table:table-cell>
          <table:table-cell table:formula="of:=[.J928]*[.E928]*(1/[.J$2])+[.I$1]" office:value-type="float" office:value="8317.11917495728">
            <text:p>8317</text:p>
          </table:table-cell>
          <table:table-cell table:formula="of:=[.F928]-[.K928]" office:value-type="float" office:value="-22.1191749572754">
            <text:p>-22</text:p>
          </table:table-cell>
        </table:table-row>
        <table:table-row table:style-name="ro1">
          <table:table-cell office:value-type="string">
            <text:p><text:s text:c="3"/>924</text:p>
          </table:table-cell>
          <table:table-cell office:value-type="string">
            <text:p><text:s text:c="3"/>3030</text:p>
          </table:table-cell>
          <table:table-cell office:value-type="string">
            <text:p><text:s text:c="3"/>8312</text:p>
          </table:table-cell>
          <table:table-cell office:value-type="string">
            <text:p><text:s text:c="5"/>13</text:p>
          </table:table-cell>
          <table:table-cell table:formula="of:=[.B929]/1" office:value-type="float" office:value="3030">
            <text:p>3030</text:p>
          </table:table-cell>
          <table:table-cell table:formula="of:=[.C929]/1" office:value-type="float" office:value="8312">
            <text:p>8312</text:p>
          </table:table-cell>
          <table:table-cell table:formula="of:=[.G$1]+[.E929]*([.G$2]+[.E929]*([.G$3]+[.G$4]*[.E929]))" office:value-type="float" office:value="8343.16217836663">
            <text:p>8343.162</text:p>
          </table:table-cell>
          <table:table-cell table:formula="of:=[.F929]-[.G929]" office:value-type="float" office:value="-31.1621783666305">
            <text:p>-31.162</text:p>
          </table:table-cell>
          <table:table-cell table:formula="of:=INT([.I$4]*[.E929]*([.J$3]/[.J$4])+[.I$3])" office:value-type="float" office:value="185906490">
            <text:p>185906490</text:p>
          </table:table-cell>
          <table:table-cell table:formula="of:=INT([.I929]*[.E929]*([.J$2]/[.J$3]))+[.I$2]" office:value-type="float" office:value="-1263884">
            <text:p>-1263884</text:p>
          </table:table-cell>
          <table:table-cell table:formula="of:=[.J929]*[.E929]*(1/[.J$2])+[.I$1]" office:value-type="float" office:value="8342.67771911621">
            <text:p>8343</text:p>
          </table:table-cell>
          <table:table-cell table:formula="of:=[.F929]-[.K929]" office:value-type="float" office:value="-30.6777191162109">
            <text:p>-31</text:p>
          </table:table-cell>
        </table:table-row>
        <table:table-row table:style-name="ro1">
          <table:table-cell office:value-type="string">
            <text:p><text:s text:c="3"/>925</text:p>
          </table:table-cell>
          <table:table-cell office:value-type="string">
            <text:p><text:s text:c="3"/>3032</text:p>
          </table:table-cell>
          <table:table-cell office:value-type="string">
            <text:p><text:s text:c="3"/>8327</text:p>
          </table:table-cell>
          <table:table-cell office:value-type="string">
            <text:p><text:s text:c="5"/>15</text:p>
          </table:table-cell>
          <table:table-cell table:formula="of:=[.B930]/1" office:value-type="float" office:value="3032">
            <text:p>3032</text:p>
          </table:table-cell>
          <table:table-cell table:formula="of:=[.C930]/1" office:value-type="float" office:value="8327">
            <text:p>8327</text:p>
          </table:table-cell>
          <table:table-cell table:formula="of:=[.G$1]+[.E930]*([.G$2]+[.E930]*([.G$3]+[.G$4]*[.E930]))" office:value-type="float" office:value="8355.97947060362">
            <text:p>8355.979</text:p>
          </table:table-cell>
          <table:table-cell table:formula="of:=[.F930]-[.G930]" office:value-type="float" office:value="-28.9794706036191">
            <text:p>-28.979</text:p>
          </table:table-cell>
          <table:table-cell table:formula="of:=INT([.I$4]*[.E930]*([.J$3]/[.J$4])+[.I$3])" office:value-type="float" office:value="185915712">
            <text:p>185915712</text:p>
          </table:table-cell>
          <table:table-cell table:formula="of:=INT([.I930]*[.E930]*([.J$2]/[.J$3]))+[.I$2]" office:value-type="float" office:value="-1260834">
            <text:p>-1260834</text:p>
          </table:table-cell>
          <table:table-cell table:formula="of:=[.J930]*[.E930]*(1/[.J$2])+[.I$1]" office:value-type="float" office:value="8355.49478149414">
            <text:p>8355</text:p>
          </table:table-cell>
          <table:table-cell table:formula="of:=[.F930]-[.K930]" office:value-type="float" office:value="-28.4947814941406">
            <text:p>-28</text:p>
          </table:table-cell>
        </table:table-row>
        <table:table-row table:style-name="ro1">
          <table:table-cell office:value-type="string">
            <text:p><text:s text:c="3"/>926</text:p>
          </table:table-cell>
          <table:table-cell office:value-type="string">
            <text:p><text:s text:c="3"/>3035</text:p>
          </table:table-cell>
          <table:table-cell office:value-type="string">
            <text:p><text:s text:c="3"/>8346</text:p>
          </table:table-cell>
          <table:table-cell office:value-type="string">
            <text:p><text:s text:c="5"/>15</text:p>
          </table:table-cell>
          <table:table-cell table:formula="of:=[.B931]/1" office:value-type="float" office:value="3035">
            <text:p>3035</text:p>
          </table:table-cell>
          <table:table-cell table:formula="of:=[.C931]/1" office:value-type="float" office:value="8346">
            <text:p>8346</text:p>
          </table:table-cell>
          <table:table-cell table:formula="of:=[.G$1]+[.E931]*([.G$2]+[.E931]*([.G$3]+[.G$4]*[.E931]))" office:value-type="float" office:value="8375.25209483644">
            <text:p>8375.252</text:p>
          </table:table-cell>
          <table:table-cell table:formula="of:=[.F931]-[.G931]" office:value-type="float" office:value="-29.2520948364436">
            <text:p>-29.252</text:p>
          </table:table-cell>
          <table:table-cell table:formula="of:=INT([.I$4]*[.E931]*([.J$3]/[.J$4])+[.I$3])" office:value-type="float" office:value="185929545">
            <text:p>185929545</text:p>
          </table:table-cell>
          <table:table-cell table:formula="of:=INT([.I931]*[.E931]*([.J$2]/[.J$3]))+[.I$2]" office:value-type="float" office:value="-1256258">
            <text:p>-1256258</text:p>
          </table:table-cell>
          <table:table-cell table:formula="of:=[.J931]*[.E931]*(1/[.J$2])+[.I$1]" office:value-type="float" office:value="8374.76979446411">
            <text:p>8375</text:p>
          </table:table-cell>
          <table:table-cell table:formula="of:=[.F931]-[.K931]" office:value-type="float" office:value="-28.7697944641113">
            <text:p>-29</text:p>
          </table:table-cell>
        </table:table-row>
        <table:table-row table:style-name="ro1">
          <table:table-cell office:value-type="string">
            <text:p><text:s text:c="3"/>927</text:p>
          </table:table-cell>
          <table:table-cell office:value-type="string">
            <text:p><text:s text:c="3"/>3037</text:p>
          </table:table-cell>
          <table:table-cell office:value-type="string">
            <text:p><text:s text:c="3"/>8362</text:p>
          </table:table-cell>
          <table:table-cell office:value-type="string">
            <text:p><text:s text:c="5"/>15</text:p>
          </table:table-cell>
          <table:table-cell table:formula="of:=[.B932]/1" office:value-type="float" office:value="3037">
            <text:p>3037</text:p>
          </table:table-cell>
          <table:table-cell table:formula="of:=[.C932]/1" office:value-type="float" office:value="8362">
            <text:p>8362</text:p>
          </table:table-cell>
          <table:table-cell table:formula="of:=[.G$1]+[.E932]*([.G$2]+[.E932]*([.G$3]+[.G$4]*[.E932]))" office:value-type="float" office:value="8388.13163960688">
            <text:p>8388.132</text:p>
          </table:table-cell>
          <table:table-cell table:formula="of:=[.F932]-[.G932]" office:value-type="float" office:value="-26.1316396068796">
            <text:p>-26.132</text:p>
          </table:table-cell>
          <table:table-cell table:formula="of:=INT([.I$4]*[.E932]*([.J$3]/[.J$4])+[.I$3])" office:value-type="float" office:value="185938767">
            <text:p>185938767</text:p>
          </table:table-cell>
          <table:table-cell table:formula="of:=INT([.I932]*[.E932]*([.J$2]/[.J$3]))+[.I$2]" office:value-type="float" office:value="-1253208">
            <text:p>-1253208</text:p>
          </table:table-cell>
          <table:table-cell table:formula="of:=[.J932]*[.E932]*(1/[.J$2])+[.I$1]" office:value-type="float" office:value="8387.64503479004">
            <text:p>8388</text:p>
          </table:table-cell>
          <table:table-cell table:formula="of:=[.F932]-[.K932]" office:value-type="float" office:value="-25.6450347900391">
            <text:p>-26</text:p>
          </table:table-cell>
        </table:table-row>
        <table:table-row table:style-name="ro1">
          <table:table-cell office:value-type="string">
            <text:p><text:s text:c="3"/>928</text:p>
          </table:table-cell>
          <table:table-cell office:value-type="string">
            <text:p><text:s text:c="3"/>3041</text:p>
          </table:table-cell>
          <table:table-cell office:value-type="string">
            <text:p><text:s text:c="3"/>8379</text:p>
          </table:table-cell>
          <table:table-cell office:value-type="string">
            <text:p><text:s text:c="5"/>14</text:p>
          </table:table-cell>
          <table:table-cell table:formula="of:=[.B933]/1" office:value-type="float" office:value="3041">
            <text:p>3041</text:p>
          </table:table-cell>
          <table:table-cell table:formula="of:=[.C933]/1" office:value-type="float" office:value="8379">
            <text:p>8379</text:p>
          </table:table-cell>
          <table:table-cell table:formula="of:=[.G$1]+[.E933]*([.G$2]+[.E933]*([.G$3]+[.G$4]*[.E933]))" office:value-type="float" office:value="8413.9654523179">
            <text:p>8413.965</text:p>
          </table:table-cell>
          <table:table-cell table:formula="of:=[.F933]-[.G933]" office:value-type="float" office:value="-34.965452317896">
            <text:p>-34.965</text:p>
          </table:table-cell>
          <table:table-cell table:formula="of:=INT([.I$4]*[.E933]*([.J$3]/[.J$4])+[.I$3])" office:value-type="float" office:value="185957212">
            <text:p>185957212</text:p>
          </table:table-cell>
          <table:table-cell table:formula="of:=INT([.I933]*[.E933]*([.J$2]/[.J$3]))+[.I$2]" office:value-type="float" office:value="-1247105">
            <text:p>-1247105</text:p>
          </table:table-cell>
          <table:table-cell table:formula="of:=[.J933]*[.E933]*(1/[.J$2])+[.I$1]" office:value-type="float" office:value="8413.48272514343">
            <text:p>8413</text:p>
          </table:table-cell>
          <table:table-cell table:formula="of:=[.F933]-[.K933]" office:value-type="float" office:value="-34.4827251434326">
            <text:p>-34</text:p>
          </table:table-cell>
        </table:table-row>
        <table:table-row table:style-name="ro1">
          <table:table-cell office:value-type="string">
            <text:p><text:s text:c="3"/>929</text:p>
          </table:table-cell>
          <table:table-cell office:value-type="string">
            <text:p><text:s text:c="3"/>3042</text:p>
          </table:table-cell>
          <table:table-cell office:value-type="string">
            <text:p><text:s text:c="3"/>8397</text:p>
          </table:table-cell>
          <table:table-cell office:value-type="string">
            <text:p><text:s text:c="5"/>18</text:p>
          </table:table-cell>
          <table:table-cell table:formula="of:=[.B934]/1" office:value-type="float" office:value="3042">
            <text:p>3042</text:p>
          </table:table-cell>
          <table:table-cell table:formula="of:=[.C934]/1" office:value-type="float" office:value="8397">
            <text:p>8397</text:p>
          </table:table-cell>
          <table:table-cell table:formula="of:=[.G$1]+[.E934]*([.G$2]+[.E934]*([.G$3]+[.G$4]*[.E934]))" office:value-type="float" office:value="8420.43947517127">
            <text:p>8420.439</text:p>
          </table:table-cell>
          <table:table-cell table:formula="of:=[.F934]-[.G934]" office:value-type="float" office:value="-23.439475171268">
            <text:p>-23.439</text:p>
          </table:table-cell>
          <table:table-cell table:formula="of:=INT([.I$4]*[.E934]*([.J$3]/[.J$4])+[.I$3])" office:value-type="float" office:value="185961823">
            <text:p>185961823</text:p>
          </table:table-cell>
          <table:table-cell table:formula="of:=INT([.I934]*[.E934]*([.J$2]/[.J$3]))+[.I$2]" office:value-type="float" office:value="-1245580">
            <text:p>-1245580</text:p>
          </table:table-cell>
          <table:table-cell table:formula="of:=[.J934]*[.E934]*(1/[.J$2])+[.I$1]" office:value-type="float" office:value="8419.95234680176">
            <text:p>8420</text:p>
          </table:table-cell>
          <table:table-cell table:formula="of:=[.F934]-[.K934]" office:value-type="float" office:value="-22.9523468017578">
            <text:p>-23</text:p>
          </table:table-cell>
        </table:table-row>
        <table:table-row table:style-name="ro1">
          <table:table-cell office:value-type="string">
            <text:p><text:s text:c="3"/>930</text:p>
          </table:table-cell>
          <table:table-cell office:value-type="string">
            <text:p><text:s text:c="3"/>3046</text:p>
          </table:table-cell>
          <table:table-cell office:value-type="string">
            <text:p><text:s text:c="3"/>8417</text:p>
          </table:table-cell>
          <table:table-cell office:value-type="string">
            <text:p><text:s text:c="5"/>21</text:p>
          </table:table-cell>
          <table:table-cell table:formula="of:=[.B935]/1" office:value-type="float" office:value="3046">
            <text:p>3046</text:p>
          </table:table-cell>
          <table:table-cell table:formula="of:=[.C935]/1" office:value-type="float" office:value="8417">
            <text:p>8417</text:p>
          </table:table-cell>
          <table:table-cell table:formula="of:=[.G$1]+[.E935]*([.G$2]+[.E935]*([.G$3]+[.G$4]*[.E935]))" office:value-type="float" office:value="8446.39785736518">
            <text:p>8446.398</text:p>
          </table:table-cell>
          <table:table-cell table:formula="of:=[.F935]-[.G935]" office:value-type="float" office:value="-29.3978573651802">
            <text:p>-29.398</text:p>
          </table:table-cell>
          <table:table-cell table:formula="of:=INT([.I$4]*[.E935]*([.J$3]/[.J$4])+[.I$3])" office:value-type="float" office:value="185980267">
            <text:p>185980267</text:p>
          </table:table-cell>
          <table:table-cell table:formula="of:=INT([.I935]*[.E935]*([.J$2]/[.J$3]))+[.I$2]" office:value-type="float" office:value="-1239476">
            <text:p>-1239476</text:p>
          </table:table-cell>
          <table:table-cell table:formula="of:=[.J935]*[.E935]*(1/[.J$2])+[.I$1]" office:value-type="float" office:value="8445.9122467041">
            <text:p>8446</text:p>
          </table:table-cell>
          <table:table-cell table:formula="of:=[.F935]-[.K935]" office:value-type="float" office:value="-28.9122467041016">
            <text:p>-29</text:p>
          </table:table-cell>
        </table:table-row>
        <table:table-row table:style-name="ro1">
          <table:table-cell office:value-type="string">
            <text:p><text:s text:c="3"/>931</text:p>
          </table:table-cell>
          <table:table-cell office:value-type="string">
            <text:p><text:s text:c="3"/>3048</text:p>
          </table:table-cell>
          <table:table-cell office:value-type="string">
            <text:p><text:s text:c="3"/>8430</text:p>
          </table:table-cell>
          <table:table-cell office:value-type="string">
            <text:p><text:s text:c="5"/>16</text:p>
          </table:table-cell>
          <table:table-cell table:formula="of:=[.B936]/1" office:value-type="float" office:value="3048">
            <text:p>3048</text:p>
          </table:table-cell>
          <table:table-cell table:formula="of:=[.C936]/1" office:value-type="float" office:value="8430">
            <text:p>8430</text:p>
          </table:table-cell>
          <table:table-cell table:formula="of:=[.G$1]+[.E936]*([.G$2]+[.E936]*([.G$3]+[.G$4]*[.E936]))" office:value-type="float" office:value="8459.4144285668">
            <text:p>8459.414</text:p>
          </table:table-cell>
          <table:table-cell table:formula="of:=[.F936]-[.G936]" office:value-type="float" office:value="-29.4144285668008">
            <text:p>-29.414</text:p>
          </table:table-cell>
          <table:table-cell table:formula="of:=INT([.I$4]*[.E936]*([.J$3]/[.J$4])+[.I$3])" office:value-type="float" office:value="185989489">
            <text:p>185989489</text:p>
          </table:table-cell>
          <table:table-cell table:formula="of:=INT([.I936]*[.E936]*([.J$2]/[.J$3]))+[.I$2]" office:value-type="float" office:value="-1236424">
            <text:p>-1236424</text:p>
          </table:table-cell>
          <table:table-cell table:formula="of:=[.J936]*[.E936]*(1/[.J$2])+[.I$1]" office:value-type="float" office:value="8458.92712402344">
            <text:p>8459</text:p>
          </table:table-cell>
          <table:table-cell table:formula="of:=[.F936]-[.K936]" office:value-type="float" office:value="-28.9271240234375">
            <text:p>-29</text:p>
          </table:table-cell>
        </table:table-row>
        <table:table-row table:style-name="ro1">
          <table:table-cell office:value-type="string">
            <text:p><text:s text:c="3"/>932</text:p>
          </table:table-cell>
          <table:table-cell office:value-type="string">
            <text:p><text:s text:c="3"/>3051</text:p>
          </table:table-cell>
          <table:table-cell office:value-type="string">
            <text:p><text:s text:c="3"/>8451</text:p>
          </table:table-cell>
          <table:table-cell office:value-type="string">
            <text:p><text:s text:c="5"/>19</text:p>
          </table:table-cell>
          <table:table-cell table:formula="of:=[.B937]/1" office:value-type="float" office:value="3051">
            <text:p>3051</text:p>
          </table:table-cell>
          <table:table-cell table:formula="of:=[.C937]/1" office:value-type="float" office:value="8451">
            <text:p>8451</text:p>
          </table:table-cell>
          <table:table-cell table:formula="of:=[.G$1]+[.E937]*([.G$2]+[.E937]*([.G$3]+[.G$4]*[.E937]))" office:value-type="float" office:value="8478.98601955858">
            <text:p>8478.986</text:p>
          </table:table-cell>
          <table:table-cell table:formula="of:=[.F937]-[.G937]" office:value-type="float" office:value="-27.9860195585752">
            <text:p>-27.986</text:p>
          </table:table-cell>
          <table:table-cell table:formula="of:=INT([.I$4]*[.E937]*([.J$3]/[.J$4])+[.I$3])" office:value-type="float" office:value="186003322">
            <text:p>186003322</text:p>
          </table:table-cell>
          <table:table-cell table:formula="of:=INT([.I937]*[.E937]*([.J$2]/[.J$3]))+[.I$2]" office:value-type="float" office:value="-1231845">
            <text:p>-1231845</text:p>
          </table:table-cell>
          <table:table-cell table:formula="of:=[.J937]*[.E937]*(1/[.J$2])+[.I$1]" office:value-type="float" office:value="8478.49891853333">
            <text:p>8478</text:p>
          </table:table-cell>
          <table:table-cell table:formula="of:=[.F937]-[.K937]" office:value-type="float" office:value="-27.4989185333252">
            <text:p>-27</text:p>
          </table:table-cell>
        </table:table-row>
        <table:table-row table:style-name="ro1">
          <table:table-cell office:value-type="string">
            <text:p><text:s text:c="3"/>933</text:p>
          </table:table-cell>
          <table:table-cell office:value-type="string">
            <text:p><text:s text:c="3"/>3053</text:p>
          </table:table-cell>
          <table:table-cell office:value-type="string">
            <text:p><text:s text:c="3"/>8467</text:p>
          </table:table-cell>
          <table:table-cell office:value-type="string">
            <text:p><text:s text:c="5"/>19</text:p>
          </table:table-cell>
          <table:table-cell table:formula="of:=[.B938]/1" office:value-type="float" office:value="3053">
            <text:p>3053</text:p>
          </table:table-cell>
          <table:table-cell table:formula="of:=[.C938]/1" office:value-type="float" office:value="8467">
            <text:p>8467</text:p>
          </table:table-cell>
          <table:table-cell table:formula="of:=[.G$1]+[.E938]*([.G$2]+[.E938]*([.G$3]+[.G$4]*[.E938]))" office:value-type="float" office:value="8492.06490770965">
            <text:p>8492.065</text:p>
          </table:table-cell>
          <table:table-cell table:formula="of:=[.F938]-[.G938]" office:value-type="float" office:value="-25.0649077096459">
            <text:p>-25.065</text:p>
          </table:table-cell>
          <table:table-cell table:formula="of:=INT([.I$4]*[.E938]*([.J$3]/[.J$4])+[.I$3])" office:value-type="float" office:value="186012544">
            <text:p>186012544</text:p>
          </table:table-cell>
          <table:table-cell table:formula="of:=INT([.I938]*[.E938]*([.J$2]/[.J$3]))+[.I$2]" office:value-type="float" office:value="-1228792">
            <text:p>-1228792</text:p>
          </table:table-cell>
          <table:table-cell table:formula="of:=[.J938]*[.E938]*(1/[.J$2])+[.I$1]" office:value-type="float" office:value="8491.57783508301">
            <text:p>8492</text:p>
          </table:table-cell>
          <table:table-cell table:formula="of:=[.F938]-[.K938]" office:value-type="float" office:value="-24.5778350830078">
            <text:p>-25</text:p>
          </table:table-cell>
        </table:table-row>
        <table:table-row table:style-name="ro1">
          <table:table-cell office:value-type="string">
            <text:p><text:s text:c="3"/>934</text:p>
          </table:table-cell>
          <table:table-cell office:value-type="string">
            <text:p><text:s text:c="3"/>3057</text:p>
          </table:table-cell>
          <table:table-cell office:value-type="string">
            <text:p><text:s text:c="3"/>8487</text:p>
          </table:table-cell>
          <table:table-cell office:value-type="string">
            <text:p><text:s text:c="5"/>20</text:p>
          </table:table-cell>
          <table:table-cell table:formula="of:=[.B939]/1" office:value-type="float" office:value="3057">
            <text:p>3057</text:p>
          </table:table-cell>
          <table:table-cell table:formula="of:=[.C939]/1" office:value-type="float" office:value="8487">
            <text:p>8487</text:p>
          </table:table-cell>
          <table:table-cell table:formula="of:=[.G$1]+[.E939]*([.G$2]+[.E939]*([.G$3]+[.G$4]*[.E939]))" office:value-type="float" office:value="8518.29748448113">
            <text:p>8518.297</text:p>
          </table:table-cell>
          <table:table-cell table:formula="of:=[.F939]-[.G939]" office:value-type="float" office:value="-31.2974844811288">
            <text:p>-31.297</text:p>
          </table:table-cell>
          <table:table-cell table:formula="of:=INT([.I$4]*[.E939]*([.J$3]/[.J$4])+[.I$3])" office:value-type="float" office:value="186030989">
            <text:p>186030989</text:p>
          </table:table-cell>
          <table:table-cell table:formula="of:=INT([.I939]*[.E939]*([.J$2]/[.J$3]))+[.I$2]" office:value-type="float" office:value="-1222685">
            <text:p>-1222685</text:p>
          </table:table-cell>
          <table:table-cell table:formula="of:=[.J939]*[.E939]*(1/[.J$2])+[.I$1]" office:value-type="float" office:value="8517.81137657166">
            <text:p>8518</text:p>
          </table:table-cell>
          <table:table-cell table:formula="of:=[.F939]-[.K939]" office:value-type="float" office:value="-30.8113765716553">
            <text:p>-31</text:p>
          </table:table-cell>
        </table:table-row>
        <table:table-row table:style-name="ro1">
          <table:table-cell office:value-type="string">
            <text:p><text:s text:c="3"/>935</text:p>
          </table:table-cell>
          <table:table-cell office:value-type="string">
            <text:p><text:s text:c="3"/>3060</text:p>
          </table:table-cell>
          <table:table-cell office:value-type="string">
            <text:p><text:s text:c="3"/>8505</text:p>
          </table:table-cell>
          <table:table-cell office:value-type="string">
            <text:p><text:s text:c="5"/>19</text:p>
          </table:table-cell>
          <table:table-cell table:formula="of:=[.B940]/1" office:value-type="float" office:value="3060">
            <text:p>3060</text:p>
          </table:table-cell>
          <table:table-cell table:formula="of:=[.C940]/1" office:value-type="float" office:value="8505">
            <text:p>8505</text:p>
          </table:table-cell>
          <table:table-cell table:formula="of:=[.G$1]+[.E940]*([.G$2]+[.E940]*([.G$3]+[.G$4]*[.E940]))" office:value-type="float" office:value="8538.03738015231">
            <text:p>8538.037</text:p>
          </table:table-cell>
          <table:table-cell table:formula="of:=[.F940]-[.G940]" office:value-type="float" office:value="-33.037380152311">
            <text:p>-33.037</text:p>
          </table:table-cell>
          <table:table-cell table:formula="of:=INT([.I$4]*[.E940]*([.J$3]/[.J$4])+[.I$3])" office:value-type="float" office:value="186044822">
            <text:p>186044822</text:p>
          </table:table-cell>
          <table:table-cell table:formula="of:=INT([.I940]*[.E940]*([.J$2]/[.J$3]))+[.I$2]" office:value-type="float" office:value="-1218104">
            <text:p>-1218104</text:p>
          </table:table-cell>
          <table:table-cell table:formula="of:=[.J940]*[.E940]*(1/[.J$2])+[.I$1]" office:value-type="float" office:value="8537.55206298828">
            <text:p>8538</text:p>
          </table:table-cell>
          <table:table-cell table:formula="of:=[.F940]-[.K940]" office:value-type="float" office:value="-32.5520629882813">
            <text:p>-33</text:p>
          </table:table-cell>
        </table:table-row>
        <table:table-row table:style-name="ro1">
          <table:table-cell office:value-type="string">
            <text:p><text:s text:c="3"/>936</text:p>
          </table:table-cell>
          <table:table-cell office:value-type="string">
            <text:p><text:s text:c="3"/>3062</text:p>
          </table:table-cell>
          <table:table-cell office:value-type="string">
            <text:p><text:s text:c="3"/>8530</text:p>
          </table:table-cell>
          <table:table-cell office:value-type="string">
            <text:p><text:s text:c="5"/>17</text:p>
          </table:table-cell>
          <table:table-cell table:formula="of:=[.B941]/1" office:value-type="float" office:value="3062">
            <text:p>3062</text:p>
          </table:table-cell>
          <table:table-cell table:formula="of:=[.C941]/1" office:value-type="float" office:value="8530">
            <text:p>8530</text:p>
          </table:table-cell>
          <table:table-cell table:formula="of:=[.G$1]+[.E941]*([.G$2]+[.E941]*([.G$3]+[.G$4]*[.E941]))" office:value-type="float" office:value="8551.22848953999">
            <text:p>8551.228</text:p>
          </table:table-cell>
          <table:table-cell table:formula="of:=[.F941]-[.G941]" office:value-type="float" office:value="-21.2284895399898">
            <text:p>-21.228</text:p>
          </table:table-cell>
          <table:table-cell table:formula="of:=INT([.I$4]*[.E941]*([.J$3]/[.J$4])+[.I$3])" office:value-type="float" office:value="186054044">
            <text:p>186054044</text:p>
          </table:table-cell>
          <table:table-cell table:formula="of:=INT([.I941]*[.E941]*([.J$2]/[.J$3]))+[.I$2]" office:value-type="float" office:value="-1215050">
            <text:p>-1215050</text:p>
          </table:table-cell>
          <table:table-cell table:formula="of:=[.J941]*[.E941]*(1/[.J$2])+[.I$1]" office:value-type="float" office:value="8550.74164581299">
            <text:p>8551</text:p>
          </table:table-cell>
          <table:table-cell table:formula="of:=[.F941]-[.K941]" office:value-type="float" office:value="-20.7416458129883">
            <text:p>-21</text:p>
          </table:table-cell>
        </table:table-row>
        <table:table-row table:style-name="ro1">
          <table:table-cell office:value-type="string">
            <text:p><text:s text:c="3"/>937</text:p>
          </table:table-cell>
          <table:table-cell office:value-type="string">
            <text:p><text:s text:c="3"/>3064</text:p>
          </table:table-cell>
          <table:table-cell office:value-type="string">
            <text:p><text:s text:c="3"/>8544</text:p>
          </table:table-cell>
          <table:table-cell office:value-type="string">
            <text:p><text:s text:c="5"/>15</text:p>
          </table:table-cell>
          <table:table-cell table:formula="of:=[.B942]/1" office:value-type="float" office:value="3064">
            <text:p>3064</text:p>
          </table:table-cell>
          <table:table-cell table:formula="of:=[.C942]/1" office:value-type="float" office:value="8544">
            <text:p>8544</text:p>
          </table:table-cell>
          <table:table-cell table:formula="of:=[.G$1]+[.E942]*([.G$2]+[.E942]*([.G$3]+[.G$4]*[.E942]))" office:value-type="float" office:value="8564.44454583745">
            <text:p>8564.445</text:p>
          </table:table-cell>
          <table:table-cell table:formula="of:=[.F942]-[.G942]" office:value-type="float" office:value="-20.4445458374485">
            <text:p>-20.445</text:p>
          </table:table-cell>
          <table:table-cell table:formula="of:=INT([.I$4]*[.E942]*([.J$3]/[.J$4])+[.I$3])" office:value-type="float" office:value="186063266">
            <text:p>186063266</text:p>
          </table:table-cell>
          <table:table-cell table:formula="of:=INT([.I942]*[.E942]*([.J$2]/[.J$3]))+[.I$2]" office:value-type="float" office:value="-1211995">
            <text:p>-1211995</text:p>
          </table:table-cell>
          <table:table-cell table:formula="of:=[.J942]*[.E942]*(1/[.J$2])+[.I$1]" office:value-type="float" office:value="8563.96037292481">
            <text:p>8564</text:p>
          </table:table-cell>
          <table:table-cell table:formula="of:=[.F942]-[.K942]" office:value-type="float" office:value="-19.9603729248047">
            <text:p>-20</text:p>
          </table:table-cell>
        </table:table-row>
        <table:table-row table:style-name="ro1">
          <table:table-cell office:value-type="string">
            <text:p><text:s text:c="3"/>938</text:p>
          </table:table-cell>
          <table:table-cell office:value-type="string">
            <text:p><text:s text:c="3"/>3067</text:p>
          </table:table-cell>
          <table:table-cell office:value-type="string">
            <text:p><text:s text:c="3"/>8562</text:p>
          </table:table-cell>
          <table:table-cell office:value-type="string">
            <text:p><text:s text:c="5"/>13</text:p>
          </table:table-cell>
          <table:table-cell table:formula="of:=[.B943]/1" office:value-type="float" office:value="3067">
            <text:p>3067</text:p>
          </table:table-cell>
          <table:table-cell table:formula="of:=[.C943]/1" office:value-type="float" office:value="8562">
            <text:p>8562</text:p>
          </table:table-cell>
          <table:table-cell table:formula="of:=[.G$1]+[.E943]*([.G$2]+[.E943]*([.G$3]+[.G$4]*[.E943]))" office:value-type="float" office:value="8584.31541278497">
            <text:p>8584.315</text:p>
          </table:table-cell>
          <table:table-cell table:formula="of:=[.F943]-[.G943]" office:value-type="float" office:value="-22.3154127849739">
            <text:p>-22.315</text:p>
          </table:table-cell>
          <table:table-cell table:formula="of:=INT([.I$4]*[.E943]*([.J$3]/[.J$4])+[.I$3])" office:value-type="float" office:value="186077099">
            <text:p>186077099</text:p>
          </table:table-cell>
          <table:table-cell table:formula="of:=INT([.I943]*[.E943]*([.J$2]/[.J$3]))+[.I$2]" office:value-type="float" office:value="-1207413">
            <text:p>-1207413</text:p>
          </table:table-cell>
          <table:table-cell table:formula="of:=[.J943]*[.E943]*(1/[.J$2])+[.I$1]" office:value-type="float" office:value="8583.82924079895">
            <text:p>8584</text:p>
          </table:table-cell>
          <table:table-cell table:formula="of:=[.F943]-[.K943]" office:value-type="float" office:value="-21.8292407989502">
            <text:p>-22</text:p>
          </table:table-cell>
        </table:table-row>
        <table:table-row table:style-name="ro1">
          <table:table-cell office:value-type="string">
            <text:p><text:s text:c="3"/>939</text:p>
          </table:table-cell>
          <table:table-cell office:value-type="string">
            <text:p><text:s text:c="3"/>3071</text:p>
          </table:table-cell>
          <table:table-cell office:value-type="string">
            <text:p><text:s text:c="3"/>8581</text:p>
          </table:table-cell>
          <table:table-cell office:value-type="string">
            <text:p><text:s text:c="5"/>17</text:p>
          </table:table-cell>
          <table:table-cell table:formula="of:=[.B944]/1" office:value-type="float" office:value="3071">
            <text:p>3071</text:p>
          </table:table-cell>
          <table:table-cell table:formula="of:=[.C944]/1" office:value-type="float" office:value="8581">
            <text:p>8581</text:p>
          </table:table-cell>
          <table:table-cell table:formula="of:=[.G$1]+[.E944]*([.G$2]+[.E944]*([.G$3]+[.G$4]*[.E944]))" office:value-type="float" office:value="8610.89724629337">
            <text:p>8610.897</text:p>
          </table:table-cell>
          <table:table-cell table:formula="of:=[.F944]-[.G944]" office:value-type="float" office:value="-29.8972462933652">
            <text:p>-29.897</text:p>
          </table:table-cell>
          <table:table-cell table:formula="of:=INT([.I$4]*[.E944]*([.J$3]/[.J$4])+[.I$3])" office:value-type="float" office:value="186095543">
            <text:p>186095543</text:p>
          </table:table-cell>
          <table:table-cell table:formula="of:=INT([.I944]*[.E944]*([.J$2]/[.J$3]))+[.I$2]" office:value-type="float" office:value="-1201302">
            <text:p>-1201302</text:p>
          </table:table-cell>
          <table:table-cell table:formula="of:=[.J944]*[.E944]*(1/[.J$2])+[.I$1]" office:value-type="float" office:value="8610.4123954773">
            <text:p>8610</text:p>
          </table:table-cell>
          <table:table-cell table:formula="of:=[.F944]-[.K944]" office:value-type="float" office:value="-29.4123954772949">
            <text:p>-29</text:p>
          </table:table-cell>
        </table:table-row>
        <table:table-row table:style-name="ro1">
          <table:table-cell office:value-type="string">
            <text:p><text:s text:c="3"/>940</text:p>
          </table:table-cell>
          <table:table-cell office:value-type="string">
            <text:p><text:s text:c="3"/>3073</text:p>
          </table:table-cell>
          <table:table-cell office:value-type="string">
            <text:p><text:s text:c="3"/>8599</text:p>
          </table:table-cell>
          <table:table-cell office:value-type="string">
            <text:p><text:s text:c="5"/>18</text:p>
          </table:table-cell>
          <table:table-cell table:formula="of:=[.B945]/1" office:value-type="float" office:value="3073">
            <text:p>3073</text:p>
          </table:table-cell>
          <table:table-cell table:formula="of:=[.C945]/1" office:value-type="float" office:value="8599">
            <text:p>8599</text:p>
          </table:table-cell>
          <table:table-cell table:formula="of:=[.G$1]+[.E945]*([.G$2]+[.E945]*([.G$3]+[.G$4]*[.E945]))" office:value-type="float" office:value="8624.22560354223">
            <text:p>8624.226</text:p>
          </table:table-cell>
          <table:table-cell table:formula="of:=[.F945]-[.G945]" office:value-type="float" office:value="-25.225603542227">
            <text:p>-25.226</text:p>
          </table:table-cell>
          <table:table-cell table:formula="of:=INT([.I$4]*[.E945]*([.J$3]/[.J$4])+[.I$3])" office:value-type="float" office:value="186104766">
            <text:p>186104766</text:p>
          </table:table-cell>
          <table:table-cell table:formula="of:=INT([.I945]*[.E945]*([.J$2]/[.J$3]))+[.I$2]" office:value-type="float" office:value="-1198246">
            <text:p>-1198246</text:p>
          </table:table-cell>
          <table:table-cell table:formula="of:=[.J945]*[.E945]*(1/[.J$2])+[.I$1]" office:value-type="float" office:value="8623.74187088013">
            <text:p>8624</text:p>
          </table:table-cell>
          <table:table-cell table:formula="of:=[.F945]-[.K945]" office:value-type="float" office:value="-24.741870880127">
            <text:p>-25</text:p>
          </table:table-cell>
        </table:table-row>
        <table:table-row table:style-name="ro1">
          <table:table-cell office:value-type="string">
            <text:p><text:s text:c="3"/>941</text:p>
          </table:table-cell>
          <table:table-cell office:value-type="string">
            <text:p><text:s text:c="3"/>3076</text:p>
          </table:table-cell>
          <table:table-cell office:value-type="string">
            <text:p><text:s text:c="3"/>8617</text:p>
          </table:table-cell>
          <table:table-cell office:value-type="string">
            <text:p><text:s text:c="5"/>15</text:p>
          </table:table-cell>
          <table:table-cell table:formula="of:=[.B946]/1" office:value-type="float" office:value="3076">
            <text:p>3076</text:p>
          </table:table-cell>
          <table:table-cell table:formula="of:=[.C946]/1" office:value-type="float" office:value="8617">
            <text:p>8617</text:p>
          </table:table-cell>
          <table:table-cell table:formula="of:=[.G$1]+[.E946]*([.G$2]+[.E946]*([.G$3]+[.G$4]*[.E946]))" office:value-type="float" office:value="8644.26494909236">
            <text:p>8644.265</text:p>
          </table:table-cell>
          <table:table-cell table:formula="of:=[.F946]-[.G946]" office:value-type="float" office:value="-27.2649490923613">
            <text:p>-27.265</text:p>
          </table:table-cell>
          <table:table-cell table:formula="of:=INT([.I$4]*[.E946]*([.J$3]/[.J$4])+[.I$3])" office:value-type="float" office:value="186118599">
            <text:p>186118599</text:p>
          </table:table-cell>
          <table:table-cell table:formula="of:=INT([.I946]*[.E946]*([.J$2]/[.J$3]))+[.I$2]" office:value-type="float" office:value="-1193662">
            <text:p>-1193662</text:p>
          </table:table-cell>
          <table:table-cell table:formula="of:=[.J946]*[.E946]*(1/[.J$2])+[.I$1]" office:value-type="float" office:value="8643.77980041504">
            <text:p>8644</text:p>
          </table:table-cell>
          <table:table-cell table:formula="of:=[.F946]-[.K946]" office:value-type="float" office:value="-26.7798004150391">
            <text:p>-27</text:p>
          </table:table-cell>
        </table:table-row>
        <table:table-row table:style-name="ro1">
          <table:table-cell office:value-type="string">
            <text:p><text:s text:c="3"/>942</text:p>
          </table:table-cell>
          <table:table-cell office:value-type="string">
            <text:p><text:s text:c="3"/>3078</text:p>
          </table:table-cell>
          <table:table-cell office:value-type="string">
            <text:p><text:s text:c="3"/>8641</text:p>
          </table:table-cell>
          <table:table-cell office:value-type="string">
            <text:p><text:s text:c="5"/>14</text:p>
          </table:table-cell>
          <table:table-cell table:formula="of:=[.B947]/1" office:value-type="float" office:value="3078">
            <text:p>3078</text:p>
          </table:table-cell>
          <table:table-cell table:formula="of:=[.C947]/1" office:value-type="float" office:value="8641">
            <text:p>8641</text:p>
          </table:table-cell>
          <table:table-cell table:formula="of:=[.G$1]+[.E947]*([.G$2]+[.E947]*([.G$3]+[.G$4]*[.E947]))" office:value-type="float" office:value="8657.65572394067">
            <text:p>8657.656</text:p>
          </table:table-cell>
          <table:table-cell table:formula="of:=[.F947]-[.G947]" office:value-type="float" office:value="-16.655723940672">
            <text:p>-16.656</text:p>
          </table:table-cell>
          <table:table-cell table:formula="of:=INT([.I$4]*[.E947]*([.J$3]/[.J$4])+[.I$3])" office:value-type="float" office:value="186127821">
            <text:p>186127821</text:p>
          </table:table-cell>
          <table:table-cell table:formula="of:=INT([.I947]*[.E947]*([.J$2]/[.J$3]))+[.I$2]" office:value-type="float" office:value="-1190605">
            <text:p>-1190605</text:p>
          </table:table-cell>
          <table:table-cell table:formula="of:=[.J947]*[.E947]*(1/[.J$2])+[.I$1]" office:value-type="float" office:value="8657.17343521118">
            <text:p>8657</text:p>
          </table:table-cell>
          <table:table-cell table:formula="of:=[.F947]-[.K947]" office:value-type="float" office:value="-16.1734352111816">
            <text:p>-16</text:p>
          </table:table-cell>
        </table:table-row>
        <table:table-row table:style-name="ro1">
          <table:table-cell office:value-type="string">
            <text:p><text:s text:c="3"/>943</text:p>
          </table:table-cell>
          <table:table-cell office:value-type="string">
            <text:p><text:s text:c="3"/>3082</text:p>
          </table:table-cell>
          <table:table-cell office:value-type="string">
            <text:p><text:s text:c="3"/>8656</text:p>
          </table:table-cell>
          <table:table-cell office:value-type="string">
            <text:p><text:s text:c="5"/>14</text:p>
          </table:table-cell>
          <table:table-cell table:formula="of:=[.B948]/1" office:value-type="float" office:value="3082">
            <text:p>3082</text:p>
          </table:table-cell>
          <table:table-cell table:formula="of:=[.C948]/1" office:value-type="float" office:value="8656">
            <text:p>8656</text:p>
          </table:table-cell>
          <table:table-cell table:formula="of:=[.G$1]+[.E948]*([.G$2]+[.E948]*([.G$3]+[.G$4]*[.E948]))" office:value-type="float" office:value="8684.51219488664">
            <text:p>8684.512</text:p>
          </table:table-cell>
          <table:table-cell table:formula="of:=[.F948]-[.G948]" office:value-type="float" office:value="-28.5121948866363">
            <text:p>-28.512</text:p>
          </table:table-cell>
          <table:table-cell table:formula="of:=INT([.I$4]*[.E948]*([.J$3]/[.J$4])+[.I$3])" office:value-type="float" office:value="186146265">
            <text:p>186146265</text:p>
          </table:table-cell>
          <table:table-cell table:formula="of:=INT([.I948]*[.E948]*([.J$2]/[.J$3]))+[.I$2]" office:value-type="float" office:value="-1184492">
            <text:p>-1184492</text:p>
          </table:table-cell>
          <table:table-cell table:formula="of:=[.J948]*[.E948]*(1/[.J$2])+[.I$1]" office:value-type="float" office:value="8684.02479553223">
            <text:p>8684</text:p>
          </table:table-cell>
          <table:table-cell table:formula="of:=[.F948]-[.K948]" office:value-type="float" office:value="-28.0247955322266">
            <text:p>-28</text:p>
          </table:table-cell>
        </table:table-row>
        <table:table-row table:style-name="ro1">
          <table:table-cell office:value-type="string">
            <text:p><text:s text:c="3"/>944</text:p>
          </table:table-cell>
          <table:table-cell office:value-type="string">
            <text:p><text:s text:c="3"/>3083</text:p>
          </table:table-cell>
          <table:table-cell office:value-type="string">
            <text:p><text:s text:c="3"/>8676</text:p>
          </table:table-cell>
          <table:table-cell office:value-type="string">
            <text:p><text:s text:c="5"/>12</text:p>
          </table:table-cell>
          <table:table-cell table:formula="of:=[.B949]/1" office:value-type="float" office:value="3083">
            <text:p>3083</text:p>
          </table:table-cell>
          <table:table-cell table:formula="of:=[.C949]/1" office:value-type="float" office:value="8676">
            <text:p>8676</text:p>
          </table:table-cell>
          <table:table-cell table:formula="of:=[.G$1]+[.E949]*([.G$2]+[.E949]*([.G$3]+[.G$4]*[.E949]))" office:value-type="float" office:value="8691.24192356524">
            <text:p>8691.242</text:p>
          </table:table-cell>
          <table:table-cell table:formula="of:=[.F949]-[.G949]" office:value-type="float" office:value="-15.2419235652342">
            <text:p>-15.242</text:p>
          </table:table-cell>
          <table:table-cell table:formula="of:=INT([.I$4]*[.E949]*([.J$3]/[.J$4])+[.I$3])" office:value-type="float" office:value="186150876">
            <text:p>186150876</text:p>
          </table:table-cell>
          <table:table-cell table:formula="of:=INT([.I949]*[.E949]*([.J$2]/[.J$3]))+[.I$2]" office:value-type="float" office:value="-1182963">
            <text:p>-1182963</text:p>
          </table:table-cell>
          <table:table-cell table:formula="of:=[.J949]*[.E949]*(1/[.J$2])+[.I$1]" office:value-type="float" office:value="8690.7566204071">
            <text:p>8691</text:p>
          </table:table-cell>
          <table:table-cell table:formula="of:=[.F949]-[.K949]" office:value-type="float" office:value="-14.7566204071045">
            <text:p>-15</text:p>
          </table:table-cell>
        </table:table-row>
        <table:table-row table:style-name="ro1">
          <table:table-cell office:value-type="string">
            <text:p><text:s text:c="3"/>945</text:p>
          </table:table-cell>
          <table:table-cell office:value-type="string">
            <text:p><text:s text:c="3"/>3087</text:p>
          </table:table-cell>
          <table:table-cell office:value-type="string">
            <text:p><text:s text:c="3"/>8690</text:p>
          </table:table-cell>
          <table:table-cell office:value-type="string">
            <text:p><text:s text:c="5"/>12</text:p>
          </table:table-cell>
          <table:table-cell table:formula="of:=[.B950]/1" office:value-type="float" office:value="3087">
            <text:p>3087</text:p>
          </table:table-cell>
          <table:table-cell table:formula="of:=[.C950]/1" office:value-type="float" office:value="8690">
            <text:p>8690</text:p>
          </table:table-cell>
          <table:table-cell table:formula="of:=[.G$1]+[.E950]*([.G$2]+[.E950]*([.G$3]+[.G$4]*[.E950]))" office:value-type="float" office:value="8718.22329412609">
            <text:p>8718.223</text:p>
          </table:table-cell>
          <table:table-cell table:formula="of:=[.F950]-[.G950]" office:value-type="float" office:value="-28.2232941260918">
            <text:p>-28.223</text:p>
          </table:table-cell>
          <table:table-cell table:formula="of:=INT([.I$4]*[.E950]*([.J$3]/[.J$4])+[.I$3])" office:value-type="float" office:value="186169320">
            <text:p>186169320</text:p>
          </table:table-cell>
          <table:table-cell table:formula="of:=INT([.I950]*[.E950]*([.J$2]/[.J$3]))+[.I$2]" office:value-type="float" office:value="-1176848">
            <text:p>-1176848</text:p>
          </table:table-cell>
          <table:table-cell table:formula="of:=[.J950]*[.E950]*(1/[.J$2])+[.I$1]" office:value-type="float" office:value="8717.73635864258">
            <text:p>8718</text:p>
          </table:table-cell>
          <table:table-cell table:formula="of:=[.F950]-[.K950]" office:value-type="float" office:value="-27.7363586425781">
            <text:p>-28</text:p>
          </table:table-cell>
        </table:table-row>
        <table:table-row table:style-name="ro1">
          <table:table-cell office:value-type="string">
            <text:p><text:s text:c="3"/>946</text:p>
          </table:table-cell>
          <table:table-cell office:value-type="string">
            <text:p><text:s text:c="3"/>3089</text:p>
          </table:table-cell>
          <table:table-cell office:value-type="string">
            <text:p><text:s text:c="3"/>8709</text:p>
          </table:table-cell>
          <table:table-cell office:value-type="string">
            <text:p><text:s text:c="5"/>16</text:p>
          </table:table-cell>
          <table:table-cell table:formula="of:=[.B951]/1" office:value-type="float" office:value="3089">
            <text:p>3089</text:p>
          </table:table-cell>
          <table:table-cell table:formula="of:=[.C951]/1" office:value-type="float" office:value="8709">
            <text:p>8709</text:p>
          </table:table-cell>
          <table:table-cell table:formula="of:=[.G$1]+[.E951]*([.G$2]+[.E951]*([.G$3]+[.G$4]*[.E951]))" office:value-type="float" office:value="8731.75145855079">
            <text:p>8731.751</text:p>
          </table:table-cell>
          <table:table-cell table:formula="of:=[.F951]-[.G951]" office:value-type="float" office:value="-22.7514585507924">
            <text:p>-22.751</text:p>
          </table:table-cell>
          <table:table-cell table:formula="of:=INT([.I$4]*[.E951]*([.J$3]/[.J$4])+[.I$3])" office:value-type="float" office:value="186178543">
            <text:p>186178543</text:p>
          </table:table-cell>
          <table:table-cell table:formula="of:=INT([.I951]*[.E951]*([.J$2]/[.J$3]))+[.I$2]" office:value-type="float" office:value="-1173790">
            <text:p>-1173790</text:p>
          </table:table-cell>
          <table:table-cell table:formula="of:=[.J951]*[.E951]*(1/[.J$2])+[.I$1]" office:value-type="float" office:value="8731.26416397095">
            <text:p>8731</text:p>
          </table:table-cell>
          <table:table-cell table:formula="of:=[.F951]-[.K951]" office:value-type="float" office:value="-22.2641639709473">
            <text:p>-22</text:p>
          </table:table-cell>
        </table:table-row>
        <table:table-row table:style-name="ro1">
          <table:table-cell office:value-type="string">
            <text:p><text:s text:c="3"/>947</text:p>
          </table:table-cell>
          <table:table-cell office:value-type="string">
            <text:p><text:s text:c="3"/>3092</text:p>
          </table:table-cell>
          <table:table-cell office:value-type="string">
            <text:p><text:s text:c="3"/>8728</text:p>
          </table:table-cell>
          <table:table-cell office:value-type="string">
            <text:p><text:s text:c="5"/>14</text:p>
          </table:table-cell>
          <table:table-cell table:formula="of:=[.B952]/1" office:value-type="float" office:value="3092">
            <text:p>3092</text:p>
          </table:table-cell>
          <table:table-cell table:formula="of:=[.C952]/1" office:value-type="float" office:value="8728">
            <text:p>8728</text:p>
          </table:table-cell>
          <table:table-cell table:formula="of:=[.G$1]+[.E952]*([.G$2]+[.E952]*([.G$3]+[.G$4]*[.E952]))" office:value-type="float" office:value="8752.09056317668">
            <text:p>8752.091</text:p>
          </table:table-cell>
          <table:table-cell table:formula="of:=[.F952]-[.G952]" office:value-type="float" office:value="-24.0905631766764">
            <text:p>-24.091</text:p>
          </table:table-cell>
          <table:table-cell table:formula="of:=INT([.I$4]*[.E952]*([.J$3]/[.J$4])+[.I$3])" office:value-type="float" office:value="186192376">
            <text:p>186192376</text:p>
          </table:table-cell>
          <table:table-cell table:formula="of:=INT([.I952]*[.E952]*([.J$2]/[.J$3]))+[.I$2]" office:value-type="float" office:value="-1169202">
            <text:p>-1169202</text:p>
          </table:table-cell>
          <table:table-cell table:formula="of:=[.J952]*[.E952]*(1/[.J$2])+[.I$1]" office:value-type="float" office:value="8751.60551452637">
            <text:p>8752</text:p>
          </table:table-cell>
          <table:table-cell table:formula="of:=[.F952]-[.K952]" office:value-type="float" office:value="-23.6055145263672">
            <text:p>-24</text:p>
          </table:table-cell>
        </table:table-row>
        <table:table-row table:style-name="ro1">
          <table:table-cell office:value-type="string">
            <text:p><text:s text:c="3"/>948</text:p>
          </table:table-cell>
          <table:table-cell office:value-type="string">
            <text:p><text:s text:c="3"/>3094</text:p>
          </table:table-cell>
          <table:table-cell office:value-type="string">
            <text:p><text:s text:c="3"/>8751</text:p>
          </table:table-cell>
          <table:table-cell office:value-type="string">
            <text:p><text:s text:c="5"/>13</text:p>
          </table:table-cell>
          <table:table-cell table:formula="of:=[.B953]/1" office:value-type="float" office:value="3094">
            <text:p>3094</text:p>
          </table:table-cell>
          <table:table-cell table:formula="of:=[.C953]/1" office:value-type="float" office:value="8751">
            <text:p>8751</text:p>
          </table:table-cell>
          <table:table-cell table:formula="of:=[.G$1]+[.E953]*([.G$2]+[.E953]*([.G$3]+[.G$4]*[.E953]))" office:value-type="float" office:value="8765.68120961682">
            <text:p>8765.681</text:p>
          </table:table-cell>
          <table:table-cell table:formula="of:=[.F953]-[.G953]" office:value-type="float" office:value="-14.6812096168178">
            <text:p>-14.681</text:p>
          </table:table-cell>
          <table:table-cell table:formula="of:=INT([.I$4]*[.E953]*([.J$3]/[.J$4])+[.I$3])" office:value-type="float" office:value="186201598">
            <text:p>186201598</text:p>
          </table:table-cell>
          <table:table-cell table:formula="of:=INT([.I953]*[.E953]*([.J$2]/[.J$3]))+[.I$2]" office:value-type="float" office:value="-1166143">
            <text:p>-1166143</text:p>
          </table:table-cell>
          <table:table-cell table:formula="of:=[.J953]*[.E953]*(1/[.J$2])+[.I$1]" office:value-type="float" office:value="8765.1975517273">
            <text:p>8765</text:p>
          </table:table-cell>
          <table:table-cell table:formula="of:=[.F953]-[.K953]" office:value-type="float" office:value="-14.1975517272949">
            <text:p>-14</text:p>
          </table:table-cell>
        </table:table-row>
        <table:table-row table:style-name="ro1">
          <table:table-cell office:value-type="string">
            <text:p><text:s text:c="3"/>949</text:p>
          </table:table-cell>
          <table:table-cell office:value-type="string">
            <text:p><text:s text:c="3"/>3098</text:p>
          </table:table-cell>
          <table:table-cell office:value-type="string">
            <text:p><text:s text:c="3"/>8772</text:p>
          </table:table-cell>
          <table:table-cell office:value-type="string">
            <text:p><text:s text:c="5"/>15</text:p>
          </table:table-cell>
          <table:table-cell table:formula="of:=[.B954]/1" office:value-type="float" office:value="3098">
            <text:p>3098</text:p>
          </table:table-cell>
          <table:table-cell table:formula="of:=[.C954]/1" office:value-type="float" office:value="8772">
            <text:p>8772</text:p>
          </table:table-cell>
          <table:table-cell table:formula="of:=[.G$1]+[.E954]*([.G$2]+[.E954]*([.G$3]+[.G$4]*[.E954]))" office:value-type="float" office:value="8792.93750104565">
            <text:p>8792.938</text:p>
          </table:table-cell>
          <table:table-cell table:formula="of:=[.F954]-[.G954]" office:value-type="float" office:value="-20.9375010456461">
            <text:p>-20.938</text:p>
          </table:table-cell>
          <table:table-cell table:formula="of:=INT([.I$4]*[.E954]*([.J$3]/[.J$4])+[.I$3])" office:value-type="float" office:value="186220042">
            <text:p>186220042</text:p>
          </table:table-cell>
          <table:table-cell table:formula="of:=INT([.I954]*[.E954]*([.J$2]/[.J$3]))+[.I$2]" office:value-type="float" office:value="-1160025">
            <text:p>-1160025</text:p>
          </table:table-cell>
          <table:table-cell table:formula="of:=[.J954]*[.E954]*(1/[.J$2])+[.I$1]" office:value-type="float" office:value="8792.45164108276">
            <text:p>8792</text:p>
          </table:table-cell>
          <table:table-cell table:formula="of:=[.F954]-[.K954]" office:value-type="float" office:value="-20.4516410827637">
            <text:p>-20</text:p>
          </table:table-cell>
        </table:table-row>
        <table:table-row table:style-name="ro1">
          <table:table-cell office:value-type="string">
            <text:p><text:s text:c="3"/>950</text:p>
          </table:table-cell>
          <table:table-cell office:value-type="string">
            <text:p><text:s text:c="3"/>3101</text:p>
          </table:table-cell>
          <table:table-cell office:value-type="string">
            <text:p><text:s text:c="3"/>8781</text:p>
          </table:table-cell>
          <table:table-cell office:value-type="string">
            <text:p><text:s text:c="5"/>15</text:p>
          </table:table-cell>
          <table:table-cell table:formula="of:=[.B955]/1" office:value-type="float" office:value="3101">
            <text:p>3101</text:p>
          </table:table-cell>
          <table:table-cell table:formula="of:=[.C955]/1" office:value-type="float" office:value="8781">
            <text:p>8781</text:p>
          </table:table-cell>
          <table:table-cell table:formula="of:=[.G$1]+[.E955]*([.G$2]+[.E955]*([.G$3]+[.G$4]*[.E955]))" office:value-type="float" office:value="8813.44535602914">
            <text:p>8813.445</text:p>
          </table:table-cell>
          <table:table-cell table:formula="of:=[.F955]-[.G955]" office:value-type="float" office:value="-32.4453560291367">
            <text:p>-32.445</text:p>
          </table:table-cell>
          <table:table-cell table:formula="of:=INT([.I$4]*[.E955]*([.J$3]/[.J$4])+[.I$3])" office:value-type="float" office:value="186233875">
            <text:p>186233875</text:p>
          </table:table-cell>
          <table:table-cell table:formula="of:=INT([.I955]*[.E955]*([.J$2]/[.J$3]))+[.I$2]" office:value-type="float" office:value="-1155435">
            <text:p>-1155435</text:p>
          </table:table-cell>
          <table:table-cell table:formula="of:=[.J955]*[.E955]*(1/[.J$2])+[.I$1]" office:value-type="float" office:value="8812.96234321594">
            <text:p>8813</text:p>
          </table:table-cell>
          <table:table-cell table:formula="of:=[.F955]-[.K955]" office:value-type="float" office:value="-31.9623432159424">
            <text:p>-32</text:p>
          </table:table-cell>
        </table:table-row>
        <table:table-row table:style-name="ro1">
          <table:table-cell office:value-type="string">
            <text:p><text:s text:c="3"/>951</text:p>
          </table:table-cell>
          <table:table-cell office:value-type="string">
            <text:p><text:s text:c="3"/>3103</text:p>
          </table:table-cell>
          <table:table-cell office:value-type="string">
            <text:p><text:s text:c="3"/>8802</text:p>
          </table:table-cell>
          <table:table-cell office:value-type="string">
            <text:p><text:s text:c="5"/>18</text:p>
          </table:table-cell>
          <table:table-cell table:formula="of:=[.B956]/1" office:value-type="float" office:value="3103">
            <text:p>3103</text:p>
          </table:table-cell>
          <table:table-cell table:formula="of:=[.C956]/1" office:value-type="float" office:value="8802">
            <text:p>8802</text:p>
          </table:table-cell>
          <table:table-cell table:formula="of:=[.G$1]+[.E956]*([.G$2]+[.E956]*([.G$3]+[.G$4]*[.E956]))" office:value-type="float" office:value="8827.14852082469">
            <text:p>8827.149</text:p>
          </table:table-cell>
          <table:table-cell table:formula="of:=[.F956]-[.G956]" office:value-type="float" office:value="-25.1485208246886">
            <text:p>-25.149</text:p>
          </table:table-cell>
          <table:table-cell table:formula="of:=INT([.I$4]*[.E956]*([.J$3]/[.J$4])+[.I$3])" office:value-type="float" office:value="186243097">
            <text:p>186243097</text:p>
          </table:table-cell>
          <table:table-cell table:formula="of:=INT([.I956]*[.E956]*([.J$2]/[.J$3]))+[.I$2]" office:value-type="float" office:value="-1152375">
            <text:p>-1152375</text:p>
          </table:table-cell>
          <table:table-cell table:formula="of:=[.J956]*[.E956]*(1/[.J$2])+[.I$1]" office:value-type="float" office:value="8826.66532707214">
            <text:p>8827</text:p>
          </table:table-cell>
          <table:table-cell table:formula="of:=[.F956]-[.K956]" office:value-type="float" office:value="-24.6653270721436">
            <text:p>-25</text:p>
          </table:table-cell>
        </table:table-row>
        <table:table-row table:style-name="ro1">
          <table:table-cell office:value-type="string">
            <text:p><text:s text:c="3"/>952</text:p>
          </table:table-cell>
          <table:table-cell office:value-type="string">
            <text:p><text:s text:c="3"/>3105</text:p>
          </table:table-cell>
          <table:table-cell office:value-type="string">
            <text:p><text:s text:c="3"/>8827</text:p>
          </table:table-cell>
          <table:table-cell office:value-type="string">
            <text:p><text:s text:c="5"/>15</text:p>
          </table:table-cell>
          <table:table-cell table:formula="of:=[.B957]/1" office:value-type="float" office:value="3105">
            <text:p>3105</text:p>
          </table:table-cell>
          <table:table-cell table:formula="of:=[.C957]/1" office:value-type="float" office:value="8827">
            <text:p>8827</text:p>
          </table:table-cell>
          <table:table-cell table:formula="of:=[.G$1]+[.E957]*([.G$2]+[.E957]*([.G$3]+[.G$4]*[.E957]))" office:value-type="float" office:value="8840.87669855642">
            <text:p>8840.877</text:p>
          </table:table-cell>
          <table:table-cell table:formula="of:=[.F957]-[.G957]" office:value-type="float" office:value="-13.8766985564216">
            <text:p>-13.877</text:p>
          </table:table-cell>
          <table:table-cell table:formula="of:=INT([.I$4]*[.E957]*([.J$3]/[.J$4])+[.I$3])" office:value-type="float" office:value="186252320">
            <text:p>186252320</text:p>
          </table:table-cell>
          <table:table-cell table:formula="of:=INT([.I957]*[.E957]*([.J$2]/[.J$3]))+[.I$2]" office:value-type="float" office:value="-1149315">
            <text:p>-1149315</text:p>
          </table:table-cell>
          <table:table-cell table:formula="of:=[.J957]*[.E957]*(1/[.J$2])+[.I$1]" office:value-type="float" office:value="8840.39165687561">
            <text:p>8840</text:p>
          </table:table-cell>
          <table:table-cell table:formula="of:=[.F957]-[.K957]" office:value-type="float" office:value="-13.3916568756104">
            <text:p>-13</text:p>
          </table:table-cell>
        </table:table-row>
        <table:table-row table:style-name="ro1">
          <table:table-cell office:value-type="string">
            <text:p><text:s text:c="3"/>953</text:p>
          </table:table-cell>
          <table:table-cell office:value-type="string">
            <text:p><text:s text:c="3"/>3108</text:p>
          </table:table-cell>
          <table:table-cell office:value-type="string">
            <text:p><text:s text:c="3"/>8844</text:p>
          </table:table-cell>
          <table:table-cell office:value-type="string">
            <text:p><text:s text:c="5"/>15</text:p>
          </table:table-cell>
          <table:table-cell table:formula="of:=[.B958]/1" office:value-type="float" office:value="3108">
            <text:p>3108</text:p>
          </table:table-cell>
          <table:table-cell table:formula="of:=[.C958]/1" office:value-type="float" office:value="8844">
            <text:p>8844</text:p>
          </table:table-cell>
          <table:table-cell table:formula="of:=[.G$1]+[.E958]*([.G$2]+[.E958]*([.G$3]+[.G$4]*[.E958]))" office:value-type="float" office:value="8861.51587145485">
            <text:p>8861.516</text:p>
          </table:table-cell>
          <table:table-cell table:formula="of:=[.F958]-[.G958]" office:value-type="float" office:value="-17.5158714548488">
            <text:p>-17.516</text:p>
          </table:table-cell>
          <table:table-cell table:formula="of:=INT([.I$4]*[.E958]*([.J$3]/[.J$4])+[.I$3])" office:value-type="float" office:value="186266153">
            <text:p>186266153</text:p>
          </table:table-cell>
          <table:table-cell table:formula="of:=INT([.I958]*[.E958]*([.J$2]/[.J$3]))+[.I$2]" office:value-type="float" office:value="-1144724">
            <text:p>-1144724</text:p>
          </table:table-cell>
          <table:table-cell table:formula="of:=[.J958]*[.E958]*(1/[.J$2])+[.I$1]" office:value-type="float" office:value="8861.03085327149">
            <text:p>8861</text:p>
          </table:table-cell>
          <table:table-cell table:formula="of:=[.F958]-[.K958]" office:value-type="float" office:value="-17.0308532714844">
            <text:p>-17</text:p>
          </table:table-cell>
        </table:table-row>
        <table:table-row table:style-name="ro1">
          <table:table-cell office:value-type="string">
            <text:p><text:s text:c="3"/>954</text:p>
          </table:table-cell>
          <table:table-cell office:value-type="string">
            <text:p><text:s text:c="3"/>3112</text:p>
          </table:table-cell>
          <table:table-cell office:value-type="string">
            <text:p><text:s text:c="3"/>8863</text:p>
          </table:table-cell>
          <table:table-cell office:value-type="string">
            <text:p><text:s text:c="5"/>15</text:p>
          </table:table-cell>
          <table:table-cell table:formula="of:=[.B959]/1" office:value-type="float" office:value="3112">
            <text:p>3112</text:p>
          </table:table-cell>
          <table:table-cell table:formula="of:=[.C959]/1" office:value-type="float" office:value="8863">
            <text:p>8863</text:p>
          </table:table-cell>
          <table:table-cell table:formula="of:=[.G$1]+[.E959]*([.G$2]+[.E959]*([.G$3]+[.G$4]*[.E959]))" office:value-type="float" office:value="8889.12234399019">
            <text:p>8889.122</text:p>
          </table:table-cell>
          <table:table-cell table:formula="of:=[.F959]-[.G959]" office:value-type="float" office:value="-26.1223439901878">
            <text:p>-26.122</text:p>
          </table:table-cell>
          <table:table-cell table:formula="of:=INT([.I$4]*[.E959]*([.J$3]/[.J$4])+[.I$3])" office:value-type="float" office:value="186284597">
            <text:p>186284597</text:p>
          </table:table-cell>
          <table:table-cell table:formula="of:=INT([.I959]*[.E959]*([.J$2]/[.J$3]))+[.I$2]" office:value-type="float" office:value="-1138602">
            <text:p>-1138602</text:p>
          </table:table-cell>
          <table:table-cell table:formula="of:=[.J959]*[.E959]*(1/[.J$2])+[.I$1]" office:value-type="float" office:value="8888.6354675293">
            <text:p>8889</text:p>
          </table:table-cell>
          <table:table-cell table:formula="of:=[.F959]-[.K959]" office:value-type="float" office:value="-25.6354675292969">
            <text:p>-26</text:p>
          </table:table-cell>
        </table:table-row>
        <table:table-row table:style-name="ro1">
          <table:table-cell office:value-type="string">
            <text:p><text:s text:c="3"/>955</text:p>
          </table:table-cell>
          <table:table-cell office:value-type="string">
            <text:p><text:s text:c="3"/>3114</text:p>
          </table:table-cell>
          <table:table-cell office:value-type="string">
            <text:p><text:s text:c="3"/>8879</text:p>
          </table:table-cell>
          <table:table-cell office:value-type="string">
            <text:p><text:s text:c="5"/>13</text:p>
          </table:table-cell>
          <table:table-cell table:formula="of:=[.B960]/1" office:value-type="float" office:value="3114">
            <text:p>3114</text:p>
          </table:table-cell>
          <table:table-cell table:formula="of:=[.C960]/1" office:value-type="float" office:value="8879">
            <text:p>8879</text:p>
          </table:table-cell>
          <table:table-cell table:formula="of:=[.G$1]+[.E960]*([.G$2]+[.E960]*([.G$3]+[.G$4]*[.E960]))" office:value-type="float" office:value="8902.96311979212">
            <text:p>8902.963</text:p>
          </table:table-cell>
          <table:table-cell table:formula="of:=[.F960]-[.G960]" office:value-type="float" office:value="-23.9631197921244">
            <text:p>-23.963</text:p>
          </table:table-cell>
          <table:table-cell table:formula="of:=INT([.I$4]*[.E960]*([.J$3]/[.J$4])+[.I$3])" office:value-type="float" office:value="186293819">
            <text:p>186293819</text:p>
          </table:table-cell>
          <table:table-cell table:formula="of:=INT([.I960]*[.E960]*([.J$2]/[.J$3]))+[.I$2]" office:value-type="float" office:value="-1135540">
            <text:p>-1135540</text:p>
          </table:table-cell>
          <table:table-cell table:formula="of:=[.J960]*[.E960]*(1/[.J$2])+[.I$1]" office:value-type="float" office:value="8902.47874450684">
            <text:p>8902</text:p>
          </table:table-cell>
          <table:table-cell table:formula="of:=[.F960]-[.K960]" office:value-type="float" office:value="-23.4787445068359">
            <text:p>-23</text:p>
          </table:table-cell>
        </table:table-row>
        <table:table-row table:style-name="ro1">
          <table:table-cell office:value-type="string">
            <text:p><text:s text:c="3"/>956</text:p>
          </table:table-cell>
          <table:table-cell office:value-type="string">
            <text:p><text:s text:c="3"/>3117</text:p>
          </table:table-cell>
          <table:table-cell office:value-type="string">
            <text:p><text:s text:c="3"/>8900</text:p>
          </table:table-cell>
          <table:table-cell office:value-type="string">
            <text:p><text:s text:c="5"/>13</text:p>
          </table:table-cell>
          <table:table-cell table:formula="of:=[.B961]/1" office:value-type="float" office:value="3117">
            <text:p>3117</text:p>
          </table:table-cell>
          <table:table-cell table:formula="of:=[.C961]/1" office:value-type="float" office:value="8900">
            <text:p>8900</text:p>
          </table:table-cell>
          <table:table-cell table:formula="of:=[.G$1]+[.E961]*([.G$2]+[.E961]*([.G$3]+[.G$4]*[.E961]))" office:value-type="float" office:value="8923.77121697137">
            <text:p>8923.771</text:p>
          </table:table-cell>
          <table:table-cell table:formula="of:=[.F961]-[.G961]" office:value-type="float" office:value="-23.7712169713668">
            <text:p>-23.771</text:p>
          </table:table-cell>
          <table:table-cell table:formula="of:=INT([.I$4]*[.E961]*([.J$3]/[.J$4])+[.I$3])" office:value-type="float" office:value="186307652">
            <text:p>186307652</text:p>
          </table:table-cell>
          <table:table-cell table:formula="of:=INT([.I961]*[.E961]*([.J$2]/[.J$3]))+[.I$2]" office:value-type="float" office:value="-1130947">
            <text:p>-1130947</text:p>
          </table:table-cell>
          <table:table-cell table:formula="of:=[.J961]*[.E961]*(1/[.J$2])+[.I$1]" office:value-type="float" office:value="8923.2874622345">
            <text:p>8923</text:p>
          </table:table-cell>
          <table:table-cell table:formula="of:=[.F961]-[.K961]" office:value-type="float" office:value="-23.2874622344971">
            <text:p>-23</text:p>
          </table:table-cell>
        </table:table-row>
        <table:table-row table:style-name="ro1">
          <table:table-cell office:value-type="string">
            <text:p><text:s text:c="3"/>957</text:p>
          </table:table-cell>
          <table:table-cell office:value-type="string">
            <text:p><text:s text:c="3"/>3119</text:p>
          </table:table-cell>
          <table:table-cell office:value-type="string">
            <text:p><text:s text:c="3"/>8917</text:p>
          </table:table-cell>
          <table:table-cell office:value-type="string">
            <text:p><text:s text:c="5"/>16</text:p>
          </table:table-cell>
          <table:table-cell table:formula="of:=[.B962]/1" office:value-type="float" office:value="3119">
            <text:p>3119</text:p>
          </table:table-cell>
          <table:table-cell table:formula="of:=[.C962]/1" office:value-type="float" office:value="8917">
            <text:p>8917</text:p>
          </table:table-cell>
          <table:table-cell table:formula="of:=[.G$1]+[.E962]*([.G$2]+[.E962]*([.G$3]+[.G$4]*[.E962]))" office:value-type="float" office:value="8937.67457543875">
            <text:p>8937.675</text:p>
          </table:table-cell>
          <table:table-cell table:formula="of:=[.F962]-[.G962]" office:value-type="float" office:value="-20.6745754387484">
            <text:p>-20.675</text:p>
          </table:table-cell>
          <table:table-cell table:formula="of:=INT([.I$4]*[.E962]*([.J$3]/[.J$4])+[.I$3])" office:value-type="float" office:value="186316874">
            <text:p>186316874</text:p>
          </table:table-cell>
          <table:table-cell table:formula="of:=INT([.I962]*[.E962]*([.J$2]/[.J$3]))+[.I$2]" office:value-type="float" office:value="-1127885">
            <text:p>-1127885</text:p>
          </table:table-cell>
          <table:table-cell table:formula="of:=[.J962]*[.E962]*(1/[.J$2])+[.I$1]" office:value-type="float" office:value="8937.18914222717">
            <text:p>8937</text:p>
          </table:table-cell>
          <table:table-cell table:formula="of:=[.F962]-[.K962]" office:value-type="float" office:value="-20.1891422271729">
            <text:p>-20</text:p>
          </table:table-cell>
        </table:table-row>
        <table:table-row table:style-name="ro1">
          <table:table-cell office:value-type="string">
            <text:p><text:s text:c="3"/>958</text:p>
          </table:table-cell>
          <table:table-cell office:value-type="string">
            <text:p><text:s text:c="3"/>3123</text:p>
          </table:table-cell>
          <table:table-cell office:value-type="string">
            <text:p><text:s text:c="3"/>8937</text:p>
          </table:table-cell>
          <table:table-cell office:value-type="string">
            <text:p><text:s text:c="5"/>16</text:p>
          </table:table-cell>
          <table:table-cell table:formula="of:=[.B963]/1" office:value-type="float" office:value="3123">
            <text:p>3123</text:p>
          </table:table-cell>
          <table:table-cell table:formula="of:=[.C963]/1" office:value-type="float" office:value="8937">
            <text:p>8937</text:p>
          </table:table-cell>
          <table:table-cell table:formula="of:=[.G$1]+[.E963]*([.G$2]+[.E963]*([.G$3]+[.G$4]*[.E963]))" office:value-type="float" office:value="8965.55641170206">
            <text:p>8965.556</text:p>
          </table:table-cell>
          <table:table-cell table:formula="of:=[.F963]-[.G963]" office:value-type="float" office:value="-28.5564117020585">
            <text:p>-28.556</text:p>
          </table:table-cell>
          <table:table-cell table:formula="of:=INT([.I$4]*[.E963]*([.J$3]/[.J$4])+[.I$3])" office:value-type="float" office:value="186335319">
            <text:p>186335319</text:p>
          </table:table-cell>
          <table:table-cell table:formula="of:=INT([.I963]*[.E963]*([.J$2]/[.J$3]))+[.I$2]" office:value-type="float" office:value="-1121760">
            <text:p>-1121760</text:p>
          </table:table-cell>
          <table:table-cell table:formula="of:=[.J963]*[.E963]*(1/[.J$2])+[.I$1]" office:value-type="float" office:value="8965.06854248047">
            <text:p>8965</text:p>
          </table:table-cell>
          <table:table-cell table:formula="of:=[.F963]-[.K963]" office:value-type="float" office:value="-28.0685424804687">
            <text:p>-28</text:p>
          </table:table-cell>
        </table:table-row>
        <table:table-row table:style-name="ro1">
          <table:table-cell office:value-type="string">
            <text:p><text:s text:c="3"/>959</text:p>
          </table:table-cell>
          <table:table-cell office:value-type="string">
            <text:p><text:s text:c="3"/>3125</text:p>
          </table:table-cell>
          <table:table-cell office:value-type="string">
            <text:p><text:s text:c="3"/>8959</text:p>
          </table:table-cell>
          <table:table-cell office:value-type="string">
            <text:p><text:s text:c="5"/>14</text:p>
          </table:table-cell>
          <table:table-cell table:formula="of:=[.B964]/1" office:value-type="float" office:value="3125">
            <text:p>3125</text:p>
          </table:table-cell>
          <table:table-cell table:formula="of:=[.C964]/1" office:value-type="float" office:value="8959">
            <text:p>8959</text:p>
          </table:table-cell>
          <table:table-cell table:formula="of:=[.G$1]+[.E964]*([.G$2]+[.E964]*([.G$3]+[.G$4]*[.E964]))" office:value-type="float" office:value="8979.53489593958">
            <text:p>8979.535</text:p>
          </table:table-cell>
          <table:table-cell table:formula="of:=[.F964]-[.G964]" office:value-type="float" office:value="-20.5348959395778">
            <text:p>-20.535</text:p>
          </table:table-cell>
          <table:table-cell table:formula="of:=INT([.I$4]*[.E964]*([.J$3]/[.J$4])+[.I$3])" office:value-type="float" office:value="186344541">
            <text:p>186344541</text:p>
          </table:table-cell>
          <table:table-cell table:formula="of:=INT([.I964]*[.E964]*([.J$2]/[.J$3]))+[.I$2]" office:value-type="float" office:value="-1118696">
            <text:p>-1118696</text:p>
          </table:table-cell>
          <table:table-cell table:formula="of:=[.J964]*[.E964]*(1/[.J$2])+[.I$1]" office:value-type="float" office:value="8979.05223083496">
            <text:p>8979</text:p>
          </table:table-cell>
          <table:table-cell table:formula="of:=[.F964]-[.K964]" office:value-type="float" office:value="-20.0522308349609">
            <text:p>-20</text:p>
          </table:table-cell>
        </table:table-row>
        <table:table-row table:style-name="ro1">
          <table:table-cell office:value-type="string">
            <text:p><text:s text:c="3"/>960</text:p>
          </table:table-cell>
          <table:table-cell office:value-type="string">
            <text:p><text:s text:c="3"/>3128</text:p>
          </table:table-cell>
          <table:table-cell office:value-type="string">
            <text:p><text:s text:c="3"/>8980</text:p>
          </table:table-cell>
          <table:table-cell office:value-type="string">
            <text:p><text:s text:c="5"/>15</text:p>
          </table:table-cell>
          <table:table-cell table:formula="of:=[.B965]/1" office:value-type="float" office:value="3128">
            <text:p>3128</text:p>
          </table:table-cell>
          <table:table-cell table:formula="of:=[.C965]/1" office:value-type="float" office:value="8980">
            <text:p>8980</text:p>
          </table:table-cell>
          <table:table-cell table:formula="of:=[.G$1]+[.E965]*([.G$2]+[.E965]*([.G$3]+[.G$4]*[.E965]))" office:value-type="float" office:value="9000.5495889867">
            <text:p>9000.550</text:p>
          </table:table-cell>
          <table:table-cell table:formula="of:=[.F965]-[.G965]" office:value-type="float" office:value="-20.5495889866979">
            <text:p>-20.550</text:p>
          </table:table-cell>
          <table:table-cell table:formula="of:=INT([.I$4]*[.E965]*([.J$3]/[.J$4])+[.I$3])" office:value-type="float" office:value="186358374">
            <text:p>186358374</text:p>
          </table:table-cell>
          <table:table-cell table:formula="of:=INT([.I965]*[.E965]*([.J$2]/[.J$3]))+[.I$2]" office:value-type="float" office:value="-1114101">
            <text:p>-1114101</text:p>
          </table:table-cell>
          <table:table-cell table:formula="of:=[.J965]*[.E965]*(1/[.J$2])+[.I$1]" office:value-type="float" office:value="9000.06562805176">
            <text:p>9000</text:p>
          </table:table-cell>
          <table:table-cell table:formula="of:=[.F965]-[.K965]" office:value-type="float" office:value="-20.0656280517578">
            <text:p>-20</text:p>
          </table:table-cell>
        </table:table-row>
        <table:table-row table:style-name="ro1">
          <table:table-cell office:value-type="string">
            <text:p><text:s text:c="3"/>961</text:p>
          </table:table-cell>
          <table:table-cell office:value-type="string">
            <text:p><text:s text:c="3"/>3130</text:p>
          </table:table-cell>
          <table:table-cell office:value-type="string">
            <text:p><text:s text:c="3"/>8998</text:p>
          </table:table-cell>
          <table:table-cell office:value-type="string">
            <text:p><text:s text:c="5"/>12</text:p>
          </table:table-cell>
          <table:table-cell table:formula="of:=[.B966]/1" office:value-type="float" office:value="3130">
            <text:p>3130</text:p>
          </table:table-cell>
          <table:table-cell table:formula="of:=[.C966]/1" office:value-type="float" office:value="8998">
            <text:p>8998</text:p>
          </table:table-cell>
          <table:table-cell table:formula="of:=[.G$1]+[.E966]*([.G$2]+[.E966]*([.G$3]+[.G$4]*[.E966]))" office:value-type="float" office:value="9014.59070017567">
            <text:p>9014.591</text:p>
          </table:table-cell>
          <table:table-cell table:formula="of:=[.F966]-[.G966]" office:value-type="float" office:value="-16.5907001756714">
            <text:p>-16.591</text:p>
          </table:table-cell>
          <table:table-cell table:formula="of:=INT([.I$4]*[.E966]*([.J$3]/[.J$4])+[.I$3])" office:value-type="float" office:value="186367596">
            <text:p>186367596</text:p>
          </table:table-cell>
          <table:table-cell table:formula="of:=INT([.I966]*[.E966]*([.J$2]/[.J$3]))+[.I$2]" office:value-type="float" office:value="-1111037">
            <text:p>-1111037</text:p>
          </table:table-cell>
          <table:table-cell table:formula="of:=[.J966]*[.E966]*(1/[.J$2])+[.I$1]" office:value-type="float" office:value="9014.10775375366">
            <text:p>9014</text:p>
          </table:table-cell>
          <table:table-cell table:formula="of:=[.F966]-[.K966]" office:value-type="float" office:value="-16.1077537536621">
            <text:p>-16</text:p>
          </table:table-cell>
        </table:table-row>
        <table:table-row table:style-name="ro1">
          <table:table-cell office:value-type="string">
            <text:p><text:s text:c="3"/>962</text:p>
          </table:table-cell>
          <table:table-cell office:value-type="string">
            <text:p><text:s text:c="3"/>3133</text:p>
          </table:table-cell>
          <table:table-cell office:value-type="string">
            <text:p><text:s text:c="3"/>9025</text:p>
          </table:table-cell>
          <table:table-cell office:value-type="string">
            <text:p><text:s text:c="5"/>14</text:p>
          </table:table-cell>
          <table:table-cell table:formula="of:=[.B967]/1" office:value-type="float" office:value="3133">
            <text:p>3133</text:p>
          </table:table-cell>
          <table:table-cell table:formula="of:=[.C967]/1" office:value-type="float" office:value="9025">
            <text:p>9025</text:p>
          </table:table-cell>
          <table:table-cell table:formula="of:=[.G$1]+[.E967]*([.G$2]+[.E967]*([.G$3]+[.G$4]*[.E967]))" office:value-type="float" office:value="9035.69934874746">
            <text:p>9035.699</text:p>
          </table:table-cell>
          <table:table-cell table:formula="of:=[.F967]-[.G967]" office:value-type="float" office:value="-10.699348747461">
            <text:p>-10.699</text:p>
          </table:table-cell>
          <table:table-cell table:formula="of:=INT([.I$4]*[.E967]*([.J$3]/[.J$4])+[.I$3])" office:value-type="float" office:value="186381429">
            <text:p>186381429</text:p>
          </table:table-cell>
          <table:table-cell table:formula="of:=INT([.I967]*[.E967]*([.J$2]/[.J$3]))+[.I$2]" office:value-type="float" office:value="-1106441">
            <text:p>-1106441</text:p>
          </table:table-cell>
          <table:table-cell table:formula="of:=[.J967]*[.E967]*(1/[.J$2])+[.I$1]" office:value-type="float" office:value="9035.2147731781">
            <text:p>9035</text:p>
          </table:table-cell>
          <table:table-cell table:formula="of:=[.F967]-[.K967]" office:value-type="float" office:value="-10.2147731781006">
            <text:p>-10</text:p>
          </table:table-cell>
        </table:table-row>
        <table:table-row table:style-name="ro1">
          <table:table-cell office:value-type="string">
            <text:p><text:s text:c="3"/>963</text:p>
          </table:table-cell>
          <table:table-cell office:value-type="string">
            <text:p><text:s text:c="3"/>3135</text:p>
          </table:table-cell>
          <table:table-cell office:value-type="string">
            <text:p><text:s text:c="3"/>9041</text:p>
          </table:table-cell>
          <table:table-cell office:value-type="string">
            <text:p><text:s text:c="5"/>10</text:p>
          </table:table-cell>
          <table:table-cell table:formula="of:=[.B968]/1" office:value-type="float" office:value="3135">
            <text:p>3135</text:p>
          </table:table-cell>
          <table:table-cell table:formula="of:=[.C968]/1" office:value-type="float" office:value="9041">
            <text:p>9041</text:p>
          </table:table-cell>
          <table:table-cell table:formula="of:=[.G$1]+[.E968]*([.G$2]+[.E968]*([.G$3]+[.G$4]*[.E968]))" office:value-type="float" office:value="9049.80310701788">
            <text:p>9049.803</text:p>
          </table:table-cell>
          <table:table-cell table:formula="of:=[.F968]-[.G968]" office:value-type="float" office:value="-8.80310701787676">
            <text:p>-8.803</text:p>
          </table:table-cell>
          <table:table-cell table:formula="of:=INT([.I$4]*[.E968]*([.J$3]/[.J$4])+[.I$3])" office:value-type="float" office:value="186390651">
            <text:p>186390651</text:p>
          </table:table-cell>
          <table:table-cell table:formula="of:=INT([.I968]*[.E968]*([.J$2]/[.J$3]))+[.I$2]" office:value-type="float" office:value="-1103377">
            <text:p>-1103377</text:p>
          </table:table-cell>
          <table:table-cell table:formula="of:=[.J968]*[.E968]*(1/[.J$2])+[.I$1]" office:value-type="float" office:value="9049.31534004211">
            <text:p>9049</text:p>
          </table:table-cell>
          <table:table-cell table:formula="of:=[.F968]-[.K968]" office:value-type="float" office:value="-8.31534004211426">
            <text:p>-8</text:p>
          </table:table-cell>
        </table:table-row>
        <table:table-row table:style-name="ro1">
          <table:table-cell office:value-type="string">
            <text:p><text:s text:c="3"/>964</text:p>
          </table:table-cell>
          <table:table-cell office:value-type="string">
            <text:p><text:s text:c="3"/>3139</text:p>
          </table:table-cell>
          <table:table-cell office:value-type="string">
            <text:p><text:s text:c="3"/>9053</text:p>
          </table:table-cell>
          <table:table-cell office:value-type="string">
            <text:p><text:s text:c="5"/>12</text:p>
          </table:table-cell>
          <table:table-cell table:formula="of:=[.B969]/1" office:value-type="float" office:value="3139">
            <text:p>3139</text:p>
          </table:table-cell>
          <table:table-cell table:formula="of:=[.C969]/1" office:value-type="float" office:value="9053">
            <text:p>9053</text:p>
          </table:table-cell>
          <table:table-cell table:formula="of:=[.G$1]+[.E969]*([.G$2]+[.E969]*([.G$3]+[.G$4]*[.E969]))" office:value-type="float" office:value="9078.08582018645">
            <text:p>9078.086</text:p>
          </table:table-cell>
          <table:table-cell table:formula="of:=[.F969]-[.G969]" office:value-type="float" office:value="-25.0858201864539">
            <text:p>-25.086</text:p>
          </table:table-cell>
          <table:table-cell table:formula="of:=INT([.I$4]*[.E969]*([.J$3]/[.J$4])+[.I$3])" office:value-type="float" office:value="186409096">
            <text:p>186409096</text:p>
          </table:table-cell>
          <table:table-cell table:formula="of:=INT([.I969]*[.E969]*([.J$2]/[.J$3]))+[.I$2]" office:value-type="float" office:value="-1097247">
            <text:p>-1097247</text:p>
          </table:table-cell>
          <table:table-cell table:formula="of:=[.J969]*[.E969]*(1/[.J$2])+[.I$1]" office:value-type="float" office:value="9077.59857749939">
            <text:p>9078</text:p>
          </table:table-cell>
          <table:table-cell table:formula="of:=[.F969]-[.K969]" office:value-type="float" office:value="-24.5985774993896">
            <text:p>-25</text:p>
          </table:table-cell>
        </table:table-row>
        <table:table-row table:style-name="ro1">
          <table:table-cell office:value-type="string">
            <text:p><text:s text:c="3"/>965</text:p>
          </table:table-cell>
          <table:table-cell office:value-type="string">
            <text:p><text:s text:c="3"/>3142</text:p>
          </table:table-cell>
          <table:table-cell office:value-type="string">
            <text:p><text:s text:c="3"/>9072</text:p>
          </table:table-cell>
          <table:table-cell office:value-type="string">
            <text:p><text:s text:c="5"/>12</text:p>
          </table:table-cell>
          <table:table-cell table:formula="of:=[.B970]/1" office:value-type="float" office:value="3142">
            <text:p>3142</text:p>
          </table:table-cell>
          <table:table-cell table:formula="of:=[.C970]/1" office:value-type="float" office:value="9072">
            <text:p>9072</text:p>
          </table:table-cell>
          <table:table-cell table:formula="of:=[.G$1]+[.E970]*([.G$2]+[.E970]*([.G$3]+[.G$4]*[.E970]))" office:value-type="float" office:value="9099.36366479405">
            <text:p>9099.364</text:p>
          </table:table-cell>
          <table:table-cell table:formula="of:=[.F970]-[.G970]" office:value-type="float" office:value="-27.363664794053">
            <text:p>-27.364</text:p>
          </table:table-cell>
          <table:table-cell table:formula="of:=INT([.I$4]*[.E970]*([.J$3]/[.J$4])+[.I$3])" office:value-type="float" office:value="186422929">
            <text:p>186422929</text:p>
          </table:table-cell>
          <table:table-cell table:formula="of:=INT([.I970]*[.E970]*([.J$2]/[.J$3]))+[.I$2]" office:value-type="float" office:value="-1092649">
            <text:p>-1092649</text:p>
          </table:table-cell>
          <table:table-cell table:formula="of:=[.J970]*[.E970]*(1/[.J$2])+[.I$1]" office:value-type="float" office:value="9098.87538528442">
            <text:p>9099</text:p>
          </table:table-cell>
          <table:table-cell table:formula="of:=[.F970]-[.K970]" office:value-type="float" office:value="-26.8753852844238">
            <text:p>-27</text:p>
          </table:table-cell>
        </table:table-row>
        <table:table-row table:style-name="ro1">
          <table:table-cell office:value-type="string">
            <text:p><text:s text:c="3"/>966</text:p>
          </table:table-cell>
          <table:table-cell office:value-type="string">
            <text:p><text:s text:c="3"/>3144</text:p>
          </table:table-cell>
          <table:table-cell office:value-type="string">
            <text:p><text:s text:c="3"/>9093</text:p>
          </table:table-cell>
          <table:table-cell office:value-type="string">
            <text:p><text:s text:c="5"/>14</text:p>
          </table:table-cell>
          <table:table-cell table:formula="of:=[.B971]/1" office:value-type="float" office:value="3144">
            <text:p>3144</text:p>
          </table:table-cell>
          <table:table-cell table:formula="of:=[.C971]/1" office:value-type="float" office:value="9093">
            <text:p>9093</text:p>
          </table:table-cell>
          <table:table-cell table:formula="of:=[.G$1]+[.E971]*([.G$2]+[.E971]*([.G$3]+[.G$4]*[.E971]))" office:value-type="float" office:value="9113.58023853868">
            <text:p>9113.580</text:p>
          </table:table-cell>
          <table:table-cell table:formula="of:=[.F971]-[.G971]" office:value-type="float" office:value="-20.5802385386778">
            <text:p>-20.580</text:p>
          </table:table-cell>
          <table:table-cell table:formula="of:=INT([.I$4]*[.E971]*([.J$3]/[.J$4])+[.I$3])" office:value-type="float" office:value="186432151">
            <text:p>186432151</text:p>
          </table:table-cell>
          <table:table-cell table:formula="of:=INT([.I971]*[.E971]*([.J$2]/[.J$3]))+[.I$2]" office:value-type="float" office:value="-1089583">
            <text:p>-1089583</text:p>
          </table:table-cell>
          <table:table-cell table:formula="of:=[.J971]*[.E971]*(1/[.J$2])+[.I$1]" office:value-type="float" office:value="9113.09315490723">
            <text:p>9113</text:p>
          </table:table-cell>
          <table:table-cell table:formula="of:=[.F971]-[.K971]" office:value-type="float" office:value="-20.0931549072266">
            <text:p>-20</text:p>
          </table:table-cell>
        </table:table-row>
        <table:table-row table:style-name="ro1">
          <table:table-cell office:value-type="string">
            <text:p><text:s text:c="3"/>967</text:p>
          </table:table-cell>
          <table:table-cell office:value-type="string">
            <text:p><text:s text:c="3"/>3146</text:p>
          </table:table-cell>
          <table:table-cell office:value-type="string">
            <text:p><text:s text:c="3"/>9111</text:p>
          </table:table-cell>
          <table:table-cell office:value-type="string">
            <text:p><text:s text:c="5"/>14</text:p>
          </table:table-cell>
          <table:table-cell table:formula="of:=[.B972]/1" office:value-type="float" office:value="3146">
            <text:p>3146</text:p>
          </table:table-cell>
          <table:table-cell table:formula="of:=[.C972]/1" office:value-type="float" office:value="9111">
            <text:p>9111</text:p>
          </table:table-cell>
          <table:table-cell table:formula="of:=[.G$1]+[.E972]*([.G$2]+[.E972]*([.G$3]+[.G$4]*[.E972]))" office:value-type="float" office:value="9127.82189124588">
            <text:p>9127.822</text:p>
          </table:table-cell>
          <table:table-cell table:formula="of:=[.F972]-[.G972]" office:value-type="float" office:value="-16.821891245876">
            <text:p>-16.822</text:p>
          </table:table-cell>
          <table:table-cell table:formula="of:=INT([.I$4]*[.E972]*([.J$3]/[.J$4])+[.I$3])" office:value-type="float" office:value="186441373">
            <text:p>186441373</text:p>
          </table:table-cell>
          <table:table-cell table:formula="of:=INT([.I972]*[.E972]*([.J$2]/[.J$3]))+[.I$2]" office:value-type="float" office:value="-1086517">
            <text:p>-1086517</text:p>
          </table:table-cell>
          <table:table-cell table:formula="of:=[.J972]*[.E972]*(1/[.J$2])+[.I$1]" office:value-type="float" office:value="9127.33431625366">
            <text:p>9127</text:p>
          </table:table-cell>
          <table:table-cell table:formula="of:=[.F972]-[.K972]" office:value-type="float" office:value="-16.3343162536621">
            <text:p>-16</text:p>
          </table:table-cell>
        </table:table-row>
        <table:table-row table:style-name="ro1">
          <table:table-cell office:value-type="string">
            <text:p><text:s text:c="3"/>968</text:p>
          </table:table-cell>
          <table:table-cell office:value-type="string">
            <text:p><text:s text:c="3"/>3150</text:p>
          </table:table-cell>
          <table:table-cell office:value-type="string">
            <text:p><text:s text:c="3"/>9137</text:p>
          </table:table-cell>
          <table:table-cell office:value-type="string">
            <text:p><text:s text:c="5"/>13</text:p>
          </table:table-cell>
          <table:table-cell table:formula="of:=[.B973]/1" office:value-type="float" office:value="3150">
            <text:p>3150</text:p>
          </table:table-cell>
          <table:table-cell table:formula="of:=[.C973]/1" office:value-type="float" office:value="9137">
            <text:p>9137</text:p>
          </table:table-cell>
          <table:table-cell table:formula="of:=[.G$1]+[.E973]*([.G$2]+[.E973]*([.G$3]+[.G$4]*[.E973]))" office:value-type="float" office:value="9156.38044643122">
            <text:p>9156.380</text:p>
          </table:table-cell>
          <table:table-cell table:formula="of:=[.F973]-[.G973]" office:value-type="float" office:value="-19.3804464312234">
            <text:p>-19.380</text:p>
          </table:table-cell>
          <table:table-cell table:formula="of:=INT([.I$4]*[.E973]*([.J$3]/[.J$4])+[.I$3])" office:value-type="float" office:value="186459817">
            <text:p>186459817</text:p>
          </table:table-cell>
          <table:table-cell table:formula="of:=INT([.I973]*[.E973]*([.J$2]/[.J$3]))+[.I$2]" office:value-type="float" office:value="-1080384">
            <text:p>-1080384</text:p>
          </table:table-cell>
          <table:table-cell table:formula="of:=[.J973]*[.E973]*(1/[.J$2])+[.I$1]" office:value-type="float" office:value="9155.89282226562">
            <text:p>9156</text:p>
          </table:table-cell>
          <table:table-cell table:formula="of:=[.F973]-[.K973]" office:value-type="float" office:value="-18.892822265625">
            <text:p>-19</text:p>
          </table:table-cell>
        </table:table-row>
        <table:table-row table:style-name="ro1">
          <table:table-cell office:value-type="string">
            <text:p><text:s text:c="3"/>969</text:p>
          </table:table-cell>
          <table:table-cell office:value-type="string">
            <text:p><text:s text:c="3"/>3153</text:p>
          </table:table-cell>
          <table:table-cell office:value-type="string">
            <text:p><text:s text:c="3"/>9154</text:p>
          </table:table-cell>
          <table:table-cell office:value-type="string">
            <text:p><text:s text:c="5"/>14</text:p>
          </table:table-cell>
          <table:table-cell table:formula="of:=[.B974]/1" office:value-type="float" office:value="3153">
            <text:p>3153</text:p>
          </table:table-cell>
          <table:table-cell table:formula="of:=[.C974]/1" office:value-type="float" office:value="9154">
            <text:p>9154</text:p>
          </table:table-cell>
          <table:table-cell table:formula="of:=[.G$1]+[.E974]*([.G$2]+[.E974]*([.G$3]+[.G$4]*[.E974]))" office:value-type="float" office:value="9177.8652190517">
            <text:p>9177.865</text:p>
          </table:table-cell>
          <table:table-cell table:formula="of:=[.F974]-[.G974]" office:value-type="float" office:value="-23.8652190517023">
            <text:p>-23.865</text:p>
          </table:table-cell>
          <table:table-cell table:formula="of:=INT([.I$4]*[.E974]*([.J$3]/[.J$4])+[.I$3])" office:value-type="float" office:value="186473651">
            <text:p>186473651</text:p>
          </table:table-cell>
          <table:table-cell table:formula="of:=INT([.I974]*[.E974]*([.J$2]/[.J$3]))+[.I$2]" office:value-type="float" office:value="-1075783">
            <text:p>-1075783</text:p>
          </table:table-cell>
          <table:table-cell table:formula="of:=[.J974]*[.E974]*(1/[.J$2])+[.I$1]" office:value-type="float" office:value="9177.38063240051">
            <text:p>9177</text:p>
          </table:table-cell>
          <table:table-cell table:formula="of:=[.F974]-[.K974]" office:value-type="float" office:value="-23.3806324005127">
            <text:p>-23</text:p>
          </table:table-cell>
        </table:table-row>
        <table:table-row table:style-name="ro1">
          <table:table-cell office:value-type="string">
            <text:p><text:s text:c="3"/>970</text:p>
          </table:table-cell>
          <table:table-cell office:value-type="string">
            <text:p><text:s text:c="3"/>3155</text:p>
          </table:table-cell>
          <table:table-cell office:value-type="string">
            <text:p><text:s text:c="3"/>9170</text:p>
          </table:table-cell>
          <table:table-cell office:value-type="string">
            <text:p><text:s text:c="5"/>11</text:p>
          </table:table-cell>
          <table:table-cell table:formula="of:=[.B975]/1" office:value-type="float" office:value="3155">
            <text:p>3155</text:p>
          </table:table-cell>
          <table:table-cell table:formula="of:=[.C975]/1" office:value-type="float" office:value="9170">
            <text:p>9170</text:p>
          </table:table-cell>
          <table:table-cell table:formula="of:=[.G$1]+[.E975]*([.G$2]+[.E975]*([.G$3]+[.G$4]*[.E975]))" office:value-type="float" office:value="9192.21976694792">
            <text:p>9192.220</text:p>
          </table:table-cell>
          <table:table-cell table:formula="of:=[.F975]-[.G975]" office:value-type="float" office:value="-22.2197669479174">
            <text:p>-22.220</text:p>
          </table:table-cell>
          <table:table-cell table:formula="of:=INT([.I$4]*[.E975]*([.J$3]/[.J$4])+[.I$3])" office:value-type="float" office:value="186482873">
            <text:p>186482873</text:p>
          </table:table-cell>
          <table:table-cell table:formula="of:=INT([.I975]*[.E975]*([.J$2]/[.J$3]))+[.I$2]" office:value-type="float" office:value="-1072716">
            <text:p>-1072716</text:p>
          </table:table-cell>
          <table:table-cell table:formula="of:=[.J975]*[.E975]*(1/[.J$2])+[.I$1]" office:value-type="float" office:value="9191.73308563232">
            <text:p>9192</text:p>
          </table:table-cell>
          <table:table-cell table:formula="of:=[.F975]-[.K975]" office:value-type="float" office:value="-21.7330856323242">
            <text:p>-22</text:p>
          </table:table-cell>
        </table:table-row>
        <table:table-row table:style-name="ro1">
          <table:table-cell office:value-type="string">
            <text:p><text:s text:c="3"/>971</text:p>
          </table:table-cell>
          <table:table-cell office:value-type="string">
            <text:p><text:s text:c="3"/>3157</text:p>
          </table:table-cell>
          <table:table-cell office:value-type="string">
            <text:p><text:s text:c="3"/>9183</text:p>
          </table:table-cell>
          <table:table-cell office:value-type="string">
            <text:p><text:s text:c="5"/>13</text:p>
          </table:table-cell>
          <table:table-cell table:formula="of:=[.B976]/1" office:value-type="float" office:value="3157">
            <text:p>3157</text:p>
          </table:table-cell>
          <table:table-cell table:formula="of:=[.C976]/1" office:value-type="float" office:value="9183">
            <text:p>9183</text:p>
          </table:table-cell>
          <table:table-cell table:formula="of:=[.G$1]+[.E976]*([.G$2]+[.E976]*([.G$3]+[.G$4]*[.E976]))" office:value-type="float" office:value="9206.5994115211">
            <text:p>9206.599</text:p>
          </table:table-cell>
          <table:table-cell table:formula="of:=[.F976]-[.G976]" office:value-type="float" office:value="-23.5994115211033">
            <text:p>-23.599</text:p>
          </table:table-cell>
          <table:table-cell table:formula="of:=INT([.I$4]*[.E976]*([.J$3]/[.J$4])+[.I$3])" office:value-type="float" office:value="186492095">
            <text:p>186492095</text:p>
          </table:table-cell>
          <table:table-cell table:formula="of:=INT([.I976]*[.E976]*([.J$2]/[.J$3]))+[.I$2]" office:value-type="float" office:value="-1069648">
            <text:p>-1069648</text:p>
          </table:table-cell>
          <table:table-cell table:formula="of:=[.J976]*[.E976]*(1/[.J$2])+[.I$1]" office:value-type="float" office:value="9206.1149597168">
            <text:p>9206</text:p>
          </table:table-cell>
          <table:table-cell table:formula="of:=[.F976]-[.K976]" office:value-type="float" office:value="-23.1149597167969">
            <text:p>-23</text:p>
          </table:table-cell>
        </table:table-row>
        <table:table-row table:style-name="ro1">
          <table:table-cell office:value-type="string">
            <text:p><text:s text:c="3"/>972</text:p>
          </table:table-cell>
          <table:table-cell office:value-type="string">
            <text:p><text:s text:c="3"/>3160</text:p>
          </table:table-cell>
          <table:table-cell office:value-type="string">
            <text:p><text:s text:c="3"/>9212</text:p>
          </table:table-cell>
          <table:table-cell office:value-type="string">
            <text:p><text:s text:c="5"/>13</text:p>
          </table:table-cell>
          <table:table-cell table:formula="of:=[.B977]/1" office:value-type="float" office:value="3160">
            <text:p>3160</text:p>
          </table:table-cell>
          <table:table-cell table:formula="of:=[.C977]/1" office:value-type="float" office:value="9212">
            <text:p>9212</text:p>
          </table:table-cell>
          <table:table-cell table:formula="of:=[.G$1]+[.E977]*([.G$2]+[.E977]*([.G$3]+[.G$4]*[.E977]))" office:value-type="float" office:value="9228.21594169573">
            <text:p>9228.216</text:p>
          </table:table-cell>
          <table:table-cell table:formula="of:=[.F977]-[.G977]" office:value-type="float" office:value="-16.2159416957256">
            <text:p>-16.216</text:p>
          </table:table-cell>
          <table:table-cell table:formula="of:=INT([.I$4]*[.E977]*([.J$3]/[.J$4])+[.I$3])" office:value-type="float" office:value="186505928">
            <text:p>186505928</text:p>
          </table:table-cell>
          <table:table-cell table:formula="of:=INT([.I977]*[.E977]*([.J$2]/[.J$3]))+[.I$2]" office:value-type="float" office:value="-1065046">
            <text:p>-1065046</text:p>
          </table:table-cell>
          <table:table-cell table:formula="of:=[.J977]*[.E977]*(1/[.J$2])+[.I$1]" office:value-type="float" office:value="9227.73165893555">
            <text:p>9228</text:p>
          </table:table-cell>
          <table:table-cell table:formula="of:=[.F977]-[.K977]" office:value-type="float" office:value="-15.7316589355469">
            <text:p>-16</text:p>
          </table:table-cell>
        </table:table-row>
        <table:table-row table:style-name="ro1">
          <table:table-cell office:value-type="string">
            <text:p><text:s text:c="3"/>973</text:p>
          </table:table-cell>
          <table:table-cell office:value-type="string">
            <text:p><text:s text:c="3"/>3164</text:p>
          </table:table-cell>
          <table:table-cell office:value-type="string">
            <text:p><text:s text:c="3"/>9230</text:p>
          </table:table-cell>
          <table:table-cell office:value-type="string">
            <text:p><text:s text:c="5"/>14</text:p>
          </table:table-cell>
          <table:table-cell table:formula="of:=[.B978]/1" office:value-type="float" office:value="3164">
            <text:p>3164</text:p>
          </table:table-cell>
          <table:table-cell table:formula="of:=[.C978]/1" office:value-type="float" office:value="9230">
            <text:p>9230</text:p>
          </table:table-cell>
          <table:table-cell table:formula="of:=[.G$1]+[.E978]*([.G$2]+[.E978]*([.G$3]+[.G$4]*[.E978]))" office:value-type="float" office:value="9257.12585035877">
            <text:p>9257.126</text:p>
          </table:table-cell>
          <table:table-cell table:formula="of:=[.F978]-[.G978]" office:value-type="float" office:value="-27.1258503587742">
            <text:p>-27.126</text:p>
          </table:table-cell>
          <table:table-cell table:formula="of:=INT([.I$4]*[.E978]*([.J$3]/[.J$4])+[.I$3])" office:value-type="float" office:value="186524372">
            <text:p>186524372</text:p>
          </table:table-cell>
          <table:table-cell table:formula="of:=INT([.I978]*[.E978]*([.J$2]/[.J$3]))+[.I$2]" office:value-type="float" office:value="-1058909">
            <text:p>-1058909</text:p>
          </table:table-cell>
          <table:table-cell table:formula="of:=[.J978]*[.E978]*(1/[.J$2])+[.I$1]" office:value-type="float" office:value="9256.6418838501">
            <text:p>9257</text:p>
          </table:table-cell>
          <table:table-cell table:formula="of:=[.F978]-[.K978]" office:value-type="float" office:value="-26.6418838500977">
            <text:p>-27</text:p>
          </table:table-cell>
        </table:table-row>
        <table:table-row table:style-name="ro1">
          <table:table-cell office:value-type="string">
            <text:p><text:s text:c="3"/>974</text:p>
          </table:table-cell>
          <table:table-cell office:value-type="string">
            <text:p><text:s text:c="3"/>3167</text:p>
          </table:table-cell>
          <table:table-cell office:value-type="string">
            <text:p><text:s text:c="3"/>9254</text:p>
          </table:table-cell>
          <table:table-cell office:value-type="string">
            <text:p><text:s text:c="5"/>14</text:p>
          </table:table-cell>
          <table:table-cell table:formula="of:=[.B979]/1" office:value-type="float" office:value="3167">
            <text:p>3167</text:p>
          </table:table-cell>
          <table:table-cell table:formula="of:=[.C979]/1" office:value-type="float" office:value="9254">
            <text:p>9254</text:p>
          </table:table-cell>
          <table:table-cell table:formula="of:=[.G$1]+[.E979]*([.G$2]+[.E979]*([.G$3]+[.G$4]*[.E979]))" office:value-type="float" office:value="9278.87419726974">
            <text:p>9278.874</text:p>
          </table:table-cell>
          <table:table-cell table:formula="of:=[.F979]-[.G979]" office:value-type="float" office:value="-24.8741972697371">
            <text:p>-24.874</text:p>
          </table:table-cell>
          <table:table-cell table:formula="of:=INT([.I$4]*[.E979]*([.J$3]/[.J$4])+[.I$3])" office:value-type="float" office:value="186538205">
            <text:p>186538205</text:p>
          </table:table-cell>
          <table:table-cell table:formula="of:=INT([.I979]*[.E979]*([.J$2]/[.J$3]))+[.I$2]" office:value-type="float" office:value="-1054306">
            <text:p>-1054306</text:p>
          </table:table-cell>
          <table:table-cell table:formula="of:=[.J979]*[.E979]*(1/[.J$2])+[.I$1]" office:value-type="float" office:value="9278.38751602173">
            <text:p>9278</text:p>
          </table:table-cell>
          <table:table-cell table:formula="of:=[.F979]-[.K979]" office:value-type="float" office:value="-24.3875160217285">
            <text:p>-24</text:p>
          </table:table-cell>
        </table:table-row>
        <table:table-row table:style-name="ro1">
          <table:table-cell office:value-type="string">
            <text:p><text:s text:c="3"/>975</text:p>
          </table:table-cell>
          <table:table-cell office:value-type="string">
            <text:p><text:s text:c="3"/>3169</text:p>
          </table:table-cell>
          <table:table-cell office:value-type="string">
            <text:p><text:s text:c="3"/>9270</text:p>
          </table:table-cell>
          <table:table-cell office:value-type="string">
            <text:p><text:s text:c="5"/>12</text:p>
          </table:table-cell>
          <table:table-cell table:formula="of:=[.B980]/1" office:value-type="float" office:value="3169">
            <text:p>3169</text:p>
          </table:table-cell>
          <table:table-cell table:formula="of:=[.C980]/1" office:value-type="float" office:value="9270">
            <text:p>9270</text:p>
          </table:table-cell>
          <table:table-cell table:formula="of:=[.G$1]+[.E980]*([.G$2]+[.E980]*([.G$3]+[.G$4]*[.E980]))" office:value-type="float" office:value="9293.4044895416">
            <text:p>9293.404</text:p>
          </table:table-cell>
          <table:table-cell table:formula="of:=[.F980]-[.G980]" office:value-type="float" office:value="-23.4044895416009">
            <text:p>-23.404</text:p>
          </table:table-cell>
          <table:table-cell table:formula="of:=INT([.I$4]*[.E980]*([.J$3]/[.J$4])+[.I$3])" office:value-type="float" office:value="186547428">
            <text:p>186547428</text:p>
          </table:table-cell>
          <table:table-cell table:formula="of:=INT([.I980]*[.E980]*([.J$2]/[.J$3]))+[.I$2]" office:value-type="float" office:value="-1051236">
            <text:p>-1051236</text:p>
          </table:table-cell>
          <table:table-cell table:formula="of:=[.J980]*[.E980]*(1/[.J$2])+[.I$1]" office:value-type="float" office:value="9292.92192840576">
            <text:p>9293</text:p>
          </table:table-cell>
          <table:table-cell table:formula="of:=[.F980]-[.K980]" office:value-type="float" office:value="-22.9219284057617">
            <text:p>-23</text:p>
          </table:table-cell>
        </table:table-row>
        <table:table-row table:style-name="ro1">
          <table:table-cell office:value-type="string">
            <text:p><text:s text:c="3"/>976</text:p>
          </table:table-cell>
          <table:table-cell office:value-type="string">
            <text:p><text:s text:c="3"/>3171</text:p>
          </table:table-cell>
          <table:table-cell office:value-type="string">
            <text:p><text:s text:c="3"/>9293</text:p>
          </table:table-cell>
          <table:table-cell office:value-type="string">
            <text:p><text:s text:c="5"/>11</text:p>
          </table:table-cell>
          <table:table-cell table:formula="of:=[.B981]/1" office:value-type="float" office:value="3171">
            <text:p>3171</text:p>
          </table:table-cell>
          <table:table-cell table:formula="of:=[.C981]/1" office:value-type="float" office:value="9293">
            <text:p>9293</text:p>
          </table:table-cell>
          <table:table-cell table:formula="of:=[.G$1]+[.E981]*([.G$2]+[.E981]*([.G$3]+[.G$4]*[.E981]))" office:value-type="float" office:value="9307.95990103604">
            <text:p>9307.960</text:p>
          </table:table-cell>
          <table:table-cell table:formula="of:=[.F981]-[.G981]" office:value-type="float" office:value="-14.9599010360362">
            <text:p>-14.960</text:p>
          </table:table-cell>
          <table:table-cell table:formula="of:=INT([.I$4]*[.E981]*([.J$3]/[.J$4])+[.I$3])" office:value-type="float" office:value="186556650">
            <text:p>186556650</text:p>
          </table:table-cell>
          <table:table-cell table:formula="of:=INT([.I981]*[.E981]*([.J$2]/[.J$3]))+[.I$2]" office:value-type="float" office:value="-1048167">
            <text:p>-1048167</text:p>
          </table:table-cell>
          <table:table-cell table:formula="of:=[.J981]*[.E981]*(1/[.J$2])+[.I$1]" office:value-type="float" office:value="9307.47371482849">
            <text:p>9307</text:p>
          </table:table-cell>
          <table:table-cell table:formula="of:=[.F981]-[.K981]" office:value-type="float" office:value="-14.4737148284912">
            <text:p>-14</text:p>
          </table:table-cell>
        </table:table-row>
        <table:table-row table:style-name="ro1">
          <table:table-cell office:value-type="string">
            <text:p><text:s text:c="3"/>977</text:p>
          </table:table-cell>
          <table:table-cell office:value-type="string">
            <text:p><text:s text:c="3"/>3175</text:p>
          </table:table-cell>
          <table:table-cell office:value-type="string">
            <text:p><text:s text:c="3"/>9306</text:p>
          </table:table-cell>
          <table:table-cell office:value-type="string">
            <text:p><text:s text:c="5"/>14</text:p>
          </table:table-cell>
          <table:table-cell table:formula="of:=[.B982]/1" office:value-type="float" office:value="3175">
            <text:p>3175</text:p>
          </table:table-cell>
          <table:table-cell table:formula="of:=[.C982]/1" office:value-type="float" office:value="9306">
            <text:p>9306</text:p>
          </table:table-cell>
          <table:table-cell table:formula="of:=[.G$1]+[.E982]*([.G$2]+[.E982]*([.G$3]+[.G$4]*[.E982]))" office:value-type="float" office:value="9337.14609457586">
            <text:p>9337.146</text:p>
          </table:table-cell>
          <table:table-cell table:formula="of:=[.F982]-[.G982]" office:value-type="float" office:value="-31.1460945758608">
            <text:p>-31.146</text:p>
          </table:table-cell>
          <table:table-cell table:formula="of:=INT([.I$4]*[.E982]*([.J$3]/[.J$4])+[.I$3])" office:value-type="float" office:value="186575094">
            <text:p>186575094</text:p>
          </table:table-cell>
          <table:table-cell table:formula="of:=INT([.I982]*[.E982]*([.J$2]/[.J$3]))+[.I$2]" office:value-type="float" office:value="-1042027">
            <text:p>-1042027</text:p>
          </table:table-cell>
          <table:table-cell table:formula="of:=[.J982]*[.E982]*(1/[.J$2])+[.I$1]" office:value-type="float" office:value="9336.65964317322">
            <text:p>9337</text:p>
          </table:table-cell>
          <table:table-cell table:formula="of:=[.F982]-[.K982]" office:value-type="float" office:value="-30.6596431732178">
            <text:p>-31</text:p>
          </table:table-cell>
        </table:table-row>
        <table:table-row table:style-name="ro1">
          <table:table-cell office:value-type="string">
            <text:p><text:s text:c="3"/>978</text:p>
          </table:table-cell>
          <table:table-cell office:value-type="string">
            <text:p><text:s text:c="3"/>3178</text:p>
          </table:table-cell>
          <table:table-cell office:value-type="string">
            <text:p><text:s text:c="3"/>9331</text:p>
          </table:table-cell>
          <table:table-cell office:value-type="string">
            <text:p><text:s text:c="5"/>13</text:p>
          </table:table-cell>
          <table:table-cell table:formula="of:=[.B983]/1" office:value-type="float" office:value="3178">
            <text:p>3178</text:p>
          </table:table-cell>
          <table:table-cell table:formula="of:=[.C983]/1" office:value-type="float" office:value="9331">
            <text:p>9331</text:p>
          </table:table-cell>
          <table:table-cell table:formula="of:=[.G$1]+[.E983]*([.G$2]+[.E983]*([.G$3]+[.G$4]*[.E983]))" office:value-type="float" office:value="9359.1017016447">
            <text:p>9359.102</text:p>
          </table:table-cell>
          <table:table-cell table:formula="of:=[.F983]-[.G983]" office:value-type="float" office:value="-28.1017016446985">
            <text:p>-28.102</text:p>
          </table:table-cell>
          <table:table-cell table:formula="of:=INT([.I$4]*[.E983]*([.J$3]/[.J$4])+[.I$3])" office:value-type="float" office:value="186588927">
            <text:p>186588927</text:p>
          </table:table-cell>
          <table:table-cell table:formula="of:=INT([.I983]*[.E983]*([.J$2]/[.J$3]))+[.I$2]" office:value-type="float" office:value="-1037421">
            <text:p>-1037421</text:p>
          </table:table-cell>
          <table:table-cell table:formula="of:=[.J983]*[.E983]*(1/[.J$2])+[.I$1]" office:value-type="float" office:value="9358.6166343689">
            <text:p>9359</text:p>
          </table:table-cell>
          <table:table-cell table:formula="of:=[.F983]-[.K983]" office:value-type="float" office:value="-27.6166343688965">
            <text:p>-28</text:p>
          </table:table-cell>
        </table:table-row>
        <table:table-row table:style-name="ro1">
          <table:table-cell office:value-type="string">
            <text:p><text:s text:c="3"/>979</text:p>
          </table:table-cell>
          <table:table-cell office:value-type="string">
            <text:p><text:s text:c="3"/>3180</text:p>
          </table:table-cell>
          <table:table-cell office:value-type="string">
            <text:p><text:s text:c="3"/>9352</text:p>
          </table:table-cell>
          <table:table-cell office:value-type="string">
            <text:p><text:s text:c="5"/>13</text:p>
          </table:table-cell>
          <table:table-cell table:formula="of:=[.B984]/1" office:value-type="float" office:value="3180">
            <text:p>3180</text:p>
          </table:table-cell>
          <table:table-cell table:formula="of:=[.C984]/1" office:value-type="float" office:value="9352">
            <text:p>9352</text:p>
          </table:table-cell>
          <table:table-cell table:formula="of:=[.G$1]+[.E984]*([.G$2]+[.E984]*([.G$3]+[.G$4]*[.E984]))" office:value-type="float" office:value="9373.77018949815">
            <text:p>9373.770</text:p>
          </table:table-cell>
          <table:table-cell table:formula="of:=[.F984]-[.G984]" office:value-type="float" office:value="-21.7701894981492">
            <text:p>-21.770</text:p>
          </table:table-cell>
          <table:table-cell table:formula="of:=INT([.I$4]*[.E984]*([.J$3]/[.J$4])+[.I$3])" office:value-type="float" office:value="186598149">
            <text:p>186598149</text:p>
          </table:table-cell>
          <table:table-cell table:formula="of:=INT([.I984]*[.E984]*([.J$2]/[.J$3]))+[.I$2]" office:value-type="float" office:value="-1034350">
            <text:p>-1034350</text:p>
          </table:table-cell>
          <table:table-cell table:formula="of:=[.J984]*[.E984]*(1/[.J$2])+[.I$1]" office:value-type="float" office:value="9373.28593444824">
            <text:p>9373</text:p>
          </table:table-cell>
          <table:table-cell table:formula="of:=[.F984]-[.K984]" office:value-type="float" office:value="-21.2859344482422">
            <text:p>-21</text:p>
          </table:table-cell>
        </table:table-row>
        <table:table-row table:style-name="ro1">
          <table:table-cell office:value-type="string">
            <text:p><text:s text:c="3"/>980</text:p>
          </table:table-cell>
          <table:table-cell office:value-type="string">
            <text:p><text:s text:c="3"/>3182</text:p>
          </table:table-cell>
          <table:table-cell office:value-type="string">
            <text:p><text:s text:c="3"/>9362</text:p>
          </table:table-cell>
          <table:table-cell office:value-type="string">
            <text:p><text:s text:c="5"/>12</text:p>
          </table:table-cell>
          <table:table-cell table:formula="of:=[.B985]/1" office:value-type="float" office:value="3182">
            <text:p>3182</text:p>
          </table:table-cell>
          <table:table-cell table:formula="of:=[.C985]/1" office:value-type="float" office:value="9362">
            <text:p>9362</text:p>
          </table:table-cell>
          <table:table-cell table:formula="of:=[.G$1]+[.E985]*([.G$2]+[.E985]*([.G$3]+[.G$4]*[.E985]))" office:value-type="float" office:value="9388.46381428858">
            <text:p>9388.464</text:p>
          </table:table-cell>
          <table:table-cell table:formula="of:=[.F985]-[.G985]" office:value-type="float" office:value="-26.4638142885779">
            <text:p>-26.464</text:p>
          </table:table-cell>
          <table:table-cell table:formula="of:=INT([.I$4]*[.E985]*([.J$3]/[.J$4])+[.I$3])" office:value-type="float" office:value="186607371">
            <text:p>186607371</text:p>
          </table:table-cell>
          <table:table-cell table:formula="of:=INT([.I985]*[.E985]*([.J$2]/[.J$3]))+[.I$2]" office:value-type="float" office:value="-1031279">
            <text:p>-1031279</text:p>
          </table:table-cell>
          <table:table-cell table:formula="of:=[.J985]*[.E985]*(1/[.J$2])+[.I$1]" office:value-type="float" office:value="9387.97866439819">
            <text:p>9388</text:p>
          </table:table-cell>
          <table:table-cell table:formula="of:=[.F985]-[.K985]" office:value-type="float" office:value="-25.9786643981934">
            <text:p>-26</text:p>
          </table:table-cell>
        </table:table-row>
        <table:table-row table:style-name="ro1">
          <table:table-cell office:value-type="string">
            <text:p><text:s text:c="3"/>981</text:p>
          </table:table-cell>
          <table:table-cell office:value-type="string">
            <text:p><text:s text:c="3"/>3185</text:p>
          </table:table-cell>
          <table:table-cell office:value-type="string">
            <text:p><text:s text:c="3"/>9386</text:p>
          </table:table-cell>
          <table:table-cell office:value-type="string">
            <text:p><text:s text:c="5"/>11</text:p>
          </table:table-cell>
          <table:table-cell table:formula="of:=[.B986]/1" office:value-type="float" office:value="3185">
            <text:p>3185</text:p>
          </table:table-cell>
          <table:table-cell table:formula="of:=[.C986]/1" office:value-type="float" office:value="9386">
            <text:p>9386</text:p>
          </table:table-cell>
          <table:table-cell table:formula="of:=[.G$1]+[.E986]*([.G$2]+[.E986]*([.G$3]+[.G$4]*[.E986]))" office:value-type="float" office:value="9410.55139027656">
            <text:p>9410.551</text:p>
          </table:table-cell>
          <table:table-cell table:formula="of:=[.F986]-[.G986]" office:value-type="float" office:value="-24.5513902765579">
            <text:p>-24.551</text:p>
          </table:table-cell>
          <table:table-cell table:formula="of:=INT([.I$4]*[.E986]*([.J$3]/[.J$4])+[.I$3])" office:value-type="float" office:value="186621205">
            <text:p>186621205</text:p>
          </table:table-cell>
          <table:table-cell table:formula="of:=INT([.I986]*[.E986]*([.J$2]/[.J$3]))+[.I$2]" office:value-type="float" office:value="-1026672">
            <text:p>-1026672</text:p>
          </table:table-cell>
          <table:table-cell table:formula="of:=[.J986]*[.E986]*(1/[.J$2])+[.I$1]" office:value-type="float" office:value="9410.0647277832">
            <text:p>9410</text:p>
          </table:table-cell>
          <table:table-cell table:formula="of:=[.F986]-[.K986]" office:value-type="float" office:value="-24.0647277832031">
            <text:p>-24</text:p>
          </table:table-cell>
        </table:table-row>
        <table:table-row table:style-name="ro1">
          <table:table-cell office:value-type="string">
            <text:p><text:s text:c="3"/>982</text:p>
          </table:table-cell>
          <table:table-cell office:value-type="string">
            <text:p><text:s text:c="3"/>3189</text:p>
          </table:table-cell>
          <table:table-cell office:value-type="string">
            <text:p><text:s text:c="3"/>9408</text:p>
          </table:table-cell>
          <table:table-cell office:value-type="string">
            <text:p><text:s text:c="5"/>14</text:p>
          </table:table-cell>
          <table:table-cell table:formula="of:=[.B987]/1" office:value-type="float" office:value="3189">
            <text:p>3189</text:p>
          </table:table-cell>
          <table:table-cell table:formula="of:=[.C987]/1" office:value-type="float" office:value="9408">
            <text:p>9408</text:p>
          </table:table-cell>
          <table:table-cell table:formula="of:=[.G$1]+[.E987]*([.G$2]+[.E987]*([.G$3]+[.G$4]*[.E987]))" office:value-type="float" office:value="9440.08950093409">
            <text:p>9440.090</text:p>
          </table:table-cell>
          <table:table-cell table:formula="of:=[.F987]-[.G987]" office:value-type="float" office:value="-32.0895009340857">
            <text:p>-32.090</text:p>
          </table:table-cell>
          <table:table-cell table:formula="of:=INT([.I$4]*[.E987]*([.J$3]/[.J$4])+[.I$3])" office:value-type="float" office:value="186639649">
            <text:p>186639649</text:p>
          </table:table-cell>
          <table:table-cell table:formula="of:=INT([.I987]*[.E987]*([.J$2]/[.J$3]))+[.I$2]" office:value-type="float" office:value="-1020528">
            <text:p>-1020528</text:p>
          </table:table-cell>
          <table:table-cell table:formula="of:=[.J987]*[.E987]*(1/[.J$2])+[.I$1]" office:value-type="float" office:value="9439.60293579102">
            <text:p>9440</text:p>
          </table:table-cell>
          <table:table-cell table:formula="of:=[.F987]-[.K987]" office:value-type="float" office:value="-31.6029357910156">
            <text:p>-32</text:p>
          </table:table-cell>
        </table:table-row>
        <table:table-row table:style-name="ro1">
          <table:table-cell office:value-type="string">
            <text:p><text:s text:c="3"/>983</text:p>
          </table:table-cell>
          <table:table-cell office:value-type="string">
            <text:p><text:s text:c="3"/>3191</text:p>
          </table:table-cell>
          <table:table-cell office:value-type="string">
            <text:p><text:s text:c="3"/>9428</text:p>
          </table:table-cell>
          <table:table-cell office:value-type="string">
            <text:p><text:s text:c="5"/>13</text:p>
          </table:table-cell>
          <table:table-cell table:formula="of:=[.B988]/1" office:value-type="float" office:value="3191">
            <text:p>3191</text:p>
          </table:table-cell>
          <table:table-cell table:formula="of:=[.C988]/1" office:value-type="float" office:value="9428">
            <text:p>9428</text:p>
          </table:table-cell>
          <table:table-cell table:formula="of:=[.G$1]+[.E988]*([.G$2]+[.E988]*([.G$3]+[.G$4]*[.E988]))" office:value-type="float" office:value="9454.89628179832">
            <text:p>9454.896</text:p>
          </table:table-cell>
          <table:table-cell table:formula="of:=[.F988]-[.G988]" office:value-type="float" office:value="-26.8962817983193">
            <text:p>-26.896</text:p>
          </table:table-cell>
          <table:table-cell table:formula="of:=INT([.I$4]*[.E988]*([.J$3]/[.J$4])+[.I$3])" office:value-type="float" office:value="186648871">
            <text:p>186648871</text:p>
          </table:table-cell>
          <table:table-cell table:formula="of:=INT([.I988]*[.E988]*([.J$2]/[.J$3]))+[.I$2]" office:value-type="float" office:value="-1017455">
            <text:p>-1017455</text:p>
          </table:table-cell>
          <table:table-cell table:formula="of:=[.J988]*[.E988]*(1/[.J$2])+[.I$1]" office:value-type="float" office:value="9454.41328239441">
            <text:p>9454</text:p>
          </table:table-cell>
          <table:table-cell table:formula="of:=[.F988]-[.K988]" office:value-type="float" office:value="-26.4132823944092">
            <text:p>-26</text:p>
          </table:table-cell>
        </table:table-row>
        <table:table-row table:style-name="ro1">
          <table:table-cell office:value-type="string">
            <text:p><text:s text:c="3"/>984</text:p>
          </table:table-cell>
          <table:table-cell office:value-type="string">
            <text:p><text:s text:c="3"/>3194</text:p>
          </table:table-cell>
          <table:table-cell office:value-type="string">
            <text:p><text:s text:c="3"/>9447</text:p>
          </table:table-cell>
          <table:table-cell office:value-type="string">
            <text:p><text:s text:c="5"/>12</text:p>
          </table:table-cell>
          <table:table-cell table:formula="of:=[.B989]/1" office:value-type="float" office:value="3194">
            <text:p>3194</text:p>
          </table:table-cell>
          <table:table-cell table:formula="of:=[.C989]/1" office:value-type="float" office:value="9447">
            <text:p>9447</text:p>
          </table:table-cell>
          <table:table-cell table:formula="of:=[.G$1]+[.E989]*([.G$2]+[.E989]*([.G$3]+[.G$4]*[.E989]))" office:value-type="float" office:value="9477.15361907251">
            <text:p>9477.154</text:p>
          </table:table-cell>
          <table:table-cell table:formula="of:=[.F989]-[.G989]" office:value-type="float" office:value="-30.1536190725074">
            <text:p>-30.154</text:p>
          </table:table-cell>
          <table:table-cell table:formula="of:=INT([.I$4]*[.E989]*([.J$3]/[.J$4])+[.I$3])" office:value-type="float" office:value="186662704">
            <text:p>186662704</text:p>
          </table:table-cell>
          <table:table-cell table:formula="of:=INT([.I989]*[.E989]*([.J$2]/[.J$3]))+[.I$2]" office:value-type="float" office:value="-1012846">
            <text:p>-1012846</text:p>
          </table:table-cell>
          <table:table-cell table:formula="of:=[.J989]*[.E989]*(1/[.J$2])+[.I$1]" office:value-type="float" office:value="9476.66971588135">
            <text:p>9477</text:p>
          </table:table-cell>
          <table:table-cell table:formula="of:=[.F989]-[.K989]" office:value-type="float" office:value="-29.6697158813477">
            <text:p>-30</text:p>
          </table:table-cell>
        </table:table-row>
        <table:table-row table:style-name="ro1">
          <table:table-cell office:value-type="string">
            <text:p><text:s text:c="3"/>985</text:p>
          </table:table-cell>
          <table:table-cell office:value-type="string">
            <text:p><text:s text:c="3"/>3196</text:p>
          </table:table-cell>
          <table:table-cell office:value-type="string">
            <text:p><text:s text:c="3"/>9475</text:p>
          </table:table-cell>
          <table:table-cell office:value-type="string">
            <text:p><text:s text:c="5"/>13</text:p>
          </table:table-cell>
          <table:table-cell table:formula="of:=[.B990]/1" office:value-type="float" office:value="3196">
            <text:p>3196</text:p>
          </table:table-cell>
          <table:table-cell table:formula="of:=[.C990]/1" office:value-type="float" office:value="9475">
            <text:p>9475</text:p>
          </table:table-cell>
          <table:table-cell table:formula="of:=[.G$1]+[.E990]*([.G$2]+[.E990]*([.G$3]+[.G$4]*[.E990]))" office:value-type="float" office:value="9492.02329260419">
            <text:p>9492.023</text:p>
          </table:table-cell>
          <table:table-cell table:formula="of:=[.F990]-[.G990]" office:value-type="float" office:value="-17.0232926041899">
            <text:p>-17.023</text:p>
          </table:table-cell>
          <table:table-cell table:formula="of:=INT([.I$4]*[.E990]*([.J$3]/[.J$4])+[.I$3])" office:value-type="float" office:value="186671926">
            <text:p>186671926</text:p>
          </table:table-cell>
          <table:table-cell table:formula="of:=INT([.I990]*[.E990]*([.J$2]/[.J$3]))+[.I$2]" office:value-type="float" office:value="-1009773">
            <text:p>-1009773</text:p>
          </table:table-cell>
          <table:table-cell table:formula="of:=[.J990]*[.E990]*(1/[.J$2])+[.I$1]" office:value-type="float" office:value="9491.53867340088">
            <text:p>9492</text:p>
          </table:table-cell>
          <table:table-cell table:formula="of:=[.F990]-[.K990]" office:value-type="float" office:value="-16.5386734008789">
            <text:p>-17</text:p>
          </table:table-cell>
        </table:table-row>
        <table:table-row table:style-name="ro1">
          <table:table-cell office:value-type="string">
            <text:p><text:s text:c="3"/>986</text:p>
          </table:table-cell>
          <table:table-cell office:value-type="string">
            <text:p><text:s text:c="3"/>3200</text:p>
          </table:table-cell>
          <table:table-cell office:value-type="string">
            <text:p><text:s text:c="3"/>9493</text:p>
          </table:table-cell>
          <table:table-cell office:value-type="string">
            <text:p><text:s text:c="5"/>13</text:p>
          </table:table-cell>
          <table:table-cell table:formula="of:=[.B991]/1" office:value-type="float" office:value="3200">
            <text:p>3200</text:p>
          </table:table-cell>
          <table:table-cell table:formula="of:=[.C991]/1" office:value-type="float" office:value="9493">
            <text:p>9493</text:p>
          </table:table-cell>
          <table:table-cell table:formula="of:=[.G$1]+[.E991]*([.G$2]+[.E991]*([.G$3]+[.G$4]*[.E991]))" office:value-type="float" office:value="9521.83813099849">
            <text:p>9521.838</text:p>
          </table:table-cell>
          <table:table-cell table:formula="of:=[.F991]-[.G991]" office:value-type="float" office:value="-28.8381309984907">
            <text:p>-28.838</text:p>
          </table:table-cell>
          <table:table-cell table:formula="of:=INT([.I$4]*[.E991]*([.J$3]/[.J$4])+[.I$3])" office:value-type="float" office:value="186690371">
            <text:p>186690371</text:p>
          </table:table-cell>
          <table:table-cell table:formula="of:=INT([.I991]*[.E991]*([.J$2]/[.J$3]))+[.I$2]" office:value-type="float" office:value="-1003626">
            <text:p>-1003626</text:p>
          </table:table-cell>
          <table:table-cell table:formula="of:=[.J991]*[.E991]*(1/[.J$2])+[.I$1]" office:value-type="float" office:value="9521.35302734375">
            <text:p>9521</text:p>
          </table:table-cell>
          <table:table-cell table:formula="of:=[.F991]-[.K991]" office:value-type="float" office:value="-28.35302734375">
            <text:p>-28</text:p>
          </table:table-cell>
        </table:table-row>
        <table:table-row table:style-name="ro1">
          <table:table-cell office:value-type="string">
            <text:p><text:s text:c="3"/>987</text:p>
          </table:table-cell>
          <table:table-cell office:value-type="string">
            <text:p><text:s text:c="3"/>3202</text:p>
          </table:table-cell>
          <table:table-cell office:value-type="string">
            <text:p><text:s text:c="3"/>9507</text:p>
          </table:table-cell>
          <table:table-cell office:value-type="string">
            <text:p><text:s text:c="5"/>13</text:p>
          </table:table-cell>
          <table:table-cell table:formula="of:=[.B992]/1" office:value-type="float" office:value="3202">
            <text:p>3202</text:p>
          </table:table-cell>
          <table:table-cell table:formula="of:=[.C992]/1" office:value-type="float" office:value="9507">
            <text:p>9507</text:p>
          </table:table-cell>
          <table:table-cell table:formula="of:=[.G$1]+[.E992]*([.G$2]+[.E992]*([.G$3]+[.G$4]*[.E992]))" office:value-type="float" office:value="9536.78330230271">
            <text:p>9536.783</text:p>
          </table:table-cell>
          <table:table-cell table:formula="of:=[.F992]-[.G992]" office:value-type="float" office:value="-29.7833023027124">
            <text:p>-29.783</text:p>
          </table:table-cell>
          <table:table-cell table:formula="of:=INT([.I$4]*[.E992]*([.J$3]/[.J$4])+[.I$3])" office:value-type="float" office:value="186699593">
            <text:p>186699593</text:p>
          </table:table-cell>
          <table:table-cell table:formula="of:=INT([.I992]*[.E992]*([.J$2]/[.J$3]))+[.I$2]" office:value-type="float" office:value="-1000552">
            <text:p>-1000552</text:p>
          </table:table-cell>
          <table:table-cell table:formula="of:=[.J992]*[.E992]*(1/[.J$2])+[.I$1]" office:value-type="float" office:value="9536.29843139649">
            <text:p>9536</text:p>
          </table:table-cell>
          <table:table-cell table:formula="of:=[.F992]-[.K992]" office:value-type="float" office:value="-29.2984313964844">
            <text:p>-29</text:p>
          </table:table-cell>
        </table:table-row>
        <table:table-row table:style-name="ro1">
          <table:table-cell office:value-type="string">
            <text:p><text:s text:c="3"/>988</text:p>
          </table:table-cell>
          <table:table-cell office:value-type="string">
            <text:p><text:s text:c="3"/>3204</text:p>
          </table:table-cell>
          <table:table-cell office:value-type="string">
            <text:p><text:s text:c="3"/>9530</text:p>
          </table:table-cell>
          <table:table-cell office:value-type="string">
            <text:p><text:s text:c="5"/>13</text:p>
          </table:table-cell>
          <table:table-cell table:formula="of:=[.B993]/1" office:value-type="float" office:value="3204">
            <text:p>3204</text:p>
          </table:table-cell>
          <table:table-cell table:formula="of:=[.C993]/1" office:value-type="float" office:value="9530">
            <text:p>9530</text:p>
          </table:table-cell>
          <table:table-cell table:formula="of:=[.G$1]+[.E993]*([.G$2]+[.E993]*([.G$3]+[.G$4]*[.E993]))" office:value-type="float" office:value="9551.75364597271">
            <text:p>9551.754</text:p>
          </table:table-cell>
          <table:table-cell table:formula="of:=[.F993]-[.G993]" office:value-type="float" office:value="-21.7536459727125">
            <text:p>-21.754</text:p>
          </table:table-cell>
          <table:table-cell table:formula="of:=INT([.I$4]*[.E993]*([.J$3]/[.J$4])+[.I$3])" office:value-type="float" office:value="186708815">
            <text:p>186708815</text:p>
          </table:table-cell>
          <table:table-cell table:formula="of:=INT([.I993]*[.E993]*([.J$2]/[.J$3]))+[.I$2]" office:value-type="float" office:value="-997478">
            <text:p>-997478</text:p>
          </table:table-cell>
          <table:table-cell table:formula="of:=[.J993]*[.E993]*(1/[.J$2])+[.I$1]" office:value-type="float" office:value="9551.26728820801">
            <text:p>9551</text:p>
          </table:table-cell>
          <table:table-cell table:formula="of:=[.F993]-[.K993]" office:value-type="float" office:value="-21.2672882080078">
            <text:p>-21</text:p>
          </table:table-cell>
        </table:table-row>
        <table:table-row table:style-name="ro1">
          <table:table-cell office:value-type="string">
            <text:p><text:s text:c="3"/>989</text:p>
          </table:table-cell>
          <table:table-cell office:value-type="string">
            <text:p><text:s text:c="3"/>3207</text:p>
          </table:table-cell>
          <table:table-cell office:value-type="string">
            <text:p><text:s text:c="3"/>9553</text:p>
          </table:table-cell>
          <table:table-cell office:value-type="string">
            <text:p><text:s text:c="5"/>17</text:p>
          </table:table-cell>
          <table:table-cell table:formula="of:=[.B994]/1" office:value-type="float" office:value="3207">
            <text:p>3207</text:p>
          </table:table-cell>
          <table:table-cell table:formula="of:=[.C994]/1" office:value-type="float" office:value="9553">
            <text:p>9553</text:p>
          </table:table-cell>
          <table:table-cell table:formula="of:=[.G$1]+[.E994]*([.G$2]+[.E994]*([.G$3]+[.G$4]*[.E994]))" office:value-type="float" office:value="9574.25636670905">
            <text:p>9574.256</text:p>
          </table:table-cell>
          <table:table-cell table:formula="of:=[.F994]-[.G994]" office:value-type="float" office:value="-21.2563667090453">
            <text:p>-21.256</text:p>
          </table:table-cell>
          <table:table-cell table:formula="of:=INT([.I$4]*[.E994]*([.J$3]/[.J$4])+[.I$3])" office:value-type="float" office:value="186722648">
            <text:p>186722648</text:p>
          </table:table-cell>
          <table:table-cell table:formula="of:=INT([.I994]*[.E994]*([.J$2]/[.J$3]))+[.I$2]" office:value-type="float" office:value="-992866">
            <text:p>-992866</text:p>
          </table:table-cell>
          <table:table-cell table:formula="of:=[.J994]*[.E994]*(1/[.J$2])+[.I$1]" office:value-type="float" office:value="9573.77066421509">
            <text:p>9574</text:p>
          </table:table-cell>
          <table:table-cell table:formula="of:=[.F994]-[.K994]" office:value-type="float" office:value="-20.7706642150879">
            <text:p>-21</text:p>
          </table:table-cell>
        </table:table-row>
        <table:table-row table:style-name="ro1">
          <table:table-cell office:value-type="string">
            <text:p><text:s text:c="3"/>990</text:p>
          </table:table-cell>
          <table:table-cell office:value-type="string">
            <text:p><text:s text:c="3"/>3210</text:p>
          </table:table-cell>
          <table:table-cell office:value-type="string">
            <text:p><text:s text:c="3"/>9577</text:p>
          </table:table-cell>
          <table:table-cell office:value-type="string">
            <text:p><text:s text:c="5"/>16</text:p>
          </table:table-cell>
          <table:table-cell table:formula="of:=[.B995]/1" office:value-type="float" office:value="3210">
            <text:p>3210</text:p>
          </table:table-cell>
          <table:table-cell table:formula="of:=[.C995]/1" office:value-type="float" office:value="9577">
            <text:p>9577</text:p>
          </table:table-cell>
          <table:table-cell table:formula="of:=[.G$1]+[.E995]*([.G$2]+[.E995]*([.G$3]+[.G$4]*[.E995]))" office:value-type="float" office:value="9596.81574338538">
            <text:p>9596.816</text:p>
          </table:table-cell>
          <table:table-cell table:formula="of:=[.F995]-[.G995]" office:value-type="float" office:value="-19.815743385383">
            <text:p>-19.816</text:p>
          </table:table-cell>
          <table:table-cell table:formula="of:=INT([.I$4]*[.E995]*([.J$3]/[.J$4])+[.I$3])" office:value-type="float" office:value="186736481">
            <text:p>186736481</text:p>
          </table:table-cell>
          <table:table-cell table:formula="of:=INT([.I995]*[.E995]*([.J$2]/[.J$3]))+[.I$2]" office:value-type="float" office:value="-988254">
            <text:p>-988254</text:p>
          </table:table-cell>
          <table:table-cell table:formula="of:=[.J995]*[.E995]*(1/[.J$2])+[.I$1]" office:value-type="float" office:value="9596.32682037354">
            <text:p>9596</text:p>
          </table:table-cell>
          <table:table-cell table:formula="of:=[.F995]-[.K995]" office:value-type="float" office:value="-19.3268203735352">
            <text:p>-19</text:p>
          </table:table-cell>
        </table:table-row>
        <table:table-row table:style-name="ro1">
          <table:table-cell office:value-type="string">
            <text:p><text:s text:c="3"/>991</text:p>
          </table:table-cell>
          <table:table-cell office:value-type="string">
            <text:p><text:s text:c="3"/>3213</text:p>
          </table:table-cell>
          <table:table-cell office:value-type="string">
            <text:p><text:s text:c="3"/>9595</text:p>
          </table:table-cell>
          <table:table-cell office:value-type="string">
            <text:p><text:s text:c="5"/>17</text:p>
          </table:table-cell>
          <table:table-cell table:formula="of:=[.B996]/1" office:value-type="float" office:value="3213">
            <text:p>3213</text:p>
          </table:table-cell>
          <table:table-cell table:formula="of:=[.C996]/1" office:value-type="float" office:value="9595">
            <text:p>9595</text:p>
          </table:table-cell>
          <table:table-cell table:formula="of:=[.G$1]+[.E996]*([.G$2]+[.E996]*([.G$3]+[.G$4]*[.E996]))" office:value-type="float" office:value="9619.43178687192">
            <text:p>9619.432</text:p>
          </table:table-cell>
          <table:table-cell table:formula="of:=[.F996]-[.G996]" office:value-type="float" office:value="-24.431786871919">
            <text:p>-24.432</text:p>
          </table:table-cell>
          <table:table-cell table:formula="of:=INT([.I$4]*[.E996]*([.J$3]/[.J$4])+[.I$3])" office:value-type="float" office:value="186750314">
            <text:p>186750314</text:p>
          </table:table-cell>
          <table:table-cell table:formula="of:=INT([.I996]*[.E996]*([.J$2]/[.J$3]))+[.I$2]" office:value-type="float" office:value="-983640">
            <text:p>-983640</text:p>
          </table:table-cell>
          <table:table-cell table:formula="of:=[.J996]*[.E996]*(1/[.J$2])+[.I$1]" office:value-type="float" office:value="9618.94801330566">
            <text:p>9619</text:p>
          </table:table-cell>
          <table:table-cell table:formula="of:=[.F996]-[.K996]" office:value-type="float" office:value="-23.9480133056641">
            <text:p>-24</text:p>
          </table:table-cell>
        </table:table-row>
        <table:table-row table:style-name="ro1">
          <table:table-cell office:value-type="string">
            <text:p><text:s text:c="3"/>992</text:p>
          </table:table-cell>
          <table:table-cell office:value-type="string">
            <text:p><text:s text:c="3"/>3215</text:p>
          </table:table-cell>
          <table:table-cell office:value-type="string">
            <text:p><text:s text:c="3"/>9623</text:p>
          </table:table-cell>
          <table:table-cell office:value-type="string">
            <text:p><text:s text:c="5"/>14</text:p>
          </table:table-cell>
          <table:table-cell table:formula="of:=[.B997]/1" office:value-type="float" office:value="3215">
            <text:p>3215</text:p>
          </table:table-cell>
          <table:table-cell table:formula="of:=[.C997]/1" office:value-type="float" office:value="9623">
            <text:p>9623</text:p>
          </table:table-cell>
          <table:table-cell table:formula="of:=[.G$1]+[.E997]*([.G$2]+[.E997]*([.G$3]+[.G$4]*[.E997]))" office:value-type="float" office:value="9634.54063612551">
            <text:p>9634.541</text:p>
          </table:table-cell>
          <table:table-cell table:formula="of:=[.F997]-[.G997]" office:value-type="float" office:value="-11.5406361255082">
            <text:p>-11.541</text:p>
          </table:table-cell>
          <table:table-cell table:formula="of:=INT([.I$4]*[.E997]*([.J$3]/[.J$4])+[.I$3])" office:value-type="float" office:value="186759536">
            <text:p>186759536</text:p>
          </table:table-cell>
          <table:table-cell table:formula="of:=INT([.I997]*[.E997]*([.J$2]/[.J$3]))+[.I$2]" office:value-type="float" office:value="-980565">
            <text:p>-980565</text:p>
          </table:table-cell>
          <table:table-cell table:formula="of:=[.J997]*[.E997]*(1/[.J$2])+[.I$1]" office:value-type="float" office:value="9634.05201148987">
            <text:p>9634</text:p>
          </table:table-cell>
          <table:table-cell table:formula="of:=[.F997]-[.K997]" office:value-type="float" office:value="-11.0520114898682">
            <text:p>-11</text:p>
          </table:table-cell>
        </table:table-row>
        <table:table-row table:style-name="ro1">
          <table:table-cell office:value-type="string">
            <text:p><text:s text:c="3"/>993</text:p>
          </table:table-cell>
          <table:table-cell office:value-type="string">
            <text:p><text:s text:c="3"/>3218</text:p>
          </table:table-cell>
          <table:table-cell office:value-type="string">
            <text:p><text:s text:c="3"/>9644</text:p>
          </table:table-cell>
          <table:table-cell office:value-type="string">
            <text:p><text:s text:c="5"/>14</text:p>
          </table:table-cell>
          <table:table-cell table:formula="of:=[.B998]/1" office:value-type="float" office:value="3218">
            <text:p>3218</text:p>
          </table:table-cell>
          <table:table-cell table:formula="of:=[.C998]/1" office:value-type="float" office:value="9644">
            <text:p>9644</text:p>
          </table:table-cell>
          <table:table-cell table:formula="of:=[.G$1]+[.E998]*([.G$2]+[.E998]*([.G$3]+[.G$4]*[.E998]))" office:value-type="float" office:value="9657.25114845172">
            <text:p>9657.251</text:p>
          </table:table-cell>
          <table:table-cell table:formula="of:=[.F998]-[.G998]" office:value-type="float" office:value="-13.2511484517199">
            <text:p>-13.251</text:p>
          </table:table-cell>
          <table:table-cell table:formula="of:=INT([.I$4]*[.E998]*([.J$3]/[.J$4])+[.I$3])" office:value-type="float" office:value="186773370">
            <text:p>186773370</text:p>
          </table:table-cell>
          <table:table-cell table:formula="of:=INT([.I998]*[.E998]*([.J$2]/[.J$3]))+[.I$2]" office:value-type="float" office:value="-975950">
            <text:p>-975950</text:p>
          </table:table-cell>
          <table:table-cell table:formula="of:=[.J998]*[.E998]*(1/[.J$2])+[.I$1]" office:value-type="float" office:value="9656.76734161377">
            <text:p>9657</text:p>
          </table:table-cell>
          <table:table-cell table:formula="of:=[.F998]-[.K998]" office:value-type="float" office:value="-12.7673416137695">
            <text:p>-13</text:p>
          </table:table-cell>
        </table:table-row>
        <table:table-row table:style-name="ro1">
          <table:table-cell office:value-type="string">
            <text:p><text:s text:c="3"/>994</text:p>
          </table:table-cell>
          <table:table-cell office:value-type="string">
            <text:p><text:s text:c="3"/>3221</text:p>
          </table:table-cell>
          <table:table-cell office:value-type="string">
            <text:p><text:s text:c="3"/>9659</text:p>
          </table:table-cell>
          <table:table-cell office:value-type="string">
            <text:p><text:s text:c="5"/>13</text:p>
          </table:table-cell>
          <table:table-cell table:formula="of:=[.B999]/1" office:value-type="float" office:value="3221">
            <text:p>3221</text:p>
          </table:table-cell>
          <table:table-cell table:formula="of:=[.C999]/1" office:value-type="float" office:value="9659">
            <text:p>9659</text:p>
          </table:table-cell>
          <table:table-cell table:formula="of:=[.G$1]+[.E999]*([.G$2]+[.E999]*([.G$3]+[.G$4]*[.E999]))" office:value-type="float" office:value="9680.01835657533">
            <text:p>9680.018</text:p>
          </table:table-cell>
          <table:table-cell table:formula="of:=[.F999]-[.G999]" office:value-type="float" office:value="-21.0183565753323">
            <text:p>-21.018</text:p>
          </table:table-cell>
          <table:table-cell table:formula="of:=INT([.I$4]*[.E999]*([.J$3]/[.J$4])+[.I$3])" office:value-type="float" office:value="186787203">
            <text:p>186787203</text:p>
          </table:table-cell>
          <table:table-cell table:formula="of:=INT([.I999]*[.E999]*([.J$2]/[.J$3]))+[.I$2]" office:value-type="float" office:value="-971336">
            <text:p>-971336</text:p>
          </table:table-cell>
          <table:table-cell table:formula="of:=[.J999]*[.E999]*(1/[.J$2])+[.I$1]" office:value-type="float" office:value="9679.52934265137">
            <text:p>9680</text:p>
          </table:table-cell>
          <table:table-cell table:formula="of:=[.F999]-[.K999]" office:value-type="float" office:value="-20.5293426513672">
            <text:p>-21</text:p>
          </table:table-cell>
        </table:table-row>
        <table:table-row table:style-name="ro1">
          <table:table-cell office:value-type="string">
            <text:p><text:s text:c="3"/>995</text:p>
          </table:table-cell>
          <table:table-cell office:value-type="string">
            <text:p><text:s text:c="3"/>3224</text:p>
          </table:table-cell>
          <table:table-cell office:value-type="string">
            <text:p><text:s text:c="3"/>9680</text:p>
          </table:table-cell>
          <table:table-cell office:value-type="string">
            <text:p><text:s text:c="5"/>13</text:p>
          </table:table-cell>
          <table:table-cell table:formula="of:=[.B1000]/1" office:value-type="float" office:value="3224">
            <text:p>3224</text:p>
          </table:table-cell>
          <table:table-cell table:formula="of:=[.C1000]/1" office:value-type="float" office:value="9680">
            <text:p>9680</text:p>
          </table:table-cell>
          <table:table-cell table:formula="of:=[.G$1]+[.E1000]*([.G$2]+[.E1000]*([.G$3]+[.G$4]*[.E1000]))" office:value-type="float" office:value="9702.84227136655">
            <text:p>9702.842</text:p>
          </table:table-cell>
          <table:table-cell table:formula="of:=[.F1000]-[.G1000]" office:value-type="float" office:value="-22.8422713665532">
            <text:p>-22.842</text:p>
          </table:table-cell>
          <table:table-cell table:formula="of:=INT([.I$4]*[.E1000]*([.J$3]/[.J$4])+[.I$3])" office:value-type="float" office:value="186801036">
            <text:p>186801036</text:p>
          </table:table-cell>
          <table:table-cell table:formula="of:=INT([.I1000]*[.E1000]*([.J$2]/[.J$3]))+[.I$2]" office:value-type="float" office:value="-966720">
            <text:p>-966720</text:p>
          </table:table-cell>
          <table:table-cell table:formula="of:=[.J1000]*[.E1000]*(1/[.J$2])+[.I$1]" office:value-type="float" office:value="9702.3564453125">
            <text:p>9702</text:p>
          </table:table-cell>
          <table:table-cell table:formula="of:=[.F1000]-[.K1000]" office:value-type="float" office:value="-22.3564453125">
            <text:p>-22</text:p>
          </table:table-cell>
        </table:table-row>
        <table:table-row table:style-name="ro1">
          <table:table-cell office:value-type="string">
            <text:p><text:s text:c="3"/>996</text:p>
          </table:table-cell>
          <table:table-cell office:value-type="string">
            <text:p><text:s text:c="3"/>3227</text:p>
          </table:table-cell>
          <table:table-cell office:value-type="string">
            <text:p><text:s text:c="3"/>9700</text:p>
          </table:table-cell>
          <table:table-cell office:value-type="string">
            <text:p><text:s text:c="5"/>14</text:p>
          </table:table-cell>
          <table:table-cell table:formula="of:=[.B1001]/1" office:value-type="float" office:value="3227">
            <text:p>3227</text:p>
          </table:table-cell>
          <table:table-cell table:formula="of:=[.C1001]/1" office:value-type="float" office:value="9700">
            <text:p>9700</text:p>
          </table:table-cell>
          <table:table-cell table:formula="of:=[.G$1]+[.E1001]*([.G$2]+[.E1001]*([.G$3]+[.G$4]*[.E1001]))" office:value-type="float" office:value="9725.72290369558">
            <text:p>9725.723</text:p>
          </table:table-cell>
          <table:table-cell table:formula="of:=[.F1001]-[.G1001]" office:value-type="float" office:value="-25.7229036955759">
            <text:p>-25.723</text:p>
          </table:table-cell>
          <table:table-cell table:formula="of:=INT([.I$4]*[.E1001]*([.J$3]/[.J$4])+[.I$3])" office:value-type="float" office:value="186814869">
            <text:p>186814869</text:p>
          </table:table-cell>
          <table:table-cell table:formula="of:=INT([.I1001]*[.E1001]*([.J$2]/[.J$3]))+[.I$2]" office:value-type="float" office:value="-962104">
            <text:p>-962104</text:p>
          </table:table-cell>
          <table:table-cell table:formula="of:=[.J1001]*[.E1001]*(1/[.J$2])+[.I$1]" office:value-type="float" office:value="9725.23637390137">
            <text:p>9725</text:p>
          </table:table-cell>
          <table:table-cell table:formula="of:=[.F1001]-[.K1001]" office:value-type="float" office:value="-25.2363739013672">
            <text:p>-25</text:p>
          </table:table-cell>
        </table:table-row>
        <table:table-row table:style-name="ro1">
          <table:table-cell office:value-type="string">
            <text:p><text:s text:c="3"/>997</text:p>
          </table:table-cell>
          <table:table-cell office:value-type="string">
            <text:p><text:s text:c="3"/>3229</text:p>
          </table:table-cell>
          <table:table-cell office:value-type="string">
            <text:p><text:s text:c="3"/>9721</text:p>
          </table:table-cell>
          <table:table-cell office:value-type="string">
            <text:p><text:s text:c="5"/>15</text:p>
          </table:table-cell>
          <table:table-cell table:formula="of:=[.B1002]/1" office:value-type="float" office:value="3229">
            <text:p>3229</text:p>
          </table:table-cell>
          <table:table-cell table:formula="of:=[.C1002]/1" office:value-type="float" office:value="9721">
            <text:p>9721</text:p>
          </table:table-cell>
          <table:table-cell table:formula="of:=[.G$1]+[.E1002]*([.G$2]+[.E1002]*([.G$3]+[.G$4]*[.E1002]))" office:value-type="float" office:value="9741.00817369281">
            <text:p>9741.008</text:p>
          </table:table-cell>
          <table:table-cell table:formula="of:=[.F1002]-[.G1002]" office:value-type="float" office:value="-20.0081736928114">
            <text:p>-20.008</text:p>
          </table:table-cell>
          <table:table-cell table:formula="of:=INT([.I$4]*[.E1002]*([.J$3]/[.J$4])+[.I$3])" office:value-type="float" office:value="186824091">
            <text:p>186824091</text:p>
          </table:table-cell>
          <table:table-cell table:formula="of:=INT([.I1002]*[.E1002]*([.J$2]/[.J$3]))+[.I$2]" office:value-type="float" office:value="-959026">
            <text:p>-959026</text:p>
          </table:table-cell>
          <table:table-cell table:formula="of:=[.J1002]*[.E1002]*(1/[.J$2])+[.I$1]" office:value-type="float" office:value="9740.52311325073">
            <text:p>9741</text:p>
          </table:table-cell>
          <table:table-cell table:formula="of:=[.F1002]-[.K1002]" office:value-type="float" office:value="-19.5231132507324">
            <text:p>-20</text:p>
          </table:table-cell>
        </table:table-row>
        <table:table-row table:style-name="ro1">
          <table:table-cell office:value-type="string">
            <text:p><text:s text:c="3"/>998</text:p>
          </table:table-cell>
          <table:table-cell office:value-type="string">
            <text:p><text:s text:c="3"/>3232</text:p>
          </table:table-cell>
          <table:table-cell office:value-type="string">
            <text:p><text:s text:c="3"/>9746</text:p>
          </table:table-cell>
          <table:table-cell office:value-type="string">
            <text:p><text:s text:c="5"/>13</text:p>
          </table:table-cell>
          <table:table-cell table:formula="of:=[.B1003]/1" office:value-type="float" office:value="3232">
            <text:p>3232</text:p>
          </table:table-cell>
          <table:table-cell table:formula="of:=[.C1003]/1" office:value-type="float" office:value="9746">
            <text:p>9746</text:p>
          </table:table-cell>
          <table:table-cell table:formula="of:=[.G$1]+[.E1003]*([.G$2]+[.E1003]*([.G$3]+[.G$4]*[.E1003]))" office:value-type="float" office:value="9763.98335940751">
            <text:p>9763.983</text:p>
          </table:table-cell>
          <table:table-cell table:formula="of:=[.F1003]-[.G1003]" office:value-type="float" office:value="-17.9833594075099">
            <text:p>-17.983</text:p>
          </table:table-cell>
          <table:table-cell table:formula="of:=INT([.I$4]*[.E1003]*([.J$3]/[.J$4])+[.I$3])" office:value-type="float" office:value="186837925">
            <text:p>186837925</text:p>
          </table:table-cell>
          <table:table-cell table:formula="of:=INT([.I1003]*[.E1003]*([.J$2]/[.J$3]))+[.I$2]" office:value-type="float" office:value="-954409">
            <text:p>-954409</text:p>
          </table:table-cell>
          <table:table-cell table:formula="of:=[.J1003]*[.E1003]*(1/[.J$2])+[.I$1]" office:value-type="float" office:value="9763.49725341797">
            <text:p>9763</text:p>
          </table:table-cell>
          <table:table-cell table:formula="of:=[.F1003]-[.K1003]" office:value-type="float" office:value="-17.4972534179688">
            <text:p>-17</text:p>
          </table:table-cell>
        </table:table-row>
        <table:table-row table:style-name="ro1">
          <table:table-cell office:value-type="string">
            <text:p><text:s text:c="3"/>999</text:p>
          </table:table-cell>
          <table:table-cell office:value-type="string">
            <text:p><text:s text:c="3"/>3235</text:p>
          </table:table-cell>
          <table:table-cell office:value-type="string">
            <text:p><text:s text:c="3"/>9763</text:p>
          </table:table-cell>
          <table:table-cell office:value-type="string">
            <text:p><text:s text:c="5"/>14</text:p>
          </table:table-cell>
          <table:table-cell table:formula="of:=[.B1004]/1" office:value-type="float" office:value="3235">
            <text:p>3235</text:p>
          </table:table-cell>
          <table:table-cell table:formula="of:=[.C1004]/1" office:value-type="float" office:value="9763">
            <text:p>9763</text:p>
          </table:table-cell>
          <table:table-cell table:formula="of:=[.G$1]+[.E1004]*([.G$2]+[.E1004]*([.G$3]+[.G$4]*[.E1004]))" office:value-type="float" office:value="9787.0152916472">
            <text:p>9787.015</text:p>
          </table:table-cell>
          <table:table-cell table:formula="of:=[.F1004]-[.G1004]" office:value-type="float" office:value="-24.0152916472052">
            <text:p>-24.015</text:p>
          </table:table-cell>
          <table:table-cell table:formula="of:=INT([.I$4]*[.E1004]*([.J$3]/[.J$4])+[.I$3])" office:value-type="float" office:value="186851758">
            <text:p>186851758</text:p>
          </table:table-cell>
          <table:table-cell table:formula="of:=INT([.I1004]*[.E1004]*([.J$2]/[.J$3]))+[.I$2]" office:value-type="float" office:value="-949791">
            <text:p>-949791</text:p>
          </table:table-cell>
          <table:table-cell table:formula="of:=[.J1004]*[.E1004]*(1/[.J$2])+[.I$1]" office:value-type="float" office:value="9786.53040122986">
            <text:p>9787</text:p>
          </table:table-cell>
          <table:table-cell table:formula="of:=[.F1004]-[.K1004]" office:value-type="float" office:value="-23.5304012298584">
            <text:p>-24</text:p>
          </table:table-cell>
        </table:table-row>
        <table:table-row table:style-name="ro1">
          <table:table-cell office:value-type="string">
            <text:p><text:s text:c="2"/>1000</text:p>
          </table:table-cell>
          <table:table-cell office:value-type="string">
            <text:p><text:s text:c="3"/>3238</text:p>
          </table:table-cell>
          <table:table-cell office:value-type="string">
            <text:p><text:s text:c="3"/>9788</text:p>
          </table:table-cell>
          <table:table-cell office:value-type="string">
            <text:p><text:s text:c="5"/>15</text:p>
          </table:table-cell>
          <table:table-cell table:formula="of:=[.B1005]/1" office:value-type="float" office:value="3238">
            <text:p>3238</text:p>
          </table:table-cell>
          <table:table-cell table:formula="of:=[.C1005]/1" office:value-type="float" office:value="9788">
            <text:p>9788</text:p>
          </table:table-cell>
          <table:table-cell table:formula="of:=[.G$1]+[.E1005]*([.G$2]+[.E1005]*([.G$3]+[.G$4]*[.E1005]))" office:value-type="float" office:value="9810.1039812821">
            <text:p>9810.104</text:p>
          </table:table-cell>
          <table:table-cell table:formula="of:=[.F1005]-[.G1005]" office:value-type="float" office:value="-22.1039812821">
            <text:p>-22.104</text:p>
          </table:table-cell>
          <table:table-cell table:formula="of:=INT([.I$4]*[.E1005]*([.J$3]/[.J$4])+[.I$3])" office:value-type="float" office:value="186865591">
            <text:p>186865591</text:p>
          </table:table-cell>
          <table:table-cell table:formula="of:=INT([.I1005]*[.E1005]*([.J$2]/[.J$3]))+[.I$2]" office:value-type="float" office:value="-945173">
            <text:p>-945173</text:p>
          </table:table-cell>
          <table:table-cell table:formula="of:=[.J1005]*[.E1005]*(1/[.J$2])+[.I$1]" office:value-type="float" office:value="9809.61639785767">
            <text:p>9810</text:p>
          </table:table-cell>
          <table:table-cell table:formula="of:=[.F1005]-[.K1005]" office:value-type="float" office:value="-21.616397857666">
            <text:p>-22</text:p>
          </table:table-cell>
        </table:table-row>
        <table:table-row table:style-name="ro1">
          <table:table-cell office:value-type="string">
            <text:p><text:s text:c="2"/>1001</text:p>
          </table:table-cell>
          <table:table-cell office:value-type="string">
            <text:p><text:s text:c="3"/>3240</text:p>
          </table:table-cell>
          <table:table-cell office:value-type="string">
            <text:p><text:s text:c="3"/>9814</text:p>
          </table:table-cell>
          <table:table-cell office:value-type="string">
            <text:p><text:s text:c="5"/>16</text:p>
          </table:table-cell>
          <table:table-cell table:formula="of:=[.B1006]/1" office:value-type="float" office:value="3240">
            <text:p>3240</text:p>
          </table:table-cell>
          <table:table-cell table:formula="of:=[.C1006]/1" office:value-type="float" office:value="9814">
            <text:p>9814</text:p>
          </table:table-cell>
          <table:table-cell table:formula="of:=[.G$1]+[.E1006]*([.G$2]+[.E1006]*([.G$3]+[.G$4]*[.E1006]))" office:value-type="float" office:value="9825.52797829293">
            <text:p>9825.528</text:p>
          </table:table-cell>
          <table:table-cell table:formula="of:=[.F1006]-[.G1006]" office:value-type="float" office:value="-11.5279782929247">
            <text:p>-11.528</text:p>
          </table:table-cell>
          <table:table-cell table:formula="of:=INT([.I$4]*[.E1006]*([.J$3]/[.J$4])+[.I$3])" office:value-type="float" office:value="186874813">
            <text:p>186874813</text:p>
          </table:table-cell>
          <table:table-cell table:formula="of:=INT([.I1006]*[.E1006]*([.J$2]/[.J$3]))+[.I$2]" office:value-type="float" office:value="-942093">
            <text:p>-942093</text:p>
          </table:table-cell>
          <table:table-cell table:formula="of:=[.J1006]*[.E1006]*(1/[.J$2])+[.I$1]" office:value-type="float" office:value="9825.04466247559">
            <text:p>9825</text:p>
          </table:table-cell>
          <table:table-cell table:formula="of:=[.F1006]-[.K1006]" office:value-type="float" office:value="-11.0446624755859">
            <text:p>-11</text:p>
          </table:table-cell>
        </table:table-row>
        <table:table-row table:style-name="ro1">
          <table:table-cell office:value-type="string">
            <text:p><text:s text:c="2"/>1002</text:p>
          </table:table-cell>
          <table:table-cell office:value-type="string">
            <text:p><text:s text:c="3"/>3243</text:p>
          </table:table-cell>
          <table:table-cell office:value-type="string">
            <text:p><text:s text:c="3"/>9838</text:p>
          </table:table-cell>
          <table:table-cell office:value-type="string">
            <text:p><text:s text:c="5"/>14</text:p>
          </table:table-cell>
          <table:table-cell table:formula="of:=[.B1007]/1" office:value-type="float" office:value="3243">
            <text:p>3243</text:p>
          </table:table-cell>
          <table:table-cell table:formula="of:=[.C1007]/1" office:value-type="float" office:value="9838">
            <text:p>9838</text:p>
          </table:table-cell>
          <table:table-cell table:formula="of:=[.G$1]+[.E1007]*([.G$2]+[.E1007]*([.G$3]+[.G$4]*[.E1007]))" office:value-type="float" office:value="9848.7112877425">
            <text:p>9848.711</text:p>
          </table:table-cell>
          <table:table-cell table:formula="of:=[.F1007]-[.G1007]" office:value-type="float" office:value="-10.7112877425025">
            <text:p>-10.711</text:p>
          </table:table-cell>
          <table:table-cell table:formula="of:=INT([.I$4]*[.E1007]*([.J$3]/[.J$4])+[.I$3])" office:value-type="float" office:value="186888646">
            <text:p>186888646</text:p>
          </table:table-cell>
          <table:table-cell table:formula="of:=INT([.I1007]*[.E1007]*([.J$2]/[.J$3]))+[.I$2]" office:value-type="float" office:value="-937474">
            <text:p>-937474</text:p>
          </table:table-cell>
          <table:table-cell table:formula="of:=[.J1007]*[.E1007]*(1/[.J$2])+[.I$1]" office:value-type="float" office:value="9848.22493362427">
            <text:p>9848</text:p>
          </table:table-cell>
          <table:table-cell table:formula="of:=[.F1007]-[.K1007]" office:value-type="float" office:value="-10.2249336242676">
            <text:p>-10</text:p>
          </table:table-cell>
        </table:table-row>
        <table:table-row table:style-name="ro1">
          <table:table-cell office:value-type="string">
            <text:p><text:s text:c="2"/>1003</text:p>
          </table:table-cell>
          <table:table-cell office:value-type="string">
            <text:p><text:s text:c="3"/>3246</text:p>
          </table:table-cell>
          <table:table-cell office:value-type="string">
            <text:p><text:s text:c="3"/>9849</text:p>
          </table:table-cell>
          <table:table-cell office:value-type="string">
            <text:p><text:s text:c="5"/>10</text:p>
          </table:table-cell>
          <table:table-cell table:formula="of:=[.B1008]/1" office:value-type="float" office:value="3246">
            <text:p>3246</text:p>
          </table:table-cell>
          <table:table-cell table:formula="of:=[.C1008]/1" office:value-type="float" office:value="9849">
            <text:p>9849</text:p>
          </table:table-cell>
          <table:table-cell table:formula="of:=[.G$1]+[.E1008]*([.G$2]+[.E1008]*([.G$3]+[.G$4]*[.E1008]))" office:value-type="float" office:value="9871.95138357447">
            <text:p>9871.951</text:p>
          </table:table-cell>
          <table:table-cell table:formula="of:=[.F1008]-[.G1008]" office:value-type="float" office:value="-22.9513835744729">
            <text:p>-22.951</text:p>
          </table:table-cell>
          <table:table-cell table:formula="of:=INT([.I$4]*[.E1008]*([.J$3]/[.J$4])+[.I$3])" office:value-type="float" office:value="186902479">
            <text:p>186902479</text:p>
          </table:table-cell>
          <table:table-cell table:formula="of:=INT([.I1008]*[.E1008]*([.J$2]/[.J$3]))+[.I$2]" office:value-type="float" office:value="-932854">
            <text:p>-932854</text:p>
          </table:table-cell>
          <table:table-cell table:formula="of:=[.J1008]*[.E1008]*(1/[.J$2])+[.I$1]" office:value-type="float" office:value="9871.46425628662">
            <text:p>9871</text:p>
          </table:table-cell>
          <table:table-cell table:formula="of:=[.F1008]-[.K1008]" office:value-type="float" office:value="-22.4642562866211">
            <text:p>-22</text:p>
          </table:table-cell>
        </table:table-row>
        <table:table-row table:style-name="ro1">
          <table:table-cell office:value-type="string">
            <text:p><text:s text:c="2"/>1004</text:p>
          </table:table-cell>
          <table:table-cell office:value-type="string">
            <text:p><text:s text:c="3"/>3249</text:p>
          </table:table-cell>
          <table:table-cell office:value-type="string">
            <text:p><text:s text:c="3"/>9874</text:p>
          </table:table-cell>
          <table:table-cell office:value-type="string">
            <text:p><text:s text:c="5"/>13</text:p>
          </table:table-cell>
          <table:table-cell table:formula="of:=[.B1009]/1" office:value-type="float" office:value="3249">
            <text:p>3249</text:p>
          </table:table-cell>
          <table:table-cell table:formula="of:=[.C1009]/1" office:value-type="float" office:value="9874">
            <text:p>9874</text:p>
          </table:table-cell>
          <table:table-cell table:formula="of:=[.G$1]+[.E1009]*([.G$2]+[.E1009]*([.G$3]+[.G$4]*[.E1009]))" office:value-type="float" office:value="9895.24827665905">
            <text:p>9895.248</text:p>
          </table:table-cell>
          <table:table-cell table:formula="of:=[.F1009]-[.G1009]" office:value-type="float" office:value="-21.248276659051">
            <text:p>-21.248</text:p>
          </table:table-cell>
          <table:table-cell table:formula="of:=INT([.I$4]*[.E1009]*([.J$3]/[.J$4])+[.I$3])" office:value-type="float" office:value="186916313">
            <text:p>186916313</text:p>
          </table:table-cell>
          <table:table-cell table:formula="of:=INT([.I1009]*[.E1009]*([.J$2]/[.J$3]))+[.I$2]" office:value-type="float" office:value="-928233">
            <text:p>-928233</text:p>
          </table:table-cell>
          <table:table-cell table:formula="of:=[.J1009]*[.E1009]*(1/[.J$2])+[.I$1]" office:value-type="float" office:value="9894.76264762878">
            <text:p>9895</text:p>
          </table:table-cell>
          <table:table-cell table:formula="of:=[.F1009]-[.K1009]" office:value-type="float" office:value="-20.7626476287842">
            <text:p>-21</text:p>
          </table:table-cell>
        </table:table-row>
        <table:table-row table:style-name="ro1">
          <table:table-cell office:value-type="string">
            <text:p><text:s text:c="2"/>1005</text:p>
          </table:table-cell>
          <table:table-cell office:value-type="string">
            <text:p><text:s text:c="3"/>3252</text:p>
          </table:table-cell>
          <table:table-cell office:value-type="string">
            <text:p><text:s text:c="3"/>9897</text:p>
          </table:table-cell>
          <table:table-cell office:value-type="string">
            <text:p><text:s text:c="5"/>12</text:p>
          </table:table-cell>
          <table:table-cell table:formula="of:=[.B1010]/1" office:value-type="float" office:value="3252">
            <text:p>3252</text:p>
          </table:table-cell>
          <table:table-cell table:formula="of:=[.C1010]/1" office:value-type="float" office:value="9897">
            <text:p>9897</text:p>
          </table:table-cell>
          <table:table-cell table:formula="of:=[.G$1]+[.E1010]*([.G$2]+[.E1010]*([.G$3]+[.G$4]*[.E1010]))" office:value-type="float" office:value="9918.60197786643">
            <text:p>9918.602</text:p>
          </table:table-cell>
          <table:table-cell table:formula="of:=[.F1010]-[.G1010]" office:value-type="float" office:value="-21.6019778664304">
            <text:p>-21.602</text:p>
          </table:table-cell>
          <table:table-cell table:formula="of:=INT([.I$4]*[.E1010]*([.J$3]/[.J$4])+[.I$3])" office:value-type="float" office:value="186930146">
            <text:p>186930146</text:p>
          </table:table-cell>
          <table:table-cell table:formula="of:=INT([.I1010]*[.E1010]*([.J$2]/[.J$3]))+[.I$2]" office:value-type="float" office:value="-923612">
            <text:p>-923612</text:p>
          </table:table-cell>
          <table:table-cell table:formula="of:=[.J1010]*[.E1010]*(1/[.J$2])+[.I$1]" office:value-type="float" office:value="9918.11392211914">
            <text:p>9918</text:p>
          </table:table-cell>
          <table:table-cell table:formula="of:=[.F1010]-[.K1010]" office:value-type="float" office:value="-21.1139221191406">
            <text:p>-21</text:p>
          </table:table-cell>
        </table:table-row>
        <table:table-row table:style-name="ro1">
          <table:table-cell office:value-type="string">
            <text:p><text:s text:c="2"/>1006</text:p>
          </table:table-cell>
          <table:table-cell office:value-type="string">
            <text:p><text:s text:c="3"/>3254</text:p>
          </table:table-cell>
          <table:table-cell office:value-type="string">
            <text:p><text:s text:c="3"/>9919</text:p>
          </table:table-cell>
          <table:table-cell office:value-type="string">
            <text:p><text:s text:c="5"/>12</text:p>
          </table:table-cell>
          <table:table-cell table:formula="of:=[.B1011]/1" office:value-type="float" office:value="3254">
            <text:p>3254</text:p>
          </table:table-cell>
          <table:table-cell table:formula="of:=[.C1011]/1" office:value-type="float" office:value="9919">
            <text:p>9919</text:p>
          </table:table-cell>
          <table:table-cell table:formula="of:=[.G$1]+[.E1011]*([.G$2]+[.E1011]*([.G$3]+[.G$4]*[.E1011]))" office:value-type="float" office:value="9934.20267744091">
            <text:p>9934.203</text:p>
          </table:table-cell>
          <table:table-cell table:formula="of:=[.F1011]-[.G1011]" office:value-type="float" office:value="-15.2026774409096">
            <text:p>-15.203</text:p>
          </table:table-cell>
          <table:table-cell table:formula="of:=INT([.I$4]*[.E1011]*([.J$3]/[.J$4])+[.I$3])" office:value-type="float" office:value="186939368">
            <text:p>186939368</text:p>
          </table:table-cell>
          <table:table-cell table:formula="of:=INT([.I1011]*[.E1011]*([.J$2]/[.J$3]))+[.I$2]" office:value-type="float" office:value="-920530">
            <text:p>-920530</text:p>
          </table:table-cell>
          <table:table-cell table:formula="of:=[.J1011]*[.E1011]*(1/[.J$2])+[.I$1]" office:value-type="float" office:value="9933.71909332275">
            <text:p>9934</text:p>
          </table:table-cell>
          <table:table-cell table:formula="of:=[.F1011]-[.K1011]" office:value-type="float" office:value="-14.7190933227539">
            <text:p>-15</text:p>
          </table:table-cell>
        </table:table-row>
        <table:table-row table:style-name="ro1">
          <table:table-cell office:value-type="string">
            <text:p><text:s text:c="2"/>1007</text:p>
          </table:table-cell>
          <table:table-cell office:value-type="string">
            <text:p><text:s text:c="3"/>3257</text:p>
          </table:table-cell>
          <table:table-cell office:value-type="string">
            <text:p><text:s text:c="3"/>9938</text:p>
          </table:table-cell>
          <table:table-cell office:value-type="string">
            <text:p><text:s text:c="5"/>14</text:p>
          </table:table-cell>
          <table:table-cell table:formula="of:=[.B1012]/1" office:value-type="float" office:value="3257">
            <text:p>3257</text:p>
          </table:table-cell>
          <table:table-cell table:formula="of:=[.C1012]/1" office:value-type="float" office:value="9938">
            <text:p>9938</text:p>
          </table:table-cell>
          <table:table-cell table:formula="of:=[.G$1]+[.E1012]*([.G$2]+[.E1012]*([.G$3]+[.G$4]*[.E1012]))" office:value-type="float" office:value="9957.65108300896">
            <text:p>9957.651</text:p>
          </table:table-cell>
          <table:table-cell table:formula="of:=[.F1012]-[.G1012]" office:value-type="float" office:value="-19.651083008961">
            <text:p>-19.651</text:p>
          </table:table-cell>
          <table:table-cell table:formula="of:=INT([.I$4]*[.E1012]*([.J$3]/[.J$4])+[.I$3])" office:value-type="float" office:value="186953201">
            <text:p>186953201</text:p>
          </table:table-cell>
          <table:table-cell table:formula="of:=INT([.I1012]*[.E1012]*([.J$2]/[.J$3]))+[.I$2]" office:value-type="float" office:value="-915908">
            <text:p>-915908</text:p>
          </table:table-cell>
          <table:table-cell table:formula="of:=[.J1012]*[.E1012]*(1/[.J$2])+[.I$1]" office:value-type="float" office:value="9957.16472625733">
            <text:p>9957</text:p>
          </table:table-cell>
          <table:table-cell table:formula="of:=[.F1012]-[.K1012]" office:value-type="float" office:value="-19.1647262573242">
            <text:p>-19</text:p>
          </table:table-cell>
        </table:table-row>
        <table:table-row table:style-name="ro1">
          <table:table-cell office:value-type="string">
            <text:p><text:s text:c="2"/>1008</text:p>
          </table:table-cell>
          <table:table-cell office:value-type="string">
            <text:p><text:s text:c="3"/>3260</text:p>
          </table:table-cell>
          <table:table-cell office:value-type="string">
            <text:p><text:s text:c="3"/>9962</text:p>
          </table:table-cell>
          <table:table-cell office:value-type="string">
            <text:p><text:s text:c="5"/>13</text:p>
          </table:table-cell>
          <table:table-cell table:formula="of:=[.B1013]/1" office:value-type="float" office:value="3260">
            <text:p>3260</text:p>
          </table:table-cell>
          <table:table-cell table:formula="of:=[.C1013]/1" office:value-type="float" office:value="9962">
            <text:p>9962</text:p>
          </table:table-cell>
          <table:table-cell table:formula="of:=[.G$1]+[.E1013]*([.G$2]+[.E1013]*([.G$3]+[.G$4]*[.E1013]))" office:value-type="float" office:value="9981.15632568702">
            <text:p>9981.156</text:p>
          </table:table-cell>
          <table:table-cell table:formula="of:=[.F1013]-[.G1013]" office:value-type="float" office:value="-19.1563256870195">
            <text:p>-19.156</text:p>
          </table:table-cell>
          <table:table-cell table:formula="of:=INT([.I$4]*[.E1013]*([.J$3]/[.J$4])+[.I$3])" office:value-type="float" office:value="186967034">
            <text:p>186967034</text:p>
          </table:table-cell>
          <table:table-cell table:formula="of:=INT([.I1013]*[.E1013]*([.J$2]/[.J$3]))+[.I$2]" office:value-type="float" office:value="-911285">
            <text:p>-911285</text:p>
          </table:table-cell>
          <table:table-cell table:formula="of:=[.J1013]*[.E1013]*(1/[.J$2])+[.I$1]" office:value-type="float" office:value="9980.66947174072">
            <text:p>9981</text:p>
          </table:table-cell>
          <table:table-cell table:formula="of:=[.F1013]-[.K1013]" office:value-type="float" office:value="-18.6694717407227">
            <text:p>-19</text:p>
          </table:table-cell>
        </table:table-row>
        <table:table-row table:style-name="ro1">
          <table:table-cell office:value-type="string">
            <text:p><text:s text:c="2"/>1009</text:p>
          </table:table-cell>
          <table:table-cell office:value-type="string">
            <text:p><text:s text:c="3"/>3263</text:p>
          </table:table-cell>
          <table:table-cell office:value-type="string">
            <text:p><text:s text:c="3"/>9979</text:p>
          </table:table-cell>
          <table:table-cell office:value-type="string">
            <text:p><text:s text:c="5"/>13</text:p>
          </table:table-cell>
          <table:table-cell table:formula="of:=[.B1014]/1" office:value-type="float" office:value="3263">
            <text:p>3263</text:p>
          </table:table-cell>
          <table:table-cell table:formula="of:=[.C1014]/1" office:value-type="float" office:value="9979">
            <text:p>9979</text:p>
          </table:table-cell>
          <table:table-cell table:formula="of:=[.G$1]+[.E1014]*([.G$2]+[.E1014]*([.G$3]+[.G$4]*[.E1014]))" office:value-type="float" office:value="10004.7184163453">
            <text:p>10004.718</text:p>
          </table:table-cell>
          <table:table-cell table:formula="of:=[.F1014]-[.G1014]" office:value-type="float" office:value="-25.7184163452785">
            <text:p>-25.718</text:p>
          </table:table-cell>
          <table:table-cell table:formula="of:=INT([.I$4]*[.E1014]*([.J$3]/[.J$4])+[.I$3])" office:value-type="float" office:value="186980867">
            <text:p>186980867</text:p>
          </table:table-cell>
          <table:table-cell table:formula="of:=INT([.I1014]*[.E1014]*([.J$2]/[.J$3]))+[.I$2]" office:value-type="float" office:value="-906661">
            <text:p>-906661</text:p>
          </table:table-cell>
          <table:table-cell table:formula="of:=[.J1014]*[.E1014]*(1/[.J$2])+[.I$1]" office:value-type="float" office:value="10004.2333469391">
            <text:p>10004</text:p>
          </table:table-cell>
          <table:table-cell table:formula="of:=[.F1014]-[.K1014]" office:value-type="float" office:value="-25.2333469390869">
            <text:p>-25</text:p>
          </table:table-cell>
        </table:table-row>
        <table:table-row table:style-name="ro1">
          <table:table-cell office:value-type="string">
            <text:p><text:s text:c="2"/>1010</text:p>
          </table:table-cell>
          <table:table-cell office:value-type="string">
            <text:p><text:s text:c="3"/>3265</text:p>
          </table:table-cell>
          <table:table-cell office:value-type="string">
            <text:p><text:s text:c="2"/>10010</text:p>
          </table:table-cell>
          <table:table-cell office:value-type="string">
            <text:p><text:s text:c="5"/>14</text:p>
          </table:table-cell>
          <table:table-cell table:formula="of:=[.B1015]/1" office:value-type="float" office:value="3265">
            <text:p>3265</text:p>
          </table:table-cell>
          <table:table-cell table:formula="of:=[.C1015]/1" office:value-type="float" office:value="10010">
            <text:p>10010</text:p>
          </table:table-cell>
          <table:table-cell table:formula="of:=[.G$1]+[.E1015]*([.G$2]+[.E1015]*([.G$3]+[.G$4]*[.E1015]))" office:value-type="float" office:value="10020.4580643633">
            <text:p>10020.458</text:p>
          </table:table-cell>
          <table:table-cell table:formula="of:=[.F1015]-[.G1015]" office:value-type="float" office:value="-10.4580643633417">
            <text:p>-10.458</text:p>
          </table:table-cell>
          <table:table-cell table:formula="of:=INT([.I$4]*[.E1015]*([.J$3]/[.J$4])+[.I$3])" office:value-type="float" office:value="186990090">
            <text:p>186990090</text:p>
          </table:table-cell>
          <table:table-cell table:formula="of:=INT([.I1015]*[.E1015]*([.J$2]/[.J$3]))+[.I$2]" office:value-type="float" office:value="-903578">
            <text:p>-903578</text:p>
          </table:table-cell>
          <table:table-cell table:formula="of:=[.J1015]*[.E1015]*(1/[.J$2])+[.I$1]" office:value-type="float" office:value="10019.9740715027">
            <text:p>10020</text:p>
          </table:table-cell>
          <table:table-cell table:formula="of:=[.F1015]-[.K1015]" office:value-type="float" office:value="-9.97407150268555">
            <text:p>-10</text:p>
          </table:table-cell>
        </table:table-row>
        <table:table-row table:style-name="ro1">
          <table:table-cell office:value-type="string">
            <text:p><text:s text:c="2"/>1011</text:p>
          </table:table-cell>
          <table:table-cell office:value-type="string">
            <text:p><text:s text:c="3"/>3268</text:p>
          </table:table-cell>
          <table:table-cell office:value-type="string">
            <text:p><text:s text:c="2"/>10032</text:p>
          </table:table-cell>
          <table:table-cell office:value-type="string">
            <text:p><text:s text:c="5"/>14</text:p>
          </table:table-cell>
          <table:table-cell table:formula="of:=[.B1016]/1" office:value-type="float" office:value="3268">
            <text:p>3268</text:p>
          </table:table-cell>
          <table:table-cell table:formula="of:=[.C1016]/1" office:value-type="float" office:value="10032">
            <text:p>10032</text:p>
          </table:table-cell>
          <table:table-cell table:formula="of:=[.G$1]+[.E1016]*([.G$2]+[.E1016]*([.G$3]+[.G$4]*[.E1016]))" office:value-type="float" office:value="10044.1149258113">
            <text:p>10044.115</text:p>
          </table:table-cell>
          <table:table-cell table:formula="of:=[.F1016]-[.G1016]" office:value-type="float" office:value="-12.1149258112746">
            <text:p>-12.115</text:p>
          </table:table-cell>
          <table:table-cell table:formula="of:=INT([.I$4]*[.E1016]*([.J$3]/[.J$4])+[.I$3])" office:value-type="float" office:value="187003923">
            <text:p>187003923</text:p>
          </table:table-cell>
          <table:table-cell table:formula="of:=INT([.I1016]*[.E1016]*([.J$2]/[.J$3]))+[.I$2]" office:value-type="float" office:value="-898954">
            <text:p>-898954</text:p>
          </table:table-cell>
          <table:table-cell table:formula="of:=[.J1016]*[.E1016]*(1/[.J$2])+[.I$1]" office:value-type="float" office:value="10043.6261444092">
            <text:p>10044</text:p>
          </table:table-cell>
          <table:table-cell table:formula="of:=[.F1016]-[.K1016]" office:value-type="float" office:value="-11.6261444091797">
            <text:p>-12</text:p>
          </table:table-cell>
        </table:table-row>
        <table:table-row table:style-name="ro1">
          <table:table-cell office:value-type="string">
            <text:p><text:s text:c="2"/>1012</text:p>
          </table:table-cell>
          <table:table-cell office:value-type="string">
            <text:p><text:s text:c="3"/>3271</text:p>
          </table:table-cell>
          <table:table-cell office:value-type="string">
            <text:p><text:s text:c="2"/>10051</text:p>
          </table:table-cell>
          <table:table-cell office:value-type="string">
            <text:p><text:s text:c="5"/>12</text:p>
          </table:table-cell>
          <table:table-cell table:formula="of:=[.B1017]/1" office:value-type="float" office:value="3271">
            <text:p>3271</text:p>
          </table:table-cell>
          <table:table-cell table:formula="of:=[.C1017]/1" office:value-type="float" office:value="10051">
            <text:p>10051</text:p>
          </table:table-cell>
          <table:table-cell table:formula="of:=[.G$1]+[.E1017]*([.G$2]+[.E1017]*([.G$3]+[.G$4]*[.E1017]))" office:value-type="float" office:value="10067.8286642266">
            <text:p>10067.829</text:p>
          </table:table-cell>
          <table:table-cell table:formula="of:=[.F1017]-[.G1017]" office:value-type="float" office:value="-16.828664226603">
            <text:p>-16.829</text:p>
          </table:table-cell>
          <table:table-cell table:formula="of:=INT([.I$4]*[.E1017]*([.J$3]/[.J$4])+[.I$3])" office:value-type="float" office:value="187017756">
            <text:p>187017756</text:p>
          </table:table-cell>
          <table:table-cell table:formula="of:=INT([.I1017]*[.E1017]*([.J$2]/[.J$3]))+[.I$2]" office:value-type="float" office:value="-894328">
            <text:p>-894328</text:p>
          </table:table-cell>
          <table:table-cell table:formula="of:=[.J1017]*[.E1017]*(1/[.J$2])+[.I$1]" office:value-type="float" office:value="10067.3436126709">
            <text:p>10067</text:p>
          </table:table-cell>
          <table:table-cell table:formula="of:=[.F1017]-[.K1017]" office:value-type="float" office:value="-16.3436126708984">
            <text:p>-16</text:p>
          </table:table-cell>
        </table:table-row>
        <table:table-row table:style-name="ro1">
          <table:table-cell office:value-type="string">
            <text:p><text:s text:c="2"/>1013</text:p>
          </table:table-cell>
          <table:table-cell office:value-type="string">
            <text:p><text:s text:c="3"/>3274</text:p>
          </table:table-cell>
          <table:table-cell office:value-type="string">
            <text:p><text:s text:c="2"/>10071</text:p>
          </table:table-cell>
          <table:table-cell office:value-type="string">
            <text:p><text:s text:c="5"/>13</text:p>
          </table:table-cell>
          <table:table-cell table:formula="of:=[.B1018]/1" office:value-type="float" office:value="3274">
            <text:p>3274</text:p>
          </table:table-cell>
          <table:table-cell table:formula="of:=[.C1018]/1" office:value-type="float" office:value="10071">
            <text:p>10071</text:p>
          </table:table-cell>
          <table:table-cell table:formula="of:=[.G$1]+[.E1018]*([.G$2]+[.E1018]*([.G$3]+[.G$4]*[.E1018]))" office:value-type="float" office:value="10091.5992904795">
            <text:p>10091.599</text:p>
          </table:table-cell>
          <table:table-cell table:formula="of:=[.F1018]-[.G1018]" office:value-type="float" office:value="-20.5992904795421">
            <text:p>-20.599</text:p>
          </table:table-cell>
          <table:table-cell table:formula="of:=INT([.I$4]*[.E1018]*([.J$3]/[.J$4])+[.I$3])" office:value-type="float" office:value="187031589">
            <text:p>187031589</text:p>
          </table:table-cell>
          <table:table-cell table:formula="of:=INT([.I1018]*[.E1018]*([.J$2]/[.J$3]))+[.I$2]" office:value-type="float" office:value="-889702">
            <text:p>-889702</text:p>
          </table:table-cell>
          <table:table-cell table:formula="of:=[.J1018]*[.E1018]*(1/[.J$2])+[.I$1]" office:value-type="float" office:value="10091.1140213013">
            <text:p>10091</text:p>
          </table:table-cell>
          <table:table-cell table:formula="of:=[.F1018]-[.K1018]" office:value-type="float" office:value="-20.1140213012695">
            <text:p>-20</text:p>
          </table:table-cell>
        </table:table-row>
        <table:table-row table:style-name="ro1">
          <table:table-cell office:value-type="string">
            <text:p><text:s text:c="2"/>1014</text:p>
          </table:table-cell>
          <table:table-cell office:value-type="string">
            <text:p><text:s text:c="3"/>3277</text:p>
          </table:table-cell>
          <table:table-cell office:value-type="string">
            <text:p><text:s text:c="2"/>10095</text:p>
          </table:table-cell>
          <table:table-cell office:value-type="string">
            <text:p><text:s text:c="5"/>13</text:p>
          </table:table-cell>
          <table:table-cell table:formula="of:=[.B1019]/1" office:value-type="float" office:value="3277">
            <text:p>3277</text:p>
          </table:table-cell>
          <table:table-cell table:formula="of:=[.C1019]/1" office:value-type="float" office:value="10095">
            <text:p>10095</text:p>
          </table:table-cell>
          <table:table-cell table:formula="of:=[.G$1]+[.E1019]*([.G$2]+[.E1019]*([.G$3]+[.G$4]*[.E1019]))" office:value-type="float" office:value="10115.4268154403">
            <text:p>10115.427</text:p>
          </table:table-cell>
          <table:table-cell table:formula="of:=[.F1019]-[.G1019]" office:value-type="float" office:value="-20.4268154402853">
            <text:p>-20.427</text:p>
          </table:table-cell>
          <table:table-cell table:formula="of:=INT([.I$4]*[.E1019]*([.J$3]/[.J$4])+[.I$3])" office:value-type="float" office:value="187045422">
            <text:p>187045422</text:p>
          </table:table-cell>
          <table:table-cell table:formula="of:=INT([.I1019]*[.E1019]*([.J$2]/[.J$3]))+[.I$2]" office:value-type="float" office:value="-885076">
            <text:p>-885076</text:p>
          </table:table-cell>
          <table:table-cell table:formula="of:=[.J1019]*[.E1019]*(1/[.J$2])+[.I$1]" office:value-type="float" office:value="10114.9373703003">
            <text:p>10115</text:p>
          </table:table-cell>
          <table:table-cell table:formula="of:=[.F1019]-[.K1019]" office:value-type="float" office:value="-19.937370300293">
            <text:p>-20</text:p>
          </table:table-cell>
        </table:table-row>
        <table:table-row table:style-name="ro1">
          <table:table-cell office:value-type="string">
            <text:p><text:s text:c="2"/>1015</text:p>
          </table:table-cell>
          <table:table-cell office:value-type="string">
            <text:p><text:s text:c="3"/>3279</text:p>
          </table:table-cell>
          <table:table-cell office:value-type="string">
            <text:p><text:s text:c="2"/>10117</text:p>
          </table:table-cell>
          <table:table-cell office:value-type="string">
            <text:p><text:s text:c="5"/>15</text:p>
          </table:table-cell>
          <table:table-cell table:formula="of:=[.B1020]/1" office:value-type="float" office:value="3279">
            <text:p>3279</text:p>
          </table:table-cell>
          <table:table-cell table:formula="of:=[.C1020]/1" office:value-type="float" office:value="10117">
            <text:p>10117</text:p>
          </table:table-cell>
          <table:table-cell table:formula="of:=[.G$1]+[.E1020]*([.G$2]+[.E1020]*([.G$3]+[.G$4]*[.E1020]))" office:value-type="float" office:value="10131.343447842">
            <text:p>10131.343</text:p>
          </table:table-cell>
          <table:table-cell table:formula="of:=[.F1020]-[.G1020]" office:value-type="float" office:value="-14.3434478419949">
            <text:p>-14.343</text:p>
          </table:table-cell>
          <table:table-cell table:formula="of:=INT([.I$4]*[.E1020]*([.J$3]/[.J$4])+[.I$3])" office:value-type="float" office:value="187054644">
            <text:p>187054644</text:p>
          </table:table-cell>
          <table:table-cell table:formula="of:=INT([.I1020]*[.E1020]*([.J$2]/[.J$3]))+[.I$2]" office:value-type="float" office:value="-881991">
            <text:p>-881991</text:p>
          </table:table-cell>
          <table:table-cell table:formula="of:=[.J1020]*[.E1020]*(1/[.J$2])+[.I$1]" office:value-type="float" office:value="10130.8552684784">
            <text:p>10131</text:p>
          </table:table-cell>
          <table:table-cell table:formula="of:=[.F1020]-[.K1020]" office:value-type="float" office:value="-13.8552684783936">
            <text:p>-14</text:p>
          </table:table-cell>
        </table:table-row>
        <table:table-row table:style-name="ro1">
          <table:table-cell office:value-type="string">
            <text:p><text:s text:c="2"/>1016</text:p>
          </table:table-cell>
          <table:table-cell office:value-type="string">
            <text:p><text:s text:c="3"/>3282</text:p>
          </table:table-cell>
          <table:table-cell office:value-type="string">
            <text:p><text:s text:c="2"/>10139</text:p>
          </table:table-cell>
          <table:table-cell office:value-type="string">
            <text:p><text:s text:c="5"/>14</text:p>
          </table:table-cell>
          <table:table-cell table:formula="of:=[.B1021]/1" office:value-type="float" office:value="3282">
            <text:p>3282</text:p>
          </table:table-cell>
          <table:table-cell table:formula="of:=[.C1021]/1" office:value-type="float" office:value="10139">
            <text:p>10139</text:p>
          </table:table-cell>
          <table:table-cell table:formula="of:=[.G$1]+[.E1021]*([.G$2]+[.E1021]*([.G$3]+[.G$4]*[.E1021]))" office:value-type="float" office:value="10155.2658281384">
            <text:p>10155.266</text:p>
          </table:table-cell>
          <table:table-cell table:formula="of:=[.F1021]-[.G1021]" office:value-type="float" office:value="-16.2658281384083">
            <text:p>-16.266</text:p>
          </table:table-cell>
          <table:table-cell table:formula="of:=INT([.I$4]*[.E1021]*([.J$3]/[.J$4])+[.I$3])" office:value-type="float" office:value="187068478">
            <text:p>187068478</text:p>
          </table:table-cell>
          <table:table-cell table:formula="of:=INT([.I1021]*[.E1021]*([.J$2]/[.J$3]))+[.I$2]" office:value-type="float" office:value="-877363">
            <text:p>-877363</text:p>
          </table:table-cell>
          <table:table-cell table:formula="of:=[.J1021]*[.E1021]*(1/[.J$2])+[.I$1]" office:value-type="float" office:value="10154.7793769836">
            <text:p>10155</text:p>
          </table:table-cell>
          <table:table-cell table:formula="of:=[.F1021]-[.K1021]" office:value-type="float" office:value="-15.7793769836426">
            <text:p>-16</text:p>
          </table:table-cell>
        </table:table-row>
        <table:table-row table:style-name="ro1">
          <table:table-cell office:value-type="string">
            <text:p><text:s text:c="2"/>1017</text:p>
          </table:table-cell>
          <table:table-cell office:value-type="string">
            <text:p><text:s text:c="3"/>3285</text:p>
          </table:table-cell>
          <table:table-cell office:value-type="string">
            <text:p><text:s text:c="2"/>10161</text:p>
          </table:table-cell>
          <table:table-cell office:value-type="string">
            <text:p><text:s text:c="5"/>13</text:p>
          </table:table-cell>
          <table:table-cell table:formula="of:=[.B1022]/1" office:value-type="float" office:value="3285">
            <text:p>3285</text:p>
          </table:table-cell>
          <table:table-cell table:formula="of:=[.C1022]/1" office:value-type="float" office:value="10161">
            <text:p>10161</text:p>
          </table:table-cell>
          <table:table-cell table:formula="of:=[.G$1]+[.E1022]*([.G$2]+[.E1022]*([.G$3]+[.G$4]*[.E1022]))" office:value-type="float" office:value="10179.2451361298">
            <text:p>10179.245</text:p>
          </table:table-cell>
          <table:table-cell table:formula="of:=[.F1022]-[.G1022]" office:value-type="float" office:value="-18.2451361298263">
            <text:p>-18.245</text:p>
          </table:table-cell>
          <table:table-cell table:formula="of:=INT([.I$4]*[.E1022]*([.J$3]/[.J$4])+[.I$3])" office:value-type="float" office:value="187082311">
            <text:p>187082311</text:p>
          </table:table-cell>
          <table:table-cell table:formula="of:=INT([.I1022]*[.E1022]*([.J$2]/[.J$3]))+[.I$2]" office:value-type="float" office:value="-872735">
            <text:p>-872735</text:p>
          </table:table-cell>
          <table:table-cell table:formula="of:=[.J1022]*[.E1022]*(1/[.J$2])+[.I$1]" office:value-type="float" office:value="10178.7564487457">
            <text:p>10179</text:p>
          </table:table-cell>
          <table:table-cell table:formula="of:=[.F1022]-[.K1022]" office:value-type="float" office:value="-17.7564487457275">
            <text:p>-18</text:p>
          </table:table-cell>
        </table:table-row>
        <table:table-row table:style-name="ro1">
          <table:table-cell office:value-type="string">
            <text:p><text:s text:c="2"/>1018</text:p>
          </table:table-cell>
          <table:table-cell office:value-type="string">
            <text:p><text:s text:c="3"/>3288</text:p>
          </table:table-cell>
          <table:table-cell office:value-type="string">
            <text:p><text:s text:c="2"/>10193</text:p>
          </table:table-cell>
          <table:table-cell office:value-type="string">
            <text:p><text:s text:c="5"/>14</text:p>
          </table:table-cell>
          <table:table-cell table:formula="of:=[.B1023]/1" office:value-type="float" office:value="3288">
            <text:p>3288</text:p>
          </table:table-cell>
          <table:table-cell table:formula="of:=[.C1023]/1" office:value-type="float" office:value="10193">
            <text:p>10193</text:p>
          </table:table-cell>
          <table:table-cell table:formula="of:=[.G$1]+[.E1023]*([.G$2]+[.E1023]*([.G$3]+[.G$4]*[.E1023]))" office:value-type="float" office:value="10203.2813826864">
            <text:p>10203.281</text:p>
          </table:table-cell>
          <table:table-cell table:formula="of:=[.F1023]-[.G1023]" office:value-type="float" office:value="-10.2813826864422">
            <text:p>-10.281</text:p>
          </table:table-cell>
          <table:table-cell table:formula="of:=INT([.I$4]*[.E1023]*([.J$3]/[.J$4])+[.I$3])" office:value-type="float" office:value="187096144">
            <text:p>187096144</text:p>
          </table:table-cell>
          <table:table-cell table:formula="of:=INT([.I1023]*[.E1023]*([.J$2]/[.J$3]))+[.I$2]" office:value-type="float" office:value="-868106">
            <text:p>-868106</text:p>
          </table:table-cell>
          <table:table-cell table:formula="of:=[.J1023]*[.E1023]*(1/[.J$2])+[.I$1]" office:value-type="float" office:value="10202.792755127">
            <text:p>10203</text:p>
          </table:table-cell>
          <table:table-cell table:formula="of:=[.F1023]-[.K1023]" office:value-type="float" office:value="-9.79275512695313">
            <text:p>-10</text:p>
          </table:table-cell>
        </table:table-row>
        <table:table-row table:style-name="ro1">
          <table:table-cell office:value-type="string">
            <text:p><text:s text:c="2"/>1019</text:p>
          </table:table-cell>
          <table:table-cell office:value-type="string">
            <text:p><text:s text:c="3"/>3290</text:p>
          </table:table-cell>
          <table:table-cell office:value-type="string">
            <text:p><text:s text:c="2"/>10217</text:p>
          </table:table-cell>
          <table:table-cell office:value-type="string">
            <text:p><text:s text:c="5"/>11</text:p>
          </table:table-cell>
          <table:table-cell table:formula="of:=[.B1024]/1" office:value-type="float" office:value="3290">
            <text:p>3290</text:p>
          </table:table-cell>
          <table:table-cell table:formula="of:=[.C1024]/1" office:value-type="float" office:value="10217">
            <text:p>10217</text:p>
          </table:table-cell>
          <table:table-cell table:formula="of:=[.G$1]+[.E1024]*([.G$2]+[.E1024]*([.G$3]+[.G$4]*[.E1024]))" office:value-type="float" office:value="10219.3371849617">
            <text:p>10219.337</text:p>
          </table:table-cell>
          <table:table-cell table:formula="of:=[.F1024]-[.G1024]" office:value-type="float" office:value="-2.33718496174697">
            <text:p>-2.337</text:p>
          </table:table-cell>
          <table:table-cell table:formula="of:=INT([.I$4]*[.E1024]*([.J$3]/[.J$4])+[.I$3])" office:value-type="float" office:value="187105366">
            <text:p>187105366</text:p>
          </table:table-cell>
          <table:table-cell table:formula="of:=INT([.I1024]*[.E1024]*([.J$2]/[.J$3]))+[.I$2]" office:value-type="float" office:value="-865019">
            <text:p>-865019</text:p>
          </table:table-cell>
          <table:table-cell table:formula="of:=[.J1024]*[.E1024]*(1/[.J$2])+[.I$1]" office:value-type="float" office:value="10218.8526649475">
            <text:p>10219</text:p>
          </table:table-cell>
          <table:table-cell table:formula="of:=[.F1024]-[.K1024]" office:value-type="float" office:value="-1.85266494750977">
            <text:p>-2</text:p>
          </table:table-cell>
        </table:table-row>
        <table:table-row table:style-name="ro1">
          <table:table-cell office:value-type="string">
            <text:p><text:s text:c="2"/>1020</text:p>
          </table:table-cell>
          <table:table-cell office:value-type="string">
            <text:p><text:s text:c="3"/>3293</text:p>
          </table:table-cell>
          <table:table-cell office:value-type="string">
            <text:p><text:s text:c="2"/>10229</text:p>
          </table:table-cell>
          <table:table-cell office:value-type="string">
            <text:p><text:s text:c="6"/>9</text:p>
          </table:table-cell>
          <table:table-cell table:formula="of:=[.B1025]/1" office:value-type="float" office:value="3293">
            <text:p>3293</text:p>
          </table:table-cell>
          <table:table-cell table:formula="of:=[.C1025]/1" office:value-type="float" office:value="10229">
            <text:p>10229</text:p>
          </table:table-cell>
          <table:table-cell table:formula="of:=[.G$1]+[.E1025]*([.G$2]+[.E1025]*([.G$3]+[.G$4]*[.E1025]))" office:value-type="float" office:value="10243.468353283">
            <text:p>10243.468</text:p>
          </table:table-cell>
          <table:table-cell table:formula="of:=[.F1025]-[.G1025]" office:value-type="float" office:value="-14.4683532830404">
            <text:p>-14.468</text:p>
          </table:table-cell>
          <table:table-cell table:formula="of:=INT([.I$4]*[.E1025]*([.J$3]/[.J$4])+[.I$3])" office:value-type="float" office:value="187119199">
            <text:p>187119199</text:p>
          </table:table-cell>
          <table:table-cell table:formula="of:=INT([.I1025]*[.E1025]*([.J$2]/[.J$3]))+[.I$2]" office:value-type="float" office:value="-860389">
            <text:p>-860389</text:p>
          </table:table-cell>
          <table:table-cell table:formula="of:=[.J1025]*[.E1025]*(1/[.J$2])+[.I$1]" office:value-type="float" office:value="10242.983549118">
            <text:p>10243</text:p>
          </table:table-cell>
          <table:table-cell table:formula="of:=[.F1025]-[.K1025]" office:value-type="float" office:value="-13.983549118042">
            <text:p>-14</text:p>
          </table:table-cell>
        </table:table-row>
        <table:table-row table:style-name="ro1">
          <table:table-cell office:value-type="string">
            <text:p><text:s text:c="2"/>1021</text:p>
          </table:table-cell>
          <table:table-cell office:value-type="string">
            <text:p><text:s text:c="3"/>3296</text:p>
          </table:table-cell>
          <table:table-cell office:value-type="string">
            <text:p><text:s text:c="2"/>10259</text:p>
          </table:table-cell>
          <table:table-cell office:value-type="string">
            <text:p><text:s text:c="5"/>11</text:p>
          </table:table-cell>
          <table:table-cell table:formula="of:=[.B1026]/1" office:value-type="float" office:value="3296">
            <text:p>3296</text:p>
          </table:table-cell>
          <table:table-cell table:formula="of:=[.C1026]/1" office:value-type="float" office:value="10259">
            <text:p>10259</text:p>
          </table:table-cell>
          <table:table-cell table:formula="of:=[.G$1]+[.E1026]*([.G$2]+[.E1026]*([.G$3]+[.G$4]*[.E1026]))" office:value-type="float" office:value="10267.6564891567">
            <text:p>10267.656</text:p>
          </table:table-cell>
          <table:table-cell table:formula="of:=[.F1026]-[.G1026]" office:value-type="float" office:value="-8.656489156725">
            <text:p>-8.656</text:p>
          </table:table-cell>
          <table:table-cell table:formula="of:=INT([.I$4]*[.E1026]*([.J$3]/[.J$4])+[.I$3])" office:value-type="float" office:value="187133033">
            <text:p>187133033</text:p>
          </table:table-cell>
          <table:table-cell table:formula="of:=INT([.I1026]*[.E1026]*([.J$2]/[.J$3]))+[.I$2]" office:value-type="float" office:value="-855759">
            <text:p>-855759</text:p>
          </table:table-cell>
          <table:table-cell table:formula="of:=[.J1026]*[.E1026]*(1/[.J$2])+[.I$1]" office:value-type="float" office:value="10267.1674194336">
            <text:p>10267</text:p>
          </table:table-cell>
          <table:table-cell table:formula="of:=[.F1026]-[.K1026]" office:value-type="float" office:value="-8.16741943359375">
            <text:p>-8</text:p>
          </table:table-cell>
        </table:table-row>
        <table:table-row table:style-name="ro1">
          <table:table-cell office:value-type="string">
            <text:p><text:s text:c="2"/>1022</text:p>
          </table:table-cell>
          <table:table-cell office:value-type="string">
            <text:p><text:s text:c="3"/>3299</text:p>
          </table:table-cell>
          <table:table-cell office:value-type="string">
            <text:p><text:s text:c="2"/>10277</text:p>
          </table:table-cell>
          <table:table-cell office:value-type="string">
            <text:p><text:s text:c="5"/>13</text:p>
          </table:table-cell>
          <table:table-cell table:formula="of:=[.B1027]/1" office:value-type="float" office:value="3299">
            <text:p>3299</text:p>
          </table:table-cell>
          <table:table-cell table:formula="of:=[.C1027]/1" office:value-type="float" office:value="10277">
            <text:p>10277</text:p>
          </table:table-cell>
          <table:table-cell table:formula="of:=[.G$1]+[.E1027]*([.G$2]+[.E1027]*([.G$3]+[.G$4]*[.E1027]))" office:value-type="float" office:value="10291.901603453">
            <text:p>10291.902</text:p>
          </table:table-cell>
          <table:table-cell table:formula="of:=[.F1027]-[.G1027]" office:value-type="float" office:value="-14.9016034530214">
            <text:p>-14.902</text:p>
          </table:table-cell>
          <table:table-cell table:formula="of:=INT([.I$4]*[.E1027]*([.J$3]/[.J$4])+[.I$3])" office:value-type="float" office:value="187146866">
            <text:p>187146866</text:p>
          </table:table-cell>
          <table:table-cell table:formula="of:=INT([.I1027]*[.E1027]*([.J$2]/[.J$3]))+[.I$2]" office:value-type="float" office:value="-851127">
            <text:p>-851127</text:p>
          </table:table-cell>
          <table:table-cell table:formula="of:=[.J1027]*[.E1027]*(1/[.J$2])+[.I$1]" office:value-type="float" office:value="10291.4168605804">
            <text:p>10291</text:p>
          </table:table-cell>
          <table:table-cell table:formula="of:=[.F1027]-[.K1027]" office:value-type="float" office:value="-14.4168605804443">
            <text:p>-14</text:p>
          </table:table-cell>
        </table:table-row>
        <table:table-row table:style-name="ro1">
          <table:table-cell office:value-type="string">
            <text:p><text:s text:c="2"/>1023</text:p>
          </table:table-cell>
          <table:table-cell office:value-type="string">
            <text:p><text:s text:c="3"/>3302</text:p>
          </table:table-cell>
          <table:table-cell office:value-type="string">
            <text:p><text:s text:c="2"/>10300</text:p>
          </table:table-cell>
          <table:table-cell office:value-type="string">
            <text:p><text:s text:c="5"/>12</text:p>
          </table:table-cell>
          <table:table-cell table:formula="of:=[.B1028]/1" office:value-type="float" office:value="3302">
            <text:p>3302</text:p>
          </table:table-cell>
          <table:table-cell table:formula="of:=[.C1028]/1" office:value-type="float" office:value="10300">
            <text:p>10300</text:p>
          </table:table-cell>
          <table:table-cell table:formula="of:=[.G$1]+[.E1028]*([.G$2]+[.E1028]*([.G$3]+[.G$4]*[.E1028]))" office:value-type="float" office:value="10316.2037070421">
            <text:p>10316.204</text:p>
          </table:table-cell>
          <table:table-cell table:formula="of:=[.F1028]-[.G1028]" office:value-type="float" office:value="-16.2037070421229">
            <text:p>-16.204</text:p>
          </table:table-cell>
          <table:table-cell table:formula="of:=INT([.I$4]*[.E1028]*([.J$3]/[.J$4])+[.I$3])" office:value-type="float" office:value="187160699">
            <text:p>187160699</text:p>
          </table:table-cell>
          <table:table-cell table:formula="of:=INT([.I1028]*[.E1028]*([.J$2]/[.J$3]))+[.I$2]" office:value-type="float" office:value="-846495">
            <text:p>-846495</text:p>
          </table:table-cell>
          <table:table-cell table:formula="of:=[.J1028]*[.E1028]*(1/[.J$2])+[.I$1]" office:value-type="float" office:value="10315.7193107605">
            <text:p>10316</text:p>
          </table:table-cell>
          <table:table-cell table:formula="of:=[.F1028]-[.K1028]" office:value-type="float" office:value="-15.719310760498">
            <text:p>-16</text:p>
          </table:table-cell>
        </table:table-row>
        <table:table-row table:style-name="ro1">
          <table:table-cell office:value-type="string">
            <text:p><text:s text:c="2"/>1024</text:p>
          </table:table-cell>
          <table:table-cell office:value-type="string">
            <text:p><text:s text:c="3"/>3304</text:p>
          </table:table-cell>
          <table:table-cell office:value-type="string">
            <text:p><text:s text:c="2"/>10320</text:p>
          </table:table-cell>
          <table:table-cell office:value-type="string">
            <text:p><text:s text:c="5"/>12</text:p>
          </table:table-cell>
          <table:table-cell table:formula="of:=[.B1029]/1" office:value-type="float" office:value="3304">
            <text:p>3304</text:p>
          </table:table-cell>
          <table:table-cell table:formula="of:=[.C1029]/1" office:value-type="float" office:value="10320">
            <text:p>10320</text:p>
          </table:table-cell>
          <table:table-cell table:formula="of:=[.G$1]+[.E1029]*([.G$2]+[.E1029]*([.G$3]+[.G$4]*[.E1029]))" office:value-type="float" office:value="10332.4367755211">
            <text:p>10332.437</text:p>
          </table:table-cell>
          <table:table-cell table:formula="of:=[.F1029]-[.G1029]" office:value-type="float" office:value="-12.4367755210769">
            <text:p>-12.437</text:p>
          </table:table-cell>
          <table:table-cell table:formula="of:=INT([.I$4]*[.E1029]*([.J$3]/[.J$4])+[.I$3])" office:value-type="float" office:value="187169921">
            <text:p>187169921</text:p>
          </table:table-cell>
          <table:table-cell table:formula="of:=INT([.I1029]*[.E1029]*([.J$2]/[.J$3]))+[.I$2]" office:value-type="float" office:value="-843407">
            <text:p>-843407</text:p>
          </table:table-cell>
          <table:table-cell table:formula="of:=[.J1029]*[.E1029]*(1/[.J$2])+[.I$1]" office:value-type="float" office:value="10331.9503936768">
            <text:p>10332</text:p>
          </table:table-cell>
          <table:table-cell table:formula="of:=[.F1029]-[.K1029]" office:value-type="float" office:value="-11.9503936767578">
            <text:p>-12</text:p>
          </table:table-cell>
        </table:table-row>
        <table:table-row table:style-name="ro1">
          <table:table-cell office:value-type="string">
            <text:p><text:s text:c="2"/>1025</text:p>
          </table:table-cell>
          <table:table-cell office:value-type="string">
            <text:p><text:s text:c="3"/>3307</text:p>
          </table:table-cell>
          <table:table-cell office:value-type="string">
            <text:p><text:s text:c="2"/>10346</text:p>
          </table:table-cell>
          <table:table-cell office:value-type="string">
            <text:p><text:s text:c="5"/>12</text:p>
          </table:table-cell>
          <table:table-cell table:formula="of:=[.B1030]/1" office:value-type="float" office:value="3307">
            <text:p>3307</text:p>
          </table:table-cell>
          <table:table-cell table:formula="of:=[.C1030]/1" office:value-type="float" office:value="10346">
            <text:p>10346</text:p>
          </table:table-cell>
          <table:table-cell table:formula="of:=[.G$1]+[.E1030]*([.G$2]+[.E1030]*([.G$3]+[.G$4]*[.E1030]))" office:value-type="float" office:value="10356.8338854209">
            <text:p>10356.834</text:p>
          </table:table-cell>
          <table:table-cell table:formula="of:=[.F1030]-[.G1030]" office:value-type="float" office:value="-10.8338854208541">
            <text:p>-10.834</text:p>
          </table:table-cell>
          <table:table-cell table:formula="of:=INT([.I$4]*[.E1030]*([.J$3]/[.J$4])+[.I$3])" office:value-type="float" office:value="187183754">
            <text:p>187183754</text:p>
          </table:table-cell>
          <table:table-cell table:formula="of:=INT([.I1030]*[.E1030]*([.J$2]/[.J$3]))+[.I$2]" office:value-type="float" office:value="-838774">
            <text:p>-838774</text:p>
          </table:table-cell>
          <table:table-cell table:formula="of:=[.J1030]*[.E1030]*(1/[.J$2])+[.I$1]" office:value-type="float" office:value="10356.3474998474">
            <text:p>10356</text:p>
          </table:table-cell>
          <table:table-cell table:formula="of:=[.F1030]-[.K1030]" office:value-type="float" office:value="-10.3474998474121">
            <text:p>-10</text:p>
          </table:table-cell>
        </table:table-row>
        <table:table-row table:style-name="ro1">
          <table:table-cell office:value-type="string">
            <text:p><text:s text:c="2"/>1026</text:p>
          </table:table-cell>
          <table:table-cell office:value-type="string">
            <text:p><text:s text:c="3"/>3310</text:p>
          </table:table-cell>
          <table:table-cell office:value-type="string">
            <text:p><text:s text:c="2"/>10371</text:p>
          </table:table-cell>
          <table:table-cell office:value-type="string">
            <text:p><text:s text:c="5"/>12</text:p>
          </table:table-cell>
          <table:table-cell table:formula="of:=[.B1031]/1" office:value-type="float" office:value="3310">
            <text:p>3310</text:p>
          </table:table-cell>
          <table:table-cell table:formula="of:=[.C1031]/1" office:value-type="float" office:value="10371">
            <text:p>10371</text:p>
          </table:table-cell>
          <table:table-cell table:formula="of:=[.G$1]+[.E1031]*([.G$2]+[.E1031]*([.G$3]+[.G$4]*[.E1031]))" office:value-type="float" office:value="10381.2880136006">
            <text:p>10381.288</text:p>
          </table:table-cell>
          <table:table-cell table:formula="of:=[.F1031]-[.G1031]" office:value-type="float" office:value="-10.2880136006297">
            <text:p>-10.288</text:p>
          </table:table-cell>
          <table:table-cell table:formula="of:=INT([.I$4]*[.E1031]*([.J$3]/[.J$4])+[.I$3])" office:value-type="float" office:value="187197587">
            <text:p>187197587</text:p>
          </table:table-cell>
          <table:table-cell table:formula="of:=INT([.I1031]*[.E1031]*([.J$2]/[.J$3]))+[.I$2]" office:value-type="float" office:value="-834140">
            <text:p>-834140</text:p>
          </table:table-cell>
          <table:table-cell table:formula="of:=[.J1031]*[.E1031]*(1/[.J$2])+[.I$1]" office:value-type="float" office:value="10380.8039398193">
            <text:p>10381</text:p>
          </table:table-cell>
          <table:table-cell table:formula="of:=[.F1031]-[.K1031]" office:value-type="float" office:value="-9.80393981933594">
            <text:p>-10</text:p>
          </table:table-cell>
        </table:table-row>
        <table:table-row table:style-name="ro1">
          <table:table-cell office:value-type="string">
            <text:p><text:s text:c="2"/>1027</text:p>
          </table:table-cell>
          <table:table-cell office:value-type="string">
            <text:p><text:s text:c="3"/>3313</text:p>
          </table:table-cell>
          <table:table-cell office:value-type="string">
            <text:p><text:s text:c="2"/>10393</text:p>
          </table:table-cell>
          <table:table-cell office:value-type="string">
            <text:p><text:s text:c="5"/>12</text:p>
          </table:table-cell>
          <table:table-cell table:formula="of:=[.B1032]/1" office:value-type="float" office:value="3313">
            <text:p>3313</text:p>
          </table:table-cell>
          <table:table-cell table:formula="of:=[.C1032]/1" office:value-type="float" office:value="10393">
            <text:p>10393</text:p>
          </table:table-cell>
          <table:table-cell table:formula="of:=[.G$1]+[.E1032]*([.G$2]+[.E1032]*([.G$3]+[.G$4]*[.E1032]))" office:value-type="float" office:value="10405.7991709306">
            <text:p>10405.799</text:p>
          </table:table-cell>
          <table:table-cell table:formula="of:=[.F1032]-[.G1032]" office:value-type="float" office:value="-12.7991709305988">
            <text:p>-12.799</text:p>
          </table:table-cell>
          <table:table-cell table:formula="of:=INT([.I$4]*[.E1032]*([.J$3]/[.J$4])+[.I$3])" office:value-type="float" office:value="187211421">
            <text:p>187211421</text:p>
          </table:table-cell>
          <table:table-cell table:formula="of:=INT([.I1032]*[.E1032]*([.J$2]/[.J$3]))+[.I$2]" office:value-type="float" office:value="-829506">
            <text:p>-829506</text:p>
          </table:table-cell>
          <table:table-cell table:formula="of:=[.J1032]*[.E1032]*(1/[.J$2])+[.I$1]" office:value-type="float" office:value="10405.3134117126">
            <text:p>10405</text:p>
          </table:table-cell>
          <table:table-cell table:formula="of:=[.F1032]-[.K1032]" office:value-type="float" office:value="-12.3134117126465">
            <text:p>-12</text:p>
          </table:table-cell>
        </table:table-row>
        <table:table-row table:style-name="ro1">
          <table:table-cell office:value-type="string">
            <text:p><text:s text:c="2"/>1028</text:p>
          </table:table-cell>
          <table:table-cell office:value-type="string">
            <text:p><text:s text:c="3"/>3315</text:p>
          </table:table-cell>
          <table:table-cell office:value-type="string">
            <text:p><text:s text:c="2"/>10409</text:p>
          </table:table-cell>
          <table:table-cell office:value-type="string">
            <text:p><text:s text:c="5"/>12</text:p>
          </table:table-cell>
          <table:table-cell table:formula="of:=[.B1033]/1" office:value-type="float" office:value="3315">
            <text:p>3315</text:p>
          </table:table-cell>
          <table:table-cell table:formula="of:=[.C1033]/1" office:value-type="float" office:value="10409">
            <text:p>10409</text:p>
          </table:table-cell>
          <table:table-cell table:formula="of:=[.G$1]+[.E1033]*([.G$2]+[.E1033]*([.G$3]+[.G$4]*[.E1033]))" office:value-type="float" office:value="10422.1716307131">
            <text:p>10422.172</text:p>
          </table:table-cell>
          <table:table-cell table:formula="of:=[.F1033]-[.G1033]" office:value-type="float" office:value="-13.1716307131464">
            <text:p>-13.172</text:p>
          </table:table-cell>
          <table:table-cell table:formula="of:=INT([.I$4]*[.E1033]*([.J$3]/[.J$4])+[.I$3])" office:value-type="float" office:value="187220643">
            <text:p>187220643</text:p>
          </table:table-cell>
          <table:table-cell table:formula="of:=INT([.I1033]*[.E1033]*([.J$2]/[.J$3]))+[.I$2]" office:value-type="float" office:value="-826416">
            <text:p>-826416</text:p>
          </table:table-cell>
          <table:table-cell table:formula="of:=[.J1033]*[.E1033]*(1/[.J$2])+[.I$1]" office:value-type="float" office:value="10421.6867370605">
            <text:p>10422</text:p>
          </table:table-cell>
          <table:table-cell table:formula="of:=[.F1033]-[.K1033]" office:value-type="float" office:value="-12.6867370605469">
            <text:p>-13</text:p>
          </table:table-cell>
        </table:table-row>
        <table:table-row table:style-name="ro1">
          <table:table-cell office:value-type="string">
            <text:p><text:s text:c="2"/>1029</text:p>
          </table:table-cell>
          <table:table-cell office:value-type="string">
            <text:p><text:s text:c="3"/>3318</text:p>
          </table:table-cell>
          <table:table-cell office:value-type="string">
            <text:p><text:s text:c="2"/>10430</text:p>
          </table:table-cell>
          <table:table-cell office:value-type="string">
            <text:p><text:s text:c="5"/>15</text:p>
          </table:table-cell>
          <table:table-cell table:formula="of:=[.B1034]/1" office:value-type="float" office:value="3318">
            <text:p>3318</text:p>
          </table:table-cell>
          <table:table-cell table:formula="of:=[.C1034]/1" office:value-type="float" office:value="10430">
            <text:p>10430</text:p>
          </table:table-cell>
          <table:table-cell table:formula="of:=[.G$1]+[.E1034]*([.G$2]+[.E1034]*([.G$3]+[.G$4]*[.E1034]))" office:value-type="float" office:value="10446.7778607828">
            <text:p>10446.778</text:p>
          </table:table-cell>
          <table:table-cell table:formula="of:=[.F1034]-[.G1034]" office:value-type="float" office:value="-16.7778607827968">
            <text:p>-16.778</text:p>
          </table:table-cell>
          <table:table-cell table:formula="of:=INT([.I$4]*[.E1034]*([.J$3]/[.J$4])+[.I$3])" office:value-type="float" office:value="187234476">
            <text:p>187234476</text:p>
          </table:table-cell>
          <table:table-cell table:formula="of:=INT([.I1034]*[.E1034]*([.J$2]/[.J$3]))+[.I$2]" office:value-type="float" office:value="-821781">
            <text:p>-821781</text:p>
          </table:table-cell>
          <table:table-cell table:formula="of:=[.J1034]*[.E1034]*(1/[.J$2])+[.I$1]" office:value-type="float" office:value="10446.290927887">
            <text:p>10446</text:p>
          </table:table-cell>
          <table:table-cell table:formula="of:=[.F1034]-[.K1034]" office:value-type="float" office:value="-16.2909278869629">
            <text:p>-16</text:p>
          </table:table-cell>
        </table:table-row>
        <table:table-row table:style-name="ro1">
          <table:table-cell office:value-type="string">
            <text:p><text:s text:c="2"/>1030</text:p>
          </table:table-cell>
          <table:table-cell office:value-type="string">
            <text:p><text:s text:c="3"/>3321</text:p>
          </table:table-cell>
          <table:table-cell office:value-type="string">
            <text:p><text:s text:c="2"/>10459</text:p>
          </table:table-cell>
          <table:table-cell office:value-type="string">
            <text:p><text:s text:c="5"/>15</text:p>
          </table:table-cell>
          <table:table-cell table:formula="of:=[.B1035]/1" office:value-type="float" office:value="3321">
            <text:p>3321</text:p>
          </table:table-cell>
          <table:table-cell table:formula="of:=[.C1035]/1" office:value-type="float" office:value="10459">
            <text:p>10459</text:p>
          </table:table-cell>
          <table:table-cell table:formula="of:=[.G$1]+[.E1035]*([.G$2]+[.E1035]*([.G$3]+[.G$4]*[.E1035]))" office:value-type="float" office:value="10471.4411489898">
            <text:p>10471.441</text:p>
          </table:table-cell>
          <table:table-cell table:formula="of:=[.F1035]-[.G1035]" office:value-type="float" office:value="-12.4411489898466">
            <text:p>-12.441</text:p>
          </table:table-cell>
          <table:table-cell table:formula="of:=INT([.I$4]*[.E1035]*([.J$3]/[.J$4])+[.I$3])" office:value-type="float" office:value="187248309">
            <text:p>187248309</text:p>
          </table:table-cell>
          <table:table-cell table:formula="of:=INT([.I1035]*[.E1035]*([.J$2]/[.J$3]))+[.I$2]" office:value-type="float" office:value="-817145">
            <text:p>-817145</text:p>
          </table:table-cell>
          <table:table-cell table:formula="of:=[.J1035]*[.E1035]*(1/[.J$2])+[.I$1]" office:value-type="float" office:value="10470.9544963837">
            <text:p>10471</text:p>
          </table:table-cell>
          <table:table-cell table:formula="of:=[.F1035]-[.K1035]" office:value-type="float" office:value="-11.954496383667">
            <text:p>-12</text:p>
          </table:table-cell>
        </table:table-row>
        <table:table-row table:style-name="ro1">
          <table:table-cell office:value-type="string">
            <text:p><text:s text:c="2"/>1031</text:p>
          </table:table-cell>
          <table:table-cell office:value-type="string">
            <text:p><text:s text:c="3"/>3324</text:p>
          </table:table-cell>
          <table:table-cell office:value-type="string">
            <text:p><text:s text:c="2"/>10487</text:p>
          </table:table-cell>
          <table:table-cell office:value-type="string">
            <text:p><text:s text:c="5"/>12</text:p>
          </table:table-cell>
          <table:table-cell table:formula="of:=[.B1036]/1" office:value-type="float" office:value="3324">
            <text:p>3324</text:p>
          </table:table-cell>
          <table:table-cell table:formula="of:=[.C1036]/1" office:value-type="float" office:value="10487">
            <text:p>10487</text:p>
          </table:table-cell>
          <table:table-cell table:formula="of:=[.G$1]+[.E1036]*([.G$2]+[.E1036]*([.G$3]+[.G$4]*[.E1036]))" office:value-type="float" office:value="10496.1615062045">
            <text:p>10496.162</text:p>
          </table:table-cell>
          <table:table-cell table:formula="of:=[.F1036]-[.G1036]" office:value-type="float" office:value="-9.16150620450208">
            <text:p>-9.162</text:p>
          </table:table-cell>
          <table:table-cell table:formula="of:=INT([.I$4]*[.E1036]*([.J$3]/[.J$4])+[.I$3])" office:value-type="float" office:value="187262142">
            <text:p>187262142</text:p>
          </table:table-cell>
          <table:table-cell table:formula="of:=INT([.I1036]*[.E1036]*([.J$2]/[.J$3]))+[.I$2]" office:value-type="float" office:value="-812508">
            <text:p>-812508</text:p>
          </table:table-cell>
          <table:table-cell table:formula="of:=[.J1036]*[.E1036]*(1/[.J$2])+[.I$1]" office:value-type="float" office:value="10495.6774597168">
            <text:p>10496</text:p>
          </table:table-cell>
          <table:table-cell table:formula="of:=[.F1036]-[.K1036]" office:value-type="float" office:value="-8.67745971679688">
            <text:p>-9</text:p>
          </table:table-cell>
        </table:table-row>
        <table:table-row table:style-name="ro1">
          <table:table-cell office:value-type="string">
            <text:p><text:s text:c="2"/>1032</text:p>
          </table:table-cell>
          <table:table-cell office:value-type="string">
            <text:p><text:s text:c="3"/>3327</text:p>
          </table:table-cell>
          <table:table-cell office:value-type="string">
            <text:p><text:s text:c="2"/>10503</text:p>
          </table:table-cell>
          <table:table-cell office:value-type="string">
            <text:p><text:s text:c="5"/>13</text:p>
          </table:table-cell>
          <table:table-cell table:formula="of:=[.B1037]/1" office:value-type="float" office:value="3327">
            <text:p>3327</text:p>
          </table:table-cell>
          <table:table-cell table:formula="of:=[.C1037]/1" office:value-type="float" office:value="10503">
            <text:p>10503</text:p>
          </table:table-cell>
          <table:table-cell table:formula="of:=[.G$1]+[.E1037]*([.G$2]+[.E1037]*([.G$3]+[.G$4]*[.E1037]))" office:value-type="float" office:value="10520.938943297">
            <text:p>10520.939</text:p>
          </table:table-cell>
          <table:table-cell table:formula="of:=[.F1037]-[.G1037]" office:value-type="float" office:value="-17.9389432969601">
            <text:p>-17.939</text:p>
          </table:table-cell>
          <table:table-cell table:formula="of:=INT([.I$4]*[.E1037]*([.J$3]/[.J$4])+[.I$3])" office:value-type="float" office:value="187275975">
            <text:p>187275975</text:p>
          </table:table-cell>
          <table:table-cell table:formula="of:=INT([.I1037]*[.E1037]*([.J$2]/[.J$3]))+[.I$2]" office:value-type="float" office:value="-807871">
            <text:p>-807871</text:p>
          </table:table-cell>
          <table:table-cell table:formula="of:=[.J1037]*[.E1037]*(1/[.J$2])+[.I$1]" office:value-type="float" office:value="10520.4534893036">
            <text:p>10520</text:p>
          </table:table-cell>
          <table:table-cell table:formula="of:=[.F1037]-[.K1037]" office:value-type="float" office:value="-17.4534893035889">
            <text:p>-17</text:p>
          </table:table-cell>
        </table:table-row>
        <table:table-row table:style-name="ro1">
          <table:table-cell office:value-type="string">
            <text:p><text:s text:c="2"/>1033</text:p>
          </table:table-cell>
          <table:table-cell office:value-type="string">
            <text:p><text:s text:c="3"/>3329</text:p>
          </table:table-cell>
          <table:table-cell office:value-type="string">
            <text:p><text:s text:c="2"/>10530</text:p>
          </table:table-cell>
          <table:table-cell office:value-type="string">
            <text:p><text:s text:c="5"/>11</text:p>
          </table:table-cell>
          <table:table-cell table:formula="of:=[.B1038]/1" office:value-type="float" office:value="3329">
            <text:p>3329</text:p>
          </table:table-cell>
          <table:table-cell table:formula="of:=[.C1038]/1" office:value-type="float" office:value="10530">
            <text:p>10530</text:p>
          </table:table-cell>
          <table:table-cell table:formula="of:=[.G$1]+[.E1038]*([.G$2]+[.E1038]*([.G$3]+[.G$4]*[.E1038]))" office:value-type="float" office:value="10537.4889511032">
            <text:p>10537.489</text:p>
          </table:table-cell>
          <table:table-cell table:formula="of:=[.F1038]-[.G1038]" office:value-type="float" office:value="-7.48895110315607">
            <text:p>-7.489</text:p>
          </table:table-cell>
          <table:table-cell table:formula="of:=INT([.I$4]*[.E1038]*([.J$3]/[.J$4])+[.I$3])" office:value-type="float" office:value="187285198">
            <text:p>187285198</text:p>
          </table:table-cell>
          <table:table-cell table:formula="of:=INT([.I1038]*[.E1038]*([.J$2]/[.J$3]))+[.I$2]" office:value-type="float" office:value="-804779">
            <text:p>-804779</text:p>
          </table:table-cell>
          <table:table-cell table:formula="of:=[.J1038]*[.E1038]*(1/[.J$2])+[.I$1]" office:value-type="float" office:value="10537.0045566559">
            <text:p>10537</text:p>
          </table:table-cell>
          <table:table-cell table:formula="of:=[.F1038]-[.K1038]" office:value-type="float" office:value="-7.00455665588379">
            <text:p>-7</text:p>
          </table:table-cell>
        </table:table-row>
        <table:table-row table:style-name="ro1">
          <table:table-cell office:value-type="string">
            <text:p><text:s text:c="2"/>1034</text:p>
          </table:table-cell>
          <table:table-cell office:value-type="string">
            <text:p><text:s text:c="3"/>3332</text:p>
          </table:table-cell>
          <table:table-cell office:value-type="string">
            <text:p><text:s text:c="2"/>10550</text:p>
          </table:table-cell>
          <table:table-cell office:value-type="string">
            <text:p><text:s text:c="5"/>14</text:p>
          </table:table-cell>
          <table:table-cell table:formula="of:=[.B1039]/1" office:value-type="float" office:value="3332">
            <text:p>3332</text:p>
          </table:table-cell>
          <table:table-cell table:formula="of:=[.C1039]/1" office:value-type="float" office:value="10550">
            <text:p>10550</text:p>
          </table:table-cell>
          <table:table-cell table:formula="of:=[.G$1]+[.E1039]*([.G$2]+[.E1039]*([.G$3]+[.G$4]*[.E1039]))" office:value-type="float" office:value="10562.3615454813">
            <text:p>10562.362</text:p>
          </table:table-cell>
          <table:table-cell table:formula="of:=[.F1039]-[.G1039]" office:value-type="float" office:value="-12.3615454812862">
            <text:p>-12.362</text:p>
          </table:table-cell>
          <table:table-cell table:formula="of:=INT([.I$4]*[.E1039]*([.J$3]/[.J$4])+[.I$3])" office:value-type="float" office:value="187299031">
            <text:p>187299031</text:p>
          </table:table-cell>
          <table:table-cell table:formula="of:=INT([.I1039]*[.E1039]*([.J$2]/[.J$3]))+[.I$2]" office:value-type="float" office:value="-800141">
            <text:p>-800141</text:p>
          </table:table-cell>
          <table:table-cell table:formula="of:=[.J1039]*[.E1039]*(1/[.J$2])+[.I$1]" office:value-type="float" office:value="10561.8753890991">
            <text:p>10562</text:p>
          </table:table-cell>
          <table:table-cell table:formula="of:=[.F1039]-[.K1039]" office:value-type="float" office:value="-11.8753890991211">
            <text:p>-12</text:p>
          </table:table-cell>
        </table:table-row>
        <table:table-row table:style-name="ro1">
          <table:table-cell office:value-type="string">
            <text:p><text:s text:c="2"/>1035</text:p>
          </table:table-cell>
          <table:table-cell office:value-type="string">
            <text:p><text:s text:c="3"/>3335</text:p>
          </table:table-cell>
          <table:table-cell office:value-type="string">
            <text:p><text:s text:c="2"/>10578</text:p>
          </table:table-cell>
          <table:table-cell office:value-type="string">
            <text:p><text:s text:c="5"/>14</text:p>
          </table:table-cell>
          <table:table-cell table:formula="of:=[.B1040]/1" office:value-type="float" office:value="3335">
            <text:p>3335</text:p>
          </table:table-cell>
          <table:table-cell table:formula="of:=[.C1040]/1" office:value-type="float" office:value="10578">
            <text:p>10578</text:p>
          </table:table-cell>
          <table:table-cell table:formula="of:=[.G$1]+[.E1040]*([.G$2]+[.E1040]*([.G$3]+[.G$4]*[.E1040]))" office:value-type="float" office:value="10587.2912487244">
            <text:p>10587.291</text:p>
          </table:table-cell>
          <table:table-cell table:formula="of:=[.F1040]-[.G1040]" office:value-type="float" office:value="-9.29124872441935">
            <text:p>-9.291</text:p>
          </table:table-cell>
          <table:table-cell table:formula="of:=INT([.I$4]*[.E1040]*([.J$3]/[.J$4])+[.I$3])" office:value-type="float" office:value="187312864">
            <text:p>187312864</text:p>
          </table:table-cell>
          <table:table-cell table:formula="of:=INT([.I1040]*[.E1040]*([.J$2]/[.J$3]))+[.I$2]" office:value-type="float" office:value="-795502">
            <text:p>-795502</text:p>
          </table:table-cell>
          <table:table-cell table:formula="of:=[.J1040]*[.E1040]*(1/[.J$2])+[.I$1]" office:value-type="float" office:value="10586.8056602478">
            <text:p>10587</text:p>
          </table:table-cell>
          <table:table-cell table:formula="of:=[.F1040]-[.K1040]" office:value-type="float" office:value="-8.80566024780273">
            <text:p>-9</text:p>
          </table:table-cell>
        </table:table-row>
        <table:table-row table:style-name="ro1">
          <table:table-cell office:value-type="string">
            <text:p><text:s text:c="2"/>1036</text:p>
          </table:table-cell>
          <table:table-cell office:value-type="string">
            <text:p><text:s text:c="3"/>3338</text:p>
          </table:table-cell>
          <table:table-cell office:value-type="string">
            <text:p><text:s text:c="2"/>10602</text:p>
          </table:table-cell>
          <table:table-cell office:value-type="string">
            <text:p><text:s text:c="5"/>13</text:p>
          </table:table-cell>
          <table:table-cell table:formula="of:=[.B1041]/1" office:value-type="float" office:value="3338">
            <text:p>3338</text:p>
          </table:table-cell>
          <table:table-cell table:formula="of:=[.C1041]/1" office:value-type="float" office:value="10602">
            <text:p>10602</text:p>
          </table:table-cell>
          <table:table-cell table:formula="of:=[.G$1]+[.E1041]*([.G$2]+[.E1041]*([.G$3]+[.G$4]*[.E1041]))" office:value-type="float" office:value="10612.2780717028">
            <text:p>10612.278</text:p>
          </table:table-cell>
          <table:table-cell table:formula="of:=[.F1041]-[.G1041]" office:value-type="float" office:value="-10.2780717027526">
            <text:p>-10.278</text:p>
          </table:table-cell>
          <table:table-cell table:formula="of:=INT([.I$4]*[.E1041]*([.J$3]/[.J$4])+[.I$3])" office:value-type="float" office:value="187326697">
            <text:p>187326697</text:p>
          </table:table-cell>
          <table:table-cell table:formula="of:=INT([.I1041]*[.E1041]*([.J$2]/[.J$3]))+[.I$2]" office:value-type="float" office:value="-790863">
            <text:p>-790863</text:p>
          </table:table-cell>
          <table:table-cell table:formula="of:=[.J1041]*[.E1041]*(1/[.J$2])+[.I$1]" office:value-type="float" office:value="10611.7890205383">
            <text:p>10612</text:p>
          </table:table-cell>
          <table:table-cell table:formula="of:=[.F1041]-[.K1041]" office:value-type="float" office:value="-9.78902053833008">
            <text:p>-10</text:p>
          </table:table-cell>
        </table:table-row>
        <table:table-row table:style-name="ro1">
          <table:table-cell office:value-type="string">
            <text:p><text:s text:c="2"/>1037</text:p>
          </table:table-cell>
          <table:table-cell office:value-type="string">
            <text:p><text:s text:c="3"/>3340</text:p>
          </table:table-cell>
          <table:table-cell office:value-type="string">
            <text:p><text:s text:c="2"/>10630</text:p>
          </table:table-cell>
          <table:table-cell office:value-type="string">
            <text:p><text:s text:c="5"/>11</text:p>
          </table:table-cell>
          <table:table-cell table:formula="of:=[.B1042]/1" office:value-type="float" office:value="3340">
            <text:p>3340</text:p>
          </table:table-cell>
          <table:table-cell table:formula="of:=[.C1042]/1" office:value-type="float" office:value="10630">
            <text:p>10630</text:p>
          </table:table-cell>
          <table:table-cell table:formula="of:=[.G$1]+[.E1042]*([.G$2]+[.E1042]*([.G$3]+[.G$4]*[.E1042]))" office:value-type="float" office:value="10628.9676922425">
            <text:p>10628.968</text:p>
          </table:table-cell>
          <table:table-cell table:formula="of:=[.F1042]-[.G1042]" office:value-type="float" office:value="1.03230775746306">
            <text:p>1.032</text:p>
          </table:table-cell>
          <table:table-cell table:formula="of:=INT([.I$4]*[.E1042]*([.J$3]/[.J$4])+[.I$3])" office:value-type="float" office:value="187335919">
            <text:p>187335919</text:p>
          </table:table-cell>
          <table:table-cell table:formula="of:=INT([.I1042]*[.E1042]*([.J$2]/[.J$3]))+[.I$2]" office:value-type="float" office:value="-787769">
            <text:p>-787769</text:p>
          </table:table-cell>
          <table:table-cell table:formula="of:=[.J1042]*[.E1042]*(1/[.J$2])+[.I$1]" office:value-type="float" office:value="10628.4825820923">
            <text:p>10628</text:p>
          </table:table-cell>
          <table:table-cell table:formula="of:=[.F1042]-[.K1042]" office:value-type="float" office:value="1.51741790771484">
            <text:p>2</text:p>
          </table:table-cell>
        </table:table-row>
        <table:table-row table:style-name="ro1">
          <table:table-cell office:value-type="string">
            <text:p><text:s text:c="2"/>1038</text:p>
          </table:table-cell>
          <table:table-cell office:value-type="string">
            <text:p><text:s text:c="3"/>3343</text:p>
          </table:table-cell>
          <table:table-cell office:value-type="string">
            <text:p><text:s text:c="2"/>10649</text:p>
          </table:table-cell>
          <table:table-cell office:value-type="string">
            <text:p><text:s text:c="5"/>10</text:p>
          </table:table-cell>
          <table:table-cell table:formula="of:=[.B1043]/1" office:value-type="float" office:value="3343">
            <text:p>3343</text:p>
          </table:table-cell>
          <table:table-cell table:formula="of:=[.C1043]/1" office:value-type="float" office:value="10649">
            <text:p>10649</text:p>
          </table:table-cell>
          <table:table-cell table:formula="of:=[.G$1]+[.E1043]*([.G$2]+[.E1043]*([.G$3]+[.G$4]*[.E1043]))" office:value-type="float" office:value="10654.0497389355">
            <text:p>10654.050</text:p>
          </table:table-cell>
          <table:table-cell table:formula="of:=[.F1043]-[.G1043]" office:value-type="float" office:value="-5.04973893554597">
            <text:p>-5.050</text:p>
          </table:table-cell>
          <table:table-cell table:formula="of:=INT([.I$4]*[.E1043]*([.J$3]/[.J$4])+[.I$3])" office:value-type="float" office:value="187349752">
            <text:p>187349752</text:p>
          </table:table-cell>
          <table:table-cell table:formula="of:=INT([.I1043]*[.E1043]*([.J$2]/[.J$3]))+[.I$2]" office:value-type="float" office:value="-783129">
            <text:p>-783129</text:p>
          </table:table-cell>
          <table:table-cell table:formula="of:=[.J1043]*[.E1043]*(1/[.J$2])+[.I$1]" office:value-type="float" office:value="10653.5608081818">
            <text:p>10654</text:p>
          </table:table-cell>
          <table:table-cell table:formula="of:=[.F1043]-[.K1043]" office:value-type="float" office:value="-4.5608081817627">
            <text:p>-5</text:p>
          </table:table-cell>
        </table:table-row>
        <table:table-row table:style-name="ro1">
          <table:table-cell office:value-type="string">
            <text:p><text:s text:c="2"/>1039</text:p>
          </table:table-cell>
          <table:table-cell office:value-type="string">
            <text:p><text:s text:c="3"/>3346</text:p>
          </table:table-cell>
          <table:table-cell office:value-type="string">
            <text:p><text:s text:c="2"/>10666</text:p>
          </table:table-cell>
          <table:table-cell office:value-type="string">
            <text:p><text:s text:c="5"/>13</text:p>
          </table:table-cell>
          <table:table-cell table:formula="of:=[.B1044]/1" office:value-type="float" office:value="3346">
            <text:p>3346</text:p>
          </table:table-cell>
          <table:table-cell table:formula="of:=[.C1044]/1" office:value-type="float" office:value="10666">
            <text:p>10666</text:p>
          </table:table-cell>
          <table:table-cell table:formula="of:=[.G$1]+[.E1044]*([.G$2]+[.E1044]*([.G$3]+[.G$4]*[.E1044]))" office:value-type="float" office:value="10679.188934351">
            <text:p>10679.189</text:p>
          </table:table-cell>
          <table:table-cell table:formula="of:=[.F1044]-[.G1044]" office:value-type="float" office:value="-13.1889343509538">
            <text:p>-13.189</text:p>
          </table:table-cell>
          <table:table-cell table:formula="of:=INT([.I$4]*[.E1044]*([.J$3]/[.J$4])+[.I$3])" office:value-type="float" office:value="187363586">
            <text:p>187363586</text:p>
          </table:table-cell>
          <table:table-cell table:formula="of:=INT([.I1044]*[.E1044]*([.J$2]/[.J$3]))+[.I$2]" office:value-type="float" office:value="-778487">
            <text:p>-778487</text:p>
          </table:table-cell>
          <table:table-cell table:formula="of:=[.J1044]*[.E1044]*(1/[.J$2])+[.I$1]" office:value-type="float" office:value="10678.7048988342">
            <text:p>10679</text:p>
          </table:table-cell>
          <table:table-cell table:formula="of:=[.F1044]-[.K1044]" office:value-type="float" office:value="-12.7048988342285">
            <text:p>-13</text:p>
          </table:table-cell>
        </table:table-row>
        <table:table-row table:style-name="ro1">
          <table:table-cell office:value-type="string">
            <text:p><text:s text:c="2"/>1040</text:p>
          </table:table-cell>
          <table:table-cell office:value-type="string">
            <text:p><text:s text:c="3"/>3349</text:p>
          </table:table-cell>
          <table:table-cell office:value-type="string">
            <text:p><text:s text:c="2"/>10695</text:p>
          </table:table-cell>
          <table:table-cell office:value-type="string">
            <text:p><text:s text:c="5"/>10</text:p>
          </table:table-cell>
          <table:table-cell table:formula="of:=[.B1045]/1" office:value-type="float" office:value="3349">
            <text:p>3349</text:p>
          </table:table-cell>
          <table:table-cell table:formula="of:=[.C1045]/1" office:value-type="float" office:value="10695">
            <text:p>10695</text:p>
          </table:table-cell>
          <table:table-cell table:formula="of:=[.G$1]+[.E1045]*([.G$2]+[.E1045]*([.G$3]+[.G$4]*[.E1045]))" office:value-type="float" office:value="10704.385289359">
            <text:p>10704.385</text:p>
          </table:table-cell>
          <table:table-cell table:formula="of:=[.F1045]-[.G1045]" office:value-type="float" office:value="-9.38528935897193">
            <text:p>-9.385</text:p>
          </table:table-cell>
          <table:table-cell table:formula="of:=INT([.I$4]*[.E1045]*([.J$3]/[.J$4])+[.I$3])" office:value-type="float" office:value="187377419">
            <text:p>187377419</text:p>
          </table:table-cell>
          <table:table-cell table:formula="of:=INT([.I1045]*[.E1045]*([.J$2]/[.J$3]))+[.I$2]" office:value-type="float" office:value="-773846">
            <text:p>-773846</text:p>
          </table:table-cell>
          <table:table-cell table:formula="of:=[.J1045]*[.E1045]*(1/[.J$2])+[.I$1]" office:value-type="float" office:value="10703.8957252502">
            <text:p>10704</text:p>
          </table:table-cell>
          <table:table-cell table:formula="of:=[.F1045]-[.K1045]" office:value-type="float" office:value="-8.89572525024414">
            <text:p>-9</text:p>
          </table:table-cell>
        </table:table-row>
        <table:table-row table:style-name="ro1">
          <table:table-cell office:value-type="string">
            <text:p><text:s text:c="2"/>1041</text:p>
          </table:table-cell>
          <table:table-cell office:value-type="string">
            <text:p><text:s text:c="3"/>3352</text:p>
          </table:table-cell>
          <table:table-cell office:value-type="string">
            <text:p><text:s text:c="2"/>10722</text:p>
          </table:table-cell>
          <table:table-cell office:value-type="string">
            <text:p><text:s text:c="5"/>12</text:p>
          </table:table-cell>
          <table:table-cell table:formula="of:=[.B1046]/1" office:value-type="float" office:value="3352">
            <text:p>3352</text:p>
          </table:table-cell>
          <table:table-cell table:formula="of:=[.C1046]/1" office:value-type="float" office:value="10722">
            <text:p>10722</text:p>
          </table:table-cell>
          <table:table-cell table:formula="of:=[.G$1]+[.E1046]*([.G$2]+[.E1046]*([.G$3]+[.G$4]*[.E1046]))" office:value-type="float" office:value="10729.6388148298">
            <text:p>10729.639</text:p>
          </table:table-cell>
          <table:table-cell table:formula="of:=[.F1046]-[.G1046]" office:value-type="float" office:value="-7.63881482978832">
            <text:p>-7.639</text:p>
          </table:table-cell>
          <table:table-cell table:formula="of:=INT([.I$4]*[.E1046]*([.J$3]/[.J$4])+[.I$3])" office:value-type="float" office:value="187391252">
            <text:p>187391252</text:p>
          </table:table-cell>
          <table:table-cell table:formula="of:=INT([.I1046]*[.E1046]*([.J$2]/[.J$3]))+[.I$2]" office:value-type="float" office:value="-769203">
            <text:p>-769203</text:p>
          </table:table-cell>
          <table:table-cell table:formula="of:=[.J1046]*[.E1046]*(1/[.J$2])+[.I$1]" office:value-type="float" office:value="10729.1524505615">
            <text:p>10729</text:p>
          </table:table-cell>
          <table:table-cell table:formula="of:=[.F1046]-[.K1046]" office:value-type="float" office:value="-7.15245056152344">
            <text:p>-7</text:p>
          </table:table-cell>
        </table:table-row>
        <table:table-row table:style-name="ro1">
          <table:table-cell office:value-type="string">
            <text:p><text:s text:c="2"/>1042</text:p>
          </table:table-cell>
          <table:table-cell office:value-type="string">
            <text:p><text:s text:c="3"/>3354</text:p>
          </table:table-cell>
          <table:table-cell office:value-type="string">
            <text:p><text:s text:c="2"/>10735</text:p>
          </table:table-cell>
          <table:table-cell office:value-type="string">
            <text:p><text:s text:c="5"/>13</text:p>
          </table:table-cell>
          <table:table-cell table:formula="of:=[.B1047]/1" office:value-type="float" office:value="3354">
            <text:p>3354</text:p>
          </table:table-cell>
          <table:table-cell table:formula="of:=[.C1047]/1" office:value-type="float" office:value="10735">
            <text:p>10735</text:p>
          </table:table-cell>
          <table:table-cell table:formula="of:=[.G$1]+[.E1047]*([.G$2]+[.E1047]*([.G$3]+[.G$4]*[.E1047]))" office:value-type="float" office:value="10746.5062652132">
            <text:p>10746.506</text:p>
          </table:table-cell>
          <table:table-cell table:formula="of:=[.F1047]-[.G1047]" office:value-type="float" office:value="-11.5062652132219">
            <text:p>-11.506</text:p>
          </table:table-cell>
          <table:table-cell table:formula="of:=INT([.I$4]*[.E1047]*([.J$3]/[.J$4])+[.I$3])" office:value-type="float" office:value="187400474">
            <text:p>187400474</text:p>
          </table:table-cell>
          <table:table-cell table:formula="of:=INT([.I1047]*[.E1047]*([.J$2]/[.J$3]))+[.I$2]" office:value-type="float" office:value="-766108">
            <text:p>-766108</text:p>
          </table:table-cell>
          <table:table-cell table:formula="of:=[.J1047]*[.E1047]*(1/[.J$2])+[.I$1]" office:value-type="float" office:value="10746.0176544189">
            <text:p>10746</text:p>
          </table:table-cell>
          <table:table-cell table:formula="of:=[.F1047]-[.K1047]" office:value-type="float" office:value="-11.0176544189453">
            <text:p>-11</text:p>
          </table:table-cell>
        </table:table-row>
        <table:table-row table:style-name="ro1">
          <table:table-cell office:value-type="string">
            <text:p><text:s text:c="2"/>1043</text:p>
          </table:table-cell>
          <table:table-cell office:value-type="string">
            <text:p><text:s text:c="3"/>3357</text:p>
          </table:table-cell>
          <table:table-cell office:value-type="string">
            <text:p><text:s text:c="2"/>10765</text:p>
          </table:table-cell>
          <table:table-cell office:value-type="string">
            <text:p><text:s text:c="5"/>11</text:p>
          </table:table-cell>
          <table:table-cell table:formula="of:=[.B1048]/1" office:value-type="float" office:value="3357">
            <text:p>3357</text:p>
          </table:table-cell>
          <table:table-cell table:formula="of:=[.C1048]/1" office:value-type="float" office:value="10765">
            <text:p>10765</text:p>
          </table:table-cell>
          <table:table-cell table:formula="of:=[.G$1]+[.E1048]*([.G$2]+[.E1048]*([.G$3]+[.G$4]*[.E1048]))" office:value-type="float" office:value="10771.8550989447">
            <text:p>10771.855</text:p>
          </table:table-cell>
          <table:table-cell table:formula="of:=[.F1048]-[.G1048]" office:value-type="float" office:value="-6.85509894471397">
            <text:p>-6.855</text:p>
          </table:table-cell>
          <table:table-cell table:formula="of:=INT([.I$4]*[.E1048]*([.J$3]/[.J$4])+[.I$3])" office:value-type="float" office:value="187414307">
            <text:p>187414307</text:p>
          </table:table-cell>
          <table:table-cell table:formula="of:=INT([.I1048]*[.E1048]*([.J$2]/[.J$3]))+[.I$2]" office:value-type="float" office:value="-761464">
            <text:p>-761464</text:p>
          </table:table-cell>
          <table:table-cell table:formula="of:=[.J1048]*[.E1048]*(1/[.J$2])+[.I$1]" office:value-type="float" office:value="10771.3693389893">
            <text:p>10771</text:p>
          </table:table-cell>
          <table:table-cell table:formula="of:=[.F1048]-[.K1048]" office:value-type="float" office:value="-6.36933898925781">
            <text:p>-6</text:p>
          </table:table-cell>
        </table:table-row>
        <table:table-row table:style-name="ro1">
          <table:table-cell office:value-type="string">
            <text:p><text:s text:c="2"/>1044</text:p>
          </table:table-cell>
          <table:table-cell office:value-type="string">
            <text:p><text:s text:c="3"/>3360</text:p>
          </table:table-cell>
          <table:table-cell office:value-type="string">
            <text:p><text:s text:c="2"/>10795</text:p>
          </table:table-cell>
          <table:table-cell office:value-type="string">
            <text:p><text:s text:c="5"/>10</text:p>
          </table:table-cell>
          <table:table-cell table:formula="of:=[.B1049]/1" office:value-type="float" office:value="3360">
            <text:p>3360</text:p>
          </table:table-cell>
          <table:table-cell table:formula="of:=[.C1049]/1" office:value-type="float" office:value="10795">
            <text:p>10795</text:p>
          </table:table-cell>
          <table:table-cell table:formula="of:=[.G$1]+[.E1049]*([.G$2]+[.E1049]*([.G$3]+[.G$4]*[.E1049]))" office:value-type="float" office:value="10797.2611321262">
            <text:p>10797.261</text:p>
          </table:table-cell>
          <table:table-cell table:formula="of:=[.F1049]-[.G1049]" office:value-type="float" office:value="-2.26113212620658">
            <text:p>-2.261</text:p>
          </table:table-cell>
          <table:table-cell table:formula="of:=INT([.I$4]*[.E1049]*([.J$3]/[.J$4])+[.I$3])" office:value-type="float" office:value="187428141">
            <text:p>187428141</text:p>
          </table:table-cell>
          <table:table-cell table:formula="of:=INT([.I1049]*[.E1049]*([.J$2]/[.J$3]))+[.I$2]" office:value-type="float" office:value="-756820">
            <text:p>-756820</text:p>
          </table:table-cell>
          <table:table-cell table:formula="of:=[.J1049]*[.E1049]*(1/[.J$2])+[.I$1]" office:value-type="float" office:value="10796.7741699219">
            <text:p>10797</text:p>
          </table:table-cell>
          <table:table-cell table:formula="of:=[.F1049]-[.K1049]" office:value-type="float" office:value="-1.774169921875">
            <text:p>-2</text:p>
          </table:table-cell>
        </table:table-row>
        <table:table-row table:style-name="ro1">
          <table:table-cell office:value-type="string">
            <text:p><text:s text:c="2"/>1045</text:p>
          </table:table-cell>
          <table:table-cell office:value-type="string">
            <text:p><text:s text:c="3"/>3363</text:p>
          </table:table-cell>
          <table:table-cell office:value-type="string">
            <text:p><text:s text:c="2"/>10804</text:p>
          </table:table-cell>
          <table:table-cell office:value-type="string">
            <text:p><text:s text:c="5"/>11</text:p>
          </table:table-cell>
          <table:table-cell table:formula="of:=[.B1050]/1" office:value-type="float" office:value="3363">
            <text:p>3363</text:p>
          </table:table-cell>
          <table:table-cell table:formula="of:=[.C1050]/1" office:value-type="float" office:value="10804">
            <text:p>10804</text:p>
          </table:table-cell>
          <table:table-cell table:formula="of:=[.G$1]+[.E1050]*([.G$2]+[.E1050]*([.G$3]+[.G$4]*[.E1050]))" office:value-type="float" office:value="10822.7243756279">
            <text:p>10822.724</text:p>
          </table:table-cell>
          <table:table-cell table:formula="of:=[.F1050]-[.G1050]" office:value-type="float" office:value="-18.7243756278986">
            <text:p>-18.724</text:p>
          </table:table-cell>
          <table:table-cell table:formula="of:=INT([.I$4]*[.E1050]*([.J$3]/[.J$4])+[.I$3])" office:value-type="float" office:value="187441974">
            <text:p>187441974</text:p>
          </table:table-cell>
          <table:table-cell table:formula="of:=INT([.I1050]*[.E1050]*([.J$2]/[.J$3]))+[.I$2]" office:value-type="float" office:value="-752175">
            <text:p>-752175</text:p>
          </table:table-cell>
          <table:table-cell table:formula="of:=[.J1050]*[.E1050]*(1/[.J$2])+[.I$1]" office:value-type="float" office:value="10822.2385616302">
            <text:p>10822</text:p>
          </table:table-cell>
          <table:table-cell table:formula="of:=[.F1050]-[.K1050]" office:value-type="float" office:value="-18.238561630249">
            <text:p>-18</text:p>
          </table:table-cell>
        </table:table-row>
        <table:table-row table:style-name="ro1">
          <table:table-cell office:value-type="string">
            <text:p><text:s text:c="2"/>1046</text:p>
          </table:table-cell>
          <table:table-cell office:value-type="string">
            <text:p><text:s text:c="3"/>3365</text:p>
          </table:table-cell>
          <table:table-cell office:value-type="string">
            <text:p><text:s text:c="2"/>10836</text:p>
          </table:table-cell>
          <table:table-cell office:value-type="string">
            <text:p><text:s text:c="5"/>12</text:p>
          </table:table-cell>
          <table:table-cell table:formula="of:=[.B1051]/1" office:value-type="float" office:value="3365">
            <text:p>3365</text:p>
          </table:table-cell>
          <table:table-cell table:formula="of:=[.C1051]/1" office:value-type="float" office:value="10836">
            <text:p>10836</text:p>
          </table:table-cell>
          <table:table-cell table:formula="of:=[.G$1]+[.E1051]*([.G$2]+[.E1051]*([.G$3]+[.G$4]*[.E1051]))" office:value-type="float" office:value="10839.7316601749">
            <text:p>10839.732</text:p>
          </table:table-cell>
          <table:table-cell table:formula="of:=[.F1051]-[.G1051]" office:value-type="float" office:value="-3.73166017492622">
            <text:p>-3.732</text:p>
          </table:table-cell>
          <table:table-cell table:formula="of:=INT([.I$4]*[.E1051]*([.J$3]/[.J$4])+[.I$3])" office:value-type="float" office:value="187451196">
            <text:p>187451196</text:p>
          </table:table-cell>
          <table:table-cell table:formula="of:=INT([.I1051]*[.E1051]*([.J$2]/[.J$3]))+[.I$2]" office:value-type="float" office:value="-749078">
            <text:p>-749078</text:p>
          </table:table-cell>
          <table:table-cell table:formula="of:=[.J1051]*[.E1051]*(1/[.J$2])+[.I$1]" office:value-type="float" office:value="10839.2464942932">
            <text:p>10839</text:p>
          </table:table-cell>
          <table:table-cell table:formula="of:=[.F1051]-[.K1051]" office:value-type="float" office:value="-3.24649429321289">
            <text:p>-3</text:p>
          </table:table-cell>
        </table:table-row>
        <table:table-row table:style-name="ro1">
          <table:table-cell office:value-type="string">
            <text:p><text:s text:c="2"/>1047</text:p>
          </table:table-cell>
          <table:table-cell office:value-type="string">
            <text:p><text:s text:c="3"/>3368</text:p>
          </table:table-cell>
          <table:table-cell office:value-type="string">
            <text:p><text:s text:c="2"/>10860</text:p>
          </table:table-cell>
          <table:table-cell office:value-type="string">
            <text:p><text:s text:c="5"/>12</text:p>
          </table:table-cell>
          <table:table-cell table:formula="of:=[.B1052]/1" office:value-type="float" office:value="3368">
            <text:p>3368</text:p>
          </table:table-cell>
          <table:table-cell table:formula="of:=[.C1052]/1" office:value-type="float" office:value="10860">
            <text:p>10860</text:p>
          </table:table-cell>
          <table:table-cell table:formula="of:=[.G$1]+[.E1052]*([.G$2]+[.E1052]*([.G$3]+[.G$4]*[.E1052]))" office:value-type="float" office:value="10865.2902783663">
            <text:p>10865.290</text:p>
          </table:table-cell>
          <table:table-cell table:formula="of:=[.F1052]-[.G1052]" office:value-type="float" office:value="-5.29027836629211">
            <text:p>-5.290</text:p>
          </table:table-cell>
          <table:table-cell table:formula="of:=INT([.I$4]*[.E1052]*([.J$3]/[.J$4])+[.I$3])" office:value-type="float" office:value="187465029">
            <text:p>187465029</text:p>
          </table:table-cell>
          <table:table-cell table:formula="of:=INT([.I1052]*[.E1052]*([.J$2]/[.J$3]))+[.I$2]" office:value-type="float" office:value="-744432">
            <text:p>-744432</text:p>
          </table:table-cell>
          <table:table-cell table:formula="of:=[.J1052]*[.E1052]*(1/[.J$2])+[.I$1]" office:value-type="float" office:value="10864.8059082031">
            <text:p>10865</text:p>
          </table:table-cell>
          <table:table-cell table:formula="of:=[.F1052]-[.K1052]" office:value-type="float" office:value="-4.805908203125">
            <text:p>-5</text:p>
          </table:table-cell>
        </table:table-row>
        <table:table-row table:style-name="ro1">
          <table:table-cell office:value-type="string">
            <text:p><text:s text:c="2"/>1048</text:p>
          </table:table-cell>
          <table:table-cell office:value-type="string">
            <text:p><text:s text:c="3"/>3371</text:p>
          </table:table-cell>
          <table:table-cell office:value-type="string">
            <text:p><text:s text:c="2"/>10880</text:p>
          </table:table-cell>
          <table:table-cell office:value-type="string">
            <text:p><text:s text:c="5"/>12</text:p>
          </table:table-cell>
          <table:table-cell table:formula="of:=[.B1053]/1" office:value-type="float" office:value="3371">
            <text:p>3371</text:p>
          </table:table-cell>
          <table:table-cell table:formula="of:=[.C1053]/1" office:value-type="float" office:value="10880">
            <text:p>10880</text:p>
          </table:table-cell>
          <table:table-cell table:formula="of:=[.G$1]+[.E1053]*([.G$2]+[.E1053]*([.G$3]+[.G$4]*[.E1053]))" office:value-type="float" office:value="10890.9061358651">
            <text:p>10890.906</text:p>
          </table:table-cell>
          <table:table-cell table:formula="of:=[.F1053]-[.G1053]" office:value-type="float" office:value="-10.9061358650579">
            <text:p>-10.906</text:p>
          </table:table-cell>
          <table:table-cell table:formula="of:=INT([.I$4]*[.E1053]*([.J$3]/[.J$4])+[.I$3])" office:value-type="float" office:value="187478862">
            <text:p>187478862</text:p>
          </table:table-cell>
          <table:table-cell table:formula="of:=INT([.I1053]*[.E1053]*([.J$2]/[.J$3]))+[.I$2]" office:value-type="float" office:value="-739786">
            <text:p>-739786</text:p>
          </table:table-cell>
          <table:table-cell table:formula="of:=[.J1053]*[.E1053]*(1/[.J$2])+[.I$1]" office:value-type="float" office:value="10890.4184913635">
            <text:p>10890</text:p>
          </table:table-cell>
          <table:table-cell table:formula="of:=[.F1053]-[.K1053]" office:value-type="float" office:value="-10.4184913635254">
            <text:p>-10</text:p>
          </table:table-cell>
        </table:table-row>
        <table:table-row table:style-name="ro1">
          <table:table-cell office:value-type="string">
            <text:p><text:s text:c="2"/>1049</text:p>
          </table:table-cell>
          <table:table-cell office:value-type="string">
            <text:p><text:s text:c="3"/>3375</text:p>
          </table:table-cell>
          <table:table-cell office:value-type="string">
            <text:p><text:s text:c="2"/>10905</text:p>
          </table:table-cell>
          <table:table-cell office:value-type="string">
            <text:p><text:s text:c="5"/>13</text:p>
          </table:table-cell>
          <table:table-cell table:formula="of:=[.B1054]/1" office:value-type="float" office:value="3375">
            <text:p>3375</text:p>
          </table:table-cell>
          <table:table-cell table:formula="of:=[.C1054]/1" office:value-type="float" office:value="10905">
            <text:p>10905</text:p>
          </table:table-cell>
          <table:table-cell table:formula="of:=[.G$1]+[.E1054]*([.G$2]+[.E1054]*([.G$3]+[.G$4]*[.E1054]))" office:value-type="float" office:value="10925.1496702407">
            <text:p>10925.150</text:p>
          </table:table-cell>
          <table:table-cell table:formula="of:=[.F1054]-[.G1054]" office:value-type="float" office:value="-20.149670240713">
            <text:p>-20.150</text:p>
          </table:table-cell>
          <table:table-cell table:formula="of:=INT([.I$4]*[.E1054]*([.J$3]/[.J$4])+[.I$3])" office:value-type="float" office:value="187497306">
            <text:p>187497306</text:p>
          </table:table-cell>
          <table:table-cell table:formula="of:=INT([.I1054]*[.E1054]*([.J$2]/[.J$3]))+[.I$2]" office:value-type="float" office:value="-733590">
            <text:p>-733590</text:p>
          </table:table-cell>
          <table:table-cell table:formula="of:=[.J1054]*[.E1054]*(1/[.J$2])+[.I$1]" office:value-type="float" office:value="10924.6598930359">
            <text:p>10925</text:p>
          </table:table-cell>
          <table:table-cell table:formula="of:=[.F1054]-[.K1054]" office:value-type="float" office:value="-19.6598930358887">
            <text:p>-20</text:p>
          </table:table-cell>
        </table:table-row>
        <table:table-row table:style-name="ro1">
          <table:table-cell office:value-type="string">
            <text:p><text:s text:c="2"/>1050</text:p>
          </table:table-cell>
          <table:table-cell office:value-type="string">
            <text:p><text:s text:c="3"/>3377</text:p>
          </table:table-cell>
          <table:table-cell office:value-type="string">
            <text:p><text:s text:c="2"/>10935</text:p>
          </table:table-cell>
          <table:table-cell office:value-type="string">
            <text:p><text:s text:c="5"/>12</text:p>
          </table:table-cell>
          <table:table-cell table:formula="of:=[.B1055]/1" office:value-type="float" office:value="3377">
            <text:p>3377</text:p>
          </table:table-cell>
          <table:table-cell table:formula="of:=[.C1055]/1" office:value-type="float" office:value="10935">
            <text:p>10935</text:p>
          </table:table-cell>
          <table:table-cell table:formula="of:=[.G$1]+[.E1055]*([.G$2]+[.E1055]*([.G$3]+[.G$4]*[.E1055]))" office:value-type="float" office:value="10942.3096122656">
            <text:p>10942.310</text:p>
          </table:table-cell>
          <table:table-cell table:formula="of:=[.F1055]-[.G1055]" office:value-type="float" office:value="-7.30961226560976">
            <text:p>-7.310</text:p>
          </table:table-cell>
          <table:table-cell table:formula="of:=INT([.I$4]*[.E1055]*([.J$3]/[.J$4])+[.I$3])" office:value-type="float" office:value="187506529">
            <text:p>187506529</text:p>
          </table:table-cell>
          <table:table-cell table:formula="of:=INT([.I1055]*[.E1055]*([.J$2]/[.J$3]))+[.I$2]" office:value-type="float" office:value="-730491">
            <text:p>-730491</text:p>
          </table:table-cell>
          <table:table-cell table:formula="of:=[.J1055]*[.E1055]*(1/[.J$2])+[.I$1]" office:value-type="float" office:value="10941.8224887848">
            <text:p>10942</text:p>
          </table:table-cell>
          <table:table-cell table:formula="of:=[.F1055]-[.K1055]" office:value-type="float" office:value="-6.82248878479004">
            <text:p>-7</text:p>
          </table:table-cell>
        </table:table-row>
        <table:table-row table:style-name="ro1">
          <table:table-cell office:value-type="string">
            <text:p><text:s text:c="2"/>1051</text:p>
          </table:table-cell>
          <table:table-cell office:value-type="string">
            <text:p><text:s text:c="3"/>3379</text:p>
          </table:table-cell>
          <table:table-cell office:value-type="string">
            <text:p><text:s text:c="2"/>10960</text:p>
          </table:table-cell>
          <table:table-cell office:value-type="string">
            <text:p><text:s text:c="5"/>10</text:p>
          </table:table-cell>
          <table:table-cell table:formula="of:=[.B1056]/1" office:value-type="float" office:value="3379">
            <text:p>3379</text:p>
          </table:table-cell>
          <table:table-cell table:formula="of:=[.C1056]/1" office:value-type="float" office:value="10960">
            <text:p>10960</text:p>
          </table:table-cell>
          <table:table-cell table:formula="of:=[.G$1]+[.E1056]*([.G$2]+[.E1056]*([.G$3]+[.G$4]*[.E1056]))" office:value-type="float" office:value="10959.4950084763">
            <text:p>10959.495</text:p>
          </table:table-cell>
          <table:table-cell table:formula="of:=[.F1056]-[.G1056]" office:value-type="float" office:value="0.504991523714125">
            <text:p>0.505</text:p>
          </table:table-cell>
          <table:table-cell table:formula="of:=INT([.I$4]*[.E1056]*([.J$3]/[.J$4])+[.I$3])" office:value-type="float" office:value="187515751">
            <text:p>187515751</text:p>
          </table:table-cell>
          <table:table-cell table:formula="of:=INT([.I1056]*[.E1056]*([.J$2]/[.J$3]))+[.I$2]" office:value-type="float" office:value="-727392">
            <text:p>-727392</text:p>
          </table:table-cell>
          <table:table-cell table:formula="of:=[.J1056]*[.E1056]*(1/[.J$2])+[.I$1]" office:value-type="float" office:value="10959.0087280273">
            <text:p>10959</text:p>
          </table:table-cell>
          <table:table-cell table:formula="of:=[.F1056]-[.K1056]" office:value-type="float" office:value="0.99127197265625">
            <text:p>1</text:p>
          </table:table-cell>
        </table:table-row>
        <table:table-row table:style-name="ro1">
          <table:table-cell office:value-type="string">
            <text:p><text:s text:c="2"/>1052</text:p>
          </table:table-cell>
          <table:table-cell office:value-type="string">
            <text:p><text:s text:c="3"/>3382</text:p>
          </table:table-cell>
          <table:table-cell office:value-type="string">
            <text:p><text:s text:c="2"/>10977</text:p>
          </table:table-cell>
          <table:table-cell office:value-type="string">
            <text:p><text:s text:c="5"/>13</text:p>
          </table:table-cell>
          <table:table-cell table:formula="of:=[.B1057]/1" office:value-type="float" office:value="3382">
            <text:p>3382</text:p>
          </table:table-cell>
          <table:table-cell table:formula="of:=[.C1057]/1" office:value-type="float" office:value="10977">
            <text:p>10977</text:p>
          </table:table-cell>
          <table:table-cell table:formula="of:=[.G$1]+[.E1057]*([.G$2]+[.E1057]*([.G$3]+[.G$4]*[.E1057]))" office:value-type="float" office:value="10985.3208364361">
            <text:p>10985.321</text:p>
          </table:table-cell>
          <table:table-cell table:formula="of:=[.F1057]-[.G1057]" office:value-type="float" office:value="-8.32083643613078">
            <text:p>-8.321</text:p>
          </table:table-cell>
          <table:table-cell table:formula="of:=INT([.I$4]*[.E1057]*([.J$3]/[.J$4])+[.I$3])" office:value-type="float" office:value="187529584">
            <text:p>187529584</text:p>
          </table:table-cell>
          <table:table-cell table:formula="of:=INT([.I1057]*[.E1057]*([.J$2]/[.J$3]))+[.I$2]" office:value-type="float" office:value="-722743">
            <text:p>-722743</text:p>
          </table:table-cell>
          <table:table-cell table:formula="of:=[.J1057]*[.E1057]*(1/[.J$2])+[.I$1]" office:value-type="float" office:value="10984.8356437683">
            <text:p>10985</text:p>
          </table:table-cell>
          <table:table-cell table:formula="of:=[.F1057]-[.K1057]" office:value-type="float" office:value="-7.83564376831055">
            <text:p>-8</text:p>
          </table:table-cell>
        </table:table-row>
        <table:table-row table:style-name="ro1">
          <table:table-cell office:value-type="string">
            <text:p><text:s text:c="2"/>1053</text:p>
          </table:table-cell>
          <table:table-cell office:value-type="string">
            <text:p><text:s text:c="3"/>3385</text:p>
          </table:table-cell>
          <table:table-cell office:value-type="string">
            <text:p><text:s text:c="2"/>11002</text:p>
          </table:table-cell>
          <table:table-cell office:value-type="string">
            <text:p><text:s text:c="5"/>14</text:p>
          </table:table-cell>
          <table:table-cell table:formula="of:=[.B1058]/1" office:value-type="float" office:value="3385">
            <text:p>3385</text:p>
          </table:table-cell>
          <table:table-cell table:formula="of:=[.C1058]/1" office:value-type="float" office:value="11002">
            <text:p>11002</text:p>
          </table:table-cell>
          <table:table-cell table:formula="of:=[.G$1]+[.E1058]*([.G$2]+[.E1058]*([.G$3]+[.G$4]*[.E1058]))" office:value-type="float" office:value="11011.203954431">
            <text:p>11011.204</text:p>
          </table:table-cell>
          <table:table-cell table:formula="of:=[.F1058]-[.G1058]" office:value-type="float" office:value="-9.20395443098641">
            <text:p>-9.204</text:p>
          </table:table-cell>
          <table:table-cell table:formula="of:=INT([.I$4]*[.E1058]*([.J$3]/[.J$4])+[.I$3])" office:value-type="float" office:value="187543417">
            <text:p>187543417</text:p>
          </table:table-cell>
          <table:table-cell table:formula="of:=INT([.I1058]*[.E1058]*([.J$2]/[.J$3]))+[.I$2]" office:value-type="float" office:value="-718094">
            <text:p>-718094</text:p>
          </table:table-cell>
          <table:table-cell table:formula="of:=[.J1058]*[.E1058]*(1/[.J$2])+[.I$1]" office:value-type="float" office:value="11010.715763092">
            <text:p>11011</text:p>
          </table:table-cell>
          <table:table-cell table:formula="of:=[.F1058]-[.K1058]" office:value-type="float" office:value="-8.71576309204102">
            <text:p>-9</text:p>
          </table:table-cell>
        </table:table-row>
        <table:table-row table:style-name="ro1">
          <table:table-cell office:value-type="string">
            <text:p><text:s text:c="2"/>1054</text:p>
          </table:table-cell>
          <table:table-cell office:value-type="string">
            <text:p><text:s text:c="3"/>3389</text:p>
          </table:table-cell>
          <table:table-cell office:value-type="string">
            <text:p><text:s text:c="2"/>11041</text:p>
          </table:table-cell>
          <table:table-cell office:value-type="string">
            <text:p><text:s text:c="5"/>12</text:p>
          </table:table-cell>
          <table:table-cell table:formula="of:=[.B1059]/1" office:value-type="float" office:value="3389">
            <text:p>3389</text:p>
          </table:table-cell>
          <table:table-cell table:formula="of:=[.C1059]/1" office:value-type="float" office:value="11041">
            <text:p>11041</text:p>
          </table:table-cell>
          <table:table-cell table:formula="of:=[.G$1]+[.E1059]*([.G$2]+[.E1059]*([.G$3]+[.G$4]*[.E1059]))" office:value-type="float" office:value="11045.8039150443">
            <text:p>11045.804</text:p>
          </table:table-cell>
          <table:table-cell table:formula="of:=[.F1059]-[.G1059]" office:value-type="float" office:value="-4.80391504434374">
            <text:p>-4.804</text:p>
          </table:table-cell>
          <table:table-cell table:formula="of:=INT([.I$4]*[.E1059]*([.J$3]/[.J$4])+[.I$3])" office:value-type="float" office:value="187561861">
            <text:p>187561861</text:p>
          </table:table-cell>
          <table:table-cell table:formula="of:=INT([.I1059]*[.E1059]*([.J$2]/[.J$3]))+[.I$2]" office:value-type="float" office:value="-711894">
            <text:p>-711894</text:p>
          </table:table-cell>
          <table:table-cell table:formula="of:=[.J1059]*[.E1059]*(1/[.J$2])+[.I$1]" office:value-type="float" office:value="11045.3139686584">
            <text:p>11045</text:p>
          </table:table-cell>
          <table:table-cell table:formula="of:=[.F1059]-[.K1059]" office:value-type="float" office:value="-4.31396865844727">
            <text:p>-4</text:p>
          </table:table-cell>
        </table:table-row>
        <table:table-row table:style-name="ro1">
          <table:table-cell office:value-type="string">
            <text:p><text:s text:c="2"/>1055</text:p>
          </table:table-cell>
          <table:table-cell office:value-type="string">
            <text:p><text:s text:c="3"/>3390</text:p>
          </table:table-cell>
          <table:table-cell office:value-type="string">
            <text:p><text:s text:c="2"/>11055</text:p>
          </table:table-cell>
          <table:table-cell office:value-type="string">
            <text:p><text:s text:c="5"/>10</text:p>
          </table:table-cell>
          <table:table-cell table:formula="of:=[.B1060]/1" office:value-type="float" office:value="3390">
            <text:p>3390</text:p>
          </table:table-cell>
          <table:table-cell table:formula="of:=[.C1060]/1" office:value-type="float" office:value="11055">
            <text:p>11055</text:p>
          </table:table-cell>
          <table:table-cell table:formula="of:=[.G$1]+[.E1060]*([.G$2]+[.E1060]*([.G$3]+[.G$4]*[.E1060]))" office:value-type="float" office:value="11054.4698251353">
            <text:p>11054.470</text:p>
          </table:table-cell>
          <table:table-cell table:formula="of:=[.F1060]-[.G1060]" office:value-type="float" office:value="0.530174864699802">
            <text:p>0.530</text:p>
          </table:table-cell>
          <table:table-cell table:formula="of:=INT([.I$4]*[.E1060]*([.J$3]/[.J$4])+[.I$3])" office:value-type="float" office:value="187566472">
            <text:p>187566472</text:p>
          </table:table-cell>
          <table:table-cell table:formula="of:=INT([.I1060]*[.E1060]*([.J$2]/[.J$3]))+[.I$2]" office:value-type="float" office:value="-710343">
            <text:p>-710343</text:p>
          </table:table-cell>
          <table:table-cell table:formula="of:=[.J1060]*[.E1060]*(1/[.J$2])+[.I$1]" office:value-type="float" office:value="11053.9847679138">
            <text:p>11054</text:p>
          </table:table-cell>
          <table:table-cell table:formula="of:=[.F1060]-[.K1060]" office:value-type="float" office:value="1.01523208618164">
            <text:p>1</text:p>
          </table:table-cell>
        </table:table-row>
        <table:table-row table:style-name="ro1">
          <table:table-cell office:value-type="string">
            <text:p><text:s text:c="2"/>1056</text:p>
          </table:table-cell>
          <table:table-cell office:value-type="string">
            <text:p><text:s text:c="3"/>3393</text:p>
          </table:table-cell>
          <table:table-cell office:value-type="string">
            <text:p><text:s text:c="2"/>11081</text:p>
          </table:table-cell>
          <table:table-cell office:value-type="string">
            <text:p><text:s text:c="5"/>12</text:p>
          </table:table-cell>
          <table:table-cell table:formula="of:=[.B1061]/1" office:value-type="float" office:value="3393">
            <text:p>3393</text:p>
          </table:table-cell>
          <table:table-cell table:formula="of:=[.C1061]/1" office:value-type="float" office:value="11081">
            <text:p>11081</text:p>
          </table:table-cell>
          <table:table-cell table:formula="of:=[.G$1]+[.E1061]*([.G$2]+[.E1061]*([.G$3]+[.G$4]*[.E1061]))" office:value-type="float" office:value="11080.5057697">
            <text:p>11080.506</text:p>
          </table:table-cell>
          <table:table-cell table:formula="of:=[.F1061]-[.G1061]" office:value-type="float" office:value="0.494230299977062">
            <text:p>0.494</text:p>
          </table:table-cell>
          <table:table-cell table:formula="of:=INT([.I$4]*[.E1061]*([.J$3]/[.J$4])+[.I$3])" office:value-type="float" office:value="187580306">
            <text:p>187580306</text:p>
          </table:table-cell>
          <table:table-cell table:formula="of:=INT([.I1061]*[.E1061]*([.J$2]/[.J$3]))+[.I$2]" office:value-type="float" office:value="-705692">
            <text:p>-705692</text:p>
          </table:table-cell>
          <table:table-cell table:formula="of:=[.J1061]*[.E1061]*(1/[.J$2])+[.I$1]" office:value-type="float" office:value="11080.0197219849">
            <text:p>11080</text:p>
          </table:table-cell>
          <table:table-cell table:formula="of:=[.F1061]-[.K1061]" office:value-type="float" office:value="0.980278015136719">
            <text:p>1</text:p>
          </table:table-cell>
        </table:table-row>
        <table:table-row table:style-name="ro1">
          <table:table-cell office:value-type="string">
            <text:p><text:s text:c="2"/>1057</text:p>
          </table:table-cell>
          <table:table-cell office:value-type="string">
            <text:p><text:s text:c="3"/>3396</text:p>
          </table:table-cell>
          <table:table-cell office:value-type="string">
            <text:p><text:s text:c="2"/>11102</text:p>
          </table:table-cell>
          <table:table-cell office:value-type="string">
            <text:p><text:s text:c="5"/>12</text:p>
          </table:table-cell>
          <table:table-cell table:formula="of:=[.B1062]/1" office:value-type="float" office:value="3396">
            <text:p>3396</text:p>
          </table:table-cell>
          <table:table-cell table:formula="of:=[.C1062]/1" office:value-type="float" office:value="11102">
            <text:p>11102</text:p>
          </table:table-cell>
          <table:table-cell table:formula="of:=[.G$1]+[.E1062]*([.G$2]+[.E1062]*([.G$3]+[.G$4]*[.E1062]))" office:value-type="float" office:value="11106.5990441572">
            <text:p>11106.599</text:p>
          </table:table-cell>
          <table:table-cell table:formula="of:=[.F1062]-[.G1062]" office:value-type="float" office:value="-4.59904415715391">
            <text:p>-4.599</text:p>
          </table:table-cell>
          <table:table-cell table:formula="of:=INT([.I$4]*[.E1062]*([.J$3]/[.J$4])+[.I$3])" office:value-type="float" office:value="187594139">
            <text:p>187594139</text:p>
          </table:table-cell>
          <table:table-cell table:formula="of:=INT([.I1062]*[.E1062]*([.J$2]/[.J$3]))+[.I$2]" office:value-type="float" office:value="-701040">
            <text:p>-701040</text:p>
          </table:table-cell>
          <table:table-cell table:formula="of:=[.J1062]*[.E1062]*(1/[.J$2])+[.I$1]" office:value-type="float" office:value="11106.1143798828">
            <text:p>11106</text:p>
          </table:table-cell>
          <table:table-cell table:formula="of:=[.F1062]-[.K1062]" office:value-type="float" office:value="-4.1143798828125">
            <text:p>-4</text:p>
          </table:table-cell>
        </table:table-row>
        <table:table-row table:style-name="ro1">
          <table:table-cell office:value-type="string">
            <text:p><text:s text:c="2"/>1058</text:p>
          </table:table-cell>
          <table:table-cell office:value-type="string">
            <text:p><text:s text:c="3"/>3400</text:p>
          </table:table-cell>
          <table:table-cell office:value-type="string">
            <text:p><text:s text:c="2"/>11128</text:p>
          </table:table-cell>
          <table:table-cell office:value-type="string">
            <text:p><text:s text:c="5"/>13</text:p>
          </table:table-cell>
          <table:table-cell table:formula="of:=[.B1063]/1" office:value-type="float" office:value="3400">
            <text:p>3400</text:p>
          </table:table-cell>
          <table:table-cell table:formula="of:=[.C1063]/1" office:value-type="float" office:value="11128">
            <text:p>11128</text:p>
          </table:table-cell>
          <table:table-cell table:formula="of:=[.G$1]+[.E1063]*([.G$2]+[.E1063]*([.G$3]+[.G$4]*[.E1063]))" office:value-type="float" office:value="11141.4792753873">
            <text:p>11141.479</text:p>
          </table:table-cell>
          <table:table-cell table:formula="of:=[.F1063]-[.G1063]" office:value-type="float" office:value="-13.479275387288">
            <text:p>-13.479</text:p>
          </table:table-cell>
          <table:table-cell table:formula="of:=INT([.I$4]*[.E1063]*([.J$3]/[.J$4])+[.I$3])" office:value-type="float" office:value="187612583">
            <text:p>187612583</text:p>
          </table:table-cell>
          <table:table-cell table:formula="of:=INT([.I1063]*[.E1063]*([.J$2]/[.J$3]))+[.I$2]" office:value-type="float" office:value="-694837">
            <text:p>-694837</text:p>
          </table:table-cell>
          <table:table-cell table:formula="of:=[.J1063]*[.E1063]*(1/[.J$2])+[.I$1]" office:value-type="float" office:value="11140.9922332764">
            <text:p>11141</text:p>
          </table:table-cell>
          <table:table-cell table:formula="of:=[.F1063]-[.K1063]" office:value-type="float" office:value="-12.9922332763672">
            <text:p>-13</text:p>
          </table:table-cell>
        </table:table-row>
        <table:table-row table:style-name="ro1">
          <table:table-cell office:value-type="string">
            <text:p><text:s text:c="2"/>1059</text:p>
          </table:table-cell>
          <table:table-cell office:value-type="string">
            <text:p><text:s text:c="3"/>3403</text:p>
          </table:table-cell>
          <table:table-cell office:value-type="string">
            <text:p><text:s text:c="2"/>11158</text:p>
          </table:table-cell>
          <table:table-cell office:value-type="string">
            <text:p><text:s text:c="5"/>13</text:p>
          </table:table-cell>
          <table:table-cell table:formula="of:=[.B1064]/1" office:value-type="float" office:value="3403">
            <text:p>3403</text:p>
          </table:table-cell>
          <table:table-cell table:formula="of:=[.C1064]/1" office:value-type="float" office:value="11158">
            <text:p>11158</text:p>
          </table:table-cell>
          <table:table-cell table:formula="of:=[.G$1]+[.E1064]*([.G$2]+[.E1064]*([.G$3]+[.G$4]*[.E1064]))" office:value-type="float" office:value="11167.7063618664">
            <text:p>11167.706</text:p>
          </table:table-cell>
          <table:table-cell table:formula="of:=[.F1064]-[.G1064]" office:value-type="float" office:value="-9.70636186635966">
            <text:p>-9.706</text:p>
          </table:table-cell>
          <table:table-cell table:formula="of:=INT([.I$4]*[.E1064]*([.J$3]/[.J$4])+[.I$3])" office:value-type="float" office:value="187626416">
            <text:p>187626416</text:p>
          </table:table-cell>
          <table:table-cell table:formula="of:=INT([.I1064]*[.E1064]*([.J$2]/[.J$3]))+[.I$2]" office:value-type="float" office:value="-690184">
            <text:p>-690184</text:p>
          </table:table-cell>
          <table:table-cell table:formula="of:=[.J1064]*[.E1064]*(1/[.J$2])+[.I$1]" office:value-type="float" office:value="11167.2176055908">
            <text:p>11167</text:p>
          </table:table-cell>
          <table:table-cell table:formula="of:=[.F1064]-[.K1064]" office:value-type="float" office:value="-9.21760559082031">
            <text:p>-9</text:p>
          </table:table-cell>
        </table:table-row>
        <table:table-row table:style-name="ro1">
          <table:table-cell office:value-type="string">
            <text:p><text:s text:c="2"/>1060</text:p>
          </table:table-cell>
          <table:table-cell office:value-type="string">
            <text:p><text:s text:c="3"/>3404</text:p>
          </table:table-cell>
          <table:table-cell office:value-type="string">
            <text:p><text:s text:c="2"/>11180</text:p>
          </table:table-cell>
          <table:table-cell office:value-type="string">
            <text:p><text:s text:c="5"/>13</text:p>
          </table:table-cell>
          <table:table-cell table:formula="of:=[.B1065]/1" office:value-type="float" office:value="3404">
            <text:p>3404</text:p>
          </table:table-cell>
          <table:table-cell table:formula="of:=[.C1065]/1" office:value-type="float" office:value="11180">
            <text:p>11180</text:p>
          </table:table-cell>
          <table:table-cell table:formula="of:=[.G$1]+[.E1065]*([.G$2]+[.E1065]*([.G$3]+[.G$4]*[.E1065]))" office:value-type="float" office:value="11176.4614715173">
            <text:p>11176.461</text:p>
          </table:table-cell>
          <table:table-cell table:formula="of:=[.F1065]-[.G1065]" office:value-type="float" office:value="3.53852848266069">
            <text:p>3.539</text:p>
          </table:table-cell>
          <table:table-cell table:formula="of:=INT([.I$4]*[.E1065]*([.J$3]/[.J$4])+[.I$3])" office:value-type="float" office:value="187631027">
            <text:p>187631027</text:p>
          </table:table-cell>
          <table:table-cell table:formula="of:=INT([.I1065]*[.E1065]*([.J$2]/[.J$3]))+[.I$2]" office:value-type="float" office:value="-688633">
            <text:p>-688633</text:p>
          </table:table-cell>
          <table:table-cell table:formula="of:=[.J1065]*[.E1065]*(1/[.J$2])+[.I$1]" office:value-type="float" office:value="11175.9712295532">
            <text:p>11176</text:p>
          </table:table-cell>
          <table:table-cell table:formula="of:=[.F1065]-[.K1065]" office:value-type="float" office:value="4.02877044677734">
            <text:p>4</text:p>
          </table:table-cell>
        </table:table-row>
        <table:table-row table:style-name="ro1">
          <table:table-cell office:value-type="string">
            <text:p><text:s text:c="2"/>1061</text:p>
          </table:table-cell>
          <table:table-cell office:value-type="string">
            <text:p><text:s text:c="3"/>3407</text:p>
          </table:table-cell>
          <table:table-cell office:value-type="string">
            <text:p><text:s text:c="2"/>11211</text:p>
          </table:table-cell>
          <table:table-cell office:value-type="string">
            <text:p><text:s text:c="5"/>12</text:p>
          </table:table-cell>
          <table:table-cell table:formula="of:=[.B1066]/1" office:value-type="float" office:value="3407">
            <text:p>3407</text:p>
          </table:table-cell>
          <table:table-cell table:formula="of:=[.C1066]/1" office:value-type="float" office:value="11211">
            <text:p>11211</text:p>
          </table:table-cell>
          <table:table-cell table:formula="of:=[.G$1]+[.E1066]*([.G$2]+[.E1066]*([.G$3]+[.G$4]*[.E1066]))" office:value-type="float" office:value="11202.7650485806">
            <text:p>11202.765</text:p>
          </table:table-cell>
          <table:table-cell table:formula="of:=[.F1066]-[.G1066]" office:value-type="float" office:value="8.23495141945023">
            <text:p>8.235</text:p>
          </table:table-cell>
          <table:table-cell table:formula="of:=INT([.I$4]*[.E1066]*([.J$3]/[.J$4])+[.I$3])" office:value-type="float" office:value="187644860">
            <text:p>187644860</text:p>
          </table:table-cell>
          <table:table-cell table:formula="of:=INT([.I1066]*[.E1066]*([.J$2]/[.J$3]))+[.I$2]" office:value-type="float" office:value="-683979">
            <text:p>-683979</text:p>
          </table:table-cell>
          <table:table-cell table:formula="of:=[.J1066]*[.E1066]*(1/[.J$2])+[.I$1]" office:value-type="float" office:value="11202.27409935">
            <text:p>11202</text:p>
          </table:table-cell>
          <table:table-cell table:formula="of:=[.F1066]-[.K1066]" office:value-type="float" office:value="8.72590065002441">
            <text:p>9</text:p>
          </table:table-cell>
        </table:table-row>
        <table:table-row table:style-name="ro1">
          <table:table-cell office:value-type="string">
            <text:p><text:s text:c="2"/>1062</text:p>
          </table:table-cell>
          <table:table-cell office:value-type="string">
            <text:p><text:s text:c="3"/>3410</text:p>
          </table:table-cell>
          <table:table-cell office:value-type="string">
            <text:p><text:s text:c="2"/>11230</text:p>
          </table:table-cell>
          <table:table-cell office:value-type="string">
            <text:p><text:s text:c="5"/>11</text:p>
          </table:table-cell>
          <table:table-cell table:formula="of:=[.B1067]/1" office:value-type="float" office:value="3410">
            <text:p>3410</text:p>
          </table:table-cell>
          <table:table-cell table:formula="of:=[.C1067]/1" office:value-type="float" office:value="11230">
            <text:p>11230</text:p>
          </table:table-cell>
          <table:table-cell table:formula="of:=[.G$1]+[.E1067]*([.G$2]+[.E1067]*([.G$3]+[.G$4]*[.E1067]))" office:value-type="float" office:value="11229.1260062638">
            <text:p>11229.126</text:p>
          </table:table-cell>
          <table:table-cell table:formula="of:=[.F1067]-[.G1067]" office:value-type="float" office:value="0.873993736242483">
            <text:p>0.874</text:p>
          </table:table-cell>
          <table:table-cell table:formula="of:=INT([.I$4]*[.E1067]*([.J$3]/[.J$4])+[.I$3])" office:value-type="float" office:value="187658694">
            <text:p>187658694</text:p>
          </table:table-cell>
          <table:table-cell table:formula="of:=INT([.I1067]*[.E1067]*([.J$2]/[.J$3]))+[.I$2]" office:value-type="float" office:value="-679324">
            <text:p>-679324</text:p>
          </table:table-cell>
          <table:table-cell table:formula="of:=[.J1067]*[.E1067]*(1/[.J$2])+[.I$1]" office:value-type="float" office:value="11228.6367340088">
            <text:p>11229</text:p>
          </table:table-cell>
          <table:table-cell table:formula="of:=[.F1067]-[.K1067]" office:value-type="float" office:value="1.36326599121094">
            <text:p>1</text:p>
          </table:table-cell>
        </table:table-row>
        <table:table-row table:style-name="ro1">
          <table:table-cell office:value-type="string">
            <text:p><text:s text:c="2"/>1063</text:p>
          </table:table-cell>
          <table:table-cell office:value-type="string">
            <text:p><text:s text:c="3"/>3414</text:p>
          </table:table-cell>
          <table:table-cell office:value-type="string">
            <text:p><text:s text:c="2"/>11261</text:p>
          </table:table-cell>
          <table:table-cell office:value-type="string">
            <text:p><text:s text:c="5"/>11</text:p>
          </table:table-cell>
          <table:table-cell table:formula="of:=[.B1068]/1" office:value-type="float" office:value="3414">
            <text:p>3414</text:p>
          </table:table-cell>
          <table:table-cell table:formula="of:=[.C1068]/1" office:value-type="float" office:value="11261">
            <text:p>11261</text:p>
          </table:table-cell>
          <table:table-cell table:formula="of:=[.G$1]+[.E1068]*([.G$2]+[.E1068]*([.G$3]+[.G$4]*[.E1068]))" office:value-type="float" office:value="11264.3632273716">
            <text:p>11264.363</text:p>
          </table:table-cell>
          <table:table-cell table:formula="of:=[.F1068]-[.G1068]" office:value-type="float" office:value="-3.36322737159389">
            <text:p>-3.363</text:p>
          </table:table-cell>
          <table:table-cell table:formula="of:=INT([.I$4]*[.E1068]*([.J$3]/[.J$4])+[.I$3])" office:value-type="float" office:value="187677138">
            <text:p>187677138</text:p>
          </table:table-cell>
          <table:table-cell table:formula="of:=INT([.I1068]*[.E1068]*([.J$2]/[.J$3]))+[.I$2]" office:value-type="float" office:value="-673116">
            <text:p>-673116</text:p>
          </table:table-cell>
          <table:table-cell table:formula="of:=[.J1068]*[.E1068]*(1/[.J$2])+[.I$1]" office:value-type="float" office:value="11263.8784637451">
            <text:p>11264</text:p>
          </table:table-cell>
          <table:table-cell table:formula="of:=[.F1068]-[.K1068]" office:value-type="float" office:value="-2.87846374511719">
            <text:p>-3</text:p>
          </table:table-cell>
        </table:table-row>
        <table:table-row table:style-name="ro1">
          <table:table-cell office:value-type="string">
            <text:p><text:s text:c="2"/>1064</text:p>
          </table:table-cell>
          <table:table-cell office:value-type="string">
            <text:p><text:s text:c="3"/>3417</text:p>
          </table:table-cell>
          <table:table-cell office:value-type="string">
            <text:p><text:s text:c="2"/>11280</text:p>
          </table:table-cell>
          <table:table-cell office:value-type="string">
            <text:p><text:s text:c="5"/>11</text:p>
          </table:table-cell>
          <table:table-cell table:formula="of:=[.B1069]/1" office:value-type="float" office:value="3417">
            <text:p>3417</text:p>
          </table:table-cell>
          <table:table-cell table:formula="of:=[.C1069]/1" office:value-type="float" office:value="11280">
            <text:p>11280</text:p>
          </table:table-cell>
          <table:table-cell table:formula="of:=[.G$1]+[.E1069]*([.G$2]+[.E1069]*([.G$3]+[.G$4]*[.E1069]))" office:value-type="float" office:value="11290.8581154411">
            <text:p>11290.858</text:p>
          </table:table-cell>
          <table:table-cell table:formula="of:=[.F1069]-[.G1069]" office:value-type="float" office:value="-10.858115441144">
            <text:p>-10.858</text:p>
          </table:table-cell>
          <table:table-cell table:formula="of:=INT([.I$4]*[.E1069]*([.J$3]/[.J$4])+[.I$3])" office:value-type="float" office:value="187690971">
            <text:p>187690971</text:p>
          </table:table-cell>
          <table:table-cell table:formula="of:=INT([.I1069]*[.E1069]*([.J$2]/[.J$3]))+[.I$2]" office:value-type="float" office:value="-668460">
            <text:p>-668460</text:p>
          </table:table-cell>
          <table:table-cell table:formula="of:=[.J1069]*[.E1069]*(1/[.J$2])+[.I$1]" office:value-type="float" office:value="11290.371925354">
            <text:p>11290</text:p>
          </table:table-cell>
          <table:table-cell table:formula="of:=[.F1069]-[.K1069]" office:value-type="float" office:value="-10.3719253540039">
            <text:p>-10</text:p>
          </table:table-cell>
        </table:table-row>
        <table:table-row table:style-name="ro1">
          <table:table-cell office:value-type="string">
            <text:p><text:s text:c="2"/>1065</text:p>
          </table:table-cell>
          <table:table-cell office:value-type="string">
            <text:p><text:s text:c="3"/>3418</text:p>
          </table:table-cell>
          <table:table-cell office:value-type="string">
            <text:p><text:s text:c="2"/>11315</text:p>
          </table:table-cell>
          <table:table-cell office:value-type="string">
            <text:p><text:s text:c="5"/>12</text:p>
          </table:table-cell>
          <table:table-cell table:formula="of:=[.B1070]/1" office:value-type="float" office:value="3418">
            <text:p>3418</text:p>
          </table:table-cell>
          <table:table-cell table:formula="of:=[.C1070]/1" office:value-type="float" office:value="11315">
            <text:p>11315</text:p>
          </table:table-cell>
          <table:table-cell table:formula="of:=[.G$1]+[.E1070]*([.G$2]+[.E1070]*([.G$3]+[.G$4]*[.E1070]))" office:value-type="float" office:value="11299.7025035618">
            <text:p>11299.703</text:p>
          </table:table-cell>
          <table:table-cell table:formula="of:=[.F1070]-[.G1070]" office:value-type="float" office:value="15.2974964382447">
            <text:p>15.297</text:p>
          </table:table-cell>
          <table:table-cell table:formula="of:=INT([.I$4]*[.E1070]*([.J$3]/[.J$4])+[.I$3])" office:value-type="float" office:value="187695582">
            <text:p>187695582</text:p>
          </table:table-cell>
          <table:table-cell table:formula="of:=INT([.I1070]*[.E1070]*([.J$2]/[.J$3]))+[.I$2]" office:value-type="float" office:value="-666908">
            <text:p>-666908</text:p>
          </table:table-cell>
          <table:table-cell table:formula="of:=[.J1070]*[.E1070]*(1/[.J$2])+[.I$1]" office:value-type="float" office:value="11299.2149200439">
            <text:p>11299</text:p>
          </table:table-cell>
          <table:table-cell table:formula="of:=[.F1070]-[.K1070]" office:value-type="float" office:value="15.7850799560547">
            <text:p>16</text:p>
          </table:table-cell>
        </table:table-row>
        <table:table-row table:style-name="ro1">
          <table:table-cell office:value-type="string">
            <text:p><text:s text:c="2"/>1066</text:p>
          </table:table-cell>
          <table:table-cell office:value-type="string">
            <text:p><text:s text:c="3"/>3421</text:p>
          </table:table-cell>
          <table:table-cell office:value-type="string">
            <text:p><text:s text:c="2"/>11341</text:p>
          </table:table-cell>
          <table:table-cell office:value-type="string">
            <text:p><text:s text:c="5"/>10</text:p>
          </table:table-cell>
          <table:table-cell table:formula="of:=[.B1071]/1" office:value-type="float" office:value="3421">
            <text:p>3421</text:p>
          </table:table-cell>
          <table:table-cell table:formula="of:=[.C1071]/1" office:value-type="float" office:value="11341">
            <text:p>11341</text:p>
          </table:table-cell>
          <table:table-cell table:formula="of:=[.G$1]+[.E1071]*([.G$2]+[.E1071]*([.G$3]+[.G$4]*[.E1071]))" office:value-type="float" office:value="11326.2739498522">
            <text:p>11326.274</text:p>
          </table:table-cell>
          <table:table-cell table:formula="of:=[.F1071]-[.G1071]" office:value-type="float" office:value="14.7260501477576">
            <text:p>14.726</text:p>
          </table:table-cell>
          <table:table-cell table:formula="of:=INT([.I$4]*[.E1071]*([.J$3]/[.J$4])+[.I$3])" office:value-type="float" office:value="187709415">
            <text:p>187709415</text:p>
          </table:table-cell>
          <table:table-cell table:formula="of:=INT([.I1071]*[.E1071]*([.J$2]/[.J$3]))+[.I$2]" office:value-type="float" office:value="-662251">
            <text:p>-662251</text:p>
          </table:table-cell>
          <table:table-cell table:formula="of:=[.J1071]*[.E1071]*(1/[.J$2])+[.I$1]" office:value-type="float" office:value="11325.7859516144">
            <text:p>11326</text:p>
          </table:table-cell>
          <table:table-cell table:formula="of:=[.F1071]-[.K1071]" office:value-type="float" office:value="15.2140483856201">
            <text:p>15</text:p>
          </table:table-cell>
        </table:table-row>
        <table:table-row table:style-name="ro1">
          <table:table-cell office:value-type="string">
            <text:p><text:s text:c="2"/>1067</text:p>
          </table:table-cell>
          <table:table-cell office:value-type="string">
            <text:p><text:s text:c="3"/>3425</text:p>
          </table:table-cell>
          <table:table-cell office:value-type="string">
            <text:p><text:s text:c="2"/>11356</text:p>
          </table:table-cell>
          <table:table-cell office:value-type="string">
            <text:p><text:s text:c="5"/>10</text:p>
          </table:table-cell>
          <table:table-cell table:formula="of:=[.B1072]/1" office:value-type="float" office:value="3425">
            <text:p>3425</text:p>
          </table:table-cell>
          <table:table-cell table:formula="of:=[.C1072]/1" office:value-type="float" office:value="11356">
            <text:p>11356</text:p>
          </table:table-cell>
          <table:table-cell table:formula="of:=[.G$1]+[.E1072]*([.G$2]+[.E1072]*([.G$3]+[.G$4]*[.E1072]))" office:value-type="float" office:value="11361.7918844369">
            <text:p>11361.792</text:p>
          </table:table-cell>
          <table:table-cell table:formula="of:=[.F1072]-[.G1072]" office:value-type="float" office:value="-5.79188443685598">
            <text:p>-5.792</text:p>
          </table:table-cell>
          <table:table-cell table:formula="of:=INT([.I$4]*[.E1072]*([.J$3]/[.J$4])+[.I$3])" office:value-type="float" office:value="187727860">
            <text:p>187727860</text:p>
          </table:table-cell>
          <table:table-cell table:formula="of:=INT([.I1072]*[.E1072]*([.J$2]/[.J$3]))+[.I$2]" office:value-type="float" office:value="-656041">
            <text:p>-656041</text:p>
          </table:table-cell>
          <table:table-cell table:formula="of:=[.J1072]*[.E1072]*(1/[.J$2])+[.I$1]" office:value-type="float" office:value="11361.3012523651">
            <text:p>11361</text:p>
          </table:table-cell>
          <table:table-cell table:formula="of:=[.F1072]-[.K1072]" office:value-type="float" office:value="-5.30125236511231">
            <text:p>-5</text:p>
          </table:table-cell>
        </table:table-row>
        <table:table-row table:style-name="ro1">
          <table:table-cell office:value-type="string">
            <text:p><text:s text:c="2"/>1068</text:p>
          </table:table-cell>
          <table:table-cell office:value-type="string">
            <text:p><text:s text:c="3"/>3428</text:p>
          </table:table-cell>
          <table:table-cell office:value-type="string">
            <text:p><text:s text:c="2"/>11379</text:p>
          </table:table-cell>
          <table:table-cell office:value-type="string">
            <text:p><text:s text:c="6"/>9</text:p>
          </table:table-cell>
          <table:table-cell table:formula="of:=[.B1073]/1" office:value-type="float" office:value="3428">
            <text:p>3428</text:p>
          </table:table-cell>
          <table:table-cell table:formula="of:=[.C1073]/1" office:value-type="float" office:value="11379">
            <text:p>11379</text:p>
          </table:table-cell>
          <table:table-cell table:formula="of:=[.G$1]+[.E1073]*([.G$2]+[.E1073]*([.G$3]+[.G$4]*[.E1073]))" office:value-type="float" office:value="11388.4973541143">
            <text:p>11388.497</text:p>
          </table:table-cell>
          <table:table-cell table:formula="of:=[.F1073]-[.G1073]" office:value-type="float" office:value="-9.49735411428628">
            <text:p>-9.497</text:p>
          </table:table-cell>
          <table:table-cell table:formula="of:=INT([.I$4]*[.E1073]*([.J$3]/[.J$4])+[.I$3])" office:value-type="float" office:value="187741693">
            <text:p>187741693</text:p>
          </table:table-cell>
          <table:table-cell table:formula="of:=INT([.I1073]*[.E1073]*([.J$2]/[.J$3]))+[.I$2]" office:value-type="float" office:value="-651382">
            <text:p>-651382</text:p>
          </table:table-cell>
          <table:table-cell table:formula="of:=[.J1073]*[.E1073]*(1/[.J$2])+[.I$1]" office:value-type="float" office:value="11388.0097198486">
            <text:p>11388</text:p>
          </table:table-cell>
          <table:table-cell table:formula="of:=[.F1073]-[.K1073]" office:value-type="float" office:value="-9.00971984863281">
            <text:p>-9</text:p>
          </table:table-cell>
        </table:table-row>
        <table:table-row table:style-name="ro1">
          <table:table-cell office:value-type="string">
            <text:p><text:s text:c="2"/>1069</text:p>
          </table:table-cell>
          <table:table-cell office:value-type="string">
            <text:p><text:s text:c="3"/>3431</text:p>
          </table:table-cell>
          <table:table-cell office:value-type="string">
            <text:p><text:s text:c="2"/>11405</text:p>
          </table:table-cell>
          <table:table-cell office:value-type="string">
            <text:p><text:s text:c="5"/>10</text:p>
          </table:table-cell>
          <table:table-cell table:formula="of:=[.B1074]/1" office:value-type="float" office:value="3431">
            <text:p>3431</text:p>
          </table:table-cell>
          <table:table-cell table:formula="of:=[.C1074]/1" office:value-type="float" office:value="11405">
            <text:p>11405</text:p>
          </table:table-cell>
          <table:table-cell table:formula="of:=[.G$1]+[.E1074]*([.G$2]+[.E1074]*([.G$3]+[.G$4]*[.E1074]))" office:value-type="float" office:value="11415.2602805031">
            <text:p>11415.260</text:p>
          </table:table-cell>
          <table:table-cell table:formula="of:=[.F1074]-[.G1074]" office:value-type="float" office:value="-10.2602805031202">
            <text:p>-10.260</text:p>
          </table:table-cell>
          <table:table-cell table:formula="of:=INT([.I$4]*[.E1074]*([.J$3]/[.J$4])+[.I$3])" office:value-type="float" office:value="187755526">
            <text:p>187755526</text:p>
          </table:table-cell>
          <table:table-cell table:formula="of:=INT([.I1074]*[.E1074]*([.J$2]/[.J$3]))+[.I$2]" office:value-type="float" office:value="-646723">
            <text:p>-646723</text:p>
          </table:table-cell>
          <table:table-cell table:formula="of:=[.J1074]*[.E1074]*(1/[.J$2])+[.I$1]" office:value-type="float" office:value="11414.7715053558">
            <text:p>11415</text:p>
          </table:table-cell>
          <table:table-cell table:formula="of:=[.F1074]-[.K1074]" office:value-type="float" office:value="-9.77150535583496">
            <text:p>-10</text:p>
          </table:table-cell>
        </table:table-row>
        <table:table-row table:style-name="ro1">
          <table:table-cell office:value-type="string">
            <text:p><text:s text:c="2"/>1070</text:p>
          </table:table-cell>
          <table:table-cell office:value-type="string">
            <text:p><text:s text:c="3"/>3432</text:p>
          </table:table-cell>
          <table:table-cell office:value-type="string">
            <text:p><text:s text:c="2"/>11429</text:p>
          </table:table-cell>
          <table:table-cell office:value-type="string">
            <text:p><text:s text:c="5"/>14</text:p>
          </table:table-cell>
          <table:table-cell table:formula="of:=[.B1075]/1" office:value-type="float" office:value="3432">
            <text:p>3432</text:p>
          </table:table-cell>
          <table:table-cell table:formula="of:=[.C1075]/1" office:value-type="float" office:value="11429">
            <text:p>11429</text:p>
          </table:table-cell>
          <table:table-cell table:formula="of:=[.G$1]+[.E1075]*([.G$2]+[.E1075]*([.G$3]+[.G$4]*[.E1075]))" office:value-type="float" office:value="11424.194026003">
            <text:p>11424.194</text:p>
          </table:table-cell>
          <table:table-cell table:formula="of:=[.F1075]-[.G1075]" office:value-type="float" office:value="4.80597399704493">
            <text:p>4.806</text:p>
          </table:table-cell>
          <table:table-cell table:formula="of:=INT([.I$4]*[.E1075]*([.J$3]/[.J$4])+[.I$3])" office:value-type="float" office:value="187760137">
            <text:p>187760137</text:p>
          </table:table-cell>
          <table:table-cell table:formula="of:=INT([.I1075]*[.E1075]*([.J$2]/[.J$3]))+[.I$2]" office:value-type="float" office:value="-645170">
            <text:p>-645170</text:p>
          </table:table-cell>
          <table:table-cell table:formula="of:=[.J1075]*[.E1075]*(1/[.J$2])+[.I$1]" office:value-type="float" office:value="11423.7039489746">
            <text:p>11424</text:p>
          </table:table-cell>
          <table:table-cell table:formula="of:=[.F1075]-[.K1075]" office:value-type="float" office:value="5.29605102539063">
            <text:p>5</text:p>
          </table:table-cell>
        </table:table-row>
        <table:table-row table:style-name="ro1">
          <table:table-cell office:value-type="string">
            <text:p><text:s text:c="2"/>1071</text:p>
          </table:table-cell>
          <table:table-cell office:value-type="string">
            <text:p><text:s text:c="3"/>3435</text:p>
          </table:table-cell>
          <table:table-cell office:value-type="string">
            <text:p><text:s text:c="2"/>11461</text:p>
          </table:table-cell>
          <table:table-cell office:value-type="string">
            <text:p><text:s text:c="5"/>13</text:p>
          </table:table-cell>
          <table:table-cell table:formula="of:=[.B1076]/1" office:value-type="float" office:value="3435">
            <text:p>3435</text:p>
          </table:table-cell>
          <table:table-cell table:formula="of:=[.C1076]/1" office:value-type="float" office:value="11461">
            <text:p>11461</text:p>
          </table:table-cell>
          <table:table-cell table:formula="of:=[.G$1]+[.E1076]*([.G$2]+[.E1076]*([.G$3]+[.G$4]*[.E1076]))" office:value-type="float" office:value="11451.0335782495">
            <text:p>11451.034</text:p>
          </table:table-cell>
          <table:table-cell table:formula="of:=[.F1076]-[.G1076]" office:value-type="float" office:value="9.96642175047418">
            <text:p>9.966</text:p>
          </table:table-cell>
          <table:table-cell table:formula="of:=INT([.I$4]*[.E1076]*([.J$3]/[.J$4])+[.I$3])" office:value-type="float" office:value="187773970">
            <text:p>187773970</text:p>
          </table:table-cell>
          <table:table-cell table:formula="of:=INT([.I1076]*[.E1076]*([.J$2]/[.J$3]))+[.I$2]" office:value-type="float" office:value="-640510">
            <text:p>-640510</text:p>
          </table:table-cell>
          <table:table-cell table:formula="of:=[.J1076]*[.E1076]*(1/[.J$2])+[.I$1]" office:value-type="float" office:value="11450.5433769226">
            <text:p>11451</text:p>
          </table:table-cell>
          <table:table-cell table:formula="of:=[.F1076]-[.K1076]" office:value-type="float" office:value="10.4566230773926">
            <text:p>10</text:p>
          </table:table-cell>
        </table:table-row>
        <table:table-row table:style-name="ro1">
          <table:table-cell office:value-type="string">
            <text:p><text:s text:c="2"/>1072</text:p>
          </table:table-cell>
          <table:table-cell office:value-type="string">
            <text:p><text:s text:c="3"/>3439</text:p>
          </table:table-cell>
          <table:table-cell office:value-type="string">
            <text:p><text:s text:c="2"/>11482</text:p>
          </table:table-cell>
          <table:table-cell office:value-type="string">
            <text:p><text:s text:c="5"/>12</text:p>
          </table:table-cell>
          <table:table-cell table:formula="of:=[.B1077]/1" office:value-type="float" office:value="3439">
            <text:p>3439</text:p>
          </table:table-cell>
          <table:table-cell table:formula="of:=[.C1077]/1" office:value-type="float" office:value="11482">
            <text:p>11482</text:p>
          </table:table-cell>
          <table:table-cell table:formula="of:=[.G$1]+[.E1077]*([.G$2]+[.E1077]*([.G$3]+[.G$4]*[.E1077]))" office:value-type="float" office:value="11486.9090663518">
            <text:p>11486.909</text:p>
          </table:table-cell>
          <table:table-cell table:formula="of:=[.F1077]-[.G1077]" office:value-type="float" office:value="-4.90906635183637">
            <text:p>-4.909</text:p>
          </table:table-cell>
          <table:table-cell table:formula="of:=INT([.I$4]*[.E1077]*([.J$3]/[.J$4])+[.I$3])" office:value-type="float" office:value="187792414">
            <text:p>187792414</text:p>
          </table:table-cell>
          <table:table-cell table:formula="of:=INT([.I1077]*[.E1077]*([.J$2]/[.J$3]))+[.I$2]" office:value-type="float" office:value="-634295">
            <text:p>-634295</text:p>
          </table:table-cell>
          <table:table-cell table:formula="of:=[.J1077]*[.E1077]*(1/[.J$2])+[.I$1]" office:value-type="float" office:value="11486.4231700897">
            <text:p>11486</text:p>
          </table:table-cell>
          <table:table-cell table:formula="of:=[.F1077]-[.K1077]" office:value-type="float" office:value="-4.42317008972168">
            <text:p>-4</text:p>
          </table:table-cell>
        </table:table-row>
        <table:table-row table:style-name="ro1">
          <table:table-cell office:value-type="string">
            <text:p><text:s text:c="2"/>1073</text:p>
          </table:table-cell>
          <table:table-cell office:value-type="string">
            <text:p><text:s text:c="3"/>3442</text:p>
          </table:table-cell>
          <table:table-cell office:value-type="string">
            <text:p><text:s text:c="2"/>11510</text:p>
          </table:table-cell>
          <table:table-cell office:value-type="string">
            <text:p><text:s text:c="5"/>14</text:p>
          </table:table-cell>
          <table:table-cell table:formula="of:=[.B1078]/1" office:value-type="float" office:value="3442">
            <text:p>3442</text:p>
          </table:table-cell>
          <table:table-cell table:formula="of:=[.C1078]/1" office:value-type="float" office:value="11510">
            <text:p>11510</text:p>
          </table:table-cell>
          <table:table-cell table:formula="of:=[.G$1]+[.E1078]*([.G$2]+[.E1078]*([.G$3]+[.G$4]*[.E1078]))" office:value-type="float" office:value="11513.8827603498">
            <text:p>11513.883</text:p>
          </table:table-cell>
          <table:table-cell table:formula="of:=[.F1078]-[.G1078]" office:value-type="float" office:value="-3.88276034975206">
            <text:p>-3.883</text:p>
          </table:table-cell>
          <table:table-cell table:formula="of:=INT([.I$4]*[.E1078]*([.J$3]/[.J$4])+[.I$3])" office:value-type="float" office:value="187806248">
            <text:p>187806248</text:p>
          </table:table-cell>
          <table:table-cell table:formula="of:=INT([.I1078]*[.E1078]*([.J$2]/[.J$3]))+[.I$2]" office:value-type="float" office:value="-629634">
            <text:p>-629634</text:p>
          </table:table-cell>
          <table:table-cell table:formula="of:=[.J1078]*[.E1078]*(1/[.J$2])+[.I$1]" office:value-type="float" office:value="11513.3936080933">
            <text:p>11513</text:p>
          </table:table-cell>
          <table:table-cell table:formula="of:=[.F1078]-[.K1078]" office:value-type="float" office:value="-3.39360809326172">
            <text:p>-3</text:p>
          </table:table-cell>
        </table:table-row>
        <table:table-row table:style-name="ro1">
          <table:table-cell office:value-type="string">
            <text:p><text:s text:c="2"/>1074</text:p>
          </table:table-cell>
          <table:table-cell office:value-type="string">
            <text:p><text:s text:c="3"/>3445</text:p>
          </table:table-cell>
          <table:table-cell office:value-type="string">
            <text:p><text:s text:c="2"/>11548</text:p>
          </table:table-cell>
          <table:table-cell office:value-type="string">
            <text:p><text:s text:c="5"/>12</text:p>
          </table:table-cell>
          <table:table-cell table:formula="of:=[.B1079]/1" office:value-type="float" office:value="3445">
            <text:p>3445</text:p>
          </table:table-cell>
          <table:table-cell table:formula="of:=[.C1079]/1" office:value-type="float" office:value="11548">
            <text:p>11548</text:p>
          </table:table-cell>
          <table:table-cell table:formula="of:=[.G$1]+[.E1079]*([.G$2]+[.E1079]*([.G$3]+[.G$4]*[.E1079]))" office:value-type="float" office:value="11540.9139617867">
            <text:p>11540.914</text:p>
          </table:table-cell>
          <table:table-cell table:formula="of:=[.F1079]-[.G1079]" office:value-type="float" office:value="7.086038213336">
            <text:p>7.086</text:p>
          </table:table-cell>
          <table:table-cell table:formula="of:=INT([.I$4]*[.E1079]*([.J$3]/[.J$4])+[.I$3])" office:value-type="float" office:value="187820081">
            <text:p>187820081</text:p>
          </table:table-cell>
          <table:table-cell table:formula="of:=INT([.I1079]*[.E1079]*([.J$2]/[.J$3]))+[.I$2]" office:value-type="float" office:value="-624972">
            <text:p>-624972</text:p>
          </table:table-cell>
          <table:table-cell table:formula="of:=[.J1079]*[.E1079]*(1/[.J$2])+[.I$1]" office:value-type="float" office:value="11540.4239578247">
            <text:p>11540</text:p>
          </table:table-cell>
          <table:table-cell table:formula="of:=[.F1079]-[.K1079]" office:value-type="float" office:value="7.57604217529297">
            <text:p>8</text:p>
          </table:table-cell>
        </table:table-row>
        <table:table-row table:style-name="ro1">
          <table:table-cell office:value-type="string">
            <text:p><text:s text:c="2"/>1075</text:p>
          </table:table-cell>
          <table:table-cell office:value-type="string">
            <text:p><text:s text:c="3"/>3447</text:p>
          </table:table-cell>
          <table:table-cell office:value-type="string">
            <text:p><text:s text:c="2"/>11566</text:p>
          </table:table-cell>
          <table:table-cell office:value-type="string">
            <text:p><text:s text:c="5"/>10</text:p>
          </table:table-cell>
          <table:table-cell table:formula="of:=[.B1080]/1" office:value-type="float" office:value="3447">
            <text:p>3447</text:p>
          </table:table-cell>
          <table:table-cell table:formula="of:=[.C1080]/1" office:value-type="float" office:value="11566">
            <text:p>11566</text:p>
          </table:table-cell>
          <table:table-cell table:formula="of:=[.G$1]+[.E1080]*([.G$2]+[.E1080]*([.G$3]+[.G$4]*[.E1080]))" office:value-type="float" office:value="11558.9667166898">
            <text:p>11558.967</text:p>
          </table:table-cell>
          <table:table-cell table:formula="of:=[.F1080]-[.G1080]" office:value-type="float" office:value="7.03328331016746">
            <text:p>7.033</text:p>
          </table:table-cell>
          <table:table-cell table:formula="of:=INT([.I$4]*[.E1080]*([.J$3]/[.J$4])+[.I$3])" office:value-type="float" office:value="187829303">
            <text:p>187829303</text:p>
          </table:table-cell>
          <table:table-cell table:formula="of:=INT([.I1080]*[.E1080]*([.J$2]/[.J$3]))+[.I$2]" office:value-type="float" office:value="-621863">
            <text:p>-621863</text:p>
          </table:table-cell>
          <table:table-cell table:formula="of:=[.J1080]*[.E1080]*(1/[.J$2])+[.I$1]" office:value-type="float" office:value="11558.4804058075">
            <text:p>11558</text:p>
          </table:table-cell>
          <table:table-cell table:formula="of:=[.F1080]-[.K1080]" office:value-type="float" office:value="7.51959419250488">
            <text:p>8</text:p>
          </table:table-cell>
        </table:table-row>
        <table:table-row table:style-name="ro1">
          <table:table-cell office:value-type="string">
            <text:p><text:s text:c="2"/>1076</text:p>
          </table:table-cell>
          <table:table-cell office:value-type="string">
            <text:p><text:s text:c="3"/>3450</text:p>
          </table:table-cell>
          <table:table-cell office:value-type="string">
            <text:p><text:s text:c="2"/>11597</text:p>
          </table:table-cell>
          <table:table-cell office:value-type="string">
            <text:p><text:s text:c="6"/>9</text:p>
          </table:table-cell>
          <table:table-cell table:formula="of:=[.B1081]/1" office:value-type="float" office:value="3450">
            <text:p>3450</text:p>
          </table:table-cell>
          <table:table-cell table:formula="of:=[.C1081]/1" office:value-type="float" office:value="11597">
            <text:p>11597</text:p>
          </table:table-cell>
          <table:table-cell table:formula="of:=[.G$1]+[.E1081]*([.G$2]+[.E1081]*([.G$3]+[.G$4]*[.E1081]))" office:value-type="float" office:value="11586.0937880144">
            <text:p>11586.094</text:p>
          </table:table-cell>
          <table:table-cell table:formula="of:=[.F1081]-[.G1081]" office:value-type="float" office:value="10.9062119855844">
            <text:p>10.906</text:p>
          </table:table-cell>
          <table:table-cell table:formula="of:=INT([.I$4]*[.E1081]*([.J$3]/[.J$4])+[.I$3])" office:value-type="float" office:value="187843136">
            <text:p>187843136</text:p>
          </table:table-cell>
          <table:table-cell table:formula="of:=INT([.I1081]*[.E1081]*([.J$2]/[.J$3]))+[.I$2]" office:value-type="float" office:value="-617200">
            <text:p>-617200</text:p>
          </table:table-cell>
          <table:table-cell table:formula="of:=[.J1081]*[.E1081]*(1/[.J$2])+[.I$1]" office:value-type="float" office:value="11585.606262207">
            <text:p>11586</text:p>
          </table:table-cell>
          <table:table-cell table:formula="of:=[.F1081]-[.K1081]" office:value-type="float" office:value="11.3937377929688">
            <text:p>11</text:p>
          </table:table-cell>
        </table:table-row>
        <table:table-row table:style-name="ro1">
          <table:table-cell office:value-type="string">
            <text:p><text:s text:c="2"/>1077</text:p>
          </table:table-cell>
          <table:table-cell office:value-type="string">
            <text:p><text:s text:c="3"/>3453</text:p>
          </table:table-cell>
          <table:table-cell office:value-type="string">
            <text:p><text:s text:c="2"/>11614</text:p>
          </table:table-cell>
          <table:table-cell office:value-type="string">
            <text:p><text:s text:c="6"/>8</text:p>
          </table:table-cell>
          <table:table-cell table:formula="of:=[.B1082]/1" office:value-type="float" office:value="3453">
            <text:p>3453</text:p>
          </table:table-cell>
          <table:table-cell table:formula="of:=[.C1082]/1" office:value-type="float" office:value="11614">
            <text:p>11614</text:p>
          </table:table-cell>
          <table:table-cell table:formula="of:=[.G$1]+[.E1082]*([.G$2]+[.E1082]*([.G$3]+[.G$4]*[.E1082]))" office:value-type="float" office:value="11613.2783957652">
            <text:p>11613.278</text:p>
          </table:table-cell>
          <table:table-cell table:formula="of:=[.F1082]-[.G1082]" office:value-type="float" office:value="0.721604234789993">
            <text:p>0.722</text:p>
          </table:table-cell>
          <table:table-cell table:formula="of:=INT([.I$4]*[.E1082]*([.J$3]/[.J$4])+[.I$3])" office:value-type="float" office:value="187856969">
            <text:p>187856969</text:p>
          </table:table-cell>
          <table:table-cell table:formula="of:=INT([.I1082]*[.E1082]*([.J$2]/[.J$3]))+[.I$2]" office:value-type="float" office:value="-612536">
            <text:p>-612536</text:p>
          </table:table-cell>
          <table:table-cell table:formula="of:=[.J1082]*[.E1082]*(1/[.J$2])+[.I$1]" office:value-type="float" office:value="11612.7920684814">
            <text:p>11613</text:p>
          </table:table-cell>
          <table:table-cell table:formula="of:=[.F1082]-[.K1082]" office:value-type="float" office:value="1.20793151855469">
            <text:p>1</text:p>
          </table:table-cell>
        </table:table-row>
        <table:table-row table:style-name="ro1">
          <table:table-cell office:value-type="string">
            <text:p><text:s text:c="2"/>1078</text:p>
          </table:table-cell>
          <table:table-cell office:value-type="string">
            <text:p><text:s text:c="3"/>3456</text:p>
          </table:table-cell>
          <table:table-cell office:value-type="string">
            <text:p><text:s text:c="2"/>11645</text:p>
          </table:table-cell>
          <table:table-cell office:value-type="string">
            <text:p><text:s text:c="6"/>9</text:p>
          </table:table-cell>
          <table:table-cell table:formula="of:=[.B1083]/1" office:value-type="float" office:value="3456">
            <text:p>3456</text:p>
          </table:table-cell>
          <table:table-cell table:formula="of:=[.C1083]/1" office:value-type="float" office:value="11645">
            <text:p>11645</text:p>
          </table:table-cell>
          <table:table-cell table:formula="of:=[.G$1]+[.E1083]*([.G$2]+[.E1083]*([.G$3]+[.G$4]*[.E1083]))" office:value-type="float" office:value="11640.5205508124">
            <text:p>11640.521</text:p>
          </table:table-cell>
          <table:table-cell table:formula="of:=[.F1083]-[.G1083]" office:value-type="float" office:value="4.4794491876055">
            <text:p>4.479</text:p>
          </table:table-cell>
          <table:table-cell table:formula="of:=INT([.I$4]*[.E1083]*([.J$3]/[.J$4])+[.I$3])" office:value-type="float" office:value="187870803">
            <text:p>187870803</text:p>
          </table:table-cell>
          <table:table-cell table:formula="of:=INT([.I1083]*[.E1083]*([.J$2]/[.J$3]))+[.I$2]" office:value-type="float" office:value="-607872">
            <text:p>-607872</text:p>
          </table:table-cell>
          <table:table-cell table:formula="of:=[.J1083]*[.E1083]*(1/[.J$2])+[.I$1]" office:value-type="float" office:value="11640.03125">
            <text:p>11640</text:p>
          </table:table-cell>
          <table:table-cell table:formula="of:=[.F1083]-[.K1083]" office:value-type="float" office:value="4.96875">
            <text:p>5</text:p>
          </table:table-cell>
        </table:table-row>
        <table:table-row table:style-name="ro1">
          <table:table-cell office:value-type="string">
            <text:p><text:s text:c="2"/>1079</text:p>
          </table:table-cell>
          <table:table-cell office:value-type="string">
            <text:p><text:s text:c="3"/>3459</text:p>
          </table:table-cell>
          <table:table-cell office:value-type="string">
            <text:p><text:s text:c="2"/>11664</text:p>
          </table:table-cell>
          <table:table-cell office:value-type="string">
            <text:p><text:s text:c="5"/>11</text:p>
          </table:table-cell>
          <table:table-cell table:formula="of:=[.B1084]/1" office:value-type="float" office:value="3459">
            <text:p>3459</text:p>
          </table:table-cell>
          <table:table-cell table:formula="of:=[.C1084]/1" office:value-type="float" office:value="11664">
            <text:p>11664</text:p>
          </table:table-cell>
          <table:table-cell table:formula="of:=[.G$1]+[.E1084]*([.G$2]+[.E1084]*([.G$3]+[.G$4]*[.E1084]))" office:value-type="float" office:value="11667.8202640262">
            <text:p>11667.820</text:p>
          </table:table-cell>
          <table:table-cell table:formula="of:=[.F1084]-[.G1084]" office:value-type="float" office:value="-3.8202640261934">
            <text:p>-3.820</text:p>
          </table:table-cell>
          <table:table-cell table:formula="of:=INT([.I$4]*[.E1084]*([.J$3]/[.J$4])+[.I$3])" office:value-type="float" office:value="187884636">
            <text:p>187884636</text:p>
          </table:table-cell>
          <table:table-cell table:formula="of:=INT([.I1084]*[.E1084]*([.J$2]/[.J$3]))+[.I$2]" office:value-type="float" office:value="-603207">
            <text:p>-603207</text:p>
          </table:table-cell>
          <table:table-cell table:formula="of:=[.J1084]*[.E1084]*(1/[.J$2])+[.I$1]" office:value-type="float" office:value="11667.3304042816">
            <text:p>11667</text:p>
          </table:table-cell>
          <table:table-cell table:formula="of:=[.F1084]-[.K1084]" office:value-type="float" office:value="-3.33040428161621">
            <text:p>-3</text:p>
          </table:table-cell>
        </table:table-row>
        <table:table-row table:style-name="ro1">
          <table:table-cell office:value-type="string">
            <text:p><text:s text:c="2"/>1080</text:p>
          </table:table-cell>
          <table:table-cell office:value-type="string">
            <text:p><text:s text:c="3"/>3461</text:p>
          </table:table-cell>
          <table:table-cell office:value-type="string">
            <text:p><text:s text:c="2"/>11685</text:p>
          </table:table-cell>
          <table:table-cell office:value-type="string">
            <text:p><text:s text:c="5"/>11</text:p>
          </table:table-cell>
          <table:table-cell table:formula="of:=[.B1085]/1" office:value-type="float" office:value="3461">
            <text:p>3461</text:p>
          </table:table-cell>
          <table:table-cell table:formula="of:=[.C1085]/1" office:value-type="float" office:value="11685">
            <text:p>11685</text:p>
          </table:table-cell>
          <table:table-cell table:formula="of:=[.G$1]+[.E1085]*([.G$2]+[.E1085]*([.G$3]+[.G$4]*[.E1085]))" office:value-type="float" office:value="11686.0520549626">
            <text:p>11686.052</text:p>
          </table:table-cell>
          <table:table-cell table:formula="of:=[.F1085]-[.G1085]" office:value-type="float" office:value="-1.05205496261442">
            <text:p>-1.052</text:p>
          </table:table-cell>
          <table:table-cell table:formula="of:=INT([.I$4]*[.E1085]*([.J$3]/[.J$4])+[.I$3])" office:value-type="float" office:value="187893858">
            <text:p>187893858</text:p>
          </table:table-cell>
          <table:table-cell table:formula="of:=INT([.I1085]*[.E1085]*([.J$2]/[.J$3]))+[.I$2]" office:value-type="float" office:value="-600096">
            <text:p>-600096</text:p>
          </table:table-cell>
          <table:table-cell table:formula="of:=[.J1085]*[.E1085]*(1/[.J$2])+[.I$1]" office:value-type="float" office:value="11685.5661010742">
            <text:p>11686</text:p>
          </table:table-cell>
          <table:table-cell table:formula="of:=[.F1085]-[.K1085]" office:value-type="float" office:value="-0.56610107421875">
            <text:p>-1</text:p>
          </table:table-cell>
        </table:table-row>
        <table:table-row table:style-name="ro1">
          <table:table-cell office:value-type="string">
            <text:p><text:s text:c="2"/>1081</text:p>
          </table:table-cell>
          <table:table-cell office:value-type="string">
            <text:p><text:s text:c="3"/>3464</text:p>
          </table:table-cell>
          <table:table-cell office:value-type="string">
            <text:p><text:s text:c="2"/>11715</text:p>
          </table:table-cell>
          <table:table-cell office:value-type="string">
            <text:p><text:s text:c="5"/>12</text:p>
          </table:table-cell>
          <table:table-cell table:formula="of:=[.B1086]/1" office:value-type="float" office:value="3464">
            <text:p>3464</text:p>
          </table:table-cell>
          <table:table-cell table:formula="of:=[.C1086]/1" office:value-type="float" office:value="11715">
            <text:p>11715</text:p>
          </table:table-cell>
          <table:table-cell table:formula="of:=[.G$1]+[.E1086]*([.G$2]+[.E1086]*([.G$3]+[.G$4]*[.E1086]))" office:value-type="float" office:value="11713.4477226101">
            <text:p>11713.448</text:p>
          </table:table-cell>
          <table:table-cell table:formula="of:=[.F1086]-[.G1086]" office:value-type="float" office:value="1.55227738992289">
            <text:p>1.552</text:p>
          </table:table-cell>
          <table:table-cell table:formula="of:=INT([.I$4]*[.E1086]*([.J$3]/[.J$4])+[.I$3])" office:value-type="float" office:value="187907691">
            <text:p>187907691</text:p>
          </table:table-cell>
          <table:table-cell table:formula="of:=INT([.I1086]*[.E1086]*([.J$2]/[.J$3]))+[.I$2]" office:value-type="float" office:value="-595430">
            <text:p>-595430</text:p>
          </table:table-cell>
          <table:table-cell table:formula="of:=[.J1086]*[.E1086]*(1/[.J$2])+[.I$1]" office:value-type="float" office:value="11712.9608459473">
            <text:p>11713</text:p>
          </table:table-cell>
          <table:table-cell table:formula="of:=[.F1086]-[.K1086]" office:value-type="float" office:value="2.03915405273437">
            <text:p>2</text:p>
          </table:table-cell>
        </table:table-row>
        <table:table-row table:style-name="ro1">
          <table:table-cell office:value-type="string">
            <text:p><text:s text:c="2"/>1082</text:p>
          </table:table-cell>
          <table:table-cell office:value-type="string">
            <text:p><text:s text:c="3"/>3467</text:p>
          </table:table-cell>
          <table:table-cell office:value-type="string">
            <text:p><text:s text:c="2"/>11749</text:p>
          </table:table-cell>
          <table:table-cell office:value-type="string">
            <text:p><text:s text:c="5"/>12</text:p>
          </table:table-cell>
          <table:table-cell table:formula="of:=[.B1087]/1" office:value-type="float" office:value="3467">
            <text:p>3467</text:p>
          </table:table-cell>
          <table:table-cell table:formula="of:=[.C1087]/1" office:value-type="float" office:value="11749">
            <text:p>11749</text:p>
          </table:table-cell>
          <table:table-cell table:formula="of:=[.G$1]+[.E1087]*([.G$2]+[.E1087]*([.G$3]+[.G$4]*[.E1087]))" office:value-type="float" office:value="11740.9009774113">
            <text:p>11740.901</text:p>
          </table:table-cell>
          <table:table-cell table:formula="of:=[.F1087]-[.G1087]" office:value-type="float" office:value="8.09902258865077">
            <text:p>8.099</text:p>
          </table:table-cell>
          <table:table-cell table:formula="of:=INT([.I$4]*[.E1087]*([.J$3]/[.J$4])+[.I$3])" office:value-type="float" office:value="187921524">
            <text:p>187921524</text:p>
          </table:table-cell>
          <table:table-cell table:formula="of:=INT([.I1087]*[.E1087]*([.J$2]/[.J$3]))+[.I$2]" office:value-type="float" office:value="-590763">
            <text:p>-590763</text:p>
          </table:table-cell>
          <table:table-cell table:formula="of:=[.J1087]*[.E1087]*(1/[.J$2])+[.I$1]" office:value-type="float" office:value="11740.4156017303">
            <text:p>11740</text:p>
          </table:table-cell>
          <table:table-cell table:formula="of:=[.F1087]-[.K1087]" office:value-type="float" office:value="8.58439826965332">
            <text:p>9</text:p>
          </table:table-cell>
        </table:table-row>
        <table:table-row table:style-name="ro1">
          <table:table-cell office:value-type="string">
            <text:p><text:s text:c="2"/>1083</text:p>
          </table:table-cell>
          <table:table-cell office:value-type="string">
            <text:p><text:s text:c="3"/>3470</text:p>
          </table:table-cell>
          <table:table-cell office:value-type="string">
            <text:p><text:s text:c="2"/>11772</text:p>
          </table:table-cell>
          <table:table-cell office:value-type="string">
            <text:p><text:s text:c="5"/>10</text:p>
          </table:table-cell>
          <table:table-cell table:formula="of:=[.B1088]/1" office:value-type="float" office:value="3470">
            <text:p>3470</text:p>
          </table:table-cell>
          <table:table-cell table:formula="of:=[.C1088]/1" office:value-type="float" office:value="11772">
            <text:p>11772</text:p>
          </table:table-cell>
          <table:table-cell table:formula="of:=[.G$1]+[.E1088]*([.G$2]+[.E1088]*([.G$3]+[.G$4]*[.E1088]))" office:value-type="float" office:value="11768.4118302366">
            <text:p>11768.412</text:p>
          </table:table-cell>
          <table:table-cell table:formula="of:=[.F1088]-[.G1088]" office:value-type="float" office:value="3.58816976337948">
            <text:p>3.588</text:p>
          </table:table-cell>
          <table:table-cell table:formula="of:=INT([.I$4]*[.E1088]*([.J$3]/[.J$4])+[.I$3])" office:value-type="float" office:value="187935357">
            <text:p>187935357</text:p>
          </table:table-cell>
          <table:table-cell table:formula="of:=INT([.I1088]*[.E1088]*([.J$2]/[.J$3]))+[.I$2]" office:value-type="float" office:value="-586096">
            <text:p>-586096</text:p>
          </table:table-cell>
          <table:table-cell table:formula="of:=[.J1088]*[.E1088]*(1/[.J$2])+[.I$1]" office:value-type="float" office:value="11767.9237670898">
            <text:p>11768</text:p>
          </table:table-cell>
          <table:table-cell table:formula="of:=[.F1088]-[.K1088]" office:value-type="float" office:value="4.07623291015625">
            <text:p>4</text:p>
          </table:table-cell>
        </table:table-row>
        <table:table-row table:style-name="ro1">
          <table:table-cell office:value-type="string">
            <text:p><text:s text:c="2"/>1084</text:p>
          </table:table-cell>
          <table:table-cell office:value-type="string">
            <text:p><text:s text:c="3"/>3472</text:p>
          </table:table-cell>
          <table:table-cell office:value-type="string">
            <text:p><text:s text:c="2"/>11798</text:p>
          </table:table-cell>
          <table:table-cell office:value-type="string">
            <text:p><text:s text:c="5"/>12</text:p>
          </table:table-cell>
          <table:table-cell table:formula="of:=[.B1089]/1" office:value-type="float" office:value="3472">
            <text:p>3472</text:p>
          </table:table-cell>
          <table:table-cell table:formula="of:=[.C1089]/1" office:value-type="float" office:value="11798">
            <text:p>11798</text:p>
          </table:table-cell>
          <table:table-cell table:formula="of:=[.G$1]+[.E1089]*([.G$2]+[.E1089]*([.G$3]+[.G$4]*[.E1089]))" office:value-type="float" office:value="11786.784403057">
            <text:p>11786.784</text:p>
          </table:table-cell>
          <table:table-cell table:formula="of:=[.F1089]-[.G1089]" office:value-type="float" office:value="11.2155969429768">
            <text:p>11.216</text:p>
          </table:table-cell>
          <table:table-cell table:formula="of:=INT([.I$4]*[.E1089]*([.J$3]/[.J$4])+[.I$3])" office:value-type="float" office:value="187944580">
            <text:p>187944580</text:p>
          </table:table-cell>
          <table:table-cell table:formula="of:=INT([.I1089]*[.E1089]*([.J$2]/[.J$3]))+[.I$2]" office:value-type="float" office:value="-582984">
            <text:p>-582984</text:p>
          </table:table-cell>
          <table:table-cell table:formula="of:=[.J1089]*[.E1089]*(1/[.J$2])+[.I$1]" office:value-type="float" office:value="11786.2966308594">
            <text:p>11786</text:p>
          </table:table-cell>
          <table:table-cell table:formula="of:=[.F1089]-[.K1089]" office:value-type="float" office:value="11.703369140625">
            <text:p>12</text:p>
          </table:table-cell>
        </table:table-row>
        <table:table-row table:style-name="ro1">
          <table:table-cell office:value-type="string">
            <text:p><text:s text:c="2"/>1085</text:p>
          </table:table-cell>
          <table:table-cell office:value-type="string">
            <text:p><text:s text:c="3"/>3475</text:p>
          </table:table-cell>
          <table:table-cell office:value-type="string">
            <text:p><text:s text:c="2"/>11821</text:p>
          </table:table-cell>
          <table:table-cell office:value-type="string">
            <text:p><text:s text:c="5"/>11</text:p>
          </table:table-cell>
          <table:table-cell table:formula="of:=[.B1090]/1" office:value-type="float" office:value="3475">
            <text:p>3475</text:p>
          </table:table-cell>
          <table:table-cell table:formula="of:=[.C1090]/1" office:value-type="float" office:value="11821">
            <text:p>11821</text:p>
          </table:table-cell>
          <table:table-cell table:formula="of:=[.G$1]+[.E1090]*([.G$2]+[.E1090]*([.G$3]+[.G$4]*[.E1090]))" office:value-type="float" office:value="11814.391276745">
            <text:p>11814.391</text:p>
          </table:table-cell>
          <table:table-cell table:formula="of:=[.F1090]-[.G1090]" office:value-type="float" office:value="6.60872325502714">
            <text:p>6.609</text:p>
          </table:table-cell>
          <table:table-cell table:formula="of:=INT([.I$4]*[.E1090]*([.J$3]/[.J$4])+[.I$3])" office:value-type="float" office:value="187958413">
            <text:p>187958413</text:p>
          </table:table-cell>
          <table:table-cell table:formula="of:=INT([.I1090]*[.E1090]*([.J$2]/[.J$3]))+[.I$2]" office:value-type="float" office:value="-578316">
            <text:p>-578316</text:p>
          </table:table-cell>
          <table:table-cell table:formula="of:=[.J1090]*[.E1090]*(1/[.J$2])+[.I$1]" office:value-type="float" office:value="11813.9004440308">
            <text:p>11814</text:p>
          </table:table-cell>
          <table:table-cell table:formula="of:=[.F1090]-[.K1090]" office:value-type="float" office:value="7.09955596923828">
            <text:p>7</text:p>
          </table:table-cell>
        </table:table-row>
        <table:table-row table:style-name="ro1">
          <table:table-cell office:value-type="string">
            <text:p><text:s text:c="2"/>1086</text:p>
          </table:table-cell>
          <table:table-cell office:value-type="string">
            <text:p><text:s text:c="3"/>3478</text:p>
          </table:table-cell>
          <table:table-cell office:value-type="string">
            <text:p><text:s text:c="2"/>11860</text:p>
          </table:table-cell>
          <table:table-cell office:value-type="string">
            <text:p><text:s text:c="5"/>10</text:p>
          </table:table-cell>
          <table:table-cell table:formula="of:=[.B1091]/1" office:value-type="float" office:value="3478">
            <text:p>3478</text:p>
          </table:table-cell>
          <table:table-cell table:formula="of:=[.C1091]/1" office:value-type="float" office:value="11860">
            <text:p>11860</text:p>
          </table:table-cell>
          <table:table-cell table:formula="of:=[.G$1]+[.E1091]*([.G$2]+[.E1091]*([.G$3]+[.G$4]*[.E1091]))" office:value-type="float" office:value="11842.0557774441">
            <text:p>11842.056</text:p>
          </table:table-cell>
          <table:table-cell table:formula="of:=[.F1091]-[.G1091]" office:value-type="float" office:value="17.9442225558814">
            <text:p>17.944</text:p>
          </table:table-cell>
          <table:table-cell table:formula="of:=INT([.I$4]*[.E1091]*([.J$3]/[.J$4])+[.I$3])" office:value-type="float" office:value="187972246">
            <text:p>187972246</text:p>
          </table:table-cell>
          <table:table-cell table:formula="of:=INT([.I1091]*[.E1091]*([.J$2]/[.J$3]))+[.I$2]" office:value-type="float" office:value="-573647">
            <text:p>-573647</text:p>
          </table:table-cell>
          <table:table-cell table:formula="of:=[.J1091]*[.E1091]*(1/[.J$2])+[.I$1]" office:value-type="float" office:value="11841.5643119812">
            <text:p>11842</text:p>
          </table:table-cell>
          <table:table-cell table:formula="of:=[.F1091]-[.K1091]" office:value-type="float" office:value="18.4356880187988">
            <text:p>18</text:p>
          </table:table-cell>
        </table:table-row>
        <table:table-row table:style-name="ro1">
          <table:table-cell office:value-type="string">
            <text:p><text:s text:c="2"/>1087</text:p>
          </table:table-cell>
          <table:table-cell office:value-type="string">
            <text:p><text:s text:c="3"/>3481</text:p>
          </table:table-cell>
          <table:table-cell office:value-type="string">
            <text:p><text:s text:c="2"/>11875</text:p>
          </table:table-cell>
          <table:table-cell office:value-type="string">
            <text:p><text:s text:c="5"/>10</text:p>
          </table:table-cell>
          <table:table-cell table:formula="of:=[.B1092]/1" office:value-type="float" office:value="3481">
            <text:p>3481</text:p>
          </table:table-cell>
          <table:table-cell table:formula="of:=[.C1092]/1" office:value-type="float" office:value="11875">
            <text:p>11875</text:p>
          </table:table-cell>
          <table:table-cell table:formula="of:=[.G$1]+[.E1092]*([.G$2]+[.E1092]*([.G$3]+[.G$4]*[.E1092]))" office:value-type="float" office:value="11869.7779160247">
            <text:p>11869.778</text:p>
          </table:table-cell>
          <table:table-cell table:formula="of:=[.F1092]-[.G1092]" office:value-type="float" office:value="5.22208397533177">
            <text:p>5.222</text:p>
          </table:table-cell>
          <table:table-cell table:formula="of:=INT([.I$4]*[.E1092]*([.J$3]/[.J$4])+[.I$3])" office:value-type="float" office:value="187986079">
            <text:p>187986079</text:p>
          </table:table-cell>
          <table:table-cell table:formula="of:=INT([.I1092]*[.E1092]*([.J$2]/[.J$3]))+[.I$2]" office:value-type="float" office:value="-568977">
            <text:p>-568977</text:p>
          </table:table-cell>
          <table:table-cell table:formula="of:=[.J1092]*[.E1092]*(1/[.J$2])+[.I$1]" office:value-type="float" office:value="11869.2882518768">
            <text:p>11869</text:p>
          </table:table-cell>
          <table:table-cell table:formula="of:=[.F1092]-[.K1092]" office:value-type="float" office:value="5.71174812316895">
            <text:p>6</text:p>
          </table:table-cell>
        </table:table-row>
        <table:table-row table:style-name="ro1">
          <table:table-cell office:value-type="string">
            <text:p><text:s text:c="2"/>1088</text:p>
          </table:table-cell>
          <table:table-cell office:value-type="string">
            <text:p><text:s text:c="3"/>3484</text:p>
          </table:table-cell>
          <table:table-cell office:value-type="string">
            <text:p><text:s text:c="2"/>11908</text:p>
          </table:table-cell>
          <table:table-cell office:value-type="string">
            <text:p><text:s text:c="5"/>10</text:p>
          </table:table-cell>
          <table:table-cell table:formula="of:=[.B1093]/1" office:value-type="float" office:value="3484">
            <text:p>3484</text:p>
          </table:table-cell>
          <table:table-cell table:formula="of:=[.C1093]/1" office:value-type="float" office:value="11908">
            <text:p>11908</text:p>
          </table:table-cell>
          <table:table-cell table:formula="of:=[.G$1]+[.E1093]*([.G$2]+[.E1093]*([.G$3]+[.G$4]*[.E1093]))" office:value-type="float" office:value="11897.5577033568">
            <text:p>11897.558</text:p>
          </table:table-cell>
          <table:table-cell table:formula="of:=[.F1093]-[.G1093]" office:value-type="float" office:value="10.4422966431757">
            <text:p>10.442</text:p>
          </table:table-cell>
          <table:table-cell table:formula="of:=INT([.I$4]*[.E1093]*([.J$3]/[.J$4])+[.I$3])" office:value-type="float" office:value="187999912">
            <text:p>187999912</text:p>
          </table:table-cell>
          <table:table-cell table:formula="of:=INT([.I1093]*[.E1093]*([.J$2]/[.J$3]))+[.I$2]" office:value-type="float" office:value="-564306">
            <text:p>-564306</text:p>
          </table:table-cell>
          <table:table-cell table:formula="of:=[.J1093]*[.E1093]*(1/[.J$2])+[.I$1]" office:value-type="float" office:value="11897.0722808838">
            <text:p>11897</text:p>
          </table:table-cell>
          <table:table-cell table:formula="of:=[.F1093]-[.K1093]" office:value-type="float" office:value="10.9277191162109">
            <text:p>11</text:p>
          </table:table-cell>
        </table:table-row>
        <table:table-row table:style-name="ro1">
          <table:table-cell office:value-type="string">
            <text:p><text:s text:c="2"/>1089</text:p>
          </table:table-cell>
          <table:table-cell office:value-type="string">
            <text:p><text:s text:c="3"/>3486</text:p>
          </table:table-cell>
          <table:table-cell office:value-type="string">
            <text:p><text:s text:c="2"/>11937</text:p>
          </table:table-cell>
          <table:table-cell office:value-type="string">
            <text:p><text:s text:c="6"/>9</text:p>
          </table:table-cell>
          <table:table-cell table:formula="of:=[.B1094]/1" office:value-type="float" office:value="3486">
            <text:p>3486</text:p>
          </table:table-cell>
          <table:table-cell table:formula="of:=[.C1094]/1" office:value-type="float" office:value="11937">
            <text:p>11937</text:p>
          </table:table-cell>
          <table:table-cell table:formula="of:=[.G$1]+[.E1094]*([.G$2]+[.E1094]*([.G$3]+[.G$4]*[.E1094]))" office:value-type="float" office:value="11916.1095940305">
            <text:p>11916.110</text:p>
          </table:table-cell>
          <table:table-cell table:formula="of:=[.F1094]-[.G1094]" office:value-type="float" office:value="20.8904059695178">
            <text:p>20.890</text:p>
          </table:table-cell>
          <table:table-cell table:formula="of:=INT([.I$4]*[.E1094]*([.J$3]/[.J$4])+[.I$3])" office:value-type="float" office:value="188009134">
            <text:p>188009134</text:p>
          </table:table-cell>
          <table:table-cell table:formula="of:=INT([.I1094]*[.E1094]*([.J$2]/[.J$3]))+[.I$2]" office:value-type="float" office:value="-561193">
            <text:p>-561193</text:p>
          </table:table-cell>
          <table:table-cell table:formula="of:=[.J1094]*[.E1094]*(1/[.J$2])+[.I$1]" office:value-type="float" office:value="11915.6180152893">
            <text:p>11916</text:p>
          </table:table-cell>
          <table:table-cell table:formula="of:=[.F1094]-[.K1094]" office:value-type="float" office:value="21.3819847106934">
            <text:p>21</text:p>
          </table:table-cell>
        </table:table-row>
        <table:table-row table:style-name="ro1">
          <table:table-cell office:value-type="string">
            <text:p><text:s text:c="2"/>1090</text:p>
          </table:table-cell>
          <table:table-cell office:value-type="string">
            <text:p><text:s text:c="3"/>3489</text:p>
          </table:table-cell>
          <table:table-cell office:value-type="string">
            <text:p><text:s text:c="2"/>11955</text:p>
          </table:table-cell>
          <table:table-cell office:value-type="string">
            <text:p><text:s text:c="6"/>9</text:p>
          </table:table-cell>
          <table:table-cell table:formula="of:=[.B1095]/1" office:value-type="float" office:value="3489">
            <text:p>3489</text:p>
          </table:table-cell>
          <table:table-cell table:formula="of:=[.C1095]/1" office:value-type="float" office:value="11955">
            <text:p>11955</text:p>
          </table:table-cell>
          <table:table-cell table:formula="of:=[.G$1]+[.E1095]*([.G$2]+[.E1095]*([.G$3]+[.G$4]*[.E1095]))" office:value-type="float" office:value="11943.9854867713">
            <text:p>11943.985</text:p>
          </table:table-cell>
          <table:table-cell table:formula="of:=[.F1095]-[.G1095]" office:value-type="float" office:value="11.0145132286925">
            <text:p>11.015</text:p>
          </table:table-cell>
          <table:table-cell table:formula="of:=INT([.I$4]*[.E1095]*([.J$3]/[.J$4])+[.I$3])" office:value-type="float" office:value="188022968">
            <text:p>188022968</text:p>
          </table:table-cell>
          <table:table-cell table:formula="of:=INT([.I1095]*[.E1095]*([.J$2]/[.J$3]))+[.I$2]" office:value-type="float" office:value="-556521">
            <text:p>-556521</text:p>
          </table:table-cell>
          <table:table-cell table:formula="of:=[.J1095]*[.E1095]*(1/[.J$2])+[.I$1]" office:value-type="float" office:value="11943.4977855682">
            <text:p>11943</text:p>
          </table:table-cell>
          <table:table-cell table:formula="of:=[.F1095]-[.K1095]" office:value-type="float" office:value="11.5022144317627">
            <text:p>12</text:p>
          </table:table-cell>
        </table:table-row>
        <table:table-row table:style-name="ro1">
          <table:table-cell office:value-type="string">
            <text:p><text:s text:c="2"/>1091</text:p>
          </table:table-cell>
          <table:table-cell office:value-type="string">
            <text:p><text:s text:c="3"/>3492</text:p>
          </table:table-cell>
          <table:table-cell office:value-type="string">
            <text:p><text:s text:c="2"/>11990</text:p>
          </table:table-cell>
          <table:table-cell office:value-type="string">
            <text:p><text:s text:c="6"/>9</text:p>
          </table:table-cell>
          <table:table-cell table:formula="of:=[.B1096]/1" office:value-type="float" office:value="3492">
            <text:p>3492</text:p>
          </table:table-cell>
          <table:table-cell table:formula="of:=[.C1096]/1" office:value-type="float" office:value="11990">
            <text:p>11990</text:p>
          </table:table-cell>
          <table:table-cell table:formula="of:=[.G$1]+[.E1096]*([.G$2]+[.E1096]*([.G$3]+[.G$4]*[.E1096]))" office:value-type="float" office:value="11971.9190572509">
            <text:p>11971.919</text:p>
          </table:table-cell>
          <table:table-cell table:formula="of:=[.F1096]-[.G1096]" office:value-type="float" office:value="18.0809427490603">
            <text:p>18.081</text:p>
          </table:table-cell>
          <table:table-cell table:formula="of:=INT([.I$4]*[.E1096]*([.J$3]/[.J$4])+[.I$3])" office:value-type="float" office:value="188036801">
            <text:p>188036801</text:p>
          </table:table-cell>
          <table:table-cell table:formula="of:=INT([.I1096]*[.E1096]*([.J$2]/[.J$3]))+[.I$2]" office:value-type="float" office:value="-551849">
            <text:p>-551849</text:p>
          </table:table-cell>
          <table:table-cell table:formula="of:=[.J1096]*[.E1096]*(1/[.J$2])+[.I$1]" office:value-type="float" office:value="11971.431022644">
            <text:p>11971</text:p>
          </table:table-cell>
          <table:table-cell table:formula="of:=[.F1096]-[.K1096]" office:value-type="float" office:value="18.568977355957">
            <text:p>19</text:p>
          </table:table-cell>
        </table:table-row>
        <table:table-row table:style-name="ro1">
          <table:table-cell office:value-type="string">
            <text:p><text:s text:c="2"/>1092</text:p>
          </table:table-cell>
          <table:table-cell office:value-type="string">
            <text:p><text:s text:c="3"/>3496</text:p>
          </table:table-cell>
          <table:table-cell office:value-type="string">
            <text:p><text:s text:c="2"/>12018</text:p>
          </table:table-cell>
          <table:table-cell office:value-type="string">
            <text:p><text:s text:c="6"/>8</text:p>
          </table:table-cell>
          <table:table-cell table:formula="of:=[.B1097]/1" office:value-type="float" office:value="3496">
            <text:p>3496</text:p>
          </table:table-cell>
          <table:table-cell table:formula="of:=[.C1097]/1" office:value-type="float" office:value="12018">
            <text:p>12018</text:p>
          </table:table-cell>
          <table:table-cell table:formula="of:=[.G$1]+[.E1097]*([.G$2]+[.E1097]*([.G$3]+[.G$4]*[.E1097]))" office:value-type="float" office:value="12009.2535576055">
            <text:p>12009.254</text:p>
          </table:table-cell>
          <table:table-cell table:formula="of:=[.F1097]-[.G1097]" office:value-type="float" office:value="8.74644239453119">
            <text:p>8.746</text:p>
          </table:table-cell>
          <table:table-cell table:formula="of:=INT([.I$4]*[.E1097]*([.J$3]/[.J$4])+[.I$3])" office:value-type="float" office:value="188055245">
            <text:p>188055245</text:p>
          </table:table-cell>
          <table:table-cell table:formula="of:=INT([.I1097]*[.E1097]*([.J$2]/[.J$3]))+[.I$2]" office:value-type="float" office:value="-545619">
            <text:p>-545619</text:p>
          </table:table-cell>
          <table:table-cell table:formula="of:=[.J1097]*[.E1097]*(1/[.J$2])+[.I$1]" office:value-type="float" office:value="12008.7629547119">
            <text:p>12009</text:p>
          </table:table-cell>
          <table:table-cell table:formula="of:=[.F1097]-[.K1097]" office:value-type="float" office:value="9.23704528808594">
            <text:p>9</text:p>
          </table:table-cell>
        </table:table-row>
        <table:table-row table:style-name="ro1">
          <table:table-cell office:value-type="string">
            <text:p><text:s text:c="2"/>1093</text:p>
          </table:table-cell>
          <table:table-cell office:value-type="string">
            <text:p><text:s text:c="3"/>3497</text:p>
          </table:table-cell>
          <table:table-cell office:value-type="string">
            <text:p><text:s text:c="2"/>12034</text:p>
          </table:table-cell>
          <table:table-cell office:value-type="string">
            <text:p><text:s text:c="6"/>9</text:p>
          </table:table-cell>
          <table:table-cell table:formula="of:=[.B1098]/1" office:value-type="float" office:value="3497">
            <text:p>3497</text:p>
          </table:table-cell>
          <table:table-cell table:formula="of:=[.C1098]/1" office:value-type="float" office:value="12034">
            <text:p>12034</text:p>
          </table:table-cell>
          <table:table-cell table:formula="of:=[.G$1]+[.E1098]*([.G$2]+[.E1098]*([.G$3]+[.G$4]*[.E1098]))" office:value-type="float" office:value="12018.6032103272">
            <text:p>12018.603</text:p>
          </table:table-cell>
          <table:table-cell table:formula="of:=[.F1098]-[.G1098]" office:value-type="float" office:value="15.3967896727845">
            <text:p>15.397</text:p>
          </table:table-cell>
          <table:table-cell table:formula="of:=INT([.I$4]*[.E1098]*([.J$3]/[.J$4])+[.I$3])" office:value-type="float" office:value="188059856">
            <text:p>188059856</text:p>
          </table:table-cell>
          <table:table-cell table:formula="of:=INT([.I1098]*[.E1098]*([.J$2]/[.J$3]))+[.I$2]" office:value-type="float" office:value="-544061">
            <text:p>-544061</text:p>
          </table:table-cell>
          <table:table-cell table:formula="of:=[.J1098]*[.E1098]*(1/[.J$2])+[.I$1]" office:value-type="float" office:value="12018.1141262054">
            <text:p>12018</text:p>
          </table:table-cell>
          <table:table-cell table:formula="of:=[.F1098]-[.K1098]" office:value-type="float" office:value="15.8858737945557">
            <text:p>16</text:p>
          </table:table-cell>
        </table:table-row>
        <table:table-row table:style-name="ro1">
          <table:table-cell office:value-type="string">
            <text:p><text:s text:c="2"/>1094</text:p>
          </table:table-cell>
          <table:table-cell office:value-type="string">
            <text:p><text:s text:c="3"/>3500</text:p>
          </table:table-cell>
          <table:table-cell office:value-type="string">
            <text:p><text:s text:c="2"/>12062</text:p>
          </table:table-cell>
          <table:table-cell office:value-type="string">
            <text:p><text:s text:c="6"/>9</text:p>
          </table:table-cell>
          <table:table-cell table:formula="of:=[.B1099]/1" office:value-type="float" office:value="3500">
            <text:p>3500</text:p>
          </table:table-cell>
          <table:table-cell table:formula="of:=[.C1099]/1" office:value-type="float" office:value="12062">
            <text:p>12062</text:p>
          </table:table-cell>
          <table:table-cell table:formula="of:=[.G$1]+[.E1099]*([.G$2]+[.E1099]*([.G$3]+[.G$4]*[.E1099]))" office:value-type="float" office:value="12046.6906412535">
            <text:p>12046.691</text:p>
          </table:table-cell>
          <table:table-cell table:formula="of:=[.F1099]-[.G1099]" office:value-type="float" office:value="15.3093587464791">
            <text:p>15.309</text:p>
          </table:table-cell>
          <table:table-cell table:formula="of:=INT([.I$4]*[.E1099]*([.J$3]/[.J$4])+[.I$3])" office:value-type="float" office:value="188073689">
            <text:p>188073689</text:p>
          </table:table-cell>
          <table:table-cell table:formula="of:=INT([.I1099]*[.E1099]*([.J$2]/[.J$3]))+[.I$2]" office:value-type="float" office:value="-539387">
            <text:p>-539387</text:p>
          </table:table-cell>
          <table:table-cell table:formula="of:=[.J1099]*[.E1099]*(1/[.J$2])+[.I$1]" office:value-type="float" office:value="12046.2033004761">
            <text:p>12046</text:p>
          </table:table-cell>
          <table:table-cell table:formula="of:=[.F1099]-[.K1099]" office:value-type="float" office:value="15.7966995239258">
            <text:p>16</text:p>
          </table:table-cell>
        </table:table-row>
        <table:table-row table:style-name="ro1">
          <table:table-cell office:value-type="string">
            <text:p><text:s text:c="2"/>1095</text:p>
          </table:table-cell>
          <table:table-cell office:value-type="string">
            <text:p><text:s text:c="3"/>3503</text:p>
          </table:table-cell>
          <table:table-cell office:value-type="string">
            <text:p><text:s text:c="2"/>12085</text:p>
          </table:table-cell>
          <table:table-cell office:value-type="string">
            <text:p><text:s text:c="6"/>9</text:p>
          </table:table-cell>
          <table:table-cell table:formula="of:=[.B1100]/1" office:value-type="float" office:value="3503">
            <text:p>3503</text:p>
          </table:table-cell>
          <table:table-cell table:formula="of:=[.C1100]/1" office:value-type="float" office:value="12085">
            <text:p>12085</text:p>
          </table:table-cell>
          <table:table-cell table:formula="of:=[.G$1]+[.E1100]*([.G$2]+[.E1100]*([.G$3]+[.G$4]*[.E1100]))" office:value-type="float" office:value="12074.835789776">
            <text:p>12074.836</text:p>
          </table:table-cell>
          <table:table-cell table:formula="of:=[.F1100]-[.G1100]" office:value-type="float" office:value="10.1642102239748">
            <text:p>10.164</text:p>
          </table:table-cell>
          <table:table-cell table:formula="of:=INT([.I$4]*[.E1100]*([.J$3]/[.J$4])+[.I$3])" office:value-type="float" office:value="188087522">
            <text:p>188087522</text:p>
          </table:table-cell>
          <table:table-cell table:formula="of:=INT([.I1100]*[.E1100]*([.J$2]/[.J$3]))+[.I$2]" office:value-type="float" office:value="-534713">
            <text:p>-534713</text:p>
          </table:table-cell>
          <table:table-cell table:formula="of:=[.J1100]*[.E1100]*(1/[.J$2])+[.I$1]" office:value-type="float" office:value="12074.3459644318">
            <text:p>12074</text:p>
          </table:table-cell>
          <table:table-cell table:formula="of:=[.F1100]-[.K1100]" office:value-type="float" office:value="10.6540355682373">
            <text:p>11</text:p>
          </table:table-cell>
        </table:table-row>
        <table:table-row table:style-name="ro1">
          <table:table-cell office:value-type="string">
            <text:p><text:s text:c="2"/>1096</text:p>
          </table:table-cell>
          <table:table-cell office:value-type="string">
            <text:p><text:s text:c="3"/>3507</text:p>
          </table:table-cell>
          <table:table-cell office:value-type="string">
            <text:p><text:s text:c="2"/>12124</text:p>
          </table:table-cell>
          <table:table-cell office:value-type="string">
            <text:p><text:s text:c="6"/>8</text:p>
          </table:table-cell>
          <table:table-cell table:formula="of:=[.B1101]/1" office:value-type="float" office:value="3507">
            <text:p>3507</text:p>
          </table:table-cell>
          <table:table-cell table:formula="of:=[.C1101]/1" office:value-type="float" office:value="12124">
            <text:p>12124</text:p>
          </table:table-cell>
          <table:table-cell table:formula="of:=[.G$1]+[.E1101]*([.G$2]+[.E1101]*([.G$3]+[.G$4]*[.E1101]))" office:value-type="float" office:value="12112.4524561881">
            <text:p>12112.452</text:p>
          </table:table-cell>
          <table:table-cell table:formula="of:=[.F1101]-[.G1101]" office:value-type="float" office:value="11.5475438118683">
            <text:p>11.548</text:p>
          </table:table-cell>
          <table:table-cell table:formula="of:=INT([.I$4]*[.E1101]*([.J$3]/[.J$4])+[.I$3])" office:value-type="float" office:value="188105967">
            <text:p>188105967</text:p>
          </table:table-cell>
          <table:table-cell table:formula="of:=INT([.I1101]*[.E1101]*([.J$2]/[.J$3]))+[.I$2]" office:value-type="float" office:value="-528479">
            <text:p>-528479</text:p>
          </table:table-cell>
          <table:table-cell table:formula="of:=[.J1101]*[.E1101]*(1/[.J$2])+[.I$1]" office:value-type="float" office:value="12111.9661006927">
            <text:p>12112</text:p>
          </table:table-cell>
          <table:table-cell table:formula="of:=[.F1101]-[.K1101]" office:value-type="float" office:value="12.033899307251">
            <text:p>12</text:p>
          </table:table-cell>
        </table:table-row>
        <table:table-row table:style-name="ro1">
          <table:table-cell office:value-type="string">
            <text:p><text:s text:c="2"/>1097</text:p>
          </table:table-cell>
          <table:table-cell office:value-type="string">
            <text:p><text:s text:c="3"/>3510</text:p>
          </table:table-cell>
          <table:table-cell office:value-type="string">
            <text:p><text:s text:c="2"/>12133</text:p>
          </table:table-cell>
          <table:table-cell office:value-type="string">
            <text:p><text:s text:c="5"/>10</text:p>
          </table:table-cell>
          <table:table-cell table:formula="of:=[.B1102]/1" office:value-type="float" office:value="3510">
            <text:p>3510</text:p>
          </table:table-cell>
          <table:table-cell table:formula="of:=[.C1102]/1" office:value-type="float" office:value="12133">
            <text:p>12133</text:p>
          </table:table-cell>
          <table:table-cell table:formula="of:=[.G$1]+[.E1102]*([.G$2]+[.E1102]*([.G$3]+[.G$4]*[.E1102]))" office:value-type="float" office:value="12140.7323213748">
            <text:p>12140.732</text:p>
          </table:table-cell>
          <table:table-cell table:formula="of:=[.F1102]-[.G1102]" office:value-type="float" office:value="-7.73232137477135">
            <text:p>-7.732</text:p>
          </table:table-cell>
          <table:table-cell table:formula="of:=INT([.I$4]*[.E1102]*([.J$3]/[.J$4])+[.I$3])" office:value-type="float" office:value="188119800">
            <text:p>188119800</text:p>
          </table:table-cell>
          <table:table-cell table:formula="of:=INT([.I1102]*[.E1102]*([.J$2]/[.J$3]))+[.I$2]" office:value-type="float" office:value="-523803">
            <text:p>-523803</text:p>
          </table:table-cell>
          <table:table-cell table:formula="of:=[.J1102]*[.E1102]*(1/[.J$2])+[.I$1]" office:value-type="float" office:value="12140.2469749451">
            <text:p>12140</text:p>
          </table:table-cell>
          <table:table-cell table:formula="of:=[.F1102]-[.K1102]" office:value-type="float" office:value="-7.24697494506836">
            <text:p>-7</text:p>
          </table:table-cell>
        </table:table-row>
        <table:table-row table:style-name="ro1">
          <table:table-cell office:value-type="string">
            <text:p><text:s text:c="2"/>1098</text:p>
          </table:table-cell>
          <table:table-cell office:value-type="string">
            <text:p><text:s text:c="3"/>3511</text:p>
          </table:table-cell>
          <table:table-cell office:value-type="string">
            <text:p><text:s text:c="2"/>12166</text:p>
          </table:table-cell>
          <table:table-cell office:value-type="string">
            <text:p><text:s text:c="5"/>12</text:p>
          </table:table-cell>
          <table:table-cell table:formula="of:=[.B1103]/1" office:value-type="float" office:value="3511">
            <text:p>3511</text:p>
          </table:table-cell>
          <table:table-cell table:formula="of:=[.C1103]/1" office:value-type="float" office:value="12166">
            <text:p>12166</text:p>
          </table:table-cell>
          <table:table-cell table:formula="of:=[.G$1]+[.E1103]*([.G$2]+[.E1103]*([.G$3]+[.G$4]*[.E1103]))" office:value-type="float" office:value="12150.1717767513">
            <text:p>12150.172</text:p>
          </table:table-cell>
          <table:table-cell table:formula="of:=[.F1103]-[.G1103]" office:value-type="float" office:value="15.8282232486526">
            <text:p>15.828</text:p>
          </table:table-cell>
          <table:table-cell table:formula="of:=INT([.I$4]*[.E1103]*([.J$3]/[.J$4])+[.I$3])" office:value-type="float" office:value="188124411">
            <text:p>188124411</text:p>
          </table:table-cell>
          <table:table-cell table:formula="of:=INT([.I1103]*[.E1103]*([.J$2]/[.J$3]))+[.I$2]" office:value-type="float" office:value="-522245">
            <text:p>-522245</text:p>
          </table:table-cell>
          <table:table-cell table:formula="of:=[.J1103]*[.E1103]*(1/[.J$2])+[.I$1]" office:value-type="float" office:value="12149.6813602448">
            <text:p>12150</text:p>
          </table:table-cell>
          <table:table-cell table:formula="of:=[.F1103]-[.K1103]" office:value-type="float" office:value="16.318639755249">
            <text:p>16</text:p>
          </table:table-cell>
        </table:table-row>
        <table:table-row table:style-name="ro1">
          <table:table-cell office:value-type="string">
            <text:p><text:s text:c="2"/>1099</text:p>
          </table:table-cell>
          <table:table-cell office:value-type="string">
            <text:p><text:s text:c="3"/>3514</text:p>
          </table:table-cell>
          <table:table-cell office:value-type="string">
            <text:p><text:s text:c="2"/>12185</text:p>
          </table:table-cell>
          <table:table-cell office:value-type="string">
            <text:p><text:s text:c="5"/>11</text:p>
          </table:table-cell>
          <table:table-cell table:formula="of:=[.B1104]/1" office:value-type="float" office:value="3514">
            <text:p>3514</text:p>
          </table:table-cell>
          <table:table-cell table:formula="of:=[.C1104]/1" office:value-type="float" office:value="12185">
            <text:p>12185</text:p>
          </table:table-cell>
          <table:table-cell table:formula="of:=[.G$1]+[.E1104]*([.G$2]+[.E1104]*([.G$3]+[.G$4]*[.E1104]))" office:value-type="float" office:value="12178.5286494605">
            <text:p>12178.529</text:p>
          </table:table-cell>
          <table:table-cell table:formula="of:=[.F1104]-[.G1104]" office:value-type="float" office:value="6.4713505394684">
            <text:p>6.471</text:p>
          </table:table-cell>
          <table:table-cell table:formula="of:=INT([.I$4]*[.E1104]*([.J$3]/[.J$4])+[.I$3])" office:value-type="float" office:value="188138244">
            <text:p>188138244</text:p>
          </table:table-cell>
          <table:table-cell table:formula="of:=INT([.I1104]*[.E1104]*([.J$2]/[.J$3]))+[.I$2]" office:value-type="float" office:value="-517568">
            <text:p>-517568</text:p>
          </table:table-cell>
          <table:table-cell table:formula="of:=[.J1104]*[.E1104]*(1/[.J$2])+[.I$1]" office:value-type="float" office:value="12178.0402832031">
            <text:p>12178</text:p>
          </table:table-cell>
          <table:table-cell table:formula="of:=[.F1104]-[.K1104]" office:value-type="float" office:value="6.959716796875">
            <text:p>7</text:p>
          </table:table-cell>
        </table:table-row>
        <table:table-row table:style-name="ro1">
          <table:table-cell office:value-type="string">
            <text:p><text:s text:c="2"/>1100</text:p>
          </table:table-cell>
          <table:table-cell office:value-type="string">
            <text:p><text:s text:c="3"/>3517</text:p>
          </table:table-cell>
          <table:table-cell office:value-type="string">
            <text:p><text:s text:c="2"/>12222</text:p>
          </table:table-cell>
          <table:table-cell office:value-type="string">
            <text:p><text:s text:c="6"/>9</text:p>
          </table:table-cell>
          <table:table-cell table:formula="of:=[.B1105]/1" office:value-type="float" office:value="3517">
            <text:p>3517</text:p>
          </table:table-cell>
          <table:table-cell table:formula="of:=[.C1105]/1" office:value-type="float" office:value="12222">
            <text:p>12222</text:p>
          </table:table-cell>
          <table:table-cell table:formula="of:=[.G$1]+[.E1105]*([.G$2]+[.E1105]*([.G$3]+[.G$4]*[.E1105]))" office:value-type="float" office:value="12206.9432904935">
            <text:p>12206.943</text:p>
          </table:table-cell>
          <table:table-cell table:formula="of:=[.F1105]-[.G1105]" office:value-type="float" office:value="15.0567095064798">
            <text:p>15.057</text:p>
          </table:table-cell>
          <table:table-cell table:formula="of:=INT([.I$4]*[.E1105]*([.J$3]/[.J$4])+[.I$3])" office:value-type="float" office:value="188152077">
            <text:p>188152077</text:p>
          </table:table-cell>
          <table:table-cell table:formula="of:=INT([.I1105]*[.E1105]*([.J$2]/[.J$3]))+[.I$2]" office:value-type="float" office:value="-512891">
            <text:p>-512891</text:p>
          </table:table-cell>
          <table:table-cell table:formula="of:=[.J1105]*[.E1105]*(1/[.J$2])+[.I$1]" office:value-type="float" office:value="12206.4527301788">
            <text:p>12206</text:p>
          </table:table-cell>
          <table:table-cell table:formula="of:=[.F1105]-[.K1105]" office:value-type="float" office:value="15.547269821167">
            <text:p>16</text:p>
          </table:table-cell>
        </table:table-row>
        <table:table-row table:style-name="ro1">
          <table:table-cell office:value-type="string">
            <text:p><text:s text:c="2"/>1101</text:p>
          </table:table-cell>
          <table:table-cell office:value-type="string">
            <text:p><text:s text:c="3"/>3521</text:p>
          </table:table-cell>
          <table:table-cell office:value-type="string">
            <text:p><text:s text:c="2"/>12239</text:p>
          </table:table-cell>
          <table:table-cell office:value-type="string">
            <text:p><text:s text:c="5"/>12</text:p>
          </table:table-cell>
          <table:table-cell table:formula="of:=[.B1106]/1" office:value-type="float" office:value="3521">
            <text:p>3521</text:p>
          </table:table-cell>
          <table:table-cell table:formula="of:=[.C1106]/1" office:value-type="float" office:value="12239">
            <text:p>12239</text:p>
          </table:table-cell>
          <table:table-cell table:formula="of:=[.G$1]+[.E1106]*([.G$2]+[.E1106]*([.G$3]+[.G$4]*[.E1106]))" office:value-type="float" office:value="12244.9193591625">
            <text:p>12244.919</text:p>
          </table:table-cell>
          <table:table-cell table:formula="of:=[.F1106]-[.G1106]" office:value-type="float" office:value="-5.91935916252987">
            <text:p>-5.919</text:p>
          </table:table-cell>
          <table:table-cell table:formula="of:=INT([.I$4]*[.E1106]*([.J$3]/[.J$4])+[.I$3])" office:value-type="float" office:value="188170522">
            <text:p>188170522</text:p>
          </table:table-cell>
          <table:table-cell table:formula="of:=INT([.I1106]*[.E1106]*([.J$2]/[.J$3]))+[.I$2]" office:value-type="float" office:value="-506653">
            <text:p>-506653</text:p>
          </table:table-cell>
          <table:table-cell table:formula="of:=[.J1106]*[.E1106]*(1/[.J$2])+[.I$1]" office:value-type="float" office:value="12244.4326839447">
            <text:p>12244</text:p>
          </table:table-cell>
          <table:table-cell table:formula="of:=[.F1106]-[.K1106]" office:value-type="float" office:value="-5.43268394470215">
            <text:p>-5</text:p>
          </table:table-cell>
        </table:table-row>
        <table:table-row table:style-name="ro1">
          <table:table-cell office:value-type="string">
            <text:p><text:s text:c="2"/>1102</text:p>
          </table:table-cell>
          <table:table-cell office:value-type="string">
            <text:p><text:s text:c="3"/>3524</text:p>
          </table:table-cell>
          <table:table-cell office:value-type="string">
            <text:p><text:s text:c="2"/>12272</text:p>
          </table:table-cell>
          <table:table-cell office:value-type="string">
            <text:p><text:s text:c="5"/>14</text:p>
          </table:table-cell>
          <table:table-cell table:formula="of:=[.B1107]/1" office:value-type="float" office:value="3524">
            <text:p>3524</text:p>
          </table:table-cell>
          <table:table-cell table:formula="of:=[.C1107]/1" office:value-type="float" office:value="12272">
            <text:p>12272</text:p>
          </table:table-cell>
          <table:table-cell table:formula="of:=[.G$1]+[.E1107]*([.G$2]+[.E1107]*([.G$3]+[.G$4]*[.E1107]))" office:value-type="float" office:value="12273.4688352241">
            <text:p>12273.469</text:p>
          </table:table-cell>
          <table:table-cell table:formula="of:=[.F1107]-[.G1107]" office:value-type="float" office:value="-1.46883522405915">
            <text:p>-1.469</text:p>
          </table:table-cell>
          <table:table-cell table:formula="of:=INT([.I$4]*[.E1107]*([.J$3]/[.J$4])+[.I$3])" office:value-type="float" office:value="188184355">
            <text:p>188184355</text:p>
          </table:table-cell>
          <table:table-cell table:formula="of:=INT([.I1107]*[.E1107]*([.J$2]/[.J$3]))+[.I$2]" office:value-type="float" office:value="-501975">
            <text:p>-501975</text:p>
          </table:table-cell>
          <table:table-cell table:formula="of:=[.J1107]*[.E1107]*(1/[.J$2])+[.I$1]" office:value-type="float" office:value="12272.9767532349">
            <text:p>12273</text:p>
          </table:table-cell>
          <table:table-cell table:formula="of:=[.F1107]-[.K1107]" office:value-type="float" office:value="-0.976753234863281">
            <text:p>-1</text:p>
          </table:table-cell>
        </table:table-row>
        <table:table-row table:style-name="ro1">
          <table:table-cell office:value-type="string">
            <text:p><text:s text:c="2"/>1103</text:p>
          </table:table-cell>
          <table:table-cell office:value-type="string">
            <text:p><text:s text:c="3"/>3527</text:p>
          </table:table-cell>
          <table:table-cell office:value-type="string">
            <text:p><text:s text:c="2"/>12300</text:p>
          </table:table-cell>
          <table:table-cell office:value-type="string">
            <text:p><text:s text:c="5"/>13</text:p>
          </table:table-cell>
          <table:table-cell table:formula="of:=[.B1108]/1" office:value-type="float" office:value="3527">
            <text:p>3527</text:p>
          </table:table-cell>
          <table:table-cell table:formula="of:=[.C1108]/1" office:value-type="float" office:value="12300">
            <text:p>12300</text:p>
          </table:table-cell>
          <table:table-cell table:formula="of:=[.G$1]+[.E1108]*([.G$2]+[.E1108]*([.G$3]+[.G$4]*[.E1108]))" office:value-type="float" office:value="12302.0761158434">
            <text:p>12302.076</text:p>
          </table:table-cell>
          <table:table-cell table:formula="of:=[.F1108]-[.G1108]" office:value-type="float" office:value="-2.07611584338883">
            <text:p>-2.076</text:p>
          </table:table-cell>
          <table:table-cell table:formula="of:=INT([.I$4]*[.E1108]*([.J$3]/[.J$4])+[.I$3])" office:value-type="float" office:value="188198188">
            <text:p>188198188</text:p>
          </table:table-cell>
          <table:table-cell table:formula="of:=INT([.I1108]*[.E1108]*([.J$2]/[.J$3]))+[.I$2]" office:value-type="float" office:value="-497295">
            <text:p>-497295</text:p>
          </table:table-cell>
          <table:table-cell table:formula="of:=[.J1108]*[.E1108]*(1/[.J$2])+[.I$1]" office:value-type="float" office:value="12301.5878124237">
            <text:p>12302</text:p>
          </table:table-cell>
          <table:table-cell table:formula="of:=[.F1108]-[.K1108]" office:value-type="float" office:value="-1.58781242370605">
            <text:p>-2</text:p>
          </table:table-cell>
        </table:table-row>
        <table:table-row table:style-name="ro1">
          <table:table-cell office:value-type="string">
            <text:p><text:s text:c="2"/>1104</text:p>
          </table:table-cell>
          <table:table-cell office:value-type="string">
            <text:p><text:s text:c="3"/>3529</text:p>
          </table:table-cell>
          <table:table-cell office:value-type="string">
            <text:p><text:s text:c="2"/>12321</text:p>
          </table:table-cell>
          <table:table-cell office:value-type="string">
            <text:p><text:s text:c="5"/>11</text:p>
          </table:table-cell>
          <table:table-cell table:formula="of:=[.B1109]/1" office:value-type="float" office:value="3529">
            <text:p>3529</text:p>
          </table:table-cell>
          <table:table-cell table:formula="of:=[.C1109]/1" office:value-type="float" office:value="12321">
            <text:p>12321</text:p>
          </table:table-cell>
          <table:table-cell table:formula="of:=[.G$1]+[.E1109]*([.G$2]+[.E1109]*([.G$3]+[.G$4]*[.E1109]))" office:value-type="float" office:value="12321.1797552675">
            <text:p>12321.180</text:p>
          </table:table-cell>
          <table:table-cell table:formula="of:=[.F1109]-[.G1109]" office:value-type="float" office:value="-0.179755267503424">
            <text:p>-0.180</text:p>
          </table:table-cell>
          <table:table-cell table:formula="of:=INT([.I$4]*[.E1109]*([.J$3]/[.J$4])+[.I$3])" office:value-type="float" office:value="188207410">
            <text:p>188207410</text:p>
          </table:table-cell>
          <table:table-cell table:formula="of:=INT([.I1109]*[.E1109]*([.J$2]/[.J$3]))+[.I$2]" office:value-type="float" office:value="-494175">
            <text:p>-494175</text:p>
          </table:table-cell>
          <table:table-cell table:formula="of:=[.J1109]*[.E1109]*(1/[.J$2])+[.I$1]" office:value-type="float" office:value="12320.6916065216">
            <text:p>12321</text:p>
          </table:table-cell>
          <table:table-cell table:formula="of:=[.F1109]-[.K1109]" office:value-type="float" office:value="0.308393478393555">
            <text:p>0</text:p>
          </table:table-cell>
        </table:table-row>
        <table:table-row table:style-name="ro1">
          <table:table-cell office:value-type="string">
            <text:p><text:s text:c="2"/>1105</text:p>
          </table:table-cell>
          <table:table-cell office:value-type="string">
            <text:p><text:s text:c="3"/>3532</text:p>
          </table:table-cell>
          <table:table-cell office:value-type="string">
            <text:p><text:s text:c="2"/>12359</text:p>
          </table:table-cell>
          <table:table-cell office:value-type="string">
            <text:p><text:s text:c="5"/>12</text:p>
          </table:table-cell>
          <table:table-cell table:formula="of:=[.B1110]/1" office:value-type="float" office:value="3532">
            <text:p>3532</text:p>
          </table:table-cell>
          <table:table-cell table:formula="of:=[.C1110]/1" office:value-type="float" office:value="12359">
            <text:p>12359</text:p>
          </table:table-cell>
          <table:table-cell table:formula="of:=[.G$1]+[.E1110]*([.G$2]+[.E1110]*([.G$3]+[.G$4]*[.E1110]))" office:value-type="float" office:value="12349.8834009725">
            <text:p>12349.883</text:p>
          </table:table-cell>
          <table:table-cell table:formula="of:=[.F1110]-[.G1110]" office:value-type="float" office:value="9.11659902749125">
            <text:p>9.117</text:p>
          </table:table-cell>
          <table:table-cell table:formula="of:=INT([.I$4]*[.E1110]*([.J$3]/[.J$4])+[.I$3])" office:value-type="float" office:value="188221243">
            <text:p>188221243</text:p>
          </table:table-cell>
          <table:table-cell table:formula="of:=INT([.I1110]*[.E1110]*([.J$2]/[.J$3]))+[.I$2]" office:value-type="float" office:value="-489495">
            <text:p>-489495</text:p>
          </table:table-cell>
          <table:table-cell table:formula="of:=[.J1110]*[.E1110]*(1/[.J$2])+[.I$1]" office:value-type="float" office:value="12349.3919296265">
            <text:p>12349</text:p>
          </table:table-cell>
          <table:table-cell table:formula="of:=[.F1110]-[.K1110]" office:value-type="float" office:value="9.60807037353516">
            <text:p>10</text:p>
          </table:table-cell>
        </table:table-row>
        <table:table-row table:style-name="ro1">
          <table:table-cell office:value-type="string">
            <text:p><text:s text:c="2"/>1106</text:p>
          </table:table-cell>
          <table:table-cell office:value-type="string">
            <text:p><text:s text:c="3"/>3535</text:p>
          </table:table-cell>
          <table:table-cell office:value-type="string">
            <text:p><text:s text:c="2"/>12378</text:p>
          </table:table-cell>
          <table:table-cell office:value-type="string">
            <text:p><text:s text:c="5"/>12</text:p>
          </table:table-cell>
          <table:table-cell table:formula="of:=[.B1111]/1" office:value-type="float" office:value="3535">
            <text:p>3535</text:p>
          </table:table-cell>
          <table:table-cell table:formula="of:=[.C1111]/1" office:value-type="float" office:value="12378">
            <text:p>12378</text:p>
          </table:table-cell>
          <table:table-cell table:formula="of:=[.G$1]+[.E1111]*([.G$2]+[.E1111]*([.G$3]+[.G$4]*[.E1111]))" office:value-type="float" office:value="12378.6448802225">
            <text:p>12378.645</text:p>
          </table:table-cell>
          <table:table-cell table:formula="of:=[.F1111]-[.G1111]" office:value-type="float" office:value="-0.644880222513166">
            <text:p>-0.645</text:p>
          </table:table-cell>
          <table:table-cell table:formula="of:=INT([.I$4]*[.E1111]*([.J$3]/[.J$4])+[.I$3])" office:value-type="float" office:value="188235076">
            <text:p>188235076</text:p>
          </table:table-cell>
          <table:table-cell table:formula="of:=INT([.I1111]*[.E1111]*([.J$2]/[.J$3]))+[.I$2]" office:value-type="float" office:value="-484814">
            <text:p>-484814</text:p>
          </table:table-cell>
          <table:table-cell table:formula="of:=[.J1111]*[.E1111]*(1/[.J$2])+[.I$1]" office:value-type="float" office:value="12378.1525535584">
            <text:p>12378</text:p>
          </table:table-cell>
          <table:table-cell table:formula="of:=[.F1111]-[.K1111]" office:value-type="float" office:value="-0.152553558349609">
            <text:p>0</text:p>
          </table:table-cell>
        </table:table-row>
        <table:table-row table:style-name="ro1">
          <table:table-cell office:value-type="string">
            <text:p><text:s text:c="2"/>1107</text:p>
          </table:table-cell>
          <table:table-cell office:value-type="string">
            <text:p><text:s text:c="3"/>3538</text:p>
          </table:table-cell>
          <table:table-cell office:value-type="string">
            <text:p><text:s text:c="2"/>12414</text:p>
          </table:table-cell>
          <table:table-cell office:value-type="string">
            <text:p><text:s text:c="6"/>9</text:p>
          </table:table-cell>
          <table:table-cell table:formula="of:=[.B1112]/1" office:value-type="float" office:value="3538">
            <text:p>3538</text:p>
          </table:table-cell>
          <table:table-cell table:formula="of:=[.C1112]/1" office:value-type="float" office:value="12414">
            <text:p>12414</text:p>
          </table:table-cell>
          <table:table-cell table:formula="of:=[.G$1]+[.E1112]*([.G$2]+[.E1112]*([.G$3]+[.G$4]*[.E1112]))" office:value-type="float" office:value="12407.4642038877">
            <text:p>12407.464</text:p>
          </table:table-cell>
          <table:table-cell table:formula="of:=[.F1112]-[.G1112]" office:value-type="float" office:value="6.53579611227724">
            <text:p>6.536</text:p>
          </table:table-cell>
          <table:table-cell table:formula="of:=INT([.I$4]*[.E1112]*([.J$3]/[.J$4])+[.I$3])" office:value-type="float" office:value="188248910">
            <text:p>188248910</text:p>
          </table:table-cell>
          <table:table-cell table:formula="of:=INT([.I1112]*[.E1112]*([.J$2]/[.J$3]))+[.I$2]" office:value-type="float" office:value="-480132">
            <text:p>-480132</text:p>
          </table:table-cell>
          <table:table-cell table:formula="of:=[.J1112]*[.E1112]*(1/[.J$2])+[.I$1]" office:value-type="float" office:value="12406.9734954834">
            <text:p>12407</text:p>
          </table:table-cell>
          <table:table-cell table:formula="of:=[.F1112]-[.K1112]" office:value-type="float" office:value="7.02650451660156">
            <text:p>7</text:p>
          </table:table-cell>
        </table:table-row>
        <table:table-row table:style-name="ro1">
          <table:table-cell office:value-type="string">
            <text:p><text:s text:c="2"/>1108</text:p>
          </table:table-cell>
          <table:table-cell office:value-type="string">
            <text:p><text:s text:c="3"/>3540</text:p>
          </table:table-cell>
          <table:table-cell office:value-type="string">
            <text:p><text:s text:c="2"/>12438</text:p>
          </table:table-cell>
          <table:table-cell office:value-type="string">
            <text:p><text:s text:c="5"/>11</text:p>
          </table:table-cell>
          <table:table-cell table:formula="of:=[.B1113]/1" office:value-type="float" office:value="3540">
            <text:p>3540</text:p>
          </table:table-cell>
          <table:table-cell table:formula="of:=[.C1113]/1" office:value-type="float" office:value="12438">
            <text:p>12438</text:p>
          </table:table-cell>
          <table:table-cell table:formula="of:=[.G$1]+[.E1113]*([.G$2]+[.E1113]*([.G$3]+[.G$4]*[.E1113]))" office:value-type="float" office:value="12426.7092274854">
            <text:p>12426.709</text:p>
          </table:table-cell>
          <table:table-cell table:formula="of:=[.F1113]-[.G1113]" office:value-type="float" office:value="11.2907725145742">
            <text:p>11.291</text:p>
          </table:table-cell>
          <table:table-cell table:formula="of:=INT([.I$4]*[.E1113]*([.J$3]/[.J$4])+[.I$3])" office:value-type="float" office:value="188258132">
            <text:p>188258132</text:p>
          </table:table-cell>
          <table:table-cell table:formula="of:=INT([.I1113]*[.E1113]*([.J$2]/[.J$3]))+[.I$2]" office:value-type="float" office:value="-477010">
            <text:p>-477010</text:p>
          </table:table-cell>
          <table:table-cell table:formula="of:=[.J1113]*[.E1113]*(1/[.J$2])+[.I$1]" office:value-type="float" office:value="12426.2217254639">
            <text:p>12426</text:p>
          </table:table-cell>
          <table:table-cell table:formula="of:=[.F1113]-[.K1113]" office:value-type="float" office:value="11.7782745361328">
            <text:p>12</text:p>
          </table:table-cell>
        </table:table-row>
        <table:table-row table:style-name="ro1">
          <table:table-cell office:value-type="string">
            <text:p><text:s text:c="2"/>1109</text:p>
          </table:table-cell>
          <table:table-cell office:value-type="string">
            <text:p><text:s text:c="3"/>3543</text:p>
          </table:table-cell>
          <table:table-cell office:value-type="string">
            <text:p><text:s text:c="2"/>12468</text:p>
          </table:table-cell>
          <table:table-cell office:value-type="string">
            <text:p><text:s text:c="5"/>10</text:p>
          </table:table-cell>
          <table:table-cell table:formula="of:=[.B1114]/1" office:value-type="float" office:value="3543">
            <text:p>3543</text:p>
          </table:table-cell>
          <table:table-cell table:formula="of:=[.C1114]/1" office:value-type="float" office:value="12468">
            <text:p>12468</text:p>
          </table:table-cell>
          <table:table-cell table:formula="of:=[.G$1]+[.E1114]*([.G$2]+[.E1114]*([.G$3]+[.G$4]*[.E1114]))" office:value-type="float" office:value="12455.6249826653">
            <text:p>12455.625</text:p>
          </table:table-cell>
          <table:table-cell table:formula="of:=[.F1114]-[.G1114]" office:value-type="float" office:value="12.3750173347016">
            <text:p>12.375</text:p>
          </table:table-cell>
          <table:table-cell table:formula="of:=INT([.I$4]*[.E1114]*([.J$3]/[.J$4])+[.I$3])" office:value-type="float" office:value="188271965">
            <text:p>188271965</text:p>
          </table:table-cell>
          <table:table-cell table:formula="of:=INT([.I1114]*[.E1114]*([.J$2]/[.J$3]))+[.I$2]" office:value-type="float" office:value="-472327">
            <text:p>-472327</text:p>
          </table:table-cell>
          <table:table-cell table:formula="of:=[.J1114]*[.E1114]*(1/[.J$2])+[.I$1]" office:value-type="float" office:value="12455.1387310028">
            <text:p>12455</text:p>
          </table:table-cell>
          <table:table-cell table:formula="of:=[.F1114]-[.K1114]" office:value-type="float" office:value="12.8612689971924">
            <text:p>13</text:p>
          </table:table-cell>
        </table:table-row>
        <table:table-row table:style-name="ro1">
          <table:table-cell office:value-type="string">
            <text:p><text:s text:c="2"/>1110</text:p>
          </table:table-cell>
          <table:table-cell office:value-type="string">
            <text:p><text:s text:c="3"/>3546</text:p>
          </table:table-cell>
          <table:table-cell office:value-type="string">
            <text:p><text:s text:c="2"/>12491</text:p>
          </table:table-cell>
          <table:table-cell office:value-type="string">
            <text:p><text:s text:c="5"/>10</text:p>
          </table:table-cell>
          <table:table-cell table:formula="of:=[.B1115]/1" office:value-type="float" office:value="3546">
            <text:p>3546</text:p>
          </table:table-cell>
          <table:table-cell table:formula="of:=[.C1115]/1" office:value-type="float" office:value="12491">
            <text:p>12491</text:p>
          </table:table-cell>
          <table:table-cell table:formula="of:=[.G$1]+[.E1115]*([.G$2]+[.E1115]*([.G$3]+[.G$4]*[.E1115]))" office:value-type="float" office:value="12484.5986112476">
            <text:p>12484.599</text:p>
          </table:table-cell>
          <table:table-cell table:formula="of:=[.F1115]-[.G1115]" office:value-type="float" office:value="6.40138875241246">
            <text:p>6.401</text:p>
          </table:table-cell>
          <table:table-cell table:formula="of:=INT([.I$4]*[.E1115]*([.J$3]/[.J$4])+[.I$3])" office:value-type="float" office:value="188285798">
            <text:p>188285798</text:p>
          </table:table-cell>
          <table:table-cell table:formula="of:=INT([.I1115]*[.E1115]*([.J$2]/[.J$3]))+[.I$2]" office:value-type="float" office:value="-467644">
            <text:p>-467644</text:p>
          </table:table-cell>
          <table:table-cell table:formula="of:=[.J1115]*[.E1115]*(1/[.J$2])+[.I$1]" office:value-type="float" office:value="12484.1093292236">
            <text:p>12484</text:p>
          </table:table-cell>
          <table:table-cell table:formula="of:=[.F1115]-[.K1115]" office:value-type="float" office:value="6.89067077636719">
            <text:p>7</text:p>
          </table:table-cell>
        </table:table-row>
        <table:table-row table:style-name="ro1">
          <table:table-cell office:value-type="string">
            <text:p><text:s text:c="2"/>1111</text:p>
          </table:table-cell>
          <table:table-cell office:value-type="string">
            <text:p><text:s text:c="3"/>3549</text:p>
          </table:table-cell>
          <table:table-cell office:value-type="string">
            <text:p><text:s text:c="2"/>12522</text:p>
          </table:table-cell>
          <table:table-cell office:value-type="string">
            <text:p><text:s text:c="5"/>11</text:p>
          </table:table-cell>
          <table:table-cell table:formula="of:=[.B1116]/1" office:value-type="float" office:value="3549">
            <text:p>3549</text:p>
          </table:table-cell>
          <table:table-cell table:formula="of:=[.C1116]/1" office:value-type="float" office:value="12522">
            <text:p>12522</text:p>
          </table:table-cell>
          <table:table-cell table:formula="of:=[.G$1]+[.E1116]*([.G$2]+[.E1116]*([.G$3]+[.G$4]*[.E1116]))" office:value-type="float" office:value="12513.6301241025">
            <text:p>12513.630</text:p>
          </table:table-cell>
          <table:table-cell table:formula="of:=[.F1116]-[.G1116]" office:value-type="float" office:value="8.36987589752243">
            <text:p>8.370</text:p>
          </table:table-cell>
          <table:table-cell table:formula="of:=INT([.I$4]*[.E1116]*([.J$3]/[.J$4])+[.I$3])" office:value-type="float" office:value="188299631">
            <text:p>188299631</text:p>
          </table:table-cell>
          <table:table-cell table:formula="of:=INT([.I1116]*[.E1116]*([.J$2]/[.J$3]))+[.I$2]" office:value-type="float" office:value="-462960">
            <text:p>-462960</text:p>
          </table:table-cell>
          <table:table-cell table:formula="of:=[.J1116]*[.E1116]*(1/[.J$2])+[.I$1]" office:value-type="float" office:value="12513.1402893066">
            <text:p>12513</text:p>
          </table:table-cell>
          <table:table-cell table:formula="of:=[.F1116]-[.K1116]" office:value-type="float" office:value="8.85971069335938">
            <text:p>9</text:p>
          </table:table-cell>
        </table:table-row>
        <table:table-row table:style-name="ro1">
          <table:table-cell office:value-type="string">
            <text:p><text:s text:c="2"/>1112</text:p>
          </table:table-cell>
          <table:table-cell office:value-type="string">
            <text:p><text:s text:c="3"/>3552</text:p>
          </table:table-cell>
          <table:table-cell office:value-type="string">
            <text:p><text:s text:c="2"/>12550</text:p>
          </table:table-cell>
          <table:table-cell office:value-type="string">
            <text:p><text:s text:c="5"/>11</text:p>
          </table:table-cell>
          <table:table-cell table:formula="of:=[.B1117]/1" office:value-type="float" office:value="3552">
            <text:p>3552</text:p>
          </table:table-cell>
          <table:table-cell table:formula="of:=[.C1117]/1" office:value-type="float" office:value="12550">
            <text:p>12550</text:p>
          </table:table-cell>
          <table:table-cell table:formula="of:=[.G$1]+[.E1117]*([.G$2]+[.E1117]*([.G$3]+[.G$4]*[.E1117]))" office:value-type="float" office:value="12542.7195321002">
            <text:p>12542.720</text:p>
          </table:table-cell>
          <table:table-cell table:formula="of:=[.F1117]-[.G1117]" office:value-type="float" office:value="7.28046789983637">
            <text:p>7.280</text:p>
          </table:table-cell>
          <table:table-cell table:formula="of:=INT([.I$4]*[.E1117]*([.J$3]/[.J$4])+[.I$3])" office:value-type="float" office:value="188313465">
            <text:p>188313465</text:p>
          </table:table-cell>
          <table:table-cell table:formula="of:=INT([.I1117]*[.E1117]*([.J$2]/[.J$3]))+[.I$2]" office:value-type="float" office:value="-458275">
            <text:p>-458275</text:p>
          </table:table-cell>
          <table:table-cell table:formula="of:=[.J1117]*[.E1117]*(1/[.J$2])+[.I$1]" office:value-type="float" office:value="12542.231628418">
            <text:p>12542</text:p>
          </table:table-cell>
          <table:table-cell table:formula="of:=[.F1117]-[.K1117]" office:value-type="float" office:value="7.76837158203125">
            <text:p>8</text:p>
          </table:table-cell>
        </table:table-row>
        <table:table-row table:style-name="ro1">
          <table:table-cell office:value-type="string">
            <text:p><text:s text:c="2"/>1113</text:p>
          </table:table-cell>
          <table:table-cell office:value-type="string">
            <text:p><text:s text:c="3"/>3554</text:p>
          </table:table-cell>
          <table:table-cell office:value-type="string">
            <text:p><text:s text:c="2"/>12578</text:p>
          </table:table-cell>
          <table:table-cell office:value-type="string">
            <text:p><text:s text:c="6"/>9</text:p>
          </table:table-cell>
          <table:table-cell table:formula="of:=[.B1118]/1" office:value-type="float" office:value="3554">
            <text:p>3554</text:p>
          </table:table-cell>
          <table:table-cell table:formula="of:=[.C1118]/1" office:value-type="float" office:value="12578">
            <text:p>12578</text:p>
          </table:table-cell>
          <table:table-cell table:formula="of:=[.G$1]+[.E1118]*([.G$2]+[.E1118]*([.G$3]+[.G$4]*[.E1118]))" office:value-type="float" office:value="12562.1446401015">
            <text:p>12562.145</text:p>
          </table:table-cell>
          <table:table-cell table:formula="of:=[.F1118]-[.G1118]" office:value-type="float" office:value="15.8553598984854">
            <text:p>15.855</text:p>
          </table:table-cell>
          <table:table-cell table:formula="of:=INT([.I$4]*[.E1118]*([.J$3]/[.J$4])+[.I$3])" office:value-type="float" office:value="188322687">
            <text:p>188322687</text:p>
          </table:table-cell>
          <table:table-cell table:formula="of:=INT([.I1118]*[.E1118]*([.J$2]/[.J$3]))+[.I$2]" office:value-type="float" office:value="-455152">
            <text:p>-455152</text:p>
          </table:table-cell>
          <table:table-cell table:formula="of:=[.J1118]*[.E1118]*(1/[.J$2])+[.I$1]" office:value-type="float" office:value="12561.6533813477">
            <text:p>12562</text:p>
          </table:table-cell>
          <table:table-cell table:formula="of:=[.F1118]-[.K1118]" office:value-type="float" office:value="16.3466186523438">
            <text:p>16</text:p>
          </table:table-cell>
        </table:table-row>
        <table:table-row table:style-name="ro1">
          <table:table-cell office:value-type="string">
            <text:p><text:s text:c="2"/>1114</text:p>
          </table:table-cell>
          <table:table-cell office:value-type="string">
            <text:p><text:s text:c="3"/>3557</text:p>
          </table:table-cell>
          <table:table-cell office:value-type="string">
            <text:p><text:s text:c="2"/>12615</text:p>
          </table:table-cell>
          <table:table-cell office:value-type="string">
            <text:p><text:s text:c="6"/>9</text:p>
          </table:table-cell>
          <table:table-cell table:formula="of:=[.B1119]/1" office:value-type="float" office:value="3557">
            <text:p>3557</text:p>
          </table:table-cell>
          <table:table-cell table:formula="of:=[.C1119]/1" office:value-type="float" office:value="12615">
            <text:p>12615</text:p>
          </table:table-cell>
          <table:table-cell table:formula="of:=[.G$1]+[.E1119]*([.G$2]+[.E1119]*([.G$3]+[.G$4]*[.E1119]))" office:value-type="float" office:value="12591.3305641599">
            <text:p>12591.331</text:p>
          </table:table-cell>
          <table:table-cell table:formula="of:=[.F1119]-[.G1119]" office:value-type="float" office:value="23.6694358401219">
            <text:p>23.669</text:p>
          </table:table-cell>
          <table:table-cell table:formula="of:=INT([.I$4]*[.E1119]*([.J$3]/[.J$4])+[.I$3])" office:value-type="float" office:value="188336520">
            <text:p>188336520</text:p>
          </table:table-cell>
          <table:table-cell table:formula="of:=INT([.I1119]*[.E1119]*([.J$2]/[.J$3]))+[.I$2]" office:value-type="float" office:value="-450466">
            <text:p>-450466</text:p>
          </table:table-cell>
          <table:table-cell table:formula="of:=[.J1119]*[.E1119]*(1/[.J$2])+[.I$1]" office:value-type="float" office:value="12590.8408622742">
            <text:p>12591</text:p>
          </table:table-cell>
          <table:table-cell table:formula="of:=[.F1119]-[.K1119]" office:value-type="float" office:value="24.1591377258301">
            <text:p>24</text:p>
          </table:table-cell>
        </table:table-row>
        <table:table-row table:style-name="ro1">
          <table:table-cell office:value-type="string">
            <text:p><text:s text:c="2"/>1115</text:p>
          </table:table-cell>
          <table:table-cell office:value-type="string">
            <text:p><text:s text:c="3"/>3560</text:p>
          </table:table-cell>
          <table:table-cell office:value-type="string">
            <text:p><text:s text:c="2"/>12630</text:p>
          </table:table-cell>
          <table:table-cell office:value-type="string">
            <text:p><text:s text:c="6"/>8</text:p>
          </table:table-cell>
          <table:table-cell table:formula="of:=[.B1120]/1" office:value-type="float" office:value="3560">
            <text:p>3560</text:p>
          </table:table-cell>
          <table:table-cell table:formula="of:=[.C1120]/1" office:value-type="float" office:value="12630">
            <text:p>12630</text:p>
          </table:table-cell>
          <table:table-cell table:formula="of:=[.G$1]+[.E1120]*([.G$2]+[.E1120]*([.G$3]+[.G$4]*[.E1120]))" office:value-type="float" office:value="12620.5744123482">
            <text:p>12620.574</text:p>
          </table:table-cell>
          <table:table-cell table:formula="of:=[.F1120]-[.G1120]" office:value-type="float" office:value="9.42558765176">
            <text:p>9.426</text:p>
          </table:table-cell>
          <table:table-cell table:formula="of:=INT([.I$4]*[.E1120]*([.J$3]/[.J$4])+[.I$3])" office:value-type="float" office:value="188350353">
            <text:p>188350353</text:p>
          </table:table-cell>
          <table:table-cell table:formula="of:=INT([.I1120]*[.E1120]*([.J$2]/[.J$3]))+[.I$2]" office:value-type="float" office:value="-445780">
            <text:p>-445780</text:p>
          </table:table-cell>
          <table:table-cell table:formula="of:=[.J1120]*[.E1120]*(1/[.J$2])+[.I$1]" office:value-type="float" office:value="12620.0819702148">
            <text:p>12620</text:p>
          </table:table-cell>
          <table:table-cell table:formula="of:=[.F1120]-[.K1120]" office:value-type="float" office:value="9.91802978515625">
            <text:p>10</text:p>
          </table:table-cell>
        </table:table-row>
        <table:table-row table:style-name="ro1">
          <table:table-cell office:value-type="string">
            <text:p><text:s text:c="2"/>1116</text:p>
          </table:table-cell>
          <table:table-cell office:value-type="string">
            <text:p><text:s text:c="3"/>3564</text:p>
          </table:table-cell>
          <table:table-cell office:value-type="string">
            <text:p><text:s text:c="2"/>12656</text:p>
          </table:table-cell>
          <table:table-cell office:value-type="string">
            <text:p><text:s text:c="5"/>10</text:p>
          </table:table-cell>
          <table:table-cell table:formula="of:=[.B1121]/1" office:value-type="float" office:value="3564">
            <text:p>3564</text:p>
          </table:table-cell>
          <table:table-cell table:formula="of:=[.C1121]/1" office:value-type="float" office:value="12656">
            <text:p>12656</text:p>
          </table:table-cell>
          <table:table-cell table:formula="of:=[.G$1]+[.E1121]*([.G$2]+[.E1121]*([.G$3]+[.G$4]*[.E1121]))" office:value-type="float" office:value="12659.656332923">
            <text:p>12659.656</text:p>
          </table:table-cell>
          <table:table-cell table:formula="of:=[.F1121]-[.G1121]" office:value-type="float" office:value="-3.65633292295388">
            <text:p>-3.656</text:p>
          </table:table-cell>
          <table:table-cell table:formula="of:=INT([.I$4]*[.E1121]*([.J$3]/[.J$4])+[.I$3])" office:value-type="float" office:value="188368797">
            <text:p>188368797</text:p>
          </table:table-cell>
          <table:table-cell table:formula="of:=INT([.I1121]*[.E1121]*([.J$2]/[.J$3]))+[.I$2]" office:value-type="float" office:value="-439530">
            <text:p>-439530</text:p>
          </table:table-cell>
          <table:table-cell table:formula="of:=[.J1121]*[.E1121]*(1/[.J$2])+[.I$1]" office:value-type="float" office:value="12659.1671295166">
            <text:p>12659</text:p>
          </table:table-cell>
          <table:table-cell table:formula="of:=[.F1121]-[.K1121]" office:value-type="float" office:value="-3.16712951660156">
            <text:p>-3</text:p>
          </table:table-cell>
        </table:table-row>
        <table:table-row table:style-name="ro1">
          <table:table-cell office:value-type="string">
            <text:p><text:s text:c="2"/>1117</text:p>
          </table:table-cell>
          <table:table-cell office:value-type="string">
            <text:p><text:s text:c="3"/>3565</text:p>
          </table:table-cell>
          <table:table-cell office:value-type="string">
            <text:p><text:s text:c="2"/>12694</text:p>
          </table:table-cell>
          <table:table-cell office:value-type="string">
            <text:p><text:s text:c="5"/>12</text:p>
          </table:table-cell>
          <table:table-cell table:formula="of:=[.B1122]/1" office:value-type="float" office:value="3565">
            <text:p>3565</text:p>
          </table:table-cell>
          <table:table-cell table:formula="of:=[.C1122]/1" office:value-type="float" office:value="12694">
            <text:p>12694</text:p>
          </table:table-cell>
          <table:table-cell table:formula="of:=[.G$1]+[.E1122]*([.G$2]+[.E1122]*([.G$3]+[.G$4]*[.E1122]))" office:value-type="float" office:value="12669.4429091418">
            <text:p>12669.443</text:p>
          </table:table-cell>
          <table:table-cell table:formula="of:=[.F1122]-[.G1122]" office:value-type="float" office:value="24.5570908582467">
            <text:p>24.557</text:p>
          </table:table-cell>
          <table:table-cell table:formula="of:=INT([.I$4]*[.E1122]*([.J$3]/[.J$4])+[.I$3])" office:value-type="float" office:value="188373408">
            <text:p>188373408</text:p>
          </table:table-cell>
          <table:table-cell table:formula="of:=INT([.I1122]*[.E1122]*([.J$2]/[.J$3]))+[.I$2]" office:value-type="float" office:value="-437967">
            <text:p>-437967</text:p>
          </table:table-cell>
          <table:table-cell table:formula="of:=[.J1122]*[.E1122]*(1/[.J$2])+[.I$1]" office:value-type="float" office:value="12668.9567203522">
            <text:p>12669</text:p>
          </table:table-cell>
          <table:table-cell table:formula="of:=[.F1122]-[.K1122]" office:value-type="float" office:value="25.0432796478271">
            <text:p>25</text:p>
          </table:table-cell>
        </table:table-row>
        <table:table-row table:style-name="ro1">
          <table:table-cell office:value-type="string">
            <text:p><text:s text:c="2"/>1118</text:p>
          </table:table-cell>
          <table:table-cell office:value-type="string">
            <text:p><text:s text:c="3"/>3568</text:p>
          </table:table-cell>
          <table:table-cell office:value-type="string">
            <text:p><text:s text:c="2"/>12722</text:p>
          </table:table-cell>
          <table:table-cell office:value-type="string">
            <text:p><text:s text:c="5"/>10</text:p>
          </table:table-cell>
          <table:table-cell table:formula="of:=[.B1123]/1" office:value-type="float" office:value="3568">
            <text:p>3568</text:p>
          </table:table-cell>
          <table:table-cell table:formula="of:=[.C1123]/1" office:value-type="float" office:value="12722">
            <text:p>12722</text:p>
          </table:table-cell>
          <table:table-cell table:formula="of:=[.G$1]+[.E1123]*([.G$2]+[.E1123]*([.G$3]+[.G$4]*[.E1123]))" office:value-type="float" office:value="12698.84127482">
            <text:p>12698.841</text:p>
          </table:table-cell>
          <table:table-cell table:formula="of:=[.F1123]-[.G1123]" office:value-type="float" office:value="23.1587251800083">
            <text:p>23.159</text:p>
          </table:table-cell>
          <table:table-cell table:formula="of:=INT([.I$4]*[.E1123]*([.J$3]/[.J$4])+[.I$3])" office:value-type="float" office:value="188387242">
            <text:p>188387242</text:p>
          </table:table-cell>
          <table:table-cell table:formula="of:=INT([.I1123]*[.E1123]*([.J$2]/[.J$3]))+[.I$2]" office:value-type="float" office:value="-433279">
            <text:p>-433279</text:p>
          </table:table-cell>
          <table:table-cell table:formula="of:=[.J1123]*[.E1123]*(1/[.J$2])+[.I$1]" office:value-type="float" office:value="12698.3544616699">
            <text:p>12698</text:p>
          </table:table-cell>
          <table:table-cell table:formula="of:=[.F1123]-[.K1123]" office:value-type="float" office:value="23.6455383300781">
            <text:p>24</text:p>
          </table:table-cell>
        </table:table-row>
        <table:table-row table:style-name="ro1">
          <table:table-cell office:value-type="string">
            <text:p><text:s text:c="2"/>1119</text:p>
          </table:table-cell>
          <table:table-cell office:value-type="string">
            <text:p><text:s text:c="3"/>3571</text:p>
          </table:table-cell>
          <table:table-cell office:value-type="string">
            <text:p><text:s text:c="2"/>12756</text:p>
          </table:table-cell>
          <table:table-cell office:value-type="string">
            <text:p><text:s text:c="6"/>9</text:p>
          </table:table-cell>
          <table:table-cell table:formula="of:=[.B1124]/1" office:value-type="float" office:value="3571">
            <text:p>3571</text:p>
          </table:table-cell>
          <table:table-cell table:formula="of:=[.C1124]/1" office:value-type="float" office:value="12756">
            <text:p>12756</text:p>
          </table:table-cell>
          <table:table-cell table:formula="of:=[.G$1]+[.E1124]*([.G$2]+[.E1124]*([.G$3]+[.G$4]*[.E1124]))" office:value-type="float" office:value="12728.2976044856">
            <text:p>12728.298</text:p>
          </table:table-cell>
          <table:table-cell table:formula="of:=[.F1124]-[.G1124]" office:value-type="float" office:value="27.7023955143668">
            <text:p>27.702</text:p>
          </table:table-cell>
          <table:table-cell table:formula="of:=INT([.I$4]*[.E1124]*([.J$3]/[.J$4])+[.I$3])" office:value-type="float" office:value="188401075">
            <text:p>188401075</text:p>
          </table:table-cell>
          <table:table-cell table:formula="of:=INT([.I1124]*[.E1124]*([.J$2]/[.J$3]))+[.I$2]" office:value-type="float" office:value="-428591">
            <text:p>-428591</text:p>
          </table:table-cell>
          <table:table-cell table:formula="of:=[.J1124]*[.E1124]*(1/[.J$2])+[.I$1]" office:value-type="float" office:value="12727.80585289">
            <text:p>12728</text:p>
          </table:table-cell>
          <table:table-cell table:formula="of:=[.F1124]-[.K1124]" office:value-type="float" office:value="28.1941471099854">
            <text:p>28</text:p>
          </table:table-cell>
        </table:table-row>
        <table:table-row table:style-name="ro1">
          <table:table-cell office:value-type="string">
            <text:p><text:s text:c="2"/>1120</text:p>
          </table:table-cell>
          <table:table-cell office:value-type="string">
            <text:p><text:s text:c="3"/>3575</text:p>
          </table:table-cell>
          <table:table-cell office:value-type="string">
            <text:p><text:s text:c="2"/>12782</text:p>
          </table:table-cell>
          <table:table-cell office:value-type="string">
            <text:p><text:s text:c="6"/>7</text:p>
          </table:table-cell>
          <table:table-cell table:formula="of:=[.B1125]/1" office:value-type="float" office:value="3575">
            <text:p>3575</text:p>
          </table:table-cell>
          <table:table-cell table:formula="of:=[.C1125]/1" office:value-type="float" office:value="12782">
            <text:p>12782</text:p>
          </table:table-cell>
          <table:table-cell table:formula="of:=[.G$1]+[.E1125]*([.G$2]+[.E1125]*([.G$3]+[.G$4]*[.E1125]))" office:value-type="float" office:value="12767.6628956971">
            <text:p>12767.663</text:p>
          </table:table-cell>
          <table:table-cell table:formula="of:=[.F1125]-[.G1125]" office:value-type="float" office:value="14.3371043028819">
            <text:p>14.337</text:p>
          </table:table-cell>
          <table:table-cell table:formula="of:=INT([.I$4]*[.E1125]*([.J$3]/[.J$4])+[.I$3])" office:value-type="float" office:value="188419519">
            <text:p>188419519</text:p>
          </table:table-cell>
          <table:table-cell table:formula="of:=INT([.I1125]*[.E1125]*([.J$2]/[.J$3]))+[.I$2]" office:value-type="float" office:value="-422338">
            <text:p>-422338</text:p>
          </table:table-cell>
          <table:table-cell table:formula="of:=[.J1125]*[.E1125]*(1/[.J$2])+[.I$1]" office:value-type="float" office:value="12767.173740387">
            <text:p>12767</text:p>
          </table:table-cell>
          <table:table-cell table:formula="of:=[.F1125]-[.K1125]" office:value-type="float" office:value="14.8262596130371">
            <text:p>15</text:p>
          </table:table-cell>
        </table:table-row>
        <table:table-row table:style-name="ro1">
          <table:table-cell office:value-type="string">
            <text:p><text:s text:c="2"/>1121</text:p>
          </table:table-cell>
          <table:table-cell office:value-type="string">
            <text:p><text:s text:c="3"/>3578</text:p>
          </table:table-cell>
          <table:table-cell office:value-type="string">
            <text:p><text:s text:c="2"/>12799</text:p>
          </table:table-cell>
          <table:table-cell office:value-type="string">
            <text:p><text:s text:c="6"/>8</text:p>
          </table:table-cell>
          <table:table-cell table:formula="of:=[.B1126]/1" office:value-type="float" office:value="3578">
            <text:p>3578</text:p>
          </table:table-cell>
          <table:table-cell table:formula="of:=[.C1126]/1" office:value-type="float" office:value="12799">
            <text:p>12799</text:p>
          </table:table-cell>
          <table:table-cell table:formula="of:=[.G$1]+[.E1126]*([.G$2]+[.E1126]*([.G$3]+[.G$4]*[.E1126]))" office:value-type="float" office:value="12797.2545169397">
            <text:p>12797.255</text:p>
          </table:table-cell>
          <table:table-cell table:formula="of:=[.F1126]-[.G1126]" office:value-type="float" office:value="1.74548306029101">
            <text:p>1.745</text:p>
          </table:table-cell>
          <table:table-cell table:formula="of:=INT([.I$4]*[.E1126]*([.J$3]/[.J$4])+[.I$3])" office:value-type="float" office:value="188433352">
            <text:p>188433352</text:p>
          </table:table-cell>
          <table:table-cell table:formula="of:=INT([.I1126]*[.E1126]*([.J$2]/[.J$3]))+[.I$2]" office:value-type="float" office:value="-417648">
            <text:p>-417648</text:p>
          </table:table-cell>
          <table:table-cell table:formula="of:=[.J1126]*[.E1126]*(1/[.J$2])+[.I$1]" office:value-type="float" office:value="12796.7639770508">
            <text:p>12797</text:p>
          </table:table-cell>
          <table:table-cell table:formula="of:=[.F1126]-[.K1126]" office:value-type="float" office:value="2.23602294921875">
            <text:p>2</text:p>
          </table:table-cell>
        </table:table-row>
        <table:table-row table:style-name="ro1">
          <table:table-cell office:value-type="string">
            <text:p><text:s text:c="2"/>1122</text:p>
          </table:table-cell>
          <table:table-cell office:value-type="string">
            <text:p><text:s text:c="3"/>3581</text:p>
          </table:table-cell>
          <table:table-cell office:value-type="string">
            <text:p><text:s text:c="2"/>12837</text:p>
          </table:table-cell>
          <table:table-cell office:value-type="string">
            <text:p><text:s text:c="6"/>9</text:p>
          </table:table-cell>
          <table:table-cell table:formula="of:=[.B1127]/1" office:value-type="float" office:value="3581">
            <text:p>3581</text:p>
          </table:table-cell>
          <table:table-cell table:formula="of:=[.C1127]/1" office:value-type="float" office:value="12837">
            <text:p>12837</text:p>
          </table:table-cell>
          <table:table-cell table:formula="of:=[.G$1]+[.E1127]*([.G$2]+[.E1127]*([.G$3]+[.G$4]*[.E1127]))" office:value-type="float" office:value="12826.9041384037">
            <text:p>12826.904</text:p>
          </table:table-cell>
          <table:table-cell table:formula="of:=[.F1127]-[.G1127]" office:value-type="float" office:value="10.09586159631">
            <text:p>10.096</text:p>
          </table:table-cell>
          <table:table-cell table:formula="of:=INT([.I$4]*[.E1127]*([.J$3]/[.J$4])+[.I$3])" office:value-type="float" office:value="188447185">
            <text:p>188447185</text:p>
          </table:table-cell>
          <table:table-cell table:formula="of:=INT([.I1127]*[.E1127]*([.J$2]/[.J$3]))+[.I$2]" office:value-type="float" office:value="-412957">
            <text:p>-412957</text:p>
          </table:table-cell>
          <table:table-cell table:formula="of:=[.J1127]*[.E1127]*(1/[.J$2])+[.I$1]" office:value-type="float" office:value="12826.4147167206">
            <text:p>12826</text:p>
          </table:table-cell>
          <table:table-cell table:formula="of:=[.F1127]-[.K1127]" office:value-type="float" office:value="10.5852832794189">
            <text:p>11</text:p>
          </table:table-cell>
        </table:table-row>
        <table:table-row table:style-name="ro1">
          <table:table-cell office:value-type="string">
            <text:p><text:s text:c="2"/>1123</text:p>
          </table:table-cell>
          <table:table-cell office:value-type="string">
            <text:p><text:s text:c="3"/>3584</text:p>
          </table:table-cell>
          <table:table-cell office:value-type="string">
            <text:p><text:s text:c="2"/>12852</text:p>
          </table:table-cell>
          <table:table-cell office:value-type="string">
            <text:p><text:s text:c="5"/>11</text:p>
          </table:table-cell>
          <table:table-cell table:formula="of:=[.B1128]/1" office:value-type="float" office:value="3584">
            <text:p>3584</text:p>
          </table:table-cell>
          <table:table-cell table:formula="of:=[.C1128]/1" office:value-type="float" office:value="12852">
            <text:p>12852</text:p>
          </table:table-cell>
          <table:table-cell table:formula="of:=[.G$1]+[.E1128]*([.G$2]+[.E1128]*([.G$3]+[.G$4]*[.E1128]))" office:value-type="float" office:value="12856.6117709593">
            <text:p>12856.612</text:p>
          </table:table-cell>
          <table:table-cell table:formula="of:=[.F1128]-[.G1128]" office:value-type="float" office:value="-4.61177095927815">
            <text:p>-4.612</text:p>
          </table:table-cell>
          <table:table-cell table:formula="of:=INT([.I$4]*[.E1128]*([.J$3]/[.J$4])+[.I$3])" office:value-type="float" office:value="188461019">
            <text:p>188461019</text:p>
          </table:table-cell>
          <table:table-cell table:formula="of:=INT([.I1128]*[.E1128]*([.J$2]/[.J$3]))+[.I$2]" office:value-type="float" office:value="-408266">
            <text:p>-408266</text:p>
          </table:table-cell>
          <table:table-cell table:formula="of:=[.J1128]*[.E1128]*(1/[.J$2])+[.I$1]" office:value-type="float" office:value="12856.119140625">
            <text:p>12856</text:p>
          </table:table-cell>
          <table:table-cell table:formula="of:=[.F1128]-[.K1128]" office:value-type="float" office:value="-4.119140625">
            <text:p>-4</text:p>
          </table:table-cell>
        </table:table-row>
        <table:table-row table:style-name="ro1">
          <table:table-cell office:value-type="string">
            <text:p><text:s text:c="2"/>1124</text:p>
          </table:table-cell>
          <table:table-cell office:value-type="string">
            <text:p><text:s text:c="3"/>3585</text:p>
          </table:table-cell>
          <table:table-cell office:value-type="string">
            <text:p><text:s text:c="2"/>12885</text:p>
          </table:table-cell>
          <table:table-cell office:value-type="string">
            <text:p><text:s text:c="5"/>12</text:p>
          </table:table-cell>
          <table:table-cell table:formula="of:=[.B1129]/1" office:value-type="float" office:value="3585">
            <text:p>3585</text:p>
          </table:table-cell>
          <table:table-cell table:formula="of:=[.C1129]/1" office:value-type="float" office:value="12885">
            <text:p>12885</text:p>
          </table:table-cell>
          <table:table-cell table:formula="of:=[.G$1]+[.E1129]*([.G$2]+[.E1129]*([.G$3]+[.G$4]*[.E1129]))" office:value-type="float" office:value="12866.527208377">
            <text:p>12866.527</text:p>
          </table:table-cell>
          <table:table-cell table:formula="of:=[.F1129]-[.G1129]" office:value-type="float" office:value="18.4727916230331">
            <text:p>18.473</text:p>
          </table:table-cell>
          <table:table-cell table:formula="of:=INT([.I$4]*[.E1129]*([.J$3]/[.J$4])+[.I$3])" office:value-type="float" office:value="188465630">
            <text:p>188465630</text:p>
          </table:table-cell>
          <table:table-cell table:formula="of:=INT([.I1129]*[.E1129]*([.J$2]/[.J$3]))+[.I$2]" office:value-type="float" office:value="-406702">
            <text:p>-406702</text:p>
          </table:table-cell>
          <table:table-cell table:formula="of:=[.J1129]*[.E1129]*(1/[.J$2])+[.I$1]" office:value-type="float" office:value="12866.0348243713">
            <text:p>12866</text:p>
          </table:table-cell>
          <table:table-cell table:formula="of:=[.F1129]-[.K1129]" office:value-type="float" office:value="18.9651756286621">
            <text:p>19</text:p>
          </table:table-cell>
        </table:table-row>
        <table:table-row table:style-name="ro1">
          <table:table-cell office:value-type="string">
            <text:p><text:s text:c="2"/>1125</text:p>
          </table:table-cell>
          <table:table-cell office:value-type="string">
            <text:p><text:s text:c="3"/>3589</text:p>
          </table:table-cell>
          <table:table-cell office:value-type="string">
            <text:p><text:s text:c="2"/>12914</text:p>
          </table:table-cell>
          <table:table-cell office:value-type="string">
            <text:p><text:s text:c="5"/>11</text:p>
          </table:table-cell>
          <table:table-cell table:formula="of:=[.B1130]/1" office:value-type="float" office:value="3589">
            <text:p>3589</text:p>
          </table:table-cell>
          <table:table-cell table:formula="of:=[.C1130]/1" office:value-type="float" office:value="12914">
            <text:p>12914</text:p>
          </table:table-cell>
          <table:table-cell table:formula="of:=[.G$1]+[.E1130]*([.G$2]+[.E1130]*([.G$3]+[.G$4]*[.E1130]))" office:value-type="float" office:value="12906.2534349462">
            <text:p>12906.253</text:p>
          </table:table-cell>
          <table:table-cell table:formula="of:=[.F1130]-[.G1130]" office:value-type="float" office:value="7.74656505383973">
            <text:p>7.747</text:p>
          </table:table-cell>
          <table:table-cell table:formula="of:=INT([.I$4]*[.E1130]*([.J$3]/[.J$4])+[.I$3])" office:value-type="float" office:value="188484074">
            <text:p>188484074</text:p>
          </table:table-cell>
          <table:table-cell table:formula="of:=INT([.I1130]*[.E1130]*([.J$2]/[.J$3]))+[.I$2]" office:value-type="float" office:value="-400445">
            <text:p>-400445</text:p>
          </table:table-cell>
          <table:table-cell table:formula="of:=[.J1130]*[.E1130]*(1/[.J$2])+[.I$1]" office:value-type="float" office:value="12905.7640666962">
            <text:p>12906</text:p>
          </table:table-cell>
          <table:table-cell table:formula="of:=[.F1130]-[.K1130]" office:value-type="float" office:value="8.23593330383301">
            <text:p>8</text:p>
          </table:table-cell>
        </table:table-row>
        <table:table-row table:style-name="ro1">
          <table:table-cell office:value-type="string">
            <text:p><text:s text:c="2"/>1126</text:p>
          </table:table-cell>
          <table:table-cell office:value-type="string">
            <text:p><text:s text:c="3"/>3592</text:p>
          </table:table-cell>
          <table:table-cell office:value-type="string">
            <text:p><text:s text:c="2"/>12943</text:p>
          </table:table-cell>
          <table:table-cell office:value-type="string">
            <text:p><text:s text:c="5"/>13</text:p>
          </table:table-cell>
          <table:table-cell table:formula="of:=[.B1131]/1" office:value-type="float" office:value="3592">
            <text:p>3592</text:p>
          </table:table-cell>
          <table:table-cell table:formula="of:=[.C1131]/1" office:value-type="float" office:value="12943">
            <text:p>12943</text:p>
          </table:table-cell>
          <table:table-cell table:formula="of:=[.G$1]+[.E1131]*([.G$2]+[.E1131]*([.G$3]+[.G$4]*[.E1131]))" office:value-type="float" office:value="12936.1158168892">
            <text:p>12936.116</text:p>
          </table:table-cell>
          <table:table-cell table:formula="of:=[.F1131]-[.G1131]" office:value-type="float" office:value="6.88418311077112">
            <text:p>6.884</text:p>
          </table:table-cell>
          <table:table-cell table:formula="of:=INT([.I$4]*[.E1131]*([.J$3]/[.J$4])+[.I$3])" office:value-type="float" office:value="188497907">
            <text:p>188497907</text:p>
          </table:table-cell>
          <table:table-cell table:formula="of:=INT([.I1131]*[.E1131]*([.J$2]/[.J$3]))+[.I$2]" office:value-type="float" office:value="-395752">
            <text:p>-395752</text:p>
          </table:table-cell>
          <table:table-cell table:formula="of:=[.J1131]*[.E1131]*(1/[.J$2])+[.I$1]" office:value-type="float" office:value="12935.6253662109">
            <text:p>12936</text:p>
          </table:table-cell>
          <table:table-cell table:formula="of:=[.F1131]-[.K1131]" office:value-type="float" office:value="7.3746337890625">
            <text:p>7</text:p>
          </table:table-cell>
        </table:table-row>
        <table:table-row table:style-name="ro1">
          <table:table-cell office:value-type="string">
            <text:p><text:s text:c="2"/>1127</text:p>
          </table:table-cell>
          <table:table-cell office:value-type="string">
            <text:p><text:s text:c="3"/>3595</text:p>
          </table:table-cell>
          <table:table-cell office:value-type="string">
            <text:p><text:s text:c="2"/>12984</text:p>
          </table:table-cell>
          <table:table-cell office:value-type="string">
            <text:p><text:s text:c="5"/>11</text:p>
          </table:table-cell>
          <table:table-cell table:formula="of:=[.B1132]/1" office:value-type="float" office:value="3595">
            <text:p>3595</text:p>
          </table:table-cell>
          <table:table-cell table:formula="of:=[.C1132]/1" office:value-type="float" office:value="12984">
            <text:p>12984</text:p>
          </table:table-cell>
          <table:table-cell table:formula="of:=[.G$1]+[.E1132]*([.G$2]+[.E1132]*([.G$3]+[.G$4]*[.E1132]))" office:value-type="float" office:value="12966.0362497813">
            <text:p>12966.036</text:p>
          </table:table-cell>
          <table:table-cell table:formula="of:=[.F1132]-[.G1132]" office:value-type="float" office:value="17.9637502187034">
            <text:p>17.964</text:p>
          </table:table-cell>
          <table:table-cell table:formula="of:=INT([.I$4]*[.E1132]*([.J$3]/[.J$4])+[.I$3])" office:value-type="float" office:value="188511740">
            <text:p>188511740</text:p>
          </table:table-cell>
          <table:table-cell table:formula="of:=INT([.I1132]*[.E1132]*([.J$2]/[.J$3]))+[.I$2]" office:value-type="float" office:value="-391058">
            <text:p>-391058</text:p>
          </table:table-cell>
          <table:table-cell table:formula="of:=[.J1132]*[.E1132]*(1/[.J$2])+[.I$1]" office:value-type="float" office:value="12965.5472297668">
            <text:p>12966</text:p>
          </table:table-cell>
          <table:table-cell table:formula="of:=[.F1132]-[.K1132]" office:value-type="float" office:value="18.4527702331543">
            <text:p>18</text:p>
          </table:table-cell>
        </table:table-row>
        <table:table-row table:style-name="ro1">
          <table:table-cell office:value-type="string">
            <text:p><text:s text:c="2"/>1128</text:p>
          </table:table-cell>
          <table:table-cell office:value-type="string">
            <text:p><text:s text:c="3"/>3597</text:p>
          </table:table-cell>
          <table:table-cell office:value-type="string">
            <text:p><text:s text:c="2"/>13004</text:p>
          </table:table-cell>
          <table:table-cell office:value-type="string">
            <text:p><text:s text:c="6"/>9</text:p>
          </table:table-cell>
          <table:table-cell table:formula="of:=[.B1133]/1" office:value-type="float" office:value="3597">
            <text:p>3597</text:p>
          </table:table-cell>
          <table:table-cell table:formula="of:=[.C1133]/1" office:value-type="float" office:value="13004">
            <text:p>13004</text:p>
          </table:table-cell>
          <table:table-cell table:formula="of:=[.G$1]+[.E1133]*([.G$2]+[.E1133]*([.G$3]+[.G$4]*[.E1133]))" office:value-type="float" office:value="12986.0154609379">
            <text:p>12986.015</text:p>
          </table:table-cell>
          <table:table-cell table:formula="of:=[.F1133]-[.G1133]" office:value-type="float" office:value="17.9845390621049">
            <text:p>17.985</text:p>
          </table:table-cell>
          <table:table-cell table:formula="of:=INT([.I$4]*[.E1133]*([.J$3]/[.J$4])+[.I$3])" office:value-type="float" office:value="188520962">
            <text:p>188520962</text:p>
          </table:table-cell>
          <table:table-cell table:formula="of:=INT([.I1133]*[.E1133]*([.J$2]/[.J$3]))+[.I$2]" office:value-type="float" office:value="-387929">
            <text:p>-387929</text:p>
          </table:table-cell>
          <table:table-cell table:formula="of:=[.J1133]*[.E1133]*(1/[.J$2])+[.I$1]" office:value-type="float" office:value="12985.5226955414">
            <text:p>12986</text:p>
          </table:table-cell>
          <table:table-cell table:formula="of:=[.F1133]-[.K1133]" office:value-type="float" office:value="18.4773044586182">
            <text:p>18</text:p>
          </table:table-cell>
        </table:table-row>
        <table:table-row table:style-name="ro1">
          <table:table-cell office:value-type="string">
            <text:p><text:s text:c="2"/>1129</text:p>
          </table:table-cell>
          <table:table-cell office:value-type="string">
            <text:p><text:s text:c="3"/>3600</text:p>
          </table:table-cell>
          <table:table-cell office:value-type="string">
            <text:p><text:s text:c="2"/>13035</text:p>
          </table:table-cell>
          <table:table-cell office:value-type="string">
            <text:p><text:s text:c="5"/>11</text:p>
          </table:table-cell>
          <table:table-cell table:formula="of:=[.B1134]/1" office:value-type="float" office:value="3600">
            <text:p>3600</text:p>
          </table:table-cell>
          <table:table-cell table:formula="of:=[.C1134]/1" office:value-type="float" office:value="13035">
            <text:p>13035</text:p>
          </table:table-cell>
          <table:table-cell table:formula="of:=[.G$1]+[.E1134]*([.G$2]+[.E1134]*([.G$3]+[.G$4]*[.E1134]))" office:value-type="float" office:value="13016.0326695676">
            <text:p>13016.033</text:p>
          </table:table-cell>
          <table:table-cell table:formula="of:=[.F1134]-[.G1134]" office:value-type="float" office:value="18.9673304323605">
            <text:p>18.967</text:p>
          </table:table-cell>
          <table:table-cell table:formula="of:=INT([.I$4]*[.E1134]*([.J$3]/[.J$4])+[.I$3])" office:value-type="float" office:value="188534796">
            <text:p>188534796</text:p>
          </table:table-cell>
          <table:table-cell table:formula="of:=INT([.I1134]*[.E1134]*([.J$2]/[.J$3]))+[.I$2]" office:value-type="float" office:value="-383234">
            <text:p>-383234</text:p>
          </table:table-cell>
          <table:table-cell table:formula="of:=[.J1134]*[.E1134]*(1/[.J$2])+[.I$1]" office:value-type="float" office:value="13015.5409545898">
            <text:p>13016</text:p>
          </table:table-cell>
          <table:table-cell table:formula="of:=[.F1134]-[.K1134]" office:value-type="float" office:value="19.4590454101563">
            <text:p>19</text:p>
          </table:table-cell>
        </table:table-row>
        <table:table-row table:style-name="ro1">
          <table:table-cell office:value-type="string">
            <text:p><text:s text:c="2"/>1130</text:p>
          </table:table-cell>
          <table:table-cell office:value-type="string">
            <text:p><text:s text:c="3"/>3603</text:p>
          </table:table-cell>
          <table:table-cell office:value-type="string">
            <text:p><text:s text:c="2"/>13077</text:p>
          </table:table-cell>
          <table:table-cell office:value-type="string">
            <text:p><text:s text:c="6"/>8</text:p>
          </table:table-cell>
          <table:table-cell table:formula="of:=[.B1135]/1" office:value-type="float" office:value="3603">
            <text:p>3603</text:p>
          </table:table-cell>
          <table:table-cell table:formula="of:=[.C1135]/1" office:value-type="float" office:value="13077">
            <text:p>13077</text:p>
          </table:table-cell>
          <table:table-cell table:formula="of:=[.G$1]+[.E1135]*([.G$2]+[.E1135]*([.G$3]+[.G$4]*[.E1135]))" office:value-type="float" office:value="13046.1079581336">
            <text:p>13046.108</text:p>
          </table:table-cell>
          <table:table-cell table:formula="of:=[.F1135]-[.G1135]" office:value-type="float" office:value="30.8920418664184">
            <text:p>30.892</text:p>
          </table:table-cell>
          <table:table-cell table:formula="of:=INT([.I$4]*[.E1135]*([.J$3]/[.J$4])+[.I$3])" office:value-type="float" office:value="188548629">
            <text:p>188548629</text:p>
          </table:table-cell>
          <table:table-cell table:formula="of:=INT([.I1135]*[.E1135]*([.J$2]/[.J$3]))+[.I$2]" office:value-type="float" office:value="-378538">
            <text:p>-378538</text:p>
          </table:table-cell>
          <table:table-cell table:formula="of:=[.J1135]*[.E1135]*(1/[.J$2])+[.I$1]" office:value-type="float" office:value="13045.6198158264">
            <text:p>13046</text:p>
          </table:table-cell>
          <table:table-cell table:formula="of:=[.F1135]-[.K1135]" office:value-type="float" office:value="31.380184173584">
            <text:p>31</text:p>
          </table:table-cell>
        </table:table-row>
        <table:table-row table:style-name="ro1">
          <table:table-cell office:value-type="string">
            <text:p><text:s text:c="2"/>1131</text:p>
          </table:table-cell>
          <table:table-cell office:value-type="string">
            <text:p><text:s text:c="3"/>3606</text:p>
          </table:table-cell>
          <table:table-cell office:value-type="string">
            <text:p><text:s text:c="2"/>13092</text:p>
          </table:table-cell>
          <table:table-cell office:value-type="string">
            <text:p><text:s text:c="6"/>9</text:p>
          </table:table-cell>
          <table:table-cell table:formula="of:=[.B1136]/1" office:value-type="float" office:value="3606">
            <text:p>3606</text:p>
          </table:table-cell>
          <table:table-cell table:formula="of:=[.C1136]/1" office:value-type="float" office:value="13092">
            <text:p>13092</text:p>
          </table:table-cell>
          <table:table-cell table:formula="of:=[.G$1]+[.E1136]*([.G$2]+[.E1136]*([.G$3]+[.G$4]*[.E1136]))" office:value-type="float" office:value="13076.2413375059">
            <text:p>13076.241</text:p>
          </table:table-cell>
          <table:table-cell table:formula="of:=[.F1136]-[.G1136]" office:value-type="float" office:value="15.7586624940705">
            <text:p>15.759</text:p>
          </table:table-cell>
          <table:table-cell table:formula="of:=INT([.I$4]*[.E1136]*([.J$3]/[.J$4])+[.I$3])" office:value-type="float" office:value="188562462">
            <text:p>188562462</text:p>
          </table:table-cell>
          <table:table-cell table:formula="of:=INT([.I1136]*[.E1136]*([.J$2]/[.J$3]))+[.I$2]" office:value-type="float" office:value="-373842">
            <text:p>-373842</text:p>
          </table:table-cell>
          <table:table-cell table:formula="of:=[.J1136]*[.E1136]*(1/[.J$2])+[.I$1]" office:value-type="float" office:value="13075.7524185181">
            <text:p>13076</text:p>
          </table:table-cell>
          <table:table-cell table:formula="of:=[.F1136]-[.K1136]" office:value-type="float" office:value="16.2475814819336">
            <text:p>16</text:p>
          </table:table-cell>
        </table:table-row>
        <table:table-row table:style-name="ro1">
          <table:table-cell office:value-type="string">
            <text:p><text:s text:c="2"/>1132</text:p>
          </table:table-cell>
          <table:table-cell office:value-type="string">
            <text:p><text:s text:c="3"/>3609</text:p>
          </table:table-cell>
          <table:table-cell office:value-type="string">
            <text:p><text:s text:c="2"/>13127</text:p>
          </table:table-cell>
          <table:table-cell office:value-type="string">
            <text:p><text:s text:c="6"/>7</text:p>
          </table:table-cell>
          <table:table-cell table:formula="of:=[.B1137]/1" office:value-type="float" office:value="3609">
            <text:p>3609</text:p>
          </table:table-cell>
          <table:table-cell table:formula="of:=[.C1137]/1" office:value-type="float" office:value="13127">
            <text:p>13127</text:p>
          </table:table-cell>
          <table:table-cell table:formula="of:=[.G$1]+[.E1137]*([.G$2]+[.E1137]*([.G$3]+[.G$4]*[.E1137]))" office:value-type="float" office:value="13106.4328185549">
            <text:p>13106.433</text:p>
          </table:table-cell>
          <table:table-cell table:formula="of:=[.F1137]-[.G1137]" office:value-type="float" office:value="20.5671814451198">
            <text:p>20.567</text:p>
          </table:table-cell>
          <table:table-cell table:formula="of:=INT([.I$4]*[.E1137]*([.J$3]/[.J$4])+[.I$3])" office:value-type="float" office:value="188576295">
            <text:p>188576295</text:p>
          </table:table-cell>
          <table:table-cell table:formula="of:=INT([.I1137]*[.E1137]*([.J$2]/[.J$3]))+[.I$2]" office:value-type="float" office:value="-369145">
            <text:p>-369145</text:p>
          </table:table-cell>
          <table:table-cell table:formula="of:=[.J1137]*[.E1137]*(1/[.J$2])+[.I$1]" office:value-type="float" office:value="13105.945646286">
            <text:p>13106</text:p>
          </table:table-cell>
          <table:table-cell table:formula="of:=[.F1137]-[.K1137]" office:value-type="float" office:value="21.0543537139893">
            <text:p>21</text:p>
          </table:table-cell>
        </table:table-row>
        <table:table-row table:style-name="ro1">
          <table:table-cell office:value-type="string">
            <text:p><text:s text:c="2"/>1133</text:p>
          </table:table-cell>
          <table:table-cell office:value-type="string">
            <text:p><text:s text:c="3"/>3611</text:p>
          </table:table-cell>
          <table:table-cell office:value-type="string">
            <text:p><text:s text:c="2"/>13151</text:p>
          </table:table-cell>
          <table:table-cell office:value-type="string">
            <text:p><text:s text:c="5"/>10</text:p>
          </table:table-cell>
          <table:table-cell table:formula="of:=[.B1138]/1" office:value-type="float" office:value="3611">
            <text:p>3611</text:p>
          </table:table-cell>
          <table:table-cell table:formula="of:=[.C1138]/1" office:value-type="float" office:value="13151">
            <text:p>13151</text:p>
          </table:table-cell>
          <table:table-cell table:formula="of:=[.G$1]+[.E1138]*([.G$2]+[.E1138]*([.G$3]+[.G$4]*[.E1138]))" office:value-type="float" office:value="13126.5927566647">
            <text:p>13126.593</text:p>
          </table:table-cell>
          <table:table-cell table:formula="of:=[.F1138]-[.G1138]" office:value-type="float" office:value="24.4072433352594">
            <text:p>24.407</text:p>
          </table:table-cell>
          <table:table-cell table:formula="of:=INT([.I$4]*[.E1138]*([.J$3]/[.J$4])+[.I$3])" office:value-type="float" office:value="188585517">
            <text:p>188585517</text:p>
          </table:table-cell>
          <table:table-cell table:formula="of:=INT([.I1138]*[.E1138]*([.J$2]/[.J$3]))+[.I$2]" office:value-type="float" office:value="-366014">
            <text:p>-366014</text:p>
          </table:table-cell>
          <table:table-cell table:formula="of:=[.J1138]*[.E1138]*(1/[.J$2])+[.I$1]" office:value-type="float" office:value="13126.1020317078">
            <text:p>13126</text:p>
          </table:table-cell>
          <table:table-cell table:formula="of:=[.F1138]-[.K1138]" office:value-type="float" office:value="24.8979682922363">
            <text:p>25</text:p>
          </table:table-cell>
        </table:table-row>
        <table:table-row table:style-name="ro1">
          <table:table-cell office:value-type="string">
            <text:p><text:s text:c="2"/>1134</text:p>
          </table:table-cell>
          <table:table-cell office:value-type="string">
            <text:p><text:s text:c="3"/>3614</text:p>
          </table:table-cell>
          <table:table-cell office:value-type="string">
            <text:p><text:s text:c="2"/>13175</text:p>
          </table:table-cell>
          <table:table-cell office:value-type="string">
            <text:p><text:s text:c="6"/>9</text:p>
          </table:table-cell>
          <table:table-cell table:formula="of:=[.B1139]/1" office:value-type="float" office:value="3614">
            <text:p>3614</text:p>
          </table:table-cell>
          <table:table-cell table:formula="of:=[.C1139]/1" office:value-type="float" office:value="13175">
            <text:p>13175</text:p>
          </table:table-cell>
          <table:table-cell table:formula="of:=[.G$1]+[.E1139]*([.G$2]+[.E1139]*([.G$3]+[.G$4]*[.E1139]))" office:value-type="float" office:value="13156.8810979974">
            <text:p>13156.881</text:p>
          </table:table-cell>
          <table:table-cell table:formula="of:=[.F1139]-[.G1139]" office:value-type="float" office:value="18.1189020026432">
            <text:p>18.119</text:p>
          </table:table-cell>
          <table:table-cell table:formula="of:=INT([.I$4]*[.E1139]*([.J$3]/[.J$4])+[.I$3])" office:value-type="float" office:value="188599350">
            <text:p>188599350</text:p>
          </table:table-cell>
          <table:table-cell table:formula="of:=INT([.I1139]*[.E1139]*([.J$2]/[.J$3]))+[.I$2]" office:value-type="float" office:value="-361316">
            <text:p>-361316</text:p>
          </table:table-cell>
          <table:table-cell table:formula="of:=[.J1139]*[.E1139]*(1/[.J$2])+[.I$1]" office:value-type="float" office:value="13156.3917388916">
            <text:p>13156</text:p>
          </table:table-cell>
          <table:table-cell table:formula="of:=[.F1139]-[.K1139]" office:value-type="float" office:value="18.6082611083984">
            <text:p>19</text:p>
          </table:table-cell>
        </table:table-row>
        <table:table-row table:style-name="ro1">
          <table:table-cell office:value-type="string">
            <text:p><text:s text:c="2"/>1135</text:p>
          </table:table-cell>
          <table:table-cell office:value-type="string">
            <text:p><text:s text:c="3"/>3617</text:p>
          </table:table-cell>
          <table:table-cell office:value-type="string">
            <text:p><text:s text:c="2"/>13212</text:p>
          </table:table-cell>
          <table:table-cell office:value-type="string">
            <text:p><text:s text:c="5"/>10</text:p>
          </table:table-cell>
          <table:table-cell table:formula="of:=[.B1140]/1" office:value-type="float" office:value="3617">
            <text:p>3617</text:p>
          </table:table-cell>
          <table:table-cell table:formula="of:=[.C1140]/1" office:value-type="float" office:value="13212">
            <text:p>13212</text:p>
          </table:table-cell>
          <table:table-cell table:formula="of:=[.G$1]+[.E1140]*([.G$2]+[.E1140]*([.G$3]+[.G$4]*[.E1140]))" office:value-type="float" office:value="13187.2275699938">
            <text:p>13187.228</text:p>
          </table:table-cell>
          <table:table-cell table:formula="of:=[.F1140]-[.G1140]" office:value-type="float" office:value="24.7724300062164">
            <text:p>24.772</text:p>
          </table:table-cell>
          <table:table-cell table:formula="of:=INT([.I$4]*[.E1140]*([.J$3]/[.J$4])+[.I$3])" office:value-type="float" office:value="188613184">
            <text:p>188613184</text:p>
          </table:table-cell>
          <table:table-cell table:formula="of:=INT([.I1140]*[.E1140]*([.J$2]/[.J$3]))+[.I$2]" office:value-type="float" office:value="-356618">
            <text:p>-356618</text:p>
          </table:table-cell>
          <table:table-cell table:formula="of:=[.J1140]*[.E1140]*(1/[.J$2])+[.I$1]" office:value-type="float" office:value="13186.7352104187">
            <text:p>13187</text:p>
          </table:table-cell>
          <table:table-cell table:formula="of:=[.F1140]-[.K1140]" office:value-type="float" office:value="25.2647895812988">
            <text:p>25</text:p>
          </table:table-cell>
        </table:table-row>
        <table:table-row table:style-name="ro1">
          <table:table-cell office:value-type="string">
            <text:p><text:s text:c="2"/>1136</text:p>
          </table:table-cell>
          <table:table-cell office:value-type="string">
            <text:p><text:s text:c="3"/>3621</text:p>
          </table:table-cell>
          <table:table-cell office:value-type="string">
            <text:p><text:s text:c="2"/>13231</text:p>
          </table:table-cell>
          <table:table-cell office:value-type="string">
            <text:p><text:s text:c="6"/>9</text:p>
          </table:table-cell>
          <table:table-cell table:formula="of:=[.B1141]/1" office:value-type="float" office:value="3621">
            <text:p>3621</text:p>
          </table:table-cell>
          <table:table-cell table:formula="of:=[.C1141]/1" office:value-type="float" office:value="13231">
            <text:p>13231</text:p>
          </table:table-cell>
          <table:table-cell table:formula="of:=[.G$1]+[.E1141]*([.G$2]+[.E1141]*([.G$3]+[.G$4]*[.E1141]))" office:value-type="float" office:value="13227.7799769207">
            <text:p>13227.780</text:p>
          </table:table-cell>
          <table:table-cell table:formula="of:=[.F1141]-[.G1141]" office:value-type="float" office:value="3.2200230792896">
            <text:p>3.220</text:p>
          </table:table-cell>
          <table:table-cell table:formula="of:=INT([.I$4]*[.E1141]*([.J$3]/[.J$4])+[.I$3])" office:value-type="float" office:value="188631628">
            <text:p>188631628</text:p>
          </table:table-cell>
          <table:table-cell table:formula="of:=INT([.I1141]*[.E1141]*([.J$2]/[.J$3]))+[.I$2]" office:value-type="float" office:value="-350352">
            <text:p>-350352</text:p>
          </table:table-cell>
          <table:table-cell table:formula="of:=[.J1141]*[.E1141]*(1/[.J$2])+[.I$1]" office:value-type="float" office:value="13227.2906188965">
            <text:p>13227</text:p>
          </table:table-cell>
          <table:table-cell table:formula="of:=[.F1141]-[.K1141]" office:value-type="float" office:value="3.70938110351562">
            <text:p>4</text:p>
          </table:table-cell>
        </table:table-row>
        <table:table-row table:style-name="ro1">
          <table:table-cell office:value-type="string">
            <text:p><text:s text:c="2"/>1137</text:p>
          </table:table-cell>
          <table:table-cell office:value-type="string">
            <text:p><text:s text:c="3"/>3624</text:p>
          </table:table-cell>
          <table:table-cell office:value-type="string">
            <text:p><text:s text:c="2"/>13262</text:p>
          </table:table-cell>
          <table:table-cell office:value-type="string">
            <text:p><text:s text:c="5"/>10</text:p>
          </table:table-cell>
          <table:table-cell table:formula="of:=[.B1142]/1" office:value-type="float" office:value="3624">
            <text:p>3624</text:p>
          </table:table-cell>
          <table:table-cell table:formula="of:=[.C1142]/1" office:value-type="float" office:value="13262">
            <text:p>13262</text:p>
          </table:table-cell>
          <table:table-cell table:formula="of:=[.G$1]+[.E1142]*([.G$2]+[.E1142]*([.G$3]+[.G$4]*[.E1142]))" office:value-type="float" office:value="13258.2621294057">
            <text:p>13258.262</text:p>
          </table:table-cell>
          <table:table-cell table:formula="of:=[.F1142]-[.G1142]" office:value-type="float" office:value="3.73787059432652">
            <text:p>3.738</text:p>
          </table:table-cell>
          <table:table-cell table:formula="of:=INT([.I$4]*[.E1142]*([.J$3]/[.J$4])+[.I$3])" office:value-type="float" office:value="188645461">
            <text:p>188645461</text:p>
          </table:table-cell>
          <table:table-cell table:formula="of:=INT([.I1142]*[.E1142]*([.J$2]/[.J$3]))+[.I$2]" office:value-type="float" office:value="-345652">
            <text:p>-345652</text:p>
          </table:table-cell>
          <table:table-cell table:formula="of:=[.J1142]*[.E1142]*(1/[.J$2])+[.I$1]" office:value-type="float" office:value="13257.7733764648">
            <text:p>13258</text:p>
          </table:table-cell>
          <table:table-cell table:formula="of:=[.F1142]-[.K1142]" office:value-type="float" office:value="4.22662353515625">
            <text:p>4</text:p>
          </table:table-cell>
        </table:table-row>
        <table:table-row table:style-name="ro1">
          <table:table-cell office:value-type="string">
            <text:p><text:s text:c="2"/>1138</text:p>
          </table:table-cell>
          <table:table-cell office:value-type="string">
            <text:p><text:s text:c="3"/>3625</text:p>
          </table:table-cell>
          <table:table-cell office:value-type="string">
            <text:p><text:s text:c="2"/>13291</text:p>
          </table:table-cell>
          <table:table-cell office:value-type="string">
            <text:p><text:s text:c="5"/>11</text:p>
          </table:table-cell>
          <table:table-cell table:formula="of:=[.B1143]/1" office:value-type="float" office:value="3625">
            <text:p>3625</text:p>
          </table:table-cell>
          <table:table-cell table:formula="of:=[.C1143]/1" office:value-type="float" office:value="13291">
            <text:p>13291</text:p>
          </table:table-cell>
          <table:table-cell table:formula="of:=[.G$1]+[.E1143]*([.G$2]+[.E1143]*([.G$3]+[.G$4]*[.E1143]))" office:value-type="float" office:value="13268.4357723412">
            <text:p>13268.436</text:p>
          </table:table-cell>
          <table:table-cell table:formula="of:=[.F1143]-[.G1143]" office:value-type="float" office:value="22.5642276588478">
            <text:p>22.564</text:p>
          </table:table-cell>
          <table:table-cell table:formula="of:=INT([.I$4]*[.E1143]*([.J$3]/[.J$4])+[.I$3])" office:value-type="float" office:value="188650072">
            <text:p>188650072</text:p>
          </table:table-cell>
          <table:table-cell table:formula="of:=INT([.I1143]*[.E1143]*([.J$2]/[.J$3]))+[.I$2]" office:value-type="float" office:value="-344085">
            <text:p>-344085</text:p>
          </table:table-cell>
          <table:table-cell table:formula="of:=[.J1143]*[.E1143]*(1/[.J$2])+[.I$1]" office:value-type="float" office:value="13267.9485530853">
            <text:p>13268</text:p>
          </table:table-cell>
          <table:table-cell table:formula="of:=[.F1143]-[.K1143]" office:value-type="float" office:value="23.0514469146728">
            <text:p>23</text:p>
          </table:table-cell>
        </table:table-row>
        <table:table-row table:style-name="ro1">
          <table:table-cell office:value-type="string">
            <text:p><text:s text:c="2"/>1139</text:p>
          </table:table-cell>
          <table:table-cell office:value-type="string">
            <text:p><text:s text:c="3"/>3628</text:p>
          </table:table-cell>
          <table:table-cell office:value-type="string">
            <text:p><text:s text:c="2"/>13314</text:p>
          </table:table-cell>
          <table:table-cell office:value-type="string">
            <text:p><text:s text:c="5"/>11</text:p>
          </table:table-cell>
          <table:table-cell table:formula="of:=[.B1144]/1" office:value-type="float" office:value="3628">
            <text:p>3628</text:p>
          </table:table-cell>
          <table:table-cell table:formula="of:=[.C1144]/1" office:value-type="float" office:value="13314">
            <text:p>13314</text:p>
          </table:table-cell>
          <table:table-cell table:formula="of:=[.G$1]+[.E1144]*([.G$2]+[.E1144]*([.G$3]+[.G$4]*[.E1144]))" office:value-type="float" office:value="13298.9954831055">
            <text:p>13298.995</text:p>
          </table:table-cell>
          <table:table-cell table:formula="of:=[.F1144]-[.G1144]" office:value-type="float" office:value="15.0045168945471">
            <text:p>15.005</text:p>
          </table:table-cell>
          <table:table-cell table:formula="of:=INT([.I$4]*[.E1144]*([.J$3]/[.J$4])+[.I$3])" office:value-type="float" office:value="188663905">
            <text:p>188663905</text:p>
          </table:table-cell>
          <table:table-cell table:formula="of:=INT([.I1144]*[.E1144]*([.J$2]/[.J$3]))+[.I$2]" office:value-type="float" office:value="-339385">
            <text:p>-339385</text:p>
          </table:table-cell>
          <table:table-cell table:formula="of:=[.J1144]*[.E1144]*(1/[.J$2])+[.I$1]" office:value-type="float" office:value="13298.5030288696">
            <text:p>13299</text:p>
          </table:table-cell>
          <table:table-cell table:formula="of:=[.F1144]-[.K1144]" office:value-type="float" office:value="15.4969711303711">
            <text:p>15</text:p>
          </table:table-cell>
        </table:table-row>
        <table:table-row table:style-name="ro1">
          <table:table-cell office:value-type="string">
            <text:p><text:s text:c="2"/>1140</text:p>
          </table:table-cell>
          <table:table-cell office:value-type="string">
            <text:p><text:s text:c="3"/>3632</text:p>
          </table:table-cell>
          <table:table-cell office:value-type="string">
            <text:p><text:s text:c="2"/>13346</text:p>
          </table:table-cell>
          <table:table-cell office:value-type="string">
            <text:p><text:s text:c="5"/>12</text:p>
          </table:table-cell>
          <table:table-cell table:formula="of:=[.B1145]/1" office:value-type="float" office:value="3632">
            <text:p>3632</text:p>
          </table:table-cell>
          <table:table-cell table:formula="of:=[.C1145]/1" office:value-type="float" office:value="13346">
            <text:p>13346</text:p>
          </table:table-cell>
          <table:table-cell table:formula="of:=[.G$1]+[.E1145]*([.G$2]+[.E1145]*([.G$3]+[.G$4]*[.E1145]))" office:value-type="float" office:value="13339.83227039">
            <text:p>13339.832</text:p>
          </table:table-cell>
          <table:table-cell table:formula="of:=[.F1145]-[.G1145]" office:value-type="float" office:value="6.16772961004972">
            <text:p>6.168</text:p>
          </table:table-cell>
          <table:table-cell table:formula="of:=INT([.I$4]*[.E1145]*([.J$3]/[.J$4])+[.I$3])" office:value-type="float" office:value="188682350">
            <text:p>188682350</text:p>
          </table:table-cell>
          <table:table-cell table:formula="of:=INT([.I1145]*[.E1145]*([.J$2]/[.J$3]))+[.I$2]" office:value-type="float" office:value="-333116">
            <text:p>-333116</text:p>
          </table:table-cell>
          <table:table-cell table:formula="of:=[.J1145]*[.E1145]*(1/[.J$2])+[.I$1]" office:value-type="float" office:value="13339.3421630859">
            <text:p>13339</text:p>
          </table:table-cell>
          <table:table-cell table:formula="of:=[.F1145]-[.K1145]" office:value-type="float" office:value="6.6578369140625">
            <text:p>7</text:p>
          </table:table-cell>
        </table:table-row>
        <table:table-row table:style-name="ro1">
          <table:table-cell office:value-type="string">
            <text:p><text:s text:c="2"/>1141</text:p>
          </table:table-cell>
          <table:table-cell office:value-type="string">
            <text:p><text:s text:c="3"/>3635</text:p>
          </table:table-cell>
          <table:table-cell office:value-type="string">
            <text:p><text:s text:c="2"/>13379</text:p>
          </table:table-cell>
          <table:table-cell office:value-type="string">
            <text:p><text:s text:c="5"/>10</text:p>
          </table:table-cell>
          <table:table-cell table:formula="of:=[.B1146]/1" office:value-type="float" office:value="3635">
            <text:p>3635</text:p>
          </table:table-cell>
          <table:table-cell table:formula="of:=[.C1146]/1" office:value-type="float" office:value="13379">
            <text:p>13379</text:p>
          </table:table-cell>
          <table:table-cell table:formula="of:=[.G$1]+[.E1146]*([.G$2]+[.E1146]*([.G$3]+[.G$4]*[.E1146]))" office:value-type="float" office:value="13370.5277546434">
            <text:p>13370.528</text:p>
          </table:table-cell>
          <table:table-cell table:formula="of:=[.F1146]-[.G1146]" office:value-type="float" office:value="8.47224535660644">
            <text:p>8.472</text:p>
          </table:table-cell>
          <table:table-cell table:formula="of:=INT([.I$4]*[.E1146]*([.J$3]/[.J$4])+[.I$3])" office:value-type="float" office:value="188696183">
            <text:p>188696183</text:p>
          </table:table-cell>
          <table:table-cell table:formula="of:=INT([.I1146]*[.E1146]*([.J$2]/[.J$3]))+[.I$2]" office:value-type="float" office:value="-328414">
            <text:p>-328414</text:p>
          </table:table-cell>
          <table:table-cell table:formula="of:=[.J1146]*[.E1146]*(1/[.J$2])+[.I$1]" office:value-type="float" office:value="13370.0360221863">
            <text:p>13370</text:p>
          </table:table-cell>
          <table:table-cell table:formula="of:=[.F1146]-[.K1146]" office:value-type="float" office:value="8.9639778137207">
            <text:p>9</text:p>
          </table:table-cell>
        </table:table-row>
        <table:table-row table:style-name="ro1">
          <table:table-cell office:value-type="string">
            <text:p><text:s text:c="2"/>1142</text:p>
          </table:table-cell>
          <table:table-cell office:value-type="string">
            <text:p><text:s text:c="3"/>3638</text:p>
          </table:table-cell>
          <table:table-cell office:value-type="string">
            <text:p><text:s text:c="2"/>13410</text:p>
          </table:table-cell>
          <table:table-cell office:value-type="string">
            <text:p><text:s text:c="5"/>11</text:p>
          </table:table-cell>
          <table:table-cell table:formula="of:=[.B1147]/1" office:value-type="float" office:value="3638">
            <text:p>3638</text:p>
          </table:table-cell>
          <table:table-cell table:formula="of:=[.C1147]/1" office:value-type="float" office:value="13410">
            <text:p>13410</text:p>
          </table:table-cell>
          <table:table-cell table:formula="of:=[.G$1]+[.E1147]*([.G$2]+[.E1147]*([.G$3]+[.G$4]*[.E1147]))" office:value-type="float" office:value="13401.281445652">
            <text:p>13401.281</text:p>
          </table:table-cell>
          <table:table-cell table:formula="of:=[.F1147]-[.G1147]" office:value-type="float" office:value="8.71855434795907">
            <text:p>8.719</text:p>
          </table:table-cell>
          <table:table-cell table:formula="of:=INT([.I$4]*[.E1147]*([.J$3]/[.J$4])+[.I$3])" office:value-type="float" office:value="188710016">
            <text:p>188710016</text:p>
          </table:table-cell>
          <table:table-cell table:formula="of:=INT([.I1147]*[.E1147]*([.J$2]/[.J$3]))+[.I$2]" office:value-type="float" office:value="-323711">
            <text:p>-323711</text:p>
          </table:table-cell>
          <table:table-cell table:formula="of:=[.J1147]*[.E1147]*(1/[.J$2])+[.I$1]" office:value-type="float" office:value="13400.7906303406">
            <text:p>13401</text:p>
          </table:table-cell>
          <table:table-cell table:formula="of:=[.F1147]-[.K1147]" office:value-type="float" office:value="9.20936965942383">
            <text:p>9</text:p>
          </table:table-cell>
        </table:table-row>
        <table:table-row table:style-name="ro1">
          <table:table-cell office:value-type="string">
            <text:p><text:s text:c="2"/>1143</text:p>
          </table:table-cell>
          <table:table-cell office:value-type="string">
            <text:p><text:s text:c="3"/>3640</text:p>
          </table:table-cell>
          <table:table-cell office:value-type="string">
            <text:p><text:s text:c="2"/>13442</text:p>
          </table:table-cell>
          <table:table-cell office:value-type="string">
            <text:p><text:s text:c="5"/>11</text:p>
          </table:table-cell>
          <table:table-cell table:formula="of:=[.B1148]/1" office:value-type="float" office:value="3640">
            <text:p>3640</text:p>
          </table:table-cell>
          <table:table-cell table:formula="of:=[.C1148]/1" office:value-type="float" office:value="13442">
            <text:p>13442</text:p>
          </table:table-cell>
          <table:table-cell table:formula="of:=[.G$1]+[.E1148]*([.G$2]+[.E1148]*([.G$3]+[.G$4]*[.E1148]))" office:value-type="float" office:value="13421.8162487787">
            <text:p>13421.816</text:p>
          </table:table-cell>
          <table:table-cell table:formula="of:=[.F1148]-[.G1148]" office:value-type="float" office:value="20.1837512213042">
            <text:p>20.184</text:p>
          </table:table-cell>
          <table:table-cell table:formula="of:=INT([.I$4]*[.E1148]*([.J$3]/[.J$4])+[.I$3])" office:value-type="float" office:value="188719238">
            <text:p>188719238</text:p>
          </table:table-cell>
          <table:table-cell table:formula="of:=INT([.I1148]*[.E1148]*([.J$2]/[.J$3]))+[.I$2]" office:value-type="float" office:value="-320575">
            <text:p>-320575</text:p>
          </table:table-cell>
          <table:table-cell table:formula="of:=[.J1148]*[.E1148]*(1/[.J$2])+[.I$1]" office:value-type="float" office:value="13421.3282318115">
            <text:p>13421</text:p>
          </table:table-cell>
          <table:table-cell table:formula="of:=[.F1148]-[.K1148]" office:value-type="float" office:value="20.6717681884766">
            <text:p>21</text:p>
          </table:table-cell>
        </table:table-row>
        <table:table-row table:style-name="ro1">
          <table:table-cell office:value-type="string">
            <text:p><text:s text:c="2"/>1144</text:p>
          </table:table-cell>
          <table:table-cell office:value-type="string">
            <text:p><text:s text:c="3"/>3643</text:p>
          </table:table-cell>
          <table:table-cell office:value-type="string">
            <text:p><text:s text:c="2"/>13469</text:p>
          </table:table-cell>
          <table:table-cell office:value-type="string">
            <text:p><text:s text:c="6"/>9</text:p>
          </table:table-cell>
          <table:table-cell table:formula="of:=[.B1149]/1" office:value-type="float" office:value="3643">
            <text:p>3643</text:p>
          </table:table-cell>
          <table:table-cell table:formula="of:=[.C1149]/1" office:value-type="float" office:value="13469">
            <text:p>13469</text:p>
          </table:table-cell>
          <table:table-cell table:formula="of:=[.G$1]+[.E1149]*([.G$2]+[.E1149]*([.G$3]+[.G$4]*[.E1149]))" office:value-type="float" office:value="13452.666975202">
            <text:p>13452.667</text:p>
          </table:table-cell>
          <table:table-cell table:formula="of:=[.F1149]-[.G1149]" office:value-type="float" office:value="16.3330247979866">
            <text:p>16.333</text:p>
          </table:table-cell>
          <table:table-cell table:formula="of:=INT([.I$4]*[.E1149]*([.J$3]/[.J$4])+[.I$3])" office:value-type="float" office:value="188733071">
            <text:p>188733071</text:p>
          </table:table-cell>
          <table:table-cell table:formula="of:=INT([.I1149]*[.E1149]*([.J$2]/[.J$3]))+[.I$2]" office:value-type="float" office:value="-315871">
            <text:p>-315871</text:p>
          </table:table-cell>
          <table:table-cell table:formula="of:=[.J1149]*[.E1149]*(1/[.J$2])+[.I$1]" office:value-type="float" office:value="13452.1794948578">
            <text:p>13452</text:p>
          </table:table-cell>
          <table:table-cell table:formula="of:=[.F1149]-[.K1149]" office:value-type="float" office:value="16.8205051422119">
            <text:p>17</text:p>
          </table:table-cell>
        </table:table-row>
        <table:table-row table:style-name="ro1">
          <table:table-cell office:value-type="string">
            <text:p><text:s text:c="2"/>1145</text:p>
          </table:table-cell>
          <table:table-cell office:value-type="string">
            <text:p><text:s text:c="3"/>3646</text:p>
          </table:table-cell>
          <table:table-cell office:value-type="string">
            <text:p><text:s text:c="2"/>13509</text:p>
          </table:table-cell>
          <table:table-cell office:value-type="string">
            <text:p><text:s text:c="6"/>9</text:p>
          </table:table-cell>
          <table:table-cell table:formula="of:=[.B1150]/1" office:value-type="float" office:value="3646">
            <text:p>3646</text:p>
          </table:table-cell>
          <table:table-cell table:formula="of:=[.C1150]/1" office:value-type="float" office:value="13509">
            <text:p>13509</text:p>
          </table:table-cell>
          <table:table-cell table:formula="of:=[.G$1]+[.E1150]*([.G$2]+[.E1150]*([.G$3]+[.G$4]*[.E1150]))" office:value-type="float" office:value="13483.5759373677">
            <text:p>13483.576</text:p>
          </table:table-cell>
          <table:table-cell table:formula="of:=[.F1150]-[.G1150]" office:value-type="float" office:value="25.4240626322644">
            <text:p>25.424</text:p>
          </table:table-cell>
          <table:table-cell table:formula="of:=INT([.I$4]*[.E1150]*([.J$3]/[.J$4])+[.I$3])" office:value-type="float" office:value="188746904">
            <text:p>188746904</text:p>
          </table:table-cell>
          <table:table-cell table:formula="of:=INT([.I1150]*[.E1150]*([.J$2]/[.J$3]))+[.I$2]" office:value-type="float" office:value="-311167">
            <text:p>-311167</text:p>
          </table:table-cell>
          <table:table-cell table:formula="of:=[.J1150]*[.E1150]*(1/[.J$2])+[.I$1]" office:value-type="float" office:value="13483.0845909119">
            <text:p>13483</text:p>
          </table:table-cell>
          <table:table-cell table:formula="of:=[.F1150]-[.K1150]" office:value-type="float" office:value="25.9154090881348">
            <text:p>26</text:p>
          </table:table-cell>
        </table:table-row>
        <table:table-row table:style-name="ro1">
          <table:table-cell office:value-type="string">
            <text:p><text:s text:c="2"/>1146</text:p>
          </table:table-cell>
          <table:table-cell office:value-type="string">
            <text:p><text:s text:c="3"/>3649</text:p>
          </table:table-cell>
          <table:table-cell office:value-type="string">
            <text:p><text:s text:c="2"/>13536</text:p>
          </table:table-cell>
          <table:table-cell office:value-type="string">
            <text:p><text:s text:c="6"/>9</text:p>
          </table:table-cell>
          <table:table-cell table:formula="of:=[.B1151]/1" office:value-type="float" office:value="3649">
            <text:p>3649</text:p>
          </table:table-cell>
          <table:table-cell table:formula="of:=[.C1151]/1" office:value-type="float" office:value="13536">
            <text:p>13536</text:p>
          </table:table-cell>
          <table:table-cell table:formula="of:=[.G$1]+[.E1151]*([.G$2]+[.E1151]*([.G$3]+[.G$4]*[.E1151]))" office:value-type="float" office:value="13514.5431461461">
            <text:p>13514.543</text:p>
          </table:table-cell>
          <table:table-cell table:formula="of:=[.F1151]-[.G1151]" office:value-type="float" office:value="21.456853853937">
            <text:p>21.457</text:p>
          </table:table-cell>
          <table:table-cell table:formula="of:=INT([.I$4]*[.E1151]*([.J$3]/[.J$4])+[.I$3])" office:value-type="float" office:value="188760738">
            <text:p>188760738</text:p>
          </table:table-cell>
          <table:table-cell table:formula="of:=INT([.I1151]*[.E1151]*([.J$2]/[.J$3]))+[.I$2]" office:value-type="float" office:value="-306462">
            <text:p>-306462</text:p>
          </table:table-cell>
          <table:table-cell table:formula="of:=[.J1151]*[.E1151]*(1/[.J$2])+[.I$1]" office:value-type="float" office:value="13514.0504798889">
            <text:p>13514</text:p>
          </table:table-cell>
          <table:table-cell table:formula="of:=[.F1151]-[.K1151]" office:value-type="float" office:value="21.949520111084">
            <text:p>22</text:p>
          </table:table-cell>
        </table:table-row>
        <table:table-row table:style-name="ro1">
          <table:table-cell office:value-type="string">
            <text:p><text:s text:c="2"/>1147</text:p>
          </table:table-cell>
          <table:table-cell office:value-type="string">
            <text:p><text:s text:c="3"/>3652</text:p>
          </table:table-cell>
          <table:table-cell office:value-type="string">
            <text:p><text:s text:c="2"/>13562</text:p>
          </table:table-cell>
          <table:table-cell office:value-type="string">
            <text:p><text:s text:c="6"/>9</text:p>
          </table:table-cell>
          <table:table-cell table:formula="of:=[.B1152]/1" office:value-type="float" office:value="3652">
            <text:p>3652</text:p>
          </table:table-cell>
          <table:table-cell table:formula="of:=[.C1152]/1" office:value-type="float" office:value="13562">
            <text:p>13562</text:p>
          </table:table-cell>
          <table:table-cell table:formula="of:=[.G$1]+[.E1152]*([.G$2]+[.E1152]*([.G$3]+[.G$4]*[.E1152]))" office:value-type="float" office:value="13545.5686124072">
            <text:p>13545.569</text:p>
          </table:table-cell>
          <table:table-cell table:formula="of:=[.F1152]-[.G1152]" office:value-type="float" office:value="16.4313875928183">
            <text:p>16.431</text:p>
          </table:table-cell>
          <table:table-cell table:formula="of:=INT([.I$4]*[.E1152]*([.J$3]/[.J$4])+[.I$3])" office:value-type="float" office:value="188774571">
            <text:p>188774571</text:p>
          </table:table-cell>
          <table:table-cell table:formula="of:=INT([.I1152]*[.E1152]*([.J$2]/[.J$3]))+[.I$2]" office:value-type="float" office:value="-301756">
            <text:p>-301756</text:p>
          </table:table-cell>
          <table:table-cell table:formula="of:=[.J1152]*[.E1152]*(1/[.J$2])+[.I$1]" office:value-type="float" office:value="13545.0771789551">
            <text:p>13545</text:p>
          </table:table-cell>
          <table:table-cell table:formula="of:=[.F1152]-[.K1152]" office:value-type="float" office:value="16.9228210449219">
            <text:p>17</text:p>
          </table:table-cell>
        </table:table-row>
        <table:table-row table:style-name="ro1">
          <table:table-cell office:value-type="string">
            <text:p><text:s text:c="2"/>1148</text:p>
          </table:table-cell>
          <table:table-cell office:value-type="string">
            <text:p><text:s text:c="3"/>3654</text:p>
          </table:table-cell>
          <table:table-cell office:value-type="string">
            <text:p><text:s text:c="2"/>13596</text:p>
          </table:table-cell>
          <table:table-cell office:value-type="string">
            <text:p><text:s text:c="6"/>9</text:p>
          </table:table-cell>
          <table:table-cell table:formula="of:=[.B1153]/1" office:value-type="float" office:value="3654">
            <text:p>3654</text:p>
          </table:table-cell>
          <table:table-cell table:formula="of:=[.C1153]/1" office:value-type="float" office:value="13596">
            <text:p>13596</text:p>
          </table:table-cell>
          <table:table-cell table:formula="of:=[.G$1]+[.E1153]*([.G$2]+[.E1153]*([.G$3]+[.G$4]*[.E1153]))" office:value-type="float" office:value="13566.2846272175">
            <text:p>13566.285</text:p>
          </table:table-cell>
          <table:table-cell table:formula="of:=[.F1153]-[.G1153]" office:value-type="float" office:value="29.7153727825025">
            <text:p>29.715</text:p>
          </table:table-cell>
          <table:table-cell table:formula="of:=INT([.I$4]*[.E1153]*([.J$3]/[.J$4])+[.I$3])" office:value-type="float" office:value="188783793">
            <text:p>188783793</text:p>
          </table:table-cell>
          <table:table-cell table:formula="of:=INT([.I1153]*[.E1153]*([.J$2]/[.J$3]))+[.I$2]" office:value-type="float" office:value="-298618">
            <text:p>-298618</text:p>
          </table:table-cell>
          <table:table-cell table:formula="of:=[.J1153]*[.E1153]*(1/[.J$2])+[.I$1]" office:value-type="float" office:value="13565.7962112427">
            <text:p>13566</text:p>
          </table:table-cell>
          <table:table-cell table:formula="of:=[.F1153]-[.K1153]" office:value-type="float" office:value="30.2037887573242">
            <text:p>30</text:p>
          </table:table-cell>
        </table:table-row>
        <table:table-row table:style-name="ro1">
          <table:table-cell office:value-type="string">
            <text:p><text:s text:c="2"/>1149</text:p>
          </table:table-cell>
          <table:table-cell office:value-type="string">
            <text:p><text:s text:c="3"/>3657</text:p>
          </table:table-cell>
          <table:table-cell office:value-type="string">
            <text:p><text:s text:c="2"/>13624</text:p>
          </table:table-cell>
          <table:table-cell office:value-type="string">
            <text:p><text:s text:c="6"/>8</text:p>
          </table:table-cell>
          <table:table-cell table:formula="of:=[.B1154]/1" office:value-type="float" office:value="3657">
            <text:p>3657</text:p>
          </table:table-cell>
          <table:table-cell table:formula="of:=[.C1154]/1" office:value-type="float" office:value="13624">
            <text:p>13624</text:p>
          </table:table-cell>
          <table:table-cell table:formula="of:=[.G$1]+[.E1154]*([.G$2]+[.E1154]*([.G$3]+[.G$4]*[.E1154]))" office:value-type="float" office:value="13597.4072134393">
            <text:p>13597.407</text:p>
          </table:table-cell>
          <table:table-cell table:formula="of:=[.F1154]-[.G1154]" office:value-type="float" office:value="26.5927865607064">
            <text:p>26.593</text:p>
          </table:table-cell>
          <table:table-cell table:formula="of:=INT([.I$4]*[.E1154]*([.J$3]/[.J$4])+[.I$3])" office:value-type="float" office:value="188797626">
            <text:p>188797626</text:p>
          </table:table-cell>
          <table:table-cell table:formula="of:=INT([.I1154]*[.E1154]*([.J$2]/[.J$3]))+[.I$2]" office:value-type="float" office:value="-293911">
            <text:p>-293911</text:p>
          </table:table-cell>
          <table:table-cell table:formula="of:=[.J1154]*[.E1154]*(1/[.J$2])+[.I$1]" office:value-type="float" office:value="13596.9196491241">
            <text:p>13597</text:p>
          </table:table-cell>
          <table:table-cell table:formula="of:=[.F1154]-[.K1154]" office:value-type="float" office:value="27.0803508758545">
            <text:p>27</text:p>
          </table:table-cell>
        </table:table-row>
        <table:table-row table:style-name="ro1">
          <table:table-cell office:value-type="string">
            <text:p><text:s text:c="2"/>1150</text:p>
          </table:table-cell>
          <table:table-cell office:value-type="string">
            <text:p><text:s text:c="3"/>3660</text:p>
          </table:table-cell>
          <table:table-cell office:value-type="string">
            <text:p><text:s text:c="2"/>13654</text:p>
          </table:table-cell>
          <table:table-cell office:value-type="string">
            <text:p><text:s text:c="6"/>9</text:p>
          </table:table-cell>
          <table:table-cell table:formula="of:=[.B1155]/1" office:value-type="float" office:value="3660">
            <text:p>3660</text:p>
          </table:table-cell>
          <table:table-cell table:formula="of:=[.C1155]/1" office:value-type="float" office:value="13654">
            <text:p>13654</text:p>
          </table:table-cell>
          <table:table-cell table:formula="of:=[.G$1]+[.E1155]*([.G$2]+[.E1155]*([.G$3]+[.G$4]*[.E1155]))" office:value-type="float" office:value="13628.5880861311">
            <text:p>13628.588</text:p>
          </table:table-cell>
          <table:table-cell table:formula="of:=[.F1155]-[.G1155]" office:value-type="float" office:value="25.4119138689057">
            <text:p>25.412</text:p>
          </table:table-cell>
          <table:table-cell table:formula="of:=INT([.I$4]*[.E1155]*([.J$3]/[.J$4])+[.I$3])" office:value-type="float" office:value="188811459">
            <text:p>188811459</text:p>
          </table:table-cell>
          <table:table-cell table:formula="of:=INT([.I1155]*[.E1155]*([.J$2]/[.J$3]))+[.I$2]" office:value-type="float" office:value="-289204">
            <text:p>-289204</text:p>
          </table:table-cell>
          <table:table-cell table:formula="of:=[.J1155]*[.E1155]*(1/[.J$2])+[.I$1]" office:value-type="float" office:value="13628.0969543457">
            <text:p>13628</text:p>
          </table:table-cell>
          <table:table-cell table:formula="of:=[.F1155]-[.K1155]" office:value-type="float" office:value="25.9030456542969">
            <text:p>26</text:p>
          </table:table-cell>
        </table:table-row>
        <table:table-row table:style-name="ro1">
          <table:table-cell office:value-type="string">
            <text:p><text:s text:c="2"/>1151</text:p>
          </table:table-cell>
          <table:table-cell office:value-type="string">
            <text:p><text:s text:c="3"/>3664</text:p>
          </table:table-cell>
          <table:table-cell office:value-type="string">
            <text:p><text:s text:c="2"/>13684</text:p>
          </table:table-cell>
          <table:table-cell office:value-type="string">
            <text:p><text:s text:c="6"/>9</text:p>
          </table:table-cell>
          <table:table-cell table:formula="of:=[.B1156]/1" office:value-type="float" office:value="3664">
            <text:p>3664</text:p>
          </table:table-cell>
          <table:table-cell table:formula="of:=[.C1156]/1" office:value-type="float" office:value="13684">
            <text:p>13684</text:p>
          </table:table-cell>
          <table:table-cell table:formula="of:=[.G$1]+[.E1156]*([.G$2]+[.E1156]*([.G$3]+[.G$4]*[.E1156]))" office:value-type="float" office:value="13670.2532696837">
            <text:p>13670.253</text:p>
          </table:table-cell>
          <table:table-cell table:formula="of:=[.F1156]-[.G1156]" office:value-type="float" office:value="13.7467303162739">
            <text:p>13.747</text:p>
          </table:table-cell>
          <table:table-cell table:formula="of:=INT([.I$4]*[.E1156]*([.J$3]/[.J$4])+[.I$3])" office:value-type="float" office:value="188829904">
            <text:p>188829904</text:p>
          </table:table-cell>
          <table:table-cell table:formula="of:=INT([.I1156]*[.E1156]*([.J$2]/[.J$3]))+[.I$2]" office:value-type="float" office:value="-282926">
            <text:p>-282926</text:p>
          </table:table-cell>
          <table:table-cell table:formula="of:=[.J1156]*[.E1156]*(1/[.J$2])+[.I$1]" office:value-type="float" office:value="13669.764465332">
            <text:p>13670</text:p>
          </table:table-cell>
          <table:table-cell table:formula="of:=[.F1156]-[.K1156]" office:value-type="float" office:value="14.2355346679688">
            <text:p>14</text:p>
          </table:table-cell>
        </table:table-row>
        <table:table-row table:style-name="ro1">
          <table:table-cell office:value-type="string">
            <text:p><text:s text:c="2"/>1152</text:p>
          </table:table-cell>
          <table:table-cell office:value-type="string">
            <text:p><text:s text:c="3"/>3667</text:p>
          </table:table-cell>
          <table:table-cell office:value-type="string">
            <text:p><text:s text:c="2"/>13723</text:p>
          </table:table-cell>
          <table:table-cell office:value-type="string">
            <text:p><text:s text:c="6"/>8</text:p>
          </table:table-cell>
          <table:table-cell table:formula="of:=[.B1157]/1" office:value-type="float" office:value="3667">
            <text:p>3667</text:p>
          </table:table-cell>
          <table:table-cell table:formula="of:=[.C1157]/1" office:value-type="float" office:value="13723">
            <text:p>13723</text:p>
          </table:table-cell>
          <table:table-cell table:formula="of:=[.G$1]+[.E1157]*([.G$2]+[.E1157]*([.G$3]+[.G$4]*[.E1157]))" office:value-type="float" office:value="13701.5701864119">
            <text:p>13701.570</text:p>
          </table:table-cell>
          <table:table-cell table:formula="of:=[.F1157]-[.G1157]" office:value-type="float" office:value="21.4298135881327">
            <text:p>21.430</text:p>
          </table:table-cell>
          <table:table-cell table:formula="of:=INT([.I$4]*[.E1157]*([.J$3]/[.J$4])+[.I$3])" office:value-type="float" office:value="188843737">
            <text:p>188843737</text:p>
          </table:table-cell>
          <table:table-cell table:formula="of:=INT([.I1157]*[.E1157]*([.J$2]/[.J$3]))+[.I$2]" office:value-type="float" office:value="-278217">
            <text:p>-278217</text:p>
          </table:table-cell>
          <table:table-cell table:formula="of:=[.J1157]*[.E1157]*(1/[.J$2])+[.I$1]" office:value-type="float" office:value="13701.0814609528">
            <text:p>13701</text:p>
          </table:table-cell>
          <table:table-cell table:formula="of:=[.F1157]-[.K1157]" office:value-type="float" office:value="21.9185390472412">
            <text:p>22</text:p>
          </table:table-cell>
        </table:table-row>
        <table:table-row table:style-name="ro1">
          <table:table-cell office:value-type="string">
            <text:p><text:s text:c="2"/>1153</text:p>
          </table:table-cell>
          <table:table-cell office:value-type="string">
            <text:p><text:s text:c="3"/>3668</text:p>
          </table:table-cell>
          <table:table-cell office:value-type="string">
            <text:p><text:s text:c="2"/>13747</text:p>
          </table:table-cell>
          <table:table-cell office:value-type="string">
            <text:p><text:s text:c="6"/>7</text:p>
          </table:table-cell>
          <table:table-cell table:formula="of:=[.B1158]/1" office:value-type="float" office:value="3668">
            <text:p>3668</text:p>
          </table:table-cell>
          <table:table-cell table:formula="of:=[.C1158]/1" office:value-type="float" office:value="13747">
            <text:p>13747</text:p>
          </table:table-cell>
          <table:table-cell table:formula="of:=[.G$1]+[.E1158]*([.G$2]+[.E1158]*([.G$3]+[.G$4]*[.E1158]))" office:value-type="float" office:value="13712.0221187187">
            <text:p>13712.022</text:p>
          </table:table-cell>
          <table:table-cell table:formula="of:=[.F1158]-[.G1158]" office:value-type="float" office:value="34.9778812813274">
            <text:p>34.978</text:p>
          </table:table-cell>
          <table:table-cell table:formula="of:=INT([.I$4]*[.E1158]*([.J$3]/[.J$4])+[.I$3])" office:value-type="float" office:value="188848348">
            <text:p>188848348</text:p>
          </table:table-cell>
          <table:table-cell table:formula="of:=INT([.I1158]*[.E1158]*([.J$2]/[.J$3]))+[.I$2]" office:value-type="float" office:value="-276647">
            <text:p>-276647</text:p>
          </table:table-cell>
          <table:table-cell table:formula="of:=[.J1158]*[.E1158]*(1/[.J$2])+[.I$1]" office:value-type="float" office:value="13711.5347671509">
            <text:p>13712</text:p>
          </table:table-cell>
          <table:table-cell table:formula="of:=[.F1158]-[.K1158]" office:value-type="float" office:value="35.4652328491211">
            <text:p>35</text:p>
          </table:table-cell>
        </table:table-row>
        <table:table-row table:style-name="ro1">
          <table:table-cell office:value-type="string">
            <text:p><text:s text:c="2"/>1154</text:p>
          </table:table-cell>
          <table:table-cell office:value-type="string">
            <text:p><text:s text:c="3"/>3671</text:p>
          </table:table-cell>
          <table:table-cell office:value-type="string">
            <text:p><text:s text:c="2"/>13780</text:p>
          </table:table-cell>
          <table:table-cell office:value-type="string">
            <text:p><text:s text:c="6"/>9</text:p>
          </table:table-cell>
          <table:table-cell table:formula="of:=[.B1159]/1" office:value-type="float" office:value="3671">
            <text:p>3671</text:p>
          </table:table-cell>
          <table:table-cell table:formula="of:=[.C1159]/1" office:value-type="float" office:value="13780">
            <text:p>13780</text:p>
          </table:table-cell>
          <table:table-cell table:formula="of:=[.G$1]+[.E1159]*([.G$2]+[.E1159]*([.G$3]+[.G$4]*[.E1159]))" office:value-type="float" office:value="13743.4168014678">
            <text:p>13743.417</text:p>
          </table:table-cell>
          <table:table-cell table:formula="of:=[.F1159]-[.G1159]" office:value-type="float" office:value="36.5831985322475">
            <text:p>36.583</text:p>
          </table:table-cell>
          <table:table-cell table:formula="of:=INT([.I$4]*[.E1159]*([.J$3]/[.J$4])+[.I$3])" office:value-type="float" office:value="188862181">
            <text:p>188862181</text:p>
          </table:table-cell>
          <table:table-cell table:formula="of:=INT([.I1159]*[.E1159]*([.J$2]/[.J$3]))+[.I$2]" office:value-type="float" office:value="-271938">
            <text:p>-271938</text:p>
          </table:table-cell>
          <table:table-cell table:formula="of:=[.J1159]*[.E1159]*(1/[.J$2])+[.I$1]" office:value-type="float" office:value="13742.9236183167">
            <text:p>13743</text:p>
          </table:table-cell>
          <table:table-cell table:formula="of:=[.F1159]-[.K1159]" office:value-type="float" office:value="37.0763816833496">
            <text:p>37</text:p>
          </table:table-cell>
        </table:table-row>
        <table:table-row table:style-name="ro1">
          <table:table-cell office:value-type="string">
            <text:p><text:s text:c="2"/>1155</text:p>
          </table:table-cell>
          <table:table-cell office:value-type="string">
            <text:p><text:s text:c="3"/>3675</text:p>
          </table:table-cell>
          <table:table-cell office:value-type="string">
            <text:p><text:s text:c="2"/>13803</text:p>
          </table:table-cell>
          <table:table-cell office:value-type="string">
            <text:p><text:s text:c="6"/>7</text:p>
          </table:table-cell>
          <table:table-cell table:formula="of:=[.B1160]/1" office:value-type="float" office:value="3675">
            <text:p>3675</text:p>
          </table:table-cell>
          <table:table-cell table:formula="of:=[.C1160]/1" office:value-type="float" office:value="13803">
            <text:p>13803</text:p>
          </table:table-cell>
          <table:table-cell table:formula="of:=[.G$1]+[.E1160]*([.G$2]+[.E1160]*([.G$3]+[.G$4]*[.E1160]))" office:value-type="float" office:value="13785.3671270972">
            <text:p>13785.367</text:p>
          </table:table-cell>
          <table:table-cell table:formula="of:=[.F1160]-[.G1160]" office:value-type="float" office:value="17.6328729028446">
            <text:p>17.633</text:p>
          </table:table-cell>
          <table:table-cell table:formula="of:=INT([.I$4]*[.E1160]*([.J$3]/[.J$4])+[.I$3])" office:value-type="float" office:value="188880625">
            <text:p>188880625</text:p>
          </table:table-cell>
          <table:table-cell table:formula="of:=INT([.I1160]*[.E1160]*([.J$2]/[.J$3]))+[.I$2]" office:value-type="float" office:value="-265657">
            <text:p>-265657</text:p>
          </table:table-cell>
          <table:table-cell table:formula="of:=[.J1160]*[.E1160]*(1/[.J$2])+[.I$1]" office:value-type="float" office:value="13784.8756046295">
            <text:p>13785</text:p>
          </table:table-cell>
          <table:table-cell table:formula="of:=[.F1160]-[.K1160]" office:value-type="float" office:value="18.1243953704834">
            <text:p>18</text:p>
          </table:table-cell>
        </table:table-row>
        <table:table-row table:style-name="ro1">
          <table:table-cell office:value-type="string">
            <text:p><text:s text:c="2"/>1156</text:p>
          </table:table-cell>
          <table:table-cell office:value-type="string">
            <text:p><text:s text:c="3"/>3678</text:p>
          </table:table-cell>
          <table:table-cell office:value-type="string">
            <text:p><text:s text:c="2"/>13827</text:p>
          </table:table-cell>
          <table:table-cell office:value-type="string">
            <text:p><text:s text:c="6"/>8</text:p>
          </table:table-cell>
          <table:table-cell table:formula="of:=[.B1161]/1" office:value-type="float" office:value="3678">
            <text:p>3678</text:p>
          </table:table-cell>
          <table:table-cell table:formula="of:=[.C1161]/1" office:value-type="float" office:value="13827">
            <text:p>13827</text:p>
          </table:table-cell>
          <table:table-cell table:formula="of:=[.G$1]+[.E1161]*([.G$2]+[.E1161]*([.G$3]+[.G$4]*[.E1161]))" office:value-type="float" office:value="13816.8979468832">
            <text:p>13816.898</text:p>
          </table:table-cell>
          <table:table-cell table:formula="of:=[.F1161]-[.G1161]" office:value-type="float" office:value="10.1020531168215">
            <text:p>10.102</text:p>
          </table:table-cell>
          <table:table-cell table:formula="of:=INT([.I$4]*[.E1161]*([.J$3]/[.J$4])+[.I$3])" office:value-type="float" office:value="188894458">
            <text:p>188894458</text:p>
          </table:table-cell>
          <table:table-cell table:formula="of:=INT([.I1161]*[.E1161]*([.J$2]/[.J$3]))+[.I$2]" office:value-type="float" office:value="-260946">
            <text:p>-260946</text:p>
          </table:table-cell>
          <table:table-cell table:formula="of:=[.J1161]*[.E1161]*(1/[.J$2])+[.I$1]" office:value-type="float" office:value="13816.4042434692">
            <text:p>13816</text:p>
          </table:table-cell>
          <table:table-cell table:formula="of:=[.F1161]-[.K1161]" office:value-type="float" office:value="10.5957565307617">
            <text:p>11</text:p>
          </table:table-cell>
        </table:table-row>
        <table:table-row table:style-name="ro1">
          <table:table-cell office:value-type="string">
            <text:p><text:s text:c="2"/>1157</text:p>
          </table:table-cell>
          <table:table-cell office:value-type="string">
            <text:p><text:s text:c="3"/>3681</text:p>
          </table:table-cell>
          <table:table-cell office:value-type="string">
            <text:p><text:s text:c="2"/>13867</text:p>
          </table:table-cell>
          <table:table-cell office:value-type="string">
            <text:p><text:s text:c="6"/>9</text:p>
          </table:table-cell>
          <table:table-cell table:formula="of:=[.B1162]/1" office:value-type="float" office:value="3681">
            <text:p>3681</text:p>
          </table:table-cell>
          <table:table-cell table:formula="of:=[.C1162]/1" office:value-type="float" office:value="13867">
            <text:p>13867</text:p>
          </table:table-cell>
          <table:table-cell table:formula="of:=[.G$1]+[.E1162]*([.G$2]+[.E1162]*([.G$3]+[.G$4]*[.E1162]))" office:value-type="float" office:value="13848.4871292306">
            <text:p>13848.487</text:p>
          </table:table-cell>
          <table:table-cell table:formula="of:=[.F1162]-[.G1162]" office:value-type="float" office:value="18.5128707694003">
            <text:p>18.513</text:p>
          </table:table-cell>
          <table:table-cell table:formula="of:=INT([.I$4]*[.E1162]*([.J$3]/[.J$4])+[.I$3])" office:value-type="float" office:value="188908292">
            <text:p>188908292</text:p>
          </table:table-cell>
          <table:table-cell table:formula="of:=INT([.I1162]*[.E1162]*([.J$2]/[.J$3]))+[.I$2]" office:value-type="float" office:value="-256234">
            <text:p>-256234</text:p>
          </table:table-cell>
          <table:table-cell table:formula="of:=[.J1162]*[.E1162]*(1/[.J$2])+[.I$1]" office:value-type="float" office:value="13847.9938163757">
            <text:p>13848</text:p>
          </table:table-cell>
          <table:table-cell table:formula="of:=[.F1162]-[.K1162]" office:value-type="float" office:value="19.0061836242676">
            <text:p>19</text:p>
          </table:table-cell>
        </table:table-row>
        <table:table-row table:style-name="ro1">
          <table:table-cell office:value-type="string">
            <text:p><text:s text:c="2"/>1158</text:p>
          </table:table-cell>
          <table:table-cell office:value-type="string">
            <text:p><text:s text:c="3"/>3684</text:p>
          </table:table-cell>
          <table:table-cell office:value-type="string">
            <text:p><text:s text:c="2"/>13886</text:p>
          </table:table-cell>
          <table:table-cell office:value-type="string">
            <text:p><text:s text:c="6"/>9</text:p>
          </table:table-cell>
          <table:table-cell table:formula="of:=[.B1163]/1" office:value-type="float" office:value="3684">
            <text:p>3684</text:p>
          </table:table-cell>
          <table:table-cell table:formula="of:=[.C1163]/1" office:value-type="float" office:value="13886">
            <text:p>13886</text:p>
          </table:table-cell>
          <table:table-cell table:formula="of:=[.G$1]+[.E1163]*([.G$2]+[.E1163]*([.G$3]+[.G$4]*[.E1163]))" office:value-type="float" office:value="13880.1346850096">
            <text:p>13880.135</text:p>
          </table:table-cell>
          <table:table-cell table:formula="of:=[.F1163]-[.G1163]" office:value-type="float" office:value="5.86531499037483">
            <text:p>5.865</text:p>
          </table:table-cell>
          <table:table-cell table:formula="of:=INT([.I$4]*[.E1163]*([.J$3]/[.J$4])+[.I$3])" office:value-type="float" office:value="188922125">
            <text:p>188922125</text:p>
          </table:table-cell>
          <table:table-cell table:formula="of:=INT([.I1163]*[.E1163]*([.J$2]/[.J$3]))+[.I$2]" office:value-type="float" office:value="-251521">
            <text:p>-251521</text:p>
          </table:table-cell>
          <table:table-cell table:formula="of:=[.J1163]*[.E1163]*(1/[.J$2])+[.I$1]" office:value-type="float" office:value="13879.6443405151">
            <text:p>13880</text:p>
          </table:table-cell>
          <table:table-cell table:formula="of:=[.F1163]-[.K1163]" office:value-type="float" office:value="6.35565948486328">
            <text:p>6</text:p>
          </table:table-cell>
        </table:table-row>
        <table:table-row table:style-name="ro1">
          <table:table-cell office:value-type="string">
            <text:p><text:s text:c="2"/>1159</text:p>
          </table:table-cell>
          <table:table-cell office:value-type="string">
            <text:p><text:s text:c="3"/>3686</text:p>
          </table:table-cell>
          <table:table-cell office:value-type="string">
            <text:p><text:s text:c="2"/>13921</text:p>
          </table:table-cell>
          <table:table-cell office:value-type="string">
            <text:p><text:s text:c="5"/>11</text:p>
          </table:table-cell>
          <table:table-cell table:formula="of:=[.B1164]/1" office:value-type="float" office:value="3686">
            <text:p>3686</text:p>
          </table:table-cell>
          <table:table-cell table:formula="of:=[.C1164]/1" office:value-type="float" office:value="13921">
            <text:p>13921</text:p>
          </table:table-cell>
          <table:table-cell table:formula="of:=[.G$1]+[.E1164]*([.G$2]+[.E1164]*([.G$3]+[.G$4]*[.E1164]))" office:value-type="float" office:value="13901.2654905812">
            <text:p>13901.265</text:p>
          </table:table-cell>
          <table:table-cell table:formula="of:=[.F1164]-[.G1164]" office:value-type="float" office:value="19.7345094187931">
            <text:p>19.735</text:p>
          </table:table-cell>
          <table:table-cell table:formula="of:=INT([.I$4]*[.E1164]*([.J$3]/[.J$4])+[.I$3])" office:value-type="float" office:value="188931347">
            <text:p>188931347</text:p>
          </table:table-cell>
          <table:table-cell table:formula="of:=INT([.I1164]*[.E1164]*([.J$2]/[.J$3]))+[.I$2]" office:value-type="float" office:value="-248379">
            <text:p>-248379</text:p>
          </table:table-cell>
          <table:table-cell table:formula="of:=[.J1164]*[.E1164]*(1/[.J$2])+[.I$1]" office:value-type="float" office:value="13900.7746543884">
            <text:p>13901</text:p>
          </table:table-cell>
          <table:table-cell table:formula="of:=[.F1164]-[.K1164]" office:value-type="float" office:value="20.2253456115723">
            <text:p>20</text:p>
          </table:table-cell>
        </table:table-row>
        <table:table-row table:style-name="ro1">
          <table:table-cell office:value-type="string">
            <text:p><text:s text:c="2"/>1160</text:p>
          </table:table-cell>
          <table:table-cell office:value-type="string">
            <text:p><text:s text:c="3"/>3689</text:p>
          </table:table-cell>
          <table:table-cell office:value-type="string">
            <text:p><text:s text:c="2"/>13949</text:p>
          </table:table-cell>
          <table:table-cell office:value-type="string">
            <text:p><text:s text:c="5"/>10</text:p>
          </table:table-cell>
          <table:table-cell table:formula="of:=[.B1165]/1" office:value-type="float" office:value="3689">
            <text:p>3689</text:p>
          </table:table-cell>
          <table:table-cell table:formula="of:=[.C1165]/1" office:value-type="float" office:value="13949">
            <text:p>13949</text:p>
          </table:table-cell>
          <table:table-cell table:formula="of:=[.G$1]+[.E1165]*([.G$2]+[.E1165]*([.G$3]+[.G$4]*[.E1165]))" office:value-type="float" office:value="13933.0103595689">
            <text:p>13933.010</text:p>
          </table:table-cell>
          <table:table-cell table:formula="of:=[.F1165]-[.G1165]" office:value-type="float" office:value="15.9896404310966">
            <text:p>15.990</text:p>
          </table:table-cell>
          <table:table-cell table:formula="of:=INT([.I$4]*[.E1165]*([.J$3]/[.J$4])+[.I$3])" office:value-type="float" office:value="188945180">
            <text:p>188945180</text:p>
          </table:table-cell>
          <table:table-cell table:formula="of:=INT([.I1165]*[.E1165]*([.J$2]/[.J$3]))+[.I$2]" office:value-type="float" office:value="-243665">
            <text:p>-243665</text:p>
          </table:table-cell>
          <table:table-cell table:formula="of:=[.J1165]*[.E1165]*(1/[.J$2])+[.I$1]" office:value-type="float" office:value="13932.522108078">
            <text:p>13933</text:p>
          </table:table-cell>
          <table:table-cell table:formula="of:=[.F1165]-[.K1165]" office:value-type="float" office:value="16.4778919219971">
            <text:p>16</text:p>
          </table:table-cell>
        </table:table-row>
        <table:table-row table:style-name="ro1">
          <table:table-cell office:value-type="string">
            <text:p><text:s text:c="2"/>1161</text:p>
          </table:table-cell>
          <table:table-cell office:value-type="string">
            <text:p><text:s text:c="3"/>3692</text:p>
          </table:table-cell>
          <table:table-cell office:value-type="string">
            <text:p><text:s text:c="2"/>13982</text:p>
          </table:table-cell>
          <table:table-cell office:value-type="string">
            <text:p><text:s text:c="5"/>11</text:p>
          </table:table-cell>
          <table:table-cell table:formula="of:=[.B1166]/1" office:value-type="float" office:value="3692">
            <text:p>3692</text:p>
          </table:table-cell>
          <table:table-cell table:formula="of:=[.C1166]/1" office:value-type="float" office:value="13982">
            <text:p>13982</text:p>
          </table:table-cell>
          <table:table-cell table:formula="of:=[.G$1]+[.E1166]*([.G$2]+[.E1166]*([.G$3]+[.G$4]*[.E1166]))" office:value-type="float" office:value="13964.8136309754">
            <text:p>13964.814</text:p>
          </table:table-cell>
          <table:table-cell table:formula="of:=[.F1166]-[.G1166]" office:value-type="float" office:value="17.1863690245955">
            <text:p>17.186</text:p>
          </table:table-cell>
          <table:table-cell table:formula="of:=INT([.I$4]*[.E1166]*([.J$3]/[.J$4])+[.I$3])" office:value-type="float" office:value="188959013">
            <text:p>188959013</text:p>
          </table:table-cell>
          <table:table-cell table:formula="of:=INT([.I1166]*[.E1166]*([.J$2]/[.J$3]))+[.I$2]" office:value-type="float" office:value="-238951">
            <text:p>-238951</text:p>
          </table:table-cell>
          <table:table-cell table:formula="of:=[.J1166]*[.E1166]*(1/[.J$2])+[.I$1]" office:value-type="float" office:value="13964.3235092163">
            <text:p>13964</text:p>
          </table:table-cell>
          <table:table-cell table:formula="of:=[.F1166]-[.K1166]" office:value-type="float" office:value="17.6764907836914">
            <text:p>18</text:p>
          </table:table-cell>
        </table:table-row>
        <table:table-row table:style-name="ro1">
          <table:table-cell office:value-type="string">
            <text:p><text:s text:c="2"/>1162</text:p>
          </table:table-cell>
          <table:table-cell office:value-type="string">
            <text:p><text:s text:c="3"/>3695</text:p>
          </table:table-cell>
          <table:table-cell office:value-type="string">
            <text:p><text:s text:c="2"/>14027</text:p>
          </table:table-cell>
          <table:table-cell office:value-type="string">
            <text:p><text:s text:c="6"/>9</text:p>
          </table:table-cell>
          <table:table-cell table:formula="of:=[.B1167]/1" office:value-type="float" office:value="3695">
            <text:p>3695</text:p>
          </table:table-cell>
          <table:table-cell table:formula="of:=[.C1167]/1" office:value-type="float" office:value="14027">
            <text:p>14027</text:p>
          </table:table-cell>
          <table:table-cell table:formula="of:=[.G$1]+[.E1167]*([.G$2]+[.E1167]*([.G$3]+[.G$4]*[.E1167]))" office:value-type="float" office:value="13996.6753156709">
            <text:p>13996.675</text:p>
          </table:table-cell>
          <table:table-cell table:formula="of:=[.F1167]-[.G1167]" office:value-type="float" office:value="30.3246843290908">
            <text:p>30.325</text:p>
          </table:table-cell>
          <table:table-cell table:formula="of:=INT([.I$4]*[.E1167]*([.J$3]/[.J$4])+[.I$3])" office:value-type="float" office:value="188972846">
            <text:p>188972846</text:p>
          </table:table-cell>
          <table:table-cell table:formula="of:=INT([.I1167]*[.E1167]*([.J$2]/[.J$3]))+[.I$2]" office:value-type="float" office:value="-234236">
            <text:p>-234236</text:p>
          </table:table-cell>
          <table:table-cell table:formula="of:=[.J1167]*[.E1167]*(1/[.J$2])+[.I$1]" office:value-type="float" office:value="13996.1859054565">
            <text:p>13996</text:p>
          </table:table-cell>
          <table:table-cell table:formula="of:=[.F1167]-[.K1167]" office:value-type="float" office:value="30.814094543457">
            <text:p>31</text:p>
          </table:table-cell>
        </table:table-row>
        <table:table-row table:style-name="ro1">
          <table:table-cell office:value-type="string">
            <text:p><text:s text:c="2"/>1163</text:p>
          </table:table-cell>
          <table:table-cell office:value-type="string">
            <text:p><text:s text:c="3"/>3697</text:p>
          </table:table-cell>
          <table:table-cell office:value-type="string">
            <text:p><text:s text:c="2"/>14053</text:p>
          </table:table-cell>
          <table:table-cell office:value-type="string">
            <text:p><text:s text:c="5"/>10</text:p>
          </table:table-cell>
          <table:table-cell table:formula="of:=[.B1168]/1" office:value-type="float" office:value="3697">
            <text:p>3697</text:p>
          </table:table-cell>
          <table:table-cell table:formula="of:=[.C1168]/1" office:value-type="float" office:value="14053">
            <text:p>14053</text:p>
          </table:table-cell>
          <table:table-cell table:formula="of:=[.G$1]+[.E1168]*([.G$2]+[.E1168]*([.G$3]+[.G$4]*[.E1168]))" office:value-type="float" office:value="14017.9488959965">
            <text:p>14017.949</text:p>
          </table:table-cell>
          <table:table-cell table:formula="of:=[.F1168]-[.G1168]" office:value-type="float" office:value="35.0511040035308">
            <text:p>35.051</text:p>
          </table:table-cell>
          <table:table-cell table:formula="of:=INT([.I$4]*[.E1168]*([.J$3]/[.J$4])+[.I$3])" office:value-type="float" office:value="188982069">
            <text:p>188982069</text:p>
          </table:table-cell>
          <table:table-cell table:formula="of:=INT([.I1168]*[.E1168]*([.J$2]/[.J$3]))+[.I$2]" office:value-type="float" office:value="-231093">
            <text:p>-231093</text:p>
          </table:table-cell>
          <table:table-cell table:formula="of:=[.J1168]*[.E1168]*(1/[.J$2])+[.I$1]" office:value-type="float" office:value="14017.4551296234">
            <text:p>14017</text:p>
          </table:table-cell>
          <table:table-cell table:formula="of:=[.F1168]-[.K1168]" office:value-type="float" office:value="35.5448703765869">
            <text:p>36</text:p>
          </table:table-cell>
        </table:table-row>
        <table:table-row table:style-name="ro1">
          <table:table-cell office:value-type="string">
            <text:p><text:s text:c="2"/>1164</text:p>
          </table:table-cell>
          <table:table-cell office:value-type="string">
            <text:p><text:s text:c="3"/>3700</text:p>
          </table:table-cell>
          <table:table-cell office:value-type="string">
            <text:p><text:s text:c="2"/>14077</text:p>
          </table:table-cell>
          <table:table-cell office:value-type="string">
            <text:p><text:s text:c="6"/>7</text:p>
          </table:table-cell>
          <table:table-cell table:formula="of:=[.B1169]/1" office:value-type="float" office:value="3700">
            <text:p>3700</text:p>
          </table:table-cell>
          <table:table-cell table:formula="of:=[.C1169]/1" office:value-type="float" office:value="14077">
            <text:p>14077</text:p>
          </table:table-cell>
          <table:table-cell table:formula="of:=[.G$1]+[.E1169]*([.G$2]+[.E1169]*([.G$3]+[.G$4]*[.E1169]))" office:value-type="float" office:value="14049.9079603297">
            <text:p>14049.908</text:p>
          </table:table-cell>
          <table:table-cell table:formula="of:=[.F1169]-[.G1169]" office:value-type="float" office:value="27.0920396703495">
            <text:p>27.092</text:p>
          </table:table-cell>
          <table:table-cell table:formula="of:=INT([.I$4]*[.E1169]*([.J$3]/[.J$4])+[.I$3])" office:value-type="float" office:value="188995902">
            <text:p>188995902</text:p>
          </table:table-cell>
          <table:table-cell table:formula="of:=INT([.I1169]*[.E1169]*([.J$2]/[.J$3]))+[.I$2]" office:value-type="float" office:value="-226377">
            <text:p>-226377</text:p>
          </table:table-cell>
          <table:table-cell table:formula="of:=[.J1169]*[.E1169]*(1/[.J$2])+[.I$1]" office:value-type="float" office:value="14049.4145126343">
            <text:p>14049</text:p>
          </table:table-cell>
          <table:table-cell table:formula="of:=[.F1169]-[.K1169]" office:value-type="float" office:value="27.5854873657227">
            <text:p>28</text:p>
          </table:table-cell>
        </table:table-row>
        <table:table-row table:style-name="ro1">
          <table:table-cell office:value-type="string">
            <text:p><text:s text:c="2"/>1165</text:p>
          </table:table-cell>
          <table:table-cell office:value-type="string">
            <text:p><text:s text:c="3"/>3703</text:p>
          </table:table-cell>
          <table:table-cell office:value-type="string">
            <text:p><text:s text:c="2"/>14106</text:p>
          </table:table-cell>
          <table:table-cell office:value-type="string">
            <text:p><text:s text:c="6"/>8</text:p>
          </table:table-cell>
          <table:table-cell table:formula="of:=[.B1170]/1" office:value-type="float" office:value="3703">
            <text:p>3703</text:p>
          </table:table-cell>
          <table:table-cell table:formula="of:=[.C1170]/1" office:value-type="float" office:value="14106">
            <text:p>14106</text:p>
          </table:table-cell>
          <table:table-cell table:formula="of:=[.G$1]+[.E1170]*([.G$2]+[.E1170]*([.G$3]+[.G$4]*[.E1170]))" office:value-type="float" office:value="14081.925466939">
            <text:p>14081.925</text:p>
          </table:table-cell>
          <table:table-cell table:formula="of:=[.F1170]-[.G1170]" office:value-type="float" office:value="24.074533060968">
            <text:p>24.075</text:p>
          </table:table-cell>
          <table:table-cell table:formula="of:=INT([.I$4]*[.E1170]*([.J$3]/[.J$4])+[.I$3])" office:value-type="float" office:value="189009735">
            <text:p>189009735</text:p>
          </table:table-cell>
          <table:table-cell table:formula="of:=INT([.I1170]*[.E1170]*([.J$2]/[.J$3]))+[.I$2]" office:value-type="float" office:value="-221660">
            <text:p>-221660</text:p>
          </table:table-cell>
          <table:table-cell table:formula="of:=[.J1170]*[.E1170]*(1/[.J$2])+[.I$1]" office:value-type="float" office:value="14081.434928894">
            <text:p>14081</text:p>
          </table:table-cell>
          <table:table-cell table:formula="of:=[.F1170]-[.K1170]" office:value-type="float" office:value="24.565071105957">
            <text:p>25</text:p>
          </table:table-cell>
        </table:table-row>
        <table:table-row table:style-name="ro1">
          <table:table-cell office:value-type="string">
            <text:p><text:s text:c="2"/>1166</text:p>
          </table:table-cell>
          <table:table-cell office:value-type="string">
            <text:p><text:s text:c="3"/>3707</text:p>
          </table:table-cell>
          <table:table-cell office:value-type="string">
            <text:p><text:s text:c="2"/>14137</text:p>
          </table:table-cell>
          <table:table-cell office:value-type="string">
            <text:p><text:s text:c="5"/>10</text:p>
          </table:table-cell>
          <table:table-cell table:formula="of:=[.B1171]/1" office:value-type="float" office:value="3707">
            <text:p>3707</text:p>
          </table:table-cell>
          <table:table-cell table:formula="of:=[.C1171]/1" office:value-type="float" office:value="14137">
            <text:p>14137</text:p>
          </table:table-cell>
          <table:table-cell table:formula="of:=[.G$1]+[.E1171]*([.G$2]+[.E1171]*([.G$3]+[.G$4]*[.E1171]))" office:value-type="float" office:value="14124.706404747">
            <text:p>14124.706</text:p>
          </table:table-cell>
          <table:table-cell table:formula="of:=[.F1171]-[.G1171]" office:value-type="float" office:value="12.2935952530388">
            <text:p>12.294</text:p>
          </table:table-cell>
          <table:table-cell table:formula="of:=INT([.I$4]*[.E1171]*([.J$3]/[.J$4])+[.I$3])" office:value-type="float" office:value="189028179">
            <text:p>189028179</text:p>
          </table:table-cell>
          <table:table-cell table:formula="of:=INT([.I1171]*[.E1171]*([.J$2]/[.J$3]))+[.I$2]" office:value-type="float" office:value="-215370">
            <text:p>-215370</text:p>
          </table:table-cell>
          <table:table-cell table:formula="of:=[.J1171]*[.E1171]*(1/[.J$2])+[.I$1]" office:value-type="float" office:value="14124.217502594">
            <text:p>14124</text:p>
          </table:table-cell>
          <table:table-cell table:formula="of:=[.F1171]-[.K1171]" office:value-type="float" office:value="12.7824974060059">
            <text:p>13</text:p>
          </table:table-cell>
        </table:table-row>
        <table:table-row table:style-name="ro1">
          <table:table-cell office:value-type="string">
            <text:p><text:s text:c="2"/>1167</text:p>
          </table:table-cell>
          <table:table-cell office:value-type="string">
            <text:p><text:s text:c="3"/>3710</text:p>
          </table:table-cell>
          <table:table-cell office:value-type="string">
            <text:p><text:s text:c="2"/>14170</text:p>
          </table:table-cell>
          <table:table-cell office:value-type="string">
            <text:p><text:s text:c="6"/>9</text:p>
          </table:table-cell>
          <table:table-cell table:formula="of:=[.B1172]/1" office:value-type="float" office:value="3710">
            <text:p>3710</text:p>
          </table:table-cell>
          <table:table-cell table:formula="of:=[.C1172]/1" office:value-type="float" office:value="14170">
            <text:p>14170</text:p>
          </table:table-cell>
          <table:table-cell table:formula="of:=[.G$1]+[.E1172]*([.G$2]+[.E1172]*([.G$3]+[.G$4]*[.E1172]))" office:value-type="float" office:value="14156.8603189405">
            <text:p>14156.860</text:p>
          </table:table-cell>
          <table:table-cell table:formula="of:=[.F1172]-[.G1172]" office:value-type="float" office:value="13.1396810595161">
            <text:p>13.140</text:p>
          </table:table-cell>
          <table:table-cell table:formula="of:=INT([.I$4]*[.E1172]*([.J$3]/[.J$4])+[.I$3])" office:value-type="float" office:value="189042012">
            <text:p>189042012</text:p>
          </table:table-cell>
          <table:table-cell table:formula="of:=INT([.I1172]*[.E1172]*([.J$2]/[.J$3]))+[.I$2]" office:value-type="float" office:value="-210652">
            <text:p>-210652</text:p>
          </table:table-cell>
          <table:table-cell table:formula="of:=[.J1172]*[.E1172]*(1/[.J$2])+[.I$1]" office:value-type="float" office:value="14156.3709564209">
            <text:p>14156</text:p>
          </table:table-cell>
          <table:table-cell table:formula="of:=[.F1172]-[.K1172]" office:value-type="float" office:value="13.6290435791016">
            <text:p>14</text:p>
          </table:table-cell>
        </table:table-row>
        <table:table-row table:style-name="ro1">
          <table:table-cell office:value-type="string">
            <text:p><text:s text:c="2"/>1168</text:p>
          </table:table-cell>
          <table:table-cell office:value-type="string">
            <text:p><text:s text:c="3"/>3713</text:p>
          </table:table-cell>
          <table:table-cell office:value-type="string">
            <text:p><text:s text:c="2"/>14201</text:p>
          </table:table-cell>
          <table:table-cell office:value-type="string">
            <text:p><text:s text:c="6"/>9</text:p>
          </table:table-cell>
          <table:table-cell table:formula="of:=[.B1173]/1" office:value-type="float" office:value="3713">
            <text:p>3713</text:p>
          </table:table-cell>
          <table:table-cell table:formula="of:=[.C1173]/1" office:value-type="float" office:value="14201">
            <text:p>14201</text:p>
          </table:table-cell>
          <table:table-cell table:formula="of:=[.G$1]+[.E1173]*([.G$2]+[.E1173]*([.G$3]+[.G$4]*[.E1173]))" office:value-type="float" office:value="14189.0727116442">
            <text:p>14189.073</text:p>
          </table:table-cell>
          <table:table-cell table:formula="of:=[.F1173]-[.G1173]" office:value-type="float" office:value="11.9272883557951">
            <text:p>11.927</text:p>
          </table:table-cell>
          <table:table-cell table:formula="of:=INT([.I$4]*[.E1173]*([.J$3]/[.J$4])+[.I$3])" office:value-type="float" office:value="189055846">
            <text:p>189055846</text:p>
          </table:table-cell>
          <table:table-cell table:formula="of:=INT([.I1173]*[.E1173]*([.J$2]/[.J$3]))+[.I$2]" office:value-type="float" office:value="-205933">
            <text:p>-205933</text:p>
          </table:table-cell>
          <table:table-cell table:formula="of:=[.J1173]*[.E1173]*(1/[.J$2])+[.I$1]" office:value-type="float" office:value="14188.5854854584">
            <text:p>14189</text:p>
          </table:table-cell>
          <table:table-cell table:formula="of:=[.F1173]-[.K1173]" office:value-type="float" office:value="12.414514541626">
            <text:p>12</text:p>
          </table:table-cell>
        </table:table-row>
        <table:table-row table:style-name="ro1">
          <table:table-cell office:value-type="string">
            <text:p><text:s text:c="2"/>1169</text:p>
          </table:table-cell>
          <table:table-cell office:value-type="string">
            <text:p><text:s text:c="3"/>3715</text:p>
          </table:table-cell>
          <table:table-cell office:value-type="string">
            <text:p><text:s text:c="2"/>14232</text:p>
          </table:table-cell>
          <table:table-cell office:value-type="string">
            <text:p><text:s text:c="5"/>11</text:p>
          </table:table-cell>
          <table:table-cell table:formula="of:=[.B1174]/1" office:value-type="float" office:value="3715">
            <text:p>3715</text:p>
          </table:table-cell>
          <table:table-cell table:formula="of:=[.C1174]/1" office:value-type="float" office:value="14232">
            <text:p>14232</text:p>
          </table:table-cell>
          <table:table-cell table:formula="of:=[.G$1]+[.E1174]*([.G$2]+[.E1174]*([.G$3]+[.G$4]*[.E1174]))" office:value-type="float" office:value="14210.5801335426">
            <text:p>14210.580</text:p>
          </table:table-cell>
          <table:table-cell table:formula="of:=[.F1174]-[.G1174]" office:value-type="float" office:value="21.4198664574251">
            <text:p>21.420</text:p>
          </table:table-cell>
          <table:table-cell table:formula="of:=INT([.I$4]*[.E1174]*([.J$3]/[.J$4])+[.I$3])" office:value-type="float" office:value="189065068">
            <text:p>189065068</text:p>
          </table:table-cell>
          <table:table-cell table:formula="of:=INT([.I1174]*[.E1174]*([.J$2]/[.J$3]))+[.I$2]" office:value-type="float" office:value="-202787">
            <text:p>-202787</text:p>
          </table:table-cell>
          <table:table-cell table:formula="of:=[.J1174]*[.E1174]*(1/[.J$2])+[.I$1]" office:value-type="float" office:value="14210.091840744">
            <text:p>14210</text:p>
          </table:table-cell>
          <table:table-cell table:formula="of:=[.F1174]-[.K1174]" office:value-type="float" office:value="21.9081592559814">
            <text:p>22</text:p>
          </table:table-cell>
        </table:table-row>
        <table:table-row table:style-name="ro1">
          <table:table-cell office:value-type="string">
            <text:p><text:s text:c="2"/>1170</text:p>
          </table:table-cell>
          <table:table-cell office:value-type="string">
            <text:p><text:s text:c="3"/>3717</text:p>
          </table:table-cell>
          <table:table-cell office:value-type="string">
            <text:p><text:s text:c="2"/>14276</text:p>
          </table:table-cell>
          <table:table-cell office:value-type="string">
            <text:p><text:s text:c="5"/>10</text:p>
          </table:table-cell>
          <table:table-cell table:formula="of:=[.B1175]/1" office:value-type="float" office:value="3717">
            <text:p>3717</text:p>
          </table:table-cell>
          <table:table-cell table:formula="of:=[.C1175]/1" office:value-type="float" office:value="14276">
            <text:p>14276</text:p>
          </table:table-cell>
          <table:table-cell table:formula="of:=[.G$1]+[.E1175]*([.G$2]+[.E1175]*([.G$3]+[.G$4]*[.E1175]))" office:value-type="float" office:value="14232.1135539419">
            <text:p>14232.114</text:p>
          </table:table-cell>
          <table:table-cell table:formula="of:=[.F1175]-[.G1175]" office:value-type="float" office:value="43.886446058068">
            <text:p>43.886</text:p>
          </table:table-cell>
          <table:table-cell table:formula="of:=INT([.I$4]*[.E1175]*([.J$3]/[.J$4])+[.I$3])" office:value-type="float" office:value="189074290">
            <text:p>189074290</text:p>
          </table:table-cell>
          <table:table-cell table:formula="of:=INT([.I1175]*[.E1175]*([.J$2]/[.J$3]))+[.I$2]" office:value-type="float" office:value="-199641">
            <text:p>-199641</text:p>
          </table:table-cell>
          <table:table-cell table:formula="of:=[.J1175]*[.E1175]*(1/[.J$2])+[.I$1]" office:value-type="float" office:value="14231.6221981049">
            <text:p>14232</text:p>
          </table:table-cell>
          <table:table-cell table:formula="of:=[.F1175]-[.K1175]" office:value-type="float" office:value="44.3778018951416">
            <text:p>44</text:p>
          </table:table-cell>
        </table:table-row>
        <table:table-row table:style-name="ro1">
          <table:table-cell office:value-type="string">
            <text:p><text:s text:c="2"/>1171</text:p>
          </table:table-cell>
          <table:table-cell office:value-type="string">
            <text:p><text:s text:c="3"/>3721</text:p>
          </table:table-cell>
          <table:table-cell office:value-type="string">
            <text:p><text:s text:c="2"/>14304</text:p>
          </table:table-cell>
          <table:table-cell office:value-type="string">
            <text:p><text:s text:c="6"/>8</text:p>
          </table:table-cell>
          <table:table-cell table:formula="of:=[.B1176]/1" office:value-type="float" office:value="3721">
            <text:p>3721</text:p>
          </table:table-cell>
          <table:table-cell table:formula="of:=[.C1176]/1" office:value-type="float" office:value="14304">
            <text:p>14304</text:p>
          </table:table-cell>
          <table:table-cell table:formula="of:=[.G$1]+[.E1176]*([.G$2]+[.E1176]*([.G$3]+[.G$4]*[.E1176]))" office:value-type="float" office:value="14275.2584031268">
            <text:p>14275.258</text:p>
          </table:table-cell>
          <table:table-cell table:formula="of:=[.F1176]-[.G1176]" office:value-type="float" office:value="28.7415968732239">
            <text:p>28.742</text:p>
          </table:table-cell>
          <table:table-cell table:formula="of:=INT([.I$4]*[.E1176]*([.J$3]/[.J$4])+[.I$3])" office:value-type="float" office:value="189092734">
            <text:p>189092734</text:p>
          </table:table-cell>
          <table:table-cell table:formula="of:=INT([.I1176]*[.E1176]*([.J$2]/[.J$3]))+[.I$2]" office:value-type="float" office:value="-193347">
            <text:p>-193347</text:p>
          </table:table-cell>
          <table:table-cell table:formula="of:=[.J1176]*[.E1176]*(1/[.J$2])+[.I$1]" office:value-type="float" office:value="14274.7691135406">
            <text:p>14275</text:p>
          </table:table-cell>
          <table:table-cell table:formula="of:=[.F1176]-[.K1176]" office:value-type="float" office:value="29.2308864593506">
            <text:p>29</text:p>
          </table:table-cell>
        </table:table-row>
        <table:table-row table:style-name="ro1">
          <table:table-cell office:value-type="string">
            <text:p><text:s text:c="2"/>1172</text:p>
          </table:table-cell>
          <table:table-cell office:value-type="string">
            <text:p><text:s text:c="3"/>3724</text:p>
          </table:table-cell>
          <table:table-cell office:value-type="string">
            <text:p><text:s text:c="2"/>14333</text:p>
          </table:table-cell>
          <table:table-cell office:value-type="string">
            <text:p><text:s text:c="6"/>8</text:p>
          </table:table-cell>
          <table:table-cell table:formula="of:=[.B1177]/1" office:value-type="float" office:value="3724">
            <text:p>3724</text:p>
          </table:table-cell>
          <table:table-cell table:formula="of:=[.C1177]/1" office:value-type="float" office:value="14333">
            <text:p>14333</text:p>
          </table:table-cell>
          <table:table-cell table:formula="of:=[.G$1]+[.E1177]*([.G$2]+[.E1177]*([.G$3]+[.G$4]*[.E1177]))" office:value-type="float" office:value="14307.6853100352">
            <text:p>14307.685</text:p>
          </table:table-cell>
          <table:table-cell table:formula="of:=[.F1177]-[.G1177]" office:value-type="float" office:value="25.3146899648291">
            <text:p>25.315</text:p>
          </table:table-cell>
          <table:table-cell table:formula="of:=INT([.I$4]*[.E1177]*([.J$3]/[.J$4])+[.I$3])" office:value-type="float" office:value="189106567">
            <text:p>189106567</text:p>
          </table:table-cell>
          <table:table-cell table:formula="of:=INT([.I1177]*[.E1177]*([.J$2]/[.J$3]))+[.I$2]" office:value-type="float" office:value="-188626">
            <text:p>-188626</text:p>
          </table:table-cell>
          <table:table-cell table:formula="of:=[.J1177]*[.E1177]*(1/[.J$2])+[.I$1]" office:value-type="float" office:value="14307.1958770752">
            <text:p>14307</text:p>
          </table:table-cell>
          <table:table-cell table:formula="of:=[.F1177]-[.K1177]" office:value-type="float" office:value="25.8041229248047">
            <text:p>26</text:p>
          </table:table-cell>
        </table:table-row>
        <table:table-row table:style-name="ro1">
          <table:table-cell office:value-type="string">
            <text:p><text:s text:c="2"/>1173</text:p>
          </table:table-cell>
          <table:table-cell office:value-type="string">
            <text:p><text:s text:c="3"/>3727</text:p>
          </table:table-cell>
          <table:table-cell office:value-type="string">
            <text:p><text:s text:c="2"/>14369</text:p>
          </table:table-cell>
          <table:table-cell office:value-type="string">
            <text:p><text:s text:c="6"/>7</text:p>
          </table:table-cell>
          <table:table-cell table:formula="of:=[.B1178]/1" office:value-type="float" office:value="3727">
            <text:p>3727</text:p>
          </table:table-cell>
          <table:table-cell table:formula="of:=[.C1178]/1" office:value-type="float" office:value="14369">
            <text:p>14369</text:p>
          </table:table-cell>
          <table:table-cell table:formula="of:=[.G$1]+[.E1178]*([.G$2]+[.E1178]*([.G$3]+[.G$4]*[.E1178]))" office:value-type="float" office:value="14340.1707461814">
            <text:p>14340.171</text:p>
          </table:table-cell>
          <table:table-cell table:formula="of:=[.F1178]-[.G1178]" office:value-type="float" office:value="28.8292538186233">
            <text:p>28.829</text:p>
          </table:table-cell>
          <table:table-cell table:formula="of:=INT([.I$4]*[.E1178]*([.J$3]/[.J$4])+[.I$3])" office:value-type="float" office:value="189120400">
            <text:p>189120400</text:p>
          </table:table-cell>
          <table:table-cell table:formula="of:=INT([.I1178]*[.E1178]*([.J$2]/[.J$3]))+[.I$2]" office:value-type="float" office:value="-183905">
            <text:p>-183905</text:p>
          </table:table-cell>
          <table:table-cell table:formula="of:=[.J1178]*[.E1178]*(1/[.J$2])+[.I$1]" office:value-type="float" office:value="14339.6766681671">
            <text:p>14340</text:p>
          </table:table-cell>
          <table:table-cell table:formula="of:=[.F1178]-[.K1178]" office:value-type="float" office:value="29.3233318328857">
            <text:p>29</text:p>
          </table:table-cell>
        </table:table-row>
        <table:table-row table:style-name="ro1">
          <table:table-cell office:value-type="string">
            <text:p><text:s text:c="2"/>1174</text:p>
          </table:table-cell>
          <table:table-cell office:value-type="string">
            <text:p><text:s text:c="3"/>3729</text:p>
          </table:table-cell>
          <table:table-cell office:value-type="string">
            <text:p><text:s text:c="2"/>14388</text:p>
          </table:table-cell>
          <table:table-cell office:value-type="string">
            <text:p><text:s text:c="6"/>8</text:p>
          </table:table-cell>
          <table:table-cell table:formula="of:=[.B1179]/1" office:value-type="float" office:value="3729">
            <text:p>3729</text:p>
          </table:table-cell>
          <table:table-cell table:formula="of:=[.C1179]/1" office:value-type="float" office:value="14388">
            <text:p>14388</text:p>
          </table:table-cell>
          <table:table-cell table:formula="of:=[.G$1]+[.E1179]*([.G$2]+[.E1179]*([.G$3]+[.G$4]*[.E1179]))" office:value-type="float" office:value="14361.8602252234">
            <text:p>14361.860</text:p>
          </table:table-cell>
          <table:table-cell table:formula="of:=[.F1179]-[.G1179]" office:value-type="float" office:value="26.1397747765914">
            <text:p>26.140</text:p>
          </table:table-cell>
          <table:table-cell table:formula="of:=INT([.I$4]*[.E1179]*([.J$3]/[.J$4])+[.I$3])" office:value-type="float" office:value="189129623">
            <text:p>189129623</text:p>
          </table:table-cell>
          <table:table-cell table:formula="of:=INT([.I1179]*[.E1179]*([.J$2]/[.J$3]))+[.I$2]" office:value-type="float" office:value="-180756">
            <text:p>-180756</text:p>
          </table:table-cell>
          <table:table-cell table:formula="of:=[.J1179]*[.E1179]*(1/[.J$2])+[.I$1]" office:value-type="float" office:value="14361.3723983765">
            <text:p>14361</text:p>
          </table:table-cell>
          <table:table-cell table:formula="of:=[.F1179]-[.K1179]" office:value-type="float" office:value="26.6276016235352">
            <text:p>27</text:p>
          </table:table-cell>
        </table:table-row>
        <table:table-row table:style-name="ro1">
          <table:table-cell office:value-type="string">
            <text:p><text:s text:c="2"/>1175</text:p>
          </table:table-cell>
          <table:table-cell office:value-type="string">
            <text:p><text:s text:c="3"/>3732</text:p>
          </table:table-cell>
          <table:table-cell office:value-type="string">
            <text:p><text:s text:c="2"/>14423</text:p>
          </table:table-cell>
          <table:table-cell office:value-type="string">
            <text:p><text:s text:c="6"/>9</text:p>
          </table:table-cell>
          <table:table-cell table:formula="of:=[.B1180]/1" office:value-type="float" office:value="3732">
            <text:p>3732</text:p>
          </table:table-cell>
          <table:table-cell table:formula="of:=[.C1180]/1" office:value-type="float" office:value="14423">
            <text:p>14423</text:p>
          </table:table-cell>
          <table:table-cell table:formula="of:=[.G$1]+[.E1180]*([.G$2]+[.E1180]*([.G$3]+[.G$4]*[.E1180]))" office:value-type="float" office:value="14394.4432342553">
            <text:p>14394.443</text:p>
          </table:table-cell>
          <table:table-cell table:formula="of:=[.F1180]-[.G1180]" office:value-type="float" office:value="28.5567657447209">
            <text:p>28.557</text:p>
          </table:table-cell>
          <table:table-cell table:formula="of:=INT([.I$4]*[.E1180]*([.J$3]/[.J$4])+[.I$3])" office:value-type="float" office:value="189143456">
            <text:p>189143456</text:p>
          </table:table-cell>
          <table:table-cell table:formula="of:=INT([.I1180]*[.E1180]*([.J$2]/[.J$3]))+[.I$2]" office:value-type="float" office:value="-176034">
            <text:p>-176034</text:p>
          </table:table-cell>
          <table:table-cell table:formula="of:=[.J1180]*[.E1180]*(1/[.J$2])+[.I$1]" office:value-type="float" office:value="14393.9503631592">
            <text:p>14394</text:p>
          </table:table-cell>
          <table:table-cell table:formula="of:=[.F1180]-[.K1180]" office:value-type="float" office:value="29.0496368408203">
            <text:p>29</text:p>
          </table:table-cell>
        </table:table-row>
        <table:table-row table:style-name="ro1">
          <table:table-cell office:value-type="string">
            <text:p><text:s text:c="2"/>1176</text:p>
          </table:table-cell>
          <table:table-cell office:value-type="string">
            <text:p><text:s text:c="3"/>3735</text:p>
          </table:table-cell>
          <table:table-cell office:value-type="string">
            <text:p><text:s text:c="2"/>14453</text:p>
          </table:table-cell>
          <table:table-cell office:value-type="string">
            <text:p><text:s text:c="5"/>10</text:p>
          </table:table-cell>
          <table:table-cell table:formula="of:=[.B1181]/1" office:value-type="float" office:value="3735">
            <text:p>3735</text:p>
          </table:table-cell>
          <table:table-cell table:formula="of:=[.C1181]/1" office:value-type="float" office:value="14453">
            <text:p>14453</text:p>
          </table:table-cell>
          <table:table-cell table:formula="of:=[.G$1]+[.E1181]*([.G$2]+[.E1181]*([.G$3]+[.G$4]*[.E1181]))" office:value-type="float" office:value="14427.0848015122">
            <text:p>14427.085</text:p>
          </table:table-cell>
          <table:table-cell table:formula="of:=[.F1181]-[.G1181]" office:value-type="float" office:value="25.9151984878335">
            <text:p>25.915</text:p>
          </table:table-cell>
          <table:table-cell table:formula="of:=INT([.I$4]*[.E1181]*([.J$3]/[.J$4])+[.I$3])" office:value-type="float" office:value="189157289">
            <text:p>189157289</text:p>
          </table:table-cell>
          <table:table-cell table:formula="of:=INT([.I1181]*[.E1181]*([.J$2]/[.J$3]))+[.I$2]" office:value-type="float" office:value="-171310">
            <text:p>-171310</text:p>
          </table:table-cell>
          <table:table-cell table:formula="of:=[.J1181]*[.E1181]*(1/[.J$2])+[.I$1]" office:value-type="float" office:value="14426.5966148376">
            <text:p>14427</text:p>
          </table:table-cell>
          <table:table-cell table:formula="of:=[.F1181]-[.K1181]" office:value-type="float" office:value="26.4033851623535">
            <text:p>26</text:p>
          </table:table-cell>
        </table:table-row>
        <table:table-row table:style-name="ro1">
          <table:table-cell office:value-type="string">
            <text:p><text:s text:c="2"/>1177</text:p>
          </table:table-cell>
          <table:table-cell office:value-type="string">
            <text:p><text:s text:c="3"/>3739</text:p>
          </table:table-cell>
          <table:table-cell office:value-type="string">
            <text:p><text:s text:c="2"/>14490</text:p>
          </table:table-cell>
          <table:table-cell office:value-type="string">
            <text:p><text:s text:c="6"/>9</text:p>
          </table:table-cell>
          <table:table-cell table:formula="of:=[.B1182]/1" office:value-type="float" office:value="3739">
            <text:p>3739</text:p>
          </table:table-cell>
          <table:table-cell table:formula="of:=[.C1182]/1" office:value-type="float" office:value="14490">
            <text:p>14490</text:p>
          </table:table-cell>
          <table:table-cell table:formula="of:=[.G$1]+[.E1182]*([.G$2]+[.E1182]*([.G$3]+[.G$4]*[.E1182]))" office:value-type="float" office:value="14470.6980005482">
            <text:p>14470.698</text:p>
          </table:table-cell>
          <table:table-cell table:formula="of:=[.F1182]-[.G1182]" office:value-type="float" office:value="19.3019994517708">
            <text:p>19.302</text:p>
          </table:table-cell>
          <table:table-cell table:formula="of:=INT([.I$4]*[.E1182]*([.J$3]/[.J$4])+[.I$3])" office:value-type="float" office:value="189175733">
            <text:p>189175733</text:p>
          </table:table-cell>
          <table:table-cell table:formula="of:=INT([.I1182]*[.E1182]*([.J$2]/[.J$3]))+[.I$2]" office:value-type="float" office:value="-165012">
            <text:p>-165012</text:p>
          </table:table-cell>
          <table:table-cell table:formula="of:=[.J1182]*[.E1182]*(1/[.J$2])+[.I$1]" office:value-type="float" office:value="14470.2042922974">
            <text:p>14470</text:p>
          </table:table-cell>
          <table:table-cell table:formula="of:=[.F1182]-[.K1182]" office:value-type="float" office:value="19.7957077026367">
            <text:p>20</text:p>
          </table:table-cell>
        </table:table-row>
        <table:table-row table:style-name="ro1">
          <table:table-cell office:value-type="string">
            <text:p><text:s text:c="2"/>1178</text:p>
          </table:table-cell>
          <table:table-cell office:value-type="string">
            <text:p><text:s text:c="3"/>3742</text:p>
          </table:table-cell>
          <table:table-cell office:value-type="string">
            <text:p><text:s text:c="2"/>14518</text:p>
          </table:table-cell>
          <table:table-cell office:value-type="string">
            <text:p><text:s text:c="5"/>10</text:p>
          </table:table-cell>
          <table:table-cell table:formula="of:=[.B1183]/1" office:value-type="float" office:value="3742">
            <text:p>3742</text:p>
          </table:table-cell>
          <table:table-cell table:formula="of:=[.C1183]/1" office:value-type="float" office:value="14518">
            <text:p>14518</text:p>
          </table:table-cell>
          <table:table-cell table:formula="of:=[.G$1]+[.E1183]*([.G$2]+[.E1183]*([.G$3]+[.G$4]*[.E1183]))" office:value-type="float" office:value="14503.4762459365">
            <text:p>14503.476</text:p>
          </table:table-cell>
          <table:table-cell table:formula="of:=[.F1183]-[.G1183]" office:value-type="float" office:value="14.523754063548">
            <text:p>14.524</text:p>
          </table:table-cell>
          <table:table-cell table:formula="of:=INT([.I$4]*[.E1183]*([.J$3]/[.J$4])+[.I$3])" office:value-type="float" office:value="189189566">
            <text:p>189189566</text:p>
          </table:table-cell>
          <table:table-cell table:formula="of:=INT([.I1183]*[.E1183]*([.J$2]/[.J$3]))+[.I$2]" office:value-type="float" office:value="-160287">
            <text:p>-160287</text:p>
          </table:table-cell>
          <table:table-cell table:formula="of:=[.J1183]*[.E1183]*(1/[.J$2])+[.I$1]" office:value-type="float" office:value="14502.9838218689">
            <text:p>14503</text:p>
          </table:table-cell>
          <table:table-cell table:formula="of:=[.F1183]-[.K1183]" office:value-type="float" office:value="15.0161781311035">
            <text:p>15</text:p>
          </table:table-cell>
        </table:table-row>
        <table:table-row table:style-name="ro1">
          <table:table-cell office:value-type="string">
            <text:p><text:s text:c="2"/>1179</text:p>
          </table:table-cell>
          <table:table-cell office:value-type="string">
            <text:p><text:s text:c="3"/>3745</text:p>
          </table:table-cell>
          <table:table-cell office:value-type="string">
            <text:p><text:s text:c="2"/>14546</text:p>
          </table:table-cell>
          <table:table-cell office:value-type="string">
            <text:p><text:s text:c="6"/>8</text:p>
          </table:table-cell>
          <table:table-cell table:formula="of:=[.B1184]/1" office:value-type="float" office:value="3745">
            <text:p>3745</text:p>
          </table:table-cell>
          <table:table-cell table:formula="of:=[.C1184]/1" office:value-type="float" office:value="14546">
            <text:p>14546</text:p>
          </table:table-cell>
          <table:table-cell table:formula="of:=[.G$1]+[.E1184]*([.G$2]+[.E1184]*([.G$3]+[.G$4]*[.E1184]))" office:value-type="float" office:value="14536.3130857837">
            <text:p>14536.313</text:p>
          </table:table-cell>
          <table:table-cell table:formula="of:=[.F1184]-[.G1184]" office:value-type="float" office:value="9.68691421631957">
            <text:p>9.687</text:p>
          </table:table-cell>
          <table:table-cell table:formula="of:=INT([.I$4]*[.E1184]*([.J$3]/[.J$4])+[.I$3])" office:value-type="float" office:value="189203400">
            <text:p>189203400</text:p>
          </table:table-cell>
          <table:table-cell table:formula="of:=INT([.I1184]*[.E1184]*([.J$2]/[.J$3]))+[.I$2]" office:value-type="float" office:value="-155561">
            <text:p>-155561</text:p>
          </table:table-cell>
          <table:table-cell table:formula="of:=[.J1184]*[.E1184]*(1/[.J$2])+[.I$1]" office:value-type="float" office:value="14535.8245677948">
            <text:p>14536</text:p>
          </table:table-cell>
          <table:table-cell table:formula="of:=[.F1184]-[.K1184]" office:value-type="float" office:value="10.1754322052002">
            <text:p>10</text:p>
          </table:table-cell>
        </table:table-row>
        <table:table-row table:style-name="ro1">
          <table:table-cell office:value-type="string">
            <text:p><text:s text:c="2"/>1180</text:p>
          </table:table-cell>
          <table:table-cell office:value-type="string">
            <text:p><text:s text:c="3"/>3746</text:p>
          </table:table-cell>
          <table:table-cell office:value-type="string">
            <text:p><text:s text:c="2"/>14574</text:p>
          </table:table-cell>
          <table:table-cell office:value-type="string">
            <text:p><text:s text:c="5"/>10</text:p>
          </table:table-cell>
          <table:table-cell table:formula="of:=[.B1185]/1" office:value-type="float" office:value="3746">
            <text:p>3746</text:p>
          </table:table-cell>
          <table:table-cell table:formula="of:=[.C1185]/1" office:value-type="float" office:value="14574">
            <text:p>14574</text:p>
          </table:table-cell>
          <table:table-cell table:formula="of:=[.G$1]+[.E1185]*([.G$2]+[.E1185]*([.G$3]+[.G$4]*[.E1185]))" office:value-type="float" office:value="14547.2717219358">
            <text:p>14547.272</text:p>
          </table:table-cell>
          <table:table-cell table:formula="of:=[.F1185]-[.G1185]" office:value-type="float" office:value="26.7282780642236">
            <text:p>26.728</text:p>
          </table:table-cell>
          <table:table-cell table:formula="of:=INT([.I$4]*[.E1185]*([.J$3]/[.J$4])+[.I$3])" office:value-type="float" office:value="189208011">
            <text:p>189208011</text:p>
          </table:table-cell>
          <table:table-cell table:formula="of:=INT([.I1185]*[.E1185]*([.J$2]/[.J$3]))+[.I$2]" office:value-type="float" office:value="-153986">
            <text:p>-153986</text:p>
          </table:table-cell>
          <table:table-cell table:formula="of:=[.J1185]*[.E1185]*(1/[.J$2])+[.I$1]" office:value-type="float" office:value="14546.7811203003">
            <text:p>14547</text:p>
          </table:table-cell>
          <table:table-cell table:formula="of:=[.F1185]-[.K1185]" office:value-type="float" office:value="27.218879699707">
            <text:p>27</text:p>
          </table:table-cell>
        </table:table-row>
        <table:table-row table:style-name="ro1">
          <table:table-cell office:value-type="string">
            <text:p><text:s text:c="2"/>1181</text:p>
          </table:table-cell>
          <table:table-cell office:value-type="string">
            <text:p><text:s text:c="3"/>3750</text:p>
          </table:table-cell>
          <table:table-cell office:value-type="string">
            <text:p><text:s text:c="2"/>14613</text:p>
          </table:table-cell>
          <table:table-cell office:value-type="string">
            <text:p><text:s text:c="5"/>11</text:p>
          </table:table-cell>
          <table:table-cell table:formula="of:=[.B1186]/1" office:value-type="float" office:value="3750">
            <text:p>3750</text:p>
          </table:table-cell>
          <table:table-cell table:formula="of:=[.C1186]/1" office:value-type="float" office:value="14613">
            <text:p>14613</text:p>
          </table:table-cell>
          <table:table-cell table:formula="of:=[.G$1]+[.E1186]*([.G$2]+[.E1186]*([.G$3]+[.G$4]*[.E1186]))" office:value-type="float" office:value="14591.1713916286">
            <text:p>14591.171</text:p>
          </table:table-cell>
          <table:table-cell table:formula="of:=[.F1186]-[.G1186]" office:value-type="float" office:value="21.8286083713901">
            <text:p>21.829</text:p>
          </table:table-cell>
          <table:table-cell table:formula="of:=INT([.I$4]*[.E1186]*([.J$3]/[.J$4])+[.I$3])" office:value-type="float" office:value="189226455">
            <text:p>189226455</text:p>
          </table:table-cell>
          <table:table-cell table:formula="of:=INT([.I1186]*[.E1186]*([.J$2]/[.J$3]))+[.I$2]" office:value-type="float" office:value="-147684">
            <text:p>-147684</text:p>
          </table:table-cell>
          <table:table-cell table:formula="of:=[.J1186]*[.E1186]*(1/[.J$2])+[.I$1]" office:value-type="float" office:value="14590.6817169189">
            <text:p>14591</text:p>
          </table:table-cell>
          <table:table-cell table:formula="of:=[.F1186]-[.K1186]" office:value-type="float" office:value="22.3182830810547">
            <text:p>22</text:p>
          </table:table-cell>
        </table:table-row>
        <table:table-row table:style-name="ro1">
          <table:table-cell office:value-type="string">
            <text:p><text:s text:c="2"/>1182</text:p>
          </table:table-cell>
          <table:table-cell office:value-type="string">
            <text:p><text:s text:c="3"/>3753</text:p>
          </table:table-cell>
          <table:table-cell office:value-type="string">
            <text:p><text:s text:c="2"/>14648</text:p>
          </table:table-cell>
          <table:table-cell office:value-type="string">
            <text:p><text:s text:c="6"/>9</text:p>
          </table:table-cell>
          <table:table-cell table:formula="of:=[.B1187]/1" office:value-type="float" office:value="3753">
            <text:p>3753</text:p>
          </table:table-cell>
          <table:table-cell table:formula="of:=[.C1187]/1" office:value-type="float" office:value="14648">
            <text:p>14648</text:p>
          </table:table-cell>
          <table:table-cell table:formula="of:=[.G$1]+[.E1187]*([.G$2]+[.E1187]*([.G$3]+[.G$4]*[.E1187]))" office:value-type="float" office:value="14624.1645365097">
            <text:p>14624.165</text:p>
          </table:table-cell>
          <table:table-cell table:formula="of:=[.F1187]-[.G1187]" office:value-type="float" office:value="23.8354634902862">
            <text:p>23.835</text:p>
          </table:table-cell>
          <table:table-cell table:formula="of:=INT([.I$4]*[.E1187]*([.J$3]/[.J$4])+[.I$3])" office:value-type="float" office:value="189240288">
            <text:p>189240288</text:p>
          </table:table-cell>
          <table:table-cell table:formula="of:=INT([.I1187]*[.E1187]*([.J$2]/[.J$3]))+[.I$2]" office:value-type="float" office:value="-142957">
            <text:p>-142957</text:p>
          </table:table-cell>
          <table:table-cell table:formula="of:=[.J1187]*[.E1187]*(1/[.J$2])+[.I$1]" office:value-type="float" office:value="14623.6738491058">
            <text:p>14624</text:p>
          </table:table-cell>
          <table:table-cell table:formula="of:=[.F1187]-[.K1187]" office:value-type="float" office:value="24.326150894165">
            <text:p>24</text:p>
          </table:table-cell>
        </table:table-row>
        <table:table-row table:style-name="ro1">
          <table:table-cell office:value-type="string">
            <text:p><text:s text:c="2"/>1183</text:p>
          </table:table-cell>
          <table:table-cell office:value-type="string">
            <text:p><text:s text:c="3"/>3756</text:p>
          </table:table-cell>
          <table:table-cell office:value-type="string">
            <text:p><text:s text:c="2"/>14682</text:p>
          </table:table-cell>
          <table:table-cell office:value-type="string">
            <text:p><text:s text:c="5"/>10</text:p>
          </table:table-cell>
          <table:table-cell table:formula="of:=[.B1188]/1" office:value-type="float" office:value="3756">
            <text:p>3756</text:p>
          </table:table-cell>
          <table:table-cell table:formula="of:=[.C1188]/1" office:value-type="float" office:value="14682">
            <text:p>14682</text:p>
          </table:table-cell>
          <table:table-cell table:formula="of:=[.G$1]+[.E1188]*([.G$2]+[.E1188]*([.G$3]+[.G$4]*[.E1188]))" office:value-type="float" office:value="14657.2163157072">
            <text:p>14657.216</text:p>
          </table:table-cell>
          <table:table-cell table:formula="of:=[.F1188]-[.G1188]" office:value-type="float" office:value="24.7836842927918">
            <text:p>24.784</text:p>
          </table:table-cell>
          <table:table-cell table:formula="of:=INT([.I$4]*[.E1188]*([.J$3]/[.J$4])+[.I$3])" office:value-type="float" office:value="189254121">
            <text:p>189254121</text:p>
          </table:table-cell>
          <table:table-cell table:formula="of:=INT([.I1188]*[.E1188]*([.J$2]/[.J$3]))+[.I$2]" office:value-type="float" office:value="-138229">
            <text:p>-138229</text:p>
          </table:table-cell>
          <table:table-cell table:formula="of:=[.J1188]*[.E1188]*(1/[.J$2])+[.I$1]" office:value-type="float" office:value="14656.7272415161">
            <text:p>14657</text:p>
          </table:table-cell>
          <table:table-cell table:formula="of:=[.F1188]-[.K1188]" office:value-type="float" office:value="25.2727584838867">
            <text:p>25</text:p>
          </table:table-cell>
        </table:table-row>
        <table:table-row table:style-name="ro1">
          <table:table-cell office:value-type="string">
            <text:p><text:s text:c="2"/>1184</text:p>
          </table:table-cell>
          <table:table-cell office:value-type="string">
            <text:p><text:s text:c="3"/>3759</text:p>
          </table:table-cell>
          <table:table-cell office:value-type="string">
            <text:p><text:s text:c="2"/>14703</text:p>
          </table:table-cell>
          <table:table-cell office:value-type="string">
            <text:p><text:s text:c="6"/>9</text:p>
          </table:table-cell>
          <table:table-cell table:formula="of:=[.B1189]/1" office:value-type="float" office:value="3759">
            <text:p>3759</text:p>
          </table:table-cell>
          <table:table-cell table:formula="of:=[.C1189]/1" office:value-type="float" office:value="14703">
            <text:p>14703</text:p>
          </table:table-cell>
          <table:table-cell table:formula="of:=[.G$1]+[.E1189]*([.G$2]+[.E1189]*([.G$3]+[.G$4]*[.E1189]))" office:value-type="float" office:value="14690.3267400913">
            <text:p>14690.327</text:p>
          </table:table-cell>
          <table:table-cell table:formula="of:=[.F1189]-[.G1189]" office:value-type="float" office:value="12.6732599086863">
            <text:p>12.673</text:p>
          </table:table-cell>
          <table:table-cell table:formula="of:=INT([.I$4]*[.E1189]*([.J$3]/[.J$4])+[.I$3])" office:value-type="float" office:value="189267954">
            <text:p>189267954</text:p>
          </table:table-cell>
          <table:table-cell table:formula="of:=INT([.I1189]*[.E1189]*([.J$2]/[.J$3]))+[.I$2]" office:value-type="float" office:value="-133501">
            <text:p>-133501</text:p>
          </table:table-cell>
          <table:table-cell table:formula="of:=[.J1189]*[.E1189]*(1/[.J$2])+[.I$1]" office:value-type="float" office:value="14689.8347415924">
            <text:p>14690</text:p>
          </table:table-cell>
          <table:table-cell table:formula="of:=[.F1189]-[.K1189]" office:value-type="float" office:value="13.1652584075928">
            <text:p>13</text:p>
          </table:table-cell>
        </table:table-row>
        <table:table-row table:style-name="ro1">
          <table:table-cell office:value-type="string">
            <text:p><text:s text:c="2"/>1185</text:p>
          </table:table-cell>
          <table:table-cell office:value-type="string">
            <text:p><text:s text:c="3"/>3761</text:p>
          </table:table-cell>
          <table:table-cell office:value-type="string">
            <text:p><text:s text:c="2"/>14747</text:p>
          </table:table-cell>
          <table:table-cell office:value-type="string">
            <text:p><text:s text:c="6"/>9</text:p>
          </table:table-cell>
          <table:table-cell table:formula="of:=[.B1190]/1" office:value-type="float" office:value="3761">
            <text:p>3761</text:p>
          </table:table-cell>
          <table:table-cell table:formula="of:=[.C1190]/1" office:value-type="float" office:value="14747">
            <text:p>14747</text:p>
          </table:table-cell>
          <table:table-cell table:formula="of:=[.G$1]+[.E1190]*([.G$2]+[.E1190]*([.G$3]+[.G$4]*[.E1190]))" office:value-type="float" office:value="14712.4329423746">
            <text:p>14712.433</text:p>
          </table:table-cell>
          <table:table-cell table:formula="of:=[.F1190]-[.G1190]" office:value-type="float" office:value="34.5670576253942">
            <text:p>34.567</text:p>
          </table:table-cell>
          <table:table-cell table:formula="of:=INT([.I$4]*[.E1190]*([.J$3]/[.J$4])+[.I$3])" office:value-type="float" office:value="189277177">
            <text:p>189277177</text:p>
          </table:table-cell>
          <table:table-cell table:formula="of:=INT([.I1190]*[.E1190]*([.J$2]/[.J$3]))+[.I$2]" office:value-type="float" office:value="-130348">
            <text:p>-130348</text:p>
          </table:table-cell>
          <table:table-cell table:formula="of:=[.J1190]*[.E1190]*(1/[.J$2])+[.I$1]" office:value-type="float" office:value="14711.9436416626">
            <text:p>14712</text:p>
          </table:table-cell>
          <table:table-cell table:formula="of:=[.F1190]-[.K1190]" office:value-type="float" office:value="35.0563583374023">
            <text:p>35</text:p>
          </table:table-cell>
        </table:table-row>
        <table:table-row table:style-name="ro1">
          <table:table-cell office:value-type="string">
            <text:p><text:s text:c="2"/>1186</text:p>
          </table:table-cell>
          <table:table-cell office:value-type="string">
            <text:p><text:s text:c="3"/>3764</text:p>
          </table:table-cell>
          <table:table-cell office:value-type="string">
            <text:p><text:s text:c="2"/>14770</text:p>
          </table:table-cell>
          <table:table-cell office:value-type="string">
            <text:p><text:s text:c="6"/>8</text:p>
          </table:table-cell>
          <table:table-cell table:formula="of:=[.B1191]/1" office:value-type="float" office:value="3764">
            <text:p>3764</text:p>
          </table:table-cell>
          <table:table-cell table:formula="of:=[.C1191]/1" office:value-type="float" office:value="14770">
            <text:p>14770</text:p>
          </table:table-cell>
          <table:table-cell table:formula="of:=[.G$1]+[.E1191]*([.G$2]+[.E1191]*([.G$3]+[.G$4]*[.E1191]))" office:value-type="float" office:value="14745.6411328924">
            <text:p>14745.641</text:p>
          </table:table-cell>
          <table:table-cell table:formula="of:=[.F1191]-[.G1191]" office:value-type="float" office:value="24.3588671076177">
            <text:p>24.359</text:p>
          </table:table-cell>
          <table:table-cell table:formula="of:=INT([.I$4]*[.E1191]*([.J$3]/[.J$4])+[.I$3])" office:value-type="float" office:value="189291010">
            <text:p>189291010</text:p>
          </table:table-cell>
          <table:table-cell table:formula="of:=INT([.I1191]*[.E1191]*([.J$2]/[.J$3]))+[.I$2]" office:value-type="float" office:value="-125619">
            <text:p>-125619</text:p>
          </table:table-cell>
          <table:table-cell table:formula="of:=[.J1191]*[.E1191]*(1/[.J$2])+[.I$1]" office:value-type="float" office:value="14745.1485061646">
            <text:p>14745</text:p>
          </table:table-cell>
          <table:table-cell table:formula="of:=[.F1191]-[.K1191]" office:value-type="float" office:value="24.8514938354492">
            <text:p>25</text:p>
          </table:table-cell>
        </table:table-row>
        <table:table-row table:style-name="ro1">
          <table:table-cell office:value-type="string">
            <text:p><text:s text:c="2"/>1187</text:p>
          </table:table-cell>
          <table:table-cell office:value-type="string">
            <text:p><text:s text:c="3"/>3767</text:p>
          </table:table-cell>
          <table:table-cell office:value-type="string">
            <text:p><text:s text:c="2"/>14819</text:p>
          </table:table-cell>
          <table:table-cell office:value-type="string">
            <text:p><text:s text:c="6"/>8</text:p>
          </table:table-cell>
          <table:table-cell table:formula="of:=[.B1192]/1" office:value-type="float" office:value="3767">
            <text:p>3767</text:p>
          </table:table-cell>
          <table:table-cell table:formula="of:=[.C1192]/1" office:value-type="float" office:value="14819">
            <text:p>14819</text:p>
          </table:table-cell>
          <table:table-cell table:formula="of:=[.G$1]+[.E1192]*([.G$2]+[.E1192]*([.G$3]+[.G$4]*[.E1192]))" office:value-type="float" office:value="14778.907997584">
            <text:p>14778.908</text:p>
          </table:table-cell>
          <table:table-cell table:formula="of:=[.F1192]-[.G1192]" office:value-type="float" office:value="40.0920024160368">
            <text:p>40.092</text:p>
          </table:table-cell>
          <table:table-cell table:formula="of:=INT([.I$4]*[.E1192]*([.J$3]/[.J$4])+[.I$3])" office:value-type="float" office:value="189304843">
            <text:p>189304843</text:p>
          </table:table-cell>
          <table:table-cell table:formula="of:=INT([.I1192]*[.E1192]*([.J$2]/[.J$3]))+[.I$2]" office:value-type="float" office:value="-120889">
            <text:p>-120889</text:p>
          </table:table-cell>
          <table:table-cell table:formula="of:=[.J1192]*[.E1192]*(1/[.J$2])+[.I$1]" office:value-type="float" office:value="14778.4146747589">
            <text:p>14778</text:p>
          </table:table-cell>
          <table:table-cell table:formula="of:=[.F1192]-[.K1192]" office:value-type="float" office:value="40.5853252410889">
            <text:p>41</text:p>
          </table:table-cell>
        </table:table-row>
        <table:table-row table:style-name="ro1">
          <table:table-cell office:value-type="string">
            <text:p><text:s text:c="2"/>1188</text:p>
          </table:table-cell>
          <table:table-cell office:value-type="string">
            <text:p><text:s text:c="3"/>3771</text:p>
          </table:table-cell>
          <table:table-cell office:value-type="string">
            <text:p><text:s text:c="2"/>14833</text:p>
          </table:table-cell>
          <table:table-cell office:value-type="string">
            <text:p><text:s text:c="6"/>9</text:p>
          </table:table-cell>
          <table:table-cell table:formula="of:=[.B1193]/1" office:value-type="float" office:value="3771">
            <text:p>3771</text:p>
          </table:table-cell>
          <table:table-cell table:formula="of:=[.C1193]/1" office:value-type="float" office:value="14833">
            <text:p>14833</text:p>
          </table:table-cell>
          <table:table-cell table:formula="of:=[.G$1]+[.E1193]*([.G$2]+[.E1193]*([.G$3]+[.G$4]*[.E1193]))" office:value-type="float" office:value="14823.3551068978">
            <text:p>14823.355</text:p>
          </table:table-cell>
          <table:table-cell table:formula="of:=[.F1193]-[.G1193]" office:value-type="float" office:value="9.64489310223325">
            <text:p>9.645</text:p>
          </table:table-cell>
          <table:table-cell table:formula="of:=INT([.I$4]*[.E1193]*([.J$3]/[.J$4])+[.I$3])" office:value-type="float" office:value="189323287">
            <text:p>189323287</text:p>
          </table:table-cell>
          <table:table-cell table:formula="of:=INT([.I1193]*[.E1193]*([.J$2]/[.J$3]))+[.I$2]" office:value-type="float" office:value="-114581">
            <text:p>-114581</text:p>
          </table:table-cell>
          <table:table-cell table:formula="of:=[.J1193]*[.E1193]*(1/[.J$2])+[.I$1]" office:value-type="float" office:value="14822.8633594513">
            <text:p>14823</text:p>
          </table:table-cell>
          <table:table-cell table:formula="of:=[.F1193]-[.K1193]" office:value-type="float" office:value="10.1366405487061">
            <text:p>10</text:p>
          </table:table-cell>
        </table:table-row>
        <table:table-row table:style-name="ro1">
          <table:table-cell office:value-type="string">
            <text:p><text:s text:c="2"/>1189</text:p>
          </table:table-cell>
          <table:table-cell office:value-type="string">
            <text:p><text:s text:c="3"/>3774</text:p>
          </table:table-cell>
          <table:table-cell office:value-type="string">
            <text:p><text:s text:c="2"/>14875</text:p>
          </table:table-cell>
          <table:table-cell office:value-type="string">
            <text:p><text:s text:c="6"/>9</text:p>
          </table:table-cell>
          <table:table-cell table:formula="of:=[.B1194]/1" office:value-type="float" office:value="3774">
            <text:p>3774</text:p>
          </table:table-cell>
          <table:table-cell table:formula="of:=[.C1194]/1" office:value-type="float" office:value="14875">
            <text:p>14875</text:p>
          </table:table-cell>
          <table:table-cell table:formula="of:=[.G$1]+[.E1194]*([.G$2]+[.E1194]*([.G$3]+[.G$4]*[.E1194]))" office:value-type="float" office:value="14856.7589202679">
            <text:p>14856.759</text:p>
          </table:table-cell>
          <table:table-cell table:formula="of:=[.F1194]-[.G1194]" office:value-type="float" office:value="18.2410797321172">
            <text:p>18.241</text:p>
          </table:table-cell>
          <table:table-cell table:formula="of:=INT([.I$4]*[.E1194]*([.J$3]/[.J$4])+[.I$3])" office:value-type="float" office:value="189337120">
            <text:p>189337120</text:p>
          </table:table-cell>
          <table:table-cell table:formula="of:=INT([.I1194]*[.E1194]*([.J$2]/[.J$3]))+[.I$2]" office:value-type="float" office:value="-109849">
            <text:p>-109849</text:p>
          </table:table-cell>
          <table:table-cell table:formula="of:=[.J1194]*[.E1194]*(1/[.J$2])+[.I$1]" office:value-type="float" office:value="14856.270236969">
            <text:p>14856</text:p>
          </table:table-cell>
          <table:table-cell table:formula="of:=[.F1194]-[.K1194]" office:value-type="float" office:value="18.7297630310059">
            <text:p>19</text:p>
          </table:table-cell>
        </table:table-row>
        <table:table-row table:style-name="ro1">
          <table:table-cell office:value-type="string">
            <text:p><text:s text:c="2"/>1190</text:p>
          </table:table-cell>
          <table:table-cell office:value-type="string">
            <text:p><text:s text:c="3"/>3775</text:p>
          </table:table-cell>
          <table:table-cell office:value-type="string">
            <text:p><text:s text:c="2"/>14911</text:p>
          </table:table-cell>
          <table:table-cell office:value-type="string">
            <text:p><text:s text:c="6"/>8</text:p>
          </table:table-cell>
          <table:table-cell table:formula="of:=[.B1195]/1" office:value-type="float" office:value="3775">
            <text:p>3775</text:p>
          </table:table-cell>
          <table:table-cell table:formula="of:=[.C1195]/1" office:value-type="float" office:value="14911">
            <text:p>14911</text:p>
          </table:table-cell>
          <table:table-cell table:formula="of:=[.G$1]+[.E1195]*([.G$2]+[.E1195]*([.G$3]+[.G$4]*[.E1195]))" office:value-type="float" office:value="14867.9065709451">
            <text:p>14867.907</text:p>
          </table:table-cell>
          <table:table-cell table:formula="of:=[.F1195]-[.G1195]" office:value-type="float" office:value="43.0934290549194">
            <text:p>43.093</text:p>
          </table:table-cell>
          <table:table-cell table:formula="of:=INT([.I$4]*[.E1195]*([.J$3]/[.J$4])+[.I$3])" office:value-type="float" office:value="189341731">
            <text:p>189341731</text:p>
          </table:table-cell>
          <table:table-cell table:formula="of:=INT([.I1195]*[.E1195]*([.J$2]/[.J$3]))+[.I$2]" office:value-type="float" office:value="-108272">
            <text:p>-108272</text:p>
          </table:table-cell>
          <table:table-cell table:formula="of:=[.J1195]*[.E1195]*(1/[.J$2])+[.I$1]" office:value-type="float" office:value="14867.4154968262">
            <text:p>14867</text:p>
          </table:table-cell>
          <table:table-cell table:formula="of:=[.F1195]-[.K1195]" office:value-type="float" office:value="43.5845031738281">
            <text:p>44</text:p>
          </table:table-cell>
        </table:table-row>
        <table:table-row table:style-name="ro1">
          <table:table-cell office:value-type="string">
            <text:p><text:s text:c="2"/>1191</text:p>
          </table:table-cell>
          <table:table-cell office:value-type="string">
            <text:p><text:s text:c="3"/>3778</text:p>
          </table:table-cell>
          <table:table-cell office:value-type="string">
            <text:p><text:s text:c="2"/>14939</text:p>
          </table:table-cell>
          <table:table-cell office:value-type="string">
            <text:p><text:s text:c="6"/>9</text:p>
          </table:table-cell>
          <table:table-cell table:formula="of:=[.B1196]/1" office:value-type="float" office:value="3778">
            <text:p>3778</text:p>
          </table:table-cell>
          <table:table-cell table:formula="of:=[.C1196]/1" office:value-type="float" office:value="14939">
            <text:p>14939</text:p>
          </table:table-cell>
          <table:table-cell table:formula="of:=[.G$1]+[.E1196]*([.G$2]+[.E1196]*([.G$3]+[.G$4]*[.E1196]))" office:value-type="float" office:value="14901.3886672745">
            <text:p>14901.389</text:p>
          </table:table-cell>
          <table:table-cell table:formula="of:=[.F1196]-[.G1196]" office:value-type="float" office:value="37.6113327254661">
            <text:p>37.611</text:p>
          </table:table-cell>
          <table:table-cell table:formula="of:=INT([.I$4]*[.E1196]*([.J$3]/[.J$4])+[.I$3])" office:value-type="float" office:value="189355565">
            <text:p>189355565</text:p>
          </table:table-cell>
          <table:table-cell table:formula="of:=INT([.I1196]*[.E1196]*([.J$2]/[.J$3]))+[.I$2]" office:value-type="float" office:value="-103540">
            <text:p>-103540</text:p>
          </table:table-cell>
          <table:table-cell table:formula="of:=[.J1196]*[.E1196]*(1/[.J$2])+[.I$1]" office:value-type="float" office:value="14900.8945770264">
            <text:p>14901</text:p>
          </table:table-cell>
          <table:table-cell table:formula="of:=[.F1196]-[.K1196]" office:value-type="float" office:value="38.1054229736328">
            <text:p>38</text:p>
          </table:table-cell>
        </table:table-row>
        <table:table-row table:style-name="ro1">
          <table:table-cell office:value-type="string">
            <text:p><text:s text:c="2"/>1192</text:p>
          </table:table-cell>
          <table:table-cell office:value-type="string">
            <text:p><text:s text:c="3"/>3782</text:p>
          </table:table-cell>
          <table:table-cell office:value-type="string">
            <text:p><text:s text:c="2"/>14968</text:p>
          </table:table-cell>
          <table:table-cell office:value-type="string">
            <text:p><text:s text:c="6"/>8</text:p>
          </table:table-cell>
          <table:table-cell table:formula="of:=[.B1197]/1" office:value-type="float" office:value="3782">
            <text:p>3782</text:p>
          </table:table-cell>
          <table:table-cell table:formula="of:=[.C1197]/1" office:value-type="float" office:value="14968">
            <text:p>14968</text:p>
          </table:table-cell>
          <table:table-cell table:formula="of:=[.G$1]+[.E1197]*([.G$2]+[.E1197]*([.G$3]+[.G$4]*[.E1197]))" office:value-type="float" office:value="14946.1228141059">
            <text:p>14946.123</text:p>
          </table:table-cell>
          <table:table-cell table:formula="of:=[.F1197]-[.G1197]" office:value-type="float" office:value="21.8771858940909">
            <text:p>21.877</text:p>
          </table:table-cell>
          <table:table-cell table:formula="of:=INT([.I$4]*[.E1197]*([.J$3]/[.J$4])+[.I$3])" office:value-type="float" office:value="189374009">
            <text:p>189374009</text:p>
          </table:table-cell>
          <table:table-cell table:formula="of:=INT([.I1197]*[.E1197]*([.J$2]/[.J$3]))+[.I$2]" office:value-type="float" office:value="-97229">
            <text:p>-97229</text:p>
          </table:table-cell>
          <table:table-cell table:formula="of:=[.J1197]*[.E1197]*(1/[.J$2])+[.I$1]" office:value-type="float" office:value="14945.629611969">
            <text:p>14946</text:p>
          </table:table-cell>
          <table:table-cell table:formula="of:=[.F1197]-[.K1197]" office:value-type="float" office:value="22.3703880310059">
            <text:p>22</text:p>
          </table:table-cell>
        </table:table-row>
        <table:table-row table:style-name="ro1">
          <table:table-cell office:value-type="string">
            <text:p><text:s text:c="2"/>1193</text:p>
          </table:table-cell>
          <table:table-cell office:value-type="string">
            <text:p><text:s text:c="3"/>3785</text:p>
          </table:table-cell>
          <table:table-cell office:value-type="string">
            <text:p><text:s text:c="2"/>14999</text:p>
          </table:table-cell>
          <table:table-cell office:value-type="string">
            <text:p><text:s text:c="6"/>8</text:p>
          </table:table-cell>
          <table:table-cell table:formula="of:=[.B1198]/1" office:value-type="float" office:value="3785">
            <text:p>3785</text:p>
          </table:table-cell>
          <table:table-cell table:formula="of:=[.C1198]/1" office:value-type="float" office:value="14999">
            <text:p>14999</text:p>
          </table:table-cell>
          <table:table-cell table:formula="of:=[.G$1]+[.E1198]*([.G$2]+[.E1198]*([.G$3]+[.G$4]*[.E1198]))" office:value-type="float" office:value="14979.7419521145">
            <text:p>14979.742</text:p>
          </table:table-cell>
          <table:table-cell table:formula="of:=[.F1198]-[.G1198]" office:value-type="float" office:value="19.2580478854943">
            <text:p>19.258</text:p>
          </table:table-cell>
          <table:table-cell table:formula="of:=INT([.I$4]*[.E1198]*([.J$3]/[.J$4])+[.I$3])" office:value-type="float" office:value="189387842">
            <text:p>189387842</text:p>
          </table:table-cell>
          <table:table-cell table:formula="of:=INT([.I1198]*[.E1198]*([.J$2]/[.J$3]))+[.I$2]" office:value-type="float" office:value="-92495">
            <text:p>-92495</text:p>
          </table:table-cell>
          <table:table-cell table:formula="of:=[.J1198]*[.E1198]*(1/[.J$2])+[.I$1]" office:value-type="float" office:value="14979.2494983673">
            <text:p>14979</text:p>
          </table:table-cell>
          <table:table-cell table:formula="of:=[.F1198]-[.K1198]" office:value-type="float" office:value="19.7505016326904">
            <text:p>20</text:p>
          </table:table-cell>
        </table:table-row>
        <table:table-row table:style-name="ro1">
          <table:table-cell office:value-type="string">
            <text:p><text:s text:c="2"/>1194</text:p>
          </table:table-cell>
          <table:table-cell office:value-type="string">
            <text:p><text:s text:c="3"/>3788</text:p>
          </table:table-cell>
          <table:table-cell office:value-type="string">
            <text:p><text:s text:c="2"/>15043</text:p>
          </table:table-cell>
          <table:table-cell office:value-type="string">
            <text:p><text:s text:c="6"/>8</text:p>
          </table:table-cell>
          <table:table-cell table:formula="of:=[.B1199]/1" office:value-type="float" office:value="3788">
            <text:p>3788</text:p>
          </table:table-cell>
          <table:table-cell table:formula="of:=[.C1199]/1" office:value-type="float" office:value="15043">
            <text:p>15043</text:p>
          </table:table-cell>
          <table:table-cell table:formula="of:=[.G$1]+[.E1199]*([.G$2]+[.E1199]*([.G$3]+[.G$4]*[.E1199]))" office:value-type="float" office:value="15013.4198403883">
            <text:p>15013.420</text:p>
          </table:table-cell>
          <table:table-cell table:formula="of:=[.F1199]-[.G1199]" office:value-type="float" office:value="29.5801596116926">
            <text:p>29.580</text:p>
          </table:table-cell>
          <table:table-cell table:formula="of:=INT([.I$4]*[.E1199]*([.J$3]/[.J$4])+[.I$3])" office:value-type="float" office:value="189401675">
            <text:p>189401675</text:p>
          </table:table-cell>
          <table:table-cell table:formula="of:=INT([.I1199]*[.E1199]*([.J$2]/[.J$3]))+[.I$2]" office:value-type="float" office:value="-87760">
            <text:p>-87760</text:p>
          </table:table-cell>
          <table:table-cell table:formula="of:=[.J1199]*[.E1199]*(1/[.J$2])+[.I$1]" office:value-type="float" office:value="15012.9307861328">
            <text:p>15013</text:p>
          </table:table-cell>
          <table:table-cell table:formula="of:=[.F1199]-[.K1199]" office:value-type="float" office:value="30.0692138671875">
            <text:p>30</text:p>
          </table:table-cell>
        </table:table-row>
        <table:table-row table:style-name="ro1">
          <table:table-cell office:value-type="string">
            <text:p><text:s text:c="2"/>1195</text:p>
          </table:table-cell>
          <table:table-cell office:value-type="string">
            <text:p><text:s text:c="3"/>3790</text:p>
          </table:table-cell>
          <table:table-cell office:value-type="string">
            <text:p><text:s text:c="2"/>15069</text:p>
          </table:table-cell>
          <table:table-cell office:value-type="string">
            <text:p><text:s text:c="6"/>8</text:p>
          </table:table-cell>
          <table:table-cell table:formula="of:=[.B1200]/1" office:value-type="float" office:value="3790">
            <text:p>3790</text:p>
          </table:table-cell>
          <table:table-cell table:formula="of:=[.C1200]/1" office:value-type="float" office:value="15069">
            <text:p>15069</text:p>
          </table:table-cell>
          <table:table-cell table:formula="of:=[.G$1]+[.E1200]*([.G$2]+[.E1200]*([.G$3]+[.G$4]*[.E1200]))" office:value-type="float" office:value="15035.9044103084">
            <text:p>15035.904</text:p>
          </table:table-cell>
          <table:table-cell table:formula="of:=[.F1200]-[.G1200]" office:value-type="float" office:value="33.0955896915984">
            <text:p>33.096</text:p>
          </table:table-cell>
          <table:table-cell table:formula="of:=INT([.I$4]*[.E1200]*([.J$3]/[.J$4])+[.I$3])" office:value-type="float" office:value="189410897">
            <text:p>189410897</text:p>
          </table:table-cell>
          <table:table-cell table:formula="of:=INT([.I1200]*[.E1200]*([.J$2]/[.J$3]))+[.I$2]" office:value-type="float" office:value="-84604">
            <text:p>-84604</text:p>
          </table:table-cell>
          <table:table-cell table:formula="of:=[.J1200]*[.E1200]*(1/[.J$2])+[.I$1]" office:value-type="float" office:value="15035.4102630615">
            <text:p>15035</text:p>
          </table:table-cell>
          <table:table-cell table:formula="of:=[.F1200]-[.K1200]" office:value-type="float" office:value="33.5897369384766">
            <text:p>34</text:p>
          </table:table-cell>
        </table:table-row>
        <table:table-row table:style-name="ro1">
          <table:table-cell office:value-type="string">
            <text:p><text:s text:c="2"/>1196</text:p>
          </table:table-cell>
          <table:table-cell office:value-type="string">
            <text:p><text:s text:c="3"/>3793</text:p>
          </table:table-cell>
          <table:table-cell office:value-type="string">
            <text:p><text:s text:c="2"/>15104</text:p>
          </table:table-cell>
          <table:table-cell office:value-type="string">
            <text:p><text:s text:c="6"/>7</text:p>
          </table:table-cell>
          <table:table-cell table:formula="of:=[.B1201]/1" office:value-type="float" office:value="3793">
            <text:p>3793</text:p>
          </table:table-cell>
          <table:table-cell table:formula="of:=[.C1201]/1" office:value-type="float" office:value="15104">
            <text:p>15104</text:p>
          </table:table-cell>
          <table:table-cell table:formula="of:=[.G$1]+[.E1201]*([.G$2]+[.E1201]*([.G$3]+[.G$4]*[.E1201]))" office:value-type="float" office:value="15069.6802398469">
            <text:p>15069.680</text:p>
          </table:table-cell>
          <table:table-cell table:formula="of:=[.F1201]-[.G1201]" office:value-type="float" office:value="34.3197601531283">
            <text:p>34.320</text:p>
          </table:table-cell>
          <table:table-cell table:formula="of:=INT([.I$4]*[.E1201]*([.J$3]/[.J$4])+[.I$3])" office:value-type="float" office:value="189424731">
            <text:p>189424731</text:p>
          </table:table-cell>
          <table:table-cell table:formula="of:=INT([.I1201]*[.E1201]*([.J$2]/[.J$3]))+[.I$2]" office:value-type="float" office:value="-79868">
            <text:p>-79868</text:p>
          </table:table-cell>
          <table:table-cell table:formula="of:=[.J1201]*[.E1201]*(1/[.J$2])+[.I$1]" office:value-type="float" office:value="15069.1890945435">
            <text:p>15069</text:p>
          </table:table-cell>
          <table:table-cell table:formula="of:=[.F1201]-[.K1201]" office:value-type="float" office:value="34.810905456543">
            <text:p>35</text:p>
          </table:table-cell>
        </table:table-row>
        <table:table-row table:style-name="ro1">
          <table:table-cell office:value-type="string">
            <text:p><text:s text:c="2"/>1197</text:p>
          </table:table-cell>
          <table:table-cell office:value-type="string">
            <text:p><text:s text:c="3"/>3796</text:p>
          </table:table-cell>
          <table:table-cell office:value-type="string">
            <text:p><text:s text:c="2"/>15131</text:p>
          </table:table-cell>
          <table:table-cell office:value-type="string">
            <text:p><text:s text:c="5"/>10</text:p>
          </table:table-cell>
          <table:table-cell table:formula="of:=[.B1202]/1" office:value-type="float" office:value="3796">
            <text:p>3796</text:p>
          </table:table-cell>
          <table:table-cell table:formula="of:=[.C1202]/1" office:value-type="float" office:value="15131">
            <text:p>15131</text:p>
          </table:table-cell>
          <table:table-cell table:formula="of:=[.G$1]+[.E1202]*([.G$2]+[.E1202]*([.G$3]+[.G$4]*[.E1202]))" office:value-type="float" office:value="15103.5148486378">
            <text:p>15103.515</text:p>
          </table:table-cell>
          <table:table-cell table:formula="of:=[.F1202]-[.G1202]" office:value-type="float" office:value="27.4851513622507">
            <text:p>27.485</text:p>
          </table:table-cell>
          <table:table-cell table:formula="of:=INT([.I$4]*[.E1202]*([.J$3]/[.J$4])+[.I$3])" office:value-type="float" office:value="189438564">
            <text:p>189438564</text:p>
          </table:table-cell>
          <table:table-cell table:formula="of:=INT([.I1202]*[.E1202]*([.J$2]/[.J$3]))+[.I$2]" office:value-type="float" office:value="-75132">
            <text:p>-75132</text:p>
          </table:table-cell>
          <table:table-cell table:formula="of:=[.J1202]*[.E1202]*(1/[.J$2])+[.I$1]" office:value-type="float" office:value="15103.0221252441">
            <text:p>15103</text:p>
          </table:table-cell>
          <table:table-cell table:formula="of:=[.F1202]-[.K1202]" office:value-type="float" office:value="27.9778747558594">
            <text:p>28</text:p>
          </table:table-cell>
        </table:table-row>
        <table:table-row table:style-name="ro1">
          <table:table-cell office:value-type="string">
            <text:p><text:s text:c="2"/>1198</text:p>
          </table:table-cell>
          <table:table-cell office:value-type="string">
            <text:p><text:s text:c="3"/>3800</text:p>
          </table:table-cell>
          <table:table-cell office:value-type="string">
            <text:p><text:s text:c="2"/>15164</text:p>
          </table:table-cell>
          <table:table-cell office:value-type="string">
            <text:p><text:s text:c="6"/>9</text:p>
          </table:table-cell>
          <table:table-cell table:formula="of:=[.B1203]/1" office:value-type="float" office:value="3800">
            <text:p>3800</text:p>
          </table:table-cell>
          <table:table-cell table:formula="of:=[.C1203]/1" office:value-type="float" office:value="15164">
            <text:p>15164</text:p>
          </table:table-cell>
          <table:table-cell table:formula="of:=[.G$1]+[.E1203]*([.G$2]+[.E1203]*([.G$3]+[.G$4]*[.E1203]))" office:value-type="float" office:value="15148.7191135395">
            <text:p>15148.719</text:p>
          </table:table-cell>
          <table:table-cell table:formula="of:=[.F1203]-[.G1203]" office:value-type="float" office:value="15.2808864604522">
            <text:p>15.281</text:p>
          </table:table-cell>
          <table:table-cell table:formula="of:=INT([.I$4]*[.E1203]*([.J$3]/[.J$4])+[.I$3])" office:value-type="float" office:value="189457008">
            <text:p>189457008</text:p>
          </table:table-cell>
          <table:table-cell table:formula="of:=INT([.I1203]*[.E1203]*([.J$2]/[.J$3]))+[.I$2]" office:value-type="float" office:value="-68816">
            <text:p>-68816</text:p>
          </table:table-cell>
          <table:table-cell table:formula="of:=[.J1203]*[.E1203]*(1/[.J$2])+[.I$1]" office:value-type="float" office:value="15148.2268066406">
            <text:p>15148</text:p>
          </table:table-cell>
          <table:table-cell table:formula="of:=[.F1203]-[.K1203]" office:value-type="float" office:value="15.773193359375">
            <text:p>16</text:p>
          </table:table-cell>
        </table:table-row>
        <table:table-row table:style-name="ro1">
          <table:table-cell office:value-type="string">
            <text:p><text:s text:c="2"/>1199</text:p>
          </table:table-cell>
          <table:table-cell office:value-type="string">
            <text:p><text:s text:c="3"/>3803</text:p>
          </table:table-cell>
          <table:table-cell office:value-type="string">
            <text:p><text:s text:c="2"/>15198</text:p>
          </table:table-cell>
          <table:table-cell office:value-type="string">
            <text:p><text:s text:c="6"/>9</text:p>
          </table:table-cell>
          <table:table-cell table:formula="of:=[.B1204]/1" office:value-type="float" office:value="3803">
            <text:p>3803</text:p>
          </table:table-cell>
          <table:table-cell table:formula="of:=[.C1204]/1" office:value-type="float" office:value="15198">
            <text:p>15198</text:p>
          </table:table-cell>
          <table:table-cell table:formula="of:=[.G$1]+[.E1204]*([.G$2]+[.E1204]*([.G$3]+[.G$4]*[.E1204]))" office:value-type="float" office:value="15182.6909161924">
            <text:p>15182.691</text:p>
          </table:table-cell>
          <table:table-cell table:formula="of:=[.F1204]-[.G1204]" office:value-type="float" office:value="15.3090838076387">
            <text:p>15.309</text:p>
          </table:table-cell>
          <table:table-cell table:formula="of:=INT([.I$4]*[.E1204]*([.J$3]/[.J$4])+[.I$3])" office:value-type="float" office:value="189470841">
            <text:p>189470841</text:p>
          </table:table-cell>
          <table:table-cell table:formula="of:=INT([.I1204]*[.E1204]*([.J$2]/[.J$3]))+[.I$2]" office:value-type="float" office:value="-64078">
            <text:p>-64078</text:p>
          </table:table-cell>
          <table:table-cell table:formula="of:=[.J1204]*[.E1204]*(1/[.J$2])+[.I$1]" office:value-type="float" office:value="15182.2008171082">
            <text:p>15182</text:p>
          </table:table-cell>
          <table:table-cell table:formula="of:=[.F1204]-[.K1204]" office:value-type="float" office:value="15.7991828918457">
            <text:p>16</text:p>
          </table:table-cell>
        </table:table-row>
        <table:table-row table:style-name="ro1">
          <table:table-cell office:value-type="string">
            <text:p><text:s text:c="2"/>1200</text:p>
          </table:table-cell>
          <table:table-cell office:value-type="string">
            <text:p><text:s text:c="3"/>3806</text:p>
          </table:table-cell>
          <table:table-cell office:value-type="string">
            <text:p><text:s text:c="2"/>15239</text:p>
          </table:table-cell>
          <table:table-cell office:value-type="string">
            <text:p><text:s text:c="6"/>8</text:p>
          </table:table-cell>
          <table:table-cell table:formula="of:=[.B1205]/1" office:value-type="float" office:value="3806">
            <text:p>3806</text:p>
          </table:table-cell>
          <table:table-cell table:formula="of:=[.C1205]/1" office:value-type="float" office:value="15239">
            <text:p>15239</text:p>
          </table:table-cell>
          <table:table-cell table:formula="of:=[.G$1]+[.E1205]*([.G$2]+[.E1205]*([.G$3]+[.G$4]*[.E1205]))" office:value-type="float" office:value="15216.7215343316">
            <text:p>15216.722</text:p>
          </table:table-cell>
          <table:table-cell table:formula="of:=[.F1205]-[.G1205]" office:value-type="float" office:value="22.2784656684216">
            <text:p>22.278</text:p>
          </table:table-cell>
          <table:table-cell table:formula="of:=INT([.I$4]*[.E1205]*([.J$3]/[.J$4])+[.I$3])" office:value-type="float" office:value="189484674">
            <text:p>189484674</text:p>
          </table:table-cell>
          <table:table-cell table:formula="of:=INT([.I1205]*[.E1205]*([.J$2]/[.J$3]))+[.I$2]" office:value-type="float" office:value="-59340">
            <text:p>-59340</text:p>
          </table:table-cell>
          <table:table-cell table:formula="of:=[.J1205]*[.E1205]*(1/[.J$2])+[.I$1]" office:value-type="float" office:value="15216.2290496826">
            <text:p>15216</text:p>
          </table:table-cell>
          <table:table-cell table:formula="of:=[.F1205]-[.K1205]" office:value-type="float" office:value="22.7709503173828">
            <text:p>23</text:p>
          </table:table-cell>
        </table:table-row>
        <table:table-row table:style-name="ro1">
          <table:table-cell office:value-type="string">
            <text:p><text:s text:c="2"/>1201</text:p>
          </table:table-cell>
          <table:table-cell office:value-type="string">
            <text:p><text:s text:c="3"/>3809</text:p>
          </table:table-cell>
          <table:table-cell office:value-type="string">
            <text:p><text:s text:c="2"/>15275</text:p>
          </table:table-cell>
          <table:table-cell office:value-type="string">
            <text:p><text:s text:c="6"/>8</text:p>
          </table:table-cell>
          <table:table-cell table:formula="of:=[.B1206]/1" office:value-type="float" office:value="3809">
            <text:p>3809</text:p>
          </table:table-cell>
          <table:table-cell table:formula="of:=[.C1206]/1" office:value-type="float" office:value="15275">
            <text:p>15275</text:p>
          </table:table-cell>
          <table:table-cell table:formula="of:=[.G$1]+[.E1206]*([.G$2]+[.E1206]*([.G$3]+[.G$4]*[.E1206]))" office:value-type="float" office:value="15250.8109788274">
            <text:p>15250.811</text:p>
          </table:table-cell>
          <table:table-cell table:formula="of:=[.F1206]-[.G1206]" office:value-type="float" office:value="24.1890211725931">
            <text:p>24.189</text:p>
          </table:table-cell>
          <table:table-cell table:formula="of:=INT([.I$4]*[.E1206]*([.J$3]/[.J$4])+[.I$3])" office:value-type="float" office:value="189498508">
            <text:p>189498508</text:p>
          </table:table-cell>
          <table:table-cell table:formula="of:=INT([.I1206]*[.E1206]*([.J$2]/[.J$3]))+[.I$2]" office:value-type="float" office:value="-54601">
            <text:p>-54601</text:p>
          </table:table-cell>
          <table:table-cell table:formula="of:=[.J1206]*[.E1206]*(1/[.J$2])+[.I$1]" office:value-type="float" office:value="15250.318769455">
            <text:p>15250</text:p>
          </table:table-cell>
          <table:table-cell table:formula="of:=[.F1206]-[.K1206]" office:value-type="float" office:value="24.6812305450439">
            <text:p>25</text:p>
          </table:table-cell>
        </table:table-row>
        <table:table-row table:style-name="ro1">
          <table:table-cell office:value-type="string">
            <text:p><text:s text:c="2"/>1202</text:p>
          </table:table-cell>
          <table:table-cell office:value-type="string">
            <text:p><text:s text:c="3"/>3810</text:p>
          </table:table-cell>
          <table:table-cell office:value-type="string">
            <text:p><text:s text:c="2"/>15306</text:p>
          </table:table-cell>
          <table:table-cell office:value-type="string">
            <text:p><text:s text:c="6"/>8</text:p>
          </table:table-cell>
          <table:table-cell table:formula="of:=[.B1207]/1" office:value-type="float" office:value="3810">
            <text:p>3810</text:p>
          </table:table-cell>
          <table:table-cell table:formula="of:=[.C1207]/1" office:value-type="float" office:value="15306">
            <text:p>15306</text:p>
          </table:table-cell>
          <table:table-cell table:formula="of:=[.G$1]+[.E1207]*([.G$2]+[.E1207]*([.G$3]+[.G$4]*[.E1207]))" office:value-type="float" office:value="15262.1872013952">
            <text:p>15262.187</text:p>
          </table:table-cell>
          <table:table-cell table:formula="of:=[.F1207]-[.G1207]" office:value-type="float" office:value="43.8127986048312">
            <text:p>43.813</text:p>
          </table:table-cell>
          <table:table-cell table:formula="of:=INT([.I$4]*[.E1207]*([.J$3]/[.J$4])+[.I$3])" office:value-type="float" office:value="189503119">
            <text:p>189503119</text:p>
          </table:table-cell>
          <table:table-cell table:formula="of:=INT([.I1207]*[.E1207]*([.J$2]/[.J$3]))+[.I$2]" office:value-type="float" office:value="-53021">
            <text:p>-53021</text:p>
          </table:table-cell>
          <table:table-cell table:formula="of:=[.J1207]*[.E1207]*(1/[.J$2])+[.I$1]" office:value-type="float" office:value="15261.6964836121">
            <text:p>15262</text:p>
          </table:table-cell>
          <table:table-cell table:formula="of:=[.F1207]-[.K1207]" office:value-type="float" office:value="44.3035163879395">
            <text:p>44</text:p>
          </table:table-cell>
        </table:table-row>
        <table:table-row table:style-name="ro1">
          <table:table-cell office:value-type="string">
            <text:p><text:s text:c="2"/>1203</text:p>
          </table:table-cell>
          <table:table-cell office:value-type="string">
            <text:p><text:s text:c="3"/>3814</text:p>
          </table:table-cell>
          <table:table-cell office:value-type="string">
            <text:p><text:s text:c="2"/>15330</text:p>
          </table:table-cell>
          <table:table-cell office:value-type="string">
            <text:p><text:s text:c="6"/>7</text:p>
          </table:table-cell>
          <table:table-cell table:formula="of:=[.B1208]/1" office:value-type="float" office:value="3814">
            <text:p>3814</text:p>
          </table:table-cell>
          <table:table-cell table:formula="of:=[.C1208]/1" office:value-type="float" office:value="15330">
            <text:p>15330</text:p>
          </table:table-cell>
          <table:table-cell table:formula="of:=[.G$1]+[.E1208]*([.G$2]+[.E1208]*([.G$3]+[.G$4]*[.E1208]))" office:value-type="float" office:value="15307.7574744147">
            <text:p>15307.757</text:p>
          </table:table-cell>
          <table:table-cell table:formula="of:=[.F1208]-[.G1208]" office:value-type="float" office:value="22.2425255853286">
            <text:p>22.243</text:p>
          </table:table-cell>
          <table:table-cell table:formula="of:=INT([.I$4]*[.E1208]*([.J$3]/[.J$4])+[.I$3])" office:value-type="float" office:value="189521563">
            <text:p>189521563</text:p>
          </table:table-cell>
          <table:table-cell table:formula="of:=INT([.I1208]*[.E1208]*([.J$2]/[.J$3]))+[.I$2]" office:value-type="float" office:value="-46701">
            <text:p>-46701</text:p>
          </table:table-cell>
          <table:table-cell table:formula="of:=[.J1208]*[.E1208]*(1/[.J$2])+[.I$1]" office:value-type="float" office:value="15307.2676124573">
            <text:p>15307</text:p>
          </table:table-cell>
          <table:table-cell table:formula="of:=[.F1208]-[.K1208]" office:value-type="float" office:value="22.7323875427246">
            <text:p>23</text:p>
          </table:table-cell>
        </table:table-row>
        <table:table-row table:style-name="ro1">
          <table:table-cell office:value-type="string">
            <text:p><text:s text:c="2"/>1204</text:p>
          </table:table-cell>
          <table:table-cell office:value-type="string">
            <text:p><text:s text:c="3"/>3817</text:p>
          </table:table-cell>
          <table:table-cell office:value-type="string">
            <text:p><text:s text:c="2"/>15372</text:p>
          </table:table-cell>
          <table:table-cell office:value-type="string">
            <text:p><text:s text:c="6"/>8</text:p>
          </table:table-cell>
          <table:table-cell table:formula="of:=[.B1209]/1" office:value-type="float" office:value="3817">
            <text:p>3817</text:p>
          </table:table-cell>
          <table:table-cell table:formula="of:=[.C1209]/1" office:value-type="float" office:value="15372">
            <text:p>15372</text:p>
          </table:table-cell>
          <table:table-cell table:formula="of:=[.G$1]+[.E1209]*([.G$2]+[.E1209]*([.G$3]+[.G$4]*[.E1209]))" office:value-type="float" office:value="15342.003842338">
            <text:p>15342.004</text:p>
          </table:table-cell>
          <table:table-cell table:formula="of:=[.F1209]-[.G1209]" office:value-type="float" office:value="29.9961576620262">
            <text:p>29.996</text:p>
          </table:table-cell>
          <table:table-cell table:formula="of:=INT([.I$4]*[.E1209]*([.J$3]/[.J$4])+[.I$3])" office:value-type="float" office:value="189535396">
            <text:p>189535396</text:p>
          </table:table-cell>
          <table:table-cell table:formula="of:=INT([.I1209]*[.E1209]*([.J$2]/[.J$3]))+[.I$2]" office:value-type="float" office:value="-41961">
            <text:p>-41961</text:p>
          </table:table-cell>
          <table:table-cell table:formula="of:=[.J1209]*[.E1209]*(1/[.J$2])+[.I$1]" office:value-type="float" office:value="15341.5092449188">
            <text:p>15342</text:p>
          </table:table-cell>
          <table:table-cell table:formula="of:=[.F1209]-[.K1209]" office:value-type="float" office:value="30.4907550811768">
            <text:p>30</text:p>
          </table:table-cell>
        </table:table-row>
        <table:table-row table:style-name="ro1">
          <table:table-cell office:value-type="string">
            <text:p><text:s text:c="2"/>1205</text:p>
          </table:table-cell>
          <table:table-cell office:value-type="string">
            <text:p><text:s text:c="3"/>3820</text:p>
          </table:table-cell>
          <table:table-cell office:value-type="string">
            <text:p><text:s text:c="2"/>15398</text:p>
          </table:table-cell>
          <table:table-cell office:value-type="string">
            <text:p><text:s text:c="6"/>7</text:p>
          </table:table-cell>
          <table:table-cell table:formula="of:=[.B1210]/1" office:value-type="float" office:value="3820">
            <text:p>3820</text:p>
          </table:table-cell>
          <table:table-cell table:formula="of:=[.C1210]/1" office:value-type="float" office:value="15398">
            <text:p>15398</text:p>
          </table:table-cell>
          <table:table-cell table:formula="of:=[.G$1]+[.E1210]*([.G$2]+[.E1210]*([.G$3]+[.G$4]*[.E1210]))" office:value-type="float" office:value="15376.3090764753">
            <text:p>15376.309</text:p>
          </table:table-cell>
          <table:table-cell table:formula="of:=[.F1210]-[.G1210]" office:value-type="float" office:value="21.690923524724">
            <text:p>21.691</text:p>
          </table:table-cell>
          <table:table-cell table:formula="of:=INT([.I$4]*[.E1210]*([.J$3]/[.J$4])+[.I$3])" office:value-type="float" office:value="189549229">
            <text:p>189549229</text:p>
          </table:table-cell>
          <table:table-cell table:formula="of:=INT([.I1210]*[.E1210]*([.J$2]/[.J$3]))+[.I$2]" office:value-type="float" office:value="-37219">
            <text:p>-37219</text:p>
          </table:table-cell>
          <table:table-cell table:formula="of:=[.J1210]*[.E1210]*(1/[.J$2])+[.I$1]" office:value-type="float" office:value="15375.819694519">
            <text:p>15376</text:p>
          </table:table-cell>
          <table:table-cell table:formula="of:=[.F1210]-[.K1210]" office:value-type="float" office:value="22.180305480957">
            <text:p>22</text:p>
          </table:table-cell>
        </table:table-row>
        <table:table-row table:style-name="ro1">
          <table:table-cell office:value-type="string">
            <text:p><text:s text:c="2"/>1206</text:p>
          </table:table-cell>
          <table:table-cell office:value-type="string">
            <text:p><text:s text:c="3"/>3822</text:p>
          </table:table-cell>
          <table:table-cell office:value-type="string">
            <text:p><text:s text:c="2"/>15432</text:p>
          </table:table-cell>
          <table:table-cell office:value-type="string">
            <text:p><text:s text:c="6"/>9</text:p>
          </table:table-cell>
          <table:table-cell table:formula="of:=[.B1211]/1" office:value-type="float" office:value="3822">
            <text:p>3822</text:p>
          </table:table-cell>
          <table:table-cell table:formula="of:=[.C1211]/1" office:value-type="float" office:value="15432">
            <text:p>15432</text:p>
          </table:table-cell>
          <table:table-cell table:formula="of:=[.G$1]+[.E1211]*([.G$2]+[.E1211]*([.G$3]+[.G$4]*[.E1211]))" office:value-type="float" office:value="15399.211941387">
            <text:p>15399.212</text:p>
          </table:table-cell>
          <table:table-cell table:formula="of:=[.F1211]-[.G1211]" office:value-type="float" office:value="32.7880586129704">
            <text:p>32.788</text:p>
          </table:table-cell>
          <table:table-cell table:formula="of:=INT([.I$4]*[.E1211]*([.J$3]/[.J$4])+[.I$3])" office:value-type="float" office:value="189558451">
            <text:p>189558451</text:p>
          </table:table-cell>
          <table:table-cell table:formula="of:=INT([.I1211]*[.E1211]*([.J$2]/[.J$3]))+[.I$2]" office:value-type="float" office:value="-34058">
            <text:p>-34058</text:p>
          </table:table-cell>
          <table:table-cell table:formula="of:=[.J1211]*[.E1211]*(1/[.J$2])+[.I$1]" office:value-type="float" office:value="15398.7210464478">
            <text:p>15399</text:p>
          </table:table-cell>
          <table:table-cell table:formula="of:=[.F1211]-[.K1211]" office:value-type="float" office:value="33.2789535522461">
            <text:p>33</text:p>
          </table:table-cell>
        </table:table-row>
        <table:table-row table:style-name="ro1">
          <table:table-cell office:value-type="string">
            <text:p><text:s text:c="2"/>1207</text:p>
          </table:table-cell>
          <table:table-cell office:value-type="string">
            <text:p><text:s text:c="3"/>3825</text:p>
          </table:table-cell>
          <table:table-cell office:value-type="string">
            <text:p><text:s text:c="2"/>15468</text:p>
          </table:table-cell>
          <table:table-cell office:value-type="string">
            <text:p><text:s text:c="6"/>8</text:p>
          </table:table-cell>
          <table:table-cell table:formula="of:=[.B1212]/1" office:value-type="float" office:value="3825">
            <text:p>3825</text:p>
          </table:table-cell>
          <table:table-cell table:formula="of:=[.C1212]/1" office:value-type="float" office:value="15468">
            <text:p>15468</text:p>
          </table:table-cell>
          <table:table-cell table:formula="of:=[.G$1]+[.E1212]*([.G$2]+[.E1212]*([.G$3]+[.G$4]*[.E1212]))" office:value-type="float" office:value="15433.615310037">
            <text:p>15433.615</text:p>
          </table:table-cell>
          <table:table-cell table:formula="of:=[.F1212]-[.G1212]" office:value-type="float" office:value="34.3846899629971">
            <text:p>34.385</text:p>
          </table:table-cell>
          <table:table-cell table:formula="of:=INT([.I$4]*[.E1212]*([.J$3]/[.J$4])+[.I$3])" office:value-type="float" office:value="189572285">
            <text:p>189572285</text:p>
          </table:table-cell>
          <table:table-cell table:formula="of:=INT([.I1212]*[.E1212]*([.J$2]/[.J$3]))+[.I$2]" office:value-type="float" office:value="-29316">
            <text:p>-29316</text:p>
          </table:table-cell>
          <table:table-cell table:formula="of:=[.J1212]*[.E1212]*(1/[.J$2])+[.I$1]" office:value-type="float" office:value="15433.1219406128">
            <text:p>15433</text:p>
          </table:table-cell>
          <table:table-cell table:formula="of:=[.F1212]-[.K1212]" office:value-type="float" office:value="34.878059387207">
            <text:p>35</text:p>
          </table:table-cell>
        </table:table-row>
        <table:table-row table:style-name="ro1">
          <table:table-cell office:value-type="string">
            <text:p><text:s text:c="2"/>1208</text:p>
          </table:table-cell>
          <table:table-cell office:value-type="string">
            <text:p><text:s text:c="3"/>3828</text:p>
          </table:table-cell>
          <table:table-cell office:value-type="string">
            <text:p><text:s text:c="2"/>15495</text:p>
          </table:table-cell>
          <table:table-cell office:value-type="string">
            <text:p><text:s text:c="6"/>9</text:p>
          </table:table-cell>
          <table:table-cell table:formula="of:=[.B1213]/1" office:value-type="float" office:value="3828">
            <text:p>3828</text:p>
          </table:table-cell>
          <table:table-cell table:formula="of:=[.C1213]/1" office:value-type="float" office:value="15495">
            <text:p>15495</text:p>
          </table:table-cell>
          <table:table-cell table:formula="of:=[.G$1]+[.E1213]*([.G$2]+[.E1213]*([.G$3]+[.G$4]*[.E1213]))" office:value-type="float" office:value="15468.0775738882">
            <text:p>15468.078</text:p>
          </table:table-cell>
          <table:table-cell table:formula="of:=[.F1213]-[.G1213]" office:value-type="float" office:value="26.922426111827">
            <text:p>26.922</text:p>
          </table:table-cell>
          <table:table-cell table:formula="of:=INT([.I$4]*[.E1213]*([.J$3]/[.J$4])+[.I$3])" office:value-type="float" office:value="189586118">
            <text:p>189586118</text:p>
          </table:table-cell>
          <table:table-cell table:formula="of:=INT([.I1213]*[.E1213]*([.J$2]/[.J$3]))+[.I$2]" office:value-type="float" office:value="-24573">
            <text:p>-24573</text:p>
          </table:table-cell>
          <table:table-cell table:formula="of:=[.J1213]*[.E1213]*(1/[.J$2])+[.I$1]" office:value-type="float" office:value="15467.5844039917">
            <text:p>15468</text:p>
          </table:table-cell>
          <table:table-cell table:formula="of:=[.F1213]-[.K1213]" office:value-type="float" office:value="27.4155960083008">
            <text:p>27</text:p>
          </table:table-cell>
        </table:table-row>
        <table:table-row table:style-name="ro1">
          <table:table-cell office:value-type="string">
            <text:p><text:s text:c="2"/>1209</text:p>
          </table:table-cell>
          <table:table-cell office:value-type="string">
            <text:p><text:s text:c="3"/>3832</text:p>
          </table:table-cell>
          <table:table-cell office:value-type="string">
            <text:p><text:s text:c="2"/>15534</text:p>
          </table:table-cell>
          <table:table-cell office:value-type="string">
            <text:p><text:s text:c="6"/>9</text:p>
          </table:table-cell>
          <table:table-cell table:formula="of:=[.B1214]/1" office:value-type="float" office:value="3832">
            <text:p>3832</text:p>
          </table:table-cell>
          <table:table-cell table:formula="of:=[.C1214]/1" office:value-type="float" office:value="15534">
            <text:p>15534</text:p>
          </table:table-cell>
          <table:table-cell table:formula="of:=[.G$1]+[.E1214]*([.G$2]+[.E1214]*([.G$3]+[.G$4]*[.E1214]))" office:value-type="float" office:value="15514.1188925685">
            <text:p>15514.119</text:p>
          </table:table-cell>
          <table:table-cell table:formula="of:=[.F1214]-[.G1214]" office:value-type="float" office:value="19.8811074314945">
            <text:p>19.881</text:p>
          </table:table-cell>
          <table:table-cell table:formula="of:=INT([.I$4]*[.E1214]*([.J$3]/[.J$4])+[.I$3])" office:value-type="float" office:value="189604562">
            <text:p>189604562</text:p>
          </table:table-cell>
          <table:table-cell table:formula="of:=INT([.I1214]*[.E1214]*([.J$2]/[.J$3]))+[.I$2]" office:value-type="float" office:value="-18248">
            <text:p>-18248</text:p>
          </table:table-cell>
          <table:table-cell table:formula="of:=[.J1214]*[.E1214]*(1/[.J$2])+[.I$1]" office:value-type="float" office:value="15513.6260986328">
            <text:p>15514</text:p>
          </table:table-cell>
          <table:table-cell table:formula="of:=[.F1214]-[.K1214]" office:value-type="float" office:value="20.3739013671875">
            <text:p>20</text:p>
          </table:table-cell>
        </table:table-row>
        <table:table-row table:style-name="ro1">
          <table:table-cell office:value-type="string">
            <text:p><text:s text:c="2"/>1210</text:p>
          </table:table-cell>
          <table:table-cell office:value-type="string">
            <text:p><text:s text:c="3"/>3835</text:p>
          </table:table-cell>
          <table:table-cell office:value-type="string">
            <text:p><text:s text:c="2"/>15571</text:p>
          </table:table-cell>
          <table:table-cell office:value-type="string">
            <text:p><text:s text:c="6"/>9</text:p>
          </table:table-cell>
          <table:table-cell table:formula="of:=[.B1215]/1" office:value-type="float" office:value="3835">
            <text:p>3835</text:p>
          </table:table-cell>
          <table:table-cell table:formula="of:=[.C1215]/1" office:value-type="float" office:value="15571">
            <text:p>15571</text:p>
          </table:table-cell>
          <table:table-cell table:formula="of:=[.G$1]+[.E1215]*([.G$2]+[.E1215]*([.G$3]+[.G$4]*[.E1215]))" office:value-type="float" office:value="15548.7186208288">
            <text:p>15548.719</text:p>
          </table:table-cell>
          <table:table-cell table:formula="of:=[.F1215]-[.G1215]" office:value-type="float" office:value="22.2813791711742">
            <text:p>22.281</text:p>
          </table:table-cell>
          <table:table-cell table:formula="of:=INT([.I$4]*[.E1215]*([.J$3]/[.J$4])+[.I$3])" office:value-type="float" office:value="189618395">
            <text:p>189618395</text:p>
          </table:table-cell>
          <table:table-cell table:formula="of:=INT([.I1215]*[.E1215]*([.J$2]/[.J$3]))+[.I$2]" office:value-type="float" office:value="-13503">
            <text:p>-13503</text:p>
          </table:table-cell>
          <table:table-cell table:formula="of:=[.J1215]*[.E1215]*(1/[.J$2])+[.I$1]" office:value-type="float" office:value="15548.2298488617">
            <text:p>15548</text:p>
          </table:table-cell>
          <table:table-cell table:formula="of:=[.F1215]-[.K1215]" office:value-type="float" office:value="22.7701511383057">
            <text:p>23</text:p>
          </table:table-cell>
        </table:table-row>
        <table:table-row table:style-name="ro1">
          <table:table-cell office:value-type="string">
            <text:p><text:s text:c="2"/>1211</text:p>
          </table:table-cell>
          <table:table-cell office:value-type="string">
            <text:p><text:s text:c="3"/>3838</text:p>
          </table:table-cell>
          <table:table-cell office:value-type="string">
            <text:p><text:s text:c="2"/>15600</text:p>
          </table:table-cell>
          <table:table-cell office:value-type="string">
            <text:p><text:s text:c="6"/>7</text:p>
          </table:table-cell>
          <table:table-cell table:formula="of:=[.B1216]/1" office:value-type="float" office:value="3838">
            <text:p>3838</text:p>
          </table:table-cell>
          <table:table-cell table:formula="of:=[.C1216]/1" office:value-type="float" office:value="15600">
            <text:p>15600</text:p>
          </table:table-cell>
          <table:table-cell table:formula="of:=[.G$1]+[.E1216]*([.G$2]+[.E1216]*([.G$3]+[.G$4]*[.E1216]))" office:value-type="float" office:value="15583.3772805243">
            <text:p>15583.377</text:p>
          </table:table-cell>
          <table:table-cell table:formula="of:=[.F1216]-[.G1216]" office:value-type="float" office:value="16.6227194756575">
            <text:p>16.623</text:p>
          </table:table-cell>
          <table:table-cell table:formula="of:=INT([.I$4]*[.E1216]*([.J$3]/[.J$4])+[.I$3])" office:value-type="float" office:value="189632228">
            <text:p>189632228</text:p>
          </table:table-cell>
          <table:table-cell table:formula="of:=INT([.I1216]*[.E1216]*([.J$2]/[.J$3]))+[.I$2]" office:value-type="float" office:value="-8758">
            <text:p>-8758</text:p>
          </table:table-cell>
          <table:table-cell table:formula="of:=[.J1216]*[.E1216]*(1/[.J$2])+[.I$1]" office:value-type="float" office:value="15582.8879013062">
            <text:p>15583</text:p>
          </table:table-cell>
          <table:table-cell table:formula="of:=[.F1216]-[.K1216]" office:value-type="float" office:value="17.1120986938477">
            <text:p>17</text:p>
          </table:table-cell>
        </table:table-row>
        <table:table-row table:style-name="ro1">
          <table:table-cell office:value-type="string">
            <text:p><text:s text:c="2"/>1212</text:p>
          </table:table-cell>
          <table:table-cell office:value-type="string">
            <text:p><text:s text:c="3"/>3840</text:p>
          </table:table-cell>
          <table:table-cell office:value-type="string">
            <text:p><text:s text:c="2"/>15637</text:p>
          </table:table-cell>
          <table:table-cell office:value-type="string">
            <text:p><text:s text:c="6"/>8</text:p>
          </table:table-cell>
          <table:table-cell table:formula="of:=[.B1217]/1" office:value-type="float" office:value="3840">
            <text:p>3840</text:p>
          </table:table-cell>
          <table:table-cell table:formula="of:=[.C1217]/1" office:value-type="float" office:value="15637">
            <text:p>15637</text:p>
          </table:table-cell>
          <table:table-cell table:formula="of:=[.G$1]+[.E1217]*([.G$2]+[.E1217]*([.G$3]+[.G$4]*[.E1217]))" office:value-type="float" office:value="15606.5157987089">
            <text:p>15606.516</text:p>
          </table:table-cell>
          <table:table-cell table:formula="of:=[.F1217]-[.G1217]" office:value-type="float" office:value="30.4842012910922">
            <text:p>30.484</text:p>
          </table:table-cell>
          <table:table-cell table:formula="of:=INT([.I$4]*[.E1217]*([.J$3]/[.J$4])+[.I$3])" office:value-type="float" office:value="189641451">
            <text:p>189641451</text:p>
          </table:table-cell>
          <table:table-cell table:formula="of:=INT([.I1217]*[.E1217]*([.J$2]/[.J$3]))+[.I$2]" office:value-type="float" office:value="-5595">
            <text:p>-5595</text:p>
          </table:table-cell>
          <table:table-cell table:formula="of:=[.J1217]*[.E1217]*(1/[.J$2])+[.I$1]" office:value-type="float" office:value="15606.0209960938">
            <text:p>15606</text:p>
          </table:table-cell>
          <table:table-cell table:formula="of:=[.F1217]-[.K1217]" office:value-type="float" office:value="30.97900390625">
            <text:p>31</text:p>
          </table:table-cell>
        </table:table-row>
        <table:table-row table:style-name="ro1">
          <table:table-cell office:value-type="string">
            <text:p><text:s text:c="2"/>1213</text:p>
          </table:table-cell>
          <table:table-cell office:value-type="string">
            <text:p><text:s text:c="3"/>3843</text:p>
          </table:table-cell>
          <table:table-cell office:value-type="string">
            <text:p><text:s text:c="2"/>15666</text:p>
          </table:table-cell>
          <table:table-cell office:value-type="string">
            <text:p><text:s text:c="6"/>8</text:p>
          </table:table-cell>
          <table:table-cell table:formula="of:=[.B1218]/1" office:value-type="float" office:value="3843">
            <text:p>3843</text:p>
          </table:table-cell>
          <table:table-cell table:formula="of:=[.C1218]/1" office:value-type="float" office:value="15666">
            <text:p>15666</text:p>
          </table:table-cell>
          <table:table-cell table:formula="of:=[.G$1]+[.E1218]*([.G$2]+[.E1218]*([.G$3]+[.G$4]*[.E1218]))" office:value-type="float" office:value="15641.2727016191">
            <text:p>15641.273</text:p>
          </table:table-cell>
          <table:table-cell table:formula="of:=[.F1218]-[.G1218]" office:value-type="float" office:value="24.7272983808962">
            <text:p>24.727</text:p>
          </table:table-cell>
          <table:table-cell table:formula="of:=INT([.I$4]*[.E1218]*([.J$3]/[.J$4])+[.I$3])" office:value-type="float" office:value="189655284">
            <text:p>189655284</text:p>
          </table:table-cell>
          <table:table-cell table:formula="of:=INT([.I1218]*[.E1218]*([.J$2]/[.J$3]))+[.I$2]" office:value-type="float" office:value="-848">
            <text:p>-848</text:p>
          </table:table-cell>
          <table:table-cell table:formula="of:=[.J1218]*[.E1218]*(1/[.J$2])+[.I$1]" office:value-type="float" office:value="15640.7842102051">
            <text:p>15641</text:p>
          </table:table-cell>
          <table:table-cell table:formula="of:=[.F1218]-[.K1218]" office:value-type="float" office:value="25.2157897949219">
            <text:p>25</text:p>
          </table:table-cell>
        </table:table-row>
        <table:table-row table:style-name="ro1">
          <table:table-cell office:value-type="string">
            <text:p><text:s text:c="2"/>1214</text:p>
          </table:table-cell>
          <table:table-cell office:value-type="string">
            <text:p><text:s text:c="3"/>3846</text:p>
          </table:table-cell>
          <table:table-cell office:value-type="string">
            <text:p><text:s text:c="2"/>15703</text:p>
          </table:table-cell>
          <table:table-cell office:value-type="string">
            <text:p><text:s text:c="5"/>10</text:p>
          </table:table-cell>
          <table:table-cell table:formula="of:=[.B1219]/1" office:value-type="float" office:value="3846">
            <text:p>3846</text:p>
          </table:table-cell>
          <table:table-cell table:formula="of:=[.C1219]/1" office:value-type="float" office:value="15703">
            <text:p>15703</text:p>
          </table:table-cell>
          <table:table-cell table:formula="of:=[.G$1]+[.E1219]*([.G$2]+[.E1219]*([.G$3]+[.G$4]*[.E1219]))" office:value-type="float" office:value="15676.0885649517">
            <text:p>15676.089</text:p>
          </table:table-cell>
          <table:table-cell table:formula="of:=[.F1219]-[.G1219]" office:value-type="float" office:value="26.9114350482978">
            <text:p>26.911</text:p>
          </table:table-cell>
          <table:table-cell table:formula="of:=INT([.I$4]*[.E1219]*([.J$3]/[.J$4])+[.I$3])" office:value-type="float" office:value="189669117">
            <text:p>189669117</text:p>
          </table:table-cell>
          <table:table-cell table:formula="of:=INT([.I1219]*[.E1219]*([.J$2]/[.J$3]))+[.I$2]" office:value-type="float" office:value="3898">
            <text:p>3898</text:p>
          </table:table-cell>
          <table:table-cell table:formula="of:=[.J1219]*[.E1219]*(1/[.J$2])+[.I$1]" office:value-type="float" office:value="15675.5944137573">
            <text:p>15676</text:p>
          </table:table-cell>
          <table:table-cell table:formula="of:=[.F1219]-[.K1219]" office:value-type="float" office:value="27.4055862426758">
            <text:p>27</text:p>
          </table:table-cell>
        </table:table-row>
        <table:table-row table:style-name="ro1">
          <table:table-cell office:value-type="string">
            <text:p><text:s text:c="2"/>1215</text:p>
          </table:table-cell>
          <table:table-cell office:value-type="string">
            <text:p><text:s text:c="3"/>3850</text:p>
          </table:table-cell>
          <table:table-cell office:value-type="string">
            <text:p><text:s text:c="2"/>15733</text:p>
          </table:table-cell>
          <table:table-cell office:value-type="string">
            <text:p><text:s text:c="6"/>9</text:p>
          </table:table-cell>
          <table:table-cell table:formula="of:=[.B1220]/1" office:value-type="float" office:value="3850">
            <text:p>3850</text:p>
          </table:table-cell>
          <table:table-cell table:formula="of:=[.C1220]/1" office:value-type="float" office:value="15733">
            <text:p>15733</text:p>
          </table:table-cell>
          <table:table-cell table:formula="of:=[.G$1]+[.E1220]*([.G$2]+[.E1220]*([.G$3]+[.G$4]*[.E1220]))" office:value-type="float" office:value="15722.6014510625">
            <text:p>15722.601</text:p>
          </table:table-cell>
          <table:table-cell table:formula="of:=[.F1220]-[.G1220]" office:value-type="float" office:value="10.3985489375464">
            <text:p>10.399</text:p>
          </table:table-cell>
          <table:table-cell table:formula="of:=INT([.I$4]*[.E1220]*([.J$3]/[.J$4])+[.I$3])" office:value-type="float" office:value="189687561">
            <text:p>189687561</text:p>
          </table:table-cell>
          <table:table-cell table:formula="of:=INT([.I1220]*[.E1220]*([.J$2]/[.J$3]))+[.I$2]" office:value-type="float" office:value="10228">
            <text:p>10228</text:p>
          </table:table-cell>
          <table:table-cell table:formula="of:=[.J1220]*[.E1220]*(1/[.J$2])+[.I$1]" office:value-type="float" office:value="15722.1071929932">
            <text:p>15722</text:p>
          </table:table-cell>
          <table:table-cell table:formula="of:=[.F1220]-[.K1220]" office:value-type="float" office:value="10.8928070068359">
            <text:p>11</text:p>
          </table:table-cell>
        </table:table-row>
        <table:table-row table:style-name="ro1">
          <table:table-cell office:value-type="string">
            <text:p><text:s text:c="2"/>1216</text:p>
          </table:table-cell>
          <table:table-cell office:value-type="string">
            <text:p><text:s text:c="3"/>3852</text:p>
          </table:table-cell>
          <table:table-cell office:value-type="string">
            <text:p><text:s text:c="2"/>15777</text:p>
          </table:table-cell>
          <table:table-cell office:value-type="string">
            <text:p><text:s text:c="6"/>9</text:p>
          </table:table-cell>
          <table:table-cell table:formula="of:=[.B1221]/1" office:value-type="float" office:value="3852">
            <text:p>3852</text:p>
          </table:table-cell>
          <table:table-cell table:formula="of:=[.C1221]/1" office:value-type="float" office:value="15777">
            <text:p>15777</text:p>
          </table:table-cell>
          <table:table-cell table:formula="of:=[.G$1]+[.E1221]*([.G$2]+[.E1221]*([.G$3]+[.G$4]*[.E1221]))" office:value-type="float" office:value="15745.8972163649">
            <text:p>15745.897</text:p>
          </table:table-cell>
          <table:table-cell table:formula="of:=[.F1221]-[.G1221]" office:value-type="float" office:value="31.1027836351041">
            <text:p>31.103</text:p>
          </table:table-cell>
          <table:table-cell table:formula="of:=INT([.I$4]*[.E1221]*([.J$3]/[.J$4])+[.I$3])" office:value-type="float" office:value="189696783">
            <text:p>189696783</text:p>
          </table:table-cell>
          <table:table-cell table:formula="of:=INT([.I1221]*[.E1221]*([.J$2]/[.J$3]))+[.I$2]" office:value-type="float" office:value="13394">
            <text:p>13394</text:p>
          </table:table-cell>
          <table:table-cell table:formula="of:=[.J1221]*[.E1221]*(1/[.J$2])+[.I$1]" office:value-type="float" office:value="15745.4071502686">
            <text:p>15745</text:p>
          </table:table-cell>
          <table:table-cell table:formula="of:=[.F1221]-[.K1221]" office:value-type="float" office:value="31.5928497314453">
            <text:p>32</text:p>
          </table:table-cell>
        </table:table-row>
        <table:table-row table:style-name="ro1">
          <table:table-cell office:value-type="string">
            <text:p><text:s text:c="2"/>1217</text:p>
          </table:table-cell>
          <table:table-cell office:value-type="string">
            <text:p><text:s text:c="3"/>3854</text:p>
          </table:table-cell>
          <table:table-cell office:value-type="string">
            <text:p><text:s text:c="2"/>15799</text:p>
          </table:table-cell>
          <table:table-cell office:value-type="string">
            <text:p><text:s text:c="5"/>10</text:p>
          </table:table-cell>
          <table:table-cell table:formula="of:=[.B1222]/1" office:value-type="float" office:value="3854">
            <text:p>3854</text:p>
          </table:table-cell>
          <table:table-cell table:formula="of:=[.C1222]/1" office:value-type="float" office:value="15799">
            <text:p>15799</text:p>
          </table:table-cell>
          <table:table-cell table:formula="of:=[.G$1]+[.E1222]*([.G$2]+[.E1222]*([.G$3]+[.G$4]*[.E1222]))" office:value-type="float" office:value="15769.2192007931">
            <text:p>15769.219</text:p>
          </table:table-cell>
          <table:table-cell table:formula="of:=[.F1222]-[.G1222]" office:value-type="float" office:value="29.7807992068774">
            <text:p>29.781</text:p>
          </table:table-cell>
          <table:table-cell table:formula="of:=INT([.I$4]*[.E1222]*([.J$3]/[.J$4])+[.I$3])" office:value-type="float" office:value="189706005">
            <text:p>189706005</text:p>
          </table:table-cell>
          <table:table-cell table:formula="of:=INT([.I1222]*[.E1222]*([.J$2]/[.J$3]))+[.I$2]" office:value-type="float" office:value="16559">
            <text:p>16559</text:p>
          </table:table-cell>
          <table:table-cell table:formula="of:=[.J1222]*[.E1222]*(1/[.J$2])+[.I$1]" office:value-type="float" office:value="15768.7239112854">
            <text:p>15769</text:p>
          </table:table-cell>
          <table:table-cell table:formula="of:=[.F1222]-[.K1222]" office:value-type="float" office:value="30.2760887145996">
            <text:p>30</text:p>
          </table:table-cell>
        </table:table-row>
        <table:table-row table:style-name="ro1">
          <table:table-cell office:value-type="string">
            <text:p><text:s text:c="2"/>1218</text:p>
          </table:table-cell>
          <table:table-cell office:value-type="string">
            <text:p><text:s text:c="3"/>3857</text:p>
          </table:table-cell>
          <table:table-cell office:value-type="string">
            <text:p><text:s text:c="2"/>15844</text:p>
          </table:table-cell>
          <table:table-cell office:value-type="string">
            <text:p><text:s text:c="6"/>9</text:p>
          </table:table-cell>
          <table:table-cell table:formula="of:=[.B1223]/1" office:value-type="float" office:value="3857">
            <text:p>3857</text:p>
          </table:table-cell>
          <table:table-cell table:formula="of:=[.C1223]/1" office:value-type="float" office:value="15844">
            <text:p>15844</text:p>
          </table:table-cell>
          <table:table-cell table:formula="of:=[.G$1]+[.E1223]*([.G$2]+[.E1223]*([.G$3]+[.G$4]*[.E1223]))" office:value-type="float" office:value="15804.2513453418">
            <text:p>15804.251</text:p>
          </table:table-cell>
          <table:table-cell table:formula="of:=[.F1223]-[.G1223]" office:value-type="float" office:value="39.748654658204">
            <text:p>39.749</text:p>
          </table:table-cell>
          <table:table-cell table:formula="of:=INT([.I$4]*[.E1223]*([.J$3]/[.J$4])+[.I$3])" office:value-type="float" office:value="189719839">
            <text:p>189719839</text:p>
          </table:table-cell>
          <table:table-cell table:formula="of:=INT([.I1223]*[.E1223]*([.J$2]/[.J$3]))+[.I$2]" office:value-type="float" office:value="21309">
            <text:p>21309</text:p>
          </table:table-cell>
          <table:table-cell table:formula="of:=[.J1223]*[.E1223]*(1/[.J$2])+[.I$1]" office:value-type="float" office:value="15803.762720108">
            <text:p>15804</text:p>
          </table:table-cell>
          <table:table-cell table:formula="of:=[.F1223]-[.K1223]" office:value-type="float" office:value="40.2372798919678">
            <text:p>40</text:p>
          </table:table-cell>
        </table:table-row>
        <table:table-row table:style-name="ro1">
          <table:table-cell office:value-type="string">
            <text:p><text:s text:c="2"/>1219</text:p>
          </table:table-cell>
          <table:table-cell office:value-type="string">
            <text:p><text:s text:c="3"/>3860</text:p>
          </table:table-cell>
          <table:table-cell office:value-type="string">
            <text:p><text:s text:c="2"/>15882</text:p>
          </table:table-cell>
          <table:table-cell office:value-type="string">
            <text:p><text:s text:c="6"/>8</text:p>
          </table:table-cell>
          <table:table-cell table:formula="of:=[.B1224]/1" office:value-type="float" office:value="3860">
            <text:p>3860</text:p>
          </table:table-cell>
          <table:table-cell table:formula="of:=[.C1224]/1" office:value-type="float" office:value="15882">
            <text:p>15882</text:p>
          </table:table-cell>
          <table:table-cell table:formula="of:=[.G$1]+[.E1224]*([.G$2]+[.E1224]*([.G$3]+[.G$4]*[.E1224]))" office:value-type="float" office:value="15839.3425010405">
            <text:p>15839.343</text:p>
          </table:table-cell>
          <table:table-cell table:formula="of:=[.F1224]-[.G1224]" office:value-type="float" office:value="42.6574989595283">
            <text:p>42.657</text:p>
          </table:table-cell>
          <table:table-cell table:formula="of:=INT([.I$4]*[.E1224]*([.J$3]/[.J$4])+[.I$3])" office:value-type="float" office:value="189733672">
            <text:p>189733672</text:p>
          </table:table-cell>
          <table:table-cell table:formula="of:=INT([.I1224]*[.E1224]*([.J$2]/[.J$3]))+[.I$2]" office:value-type="float" office:value="26058">
            <text:p>26058</text:p>
          </table:table-cell>
          <table:table-cell table:formula="of:=[.J1224]*[.E1224]*(1/[.J$2])+[.I$1]" office:value-type="float" office:value="15838.848526001">
            <text:p>15839</text:p>
          </table:table-cell>
          <table:table-cell table:formula="of:=[.F1224]-[.K1224]" office:value-type="float" office:value="43.1514739990234">
            <text:p>43</text:p>
          </table:table-cell>
        </table:table-row>
        <table:table-row table:style-name="ro1">
          <table:table-cell office:value-type="string">
            <text:p><text:s text:c="2"/>1220</text:p>
          </table:table-cell>
          <table:table-cell office:value-type="string">
            <text:p><text:s text:c="3"/>3864</text:p>
          </table:table-cell>
          <table:table-cell office:value-type="string">
            <text:p><text:s text:c="2"/>15905</text:p>
          </table:table-cell>
          <table:table-cell office:value-type="string">
            <text:p><text:s text:c="6"/>8</text:p>
          </table:table-cell>
          <table:table-cell table:formula="of:=[.B1225]/1" office:value-type="float" office:value="3864">
            <text:p>3864</text:p>
          </table:table-cell>
          <table:table-cell table:formula="of:=[.C1225]/1" office:value-type="float" office:value="15905">
            <text:p>15905</text:p>
          </table:table-cell>
          <table:table-cell table:formula="of:=[.G$1]+[.E1225]*([.G$2]+[.E1225]*([.G$3]+[.G$4]*[.E1225]))" office:value-type="float" office:value="15886.2225225489">
            <text:p>15886.223</text:p>
          </table:table-cell>
          <table:table-cell table:formula="of:=[.F1225]-[.G1225]" office:value-type="float" office:value="18.7774774510672">
            <text:p>18.777</text:p>
          </table:table-cell>
          <table:table-cell table:formula="of:=INT([.I$4]*[.E1225]*([.J$3]/[.J$4])+[.I$3])" office:value-type="float" office:value="189752116">
            <text:p>189752116</text:p>
          </table:table-cell>
          <table:table-cell table:formula="of:=INT([.I1225]*[.E1225]*([.J$2]/[.J$3]))+[.I$2]" office:value-type="float" office:value="32392">
            <text:p>32392</text:p>
          </table:table-cell>
          <table:table-cell table:formula="of:=[.J1225]*[.E1225]*(1/[.J$2])+[.I$1]" office:value-type="float" office:value="15885.7288818359">
            <text:p>15886</text:p>
          </table:table-cell>
          <table:table-cell table:formula="of:=[.F1225]-[.K1225]" office:value-type="float" office:value="19.2711181640625">
            <text:p>19</text:p>
          </table:table-cell>
        </table:table-row>
        <table:table-row table:style-name="ro1">
          <table:table-cell office:value-type="string">
            <text:p><text:s text:c="2"/>1221</text:p>
          </table:table-cell>
          <table:table-cell office:value-type="string">
            <text:p><text:s text:c="3"/>3867</text:p>
          </table:table-cell>
          <table:table-cell office:value-type="string">
            <text:p><text:s text:c="2"/>15950</text:p>
          </table:table-cell>
          <table:table-cell office:value-type="string">
            <text:p><text:s text:c="6"/>8</text:p>
          </table:table-cell>
          <table:table-cell table:formula="of:=[.B1226]/1" office:value-type="float" office:value="3867">
            <text:p>3867</text:p>
          </table:table-cell>
          <table:table-cell table:formula="of:=[.C1226]/1" office:value-type="float" office:value="15950">
            <text:p>15950</text:p>
          </table:table-cell>
          <table:table-cell table:formula="of:=[.G$1]+[.E1226]*([.G$2]+[.E1226]*([.G$3]+[.G$4]*[.E1226]))" office:value-type="float" office:value="15921.451413204">
            <text:p>15921.451</text:p>
          </table:table-cell>
          <table:table-cell table:formula="of:=[.F1226]-[.G1226]" office:value-type="float" office:value="28.5485867960469">
            <text:p>28.549</text:p>
          </table:table-cell>
          <table:table-cell table:formula="of:=INT([.I$4]*[.E1226]*([.J$3]/[.J$4])+[.I$3])" office:value-type="float" office:value="189765949">
            <text:p>189765949</text:p>
          </table:table-cell>
          <table:table-cell table:formula="of:=INT([.I1226]*[.E1226]*([.J$2]/[.J$3]))+[.I$2]" office:value-type="float" office:value="37143">
            <text:p>37143</text:p>
          </table:table-cell>
          <table:table-cell table:formula="of:=[.J1226]*[.E1226]*(1/[.J$2])+[.I$1]" office:value-type="float" office:value="15920.9562625885">
            <text:p>15921</text:p>
          </table:table-cell>
          <table:table-cell table:formula="of:=[.F1226]-[.K1226]" office:value-type="float" office:value="29.043737411499">
            <text:p>29</text:p>
          </table:table-cell>
        </table:table-row>
        <table:table-row table:style-name="ro1">
          <table:table-cell office:value-type="string">
            <text:p><text:s text:c="2"/>1222</text:p>
          </table:table-cell>
          <table:table-cell office:value-type="string">
            <text:p><text:s text:c="3"/>3870</text:p>
          </table:table-cell>
          <table:table-cell office:value-type="string">
            <text:p><text:s text:c="2"/>15984</text:p>
          </table:table-cell>
          <table:table-cell office:value-type="string">
            <text:p><text:s text:c="6"/>8</text:p>
          </table:table-cell>
          <table:table-cell table:formula="of:=[.B1227]/1" office:value-type="float" office:value="3870">
            <text:p>3870</text:p>
          </table:table-cell>
          <table:table-cell table:formula="of:=[.C1227]/1" office:value-type="float" office:value="15984">
            <text:p>15984</text:p>
          </table:table-cell>
          <table:table-cell table:formula="of:=[.G$1]+[.E1227]*([.G$2]+[.E1227]*([.G$3]+[.G$4]*[.E1227]))" office:value-type="float" office:value="15956.739351243">
            <text:p>15956.739</text:p>
          </table:table-cell>
          <table:table-cell table:formula="of:=[.F1227]-[.G1227]" office:value-type="float" office:value="27.2606487570374">
            <text:p>27.261</text:p>
          </table:table-cell>
          <table:table-cell table:formula="of:=INT([.I$4]*[.E1227]*([.J$3]/[.J$4])+[.I$3])" office:value-type="float" office:value="189779782">
            <text:p>189779782</text:p>
          </table:table-cell>
          <table:table-cell table:formula="of:=INT([.I1227]*[.E1227]*([.J$2]/[.J$3]))+[.I$2]" office:value-type="float" office:value="41895">
            <text:p>41895</text:p>
          </table:table-cell>
          <table:table-cell table:formula="of:=[.J1227]*[.E1227]*(1/[.J$2])+[.I$1]" office:value-type="float" office:value="15956.2453956604">
            <text:p>15956</text:p>
          </table:table-cell>
          <table:table-cell table:formula="of:=[.F1227]-[.K1227]" office:value-type="float" office:value="27.7546043395996">
            <text:p>28</text:p>
          </table:table-cell>
        </table:table-row>
        <table:table-row table:style-name="ro1">
          <table:table-cell office:value-type="string">
            <text:p><text:s text:c="2"/>1223</text:p>
          </table:table-cell>
          <table:table-cell office:value-type="string">
            <text:p><text:s text:c="3"/>3872</text:p>
          </table:table-cell>
          <table:table-cell office:value-type="string">
            <text:p><text:s text:c="2"/>16017</text:p>
          </table:table-cell>
          <table:table-cell office:value-type="string">
            <text:p><text:s text:c="6"/>8</text:p>
          </table:table-cell>
          <table:table-cell table:formula="of:=[.B1228]/1" office:value-type="float" office:value="3872">
            <text:p>3872</text:p>
          </table:table-cell>
          <table:table-cell table:formula="of:=[.C1228]/1" office:value-type="float" office:value="16017">
            <text:p>16017</text:p>
          </table:table-cell>
          <table:table-cell table:formula="of:=[.G$1]+[.E1228]*([.G$2]+[.E1228]*([.G$3]+[.G$4]*[.E1228]))" office:value-type="float" office:value="15980.2974527392">
            <text:p>15980.297</text:p>
          </table:table-cell>
          <table:table-cell table:formula="of:=[.F1228]-[.G1228]" office:value-type="float" office:value="36.7025472607966">
            <text:p>36.703</text:p>
          </table:table-cell>
          <table:table-cell table:formula="of:=INT([.I$4]*[.E1228]*([.J$3]/[.J$4])+[.I$3])" office:value-type="float" office:value="189789005">
            <text:p>189789005</text:p>
          </table:table-cell>
          <table:table-cell table:formula="of:=INT([.I1228]*[.E1228]*([.J$2]/[.J$3]))+[.I$2]" office:value-type="float" office:value="45063">
            <text:p>45063</text:p>
          </table:table-cell>
          <table:table-cell table:formula="of:=[.J1228]*[.E1228]*(1/[.J$2])+[.I$1]" office:value-type="float" office:value="15979.8016967773">
            <text:p>15980</text:p>
          </table:table-cell>
          <table:table-cell table:formula="of:=[.F1228]-[.K1228]" office:value-type="float" office:value="37.1983032226562">
            <text:p>37</text:p>
          </table:table-cell>
        </table:table-row>
        <table:table-row table:style-name="ro1">
          <table:table-cell office:value-type="string">
            <text:p><text:s text:c="2"/>1224</text:p>
          </table:table-cell>
          <table:table-cell office:value-type="string">
            <text:p><text:s text:c="3"/>3875</text:p>
          </table:table-cell>
          <table:table-cell office:value-type="string">
            <text:p><text:s text:c="2"/>16048</text:p>
          </table:table-cell>
          <table:table-cell office:value-type="string">
            <text:p><text:s text:c="6"/>8</text:p>
          </table:table-cell>
          <table:table-cell table:formula="of:=[.B1229]/1" office:value-type="float" office:value="3875">
            <text:p>3875</text:p>
          </table:table-cell>
          <table:table-cell table:formula="of:=[.C1229]/1" office:value-type="float" office:value="16048">
            <text:p>16048</text:p>
          </table:table-cell>
          <table:table-cell table:formula="of:=[.G$1]+[.E1229]*([.G$2]+[.E1229]*([.G$3]+[.G$4]*[.E1229]))" office:value-type="float" office:value="16015.6838272409">
            <text:p>16015.684</text:p>
          </table:table-cell>
          <table:table-cell table:formula="of:=[.F1229]-[.G1229]" office:value-type="float" office:value="32.3161727591014">
            <text:p>32.316</text:p>
          </table:table-cell>
          <table:table-cell table:formula="of:=INT([.I$4]*[.E1229]*([.J$3]/[.J$4])+[.I$3])" office:value-type="float" office:value="189802838">
            <text:p>189802838</text:p>
          </table:table-cell>
          <table:table-cell table:formula="of:=INT([.I1229]*[.E1229]*([.J$2]/[.J$3]))+[.I$2]" office:value-type="float" office:value="49816">
            <text:p>49816</text:p>
          </table:table-cell>
          <table:table-cell table:formula="of:=[.J1229]*[.E1229]*(1/[.J$2])+[.I$1]" office:value-type="float" office:value="16015.1888580322">
            <text:p>16015</text:p>
          </table:table-cell>
          <table:table-cell table:formula="of:=[.F1229]-[.K1229]" office:value-type="float" office:value="32.8111419677734">
            <text:p>33</text:p>
          </table:table-cell>
        </table:table-row>
        <table:table-row table:style-name="ro1">
          <table:table-cell office:value-type="string">
            <text:p><text:s text:c="2"/>1225</text:p>
          </table:table-cell>
          <table:table-cell office:value-type="string">
            <text:p><text:s text:c="3"/>3878</text:p>
          </table:table-cell>
          <table:table-cell office:value-type="string">
            <text:p><text:s text:c="2"/>16085</text:p>
          </table:table-cell>
          <table:table-cell office:value-type="string">
            <text:p><text:s text:c="6"/>8</text:p>
          </table:table-cell>
          <table:table-cell table:formula="of:=[.B1230]/1" office:value-type="float" office:value="3878">
            <text:p>3878</text:p>
          </table:table-cell>
          <table:table-cell table:formula="of:=[.C1230]/1" office:value-type="float" office:value="16085">
            <text:p>16085</text:p>
          </table:table-cell>
          <table:table-cell table:formula="of:=[.G$1]+[.E1230]*([.G$2]+[.E1230]*([.G$3]+[.G$4]*[.E1230]))" office:value-type="float" office:value="16051.1292781138">
            <text:p>16051.129</text:p>
          </table:table-cell>
          <table:table-cell table:formula="of:=[.F1230]-[.G1230]" office:value-type="float" office:value="33.8707218862091">
            <text:p>33.871</text:p>
          </table:table-cell>
          <table:table-cell table:formula="of:=INT([.I$4]*[.E1230]*([.J$3]/[.J$4])+[.I$3])" office:value-type="float" office:value="189816671">
            <text:p>189816671</text:p>
          </table:table-cell>
          <table:table-cell table:formula="of:=INT([.I1230]*[.E1230]*([.J$2]/[.J$3]))+[.I$2]" office:value-type="float" office:value="54570">
            <text:p>54570</text:p>
          </table:table-cell>
          <table:table-cell table:formula="of:=[.J1230]*[.E1230]*(1/[.J$2])+[.I$1]" office:value-type="float" office:value="16050.6378097534">
            <text:p>16051</text:p>
          </table:table-cell>
          <table:table-cell table:formula="of:=[.F1230]-[.K1230]" office:value-type="float" office:value="34.362190246582">
            <text:p>34</text:p>
          </table:table-cell>
        </table:table-row>
        <table:table-row table:style-name="ro1">
          <table:table-cell office:value-type="string">
            <text:p><text:s text:c="2"/>1226</text:p>
          </table:table-cell>
          <table:table-cell office:value-type="string">
            <text:p><text:s text:c="3"/>3882</text:p>
          </table:table-cell>
          <table:table-cell office:value-type="string">
            <text:p><text:s text:c="2"/>16117</text:p>
          </table:table-cell>
          <table:table-cell office:value-type="string">
            <text:p><text:s text:c="6"/>9</text:p>
          </table:table-cell>
          <table:table-cell table:formula="of:=[.B1231]/1" office:value-type="float" office:value="3882">
            <text:p>3882</text:p>
          </table:table-cell>
          <table:table-cell table:formula="of:=[.C1231]/1" office:value-type="float" office:value="16117">
            <text:p>16117</text:p>
          </table:table-cell>
          <table:table-cell table:formula="of:=[.G$1]+[.E1231]*([.G$2]+[.E1231]*([.G$3]+[.G$4]*[.E1231]))" office:value-type="float" office:value="16098.4817946431">
            <text:p>16098.482</text:p>
          </table:table-cell>
          <table:table-cell table:formula="of:=[.F1231]-[.G1231]" office:value-type="float" office:value="18.5182053569242">
            <text:p>18.518</text:p>
          </table:table-cell>
          <table:table-cell table:formula="of:=INT([.I$4]*[.E1231]*([.J$3]/[.J$4])+[.I$3])" office:value-type="float" office:value="189835115">
            <text:p>189835115</text:p>
          </table:table-cell>
          <table:table-cell table:formula="of:=INT([.I1231]*[.E1231]*([.J$2]/[.J$3]))+[.I$2]" office:value-type="float" office:value="60909">
            <text:p>60909</text:p>
          </table:table-cell>
          <table:table-cell table:formula="of:=[.J1231]*[.E1231]*(1/[.J$2])+[.I$1]" office:value-type="float" office:value="16097.9901771545">
            <text:p>16098</text:p>
          </table:table-cell>
          <table:table-cell table:formula="of:=[.F1231]-[.K1231]" office:value-type="float" office:value="19.009822845459">
            <text:p>19</text:p>
          </table:table-cell>
        </table:table-row>
        <table:table-row table:style-name="ro1">
          <table:table-cell office:value-type="string">
            <text:p><text:s text:c="2"/>1227</text:p>
          </table:table-cell>
          <table:table-cell office:value-type="string">
            <text:p><text:s text:c="3"/>3885</text:p>
          </table:table-cell>
          <table:table-cell office:value-type="string">
            <text:p><text:s text:c="2"/>16161</text:p>
          </table:table-cell>
          <table:table-cell office:value-type="string">
            <text:p><text:s text:c="6"/>9</text:p>
          </table:table-cell>
          <table:table-cell table:formula="of:=[.B1232]/1" office:value-type="float" office:value="3885">
            <text:p>3885</text:p>
          </table:table-cell>
          <table:table-cell table:formula="of:=[.C1232]/1" office:value-type="float" office:value="16161">
            <text:p>16161</text:p>
          </table:table-cell>
          <table:table-cell table:formula="of:=[.G$1]+[.E1232]*([.G$2]+[.E1232]*([.G$3]+[.G$4]*[.E1232]))" office:value-type="float" office:value="16134.0651326551">
            <text:p>16134.065</text:p>
          </table:table-cell>
          <table:table-cell table:formula="of:=[.F1232]-[.G1232]" office:value-type="float" office:value="26.9348673448894">
            <text:p>26.935</text:p>
          </table:table-cell>
          <table:table-cell table:formula="of:=INT([.I$4]*[.E1232]*([.J$3]/[.J$4])+[.I$3])" office:value-type="float" office:value="189848948">
            <text:p>189848948</text:p>
          </table:table-cell>
          <table:table-cell table:formula="of:=INT([.I1232]*[.E1232]*([.J$2]/[.J$3]))+[.I$2]" office:value-type="float" office:value="65664">
            <text:p>65664</text:p>
          </table:table-cell>
          <table:table-cell table:formula="of:=[.J1232]*[.E1232]*(1/[.J$2])+[.I$1]" office:value-type="float" office:value="16133.5734863281">
            <text:p>16134</text:p>
          </table:table-cell>
          <table:table-cell table:formula="of:=[.F1232]-[.K1232]" office:value-type="float" office:value="27.426513671875">
            <text:p>27</text:p>
          </table:table-cell>
        </table:table-row>
        <table:table-row table:style-name="ro1">
          <table:table-cell office:value-type="string">
            <text:p><text:s text:c="2"/>1228</text:p>
          </table:table-cell>
          <table:table-cell office:value-type="string">
            <text:p><text:s text:c="3"/>3888</text:p>
          </table:table-cell>
          <table:table-cell office:value-type="string">
            <text:p><text:s text:c="2"/>16196</text:p>
          </table:table-cell>
          <table:table-cell office:value-type="string">
            <text:p><text:s text:c="6"/>7</text:p>
          </table:table-cell>
          <table:table-cell table:formula="of:=[.B1233]/1" office:value-type="float" office:value="3888">
            <text:p>3888</text:p>
          </table:table-cell>
          <table:table-cell table:formula="of:=[.C1233]/1" office:value-type="float" office:value="16196">
            <text:p>16196</text:p>
          </table:table-cell>
          <table:table-cell table:formula="of:=[.G$1]+[.E1233]*([.G$2]+[.E1233]*([.G$3]+[.G$4]*[.E1233]))" office:value-type="float" office:value="16169.7075832724">
            <text:p>16169.708</text:p>
          </table:table-cell>
          <table:table-cell table:formula="of:=[.F1233]-[.G1233]" office:value-type="float" office:value="26.2924167276487">
            <text:p>26.292</text:p>
          </table:table-cell>
          <table:table-cell table:formula="of:=INT([.I$4]*[.E1233]*([.J$3]/[.J$4])+[.I$3])" office:value-type="float" office:value="189862782">
            <text:p>189862782</text:p>
          </table:table-cell>
          <table:table-cell table:formula="of:=INT([.I1233]*[.E1233]*([.J$2]/[.J$3]))+[.I$2]" office:value-type="float" office:value="70420">
            <text:p>70420</text:p>
          </table:table-cell>
          <table:table-cell table:formula="of:=[.J1233]*[.E1233]*(1/[.J$2])+[.I$1]" office:value-type="float" office:value="16169.2186279297">
            <text:p>16169</text:p>
          </table:table-cell>
          <table:table-cell table:formula="of:=[.F1233]-[.K1233]" office:value-type="float" office:value="26.7813720703125">
            <text:p>27</text:p>
          </table:table-cell>
        </table:table-row>
        <table:table-row table:style-name="ro1">
          <table:table-cell office:value-type="string">
            <text:p><text:s text:c="2"/>1229</text:p>
          </table:table-cell>
          <table:table-cell office:value-type="string">
            <text:p><text:s text:c="3"/>3890</text:p>
          </table:table-cell>
          <table:table-cell office:value-type="string">
            <text:p><text:s text:c="2"/>16224</text:p>
          </table:table-cell>
          <table:table-cell office:value-type="string">
            <text:p><text:s text:c="6"/>9</text:p>
          </table:table-cell>
          <table:table-cell table:formula="of:=[.B1234]/1" office:value-type="float" office:value="3890">
            <text:p>3890</text:p>
          </table:table-cell>
          <table:table-cell table:formula="of:=[.C1234]/1" office:value-type="float" office:value="16224">
            <text:p>16224</text:p>
          </table:table-cell>
          <table:table-cell table:formula="of:=[.G$1]+[.E1234]*([.G$2]+[.E1234]*([.G$3]+[.G$4]*[.E1234]))" office:value-type="float" office:value="16193.5020627214">
            <text:p>16193.502</text:p>
          </table:table-cell>
          <table:table-cell table:formula="of:=[.F1234]-[.G1234]" office:value-type="float" office:value="30.4979372786038">
            <text:p>30.498</text:p>
          </table:table-cell>
          <table:table-cell table:formula="of:=INT([.I$4]*[.E1234]*([.J$3]/[.J$4])+[.I$3])" office:value-type="float" office:value="189872004">
            <text:p>189872004</text:p>
          </table:table-cell>
          <table:table-cell table:formula="of:=INT([.I1234]*[.E1234]*([.J$2]/[.J$3]))+[.I$2]" office:value-type="float" office:value="73590">
            <text:p>73590</text:p>
          </table:table-cell>
          <table:table-cell table:formula="of:=[.J1234]*[.E1234]*(1/[.J$2])+[.I$1]" office:value-type="float" office:value="16193.0073471069">
            <text:p>16193</text:p>
          </table:table-cell>
          <table:table-cell table:formula="of:=[.F1234]-[.K1234]" office:value-type="float" office:value="30.9926528930664">
            <text:p>31</text:p>
          </table:table-cell>
        </table:table-row>
        <table:table-row table:style-name="ro1">
          <table:table-cell office:value-type="string">
            <text:p><text:s text:c="2"/>1230</text:p>
          </table:table-cell>
          <table:table-cell office:value-type="string">
            <text:p><text:s text:c="3"/>3893</text:p>
          </table:table-cell>
          <table:table-cell office:value-type="string">
            <text:p><text:s text:c="2"/>16265</text:p>
          </table:table-cell>
          <table:table-cell office:value-type="string">
            <text:p><text:s text:c="6"/>9</text:p>
          </table:table-cell>
          <table:table-cell table:formula="of:=[.B1235]/1" office:value-type="float" office:value="3893">
            <text:p>3893</text:p>
          </table:table-cell>
          <table:table-cell table:formula="of:=[.C1235]/1" office:value-type="float" office:value="16265">
            <text:p>16265</text:p>
          </table:table-cell>
          <table:table-cell table:formula="of:=[.G$1]+[.E1235]*([.G$2]+[.E1235]*([.G$3]+[.G$4]*[.E1235]))" office:value-type="float" office:value="16229.2430585033">
            <text:p>16229.243</text:p>
          </table:table-cell>
          <table:table-cell table:formula="of:=[.F1235]-[.G1235]" office:value-type="float" office:value="35.7569414966929">
            <text:p>35.757</text:p>
          </table:table-cell>
          <table:table-cell table:formula="of:=INT([.I$4]*[.E1235]*([.J$3]/[.J$4])+[.I$3])" office:value-type="float" office:value="189885837">
            <text:p>189885837</text:p>
          </table:table-cell>
          <table:table-cell table:formula="of:=INT([.I1235]*[.E1235]*([.J$2]/[.J$3]))+[.I$2]" office:value-type="float" office:value="78347">
            <text:p>78347</text:p>
          </table:table-cell>
          <table:table-cell table:formula="of:=[.J1235]*[.E1235]*(1/[.J$2])+[.I$1]" office:value-type="float" office:value="16228.750623703">
            <text:p>16229</text:p>
          </table:table-cell>
          <table:table-cell table:formula="of:=[.F1235]-[.K1235]" office:value-type="float" office:value="36.2493762969971">
            <text:p>36</text:p>
          </table:table-cell>
        </table:table-row>
        <table:table-row table:style-name="ro1">
          <table:table-cell office:value-type="string">
            <text:p><text:s text:c="2"/>1231</text:p>
          </table:table-cell>
          <table:table-cell office:value-type="string">
            <text:p><text:s text:c="3"/>3896</text:p>
          </table:table-cell>
          <table:table-cell office:value-type="string">
            <text:p><text:s text:c="2"/>16301</text:p>
          </table:table-cell>
          <table:table-cell office:value-type="string">
            <text:p><text:s text:c="6"/>8</text:p>
          </table:table-cell>
          <table:table-cell table:formula="of:=[.B1236]/1" office:value-type="float" office:value="3896">
            <text:p>3896</text:p>
          </table:table-cell>
          <table:table-cell table:formula="of:=[.C1236]/1" office:value-type="float" office:value="16301">
            <text:p>16301</text:p>
          </table:table-cell>
          <table:table-cell table:formula="of:=[.G$1]+[.E1236]*([.G$2]+[.E1236]*([.G$3]+[.G$4]*[.E1236]))" office:value-type="float" office:value="16265.0431958776">
            <text:p>16265.043</text:p>
          </table:table-cell>
          <table:table-cell table:formula="of:=[.F1236]-[.G1236]" office:value-type="float" office:value="35.9568041223774">
            <text:p>35.957</text:p>
          </table:table-cell>
          <table:table-cell table:formula="of:=INT([.I$4]*[.E1236]*([.J$3]/[.J$4])+[.I$3])" office:value-type="float" office:value="189899670">
            <text:p>189899670</text:p>
          </table:table-cell>
          <table:table-cell table:formula="of:=INT([.I1236]*[.E1236]*([.J$2]/[.J$3]))+[.I$2]" office:value-type="float" office:value="83104">
            <text:p>83104</text:p>
          </table:table-cell>
          <table:table-cell table:formula="of:=[.J1236]*[.E1236]*(1/[.J$2])+[.I$1]" office:value-type="float" office:value="16264.5483398438">
            <text:p>16265</text:p>
          </table:table-cell>
          <table:table-cell table:formula="of:=[.F1236]-[.K1236]" office:value-type="float" office:value="36.45166015625">
            <text:p>36</text:p>
          </table:table-cell>
        </table:table-row>
        <table:table-row table:style-name="ro1">
          <table:table-cell office:value-type="string">
            <text:p><text:s text:c="2"/>1232</text:p>
          </table:table-cell>
          <table:table-cell office:value-type="string">
            <text:p><text:s text:c="3"/>3899</text:p>
          </table:table-cell>
          <table:table-cell office:value-type="string">
            <text:p><text:s text:c="2"/>16327</text:p>
          </table:table-cell>
          <table:table-cell office:value-type="string">
            <text:p><text:s text:c="6"/>7</text:p>
          </table:table-cell>
          <table:table-cell table:formula="of:=[.B1237]/1" office:value-type="float" office:value="3899">
            <text:p>3899</text:p>
          </table:table-cell>
          <table:table-cell table:formula="of:=[.C1237]/1" office:value-type="float" office:value="16327">
            <text:p>16327</text:p>
          </table:table-cell>
          <table:table-cell table:formula="of:=[.G$1]+[.E1237]*([.G$2]+[.E1237]*([.G$3]+[.G$4]*[.E1237]))" office:value-type="float" office:value="16300.9024857145">
            <text:p>16300.902</text:p>
          </table:table-cell>
          <table:table-cell table:formula="of:=[.F1237]-[.G1237]" office:value-type="float" office:value="26.0975142854641">
            <text:p>26.098</text:p>
          </table:table-cell>
          <table:table-cell table:formula="of:=INT([.I$4]*[.E1237]*([.J$3]/[.J$4])+[.I$3])" office:value-type="float" office:value="189913503">
            <text:p>189913503</text:p>
          </table:table-cell>
          <table:table-cell table:formula="of:=INT([.I1237]*[.E1237]*([.J$2]/[.J$3]))+[.I$2]" office:value-type="float" office:value="87862">
            <text:p>87862</text:p>
          </table:table-cell>
          <table:table-cell table:formula="of:=[.J1237]*[.E1237]*(1/[.J$2])+[.I$1]" office:value-type="float" office:value="16300.4079322815">
            <text:p>16300</text:p>
          </table:table-cell>
          <table:table-cell table:formula="of:=[.F1237]-[.K1237]" office:value-type="float" office:value="26.5920677185059">
            <text:p>27</text:p>
          </table:table-cell>
        </table:table-row>
        <table:table-row table:style-name="ro1">
          <table:table-cell office:value-type="string">
            <text:p><text:s text:c="2"/>1233</text:p>
          </table:table-cell>
          <table:table-cell office:value-type="string">
            <text:p><text:s text:c="3"/>3902</text:p>
          </table:table-cell>
          <table:table-cell office:value-type="string">
            <text:p><text:s text:c="2"/>16369</text:p>
          </table:table-cell>
          <table:table-cell office:value-type="string">
            <text:p><text:s text:c="6"/>8</text:p>
          </table:table-cell>
          <table:table-cell table:formula="of:=[.B1238]/1" office:value-type="float" office:value="3902">
            <text:p>3902</text:p>
          </table:table-cell>
          <table:table-cell table:formula="of:=[.C1238]/1" office:value-type="float" office:value="16369">
            <text:p>16369</text:p>
          </table:table-cell>
          <table:table-cell table:formula="of:=[.G$1]+[.E1238]*([.G$2]+[.E1238]*([.G$3]+[.G$4]*[.E1238]))" office:value-type="float" office:value="16336.8209388843">
            <text:p>16336.821</text:p>
          </table:table-cell>
          <table:table-cell table:formula="of:=[.F1238]-[.G1238]" office:value-type="float" office:value="32.1790611157467">
            <text:p>32.179</text:p>
          </table:table-cell>
          <table:table-cell table:formula="of:=INT([.I$4]*[.E1238]*([.J$3]/[.J$4])+[.I$3])" office:value-type="float" office:value="189927336">
            <text:p>189927336</text:p>
          </table:table-cell>
          <table:table-cell table:formula="of:=INT([.I1238]*[.E1238]*([.J$2]/[.J$3]))+[.I$2]" office:value-type="float" office:value="92621">
            <text:p>92621</text:p>
          </table:table-cell>
          <table:table-cell table:formula="of:=[.J1238]*[.E1238]*(1/[.J$2])+[.I$1]" office:value-type="float" office:value="16336.3294181824">
            <text:p>16336</text:p>
          </table:table-cell>
          <table:table-cell table:formula="of:=[.F1238]-[.K1238]" office:value-type="float" office:value="32.670581817627">
            <text:p>33</text:p>
          </table:table-cell>
        </table:table-row>
        <table:table-row table:style-name="ro1">
          <table:table-cell office:value-type="string">
            <text:p><text:s text:c="2"/>1234</text:p>
          </table:table-cell>
          <table:table-cell office:value-type="string">
            <text:p><text:s text:c="3"/>3904</text:p>
          </table:table-cell>
          <table:table-cell office:value-type="string">
            <text:p><text:s text:c="2"/>16413</text:p>
          </table:table-cell>
          <table:table-cell office:value-type="string">
            <text:p><text:s text:c="6"/>8</text:p>
          </table:table-cell>
          <table:table-cell table:formula="of:=[.B1239]/1" office:value-type="float" office:value="3904">
            <text:p>3904</text:p>
          </table:table-cell>
          <table:table-cell table:formula="of:=[.C1239]/1" office:value-type="float" office:value="16413">
            <text:p>16413</text:p>
          </table:table-cell>
          <table:table-cell table:formula="of:=[.G$1]+[.E1239]*([.G$2]+[.E1239]*([.G$3]+[.G$4]*[.E1239]))" office:value-type="float" office:value="16360.799448217">
            <text:p>16360.799</text:p>
          </table:table-cell>
          <table:table-cell table:formula="of:=[.F1239]-[.G1239]" office:value-type="float" office:value="52.2005517830403">
            <text:p>52.201</text:p>
          </table:table-cell>
          <table:table-cell table:formula="of:=INT([.I$4]*[.E1239]*([.J$3]/[.J$4])+[.I$3])" office:value-type="float" office:value="189936559">
            <text:p>189936559</text:p>
          </table:table-cell>
          <table:table-cell table:formula="of:=INT([.I1239]*[.E1239]*([.J$2]/[.J$3]))+[.I$2]" office:value-type="float" office:value="95794">
            <text:p>95794</text:p>
          </table:table-cell>
          <table:table-cell table:formula="of:=[.J1239]*[.E1239]*(1/[.J$2])+[.I$1]" office:value-type="float" office:value="16360.3098144531">
            <text:p>16360</text:p>
          </table:table-cell>
          <table:table-cell table:formula="of:=[.F1239]-[.K1239]" office:value-type="float" office:value="52.690185546875">
            <text:p>53</text:p>
          </table:table-cell>
        </table:table-row>
        <table:table-row table:style-name="ro1">
          <table:table-cell office:value-type="string">
            <text:p><text:s text:c="2"/>1235</text:p>
          </table:table-cell>
          <table:table-cell office:value-type="string">
            <text:p><text:s text:c="3"/>3907</text:p>
          </table:table-cell>
          <table:table-cell office:value-type="string">
            <text:p><text:s text:c="2"/>16439</text:p>
          </table:table-cell>
          <table:table-cell office:value-type="string">
            <text:p><text:s text:c="6"/>8</text:p>
          </table:table-cell>
          <table:table-cell table:formula="of:=[.B1240]/1" office:value-type="float" office:value="3907">
            <text:p>3907</text:p>
          </table:table-cell>
          <table:table-cell table:formula="of:=[.C1240]/1" office:value-type="float" office:value="16439">
            <text:p>16439</text:p>
          </table:table-cell>
          <table:table-cell table:formula="of:=[.G$1]+[.E1240]*([.G$2]+[.E1240]*([.G$3]+[.G$4]*[.E1240]))" office:value-type="float" office:value="16396.8165310974">
            <text:p>16396.817</text:p>
          </table:table-cell>
          <table:table-cell table:formula="of:=[.F1240]-[.G1240]" office:value-type="float" office:value="42.1834689026509">
            <text:p>42.183</text:p>
          </table:table-cell>
          <table:table-cell table:formula="of:=INT([.I$4]*[.E1240]*([.J$3]/[.J$4])+[.I$3])" office:value-type="float" office:value="189950392">
            <text:p>189950392</text:p>
          </table:table-cell>
          <table:table-cell table:formula="of:=INT([.I1240]*[.E1240]*([.J$2]/[.J$3]))+[.I$2]" office:value-type="float" office:value="100553">
            <text:p>100553</text:p>
          </table:table-cell>
          <table:table-cell table:formula="of:=[.J1240]*[.E1240]*(1/[.J$2])+[.I$1]" office:value-type="float" office:value="16396.3220729828">
            <text:p>16396</text:p>
          </table:table-cell>
          <table:table-cell table:formula="of:=[.F1240]-[.K1240]" office:value-type="float" office:value="42.6779270172119">
            <text:p>43</text:p>
          </table:table-cell>
        </table:table-row>
        <table:table-row table:style-name="ro1">
          <table:table-cell office:value-type="string">
            <text:p><text:s text:c="2"/>1236</text:p>
          </table:table-cell>
          <table:table-cell office:value-type="string">
            <text:p><text:s text:c="3"/>3910</text:p>
          </table:table-cell>
          <table:table-cell office:value-type="string">
            <text:p><text:s text:c="2"/>16475</text:p>
          </table:table-cell>
          <table:table-cell office:value-type="string">
            <text:p><text:s text:c="6"/>6</text:p>
          </table:table-cell>
          <table:table-cell table:formula="of:=[.B1241]/1" office:value-type="float" office:value="3910">
            <text:p>3910</text:p>
          </table:table-cell>
          <table:table-cell table:formula="of:=[.C1241]/1" office:value-type="float" office:value="16475">
            <text:p>16475</text:p>
          </table:table-cell>
          <table:table-cell table:formula="of:=[.G$1]+[.E1241]*([.G$2]+[.E1241]*([.G$3]+[.G$4]*[.E1241]))" office:value-type="float" office:value="16432.8928062977">
            <text:p>16432.893</text:p>
          </table:table-cell>
          <table:table-cell table:formula="of:=[.F1241]-[.G1241]" office:value-type="float" office:value="42.1071937022571">
            <text:p>42.107</text:p>
          </table:table-cell>
          <table:table-cell table:formula="of:=INT([.I$4]*[.E1241]*([.J$3]/[.J$4])+[.I$3])" office:value-type="float" office:value="189964225">
            <text:p>189964225</text:p>
          </table:table-cell>
          <table:table-cell table:formula="of:=INT([.I1241]*[.E1241]*([.J$2]/[.J$3]))+[.I$2]" office:value-type="float" office:value="105313">
            <text:p>105313</text:p>
          </table:table-cell>
          <table:table-cell table:formula="of:=[.J1241]*[.E1241]*(1/[.J$2])+[.I$1]" office:value-type="float" office:value="16432.3962516785">
            <text:p>16432</text:p>
          </table:table-cell>
          <table:table-cell table:formula="of:=[.F1241]-[.K1241]" office:value-type="float" office:value="42.6037483215332">
            <text:p>43</text:p>
          </table:table-cell>
        </table:table-row>
        <table:table-row table:style-name="ro1">
          <table:table-cell office:value-type="string">
            <text:p><text:s text:c="2"/>1237</text:p>
          </table:table-cell>
          <table:table-cell office:value-type="string">
            <text:p><text:s text:c="3"/>3914</text:p>
          </table:table-cell>
          <table:table-cell office:value-type="string">
            <text:p><text:s text:c="2"/>16511</text:p>
          </table:table-cell>
          <table:table-cell office:value-type="string">
            <text:p><text:s text:c="6"/>9</text:p>
          </table:table-cell>
          <table:table-cell table:formula="of:=[.B1242]/1" office:value-type="float" office:value="3914">
            <text:p>3914</text:p>
          </table:table-cell>
          <table:table-cell table:formula="of:=[.C1242]/1" office:value-type="float" office:value="16511">
            <text:p>16511</text:p>
          </table:table-cell>
          <table:table-cell table:formula="of:=[.G$1]+[.E1242]*([.G$2]+[.E1242]*([.G$3]+[.G$4]*[.E1242]))" office:value-type="float" office:value="16481.0866022952">
            <text:p>16481.087</text:p>
          </table:table-cell>
          <table:table-cell table:formula="of:=[.F1242]-[.G1242]" office:value-type="float" office:value="29.9133977048405">
            <text:p>29.913</text:p>
          </table:table-cell>
          <table:table-cell table:formula="of:=INT([.I$4]*[.E1242]*([.J$3]/[.J$4])+[.I$3])" office:value-type="float" office:value="189982669">
            <text:p>189982669</text:p>
          </table:table-cell>
          <table:table-cell table:formula="of:=INT([.I1242]*[.E1242]*([.J$2]/[.J$3]))+[.I$2]" office:value-type="float" office:value="111662">
            <text:p>111662</text:p>
          </table:table-cell>
          <table:table-cell table:formula="of:=[.J1242]*[.E1242]*(1/[.J$2])+[.I$1]" office:value-type="float" office:value="16480.5973129272">
            <text:p>16481</text:p>
          </table:table-cell>
          <table:table-cell table:formula="of:=[.F1242]-[.K1242]" office:value-type="float" office:value="30.4026870727539">
            <text:p>30</text:p>
          </table:table-cell>
        </table:table-row>
        <table:table-row table:style-name="ro1">
          <table:table-cell office:value-type="string">
            <text:p><text:s text:c="2"/>1238</text:p>
          </table:table-cell>
          <table:table-cell office:value-type="string">
            <text:p><text:s text:c="3"/>3917</text:p>
          </table:table-cell>
          <table:table-cell office:value-type="string">
            <text:p><text:s text:c="2"/>16546</text:p>
          </table:table-cell>
          <table:table-cell office:value-type="string">
            <text:p><text:s text:c="6"/>8</text:p>
          </table:table-cell>
          <table:table-cell table:formula="of:=[.B1243]/1" office:value-type="float" office:value="3917">
            <text:p>3917</text:p>
          </table:table-cell>
          <table:table-cell table:formula="of:=[.C1243]/1" office:value-type="float" office:value="16546">
            <text:p>16546</text:p>
          </table:table-cell>
          <table:table-cell table:formula="of:=[.G$1]+[.E1243]*([.G$2]+[.E1243]*([.G$3]+[.G$4]*[.E1243]))" office:value-type="float" office:value="16517.3010351819">
            <text:p>16517.301</text:p>
          </table:table-cell>
          <table:table-cell table:formula="of:=[.F1243]-[.G1243]" office:value-type="float" office:value="28.698964818097">
            <text:p>28.699</text:p>
          </table:table-cell>
          <table:table-cell table:formula="of:=INT([.I$4]*[.E1243]*([.J$3]/[.J$4])+[.I$3])" office:value-type="float" office:value="189996502">
            <text:p>189996502</text:p>
          </table:table-cell>
          <table:table-cell table:formula="of:=INT([.I1243]*[.E1243]*([.J$2]/[.J$3]))+[.I$2]" office:value-type="float" office:value="116423">
            <text:p>116423</text:p>
          </table:table-cell>
          <table:table-cell table:formula="of:=[.J1243]*[.E1243]*(1/[.J$2])+[.I$1]" office:value-type="float" office:value="16516.8060817719">
            <text:p>16517</text:p>
          </table:table-cell>
          <table:table-cell table:formula="of:=[.F1243]-[.K1243]" office:value-type="float" office:value="29.1939182281494">
            <text:p>29</text:p>
          </table:table-cell>
        </table:table-row>
        <table:table-row table:style-name="ro1">
          <table:table-cell office:value-type="string">
            <text:p><text:s text:c="2"/>1239</text:p>
          </table:table-cell>
          <table:table-cell office:value-type="string">
            <text:p><text:s text:c="3"/>3920</text:p>
          </table:table-cell>
          <table:table-cell office:value-type="string">
            <text:p><text:s text:c="2"/>16580</text:p>
          </table:table-cell>
          <table:table-cell office:value-type="string">
            <text:p><text:s text:c="6"/>8</text:p>
          </table:table-cell>
          <table:table-cell table:formula="of:=[.B1244]/1" office:value-type="float" office:value="3920">
            <text:p>3920</text:p>
          </table:table-cell>
          <table:table-cell table:formula="of:=[.C1244]/1" office:value-type="float" office:value="16580">
            <text:p>16580</text:p>
          </table:table-cell>
          <table:table-cell table:formula="of:=[.G$1]+[.E1244]*([.G$2]+[.E1244]*([.G$3]+[.G$4]*[.E1244]))" office:value-type="float" office:value="16553.5746966226">
            <text:p>16553.575</text:p>
          </table:table-cell>
          <table:table-cell table:formula="of:=[.F1244]-[.G1244]" office:value-type="float" office:value="26.4253033773639">
            <text:p>26.425</text:p>
          </table:table-cell>
          <table:table-cell table:formula="of:=INT([.I$4]*[.E1244]*([.J$3]/[.J$4])+[.I$3])" office:value-type="float" office:value="190010336">
            <text:p>190010336</text:p>
          </table:table-cell>
          <table:table-cell table:formula="of:=INT([.I1244]*[.E1244]*([.J$2]/[.J$3]))+[.I$2]" office:value-type="float" office:value="121186">
            <text:p>121186</text:p>
          </table:table-cell>
          <table:table-cell table:formula="of:=[.J1244]*[.E1244]*(1/[.J$2])+[.I$1]" office:value-type="float" office:value="16553.0842895508">
            <text:p>16553</text:p>
          </table:table-cell>
          <table:table-cell table:formula="of:=[.F1244]-[.K1244]" office:value-type="float" office:value="26.9157104492187">
            <text:p>27</text:p>
          </table:table-cell>
        </table:table-row>
        <table:table-row table:style-name="ro1">
          <table:table-cell office:value-type="string">
            <text:p><text:s text:c="2"/>1240</text:p>
          </table:table-cell>
          <table:table-cell office:value-type="string">
            <text:p><text:s text:c="3"/>3922</text:p>
          </table:table-cell>
          <table:table-cell office:value-type="string">
            <text:p><text:s text:c="2"/>16622</text:p>
          </table:table-cell>
          <table:table-cell office:value-type="string">
            <text:p><text:s text:c="6"/>8</text:p>
          </table:table-cell>
          <table:table-cell table:formula="of:=[.B1245]/1" office:value-type="float" office:value="3922">
            <text:p>3922</text:p>
          </table:table-cell>
          <table:table-cell table:formula="of:=[.C1245]/1" office:value-type="float" office:value="16622">
            <text:p>16622</text:p>
          </table:table-cell>
          <table:table-cell table:formula="of:=[.G$1]+[.E1245]*([.G$2]+[.E1245]*([.G$3]+[.G$4]*[.E1245]))" office:value-type="float" office:value="16577.7900477033">
            <text:p>16577.790</text:p>
          </table:table-cell>
          <table:table-cell table:formula="of:=[.F1245]-[.G1245]" office:value-type="float" office:value="44.2099522966528">
            <text:p>44.210</text:p>
          </table:table-cell>
          <table:table-cell table:formula="of:=INT([.I$4]*[.E1245]*([.J$3]/[.J$4])+[.I$3])" office:value-type="float" office:value="190019558">
            <text:p>190019558</text:p>
          </table:table-cell>
          <table:table-cell table:formula="of:=INT([.I1245]*[.E1245]*([.J$2]/[.J$3]))+[.I$2]" office:value-type="float" office:value="124361">
            <text:p>124361</text:p>
          </table:table-cell>
          <table:table-cell table:formula="of:=[.J1245]*[.E1245]*(1/[.J$2])+[.I$1]" office:value-type="float" office:value="16577.2975502014">
            <text:p>16577</text:p>
          </table:table-cell>
          <table:table-cell table:formula="of:=[.F1245]-[.K1245]" office:value-type="float" office:value="44.702449798584">
            <text:p>45</text:p>
          </table:table-cell>
        </table:table-row>
        <table:table-row table:style-name="ro1">
          <table:table-cell office:value-type="string">
            <text:p><text:s text:c="2"/>1241</text:p>
          </table:table-cell>
          <table:table-cell office:value-type="string">
            <text:p><text:s text:c="3"/>3925</text:p>
          </table:table-cell>
          <table:table-cell office:value-type="string">
            <text:p><text:s text:c="2"/>16652</text:p>
          </table:table-cell>
          <table:table-cell office:value-type="string">
            <text:p><text:s text:c="6"/>9</text:p>
          </table:table-cell>
          <table:table-cell table:formula="of:=[.B1246]/1" office:value-type="float" office:value="3925">
            <text:p>3925</text:p>
          </table:table-cell>
          <table:table-cell table:formula="of:=[.C1246]/1" office:value-type="float" office:value="16652">
            <text:p>16652</text:p>
          </table:table-cell>
          <table:table-cell table:formula="of:=[.G$1]+[.E1246]*([.G$2]+[.E1246]*([.G$3]+[.G$4]*[.E1246]))" office:value-type="float" office:value="16614.1624475568">
            <text:p>16614.162</text:p>
          </table:table-cell>
          <table:table-cell table:formula="of:=[.F1246]-[.G1246]" office:value-type="float" office:value="37.8375524432413">
            <text:p>37.838</text:p>
          </table:table-cell>
          <table:table-cell table:formula="of:=INT([.I$4]*[.E1246]*([.J$3]/[.J$4])+[.I$3])" office:value-type="float" office:value="190033391">
            <text:p>190033391</text:p>
          </table:table-cell>
          <table:table-cell table:formula="of:=INT([.I1246]*[.E1246]*([.J$2]/[.J$3]))+[.I$2]" office:value-type="float" office:value="129124">
            <text:p>129124</text:p>
          </table:table-cell>
          <table:table-cell table:formula="of:=[.J1246]*[.E1246]*(1/[.J$2])+[.I$1]" office:value-type="float" office:value="16613.6666030884">
            <text:p>16614</text:p>
          </table:table-cell>
          <table:table-cell table:formula="of:=[.F1246]-[.K1246]" office:value-type="float" office:value="38.3333969116211">
            <text:p>38</text:p>
          </table:table-cell>
        </table:table-row>
        <table:table-row table:style-name="ro1">
          <table:table-cell office:value-type="string">
            <text:p><text:s text:c="2"/>1242</text:p>
          </table:table-cell>
          <table:table-cell office:value-type="string">
            <text:p><text:s text:c="3"/>3928</text:p>
          </table:table-cell>
          <table:table-cell office:value-type="string">
            <text:p><text:s text:c="2"/>16690</text:p>
          </table:table-cell>
          <table:table-cell office:value-type="string">
            <text:p><text:s text:c="6"/>7</text:p>
          </table:table-cell>
          <table:table-cell table:formula="of:=[.B1247]/1" office:value-type="float" office:value="3928">
            <text:p>3928</text:p>
          </table:table-cell>
          <table:table-cell table:formula="of:=[.C1247]/1" office:value-type="float" office:value="16690">
            <text:p>16690</text:p>
          </table:table-cell>
          <table:table-cell table:formula="of:=[.G$1]+[.E1247]*([.G$2]+[.E1247]*([.G$3]+[.G$4]*[.E1247]))" office:value-type="float" office:value="16650.5941049514">
            <text:p>16650.594</text:p>
          </table:table-cell>
          <table:table-cell table:formula="of:=[.F1247]-[.G1247]" office:value-type="float" office:value="39.4058950486251">
            <text:p>39.406</text:p>
          </table:table-cell>
          <table:table-cell table:formula="of:=INT([.I$4]*[.E1247]*([.J$3]/[.J$4])+[.I$3])" office:value-type="float" office:value="190047224">
            <text:p>190047224</text:p>
          </table:table-cell>
          <table:table-cell table:formula="of:=INT([.I1247]*[.E1247]*([.J$2]/[.J$3]))+[.I$2]" office:value-type="float" office:value="133888">
            <text:p>133888</text:p>
          </table:table-cell>
          <table:table-cell table:formula="of:=[.J1247]*[.E1247]*(1/[.J$2])+[.I$1]" office:value-type="float" office:value="16650.09765625">
            <text:p>16650</text:p>
          </table:table-cell>
          <table:table-cell table:formula="of:=[.F1247]-[.K1247]" office:value-type="float" office:value="39.90234375">
            <text:p>40</text:p>
          </table:table-cell>
        </table:table-row>
        <table:table-row table:style-name="ro1">
          <table:table-cell office:value-type="string">
            <text:p><text:s text:c="2"/>1243</text:p>
          </table:table-cell>
          <table:table-cell office:value-type="string">
            <text:p><text:s text:c="3"/>3932</text:p>
          </table:table-cell>
          <table:table-cell office:value-type="string">
            <text:p><text:s text:c="2"/>16718</text:p>
          </table:table-cell>
          <table:table-cell office:value-type="string">
            <text:p><text:s text:c="6"/>8</text:p>
          </table:table-cell>
          <table:table-cell table:formula="of:=[.B1248]/1" office:value-type="float" office:value="3932">
            <text:p>3932</text:p>
          </table:table-cell>
          <table:table-cell table:formula="of:=[.C1248]/1" office:value-type="float" office:value="16718">
            <text:p>16718</text:p>
          </table:table-cell>
          <table:table-cell table:formula="of:=[.G$1]+[.E1248]*([.G$2]+[.E1248]*([.G$3]+[.G$4]*[.E1248]))" office:value-type="float" office:value="16699.2618453296">
            <text:p>16699.262</text:p>
          </table:table-cell>
          <table:table-cell table:formula="of:=[.F1248]-[.G1248]" office:value-type="float" office:value="18.7381546703873">
            <text:p>18.738</text:p>
          </table:table-cell>
          <table:table-cell table:formula="of:=INT([.I$4]*[.E1248]*([.J$3]/[.J$4])+[.I$3])" office:value-type="float" office:value="190065668">
            <text:p>190065668</text:p>
          </table:table-cell>
          <table:table-cell table:formula="of:=INT([.I1248]*[.E1248]*([.J$2]/[.J$3]))+[.I$2]" office:value-type="float" office:value="140242">
            <text:p>140242</text:p>
          </table:table-cell>
          <table:table-cell table:formula="of:=[.J1248]*[.E1248]*(1/[.J$2])+[.I$1]" office:value-type="float" office:value="16698.7722015381">
            <text:p>16699</text:p>
          </table:table-cell>
          <table:table-cell table:formula="of:=[.F1248]-[.K1248]" office:value-type="float" office:value="19.2277984619141">
            <text:p>19</text:p>
          </table:table-cell>
        </table:table-row>
        <table:table-row table:style-name="ro1">
          <table:table-cell office:value-type="string">
            <text:p><text:s text:c="2"/>1244</text:p>
          </table:table-cell>
          <table:table-cell office:value-type="string">
            <text:p><text:s text:c="3"/>3935</text:p>
          </table:table-cell>
          <table:table-cell office:value-type="string">
            <text:p><text:s text:c="2"/>16762</text:p>
          </table:table-cell>
          <table:table-cell office:value-type="string">
            <text:p><text:s text:c="6"/>8</text:p>
          </table:table-cell>
          <table:table-cell table:formula="of:=[.B1249]/1" office:value-type="float" office:value="3935">
            <text:p>3935</text:p>
          </table:table-cell>
          <table:table-cell table:formula="of:=[.C1249]/1" office:value-type="float" office:value="16762">
            <text:p>16762</text:p>
          </table:table-cell>
          <table:table-cell table:formula="of:=[.G$1]+[.E1249]*([.G$2]+[.E1249]*([.G$3]+[.G$4]*[.E1249]))" office:value-type="float" office:value="16735.8318125934">
            <text:p>16735.832</text:p>
          </table:table-cell>
          <table:table-cell table:formula="of:=[.F1249]-[.G1249]" office:value-type="float" office:value="26.1681874066308">
            <text:p>26.168</text:p>
          </table:table-cell>
          <table:table-cell table:formula="of:=INT([.I$4]*[.E1249]*([.J$3]/[.J$4])+[.I$3])" office:value-type="float" office:value="190079501">
            <text:p>190079501</text:p>
          </table:table-cell>
          <table:table-cell table:formula="of:=INT([.I1249]*[.E1249]*([.J$2]/[.J$3]))+[.I$2]" office:value-type="float" office:value="145007">
            <text:p>145007</text:p>
          </table:table-cell>
          <table:table-cell table:formula="of:=[.J1249]*[.E1249]*(1/[.J$2])+[.I$1]" office:value-type="float" office:value="16735.3379840851">
            <text:p>16735</text:p>
          </table:table-cell>
          <table:table-cell table:formula="of:=[.F1249]-[.K1249]" office:value-type="float" office:value="26.662015914917">
            <text:p>27</text:p>
          </table:table-cell>
        </table:table-row>
        <table:table-row table:style-name="ro1">
          <table:table-cell office:value-type="string">
            <text:p><text:s text:c="2"/>1245</text:p>
          </table:table-cell>
          <table:table-cell office:value-type="string">
            <text:p><text:s text:c="3"/>3938</text:p>
          </table:table-cell>
          <table:table-cell office:value-type="string">
            <text:p><text:s text:c="2"/>16793</text:p>
          </table:table-cell>
          <table:table-cell office:value-type="string">
            <text:p><text:s text:c="6"/>9</text:p>
          </table:table-cell>
          <table:table-cell table:formula="of:=[.B1250]/1" office:value-type="float" office:value="3938">
            <text:p>3938</text:p>
          </table:table-cell>
          <table:table-cell table:formula="of:=[.C1250]/1" office:value-type="float" office:value="16793">
            <text:p>16793</text:p>
          </table:table-cell>
          <table:table-cell table:formula="of:=[.G$1]+[.E1250]*([.G$2]+[.E1250]*([.G$3]+[.G$4]*[.E1250]))" office:value-type="float" office:value="16772.4610736323">
            <text:p>16772.461</text:p>
          </table:table-cell>
          <table:table-cell table:formula="of:=[.F1250]-[.G1250]" office:value-type="float" office:value="20.5389263676734">
            <text:p>20.539</text:p>
          </table:table-cell>
          <table:table-cell table:formula="of:=INT([.I$4]*[.E1250]*([.J$3]/[.J$4])+[.I$3])" office:value-type="float" office:value="190093335">
            <text:p>190093335</text:p>
          </table:table-cell>
          <table:table-cell table:formula="of:=INT([.I1250]*[.E1250]*([.J$2]/[.J$3]))+[.I$2]" office:value-type="float" office:value="149773">
            <text:p>149773</text:p>
          </table:table-cell>
          <table:table-cell table:formula="of:=[.J1250]*[.E1250]*(1/[.J$2])+[.I$1]" office:value-type="float" office:value="16771.9658088684">
            <text:p>16772</text:p>
          </table:table-cell>
          <table:table-cell table:formula="of:=[.F1250]-[.K1250]" office:value-type="float" office:value="21.0341911315918">
            <text:p>21</text:p>
          </table:table-cell>
        </table:table-row>
        <table:table-row table:style-name="ro1">
          <table:table-cell office:value-type="string">
            <text:p><text:s text:c="2"/>1246</text:p>
          </table:table-cell>
          <table:table-cell office:value-type="string">
            <text:p><text:s text:c="3"/>3940</text:p>
          </table:table-cell>
          <table:table-cell office:value-type="string">
            <text:p><text:s text:c="2"/>16835</text:p>
          </table:table-cell>
          <table:table-cell office:value-type="string">
            <text:p><text:s text:c="6"/>9</text:p>
          </table:table-cell>
          <table:table-cell table:formula="of:=[.B1251]/1" office:value-type="float" office:value="3940">
            <text:p>3940</text:p>
          </table:table-cell>
          <table:table-cell table:formula="of:=[.C1251]/1" office:value-type="float" office:value="16835">
            <text:p>16835</text:p>
          </table:table-cell>
          <table:table-cell table:formula="of:=[.G$1]+[.E1251]*([.G$2]+[.E1251]*([.G$3]+[.G$4]*[.E1251]))" office:value-type="float" office:value="16796.9135273459">
            <text:p>16796.914</text:p>
          </table:table-cell>
          <table:table-cell table:formula="of:=[.F1251]-[.G1251]" office:value-type="float" office:value="38.0864726541477">
            <text:p>38.086</text:p>
          </table:table-cell>
          <table:table-cell table:formula="of:=INT([.I$4]*[.E1251]*([.J$3]/[.J$4])+[.I$3])" office:value-type="float" office:value="190102557">
            <text:p>190102557</text:p>
          </table:table-cell>
          <table:table-cell table:formula="of:=INT([.I1251]*[.E1251]*([.J$2]/[.J$3]))+[.I$2]" office:value-type="float" office:value="152951">
            <text:p>152951</text:p>
          </table:table-cell>
          <table:table-cell table:formula="of:=[.J1251]*[.E1251]*(1/[.J$2])+[.I$1]" office:value-type="float" office:value="16796.419670105">
            <text:p>16796</text:p>
          </table:table-cell>
          <table:table-cell table:formula="of:=[.F1251]-[.K1251]" office:value-type="float" office:value="38.5803298950195">
            <text:p>39</text:p>
          </table:table-cell>
        </table:table-row>
        <table:table-row table:style-name="ro1">
          <table:table-cell office:value-type="string">
            <text:p><text:s text:c="2"/>1247</text:p>
          </table:table-cell>
          <table:table-cell office:value-type="string">
            <text:p><text:s text:c="3"/>3943</text:p>
          </table:table-cell>
          <table:table-cell office:value-type="string">
            <text:p><text:s text:c="2"/>16874</text:p>
          </table:table-cell>
          <table:table-cell office:value-type="string">
            <text:p><text:s text:c="6"/>8</text:p>
          </table:table-cell>
          <table:table-cell table:formula="of:=[.B1252]/1" office:value-type="float" office:value="3943">
            <text:p>3943</text:p>
          </table:table-cell>
          <table:table-cell table:formula="of:=[.C1252]/1" office:value-type="float" office:value="16874">
            <text:p>16874</text:p>
          </table:table-cell>
          <table:table-cell table:formula="of:=[.G$1]+[.E1252]*([.G$2]+[.E1252]*([.G$3]+[.G$4]*[.E1252]))" office:value-type="float" office:value="16833.6416354995">
            <text:p>16833.642</text:p>
          </table:table-cell>
          <table:table-cell table:formula="of:=[.F1252]-[.G1252]" office:value-type="float" office:value="40.3583645005165">
            <text:p>40.358</text:p>
          </table:table-cell>
          <table:table-cell table:formula="of:=INT([.I$4]*[.E1252]*([.J$3]/[.J$4])+[.I$3])" office:value-type="float" office:value="190116390">
            <text:p>190116390</text:p>
          </table:table-cell>
          <table:table-cell table:formula="of:=INT([.I1252]*[.E1252]*([.J$2]/[.J$3]))+[.I$2]" office:value-type="float" office:value="157718">
            <text:p>157718</text:p>
          </table:table-cell>
          <table:table-cell table:formula="of:=[.J1252]*[.E1252]*(1/[.J$2])+[.I$1]" office:value-type="float" office:value="16833.1459236145">
            <text:p>16833</text:p>
          </table:table-cell>
          <table:table-cell table:formula="of:=[.F1252]-[.K1252]" office:value-type="float" office:value="40.8540763854981">
            <text:p>41</text:p>
          </table:table-cell>
        </table:table-row>
        <table:table-row table:style-name="ro1">
          <table:table-cell office:value-type="string">
            <text:p><text:s text:c="2"/>1248</text:p>
          </table:table-cell>
          <table:table-cell office:value-type="string">
            <text:p><text:s text:c="3"/>3946</text:p>
          </table:table-cell>
          <table:table-cell office:value-type="string">
            <text:p><text:s text:c="2"/>16910</text:p>
          </table:table-cell>
          <table:table-cell office:value-type="string">
            <text:p><text:s text:c="6"/>7</text:p>
          </table:table-cell>
          <table:table-cell table:formula="of:=[.B1253]/1" office:value-type="float" office:value="3946">
            <text:p>3946</text:p>
          </table:table-cell>
          <table:table-cell table:formula="of:=[.C1253]/1" office:value-type="float" office:value="16910">
            <text:p>16910</text:p>
          </table:table-cell>
          <table:table-cell table:formula="of:=[.G$1]+[.E1253]*([.G$2]+[.E1253]*([.G$3]+[.G$4]*[.E1253]))" office:value-type="float" office:value="16870.4290664155">
            <text:p>16870.429</text:p>
          </table:table-cell>
          <table:table-cell table:formula="of:=[.F1253]-[.G1253]" office:value-type="float" office:value="39.570933584484">
            <text:p>39.571</text:p>
          </table:table-cell>
          <table:table-cell table:formula="of:=INT([.I$4]*[.E1253]*([.J$3]/[.J$4])+[.I$3])" office:value-type="float" office:value="190130223">
            <text:p>190130223</text:p>
          </table:table-cell>
          <table:table-cell table:formula="of:=INT([.I1253]*[.E1253]*([.J$2]/[.J$3]))+[.I$2]" office:value-type="float" office:value="162486">
            <text:p>162486</text:p>
          </table:table-cell>
          <table:table-cell table:formula="of:=[.J1253]*[.E1253]*(1/[.J$2])+[.I$1]" office:value-type="float" office:value="16869.9342575073">
            <text:p>16870</text:p>
          </table:table-cell>
          <table:table-cell table:formula="of:=[.F1253]-[.K1253]" office:value-type="float" office:value="40.0657424926758">
            <text:p>40</text:p>
          </table:table-cell>
        </table:table-row>
        <table:table-row table:style-name="ro1">
          <table:table-cell office:value-type="string">
            <text:p><text:s text:c="2"/>1249</text:p>
          </table:table-cell>
          <table:table-cell office:value-type="string">
            <text:p><text:s text:c="3"/>3950</text:p>
          </table:table-cell>
          <table:table-cell office:value-type="string">
            <text:p><text:s text:c="2"/>16946</text:p>
          </table:table-cell>
          <table:table-cell office:value-type="string">
            <text:p><text:s text:c="6"/>9</text:p>
          </table:table-cell>
          <table:table-cell table:formula="of:=[.B1254]/1" office:value-type="float" office:value="3950">
            <text:p>3950</text:p>
          </table:table-cell>
          <table:table-cell table:formula="of:=[.C1254]/1" office:value-type="float" office:value="16946">
            <text:p>16946</text:p>
          </table:table-cell>
          <table:table-cell table:formula="of:=[.G$1]+[.E1254]*([.G$2]+[.E1254]*([.G$3]+[.G$4]*[.E1254]))" office:value-type="float" office:value="16919.5712729442">
            <text:p>16919.571</text:p>
          </table:table-cell>
          <table:table-cell table:formula="of:=[.F1254]-[.G1254]" office:value-type="float" office:value="26.4287270558234">
            <text:p>26.429</text:p>
          </table:table-cell>
          <table:table-cell table:formula="of:=INT([.I$4]*[.E1254]*([.J$3]/[.J$4])+[.I$3])" office:value-type="float" office:value="190148667">
            <text:p>190148667</text:p>
          </table:table-cell>
          <table:table-cell table:formula="of:=INT([.I1254]*[.E1254]*([.J$2]/[.J$3]))+[.I$2]" office:value-type="float" office:value="168844">
            <text:p>168844</text:p>
          </table:table-cell>
          <table:table-cell table:formula="of:=[.J1254]*[.E1254]*(1/[.J$2])+[.I$1]" office:value-type="float" office:value="16919.0752716064">
            <text:p>16919</text:p>
          </table:table-cell>
          <table:table-cell table:formula="of:=[.F1254]-[.K1254]" office:value-type="float" office:value="26.9247283935547">
            <text:p>27</text:p>
          </table:table-cell>
        </table:table-row>
        <table:table-row table:style-name="ro1">
          <table:table-cell office:value-type="string">
            <text:p><text:s text:c="2"/>1250</text:p>
          </table:table-cell>
          <table:table-cell office:value-type="string">
            <text:p><text:s text:c="3"/>3953</text:p>
          </table:table-cell>
          <table:table-cell office:value-type="string">
            <text:p><text:s text:c="2"/>16989</text:p>
          </table:table-cell>
          <table:table-cell office:value-type="string">
            <text:p><text:s text:c="6"/>8</text:p>
          </table:table-cell>
          <table:table-cell table:formula="of:=[.B1255]/1" office:value-type="float" office:value="3953">
            <text:p>3953</text:p>
          </table:table-cell>
          <table:table-cell table:formula="of:=[.C1255]/1" office:value-type="float" office:value="16989">
            <text:p>16989</text:p>
          </table:table-cell>
          <table:table-cell table:formula="of:=[.G$1]+[.E1255]*([.G$2]+[.E1255]*([.G$3]+[.G$4]*[.E1255]))" office:value-type="float" office:value="16956.4971659122">
            <text:p>16956.497</text:p>
          </table:table-cell>
          <table:table-cell table:formula="of:=[.F1255]-[.G1255]" office:value-type="float" office:value="32.5028340878489">
            <text:p>32.503</text:p>
          </table:table-cell>
          <table:table-cell table:formula="of:=INT([.I$4]*[.E1255]*([.J$3]/[.J$4])+[.I$3])" office:value-type="float" office:value="190162501">
            <text:p>190162501</text:p>
          </table:table-cell>
          <table:table-cell table:formula="of:=INT([.I1255]*[.E1255]*([.J$2]/[.J$3]))+[.I$2]" office:value-type="float" office:value="173614">
            <text:p>173614</text:p>
          </table:table-cell>
          <table:table-cell table:formula="of:=[.J1255]*[.E1255]*(1/[.J$2])+[.I$1]" office:value-type="float" office:value="16956.0060081482">
            <text:p>16956</text:p>
          </table:table-cell>
          <table:table-cell table:formula="of:=[.F1255]-[.K1255]" office:value-type="float" office:value="32.9939918518066">
            <text:p>33</text:p>
          </table:table-cell>
        </table:table-row>
        <table:table-row table:style-name="ro1">
          <table:table-cell office:value-type="string">
            <text:p><text:s text:c="2"/>1251</text:p>
          </table:table-cell>
          <table:table-cell office:value-type="string">
            <text:p><text:s text:c="3"/>3956</text:p>
          </table:table-cell>
          <table:table-cell office:value-type="string">
            <text:p><text:s text:c="2"/>17028</text:p>
          </table:table-cell>
          <table:table-cell office:value-type="string">
            <text:p><text:s text:c="6"/>8</text:p>
          </table:table-cell>
          <table:table-cell table:formula="of:=[.B1256]/1" office:value-type="float" office:value="3956">
            <text:p>3956</text:p>
          </table:table-cell>
          <table:table-cell table:formula="of:=[.C1256]/1" office:value-type="float" office:value="17028">
            <text:p>17028</text:p>
          </table:table-cell>
          <table:table-cell table:formula="of:=[.G$1]+[.E1256]*([.G$2]+[.E1256]*([.G$3]+[.G$4]*[.E1256]))" office:value-type="float" office:value="16993.4824178765">
            <text:p>16993.482</text:p>
          </table:table-cell>
          <table:table-cell table:formula="of:=[.F1256]-[.G1256]" office:value-type="float" office:value="34.5175821234698">
            <text:p>34.518</text:p>
          </table:table-cell>
          <table:table-cell table:formula="of:=INT([.I$4]*[.E1256]*([.J$3]/[.J$4])+[.I$3])" office:value-type="float" office:value="190176334">
            <text:p>190176334</text:p>
          </table:table-cell>
          <table:table-cell table:formula="of:=INT([.I1256]*[.E1256]*([.J$2]/[.J$3]))+[.I$2]" office:value-type="float" office:value="178384">
            <text:p>178384</text:p>
          </table:table-cell>
          <table:table-cell table:formula="of:=[.J1256]*[.E1256]*(1/[.J$2])+[.I$1]" office:value-type="float" office:value="16992.9913330078">
            <text:p>16993</text:p>
          </table:table-cell>
          <table:table-cell table:formula="of:=[.F1256]-[.K1256]" office:value-type="float" office:value="35.0086669921875">
            <text:p>35</text:p>
          </table:table-cell>
        </table:table-row>
        <table:table-row table:style-name="ro1">
          <table:table-cell office:value-type="string">
            <text:p><text:s text:c="2"/>1252</text:p>
          </table:table-cell>
          <table:table-cell office:value-type="string">
            <text:p><text:s text:c="3"/>3959</text:p>
          </table:table-cell>
          <table:table-cell office:value-type="string">
            <text:p><text:s text:c="2"/>17062</text:p>
          </table:table-cell>
          <table:table-cell office:value-type="string">
            <text:p><text:s text:c="6"/>6</text:p>
          </table:table-cell>
          <table:table-cell table:formula="of:=[.B1257]/1" office:value-type="float" office:value="3959">
            <text:p>3959</text:p>
          </table:table-cell>
          <table:table-cell table:formula="of:=[.C1257]/1" office:value-type="float" office:value="17062">
            <text:p>17062</text:p>
          </table:table-cell>
          <table:table-cell table:formula="of:=[.G$1]+[.E1257]*([.G$2]+[.E1257]*([.G$3]+[.G$4]*[.E1257]))" office:value-type="float" office:value="17030.5270397075">
            <text:p>17030.527</text:p>
          </table:table-cell>
          <table:table-cell table:formula="of:=[.F1257]-[.G1257]" office:value-type="float" office:value="31.4729602924854">
            <text:p>31.473</text:p>
          </table:table-cell>
          <table:table-cell table:formula="of:=INT([.I$4]*[.E1257]*([.J$3]/[.J$4])+[.I$3])" office:value-type="float" office:value="190190167">
            <text:p>190190167</text:p>
          </table:table-cell>
          <table:table-cell table:formula="of:=INT([.I1257]*[.E1257]*([.J$2]/[.J$3]))+[.I$2]" office:value-type="float" office:value="183154">
            <text:p>183154</text:p>
          </table:table-cell>
          <table:table-cell table:formula="of:=[.J1257]*[.E1257]*(1/[.J$2])+[.I$1]" office:value-type="float" office:value="17030.0312461853">
            <text:p>17030</text:p>
          </table:table-cell>
          <table:table-cell table:formula="of:=[.F1257]-[.K1257]" office:value-type="float" office:value="31.9687538146973">
            <text:p>32</text:p>
          </table:table-cell>
        </table:table-row>
        <table:table-row table:style-name="ro1">
          <table:table-cell office:value-type="string">
            <text:p><text:s text:c="2"/>1253</text:p>
          </table:table-cell>
          <table:table-cell office:value-type="string">
            <text:p><text:s text:c="3"/>3961</text:p>
          </table:table-cell>
          <table:table-cell office:value-type="string">
            <text:p><text:s text:c="2"/>17095</text:p>
          </table:table-cell>
          <table:table-cell office:value-type="string">
            <text:p><text:s text:c="6"/>8</text:p>
          </table:table-cell>
          <table:table-cell table:formula="of:=[.B1258]/1" office:value-type="float" office:value="3961">
            <text:p>3961</text:p>
          </table:table-cell>
          <table:table-cell table:formula="of:=[.C1258]/1" office:value-type="float" office:value="17095">
            <text:p>17095</text:p>
          </table:table-cell>
          <table:table-cell table:formula="of:=[.G$1]+[.E1258]*([.G$2]+[.E1258]*([.G$3]+[.G$4]*[.E1258]))" office:value-type="float" office:value="17055.2564428887">
            <text:p>17055.256</text:p>
          </table:table-cell>
          <table:table-cell table:formula="of:=[.F1258]-[.G1258]" office:value-type="float" office:value="39.7435571112837">
            <text:p>39.744</text:p>
          </table:table-cell>
          <table:table-cell table:formula="of:=INT([.I$4]*[.E1258]*([.J$3]/[.J$4])+[.I$3])" office:value-type="float" office:value="190199389">
            <text:p>190199389</text:p>
          </table:table-cell>
          <table:table-cell table:formula="of:=INT([.I1258]*[.E1258]*([.J$2]/[.J$3]))+[.I$2]" office:value-type="float" office:value="186335">
            <text:p>186335</text:p>
          </table:table-cell>
          <table:table-cell table:formula="of:=[.J1258]*[.E1258]*(1/[.J$2])+[.I$1]" office:value-type="float" office:value="17054.7624034882">
            <text:p>17055</text:p>
          </table:table-cell>
          <table:table-cell table:formula="of:=[.F1258]-[.K1258]" office:value-type="float" office:value="40.2375965118408">
            <text:p>40</text:p>
          </table:table-cell>
        </table:table-row>
        <table:table-row table:style-name="ro1">
          <table:table-cell office:value-type="string">
            <text:p><text:s text:c="2"/>1254</text:p>
          </table:table-cell>
          <table:table-cell office:value-type="string">
            <text:p><text:s text:c="3"/>3964</text:p>
          </table:table-cell>
          <table:table-cell office:value-type="string">
            <text:p><text:s text:c="2"/>17136</text:p>
          </table:table-cell>
          <table:table-cell office:value-type="string">
            <text:p><text:s text:c="6"/>7</text:p>
          </table:table-cell>
          <table:table-cell table:formula="of:=[.B1259]/1" office:value-type="float" office:value="3964">
            <text:p>3964</text:p>
          </table:table-cell>
          <table:table-cell table:formula="of:=[.C1259]/1" office:value-type="float" office:value="17136">
            <text:p>17136</text:p>
          </table:table-cell>
          <table:table-cell table:formula="of:=[.G$1]+[.E1259]*([.G$2]+[.E1259]*([.G$3]+[.G$4]*[.E1259]))" office:value-type="float" office:value="17092.4000386534">
            <text:p>17092.400</text:p>
          </table:table-cell>
          <table:table-cell table:formula="of:=[.F1259]-[.G1259]" office:value-type="float" office:value="43.5999613466302">
            <text:p>43.600</text:p>
          </table:table-cell>
          <table:table-cell table:formula="of:=INT([.I$4]*[.E1259]*([.J$3]/[.J$4])+[.I$3])" office:value-type="float" office:value="190213222">
            <text:p>190213222</text:p>
          </table:table-cell>
          <table:table-cell table:formula="of:=INT([.I1259]*[.E1259]*([.J$2]/[.J$3]))+[.I$2]" office:value-type="float" office:value="191107">
            <text:p>191107</text:p>
          </table:table-cell>
          <table:table-cell table:formula="of:=[.J1259]*[.E1259]*(1/[.J$2])+[.I$1]" office:value-type="float" office:value="17091.9084243774">
            <text:p>17092</text:p>
          </table:table-cell>
          <table:table-cell table:formula="of:=[.F1259]-[.K1259]" office:value-type="float" office:value="44.0915756225586">
            <text:p>44</text:p>
          </table:table-cell>
        </table:table-row>
        <table:table-row table:style-name="ro1">
          <table:table-cell office:value-type="string">
            <text:p><text:s text:c="2"/>1255</text:p>
          </table:table-cell>
          <table:table-cell office:value-type="string">
            <text:p><text:s text:c="3"/>3967</text:p>
          </table:table-cell>
          <table:table-cell office:value-type="string">
            <text:p><text:s text:c="2"/>17166</text:p>
          </table:table-cell>
          <table:table-cell office:value-type="string">
            <text:p><text:s text:c="6"/>7</text:p>
          </table:table-cell>
          <table:table-cell table:formula="of:=[.B1260]/1" office:value-type="float" office:value="3967">
            <text:p>3967</text:p>
          </table:table-cell>
          <table:table-cell table:formula="of:=[.C1260]/1" office:value-type="float" office:value="17166">
            <text:p>17166</text:p>
          </table:table-cell>
          <table:table-cell table:formula="of:=[.G$1]+[.E1260]*([.G$2]+[.E1260]*([.G$3]+[.G$4]*[.E1260]))" office:value-type="float" office:value="17129.6030332718">
            <text:p>17129.603</text:p>
          </table:table-cell>
          <table:table-cell table:formula="of:=[.F1260]-[.G1260]" office:value-type="float" office:value="36.3969667281854">
            <text:p>36.397</text:p>
          </table:table-cell>
          <table:table-cell table:formula="of:=INT([.I$4]*[.E1260]*([.J$3]/[.J$4])+[.I$3])" office:value-type="float" office:value="190227055">
            <text:p>190227055</text:p>
          </table:table-cell>
          <table:table-cell table:formula="of:=INT([.I1260]*[.E1260]*([.J$2]/[.J$3]))+[.I$2]" office:value-type="float" office:value="195879">
            <text:p>195879</text:p>
          </table:table-cell>
          <table:table-cell table:formula="of:=[.J1260]*[.E1260]*(1/[.J$2])+[.I$1]" office:value-type="float" office:value="17129.1090564728">
            <text:p>17129</text:p>
          </table:table-cell>
          <table:table-cell table:formula="of:=[.F1260]-[.K1260]" office:value-type="float" office:value="36.8909435272217">
            <text:p>37</text:p>
          </table:table-cell>
        </table:table-row>
        <table:table-row table:style-name="ro1">
          <table:table-cell office:value-type="string">
            <text:p><text:s text:c="2"/>1256</text:p>
          </table:table-cell>
          <table:table-cell office:value-type="string">
            <text:p><text:s text:c="3"/>3971</text:p>
          </table:table-cell>
          <table:table-cell office:value-type="string">
            <text:p><text:s text:c="2"/>17205</text:p>
          </table:table-cell>
          <table:table-cell office:value-type="string">
            <text:p><text:s text:c="6"/>7</text:p>
          </table:table-cell>
          <table:table-cell table:formula="of:=[.B1261]/1" office:value-type="float" office:value="3971">
            <text:p>3971</text:p>
          </table:table-cell>
          <table:table-cell table:formula="of:=[.C1261]/1" office:value-type="float" office:value="17205">
            <text:p>17205</text:p>
          </table:table-cell>
          <table:table-cell table:formula="of:=[.G$1]+[.E1261]*([.G$2]+[.E1261]*([.G$3]+[.G$4]*[.E1261]))" office:value-type="float" office:value="17179.2994431015">
            <text:p>17179.299</text:p>
          </table:table-cell>
          <table:table-cell table:formula="of:=[.F1261]-[.G1261]" office:value-type="float" office:value="25.7005568985478">
            <text:p>25.701</text:p>
          </table:table-cell>
          <table:table-cell table:formula="of:=INT([.I$4]*[.E1261]*([.J$3]/[.J$4])+[.I$3])" office:value-type="float" office:value="190245500">
            <text:p>190245500</text:p>
          </table:table-cell>
          <table:table-cell table:formula="of:=INT([.I1261]*[.E1261]*([.J$2]/[.J$3]))+[.I$2]" office:value-type="float" office:value="202243">
            <text:p>202243</text:p>
          </table:table-cell>
          <table:table-cell table:formula="of:=[.J1261]*[.E1261]*(1/[.J$2])+[.I$1]" office:value-type="float" office:value="17178.8049488068">
            <text:p>17179</text:p>
          </table:table-cell>
          <table:table-cell table:formula="of:=[.F1261]-[.K1261]" office:value-type="float" office:value="26.1950511932373">
            <text:p>26</text:p>
          </table:table-cell>
        </table:table-row>
        <table:table-row table:style-name="ro1">
          <table:table-cell office:value-type="string">
            <text:p><text:s text:c="2"/>1257</text:p>
          </table:table-cell>
          <table:table-cell office:value-type="string">
            <text:p><text:s text:c="3"/>3974</text:p>
          </table:table-cell>
          <table:table-cell office:value-type="string">
            <text:p><text:s text:c="2"/>17241</text:p>
          </table:table-cell>
          <table:table-cell office:value-type="string">
            <text:p><text:s text:c="6"/>8</text:p>
          </table:table-cell>
          <table:table-cell table:formula="of:=[.B1262]/1" office:value-type="float" office:value="3974">
            <text:p>3974</text:p>
          </table:table-cell>
          <table:table-cell table:formula="of:=[.C1262]/1" office:value-type="float" office:value="17241">
            <text:p>17241</text:p>
          </table:table-cell>
          <table:table-cell table:formula="of:=[.G$1]+[.E1262]*([.G$2]+[.E1262]*([.G$3]+[.G$4]*[.E1262]))" office:value-type="float" office:value="17216.6410773184">
            <text:p>17216.641</text:p>
          </table:table-cell>
          <table:table-cell table:formula="of:=[.F1262]-[.G1262]" office:value-type="float" office:value="24.3589226815602">
            <text:p>24.359</text:p>
          </table:table-cell>
          <table:table-cell table:formula="of:=INT([.I$4]*[.E1262]*([.J$3]/[.J$4])+[.I$3])" office:value-type="float" office:value="190259333">
            <text:p>190259333</text:p>
          </table:table-cell>
          <table:table-cell table:formula="of:=INT([.I1262]*[.E1262]*([.J$2]/[.J$3]))+[.I$2]" office:value-type="float" office:value="207017">
            <text:p>207017</text:p>
          </table:table-cell>
          <table:table-cell table:formula="of:=[.J1262]*[.E1262]*(1/[.J$2])+[.I$1]" office:value-type="float" office:value="17216.1481742859">
            <text:p>17216</text:p>
          </table:table-cell>
          <table:table-cell table:formula="of:=[.F1262]-[.K1262]" office:value-type="float" office:value="24.8518257141113">
            <text:p>25</text:p>
          </table:table-cell>
        </table:table-row>
        <table:table-row table:style-name="ro1">
          <table:table-cell office:value-type="string">
            <text:p><text:s text:c="2"/>1258</text:p>
          </table:table-cell>
          <table:table-cell office:value-type="string">
            <text:p><text:s text:c="3"/>3977</text:p>
          </table:table-cell>
          <table:table-cell office:value-type="string">
            <text:p><text:s text:c="2"/>17280</text:p>
          </table:table-cell>
          <table:table-cell office:value-type="string">
            <text:p><text:s text:c="6"/>8</text:p>
          </table:table-cell>
          <table:table-cell table:formula="of:=[.B1263]/1" office:value-type="float" office:value="3977">
            <text:p>3977</text:p>
          </table:table-cell>
          <table:table-cell table:formula="of:=[.C1263]/1" office:value-type="float" office:value="17280">
            <text:p>17280</text:p>
          </table:table-cell>
          <table:table-cell table:formula="of:=[.G$1]+[.E1263]*([.G$2]+[.E1263]*([.G$3]+[.G$4]*[.E1263]))" office:value-type="float" office:value="17254.0421466232">
            <text:p>17254.042</text:p>
          </table:table-cell>
          <table:table-cell table:formula="of:=[.F1263]-[.G1263]" office:value-type="float" office:value="25.9578533767635">
            <text:p>25.958</text:p>
          </table:table-cell>
          <table:table-cell table:formula="of:=INT([.I$4]*[.E1263]*([.J$3]/[.J$4])+[.I$3])" office:value-type="float" office:value="190273166">
            <text:p>190273166</text:p>
          </table:table-cell>
          <table:table-cell table:formula="of:=INT([.I1263]*[.E1263]*([.J$2]/[.J$3]))+[.I$2]" office:value-type="float" office:value="211791">
            <text:p>211791</text:p>
          </table:table-cell>
          <table:table-cell table:formula="of:=[.J1263]*[.E1263]*(1/[.J$2])+[.I$1]" office:value-type="float" office:value="17253.5460338593">
            <text:p>17254</text:p>
          </table:table-cell>
          <table:table-cell table:formula="of:=[.F1263]-[.K1263]" office:value-type="float" office:value="26.4539661407471">
            <text:p>26</text:p>
          </table:table-cell>
        </table:table-row>
        <table:table-row table:style-name="ro1">
          <table:table-cell office:value-type="string">
            <text:p><text:s text:c="2"/>1259</text:p>
          </table:table-cell>
          <table:table-cell office:value-type="string">
            <text:p><text:s text:c="3"/>3978</text:p>
          </table:table-cell>
          <table:table-cell office:value-type="string">
            <text:p><text:s text:c="2"/>17318</text:p>
          </table:table-cell>
          <table:table-cell office:value-type="string">
            <text:p><text:s text:c="6"/>7</text:p>
          </table:table-cell>
          <table:table-cell table:formula="of:=[.B1264]/1" office:value-type="float" office:value="3978">
            <text:p>3978</text:p>
          </table:table-cell>
          <table:table-cell table:formula="of:=[.C1264]/1" office:value-type="float" office:value="17318">
            <text:p>17318</text:p>
          </table:table-cell>
          <table:table-cell table:formula="of:=[.G$1]+[.E1264]*([.G$2]+[.E1264]*([.G$3]+[.G$4]*[.E1264]))" office:value-type="float" office:value="17266.5223794009">
            <text:p>17266.522</text:p>
          </table:table-cell>
          <table:table-cell table:formula="of:=[.F1264]-[.G1264]" office:value-type="float" office:value="51.4776205990747">
            <text:p>51.478</text:p>
          </table:table-cell>
          <table:table-cell table:formula="of:=INT([.I$4]*[.E1264]*([.J$3]/[.J$4])+[.I$3])" office:value-type="float" office:value="190277777">
            <text:p>190277777</text:p>
          </table:table-cell>
          <table:table-cell table:formula="of:=INT([.I1264]*[.E1264]*([.J$2]/[.J$3]))+[.I$2]" office:value-type="float" office:value="213383">
            <text:p>213383</text:p>
          </table:table-cell>
          <table:table-cell table:formula="of:=[.J1264]*[.E1264]*(1/[.J$2])+[.I$1]" office:value-type="float" office:value="17266.0291862488">
            <text:p>17266</text:p>
          </table:table-cell>
          <table:table-cell table:formula="of:=[.F1264]-[.K1264]" office:value-type="float" office:value="51.9708137512207">
            <text:p>52</text:p>
          </table:table-cell>
        </table:table-row>
        <table:table-row table:style-name="ro1">
          <table:table-cell office:value-type="string">
            <text:p><text:s text:c="2"/>1260</text:p>
          </table:table-cell>
          <table:table-cell office:value-type="string">
            <text:p><text:s text:c="3"/>3982</text:p>
          </table:table-cell>
          <table:table-cell office:value-type="string">
            <text:p><text:s text:c="2"/>17351</text:p>
          </table:table-cell>
          <table:table-cell office:value-type="string">
            <text:p><text:s text:c="6"/>8</text:p>
          </table:table-cell>
          <table:table-cell table:formula="of:=[.B1265]/1" office:value-type="float" office:value="3982">
            <text:p>3982</text:p>
          </table:table-cell>
          <table:table-cell table:formula="of:=[.C1265]/1" office:value-type="float" office:value="17351">
            <text:p>17351</text:p>
          </table:table-cell>
          <table:table-cell table:formula="of:=[.G$1]+[.E1265]*([.G$2]+[.E1265]*([.G$3]+[.G$4]*[.E1265]))" office:value-type="float" office:value="17316.5093696281">
            <text:p>17316.509</text:p>
          </table:table-cell>
          <table:table-cell table:formula="of:=[.F1265]-[.G1265]" office:value-type="float" office:value="34.4906303718708">
            <text:p>34.491</text:p>
          </table:table-cell>
          <table:table-cell table:formula="of:=INT([.I$4]*[.E1265]*([.J$3]/[.J$4])+[.I$3])" office:value-type="float" office:value="190296221">
            <text:p>190296221</text:p>
          </table:table-cell>
          <table:table-cell table:formula="of:=INT([.I1265]*[.E1265]*([.J$2]/[.J$3]))+[.I$2]" office:value-type="float" office:value="219750">
            <text:p>219750</text:p>
          </table:table-cell>
          <table:table-cell table:formula="of:=[.J1265]*[.E1265]*(1/[.J$2])+[.I$1]" office:value-type="float" office:value="17316.0149307251">
            <text:p>17316</text:p>
          </table:table-cell>
          <table:table-cell table:formula="of:=[.F1265]-[.K1265]" office:value-type="float" office:value="34.9850692749023">
            <text:p>35</text:p>
          </table:table-cell>
        </table:table-row>
        <table:table-row table:style-name="ro1">
          <table:table-cell office:value-type="string">
            <text:p><text:s text:c="2"/>1261</text:p>
          </table:table-cell>
          <table:table-cell office:value-type="string">
            <text:p><text:s text:c="3"/>3985</text:p>
          </table:table-cell>
          <table:table-cell office:value-type="string">
            <text:p><text:s text:c="2"/>17386</text:p>
          </table:table-cell>
          <table:table-cell office:value-type="string">
            <text:p><text:s text:c="6"/>7</text:p>
          </table:table-cell>
          <table:table-cell table:formula="of:=[.B1266]/1" office:value-type="float" office:value="3985">
            <text:p>3985</text:p>
          </table:table-cell>
          <table:table-cell table:formula="of:=[.C1266]/1" office:value-type="float" office:value="17386">
            <text:p>17386</text:p>
          </table:table-cell>
          <table:table-cell table:formula="of:=[.G$1]+[.E1266]*([.G$2]+[.E1266]*([.G$3]+[.G$4]*[.E1266]))" office:value-type="float" office:value="17354.0689856436">
            <text:p>17354.069</text:p>
          </table:table-cell>
          <table:table-cell table:formula="of:=[.F1266]-[.G1266]" office:value-type="float" office:value="31.9310143563962">
            <text:p>31.931</text:p>
          </table:table-cell>
          <table:table-cell table:formula="of:=INT([.I$4]*[.E1266]*([.J$3]/[.J$4])+[.I$3])" office:value-type="float" office:value="190310055">
            <text:p>190310055</text:p>
          </table:table-cell>
          <table:table-cell table:formula="of:=INT([.I1266]*[.E1266]*([.J$2]/[.J$3]))+[.I$2]" office:value-type="float" office:value="224526">
            <text:p>224526</text:p>
          </table:table-cell>
          <table:table-cell table:formula="of:=[.J1266]*[.E1266]*(1/[.J$2])+[.I$1]" office:value-type="float" office:value="17353.5736961365">
            <text:p>17354</text:p>
          </table:table-cell>
          <table:table-cell table:formula="of:=[.F1266]-[.K1266]" office:value-type="float" office:value="32.4263038635254">
            <text:p>32</text:p>
          </table:table-cell>
        </table:table-row>
        <table:table-row table:style-name="ro1">
          <table:table-cell office:value-type="string">
            <text:p><text:s text:c="2"/>1262</text:p>
          </table:table-cell>
          <table:table-cell office:value-type="string">
            <text:p><text:s text:c="3"/>3988</text:p>
          </table:table-cell>
          <table:table-cell office:value-type="string">
            <text:p><text:s text:c="2"/>17427</text:p>
          </table:table-cell>
          <table:table-cell office:value-type="string">
            <text:p><text:s text:c="6"/>9</text:p>
          </table:table-cell>
          <table:table-cell table:formula="of:=[.B1267]/1" office:value-type="float" office:value="3988">
            <text:p>3988</text:p>
          </table:table-cell>
          <table:table-cell table:formula="of:=[.C1267]/1" office:value-type="float" office:value="17427">
            <text:p>17427</text:p>
          </table:table-cell>
          <table:table-cell table:formula="of:=[.G$1]+[.E1267]*([.G$2]+[.E1267]*([.G$3]+[.G$4]*[.E1267]))" office:value-type="float" office:value="17391.6880766043">
            <text:p>17391.688</text:p>
          </table:table-cell>
          <table:table-cell table:formula="of:=[.F1267]-[.G1267]" office:value-type="float" office:value="35.3119233957186">
            <text:p>35.312</text:p>
          </table:table-cell>
          <table:table-cell table:formula="of:=INT([.I$4]*[.E1267]*([.J$3]/[.J$4])+[.I$3])" office:value-type="float" office:value="190323888">
            <text:p>190323888</text:p>
          </table:table-cell>
          <table:table-cell table:formula="of:=INT([.I1267]*[.E1267]*([.J$2]/[.J$3]))+[.I$2]" office:value-type="float" office:value="229303">
            <text:p>229303</text:p>
          </table:table-cell>
          <table:table-cell table:formula="of:=[.J1267]*[.E1267]*(1/[.J$2])+[.I$1]" office:value-type="float" office:value="17391.1947250366">
            <text:p>17391</text:p>
          </table:table-cell>
          <table:table-cell table:formula="of:=[.F1267]-[.K1267]" office:value-type="float" office:value="35.8052749633789">
            <text:p>36</text:p>
          </table:table-cell>
        </table:table-row>
        <table:table-row table:style-name="ro1">
          <table:table-cell office:value-type="string">
            <text:p><text:s text:c="2"/>1263</text:p>
          </table:table-cell>
          <table:table-cell office:value-type="string">
            <text:p><text:s text:c="3"/>3990</text:p>
          </table:table-cell>
          <table:table-cell office:value-type="string">
            <text:p><text:s text:c="2"/>17461</text:p>
          </table:table-cell>
          <table:table-cell office:value-type="string">
            <text:p><text:s text:c="6"/>7</text:p>
          </table:table-cell>
          <table:table-cell table:formula="of:=[.B1268]/1" office:value-type="float" office:value="3990">
            <text:p>3990</text:p>
          </table:table-cell>
          <table:table-cell table:formula="of:=[.C1268]/1" office:value-type="float" office:value="17461">
            <text:p>17461</text:p>
          </table:table-cell>
          <table:table-cell table:formula="of:=[.G$1]+[.E1268]*([.G$2]+[.E1268]*([.G$3]+[.G$4]*[.E1268]))" office:value-type="float" office:value="17416.8005175823">
            <text:p>17416.801</text:p>
          </table:table-cell>
          <table:table-cell table:formula="of:=[.F1268]-[.G1268]" office:value-type="float" office:value="44.1994824177127">
            <text:p>44.199</text:p>
          </table:table-cell>
          <table:table-cell table:formula="of:=INT([.I$4]*[.E1268]*([.J$3]/[.J$4])+[.I$3])" office:value-type="float" office:value="190333110">
            <text:p>190333110</text:p>
          </table:table-cell>
          <table:table-cell table:formula="of:=INT([.I1268]*[.E1268]*([.J$2]/[.J$3]))+[.I$2]" office:value-type="float" office:value="232488">
            <text:p>232488</text:p>
          </table:table-cell>
          <table:table-cell table:formula="of:=[.J1268]*[.E1268]*(1/[.J$2])+[.I$1]" office:value-type="float" office:value="17416.3083190918">
            <text:p>17416</text:p>
          </table:table-cell>
          <table:table-cell table:formula="of:=[.F1268]-[.K1268]" office:value-type="float" office:value="44.6916809082031">
            <text:p>45</text:p>
          </table:table-cell>
        </table:table-row>
        <table:table-row table:style-name="ro1">
          <table:table-cell office:value-type="string">
            <text:p><text:s text:c="2"/>1264</text:p>
          </table:table-cell>
          <table:table-cell office:value-type="string">
            <text:p><text:s text:c="3"/>3993</text:p>
          </table:table-cell>
          <table:table-cell office:value-type="string">
            <text:p><text:s text:c="2"/>17502</text:p>
          </table:table-cell>
          <table:table-cell office:value-type="string">
            <text:p><text:s text:c="6"/>8</text:p>
          </table:table-cell>
          <table:table-cell table:formula="of:=[.B1269]/1" office:value-type="float" office:value="3993">
            <text:p>3993</text:p>
          </table:table-cell>
          <table:table-cell table:formula="of:=[.C1269]/1" office:value-type="float" office:value="17502">
            <text:p>17502</text:p>
          </table:table-cell>
          <table:table-cell table:formula="of:=[.G$1]+[.E1269]*([.G$2]+[.E1269]*([.G$3]+[.G$4]*[.E1269]))" office:value-type="float" office:value="17454.5187576076">
            <text:p>17454.519</text:p>
          </table:table-cell>
          <table:table-cell table:formula="of:=[.F1269]-[.G1269]" office:value-type="float" office:value="47.4812423923649">
            <text:p>47.481</text:p>
          </table:table-cell>
          <table:table-cell table:formula="of:=INT([.I$4]*[.E1269]*([.J$3]/[.J$4])+[.I$3])" office:value-type="float" office:value="190346943">
            <text:p>190346943</text:p>
          </table:table-cell>
          <table:table-cell table:formula="of:=INT([.I1269]*[.E1269]*([.J$2]/[.J$3]))+[.I$2]" office:value-type="float" office:value="237266">
            <text:p>237266</text:p>
          </table:table-cell>
          <table:table-cell table:formula="of:=[.J1269]*[.E1269]*(1/[.J$2])+[.I$1]" office:value-type="float" office:value="17454.0280799866">
            <text:p>17454</text:p>
          </table:table-cell>
          <table:table-cell table:formula="of:=[.F1269]-[.K1269]" office:value-type="float" office:value="47.9719200134277">
            <text:p>48</text:p>
          </table:table-cell>
        </table:table-row>
        <table:table-row table:style-name="ro1">
          <table:table-cell office:value-type="string">
            <text:p><text:s text:c="2"/>1265</text:p>
          </table:table-cell>
          <table:table-cell office:value-type="string">
            <text:p><text:s text:c="3"/>3996</text:p>
          </table:table-cell>
          <table:table-cell office:value-type="string">
            <text:p><text:s text:c="2"/>17533</text:p>
          </table:table-cell>
          <table:table-cell office:value-type="string">
            <text:p><text:s text:c="6"/>8</text:p>
          </table:table-cell>
          <table:table-cell table:formula="of:=[.B1270]/1" office:value-type="float" office:value="3996">
            <text:p>3996</text:p>
          </table:table-cell>
          <table:table-cell table:formula="of:=[.C1270]/1" office:value-type="float" office:value="17533">
            <text:p>17533</text:p>
          </table:table-cell>
          <table:table-cell table:formula="of:=[.G$1]+[.E1270]*([.G$2]+[.E1270]*([.G$3]+[.G$4]*[.E1270]))" office:value-type="float" office:value="17492.2965015654">
            <text:p>17492.297</text:p>
          </table:table-cell>
          <table:table-cell table:formula="of:=[.F1270]-[.G1270]" office:value-type="float" office:value="40.7034984346174">
            <text:p>40.703</text:p>
          </table:table-cell>
          <table:table-cell table:formula="of:=INT([.I$4]*[.E1270]*([.J$3]/[.J$4])+[.I$3])" office:value-type="float" office:value="190360776">
            <text:p>190360776</text:p>
          </table:table-cell>
          <table:table-cell table:formula="of:=INT([.I1270]*[.E1270]*([.J$2]/[.J$3]))+[.I$2]" office:value-type="float" office:value="242044">
            <text:p>242044</text:p>
          </table:table-cell>
          <table:table-cell table:formula="of:=[.J1270]*[.E1270]*(1/[.J$2])+[.I$1]" office:value-type="float" office:value="17491.802520752">
            <text:p>17492</text:p>
          </table:table-cell>
          <table:table-cell table:formula="of:=[.F1270]-[.K1270]" office:value-type="float" office:value="41.1974792480469">
            <text:p>41</text:p>
          </table:table-cell>
        </table:table-row>
        <table:table-row table:style-name="ro1">
          <table:table-cell office:value-type="string">
            <text:p><text:s text:c="2"/>1266</text:p>
          </table:table-cell>
          <table:table-cell office:value-type="string">
            <text:p><text:s text:c="3"/>4000</text:p>
          </table:table-cell>
          <table:table-cell office:value-type="string">
            <text:p><text:s text:c="2"/>17590</text:p>
          </table:table-cell>
          <table:table-cell office:value-type="string">
            <text:p><text:s text:c="6"/>8</text:p>
          </table:table-cell>
          <table:table-cell table:formula="of:=[.B1271]/1" office:value-type="float" office:value="4000">
            <text:p>4000</text:p>
          </table:table-cell>
          <table:table-cell table:formula="of:=[.C1271]/1" office:value-type="float" office:value="17590">
            <text:p>17590</text:p>
          </table:table-cell>
          <table:table-cell table:formula="of:=[.G$1]+[.E1271]*([.G$2]+[.E1271]*([.G$3]+[.G$4]*[.E1271]))" office:value-type="float" office:value="17542.759407303">
            <text:p>17542.759</text:p>
          </table:table-cell>
          <table:table-cell table:formula="of:=[.F1271]-[.G1271]" office:value-type="float" office:value="47.240592696995">
            <text:p>47.241</text:p>
          </table:table-cell>
          <table:table-cell table:formula="of:=INT([.I$4]*[.E1271]*([.J$3]/[.J$4])+[.I$3])" office:value-type="float" office:value="190379221">
            <text:p>190379221</text:p>
          </table:table-cell>
          <table:table-cell table:formula="of:=INT([.I1271]*[.E1271]*([.J$2]/[.J$3]))+[.I$2]" office:value-type="float" office:value="248416">
            <text:p>248416</text:p>
          </table:table-cell>
          <table:table-cell table:formula="of:=[.J1271]*[.E1271]*(1/[.J$2])+[.I$1]" office:value-type="float" office:value="17542.263671875">
            <text:p>17542</text:p>
          </table:table-cell>
          <table:table-cell table:formula="of:=[.F1271]-[.K1271]" office:value-type="float" office:value="47.736328125">
            <text:p>48</text:p>
          </table:table-cell>
        </table:table-row>
        <table:table-row table:style-name="ro1">
          <table:table-cell office:value-type="string">
            <text:p><text:s text:c="2"/>1267</text:p>
          </table:table-cell>
          <table:table-cell office:value-type="string">
            <text:p><text:s text:c="3"/>4003</text:p>
          </table:table-cell>
          <table:table-cell office:value-type="string">
            <text:p><text:s text:c="2"/>17615</text:p>
          </table:table-cell>
          <table:table-cell office:value-type="string">
            <text:p><text:s text:c="6"/>7</text:p>
          </table:table-cell>
          <table:table-cell table:formula="of:=[.B1272]/1" office:value-type="float" office:value="4003">
            <text:p>4003</text:p>
          </table:table-cell>
          <table:table-cell table:formula="of:=[.C1272]/1" office:value-type="float" office:value="17615">
            <text:p>17615</text:p>
          </table:table-cell>
          <table:table-cell table:formula="of:=[.G$1]+[.E1272]*([.G$2]+[.E1272]*([.G$3]+[.G$4]*[.E1272]))" office:value-type="float" office:value="17580.6760360427">
            <text:p>17580.676</text:p>
          </table:table-cell>
          <table:table-cell table:formula="of:=[.F1272]-[.G1272]" office:value-type="float" office:value="34.3239639573003">
            <text:p>34.324</text:p>
          </table:table-cell>
          <table:table-cell table:formula="of:=INT([.I$4]*[.E1272]*([.J$3]/[.J$4])+[.I$3])" office:value-type="float" office:value="190393054">
            <text:p>190393054</text:p>
          </table:table-cell>
          <table:table-cell table:formula="of:=INT([.I1272]*[.E1272]*([.J$2]/[.J$3]))+[.I$2]" office:value-type="float" office:value="253196">
            <text:p>253196</text:p>
          </table:table-cell>
          <table:table-cell table:formula="of:=[.J1272]*[.E1272]*(1/[.J$2])+[.I$1]" office:value-type="float" office:value="17580.1809768677">
            <text:p>17580</text:p>
          </table:table-cell>
          <table:table-cell table:formula="of:=[.F1272]-[.K1272]" office:value-type="float" office:value="34.8190231323242">
            <text:p>35</text:p>
          </table:table-cell>
        </table:table-row>
        <table:table-row table:style-name="ro1">
          <table:table-cell office:value-type="string">
            <text:p><text:s text:c="2"/>1268</text:p>
          </table:table-cell>
          <table:table-cell office:value-type="string">
            <text:p><text:s text:c="3"/>4006</text:p>
          </table:table-cell>
          <table:table-cell office:value-type="string">
            <text:p><text:s text:c="2"/>17663</text:p>
          </table:table-cell>
          <table:table-cell office:value-type="string">
            <text:p><text:s text:c="6"/>8</text:p>
          </table:table-cell>
          <table:table-cell table:formula="of:=[.B1273]/1" office:value-type="float" office:value="4006">
            <text:p>4006</text:p>
          </table:table-cell>
          <table:table-cell table:formula="of:=[.C1273]/1" office:value-type="float" office:value="17663">
            <text:p>17663</text:p>
          </table:table-cell>
          <table:table-cell table:formula="of:=[.G$1]+[.E1273]*([.G$2]+[.E1273]*([.G$3]+[.G$4]*[.E1273]))" office:value-type="float" office:value="17618.6522049488">
            <text:p>17618.652</text:p>
          </table:table-cell>
          <table:table-cell table:formula="of:=[.F1273]-[.G1273]" office:value-type="float" office:value="44.3477950512061">
            <text:p>44.348</text:p>
          </table:table-cell>
          <table:table-cell table:formula="of:=INT([.I$4]*[.E1273]*([.J$3]/[.J$4])+[.I$3])" office:value-type="float" office:value="190406887">
            <text:p>190406887</text:p>
          </table:table-cell>
          <table:table-cell table:formula="of:=INT([.I1273]*[.E1273]*([.J$2]/[.J$3]))+[.I$2]" office:value-type="float" office:value="257977">
            <text:p>257977</text:p>
          </table:table-cell>
          <table:table-cell table:formula="of:=[.J1273]*[.E1273]*(1/[.J$2])+[.I$1]" office:value-type="float" office:value="17618.1606254578">
            <text:p>17618</text:p>
          </table:table-cell>
          <table:table-cell table:formula="of:=[.F1273]-[.K1273]" office:value-type="float" office:value="44.8393745422363">
            <text:p>45</text:p>
          </table:table-cell>
        </table:table-row>
        <table:table-row table:style-name="ro1">
          <table:table-cell office:value-type="string">
            <text:p><text:s text:c="2"/>1269</text:p>
          </table:table-cell>
          <table:table-cell office:value-type="string">
            <text:p><text:s text:c="3"/>4009</text:p>
          </table:table-cell>
          <table:table-cell office:value-type="string">
            <text:p><text:s text:c="2"/>17696</text:p>
          </table:table-cell>
          <table:table-cell office:value-type="string">
            <text:p><text:s text:c="6"/>7</text:p>
          </table:table-cell>
          <table:table-cell table:formula="of:=[.B1274]/1" office:value-type="float" office:value="4009">
            <text:p>4009</text:p>
          </table:table-cell>
          <table:table-cell table:formula="of:=[.C1274]/1" office:value-type="float" office:value="17696">
            <text:p>17696</text:p>
          </table:table-cell>
          <table:table-cell table:formula="of:=[.G$1]+[.E1274]*([.G$2]+[.E1274]*([.G$3]+[.G$4]*[.E1274]))" office:value-type="float" office:value="17656.6879248915">
            <text:p>17656.688</text:p>
          </table:table-cell>
          <table:table-cell table:formula="of:=[.F1274]-[.G1274]" office:value-type="float" office:value="39.312075108508">
            <text:p>39.312</text:p>
          </table:table-cell>
          <table:table-cell table:formula="of:=INT([.I$4]*[.E1274]*([.J$3]/[.J$4])+[.I$3])" office:value-type="float" office:value="190420720">
            <text:p>190420720</text:p>
          </table:table-cell>
          <table:table-cell table:formula="of:=INT([.I1274]*[.E1274]*([.J$2]/[.J$3]))+[.I$2]" office:value-type="float" office:value="262758">
            <text:p>262758</text:p>
          </table:table-cell>
          <table:table-cell table:formula="of:=[.J1274]*[.E1274]*(1/[.J$2])+[.I$1]" office:value-type="float" office:value="17656.1949882507">
            <text:p>17656</text:p>
          </table:table-cell>
          <table:table-cell table:formula="of:=[.F1274]-[.K1274]" office:value-type="float" office:value="39.8050117492676">
            <text:p>40</text:p>
          </table:table-cell>
        </table:table-row>
        <table:table-row table:style-name="ro1">
          <table:table-cell office:value-type="string">
            <text:p><text:s text:c="2"/>1270</text:p>
          </table:table-cell>
          <table:table-cell office:value-type="string">
            <text:p><text:s text:c="3"/>4011</text:p>
          </table:table-cell>
          <table:table-cell office:value-type="string">
            <text:p><text:s text:c="2"/>17737</text:p>
          </table:table-cell>
          <table:table-cell office:value-type="string">
            <text:p><text:s text:c="6"/>7</text:p>
          </table:table-cell>
          <table:table-cell table:formula="of:=[.B1275]/1" office:value-type="float" office:value="4011">
            <text:p>4011</text:p>
          </table:table-cell>
          <table:table-cell table:formula="of:=[.C1275]/1" office:value-type="float" office:value="17737">
            <text:p>17737</text:p>
          </table:table-cell>
          <table:table-cell table:formula="of:=[.G$1]+[.E1275]*([.G$2]+[.E1275]*([.G$3]+[.G$4]*[.E1275]))" office:value-type="float" office:value="17682.0781607972">
            <text:p>17682.078</text:p>
          </table:table-cell>
          <table:table-cell table:formula="of:=[.F1275]-[.G1275]" office:value-type="float" office:value="54.921839202827">
            <text:p>54.922</text:p>
          </table:table-cell>
          <table:table-cell table:formula="of:=INT([.I$4]*[.E1275]*([.J$3]/[.J$4])+[.I$3])" office:value-type="float" office:value="190429942">
            <text:p>190429942</text:p>
          </table:table-cell>
          <table:table-cell table:formula="of:=INT([.I1275]*[.E1275]*([.J$2]/[.J$3]))+[.I$2]" office:value-type="float" office:value="265946">
            <text:p>265946</text:p>
          </table:table-cell>
          <table:table-cell table:formula="of:=[.J1275]*[.E1275]*(1/[.J$2])+[.I$1]" office:value-type="float" office:value="17681.5867271423">
            <text:p>17682</text:p>
          </table:table-cell>
          <table:table-cell table:formula="of:=[.F1275]-[.K1275]" office:value-type="float" office:value="55.413272857666">
            <text:p>55</text:p>
          </table:table-cell>
        </table:table-row>
        <table:table-row table:style-name="ro1">
          <table:table-cell office:value-type="string">
            <text:p><text:s text:c="2"/>1271</text:p>
          </table:table-cell>
          <table:table-cell office:value-type="string">
            <text:p><text:s text:c="3"/>4014</text:p>
          </table:table-cell>
          <table:table-cell office:value-type="string">
            <text:p><text:s text:c="2"/>17776</text:p>
          </table:table-cell>
          <table:table-cell office:value-type="string">
            <text:p><text:s text:c="6"/>7</text:p>
          </table:table-cell>
          <table:table-cell table:formula="of:=[.B1276]/1" office:value-type="float" office:value="4014">
            <text:p>4014</text:p>
          </table:table-cell>
          <table:table-cell table:formula="of:=[.C1276]/1" office:value-type="float" office:value="17776">
            <text:p>17776</text:p>
          </table:table-cell>
          <table:table-cell table:formula="of:=[.G$1]+[.E1276]*([.G$2]+[.E1276]*([.G$3]+[.G$4]*[.E1276]))" office:value-type="float" office:value="17720.2131566235">
            <text:p>17720.213</text:p>
          </table:table-cell>
          <table:table-cell table:formula="of:=[.F1276]-[.G1276]" office:value-type="float" office:value="55.7868433764561">
            <text:p>55.787</text:p>
          </table:table-cell>
          <table:table-cell table:formula="of:=INT([.I$4]*[.E1276]*([.J$3]/[.J$4])+[.I$3])" office:value-type="float" office:value="190443775">
            <text:p>190443775</text:p>
          </table:table-cell>
          <table:table-cell table:formula="of:=INT([.I1276]*[.E1276]*([.J$2]/[.J$3]))+[.I$2]" office:value-type="float" office:value="270728">
            <text:p>270728</text:p>
          </table:table-cell>
          <table:table-cell table:formula="of:=[.J1276]*[.E1276]*(1/[.J$2])+[.I$1]" office:value-type="float" office:value="17719.7199401855">
            <text:p>17720</text:p>
          </table:table-cell>
          <table:table-cell table:formula="of:=[.F1276]-[.K1276]" office:value-type="float" office:value="56.2800598144531">
            <text:p>56</text:p>
          </table:table-cell>
        </table:table-row>
        <table:table-row table:style-name="ro1">
          <table:table-cell office:value-type="string">
            <text:p><text:s text:c="2"/>1272</text:p>
          </table:table-cell>
          <table:table-cell office:value-type="string">
            <text:p><text:s text:c="3"/>4017</text:p>
          </table:table-cell>
          <table:table-cell office:value-type="string">
            <text:p><text:s text:c="2"/>17812</text:p>
          </table:table-cell>
          <table:table-cell office:value-type="string">
            <text:p><text:s text:c="6"/>6</text:p>
          </table:table-cell>
          <table:table-cell table:formula="of:=[.B1277]/1" office:value-type="float" office:value="4017">
            <text:p>4017</text:p>
          </table:table-cell>
          <table:table-cell table:formula="of:=[.C1277]/1" office:value-type="float" office:value="17812">
            <text:p>17812</text:p>
          </table:table-cell>
          <table:table-cell table:formula="of:=[.G$1]+[.E1277]*([.G$2]+[.E1277]*([.G$3]+[.G$4]*[.E1277]))" office:value-type="float" office:value="17758.4077324737">
            <text:p>17758.408</text:p>
          </table:table-cell>
          <table:table-cell table:formula="of:=[.F1277]-[.G1277]" office:value-type="float" office:value="53.5922675262882">
            <text:p>53.592</text:p>
          </table:table-cell>
          <table:table-cell table:formula="of:=INT([.I$4]*[.E1277]*([.J$3]/[.J$4])+[.I$3])" office:value-type="float" office:value="190457609">
            <text:p>190457609</text:p>
          </table:table-cell>
          <table:table-cell table:formula="of:=INT([.I1277]*[.E1277]*([.J$2]/[.J$3]))+[.I$2]" office:value-type="float" office:value="275511">
            <text:p>275511</text:p>
          </table:table-cell>
          <table:table-cell table:formula="of:=[.J1277]*[.E1277]*(1/[.J$2])+[.I$1]" office:value-type="float" office:value="17757.9155406952">
            <text:p>17758</text:p>
          </table:table-cell>
          <table:table-cell table:formula="of:=[.F1277]-[.K1277]" office:value-type="float" office:value="54.0844593048096">
            <text:p>54</text:p>
          </table:table-cell>
        </table:table-row>
        <table:table-row table:style-name="ro1">
          <table:table-cell office:value-type="string">
            <text:p><text:s text:c="2"/>1273</text:p>
          </table:table-cell>
          <table:table-cell office:value-type="string">
            <text:p><text:s text:c="3"/>4021</text:p>
          </table:table-cell>
          <table:table-cell office:value-type="string">
            <text:p><text:s text:c="2"/>17842</text:p>
          </table:table-cell>
          <table:table-cell office:value-type="string">
            <text:p><text:s text:c="6"/>7</text:p>
          </table:table-cell>
          <table:table-cell table:formula="of:=[.B1278]/1" office:value-type="float" office:value="4021">
            <text:p>4021</text:p>
          </table:table-cell>
          <table:table-cell table:formula="of:=[.C1278]/1" office:value-type="float" office:value="17842">
            <text:p>17842</text:p>
          </table:table-cell>
          <table:table-cell table:formula="of:=[.G$1]+[.E1278]*([.G$2]+[.E1278]*([.G$3]+[.G$4]*[.E1278]))" office:value-type="float" office:value="17809.4265324323">
            <text:p>17809.427</text:p>
          </table:table-cell>
          <table:table-cell table:formula="of:=[.F1278]-[.G1278]" office:value-type="float" office:value="32.5734675676904">
            <text:p>32.573</text:p>
          </table:table-cell>
          <table:table-cell table:formula="of:=INT([.I$4]*[.E1278]*([.J$3]/[.J$4])+[.I$3])" office:value-type="float" office:value="190476053">
            <text:p>190476053</text:p>
          </table:table-cell>
          <table:table-cell table:formula="of:=INT([.I1278]*[.E1278]*([.J$2]/[.J$3]))+[.I$2]" office:value-type="float" office:value="281889">
            <text:p>281889</text:p>
          </table:table-cell>
          <table:table-cell table:formula="of:=[.J1278]*[.E1278]*(1/[.J$2])+[.I$1]" office:value-type="float" office:value="17808.9332675934">
            <text:p>17809</text:p>
          </table:table-cell>
          <table:table-cell table:formula="of:=[.F1278]-[.K1278]" office:value-type="float" office:value="33.0667324066162">
            <text:p>33</text:p>
          </table:table-cell>
        </table:table-row>
        <table:table-row table:style-name="ro1">
          <table:table-cell office:value-type="string">
            <text:p><text:s text:c="2"/>1274</text:p>
          </table:table-cell>
          <table:table-cell office:value-type="string">
            <text:p><text:s text:c="3"/>4024</text:p>
          </table:table-cell>
          <table:table-cell office:value-type="string">
            <text:p><text:s text:c="2"/>17874</text:p>
          </table:table-cell>
          <table:table-cell office:value-type="string">
            <text:p><text:s text:c="6"/>8</text:p>
          </table:table-cell>
          <table:table-cell table:formula="of:=[.B1279]/1" office:value-type="float" office:value="4024">
            <text:p>4024</text:p>
          </table:table-cell>
          <table:table-cell table:formula="of:=[.C1279]/1" office:value-type="float" office:value="17874">
            <text:p>17874</text:p>
          </table:table-cell>
          <table:table-cell table:formula="of:=[.G$1]+[.E1279]*([.G$2]+[.E1279]*([.G$3]+[.G$4]*[.E1279]))" office:value-type="float" office:value="17847.760170611">
            <text:p>17847.760</text:p>
          </table:table-cell>
          <table:table-cell table:formula="of:=[.F1279]-[.G1279]" office:value-type="float" office:value="26.2398293889892">
            <text:p>26.240</text:p>
          </table:table-cell>
          <table:table-cell table:formula="of:=INT([.I$4]*[.E1279]*([.J$3]/[.J$4])+[.I$3])" office:value-type="float" office:value="190489886">
            <text:p>190489886</text:p>
          </table:table-cell>
          <table:table-cell table:formula="of:=INT([.I1279]*[.E1279]*([.J$2]/[.J$3]))+[.I$2]" office:value-type="float" office:value="286673">
            <text:p>286673</text:p>
          </table:table-cell>
          <table:table-cell table:formula="of:=[.J1279]*[.E1279]*(1/[.J$2])+[.I$1]" office:value-type="float" office:value="17847.2642669678">
            <text:p>17847</text:p>
          </table:table-cell>
          <table:table-cell table:formula="of:=[.F1279]-[.K1279]" office:value-type="float" office:value="26.7357330322266">
            <text:p>27</text:p>
          </table:table-cell>
        </table:table-row>
        <table:table-row table:style-name="ro1">
          <table:table-cell office:value-type="string">
            <text:p><text:s text:c="2"/>1275</text:p>
          </table:table-cell>
          <table:table-cell office:value-type="string">
            <text:p><text:s text:c="3"/>4027</text:p>
          </table:table-cell>
          <table:table-cell office:value-type="string">
            <text:p><text:s text:c="2"/>17924</text:p>
          </table:table-cell>
          <table:table-cell office:value-type="string">
            <text:p><text:s text:c="6"/>8</text:p>
          </table:table-cell>
          <table:table-cell table:formula="of:=[.B1280]/1" office:value-type="float" office:value="4027">
            <text:p>4027</text:p>
          </table:table-cell>
          <table:table-cell table:formula="of:=[.C1280]/1" office:value-type="float" office:value="17924">
            <text:p>17924</text:p>
          </table:table-cell>
          <table:table-cell table:formula="of:=[.G$1]+[.E1280]*([.G$2]+[.E1280]*([.G$3]+[.G$4]*[.E1280]))" office:value-type="float" office:value="17886.1534250475">
            <text:p>17886.153</text:p>
          </table:table-cell>
          <table:table-cell table:formula="of:=[.F1280]-[.G1280]" office:value-type="float" office:value="37.8465749524657">
            <text:p>37.847</text:p>
          </table:table-cell>
          <table:table-cell table:formula="of:=INT([.I$4]*[.E1280]*([.J$3]/[.J$4])+[.I$3])" office:value-type="float" office:value="190503719">
            <text:p>190503719</text:p>
          </table:table-cell>
          <table:table-cell table:formula="of:=INT([.I1280]*[.E1280]*([.J$2]/[.J$3]))+[.I$2]" office:value-type="float" office:value="291458">
            <text:p>291458</text:p>
          </table:table-cell>
          <table:table-cell table:formula="of:=[.J1280]*[.E1280]*(1/[.J$2])+[.I$1]" office:value-type="float" office:value="17885.6576957703">
            <text:p>17886</text:p>
          </table:table-cell>
          <table:table-cell table:formula="of:=[.F1280]-[.K1280]" office:value-type="float" office:value="38.3423042297363">
            <text:p>38</text:p>
          </table:table-cell>
        </table:table-row>
        <table:table-row table:style-name="ro1">
          <table:table-cell office:value-type="string">
            <text:p><text:s text:c="2"/>1276</text:p>
          </table:table-cell>
          <table:table-cell office:value-type="string">
            <text:p><text:s text:c="3"/>4029</text:p>
          </table:table-cell>
          <table:table-cell office:value-type="string">
            <text:p><text:s text:c="2"/>17964</text:p>
          </table:table-cell>
          <table:table-cell office:value-type="string">
            <text:p><text:s text:c="6"/>7</text:p>
          </table:table-cell>
          <table:table-cell table:formula="of:=[.B1281]/1" office:value-type="float" office:value="4029">
            <text:p>4029</text:p>
          </table:table-cell>
          <table:table-cell table:formula="of:=[.C1281]/1" office:value-type="float" office:value="17964">
            <text:p>17964</text:p>
          </table:table-cell>
          <table:table-cell table:formula="of:=[.G$1]+[.E1281]*([.G$2]+[.E1281]*([.G$3]+[.G$4]*[.E1281]))" office:value-type="float" office:value="17911.7820535164">
            <text:p>17911.782</text:p>
          </table:table-cell>
          <table:table-cell table:formula="of:=[.F1281]-[.G1281]" office:value-type="float" office:value="52.2179464835717">
            <text:p>52.218</text:p>
          </table:table-cell>
          <table:table-cell table:formula="of:=INT([.I$4]*[.E1281]*([.J$3]/[.J$4])+[.I$3])" office:value-type="float" office:value="190512941">
            <text:p>190512941</text:p>
          </table:table-cell>
          <table:table-cell table:formula="of:=INT([.I1281]*[.E1281]*([.J$2]/[.J$3]))+[.I$2]" office:value-type="float" office:value="294649">
            <text:p>294649</text:p>
          </table:table-cell>
          <table:table-cell table:formula="of:=[.J1281]*[.E1281]*(1/[.J$2])+[.I$1]" office:value-type="float" office:value="17911.2914218903">
            <text:p>17911</text:p>
          </table:table-cell>
          <table:table-cell table:formula="of:=[.F1281]-[.K1281]" office:value-type="float" office:value="52.7085781097412">
            <text:p>53</text:p>
          </table:table-cell>
        </table:table-row>
        <table:table-row table:style-name="ro1">
          <table:table-cell office:value-type="string">
            <text:p><text:s text:c="2"/>1277</text:p>
          </table:table-cell>
          <table:table-cell office:value-type="string">
            <text:p><text:s text:c="3"/>4032</text:p>
          </table:table-cell>
          <table:table-cell office:value-type="string">
            <text:p><text:s text:c="2"/>17996</text:p>
          </table:table-cell>
          <table:table-cell office:value-type="string">
            <text:p><text:s text:c="6"/>7</text:p>
          </table:table-cell>
          <table:table-cell table:formula="of:=[.B1282]/1" office:value-type="float" office:value="4032">
            <text:p>4032</text:p>
          </table:table-cell>
          <table:table-cell table:formula="of:=[.C1282]/1" office:value-type="float" office:value="17996">
            <text:p>17996</text:p>
          </table:table-cell>
          <table:table-cell table:formula="of:=[.G$1]+[.E1282]*([.G$2]+[.E1282]*([.G$3]+[.G$4]*[.E1282]))" office:value-type="float" office:value="17950.2746925386">
            <text:p>17950.275</text:p>
          </table:table-cell>
          <table:table-cell table:formula="of:=[.F1282]-[.G1282]" office:value-type="float" office:value="45.72530746138">
            <text:p>45.725</text:p>
          </table:table-cell>
          <table:table-cell table:formula="of:=INT([.I$4]*[.E1282]*([.J$3]/[.J$4])+[.I$3])" office:value-type="float" office:value="190526775">
            <text:p>190526775</text:p>
          </table:table-cell>
          <table:table-cell table:formula="of:=INT([.I1282]*[.E1282]*([.J$2]/[.J$3]))+[.I$2]" office:value-type="float" office:value="299435">
            <text:p>299435</text:p>
          </table:table-cell>
          <table:table-cell table:formula="of:=[.J1282]*[.E1282]*(1/[.J$2])+[.I$1]" office:value-type="float" office:value="17949.7838134766">
            <text:p>17950</text:p>
          </table:table-cell>
          <table:table-cell table:formula="of:=[.F1282]-[.K1282]" office:value-type="float" office:value="46.2161865234375">
            <text:p>46</text:p>
          </table:table-cell>
        </table:table-row>
        <table:table-row table:style-name="ro1">
          <table:table-cell office:value-type="string">
            <text:p><text:s text:c="2"/>1278</text:p>
          </table:table-cell>
          <table:table-cell office:value-type="string">
            <text:p><text:s text:c="3"/>4035</text:p>
          </table:table-cell>
          <table:table-cell office:value-type="string">
            <text:p><text:s text:c="2"/>18036</text:p>
          </table:table-cell>
          <table:table-cell office:value-type="string">
            <text:p><text:s text:c="6"/>9</text:p>
          </table:table-cell>
          <table:table-cell table:formula="of:=[.B1283]/1" office:value-type="float" office:value="4035">
            <text:p>4035</text:p>
          </table:table-cell>
          <table:table-cell table:formula="of:=[.C1283]/1" office:value-type="float" office:value="18036">
            <text:p>18036</text:p>
          </table:table-cell>
          <table:table-cell table:formula="of:=[.G$1]+[.E1283]*([.G$2]+[.E1283]*([.G$3]+[.G$4]*[.E1283]))" office:value-type="float" office:value="17988.8269768058">
            <text:p>17988.827</text:p>
          </table:table-cell>
          <table:table-cell table:formula="of:=[.F1283]-[.G1283]" office:value-type="float" office:value="47.173023194191">
            <text:p>47.173</text:p>
          </table:table-cell>
          <table:table-cell table:formula="of:=INT([.I$4]*[.E1283]*([.J$3]/[.J$4])+[.I$3])" office:value-type="float" office:value="190540608">
            <text:p>190540608</text:p>
          </table:table-cell>
          <table:table-cell table:formula="of:=INT([.I1283]*[.E1283]*([.J$2]/[.J$3]))+[.I$2]" office:value-type="float" office:value="304221">
            <text:p>304221</text:p>
          </table:table-cell>
          <table:table-cell table:formula="of:=[.J1283]*[.E1283]*(1/[.J$2])+[.I$1]" office:value-type="float" office:value="17988.3309764862">
            <text:p>17988</text:p>
          </table:table-cell>
          <table:table-cell table:formula="of:=[.F1283]-[.K1283]" office:value-type="float" office:value="47.669023513794">
            <text:p>48</text:p>
          </table:table-cell>
        </table:table-row>
        <table:table-row table:style-name="ro1">
          <table:table-cell office:value-type="string">
            <text:p><text:s text:c="2"/>1279</text:p>
          </table:table-cell>
          <table:table-cell office:value-type="string">
            <text:p><text:s text:c="3"/>4039</text:p>
          </table:table-cell>
          <table:table-cell office:value-type="string">
            <text:p><text:s text:c="2"/>18069</text:p>
          </table:table-cell>
          <table:table-cell office:value-type="string">
            <text:p><text:s text:c="6"/>8</text:p>
          </table:table-cell>
          <table:table-cell table:formula="of:=[.B1284]/1" office:value-type="float" office:value="4039">
            <text:p>4039</text:p>
          </table:table-cell>
          <table:table-cell table:formula="of:=[.C1284]/1" office:value-type="float" office:value="18069">
            <text:p>18069</text:p>
          </table:table-cell>
          <table:table-cell table:formula="of:=[.G$1]+[.E1284]*([.G$2]+[.E1284]*([.G$3]+[.G$4]*[.E1284]))" office:value-type="float" office:value="18040.3228227756">
            <text:p>18040.323</text:p>
          </table:table-cell>
          <table:table-cell table:formula="of:=[.F1284]-[.G1284]" office:value-type="float" office:value="28.6771772243737">
            <text:p>28.677</text:p>
          </table:table-cell>
          <table:table-cell table:formula="of:=INT([.I$4]*[.E1284]*([.J$3]/[.J$4])+[.I$3])" office:value-type="float" office:value="190559052">
            <text:p>190559052</text:p>
          </table:table-cell>
          <table:table-cell table:formula="of:=INT([.I1284]*[.E1284]*([.J$2]/[.J$3]))+[.I$2]" office:value-type="float" office:value="310604">
            <text:p>310604</text:p>
          </table:table-cell>
          <table:table-cell table:formula="of:=[.J1284]*[.E1284]*(1/[.J$2])+[.I$1]" office:value-type="float" office:value="18039.8252334595">
            <text:p>18040</text:p>
          </table:table-cell>
          <table:table-cell table:formula="of:=[.F1284]-[.K1284]" office:value-type="float" office:value="29.1747665405273">
            <text:p>29</text:p>
          </table:table-cell>
        </table:table-row>
        <table:table-row table:style-name="ro1">
          <table:table-cell office:value-type="string">
            <text:p><text:s text:c="2"/>1280</text:p>
          </table:table-cell>
          <table:table-cell office:value-type="string">
            <text:p><text:s text:c="3"/>4042</text:p>
          </table:table-cell>
          <table:table-cell office:value-type="string">
            <text:p><text:s text:c="2"/>18111</text:p>
          </table:table-cell>
          <table:table-cell office:value-type="string">
            <text:p><text:s text:c="6"/>8</text:p>
          </table:table-cell>
          <table:table-cell table:formula="of:=[.B1285]/1" office:value-type="float" office:value="4042">
            <text:p>4042</text:p>
          </table:table-cell>
          <table:table-cell table:formula="of:=[.C1285]/1" office:value-type="float" office:value="18111">
            <text:p>18111</text:p>
          </table:table-cell>
          <table:table-cell table:formula="of:=[.G$1]+[.E1285]*([.G$2]+[.E1285]*([.G$3]+[.G$4]*[.E1285]))" office:value-type="float" office:value="18079.0143215542">
            <text:p>18079.014</text:p>
          </table:table-cell>
          <table:table-cell table:formula="of:=[.F1285]-[.G1285]" office:value-type="float" office:value="31.9856784458498">
            <text:p>31.986</text:p>
          </table:table-cell>
          <table:table-cell table:formula="of:=INT([.I$4]*[.E1285]*([.J$3]/[.J$4])+[.I$3])" office:value-type="float" office:value="190572885">
            <text:p>190572885</text:p>
          </table:table-cell>
          <table:table-cell table:formula="of:=INT([.I1285]*[.E1285]*([.J$2]/[.J$3]))+[.I$2]" office:value-type="float" office:value="315393">
            <text:p>315393</text:p>
          </table:table-cell>
          <table:table-cell table:formula="of:=[.J1285]*[.E1285]*(1/[.J$2])+[.I$1]" office:value-type="float" office:value="18078.5233345032">
            <text:p>18079</text:p>
          </table:table-cell>
          <table:table-cell table:formula="of:=[.F1285]-[.K1285]" office:value-type="float" office:value="32.4766654968262">
            <text:p>32</text:p>
          </table:table-cell>
        </table:table-row>
        <table:table-row table:style-name="ro1">
          <table:table-cell office:value-type="string">
            <text:p><text:s text:c="2"/>1281</text:p>
          </table:table-cell>
          <table:table-cell office:value-type="string">
            <text:p><text:s text:c="3"/>4045</text:p>
          </table:table-cell>
          <table:table-cell office:value-type="string">
            <text:p><text:s text:c="2"/>18161</text:p>
          </table:table-cell>
          <table:table-cell office:value-type="string">
            <text:p><text:s text:c="6"/>9</text:p>
          </table:table-cell>
          <table:table-cell table:formula="of:=[.B1286]/1" office:value-type="float" office:value="4045">
            <text:p>4045</text:p>
          </table:table-cell>
          <table:table-cell table:formula="of:=[.C1286]/1" office:value-type="float" office:value="18161">
            <text:p>18161</text:p>
          </table:table-cell>
          <table:table-cell table:formula="of:=[.G$1]+[.E1286]*([.G$2]+[.E1286]*([.G$3]+[.G$4]*[.E1286]))" office:value-type="float" office:value="18117.7655018117">
            <text:p>18117.766</text:p>
          </table:table-cell>
          <table:table-cell table:formula="of:=[.F1286]-[.G1286]" office:value-type="float" office:value="43.2344981883216">
            <text:p>43.234</text:p>
          </table:table-cell>
          <table:table-cell table:formula="of:=INT([.I$4]*[.E1286]*([.J$3]/[.J$4])+[.I$3])" office:value-type="float" office:value="190586718">
            <text:p>190586718</text:p>
          </table:table-cell>
          <table:table-cell table:formula="of:=INT([.I1286]*[.E1286]*([.J$2]/[.J$3]))+[.I$2]" office:value-type="float" office:value="320181">
            <text:p>320181</text:p>
          </table:table-cell>
          <table:table-cell table:formula="of:=[.J1286]*[.E1286]*(1/[.J$2])+[.I$1]" office:value-type="float" office:value="18117.2685260773">
            <text:p>18117</text:p>
          </table:table-cell>
          <table:table-cell table:formula="of:=[.F1286]-[.K1286]" office:value-type="float" office:value="43.7314739227295">
            <text:p>44</text:p>
          </table:table-cell>
        </table:table-row>
        <table:table-row table:style-name="ro1">
          <table:table-cell office:value-type="string">
            <text:p><text:s text:c="2"/>1282</text:p>
          </table:table-cell>
          <table:table-cell office:value-type="string">
            <text:p><text:s text:c="3"/>4047</text:p>
          </table:table-cell>
          <table:table-cell office:value-type="string">
            <text:p><text:s text:c="2"/>18184</text:p>
          </table:table-cell>
          <table:table-cell office:value-type="string">
            <text:p><text:s text:c="6"/>7</text:p>
          </table:table-cell>
          <table:table-cell table:formula="of:=[.B1287]/1" office:value-type="float" office:value="4047">
            <text:p>4047</text:p>
          </table:table-cell>
          <table:table-cell table:formula="of:=[.C1287]/1" office:value-type="float" office:value="18184">
            <text:p>18184</text:p>
          </table:table-cell>
          <table:table-cell table:formula="of:=[.G$1]+[.E1287]*([.G$2]+[.E1287]*([.G$3]+[.G$4]*[.E1287]))" office:value-type="float" office:value="18143.6327837286">
            <text:p>18143.633</text:p>
          </table:table-cell>
          <table:table-cell table:formula="of:=[.F1287]-[.G1287]" office:value-type="float" office:value="40.3672162713992">
            <text:p>40.367</text:p>
          </table:table-cell>
          <table:table-cell table:formula="of:=INT([.I$4]*[.E1287]*([.J$3]/[.J$4])+[.I$3])" office:value-type="float" office:value="190595940">
            <text:p>190595940</text:p>
          </table:table-cell>
          <table:table-cell table:formula="of:=INT([.I1287]*[.E1287]*([.J$2]/[.J$3]))+[.I$2]" office:value-type="float" office:value="323374">
            <text:p>323374</text:p>
          </table:table-cell>
          <table:table-cell table:formula="of:=[.J1287]*[.E1287]*(1/[.J$2])+[.I$1]" office:value-type="float" office:value="18143.1368141174">
            <text:p>18143</text:p>
          </table:table-cell>
          <table:table-cell table:formula="of:=[.F1287]-[.K1287]" office:value-type="float" office:value="40.8631858825684">
            <text:p>41</text:p>
          </table:table-cell>
        </table:table-row>
        <table:table-row table:style-name="ro1">
          <table:table-cell office:value-type="string">
            <text:p><text:s text:c="2"/>1283</text:p>
          </table:table-cell>
          <table:table-cell office:value-type="string">
            <text:p><text:s text:c="3"/>4050</text:p>
          </table:table-cell>
          <table:table-cell office:value-type="string">
            <text:p><text:s text:c="2"/>18241</text:p>
          </table:table-cell>
          <table:table-cell office:value-type="string">
            <text:p><text:s text:c="6"/>8</text:p>
          </table:table-cell>
          <table:table-cell table:formula="of:=[.B1288]/1" office:value-type="float" office:value="4050">
            <text:p>4050</text:p>
          </table:table-cell>
          <table:table-cell table:formula="of:=[.C1288]/1" office:value-type="float" office:value="18241">
            <text:p>18241</text:p>
          </table:table-cell>
          <table:table-cell table:formula="of:=[.G$1]+[.E1288]*([.G$2]+[.E1288]*([.G$3]+[.G$4]*[.E1288]))" office:value-type="float" office:value="18182.4834572738">
            <text:p>18182.483</text:p>
          </table:table-cell>
          <table:table-cell table:formula="of:=[.F1288]-[.G1288]" office:value-type="float" office:value="58.5165427261964">
            <text:p>58.517</text:p>
          </table:table-cell>
          <table:table-cell table:formula="of:=INT([.I$4]*[.E1288]*([.J$3]/[.J$4])+[.I$3])" office:value-type="float" office:value="190609774">
            <text:p>190609774</text:p>
          </table:table-cell>
          <table:table-cell table:formula="of:=INT([.I1288]*[.E1288]*([.J$2]/[.J$3]))+[.I$2]" office:value-type="float" office:value="328164">
            <text:p>328164</text:p>
          </table:table-cell>
          <table:table-cell table:formula="of:=[.J1288]*[.E1288]*(1/[.J$2])+[.I$1]" office:value-type="float" office:value="18181.98878479">
            <text:p>18182</text:p>
          </table:table-cell>
          <table:table-cell table:formula="of:=[.F1288]-[.K1288]" office:value-type="float" office:value="59.0112152099609">
            <text:p>59</text:p>
          </table:table-cell>
        </table:table-row>
        <table:table-row table:style-name="ro1">
          <table:table-cell office:value-type="string">
            <text:p><text:s text:c="2"/>1284</text:p>
          </table:table-cell>
          <table:table-cell office:value-type="string">
            <text:p><text:s text:c="3"/>4053</text:p>
          </table:table-cell>
          <table:table-cell office:value-type="string">
            <text:p><text:s text:c="2"/>18273</text:p>
          </table:table-cell>
          <table:table-cell office:value-type="string">
            <text:p><text:s text:c="6"/>7</text:p>
          </table:table-cell>
          <table:table-cell table:formula="of:=[.B1289]/1" office:value-type="float" office:value="4053">
            <text:p>4053</text:p>
          </table:table-cell>
          <table:table-cell table:formula="of:=[.C1289]/1" office:value-type="float" office:value="18273">
            <text:p>18273</text:p>
          </table:table-cell>
          <table:table-cell table:formula="of:=[.G$1]+[.E1289]*([.G$2]+[.E1289]*([.G$3]+[.G$4]*[.E1289]))" office:value-type="float" office:value="18221.3938412852">
            <text:p>18221.394</text:p>
          </table:table-cell>
          <table:table-cell table:formula="of:=[.F1289]-[.G1289]" office:value-type="float" office:value="51.6061587147851">
            <text:p>51.606</text:p>
          </table:table-cell>
          <table:table-cell table:formula="of:=INT([.I$4]*[.E1289]*([.J$3]/[.J$4])+[.I$3])" office:value-type="float" office:value="190623607">
            <text:p>190623607</text:p>
          </table:table-cell>
          <table:table-cell table:formula="of:=INT([.I1289]*[.E1289]*([.J$2]/[.J$3]))+[.I$2]" office:value-type="float" office:value="332954">
            <text:p>332954</text:p>
          </table:table-cell>
          <table:table-cell table:formula="of:=[.J1289]*[.E1289]*(1/[.J$2])+[.I$1]" office:value-type="float" office:value="18220.8955726624">
            <text:p>18221</text:p>
          </table:table-cell>
          <table:table-cell table:formula="of:=[.F1289]-[.K1289]" office:value-type="float" office:value="52.1044273376465">
            <text:p>52</text:p>
          </table:table-cell>
        </table:table-row>
        <table:table-row table:style-name="ro1">
          <table:table-cell office:value-type="string">
            <text:p><text:s text:c="2"/>1285</text:p>
          </table:table-cell>
          <table:table-cell office:value-type="string">
            <text:p><text:s text:c="3"/>4057</text:p>
          </table:table-cell>
          <table:table-cell office:value-type="string">
            <text:p><text:s text:c="2"/>18315</text:p>
          </table:table-cell>
          <table:table-cell office:value-type="string">
            <text:p><text:s text:c="6"/>7</text:p>
          </table:table-cell>
          <table:table-cell table:formula="of:=[.B1290]/1" office:value-type="float" office:value="4057">
            <text:p>4057</text:p>
          </table:table-cell>
          <table:table-cell table:formula="of:=[.C1290]/1" office:value-type="float" office:value="18315">
            <text:p>18315</text:p>
          </table:table-cell>
          <table:table-cell table:formula="of:=[.G$1]+[.E1290]*([.G$2]+[.E1290]*([.G$3]+[.G$4]*[.E1290]))" office:value-type="float" office:value="18273.3672550359">
            <text:p>18273.367</text:p>
          </table:table-cell>
          <table:table-cell table:formula="of:=[.F1290]-[.G1290]" office:value-type="float" office:value="41.6327449641503">
            <text:p>41.633</text:p>
          </table:table-cell>
          <table:table-cell table:formula="of:=INT([.I$4]*[.E1290]*([.J$3]/[.J$4])+[.I$3])" office:value-type="float" office:value="190642051">
            <text:p>190642051</text:p>
          </table:table-cell>
          <table:table-cell table:formula="of:=INT([.I1290]*[.E1290]*([.J$2]/[.J$3]))+[.I$2]" office:value-type="float" office:value="339343">
            <text:p>339343</text:p>
          </table:table-cell>
          <table:table-cell table:formula="of:=[.J1290]*[.E1290]*(1/[.J$2])+[.I$1]" office:value-type="float" office:value="18272.8746166229">
            <text:p>18273</text:p>
          </table:table-cell>
          <table:table-cell table:formula="of:=[.F1290]-[.K1290]" office:value-type="float" office:value="42.1253833770752">
            <text:p>42</text:p>
          </table:table-cell>
        </table:table-row>
        <table:table-row table:style-name="ro1">
          <table:table-cell office:value-type="string">
            <text:p><text:s text:c="2"/>1286</text:p>
          </table:table-cell>
          <table:table-cell office:value-type="string">
            <text:p><text:s text:c="3"/>4060</text:p>
          </table:table-cell>
          <table:table-cell office:value-type="string">
            <text:p><text:s text:c="2"/>18354</text:p>
          </table:table-cell>
          <table:table-cell office:value-type="string">
            <text:p><text:s text:c="6"/>7</text:p>
          </table:table-cell>
          <table:table-cell table:formula="of:=[.B1291]/1" office:value-type="float" office:value="4060">
            <text:p>4060</text:p>
          </table:table-cell>
          <table:table-cell table:formula="of:=[.C1291]/1" office:value-type="float" office:value="18354">
            <text:p>18354</text:p>
          </table:table-cell>
          <table:table-cell table:formula="of:=[.G$1]+[.E1291]*([.G$2]+[.E1291]*([.G$3]+[.G$4]*[.E1291]))" office:value-type="float" office:value="18312.4170057414">
            <text:p>18312.417</text:p>
          </table:table-cell>
          <table:table-cell table:formula="of:=[.F1291]-[.G1291]" office:value-type="float" office:value="41.5829942585988">
            <text:p>41.583</text:p>
          </table:table-cell>
          <table:table-cell table:formula="of:=INT([.I$4]*[.E1291]*([.J$3]/[.J$4])+[.I$3])" office:value-type="float" office:value="190655884">
            <text:p>190655884</text:p>
          </table:table-cell>
          <table:table-cell table:formula="of:=INT([.I1291]*[.E1291]*([.J$2]/[.J$3]))+[.I$2]" office:value-type="float" office:value="344135">
            <text:p>344135</text:p>
          </table:table-cell>
          <table:table-cell table:formula="of:=[.J1291]*[.E1291]*(1/[.J$2])+[.I$1]" office:value-type="float" office:value="18311.9248123169">
            <text:p>18312</text:p>
          </table:table-cell>
          <table:table-cell table:formula="of:=[.F1291]-[.K1291]" office:value-type="float" office:value="42.0751876831055">
            <text:p>42</text:p>
          </table:table-cell>
        </table:table-row>
        <table:table-row table:style-name="ro1">
          <table:table-cell office:value-type="string">
            <text:p><text:s text:c="2"/>1287</text:p>
          </table:table-cell>
          <table:table-cell office:value-type="string">
            <text:p><text:s text:c="3"/>4063</text:p>
          </table:table-cell>
          <table:table-cell office:value-type="string">
            <text:p><text:s text:c="2"/>18395</text:p>
          </table:table-cell>
          <table:table-cell office:value-type="string">
            <text:p><text:s text:c="6"/>8</text:p>
          </table:table-cell>
          <table:table-cell table:formula="of:=[.B1292]/1" office:value-type="float" office:value="4063">
            <text:p>4063</text:p>
          </table:table-cell>
          <table:table-cell table:formula="of:=[.C1292]/1" office:value-type="float" office:value="18395">
            <text:p>18395</text:p>
          </table:table-cell>
          <table:table-cell table:formula="of:=[.G$1]+[.E1292]*([.G$2]+[.E1292]*([.G$3]+[.G$4]*[.E1292]))" office:value-type="float" office:value="18351.5265031472">
            <text:p>18351.527</text:p>
          </table:table-cell>
          <table:table-cell table:formula="of:=[.F1292]-[.G1292]" office:value-type="float" office:value="43.4734968528428">
            <text:p>43.473</text:p>
          </table:table-cell>
          <table:table-cell table:formula="of:=INT([.I$4]*[.E1292]*([.J$3]/[.J$4])+[.I$3])" office:value-type="float" office:value="190669717">
            <text:p>190669717</text:p>
          </table:table-cell>
          <table:table-cell table:formula="of:=INT([.I1292]*[.E1292]*([.J$2]/[.J$3]))+[.I$2]" office:value-type="float" office:value="348927">
            <text:p>348927</text:p>
          </table:table-cell>
          <table:table-cell table:formula="of:=[.J1292]*[.E1292]*(1/[.J$2])+[.I$1]" office:value-type="float" office:value="18351.0298480988">
            <text:p>18351</text:p>
          </table:table-cell>
          <table:table-cell table:formula="of:=[.F1292]-[.K1292]" office:value-type="float" office:value="43.9701519012451">
            <text:p>44</text:p>
          </table:table-cell>
        </table:table-row>
        <table:table-row table:style-name="ro1">
          <table:table-cell office:value-type="string">
            <text:p><text:s text:c="2"/>1288</text:p>
          </table:table-cell>
          <table:table-cell office:value-type="string">
            <text:p><text:s text:c="3"/>4065</text:p>
          </table:table-cell>
          <table:table-cell office:value-type="string">
            <text:p><text:s text:c="2"/>18431</text:p>
          </table:table-cell>
          <table:table-cell office:value-type="string">
            <text:p><text:s text:c="6"/>8</text:p>
          </table:table-cell>
          <table:table-cell table:formula="of:=[.B1293]/1" office:value-type="float" office:value="4065">
            <text:p>4065</text:p>
          </table:table-cell>
          <table:table-cell table:formula="of:=[.C1293]/1" office:value-type="float" office:value="18431">
            <text:p>18431</text:p>
          </table:table-cell>
          <table:table-cell table:formula="of:=[.G$1]+[.E1293]*([.G$2]+[.E1293]*([.G$3]+[.G$4]*[.E1293]))" office:value-type="float" office:value="18377.6326993969">
            <text:p>18377.633</text:p>
          </table:table-cell>
          <table:table-cell table:formula="of:=[.F1293]-[.G1293]" office:value-type="float" office:value="53.367300603124">
            <text:p>53.367</text:p>
          </table:table-cell>
          <table:table-cell table:formula="of:=INT([.I$4]*[.E1293]*([.J$3]/[.J$4])+[.I$3])" office:value-type="float" office:value="190678940">
            <text:p>190678940</text:p>
          </table:table-cell>
          <table:table-cell table:formula="of:=INT([.I1293]*[.E1293]*([.J$2]/[.J$3]))+[.I$2]" office:value-type="float" office:value="352123">
            <text:p>352123</text:p>
          </table:table-cell>
          <table:table-cell table:formula="of:=[.J1293]*[.E1293]*(1/[.J$2])+[.I$1]" office:value-type="float" office:value="18377.1406764984">
            <text:p>18377</text:p>
          </table:table-cell>
          <table:table-cell table:formula="of:=[.F1293]-[.K1293]" office:value-type="float" office:value="53.8593235015869">
            <text:p>54</text:p>
          </table:table-cell>
        </table:table-row>
        <table:table-row table:style-name="ro1">
          <table:table-cell office:value-type="string">
            <text:p><text:s text:c="2"/>1289</text:p>
          </table:table-cell>
          <table:table-cell office:value-type="string">
            <text:p><text:s text:c="3"/>4068</text:p>
          </table:table-cell>
          <table:table-cell office:value-type="string">
            <text:p><text:s text:c="2"/>18463</text:p>
          </table:table-cell>
          <table:table-cell office:value-type="string">
            <text:p><text:s text:c="6"/>8</text:p>
          </table:table-cell>
          <table:table-cell table:formula="of:=[.B1294]/1" office:value-type="float" office:value="4068">
            <text:p>4068</text:p>
          </table:table-cell>
          <table:table-cell table:formula="of:=[.C1294]/1" office:value-type="float" office:value="18463">
            <text:p>18463</text:p>
          </table:table-cell>
          <table:table-cell table:formula="of:=[.G$1]+[.E1294]*([.G$2]+[.E1294]*([.G$3]+[.G$4]*[.E1294]))" office:value-type="float" office:value="18416.8417987923">
            <text:p>18416.842</text:p>
          </table:table-cell>
          <table:table-cell table:formula="of:=[.F1294]-[.G1294]" office:value-type="float" office:value="46.1582012076942">
            <text:p>46.158</text:p>
          </table:table-cell>
          <table:table-cell table:formula="of:=INT([.I$4]*[.E1294]*([.J$3]/[.J$4])+[.I$3])" office:value-type="float" office:value="190692773">
            <text:p>190692773</text:p>
          </table:table-cell>
          <table:table-cell table:formula="of:=INT([.I1294]*[.E1294]*([.J$2]/[.J$3]))+[.I$2]" office:value-type="float" office:value="356916">
            <text:p>356916</text:p>
          </table:table-cell>
          <table:table-cell table:formula="of:=[.J1294]*[.E1294]*(1/[.J$2])+[.I$1]" office:value-type="float" office:value="18416.3448791504">
            <text:p>18416</text:p>
          </table:table-cell>
          <table:table-cell table:formula="of:=[.F1294]-[.K1294]" office:value-type="float" office:value="46.6551208496094">
            <text:p>47</text:p>
          </table:table-cell>
        </table:table-row>
        <table:table-row table:style-name="ro1">
          <table:table-cell office:value-type="string">
            <text:p><text:s text:c="2"/>1290</text:p>
          </table:table-cell>
          <table:table-cell office:value-type="string">
            <text:p><text:s text:c="3"/>4071</text:p>
          </table:table-cell>
          <table:table-cell office:value-type="string">
            <text:p><text:s text:c="2"/>18514</text:p>
          </table:table-cell>
          <table:table-cell office:value-type="string">
            <text:p><text:s text:c="6"/>7</text:p>
          </table:table-cell>
          <table:table-cell table:formula="of:=[.B1295]/1" office:value-type="float" office:value="4071">
            <text:p>4071</text:p>
          </table:table-cell>
          <table:table-cell table:formula="of:=[.C1295]/1" office:value-type="float" office:value="18514">
            <text:p>18514</text:p>
          </table:table-cell>
          <table:table-cell table:formula="of:=[.G$1]+[.E1295]*([.G$2]+[.E1295]*([.G$3]+[.G$4]*[.E1295]))" office:value-type="float" office:value="18456.1106738751">
            <text:p>18456.111</text:p>
          </table:table-cell>
          <table:table-cell table:formula="of:=[.F1295]-[.G1295]" office:value-type="float" office:value="57.8893261248741">
            <text:p>57.889</text:p>
          </table:table-cell>
          <table:table-cell table:formula="of:=INT([.I$4]*[.E1295]*([.J$3]/[.J$4])+[.I$3])" office:value-type="float" office:value="190706606">
            <text:p>190706606</text:p>
          </table:table-cell>
          <table:table-cell table:formula="of:=INT([.I1295]*[.E1295]*([.J$2]/[.J$3]))+[.I$2]" office:value-type="float" office:value="361711">
            <text:p>361711</text:p>
          </table:table-cell>
          <table:table-cell table:formula="of:=[.J1295]*[.E1295]*(1/[.J$2])+[.I$1]" office:value-type="float" office:value="18455.6194629669">
            <text:p>18456</text:p>
          </table:table-cell>
          <table:table-cell table:formula="of:=[.F1295]-[.K1295]" office:value-type="float" office:value="58.3805370330811">
            <text:p>58</text:p>
          </table:table-cell>
        </table:table-row>
        <table:table-row table:style-name="ro1">
          <table:table-cell office:value-type="string">
            <text:p><text:s text:c="2"/>1291</text:p>
          </table:table-cell>
          <table:table-cell office:value-type="string">
            <text:p><text:s text:c="3"/>4075</text:p>
          </table:table-cell>
          <table:table-cell office:value-type="string">
            <text:p><text:s text:c="2"/>18549</text:p>
          </table:table-cell>
          <table:table-cell office:value-type="string">
            <text:p><text:s text:c="6"/>8</text:p>
          </table:table-cell>
          <table:table-cell table:formula="of:=[.B1296]/1" office:value-type="float" office:value="4075">
            <text:p>4075</text:p>
          </table:table-cell>
          <table:table-cell table:formula="of:=[.C1296]/1" office:value-type="float" office:value="18549">
            <text:p>18549</text:p>
          </table:table-cell>
          <table:table-cell table:formula="of:=[.G$1]+[.E1296]*([.G$2]+[.E1296]*([.G$3]+[.G$4]*[.E1296]))" office:value-type="float" office:value="18508.5621771762">
            <text:p>18508.562</text:p>
          </table:table-cell>
          <table:table-cell table:formula="of:=[.F1296]-[.G1296]" office:value-type="float" office:value="40.4378228238093">
            <text:p>40.438</text:p>
          </table:table-cell>
          <table:table-cell table:formula="of:=INT([.I$4]*[.E1296]*([.J$3]/[.J$4])+[.I$3])" office:value-type="float" office:value="190725050">
            <text:p>190725050</text:p>
          </table:table-cell>
          <table:table-cell table:formula="of:=INT([.I1296]*[.E1296]*([.J$2]/[.J$3]))+[.I$2]" office:value-type="float" office:value="368104">
            <text:p>368104</text:p>
          </table:table-cell>
          <table:table-cell table:formula="of:=[.J1296]*[.E1296]*(1/[.J$2])+[.I$1]" office:value-type="float" office:value="18508.0683441162">
            <text:p>18508</text:p>
          </table:table-cell>
          <table:table-cell table:formula="of:=[.F1296]-[.K1296]" office:value-type="float" office:value="40.9316558837891">
            <text:p>41</text:p>
          </table:table-cell>
        </table:table-row>
        <table:table-row table:style-name="ro1">
          <table:table-cell office:value-type="string">
            <text:p><text:s text:c="2"/>1292</text:p>
          </table:table-cell>
          <table:table-cell office:value-type="string">
            <text:p><text:s text:c="3"/>4078</text:p>
          </table:table-cell>
          <table:table-cell office:value-type="string">
            <text:p><text:s text:c="2"/>18593</text:p>
          </table:table-cell>
          <table:table-cell office:value-type="string">
            <text:p><text:s text:c="6"/>6</text:p>
          </table:table-cell>
          <table:table-cell table:formula="of:=[.B1297]/1" office:value-type="float" office:value="4078">
            <text:p>4078</text:p>
          </table:table-cell>
          <table:table-cell table:formula="of:=[.C1297]/1" office:value-type="float" office:value="18593">
            <text:p>18593</text:p>
          </table:table-cell>
          <table:table-cell table:formula="of:=[.G$1]+[.E1297]*([.G$2]+[.E1297]*([.G$3]+[.G$4]*[.E1297]))" office:value-type="float" office:value="18547.970571136">
            <text:p>18547.971</text:p>
          </table:table-cell>
          <table:table-cell table:formula="of:=[.F1297]-[.G1297]" office:value-type="float" office:value="45.0294288640362">
            <text:p>45.029</text:p>
          </table:table-cell>
          <table:table-cell table:formula="of:=INT([.I$4]*[.E1297]*([.J$3]/[.J$4])+[.I$3])" office:value-type="float" office:value="190738883">
            <text:p>190738883</text:p>
          </table:table-cell>
          <table:table-cell table:formula="of:=INT([.I1297]*[.E1297]*([.J$2]/[.J$3]))+[.I$2]" office:value-type="float" office:value="372900">
            <text:p>372900</text:p>
          </table:table-cell>
          <table:table-cell table:formula="of:=[.J1297]*[.E1297]*(1/[.J$2])+[.I$1]" office:value-type="float" office:value="18547.4787445068">
            <text:p>18547</text:p>
          </table:table-cell>
          <table:table-cell table:formula="of:=[.F1297]-[.K1297]" office:value-type="float" office:value="45.5212554931641">
            <text:p>46</text:p>
          </table:table-cell>
        </table:table-row>
        <table:table-row table:style-name="ro1">
          <table:table-cell office:value-type="string">
            <text:p><text:s text:c="2"/>1293</text:p>
          </table:table-cell>
          <table:table-cell office:value-type="string">
            <text:p><text:s text:c="3"/>4081</text:p>
          </table:table-cell>
          <table:table-cell office:value-type="string">
            <text:p><text:s text:c="2"/>18631</text:p>
          </table:table-cell>
          <table:table-cell office:value-type="string">
            <text:p><text:s text:c="6"/>6</text:p>
          </table:table-cell>
          <table:table-cell table:formula="of:=[.B1298]/1" office:value-type="float" office:value="4081">
            <text:p>4081</text:p>
          </table:table-cell>
          <table:table-cell table:formula="of:=[.C1298]/1" office:value-type="float" office:value="18631">
            <text:p>18631</text:p>
          </table:table-cell>
          <table:table-cell table:formula="of:=[.G$1]+[.E1298]*([.G$2]+[.E1298]*([.G$3]+[.G$4]*[.E1298]))" office:value-type="float" office:value="18587.4387770171">
            <text:p>18587.439</text:p>
          </table:table-cell>
          <table:table-cell table:formula="of:=[.F1298]-[.G1298]" office:value-type="float" office:value="43.5612229828694">
            <text:p>43.561</text:p>
          </table:table-cell>
          <table:table-cell table:formula="of:=INT([.I$4]*[.E1298]*([.J$3]/[.J$4])+[.I$3])" office:value-type="float" office:value="190752717">
            <text:p>190752717</text:p>
          </table:table-cell>
          <table:table-cell table:formula="of:=INT([.I1298]*[.E1298]*([.J$2]/[.J$3]))+[.I$2]" office:value-type="float" office:value="377696">
            <text:p>377696</text:p>
          </table:table-cell>
          <table:table-cell table:formula="of:=[.J1298]*[.E1298]*(1/[.J$2])+[.I$1]" office:value-type="float" office:value="18586.9440307617">
            <text:p>18587</text:p>
          </table:table-cell>
          <table:table-cell table:formula="of:=[.F1298]-[.K1298]" office:value-type="float" office:value="44.0559692382813">
            <text:p>44</text:p>
          </table:table-cell>
        </table:table-row>
        <table:table-row table:style-name="ro1">
          <table:table-cell office:value-type="string">
            <text:p><text:s text:c="2"/>1294</text:p>
          </table:table-cell>
          <table:table-cell office:value-type="string">
            <text:p><text:s text:c="3"/>4084</text:p>
          </table:table-cell>
          <table:table-cell office:value-type="string">
            <text:p><text:s text:c="2"/>18672</text:p>
          </table:table-cell>
          <table:table-cell office:value-type="string">
            <text:p><text:s text:c="6"/>7</text:p>
          </table:table-cell>
          <table:table-cell table:formula="of:=[.B1299]/1" office:value-type="float" office:value="4084">
            <text:p>4084</text:p>
          </table:table-cell>
          <table:table-cell table:formula="of:=[.C1299]/1" office:value-type="float" office:value="18672">
            <text:p>18672</text:p>
          </table:table-cell>
          <table:table-cell table:formula="of:=[.G$1]+[.E1299]*([.G$2]+[.E1299]*([.G$3]+[.G$4]*[.E1299]))" office:value-type="float" office:value="18626.9668056899">
            <text:p>18626.967</text:p>
          </table:table-cell>
          <table:table-cell table:formula="of:=[.F1299]-[.G1299]" office:value-type="float" office:value="45.0331943100973">
            <text:p>45.033</text:p>
          </table:table-cell>
          <table:table-cell table:formula="of:=INT([.I$4]*[.E1299]*([.J$3]/[.J$4])+[.I$3])" office:value-type="float" office:value="190766550">
            <text:p>190766550</text:p>
          </table:table-cell>
          <table:table-cell table:formula="of:=INT([.I1299]*[.E1299]*([.J$2]/[.J$3]))+[.I$2]" office:value-type="float" office:value="382493">
            <text:p>382493</text:p>
          </table:table-cell>
          <table:table-cell table:formula="of:=[.J1299]*[.E1299]*(1/[.J$2])+[.I$1]" office:value-type="float" office:value="18626.4719924927">
            <text:p>18626</text:p>
          </table:table-cell>
          <table:table-cell table:formula="of:=[.F1299]-[.K1299]" office:value-type="float" office:value="45.5280075073242">
            <text:p>46</text:p>
          </table:table-cell>
        </table:table-row>
        <table:table-row table:style-name="ro1">
          <table:table-cell office:value-type="string">
            <text:p><text:s text:c="2"/>1295</text:p>
          </table:table-cell>
          <table:table-cell office:value-type="string">
            <text:p><text:s text:c="3"/>4086</text:p>
          </table:table-cell>
          <table:table-cell office:value-type="string">
            <text:p><text:s text:c="2"/>18708</text:p>
          </table:table-cell>
          <table:table-cell office:value-type="string">
            <text:p><text:s text:c="6"/>6</text:p>
          </table:table-cell>
          <table:table-cell table:formula="of:=[.B1300]/1" office:value-type="float" office:value="4086">
            <text:p>4086</text:p>
          </table:table-cell>
          <table:table-cell table:formula="of:=[.C1300]/1" office:value-type="float" office:value="18708">
            <text:p>18708</text:p>
          </table:table-cell>
          <table:table-cell table:formula="of:=[.G$1]+[.E1300]*([.G$2]+[.E1300]*([.G$3]+[.G$4]*[.E1300]))" office:value-type="float" office:value="18653.3520650573">
            <text:p>18653.352</text:p>
          </table:table-cell>
          <table:table-cell table:formula="of:=[.F1300]-[.G1300]" office:value-type="float" office:value="54.6479349426918">
            <text:p>54.648</text:p>
          </table:table-cell>
          <table:table-cell table:formula="of:=INT([.I$4]*[.E1300]*([.J$3]/[.J$4])+[.I$3])" office:value-type="float" office:value="190775772">
            <text:p>190775772</text:p>
          </table:table-cell>
          <table:table-cell table:formula="of:=INT([.I1300]*[.E1300]*([.J$2]/[.J$3]))+[.I$2]" office:value-type="float" office:value="385691">
            <text:p>385691</text:p>
          </table:table-cell>
          <table:table-cell table:formula="of:=[.J1300]*[.E1300]*(1/[.J$2])+[.I$1]" office:value-type="float" office:value="18652.8544654846">
            <text:p>18653</text:p>
          </table:table-cell>
          <table:table-cell table:formula="of:=[.F1300]-[.K1300]" office:value-type="float" office:value="55.1455345153809">
            <text:p>55</text:p>
          </table:table-cell>
        </table:table-row>
        <table:table-row table:style-name="ro1">
          <table:table-cell office:value-type="string">
            <text:p><text:s text:c="2"/>1296</text:p>
          </table:table-cell>
          <table:table-cell office:value-type="string">
            <text:p><text:s text:c="3"/>4089</text:p>
          </table:table-cell>
          <table:table-cell office:value-type="string">
            <text:p><text:s text:c="2"/>18756</text:p>
          </table:table-cell>
          <table:table-cell office:value-type="string">
            <text:p><text:s text:c="6"/>6</text:p>
          </table:table-cell>
          <table:table-cell table:formula="of:=[.B1301]/1" office:value-type="float" office:value="4089">
            <text:p>4089</text:p>
          </table:table-cell>
          <table:table-cell table:formula="of:=[.C1301]/1" office:value-type="float" office:value="18756">
            <text:p>18756</text:p>
          </table:table-cell>
          <table:table-cell table:formula="of:=[.G$1]+[.E1301]*([.G$2]+[.E1301]*([.G$3]+[.G$4]*[.E1301]))" office:value-type="float" office:value="18692.9798225388">
            <text:p>18692.980</text:p>
          </table:table-cell>
          <table:table-cell table:formula="of:=[.F1301]-[.G1301]" office:value-type="float" office:value="63.0201774612433">
            <text:p>63.020</text:p>
          </table:table-cell>
          <table:table-cell table:formula="of:=INT([.I$4]*[.E1301]*([.J$3]/[.J$4])+[.I$3])" office:value-type="float" office:value="190789605">
            <text:p>190789605</text:p>
          </table:table-cell>
          <table:table-cell table:formula="of:=INT([.I1301]*[.E1301]*([.J$2]/[.J$3]))+[.I$2]" office:value-type="float" office:value="390489">
            <text:p>390489</text:p>
          </table:table-cell>
          <table:table-cell table:formula="of:=[.J1301]*[.E1301]*(1/[.J$2])+[.I$1]" office:value-type="float" office:value="18692.4817218781">
            <text:p>18692</text:p>
          </table:table-cell>
          <table:table-cell table:formula="of:=[.F1301]-[.K1301]" office:value-type="float" office:value="63.5182781219482">
            <text:p>64</text:p>
          </table:table-cell>
        </table:table-row>
        <table:table-row table:style-name="ro1">
          <table:table-cell office:value-type="string">
            <text:p><text:s text:c="2"/>1297</text:p>
          </table:table-cell>
          <table:table-cell office:value-type="string">
            <text:p><text:s text:c="3"/>4092</text:p>
          </table:table-cell>
          <table:table-cell office:value-type="string">
            <text:p><text:s text:c="2"/>18794</text:p>
          </table:table-cell>
          <table:table-cell office:value-type="string">
            <text:p><text:s text:c="6"/>6</text:p>
          </table:table-cell>
          <table:table-cell table:formula="of:=[.B1302]/1" office:value-type="float" office:value="4092">
            <text:p>4092</text:p>
          </table:table-cell>
          <table:table-cell table:formula="of:=[.C1302]/1" office:value-type="float" office:value="18794">
            <text:p>18794</text:p>
          </table:table-cell>
          <table:table-cell table:formula="of:=[.G$1]+[.E1302]*([.G$2]+[.E1302]*([.G$3]+[.G$4]*[.E1302]))" office:value-type="float" office:value="18732.667431799">
            <text:p>18732.667</text:p>
          </table:table-cell>
          <table:table-cell table:formula="of:=[.F1302]-[.G1302]" office:value-type="float" office:value="61.3325682009963">
            <text:p>61.333</text:p>
          </table:table-cell>
          <table:table-cell table:formula="of:=INT([.I$4]*[.E1302]*([.J$3]/[.J$4])+[.I$3])" office:value-type="float" office:value="190803438">
            <text:p>190803438</text:p>
          </table:table-cell>
          <table:table-cell table:formula="of:=INT([.I1302]*[.E1302]*([.J$2]/[.J$3]))+[.I$2]" office:value-type="float" office:value="395288">
            <text:p>395288</text:p>
          </table:table-cell>
          <table:table-cell table:formula="of:=[.J1302]*[.E1302]*(1/[.J$2])+[.I$1]" office:value-type="float" office:value="18732.1716918945">
            <text:p>18732</text:p>
          </table:table-cell>
          <table:table-cell table:formula="of:=[.F1302]-[.K1302]" office:value-type="float" office:value="61.8283081054688">
            <text:p>62</text:p>
          </table:table-cell>
        </table:table-row>
        <table:table-row table:style-name="ro1">
          <table:table-cell office:value-type="string">
            <text:p><text:s text:c="2"/>1298</text:p>
          </table:table-cell>
          <table:table-cell office:value-type="string">
            <text:p><text:s text:c="3"/>4096</text:p>
          </table:table-cell>
          <table:table-cell office:value-type="string">
            <text:p><text:s text:c="2"/>18836</text:p>
          </table:table-cell>
          <table:table-cell office:value-type="string">
            <text:p><text:s text:c="6"/>7</text:p>
          </table:table-cell>
          <table:table-cell table:formula="of:=[.B1303]/1" office:value-type="float" office:value="4096">
            <text:p>4096</text:p>
          </table:table-cell>
          <table:table-cell table:formula="of:=[.C1303]/1" office:value-type="float" office:value="18836">
            <text:p>18836</text:p>
          </table:table-cell>
          <table:table-cell table:formula="of:=[.G$1]+[.E1303]*([.G$2]+[.E1303]*([.G$3]+[.G$4]*[.E1303]))" office:value-type="float" office:value="18785.677365701">
            <text:p>18785.677</text:p>
          </table:table-cell>
          <table:table-cell table:formula="of:=[.F1303]-[.G1303]" office:value-type="float" office:value="50.3226342989728">
            <text:p>50.323</text:p>
          </table:table-cell>
          <table:table-cell table:formula="of:=INT([.I$4]*[.E1303]*([.J$3]/[.J$4])+[.I$3])" office:value-type="float" office:value="190821883">
            <text:p>190821883</text:p>
          </table:table-cell>
          <table:table-cell table:formula="of:=INT([.I1303]*[.E1303]*([.J$2]/[.J$3]))+[.I$2]" office:value-type="float" office:value="401687">
            <text:p>401687</text:p>
          </table:table-cell>
          <table:table-cell table:formula="of:=[.J1303]*[.E1303]*(1/[.J$2])+[.I$1]" office:value-type="float" office:value="18785.1796875">
            <text:p>18785</text:p>
          </table:table-cell>
          <table:table-cell table:formula="of:=[.F1303]-[.K1303]" office:value-type="float" office:value="50.8203125">
            <text:p>51</text:p>
          </table:table-cell>
        </table:table-row>
        <table:table-row table:style-name="ro1">
          <table:table-cell office:value-type="string">
            <text:p><text:s text:c="2"/>1299</text:p>
          </table:table-cell>
          <table:table-cell office:value-type="string">
            <text:p><text:s text:c="3"/>4099</text:p>
          </table:table-cell>
          <table:table-cell office:value-type="string">
            <text:p><text:s text:c="2"/>18860</text:p>
          </table:table-cell>
          <table:table-cell office:value-type="string">
            <text:p><text:s text:c="6"/>6</text:p>
          </table:table-cell>
          <table:table-cell table:formula="of:=[.B1304]/1" office:value-type="float" office:value="4099">
            <text:p>4099</text:p>
          </table:table-cell>
          <table:table-cell table:formula="of:=[.C1304]/1" office:value-type="float" office:value="18860">
            <text:p>18860</text:p>
          </table:table-cell>
          <table:table-cell table:formula="of:=[.G$1]+[.E1304]*([.G$2]+[.E1304]*([.G$3]+[.G$4]*[.E1304]))" office:value-type="float" office:value="18825.5046713848">
            <text:p>18825.505</text:p>
          </table:table-cell>
          <table:table-cell table:formula="of:=[.F1304]-[.G1304]" office:value-type="float" office:value="34.4953286151831">
            <text:p>34.495</text:p>
          </table:table-cell>
          <table:table-cell table:formula="of:=INT([.I$4]*[.E1304]*([.J$3]/[.J$4])+[.I$3])" office:value-type="float" office:value="190835716">
            <text:p>190835716</text:p>
          </table:table-cell>
          <table:table-cell table:formula="of:=INT([.I1304]*[.E1304]*([.J$2]/[.J$3]))+[.I$2]" office:value-type="float" office:value="406488">
            <text:p>406488</text:p>
          </table:table-cell>
          <table:table-cell table:formula="of:=[.J1304]*[.E1304]*(1/[.J$2])+[.I$1]" office:value-type="float" office:value="18825.0134429932">
            <text:p>18825</text:p>
          </table:table-cell>
          <table:table-cell table:formula="of:=[.F1304]-[.K1304]" office:value-type="float" office:value="34.9865570068359">
            <text:p>35</text:p>
          </table:table-cell>
        </table:table-row>
        <table:table-row table:style-name="ro1">
          <table:table-cell office:value-type="string">
            <text:p><text:s text:c="2"/>1300</text:p>
          </table:table-cell>
          <table:table-cell office:value-type="string">
            <text:p><text:s text:c="3"/>4102</text:p>
          </table:table-cell>
          <table:table-cell office:value-type="string">
            <text:p><text:s text:c="2"/>18902</text:p>
          </table:table-cell>
          <table:table-cell office:value-type="string">
            <text:p><text:s text:c="6"/>6</text:p>
          </table:table-cell>
          <table:table-cell table:formula="of:=[.B1305]/1" office:value-type="float" office:value="4102">
            <text:p>4102</text:p>
          </table:table-cell>
          <table:table-cell table:formula="of:=[.C1305]/1" office:value-type="float" office:value="18902">
            <text:p>18902</text:p>
          </table:table-cell>
          <table:table-cell table:formula="of:=[.G$1]+[.E1305]*([.G$2]+[.E1305]*([.G$3]+[.G$4]*[.E1305]))" office:value-type="float" office:value="18865.3918650814">
            <text:p>18865.392</text:p>
          </table:table-cell>
          <table:table-cell table:formula="of:=[.F1305]-[.G1305]" office:value-type="float" office:value="36.6081349185879">
            <text:p>36.608</text:p>
          </table:table-cell>
          <table:table-cell table:formula="of:=INT([.I$4]*[.E1305]*([.J$3]/[.J$4])+[.I$3])" office:value-type="float" office:value="190849549">
            <text:p>190849549</text:p>
          </table:table-cell>
          <table:table-cell table:formula="of:=INT([.I1305]*[.E1305]*([.J$2]/[.J$3]))+[.I$2]" office:value-type="float" office:value="411288">
            <text:p>411288</text:p>
          </table:table-cell>
          <table:table-cell table:formula="of:=[.J1305]*[.E1305]*(1/[.J$2])+[.I$1]" office:value-type="float" office:value="18864.894317627">
            <text:p>18865</text:p>
          </table:table-cell>
          <table:table-cell table:formula="of:=[.F1305]-[.K1305]" office:value-type="float" office:value="37.1056823730469">
            <text:p>37</text:p>
          </table:table-cell>
        </table:table-row>
        <table:table-row table:style-name="ro1">
          <table:table-cell office:value-type="string">
            <text:p><text:s text:c="2"/>1301</text:p>
          </table:table-cell>
          <table:table-cell office:value-type="string">
            <text:p><text:s text:c="3"/>4104</text:p>
          </table:table-cell>
          <table:table-cell office:value-type="string">
            <text:p><text:s text:c="2"/>18949</text:p>
          </table:table-cell>
          <table:table-cell office:value-type="string">
            <text:p><text:s text:c="6"/>7</text:p>
          </table:table-cell>
          <table:table-cell table:formula="of:=[.B1306]/1" office:value-type="float" office:value="4104">
            <text:p>4104</text:p>
          </table:table-cell>
          <table:table-cell table:formula="of:=[.C1306]/1" office:value-type="float" office:value="18949">
            <text:p>18949</text:p>
          </table:table-cell>
          <table:table-cell table:formula="of:=[.G$1]+[.E1306]*([.G$2]+[.E1306]*([.G$3]+[.G$4]*[.E1306]))" office:value-type="float" office:value="18892.016604032">
            <text:p>18892.017</text:p>
          </table:table-cell>
          <table:table-cell table:formula="of:=[.F1306]-[.G1306]" office:value-type="float" office:value="56.9833959679709">
            <text:p>56.983</text:p>
          </table:table-cell>
          <table:table-cell table:formula="of:=INT([.I$4]*[.E1306]*([.J$3]/[.J$4])+[.I$3])" office:value-type="float" office:value="190858771">
            <text:p>190858771</text:p>
          </table:table-cell>
          <table:table-cell table:formula="of:=INT([.I1306]*[.E1306]*([.J$2]/[.J$3]))+[.I$2]" office:value-type="float" office:value="414489">
            <text:p>414489</text:p>
          </table:table-cell>
          <table:table-cell table:formula="of:=[.J1306]*[.E1306]*(1/[.J$2])+[.I$1]" office:value-type="float" office:value="18891.5199127197">
            <text:p>18892</text:p>
          </table:table-cell>
          <table:table-cell table:formula="of:=[.F1306]-[.K1306]" office:value-type="float" office:value="57.4800872802734">
            <text:p>57</text:p>
          </table:table-cell>
        </table:table-row>
        <table:table-row table:style-name="ro1">
          <table:table-cell office:value-type="string">
            <text:p><text:s text:c="2"/>1302</text:p>
          </table:table-cell>
          <table:table-cell office:value-type="string">
            <text:p><text:s text:c="3"/>4107</text:p>
          </table:table-cell>
          <table:table-cell office:value-type="string">
            <text:p><text:s text:c="2"/>18979</text:p>
          </table:table-cell>
          <table:table-cell office:value-type="string">
            <text:p><text:s text:c="6"/>8</text:p>
          </table:table-cell>
          <table:table-cell table:formula="of:=[.B1307]/1" office:value-type="float" office:value="4107">
            <text:p>4107</text:p>
          </table:table-cell>
          <table:table-cell table:formula="of:=[.C1307]/1" office:value-type="float" office:value="18979">
            <text:p>18979</text:p>
          </table:table-cell>
          <table:table-cell table:formula="of:=[.G$1]+[.E1307]*([.G$2]+[.E1307]*([.G$3]+[.G$4]*[.E1307]))" office:value-type="float" office:value="18932.0036352393">
            <text:p>18932.004</text:p>
          </table:table-cell>
          <table:table-cell table:formula="of:=[.F1307]-[.G1307]" office:value-type="float" office:value="46.9963647607037">
            <text:p>46.996</text:p>
          </table:table-cell>
          <table:table-cell table:formula="of:=INT([.I$4]*[.E1307]*([.J$3]/[.J$4])+[.I$3])" office:value-type="float" office:value="190872604">
            <text:p>190872604</text:p>
          </table:table-cell>
          <table:table-cell table:formula="of:=INT([.I1307]*[.E1307]*([.J$2]/[.J$3]))+[.I$2]" office:value-type="float" office:value="419291">
            <text:p>419291</text:p>
          </table:table-cell>
          <table:table-cell table:formula="of:=[.J1307]*[.E1307]*(1/[.J$2])+[.I$1]" office:value-type="float" office:value="18931.5080127716">
            <text:p>18932</text:p>
          </table:table-cell>
          <table:table-cell table:formula="of:=[.F1307]-[.K1307]" office:value-type="float" office:value="47.4919872283936">
            <text:p>47</text:p>
          </table:table-cell>
        </table:table-row>
        <table:table-row table:style-name="ro1">
          <table:table-cell office:value-type="string">
            <text:p><text:s text:c="2"/>1303</text:p>
          </table:table-cell>
          <table:table-cell office:value-type="string">
            <text:p><text:s text:c="3"/>4111</text:p>
          </table:table-cell>
          <table:table-cell office:value-type="string">
            <text:p><text:s text:c="2"/>19028</text:p>
          </table:table-cell>
          <table:table-cell office:value-type="string">
            <text:p><text:s text:c="6"/>8</text:p>
          </table:table-cell>
          <table:table-cell table:formula="of:=[.B1308]/1" office:value-type="float" office:value="4111">
            <text:p>4111</text:p>
          </table:table-cell>
          <table:table-cell table:formula="of:=[.C1308]/1" office:value-type="float" office:value="19028">
            <text:p>19028</text:p>
          </table:table-cell>
          <table:table-cell table:formula="of:=[.G$1]+[.E1308]*([.G$2]+[.E1308]*([.G$3]+[.G$4]*[.E1308]))" office:value-type="float" office:value="18985.41288295">
            <text:p>18985.413</text:p>
          </table:table-cell>
          <table:table-cell table:formula="of:=[.F1308]-[.G1308]" office:value-type="float" office:value="42.5871170499959">
            <text:p>42.587</text:p>
          </table:table-cell>
          <table:table-cell table:formula="of:=INT([.I$4]*[.E1308]*([.J$3]/[.J$4])+[.I$3])" office:value-type="float" office:value="190891048">
            <text:p>190891048</text:p>
          </table:table-cell>
          <table:table-cell table:formula="of:=INT([.I1308]*[.E1308]*([.J$2]/[.J$3]))+[.I$2]" office:value-type="float" office:value="425694">
            <text:p>425694</text:p>
          </table:table-cell>
          <table:table-cell table:formula="of:=[.J1308]*[.E1308]*(1/[.J$2])+[.I$1]" office:value-type="float" office:value="18984.9135780334">
            <text:p>18985</text:p>
          </table:table-cell>
          <table:table-cell table:formula="of:=[.F1308]-[.K1308]" office:value-type="float" office:value="43.0864219665527">
            <text:p>43</text:p>
          </table:table-cell>
        </table:table-row>
        <table:table-row table:style-name="ro1">
          <table:table-cell office:value-type="string">
            <text:p><text:s text:c="2"/>1304</text:p>
          </table:table-cell>
          <table:table-cell office:value-type="string">
            <text:p><text:s text:c="3"/>4114</text:p>
          </table:table-cell>
          <table:table-cell office:value-type="string">
            <text:p><text:s text:c="2"/>19064</text:p>
          </table:table-cell>
          <table:table-cell office:value-type="string">
            <text:p><text:s text:c="6"/>8</text:p>
          </table:table-cell>
          <table:table-cell table:formula="of:=[.B1309]/1" office:value-type="float" office:value="4114">
            <text:p>4114</text:p>
          </table:table-cell>
          <table:table-cell table:formula="of:=[.C1309]/1" office:value-type="float" office:value="19064">
            <text:p>19064</text:p>
          </table:table-cell>
          <table:table-cell table:formula="of:=[.G$1]+[.E1309]*([.G$2]+[.E1309]*([.G$3]+[.G$4]*[.E1309]))" office:value-type="float" office:value="19025.5397373998">
            <text:p>19025.540</text:p>
          </table:table-cell>
          <table:table-cell table:formula="of:=[.F1309]-[.G1309]" office:value-type="float" office:value="38.460262600187">
            <text:p>38.460</text:p>
          </table:table-cell>
          <table:table-cell table:formula="of:=INT([.I$4]*[.E1309]*([.J$3]/[.J$4])+[.I$3])" office:value-type="float" office:value="190904882">
            <text:p>190904882</text:p>
          </table:table-cell>
          <table:table-cell table:formula="of:=INT([.I1309]*[.E1309]*([.J$2]/[.J$3]))+[.I$2]" office:value-type="float" office:value="430498">
            <text:p>430498</text:p>
          </table:table-cell>
          <table:table-cell table:formula="of:=[.J1309]*[.E1309]*(1/[.J$2])+[.I$1]" office:value-type="float" office:value="19025.0456008911">
            <text:p>19025</text:p>
          </table:table-cell>
          <table:table-cell table:formula="of:=[.F1309]-[.K1309]" office:value-type="float" office:value="38.9543991088867">
            <text:p>39</text:p>
          </table:table-cell>
        </table:table-row>
        <table:table-row table:style-name="ro1">
          <table:table-cell office:value-type="string">
            <text:p><text:s text:c="2"/>1305</text:p>
          </table:table-cell>
          <table:table-cell office:value-type="string">
            <text:p><text:s text:c="3"/>4117</text:p>
          </table:table-cell>
          <table:table-cell office:value-type="string">
            <text:p><text:s text:c="2"/>19103</text:p>
          </table:table-cell>
          <table:table-cell office:value-type="string">
            <text:p><text:s text:c="6"/>7</text:p>
          </table:table-cell>
          <table:table-cell table:formula="of:=[.B1310]/1" office:value-type="float" office:value="4117">
            <text:p>4117</text:p>
          </table:table-cell>
          <table:table-cell table:formula="of:=[.C1310]/1" office:value-type="float" office:value="19103">
            <text:p>19103</text:p>
          </table:table-cell>
          <table:table-cell table:formula="of:=[.G$1]+[.E1310]*([.G$2]+[.E1310]*([.G$3]+[.G$4]*[.E1310]))" office:value-type="float" office:value="19065.7265342134">
            <text:p>19065.727</text:p>
          </table:table-cell>
          <table:table-cell table:formula="of:=[.F1310]-[.G1310]" office:value-type="float" office:value="37.2734657865803">
            <text:p>37.273</text:p>
          </table:table-cell>
          <table:table-cell table:formula="of:=INT([.I$4]*[.E1310]*([.J$3]/[.J$4])+[.I$3])" office:value-type="float" office:value="190918715">
            <text:p>190918715</text:p>
          </table:table-cell>
          <table:table-cell table:formula="of:=INT([.I1310]*[.E1310]*([.J$2]/[.J$3]))+[.I$2]" office:value-type="float" office:value="435302">
            <text:p>435302</text:p>
          </table:table-cell>
          <table:table-cell table:formula="of:=[.J1310]*[.E1310]*(1/[.J$2])+[.I$1]" office:value-type="float" office:value="19065.2326011658">
            <text:p>19065</text:p>
          </table:table-cell>
          <table:table-cell table:formula="of:=[.F1310]-[.K1310]" office:value-type="float" office:value="37.7673988342285">
            <text:p>38</text:p>
          </table:table-cell>
        </table:table-row>
        <table:table-row table:style-name="ro1">
          <table:table-cell office:value-type="string">
            <text:p><text:s text:c="2"/>1306</text:p>
          </table:table-cell>
          <table:table-cell office:value-type="string">
            <text:p><text:s text:c="3"/>4121</text:p>
          </table:table-cell>
          <table:table-cell office:value-type="string">
            <text:p><text:s text:c="2"/>19142</text:p>
          </table:table-cell>
          <table:table-cell office:value-type="string">
            <text:p><text:s text:c="6"/>7</text:p>
          </table:table-cell>
          <table:table-cell table:formula="of:=[.B1311]/1" office:value-type="float" office:value="4121">
            <text:p>4121</text:p>
          </table:table-cell>
          <table:table-cell table:formula="of:=[.C1311]/1" office:value-type="float" office:value="19142">
            <text:p>19142</text:p>
          </table:table-cell>
          <table:table-cell table:formula="of:=[.G$1]+[.E1311]*([.G$2]+[.E1311]*([.G$3]+[.G$4]*[.E1311]))" office:value-type="float" office:value="19119.4021924299">
            <text:p>19119.402</text:p>
          </table:table-cell>
          <table:table-cell table:formula="of:=[.F1311]-[.G1311]" office:value-type="float" office:value="22.5978075700805">
            <text:p>22.598</text:p>
          </table:table-cell>
          <table:table-cell table:formula="of:=INT([.I$4]*[.E1311]*([.J$3]/[.J$4])+[.I$3])" office:value-type="float" office:value="190937159">
            <text:p>190937159</text:p>
          </table:table-cell>
          <table:table-cell table:formula="of:=INT([.I1311]*[.E1311]*([.J$2]/[.J$3]))+[.I$2]" office:value-type="float" office:value="441708">
            <text:p>441708</text:p>
          </table:table-cell>
          <table:table-cell table:formula="of:=[.J1311]*[.E1311]*(1/[.J$2])+[.I$1]" office:value-type="float" office:value="19118.9060287476">
            <text:p>19119</text:p>
          </table:table-cell>
          <table:table-cell table:formula="of:=[.F1311]-[.K1311]" office:value-type="float" office:value="23.0939712524414">
            <text:p>23</text:p>
          </table:table-cell>
        </table:table-row>
        <table:table-row table:style-name="ro1">
          <table:table-cell office:value-type="string">
            <text:p><text:s text:c="2"/>1307</text:p>
          </table:table-cell>
          <table:table-cell office:value-type="string">
            <text:p><text:s text:c="3"/>4124</text:p>
          </table:table-cell>
          <table:table-cell office:value-type="string">
            <text:p><text:s text:c="2"/>19197</text:p>
          </table:table-cell>
          <table:table-cell office:value-type="string">
            <text:p><text:s text:c="6"/>8</text:p>
          </table:table-cell>
          <table:table-cell table:formula="of:=[.B1312]/1" office:value-type="float" office:value="4124">
            <text:p>4124</text:p>
          </table:table-cell>
          <table:table-cell table:formula="of:=[.C1312]/1" office:value-type="float" office:value="19197">
            <text:p>19197</text:p>
          </table:table-cell>
          <table:table-cell table:formula="of:=[.G$1]+[.E1312]*([.G$2]+[.E1312]*([.G$3]+[.G$4]*[.E1312]))" office:value-type="float" office:value="19159.7288970321">
            <text:p>19159.729</text:p>
          </table:table-cell>
          <table:table-cell table:formula="of:=[.F1312]-[.G1312]" office:value-type="float" office:value="37.2711029679231">
            <text:p>37.271</text:p>
          </table:table-cell>
          <table:table-cell table:formula="of:=INT([.I$4]*[.E1312]*([.J$3]/[.J$4])+[.I$3])" office:value-type="float" office:value="190950992">
            <text:p>190950992</text:p>
          </table:table-cell>
          <table:table-cell table:formula="of:=INT([.I1312]*[.E1312]*([.J$2]/[.J$3]))+[.I$2]" office:value-type="float" office:value="446514">
            <text:p>446514</text:p>
          </table:table-cell>
          <table:table-cell table:formula="of:=[.J1312]*[.E1312]*(1/[.J$2])+[.I$1]" office:value-type="float" office:value="19159.2370452881">
            <text:p>19159</text:p>
          </table:table-cell>
          <table:table-cell table:formula="of:=[.F1312]-[.K1312]" office:value-type="float" office:value="37.7629547119141">
            <text:p>38</text:p>
          </table:table-cell>
        </table:table-row>
        <table:table-row table:style-name="ro1">
          <table:table-cell office:value-type="string">
            <text:p><text:s text:c="2"/>1308</text:p>
          </table:table-cell>
          <table:table-cell office:value-type="string">
            <text:p><text:s text:c="3"/>4127</text:p>
          </table:table-cell>
          <table:table-cell office:value-type="string">
            <text:p><text:s text:c="2"/>19236</text:p>
          </table:table-cell>
          <table:table-cell office:value-type="string">
            <text:p><text:s text:c="6"/>6</text:p>
          </table:table-cell>
          <table:table-cell table:formula="of:=[.B1313]/1" office:value-type="float" office:value="4127">
            <text:p>4127</text:p>
          </table:table-cell>
          <table:table-cell table:formula="of:=[.C1313]/1" office:value-type="float" office:value="19236">
            <text:p>19236</text:p>
          </table:table-cell>
          <table:table-cell table:formula="of:=[.G$1]+[.E1313]*([.G$2]+[.E1313]*([.G$3]+[.G$4]*[.E1313]))" office:value-type="float" office:value="19200.115580232">
            <text:p>19200.116</text:p>
          </table:table-cell>
          <table:table-cell table:formula="of:=[.F1313]-[.G1313]" office:value-type="float" office:value="35.8844197679718">
            <text:p>35.884</text:p>
          </table:table-cell>
          <table:table-cell table:formula="of:=INT([.I$4]*[.E1313]*([.J$3]/[.J$4])+[.I$3])" office:value-type="float" office:value="190964825">
            <text:p>190964825</text:p>
          </table:table-cell>
          <table:table-cell table:formula="of:=INT([.I1313]*[.E1313]*([.J$2]/[.J$3]))+[.I$2]" office:value-type="float" office:value="451320">
            <text:p>451320</text:p>
          </table:table-cell>
          <table:table-cell table:formula="of:=[.J1313]*[.E1313]*(1/[.J$2])+[.I$1]" office:value-type="float" office:value="19199.6230621338">
            <text:p>19200</text:p>
          </table:table-cell>
          <table:table-cell table:formula="of:=[.F1313]-[.K1313]" office:value-type="float" office:value="36.3769378662109">
            <text:p>36</text:p>
          </table:table-cell>
        </table:table-row>
        <table:table-row table:style-name="ro1">
          <table:table-cell office:value-type="string">
            <text:p><text:s text:c="2"/>1309</text:p>
          </table:table-cell>
          <table:table-cell office:value-type="string">
            <text:p><text:s text:c="3"/>4129</text:p>
          </table:table-cell>
          <table:table-cell office:value-type="string">
            <text:p><text:s text:c="2"/>19270</text:p>
          </table:table-cell>
          <table:table-cell office:value-type="string">
            <text:p><text:s text:c="6"/>8</text:p>
          </table:table-cell>
          <table:table-cell table:formula="of:=[.B1314]/1" office:value-type="float" office:value="4129">
            <text:p>4129</text:p>
          </table:table-cell>
          <table:table-cell table:formula="of:=[.C1314]/1" office:value-type="float" office:value="19270">
            <text:p>19270</text:p>
          </table:table-cell>
          <table:table-cell table:formula="of:=[.G$1]+[.E1314]*([.G$2]+[.E1314]*([.G$3]+[.G$4]*[.E1314]))" office:value-type="float" office:value="19227.0733625099">
            <text:p>19227.073</text:p>
          </table:table-cell>
          <table:table-cell table:formula="of:=[.F1314]-[.G1314]" office:value-type="float" office:value="42.9266374901163">
            <text:p>42.927</text:p>
          </table:table-cell>
          <table:table-cell table:formula="of:=INT([.I$4]*[.E1314]*([.J$3]/[.J$4])+[.I$3])" office:value-type="float" office:value="190974048">
            <text:p>190974048</text:p>
          </table:table-cell>
          <table:table-cell table:formula="of:=INT([.I1314]*[.E1314]*([.J$2]/[.J$3]))+[.I$2]" office:value-type="float" office:value="454524">
            <text:p>454524</text:p>
          </table:table-cell>
          <table:table-cell table:formula="of:=[.J1314]*[.E1314]*(1/[.J$2])+[.I$1]" office:value-type="float" office:value="19226.5776290894">
            <text:p>19227</text:p>
          </table:table-cell>
          <table:table-cell table:formula="of:=[.F1314]-[.K1314]" office:value-type="float" office:value="43.4223709106445">
            <text:p>43</text:p>
          </table:table-cell>
        </table:table-row>
        <table:table-row table:style-name="ro1">
          <table:table-cell office:value-type="string">
            <text:p><text:s text:c="2"/>1310</text:p>
          </table:table-cell>
          <table:table-cell office:value-type="string">
            <text:p><text:s text:c="3"/>4132</text:p>
          </table:table-cell>
          <table:table-cell office:value-type="string">
            <text:p><text:s text:c="2"/>19324</text:p>
          </table:table-cell>
          <table:table-cell office:value-type="string">
            <text:p><text:s text:c="6"/>7</text:p>
          </table:table-cell>
          <table:table-cell table:formula="of:=[.B1315]/1" office:value-type="float" office:value="4132">
            <text:p>4132</text:p>
          </table:table-cell>
          <table:table-cell table:formula="of:=[.C1315]/1" office:value-type="float" office:value="19324">
            <text:p>19324</text:p>
          </table:table-cell>
          <table:table-cell table:formula="of:=[.G$1]+[.E1315]*([.G$2]+[.E1315]*([.G$3]+[.G$4]*[.E1315]))" office:value-type="float" office:value="19267.5600341955">
            <text:p>19267.560</text:p>
          </table:table-cell>
          <table:table-cell table:formula="of:=[.F1315]-[.G1315]" office:value-type="float" office:value="56.4399658044931">
            <text:p>56.440</text:p>
          </table:table-cell>
          <table:table-cell table:formula="of:=INT([.I$4]*[.E1315]*([.J$3]/[.J$4])+[.I$3])" office:value-type="float" office:value="190987881">
            <text:p>190987881</text:p>
          </table:table-cell>
          <table:table-cell table:formula="of:=INT([.I1315]*[.E1315]*([.J$2]/[.J$3]))+[.I$2]" office:value-type="float" office:value="459331">
            <text:p>459331</text:p>
          </table:table-cell>
          <table:table-cell table:formula="of:=[.J1315]*[.E1315]*(1/[.J$2])+[.I$1]" office:value-type="float" office:value="19267.0631942749">
            <text:p>19267</text:p>
          </table:table-cell>
          <table:table-cell table:formula="of:=[.F1315]-[.K1315]" office:value-type="float" office:value="56.9368057250977">
            <text:p>57</text:p>
          </table:table-cell>
        </table:table-row>
        <table:table-row table:style-name="ro1">
          <table:table-cell office:value-type="string">
            <text:p><text:s text:c="2"/>1311</text:p>
          </table:table-cell>
          <table:table-cell office:value-type="string">
            <text:p><text:s text:c="3"/>4135</text:p>
          </table:table-cell>
          <table:table-cell office:value-type="string">
            <text:p><text:s text:c="2"/>19354</text:p>
          </table:table-cell>
          <table:table-cell office:value-type="string">
            <text:p><text:s text:c="6"/>8</text:p>
          </table:table-cell>
          <table:table-cell table:formula="of:=[.B1316]/1" office:value-type="float" office:value="4135">
            <text:p>4135</text:p>
          </table:table-cell>
          <table:table-cell table:formula="of:=[.C1316]/1" office:value-type="float" office:value="19354">
            <text:p>19354</text:p>
          </table:table-cell>
          <table:table-cell table:formula="of:=[.G$1]+[.E1316]*([.G$2]+[.E1316]*([.G$3]+[.G$4]*[.E1316]))" office:value-type="float" office:value="19308.1067134661">
            <text:p>19308.107</text:p>
          </table:table-cell>
          <table:table-cell table:formula="of:=[.F1316]-[.G1316]" office:value-type="float" office:value="45.8932865338647">
            <text:p>45.893</text:p>
          </table:table-cell>
          <table:table-cell table:formula="of:=INT([.I$4]*[.E1316]*([.J$3]/[.J$4])+[.I$3])" office:value-type="float" office:value="191001714">
            <text:p>191001714</text:p>
          </table:table-cell>
          <table:table-cell table:formula="of:=INT([.I1316]*[.E1316]*([.J$2]/[.J$3]))+[.I$2]" office:value-type="float" office:value="464139">
            <text:p>464139</text:p>
          </table:table-cell>
          <table:table-cell table:formula="of:=[.J1316]*[.E1316]*(1/[.J$2])+[.I$1]" office:value-type="float" office:value="19307.6116580963">
            <text:p>19308</text:p>
          </table:table-cell>
          <table:table-cell table:formula="of:=[.F1316]-[.K1316]" office:value-type="float" office:value="46.3883419036865">
            <text:p>46</text:p>
          </table:table-cell>
        </table:table-row>
        <table:table-row table:style-name="ro1">
          <table:table-cell office:value-type="string">
            <text:p><text:s text:c="2"/>1312</text:p>
          </table:table-cell>
          <table:table-cell office:value-type="string">
            <text:p><text:s text:c="3"/>4139</text:p>
          </table:table-cell>
          <table:table-cell office:value-type="string">
            <text:p><text:s text:c="2"/>19405</text:p>
          </table:table-cell>
          <table:table-cell office:value-type="string">
            <text:p><text:s text:c="6"/>6</text:p>
          </table:table-cell>
          <table:table-cell table:formula="of:=[.B1317]/1" office:value-type="float" office:value="4139">
            <text:p>4139</text:p>
          </table:table-cell>
          <table:table-cell table:formula="of:=[.C1317]/1" office:value-type="float" office:value="19405">
            <text:p>19405</text:p>
          </table:table-cell>
          <table:table-cell table:formula="of:=[.G$1]+[.E1317]*([.G$2]+[.E1317]*([.G$3]+[.G$4]*[.E1317]))" office:value-type="float" office:value="19362.2623164139">
            <text:p>19362.262</text:p>
          </table:table-cell>
          <table:table-cell table:formula="of:=[.F1317]-[.G1317]" office:value-type="float" office:value="42.7376835861323">
            <text:p>42.738</text:p>
          </table:table-cell>
          <table:table-cell table:formula="of:=INT([.I$4]*[.E1317]*([.J$3]/[.J$4])+[.I$3])" office:value-type="float" office:value="191020158">
            <text:p>191020158</text:p>
          </table:table-cell>
          <table:table-cell table:formula="of:=INT([.I1317]*[.E1317]*([.J$2]/[.J$3]))+[.I$2]" office:value-type="float" office:value="470550">
            <text:p>470550</text:p>
          </table:table-cell>
          <table:table-cell table:formula="of:=[.J1317]*[.E1317]*(1/[.J$2])+[.I$1]" office:value-type="float" office:value="19361.7644996643">
            <text:p>19362</text:p>
          </table:table-cell>
          <table:table-cell table:formula="of:=[.F1317]-[.K1317]" office:value-type="float" office:value="43.2355003356934">
            <text:p>43</text:p>
          </table:table-cell>
        </table:table-row>
        <table:table-row table:style-name="ro1">
          <table:table-cell office:value-type="string">
            <text:p><text:s text:c="2"/>1313</text:p>
          </table:table-cell>
          <table:table-cell office:value-type="string">
            <text:p><text:s text:c="3"/>4142</text:p>
          </table:table-cell>
          <table:table-cell office:value-type="string">
            <text:p><text:s text:c="2"/>19446</text:p>
          </table:table-cell>
          <table:table-cell office:value-type="string">
            <text:p><text:s text:c="6"/>7</text:p>
          </table:table-cell>
          <table:table-cell table:formula="of:=[.B1318]/1" office:value-type="float" office:value="4142">
            <text:p>4142</text:p>
          </table:table-cell>
          <table:table-cell table:formula="of:=[.C1318]/1" office:value-type="float" office:value="19446">
            <text:p>19446</text:p>
          </table:table-cell>
          <table:table-cell table:formula="of:=[.G$1]+[.E1318]*([.G$2]+[.E1318]*([.G$3]+[.G$4]*[.E1318]))" office:value-type="float" office:value="19402.9490556558">
            <text:p>19402.949</text:p>
          </table:table-cell>
          <table:table-cell table:formula="of:=[.F1318]-[.G1318]" office:value-type="float" office:value="43.050944344177">
            <text:p>43.051</text:p>
          </table:table-cell>
          <table:table-cell table:formula="of:=INT([.I$4]*[.E1318]*([.J$3]/[.J$4])+[.I$3])" office:value-type="float" office:value="191033991">
            <text:p>191033991</text:p>
          </table:table-cell>
          <table:table-cell table:formula="of:=INT([.I1318]*[.E1318]*([.J$2]/[.J$3]))+[.I$2]" office:value-type="float" office:value="475360">
            <text:p>475360</text:p>
          </table:table-cell>
          <table:table-cell table:formula="of:=[.J1318]*[.E1318]*(1/[.J$2])+[.I$1]" office:value-type="float" office:value="19402.4571533203">
            <text:p>19402</text:p>
          </table:table-cell>
          <table:table-cell table:formula="of:=[.F1318]-[.K1318]" office:value-type="float" office:value="43.5428466796875">
            <text:p>44</text:p>
          </table:table-cell>
        </table:table-row>
        <table:table-row table:style-name="ro1">
          <table:table-cell office:value-type="string">
            <text:p><text:s text:c="2"/>1314</text:p>
          </table:table-cell>
          <table:table-cell office:value-type="string">
            <text:p><text:s text:c="3"/>4145</text:p>
          </table:table-cell>
          <table:table-cell office:value-type="string">
            <text:p><text:s text:c="2"/>19489</text:p>
          </table:table-cell>
          <table:table-cell office:value-type="string">
            <text:p><text:s text:c="6"/>8</text:p>
          </table:table-cell>
          <table:table-cell table:formula="of:=[.B1319]/1" office:value-type="float" office:value="4145">
            <text:p>4145</text:p>
          </table:table-cell>
          <table:table-cell table:formula="of:=[.C1319]/1" office:value-type="float" office:value="19489">
            <text:p>19489</text:p>
          </table:table-cell>
          <table:table-cell table:formula="of:=[.G$1]+[.E1319]*([.G$2]+[.E1319]*([.G$3]+[.G$4]*[.E1319]))" office:value-type="float" office:value="19443.6958387168">
            <text:p>19443.696</text:p>
          </table:table-cell>
          <table:table-cell table:formula="of:=[.F1319]-[.G1319]" office:value-type="float" office:value="45.3041612831985">
            <text:p>45.304</text:p>
          </table:table-cell>
          <table:table-cell table:formula="of:=INT([.I$4]*[.E1319]*([.J$3]/[.J$4])+[.I$3])" office:value-type="float" office:value="191047825">
            <text:p>191047825</text:p>
          </table:table-cell>
          <table:table-cell table:formula="of:=INT([.I1319]*[.E1319]*([.J$2]/[.J$3]))+[.I$2]" office:value-type="float" office:value="480169">
            <text:p>480169</text:p>
          </table:table-cell>
          <table:table-cell table:formula="of:=[.J1319]*[.E1319]*(1/[.J$2])+[.I$1]" office:value-type="float" office:value="19443.1969470978">
            <text:p>19443</text:p>
          </table:table-cell>
          <table:table-cell table:formula="of:=[.F1319]-[.K1319]" office:value-type="float" office:value="45.8030529022217">
            <text:p>46</text:p>
          </table:table-cell>
        </table:table-row>
        <table:table-row table:style-name="ro1">
          <table:table-cell office:value-type="string">
            <text:p><text:s text:c="2"/>1315</text:p>
          </table:table-cell>
          <table:table-cell office:value-type="string">
            <text:p><text:s text:c="3"/>4147</text:p>
          </table:table-cell>
          <table:table-cell office:value-type="string">
            <text:p><text:s text:c="2"/>19523</text:p>
          </table:table-cell>
          <table:table-cell office:value-type="string">
            <text:p><text:s text:c="6"/>6</text:p>
          </table:table-cell>
          <table:table-cell table:formula="of:=[.B1320]/1" office:value-type="float" office:value="4147">
            <text:p>4147</text:p>
          </table:table-cell>
          <table:table-cell table:formula="of:=[.C1320]/1" office:value-type="float" office:value="19523">
            <text:p>19523</text:p>
          </table:table-cell>
          <table:table-cell table:formula="of:=[.G$1]+[.E1320]*([.G$2]+[.E1320]*([.G$3]+[.G$4]*[.E1320]))" office:value-type="float" office:value="19470.8937238027">
            <text:p>19470.894</text:p>
          </table:table-cell>
          <table:table-cell table:formula="of:=[.F1320]-[.G1320]" office:value-type="float" office:value="52.1062761973262">
            <text:p>52.106</text:p>
          </table:table-cell>
          <table:table-cell table:formula="of:=INT([.I$4]*[.E1320]*([.J$3]/[.J$4])+[.I$3])" office:value-type="float" office:value="191057047">
            <text:p>191057047</text:p>
          </table:table-cell>
          <table:table-cell table:formula="of:=INT([.I1320]*[.E1320]*([.J$2]/[.J$3]))+[.I$2]" office:value-type="float" office:value="483376">
            <text:p>483376</text:p>
          </table:table-cell>
          <table:table-cell table:formula="of:=[.J1320]*[.E1320]*(1/[.J$2])+[.I$1]" office:value-type="float" office:value="19470.3952941895">
            <text:p>19470</text:p>
          </table:table-cell>
          <table:table-cell table:formula="of:=[.F1320]-[.K1320]" office:value-type="float" office:value="52.6047058105469">
            <text:p>53</text:p>
          </table:table-cell>
        </table:table-row>
        <table:table-row table:style-name="ro1">
          <table:table-cell office:value-type="string">
            <text:p><text:s text:c="2"/>1316</text:p>
          </table:table-cell>
          <table:table-cell office:value-type="string">
            <text:p><text:s text:c="3"/>4150</text:p>
          </table:table-cell>
          <table:table-cell office:value-type="string">
            <text:p><text:s text:c="2"/>19565</text:p>
          </table:table-cell>
          <table:table-cell office:value-type="string">
            <text:p><text:s text:c="6"/>7</text:p>
          </table:table-cell>
          <table:table-cell table:formula="of:=[.B1321]/1" office:value-type="float" office:value="4150">
            <text:p>4150</text:p>
          </table:table-cell>
          <table:table-cell table:formula="of:=[.C1321]/1" office:value-type="float" office:value="19565">
            <text:p>19565</text:p>
          </table:table-cell>
          <table:table-cell table:formula="of:=[.G$1]+[.E1321]*([.G$2]+[.E1321]*([.G$3]+[.G$4]*[.E1321]))" office:value-type="float" office:value="19511.7406040513">
            <text:p>19511.741</text:p>
          </table:table-cell>
          <table:table-cell table:formula="of:=[.F1321]-[.G1321]" office:value-type="float" office:value="53.2593959486876">
            <text:p>53.259</text:p>
          </table:table-cell>
          <table:table-cell table:formula="of:=INT([.I$4]*[.E1321]*([.J$3]/[.J$4])+[.I$3])" office:value-type="float" office:value="191070880">
            <text:p>191070880</text:p>
          </table:table-cell>
          <table:table-cell table:formula="of:=INT([.I1321]*[.E1321]*([.J$2]/[.J$3]))+[.I$2]" office:value-type="float" office:value="488187">
            <text:p>488187</text:p>
          </table:table-cell>
          <table:table-cell table:formula="of:=[.J1321]*[.E1321]*(1/[.J$2])+[.I$1]" office:value-type="float" office:value="19511.2426490784">
            <text:p>19511</text:p>
          </table:table-cell>
          <table:table-cell table:formula="of:=[.F1321]-[.K1321]" office:value-type="float" office:value="53.7573509216309">
            <text:p>54</text:p>
          </table:table-cell>
        </table:table-row>
        <table:table-row table:style-name="ro1">
          <table:table-cell office:value-type="string">
            <text:p><text:s text:c="2"/>1317</text:p>
          </table:table-cell>
          <table:table-cell office:value-type="string">
            <text:p><text:s text:c="3"/>4153</text:p>
          </table:table-cell>
          <table:table-cell office:value-type="string">
            <text:p><text:s text:c="2"/>19614</text:p>
          </table:table-cell>
          <table:table-cell office:value-type="string">
            <text:p><text:s text:c="6"/>8</text:p>
          </table:table-cell>
          <table:table-cell table:formula="of:=[.B1322]/1" office:value-type="float" office:value="4153">
            <text:p>4153</text:p>
          </table:table-cell>
          <table:table-cell table:formula="of:=[.C1322]/1" office:value-type="float" office:value="19614">
            <text:p>19614</text:p>
          </table:table-cell>
          <table:table-cell table:formula="of:=[.G$1]+[.E1322]*([.G$2]+[.E1322]*([.G$3]+[.G$4]*[.E1322]))" office:value-type="float" office:value="19552.6475571062">
            <text:p>19552.648</text:p>
          </table:table-cell>
          <table:table-cell table:formula="of:=[.F1322]-[.G1322]" office:value-type="float" office:value="61.3524428938436">
            <text:p>61.352</text:p>
          </table:table-cell>
          <table:table-cell table:formula="of:=INT([.I$4]*[.E1322]*([.J$3]/[.J$4])+[.I$3])" office:value-type="float" office:value="191084713">
            <text:p>191084713</text:p>
          </table:table-cell>
          <table:table-cell table:formula="of:=INT([.I1322]*[.E1322]*([.J$2]/[.J$3]))+[.I$2]" office:value-type="float" office:value="492999">
            <text:p>492999</text:p>
          </table:table-cell>
          <table:table-cell table:formula="of:=[.J1322]*[.E1322]*(1/[.J$2])+[.I$1]" office:value-type="float" office:value="19552.1529827118">
            <text:p>19552</text:p>
          </table:table-cell>
          <table:table-cell table:formula="of:=[.F1322]-[.K1322]" office:value-type="float" office:value="61.847017288208">
            <text:p>62</text:p>
          </table:table-cell>
        </table:table-row>
        <table:table-row table:style-name="ro1">
          <table:table-cell office:value-type="string">
            <text:p><text:s text:c="2"/>1318</text:p>
          </table:table-cell>
          <table:table-cell office:value-type="string">
            <text:p><text:s text:c="3"/>4157</text:p>
          </table:table-cell>
          <table:table-cell office:value-type="string">
            <text:p><text:s text:c="2"/>19652</text:p>
          </table:table-cell>
          <table:table-cell office:value-type="string">
            <text:p><text:s text:c="6"/>6</text:p>
          </table:table-cell>
          <table:table-cell table:formula="of:=[.B1323]/1" office:value-type="float" office:value="4157">
            <text:p>4157</text:p>
          </table:table-cell>
          <table:table-cell table:formula="of:=[.C1323]/1" office:value-type="float" office:value="19652">
            <text:p>19652</text:p>
          </table:table-cell>
          <table:table-cell table:formula="of:=[.G$1]+[.E1323]*([.G$2]+[.E1323]*([.G$3]+[.G$4]*[.E1323]))" office:value-type="float" office:value="19607.2836265547">
            <text:p>19607.284</text:p>
          </table:table-cell>
          <table:table-cell table:formula="of:=[.F1323]-[.G1323]" office:value-type="float" office:value="44.7163734452843">
            <text:p>44.716</text:p>
          </table:table-cell>
          <table:table-cell table:formula="of:=INT([.I$4]*[.E1323]*([.J$3]/[.J$4])+[.I$3])" office:value-type="float" office:value="191103157">
            <text:p>191103157</text:p>
          </table:table-cell>
          <table:table-cell table:formula="of:=INT([.I1323]*[.E1323]*([.J$2]/[.J$3]))+[.I$2]" office:value-type="float" office:value="499415">
            <text:p>499415</text:p>
          </table:table-cell>
          <table:table-cell table:formula="of:=[.J1323]*[.E1323]*(1/[.J$2])+[.I$1]" office:value-type="float" office:value="19606.7857570648">
            <text:p>19607</text:p>
          </table:table-cell>
          <table:table-cell table:formula="of:=[.F1323]-[.K1323]" office:value-type="float" office:value="45.2142429351807">
            <text:p>45</text:p>
          </table:table-cell>
        </table:table-row>
        <table:table-row table:style-name="ro1">
          <table:table-cell office:value-type="string">
            <text:p><text:s text:c="2"/>1319</text:p>
          </table:table-cell>
          <table:table-cell office:value-type="string">
            <text:p><text:s text:c="3"/>4160</text:p>
          </table:table-cell>
          <table:table-cell office:value-type="string">
            <text:p><text:s text:c="2"/>19701</text:p>
          </table:table-cell>
          <table:table-cell office:value-type="string">
            <text:p><text:s text:c="6"/>6</text:p>
          </table:table-cell>
          <table:table-cell table:formula="of:=[.B1324]/1" office:value-type="float" office:value="4160">
            <text:p>4160</text:p>
          </table:table-cell>
          <table:table-cell table:formula="of:=[.C1324]/1" office:value-type="float" office:value="19701">
            <text:p>19701</text:p>
          </table:table-cell>
          <table:table-cell table:formula="of:=[.G$1]+[.E1324]*([.G$2]+[.E1324]*([.G$3]+[.G$4]*[.E1324]))" office:value-type="float" office:value="19648.3307917637">
            <text:p>19648.331</text:p>
          </table:table-cell>
          <table:table-cell table:formula="of:=[.F1324]-[.G1324]" office:value-type="float" office:value="52.6692082363006">
            <text:p>52.669</text:p>
          </table:table-cell>
          <table:table-cell table:formula="of:=INT([.I$4]*[.E1324]*([.J$3]/[.J$4])+[.I$3])" office:value-type="float" office:value="191116991">
            <text:p>191116991</text:p>
          </table:table-cell>
          <table:table-cell table:formula="of:=INT([.I1324]*[.E1324]*([.J$2]/[.J$3]))+[.I$2]" office:value-type="float" office:value="504228">
            <text:p>504228</text:p>
          </table:table-cell>
          <table:table-cell table:formula="of:=[.J1324]*[.E1324]*(1/[.J$2])+[.I$1]" office:value-type="float" office:value="19647.8325195313">
            <text:p>19648</text:p>
          </table:table-cell>
          <table:table-cell table:formula="of:=[.F1324]-[.K1324]" office:value-type="float" office:value="53.16748046875">
            <text:p>53</text:p>
          </table:table-cell>
        </table:table-row>
        <table:table-row table:style-name="ro1">
          <table:table-cell office:value-type="string">
            <text:p><text:s text:c="2"/>1320</text:p>
          </table:table-cell>
          <table:table-cell office:value-type="string">
            <text:p><text:s text:c="3"/>4163</text:p>
          </table:table-cell>
          <table:table-cell office:value-type="string">
            <text:p><text:s text:c="2"/>19739</text:p>
          </table:table-cell>
          <table:table-cell office:value-type="string">
            <text:p><text:s text:c="6"/>6</text:p>
          </table:table-cell>
          <table:table-cell table:formula="of:=[.B1325]/1" office:value-type="float" office:value="4163">
            <text:p>4163</text:p>
          </table:table-cell>
          <table:table-cell table:formula="of:=[.C1325]/1" office:value-type="float" office:value="19739">
            <text:p>19739</text:p>
          </table:table-cell>
          <table:table-cell table:formula="of:=[.G$1]+[.E1325]*([.G$2]+[.E1325]*([.G$3]+[.G$4]*[.E1325]))" office:value-type="float" office:value="19689.4380660129">
            <text:p>19689.438</text:p>
          </table:table-cell>
          <table:table-cell table:formula="of:=[.F1325]-[.G1325]" office:value-type="float" office:value="49.5619339871155">
            <text:p>49.562</text:p>
          </table:table-cell>
          <table:table-cell table:formula="of:=INT([.I$4]*[.E1325]*([.J$3]/[.J$4])+[.I$3])" office:value-type="float" office:value="191130824">
            <text:p>191130824</text:p>
          </table:table-cell>
          <table:table-cell table:formula="of:=INT([.I1325]*[.E1325]*([.J$2]/[.J$3]))+[.I$2]" office:value-type="float" office:value="509042">
            <text:p>509042</text:p>
          </table:table-cell>
          <table:table-cell table:formula="of:=[.J1325]*[.E1325]*(1/[.J$2])+[.I$1]" office:value-type="float" office:value="19688.9423027039">
            <text:p>19689</text:p>
          </table:table-cell>
          <table:table-cell table:formula="of:=[.F1325]-[.K1325]" office:value-type="float" office:value="50.0576972961426">
            <text:p>50</text:p>
          </table:table-cell>
        </table:table-row>
        <table:table-row table:style-name="ro1">
          <table:table-cell office:value-type="string">
            <text:p><text:s text:c="2"/>1321</text:p>
          </table:table-cell>
          <table:table-cell office:value-type="string">
            <text:p><text:s text:c="3"/>4165</text:p>
          </table:table-cell>
          <table:table-cell office:value-type="string">
            <text:p><text:s text:c="2"/>19780</text:p>
          </table:table-cell>
          <table:table-cell office:value-type="string">
            <text:p><text:s text:c="6"/>6</text:p>
          </table:table-cell>
          <table:table-cell table:formula="of:=[.B1326]/1" office:value-type="float" office:value="4165">
            <text:p>4165</text:p>
          </table:table-cell>
          <table:table-cell table:formula="of:=[.C1326]/1" office:value-type="float" office:value="19780">
            <text:p>19780</text:p>
          </table:table-cell>
          <table:table-cell table:formula="of:=[.G$1]+[.E1326]*([.G$2]+[.E1326]*([.G$3]+[.G$4]*[.E1326]))" office:value-type="float" office:value="19716.8763147916">
            <text:p>19716.876</text:p>
          </table:table-cell>
          <table:table-cell table:formula="of:=[.F1326]-[.G1326]" office:value-type="float" office:value="63.1236852084294">
            <text:p>63.124</text:p>
          </table:table-cell>
          <table:table-cell table:formula="of:=INT([.I$4]*[.E1326]*([.J$3]/[.J$4])+[.I$3])" office:value-type="float" office:value="191140046">
            <text:p>191140046</text:p>
          </table:table-cell>
          <table:table-cell table:formula="of:=INT([.I1326]*[.E1326]*([.J$2]/[.J$3]))+[.I$2]" office:value-type="float" office:value="512251">
            <text:p>512251</text:p>
          </table:table-cell>
          <table:table-cell table:formula="of:=[.J1326]*[.E1326]*(1/[.J$2])+[.I$1]" office:value-type="float" office:value="19716.376783371">
            <text:p>19716</text:p>
          </table:table-cell>
          <table:table-cell table:formula="of:=[.F1326]-[.K1326]" office:value-type="float" office:value="63.6232166290283">
            <text:p>64</text:p>
          </table:table-cell>
        </table:table-row>
        <table:table-row table:style-name="ro1">
          <table:table-cell office:value-type="string">
            <text:p><text:s text:c="2"/>1322</text:p>
          </table:table-cell>
          <table:table-cell office:value-type="string">
            <text:p><text:s text:c="3"/>4168</text:p>
          </table:table-cell>
          <table:table-cell office:value-type="string">
            <text:p><text:s text:c="2"/>19808</text:p>
          </table:table-cell>
          <table:table-cell office:value-type="string">
            <text:p><text:s text:c="6"/>6</text:p>
          </table:table-cell>
          <table:table-cell table:formula="of:=[.B1327]/1" office:value-type="float" office:value="4168">
            <text:p>4168</text:p>
          </table:table-cell>
          <table:table-cell table:formula="of:=[.C1327]/1" office:value-type="float" office:value="19808">
            <text:p>19808</text:p>
          </table:table-cell>
          <table:table-cell table:formula="of:=[.G$1]+[.E1327]*([.G$2]+[.E1327]*([.G$3]+[.G$4]*[.E1327]))" office:value-type="float" office:value="19758.0837949304">
            <text:p>19758.084</text:p>
          </table:table-cell>
          <table:table-cell table:formula="of:=[.F1327]-[.G1327]" office:value-type="float" office:value="49.9162050695668">
            <text:p>49.916</text:p>
          </table:table-cell>
          <table:table-cell table:formula="of:=INT([.I$4]*[.E1327]*([.J$3]/[.J$4])+[.I$3])" office:value-type="float" office:value="191153879">
            <text:p>191153879</text:p>
          </table:table-cell>
          <table:table-cell table:formula="of:=INT([.I1327]*[.E1327]*([.J$2]/[.J$3]))+[.I$2]" office:value-type="float" office:value="517066">
            <text:p>517066</text:p>
          </table:table-cell>
          <table:table-cell table:formula="of:=[.J1327]*[.E1327]*(1/[.J$2])+[.I$1]" office:value-type="float" office:value="19757.5863342285">
            <text:p>19758</text:p>
          </table:table-cell>
          <table:table-cell table:formula="of:=[.F1327]-[.K1327]" office:value-type="float" office:value="50.4136657714844">
            <text:p>50</text:p>
          </table:table-cell>
        </table:table-row>
        <table:table-row table:style-name="ro1">
          <table:table-cell office:value-type="string">
            <text:p><text:s text:c="2"/>1323</text:p>
          </table:table-cell>
          <table:table-cell office:value-type="string">
            <text:p><text:s text:c="3"/>4171</text:p>
          </table:table-cell>
          <table:table-cell office:value-type="string">
            <text:p><text:s text:c="2"/>19865</text:p>
          </table:table-cell>
          <table:table-cell office:value-type="string">
            <text:p><text:s text:c="6"/>7</text:p>
          </table:table-cell>
          <table:table-cell table:formula="of:=[.B1328]/1" office:value-type="float" office:value="4171">
            <text:p>4171</text:p>
          </table:table-cell>
          <table:table-cell table:formula="of:=[.C1328]/1" office:value-type="float" office:value="19865">
            <text:p>19865</text:p>
          </table:table-cell>
          <table:table-cell table:formula="of:=[.G$1]+[.E1328]*([.G$2]+[.E1328]*([.G$3]+[.G$4]*[.E1328]))" office:value-type="float" office:value="19799.3514130967">
            <text:p>19799.351</text:p>
          </table:table-cell>
          <table:table-cell table:formula="of:=[.F1328]-[.G1328]" office:value-type="float" office:value="65.6485869033095">
            <text:p>65.649</text:p>
          </table:table-cell>
          <table:table-cell table:formula="of:=INT([.I$4]*[.E1328]*([.J$3]/[.J$4])+[.I$3])" office:value-type="float" office:value="191167712">
            <text:p>191167712</text:p>
          </table:table-cell>
          <table:table-cell table:formula="of:=INT([.I1328]*[.E1328]*([.J$2]/[.J$3]))+[.I$2]" office:value-type="float" office:value="521882">
            <text:p>521882</text:p>
          </table:table-cell>
          <table:table-cell table:formula="of:=[.J1328]*[.E1328]*(1/[.J$2])+[.I$1]" office:value-type="float" office:value="19798.8589439392">
            <text:p>19799</text:p>
          </table:table-cell>
          <table:table-cell table:formula="of:=[.F1328]-[.K1328]" office:value-type="float" office:value="66.141056060791">
            <text:p>66</text:p>
          </table:table-cell>
        </table:table-row>
        <table:table-row table:style-name="ro1">
          <table:table-cell office:value-type="string">
            <text:p><text:s text:c="2"/>1324</text:p>
          </table:table-cell>
          <table:table-cell office:value-type="string">
            <text:p><text:s text:c="3"/>4175</text:p>
          </table:table-cell>
          <table:table-cell office:value-type="string">
            <text:p><text:s text:c="2"/>19898</text:p>
          </table:table-cell>
          <table:table-cell office:value-type="string">
            <text:p><text:s text:c="6"/>6</text:p>
          </table:table-cell>
          <table:table-cell table:formula="of:=[.B1329]/1" office:value-type="float" office:value="4175">
            <text:p>4175</text:p>
          </table:table-cell>
          <table:table-cell table:formula="of:=[.C1329]/1" office:value-type="float" office:value="19898">
            <text:p>19898</text:p>
          </table:table-cell>
          <table:table-cell table:formula="of:=[.G$1]+[.E1329]*([.G$2]+[.E1329]*([.G$3]+[.G$4]*[.E1329]))" office:value-type="float" office:value="19854.4684708157">
            <text:p>19854.468</text:p>
          </table:table-cell>
          <table:table-cell table:formula="of:=[.F1329]-[.G1329]" office:value-type="float" office:value="43.5315291843326">
            <text:p>43.532</text:p>
          </table:table-cell>
          <table:table-cell table:formula="of:=INT([.I$4]*[.E1329]*([.J$3]/[.J$4])+[.I$3])" office:value-type="float" office:value="191186156">
            <text:p>191186156</text:p>
          </table:table-cell>
          <table:table-cell table:formula="of:=INT([.I1329]*[.E1329]*([.J$2]/[.J$3]))+[.I$2]" office:value-type="float" office:value="528303">
            <text:p>528303</text:p>
          </table:table-cell>
          <table:table-cell table:formula="of:=[.J1329]*[.E1329]*(1/[.J$2])+[.I$1]" office:value-type="float" office:value="19853.9721698761">
            <text:p>19854</text:p>
          </table:table-cell>
          <table:table-cell table:formula="of:=[.F1329]-[.K1329]" office:value-type="float" office:value="44.0278301239014">
            <text:p>44</text:p>
          </table:table-cell>
        </table:table-row>
        <table:table-row table:style-name="ro1">
          <table:table-cell office:value-type="string">
            <text:p><text:s text:c="2"/>1325</text:p>
          </table:table-cell>
          <table:table-cell office:value-type="string">
            <text:p><text:s text:c="3"/>4178</text:p>
          </table:table-cell>
          <table:table-cell office:value-type="string">
            <text:p><text:s text:c="2"/>19940</text:p>
          </table:table-cell>
          <table:table-cell office:value-type="string">
            <text:p><text:s text:c="6"/>7</text:p>
          </table:table-cell>
          <table:table-cell table:formula="of:=[.B1330]/1" office:value-type="float" office:value="4178">
            <text:p>4178</text:p>
          </table:table-cell>
          <table:table-cell table:formula="of:=[.C1330]/1" office:value-type="float" office:value="19940">
            <text:p>19940</text:p>
          </table:table-cell>
          <table:table-cell table:formula="of:=[.G$1]+[.E1330]*([.G$2]+[.E1330]*([.G$3]+[.G$4]*[.E1330]))" office:value-type="float" office:value="19895.8764533189">
            <text:p>19895.876</text:p>
          </table:table-cell>
          <table:table-cell table:formula="of:=[.F1330]-[.G1330]" office:value-type="float" office:value="44.1235466811231">
            <text:p>44.124</text:p>
          </table:table-cell>
          <table:table-cell table:formula="of:=INT([.I$4]*[.E1330]*([.J$3]/[.J$4])+[.I$3])" office:value-type="float" office:value="191199990">
            <text:p>191199990</text:p>
          </table:table-cell>
          <table:table-cell table:formula="of:=INT([.I1330]*[.E1330]*([.J$2]/[.J$3]))+[.I$2]" office:value-type="float" office:value="533120">
            <text:p>533120</text:p>
          </table:table-cell>
          <table:table-cell table:formula="of:=[.J1330]*[.E1330]*(1/[.J$2])+[.I$1]" office:value-type="float" office:value="19895.3813476563">
            <text:p>19895</text:p>
          </table:table-cell>
          <table:table-cell table:formula="of:=[.F1330]-[.K1330]" office:value-type="float" office:value="44.61865234375">
            <text:p>45</text:p>
          </table:table-cell>
        </table:table-row>
        <table:table-row table:style-name="ro1">
          <table:table-cell office:value-type="string">
            <text:p><text:s text:c="2"/>1326</text:p>
          </table:table-cell>
          <table:table-cell office:value-type="string">
            <text:p><text:s text:c="3"/>4181</text:p>
          </table:table-cell>
          <table:table-cell office:value-type="string">
            <text:p><text:s text:c="2"/>19976</text:p>
          </table:table-cell>
          <table:table-cell office:value-type="string">
            <text:p><text:s text:c="6"/>7</text:p>
          </table:table-cell>
          <table:table-cell table:formula="of:=[.B1331]/1" office:value-type="float" office:value="4181">
            <text:p>4181</text:p>
          </table:table-cell>
          <table:table-cell table:formula="of:=[.C1331]/1" office:value-type="float" office:value="19976">
            <text:p>19976</text:p>
          </table:table-cell>
          <table:table-cell table:formula="of:=[.G$1]+[.E1331]*([.G$2]+[.E1331]*([.G$3]+[.G$4]*[.E1331]))" office:value-type="float" office:value="19937.3446100835">
            <text:p>19937.345</text:p>
          </table:table-cell>
          <table:table-cell table:formula="of:=[.F1331]-[.G1331]" office:value-type="float" office:value="38.6553899165083">
            <text:p>38.655</text:p>
          </table:table-cell>
          <table:table-cell table:formula="of:=INT([.I$4]*[.E1331]*([.J$3]/[.J$4])+[.I$3])" office:value-type="float" office:value="191213823">
            <text:p>191213823</text:p>
          </table:table-cell>
          <table:table-cell table:formula="of:=INT([.I1331]*[.E1331]*([.J$2]/[.J$3]))+[.I$2]" office:value-type="float" office:value="537937">
            <text:p>537937</text:p>
          </table:table-cell>
          <table:table-cell table:formula="of:=[.J1331]*[.E1331]*(1/[.J$2])+[.I$1]" office:value-type="float" office:value="19936.8456516266">
            <text:p>19937</text:p>
          </table:table-cell>
          <table:table-cell table:formula="of:=[.F1331]-[.K1331]" office:value-type="float" office:value="39.1543483734131">
            <text:p>39</text:p>
          </table:table-cell>
        </table:table-row>
        <table:table-row table:style-name="ro1">
          <table:table-cell office:value-type="string">
            <text:p><text:s text:c="2"/>1327</text:p>
          </table:table-cell>
          <table:table-cell office:value-type="string">
            <text:p><text:s text:c="3"/>4184</text:p>
          </table:table-cell>
          <table:table-cell office:value-type="string">
            <text:p><text:s text:c="2"/>20029</text:p>
          </table:table-cell>
          <table:table-cell office:value-type="string">
            <text:p><text:s text:c="6"/>7</text:p>
          </table:table-cell>
          <table:table-cell table:formula="of:=[.B1332]/1" office:value-type="float" office:value="4184">
            <text:p>4184</text:p>
          </table:table-cell>
          <table:table-cell table:formula="of:=[.C1332]/1" office:value-type="float" office:value="20029">
            <text:p>20029</text:p>
          </table:table-cell>
          <table:table-cell table:formula="of:=[.G$1]+[.E1332]*([.G$2]+[.E1332]*([.G$3]+[.G$4]*[.E1332]))" office:value-type="float" office:value="19978.8729519797">
            <text:p>19978.873</text:p>
          </table:table-cell>
          <table:table-cell table:formula="of:=[.F1332]-[.G1332]" office:value-type="float" office:value="50.1270480203057">
            <text:p>50.127</text:p>
          </table:table-cell>
          <table:table-cell table:formula="of:=INT([.I$4]*[.E1332]*([.J$3]/[.J$4])+[.I$3])" office:value-type="float" office:value="191227656">
            <text:p>191227656</text:p>
          </table:table-cell>
          <table:table-cell table:formula="of:=INT([.I1332]*[.E1332]*([.J$2]/[.J$3]))+[.I$2]" office:value-type="float" office:value="542755">
            <text:p>542755</text:p>
          </table:table-cell>
          <table:table-cell table:formula="of:=[.J1332]*[.E1332]*(1/[.J$2])+[.I$1]" office:value-type="float" office:value="19978.3730621338">
            <text:p>19978</text:p>
          </table:table-cell>
          <table:table-cell table:formula="of:=[.F1332]-[.K1332]" office:value-type="float" office:value="50.6269378662109">
            <text:p>51</text:p>
          </table:table-cell>
        </table:table-row>
        <table:table-row table:style-name="ro1">
          <table:table-cell office:value-type="string">
            <text:p><text:s text:c="2"/>1328</text:p>
          </table:table-cell>
          <table:table-cell office:value-type="string">
            <text:p><text:s text:c="3"/>4186</text:p>
          </table:table-cell>
          <table:table-cell office:value-type="string">
            <text:p><text:s text:c="2"/>20065</text:p>
          </table:table-cell>
          <table:table-cell office:value-type="string">
            <text:p><text:s text:c="6"/>7</text:p>
          </table:table-cell>
          <table:table-cell table:formula="of:=[.B1333]/1" office:value-type="float" office:value="4186">
            <text:p>4186</text:p>
          </table:table-cell>
          <table:table-cell table:formula="of:=[.C1333]/1" office:value-type="float" office:value="20065">
            <text:p>20065</text:p>
          </table:table-cell>
          <table:table-cell table:formula="of:=[.G$1]+[.E1333]*([.G$2]+[.E1333]*([.G$3]+[.G$4]*[.E1333]))" office:value-type="float" office:value="20006.5919547961">
            <text:p>20006.592</text:p>
          </table:table-cell>
          <table:table-cell table:formula="of:=[.F1333]-[.G1333]" office:value-type="float" office:value="58.4080452039416">
            <text:p>58.408</text:p>
          </table:table-cell>
          <table:table-cell table:formula="of:=INT([.I$4]*[.E1333]*([.J$3]/[.J$4])+[.I$3])" office:value-type="float" office:value="191236878">
            <text:p>191236878</text:p>
          </table:table-cell>
          <table:table-cell table:formula="of:=INT([.I1333]*[.E1333]*([.J$2]/[.J$3]))+[.I$2]" office:value-type="float" office:value="545968">
            <text:p>545968</text:p>
          </table:table-cell>
          <table:table-cell table:formula="of:=[.J1333]*[.E1333]*(1/[.J$2])+[.I$1]" office:value-type="float" office:value="20006.0966186523">
            <text:p>20006</text:p>
          </table:table-cell>
          <table:table-cell table:formula="of:=[.F1333]-[.K1333]" office:value-type="float" office:value="58.9033813476563">
            <text:p>59</text:p>
          </table:table-cell>
        </table:table-row>
        <table:table-row table:style-name="ro1">
          <table:table-cell office:value-type="string">
            <text:p><text:s text:c="2"/>1329</text:p>
          </table:table-cell>
          <table:table-cell office:value-type="string">
            <text:p><text:s text:c="3"/>4190</text:p>
          </table:table-cell>
          <table:table-cell office:value-type="string">
            <text:p><text:s text:c="2"/>20117</text:p>
          </table:table-cell>
          <table:table-cell office:value-type="string">
            <text:p><text:s text:c="6"/>6</text:p>
          </table:table-cell>
          <table:table-cell table:formula="of:=[.B1334]/1" office:value-type="float" office:value="4190">
            <text:p>4190</text:p>
          </table:table-cell>
          <table:table-cell table:formula="of:=[.C1334]/1" office:value-type="float" office:value="20117">
            <text:p>20117</text:p>
          </table:table-cell>
          <table:table-cell table:formula="of:=[.G$1]+[.E1334]*([.G$2]+[.E1334]*([.G$3]+[.G$4]*[.E1334]))" office:value-type="float" office:value="20062.1102346477">
            <text:p>20062.110</text:p>
          </table:table-cell>
          <table:table-cell table:formula="of:=[.F1334]-[.G1334]" office:value-type="float" office:value="54.8897653522763">
            <text:p>54.890</text:p>
          </table:table-cell>
          <table:table-cell table:formula="of:=INT([.I$4]*[.E1334]*([.J$3]/[.J$4])+[.I$3])" office:value-type="float" office:value="191255322">
            <text:p>191255322</text:p>
          </table:table-cell>
          <table:table-cell table:formula="of:=INT([.I1334]*[.E1334]*([.J$2]/[.J$3]))+[.I$2]" office:value-type="float" office:value="552394">
            <text:p>552394</text:p>
          </table:table-cell>
          <table:table-cell table:formula="of:=[.J1334]*[.E1334]*(1/[.J$2])+[.I$1]" office:value-type="float" office:value="20061.6172714233">
            <text:p>20062</text:p>
          </table:table-cell>
          <table:table-cell table:formula="of:=[.F1334]-[.K1334]" office:value-type="float" office:value="55.3827285766602">
            <text:p>55</text:p>
          </table:table-cell>
        </table:table-row>
        <table:table-row table:style-name="ro1">
          <table:table-cell office:value-type="string">
            <text:p><text:s text:c="2"/>1330</text:p>
          </table:table-cell>
          <table:table-cell office:value-type="string">
            <text:p><text:s text:c="3"/>4193</text:p>
          </table:table-cell>
          <table:table-cell office:value-type="string">
            <text:p><text:s text:c="2"/>20151</text:p>
          </table:table-cell>
          <table:table-cell office:value-type="string">
            <text:p><text:s text:c="6"/>7</text:p>
          </table:table-cell>
          <table:table-cell table:formula="of:=[.B1335]/1" office:value-type="float" office:value="4193">
            <text:p>4193</text:p>
          </table:table-cell>
          <table:table-cell table:formula="of:=[.C1335]/1" office:value-type="float" office:value="20151">
            <text:p>20151</text:p>
          </table:table-cell>
          <table:table-cell table:formula="of:=[.G$1]+[.E1335]*([.G$2]+[.E1335]*([.G$3]+[.G$4]*[.E1335]))" office:value-type="float" office:value="20103.8191971599">
            <text:p>20103.819</text:p>
          </table:table-cell>
          <table:table-cell table:formula="of:=[.F1335]-[.G1335]" office:value-type="float" office:value="47.1808028400592">
            <text:p>47.181</text:p>
          </table:table-cell>
          <table:table-cell table:formula="of:=INT([.I$4]*[.E1335]*([.J$3]/[.J$4])+[.I$3])" office:value-type="float" office:value="191269156">
            <text:p>191269156</text:p>
          </table:table-cell>
          <table:table-cell table:formula="of:=INT([.I1335]*[.E1335]*([.J$2]/[.J$3]))+[.I$2]" office:value-type="float" office:value="557214">
            <text:p>557214</text:p>
          </table:table-cell>
          <table:table-cell table:formula="of:=[.J1335]*[.E1335]*(1/[.J$2])+[.I$1]" office:value-type="float" office:value="20103.3261070251">
            <text:p>20103</text:p>
          </table:table-cell>
          <table:table-cell table:formula="of:=[.F1335]-[.K1335]" office:value-type="float" office:value="47.6738929748535">
            <text:p>48</text:p>
          </table:table-cell>
        </table:table-row>
        <table:table-row table:style-name="ro1">
          <table:table-cell office:value-type="string">
            <text:p><text:s text:c="2"/>1331</text:p>
          </table:table-cell>
          <table:table-cell office:value-type="string">
            <text:p><text:s text:c="3"/>4196</text:p>
          </table:table-cell>
          <table:table-cell office:value-type="string">
            <text:p><text:s text:c="2"/>20199</text:p>
          </table:table-cell>
          <table:table-cell office:value-type="string">
            <text:p><text:s text:c="6"/>7</text:p>
          </table:table-cell>
          <table:table-cell table:formula="of:=[.B1336]/1" office:value-type="float" office:value="4196">
            <text:p>4196</text:p>
          </table:table-cell>
          <table:table-cell table:formula="of:=[.C1336]/1" office:value-type="float" office:value="20199">
            <text:p>20199</text:p>
          </table:table-cell>
          <table:table-cell table:formula="of:=[.G$1]+[.E1336]*([.G$2]+[.E1336]*([.G$3]+[.G$4]*[.E1336]))" office:value-type="float" office:value="20145.5883882846">
            <text:p>20145.588</text:p>
          </table:table-cell>
          <table:table-cell table:formula="of:=[.F1336]-[.G1336]" office:value-type="float" office:value="53.4116117154335">
            <text:p>53.412</text:p>
          </table:table-cell>
          <table:table-cell table:formula="of:=INT([.I$4]*[.E1336]*([.J$3]/[.J$4])+[.I$3])" office:value-type="float" office:value="191282989">
            <text:p>191282989</text:p>
          </table:table-cell>
          <table:table-cell table:formula="of:=INT([.I1336]*[.E1336]*([.J$2]/[.J$3]))+[.I$2]" office:value-type="float" office:value="562034">
            <text:p>562034</text:p>
          </table:table-cell>
          <table:table-cell table:formula="of:=[.J1336]*[.E1336]*(1/[.J$2])+[.I$1]" office:value-type="float" office:value="20145.0901031494">
            <text:p>20145</text:p>
          </table:table-cell>
          <table:table-cell table:formula="of:=[.F1336]-[.K1336]" office:value-type="float" office:value="53.9098968505859">
            <text:p>54</text:p>
          </table:table-cell>
        </table:table-row>
        <table:table-row table:style-name="ro1">
          <table:table-cell office:value-type="string">
            <text:p><text:s text:c="2"/>1332</text:p>
          </table:table-cell>
          <table:table-cell office:value-type="string">
            <text:p><text:s text:c="3"/>4200</text:p>
          </table:table-cell>
          <table:table-cell office:value-type="string">
            <text:p><text:s text:c="2"/>20246</text:p>
          </table:table-cell>
          <table:table-cell office:value-type="string">
            <text:p><text:s text:c="6"/>6</text:p>
          </table:table-cell>
          <table:table-cell table:formula="of:=[.B1337]/1" office:value-type="float" office:value="4200">
            <text:p>4200</text:p>
          </table:table-cell>
          <table:table-cell table:formula="of:=[.C1337]/1" office:value-type="float" office:value="20246">
            <text:p>20246</text:p>
          </table:table-cell>
          <table:table-cell table:formula="of:=[.G$1]+[.E1337]*([.G$2]+[.E1337]*([.G$3]+[.G$4]*[.E1337]))" office:value-type="float" office:value="20201.374350858">
            <text:p>20201.374</text:p>
          </table:table-cell>
          <table:table-cell table:formula="of:=[.F1337]-[.G1337]" office:value-type="float" office:value="44.6256491419772">
            <text:p>44.626</text:p>
          </table:table-cell>
          <table:table-cell table:formula="of:=INT([.I$4]*[.E1337]*([.J$3]/[.J$4])+[.I$3])" office:value-type="float" office:value="191301433">
            <text:p>191301433</text:p>
          </table:table-cell>
          <table:table-cell table:formula="of:=INT([.I1337]*[.E1337]*([.J$2]/[.J$3]))+[.I$2]" office:value-type="float" office:value="568463">
            <text:p>568463</text:p>
          </table:table-cell>
          <table:table-cell table:formula="of:=[.J1337]*[.E1337]*(1/[.J$2])+[.I$1]" office:value-type="float" office:value="20200.8799285889">
            <text:p>20201</text:p>
          </table:table-cell>
          <table:table-cell table:formula="of:=[.F1337]-[.K1337]" office:value-type="float" office:value="45.1200714111328">
            <text:p>45</text:p>
          </table:table-cell>
        </table:table-row>
        <table:table-row table:style-name="ro1">
          <table:table-cell office:value-type="string">
            <text:p><text:s text:c="2"/>1333</text:p>
          </table:table-cell>
          <table:table-cell office:value-type="string">
            <text:p><text:s text:c="3"/>4203</text:p>
          </table:table-cell>
          <table:table-cell office:value-type="string">
            <text:p><text:s text:c="2"/>20270</text:p>
          </table:table-cell>
          <table:table-cell office:value-type="string">
            <text:p><text:s text:c="6"/>6</text:p>
          </table:table-cell>
          <table:table-cell table:formula="of:=[.B1338]/1" office:value-type="float" office:value="4203">
            <text:p>4203</text:p>
          </table:table-cell>
          <table:table-cell table:formula="of:=[.C1338]/1" office:value-type="float" office:value="20270">
            <text:p>20270</text:p>
          </table:table-cell>
          <table:table-cell table:formula="of:=[.G$1]+[.E1338]*([.G$2]+[.E1338]*([.G$3]+[.G$4]*[.E1338]))" office:value-type="float" office:value="20243.2841176846">
            <text:p>20243.284</text:p>
          </table:table-cell>
          <table:table-cell table:formula="of:=[.F1338]-[.G1338]" office:value-type="float" office:value="26.7158823154095">
            <text:p>26.716</text:p>
          </table:table-cell>
          <table:table-cell table:formula="of:=INT([.I$4]*[.E1338]*([.J$3]/[.J$4])+[.I$3])" office:value-type="float" office:value="191315266">
            <text:p>191315266</text:p>
          </table:table-cell>
          <table:table-cell table:formula="of:=INT([.I1338]*[.E1338]*([.J$2]/[.J$3]))+[.I$2]" office:value-type="float" office:value="573285">
            <text:p>573285</text:p>
          </table:table-cell>
          <table:table-cell table:formula="of:=[.J1338]*[.E1338]*(1/[.J$2])+[.I$1]" office:value-type="float" office:value="20242.7886791229">
            <text:p>20243</text:p>
          </table:table-cell>
          <table:table-cell table:formula="of:=[.F1338]-[.K1338]" office:value-type="float" office:value="27.2113208770752">
            <text:p>27</text:p>
          </table:table-cell>
        </table:table-row>
        <table:table-row table:style-name="ro1">
          <table:table-cell office:value-type="string">
            <text:p><text:s text:c="2"/>1334</text:p>
          </table:table-cell>
          <table:table-cell office:value-type="string">
            <text:p><text:s text:c="3"/>4206</text:p>
          </table:table-cell>
          <table:table-cell office:value-type="string">
            <text:p><text:s text:c="2"/>20324</text:p>
          </table:table-cell>
          <table:table-cell office:value-type="string">
            <text:p><text:s text:c="6"/>7</text:p>
          </table:table-cell>
          <table:table-cell table:formula="of:=[.B1339]/1" office:value-type="float" office:value="4206">
            <text:p>4206</text:p>
          </table:table-cell>
          <table:table-cell table:formula="of:=[.C1339]/1" office:value-type="float" office:value="20324">
            <text:p>20324</text:p>
          </table:table-cell>
          <table:table-cell table:formula="of:=[.G$1]+[.E1339]*([.G$2]+[.E1339]*([.G$3]+[.G$4]*[.E1339]))" office:value-type="float" office:value="20285.2541493576">
            <text:p>20285.254</text:p>
          </table:table-cell>
          <table:table-cell table:formula="of:=[.F1339]-[.G1339]" office:value-type="float" office:value="38.7458506424373">
            <text:p>38.746</text:p>
          </table:table-cell>
          <table:table-cell table:formula="of:=INT([.I$4]*[.E1339]*([.J$3]/[.J$4])+[.I$3])" office:value-type="float" office:value="191329099">
            <text:p>191329099</text:p>
          </table:table-cell>
          <table:table-cell table:formula="of:=INT([.I1339]*[.E1339]*([.J$2]/[.J$3]))+[.I$2]" office:value-type="float" office:value="578108">
            <text:p>578108</text:p>
          </table:table-cell>
          <table:table-cell table:formula="of:=[.J1339]*[.E1339]*(1/[.J$2])+[.I$1]" office:value-type="float" office:value="20284.760635376">
            <text:p>20285</text:p>
          </table:table-cell>
          <table:table-cell table:formula="of:=[.F1339]-[.K1339]" office:value-type="float" office:value="39.2393646240234">
            <text:p>39</text:p>
          </table:table-cell>
        </table:table-row>
        <table:table-row table:style-name="ro1">
          <table:table-cell office:value-type="string">
            <text:p><text:s text:c="2"/>1335</text:p>
          </table:table-cell>
          <table:table-cell office:value-type="string">
            <text:p><text:s text:c="3"/>4209</text:p>
          </table:table-cell>
          <table:table-cell office:value-type="string">
            <text:p><text:s text:c="2"/>20369</text:p>
          </table:table-cell>
          <table:table-cell office:value-type="string">
            <text:p><text:s text:c="6"/>8</text:p>
          </table:table-cell>
          <table:table-cell table:formula="of:=[.B1340]/1" office:value-type="float" office:value="4209">
            <text:p>4209</text:p>
          </table:table-cell>
          <table:table-cell table:formula="of:=[.C1340]/1" office:value-type="float" office:value="20369">
            <text:p>20369</text:p>
          </table:table-cell>
          <table:table-cell table:formula="of:=[.G$1]+[.E1340]*([.G$2]+[.E1340]*([.G$3]+[.G$4]*[.E1340]))" office:value-type="float" office:value="20327.2844567471">
            <text:p>20327.284</text:p>
          </table:table-cell>
          <table:table-cell table:formula="of:=[.F1340]-[.G1340]" office:value-type="float" office:value="41.715543252878">
            <text:p>41.716</text:p>
          </table:table-cell>
          <table:table-cell table:formula="of:=INT([.I$4]*[.E1340]*([.J$3]/[.J$4])+[.I$3])" office:value-type="float" office:value="191342933">
            <text:p>191342933</text:p>
          </table:table-cell>
          <table:table-cell table:formula="of:=INT([.I1340]*[.E1340]*([.J$2]/[.J$3]))+[.I$2]" office:value-type="float" office:value="582931">
            <text:p>582931</text:p>
          </table:table-cell>
          <table:table-cell table:formula="of:=[.J1340]*[.E1340]*(1/[.J$2])+[.I$1]" office:value-type="float" office:value="20326.7877864838">
            <text:p>20327</text:p>
          </table:table-cell>
          <table:table-cell table:formula="of:=[.F1340]-[.K1340]" office:value-type="float" office:value="42.2122135162354">
            <text:p>42</text:p>
          </table:table-cell>
        </table:table-row>
        <table:table-row table:style-name="ro1">
          <table:table-cell office:value-type="string">
            <text:p><text:s text:c="2"/>1336</text:p>
          </table:table-cell>
          <table:table-cell office:value-type="string">
            <text:p><text:s text:c="3"/>4211</text:p>
          </table:table-cell>
          <table:table-cell office:value-type="string">
            <text:p><text:s text:c="2"/>20416</text:p>
          </table:table-cell>
          <table:table-cell office:value-type="string">
            <text:p><text:s text:c="6"/>6</text:p>
          </table:table-cell>
          <table:table-cell table:formula="of:=[.B1341]/1" office:value-type="float" office:value="4211">
            <text:p>4211</text:p>
          </table:table-cell>
          <table:table-cell table:formula="of:=[.C1341]/1" office:value-type="float" office:value="20416">
            <text:p>20416</text:p>
          </table:table-cell>
          <table:table-cell table:formula="of:=[.G$1]+[.E1341]*([.G$2]+[.E1341]*([.G$3]+[.G$4]*[.E1341]))" office:value-type="float" office:value="20355.3381535507">
            <text:p>20355.338</text:p>
          </table:table-cell>
          <table:table-cell table:formula="of:=[.F1341]-[.G1341]" office:value-type="float" office:value="60.6618464492713">
            <text:p>60.662</text:p>
          </table:table-cell>
          <table:table-cell table:formula="of:=INT([.I$4]*[.E1341]*([.J$3]/[.J$4])+[.I$3])" office:value-type="float" office:value="191352155">
            <text:p>191352155</text:p>
          </table:table-cell>
          <table:table-cell table:formula="of:=INT([.I1341]*[.E1341]*([.J$2]/[.J$3]))+[.I$2]" office:value-type="float" office:value="586147">
            <text:p>586147</text:p>
          </table:table-cell>
          <table:table-cell table:formula="of:=[.J1341]*[.E1341]*(1/[.J$2])+[.I$1]" office:value-type="float" office:value="20354.8419055939">
            <text:p>20355</text:p>
          </table:table-cell>
          <table:table-cell table:formula="of:=[.F1341]-[.K1341]" office:value-type="float" office:value="61.1580944061279">
            <text:p>61</text:p>
          </table:table-cell>
        </table:table-row>
        <table:table-row table:style-name="ro1">
          <table:table-cell office:value-type="string">
            <text:p><text:s text:c="2"/>1337</text:p>
          </table:table-cell>
          <table:table-cell office:value-type="string">
            <text:p><text:s text:c="3"/>4214</text:p>
          </table:table-cell>
          <table:table-cell office:value-type="string">
            <text:p><text:s text:c="2"/>20458</text:p>
          </table:table-cell>
          <table:table-cell office:value-type="string">
            <text:p><text:s text:c="6"/>7</text:p>
          </table:table-cell>
          <table:table-cell table:formula="of:=[.B1342]/1" office:value-type="float" office:value="4214">
            <text:p>4214</text:p>
          </table:table-cell>
          <table:table-cell table:formula="of:=[.C1342]/1" office:value-type="float" office:value="20458">
            <text:p>20458</text:p>
          </table:table-cell>
          <table:table-cell table:formula="of:=[.G$1]+[.E1342]*([.G$2]+[.E1342]*([.G$3]+[.G$4]*[.E1342]))" office:value-type="float" office:value="20397.468944624">
            <text:p>20397.469</text:p>
          </table:table-cell>
          <table:table-cell table:formula="of:=[.F1342]-[.G1342]" office:value-type="float" office:value="60.5310553760246">
            <text:p>60.531</text:p>
          </table:table-cell>
          <table:table-cell table:formula="of:=INT([.I$4]*[.E1342]*([.J$3]/[.J$4])+[.I$3])" office:value-type="float" office:value="191365988">
            <text:p>191365988</text:p>
          </table:table-cell>
          <table:table-cell table:formula="of:=INT([.I1342]*[.E1342]*([.J$2]/[.J$3]))+[.I$2]" office:value-type="float" office:value="590971">
            <text:p>590971</text:p>
          </table:table-cell>
          <table:table-cell table:formula="of:=[.J1342]*[.E1342]*(1/[.J$2])+[.I$1]" office:value-type="float" office:value="20396.9690895081">
            <text:p>20397</text:p>
          </table:table-cell>
          <table:table-cell table:formula="of:=[.F1342]-[.K1342]" office:value-type="float" office:value="61.0309104919434">
            <text:p>61</text:p>
          </table:table-cell>
        </table:table-row>
        <table:table-row table:style-name="ro1">
          <table:table-cell office:value-type="string">
            <text:p><text:s text:c="2"/>1338</text:p>
          </table:table-cell>
          <table:table-cell office:value-type="string">
            <text:p><text:s text:c="3"/>4217</text:p>
          </table:table-cell>
          <table:table-cell office:value-type="string">
            <text:p><text:s text:c="2"/>20485</text:p>
          </table:table-cell>
          <table:table-cell office:value-type="string">
            <text:p><text:s text:c="6"/>6</text:p>
          </table:table-cell>
          <table:table-cell table:formula="of:=[.B1343]/1" office:value-type="float" office:value="4217">
            <text:p>4217</text:p>
          </table:table-cell>
          <table:table-cell table:formula="of:=[.C1343]/1" office:value-type="float" office:value="20485">
            <text:p>20485</text:p>
          </table:table-cell>
          <table:table-cell table:formula="of:=[.G$1]+[.E1343]*([.G$2]+[.E1343]*([.G$3]+[.G$4]*[.E1343]))" office:value-type="float" office:value="20439.660040401">
            <text:p>20439.660</text:p>
          </table:table-cell>
          <table:table-cell table:formula="of:=[.F1343]-[.G1343]" office:value-type="float" office:value="45.3399595989868">
            <text:p>45.340</text:p>
          </table:table-cell>
          <table:table-cell table:formula="of:=INT([.I$4]*[.E1343]*([.J$3]/[.J$4])+[.I$3])" office:value-type="float" office:value="191379821">
            <text:p>191379821</text:p>
          </table:table-cell>
          <table:table-cell table:formula="of:=INT([.I1343]*[.E1343]*([.J$2]/[.J$3]))+[.I$2]" office:value-type="float" office:value="595796">
            <text:p>595796</text:p>
          </table:table-cell>
          <table:table-cell table:formula="of:=[.J1343]*[.E1343]*(1/[.J$2])+[.I$1]" office:value-type="float" office:value="20439.1595230103">
            <text:p>20439</text:p>
          </table:table-cell>
          <table:table-cell table:formula="of:=[.F1343]-[.K1343]" office:value-type="float" office:value="45.8404769897461">
            <text:p>46</text:p>
          </table:table-cell>
        </table:table-row>
        <table:table-row table:style-name="ro1">
          <table:table-cell office:value-type="string">
            <text:p><text:s text:c="2"/>1339</text:p>
          </table:table-cell>
          <table:table-cell office:value-type="string">
            <text:p><text:s text:c="3"/>4221</text:p>
          </table:table-cell>
          <table:table-cell office:value-type="string">
            <text:p><text:s text:c="2"/>20547</text:p>
          </table:table-cell>
          <table:table-cell office:value-type="string">
            <text:p><text:s text:c="6"/>7</text:p>
          </table:table-cell>
          <table:table-cell table:formula="of:=[.B1344]/1" office:value-type="float" office:value="4221">
            <text:p>4221</text:p>
          </table:table-cell>
          <table:table-cell table:formula="of:=[.C1344]/1" office:value-type="float" office:value="20547">
            <text:p>20547</text:p>
          </table:table-cell>
          <table:table-cell table:formula="of:=[.G$1]+[.E1344]*([.G$2]+[.E1344]*([.G$3]+[.G$4]*[.E1344]))" office:value-type="float" office:value="20496.0086608754">
            <text:p>20496.009</text:p>
          </table:table-cell>
          <table:table-cell table:formula="of:=[.F1344]-[.G1344]" office:value-type="float" office:value="50.9913391245682">
            <text:p>50.991</text:p>
          </table:table-cell>
          <table:table-cell table:formula="of:=INT([.I$4]*[.E1344]*([.J$3]/[.J$4])+[.I$3])" office:value-type="float" office:value="191398265">
            <text:p>191398265</text:p>
          </table:table-cell>
          <table:table-cell table:formula="of:=INT([.I1344]*[.E1344]*([.J$2]/[.J$3]))+[.I$2]" office:value-type="float" office:value="602231">
            <text:p>602231</text:p>
          </table:table-cell>
          <table:table-cell table:formula="of:=[.J1344]*[.E1344]*(1/[.J$2])+[.I$1]" office:value-type="float" office:value="20495.5127468109">
            <text:p>20496</text:p>
          </table:table-cell>
          <table:table-cell table:formula="of:=[.F1344]-[.K1344]" office:value-type="float" office:value="51.4872531890869">
            <text:p>51</text:p>
          </table:table-cell>
        </table:table-row>
        <table:table-row table:style-name="ro1">
          <table:table-cell office:value-type="string">
            <text:p><text:s text:c="2"/>1340</text:p>
          </table:table-cell>
          <table:table-cell office:value-type="string">
            <text:p><text:s text:c="3"/>4224</text:p>
          </table:table-cell>
          <table:table-cell office:value-type="string">
            <text:p><text:s text:c="2"/>20590</text:p>
          </table:table-cell>
          <table:table-cell office:value-type="string">
            <text:p><text:s text:c="6"/>6</text:p>
          </table:table-cell>
          <table:table-cell table:formula="of:=[.B1345]/1" office:value-type="float" office:value="4224">
            <text:p>4224</text:p>
          </table:table-cell>
          <table:table-cell table:formula="of:=[.C1345]/1" office:value-type="float" office:value="20590">
            <text:p>20590</text:p>
          </table:table-cell>
          <table:table-cell table:formula="of:=[.G$1]+[.E1345]*([.G$2]+[.E1345]*([.G$3]+[.G$4]*[.E1345]))" office:value-type="float" office:value="20538.340509901">
            <text:p>20538.341</text:p>
          </table:table-cell>
          <table:table-cell table:formula="of:=[.F1345]-[.G1345]" office:value-type="float" office:value="51.6594900989803">
            <text:p>51.659</text:p>
          </table:table-cell>
          <table:table-cell table:formula="of:=INT([.I$4]*[.E1345]*([.J$3]/[.J$4])+[.I$3])" office:value-type="float" office:value="191412099">
            <text:p>191412099</text:p>
          </table:table-cell>
          <table:table-cell table:formula="of:=INT([.I1345]*[.E1345]*([.J$2]/[.J$3]))+[.I$2]" office:value-type="float" office:value="607057">
            <text:p>607057</text:p>
          </table:table-cell>
          <table:table-cell table:formula="of:=[.J1345]*[.E1345]*(1/[.J$2])+[.I$1]" office:value-type="float" office:value="20537.8400878906">
            <text:p>20538</text:p>
          </table:table-cell>
          <table:table-cell table:formula="of:=[.F1345]-[.K1345]" office:value-type="float" office:value="52.159912109375">
            <text:p>52</text:p>
          </table:table-cell>
        </table:table-row>
        <table:table-row table:style-name="ro1">
          <table:table-cell office:value-type="string">
            <text:p><text:s text:c="2"/>1341</text:p>
          </table:table-cell>
          <table:table-cell office:value-type="string">
            <text:p><text:s text:c="3"/>4227</text:p>
          </table:table-cell>
          <table:table-cell office:value-type="string">
            <text:p><text:s text:c="2"/>20633</text:p>
          </table:table-cell>
          <table:table-cell office:value-type="string">
            <text:p><text:s text:c="6"/>7</text:p>
          </table:table-cell>
          <table:table-cell table:formula="of:=[.B1346]/1" office:value-type="float" office:value="4227">
            <text:p>4227</text:p>
          </table:table-cell>
          <table:table-cell table:formula="of:=[.C1346]/1" office:value-type="float" office:value="20633">
            <text:p>20633</text:p>
          </table:table-cell>
          <table:table-cell table:formula="of:=[.G$1]+[.E1346]*([.G$2]+[.E1346]*([.G$3]+[.G$4]*[.E1346]))" office:value-type="float" office:value="20580.7326998644">
            <text:p>20580.733</text:p>
          </table:table-cell>
          <table:table-cell table:formula="of:=[.F1346]-[.G1346]" office:value-type="float" office:value="52.267300135587">
            <text:p>52.267</text:p>
          </table:table-cell>
          <table:table-cell table:formula="of:=INT([.I$4]*[.E1346]*([.J$3]/[.J$4])+[.I$3])" office:value-type="float" office:value="191425932">
            <text:p>191425932</text:p>
          </table:table-cell>
          <table:table-cell table:formula="of:=INT([.I1346]*[.E1346]*([.J$2]/[.J$3]))+[.I$2]" office:value-type="float" office:value="611885">
            <text:p>611885</text:p>
          </table:table-cell>
          <table:table-cell table:formula="of:=[.J1346]*[.E1346]*(1/[.J$2])+[.I$1]" office:value-type="float" office:value="20580.2387828827">
            <text:p>20580</text:p>
          </table:table-cell>
          <table:table-cell table:formula="of:=[.F1346]-[.K1346]" office:value-type="float" office:value="52.7612171173096">
            <text:p>53</text:p>
          </table:table-cell>
        </table:table-row>
        <table:table-row table:style-name="ro1">
          <table:table-cell office:value-type="string">
            <text:p><text:s text:c="2"/>1342</text:p>
          </table:table-cell>
          <table:table-cell office:value-type="string">
            <text:p><text:s text:c="3"/>4229</text:p>
          </table:table-cell>
          <table:table-cell office:value-type="string">
            <text:p><text:s text:c="2"/>20666</text:p>
          </table:table-cell>
          <table:table-cell office:value-type="string">
            <text:p><text:s text:c="6"/>7</text:p>
          </table:table-cell>
          <table:table-cell table:formula="of:=[.B1347]/1" office:value-type="float" office:value="4229">
            <text:p>4229</text:p>
          </table:table-cell>
          <table:table-cell table:formula="of:=[.C1347]/1" office:value-type="float" office:value="20666">
            <text:p>20666</text:p>
          </table:table-cell>
          <table:table-cell table:formula="of:=[.G$1]+[.E1347]*([.G$2]+[.E1347]*([.G$3]+[.G$4]*[.E1347]))" office:value-type="float" office:value="20609.0276879512">
            <text:p>20609.028</text:p>
          </table:table-cell>
          <table:table-cell table:formula="of:=[.F1347]-[.G1347]" office:value-type="float" office:value="56.9723120487761">
            <text:p>56.972</text:p>
          </table:table-cell>
          <table:table-cell table:formula="of:=INT([.I$4]*[.E1347]*([.J$3]/[.J$4])+[.I$3])" office:value-type="float" office:value="191435154">
            <text:p>191435154</text:p>
          </table:table-cell>
          <table:table-cell table:formula="of:=INT([.I1347]*[.E1347]*([.J$2]/[.J$3]))+[.I$2]" office:value-type="float" office:value="615103">
            <text:p>615103</text:p>
          </table:table-cell>
          <table:table-cell table:formula="of:=[.J1347]*[.E1347]*(1/[.J$2])+[.I$1]" office:value-type="float" office:value="20608.5298976898">
            <text:p>20609</text:p>
          </table:table-cell>
          <table:table-cell table:formula="of:=[.F1347]-[.K1347]" office:value-type="float" office:value="57.4701023101807">
            <text:p>57</text:p>
          </table:table-cell>
        </table:table-row>
        <table:table-row table:style-name="ro1">
          <table:table-cell office:value-type="string">
            <text:p><text:s text:c="2"/>1343</text:p>
          </table:table-cell>
          <table:table-cell office:value-type="string">
            <text:p><text:s text:c="3"/>4232</text:p>
          </table:table-cell>
          <table:table-cell office:value-type="string">
            <text:p><text:s text:c="2"/>20722</text:p>
          </table:table-cell>
          <table:table-cell office:value-type="string">
            <text:p><text:s text:c="6"/>6</text:p>
          </table:table-cell>
          <table:table-cell table:formula="of:=[.B1348]/1" office:value-type="float" office:value="4232">
            <text:p>4232</text:p>
          </table:table-cell>
          <table:table-cell table:formula="of:=[.C1348]/1" office:value-type="float" office:value="20722">
            <text:p>20722</text:p>
          </table:table-cell>
          <table:table-cell table:formula="of:=[.G$1]+[.E1348]*([.G$2]+[.E1348]*([.G$3]+[.G$4]*[.E1348]))" office:value-type="float" office:value="20651.5204703003">
            <text:p>20651.520</text:p>
          </table:table-cell>
          <table:table-cell table:formula="of:=[.F1348]-[.G1348]" office:value-type="float" office:value="70.4795296997145">
            <text:p>70.480</text:p>
          </table:table-cell>
          <table:table-cell table:formula="of:=INT([.I$4]*[.E1348]*([.J$3]/[.J$4])+[.I$3])" office:value-type="float" office:value="191448987">
            <text:p>191448987</text:p>
          </table:table-cell>
          <table:table-cell table:formula="of:=INT([.I1348]*[.E1348]*([.J$2]/[.J$3]))+[.I$2]" office:value-type="float" office:value="619931">
            <text:p>619931</text:p>
          </table:table-cell>
          <table:table-cell table:formula="of:=[.J1348]*[.E1348]*(1/[.J$2])+[.I$1]" office:value-type="float" office:value="20651.0206756592">
            <text:p>20651</text:p>
          </table:table-cell>
          <table:table-cell table:formula="of:=[.F1348]-[.K1348]" office:value-type="float" office:value="70.9793243408203">
            <text:p>71</text:p>
          </table:table-cell>
        </table:table-row>
        <table:table-row table:style-name="ro1">
          <table:table-cell office:value-type="string">
            <text:p><text:s text:c="2"/>1344</text:p>
          </table:table-cell>
          <table:table-cell office:value-type="string">
            <text:p><text:s text:c="3"/>4236</text:p>
          </table:table-cell>
          <table:table-cell office:value-type="string">
            <text:p><text:s text:c="2"/>20758</text:p>
          </table:table-cell>
          <table:table-cell office:value-type="string">
            <text:p><text:s text:c="6"/>7</text:p>
          </table:table-cell>
          <table:table-cell table:formula="of:=[.B1349]/1" office:value-type="float" office:value="4236">
            <text:p>4236</text:p>
          </table:table-cell>
          <table:table-cell table:formula="of:=[.C1349]/1" office:value-type="float" office:value="20758">
            <text:p>20758</text:p>
          </table:table-cell>
          <table:table-cell table:formula="of:=[.G$1]+[.E1349]*([.G$2]+[.E1349]*([.G$3]+[.G$4]*[.E1349]))" office:value-type="float" office:value="20708.2714240834">
            <text:p>20708.271</text:p>
          </table:table-cell>
          <table:table-cell table:formula="of:=[.F1349]-[.G1349]" office:value-type="float" office:value="49.728575916608">
            <text:p>49.729</text:p>
          </table:table-cell>
          <table:table-cell table:formula="of:=INT([.I$4]*[.E1349]*([.J$3]/[.J$4])+[.I$3])" office:value-type="float" office:value="191467431">
            <text:p>191467431</text:p>
          </table:table-cell>
          <table:table-cell table:formula="of:=INT([.I1349]*[.E1349]*([.J$2]/[.J$3]))+[.I$2]" office:value-type="float" office:value="626370">
            <text:p>626370</text:p>
          </table:table-cell>
          <table:table-cell table:formula="of:=[.J1349]*[.E1349]*(1/[.J$2])+[.I$1]" office:value-type="float" office:value="20707.7744598389">
            <text:p>20708</text:p>
          </table:table-cell>
          <table:table-cell table:formula="of:=[.F1349]-[.K1349]" office:value-type="float" office:value="50.2255401611328">
            <text:p>50</text:p>
          </table:table-cell>
        </table:table-row>
        <table:table-row table:style-name="ro1">
          <table:table-cell office:value-type="string">
            <text:p><text:s text:c="2"/>1345</text:p>
          </table:table-cell>
          <table:table-cell office:value-type="string">
            <text:p><text:s text:c="3"/>4239</text:p>
          </table:table-cell>
          <table:table-cell office:value-type="string">
            <text:p><text:s text:c="2"/>20805</text:p>
          </table:table-cell>
          <table:table-cell office:value-type="string">
            <text:p><text:s text:c="6"/>6</text:p>
          </table:table-cell>
          <table:table-cell table:formula="of:=[.B1350]/1" office:value-type="float" office:value="4239">
            <text:p>4239</text:p>
          </table:table-cell>
          <table:table-cell table:formula="of:=[.C1350]/1" office:value-type="float" office:value="20805">
            <text:p>20805</text:p>
          </table:table-cell>
          <table:table-cell table:formula="of:=[.G$1]+[.E1350]*([.G$2]+[.E1350]*([.G$3]+[.G$4]*[.E1350]))" office:value-type="float" office:value="20750.9050865">
            <text:p>20750.905</text:p>
          </table:table-cell>
          <table:table-cell table:formula="of:=[.F1350]-[.G1350]" office:value-type="float" office:value="54.0949135000046">
            <text:p>54.095</text:p>
          </table:table-cell>
          <table:table-cell table:formula="of:=INT([.I$4]*[.E1350]*([.J$3]/[.J$4])+[.I$3])" office:value-type="float" office:value="191481264">
            <text:p>191481264</text:p>
          </table:table-cell>
          <table:table-cell table:formula="of:=INT([.I1350]*[.E1350]*([.J$2]/[.J$3]))+[.I$2]" office:value-type="float" office:value="631200">
            <text:p>631200</text:p>
          </table:table-cell>
          <table:table-cell table:formula="of:=[.J1350]*[.E1350]*(1/[.J$2])+[.I$1]" office:value-type="float" office:value="20750.4103393555">
            <text:p>20750</text:p>
          </table:table-cell>
          <table:table-cell table:formula="of:=[.F1350]-[.K1350]" office:value-type="float" office:value="54.5896606445313">
            <text:p>55</text:p>
          </table:table-cell>
        </table:table-row>
        <table:table-row table:style-name="ro1">
          <table:table-cell office:value-type="string">
            <text:p><text:s text:c="2"/>1346</text:p>
          </table:table-cell>
          <table:table-cell office:value-type="string">
            <text:p><text:s text:c="3"/>4242</text:p>
          </table:table-cell>
          <table:table-cell office:value-type="string">
            <text:p><text:s text:c="2"/>20850</text:p>
          </table:table-cell>
          <table:table-cell office:value-type="string">
            <text:p><text:s text:c="6"/>7</text:p>
          </table:table-cell>
          <table:table-cell table:formula="of:=[.B1351]/1" office:value-type="float" office:value="4242">
            <text:p>4242</text:p>
          </table:table-cell>
          <table:table-cell table:formula="of:=[.C1351]/1" office:value-type="float" office:value="20850">
            <text:p>20850</text:p>
          </table:table-cell>
          <table:table-cell table:formula="of:=[.G$1]+[.E1351]*([.G$2]+[.E1351]*([.G$3]+[.G$4]*[.E1351]))" office:value-type="float" office:value="20793.5991442054">
            <text:p>20793.599</text:p>
          </table:table-cell>
          <table:table-cell table:formula="of:=[.F1351]-[.G1351]" office:value-type="float" office:value="56.4008557946072">
            <text:p>56.401</text:p>
          </table:table-cell>
          <table:table-cell table:formula="of:=INT([.I$4]*[.E1351]*([.J$3]/[.J$4])+[.I$3])" office:value-type="float" office:value="191495098">
            <text:p>191495098</text:p>
          </table:table-cell>
          <table:table-cell table:formula="of:=INT([.I1351]*[.E1351]*([.J$2]/[.J$3]))+[.I$2]" office:value-type="float" office:value="636030">
            <text:p>636030</text:p>
          </table:table-cell>
          <table:table-cell table:formula="of:=[.J1351]*[.E1351]*(1/[.J$2])+[.I$1]" office:value-type="float" office:value="20793.1014938354">
            <text:p>20793</text:p>
          </table:table-cell>
          <table:table-cell table:formula="of:=[.F1351]-[.K1351]" office:value-type="float" office:value="56.8985061645508">
            <text:p>57</text:p>
          </table:table-cell>
        </table:table-row>
        <table:table-row table:style-name="ro1">
          <table:table-cell office:value-type="string">
            <text:p><text:s text:c="2"/>1347</text:p>
          </table:table-cell>
          <table:table-cell office:value-type="string">
            <text:p><text:s text:c="3"/>4246</text:p>
          </table:table-cell>
          <table:table-cell office:value-type="string">
            <text:p><text:s text:c="2"/>20888</text:p>
          </table:table-cell>
          <table:table-cell office:value-type="string">
            <text:p><text:s text:c="6"/>6</text:p>
          </table:table-cell>
          <table:table-cell table:formula="of:=[.B1352]/1" office:value-type="float" office:value="4246">
            <text:p>4246</text:p>
          </table:table-cell>
          <table:table-cell table:formula="of:=[.C1352]/1" office:value-type="float" office:value="20888">
            <text:p>20888</text:p>
          </table:table-cell>
          <table:table-cell table:formula="of:=[.G$1]+[.E1352]*([.G$2]+[.E1352]*([.G$3]+[.G$4]*[.E1352]))" office:value-type="float" office:value="20850.6185214943">
            <text:p>20850.619</text:p>
          </table:table-cell>
          <table:table-cell table:formula="of:=[.F1352]-[.G1352]" office:value-type="float" office:value="37.3814785057075">
            <text:p>37.381</text:p>
          </table:table-cell>
          <table:table-cell table:formula="of:=INT([.I$4]*[.E1352]*([.J$3]/[.J$4])+[.I$3])" office:value-type="float" office:value="191513542">
            <text:p>191513542</text:p>
          </table:table-cell>
          <table:table-cell table:formula="of:=INT([.I1352]*[.E1352]*([.J$2]/[.J$3]))+[.I$2]" office:value-type="float" office:value="642472">
            <text:p>642472</text:p>
          </table:table-cell>
          <table:table-cell table:formula="of:=[.J1352]*[.E1352]*(1/[.J$2])+[.I$1]" office:value-type="float" office:value="20850.125213623">
            <text:p>20850</text:p>
          </table:table-cell>
          <table:table-cell table:formula="of:=[.F1352]-[.K1352]" office:value-type="float" office:value="37.8747863769531">
            <text:p>38</text:p>
          </table:table-cell>
        </table:table-row>
        <table:table-row table:style-name="ro1">
          <table:table-cell office:value-type="string">
            <text:p><text:s text:c="2"/>1348</text:p>
          </table:table-cell>
          <table:table-cell office:value-type="string">
            <text:p><text:s text:c="3"/>4249</text:p>
          </table:table-cell>
          <table:table-cell office:value-type="string">
            <text:p><text:s text:c="2"/>20945</text:p>
          </table:table-cell>
          <table:table-cell office:value-type="string">
            <text:p><text:s text:c="6"/>5</text:p>
          </table:table-cell>
          <table:table-cell table:formula="of:=[.B1353]/1" office:value-type="float" office:value="4249">
            <text:p>4249</text:p>
          </table:table-cell>
          <table:table-cell table:formula="of:=[.C1353]/1" office:value-type="float" office:value="20945">
            <text:p>20945</text:p>
          </table:table-cell>
          <table:table-cell table:formula="of:=[.G$1]+[.E1353]*([.G$2]+[.E1353]*([.G$3]+[.G$4]*[.E1353]))" office:value-type="float" office:value="20893.4535438132">
            <text:p>20893.454</text:p>
          </table:table-cell>
          <table:table-cell table:formula="of:=[.F1353]-[.G1353]" office:value-type="float" office:value="51.5464561867557">
            <text:p>51.546</text:p>
          </table:table-cell>
          <table:table-cell table:formula="of:=INT([.I$4]*[.E1353]*([.J$3]/[.J$4])+[.I$3])" office:value-type="float" office:value="191527375">
            <text:p>191527375</text:p>
          </table:table-cell>
          <table:table-cell table:formula="of:=INT([.I1353]*[.E1353]*([.J$2]/[.J$3]))+[.I$2]" office:value-type="float" office:value="647303">
            <text:p>647303</text:p>
          </table:table-cell>
          <table:table-cell table:formula="of:=[.J1353]*[.E1353]*(1/[.J$2])+[.I$1]" office:value-type="float" office:value="20892.953458786">
            <text:p>20893</text:p>
          </table:table-cell>
          <table:table-cell table:formula="of:=[.F1353]-[.K1353]" office:value-type="float" office:value="52.0465412139893">
            <text:p>52</text:p>
          </table:table-cell>
        </table:table-row>
        <table:table-row table:style-name="ro1">
          <table:table-cell office:value-type="string">
            <text:p><text:s text:c="2"/>1349</text:p>
          </table:table-cell>
          <table:table-cell office:value-type="string">
            <text:p><text:s text:c="3"/>4252</text:p>
          </table:table-cell>
          <table:table-cell office:value-type="string">
            <text:p><text:s text:c="2"/>20973</text:p>
          </table:table-cell>
          <table:table-cell office:value-type="string">
            <text:p><text:s text:c="6"/>7</text:p>
          </table:table-cell>
          <table:table-cell table:formula="of:=[.B1354]/1" office:value-type="float" office:value="4252">
            <text:p>4252</text:p>
          </table:table-cell>
          <table:table-cell table:formula="of:=[.C1354]/1" office:value-type="float" office:value="20973">
            <text:p>20973</text:p>
          </table:table-cell>
          <table:table-cell table:formula="of:=[.G$1]+[.E1354]*([.G$2]+[.E1354]*([.G$3]+[.G$4]*[.E1354]))" office:value-type="float" office:value="20936.348997655">
            <text:p>20936.349</text:p>
          </table:table-cell>
          <table:table-cell table:formula="of:=[.F1354]-[.G1354]" office:value-type="float" office:value="36.6510023450064">
            <text:p>36.651</text:p>
          </table:table-cell>
          <table:table-cell table:formula="of:=INT([.I$4]*[.E1354]*([.J$3]/[.J$4])+[.I$3])" office:value-type="float" office:value="191541208">
            <text:p>191541208</text:p>
          </table:table-cell>
          <table:table-cell table:formula="of:=INT([.I1354]*[.E1354]*([.J$2]/[.J$3]))+[.I$2]" office:value-type="float" office:value="652136">
            <text:p>652136</text:p>
          </table:table-cell>
          <table:table-cell table:formula="of:=[.J1354]*[.E1354]*(1/[.J$2])+[.I$1]" office:value-type="float" office:value="20935.8532104492">
            <text:p>20936</text:p>
          </table:table-cell>
          <table:table-cell table:formula="of:=[.F1354]-[.K1354]" office:value-type="float" office:value="37.1467895507813">
            <text:p>37</text:p>
          </table:table-cell>
        </table:table-row>
        <table:table-row table:style-name="ro1">
          <table:table-cell office:value-type="string">
            <text:p><text:s text:c="2"/>1350</text:p>
          </table:table-cell>
          <table:table-cell office:value-type="string">
            <text:p><text:s text:c="3"/>4254</text:p>
          </table:table-cell>
          <table:table-cell office:value-type="string">
            <text:p><text:s text:c="2"/>21027</text:p>
          </table:table-cell>
          <table:table-cell office:value-type="string">
            <text:p><text:s text:c="6"/>6</text:p>
          </table:table-cell>
          <table:table-cell table:formula="of:=[.B1355]/1" office:value-type="float" office:value="4254">
            <text:p>4254</text:p>
          </table:table-cell>
          <table:table-cell table:formula="of:=[.C1355]/1" office:value-type="float" office:value="21027">
            <text:p>21027</text:p>
          </table:table-cell>
          <table:table-cell table:formula="of:=[.G$1]+[.E1355]*([.G$2]+[.E1355]*([.G$3]+[.G$4]*[.E1355]))" office:value-type="float" office:value="20964.979545319">
            <text:p>20964.980</text:p>
          </table:table-cell>
          <table:table-cell table:formula="of:=[.F1355]-[.G1355]" office:value-type="float" office:value="62.0204546809582">
            <text:p>62.020</text:p>
          </table:table-cell>
          <table:table-cell table:formula="of:=INT([.I$4]*[.E1355]*([.J$3]/[.J$4])+[.I$3])" office:value-type="float" office:value="191550430">
            <text:p>191550430</text:p>
          </table:table-cell>
          <table:table-cell table:formula="of:=INT([.I1355]*[.E1355]*([.J$2]/[.J$3]))+[.I$2]" office:value-type="float" office:value="655358">
            <text:p>655358</text:p>
          </table:table-cell>
          <table:table-cell table:formula="of:=[.J1355]*[.E1355]*(1/[.J$2])+[.I$1]" office:value-type="float" office:value="20964.4837722778">
            <text:p>20964</text:p>
          </table:table-cell>
          <table:table-cell table:formula="of:=[.F1355]-[.K1355]" office:value-type="float" office:value="62.516227722168">
            <text:p>63</text:p>
          </table:table-cell>
        </table:table-row>
        <table:table-row table:style-name="ro1">
          <table:table-cell office:value-type="string">
            <text:p><text:s text:c="2"/>1351</text:p>
          </table:table-cell>
          <table:table-cell office:value-type="string">
            <text:p><text:s text:c="3"/>4257</text:p>
          </table:table-cell>
          <table:table-cell office:value-type="string">
            <text:p><text:s text:c="2"/>21071</text:p>
          </table:table-cell>
          <table:table-cell office:value-type="string">
            <text:p><text:s text:c="6"/>7</text:p>
          </table:table-cell>
          <table:table-cell table:formula="of:=[.B1356]/1" office:value-type="float" office:value="4257">
            <text:p>4257</text:p>
          </table:table-cell>
          <table:table-cell table:formula="of:=[.C1356]/1" office:value-type="float" office:value="21071">
            <text:p>21071</text:p>
          </table:table-cell>
          <table:table-cell table:formula="of:=[.G$1]+[.E1356]*([.G$2]+[.E1356]*([.G$3]+[.G$4]*[.E1356]))" office:value-type="float" office:value="21007.9757425215">
            <text:p>21007.976</text:p>
          </table:table-cell>
          <table:table-cell table:formula="of:=[.F1356]-[.G1356]" office:value-type="float" office:value="63.024257478537">
            <text:p>63.024</text:p>
          </table:table-cell>
          <table:table-cell table:formula="of:=INT([.I$4]*[.E1356]*([.J$3]/[.J$4])+[.I$3])" office:value-type="float" office:value="191564264">
            <text:p>191564264</text:p>
          </table:table-cell>
          <table:table-cell table:formula="of:=INT([.I1356]*[.E1356]*([.J$2]/[.J$3]))+[.I$2]" office:value-type="float" office:value="660191">
            <text:p>660191</text:p>
          </table:table-cell>
          <table:table-cell table:formula="of:=[.J1356]*[.E1356]*(1/[.J$2])+[.I$1]" office:value-type="float" office:value="21007.4757061005">
            <text:p>21007</text:p>
          </table:table-cell>
          <table:table-cell table:formula="of:=[.F1356]-[.K1356]" office:value-type="float" office:value="63.5242938995361">
            <text:p>64</text:p>
          </table:table-cell>
        </table:table-row>
        <table:table-row table:style-name="ro1">
          <table:table-cell office:value-type="string">
            <text:p><text:s text:c="2"/>1352</text:p>
          </table:table-cell>
          <table:table-cell office:value-type="string">
            <text:p><text:s text:c="3"/>4260</text:p>
          </table:table-cell>
          <table:table-cell office:value-type="string">
            <text:p><text:s text:c="2"/>21104</text:p>
          </table:table-cell>
          <table:table-cell office:value-type="string">
            <text:p><text:s text:c="6"/>6</text:p>
          </table:table-cell>
          <table:table-cell table:formula="of:=[.B1357]/1" office:value-type="float" office:value="4260">
            <text:p>4260</text:p>
          </table:table-cell>
          <table:table-cell table:formula="of:=[.C1357]/1" office:value-type="float" office:value="21104">
            <text:p>21104</text:p>
          </table:table-cell>
          <table:table-cell table:formula="of:=[.G$1]+[.E1357]*([.G$2]+[.E1357]*([.G$3]+[.G$4]*[.E1357]))" office:value-type="float" office:value="21051.0324002339">
            <text:p>21051.032</text:p>
          </table:table-cell>
          <table:table-cell table:formula="of:=[.F1357]-[.G1357]" office:value-type="float" office:value="52.9675997661216">
            <text:p>52.968</text:p>
          </table:table-cell>
          <table:table-cell table:formula="of:=INT([.I$4]*[.E1357]*([.J$3]/[.J$4])+[.I$3])" office:value-type="float" office:value="191578097">
            <text:p>191578097</text:p>
          </table:table-cell>
          <table:table-cell table:formula="of:=INT([.I1357]*[.E1357]*([.J$2]/[.J$3]))+[.I$2]" office:value-type="float" office:value="665026">
            <text:p>665026</text:p>
          </table:table-cell>
          <table:table-cell table:formula="of:=[.J1357]*[.E1357]*(1/[.J$2])+[.I$1]" office:value-type="float" office:value="21050.5391998291">
            <text:p>21051</text:p>
          </table:table-cell>
          <table:table-cell table:formula="of:=[.F1357]-[.K1357]" office:value-type="float" office:value="53.4608001708984">
            <text:p>53</text:p>
          </table:table-cell>
        </table:table-row>
        <table:table-row table:style-name="ro1">
          <table:table-cell office:value-type="string">
            <text:p><text:s text:c="2"/>1353</text:p>
          </table:table-cell>
          <table:table-cell office:value-type="string">
            <text:p><text:s text:c="3"/>4264</text:p>
          </table:table-cell>
          <table:table-cell office:value-type="string">
            <text:p><text:s text:c="2"/>21162</text:p>
          </table:table-cell>
          <table:table-cell office:value-type="string">
            <text:p><text:s text:c="6"/>6</text:p>
          </table:table-cell>
          <table:table-cell table:formula="of:=[.B1358]/1" office:value-type="float" office:value="4264">
            <text:p>4264</text:p>
          </table:table-cell>
          <table:table-cell table:formula="of:=[.C1358]/1" office:value-type="float" office:value="21162">
            <text:p>21162</text:p>
          </table:table-cell>
          <table:table-cell table:formula="of:=[.G$1]+[.E1358]*([.G$2]+[.E1358]*([.G$3]+[.G$4]*[.E1358]))" office:value-type="float" office:value="21108.535345654">
            <text:p>21108.535</text:p>
          </table:table-cell>
          <table:table-cell table:formula="of:=[.F1358]-[.G1358]" office:value-type="float" office:value="53.4646543459894">
            <text:p>53.465</text:p>
          </table:table-cell>
          <table:table-cell table:formula="of:=INT([.I$4]*[.E1358]*([.J$3]/[.J$4])+[.I$3])" office:value-type="float" office:value="191596541">
            <text:p>191596541</text:p>
          </table:table-cell>
          <table:table-cell table:formula="of:=INT([.I1358]*[.E1358]*([.J$2]/[.J$3]))+[.I$2]" office:value-type="float" office:value="671472">
            <text:p>671472</text:p>
          </table:table-cell>
          <table:table-cell table:formula="of:=[.J1358]*[.E1358]*(1/[.J$2])+[.I$1]" office:value-type="float" office:value="21108.0378417969">
            <text:p>21108</text:p>
          </table:table-cell>
          <table:table-cell table:formula="of:=[.F1358]-[.K1358]" office:value-type="float" office:value="53.962158203125">
            <text:p>54</text:p>
          </table:table-cell>
        </table:table-row>
        <table:table-row table:style-name="ro1">
          <table:table-cell office:value-type="string">
            <text:p><text:s text:c="2"/>1354</text:p>
          </table:table-cell>
          <table:table-cell office:value-type="string">
            <text:p><text:s text:c="3"/>4267</text:p>
          </table:table-cell>
          <table:table-cell office:value-type="string">
            <text:p><text:s text:c="2"/>21204</text:p>
          </table:table-cell>
          <table:table-cell office:value-type="string">
            <text:p><text:s text:c="6"/>6</text:p>
          </table:table-cell>
          <table:table-cell table:formula="of:=[.B1359]/1" office:value-type="float" office:value="4267">
            <text:p>4267</text:p>
          </table:table-cell>
          <table:table-cell table:formula="of:=[.C1359]/1" office:value-type="float" office:value="21204">
            <text:p>21204</text:p>
          </table:table-cell>
          <table:table-cell table:formula="of:=[.G$1]+[.E1359]*([.G$2]+[.E1359]*([.G$3]+[.G$4]*[.E1359]))" office:value-type="float" office:value="21151.7331201628">
            <text:p>21151.733</text:p>
          </table:table-cell>
          <table:table-cell table:formula="of:=[.F1359]-[.G1359]" office:value-type="float" office:value="52.2668798372324">
            <text:p>52.267</text:p>
          </table:table-cell>
          <table:table-cell table:formula="of:=INT([.I$4]*[.E1359]*([.J$3]/[.J$4])+[.I$3])" office:value-type="float" office:value="191610374">
            <text:p>191610374</text:p>
          </table:table-cell>
          <table:table-cell table:formula="of:=INT([.I1359]*[.E1359]*([.J$2]/[.J$3]))+[.I$2]" office:value-type="float" office:value="676308">
            <text:p>676308</text:p>
          </table:table-cell>
          <table:table-cell table:formula="of:=[.J1359]*[.E1359]*(1/[.J$2])+[.I$1]" office:value-type="float" office:value="21151.2385787964">
            <text:p>21151</text:p>
          </table:table-cell>
          <table:table-cell table:formula="of:=[.F1359]-[.K1359]" office:value-type="float" office:value="52.7614212036133">
            <text:p>53</text:p>
          </table:table-cell>
        </table:table-row>
        <table:table-row table:style-name="ro1">
          <table:table-cell office:value-type="string">
            <text:p><text:s text:c="2"/>1355</text:p>
          </table:table-cell>
          <table:table-cell office:value-type="string">
            <text:p><text:s text:c="3"/>4270</text:p>
          </table:table-cell>
          <table:table-cell office:value-type="string">
            <text:p><text:s text:c="2"/>21253</text:p>
          </table:table-cell>
          <table:table-cell office:value-type="string">
            <text:p><text:s text:c="6"/>6</text:p>
          </table:table-cell>
          <table:table-cell table:formula="of:=[.B1360]/1" office:value-type="float" office:value="4270">
            <text:p>4270</text:p>
          </table:table-cell>
          <table:table-cell table:formula="of:=[.C1360]/1" office:value-type="float" office:value="21253">
            <text:p>21253</text:p>
          </table:table-cell>
          <table:table-cell table:formula="of:=[.G$1]+[.E1360]*([.G$2]+[.E1360]*([.G$3]+[.G$4]*[.E1360]))" office:value-type="float" office:value="21194.9913914155">
            <text:p>21194.991</text:p>
          </table:table-cell>
          <table:table-cell table:formula="of:=[.F1360]-[.G1360]" office:value-type="float" office:value="58.0086085844669">
            <text:p>58.009</text:p>
          </table:table-cell>
          <table:table-cell table:formula="of:=INT([.I$4]*[.E1360]*([.J$3]/[.J$4])+[.I$3])" office:value-type="float" office:value="191624207">
            <text:p>191624207</text:p>
          </table:table-cell>
          <table:table-cell table:formula="of:=INT([.I1360]*[.E1360]*([.J$2]/[.J$3]))+[.I$2]" office:value-type="float" office:value="681144">
            <text:p>681144</text:p>
          </table:table-cell>
          <table:table-cell table:formula="of:=[.J1360]*[.E1360]*(1/[.J$2])+[.I$1]" office:value-type="float" office:value="21194.4946594238">
            <text:p>21194</text:p>
          </table:table-cell>
          <table:table-cell table:formula="of:=[.F1360]-[.K1360]" office:value-type="float" office:value="58.5053405761719">
            <text:p>59</text:p>
          </table:table-cell>
        </table:table-row>
        <table:table-row table:style-name="ro1">
          <table:table-cell office:value-type="string">
            <text:p><text:s text:c="2"/>1356</text:p>
          </table:table-cell>
          <table:table-cell office:value-type="string">
            <text:p><text:s text:c="3"/>4272</text:p>
          </table:table-cell>
          <table:table-cell office:value-type="string">
            <text:p><text:s text:c="2"/>21291</text:p>
          </table:table-cell>
          <table:table-cell office:value-type="string">
            <text:p><text:s text:c="6"/>6</text:p>
          </table:table-cell>
          <table:table-cell table:formula="of:=[.B1361]/1" office:value-type="float" office:value="4272">
            <text:p>4272</text:p>
          </table:table-cell>
          <table:table-cell table:formula="of:=[.C1361]/1" office:value-type="float" office:value="21291">
            <text:p>21291</text:p>
          </table:table-cell>
          <table:table-cell table:formula="of:=[.G$1]+[.E1361]*([.G$2]+[.E1361]*([.G$3]+[.G$4]*[.E1361]))" office:value-type="float" office:value="21223.8638535876">
            <text:p>21223.864</text:p>
          </table:table-cell>
          <table:table-cell table:formula="of:=[.F1361]-[.G1361]" office:value-type="float" office:value="67.1361464123984">
            <text:p>67.136</text:p>
          </table:table-cell>
          <table:table-cell table:formula="of:=INT([.I$4]*[.E1361]*([.J$3]/[.J$4])+[.I$3])" office:value-type="float" office:value="191633430">
            <text:p>191633430</text:p>
          </table:table-cell>
          <table:table-cell table:formula="of:=INT([.I1361]*[.E1361]*([.J$2]/[.J$3]))+[.I$2]" office:value-type="float" office:value="684368">
            <text:p>684368</text:p>
          </table:table-cell>
          <table:table-cell table:formula="of:=[.J1361]*[.E1361]*(1/[.J$2])+[.I$1]" office:value-type="float" office:value="21223.3627929688">
            <text:p>21223</text:p>
          </table:table-cell>
          <table:table-cell table:formula="of:=[.F1361]-[.K1361]" office:value-type="float" office:value="67.63720703125">
            <text:p>68</text:p>
          </table:table-cell>
        </table:table-row>
        <table:table-row table:style-name="ro1">
          <table:table-cell office:value-type="string">
            <text:p><text:s text:c="2"/>1357</text:p>
          </table:table-cell>
          <table:table-cell office:value-type="string">
            <text:p><text:s text:c="3"/>4277</text:p>
          </table:table-cell>
          <table:table-cell office:value-type="string">
            <text:p><text:s text:c="2"/>21329</text:p>
          </table:table-cell>
          <table:table-cell office:value-type="string">
            <text:p><text:s text:c="6"/>6</text:p>
          </table:table-cell>
          <table:table-cell table:formula="of:=[.B1362]/1" office:value-type="float" office:value="4277">
            <text:p>4277</text:p>
          </table:table-cell>
          <table:table-cell table:formula="of:=[.C1362]/1" office:value-type="float" office:value="21329">
            <text:p>21329</text:p>
          </table:table-cell>
          <table:table-cell table:formula="of:=[.G$1]+[.E1362]*([.G$2]+[.E1362]*([.G$3]+[.G$4]*[.E1362]))" office:value-type="float" office:value="21296.1626838486">
            <text:p>21296.163</text:p>
          </table:table-cell>
          <table:table-cell table:formula="of:=[.F1362]-[.G1362]" office:value-type="float" office:value="32.8373161514355">
            <text:p>32.837</text:p>
          </table:table-cell>
          <table:table-cell table:formula="of:=INT([.I$4]*[.E1362]*([.J$3]/[.J$4])+[.I$3])" office:value-type="float" office:value="191656485">
            <text:p>191656485</text:p>
          </table:table-cell>
          <table:table-cell table:formula="of:=INT([.I1362]*[.E1362]*([.J$2]/[.J$3]))+[.I$2]" office:value-type="float" office:value="692431">
            <text:p>692431</text:p>
          </table:table-cell>
          <table:table-cell table:formula="of:=[.J1362]*[.E1362]*(1/[.J$2])+[.I$1]" office:value-type="float" office:value="21295.6652126312">
            <text:p>21296</text:p>
          </table:table-cell>
          <table:table-cell table:formula="of:=[.F1362]-[.K1362]" office:value-type="float" office:value="33.3347873687744">
            <text:p>33</text:p>
          </table:table-cell>
        </table:table-row>
        <table:table-row table:style-name="ro1">
          <table:table-cell office:value-type="string">
            <text:p><text:s text:c="2"/>1358</text:p>
          </table:table-cell>
          <table:table-cell office:value-type="string">
            <text:p><text:s text:c="3"/>4279</text:p>
          </table:table-cell>
          <table:table-cell office:value-type="string">
            <text:p><text:s text:c="2"/>21374</text:p>
          </table:table-cell>
          <table:table-cell office:value-type="string">
            <text:p><text:s text:c="6"/>6</text:p>
          </table:table-cell>
          <table:table-cell table:formula="of:=[.B1363]/1" office:value-type="float" office:value="4279">
            <text:p>4279</text:p>
          </table:table-cell>
          <table:table-cell table:formula="of:=[.C1363]/1" office:value-type="float" office:value="21374">
            <text:p>21374</text:p>
          </table:table-cell>
          <table:table-cell table:formula="of:=[.G$1]+[.E1363]*([.G$2]+[.E1363]*([.G$3]+[.G$4]*[.E1363]))" office:value-type="float" office:value="21325.1292943398">
            <text:p>21325.129</text:p>
          </table:table-cell>
          <table:table-cell table:formula="of:=[.F1363]-[.G1363]" office:value-type="float" office:value="48.8707056601488">
            <text:p>48.871</text:p>
          </table:table-cell>
          <table:table-cell table:formula="of:=INT([.I$4]*[.E1363]*([.J$3]/[.J$4])+[.I$3])" office:value-type="float" office:value="191665707">
            <text:p>191665707</text:p>
          </table:table-cell>
          <table:table-cell table:formula="of:=INT([.I1363]*[.E1363]*([.J$2]/[.J$3]))+[.I$2]" office:value-type="float" office:value="695657">
            <text:p>695657</text:p>
          </table:table-cell>
          <table:table-cell table:formula="of:=[.J1363]*[.E1363]*(1/[.J$2])+[.I$1]" office:value-type="float" office:value="21324.6357707977">
            <text:p>21325</text:p>
          </table:table-cell>
          <table:table-cell table:formula="of:=[.F1363]-[.K1363]" office:value-type="float" office:value="49.3642292022705">
            <text:p>49</text:p>
          </table:table-cell>
        </table:table-row>
        <table:table-row table:style-name="ro1">
          <table:table-cell office:value-type="string">
            <text:p><text:s text:c="2"/>1359</text:p>
          </table:table-cell>
          <table:table-cell office:value-type="string">
            <text:p><text:s text:c="3"/>4282</text:p>
          </table:table-cell>
          <table:table-cell office:value-type="string">
            <text:p><text:s text:c="2"/>21426</text:p>
          </table:table-cell>
          <table:table-cell office:value-type="string">
            <text:p><text:s text:c="6"/>6</text:p>
          </table:table-cell>
          <table:table-cell table:formula="of:=[.B1364]/1" office:value-type="float" office:value="4282">
            <text:p>4282</text:p>
          </table:table-cell>
          <table:table-cell table:formula="of:=[.C1364]/1" office:value-type="float" office:value="21426">
            <text:p>21426</text:p>
          </table:table-cell>
          <table:table-cell table:formula="of:=[.G$1]+[.E1364]*([.G$2]+[.E1364]*([.G$3]+[.G$4]*[.E1364]))" office:value-type="float" office:value="21368.6296612706">
            <text:p>21368.630</text:p>
          </table:table-cell>
          <table:table-cell table:formula="of:=[.F1364]-[.G1364]" office:value-type="float" office:value="57.3703387293645">
            <text:p>57.370</text:p>
          </table:table-cell>
          <table:table-cell table:formula="of:=INT([.I$4]*[.E1364]*([.J$3]/[.J$4])+[.I$3])" office:value-type="float" office:value="191679540">
            <text:p>191679540</text:p>
          </table:table-cell>
          <table:table-cell table:formula="of:=INT([.I1364]*[.E1364]*([.J$2]/[.J$3]))+[.I$2]" office:value-type="float" office:value="700495">
            <text:p>700495</text:p>
          </table:table-cell>
          <table:table-cell table:formula="of:=[.J1364]*[.E1364]*(1/[.J$2])+[.I$1]" office:value-type="float" office:value="21368.1295890808">
            <text:p>21368</text:p>
          </table:table-cell>
          <table:table-cell table:formula="of:=[.F1364]-[.K1364]" office:value-type="float" office:value="57.8704109191895">
            <text:p>58</text:p>
          </table:table-cell>
        </table:table-row>
        <table:table-row table:style-name="ro1">
          <table:table-cell office:value-type="string">
            <text:p><text:s text:c="2"/>1360</text:p>
          </table:table-cell>
          <table:table-cell office:value-type="string">
            <text:p><text:s text:c="3"/>4285</text:p>
          </table:table-cell>
          <table:table-cell office:value-type="string">
            <text:p><text:s text:c="2"/>21455</text:p>
          </table:table-cell>
          <table:table-cell office:value-type="string">
            <text:p><text:s text:c="6"/>7</text:p>
          </table:table-cell>
          <table:table-cell table:formula="of:=[.B1365]/1" office:value-type="float" office:value="4285">
            <text:p>4285</text:p>
          </table:table-cell>
          <table:table-cell table:formula="of:=[.C1365]/1" office:value-type="float" office:value="21455">
            <text:p>21455</text:p>
          </table:table-cell>
          <table:table-cell table:formula="of:=[.G$1]+[.E1365]*([.G$2]+[.E1365]*([.G$3]+[.G$4]*[.E1365]))" office:value-type="float" office:value="21412.1905792964">
            <text:p>21412.191</text:p>
          </table:table-cell>
          <table:table-cell table:formula="of:=[.F1365]-[.G1365]" office:value-type="float" office:value="42.8094207035902">
            <text:p>42.809</text:p>
          </table:table-cell>
          <table:table-cell table:formula="of:=INT([.I$4]*[.E1365]*([.J$3]/[.J$4])+[.I$3])" office:value-type="float" office:value="191693373">
            <text:p>191693373</text:p>
          </table:table-cell>
          <table:table-cell table:formula="of:=INT([.I1365]*[.E1365]*([.J$2]/[.J$3]))+[.I$2]" office:value-type="float" office:value="705335">
            <text:p>705335</text:p>
          </table:table-cell>
          <table:table-cell table:formula="of:=[.J1365]*[.E1365]*(1/[.J$2])+[.I$1]" office:value-type="float" office:value="21411.6951198578">
            <text:p>21412</text:p>
          </table:table-cell>
          <table:table-cell table:formula="of:=[.F1365]-[.K1365]" office:value-type="float" office:value="43.3048801422119">
            <text:p>43</text:p>
          </table:table-cell>
        </table:table-row>
        <table:table-row table:style-name="ro1">
          <table:table-cell office:value-type="string">
            <text:p><text:s text:c="2"/>1361</text:p>
          </table:table-cell>
          <table:table-cell office:value-type="string">
            <text:p><text:s text:c="3"/>4289</text:p>
          </table:table-cell>
          <table:table-cell office:value-type="string">
            <text:p><text:s text:c="2"/>21517</text:p>
          </table:table-cell>
          <table:table-cell office:value-type="string">
            <text:p><text:s text:c="6"/>6</text:p>
          </table:table-cell>
          <table:table-cell table:formula="of:=[.B1366]/1" office:value-type="float" office:value="4289">
            <text:p>4289</text:p>
          </table:table-cell>
          <table:table-cell table:formula="of:=[.C1366]/1" office:value-type="float" office:value="21517">
            <text:p>21517</text:p>
          </table:table-cell>
          <table:table-cell table:formula="of:=[.G$1]+[.E1366]*([.G$2]+[.E1366]*([.G$3]+[.G$4]*[.E1366]))" office:value-type="float" office:value="21470.366012711">
            <text:p>21470.366</text:p>
          </table:table-cell>
          <table:table-cell table:formula="of:=[.F1366]-[.G1366]" office:value-type="float" office:value="46.6339872889766">
            <text:p>46.634</text:p>
          </table:table-cell>
          <table:table-cell table:formula="of:=INT([.I$4]*[.E1366]*([.J$3]/[.J$4])+[.I$3])" office:value-type="float" office:value="191711818">
            <text:p>191711818</text:p>
          </table:table-cell>
          <table:table-cell table:formula="of:=INT([.I1366]*[.E1366]*([.J$2]/[.J$3]))+[.I$2]" office:value-type="float" office:value="711788">
            <text:p>711788</text:p>
          </table:table-cell>
          <table:table-cell table:formula="of:=[.J1366]*[.E1366]*(1/[.J$2])+[.I$1]" office:value-type="float" office:value="21469.8659286499">
            <text:p>21470</text:p>
          </table:table-cell>
          <table:table-cell table:formula="of:=[.F1366]-[.K1366]" office:value-type="float" office:value="47.1340713500977">
            <text:p>47</text:p>
          </table:table-cell>
        </table:table-row>
        <table:table-row table:style-name="ro1">
          <table:table-cell office:value-type="string">
            <text:p><text:s text:c="2"/>1362</text:p>
          </table:table-cell>
          <table:table-cell office:value-type="string">
            <text:p><text:s text:c="3"/>4292</text:p>
          </table:table-cell>
          <table:table-cell office:value-type="string">
            <text:p><text:s text:c="2"/>21558</text:p>
          </table:table-cell>
          <table:table-cell office:value-type="string">
            <text:p><text:s text:c="6"/>6</text:p>
          </table:table-cell>
          <table:table-cell table:formula="of:=[.B1367]/1" office:value-type="float" office:value="4292">
            <text:p>4292</text:p>
          </table:table-cell>
          <table:table-cell table:formula="of:=[.C1367]/1" office:value-type="float" office:value="21558">
            <text:p>21558</text:p>
          </table:table-cell>
          <table:table-cell table:formula="of:=[.G$1]+[.E1367]*([.G$2]+[.E1367]*([.G$3]+[.G$4]*[.E1367]))" office:value-type="float" office:value="21514.0682588981">
            <text:p>21514.068</text:p>
          </table:table-cell>
          <table:table-cell table:formula="of:=[.F1367]-[.G1367]" office:value-type="float" office:value="43.9317411018601">
            <text:p>43.932</text:p>
          </table:table-cell>
          <table:table-cell table:formula="of:=INT([.I$4]*[.E1367]*([.J$3]/[.J$4])+[.I$3])" office:value-type="float" office:value="191725651">
            <text:p>191725651</text:p>
          </table:table-cell>
          <table:table-cell table:formula="of:=INT([.I1367]*[.E1367]*([.J$2]/[.J$3]))+[.I$2]" office:value-type="float" office:value="716629">
            <text:p>716629</text:p>
          </table:table-cell>
          <table:table-cell table:formula="of:=[.J1367]*[.E1367]*(1/[.J$2])+[.I$1]" office:value-type="float" office:value="21513.5688858032">
            <text:p>21514</text:p>
          </table:table-cell>
          <table:table-cell table:formula="of:=[.F1367]-[.K1367]" office:value-type="float" office:value="44.4311141967773">
            <text:p>44</text:p>
          </table:table-cell>
        </table:table-row>
        <table:table-row table:style-name="ro1">
          <table:table-cell office:value-type="string">
            <text:p><text:s text:c="2"/>1363</text:p>
          </table:table-cell>
          <table:table-cell office:value-type="string">
            <text:p><text:s text:c="3"/>4295</text:p>
          </table:table-cell>
          <table:table-cell office:value-type="string">
            <text:p><text:s text:c="2"/>21609</text:p>
          </table:table-cell>
          <table:table-cell office:value-type="string">
            <text:p><text:s text:c="6"/>7</text:p>
          </table:table-cell>
          <table:table-cell table:formula="of:=[.B1368]/1" office:value-type="float" office:value="4295">
            <text:p>4295</text:p>
          </table:table-cell>
          <table:table-cell table:formula="of:=[.C1368]/1" office:value-type="float" office:value="21609">
            <text:p>21609</text:p>
          </table:table-cell>
          <table:table-cell table:formula="of:=[.G$1]+[.E1368]*([.G$2]+[.E1368]*([.G$3]+[.G$4]*[.E1368]))" office:value-type="float" office:value="21557.8310924143">
            <text:p>21557.831</text:p>
          </table:table-cell>
          <table:table-cell table:formula="of:=[.F1368]-[.G1368]" office:value-type="float" office:value="51.1689075857394">
            <text:p>51.169</text:p>
          </table:table-cell>
          <table:table-cell table:formula="of:=INT([.I$4]*[.E1368]*([.J$3]/[.J$4])+[.I$3])" office:value-type="float" office:value="191739484">
            <text:p>191739484</text:p>
          </table:table-cell>
          <table:table-cell table:formula="of:=INT([.I1368]*[.E1368]*([.J$2]/[.J$3]))+[.I$2]" office:value-type="float" office:value="721471">
            <text:p>721471</text:p>
          </table:table-cell>
          <table:table-cell table:formula="of:=[.J1368]*[.E1368]*(1/[.J$2])+[.I$1]" office:value-type="float" office:value="21557.3354358673">
            <text:p>21557</text:p>
          </table:table-cell>
          <table:table-cell table:formula="of:=[.F1368]-[.K1368]" office:value-type="float" office:value="51.6645641326904">
            <text:p>52</text:p>
          </table:table-cell>
        </table:table-row>
        <table:table-row table:style-name="ro1">
          <table:table-cell office:value-type="string">
            <text:p><text:s text:c="2"/>1364</text:p>
          </table:table-cell>
          <table:table-cell office:value-type="string">
            <text:p><text:s text:c="3"/>4297</text:p>
          </table:table-cell>
          <table:table-cell office:value-type="string">
            <text:p><text:s text:c="2"/>21641</text:p>
          </table:table-cell>
          <table:table-cell office:value-type="string">
            <text:p><text:s text:c="6"/>5</text:p>
          </table:table-cell>
          <table:table-cell table:formula="of:=[.B1369]/1" office:value-type="float" office:value="4297">
            <text:p>4297</text:p>
          </table:table-cell>
          <table:table-cell table:formula="of:=[.C1369]/1" office:value-type="float" office:value="21641">
            <text:p>21641</text:p>
          </table:table-cell>
          <table:table-cell table:formula="of:=[.G$1]+[.E1369]*([.G$2]+[.E1369]*([.G$3]+[.G$4]*[.E1369]))" office:value-type="float" office:value="21587.0399797536">
            <text:p>21587.040</text:p>
          </table:table-cell>
          <table:table-cell table:formula="of:=[.F1369]-[.G1369]" office:value-type="float" office:value="53.9600202464353">
            <text:p>53.960</text:p>
          </table:table-cell>
          <table:table-cell table:formula="of:=INT([.I$4]*[.E1369]*([.J$3]/[.J$4])+[.I$3])" office:value-type="float" office:value="191748706">
            <text:p>191748706</text:p>
          </table:table-cell>
          <table:table-cell table:formula="of:=INT([.I1369]*[.E1369]*([.J$2]/[.J$3]))+[.I$2]" office:value-type="float" office:value="724699">
            <text:p>724699</text:p>
          </table:table-cell>
          <table:table-cell table:formula="of:=[.J1369]*[.E1369]*(1/[.J$2])+[.I$1]" office:value-type="float" office:value="21586.543920517">
            <text:p>21587</text:p>
          </table:table-cell>
          <table:table-cell table:formula="of:=[.F1369]-[.K1369]" office:value-type="float" office:value="54.4560794830322">
            <text:p>54</text:p>
          </table:table-cell>
        </table:table-row>
        <table:table-row table:style-name="ro1">
          <table:table-cell office:value-type="string">
            <text:p><text:s text:c="2"/>1365</text:p>
          </table:table-cell>
          <table:table-cell office:value-type="string">
            <text:p><text:s text:c="3"/>4300</text:p>
          </table:table-cell>
          <table:table-cell office:value-type="string">
            <text:p><text:s text:c="2"/>21690</text:p>
          </table:table-cell>
          <table:table-cell office:value-type="string">
            <text:p><text:s text:c="6"/>6</text:p>
          </table:table-cell>
          <table:table-cell table:formula="of:=[.B1370]/1" office:value-type="float" office:value="4300">
            <text:p>4300</text:p>
          </table:table-cell>
          <table:table-cell table:formula="of:=[.C1370]/1" office:value-type="float" office:value="21690">
            <text:p>21690</text:p>
          </table:table-cell>
          <table:table-cell table:formula="of:=[.G$1]+[.E1370]*([.G$2]+[.E1370]*([.G$3]+[.G$4]*[.E1370]))" office:value-type="float" office:value="21630.9038163074">
            <text:p>21630.904</text:p>
          </table:table-cell>
          <table:table-cell table:formula="of:=[.F1370]-[.G1370]" office:value-type="float" office:value="59.0961836926326">
            <text:p>59.096</text:p>
          </table:table-cell>
          <table:table-cell table:formula="of:=INT([.I$4]*[.E1370]*([.J$3]/[.J$4])+[.I$3])" office:value-type="float" office:value="191762539">
            <text:p>191762539</text:p>
          </table:table-cell>
          <table:table-cell table:formula="of:=INT([.I1370]*[.E1370]*([.J$2]/[.J$3]))+[.I$2]" office:value-type="float" office:value="729541">
            <text:p>729541</text:p>
          </table:table-cell>
          <table:table-cell table:formula="of:=[.J1370]*[.E1370]*(1/[.J$2])+[.I$1]" office:value-type="float" office:value="21630.4028244019">
            <text:p>21630</text:p>
          </table:table-cell>
          <table:table-cell table:formula="of:=[.F1370]-[.K1370]" office:value-type="float" office:value="59.5971755981445">
            <text:p>60</text:p>
          </table:table-cell>
        </table:table-row>
        <table:table-row table:style-name="ro1">
          <table:table-cell office:value-type="string">
            <text:p><text:s text:c="2"/>1366</text:p>
          </table:table-cell>
          <table:table-cell office:value-type="string">
            <text:p><text:s text:c="3"/>4303</text:p>
          </table:table-cell>
          <table:table-cell office:value-type="string">
            <text:p><text:s text:c="2"/>21715</text:p>
          </table:table-cell>
          <table:table-cell office:value-type="string">
            <text:p><text:s text:c="6"/>6</text:p>
          </table:table-cell>
          <table:table-cell table:formula="of:=[.B1371]/1" office:value-type="float" office:value="4303">
            <text:p>4303</text:p>
          </table:table-cell>
          <table:table-cell table:formula="of:=[.C1371]/1" office:value-type="float" office:value="21715">
            <text:p>21715</text:p>
          </table:table-cell>
          <table:table-cell table:formula="of:=[.G$1]+[.E1371]*([.G$2]+[.E1371]*([.G$3]+[.G$4]*[.E1371]))" office:value-type="float" office:value="21674.8282691774">
            <text:p>21674.828</text:p>
          </table:table-cell>
          <table:table-cell table:formula="of:=[.F1371]-[.G1371]" office:value-type="float" office:value="40.1717308226289">
            <text:p>40.172</text:p>
          </table:table-cell>
          <table:table-cell table:formula="of:=INT([.I$4]*[.E1371]*([.J$3]/[.J$4])+[.I$3])" office:value-type="float" office:value="191776372">
            <text:p>191776372</text:p>
          </table:table-cell>
          <table:table-cell table:formula="of:=INT([.I1371]*[.E1371]*([.J$2]/[.J$3]))+[.I$2]" office:value-type="float" office:value="734385">
            <text:p>734385</text:p>
          </table:table-cell>
          <table:table-cell table:formula="of:=[.J1371]*[.E1371]*(1/[.J$2])+[.I$1]" office:value-type="float" office:value="21674.3335552216">
            <text:p>21674</text:p>
          </table:table-cell>
          <table:table-cell table:formula="of:=[.F1371]-[.K1371]" office:value-type="float" office:value="40.6664447784424">
            <text:p>41</text:p>
          </table:table-cell>
        </table:table-row>
        <table:table-row table:style-name="ro1">
          <table:table-cell office:value-type="string">
            <text:p><text:s text:c="2"/>1367</text:p>
          </table:table-cell>
          <table:table-cell office:value-type="string">
            <text:p><text:s text:c="3"/>4307</text:p>
          </table:table-cell>
          <table:table-cell office:value-type="string">
            <text:p><text:s text:c="2"/>21776</text:p>
          </table:table-cell>
          <table:table-cell office:value-type="string">
            <text:p><text:s text:c="6"/>7</text:p>
          </table:table-cell>
          <table:table-cell table:formula="of:=[.B1372]/1" office:value-type="float" office:value="4307">
            <text:p>4307</text:p>
          </table:table-cell>
          <table:table-cell table:formula="of:=[.C1372]/1" office:value-type="float" office:value="21776">
            <text:p>21776</text:p>
          </table:table-cell>
          <table:table-cell table:formula="of:=[.G$1]+[.E1372]*([.G$2]+[.E1372]*([.G$3]+[.G$4]*[.E1372]))" office:value-type="float" office:value="21733.4885171728">
            <text:p>21733.489</text:p>
          </table:table-cell>
          <table:table-cell table:formula="of:=[.F1372]-[.G1372]" office:value-type="float" office:value="42.5114828271981">
            <text:p>42.511</text:p>
          </table:table-cell>
          <table:table-cell table:formula="of:=INT([.I$4]*[.E1372]*([.J$3]/[.J$4])+[.I$3])" office:value-type="float" office:value="191794817">
            <text:p>191794817</text:p>
          </table:table-cell>
          <table:table-cell table:formula="of:=INT([.I1372]*[.E1372]*([.J$2]/[.J$3]))+[.I$2]" office:value-type="float" office:value="740843">
            <text:p>740843</text:p>
          </table:table-cell>
          <table:table-cell table:formula="of:=[.J1372]*[.E1372]*(1/[.J$2])+[.I$1]" office:value-type="float" office:value="21732.9886188507">
            <text:p>21733</text:p>
          </table:table-cell>
          <table:table-cell table:formula="of:=[.F1372]-[.K1372]" office:value-type="float" office:value="43.011381149292">
            <text:p>43</text:p>
          </table:table-cell>
        </table:table-row>
        <table:table-row table:style-name="ro1">
          <table:table-cell office:value-type="string">
            <text:p><text:s text:c="2"/>1368</text:p>
          </table:table-cell>
          <table:table-cell office:value-type="string">
            <text:p><text:s text:c="3"/>4310</text:p>
          </table:table-cell>
          <table:table-cell office:value-type="string">
            <text:p><text:s text:c="2"/>21833</text:p>
          </table:table-cell>
          <table:table-cell office:value-type="string">
            <text:p><text:s text:c="6"/>6</text:p>
          </table:table-cell>
          <table:table-cell table:formula="of:=[.B1373]/1" office:value-type="float" office:value="4310">
            <text:p>4310</text:p>
          </table:table-cell>
          <table:table-cell table:formula="of:=[.C1373]/1" office:value-type="float" office:value="21833">
            <text:p>21833</text:p>
          </table:table-cell>
          <table:table-cell table:formula="of:=[.G$1]+[.E1373]*([.G$2]+[.E1373]*([.G$3]+[.G$4]*[.E1373]))" office:value-type="float" office:value="21777.5544503869">
            <text:p>21777.554</text:p>
          </table:table-cell>
          <table:table-cell table:formula="of:=[.F1373]-[.G1373]" office:value-type="float" office:value="55.4455496130686">
            <text:p>55.446</text:p>
          </table:table-cell>
          <table:table-cell table:formula="of:=INT([.I$4]*[.E1373]*([.J$3]/[.J$4])+[.I$3])" office:value-type="float" office:value="191808650">
            <text:p>191808650</text:p>
          </table:table-cell>
          <table:table-cell table:formula="of:=INT([.I1373]*[.E1373]*([.J$2]/[.J$3]))+[.I$2]" office:value-type="float" office:value="745688">
            <text:p>745688</text:p>
          </table:table-cell>
          <table:table-cell table:formula="of:=[.J1373]*[.E1373]*(1/[.J$2])+[.I$1]" office:value-type="float" office:value="21777.0569152832">
            <text:p>21777</text:p>
          </table:table-cell>
          <table:table-cell table:formula="of:=[.F1373]-[.K1373]" office:value-type="float" office:value="55.9430847167969">
            <text:p>56</text:p>
          </table:table-cell>
        </table:table-row>
        <table:table-row table:style-name="ro1">
          <table:table-cell office:value-type="string">
            <text:p><text:s text:c="2"/>1369</text:p>
          </table:table-cell>
          <table:table-cell office:value-type="string">
            <text:p><text:s text:c="3"/>4314</text:p>
          </table:table-cell>
          <table:table-cell office:value-type="string">
            <text:p><text:s text:c="2"/>21871</text:p>
          </table:table-cell>
          <table:table-cell office:value-type="string">
            <text:p><text:s text:c="6"/>6</text:p>
          </table:table-cell>
          <table:table-cell table:formula="of:=[.B1374]/1" office:value-type="float" office:value="4314">
            <text:p>4314</text:p>
          </table:table-cell>
          <table:table-cell table:formula="of:=[.C1374]/1" office:value-type="float" office:value="21871">
            <text:p>21871</text:p>
          </table:table-cell>
          <table:table-cell table:formula="of:=[.G$1]+[.E1374]*([.G$2]+[.E1374]*([.G$3]+[.G$4]*[.E1374]))" office:value-type="float" office:value="21836.403378296">
            <text:p>21836.403</text:p>
          </table:table-cell>
          <table:table-cell table:formula="of:=[.F1374]-[.G1374]" office:value-type="float" office:value="34.596621703975">
            <text:p>34.597</text:p>
          </table:table-cell>
          <table:table-cell table:formula="of:=INT([.I$4]*[.E1374]*([.J$3]/[.J$4])+[.I$3])" office:value-type="float" office:value="191827094">
            <text:p>191827094</text:p>
          </table:table-cell>
          <table:table-cell table:formula="of:=INT([.I1374]*[.E1374]*([.J$2]/[.J$3]))+[.I$2]" office:value-type="float" office:value="752149">
            <text:p>752149</text:p>
          </table:table-cell>
          <table:table-cell table:formula="of:=[.J1374]*[.E1374]*(1/[.J$2])+[.I$1]" office:value-type="float" office:value="21835.909122467">
            <text:p>21836</text:p>
          </table:table-cell>
          <table:table-cell table:formula="of:=[.F1374]-[.K1374]" office:value-type="float" office:value="35.090877532959">
            <text:p>35</text:p>
          </table:table-cell>
        </table:table-row>
        <table:table-row table:style-name="ro1">
          <table:table-cell office:value-type="string">
            <text:p><text:s text:c="2"/>1370</text:p>
          </table:table-cell>
          <table:table-cell office:value-type="string">
            <text:p><text:s text:c="3"/>4317</text:p>
          </table:table-cell>
          <table:table-cell office:value-type="string">
            <text:p><text:s text:c="2"/>21907</text:p>
          </table:table-cell>
          <table:table-cell office:value-type="string">
            <text:p><text:s text:c="6"/>7</text:p>
          </table:table-cell>
          <table:table-cell table:formula="of:=[.B1375]/1" office:value-type="float" office:value="4317">
            <text:p>4317</text:p>
          </table:table-cell>
          <table:table-cell table:formula="of:=[.C1375]/1" office:value-type="float" office:value="21907">
            <text:p>21907</text:p>
          </table:table-cell>
          <table:table-cell table:formula="of:=[.G$1]+[.E1375]*([.G$2]+[.E1375]*([.G$3]+[.G$4]*[.E1375]))" office:value-type="float" office:value="21880.6108510365">
            <text:p>21880.611</text:p>
          </table:table-cell>
          <table:table-cell table:formula="of:=[.F1375]-[.G1375]" office:value-type="float" office:value="26.3891489634989">
            <text:p>26.389</text:p>
          </table:table-cell>
          <table:table-cell table:formula="of:=INT([.I$4]*[.E1375]*([.J$3]/[.J$4])+[.I$3])" office:value-type="float" office:value="191840927">
            <text:p>191840927</text:p>
          </table:table-cell>
          <table:table-cell table:formula="of:=INT([.I1375]*[.E1375]*([.J$2]/[.J$3]))+[.I$2]" office:value-type="float" office:value="756995">
            <text:p>756995</text:p>
          </table:table-cell>
          <table:table-cell table:formula="of:=[.J1375]*[.E1375]*(1/[.J$2])+[.I$1]" office:value-type="float" office:value="21880.1150341034">
            <text:p>21880</text:p>
          </table:table-cell>
          <table:table-cell table:formula="of:=[.F1375]-[.K1375]" office:value-type="float" office:value="26.8849658966064">
            <text:p>27</text:p>
          </table:table-cell>
        </table:table-row>
        <table:table-row table:style-name="ro1">
          <table:table-cell office:value-type="string">
            <text:p><text:s text:c="2"/>1371</text:p>
          </table:table-cell>
          <table:table-cell office:value-type="string">
            <text:p><text:s text:c="3"/>4320</text:p>
          </table:table-cell>
          <table:table-cell office:value-type="string">
            <text:p><text:s text:c="2"/>21966</text:p>
          </table:table-cell>
          <table:table-cell office:value-type="string">
            <text:p><text:s text:c="6"/>5</text:p>
          </table:table-cell>
          <table:table-cell table:formula="of:=[.B1376]/1" office:value-type="float" office:value="4320">
            <text:p>4320</text:p>
          </table:table-cell>
          <table:table-cell table:formula="of:=[.C1376]/1" office:value-type="float" office:value="21966">
            <text:p>21966</text:p>
          </table:table-cell>
          <table:table-cell table:formula="of:=[.G$1]+[.E1376]*([.G$2]+[.E1376]*([.G$3]+[.G$4]*[.E1376]))" office:value-type="float" office:value="21924.879001691">
            <text:p>21924.879</text:p>
          </table:table-cell>
          <table:table-cell table:formula="of:=[.F1376]-[.G1376]" office:value-type="float" office:value="41.1209983090121">
            <text:p>41.121</text:p>
          </table:table-cell>
          <table:table-cell table:formula="of:=INT([.I$4]*[.E1376]*([.J$3]/[.J$4])+[.I$3])" office:value-type="float" office:value="191854761">
            <text:p>191854761</text:p>
          </table:table-cell>
          <table:table-cell table:formula="of:=INT([.I1376]*[.E1376]*([.J$2]/[.J$3]))+[.I$2]" office:value-type="float" office:value="761842">
            <text:p>761842</text:p>
          </table:table-cell>
          <table:table-cell table:formula="of:=[.J1376]*[.E1376]*(1/[.J$2])+[.I$1]" office:value-type="float" office:value="21924.3846435547">
            <text:p>21924</text:p>
          </table:table-cell>
          <table:table-cell table:formula="of:=[.F1376]-[.K1376]" office:value-type="float" office:value="41.6153564453125">
            <text:p>42</text:p>
          </table:table-cell>
        </table:table-row>
        <table:table-row table:style-name="ro1">
          <table:table-cell office:value-type="string">
            <text:p><text:s text:c="2"/>1372</text:p>
          </table:table-cell>
          <table:table-cell office:value-type="string">
            <text:p><text:s text:c="3"/>4322</text:p>
          </table:table-cell>
          <table:table-cell office:value-type="string">
            <text:p><text:s text:c="2"/>22013</text:p>
          </table:table-cell>
          <table:table-cell office:value-type="string">
            <text:p><text:s text:c="6"/>6</text:p>
          </table:table-cell>
          <table:table-cell table:formula="of:=[.B1377]/1" office:value-type="float" office:value="4322">
            <text:p>4322</text:p>
          </table:table-cell>
          <table:table-cell table:formula="of:=[.C1377]/1" office:value-type="float" office:value="22013">
            <text:p>22013</text:p>
          </table:table-cell>
          <table:table-cell table:formula="of:=[.G$1]+[.E1377]*([.G$2]+[.E1377]*([.G$3]+[.G$4]*[.E1377]))" office:value-type="float" office:value="21954.4248174475">
            <text:p>21954.425</text:p>
          </table:table-cell>
          <table:table-cell table:formula="of:=[.F1377]-[.G1377]" office:value-type="float" office:value="58.5751825524712">
            <text:p>58.575</text:p>
          </table:table-cell>
          <table:table-cell table:formula="of:=INT([.I$4]*[.E1377]*([.J$3]/[.J$4])+[.I$3])" office:value-type="float" office:value="191863983">
            <text:p>191863983</text:p>
          </table:table-cell>
          <table:table-cell table:formula="of:=INT([.I1377]*[.E1377]*([.J$2]/[.J$3]))+[.I$2]" office:value-type="float" office:value="765073">
            <text:p>765073</text:p>
          </table:table-cell>
          <table:table-cell table:formula="of:=[.J1377]*[.E1377]*(1/[.J$2])+[.I$1]" office:value-type="float" office:value="21953.9257850647">
            <text:p>21954</text:p>
          </table:table-cell>
          <table:table-cell table:formula="of:=[.F1377]-[.K1377]" office:value-type="float" office:value="59.0742149353027">
            <text:p>59</text:p>
          </table:table-cell>
        </table:table-row>
        <table:table-row table:style-name="ro1">
          <table:table-cell office:value-type="string">
            <text:p><text:s text:c="2"/>1373</text:p>
          </table:table-cell>
          <table:table-cell office:value-type="string">
            <text:p><text:s text:c="3"/>4325</text:p>
          </table:table-cell>
          <table:table-cell office:value-type="string">
            <text:p><text:s text:c="2"/>22041</text:p>
          </table:table-cell>
          <table:table-cell office:value-type="string">
            <text:p><text:s text:c="6"/>6</text:p>
          </table:table-cell>
          <table:table-cell table:formula="of:=[.B1378]/1" office:value-type="float" office:value="4325">
            <text:p>4325</text:p>
          </table:table-cell>
          <table:table-cell table:formula="of:=[.C1378]/1" office:value-type="float" office:value="22041">
            <text:p>22041</text:p>
          </table:table-cell>
          <table:table-cell table:formula="of:=[.G$1]+[.E1378]*([.G$2]+[.E1378]*([.G$3]+[.G$4]*[.E1378]))" office:value-type="float" office:value="21998.7941221147">
            <text:p>21998.794</text:p>
          </table:table-cell>
          <table:table-cell table:formula="of:=[.F1378]-[.G1378]" office:value-type="float" office:value="42.2058778853134">
            <text:p>42.206</text:p>
          </table:table-cell>
          <table:table-cell table:formula="of:=INT([.I$4]*[.E1378]*([.J$3]/[.J$4])+[.I$3])" office:value-type="float" office:value="191877816">
            <text:p>191877816</text:p>
          </table:table-cell>
          <table:table-cell table:formula="of:=INT([.I1378]*[.E1378]*([.J$2]/[.J$3]))+[.I$2]" office:value-type="float" office:value="769921">
            <text:p>769921</text:p>
          </table:table-cell>
          <table:table-cell table:formula="of:=[.J1378]*[.E1378]*(1/[.J$2])+[.I$1]" office:value-type="float" office:value="21998.2960910797">
            <text:p>21998</text:p>
          </table:table-cell>
          <table:table-cell table:formula="of:=[.F1378]-[.K1378]" office:value-type="float" office:value="42.7039089202881">
            <text:p>43</text:p>
          </table:table-cell>
        </table:table-row>
        <table:table-row table:style-name="ro1">
          <table:table-cell office:value-type="string">
            <text:p><text:s text:c="2"/>1374</text:p>
          </table:table-cell>
          <table:table-cell office:value-type="string">
            <text:p><text:s text:c="3"/>4328</text:p>
          </table:table-cell>
          <table:table-cell office:value-type="string">
            <text:p><text:s text:c="2"/>22108</text:p>
          </table:table-cell>
          <table:table-cell office:value-type="string">
            <text:p><text:s text:c="6"/>5</text:p>
          </table:table-cell>
          <table:table-cell table:formula="of:=[.B1379]/1" office:value-type="float" office:value="4328">
            <text:p>4328</text:p>
          </table:table-cell>
          <table:table-cell table:formula="of:=[.C1379]/1" office:value-type="float" office:value="22108">
            <text:p>22108</text:p>
          </table:table-cell>
          <table:table-cell table:formula="of:=[.G$1]+[.E1379]*([.G$2]+[.E1379]*([.G$3]+[.G$4]*[.E1379]))" office:value-type="float" office:value="22043.224133683">
            <text:p>22043.224</text:p>
          </table:table-cell>
          <table:table-cell table:formula="of:=[.F1379]-[.G1379]" office:value-type="float" office:value="64.7758663169516">
            <text:p>64.776</text:p>
          </table:table-cell>
          <table:table-cell table:formula="of:=INT([.I$4]*[.E1379]*([.J$3]/[.J$4])+[.I$3])" office:value-type="float" office:value="191891649">
            <text:p>191891649</text:p>
          </table:table-cell>
          <table:table-cell table:formula="of:=INT([.I1379]*[.E1379]*([.J$2]/[.J$3]))+[.I$2]" office:value-type="float" office:value="774769">
            <text:p>774769</text:p>
          </table:table-cell>
          <table:table-cell table:formula="of:=[.J1379]*[.E1379]*(1/[.J$2])+[.I$1]" office:value-type="float" office:value="22042.7218780518">
            <text:p>22043</text:p>
          </table:table-cell>
          <table:table-cell table:formula="of:=[.F1379]-[.K1379]" office:value-type="float" office:value="65.2781219482422">
            <text:p>65</text:p>
          </table:table-cell>
        </table:table-row>
        <table:table-row table:style-name="ro1">
          <table:table-cell office:value-type="string">
            <text:p><text:s text:c="2"/>1375</text:p>
          </table:table-cell>
          <table:table-cell office:value-type="string">
            <text:p><text:s text:c="3"/>4332</text:p>
          </table:table-cell>
          <table:table-cell office:value-type="string">
            <text:p><text:s text:c="2"/>22159</text:p>
          </table:table-cell>
          <table:table-cell office:value-type="string">
            <text:p><text:s text:c="6"/>6</text:p>
          </table:table-cell>
          <table:table-cell table:formula="of:=[.B1380]/1" office:value-type="float" office:value="4332">
            <text:p>4332</text:p>
          </table:table-cell>
          <table:table-cell table:formula="of:=[.C1380]/1" office:value-type="float" office:value="22159">
            <text:p>22159</text:p>
          </table:table-cell>
          <table:table-cell table:formula="of:=[.G$1]+[.E1380]*([.G$2]+[.E1380]*([.G$3]+[.G$4]*[.E1380]))" office:value-type="float" office:value="22102.5586008529">
            <text:p>22102.559</text:p>
          </table:table-cell>
          <table:table-cell table:formula="of:=[.F1380]-[.G1380]" office:value-type="float" office:value="56.4413991470501">
            <text:p>56.441</text:p>
          </table:table-cell>
          <table:table-cell table:formula="of:=INT([.I$4]*[.E1380]*([.J$3]/[.J$4])+[.I$3])" office:value-type="float" office:value="191910093">
            <text:p>191910093</text:p>
          </table:table-cell>
          <table:table-cell table:formula="of:=INT([.I1380]*[.E1380]*([.J$2]/[.J$3]))+[.I$2]" office:value-type="float" office:value="781235">
            <text:p>781235</text:p>
          </table:table-cell>
          <table:table-cell table:formula="of:=[.J1380]*[.E1380]*(1/[.J$2])+[.I$1]" office:value-type="float" office:value="22102.0590896606">
            <text:p>22102</text:p>
          </table:table-cell>
          <table:table-cell table:formula="of:=[.F1380]-[.K1380]" office:value-type="float" office:value="56.9409103393555">
            <text:p>57</text:p>
          </table:table-cell>
        </table:table-row>
        <table:table-row table:style-name="ro1">
          <table:table-cell office:value-type="string">
            <text:p><text:s text:c="2"/>1376</text:p>
          </table:table-cell>
          <table:table-cell office:value-type="string">
            <text:p><text:s text:c="3"/>4335</text:p>
          </table:table-cell>
          <table:table-cell office:value-type="string">
            <text:p><text:s text:c="2"/>22195</text:p>
          </table:table-cell>
          <table:table-cell office:value-type="string">
            <text:p><text:s text:c="6"/>5</text:p>
          </table:table-cell>
          <table:table-cell table:formula="of:=[.B1381]/1" office:value-type="float" office:value="4335">
            <text:p>4335</text:p>
          </table:table-cell>
          <table:table-cell table:formula="of:=[.C1381]/1" office:value-type="float" office:value="22195">
            <text:p>22195</text:p>
          </table:table-cell>
          <table:table-cell table:formula="of:=[.G$1]+[.E1381]*([.G$2]+[.E1381]*([.G$3]+[.G$4]*[.E1381]))" office:value-type="float" office:value="22147.1303041305">
            <text:p>22147.130</text:p>
          </table:table-cell>
          <table:table-cell table:formula="of:=[.F1381]-[.G1381]" office:value-type="float" office:value="47.8696958695509">
            <text:p>47.870</text:p>
          </table:table-cell>
          <table:table-cell table:formula="of:=INT([.I$4]*[.E1381]*([.J$3]/[.J$4])+[.I$3])" office:value-type="float" office:value="191923926">
            <text:p>191923926</text:p>
          </table:table-cell>
          <table:table-cell table:formula="of:=INT([.I1381]*[.E1381]*([.J$2]/[.J$3]))+[.I$2]" office:value-type="float" office:value="786085">
            <text:p>786085</text:p>
          </table:table-cell>
          <table:table-cell table:formula="of:=[.J1381]*[.E1381]*(1/[.J$2])+[.I$1]" office:value-type="float" office:value="22146.6308803558">
            <text:p>22147</text:p>
          </table:table-cell>
          <table:table-cell table:formula="of:=[.F1381]-[.K1381]" office:value-type="float" office:value="48.369119644165">
            <text:p>48</text:p>
          </table:table-cell>
        </table:table-row>
        <table:table-row table:style-name="ro1">
          <table:table-cell office:value-type="string">
            <text:p><text:s text:c="2"/>1377</text:p>
          </table:table-cell>
          <table:table-cell office:value-type="string">
            <text:p><text:s text:c="3"/>4339</text:p>
          </table:table-cell>
          <table:table-cell office:value-type="string">
            <text:p><text:s text:c="2"/>22232</text:p>
          </table:table-cell>
          <table:table-cell office:value-type="string">
            <text:p><text:s text:c="6"/>6</text:p>
          </table:table-cell>
          <table:table-cell table:formula="of:=[.B1382]/1" office:value-type="float" office:value="4339">
            <text:p>4339</text:p>
          </table:table-cell>
          <table:table-cell table:formula="of:=[.C1382]/1" office:value-type="float" office:value="22232">
            <text:p>22232</text:p>
          </table:table-cell>
          <table:table-cell table:formula="of:=[.G$1]+[.E1382]*([.G$2]+[.E1382]*([.G$3]+[.G$4]*[.E1382]))" office:value-type="float" office:value="22206.653733034">
            <text:p>22206.654</text:p>
          </table:table-cell>
          <table:table-cell table:formula="of:=[.F1382]-[.G1382]" office:value-type="float" office:value="25.3462669659857">
            <text:p>25.346</text:p>
          </table:table-cell>
          <table:table-cell table:formula="of:=INT([.I$4]*[.E1382]*([.J$3]/[.J$4])+[.I$3])" office:value-type="float" office:value="191942371">
            <text:p>191942371</text:p>
          </table:table-cell>
          <table:table-cell table:formula="of:=INT([.I1382]*[.E1382]*([.J$2]/[.J$3]))+[.I$2]" office:value-type="float" office:value="792553">
            <text:p>792553</text:p>
          </table:table-cell>
          <table:table-cell table:formula="of:=[.J1382]*[.E1382]*(1/[.J$2])+[.I$1]" office:value-type="float" office:value="22206.1573085785">
            <text:p>22206</text:p>
          </table:table-cell>
          <table:table-cell table:formula="of:=[.F1382]-[.K1382]" office:value-type="float" office:value="25.8426914215088">
            <text:p>26</text:p>
          </table:table-cell>
        </table:table-row>
        <table:table-row table:style-name="ro1">
          <table:table-cell office:value-type="string">
            <text:p><text:s text:c="2"/>1378</text:p>
          </table:table-cell>
          <table:table-cell office:value-type="string">
            <text:p><text:s text:c="3"/>4342</text:p>
          </table:table-cell>
          <table:table-cell office:value-type="string">
            <text:p><text:s text:c="2"/>22270</text:p>
          </table:table-cell>
          <table:table-cell office:value-type="string">
            <text:p><text:s text:c="6"/>7</text:p>
          </table:table-cell>
          <table:table-cell table:formula="of:=[.B1383]/1" office:value-type="float" office:value="4342">
            <text:p>4342</text:p>
          </table:table-cell>
          <table:table-cell table:formula="of:=[.C1383]/1" office:value-type="float" office:value="22270">
            <text:p>22270</text:p>
          </table:table-cell>
          <table:table-cell table:formula="of:=[.G$1]+[.E1383]*([.G$2]+[.E1383]*([.G$3]+[.G$4]*[.E1383]))" office:value-type="float" office:value="22251.3671872029">
            <text:p>22251.367</text:p>
          </table:table-cell>
          <table:table-cell table:formula="of:=[.F1383]-[.G1383]" office:value-type="float" office:value="18.6328127971465">
            <text:p>18.633</text:p>
          </table:table-cell>
          <table:table-cell table:formula="of:=INT([.I$4]*[.E1383]*([.J$3]/[.J$4])+[.I$3])" office:value-type="float" office:value="191956204">
            <text:p>191956204</text:p>
          </table:table-cell>
          <table:table-cell table:formula="of:=INT([.I1383]*[.E1383]*([.J$2]/[.J$3]))+[.I$2]" office:value-type="float" office:value="797404">
            <text:p>797404</text:p>
          </table:table-cell>
          <table:table-cell table:formula="of:=[.J1383]*[.E1383]*(1/[.J$2])+[.I$1]" office:value-type="float" office:value="22250.866897583">
            <text:p>22251</text:p>
          </table:table-cell>
          <table:table-cell table:formula="of:=[.F1383]-[.K1383]" office:value-type="float" office:value="19.1331024169922">
            <text:p>19</text:p>
          </table:table-cell>
        </table:table-row>
        <table:table-row table:style-name="ro1">
          <table:table-cell office:value-type="string">
            <text:p><text:s text:c="2"/>1379</text:p>
          </table:table-cell>
          <table:table-cell office:value-type="string">
            <text:p><text:s text:c="3"/>4345</text:p>
          </table:table-cell>
          <table:table-cell office:value-type="string">
            <text:p><text:s text:c="2"/>22329</text:p>
          </table:table-cell>
          <table:table-cell office:value-type="string">
            <text:p><text:s text:c="6"/>6</text:p>
          </table:table-cell>
          <table:table-cell table:formula="of:=[.B1384]/1" office:value-type="float" office:value="4345">
            <text:p>4345</text:p>
          </table:table-cell>
          <table:table-cell table:formula="of:=[.C1384]/1" office:value-type="float" office:value="22329">
            <text:p>22329</text:p>
          </table:table-cell>
          <table:table-cell table:formula="of:=[.G$1]+[.E1384]*([.G$2]+[.E1384]*([.G$3]+[.G$4]*[.E1384]))" office:value-type="float" office:value="22296.1414098707">
            <text:p>22296.141</text:p>
          </table:table-cell>
          <table:table-cell table:formula="of:=[.F1384]-[.G1384]" office:value-type="float" office:value="32.8585901293009">
            <text:p>32.859</text:p>
          </table:table-cell>
          <table:table-cell table:formula="of:=INT([.I$4]*[.E1384]*([.J$3]/[.J$4])+[.I$3])" office:value-type="float" office:value="191970037">
            <text:p>191970037</text:p>
          </table:table-cell>
          <table:table-cell table:formula="of:=INT([.I1384]*[.E1384]*([.J$2]/[.J$3]))+[.I$2]" office:value-type="float" office:value="802256">
            <text:p>802256</text:p>
          </table:table-cell>
          <table:table-cell table:formula="of:=[.J1384]*[.E1384]*(1/[.J$2])+[.I$1]" office:value-type="float" office:value="22295.6402893066">
            <text:p>22296</text:p>
          </table:table-cell>
          <table:table-cell table:formula="of:=[.F1384]-[.K1384]" office:value-type="float" office:value="33.3597106933594">
            <text:p>33</text:p>
          </table:table-cell>
        </table:table-row>
        <table:table-row table:style-name="ro1">
          <table:table-cell office:value-type="string">
            <text:p><text:s text:c="2"/>1380</text:p>
          </table:table-cell>
          <table:table-cell office:value-type="string">
            <text:p><text:s text:c="3"/>4347</text:p>
          </table:table-cell>
          <table:table-cell office:value-type="string">
            <text:p><text:s text:c="2"/>22368</text:p>
          </table:table-cell>
          <table:table-cell office:value-type="string">
            <text:p><text:s text:c="6"/>6</text:p>
          </table:table-cell>
          <table:table-cell table:formula="of:=[.B1385]/1" office:value-type="float" office:value="4347">
            <text:p>4347</text:p>
          </table:table-cell>
          <table:table-cell table:formula="of:=[.C1385]/1" office:value-type="float" office:value="22368">
            <text:p>22368</text:p>
          </table:table-cell>
          <table:table-cell table:formula="of:=[.G$1]+[.E1385]*([.G$2]+[.E1385]*([.G$3]+[.G$4]*[.E1385]))" office:value-type="float" office:value="22326.0246572945">
            <text:p>22326.025</text:p>
          </table:table-cell>
          <table:table-cell table:formula="of:=[.F1385]-[.G1385]" office:value-type="float" office:value="41.9753427055184">
            <text:p>41.975</text:p>
          </table:table-cell>
          <table:table-cell table:formula="of:=INT([.I$4]*[.E1385]*([.J$3]/[.J$4])+[.I$3])" office:value-type="float" office:value="191979259">
            <text:p>191979259</text:p>
          </table:table-cell>
          <table:table-cell table:formula="of:=INT([.I1385]*[.E1385]*([.J$2]/[.J$3]))+[.I$2]" office:value-type="float" office:value="805491">
            <text:p>805491</text:p>
          </table:table-cell>
          <table:table-cell table:formula="of:=[.J1385]*[.E1385]*(1/[.J$2])+[.I$1]" office:value-type="float" office:value="22325.5228290558">
            <text:p>22326</text:p>
          </table:table-cell>
          <table:table-cell table:formula="of:=[.F1385]-[.K1385]" office:value-type="float" office:value="42.4771709442139">
            <text:p>42</text:p>
          </table:table-cell>
        </table:table-row>
        <table:table-row table:style-name="ro1">
          <table:table-cell office:value-type="string">
            <text:p><text:s text:c="2"/>1381</text:p>
          </table:table-cell>
          <table:table-cell office:value-type="string">
            <text:p><text:s text:c="3"/>4350</text:p>
          </table:table-cell>
          <table:table-cell office:value-type="string">
            <text:p><text:s text:c="2"/>22419</text:p>
          </table:table-cell>
          <table:table-cell office:value-type="string">
            <text:p><text:s text:c="6"/>7</text:p>
          </table:table-cell>
          <table:table-cell table:formula="of:=[.B1386]/1" office:value-type="float" office:value="4350">
            <text:p>4350</text:p>
          </table:table-cell>
          <table:table-cell table:formula="of:=[.C1386]/1" office:value-type="float" office:value="22419">
            <text:p>22419</text:p>
          </table:table-cell>
          <table:table-cell table:formula="of:=[.G$1]+[.E1386]*([.G$2]+[.E1386]*([.G$3]+[.G$4]*[.E1386]))" office:value-type="float" office:value="22370.90018495">
            <text:p>22370.900</text:p>
          </table:table-cell>
          <table:table-cell table:formula="of:=[.F1386]-[.G1386]" office:value-type="float" office:value="48.0998150500018">
            <text:p>48.100</text:p>
          </table:table-cell>
          <table:table-cell table:formula="of:=INT([.I$4]*[.E1386]*([.J$3]/[.J$4])+[.I$3])" office:value-type="float" office:value="191993092">
            <text:p>191993092</text:p>
          </table:table-cell>
          <table:table-cell table:formula="of:=INT([.I1386]*[.E1386]*([.J$2]/[.J$3]))+[.I$2]" office:value-type="float" office:value="810345">
            <text:p>810345</text:p>
          </table:table-cell>
          <table:table-cell table:formula="of:=[.J1386]*[.E1386]*(1/[.J$2])+[.I$1]" office:value-type="float" office:value="22370.4053611755">
            <text:p>22370</text:p>
          </table:table-cell>
          <table:table-cell table:formula="of:=[.F1386]-[.K1386]" office:value-type="float" office:value="48.5946388244629">
            <text:p>49</text:p>
          </table:table-cell>
        </table:table-row>
        <table:table-row table:style-name="ro1">
          <table:table-cell office:value-type="string">
            <text:p><text:s text:c="2"/>1382</text:p>
          </table:table-cell>
          <table:table-cell office:value-type="string">
            <text:p><text:s text:c="3"/>4353</text:p>
          </table:table-cell>
          <table:table-cell office:value-type="string">
            <text:p><text:s text:c="2"/>22472</text:p>
          </table:table-cell>
          <table:table-cell office:value-type="string">
            <text:p><text:s text:c="6"/>6</text:p>
          </table:table-cell>
          <table:table-cell table:formula="of:=[.B1387]/1" office:value-type="float" office:value="4353">
            <text:p>4353</text:p>
          </table:table-cell>
          <table:table-cell table:formula="of:=[.C1387]/1" office:value-type="float" office:value="22472">
            <text:p>22472</text:p>
          </table:table-cell>
          <table:table-cell table:formula="of:=[.G$1]+[.E1387]*([.G$2]+[.E1387]*([.G$3]+[.G$4]*[.E1387]))" office:value-type="float" office:value="22415.8365100917">
            <text:p>22415.837</text:p>
          </table:table-cell>
          <table:table-cell table:formula="of:=[.F1387]-[.G1387]" office:value-type="float" office:value="56.1634899082819">
            <text:p>56.163</text:p>
          </table:table-cell>
          <table:table-cell table:formula="of:=INT([.I$4]*[.E1387]*([.J$3]/[.J$4])+[.I$3])" office:value-type="float" office:value="192006926">
            <text:p>192006926</text:p>
          </table:table-cell>
          <table:table-cell table:formula="of:=INT([.I1387]*[.E1387]*([.J$2]/[.J$3]))+[.I$2]" office:value-type="float" office:value="815198">
            <text:p>815198</text:p>
          </table:table-cell>
          <table:table-cell table:formula="of:=[.J1387]*[.E1387]*(1/[.J$2])+[.I$1]" office:value-type="float" office:value="22415.3351402283">
            <text:p>22415</text:p>
          </table:table-cell>
          <table:table-cell table:formula="of:=[.F1387]-[.K1387]" office:value-type="float" office:value="56.6648597717285">
            <text:p>57</text:p>
          </table:table-cell>
        </table:table-row>
        <table:table-row table:style-name="ro1">
          <table:table-cell office:value-type="string">
            <text:p><text:s text:c="2"/>1383</text:p>
          </table:table-cell>
          <table:table-cell office:value-type="string">
            <text:p><text:s text:c="3"/>4357</text:p>
          </table:table-cell>
          <table:table-cell office:value-type="string">
            <text:p><text:s text:c="2"/>22520</text:p>
          </table:table-cell>
          <table:table-cell office:value-type="string">
            <text:p><text:s text:c="6"/>7</text:p>
          </table:table-cell>
          <table:table-cell table:formula="of:=[.B1388]/1" office:value-type="float" office:value="4357">
            <text:p>4357</text:p>
          </table:table-cell>
          <table:table-cell table:formula="of:=[.C1388]/1" office:value-type="float" office:value="22520">
            <text:p>22520</text:p>
          </table:table-cell>
          <table:table-cell table:formula="of:=[.G$1]+[.E1388]*([.G$2]+[.E1388]*([.G$3]+[.G$4]*[.E1388]))" office:value-type="float" office:value="22475.8462029361">
            <text:p>22475.846</text:p>
          </table:table-cell>
          <table:table-cell table:formula="of:=[.F1388]-[.G1388]" office:value-type="float" office:value="44.1537970638929">
            <text:p>44.154</text:p>
          </table:table-cell>
          <table:table-cell table:formula="of:=INT([.I$4]*[.E1388]*([.J$3]/[.J$4])+[.I$3])" office:value-type="float" office:value="192025370">
            <text:p>192025370</text:p>
          </table:table-cell>
          <table:table-cell table:formula="of:=INT([.I1388]*[.E1388]*([.J$2]/[.J$3]))+[.I$2]" office:value-type="float" office:value="821671">
            <text:p>821671</text:p>
          </table:table-cell>
          <table:table-cell table:formula="of:=[.J1388]*[.E1388]*(1/[.J$2])+[.I$1]" office:value-type="float" office:value="22475.3472957611">
            <text:p>22475</text:p>
          </table:table-cell>
          <table:table-cell table:formula="of:=[.F1388]-[.K1388]" office:value-type="float" office:value="44.6527042388916">
            <text:p>45</text:p>
          </table:table-cell>
        </table:table-row>
        <table:table-row table:style-name="ro1">
          <table:table-cell office:value-type="string">
            <text:p><text:s text:c="2"/>1384</text:p>
          </table:table-cell>
          <table:table-cell office:value-type="string">
            <text:p><text:s text:c="3"/>4360</text:p>
          </table:table-cell>
          <table:table-cell office:value-type="string">
            <text:p><text:s text:c="2"/>22569</text:p>
          </table:table-cell>
          <table:table-cell office:value-type="string">
            <text:p><text:s text:c="6"/>6</text:p>
          </table:table-cell>
          <table:table-cell table:formula="of:=[.B1389]/1" office:value-type="float" office:value="4360">
            <text:p>4360</text:p>
          </table:table-cell>
          <table:table-cell table:formula="of:=[.C1389]/1" office:value-type="float" office:value="22569">
            <text:p>22569</text:p>
          </table:table-cell>
          <table:table-cell table:formula="of:=[.G$1]+[.E1389]*([.G$2]+[.E1389]*([.G$3]+[.G$4]*[.E1389]))" office:value-type="float" office:value="22520.924431152">
            <text:p>22520.924</text:p>
          </table:table-cell>
          <table:table-cell table:formula="of:=[.F1389]-[.G1389]" office:value-type="float" office:value="48.0755688480458">
            <text:p>48.076</text:p>
          </table:table-cell>
          <table:table-cell table:formula="of:=INT([.I$4]*[.E1389]*([.J$3]/[.J$4])+[.I$3])" office:value-type="float" office:value="192039203">
            <text:p>192039203</text:p>
          </table:table-cell>
          <table:table-cell table:formula="of:=INT([.I1389]*[.E1389]*([.J$2]/[.J$3]))+[.I$2]" office:value-type="float" office:value="826526">
            <text:p>826526</text:p>
          </table:table-cell>
          <table:table-cell table:formula="of:=[.J1389]*[.E1389]*(1/[.J$2])+[.I$1]" office:value-type="float" office:value="22520.4233093262">
            <text:p>22520</text:p>
          </table:table-cell>
          <table:table-cell table:formula="of:=[.F1389]-[.K1389]" office:value-type="float" office:value="48.5766906738281">
            <text:p>49</text:p>
          </table:table-cell>
        </table:table-row>
        <table:table-row table:style-name="ro1">
          <table:table-cell office:value-type="string">
            <text:p><text:s text:c="2"/>1385</text:p>
          </table:table-cell>
          <table:table-cell office:value-type="string">
            <text:p><text:s text:c="3"/>4364</text:p>
          </table:table-cell>
          <table:table-cell office:value-type="string">
            <text:p><text:s text:c="2"/>22587</text:p>
          </table:table-cell>
          <table:table-cell office:value-type="string">
            <text:p><text:s text:c="6"/>5</text:p>
          </table:table-cell>
          <table:table-cell table:formula="of:=[.B1390]/1" office:value-type="float" office:value="4364">
            <text:p>4364</text:p>
          </table:table-cell>
          <table:table-cell table:formula="of:=[.C1390]/1" office:value-type="float" office:value="22587">
            <text:p>22587</text:p>
          </table:table-cell>
          <table:table-cell table:formula="of:=[.G$1]+[.E1390]*([.G$2]+[.E1390]*([.G$3]+[.G$4]*[.E1390]))" office:value-type="float" office:value="22581.12336755">
            <text:p>22581.123</text:p>
          </table:table-cell>
          <table:table-cell table:formula="of:=[.F1390]-[.G1390]" office:value-type="float" office:value="5.87663245000294">
            <text:p>5.877</text:p>
          </table:table-cell>
          <table:table-cell table:formula="of:=INT([.I$4]*[.E1390]*([.J$3]/[.J$4])+[.I$3])" office:value-type="float" office:value="192057647">
            <text:p>192057647</text:p>
          </table:table-cell>
          <table:table-cell table:formula="of:=INT([.I1390]*[.E1390]*([.J$2]/[.J$3]))+[.I$2]" office:value-type="float" office:value="833001">
            <text:p>833001</text:p>
          </table:table-cell>
          <table:table-cell table:formula="of:=[.J1390]*[.E1390]*(1/[.J$2])+[.I$1]" office:value-type="float" office:value="22580.624961853">
            <text:p>22581</text:p>
          </table:table-cell>
          <table:table-cell table:formula="of:=[.F1390]-[.K1390]" office:value-type="float" office:value="6.37503814697266">
            <text:p>6</text:p>
          </table:table-cell>
        </table:table-row>
        <table:table-row table:style-name="ro1">
          <table:table-cell office:value-type="string">
            <text:p><text:s text:c="2"/>1386</text:p>
          </table:table-cell>
          <table:table-cell office:value-type="string">
            <text:p><text:s text:c="3"/>4367</text:p>
          </table:table-cell>
          <table:table-cell office:value-type="string">
            <text:p><text:s text:c="2"/>22660</text:p>
          </table:table-cell>
          <table:table-cell office:value-type="string">
            <text:p><text:s text:c="6"/>7</text:p>
          </table:table-cell>
          <table:table-cell table:formula="of:=[.B1391]/1" office:value-type="float" office:value="4367">
            <text:p>4367</text:p>
          </table:table-cell>
          <table:table-cell table:formula="of:=[.C1391]/1" office:value-type="float" office:value="22660">
            <text:p>22660</text:p>
          </table:table-cell>
          <table:table-cell table:formula="of:=[.G$1]+[.E1391]*([.G$2]+[.E1391]*([.G$3]+[.G$4]*[.E1391]))" office:value-type="float" office:value="22626.3435580222">
            <text:p>22626.344</text:p>
          </table:table-cell>
          <table:table-cell table:formula="of:=[.F1391]-[.G1391]" office:value-type="float" office:value="33.6564419778042">
            <text:p>33.656</text:p>
          </table:table-cell>
          <table:table-cell table:formula="of:=INT([.I$4]*[.E1391]*([.J$3]/[.J$4])+[.I$3])" office:value-type="float" office:value="192071480">
            <text:p>192071480</text:p>
          </table:table-cell>
          <table:table-cell table:formula="of:=INT([.I1391]*[.E1391]*([.J$2]/[.J$3]))+[.I$2]" office:value-type="float" office:value="837858">
            <text:p>837858</text:p>
          </table:table-cell>
          <table:table-cell table:formula="of:=[.J1391]*[.E1391]*(1/[.J$2])+[.I$1]" office:value-type="float" office:value="22625.8472862244">
            <text:p>22626</text:p>
          </table:table-cell>
          <table:table-cell table:formula="of:=[.F1391]-[.K1391]" office:value-type="float" office:value="34.1527137756348">
            <text:p>34</text:p>
          </table:table-cell>
        </table:table-row>
        <table:table-row table:style-name="ro1">
          <table:table-cell office:value-type="string">
            <text:p><text:s text:c="2"/>1387</text:p>
          </table:table-cell>
          <table:table-cell office:value-type="string">
            <text:p><text:s text:c="3"/>4370</text:p>
          </table:table-cell>
          <table:table-cell office:value-type="string">
            <text:p><text:s text:c="2"/>22711</text:p>
          </table:table-cell>
          <table:table-cell office:value-type="string">
            <text:p><text:s text:c="6"/>6</text:p>
          </table:table-cell>
          <table:table-cell table:formula="of:=[.B1392]/1" office:value-type="float" office:value="4370">
            <text:p>4370</text:p>
          </table:table-cell>
          <table:table-cell table:formula="of:=[.C1392]/1" office:value-type="float" office:value="22711">
            <text:p>22711</text:p>
          </table:table-cell>
          <table:table-cell table:formula="of:=[.G$1]+[.E1392]*([.G$2]+[.E1392]*([.G$3]+[.G$4]*[.E1392]))" office:value-type="float" office:value="22671.6246075784">
            <text:p>22671.625</text:p>
          </table:table-cell>
          <table:table-cell table:formula="of:=[.F1392]-[.G1392]" office:value-type="float" office:value="39.3753924215925">
            <text:p>39.375</text:p>
          </table:table-cell>
          <table:table-cell table:formula="of:=INT([.I$4]*[.E1392]*([.J$3]/[.J$4])+[.I$3])" office:value-type="float" office:value="192085314">
            <text:p>192085314</text:p>
          </table:table-cell>
          <table:table-cell table:formula="of:=INT([.I1392]*[.E1392]*([.J$2]/[.J$3]))+[.I$2]" office:value-type="float" office:value="842715">
            <text:p>842715</text:p>
          </table:table-cell>
          <table:table-cell table:formula="of:=[.J1392]*[.E1392]*(1/[.J$2])+[.I$1]" office:value-type="float" office:value="22671.1251945496">
            <text:p>22671</text:p>
          </table:table-cell>
          <table:table-cell table:formula="of:=[.F1392]-[.K1392]" office:value-type="float" office:value="39.8748054504395">
            <text:p>40</text:p>
          </table:table-cell>
        </table:table-row>
        <table:table-row table:style-name="ro1">
          <table:table-cell office:value-type="string">
            <text:p><text:s text:c="2"/>1388</text:p>
          </table:table-cell>
          <table:table-cell office:value-type="string">
            <text:p><text:s text:c="3"/>4372</text:p>
          </table:table-cell>
          <table:table-cell office:value-type="string">
            <text:p><text:s text:c="2"/>22739</text:p>
          </table:table-cell>
          <table:table-cell office:value-type="string">
            <text:p><text:s text:c="6"/>6</text:p>
          </table:table-cell>
          <table:table-cell table:formula="of:=[.B1393]/1" office:value-type="float" office:value="4372">
            <text:p>4372</text:p>
          </table:table-cell>
          <table:table-cell table:formula="of:=[.C1393]/1" office:value-type="float" office:value="22739">
            <text:p>22739</text:p>
          </table:table-cell>
          <table:table-cell table:formula="of:=[.G$1]+[.E1393]*([.G$2]+[.E1393]*([.G$3]+[.G$4]*[.E1393]))" office:value-type="float" office:value="22701.8457899194">
            <text:p>22701.846</text:p>
          </table:table-cell>
          <table:table-cell table:formula="of:=[.F1393]-[.G1393]" office:value-type="float" office:value="37.1542100805746">
            <text:p>37.154</text:p>
          </table:table-cell>
          <table:table-cell table:formula="of:=INT([.I$4]*[.E1393]*([.J$3]/[.J$4])+[.I$3])" office:value-type="float" office:value="192094536">
            <text:p>192094536</text:p>
          </table:table-cell>
          <table:table-cell table:formula="of:=INT([.I1393]*[.E1393]*([.J$2]/[.J$3]))+[.I$2]" office:value-type="float" office:value="845954">
            <text:p>845954</text:p>
          </table:table-cell>
          <table:table-cell table:formula="of:=[.J1393]*[.E1393]*(1/[.J$2])+[.I$1]" office:value-type="float" office:value="22701.3496856689">
            <text:p>22701</text:p>
          </table:table-cell>
          <table:table-cell table:formula="of:=[.F1393]-[.K1393]" office:value-type="float" office:value="37.6503143310547">
            <text:p>38</text:p>
          </table:table-cell>
        </table:table-row>
        <table:table-row table:style-name="ro1">
          <table:table-cell office:value-type="string">
            <text:p><text:s text:c="2"/>1389</text:p>
          </table:table-cell>
          <table:table-cell office:value-type="string">
            <text:p><text:s text:c="3"/>4375</text:p>
          </table:table-cell>
          <table:table-cell office:value-type="string">
            <text:p><text:s text:c="2"/>22797</text:p>
          </table:table-cell>
          <table:table-cell office:value-type="string">
            <text:p><text:s text:c="6"/>7</text:p>
          </table:table-cell>
          <table:table-cell table:formula="of:=[.B1394]/1" office:value-type="float" office:value="4375">
            <text:p>4375</text:p>
          </table:table-cell>
          <table:table-cell table:formula="of:=[.C1394]/1" office:value-type="float" office:value="22797">
            <text:p>22797</text:p>
          </table:table-cell>
          <table:table-cell table:formula="of:=[.G$1]+[.E1394]*([.G$2]+[.E1394]*([.G$3]+[.G$4]*[.E1394]))" office:value-type="float" office:value="22747.2282954383">
            <text:p>22747.228</text:p>
          </table:table-cell>
          <table:table-cell table:formula="of:=[.F1394]-[.G1394]" office:value-type="float" office:value="49.7717045616992">
            <text:p>49.772</text:p>
          </table:table-cell>
          <table:table-cell table:formula="of:=INT([.I$4]*[.E1394]*([.J$3]/[.J$4])+[.I$3])" office:value-type="float" office:value="192108369">
            <text:p>192108369</text:p>
          </table:table-cell>
          <table:table-cell table:formula="of:=INT([.I1394]*[.E1394]*([.J$2]/[.J$3]))+[.I$2]" office:value-type="float" office:value="850812">
            <text:p>850812</text:p>
          </table:table-cell>
          <table:table-cell table:formula="of:=[.J1394]*[.E1394]*(1/[.J$2])+[.I$1]" office:value-type="float" office:value="22746.7285842896">
            <text:p>22747</text:p>
          </table:table-cell>
          <table:table-cell table:formula="of:=[.F1394]-[.K1394]" office:value-type="float" office:value="50.2714157104492">
            <text:p>50</text:p>
          </table:table-cell>
        </table:table-row>
        <table:table-row table:style-name="ro1">
          <table:table-cell office:value-type="string">
            <text:p><text:s text:c="2"/>1390</text:p>
          </table:table-cell>
          <table:table-cell office:value-type="string">
            <text:p><text:s text:c="3"/>4378</text:p>
          </table:table-cell>
          <table:table-cell office:value-type="string">
            <text:p><text:s text:c="2"/>22853</text:p>
          </table:table-cell>
          <table:table-cell office:value-type="string">
            <text:p><text:s text:c="6"/>6</text:p>
          </table:table-cell>
          <table:table-cell table:formula="of:=[.B1395]/1" office:value-type="float" office:value="4378">
            <text:p>4378</text:p>
          </table:table-cell>
          <table:table-cell table:formula="of:=[.C1395]/1" office:value-type="float" office:value="22853">
            <text:p>22853</text:p>
          </table:table-cell>
          <table:table-cell table:formula="of:=[.G$1]+[.E1395]*([.G$2]+[.E1395]*([.G$3]+[.G$4]*[.E1395]))" office:value-type="float" office:value="22792.6716890284">
            <text:p>22792.672</text:p>
          </table:table-cell>
          <table:table-cell table:formula="of:=[.F1395]-[.G1395]" office:value-type="float" office:value="60.3283109716213">
            <text:p>60.328</text:p>
          </table:table-cell>
          <table:table-cell table:formula="of:=INT([.I$4]*[.E1395]*([.J$3]/[.J$4])+[.I$3])" office:value-type="float" office:value="192122202">
            <text:p>192122202</text:p>
          </table:table-cell>
          <table:table-cell table:formula="of:=INT([.I1395]*[.E1395]*([.J$2]/[.J$3]))+[.I$2]" office:value-type="float" office:value="855671">
            <text:p>855671</text:p>
          </table:table-cell>
          <table:table-cell table:formula="of:=[.J1395]*[.E1395]*(1/[.J$2])+[.I$1]" office:value-type="float" office:value="22792.1714286804">
            <text:p>22792</text:p>
          </table:table-cell>
          <table:table-cell table:formula="of:=[.F1395]-[.K1395]" office:value-type="float" office:value="60.8285713195801">
            <text:p>61</text:p>
          </table:table-cell>
        </table:table-row>
        <table:table-row table:style-name="ro1">
          <table:table-cell office:value-type="string">
            <text:p><text:s text:c="2"/>1391</text:p>
          </table:table-cell>
          <table:table-cell office:value-type="string">
            <text:p><text:s text:c="3"/>4382</text:p>
          </table:table-cell>
          <table:table-cell office:value-type="string">
            <text:p><text:s text:c="2"/>22905</text:p>
          </table:table-cell>
          <table:table-cell office:value-type="string">
            <text:p><text:s text:c="6"/>6</text:p>
          </table:table-cell>
          <table:table-cell table:formula="of:=[.B1396]/1" office:value-type="float" office:value="4382">
            <text:p>4382</text:p>
          </table:table-cell>
          <table:table-cell table:formula="of:=[.C1396]/1" office:value-type="float" office:value="22905">
            <text:p>22905</text:p>
          </table:table-cell>
          <table:table-cell table:formula="of:=[.G$1]+[.E1396]*([.G$2]+[.E1396]*([.G$3]+[.G$4]*[.E1396]))" office:value-type="float" office:value="22853.3576140472">
            <text:p>22853.358</text:p>
          </table:table-cell>
          <table:table-cell table:formula="of:=[.F1396]-[.G1396]" office:value-type="float" office:value="51.6423859527531">
            <text:p>51.642</text:p>
          </table:table-cell>
          <table:table-cell table:formula="of:=INT([.I$4]*[.E1396]*([.J$3]/[.J$4])+[.I$3])" office:value-type="float" office:value="192140646">
            <text:p>192140646</text:p>
          </table:table-cell>
          <table:table-cell table:formula="of:=INT([.I1396]*[.E1396]*([.J$2]/[.J$3]))+[.I$2]" office:value-type="float" office:value="862151">
            <text:p>862151</text:p>
          </table:table-cell>
          <table:table-cell table:formula="of:=[.J1396]*[.E1396]*(1/[.J$2])+[.I$1]" office:value-type="float" office:value="22852.8595314026">
            <text:p>22853</text:p>
          </table:table-cell>
          <table:table-cell table:formula="of:=[.F1396]-[.K1396]" office:value-type="float" office:value="52.1404685974121">
            <text:p>52</text:p>
          </table:table-cell>
        </table:table-row>
        <table:table-row table:style-name="ro1">
          <table:table-cell office:value-type="string">
            <text:p><text:s text:c="2"/>1392</text:p>
          </table:table-cell>
          <table:table-cell office:value-type="string">
            <text:p><text:s text:c="3"/>4385</text:p>
          </table:table-cell>
          <table:table-cell office:value-type="string">
            <text:p><text:s text:c="2"/>22937</text:p>
          </table:table-cell>
          <table:table-cell office:value-type="string">
            <text:p><text:s text:c="6"/>5</text:p>
          </table:table-cell>
          <table:table-cell table:formula="of:=[.B1397]/1" office:value-type="float" office:value="4385">
            <text:p>4385</text:p>
          </table:table-cell>
          <table:table-cell table:formula="of:=[.C1397]/1" office:value-type="float" office:value="22937">
            <text:p>22937</text:p>
          </table:table-cell>
          <table:table-cell table:formula="of:=[.G$1]+[.E1397]*([.G$2]+[.E1397]*([.G$3]+[.G$4]*[.E1397]))" office:value-type="float" office:value="22898.9431220765">
            <text:p>22898.943</text:p>
          </table:table-cell>
          <table:table-cell table:formula="of:=[.F1397]-[.G1397]" office:value-type="float" office:value="38.05687792354">
            <text:p>38.057</text:p>
          </table:table-cell>
          <table:table-cell table:formula="of:=INT([.I$4]*[.E1397]*([.J$3]/[.J$4])+[.I$3])" office:value-type="float" office:value="192154480">
            <text:p>192154480</text:p>
          </table:table-cell>
          <table:table-cell table:formula="of:=INT([.I1397]*[.E1397]*([.J$2]/[.J$3]))+[.I$2]" office:value-type="float" office:value="867011">
            <text:p>867011</text:p>
          </table:table-cell>
          <table:table-cell table:formula="of:=[.J1397]*[.E1397]*(1/[.J$2])+[.I$1]" office:value-type="float" office:value="22898.4404964447">
            <text:p>22898</text:p>
          </table:table-cell>
          <table:table-cell table:formula="of:=[.F1397]-[.K1397]" office:value-type="float" office:value="38.5595035552979">
            <text:p>39</text:p>
          </table:table-cell>
        </table:table-row>
        <table:table-row table:style-name="ro1">
          <table:table-cell office:value-type="string">
            <text:p><text:s text:c="2"/>1393</text:p>
          </table:table-cell>
          <table:table-cell office:value-type="string">
            <text:p><text:s text:c="3"/>4389</text:p>
          </table:table-cell>
          <table:table-cell office:value-type="string">
            <text:p><text:s text:c="2"/>22992</text:p>
          </table:table-cell>
          <table:table-cell office:value-type="string">
            <text:p><text:s text:c="6"/>6</text:p>
          </table:table-cell>
          <table:table-cell table:formula="of:=[.B1398]/1" office:value-type="float" office:value="4389">
            <text:p>4389</text:p>
          </table:table-cell>
          <table:table-cell table:formula="of:=[.C1398]/1" office:value-type="float" office:value="22992">
            <text:p>22992</text:p>
          </table:table-cell>
          <table:table-cell table:formula="of:=[.G$1]+[.E1398]*([.G$2]+[.E1398]*([.G$3]+[.G$4]*[.E1398]))" office:value-type="float" office:value="22959.818572469">
            <text:p>22959.819</text:p>
          </table:table-cell>
          <table:table-cell table:formula="of:=[.F1398]-[.G1398]" office:value-type="float" office:value="32.1814275310244">
            <text:p>32.181</text:p>
          </table:table-cell>
          <table:table-cell table:formula="of:=INT([.I$4]*[.E1398]*([.J$3]/[.J$4])+[.I$3])" office:value-type="float" office:value="192172924">
            <text:p>192172924</text:p>
          </table:table-cell>
          <table:table-cell table:formula="of:=INT([.I1398]*[.E1398]*([.J$2]/[.J$3]))+[.I$2]" office:value-type="float" office:value="873493">
            <text:p>873493</text:p>
          </table:table-cell>
          <table:table-cell table:formula="of:=[.J1398]*[.E1398]*(1/[.J$2])+[.I$1]" office:value-type="float" office:value="22959.3183765411">
            <text:p>22959</text:p>
          </table:table-cell>
          <table:table-cell table:formula="of:=[.F1398]-[.K1398]" office:value-type="float" office:value="32.6816234588623">
            <text:p>33</text:p>
          </table:table-cell>
        </table:table-row>
        <table:table-row table:style-name="ro1">
          <table:table-cell office:value-type="string">
            <text:p><text:s text:c="2"/>1394</text:p>
          </table:table-cell>
          <table:table-cell office:value-type="string">
            <text:p><text:s text:c="3"/>4392</text:p>
          </table:table-cell>
          <table:table-cell office:value-type="string">
            <text:p><text:s text:c="2"/>23044</text:p>
          </table:table-cell>
          <table:table-cell office:value-type="string">
            <text:p><text:s text:c="6"/>6</text:p>
          </table:table-cell>
          <table:table-cell table:formula="of:=[.B1399]/1" office:value-type="float" office:value="4392">
            <text:p>4392</text:p>
          </table:table-cell>
          <table:table-cell table:formula="of:=[.C1399]/1" office:value-type="float" office:value="23044">
            <text:p>23044</text:p>
          </table:table-cell>
          <table:table-cell table:formula="of:=[.G$1]+[.E1399]*([.G$2]+[.E1399]*([.G$3]+[.G$4]*[.E1399]))" office:value-type="float" office:value="23005.5462541195">
            <text:p>23005.546</text:p>
          </table:table-cell>
          <table:table-cell table:formula="of:=[.F1399]-[.G1399]" office:value-type="float" office:value="38.4537458804625">
            <text:p>38.454</text:p>
          </table:table-cell>
          <table:table-cell table:formula="of:=INT([.I$4]*[.E1399]*([.J$3]/[.J$4])+[.I$3])" office:value-type="float" office:value="192186757">
            <text:p>192186757</text:p>
          </table:table-cell>
          <table:table-cell table:formula="of:=INT([.I1399]*[.E1399]*([.J$2]/[.J$3]))+[.I$2]" office:value-type="float" office:value="878355">
            <text:p>878355</text:p>
          </table:table-cell>
          <table:table-cell table:formula="of:=[.J1399]*[.E1399]*(1/[.J$2])+[.I$1]" office:value-type="float" office:value="23005.0458831787">
            <text:p>23005</text:p>
          </table:table-cell>
          <table:table-cell table:formula="of:=[.F1399]-[.K1399]" office:value-type="float" office:value="38.9541168212891">
            <text:p>39</text:p>
          </table:table-cell>
        </table:table-row>
        <table:table-row table:style-name="ro1">
          <table:table-cell office:value-type="string">
            <text:p><text:s text:c="2"/>1395</text:p>
          </table:table-cell>
          <table:table-cell office:value-type="string">
            <text:p><text:s text:c="3"/>4395</text:p>
          </table:table-cell>
          <table:table-cell office:value-type="string">
            <text:p><text:s text:c="2"/>23093</text:p>
          </table:table-cell>
          <table:table-cell office:value-type="string">
            <text:p><text:s text:c="6"/>6</text:p>
          </table:table-cell>
          <table:table-cell table:formula="of:=[.B1400]/1" office:value-type="float" office:value="4395">
            <text:p>4395</text:p>
          </table:table-cell>
          <table:table-cell table:formula="of:=[.C1400]/1" office:value-type="float" office:value="23093">
            <text:p>23093</text:p>
          </table:table-cell>
          <table:table-cell table:formula="of:=[.G$1]+[.E1400]*([.G$2]+[.E1400]*([.G$3]+[.G$4]*[.E1400]))" office:value-type="float" office:value="23051.3348854391">
            <text:p>23051.335</text:p>
          </table:table-cell>
          <table:table-cell table:formula="of:=[.F1400]-[.G1400]" office:value-type="float" office:value="41.6651145608994">
            <text:p>41.665</text:p>
          </table:table-cell>
          <table:table-cell table:formula="of:=INT([.I$4]*[.E1400]*([.J$3]/[.J$4])+[.I$3])" office:value-type="float" office:value="192200590">
            <text:p>192200590</text:p>
          </table:table-cell>
          <table:table-cell table:formula="of:=INT([.I1400]*[.E1400]*([.J$2]/[.J$3]))+[.I$2]" office:value-type="float" office:value="883218">
            <text:p>883218</text:p>
          </table:table-cell>
          <table:table-cell table:formula="of:=[.J1400]*[.E1400]*(1/[.J$2])+[.I$1]" office:value-type="float" office:value="23050.8374137878">
            <text:p>23051</text:p>
          </table:table-cell>
          <table:table-cell table:formula="of:=[.F1400]-[.K1400]" office:value-type="float" office:value="42.1625862121582">
            <text:p>42</text:p>
          </table:table-cell>
        </table:table-row>
        <table:table-row table:style-name="ro1">
          <table:table-cell office:value-type="string">
            <text:p><text:s text:c="2"/>1396</text:p>
          </table:table-cell>
          <table:table-cell office:value-type="string">
            <text:p><text:s text:c="3"/>4397</text:p>
          </table:table-cell>
          <table:table-cell office:value-type="string">
            <text:p><text:s text:c="2"/>23038</text:p>
          </table:table-cell>
          <table:table-cell office:value-type="string">
            <text:p><text:s text:c="6"/>7</text:p>
          </table:table-cell>
          <table:table-cell table:formula="of:=[.B1401]/1" office:value-type="float" office:value="4397">
            <text:p>4397</text:p>
          </table:table-cell>
          <table:table-cell table:formula="of:=[.C1401]/1" office:value-type="float" office:value="23038">
            <text:p>23038</text:p>
          </table:table-cell>
          <table:table-cell table:formula="of:=[.G$1]+[.E1401]*([.G$2]+[.E1401]*([.G$3]+[.G$4]*[.E1401]))" office:value-type="float" office:value="23081.8945059474">
            <text:p>23081.895</text:p>
          </table:table-cell>
          <table:table-cell table:formula="of:=[.F1401]-[.G1401]" office:value-type="float" office:value="-43.8945059473626">
            <text:p>-43.895</text:p>
          </table:table-cell>
          <table:table-cell table:formula="of:=INT([.I$4]*[.E1401]*([.J$3]/[.J$4])+[.I$3])" office:value-type="float" office:value="192209812">
            <text:p>192209812</text:p>
          </table:table-cell>
          <table:table-cell table:formula="of:=INT([.I1401]*[.E1401]*([.J$2]/[.J$3]))+[.I$2]" office:value-type="float" office:value="886460">
            <text:p>886460</text:p>
          </table:table-cell>
          <table:table-cell table:formula="of:=[.J1401]*[.E1401]*(1/[.J$2])+[.I$1]" office:value-type="float" office:value="23081.3960189819">
            <text:p>23081</text:p>
          </table:table-cell>
          <table:table-cell table:formula="of:=[.F1401]-[.K1401]" office:value-type="float" office:value="-43.3960189819336">
            <text:p>-43</text:p>
          </table:table-cell>
        </table:table-row>
        <table:table-row table:style-name="ro1">
          <table:table-cell office:value-type="string">
            <text:p><text:s text:c="2"/>1397</text:p>
          </table:table-cell>
          <table:table-cell office:value-type="string">
            <text:p><text:s text:c="3"/>4400</text:p>
          </table:table-cell>
          <table:table-cell office:value-type="string">
            <text:p><text:s text:c="2"/>23197</text:p>
          </table:table-cell>
          <table:table-cell office:value-type="string">
            <text:p><text:s text:c="6"/>6</text:p>
          </table:table-cell>
          <table:table-cell table:formula="of:=[.B1402]/1" office:value-type="float" office:value="4400">
            <text:p>4400</text:p>
          </table:table-cell>
          <table:table-cell table:formula="of:=[.C1402]/1" office:value-type="float" office:value="23197">
            <text:p>23197</text:p>
          </table:table-cell>
          <table:table-cell table:formula="of:=[.G$1]+[.E1402]*([.G$2]+[.E1402]*([.G$3]+[.G$4]*[.E1402]))" office:value-type="float" office:value="23127.7847442046">
            <text:p>23127.785</text:p>
          </table:table-cell>
          <table:table-cell table:formula="of:=[.F1402]-[.G1402]" office:value-type="float" office:value="69.2152557953959">
            <text:p>69.215</text:p>
          </table:table-cell>
          <table:table-cell table:formula="of:=INT([.I$4]*[.E1402]*([.J$3]/[.J$4])+[.I$3])" office:value-type="float" office:value="192223646">
            <text:p>192223646</text:p>
          </table:table-cell>
          <table:table-cell table:formula="of:=INT([.I1402]*[.E1402]*([.J$2]/[.J$3]))+[.I$2]" office:value-type="float" office:value="891324">
            <text:p>891324</text:p>
          </table:table-cell>
          <table:table-cell table:formula="of:=[.J1402]*[.E1402]*(1/[.J$2])+[.I$1]" office:value-type="float" office:value="23127.2886962891">
            <text:p>23127</text:p>
          </table:table-cell>
          <table:table-cell table:formula="of:=[.F1402]-[.K1402]" office:value-type="float" office:value="69.7113037109375">
            <text:p>70</text:p>
          </table:table-cell>
        </table:table-row>
        <table:table-row table:style-name="ro1">
          <table:table-cell office:value-type="string">
            <text:p><text:s text:c="2"/>1398</text:p>
          </table:table-cell>
          <table:table-cell office:value-type="string">
            <text:p><text:s text:c="3"/>4403</text:p>
          </table:table-cell>
          <table:table-cell office:value-type="string">
            <text:p><text:s text:c="2"/>23246</text:p>
          </table:table-cell>
          <table:table-cell office:value-type="string">
            <text:p><text:s text:c="6"/>7</text:p>
          </table:table-cell>
          <table:table-cell table:formula="of:=[.B1403]/1" office:value-type="float" office:value="4403">
            <text:p>4403</text:p>
          </table:table-cell>
          <table:table-cell table:formula="of:=[.C1403]/1" office:value-type="float" office:value="23246">
            <text:p>23246</text:p>
          </table:table-cell>
          <table:table-cell table:formula="of:=[.G$1]+[.E1403]*([.G$2]+[.E1403]*([.G$3]+[.G$4]*[.E1403]))" office:value-type="float" office:value="23173.735961118">
            <text:p>23173.736</text:p>
          </table:table-cell>
          <table:table-cell table:formula="of:=[.F1403]-[.G1403]" office:value-type="float" office:value="72.26403888196">
            <text:p>72.264</text:p>
          </table:table-cell>
          <table:table-cell table:formula="of:=INT([.I$4]*[.E1403]*([.J$3]/[.J$4])+[.I$3])" office:value-type="float" office:value="192237479">
            <text:p>192237479</text:p>
          </table:table-cell>
          <table:table-cell table:formula="of:=INT([.I1403]*[.E1403]*([.J$2]/[.J$3]))+[.I$2]" office:value-type="float" office:value="896188">
            <text:p>896188</text:p>
          </table:table-cell>
          <table:table-cell table:formula="of:=[.J1403]*[.E1403]*(1/[.J$2])+[.I$1]" office:value-type="float" office:value="23173.2370376587">
            <text:p>23173</text:p>
          </table:table-cell>
          <table:table-cell table:formula="of:=[.F1403]-[.K1403]" office:value-type="float" office:value="72.7629623413086">
            <text:p>73</text:p>
          </table:table-cell>
        </table:table-row>
        <table:table-row table:style-name="ro1">
          <table:table-cell office:value-type="string">
            <text:p><text:s text:c="2"/>1399</text:p>
          </table:table-cell>
          <table:table-cell office:value-type="string">
            <text:p><text:s text:c="3"/>4407</text:p>
          </table:table-cell>
          <table:table-cell office:value-type="string">
            <text:p><text:s text:c="2"/>23291</text:p>
          </table:table-cell>
          <table:table-cell office:value-type="string">
            <text:p><text:s text:c="6"/>5</text:p>
          </table:table-cell>
          <table:table-cell table:formula="of:=[.B1404]/1" office:value-type="float" office:value="4407">
            <text:p>4407</text:p>
          </table:table-cell>
          <table:table-cell table:formula="of:=[.C1404]/1" office:value-type="float" office:value="23291">
            <text:p>23291</text:p>
          </table:table-cell>
          <table:table-cell table:formula="of:=[.G$1]+[.E1404]*([.G$2]+[.E1404]*([.G$3]+[.G$4]*[.E1404]))" office:value-type="float" office:value="23235.0991248114">
            <text:p>23235.099</text:p>
          </table:table-cell>
          <table:table-cell table:formula="of:=[.F1404]-[.G1404]" office:value-type="float" office:value="55.9008751886213">
            <text:p>55.901</text:p>
          </table:table-cell>
          <table:table-cell table:formula="of:=INT([.I$4]*[.E1404]*([.J$3]/[.J$4])+[.I$3])" office:value-type="float" office:value="192255923">
            <text:p>192255923</text:p>
          </table:table-cell>
          <table:table-cell table:formula="of:=INT([.I1404]*[.E1404]*([.J$2]/[.J$3]))+[.I$2]" office:value-type="float" office:value="902675">
            <text:p>902675</text:p>
          </table:table-cell>
          <table:table-cell table:formula="of:=[.J1404]*[.E1404]*(1/[.J$2])+[.I$1]" office:value-type="float" office:value="23234.6020908356">
            <text:p>23235</text:p>
          </table:table-cell>
          <table:table-cell table:formula="of:=[.F1404]-[.K1404]" office:value-type="float" office:value="56.3979091644287">
            <text:p>56</text:p>
          </table:table-cell>
        </table:table-row>
        <table:table-row table:style-name="ro1">
          <table:table-cell office:value-type="string">
            <text:p><text:s text:c="2"/>1400</text:p>
          </table:table-cell>
          <table:table-cell office:value-type="string">
            <text:p><text:s text:c="3"/>4410</text:p>
          </table:table-cell>
          <table:table-cell office:value-type="string">
            <text:p><text:s text:c="2"/>23232</text:p>
          </table:table-cell>
          <table:table-cell office:value-type="string">
            <text:p><text:s text:c="6"/>6</text:p>
          </table:table-cell>
          <table:table-cell table:formula="of:=[.B1405]/1" office:value-type="float" office:value="4410">
            <text:p>4410</text:p>
          </table:table-cell>
          <table:table-cell table:formula="of:=[.C1405]/1" office:value-type="float" office:value="23232">
            <text:p>23232</text:p>
          </table:table-cell>
          <table:table-cell table:formula="of:=[.G$1]+[.E1405]*([.G$2]+[.E1405]*([.G$3]+[.G$4]*[.E1405]))" office:value-type="float" office:value="23281.192667529">
            <text:p>23281.193</text:p>
          </table:table-cell>
          <table:table-cell table:formula="of:=[.F1405]-[.G1405]" office:value-type="float" office:value="-49.1926675289578">
            <text:p>-49.193</text:p>
          </table:table-cell>
          <table:table-cell table:formula="of:=INT([.I$4]*[.E1405]*([.J$3]/[.J$4])+[.I$3])" office:value-type="float" office:value="192269756">
            <text:p>192269756</text:p>
          </table:table-cell>
          <table:table-cell table:formula="of:=INT([.I1405]*[.E1405]*([.J$2]/[.J$3]))+[.I$2]" office:value-type="float" office:value="907541">
            <text:p>907541</text:p>
          </table:table-cell>
          <table:table-cell table:formula="of:=[.J1405]*[.E1405]*(1/[.J$2])+[.I$1]" office:value-type="float" office:value="23280.6971473694">
            <text:p>23281</text:p>
          </table:table-cell>
          <table:table-cell table:formula="of:=[.F1405]-[.K1405]" office:value-type="float" office:value="-48.6971473693848">
            <text:p>-49</text:p>
          </table:table-cell>
        </table:table-row>
        <table:table-row table:style-name="ro1">
          <table:table-cell office:value-type="string">
            <text:p><text:s text:c="2"/>1401</text:p>
          </table:table-cell>
          <table:table-cell office:value-type="string">
            <text:p><text:s text:c="3"/>4414</text:p>
          </table:table-cell>
          <table:table-cell office:value-type="string">
            <text:p><text:s text:c="2"/>23391</text:p>
          </table:table-cell>
          <table:table-cell office:value-type="string">
            <text:p><text:s text:c="6"/>6</text:p>
          </table:table-cell>
          <table:table-cell table:formula="of:=[.B1406]/1" office:value-type="float" office:value="4414">
            <text:p>4414</text:p>
          </table:table-cell>
          <table:table-cell table:formula="of:=[.C1406]/1" office:value-type="float" office:value="23391">
            <text:p>23391</text:p>
          </table:table-cell>
          <table:table-cell table:formula="of:=[.G$1]+[.E1406]*([.G$2]+[.E1406]*([.G$3]+[.G$4]*[.E1406]))" office:value-type="float" office:value="23342.745638416">
            <text:p>23342.746</text:p>
          </table:table-cell>
          <table:table-cell table:formula="of:=[.F1406]-[.G1406]" office:value-type="float" office:value="48.2543615840477">
            <text:p>48.254</text:p>
          </table:table-cell>
          <table:table-cell table:formula="of:=INT([.I$4]*[.E1406]*([.J$3]/[.J$4])+[.I$3])" office:value-type="float" office:value="192288200">
            <text:p>192288200</text:p>
          </table:table-cell>
          <table:table-cell table:formula="of:=INT([.I1406]*[.E1406]*([.J$2]/[.J$3]))+[.I$2]" office:value-type="float" office:value="914029">
            <text:p>914029</text:p>
          </table:table-cell>
          <table:table-cell table:formula="of:=[.J1406]*[.E1406]*(1/[.J$2])+[.I$1]" office:value-type="float" office:value="23342.2438468933">
            <text:p>23342</text:p>
          </table:table-cell>
          <table:table-cell table:formula="of:=[.F1406]-[.K1406]" office:value-type="float" office:value="48.7561531066895">
            <text:p>49</text:p>
          </table:table-cell>
        </table:table-row>
        <table:table-row table:style-name="ro1">
          <table:table-cell office:value-type="string">
            <text:p><text:s text:c="2"/>1402</text:p>
          </table:table-cell>
          <table:table-cell office:value-type="string">
            <text:p><text:s text:c="3"/>4417</text:p>
          </table:table-cell>
          <table:table-cell office:value-type="string">
            <text:p><text:s text:c="2"/>23441</text:p>
          </table:table-cell>
          <table:table-cell office:value-type="string">
            <text:p><text:s text:c="6"/>5</text:p>
          </table:table-cell>
          <table:table-cell table:formula="of:=[.B1407]/1" office:value-type="float" office:value="4417">
            <text:p>4417</text:p>
          </table:table-cell>
          <table:table-cell table:formula="of:=[.C1407]/1" office:value-type="float" office:value="23441">
            <text:p>23441</text:p>
          </table:table-cell>
          <table:table-cell table:formula="of:=[.G$1]+[.E1407]*([.G$2]+[.E1407]*([.G$3]+[.G$4]*[.E1407]))" office:value-type="float" office:value="23388.9815661199">
            <text:p>23388.982</text:p>
          </table:table-cell>
          <table:table-cell table:formula="of:=[.F1407]-[.G1407]" office:value-type="float" office:value="52.0184338801264">
            <text:p>52.018</text:p>
          </table:table-cell>
          <table:table-cell table:formula="of:=INT([.I$4]*[.E1407]*([.J$3]/[.J$4])+[.I$3])" office:value-type="float" office:value="192302034">
            <text:p>192302034</text:p>
          </table:table-cell>
          <table:table-cell table:formula="of:=INT([.I1407]*[.E1407]*([.J$2]/[.J$3]))+[.I$2]" office:value-type="float" office:value="918897">
            <text:p>918897</text:p>
          </table:table-cell>
          <table:table-cell table:formula="of:=[.J1407]*[.E1407]*(1/[.J$2])+[.I$1]" office:value-type="float" office:value="23388.4856891632">
            <text:p>23388</text:p>
          </table:table-cell>
          <table:table-cell table:formula="of:=[.F1407]-[.K1407]" office:value-type="float" office:value="52.514310836792">
            <text:p>53</text:p>
          </table:table-cell>
        </table:table-row>
        <table:table-row table:style-name="ro1">
          <table:table-cell office:value-type="string">
            <text:p><text:s text:c="2"/>1403</text:p>
          </table:table-cell>
          <table:table-cell office:value-type="string">
            <text:p><text:s text:c="3"/>4420</text:p>
          </table:table-cell>
          <table:table-cell office:value-type="string">
            <text:p><text:s text:c="2"/>23485</text:p>
          </table:table-cell>
          <table:table-cell office:value-type="string">
            <text:p><text:s text:c="6"/>6</text:p>
          </table:table-cell>
          <table:table-cell table:formula="of:=[.B1408]/1" office:value-type="float" office:value="4420">
            <text:p>4420</text:p>
          </table:table-cell>
          <table:table-cell table:formula="of:=[.C1408]/1" office:value-type="float" office:value="23485">
            <text:p>23485</text:p>
          </table:table-cell>
          <table:table-cell table:formula="of:=[.G$1]+[.E1408]*([.G$2]+[.E1408]*([.G$3]+[.G$4]*[.E1408]))" office:value-type="float" office:value="23435.2785340778">
            <text:p>23435.279</text:p>
          </table:table-cell>
          <table:table-cell table:formula="of:=[.F1408]-[.G1408]" office:value-type="float" office:value="49.7214659222082">
            <text:p>49.721</text:p>
          </table:table-cell>
          <table:table-cell table:formula="of:=INT([.I$4]*[.E1408]*([.J$3]/[.J$4])+[.I$3])" office:value-type="float" office:value="192315867">
            <text:p>192315867</text:p>
          </table:table-cell>
          <table:table-cell table:formula="of:=INT([.I1408]*[.E1408]*([.J$2]/[.J$3]))+[.I$2]" office:value-type="float" office:value="923765">
            <text:p>923765</text:p>
          </table:table-cell>
          <table:table-cell table:formula="of:=[.J1408]*[.E1408]*(1/[.J$2])+[.I$1]" office:value-type="float" office:value="23434.783241272">
            <text:p>23435</text:p>
          </table:table-cell>
          <table:table-cell table:formula="of:=[.F1408]-[.K1408]" office:value-type="float" office:value="50.2167587280273">
            <text:p>50</text:p>
          </table:table-cell>
        </table:table-row>
        <table:table-row table:style-name="ro1">
          <table:table-cell office:value-type="string">
            <text:p><text:s text:c="2"/>1404</text:p>
          </table:table-cell>
          <table:table-cell office:value-type="string">
            <text:p><text:s text:c="3"/>4422</text:p>
          </table:table-cell>
          <table:table-cell office:value-type="string">
            <text:p><text:s text:c="2"/>23416</text:p>
          </table:table-cell>
          <table:table-cell office:value-type="string">
            <text:p><text:s text:c="6"/>6</text:p>
          </table:table-cell>
          <table:table-cell table:formula="of:=[.B1409]/1" office:value-type="float" office:value="4422">
            <text:p>4422</text:p>
          </table:table-cell>
          <table:table-cell table:formula="of:=[.C1409]/1" office:value-type="float" office:value="23416">
            <text:p>23416</text:p>
          </table:table-cell>
          <table:table-cell table:formula="of:=[.G$1]+[.E1409]*([.G$2]+[.E1409]*([.G$3]+[.G$4]*[.E1409]))" office:value-type="float" office:value="23466.1770960033">
            <text:p>23466.177</text:p>
          </table:table-cell>
          <table:table-cell table:formula="of:=[.F1409]-[.G1409]" office:value-type="float" office:value="-50.1770960032918">
            <text:p>-50.177</text:p>
          </table:table-cell>
          <table:table-cell table:formula="of:=INT([.I$4]*[.E1409]*([.J$3]/[.J$4])+[.I$3])" office:value-type="float" office:value="192325089">
            <text:p>192325089</text:p>
          </table:table-cell>
          <table:table-cell table:formula="of:=INT([.I1409]*[.E1409]*([.J$2]/[.J$3]))+[.I$2]" office:value-type="float" office:value="927010">
            <text:p>927010</text:p>
          </table:table-cell>
          <table:table-cell table:formula="of:=[.J1409]*[.E1409]*(1/[.J$2])+[.I$1]" office:value-type="float" office:value="23465.6764144897">
            <text:p>23466</text:p>
          </table:table-cell>
          <table:table-cell table:formula="of:=[.F1409]-[.K1409]" office:value-type="float" office:value="-49.6764144897461">
            <text:p>-50</text:p>
          </table:table-cell>
        </table:table-row>
        <table:table-row table:style-name="ro1">
          <table:table-cell office:value-type="string">
            <text:p><text:s text:c="2"/>1405</text:p>
          </table:table-cell>
          <table:table-cell office:value-type="string">
            <text:p><text:s text:c="3"/>4425</text:p>
          </table:table-cell>
          <table:table-cell office:value-type="string">
            <text:p><text:s text:c="2"/>23574</text:p>
          </table:table-cell>
          <table:table-cell office:value-type="string">
            <text:p><text:s text:c="6"/>5</text:p>
          </table:table-cell>
          <table:table-cell table:formula="of:=[.B1410]/1" office:value-type="float" office:value="4425">
            <text:p>4425</text:p>
          </table:table-cell>
          <table:table-cell table:formula="of:=[.C1410]/1" office:value-type="float" office:value="23574">
            <text:p>23574</text:p>
          </table:table-cell>
          <table:table-cell table:formula="of:=[.G$1]+[.E1410]*([.G$2]+[.E1410]*([.G$3]+[.G$4]*[.E1410]))" office:value-type="float" office:value="23512.5758218739">
            <text:p>23512.576</text:p>
          </table:table-cell>
          <table:table-cell table:formula="of:=[.F1410]-[.G1410]" office:value-type="float" office:value="61.4241781261117">
            <text:p>61.424</text:p>
          </table:table-cell>
          <table:table-cell table:formula="of:=INT([.I$4]*[.E1410]*([.J$3]/[.J$4])+[.I$3])" office:value-type="float" office:value="192338922">
            <text:p>192338922</text:p>
          </table:table-cell>
          <table:table-cell table:formula="of:=INT([.I1410]*[.E1410]*([.J$2]/[.J$3]))+[.I$2]" office:value-type="float" office:value="931879">
            <text:p>931879</text:p>
          </table:table-cell>
          <table:table-cell table:formula="of:=[.J1410]*[.E1410]*(1/[.J$2])+[.I$1]" office:value-type="float" office:value="23512.0752544403">
            <text:p>23512</text:p>
          </table:table-cell>
          <table:table-cell table:formula="of:=[.F1410]-[.K1410]" office:value-type="float" office:value="61.9247455596924">
            <text:p>62</text:p>
          </table:table-cell>
        </table:table-row>
        <table:table-row table:style-name="ro1">
          <table:table-cell office:value-type="string">
            <text:p><text:s text:c="2"/>1406</text:p>
          </table:table-cell>
          <table:table-cell office:value-type="string">
            <text:p><text:s text:c="3"/>4429</text:p>
          </table:table-cell>
          <table:table-cell office:value-type="string">
            <text:p><text:s text:c="2"/>23624</text:p>
          </table:table-cell>
          <table:table-cell office:value-type="string">
            <text:p><text:s text:c="6"/>6</text:p>
          </table:table-cell>
          <table:table-cell table:formula="of:=[.B1411]/1" office:value-type="float" office:value="4429">
            <text:p>4429</text:p>
          </table:table-cell>
          <table:table-cell table:formula="of:=[.C1411]/1" office:value-type="float" office:value="23624">
            <text:p>23624</text:p>
          </table:table-cell>
          <table:table-cell table:formula="of:=[.G$1]+[.E1411]*([.G$2]+[.E1411]*([.G$3]+[.G$4]*[.E1411]))" office:value-type="float" office:value="23574.5357881776">
            <text:p>23574.536</text:p>
          </table:table-cell>
          <table:table-cell table:formula="of:=[.F1411]-[.G1411]" office:value-type="float" office:value="49.4642118224219">
            <text:p>49.464</text:p>
          </table:table-cell>
          <table:table-cell table:formula="of:=INT([.I$4]*[.E1411]*([.J$3]/[.J$4])+[.I$3])" office:value-type="float" office:value="192357366">
            <text:p>192357366</text:p>
          </table:table-cell>
          <table:table-cell table:formula="of:=INT([.I1411]*[.E1411]*([.J$2]/[.J$3]))+[.I$2]" office:value-type="float" office:value="938372">
            <text:p>938372</text:p>
          </table:table-cell>
          <table:table-cell table:formula="of:=[.J1411]*[.E1411]*(1/[.J$2])+[.I$1]" office:value-type="float" office:value="23574.0354995728">
            <text:p>23574</text:p>
          </table:table-cell>
          <table:table-cell table:formula="of:=[.F1411]-[.K1411]" office:value-type="float" office:value="49.9645004272461">
            <text:p>50</text:p>
          </table:table-cell>
        </table:table-row>
        <table:table-row table:style-name="ro1">
          <table:table-cell office:value-type="string">
            <text:p><text:s text:c="2"/>1407</text:p>
          </table:table-cell>
          <table:table-cell office:value-type="string">
            <text:p><text:s text:c="3"/>4432</text:p>
          </table:table-cell>
          <table:table-cell office:value-type="string">
            <text:p><text:s text:c="2"/>23582</text:p>
          </table:table-cell>
          <table:table-cell office:value-type="string">
            <text:p><text:s text:c="6"/>7</text:p>
          </table:table-cell>
          <table:table-cell table:formula="of:=[.B1412]/1" office:value-type="float" office:value="4432">
            <text:p>4432</text:p>
          </table:table-cell>
          <table:table-cell table:formula="of:=[.C1412]/1" office:value-type="float" office:value="23582">
            <text:p>23582</text:p>
          </table:table-cell>
          <table:table-cell table:formula="of:=[.G$1]+[.E1412]*([.G$2]+[.E1412]*([.G$3]+[.G$4]*[.E1412]))" office:value-type="float" office:value="23621.0770258535">
            <text:p>23621.077</text:p>
          </table:table-cell>
          <table:table-cell table:formula="of:=[.F1412]-[.G1412]" office:value-type="float" office:value="-39.0770258535122">
            <text:p>-39.077</text:p>
          </table:table-cell>
          <table:table-cell table:formula="of:=INT([.I$4]*[.E1412]*([.J$3]/[.J$4])+[.I$3])" office:value-type="float" office:value="192371200">
            <text:p>192371200</text:p>
          </table:table-cell>
          <table:table-cell table:formula="of:=INT([.I1412]*[.E1412]*([.J$2]/[.J$3]))+[.I$2]" office:value-type="float" office:value="943243">
            <text:p>943243</text:p>
          </table:table-cell>
          <table:table-cell table:formula="of:=[.J1412]*[.E1412]*(1/[.J$2])+[.I$1]" office:value-type="float" office:value="23620.5812683105">
            <text:p>23621</text:p>
          </table:table-cell>
          <table:table-cell table:formula="of:=[.F1412]-[.K1412]" office:value-type="float" office:value="-38.5812683105469">
            <text:p>-39</text:p>
          </table:table-cell>
        </table:table-row>
        <table:table-row table:style-name="ro1">
          <table:table-cell office:value-type="string">
            <text:p><text:s text:c="2"/>1408</text:p>
          </table:table-cell>
          <table:table-cell office:value-type="string">
            <text:p><text:s text:c="3"/>4435</text:p>
          </table:table-cell>
          <table:table-cell office:value-type="string">
            <text:p><text:s text:c="2"/>23708</text:p>
          </table:table-cell>
          <table:table-cell office:value-type="string">
            <text:p><text:s text:c="6"/>6</text:p>
          </table:table-cell>
          <table:table-cell table:formula="of:=[.B1413]/1" office:value-type="float" office:value="4435">
            <text:p>4435</text:p>
          </table:table-cell>
          <table:table-cell table:formula="of:=[.C1413]/1" office:value-type="float" office:value="23708">
            <text:p>23708</text:p>
          </table:table-cell>
          <table:table-cell table:formula="of:=[.G$1]+[.E1413]*([.G$2]+[.E1413]*([.G$3]+[.G$4]*[.E1413]))" office:value-type="float" office:value="23667.6793581344">
            <text:p>23667.679</text:p>
          </table:table-cell>
          <table:table-cell table:formula="of:=[.F1413]-[.G1413]" office:value-type="float" office:value="40.3206418655609">
            <text:p>40.321</text:p>
          </table:table-cell>
          <table:table-cell table:formula="of:=INT([.I$4]*[.E1413]*([.J$3]/[.J$4])+[.I$3])" office:value-type="float" office:value="192385033">
            <text:p>192385033</text:p>
          </table:table-cell>
          <table:table-cell table:formula="of:=INT([.I1413]*[.E1413]*([.J$2]/[.J$3]))+[.I$2]" office:value-type="float" office:value="948114">
            <text:p>948114</text:p>
          </table:table-cell>
          <table:table-cell table:formula="of:=[.J1413]*[.E1413]*(1/[.J$2])+[.I$1]" office:value-type="float" office:value="23667.1827812195">
            <text:p>23667</text:p>
          </table:table-cell>
          <table:table-cell table:formula="of:=[.F1413]-[.K1413]" office:value-type="float" office:value="40.8172187805176">
            <text:p>41</text:p>
          </table:table-cell>
        </table:table-row>
        <table:table-row table:style-name="ro1">
          <table:table-cell office:value-type="string">
            <text:p><text:s text:c="2"/>1409</text:p>
          </table:table-cell>
          <table:table-cell office:value-type="string">
            <text:p><text:s text:c="3"/>4439</text:p>
          </table:table-cell>
          <table:table-cell office:value-type="string">
            <text:p><text:s text:c="2"/>23780</text:p>
          </table:table-cell>
          <table:table-cell office:value-type="string">
            <text:p><text:s text:c="6"/>6</text:p>
          </table:table-cell>
          <table:table-cell table:formula="of:=[.B1414]/1" office:value-type="float" office:value="4439">
            <text:p>4439</text:p>
          </table:table-cell>
          <table:table-cell table:formula="of:=[.C1414]/1" office:value-type="float" office:value="23780">
            <text:p>23780</text:p>
          </table:table-cell>
          <table:table-cell table:formula="of:=[.G$1]+[.E1414]*([.G$2]+[.E1414]*([.G$3]+[.G$4]*[.E1414]))" office:value-type="float" office:value="23729.9108560159">
            <text:p>23729.911</text:p>
          </table:table-cell>
          <table:table-cell table:formula="of:=[.F1414]-[.G1414]" office:value-type="float" office:value="50.089143984078">
            <text:p>50.089</text:p>
          </table:table-cell>
          <table:table-cell table:formula="of:=INT([.I$4]*[.E1414]*([.J$3]/[.J$4])+[.I$3])" office:value-type="float" office:value="192403477">
            <text:p>192403477</text:p>
          </table:table-cell>
          <table:table-cell table:formula="of:=INT([.I1414]*[.E1414]*([.J$2]/[.J$3]))+[.I$2]" office:value-type="float" office:value="954609">
            <text:p>954609</text:p>
          </table:table-cell>
          <table:table-cell table:formula="of:=[.J1414]*[.E1414]*(1/[.J$2])+[.I$1]" office:value-type="float" office:value="23729.40766716">
            <text:p>23729</text:p>
          </table:table-cell>
          <table:table-cell table:formula="of:=[.F1414]-[.K1414]" office:value-type="float" office:value="50.5923328399658">
            <text:p>51</text:p>
          </table:table-cell>
        </table:table-row>
        <table:table-row table:style-name="ro1">
          <table:table-cell office:value-type="string">
            <text:p><text:s text:c="2"/>1410</text:p>
          </table:table-cell>
          <table:table-cell office:value-type="string">
            <text:p><text:s text:c="3"/>4442</text:p>
          </table:table-cell>
          <table:table-cell office:value-type="string">
            <text:p><text:s text:c="2"/>23822</text:p>
          </table:table-cell>
          <table:table-cell office:value-type="string">
            <text:p><text:s text:c="6"/>6</text:p>
          </table:table-cell>
          <table:table-cell table:formula="of:=[.B1415]/1" office:value-type="float" office:value="4442">
            <text:p>4442</text:p>
          </table:table-cell>
          <table:table-cell table:formula="of:=[.C1415]/1" office:value-type="float" office:value="23822">
            <text:p>23822</text:p>
          </table:table-cell>
          <table:table-cell table:formula="of:=[.G$1]+[.E1415]*([.G$2]+[.E1415]*([.G$3]+[.G$4]*[.E1415]))" office:value-type="float" office:value="23776.6557846482">
            <text:p>23776.656</text:p>
          </table:table-cell>
          <table:table-cell table:formula="of:=[.F1415]-[.G1415]" office:value-type="float" office:value="45.3442153518008">
            <text:p>45.344</text:p>
          </table:table-cell>
          <table:table-cell table:formula="of:=INT([.I$4]*[.E1415]*([.J$3]/[.J$4])+[.I$3])" office:value-type="float" office:value="192417310">
            <text:p>192417310</text:p>
          </table:table-cell>
          <table:table-cell table:formula="of:=INT([.I1415]*[.E1415]*([.J$2]/[.J$3]))+[.I$2]" office:value-type="float" office:value="959482">
            <text:p>959482</text:p>
          </table:table-cell>
          <table:table-cell table:formula="of:=[.J1415]*[.E1415]*(1/[.J$2])+[.I$1]" office:value-type="float" office:value="23776.1561965942">
            <text:p>23776</text:p>
          </table:table-cell>
          <table:table-cell table:formula="of:=[.F1415]-[.K1415]" office:value-type="float" office:value="45.8438034057617">
            <text:p>46</text:p>
          </table:table-cell>
        </table:table-row>
        <table:table-row table:style-name="ro1">
          <table:table-cell office:value-type="string">
            <text:p><text:s text:c="2"/>1411</text:p>
          </table:table-cell>
          <table:table-cell office:value-type="string">
            <text:p><text:s text:c="3"/>4445</text:p>
          </table:table-cell>
          <table:table-cell office:value-type="string">
            <text:p><text:s text:c="2"/>23800</text:p>
          </table:table-cell>
          <table:table-cell office:value-type="string">
            <text:p><text:s text:c="6"/>7</text:p>
          </table:table-cell>
          <table:table-cell table:formula="of:=[.B1416]/1" office:value-type="float" office:value="4445">
            <text:p>4445</text:p>
          </table:table-cell>
          <table:table-cell table:formula="of:=[.C1416]/1" office:value-type="float" office:value="23800">
            <text:p>23800</text:p>
          </table:table-cell>
          <table:table-cell table:formula="of:=[.G$1]+[.E1416]*([.G$2]+[.E1416]*([.G$3]+[.G$4]*[.E1416]))" office:value-type="float" office:value="23823.4618441195">
            <text:p>23823.462</text:p>
          </table:table-cell>
          <table:table-cell table:formula="of:=[.F1416]-[.G1416]" office:value-type="float" office:value="-23.4618441194834">
            <text:p>-23.462</text:p>
          </table:table-cell>
          <table:table-cell table:formula="of:=INT([.I$4]*[.E1416]*([.J$3]/[.J$4])+[.I$3])" office:value-type="float" office:value="192431143">
            <text:p>192431143</text:p>
          </table:table-cell>
          <table:table-cell table:formula="of:=INT([.I1416]*[.E1416]*([.J$2]/[.J$3]))+[.I$2]" office:value-type="float" office:value="964355">
            <text:p>964355</text:p>
          </table:table-cell>
          <table:table-cell table:formula="of:=[.J1416]*[.E1416]*(1/[.J$2])+[.I$1]" office:value-type="float" office:value="23822.9604930878">
            <text:p>23823</text:p>
          </table:table-cell>
          <table:table-cell table:formula="of:=[.F1416]-[.K1416]" office:value-type="float" office:value="-22.9604930877686">
            <text:p>-23</text:p>
          </table:table-cell>
        </table:table-row>
        <table:table-row table:style-name="ro1">
          <table:table-cell office:value-type="string">
            <text:p><text:s text:c="2"/>1412</text:p>
          </table:table-cell>
          <table:table-cell office:value-type="string">
            <text:p><text:s text:c="3"/>4447</text:p>
          </table:table-cell>
          <table:table-cell office:value-type="string">
            <text:p><text:s text:c="2"/>23916</text:p>
          </table:table-cell>
          <table:table-cell office:value-type="string">
            <text:p><text:s text:c="6"/>5</text:p>
          </table:table-cell>
          <table:table-cell table:formula="of:=[.B1417]/1" office:value-type="float" office:value="4447">
            <text:p>4447</text:p>
          </table:table-cell>
          <table:table-cell table:formula="of:=[.C1417]/1" office:value-type="float" office:value="23916">
            <text:p>23916</text:p>
          </table:table-cell>
          <table:table-cell table:formula="of:=[.G$1]+[.E1417]*([.G$2]+[.E1417]*([.G$3]+[.G$4]*[.E1417]))" office:value-type="float" office:value="23854.6998507122">
            <text:p>23854.700</text:p>
          </table:table-cell>
          <table:table-cell table:formula="of:=[.F1417]-[.G1417]" office:value-type="float" office:value="61.3001492877811">
            <text:p>61.300</text:p>
          </table:table-cell>
          <table:table-cell table:formula="of:=INT([.I$4]*[.E1417]*([.J$3]/[.J$4])+[.I$3])" office:value-type="float" office:value="192440365">
            <text:p>192440365</text:p>
          </table:table-cell>
          <table:table-cell table:formula="of:=INT([.I1417]*[.E1417]*([.J$2]/[.J$3]))+[.I$2]" office:value-type="float" office:value="967604">
            <text:p>967604</text:p>
          </table:table-cell>
          <table:table-cell table:formula="of:=[.J1417]*[.E1417]*(1/[.J$2])+[.I$1]" office:value-type="float" office:value="23854.1971664429">
            <text:p>23854</text:p>
          </table:table-cell>
          <table:table-cell table:formula="of:=[.F1417]-[.K1417]" office:value-type="float" office:value="61.8028335571289">
            <text:p>62</text:p>
          </table:table-cell>
        </table:table-row>
        <table:table-row table:style-name="ro1">
          <table:table-cell office:value-type="string">
            <text:p><text:s text:c="2"/>1413</text:p>
          </table:table-cell>
          <table:table-cell office:value-type="string">
            <text:p><text:s text:c="3"/>4452</text:p>
          </table:table-cell>
          <table:table-cell office:value-type="string">
            <text:p><text:s text:c="2"/>23971</text:p>
          </table:table-cell>
          <table:table-cell office:value-type="string">
            <text:p><text:s text:c="6"/>6</text:p>
          </table:table-cell>
          <table:table-cell table:formula="of:=[.B1418]/1" office:value-type="float" office:value="4452">
            <text:p>4452</text:p>
          </table:table-cell>
          <table:table-cell table:formula="of:=[.C1418]/1" office:value-type="float" office:value="23971">
            <text:p>23971</text:p>
          </table:table-cell>
          <table:table-cell table:formula="of:=[.G$1]+[.E1418]*([.G$2]+[.E1418]*([.G$3]+[.G$4]*[.E1418]))" office:value-type="float" office:value="23932.9137749874">
            <text:p>23932.914</text:p>
          </table:table-cell>
          <table:table-cell table:formula="of:=[.F1418]-[.G1418]" office:value-type="float" office:value="38.0862250126374">
            <text:p>38.086</text:p>
          </table:table-cell>
          <table:table-cell table:formula="of:=INT([.I$4]*[.E1418]*([.J$3]/[.J$4])+[.I$3])" office:value-type="float" office:value="192463421">
            <text:p>192463421</text:p>
          </table:table-cell>
          <table:table-cell table:formula="of:=INT([.I1418]*[.E1418]*([.J$2]/[.J$3]))+[.I$2]" office:value-type="float" office:value="975728">
            <text:p>975728</text:p>
          </table:table-cell>
          <table:table-cell table:formula="of:=[.J1418]*[.E1418]*(1/[.J$2])+[.I$1]" office:value-type="float" office:value="23932.4100341797">
            <text:p>23932</text:p>
          </table:table-cell>
          <table:table-cell table:formula="of:=[.F1418]-[.K1418]" office:value-type="float" office:value="38.5899658203125">
            <text:p>39</text:p>
          </table:table-cell>
        </table:table-row>
        <table:table-row table:style-name="ro1">
          <table:table-cell office:value-type="string">
            <text:p><text:s text:c="2"/>1414</text:p>
          </table:table-cell>
          <table:table-cell office:value-type="string">
            <text:p><text:s text:c="3"/>4454</text:p>
          </table:table-cell>
          <table:table-cell office:value-type="string">
            <text:p><text:s text:c="2"/>24016</text:p>
          </table:table-cell>
          <table:table-cell office:value-type="string">
            <text:p><text:s text:c="6"/>5</text:p>
          </table:table-cell>
          <table:table-cell table:formula="of:=[.B1419]/1" office:value-type="float" office:value="4454">
            <text:p>4454</text:p>
          </table:table-cell>
          <table:table-cell table:formula="of:=[.C1419]/1" office:value-type="float" office:value="24016">
            <text:p>24016</text:p>
          </table:table-cell>
          <table:table-cell table:formula="of:=[.G$1]+[.E1419]*([.G$2]+[.E1419]*([.G$3]+[.G$4]*[.E1419]))" office:value-type="float" office:value="23964.2469162693">
            <text:p>23964.247</text:p>
          </table:table-cell>
          <table:table-cell table:formula="of:=[.F1419]-[.G1419]" office:value-type="float" office:value="51.7530837306622">
            <text:p>51.753</text:p>
          </table:table-cell>
          <table:table-cell table:formula="of:=INT([.I$4]*[.E1419]*([.J$3]/[.J$4])+[.I$3])" office:value-type="float" office:value="192472643">
            <text:p>192472643</text:p>
          </table:table-cell>
          <table:table-cell table:formula="of:=INT([.I1419]*[.E1419]*([.J$2]/[.J$3]))+[.I$2]" office:value-type="float" office:value="978979">
            <text:p>978979</text:p>
          </table:table-cell>
          <table:table-cell table:formula="of:=[.J1419]*[.E1419]*(1/[.J$2])+[.I$1]" office:value-type="float" office:value="23963.7504615784">
            <text:p>23964</text:p>
          </table:table-cell>
          <table:table-cell table:formula="of:=[.F1419]-[.K1419]" office:value-type="float" office:value="52.2495384216309">
            <text:p>52</text:p>
          </table:table-cell>
        </table:table-row>
        <table:table-row table:style-name="ro1">
          <table:table-cell office:value-type="string">
            <text:p><text:s text:c="2"/>1415</text:p>
          </table:table-cell>
          <table:table-cell office:value-type="string">
            <text:p><text:s text:c="3"/>4457</text:p>
          </table:table-cell>
          <table:table-cell office:value-type="string">
            <text:p><text:s text:c="2"/>23993</text:p>
          </table:table-cell>
          <table:table-cell office:value-type="string">
            <text:p><text:s text:c="6"/>7</text:p>
          </table:table-cell>
          <table:table-cell table:formula="of:=[.B1420]/1" office:value-type="float" office:value="4457">
            <text:p>4457</text:p>
          </table:table-cell>
          <table:table-cell table:formula="of:=[.C1420]/1" office:value-type="float" office:value="23993">
            <text:p>23993</text:p>
          </table:table-cell>
          <table:table-cell table:formula="of:=[.G$1]+[.E1420]*([.G$2]+[.E1420]*([.G$3]+[.G$4]*[.E1420]))" office:value-type="float" office:value="24011.2976077986">
            <text:p>24011.298</text:p>
          </table:table-cell>
          <table:table-cell table:formula="of:=[.F1420]-[.G1420]" office:value-type="float" office:value="-18.2976077986314">
            <text:p>-18.298</text:p>
          </table:table-cell>
          <table:table-cell table:formula="of:=INT([.I$4]*[.E1420]*([.J$3]/[.J$4])+[.I$3])" office:value-type="float" office:value="192486476">
            <text:p>192486476</text:p>
          </table:table-cell>
          <table:table-cell table:formula="of:=INT([.I1420]*[.E1420]*([.J$2]/[.J$3]))+[.I$2]" office:value-type="float" office:value="983854">
            <text:p>983854</text:p>
          </table:table-cell>
          <table:table-cell table:formula="of:=[.J1420]*[.E1420]*(1/[.J$2])+[.I$1]" office:value-type="float" office:value="24010.7948570251">
            <text:p>24011</text:p>
          </table:table-cell>
          <table:table-cell table:formula="of:=[.F1420]-[.K1420]" office:value-type="float" office:value="-17.7948570251465">
            <text:p>-18</text:p>
          </table:table-cell>
        </table:table-row>
        <table:table-row table:style-name="ro1">
          <table:table-cell office:value-type="string">
            <text:p><text:s text:c="2"/>1416</text:p>
          </table:table-cell>
          <table:table-cell office:value-type="string">
            <text:p><text:s text:c="3"/>4460</text:p>
          </table:table-cell>
          <table:table-cell office:value-type="string">
            <text:p><text:s text:c="2"/>24116</text:p>
          </table:table-cell>
          <table:table-cell office:value-type="string">
            <text:p><text:s text:c="6"/>5</text:p>
          </table:table-cell>
          <table:table-cell table:formula="of:=[.B1421]/1" office:value-type="float" office:value="4460">
            <text:p>4460</text:p>
          </table:table-cell>
          <table:table-cell table:formula="of:=[.C1421]/1" office:value-type="float" office:value="24116">
            <text:p>24116</text:p>
          </table:table-cell>
          <table:table-cell table:formula="of:=[.G$1]+[.E1421]*([.G$2]+[.E1421]*([.G$3]+[.G$4]*[.E1421]))" office:value-type="float" office:value="24058.4094845179">
            <text:p>24058.409</text:p>
          </table:table-cell>
          <table:table-cell table:formula="of:=[.F1421]-[.G1421]" office:value-type="float" office:value="57.5905154820721">
            <text:p>57.591</text:p>
          </table:table-cell>
          <table:table-cell table:formula="of:=INT([.I$4]*[.E1421]*([.J$3]/[.J$4])+[.I$3])" office:value-type="float" office:value="192500309">
            <text:p>192500309</text:p>
          </table:table-cell>
          <table:table-cell table:formula="of:=INT([.I1421]*[.E1421]*([.J$2]/[.J$3]))+[.I$2]" office:value-type="float" office:value="988731">
            <text:p>988731</text:p>
          </table:table-cell>
          <table:table-cell table:formula="of:=[.J1421]*[.E1421]*(1/[.J$2])+[.I$1]" office:value-type="float" office:value="24057.9120559692">
            <text:p>24058</text:p>
          </table:table-cell>
          <table:table-cell table:formula="of:=[.F1421]-[.K1421]" office:value-type="float" office:value="58.0879440307617">
            <text:p>58</text:p>
          </table:table-cell>
        </table:table-row>
        <table:table-row table:style-name="ro1">
          <table:table-cell office:value-type="string">
            <text:p><text:s text:c="2"/>1417</text:p>
          </table:table-cell>
          <table:table-cell office:value-type="string">
            <text:p><text:s text:c="3"/>4464</text:p>
          </table:table-cell>
          <table:table-cell office:value-type="string">
            <text:p><text:s text:c="2"/>24162</text:p>
          </table:table-cell>
          <table:table-cell office:value-type="string">
            <text:p><text:s text:c="6"/>6</text:p>
          </table:table-cell>
          <table:table-cell table:formula="of:=[.B1422]/1" office:value-type="float" office:value="4464">
            <text:p>4464</text:p>
          </table:table-cell>
          <table:table-cell table:formula="of:=[.C1422]/1" office:value-type="float" office:value="24162">
            <text:p>24162</text:p>
          </table:table-cell>
          <table:table-cell table:formula="of:=[.G$1]+[.E1422]*([.G$2]+[.E1422]*([.G$3]+[.G$4]*[.E1422]))" office:value-type="float" office:value="24121.3205158939">
            <text:p>24121.321</text:p>
          </table:table-cell>
          <table:table-cell table:formula="of:=[.F1422]-[.G1422]" office:value-type="float" office:value="40.6794841061201">
            <text:p>40.679</text:p>
          </table:table-cell>
          <table:table-cell table:formula="of:=INT([.I$4]*[.E1422]*([.J$3]/[.J$4])+[.I$3])" office:value-type="float" office:value="192518754">
            <text:p>192518754</text:p>
          </table:table-cell>
          <table:table-cell table:formula="of:=INT([.I1422]*[.E1422]*([.J$2]/[.J$3]))+[.I$2]" office:value-type="float" office:value="995234">
            <text:p>995234</text:p>
          </table:table-cell>
          <table:table-cell table:formula="of:=[.J1422]*[.E1422]*(1/[.J$2])+[.I$1]" office:value-type="float" office:value="24120.8246459961">
            <text:p>24121</text:p>
          </table:table-cell>
          <table:table-cell table:formula="of:=[.F1422]-[.K1422]" office:value-type="float" office:value="41.1753540039063">
            <text:p>41</text:p>
          </table:table-cell>
        </table:table-row>
        <table:table-row table:style-name="ro1">
          <table:table-cell office:value-type="string">
            <text:p><text:s text:c="2"/>1418</text:p>
          </table:table-cell>
          <table:table-cell office:value-type="string">
            <text:p><text:s text:c="3"/>4467</text:p>
          </table:table-cell>
          <table:table-cell office:value-type="string">
            <text:p><text:s text:c="2"/>24100</text:p>
          </table:table-cell>
          <table:table-cell office:value-type="string">
            <text:p><text:s text:c="6"/>6</text:p>
          </table:table-cell>
          <table:table-cell table:formula="of:=[.B1423]/1" office:value-type="float" office:value="4467">
            <text:p>4467</text:p>
          </table:table-cell>
          <table:table-cell table:formula="of:=[.C1423]/1" office:value-type="float" office:value="24100">
            <text:p>24100</text:p>
          </table:table-cell>
          <table:table-cell table:formula="of:=[.G$1]+[.E1423]*([.G$2]+[.E1423]*([.G$3]+[.G$4]*[.E1423]))" office:value-type="float" office:value="24168.5752003295">
            <text:p>24168.575</text:p>
          </table:table-cell>
          <table:table-cell table:formula="of:=[.F1423]-[.G1423]" office:value-type="float" office:value="-68.5752003295165">
            <text:p>-68.575</text:p>
          </table:table-cell>
          <table:table-cell table:formula="of:=INT([.I$4]*[.E1423]*([.J$3]/[.J$4])+[.I$3])" office:value-type="float" office:value="192532587">
            <text:p>192532587</text:p>
          </table:table-cell>
          <table:table-cell table:formula="of:=INT([.I1423]*[.E1423]*([.J$2]/[.J$3]))+[.I$2]" office:value-type="float" office:value="1000111">
            <text:p>1000111</text:p>
          </table:table-cell>
          <table:table-cell table:formula="of:=[.J1423]*[.E1423]*(1/[.J$2])+[.I$1]" office:value-type="float" office:value="24168.0720767975">
            <text:p>24168</text:p>
          </table:table-cell>
          <table:table-cell table:formula="of:=[.F1423]-[.K1423]" office:value-type="float" office:value="-68.0720767974854">
            <text:p>-68</text:p>
          </table:table-cell>
        </table:table-row>
        <table:table-row table:style-name="ro1">
          <table:table-cell office:value-type="string">
            <text:p><text:s text:c="2"/>1419</text:p>
          </table:table-cell>
          <table:table-cell office:value-type="string">
            <text:p><text:s text:c="3"/>4471</text:p>
          </table:table-cell>
          <table:table-cell office:value-type="string">
            <text:p><text:s text:c="2"/>24256</text:p>
          </table:table-cell>
          <table:table-cell office:value-type="string">
            <text:p><text:s text:c="6"/>6</text:p>
          </table:table-cell>
          <table:table-cell table:formula="of:=[.B1424]/1" office:value-type="float" office:value="4471">
            <text:p>4471</text:p>
          </table:table-cell>
          <table:table-cell table:formula="of:=[.C1424]/1" office:value-type="float" office:value="24256">
            <text:p>24256</text:p>
          </table:table-cell>
          <table:table-cell table:formula="of:=[.G$1]+[.E1424]*([.G$2]+[.E1424]*([.G$3]+[.G$4]*[.E1424]))" office:value-type="float" office:value="24231.6766814487">
            <text:p>24231.677</text:p>
          </table:table-cell>
          <table:table-cell table:formula="of:=[.F1424]-[.G1424]" office:value-type="float" office:value="24.3233185512727">
            <text:p>24.323</text:p>
          </table:table-cell>
          <table:table-cell table:formula="of:=INT([.I$4]*[.E1424]*([.J$3]/[.J$4])+[.I$3])" office:value-type="float" office:value="192551031">
            <text:p>192551031</text:p>
          </table:table-cell>
          <table:table-cell table:formula="of:=INT([.I1424]*[.E1424]*([.J$2]/[.J$3]))+[.I$2]" office:value-type="float" office:value="1006616">
            <text:p>1006616</text:p>
          </table:table-cell>
          <table:table-cell table:formula="of:=[.J1424]*[.E1424]*(1/[.J$2])+[.I$1]" office:value-type="float" office:value="24231.1753692627">
            <text:p>24231</text:p>
          </table:table-cell>
          <table:table-cell table:formula="of:=[.F1424]-[.K1424]" office:value-type="float" office:value="24.8246307373047">
            <text:p>25</text:p>
          </table:table-cell>
        </table:table-row>
        <table:table-row table:style-name="ro1">
          <table:table-cell office:value-type="string">
            <text:p><text:s text:c="2"/>1420</text:p>
          </table:table-cell>
          <table:table-cell office:value-type="string">
            <text:p><text:s text:c="3"/>4474</text:p>
          </table:table-cell>
          <table:table-cell office:value-type="string">
            <text:p><text:s text:c="2"/>24301</text:p>
          </table:table-cell>
          <table:table-cell office:value-type="string">
            <text:p><text:s text:c="6"/>6</text:p>
          </table:table-cell>
          <table:table-cell table:formula="of:=[.B1425]/1" office:value-type="float" office:value="4474">
            <text:p>4474</text:p>
          </table:table-cell>
          <table:table-cell table:formula="of:=[.C1425]/1" office:value-type="float" office:value="24301">
            <text:p>24301</text:p>
          </table:table-cell>
          <table:table-cell table:formula="of:=[.G$1]+[.E1425]*([.G$2]+[.E1425]*([.G$3]+[.G$4]*[.E1425]))" office:value-type="float" office:value="24279.0742327829">
            <text:p>24279.074</text:p>
          </table:table-cell>
          <table:table-cell table:formula="of:=[.F1425]-[.G1425]" office:value-type="float" office:value="21.9257672170934">
            <text:p>21.926</text:p>
          </table:table-cell>
          <table:table-cell table:formula="of:=INT([.I$4]*[.E1425]*([.J$3]/[.J$4])+[.I$3])" office:value-type="float" office:value="192564864">
            <text:p>192564864</text:p>
          </table:table-cell>
          <table:table-cell table:formula="of:=INT([.I1425]*[.E1425]*([.J$2]/[.J$3]))+[.I$2]" office:value-type="float" office:value="1011495">
            <text:p>1011495</text:p>
          </table:table-cell>
          <table:table-cell table:formula="of:=[.J1425]*[.E1425]*(1/[.J$2])+[.I$1]" office:value-type="float" office:value="24278.570110321">
            <text:p>24279</text:p>
          </table:table-cell>
          <table:table-cell table:formula="of:=[.F1425]-[.K1425]" office:value-type="float" office:value="22.4298896789551">
            <text:p>22</text:p>
          </table:table-cell>
        </table:table-row>
        <table:table-row table:style-name="ro1">
          <table:table-cell office:value-type="string">
            <text:p><text:s text:c="2"/>1421</text:p>
          </table:table-cell>
          <table:table-cell office:value-type="string">
            <text:p><text:s text:c="3"/>4477</text:p>
          </table:table-cell>
          <table:table-cell office:value-type="string">
            <text:p><text:s text:c="2"/>24350</text:p>
          </table:table-cell>
          <table:table-cell office:value-type="string">
            <text:p><text:s text:c="6"/>6</text:p>
          </table:table-cell>
          <table:table-cell table:formula="of:=[.B1426]/1" office:value-type="float" office:value="4477">
            <text:p>4477</text:p>
          </table:table-cell>
          <table:table-cell table:formula="of:=[.C1426]/1" office:value-type="float" office:value="24350">
            <text:p>24350</text:p>
          </table:table-cell>
          <table:table-cell table:formula="of:=[.G$1]+[.E1426]*([.G$2]+[.E1426]*([.G$3]+[.G$4]*[.E1426]))" office:value-type="float" office:value="24326.5330309049">
            <text:p>24326.533</text:p>
          </table:table-cell>
          <table:table-cell table:formula="of:=[.F1426]-[.G1426]" office:value-type="float" office:value="23.4669690951196">
            <text:p>23.467</text:p>
          </table:table-cell>
          <table:table-cell table:formula="of:=INT([.I$4]*[.E1426]*([.J$3]/[.J$4])+[.I$3])" office:value-type="float" office:value="192578697">
            <text:p>192578697</text:p>
          </table:table-cell>
          <table:table-cell table:formula="of:=INT([.I1426]*[.E1426]*([.J$2]/[.J$3]))+[.I$2]" office:value-type="float" office:value="1016375">
            <text:p>1016375</text:p>
          </table:table-cell>
          <table:table-cell table:formula="of:=[.J1426]*[.E1426]*(1/[.J$2])+[.I$1]" office:value-type="float" office:value="24326.0292263031">
            <text:p>24326</text:p>
          </table:table-cell>
          <table:table-cell table:formula="of:=[.F1426]-[.K1426]" office:value-type="float" office:value="23.9707736968994">
            <text:p>24</text:p>
          </table:table-cell>
        </table:table-row>
        <table:table-row table:style-name="ro1">
          <table:table-cell office:value-type="string">
            <text:p><text:s text:c="2"/>1422</text:p>
          </table:table-cell>
          <table:table-cell office:value-type="string">
            <text:p><text:s text:c="3"/>4479</text:p>
          </table:table-cell>
          <table:table-cell office:value-type="string">
            <text:p><text:s text:c="2"/>24311</text:p>
          </table:table-cell>
          <table:table-cell office:value-type="string">
            <text:p><text:s text:c="6"/>6</text:p>
          </table:table-cell>
          <table:table-cell table:formula="of:=[.B1427]/1" office:value-type="float" office:value="4479">
            <text:p>4479</text:p>
          </table:table-cell>
          <table:table-cell table:formula="of:=[.C1427]/1" office:value-type="float" office:value="24311">
            <text:p>24311</text:p>
          </table:table-cell>
          <table:table-cell table:formula="of:=[.G$1]+[.E1427]*([.G$2]+[.E1427]*([.G$3]+[.G$4]*[.E1427]))" office:value-type="float" office:value="24358.2062610141">
            <text:p>24358.206</text:p>
          </table:table-cell>
          <table:table-cell table:formula="of:=[.F1427]-[.G1427]" office:value-type="float" office:value="-47.2062610140929">
            <text:p>-47.206</text:p>
          </table:table-cell>
          <table:table-cell table:formula="of:=INT([.I$4]*[.E1427]*([.J$3]/[.J$4])+[.I$3])" office:value-type="float" office:value="192587919">
            <text:p>192587919</text:p>
          </table:table-cell>
          <table:table-cell table:formula="of:=INT([.I1427]*[.E1427]*([.J$2]/[.J$3]))+[.I$2]" office:value-type="float" office:value="1019629">
            <text:p>1019629</text:p>
          </table:table-cell>
          <table:table-cell table:formula="of:=[.J1427]*[.E1427]*(1/[.J$2])+[.I$1]" office:value-type="float" office:value="24357.7053585052">
            <text:p>24358</text:p>
          </table:table-cell>
          <table:table-cell table:formula="of:=[.F1427]-[.K1427]" office:value-type="float" office:value="-46.705358505249">
            <text:p>-47</text:p>
          </table:table-cell>
        </table:table-row>
        <table:table-row table:style-name="ro1">
          <table:table-cell office:value-type="string">
            <text:p><text:s text:c="2"/>1423</text:p>
          </table:table-cell>
          <table:table-cell office:value-type="string">
            <text:p><text:s text:c="3"/>4482</text:p>
          </table:table-cell>
          <table:table-cell office:value-type="string">
            <text:p><text:s text:c="2"/>24461</text:p>
          </table:table-cell>
          <table:table-cell office:value-type="string">
            <text:p><text:s text:c="6"/>6</text:p>
          </table:table-cell>
          <table:table-cell table:formula="of:=[.B1428]/1" office:value-type="float" office:value="4482">
            <text:p>4482</text:p>
          </table:table-cell>
          <table:table-cell table:formula="of:=[.C1428]/1" office:value-type="float" office:value="24461">
            <text:p>24461</text:p>
          </table:table-cell>
          <table:table-cell table:formula="of:=[.G$1]+[.E1428]*([.G$2]+[.E1428]*([.G$3]+[.G$4]*[.E1428]))" office:value-type="float" office:value="24405.7671612717">
            <text:p>24405.767</text:p>
          </table:table-cell>
          <table:table-cell table:formula="of:=[.F1428]-[.G1428]" office:value-type="float" office:value="55.2328387282541">
            <text:p>55.233</text:p>
          </table:table-cell>
          <table:table-cell table:formula="of:=INT([.I$4]*[.E1428]*([.J$3]/[.J$4])+[.I$3])" office:value-type="float" office:value="192601753">
            <text:p>192601753</text:p>
          </table:table-cell>
          <table:table-cell table:formula="of:=INT([.I1428]*[.E1428]*([.J$2]/[.J$3]))+[.I$2]" office:value-type="float" office:value="1024510">
            <text:p>1024510</text:p>
          </table:table-cell>
          <table:table-cell table:formula="of:=[.J1428]*[.E1428]*(1/[.J$2])+[.I$1]" office:value-type="float" office:value="24405.2661056519">
            <text:p>24405</text:p>
          </table:table-cell>
          <table:table-cell table:formula="of:=[.F1428]-[.K1428]" office:value-type="float" office:value="55.7338943481445">
            <text:p>56</text:p>
          </table:table-cell>
        </table:table-row>
        <table:table-row table:style-name="ro1">
          <table:table-cell office:value-type="string">
            <text:p><text:s text:c="2"/>1424</text:p>
          </table:table-cell>
          <table:table-cell office:value-type="string">
            <text:p><text:s text:c="3"/>4486</text:p>
          </table:table-cell>
          <table:table-cell office:value-type="string">
            <text:p><text:s text:c="2"/>24507</text:p>
          </table:table-cell>
          <table:table-cell office:value-type="string">
            <text:p><text:s text:c="6"/>5</text:p>
          </table:table-cell>
          <table:table-cell table:formula="of:=[.B1429]/1" office:value-type="float" office:value="4486">
            <text:p>4486</text:p>
          </table:table-cell>
          <table:table-cell table:formula="of:=[.C1429]/1" office:value-type="float" office:value="24507">
            <text:p>24507</text:p>
          </table:table-cell>
          <table:table-cell table:formula="of:=[.G$1]+[.E1429]*([.G$2]+[.E1429]*([.G$3]+[.G$4]*[.E1429]))" office:value-type="float" office:value="24469.2770146996">
            <text:p>24469.277</text:p>
          </table:table-cell>
          <table:table-cell table:formula="of:=[.F1429]-[.G1429]" office:value-type="float" office:value="37.7229853003664">
            <text:p>37.723</text:p>
          </table:table-cell>
          <table:table-cell table:formula="of:=INT([.I$4]*[.E1429]*([.J$3]/[.J$4])+[.I$3])" office:value-type="float" office:value="192620197">
            <text:p>192620197</text:p>
          </table:table-cell>
          <table:table-cell table:formula="of:=INT([.I1429]*[.E1429]*([.J$2]/[.J$3]))+[.I$2]" office:value-type="float" office:value="1031019">
            <text:p>1031019</text:p>
          </table:table-cell>
          <table:table-cell table:formula="of:=[.J1429]*[.E1429]*(1/[.J$2])+[.I$1]" office:value-type="float" office:value="24468.7758827209">
            <text:p>24469</text:p>
          </table:table-cell>
          <table:table-cell table:formula="of:=[.F1429]-[.K1429]" office:value-type="float" office:value="38.2241172790527">
            <text:p>38</text:p>
          </table:table-cell>
        </table:table-row>
        <table:table-row table:style-name="ro1">
          <table:table-cell office:value-type="string">
            <text:p><text:s text:c="2"/>1425</text:p>
          </table:table-cell>
          <table:table-cell office:value-type="string">
            <text:p><text:s text:c="3"/>4489</text:p>
          </table:table-cell>
          <table:table-cell office:value-type="string">
            <text:p><text:s text:c="2"/>24468</text:p>
          </table:table-cell>
          <table:table-cell office:value-type="string">
            <text:p><text:s text:c="6"/>6</text:p>
          </table:table-cell>
          <table:table-cell table:formula="of:=[.B1430]/1" office:value-type="float" office:value="4489">
            <text:p>4489</text:p>
          </table:table-cell>
          <table:table-cell table:formula="of:=[.C1430]/1" office:value-type="float" office:value="24468">
            <text:p>24468</text:p>
          </table:table-cell>
          <table:table-cell table:formula="of:=[.G$1]+[.E1430]*([.G$2]+[.E1430]*([.G$3]+[.G$4]*[.E1430]))" office:value-type="float" office:value="24516.9809086748">
            <text:p>24516.981</text:p>
          </table:table-cell>
          <table:table-cell table:formula="of:=[.F1430]-[.G1430]" office:value-type="float" office:value="-48.9809086748282">
            <text:p>-48.981</text:p>
          </table:table-cell>
          <table:table-cell table:formula="of:=INT([.I$4]*[.E1430]*([.J$3]/[.J$4])+[.I$3])" office:value-type="float" office:value="192634030">
            <text:p>192634030</text:p>
          </table:table-cell>
          <table:table-cell table:formula="of:=INT([.I1430]*[.E1430]*([.J$2]/[.J$3]))+[.I$2]" office:value-type="float" office:value="1035902">
            <text:p>1035902</text:p>
          </table:table-cell>
          <table:table-cell table:formula="of:=[.J1430]*[.E1430]*(1/[.J$2])+[.I$1]" office:value-type="float" office:value="24516.4840965271">
            <text:p>24516</text:p>
          </table:table-cell>
          <table:table-cell table:formula="of:=[.F1430]-[.K1430]" office:value-type="float" office:value="-48.4840965270996">
            <text:p>-48</text:p>
          </table:table-cell>
        </table:table-row>
        <table:table-row table:style-name="ro1">
          <table:table-cell office:value-type="string">
            <text:p><text:s text:c="2"/>1426</text:p>
          </table:table-cell>
          <table:table-cell office:value-type="string">
            <text:p><text:s text:c="3"/>4492</text:p>
          </table:table-cell>
          <table:table-cell office:value-type="string">
            <text:p><text:s text:c="2"/>24620</text:p>
          </table:table-cell>
          <table:table-cell office:value-type="string">
            <text:p><text:s text:c="6"/>6</text:p>
          </table:table-cell>
          <table:table-cell table:formula="of:=[.B1431]/1" office:value-type="float" office:value="4492">
            <text:p>4492</text:p>
          </table:table-cell>
          <table:table-cell table:formula="of:=[.C1431]/1" office:value-type="float" office:value="24620">
            <text:p>24620</text:p>
          </table:table-cell>
          <table:table-cell table:formula="of:=[.G$1]+[.E1431]*([.G$2]+[.E1431]*([.G$3]+[.G$4]*[.E1431]))" office:value-type="float" office:value="24564.7461037888">
            <text:p>24564.746</text:p>
          </table:table-cell>
          <table:table-cell table:formula="of:=[.F1431]-[.G1431]" office:value-type="float" office:value="55.2538962111648">
            <text:p>55.254</text:p>
          </table:table-cell>
          <table:table-cell table:formula="of:=INT([.I$4]*[.E1431]*([.J$3]/[.J$4])+[.I$3])" office:value-type="float" office:value="192647863">
            <text:p>192647863</text:p>
          </table:table-cell>
          <table:table-cell table:formula="of:=INT([.I1431]*[.E1431]*([.J$2]/[.J$3]))+[.I$2]" office:value-type="float" office:value="1040785">
            <text:p>1040785</text:p>
          </table:table-cell>
          <table:table-cell table:formula="of:=[.J1431]*[.E1431]*(1/[.J$2])+[.I$1]" office:value-type="float" office:value="24564.2481918335">
            <text:p>24564</text:p>
          </table:table-cell>
          <table:table-cell table:formula="of:=[.F1431]-[.K1431]" office:value-type="float" office:value="55.7518081665039">
            <text:p>56</text:p>
          </table:table-cell>
        </table:table-row>
        <table:table-row table:style-name="ro1">
          <table:table-cell office:value-type="string">
            <text:p><text:s text:c="2"/>1427</text:p>
          </table:table-cell>
          <table:table-cell office:value-type="string">
            <text:p><text:s text:c="3"/>4496</text:p>
          </table:table-cell>
          <table:table-cell office:value-type="string">
            <text:p><text:s text:c="2"/>24661</text:p>
          </table:table-cell>
          <table:table-cell office:value-type="string">
            <text:p><text:s text:c="6"/>5</text:p>
          </table:table-cell>
          <table:table-cell table:formula="of:=[.B1432]/1" office:value-type="float" office:value="4496">
            <text:p>4496</text:p>
          </table:table-cell>
          <table:table-cell table:formula="of:=[.C1432]/1" office:value-type="float" office:value="24661">
            <text:p>24661</text:p>
          </table:table-cell>
          <table:table-cell table:formula="of:=[.G$1]+[.E1432]*([.G$2]+[.E1432]*([.G$3]+[.G$4]*[.E1432]))" office:value-type="float" office:value="24628.5284067225">
            <text:p>24628.528</text:p>
          </table:table-cell>
          <table:table-cell table:formula="of:=[.F1432]-[.G1432]" office:value-type="float" office:value="32.4715932774779">
            <text:p>32.472</text:p>
          </table:table-cell>
          <table:table-cell table:formula="of:=INT([.I$4]*[.E1432]*([.J$3]/[.J$4])+[.I$3])" office:value-type="float" office:value="192666308">
            <text:p>192666308</text:p>
          </table:table-cell>
          <table:table-cell table:formula="of:=INT([.I1432]*[.E1432]*([.J$2]/[.J$3]))+[.I$2]" office:value-type="float" office:value="1047297">
            <text:p>1047297</text:p>
          </table:table-cell>
          <table:table-cell table:formula="of:=[.J1432]*[.E1432]*(1/[.J$2])+[.I$1]" office:value-type="float" office:value="24628.0320129395">
            <text:p>24628</text:p>
          </table:table-cell>
          <table:table-cell table:formula="of:=[.F1432]-[.K1432]" office:value-type="float" office:value="32.9679870605469">
            <text:p>33</text:p>
          </table:table-cell>
        </table:table-row>
        <table:table-row table:style-name="ro1">
          <table:table-cell office:value-type="string">
            <text:p><text:s text:c="2"/>1428</text:p>
          </table:table-cell>
          <table:table-cell office:value-type="string">
            <text:p><text:s text:c="3"/>4499</text:p>
          </table:table-cell>
          <table:table-cell office:value-type="string">
            <text:p><text:s text:c="2"/>24659</text:p>
          </table:table-cell>
          <table:table-cell office:value-type="string">
            <text:p><text:s text:c="6"/>6</text:p>
          </table:table-cell>
          <table:table-cell table:formula="of:=[.B1433]/1" office:value-type="float" office:value="4499">
            <text:p>4499</text:p>
          </table:table-cell>
          <table:table-cell table:formula="of:=[.C1433]/1" office:value-type="float" office:value="24659">
            <text:p>24659</text:p>
          </table:table-cell>
          <table:table-cell table:formula="of:=[.G$1]+[.E1433]*([.G$2]+[.E1433]*([.G$3]+[.G$4]*[.E1433]))" office:value-type="float" office:value="24676.4366801001">
            <text:p>24676.437</text:p>
          </table:table-cell>
          <table:table-cell table:formula="of:=[.F1433]-[.G1433]" office:value-type="float" office:value="-17.4366801000579">
            <text:p>-17.437</text:p>
          </table:table-cell>
          <table:table-cell table:formula="of:=INT([.I$4]*[.E1433]*([.J$3]/[.J$4])+[.I$3])" office:value-type="float" office:value="192680141">
            <text:p>192680141</text:p>
          </table:table-cell>
          <table:table-cell table:formula="of:=INT([.I1433]*[.E1433]*([.J$2]/[.J$3]))+[.I$2]" office:value-type="float" office:value="1052181">
            <text:p>1052181</text:p>
          </table:table-cell>
          <table:table-cell table:formula="of:=[.J1433]*[.E1433]*(1/[.J$2])+[.I$1]" office:value-type="float" office:value="24675.935087204">
            <text:p>24676</text:p>
          </table:table-cell>
          <table:table-cell table:formula="of:=[.F1433]-[.K1433]" office:value-type="float" office:value="-16.9350872039795">
            <text:p>-17</text:p>
          </table:table-cell>
        </table:table-row>
        <table:table-row table:style-name="ro1">
          <table:table-cell office:value-type="string">
            <text:p><text:s text:c="2"/>1429</text:p>
          </table:table-cell>
          <table:table-cell office:value-type="string">
            <text:p><text:s text:c="3"/>4502</text:p>
          </table:table-cell>
          <table:table-cell office:value-type="string">
            <text:p><text:s text:c="2"/>24773</text:p>
          </table:table-cell>
          <table:table-cell office:value-type="string">
            <text:p><text:s text:c="6"/>6</text:p>
          </table:table-cell>
          <table:table-cell table:formula="of:=[.B1434]/1" office:value-type="float" office:value="4502">
            <text:p>4502</text:p>
          </table:table-cell>
          <table:table-cell table:formula="of:=[.C1434]/1" office:value-type="float" office:value="24773">
            <text:p>24773</text:p>
          </table:table-cell>
          <table:table-cell table:formula="of:=[.G$1]+[.E1434]*([.G$2]+[.E1434]*([.G$3]+[.G$4]*[.E1434]))" office:value-type="float" office:value="24724.4062908504">
            <text:p>24724.406</text:p>
          </table:table-cell>
          <table:table-cell table:formula="of:=[.F1434]-[.G1434]" office:value-type="float" office:value="48.5937091496089">
            <text:p>48.594</text:p>
          </table:table-cell>
          <table:table-cell table:formula="of:=INT([.I$4]*[.E1434]*([.J$3]/[.J$4])+[.I$3])" office:value-type="float" office:value="192693974">
            <text:p>192693974</text:p>
          </table:table-cell>
          <table:table-cell table:formula="of:=INT([.I1434]*[.E1434]*([.J$2]/[.J$3]))+[.I$2]" office:value-type="float" office:value="1057066">
            <text:p>1057066</text:p>
          </table:table-cell>
          <table:table-cell table:formula="of:=[.J1434]*[.E1434]*(1/[.J$2])+[.I$1]" office:value-type="float" office:value="24723.9026412964">
            <text:p>24724</text:p>
          </table:table-cell>
          <table:table-cell table:formula="of:=[.F1434]-[.K1434]" office:value-type="float" office:value="49.0973587036133">
            <text:p>49</text:p>
          </table:table-cell>
        </table:table-row>
        <table:table-row table:style-name="ro1">
          <table:table-cell office:value-type="string">
            <text:p><text:s text:c="2"/>1430</text:p>
          </table:table-cell>
          <table:table-cell office:value-type="string">
            <text:p><text:s text:c="3"/>4506</text:p>
          </table:table-cell>
          <table:table-cell office:value-type="string">
            <text:p><text:s text:c="2"/>24812</text:p>
          </table:table-cell>
          <table:table-cell office:value-type="string">
            <text:p><text:s text:c="6"/>6</text:p>
          </table:table-cell>
          <table:table-cell table:formula="of:=[.B1435]/1" office:value-type="float" office:value="4506">
            <text:p>4506</text:p>
          </table:table-cell>
          <table:table-cell table:formula="of:=[.C1435]/1" office:value-type="float" office:value="24812">
            <text:p>24812</text:p>
          </table:table-cell>
          <table:table-cell table:formula="of:=[.G$1]+[.E1435]*([.G$2]+[.E1435]*([.G$3]+[.G$4]*[.E1435]))" office:value-type="float" office:value="24788.4612043299">
            <text:p>24788.461</text:p>
          </table:table-cell>
          <table:table-cell table:formula="of:=[.F1435]-[.G1435]" office:value-type="float" office:value="23.5387956701306">
            <text:p>23.539</text:p>
          </table:table-cell>
          <table:table-cell table:formula="of:=INT([.I$4]*[.E1435]*([.J$3]/[.J$4])+[.I$3])" office:value-type="float" office:value="192712418">
            <text:p>192712418</text:p>
          </table:table-cell>
          <table:table-cell table:formula="of:=INT([.I1435]*[.E1435]*([.J$2]/[.J$3]))+[.I$2]" office:value-type="float" office:value="1063581">
            <text:p>1063581</text:p>
          </table:table-cell>
          <table:table-cell table:formula="of:=[.J1435]*[.E1435]*(1/[.J$2])+[.I$1]" office:value-type="float" office:value="24787.9606666565">
            <text:p>24788</text:p>
          </table:table-cell>
          <table:table-cell table:formula="of:=[.F1435]-[.K1435]" office:value-type="float" office:value="24.0393333435059">
            <text:p>24</text:p>
          </table:table-cell>
        </table:table-row>
        <table:table-row table:style-name="ro1">
          <table:table-cell office:value-type="string">
            <text:p><text:s text:c="2"/>1431</text:p>
          </table:table-cell>
          <table:table-cell office:value-type="string">
            <text:p><text:s text:c="3"/>4509</text:p>
          </table:table-cell>
          <table:table-cell office:value-type="string">
            <text:p><text:s text:c="2"/>24881</text:p>
          </table:table-cell>
          <table:table-cell office:value-type="string">
            <text:p><text:s text:c="6"/>6</text:p>
          </table:table-cell>
          <table:table-cell table:formula="of:=[.B1436]/1" office:value-type="float" office:value="4509">
            <text:p>4509</text:p>
          </table:table-cell>
          <table:table-cell table:formula="of:=[.C1436]/1" office:value-type="float" office:value="24881">
            <text:p>24881</text:p>
          </table:table-cell>
          <table:table-cell table:formula="of:=[.G$1]+[.E1436]*([.G$2]+[.E1436]*([.G$3]+[.G$4]*[.E1436]))" office:value-type="float" office:value="24836.5739778897">
            <text:p>24836.574</text:p>
          </table:table-cell>
          <table:table-cell table:formula="of:=[.F1436]-[.G1436]" office:value-type="float" office:value="44.4260221102522">
            <text:p>44.426</text:p>
          </table:table-cell>
          <table:table-cell table:formula="of:=INT([.I$4]*[.E1436]*([.J$3]/[.J$4])+[.I$3])" office:value-type="float" office:value="192726251">
            <text:p>192726251</text:p>
          </table:table-cell>
          <table:table-cell table:formula="of:=INT([.I1436]*[.E1436]*([.J$2]/[.J$3]))+[.I$2]" office:value-type="float" office:value="1068468">
            <text:p>1068468</text:p>
          </table:table-cell>
          <table:table-cell table:formula="of:=[.J1436]*[.E1436]*(1/[.J$2])+[.I$1]" office:value-type="float" office:value="24836.0758743286">
            <text:p>24836</text:p>
          </table:table-cell>
          <table:table-cell table:formula="of:=[.F1436]-[.K1436]" office:value-type="float" office:value="44.9241256713867">
            <text:p>45</text:p>
          </table:table-cell>
        </table:table-row>
        <table:table-row table:style-name="ro1">
          <table:table-cell office:value-type="string">
            <text:p><text:s text:c="2"/>1432</text:p>
          </table:table-cell>
          <table:table-cell office:value-type="string">
            <text:p><text:s text:c="3"/>4511</text:p>
          </table:table-cell>
          <table:table-cell office:value-type="string">
            <text:p><text:s text:c="2"/>24829</text:p>
          </table:table-cell>
          <table:table-cell office:value-type="string">
            <text:p><text:s text:c="6"/>6</text:p>
          </table:table-cell>
          <table:table-cell table:formula="of:=[.B1437]/1" office:value-type="float" office:value="4511">
            <text:p>4511</text:p>
          </table:table-cell>
          <table:table-cell table:formula="of:=[.C1437]/1" office:value-type="float" office:value="24829">
            <text:p>24829</text:p>
          </table:table-cell>
          <table:table-cell table:formula="of:=[.G$1]+[.E1437]*([.G$2]+[.E1437]*([.G$3]+[.G$4]*[.E1437]))" office:value-type="float" office:value="24868.6832560402">
            <text:p>24868.683</text:p>
          </table:table-cell>
          <table:table-cell table:formula="of:=[.F1437]-[.G1437]" office:value-type="float" office:value="-39.6832560402254">
            <text:p>-39.683</text:p>
          </table:table-cell>
          <table:table-cell table:formula="of:=INT([.I$4]*[.E1437]*([.J$3]/[.J$4])+[.I$3])" office:value-type="float" office:value="192735473">
            <text:p>192735473</text:p>
          </table:table-cell>
          <table:table-cell table:formula="of:=INT([.I1437]*[.E1437]*([.J$2]/[.J$3]))+[.I$2]" office:value-type="float" office:value="1071726">
            <text:p>1071726</text:p>
          </table:table-cell>
          <table:table-cell table:formula="of:=[.J1437]*[.E1437]*(1/[.J$2])+[.I$1]" office:value-type="float" office:value="24868.1837501526">
            <text:p>24868</text:p>
          </table:table-cell>
          <table:table-cell table:formula="of:=[.F1437]-[.K1437]" office:value-type="float" office:value="-39.1837501525879">
            <text:p>-39</text:p>
          </table:table-cell>
        </table:table-row>
        <table:table-row table:style-name="ro1">
          <table:table-cell office:value-type="string">
            <text:p><text:s text:c="2"/>1433</text:p>
          </table:table-cell>
          <table:table-cell office:value-type="string">
            <text:p><text:s text:c="3"/>4514</text:p>
          </table:table-cell>
          <table:table-cell office:value-type="string">
            <text:p><text:s text:c="2"/>24971</text:p>
          </table:table-cell>
          <table:table-cell office:value-type="string">
            <text:p><text:s text:c="6"/>6</text:p>
          </table:table-cell>
          <table:table-cell table:formula="of:=[.B1438]/1" office:value-type="float" office:value="4514">
            <text:p>4514</text:p>
          </table:table-cell>
          <table:table-cell table:formula="of:=[.C1438]/1" office:value-type="float" office:value="24971">
            <text:p>24971</text:p>
          </table:table-cell>
          <table:table-cell table:formula="of:=[.G$1]+[.E1438]*([.G$2]+[.E1438]*([.G$3]+[.G$4]*[.E1438]))" office:value-type="float" office:value="24916.8983249838">
            <text:p>24916.898</text:p>
          </table:table-cell>
          <table:table-cell table:formula="of:=[.F1438]-[.G1438]" office:value-type="float" office:value="54.1016750162198">
            <text:p>54.102</text:p>
          </table:table-cell>
          <table:table-cell table:formula="of:=INT([.I$4]*[.E1438]*([.J$3]/[.J$4])+[.I$3])" office:value-type="float" office:value="192749307">
            <text:p>192749307</text:p>
          </table:table-cell>
          <table:table-cell table:formula="of:=INT([.I1438]*[.E1438]*([.J$2]/[.J$3]))+[.I$2]" office:value-type="float" office:value="1076614">
            <text:p>1076614</text:p>
          </table:table-cell>
          <table:table-cell table:formula="of:=[.J1438]*[.E1438]*(1/[.J$2])+[.I$1]" office:value-type="float" office:value="24916.4007797241">
            <text:p>24916</text:p>
          </table:table-cell>
          <table:table-cell table:formula="of:=[.F1438]-[.K1438]" office:value-type="float" office:value="54.5992202758789">
            <text:p>55</text:p>
          </table:table-cell>
        </table:table-row>
        <table:table-row table:style-name="ro1">
          <table:table-cell office:value-type="string">
            <text:p><text:s text:c="2"/>1434</text:p>
          </table:table-cell>
          <table:table-cell office:value-type="string">
            <text:p><text:s text:c="3"/>4517</text:p>
          </table:table-cell>
          <table:table-cell office:value-type="string">
            <text:p><text:s text:c="2"/>25045</text:p>
          </table:table-cell>
          <table:table-cell office:value-type="string">
            <text:p><text:s text:c="6"/>5</text:p>
          </table:table-cell>
          <table:table-cell table:formula="of:=[.B1439]/1" office:value-type="float" office:value="4517">
            <text:p>4517</text:p>
          </table:table-cell>
          <table:table-cell table:formula="of:=[.C1439]/1" office:value-type="float" office:value="25045">
            <text:p>25045</text:p>
          </table:table-cell>
          <table:table-cell table:formula="of:=[.G$1]+[.E1439]*([.G$2]+[.E1439]*([.G$3]+[.G$4]*[.E1439]))" office:value-type="float" office:value="24965.1747856511">
            <text:p>24965.175</text:p>
          </table:table-cell>
          <table:table-cell table:formula="of:=[.F1439]-[.G1439]" office:value-type="float" office:value="79.8252143488644">
            <text:p>79.825</text:p>
          </table:table-cell>
          <table:table-cell table:formula="of:=INT([.I$4]*[.E1439]*([.J$3]/[.J$4])+[.I$3])" office:value-type="float" office:value="192763140">
            <text:p>192763140</text:p>
          </table:table-cell>
          <table:table-cell table:formula="of:=INT([.I1439]*[.E1439]*([.J$2]/[.J$3]))+[.I$2]" office:value-type="float" office:value="1081502">
            <text:p>1081502</text:p>
          </table:table-cell>
          <table:table-cell table:formula="of:=[.J1439]*[.E1439]*(1/[.J$2])+[.I$1]" office:value-type="float" office:value="24964.6737480164">
            <text:p>24965</text:p>
          </table:table-cell>
          <table:table-cell table:formula="of:=[.F1439]-[.K1439]" office:value-type="float" office:value="80.3262519836426">
            <text:p>80</text:p>
          </table:table-cell>
        </table:table-row>
        <table:table-row table:style-name="ro1">
          <table:table-cell office:value-type="string">
            <text:p><text:s text:c="2"/>1435</text:p>
          </table:table-cell>
          <table:table-cell office:value-type="string">
            <text:p><text:s text:c="3"/>4521</text:p>
          </table:table-cell>
          <table:table-cell office:value-type="string">
            <text:p><text:s text:c="2"/>24982</text:p>
          </table:table-cell>
          <table:table-cell office:value-type="string">
            <text:p><text:s text:c="6"/>6</text:p>
          </table:table-cell>
          <table:table-cell table:formula="of:=[.B1440]/1" office:value-type="float" office:value="4521">
            <text:p>4521</text:p>
          </table:table-cell>
          <table:table-cell table:formula="of:=[.C1440]/1" office:value-type="float" office:value="24982">
            <text:p>24982</text:p>
          </table:table-cell>
          <table:table-cell table:formula="of:=[.G$1]+[.E1440]*([.G$2]+[.E1440]*([.G$3]+[.G$4]*[.E1440]))" office:value-type="float" office:value="25029.6389168993">
            <text:p>25029.639</text:p>
          </table:table-cell>
          <table:table-cell table:formula="of:=[.F1440]-[.G1440]" office:value-type="float" office:value="-47.638916899301">
            <text:p>-47.639</text:p>
          </table:table-cell>
          <table:table-cell table:formula="of:=INT([.I$4]*[.E1440]*([.J$3]/[.J$4])+[.I$3])" office:value-type="float" office:value="192781584">
            <text:p>192781584</text:p>
          </table:table-cell>
          <table:table-cell table:formula="of:=INT([.I1440]*[.E1440]*([.J$2]/[.J$3]))+[.I$2]" office:value-type="float" office:value="1088021">
            <text:p>1088021</text:p>
          </table:table-cell>
          <table:table-cell table:formula="of:=[.J1440]*[.E1440]*(1/[.J$2])+[.I$1]" office:value-type="float" office:value="25029.139093399">
            <text:p>25029</text:p>
          </table:table-cell>
          <table:table-cell table:formula="of:=[.F1440]-[.K1440]" office:value-type="float" office:value="-47.1390933990479">
            <text:p>-47</text:p>
          </table:table-cell>
        </table:table-row>
        <table:table-row table:style-name="ro1">
          <table:table-cell office:value-type="string">
            <text:p><text:s text:c="2"/>1436</text:p>
          </table:table-cell>
          <table:table-cell office:value-type="string">
            <text:p><text:s text:c="3"/>4525</text:p>
          </table:table-cell>
          <table:table-cell office:value-type="string">
            <text:p><text:s text:c="2"/>25128</text:p>
          </table:table-cell>
          <table:table-cell office:value-type="string">
            <text:p><text:s text:c="6"/>5</text:p>
          </table:table-cell>
          <table:table-cell table:formula="of:=[.B1441]/1" office:value-type="float" office:value="4525">
            <text:p>4525</text:p>
          </table:table-cell>
          <table:table-cell table:formula="of:=[.C1441]/1" office:value-type="float" office:value="25128">
            <text:p>25128</text:p>
          </table:table-cell>
          <table:table-cell table:formula="of:=[.G$1]+[.E1441]*([.G$2]+[.E1441]*([.G$3]+[.G$4]*[.E1441]))" office:value-type="float" office:value="25094.212234081">
            <text:p>25094.212</text:p>
          </table:table-cell>
          <table:table-cell table:formula="of:=[.F1441]-[.G1441]" office:value-type="float" office:value="33.7877659190162">
            <text:p>33.788</text:p>
          </table:table-cell>
          <table:table-cell table:formula="of:=INT([.I$4]*[.E1441]*([.J$3]/[.J$4])+[.I$3])" office:value-type="float" office:value="192800028">
            <text:p>192800028</text:p>
          </table:table-cell>
          <table:table-cell table:formula="of:=INT([.I1441]*[.E1441]*([.J$2]/[.J$3]))+[.I$2]" office:value-type="float" office:value="1094541">
            <text:p>1094541</text:p>
          </table:table-cell>
          <table:table-cell table:formula="of:=[.J1441]*[.E1441]*(1/[.J$2])+[.I$1]" office:value-type="float" office:value="25093.7125415802">
            <text:p>25094</text:p>
          </table:table-cell>
          <table:table-cell table:formula="of:=[.F1441]-[.K1441]" office:value-type="float" office:value="34.2874584197998">
            <text:p>34</text:p>
          </table:table-cell>
        </table:table-row>
        <table:table-row table:style-name="ro1">
          <table:table-cell office:value-type="string">
            <text:p><text:s text:c="2"/>1437</text:p>
          </table:table-cell>
          <table:table-cell office:value-type="string">
            <text:p><text:s text:c="3"/>4528</text:p>
          </table:table-cell>
          <table:table-cell office:value-type="string">
            <text:p><text:s text:c="2"/>25173</text:p>
          </table:table-cell>
          <table:table-cell office:value-type="string">
            <text:p><text:s text:c="6"/>6</text:p>
          </table:table-cell>
          <table:table-cell table:formula="of:=[.B1442]/1" office:value-type="float" office:value="4528">
            <text:p>4528</text:p>
          </table:table-cell>
          <table:table-cell table:formula="of:=[.C1442]/1" office:value-type="float" office:value="25173">
            <text:p>25173</text:p>
          </table:table-cell>
          <table:table-cell table:formula="of:=[.G$1]+[.E1442]*([.G$2]+[.E1442]*([.G$3]+[.G$4]*[.E1442]))" office:value-type="float" office:value="25142.7138907362">
            <text:p>25142.714</text:p>
          </table:table-cell>
          <table:table-cell table:formula="of:=[.F1442]-[.G1442]" office:value-type="float" office:value="30.2861092637831">
            <text:p>30.286</text:p>
          </table:table-cell>
          <table:table-cell table:formula="of:=INT([.I$4]*[.E1442]*([.J$3]/[.J$4])+[.I$3])" office:value-type="float" office:value="192813862">
            <text:p>192813862</text:p>
          </table:table-cell>
          <table:table-cell table:formula="of:=INT([.I1442]*[.E1442]*([.J$2]/[.J$3]))+[.I$2]" office:value-type="float" office:value="1099432">
            <text:p>1099432</text:p>
          </table:table-cell>
          <table:table-cell table:formula="of:=[.J1442]*[.E1442]*(1/[.J$2])+[.I$1]" office:value-type="float" office:value="25142.2165527344">
            <text:p>25142</text:p>
          </table:table-cell>
          <table:table-cell table:formula="of:=[.F1442]-[.K1442]" office:value-type="float" office:value="30.783447265625">
            <text:p>31</text:p>
          </table:table-cell>
        </table:table-row>
        <table:table-row table:style-name="ro1">
          <table:table-cell office:value-type="string">
            <text:p><text:s text:c="2"/>1438</text:p>
          </table:table-cell>
          <table:table-cell office:value-type="string">
            <text:p><text:s text:c="3"/>4531</text:p>
          </table:table-cell>
          <table:table-cell office:value-type="string">
            <text:p><text:s text:c="2"/>25154</text:p>
          </table:table-cell>
          <table:table-cell office:value-type="string">
            <text:p><text:s text:c="6"/>7</text:p>
          </table:table-cell>
          <table:table-cell table:formula="of:=[.B1443]/1" office:value-type="float" office:value="4531">
            <text:p>4531</text:p>
          </table:table-cell>
          <table:table-cell table:formula="of:=[.C1443]/1" office:value-type="float" office:value="25154">
            <text:p>25154</text:p>
          </table:table-cell>
          <table:table-cell table:formula="of:=[.G$1]+[.E1443]*([.G$2]+[.E1443]*([.G$3]+[.G$4]*[.E1443]))" office:value-type="float" office:value="25191.2769898428">
            <text:p>25191.277</text:p>
          </table:table-cell>
          <table:table-cell table:formula="of:=[.F1443]-[.G1443]" office:value-type="float" office:value="-37.2769898428451">
            <text:p>-37.277</text:p>
          </table:table-cell>
          <table:table-cell table:formula="of:=INT([.I$4]*[.E1443]*([.J$3]/[.J$4])+[.I$3])" office:value-type="float" office:value="192827695">
            <text:p>192827695</text:p>
          </table:table-cell>
          <table:table-cell table:formula="of:=INT([.I1443]*[.E1443]*([.J$2]/[.J$3]))+[.I$2]" office:value-type="float" office:value="1104323">
            <text:p>1104323</text:p>
          </table:table-cell>
          <table:table-cell table:formula="of:=[.J1443]*[.E1443]*(1/[.J$2])+[.I$1]" office:value-type="float" office:value="25190.7765369415">
            <text:p>25191</text:p>
          </table:table-cell>
          <table:table-cell table:formula="of:=[.F1443]-[.K1443]" office:value-type="float" office:value="-36.7765369415283">
            <text:p>-37</text:p>
          </table:table-cell>
        </table:table-row>
        <table:table-row table:style-name="ro1">
          <table:table-cell office:value-type="string">
            <text:p><text:s text:c="2"/>1439</text:p>
          </table:table-cell>
          <table:table-cell office:value-type="string">
            <text:p><text:s text:c="3"/>4534</text:p>
          </table:table-cell>
          <table:table-cell office:value-type="string">
            <text:p><text:s text:c="2"/>25287</text:p>
          </table:table-cell>
          <table:table-cell office:value-type="string">
            <text:p><text:s text:c="6"/>6</text:p>
          </table:table-cell>
          <table:table-cell table:formula="of:=[.B1444]/1" office:value-type="float" office:value="4534">
            <text:p>4534</text:p>
          </table:table-cell>
          <table:table-cell table:formula="of:=[.C1444]/1" office:value-type="float" office:value="25287">
            <text:p>25287</text:p>
          </table:table-cell>
          <table:table-cell table:formula="of:=[.G$1]+[.E1444]*([.G$2]+[.E1444]*([.G$3]+[.G$4]*[.E1444]))" office:value-type="float" office:value="25239.9015422711">
            <text:p>25239.902</text:p>
          </table:table-cell>
          <table:table-cell table:formula="of:=[.F1444]-[.G1444]" office:value-type="float" office:value="47.0984577289128">
            <text:p>47.098</text:p>
          </table:table-cell>
          <table:table-cell table:formula="of:=INT([.I$4]*[.E1444]*([.J$3]/[.J$4])+[.I$3])" office:value-type="float" office:value="192841528">
            <text:p>192841528</text:p>
          </table:table-cell>
          <table:table-cell table:formula="of:=INT([.I1444]*[.E1444]*([.J$2]/[.J$3]))+[.I$2]" office:value-type="float" office:value="1109215">
            <text:p>1109215</text:p>
          </table:table-cell>
          <table:table-cell table:formula="of:=[.J1444]*[.E1444]*(1/[.J$2])+[.I$1]" office:value-type="float" office:value="25239.4011421204">
            <text:p>25239</text:p>
          </table:table-cell>
          <table:table-cell table:formula="of:=[.F1444]-[.K1444]" office:value-type="float" office:value="47.5988578796387">
            <text:p>48</text:p>
          </table:table-cell>
        </table:table-row>
        <table:table-row table:style-name="ro1">
          <table:table-cell office:value-type="string">
            <text:p><text:s text:c="2"/>1440</text:p>
          </table:table-cell>
          <table:table-cell office:value-type="string">
            <text:p><text:s text:c="3"/>4538</text:p>
          </table:table-cell>
          <table:table-cell office:value-type="string">
            <text:p><text:s text:c="2"/>25341</text:p>
          </table:table-cell>
          <table:table-cell office:value-type="string">
            <text:p><text:s text:c="6"/>5</text:p>
          </table:table-cell>
          <table:table-cell table:formula="of:=[.B1445]/1" office:value-type="float" office:value="4538">
            <text:p>4538</text:p>
          </table:table-cell>
          <table:table-cell table:formula="of:=[.C1445]/1" office:value-type="float" office:value="25341">
            <text:p>25341</text:p>
          </table:table-cell>
          <table:table-cell table:formula="of:=[.G$1]+[.E1445]*([.G$2]+[.E1445]*([.G$3]+[.G$4]*[.E1445]))" office:value-type="float" office:value="25304.8298916859">
            <text:p>25304.830</text:p>
          </table:table-cell>
          <table:table-cell table:formula="of:=[.F1445]-[.G1445]" office:value-type="float" office:value="36.1701083140979">
            <text:p>36.170</text:p>
          </table:table-cell>
          <table:table-cell table:formula="of:=INT([.I$4]*[.E1445]*([.J$3]/[.J$4])+[.I$3])" office:value-type="float" office:value="192859972">
            <text:p>192859972</text:p>
          </table:table-cell>
          <table:table-cell table:formula="of:=INT([.I1445]*[.E1445]*([.J$2]/[.J$3]))+[.I$2]" office:value-type="float" office:value="1115739">
            <text:p>1115739</text:p>
          </table:table-cell>
          <table:table-cell table:formula="of:=[.J1445]*[.E1445]*(1/[.J$2])+[.I$1]" office:value-type="float" office:value="25304.3325767517">
            <text:p>25304</text:p>
          </table:table-cell>
          <table:table-cell table:formula="of:=[.F1445]-[.K1445]" office:value-type="float" office:value="36.667423248291">
            <text:p>37</text:p>
          </table:table-cell>
        </table:table-row>
        <table:table-row table:style-name="ro1">
          <table:table-cell office:value-type="string">
            <text:p><text:s text:c="2"/>1441</text:p>
          </table:table-cell>
          <table:table-cell office:value-type="string">
            <text:p><text:s text:c="3"/>4540</text:p>
          </table:table-cell>
          <table:table-cell office:value-type="string">
            <text:p><text:s text:c="2"/>25308</text:p>
          </table:table-cell>
          <table:table-cell office:value-type="string">
            <text:p><text:s text:c="6"/>6</text:p>
          </table:table-cell>
          <table:table-cell table:formula="of:=[.B1446]/1" office:value-type="float" office:value="4540">
            <text:p>4540</text:p>
          </table:table-cell>
          <table:table-cell table:formula="of:=[.C1446]/1" office:value-type="float" office:value="25308">
            <text:p>25308</text:p>
          </table:table-cell>
          <table:table-cell table:formula="of:=[.G$1]+[.E1446]*([.G$2]+[.E1446]*([.G$3]+[.G$4]*[.E1446]))" office:value-type="float" office:value="25337.3350505732">
            <text:p>25337.335</text:p>
          </table:table-cell>
          <table:table-cell table:formula="of:=[.F1446]-[.G1446]" office:value-type="float" office:value="-29.3350505731723">
            <text:p>-29.335</text:p>
          </table:table-cell>
          <table:table-cell table:formula="of:=INT([.I$4]*[.E1446]*([.J$3]/[.J$4])+[.I$3])" office:value-type="float" office:value="192869194">
            <text:p>192869194</text:p>
          </table:table-cell>
          <table:table-cell table:formula="of:=INT([.I1446]*[.E1446]*([.J$2]/[.J$3]))+[.I$2]" office:value-type="float" office:value="1119001">
            <text:p>1119001</text:p>
          </table:table-cell>
          <table:table-cell table:formula="of:=[.J1446]*[.E1446]*(1/[.J$2])+[.I$1]" office:value-type="float" office:value="25336.8356246948">
            <text:p>25337</text:p>
          </table:table-cell>
          <table:table-cell table:formula="of:=[.F1446]-[.K1446]" office:value-type="float" office:value="-28.8356246948242">
            <text:p>-29</text:p>
          </table:table-cell>
        </table:table-row>
        <table:table-row table:style-name="ro1">
          <table:table-cell office:value-type="string">
            <text:p><text:s text:c="2"/>1442</text:p>
          </table:table-cell>
          <table:table-cell office:value-type="string">
            <text:p><text:s text:c="3"/>4543</text:p>
          </table:table-cell>
          <table:table-cell office:value-type="string">
            <text:p><text:s text:c="2"/>25441</text:p>
          </table:table-cell>
          <table:table-cell office:value-type="string">
            <text:p><text:s text:c="6"/>5</text:p>
          </table:table-cell>
          <table:table-cell table:formula="of:=[.B1447]/1" office:value-type="float" office:value="4543">
            <text:p>4543</text:p>
          </table:table-cell>
          <table:table-cell table:formula="of:=[.C1447]/1" office:value-type="float" office:value="25441">
            <text:p>25441</text:p>
          </table:table-cell>
          <table:table-cell table:formula="of:=[.G$1]+[.E1447]*([.G$2]+[.E1447]*([.G$3]+[.G$4]*[.E1447]))" office:value-type="float" office:value="25386.1440281874">
            <text:p>25386.144</text:p>
          </table:table-cell>
          <table:table-cell table:formula="of:=[.F1447]-[.G1447]" office:value-type="float" office:value="54.8559718125762">
            <text:p>54.856</text:p>
          </table:table-cell>
          <table:table-cell table:formula="of:=INT([.I$4]*[.E1447]*([.J$3]/[.J$4])+[.I$3])" office:value-type="float" office:value="192883027">
            <text:p>192883027</text:p>
          </table:table-cell>
          <table:table-cell table:formula="of:=INT([.I1447]*[.E1447]*([.J$2]/[.J$3]))+[.I$2]" office:value-type="float" office:value="1123895">
            <text:p>1123895</text:p>
          </table:table-cell>
          <table:table-cell table:formula="of:=[.J1447]*[.E1447]*(1/[.J$2])+[.I$1]" office:value-type="float" office:value="25385.6455249786">
            <text:p>25386</text:p>
          </table:table-cell>
          <table:table-cell table:formula="of:=[.F1447]-[.K1447]" office:value-type="float" office:value="55.3544750213623">
            <text:p>55</text:p>
          </table:table-cell>
        </table:table-row>
        <table:table-row table:style-name="ro1">
          <table:table-cell office:value-type="string">
            <text:p><text:s text:c="2"/>1443</text:p>
          </table:table-cell>
          <table:table-cell office:value-type="string">
            <text:p><text:s text:c="3"/>4546</text:p>
          </table:table-cell>
          <table:table-cell office:value-type="string">
            <text:p><text:s text:c="2"/>25495</text:p>
          </table:table-cell>
          <table:table-cell office:value-type="string">
            <text:p><text:s text:c="6"/>6</text:p>
          </table:table-cell>
          <table:table-cell table:formula="of:=[.B1448]/1" office:value-type="float" office:value="4546">
            <text:p>4546</text:p>
          </table:table-cell>
          <table:table-cell table:formula="of:=[.C1448]/1" office:value-type="float" office:value="25495">
            <text:p>25495</text:p>
          </table:table-cell>
          <table:table-cell table:formula="of:=[.G$1]+[.E1448]*([.G$2]+[.E1448]*([.G$3]+[.G$4]*[.E1448]))" office:value-type="float" office:value="25435.0145026041">
            <text:p>25435.015</text:p>
          </table:table-cell>
          <table:table-cell table:formula="of:=[.F1448]-[.G1448]" office:value-type="float" office:value="59.9854973959227">
            <text:p>59.985</text:p>
          </table:table-cell>
          <table:table-cell table:formula="of:=INT([.I$4]*[.E1448]*([.J$3]/[.J$4])+[.I$3])" office:value-type="float" office:value="192896861">
            <text:p>192896861</text:p>
          </table:table-cell>
          <table:table-cell table:formula="of:=INT([.I1448]*[.E1448]*([.J$2]/[.J$3]))+[.I$2]" office:value-type="float" office:value="1128789">
            <text:p>1128789</text:p>
          </table:table-cell>
          <table:table-cell table:formula="of:=[.J1448]*[.E1448]*(1/[.J$2])+[.I$1]" office:value-type="float" office:value="25434.5114326477">
            <text:p>25435</text:p>
          </table:table-cell>
          <table:table-cell table:formula="of:=[.F1448]-[.K1448]" office:value-type="float" office:value="60.4885673522949">
            <text:p>60</text:p>
          </table:table-cell>
        </table:table-row>
        <table:table-row table:style-name="ro1">
          <table:table-cell office:value-type="string">
            <text:p><text:s text:c="2"/>1444</text:p>
          </table:table-cell>
          <table:table-cell office:value-type="string">
            <text:p><text:s text:c="3"/>4550</text:p>
          </table:table-cell>
          <table:table-cell office:value-type="string">
            <text:p><text:s text:c="2"/>25489</text:p>
          </table:table-cell>
          <table:table-cell office:value-type="string">
            <text:p><text:s text:c="6"/>6</text:p>
          </table:table-cell>
          <table:table-cell table:formula="of:=[.B1449]/1" office:value-type="float" office:value="4550">
            <text:p>4550</text:p>
          </table:table-cell>
          <table:table-cell table:formula="of:=[.C1449]/1" office:value-type="float" office:value="25489">
            <text:p>25489</text:p>
          </table:table-cell>
          <table:table-cell table:formula="of:=[.G$1]+[.E1449]*([.G$2]+[.E1449]*([.G$3]+[.G$4]*[.E1449]))" office:value-type="float" office:value="25500.2708156402">
            <text:p>25500.271</text:p>
          </table:table-cell>
          <table:table-cell table:formula="of:=[.F1449]-[.G1449]" office:value-type="float" office:value="-11.2708156402441">
            <text:p>-11.271</text:p>
          </table:table-cell>
          <table:table-cell table:formula="of:=INT([.I$4]*[.E1449]*([.J$3]/[.J$4])+[.I$3])" office:value-type="float" office:value="192915305">
            <text:p>192915305</text:p>
          </table:table-cell>
          <table:table-cell table:formula="of:=INT([.I1449]*[.E1449]*([.J$2]/[.J$3]))+[.I$2]" office:value-type="float" office:value="1135316">
            <text:p>1135316</text:p>
          </table:table-cell>
          <table:table-cell table:formula="of:=[.J1449]*[.E1449]*(1/[.J$2])+[.I$1]" office:value-type="float" office:value="25499.7675628662">
            <text:p>25500</text:p>
          </table:table-cell>
          <table:table-cell table:formula="of:=[.F1449]-[.K1449]" office:value-type="float" office:value="-10.7675628662109">
            <text:p>-11</text:p>
          </table:table-cell>
        </table:table-row>
        <table:table-row table:style-name="ro1">
          <table:table-cell office:value-type="string">
            <text:p><text:s text:c="2"/>1445</text:p>
          </table:table-cell>
          <table:table-cell office:value-type="string">
            <text:p><text:s text:c="3"/>4553</text:p>
          </table:table-cell>
          <table:table-cell office:value-type="string">
            <text:p><text:s text:c="2"/>25611</text:p>
          </table:table-cell>
          <table:table-cell office:value-type="string">
            <text:p><text:s text:c="6"/>5</text:p>
          </table:table-cell>
          <table:table-cell table:formula="of:=[.B1450]/1" office:value-type="float" office:value="4553">
            <text:p>4553</text:p>
          </table:table-cell>
          <table:table-cell table:formula="of:=[.C1450]/1" office:value-type="float" office:value="25611">
            <text:p>25611</text:p>
          </table:table-cell>
          <table:table-cell table:formula="of:=[.G$1]+[.E1450]*([.G$2]+[.E1450]*([.G$3]+[.G$4]*[.E1450]))" office:value-type="float" office:value="25549.2848248688">
            <text:p>25549.285</text:p>
          </table:table-cell>
          <table:table-cell table:formula="of:=[.F1450]-[.G1450]" office:value-type="float" office:value="61.7151751311758">
            <text:p>61.715</text:p>
          </table:table-cell>
          <table:table-cell table:formula="of:=INT([.I$4]*[.E1450]*([.J$3]/[.J$4])+[.I$3])" office:value-type="float" office:value="192929138">
            <text:p>192929138</text:p>
          </table:table-cell>
          <table:table-cell table:formula="of:=INT([.I1450]*[.E1450]*([.J$2]/[.J$3]))+[.I$2]" office:value-type="float" office:value="1140212">
            <text:p>1140212</text:p>
          </table:table-cell>
          <table:table-cell table:formula="of:=[.J1450]*[.E1450]*(1/[.J$2])+[.I$1]" office:value-type="float" office:value="25548.7815322876">
            <text:p>25549</text:p>
          </table:table-cell>
          <table:table-cell table:formula="of:=[.F1450]-[.K1450]" office:value-type="float" office:value="62.2184677124023">
            <text:p>62</text:p>
          </table:table-cell>
        </table:table-row>
        <table:table-row table:style-name="ro1">
          <table:table-cell office:value-type="string">
            <text:p><text:s text:c="2"/>1446</text:p>
          </table:table-cell>
          <table:table-cell office:value-type="string">
            <text:p><text:s text:c="3"/>4557</text:p>
          </table:table-cell>
          <table:table-cell office:value-type="string">
            <text:p><text:s text:c="2"/>25657</text:p>
          </table:table-cell>
          <table:table-cell office:value-type="string">
            <text:p><text:s text:c="6"/>5</text:p>
          </table:table-cell>
          <table:table-cell table:formula="of:=[.B1451]/1" office:value-type="float" office:value="4557">
            <text:p>4557</text:p>
          </table:table-cell>
          <table:table-cell table:formula="of:=[.C1451]/1" office:value-type="float" office:value="25657">
            <text:p>25657</text:p>
          </table:table-cell>
          <table:table-cell table:formula="of:=[.G$1]+[.E1451]*([.G$2]+[.E1451]*([.G$3]+[.G$4]*[.E1451]))" office:value-type="float" office:value="25614.7325571091">
            <text:p>25614.733</text:p>
          </table:table-cell>
          <table:table-cell table:formula="of:=[.F1451]-[.G1451]" office:value-type="float" office:value="42.2674428909486">
            <text:p>42.267</text:p>
          </table:table-cell>
          <table:table-cell table:formula="of:=INT([.I$4]*[.E1451]*([.J$3]/[.J$4])+[.I$3])" office:value-type="float" office:value="192947582">
            <text:p>192947582</text:p>
          </table:table-cell>
          <table:table-cell table:formula="of:=INT([.I1451]*[.E1451]*([.J$2]/[.J$3]))+[.I$2]" office:value-type="float" office:value="1146741">
            <text:p>1146741</text:p>
          </table:table-cell>
          <table:table-cell table:formula="of:=[.J1451]*[.E1451]*(1/[.J$2])+[.I$1]" office:value-type="float" office:value="25614.229341507">
            <text:p>25614</text:p>
          </table:table-cell>
          <table:table-cell table:formula="of:=[.F1451]-[.K1451]" office:value-type="float" office:value="42.770658493042">
            <text:p>43</text:p>
          </table:table-cell>
        </table:table-row>
        <table:table-row table:style-name="ro1">
          <table:table-cell office:value-type="string">
            <text:p><text:s text:c="2"/>1447</text:p>
          </table:table-cell>
          <table:table-cell office:value-type="string">
            <text:p><text:s text:c="3"/>4560</text:p>
          </table:table-cell>
          <table:table-cell office:value-type="string">
            <text:p><text:s text:c="2"/>25610</text:p>
          </table:table-cell>
          <table:table-cell office:value-type="string">
            <text:p><text:s text:c="6"/>6</text:p>
          </table:table-cell>
          <table:table-cell table:formula="of:=[.B1452]/1" office:value-type="float" office:value="4560">
            <text:p>4560</text:p>
          </table:table-cell>
          <table:table-cell table:formula="of:=[.C1452]/1" office:value-type="float" office:value="25610">
            <text:p>25610</text:p>
          </table:table-cell>
          <table:table-cell table:formula="of:=[.G$1]+[.E1452]*([.G$2]+[.E1452]*([.G$3]+[.G$4]*[.E1452]))" office:value-type="float" office:value="25663.8901603318">
            <text:p>25663.890</text:p>
          </table:table-cell>
          <table:table-cell table:formula="of:=[.F1452]-[.G1452]" office:value-type="float" office:value="-53.8901603317754">
            <text:p>-53.890</text:p>
          </table:table-cell>
          <table:table-cell table:formula="of:=INT([.I$4]*[.E1452]*([.J$3]/[.J$4])+[.I$3])" office:value-type="float" office:value="192961416">
            <text:p>192961416</text:p>
          </table:table-cell>
          <table:table-cell table:formula="of:=INT([.I1452]*[.E1452]*([.J$2]/[.J$3]))+[.I$2]" office:value-type="float" office:value="1151639">
            <text:p>1151639</text:p>
          </table:table-cell>
          <table:table-cell table:formula="of:=[.J1452]*[.E1452]*(1/[.J$2])+[.I$1]" office:value-type="float" office:value="25663.3914489746">
            <text:p>25663</text:p>
          </table:table-cell>
          <table:table-cell table:formula="of:=[.F1452]-[.K1452]" office:value-type="float" office:value="-53.3914489746094">
            <text:p>-53</text:p>
          </table:table-cell>
        </table:table-row>
        <table:table-row table:style-name="ro1">
          <table:table-cell office:value-type="string">
            <text:p><text:s text:c="2"/>1448</text:p>
          </table:table-cell>
          <table:table-cell office:value-type="string">
            <text:p><text:s text:c="3"/>4563</text:p>
          </table:table-cell>
          <table:table-cell office:value-type="string">
            <text:p><text:s text:c="2"/>25764</text:p>
          </table:table-cell>
          <table:table-cell office:value-type="string">
            <text:p><text:s text:c="6"/>4</text:p>
          </table:table-cell>
          <table:table-cell table:formula="of:=[.B1453]/1" office:value-type="float" office:value="4563">
            <text:p>4563</text:p>
          </table:table-cell>
          <table:table-cell table:formula="of:=[.C1453]/1" office:value-type="float" office:value="25764">
            <text:p>25764</text:p>
          </table:table-cell>
          <table:table-cell table:formula="of:=[.G$1]+[.E1453]*([.G$2]+[.E1453]*([.G$3]+[.G$4]*[.E1453]))" office:value-type="float" office:value="25713.1093219547">
            <text:p>25713.109</text:p>
          </table:table-cell>
          <table:table-cell table:formula="of:=[.F1453]-[.G1453]" office:value-type="float" office:value="50.890678045289">
            <text:p>50.891</text:p>
          </table:table-cell>
          <table:table-cell table:formula="of:=INT([.I$4]*[.E1453]*([.J$3]/[.J$4])+[.I$3])" office:value-type="float" office:value="192975249">
            <text:p>192975249</text:p>
          </table:table-cell>
          <table:table-cell table:formula="of:=INT([.I1453]*[.E1453]*([.J$2]/[.J$3]))+[.I$2]" office:value-type="float" office:value="1156537">
            <text:p>1156537</text:p>
          </table:table-cell>
          <table:table-cell table:formula="of:=[.J1453]*[.E1453]*(1/[.J$2])+[.I$1]" office:value-type="float" office:value="25712.6096096039">
            <text:p>25713</text:p>
          </table:table-cell>
          <table:table-cell table:formula="of:=[.F1453]-[.K1453]" office:value-type="float" office:value="51.3903903961182">
            <text:p>51</text:p>
          </table:table-cell>
        </table:table-row>
        <table:table-row table:style-name="ro1">
          <table:table-cell office:value-type="string">
            <text:p><text:s text:c="2"/>1449</text:p>
          </table:table-cell>
          <table:table-cell office:value-type="string">
            <text:p><text:s text:c="3"/>4567</text:p>
          </table:table-cell>
          <table:table-cell office:value-type="string">
            <text:p><text:s text:c="2"/>25807</text:p>
          </table:table-cell>
          <table:table-cell office:value-type="string">
            <text:p><text:s text:c="6"/>5</text:p>
          </table:table-cell>
          <table:table-cell table:formula="of:=[.B1454]/1" office:value-type="float" office:value="4567">
            <text:p>4567</text:p>
          </table:table-cell>
          <table:table-cell table:formula="of:=[.C1454]/1" office:value-type="float" office:value="25807">
            <text:p>25807</text:p>
          </table:table-cell>
          <table:table-cell table:formula="of:=[.G$1]+[.E1454]*([.G$2]+[.E1454]*([.G$3]+[.G$4]*[.E1454]))" office:value-type="float" office:value="25778.8306470847">
            <text:p>25778.831</text:p>
          </table:table-cell>
          <table:table-cell table:formula="of:=[.F1454]-[.G1454]" office:value-type="float" office:value="28.1693529152762">
            <text:p>28.169</text:p>
          </table:table-cell>
          <table:table-cell table:formula="of:=INT([.I$4]*[.E1454]*([.J$3]/[.J$4])+[.I$3])" office:value-type="float" office:value="192993693">
            <text:p>192993693</text:p>
          </table:table-cell>
          <table:table-cell table:formula="of:=INT([.I1454]*[.E1454]*([.J$2]/[.J$3]))+[.I$2]" office:value-type="float" office:value="1163069">
            <text:p>1163069</text:p>
          </table:table-cell>
          <table:table-cell table:formula="of:=[.J1454]*[.E1454]*(1/[.J$2])+[.I$1]" office:value-type="float" office:value="25778.3326320648">
            <text:p>25778</text:p>
          </table:table-cell>
          <table:table-cell table:formula="of:=[.F1454]-[.K1454]" office:value-type="float" office:value="28.6673679351807">
            <text:p>29</text:p>
          </table:table-cell>
        </table:table-row>
        <table:table-row table:style-name="ro1">
          <table:table-cell office:value-type="string">
            <text:p><text:s text:c="2"/>1450</text:p>
          </table:table-cell>
          <table:table-cell office:value-type="string">
            <text:p><text:s text:c="3"/>4570</text:p>
          </table:table-cell>
          <table:table-cell office:value-type="string">
            <text:p><text:s text:c="2"/>25770</text:p>
          </table:table-cell>
          <table:table-cell office:value-type="string">
            <text:p><text:s text:c="6"/>7</text:p>
          </table:table-cell>
          <table:table-cell table:formula="of:=[.B1455]/1" office:value-type="float" office:value="4570">
            <text:p>4570</text:p>
          </table:table-cell>
          <table:table-cell table:formula="of:=[.C1455]/1" office:value-type="float" office:value="25770">
            <text:p>25770</text:p>
          </table:table-cell>
          <table:table-cell table:formula="of:=[.G$1]+[.E1455]*([.G$2]+[.E1455]*([.G$3]+[.G$4]*[.E1455]))" office:value-type="float" office:value="25828.1934872478">
            <text:p>25828.193</text:p>
          </table:table-cell>
          <table:table-cell table:formula="of:=[.F1455]-[.G1455]" office:value-type="float" office:value="-58.1934872478014">
            <text:p>-58.193</text:p>
          </table:table-cell>
          <table:table-cell table:formula="of:=INT([.I$4]*[.E1455]*([.J$3]/[.J$4])+[.I$3])" office:value-type="float" office:value="193007526">
            <text:p>193007526</text:p>
          </table:table-cell>
          <table:table-cell table:formula="of:=INT([.I1455]*[.E1455]*([.J$2]/[.J$3]))+[.I$2]" office:value-type="float" office:value="1167968">
            <text:p>1167968</text:p>
          </table:table-cell>
          <table:table-cell table:formula="of:=[.J1455]*[.E1455]*(1/[.J$2])+[.I$1]" office:value-type="float" office:value="25827.6903076172">
            <text:p>25828</text:p>
          </table:table-cell>
          <table:table-cell table:formula="of:=[.F1455]-[.K1455]" office:value-type="float" office:value="-57.6903076171875">
            <text:p>-58</text:p>
          </table:table-cell>
        </table:table-row>
        <table:table-row table:style-name="ro1">
          <table:table-cell office:value-type="string">
            <text:p><text:s text:c="2"/>1451</text:p>
          </table:table-cell>
          <table:table-cell office:value-type="string">
            <text:p><text:s text:c="3"/>4572</text:p>
          </table:table-cell>
          <table:table-cell office:value-type="string">
            <text:p><text:s text:c="2"/>25916</text:p>
          </table:table-cell>
          <table:table-cell office:value-type="string">
            <text:p><text:s text:c="6"/>5</text:p>
          </table:table-cell>
          <table:table-cell table:formula="of:=[.B1456]/1" office:value-type="float" office:value="4572">
            <text:p>4572</text:p>
          </table:table-cell>
          <table:table-cell table:formula="of:=[.C1456]/1" office:value-type="float" office:value="25916">
            <text:p>25916</text:p>
          </table:table-cell>
          <table:table-cell table:formula="of:=[.G$1]+[.E1456]*([.G$2]+[.E1456]*([.G$3]+[.G$4]*[.E1456]))" office:value-type="float" office:value="25861.1362659267">
            <text:p>25861.136</text:p>
          </table:table-cell>
          <table:table-cell table:formula="of:=[.F1456]-[.G1456]" office:value-type="float" office:value="54.8637340732603">
            <text:p>54.864</text:p>
          </table:table-cell>
          <table:table-cell table:formula="of:=INT([.I$4]*[.E1456]*([.J$3]/[.J$4])+[.I$3])" office:value-type="float" office:value="193016748">
            <text:p>193016748</text:p>
          </table:table-cell>
          <table:table-cell table:formula="of:=INT([.I1456]*[.E1456]*([.J$2]/[.J$3]))+[.I$2]" office:value-type="float" office:value="1171235">
            <text:p>1171235</text:p>
          </table:table-cell>
          <table:table-cell table:formula="of:=[.J1456]*[.E1456]*(1/[.J$2])+[.I$1]" office:value-type="float" office:value="25860.6352920532">
            <text:p>25861</text:p>
          </table:table-cell>
          <table:table-cell table:formula="of:=[.F1456]-[.K1456]" office:value-type="float" office:value="55.3647079467774">
            <text:p>55</text:p>
          </table:table-cell>
        </table:table-row>
        <table:table-row table:style-name="ro1">
          <table:table-cell office:value-type="string">
            <text:p><text:s text:c="2"/>1452</text:p>
          </table:table-cell>
          <table:table-cell office:value-type="string">
            <text:p><text:s text:c="3"/>4575</text:p>
          </table:table-cell>
          <table:table-cell office:value-type="string">
            <text:p><text:s text:c="2"/>25957</text:p>
          </table:table-cell>
          <table:table-cell office:value-type="string">
            <text:p><text:s text:c="6"/>5</text:p>
          </table:table-cell>
          <table:table-cell table:formula="of:=[.B1457]/1" office:value-type="float" office:value="4575">
            <text:p>4575</text:p>
          </table:table-cell>
          <table:table-cell table:formula="of:=[.C1457]/1" office:value-type="float" office:value="25957">
            <text:p>25957</text:p>
          </table:table-cell>
          <table:table-cell table:formula="of:=[.G$1]+[.E1457]*([.G$2]+[.E1457]*([.G$3]+[.G$4]*[.E1457]))" office:value-type="float" office:value="25910.6017698525">
            <text:p>25910.602</text:p>
          </table:table-cell>
          <table:table-cell table:formula="of:=[.F1457]-[.G1457]" office:value-type="float" office:value="46.398230147508">
            <text:p>46.398</text:p>
          </table:table-cell>
          <table:table-cell table:formula="of:=INT([.I$4]*[.E1457]*([.J$3]/[.J$4])+[.I$3])" office:value-type="float" office:value="193030581">
            <text:p>193030581</text:p>
          </table:table-cell>
          <table:table-cell table:formula="of:=INT([.I1457]*[.E1457]*([.J$2]/[.J$3]))+[.I$2]" office:value-type="float" office:value="1176136">
            <text:p>1176136</text:p>
          </table:table-cell>
          <table:table-cell table:formula="of:=[.J1457]*[.E1457]*(1/[.J$2])+[.I$1]" office:value-type="float" office:value="25910.1038665771">
            <text:p>25910</text:p>
          </table:table-cell>
          <table:table-cell table:formula="of:=[.F1457]-[.K1457]" office:value-type="float" office:value="46.8961334228516">
            <text:p>47</text:p>
          </table:table-cell>
        </table:table-row>
        <table:table-row table:style-name="ro1">
          <table:table-cell office:value-type="string">
            <text:p><text:s text:c="2"/>1453</text:p>
          </table:table-cell>
          <table:table-cell office:value-type="string">
            <text:p><text:s text:c="3"/>4578</text:p>
          </table:table-cell>
          <table:table-cell office:value-type="string">
            <text:p><text:s text:c="2"/>25922</text:p>
          </table:table-cell>
          <table:table-cell office:value-type="string">
            <text:p><text:s text:c="6"/>7</text:p>
          </table:table-cell>
          <table:table-cell table:formula="of:=[.B1458]/1" office:value-type="float" office:value="4578">
            <text:p>4578</text:p>
          </table:table-cell>
          <table:table-cell table:formula="of:=[.C1458]/1" office:value-type="float" office:value="25922">
            <text:p>25922</text:p>
          </table:table-cell>
          <table:table-cell table:formula="of:=[.G$1]+[.E1458]*([.G$2]+[.E1458]*([.G$3]+[.G$4]*[.E1458]))" office:value-type="float" office:value="25960.1288865294">
            <text:p>25960.129</text:p>
          </table:table-cell>
          <table:table-cell table:formula="of:=[.F1458]-[.G1458]" office:value-type="float" office:value="-38.1288865294337">
            <text:p>-38.129</text:p>
          </table:table-cell>
          <table:table-cell table:formula="of:=INT([.I$4]*[.E1458]*([.J$3]/[.J$4])+[.I$3])" office:value-type="float" office:value="193044415">
            <text:p>193044415</text:p>
          </table:table-cell>
          <table:table-cell table:formula="of:=INT([.I1458]*[.E1458]*([.J$2]/[.J$3]))+[.I$2]" office:value-type="float" office:value="1181037">
            <text:p>1181037</text:p>
          </table:table-cell>
          <table:table-cell table:formula="of:=[.J1458]*[.E1458]*(1/[.J$2])+[.I$1]" office:value-type="float" office:value="25959.628528595">
            <text:p>25960</text:p>
          </table:table-cell>
          <table:table-cell table:formula="of:=[.F1458]-[.K1458]" office:value-type="float" office:value="-37.6285285949707">
            <text:p>-38</text:p>
          </table:table-cell>
        </table:table-row>
        <table:table-row table:style-name="ro1">
          <table:table-cell office:value-type="string">
            <text:p><text:s text:c="2"/>1454</text:p>
          </table:table-cell>
          <table:table-cell office:value-type="string">
            <text:p><text:s text:c="3"/>4582</text:p>
          </table:table-cell>
          <table:table-cell office:value-type="string">
            <text:p><text:s text:c="2"/>26069</text:p>
          </table:table-cell>
          <table:table-cell office:value-type="string">
            <text:p><text:s text:c="6"/>6</text:p>
          </table:table-cell>
          <table:table-cell table:formula="of:=[.B1459]/1" office:value-type="float" office:value="4582">
            <text:p>4582</text:p>
          </table:table-cell>
          <table:table-cell table:formula="of:=[.C1459]/1" office:value-type="float" office:value="26069">
            <text:p>26069</text:p>
          </table:table-cell>
          <table:table-cell table:formula="of:=[.G$1]+[.E1459]*([.G$2]+[.E1459]*([.G$3]+[.G$4]*[.E1459]))" office:value-type="float" office:value="26026.2609029441">
            <text:p>26026.261</text:p>
          </table:table-cell>
          <table:table-cell table:formula="of:=[.F1459]-[.G1459]" office:value-type="float" office:value="42.7390970558627">
            <text:p>42.739</text:p>
          </table:table-cell>
          <table:table-cell table:formula="of:=INT([.I$4]*[.E1459]*([.J$3]/[.J$4])+[.I$3])" office:value-type="float" office:value="193062859">
            <text:p>193062859</text:p>
          </table:table-cell>
          <table:table-cell table:formula="of:=INT([.I1459]*[.E1459]*([.J$2]/[.J$3]))+[.I$2]" office:value-type="float" office:value="1187573">
            <text:p>1187573</text:p>
          </table:table-cell>
          <table:table-cell table:formula="of:=[.J1459]*[.E1459]*(1/[.J$2])+[.I$1]" office:value-type="float" office:value="26025.7603111267">
            <text:p>26026</text:p>
          </table:table-cell>
          <table:table-cell table:formula="of:=[.F1459]-[.K1459]" office:value-type="float" office:value="43.239688873291">
            <text:p>43</text:p>
          </table:table-cell>
        </table:table-row>
        <table:table-row table:style-name="ro1">
          <table:table-cell office:value-type="string">
            <text:p><text:s text:c="2"/>1455</text:p>
          </table:table-cell>
          <table:table-cell office:value-type="string">
            <text:p><text:s text:c="3"/>4585</text:p>
          </table:table-cell>
          <table:table-cell office:value-type="string">
            <text:p><text:s text:c="2"/>26124</text:p>
          </table:table-cell>
          <table:table-cell office:value-type="string">
            <text:p><text:s text:c="6"/>5</text:p>
          </table:table-cell>
          <table:table-cell table:formula="of:=[.B1460]/1" office:value-type="float" office:value="4585">
            <text:p>4585</text:p>
          </table:table-cell>
          <table:table-cell table:formula="of:=[.C1460]/1" office:value-type="float" office:value="26124">
            <text:p>26124</text:p>
          </table:table-cell>
          <table:table-cell table:formula="of:=[.G$1]+[.E1460]*([.G$2]+[.E1460]*([.G$3]+[.G$4]*[.E1460]))" office:value-type="float" office:value="26075.9318249802">
            <text:p>26075.932</text:p>
          </table:table-cell>
          <table:table-cell table:formula="of:=[.F1460]-[.G1460]" office:value-type="float" office:value="48.0681750197728">
            <text:p>48.068</text:p>
          </table:table-cell>
          <table:table-cell table:formula="of:=INT([.I$4]*[.E1460]*([.J$3]/[.J$4])+[.I$3])" office:value-type="float" office:value="193076692">
            <text:p>193076692</text:p>
          </table:table-cell>
          <table:table-cell table:formula="of:=INT([.I1460]*[.E1460]*([.J$2]/[.J$3]))+[.I$2]" office:value-type="float" office:value="1192476">
            <text:p>1192476</text:p>
          </table:table-cell>
          <table:table-cell table:formula="of:=[.J1460]*[.E1460]*(1/[.J$2])+[.I$1]" office:value-type="float" office:value="26075.43334198">
            <text:p>26075</text:p>
          </table:table-cell>
          <table:table-cell table:formula="of:=[.F1460]-[.K1460]" office:value-type="float" office:value="48.5666580200195">
            <text:p>49</text:p>
          </table:table-cell>
        </table:table-row>
        <table:table-row table:style-name="ro1">
          <table:table-cell office:value-type="string">
            <text:p><text:s text:c="2"/>1456</text:p>
          </table:table-cell>
          <table:table-cell office:value-type="string">
            <text:p><text:s text:c="3"/>4589</text:p>
          </table:table-cell>
          <table:table-cell office:value-type="string">
            <text:p><text:s text:c="2"/>26072</text:p>
          </table:table-cell>
          <table:table-cell office:value-type="string">
            <text:p><text:s text:c="6"/>6</text:p>
          </table:table-cell>
          <table:table-cell table:formula="of:=[.B1461]/1" office:value-type="float" office:value="4589">
            <text:p>4589</text:p>
          </table:table-cell>
          <table:table-cell table:formula="of:=[.C1461]/1" office:value-type="float" office:value="26072">
            <text:p>26072</text:p>
          </table:table-cell>
          <table:table-cell table:formula="of:=[.G$1]+[.E1461]*([.G$2]+[.E1461]*([.G$3]+[.G$4]*[.E1461]))" office:value-type="float" office:value="26142.2556213286">
            <text:p>26142.256</text:p>
          </table:table-cell>
          <table:table-cell table:formula="of:=[.F1461]-[.G1461]" office:value-type="float" office:value="-70.2556213285716">
            <text:p>-70.256</text:p>
          </table:table-cell>
          <table:table-cell table:formula="of:=INT([.I$4]*[.E1461]*([.J$3]/[.J$4])+[.I$3])" office:value-type="float" office:value="193095136">
            <text:p>193095136</text:p>
          </table:table-cell>
          <table:table-cell table:formula="of:=INT([.I1461]*[.E1461]*([.J$2]/[.J$3]))+[.I$2]" office:value-type="float" office:value="1199014">
            <text:p>1199014</text:p>
          </table:table-cell>
          <table:table-cell table:formula="of:=[.J1461]*[.E1461]*(1/[.J$2])+[.I$1]" office:value-type="float" office:value="26141.7571678162">
            <text:p>26142</text:p>
          </table:table-cell>
          <table:table-cell table:formula="of:=[.F1461]-[.K1461]" office:value-type="float" office:value="-69.7571678161621">
            <text:p>-70</text:p>
          </table:table-cell>
        </table:table-row>
        <table:table-row table:style-name="ro1">
          <table:table-cell office:value-type="string">
            <text:p><text:s text:c="2"/>1457</text:p>
          </table:table-cell>
          <table:table-cell office:value-type="string">
            <text:p><text:s text:c="3"/>4592</text:p>
          </table:table-cell>
          <table:table-cell office:value-type="string">
            <text:p><text:s text:c="2"/>26216</text:p>
          </table:table-cell>
          <table:table-cell office:value-type="string">
            <text:p><text:s text:c="6"/>5</text:p>
          </table:table-cell>
          <table:table-cell table:formula="of:=[.B1462]/1" office:value-type="float" office:value="4592">
            <text:p>4592</text:p>
          </table:table-cell>
          <table:table-cell table:formula="of:=[.C1462]/1" office:value-type="float" office:value="26216">
            <text:p>26216</text:p>
          </table:table-cell>
          <table:table-cell table:formula="of:=[.G$1]+[.E1462]*([.G$2]+[.E1462]*([.G$3]+[.G$4]*[.E1462]))" office:value-type="float" office:value="26192.070407906">
            <text:p>26192.070</text:p>
          </table:table-cell>
          <table:table-cell table:formula="of:=[.F1462]-[.G1462]" office:value-type="float" office:value="23.9295920939876">
            <text:p>23.930</text:p>
          </table:table-cell>
          <table:table-cell table:formula="of:=INT([.I$4]*[.E1462]*([.J$3]/[.J$4])+[.I$3])" office:value-type="float" office:value="193108970">
            <text:p>193108970</text:p>
          </table:table-cell>
          <table:table-cell table:formula="of:=INT([.I1462]*[.E1462]*([.J$2]/[.J$3]))+[.I$2]" office:value-type="float" office:value="1203918">
            <text:p>1203918</text:p>
          </table:table-cell>
          <table:table-cell table:formula="of:=[.J1462]*[.E1462]*(1/[.J$2])+[.I$1]" office:value-type="float" office:value="26191.5698852539">
            <text:p>26192</text:p>
          </table:table-cell>
          <table:table-cell table:formula="of:=[.F1462]-[.K1462]" office:value-type="float" office:value="24.4301147460938">
            <text:p>24</text:p>
          </table:table-cell>
        </table:table-row>
        <table:table-row table:style-name="ro1">
          <table:table-cell office:value-type="string">
            <text:p><text:s text:c="2"/>1458</text:p>
          </table:table-cell>
          <table:table-cell office:value-type="string">
            <text:p><text:s text:c="3"/>4596</text:p>
          </table:table-cell>
          <table:table-cell office:value-type="string">
            <text:p><text:s text:c="2"/>26291</text:p>
          </table:table-cell>
          <table:table-cell office:value-type="string">
            <text:p><text:s text:c="6"/>5</text:p>
          </table:table-cell>
          <table:table-cell table:formula="of:=[.B1463]/1" office:value-type="float" office:value="4596">
            <text:p>4596</text:p>
          </table:table-cell>
          <table:table-cell table:formula="of:=[.C1463]/1" office:value-type="float" office:value="26291">
            <text:p>26291</text:p>
          </table:table-cell>
          <table:table-cell table:formula="of:=[.G$1]+[.E1463]*([.G$2]+[.E1463]*([.G$3]+[.G$4]*[.E1463]))" office:value-type="float" office:value="26258.5860630976">
            <text:p>26258.586</text:p>
          </table:table-cell>
          <table:table-cell table:formula="of:=[.F1463]-[.G1463]" office:value-type="float" office:value="32.4139369023906">
            <text:p>32.414</text:p>
          </table:table-cell>
          <table:table-cell table:formula="of:=INT([.I$4]*[.E1463]*([.J$3]/[.J$4])+[.I$3])" office:value-type="float" office:value="193127414">
            <text:p>193127414</text:p>
          </table:table-cell>
          <table:table-cell table:formula="of:=INT([.I1463]*[.E1463]*([.J$2]/[.J$3]))+[.I$2]" office:value-type="float" office:value="1210458">
            <text:p>1210458</text:p>
          </table:table-cell>
          <table:table-cell table:formula="of:=[.J1463]*[.E1463]*(1/[.J$2])+[.I$1]" office:value-type="float" office:value="26258.0858306885">
            <text:p>26258</text:p>
          </table:table-cell>
          <table:table-cell table:formula="of:=[.F1463]-[.K1463]" office:value-type="float" office:value="32.9141693115234">
            <text:p>33</text:p>
          </table:table-cell>
        </table:table-row>
        <table:table-row table:style-name="ro1">
          <table:table-cell office:value-type="string">
            <text:p><text:s text:c="2"/>1459</text:p>
          </table:table-cell>
          <table:table-cell office:value-type="string">
            <text:p><text:s text:c="3"/>4599</text:p>
          </table:table-cell>
          <table:table-cell office:value-type="string">
            <text:p><text:s text:c="2"/>26249</text:p>
          </table:table-cell>
          <table:table-cell office:value-type="string">
            <text:p><text:s text:c="6"/>6</text:p>
          </table:table-cell>
          <table:table-cell table:formula="of:=[.B1464]/1" office:value-type="float" office:value="4599">
            <text:p>4599</text:p>
          </table:table-cell>
          <table:table-cell table:formula="of:=[.C1464]/1" office:value-type="float" office:value="26249">
            <text:p>26249</text:p>
          </table:table-cell>
          <table:table-cell table:formula="of:=[.G$1]+[.E1464]*([.G$2]+[.E1464]*([.G$3]+[.G$4]*[.E1464]))" office:value-type="float" office:value="26308.5447733986">
            <text:p>26308.545</text:p>
          </table:table-cell>
          <table:table-cell table:formula="of:=[.F1464]-[.G1464]" office:value-type="float" office:value="-59.5447733985857">
            <text:p>-59.545</text:p>
          </table:table-cell>
          <table:table-cell table:formula="of:=INT([.I$4]*[.E1464]*([.J$3]/[.J$4])+[.I$3])" office:value-type="float" office:value="193141247">
            <text:p>193141247</text:p>
          </table:table-cell>
          <table:table-cell table:formula="of:=INT([.I1464]*[.E1464]*([.J$2]/[.J$3]))+[.I$2]" office:value-type="float" office:value="1215364">
            <text:p>1215364</text:p>
          </table:table-cell>
          <table:table-cell table:formula="of:=[.J1464]*[.E1464]*(1/[.J$2])+[.I$1]" office:value-type="float" office:value="26308.0470504761">
            <text:p>26308</text:p>
          </table:table-cell>
          <table:table-cell table:formula="of:=[.F1464]-[.K1464]" office:value-type="float" office:value="-59.0470504760742">
            <text:p>-59</text:p>
          </table:table-cell>
        </table:table-row>
        <table:table-row table:style-name="ro1">
          <table:table-cell office:value-type="string">
            <text:p><text:s text:c="2"/>1460</text:p>
          </table:table-cell>
          <table:table-cell office:value-type="string">
            <text:p><text:s text:c="3"/>4602</text:p>
          </table:table-cell>
          <table:table-cell office:value-type="string">
            <text:p><text:s text:c="2"/>26384</text:p>
          </table:table-cell>
          <table:table-cell office:value-type="string">
            <text:p><text:s text:c="6"/>4</text:p>
          </table:table-cell>
          <table:table-cell table:formula="of:=[.B1465]/1" office:value-type="float" office:value="4602">
            <text:p>4602</text:p>
          </table:table-cell>
          <table:table-cell table:formula="of:=[.C1465]/1" office:value-type="float" office:value="26384">
            <text:p>26384</text:p>
          </table:table-cell>
          <table:table-cell table:formula="of:=[.G$1]+[.E1465]*([.G$2]+[.E1465]*([.G$3]+[.G$4]*[.E1465]))" office:value-type="float" office:value="26358.5651834124">
            <text:p>26358.565</text:p>
          </table:table-cell>
          <table:table-cell table:formula="of:=[.F1465]-[.G1465]" office:value-type="float" office:value="25.4348165876399">
            <text:p>25.435</text:p>
          </table:table-cell>
          <table:table-cell table:formula="of:=INT([.I$4]*[.E1465]*([.J$3]/[.J$4])+[.I$3])" office:value-type="float" office:value="193155080">
            <text:p>193155080</text:p>
          </table:table-cell>
          <table:table-cell table:formula="of:=INT([.I1465]*[.E1465]*([.J$2]/[.J$3]))+[.I$2]" office:value-type="float" office:value="1220270">
            <text:p>1220270</text:p>
          </table:table-cell>
          <table:table-cell table:formula="of:=[.J1465]*[.E1465]*(1/[.J$2])+[.I$1]" office:value-type="float" office:value="26358.064414978">
            <text:p>26358</text:p>
          </table:table-cell>
          <table:table-cell table:formula="of:=[.F1465]-[.K1465]" office:value-type="float" office:value="25.9355850219727">
            <text:p>26</text:p>
          </table:table-cell>
        </table:table-row>
        <table:table-row table:style-name="ro1">
          <table:table-cell office:value-type="string">
            <text:p><text:s text:c="2"/>1461</text:p>
          </table:table-cell>
          <table:table-cell office:value-type="string">
            <text:p><text:s text:c="3"/>4604</text:p>
          </table:table-cell>
          <table:table-cell office:value-type="string">
            <text:p><text:s text:c="2"/>26332</text:p>
          </table:table-cell>
          <table:table-cell office:value-type="string">
            <text:p><text:s text:c="6"/>5</text:p>
          </table:table-cell>
          <table:table-cell table:formula="of:=[.B1466]/1" office:value-type="float" office:value="4604">
            <text:p>4604</text:p>
          </table:table-cell>
          <table:table-cell table:formula="of:=[.C1466]/1" office:value-type="float" office:value="26332">
            <text:p>26332</text:p>
          </table:table-cell>
          <table:table-cell table:formula="of:=[.G$1]+[.E1466]*([.G$2]+[.E1466]*([.G$3]+[.G$4]*[.E1466]))" office:value-type="float" office:value="26391.9464064078">
            <text:p>26391.946</text:p>
          </table:table-cell>
          <table:table-cell table:formula="of:=[.F1466]-[.G1466]" office:value-type="float" office:value="-59.9464064077729">
            <text:p>-59.946</text:p>
          </table:table-cell>
          <table:table-cell table:formula="of:=INT([.I$4]*[.E1466]*([.J$3]/[.J$4])+[.I$3])" office:value-type="float" office:value="193164302">
            <text:p>193164302</text:p>
          </table:table-cell>
          <table:table-cell table:formula="of:=INT([.I1466]*[.E1466]*([.J$2]/[.J$3]))+[.I$2]" office:value-type="float" office:value="1223541">
            <text:p>1223541</text:p>
          </table:table-cell>
          <table:table-cell table:formula="of:=[.J1466]*[.E1466]*(1/[.J$2])+[.I$1]" office:value-type="float" office:value="26391.4434432983">
            <text:p>26391</text:p>
          </table:table-cell>
          <table:table-cell table:formula="of:=[.F1466]-[.K1466]" office:value-type="float" office:value="-59.4434432983398">
            <text:p>-59</text:p>
          </table:table-cell>
        </table:table-row>
        <table:table-row table:style-name="ro1">
          <table:table-cell office:value-type="string">
            <text:p><text:s text:c="2"/>1462</text:p>
          </table:table-cell>
          <table:table-cell office:value-type="string">
            <text:p><text:s text:c="3"/>4607</text:p>
          </table:table-cell>
          <table:table-cell office:value-type="string">
            <text:p><text:s text:c="2"/>26499</text:p>
          </table:table-cell>
          <table:table-cell office:value-type="string">
            <text:p><text:s text:c="6"/>5</text:p>
          </table:table-cell>
          <table:table-cell table:formula="of:=[.B1467]/1" office:value-type="float" office:value="4607">
            <text:p>4607</text:p>
          </table:table-cell>
          <table:table-cell table:formula="of:=[.C1467]/1" office:value-type="float" office:value="26499">
            <text:p>26499</text:p>
          </table:table-cell>
          <table:table-cell table:formula="of:=[.G$1]+[.E1467]*([.G$2]+[.E1467]*([.G$3]+[.G$4]*[.E1467]))" office:value-type="float" office:value="26442.0696734322">
            <text:p>26442.070</text:p>
          </table:table-cell>
          <table:table-cell table:formula="of:=[.F1467]-[.G1467]" office:value-type="float" office:value="56.9303265677918">
            <text:p>56.930</text:p>
          </table:table-cell>
          <table:table-cell table:formula="of:=INT([.I$4]*[.E1467]*([.J$3]/[.J$4])+[.I$3])" office:value-type="float" office:value="193178135">
            <text:p>193178135</text:p>
          </table:table-cell>
          <table:table-cell table:formula="of:=INT([.I1467]*[.E1467]*([.J$2]/[.J$3]))+[.I$2]" office:value-type="float" office:value="1228448">
            <text:p>1228448</text:p>
          </table:table-cell>
          <table:table-cell table:formula="of:=[.J1467]*[.E1467]*(1/[.J$2])+[.I$1]" office:value-type="float" office:value="26441.5631713867">
            <text:p>26442</text:p>
          </table:table-cell>
          <table:table-cell table:formula="of:=[.F1467]-[.K1467]" office:value-type="float" office:value="57.4368286132813">
            <text:p>57</text:p>
          </table:table-cell>
        </table:table-row>
        <table:table-row table:style-name="ro1">
          <table:table-cell office:value-type="string">
            <text:p><text:s text:c="2"/>1463</text:p>
          </table:table-cell>
          <table:table-cell office:value-type="string">
            <text:p><text:s text:c="3"/>4611</text:p>
          </table:table-cell>
          <table:table-cell office:value-type="string">
            <text:p><text:s text:c="2"/>26524</text:p>
          </table:table-cell>
          <table:table-cell office:value-type="string">
            <text:p><text:s text:c="6"/>5</text:p>
          </table:table-cell>
          <table:table-cell table:formula="of:=[.B1468]/1" office:value-type="float" office:value="4611">
            <text:p>4611</text:p>
          </table:table-cell>
          <table:table-cell table:formula="of:=[.C1468]/1" office:value-type="float" office:value="26524">
            <text:p>26524</text:p>
          </table:table-cell>
          <table:table-cell table:formula="of:=[.G$1]+[.E1468]*([.G$2]+[.E1468]*([.G$3]+[.G$4]*[.E1468]))" office:value-type="float" office:value="26508.9967204325">
            <text:p>26508.997</text:p>
          </table:table-cell>
          <table:table-cell table:formula="of:=[.F1468]-[.G1468]" office:value-type="float" office:value="15.0032795674997">
            <text:p>15.003</text:p>
          </table:table-cell>
          <table:table-cell table:formula="of:=INT([.I$4]*[.E1468]*([.J$3]/[.J$4])+[.I$3])" office:value-type="float" office:value="193196580">
            <text:p>193196580</text:p>
          </table:table-cell>
          <table:table-cell table:formula="of:=INT([.I1468]*[.E1468]*([.J$2]/[.J$3]))+[.I$2]" office:value-type="float" office:value="1234993">
            <text:p>1234993</text:p>
          </table:table-cell>
          <table:table-cell table:formula="of:=[.J1468]*[.E1468]*(1/[.J$2])+[.I$1]" office:value-type="float" office:value="26508.4973506927">
            <text:p>26508</text:p>
          </table:table-cell>
          <table:table-cell table:formula="of:=[.F1468]-[.K1468]" office:value-type="float" office:value="15.502649307251">
            <text:p>16</text:p>
          </table:table-cell>
        </table:table-row>
        <table:table-row table:style-name="ro1">
          <table:table-cell office:value-type="string">
            <text:p><text:s text:c="2"/>1464</text:p>
          </table:table-cell>
          <table:table-cell office:value-type="string">
            <text:p><text:s text:c="3"/>4614</text:p>
          </table:table-cell>
          <table:table-cell office:value-type="string">
            <text:p><text:s text:c="2"/>26517</text:p>
          </table:table-cell>
          <table:table-cell office:value-type="string">
            <text:p><text:s text:c="6"/>6</text:p>
          </table:table-cell>
          <table:table-cell table:formula="of:=[.B1469]/1" office:value-type="float" office:value="4614">
            <text:p>4614</text:p>
          </table:table-cell>
          <table:table-cell table:formula="of:=[.C1469]/1" office:value-type="float" office:value="26517">
            <text:p>26517</text:p>
          </table:table-cell>
          <table:table-cell table:formula="of:=[.G$1]+[.E1469]*([.G$2]+[.E1469]*([.G$3]+[.G$4]*[.E1469]))" office:value-type="float" office:value="26559.2640379995">
            <text:p>26559.264</text:p>
          </table:table-cell>
          <table:table-cell table:formula="of:=[.F1469]-[.G1469]" office:value-type="float" office:value="-42.2640379994955">
            <text:p>-42.264</text:p>
          </table:table-cell>
          <table:table-cell table:formula="of:=INT([.I$4]*[.E1469]*([.J$3]/[.J$4])+[.I$3])" office:value-type="float" office:value="193210413">
            <text:p>193210413</text:p>
          </table:table-cell>
          <table:table-cell table:formula="of:=INT([.I1469]*[.E1469]*([.J$2]/[.J$3]))+[.I$2]" office:value-type="float" office:value="1239902">
            <text:p>1239902</text:p>
          </table:table-cell>
          <table:table-cell table:formula="of:=[.J1469]*[.E1469]*(1/[.J$2])+[.I$1]" office:value-type="float" office:value="26558.7657241821">
            <text:p>26559</text:p>
          </table:table-cell>
          <table:table-cell table:formula="of:=[.F1469]-[.K1469]" office:value-type="float" office:value="-41.7657241821289">
            <text:p>-42</text:p>
          </table:table-cell>
        </table:table-row>
        <table:table-row table:style-name="ro1">
          <table:table-cell office:value-type="string">
            <text:p><text:s text:c="2"/>1465</text:p>
          </table:table-cell>
          <table:table-cell office:value-type="string">
            <text:p><text:s text:c="3"/>4617</text:p>
          </table:table-cell>
          <table:table-cell office:value-type="string">
            <text:p><text:s text:c="2"/>26655</text:p>
          </table:table-cell>
          <table:table-cell office:value-type="string">
            <text:p><text:s text:c="6"/>4</text:p>
          </table:table-cell>
          <table:table-cell table:formula="of:=[.B1470]/1" office:value-type="float" office:value="4617">
            <text:p>4617</text:p>
          </table:table-cell>
          <table:table-cell table:formula="of:=[.C1470]/1" office:value-type="float" office:value="26655">
            <text:p>26655</text:p>
          </table:table-cell>
          <table:table-cell table:formula="of:=[.G$1]+[.E1470]*([.G$2]+[.E1470]*([.G$3]+[.G$4]*[.E1470]))" office:value-type="float" office:value="26609.5931096303">
            <text:p>26609.593</text:p>
          </table:table-cell>
          <table:table-cell table:formula="of:=[.F1470]-[.G1470]" office:value-type="float" office:value="45.4068903697116">
            <text:p>45.407</text:p>
          </table:table-cell>
          <table:table-cell table:formula="of:=INT([.I$4]*[.E1470]*([.J$3]/[.J$4])+[.I$3])" office:value-type="float" office:value="193224246">
            <text:p>193224246</text:p>
          </table:table-cell>
          <table:table-cell table:formula="of:=INT([.I1470]*[.E1470]*([.J$2]/[.J$3]))+[.I$2]" office:value-type="float" office:value="1244811">
            <text:p>1244811</text:p>
          </table:table-cell>
          <table:table-cell table:formula="of:=[.J1470]*[.E1470]*(1/[.J$2])+[.I$1]" office:value-type="float" office:value="26609.0902767181">
            <text:p>26609</text:p>
          </table:table-cell>
          <table:table-cell table:formula="of:=[.F1470]-[.K1470]" office:value-type="float" office:value="45.9097232818604">
            <text:p>46</text:p>
          </table:table-cell>
        </table:table-row>
        <table:table-row table:style-name="ro1">
          <table:table-cell office:value-type="string">
            <text:p><text:s text:c="2"/>1466</text:p>
          </table:table-cell>
          <table:table-cell office:value-type="string">
            <text:p><text:s text:c="3"/>4621</text:p>
          </table:table-cell>
          <table:table-cell office:value-type="string">
            <text:p><text:s text:c="2"/>26627</text:p>
          </table:table-cell>
          <table:table-cell office:value-type="string">
            <text:p><text:s text:c="6"/>7</text:p>
          </table:table-cell>
          <table:table-cell table:formula="of:=[.B1471]/1" office:value-type="float" office:value="4621">
            <text:p>4621</text:p>
          </table:table-cell>
          <table:table-cell table:formula="of:=[.C1471]/1" office:value-type="float" office:value="26627">
            <text:p>26627</text:p>
          </table:table-cell>
          <table:table-cell table:formula="of:=[.G$1]+[.E1471]*([.G$2]+[.E1471]*([.G$3]+[.G$4]*[.E1471]))" office:value-type="float" office:value="26676.7946191364">
            <text:p>26676.795</text:p>
          </table:table-cell>
          <table:table-cell table:formula="of:=[.F1471]-[.G1471]" office:value-type="float" office:value="-49.7946191363735">
            <text:p>-49.795</text:p>
          </table:table-cell>
          <table:table-cell table:formula="of:=INT([.I$4]*[.E1471]*([.J$3]/[.J$4])+[.I$3])" office:value-type="float" office:value="193242690">
            <text:p>193242690</text:p>
          </table:table-cell>
          <table:table-cell table:formula="of:=INT([.I1471]*[.E1471]*([.J$2]/[.J$3]))+[.I$2]" office:value-type="float" office:value="1251358">
            <text:p>1251358</text:p>
          </table:table-cell>
          <table:table-cell table:formula="of:=[.J1471]*[.E1471]*(1/[.J$2])+[.I$1]" office:value-type="float" office:value="26676.291759491">
            <text:p>26676</text:p>
          </table:table-cell>
          <table:table-cell table:formula="of:=[.F1471]-[.K1471]" office:value-type="float" office:value="-49.2917594909668">
            <text:p>-49</text:p>
          </table:table-cell>
        </table:table-row>
        <table:table-row table:style-name="ro1">
          <table:table-cell office:value-type="string">
            <text:p><text:s text:c="2"/>1467</text:p>
          </table:table-cell>
          <table:table-cell office:value-type="string">
            <text:p><text:s text:c="3"/>4625</text:p>
          </table:table-cell>
          <table:table-cell office:value-type="string">
            <text:p><text:s text:c="2"/>26766</text:p>
          </table:table-cell>
          <table:table-cell office:value-type="string">
            <text:p><text:s text:c="6"/>5</text:p>
          </table:table-cell>
          <table:table-cell table:formula="of:=[.B1472]/1" office:value-type="float" office:value="4625">
            <text:p>4625</text:p>
          </table:table-cell>
          <table:table-cell table:formula="of:=[.C1472]/1" office:value-type="float" office:value="26766">
            <text:p>26766</text:p>
          </table:table-cell>
          <table:table-cell table:formula="of:=[.G$1]+[.E1472]*([.G$2]+[.E1472]*([.G$3]+[.G$4]*[.E1472]))" office:value-type="float" office:value="26744.105958736">
            <text:p>26744.106</text:p>
          </table:table-cell>
          <table:table-cell table:formula="of:=[.F1472]-[.G1472]" office:value-type="float" office:value="21.8940412640331">
            <text:p>21.894</text:p>
          </table:table-cell>
          <table:table-cell table:formula="of:=INT([.I$4]*[.E1472]*([.J$3]/[.J$4])+[.I$3])" office:value-type="float" office:value="193261135">
            <text:p>193261135</text:p>
          </table:table-cell>
          <table:table-cell table:formula="of:=INT([.I1472]*[.E1472]*([.J$2]/[.J$3]))+[.I$2]" office:value-type="float" office:value="1257906">
            <text:p>1257906</text:p>
          </table:table-cell>
          <table:table-cell table:formula="of:=[.J1472]*[.E1472]*(1/[.J$2])+[.I$1]" office:value-type="float" office:value="26743.6019630432">
            <text:p>26744</text:p>
          </table:table-cell>
          <table:table-cell table:formula="of:=[.F1472]-[.K1472]" office:value-type="float" office:value="22.3980369567871">
            <text:p>22</text:p>
          </table:table-cell>
        </table:table-row>
        <table:table-row table:style-name="ro1">
          <table:table-cell office:value-type="string">
            <text:p><text:s text:c="2"/>1468</text:p>
          </table:table-cell>
          <table:table-cell office:value-type="string">
            <text:p><text:s text:c="3"/>4628</text:p>
          </table:table-cell>
          <table:table-cell office:value-type="string">
            <text:p><text:s text:c="2"/>26822</text:p>
          </table:table-cell>
          <table:table-cell office:value-type="string">
            <text:p><text:s text:c="6"/>4</text:p>
          </table:table-cell>
          <table:table-cell table:formula="of:=[.B1473]/1" office:value-type="float" office:value="4628">
            <text:p>4628</text:p>
          </table:table-cell>
          <table:table-cell table:formula="of:=[.C1473]/1" office:value-type="float" office:value="26822">
            <text:p>26822</text:p>
          </table:table-cell>
          <table:table-cell table:formula="of:=[.G$1]+[.E1473]*([.G$2]+[.E1473]*([.G$3]+[.G$4]*[.E1473]))" office:value-type="float" office:value="26794.6615549346">
            <text:p>26794.662</text:p>
          </table:table-cell>
          <table:table-cell table:formula="of:=[.F1473]-[.G1473]" office:value-type="float" office:value="27.3384450653684">
            <text:p>27.338</text:p>
          </table:table-cell>
          <table:table-cell table:formula="of:=INT([.I$4]*[.E1473]*([.J$3]/[.J$4])+[.I$3])" office:value-type="float" office:value="193274968">
            <text:p>193274968</text:p>
          </table:table-cell>
          <table:table-cell table:formula="of:=INT([.I1473]*[.E1473]*([.J$2]/[.J$3]))+[.I$2]" office:value-type="float" office:value="1262818">
            <text:p>1262818</text:p>
          </table:table-cell>
          <table:table-cell table:formula="of:=[.J1473]*[.E1473]*(1/[.J$2])+[.I$1]" office:value-type="float" office:value="26794.1590118408">
            <text:p>26794</text:p>
          </table:table-cell>
          <table:table-cell table:formula="of:=[.F1473]-[.K1473]" office:value-type="float" office:value="27.8409881591797">
            <text:p>28</text:p>
          </table:table-cell>
        </table:table-row>
        <table:table-row table:style-name="ro1">
          <table:table-cell office:value-type="string">
            <text:p><text:s text:c="2"/>1469</text:p>
          </table:table-cell>
          <table:table-cell office:value-type="string">
            <text:p><text:s text:c="3"/>4631</text:p>
          </table:table-cell>
          <table:table-cell office:value-type="string">
            <text:p><text:s text:c="2"/>26791</text:p>
          </table:table-cell>
          <table:table-cell office:value-type="string">
            <text:p><text:s text:c="6"/>6</text:p>
          </table:table-cell>
          <table:table-cell table:formula="of:=[.B1474]/1" office:value-type="float" office:value="4631">
            <text:p>4631</text:p>
          </table:table-cell>
          <table:table-cell table:formula="of:=[.C1474]/1" office:value-type="float" office:value="26791">
            <text:p>26791</text:p>
          </table:table-cell>
          <table:table-cell table:formula="of:=[.G$1]+[.E1474]*([.G$2]+[.E1474]*([.G$3]+[.G$4]*[.E1474]))" office:value-type="float" office:value="26845.2789559247">
            <text:p>26845.279</text:p>
          </table:table-cell>
          <table:table-cell table:formula="of:=[.F1474]-[.G1474]" office:value-type="float" office:value="-54.278955924703">
            <text:p>-54.279</text:p>
          </table:table-cell>
          <table:table-cell table:formula="of:=INT([.I$4]*[.E1474]*([.J$3]/[.J$4])+[.I$3])" office:value-type="float" office:value="193288801">
            <text:p>193288801</text:p>
          </table:table-cell>
          <table:table-cell table:formula="of:=INT([.I1474]*[.E1474]*([.J$2]/[.J$3]))+[.I$2]" office:value-type="float" office:value="1267730">
            <text:p>1267730</text:p>
          </table:table-cell>
          <table:table-cell table:formula="of:=[.J1474]*[.E1474]*(1/[.J$2])+[.I$1]" office:value-type="float" office:value="26844.7722740173">
            <text:p>26845</text:p>
          </table:table-cell>
          <table:table-cell table:formula="of:=[.F1474]-[.K1474]" office:value-type="float" office:value="-53.772274017334">
            <text:p>-54</text:p>
          </table:table-cell>
        </table:table-row>
        <table:table-row table:style-name="ro1">
          <table:table-cell office:value-type="string">
            <text:p><text:s text:c="2"/>1470</text:p>
          </table:table-cell>
          <table:table-cell office:value-type="string">
            <text:p><text:s text:c="3"/>4634</text:p>
          </table:table-cell>
          <table:table-cell office:value-type="string">
            <text:p><text:s text:c="2"/>26937</text:p>
          </table:table-cell>
          <table:table-cell office:value-type="string">
            <text:p><text:s text:c="6"/>5</text:p>
          </table:table-cell>
          <table:table-cell table:formula="of:=[.B1475]/1" office:value-type="float" office:value="4634">
            <text:p>4634</text:p>
          </table:table-cell>
          <table:table-cell table:formula="of:=[.C1475]/1" office:value-type="float" office:value="26937">
            <text:p>26937</text:p>
          </table:table-cell>
          <table:table-cell table:formula="of:=[.G$1]+[.E1475]*([.G$2]+[.E1475]*([.G$3]+[.G$4]*[.E1475]))" office:value-type="float" office:value="26895.9581725764">
            <text:p>26895.958</text:p>
          </table:table-cell>
          <table:table-cell table:formula="of:=[.F1475]-[.G1475]" office:value-type="float" office:value="41.0418274236145">
            <text:p>41.042</text:p>
          </table:table-cell>
          <table:table-cell table:formula="of:=INT([.I$4]*[.E1475]*([.J$3]/[.J$4])+[.I$3])" office:value-type="float" office:value="193302634">
            <text:p>193302634</text:p>
          </table:table-cell>
          <table:table-cell table:formula="of:=INT([.I1475]*[.E1475]*([.J$2]/[.J$3]))+[.I$2]" office:value-type="float" office:value="1272644">
            <text:p>1272644</text:p>
          </table:table-cell>
          <table:table-cell table:formula="of:=[.J1475]*[.E1475]*(1/[.J$2])+[.I$1]" office:value-type="float" office:value="26895.4594268799">
            <text:p>26895</text:p>
          </table:table-cell>
          <table:table-cell table:formula="of:=[.F1475]-[.K1475]" office:value-type="float" office:value="41.5405731201172">
            <text:p>42</text:p>
          </table:table-cell>
        </table:table-row>
        <table:table-row table:style-name="ro1">
          <table:table-cell office:value-type="string">
            <text:p><text:s text:c="2"/>1471</text:p>
          </table:table-cell>
          <table:table-cell office:value-type="string">
            <text:p><text:s text:c="3"/>4638</text:p>
          </table:table-cell>
          <table:table-cell office:value-type="string">
            <text:p><text:s text:c="2"/>26930</text:p>
          </table:table-cell>
          <table:table-cell office:value-type="string">
            <text:p><text:s text:c="6"/>6</text:p>
          </table:table-cell>
          <table:table-cell table:formula="of:=[.B1476]/1" office:value-type="float" office:value="4638">
            <text:p>4638</text:p>
          </table:table-cell>
          <table:table-cell table:formula="of:=[.C1476]/1" office:value-type="float" office:value="26930">
            <text:p>26930</text:p>
          </table:table-cell>
          <table:table-cell table:formula="of:=[.G$1]+[.E1476]*([.G$2]+[.E1476]*([.G$3]+[.G$4]*[.E1476]))" office:value-type="float" office:value="26963.6266379291">
            <text:p>26963.627</text:p>
          </table:table-cell>
          <table:table-cell table:formula="of:=[.F1476]-[.G1476]" office:value-type="float" office:value="-33.6266379291119">
            <text:p>-33.627</text:p>
          </table:table-cell>
          <table:table-cell table:formula="of:=INT([.I$4]*[.E1476]*([.J$3]/[.J$4])+[.I$3])" office:value-type="float" office:value="193321078">
            <text:p>193321078</text:p>
          </table:table-cell>
          <table:table-cell table:formula="of:=INT([.I1476]*[.E1476]*([.J$2]/[.J$3]))+[.I$2]" office:value-type="float" office:value="1279195">
            <text:p>1279195</text:p>
          </table:table-cell>
          <table:table-cell table:formula="of:=[.J1476]*[.E1476]*(1/[.J$2])+[.I$1]" office:value-type="float" office:value="26963.120929718">
            <text:p>26963</text:p>
          </table:table-cell>
          <table:table-cell table:formula="of:=[.F1476]-[.K1476]" office:value-type="float" office:value="-33.1209297180176">
            <text:p>-33</text:p>
          </table:table-cell>
        </table:table-row>
        <table:table-row table:style-name="ro1">
          <table:table-cell office:value-type="string">
            <text:p><text:s text:c="2"/>1472</text:p>
          </table:table-cell>
          <table:table-cell office:value-type="string">
            <text:p><text:s text:c="3"/>4640</text:p>
          </table:table-cell>
          <table:table-cell office:value-type="string">
            <text:p><text:s text:c="2"/>27046</text:p>
          </table:table-cell>
          <table:table-cell office:value-type="string">
            <text:p><text:s text:c="6"/>4</text:p>
          </table:table-cell>
          <table:table-cell table:formula="of:=[.B1477]/1" office:value-type="float" office:value="4640">
            <text:p>4640</text:p>
          </table:table-cell>
          <table:table-cell table:formula="of:=[.C1477]/1" office:value-type="float" office:value="27046">
            <text:p>27046</text:p>
          </table:table-cell>
          <table:table-cell table:formula="of:=[.G$1]+[.E1477]*([.G$2]+[.E1477]*([.G$3]+[.G$4]*[.E1477]))" office:value-type="float" office:value="26997.5020963453">
            <text:p>26997.502</text:p>
          </table:table-cell>
          <table:table-cell table:formula="of:=[.F1477]-[.G1477]" office:value-type="float" office:value="48.4979036546574">
            <text:p>48.498</text:p>
          </table:table-cell>
          <table:table-cell table:formula="of:=INT([.I$4]*[.E1477]*([.J$3]/[.J$4])+[.I$3])" office:value-type="float" office:value="193330301">
            <text:p>193330301</text:p>
          </table:table-cell>
          <table:table-cell table:formula="of:=INT([.I1477]*[.E1477]*([.J$2]/[.J$3]))+[.I$2]" office:value-type="float" office:value="1282472">
            <text:p>1282472</text:p>
          </table:table-cell>
          <table:table-cell table:formula="of:=[.J1477]*[.E1477]*(1/[.J$2])+[.I$1]" office:value-type="float" office:value="26997.0024414062">
            <text:p>26997</text:p>
          </table:table-cell>
          <table:table-cell table:formula="of:=[.F1477]-[.K1477]" office:value-type="float" office:value="48.99755859375">
            <text:p>49</text:p>
          </table:table-cell>
        </table:table-row>
        <table:table-row table:style-name="ro1">
          <table:table-cell office:value-type="string">
            <text:p><text:s text:c="2"/>1473</text:p>
          </table:table-cell>
          <table:table-cell office:value-type="string">
            <text:p><text:s text:c="3"/>4643</text:p>
          </table:table-cell>
          <table:table-cell office:value-type="string">
            <text:p><text:s text:c="2"/>27087</text:p>
          </table:table-cell>
          <table:table-cell office:value-type="string">
            <text:p><text:s text:c="6"/>5</text:p>
          </table:table-cell>
          <table:table-cell table:formula="of:=[.B1478]/1" office:value-type="float" office:value="4643">
            <text:p>4643</text:p>
          </table:table-cell>
          <table:table-cell table:formula="of:=[.C1478]/1" office:value-type="float" office:value="27087">
            <text:p>27087</text:p>
          </table:table-cell>
          <table:table-cell table:formula="of:=[.G$1]+[.E1478]*([.G$2]+[.E1478]*([.G$3]+[.G$4]*[.E1478]))" office:value-type="float" office:value="27048.366825203">
            <text:p>27048.367</text:p>
          </table:table-cell>
          <table:table-cell table:formula="of:=[.F1478]-[.G1478]" office:value-type="float" office:value="38.6331747969707">
            <text:p>38.633</text:p>
          </table:table-cell>
          <table:table-cell table:formula="of:=INT([.I$4]*[.E1478]*([.J$3]/[.J$4])+[.I$3])" office:value-type="float" office:value="193344134">
            <text:p>193344134</text:p>
          </table:table-cell>
          <table:table-cell table:formula="of:=INT([.I1478]*[.E1478]*([.J$2]/[.J$3]))+[.I$2]" office:value-type="float" office:value="1287387">
            <text:p>1287387</text:p>
          </table:table-cell>
          <table:table-cell table:formula="of:=[.J1478]*[.E1478]*(1/[.J$2])+[.I$1]" office:value-type="float" office:value="27047.8671588898">
            <text:p>27048</text:p>
          </table:table-cell>
          <table:table-cell table:formula="of:=[.F1478]-[.K1478]" office:value-type="float" office:value="39.1328411102295">
            <text:p>39</text:p>
          </table:table-cell>
        </table:table-row>
        <table:table-row table:style-name="ro1">
          <table:table-cell office:value-type="string">
            <text:p><text:s text:c="2"/>1474</text:p>
          </table:table-cell>
          <table:table-cell office:value-type="string">
            <text:p><text:s text:c="3"/>4646</text:p>
          </table:table-cell>
          <table:table-cell office:value-type="string">
            <text:p><text:s text:c="2"/>27075</text:p>
          </table:table-cell>
          <table:table-cell office:value-type="string">
            <text:p><text:s text:c="6"/>6</text:p>
          </table:table-cell>
          <table:table-cell table:formula="of:=[.B1479]/1" office:value-type="float" office:value="4646">
            <text:p>4646</text:p>
          </table:table-cell>
          <table:table-cell table:formula="of:=[.C1479]/1" office:value-type="float" office:value="27075">
            <text:p>27075</text:p>
          </table:table-cell>
          <table:table-cell table:formula="of:=[.G$1]+[.E1479]*([.G$2]+[.E1479]*([.G$3]+[.G$4]*[.E1479]))" office:value-type="float" office:value="27099.2934132031">
            <text:p>27099.293</text:p>
          </table:table-cell>
          <table:table-cell table:formula="of:=[.F1479]-[.G1479]" office:value-type="float" office:value="-24.2934132031151">
            <text:p>-24.293</text:p>
          </table:table-cell>
          <table:table-cell table:formula="of:=INT([.I$4]*[.E1479]*([.J$3]/[.J$4])+[.I$3])" office:value-type="float" office:value="193357967">
            <text:p>193357967</text:p>
          </table:table-cell>
          <table:table-cell table:formula="of:=INT([.I1479]*[.E1479]*([.J$2]/[.J$3]))+[.I$2]" office:value-type="float" office:value="1292302">
            <text:p>1292302</text:p>
          </table:table-cell>
          <table:table-cell table:formula="of:=[.J1479]*[.E1479]*(1/[.J$2])+[.I$1]" office:value-type="float" office:value="27098.7881240845">
            <text:p>27099</text:p>
          </table:table-cell>
          <table:table-cell table:formula="of:=[.F1479]-[.K1479]" office:value-type="float" office:value="-23.7881240844727">
            <text:p>-24</text:p>
          </table:table-cell>
        </table:table-row>
        <table:table-row table:style-name="ro1">
          <table:table-cell office:value-type="string">
            <text:p><text:s text:c="2"/>1475</text:p>
          </table:table-cell>
          <table:table-cell office:value-type="string">
            <text:p><text:s text:c="3"/>4650</text:p>
          </table:table-cell>
          <table:table-cell office:value-type="string">
            <text:p><text:s text:c="2"/>27187</text:p>
          </table:table-cell>
          <table:table-cell office:value-type="string">
            <text:p><text:s text:c="6"/>4</text:p>
          </table:table-cell>
          <table:table-cell table:formula="of:=[.B1480]/1" office:value-type="float" office:value="4650">
            <text:p>4650</text:p>
          </table:table-cell>
          <table:table-cell table:formula="of:=[.C1480]/1" office:value-type="float" office:value="27187">
            <text:p>27187</text:p>
          </table:table-cell>
          <table:table-cell table:formula="of:=[.G$1]+[.E1480]*([.G$2]+[.E1480]*([.G$3]+[.G$4]*[.E1480]))" office:value-type="float" office:value="27167.2917746572">
            <text:p>27167.292</text:p>
          </table:table-cell>
          <table:table-cell table:formula="of:=[.F1480]-[.G1480]" office:value-type="float" office:value="19.7082253428016">
            <text:p>19.708</text:p>
          </table:table-cell>
          <table:table-cell table:formula="of:=INT([.I$4]*[.E1480]*([.J$3]/[.J$4])+[.I$3])" office:value-type="float" office:value="193376411">
            <text:p>193376411</text:p>
          </table:table-cell>
          <table:table-cell table:formula="of:=INT([.I1480]*[.E1480]*([.J$2]/[.J$3]))+[.I$2]" office:value-type="float" office:value="1298857">
            <text:p>1298857</text:p>
          </table:table-cell>
          <table:table-cell table:formula="of:=[.J1480]*[.E1480]*(1/[.J$2])+[.I$1]" office:value-type="float" office:value="27166.7850227356">
            <text:p>27167</text:p>
          </table:table-cell>
          <table:table-cell table:formula="of:=[.F1480]-[.K1480]" office:value-type="float" office:value="20.2149772644043">
            <text:p>20</text:p>
          </table:table-cell>
        </table:table-row>
        <table:table-row table:style-name="ro1">
          <table:table-cell office:value-type="string">
            <text:p><text:s text:c="2"/>1476</text:p>
          </table:table-cell>
          <table:table-cell office:value-type="string">
            <text:p><text:s text:c="3"/>4653</text:p>
          </table:table-cell>
          <table:table-cell office:value-type="string">
            <text:p><text:s text:c="2"/>27145</text:p>
          </table:table-cell>
          <table:table-cell office:value-type="string">
            <text:p><text:s text:c="6"/>6</text:p>
          </table:table-cell>
          <table:table-cell table:formula="of:=[.B1481]/1" office:value-type="float" office:value="4653">
            <text:p>4653</text:p>
          </table:table-cell>
          <table:table-cell table:formula="of:=[.C1481]/1" office:value-type="float" office:value="27145">
            <text:p>27145</text:p>
          </table:table-cell>
          <table:table-cell table:formula="of:=[.G$1]+[.E1481]*([.G$2]+[.E1481]*([.G$3]+[.G$4]*[.E1481]))" office:value-type="float" office:value="27218.3627429292">
            <text:p>27218.363</text:p>
          </table:table-cell>
          <table:table-cell table:formula="of:=[.F1481]-[.G1481]" office:value-type="float" office:value="-73.3627429292173">
            <text:p>-73.363</text:p>
          </table:table-cell>
          <table:table-cell table:formula="of:=INT([.I$4]*[.E1481]*([.J$3]/[.J$4])+[.I$3])" office:value-type="float" office:value="193390244">
            <text:p>193390244</text:p>
          </table:table-cell>
          <table:table-cell table:formula="of:=INT([.I1481]*[.E1481]*([.J$2]/[.J$3]))+[.I$2]" office:value-type="float" office:value="1303775">
            <text:p>1303775</text:p>
          </table:table-cell>
          <table:table-cell table:formula="of:=[.J1481]*[.E1481]*(1/[.J$2])+[.I$1]" office:value-type="float" office:value="27217.863866806">
            <text:p>27218</text:p>
          </table:table-cell>
          <table:table-cell table:formula="of:=[.F1481]-[.K1481]" office:value-type="float" office:value="-72.8638668060303">
            <text:p>-73</text:p>
          </table:table-cell>
        </table:table-row>
        <table:table-row table:style-name="ro1">
          <table:table-cell office:value-type="string">
            <text:p><text:s text:c="2"/>1477</text:p>
          </table:table-cell>
          <table:table-cell office:value-type="string">
            <text:p><text:s text:c="3"/>4657</text:p>
          </table:table-cell>
          <table:table-cell office:value-type="string">
            <text:p><text:s text:c="2"/>27295</text:p>
          </table:table-cell>
          <table:table-cell office:value-type="string">
            <text:p><text:s text:c="6"/>5</text:p>
          </table:table-cell>
          <table:table-cell table:formula="of:=[.B1482]/1" office:value-type="float" office:value="4657">
            <text:p>4657</text:p>
          </table:table-cell>
          <table:table-cell table:formula="of:=[.C1482]/1" office:value-type="float" office:value="27295">
            <text:p>27295</text:p>
          </table:table-cell>
          <table:table-cell table:formula="of:=[.G$1]+[.E1482]*([.G$2]+[.E1482]*([.G$3]+[.G$4]*[.E1482]))" office:value-type="float" office:value="27286.5536508673">
            <text:p>27286.554</text:p>
          </table:table-cell>
          <table:table-cell table:formula="of:=[.F1482]-[.G1482]" office:value-type="float" office:value="8.44634913265327">
            <text:p>8.446</text:p>
          </table:table-cell>
          <table:table-cell table:formula="of:=INT([.I$4]*[.E1482]*([.J$3]/[.J$4])+[.I$3])" office:value-type="float" office:value="193408689">
            <text:p>193408689</text:p>
          </table:table-cell>
          <table:table-cell table:formula="of:=INT([.I1482]*[.E1482]*([.J$2]/[.J$3]))+[.I$2]" office:value-type="float" office:value="1310332">
            <text:p>1310332</text:p>
          </table:table-cell>
          <table:table-cell table:formula="of:=[.J1482]*[.E1482]*(1/[.J$2])+[.I$1]" office:value-type="float" office:value="27286.0535812378">
            <text:p>27286</text:p>
          </table:table-cell>
          <table:table-cell table:formula="of:=[.F1482]-[.K1482]" office:value-type="float" office:value="8.94641876220703">
            <text:p>9</text:p>
          </table:table-cell>
        </table:table-row>
        <table:table-row table:style-name="ro1">
          <table:table-cell office:value-type="string">
            <text:p><text:s text:c="2"/>1478</text:p>
          </table:table-cell>
          <table:table-cell office:value-type="string">
            <text:p><text:s text:c="3"/>4660</text:p>
          </table:table-cell>
          <table:table-cell office:value-type="string">
            <text:p><text:s text:c="2"/>27353</text:p>
          </table:table-cell>
          <table:table-cell office:value-type="string">
            <text:p><text:s text:c="6"/>5</text:p>
          </table:table-cell>
          <table:table-cell table:formula="of:=[.B1483]/1" office:value-type="float" office:value="4660">
            <text:p>4660</text:p>
          </table:table-cell>
          <table:table-cell table:formula="of:=[.C1483]/1" office:value-type="float" office:value="27353">
            <text:p>27353</text:p>
          </table:table-cell>
          <table:table-cell table:formula="of:=[.G$1]+[.E1483]*([.G$2]+[.E1483]*([.G$3]+[.G$4]*[.E1483]))" office:value-type="float" office:value="27337.7690585935">
            <text:p>27337.769</text:p>
          </table:table-cell>
          <table:table-cell table:formula="of:=[.F1483]-[.G1483]" office:value-type="float" office:value="15.230941406473">
            <text:p>15.231</text:p>
          </table:table-cell>
          <table:table-cell table:formula="of:=INT([.I$4]*[.E1483]*([.J$3]/[.J$4])+[.I$3])" office:value-type="float" office:value="193422522">
            <text:p>193422522</text:p>
          </table:table-cell>
          <table:table-cell table:formula="of:=INT([.I1483]*[.E1483]*([.J$2]/[.J$3]))+[.I$2]" office:value-type="float" office:value="1315250">
            <text:p>1315250</text:p>
          </table:table-cell>
          <table:table-cell table:formula="of:=[.J1483]*[.E1483]*(1/[.J$2])+[.I$1]" office:value-type="float" office:value="27337.2637481689">
            <text:p>27337</text:p>
          </table:table-cell>
          <table:table-cell table:formula="of:=[.F1483]-[.K1483]" office:value-type="float" office:value="15.7362518310547">
            <text:p>16</text:p>
          </table:table-cell>
        </table:table-row>
        <table:table-row table:style-name="ro1">
          <table:table-cell office:value-type="string">
            <text:p><text:s text:c="2"/>1479</text:p>
          </table:table-cell>
          <table:table-cell office:value-type="string">
            <text:p><text:s text:c="3"/>4664</text:p>
          </table:table-cell>
          <table:table-cell office:value-type="string">
            <text:p><text:s text:c="2"/>27325</text:p>
          </table:table-cell>
          <table:table-cell office:value-type="string">
            <text:p><text:s text:c="6"/>6</text:p>
          </table:table-cell>
          <table:table-cell table:formula="of:=[.B1484]/1" office:value-type="float" office:value="4664">
            <text:p>4664</text:p>
          </table:table-cell>
          <table:table-cell table:formula="of:=[.C1484]/1" office:value-type="float" office:value="27325">
            <text:p>27325</text:p>
          </table:table-cell>
          <table:table-cell table:formula="of:=[.G$1]+[.E1484]*([.G$2]+[.E1484]*([.G$3]+[.G$4]*[.E1484]))" office:value-type="float" office:value="27406.1525919253">
            <text:p>27406.153</text:p>
          </table:table-cell>
          <table:table-cell table:formula="of:=[.F1484]-[.G1484]" office:value-type="float" office:value="-81.1525919253108">
            <text:p>-81.153</text:p>
          </table:table-cell>
          <table:table-cell table:formula="of:=INT([.I$4]*[.E1484]*([.J$3]/[.J$4])+[.I$3])" office:value-type="float" office:value="193440966">
            <text:p>193440966</text:p>
          </table:table-cell>
          <table:table-cell table:formula="of:=INT([.I1484]*[.E1484]*([.J$2]/[.J$3]))+[.I$2]" office:value-type="float" office:value="1321809">
            <text:p>1321809</text:p>
          </table:table-cell>
          <table:table-cell table:formula="of:=[.J1484]*[.E1484]*(1/[.J$2])+[.I$1]" office:value-type="float" office:value="27405.6463470459">
            <text:p>27406</text:p>
          </table:table-cell>
          <table:table-cell table:formula="of:=[.F1484]-[.K1484]" office:value-type="float" office:value="-80.6463470458984">
            <text:p>-81</text:p>
          </table:table-cell>
        </table:table-row>
        <table:table-row table:style-name="ro1">
          <table:table-cell office:value-type="string">
            <text:p><text:s text:c="2"/>1480</text:p>
          </table:table-cell>
          <table:table-cell office:value-type="string">
            <text:p><text:s text:c="3"/>4667</text:p>
          </table:table-cell>
          <table:table-cell office:value-type="string">
            <text:p><text:s text:c="2"/>27478</text:p>
          </table:table-cell>
          <table:table-cell office:value-type="string">
            <text:p><text:s text:c="6"/>5</text:p>
          </table:table-cell>
          <table:table-cell table:formula="of:=[.B1485]/1" office:value-type="float" office:value="4667">
            <text:p>4667</text:p>
          </table:table-cell>
          <table:table-cell table:formula="of:=[.C1485]/1" office:value-type="float" office:value="27478">
            <text:p>27478</text:p>
          </table:table-cell>
          <table:table-cell table:formula="of:=[.G$1]+[.E1485]*([.G$2]+[.E1485]*([.G$3]+[.G$4]*[.E1485]))" office:value-type="float" office:value="27457.5124982878">
            <text:p>27457.512</text:p>
          </table:table-cell>
          <table:table-cell table:formula="of:=[.F1485]-[.G1485]" office:value-type="float" office:value="20.4875017121776">
            <text:p>20.488</text:p>
          </table:table-cell>
          <table:table-cell table:formula="of:=INT([.I$4]*[.E1485]*([.J$3]/[.J$4])+[.I$3])" office:value-type="float" office:value="193454799">
            <text:p>193454799</text:p>
          </table:table-cell>
          <table:table-cell table:formula="of:=INT([.I1485]*[.E1485]*([.J$2]/[.J$3]))+[.I$2]" office:value-type="float" office:value="1326729">
            <text:p>1326729</text:p>
          </table:table-cell>
          <table:table-cell table:formula="of:=[.J1485]*[.E1485]*(1/[.J$2])+[.I$1]" office:value-type="float" office:value="27457.005651474">
            <text:p>27457</text:p>
          </table:table-cell>
          <table:table-cell table:formula="of:=[.F1485]-[.K1485]" office:value-type="float" office:value="20.994348526001">
            <text:p>21</text:p>
          </table:table-cell>
        </table:table-row>
        <table:table-row table:style-name="ro1">
          <table:table-cell office:value-type="string">
            <text:p><text:s text:c="2"/>1481</text:p>
          </table:table-cell>
          <table:table-cell office:value-type="string">
            <text:p><text:s text:c="3"/>4670</text:p>
          </table:table-cell>
          <table:table-cell office:value-type="string">
            <text:p><text:s text:c="2"/>27436</text:p>
          </table:table-cell>
          <table:table-cell office:value-type="string">
            <text:p><text:s text:c="6"/>6</text:p>
          </table:table-cell>
          <table:table-cell table:formula="of:=[.B1486]/1" office:value-type="float" office:value="4670">
            <text:p>4670</text:p>
          </table:table-cell>
          <table:table-cell table:formula="of:=[.C1486]/1" office:value-type="float" office:value="27436">
            <text:p>27436</text:p>
          </table:table-cell>
          <table:table-cell table:formula="of:=[.G$1]+[.E1486]*([.G$2]+[.E1486]*([.G$3]+[.G$4]*[.E1486]))" office:value-type="float" office:value="27508.9343507543">
            <text:p>27508.934</text:p>
          </table:table-cell>
          <table:table-cell table:formula="of:=[.F1486]-[.G1486]" office:value-type="float" office:value="-72.9343507543235">
            <text:p>-72.934</text:p>
          </table:table-cell>
          <table:table-cell table:formula="of:=INT([.I$4]*[.E1486]*([.J$3]/[.J$4])+[.I$3])" office:value-type="float" office:value="193468632">
            <text:p>193468632</text:p>
          </table:table-cell>
          <table:table-cell table:formula="of:=INT([.I1486]*[.E1486]*([.J$2]/[.J$3]))+[.I$2]" office:value-type="float" office:value="1331650">
            <text:p>1331650</text:p>
          </table:table-cell>
          <table:table-cell table:formula="of:=[.J1486]*[.E1486]*(1/[.J$2])+[.I$1]" office:value-type="float" office:value="27508.4301681519">
            <text:p>27508</text:p>
          </table:table-cell>
          <table:table-cell table:formula="of:=[.F1486]-[.K1486]" office:value-type="float" office:value="-72.4301681518555">
            <text:p>-72</text:p>
          </table:table-cell>
        </table:table-row>
        <table:table-row table:style-name="ro1">
          <table:table-cell office:value-type="string">
            <text:p><text:s text:c="2"/>1482</text:p>
          </table:table-cell>
          <table:table-cell office:value-type="string">
            <text:p><text:s text:c="3"/>4672</text:p>
          </table:table-cell>
          <table:table-cell office:value-type="string">
            <text:p><text:s text:c="2"/>27574</text:p>
          </table:table-cell>
          <table:table-cell office:value-type="string">
            <text:p><text:s text:c="6"/>5</text:p>
          </table:table-cell>
          <table:table-cell table:formula="of:=[.B1487]/1" office:value-type="float" office:value="4672">
            <text:p>4672</text:p>
          </table:table-cell>
          <table:table-cell table:formula="of:=[.C1487]/1" office:value-type="float" office:value="27574">
            <text:p>27574</text:p>
          </table:table-cell>
          <table:table-cell table:formula="of:=[.G$1]+[.E1487]*([.G$2]+[.E1487]*([.G$3]+[.G$4]*[.E1487]))" office:value-type="float" office:value="27543.2500056022">
            <text:p>27543.250</text:p>
          </table:table-cell>
          <table:table-cell table:formula="of:=[.F1487]-[.G1487]" office:value-type="float" office:value="30.7499943977673">
            <text:p>30.750</text:p>
          </table:table-cell>
          <table:table-cell table:formula="of:=INT([.I$4]*[.E1487]*([.J$3]/[.J$4])+[.I$3])" office:value-type="float" office:value="193477855">
            <text:p>193477855</text:p>
          </table:table-cell>
          <table:table-cell table:formula="of:=INT([.I1487]*[.E1487]*([.J$2]/[.J$3]))+[.I$2]" office:value-type="float" office:value="1334931">
            <text:p>1334931</text:p>
          </table:table-cell>
          <table:table-cell table:formula="of:=[.J1487]*[.E1487]*(1/[.J$2])+[.I$1]" office:value-type="float" office:value="27542.7474365234">
            <text:p>27543</text:p>
          </table:table-cell>
          <table:table-cell table:formula="of:=[.F1487]-[.K1487]" office:value-type="float" office:value="31.2525634765625">
            <text:p>31</text:p>
          </table:table-cell>
        </table:table-row>
        <table:table-row table:style-name="ro1">
          <table:table-cell office:value-type="string">
            <text:p><text:s text:c="2"/>1483</text:p>
          </table:table-cell>
          <table:table-cell office:value-type="string">
            <text:p><text:s text:c="3"/>4677</text:p>
          </table:table-cell>
          <table:table-cell office:value-type="string">
            <text:p><text:s text:c="2"/>27593</text:p>
          </table:table-cell>
          <table:table-cell office:value-type="string">
            <text:p><text:s text:c="6"/>6</text:p>
          </table:table-cell>
          <table:table-cell table:formula="of:=[.B1488]/1" office:value-type="float" office:value="4677">
            <text:p>4677</text:p>
          </table:table-cell>
          <table:table-cell table:formula="of:=[.C1488]/1" office:value-type="float" office:value="27593">
            <text:p>27593</text:p>
          </table:table-cell>
          <table:table-cell table:formula="of:=[.G$1]+[.E1488]*([.G$2]+[.E1488]*([.G$3]+[.G$4]*[.E1488]))" office:value-type="float" office:value="27629.1596357528">
            <text:p>27629.160</text:p>
          </table:table-cell>
          <table:table-cell table:formula="of:=[.F1488]-[.G1488]" office:value-type="float" office:value="-36.1596357527633">
            <text:p>-36.160</text:p>
          </table:table-cell>
          <table:table-cell table:formula="of:=INT([.I$4]*[.E1488]*([.J$3]/[.J$4])+[.I$3])" office:value-type="float" office:value="193500910">
            <text:p>193500910</text:p>
          </table:table-cell>
          <table:table-cell table:formula="of:=INT([.I1488]*[.E1488]*([.J$2]/[.J$3]))+[.I$2]" office:value-type="float" office:value="1343134">
            <text:p>1343134</text:p>
          </table:table-cell>
          <table:table-cell table:formula="of:=[.J1488]*[.E1488]*(1/[.J$2])+[.I$1]" office:value-type="float" office:value="27628.6545829773">
            <text:p>27629</text:p>
          </table:table-cell>
          <table:table-cell table:formula="of:=[.F1488]-[.K1488]" office:value-type="float" office:value="-35.6545829772949">
            <text:p>-36</text:p>
          </table:table-cell>
        </table:table-row>
        <table:table-row table:style-name="ro1">
          <table:table-cell office:value-type="string">
            <text:p><text:s text:c="2"/>1484</text:p>
          </table:table-cell>
          <table:table-cell office:value-type="string">
            <text:p><text:s text:c="3"/>4679</text:p>
          </table:table-cell>
          <table:table-cell office:value-type="string">
            <text:p><text:s text:c="2"/>27703</text:p>
          </table:table-cell>
          <table:table-cell office:value-type="string">
            <text:p><text:s text:c="6"/>5</text:p>
          </table:table-cell>
          <table:table-cell table:formula="of:=[.B1489]/1" office:value-type="float" office:value="4679">
            <text:p>4679</text:p>
          </table:table-cell>
          <table:table-cell table:formula="of:=[.C1489]/1" office:value-type="float" office:value="27703">
            <text:p>27703</text:p>
          </table:table-cell>
          <table:table-cell table:formula="of:=[.G$1]+[.E1489]*([.G$2]+[.E1489]*([.G$3]+[.G$4]*[.E1489]))" office:value-type="float" office:value="27663.5716934799">
            <text:p>27663.572</text:p>
          </table:table-cell>
          <table:table-cell table:formula="of:=[.F1489]-[.G1489]" office:value-type="float" office:value="39.4283065201089">
            <text:p>39.428</text:p>
          </table:table-cell>
          <table:table-cell table:formula="of:=INT([.I$4]*[.E1489]*([.J$3]/[.J$4])+[.I$3])" office:value-type="float" office:value="193510132">
            <text:p>193510132</text:p>
          </table:table-cell>
          <table:table-cell table:formula="of:=INT([.I1489]*[.E1489]*([.J$2]/[.J$3]))+[.I$2]" office:value-type="float" office:value="1346416">
            <text:p>1346416</text:p>
          </table:table-cell>
          <table:table-cell table:formula="of:=[.J1489]*[.E1489]*(1/[.J$2])+[.I$1]" office:value-type="float" office:value="27663.0683898926">
            <text:p>27663</text:p>
          </table:table-cell>
          <table:table-cell table:formula="of:=[.F1489]-[.K1489]" office:value-type="float" office:value="39.9316101074219">
            <text:p>40</text:p>
          </table:table-cell>
        </table:table-row>
        <table:table-row table:style-name="ro1">
          <table:table-cell office:value-type="string">
            <text:p><text:s text:c="2"/>1485</text:p>
          </table:table-cell>
          <table:table-cell office:value-type="string">
            <text:p><text:s text:c="3"/>4682</text:p>
          </table:table-cell>
          <table:table-cell office:value-type="string">
            <text:p><text:s text:c="2"/>27666</text:p>
          </table:table-cell>
          <table:table-cell office:value-type="string">
            <text:p><text:s text:c="6"/>6</text:p>
          </table:table-cell>
          <table:table-cell table:formula="of:=[.B1490]/1" office:value-type="float" office:value="4682">
            <text:p>4682</text:p>
          </table:table-cell>
          <table:table-cell table:formula="of:=[.C1490]/1" office:value-type="float" office:value="27666">
            <text:p>27666</text:p>
          </table:table-cell>
          <table:table-cell table:formula="of:=[.G$1]+[.E1490]*([.G$2]+[.E1490]*([.G$3]+[.G$4]*[.E1490]))" office:value-type="float" office:value="27715.2414390644">
            <text:p>27715.241</text:p>
          </table:table-cell>
          <table:table-cell table:formula="of:=[.F1490]-[.G1490]" office:value-type="float" office:value="-49.2414390644044">
            <text:p>-49.241</text:p>
          </table:table-cell>
          <table:table-cell table:formula="of:=INT([.I$4]*[.E1490]*([.J$3]/[.J$4])+[.I$3])" office:value-type="float" office:value="193523965">
            <text:p>193523965</text:p>
          </table:table-cell>
          <table:table-cell table:formula="of:=INT([.I1490]*[.E1490]*([.J$2]/[.J$3]))+[.I$2]" office:value-type="float" office:value="1351339">
            <text:p>1351339</text:p>
          </table:table-cell>
          <table:table-cell table:formula="of:=[.J1490]*[.E1490]*(1/[.J$2])+[.I$1]" office:value-type="float" office:value="27714.7360496521">
            <text:p>27715</text:p>
          </table:table-cell>
          <table:table-cell table:formula="of:=[.F1490]-[.K1490]" office:value-type="float" office:value="-48.7360496520996">
            <text:p>-49</text:p>
          </table:table-cell>
        </table:table-row>
        <table:table-row table:style-name="ro1">
          <table:table-cell office:value-type="string">
            <text:p><text:s text:c="2"/>1486</text:p>
          </table:table-cell>
          <table:table-cell office:value-type="string">
            <text:p><text:s text:c="3"/>4686</text:p>
          </table:table-cell>
          <table:table-cell office:value-type="string">
            <text:p><text:s text:c="2"/>27812</text:p>
          </table:table-cell>
          <table:table-cell office:value-type="string">
            <text:p><text:s text:c="6"/>5</text:p>
          </table:table-cell>
          <table:table-cell table:formula="of:=[.B1491]/1" office:value-type="float" office:value="4686">
            <text:p>4686</text:p>
          </table:table-cell>
          <table:table-cell table:formula="of:=[.C1491]/1" office:value-type="float" office:value="27812">
            <text:p>27812</text:p>
          </table:table-cell>
          <table:table-cell table:formula="of:=[.G$1]+[.E1491]*([.G$2]+[.E1491]*([.G$3]+[.G$4]*[.E1491]))" office:value-type="float" office:value="27784.2308802081">
            <text:p>27784.231</text:p>
          </table:table-cell>
          <table:table-cell table:formula="of:=[.F1491]-[.G1491]" office:value-type="float" office:value="27.7691197918612">
            <text:p>27.769</text:p>
          </table:table-cell>
          <table:table-cell table:formula="of:=INT([.I$4]*[.E1491]*([.J$3]/[.J$4])+[.I$3])" office:value-type="float" office:value="193542409">
            <text:p>193542409</text:p>
          </table:table-cell>
          <table:table-cell table:formula="of:=INT([.I1491]*[.E1491]*([.J$2]/[.J$3]))+[.I$2]" office:value-type="float" office:value="1357905">
            <text:p>1357905</text:p>
          </table:table-cell>
          <table:table-cell table:formula="of:=[.J1491]*[.E1491]*(1/[.J$2])+[.I$1]" office:value-type="float" office:value="27783.7317771912">
            <text:p>27784</text:p>
          </table:table-cell>
          <table:table-cell table:formula="of:=[.F1491]-[.K1491]" office:value-type="float" office:value="28.2682228088379">
            <text:p>28</text:p>
          </table:table-cell>
        </table:table-row>
        <table:table-row table:style-name="ro1">
          <table:table-cell office:value-type="string">
            <text:p><text:s text:c="2"/>1487</text:p>
          </table:table-cell>
          <table:table-cell office:value-type="string">
            <text:p><text:s text:c="3"/>4689</text:p>
          </table:table-cell>
          <table:table-cell office:value-type="string">
            <text:p><text:s text:c="2"/>27797</text:p>
          </table:table-cell>
          <table:table-cell office:value-type="string">
            <text:p><text:s text:c="6"/>7</text:p>
          </table:table-cell>
          <table:table-cell table:formula="of:=[.B1492]/1" office:value-type="float" office:value="4689">
            <text:p>4689</text:p>
          </table:table-cell>
          <table:table-cell table:formula="of:=[.C1492]/1" office:value-type="float" office:value="27797">
            <text:p>27797</text:p>
          </table:table-cell>
          <table:table-cell table:formula="of:=[.G$1]+[.E1492]*([.G$2]+[.E1492]*([.G$3]+[.G$4]*[.E1492]))" office:value-type="float" office:value="27836.0453104302">
            <text:p>27836.045</text:p>
          </table:table-cell>
          <table:table-cell table:formula="of:=[.F1492]-[.G1492]" office:value-type="float" office:value="-39.0453104302069">
            <text:p>-39.045</text:p>
          </table:table-cell>
          <table:table-cell table:formula="of:=INT([.I$4]*[.E1492]*([.J$3]/[.J$4])+[.I$3])" office:value-type="float" office:value="193556243">
            <text:p>193556243</text:p>
          </table:table-cell>
          <table:table-cell table:formula="of:=INT([.I1492]*[.E1492]*([.J$2]/[.J$3]))+[.I$2]" office:value-type="float" office:value="1362829">
            <text:p>1362829</text:p>
          </table:table-cell>
          <table:table-cell table:formula="of:=[.J1492]*[.E1492]*(1/[.J$2])+[.I$1]" office:value-type="float" office:value="27835.539850235">
            <text:p>27836</text:p>
          </table:table-cell>
          <table:table-cell table:formula="of:=[.F1492]-[.K1492]" office:value-type="float" office:value="-38.5398502349854">
            <text:p>-39</text:p>
          </table:table-cell>
        </table:table-row>
        <table:table-row table:style-name="ro1">
          <table:table-cell office:value-type="string">
            <text:p><text:s text:c="2"/>1488</text:p>
          </table:table-cell>
          <table:table-cell office:value-type="string">
            <text:p><text:s text:c="3"/>4692</text:p>
          </table:table-cell>
          <table:table-cell office:value-type="string">
            <text:p><text:s text:c="2"/>27916</text:p>
          </table:table-cell>
          <table:table-cell office:value-type="string">
            <text:p><text:s text:c="6"/>4</text:p>
          </table:table-cell>
          <table:table-cell table:formula="of:=[.B1493]/1" office:value-type="float" office:value="4692">
            <text:p>4692</text:p>
          </table:table-cell>
          <table:table-cell table:formula="of:=[.C1493]/1" office:value-type="float" office:value="27916">
            <text:p>27916</text:p>
          </table:table-cell>
          <table:table-cell table:formula="of:=[.G$1]+[.E1493]*([.G$2]+[.E1493]*([.G$3]+[.G$4]*[.E1493]))" office:value-type="float" office:value="27887.9217664711">
            <text:p>27887.922</text:p>
          </table:table-cell>
          <table:table-cell table:formula="of:=[.F1493]-[.G1493]" office:value-type="float" office:value="28.0782335289223">
            <text:p>28.078</text:p>
          </table:table-cell>
          <table:table-cell table:formula="of:=INT([.I$4]*[.E1493]*([.J$3]/[.J$4])+[.I$3])" office:value-type="float" office:value="193570076">
            <text:p>193570076</text:p>
          </table:table-cell>
          <table:table-cell table:formula="of:=INT([.I1493]*[.E1493]*([.J$2]/[.J$3]))+[.I$2]" office:value-type="float" office:value="1367755">
            <text:p>1367755</text:p>
          </table:table-cell>
          <table:table-cell table:formula="of:=[.J1493]*[.E1493]*(1/[.J$2])+[.I$1]" office:value-type="float" office:value="27887.4221725464">
            <text:p>27887</text:p>
          </table:table-cell>
          <table:table-cell table:formula="of:=[.F1493]-[.K1493]" office:value-type="float" office:value="28.5778274536133">
            <text:p>29</text:p>
          </table:table-cell>
        </table:table-row>
        <table:table-row table:style-name="ro1">
          <table:table-cell office:value-type="string">
            <text:p><text:s text:c="2"/>1489</text:p>
          </table:table-cell>
          <table:table-cell office:value-type="string">
            <text:p><text:s text:c="3"/>4696</text:p>
          </table:table-cell>
          <table:table-cell office:value-type="string">
            <text:p><text:s text:c="2"/>27902</text:p>
          </table:table-cell>
          <table:table-cell office:value-type="string">
            <text:p><text:s text:c="6"/>6</text:p>
          </table:table-cell>
          <table:table-cell table:formula="of:=[.B1494]/1" office:value-type="float" office:value="4696">
            <text:p>4696</text:p>
          </table:table-cell>
          <table:table-cell table:formula="of:=[.C1494]/1" office:value-type="float" office:value="27902">
            <text:p>27902</text:p>
          </table:table-cell>
          <table:table-cell table:formula="of:=[.G$1]+[.E1494]*([.G$2]+[.E1494]*([.G$3]+[.G$4]*[.E1494]))" office:value-type="float" office:value="27957.1868779206">
            <text:p>27957.187</text:p>
          </table:table-cell>
          <table:table-cell table:formula="of:=[.F1494]-[.G1494]" office:value-type="float" office:value="-55.1868779205943">
            <text:p>-55.187</text:p>
          </table:table-cell>
          <table:table-cell table:formula="of:=INT([.I$4]*[.E1494]*([.J$3]/[.J$4])+[.I$3])" office:value-type="float" office:value="193588520">
            <text:p>193588520</text:p>
          </table:table-cell>
          <table:table-cell table:formula="of:=INT([.I1494]*[.E1494]*([.J$2]/[.J$3]))+[.I$2]" office:value-type="float" office:value="1374323">
            <text:p>1374323</text:p>
          </table:table-cell>
          <table:table-cell table:formula="of:=[.J1494]*[.E1494]*(1/[.J$2])+[.I$1]" office:value-type="float" office:value="27956.6862945557">
            <text:p>27957</text:p>
          </table:table-cell>
          <table:table-cell table:formula="of:=[.F1494]-[.K1494]" office:value-type="float" office:value="-54.6862945556641">
            <text:p>-55</text:p>
          </table:table-cell>
        </table:table-row>
        <table:table-row table:style-name="ro1">
          <table:table-cell office:value-type="string">
            <text:p><text:s text:c="2"/>1490</text:p>
          </table:table-cell>
          <table:table-cell office:value-type="string">
            <text:p><text:s text:c="3"/>4700</text:p>
          </table:table-cell>
          <table:table-cell office:value-type="string">
            <text:p><text:s text:c="2"/>28041</text:p>
          </table:table-cell>
          <table:table-cell office:value-type="string">
            <text:p><text:s text:c="6"/>5</text:p>
          </table:table-cell>
          <table:table-cell table:formula="of:=[.B1495]/1" office:value-type="float" office:value="4700">
            <text:p>4700</text:p>
          </table:table-cell>
          <table:table-cell table:formula="of:=[.C1495]/1" office:value-type="float" office:value="28041">
            <text:p>28041</text:p>
          </table:table-cell>
          <table:table-cell table:formula="of:=[.G$1]+[.E1495]*([.G$2]+[.E1495]*([.G$3]+[.G$4]*[.E1495]))" office:value-type="float" office:value="28026.5623025836">
            <text:p>28026.562</text:p>
          </table:table-cell>
          <table:table-cell table:formula="of:=[.F1495]-[.G1495]" office:value-type="float" office:value="14.4376974163642">
            <text:p>14.438</text:p>
          </table:table-cell>
          <table:table-cell table:formula="of:=INT([.I$4]*[.E1495]*([.J$3]/[.J$4])+[.I$3])" office:value-type="float" office:value="193606964">
            <text:p>193606964</text:p>
          </table:table-cell>
          <table:table-cell table:formula="of:=INT([.I1495]*[.E1495]*([.J$2]/[.J$3]))+[.I$2]" office:value-type="float" office:value="1380892">
            <text:p>1380892</text:p>
          </table:table-cell>
          <table:table-cell table:formula="of:=[.J1495]*[.E1495]*(1/[.J$2])+[.I$1]" office:value-type="float" office:value="28026.0596008301">
            <text:p>28026</text:p>
          </table:table-cell>
          <table:table-cell table:formula="of:=[.F1495]-[.K1495]" office:value-type="float" office:value="14.9403991699219">
            <text:p>15</text:p>
          </table:table-cell>
        </table:table-row>
        <table:table-row table:style-name="ro1">
          <table:table-cell office:value-type="string">
            <text:p><text:s text:c="2"/>1491</text:p>
          </table:table-cell>
          <table:table-cell office:value-type="string">
            <text:p><text:s text:c="3"/>4703</text:p>
          </table:table-cell>
          <table:table-cell office:value-type="string">
            <text:p><text:s text:c="2"/>28077</text:p>
          </table:table-cell>
          <table:table-cell office:value-type="string">
            <text:p><text:s text:c="6"/>4</text:p>
          </table:table-cell>
          <table:table-cell table:formula="of:=[.B1496]/1" office:value-type="float" office:value="4703">
            <text:p>4703</text:p>
          </table:table-cell>
          <table:table-cell table:formula="of:=[.C1496]/1" office:value-type="float" office:value="28077">
            <text:p>28077</text:p>
          </table:table-cell>
          <table:table-cell table:formula="of:=[.G$1]+[.E1496]*([.G$2]+[.E1496]*([.G$3]+[.G$4]*[.E1496]))" office:value-type="float" office:value="28078.6662796274">
            <text:p>28078.666</text:p>
          </table:table-cell>
          <table:table-cell table:formula="of:=[.F1496]-[.G1496]" office:value-type="float" office:value="-1.66627962737402">
            <text:p>-1.666</text:p>
          </table:table-cell>
          <table:table-cell table:formula="of:=INT([.I$4]*[.E1496]*([.J$3]/[.J$4])+[.I$3])" office:value-type="float" office:value="193620797">
            <text:p>193620797</text:p>
          </table:table-cell>
          <table:table-cell table:formula="of:=INT([.I1496]*[.E1496]*([.J$2]/[.J$3]))+[.I$2]" office:value-type="float" office:value="1385820">
            <text:p>1385820</text:p>
          </table:table-cell>
          <table:table-cell table:formula="of:=[.J1496]*[.E1496]*(1/[.J$2])+[.I$1]" office:value-type="float" office:value="28078.1665725708">
            <text:p>28078</text:p>
          </table:table-cell>
          <table:table-cell table:formula="of:=[.F1496]-[.K1496]" office:value-type="float" office:value="-1.16657257080078">
            <text:p>-1</text:p>
          </table:table-cell>
        </table:table-row>
        <table:table-row table:style-name="ro1">
          <table:table-cell office:value-type="string">
            <text:p><text:s text:c="2"/>1492</text:p>
          </table:table-cell>
          <table:table-cell office:value-type="string">
            <text:p><text:s text:c="3"/>4706</text:p>
          </table:table-cell>
          <table:table-cell office:value-type="string">
            <text:p><text:s text:c="2"/>28024</text:p>
          </table:table-cell>
          <table:table-cell office:value-type="string">
            <text:p><text:s text:c="6"/>5</text:p>
          </table:table-cell>
          <table:table-cell table:formula="of:=[.B1497]/1" office:value-type="float" office:value="4706">
            <text:p>4706</text:p>
          </table:table-cell>
          <table:table-cell table:formula="of:=[.C1497]/1" office:value-type="float" office:value="28024">
            <text:p>28024</text:p>
          </table:table-cell>
          <table:table-cell table:formula="of:=[.G$1]+[.E1497]*([.G$2]+[.E1497]*([.G$3]+[.G$4]*[.E1497]))" office:value-type="float" office:value="28130.8323332175">
            <text:p>28130.832</text:p>
          </table:table-cell>
          <table:table-cell table:formula="of:=[.F1497]-[.G1497]" office:value-type="float" office:value="-106.832333217528">
            <text:p>-106.832</text:p>
          </table:table-cell>
          <table:table-cell table:formula="of:=INT([.I$4]*[.E1497]*([.J$3]/[.J$4])+[.I$3])" office:value-type="float" office:value="193634631">
            <text:p>193634631</text:p>
          </table:table-cell>
          <table:table-cell table:formula="of:=INT([.I1497]*[.E1497]*([.J$2]/[.J$3]))+[.I$2]" office:value-type="float" office:value="1390748">
            <text:p>1390748</text:p>
          </table:table-cell>
          <table:table-cell table:formula="of:=[.J1497]*[.E1497]*(1/[.J$2])+[.I$1]" office:value-type="float" office:value="28130.3299407959">
            <text:p>28130</text:p>
          </table:table-cell>
          <table:table-cell table:formula="of:=[.F1497]-[.K1497]" office:value-type="float" office:value="-106.329940795898">
            <text:p>-106</text:p>
          </table:table-cell>
        </table:table-row>
        <table:table-row table:style-name="ro1">
          <table:table-cell office:value-type="string">
            <text:p><text:s text:c="2"/>1493</text:p>
          </table:table-cell>
          <table:table-cell office:value-type="string">
            <text:p><text:s text:c="3"/>4710</text:p>
          </table:table-cell>
          <table:table-cell office:value-type="string">
            <text:p><text:s text:c="2"/>28187</text:p>
          </table:table-cell>
          <table:table-cell office:value-type="string">
            <text:p><text:s text:c="6"/>5</text:p>
          </table:table-cell>
          <table:table-cell table:formula="of:=[.B1498]/1" office:value-type="float" office:value="4710">
            <text:p>4710</text:p>
          </table:table-cell>
          <table:table-cell table:formula="of:=[.C1498]/1" office:value-type="float" office:value="28187">
            <text:p>28187</text:p>
          </table:table-cell>
          <table:table-cell table:formula="of:=[.G$1]+[.E1498]*([.G$2]+[.E1498]*([.G$3]+[.G$4]*[.E1498]))" office:value-type="float" office:value="28200.4836536424">
            <text:p>28200.484</text:p>
          </table:table-cell>
          <table:table-cell table:formula="of:=[.F1498]-[.G1498]" office:value-type="float" office:value="-13.4836536423536">
            <text:p>-13.484</text:p>
          </table:table-cell>
          <table:table-cell table:formula="of:=INT([.I$4]*[.E1498]*([.J$3]/[.J$4])+[.I$3])" office:value-type="float" office:value="193653075">
            <text:p>193653075</text:p>
          </table:table-cell>
          <table:table-cell table:formula="of:=INT([.I1498]*[.E1498]*([.J$2]/[.J$3]))+[.I$2]" office:value-type="float" office:value="1397320">
            <text:p>1397320</text:p>
          </table:table-cell>
          <table:table-cell table:formula="of:=[.J1498]*[.E1498]*(1/[.J$2])+[.I$1]" office:value-type="float" office:value="28199.9808044434">
            <text:p>28200</text:p>
          </table:table-cell>
          <table:table-cell table:formula="of:=[.F1498]-[.K1498]" office:value-type="float" office:value="-12.9808044433594">
            <text:p>-13</text:p>
          </table:table-cell>
        </table:table-row>
        <table:table-row table:style-name="ro1">
          <table:table-cell office:value-type="string">
            <text:p><text:s text:c="2"/>1494</text:p>
          </table:table-cell>
          <table:table-cell office:value-type="string">
            <text:p><text:s text:c="3"/>4713</text:p>
          </table:table-cell>
          <table:table-cell office:value-type="string">
            <text:p><text:s text:c="2"/>28166</text:p>
          </table:table-cell>
          <table:table-cell office:value-type="string">
            <text:p><text:s text:c="6"/>5</text:p>
          </table:table-cell>
          <table:table-cell table:formula="of:=[.B1499]/1" office:value-type="float" office:value="4713">
            <text:p>4713</text:p>
          </table:table-cell>
          <table:table-cell table:formula="of:=[.C1499]/1" office:value-type="float" office:value="28166">
            <text:p>28166</text:p>
          </table:table-cell>
          <table:table-cell table:formula="of:=[.G$1]+[.E1499]*([.G$2]+[.E1499]*([.G$3]+[.G$4]*[.E1499]))" office:value-type="float" office:value="28252.7945947804">
            <text:p>28252.795</text:p>
          </table:table-cell>
          <table:table-cell table:formula="of:=[.F1499]-[.G1499]" office:value-type="float" office:value="-86.7945947804474">
            <text:p>-86.795</text:p>
          </table:table-cell>
          <table:table-cell table:formula="of:=INT([.I$4]*[.E1499]*([.J$3]/[.J$4])+[.I$3])" office:value-type="float" office:value="193666908">
            <text:p>193666908</text:p>
          </table:table-cell>
          <table:table-cell table:formula="of:=INT([.I1499]*[.E1499]*([.J$2]/[.J$3]))+[.I$2]" office:value-type="float" office:value="1402250">
            <text:p>1402250</text:p>
          </table:table-cell>
          <table:table-cell table:formula="of:=[.J1499]*[.E1499]*(1/[.J$2])+[.I$1]" office:value-type="float" office:value="28252.2937507629">
            <text:p>28252</text:p>
          </table:table-cell>
          <table:table-cell table:formula="of:=[.F1499]-[.K1499]" office:value-type="float" office:value="-86.2937507629395">
            <text:p>-86</text:p>
          </table:table-cell>
        </table:table-row>
        <table:table-row table:style-name="ro1">
          <table:table-cell office:value-type="string">
            <text:p><text:s text:c="2"/>1495</text:p>
          </table:table-cell>
          <table:table-cell office:value-type="string">
            <text:p><text:s text:c="3"/>4715</text:p>
          </table:table-cell>
          <table:table-cell office:value-type="string">
            <text:p><text:s text:c="2"/>28295</text:p>
          </table:table-cell>
          <table:table-cell office:value-type="string">
            <text:p><text:s text:c="6"/>5</text:p>
          </table:table-cell>
          <table:table-cell table:formula="of:=[.B1500]/1" office:value-type="float" office:value="4715">
            <text:p>4715</text:p>
          </table:table-cell>
          <table:table-cell table:formula="of:=[.C1500]/1" office:value-type="float" office:value="28295">
            <text:p>28295</text:p>
          </table:table-cell>
          <table:table-cell table:formula="of:=[.G$1]+[.E1500]*([.G$2]+[.E1500]*([.G$3]+[.G$4]*[.E1500]))" office:value-type="float" office:value="28287.7030619684">
            <text:p>28287.703</text:p>
          </table:table-cell>
          <table:table-cell table:formula="of:=[.F1500]-[.G1500]" office:value-type="float" office:value="7.29693803160626">
            <text:p>7.297</text:p>
          </table:table-cell>
          <table:table-cell table:formula="of:=INT([.I$4]*[.E1500]*([.J$3]/[.J$4])+[.I$3])" office:value-type="float" office:value="193676130">
            <text:p>193676130</text:p>
          </table:table-cell>
          <table:table-cell table:formula="of:=INT([.I1500]*[.E1500]*([.J$2]/[.J$3]))+[.I$2]" office:value-type="float" office:value="1405537">
            <text:p>1405537</text:p>
          </table:table-cell>
          <table:table-cell table:formula="of:=[.J1500]*[.E1500]*(1/[.J$2])+[.I$1]" office:value-type="float" office:value="28287.2033901215">
            <text:p>28287</text:p>
          </table:table-cell>
          <table:table-cell table:formula="of:=[.F1500]-[.K1500]" office:value-type="float" office:value="7.79660987854004">
            <text:p>8</text:p>
          </table:table-cell>
        </table:table-row>
        <table:table-row table:style-name="ro1">
          <table:table-cell office:value-type="string">
            <text:p><text:s text:c="2"/>1496</text:p>
          </table:table-cell>
          <table:table-cell office:value-type="string">
            <text:p><text:s text:c="3"/>4718</text:p>
          </table:table-cell>
          <table:table-cell office:value-type="string">
            <text:p><text:s text:c="2"/>28284</text:p>
          </table:table-cell>
          <table:table-cell office:value-type="string">
            <text:p><text:s text:c="6"/>6</text:p>
          </table:table-cell>
          <table:table-cell table:formula="of:=[.B1501]/1" office:value-type="float" office:value="4718">
            <text:p>4718</text:p>
          </table:table-cell>
          <table:table-cell table:formula="of:=[.C1501]/1" office:value-type="float" office:value="28284">
            <text:p>28284</text:p>
          </table:table-cell>
          <table:table-cell table:formula="of:=[.G$1]+[.E1501]*([.G$2]+[.E1501]*([.G$3]+[.G$4]*[.E1501]))" office:value-type="float" office:value="28340.1175304462">
            <text:p>28340.118</text:p>
          </table:table-cell>
          <table:table-cell table:formula="of:=[.F1501]-[.G1501]" office:value-type="float" office:value="-56.117530446154">
            <text:p>-56.118</text:p>
          </table:table-cell>
          <table:table-cell table:formula="of:=INT([.I$4]*[.E1501]*([.J$3]/[.J$4])+[.I$3])" office:value-type="float" office:value="193689963">
            <text:p>193689963</text:p>
          </table:table-cell>
          <table:table-cell table:formula="of:=INT([.I1501]*[.E1501]*([.J$2]/[.J$3]))+[.I$2]" office:value-type="float" office:value="1410467">
            <text:p>1410467</text:p>
          </table:table-cell>
          <table:table-cell table:formula="of:=[.J1501]*[.E1501]*(1/[.J$2])+[.I$1]" office:value-type="float" office:value="28339.610370636">
            <text:p>28340</text:p>
          </table:table-cell>
          <table:table-cell table:formula="of:=[.F1501]-[.K1501]" office:value-type="float" office:value="-55.6103706359863">
            <text:p>-56</text:p>
          </table:table-cell>
        </table:table-row>
        <table:table-row table:style-name="ro1">
          <table:table-cell office:value-type="string">
            <text:p><text:s text:c="2"/>1497</text:p>
          </table:table-cell>
          <table:table-cell office:value-type="string">
            <text:p><text:s text:c="3"/>4722</text:p>
          </table:table-cell>
          <table:table-cell office:value-type="string">
            <text:p><text:s text:c="2"/>28328</text:p>
          </table:table-cell>
          <table:table-cell office:value-type="string">
            <text:p><text:s text:c="6"/>5</text:p>
          </table:table-cell>
          <table:table-cell table:formula="of:=[.B1502]/1" office:value-type="float" office:value="4722">
            <text:p>4722</text:p>
          </table:table-cell>
          <table:table-cell table:formula="of:=[.C1502]/1" office:value-type="float" office:value="28328">
            <text:p>28328</text:p>
          </table:table-cell>
          <table:table-cell table:formula="of:=[.G$1]+[.E1502]*([.G$2]+[.E1502]*([.G$3]+[.G$4]*[.E1502]))" office:value-type="float" office:value="28410.1001383579">
            <text:p>28410.100</text:p>
          </table:table-cell>
          <table:table-cell table:formula="of:=[.F1502]-[.G1502]" office:value-type="float" office:value="-82.1001383579351">
            <text:p>-82.100</text:p>
          </table:table-cell>
          <table:table-cell table:formula="of:=INT([.I$4]*[.E1502]*([.J$3]/[.J$4])+[.I$3])" office:value-type="float" office:value="193708408">
            <text:p>193708408</text:p>
          </table:table-cell>
          <table:table-cell table:formula="of:=INT([.I1502]*[.E1502]*([.J$2]/[.J$3]))+[.I$2]" office:value-type="float" office:value="1417043">
            <text:p>1417043</text:p>
          </table:table-cell>
          <table:table-cell table:formula="of:=[.J1502]*[.E1502]*(1/[.J$2])+[.I$1]" office:value-type="float" office:value="28409.5981254578">
            <text:p>28410</text:p>
          </table:table-cell>
          <table:table-cell table:formula="of:=[.F1502]-[.K1502]" office:value-type="float" office:value="-81.5981254577637">
            <text:p>-82</text:p>
          </table:table-cell>
        </table:table-row>
        <table:table-row table:style-name="ro1">
          <table:table-cell office:value-type="string">
            <text:p><text:s text:c="2"/>1498</text:p>
          </table:table-cell>
          <table:table-cell office:value-type="string">
            <text:p><text:s text:c="3"/>4725</text:p>
          </table:table-cell>
          <table:table-cell office:value-type="string">
            <text:p><text:s text:c="2"/>28471</text:p>
          </table:table-cell>
          <table:table-cell office:value-type="string">
            <text:p><text:s text:c="6"/>6</text:p>
          </table:table-cell>
          <table:table-cell table:formula="of:=[.B1503]/1" office:value-type="float" office:value="4725">
            <text:p>4725</text:p>
          </table:table-cell>
          <table:table-cell table:formula="of:=[.C1503]/1" office:value-type="float" office:value="28471">
            <text:p>28471</text:p>
          </table:table-cell>
          <table:table-cell table:formula="of:=[.G$1]+[.E1503]*([.G$2]+[.E1503]*([.G$3]+[.G$4]*[.E1503]))" office:value-type="float" office:value="28462.6595958388">
            <text:p>28462.660</text:p>
          </table:table-cell>
          <table:table-cell table:formula="of:=[.F1503]-[.G1503]" office:value-type="float" office:value="8.34040416115749">
            <text:p>8.340</text:p>
          </table:table-cell>
          <table:table-cell table:formula="of:=INT([.I$4]*[.E1503]*([.J$3]/[.J$4])+[.I$3])" office:value-type="float" office:value="193722241">
            <text:p>193722241</text:p>
          </table:table-cell>
          <table:table-cell table:formula="of:=INT([.I1503]*[.E1503]*([.J$2]/[.J$3]))+[.I$2]" office:value-type="float" office:value="1421975">
            <text:p>1421975</text:p>
          </table:table-cell>
          <table:table-cell table:formula="of:=[.J1503]*[.E1503]*(1/[.J$2])+[.I$1]" office:value-type="float" office:value="28462.1547908783">
            <text:p>28462</text:p>
          </table:table-cell>
          <table:table-cell table:formula="of:=[.F1503]-[.K1503]" office:value-type="float" office:value="8.8452091217041">
            <text:p>9</text:p>
          </table:table-cell>
        </table:table-row>
        <table:table-row table:style-name="ro1">
          <table:table-cell office:value-type="string">
            <text:p><text:s text:c="2"/>1499</text:p>
          </table:table-cell>
          <table:table-cell office:value-type="string">
            <text:p><text:s text:c="3"/>4728</text:p>
          </table:table-cell>
          <table:table-cell office:value-type="string">
            <text:p><text:s text:c="2"/>28449</text:p>
          </table:table-cell>
          <table:table-cell office:value-type="string">
            <text:p><text:s text:c="6"/>5</text:p>
          </table:table-cell>
          <table:table-cell table:formula="of:=[.B1504]/1" office:value-type="float" office:value="4728">
            <text:p>4728</text:p>
          </table:table-cell>
          <table:table-cell table:formula="of:=[.C1504]/1" office:value-type="float" office:value="28449">
            <text:p>28449</text:p>
          </table:table-cell>
          <table:table-cell table:formula="of:=[.G$1]+[.E1504]*([.G$2]+[.E1504]*([.G$3]+[.G$4]*[.E1504]))" office:value-type="float" office:value="28515.2812095809">
            <text:p>28515.281</text:p>
          </table:table-cell>
          <table:table-cell table:formula="of:=[.F1504]-[.G1504]" office:value-type="float" office:value="-66.2812095809422">
            <text:p>-66.281</text:p>
          </table:table-cell>
          <table:table-cell table:formula="of:=INT([.I$4]*[.E1504]*([.J$3]/[.J$4])+[.I$3])" office:value-type="float" office:value="193736074">
            <text:p>193736074</text:p>
          </table:table-cell>
          <table:table-cell table:formula="of:=INT([.I1504]*[.E1504]*([.J$2]/[.J$3]))+[.I$2]" office:value-type="float" office:value="1426908">
            <text:p>1426908</text:p>
          </table:table-cell>
          <table:table-cell table:formula="of:=[.J1504]*[.E1504]*(1/[.J$2])+[.I$1]" office:value-type="float" office:value="28514.7769165039">
            <text:p>28515</text:p>
          </table:table-cell>
          <table:table-cell table:formula="of:=[.F1504]-[.K1504]" office:value-type="float" office:value="-65.7769165039062">
            <text:p>-66</text:p>
          </table:table-cell>
        </table:table-row>
        <table:table-row table:style-name="ro1">
          <table:table-cell office:value-type="string">
            <text:p><text:s text:c="2"/>1500</text:p>
          </table:table-cell>
          <table:table-cell office:value-type="string">
            <text:p><text:s text:c="3"/>4732</text:p>
          </table:table-cell>
          <table:table-cell office:value-type="string">
            <text:p><text:s text:c="2"/>28588</text:p>
          </table:table-cell>
          <table:table-cell office:value-type="string">
            <text:p><text:s text:c="6"/>4</text:p>
          </table:table-cell>
          <table:table-cell table:formula="of:=[.B1505]/1" office:value-type="float" office:value="4732">
            <text:p>4732</text:p>
          </table:table-cell>
          <table:table-cell table:formula="of:=[.C1505]/1" office:value-type="float" office:value="28588">
            <text:p>28588</text:p>
          </table:table-cell>
          <table:table-cell table:formula="of:=[.G$1]+[.E1505]*([.G$2]+[.E1505]*([.G$3]+[.G$4]*[.E1505]))" office:value-type="float" office:value="28585.5400675425">
            <text:p>28585.540</text:p>
          </table:table-cell>
          <table:table-cell table:formula="of:=[.F1505]-[.G1505]" office:value-type="float" office:value="2.45993245748832">
            <text:p>2.460</text:p>
          </table:table-cell>
          <table:table-cell table:formula="of:=INT([.I$4]*[.E1505]*([.J$3]/[.J$4])+[.I$3])" office:value-type="float" office:value="193754518">
            <text:p>193754518</text:p>
          </table:table-cell>
          <table:table-cell table:formula="of:=INT([.I1505]*[.E1505]*([.J$2]/[.J$3]))+[.I$2]" office:value-type="float" office:value="1433486">
            <text:p>1433486</text:p>
          </table:table-cell>
          <table:table-cell table:formula="of:=[.J1505]*[.E1505]*(1/[.J$2])+[.I$1]" office:value-type="float" office:value="28585.0335845947">
            <text:p>28585</text:p>
          </table:table-cell>
          <table:table-cell table:formula="of:=[.F1505]-[.K1505]" office:value-type="float" office:value="2.96641540527344">
            <text:p>3</text:p>
          </table:table-cell>
        </table:table-row>
        <table:table-row table:style-name="ro1">
          <table:table-cell office:value-type="string">
            <text:p><text:s text:c="2"/>1501</text:p>
          </table:table-cell>
          <table:table-cell office:value-type="string">
            <text:p><text:s text:c="3"/>4735</text:p>
          </table:table-cell>
          <table:table-cell office:value-type="string">
            <text:p><text:s text:c="2"/>28585</text:p>
          </table:table-cell>
          <table:table-cell office:value-type="string">
            <text:p><text:s text:c="6"/>7</text:p>
          </table:table-cell>
          <table:table-cell table:formula="of:=[.B1506]/1" office:value-type="float" office:value="4735">
            <text:p>4735</text:p>
          </table:table-cell>
          <table:table-cell table:formula="of:=[.C1506]/1" office:value-type="float" office:value="28585">
            <text:p>28585</text:p>
          </table:table-cell>
          <table:table-cell table:formula="of:=[.G$1]+[.E1506]*([.G$2]+[.E1506]*([.G$3]+[.G$4]*[.E1506]))" office:value-type="float" office:value="28638.3067548338">
            <text:p>28638.307</text:p>
          </table:table-cell>
          <table:table-cell table:formula="of:=[.F1506]-[.G1506]" office:value-type="float" office:value="-53.3067548337567">
            <text:p>-53.307</text:p>
          </table:table-cell>
          <table:table-cell table:formula="of:=INT([.I$4]*[.E1506]*([.J$3]/[.J$4])+[.I$3])" office:value-type="float" office:value="193768351">
            <text:p>193768351</text:p>
          </table:table-cell>
          <table:table-cell table:formula="of:=INT([.I1506]*[.E1506]*([.J$2]/[.J$3]))+[.I$2]" office:value-type="float" office:value="1438421">
            <text:p>1438421</text:p>
          </table:table-cell>
          <table:table-cell table:formula="of:=[.J1506]*[.E1506]*(1/[.J$2])+[.I$1]" office:value-type="float" office:value="28637.8055019379">
            <text:p>28638</text:p>
          </table:table-cell>
          <table:table-cell table:formula="of:=[.F1506]-[.K1506]" office:value-type="float" office:value="-52.8055019378662">
            <text:p>-53</text:p>
          </table:table-cell>
        </table:table-row>
        <table:table-row table:style-name="ro1">
          <table:table-cell office:value-type="string">
            <text:p><text:s text:c="2"/>1502</text:p>
          </table:table-cell>
          <table:table-cell office:value-type="string">
            <text:p><text:s text:c="3"/>4739</text:p>
          </table:table-cell>
          <table:table-cell office:value-type="string">
            <text:p><text:s text:c="2"/>28692</text:p>
          </table:table-cell>
          <table:table-cell office:value-type="string">
            <text:p><text:s text:c="6"/>4</text:p>
          </table:table-cell>
          <table:table-cell table:formula="of:=[.B1507]/1" office:value-type="float" office:value="4739">
            <text:p>4739</text:p>
          </table:table-cell>
          <table:table-cell table:formula="of:=[.C1507]/1" office:value-type="float" office:value="28692">
            <text:p>28692</text:p>
          </table:table-cell>
          <table:table-cell table:formula="of:=[.G$1]+[.E1507]*([.G$2]+[.E1507]*([.G$3]+[.G$4]*[.E1507]))" office:value-type="float" office:value="28708.759083649">
            <text:p>28708.759</text:p>
          </table:table-cell>
          <table:table-cell table:formula="of:=[.F1507]-[.G1507]" office:value-type="float" office:value="-16.7590836489835">
            <text:p>-16.759</text:p>
          </table:table-cell>
          <table:table-cell table:formula="of:=INT([.I$4]*[.E1507]*([.J$3]/[.J$4])+[.I$3])" office:value-type="float" office:value="193786796">
            <text:p>193786796</text:p>
          </table:table-cell>
          <table:table-cell table:formula="of:=INT([.I1507]*[.E1507]*([.J$2]/[.J$3]))+[.I$2]" office:value-type="float" office:value="1445001">
            <text:p>1445001</text:p>
          </table:table-cell>
          <table:table-cell table:formula="of:=[.J1507]*[.E1507]*(1/[.J$2])+[.I$1]" office:value-type="float" office:value="28708.2559108734">
            <text:p>28708</text:p>
          </table:table-cell>
          <table:table-cell table:formula="of:=[.F1507]-[.K1507]" office:value-type="float" office:value="-16.2559108734131">
            <text:p>-16</text:p>
          </table:table-cell>
        </table:table-row>
        <table:table-row table:style-name="ro1">
          <table:table-cell office:value-type="string">
            <text:p><text:s text:c="2"/>1503</text:p>
          </table:table-cell>
          <table:table-cell office:value-type="string">
            <text:p><text:s text:c="3"/>4742</text:p>
          </table:table-cell>
          <table:table-cell office:value-type="string">
            <text:p><text:s text:c="2"/>28690</text:p>
          </table:table-cell>
          <table:table-cell office:value-type="string">
            <text:p><text:s text:c="6"/>6</text:p>
          </table:table-cell>
          <table:table-cell table:formula="of:=[.B1508]/1" office:value-type="float" office:value="4742">
            <text:p>4742</text:p>
          </table:table-cell>
          <table:table-cell table:formula="of:=[.C1508]/1" office:value-type="float" office:value="28690">
            <text:p>28690</text:p>
          </table:table-cell>
          <table:table-cell table:formula="of:=[.G$1]+[.E1508]*([.G$2]+[.E1508]*([.G$3]+[.G$4]*[.E1508]))" office:value-type="float" office:value="28761.6709036716">
            <text:p>28761.671</text:p>
          </table:table-cell>
          <table:table-cell table:formula="of:=[.F1508]-[.G1508]" office:value-type="float" office:value="-71.6709036715693">
            <text:p>-71.671</text:p>
          </table:table-cell>
          <table:table-cell table:formula="of:=INT([.I$4]*[.E1508]*([.J$3]/[.J$4])+[.I$3])" office:value-type="float" office:value="193800629">
            <text:p>193800629</text:p>
          </table:table-cell>
          <table:table-cell table:formula="of:=INT([.I1508]*[.E1508]*([.J$2]/[.J$3]))+[.I$2]" office:value-type="float" office:value="1449937">
            <text:p>1449937</text:p>
          </table:table-cell>
          <table:table-cell table:formula="of:=[.J1508]*[.E1508]*(1/[.J$2])+[.I$1]" office:value-type="float" office:value="28761.1686515808">
            <text:p>28761</text:p>
          </table:table-cell>
          <table:table-cell table:formula="of:=[.F1508]-[.K1508]" office:value-type="float" office:value="-71.1686515808106">
            <text:p>-71</text:p>
          </table:table-cell>
        </table:table-row>
        <table:table-row table:style-name="ro1">
          <table:table-cell office:value-type="string">
            <text:p><text:s text:c="2"/>1504</text:p>
          </table:table-cell>
          <table:table-cell office:value-type="string">
            <text:p><text:s text:c="3"/>4746</text:p>
          </table:table-cell>
          <table:table-cell office:value-type="string">
            <text:p><text:s text:c="2"/>28838</text:p>
          </table:table-cell>
          <table:table-cell office:value-type="string">
            <text:p><text:s text:c="6"/>4</text:p>
          </table:table-cell>
          <table:table-cell table:formula="of:=[.B1509]/1" office:value-type="float" office:value="4746">
            <text:p>4746</text:p>
          </table:table-cell>
          <table:table-cell table:formula="of:=[.C1509]/1" office:value-type="float" office:value="28838">
            <text:p>28838</text:p>
          </table:table-cell>
          <table:table-cell table:formula="of:=[.G$1]+[.E1509]*([.G$2]+[.E1509]*([.G$3]+[.G$4]*[.E1509]))" office:value-type="float" office:value="28832.31678225">
            <text:p>28832.317</text:p>
          </table:table-cell>
          <table:table-cell table:formula="of:=[.F1509]-[.G1509]" office:value-type="float" office:value="5.68321774995275">
            <text:p>5.683</text:p>
          </table:table-cell>
          <table:table-cell table:formula="of:=INT([.I$4]*[.E1509]*([.J$3]/[.J$4])+[.I$3])" office:value-type="float" office:value="193819073">
            <text:p>193819073</text:p>
          </table:table-cell>
          <table:table-cell table:formula="of:=INT([.I1509]*[.E1509]*([.J$2]/[.J$3]))+[.I$2]" office:value-type="float" office:value="1456519">
            <text:p>1456519</text:p>
          </table:table-cell>
          <table:table-cell table:formula="of:=[.J1509]*[.E1509]*(1/[.J$2])+[.I$1]" office:value-type="float" office:value="28831.812877655">
            <text:p>28832</text:p>
          </table:table-cell>
          <table:table-cell table:formula="of:=[.F1509]-[.K1509]" office:value-type="float" office:value="6.1871223449707">
            <text:p>6</text:p>
          </table:table-cell>
        </table:table-row>
        <table:table-row table:style-name="ro1">
          <table:table-cell office:value-type="string">
            <text:p><text:s text:c="2"/>1505</text:p>
          </table:table-cell>
          <table:table-cell office:value-type="string">
            <text:p><text:s text:c="3"/>4749</text:p>
          </table:table-cell>
          <table:table-cell office:value-type="string">
            <text:p><text:s text:c="2"/>28795</text:p>
          </table:table-cell>
          <table:table-cell office:value-type="string">
            <text:p><text:s text:c="6"/>5</text:p>
          </table:table-cell>
          <table:table-cell table:formula="of:=[.B1510]/1" office:value-type="float" office:value="4749">
            <text:p>4749</text:p>
          </table:table-cell>
          <table:table-cell table:formula="of:=[.C1510]/1" office:value-type="float" office:value="28795">
            <text:p>28795</text:p>
          </table:table-cell>
          <table:table-cell table:formula="of:=[.G$1]+[.E1510]*([.G$2]+[.E1510]*([.G$3]+[.G$4]*[.E1510]))" office:value-type="float" office:value="28885.3737941862">
            <text:p>28885.374</text:p>
          </table:table-cell>
          <table:table-cell table:formula="of:=[.F1510]-[.G1510]" office:value-type="float" office:value="-90.3737941861691">
            <text:p>-90.374</text:p>
          </table:table-cell>
          <table:table-cell table:formula="of:=INT([.I$4]*[.E1510]*([.J$3]/[.J$4])+[.I$3])" office:value-type="float" office:value="193832906">
            <text:p>193832906</text:p>
          </table:table-cell>
          <table:table-cell table:formula="of:=INT([.I1510]*[.E1510]*([.J$2]/[.J$3]))+[.I$2]" office:value-type="float" office:value="1461456">
            <text:p>1461456</text:p>
          </table:table-cell>
          <table:table-cell table:formula="of:=[.J1510]*[.E1510]*(1/[.J$2])+[.I$1]" office:value-type="float" office:value="28884.8664855957">
            <text:p>28885</text:p>
          </table:table-cell>
          <table:table-cell table:formula="of:=[.F1510]-[.K1510]" office:value-type="float" office:value="-89.8664855957031">
            <text:p>-90</text:p>
          </table:table-cell>
        </table:table-row>
        <table:table-row table:style-name="ro1">
          <table:table-cell office:value-type="string">
            <text:p><text:s text:c="2"/>1506</text:p>
          </table:table-cell>
          <table:table-cell office:value-type="string">
            <text:p><text:s text:c="3"/>4752</text:p>
          </table:table-cell>
          <table:table-cell office:value-type="string">
            <text:p><text:s text:c="2"/>28871</text:p>
          </table:table-cell>
          <table:table-cell office:value-type="string">
            <text:p><text:s text:c="6"/>6</text:p>
          </table:table-cell>
          <table:table-cell table:formula="of:=[.B1511]/1" office:value-type="float" office:value="4752">
            <text:p>4752</text:p>
          </table:table-cell>
          <table:table-cell table:formula="of:=[.C1511]/1" office:value-type="float" office:value="28871">
            <text:p>28871</text:p>
          </table:table-cell>
          <table:table-cell table:formula="of:=[.G$1]+[.E1511]*([.G$2]+[.E1511]*([.G$3]+[.G$4]*[.E1511]))" office:value-type="float" office:value="28938.4930493451">
            <text:p>28938.493</text:p>
          </table:table-cell>
          <table:table-cell table:formula="of:=[.F1511]-[.G1511]" office:value-type="float" office:value="-67.4930493451029">
            <text:p>-67.493</text:p>
          </table:table-cell>
          <table:table-cell table:formula="of:=INT([.I$4]*[.E1511]*([.J$3]/[.J$4])+[.I$3])" office:value-type="float" office:value="193846740">
            <text:p>193846740</text:p>
          </table:table-cell>
          <table:table-cell table:formula="of:=INT([.I1511]*[.E1511]*([.J$2]/[.J$3]))+[.I$2]" office:value-type="float" office:value="1466394">
            <text:p>1466394</text:p>
          </table:table-cell>
          <table:table-cell table:formula="of:=[.J1511]*[.E1511]*(1/[.J$2])+[.I$1]" office:value-type="float" office:value="28937.9856567383">
            <text:p>28938</text:p>
          </table:table-cell>
          <table:table-cell table:formula="of:=[.F1511]-[.K1511]" office:value-type="float" office:value="-66.9856567382813">
            <text:p>-67</text:p>
          </table:table-cell>
        </table:table-row>
        <table:table-row table:style-name="ro1">
          <table:table-cell office:value-type="string">
            <text:p><text:s text:c="2"/>1507</text:p>
          </table:table-cell>
          <table:table-cell office:value-type="string">
            <text:p><text:s text:c="3"/>4756</text:p>
          </table:table-cell>
          <table:table-cell office:value-type="string">
            <text:p><text:s text:c="2"/>29003</text:p>
          </table:table-cell>
          <table:table-cell office:value-type="string">
            <text:p><text:s text:c="6"/>5</text:p>
          </table:table-cell>
          <table:table-cell table:formula="of:=[.B1512]/1" office:value-type="float" office:value="4756">
            <text:p>4756</text:p>
          </table:table-cell>
          <table:table-cell table:formula="of:=[.C1512]/1" office:value-type="float" office:value="29003">
            <text:p>29003</text:p>
          </table:table-cell>
          <table:table-cell table:formula="of:=[.G$1]+[.E1512]*([.G$2]+[.E1512]*([.G$3]+[.G$4]*[.E1512]))" office:value-type="float" office:value="29009.4155644694">
            <text:p>29009.416</text:p>
          </table:table-cell>
          <table:table-cell table:formula="of:=[.F1512]-[.G1512]" office:value-type="float" office:value="-6.41556446937102">
            <text:p>-6.416</text:p>
          </table:table-cell>
          <table:table-cell table:formula="of:=INT([.I$4]*[.E1512]*([.J$3]/[.J$4])+[.I$3])" office:value-type="float" office:value="193865184">
            <text:p>193865184</text:p>
          </table:table-cell>
          <table:table-cell table:formula="of:=INT([.I1512]*[.E1512]*([.J$2]/[.J$3]))+[.I$2]" office:value-type="float" office:value="1472979">
            <text:p>1472979</text:p>
          </table:table-cell>
          <table:table-cell table:formula="of:=[.J1512]*[.E1512]*(1/[.J$2])+[.I$1]" office:value-type="float" office:value="29008.9081954956">
            <text:p>29009</text:p>
          </table:table-cell>
          <table:table-cell table:formula="of:=[.F1512]-[.K1512]" office:value-type="float" office:value="-5.90819549560547">
            <text:p>-6</text:p>
          </table:table-cell>
        </table:table-row>
        <table:table-row table:style-name="ro1">
          <table:table-cell office:value-type="string">
            <text:p><text:s text:c="2"/>1508</text:p>
          </table:table-cell>
          <table:table-cell office:value-type="string">
            <text:p><text:s text:c="3"/>4759</text:p>
          </table:table-cell>
          <table:table-cell office:value-type="string">
            <text:p><text:s text:c="2"/>28970</text:p>
          </table:table-cell>
          <table:table-cell office:value-type="string">
            <text:p><text:s text:c="6"/>5</text:p>
          </table:table-cell>
          <table:table-cell table:formula="of:=[.B1513]/1" office:value-type="float" office:value="4759">
            <text:p>4759</text:p>
          </table:table-cell>
          <table:table-cell table:formula="of:=[.C1513]/1" office:value-type="float" office:value="28970">
            <text:p>28970</text:p>
          </table:table-cell>
          <table:table-cell table:formula="of:=[.G$1]+[.E1513]*([.G$2]+[.E1513]*([.G$3]+[.G$4]*[.E1513]))" office:value-type="float" office:value="29062.6800960878">
            <text:p>29062.680</text:p>
          </table:table-cell>
          <table:table-cell table:formula="of:=[.F1513]-[.G1513]" office:value-type="float" office:value="-92.680096087839">
            <text:p>-92.680</text:p>
          </table:table-cell>
          <table:table-cell table:formula="of:=INT([.I$4]*[.E1513]*([.J$3]/[.J$4])+[.I$3])" office:value-type="float" office:value="193879017">
            <text:p>193879017</text:p>
          </table:table-cell>
          <table:table-cell table:formula="of:=INT([.I1513]*[.E1513]*([.J$2]/[.J$3]))+[.I$2]" office:value-type="float" office:value="1477919">
            <text:p>1477919</text:p>
          </table:table-cell>
          <table:table-cell table:formula="of:=[.J1513]*[.E1513]*(1/[.J$2])+[.I$1]" office:value-type="float" office:value="29062.1773853302">
            <text:p>29062</text:p>
          </table:table-cell>
          <table:table-cell table:formula="of:=[.F1513]-[.K1513]" office:value-type="float" office:value="-92.1773853302002">
            <text:p>-92</text:p>
          </table:table-cell>
        </table:table-row>
        <table:table-row table:style-name="ro1">
          <table:table-cell office:value-type="string">
            <text:p><text:s text:c="2"/>1509</text:p>
          </table:table-cell>
          <table:table-cell office:value-type="string">
            <text:p><text:s text:c="3"/>4761</text:p>
          </table:table-cell>
          <table:table-cell office:value-type="string">
            <text:p><text:s text:c="2"/>29113</text:p>
          </table:table-cell>
          <table:table-cell office:value-type="string">
            <text:p><text:s text:c="6"/>4</text:p>
          </table:table-cell>
          <table:table-cell table:formula="of:=[.B1514]/1" office:value-type="float" office:value="4761">
            <text:p>4761</text:p>
          </table:table-cell>
          <table:table-cell table:formula="of:=[.C1514]/1" office:value-type="float" office:value="29113">
            <text:p>29113</text:p>
          </table:table-cell>
          <table:table-cell table:formula="of:=[.G$1]+[.E1514]*([.G$2]+[.E1514]*([.G$3]+[.G$4]*[.E1514]))" office:value-type="float" office:value="29098.2243828607">
            <text:p>29098.224</text:p>
          </table:table-cell>
          <table:table-cell table:formula="of:=[.F1514]-[.G1514]" office:value-type="float" office:value="14.7756171392903">
            <text:p>14.776</text:p>
          </table:table-cell>
          <table:table-cell table:formula="of:=INT([.I$4]*[.E1514]*([.J$3]/[.J$4])+[.I$3])" office:value-type="float" office:value="193888239">
            <text:p>193888239</text:p>
          </table:table-cell>
          <table:table-cell table:formula="of:=INT([.I1514]*[.E1514]*([.J$2]/[.J$3]))+[.I$2]" office:value-type="float" office:value="1481212">
            <text:p>1481212</text:p>
          </table:table-cell>
          <table:table-cell table:formula="of:=[.J1514]*[.E1514]*(1/[.J$2])+[.I$1]" office:value-type="float" office:value="29097.7185592651">
            <text:p>29098</text:p>
          </table:table-cell>
          <table:table-cell table:formula="of:=[.F1514]-[.K1514]" office:value-type="float" office:value="15.2814407348633">
            <text:p>15</text:p>
          </table:table-cell>
        </table:table-row>
        <table:table-row table:style-name="ro1">
          <table:table-cell office:value-type="string">
            <text:p><text:s text:c="2"/>1510</text:p>
          </table:table-cell>
          <table:table-cell office:value-type="string">
            <text:p><text:s text:c="3"/>4765</text:p>
          </table:table-cell>
          <table:table-cell office:value-type="string">
            <text:p><text:s text:c="2"/>29093</text:p>
          </table:table-cell>
          <table:table-cell office:value-type="string">
            <text:p><text:s text:c="6"/>6</text:p>
          </table:table-cell>
          <table:table-cell table:formula="of:=[.B1515]/1" office:value-type="float" office:value="4765">
            <text:p>4765</text:p>
          </table:table-cell>
          <table:table-cell table:formula="of:=[.C1515]/1" office:value-type="float" office:value="29093">
            <text:p>29093</text:p>
          </table:table-cell>
          <table:table-cell table:formula="of:=[.G$1]+[.E1515]*([.G$2]+[.E1515]*([.G$3]+[.G$4]*[.E1515]))" office:value-type="float" office:value="29169.3960085654">
            <text:p>29169.396</text:p>
          </table:table-cell>
          <table:table-cell table:formula="of:=[.F1515]-[.G1515]" office:value-type="float" office:value="-76.3960085653962">
            <text:p>-76.396</text:p>
          </table:table-cell>
          <table:table-cell table:formula="of:=INT([.I$4]*[.E1515]*([.J$3]/[.J$4])+[.I$3])" office:value-type="float" office:value="193906683">
            <text:p>193906683</text:p>
          </table:table-cell>
          <table:table-cell table:formula="of:=INT([.I1515]*[.E1515]*([.J$2]/[.J$3]))+[.I$2]" office:value-type="float" office:value="1487800">
            <text:p>1487800</text:p>
          </table:table-cell>
          <table:table-cell table:formula="of:=[.J1515]*[.E1515]*(1/[.J$2])+[.I$1]" office:value-type="float" office:value="29168.8944549561">
            <text:p>29169</text:p>
          </table:table-cell>
          <table:table-cell table:formula="of:=[.F1515]-[.K1515]" office:value-type="float" office:value="-75.8944549560547">
            <text:p>-76</text:p>
          </table:table-cell>
        </table:table-row>
        <table:table-row table:style-name="ro1">
          <table:table-cell office:value-type="string">
            <text:p><text:s text:c="2"/>1511</text:p>
          </table:table-cell>
          <table:table-cell office:value-type="string">
            <text:p><text:s text:c="3"/>4768</text:p>
          </table:table-cell>
          <table:table-cell office:value-type="string">
            <text:p><text:s text:c="2"/>29148</text:p>
          </table:table-cell>
          <table:table-cell office:value-type="string">
            <text:p><text:s text:c="6"/>6</text:p>
          </table:table-cell>
          <table:table-cell table:formula="of:=[.B1516]/1" office:value-type="float" office:value="4768">
            <text:p>4768</text:p>
          </table:table-cell>
          <table:table-cell table:formula="of:=[.C1516]/1" office:value-type="float" office:value="29148">
            <text:p>29148</text:p>
          </table:table-cell>
          <table:table-cell table:formula="of:=[.G$1]+[.E1516]*([.G$2]+[.E1516]*([.G$3]+[.G$4]*[.E1516]))" office:value-type="float" office:value="29222.8474111649">
            <text:p>29222.847</text:p>
          </table:table-cell>
          <table:table-cell table:formula="of:=[.F1516]-[.G1516]" office:value-type="float" office:value="-74.8474111648757">
            <text:p>-74.847</text:p>
          </table:table-cell>
          <table:table-cell table:formula="of:=INT([.I$4]*[.E1516]*([.J$3]/[.J$4])+[.I$3])" office:value-type="float" office:value="193920517">
            <text:p>193920517</text:p>
          </table:table-cell>
          <table:table-cell table:formula="of:=INT([.I1516]*[.E1516]*([.J$2]/[.J$3]))+[.I$2]" office:value-type="float" office:value="1492741">
            <text:p>1492741</text:p>
          </table:table-cell>
          <table:table-cell table:formula="of:=[.J1516]*[.E1516]*(1/[.J$2])+[.I$1]" office:value-type="float" office:value="29222.3423461914">
            <text:p>29222</text:p>
          </table:table-cell>
          <table:table-cell table:formula="of:=[.F1516]-[.K1516]" office:value-type="float" office:value="-74.3423461914063">
            <text:p>-74</text:p>
          </table:table-cell>
        </table:table-row>
        <table:table-row table:style-name="ro1">
          <table:table-cell office:value-type="string">
            <text:p><text:s text:c="2"/>1512</text:p>
          </table:table-cell>
          <table:table-cell office:value-type="string">
            <text:p><text:s text:c="3"/>4771</text:p>
          </table:table-cell>
          <table:table-cell office:value-type="string">
            <text:p><text:s text:c="2"/>29274</text:p>
          </table:table-cell>
          <table:table-cell office:value-type="string">
            <text:p><text:s text:c="6"/>5</text:p>
          </table:table-cell>
          <table:table-cell table:formula="of:=[.B1517]/1" office:value-type="float" office:value="4771">
            <text:p>4771</text:p>
          </table:table-cell>
          <table:table-cell table:formula="of:=[.C1517]/1" office:value-type="float" office:value="29274">
            <text:p>29274</text:p>
          </table:table-cell>
          <table:table-cell table:formula="of:=[.G$1]+[.E1517]*([.G$2]+[.E1517]*([.G$3]+[.G$4]*[.E1517]))" office:value-type="float" office:value="29276.3611258318">
            <text:p>29276.361</text:p>
          </table:table-cell>
          <table:table-cell table:formula="of:=[.F1517]-[.G1517]" office:value-type="float" office:value="-2.36112583176146">
            <text:p>-2.361</text:p>
          </table:table-cell>
          <table:table-cell table:formula="of:=INT([.I$4]*[.E1517]*([.J$3]/[.J$4])+[.I$3])" office:value-type="float" office:value="193934350">
            <text:p>193934350</text:p>
          </table:table-cell>
          <table:table-cell table:formula="of:=INT([.I1517]*[.E1517]*([.J$2]/[.J$3]))+[.I$2]" office:value-type="float" office:value="1497683">
            <text:p>1497683</text:p>
          </table:table-cell>
          <table:table-cell table:formula="of:=[.J1517]*[.E1517]*(1/[.J$2])+[.I$1]" office:value-type="float" office:value="29275.8558826447">
            <text:p>29276</text:p>
          </table:table-cell>
          <table:table-cell table:formula="of:=[.F1517]-[.K1517]" office:value-type="float" office:value="-1.85588264465332">
            <text:p>-2</text:p>
          </table:table-cell>
        </table:table-row>
        <table:table-row table:style-name="ro1">
          <table:table-cell office:value-type="string">
            <text:p><text:s text:c="2"/>1513</text:p>
          </table:table-cell>
          <table:table-cell office:value-type="string">
            <text:p><text:s text:c="3"/>4775</text:p>
          </table:table-cell>
          <table:table-cell office:value-type="string">
            <text:p><text:s text:c="2"/>29288</text:p>
          </table:table-cell>
          <table:table-cell office:value-type="string">
            <text:p><text:s text:c="6"/>7</text:p>
          </table:table-cell>
          <table:table-cell table:formula="of:=[.B1518]/1" office:value-type="float" office:value="4775">
            <text:p>4775</text:p>
          </table:table-cell>
          <table:table-cell table:formula="of:=[.C1518]/1" office:value-type="float" office:value="29288">
            <text:p>29288</text:p>
          </table:table-cell>
          <table:table-cell table:formula="of:=[.G$1]+[.E1518]*([.G$2]+[.E1518]*([.G$3]+[.G$4]*[.E1518]))" office:value-type="float" office:value="29347.8096940582">
            <text:p>29347.810</text:p>
          </table:table-cell>
          <table:table-cell table:formula="of:=[.F1518]-[.G1518]" office:value-type="float" office:value="-59.8096940582363">
            <text:p>-59.810</text:p>
          </table:table-cell>
          <table:table-cell table:formula="of:=INT([.I$4]*[.E1518]*([.J$3]/[.J$4])+[.I$3])" office:value-type="float" office:value="193952794">
            <text:p>193952794</text:p>
          </table:table-cell>
          <table:table-cell table:formula="of:=INT([.I1518]*[.E1518]*([.J$2]/[.J$3]))+[.I$2]" office:value-type="float" office:value="1504273">
            <text:p>1504273</text:p>
          </table:table-cell>
          <table:table-cell table:formula="of:=[.J1518]*[.E1518]*(1/[.J$2])+[.I$1]" office:value-type="float" office:value="29347.3013134003">
            <text:p>29347</text:p>
          </table:table-cell>
          <table:table-cell table:formula="of:=[.F1518]-[.K1518]" office:value-type="float" office:value="-59.3013134002686">
            <text:p>-59</text:p>
          </table:table-cell>
        </table:table-row>
        <table:table-row table:style-name="ro1">
          <table:table-cell office:value-type="string">
            <text:p><text:s text:c="2"/>1514</text:p>
          </table:table-cell>
          <table:table-cell office:value-type="string">
            <text:p><text:s text:c="3"/>4778</text:p>
          </table:table-cell>
          <table:table-cell office:value-type="string">
            <text:p><text:s text:c="2"/>29346</text:p>
          </table:table-cell>
          <table:table-cell office:value-type="string">
            <text:p><text:s text:c="6"/>6</text:p>
          </table:table-cell>
          <table:table-cell table:formula="of:=[.B1519]/1" office:value-type="float" office:value="4778">
            <text:p>4778</text:p>
          </table:table-cell>
          <table:table-cell table:formula="of:=[.C1519]/1" office:value-type="float" office:value="29346">
            <text:p>29346</text:p>
          </table:table-cell>
          <table:table-cell table:formula="of:=[.G$1]+[.E1519]*([.G$2]+[.E1519]*([.G$3]+[.G$4]*[.E1519]))" office:value-type="float" office:value="29401.4688458221">
            <text:p>29401.469</text:p>
          </table:table-cell>
          <table:table-cell table:formula="of:=[.F1519]-[.G1519]" office:value-type="float" office:value="-55.4688458220553">
            <text:p>-55.469</text:p>
          </table:table-cell>
          <table:table-cell table:formula="of:=INT([.I$4]*[.E1519]*([.J$3]/[.J$4])+[.I$3])" office:value-type="float" office:value="193966627">
            <text:p>193966627</text:p>
          </table:table-cell>
          <table:table-cell table:formula="of:=INT([.I1519]*[.E1519]*([.J$2]/[.J$3]))+[.I$2]" office:value-type="float" office:value="1509217">
            <text:p>1509217</text:p>
          </table:table-cell>
          <table:table-cell table:formula="of:=[.J1519]*[.E1519]*(1/[.J$2])+[.I$1]" office:value-type="float" office:value="29400.965045929">
            <text:p>29401</text:p>
          </table:table-cell>
          <table:table-cell table:formula="of:=[.F1519]-[.K1519]" office:value-type="float" office:value="-54.9650459289551">
            <text:p>-55</text:p>
          </table:table-cell>
        </table:table-row>
        <table:table-row table:style-name="ro1">
          <table:table-cell office:value-type="string">
            <text:p><text:s text:c="2"/>1515</text:p>
          </table:table-cell>
          <table:table-cell office:value-type="string">
            <text:p><text:s text:c="3"/>4782</text:p>
          </table:table-cell>
          <table:table-cell office:value-type="string">
            <text:p><text:s text:c="2"/>29474</text:p>
          </table:table-cell>
          <table:table-cell office:value-type="string">
            <text:p><text:s text:c="6"/>5</text:p>
          </table:table-cell>
          <table:table-cell table:formula="of:=[.B1520]/1" office:value-type="float" office:value="4782">
            <text:p>4782</text:p>
          </table:table-cell>
          <table:table-cell table:formula="of:=[.C1520]/1" office:value-type="float" office:value="29474">
            <text:p>29474</text:p>
          </table:table-cell>
          <table:table-cell table:formula="of:=[.G$1]+[.E1520]*([.G$2]+[.E1520]*([.G$3]+[.G$4]*[.E1520]))" office:value-type="float" office:value="29473.1113696326">
            <text:p>29473.111</text:p>
          </table:table-cell>
          <table:table-cell table:formula="of:=[.F1520]-[.G1520]" office:value-type="float" office:value="0.888630367422593">
            <text:p>0.889</text:p>
          </table:table-cell>
          <table:table-cell table:formula="of:=INT([.I$4]*[.E1520]*([.J$3]/[.J$4])+[.I$3])" office:value-type="float" office:value="193985071">
            <text:p>193985071</text:p>
          </table:table-cell>
          <table:table-cell table:formula="of:=INT([.I1520]*[.E1520]*([.J$2]/[.J$3]))+[.I$2]" office:value-type="float" office:value="1515809">
            <text:p>1515809</text:p>
          </table:table-cell>
          <table:table-cell table:formula="of:=[.J1520]*[.E1520]*(1/[.J$2])+[.I$1]" office:value-type="float" office:value="29472.6047019958">
            <text:p>29473</text:p>
          </table:table-cell>
          <table:table-cell table:formula="of:=[.F1520]-[.K1520]" office:value-type="float" office:value="1.39529800415039">
            <text:p>1</text:p>
          </table:table-cell>
        </table:table-row>
        <table:table-row table:style-name="ro1">
          <table:table-cell office:value-type="string">
            <text:p><text:s text:c="2"/>1516</text:p>
          </table:table-cell>
          <table:table-cell office:value-type="string">
            <text:p><text:s text:c="3"/>4785</text:p>
          </table:table-cell>
          <table:table-cell office:value-type="string">
            <text:p><text:s text:c="2"/>29450</text:p>
          </table:table-cell>
          <table:table-cell office:value-type="string">
            <text:p><text:s text:c="6"/>6</text:p>
          </table:table-cell>
          <table:table-cell table:formula="of:=[.B1521]/1" office:value-type="float" office:value="4785">
            <text:p>4785</text:p>
          </table:table-cell>
          <table:table-cell table:formula="of:=[.C1521]/1" office:value-type="float" office:value="29450">
            <text:p>29450</text:p>
          </table:table-cell>
          <table:table-cell table:formula="of:=[.G$1]+[.E1521]*([.G$2]+[.E1521]*([.G$3]+[.G$4]*[.E1521]))" office:value-type="float" office:value="29526.9160176755">
            <text:p>29526.916</text:p>
          </table:table-cell>
          <table:table-cell table:formula="of:=[.F1521]-[.G1521]" office:value-type="float" office:value="-76.9160176755468">
            <text:p>-76.916</text:p>
          </table:table-cell>
          <table:table-cell table:formula="of:=INT([.I$4]*[.E1521]*([.J$3]/[.J$4])+[.I$3])" office:value-type="float" office:value="193998905">
            <text:p>193998905</text:p>
          </table:table-cell>
          <table:table-cell table:formula="of:=INT([.I1521]*[.E1521]*([.J$2]/[.J$3]))+[.I$2]" office:value-type="float" office:value="1520754">
            <text:p>1520754</text:p>
          </table:table-cell>
          <table:table-cell table:formula="of:=[.J1521]*[.E1521]*(1/[.J$2])+[.I$1]" office:value-type="float" office:value="29526.4095802307">
            <text:p>29526</text:p>
          </table:table-cell>
          <table:table-cell table:formula="of:=[.F1521]-[.K1521]" office:value-type="float" office:value="-76.4095802307129">
            <text:p>-76</text:p>
          </table:table-cell>
        </table:table-row>
        <table:table-row table:style-name="ro1">
          <table:table-cell office:value-type="string">
            <text:p><text:s text:c="2"/>1517</text:p>
          </table:table-cell>
          <table:table-cell office:value-type="string">
            <text:p><text:s text:c="3"/>4789</text:p>
          </table:table-cell>
          <table:table-cell office:value-type="string">
            <text:p><text:s text:c="2"/>29510</text:p>
          </table:table-cell>
          <table:table-cell office:value-type="string">
            <text:p><text:s text:c="6"/>6</text:p>
          </table:table-cell>
          <table:table-cell table:formula="of:=[.B1522]/1" office:value-type="float" office:value="4789">
            <text:p>4789</text:p>
          </table:table-cell>
          <table:table-cell table:formula="of:=[.C1522]/1" office:value-type="float" office:value="29510">
            <text:p>29510</text:p>
          </table:table-cell>
          <table:table-cell table:formula="of:=[.G$1]+[.E1522]*([.G$2]+[.E1522]*([.G$3]+[.G$4]*[.E1522]))" office:value-type="float" office:value="29598.7525759797">
            <text:p>29598.753</text:p>
          </table:table-cell>
          <table:table-cell table:formula="of:=[.F1522]-[.G1522]" office:value-type="float" office:value="-88.7525759797281">
            <text:p>-88.753</text:p>
          </table:table-cell>
          <table:table-cell table:formula="of:=INT([.I$4]*[.E1522]*([.J$3]/[.J$4])+[.I$3])" office:value-type="float" office:value="194017349">
            <text:p>194017349</text:p>
          </table:table-cell>
          <table:table-cell table:formula="of:=INT([.I1522]*[.E1522]*([.J$2]/[.J$3]))+[.I$2]" office:value-type="float" office:value="1527348">
            <text:p>1527348</text:p>
          </table:table-cell>
          <table:table-cell table:formula="of:=[.J1522]*[.E1522]*(1/[.J$2])+[.I$1]" office:value-type="float" office:value="29598.2435379028">
            <text:p>29598</text:p>
          </table:table-cell>
          <table:table-cell table:formula="of:=[.F1522]-[.K1522]" office:value-type="float" office:value="-88.243537902832">
            <text:p>-88</text:p>
          </table:table-cell>
        </table:table-row>
        <table:table-row table:style-name="ro1">
          <table:table-cell office:value-type="string">
            <text:p><text:s text:c="2"/>1518</text:p>
          </table:table-cell>
          <table:table-cell office:value-type="string">
            <text:p><text:s text:c="3"/>4792</text:p>
          </table:table-cell>
          <table:table-cell office:value-type="string">
            <text:p><text:s text:c="2"/>29638</text:p>
          </table:table-cell>
          <table:table-cell office:value-type="string">
            <text:p><text:s text:c="6"/>6</text:p>
          </table:table-cell>
          <table:table-cell table:formula="of:=[.B1523]/1" office:value-type="float" office:value="4792">
            <text:p>4792</text:p>
          </table:table-cell>
          <table:table-cell table:formula="of:=[.C1523]/1" office:value-type="float" office:value="29638">
            <text:p>29638</text:p>
          </table:table-cell>
          <table:table-cell table:formula="of:=[.G$1]+[.E1523]*([.G$2]+[.E1523]*([.G$3]+[.G$4]*[.E1523]))" office:value-type="float" office:value="29652.702779484">
            <text:p>29652.703</text:p>
          </table:table-cell>
          <table:table-cell table:formula="of:=[.F1523]-[.G1523]" office:value-type="float" office:value="-14.7027794840396">
            <text:p>-14.703</text:p>
          </table:table-cell>
          <table:table-cell table:formula="of:=INT([.I$4]*[.E1523]*([.J$3]/[.J$4])+[.I$3])" office:value-type="float" office:value="194031182">
            <text:p>194031182</text:p>
          </table:table-cell>
          <table:table-cell table:formula="of:=INT([.I1523]*[.E1523]*([.J$2]/[.J$3]))+[.I$2]" office:value-type="float" office:value="1532295">
            <text:p>1532295</text:p>
          </table:table-cell>
          <table:table-cell table:formula="of:=[.J1523]*[.E1523]*(1/[.J$2])+[.I$1]" office:value-type="float" office:value="29652.1987457275">
            <text:p>29652</text:p>
          </table:table-cell>
          <table:table-cell table:formula="of:=[.F1523]-[.K1523]" office:value-type="float" office:value="-14.1987457275391">
            <text:p>-14</text:p>
          </table:table-cell>
        </table:table-row>
        <table:table-row table:style-name="ro1">
          <table:table-cell office:value-type="string">
            <text:p><text:s text:c="2"/>1519</text:p>
          </table:table-cell>
          <table:table-cell office:value-type="string">
            <text:p><text:s text:c="3"/>4796</text:p>
          </table:table-cell>
          <table:table-cell office:value-type="string">
            <text:p><text:s text:c="2"/>29648</text:p>
          </table:table-cell>
          <table:table-cell office:value-type="string">
            <text:p><text:s text:c="6"/>6</text:p>
          </table:table-cell>
          <table:table-cell table:formula="of:=[.B1524]/1" office:value-type="float" office:value="4796">
            <text:p>4796</text:p>
          </table:table-cell>
          <table:table-cell table:formula="of:=[.C1524]/1" office:value-type="float" office:value="29648">
            <text:p>29648</text:p>
          </table:table-cell>
          <table:table-cell table:formula="of:=[.G$1]+[.E1524]*([.G$2]+[.E1524]*([.G$3]+[.G$4]*[.E1524]))" office:value-type="float" office:value="29724.7334511915">
            <text:p>29724.733</text:p>
          </table:table-cell>
          <table:table-cell table:formula="of:=[.F1524]-[.G1524]" office:value-type="float" office:value="-76.7334511914742">
            <text:p>-76.733</text:p>
          </table:table-cell>
          <table:table-cell table:formula="of:=INT([.I$4]*[.E1524]*([.J$3]/[.J$4])+[.I$3])" office:value-type="float" office:value="194049626">
            <text:p>194049626</text:p>
          </table:table-cell>
          <table:table-cell table:formula="of:=INT([.I1524]*[.E1524]*([.J$2]/[.J$3]))+[.I$2]" office:value-type="float" office:value="1538891">
            <text:p>1538891</text:p>
          </table:table-cell>
          <table:table-cell table:formula="of:=[.J1524]*[.E1524]*(1/[.J$2])+[.I$1]" office:value-type="float" office:value="29724.2270889282">
            <text:p>29724</text:p>
          </table:table-cell>
          <table:table-cell table:formula="of:=[.F1524]-[.K1524]" office:value-type="float" office:value="-76.2270889282227">
            <text:p>-76</text:p>
          </table:table-cell>
        </table:table-row>
        <table:table-row table:style-name="ro1">
          <table:table-cell office:value-type="string">
            <text:p><text:s text:c="2"/>1520</text:p>
          </table:table-cell>
          <table:table-cell office:value-type="string">
            <text:p><text:s text:c="3"/>4799</text:p>
          </table:table-cell>
          <table:table-cell office:value-type="string">
            <text:p><text:s text:c="2"/>29697</text:p>
          </table:table-cell>
          <table:table-cell office:value-type="string">
            <text:p><text:s text:c="6"/>6</text:p>
          </table:table-cell>
          <table:table-cell table:formula="of:=[.B1525]/1" office:value-type="float" office:value="4799">
            <text:p>4799</text:p>
          </table:table-cell>
          <table:table-cell table:formula="of:=[.C1525]/1" office:value-type="float" office:value="29697">
            <text:p>29697</text:p>
          </table:table-cell>
          <table:table-cell table:formula="of:=[.G$1]+[.E1525]*([.G$2]+[.E1525]*([.G$3]+[.G$4]*[.E1525]))" office:value-type="float" office:value="29778.8292693393">
            <text:p>29778.829</text:p>
          </table:table-cell>
          <table:table-cell table:formula="of:=[.F1525]-[.G1525]" office:value-type="float" office:value="-81.8292693393087">
            <text:p>-81.829</text:p>
          </table:table-cell>
          <table:table-cell table:formula="of:=INT([.I$4]*[.E1525]*([.J$3]/[.J$4])+[.I$3])" office:value-type="float" office:value="194063459">
            <text:p>194063459</text:p>
          </table:table-cell>
          <table:table-cell table:formula="of:=INT([.I1525]*[.E1525]*([.J$2]/[.J$3]))+[.I$2]" office:value-type="float" office:value="1543839">
            <text:p>1543839</text:p>
          </table:table-cell>
          <table:table-cell table:formula="of:=[.J1525]*[.E1525]*(1/[.J$2])+[.I$1]" office:value-type="float" office:value="29778.3235492706">
            <text:p>29778</text:p>
          </table:table-cell>
          <table:table-cell table:formula="of:=[.F1525]-[.K1525]" office:value-type="float" office:value="-81.3235492706299">
            <text:p>-81</text:p>
          </table:table-cell>
        </table:table-row>
        <table:table-row table:style-name="ro1">
          <table:table-cell office:value-type="string">
            <text:p><text:s text:c="2"/>1521</text:p>
          </table:table-cell>
          <table:table-cell office:value-type="string">
            <text:p><text:s text:c="3"/>4802</text:p>
          </table:table-cell>
          <table:table-cell office:value-type="string">
            <text:p><text:s text:c="2"/>29828</text:p>
          </table:table-cell>
          <table:table-cell office:value-type="string">
            <text:p><text:s text:c="6"/>5</text:p>
          </table:table-cell>
          <table:table-cell table:formula="of:=[.B1526]/1" office:value-type="float" office:value="4802">
            <text:p>4802</text:p>
          </table:table-cell>
          <table:table-cell table:formula="of:=[.C1526]/1" office:value-type="float" office:value="29828">
            <text:p>29828</text:p>
          </table:table-cell>
          <table:table-cell table:formula="of:=[.G$1]+[.E1526]*([.G$2]+[.E1526]*([.G$3]+[.G$4]*[.E1526]))" office:value-type="float" office:value="29832.98751188">
            <text:p>29832.988</text:p>
          </table:table-cell>
          <table:table-cell table:formula="of:=[.F1526]-[.G1526]" office:value-type="float" office:value="-4.98751187996095">
            <text:p>-4.988</text:p>
          </table:table-cell>
          <table:table-cell table:formula="of:=INT([.I$4]*[.E1526]*([.J$3]/[.J$4])+[.I$3])" office:value-type="float" office:value="194077293">
            <text:p>194077293</text:p>
          </table:table-cell>
          <table:table-cell table:formula="of:=INT([.I1526]*[.E1526]*([.J$2]/[.J$3]))+[.I$2]" office:value-type="float" office:value="1548788">
            <text:p>1548788</text:p>
          </table:table-cell>
          <table:table-cell table:formula="of:=[.J1526]*[.E1526]*(1/[.J$2])+[.I$1]" office:value-type="float" office:value="29832.4857940674">
            <text:p>29832</text:p>
          </table:table-cell>
          <table:table-cell table:formula="of:=[.F1526]-[.K1526]" office:value-type="float" office:value="-4.48579406738281">
            <text:p>-4</text:p>
          </table:table-cell>
        </table:table-row>
        <table:table-row table:style-name="ro1">
          <table:table-cell office:value-type="string">
            <text:p><text:s text:c="2"/>1522</text:p>
          </table:table-cell>
          <table:table-cell office:value-type="string">
            <text:p><text:s text:c="3"/>4806</text:p>
          </table:table-cell>
          <table:table-cell office:value-type="string">
            <text:p><text:s text:c="2"/>29836</text:p>
          </table:table-cell>
          <table:table-cell office:value-type="string">
            <text:p><text:s text:c="6"/>6</text:p>
          </table:table-cell>
          <table:table-cell table:formula="of:=[.B1527]/1" office:value-type="float" office:value="4806">
            <text:p>4806</text:p>
          </table:table-cell>
          <table:table-cell table:formula="of:=[.C1527]/1" office:value-type="float" office:value="29836">
            <text:p>29836</text:p>
          </table:table-cell>
          <table:table-cell table:formula="of:=[.G$1]+[.E1527]*([.G$2]+[.E1527]*([.G$3]+[.G$4]*[.E1527]))" office:value-type="float" office:value="29905.2956253332">
            <text:p>29905.296</text:p>
          </table:table-cell>
          <table:table-cell table:formula="of:=[.F1527]-[.G1527]" office:value-type="float" office:value="-69.2956253331868">
            <text:p>-69.296</text:p>
          </table:table-cell>
          <table:table-cell table:formula="of:=INT([.I$4]*[.E1527]*([.J$3]/[.J$4])+[.I$3])" office:value-type="float" office:value="194095737">
            <text:p>194095737</text:p>
          </table:table-cell>
          <table:table-cell table:formula="of:=INT([.I1527]*[.E1527]*([.J$2]/[.J$3]))+[.I$2]" office:value-type="float" office:value="1555387">
            <text:p>1555387</text:p>
          </table:table-cell>
          <table:table-cell table:formula="of:=[.J1527]*[.E1527]*(1/[.J$2])+[.I$1]" office:value-type="float" office:value="29904.7932777405">
            <text:p>29905</text:p>
          </table:table-cell>
          <table:table-cell table:formula="of:=[.F1527]-[.K1527]" office:value-type="float" office:value="-68.7932777404785">
            <text:p>-69</text:p>
          </table:table-cell>
        </table:table-row>
        <table:table-row table:style-name="ro1">
          <table:table-cell office:value-type="string">
            <text:p><text:s text:c="2"/>1523</text:p>
          </table:table-cell>
          <table:table-cell office:value-type="string">
            <text:p><text:s text:c="3"/>4809</text:p>
          </table:table-cell>
          <table:table-cell office:value-type="string">
            <text:p><text:s text:c="2"/>29892</text:p>
          </table:table-cell>
          <table:table-cell office:value-type="string">
            <text:p><text:s text:c="6"/>6</text:p>
          </table:table-cell>
          <table:table-cell table:formula="of:=[.B1528]/1" office:value-type="float" office:value="4809">
            <text:p>4809</text:p>
          </table:table-cell>
          <table:table-cell table:formula="of:=[.C1528]/1" office:value-type="float" office:value="29892">
            <text:p>29892</text:p>
          </table:table-cell>
          <table:table-cell table:formula="of:=[.G$1]+[.E1528]*([.G$2]+[.E1528]*([.G$3]+[.G$4]*[.E1528]))" office:value-type="float" office:value="29959.5995670634">
            <text:p>29959.600</text:p>
          </table:table-cell>
          <table:table-cell table:formula="of:=[.F1528]-[.G1528]" office:value-type="float" office:value="-67.5995670633783">
            <text:p>-67.600</text:p>
          </table:table-cell>
          <table:table-cell table:formula="of:=INT([.I$4]*[.E1528]*([.J$3]/[.J$4])+[.I$3])" office:value-type="float" office:value="194109570">
            <text:p>194109570</text:p>
          </table:table-cell>
          <table:table-cell table:formula="of:=INT([.I1528]*[.E1528]*([.J$2]/[.J$3]))+[.I$2]" office:value-type="float" office:value="1560337">
            <text:p>1560337</text:p>
          </table:table-cell>
          <table:table-cell table:formula="of:=[.J1528]*[.E1528]*(1/[.J$2])+[.I$1]" office:value-type="float" office:value="29959.0968494415">
            <text:p>29959</text:p>
          </table:table-cell>
          <table:table-cell table:formula="of:=[.F1528]-[.K1528]" office:value-type="float" office:value="-67.0968494415283">
            <text:p>-67</text:p>
          </table:table-cell>
        </table:table-row>
        <table:table-row table:style-name="ro1">
          <table:table-cell office:value-type="string">
            <text:p><text:s text:c="2"/>1524</text:p>
          </table:table-cell>
          <table:table-cell office:value-type="string">
            <text:p><text:s text:c="3"/>4811</text:p>
          </table:table-cell>
          <table:table-cell office:value-type="string">
            <text:p><text:s text:c="2"/>29941</text:p>
          </table:table-cell>
          <table:table-cell office:value-type="string">
            <text:p><text:s text:c="6"/>5</text:p>
          </table:table-cell>
          <table:table-cell table:formula="of:=[.B1529]/1" office:value-type="float" office:value="4811">
            <text:p>4811</text:p>
          </table:table-cell>
          <table:table-cell table:formula="of:=[.C1529]/1" office:value-type="float" office:value="29941">
            <text:p>29941</text:p>
          </table:table-cell>
          <table:table-cell table:formula="of:=[.G$1]+[.E1529]*([.G$2]+[.E1529]*([.G$3]+[.G$4]*[.E1529]))" office:value-type="float" office:value="29995.8368945607">
            <text:p>29995.837</text:p>
          </table:table-cell>
          <table:table-cell table:formula="of:=[.F1529]-[.G1529]" office:value-type="float" office:value="-54.836894560729">
            <text:p>-54.837</text:p>
          </table:table-cell>
          <table:table-cell table:formula="of:=INT([.I$4]*[.E1529]*([.J$3]/[.J$4])+[.I$3])" office:value-type="float" office:value="194118792">
            <text:p>194118792</text:p>
          </table:table-cell>
          <table:table-cell table:formula="of:=INT([.I1529]*[.E1529]*([.J$2]/[.J$3]))+[.I$2]" office:value-type="float" office:value="1563637">
            <text:p>1563637</text:p>
          </table:table-cell>
          <table:table-cell table:formula="of:=[.J1529]*[.E1529]*(1/[.J$2])+[.I$1]" office:value-type="float" office:value="29995.330701828">
            <text:p>29995</text:p>
          </table:table-cell>
          <table:table-cell table:formula="of:=[.F1529]-[.K1529]" office:value-type="float" office:value="-54.3307018280029">
            <text:p>-54</text:p>
          </table:table-cell>
        </table:table-row>
        <table:table-row table:style-name="ro1">
          <table:table-cell office:value-type="string">
            <text:p><text:s text:c="2"/>1525</text:p>
          </table:table-cell>
          <table:table-cell office:value-type="string">
            <text:p><text:s text:c="3"/>4815</text:p>
          </table:table-cell>
          <table:table-cell office:value-type="string">
            <text:p><text:s text:c="2"/>30067</text:p>
          </table:table-cell>
          <table:table-cell office:value-type="string">
            <text:p><text:s text:c="6"/>4</text:p>
          </table:table-cell>
          <table:table-cell table:formula="of:=[.B1530]/1" office:value-type="float" office:value="4815">
            <text:p>4815</text:p>
          </table:table-cell>
          <table:table-cell table:formula="of:=[.C1530]/1" office:value-type="float" office:value="30067">
            <text:p>30067</text:p>
          </table:table-cell>
          <table:table-cell table:formula="of:=[.G$1]+[.E1530]*([.G$2]+[.E1530]*([.G$3]+[.G$4]*[.E1530]))" office:value-type="float" office:value="30068.3948432744">
            <text:p>30068.395</text:p>
          </table:table-cell>
          <table:table-cell table:formula="of:=[.F1530]-[.G1530]" office:value-type="float" office:value="-1.39484327436367">
            <text:p>-1.395</text:p>
          </table:table-cell>
          <table:table-cell table:formula="of:=INT([.I$4]*[.E1530]*([.J$3]/[.J$4])+[.I$3])" office:value-type="float" office:value="194137236">
            <text:p>194137236</text:p>
          </table:table-cell>
          <table:table-cell table:formula="of:=INT([.I1530]*[.E1530]*([.J$2]/[.J$3]))+[.I$2]" office:value-type="float" office:value="1570239">
            <text:p>1570239</text:p>
          </table:table-cell>
          <table:table-cell table:formula="of:=[.J1530]*[.E1530]*(1/[.J$2])+[.I$1]" office:value-type="float" office:value="30067.8923053741">
            <text:p>30068</text:p>
          </table:table-cell>
          <table:table-cell table:formula="of:=[.F1530]-[.K1530]" office:value-type="float" office:value="-0.892305374145508">
            <text:p>-1</text:p>
          </table:table-cell>
        </table:table-row>
        <table:table-row table:style-name="ro1">
          <table:table-cell office:value-type="string">
            <text:p><text:s text:c="2"/>1526</text:p>
          </table:table-cell>
          <table:table-cell office:value-type="string">
            <text:p><text:s text:c="3"/>4818</text:p>
          </table:table-cell>
          <table:table-cell office:value-type="string">
            <text:p><text:s text:c="2"/>30062</text:p>
          </table:table-cell>
          <table:table-cell office:value-type="string">
            <text:p><text:s text:c="6"/>7</text:p>
          </table:table-cell>
          <table:table-cell table:formula="of:=[.B1531]/1" office:value-type="float" office:value="4818">
            <text:p>4818</text:p>
          </table:table-cell>
          <table:table-cell table:formula="of:=[.C1531]/1" office:value-type="float" office:value="30062">
            <text:p>30062</text:p>
          </table:table-cell>
          <table:table-cell table:formula="of:=[.G$1]+[.E1531]*([.G$2]+[.E1531]*([.G$3]+[.G$4]*[.E1531]))" office:value-type="float" office:value="30122.8861994956">
            <text:p>30122.886</text:p>
          </table:table-cell>
          <table:table-cell table:formula="of:=[.F1531]-[.G1531]" office:value-type="float" office:value="-60.886199495566">
            <text:p>-60.886</text:p>
          </table:table-cell>
          <table:table-cell table:formula="of:=INT([.I$4]*[.E1531]*([.J$3]/[.J$4])+[.I$3])" office:value-type="float" office:value="194151070">
            <text:p>194151070</text:p>
          </table:table-cell>
          <table:table-cell table:formula="of:=INT([.I1531]*[.E1531]*([.J$2]/[.J$3]))+[.I$2]" office:value-type="float" office:value="1575191">
            <text:p>1575191</text:p>
          </table:table-cell>
          <table:table-cell table:formula="of:=[.J1531]*[.E1531]*(1/[.J$2])+[.I$1]" office:value-type="float" office:value="30122.3842124939">
            <text:p>30122</text:p>
          </table:table-cell>
          <table:table-cell table:formula="of:=[.F1531]-[.K1531]" office:value-type="float" office:value="-60.3842124938965">
            <text:p>-60</text:p>
          </table:table-cell>
        </table:table-row>
        <table:table-row table:style-name="ro1">
          <table:table-cell office:value-type="string">
            <text:p><text:s text:c="2"/>1527</text:p>
          </table:table-cell>
          <table:table-cell office:value-type="string">
            <text:p><text:s text:c="3"/>4821</text:p>
          </table:table-cell>
          <table:table-cell office:value-type="string">
            <text:p><text:s text:c="2"/>30145</text:p>
          </table:table-cell>
          <table:table-cell office:value-type="string">
            <text:p><text:s text:c="6"/>6</text:p>
          </table:table-cell>
          <table:table-cell table:formula="of:=[.B1532]/1" office:value-type="float" office:value="4821">
            <text:p>4821</text:p>
          </table:table-cell>
          <table:table-cell table:formula="of:=[.C1532]/1" office:value-type="float" office:value="30145">
            <text:p>30145</text:p>
          </table:table-cell>
          <table:table-cell table:formula="of:=[.G$1]+[.E1532]*([.G$2]+[.E1532]*([.G$3]+[.G$4]*[.E1532]))" office:value-type="float" office:value="30177.4400489542">
            <text:p>30177.440</text:p>
          </table:table-cell>
          <table:table-cell table:formula="of:=[.F1532]-[.G1532]" office:value-type="float" office:value="-32.4400489541658">
            <text:p>-32.440</text:p>
          </table:table-cell>
          <table:table-cell table:formula="of:=INT([.I$4]*[.E1532]*([.J$3]/[.J$4])+[.I$3])" office:value-type="float" office:value="194164903">
            <text:p>194164903</text:p>
          </table:table-cell>
          <table:table-cell table:formula="of:=INT([.I1532]*[.E1532]*([.J$2]/[.J$3]))+[.I$2]" office:value-type="float" office:value="1580143">
            <text:p>1580143</text:p>
          </table:table-cell>
          <table:table-cell table:formula="of:=[.J1532]*[.E1532]*(1/[.J$2])+[.I$1]" office:value-type="float" office:value="30176.9327907562">
            <text:p>30177</text:p>
          </table:table-cell>
          <table:table-cell table:formula="of:=[.F1532]-[.K1532]" office:value-type="float" office:value="-31.9327907562256">
            <text:p>-32</text:p>
          </table:table-cell>
        </table:table-row>
        <table:table-row table:style-name="ro1">
          <table:table-cell office:value-type="string">
            <text:p><text:s text:c="2"/>1528</text:p>
          </table:table-cell>
          <table:table-cell office:value-type="string">
            <text:p><text:s text:c="3"/>4825</text:p>
          </table:table-cell>
          <table:table-cell office:value-type="string">
            <text:p><text:s text:c="2"/>30200</text:p>
          </table:table-cell>
          <table:table-cell office:value-type="string">
            <text:p><text:s text:c="6"/>6</text:p>
          </table:table-cell>
          <table:table-cell table:formula="of:=[.B1533]/1" office:value-type="float" office:value="4825">
            <text:p>4825</text:p>
          </table:table-cell>
          <table:table-cell table:formula="of:=[.C1533]/1" office:value-type="float" office:value="30200">
            <text:p>30200</text:p>
          </table:table-cell>
          <table:table-cell table:formula="of:=[.G$1]+[.E1533]*([.G$2]+[.E1533]*([.G$3]+[.G$4]*[.E1533]))" office:value-type="float" office:value="30250.2757453896">
            <text:p>30250.276</text:p>
          </table:table-cell>
          <table:table-cell table:formula="of:=[.F1533]-[.G1533]" office:value-type="float" office:value="-50.2757453896047">
            <text:p>-50.276</text:p>
          </table:table-cell>
          <table:table-cell table:formula="of:=INT([.I$4]*[.E1533]*([.J$3]/[.J$4])+[.I$3])" office:value-type="float" office:value="194183347">
            <text:p>194183347</text:p>
          </table:table-cell>
          <table:table-cell table:formula="of:=INT([.I1533]*[.E1533]*([.J$2]/[.J$3]))+[.I$2]" office:value-type="float" office:value="1586748">
            <text:p>1586748</text:p>
          </table:table-cell>
          <table:table-cell table:formula="of:=[.J1533]*[.E1533]*(1/[.J$2])+[.I$1]" office:value-type="float" office:value="30249.7738571167">
            <text:p>30250</text:p>
          </table:table-cell>
          <table:table-cell table:formula="of:=[.F1533]-[.K1533]" office:value-type="float" office:value="-49.7738571166992">
            <text:p>-50</text:p>
          </table:table-cell>
        </table:table-row>
        <table:table-row table:style-name="ro1">
          <table:table-cell office:value-type="string">
            <text:p><text:s text:c="2"/>1529</text:p>
          </table:table-cell>
          <table:table-cell office:value-type="string">
            <text:p><text:s text:c="3"/>4828</text:p>
          </table:table-cell>
          <table:table-cell office:value-type="string">
            <text:p><text:s text:c="2"/>30261</text:p>
          </table:table-cell>
          <table:table-cell office:value-type="string">
            <text:p><text:s text:c="6"/>7</text:p>
          </table:table-cell>
          <table:table-cell table:formula="of:=[.B1534]/1" office:value-type="float" office:value="4828">
            <text:p>4828</text:p>
          </table:table-cell>
          <table:table-cell table:formula="of:=[.C1534]/1" office:value-type="float" office:value="30261">
            <text:p>30261</text:p>
          </table:table-cell>
          <table:table-cell table:formula="of:=[.G$1]+[.E1534]*([.G$2]+[.E1534]*([.G$3]+[.G$4]*[.E1534]))" office:value-type="float" office:value="30304.9754546751">
            <text:p>30304.975</text:p>
          </table:table-cell>
          <table:table-cell table:formula="of:=[.F1534]-[.G1534]" office:value-type="float" office:value="-43.9754546751356">
            <text:p>-43.975</text:p>
          </table:table-cell>
          <table:table-cell table:formula="of:=INT([.I$4]*[.E1534]*([.J$3]/[.J$4])+[.I$3])" office:value-type="float" office:value="194197180">
            <text:p>194197180</text:p>
          </table:table-cell>
          <table:table-cell table:formula="of:=INT([.I1534]*[.E1534]*([.J$2]/[.J$3]))+[.I$2]" office:value-type="float" office:value="1591702">
            <text:p>1591702</text:p>
          </table:table-cell>
          <table:table-cell table:formula="of:=[.J1534]*[.E1534]*(1/[.J$2])+[.I$1]" office:value-type="float" office:value="30304.4730987549">
            <text:p>30304</text:p>
          </table:table-cell>
          <table:table-cell table:formula="of:=[.F1534]-[.K1534]" office:value-type="float" office:value="-43.4730987548828">
            <text:p>-43</text:p>
          </table:table-cell>
        </table:table-row>
        <table:table-row table:style-name="ro1">
          <table:table-cell office:value-type="string">
            <text:p><text:s text:c="2"/>1530</text:p>
          </table:table-cell>
          <table:table-cell office:value-type="string">
            <text:p><text:s text:c="3"/>4832</text:p>
          </table:table-cell>
          <table:table-cell office:value-type="string">
            <text:p><text:s text:c="2"/>30357</text:p>
          </table:table-cell>
          <table:table-cell office:value-type="string">
            <text:p><text:s text:c="6"/>5</text:p>
          </table:table-cell>
          <table:table-cell table:formula="of:=[.B1535]/1" office:value-type="float" office:value="4832">
            <text:p>4832</text:p>
          </table:table-cell>
          <table:table-cell table:formula="of:=[.C1535]/1" office:value-type="float" office:value="30357">
            <text:p>30357</text:p>
          </table:table-cell>
          <table:table-cell table:formula="of:=[.G$1]+[.E1535]*([.G$2]+[.E1535]*([.G$3]+[.G$4]*[.E1535]))" office:value-type="float" office:value="30378.0056703346">
            <text:p>30378.006</text:p>
          </table:table-cell>
          <table:table-cell table:formula="of:=[.F1535]-[.G1535]" office:value-type="float" office:value="-21.0056703346199">
            <text:p>-21.006</text:p>
          </table:table-cell>
          <table:table-cell table:formula="of:=INT([.I$4]*[.E1535]*([.J$3]/[.J$4])+[.I$3])" office:value-type="float" office:value="194215625">
            <text:p>194215625</text:p>
          </table:table-cell>
          <table:table-cell table:formula="of:=INT([.I1535]*[.E1535]*([.J$2]/[.J$3]))+[.I$2]" office:value-type="float" office:value="1598308">
            <text:p>1598308</text:p>
          </table:table-cell>
          <table:table-cell table:formula="of:=[.J1535]*[.E1535]*(1/[.J$2])+[.I$1]" office:value-type="float" office:value="30377.4997558594">
            <text:p>30377</text:p>
          </table:table-cell>
          <table:table-cell table:formula="of:=[.F1535]-[.K1535]" office:value-type="float" office:value="-20.499755859375">
            <text:p>-20</text:p>
          </table:table-cell>
        </table:table-row>
        <table:table-row table:style-name="ro1">
          <table:table-cell office:value-type="string">
            <text:p><text:s text:c="2"/>1531</text:p>
          </table:table-cell>
          <table:table-cell office:value-type="string">
            <text:p><text:s text:c="3"/>4835</text:p>
          </table:table-cell>
          <table:table-cell office:value-type="string">
            <text:p><text:s text:c="2"/>30381</text:p>
          </table:table-cell>
          <table:table-cell office:value-type="string">
            <text:p><text:s text:c="6"/>6</text:p>
          </table:table-cell>
          <table:table-cell table:formula="of:=[.B1536]/1" office:value-type="float" office:value="4835">
            <text:p>4835</text:p>
          </table:table-cell>
          <table:table-cell table:formula="of:=[.C1536]/1" office:value-type="float" office:value="30381">
            <text:p>30381</text:p>
          </table:table-cell>
          <table:table-cell table:formula="of:=[.G$1]+[.E1536]*([.G$2]+[.E1536]*([.G$3]+[.G$4]*[.E1536]))" office:value-type="float" office:value="30432.8512986293">
            <text:p>30432.851</text:p>
          </table:table-cell>
          <table:table-cell table:formula="of:=[.F1536]-[.G1536]" office:value-type="float" office:value="-51.8512986293063">
            <text:p>-51.851</text:p>
          </table:table-cell>
          <table:table-cell table:formula="of:=INT([.I$4]*[.E1536]*([.J$3]/[.J$4])+[.I$3])" office:value-type="float" office:value="194229458">
            <text:p>194229458</text:p>
          </table:table-cell>
          <table:table-cell table:formula="of:=INT([.I1536]*[.E1536]*([.J$2]/[.J$3]))+[.I$2]" office:value-type="float" office:value="1603264">
            <text:p>1603264</text:p>
          </table:table-cell>
          <table:table-cell table:formula="of:=[.J1536]*[.E1536]*(1/[.J$2])+[.I$1]" office:value-type="float" office:value="30432.3497314453">
            <text:p>30432</text:p>
          </table:table-cell>
          <table:table-cell table:formula="of:=[.F1536]-[.K1536]" office:value-type="float" office:value="-51.3497314453125">
            <text:p>-51</text:p>
          </table:table-cell>
        </table:table-row>
        <table:table-row table:style-name="ro1">
          <table:table-cell office:value-type="string">
            <text:p><text:s text:c="2"/>1532</text:p>
          </table:table-cell>
          <table:table-cell office:value-type="string">
            <text:p><text:s text:c="3"/>4839</text:p>
          </table:table-cell>
          <table:table-cell office:value-type="string">
            <text:p><text:s text:c="2"/>30457</text:p>
          </table:table-cell>
          <table:table-cell office:value-type="string">
            <text:p><text:s text:c="6"/>6</text:p>
          </table:table-cell>
          <table:table-cell table:formula="of:=[.B1537]/1" office:value-type="float" office:value="4839">
            <text:p>4839</text:p>
          </table:table-cell>
          <table:table-cell table:formula="of:=[.C1537]/1" office:value-type="float" office:value="30457">
            <text:p>30457</text:p>
          </table:table-cell>
          <table:table-cell table:formula="of:=[.G$1]+[.E1537]*([.G$2]+[.E1537]*([.G$3]+[.G$4]*[.E1537]))" office:value-type="float" office:value="30506.0761124224">
            <text:p>30506.076</text:p>
          </table:table-cell>
          <table:table-cell table:formula="of:=[.F1537]-[.G1537]" office:value-type="float" office:value="-49.0761124224446">
            <text:p>-49.076</text:p>
          </table:table-cell>
          <table:table-cell table:formula="of:=INT([.I$4]*[.E1537]*([.J$3]/[.J$4])+[.I$3])" office:value-type="float" office:value="194247902">
            <text:p>194247902</text:p>
          </table:table-cell>
          <table:table-cell table:formula="of:=INT([.I1537]*[.E1537]*([.J$2]/[.J$3]))+[.I$2]" office:value-type="float" office:value="1609872">
            <text:p>1609872</text:p>
          </table:table-cell>
          <table:table-cell table:formula="of:=[.J1537]*[.E1537]*(1/[.J$2])+[.I$1]" office:value-type="float" office:value="30505.5712585449">
            <text:p>30506</text:p>
          </table:table-cell>
          <table:table-cell table:formula="of:=[.F1537]-[.K1537]" office:value-type="float" office:value="-48.5712585449219">
            <text:p>-49</text:p>
          </table:table-cell>
        </table:table-row>
        <table:table-row table:style-name="ro1">
          <table:table-cell office:value-type="string">
            <text:p><text:s text:c="2"/>1533</text:p>
          </table:table-cell>
          <table:table-cell office:value-type="string">
            <text:p><text:s text:c="3"/>4842</text:p>
          </table:table-cell>
          <table:table-cell office:value-type="string">
            <text:p><text:s text:c="2"/>30516</text:p>
          </table:table-cell>
          <table:table-cell office:value-type="string">
            <text:p><text:s text:c="6"/>5</text:p>
          </table:table-cell>
          <table:table-cell table:formula="of:=[.B1538]/1" office:value-type="float" office:value="4842">
            <text:p>4842</text:p>
          </table:table-cell>
          <table:table-cell table:formula="of:=[.C1538]/1" office:value-type="float" office:value="30516">
            <text:p>30516</text:p>
          </table:table-cell>
          <table:table-cell table:formula="of:=[.G$1]+[.E1538]*([.G$2]+[.E1538]*([.G$3]+[.G$4]*[.E1538]))" office:value-type="float" office:value="30561.0677189085">
            <text:p>30561.068</text:p>
          </table:table-cell>
          <table:table-cell table:formula="of:=[.F1538]-[.G1538]" office:value-type="float" office:value="-45.0677189084672">
            <text:p>-45.068</text:p>
          </table:table-cell>
          <table:table-cell table:formula="of:=INT([.I$4]*[.E1538]*([.J$3]/[.J$4])+[.I$3])" office:value-type="float" office:value="194261735">
            <text:p>194261735</text:p>
          </table:table-cell>
          <table:table-cell table:formula="of:=INT([.I1538]*[.E1538]*([.J$2]/[.J$3]))+[.I$2]" office:value-type="float" office:value="1614829">
            <text:p>1614829</text:p>
          </table:table-cell>
          <table:table-cell table:formula="of:=[.J1538]*[.E1538]*(1/[.J$2])+[.I$1]" office:value-type="float" office:value="30560.5628089905">
            <text:p>30561</text:p>
          </table:table-cell>
          <table:table-cell table:formula="of:=[.F1538]-[.K1538]" office:value-type="float" office:value="-44.5628089904785">
            <text:p>-45</text:p>
          </table:table-cell>
        </table:table-row>
        <table:table-row table:style-name="ro1">
          <table:table-cell office:value-type="string">
            <text:p><text:s text:c="2"/>1534</text:p>
          </table:table-cell>
          <table:table-cell office:value-type="string">
            <text:p><text:s text:c="3"/>4846</text:p>
          </table:table-cell>
          <table:table-cell office:value-type="string">
            <text:p><text:s text:c="2"/>30572</text:p>
          </table:table-cell>
          <table:table-cell office:value-type="string">
            <text:p><text:s text:c="6"/>6</text:p>
          </table:table-cell>
          <table:table-cell table:formula="of:=[.B1539]/1" office:value-type="float" office:value="4846">
            <text:p>4846</text:p>
          </table:table-cell>
          <table:table-cell table:formula="of:=[.C1539]/1" office:value-type="float" office:value="30572">
            <text:p>30572</text:p>
          </table:table-cell>
          <table:table-cell table:formula="of:=[.G$1]+[.E1539]*([.G$2]+[.E1539]*([.G$3]+[.G$4]*[.E1539]))" office:value-type="float" office:value="30634.4872097449">
            <text:p>30634.487</text:p>
          </table:table-cell>
          <table:table-cell table:formula="of:=[.F1539]-[.G1539]" office:value-type="float" office:value="-62.4872097448533">
            <text:p>-62.487</text:p>
          </table:table-cell>
          <table:table-cell table:formula="of:=INT([.I$4]*[.E1539]*([.J$3]/[.J$4])+[.I$3])" office:value-type="float" office:value="194280179">
            <text:p>194280179</text:p>
          </table:table-cell>
          <table:table-cell table:formula="of:=INT([.I1539]*[.E1539]*([.J$2]/[.J$3]))+[.I$2]" office:value-type="float" office:value="1621439">
            <text:p>1621439</text:p>
          </table:table-cell>
          <table:table-cell table:formula="of:=[.J1539]*[.E1539]*(1/[.J$2])+[.I$1]" office:value-type="float" office:value="30633.9792823792">
            <text:p>30634</text:p>
          </table:table-cell>
          <table:table-cell table:formula="of:=[.F1539]-[.K1539]" office:value-type="float" office:value="-61.9792823791504">
            <text:p>-62</text:p>
          </table:table-cell>
        </table:table-row>
        <table:table-row table:style-name="ro1">
          <table:table-cell office:value-type="string">
            <text:p><text:s text:c="2"/>1535</text:p>
          </table:table-cell>
          <table:table-cell office:value-type="string">
            <text:p><text:s text:c="3"/>4849</text:p>
          </table:table-cell>
          <table:table-cell office:value-type="string">
            <text:p><text:s text:c="2"/>30616</text:p>
          </table:table-cell>
          <table:table-cell office:value-type="string">
            <text:p><text:s text:c="6"/>5</text:p>
          </table:table-cell>
          <table:table-cell table:formula="of:=[.B1540]/1" office:value-type="float" office:value="4849">
            <text:p>4849</text:p>
          </table:table-cell>
          <table:table-cell table:formula="of:=[.C1540]/1" office:value-type="float" office:value="30616">
            <text:p>30616</text:p>
          </table:table-cell>
          <table:table-cell table:formula="of:=[.G$1]+[.E1540]*([.G$2]+[.E1540]*([.G$3]+[.G$4]*[.E1540]))" office:value-type="float" office:value="30689.6248536044">
            <text:p>30689.625</text:p>
          </table:table-cell>
          <table:table-cell table:formula="of:=[.F1540]-[.G1540]" office:value-type="float" office:value="-73.6248536044222">
            <text:p>-73.625</text:p>
          </table:table-cell>
          <table:table-cell table:formula="of:=INT([.I$4]*[.E1540]*([.J$3]/[.J$4])+[.I$3])" office:value-type="float" office:value="194294013">
            <text:p>194294013</text:p>
          </table:table-cell>
          <table:table-cell table:formula="of:=INT([.I1540]*[.E1540]*([.J$2]/[.J$3]))+[.I$2]" office:value-type="float" office:value="1626398">
            <text:p>1626398</text:p>
          </table:table-cell>
          <table:table-cell table:formula="of:=[.J1540]*[.E1540]*(1/[.J$2])+[.I$1]" office:value-type="float" office:value="30689.1217002869">
            <text:p>30689</text:p>
          </table:table-cell>
          <table:table-cell table:formula="of:=[.F1540]-[.K1540]" office:value-type="float" office:value="-73.1217002868652">
            <text:p>-73</text:p>
          </table:table-cell>
        </table:table-row>
        <table:table-row table:style-name="ro1">
          <table:table-cell office:value-type="string">
            <text:p><text:s text:c="2"/>1536</text:p>
          </table:table-cell>
          <table:table-cell office:value-type="string">
            <text:p><text:s text:c="3"/>4852</text:p>
          </table:table-cell>
          <table:table-cell office:value-type="string">
            <text:p><text:s text:c="2"/>30703</text:p>
          </table:table-cell>
          <table:table-cell office:value-type="string">
            <text:p><text:s text:c="6"/>5</text:p>
          </table:table-cell>
          <table:table-cell table:formula="of:=[.B1541]/1" office:value-type="float" office:value="4852">
            <text:p>4852</text:p>
          </table:table-cell>
          <table:table-cell table:formula="of:=[.C1541]/1" office:value-type="float" office:value="30703">
            <text:p>30703</text:p>
          </table:table-cell>
          <table:table-cell table:formula="of:=[.G$1]+[.E1541]*([.G$2]+[.E1541]*([.G$3]+[.G$4]*[.E1541]))" office:value-type="float" office:value="30744.8251030268">
            <text:p>30744.825</text:p>
          </table:table-cell>
          <table:table-cell table:formula="of:=[.F1541]-[.G1541]" office:value-type="float" office:value="-41.8251030267893">
            <text:p>-41.825</text:p>
          </table:table-cell>
          <table:table-cell table:formula="of:=INT([.I$4]*[.E1541]*([.J$3]/[.J$4])+[.I$3])" office:value-type="float" office:value="194307846">
            <text:p>194307846</text:p>
          </table:table-cell>
          <table:table-cell table:formula="of:=INT([.I1541]*[.E1541]*([.J$2]/[.J$3]))+[.I$2]" office:value-type="float" office:value="1631357">
            <text:p>1631357</text:p>
          </table:table-cell>
          <table:table-cell table:formula="of:=[.J1541]*[.E1541]*(1/[.J$2])+[.I$1]" office:value-type="float" office:value="30744.3208694458">
            <text:p>30744</text:p>
          </table:table-cell>
          <table:table-cell table:formula="of:=[.F1541]-[.K1541]" office:value-type="float" office:value="-41.3208694458008">
            <text:p>-41</text:p>
          </table:table-cell>
        </table:table-row>
        <table:table-row table:style-name="ro1">
          <table:table-cell office:value-type="string">
            <text:p><text:s text:c="2"/>1537</text:p>
          </table:table-cell>
          <table:table-cell office:value-type="string">
            <text:p><text:s text:c="3"/>4856</text:p>
          </table:table-cell>
          <table:table-cell office:value-type="string">
            <text:p><text:s text:c="2"/>30759</text:p>
          </table:table-cell>
          <table:table-cell office:value-type="string">
            <text:p><text:s text:c="6"/>6</text:p>
          </table:table-cell>
          <table:table-cell table:formula="of:=[.B1542]/1" office:value-type="float" office:value="4856">
            <text:p>4856</text:p>
          </table:table-cell>
          <table:table-cell table:formula="of:=[.C1542]/1" office:value-type="float" office:value="30759">
            <text:p>30759</text:p>
          </table:table-cell>
          <table:table-cell table:formula="of:=[.G$1]+[.E1542]*([.G$2]+[.E1542]*([.G$3]+[.G$4]*[.E1542]))" office:value-type="float" office:value="30818.522840809">
            <text:p>30818.523</text:p>
          </table:table-cell>
          <table:table-cell table:formula="of:=[.F1542]-[.G1542]" office:value-type="float" office:value="-59.5228408089752">
            <text:p>-59.523</text:p>
          </table:table-cell>
          <table:table-cell table:formula="of:=INT([.I$4]*[.E1542]*([.J$3]/[.J$4])+[.I$3])" office:value-type="float" office:value="194326290">
            <text:p>194326290</text:p>
          </table:table-cell>
          <table:table-cell table:formula="of:=INT([.I1542]*[.E1542]*([.J$2]/[.J$3]))+[.I$2]" office:value-type="float" office:value="1637970">
            <text:p>1637970</text:p>
          </table:table-cell>
          <table:table-cell table:formula="of:=[.J1542]*[.E1542]*(1/[.J$2])+[.I$1]" office:value-type="float" office:value="30818.0173034668">
            <text:p>30818</text:p>
          </table:table-cell>
          <table:table-cell table:formula="of:=[.F1542]-[.K1542]" office:value-type="float" office:value="-59.0173034667969">
            <text:p>-59</text:p>
          </table:table-cell>
        </table:table-row>
        <table:table-row table:style-name="ro1">
          <table:table-cell office:value-type="string">
            <text:p><text:s text:c="2"/>1538</text:p>
          </table:table-cell>
          <table:table-cell office:value-type="string">
            <text:p><text:s text:c="3"/>4859</text:p>
          </table:table-cell>
          <table:table-cell office:value-type="string">
            <text:p><text:s text:c="2"/>30811</text:p>
          </table:table-cell>
          <table:table-cell office:value-type="string">
            <text:p><text:s text:c="6"/>6</text:p>
          </table:table-cell>
          <table:table-cell table:formula="of:=[.B1543]/1" office:value-type="float" office:value="4859">
            <text:p>4859</text:p>
          </table:table-cell>
          <table:table-cell table:formula="of:=[.C1543]/1" office:value-type="float" office:value="30811">
            <text:p>30811</text:p>
          </table:table-cell>
          <table:table-cell table:formula="of:=[.G$1]+[.E1543]*([.G$2]+[.E1543]*([.G$3]+[.G$4]*[.E1543]))" office:value-type="float" office:value="30873.8692121509">
            <text:p>30873.869</text:p>
          </table:table-cell>
          <table:table-cell table:formula="of:=[.F1543]-[.G1543]" office:value-type="float" office:value="-62.8692121508866">
            <text:p>-62.869</text:p>
          </table:table-cell>
          <table:table-cell table:formula="of:=INT([.I$4]*[.E1543]*([.J$3]/[.J$4])+[.I$3])" office:value-type="float" office:value="194340123">
            <text:p>194340123</text:p>
          </table:table-cell>
          <table:table-cell table:formula="of:=INT([.I1543]*[.E1543]*([.J$2]/[.J$3]))+[.I$2]" office:value-type="float" office:value="1642931">
            <text:p>1642931</text:p>
          </table:table-cell>
          <table:table-cell table:formula="of:=[.J1543]*[.E1543]*(1/[.J$2])+[.I$1]" office:value-type="float" office:value="30873.367433548">
            <text:p>30873</text:p>
          </table:table-cell>
          <table:table-cell table:formula="of:=[.F1543]-[.K1543]" office:value-type="float" office:value="-62.3674335479736">
            <text:p>-62</text:p>
          </table:table-cell>
        </table:table-row>
        <table:table-row table:style-name="ro1">
          <table:table-cell office:value-type="string">
            <text:p><text:s text:c="2"/>1539</text:p>
          </table:table-cell>
          <table:table-cell office:value-type="string">
            <text:p><text:s text:c="3"/>4861</text:p>
          </table:table-cell>
          <table:table-cell office:value-type="string">
            <text:p><text:s text:c="2"/>30884</text:p>
          </table:table-cell>
          <table:table-cell office:value-type="string">
            <text:p><text:s text:c="6"/>6</text:p>
          </table:table-cell>
          <table:table-cell table:formula="of:=[.B1544]/1" office:value-type="float" office:value="4861">
            <text:p>4861</text:p>
          </table:table-cell>
          <table:table-cell table:formula="of:=[.C1544]/1" office:value-type="float" office:value="30884">
            <text:p>30884</text:p>
          </table:table-cell>
          <table:table-cell table:formula="of:=[.G$1]+[.E1544]*([.G$2]+[.E1544]*([.G$3]+[.G$4]*[.E1544]))" office:value-type="float" office:value="30910.8015933727">
            <text:p>30910.802</text:p>
          </table:table-cell>
          <table:table-cell table:formula="of:=[.F1544]-[.G1544]" office:value-type="float" office:value="-26.8015933727074">
            <text:p>-26.802</text:p>
          </table:table-cell>
          <table:table-cell table:formula="of:=INT([.I$4]*[.E1544]*([.J$3]/[.J$4])+[.I$3])" office:value-type="float" office:value="194349345">
            <text:p>194349345</text:p>
          </table:table-cell>
          <table:table-cell table:formula="of:=INT([.I1544]*[.E1544]*([.J$2]/[.J$3]))+[.I$2]" office:value-type="float" office:value="1646238">
            <text:p>1646238</text:p>
          </table:table-cell>
          <table:table-cell table:formula="of:=[.J1544]*[.E1544]*(1/[.J$2])+[.I$1]" office:value-type="float" office:value="30910.2959709167">
            <text:p>30910</text:p>
          </table:table-cell>
          <table:table-cell table:formula="of:=[.F1544]-[.K1544]" office:value-type="float" office:value="-26.295970916748">
            <text:p>-26</text:p>
          </table:table-cell>
        </table:table-row>
        <table:table-row table:style-name="ro1">
          <table:table-cell office:value-type="string">
            <text:p><text:s text:c="2"/>1540</text:p>
          </table:table-cell>
          <table:table-cell office:value-type="string">
            <text:p><text:s text:c="3"/>4865</text:p>
          </table:table-cell>
          <table:table-cell office:value-type="string">
            <text:p><text:s text:c="2"/>30924</text:p>
          </table:table-cell>
          <table:table-cell office:value-type="string">
            <text:p><text:s text:c="6"/>5</text:p>
          </table:table-cell>
          <table:table-cell table:formula="of:=[.B1545]/1" office:value-type="float" office:value="4865">
            <text:p>4865</text:p>
          </table:table-cell>
          <table:table-cell table:formula="of:=[.C1545]/1" office:value-type="float" office:value="30924">
            <text:p>30924</text:p>
          </table:table-cell>
          <table:table-cell table:formula="of:=[.G$1]+[.E1545]*([.G$2]+[.E1545]*([.G$3]+[.G$4]*[.E1545]))" office:value-type="float" office:value="30984.7498910953">
            <text:p>30984.750</text:p>
          </table:table-cell>
          <table:table-cell table:formula="of:=[.F1545]-[.G1545]" office:value-type="float" office:value="-60.7498910953072">
            <text:p>-60.750</text:p>
          </table:table-cell>
          <table:table-cell table:formula="of:=INT([.I$4]*[.E1545]*([.J$3]/[.J$4])+[.I$3])" office:value-type="float" office:value="194367790">
            <text:p>194367790</text:p>
          </table:table-cell>
          <table:table-cell table:formula="of:=INT([.I1545]*[.E1545]*([.J$2]/[.J$3]))+[.I$2]" office:value-type="float" office:value="1652854">
            <text:p>1652854</text:p>
          </table:table-cell>
          <table:table-cell table:formula="of:=[.J1545]*[.E1545]*(1/[.J$2])+[.I$1]" office:value-type="float" office:value="30984.2472953796">
            <text:p>30984</text:p>
          </table:table-cell>
          <table:table-cell table:formula="of:=[.F1545]-[.K1545]" office:value-type="float" office:value="-60.2472953796387">
            <text:p>-60</text:p>
          </table:table-cell>
        </table:table-row>
        <table:table-row table:style-name="ro1">
          <table:table-cell office:value-type="string">
            <text:p><text:s text:c="2"/>1541</text:p>
          </table:table-cell>
          <table:table-cell office:value-type="string">
            <text:p><text:s text:c="3"/>4868</text:p>
          </table:table-cell>
          <table:table-cell office:value-type="string">
            <text:p><text:s text:c="2"/>30996</text:p>
          </table:table-cell>
          <table:table-cell office:value-type="string">
            <text:p><text:s text:c="6"/>7</text:p>
          </table:table-cell>
          <table:table-cell table:formula="of:=[.B1546]/1" office:value-type="float" office:value="4868">
            <text:p>4868</text:p>
          </table:table-cell>
          <table:table-cell table:formula="of:=[.C1546]/1" office:value-type="float" office:value="30996">
            <text:p>30996</text:p>
          </table:table-cell>
          <table:table-cell table:formula="of:=[.G$1]+[.E1546]*([.G$2]+[.E1546]*([.G$3]+[.G$4]*[.E1546]))" office:value-type="float" office:value="31040.2842204382">
            <text:p>31040.284</text:p>
          </table:table-cell>
          <table:table-cell table:formula="of:=[.F1546]-[.G1546]" office:value-type="float" office:value="-44.2842204382323">
            <text:p>-44.284</text:p>
          </table:table-cell>
          <table:table-cell table:formula="of:=INT([.I$4]*[.E1546]*([.J$3]/[.J$4])+[.I$3])" office:value-type="float" office:value="194381623">
            <text:p>194381623</text:p>
          </table:table-cell>
          <table:table-cell table:formula="of:=INT([.I1546]*[.E1546]*([.J$2]/[.J$3]))+[.I$2]" office:value-type="float" office:value="1657816">
            <text:p>1657816</text:p>
          </table:table-cell>
          <table:table-cell table:formula="of:=[.J1546]*[.E1546]*(1/[.J$2])+[.I$1]" office:value-type="float" office:value="31039.7770385742">
            <text:p>31040</text:p>
          </table:table-cell>
          <table:table-cell table:formula="of:=[.F1546]-[.K1546]" office:value-type="float" office:value="-43.7770385742188">
            <text:p>-44</text:p>
          </table:table-cell>
        </table:table-row>
        <table:table-row table:style-name="ro1">
          <table:table-cell office:value-type="string">
            <text:p><text:s text:c="2"/>1542</text:p>
          </table:table-cell>
          <table:table-cell office:value-type="string">
            <text:p><text:s text:c="3"/>4872</text:p>
          </table:table-cell>
          <table:table-cell office:value-type="string">
            <text:p><text:s text:c="2"/>31074</text:p>
          </table:table-cell>
          <table:table-cell office:value-type="string">
            <text:p><text:s text:c="6"/>5</text:p>
          </table:table-cell>
          <table:table-cell table:formula="of:=[.B1547]/1" office:value-type="float" office:value="4872">
            <text:p>4872</text:p>
          </table:table-cell>
          <table:table-cell table:formula="of:=[.C1547]/1" office:value-type="float" office:value="31074">
            <text:p>31074</text:p>
          </table:table-cell>
          <table:table-cell table:formula="of:=[.G$1]+[.E1547]*([.G$2]+[.E1547]*([.G$3]+[.G$4]*[.E1547]))" office:value-type="float" office:value="31114.4274882969">
            <text:p>31114.427</text:p>
          </table:table-cell>
          <table:table-cell table:formula="of:=[.F1547]-[.G1547]" office:value-type="float" office:value="-40.4274882968748">
            <text:p>-40.427</text:p>
          </table:table-cell>
          <table:table-cell table:formula="of:=INT([.I$4]*[.E1547]*([.J$3]/[.J$4])+[.I$3])" office:value-type="float" office:value="194400067">
            <text:p>194400067</text:p>
          </table:table-cell>
          <table:table-cell table:formula="of:=INT([.I1547]*[.E1547]*([.J$2]/[.J$3]))+[.I$2]" office:value-type="float" office:value="1664434">
            <text:p>1664434</text:p>
          </table:table-cell>
          <table:table-cell table:formula="of:=[.J1547]*[.E1547]*(1/[.J$2])+[.I$1]" office:value-type="float" office:value="31113.923614502">
            <text:p>31114</text:p>
          </table:table-cell>
          <table:table-cell table:formula="of:=[.F1547]-[.K1547]" office:value-type="float" office:value="-39.9236145019531">
            <text:p>-40</text:p>
          </table:table-cell>
        </table:table-row>
        <table:table-row table:style-name="ro1">
          <table:table-cell office:value-type="string">
            <text:p><text:s text:c="2"/>1543</text:p>
          </table:table-cell>
          <table:table-cell office:value-type="string">
            <text:p><text:s text:c="3"/>4875</text:p>
          </table:table-cell>
          <table:table-cell office:value-type="string">
            <text:p><text:s text:c="2"/>31138</text:p>
          </table:table-cell>
          <table:table-cell office:value-type="string">
            <text:p><text:s text:c="6"/>6</text:p>
          </table:table-cell>
          <table:table-cell table:formula="of:=[.B1548]/1" office:value-type="float" office:value="4875">
            <text:p>4875</text:p>
          </table:table-cell>
          <table:table-cell table:formula="of:=[.C1548]/1" office:value-type="float" office:value="31138">
            <text:p>31138</text:p>
          </table:table-cell>
          <table:table-cell table:formula="of:=[.G$1]+[.E1548]*([.G$2]+[.E1548]*([.G$3]+[.G$4]*[.E1548]))" office:value-type="float" office:value="31170.1080748329">
            <text:p>31170.108</text:p>
          </table:table-cell>
          <table:table-cell table:formula="of:=[.F1548]-[.G1548]" office:value-type="float" office:value="-32.1080748329441">
            <text:p>-32.108</text:p>
          </table:table-cell>
          <table:table-cell table:formula="of:=INT([.I$4]*[.E1548]*([.J$3]/[.J$4])+[.I$3])" office:value-type="float" office:value="194413900">
            <text:p>194413900</text:p>
          </table:table-cell>
          <table:table-cell table:formula="of:=INT([.I1548]*[.E1548]*([.J$2]/[.J$3]))+[.I$2]" office:value-type="float" office:value="1669398">
            <text:p>1669398</text:p>
          </table:table-cell>
          <table:table-cell table:formula="of:=[.J1548]*[.E1548]*(1/[.J$2])+[.I$1]" office:value-type="float" office:value="31169.6044654846">
            <text:p>31170</text:p>
          </table:table-cell>
          <table:table-cell table:formula="of:=[.F1548]-[.K1548]" office:value-type="float" office:value="-31.6044654846191">
            <text:p>-32</text:p>
          </table:table-cell>
        </table:table-row>
        <table:table-row table:style-name="ro1">
          <table:table-cell office:value-type="string">
            <text:p><text:s text:c="2"/>1544</text:p>
          </table:table-cell>
          <table:table-cell office:value-type="string">
            <text:p><text:s text:c="3"/>4878</text:p>
          </table:table-cell>
          <table:table-cell office:value-type="string">
            <text:p><text:s text:c="2"/>31187</text:p>
          </table:table-cell>
          <table:table-cell office:value-type="string">
            <text:p><text:s text:c="6"/>6</text:p>
          </table:table-cell>
          <table:table-cell table:formula="of:=[.B1549]/1" office:value-type="float" office:value="4878">
            <text:p>4878</text:p>
          </table:table-cell>
          <table:table-cell table:formula="of:=[.C1549]/1" office:value-type="float" office:value="31187">
            <text:p>31187</text:p>
          </table:table-cell>
          <table:table-cell table:formula="of:=[.G$1]+[.E1549]*([.G$2]+[.E1549]*([.G$3]+[.G$4]*[.E1549]))" office:value-type="float" office:value="31225.8513611402">
            <text:p>31225.851</text:p>
          </table:table-cell>
          <table:table-cell table:formula="of:=[.F1549]-[.G1549]" office:value-type="float" office:value="-38.8513611401941">
            <text:p>-38.851</text:p>
          </table:table-cell>
          <table:table-cell table:formula="of:=INT([.I$4]*[.E1549]*([.J$3]/[.J$4])+[.I$3])" office:value-type="float" office:value="194427733">
            <text:p>194427733</text:p>
          </table:table-cell>
          <table:table-cell table:formula="of:=INT([.I1549]*[.E1549]*([.J$2]/[.J$3]))+[.I$2]" office:value-type="float" office:value="1674362">
            <text:p>1674362</text:p>
          </table:table-cell>
          <table:table-cell table:formula="of:=[.J1549]*[.E1549]*(1/[.J$2])+[.I$1]" office:value-type="float" office:value="31225.342124939">
            <text:p>31225</text:p>
          </table:table-cell>
          <table:table-cell table:formula="of:=[.F1549]-[.K1549]" office:value-type="float" office:value="-38.3421249389648">
            <text:p>-38</text:p>
          </table:table-cell>
        </table:table-row>
        <table:table-row table:style-name="ro1">
          <table:table-cell office:value-type="string">
            <text:p><text:s text:c="2"/>1545</text:p>
          </table:table-cell>
          <table:table-cell office:value-type="string">
            <text:p><text:s text:c="3"/>4882</text:p>
          </table:table-cell>
          <table:table-cell office:value-type="string">
            <text:p><text:s text:c="2"/>31245</text:p>
          </table:table-cell>
          <table:table-cell office:value-type="string">
            <text:p><text:s text:c="6"/>5</text:p>
          </table:table-cell>
          <table:table-cell table:formula="of:=[.B1550]/1" office:value-type="float" office:value="4882">
            <text:p>4882</text:p>
          </table:table-cell>
          <table:table-cell table:formula="of:=[.C1550]/1" office:value-type="float" office:value="31245">
            <text:p>31245</text:p>
          </table:table-cell>
          <table:table-cell table:formula="of:=[.G$1]+[.E1550]*([.G$2]+[.E1550]*([.G$3]+[.G$4]*[.E1550]))" office:value-type="float" office:value="31300.2732946486">
            <text:p>31300.273</text:p>
          </table:table-cell>
          <table:table-cell table:formula="of:=[.F1550]-[.G1550]" office:value-type="float" office:value="-55.2732946486358">
            <text:p>-55.273</text:p>
          </table:table-cell>
          <table:table-cell table:formula="of:=INT([.I$4]*[.E1550]*([.J$3]/[.J$4])+[.I$3])" office:value-type="float" office:value="194446178">
            <text:p>194446178</text:p>
          </table:table-cell>
          <table:table-cell table:formula="of:=INT([.I1550]*[.E1550]*([.J$2]/[.J$3]))+[.I$2]" office:value-type="float" office:value="1680983">
            <text:p>1680983</text:p>
          </table:table-cell>
          <table:table-cell table:formula="of:=[.J1550]*[.E1550]*(1/[.J$2])+[.I$1]" office:value-type="float" office:value="31299.7691001892">
            <text:p>31300</text:p>
          </table:table-cell>
          <table:table-cell table:formula="of:=[.F1550]-[.K1550]" office:value-type="float" office:value="-54.769100189209">
            <text:p>-55</text:p>
          </table:table-cell>
        </table:table-row>
        <table:table-row table:style-name="ro1">
          <table:table-cell office:value-type="string">
            <text:p><text:s text:c="2"/>1546</text:p>
          </table:table-cell>
          <table:table-cell office:value-type="string">
            <text:p><text:s text:c="3"/>4885</text:p>
          </table:table-cell>
          <table:table-cell office:value-type="string">
            <text:p><text:s text:c="2"/>31301</text:p>
          </table:table-cell>
          <table:table-cell office:value-type="string">
            <text:p><text:s text:c="6"/>6</text:p>
          </table:table-cell>
          <table:table-cell table:formula="of:=[.B1551]/1" office:value-type="float" office:value="4885">
            <text:p>4885</text:p>
          </table:table-cell>
          <table:table-cell table:formula="of:=[.C1551]/1" office:value-type="float" office:value="31301">
            <text:p>31301</text:p>
          </table:table-cell>
          <table:table-cell table:formula="of:=[.G$1]+[.E1551]*([.G$2]+[.E1551]*([.G$3]+[.G$4]*[.E1551]))" office:value-type="float" office:value="31356.162922695">
            <text:p>31356.163</text:p>
          </table:table-cell>
          <table:table-cell table:formula="of:=[.F1551]-[.G1551]" office:value-type="float" office:value="-55.1629226950427">
            <text:p>-55.163</text:p>
          </table:table-cell>
          <table:table-cell table:formula="of:=INT([.I$4]*[.E1551]*([.J$3]/[.J$4])+[.I$3])" office:value-type="float" office:value="194460011">
            <text:p>194460011</text:p>
          </table:table-cell>
          <table:table-cell table:formula="of:=INT([.I1551]*[.E1551]*([.J$2]/[.J$3]))+[.I$2]" office:value-type="float" office:value="1685949">
            <text:p>1685949</text:p>
          </table:table-cell>
          <table:table-cell table:formula="of:=[.J1551]*[.E1551]*(1/[.J$2])+[.I$1]" office:value-type="float" office:value="31355.6579608917">
            <text:p>31356</text:p>
          </table:table-cell>
          <table:table-cell table:formula="of:=[.F1551]-[.K1551]" office:value-type="float" office:value="-54.6579608917236">
            <text:p>-55</text:p>
          </table:table-cell>
        </table:table-row>
        <table:table-row table:style-name="ro1">
          <table:table-cell office:value-type="string">
            <text:p><text:s text:c="2"/>1547</text:p>
          </table:table-cell>
          <table:table-cell office:value-type="string">
            <text:p><text:s text:c="3"/>4889</text:p>
          </table:table-cell>
          <table:table-cell office:value-type="string">
            <text:p><text:s text:c="2"/>31381</text:p>
          </table:table-cell>
          <table:table-cell office:value-type="string">
            <text:p><text:s text:c="6"/>6</text:p>
          </table:table-cell>
          <table:table-cell table:formula="of:=[.B1552]/1" office:value-type="float" office:value="4889">
            <text:p>4889</text:p>
          </table:table-cell>
          <table:table-cell table:formula="of:=[.C1552]/1" office:value-type="float" office:value="31381">
            <text:p>31381</text:p>
          </table:table-cell>
          <table:table-cell table:formula="of:=[.G$1]+[.E1552]*([.G$2]+[.E1552]*([.G$3]+[.G$4]*[.E1552]))" office:value-type="float" office:value="31430.7800179771">
            <text:p>31430.780</text:p>
          </table:table-cell>
          <table:table-cell table:formula="of:=[.F1552]-[.G1552]" office:value-type="float" office:value="-49.780017977133">
            <text:p>-49.780</text:p>
          </table:table-cell>
          <table:table-cell table:formula="of:=INT([.I$4]*[.E1552]*([.J$3]/[.J$4])+[.I$3])" office:value-type="float" office:value="194478455">
            <text:p>194478455</text:p>
          </table:table-cell>
          <table:table-cell table:formula="of:=INT([.I1552]*[.E1552]*([.J$2]/[.J$3]))+[.I$2]" office:value-type="float" office:value="1692571">
            <text:p>1692571</text:p>
          </table:table-cell>
          <table:table-cell table:formula="of:=[.J1552]*[.E1552]*(1/[.J$2])+[.I$1]" office:value-type="float" office:value="31430.271062851">
            <text:p>31430</text:p>
          </table:table-cell>
          <table:table-cell table:formula="of:=[.F1552]-[.K1552]" office:value-type="float" office:value="-49.2710628509522">
            <text:p>-49</text:p>
          </table:table-cell>
        </table:table-row>
        <table:table-row table:style-name="ro1">
          <table:table-cell office:value-type="string">
            <text:p><text:s text:c="2"/>1548</text:p>
          </table:table-cell>
          <table:table-cell office:value-type="string">
            <text:p><text:s text:c="3"/>4892</text:p>
          </table:table-cell>
          <table:table-cell office:value-type="string">
            <text:p><text:s text:c="2"/>31429</text:p>
          </table:table-cell>
          <table:table-cell office:value-type="string">
            <text:p><text:s text:c="6"/>6</text:p>
          </table:table-cell>
          <table:table-cell table:formula="of:=[.B1553]/1" office:value-type="float" office:value="4892">
            <text:p>4892</text:p>
          </table:table-cell>
          <table:table-cell table:formula="of:=[.C1553]/1" office:value-type="float" office:value="31429">
            <text:p>31429</text:p>
          </table:table-cell>
          <table:table-cell table:formula="of:=[.G$1]+[.E1553]*([.G$2]+[.E1553]*([.G$3]+[.G$4]*[.E1553]))" office:value-type="float" office:value="31486.8160469449">
            <text:p>31486.816</text:p>
          </table:table-cell>
          <table:table-cell table:formula="of:=[.F1553]-[.G1553]" office:value-type="float" office:value="-57.8160469448849">
            <text:p>-57.816</text:p>
          </table:table-cell>
          <table:table-cell table:formula="of:=INT([.I$4]*[.E1553]*([.J$3]/[.J$4])+[.I$3])" office:value-type="float" office:value="194492288">
            <text:p>194492288</text:p>
          </table:table-cell>
          <table:table-cell table:formula="of:=INT([.I1553]*[.E1553]*([.J$2]/[.J$3]))+[.I$2]" office:value-type="float" office:value="1697539">
            <text:p>1697539</text:p>
          </table:table-cell>
          <table:table-cell table:formula="of:=[.J1553]*[.E1553]*(1/[.J$2])+[.I$1]" office:value-type="float" office:value="31486.3111953735">
            <text:p>31486</text:p>
          </table:table-cell>
          <table:table-cell table:formula="of:=[.F1553]-[.K1553]" office:value-type="float" office:value="-57.3111953735352">
            <text:p>-57</text:p>
          </table:table-cell>
        </table:table-row>
        <table:table-row table:style-name="ro1">
          <table:table-cell office:value-type="string">
            <text:p><text:s text:c="2"/>1549</text:p>
          </table:table-cell>
          <table:table-cell office:value-type="string">
            <text:p><text:s text:c="3"/>4896</text:p>
          </table:table-cell>
          <table:table-cell office:value-type="string">
            <text:p><text:s text:c="2"/>31463</text:p>
          </table:table-cell>
          <table:table-cell office:value-type="string">
            <text:p><text:s text:c="6"/>7</text:p>
          </table:table-cell>
          <table:table-cell table:formula="of:=[.B1554]/1" office:value-type="float" office:value="4896">
            <text:p>4896</text:p>
          </table:table-cell>
          <table:table-cell table:formula="of:=[.C1554]/1" office:value-type="float" office:value="31463">
            <text:p>31463</text:p>
          </table:table-cell>
          <table:table-cell table:formula="of:=[.G$1]+[.E1554]*([.G$2]+[.E1554]*([.G$3]+[.G$4]*[.E1554]))" office:value-type="float" office:value="31561.6283829102">
            <text:p>31561.628</text:p>
          </table:table-cell>
          <table:table-cell table:formula="of:=[.F1554]-[.G1554]" office:value-type="float" office:value="-98.6283829102176">
            <text:p>-98.628</text:p>
          </table:table-cell>
          <table:table-cell table:formula="of:=INT([.I$4]*[.E1554]*([.J$3]/[.J$4])+[.I$3])" office:value-type="float" office:value="194510733">
            <text:p>194510733</text:p>
          </table:table-cell>
          <table:table-cell table:formula="of:=INT([.I1554]*[.E1554]*([.J$2]/[.J$3]))+[.I$2]" office:value-type="float" office:value="1704163">
            <text:p>1704163</text:p>
          </table:table-cell>
          <table:table-cell table:formula="of:=[.J1554]*[.E1554]*(1/[.J$2])+[.I$1]" office:value-type="float" office:value="31561.1198120117">
            <text:p>31561</text:p>
          </table:table-cell>
          <table:table-cell table:formula="of:=[.F1554]-[.K1554]" office:value-type="float" office:value="-98.1198120117188">
            <text:p>-98</text:p>
          </table:table-cell>
        </table:table-row>
        <table:table-row table:style-name="ro1">
          <table:table-cell office:value-type="string">
            <text:p><text:s text:c="2"/>1550</text:p>
          </table:table-cell>
          <table:table-cell office:value-type="string">
            <text:p><text:s text:c="3"/>4900</text:p>
          </table:table-cell>
          <table:table-cell office:value-type="string">
            <text:p><text:s text:c="2"/>31558</text:p>
          </table:table-cell>
          <table:table-cell office:value-type="string">
            <text:p><text:s text:c="6"/>6</text:p>
          </table:table-cell>
          <table:table-cell table:formula="of:=[.B1555]/1" office:value-type="float" office:value="4900">
            <text:p>4900</text:p>
          </table:table-cell>
          <table:table-cell table:formula="of:=[.C1555]/1" office:value-type="float" office:value="31558">
            <text:p>31558</text:p>
          </table:table-cell>
          <table:table-cell table:formula="of:=[.G$1]+[.E1555]*([.G$2]+[.E1555]*([.G$3]+[.G$4]*[.E1555]))" office:value-type="float" office:value="31636.5523204091">
            <text:p>31636.552</text:p>
          </table:table-cell>
          <table:table-cell table:formula="of:=[.F1555]-[.G1555]" office:value-type="float" office:value="-78.5523204090896">
            <text:p>-78.552</text:p>
          </table:table-cell>
          <table:table-cell table:formula="of:=INT([.I$4]*[.E1555]*([.J$3]/[.J$4])+[.I$3])" office:value-type="float" office:value="194529177">
            <text:p>194529177</text:p>
          </table:table-cell>
          <table:table-cell table:formula="of:=INT([.I1555]*[.E1555]*([.J$2]/[.J$3]))+[.I$2]" office:value-type="float" office:value="1710789">
            <text:p>1710789</text:p>
          </table:table-cell>
          <table:table-cell table:formula="of:=[.J1555]*[.E1555]*(1/[.J$2])+[.I$1]" office:value-type="float" office:value="31636.0481948853">
            <text:p>31636</text:p>
          </table:table-cell>
          <table:table-cell table:formula="of:=[.F1555]-[.K1555]" office:value-type="float" office:value="-78.0481948852539">
            <text:p>-78</text:p>
          </table:table-cell>
        </table:table-row>
        <table:table-row table:style-name="ro1">
          <table:table-cell office:value-type="string">
            <text:p><text:s text:c="2"/>1551</text:p>
          </table:table-cell>
          <table:table-cell office:value-type="string">
            <text:p><text:s text:c="3"/>4903</text:p>
          </table:table-cell>
          <table:table-cell office:value-type="string">
            <text:p><text:s text:c="2"/>31610</text:p>
          </table:table-cell>
          <table:table-cell office:value-type="string">
            <text:p><text:s text:c="6"/>6</text:p>
          </table:table-cell>
          <table:table-cell table:formula="of:=[.B1556]/1" office:value-type="float" office:value="4903">
            <text:p>4903</text:p>
          </table:table-cell>
          <table:table-cell table:formula="of:=[.C1556]/1" office:value-type="float" office:value="31610">
            <text:p>31610</text:p>
          </table:table-cell>
          <table:table-cell table:formula="of:=[.G$1]+[.E1556]*([.G$2]+[.E1556]*([.G$3]+[.G$4]*[.E1556]))" office:value-type="float" office:value="31692.8185275397">
            <text:p>31692.819</text:p>
          </table:table-cell>
          <table:table-cell table:formula="of:=[.F1556]-[.G1556]" office:value-type="float" office:value="-82.8185275397118">
            <text:p>-82.819</text:p>
          </table:table-cell>
          <table:table-cell table:formula="of:=INT([.I$4]*[.E1556]*([.J$3]/[.J$4])+[.I$3])" office:value-type="float" office:value="194543010">
            <text:p>194543010</text:p>
          </table:table-cell>
          <table:table-cell table:formula="of:=INT([.I1556]*[.E1556]*([.J$2]/[.J$3]))+[.I$2]" office:value-type="float" office:value="1715759">
            <text:p>1715759</text:p>
          </table:table-cell>
          <table:table-cell table:formula="of:=[.J1556]*[.E1556]*(1/[.J$2])+[.I$1]" office:value-type="float" office:value="31692.3155078888">
            <text:p>31692</text:p>
          </table:table-cell>
          <table:table-cell table:formula="of:=[.F1556]-[.K1556]" office:value-type="float" office:value="-82.3155078887939">
            <text:p>-82</text:p>
          </table:table-cell>
        </table:table-row>
        <table:table-row table:style-name="ro1">
          <table:table-cell office:value-type="string">
            <text:p><text:s text:c="2"/>1552</text:p>
          </table:table-cell>
          <table:table-cell office:value-type="string">
            <text:p><text:s text:c="3"/>4906</text:p>
          </table:table-cell>
          <table:table-cell office:value-type="string">
            <text:p><text:s text:c="2"/>31720</text:p>
          </table:table-cell>
          <table:table-cell office:value-type="string">
            <text:p><text:s text:c="6"/>5</text:p>
          </table:table-cell>
          <table:table-cell table:formula="of:=[.B1557]/1" office:value-type="float" office:value="4906">
            <text:p>4906</text:p>
          </table:table-cell>
          <table:table-cell table:formula="of:=[.C1557]/1" office:value-type="float" office:value="31720">
            <text:p>31720</text:p>
          </table:table-cell>
          <table:table-cell table:formula="of:=[.G$1]+[.E1557]*([.G$2]+[.E1557]*([.G$3]+[.G$4]*[.E1557]))" office:value-type="float" office:value="31749.1475358967">
            <text:p>31749.148</text:p>
          </table:table-cell>
          <table:table-cell table:formula="of:=[.F1557]-[.G1557]" office:value-type="float" office:value="-29.1475358967364">
            <text:p>-29.148</text:p>
          </table:table-cell>
          <table:table-cell table:formula="of:=INT([.I$4]*[.E1557]*([.J$3]/[.J$4])+[.I$3])" office:value-type="float" office:value="194556843">
            <text:p>194556843</text:p>
          </table:table-cell>
          <table:table-cell table:formula="of:=INT([.I1557]*[.E1557]*([.J$2]/[.J$3]))+[.I$2]" office:value-type="float" office:value="1720729">
            <text:p>1720729</text:p>
          </table:table-cell>
          <table:table-cell table:formula="of:=[.J1557]*[.E1557]*(1/[.J$2])+[.I$1]" office:value-type="float" office:value="31748.6396980286">
            <text:p>31749</text:p>
          </table:table-cell>
          <table:table-cell table:formula="of:=[.F1557]-[.K1557]" office:value-type="float" office:value="-28.6396980285645">
            <text:p>-29</text:p>
          </table:table-cell>
        </table:table-row>
        <table:table-row table:style-name="ro1">
          <table:table-cell office:value-type="string">
            <text:p><text:s text:c="2"/>1553</text:p>
          </table:table-cell>
          <table:table-cell office:value-type="string">
            <text:p><text:s text:c="3"/>4910</text:p>
          </table:table-cell>
          <table:table-cell office:value-type="string">
            <text:p><text:s text:c="2"/>31774</text:p>
          </table:table-cell>
          <table:table-cell office:value-type="string">
            <text:p><text:s text:c="6"/>5</text:p>
          </table:table-cell>
          <table:table-cell table:formula="of:=[.B1558]/1" office:value-type="float" office:value="4910">
            <text:p>4910</text:p>
          </table:table-cell>
          <table:table-cell table:formula="of:=[.C1558]/1" office:value-type="float" office:value="31774">
            <text:p>31774</text:p>
          </table:table-cell>
          <table:table-cell table:formula="of:=[.G$1]+[.E1558]*([.G$2]+[.E1558]*([.G$3]+[.G$4]*[.E1558]))" office:value-type="float" office:value="31824.3505899574">
            <text:p>31824.351</text:p>
          </table:table-cell>
          <table:table-cell table:formula="of:=[.F1558]-[.G1558]" office:value-type="float" office:value="-50.3505899574011">
            <text:p>-50.351</text:p>
          </table:table-cell>
          <table:table-cell table:formula="of:=INT([.I$4]*[.E1558]*([.J$3]/[.J$4])+[.I$3])" office:value-type="float" office:value="194575287">
            <text:p>194575287</text:p>
          </table:table-cell>
          <table:table-cell table:formula="of:=INT([.I1558]*[.E1558]*([.J$2]/[.J$3]))+[.I$2]" office:value-type="float" office:value="1727357">
            <text:p>1727357</text:p>
          </table:table-cell>
          <table:table-cell table:formula="of:=[.J1558]*[.E1558]*(1/[.J$2])+[.I$1]" office:value-type="float" office:value="31823.8395805359">
            <text:p>31824</text:p>
          </table:table-cell>
          <table:table-cell table:formula="of:=[.F1558]-[.K1558]" office:value-type="float" office:value="-49.8395805358887">
            <text:p>-50</text:p>
          </table:table-cell>
        </table:table-row>
        <table:table-row table:style-name="ro1">
          <table:table-cell office:value-type="string">
            <text:p><text:s text:c="2"/>1554</text:p>
          </table:table-cell>
          <table:table-cell office:value-type="string">
            <text:p><text:s text:c="3"/>4913</text:p>
          </table:table-cell>
          <table:table-cell office:value-type="string">
            <text:p><text:s text:c="2"/>31836</text:p>
          </table:table-cell>
          <table:table-cell office:value-type="string">
            <text:p><text:s text:c="6"/>6</text:p>
          </table:table-cell>
          <table:table-cell table:formula="of:=[.B1559]/1" office:value-type="float" office:value="4913">
            <text:p>4913</text:p>
          </table:table-cell>
          <table:table-cell table:formula="of:=[.C1559]/1" office:value-type="float" office:value="31836">
            <text:p>31836</text:p>
          </table:table-cell>
          <table:table-cell table:formula="of:=[.G$1]+[.E1559]*([.G$2]+[.E1559]*([.G$3]+[.G$4]*[.E1559]))" office:value-type="float" office:value="31880.8261767823">
            <text:p>31880.826</text:p>
          </table:table-cell>
          <table:table-cell table:formula="of:=[.F1559]-[.G1559]" office:value-type="float" office:value="-44.8261767823496">
            <text:p>-44.826</text:p>
          </table:table-cell>
          <table:table-cell table:formula="of:=INT([.I$4]*[.E1559]*([.J$3]/[.J$4])+[.I$3])" office:value-type="float" office:value="194589121">
            <text:p>194589121</text:p>
          </table:table-cell>
          <table:table-cell table:formula="of:=INT([.I1559]*[.E1559]*([.J$2]/[.J$3]))+[.I$2]" office:value-type="float" office:value="1732329">
            <text:p>1732329</text:p>
          </table:table-cell>
          <table:table-cell table:formula="of:=[.J1559]*[.E1559]*(1/[.J$2])+[.I$1]" office:value-type="float" office:value="31880.3152332306">
            <text:p>31880</text:p>
          </table:table-cell>
          <table:table-cell table:formula="of:=[.F1559]-[.K1559]" office:value-type="float" office:value="-44.3152332305908">
            <text:p>-44</text:p>
          </table:table-cell>
        </table:table-row>
        <table:table-row table:style-name="ro1">
          <table:table-cell office:value-type="string">
            <text:p><text:s text:c="2"/>1555</text:p>
          </table:table-cell>
          <table:table-cell office:value-type="string">
            <text:p><text:s text:c="3"/>4917</text:p>
          </table:table-cell>
          <table:table-cell office:value-type="string">
            <text:p><text:s text:c="2"/>31900</text:p>
          </table:table-cell>
          <table:table-cell office:value-type="string">
            <text:p><text:s text:c="6"/>4</text:p>
          </table:table-cell>
          <table:table-cell table:formula="of:=[.B1560]/1" office:value-type="float" office:value="4917">
            <text:p>4917</text:p>
          </table:table-cell>
          <table:table-cell table:formula="of:=[.C1560]/1" office:value-type="float" office:value="31900">
            <text:p>31900</text:p>
          </table:table-cell>
          <table:table-cell table:formula="of:=[.G$1]+[.E1560]*([.G$2]+[.E1560]*([.G$3]+[.G$4]*[.E1560]))" office:value-type="float" office:value="31956.2247082551">
            <text:p>31956.225</text:p>
          </table:table-cell>
          <table:table-cell table:formula="of:=[.F1560]-[.G1560]" office:value-type="float" office:value="-56.2247082550748">
            <text:p>-56.225</text:p>
          </table:table-cell>
          <table:table-cell table:formula="of:=INT([.I$4]*[.E1560]*([.J$3]/[.J$4])+[.I$3])" office:value-type="float" office:value="194607565">
            <text:p>194607565</text:p>
          </table:table-cell>
          <table:table-cell table:formula="of:=INT([.I1560]*[.E1560]*([.J$2]/[.J$3]))+[.I$2]" office:value-type="float" office:value="1738960">
            <text:p>1738960</text:p>
          </table:table-cell>
          <table:table-cell table:formula="of:=[.J1560]*[.E1560]*(1/[.J$2])+[.I$1]" office:value-type="float" office:value="31955.7202453613">
            <text:p>31956</text:p>
          </table:table-cell>
          <table:table-cell table:formula="of:=[.F1560]-[.K1560]" office:value-type="float" office:value="-55.7202453613281">
            <text:p>-56</text:p>
          </table:table-cell>
        </table:table-row>
        <table:table-row table:style-name="ro1">
          <table:table-cell office:value-type="string">
            <text:p><text:s text:c="2"/>1556</text:p>
          </table:table-cell>
          <table:table-cell office:value-type="string">
            <text:p><text:s text:c="3"/>4920</text:p>
          </table:table-cell>
          <table:table-cell office:value-type="string">
            <text:p><text:s text:c="2"/>31958</text:p>
          </table:table-cell>
          <table:table-cell office:value-type="string">
            <text:p><text:s text:c="6"/>4</text:p>
          </table:table-cell>
          <table:table-cell table:formula="of:=[.B1561]/1" office:value-type="float" office:value="4920">
            <text:p>4920</text:p>
          </table:table-cell>
          <table:table-cell table:formula="of:=[.C1561]/1" office:value-type="float" office:value="31958">
            <text:p>31958</text:p>
          </table:table-cell>
          <table:table-cell table:formula="of:=[.G$1]+[.E1561]*([.G$2]+[.E1561]*([.G$3]+[.G$4]*[.E1561]))" office:value-type="float" office:value="32012.8469327302">
            <text:p>32012.847</text:p>
          </table:table-cell>
          <table:table-cell table:formula="of:=[.F1561]-[.G1561]" office:value-type="float" office:value="-54.8469327301718">
            <text:p>-54.847</text:p>
          </table:table-cell>
          <table:table-cell table:formula="of:=INT([.I$4]*[.E1561]*([.J$3]/[.J$4])+[.I$3])" office:value-type="float" office:value="194621398">
            <text:p>194621398</text:p>
          </table:table-cell>
          <table:table-cell table:formula="of:=INT([.I1561]*[.E1561]*([.J$2]/[.J$3]))+[.I$2]" office:value-type="float" office:value="1743933">
            <text:p>1743933</text:p>
          </table:table-cell>
          <table:table-cell table:formula="of:=[.J1561]*[.E1561]*(1/[.J$2])+[.I$1]" office:value-type="float" office:value="32012.3380584717">
            <text:p>32012</text:p>
          </table:table-cell>
          <table:table-cell table:formula="of:=[.F1561]-[.K1561]" office:value-type="float" office:value="-54.3380584716797">
            <text:p>-54</text:p>
          </table:table-cell>
        </table:table-row>
        <table:table-row table:style-name="ro1">
          <table:table-cell office:value-type="string">
            <text:p><text:s text:c="2"/>1557</text:p>
          </table:table-cell>
          <table:table-cell office:value-type="string">
            <text:p><text:s text:c="3"/>4922</text:p>
          </table:table-cell>
          <table:table-cell office:value-type="string">
            <text:p><text:s text:c="2"/>31966</text:p>
          </table:table-cell>
          <table:table-cell office:value-type="string">
            <text:p><text:s text:c="6"/>7</text:p>
          </table:table-cell>
          <table:table-cell table:formula="of:=[.B1562]/1" office:value-type="float" office:value="4922">
            <text:p>4922</text:p>
          </table:table-cell>
          <table:table-cell table:formula="of:=[.C1562]/1" office:value-type="float" office:value="31966">
            <text:p>31966</text:p>
          </table:table-cell>
          <table:table-cell table:formula="of:=[.G$1]+[.E1562]*([.G$2]+[.E1562]*([.G$3]+[.G$4]*[.E1562]))" office:value-type="float" office:value="32050.6300055005">
            <text:p>32050.630</text:p>
          </table:table-cell>
          <table:table-cell table:formula="of:=[.F1562]-[.G1562]" office:value-type="float" office:value="-84.6300055004758">
            <text:p>-84.630</text:p>
          </table:table-cell>
          <table:table-cell table:formula="of:=INT([.I$4]*[.E1562]*([.J$3]/[.J$4])+[.I$3])" office:value-type="float" office:value="194630620">
            <text:p>194630620</text:p>
          </table:table-cell>
          <table:table-cell table:formula="of:=INT([.I1562]*[.E1562]*([.J$2]/[.J$3]))+[.I$2]" office:value-type="float" office:value="1747249">
            <text:p>1747249</text:p>
          </table:table-cell>
          <table:table-cell table:formula="of:=[.J1562]*[.E1562]*(1/[.J$2])+[.I$1]" office:value-type="float" office:value="32050.1211433411">
            <text:p>32050</text:p>
          </table:table-cell>
          <table:table-cell table:formula="of:=[.F1562]-[.K1562]" office:value-type="float" office:value="-84.1211433410644">
            <text:p>-84</text:p>
          </table:table-cell>
        </table:table-row>
        <table:table-row table:style-name="ro1">
          <table:table-cell office:value-type="string">
            <text:p><text:s text:c="2"/>1558</text:p>
          </table:table-cell>
          <table:table-cell office:value-type="string">
            <text:p><text:s text:c="3"/>4927</text:p>
          </table:table-cell>
          <table:table-cell office:value-type="string">
            <text:p><text:s text:c="2"/>32049</text:p>
          </table:table-cell>
          <table:table-cell office:value-type="string">
            <text:p><text:s text:c="6"/>8</text:p>
          </table:table-cell>
          <table:table-cell table:formula="of:=[.B1563]/1" office:value-type="float" office:value="4927">
            <text:p>4927</text:p>
          </table:table-cell>
          <table:table-cell table:formula="of:=[.C1563]/1" office:value-type="float" office:value="32049">
            <text:p>32049</text:p>
          </table:table-cell>
          <table:table-cell table:formula="of:=[.G$1]+[.E1563]*([.G$2]+[.E1563]*([.G$3]+[.G$4]*[.E1563]))" office:value-type="float" office:value="32145.209941832">
            <text:p>32145.210</text:p>
          </table:table-cell>
          <table:table-cell table:formula="of:=[.F1563]-[.G1563]" office:value-type="float" office:value="-96.2099418319886">
            <text:p>-96.210</text:p>
          </table:table-cell>
          <table:table-cell table:formula="of:=INT([.I$4]*[.E1563]*([.J$3]/[.J$4])+[.I$3])" office:value-type="float" office:value="194653675">
            <text:p>194653675</text:p>
          </table:table-cell>
          <table:table-cell table:formula="of:=INT([.I1563]*[.E1563]*([.J$2]/[.J$3]))+[.I$2]" office:value-type="float" office:value="1755540">
            <text:p>1755540</text:p>
          </table:table-cell>
          <table:table-cell table:formula="of:=[.J1563]*[.E1563]*(1/[.J$2])+[.I$1]" office:value-type="float" office:value="32144.6989364624">
            <text:p>32145</text:p>
          </table:table-cell>
          <table:table-cell table:formula="of:=[.F1563]-[.K1563]" office:value-type="float" office:value="-95.6989364624024">
            <text:p>-96</text:p>
          </table:table-cell>
        </table:table-row>
        <table:table-row table:style-name="ro1">
          <table:table-cell office:value-type="string">
            <text:p><text:s text:c="2"/>1559</text:p>
          </table:table-cell>
          <table:table-cell office:value-type="string">
            <text:p><text:s text:c="3"/>4929</text:p>
          </table:table-cell>
          <table:table-cell office:value-type="string">
            <text:p><text:s text:c="2"/>32155</text:p>
          </table:table-cell>
          <table:table-cell office:value-type="string">
            <text:p><text:s text:c="6"/>6</text:p>
          </table:table-cell>
          <table:table-cell table:formula="of:=[.B1564]/1" office:value-type="float" office:value="4929">
            <text:p>4929</text:p>
          </table:table-cell>
          <table:table-cell table:formula="of:=[.C1564]/1" office:value-type="float" office:value="32155">
            <text:p>32155</text:p>
          </table:table-cell>
          <table:table-cell table:formula="of:=[.G$1]+[.E1564]*([.G$2]+[.E1564]*([.G$3]+[.G$4]*[.E1564]))" office:value-type="float" office:value="32183.0908265815">
            <text:p>32183.091</text:p>
          </table:table-cell>
          <table:table-cell table:formula="of:=[.F1564]-[.G1564]" office:value-type="float" office:value="-28.0908265815087">
            <text:p>-28.091</text:p>
          </table:table-cell>
          <table:table-cell table:formula="of:=INT([.I$4]*[.E1564]*([.J$3]/[.J$4])+[.I$3])" office:value-type="float" office:value="194662898">
            <text:p>194662898</text:p>
          </table:table-cell>
          <table:table-cell table:formula="of:=INT([.I1564]*[.E1564]*([.J$2]/[.J$3]))+[.I$2]" office:value-type="float" office:value="1758857">
            <text:p>1758857</text:p>
          </table:table-cell>
          <table:table-cell table:formula="of:=[.J1564]*[.E1564]*(1/[.J$2])+[.I$1]" office:value-type="float" office:value="32182.5799732208">
            <text:p>32183</text:p>
          </table:table-cell>
          <table:table-cell table:formula="of:=[.F1564]-[.K1564]" office:value-type="float" office:value="-27.5799732208252">
            <text:p>-28</text:p>
          </table:table-cell>
        </table:table-row>
        <table:table-row table:style-name="ro1">
          <table:table-cell office:value-type="string">
            <text:p><text:s text:c="2"/>1560</text:p>
          </table:table-cell>
          <table:table-cell office:value-type="string">
            <text:p><text:s text:c="3"/>4934</text:p>
          </table:table-cell>
          <table:table-cell office:value-type="string">
            <text:p><text:s text:c="2"/>32228</text:p>
          </table:table-cell>
          <table:table-cell office:value-type="string">
            <text:p><text:s text:c="6"/>5</text:p>
          </table:table-cell>
          <table:table-cell table:formula="of:=[.B1565]/1" office:value-type="float" office:value="4934">
            <text:p>4934</text:p>
          </table:table-cell>
          <table:table-cell table:formula="of:=[.C1565]/1" office:value-type="float" office:value="32228">
            <text:p>32228</text:p>
          </table:table-cell>
          <table:table-cell table:formula="of:=[.G$1]+[.E1565]*([.G$2]+[.E1565]*([.G$3]+[.G$4]*[.E1565]))" office:value-type="float" office:value="32277.9153421796">
            <text:p>32277.915</text:p>
          </table:table-cell>
          <table:table-cell table:formula="of:=[.F1565]-[.G1565]" office:value-type="float" office:value="-49.9153421795963">
            <text:p>-49.915</text:p>
          </table:table-cell>
          <table:table-cell table:formula="of:=INT([.I$4]*[.E1565]*([.J$3]/[.J$4])+[.I$3])" office:value-type="float" office:value="194685953">
            <text:p>194685953</text:p>
          </table:table-cell>
          <table:table-cell table:formula="of:=INT([.I1565]*[.E1565]*([.J$2]/[.J$3]))+[.I$2]" office:value-type="float" office:value="1767151">
            <text:p>1767151</text:p>
          </table:table-cell>
          <table:table-cell table:formula="of:=[.J1565]*[.E1565]*(1/[.J$2])+[.I$1]" office:value-type="float" office:value="32277.4073982239">
            <text:p>32277</text:p>
          </table:table-cell>
          <table:table-cell table:formula="of:=[.F1565]-[.K1565]" office:value-type="float" office:value="-49.407398223877">
            <text:p>-49</text:p>
          </table:table-cell>
        </table:table-row>
        <table:table-row table:style-name="ro1">
          <table:table-cell office:value-type="string">
            <text:p><text:s text:c="2"/>1561</text:p>
          </table:table-cell>
          <table:table-cell office:value-type="string">
            <text:p><text:s text:c="3"/>4936</text:p>
          </table:table-cell>
          <table:table-cell office:value-type="string">
            <text:p><text:s text:c="2"/>32278</text:p>
          </table:table-cell>
          <table:table-cell office:value-type="string">
            <text:p><text:s text:c="6"/>5</text:p>
          </table:table-cell>
          <table:table-cell table:formula="of:=[.B1566]/1" office:value-type="float" office:value="4936">
            <text:p>4936</text:p>
          </table:table-cell>
          <table:table-cell table:formula="of:=[.C1566]/1" office:value-type="float" office:value="32278">
            <text:p>32278</text:p>
          </table:table-cell>
          <table:table-cell table:formula="of:=[.G$1]+[.E1566]*([.G$2]+[.E1566]*([.G$3]+[.G$4]*[.E1566]))" office:value-type="float" office:value="32315.8940783631">
            <text:p>32315.894</text:p>
          </table:table-cell>
          <table:table-cell table:formula="of:=[.F1566]-[.G1566]" office:value-type="float" office:value="-37.8940783631369">
            <text:p>-37.894</text:p>
          </table:table-cell>
          <table:table-cell table:formula="of:=INT([.I$4]*[.E1566]*([.J$3]/[.J$4])+[.I$3])" office:value-type="float" office:value="194695175">
            <text:p>194695175</text:p>
          </table:table-cell>
          <table:table-cell table:formula="of:=INT([.I1566]*[.E1566]*([.J$2]/[.J$3]))+[.I$2]" office:value-type="float" office:value="1770469">
            <text:p>1770469</text:p>
          </table:table-cell>
          <table:table-cell table:formula="of:=[.J1566]*[.E1566]*(1/[.J$2])+[.I$1]" office:value-type="float" office:value="32315.386428833">
            <text:p>32315</text:p>
          </table:table-cell>
          <table:table-cell table:formula="of:=[.F1566]-[.K1566]" office:value-type="float" office:value="-37.3864288330078">
            <text:p>-37</text:p>
          </table:table-cell>
        </table:table-row>
        <table:table-row table:style-name="ro1">
          <table:table-cell office:value-type="string">
            <text:p><text:s text:c="2"/>1562</text:p>
          </table:table-cell>
          <table:table-cell office:value-type="string">
            <text:p><text:s text:c="3"/>4939</text:p>
          </table:table-cell>
          <table:table-cell office:value-type="string">
            <text:p><text:s text:c="2"/>32341</text:p>
          </table:table-cell>
          <table:table-cell office:value-type="string">
            <text:p><text:s text:c="6"/>5</text:p>
          </table:table-cell>
          <table:table-cell table:formula="of:=[.B1567]/1" office:value-type="float" office:value="4939">
            <text:p>4939</text:p>
          </table:table-cell>
          <table:table-cell table:formula="of:=[.C1567]/1" office:value-type="float" office:value="32341">
            <text:p>32341</text:p>
          </table:table-cell>
          <table:table-cell table:formula="of:=[.G$1]+[.E1567]*([.G$2]+[.E1567]*([.G$3]+[.G$4]*[.E1567]))" office:value-type="float" office:value="32372.9146176438">
            <text:p>32372.915</text:p>
          </table:table-cell>
          <table:table-cell table:formula="of:=[.F1567]-[.G1567]" office:value-type="float" office:value="-31.9146176438044">
            <text:p>-31.915</text:p>
          </table:table-cell>
          <table:table-cell table:formula="of:=INT([.I$4]*[.E1567]*([.J$3]/[.J$4])+[.I$3])" office:value-type="float" office:value="194709008">
            <text:p>194709008</text:p>
          </table:table-cell>
          <table:table-cell table:formula="of:=INT([.I1567]*[.E1567]*([.J$2]/[.J$3]))+[.I$2]" office:value-type="float" office:value="1775446">
            <text:p>1775446</text:p>
          </table:table-cell>
          <table:table-cell table:formula="of:=[.J1567]*[.E1567]*(1/[.J$2])+[.I$1]" office:value-type="float" office:value="32372.4024391174">
            <text:p>32372</text:p>
          </table:table-cell>
          <table:table-cell table:formula="of:=[.F1567]-[.K1567]" office:value-type="float" office:value="-31.4024391174316">
            <text:p>-31</text:p>
          </table:table-cell>
        </table:table-row>
        <table:table-row table:style-name="ro1">
          <table:table-cell office:value-type="string">
            <text:p><text:s text:c="2"/>1563</text:p>
          </table:table-cell>
          <table:table-cell office:value-type="string">
            <text:p><text:s text:c="3"/>4943</text:p>
          </table:table-cell>
          <table:table-cell office:value-type="string">
            <text:p><text:s text:c="2"/>32381</text:p>
          </table:table-cell>
          <table:table-cell office:value-type="string">
            <text:p><text:s text:c="6"/>6</text:p>
          </table:table-cell>
          <table:table-cell table:formula="of:=[.B1568]/1" office:value-type="float" office:value="4943">
            <text:p>4943</text:p>
          </table:table-cell>
          <table:table-cell table:formula="of:=[.C1568]/1" office:value-type="float" office:value="32381">
            <text:p>32381</text:p>
          </table:table-cell>
          <table:table-cell table:formula="of:=[.G$1]+[.E1568]*([.G$2]+[.E1568]*([.G$3]+[.G$4]*[.E1568]))" office:value-type="float" office:value="32449.0398989372">
            <text:p>32449.040</text:p>
          </table:table-cell>
          <table:table-cell table:formula="of:=[.F1568]-[.G1568]" office:value-type="float" office:value="-68.0398989371715">
            <text:p>-68.040</text:p>
          </table:table-cell>
          <table:table-cell table:formula="of:=INT([.I$4]*[.E1568]*([.J$3]/[.J$4])+[.I$3])" office:value-type="float" office:value="194727452">
            <text:p>194727452</text:p>
          </table:table-cell>
          <table:table-cell table:formula="of:=INT([.I1568]*[.E1568]*([.J$2]/[.J$3]))+[.I$2]" office:value-type="float" office:value="1782084">
            <text:p>1782084</text:p>
          </table:table-cell>
          <table:table-cell table:formula="of:=[.J1568]*[.E1568]*(1/[.J$2])+[.I$1]" office:value-type="float" office:value="32448.5312423706">
            <text:p>32449</text:p>
          </table:table-cell>
          <table:table-cell table:formula="of:=[.F1568]-[.K1568]" office:value-type="float" office:value="-67.5312423706055">
            <text:p>-68</text:p>
          </table:table-cell>
        </table:table-row>
        <table:table-row table:style-name="ro1">
          <table:table-cell office:value-type="string">
            <text:p><text:s text:c="2"/>1564</text:p>
          </table:table-cell>
          <table:table-cell office:value-type="string">
            <text:p><text:s text:c="3"/>4946</text:p>
          </table:table-cell>
          <table:table-cell office:value-type="string">
            <text:p><text:s text:c="2"/>32422</text:p>
          </table:table-cell>
          <table:table-cell office:value-type="string">
            <text:p><text:s text:c="6"/>7</text:p>
          </table:table-cell>
          <table:table-cell table:formula="of:=[.B1569]/1" office:value-type="float" office:value="4946">
            <text:p>4946</text:p>
          </table:table-cell>
          <table:table-cell table:formula="of:=[.C1569]/1" office:value-type="float" office:value="32422">
            <text:p>32422</text:p>
          </table:table-cell>
          <table:table-cell table:formula="of:=[.G$1]+[.E1569]*([.G$2]+[.E1569]*([.G$3]+[.G$4]*[.E1569]))" office:value-type="float" office:value="32506.2072956876">
            <text:p>32506.207</text:p>
          </table:table-cell>
          <table:table-cell table:formula="of:=[.F1569]-[.G1569]" office:value-type="float" office:value="-84.2072956875672">
            <text:p>-84.207</text:p>
          </table:table-cell>
          <table:table-cell table:formula="of:=INT([.I$4]*[.E1569]*([.J$3]/[.J$4])+[.I$3])" office:value-type="float" office:value="194741286">
            <text:p>194741286</text:p>
          </table:table-cell>
          <table:table-cell table:formula="of:=INT([.I1569]*[.E1569]*([.J$2]/[.J$3]))+[.I$2]" office:value-type="float" office:value="1787063">
            <text:p>1787063</text:p>
          </table:table-cell>
          <table:table-cell table:formula="of:=[.J1569]*[.E1569]*(1/[.J$2])+[.I$1]" office:value-type="float" office:value="32505.6990318298">
            <text:p>32506</text:p>
          </table:table-cell>
          <table:table-cell table:formula="of:=[.F1569]-[.K1569]" office:value-type="float" office:value="-83.699031829834">
            <text:p>-84</text:p>
          </table:table-cell>
        </table:table-row>
        <table:table-row table:style-name="ro1">
          <table:table-cell office:value-type="string">
            <text:p><text:s text:c="2"/>1565</text:p>
          </table:table-cell>
          <table:table-cell office:value-type="string">
            <text:p><text:s text:c="3"/>4950</text:p>
          </table:table-cell>
          <table:table-cell office:value-type="string">
            <text:p><text:s text:c="2"/>32469</text:p>
          </table:table-cell>
          <table:table-cell office:value-type="string">
            <text:p><text:s text:c="6"/>9</text:p>
          </table:table-cell>
          <table:table-cell table:formula="of:=[.B1570]/1" office:value-type="float" office:value="4950">
            <text:p>4950</text:p>
          </table:table-cell>
          <table:table-cell table:formula="of:=[.C1570]/1" office:value-type="float" office:value="32469">
            <text:p>32469</text:p>
          </table:table-cell>
          <table:table-cell table:formula="of:=[.G$1]+[.E1570]*([.G$2]+[.E1570]*([.G$3]+[.G$4]*[.E1570]))" office:value-type="float" office:value="32582.5284263954">
            <text:p>32582.528</text:p>
          </table:table-cell>
          <table:table-cell table:formula="of:=[.F1570]-[.G1570]" office:value-type="float" office:value="-113.528426395387">
            <text:p>-113.528</text:p>
          </table:table-cell>
          <table:table-cell table:formula="of:=INT([.I$4]*[.E1570]*([.J$3]/[.J$4])+[.I$3])" office:value-type="float" office:value="194759730">
            <text:p>194759730</text:p>
          </table:table-cell>
          <table:table-cell table:formula="of:=INT([.I1570]*[.E1570]*([.J$2]/[.J$3]))+[.I$2]" office:value-type="float" office:value="1793703">
            <text:p>1793703</text:p>
          </table:table-cell>
          <table:table-cell table:formula="of:=[.J1570]*[.E1570]*(1/[.J$2])+[.I$1]" office:value-type="float" office:value="32582.0239753723">
            <text:p>32582</text:p>
          </table:table-cell>
          <table:table-cell table:formula="of:=[.F1570]-[.K1570]" office:value-type="float" office:value="-113.023975372314">
            <text:p>-113</text:p>
          </table:table-cell>
        </table:table-row>
        <table:table-row table:style-name="ro1">
          <table:table-cell office:value-type="string">
            <text:p><text:s text:c="2"/>1566</text:p>
          </table:table-cell>
          <table:table-cell office:value-type="string">
            <text:p><text:s text:c="3"/>4953</text:p>
          </table:table-cell>
          <table:table-cell office:value-type="string">
            <text:p><text:s text:c="2"/>32564</text:p>
          </table:table-cell>
          <table:table-cell office:value-type="string">
            <text:p><text:s text:c="5"/>10</text:p>
          </table:table-cell>
          <table:table-cell table:formula="of:=[.B1571]/1" office:value-type="float" office:value="4953">
            <text:p>4953</text:p>
          </table:table-cell>
          <table:table-cell table:formula="of:=[.C1571]/1" office:value-type="float" office:value="32564">
            <text:p>32564</text:p>
          </table:table-cell>
          <table:table-cell table:formula="of:=[.G$1]+[.E1571]*([.G$2]+[.E1571]*([.G$3]+[.G$4]*[.E1571]))" office:value-type="float" office:value="32639.8427397977">
            <text:p>32639.843</text:p>
          </table:table-cell>
          <table:table-cell table:formula="of:=[.F1571]-[.G1571]" office:value-type="float" office:value="-75.8427397977321">
            <text:p>-75.843</text:p>
          </table:table-cell>
          <table:table-cell table:formula="of:=INT([.I$4]*[.E1571]*([.J$3]/[.J$4])+[.I$3])" office:value-type="float" office:value="194773563">
            <text:p>194773563</text:p>
          </table:table-cell>
          <table:table-cell table:formula="of:=INT([.I1571]*[.E1571]*([.J$2]/[.J$3]))+[.I$2]" office:value-type="float" office:value="1798683">
            <text:p>1798683</text:p>
          </table:table-cell>
          <table:table-cell table:formula="of:=[.J1571]*[.E1571]*(1/[.J$2])+[.I$1]" office:value-type="float" office:value="32639.3341732025">
            <text:p>32639</text:p>
          </table:table-cell>
          <table:table-cell table:formula="of:=[.F1571]-[.K1571]" office:value-type="float" office:value="-75.3341732025146">
            <text:p>-75</text:p>
          </table:table-cell>
        </table:table-row>
        <table:table-row table:style-name="ro1">
          <table:table-cell office:value-type="string">
            <text:p><text:s text:c="2"/>1567</text:p>
          </table:table-cell>
          <table:table-cell office:value-type="string">
            <text:p><text:s text:c="3"/>4957</text:p>
          </table:table-cell>
          <table:table-cell office:value-type="string">
            <text:p><text:s text:c="2"/>32637</text:p>
          </table:table-cell>
          <table:table-cell office:value-type="string">
            <text:p><text:s text:c="6"/>8</text:p>
          </table:table-cell>
          <table:table-cell table:formula="of:=[.B1572]/1" office:value-type="float" office:value="4957">
            <text:p>4957</text:p>
          </table:table-cell>
          <table:table-cell table:formula="of:=[.C1572]/1" office:value-type="float" office:value="32637">
            <text:p>32637</text:p>
          </table:table-cell>
          <table:table-cell table:formula="of:=[.G$1]+[.E1572]*([.G$2]+[.E1572]*([.G$3]+[.G$4]*[.E1572]))" office:value-type="float" office:value="32716.3597988296">
            <text:p>32716.360</text:p>
          </table:table-cell>
          <table:table-cell table:formula="of:=[.F1572]-[.G1572]" office:value-type="float" office:value="-79.359798829606">
            <text:p>-79.360</text:p>
          </table:table-cell>
          <table:table-cell table:formula="of:=INT([.I$4]*[.E1572]*([.J$3]/[.J$4])+[.I$3])" office:value-type="float" office:value="194792007">
            <text:p>194792007</text:p>
          </table:table-cell>
          <table:table-cell table:formula="of:=INT([.I1572]*[.E1572]*([.J$2]/[.J$3]))+[.I$2]" office:value-type="float" office:value="1805325">
            <text:p>1805325</text:p>
          </table:table-cell>
          <table:table-cell table:formula="of:=[.J1572]*[.E1572]*(1/[.J$2])+[.I$1]" office:value-type="float" office:value="32715.8553333282">
            <text:p>32716</text:p>
          </table:table-cell>
          <table:table-cell table:formula="of:=[.F1572]-[.K1572]" office:value-type="float" office:value="-78.8553333282471">
            <text:p>-79</text:p>
          </table:table-cell>
        </table:table-row>
        <table:table-row table:style-name="ro1">
          <table:table-cell office:value-type="string">
            <text:p><text:s text:c="2"/>1568</text:p>
          </table:table-cell>
          <table:table-cell office:value-type="string">
            <text:p><text:s text:c="3"/>4960</text:p>
          </table:table-cell>
          <table:table-cell office:value-type="string">
            <text:p><text:s text:c="2"/>32691</text:p>
          </table:table-cell>
          <table:table-cell office:value-type="string">
            <text:p><text:s text:c="6"/>9</text:p>
          </table:table-cell>
          <table:table-cell table:formula="of:=[.B1573]/1" office:value-type="float" office:value="4960">
            <text:p>4960</text:p>
          </table:table-cell>
          <table:table-cell table:formula="of:=[.C1573]/1" office:value-type="float" office:value="32691">
            <text:p>32691</text:p>
          </table:table-cell>
          <table:table-cell table:formula="of:=[.G$1]+[.E1573]*([.G$2]+[.E1573]*([.G$3]+[.G$4]*[.E1573]))" office:value-type="float" office:value="32773.8210880661">
            <text:p>32773.821</text:p>
          </table:table-cell>
          <table:table-cell table:formula="of:=[.F1573]-[.G1573]" office:value-type="float" office:value="-82.8210880660845">
            <text:p>-82.821</text:p>
          </table:table-cell>
          <table:table-cell table:formula="of:=INT([.I$4]*[.E1573]*([.J$3]/[.J$4])+[.I$3])" office:value-type="float" office:value="194805841">
            <text:p>194805841</text:p>
          </table:table-cell>
          <table:table-cell table:formula="of:=INT([.I1573]*[.E1573]*([.J$2]/[.J$3]))+[.I$2]" office:value-type="float" office:value="1810307">
            <text:p>1810307</text:p>
          </table:table-cell>
          <table:table-cell table:formula="of:=[.J1573]*[.E1573]*(1/[.J$2])+[.I$1]" office:value-type="float" office:value="32773.3174438477">
            <text:p>32773</text:p>
          </table:table-cell>
          <table:table-cell table:formula="of:=[.F1573]-[.K1573]" office:value-type="float" office:value="-82.3174438476562">
            <text:p>-82</text:p>
          </table:table-cell>
        </table:table-row>
        <table:table-row table:style-name="ro1">
          <table:table-cell office:value-type="string">
            <text:p><text:s text:c="2"/>1569</text:p>
          </table:table-cell>
          <table:table-cell office:value-type="string">
            <text:p><text:s text:c="3"/>4964</text:p>
          </table:table-cell>
          <table:table-cell office:value-type="string">
            <text:p><text:s text:c="2"/>32761</text:p>
          </table:table-cell>
          <table:table-cell office:value-type="string">
            <text:p><text:s text:c="5"/>10</text:p>
          </table:table-cell>
          <table:table-cell table:formula="of:=[.B1574]/1" office:value-type="float" office:value="4964">
            <text:p>4964</text:p>
          </table:table-cell>
          <table:table-cell table:formula="of:=[.C1574]/1" office:value-type="float" office:value="32761">
            <text:p>32761</text:p>
          </table:table-cell>
          <table:table-cell table:formula="of:=[.G$1]+[.E1574]*([.G$2]+[.E1574]*([.G$3]+[.G$4]*[.E1574]))" office:value-type="float" office:value="32850.5341543316">
            <text:p>32850.534</text:p>
          </table:table-cell>
          <table:table-cell table:formula="of:=[.F1574]-[.G1574]" office:value-type="float" office:value="-89.5341543316244">
            <text:p>-89.534</text:p>
          </table:table-cell>
          <table:table-cell table:formula="of:=INT([.I$4]*[.E1574]*([.J$3]/[.J$4])+[.I$3])" office:value-type="float" office:value="194824285">
            <text:p>194824285</text:p>
          </table:table-cell>
          <table:table-cell table:formula="of:=INT([.I1574]*[.E1574]*([.J$2]/[.J$3]))+[.I$2]" office:value-type="float" office:value="1816950">
            <text:p>1816950</text:p>
          </table:table-cell>
          <table:table-cell table:formula="of:=[.J1574]*[.E1574]*(1/[.J$2])+[.I$1]" office:value-type="float" office:value="32850.0254364014">
            <text:p>32850</text:p>
          </table:table-cell>
          <table:table-cell table:formula="of:=[.F1574]-[.K1574]" office:value-type="float" office:value="-89.0254364013672">
            <text:p>-89</text:p>
          </table:table-cell>
        </table:table-row>
        <table:table-row table:style-name="ro1">
          <table:table-cell office:value-type="string">
            <text:p><text:s text:c="2"/>1570</text:p>
          </table:table-cell>
          <table:table-cell office:value-type="string">
            <text:p><text:s text:c="3"/>4967</text:p>
          </table:table-cell>
          <table:table-cell office:value-type="string">
            <text:p><text:s text:c="2"/>32820</text:p>
          </table:table-cell>
          <table:table-cell office:value-type="string">
            <text:p><text:s text:c="5"/>10</text:p>
          </table:table-cell>
          <table:table-cell table:formula="of:=[.B1575]/1" office:value-type="float" office:value="4967">
            <text:p>4967</text:p>
          </table:table-cell>
          <table:table-cell table:formula="of:=[.C1575]/1" office:value-type="float" office:value="32820">
            <text:p>32820</text:p>
          </table:table-cell>
          <table:table-cell table:formula="of:=[.G$1]+[.E1575]*([.G$2]+[.E1575]*([.G$3]+[.G$4]*[.E1575]))" office:value-type="float" office:value="32908.1424785844">
            <text:p>32908.142</text:p>
          </table:table-cell>
          <table:table-cell table:formula="of:=[.F1575]-[.G1575]" office:value-type="float" office:value="-88.1424785844429">
            <text:p>-88.142</text:p>
          </table:table-cell>
          <table:table-cell table:formula="of:=INT([.I$4]*[.E1575]*([.J$3]/[.J$4])+[.I$3])" office:value-type="float" office:value="194838118">
            <text:p>194838118</text:p>
          </table:table-cell>
          <table:table-cell table:formula="of:=INT([.I1575]*[.E1575]*([.J$2]/[.J$3]))+[.I$2]" office:value-type="float" office:value="1821933">
            <text:p>1821933</text:p>
          </table:table-cell>
          <table:table-cell table:formula="of:=[.J1575]*[.E1575]*(1/[.J$2])+[.I$1]" office:value-type="float" office:value="32907.6300563812">
            <text:p>32908</text:p>
          </table:table-cell>
          <table:table-cell table:formula="of:=[.F1575]-[.K1575]" office:value-type="float" office:value="-87.6300563812256">
            <text:p>-88</text:p>
          </table:table-cell>
        </table:table-row>
        <table:table-row table:style-name="ro1">
          <table:table-cell office:value-type="string">
            <text:p><text:s text:c="2"/>1571</text:p>
          </table:table-cell>
          <table:table-cell office:value-type="string">
            <text:p><text:s text:c="3"/>4971</text:p>
          </table:table-cell>
          <table:table-cell office:value-type="string">
            <text:p><text:s text:c="2"/>32879</text:p>
          </table:table-cell>
          <table:table-cell office:value-type="string">
            <text:p><text:s text:c="6"/>9</text:p>
          </table:table-cell>
          <table:table-cell table:formula="of:=[.B1576]/1" office:value-type="float" office:value="4971">
            <text:p>4971</text:p>
          </table:table-cell>
          <table:table-cell table:formula="of:=[.C1576]/1" office:value-type="float" office:value="32879">
            <text:p>32879</text:p>
          </table:table-cell>
          <table:table-cell table:formula="of:=[.G$1]+[.E1576]*([.G$2]+[.E1576]*([.G$3]+[.G$4]*[.E1576]))" office:value-type="float" office:value="32985.0516309932">
            <text:p>32985.052</text:p>
          </table:table-cell>
          <table:table-cell table:formula="of:=[.F1576]-[.G1576]" office:value-type="float" office:value="-106.051630993221">
            <text:p>-106.052</text:p>
          </table:table-cell>
          <table:table-cell table:formula="of:=INT([.I$4]*[.E1576]*([.J$3]/[.J$4])+[.I$3])" office:value-type="float" office:value="194856562">
            <text:p>194856562</text:p>
          </table:table-cell>
          <table:table-cell table:formula="of:=INT([.I1576]*[.E1576]*([.J$2]/[.J$3]))+[.I$2]" office:value-type="float" office:value="1828579">
            <text:p>1828579</text:p>
          </table:table-cell>
          <table:table-cell table:formula="of:=[.J1576]*[.E1576]*(1/[.J$2])+[.I$1]" office:value-type="float" office:value="32984.5438861847">
            <text:p>32985</text:p>
          </table:table-cell>
          <table:table-cell table:formula="of:=[.F1576]-[.K1576]" office:value-type="float" office:value="-105.543886184692">
            <text:p>-106</text:p>
          </table:table-cell>
        </table:table-row>
        <table:table-row table:style-name="ro1">
          <table:table-cell office:value-type="string">
            <text:p><text:s text:c="2"/>1572</text:p>
          </table:table-cell>
          <table:table-cell office:value-type="string">
            <text:p><text:s text:c="3"/>4975</text:p>
          </table:table-cell>
          <table:table-cell office:value-type="string">
            <text:p><text:s text:c="2"/>32923</text:p>
          </table:table-cell>
          <table:table-cell office:value-type="string">
            <text:p><text:s text:c="5"/>12</text:p>
          </table:table-cell>
          <table:table-cell table:formula="of:=[.B1577]/1" office:value-type="float" office:value="4975">
            <text:p>4975</text:p>
          </table:table-cell>
          <table:table-cell table:formula="of:=[.C1577]/1" office:value-type="float" office:value="32923">
            <text:p>32923</text:p>
          </table:table-cell>
          <table:table-cell table:formula="of:=[.G$1]+[.E1577]*([.G$2]+[.E1577]*([.G$3]+[.G$4]*[.E1577]))" office:value-type="float" office:value="33062.0728680555">
            <text:p>33062.073</text:p>
          </table:table-cell>
          <table:table-cell table:formula="of:=[.F1577]-[.G1577]" office:value-type="float" office:value="-139.072868055518">
            <text:p>-139.073</text:p>
          </table:table-cell>
          <table:table-cell table:formula="of:=INT([.I$4]*[.E1577]*([.J$3]/[.J$4])+[.I$3])" office:value-type="float" office:value="194875006">
            <text:p>194875006</text:p>
          </table:table-cell>
          <table:table-cell table:formula="of:=INT([.I1577]*[.E1577]*([.J$2]/[.J$3]))+[.I$2]" office:value-type="float" office:value="1835226">
            <text:p>1835226</text:p>
          </table:table-cell>
          <table:table-cell table:formula="of:=[.J1577]*[.E1577]*(1/[.J$2])+[.I$1]" office:value-type="float" office:value="33061.5686149597">
            <text:p>33062</text:p>
          </table:table-cell>
          <table:table-cell table:formula="of:=[.F1577]-[.K1577]" office:value-type="float" office:value="-138.568614959717">
            <text:p>-139</text:p>
          </table:table-cell>
        </table:table-row>
        <table:table-row table:style-name="ro1">
          <table:table-cell office:value-type="string">
            <text:p><text:s text:c="2"/>1573</text:p>
          </table:table-cell>
          <table:table-cell office:value-type="string">
            <text:p><text:s text:c="3"/>4978</text:p>
          </table:table-cell>
          <table:table-cell office:value-type="string">
            <text:p><text:s text:c="2"/>33009</text:p>
          </table:table-cell>
          <table:table-cell office:value-type="string">
            <text:p><text:s text:c="5"/>13</text:p>
          </table:table-cell>
          <table:table-cell table:formula="of:=[.B1578]/1" office:value-type="float" office:value="4978">
            <text:p>4978</text:p>
          </table:table-cell>
          <table:table-cell table:formula="of:=[.C1578]/1" office:value-type="float" office:value="33009">
            <text:p>33009</text:p>
          </table:table-cell>
          <table:table-cell table:formula="of:=[.G$1]+[.E1578]*([.G$2]+[.E1578]*([.G$3]+[.G$4]*[.E1578]))" office:value-type="float" office:value="33119.9123669062">
            <text:p>33119.912</text:p>
          </table:table-cell>
          <table:table-cell table:formula="of:=[.F1578]-[.G1578]" office:value-type="float" office:value="-110.912366906225">
            <text:p>-110.912</text:p>
          </table:table-cell>
          <table:table-cell table:formula="of:=INT([.I$4]*[.E1578]*([.J$3]/[.J$4])+[.I$3])" office:value-type="float" office:value="194888840">
            <text:p>194888840</text:p>
          </table:table-cell>
          <table:table-cell table:formula="of:=INT([.I1578]*[.E1578]*([.J$2]/[.J$3]))+[.I$2]" office:value-type="float" office:value="1840211">
            <text:p>1840211</text:p>
          </table:table-cell>
          <table:table-cell table:formula="of:=[.J1578]*[.E1578]*(1/[.J$2])+[.I$1]" office:value-type="float" office:value="33119.401348114">
            <text:p>33119</text:p>
          </table:table-cell>
          <table:table-cell table:formula="of:=[.F1578]-[.K1578]" office:value-type="float" office:value="-110.401348114014">
            <text:p>-110</text:p>
          </table:table-cell>
        </table:table-row>
        <table:table-row table:style-name="ro1">
          <table:table-cell office:value-type="string">
            <text:p><text:s text:c="2"/>1574</text:p>
          </table:table-cell>
          <table:table-cell office:value-type="string">
            <text:p><text:s text:c="3"/>4981</text:p>
          </table:table-cell>
          <table:table-cell office:value-type="string">
            <text:p><text:s text:c="2"/>33065</text:p>
          </table:table-cell>
          <table:table-cell office:value-type="string">
            <text:p><text:s text:c="5"/>19</text:p>
          </table:table-cell>
          <table:table-cell table:formula="of:=[.B1579]/1" office:value-type="float" office:value="4981">
            <text:p>4981</text:p>
          </table:table-cell>
          <table:table-cell table:formula="of:=[.C1579]/1" office:value-type="float" office:value="33065">
            <text:p>33065</text:p>
          </table:table-cell>
          <table:table-cell table:formula="of:=[.G$1]+[.E1579]*([.G$2]+[.E1579]*([.G$3]+[.G$4]*[.E1579]))" office:value-type="float" office:value="33177.8149387383">
            <text:p>33177.815</text:p>
          </table:table-cell>
          <table:table-cell table:formula="of:=[.F1579]-[.G1579]" office:value-type="float" office:value="-112.814938738331">
            <text:p>-112.815</text:p>
          </table:table-cell>
          <table:table-cell table:formula="of:=INT([.I$4]*[.E1579]*([.J$3]/[.J$4])+[.I$3])" office:value-type="float" office:value="194902673">
            <text:p>194902673</text:p>
          </table:table-cell>
          <table:table-cell table:formula="of:=INT([.I1579]*[.E1579]*([.J$2]/[.J$3]))+[.I$2]" office:value-type="float" office:value="1845198">
            <text:p>1845198</text:p>
          </table:table-cell>
          <table:table-cell table:formula="of:=[.J1579]*[.E1579]*(1/[.J$2])+[.I$1]" office:value-type="float" office:value="33177.310131073">
            <text:p>33177</text:p>
          </table:table-cell>
          <table:table-cell table:formula="of:=[.F1579]-[.K1579]" office:value-type="float" office:value="-112.310131072998">
            <text:p>-112</text:p>
          </table:table-cell>
        </table:table-row>
        <table:table-row table:style-name="ro1">
          <table:table-cell office:value-type="string">
            <text:p><text:s text:c="2"/>1575</text:p>
          </table:table-cell>
          <table:table-cell office:value-type="string">
            <text:p><text:s text:c="3"/>4985</text:p>
          </table:table-cell>
          <table:table-cell office:value-type="string">
            <text:p><text:s text:c="2"/>33136</text:p>
          </table:table-cell>
          <table:table-cell office:value-type="string">
            <text:p><text:s text:c="5"/>24</text:p>
          </table:table-cell>
          <table:table-cell table:formula="of:=[.B1580]/1" office:value-type="float" office:value="4985">
            <text:p>4985</text:p>
          </table:table-cell>
          <table:table-cell table:formula="of:=[.C1580]/1" office:value-type="float" office:value="33136">
            <text:p>33136</text:p>
          </table:table-cell>
          <table:table-cell table:formula="of:=[.G$1]+[.E1580]*([.G$2]+[.E1580]*([.G$3]+[.G$4]*[.E1580]))" office:value-type="float" office:value="33255.1165001624">
            <text:p>33255.117</text:p>
          </table:table-cell>
          <table:table-cell table:formula="of:=[.F1580]-[.G1580]" office:value-type="float" office:value="-119.116500162425">
            <text:p>-119.117</text:p>
          </table:table-cell>
          <table:table-cell table:formula="of:=INT([.I$4]*[.E1580]*([.J$3]/[.J$4])+[.I$3])" office:value-type="float" office:value="194921117">
            <text:p>194921117</text:p>
          </table:table-cell>
          <table:table-cell table:formula="of:=INT([.I1580]*[.E1580]*([.J$2]/[.J$3]))+[.I$2]" office:value-type="float" office:value="1851847">
            <text:p>1851847</text:p>
          </table:table-cell>
          <table:table-cell table:formula="of:=[.J1580]*[.E1580]*(1/[.J$2])+[.I$1]" office:value-type="float" office:value="33254.6074504852">
            <text:p>33255</text:p>
          </table:table-cell>
          <table:table-cell table:formula="of:=[.F1580]-[.K1580]" office:value-type="float" office:value="-118.60745048523">
            <text:p>-119</text:p>
          </table:table-cell>
        </table:table-row>
        <table:table-row table:style-name="ro1">
          <table:table-cell office:value-type="string">
            <text:p><text:s text:c="2"/>1576</text:p>
          </table:table-cell>
          <table:table-cell office:value-type="string">
            <text:p><text:s text:c="3"/>4988</text:p>
          </table:table-cell>
          <table:table-cell office:value-type="string">
            <text:p><text:s text:c="2"/>33181</text:p>
          </table:table-cell>
          <table:table-cell office:value-type="string">
            <text:p><text:s text:c="5"/>29</text:p>
          </table:table-cell>
          <table:table-cell table:formula="of:=[.B1581]/1" office:value-type="float" office:value="4988">
            <text:p>4988</text:p>
          </table:table-cell>
          <table:table-cell table:formula="of:=[.C1581]/1" office:value-type="float" office:value="33181">
            <text:p>33181</text:p>
          </table:table-cell>
          <table:table-cell table:formula="of:=[.G$1]+[.E1581]*([.G$2]+[.E1581]*([.G$3]+[.G$4]*[.E1581]))" office:value-type="float" office:value="33313.1662845575">
            <text:p>33313.166</text:p>
          </table:table-cell>
          <table:table-cell table:formula="of:=[.F1581]-[.G1581]" office:value-type="float" office:value="-132.166284557461">
            <text:p>-132.166</text:p>
          </table:table-cell>
          <table:table-cell table:formula="of:=INT([.I$4]*[.E1581]*([.J$3]/[.J$4])+[.I$3])" office:value-type="float" office:value="194934950">
            <text:p>194934950</text:p>
          </table:table-cell>
          <table:table-cell table:formula="of:=INT([.I1581]*[.E1581]*([.J$2]/[.J$3]))+[.I$2]" office:value-type="float" office:value="1856835">
            <text:p>1856835</text:p>
          </table:table-cell>
          <table:table-cell table:formula="of:=[.J1581]*[.E1581]*(1/[.J$2])+[.I$1]" office:value-type="float" office:value="33312.6589126587">
            <text:p>33313</text:p>
          </table:table-cell>
          <table:table-cell table:formula="of:=[.F1581]-[.K1581]" office:value-type="float" office:value="-131.658912658691">
            <text:p>-132</text:p>
          </table:table-cell>
        </table:table-row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MAX([.H6:.H1581])" office:value-type="float" office:value="183.89550785163">
            <text:p>183.896</text:p>
          </table:table-cell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MIN([.H6:.H1581])" office:value-type="float" office:value="-139.072868055518">
            <text:p>-139.073</text:p>
          </table:table-cell>
          <table:table-cell table:style-name="Default"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scientific-number number:decimal-places="7" number:min-integer-digits="1" number:min-exponent-digits="3"/>
    </number:number-style>
    <number:number-style style:name="N119">
      <number:number number:decimal-places="4" number:min-integer-digits="1"/>
    </number:number-style>
    <number:number-style style:name="N120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8">01/08/2012</text:date>, <text:time>15:2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onald Haselwood</meta:initial-creator>
    <meta:creation-date>2011-11-06T13:28:14</meta:creation-date>
    <dc:date>2012-01-08T15:28:59</dc:date>
    <dc:creator>Donald Haselwood</dc:creator>
    <meta:editing-duration>PT08H24M49S</meta:editing-duration>
    <meta:editing-cycles>3</meta:editing-cycles>
    <meta:generator>OpenOffice.org/3.1$Linux OpenOffice.org_project/310m21$Build-9319</meta:generator>
    <meta:document-statistic meta:table-count="3" meta:cell-count="18936" meta:object-count="0"/>
  </office:meta>
</office:document-meta>
</file>